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76cm"/>
    </style:style>
    <style:style style:name="co2" style:family="table-column">
      <style:table-column-properties fo:break-before="auto" style:column-width="0.988cm"/>
    </style:style>
    <style:style style:name="co3" style:family="table-column">
      <style:table-column-properties fo:break-before="auto" style:column-width="1.042cm"/>
    </style:style>
    <style:style style:name="co4" style:family="table-column">
      <style:table-column-properties fo:break-before="auto" style:column-width="4.057cm"/>
    </style:style>
    <style:style style:name="co5" style:family="table-column">
      <style:table-column-properties fo:break-before="auto" style:column-width="15.577cm"/>
    </style:style>
    <style:style style:name="co6" style:family="table-column">
      <style:table-column-properties fo:break-before="auto" style:column-width="2.205cm"/>
    </style:style>
    <style:style style:name="co7" style:family="table-column">
      <style:table-column-properties fo:break-before="auto" style:column-width="20.398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605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4.791cm" fo:break-before="auto" style:use-optimal-row-height="true"/>
    </style:style>
    <style:style style:name="ro10" style:family="table-row">
      <style:table-row-properties style:row-height="3.21cm" fo:break-before="auto" style:use-optimal-row-height="true"/>
    </style:style>
    <style:style style:name="ro11" style:family="table-row">
      <style:table-row-properties style:row-height="4.396cm" fo:break-before="auto" style:use-optimal-row-height="true"/>
    </style:style>
    <style:style style:name="ro12" style:family="table-row">
      <style:table-row-properties style:row-height="4.001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6.765cm" fo:break-before="auto" style:use-optimal-row-height="true"/>
    </style:style>
    <style:style style:name="ro15" style:family="table-row">
      <style:table-row-properties style:row-height="5.976cm" fo:break-before="auto" style:use-optimal-row-height="true"/>
    </style:style>
    <style:style style:name="ro16" style:family="table-row">
      <style:table-row-properties style:row-height="5.581cm" fo:break-before="auto" style:use-optimal-row-height="true"/>
    </style:style>
    <style:style style:name="ro17" style:family="table-row">
      <style:table-row-properties style:row-height="7.16cm" fo:break-before="auto" style:use-optimal-row-height="true"/>
    </style:style>
    <style:style style:name="ro18" style:family="table-row">
      <style:table-row-properties style:row-height="30.854cm" fo:break-before="auto" style:use-optimal-row-height="true"/>
    </style:style>
    <style:style style:name="ro19" style:family="table-row">
      <style:table-row-properties style:row-height="9.529cm" fo:break-before="auto" style:use-optimal-row-height="true"/>
    </style:style>
    <style:style style:name="ro20" style:family="table-row">
      <style:table-row-properties style:row-height="16.242cm" fo:break-before="auto" style:use-optimal-row-height="true"/>
    </style:style>
    <style:style style:name="ro21" style:family="table-row">
      <style:table-row-properties style:row-height="7.555cm" fo:break-before="auto" style:use-optimal-row-height="true"/>
    </style:style>
    <style:style style:name="ro22" style:family="table-row">
      <style:table-row-properties style:row-height="20.191cm" fo:break-before="auto" style:use-optimal-row-height="true"/>
    </style:style>
    <style:style style:name="ro23" style:family="table-row">
      <style:table-row-properties style:row-height="16.637cm" fo:break-before="auto" style:use-optimal-row-height="true"/>
    </style:style>
    <style:style style:name="ro24" style:family="table-row">
      <style:table-row-properties style:row-height="8.74cm" fo:break-before="auto" style:use-optimal-row-height="true"/>
    </style:style>
    <style:style style:name="ro25" style:family="table-row">
      <style:table-row-properties style:row-height="17.032cm" fo:break-before="auto" style:use-optimal-row-height="true"/>
    </style:style>
    <style:style style:name="ro26" style:family="table-row">
      <style:table-row-properties style:row-height="13.083cm" fo:break-before="auto" style:use-optimal-row-height="true"/>
    </style:style>
    <style:style style:name="ro27" style:family="table-row">
      <style:table-row-properties style:row-height="8.345cm" fo:break-before="auto" style:use-optimal-row-height="true"/>
    </style:style>
    <style:style style:name="ro28" style:family="table-row">
      <style:table-row-properties style:row-height="14.268cm" fo:break-before="auto" style:use-optimal-row-height="true"/>
    </style:style>
    <style:style style:name="ro29" style:family="table-row">
      <style:table-row-properties style:row-height="10.714cm" fo:break-before="auto" style:use-optimal-row-height="true"/>
    </style:style>
    <style:style style:name="ro30" style:family="table-row">
      <style:table-row-properties style:row-height="12.689cm" fo:break-before="auto" style:use-optimal-row-height="true"/>
    </style:style>
    <style:style style:name="ro31" style:family="table-row">
      <style:table-row-properties style:row-height="9.135cm" fo:break-before="auto" style:use-optimal-row-height="true"/>
    </style:style>
    <style:style style:name="ro32" style:family="table-row">
      <style:table-row-properties style:row-height="13.478cm" fo:break-before="auto" style:use-optimal-row-height="true"/>
    </style:style>
    <style:style style:name="ro33" style:family="table-row">
      <style:table-row-properties style:row-height="10.319cm" fo:break-before="auto" style:use-optimal-row-height="true"/>
    </style:style>
    <style:style style:name="ro34" style:family="table-row">
      <style:table-row-properties style:row-height="15.058cm" fo:break-before="auto" style:use-optimal-row-height="true"/>
    </style:style>
    <style:style style:name="ro35" style:family="table-row">
      <style:table-row-properties style:row-height="6.369cm" fo:break-before="auto" style:use-optimal-row-height="true"/>
    </style:style>
    <style:style style:name="ro36" style:family="table-row">
      <style:table-row-properties style:row-height="9.924cm" fo:break-before="auto" style:use-optimal-row-height="true"/>
    </style:style>
    <style:style style:name="ro37" style:family="table-row">
      <style:table-row-properties style:row-height="13.873cm" fo:break-before="auto" style:use-optimal-row-height="true"/>
    </style:style>
    <style:style style:name="ro38" style:family="table-row">
      <style:table-row-properties style:row-height="50.23cm" fo:break-before="auto" style:use-optimal-row-height="true"/>
    </style:style>
    <style:style style:name="ro39" style:family="table-row">
      <style:table-row-properties style:row-height="14.663cm" fo:break-before="auto" style:use-optimal-row-height="true"/>
    </style:style>
    <style:style style:name="ro40" style:family="table-row">
      <style:table-row-properties style:row-height="18.613cm" fo:break-before="auto" style:use-optimal-row-height="true"/>
    </style:style>
    <style:style style:name="ro41" style:family="table-row">
      <style:table-row-properties style:row-height="15.453cm" fo:break-before="auto" style:use-optimal-row-height="true"/>
    </style:style>
    <style:style style:name="ro42" style:family="table-row">
      <style:table-row-properties style:row-height="28.09cm" fo:break-before="auto" style:use-optimal-row-height="true"/>
    </style:style>
    <style:style style:name="ro43" style:family="table-row">
      <style:table-row-properties style:row-height="28.485cm" fo:break-before="auto" style:use-optimal-row-height="true"/>
    </style:style>
    <style:style style:name="ro44" style:family="table-row">
      <style:table-row-properties style:row-height="11.504cm" fo:break-before="auto" style:use-optimal-row-height="true"/>
    </style:style>
    <style:style style:name="ro45" style:family="table-row">
      <style:table-row-properties style:row-height="7.95cm" fo:break-before="auto" style:use-optimal-row-height="true"/>
    </style:style>
    <style:style style:name="ro46" style:family="table-row">
      <style:table-row-properties style:row-height="11.899cm" fo:break-before="auto" style:use-optimal-row-height="true"/>
    </style:style>
    <style:style style:name="ro47" style:family="table-row">
      <style:table-row-properties style:row-height="15.84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crap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ce1"/>
        <table:table-column table:style-name="co6" table:default-cell-style-name="Default"/>
        <table:table-column table:style-name="co7" table:default-cell-style-name="ce1"/>
        <table:table-column table:style-name="co8" table:default-cell-style-name="Default"/>
        <table:table-row table:style-name="ro1">
          <table:table-cell office:value-type="string" calcext:value-type="string">
            <text:p>source</text:p>
          </table:table-cell>
          <table:table-cell office:value-type="string" calcext:value-type="string">
            <text:p>year</text:p>
          </table:table-cell>
          <table:table-cell office:value-type="string" calcext:value-type="string">
            <text:p>label</text:p>
          </table:table-cell>
          <table:table-cell office:value-type="string" calcext:value-type="string">
            <text:p>author</text:p>
          </table:table-cell>
          <table:table-cell office:value-type="string" calcext:value-type="string">
            <text:p>statement</text:p>
          </table:table-cell>
          <table:table-cell office:value-type="string" calcext:value-type="string">
            <text:p>url</text:p>
          </table:table-cell>
          <table:table-cell office:value-type="string" calcext:value-type="string">
            <text:p>raw</text:p>
          </table:table-cell>
          <table:table-cell/>
        </table:table-row>
        <table:table-row table:style-name="ro2">
          <table:table-cell office:value-type="string" calcext:value-type="string">
            <text:p>2020 ISL</text:p>
          </table:table-cell>
          <table:table-cell office:value-type="float" office:value="2020" calcext:value-type="float">
            <text:p>2020</text:p>
          </table:table-cell>
          <table:table-cell office:value-type="string" calcext:value-type="string">
            <text:p>A1</text:p>
          </table:table-cell>
          <table:table-cell/>
          <table:table-cell office:value-type="string" calcext:value-type="string">
            <text:p>\textit{Version 1}. Let $n$ be a positive integer, and set $N=2^{n}$. Determine the smallest real number $a_{n}$ such that, for all real $x$,</text:p>
            <text:p>\[</text:p>
            <text:p>\sqrt[N]{\frac{x^{2 N}+1}{2}} \leqslant a_{n}(x-1)^{2}+x .</text:p>
            <text:p>\]\textit{Version 2}. For every positive integer $N$, determine the smallest real number $b_{N}$ such that, for all real $x$,</text:p>
            <text:p>\[</text:p>
            <text:p>\sqrt[N]{\frac{x^{2 N}+1}{2}} \leqslant b_{N}(x-1)^{2}+x .</text:p>
            <text:p>\]</text:p>
          </table:table-cell>
          <table:table-cell office:value-type="string" calcext:value-type="string">
            <text:p>https://artofproblemsolving.com/community/c2409205_2020_isl</text:p>
          </table:table-cell>
          <table:table-cell office:value-type="string" calcext:value-type="string">
            <text:p>\textit{Version 1}. Let $n$ be a positive integer, and set $N=2^{n}$. Determine the smallest real number $a_{n}$ such that, for all real $x$,</text:p>
            <text:p>\[</text:p>
            <text:p>\sqrt[N]{\frac{x^{2 N}+1}{2}} \leqslant a_{n}(x-1)^{2}+x .</text:p>
            <text:p>\]\textit{Version 2}. For every positive integer $N$, determine the smallest real number $b_{N}$ such that, for all real $x$,</text:p>
            <text:p>\[</text:p>
            <text:p>\sqrt[N]{\frac{x^{2 N}+1}{2}} \leqslant b_{N}(x-1)^{2}+x .</text:p>
            <text:p>\]</text:p>
          </table:table-cell>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A2</text:p>
          </table:table-cell>
          <table:table-cell/>
          <table:table-cell office:value-type="string" calcext:value-type="string">
            <text:p>Let $\mathcal{A}$ denote the set of all polynomials in three variables $x, y, z$ with integer coefficients. Let $\mathcal{B}$ denote the subset of $\mathcal{A}$ formed by all polynomials which can be expressed as</text:p>
            <text:p>\begin{align*}</text:p>
            <text:p>(x + y + z)P(x, y, z) + (xy + yz + zx)Q(x, y, z) + xyzR(x, y, z)</text:p>
            <text:p>\end{align*}with $P, Q, R \in \mathcal{A}$.  Find the smallest non-negative integer $n$ such that $x^i y^j z^k \in \mathcal{B}$ for all non-negative integers $i, j, k$ satisfying $i + j + k \geq n$.</text:p>
          </table:table-cell>
          <table:table-cell office:value-type="string" calcext:value-type="string">
            <text:p>https://artofproblemsolving.com/community/c2409205_2020_isl</text:p>
          </table:table-cell>
          <table:table-cell office:value-type="string" calcext:value-type="string">
            <text:p>Let $\mathcal{A}$ denote the set of all polynomials in three variables $x, y, z$ with integer coefficients. Let $\mathcal{B}$ denote the subset of $\mathcal{A}$ formed by all polynomials which can be expressed as</text:p>
            <text:p>\begin{align*}</text:p>
            <text:p>(x + y + z)P(x, y, z) + (xy + yz + zx)Q(x, y, z) + xyzR(x, y, z)</text:p>
            <text:p>\end{align*}with $P, Q, R \in \mathcal{A}$.  Find the smallest non-negative integer $n$ such that $x^i y^j z^k \in \mathcal{B}$ for all non-negative integers $i, j, k$ satisfying $i + j + k \geq n$.</text:p>
          </table:table-cell>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A3</text:p>
          </table:table-cell>
          <table:table-cell office:value-type="string" calcext:value-type="string">
            <text:p>Israel</text:p>
          </table:table-cell>
          <table:table-cell office:value-type="string" calcext:value-type="string">
            <text:p>Suppose that $a,b,c,d$ are positive real numbers satisfying $(a+c)(b+d)=ac+bd$. Find the smallest possible value of</text:p>
            <text:p>$$\frac{a}{b}+\frac{b}{c}+\frac{c}{d}+\frac{d}{a}.$$</text:p>
          </table:table-cell>
          <table:table-cell office:value-type="string" calcext:value-type="string">
            <text:p>https://artofproblemsolving.com/community/c2409205_2020_isl</text:p>
          </table:table-cell>
          <table:table-cell office:value-type="string" calcext:value-type="string">
            <text:p>Suppose that $a,b,c,d$ are positive real numbers satisfying $(a+c)(b+d)=ac+bd$. Find the smallest possible value of</text:p>
            <text:p>$$\frac{a}{b}+\frac{b}{c}+\frac{c}{d}+\frac{d}{a}.$$\textit{Israel}</text:p>
          </table:table-cell>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A4</text:p>
          </table:table-cell>
          <table:table-cell office:value-type="string" calcext:value-type="string">
            <text:p>Stijn Cambie, Belgium</text:p>
          </table:table-cell>
          <table:table-cell office:value-type="string" calcext:value-type="string">
            <text:p>The real numbers $a, b, c, d$ are such that $a\geq b\geq c\geq d&gt;0$ and $a+b+c+d=1$. Prove that</text:p>
            <text:p>\[(a+2b+3c+4d)a^ab^bc^cd^d&lt;1\]</text:p>
          </table:table-cell>
          <table:table-cell office:value-type="string" calcext:value-type="string">
            <text:p>https://artofproblemsolving.com/community/c2409205_2020_isl</text:p>
          </table:table-cell>
          <table:table-cell office:value-type="string" calcext:value-type="string">
            <text:p>The real numbers $a, b, c, d$ are such that $a\geq b\geq c\geq d&gt;0$ and $a+b+c+d=1$. Prove that</text:p>
            <text:p>\[(a+2b+3c+4d)a^ab^bc^cd^d&lt;1\]\textit{Proposed by Stijn Cambie, Belgium}</text:p>
          </table:table-cell>
          <table:table-cell/>
        </table:table-row>
        <table:table-row table:style-name="ro5">
          <table:table-cell office:value-type="string" calcext:value-type="string">
            <text:p>2020 ISL</text:p>
          </table:table-cell>
          <table:table-cell office:value-type="float" office:value="2020" calcext:value-type="float">
            <text:p>2020</text:p>
          </table:table-cell>
          <table:table-cell office:value-type="string" calcext:value-type="string">
            <text:p>A5</text:p>
          </table:table-cell>
          <table:table-cell/>
          <table:table-cell office:value-type="string" calcext:value-type="string">
            <text:p>A magician intends to perform the following trick. She announces a positive integer $n$, along with $2n$ real numbers $x_1 &lt; \dots &lt; x_{2n}$, to the audience. A member of the audience then secretly chooses a polynomial $P(x)$ of degree $n$ with real coefficients, computes the $2n$ values $P(x_1), \dots , P(x_{2n})$, and writes down these $2n$ values on the blackboard in non-decreasing order. After that the magician announces the secret polynomial to the audience. Can the magician find a strategy to perform such a trick?</text:p>
          </table:table-cell>
          <table:table-cell office:value-type="string" calcext:value-type="string">
            <text:p>https://artofproblemsolving.com/community/c2409205_2020_isl</text:p>
          </table:table-cell>
          <table:table-cell office:value-type="string" calcext:value-type="string">
            <text:p>A magician intends to perform the following trick. She announces a positive integer $n$, along with $2n$ real numbers $x_1 &lt; \dots &lt; x_{2n}$, to the audience. A member of the audience then secretly chooses a polynomial $P(x)$ of degree $n$ with real coefficients, computes the $2n$ values $P(x_1), \dots , P(x_{2n})$, and writes down these $2n$ values on the blackboard in non-decreasing order. After that the magician announces the secret polynomial to the audience. Can the magician find a strategy to perform such a trick?</text:p>
          </table:table-cell>
          <table:table-cell/>
        </table:table-row>
        <table:table-row table:style-name="ro6">
          <table:table-cell office:value-type="string" calcext:value-type="string">
            <text:p>2020 ISL</text:p>
          </table:table-cell>
          <table:table-cell office:value-type="float" office:value="2020" calcext:value-type="float">
            <text:p>2020</text:p>
          </table:table-cell>
          <table:table-cell office:value-type="string" calcext:value-type="string">
            <text:p>A6</text:p>
          </table:table-cell>
          <table:table-cell/>
          <table:table-cell office:value-type="string" calcext:value-type="string">
            <text:p>Find all functions $f : \mathbb{Z}\rightarrow \mathbb{Z}$ satisfying</text:p>
            <text:p>\[f^{a^{2} + b^{2}}(a+b) = af(a) +bf(b)\]for all integers $a$ and $b$</text:p>
          </table:table-cell>
          <table:table-cell office:value-type="string" calcext:value-type="string">
            <text:p>https://artofproblemsolving.com/community/c2409205_2020_isl</text:p>
          </table:table-cell>
          <table:table-cell office:value-type="string" calcext:value-type="string">
            <text:p>Find all functions $f : \mathbb{Z}\rightarrow \mathbb{Z}$ satisfying</text:p>
            <text:p>\[f^{a^{2} + b^{2}}(a+b) = af(a) +bf(b)\]for all integers $a$ and $b$</text:p>
          </table:table-cell>
          <table:table-cell/>
        </table:table-row>
        <table:table-row table:style-name="ro6">
          <table:table-cell office:value-type="string" calcext:value-type="string">
            <text:p>2020 ISL</text:p>
          </table:table-cell>
          <table:table-cell office:value-type="float" office:value="2020" calcext:value-type="float">
            <text:p>2020</text:p>
          </table:table-cell>
          <table:table-cell office:value-type="string" calcext:value-type="string">
            <text:p>A7</text:p>
          </table:table-cell>
          <table:table-cell/>
          <table:table-cell office:value-type="string" calcext:value-type="string">
            <text:p>Let $n$ and $k$ be positive integers. Prove that for $a_1, \dots, a_n \in [1,2^k]$ one has</text:p>
            <text:p>\[ \sum_{i = 1}^n \frac{a_i}{\sqrt{a_1^2 + \dots + a_i^2}} \le 4 \sqrt{kn}. \]</text:p>
          </table:table-cell>
          <table:table-cell office:value-type="string" calcext:value-type="string">
            <text:p>https://artofproblemsolving.com/community/c2409205_2020_isl</text:p>
          </table:table-cell>
          <table:table-cell office:value-type="string" calcext:value-type="string">
            <text:p>Let $n$ and $k$ be positive integers. Prove that for $a_1, \dots, a_n \in [1,2^k]$ one has</text:p>
            <text:p>\[ \sum_{i = 1}^n \frac{a_i}{\sqrt{a_1^2 + \dots + a_i^2}} \le 4 \sqrt{kn}. \]</text:p>
          </table:table-cell>
          <table:table-cell/>
        </table:table-row>
        <table:table-row table:style-name="ro7">
          <table:table-cell office:value-type="string" calcext:value-type="string">
            <text:p>2020 ISL</text:p>
          </table:table-cell>
          <table:table-cell office:value-type="float" office:value="2020" calcext:value-type="float">
            <text:p>2020</text:p>
          </table:table-cell>
          <table:table-cell office:value-type="string" calcext:value-type="string">
            <text:p>A8</text:p>
          </table:table-cell>
          <table:table-cell office:value-type="string" calcext:value-type="string">
            <text:p>Ukraine</text:p>
          </table:table-cell>
          <table:table-cell office:value-type="string" calcext:value-type="string">
            <text:p>Let $R+$ be the set of positive real numbers. Determine all functions $f:R+$ $\rightarrow$ $R+$ such that for all positive real numbers $x$ and $y$</text:p>
            <text:p>$f(x+f(xy))+y=f(x)f(y)+1$</text:p>
          </table:table-cell>
          <table:table-cell office:value-type="string" calcext:value-type="string">
            <text:p>https://artofproblemsolving.com/community/c2409205_2020_isl</text:p>
          </table:table-cell>
          <table:table-cell office:value-type="string" calcext:value-type="string">
            <text:p>Let $R+$ be the set of positive real numbers. Determine all functions $f:R+$ $\rightarrow$ $R+$ such that for all positive real numbers $x$ and $y$</text:p>
            <text:p>$f(x+f(xy))+y=f(x)f(y)+1$</text:p>
            <text:p/>
            <text:p>$(Ukraine)$</text:p>
          </table:table-cell>
          <table:table-cell/>
        </table:table-row>
        <table:table-row table:style-name="ro7">
          <table:table-cell office:value-type="string" calcext:value-type="string">
            <text:p>2020 ISL</text:p>
          </table:table-cell>
          <table:table-cell office:value-type="float" office:value="2020" calcext:value-type="float">
            <text:p>2020</text:p>
          </table:table-cell>
          <table:table-cell office:value-type="string" calcext:value-type="string">
            <text:p>C1</text:p>
          </table:table-cell>
          <table:table-cell office:value-type="string" calcext:value-type="string">
            <text:p>United Kingdom</text:p>
          </table:table-cell>
          <table:table-cell office:value-type="string" calcext:value-type="string">
            <text:p>Let $n$ be a positive integer. Find the number of permutations $a_1$, $a_2$, $\dots a_n$ of the</text:p>
            <text:p>sequence $1$, $2$, $\dots$ , $n$ satisfying</text:p>
            <text:p>$$a_1 \le 2a_2\le 3a_3 \le \dots \le na_n$$.</text:p>
          </table:table-cell>
          <table:table-cell office:value-type="string" calcext:value-type="string">
            <text:p>https://artofproblemsolving.com/community/c2409205_2020_isl</text:p>
          </table:table-cell>
          <table:table-cell office:value-type="string" calcext:value-type="string">
            <text:p>Let $n$ be a positive integer. Find the number of permutations $a_1$, $a_2$, $\dots a_n$ of the</text:p>
            <text:p>sequence $1$, $2$, $\dots$ , $n$ satisfying</text:p>
            <text:p>$$a_1 \le 2a_2\le 3a_3 \le \dots \le na_n$$.</text:p>
            <text:p/>
            <text:p>Proposed by United Kingdom</text:p>
          </table:table-cell>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C2</text:p>
          </table:table-cell>
          <table:table-cell/>
          <table:table-cell office:value-type="string" calcext:value-type="string">
            <text:p>In a regular 100-gon, 41 vertices are colored black and the remaining 59 vertices are colored white. Prove that there exist 24 convex quadrilaterals $Q_{1}, \ldots, Q_{24}$ whose corners are vertices of the 100-gon, so that</text:p>
            <text:p>\begin{itemize}</text:p>
            <text:p>\item the quadrilaterals $Q_{1}, \ldots, Q_{24}$ are pairwise disjoint, and</text:p>
            <text:p>\item every quadrilateral $Q_{i}$ has three corners of one color and one corner of the other color.</text:p>
            <text:p>\end{itemize}</text:p>
          </table:table-cell>
          <table:table-cell office:value-type="string" calcext:value-type="string">
            <text:p>https://artofproblemsolving.com/community/c2409205_2020_isl</text:p>
          </table:table-cell>
          <table:table-cell office:value-type="string" calcext:value-type="string">
            <text:p>In a regular 100-gon, 41 vertices are colored black and the remaining 59 vertices are colored white. Prove that there exist 24 convex quadrilaterals $Q_{1}, \ldots, Q_{24}$ whose corners are vertices of the 100-gon, so that</text:p>
            <text:p>\begin{itemize}</text:p>
            <text:p>\item the quadrilaterals $Q_{1}, \ldots, Q_{24}$ are pairwise disjoint, and</text:p>
            <text:p>\item every quadrilateral $Q_{i}$ has three corners of one color and one corner of the other color.</text:p>
            <text:p>\end{itemize}</text:p>
          </table:table-cell>
          <table:table-cell/>
        </table:table-row>
        <table:table-row table:style-name="ro2">
          <table:table-cell office:value-type="string" calcext:value-type="string">
            <text:p>2020 ISL</text:p>
          </table:table-cell>
          <table:table-cell office:value-type="float" office:value="2020" calcext:value-type="float">
            <text:p>2020</text:p>
          </table:table-cell>
          <table:table-cell office:value-type="string" calcext:value-type="string">
            <text:p>C3</text:p>
          </table:table-cell>
          <table:table-cell office:value-type="string" calcext:value-type="string">
            <text:p>Tejaswi Navilarekallu, India</text:p>
          </table:table-cell>
          <table:table-cell office:value-type="string" calcext:value-type="string">
            <text:p>There is an integer $n &gt; 1$. There are $n^2$ stations on a slope of a mountain, all at different altitudes. Each of two cable car companies, $A$ and $B$, operates $k$ cable cars; each cable car provides a transfer from one of the stations to a higher one (with no intermediate stops). The $k$ cable cars of $A$ have $k$ different starting points and $k$ different finishing points, and a cable car which starts higher also finishes higher. The same conditions hold for $B$. We say that two stations are linked by a company if one can start from the lower station and reach the higher one by using one or more cars of that company (no other movements between stations are allowed). Determine the smallest positive integer $k$ for which one can guarantee that there are two stations that are linked by both companies.</text:p>
          </table:table-cell>
          <table:table-cell office:value-type="string" calcext:value-type="string">
            <text:p>https://artofproblemsolving.com/community/c2409205_2020_isl</text:p>
          </table:table-cell>
          <table:table-cell office:value-type="string" calcext:value-type="string">
            <text:p>There is an integer $n &gt; 1$. There are $n^2$ stations on a slope of a mountain, all at different altitudes. Each of two cable car companies, $A$ and $B$, operates $k$ cable cars; each cable car provides a transfer from one of the stations to a higher one (with no intermediate stops). The $k$ cable cars of $A$ have $k$ different starting points and $k$ different finishing points, and a cable car which starts higher also finishes higher. The same conditions hold for $B$. We say that two stations are linked by a company if one can start from the lower station and reach the higher one by using one or more cars of that company (no other movements between stations are allowed). Determine the smallest positive integer $k$ for which one can guarantee that there are two stations that are linked by both companies.</text:p>
            <text:p/>
            <text:p>\textit{Proposed by Tejaswi Navilarekallu, India}</text:p>
          </table:table-cell>
          <table:table-cell/>
        </table:table-row>
        <table:table-row table:style-name="ro7">
          <table:table-cell office:value-type="string" calcext:value-type="string">
            <text:p>2020 ISL</text:p>
          </table:table-cell>
          <table:table-cell office:value-type="float" office:value="2020" calcext:value-type="float">
            <text:p>2020</text:p>
          </table:table-cell>
          <table:table-cell office:value-type="string" calcext:value-type="string">
            <text:p>C4</text:p>
          </table:table-cell>
          <table:table-cell office:value-type="string" calcext:value-type="string">
            <text:p>Proposed \; <text:s/>by \; Croatia</text:p>
          </table:table-cell>
          <table:table-cell office:value-type="string" calcext:value-type="string">
            <text:p>The Fibonacci numbers $F_0, F_1, F_2, . . .$ are defined inductively by $F_0=0, F_1=1$, and $F_{n+1}=F_n+F_{n-1}$ for $n \ge 1$. Given an integer $n \ge 2$, determine the smallest size of a set $S$ of integers such that for every $k=2, 3, . . . , n$ there exist some $x, y \in S$ such that $x-y=F_k$.</text:p>
          </table:table-cell>
          <table:table-cell office:value-type="string" calcext:value-type="string">
            <text:p>https://artofproblemsolving.com/community/c2409205_2020_isl</text:p>
          </table:table-cell>
          <table:table-cell office:value-type="string" calcext:value-type="string">
            <text:p>The Fibonacci numbers $F_0, F_1, F_2, . . .$ are defined inductively by $F_0=0, F_1=1$, and $F_{n+1}=F_n+F_{n-1}$ for $n \ge 1$. Given an integer $n \ge 2$, determine the smallest size of a set $S$ of integers such that for every $k=2, 3, . . . , n$ there exist some $x, y \in S$ such that $x-y=F_k$.</text:p>
            <text:p/>
            <text:p>\textit{$Proposed \;  by \; Croatia$}</text:p>
          </table:table-cell>
          <table:table-cell/>
        </table:table-row>
        <table:table-row table:style-name="ro7">
          <table:table-cell office:value-type="string" calcext:value-type="string">
            <text:p>2020 ISL</text:p>
          </table:table-cell>
          <table:table-cell office:value-type="float" office:value="2020" calcext:value-type="float">
            <text:p>2020</text:p>
          </table:table-cell>
          <table:table-cell office:value-type="string" calcext:value-type="string">
            <text:p>C5</text:p>
          </table:table-cell>
          <table:table-cell office:value-type="string" calcext:value-type="string">
            <text:p>Netherlands</text:p>
          </table:table-cell>
          <table:table-cell office:value-type="string" calcext:value-type="string">
            <text:p>Let $p$ be an odd prime, and put $N=\frac{1}{4} (p^3 -p) -1.$ The numbers $1,2, \dots, N$ are painted arbitrarily in two colors, red and blue. For any positive integer $n \leqslant N,$ denote $r(n)$ the fraction of integers $\{ 1,2, \dots, n \}$ that are red.</text:p>
            <text:p>Prove that there exists a positive integer $a \in \{ 1,2, \dots, p-1\}$ such that $r(n) \neq a/p$ for all $n = 1,2, \dots , N.$</text:p>
          </table:table-cell>
          <table:table-cell office:value-type="string" calcext:value-type="string">
            <text:p>https://artofproblemsolving.com/community/c2409205_2020_isl</text:p>
          </table:table-cell>
          <table:table-cell office:value-type="string" calcext:value-type="string">
            <text:p>Let $p$ be an odd prime, and put $N=\frac{1}{4} (p^3 -p) -1.$ The numbers $1,2, \dots, N$ are painted arbitrarily in two colors, red and blue. For any positive integer $n \leqslant N,$ denote $r(n)$ the fraction of integers $\{ 1,2, \dots, n \}$ that are red.</text:p>
            <text:p>Prove that there exists a positive integer $a \in \{ 1,2, \dots, p-1\}$ such that $r(n) \neq a/p$ for all $n = 1,2, \dots , N.$</text:p>
            <text:p/>
            <text:p>\textit{Netherlands}</text:p>
          </table:table-cell>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C6</text:p>
          </table:table-cell>
          <table:table-cell office:value-type="string" calcext:value-type="string">
            <text:p>Milan Haiman, Hungary and Carl Schildkraut, USA</text:p>
          </table:table-cell>
          <table:table-cell office:value-type="string" calcext:value-type="string">
            <text:p>There are $4n$ pebbles of weights $1, 2, 3, \dots, 4n.$ Each pebble is coloured in one of $n$ colours and there are four pebbles of each colour. Show that we can arrange the pebbles into two piles so that the following two conditions are both satisfied:</text:p>
            <text:p>\begin{itemize}</text:p>
            <text:p>\item The total weights of both piles are the same.</text:p>
            <text:p>\item Each pile contains two pebbles of each colour.</text:p>
            <text:p>\end{itemize}</text:p>
          </table:table-cell>
          <table:table-cell office:value-type="string" calcext:value-type="string">
            <text:p>https://artofproblemsolving.com/community/c2409205_2020_isl</text:p>
          </table:table-cell>
          <table:table-cell office:value-type="string" calcext:value-type="string">
            <text:p>There are $4n$ pebbles of weights $1, 2, 3, \dots, 4n.$ Each pebble is coloured in one of $n$ colours and there are four pebbles of each colour. Show that we can arrange the pebbles into two piles so that the following two conditions are both satisfied:</text:p>
            <text:p>\begin{itemize}</text:p>
            <text:p>\item The total weights of both piles are the same.</text:p>
            <text:p>\item Each pile contains two pebbles of each colour.</text:p>
            <text:p>\end{itemize}</text:p>
            <text:p>\textit{Proposed by Milan Haiman, Hungary and Carl Schildkraut, USA}</text:p>
          </table:table-cell>
          <table:table-cell/>
        </table:table-row>
        <table:table-row table:style-name="ro8">
          <table:table-cell office:value-type="string" calcext:value-type="string">
            <text:p>2020 ISL</text:p>
          </table:table-cell>
          <table:table-cell office:value-type="float" office:value="2020" calcext:value-type="float">
            <text:p>2020</text:p>
          </table:table-cell>
          <table:table-cell office:value-type="string" calcext:value-type="string">
            <text:p>C7</text:p>
          </table:table-cell>
          <table:table-cell/>
          <table:table-cell office:value-type="string" calcext:value-type="string">
            <text:p>Consider any rectangular table having finitely many rows and columns, with a real number $a(r, c)$ in the cell in row $r$ and column $c$. A pair $(R, C)$, where $R$ is a set of rows and $C$ a set of columns, is called a \textit{saddle pair} if the following two conditions are satisfied:</text:p>
            <text:p>\begin{itemize}</text:p>
            <text:p>\item $(i)$ For each row $r^{\prime}$, there is $r \in R$ such that $a(r, c) \geqslant a\left(r^{\prime}, c\right)$ for all $c \in C$;</text:p>
            <text:p>\item $(ii)$ For each column $c^{\prime}$, there is $c \in C$ such that $a(r, c) \leqslant a\left(r, c^{\prime}\right)$ for all $r \in R$.</text:p>
            <text:p>\end{itemize}</text:p>
            <text:p>A saddle pair $(R, C)$ is called a \textit{minimal pair} if for each saddle pair $\left(R^{\prime}, C^{\prime}\right)$ with $R^{\prime} \subseteq R$ and $C^{\prime} \subseteq C$, we have $R^{\prime}=R$ and $C^{\prime}=C$. Prove that any two minimal pairs contain the same number of rows.</text:p>
          </table:table-cell>
          <table:table-cell office:value-type="string" calcext:value-type="string">
            <text:p>https://artofproblemsolving.com/community/c2409205_2020_isl</text:p>
          </table:table-cell>
          <table:table-cell office:value-type="string" calcext:value-type="string">
            <text:p>Consider any rectangular table having finitely many rows and columns, with a real number $a(r, c)$ in the cell in row $r$ and column $c$. A pair $(R, C)$, where $R$ is a set of rows and $C$ a set of columns, is called a \textit{saddle pair} if the following two conditions are satisfied:</text:p>
            <text:p>\begin{itemize}</text:p>
            <text:p>\item $(i)$ For each row $r^{\prime}$, there is $r \in R$ such that $a(r, c) \geqslant a\left(r^{\prime}, c\right)$ for all $c \in C$;</text:p>
            <text:p>\item $(ii)$ For each column $c^{\prime}$, there is $c \in C$ such that $a(r, c) \leqslant a\left(r, c^{\prime}\right)$ for all $r \in R$.</text:p>
            <text:p>\end{itemize}</text:p>
            <text:p>A saddle pair $(R, C)$ is called a \textit{minimal pair} if for each saddle pair $\left(R^{\prime}, C^{\prime}\right)$ with $R^{\prime} \subseteq R$ and $C^{\prime} \subseteq C$, we have $R^{\prime}=R$ and $C^{\prime}=C$. Prove that any two minimal pairs contain the same number of rows.</text:p>
          </table:table-cell>
          <table:table-cell/>
        </table:table-row>
        <table:table-row table:style-name="ro9">
          <table:table-cell office:value-type="string" calcext:value-type="string">
            <text:p>2020 ISL</text:p>
          </table:table-cell>
          <table:table-cell office:value-type="float" office:value="2020" calcext:value-type="float">
            <text:p>2020</text:p>
          </table:table-cell>
          <table:table-cell office:value-type="string" calcext:value-type="string">
            <text:p>C8</text:p>
          </table:table-cell>
          <table:table-cell/>
          <table:table-cell office:value-type="string" calcext:value-type="string">
            <text:p>Players $A$ and $B$ play a game on a blackboard that initially contains 2020 copies of the number 1 . In every round, player $A$ erases two numbers $x$ and $y$ from the blackboard, and then player $B$ writes one of the numbers $x+y$ and $|x-y|$ on the blackboard. The game terminates as soon as, at the end of some round, one of the following holds:</text:p>
            <text:p>\begin{itemize}</text:p>
            <text:p>\item $(1)$ one of the numbers on the blackboard is larger than the sum of all other numbers;</text:p>
            <text:p>\item $(2)$ there are only zeros on the blackboard.</text:p>
            <text:p>\end{itemize}</text:p>
            <text:p>Player $B$ must then give as many cookies to player $A$ as there are numbers on the blackboard. Player $A$ wants to get as many cookies as possible, whereas player $B$ wants to give as few as possible. Determine the number of cookies that $A$ receives if both players play optimally.</text:p>
          </table:table-cell>
          <table:table-cell office:value-type="string" calcext:value-type="string">
            <text:p>https://artofproblemsolving.com/community/c2409205_2020_isl</text:p>
          </table:table-cell>
          <table:table-cell office:value-type="string" calcext:value-type="string">
            <text:p>Players $A$ and $B$ play a game on a blackboard that initially contains 2020 copies of the number 1 . In every round, player $A$ erases two numbers $x$ and $y$ from the blackboard, and then player $B$ writes one of the numbers $x+y$ and $|x-y|$ on the blackboard. The game terminates as soon as, at the end of some round, one of the following holds:</text:p>
            <text:p>\begin{itemize}</text:p>
            <text:p>\item $(1)$ one of the numbers on the blackboard is larger than the sum of all other numbers;</text:p>
            <text:p>\item $(2)$ there are only zeros on the blackboard.</text:p>
            <text:p>\end{itemize}</text:p>
            <text:p>Player $B$ must then give as many cookies to player $A$ as there are numbers on the blackboard. Player $A$ wants to get as many cookies as possible, whereas player $B$ wants to give as few as possible. Determine the number of cookies that $A$ receives if both players play optimally.</text:p>
          </table:table-cell>
          <table:table-cell/>
        </table:table-row>
        <table:table-row table:style-name="ro5">
          <table:table-cell office:value-type="string" calcext:value-type="string">
            <text:p>2020 ISL</text:p>
          </table:table-cell>
          <table:table-cell office:value-type="float" office:value="2020" calcext:value-type="float">
            <text:p>2020</text:p>
          </table:table-cell>
          <table:table-cell office:value-type="string" calcext:value-type="string">
            <text:p>G1</text:p>
          </table:table-cell>
          <table:table-cell/>
          <table:table-cell office:value-type="string" calcext:value-type="string">
            <text:p>Let $ABC$ be an isosceles triangle with $BC=CA$, and let $D$ be a point inside side $AB$ such that $AD&lt; DB$. Let $P$ and $Q$ be two points inside sides $BC$ and $CA$, respectively, such that $\angle DPB = \angle DQA = 90^{\circ}$. Let the perpendicular bisector of $PQ$ meet line segment $CQ$ at $E$, and let the circumcircles of triangles $ABC$ and $CPQ$ meet again at point $F$, different from $C$.</text:p>
            <text:p>Suppose that $P$, $E$, $F$ are collinear. Prove that $\angle ACB = 90^{\circ}$.</text:p>
          </table:table-cell>
          <table:table-cell office:value-type="string" calcext:value-type="string">
            <text:p>https://artofproblemsolving.com/community/c2409205_2020_isl</text:p>
          </table:table-cell>
          <table:table-cell office:value-type="string" calcext:value-type="string">
            <text:p>Let $ABC$ be an isosceles triangle with $BC=CA$, and let $D$ be a point inside side $AB$ such that $AD&lt; DB$. Let $P$ and $Q$ be two points inside sides $BC$ and $CA$, respectively, such that $\angle DPB = \angle DQA = 90^{\circ}$. Let the perpendicular bisector of $PQ$ meet line segment $CQ$ at $E$, and let the circumcircles of triangles $ABC$ and $CPQ$ meet again at point $F$, different from $C$.</text:p>
            <text:p>Suppose that $P$, $E$, $F$ are collinear. Prove that $\angle ACB = 90^{\circ}$.</text:p>
          </table:table-cell>
          <table:table-cell/>
        </table:table-row>
        <table:table-row table:style-name="ro7">
          <table:table-cell office:value-type="string" calcext:value-type="string">
            <text:p>2020 ISL</text:p>
          </table:table-cell>
          <table:table-cell office:value-type="float" office:value="2020" calcext:value-type="float">
            <text:p>2020</text:p>
          </table:table-cell>
          <table:table-cell office:value-type="string" calcext:value-type="string">
            <text:p>G2</text:p>
          </table:table-cell>
          <table:table-cell office:value-type="string" calcext:value-type="string">
            <text:p>Dominik Burek, Poland</text:p>
          </table:table-cell>
          <table:table-cell office:value-type="string" calcext:value-type="string">
            <text:p>Consider the convex quadrilateral $ABCD$. The point $P$ is in the interior of $ABCD$. The following ratio equalities hold:</text:p>
            <text:p>\[\angle PAD:\angle PBA:\angle DPA=1:2:3=\angle CBP:\angle BAP:\angle BPC\]Prove that the following three lines meet in a point: the internal bisectors of angles $\angle ADP$ and $\angle PCB$ and the perpendicular bisector of segment $AB$.</text:p>
          </table:table-cell>
          <table:table-cell office:value-type="string" calcext:value-type="string">
            <text:p>https://artofproblemsolving.com/community/c2409205_2020_isl</text:p>
          </table:table-cell>
          <table:table-cell office:value-type="string" calcext:value-type="string">
            <text:p>Consider the convex quadrilateral $ABCD$. The point $P$ is in the interior of $ABCD$. The following ratio equalities hold:</text:p>
            <text:p>\[\angle PAD:\angle PBA:\angle DPA=1:2:3=\angle CBP:\angle BAP:\angle BPC\]Prove that the following three lines meet in a point: the internal bisectors of angles $\angle ADP$ and $\angle PCB$ and the perpendicular bisector of segment $AB$.</text:p>
            <text:p/>
            <text:p>\textit{Proposed by Dominik Burek, Poland}</text:p>
          </table:table-cell>
          <table:table-cell/>
        </table:table-row>
        <table:table-row table:style-name="ro7">
          <table:table-cell office:value-type="string" calcext:value-type="string">
            <text:p>2020 ISL</text:p>
          </table:table-cell>
          <table:table-cell office:value-type="float" office:value="2020" calcext:value-type="float">
            <text:p>2020</text:p>
          </table:table-cell>
          <table:table-cell office:value-type="string" calcext:value-type="string">
            <text:p>G3</text:p>
          </table:table-cell>
          <table:table-cell office:value-type="string" calcext:value-type="string">
            <text:p>Slovakia</text:p>
          </table:table-cell>
          <table:table-cell office:value-type="string" calcext:value-type="string">
            <text:p>Let $ABCD$ be a convex quadrilateral with $\angle ABC&gt;90$, $CDA&gt;90$ and $\angle DAB=\angle BCD$. Denote by $E$ and $F$ the reflections of $A$ in lines $BC$ and $CD$, respectively. Suppose that the segments $AE$ and $AF$ meet the line $BD$ at $K$ and $L$, respectively. Prove that the circumcircles of triangles $BEK$ and $DFL$ are tangent to each other.</text:p>
          </table:table-cell>
          <table:table-cell office:value-type="string" calcext:value-type="string">
            <text:p>https://artofproblemsolving.com/community/c2409205_2020_isl</text:p>
          </table:table-cell>
          <table:table-cell office:value-type="string" calcext:value-type="string">
            <text:p>Let $ABCD$ be a convex quadrilateral with $\angle ABC&gt;90$, $CDA&gt;90$ and $\angle DAB=\angle BCD$. Denote by $E$ and $F$ the reflections of $A$ in lines $BC$ and $CD$, respectively. Suppose that the segments $AE$ and $AF$ meet the line $BD$ at $K$ and $L$, respectively. Prove that the circumcircles of triangles $BEK$ and $DFL$ are tangent to each other.</text:p>
            <text:p/>
            <text:p>$\emph{Slovakia}$</text:p>
          </table:table-cell>
          <table:table-cell/>
        </table:table-row>
        <table:table-row table:style-name="ro7">
          <table:table-cell office:value-type="string" calcext:value-type="string">
            <text:p>2020 ISL</text:p>
          </table:table-cell>
          <table:table-cell office:value-type="float" office:value="2020" calcext:value-type="float">
            <text:p>2020</text:p>
          </table:table-cell>
          <table:table-cell office:value-type="string" calcext:value-type="string">
            <text:p>G4</text:p>
          </table:table-cell>
          <table:table-cell/>
          <table:table-cell office:value-type="string" calcext:value-type="string">
            <text:p>In the plane, there are $n \geqslant 6$ pairwise disjoint disks $D_{1}, D_{2}, \ldots, D_{n}$ with radii $R_{1} \geqslant R_{2} \geqslant \ldots \geqslant R_{n}$. For every $i=1,2, \ldots, n$, a point $P_{i}$ is chosen in disk $D_{i}$. Let $O$ be an arbitrary point in the plane. Prove that \[O P_{1}+O P_{2}+\ldots+O P_{n} \geqslant R_{6}+R_{7}+\ldots+R_{n}.\](A disk is assumed to contain its boundary.)</text:p>
          </table:table-cell>
          <table:table-cell office:value-type="string" calcext:value-type="string">
            <text:p>https://artofproblemsolving.com/community/c2409205_2020_isl</text:p>
          </table:table-cell>
          <table:table-cell office:value-type="string" calcext:value-type="string">
            <text:p>In the plane, there are $n \geqslant 6$ pairwise disjoint disks $D_{1}, D_{2}, \ldots, D_{n}$ with radii $R_{1} \geqslant R_{2} \geqslant \ldots \geqslant R_{n}$. For every $i=1,2, \ldots, n$, a point $P_{i}$ is chosen in disk $D_{i}$. Let $O$ be an arbitrary point in the plane. Prove that \[O P_{1}+O P_{2}+\ldots+O P_{n} \geqslant R_{6}+R_{7}+\ldots+R_{n}.\](A disk is assumed to contain its boundary.)</text:p>
          </table:table-cell>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G5</text:p>
          </table:table-cell>
          <table:table-cell/>
          <table:table-cell office:value-type="string" calcext:value-type="string">
            <text:p>Let $ABCD$ be a cyclic quadrilateral. Points $K, L, M, N$ are chosen on $AB, BC, CD, DA$ such that $KLMN$ is a rhombus with $KL \parallel AC$ and $LM \parallel BD$. Let $\omega_A, \omega_B, \omega_C, \omega_D$ be the incircles of $\triangle ANK, \triangle BKL, \triangle CLM, \triangle DMN$.</text:p>
            <text:p/>
            <text:p>Prove that the common internal tangents to $\omega_A$, and $\omega_C$ and the common internal tangents to $\omega_B$ and $\omega_D$ are concurrent.</text:p>
          </table:table-cell>
          <table:table-cell office:value-type="string" calcext:value-type="string">
            <text:p>https://artofproblemsolving.com/community/c2409205_2020_isl</text:p>
          </table:table-cell>
          <table:table-cell office:value-type="string" calcext:value-type="string">
            <text:p>Let $ABCD$ be a cyclic quadrilateral. Points $K, L, M, N$ are chosen on $AB, BC, CD, DA$ such that $KLMN$ is a rhombus with $KL \parallel AC$ and $LM \parallel BD$. Let $\omega_A, \omega_B, \omega_C, \omega_D$ be the incircles of $\triangle ANK, \triangle BKL, \triangle CLM, \triangle DMN$.</text:p>
            <text:p/>
            <text:p>Prove that the common internal tangents to $\omega_A$, and $\omega_C$ and the common internal tangents to $\omega_B$ and $\omega_D$ are concurrent.</text:p>
          </table:table-cell>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G6</text:p>
          </table:table-cell>
          <table:table-cell/>
          <table:table-cell office:value-type="string" calcext:value-type="string">
            <text:p>Let $ABC$ be a triangle with $AB &lt; AC$, incenter $I$, and $A$ excenter $I_{A}$. The incircle meets $BC$ at $D$. Define $E = AD\cap BI_{A}$, $F = AD\cap CI_{A}$. Show that the circumcircle of $\triangle AID$ and $\triangle I_{A}EF$ are tangent to each other</text:p>
          </table:table-cell>
          <table:table-cell office:value-type="string" calcext:value-type="string">
            <text:p>https://artofproblemsolving.com/community/c2409205_2020_isl</text:p>
          </table:table-cell>
          <table:table-cell office:value-type="string" calcext:value-type="string">
            <text:p>Let $ABC$ be a triangle with $AB &lt; AC$, incenter $I$, and $A$ excenter $I_{A}$. The incircle meets $BC$ at $D$. Define $E = AD\cap BI_{A}$, $F = AD\cap CI_{A}$. Show that the circumcircle of $\triangle AID$ and $\triangle I_{A}EF$ are tangent to each other</text:p>
          </table:table-cell>
          <table:table-cell/>
        </table:table-row>
        <table:table-row table:style-name="ro5">
          <table:table-cell office:value-type="string" calcext:value-type="string">
            <text:p>2020 ISL</text:p>
          </table:table-cell>
          <table:table-cell office:value-type="float" office:value="2020" calcext:value-type="float">
            <text:p>2020</text:p>
          </table:table-cell>
          <table:table-cell office:value-type="string" calcext:value-type="string">
            <text:p>G7</text:p>
          </table:table-cell>
          <table:table-cell/>
          <table:table-cell office:value-type="string" calcext:value-type="string">
            <text:p>Let $P$ be a point on the circumcircle of acute triangle $ABC$. Let $D,E,F$ be the reflections of $P$ in the $A$-midline, $B$-midline, and $C$-midline. Let $\omega$ be the circumcircle of the triangle formed by the perpendicular bisectors of $AD, BE, CF$.</text:p>
            <text:p/>
            <text:p>Show that the circumcircles of $\triangle ADP, \triangle BEP, \triangle CFP,$ and $\omega$ share a common point.</text:p>
          </table:table-cell>
          <table:table-cell office:value-type="string" calcext:value-type="string">
            <text:p>https://artofproblemsolving.com/community/c2409205_2020_isl</text:p>
          </table:table-cell>
          <table:table-cell office:value-type="string" calcext:value-type="string">
            <text:p>Let $P$ be a point on the circumcircle of acute triangle $ABC$. Let $D,E,F$ be the reflections of $P$ in the $A$-midline, $B$-midline, and $C$-midline. Let $\omega$ be the circumcircle of the triangle formed by the perpendicular bisectors of $AD, BE, CF$.</text:p>
            <text:p/>
            <text:p>Show that the circumcircles of $\triangle ADP, \triangle BEP, \triangle CFP,$ and $\omega$ share a common point.</text:p>
          </table:table-cell>
          <table:table-cell/>
        </table:table-row>
        <table:table-row table:style-name="ro10">
          <table:table-cell office:value-type="string" calcext:value-type="string">
            <text:p>2020 ISL</text:p>
          </table:table-cell>
          <table:table-cell office:value-type="float" office:value="2020" calcext:value-type="float">
            <text:p>2020</text:p>
          </table:table-cell>
          <table:table-cell office:value-type="string" calcext:value-type="string">
            <text:p>G8</text:p>
          </table:table-cell>
          <table:table-cell/>
          <table:table-cell office:value-type="string" calcext:value-type="string">
            <text:p>Let $ABC$ be a triangle with incenter $I$ and circumcircle $\Gamma$. Circles $\omega_{B}$ passing through $B$ and $\omega_{C}$ passing through $C$ are tangent at $I$. Let $\omega_{B}$ meet minor arc $AB$ of $\Gamma$ at $P$ and $AB$ at $M\neq B$, and let $\omega_{C}$ meet minor arc $AC$ of $\Gamma$ at $Q$ and $AC$ at $N\neq C$. Rays $PM$ and $QN$ meet at $X$. Let $Y$ be a point such that $YB$ is tangent to $\omega_{B}$ and $YC$ is tangent to $\omega_{C}$.</text:p>
            <text:p/>
            <text:p>Show that $A,X,Y$ are collinear.</text:p>
          </table:table-cell>
          <table:table-cell office:value-type="string" calcext:value-type="string">
            <text:p>https://artofproblemsolving.com/community/c2409205_2020_isl</text:p>
          </table:table-cell>
          <table:table-cell office:value-type="string" calcext:value-type="string">
            <text:p>Let $ABC$ be a triangle with incenter $I$ and circumcircle $\Gamma$. Circles $\omega_{B}$ passing through $B$ and $\omega_{C}$ passing through $C$ are tangent at $I$. Let $\omega_{B}$ meet minor arc $AB$ of $\Gamma$ at $P$ and $AB$ at $M\neq B$, and let $\omega_{C}$ meet minor arc $AC$ of $\Gamma$ at $Q$ and $AC$ at $N\neq C$. Rays $PM$ and $QN$ meet at $X$. Let $Y$ be a point such that $YB$ is tangent to $\omega_{B}$ and $YC$ is tangent to $\omega_{C}$.</text:p>
            <text:p/>
            <text:p>Show that $A,X,Y$ are collinear.</text:p>
          </table:table-cell>
          <table:table-cell/>
        </table:table-row>
        <table:table-row table:style-name="ro11">
          <table:table-cell office:value-type="string" calcext:value-type="string">
            <text:p>2020 ISL</text:p>
          </table:table-cell>
          <table:table-cell office:value-type="float" office:value="2020" calcext:value-type="float">
            <text:p>2020</text:p>
          </table:table-cell>
          <table:table-cell office:value-type="string" calcext:value-type="string">
            <text:p>G9</text:p>
          </table:table-cell>
          <table:table-cell office:value-type="string" calcext:value-type="string">
            <text:p>Ting-Feng Lin and Hung-Hsun Hans Yu, Taiwan</text:p>
          </table:table-cell>
          <table:table-cell office:value-type="string" calcext:value-type="string">
            <text:p>Prove that there exists a positive constant $c$ such that the following statement is true:</text:p>
            <text:p>Consider an integer $n &gt; 1$, and a set $\mathcal S$ of $n$ points in the plane such that the distance between any two different points in $\mathcal S$ is at least 1. It follows that there is a line $\ell$ separating $\mathcal S$ such that the distance from any point of $\mathcal S$ to $\ell$ is at least $cn^{-1/3}$.</text:p>
            <text:p/>
            <text:p>(A line $\ell$ separates a set of points S if some segment joining two points in $\mathcal S$ crosses $\ell$.)</text:p>
            <text:p/>
            <text:p>\textit{Note. Weaker results with $cn^{-1/3}$ replaced by $cn^{-\alpha}$ may be awarded points depending on the value of the constant $\alpha &gt; 1/3$.}</text:p>
          </table:table-cell>
          <table:table-cell office:value-type="string" calcext:value-type="string">
            <text:p>https://artofproblemsolving.com/community/c2409205_2020_isl</text:p>
          </table:table-cell>
          <table:table-cell office:value-type="string" calcext:value-type="string">
            <text:p>Prove that there exists a positive constant $c$ such that the following statement is true:</text:p>
            <text:p>Consider an integer $n &gt; 1$, and a set $\mathcal S$ of $n$ points in the plane such that the distance between any two different points in $\mathcal S$ is at least 1. It follows that there is a line $\ell$ separating $\mathcal S$ such that the distance from any point of $\mathcal S$ to $\ell$ is at least $cn^{-1/3}$.</text:p>
            <text:p/>
            <text:p>(A line $\ell$ separates a set of points S if some segment joining two points in $\mathcal S$ crosses $\ell$.)</text:p>
            <text:p/>
            <text:p>\textit{Note. Weaker results with $cn^{-1/3}$ replaced by $cn^{-\alpha}$ may be awarded points depending on the value of the constant $\alpha &gt; 1/3$.}</text:p>
            <text:p/>
            <text:p>\textit{Proposed by Ting-Feng Lin and Hung-Hsun Hans Yu, Taiwan}</text:p>
          </table:table-cell>
          <table:table-cell/>
        </table:table-row>
        <table:table-row table:style-name="ro7">
          <table:table-cell office:value-type="string" calcext:value-type="string">
            <text:p>2020 ISL</text:p>
          </table:table-cell>
          <table:table-cell office:value-type="float" office:value="2020" calcext:value-type="float">
            <text:p>2020</text:p>
          </table:table-cell>
          <table:table-cell office:value-type="string" calcext:value-type="string">
            <text:p>N1</text:p>
          </table:table-cell>
          <table:table-cell office:value-type="string" calcext:value-type="string">
            <text:p>South Africa</text:p>
          </table:table-cell>
          <table:table-cell office:value-type="string" calcext:value-type="string">
            <text:p>Given a positive integer $k$ show that there exists a prime $p$ such that one can choose distinct integers $a_1,a_2\cdots, a_{k+3} \in \{1, 2, \cdots ,p-1\}$ <text:s/>such that p divides $a_ia_{i+1}a_{i+2}a_{i+3}-i$ for all $i= 1, 2, \cdots, k$.</text:p>
          </table:table-cell>
          <table:table-cell office:value-type="string" calcext:value-type="string">
            <text:p>https://artofproblemsolving.com/community/c2409205_2020_isl</text:p>
          </table:table-cell>
          <table:table-cell office:value-type="string" calcext:value-type="string">
            <text:p>Given a positive integer $k$ show that there exists a prime $p$ such that one can choose distinct integers $a_1,a_2\cdots, a_{k+3} \in \{1, 2, \cdots ,p-1\}$  such that p divides $a_ia_{i+1}a_{i+2}a_{i+3}-i$ for all $i= 1, 2, \cdots, k$.</text:p>
            <text:p/>
            <text:p/>
            <text:p>\textit{South Africa }</text:p>
          </table:table-cell>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N2</text:p>
          </table:table-cell>
          <table:table-cell/>
          <table:table-cell office:value-type="string" calcext:value-type="string">
            <text:p>For each prime $p$, construct a graph $G_p$ on $\{1,2,\ldots p\}$, where $m\neq n$ are adjacent if and only if $p$ divides $(m^{2} + 1-n)(n^{2} + 1-m)$. Prove that $G_p$ is disconnected for infinitely many $p$</text:p>
          </table:table-cell>
          <table:table-cell office:value-type="string" calcext:value-type="string">
            <text:p>https://artofproblemsolving.com/community/c2409205_2020_isl</text:p>
          </table:table-cell>
          <table:table-cell office:value-type="string" calcext:value-type="string">
            <text:p>For each prime $p$, construct a graph $G_p$ on $\{1,2,\ldots p\}$, where $m\neq n$ are adjacent if and only if $p$ divides $(m^{2} + 1-n)(n^{2} + 1-m)$. Prove that $G_p$ is disconnected for infinitely many $p$</text:p>
          </table:table-cell>
          <table:table-cell/>
        </table:table-row>
        <table:table-row table:style-name="ro7">
          <table:table-cell office:value-type="string" calcext:value-type="string">
            <text:p>2020 ISL</text:p>
          </table:table-cell>
          <table:table-cell office:value-type="float" office:value="2020" calcext:value-type="float">
            <text:p>2020</text:p>
          </table:table-cell>
          <table:table-cell office:value-type="string" calcext:value-type="string">
            <text:p>N3</text:p>
          </table:table-cell>
          <table:table-cell office:value-type="string" calcext:value-type="string">
            <text:p>Oleg Košik, Estonia</text:p>
          </table:table-cell>
          <table:table-cell office:value-type="string" calcext:value-type="string">
            <text:p>A deck of $n &gt; 1$ cards is given. A positive integer is written on each card. The deck has the property that the arithmetic mean of the numbers on each pair of cards is also the geometric mean of the numbers on some collection of one or more cards.</text:p>
            <text:p>For which $n$ does it follow that the numbers on the cards are all equal?</text:p>
          </table:table-cell>
          <table:table-cell office:value-type="string" calcext:value-type="string">
            <text:p>https://artofproblemsolving.com/community/c2409205_2020_isl</text:p>
          </table:table-cell>
          <table:table-cell office:value-type="string" calcext:value-type="string">
            <text:p>A deck of $n &gt; 1$ cards is given. A positive integer is written on each card. The deck has the property that the arithmetic mean of the numbers on each pair of cards is also the geometric mean of the numbers on some collection of one or more cards.</text:p>
            <text:p>For which $n$ does it follow that the numbers on the cards are all equal?</text:p>
            <text:p/>
            <text:p>\textit{Proposed by Oleg Košik, Estonia}</text:p>
          </table:table-cell>
          <table:table-cell/>
        </table:table-row>
        <table:table-row table:style-name="ro12">
          <table:table-cell office:value-type="string" calcext:value-type="string">
            <text:p>2020 ISL</text:p>
          </table:table-cell>
          <table:table-cell office:value-type="float" office:value="2020" calcext:value-type="float">
            <text:p>2020</text:p>
          </table:table-cell>
          <table:table-cell office:value-type="string" calcext:value-type="string">
            <text:p>N4</text:p>
          </table:table-cell>
          <table:table-cell office:value-type="string" calcext:value-type="string">
            <text:p>United Kingdom</text:p>
          </table:table-cell>
          <table:table-cell office:value-type="string" calcext:value-type="string">
            <text:p>For any odd prime $p$ and any integer $n,$ let $d_p (n) \in \{ 0,1, \dots, p-1 \}$ denote the remainder when $n$ is divided by $p.$ We say that $(a_0, a_1, a_2, \dots)$ is a \textit{p-sequence}, if $a_0$ is a positive integer coprime to $p,$ and $a_{n+1} =a_n + d_p (a_n)$ for $n \geqslant 0.$</text:p>
            <text:p>(a) Do there exist infinitely many primes $p$ for which there exist $p$-sequences $(a_0, a_1, a_2, \dots)$ and $(b_0, b_1, b_2, \dots)$ such that $a_n &gt;b_n$ for infinitely many $n,$ and $b_n &gt; a_n$ for infinitely many $n?$</text:p>
            <text:p>(b) Do there exist infinitely many primes $p$ for which there exist $p$-sequences $(a_0, a_1, a_2, \dots)$ and $(b_0, b_1, b_2, \dots)$ such that $a_0 &lt;b_0,$ but $a_n &gt;b_n$ for all $n \geqslant 1?$</text:p>
          </table:table-cell>
          <table:table-cell office:value-type="string" calcext:value-type="string">
            <text:p>https://artofproblemsolving.com/community/c2409205_2020_isl</text:p>
          </table:table-cell>
          <table:table-cell office:value-type="string" calcext:value-type="string">
            <text:p>For any odd prime $p$ and any integer $n,$ let $d_p (n) \in \{ 0,1, \dots, p-1 \}$ denote the remainder when $n$ is divided by $p.$ We say that $(a_0, a_1, a_2, \dots)$ is a \textit{p-sequence}, if $a_0$ is a positive integer coprime to $p,$ and $a_{n+1} =a_n + d_p (a_n)$ for $n \geqslant 0.$</text:p>
            <text:p>(a) Do there exist infinitely many primes $p$ for which there exist $p$-sequences $(a_0, a_1, a_2, \dots)$ and $(b_0, b_1, b_2, \dots)$ such that $a_n &gt;b_n$ for infinitely many $n,$ and $b_n &gt; a_n$ for infinitely many $n?$</text:p>
            <text:p>(b) Do there exist infinitely many primes $p$ for which there exist $p$-sequences $(a_0, a_1, a_2, \dots)$ and $(b_0, b_1, b_2, \dots)$ such that $a_0 &lt;b_0,$ but $a_n &gt;b_n$ for all $n \geqslant 1?$</text:p>
            <text:p/>
            <text:p>\textit{United Kingdom}</text:p>
          </table:table-cell>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N5</text:p>
          </table:table-cell>
          <table:table-cell/>
          <table:table-cell office:value-type="string" calcext:value-type="string">
            <text:p>Determine all functions $f$ defined on the set of all positive integers and taking non-negative integer values, satisfying the three conditions:</text:p>
            <text:p>\begin{itemize}</text:p>
            <text:p>\item $(i)$ $f(n) \neq 0$ for at least one $n$;</text:p>
            <text:p>\item $(ii)$ $f(x y)=f(x)+f(y)$ for every positive integers $x$ and $y$;</text:p>
            <text:p>\item $(iii)$ there are infinitely many positive integers $n$ such that $f(k)=f(n-k)$ for all $k&lt;n$.</text:p>
            <text:p>\end{itemize}</text:p>
          </table:table-cell>
          <table:table-cell office:value-type="string" calcext:value-type="string">
            <text:p>https://artofproblemsolving.com/community/c2409205_2020_isl</text:p>
          </table:table-cell>
          <table:table-cell office:value-type="string" calcext:value-type="string">
            <text:p>Determine all functions $f$ defined on the set of all positive integers and taking non-negative integer values, satisfying the three conditions:</text:p>
            <text:p>\begin{itemize}</text:p>
            <text:p>\item $(i)$ $f(n) \neq 0$ for at least one $n$;</text:p>
            <text:p>\item $(ii)$ $f(x y)=f(x)+f(y)$ for every positive integers $x$ and $y$;</text:p>
            <text:p>\item $(iii)$ there are infinitely many positive integers $n$ such that $f(k)=f(n-k)$ for all $k&lt;n$.</text:p>
            <text:p>\end{itemize}</text:p>
          </table:table-cell>
          <table:table-cell/>
        </table:table-row>
        <table:table-row table:style-name="ro5">
          <table:table-cell office:value-type="string" calcext:value-type="string">
            <text:p>2020 ISL</text:p>
          </table:table-cell>
          <table:table-cell office:value-type="float" office:value="2020" calcext:value-type="float">
            <text:p>2020</text:p>
          </table:table-cell>
          <table:table-cell office:value-type="string" calcext:value-type="string">
            <text:p>N6</text:p>
          </table:table-cell>
          <table:table-cell office:value-type="string" calcext:value-type="string">
            <text:p>Cyprus</text:p>
          </table:table-cell>
          <table:table-cell office:value-type="string" calcext:value-type="string">
            <text:p>For a positive integer $n$, let $d(n)$ be the number of positive divisors of $n$, and let $\varphi(n)$ be the number of positive integers not exceeding $n$ which are coprime to $n$. Does there exist a constant $C$ such that</text:p>
            <text:p/>
            <text:p>$$ \frac {\varphi ( d(n))}{d(\varphi(n))}\le C$$for all $n\ge 1$</text:p>
          </table:table-cell>
          <table:table-cell office:value-type="string" calcext:value-type="string">
            <text:p>https://artofproblemsolving.com/community/c2409205_2020_isl</text:p>
          </table:table-cell>
          <table:table-cell office:value-type="string" calcext:value-type="string">
            <text:p>For a positive integer $n$, let $d(n)$ be the number of positive divisors of $n$, and let $\varphi(n)$ be the number of positive integers not exceeding $n$ which are coprime to $n$. Does there exist a constant $C$ such that</text:p>
            <text:p/>
            <text:p>$$ \frac {\varphi ( d(n))}{d(\varphi(n))}\le C$$for all $n\ge 1$</text:p>
            <text:p/>
            <text:p>\textit{Cyprus}</text:p>
          </table:table-cell>
          <table:table-cell/>
        </table:table-row>
        <table:table-row table:style-name="ro13">
          <table:table-cell office:value-type="string" calcext:value-type="string">
            <text:p>2020 ISL</text:p>
          </table:table-cell>
          <table:table-cell office:value-type="float" office:value="2020" calcext:value-type="float">
            <text:p>2020</text:p>
          </table:table-cell>
          <table:table-cell office:value-type="string" calcext:value-type="string">
            <text:p>N7</text:p>
          </table:table-cell>
          <table:table-cell/>
          <table:table-cell office:value-type="string" calcext:value-type="string">
            <text:p>Let $\mathcal{S}$ be a set consisting of $n \ge 3$ positive integers, none of which is a sum of two other distinct members of $\mathcal{S}$. Prove that the elements of $\mathcal{S}$ may be ordered as $a_1, a_2, \dots, a_n$ so that $a_i$ does not divide $a_{i - 1} + a_{i + 1}$ for all $i = 2, 3, \dots, n - 1$.</text:p>
          </table:table-cell>
          <table:table-cell office:value-type="string" calcext:value-type="string">
            <text:p>https://artofproblemsolving.com/community/c2409205_2020_isl</text:p>
          </table:table-cell>
          <table:table-cell office:value-type="string" calcext:value-type="string">
            <text:p>Let $\mathcal{S}$ be a set consisting of $n \ge 3$ positive integers, none of which is a sum of two other distinct members of $\mathcal{S}$. Prove that the elements of $\mathcal{S}$ may be ordered as $a_1, a_2, \dots, a_n$ so that $a_i$ does not divide $a_{i - 1} + a_{i + 1}$ for all $i = 2, 3, \dots, n - 1$.</text:p>
          </table:table-cell>
          <table:table-cell/>
        </table:table-row>
        <table:table-row table:style-name="ro6">
          <table:table-cell office:value-type="string" calcext:value-type="string">
            <text:p>2019 ISL</text:p>
          </table:table-cell>
          <table:table-cell office:value-type="float" office:value="2019" calcext:value-type="float">
            <text:p>2019</text:p>
          </table:table-cell>
          <table:table-cell office:value-type="string" calcext:value-type="string">
            <text:p>A1</text:p>
          </table:table-cell>
          <table:table-cell office:value-type="string" calcext:value-type="string">
            <text:p>Liam Baker, South Africa</text:p>
          </table:table-cell>
          <table:table-cell office:value-type="string" calcext:value-type="string">
            <text:p>Let $\mathbb{Z}$ be the set of integers. Determine all functions $f: \mathbb{Z} \rightarrow \mathbb{Z}$ such that, for all integers $a$ and $b$, $$f(2a)+2f(b)=f(f(a+b)).$$</text:p>
          </table:table-cell>
          <table:table-cell office:value-type="string" calcext:value-type="string">
            <text:p>https://artofproblemsolving.com/community/c1308102_2019_isl</text:p>
          </table:table-cell>
          <table:table-cell office:value-type="string" calcext:value-type="string">
            <text:p>Let $\mathbb{Z}$ be the set of integers. Determine all functions $f: \mathbb{Z} \rightarrow \mathbb{Z}$ such that, for all integers $a$ and $b$, $$f(2a)+2f(b)=f(f(a+b)).$$\textit{Proposed by Liam Baker, South Africa}</text:p>
          </table:table-cell>
          <table:table-cell/>
        </table:table-row>
        <table:table-row table:style-name="ro5">
          <table:table-cell office:value-type="string" calcext:value-type="string">
            <text:p>2019 ISL</text:p>
          </table:table-cell>
          <table:table-cell office:value-type="float" office:value="2019" calcext:value-type="float">
            <text:p>2019</text:p>
          </table:table-cell>
          <table:table-cell office:value-type="string" calcext:value-type="string">
            <text:p>A2</text:p>
          </table:table-cell>
          <table:table-cell/>
          <table:table-cell office:value-type="string" calcext:value-type="string">
            <text:p>Let $u_1, u_2, \dots, u_{2019}$ be real numbers satisfying \[u_{1}+u_{2}+\cdots+u_{2019}=0 \quad \text { and } \quad u_{1}^{2}+u_{2}^{2}+\cdots+u_{2019}^{2}=1.\]Let $a=\min \left(u_{1}, u_{2}, \ldots, u_{2019}\right)$ and $b=\max \left(u_{1}, u_{2}, \ldots, u_{2019}\right)$. Prove that</text:p>
            <text:p>\[</text:p>
            <text:p>a b \leqslant-\frac{1}{2019}.</text:p>
            <text:p>\]</text:p>
          </table:table-cell>
          <table:table-cell office:value-type="string" calcext:value-type="string">
            <text:p>https://artofproblemsolving.com/community/c1308102_2019_isl</text:p>
          </table:table-cell>
          <table:table-cell office:value-type="string" calcext:value-type="string">
            <text:p>Let $u_1, u_2, \dots, u_{2019}$ be real numbers satisfying \[u_{1}+u_{2}+\cdots+u_{2019}=0 \quad \text { and } \quad u_{1}^{2}+u_{2}^{2}+\cdots+u_{2019}^{2}=1.\]Let $a=\min \left(u_{1}, u_{2}, \ldots, u_{2019}\right)$ and $b=\max \left(u_{1}, u_{2}, \ldots, u_{2019}\right)$. Prove that</text:p>
            <text:p>\[</text:p>
            <text:p>a b \leqslant-\frac{1}{2019}.</text:p>
            <text:p>\]</text:p>
          </table:table-cell>
          <table:table-cell/>
        </table:table-row>
        <table:table-row table:style-name="ro12">
          <table:table-cell office:value-type="string" calcext:value-type="string">
            <text:p>2019 ISL</text:p>
          </table:table-cell>
          <table:table-cell office:value-type="float" office:value="2019" calcext:value-type="float">
            <text:p>2019</text:p>
          </table:table-cell>
          <table:table-cell office:value-type="string" calcext:value-type="string">
            <text:p>A3</text:p>
          </table:table-cell>
          <table:table-cell/>
          <table:table-cell office:value-type="string" calcext:value-type="string">
            <text:p>Let $n \geqslant 3$ be a positive integer and let $\left(a_{1}, a_{2}, \ldots, a_{n}\right)$ be a strictly increasing sequence of $n$ positive real numbers with sum equal to 2. Let $X$ be a subset of $\{1,2, \ldots, n\}$ such that the value of</text:p>
            <text:p>\[</text:p>
            <text:p>\left|1-\sum_{i \in X} a_{i}\right|</text:p>
            <text:p>\]is minimised. Prove that there exists a strictly increasing sequence of $n$ positive real numbers $\left(b_{1}, b_{2}, \ldots, b_{n}\right)$ with sum equal to 2 such that</text:p>
            <text:p>\[</text:p>
            <text:p>\sum_{i \in X} b_{i}=1.</text:p>
            <text:p>\]</text:p>
          </table:table-cell>
          <table:table-cell office:value-type="string" calcext:value-type="string">
            <text:p>https://artofproblemsolving.com/community/c1308102_2019_isl</text:p>
          </table:table-cell>
          <table:table-cell office:value-type="string" calcext:value-type="string">
            <text:p>Let $n \geqslant 3$ be a positive integer and let $\left(a_{1}, a_{2}, \ldots, a_{n}\right)$ be a strictly increasing sequence of $n$ positive real numbers with sum equal to 2. Let $X$ be a subset of $\{1,2, \ldots, n\}$ such that the value of</text:p>
            <text:p>\[</text:p>
            <text:p>\left|1-\sum_{i \in X} a_{i}\right|</text:p>
            <text:p>\]is minimised. Prove that there exists a strictly increasing sequence of $n$ positive real numbers $\left(b_{1}, b_{2}, \ldots, b_{n}\right)$ with sum equal to 2 such that</text:p>
            <text:p>\[</text:p>
            <text:p>\sum_{i \in X} b_{i}=1.</text:p>
            <text:p>\]</text:p>
          </table:table-cell>
          <table:table-cell/>
        </table:table-row>
        <table:table-row table:style-name="ro7">
          <table:table-cell office:value-type="string" calcext:value-type="string">
            <text:p>2019 ISL</text:p>
          </table:table-cell>
          <table:table-cell office:value-type="float" office:value="2019" calcext:value-type="float">
            <text:p>2019</text:p>
          </table:table-cell>
          <table:table-cell office:value-type="string" calcext:value-type="string">
            <text:p>A4</text:p>
          </table:table-cell>
          <table:table-cell/>
          <table:table-cell office:value-type="string" calcext:value-type="string">
            <text:p>Let $n\geqslant 2$ be a positive integer and $a_1,a_2, \ldots ,a_n$ be real numbers such that \[a_1+a_2+\dots+a_n=0.\]Define the set $A$ by</text:p>
            <text:p>\[A=\left\{(i, j)\,|\,1 \leqslant i&lt;j \leqslant n,\left|a_{i}-a_{j}\right| \geqslant 1\right\}\]Prove that, if $A$ is not empty, then</text:p>
            <text:p>\[\sum_{(i, j) \in A} a_{i} a_{j}&lt;0.\]</text:p>
          </table:table-cell>
          <table:table-cell office:value-type="string" calcext:value-type="string">
            <text:p>https://artofproblemsolving.com/community/c1308102_2019_isl</text:p>
          </table:table-cell>
          <table:table-cell office:value-type="string" calcext:value-type="string">
            <text:p>Let $n\geqslant 2$ be a positive integer and $a_1,a_2, \ldots ,a_n$ be real numbers such that \[a_1+a_2+\dots+a_n=0.\]Define the set $A$ by</text:p>
            <text:p>\[A=\left\{(i, j)\,|\,1 \leqslant i&lt;j \leqslant n,\left|a_{i}-a_{j}\right| \geqslant 1\right\}\]Prove that, if $A$ is not empty, then</text:p>
            <text:p>\[\sum_{(i, j) \in A} a_{i} a_{j}&lt;0.\]</text:p>
          </table:table-cell>
          <table:table-cell/>
        </table:table-row>
        <table:table-row table:style-name="ro7">
          <table:table-cell office:value-type="string" calcext:value-type="string">
            <text:p>2019 ISL</text:p>
          </table:table-cell>
          <table:table-cell office:value-type="float" office:value="2019" calcext:value-type="float">
            <text:p>2019</text:p>
          </table:table-cell>
          <table:table-cell office:value-type="string" calcext:value-type="string">
            <text:p>A5</text:p>
          </table:table-cell>
          <table:table-cell/>
          <table:table-cell office:value-type="string" calcext:value-type="string">
            <text:p>Let $x_1, x_2, \dots, x_n$ be different real numbers. Prove that</text:p>
            <text:p>\[\sum_{1 \leqslant i \leqslant n} \prod_{j \neq i} \frac{1-x_{i} x_{j}}{x_{i}-x_{j}}=\left\{\begin{array}{ll}</text:p>
            <text:p>0, &amp; \text { if } n \text { is even; } \\</text:p>
            <text:p>1, &amp; \text { if } n \text { is odd. }</text:p>
            <text:p>\end{array}\right.\]</text:p>
          </table:table-cell>
          <table:table-cell office:value-type="string" calcext:value-type="string">
            <text:p>https://artofproblemsolving.com/community/c1308102_2019_isl</text:p>
          </table:table-cell>
          <table:table-cell office:value-type="string" calcext:value-type="string">
            <text:p>Let $x_1, x_2, \dots, x_n$ be different real numbers. Prove that</text:p>
            <text:p>\[\sum_{1 \leqslant i \leqslant n} \prod_{j \neq i} \frac{1-x_{i} x_{j}}{x_{i}-x_{j}}=\left\{\begin{array}{ll}</text:p>
            <text:p>0, &amp; \text { if } n \text { is even; } \\</text:p>
            <text:p>1, &amp; \text { if } n \text { is odd. }</text:p>
            <text:p>\end{array}\right.\]</text:p>
          </table:table-cell>
          <table:table-cell/>
        </table:table-row>
        <table:table-row table:style-name="ro5">
          <table:table-cell office:value-type="string" calcext:value-type="string">
            <text:p>2019 ISL</text:p>
          </table:table-cell>
          <table:table-cell office:value-type="float" office:value="2019" calcext:value-type="float">
            <text:p>2019</text:p>
          </table:table-cell>
          <table:table-cell office:value-type="string" calcext:value-type="string">
            <text:p>A6</text:p>
          </table:table-cell>
          <table:table-cell/>
          <table:table-cell office:value-type="string" calcext:value-type="string">
            <text:p>A polynomial $P(x, y, z)$ in three variables with real coefficients satisfies the identities</text:p>
            <text:p/>
            <text:p>$$P(x, y, z)=P(x, y, xy-z)=P(x, zx-y, z)=P(yz-x, y, z).$$</text:p>
            <text:p>Prove that there exists a polynomial $F(t)$ in one variable such that</text:p>
            <text:p/>
            <text:p>$$P(x,y,z)=F(x^2+y^2+z^2-xyz).$$</text:p>
          </table:table-cell>
          <table:table-cell office:value-type="string" calcext:value-type="string">
            <text:p>https://artofproblemsolving.com/community/c1308102_2019_isl</text:p>
          </table:table-cell>
          <table:table-cell office:value-type="string" calcext:value-type="string">
            <text:p>A polynomial $P(x, y, z)$ in three variables with real coefficients satisfies the identities</text:p>
            <text:p/>
            <text:p>$$P(x, y, z)=P(x, y, xy-z)=P(x, zx-y, z)=P(yz-x, y, z).$$</text:p>
            <text:p>Prove that there exists a polynomial $F(t)$ in one variable such that</text:p>
            <text:p/>
            <text:p>$$P(x,y,z)=F(x^2+y^2+z^2-xyz).$$</text:p>
          </table:table-cell>
          <table:table-cell/>
        </table:table-row>
        <table:table-row table:style-name="ro10">
          <table:table-cell office:value-type="string" calcext:value-type="string">
            <text:p>2019 ISL</text:p>
          </table:table-cell>
          <table:table-cell office:value-type="float" office:value="2019" calcext:value-type="float">
            <text:p>2019</text:p>
          </table:table-cell>
          <table:table-cell office:value-type="string" calcext:value-type="string">
            <text:p>A7</text:p>
          </table:table-cell>
          <table:table-cell office:value-type="string" calcext:value-type="string">
            <text:p>Netherlands</text:p>
          </table:table-cell>
          <table:table-cell office:value-type="string" calcext:value-type="string">
            <text:p>Let $\mathbb Z$ be the set of integers. We consider functions $f :\mathbb Z\to\mathbb Z$ satisfying</text:p>
            <text:p>\[f\left(f(x+y)+y\right)=f\left(f(x)+y\right)\]for all integers $x$ and $y$. For such a function, we say that an integer $v$ is \textit{f-rare} if the set</text:p>
            <text:p>\[X_v=\{x\in\mathbb Z:f(x)=v\}\]is finite and nonempty.</text:p>
            <text:p>(a) Prove that there exists such a function $f$ for which there is an $f$-rare integer.</text:p>
            <text:p>(b) Prove that no such function $f$ can have more than one $f$-rare integer.</text:p>
          </table:table-cell>
          <table:table-cell office:value-type="string" calcext:value-type="string">
            <text:p>https://artofproblemsolving.com/community/c1308102_2019_isl</text:p>
          </table:table-cell>
          <table:table-cell office:value-type="string" calcext:value-type="string">
            <text:p>Let $\mathbb Z$ be the set of integers. We consider functions $f :\mathbb Z\to\mathbb Z$ satisfying</text:p>
            <text:p>\[f\left(f(x+y)+y\right)=f\left(f(x)+y\right)\]for all integers $x$ and $y$. For such a function, we say that an integer $v$ is \textit{f-rare} if the set</text:p>
            <text:p>\[X_v=\{x\in\mathbb Z:f(x)=v\}\]is finite and nonempty.</text:p>
            <text:p>(a) Prove that there exists such a function $f$ for which there is an $f$-rare integer.</text:p>
            <text:p>(b) Prove that no such function $f$ can have more than one $f$-rare integer.</text:p>
            <text:p/>
            <text:p>\textit{Netherlands}</text:p>
          </table:table-cell>
          <table:table-cell/>
        </table:table-row>
        <table:table-row table:style-name="ro13">
          <table:table-cell office:value-type="string" calcext:value-type="string">
            <text:p>2019 ISL</text:p>
          </table:table-cell>
          <table:table-cell office:value-type="float" office:value="2019" calcext:value-type="float">
            <text:p>2019</text:p>
          </table:table-cell>
          <table:table-cell office:value-type="string" calcext:value-type="string">
            <text:p>C1</text:p>
          </table:table-cell>
          <table:table-cell/>
          <table:table-cell office:value-type="string" calcext:value-type="string">
            <text:p>The infinite sequence $a_0,a _1, a_2, \dots$ of (not necessarily distinct) integers has the following properties: $0\le a_i \le i$ for all integers $i\ge 0$, and \[\binom{k}{a_0} + \binom{k}{a_1} + \dots + \binom{k}{a_k} = 2^k\]for all integers $k\ge 0$. Prove that all integers $N\ge 0$ occur in the sequence (that is, for all $N\ge 0$, there exists $i\ge 0$ with $a_i=N$).</text:p>
          </table:table-cell>
          <table:table-cell office:value-type="string" calcext:value-type="string">
            <text:p>https://artofproblemsolving.com/community/c1308102_2019_isl</text:p>
          </table:table-cell>
          <table:table-cell office:value-type="string" calcext:value-type="string">
            <text:p>The infinite sequence $a_0,a _1, a_2, \dots$ of (not necessarily distinct) integers has the following properties: $0\le a_i \le i$ for all integers $i\ge 0$, and \[\binom{k}{a_0} + \binom{k}{a_1} + \dots + \binom{k}{a_k} = 2^k\]for all integers $k\ge 0$. Prove that all integers $N\ge 0$ occur in the sequence (that is, for all $N\ge 0$, there exists $i\ge 0$ with $a_i=N$).</text:p>
          </table:table-cell>
          <table:table-cell/>
        </table:table-row>
        <table:table-row table:style-name="ro4">
          <table:table-cell office:value-type="string" calcext:value-type="string">
            <text:p>2019 ISL</text:p>
          </table:table-cell>
          <table:table-cell office:value-type="float" office:value="2019" calcext:value-type="float">
            <text:p>2019</text:p>
          </table:table-cell>
          <table:table-cell office:value-type="string" calcext:value-type="string">
            <text:p>C2</text:p>
          </table:table-cell>
          <table:table-cell/>
          <table:table-cell office:value-type="string" calcext:value-type="string">
            <text:p>You are given a set of $n$ blocks, each weighing at least $1$; their total weight is $2n$. Prove that for every real number $r$ with $0 \leq r \leq 2n-2$ you can choose a subset of the blocks whose total weight is at least $r$ but at most $r + 2$.</text:p>
          </table:table-cell>
          <table:table-cell office:value-type="string" calcext:value-type="string">
            <text:p>https://artofproblemsolving.com/community/c1308102_2019_isl</text:p>
          </table:table-cell>
          <table:table-cell office:value-type="string" calcext:value-type="string">
            <text:p>You are given a set of $n$ blocks, each weighing at least $1$; their total weight is $2n$. Prove that for every real number $r$ with $0 \leq r \leq 2n-2$ you can choose a subset of the blocks whose total weight is at least $r$ but at most $r + 2$.</text:p>
          </table:table-cell>
          <table:table-cell/>
        </table:table-row>
        <table:table-row table:style-name="ro9">
          <table:table-cell office:value-type="string" calcext:value-type="string">
            <text:p>2019 ISL</text:p>
          </table:table-cell>
          <table:table-cell office:value-type="float" office:value="2019" calcext:value-type="float">
            <text:p>2019</text:p>
          </table:table-cell>
          <table:table-cell office:value-type="string" calcext:value-type="string">
            <text:p>C3</text:p>
          </table:table-cell>
          <table:table-cell office:value-type="string" calcext:value-type="string">
            <text:p>David Altizio, USA</text:p>
          </table:table-cell>
          <table:table-cell office:value-type="string" calcext:value-type="string">
            <text:p>The Bank of Bath issues coins with an $H$ on one side and a $T$ on the other. Harry has $n$ of these coins arranged in a line from left to right. He repeatedly performs the following operation: if there are exactly $k&gt;0$ coins showing $H$, then he turns over the $k$th coin from the left; otherwise, all coins show $T$ and he stops. For example, if $n=3$ the process starting with the configuration $THT$ would be $THT \to HHT  \to HTT \to TTT$, which stops after three operations.</text:p>
            <text:p/>
            <text:p>(a) Show that, for each initial configuration, Harry stops after a finite number of operations.</text:p>
            <text:p/>
            <text:p>(b) For each initial configuration $C$, let $L(C)$ be the number of operations before Harry stops. For example, $L(THT) = 3$ and $L(TTT) = 0$. Determine the average value of $L(C)$ over all $2^n$ possible initial configurations $C$.</text:p>
          </table:table-cell>
          <table:table-cell office:value-type="string" calcext:value-type="string">
            <text:p>https://artofproblemsolving.com/community/c1308102_2019_isl</text:p>
          </table:table-cell>
          <table:table-cell office:value-type="string" calcext:value-type="string">
            <text:p>The Bank of Bath issues coins with an $H$ on one side and a $T$ on the other. Harry has $n$ of these coins arranged in a line from left to right. He repeatedly performs the following operation: if there are exactly $k&gt;0$ coins showing $H$, then he turns over the $k$th coin from the left; otherwise, all coins show $T$ and he stops. For example, if $n=3$ the process starting with the configuration $THT$ would be $THT \to HHT  \to HTT \to TTT$, which stops after three operations.</text:p>
            <text:p/>
            <text:p>(a) Show that, for each initial configuration, Harry stops after a finite number of operations.</text:p>
            <text:p/>
            <text:p>(b) For each initial configuration $C$, let $L(C)$ be the number of operations before Harry stops. For example, $L(THT) = 3$ and $L(TTT) = 0$. Determine the average value of $L(C)$ over all $2^n$ possible initial configurations $C$.</text:p>
            <text:p/>
            <text:p>\textit{Proposed by David Altizio, USA}</text:p>
          </table:table-cell>
          <table:table-cell/>
        </table:table-row>
        <table:table-row table:style-name="ro14">
          <table:table-cell office:value-type="string" calcext:value-type="string">
            <text:p>2019 ISL</text:p>
          </table:table-cell>
          <table:table-cell office:value-type="float" office:value="2019" calcext:value-type="float">
            <text:p>2019</text:p>
          </table:table-cell>
          <table:table-cell office:value-type="string" calcext:value-type="string">
            <text:p>C4</text:p>
          </table:table-cell>
          <table:table-cell/>
          <table:table-cell office:value-type="string" calcext:value-type="string">
            <text:p>On a flat plane in Camelot, King Arthur builds a labyrinth $\mathfrak{L}$ consisting of $n$ walls, each of which is an infinite straight line. No two walls are parallel, and no three walls have a common point. Merlin then paints one side of each wall entirely red and the other side entirely blue.</text:p>
            <text:p/>
            <text:p>At the intersection of two walls there are four corners: two diagonally opposite corners where a red side and a blue side meet, one corner where two red sides meet, and one corner where two blue sides meet. At each such intersection, there is a two-way door connecting the two diagonally opposite corners at which sides of different colours meet.</text:p>
            <text:p/>
            <text:p>After Merlin paints the walls, Morgana then places some knights in the labyrinth. The knights can walk through doors, but cannot walk through walls.</text:p>
            <text:p/>
            <text:p>Let $k(\mathfrak{L})$ be the largest number $k$ such that, no matter how Merlin paints the labyrinth $\mathfrak{L},$ Morgana can always place at least $k$ knights such that no two of them can ever meet. For each $n,$ what are all possible values for $k(\mathfrak{L}),$ where $\mathfrak{L}$ is a labyrinth with $n$ walls?</text:p>
          </table:table-cell>
          <table:table-cell office:value-type="string" calcext:value-type="string">
            <text:p>https://artofproblemsolving.com/community/c1308102_2019_isl</text:p>
          </table:table-cell>
          <table:table-cell office:value-type="string" calcext:value-type="string">
            <text:p>On a flat plane in Camelot, King Arthur builds a labyrinth $\mathfrak{L}$ consisting of $n$ walls, each of which is an infinite straight line. No two walls are parallel, and no three walls have a common point. Merlin then paints one side of each wall entirely red and the other side entirely blue.</text:p>
            <text:p/>
            <text:p>At the intersection of two walls there are four corners: two diagonally opposite corners where a red side and a blue side meet, one corner where two red sides meet, and one corner where two blue sides meet. At each such intersection, there is a two-way door connecting the two diagonally opposite corners at which sides of different colours meet.</text:p>
            <text:p/>
            <text:p>After Merlin paints the walls, Morgana then places some knights in the labyrinth. The knights can walk through doors, but cannot walk through walls.</text:p>
            <text:p/>
            <text:p>Let $k(\mathfrak{L})$ be the largest number $k$ such that, no matter how Merlin paints the labyrinth $\mathfrak{L},$ Morgana can always place at least $k$ knights such that no two of them can ever meet. For each $n,$ what are all possible values for $k(\mathfrak{L}),$ where $\mathfrak{L}$ is a labyrinth with $n$ walls?</text:p>
          </table:table-cell>
          <table:table-cell/>
        </table:table-row>
        <table:table-row table:style-name="ro9">
          <table:table-cell office:value-type="string" calcext:value-type="string">
            <text:p>2019 ISL</text:p>
          </table:table-cell>
          <table:table-cell office:value-type="float" office:value="2019" calcext:value-type="float">
            <text:p>2019</text:p>
          </table:table-cell>
          <table:table-cell office:value-type="string" calcext:value-type="string">
            <text:p>C5</text:p>
          </table:table-cell>
          <table:table-cell office:value-type="string" calcext:value-type="string">
            <text:p>Adrian Beker, Croatia</text:p>
          </table:table-cell>
          <table:table-cell office:value-type="string" calcext:value-type="string">
            <text:p>A social network has $2019$ users, some pairs of whom are friends. Whenever user $A$ is friends with user $B$, user $B$ is also friends with user $A$. Events of the following kind may happen repeatedly, one at a time:</text:p>
            <text:p>\begin{itemize}</text:p>
            <text:p>\item Three users $A$, $B$, and $C$ such that $A$ is friends with both $B$ and $C$, but $B$ and $C$ are not friends, change their friendship statuses such that $B$ and $C$ are now friends, but $A$ is no longer friends with $B$, and no longer friends with $C$. All other friendship statuses are unchanged.</text:p>
            <text:p>\end{itemize}</text:p>
            <text:p>Initially, $1010$ users have $1009$ friends each, and $1009$ users have $1010$ friends each. Prove that there exists a sequence of such events after which each user is friends with at most one other user.</text:p>
          </table:table-cell>
          <table:table-cell office:value-type="string" calcext:value-type="string">
            <text:p>https://artofproblemsolving.com/community/c1308102_2019_isl</text:p>
          </table:table-cell>
          <table:table-cell office:value-type="string" calcext:value-type="string">
            <text:p>A social network has $2019$ users, some pairs of whom are friends. Whenever user $A$ is friends with user $B$, user $B$ is also friends with user $A$. Events of the following kind may happen repeatedly, one at a time:</text:p>
            <text:p>\begin{itemize}</text:p>
            <text:p>\item Three users $A$, $B$, and $C$ such that $A$ is friends with both $B$ and $C$, but $B$ and $C$ are not friends, change their friendship statuses such that $B$ and $C$ are now friends, but $A$ is no longer friends with $B$, and no longer friends with $C$. All other friendship statuses are unchanged.</text:p>
            <text:p>\end{itemize}</text:p>
            <text:p>Initially, $1010$ users have $1009$ friends each, and $1009$ users have $1010$ friends each. Prove that there exists a sequence of such events after which each user is friends with at most one other user.</text:p>
            <text:p/>
            <text:p>\textit{Proposed by Adrian Beker, Croatia}</text:p>
          </table:table-cell>
          <table:table-cell/>
        </table:table-row>
        <table:table-row table:style-name="ro10">
          <table:table-cell office:value-type="string" calcext:value-type="string">
            <text:p>2019 ISL</text:p>
          </table:table-cell>
          <table:table-cell office:value-type="float" office:value="2019" calcext:value-type="float">
            <text:p>2019</text:p>
          </table:table-cell>
          <table:table-cell office:value-type="string" calcext:value-type="string">
            <text:p>C6</text:p>
          </table:table-cell>
          <table:table-cell/>
          <table:table-cell office:value-type="string" calcext:value-type="string">
            <text:p>Let $n&gt;1$ be an integer. Suppose we are given $2n$ points in the plane such that no three of them are collinear. The points are to be labelled $A_1, A_2, \dots , A_{2n}$ in some order. We then consider the $2n$ angles $\angle A_1A_2A_3, \angle A_2A_3A_4, \dots , \angle A_{2n-2}A_{2n-1}A_{2n}, \angle A_{2n-1}A_{2n}A_1, \angle A_{2n}A_1A_2$. We measure each angle in the way that gives the smallest positive value (i.e. between $0^{\circ}$ and $180^{\circ}$). Prove that there exists an ordering of the given points such that the resulting $2n$ angles can be separated into two groups with the sum of one group of angles equal to the sum of the other group.</text:p>
          </table:table-cell>
          <table:table-cell office:value-type="string" calcext:value-type="string">
            <text:p>https://artofproblemsolving.com/community/c1308102_2019_isl</text:p>
          </table:table-cell>
          <table:table-cell office:value-type="string" calcext:value-type="string">
            <text:p>Let $n&gt;1$ be an integer. Suppose we are given $2n$ points in the plane such that no three of them are collinear. The points are to be labelled $A_1, A_2, \dots , A_{2n}$ in some order. We then consider the $2n$ angles $\angle A_1A_2A_3, \angle A_2A_3A_4, \dots , \angle A_{2n-2}A_{2n-1}A_{2n}, \angle A_{2n-1}A_{2n}A_1, \angle A_{2n}A_1A_2$. We measure each angle in the way that gives the smallest positive value (i.e. between $0^{\circ}$ and $180^{\circ}$). Prove that there exists an ordering of the given points such that the resulting $2n$ angles can be separated into two groups with the sum of one group of angles equal to the sum of the other group.</text:p>
          </table:table-cell>
          <table:table-cell/>
        </table:table-row>
        <table:table-row table:style-name="ro9">
          <table:table-cell office:value-type="string" calcext:value-type="string">
            <text:p>2019 ISL</text:p>
          </table:table-cell>
          <table:table-cell office:value-type="float" office:value="2019" calcext:value-type="float">
            <text:p>2019</text:p>
          </table:table-cell>
          <table:table-cell office:value-type="string" calcext:value-type="string">
            <text:p>C7</text:p>
          </table:table-cell>
          <table:table-cell office:value-type="string" calcext:value-type="string">
            <text:p>Czech Republic</text:p>
          </table:table-cell>
          <table:table-cell office:value-type="string" calcext:value-type="string">
            <text:p>There are 60 empty boxes $B_1,\ldots,B_{60}$ in a row on a table and an unlimited supply of pebbles. Given a positive integer $n$, Alice and Bob play the following game.</text:p>
            <text:p>In the first round, Alice takes $n$ pebbles and distributes them into the 60 boxes as she wishes. Each subsequent round consists of two steps:</text:p>
            <text:p>(a) Bob chooses an integer $k$ with $1\leq k\leq 59$ and splits the boxes into the two groups $B_1,\ldots,B_k$ and $B_{k+1},\ldots,B_{60}$.</text:p>
            <text:p>(b) Alice picks one of these two groups, adds one pebble to each box in that group, and removes one pebble from each box in the other group.</text:p>
            <text:p>Bob wins if, at the end of any round, some box contains no pebbles. Find the smallest $n$ such that Alice can prevent Bob from winning.</text:p>
          </table:table-cell>
          <table:table-cell office:value-type="string" calcext:value-type="string">
            <text:p>https://artofproblemsolving.com/community/c1308102_2019_isl</text:p>
          </table:table-cell>
          <table:table-cell office:value-type="string" calcext:value-type="string">
            <text:p>There are 60 empty boxes $B_1,\ldots,B_{60}$ in a row on a table and an unlimited supply of pebbles. Given a positive integer $n$, Alice and Bob play the following game.</text:p>
            <text:p>In the first round, Alice takes $n$ pebbles and distributes them into the 60 boxes as she wishes. Each subsequent round consists of two steps:</text:p>
            <text:p>(a) Bob chooses an integer $k$ with $1\leq k\leq 59$ and splits the boxes into the two groups $B_1,\ldots,B_k$ and $B_{k+1},\ldots,B_{60}$.</text:p>
            <text:p>(b) Alice picks one of these two groups, adds one pebble to each box in that group, and removes one pebble from each box in the other group.</text:p>
            <text:p>Bob wins if, at the end of any round, some box contains no pebbles. Find the smallest $n$ such that Alice can prevent Bob from winning.</text:p>
            <text:p/>
            <text:p>\textit{Czech Republic}</text:p>
          </table:table-cell>
          <table:table-cell/>
        </table:table-row>
        <table:table-row table:style-name="ro2">
          <table:table-cell office:value-type="string" calcext:value-type="string">
            <text:p>2019 ISL</text:p>
          </table:table-cell>
          <table:table-cell office:value-type="float" office:value="2019" calcext:value-type="float">
            <text:p>2019</text:p>
          </table:table-cell>
          <table:table-cell office:value-type="string" calcext:value-type="string">
            <text:p>C8</text:p>
          </table:table-cell>
          <table:table-cell/>
          <table:table-cell office:value-type="string" calcext:value-type="string">
            <text:p>Alice has a map of Wonderland, a country consisting of $n \geq 2$ towns. For every pair of towns, there is a narrow road going from one town to the other. One day, all the roads are declared to be “one way” only. Alice has no information on the direction of the roads, but the King of Hearts has offered to help her. She is allowed to ask him a number of questions. For each question in turn, Alice chooses a pair of towns and the King of Hearts tells her the direction of the road connecting those two towns.</text:p>
            <text:p/>
            <text:p>Alice wants to know whether there is at least one town in Wonderland with at most one outgoing road. Prove that she can always find out by asking at most $4n$ questions.</text:p>
          </table:table-cell>
          <table:table-cell office:value-type="string" calcext:value-type="string">
            <text:p>https://artofproblemsolving.com/community/c1308102_2019_isl</text:p>
          </table:table-cell>
          <table:table-cell office:value-type="string" calcext:value-type="string">
            <text:p>Alice has a map of Wonderland, a country consisting of $n \geq 2$ towns. For every pair of towns, there is a narrow road going from one town to the other. One day, all the roads are declared to be “one way” only. Alice has no information on the direction of the roads, but the King of Hearts has offered to help her. She is allowed to ask him a number of questions. For each question in turn, Alice chooses a pair of towns and the King of Hearts tells her the direction of the road connecting those two towns.</text:p>
            <text:p/>
            <text:p>Alice wants to know whether there is at least one town in Wonderland with at most one outgoing road. Prove that she can always find out by asking at most $4n$ questions.</text:p>
          </table:table-cell>
          <table:table-cell/>
        </table:table-row>
        <table:table-row table:style-name="ro10">
          <table:table-cell office:value-type="string" calcext:value-type="string">
            <text:p>2019 ISL</text:p>
          </table:table-cell>
          <table:table-cell office:value-type="float" office:value="2019" calcext:value-type="float">
            <text:p>2019</text:p>
          </table:table-cell>
          <table:table-cell office:value-type="string" calcext:value-type="string">
            <text:p>C9</text:p>
          </table:table-cell>
          <table:table-cell/>
          <table:table-cell office:value-type="string" calcext:value-type="string">
            <text:p>For any two different real numbers $x$ and $y$, we define $D(x,y)$ to be the unique integer $d$ satisfying $2^d\le |x-y| &lt; 2^{d+1}$. Given a set of reals $\mathcal F$, and an element $x\in \mathcal F$, we say that the \textit{scales} of $x$ in $\mathcal F$ are the values of $D(x,y)$ for $y\in\mathcal F$ with $x\neq y$. Let $k$ be a given positive integer.</text:p>
            <text:p/>
            <text:p>Suppose that each member $x$ of $\mathcal F$ has at most $k$ different scales in $\mathcal F$ (note that these scales may depend on $x$). What is the maximum possible size of $\mathcal F$?</text:p>
          </table:table-cell>
          <table:table-cell office:value-type="string" calcext:value-type="string">
            <text:p>https://artofproblemsolving.com/community/c1308102_2019_isl</text:p>
          </table:table-cell>
          <table:table-cell office:value-type="string" calcext:value-type="string">
            <text:p>For any two different real numbers $x$ and $y$, we define $D(x,y)$ to be the unique integer $d$ satisfying $2^d\le |x-y| &lt; 2^{d+1}$. Given a set of reals $\mathcal F$, and an element $x\in \mathcal F$, we say that the \textit{scales} of $x$ in $\mathcal F$ are the values of $D(x,y)$ for $y\in\mathcal F$ with $x\neq y$. Let $k$ be a given positive integer.</text:p>
            <text:p/>
            <text:p>Suppose that each member $x$ of $\mathcal F$ has at most $k$ different scales in $\mathcal F$ (note that these scales may depend on $x$). What is the maximum possible size of $\mathcal F$?</text:p>
          </table:table-cell>
          <table:table-cell/>
        </table:table-row>
        <table:table-row table:style-name="ro5">
          <table:table-cell office:value-type="string" calcext:value-type="string">
            <text:p>2019 ISL</text:p>
          </table:table-cell>
          <table:table-cell office:value-type="float" office:value="2019" calcext:value-type="float">
            <text:p>2019</text:p>
          </table:table-cell>
          <table:table-cell office:value-type="string" calcext:value-type="string">
            <text:p>G1</text:p>
          </table:table-cell>
          <table:table-cell office:value-type="string" calcext:value-type="string">
            <text:p>Nigeria</text:p>
          </table:table-cell>
          <table:table-cell office:value-type="string" calcext:value-type="string">
            <text:p>Let $ABC$ be a triangle. Circle $\Gamma$ passes through $A$, meets segments $AB$ and $AC$ again at points $D$ and $E$ respectively, and intersects segment $BC$ at $F$ and $G$ such that $F$ lies between $B$ and $G$. The tangent to circle $BDF$ at $F$ and the tangent to circle $CEG$ at $G$ meet at point $T$. Suppose that points $A$ and $T$ are distinct. Prove that line $AT$ is parallel to $BC$.</text:p>
          </table:table-cell>
          <table:table-cell office:value-type="string" calcext:value-type="string">
            <text:p>https://artofproblemsolving.com/community/c1308102_2019_isl</text:p>
          </table:table-cell>
          <table:table-cell office:value-type="string" calcext:value-type="string">
            <text:p>Let $ABC$ be a triangle. Circle $\Gamma$ passes through $A$, meets segments $AB$ and $AC$ again at points $D$ and $E$ respectively, and intersects segment $BC$ at $F$ and $G$ such that $F$ lies between $B$ and $G$. The tangent to circle $BDF$ at $F$ and the tangent to circle $CEG$ at $G$ meet at point $T$. Suppose that points $A$ and $T$ are distinct. Prove that line $AT$ is parallel to $BC$.</text:p>
            <text:p/>
            <text:p>(Nigeria)</text:p>
          </table:table-cell>
          <table:table-cell/>
        </table:table-row>
        <table:table-row table:style-name="ro5">
          <table:table-cell office:value-type="string" calcext:value-type="string">
            <text:p>2019 ISL</text:p>
          </table:table-cell>
          <table:table-cell office:value-type="float" office:value="2019" calcext:value-type="float">
            <text:p>2019</text:p>
          </table:table-cell>
          <table:table-cell office:value-type="string" calcext:value-type="string">
            <text:p>G2</text:p>
          </table:table-cell>
          <table:table-cell office:value-type="string" calcext:value-type="string">
            <text:p>Vietnam</text:p>
          </table:table-cell>
          <table:table-cell office:value-type="string" calcext:value-type="string">
            <text:p>Let $ABC$ be an acute-angled triangle and let $D, E$, and $F$ be the feet of altitudes from $A, B$, and $C$ to sides $BC, CA$, and $AB$, respectively. Denote by $\omega_B$ and $\omega_C$ the incircles of triangles $BDF$ and $CDE$, and let these circles be tangent to segments $DF$ and $DE$ at $M$ and $N$, respectively. Let line $MN$ meet circles $\omega_B$ and $\omega_C$ again at $P \ne M$ and $Q \ne N$, respectively. Prove that $MP = NQ$.</text:p>
          </table:table-cell>
          <table:table-cell office:value-type="string" calcext:value-type="string">
            <text:p>https://artofproblemsolving.com/community/c1308102_2019_isl</text:p>
          </table:table-cell>
          <table:table-cell office:value-type="string" calcext:value-type="string">
            <text:p>Let $ABC$ be an acute-angled triangle and let $D, E$, and $F$ be the feet of altitudes from $A, B$, and $C$ to sides $BC, CA$, and $AB$, respectively. Denote by $\omega_B$ and $\omega_C$ the incircles of triangles $BDF$ and $CDE$, and let these circles be tangent to segments $DF$ and $DE$ at $M$ and $N$, respectively. Let line $MN$ meet circles $\omega_B$ and $\omega_C$ again at $P \ne M$ and $Q \ne N$, respectively. Prove that $MP = NQ$.</text:p>
            <text:p/>
            <text:p>(Vietnam)</text:p>
          </table:table-cell>
          <table:table-cell/>
        </table:table-row>
        <table:table-row table:style-name="ro10">
          <table:table-cell office:value-type="string" calcext:value-type="string">
            <text:p>2019 ISL</text:p>
          </table:table-cell>
          <table:table-cell office:value-type="float" office:value="2019" calcext:value-type="float">
            <text:p>2019</text:p>
          </table:table-cell>
          <table:table-cell office:value-type="string" calcext:value-type="string">
            <text:p>G3</text:p>
          </table:table-cell>
          <table:table-cell office:value-type="string" calcext:value-type="string">
            <text:p>Anton Trygub, Ukraine</text:p>
          </table:table-cell>
          <table:table-cell office:value-type="string" calcext:value-type="string">
            <text:p>In triangle $ABC$, point $A_1$ lies on side $BC$ and point $B_1$ lies on side $AC$. Let $P$ and $Q$ be points on segments $AA_1$ and $BB_1$, respectively, such that $PQ$ is parallel to $AB$. Let $P_1$ be a point on line $PB_1$, such that $B_1$ lies strictly between $P$ and $P_1$, and $\angle PP_1C=\angle BAC$. Similarly, let $Q_1$ be the point on line $QA_1$, such that $A_1$ lies strictly between $Q$ and $Q_1$, and $\angle CQ_1Q=\angle CBA$.</text:p>
            <text:p/>
            <text:p>Prove that points $P,Q,P_1$, and $Q_1$ are concyclic.</text:p>
          </table:table-cell>
          <table:table-cell office:value-type="string" calcext:value-type="string">
            <text:p>https://artofproblemsolving.com/community/c1308102_2019_isl</text:p>
          </table:table-cell>
          <table:table-cell office:value-type="string" calcext:value-type="string">
            <text:p>In triangle $ABC$, point $A_1$ lies on side $BC$ and point $B_1$ lies on side $AC$. Let $P$ and $Q$ be points on segments $AA_1$ and $BB_1$, respectively, such that $PQ$ is parallel to $AB$. Let $P_1$ be a point on line $PB_1$, such that $B_1$ lies strictly between $P$ and $P_1$, and $\angle PP_1C=\angle BAC$. Similarly, let $Q_1$ be the point on line $QA_1$, such that $A_1$ lies strictly between $Q$ and $Q_1$, and $\angle CQ_1Q=\angle CBA$.</text:p>
            <text:p/>
            <text:p>Prove that points $P,Q,P_1$, and $Q_1$ are concyclic.</text:p>
            <text:p/>
            <text:p>\textit{Proposed by Anton Trygub, Ukraine}</text:p>
          </table:table-cell>
          <table:table-cell/>
        </table:table-row>
        <table:table-row table:style-name="ro5">
          <table:table-cell office:value-type="string" calcext:value-type="string">
            <text:p>2019 ISL</text:p>
          </table:table-cell>
          <table:table-cell office:value-type="float" office:value="2019" calcext:value-type="float">
            <text:p>2019</text:p>
          </table:table-cell>
          <table:table-cell office:value-type="string" calcext:value-type="string">
            <text:p>G4</text:p>
          </table:table-cell>
          <table:table-cell office:value-type="string" calcext:value-type="string">
            <text:p>Australia</text:p>
          </table:table-cell>
          <table:table-cell office:value-type="string" calcext:value-type="string">
            <text:p>Let $P$ be a point inside triangle $ABC$. Let $AP$ meet $BC$ at $A_1$, let $BP$ meet $CA$ at $B_1$, and let $CP$ meet $AB$ at $C_1$. Let $A_2$ be the point such that $A_1$ is the midpoint of $PA_2$, let $B_2$ be the point such that $B_1$ is the midpoint of $PB_2$, and let $C_2$ be the point such that $C_1$ is the midpoint of $PC_2$. Prove that points $A_2, B_2$, and $C_2$ cannot all lie strictly inside the circumcircle of triangle $ABC$.</text:p>
          </table:table-cell>
          <table:table-cell office:value-type="string" calcext:value-type="string">
            <text:p>https://artofproblemsolving.com/community/c1308102_2019_isl</text:p>
          </table:table-cell>
          <table:table-cell office:value-type="string" calcext:value-type="string">
            <text:p>Let $P$ be a point inside triangle $ABC$. Let $AP$ meet $BC$ at $A_1$, let $BP$ meet $CA$ at $B_1$, and let $CP$ meet $AB$ at $C_1$. Let $A_2$ be the point such that $A_1$ is the midpoint of $PA_2$, let $B_2$ be the point such that $B_1$ is the midpoint of $PB_2$, and let $C_2$ be the point such that $C_1$ is the midpoint of $PC_2$. Prove that points $A_2, B_2$, and $C_2$ cannot all lie strictly inside the circumcircle of triangle $ABC$.</text:p>
            <text:p/>
            <text:p>(Australia)</text:p>
          </table:table-cell>
          <table:table-cell/>
        </table:table-row>
        <table:table-row table:style-name="ro7">
          <table:table-cell office:value-type="string" calcext:value-type="string">
            <text:p>2019 ISL</text:p>
          </table:table-cell>
          <table:table-cell office:value-type="float" office:value="2019" calcext:value-type="float">
            <text:p>2019</text:p>
          </table:table-cell>
          <table:table-cell office:value-type="string" calcext:value-type="string">
            <text:p>G5</text:p>
          </table:table-cell>
          <table:table-cell office:value-type="string" calcext:value-type="string">
            <text:p>Hungary</text:p>
          </table:table-cell>
          <table:table-cell office:value-type="string" calcext:value-type="string">
            <text:p>Let $ABCDE$ be a convex pentagon with $CD= DE$ and $\angle EDC \ne 2 \cdot \angle ADB$.</text:p>
            <text:p>Suppose that a point $P$ is located in the interior of the pentagon such that $AP =AE$ and $BP= BC$.</text:p>
            <text:p>Prove that $P$ lies on the diagonal $CE$ if and only if area $(BCD)$ + area $(ADE)$ = area $(ABD)$ + area $(ABP)$.</text:p>
          </table:table-cell>
          <table:table-cell office:value-type="string" calcext:value-type="string">
            <text:p>https://artofproblemsolving.com/community/c1308102_2019_isl</text:p>
          </table:table-cell>
          <table:table-cell office:value-type="string" calcext:value-type="string">
            <text:p>Let $ABCDE$ be a convex pentagon with $CD= DE$ and $\angle EDC \ne 2 \cdot \angle ADB$.</text:p>
            <text:p>Suppose that a point $P$ is located in the interior of the pentagon such that $AP =AE$ and $BP= BC$.</text:p>
            <text:p>Prove that $P$ lies on the diagonal $CE$ if and only if area $(BCD)$ + area $(ADE)$ = area $(ABD)$ + area $(ABP)$.</text:p>
            <text:p/>
            <text:p>(Hungary)</text:p>
          </table:table-cell>
          <table:table-cell/>
        </table:table-row>
        <table:table-row table:style-name="ro7">
          <table:table-cell office:value-type="string" calcext:value-type="string">
            <text:p>2019 ISL</text:p>
          </table:table-cell>
          <table:table-cell office:value-type="float" office:value="2019" calcext:value-type="float">
            <text:p>2019</text:p>
          </table:table-cell>
          <table:table-cell office:value-type="string" calcext:value-type="string">
            <text:p>G6</text:p>
          </table:table-cell>
          <table:table-cell office:value-type="string" calcext:value-type="string">
            <text:p>Slovakia</text:p>
          </table:table-cell>
          <table:table-cell office:value-type="string" calcext:value-type="string">
            <text:p>Let $I$ be the incentre of acute-angled triangle $ABC$. Let the incircle meet $BC, CA$, and $AB$ at $D, E$, and $F,$ respectively. Let line $EF$ intersect the circumcircle of the triangle at $P$ and $Q$, such that $F$ lies between $E$ and $P$. Prove that $\angle DPA + \angle AQD =\angle QIP$.</text:p>
          </table:table-cell>
          <table:table-cell office:value-type="string" calcext:value-type="string">
            <text:p>https://artofproblemsolving.com/community/c1308102_2019_isl</text:p>
          </table:table-cell>
          <table:table-cell office:value-type="string" calcext:value-type="string">
            <text:p>Let $I$ be the incentre of acute-angled triangle $ABC$. Let the incircle meet $BC, CA$, and $AB$ at $D, E$, and $F,$ respectively. Let line $EF$ intersect the circumcircle of the triangle at $P$ and $Q$, such that $F$ lies between $E$ and $P$. Prove that $\angle DPA + \angle AQD =\angle QIP$.</text:p>
            <text:p/>
            <text:p>(Slovakia)</text:p>
          </table:table-cell>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G7</text:p>
          </table:table-cell>
          <table:table-cell office:value-type="string" calcext:value-type="string">
            <text:p>Anant Mudgal, India</text:p>
          </table:table-cell>
          <table:table-cell office:value-type="string" calcext:value-type="string">
            <text:p>Let $I$ be the incentre of acute triangle $ABC$ with $AB\neq AC$. The incircle $\omega$ of $ABC$ is tangent to sides $BC, CA$, and $AB$ at $D, E,$ and $F$, respectively. The line through $D$ perpendicular to $EF$ meets $\omega$ at $R$. Line $AR$ meets $\omega$ again at $P$. The circumcircles of triangle $PCE$ and $PBF$ meet again at $Q$.</text:p>
            <text:p/>
            <text:p>Prove that lines $DI$ and $PQ$ meet on the line through $A$ perpendicular to $AI$.</text:p>
          </table:table-cell>
          <table:table-cell office:value-type="string" calcext:value-type="string">
            <text:p>https://artofproblemsolving.com/community/c1308102_2019_isl</text:p>
          </table:table-cell>
          <table:table-cell office:value-type="string" calcext:value-type="string">
            <text:p>Let $I$ be the incentre of acute triangle $ABC$ with $AB\neq AC$. The incircle $\omega$ of $ABC$ is tangent to sides $BC, CA$, and $AB$ at $D, E,$ and $F$, respectively. The line through $D$ perpendicular to $EF$ meets $\omega$ at $R$. Line $AR$ meets $\omega$ again at $P$. The circumcircles of triangle $PCE$ and $PBF$ meet again at $Q$.</text:p>
            <text:p/>
            <text:p>Prove that lines $DI$ and $PQ$ meet on the line through $A$ perpendicular to $AI$.</text:p>
            <text:p/>
            <text:p>\textit{Proposed by Anant Mudgal, India}</text:p>
          </table:table-cell>
          <table:table-cell/>
        </table:table-row>
        <table:table-row table:style-name="ro5">
          <table:table-cell office:value-type="string" calcext:value-type="string">
            <text:p>2019 ISL</text:p>
          </table:table-cell>
          <table:table-cell office:value-type="float" office:value="2019" calcext:value-type="float">
            <text:p>2019</text:p>
          </table:table-cell>
          <table:table-cell office:value-type="string" calcext:value-type="string">
            <text:p>G8</text:p>
          </table:table-cell>
          <table:table-cell office:value-type="string" calcext:value-type="string">
            <text:p>Australia</text:p>
          </table:table-cell>
          <table:table-cell office:value-type="string" calcext:value-type="string">
            <text:p>Let $\mathcal L$ be the set of all lines in the plane and let $f$ be a function that assigns to each line $\ell\in\mathcal L$ a point $f(\ell)$ on $f(\ell)$. Suppose that for any point $X$, and for any three lines $\ell_1,\ell_2,\ell_3$ passing through $X$, the points $f(\ell_1),f(\ell_2),f(\ell_3)$, and $X$ lie on a circle.</text:p>
            <text:p>Prove that there is a unique point $P$ such that $f(\ell)=P$ for any line $\ell$ passing through $P$.</text:p>
          </table:table-cell>
          <table:table-cell office:value-type="string" calcext:value-type="string">
            <text:p>https://artofproblemsolving.com/community/c1308102_2019_isl</text:p>
          </table:table-cell>
          <table:table-cell office:value-type="string" calcext:value-type="string">
            <text:p>Let $\mathcal L$ be the set of all lines in the plane and let $f$ be a function that assigns to each line $\ell\in\mathcal L$ a point $f(\ell)$ on $f(\ell)$. Suppose that for any point $X$, and for any three lines $\ell_1,\ell_2,\ell_3$ passing through $X$, the points $f(\ell_1),f(\ell_2),f(\ell_3)$, and $X$ lie on a circle.</text:p>
            <text:p>Prove that there is a unique point $P$ such that $f(\ell)=P$ for any line $\ell$ passing through $P$.</text:p>
            <text:p/>
            <text:p>\textit{Australia}</text:p>
          </table:table-cell>
          <table:table-cell/>
        </table:table-row>
        <table:table-row table:style-name="ro6">
          <table:table-cell office:value-type="string" calcext:value-type="string">
            <text:p>2019 ISL</text:p>
          </table:table-cell>
          <table:table-cell office:value-type="float" office:value="2019" calcext:value-type="float">
            <text:p>2019</text:p>
          </table:table-cell>
          <table:table-cell office:value-type="string" calcext:value-type="string">
            <text:p>N1</text:p>
          </table:table-cell>
          <table:table-cell office:value-type="string" calcext:value-type="string">
            <text:p>Gabriel Chicas Reyes, El Salvador</text:p>
          </table:table-cell>
          <table:table-cell office:value-type="string" calcext:value-type="string">
            <text:p>Find all pairs $(k,n)$ of positive integers such that \[ k!=(2^n-1)(2^n-2)(2^n-4)\cdots(2^n-2^{n-1}). \]</text:p>
          </table:table-cell>
          <table:table-cell office:value-type="string" calcext:value-type="string">
            <text:p>https://artofproblemsolving.com/community/c1308102_2019_isl</text:p>
          </table:table-cell>
          <table:table-cell office:value-type="string" calcext:value-type="string">
            <text:p>Find all pairs $(k,n)$ of positive integers such that \[ k!=(2^n-1)(2^n-2)(2^n-4)\cdots(2^n-2^{n-1}). \]\textit{Proposed by Gabriel Chicas Reyes, El Salvador}</text:p>
          </table:table-cell>
          <table:table-cell/>
        </table:table-row>
        <table:table-row table:style-name="ro1">
          <table:table-cell office:value-type="string" calcext:value-type="string">
            <text:p>2019 ISL</text:p>
          </table:table-cell>
          <table:table-cell office:value-type="float" office:value="2019" calcext:value-type="float">
            <text:p>2019</text:p>
          </table:table-cell>
          <table:table-cell office:value-type="string" calcext:value-type="string">
            <text:p>N2</text:p>
          </table:table-cell>
          <table:table-cell/>
          <table:table-cell office:value-type="string" calcext:value-type="string">
            <text:p>Find all triples $(a, b, c)$ of positive integers such that $a^3 + b^3 + c^3 = (abc)^2$.</text:p>
          </table:table-cell>
          <table:table-cell office:value-type="string" calcext:value-type="string">
            <text:p>https://artofproblemsolving.com/community/c1308102_2019_isl</text:p>
          </table:table-cell>
          <table:table-cell office:value-type="string" calcext:value-type="string">
            <text:p>Find all triples $(a, b, c)$ of positive integers such that $a^3 + b^3 + c^3 = (abc)^2$.</text:p>
          </table:table-cell>
          <table:table-cell/>
        </table:table-row>
        <table:table-row table:style-name="ro13">
          <table:table-cell office:value-type="string" calcext:value-type="string">
            <text:p>2019 ISL</text:p>
          </table:table-cell>
          <table:table-cell office:value-type="float" office:value="2019" calcext:value-type="float">
            <text:p>2019</text:p>
          </table:table-cell>
          <table:table-cell office:value-type="string" calcext:value-type="string">
            <text:p>N3</text:p>
          </table:table-cell>
          <table:table-cell/>
          <table:table-cell office:value-type="string" calcext:value-type="string">
            <text:p>We say that a set $S$ of integers is \textit{rootiful} if, for any positive integer $n$ and any $a_0, a_1, \cdots, a_n \in S$, all integer roots of the polynomial $a_0+a_1x+\cdots+a_nx^n$ are also in $S$. Find all rootiful sets of integers that contain all numbers of the form $2^a - 2^b$ for positive integers $a$ and $b$.</text:p>
          </table:table-cell>
          <table:table-cell office:value-type="string" calcext:value-type="string">
            <text:p>https://artofproblemsolving.com/community/c1308102_2019_isl</text:p>
          </table:table-cell>
          <table:table-cell office:value-type="string" calcext:value-type="string">
            <text:p>We say that a set $S$ of integers is \textit{rootiful} if, for any positive integer $n$ and any $a_0, a_1, \cdots, a_n \in S$, all integer roots of the polynomial $a_0+a_1x+\cdots+a_nx^n$ are also in $S$. Find all rootiful sets of integers that contain all numbers of the form $2^a - 2^b$ for positive integers $a$ and $b$.</text:p>
          </table:table-cell>
          <table:table-cell/>
        </table:table-row>
        <table:table-row table:style-name="ro6">
          <table:table-cell office:value-type="string" calcext:value-type="string">
            <text:p>2019 ISL</text:p>
          </table:table-cell>
          <table:table-cell office:value-type="float" office:value="2019" calcext:value-type="float">
            <text:p>2019</text:p>
          </table:table-cell>
          <table:table-cell office:value-type="string" calcext:value-type="string">
            <text:p>N4</text:p>
          </table:table-cell>
          <table:table-cell/>
          <table:table-cell office:value-type="string" calcext:value-type="string">
            <text:p>Find all functions $f:\mathbb Z_{&gt;0}\to \mathbb Z_{&gt;0}$ such that $a+f(b)$ divides $a^2+bf(a)$ for all positive integers $a$ and $b$ with $a+b&gt;2019$.</text:p>
          </table:table-cell>
          <table:table-cell office:value-type="string" calcext:value-type="string">
            <text:p>https://artofproblemsolving.com/community/c1308102_2019_isl</text:p>
          </table:table-cell>
          <table:table-cell office:value-type="string" calcext:value-type="string">
            <text:p>Find all functions $f:\mathbb Z_{&gt;0}\to \mathbb Z_{&gt;0}$ such that $a+f(b)$ divides $a^2+bf(a)$ for all positive integers $a$ and $b$ with $a+b&gt;2019$.</text:p>
          </table:table-cell>
          <table:table-cell/>
        </table:table-row>
        <table:table-row table:style-name="ro13">
          <table:table-cell office:value-type="string" calcext:value-type="string">
            <text:p>2019 ISL</text:p>
          </table:table-cell>
          <table:table-cell office:value-type="float" office:value="2019" calcext:value-type="float">
            <text:p>2019</text:p>
          </table:table-cell>
          <table:table-cell office:value-type="string" calcext:value-type="string">
            <text:p>N5</text:p>
          </table:table-cell>
          <table:table-cell/>
          <table:table-cell office:value-type="string" calcext:value-type="string">
            <text:p>Let $a$ be a positive integer. We say that a positive integer $b$ is \textit{$a$-good} if $\tbinom{an}{b}-1$ is divisible by $an+1$ for all positive integers $n$ with $an \geq b$. Suppose $b$ is a positive integer such that $b$ is $a$-good, but $b+2$ is not $a$-good. Prove that $b+1$ is prime.</text:p>
          </table:table-cell>
          <table:table-cell office:value-type="string" calcext:value-type="string">
            <text:p>https://artofproblemsolving.com/community/c1308102_2019_isl</text:p>
          </table:table-cell>
          <table:table-cell office:value-type="string" calcext:value-type="string">
            <text:p>Let $a$ be a positive integer. We say that a positive integer $b$ is \textit{$a$-good} if $\tbinom{an}{b}-1$ is divisible by $an+1$ for all positive integers $n$ with $an \geq b$. Suppose $b$ is a positive integer such that $b$ is $a$-good, but $b+2$ is not $a$-good. Prove that $b+1$ is prime.</text:p>
          </table:table-cell>
          <table:table-cell/>
        </table:table-row>
        <table:table-row table:style-name="ro7">
          <table:table-cell office:value-type="string" calcext:value-type="string">
            <text:p>2019 ISL</text:p>
          </table:table-cell>
          <table:table-cell office:value-type="float" office:value="2019" calcext:value-type="float">
            <text:p>2019</text:p>
          </table:table-cell>
          <table:table-cell office:value-type="string" calcext:value-type="string">
            <text:p>N6</text:p>
          </table:table-cell>
          <table:table-cell/>
          <table:table-cell office:value-type="string" calcext:value-type="string">
            <text:p>Let $H = \{ \lfloor i\sqrt{2}\rfloor : i \in \mathbb Z_{&gt;0}\} = \{1,2,4,5,7,\dots \}$ and let $n$ be a positive integer. Prove that there exists a constant $C$ such that, if $A\subseteq \{1,2,\dots, n\}$ satisfies $|A| \ge C\sqrt{n}$, then there exist $a,b\in A$ such that $a-b\in H$. (Here $\mathbb Z_{&gt;0}$ is the set of positive integers, and $\lfloor z\rfloor$ denotes the greatest integer less than or equal to $z$.)</text:p>
          </table:table-cell>
          <table:table-cell office:value-type="string" calcext:value-type="string">
            <text:p>https://artofproblemsolving.com/community/c1308102_2019_isl</text:p>
          </table:table-cell>
          <table:table-cell office:value-type="string" calcext:value-type="string">
            <text:p>Let $H = \{ \lfloor i\sqrt{2}\rfloor : i \in \mathbb Z_{&gt;0}\} = \{1,2,4,5,7,\dots \}$ and let $n$ be a positive integer. Prove that there exists a constant $C$ such that, if $A\subseteq \{1,2,\dots, n\}$ satisfies $|A| \ge C\sqrt{n}$, then there exist $a,b\in A$ such that $a-b\in H$. (Here $\mathbb Z_{&gt;0}$ is the set of positive integers, and $\lfloor z\rfloor$ denotes the greatest integer less than or equal to $z$.)</text:p>
          </table:table-cell>
          <table:table-cell/>
        </table:table-row>
        <table:table-row table:style-name="ro13">
          <table:table-cell office:value-type="string" calcext:value-type="string">
            <text:p>2019 ISL</text:p>
          </table:table-cell>
          <table:table-cell office:value-type="float" office:value="2019" calcext:value-type="float">
            <text:p>2019</text:p>
          </table:table-cell>
          <table:table-cell office:value-type="string" calcext:value-type="string">
            <text:p>N7</text:p>
          </table:table-cell>
          <table:table-cell office:value-type="string" calcext:value-type="string">
            <text:p>Canada</text:p>
          </table:table-cell>
          <table:table-cell office:value-type="string" calcext:value-type="string">
            <text:p>Prove that there is a constant $c&gt;0$ and infinitely many positive integers $n$ with the following property: there are infinitely many positive integers that cannot be expressed as the sum of fewer than $cn\log(n)$ pairwise coprime $n$th <text:s/>powers.</text:p>
          </table:table-cell>
          <table:table-cell office:value-type="string" calcext:value-type="string">
            <text:p>https://artofproblemsolving.com/community/c1308102_2019_isl</text:p>
          </table:table-cell>
          <table:table-cell office:value-type="string" calcext:value-type="string">
            <text:p>Prove that there is a constant $c&gt;0$ and infinitely many positive integers $n$ with the following property: there are infinitely many positive integers that cannot be expressed as the sum of fewer than $cn\log(n)$ pairwise coprime $n$th  powers.</text:p>
            <text:p/>
            <text:p>\textit{Canada}</text:p>
          </table:table-cell>
          <table:table-cell/>
        </table:table-row>
        <table:table-row table:style-name="ro7">
          <table:table-cell office:value-type="string" calcext:value-type="string">
            <text:p>2019 ISL</text:p>
          </table:table-cell>
          <table:table-cell office:value-type="float" office:value="2019" calcext:value-type="float">
            <text:p>2019</text:p>
          </table:table-cell>
          <table:table-cell office:value-type="string" calcext:value-type="string">
            <text:p>N8</text:p>
          </table:table-cell>
          <table:table-cell office:value-type="string" calcext:value-type="string">
            <text:p>Russia</text:p>
          </table:table-cell>
          <table:table-cell office:value-type="string" calcext:value-type="string">
            <text:p>Let $a$ and $b$ be two positive integers. Prove that the integer</text:p>
            <text:p>\[a^2+\left\lceil\frac{4a^2}b\right\rceil\]is not a square. (Here $\lceil z\rceil$ denotes the least integer greater than or equal to $z$.)</text:p>
          </table:table-cell>
          <table:table-cell office:value-type="string" calcext:value-type="string">
            <text:p>https://artofproblemsolving.com/community/c1308102_2019_isl</text:p>
          </table:table-cell>
          <table:table-cell office:value-type="string" calcext:value-type="string">
            <text:p>Let $a$ and $b$ be two positive integers. Prove that the integer</text:p>
            <text:p>\[a^2+\left\lceil\frac{4a^2}b\right\rceil\]is not a square. (Here $\lceil z\rceil$ denotes the least integer greater than or equal to $z$.)</text:p>
            <text:p/>
            <text:p>\textit{Russia}</text:p>
          </table:table-cell>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A1</text:p>
          </table:table-cell>
          <table:table-cell/>
          <table:table-cell office:value-type="string" calcext:value-type="string">
            <text:p>Let $\mathbb{Q}_{&gt;0}$ denote the set of all positive rational numbers. Determine all functions $f:\mathbb{Q}_{&gt;0}\to \mathbb{Q}_{&gt;0}$ satisfying $$f(x^2f(y)^2)=f(x)^2f(y)$$for all $x,y\in\mathbb{Q}_{&gt;0}$</text:p>
          </table:table-cell>
          <table:table-cell office:value-type="string" calcext:value-type="string">
            <text:p>https://artofproblemsolving.com/community/c915701_2018_imo_shortlist</text:p>
          </table:table-cell>
          <table:table-cell office:value-type="string" calcext:value-type="string">
            <text:p>Let $\mathbb{Q}_{&gt;0}$ denote the set of all positive rational numbers. Determine all functions $f:\mathbb{Q}_{&gt;0}\to \mathbb{Q}_{&gt;0}$ satisfying $$f(x^2f(y)^2)=f(x)^2f(y)$$for all $x,y\in\mathbb{Q}_{&gt;0}$</text:p>
          </table:table-cell>
          <table:table-cell/>
        </table:table-row>
        <table:table-row table:style-name="ro7">
          <table:table-cell office:value-type="string" calcext:value-type="string">
            <text:p>2018 IMO Shortlist</text:p>
          </table:table-cell>
          <table:table-cell office:value-type="float" office:value="2018" calcext:value-type="float">
            <text:p>2018</text:p>
          </table:table-cell>
          <table:table-cell office:value-type="string" calcext:value-type="string">
            <text:p>A2</text:p>
          </table:table-cell>
          <table:table-cell office:value-type="string" calcext:value-type="string">
            <text:p>Patrik Bak, Slovakia</text:p>
          </table:table-cell>
          <table:table-cell office:value-type="string" calcext:value-type="string">
            <text:p>Find all integers $n \geq 3$ for which there exist real numbers $a_1, a_2, \dots a_{n + 2}$ satisfying $a_{n + 1} = a_1$, $a_{n + 2} = a_2$ and</text:p>
            <text:p>$$a_ia_{i + 1} + 1 = a_{i + 2},$$for $i = 1, 2, \dots, n$.</text:p>
          </table:table-cell>
          <table:table-cell office:value-type="string" calcext:value-type="string">
            <text:p>https://artofproblemsolving.com/community/c915701_2018_imo_shortlist</text:p>
          </table:table-cell>
          <table:table-cell office:value-type="string" calcext:value-type="string">
            <text:p>Find all integers $n \geq 3$ for which there exist real numbers $a_1, a_2, \dots a_{n + 2}$ satisfying $a_{n + 1} = a_1$, $a_{n + 2} = a_2$ and</text:p>
            <text:p>$$a_ia_{i + 1} + 1 = a_{i + 2},$$for $i = 1, 2, \dots, n$.</text:p>
            <text:p/>
            <text:p>\textit{Proposed by Patrik Bak, Slovakia}</text:p>
          </table:table-cell>
          <table:table-cell/>
        </table:table-row>
        <table:table-row table:style-name="ro10">
          <table:table-cell office:value-type="string" calcext:value-type="string">
            <text:p>2018 IMO Shortlist</text:p>
          </table:table-cell>
          <table:table-cell office:value-type="float" office:value="2018" calcext:value-type="float">
            <text:p>2018</text:p>
          </table:table-cell>
          <table:table-cell office:value-type="string" calcext:value-type="string">
            <text:p>A3</text:p>
          </table:table-cell>
          <table:table-cell/>
          <table:table-cell office:value-type="string" calcext:value-type="string">
            <text:p>Given any set $S$ of positive integers, show that at least one of the following two assertions holds:</text:p>
            <text:p/>
            <text:p>(1) There exist distinct finite subsets $F$ and $G$ of $S$ such that $\sum_{x\in F}1/x=\sum_{x\in G}1/x$;</text:p>
            <text:p/>
            <text:p>(2) There exists a positive rational number $r&lt;1$ such that $\sum_{x\in F}1/x\neq r$ for all finite subsets $F$ of $S$.</text:p>
          </table:table-cell>
          <table:table-cell office:value-type="string" calcext:value-type="string">
            <text:p>https://artofproblemsolving.com/community/c915701_2018_imo_shortlist</text:p>
          </table:table-cell>
          <table:table-cell office:value-type="string" calcext:value-type="string">
            <text:p>Given any set $S$ of positive integers, show that at least one of the following two assertions holds:</text:p>
            <text:p/>
            <text:p>(1) There exist distinct finite subsets $F$ and $G$ of $S$ such that $\sum_{x\in F}1/x=\sum_{x\in G}1/x$;</text:p>
            <text:p/>
            <text:p>(2) There exists a positive rational number $r&lt;1$ such that $\sum_{x\in F}1/x\neq r$ for all finite subsets $F$ of $S$.</text:p>
          </table:table-cell>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A4</text:p>
          </table:table-cell>
          <table:table-cell/>
          <table:table-cell office:value-type="string" calcext:value-type="string">
            <text:p>Let $a_0,a_1,a_2,\dots $ be a sequence of real numbers such that $a_0=0, a_1=1,$ and for every $n\geq 2$ there exists $1\geq k \geq n$ satisfying $$a_n=\frac{a_{n-1}+\dots + a_{n-k}}{k}.$$Find the maximum possible value of $a_{2018}-a_{2017}$.</text:p>
          </table:table-cell>
          <table:table-cell office:value-type="string" calcext:value-type="string">
            <text:p>https://artofproblemsolving.com/community/c915701_2018_imo_shortlist</text:p>
          </table:table-cell>
          <table:table-cell office:value-type="string" calcext:value-type="string">
            <text:p>Let $a_0,a_1,a_2,\dots $ be a sequence of real numbers such that $a_0=0, a_1=1,$ and for every $n\geq 2$ there exists $1\geq k \geq n$ satisfying $$a_n=\frac{a_{n-1}+\dots + a_{n-k}}{k}.$$Find the maximum possible value of $a_{2018}-a_{2017}$.</text:p>
          </table:table-cell>
          <table:table-cell/>
        </table:table-row>
        <table:table-row table:style-name="ro6">
          <table:table-cell office:value-type="string" calcext:value-type="string">
            <text:p>2018 IMO Shortlist</text:p>
          </table:table-cell>
          <table:table-cell office:value-type="float" office:value="2018" calcext:value-type="float">
            <text:p>2018</text:p>
          </table:table-cell>
          <table:table-cell office:value-type="string" calcext:value-type="string">
            <text:p>A5</text:p>
          </table:table-cell>
          <table:table-cell/>
          <table:table-cell office:value-type="string" calcext:value-type="string">
            <text:p>Determine all functions $f:(0,\infty)\to\mathbb{R}$ satisfying $$\left(x+\frac{1}{x}\right)f(y)=f(xy)+f\left(\frac{y}{x}\right)$$for all $x,y&gt;0$.</text:p>
          </table:table-cell>
          <table:table-cell office:value-type="string" calcext:value-type="string">
            <text:p>https://artofproblemsolving.com/community/c915701_2018_imo_shortlist</text:p>
          </table:table-cell>
          <table:table-cell office:value-type="string" calcext:value-type="string">
            <text:p>Determine all functions $f:(0,\infty)\to\mathbb{R}$ satisfying $$\left(x+\frac{1}{x}\right)f(y)=f(xy)+f\left(\frac{y}{x}\right)$$for all $x,y&gt;0$.</text:p>
          </table:table-cell>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A6</text:p>
          </table:table-cell>
          <table:table-cell/>
          <table:table-cell office:value-type="string" calcext:value-type="string">
            <text:p>Let $m,n\geq 2$ be integers. Let $f(x_1,\dots, x_n)$ be a polynomial with real coefficients such that $$f(x_1,\dots, x_n)=\left\lfloor \frac{x_1+\dots + x_n}{m} \right\rfloor\text{ for every } x_1,\dots, x_n\in \{0,1,\dots, m-1\}.$$Prove that the total degree of $f$ is at least $n$.</text:p>
          </table:table-cell>
          <table:table-cell office:value-type="string" calcext:value-type="string">
            <text:p>https://artofproblemsolving.com/community/c915701_2018_imo_shortlist</text:p>
          </table:table-cell>
          <table:table-cell office:value-type="string" calcext:value-type="string">
            <text:p>Let $m,n\geq 2$ be integers. Let $f(x_1,\dots, x_n)$ be a polynomial with real coefficients such that $$f(x_1,\dots, x_n)=\left\lfloor \frac{x_1+\dots + x_n}{m} \right\rfloor\text{ for every } x_1,\dots, x_n\in \{0,1,\dots, m-1\}.$$Prove that the total degree of $f$ is at least $n$.</text:p>
          </table:table-cell>
          <table:table-cell/>
        </table:table-row>
        <table:table-row table:style-name="ro7">
          <table:table-cell office:value-type="string" calcext:value-type="string">
            <text:p>2018 IMO Shortlist</text:p>
          </table:table-cell>
          <table:table-cell office:value-type="float" office:value="2018" calcext:value-type="float">
            <text:p>2018</text:p>
          </table:table-cell>
          <table:table-cell office:value-type="string" calcext:value-type="string">
            <text:p>A7</text:p>
          </table:table-cell>
          <table:table-cell office:value-type="string" calcext:value-type="string">
            <text:p>Evan Chen, Taiwan</text:p>
          </table:table-cell>
          <table:table-cell office:value-type="string" calcext:value-type="string">
            <text:p>Find the maximal value of</text:p>
            <text:p>\[S = \sqrt[3]{\frac{a}{b+7}} + \sqrt[3]{\frac{b}{c+7}} + \sqrt[3]{\frac{c}{d+7}} + \sqrt[3]{\frac{d}{a+7}},\]where $a$, $b$, $c$, $d$ are nonnegative real numbers which satisfy $a+b+c+d = 100$.</text:p>
          </table:table-cell>
          <table:table-cell office:value-type="string" calcext:value-type="string">
            <text:p>https://artofproblemsolving.com/community/c915701_2018_imo_shortlist</text:p>
          </table:table-cell>
          <table:table-cell office:value-type="string" calcext:value-type="string">
            <text:p>Find the maximal value of</text:p>
            <text:p>\[S = \sqrt[3]{\frac{a}{b+7}} + \sqrt[3]{\frac{b}{c+7}} + \sqrt[3]{\frac{c}{d+7}} + \sqrt[3]{\frac{d}{a+7}},\]where $a$, $b$, $c$, $d$ are nonnegative real numbers which satisfy $a+b+c+d = 100$.</text:p>
            <text:p/>
            <text:p>\textit{Proposed by Evan Chen, Taiwan}</text:p>
          </table:table-cell>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C1</text:p>
          </table:table-cell>
          <table:table-cell/>
          <table:table-cell office:value-type="string" calcext:value-type="string">
            <text:p>Let $n\geqslant 3$ be an integer. Prove that there exists a set $S$ of $2n$ positive integers satisfying the following property: For every $m=2,3,...,n$ the set $S$ can be partitioned into two subsets with equal sums of elements, with one of subsets of cardinality $m$.</text:p>
          </table:table-cell>
          <table:table-cell office:value-type="string" calcext:value-type="string">
            <text:p>https://artofproblemsolving.com/community/c915701_2018_imo_shortlist</text:p>
          </table:table-cell>
          <table:table-cell office:value-type="string" calcext:value-type="string">
            <text:p>Let $n\geqslant 3$ be an integer. Prove that there exists a set $S$ of $2n$ positive integers satisfying the following property: For every $m=2,3,...,n$ the set $S$ can be partitioned into two subsets with equal sums of elements, with one of subsets of cardinality $m$.</text:p>
          </table:table-cell>
          <table:table-cell/>
        </table:table-row>
        <table:table-row table:style-name="ro11">
          <table:table-cell office:value-type="string" calcext:value-type="string">
            <text:p>2018 IMO Shortlist</text:p>
          </table:table-cell>
          <table:table-cell office:value-type="float" office:value="2018" calcext:value-type="float">
            <text:p>2018</text:p>
          </table:table-cell>
          <table:table-cell office:value-type="string" calcext:value-type="string">
            <text:p>C2</text:p>
          </table:table-cell>
          <table:table-cell office:value-type="string" calcext:value-type="string">
            <text:p>Gurgen Asatryan, Armenia</text:p>
          </table:table-cell>
          <table:table-cell office:value-type="string" calcext:value-type="string">
            <text:p>A \textit{site} is any point $(x, y)$ in the plane such that $x$ and $y$ are both positive integers less than or equal to 20.</text:p>
            <text:p/>
            <text:p>Initially, each of the 400 sites is unoccupied. Amy and Ben take turns placing stones with Amy going first. On her turn, Amy places a new red stone on an unoccupied site such that the distance between any two sites occupied by red stones is not equal to $\sqrt{5}$. On his turn, Ben places a new blue stone on any unoccupied site. (A site occupied by a blue stone is allowed to be at any distance from any other occupied site.) They stop as soon as a player cannot place a stone.</text:p>
            <text:p/>
            <text:p>Find the greatest $K$ such that Amy can ensure that she places at least $K$ red stones, no matter how Ben places his blue stones.</text:p>
          </table:table-cell>
          <table:table-cell office:value-type="string" calcext:value-type="string">
            <text:p>https://artofproblemsolving.com/community/c915701_2018_imo_shortlist</text:p>
          </table:table-cell>
          <table:table-cell office:value-type="string" calcext:value-type="string">
            <text:p>A \textit{site} is any point $(x, y)$ in the plane such that $x$ and $y$ are both positive integers less than or equal to 20.</text:p>
            <text:p/>
            <text:p>Initially, each of the 400 sites is unoccupied. Amy and Ben take turns placing stones with Amy going first. On her turn, Amy places a new red stone on an unoccupied site such that the distance between any two sites occupied by red stones is not equal to $\sqrt{5}$. On his turn, Ben places a new blue stone on any unoccupied site. (A site occupied by a blue stone is allowed to be at any distance from any other occupied site.) They stop as soon as a player cannot place a stone.</text:p>
            <text:p/>
            <text:p>Find the greatest $K$ such that Amy can ensure that she places at least $K$ red stones, no matter how Ben places his blue stones.</text:p>
            <text:p/>
            <text:p>\textit{Proposed by Gurgen Asatryan, Armenia}</text:p>
          </table:table-cell>
          <table:table-cell/>
        </table:table-row>
        <table:table-row table:style-name="ro12">
          <table:table-cell office:value-type="string" calcext:value-type="string">
            <text:p>2018 IMO Shortlist</text:p>
          </table:table-cell>
          <table:table-cell office:value-type="float" office:value="2018" calcext:value-type="float">
            <text:p>2018</text:p>
          </table:table-cell>
          <table:table-cell office:value-type="string" calcext:value-type="string">
            <text:p>C3</text:p>
          </table:table-cell>
          <table:table-cell/>
          <table:table-cell office:value-type="string" calcext:value-type="string">
            <text:p>Let $n$ be a given positive integer. Sisyphus performs a sequence of turns on a board consisting of $n + 1$ squares in a row, numbered $0$ to $n$ from left to right. Initially, $n$ stones are put into square $0$, and the other squares are empty. At every turn, Sisyphus chooses any nonempty square, say with $k$ stones, takes one of these stones and moves it to the right by at most $k$ squares (the stone should say within the board). Sisyphus' aim is to move all $n$ stones to square $n$.</text:p>
            <text:p>Prove that Sisyphus cannot reach the aim in less than</text:p>
            <text:p>\[ \left \lceil \frac{n}{1} \right \rceil + \left \lceil \frac{n}{2} \right \rceil + \left \lceil \frac{n}{3} \right \rceil + \dots + \left \lceil \frac{n}{n} \right \rceil \]turns. (As usual, $\lceil x \rceil$ stands for the least integer not smaller than $x$. )</text:p>
          </table:table-cell>
          <table:table-cell office:value-type="string" calcext:value-type="string">
            <text:p>https://artofproblemsolving.com/community/c915701_2018_imo_shortlist</text:p>
          </table:table-cell>
          <table:table-cell office:value-type="string" calcext:value-type="string">
            <text:p>Let $n$ be a given positive integer. Sisyphus performs a sequence of turns on a board consisting of $n + 1$ squares in a row, numbered $0$ to $n$ from left to right. Initially, $n$ stones are put into square $0$, and the other squares are empty. At every turn, Sisyphus chooses any nonempty square, say with $k$ stones, takes one of these stones and moves it to the right by at most $k$ squares (the stone should say within the board). Sisyphus' aim is to move all $n$ stones to square $n$.</text:p>
            <text:p>Prove that Sisyphus cannot reach the aim in less than</text:p>
            <text:p>\[ \left \lceil \frac{n}{1} \right \rceil + \left \lceil \frac{n}{2} \right \rceil + \left \lceil \frac{n}{3} \right \rceil + \dots + \left \lceil \frac{n}{n} \right \rceil \]turns. (As usual, $\lceil x \rceil$ stands for the least integer not smaller than $x$. )</text:p>
          </table:table-cell>
          <table:table-cell/>
        </table:table-row>
        <table:table-row table:style-name="ro15">
          <table:table-cell office:value-type="string" calcext:value-type="string">
            <text:p>2018 IMO Shortlist</text:p>
          </table:table-cell>
          <table:table-cell office:value-type="float" office:value="2018" calcext:value-type="float">
            <text:p>2018</text:p>
          </table:table-cell>
          <table:table-cell office:value-type="string" calcext:value-type="string">
            <text:p>C4</text:p>
          </table:table-cell>
          <table:table-cell office:value-type="string" calcext:value-type="string">
            <text:p>Morteza Saghafian, Iran</text:p>
          </table:table-cell>
          <table:table-cell office:value-type="string" calcext:value-type="string">
            <text:p>An \textit{anti-Pascal} triangle is an equilateral triangular array of numbers such that, except for the numbers in the bottom row, each number is the absolute value of the difference of the two numbers immediately below it. For example, the following is an anti-Pascal triangle with four rows which contains every integer from $1$ to $10$.</text:p>
            <text:p>\[\begin{array}{</text:p>
            <text:p>c@{\hspace{4pt}}c@{\hspace{4pt}}</text:p>
            <text:p>c@{\hspace{4pt}}c@{\hspace{2pt}}c@{\hspace{2pt}}c@{\hspace{4pt}}c</text:p>
            <text:p>} \vspace{4pt}</text:p>
            <text:p> &amp; &amp; &amp; 4 &amp; &amp; &amp;  \\\vspace{4pt}</text:p>
            <text:p> &amp; &amp; 2 &amp; &amp; 6 &amp; &amp;  \\\vspace{4pt}</text:p>
            <text:p> &amp; 5 &amp; &amp; 7 &amp; &amp; 1 &amp; \\\vspace{4pt}</text:p>
            <text:p> 8 &amp; &amp; 3 &amp; &amp; 10 &amp; &amp; 9 \\\vspace{4pt}</text:p>
            <text:p>\end{array}\]Does there exist an anti-Pascal triangle with $2018$ rows which contains every integer from $1$ to $1 + 2 + 3 + \dots + 2018$?</text:p>
          </table:table-cell>
          <table:table-cell office:value-type="string" calcext:value-type="string">
            <text:p>https://artofproblemsolving.com/community/c915701_2018_imo_shortlist</text:p>
          </table:table-cell>
          <table:table-cell office:value-type="string" calcext:value-type="string">
            <text:p>An \textit{anti-Pascal} triangle is an equilateral triangular array of numbers such that, except for the numbers in the bottom row, each number is the absolute value of the difference of the two numbers immediately below it. For example, the following is an anti-Pascal triangle with four rows which contains every integer from $1$ to $10$.</text:p>
            <text:p>\[\begin{array}{</text:p>
            <text:p>c@{\hspace{4pt}}c@{\hspace{4pt}}</text:p>
            <text:p>c@{\hspace{4pt}}c@{\hspace{2pt}}c@{\hspace{2pt}}c@{\hspace{4pt}}c</text:p>
            <text:p>} \vspace{4pt}</text:p>
            <text:p> &amp; &amp; &amp; 4 &amp; &amp; &amp;  \\\vspace{4pt}</text:p>
            <text:p> &amp; &amp; 2 &amp; &amp; 6 &amp; &amp;  \\\vspace{4pt}</text:p>
            <text:p> &amp; 5 &amp; &amp; 7 &amp; &amp; 1 &amp; \\\vspace{4pt}</text:p>
            <text:p> 8 &amp; &amp; 3 &amp; &amp; 10 &amp; &amp; 9 \\\vspace{4pt}</text:p>
            <text:p>\end{array}\]Does there exist an anti-Pascal triangle with $2018$ rows which contains every integer from $1$ to $1 + 2 + 3 + \dots + 2018$?</text:p>
            <text:p/>
            <text:p>\textit{Proposed by Morteza Saghafian, Iran}</text:p>
          </table:table-cell>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C5</text:p>
          </table:table-cell>
          <table:table-cell/>
          <table:table-cell office:value-type="string" calcext:value-type="string">
            <text:p>Let $k$ be a positive integer. The organising commitee of a tennis tournament is to schedule the matches for $2k$ players so that every two players play once, each day exactly one match is played, and each player arrives to the tournament site the day of his first match, and departs the day of his last match. For every day a player is present on the tournament, the committee has to pay $1$ coin to the hotel. The organisers want to design the schedule so as to minimise the total cost of all players' stays. Determine this minimum cost.</text:p>
          </table:table-cell>
          <table:table-cell office:value-type="string" calcext:value-type="string">
            <text:p>https://artofproblemsolving.com/community/c915701_2018_imo_shortlist</text:p>
          </table:table-cell>
          <table:table-cell office:value-type="string" calcext:value-type="string">
            <text:p>Let $k$ be a positive integer. The organising commitee of a tennis tournament is to schedule the matches for $2k$ players so that every two players play once, each day exactly one match is played, and each player arrives to the tournament site the day of his first match, and departs the day of his last match. For every day a player is present on the tournament, the committee has to pay $1$ coin to the hotel. The organisers want to design the schedule so as to minimise the total cost of all players' stays. Determine this minimum cost.</text:p>
          </table:table-cell>
          <table:table-cell/>
        </table:table-row>
        <table:table-row table:style-name="ro2">
          <table:table-cell office:value-type="string" calcext:value-type="string">
            <text:p>2018 IMO Shortlist</text:p>
          </table:table-cell>
          <table:table-cell office:value-type="float" office:value="2018" calcext:value-type="float">
            <text:p>2018</text:p>
          </table:table-cell>
          <table:table-cell office:value-type="string" calcext:value-type="string">
            <text:p>C6</text:p>
          </table:table-cell>
          <table:table-cell office:value-type="string" calcext:value-type="string">
            <text:p>Serbia</text:p>
          </table:table-cell>
          <table:table-cell office:value-type="string" calcext:value-type="string">
            <text:p>Let $a$ and $b$ be distinct positive integers. The following infinite process takes place on an initially empty board.</text:p>
            <text:p>\begin{enumerate}</text:p>
            <text:p>\item If there is at least a pair of equal numbers on the board, we choose such a pair and increase one of its components by $a$ and the other by $b$.</text:p>
            <text:p>\item If no such pair exists, we write two times the number $0$.</text:p>
            <text:p>\end{enumerate}</text:p>
            <text:p>Prove that, no matter how we make the choices in $(i)$, operation $(ii)$ will be performed only finitely many times.</text:p>
          </table:table-cell>
          <table:table-cell office:value-type="string" calcext:value-type="string">
            <text:p>https://artofproblemsolving.com/community/c915701_2018_imo_shortlist</text:p>
          </table:table-cell>
          <table:table-cell office:value-type="string" calcext:value-type="string">
            <text:p>Let $a$ and $b$ be distinct positive integers. The following infinite process takes place on an initially empty board.</text:p>
            <text:p>\begin{enumerate}</text:p>
            <text:p>\item If there is at least a pair of equal numbers on the board, we choose such a pair and increase one of its components by $a$ and the other by $b$.</text:p>
            <text:p>\item If no such pair exists, we write two times the number $0$.</text:p>
            <text:p>\end{enumerate}</text:p>
            <text:p>Prove that, no matter how we make the choices in $(i)$, operation $(ii)$ will be performed only finitely many times.</text:p>
            <text:p/>
            <text:p>Proposed by \textit{Serbia}.</text:p>
          </table:table-cell>
          <table:table-cell/>
        </table:table-row>
        <table:table-row table:style-name="ro2">
          <table:table-cell office:value-type="string" calcext:value-type="string">
            <text:p>2018 IMO Shortlist</text:p>
          </table:table-cell>
          <table:table-cell office:value-type="float" office:value="2018" calcext:value-type="float">
            <text:p>2018</text:p>
          </table:table-cell>
          <table:table-cell office:value-type="string" calcext:value-type="string">
            <text:p>C7</text:p>
          </table:table-cell>
          <table:table-cell office:value-type="string" calcext:value-type="string">
            <text:p>India</text:p>
          </table:table-cell>
          <table:table-cell office:value-type="string" calcext:value-type="string">
            <text:p>Consider $2018$ pairwise crossing circles no three of which are concurrent. These circles subdivide the plane into regions bounded by circular $edges$ that meet at $vertices$. Notice that there are an even number of vertices on each circle. Given the circle, alternately colour the vertices on that circle red and blue. In doing so for each circle, every vertex is coloured twice- once for each of the two circle that cross at that point. If the two colours agree at a vertex, then it is assigned that colour; otherwise, it becomes yellow. Show that, if some circle contains at least $2061$ yellow points, then the vertices of some region are all yellow.</text:p>
          </table:table-cell>
          <table:table-cell office:value-type="string" calcext:value-type="string">
            <text:p>https://artofproblemsolving.com/community/c915701_2018_imo_shortlist</text:p>
          </table:table-cell>
          <table:table-cell office:value-type="string" calcext:value-type="string">
            <text:p>Consider $2018$ pairwise crossing circles no three of which are concurrent. These circles subdivide the plane into regions bounded by circular $edges$ that meet at $vertices$. Notice that there are an even number of vertices on each circle. Given the circle, alternately colour the vertices on that circle red and blue. In doing so for each circle, every vertex is coloured twice- once for each of the two circle that cross at that point. If the two colours agree at a vertex, then it is assigned that colour; otherwise, it becomes yellow. Show that, if some circle contains at least $2061$ yellow points, then the vertices of some region are all yellow.</text:p>
            <text:p/>
            <text:p/>
            <text:p>Proposed by \textit{India}</text:p>
          </table:table-cell>
          <table:table-cell/>
        </table:table-row>
        <table:table-row table:style-name="ro7">
          <table:table-cell office:value-type="string" calcext:value-type="string">
            <text:p>2018 IMO Shortlist</text:p>
          </table:table-cell>
          <table:table-cell office:value-type="float" office:value="2018" calcext:value-type="float">
            <text:p>2018</text:p>
          </table:table-cell>
          <table:table-cell office:value-type="string" calcext:value-type="string">
            <text:p>G1</text:p>
          </table:table-cell>
          <table:table-cell office:value-type="string" calcext:value-type="string">
            <text:p>Silouanos Brazitikos, Evangelos Psychas and Michael Sarantis, Greece</text:p>
          </table:table-cell>
          <table:table-cell office:value-type="string" calcext:value-type="string">
            <text:p>Let $\Gamma$ be the circumcircle of acute triangle $ABC$. Points $D$ and $E$ are on segments $AB$ and $AC$ respectively such that $AD = AE$. The perpendicular bisectors of $BD$ and $CE$ intersect minor arcs $AB$ and $AC$ of $\Gamma$ at points $F$ and $G$ respectively. Prove that lines $DE$ and $FG$ are either parallel or they are the same line.</text:p>
          </table:table-cell>
          <table:table-cell office:value-type="string" calcext:value-type="string">
            <text:p>https://artofproblemsolving.com/community/c915701_2018_imo_shortlist</text:p>
          </table:table-cell>
          <table:table-cell office:value-type="string" calcext:value-type="string">
            <text:p>Let $\Gamma$ be the circumcircle of acute triangle $ABC$. Points $D$ and $E$ are on segments $AB$ and $AC$ respectively such that $AD = AE$. The perpendicular bisectors of $BD$ and $CE$ intersect minor arcs $AB$ and $AC$ of $\Gamma$ at points $F$ and $G$ respectively. Prove that lines $DE$ and $FG$ are either parallel or they are the same line.</text:p>
            <text:p/>
            <text:p>\textit{Proposed by Silouanos Brazitikos, Evangelos Psychas and Michael Sarantis, Greece}</text:p>
          </table:table-cell>
          <table:table-cell/>
        </table:table-row>
        <table:table-row table:style-name="ro13">
          <table:table-cell office:value-type="string" calcext:value-type="string">
            <text:p>2018 IMO Shortlist</text:p>
          </table:table-cell>
          <table:table-cell office:value-type="float" office:value="2018" calcext:value-type="float">
            <text:p>2018</text:p>
          </table:table-cell>
          <table:table-cell office:value-type="string" calcext:value-type="string">
            <text:p>G2</text:p>
          </table:table-cell>
          <table:table-cell/>
          <table:table-cell office:value-type="string" calcext:value-type="string">
            <text:p>Let $ABC$ be a triangle with $AB=AC$, and let $M$ be the midpoint of $BC$. Let $P$ be a point such that $PB&lt;PC$ and $PA$ is parallel to $BC$. Let $X$ and $Y$ be points on the lines $PB$ and $PC$, respectively, so that $B$ lies on the segment $PX$, $C$ lies on the segment $PY$, and $\angle PXM=\angle PYM$. Prove that the quadrilateral $APXY$ is cyclic.</text:p>
          </table:table-cell>
          <table:table-cell office:value-type="string" calcext:value-type="string">
            <text:p>https://artofproblemsolving.com/community/c915701_2018_imo_shortlist</text:p>
          </table:table-cell>
          <table:table-cell office:value-type="string" calcext:value-type="string">
            <text:p>Let $ABC$ be a triangle with $AB=AC$, and let $M$ be the midpoint of $BC$. Let $P$ be a point such that $PB&lt;PC$ and $PA$ is parallel to $BC$. Let $X$ and $Y$ be points on the lines $PB$ and $PC$, respectively, so that $B$ lies on the segment $PX$, $C$ lies on the segment $PY$, and $\angle PXM=\angle PYM$. Prove that the quadrilateral $APXY$ is cyclic.</text:p>
          </table:table-cell>
          <table:table-cell/>
        </table:table-row>
        <table:table-row table:style-name="ro10">
          <table:table-cell office:value-type="string" calcext:value-type="string">
            <text:p>2018 IMO Shortlist</text:p>
          </table:table-cell>
          <table:table-cell office:value-type="float" office:value="2018" calcext:value-type="float">
            <text:p>2018</text:p>
          </table:table-cell>
          <table:table-cell office:value-type="string" calcext:value-type="string">
            <text:p>G3</text:p>
          </table:table-cell>
          <table:table-cell/>
          <table:table-cell office:value-type="string" calcext:value-type="string">
            <text:p>A circle $\omega$ with radius $1$ is given. A collection $T$ of triangles is called \textit{good}, if the following conditions hold:</text:p>
            <text:p>\begin{enumerate}</text:p>
            <text:p>\item each triangle from $T$ is inscribed in $\omega$;</text:p>
            <text:p>\item no two triangles from $T$ have a common interior point.</text:p>
            <text:p>\end{enumerate}</text:p>
            <text:p>Determine all positive real numbers $t$ such that, for each positive integer $n$, there exists a good collection of $n$ triangles, each of perimeter greater than $t$.</text:p>
          </table:table-cell>
          <table:table-cell office:value-type="string" calcext:value-type="string">
            <text:p>https://artofproblemsolving.com/community/c915701_2018_imo_shortlist</text:p>
          </table:table-cell>
          <table:table-cell office:value-type="string" calcext:value-type="string">
            <text:p>A circle $\omega$ with radius $1$ is given. A collection $T$ of triangles is called \textit{good}, if the following conditions hold:</text:p>
            <text:p>\begin{enumerate}</text:p>
            <text:p>\item each triangle from $T$ is inscribed in $\omega$;</text:p>
            <text:p>\item no two triangles from $T$ have a common interior point.</text:p>
            <text:p>\end{enumerate}</text:p>
            <text:p>Determine all positive real numbers $t$ such that, for each positive integer $n$, there exists a good collection of $n$ triangles, each of perimeter greater than $t$.</text:p>
          </table:table-cell>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G4</text:p>
          </table:table-cell>
          <table:table-cell office:value-type="string" calcext:value-type="string">
            <text:p>Mongolia</text:p>
          </table:table-cell>
          <table:table-cell office:value-type="string" calcext:value-type="string">
            <text:p>A point $T$ is chosen inside a triangle $ABC$. Let $A_1$, $B_1$, and $C_1$ be the reflections of $T$ in $BC$, $CA$, and $AB$, respectively. Let $\Omega$ be the circumcircle of the triangle $A_1B_1C_1$. The lines $A_1T$, $B_1T$, and $C_1T$ meet $\Omega$ again at $A_2$, $B_2$, and $C_2$, respectively. Prove that the lines $AA_2$, $BB_2$, and $CC_2$ are concurrent on $\Omega$.</text:p>
          </table:table-cell>
          <table:table-cell office:value-type="string" calcext:value-type="string">
            <text:p>https://artofproblemsolving.com/community/c915701_2018_imo_shortlist</text:p>
          </table:table-cell>
          <table:table-cell office:value-type="string" calcext:value-type="string">
            <text:p>A point $T$ is chosen inside a triangle $ABC$. Let $A_1$, $B_1$, and $C_1$ be the reflections of $T$ in $BC$, $CA$, and $AB$, respectively. Let $\Omega$ be the circumcircle of the triangle $A_1B_1C_1$. The lines $A_1T$, $B_1T$, and $C_1T$ meet $\Omega$ again at $A_2$, $B_2$, and $C_2$, respectively. Prove that the lines $AA_2$, $BB_2$, and $CC_2$ are concurrent on $\Omega$.</text:p>
            <text:p/>
            <text:p>\textit{Proposed by Mongolia}</text:p>
          </table:table-cell>
          <table:table-cell/>
        </table:table-row>
        <table:table-row table:style-name="ro7">
          <table:table-cell office:value-type="string" calcext:value-type="string">
            <text:p>2018 IMO Shortlist</text:p>
          </table:table-cell>
          <table:table-cell office:value-type="float" office:value="2018" calcext:value-type="float">
            <text:p>2018</text:p>
          </table:table-cell>
          <table:table-cell office:value-type="string" calcext:value-type="string">
            <text:p>G5</text:p>
          </table:table-cell>
          <table:table-cell/>
          <table:table-cell office:value-type="string" calcext:value-type="string">
            <text:p>Let $ABC$ be a triangle with circumcircle $\Omega$ and incentre $I$. A line $\ell$ intersects the lines $AI$, $BI$, and $CI$ at points $D$, $E$, and $F$, respectively, distinct from the points $A$, $B$, $C$, and $I$. The perpendicular bisectors $x$, $y$, and $z$ of the segments $AD$, $BE$, and $CF$, respectively determine a triangle $\Theta$. Show that the circumcircle of the triangle $\Theta$ is tangent to $\Omega$.</text:p>
          </table:table-cell>
          <table:table-cell office:value-type="string" calcext:value-type="string">
            <text:p>https://artofproblemsolving.com/community/c915701_2018_imo_shortlist</text:p>
          </table:table-cell>
          <table:table-cell office:value-type="string" calcext:value-type="string">
            <text:p>Let $ABC$ be a triangle with circumcircle $\Omega$ and incentre $I$. A line $\ell$ intersects the lines $AI$, $BI$, and $CI$ at points $D$, $E$, and $F$, respectively, distinct from the points $A$, $B$, $C$, and $I$. The perpendicular bisectors $x$, $y$, and $z$ of the segments $AD$, $BE$, and $CF$, respectively determine a triangle $\Theta$. Show that the circumcircle of the triangle $\Theta$ is tangent to $\Omega$.</text:p>
          </table:table-cell>
          <table:table-cell/>
        </table:table-row>
        <table:table-row table:style-name="ro13">
          <table:table-cell office:value-type="string" calcext:value-type="string">
            <text:p>2018 IMO Shortlist</text:p>
          </table:table-cell>
          <table:table-cell office:value-type="float" office:value="2018" calcext:value-type="float">
            <text:p>2018</text:p>
          </table:table-cell>
          <table:table-cell office:value-type="string" calcext:value-type="string">
            <text:p>G6</text:p>
          </table:table-cell>
          <table:table-cell office:value-type="string" calcext:value-type="string">
            <text:p>Tomasz Ciesla, Poland</text:p>
          </table:table-cell>
          <table:table-cell office:value-type="string" calcext:value-type="string">
            <text:p>A convex quadrilateral $ABCD$ satisfies $AB\cdot CD = BC\cdot DA$. Point $X$ lies inside $ABCD$ so that \[\angle{XAB} = \angle{XCD}\quad\,\,\text{and}\quad\,\,\angle{XBC} = \angle{XDA}.\]Prove that $\angle{BXA} + \angle{DXC} = 180^\circ$.</text:p>
          </table:table-cell>
          <table:table-cell office:value-type="string" calcext:value-type="string">
            <text:p>https://artofproblemsolving.com/community/c915701_2018_imo_shortlist</text:p>
          </table:table-cell>
          <table:table-cell office:value-type="string" calcext:value-type="string">
            <text:p>A convex quadrilateral $ABCD$ satisfies $AB\cdot CD = BC\cdot DA$. Point $X$ lies inside $ABCD$ so that \[\angle{XAB} = \angle{XCD}\quad\,\,\text{and}\quad\,\,\angle{XBC} = \angle{XDA}.\]Prove that $\angle{BXA} + \angle{DXC} = 180^\circ$.</text:p>
            <text:p/>
            <text:p>\textit{Proposed by Tomasz Ciesla, Poland}</text:p>
          </table:table-cell>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G7</text:p>
          </table:table-cell>
          <table:table-cell/>
          <table:table-cell office:value-type="string" calcext:value-type="string">
            <text:p>Let $O$ be the circumcentre, and $\Omega$ be the circumcircle of an acute-angled triangle $ABC$. Let $P$ be an arbitrary point on $\Omega$, distinct from $A$, $B$, $C$, and their antipodes in $\Omega$. Denote the circumcentres of the triangles $AOP$, $BOP$, and $COP$ by $O_A$, $O_B$, and $O_C$, respectively. The lines $\ell_A$, $\ell_B$, $\ell_C$ perpendicular to $BC$, $CA$, and $AB$ pass through $O_A$, $O_B$, and $O_C$, respectively. Prove that the circumcircle of triangle formed by $\ell_A$, $\ell_B$, and $\ell_C$ is tangent to the line $OP$.</text:p>
          </table:table-cell>
          <table:table-cell office:value-type="string" calcext:value-type="string">
            <text:p>https://artofproblemsolving.com/community/c915701_2018_imo_shortlist</text:p>
          </table:table-cell>
          <table:table-cell office:value-type="string" calcext:value-type="string">
            <text:p>Let $O$ be the circumcentre, and $\Omega$ be the circumcircle of an acute-angled triangle $ABC$. Let $P$ be an arbitrary point on $\Omega$, distinct from $A$, $B$, $C$, and their antipodes in $\Omega$. Denote the circumcentres of the triangles $AOP$, $BOP$, and $COP$ by $O_A$, $O_B$, and $O_C$, respectively. The lines $\ell_A$, $\ell_B$, $\ell_C$ perpendicular to $BC$, $CA$, and $AB$ pass through $O_A$, $O_B$, and $O_C$, respectively. Prove that the circumcircle of triangle formed by $\ell_A$, $\ell_B$, and $\ell_C$ is tangent to the line $OP$.</text:p>
          </table:table-cell>
          <table:table-cell/>
        </table:table-row>
        <table:table-row table:style-name="ro6">
          <table:table-cell office:value-type="string" calcext:value-type="string">
            <text:p>2018 IMO Shortlist</text:p>
          </table:table-cell>
          <table:table-cell office:value-type="float" office:value="2018" calcext:value-type="float">
            <text:p>2018</text:p>
          </table:table-cell>
          <table:table-cell office:value-type="string" calcext:value-type="string">
            <text:p>N1</text:p>
          </table:table-cell>
          <table:table-cell/>
          <table:table-cell office:value-type="string" calcext:value-type="string">
            <text:p>Determine all pairs $(n, k)$ of distinct positive integers such that there exists a positive integer $s$ for which the number of divisors of $sn$ and of $sk$ are equal.</text:p>
          </table:table-cell>
          <table:table-cell office:value-type="string" calcext:value-type="string">
            <text:p>https://artofproblemsolving.com/community/c915701_2018_imo_shortlist</text:p>
          </table:table-cell>
          <table:table-cell office:value-type="string" calcext:value-type="string">
            <text:p>Determine all pairs $(n, k)$ of distinct positive integers such that there exists a positive integer $s$ for which the number of divisors of $sn$ and of $sk$ are equal.</text:p>
          </table:table-cell>
          <table:table-cell/>
        </table:table-row>
        <table:table-row table:style-name="ro12">
          <table:table-cell office:value-type="string" calcext:value-type="string">
            <text:p>2018 IMO Shortlist</text:p>
          </table:table-cell>
          <table:table-cell office:value-type="float" office:value="2018" calcext:value-type="float">
            <text:p>2018</text:p>
          </table:table-cell>
          <table:table-cell office:value-type="string" calcext:value-type="string">
            <text:p>N2</text:p>
          </table:table-cell>
          <table:table-cell/>
          <table:table-cell office:value-type="string" calcext:value-type="string">
            <text:p>Let $n&gt;1$ be a positive integer. Each cell of an $n\times n$ table contains an integer. Suppose that the following conditions are satisfied:</text:p>
            <text:p>\begin{enumerate}</text:p>
            <text:p>\item Each number in the table is congruent to $1$ modulo $n$.</text:p>
            <text:p>\item The sum of numbers in any row, as well as the sum of numbers in any column, is congruent to $n$ modulo $n^2$.</text:p>
            <text:p>\end{enumerate}</text:p>
            <text:p>Let $R_i$ be the product of the numbers in the $i^{\text{th}}$ row, and $C_j$ be the product of the number in the $j^{\text{th}}$ column. Prove that the sums $R_1+\hdots R_n$ and $C_1+\hdots C_n$ are congruent modulo $n^4$.</text:p>
          </table:table-cell>
          <table:table-cell office:value-type="string" calcext:value-type="string">
            <text:p>https://artofproblemsolving.com/community/c915701_2018_imo_shortlist</text:p>
          </table:table-cell>
          <table:table-cell office:value-type="string" calcext:value-type="string">
            <text:p>Let $n&gt;1$ be a positive integer. Each cell of an $n\times n$ table contains an integer. Suppose that the following conditions are satisfied:</text:p>
            <text:p>\begin{enumerate}</text:p>
            <text:p>\item Each number in the table is congruent to $1$ modulo $n$.</text:p>
            <text:p>\item The sum of numbers in any row, as well as the sum of numbers in any column, is congruent to $n$ modulo $n^2$.</text:p>
            <text:p>\end{enumerate}</text:p>
            <text:p>Let $R_i$ be the product of the numbers in the $i^{\text{th}}$ row, and $C_j$ be the product of the number in the $j^{\text{th}}$ column. Prove that the sums $R_1+\hdots R_n$ and $C_1+\hdots C_n$ are congruent modulo $n^4$.</text:p>
          </table:table-cell>
          <table:table-cell/>
        </table:table-row>
        <table:table-row table:style-name="ro13">
          <table:table-cell office:value-type="string" calcext:value-type="string">
            <text:p>2018 IMO Shortlist</text:p>
          </table:table-cell>
          <table:table-cell office:value-type="float" office:value="2018" calcext:value-type="float">
            <text:p>2018</text:p>
          </table:table-cell>
          <table:table-cell office:value-type="string" calcext:value-type="string">
            <text:p>N3</text:p>
          </table:table-cell>
          <table:table-cell/>
          <table:table-cell office:value-type="string" calcext:value-type="string">
            <text:p>Define the sequence $a_0,a_1,a_2,\hdots$ by $a_n=2^n+2^{\lfloor n/2\rfloor}$. Prove that there are infinitely many terms of the sequence which can be expressed as a sum of (two or more) distinct terms of the sequence, as well as infinitely many of those which cannot be expressed in such a way.</text:p>
          </table:table-cell>
          <table:table-cell office:value-type="string" calcext:value-type="string">
            <text:p>https://artofproblemsolving.com/community/c915701_2018_imo_shortlist</text:p>
          </table:table-cell>
          <table:table-cell office:value-type="string" calcext:value-type="string">
            <text:p>Define the sequence $a_0,a_1,a_2,\hdots$ by $a_n=2^n+2^{\lfloor n/2\rfloor}$. Prove that there are infinitely many terms of the sequence which can be expressed as a sum of (two or more) distinct terms of the sequence, as well as infinitely many of those which cannot be expressed in such a way.</text:p>
          </table:table-cell>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N4</text:p>
          </table:table-cell>
          <table:table-cell office:value-type="string" calcext:value-type="string">
            <text:p>Bayarmagnai Gombodorj, Mongolia</text:p>
          </table:table-cell>
          <table:table-cell office:value-type="string" calcext:value-type="string">
            <text:p>Let $a_1$, $a_2$, $\ldots$ be an infinite sequence of positive integers. Suppose that there is an integer $N &gt; 1$ such that, for each $n \geq N$, the number</text:p>
            <text:p>$$\frac{a_1}{a_2} + \frac{a_2}{a_3} + \cdots + \frac{a_{n-1}}{a_n} + \frac{a_n}{a_1}$$is an integer. Prove that there is a positive integer $M$ such that $a_m = a_{m+1}$ for all $m \geq M$.</text:p>
          </table:table-cell>
          <table:table-cell office:value-type="string" calcext:value-type="string">
            <text:p>https://artofproblemsolving.com/community/c915701_2018_imo_shortlist</text:p>
          </table:table-cell>
          <table:table-cell office:value-type="string" calcext:value-type="string">
            <text:p>Let $a_1$, $a_2$, $\ldots$ be an infinite sequence of positive integers. Suppose that there is an integer $N &gt; 1$ such that, for each $n \geq N$, the number</text:p>
            <text:p>$$\frac{a_1}{a_2} + \frac{a_2}{a_3} + \cdots + \frac{a_{n-1}}{a_n} + \frac{a_n}{a_1}$$is an integer. Prove that there is a positive integer $M$ such that $a_m = a_{m+1}$ for all $m \geq M$.</text:p>
            <text:p/>
            <text:p>\textit{Proposed by Bayarmagnai Gombodorj, Mongolia}</text:p>
          </table:table-cell>
          <table:table-cell/>
        </table:table-row>
        <table:table-row table:style-name="ro6">
          <table:table-cell office:value-type="string" calcext:value-type="string">
            <text:p>2018 IMO Shortlist</text:p>
          </table:table-cell>
          <table:table-cell office:value-type="float" office:value="2018" calcext:value-type="float">
            <text:p>2018</text:p>
          </table:table-cell>
          <table:table-cell office:value-type="string" calcext:value-type="string">
            <text:p>N5</text:p>
          </table:table-cell>
          <table:table-cell/>
          <table:table-cell office:value-type="string" calcext:value-type="string">
            <text:p>Four positive integers $x,y,z$ and $t$ satisfy the relations</text:p>
            <text:p>\[ xy - zt = x + y = z + t. \]Is it possible that both $xy$ and $zt$ are perfect squares?</text:p>
          </table:table-cell>
          <table:table-cell office:value-type="string" calcext:value-type="string">
            <text:p>https://artofproblemsolving.com/community/c915701_2018_imo_shortlist</text:p>
          </table:table-cell>
          <table:table-cell office:value-type="string" calcext:value-type="string">
            <text:p>Four positive integers $x,y,z$ and $t$ satisfy the relations</text:p>
            <text:p>\[ xy - zt = x + y = z + t. \]Is it possible that both $xy$ and $zt$ are perfect squares?</text:p>
          </table:table-cell>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N6</text:p>
          </table:table-cell>
          <table:table-cell/>
          <table:table-cell office:value-type="string" calcext:value-type="string">
            <text:p>Let $f : \{ 1, 2, 3, \dots \} \to \{ 2, 3, \dots \}$ be a function such that $f(m + n) | f(m) + f(n) $ for all pairs $m,n$ of positive integers. Prove that there exists a positive integer $c &gt; 1$ which divides all values of $f$.</text:p>
          </table:table-cell>
          <table:table-cell office:value-type="string" calcext:value-type="string">
            <text:p>https://artofproblemsolving.com/community/c915701_2018_imo_shortlist</text:p>
          </table:table-cell>
          <table:table-cell office:value-type="string" calcext:value-type="string">
            <text:p>Let $f : \{ 1, 2, 3, \dots \} \to \{ 2, 3, \dots \}$ be a function such that $f(m + n) | f(m) + f(n) $ for all pairs $m,n$ of positive integers. Prove that there exists a positive integer $c &gt; 1$ which divides all values of $f$.</text:p>
          </table:table-cell>
          <table:table-cell/>
        </table:table-row>
        <table:table-row table:style-name="ro13">
          <table:table-cell office:value-type="string" calcext:value-type="string">
            <text:p>2018 IMO Shortlist</text:p>
          </table:table-cell>
          <table:table-cell office:value-type="float" office:value="2018" calcext:value-type="float">
            <text:p>2018</text:p>
          </table:table-cell>
          <table:table-cell office:value-type="string" calcext:value-type="string">
            <text:p>N7</text:p>
          </table:table-cell>
          <table:table-cell/>
          <table:table-cell office:value-type="string" calcext:value-type="string">
            <text:p>Let $n \ge 2018$ be an integer, and let $a_1, a_2, \dots, a_n, b_1, b_2, \dots, b_n$ be pairwise distinct positive integers not exceeding $5n$. Suppose that the sequence</text:p>
            <text:p>\[ \frac{a_1}{b_1}, \frac{a_2}{b_2}, \dots, \frac{a_n}{b_n} \]forms an arithmetic progression. Prove that the terms of the sequence are equal.</text:p>
          </table:table-cell>
          <table:table-cell office:value-type="string" calcext:value-type="string">
            <text:p>https://artofproblemsolving.com/community/c915701_2018_imo_shortlist</text:p>
          </table:table-cell>
          <table:table-cell office:value-type="string" calcext:value-type="string">
            <text:p>Let $n \ge 2018$ be an integer, and let $a_1, a_2, \dots, a_n, b_1, b_2, \dots, b_n$ be pairwise distinct positive integers not exceeding $5n$. Suppose that the sequence</text:p>
            <text:p>\[ \frac{a_1}{b_1}, \frac{a_2}{b_2}, \dots, \frac{a_n}{b_n} \]forms an arithmetic progression. Prove that the terms of the sequence are equal.</text:p>
          </table:table-cell>
          <table:table-cell/>
        </table:table-row>
        <table:table-row table:style-name="ro13">
          <table:table-cell office:value-type="string" calcext:value-type="string">
            <text:p>2017 IMO ShortIist</text:p>
          </table:table-cell>
          <table:table-cell office:value-type="float" office:value="2017" calcext:value-type="float">
            <text:p>2017</text:p>
          </table:table-cell>
          <table:table-cell office:value-type="string" calcext:value-type="string">
            <text:p>A1</text:p>
          </table:table-cell>
          <table:table-cell/>
          <table:table-cell office:value-type="string" calcext:value-type="string">
            <text:p>Let $a_1,a_2,\ldots a_n,k$, and $M$ be positive integers such that</text:p>
            <text:p>$$\frac{1}{a_1}+\frac{1}{a_2}+\cdots+\frac{1}{a_n}=k\quad\text{and}\quad a_1a_2\cdots a_n=M.$$If $M&gt;1$, prove that the polynomial</text:p>
            <text:p>$$P(x)=M(x+1)^k-(x+a_1)(x+a_2)\cdots (x+a_n)$$has no positive roots.</text:p>
          </table:table-cell>
          <table:table-cell office:value-type="string" calcext:value-type="string">
            <text:p>https://artofproblemsolving.com/community/c686986_2017_imo_shortiist</text:p>
          </table:table-cell>
          <table:table-cell office:value-type="string" calcext:value-type="string">
            <text:p>Let $a_1,a_2,\ldots a_n,k$, and $M$ be positive integers such that</text:p>
            <text:p>$$\frac{1}{a_1}+\frac{1}{a_2}+\cdots+\frac{1}{a_n}=k\quad\text{and}\quad a_1a_2\cdots a_n=M.$$If $M&gt;1$, prove that the polynomial</text:p>
            <text:p>$$P(x)=M(x+1)^k-(x+a_1)(x+a_2)\cdots (x+a_n)$$has no positive roots.</text:p>
          </table:table-cell>
          <table:table-cell/>
        </table:table-row>
        <table:table-row table:style-name="ro8">
          <table:table-cell office:value-type="string" calcext:value-type="string">
            <text:p>2017 IMO ShortIist</text:p>
          </table:table-cell>
          <table:table-cell office:value-type="float" office:value="2017" calcext:value-type="float">
            <text:p>2017</text:p>
          </table:table-cell>
          <table:table-cell office:value-type="string" calcext:value-type="string">
            <text:p>A2</text:p>
          </table:table-cell>
          <table:table-cell/>
          <table:table-cell office:value-type="string" calcext:value-type="string">
            <text:p>Let $q$ be a real number. Gugu has a napkin with ten distinct real numbers written on it, and he writes the following three lines of real numbers on the blackboard:</text:p>
            <text:p>\begin{itemize}</text:p>
            <text:p>\item In the first line, Gugu writes down every number of the form $a-b$, where $a$ and $b$ are two (not necessarily distinct) numbers on his napkin.</text:p>
            <text:p>\item In the second line, Gugu writes down every number of the form $qab$, where $a$ and $b$ are</text:p>
            <text:p>two (not necessarily distinct) numbers from the first line.</text:p>
            <text:p>\item In the third line, Gugu writes down every number of the form $a^2+b^2-c^2-d^2$, where $a, b, c, d$ are four (not necessarily distinct) numbers from the first line.</text:p>
            <text:p>\end{itemize}</text:p>
            <text:p>Determine all values of $q$ such that, regardless of the numbers on Gugu's napkin, every number in the second line is also a number in the third line.</text:p>
          </table:table-cell>
          <table:table-cell office:value-type="string" calcext:value-type="string">
            <text:p>https://artofproblemsolving.com/community/c686986_2017_imo_shortiist</text:p>
          </table:table-cell>
          <table:table-cell office:value-type="string" calcext:value-type="string">
            <text:p>Let $q$ be a real number. Gugu has a napkin with ten distinct real numbers written on it, and he writes the following three lines of real numbers on the blackboard:</text:p>
            <text:p>\begin{itemize}</text:p>
            <text:p>\item In the first line, Gugu writes down every number of the form $a-b$, where $a$ and $b$ are two (not necessarily distinct) numbers on his napkin.</text:p>
            <text:p>\item In the second line, Gugu writes down every number of the form $qab$, where $a$ and $b$ are</text:p>
            <text:p>two (not necessarily distinct) numbers from the first line.</text:p>
            <text:p>\item In the third line, Gugu writes down every number of the form $a^2+b^2-c^2-d^2$, where $a, b, c, d$ are four (not necessarily distinct) numbers from the first line.</text:p>
            <text:p>\end{itemize}</text:p>
            <text:p>Determine all values of $q$ such that, regardless of the numbers on Gugu's napkin, every number in the second line is also a number in the third line.</text:p>
          </table:table-cell>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A3</text:p>
          </table:table-cell>
          <table:table-cell/>
          <table:table-cell office:value-type="string" calcext:value-type="string">
            <text:p>Let $S$ be a finite set, and let $\mathcal{A}$ be the set of all functions from $S$ to $S$. Let $f$ be an element of $\mathcal{A}$, and let $T=f(S)$ be the image of $S$ under $f$. Suppose that $f\circ g\circ f\ne g\circ f\circ g$ for every $g$ in $\mathcal{A}$ with $g\ne f$. Show that $f(T)=T$.</text:p>
          </table:table-cell>
          <table:table-cell office:value-type="string" calcext:value-type="string">
            <text:p>https://artofproblemsolving.com/community/c686986_2017_imo_shortiist</text:p>
          </table:table-cell>
          <table:table-cell office:value-type="string" calcext:value-type="string">
            <text:p>Let $S$ be a finite set, and let $\mathcal{A}$ be the set of all functions from $S$ to $S$. Let $f$ be an element of $\mathcal{A}$, and let $T=f(S)$ be the image of $S$ under $f$. Suppose that $f\circ g\circ f\ne g\circ f\circ g$ for every $g$ in $\mathcal{A}$ with $g\ne f$. Show that $f(T)=T$.</text:p>
          </table:table-cell>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A4</text:p>
          </table:table-cell>
          <table:table-cell/>
          <table:table-cell office:value-type="string" calcext:value-type="string">
            <text:p>A sequence of real numbers $a_1,a_2,\ldots$ satisfies the relation</text:p>
            <text:p>$$a_n=-\max_{i+j=n}(a_i+a_j)\qquad\text{for all}\quad n&gt;2017.$$Prove that the sequence is bounded, i.e., there is a constant $M$ such that $|a_n|\leq M$ for all positive integers $n$.</text:p>
          </table:table-cell>
          <table:table-cell office:value-type="string" calcext:value-type="string">
            <text:p>https://artofproblemsolving.com/community/c686986_2017_imo_shortiist</text:p>
          </table:table-cell>
          <table:table-cell office:value-type="string" calcext:value-type="string">
            <text:p>A sequence of real numbers $a_1,a_2,\ldots$ satisfies the relation</text:p>
            <text:p>$$a_n=-\max_{i+j=n}(a_i+a_j)\qquad\text{for all}\quad n&gt;2017.$$Prove that the sequence is bounded, i.e., there is a constant $M$ such that $|a_n|\leq M$ for all positive integers $n$.</text:p>
          </table:table-cell>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A5</text:p>
          </table:table-cell>
          <table:table-cell/>
          <table:table-cell office:value-type="string" calcext:value-type="string">
            <text:p>An integer $n \geq 3$ is given. We call an $n$-tuple of real numbers $(x_1, x_2, \dots, x_n)$ \textit{Shiny} if for each permutation $y_1, y_2, \dots, y_n$ of these numbers, we have</text:p>
            <text:p>$$\sum \limits_{i=1}^{n-1} y_i y_{i+1} = y_1y_2 + y_2y_3 + y_3y_4 + \cdots + y_{n-1}y_n \geq -1.$$Find the largest constant $K = K(n)$ such that</text:p>
            <text:p>$$\sum \limits_{1 \leq i &lt; j \leq n} x_i x_j \geq K$$holds for every Shiny $n$-tuple $(x_1, x_2, \dots, x_n)$.</text:p>
          </table:table-cell>
          <table:table-cell office:value-type="string" calcext:value-type="string">
            <text:p>https://artofproblemsolving.com/community/c686986_2017_imo_shortiist</text:p>
          </table:table-cell>
          <table:table-cell office:value-type="string" calcext:value-type="string">
            <text:p>An integer $n \geq 3$ is given. We call an $n$-tuple of real numbers $(x_1, x_2, \dots, x_n)$ \textit{Shiny} if for each permutation $y_1, y_2, \dots, y_n$ of these numbers, we have</text:p>
            <text:p>$$\sum \limits_{i=1}^{n-1} y_i y_{i+1} = y_1y_2 + y_2y_3 + y_3y_4 + \cdots + y_{n-1}y_n \geq -1.$$Find the largest constant $K = K(n)$ such that</text:p>
            <text:p>$$\sum \limits_{1 \leq i &lt; j \leq n} x_i x_j \geq K$$holds for every Shiny $n$-tuple $(x_1, x_2, \dots, x_n)$.</text:p>
          </table:table-cell>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A6</text:p>
          </table:table-cell>
          <table:table-cell office:value-type="string" calcext:value-type="string">
            <text:p>Dorlir Ahmeti, Albania</text:p>
          </table:table-cell>
          <table:table-cell office:value-type="string" calcext:value-type="string">
            <text:p>Let $\mathbb{R}$ be the set of real numbers. Determine all functions $f: \mathbb{R} \rightarrow \mathbb{R}$ such that, for any real numbers $x$ and $y$, \[ f(f(x)f(y)) + f(x+y) = f(xy). \]</text:p>
          </table:table-cell>
          <table:table-cell office:value-type="string" calcext:value-type="string">
            <text:p>https://artofproblemsolving.com/community/c686986_2017_imo_shortiist</text:p>
          </table:table-cell>
          <table:table-cell office:value-type="string" calcext:value-type="string">
            <text:p>Let $\mathbb{R}$ be the set of real numbers. Determine all functions $f: \mathbb{R} \rightarrow \mathbb{R}$ such that, for any real numbers $x$ and $y$, \[ f(f(x)f(y)) + f(x+y) = f(xy). \]</text:p>
            <text:p>\textit{Proposed by Dorlir Ahmeti, Albania}</text:p>
          </table:table-cell>
          <table:table-cell/>
        </table:table-row>
        <table:table-row table:style-name="ro12">
          <table:table-cell office:value-type="string" calcext:value-type="string">
            <text:p>2017 IMO ShortIist</text:p>
          </table:table-cell>
          <table:table-cell office:value-type="float" office:value="2017" calcext:value-type="float">
            <text:p>2017</text:p>
          </table:table-cell>
          <table:table-cell office:value-type="string" calcext:value-type="string">
            <text:p>A7</text:p>
          </table:table-cell>
          <table:table-cell/>
          <table:table-cell office:value-type="string" calcext:value-type="string">
            <text:p>Let $a_0,a_1,a_2,\ldots$ be a sequence of integers and $b_0,b_1,b_2,\ldots$ be a sequence of \textit{positive} integers such that $a_0=0,a_1=1$, and</text:p>
            <text:p>\[</text:p>
            <text:p>a_{n+1} =</text:p>
            <text:p>        \begin{cases}</text:p>
            <text:p>            a_nb_n+a_{n-1} &amp; \text{if $b_{n-1}=1$} \\</text:p>
            <text:p>            a_nb_n-a_{n-1} &amp; \text{if $b_{n-1}&gt;1$}</text:p>
            <text:p>        \end{cases}\qquad\text{for }n=1,2,\ldots.</text:p>
            <text:p>\]for $n=1,2,\ldots.$ Prove that at least one of the two numbers $a_{2017}$ and $a_{2018}$ must be greater than or equal to $2017$.</text:p>
          </table:table-cell>
          <table:table-cell office:value-type="string" calcext:value-type="string">
            <text:p>https://artofproblemsolving.com/community/c686986_2017_imo_shortiist</text:p>
          </table:table-cell>
          <table:table-cell office:value-type="string" calcext:value-type="string">
            <text:p>Let $a_0,a_1,a_2,\ldots$ be a sequence of integers and $b_0,b_1,b_2,\ldots$ be a sequence of \textit{positive} integers such that $a_0=0,a_1=1$, and</text:p>
            <text:p>\[</text:p>
            <text:p>a_{n+1} =</text:p>
            <text:p>        \begin{cases}</text:p>
            <text:p>            a_nb_n+a_{n-1} &amp; \text{if $b_{n-1}=1$} \\</text:p>
            <text:p>            a_nb_n-a_{n-1} &amp; \text{if $b_{n-1}&gt;1$}</text:p>
            <text:p>        \end{cases}\qquad\text{for }n=1,2,\ldots.</text:p>
            <text:p>\]for $n=1,2,\ldots.$ Prove that at least one of the two numbers $a_{2017}$ and $a_{2018}$ must be greater than or equal to $2017$.</text:p>
          </table:table-cell>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A8</text:p>
          </table:table-cell>
          <table:table-cell/>
          <table:table-cell office:value-type="string" calcext:value-type="string">
            <text:p>A function $f:\mathbb{R} \to \mathbb{R}$ has the following property:</text:p>
            <text:p>$$\text{For every } x,y \in \mathbb{R} \text{ such that }(f(x)+y)(f(y)+x) &gt; 0, \text{ we have } f(x)+y = f(y)+x.$$Prove that $f(x)+y \leq f(y)+x$ whenever $x&gt;y$.</text:p>
          </table:table-cell>
          <table:table-cell office:value-type="string" calcext:value-type="string">
            <text:p>https://artofproblemsolving.com/community/c686986_2017_imo_shortiist</text:p>
          </table:table-cell>
          <table:table-cell office:value-type="string" calcext:value-type="string">
            <text:p>A function $f:\mathbb{R} \to \mathbb{R}$ has the following property:</text:p>
            <text:p>$$\text{For every } x,y \in \mathbb{R} \text{ such that }(f(x)+y)(f(y)+x) &gt; 0, \text{ we have } f(x)+y = f(y)+x.$$Prove that $f(x)+y \leq f(y)+x$ whenever $x&gt;y$.</text:p>
          </table:table-cell>
          <table:table-cell/>
        </table:table-row>
        <table:table-row table:style-name="ro7">
          <table:table-cell office:value-type="string" calcext:value-type="string">
            <text:p>2017 IMO ShortIist</text:p>
          </table:table-cell>
          <table:table-cell office:value-type="float" office:value="2017" calcext:value-type="float">
            <text:p>2017</text:p>
          </table:table-cell>
          <table:table-cell office:value-type="string" calcext:value-type="string">
            <text:p>C1</text:p>
          </table:table-cell>
          <table:table-cell office:value-type="string" calcext:value-type="string">
            <text:p>Jeck Lim, Singapore</text:p>
          </table:table-cell>
          <table:table-cell office:value-type="string" calcext:value-type="string">
            <text:p>A rectangle $\mathcal{R}$ with odd integer side lengths is divided into small rectangles with integer side lengths. Prove that there is at least one among the small rectangles whose distances from the four sides of $\mathcal{R}$ are either all odd or all even.</text:p>
          </table:table-cell>
          <table:table-cell office:value-type="string" calcext:value-type="string">
            <text:p>https://artofproblemsolving.com/community/c686986_2017_imo_shortiist</text:p>
          </table:table-cell>
          <table:table-cell office:value-type="string" calcext:value-type="string">
            <text:p>A rectangle $\mathcal{R}$ with odd integer side lengths is divided into small rectangles with integer side lengths. Prove that there is at least one among the small rectangles whose distances from the four sides of $\mathcal{R}$ are either all odd or all even.</text:p>
            <text:p/>
            <text:p>\textit{Proposed by Jeck Lim, Singapore}</text:p>
          </table:table-cell>
          <table:table-cell/>
        </table:table-row>
        <table:table-row table:style-name="ro7">
          <table:table-cell office:value-type="string" calcext:value-type="string">
            <text:p>2017 IMO ShortIist</text:p>
          </table:table-cell>
          <table:table-cell office:value-type="float" office:value="2017" calcext:value-type="float">
            <text:p>2017</text:p>
          </table:table-cell>
          <table:table-cell office:value-type="string" calcext:value-type="string">
            <text:p>C2</text:p>
          </table:table-cell>
          <table:table-cell/>
          <table:table-cell office:value-type="string" calcext:value-type="string">
            <text:p>Let $n$ be a positive integer. Define a chameleon to be any sequence of $3n$ letters, with exactly $n$ occurrences of each of the letters $a, b,$ and $c$. Define a swap to be the transposition of two adjacent letters in a chameleon. Prove that for any chameleon $X$ , there exists a chameleon $Y$ such that $X$ cannot be changed to $Y$ using fewer than $3n^2/2$ swaps.</text:p>
          </table:table-cell>
          <table:table-cell office:value-type="string" calcext:value-type="string">
            <text:p>https://artofproblemsolving.com/community/c686986_2017_imo_shortiist</text:p>
          </table:table-cell>
          <table:table-cell office:value-type="string" calcext:value-type="string">
            <text:p>Let $n$ be a positive integer. Define a chameleon to be any sequence of $3n$ letters, with exactly $n$ occurrences of each of the letters $a, b,$ and $c$. Define a swap to be the transposition of two adjacent letters in a chameleon. Prove that for any chameleon $X$ , there exists a chameleon $Y$ such that $X$ cannot be changed to $Y$ using fewer than $3n^2/2$ swaps.</text:p>
          </table:table-cell>
          <table:table-cell/>
        </table:table-row>
        <table:table-row table:style-name="ro9">
          <table:table-cell office:value-type="string" calcext:value-type="string">
            <text:p>2017 IMO ShortIist</text:p>
          </table:table-cell>
          <table:table-cell office:value-type="float" office:value="2017" calcext:value-type="float">
            <text:p>2017</text:p>
          </table:table-cell>
          <table:table-cell office:value-type="string" calcext:value-type="string">
            <text:p>C3</text:p>
          </table:table-cell>
          <table:table-cell office:value-type="string" calcext:value-type="string">
            <text:p>Warut Suksompong, Thailand</text:p>
          </table:table-cell>
          <table:table-cell office:value-type="string" calcext:value-type="string">
            <text:p>Sir Alex plays the following game on a row of 9 cells. Initially, all cells are empty. In each move, Sir Alex is allowed to perform exactly one of the following two operations:</text:p>
            <text:p>\begin{enumerate}</text:p>
            <text:p>\item Choose any number of the form $2^j$, where $j$ is a non-negative integer, and put it into an empty cell.</text:p>
            <text:p>\item Choose two (not necessarily adjacent) cells with the same number in them; denote that number by $2^j$. Replace the number in one of the cells with $2^{j+1}$ and erase the number in the other cell.</text:p>
            <text:p>\end{enumerate}</text:p>
            <text:p>At the end of the game, one cell contains $2^n$, where $n$ is a given positive integer, while the other cells are empty. Determine the maximum number of moves that Sir Alex could have made, in terms of $n$.</text:p>
          </table:table-cell>
          <table:table-cell office:value-type="string" calcext:value-type="string">
            <text:p>https://artofproblemsolving.com/community/c686986_2017_imo_shortiist</text:p>
          </table:table-cell>
          <table:table-cell office:value-type="string" calcext:value-type="string">
            <text:p>Sir Alex plays the following game on a row of 9 cells. Initially, all cells are empty. In each move, Sir Alex is allowed to perform exactly one of the following two operations:</text:p>
            <text:p>\begin{enumerate}</text:p>
            <text:p>\item Choose any number of the form $2^j$, where $j$ is a non-negative integer, and put it into an empty cell.</text:p>
            <text:p>\item Choose two (not necessarily adjacent) cells with the same number in them; denote that number by $2^j$. Replace the number in one of the cells with $2^{j+1}$ and erase the number in the other cell.</text:p>
            <text:p>\end{enumerate}</text:p>
            <text:p>At the end of the game, one cell contains $2^n$, where $n$ is a given positive integer, while the other cells are empty. Determine the maximum number of moves that Sir Alex could have made, in terms of $n$.</text:p>
            <text:p/>
            <text:p>\textit{Proposed by Warut Suksompong, Thailand}</text:p>
          </table:table-cell>
          <table:table-cell/>
        </table:table-row>
        <table:table-row table:style-name="ro11">
          <table:table-cell office:value-type="string" calcext:value-type="string">
            <text:p>2017 IMO ShortIist</text:p>
          </table:table-cell>
          <table:table-cell office:value-type="float" office:value="2017" calcext:value-type="float">
            <text:p>2017</text:p>
          </table:table-cell>
          <table:table-cell office:value-type="string" calcext:value-type="string">
            <text:p>C4</text:p>
          </table:table-cell>
          <table:table-cell office:value-type="string" calcext:value-type="string">
            <text:p>Grigory Chelnokov, Russia</text:p>
          </table:table-cell>
          <table:table-cell office:value-type="string" calcext:value-type="string">
            <text:p>An integer $N \ge 2$ is given. A collection of $N(N + 1)$ soccer players, no two of whom are of the same height, stand in a row. Sir Alex wants to remove $N(N - 1)$ players from this row leaving a new row of $2N$ players in which the following $N$ conditions hold:</text:p>
            <text:p>($1$) no one stands between the two tallest players,</text:p>
            <text:p>($2$) no one stands between the third and fourth tallest players,</text:p>
            <text:p>$\;\;\vdots$</text:p>
            <text:p>($N$) no one stands between the two shortest players.</text:p>
            <text:p/>
            <text:p>Show that this is always possible.</text:p>
          </table:table-cell>
          <table:table-cell office:value-type="string" calcext:value-type="string">
            <text:p>https://artofproblemsolving.com/community/c686986_2017_imo_shortiist</text:p>
          </table:table-cell>
          <table:table-cell office:value-type="string" calcext:value-type="string">
            <text:p>An integer $N \ge 2$ is given. A collection of $N(N + 1)$ soccer players, no two of whom are of the same height, stand in a row. Sir Alex wants to remove $N(N - 1)$ players from this row leaving a new row of $2N$ players in which the following $N$ conditions hold:</text:p>
            <text:p>($1$) no one stands between the two tallest players,</text:p>
            <text:p>($2$) no one stands between the third and fourth tallest players,</text:p>
            <text:p>$\;\;\vdots$</text:p>
            <text:p>($N$) no one stands between the two shortest players.</text:p>
            <text:p/>
            <text:p>Show that this is always possible.</text:p>
            <text:p/>
            <text:p>\textit{Proposed by Grigory Chelnokov, Russia}</text:p>
          </table:table-cell>
          <table:table-cell/>
        </table:table-row>
        <table:table-row table:style-name="ro14">
          <table:table-cell office:value-type="string" calcext:value-type="string">
            <text:p>2017 IMO ShortIist</text:p>
          </table:table-cell>
          <table:table-cell office:value-type="float" office:value="2017" calcext:value-type="float">
            <text:p>2017</text:p>
          </table:table-cell>
          <table:table-cell office:value-type="string" calcext:value-type="string">
            <text:p>C5</text:p>
          </table:table-cell>
          <table:table-cell office:value-type="string" calcext:value-type="string">
            <text:p>Gerhard Woeginger, Austria</text:p>
          </table:table-cell>
          <table:table-cell office:value-type="string" calcext:value-type="string">
            <text:p>A hunter and an invisible rabbit play a game in the Euclidean plane. The rabbit's starting point, $A_0,$ and the hunter's starting point, $B_0$ are the same. After $n-1$ rounds of the game, the rabbit is at point $A_{n-1}$ and the hunter is at point $B_{n-1}.$ In the $n^{\text{th}}$ round of the game, three things occur in order:</text:p>
            <text:p>\begin{enumerate}</text:p>
            <text:p>\item The rabbit moves invisibly to a point $A_n$ such that the distance between $A_{n-1}$ and $A_n$ is exactly $1.$</text:p>
            <text:p/>
            <text:p>\item A tracking device reports a point $P_n$ to the hunter. The only guarantee provided by the tracking device to the hunter is that the distance between $P_n$ and $A_n$ is at most $1.$</text:p>
            <text:p/>
            <text:p>\item The hunter moves visibly to a point $B_n$ such that the distance between $B_{n-1}$ and $B_n$ is exactly $1.$</text:p>
            <text:p>\end{enumerate}</text:p>
            <text:p>Is it always possible, no matter how the rabbit moves, and no matter what points are reported by the tracking device, for the hunter to choose her moves so that after $10^9$ rounds, she can ensure that the distance between her and the rabbit is at most $100?$</text:p>
          </table:table-cell>
          <table:table-cell office:value-type="string" calcext:value-type="string">
            <text:p>https://artofproblemsolving.com/community/c686986_2017_imo_shortiist</text:p>
          </table:table-cell>
          <table:table-cell office:value-type="string" calcext:value-type="string">
            <text:p>A hunter and an invisible rabbit play a game in the Euclidean plane. The rabbit's starting point, $A_0,$ and the hunter's starting point, $B_0$ are the same. After $n-1$ rounds of the game, the rabbit is at point $A_{n-1}$ and the hunter is at point $B_{n-1}.$ In the $n^{\text{th}}$ round of the game, three things occur in order:</text:p>
            <text:p>\begin{enumerate}</text:p>
            <text:p>\item The rabbit moves invisibly to a point $A_n$ such that the distance between $A_{n-1}$ and $A_n$ is exactly $1.$</text:p>
            <text:p/>
            <text:p>\item A tracking device reports a point $P_n$ to the hunter. The only guarantee provided by the tracking device to the hunter is that the distance between $P_n$ and $A_n$ is at most $1.$</text:p>
            <text:p/>
            <text:p>\item The hunter moves visibly to a point $B_n$ such that the distance between $B_{n-1}$ and $B_n$ is exactly $1.$</text:p>
            <text:p>\end{enumerate}</text:p>
            <text:p>Is it always possible, no matter how the rabbit moves, and no matter what points are reported by the tracking device, for the hunter to choose her moves so that after $10^9$ rounds, she can ensure that the distance between her and the rabbit is at most $100?$</text:p>
            <text:p/>
            <text:p>\textit{Proposed by Gerhard Woeginger, Austria}</text:p>
          </table:table-cell>
          <table:table-cell/>
        </table:table-row>
        <table:table-row table:style-name="ro10">
          <table:table-cell office:value-type="string" calcext:value-type="string">
            <text:p>2017 IMO ShortIist</text:p>
          </table:table-cell>
          <table:table-cell office:value-type="float" office:value="2017" calcext:value-type="float">
            <text:p>2017</text:p>
          </table:table-cell>
          <table:table-cell office:value-type="string" calcext:value-type="string">
            <text:p>C6</text:p>
          </table:table-cell>
          <table:table-cell/>
          <table:table-cell office:value-type="string" calcext:value-type="string">
            <text:p>Let $n &gt; 1$ be a given integer. An $n \times n \times n$ cube is composed of $n^3$ unit cubes. Each unit cube is painted with one colour. For each $n \times n \times 1$ box consisting of $n^2$ unit cubes (in any of the three possible orientations), we consider the set of colours present in that box (each colour is listed only once). This way, we get $3n$ sets of colours, split into three groups according to the orientation.</text:p>
            <text:p/>
            <text:p>It happens that for every set in any group, the same set appears in both of the other groups. Determine, in terms of $n$, the maximal possible number of colours that are present.</text:p>
          </table:table-cell>
          <table:table-cell office:value-type="string" calcext:value-type="string">
            <text:p>https://artofproblemsolving.com/community/c686986_2017_imo_shortiist</text:p>
          </table:table-cell>
          <table:table-cell office:value-type="string" calcext:value-type="string">
            <text:p>Let $n &gt; 1$ be a given integer. An $n \times n \times n$ cube is composed of $n^3$ unit cubes. Each unit cube is painted with one colour. For each $n \times n \times 1$ box consisting of $n^2$ unit cubes (in any of the three possible orientations), we consider the set of colours present in that box (each colour is listed only once). This way, we get $3n$ sets of colours, split into three groups according to the orientation.</text:p>
            <text:p/>
            <text:p>It happens that for every set in any group, the same set appears in both of the other groups. Determine, in terms of $n$, the maximal possible number of colours that are present.</text:p>
          </table:table-cell>
          <table:table-cell/>
        </table:table-row>
        <table:table-row table:style-name="ro7">
          <table:table-cell office:value-type="string" calcext:value-type="string">
            <text:p>2017 IMO ShortIist</text:p>
          </table:table-cell>
          <table:table-cell office:value-type="float" office:value="2017" calcext:value-type="float">
            <text:p>2017</text:p>
          </table:table-cell>
          <table:table-cell office:value-type="string" calcext:value-type="string">
            <text:p>C7</text:p>
          </table:table-cell>
          <table:table-cell office:value-type="string" calcext:value-type="string">
            <text:p>Alex Zhai, United States</text:p>
          </table:table-cell>
          <table:table-cell office:value-type="string" calcext:value-type="string">
            <text:p>For any finite sets $X$ and $Y$ of positive integers, denote by $f_X(k)$ the $k^{\text{th}}$ smallest positive integer not in $X$, and let $$X*Y=X\cup \{ f_X(y):y\in Y\}.$$Let <text:s/>$A$ be a set of $a&gt;0$ positive integers and let $B$ be a set of $b&gt;0$ positive integers. Prove that if $A*B=B*A$, then $$\underbrace{A*(A*\cdots (A*(A*A))\cdots )}_{\text{ A appears $b$ times}}=\underbrace{B*(B*\cdots (B*(B*B))\cdots )}_{\text{ B appears $a$ times}}.$$</text:p>
          </table:table-cell>
          <table:table-cell office:value-type="string" calcext:value-type="string">
            <text:p>https://artofproblemsolving.com/community/c686986_2017_imo_shortiist</text:p>
          </table:table-cell>
          <table:table-cell office:value-type="string" calcext:value-type="string">
            <text:p>For any finite sets $X$ and $Y$ of positive integers, denote by $f_X(k)$ the $k^{\text{th}}$ smallest positive integer not in $X$, and let $$X*Y=X\cup \{ f_X(y):y\in Y\}.$$Let  $A$ be a set of $a&gt;0$ positive integers and let $B$ be a set of $b&gt;0$ positive integers. Prove that if $A*B=B*A$, then $$\underbrace{A*(A*\cdots (A*(A*A))\cdots )}_{\text{ A appears $b$ times}}=\underbrace{B*(B*\cdots (B*(B*B))\cdots )}_{\text{ B appears $a$ times}}.$$</text:p>
            <text:p>\textit{Proposed by Alex Zhai, United States}</text:p>
          </table:table-cell>
          <table:table-cell/>
        </table:table-row>
        <table:table-row table:style-name="ro2">
          <table:table-cell office:value-type="string" calcext:value-type="string">
            <text:p>2017 IMO ShortIist</text:p>
          </table:table-cell>
          <table:table-cell office:value-type="float" office:value="2017" calcext:value-type="float">
            <text:p>2017</text:p>
          </table:table-cell>
          <table:table-cell office:value-type="string" calcext:value-type="string">
            <text:p>C8</text:p>
          </table:table-cell>
          <table:table-cell/>
          <table:table-cell office:value-type="string" calcext:value-type="string">
            <text:p>Let $n$ be a given positive integer. In the Cartesian plane, each lattice point with nonnegative coordinates initially contains a butterfly, and there are no other butterflies. The \textit{neighborhood} of a lattice point $c$ consists of all lattice points within the axis-aligned $(2n+1) \times (2n+1)$ square entered at $c$, apart from $c$ itself. We call a butterfly \textit{lonely}, \textit{crowded}, or \textit{comfortable}, depending on whether the number of butterflies in its neighborhood $N$ is respectively less than, greater than, or equal to half of the number of lattice points in $N$. Every minute, all lonely butterflies fly away simultaneously. This process goes on for as long as there are any lonely butterflies. Assuming that the process eventually stops, determine the number of comfortable butterflies at the final state.</text:p>
          </table:table-cell>
          <table:table-cell office:value-type="string" calcext:value-type="string">
            <text:p>https://artofproblemsolving.com/community/c686986_2017_imo_shortiist</text:p>
          </table:table-cell>
          <table:table-cell office:value-type="string" calcext:value-type="string">
            <text:p>Let $n$ be a given positive integer. In the Cartesian plane, each lattice point with nonnegative coordinates initially contains a butterfly, and there are no other butterflies. The \textit{neighborhood} of a lattice point $c$ consists of all lattice points within the axis-aligned $(2n+1) \times (2n+1)$ square entered at $c$, apart from $c$ itself. We call a butterfly \textit{lonely}, \textit{crowded}, or \textit{comfortable}, depending on whether the number of butterflies in its neighborhood $N$ is respectively less than, greater than, or equal to half of the number of lattice points in $N$. Every minute, all lonely butterflies fly away simultaneously. This process goes on for as long as there are any lonely butterflies. Assuming that the process eventually stops, determine the number of comfortable butterflies at the final state.</text:p>
          </table:table-cell>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G1</text:p>
          </table:table-cell>
          <table:table-cell/>
          <table:table-cell office:value-type="string" calcext:value-type="string">
            <text:p>Let $ABCDE$ be a convex pentagon such that $AB=BC=CD$, $\angle{EAB}=\angle{BCD}$, and $\angle{EDC}=\angle{CBA}$. Prove that the perpendicular line from $E$ to $BC$ and the line segments $AC$ and $BD$ are concurrent.</text:p>
          </table:table-cell>
          <table:table-cell office:value-type="string" calcext:value-type="string">
            <text:p>https://artofproblemsolving.com/community/c686986_2017_imo_shortiist</text:p>
          </table:table-cell>
          <table:table-cell office:value-type="string" calcext:value-type="string">
            <text:p>Let $ABCDE$ be a convex pentagon such that $AB=BC=CD$, $\angle{EAB}=\angle{BCD}$, and $\angle{EDC}=\angle{CBA}$. Prove that the perpendicular line from $E$ to $BC$ and the line segments $AC$ and $BD$ are concurrent.</text:p>
          </table:table-cell>
          <table:table-cell/>
        </table:table-row>
        <table:table-row table:style-name="ro3">
          <table:table-cell office:value-type="string" calcext:value-type="string">
            <text:p>2017 IMO ShortIist</text:p>
          </table:table-cell>
          <table:table-cell office:value-type="float" office:value="2017" calcext:value-type="float">
            <text:p>2017</text:p>
          </table:table-cell>
          <table:table-cell office:value-type="string" calcext:value-type="string">
            <text:p>G2</text:p>
          </table:table-cell>
          <table:table-cell office:value-type="string" calcext:value-type="string">
            <text:p>Charles Leytem, Luxembourg</text:p>
          </table:table-cell>
          <table:table-cell office:value-type="string" calcext:value-type="string">
            <text:p>Let $R$ and $S$ be different points on a circle $\Omega$ such that $RS$ is not a diameter. Let $\ell$ be the tangent line to $\Omega$ at $R$. Point $T$ is such that $S$ is the midpoint of the line segment $RT$. Point $J$ is chosen on the shorter arc $RS$ of $\Omega$ so that the circumcircle $\Gamma$ of triangle $JST$ intersects $\ell$ at two distinct points. Let $A$ be the common point of $\Gamma$ and $\ell$ that is closer to $R$. Line $AJ$ meets $\Omega$ again at $K$. Prove that the line $KT$ is tangent to $\Gamma$.</text:p>
          </table:table-cell>
          <table:table-cell office:value-type="string" calcext:value-type="string">
            <text:p>https://artofproblemsolving.com/community/c686986_2017_imo_shortiist</text:p>
          </table:table-cell>
          <table:table-cell office:value-type="string" calcext:value-type="string">
            <text:p>Let $R$ and $S$ be different points on a circle $\Omega$ such that $RS$ is not a diameter. Let $\ell$ be the tangent line to $\Omega$ at $R$. Point $T$ is such that $S$ is the midpoint of the line segment $RT$. Point $J$ is chosen on the shorter arc $RS$ of $\Omega$ so that the circumcircle $\Gamma$ of triangle $JST$ intersects $\ell$ at two distinct points. Let $A$ be the common point of $\Gamma$ and $\ell$ that is closer to $R$. Line $AJ$ meets $\Omega$ again at $K$. Prove that the line $KT$ is tangent to $\Gamma$.</text:p>
            <text:p/>
            <text:p>\textit{Proposed by Charles Leytem, Luxembourg}</text:p>
          </table:table-cell>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G3</text:p>
          </table:table-cell>
          <table:table-cell/>
          <table:table-cell office:value-type="string" calcext:value-type="string">
            <text:p>Let $O$ be the circumcenter of an acute triangle $ABC$. Line $OA$ intersects the altitudes of $ABC$ through $B$ and $C$ at $P$ and $Q$, respectively. The altitudes meet at $H$. Prove that the circumcenter of triangle $PQH$ lies on a median of triangle $ABC$.</text:p>
          </table:table-cell>
          <table:table-cell office:value-type="string" calcext:value-type="string">
            <text:p>https://artofproblemsolving.com/community/c686986_2017_imo_shortiist</text:p>
          </table:table-cell>
          <table:table-cell office:value-type="string" calcext:value-type="string">
            <text:p>Let $O$ be the circumcenter of an acute triangle $ABC$. Line $OA$ intersects the altitudes of $ABC$ through $B$ and $C$ at $P$ and $Q$, respectively. The altitudes meet at $H$. Prove that the circumcenter of triangle $PQH$ lies on a median of triangle $ABC$.</text:p>
          </table:table-cell>
          <table:table-cell/>
        </table:table-row>
        <table:table-row table:style-name="ro13">
          <table:table-cell office:value-type="string" calcext:value-type="string">
            <text:p>2017 IMO ShortIist</text:p>
          </table:table-cell>
          <table:table-cell office:value-type="float" office:value="2017" calcext:value-type="float">
            <text:p>2017</text:p>
          </table:table-cell>
          <table:table-cell office:value-type="string" calcext:value-type="string">
            <text:p>G4</text:p>
          </table:table-cell>
          <table:table-cell/>
          <table:table-cell office:value-type="string" calcext:value-type="string">
            <text:p>In triangle $ABC$, let $\omega$ be the excircle opposite to $A$. Let $D, E$ and $F$ be the points where $\omega$ is tangent to $BC, CA$, and $AB$, respectively. The circle $AEF$ intersects line $BC$ at $P$ and $Q$. Let $M$ be the midpoint of $AD$. Prove that the circle $MPQ$ is tangent to $\omega$.</text:p>
          </table:table-cell>
          <table:table-cell office:value-type="string" calcext:value-type="string">
            <text:p>https://artofproblemsolving.com/community/c686986_2017_imo_shortiist</text:p>
          </table:table-cell>
          <table:table-cell office:value-type="string" calcext:value-type="string">
            <text:p>In triangle $ABC$, let $\omega$ be the excircle opposite to $A$. Let $D, E$ and $F$ be the points where $\omega$ is tangent to $BC, CA$, and $AB$, respectively. The circle $AEF$ intersects line $BC$ at $P$ and $Q$. Let $M$ be the midpoint of $AD$. Prove that the circle $MPQ$ is tangent to $\omega$.</text:p>
          </table:table-cell>
          <table:table-cell/>
        </table:table-row>
        <table:table-row table:style-name="ro7">
          <table:table-cell office:value-type="string" calcext:value-type="string">
            <text:p>2017 IMO ShortIist</text:p>
          </table:table-cell>
          <table:table-cell office:value-type="float" office:value="2017" calcext:value-type="float">
            <text:p>2017</text:p>
          </table:table-cell>
          <table:table-cell office:value-type="string" calcext:value-type="string">
            <text:p>G5</text:p>
          </table:table-cell>
          <table:table-cell/>
          <table:table-cell office:value-type="string" calcext:value-type="string">
            <text:p>Let $ABCC_1B_1A_1$ be a convex hexagon such that $AB=BC$, and suppose that the line segments $AA_1, BB_1$, and $CC_1$ have the same perpendicular bisector. Let the diagonals $AC_1$ and $A_1C$ meet at $D$, and denote by $\omega$ the circle $ABC$. Let $\omega$ intersect the circle $A_1BC_1$ again at $E \neq B$. Prove that the lines $BB_1$ and $DE$ intersect on $\omega$.</text:p>
          </table:table-cell>
          <table:table-cell office:value-type="string" calcext:value-type="string">
            <text:p>https://artofproblemsolving.com/community/c686986_2017_imo_shortiist</text:p>
          </table:table-cell>
          <table:table-cell office:value-type="string" calcext:value-type="string">
            <text:p>Let $ABCC_1B_1A_1$ be a convex hexagon such that $AB=BC$, and suppose that the line segments $AA_1, BB_1$, and $CC_1$ have the same perpendicular bisector. Let the diagonals $AC_1$ and $A_1C$ meet at $D$, and denote by $\omega$ the circle $ABC$. Let $\omega$ intersect the circle $A_1BC_1$ again at $E \neq B$. Prove that the lines $BB_1$ and $DE$ intersect on $\omega$.</text:p>
          </table:table-cell>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G6</text:p>
          </table:table-cell>
          <table:table-cell/>
          <table:table-cell office:value-type="string" calcext:value-type="string">
            <text:p>Let $n\ge3$ be an integer. Two regular $n$-gons $\mathcal{A}$ and $\mathcal{B}$ are given in the plane. Prove that the vertices of $\mathcal{A}$ that lie inside $\mathcal{B}$ or on its boundary are consecutive.</text:p>
            <text:p/>
            <text:p>(That is, prove that there exists a line separating those vertices of $\mathcal{A}$ that lie inside $\mathcal{B}$ or on its boundary from the other vertices of $\mathcal{A}$.)</text:p>
          </table:table-cell>
          <table:table-cell office:value-type="string" calcext:value-type="string">
            <text:p>https://artofproblemsolving.com/community/c686986_2017_imo_shortiist</text:p>
          </table:table-cell>
          <table:table-cell office:value-type="string" calcext:value-type="string">
            <text:p>Let $n\ge3$ be an integer. Two regular $n$-gons $\mathcal{A}$ and $\mathcal{B}$ are given in the plane. Prove that the vertices of $\mathcal{A}$ that lie inside $\mathcal{B}$ or on its boundary are consecutive.</text:p>
            <text:p/>
            <text:p>(That is, prove that there exists a line separating those vertices of $\mathcal{A}$ that lie inside $\mathcal{B}$ or on its boundary from the other vertices of $\mathcal{A}$.)</text:p>
          </table:table-cell>
          <table:table-cell/>
        </table:table-row>
        <table:table-row table:style-name="ro7">
          <table:table-cell office:value-type="string" calcext:value-type="string">
            <text:p>2017 IMO ShortIist</text:p>
          </table:table-cell>
          <table:table-cell office:value-type="float" office:value="2017" calcext:value-type="float">
            <text:p>2017</text:p>
          </table:table-cell>
          <table:table-cell office:value-type="string" calcext:value-type="string">
            <text:p>G7</text:p>
          </table:table-cell>
          <table:table-cell/>
          <table:table-cell office:value-type="string" calcext:value-type="string">
            <text:p>A convex <text:s/>quadrilateral $ABCD$ has an inscribed circle with center $I$. Let $I_a, I_b, I_c$ and $I_d$ be the incenters of the triangles $DAB, ABC, BCD$ and $CDA$, respectively. Suppose that the common external tangents of the circles $AI_bI_d$ and $CI_bI_d$ meet at $X$, and the common external tangents of the circles $BI_aI_c$ and $DI_aI_c$ meet at $Y$. Prove that $\angle{XIY}=90^{\circ}$.</text:p>
          </table:table-cell>
          <table:table-cell office:value-type="string" calcext:value-type="string">
            <text:p>https://artofproblemsolving.com/community/c686986_2017_imo_shortiist</text:p>
          </table:table-cell>
          <table:table-cell office:value-type="string" calcext:value-type="string">
            <text:p>A convex <text:s/>quadrilateral $ABCD$ has an inscribed circle with center $I$. Let $I_a, I_b, I_c$ and $I_d$ be the incenters of the triangles $DAB, ABC, BCD$ and $CDA$, respectively. Suppose that the common external tangents of the circles $AI_bI_d$ and $CI_bI_d$ meet at $X$, and the common external tangents of the circles $BI_aI_c$ and $DI_aI_c$ meet at $Y$. Prove that $\angle{XIY}=90^{\circ}$.</text:p>
          </table:table-cell>
          <table:table-cell/>
        </table:table-row>
        <table:table-row table:style-name="ro10">
          <table:table-cell office:value-type="string" calcext:value-type="string">
            <text:p>2017 IMO ShortIist</text:p>
          </table:table-cell>
          <table:table-cell office:value-type="float" office:value="2017" calcext:value-type="float">
            <text:p>2017</text:p>
          </table:table-cell>
          <table:table-cell office:value-type="string" calcext:value-type="string">
            <text:p>G8</text:p>
          </table:table-cell>
          <table:table-cell/>
          <table:table-cell office:value-type="string" calcext:value-type="string">
            <text:p>There are $2017$ mutually external circles drawn on a blackboard, such that no two are tangent and no three share a common tangent. A tangent segment is a line segment that is a common tangent to two circles, starting at one tangent point and ending at the other one. Luciano is drawing tangent segments on the blackboard, one at a time, so that no tangent segment intersects any other circles or previously drawn tangent segments. Luciano keeps drawing tangent segments until no more can be drawn.</text:p>
            <text:p/>
            <text:p>Find all possible numbers of tangent segments when Luciano stops drawing.</text:p>
          </table:table-cell>
          <table:table-cell office:value-type="string" calcext:value-type="string">
            <text:p>https://artofproblemsolving.com/community/c686986_2017_imo_shortiist</text:p>
          </table:table-cell>
          <table:table-cell office:value-type="string" calcext:value-type="string">
            <text:p>There are $2017$ mutually external circles drawn on a blackboard, such that no two are tangent and no three share a common tangent. A tangent segment is a line segment that is a common tangent to two circles, starting at one tangent point and ending at the other one. Luciano is drawing tangent segments on the blackboard, one at a time, so that no tangent segment intersects any other circles or previously drawn tangent segments. Luciano keeps drawing tangent segments until no more can be drawn.</text:p>
            <text:p/>
            <text:p>Find all possible numbers of tangent segments when Luciano stops drawing.</text:p>
          </table:table-cell>
          <table:table-cell/>
        </table:table-row>
        <table:table-row table:style-name="ro2">
          <table:table-cell office:value-type="string" calcext:value-type="string">
            <text:p>2017 IMO ShortIist</text:p>
          </table:table-cell>
          <table:table-cell office:value-type="float" office:value="2017" calcext:value-type="float">
            <text:p>2017</text:p>
          </table:table-cell>
          <table:table-cell office:value-type="string" calcext:value-type="string">
            <text:p>N1</text:p>
          </table:table-cell>
          <table:table-cell office:value-type="string" calcext:value-type="string">
            <text:p>Stephan Wagner, South Africa</text:p>
          </table:table-cell>
          <table:table-cell office:value-type="string" calcext:value-type="string">
            <text:p>For each integer $a_0 &gt; 1$, define the sequence $a_0, a_1, a_2, \ldots$ for $n \geq 0$ as</text:p>
            <text:p>$$a_{n+1} = </text:p>
            <text:p>\begin{cases}</text:p>
            <text:p>\sqrt{a_n} &amp; \text{if } \sqrt{a_n} \text{ is an integer,} \\</text:p>
            <text:p>a_n + 3 &amp; \text{otherwise.}</text:p>
            <text:p>\end{cases}</text:p>
            <text:p>$$Determine all values of $a_0$ such that there exists a number $A$ such that $a_n = A$ for infinitely many values of $n$.</text:p>
          </table:table-cell>
          <table:table-cell office:value-type="string" calcext:value-type="string">
            <text:p>https://artofproblemsolving.com/community/c686986_2017_imo_shortiist</text:p>
          </table:table-cell>
          <table:table-cell office:value-type="string" calcext:value-type="string">
            <text:p>For each integer $a_0 &gt; 1$, define the sequence $a_0, a_1, a_2, \ldots$ for $n \geq 0$ as</text:p>
            <text:p>$$a_{n+1} = </text:p>
            <text:p>\begin{cases}</text:p>
            <text:p>\sqrt{a_n} &amp; \text{if } \sqrt{a_n} \text{ is an integer,} \\</text:p>
            <text:p>a_n + 3 &amp; \text{otherwise.}</text:p>
            <text:p>\end{cases}</text:p>
            <text:p>$$Determine all values of $a_0$ such that there exists a number $A$ such that $a_n = A$ for infinitely many values of $n$.</text:p>
            <text:p/>
            <text:p>\textit{Proposed by Stephan Wagner, South Africa}</text:p>
          </table:table-cell>
          <table:table-cell/>
        </table:table-row>
        <table:table-row table:style-name="ro12">
          <table:table-cell office:value-type="string" calcext:value-type="string">
            <text:p>2017 IMO ShortIist</text:p>
          </table:table-cell>
          <table:table-cell office:value-type="float" office:value="2017" calcext:value-type="float">
            <text:p>2017</text:p>
          </table:table-cell>
          <table:table-cell office:value-type="string" calcext:value-type="string">
            <text:p>N2</text:p>
          </table:table-cell>
          <table:table-cell office:value-type="string" calcext:value-type="string">
            <text:p>Amine Natik, Morocco</text:p>
          </table:table-cell>
          <table:table-cell office:value-type="string" calcext:value-type="string">
            <text:p>Let $ p \geq 2$ be a prime number. Eduardo and Fernando play the following game making moves alternately: in each move, the current player chooses an index $i$ in the set $\{0,1,2,\ldots, p-1 \}$ that was not chosen before by either of the two players and then chooses an element $a_i$ from the set $\{0,1,2,3,4,5,6,7,8,9\}$. Eduardo has the first move. The game ends after all the indices have been chosen .Then the following number is computed:</text:p>
            <text:p>$$M=a_0+a_110+a_210^2+\cdots+a_{p-1}10^{p-1}= \sum_{i=0}^{p-1}a_i.10^i$$.</text:p>
            <text:p>The goal of Eduardo is to make  $M$ divisible by $p$, and the goal of Fernando is to prevent this.</text:p>
            <text:p/>
            <text:p>Prove that Eduardo has a winning strategy.</text:p>
          </table:table-cell>
          <table:table-cell office:value-type="string" calcext:value-type="string">
            <text:p>https://artofproblemsolving.com/community/c686986_2017_imo_shortiist</text:p>
          </table:table-cell>
          <table:table-cell office:value-type="string" calcext:value-type="string">
            <text:p>Let $ p \geq 2$ be a prime number. Eduardo and Fernando play the following game making moves alternately: in each move, the current player chooses an index $i$ in the set $\{0,1,2,\ldots, p-1 \}$ that was not chosen before by either of the two players and then chooses an element $a_i$ from the set $\{0,1,2,3,4,5,6,7,8,9\}$. Eduardo has the first move. The game ends after all the indices have been chosen .Then the following number is computed:</text:p>
            <text:p>$$M=a_0+a_110+a_210^2+\cdots+a_{p-1}10^{p-1}= \sum_{i=0}^{p-1}a_i.10^i$$.</text:p>
            <text:p>The goal of Eduardo is to make  $M$ divisible by $p$, and the goal of Fernando is to prevent this.</text:p>
            <text:p/>
            <text:p>Prove that Eduardo has a winning strategy.</text:p>
            <text:p/>
            <text:p>\textit{Proposed by Amine Natik, Morocco}</text:p>
          </table:table-cell>
          <table:table-cell/>
        </table:table-row>
        <table:table-row table:style-name="ro7">
          <table:table-cell office:value-type="string" calcext:value-type="string">
            <text:p>2017 IMO ShortIist</text:p>
          </table:table-cell>
          <table:table-cell office:value-type="float" office:value="2017" calcext:value-type="float">
            <text:p>2017</text:p>
          </table:table-cell>
          <table:table-cell office:value-type="string" calcext:value-type="string">
            <text:p>N3</text:p>
          </table:table-cell>
          <table:table-cell office:value-type="string" calcext:value-type="string">
            <text:p>Warut Suksompong, Thailand</text:p>
          </table:table-cell>
          <table:table-cell office:value-type="string" calcext:value-type="string">
            <text:p>Determine all integers $ n\geq 2$ having the following property: for any integers $a_1,a_2,\ldots, a_n$ whose sum is not divisible by $n$, there exists an index $1 \leq i \leq n$ such that none of the numbers $$a_i,a_i+a_{i+1},\ldots,a_i+a_{i+1}+\ldots+a_{i+n-1}$$is divisible by $n$. Here, we let $a_i=a_{i-n}$ when $i &gt;n$.</text:p>
          </table:table-cell>
          <table:table-cell office:value-type="string" calcext:value-type="string">
            <text:p>https://artofproblemsolving.com/community/c686986_2017_imo_shortiist</text:p>
          </table:table-cell>
          <table:table-cell office:value-type="string" calcext:value-type="string">
            <text:p>Determine all integers $ n\geq 2$ having the following property: for any integers $a_1,a_2,\ldots, a_n$ whose sum is not divisible by $n$, there exists an index $1 \leq i \leq n$ such that none of the numbers $$a_i,a_i+a_{i+1},\ldots,a_i+a_{i+1}+\ldots+a_{i+n-1}$$is divisible by $n$. Here, we let $a_i=a_{i-n}$ when $i &gt;n$.</text:p>
            <text:p/>
            <text:p>\textit{Proposed by Warut Suksompong, Thailand}</text:p>
          </table:table-cell>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N4</text:p>
          </table:table-cell>
          <table:table-cell/>
          <table:table-cell office:value-type="string" calcext:value-type="string">
            <text:p>Call a rational number \textit{short} if it has finitely many digits in its decimal expansion. For a positive integer $m$, we say that a positive integer $t$ is $m-$\textit{tastic} if there exists a number $c\in \{1,2,3,\ldots ,2017\}$ such that $\dfrac{10^t-1}{c\cdot m}$ is short, and such that $\dfrac{10^k-1}{c\cdot m}$ is not short for any $1\le k&lt;t$. Let $S(m)$ be the the set of $m-$tastic numbers. Consider $S(m)$ for $m=1,2,\ldots{}.$ What is the maximum number of elements in $S(m)$?</text:p>
          </table:table-cell>
          <table:table-cell office:value-type="string" calcext:value-type="string">
            <text:p>https://artofproblemsolving.com/community/c686986_2017_imo_shortiist</text:p>
          </table:table-cell>
          <table:table-cell office:value-type="string" calcext:value-type="string">
            <text:p>Call a rational number \textit{short} if it has finitely many digits in its decimal expansion. For a positive integer $m$, we say that a positive integer $t$ is $m-$\textit{tastic} if there exists a number $c\in \{1,2,3,\ldots ,2017\}$ such that $\dfrac{10^t-1}{c\cdot m}$ is short, and such that $\dfrac{10^k-1}{c\cdot m}$ is not short for any $1\le k&lt;t$. Let $S(m)$ be the the set of $m-$tastic numbers. Consider $S(m)$ for $m=1,2,\ldots{}.$ What is the maximum number of elements in $S(m)$?</text:p>
          </table:table-cell>
          <table:table-cell/>
        </table:table-row>
        <table:table-row table:style-name="ro6">
          <table:table-cell office:value-type="string" calcext:value-type="string">
            <text:p>2017 IMO ShortIist</text:p>
          </table:table-cell>
          <table:table-cell office:value-type="float" office:value="2017" calcext:value-type="float">
            <text:p>2017</text:p>
          </table:table-cell>
          <table:table-cell office:value-type="string" calcext:value-type="string">
            <text:p>N5</text:p>
          </table:table-cell>
          <table:table-cell/>
          <table:table-cell office:value-type="string" calcext:value-type="string">
            <text:p>Find all pairs $(p,q)$ of prime numbers which $p&gt;q$ and</text:p>
            <text:p>$$\frac{(p+q)^{p+q}(p-q)^{p-q}-1}{(p+q)^{p-q}(p-q)^{p+q}-1}$$is an integer.</text:p>
          </table:table-cell>
          <table:table-cell office:value-type="string" calcext:value-type="string">
            <text:p>https://artofproblemsolving.com/community/c686986_2017_imo_shortiist</text:p>
          </table:table-cell>
          <table:table-cell office:value-type="string" calcext:value-type="string">
            <text:p>Find all pairs $(p,q)$ of prime numbers which $p&gt;q$ and</text:p>
            <text:p>$$\frac{(p+q)^{p+q}(p-q)^{p-q}-1}{(p+q)^{p-q}(p-q)^{p+q}-1}$$is an integer.</text:p>
          </table:table-cell>
          <table:table-cell/>
        </table:table-row>
        <table:table-row table:style-name="ro7">
          <table:table-cell office:value-type="string" calcext:value-type="string">
            <text:p>2017 IMO ShortIist</text:p>
          </table:table-cell>
          <table:table-cell office:value-type="float" office:value="2017" calcext:value-type="float">
            <text:p>2017</text:p>
          </table:table-cell>
          <table:table-cell office:value-type="string" calcext:value-type="string">
            <text:p>N6</text:p>
          </table:table-cell>
          <table:table-cell/>
          <table:table-cell office:value-type="string" calcext:value-type="string">
            <text:p>Find the smallest positive integer $n$ or show no such $n$ exists, with the following property: there are infinitely many distinct $n$-tuples of positive rational numbers $(a_1, a_2, \ldots, a_n)$ such that both</text:p>
            <text:p>$$a_1+a_2+\dots +a_n \quad \text{and} \quad \frac{1}{a_1} + \frac{1}{a_2} + \dots + \frac{1}{a_n}$$are integers.</text:p>
          </table:table-cell>
          <table:table-cell office:value-type="string" calcext:value-type="string">
            <text:p>https://artofproblemsolving.com/community/c686986_2017_imo_shortiist</text:p>
          </table:table-cell>
          <table:table-cell office:value-type="string" calcext:value-type="string">
            <text:p>Find the smallest positive integer $n$ or show no such $n$ exists, with the following property: there are infinitely many distinct $n$-tuples of positive rational numbers $(a_1, a_2, \ldots, a_n)$ such that both</text:p>
            <text:p>$$a_1+a_2+\dots +a_n \quad \text{and} \quad \frac{1}{a_1} + \frac{1}{a_2} + \dots + \frac{1}{a_n}$$are integers.</text:p>
          </table:table-cell>
          <table:table-cell/>
        </table:table-row>
        <table:table-row table:style-name="ro7">
          <table:table-cell office:value-type="string" calcext:value-type="string">
            <text:p>2017 IMO ShortIist</text:p>
          </table:table-cell>
          <table:table-cell office:value-type="float" office:value="2017" calcext:value-type="float">
            <text:p>2017</text:p>
          </table:table-cell>
          <table:table-cell office:value-type="string" calcext:value-type="string">
            <text:p>N7</text:p>
          </table:table-cell>
          <table:table-cell office:value-type="string" calcext:value-type="string">
            <text:p>John Berman, United States</text:p>
          </table:table-cell>
          <table:table-cell office:value-type="string" calcext:value-type="string">
            <text:p>An ordered pair $(x, y)$ of integers is a primitive point if the greatest common divisor of $x$ and $y$ is $1$. Given a finite set $S$ of primitive points, prove that there exist a positive integer $n$ and integers $a_0, a_1, \ldots , a_n$ such that, for each $(x, y)$ in $S$, we have:</text:p>
            <text:p>$$a_0x^n + a_1x^{n-1} y + a_2x^{n-2}y^2 + \cdots + a_{n-1}xy^{n-1} + a_ny^n = 1.$$</text:p>
          </table:table-cell>
          <table:table-cell office:value-type="string" calcext:value-type="string">
            <text:p>https://artofproblemsolving.com/community/c686986_2017_imo_shortiist</text:p>
          </table:table-cell>
          <table:table-cell office:value-type="string" calcext:value-type="string">
            <text:p>An ordered pair $(x, y)$ of integers is a primitive point if the greatest common divisor of $x$ and $y$ is $1$. Given a finite set $S$ of primitive points, prove that there exist a positive integer $n$ and integers $a_0, a_1, \ldots , a_n$ such that, for each $(x, y)$ in $S$, we have:</text:p>
            <text:p>$$a_0x^n + a_1x^{n-1} y + a_2x^{n-2}y^2 + \cdots + a_{n-1}xy^{n-1} + a_ny^n = 1.$$</text:p>
            <text:p>\textit{Proposed by John Berman, United States}</text:p>
          </table:table-cell>
          <table:table-cell/>
        </table:table-row>
        <table:table-row table:style-name="ro12">
          <table:table-cell office:value-type="string" calcext:value-type="string">
            <text:p>2017 IMO ShortIist</text:p>
          </table:table-cell>
          <table:table-cell office:value-type="float" office:value="2017" calcext:value-type="float">
            <text:p>2017</text:p>
          </table:table-cell>
          <table:table-cell office:value-type="string" calcext:value-type="string">
            <text:p>N8</text:p>
          </table:table-cell>
          <table:table-cell/>
          <table:table-cell office:value-type="string" calcext:value-type="string">
            <text:p>Let $p$ be an odd prime number and $\mathbb{Z}_{&gt;0}$ be the set of positive integers. Suppose that a function $f:\mathbb{Z}_{&gt;0}\times\mathbb{Z}_{&gt;0}\to\{0,1\}$ satisfies the following properties:</text:p>
            <text:p>\begin{itemize}</text:p>
            <text:p>\item $f(1,1)=0$.</text:p>
            <text:p>\item $f(a,b)+f(b,a)=1$ for any pair of relatively prime positive integers $(a,b)$ not both equal to 1;</text:p>
            <text:p>\item $f(a+b,b)=f(a,b)$ for any pair of relatively prime positive integers $(a,b)$.</text:p>
            <text:p>\end{itemize}</text:p>
            <text:p>Prove that</text:p>
            <text:p>$$\sum_{n=1}^{p-1}f(n^2,p) \geqslant \sqrt{2p}-2.$$</text:p>
          </table:table-cell>
          <table:table-cell office:value-type="string" calcext:value-type="string">
            <text:p>https://artofproblemsolving.com/community/c686986_2017_imo_shortiist</text:p>
          </table:table-cell>
          <table:table-cell office:value-type="string" calcext:value-type="string">
            <text:p>Let $p$ be an odd prime number and $\mathbb{Z}_{&gt;0}$ be the set of positive integers. Suppose that a function $f:\mathbb{Z}_{&gt;0}\times\mathbb{Z}_{&gt;0}\to\{0,1\}$ satisfies the following properties:</text:p>
            <text:p>\begin{itemize}</text:p>
            <text:p>\item $f(1,1)=0$.</text:p>
            <text:p>\item $f(a,b)+f(b,a)=1$ for any pair of relatively prime positive integers $(a,b)$ not both equal to 1;</text:p>
            <text:p>\item $f(a+b,b)=f(a,b)$ for any pair of relatively prime positive integers $(a,b)$.</text:p>
            <text:p>\end{itemize}</text:p>
            <text:p>Prove that</text:p>
            <text:p>$$\sum_{n=1}^{p-1}f(n^2,p) \geqslant \sqrt{2p}-2.$$</text:p>
          </table:table-cell>
          <table:table-cell/>
        </table:table-row>
        <table:table-row table:style-name="ro6">
          <table:table-cell office:value-type="string" calcext:value-type="string">
            <text:p>2016 IMO Shortlist</text:p>
          </table:table-cell>
          <table:table-cell office:value-type="float" office:value="2016" calcext:value-type="float">
            <text:p>2016</text:p>
          </table:table-cell>
          <table:table-cell office:value-type="string" calcext:value-type="string">
            <text:p>A1</text:p>
          </table:table-cell>
          <table:table-cell/>
          <table:table-cell office:value-type="string" calcext:value-type="string">
            <text:p>Let $a$, $b$, $c$ be positive real numbers such that $\min(ab,bc,ca) \ge 1$. Prove that $$\sqrt[3]{(a^2+1)(b^2+1)(c^2+1)} \le \left(\frac{a+b+c}{3}\right)^2 + 1.$$</text:p>
          </table:table-cell>
          <table:table-cell office:value-type="string" calcext:value-type="string">
            <text:p>https://artofproblemsolving.com/community/c482986_2016_imo_shortlist</text:p>
          </table:table-cell>
          <table:table-cell office:value-type="string" calcext:value-type="string">
            <text:p>Let $a$, $b$, $c$ be positive real numbers such that $\min(ab,bc,ca) \ge 1$. Prove that $$\sqrt[3]{(a^2+1)(b^2+1)(c^2+1)} \le \left(\frac{a+b+c}{3}\right)^2 + 1.$$</text:p>
          </table:table-cell>
          <table:table-cell/>
        </table:table-row>
        <table:table-row table:style-name="ro13">
          <table:table-cell office:value-type="string" calcext:value-type="string">
            <text:p>2016 IMO Shortlist</text:p>
          </table:table-cell>
          <table:table-cell office:value-type="float" office:value="2016" calcext:value-type="float">
            <text:p>2016</text:p>
          </table:table-cell>
          <table:table-cell office:value-type="string" calcext:value-type="string">
            <text:p>A2</text:p>
          </table:table-cell>
          <table:table-cell/>
          <table:table-cell office:value-type="string" calcext:value-type="string">
            <text:p>Find the smallest constant $C &gt; 0$ for which the following statement holds: among any five positive real numbers $a_1,a_2,a_3,a_4,a_5$ (not necessarily distinct), one can always choose distinct subscripts $i,j,k,l$ such that</text:p>
            <text:p>\[ \left| \frac{a_i}{a_j} - \frac {a_k}{a_l} \right| \le C. \]</text:p>
          </table:table-cell>
          <table:table-cell office:value-type="string" calcext:value-type="string">
            <text:p>https://artofproblemsolving.com/community/c482986_2016_imo_shortlist</text:p>
          </table:table-cell>
          <table:table-cell office:value-type="string" calcext:value-type="string">
            <text:p>Find the smallest constant $C &gt; 0$ for which the following statement holds: among any five positive real numbers $a_1,a_2,a_3,a_4,a_5$ (not necessarily distinct), one can always choose distinct subscripts $i,j,k,l$ such that</text:p>
            <text:p>\[ \left| \frac{a_i}{a_j} - \frac {a_k}{a_l} \right| \le C. \]</text:p>
          </table:table-cell>
          <table:table-cell/>
        </table:table-row>
        <table:table-row table:style-name="ro7">
          <table:table-cell office:value-type="string" calcext:value-type="string">
            <text:p>2016 IMO Shortlist</text:p>
          </table:table-cell>
          <table:table-cell office:value-type="float" office:value="2016" calcext:value-type="float">
            <text:p>2016</text:p>
          </table:table-cell>
          <table:table-cell office:value-type="string" calcext:value-type="string">
            <text:p>A3</text:p>
          </table:table-cell>
          <table:table-cell/>
          <table:table-cell office:value-type="string" calcext:value-type="string">
            <text:p>Find all positive integers $n$ such that the following statement holds: Suppose real numbers $a_1$, $a_2$, $\dots$, $a_n$, $b_1$, $b_2$, $\dots$, $b_n$ satisfy $|a_k|+|b_k|=1$ for all $k=1,\dots,n$. Then there exists $\varepsilon_1$, $\varepsilon_2$, $\dots$, $\varepsilon_n$, each of which is either $-1$ or $1$, such that</text:p>
            <text:p>\[ \left| \sum_{i=1}^n \varepsilon_i a_i \right| + \left| \sum_{i=1}^n \varepsilon_i b_i \right| \le 1. \]</text:p>
          </table:table-cell>
          <table:table-cell office:value-type="string" calcext:value-type="string">
            <text:p>https://artofproblemsolving.com/community/c482986_2016_imo_shortlist</text:p>
          </table:table-cell>
          <table:table-cell office:value-type="string" calcext:value-type="string">
            <text:p>Find all positive integers $n$ such that the following statement holds: Suppose real numbers $a_1$, $a_2$, $\dots$, $a_n$, $b_1$, $b_2$, $\dots$, $b_n$ satisfy $|a_k|+|b_k|=1$ for all $k=1,\dots,n$. Then there exists $\varepsilon_1$, $\varepsilon_2$, $\dots$, $\varepsilon_n$, each of which is either $-1$ or $1$, such that</text:p>
            <text:p>\[ \left| \sum_{i=1}^n \varepsilon_i a_i \right| + \left| \sum_{i=1}^n \varepsilon_i b_i \right| \le 1. \]</text:p>
          </table:table-cell>
          <table:table-cell/>
        </table:table-row>
        <table:table-row table:style-name="ro6">
          <table:table-cell office:value-type="string" calcext:value-type="string">
            <text:p>2016 IMO Shortlist</text:p>
          </table:table-cell>
          <table:table-cell office:value-type="float" office:value="2016" calcext:value-type="float">
            <text:p>2016</text:p>
          </table:table-cell>
          <table:table-cell office:value-type="string" calcext:value-type="string">
            <text:p>A4</text:p>
          </table:table-cell>
          <table:table-cell/>
          <table:table-cell office:value-type="string" calcext:value-type="string">
            <text:p>Find all functions $f:(0,\infty)\rightarrow (0,\infty)$ such that for any $x,y\in (0,\infty)$, $$xf(x^2)f(f(y)) + f(yf(x)) = f(xy) \left(f(f(x^2)) + f(f(y^2))\right).$$</text:p>
          </table:table-cell>
          <table:table-cell office:value-type="string" calcext:value-type="string">
            <text:p>https://artofproblemsolving.com/community/c482986_2016_imo_shortlist</text:p>
          </table:table-cell>
          <table:table-cell office:value-type="string" calcext:value-type="string">
            <text:p>Find all functions $f:(0,\infty)\rightarrow (0,\infty)$ such that for any $x,y\in (0,\infty)$, $$xf(x^2)f(f(y)) + f(yf(x)) = f(xy) \left(f(f(x^2)) + f(f(y^2))\right).$$</text:p>
          </table:table-cell>
          <table:table-cell/>
        </table:table-row>
        <table:table-row table:style-name="ro7">
          <table:table-cell office:value-type="string" calcext:value-type="string">
            <text:p>2016 IMO Shortlist</text:p>
          </table:table-cell>
          <table:table-cell office:value-type="float" office:value="2016" calcext:value-type="float">
            <text:p>2016</text:p>
          </table:table-cell>
          <table:table-cell office:value-type="string" calcext:value-type="string">
            <text:p>A5</text:p>
          </table:table-cell>
          <table:table-cell/>
          <table:table-cell office:value-type="string" calcext:value-type="string">
            <text:p>Consider fractions $\frac{a}{b}$ where $a$ and $b$ are positive integers.</text:p>
            <text:p>(a) Prove that for every positive integer $n$, there exists such a fraction $\frac{a}{b}$ such that $\sqrt{n} \le \frac{a}{b} \le \sqrt{n+1}$ and $b \le \sqrt{n}+1$.</text:p>
            <text:p>(b) Show that there are infinitely many positive integers $n$ such that no such fraction $\frac{a}{b}$ satisfies $\sqrt{n} \le \frac{a}{b} \le \sqrt{n+1}$ and $b \le \sqrt{n}$.</text:p>
          </table:table-cell>
          <table:table-cell office:value-type="string" calcext:value-type="string">
            <text:p>https://artofproblemsolving.com/community/c482986_2016_imo_shortlist</text:p>
          </table:table-cell>
          <table:table-cell office:value-type="string" calcext:value-type="string">
            <text:p>Consider fractions $\frac{a}{b}$ where $a$ and $b$ are positive integers.</text:p>
            <text:p>(a) Prove that for every positive integer $n$, there exists such a fraction $\frac{a}{b}$ such that $\sqrt{n} \le \frac{a}{b} \le \sqrt{n+1}$ and $b \le \sqrt{n}+1$.</text:p>
            <text:p>(b) Show that there are infinitely many positive integers $n$ such that no such fraction $\frac{a}{b}$ satisfies $\sqrt{n} \le \frac{a}{b} \le \sqrt{n+1}$ and $b \le \sqrt{n}$.</text:p>
          </table:table-cell>
          <table:table-cell/>
        </table:table-row>
        <table:table-row table:style-name="ro7">
          <table:table-cell office:value-type="string" calcext:value-type="string">
            <text:p>2016 IMO Shortlist</text:p>
          </table:table-cell>
          <table:table-cell office:value-type="float" office:value="2016" calcext:value-type="float">
            <text:p>2016</text:p>
          </table:table-cell>
          <table:table-cell office:value-type="string" calcext:value-type="string">
            <text:p>A6</text:p>
          </table:table-cell>
          <table:table-cell/>
          <table:table-cell office:value-type="string" calcext:value-type="string">
            <text:p>The equation</text:p>
            <text:p>$$(x-1)(x-2)\cdots(x-2016)=(x-1)(x-2)\cdots (x-2016)$$is written on the board, with $2016$ linear factors on each side. What is the least possible value of $k$ for which it is possible to erase exactly $k$ of these $4032$ linear factors so that at least one factor remains on each side and the resulting equation has no real solutions?</text:p>
          </table:table-cell>
          <table:table-cell office:value-type="string" calcext:value-type="string">
            <text:p>https://artofproblemsolving.com/community/c482986_2016_imo_shortlist</text:p>
          </table:table-cell>
          <table:table-cell office:value-type="string" calcext:value-type="string">
            <text:p>The equation</text:p>
            <text:p>$$(x-1)(x-2)\cdots(x-2016)=(x-1)(x-2)\cdots (x-2016)$$is written on the board, with $2016$ linear factors on each side. What is the least possible value of $k$ for which it is possible to erase exactly $k$ of these $4032$ linear factors so that at least one factor remains on each side and the resulting equation has no real solutions?</text:p>
          </table:table-cell>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A7</text:p>
          </table:table-cell>
          <table:table-cell/>
          <table:table-cell office:value-type="string" calcext:value-type="string">
            <text:p>Find all functions $f:\mathbb{R}\rightarrow\mathbb{R}$ such that $f(0)\neq 0$ and for all $x,y\in\mathbb{R}$,</text:p>
            <text:p>\[ f(x+y)^2 = 2f(x)f(y) + \max \left\{ f(x^2+y^2), f(x^2)+f(y^2) \right\}. \]</text:p>
          </table:table-cell>
          <table:table-cell office:value-type="string" calcext:value-type="string">
            <text:p>https://artofproblemsolving.com/community/c482986_2016_imo_shortlist</text:p>
          </table:table-cell>
          <table:table-cell office:value-type="string" calcext:value-type="string">
            <text:p>Find all functions $f:\mathbb{R}\rightarrow\mathbb{R}$ such that $f(0)\neq 0$ and for all $x,y\in\mathbb{R}$,</text:p>
            <text:p>\[ f(x+y)^2 = 2f(x)f(y) + \max \left\{ f(x^2+y^2), f(x^2)+f(y^2) \right\}. \]</text:p>
          </table:table-cell>
          <table:table-cell/>
        </table:table-row>
        <table:table-row table:style-name="ro13">
          <table:table-cell office:value-type="string" calcext:value-type="string">
            <text:p>2016 IMO Shortlist</text:p>
          </table:table-cell>
          <table:table-cell office:value-type="float" office:value="2016" calcext:value-type="float">
            <text:p>2016</text:p>
          </table:table-cell>
          <table:table-cell office:value-type="string" calcext:value-type="string">
            <text:p>A8</text:p>
          </table:table-cell>
          <table:table-cell/>
          <table:table-cell office:value-type="string" calcext:value-type="string">
            <text:p>Find the largest real constant $a$ such that for all $n \geq 1$ and for all real numbers $x_0, x_1, ... , x_n$ satisfying $0 = x_0 &lt; x_1 &lt; x_2 &lt; \cdots &lt; x_n$ we have</text:p>
            <text:p>\[\frac{1}{x_1-x_0} + \frac{1}{x_2-x_1} + \dots + \frac{1}{x_n-x_{n-1}} \geq a \left( \frac{2}{x_1} + \frac{3}{x_2} + \dots + \frac{n+1}{x_n} \right)\]</text:p>
          </table:table-cell>
          <table:table-cell office:value-type="string" calcext:value-type="string">
            <text:p>https://artofproblemsolving.com/community/c482986_2016_imo_shortlist</text:p>
          </table:table-cell>
          <table:table-cell office:value-type="string" calcext:value-type="string">
            <text:p>Find the largest real constant $a$ such that for all $n \geq 1$ and for all real numbers $x_0, x_1, ... , x_n$ satisfying $0 = x_0 &lt; x_1 &lt; x_2 &lt; \cdots &lt; x_n$ we have</text:p>
            <text:p>\[\frac{1}{x_1-x_0} + \frac{1}{x_2-x_1} + \dots + \frac{1}{x_n-x_{n-1}} \geq a \left( \frac{2}{x_1} + \frac{3}{x_2} + \dots + \frac{n+1}{x_n} \right)\]</text:p>
          </table:table-cell>
          <table:table-cell/>
        </table:table-row>
        <table:table-row table:style-name="ro10">
          <table:table-cell office:value-type="string" calcext:value-type="string">
            <text:p>2016 IMO Shortlist</text:p>
          </table:table-cell>
          <table:table-cell office:value-type="float" office:value="2016" calcext:value-type="float">
            <text:p>2016</text:p>
          </table:table-cell>
          <table:table-cell office:value-type="string" calcext:value-type="string">
            <text:p>C1</text:p>
          </table:table-cell>
          <table:table-cell/>
          <table:table-cell office:value-type="string" calcext:value-type="string">
            <text:p>The leader of an IMO team chooses positive integers $n$ and $k$ with $n &gt; k$, and announces them to the deputy leader and a contestant. The leader then secretly tells the deputy leader an $n$-digit binary string, and the deputy leader writes down all $n$-digit binary strings which differ from the leader’s in exactly $k$ positions. (For example, if $n = 3$ and $k = 1$, and if the leader chooses $101$, the deputy leader would write down $001, 111$ and $100$.) The contestant is allowed to look at the strings written by the deputy leader and guess the leader’s string. What is the minimum number of guesses (in terms of $n$ and $k$) needed to guarantee the correct answer?</text:p>
          </table:table-cell>
          <table:table-cell office:value-type="string" calcext:value-type="string">
            <text:p>https://artofproblemsolving.com/community/c482986_2016_imo_shortlist</text:p>
          </table:table-cell>
          <table:table-cell office:value-type="string" calcext:value-type="string">
            <text:p>The leader of an IMO team chooses positive integers $n$ and $k$ with $n &gt; k$, and announces them to the deputy leader and a contestant. The leader then secretly tells the deputy leader an $n$-digit binary string, and the deputy leader writes down all $n$-digit binary strings which differ from the leader’s in exactly $k$ positions. (For example, if $n = 3$ and $k = 1$, and if the leader chooses $101$, the deputy leader would write down $001, 111$ and $100$.) The contestant is allowed to look at the strings written by the deputy leader and guess the leader’s string. What is the minimum number of guesses (in terms of $n$ and $k$) needed to guarantee the correct answer?</text:p>
          </table:table-cell>
          <table:table-cell/>
        </table:table-row>
        <table:table-row table:style-name="ro3">
          <table:table-cell office:value-type="string" calcext:value-type="string">
            <text:p>2016 IMO Shortlist</text:p>
          </table:table-cell>
          <table:table-cell office:value-type="float" office:value="2016" calcext:value-type="float">
            <text:p>2016</text:p>
          </table:table-cell>
          <table:table-cell office:value-type="string" calcext:value-type="string">
            <text:p>C2</text:p>
          </table:table-cell>
          <table:table-cell/>
          <table:table-cell office:value-type="string" calcext:value-type="string">
            <text:p>Find all positive integers $n$ for which all positive divisors of $n$ can be put into the cells of a rectangular table under the following constraints:</text:p>
            <text:p>\begin{itemize}</text:p>
            <text:p>\item each cell contains a distinct divisor;</text:p>
            <text:p>\item the sums of all rows are equal; and</text:p>
            <text:p>\item the sums of all columns are equal.</text:p>
            <text:p>\end{itemize}</text:p>
          </table:table-cell>
          <table:table-cell office:value-type="string" calcext:value-type="string">
            <text:p>https://artofproblemsolving.com/community/c482986_2016_imo_shortlist</text:p>
          </table:table-cell>
          <table:table-cell office:value-type="string" calcext:value-type="string">
            <text:p>Find all positive integers $n$ for which all positive divisors of $n$ can be put into the cells of a rectangular table under the following constraints:</text:p>
            <text:p>\begin{itemize}</text:p>
            <text:p>\item each cell contains a distinct divisor;</text:p>
            <text:p>\item the sums of all rows are equal; and</text:p>
            <text:p>\item the sums of all columns are equal.</text:p>
            <text:p>\end{itemize}</text:p>
          </table:table-cell>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C3</text:p>
          </table:table-cell>
          <table:table-cell/>
          <table:table-cell office:value-type="string" calcext:value-type="string">
            <text:p>Let $n$ be a positive integer relatively prime to $6$. We paint the vertices of a regular $n$-gon with three colours so that there is an odd number of vertices of each colour. Show that there exists an isosceles triangle whose three vertices are of different colours.</text:p>
          </table:table-cell>
          <table:table-cell office:value-type="string" calcext:value-type="string">
            <text:p>https://artofproblemsolving.com/community/c482986_2016_imo_shortlist</text:p>
          </table:table-cell>
          <table:table-cell office:value-type="string" calcext:value-type="string">
            <text:p>Let $n$ be a positive integer relatively prime to $6$. We paint the vertices of a regular $n$-gon with three colours so that there is an odd number of vertices of each colour. Show that there exists an isosceles triangle whose three vertices are of different colours.</text:p>
          </table:table-cell>
          <table:table-cell/>
        </table:table-row>
        <table:table-row table:style-name="ro8">
          <table:table-cell office:value-type="string" calcext:value-type="string">
            <text:p>2016 IMO Shortlist</text:p>
          </table:table-cell>
          <table:table-cell office:value-type="float" office:value="2016" calcext:value-type="float">
            <text:p>2016</text:p>
          </table:table-cell>
          <table:table-cell office:value-type="string" calcext:value-type="string">
            <text:p>C4</text:p>
          </table:table-cell>
          <table:table-cell/>
          <table:table-cell office:value-type="string" calcext:value-type="string">
            <text:p>Find all integers $n$ for which each cell of $n \times n$ table can be filled with one of the letters $I,M$ and $O$ in such a way that:</text:p>
            <text:p>\begin{itemize}</text:p>
            <text:p>\item in each row and each column, one third of the entries are $I$, one third are $M$ and one third are $O$; and </text:p>
            <text:p>\item in any diagonal, if the number of entries on the diagonal is a multiple of three, then one third of the entries are $I$, one third are $M$ and one third are $O$.</text:p>
            <text:p>\end{itemize}</text:p>
            <text:p>\textbf{Note.} The rows and columns of an $n \times n$ table are each labelled $1$ to $n$ in a natural order. Thus each cell corresponds to a pair of positive integer $(i,j)$ with $1 \le i,j \le n$. For $n&gt;1$, the table has $4n-2$ diagonals of two types. A diagonal of first type consists all cells $(i,j)$  for which $i+j$ is a constant, and the diagonal of this second type consists all cells $(i,j)$ for which $i-j$ is constant.</text:p>
          </table:table-cell>
          <table:table-cell office:value-type="string" calcext:value-type="string">
            <text:p>https://artofproblemsolving.com/community/c482986_2016_imo_shortlist</text:p>
          </table:table-cell>
          <table:table-cell office:value-type="string" calcext:value-type="string">
            <text:p>Find all integers $n$ for which each cell of $n \times n$ table can be filled with one of the letters $I,M$ and $O$ in such a way that:</text:p>
            <text:p>\begin{itemize}</text:p>
            <text:p>\item in each row and each column, one third of the entries are $I$, one third are $M$ and one third are $O$; and </text:p>
            <text:p>\item in any diagonal, if the number of entries on the diagonal is a multiple of three, then one third of the entries are $I$, one third are $M$ and one third are $O$.</text:p>
            <text:p>\end{itemize}</text:p>
            <text:p>\textbf{Note.} The rows and columns of an $n \times n$ table are each labelled $1$ to $n$ in a natural order. Thus each cell corresponds to a pair of positive integer $(i,j)$ with $1 \le i,j \le n$. For $n&gt;1$, the table has $4n-2$ diagonals of two types. A diagonal of first type consists all cells $(i,j)$  for which $i+j$ is a constant, and the diagonal of this second type consists all cells $(i,j)$ for which $i-j$ is constant.</text:p>
          </table:table-cell>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C5</text:p>
          </table:table-cell>
          <table:table-cell/>
          <table:table-cell office:value-type="string" calcext:value-type="string">
            <text:p>Let $n \geq 3$ be a positive integer. Find the maximum number of diagonals in a regular $n$-gon one can select, so that any two of them do not intersect in the interior or they are perpendicular to each other.</text:p>
          </table:table-cell>
          <table:table-cell office:value-type="string" calcext:value-type="string">
            <text:p>https://artofproblemsolving.com/community/c482986_2016_imo_shortlist</text:p>
          </table:table-cell>
          <table:table-cell office:value-type="string" calcext:value-type="string">
            <text:p>Let $n \geq 3$ be a positive integer. Find the maximum number of diagonals in a regular $n$-gon one can select, so that any two of them do not intersect in the interior or they are perpendicular to each other.</text:p>
          </table:table-cell>
          <table:table-cell/>
        </table:table-row>
        <table:table-row table:style-name="ro8">
          <table:table-cell office:value-type="string" calcext:value-type="string">
            <text:p>2016 IMO Shortlist</text:p>
          </table:table-cell>
          <table:table-cell office:value-type="float" office:value="2016" calcext:value-type="float">
            <text:p>2016</text:p>
          </table:table-cell>
          <table:table-cell office:value-type="string" calcext:value-type="string">
            <text:p>C6</text:p>
          </table:table-cell>
          <table:table-cell/>
          <table:table-cell office:value-type="string" calcext:value-type="string">
            <text:p>There are $n \geq 3$ islands in a city. Initially, the ferry company offers some routes between some pairs of islands so that it is impossible to divide the islands into two groups such that no two islands in different groups are connected by a ferry route.</text:p>
            <text:p/>
            <text:p>After each year, the ferry company will close a ferry route between some two islands $X$ and $Y$. At the same time, in order to maintain its service, the company will open new routes according to the following rule: for any island which is connected to a ferry route to exactly one of $X$ and $Y$, a new route between this island and the other of $X$ and $Y$ is added.</text:p>
            <text:p/>
            <text:p>Suppose at any moment, if we partition all islands into two nonempty groups in any way, then it is known that the ferry company will close a certain route connecting two islands from the two groups after some years. Prove that after some years there will be an island which is connected to all other islands by ferry routes.</text:p>
          </table:table-cell>
          <table:table-cell office:value-type="string" calcext:value-type="string">
            <text:p>https://artofproblemsolving.com/community/c482986_2016_imo_shortlist</text:p>
          </table:table-cell>
          <table:table-cell office:value-type="string" calcext:value-type="string">
            <text:p>There are $n \geq 3$ islands in a city. Initially, the ferry company offers some routes between some pairs of islands so that it is impossible to divide the islands into two groups such that no two islands in different groups are connected by a ferry route.</text:p>
            <text:p/>
            <text:p>After each year, the ferry company will close a ferry route between some two islands $X$ and $Y$. At the same time, in order to maintain its service, the company will open new routes according to the following rule: for any island which is connected to a ferry route to exactly one of $X$ and $Y$, a new route between this island and the other of $X$ and $Y$ is added.</text:p>
            <text:p/>
            <text:p>Suppose at any moment, if we partition all islands into two nonempty groups in any way, then it is known that the ferry company will close a certain route connecting two islands from the two groups after some years. Prove that after some years there will be an island which is connected to all other islands by ferry routes.</text:p>
          </table:table-cell>
          <table:table-cell/>
        </table:table-row>
        <table:table-row table:style-name="ro12">
          <table:table-cell office:value-type="string" calcext:value-type="string">
            <text:p>2016 IMO Shortlist</text:p>
          </table:table-cell>
          <table:table-cell office:value-type="float" office:value="2016" calcext:value-type="float">
            <text:p>2016</text:p>
          </table:table-cell>
          <table:table-cell office:value-type="string" calcext:value-type="string">
            <text:p>C7</text:p>
          </table:table-cell>
          <table:table-cell/>
          <table:table-cell office:value-type="string" calcext:value-type="string">
            <text:p>There are $n\ge 2$ line segments in the plane such that every two segments cross and no three segments meet at a point. Geoff has to choose an endpoint of each segment and place a frog on it facing the other endpoint. Then he will clap his hands $n-1$ times. Every time he claps,each frog will immediately jump forward to the next intersection point on its segment. Frogs never change the direction of their jumps. Geoff wishes to place the frogs in such a way that no two of them will ever occupy the same intersection point at the same time.</text:p>
            <text:p/>
            <text:p>(a) Prove that Geoff can always fulfill his wish if $n$ is odd.</text:p>
            <text:p/>
            <text:p>(b) Prove that Geoff can never fulfill his wish if $n$ is even.</text:p>
          </table:table-cell>
          <table:table-cell office:value-type="string" calcext:value-type="string">
            <text:p>https://artofproblemsolving.com/community/c482986_2016_imo_shortlist</text:p>
          </table:table-cell>
          <table:table-cell office:value-type="string" calcext:value-type="string">
            <text:p>There are $n\ge 2$ line segments in the plane such that every two segments cross and no three segments meet at a point. Geoff has to choose an endpoint of each segment and place a frog on it facing the other endpoint. Then he will clap his hands $n-1$ times. Every time he claps,each frog will immediately jump forward to the next intersection point on its segment. Frogs never change the direction of their jumps. Geoff wishes to place the frogs in such a way that no two of them will ever occupy the same intersection point at the same time.</text:p>
            <text:p/>
            <text:p>(a) Prove that Geoff can always fulfill his wish if $n$ is odd.</text:p>
            <text:p/>
            <text:p>(b) Prove that Geoff can never fulfill his wish if $n$ is even.</text:p>
          </table:table-cell>
          <table:table-cell/>
        </table:table-row>
        <table:table-row table:style-name="ro13">
          <table:table-cell office:value-type="string" calcext:value-type="string">
            <text:p>2016 IMO Shortlist</text:p>
          </table:table-cell>
          <table:table-cell office:value-type="float" office:value="2016" calcext:value-type="float">
            <text:p>2016</text:p>
          </table:table-cell>
          <table:table-cell office:value-type="string" calcext:value-type="string">
            <text:p>C8</text:p>
          </table:table-cell>
          <table:table-cell/>
          <table:table-cell office:value-type="string" calcext:value-type="string">
            <text:p>Let $n$ be a positive integer. Determine the smallest positive integer $k$ with the following property: it is possible to mark $k$ cells on a $2n \times 2n$ board so that there exists a unique partition of the board into $1 \times 2$ and $2 \times 1$ dominoes, none of which contain two marked cells.</text:p>
          </table:table-cell>
          <table:table-cell office:value-type="string" calcext:value-type="string">
            <text:p>https://artofproblemsolving.com/community/c482986_2016_imo_shortlist</text:p>
          </table:table-cell>
          <table:table-cell office:value-type="string" calcext:value-type="string">
            <text:p>Let $n$ be a positive integer. Determine the smallest positive integer $k$ with the following property: it is possible to mark $k$ cells on a $2n \times 2n$ board so that there exists a unique partition of the board into $1 \times 2$ and $2 \times 1$ dominoes, none of which contain two marked cells.</text:p>
          </table:table-cell>
          <table:table-cell/>
        </table:table-row>
        <table:table-row table:style-name="ro7">
          <table:table-cell office:value-type="string" calcext:value-type="string">
            <text:p>2016 IMO Shortlist</text:p>
          </table:table-cell>
          <table:table-cell office:value-type="float" office:value="2016" calcext:value-type="float">
            <text:p>2016</text:p>
          </table:table-cell>
          <table:table-cell office:value-type="string" calcext:value-type="string">
            <text:p>G1</text:p>
          </table:table-cell>
          <table:table-cell/>
          <table:table-cell office:value-type="string" calcext:value-type="string">
            <text:p>Triangle $BCF$ has a right angle at $B$. Let $A$ be the point on line $CF$ such that $FA=FB$ and $F$ lies between $A$ and $C$. Point $D$ is chosen so that $DA=DC$ and $AC$ is the bisector of $\angle{DAB}$. Point $E$ is chosen so that $EA=ED$ and $AD$ is the bisector of $\angle{EAC}$. Let $M$ be the midpoint of $CF$. Let $X$ be the point such that $AMXE$ is a parallelogram. Prove that $BD,FX$ and $ME$ are concurrent.</text:p>
          </table:table-cell>
          <table:table-cell office:value-type="string" calcext:value-type="string">
            <text:p>https://artofproblemsolving.com/community/c482986_2016_imo_shortlist</text:p>
          </table:table-cell>
          <table:table-cell office:value-type="string" calcext:value-type="string">
            <text:p>Triangle $BCF$ has a right angle at $B$. Let $A$ be the point on line $CF$ such that $FA=FB$ and $F$ lies between $A$ and $C$. Point $D$ is chosen so that $DA=DC$ and $AC$ is the bisector of $\angle{DAB}$. Point $E$ is chosen so that $EA=ED$ and $AD$ is the bisector of $\angle{EAC}$. Let $M$ be the midpoint of $CF$. Let $X$ be the point such that $AMXE$ is a parallelogram. Prove that $BD,FX$ and $ME$ are concurrent.</text:p>
          </table:table-cell>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G2</text:p>
          </table:table-cell>
          <table:table-cell office:value-type="string" calcext:value-type="string">
            <text:p>Evan Chen, Taiwan</text:p>
          </table:table-cell>
          <table:table-cell office:value-type="string" calcext:value-type="string">
            <text:p>Let $ABC$ be a triangle with circumcircle $\Gamma$ and incenter $I$ and let $M$ be the midpoint of $\overline{BC}$. The points $D$, $E$, $F$ are selected on sides $\overline{BC}$, $\overline{CA}$, $\overline{AB}$ such that $\overline{ID} \perp \overline{BC}$, $\overline{IE}\perp \overline{AI}$, and $\overline{IF}\perp \overline{AI}$. Suppose that the circumcircle of $\triangle AEF$ intersects $\Gamma$ at a point $X$ other than $A$. Prove that lines $XD$ and $AM$ meet on $\Gamma$.</text:p>
          </table:table-cell>
          <table:table-cell office:value-type="string" calcext:value-type="string">
            <text:p>https://artofproblemsolving.com/community/c482986_2016_imo_shortlist</text:p>
          </table:table-cell>
          <table:table-cell office:value-type="string" calcext:value-type="string">
            <text:p>Let $ABC$ be a triangle with circumcircle $\Gamma$ and incenter $I$ and let $M$ be the midpoint of $\overline{BC}$. The points $D$, $E$, $F$ are selected on sides $\overline{BC}$, $\overline{CA}$, $\overline{AB}$ such that $\overline{ID} \perp \overline{BC}$, $\overline{IE}\perp \overline{AI}$, and $\overline{IF}\perp \overline{AI}$. Suppose that the circumcircle of $\triangle AEF$ intersects $\Gamma$ at a point $X$ other than $A$. Prove that lines $XD$ and $AM$ meet on $\Gamma$.</text:p>
            <text:p/>
            <text:p>\textit{Proposed by Evan Chen, Taiwan}</text:p>
          </table:table-cell>
          <table:table-cell/>
        </table:table-row>
        <table:table-row table:style-name="ro8">
          <table:table-cell office:value-type="string" calcext:value-type="string">
            <text:p>2016 IMO Shortlist</text:p>
          </table:table-cell>
          <table:table-cell office:value-type="float" office:value="2016" calcext:value-type="float">
            <text:p>2016</text:p>
          </table:table-cell>
          <table:table-cell office:value-type="string" calcext:value-type="string">
            <text:p>G3</text:p>
          </table:table-cell>
          <table:table-cell/>
          <table:table-cell office:value-type="string" calcext:value-type="string">
            <text:p>Let $B = (-1, 0)$ and $C = (1, 0)$ be fixed points on the coordinate plane. A nonempty, bounded subset $S$ of the plane is said to be \textit{nice} if</text:p>
            <text:p/>
            <text:p>$\text{(i)}$ there is a point $T$ in $S$ such that for every point $Q$ in $S$, the segment $TQ$ lies entirely in $S$; and</text:p>
            <text:p/>
            <text:p>$\text{(ii)}$ for any triangle $P_1P_2P_3$, there exists a unique point $A$ in $S$ and a permutation $\sigma$ of the indices $\{1, 2, 3\}$ for which triangles $ABC$ and $P_{\sigma(1)}P_{\sigma(2)}P_{\sigma(3)}$ are similar.</text:p>
            <text:p/>
            <text:p>Prove that there exist two distinct nice subsets $S$ and $S'$ of the set $\{(x, y) : x \geq 0, y \geq 0\}$ such that if $A \in S$ and $A' \in S'$ are the unique choices of points in $\text{(ii)}$, then the product $BA \cdot BA'$ is a constant independent of the triangle $P_1P_2P_3$.</text:p>
          </table:table-cell>
          <table:table-cell office:value-type="string" calcext:value-type="string">
            <text:p>https://artofproblemsolving.com/community/c482986_2016_imo_shortlist</text:p>
          </table:table-cell>
          <table:table-cell office:value-type="string" calcext:value-type="string">
            <text:p>Let $B = (-1, 0)$ and $C = (1, 0)$ be fixed points on the coordinate plane. A nonempty, bounded subset $S$ of the plane is said to be \textit{nice} if</text:p>
            <text:p/>
            <text:p>$\text{(i)}$ there is a point $T$ in $S$ such that for every point $Q$ in $S$, the segment $TQ$ lies entirely in $S$; and</text:p>
            <text:p/>
            <text:p>$\text{(ii)}$ for any triangle $P_1P_2P_3$, there exists a unique point $A$ in $S$ and a permutation $\sigma$ of the indices $\{1, 2, 3\}$ for which triangles $ABC$ and $P_{\sigma(1)}P_{\sigma(2)}P_{\sigma(3)}$ are similar.</text:p>
            <text:p/>
            <text:p>Prove that there exist two distinct nice subsets $S$ and $S'$ of the set $\{(x, y) : x \geq 0, y \geq 0\}$ such that if $A \in S$ and $A' \in S'$ are the unique choices of points in $\text{(ii)}$, then the product $BA \cdot BA'$ is a constant independent of the triangle $P_1P_2P_3$.</text:p>
          </table:table-cell>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G4</text:p>
          </table:table-cell>
          <table:table-cell/>
          <table:table-cell office:value-type="string" calcext:value-type="string">
            <text:p>Let $ABC$ be a triangle with $AB = AC \neq BC$ and let $I$ be its incentre. The line $BI$ meets $AC$ at $D$, and the line through $D$ perpendicular to $AC$ meets $AI$ at $E$. Prove that the reflection of $I$ in $AC$ lies on the circumcircle of triangle $BDE$.</text:p>
          </table:table-cell>
          <table:table-cell office:value-type="string" calcext:value-type="string">
            <text:p>https://artofproblemsolving.com/community/c482986_2016_imo_shortlist</text:p>
          </table:table-cell>
          <table:table-cell office:value-type="string" calcext:value-type="string">
            <text:p>Let $ABC$ be a triangle with $AB = AC \neq BC$ and let $I$ be its incentre. The line $BI$ meets $AC$ at $D$, and the line through $D$ perpendicular to $AC$ meets $AI$ at $E$. Prove that the reflection of $I$ in $AC$ lies on the circumcircle of triangle $BDE$.</text:p>
          </table:table-cell>
          <table:table-cell/>
        </table:table-row>
        <table:table-row table:style-name="ro7">
          <table:table-cell office:value-type="string" calcext:value-type="string">
            <text:p>2016 IMO Shortlist</text:p>
          </table:table-cell>
          <table:table-cell office:value-type="float" office:value="2016" calcext:value-type="float">
            <text:p>2016</text:p>
          </table:table-cell>
          <table:table-cell office:value-type="string" calcext:value-type="string">
            <text:p>G5</text:p>
          </table:table-cell>
          <table:table-cell/>
          <table:table-cell office:value-type="string" calcext:value-type="string">
            <text:p>Let $D$ be the foot of perpendicular from $A$ to the Euler line (the line passing through the circumcentre and the orthocentre) of an acute scalene triangle $ABC$. A circle $\omega$ with centre $S$ passes through $A$ and $D$, and it intersects sides $AB$ and $AC$ at $X$ and $Y$ respectively. Let $P$ be the foot of altitude from $A$ to $BC$, and let $M$ be the midpoint of $BC$. Prove that the circumcentre of triangle $XSY$ is equidistant from $P$ and $M$.</text:p>
          </table:table-cell>
          <table:table-cell office:value-type="string" calcext:value-type="string">
            <text:p>https://artofproblemsolving.com/community/c482986_2016_imo_shortlist</text:p>
          </table:table-cell>
          <table:table-cell office:value-type="string" calcext:value-type="string">
            <text:p>Let $D$ be the foot of perpendicular from $A$ to the Euler line (the line passing through the circumcentre and the orthocentre) of an acute scalene triangle $ABC$. A circle $\omega$ with centre $S$ passes through $A$ and $D$, and it intersects sides $AB$ and $AC$ at $X$ and $Y$ respectively. Let $P$ be the foot of altitude from $A$ to $BC$, and let $M$ be the midpoint of $BC$. Prove that the circumcentre of triangle $XSY$ is equidistant from $P$ and $M$.</text:p>
          </table:table-cell>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G6</text:p>
          </table:table-cell>
          <table:table-cell/>
          <table:table-cell office:value-type="string" calcext:value-type="string">
            <text:p>Let $ABCD$ be a convex quadrilateral with $\angle ABC = \angle ADC &lt; 90^{\circ}$. The internal angle bisectors of $\angle ABC$ and $\angle ADC$ meet $AC$ at $E$ and $F$ respectively, and meet each other at point $P$. Let $M$ be the midpoint of $AC$ and let $\omega$ be the circumcircle of triangle $BPD$. Segments $BM$ and $DM$ intersect $\omega$ again at $X$ and $Y$ respectively. Denote by $Q$ the intersection point of lines $XE$ and $YF$. Prove that $PQ \perp AC$.</text:p>
          </table:table-cell>
          <table:table-cell office:value-type="string" calcext:value-type="string">
            <text:p>https://artofproblemsolving.com/community/c482986_2016_imo_shortlist</text:p>
          </table:table-cell>
          <table:table-cell office:value-type="string" calcext:value-type="string">
            <text:p>Let $ABCD$ be a convex quadrilateral with $\angle ABC = \angle ADC &lt; 90^{\circ}$. The internal angle bisectors of $\angle ABC$ and $\angle ADC$ meet $AC$ at $E$ and $F$ respectively, and meet each other at point $P$. Let $M$ be the midpoint of $AC$ and let $\omega$ be the circumcircle of triangle $BPD$. Segments $BM$ and $DM$ intersect $\omega$ again at $X$ and $Y$ respectively. Denote by $Q$ the intersection point of lines $XE$ and $YF$. Prove that $PQ \perp AC$.</text:p>
          </table:table-cell>
          <table:table-cell/>
        </table:table-row>
        <table:table-row table:style-name="ro10">
          <table:table-cell office:value-type="string" calcext:value-type="string">
            <text:p>2016 IMO Shortlist</text:p>
          </table:table-cell>
          <table:table-cell office:value-type="float" office:value="2016" calcext:value-type="float">
            <text:p>2016</text:p>
          </table:table-cell>
          <table:table-cell office:value-type="string" calcext:value-type="string">
            <text:p>G7</text:p>
          </table:table-cell>
          <table:table-cell/>
          <table:table-cell office:value-type="string" calcext:value-type="string">
            <text:p>Let $I$ be the incentre of a non-equilateral triangle $ABC$, $I_A$ be the $A$-excentre, $I'_A$ be the reflection of $I_A$ in $BC$, and $l_A$ be the reflection of line $AI'_A$ in $AI$. Define points $I_B$, $I'_B$ and line $l_B$ analogously. Let $P$ be the intersection point of $l_A$ and $l_B$.</text:p>
            <text:p>\begin{enumerate}</text:p>
            <text:p>\item Prove that $P$ lies on line $OI$ where $O$ is the circumcentre of triangle $ABC$.</text:p>
            <text:p>\item Let one of the tangents from $P$ to the incircle of triangle $ABC$ meet the circumcircle at points $X$ and $Y$. Show that $\angle XIY = 120^{\circ}$.</text:p>
            <text:p>\end{enumerate}</text:p>
          </table:table-cell>
          <table:table-cell office:value-type="string" calcext:value-type="string">
            <text:p>https://artofproblemsolving.com/community/c482986_2016_imo_shortlist</text:p>
          </table:table-cell>
          <table:table-cell office:value-type="string" calcext:value-type="string">
            <text:p>Let $I$ be the incentre of a non-equilateral triangle $ABC$, $I_A$ be the $A$-excentre, $I'_A$ be the reflection of $I_A$ in $BC$, and $l_A$ be the reflection of line $AI'_A$ in $AI$. Define points $I_B$, $I'_B$ and line $l_B$ analogously. Let $P$ be the intersection point of $l_A$ and $l_B$.</text:p>
            <text:p>\begin{enumerate}</text:p>
            <text:p>\item Prove that $P$ lies on line $OI$ where $O$ is the circumcentre of triangle $ABC$.</text:p>
            <text:p>\item Let one of the tangents from $P$ to the incircle of triangle $ABC$ meet the circumcircle at points $X$ and $Y$. Show that $\angle XIY = 120^{\circ}$.</text:p>
            <text:p>\end{enumerate}</text:p>
          </table:table-cell>
          <table:table-cell/>
        </table:table-row>
        <table:table-row table:style-name="ro13">
          <table:table-cell office:value-type="string" calcext:value-type="string">
            <text:p>2016 IMO Shortlist</text:p>
          </table:table-cell>
          <table:table-cell office:value-type="float" office:value="2016" calcext:value-type="float">
            <text:p>2016</text:p>
          </table:table-cell>
          <table:table-cell office:value-type="string" calcext:value-type="string">
            <text:p>G8</text:p>
          </table:table-cell>
          <table:table-cell/>
          <table:table-cell office:value-type="string" calcext:value-type="string">
            <text:p>Let $A_1, B_1$ and $C_1$ be points on sides $BC$, $CA$ and $AB$ of an acute triangle $ABC$ respectively, such that $AA_1$, $BB_1$ and $CC_1$ are the internal angle bisectors of triangle $ABC$. Let $I$ be the incentre of triangle $ABC$, and $H$ be the orthocentre of triangle $A_1B_1C_1$. Show that $$AH + BH + CH \geq AI + BI + CI.$$</text:p>
          </table:table-cell>
          <table:table-cell office:value-type="string" calcext:value-type="string">
            <text:p>https://artofproblemsolving.com/community/c482986_2016_imo_shortlist</text:p>
          </table:table-cell>
          <table:table-cell office:value-type="string" calcext:value-type="string">
            <text:p>Let $A_1, B_1$ and $C_1$ be points on sides $BC$, $CA$ and $AB$ of an acute triangle $ABC$ respectively, such that $AA_1$, $BB_1$ and $CC_1$ are the internal angle bisectors of triangle $ABC$. Let $I$ be the incentre of triangle $ABC$, and $H$ be the orthocentre of triangle $A_1B_1C_1$. Show that $$AH + BH + CH \geq AI + BI + CI.$$</text:p>
          </table:table-cell>
          <table:table-cell/>
        </table:table-row>
        <table:table-row table:style-name="ro13">
          <table:table-cell office:value-type="string" calcext:value-type="string">
            <text:p>2016 IMO Shortlist</text:p>
          </table:table-cell>
          <table:table-cell office:value-type="float" office:value="2016" calcext:value-type="float">
            <text:p>2016</text:p>
          </table:table-cell>
          <table:table-cell office:value-type="string" calcext:value-type="string">
            <text:p>N1</text:p>
          </table:table-cell>
          <table:table-cell office:value-type="string" calcext:value-type="string">
            <text:p>Warut Suksompong, Thailand</text:p>
          </table:table-cell>
          <table:table-cell office:value-type="string" calcext:value-type="string">
            <text:p>For any positive integer $k$, denote the sum of digits of $k$ in its decimal representation by $S(k)$. Find all polynomials $P(x)$ with integer coefficients such that for any positive integer $n \geq 2016$, the integer $P(n)$ is positive and $$S(P(n)) = P(S(n)).$$</text:p>
          </table:table-cell>
          <table:table-cell office:value-type="string" calcext:value-type="string">
            <text:p>https://artofproblemsolving.com/community/c482986_2016_imo_shortlist</text:p>
          </table:table-cell>
          <table:table-cell office:value-type="string" calcext:value-type="string">
            <text:p>For any positive integer $k$, denote the sum of digits of $k$ in its decimal representation by $S(k)$. Find all polynomials $P(x)$ with integer coefficients such that for any positive integer $n \geq 2016$, the integer $P(n)$ is positive and $$S(P(n)) = P(S(n)).$$</text:p>
            <text:p>\textit{Proposed by Warut Suksompong, Thailand}</text:p>
          </table:table-cell>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N2</text:p>
          </table:table-cell>
          <table:table-cell/>
          <table:table-cell office:value-type="string" calcext:value-type="string">
            <text:p>Let $\tau(n)$ be the number of positive divisors of $n$. Let $\tau_1(n)$ be the number of positive divisors of $n$ which have remainders $1$ when divided by $3$. Find all positive integral values of the fraction $\frac{\tau(10n)}{\tau_1(10n)}$.</text:p>
          </table:table-cell>
          <table:table-cell office:value-type="string" calcext:value-type="string">
            <text:p>https://artofproblemsolving.com/community/c482986_2016_imo_shortlist</text:p>
          </table:table-cell>
          <table:table-cell office:value-type="string" calcext:value-type="string">
            <text:p>Let $\tau(n)$ be the number of positive divisors of $n$. Let $\tau_1(n)$ be the number of positive divisors of $n$ which have remainders $1$ when divided by $3$. Find all positive integral values of the fraction $\frac{\tau(10n)}{\tau_1(10n)}$.</text:p>
          </table:table-cell>
          <table:table-cell/>
        </table:table-row>
        <table:table-row table:style-name="ro13">
          <table:table-cell office:value-type="string" calcext:value-type="string">
            <text:p>2016 IMO Shortlist</text:p>
          </table:table-cell>
          <table:table-cell office:value-type="float" office:value="2016" calcext:value-type="float">
            <text:p>2016</text:p>
          </table:table-cell>
          <table:table-cell office:value-type="string" calcext:value-type="string">
            <text:p>N3</text:p>
          </table:table-cell>
          <table:table-cell/>
          <table:table-cell office:value-type="string" calcext:value-type="string">
            <text:p>A set of positive integers is called \textit{fragrant} if it contains at least two elements and each of its elements has a prime factor in common with at least one of the other elements. <text:s/>Let $P(n)=n^2+n+1$. <text:s/>What is the least possible positive integer value of $b$ such that there exists a non-negative integer $a$ for which the set $$\{P(a+1),P(a+2),\ldots,P(a+b)\}$$is fragrant?</text:p>
          </table:table-cell>
          <table:table-cell office:value-type="string" calcext:value-type="string">
            <text:p>https://artofproblemsolving.com/community/c482986_2016_imo_shortlist</text:p>
          </table:table-cell>
          <table:table-cell office:value-type="string" calcext:value-type="string">
            <text:p>A set of positive integers is called \textit{fragrant} if it contains at least two elements and each of its elements has a prime factor in common with at least one of the other elements. <text:s/>Let $P(n)=n^2+n+1$. <text:s/>What is the least possible positive integer value of $b$ such that there exists a non-negative integer $a$ for which the set $$\{P(a+1),P(a+2),\ldots,P(a+b)\}$$is fragrant?</text:p>
          </table:table-cell>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N4</text:p>
          </table:table-cell>
          <table:table-cell/>
          <table:table-cell office:value-type="string" calcext:value-type="string">
            <text:p>Let $n, m, k$ and $l$ be positive integers with $n \neq 1$ such that $n^k + mn^l + 1$ divides $n^{k+l} - 1$. Prove that</text:p>
            <text:p>\begin{itemize}</text:p>
            <text:p>\item $m = 1$ and $l = 2k$; or</text:p>
            <text:p>\item $l|k$ and $m = \frac{n^{k-l}-1}{n^l-1}$.</text:p>
            <text:p>\end{itemize}</text:p>
          </table:table-cell>
          <table:table-cell office:value-type="string" calcext:value-type="string">
            <text:p>https://artofproblemsolving.com/community/c482986_2016_imo_shortlist</text:p>
          </table:table-cell>
          <table:table-cell office:value-type="string" calcext:value-type="string">
            <text:p>Let $n, m, k$ and $l$ be positive integers with $n \neq 1$ such that $n^k + mn^l + 1$ divides $n^{k+l} - 1$. Prove that</text:p>
            <text:p>\begin{itemize}</text:p>
            <text:p>\item $m = 1$ and $l = 2k$; or</text:p>
            <text:p>\item $l|k$ and $m = \frac{n^{k-l}-1}{n^l-1}$.</text:p>
            <text:p>\end{itemize}</text:p>
          </table:table-cell>
          <table:table-cell/>
        </table:table-row>
        <table:table-row table:style-name="ro13">
          <table:table-cell office:value-type="string" calcext:value-type="string">
            <text:p>2016 IMO Shortlist</text:p>
          </table:table-cell>
          <table:table-cell office:value-type="float" office:value="2016" calcext:value-type="float">
            <text:p>2016</text:p>
          </table:table-cell>
          <table:table-cell office:value-type="string" calcext:value-type="string">
            <text:p>N5</text:p>
          </table:table-cell>
          <table:table-cell/>
          <table:table-cell office:value-type="string" calcext:value-type="string">
            <text:p>Let $a$ be a positive integer which is not a perfect square, and consider the equation \[k = \frac{x^2-a}{x^2-y^2}.\]Let $A$ be the set of positive integers $k$ for which the equation admits a solution in $\mathbb Z^2$ with $x&gt;\sqrt{a}$, and let $B$ be the set of positive integers for which the equation admits a solution in $\mathbb Z^2$ with $0\leq x&lt;\sqrt{a}$. Show that $A=B$.</text:p>
          </table:table-cell>
          <table:table-cell office:value-type="string" calcext:value-type="string">
            <text:p>https://artofproblemsolving.com/community/c482986_2016_imo_shortlist</text:p>
          </table:table-cell>
          <table:table-cell office:value-type="string" calcext:value-type="string">
            <text:p>Let $a$ be a positive integer which is not a perfect square, and consider the equation \[k = \frac{x^2-a}{x^2-y^2}.\]Let $A$ be the set of positive integers $k$ for which the equation admits a solution in $\mathbb Z^2$ with $x&gt;\sqrt{a}$, and let $B$ be the set of positive integers for which the equation admits a solution in $\mathbb Z^2$ with $0\leq x&lt;\sqrt{a}$. Show that $A=B$.</text:p>
          </table:table-cell>
          <table:table-cell/>
        </table:table-row>
        <table:table-row table:style-name="ro13">
          <table:table-cell office:value-type="string" calcext:value-type="string">
            <text:p>2016 IMO Shortlist</text:p>
          </table:table-cell>
          <table:table-cell office:value-type="float" office:value="2016" calcext:value-type="float">
            <text:p>2016</text:p>
          </table:table-cell>
          <table:table-cell office:value-type="string" calcext:value-type="string">
            <text:p>N6</text:p>
          </table:table-cell>
          <table:table-cell office:value-type="string" calcext:value-type="string">
            <text:p>Dorlir Ahmeti, Albania</text:p>
          </table:table-cell>
          <table:table-cell office:value-type="string" calcext:value-type="string">
            <text:p>Denote by $\mathbb{N}$ the set of all positive integers. Find all functions $f:\mathbb{N}\rightarrow \mathbb{N}$ such that for all positive integers $m$ and $n$, the integer $f(m)+f(n)-mn$ is nonzero and divides $mf(m)+nf(n)$.</text:p>
          </table:table-cell>
          <table:table-cell office:value-type="string" calcext:value-type="string">
            <text:p>https://artofproblemsolving.com/community/c482986_2016_imo_shortlist</text:p>
          </table:table-cell>
          <table:table-cell office:value-type="string" calcext:value-type="string">
            <text:p>Denote by $\mathbb{N}$ the set of all positive integers. Find all functions $f:\mathbb{N}\rightarrow \mathbb{N}$ such that for all positive integers $m$ and $n$, the integer $f(m)+f(n)-mn$ is nonzero and divides $mf(m)+nf(n)$.</text:p>
            <text:p/>
            <text:p>\textit{Proposed by Dorlir Ahmeti, Albania}</text:p>
          </table:table-cell>
          <table:table-cell/>
        </table:table-row>
        <table:table-row table:style-name="ro13">
          <table:table-cell office:value-type="string" calcext:value-type="string">
            <text:p>2016 IMO Shortlist</text:p>
          </table:table-cell>
          <table:table-cell office:value-type="float" office:value="2016" calcext:value-type="float">
            <text:p>2016</text:p>
          </table:table-cell>
          <table:table-cell office:value-type="string" calcext:value-type="string">
            <text:p>N7</text:p>
          </table:table-cell>
          <table:table-cell/>
          <table:table-cell office:value-type="string" calcext:value-type="string">
            <text:p>Let $P=A_1A_2\cdots A_k$ be a convex polygon in the plane. The vertices $A_1, A_2, \ldots, A_k$ have integral coordinates and lie on a circle. Let $S$ be the area of $P$. An odd positive integer $n$ is given such that the squares of the side lengths of $P$ are integers divisible by $n$. Prove that $2S$ is an integer divisible by $n$.</text:p>
          </table:table-cell>
          <table:table-cell office:value-type="string" calcext:value-type="string">
            <text:p>https://artofproblemsolving.com/community/c482986_2016_imo_shortlist</text:p>
          </table:table-cell>
          <table:table-cell office:value-type="string" calcext:value-type="string">
            <text:p>Let $P=A_1A_2\cdots A_k$ be a convex polygon in the plane. The vertices $A_1, A_2, \ldots, A_k$ have integral coordinates and lie on a circle. Let $S$ be the area of $P$. An odd positive integer $n$ is given such that the squares of the side lengths of $P$ are integers divisible by $n$. Prove that $2S$ is an integer divisible by $n$.</text:p>
          </table:table-cell>
          <table:table-cell/>
        </table:table-row>
        <table:table-row table:style-name="ro13">
          <table:table-cell office:value-type="string" calcext:value-type="string">
            <text:p>2016 IMO Shortlist</text:p>
          </table:table-cell>
          <table:table-cell office:value-type="float" office:value="2016" calcext:value-type="float">
            <text:p>2016</text:p>
          </table:table-cell>
          <table:table-cell office:value-type="string" calcext:value-type="string">
            <text:p>N8</text:p>
          </table:table-cell>
          <table:table-cell/>
          <table:table-cell office:value-type="string" calcext:value-type="string">
            <text:p>Find all polynomials $P(x)$ of odd degree $d$ and with integer coefficients satisfying the following property: for each positive integer $n$, there exists $n$ positive integers $x_1, x_2, \ldots, x_n$ such that $\frac12 &lt; \frac{P(x_i)}{P(x_j)} &lt; 2$ and $\frac{P(x_i)}{P(x_j)}$ is the $d$-th power of a rational number for every pair of indices $i$ and $j$ with $1 \leq i, j \leq n$.</text:p>
          </table:table-cell>
          <table:table-cell office:value-type="string" calcext:value-type="string">
            <text:p>https://artofproblemsolving.com/community/c482986_2016_imo_shortlist</text:p>
          </table:table-cell>
          <table:table-cell office:value-type="string" calcext:value-type="string">
            <text:p>Find all polynomials $P(x)$ of odd degree $d$ and with integer coefficients satisfying the following property: for each positive integer $n$, there exists $n$ positive integers $x_1, x_2, \ldots, x_n$ such that $\frac12 &lt; \frac{P(x_i)}{P(x_j)} &lt; 2$ and $\frac{P(x_i)}{P(x_j)}$ is the $d$-th power of a rational number for every pair of indices $i$ and $j$ with $1 \leq i, j \leq n$.</text:p>
          </table:table-cell>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A1</text:p>
          </table:table-cell>
          <table:table-cell/>
          <table:table-cell office:value-type="string" calcext:value-type="string">
            <text:p>Suppose that a sequence $a_1,a_2,\ldots$ of positive real numbers satisfies \[a_{k+1}\geq\frac{ka_k}{a_k^2+(k-1)}\]for every positive integer $k$. Prove that $a_1+a_2+\ldots+a_n\geq n$ for every $n\geq2$.</text:p>
          </table:table-cell>
          <table:table-cell office:value-type="string" calcext:value-type="string">
            <text:p>https://artofproblemsolving.com/community/c111148_2015_imo_shortlist</text:p>
          </table:table-cell>
          <table:table-cell office:value-type="string" calcext:value-type="string">
            <text:p>Suppose that a sequence $a_1,a_2,\ldots$ of positive real numbers satisfies \[a_{k+1}\geq\frac{ka_k}{a_k^2+(k-1)}\]for every positive integer $k$. Prove that $a_1+a_2+\ldots+a_n\geq n$ for every $n\geq2$.</text:p>
          </table:table-cell>
          <table:table-cell/>
        </table:table-row>
        <table:table-row table:style-name="ro6">
          <table:table-cell office:value-type="string" calcext:value-type="string">
            <text:p>2015 IMO Shortlist</text:p>
          </table:table-cell>
          <table:table-cell office:value-type="float" office:value="2015" calcext:value-type="float">
            <text:p>2015</text:p>
          </table:table-cell>
          <table:table-cell office:value-type="string" calcext:value-type="string">
            <text:p>A2</text:p>
          </table:table-cell>
          <table:table-cell/>
          <table:table-cell office:value-type="string" calcext:value-type="string">
            <text:p>Determine all functions $f:\mathbb{Z}\rightarrow\mathbb{Z}$ with the property that \[f(x-f(y))=f(f(x))-f(y)-1\]holds for all $x,y\in\mathbb{Z}$.</text:p>
          </table:table-cell>
          <table:table-cell office:value-type="string" calcext:value-type="string">
            <text:p>https://artofproblemsolving.com/community/c111148_2015_imo_shortlist</text:p>
          </table:table-cell>
          <table:table-cell office:value-type="string" calcext:value-type="string">
            <text:p>Determine all functions $f:\mathbb{Z}\rightarrow\mathbb{Z}$ with the property that \[f(x-f(y))=f(f(x))-f(y)-1\]holds for all $x,y\in\mathbb{Z}$.</text:p>
          </table:table-cell>
          <table:table-cell/>
        </table:table-row>
        <table:table-row table:style-name="ro6">
          <table:table-cell office:value-type="string" calcext:value-type="string">
            <text:p>2015 IMO Shortlist</text:p>
          </table:table-cell>
          <table:table-cell office:value-type="float" office:value="2015" calcext:value-type="float">
            <text:p>2015</text:p>
          </table:table-cell>
          <table:table-cell office:value-type="string" calcext:value-type="string">
            <text:p>A3</text:p>
          </table:table-cell>
          <table:table-cell/>
          <table:table-cell office:value-type="string" calcext:value-type="string">
            <text:p>Let $n$ be a fixed positive integer. Find the maximum possible value of \[ \sum_{1 \le r &lt; s \le 2n} (s-r-n)x_rx_s, \]where $-1 \le x_i \le 1$ for all $i = 1, \cdots , 2n$.</text:p>
          </table:table-cell>
          <table:table-cell office:value-type="string" calcext:value-type="string">
            <text:p>https://artofproblemsolving.com/community/c111148_2015_imo_shortlist</text:p>
          </table:table-cell>
          <table:table-cell office:value-type="string" calcext:value-type="string">
            <text:p>Let $n$ be a fixed positive integer. Find the maximum possible value of \[ \sum_{1 \le r &lt; s \le 2n} (s-r-n)x_rx_s, \]where $-1 \le x_i \le 1$ for all $i = 1, \cdots , 2n$.</text:p>
          </table:table-cell>
          <table:table-cell/>
        </table:table-row>
        <table:table-row table:style-name="ro13">
          <table:table-cell office:value-type="string" calcext:value-type="string">
            <text:p>2015 IMO Shortlist</text:p>
          </table:table-cell>
          <table:table-cell office:value-type="float" office:value="2015" calcext:value-type="float">
            <text:p>2015</text:p>
          </table:table-cell>
          <table:table-cell office:value-type="string" calcext:value-type="string">
            <text:p>A4</text:p>
          </table:table-cell>
          <table:table-cell office:value-type="string" calcext:value-type="string">
            <text:p>Dorlir Ahmeti, Albania</text:p>
          </table:table-cell>
          <table:table-cell office:value-type="string" calcext:value-type="string">
            <text:p>Let $\mathbb R$ be the set of real numbers. Determine all functions $f:\mathbb R\to\mathbb R$ that satisfy the equation\[f(x+f(x+y))+f(xy)=x+f(x+y)+yf(x)\]for all real numbers $x$ and $y$.</text:p>
          </table:table-cell>
          <table:table-cell office:value-type="string" calcext:value-type="string">
            <text:p>https://artofproblemsolving.com/community/c111148_2015_imo_shortlist</text:p>
          </table:table-cell>
          <table:table-cell office:value-type="string" calcext:value-type="string">
            <text:p>Let $\mathbb R$ be the set of real numbers. Determine all functions $f:\mathbb R\to\mathbb R$ that satisfy the equation\[f(x+f(x+y))+f(xy)=x+f(x+y)+yf(x)\]for all real numbers $x$ and $y$.</text:p>
            <text:p/>
            <text:p>\textit{Proposed by Dorlir Ahmeti, Albania}</text:p>
          </table:table-cell>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A5</text:p>
          </table:table-cell>
          <table:table-cell/>
          <table:table-cell office:value-type="string" calcext:value-type="string">
            <text:p>Let $2\mathbb{Z} + 1$ denote the set of odd integers. Find all functions $f:\mathbb{Z} \mapsto 2\mathbb{Z} + 1$ satisfying \[ f(x + f(x) + y) + f(x - f(x) - y) = f(x+y) + f(x-y) \]for every $x, y \in \mathbb{Z}$.</text:p>
          </table:table-cell>
          <table:table-cell office:value-type="string" calcext:value-type="string">
            <text:p>https://artofproblemsolving.com/community/c111148_2015_imo_shortlist</text:p>
          </table:table-cell>
          <table:table-cell office:value-type="string" calcext:value-type="string">
            <text:p>Let $2\mathbb{Z} + 1$ denote the set of odd integers. Find all functions $f:\mathbb{Z} \mapsto 2\mathbb{Z} + 1$ satisfying \[ f(x + f(x) + y) + f(x - f(x) - y) = f(x+y) + f(x-y) \]for every $x, y \in \mathbb{Z}$.</text:p>
          </table:table-cell>
          <table:table-cell/>
        </table:table-row>
        <table:table-row table:style-name="ro8">
          <table:table-cell office:value-type="string" calcext:value-type="string">
            <text:p>2015 IMO Shortlist</text:p>
          </table:table-cell>
          <table:table-cell office:value-type="float" office:value="2015" calcext:value-type="float">
            <text:p>2015</text:p>
          </table:table-cell>
          <table:table-cell office:value-type="string" calcext:value-type="string">
            <text:p>A6</text:p>
          </table:table-cell>
          <table:table-cell office:value-type="string" calcext:value-type="string">
            <text:p>David Arthur, Canada</text:p>
          </table:table-cell>
          <table:table-cell office:value-type="string" calcext:value-type="string">
            <text:p>Let $n$ be a fixed integer with $n \ge 2$. We say that two polynomials $P$ and $Q$ with real coefficients are \textit{block-similar} if for each $i \in \{1, 2, \ldots, n\}$ the sequences</text:p>
            <text:p/>
            <text:p>\begin{eqnarray*}</text:p>
            <text:p>P(2015i), P(2015i - 1), \ldots, P(2015i - 2014) &amp; \text{and}\\</text:p>
            <text:p>Q(2015i), Q(2015i - 1), \ldots, Q(2015i - 2014)</text:p>
            <text:p>\end{eqnarray*}</text:p>
            <text:p>are permutations of each other.</text:p>
            <text:p/>
            <text:p>(a) Prove that there exist distinct block-similar polynomials of degree $n + 1$.</text:p>
            <text:p>(b) Prove that there do not exist distinct block-similar polynomials of degree $n$.</text:p>
          </table:table-cell>
          <table:table-cell office:value-type="string" calcext:value-type="string">
            <text:p>https://artofproblemsolving.com/community/c111148_2015_imo_shortlist</text:p>
          </table:table-cell>
          <table:table-cell office:value-type="string" calcext:value-type="string">
            <text:p>Let $n$ be a fixed integer with $n \ge 2$. We say that two polynomials $P$ and $Q$ with real coefficients are \textit{block-similar} if for each $i \in \{1, 2, \ldots, n\}$ the sequences</text:p>
            <text:p/>
            <text:p>\begin{eqnarray*}</text:p>
            <text:p>P(2015i), P(2015i - 1), \ldots, P(2015i - 2014) &amp; \text{and}\\</text:p>
            <text:p>Q(2015i), Q(2015i - 1), \ldots, Q(2015i - 2014)</text:p>
            <text:p>\end{eqnarray*}</text:p>
            <text:p>are permutations of each other.</text:p>
            <text:p/>
            <text:p>(a) Prove that there exist distinct block-similar polynomials of degree $n + 1$.</text:p>
            <text:p>(b) Prove that there do not exist distinct block-similar polynomials of degree $n$.</text:p>
            <text:p/>
            <text:p>\textit{Proposed by David Arthur, Canada}</text:p>
          </table:table-cell>
          <table:table-cell/>
        </table:table-row>
        <table:table-row table:style-name="ro16">
          <table:table-cell office:value-type="string" calcext:value-type="string">
            <text:p>2015 IMO Shortlist</text:p>
          </table:table-cell>
          <table:table-cell office:value-type="float" office:value="2015" calcext:value-type="float">
            <text:p>2015</text:p>
          </table:table-cell>
          <table:table-cell office:value-type="string" calcext:value-type="string">
            <text:p>C1</text:p>
          </table:table-cell>
          <table:table-cell/>
          <table:table-cell office:value-type="string" calcext:value-type="string">
            <text:p>In Lineland there are $n\geq1$ towns, arranged along a road running from left to right. Each town has a \textit{left bulldozer} (put to the left of the town and facing left) and a \textit{right bulldozer} (put to the right of the town and facing right). The sizes of the $2n$ bulldozers are distinct. Every time when a left and right bulldozer confront each other, the larger bulldozer pushes the smaller one off the road. On the other hand, bulldozers are quite unprotected at their rears; so, if a bulldozer reaches the rear-end of another one, the first one pushes the second one off the road, regardless of their sizes.</text:p>
            <text:p/>
            <text:p>Let $A$ and $B$ be two towns, with $B$ to the right of $A$. We say that town $A$ can \textit{sweep} town $B$ \textit{away} if the right bulldozer of $A$ can move over to $B$ pushing off all bulldozers it meets. Similarly town $B$ can sweep town $A$ away if the left bulldozer of $B$ can move over to $A$ pushing off all bulldozers of all towns on its way.</text:p>
            <text:p/>
            <text:p>Prove that there is exactly one town that cannot be swept away by any other one.</text:p>
          </table:table-cell>
          <table:table-cell office:value-type="string" calcext:value-type="string">
            <text:p>https://artofproblemsolving.com/community/c111148_2015_imo_shortlist</text:p>
          </table:table-cell>
          <table:table-cell office:value-type="string" calcext:value-type="string">
            <text:p>In Lineland there are $n\geq1$ towns, arranged along a road running from left to right. Each town has a \textit{left bulldozer} (put to the left of the town and facing left) and a \textit{right bulldozer} (put to the right of the town and facing right). The sizes of the $2n$ bulldozers are distinct. Every time when a left and right bulldozer confront each other, the larger bulldozer pushes the smaller one off the road. On the other hand, bulldozers are quite unprotected at their rears; so, if a bulldozer reaches the rear-end of another one, the first one pushes the second one off the road, regardless of their sizes.</text:p>
            <text:p/>
            <text:p>Let $A$ and $B$ be two towns, with $B$ to the right of $A$. We say that town $A$ can \textit{sweep} town $B$ \textit{away} if the right bulldozer of $A$ can move over to $B$ pushing off all bulldozers it meets. Similarly town $B$ can sweep town $A$ away if the left bulldozer of $B$ can move over to $A$ pushing off all bulldozers of all towns on its way.</text:p>
            <text:p/>
            <text:p>Prove that there is exactly one town that cannot be swept away by any other one.</text:p>
          </table:table-cell>
          <table:table-cell/>
        </table:table-row>
        <table:table-row table:style-name="ro2">
          <table:table-cell office:value-type="string" calcext:value-type="string">
            <text:p>2015 IMO Shortlist</text:p>
          </table:table-cell>
          <table:table-cell office:value-type="float" office:value="2015" calcext:value-type="float">
            <text:p>2015</text:p>
          </table:table-cell>
          <table:table-cell office:value-type="string" calcext:value-type="string">
            <text:p>C2</text:p>
          </table:table-cell>
          <table:table-cell office:value-type="string" calcext:value-type="string">
            <text:p>Netherlands</text:p>
          </table:table-cell>
          <table:table-cell office:value-type="string" calcext:value-type="string">
            <text:p>We say that a finite set $\mathcal{S}$ of points in the plane is \textit{balanced} if, for any two different points $A$ and $B$ in $\mathcal{S}$, there is a point $C$ in $\mathcal{S}$ such that $AC=BC$. We say that $\mathcal{S}$ is \textit{centre-free} if for any three different points $A$, $B$ and $C$ in $\mathcal{S}$, there is no points $P$ in $\mathcal{S}$ such that $PA=PB=PC$.</text:p>
            <text:p/>
            <text:p>(a) Show that for all integers $n\ge 3$, there exists a balanced set consisting of $n$ points.</text:p>
            <text:p/>
            <text:p>(b) Determine all integers $n\ge 3$ for which there exists a balanced centre-free set consisting of $n$ points.</text:p>
          </table:table-cell>
          <table:table-cell office:value-type="string" calcext:value-type="string">
            <text:p>https://artofproblemsolving.com/community/c111148_2015_imo_shortlist</text:p>
          </table:table-cell>
          <table:table-cell office:value-type="string" calcext:value-type="string">
            <text:p>We say that a finite set $\mathcal{S}$ of points in the plane is \textit{balanced} if, for any two different points $A$ and $B$ in $\mathcal{S}$, there is a point $C$ in $\mathcal{S}$ such that $AC=BC$. We say that $\mathcal{S}$ is \textit{centre-free} if for any three different points $A$, $B$ and $C$ in $\mathcal{S}$, there is no points $P$ in $\mathcal{S}$ such that $PA=PB=PC$.</text:p>
            <text:p/>
            <text:p>(a) Show that for all integers $n\ge 3$, there exists a balanced set consisting of $n$ points.</text:p>
            <text:p/>
            <text:p>(b) Determine all integers $n\ge 3$ for which there exists a balanced centre-free set consisting of $n$ points.</text:p>
            <text:p/>
            <text:p>Proposed by Netherlands</text:p>
          </table:table-cell>
          <table:table-cell/>
        </table:table-row>
        <table:table-row table:style-name="ro13">
          <table:table-cell office:value-type="string" calcext:value-type="string">
            <text:p>2015 IMO Shortlist</text:p>
          </table:table-cell>
          <table:table-cell office:value-type="float" office:value="2015" calcext:value-type="float">
            <text:p>2015</text:p>
          </table:table-cell>
          <table:table-cell office:value-type="string" calcext:value-type="string">
            <text:p>C3</text:p>
          </table:table-cell>
          <table:table-cell/>
          <table:table-cell office:value-type="string" calcext:value-type="string">
            <text:p>For a finite set $A$ of positive integers, a partition of $A$ into two disjoint nonempty subsets $A_1$ and $A_2$ is $\textit{good}$ if the least common multiple of the elements in $A_1$ is equal to the greatest common divisor of the elements in $A_2$. Determine the minimum value of $n$ such that there exists a set of $n$ positive integers with exactly $2015$ good partitions.</text:p>
          </table:table-cell>
          <table:table-cell office:value-type="string" calcext:value-type="string">
            <text:p>https://artofproblemsolving.com/community/c111148_2015_imo_shortlist</text:p>
          </table:table-cell>
          <table:table-cell office:value-type="string" calcext:value-type="string">
            <text:p>For a finite set $A$ of positive integers, a partition of $A$ into two disjoint nonempty subsets $A_1$ and $A_2$ is $\textit{good}$ if the least common multiple of the elements in $A_1$ is equal to the greatest common divisor of the elements in $A_2$. Determine the minimum value of $n$ such that there exists a set of $n$ positive integers with exactly $2015$ good partitions.</text:p>
          </table:table-cell>
          <table:table-cell/>
        </table:table-row>
        <table:table-row table:style-name="ro11">
          <table:table-cell office:value-type="string" calcext:value-type="string">
            <text:p>2015 IMO Shortlist</text:p>
          </table:table-cell>
          <table:table-cell office:value-type="float" office:value="2015" calcext:value-type="float">
            <text:p>2015</text:p>
          </table:table-cell>
          <table:table-cell office:value-type="string" calcext:value-type="string">
            <text:p>C4</text:p>
          </table:table-cell>
          <table:table-cell office:value-type="string" calcext:value-type="string">
            <text:p>Finland</text:p>
          </table:table-cell>
          <table:table-cell office:value-type="string" calcext:value-type="string">
            <text:p>Let $n$ be a positive integer. Two players $A$ and $B$ play a game in which they take turns choosing positive integers $k \le n$. The rules of the game are:</text:p>
            <text:p/>
            <text:p>(i) A player cannot choose a number that has been chosen by either player on any previous turn.</text:p>
            <text:p>(ii) A player cannot choose a number consecutive to any of those the player has already chosen on any previous turn.</text:p>
            <text:p>(iii) The game is a draw if all numbers have been chosen; otherwise the player who cannot choose a number anymore loses the game.</text:p>
            <text:p/>
            <text:p>The player $A$ takes the first turn. Determine the outcome of the game, assuming that both players use optimal strategies.</text:p>
          </table:table-cell>
          <table:table-cell office:value-type="string" calcext:value-type="string">
            <text:p>https://artofproblemsolving.com/community/c111148_2015_imo_shortlist</text:p>
          </table:table-cell>
          <table:table-cell office:value-type="string" calcext:value-type="string">
            <text:p>Let $n$ be a positive integer. Two players $A$ and $B$ play a game in which they take turns choosing positive integers $k \le n$. The rules of the game are:</text:p>
            <text:p/>
            <text:p>(i) A player cannot choose a number that has been chosen by either player on any previous turn.</text:p>
            <text:p>(ii) A player cannot choose a number consecutive to any of those the player has already chosen on any previous turn.</text:p>
            <text:p>(iii) The game is a draw if all numbers have been chosen; otherwise the player who cannot choose a number anymore loses the game.</text:p>
            <text:p/>
            <text:p>The player $A$ takes the first turn. Determine the outcome of the game, assuming that both players use optimal strategies.</text:p>
            <text:p/>
            <text:p>\textit{Proposed by Finland}</text:p>
          </table:table-cell>
          <table:table-cell/>
        </table:table-row>
        <table:table-row table:style-name="ro2">
          <table:table-cell office:value-type="string" calcext:value-type="string">
            <text:p>2015 IMO Shortlist</text:p>
          </table:table-cell>
          <table:table-cell office:value-type="float" office:value="2015" calcext:value-type="float">
            <text:p>2015</text:p>
          </table:table-cell>
          <table:table-cell office:value-type="string" calcext:value-type="string">
            <text:p>C5</text:p>
          </table:table-cell>
          <table:table-cell office:value-type="string" calcext:value-type="string">
            <text:p>Ivan Guo and Ross Atkins, Australia</text:p>
          </table:table-cell>
          <table:table-cell office:value-type="string" calcext:value-type="string">
            <text:p>The sequence $a_1,a_2,\dots$ of integers satisfies the conditions:</text:p>
            <text:p/>
            <text:p>(i) $1\le a_j\le2015$ for all $j\ge1$,</text:p>
            <text:p>(ii) $k+a_k\neq \ell+a_\ell$ for all $1\le k&lt;\ell$.</text:p>
            <text:p/>
            <text:p>Prove that there exist two positive integers $b$ and $N$ for which\[\left\vert\sum_{j=m+1}^n(a_j-b)\right\vert\le1007^2\]for all integers $m$ and $n$ such that $n&gt;m\ge N$.</text:p>
          </table:table-cell>
          <table:table-cell office:value-type="string" calcext:value-type="string">
            <text:p>https://artofproblemsolving.com/community/c111148_2015_imo_shortlist</text:p>
          </table:table-cell>
          <table:table-cell office:value-type="string" calcext:value-type="string">
            <text:p>The sequence $a_1,a_2,\dots$ of integers satisfies the conditions:</text:p>
            <text:p/>
            <text:p>(i) $1\le a_j\le2015$ for all $j\ge1$,</text:p>
            <text:p>(ii) $k+a_k\neq \ell+a_\ell$ for all $1\le k&lt;\ell$.</text:p>
            <text:p/>
            <text:p>Prove that there exist two positive integers $b$ and $N$ for which\[\left\vert\sum_{j=m+1}^n(a_j-b)\right\vert\le1007^2\]for all integers $m$ and $n$ such that $n&gt;m\ge N$.</text:p>
            <text:p/>
            <text:p>\textit{Proposed by Ivan Guo and Ross Atkins, Australia}</text:p>
          </table:table-cell>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C6</text:p>
          </table:table-cell>
          <table:table-cell/>
          <table:table-cell office:value-type="string" calcext:value-type="string">
            <text:p>Let $S$ be a nonempty set of positive integers. We say that a positive integer $n$ is \textit{clean} if it has a unique representation as a sum of an odd number of distinct elements from $S$. Prove that there exist infinitely many positive integers that are not clean.</text:p>
          </table:table-cell>
          <table:table-cell office:value-type="string" calcext:value-type="string">
            <text:p>https://artofproblemsolving.com/community/c111148_2015_imo_shortlist</text:p>
          </table:table-cell>
          <table:table-cell office:value-type="string" calcext:value-type="string">
            <text:p>Let $S$ be a nonempty set of positive integers. We say that a positive integer $n$ is \textit{clean} if it has a unique representation as a sum of an odd number of distinct elements from $S$. Prove that there exist infinitely many positive integers that are not clean.</text:p>
          </table:table-cell>
          <table:table-cell/>
        </table:table-row>
        <table:table-row table:style-name="ro5">
          <table:table-cell office:value-type="string" calcext:value-type="string">
            <text:p>2015 IMO Shortlist</text:p>
          </table:table-cell>
          <table:table-cell office:value-type="float" office:value="2015" calcext:value-type="float">
            <text:p>2015</text:p>
          </table:table-cell>
          <table:table-cell office:value-type="string" calcext:value-type="string">
            <text:p>C7</text:p>
          </table:table-cell>
          <table:table-cell office:value-type="string" calcext:value-type="string">
            <text:p>Russia</text:p>
          </table:table-cell>
          <table:table-cell office:value-type="string" calcext:value-type="string">
            <text:p>In a company of people some pairs are enemies. A group of people is called \textit{unsociable} if the number of members in the group is odd and at least $3$, and it is possible to arrange all its members around a round table so that every two neighbors are enemies. Given that there are at most $2015$ unsociable groups, prove that it is possible to partition the company into $11$ parts so that no two enemies are in the same part.</text:p>
          </table:table-cell>
          <table:table-cell office:value-type="string" calcext:value-type="string">
            <text:p>https://artofproblemsolving.com/community/c111148_2015_imo_shortlist</text:p>
          </table:table-cell>
          <table:table-cell office:value-type="string" calcext:value-type="string">
            <text:p>In a company of people some pairs are enemies. A group of people is called \textit{unsociable} if the number of members in the group is odd and at least $3$, and it is possible to arrange all its members around a round table so that every two neighbors are enemies. Given that there are at most $2015$ unsociable groups, prove that it is possible to partition the company into $11$ parts so that no two enemies are in the same part.</text:p>
            <text:p/>
            <text:p>\textit{Proposed by Russia}</text:p>
          </table:table-cell>
          <table:table-cell/>
        </table:table-row>
        <table:table-row table:style-name="ro13">
          <table:table-cell office:value-type="string" calcext:value-type="string">
            <text:p>2015 IMO Shortlist</text:p>
          </table:table-cell>
          <table:table-cell office:value-type="float" office:value="2015" calcext:value-type="float">
            <text:p>2015</text:p>
          </table:table-cell>
          <table:table-cell office:value-type="string" calcext:value-type="string">
            <text:p>G1</text:p>
          </table:table-cell>
          <table:table-cell/>
          <table:table-cell office:value-type="string" calcext:value-type="string">
            <text:p>Let $ABC$ be an acute triangle with orthocenter $H$. Let $G$ be the point such that the quadrilateral $ABGH$ is a parallelogram. Let $I$ be the point on the line $GH$ such that $AC$ bisects $HI$. Suppose that the line $AC$ intersects the circumcircle of the triangle $GCI$ at $C$ and $J$. Prove that $IJ = AH$.</text:p>
          </table:table-cell>
          <table:table-cell office:value-type="string" calcext:value-type="string">
            <text:p>https://artofproblemsolving.com/community/c111148_2015_imo_shortlist</text:p>
          </table:table-cell>
          <table:table-cell office:value-type="string" calcext:value-type="string">
            <text:p>Let $ABC$ be an acute triangle with orthocenter $H$. Let $G$ be the point such that the quadrilateral $ABGH$ is a parallelogram. Let $I$ be the point on the line $GH$ such that $AC$ bisects $HI$. Suppose that the line $AC$ intersects the circumcircle of the triangle $GCI$ at $C$ and $J$. Prove that $IJ = AH$.</text:p>
          </table:table-cell>
          <table:table-cell/>
        </table:table-row>
        <table:table-row table:style-name="ro12">
          <table:table-cell office:value-type="string" calcext:value-type="string">
            <text:p>2015 IMO Shortlist</text:p>
          </table:table-cell>
          <table:table-cell office:value-type="float" office:value="2015" calcext:value-type="float">
            <text:p>2015</text:p>
          </table:table-cell>
          <table:table-cell office:value-type="string" calcext:value-type="string">
            <text:p>G2</text:p>
          </table:table-cell>
          <table:table-cell office:value-type="string" calcext:value-type="string">
            <text:p>Greece</text:p>
          </table:table-cell>
          <table:table-cell office:value-type="string" calcext:value-type="string">
            <text:p>Triangle $ABC$ has circumcircle $\Omega$ and circumcenter $O$. A circle $\Gamma$ with center $A$ intersects the segment $BC$ at points $D$ and $E$, such that $B$, $D$, $E$, and $C$ are all different and lie on line $BC$ in this order. Let $F$ and $G$ be the points of intersection of $\Gamma$ and $\Omega$, such that $A$, $F$, $B$, $C$, and $G$ lie on $\Omega$ in this order. Let $K$ be the second point of intersection of the circumcircle of triangle $BDF$ and the segment $AB$. Let $L$ be the second point of intersection of the circumcircle of triangle $CGE$ and the segment $CA$.</text:p>
            <text:p/>
            <text:p>Suppose that the lines $FK$ and $GL$ are different and intersect at the point $X$. Prove that $X$ lies on the line $AO$.</text:p>
          </table:table-cell>
          <table:table-cell office:value-type="string" calcext:value-type="string">
            <text:p>https://artofproblemsolving.com/community/c111148_2015_imo_shortlist</text:p>
          </table:table-cell>
          <table:table-cell office:value-type="string" calcext:value-type="string">
            <text:p>Triangle $ABC$ has circumcircle $\Omega$ and circumcenter $O$. A circle $\Gamma$ with center $A$ intersects the segment $BC$ at points $D$ and $E$, such that $B$, $D$, $E$, and $C$ are all different and lie on line $BC$ in this order. Let $F$ and $G$ be the points of intersection of $\Gamma$ and $\Omega$, such that $A$, $F$, $B$, $C$, and $G$ lie on $\Omega$ in this order. Let $K$ be the second point of intersection of the circumcircle of triangle $BDF$ and the segment $AB$. Let $L$ be the second point of intersection of the circumcircle of triangle $CGE$ and the segment $CA$.</text:p>
            <text:p/>
            <text:p>Suppose that the lines $FK$ and $GL$ are different and intersect at the point $X$. Prove that $X$ lies on the line $AO$.</text:p>
            <text:p/>
            <text:p>\textit{Proposed by Greece}</text:p>
          </table:table-cell>
          <table:table-cell/>
        </table:table-row>
        <table:table-row table:style-name="ro7">
          <table:table-cell office:value-type="string" calcext:value-type="string">
            <text:p>2015 IMO Shortlist</text:p>
          </table:table-cell>
          <table:table-cell office:value-type="float" office:value="2015" calcext:value-type="float">
            <text:p>2015</text:p>
          </table:table-cell>
          <table:table-cell office:value-type="string" calcext:value-type="string">
            <text:p>G3</text:p>
          </table:table-cell>
          <table:table-cell/>
          <table:table-cell office:value-type="string" calcext:value-type="string">
            <text:p>Let $ABC$ be a triangle with $\angle{C} = 90^{\circ}$, and let $H$ be the foot of the altitude from $C$. A point $D$ is chosen inside the triangle $CBH$ so that $CH$ bisects $AD$. Let $P$ be the intersection point of the lines $BD$ and $CH$. Let $\omega$ be the semicircle with diameter $BD$ that meets the segment $CB$ at an interior point. A line through $P$ is tangent to $\omega$ at $Q$. Prove that the lines $CQ$ and $AD$ meet on $\omega$.</text:p>
          </table:table-cell>
          <table:table-cell office:value-type="string" calcext:value-type="string">
            <text:p>https://artofproblemsolving.com/community/c111148_2015_imo_shortlist</text:p>
          </table:table-cell>
          <table:table-cell office:value-type="string" calcext:value-type="string">
            <text:p>Let $ABC$ be a triangle with $\angle{C} = 90^{\circ}$, and let $H$ be the foot of the altitude from $C$. A point $D$ is chosen inside the triangle $CBH$ so that $CH$ bisects $AD$. Let $P$ be the intersection point of the lines $BD$ and $CH$. Let $\omega$ be the semicircle with diameter $BD$ that meets the segment $CB$ at an interior point. A line through $P$ is tangent to $\omega$ at $Q$. Prove that the lines $CQ$ and $AD$ meet on $\omega$.</text:p>
          </table:table-cell>
          <table:table-cell/>
        </table:table-row>
        <table:table-row table:style-name="ro13">
          <table:table-cell office:value-type="string" calcext:value-type="string">
            <text:p>2015 IMO Shortlist</text:p>
          </table:table-cell>
          <table:table-cell office:value-type="float" office:value="2015" calcext:value-type="float">
            <text:p>2015</text:p>
          </table:table-cell>
          <table:table-cell office:value-type="string" calcext:value-type="string">
            <text:p>G4</text:p>
          </table:table-cell>
          <table:table-cell/>
          <table:table-cell office:value-type="string" calcext:value-type="string">
            <text:p>Let $ABC$ be an acute triangle and let $M$ be the midpoint of $AC$. A circle $\omega$ passing through $B$ and $M$ meets the sides $AB$ and $BC$ at points $P$ and $Q$ respectively. Let $T$ be the point such that $BPTQ$ is a parallelogram. Suppose that $T$ lies on the circumcircle of $ABC$. Determine all possible values of $\frac{BT}{BM}$.</text:p>
          </table:table-cell>
          <table:table-cell office:value-type="string" calcext:value-type="string">
            <text:p>https://artofproblemsolving.com/community/c111148_2015_imo_shortlist</text:p>
          </table:table-cell>
          <table:table-cell office:value-type="string" calcext:value-type="string">
            <text:p>Let $ABC$ be an acute triangle and let $M$ be the midpoint of $AC$. A circle $\omega$ passing through $B$ and $M$ meets the sides $AB$ and $BC$ at points $P$ and $Q$ respectively. Let $T$ be the point such that $BPTQ$ is a parallelogram. Suppose that $T$ lies on the circumcircle of $ABC$. Determine all possible values of $\frac{BT}{BM}$.</text:p>
          </table:table-cell>
          <table:table-cell/>
        </table:table-row>
        <table:table-row table:style-name="ro5">
          <table:table-cell office:value-type="string" calcext:value-type="string">
            <text:p>2015 IMO Shortlist</text:p>
          </table:table-cell>
          <table:table-cell office:value-type="float" office:value="2015" calcext:value-type="float">
            <text:p>2015</text:p>
          </table:table-cell>
          <table:table-cell office:value-type="string" calcext:value-type="string">
            <text:p>G5</text:p>
          </table:table-cell>
          <table:table-cell office:value-type="string" calcext:value-type="string">
            <text:p>El Salvador</text:p>
          </table:table-cell>
          <table:table-cell office:value-type="string" calcext:value-type="string">
            <text:p>Let $ABC$ be a triangle with $CA \neq CB$. Let $D$, $F$, and $G$ be the midpoints of the sides $AB$, $AC$, and $BC$ respectively. A circle $\Gamma$ passing through $C$ and tangent to $AB$ at $D$ meets the segments $AF$ and $BG$ at $H$ and $I$, respectively. The points $H'$ and $I'$ are symmetric to $H$ and $I$ about $F$ and $G$, respectively. The line $H'I'$ meets $CD$ and $FG$ at $Q$ and $M$, respectively. The line $CM$ meets $\Gamma$ again at $P$. Prove that $CQ = QP$.</text:p>
          </table:table-cell>
          <table:table-cell office:value-type="string" calcext:value-type="string">
            <text:p>https://artofproblemsolving.com/community/c111148_2015_imo_shortlist</text:p>
          </table:table-cell>
          <table:table-cell office:value-type="string" calcext:value-type="string">
            <text:p>Let $ABC$ be a triangle with $CA \neq CB$. Let $D$, $F$, and $G$ be the midpoints of the sides $AB$, $AC$, and $BC$ respectively. A circle $\Gamma$ passing through $C$ and tangent to $AB$ at $D$ meets the segments $AF$ and $BG$ at $H$ and $I$, respectively. The points $H'$ and $I'$ are symmetric to $H$ and $I$ about $F$ and $G$, respectively. The line $H'I'$ meets $CD$ and $FG$ at $Q$ and $M$, respectively. The line $CM$ meets $\Gamma$ again at $P$. Prove that $CQ = QP$.</text:p>
            <text:p/>
            <text:p>\textit{Proposed by El Salvador}</text:p>
          </table:table-cell>
          <table:table-cell/>
        </table:table-row>
        <table:table-row table:style-name="ro10">
          <table:table-cell office:value-type="string" calcext:value-type="string">
            <text:p>2015 IMO Shortlist</text:p>
          </table:table-cell>
          <table:table-cell office:value-type="float" office:value="2015" calcext:value-type="float">
            <text:p>2015</text:p>
          </table:table-cell>
          <table:table-cell office:value-type="string" calcext:value-type="string">
            <text:p>G6</text:p>
          </table:table-cell>
          <table:table-cell office:value-type="string" calcext:value-type="string">
            <text:p>Ukraine</text:p>
          </table:table-cell>
          <table:table-cell office:value-type="string" calcext:value-type="string">
            <text:p>Let $ABC$ be an acute triangle with $AB &gt; AC$. Let $\Gamma $ be its circumcircle, $H$ its orthocenter, and $F$ the foot of the altitude from $A$. Let $M$ be the midpoint of $BC$. Let $Q$ be the point on $\Gamma$ such that $\angle HQA = 90^{\circ}$ and let $K$ be the point on $\Gamma$ such that $\angle HKQ = 90^{\circ}$. Assume that the points $A$, $B$, $C$, $K$ and $Q$ are all different and lie on $\Gamma$ in this order.</text:p>
            <text:p/>
            <text:p>Prove that the circumcircles of triangles $KQH$ and $FKM$ are tangent to each other.</text:p>
          </table:table-cell>
          <table:table-cell office:value-type="string" calcext:value-type="string">
            <text:p>https://artofproblemsolving.com/community/c111148_2015_imo_shortlist</text:p>
          </table:table-cell>
          <table:table-cell office:value-type="string" calcext:value-type="string">
            <text:p>Let $ABC$ be an acute triangle with $AB &gt; AC$. Let $\Gamma $ be its circumcircle, $H$ its orthocenter, and $F$ the foot of the altitude from $A$. Let $M$ be the midpoint of $BC$. Let $Q$ be the point on $\Gamma$ such that $\angle HQA = 90^{\circ}$ and let $K$ be the point on $\Gamma$ such that $\angle HKQ = 90^{\circ}$. Assume that the points $A$, $B$, $C$, $K$ and $Q$ are all different and lie on $\Gamma$ in this order.</text:p>
            <text:p/>
            <text:p>Prove that the circumcircles of triangles $KQH$ and $FKM$ are tangent to each other.</text:p>
            <text:p/>
            <text:p>Proposed by Ukraine</text:p>
          </table:table-cell>
          <table:table-cell/>
        </table:table-row>
        <table:table-row table:style-name="ro7">
          <table:table-cell office:value-type="string" calcext:value-type="string">
            <text:p>2015 IMO Shortlist</text:p>
          </table:table-cell>
          <table:table-cell office:value-type="float" office:value="2015" calcext:value-type="float">
            <text:p>2015</text:p>
          </table:table-cell>
          <table:table-cell office:value-type="string" calcext:value-type="string">
            <text:p>G7</text:p>
          </table:table-cell>
          <table:table-cell/>
          <table:table-cell office:value-type="string" calcext:value-type="string">
            <text:p>Let $ABCD$ be a convex quadrilateral, and let $P$, $Q$, $R$, and $S$ be points on the sides $AB$, $BC$, $CD$, and $DA$, respectively. Let the line segment $PR$ and $QS$ meet at $O$. Suppose that each of the quadrilaterals $APOS$, $BQOP$, $CROQ$, and $DSOR$ has an incircle. Prove that the lines $AC$, $PQ$, and $RS$ are either concurrent or parallel to each other.</text:p>
          </table:table-cell>
          <table:table-cell office:value-type="string" calcext:value-type="string">
            <text:p>https://artofproblemsolving.com/community/c111148_2015_imo_shortlist</text:p>
          </table:table-cell>
          <table:table-cell office:value-type="string" calcext:value-type="string">
            <text:p>Let $ABCD$ be a convex quadrilateral, and let $P$, $Q$, $R$, and $S$ be points on the sides $AB$, $BC$, $CD$, and $DA$, respectively. Let the line segment $PR$ and $QS$ meet at $O$. Suppose that each of the quadrilaterals $APOS$, $BQOP$, $CROQ$, and $DSOR$ has an incircle. Prove that the lines $AC$, $PQ$, and $RS$ are either concurrent or parallel to each other.</text:p>
          </table:table-cell>
          <table:table-cell/>
        </table:table-row>
        <table:table-row table:style-name="ro2">
          <table:table-cell office:value-type="string" calcext:value-type="string">
            <text:p>2015 IMO Shortlist</text:p>
          </table:table-cell>
          <table:table-cell office:value-type="float" office:value="2015" calcext:value-type="float">
            <text:p>2015</text:p>
          </table:table-cell>
          <table:table-cell office:value-type="string" calcext:value-type="string">
            <text:p>G8</text:p>
          </table:table-cell>
          <table:table-cell office:value-type="string" calcext:value-type="string">
            <text:p>Bulgaria</text:p>
          </table:table-cell>
          <table:table-cell office:value-type="string" calcext:value-type="string">
            <text:p>A \textit{triangulation} of a convex polygon $\Pi$ is a partitioning of $\Pi$ into triangles by diagonals having no common points other than the vertices of the polygon. We say that a triangulation is a \textit{Thaiangulation} if all triangles in it have the same area.</text:p>
            <text:p/>
            <text:p>Prove that any two different Thaiangulations of a convex polygon $\Pi$ differ by exactly two triangles. (In other words, prove that it is possible to replace one pair of triangles in the first Thaiangulation with a different pair of triangles so as to obtain the second Thaiangulation.)</text:p>
          </table:table-cell>
          <table:table-cell office:value-type="string" calcext:value-type="string">
            <text:p>https://artofproblemsolving.com/community/c111148_2015_imo_shortlist</text:p>
          </table:table-cell>
          <table:table-cell office:value-type="string" calcext:value-type="string">
            <text:p>A \textit{triangulation} of a convex polygon $\Pi$ is a partitioning of $\Pi$ into triangles by diagonals having no common points other than the vertices of the polygon. We say that a triangulation is a \textit{Thaiangulation} if all triangles in it have the same area.</text:p>
            <text:p/>
            <text:p>Prove that any two different Thaiangulations of a convex polygon $\Pi$ differ by exactly two triangles. (In other words, prove that it is possible to replace one pair of triangles in the first Thaiangulation with a different pair of triangles so as to obtain the second Thaiangulation.)</text:p>
            <text:p/>
            <text:p>\textit{Proposed by Bulgaria}</text:p>
          </table:table-cell>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N1</text:p>
          </table:table-cell>
          <table:table-cell/>
          <table:table-cell office:value-type="string" calcext:value-type="string">
            <text:p>Determine all positive integers $M$ such that the sequence $a_0, a_1, a_2, \cdots$ defined by \[ a_0 = M + \frac{1}{2} <text:s text:c="2"/>\qquad <text:s/>\textrm{and} \qquad <text:s text:c="3"/>a_{k+1} = a_k\lfloor a_k \rfloor <text:s text:c="2"/>\quad \textrm{for} \, k = 0, 1, 2, \cdots \]contains at least one integer term.</text:p>
          </table:table-cell>
          <table:table-cell office:value-type="string" calcext:value-type="string">
            <text:p>https://artofproblemsolving.com/community/c111148_2015_imo_shortlist</text:p>
          </table:table-cell>
          <table:table-cell office:value-type="string" calcext:value-type="string">
            <text:p>Determine all positive integers $M$ such that the sequence $a_0, a_1, a_2, \cdots$ defined by \[ a_0 = M + \frac{1}{2} <text:s text:c="2"/>\qquad <text:s/>\textrm{and} \qquad <text:s text:c="3"/>a_{k+1} = a_k\lfloor a_k \rfloor <text:s text:c="2"/>\quad \textrm{for} \, k = 0, 1, 2, \cdots \]contains at least one integer term.</text:p>
          </table:table-cell>
          <table:table-cell/>
        </table:table-row>
        <table:table-row table:style-name="ro6">
          <table:table-cell office:value-type="string" calcext:value-type="string">
            <text:p>2015 IMO Shortlist</text:p>
          </table:table-cell>
          <table:table-cell office:value-type="float" office:value="2015" calcext:value-type="float">
            <text:p>2015</text:p>
          </table:table-cell>
          <table:table-cell office:value-type="string" calcext:value-type="string">
            <text:p>N2</text:p>
          </table:table-cell>
          <table:table-cell/>
          <table:table-cell office:value-type="string" calcext:value-type="string">
            <text:p>Let $a$ and $b$ be positive integers such that $a! + b!$ divides $a!b!$. Prove that $3a \ge 2b + 2$.</text:p>
          </table:table-cell>
          <table:table-cell office:value-type="string" calcext:value-type="string">
            <text:p>https://artofproblemsolving.com/community/c111148_2015_imo_shortlist</text:p>
          </table:table-cell>
          <table:table-cell office:value-type="string" calcext:value-type="string">
            <text:p>Let $a$ and $b$ be positive integers such that $a! + b!$ divides $a!b!$. Prove that $3a \ge 2b + 2$.</text:p>
          </table:table-cell>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N3</text:p>
          </table:table-cell>
          <table:table-cell/>
          <table:table-cell office:value-type="string" calcext:value-type="string">
            <text:p>Let $m$ and $n$ be positive integers such that $m&gt;n$. Define $x_k=\frac{m+k}{n+k}$ for $k=1,2,\ldots,n+1$. Prove that if all the numbers $x_1,x_2,\ldots,x_{n+1}$ are integers, then $x_1x_2\ldots x_{n+1}-1$ is divisible by an odd prime.</text:p>
          </table:table-cell>
          <table:table-cell office:value-type="string" calcext:value-type="string">
            <text:p>https://artofproblemsolving.com/community/c111148_2015_imo_shortlist</text:p>
          </table:table-cell>
          <table:table-cell office:value-type="string" calcext:value-type="string">
            <text:p>Let $m$ and $n$ be positive integers such that $m&gt;n$. Define $x_k=\frac{m+k}{n+k}$ for $k=1,2,\ldots,n+1$. Prove that if all the numbers $x_1,x_2,\ldots,x_{n+1}$ are integers, then $x_1x_2\ldots x_{n+1}-1$ is divisible by an odd prime.</text:p>
          </table:table-cell>
          <table:table-cell/>
        </table:table-row>
        <table:table-row table:style-name="ro13">
          <table:table-cell office:value-type="string" calcext:value-type="string">
            <text:p>2015 IMO Shortlist</text:p>
          </table:table-cell>
          <table:table-cell office:value-type="float" office:value="2015" calcext:value-type="float">
            <text:p>2015</text:p>
          </table:table-cell>
          <table:table-cell office:value-type="string" calcext:value-type="string">
            <text:p>N4</text:p>
          </table:table-cell>
          <table:table-cell/>
          <table:table-cell office:value-type="string" calcext:value-type="string">
            <text:p>Suppose that $a_0, a_1, \cdots $ and $b_0, b_1, \cdots$ are two sequences of positive integers such that $a_0, b_0 \ge 2$ and \[ a_{n+1} = \gcd{(a_n, b_n)} + 1, \qquad b_{n+1} = \operatorname{lcm}{(a_n, b_n)} - 1. \]Show that the sequence $a_n$ is eventually periodic; in other words, there exist integers $N \ge 0$ and $t &gt; 0$ such that $a_{n+t} = a_n$ for all $n \ge N$.</text:p>
          </table:table-cell>
          <table:table-cell office:value-type="string" calcext:value-type="string">
            <text:p>https://artofproblemsolving.com/community/c111148_2015_imo_shortlist</text:p>
          </table:table-cell>
          <table:table-cell office:value-type="string" calcext:value-type="string">
            <text:p>Suppose that $a_0, a_1, \cdots $ and $b_0, b_1, \cdots$ are two sequences of positive integers such that $a_0, b_0 \ge 2$ and \[ a_{n+1} = \gcd{(a_n, b_n)} + 1, \qquad b_{n+1} = \operatorname{lcm}{(a_n, b_n)} - 1. \]Show that the sequence $a_n$ is eventually periodic; in other words, there exist integers $N \ge 0$ and $t &gt; 0$ such that $a_{n+t} = a_n$ for all $n \ge N$.</text:p>
          </table:table-cell>
          <table:table-cell/>
        </table:table-row>
        <table:table-row table:style-name="ro13">
          <table:table-cell office:value-type="string" calcext:value-type="string">
            <text:p>2015 IMO Shortlist</text:p>
          </table:table-cell>
          <table:table-cell office:value-type="float" office:value="2015" calcext:value-type="float">
            <text:p>2015</text:p>
          </table:table-cell>
          <table:table-cell office:value-type="string" calcext:value-type="string">
            <text:p>N5</text:p>
          </table:table-cell>
          <table:table-cell office:value-type="string" calcext:value-type="string">
            <text:p>Serbia</text:p>
          </table:table-cell>
          <table:table-cell office:value-type="string" calcext:value-type="string">
            <text:p>Find all positive integers $(a,b,c)$ such that</text:p>
            <text:p>$$ab-c,\quad bc-a,\quad ca-b$$are all powers of $2$.</text:p>
          </table:table-cell>
          <table:table-cell office:value-type="string" calcext:value-type="string">
            <text:p>https://artofproblemsolving.com/community/c111148_2015_imo_shortlist</text:p>
          </table:table-cell>
          <table:table-cell office:value-type="string" calcext:value-type="string">
            <text:p>Find all positive integers $(a,b,c)$ such that</text:p>
            <text:p>$$ab-c,\quad bc-a,\quad ca-b$$are all powers of $2$.</text:p>
            <text:p/>
            <text:p>\textit{Proposed by Serbia}</text:p>
          </table:table-cell>
          <table:table-cell/>
        </table:table-row>
        <table:table-row table:style-name="ro12">
          <table:table-cell office:value-type="string" calcext:value-type="string">
            <text:p>2015 IMO Shortlist</text:p>
          </table:table-cell>
          <table:table-cell office:value-type="float" office:value="2015" calcext:value-type="float">
            <text:p>2015</text:p>
          </table:table-cell>
          <table:table-cell office:value-type="string" calcext:value-type="string">
            <text:p>N6</text:p>
          </table:table-cell>
          <table:table-cell office:value-type="string" calcext:value-type="string">
            <text:p>Ang Jie Jun, Singapore</text:p>
          </table:table-cell>
          <table:table-cell office:value-type="string" calcext:value-type="string">
            <text:p>Let $\mathbb{Z}_{&gt;0}$ denote the set of positive integers. Consider a function $f: \mathbb{Z}_{&gt;0} \to \mathbb{Z}_{&gt;0}$. For any $m, n \in \mathbb{Z}_{&gt;0}$ we write $f^n(m) = \underbrace{f(f(\ldots f}_{n}(m)\ldots))$. Suppose that $f$ has the following two properties:</text:p>
            <text:p/>
            <text:p>(i) if $m, n \in \mathbb{Z}_{&gt;0}$, then $\frac{f^n(m) - m}{n} \in \mathbb{Z}_{&gt;0}$;</text:p>
            <text:p>(ii) The set $\mathbb{Z}_{&gt;0} \setminus \{f(n) \mid n\in \mathbb{Z}_{&gt;0}\}$ is finite.</text:p>
            <text:p/>
            <text:p>Prove that the sequence $f(1) - 1, f(2) - 2, f(3) - 3, \ldots$ is periodic.</text:p>
          </table:table-cell>
          <table:table-cell office:value-type="string" calcext:value-type="string">
            <text:p>https://artofproblemsolving.com/community/c111148_2015_imo_shortlist</text:p>
          </table:table-cell>
          <table:table-cell office:value-type="string" calcext:value-type="string">
            <text:p>Let $\mathbb{Z}_{&gt;0}$ denote the set of positive integers. Consider a function $f: \mathbb{Z}_{&gt;0} \to \mathbb{Z}_{&gt;0}$. For any $m, n \in \mathbb{Z}_{&gt;0}$ we write $f^n(m) = \underbrace{f(f(\ldots f}_{n}(m)\ldots))$. Suppose that $f$ has the following two properties:</text:p>
            <text:p/>
            <text:p>(i) if $m, n \in \mathbb{Z}_{&gt;0}$, then $\frac{f^n(m) - m}{n} \in \mathbb{Z}_{&gt;0}$;</text:p>
            <text:p>(ii) The set $\mathbb{Z}_{&gt;0} \setminus \{f(n) \mid n\in \mathbb{Z}_{&gt;0}\}$ is finite.</text:p>
            <text:p/>
            <text:p>Prove that the sequence $f(1) - 1, f(2) - 2, f(3) - 3, \ldots$ is periodic.</text:p>
            <text:p/>
            <text:p>\textit{Proposed by Ang Jie Jun, Singapore}</text:p>
          </table:table-cell>
          <table:table-cell/>
        </table:table-row>
        <table:table-row table:style-name="ro7">
          <table:table-cell office:value-type="string" calcext:value-type="string">
            <text:p>2015 IMO Shortlist</text:p>
          </table:table-cell>
          <table:table-cell office:value-type="float" office:value="2015" calcext:value-type="float">
            <text:p>2015</text:p>
          </table:table-cell>
          <table:table-cell office:value-type="string" calcext:value-type="string">
            <text:p>N7</text:p>
          </table:table-cell>
          <table:table-cell office:value-type="string" calcext:value-type="string">
            <text:p>James Rickards, Canada</text:p>
          </table:table-cell>
          <table:table-cell office:value-type="string" calcext:value-type="string">
            <text:p>Let $\mathbb{Z}_{&gt;0}$ denote the set of positive integers. For any positive integer $k$, a function $f: \mathbb{Z}_{&gt;0} \to \mathbb{Z}_{&gt;0}$ is called \textit{$k$-good} if $\gcd(f(m) + n, f(n) + m) \le k$ for all $m \neq n$. Find all $k$ such that there exists a $k$-good function.</text:p>
          </table:table-cell>
          <table:table-cell office:value-type="string" calcext:value-type="string">
            <text:p>https://artofproblemsolving.com/community/c111148_2015_imo_shortlist</text:p>
          </table:table-cell>
          <table:table-cell office:value-type="string" calcext:value-type="string">
            <text:p>Let $\mathbb{Z}_{&gt;0}$ denote the set of positive integers. For any positive integer $k$, a function $f: \mathbb{Z}_{&gt;0} \to \mathbb{Z}_{&gt;0}$ is called \textit{$k$-good} if $\gcd(f(m) + n, f(n) + m) \le k$ for all $m \neq n$. Find all $k$ such that there exists a $k$-good function.</text:p>
            <text:p/>
            <text:p>\textit{Proposed by James Rickards, Canada}</text:p>
          </table:table-cell>
          <table:table-cell/>
        </table:table-row>
        <table:table-row table:style-name="ro3">
          <table:table-cell office:value-type="string" calcext:value-type="string">
            <text:p>2015 IMO Shortlist</text:p>
          </table:table-cell>
          <table:table-cell office:value-type="float" office:value="2015" calcext:value-type="float">
            <text:p>2015</text:p>
          </table:table-cell>
          <table:table-cell office:value-type="string" calcext:value-type="string">
            <text:p>N8</text:p>
          </table:table-cell>
          <table:table-cell office:value-type="string" calcext:value-type="string">
            <text:p>Rodrigo Sanches Angelo, Brazil</text:p>
          </table:table-cell>
          <table:table-cell office:value-type="string" calcext:value-type="string">
            <text:p>For every positive integer $n$ with prime factorization $n = \prod_{i = 1}^{k} p_i^{\alpha_i}$, define</text:p>
            <text:p>\[\mho(n) = \sum_{i: \; p_i &gt; 10^{100}} \alpha_i.\]That is, $\mho(n)$ is the number of prime factors of $n$ greater than $10^{100}$, counted with multiplicity.</text:p>
            <text:p/>
            <text:p>Find all strictly increasing functions $f: \mathbb{Z} \to \mathbb{Z}$ such that</text:p>
            <text:p>\[\mho(f(a) - f(b)) \le \mho(a - b) \quad \text{for all integers } a \text{ and } b \text{ with } a &gt; b.\]</text:p>
          </table:table-cell>
          <table:table-cell office:value-type="string" calcext:value-type="string">
            <text:p>https://artofproblemsolving.com/community/c111148_2015_imo_shortlist</text:p>
          </table:table-cell>
          <table:table-cell office:value-type="string" calcext:value-type="string">
            <text:p>For every positive integer $n$ with prime factorization $n = \prod_{i = 1}^{k} p_i^{\alpha_i}$, define</text:p>
            <text:p>\[\mho(n) = \sum_{i: \; p_i &gt; 10^{100}} \alpha_i.\]That is, $\mho(n)$ is the number of prime factors of $n$ greater than $10^{100}$, counted with multiplicity.</text:p>
            <text:p/>
            <text:p>Find all strictly increasing functions $f: \mathbb{Z} \to \mathbb{Z}$ such that</text:p>
            <text:p>\[\mho(f(a) - f(b)) \le \mho(a - b) \quad \text{for all integers } a \text{ and } b \text{ with } a &gt; b.\]</text:p>
            <text:p>\textit{Proposed by Rodrigo Sanches Angelo, Brazil}</text:p>
          </table:table-cell>
          <table:table-cell/>
        </table:table-row>
        <table:table-row table:style-name="ro7">
          <table:table-cell office:value-type="string" calcext:value-type="string">
            <text:p>2014 IMO Shortlist</text:p>
          </table:table-cell>
          <table:table-cell office:value-type="float" office:value="2014" calcext:value-type="float">
            <text:p>2014</text:p>
          </table:table-cell>
          <table:table-cell office:value-type="string" calcext:value-type="string">
            <text:p>A1</text:p>
          </table:table-cell>
          <table:table-cell office:value-type="string" calcext:value-type="string">
            <text:p>Gerhard Wöginger, Austria.</text:p>
          </table:table-cell>
          <table:table-cell office:value-type="string" calcext:value-type="string">
            <text:p>Let $a_0 &lt; a_1 &lt; a_2 \ldots$ be an infinite sequence of positive integers. Prove that there exists a unique integer $n\geq 1$ such that</text:p>
            <text:p>\[a_n &lt; \frac{a_0+a_1+a_2+\cdots+a_n}{n} \leq a_{n+1}.\]</text:p>
          </table:table-cell>
          <table:table-cell office:value-type="string" calcext:value-type="string">
            <text:p>https://artofproblemsolving.com/community/c107000_2014_imo_shortlist</text:p>
          </table:table-cell>
          <table:table-cell office:value-type="string" calcext:value-type="string">
            <text:p>Let $a_0 &lt; a_1 &lt; a_2 \ldots$ be an infinite sequence of positive integers. Prove that there exists a unique integer $n\geq 1$ such that</text:p>
            <text:p>\[a_n &lt; \frac{a_0+a_1+a_2+\cdots+a_n}{n} \leq a_{n+1}.\]</text:p>
            <text:p/>
            <text:p>\textit{Proposed by Gerhard Wöginger, Austria.}</text:p>
          </table:table-cell>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A2</text:p>
          </table:table-cell>
          <table:table-cell office:value-type="string" calcext:value-type="string">
            <text:p>Denmark</text:p>
          </table:table-cell>
          <table:table-cell office:value-type="string" calcext:value-type="string">
            <text:p>Define the function $f:(0,1)\to (0,1)$ by \[\displaystyle f(x) = \left\{ \begin{array}{lr} x+\frac 12 &amp; \text{if}\ \ <text:s/>x &lt; \frac 12\\ x^2 &amp; \text{if}\ \ <text:s/>x \ge \frac 12 \end{array} \right.\] Let $a$ and $b$ be two real numbers such that $0 &lt; a &lt; b &lt; 1$. We define the sequences $a_n$ and $b_n$ by $a_0 = a, b_0 = b$, and $a_n = f( a_{n -1})$, $b_n = f (b_{n -1} )$ for $n &gt; 0$. Show that there exists a positive integer $n$ such that \[(a_n - a_{n-1})(b_n-b_{n-1})&lt;0.\]</text:p>
          </table:table-cell>
          <table:table-cell office:value-type="string" calcext:value-type="string">
            <text:p>https://artofproblemsolving.com/community/c107000_2014_imo_shortlist</text:p>
          </table:table-cell>
          <table:table-cell office:value-type="string" calcext:value-type="string">
            <text:p>Define the function $f:(0,1)\to (0,1)$ by \[\displaystyle f(x) = \left\{ \begin{array}{lr} x+\frac 12 &amp; \text{if}\ \  x &lt; \frac 12\\ x^2 &amp; \text{if}\ \  x \ge \frac 12 \end{array} \right.\] Let $a$ and $b$ be two real numbers such that $0 &lt; a &lt; b &lt; 1$. We define the sequences $a_n$ and $b_n$ by $a_0 = a, b_0 = b$, and $a_n = f( a_{n -1})$, $b_n = f (b_{n -1} )$ for $n &gt; 0$. Show that there exists a positive integer $n$ such that \[(a_n - a_{n-1})(b_n-b_{n-1})&lt;0.\]</text:p>
            <text:p/>
            <text:p>\textit{Proposed by Denmark}</text:p>
          </table:table-cell>
          <table:table-cell/>
        </table:table-row>
        <table:table-row table:style-name="ro8">
          <table:table-cell office:value-type="string" calcext:value-type="string">
            <text:p>2014 IMO Shortlist</text:p>
          </table:table-cell>
          <table:table-cell office:value-type="float" office:value="2014" calcext:value-type="float">
            <text:p>2014</text:p>
          </table:table-cell>
          <table:table-cell office:value-type="string" calcext:value-type="string">
            <text:p>A3</text:p>
          </table:table-cell>
          <table:table-cell office:value-type="string" calcext:value-type="string">
            <text:p>Georgia</text:p>
          </table:table-cell>
          <table:table-cell office:value-type="string" calcext:value-type="string">
            <text:p>For a sequence $x_1,x_2,\ldots,x_n$ of real numbers, we define its $\textit{price}$ as \[\max_{1\le i\le n}|x_1+\cdots +x_i|.\] Given $n$ real numbers, Dave and George want to arrange them into a sequence with a low price. Diligent Dave checks all possible ways and finds the minimum possible price $D$. Greedy George, on the other hand, chooses $x_1$ such that $|x_1 |$ is as small as possible; among the remaining numbers, he chooses $x_2$ such that $|x_1 + x_2 |$ is as small as possible, and so on. Thus, in the $i$-th step he chooses $x_i$ among the remaining numbers so as to minimise the value of $|x_1 + x_2 + \cdots  x_i |$. In each step, if several numbers provide the same value, George chooses one at random. Finally he gets a sequence with price $G$.</text:p>
            <text:p/>
            <text:p>Find the least possible constant $c$ such that for every positive integer $n$, for every collection of $n$ real numbers, and for every possible sequence that George might obtain, the resulting values satisfy the inequality $G\le cD$.</text:p>
          </table:table-cell>
          <table:table-cell office:value-type="string" calcext:value-type="string">
            <text:p>https://artofproblemsolving.com/community/c107000_2014_imo_shortlist</text:p>
          </table:table-cell>
          <table:table-cell office:value-type="string" calcext:value-type="string">
            <text:p>For a sequence $x_1,x_2,\ldots,x_n$ of real numbers, we define its $\textit{price}$ as \[\max_{1\le i\le n}|x_1+\cdots +x_i|.\] Given $n$ real numbers, Dave and George want to arrange them into a sequence with a low price. Diligent Dave checks all possible ways and finds the minimum possible price $D$. Greedy George, on the other hand, chooses $x_1$ such that $|x_1 |$ is as small as possible; among the remaining numbers, he chooses $x_2$ such that $|x_1 + x_2 |$ is as small as possible, and so on. Thus, in the $i$-th step he chooses $x_i$ among the remaining numbers so as to minimise the value of $|x_1 + x_2 + \cdots  x_i |$. In each step, if several numbers provide the same value, George chooses one at random. Finally he gets a sequence with price $G$.</text:p>
            <text:p/>
            <text:p>Find the least possible constant $c$ such that for every positive integer $n$, for every collection of $n$ real numbers, and for every possible sequence that George might obtain, the resulting values satisfy the inequality $G\le cD$.</text:p>
            <text:p/>
            <text:p>\textit{Proposed by Georgia}</text:p>
          </table:table-cell>
          <table:table-cell/>
        </table:table-row>
        <table:table-row table:style-name="ro13">
          <table:table-cell office:value-type="string" calcext:value-type="string">
            <text:p>2014 IMO Shortlist</text:p>
          </table:table-cell>
          <table:table-cell office:value-type="float" office:value="2014" calcext:value-type="float">
            <text:p>2014</text:p>
          </table:table-cell>
          <table:table-cell office:value-type="string" calcext:value-type="string">
            <text:p>A4</text:p>
          </table:table-cell>
          <table:table-cell office:value-type="string" calcext:value-type="string">
            <text:p>Netherlands</text:p>
          </table:table-cell>
          <table:table-cell office:value-type="string" calcext:value-type="string">
            <text:p>Determine all functions $f: \mathbb{Z}\to\mathbb{Z}$ satisfying \[f\big(f(m)+n\big)+f(m)=f(n)+f(3m)+2014\] for all integers $m$ and $n$.</text:p>
          </table:table-cell>
          <table:table-cell office:value-type="string" calcext:value-type="string">
            <text:p>https://artofproblemsolving.com/community/c107000_2014_imo_shortlist</text:p>
          </table:table-cell>
          <table:table-cell office:value-type="string" calcext:value-type="string">
            <text:p>Determine all functions $f: \mathbb{Z}\to\mathbb{Z}$ satisfying \[f\big(f(m)+n\big)+f(m)=f(n)+f(3m)+2014\] for all integers $m$ and $n$.</text:p>
            <text:p/>
            <text:p>\textit{Proposed by Netherlands}</text:p>
          </table:table-cell>
          <table:table-cell/>
        </table:table-row>
        <table:table-row table:style-name="ro13">
          <table:table-cell office:value-type="string" calcext:value-type="string">
            <text:p>2014 IMO Shortlist</text:p>
          </table:table-cell>
          <table:table-cell office:value-type="float" office:value="2014" calcext:value-type="float">
            <text:p>2014</text:p>
          </table:table-cell>
          <table:table-cell office:value-type="string" calcext:value-type="string">
            <text:p>A5</text:p>
          </table:table-cell>
          <table:table-cell office:value-type="string" calcext:value-type="string">
            <text:p>Belgium</text:p>
          </table:table-cell>
          <table:table-cell office:value-type="string" calcext:value-type="string">
            <text:p>Consider all polynomials $P(x)$ with real coefficients that have the following property: for any two real numbers $x$ and $y$ one has \[|y^2-P(x)|\le 2|x|\quad\text{if and only if}\quad |x^2-P(y)|\le 2|y|.\] Determine all possible values of $P(0)$.</text:p>
          </table:table-cell>
          <table:table-cell office:value-type="string" calcext:value-type="string">
            <text:p>https://artofproblemsolving.com/community/c107000_2014_imo_shortlist</text:p>
          </table:table-cell>
          <table:table-cell office:value-type="string" calcext:value-type="string">
            <text:p>Consider all polynomials $P(x)$ with real coefficients that have the following property: for any two real numbers $x$ and $y$ one has \[|y^2-P(x)|\le 2|x|\quad\text{if and only if}\quad |x^2-P(y)|\le 2|y|.\] Determine all possible values of $P(0)$.</text:p>
            <text:p/>
            <text:p>\textit{Proposed by Belgium}</text:p>
          </table:table-cell>
          <table:table-cell/>
        </table:table-row>
        <table:table-row table:style-name="ro7">
          <table:table-cell office:value-type="string" calcext:value-type="string">
            <text:p>2014 IMO Shortlist</text:p>
          </table:table-cell>
          <table:table-cell office:value-type="float" office:value="2014" calcext:value-type="float">
            <text:p>2014</text:p>
          </table:table-cell>
          <table:table-cell office:value-type="string" calcext:value-type="string">
            <text:p>A6</text:p>
          </table:table-cell>
          <table:table-cell office:value-type="string" calcext:value-type="string">
            <text:p>Sahl Khan, UK</text:p>
          </table:table-cell>
          <table:table-cell office:value-type="string" calcext:value-type="string">
            <text:p>Find all functions $f : \mathbb{Z} \to\mathbb{ Z}$ such that</text:p>
            <text:p>\[ n^2+4f(n)=f(f(n))^2 \]</text:p>
            <text:p>for all $n\in \mathbb{Z}$.</text:p>
          </table:table-cell>
          <table:table-cell office:value-type="string" calcext:value-type="string">
            <text:p>https://artofproblemsolving.com/community/c107000_2014_imo_shortlist</text:p>
          </table:table-cell>
          <table:table-cell office:value-type="string" calcext:value-type="string">
            <text:p>Find all functions $f : \mathbb{Z} \to\mathbb{ Z}$ such that</text:p>
            <text:p>\[ n^2+4f(n)=f(f(n))^2 \]</text:p>
            <text:p>for all $n\in \mathbb{Z}$.</text:p>
            <text:p/>
            <text:p>\textit{Proposed by Sahl Khan, UK}</text:p>
          </table:table-cell>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C1</text:p>
          </table:table-cell>
          <table:table-cell office:value-type="string" calcext:value-type="string">
            <text:p>Serbia</text:p>
          </table:table-cell>
          <table:table-cell office:value-type="string" calcext:value-type="string">
            <text:p>Let $n$ points be given inside a rectangle $R$ such that no two of them lie on a line parallel to one of the sides of $R$. The rectangle $R$ is to be dissected into smaller rectangles with sides parallel to the sides of $R$ in such a way that none of these rectangles contains any of the given points in its interior. Prove that we have to dissect $R$ into at least $n + 1$ smaller rectangles.</text:p>
          </table:table-cell>
          <table:table-cell office:value-type="string" calcext:value-type="string">
            <text:p>https://artofproblemsolving.com/community/c107000_2014_imo_shortlist</text:p>
          </table:table-cell>
          <table:table-cell office:value-type="string" calcext:value-type="string">
            <text:p>Let $n$ points be given inside a rectangle $R$ such that no two of them lie on a line parallel to one of the sides of $R$. The rectangle $R$ is to be dissected into smaller rectangles with sides parallel to the sides of $R$ in such a way that none of these rectangles contains any of the given points in its interior. Prove that we have to dissect $R$ into at least $n + 1$ smaller rectangles.</text:p>
            <text:p/>
            <text:p>\textit{Proposed by Serbia}</text:p>
          </table:table-cell>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C2</text:p>
          </table:table-cell>
          <table:table-cell office:value-type="string" calcext:value-type="string">
            <text:p>Abbas Mehrabian, Iran</text:p>
          </table:table-cell>
          <table:table-cell office:value-type="string" calcext:value-type="string">
            <text:p>We have $2^m$ sheets of paper, with the number $1$ written on each of them. We perform the following operation. In every step we choose two distinct sheets; if the numbers on the two sheets are $a$ and $b$, then we erase these numbers and write the number $a + b$ on both sheets. Prove that after $m2^{m -1}$ steps, the sum of the numbers on all the sheets is at least $4^m$ .</text:p>
          </table:table-cell>
          <table:table-cell office:value-type="string" calcext:value-type="string">
            <text:p>https://artofproblemsolving.com/community/c107000_2014_imo_shortlist</text:p>
          </table:table-cell>
          <table:table-cell office:value-type="string" calcext:value-type="string">
            <text:p>We have $2^m$ sheets of paper, with the number $1$ written on each of them. We perform the following operation. In every step we choose two distinct sheets; if the numbers on the two sheets are $a$ and $b$, then we erase these numbers and write the number $a + b$ on both sheets. Prove that after $m2^{m -1}$ steps, the sum of the numbers on all the sheets is at least $4^m$ .</text:p>
            <text:p/>
            <text:p>\textit{Proposed by Abbas Mehrabian, Iran}</text:p>
          </table:table-cell>
          <table:table-cell/>
        </table:table-row>
        <table:table-row table:style-name="ro7">
          <table:table-cell office:value-type="string" calcext:value-type="string">
            <text:p>2014 IMO Shortlist</text:p>
          </table:table-cell>
          <table:table-cell office:value-type="float" office:value="2014" calcext:value-type="float">
            <text:p>2014</text:p>
          </table:table-cell>
          <table:table-cell office:value-type="string" calcext:value-type="string">
            <text:p>C3</text:p>
          </table:table-cell>
          <table:table-cell/>
          <table:table-cell office:value-type="string" calcext:value-type="string">
            <text:p>Let $n \ge 2$ be an integer. Consider an $n \times n$ chessboard consisting of $n^2$ unit squares. A configuration of $n$ rooks on this board is \textit{peaceful} if every row and every column contains exactly one rook. Find the greatest positive integer $k$ such that, for each peaceful configuration of $n$ rooks, there is a $k \times k$ square which does not contain a rook on any of its $k^2$ unit squares.</text:p>
          </table:table-cell>
          <table:table-cell office:value-type="string" calcext:value-type="string">
            <text:p>https://artofproblemsolving.com/community/c107000_2014_imo_shortlist</text:p>
          </table:table-cell>
          <table:table-cell office:value-type="string" calcext:value-type="string">
            <text:p>Let $n \ge 2$ be an integer. Consider an $n \times n$ chessboard consisting of $n^2$ unit squares. A configuration of $n$ rooks on this board is \textit{peaceful} if every row and every column contains exactly one rook. Find the greatest positive integer $k$ such that, for each peaceful configuration of $n$ rooks, there is a $k \times k$ square which does not contain a rook on any of its $k^2$ unit squares.</text:p>
          </table:table-cell>
          <table:table-cell/>
        </table:table-row>
        <table:table-row table:style-name="ro3">
          <table:table-cell office:value-type="string" calcext:value-type="string">
            <text:p>2014 IMO Shortlist</text:p>
          </table:table-cell>
          <table:table-cell office:value-type="float" office:value="2014" calcext:value-type="float">
            <text:p>2014</text:p>
          </table:table-cell>
          <table:table-cell office:value-type="string" calcext:value-type="string">
            <text:p>C4</text:p>
          </table:table-cell>
          <table:table-cell office:value-type="string" calcext:value-type="string">
            <text:p>Tamas Fleiner and Peter Pal Pach, Hungary</text:p>
          </table:table-cell>
          <table:table-cell office:value-type="string" calcext:value-type="string">
            <text:p>Construct a tetromino by attaching two $2 \times 1$ dominoes along their longer sides such that the midpoint of the longer side of one domino is a corner of the other domino. This construction yields two kinds of tetrominoes with opposite orientations. Let us call them $S$- and $Z$-tetrominoes, respectively.</text:p>
            <text:p>Assume that a lattice polygon $P$ can be tiled with $S$-tetrominoes. Prove that no matter how we tile $P$ using only $S$- and $Z$-tetrominoes, we always use an even number of $Z$-tetrominoes.</text:p>
          </table:table-cell>
          <table:table-cell office:value-type="string" calcext:value-type="string">
            <text:p>https://artofproblemsolving.com/community/c107000_2014_imo_shortlist</text:p>
          </table:table-cell>
          <table:table-cell office:value-type="string" calcext:value-type="string">
            <text:p>Construct a tetromino by attaching two $2 \times 1$ dominoes along their longer sides such that the midpoint of the longer side of one domino is a corner of the other domino. This construction yields two kinds of tetrominoes with opposite orientations. Let us call them $S$- and $Z$-tetrominoes, respectively.</text:p>
            <text:p>Assume that a lattice polygon $P$ can be tiled with $S$-tetrominoes. Prove that no matter how we tile $P$ using only $S$- and $Z$-tetrominoes, we always use an even number of $Z$-tetrominoes.</text:p>
            <text:p/>
            <text:p>\textit{Proposed by Tamas Fleiner and Peter Pal Pach, Hungary}</text:p>
          </table:table-cell>
          <table:table-cell/>
        </table:table-row>
        <table:table-row table:style-name="ro10">
          <table:table-cell office:value-type="string" calcext:value-type="string">
            <text:p>2014 IMO Shortlist</text:p>
          </table:table-cell>
          <table:table-cell office:value-type="float" office:value="2014" calcext:value-type="float">
            <text:p>2014</text:p>
          </table:table-cell>
          <table:table-cell office:value-type="string" calcext:value-type="string">
            <text:p>C5</text:p>
          </table:table-cell>
          <table:table-cell/>
          <table:table-cell office:value-type="string" calcext:value-type="string">
            <text:p>A set of lines in the plane is in \textit{general position} if no two are parallel and no three pass through the same point. A set of lines in general position cuts the plane into regions, some of which have finite area; we call these its \textit{finite regions}. Prove that for all sufficiently large $n$, in any set of $n$ lines in general position it is possible to colour at least $\sqrt{n}$ lines blue in such a way that none of its finite regions has a completely blue boundary.</text:p>
            <text:p/>
            <text:p>\textit{Note}: Results with $\sqrt{n}$ replaced by $c\sqrt{n}$ will be awarded points depending on the value of the constant $c$.</text:p>
          </table:table-cell>
          <table:table-cell office:value-type="string" calcext:value-type="string">
            <text:p>https://artofproblemsolving.com/community/c107000_2014_imo_shortlist</text:p>
          </table:table-cell>
          <table:table-cell office:value-type="string" calcext:value-type="string">
            <text:p>A set of lines in the plane is in \textit{general position} if no two are parallel and no three pass through the same point. A set of lines in general position cuts the plane into regions, some of which have finite area; we call these its \textit{finite regions}. Prove that for all sufficiently large $n$, in any set of $n$ lines in general position it is possible to colour at least $\sqrt{n}$ lines blue in such a way that none of its finite regions has a completely blue boundary.</text:p>
            <text:p/>
            <text:p>\textit{Note}: Results with $\sqrt{n}$ replaced by $c\sqrt{n}$ will be awarded points depending on the value of the constant $c$.</text:p>
          </table:table-cell>
          <table:table-cell/>
        </table:table-row>
        <table:table-row table:style-name="ro16">
          <table:table-cell office:value-type="string" calcext:value-type="string">
            <text:p>2014 IMO Shortlist</text:p>
          </table:table-cell>
          <table:table-cell office:value-type="float" office:value="2014" calcext:value-type="float">
            <text:p>2014</text:p>
          </table:table-cell>
          <table:table-cell office:value-type="string" calcext:value-type="string">
            <text:p>C6</text:p>
          </table:table-cell>
          <table:table-cell office:value-type="string" calcext:value-type="string">
            <text:p>Ilya Bogdanov, Russia</text:p>
          </table:table-cell>
          <table:table-cell office:value-type="string" calcext:value-type="string">
            <text:p>We are given an infinite deck of cards, each with a real number on it. For every real number $x$, there is exactly one card in the deck that has $x$ written on it. Now two players draw disjoint sets $A$ and $B$ of $100$ cards each from this deck. We would like to define a rule that declares one of them a winner. This rule should satisfy the following conditions:</text:p>
            <text:p>1. The winner only depends on the relative order of the $200$ cards: if the cards are laid down in increasing order face down and we are told which card belongs to which player, but not what numbers are written on them, we can still decide the winner.</text:p>
            <text:p>2. If we write the elements of both sets in increasing order as $A =\{ a_1 , a_2 , \ldots, a_{100} \}$ and $B= \{ b_1 , b_2 , \ldots , b_{100} \}$, and $a_i &gt; b_i$ for all $i$, then $A$ beats $B$.</text:p>
            <text:p>3. If three players draw three disjoint sets $A, B, C$ from the deck, $A$ beats $B$ and $B$ beats $C$  then $A$ also beats $C$.</text:p>
            <text:p>How many ways are there to define such a rule? Here, we consider two rules as different if there exist two sets $A$ and $B$ such that $A$ beats $B$ according to one rule, but $B$ beats $A$ according to the other.</text:p>
          </table:table-cell>
          <table:table-cell office:value-type="string" calcext:value-type="string">
            <text:p>https://artofproblemsolving.com/community/c107000_2014_imo_shortlist</text:p>
          </table:table-cell>
          <table:table-cell office:value-type="string" calcext:value-type="string">
            <text:p>We are given an infinite deck of cards, each with a real number on it. For every real number $x$, there is exactly one card in the deck that has $x$ written on it. Now two players draw disjoint sets $A$ and $B$ of $100$ cards each from this deck. We would like to define a rule that declares one of them a winner. This rule should satisfy the following conditions:</text:p>
            <text:p>1. The winner only depends on the relative order of the $200$ cards: if the cards are laid down in increasing order face down and we are told which card belongs to which player, but not what numbers are written on them, we can still decide the winner.</text:p>
            <text:p>2. If we write the elements of both sets in increasing order as $A =\{ a_1 , a_2 , \ldots, a_{100} \}$ and $B= \{ b_1 , b_2 , \ldots , b_{100} \}$, and $a_i &gt; b_i$ for all $i$, then $A$ beats $B$.</text:p>
            <text:p>3. If three players draw three disjoint sets $A, B, C$ from the deck, $A$ beats $B$ and $B$ beats $C$  then $A$ also beats $C$.</text:p>
            <text:p>How many ways are there to define such a rule? Here, we consider two rules as different if there exist two sets $A$ and $B$ such that $A$ beats $B$ according to one rule, but $B$ beats $A$ according to the other.</text:p>
            <text:p/>
            <text:p>\textit{Proposed by Ilya Bogdanov, Russia}</text:p>
          </table:table-cell>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C7</text:p>
          </table:table-cell>
          <table:table-cell office:value-type="string" calcext:value-type="string">
            <text:p>Vladislav Volkov, Russia</text:p>
          </table:table-cell>
          <table:table-cell office:value-type="string" calcext:value-type="string">
            <text:p>Let $M$ be a set of $n \ge 4$ points in the plane, no three of which are collinear. Initially these points are connected with $n$ segments so that each point in $M$ is the endpoint of exactly two segments. Then, at each step, one may choose two segments $AB$ and $CD$ sharing a common interior point and replace them by the segments $AC$ and $BD$ if none of them is present at this moment. Prove that it is impossible to perform $n^3 /4$ or more such moves.</text:p>
          </table:table-cell>
          <table:table-cell office:value-type="string" calcext:value-type="string">
            <text:p>https://artofproblemsolving.com/community/c107000_2014_imo_shortlist</text:p>
          </table:table-cell>
          <table:table-cell office:value-type="string" calcext:value-type="string">
            <text:p>Let $M$ be a set of $n \ge 4$ points in the plane, no three of which are collinear. Initially these points are connected with $n$ segments so that each point in $M$ is the endpoint of exactly two segments. Then, at each step, one may choose two segments $AB$ and $CD$ sharing a common interior point and replace them by the segments $AC$ and $BD$ if none of them is present at this moment. Prove that it is impossible to perform $n^3 /4$ or more such moves.</text:p>
            <text:p/>
            <text:p>\textit{Proposed by Vladislav Volkov, Russia}</text:p>
          </table:table-cell>
          <table:table-cell/>
        </table:table-row>
        <table:table-row table:style-name="ro10">
          <table:table-cell office:value-type="string" calcext:value-type="string">
            <text:p>2014 IMO Shortlist</text:p>
          </table:table-cell>
          <table:table-cell office:value-type="float" office:value="2014" calcext:value-type="float">
            <text:p>2014</text:p>
          </table:table-cell>
          <table:table-cell office:value-type="string" calcext:value-type="string">
            <text:p>C8</text:p>
          </table:table-cell>
          <table:table-cell office:value-type="string" calcext:value-type="string">
            <text:p>Ilya Bogdanov &amp; Vladimir Bragin, Russia</text:p>
          </table:table-cell>
          <table:table-cell office:value-type="string" calcext:value-type="string">
            <text:p>A card deck consists of $1024$ cards. On each card, a set of distinct decimal digits is written in such a way that no two of these sets coincide (thus, one of the cards is empty). Two players alternately take cards from the deck, one card per turn. After the deck is empty, each player checks if he can throw out one of his cards so that each of the ten digits occurs on an even number of his remaining cards. If one player can do this but the other one cannot, the one who can is the winner; otherwise a draw is declared.</text:p>
            <text:p>Determine all possible first moves of the first player after which he has a winning strategy.</text:p>
          </table:table-cell>
          <table:table-cell office:value-type="string" calcext:value-type="string">
            <text:p>https://artofproblemsolving.com/community/c107000_2014_imo_shortlist</text:p>
          </table:table-cell>
          <table:table-cell office:value-type="string" calcext:value-type="string">
            <text:p>A card deck consists of $1024$ cards. On each card, a set of distinct decimal digits is written in such a way that no two of these sets coincide (thus, one of the cards is empty). Two players alternately take cards from the deck, one card per turn. After the deck is empty, each player checks if he can throw out one of his cards so that each of the ten digits occurs on an even number of his remaining cards. If one player can do this but the other one cannot, the one who can is the winner; otherwise a draw is declared.</text:p>
            <text:p>Determine all possible first moves of the first player after which he has a winning strategy.</text:p>
            <text:p/>
            <text:p>\textit{Proposed by Ilya Bogdanov &amp; Vladimir Bragin, Russia}</text:p>
          </table:table-cell>
          <table:table-cell/>
        </table:table-row>
        <table:table-row table:style-name="ro10">
          <table:table-cell office:value-type="string" calcext:value-type="string">
            <text:p>2014 IMO Shortlist</text:p>
          </table:table-cell>
          <table:table-cell office:value-type="float" office:value="2014" calcext:value-type="float">
            <text:p>2014</text:p>
          </table:table-cell>
          <table:table-cell office:value-type="string" calcext:value-type="string">
            <text:p>C9</text:p>
          </table:table-cell>
          <table:table-cell office:value-type="string" calcext:value-type="string">
            <text:p>Tejaswi Navilarekallu, India</text:p>
          </table:table-cell>
          <table:table-cell office:value-type="string" calcext:value-type="string">
            <text:p>There are $n$ circles drawn on a piece of paper in such a way that any two circles intersect in two points, and no three circles pass through the same point. Turbo the snail slides along the circles in the following fashion. Initially he moves on one of the circles in clockwise direction. Turbo always keeps sliding along the current circle until he reaches an intersection with another circle. Then he continues his journey on this new circle and also changes the direction of moving, i.e. from clockwise to anticlockwise or $\textit{vice versa}$.</text:p>
            <text:p>Suppose that Turbo’s path entirely covers all circles. Prove that $n$ must be odd.</text:p>
          </table:table-cell>
          <table:table-cell office:value-type="string" calcext:value-type="string">
            <text:p>https://artofproblemsolving.com/community/c107000_2014_imo_shortlist</text:p>
          </table:table-cell>
          <table:table-cell office:value-type="string" calcext:value-type="string">
            <text:p>There are $n$ circles drawn on a piece of paper in such a way that any two circles intersect in two points, and no three circles pass through the same point. Turbo the snail slides along the circles in the following fashion. Initially he moves on one of the circles in clockwise direction. Turbo always keeps sliding along the current circle until he reaches an intersection with another circle. Then he continues his journey on this new circle and also changes the direction of moving, i.e. from clockwise to anticlockwise or $\textit{vice versa}$.</text:p>
            <text:p>Suppose that Turbo’s path entirely covers all circles. Prove that $n$ must be odd.</text:p>
            <text:p/>
            <text:p>\textit{Proposed by Tejaswi Navilarekallu, India}</text:p>
          </table:table-cell>
          <table:table-cell/>
        </table:table-row>
        <table:table-row table:style-name="ro7">
          <table:table-cell office:value-type="string" calcext:value-type="string">
            <text:p>2014 IMO Shortlist</text:p>
          </table:table-cell>
          <table:table-cell office:value-type="float" office:value="2014" calcext:value-type="float">
            <text:p>2014</text:p>
          </table:table-cell>
          <table:table-cell office:value-type="string" calcext:value-type="string">
            <text:p>G1</text:p>
          </table:table-cell>
          <table:table-cell office:value-type="string" calcext:value-type="string">
            <text:p>Giorgi Arabidze, Georgia.</text:p>
          </table:table-cell>
          <table:table-cell office:value-type="string" calcext:value-type="string">
            <text:p>Let $P$ and $Q$ be on segment $BC$ of an acute triangle $ABC$ such that $\angle PAB=\angle BCA$ and $\angle CAQ=\angle ABC$. Let $M$ and $N$ be the points on $AP$ and $AQ$, respectively, such that $P$ is the midpoint of $AM$ and $Q$ is the midpoint of $AN$. Prove that the intersection of $BM$ and $CN$ is on the circumference of triangle $ABC$.</text:p>
          </table:table-cell>
          <table:table-cell office:value-type="string" calcext:value-type="string">
            <text:p>https://artofproblemsolving.com/community/c107000_2014_imo_shortlist</text:p>
          </table:table-cell>
          <table:table-cell office:value-type="string" calcext:value-type="string">
            <text:p>Let $P$ and $Q$ be on segment $BC$ of an acute triangle $ABC$ such that $\angle PAB=\angle BCA$ and $\angle CAQ=\angle ABC$. Let $M$ and $N$ be the points on $AP$ and $AQ$, respectively, such that $P$ is the midpoint of $AM$ and $Q$ is the midpoint of $AN$. Prove that the intersection of $BM$ and $CN$ is on the circumference of triangle $ABC$.</text:p>
            <text:p/>
            <text:p>\textit{Proposed by Giorgi Arabidze, Georgia.}</text:p>
          </table:table-cell>
          <table:table-cell/>
        </table:table-row>
        <table:table-row table:style-name="ro7">
          <table:table-cell office:value-type="string" calcext:value-type="string">
            <text:p>2014 IMO Shortlist</text:p>
          </table:table-cell>
          <table:table-cell office:value-type="float" office:value="2014" calcext:value-type="float">
            <text:p>2014</text:p>
          </table:table-cell>
          <table:table-cell office:value-type="string" calcext:value-type="string">
            <text:p>G2</text:p>
          </table:table-cell>
          <table:table-cell office:value-type="string" calcext:value-type="string">
            <text:p>Estonia</text:p>
          </table:table-cell>
          <table:table-cell office:value-type="string" calcext:value-type="string">
            <text:p>Let $ABC$ be a triangle. The points $K, L,$ and $M$ lie on the segments $BC, CA,$ and $AB,$ respectively, such that the lines $AK, BL,$ and $CM$ intersect in a common point. Prove that it is possible to choose two of the triangles $ALM, BMK,$ and $CKL$ whose inradii sum up to at least the inradius of the triangle $ABC$.</text:p>
          </table:table-cell>
          <table:table-cell office:value-type="string" calcext:value-type="string">
            <text:p>https://artofproblemsolving.com/community/c107000_2014_imo_shortlist</text:p>
          </table:table-cell>
          <table:table-cell office:value-type="string" calcext:value-type="string">
            <text:p>Let $ABC$ be a triangle. The points $K, L,$ and $M$ lie on the segments $BC, CA,$ and $AB,$ respectively, such that the lines $AK, BL,$ and $CM$ intersect in a common point. Prove that it is possible to choose two of the triangles $ALM, BMK,$ and $CKL$ whose inradii sum up to at least the inradius of the triangle $ABC$.</text:p>
            <text:p/>
            <text:p>\textit{Proposed by Estonia}</text:p>
          </table:table-cell>
          <table:table-cell/>
        </table:table-row>
        <table:table-row table:style-name="ro3">
          <table:table-cell office:value-type="string" calcext:value-type="string">
            <text:p>2014 IMO Shortlist</text:p>
          </table:table-cell>
          <table:table-cell office:value-type="float" office:value="2014" calcext:value-type="float">
            <text:p>2014</text:p>
          </table:table-cell>
          <table:table-cell office:value-type="string" calcext:value-type="string">
            <text:p>G3</text:p>
          </table:table-cell>
          <table:table-cell office:value-type="string" calcext:value-type="string">
            <text:p>Sergey Berlov, Russia</text:p>
          </table:table-cell>
          <table:table-cell office:value-type="string" calcext:value-type="string">
            <text:p>Let $\Omega$ and $O$ be the circumcircle and the circumcentre of an acute-angled triangle $ABC$ with $AB &gt; BC$. The angle bisector of $\angle ABC$ intersects $\Omega$ at $M \ne B$. Let $\Gamma$ be the circle with diameter $BM$. The angle bisectors of $\angle AOB$ and $\angle BOC$ intersect $\Gamma$ at points $P$ and $Q,$ respectively. The point $R$ is chosen on the line $P Q$ so that $BR = MR$. Prove that $BR\parallel AC$.</text:p>
            <text:p>(Here we always assume that an angle bisector is a ray.)</text:p>
          </table:table-cell>
          <table:table-cell office:value-type="string" calcext:value-type="string">
            <text:p>https://artofproblemsolving.com/community/c107000_2014_imo_shortlist</text:p>
          </table:table-cell>
          <table:table-cell office:value-type="string" calcext:value-type="string">
            <text:p>Let $\Omega$ and $O$ be the circumcircle and the circumcentre of an acute-angled triangle $ABC$ with $AB &gt; BC$. The angle bisector of $\angle ABC$ intersects $\Omega$ at $M \ne B$. Let $\Gamma$ be the circle with diameter $BM$. The angle bisectors of $\angle AOB$ and $\angle BOC$ intersect $\Gamma$ at points $P$ and $Q,$ respectively. The point $R$ is chosen on the line $P Q$ so that $BR = MR$. Prove that $BR\parallel AC$.</text:p>
            <text:p>(Here we always assume that an angle bisector is a ray.)</text:p>
            <text:p/>
            <text:p>\textit{Proposed by Sergey Berlov, Russia}</text:p>
          </table:table-cell>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G4</text:p>
          </table:table-cell>
          <table:table-cell office:value-type="string" calcext:value-type="string">
            <text:p>Jack Edward Smith, UK</text:p>
          </table:table-cell>
          <table:table-cell office:value-type="string" calcext:value-type="string">
            <text:p>Consider a fixed circle $\Gamma$ with three fixed points $A, B,$ and $C$ on it. Also, let us fix a real number $\lambda \in(0,1)$. For a variable point $P \not\in\{A, B, C\}$ on $\Gamma$, let $M$ be the point on the segment $CP$ such that $CM =\lambda\cdot <text:s/>CP$ . Let $Q$ be the second point of intersection of the circumcircles of the triangles $AMP$ and $BMC$. Prove that as $P$ varies, the point $Q$ lies on a fixed circle.</text:p>
          </table:table-cell>
          <table:table-cell office:value-type="string" calcext:value-type="string">
            <text:p>https://artofproblemsolving.com/community/c107000_2014_imo_shortlist</text:p>
          </table:table-cell>
          <table:table-cell office:value-type="string" calcext:value-type="string">
            <text:p>Consider a fixed circle $\Gamma$ with three fixed points $A, B,$ and $C$ on it. Also, let us fix a real number $\lambda \in(0,1)$. For a variable point $P \not\in\{A, B, C\}$ on $\Gamma$, let $M$ be the point on the segment $CP$ such that $CM =\lambda\cdot  CP$ . Let $Q$ be the second point of intersection of the circumcircles of the triangles $AMP$ and $BMC$. Prove that as $P$ varies, the point $Q$ lies on a fixed circle.</text:p>
            <text:p/>
            <text:p>\textit{Proposed by Jack Edward Smith, UK}</text:p>
          </table:table-cell>
          <table:table-cell/>
        </table:table-row>
        <table:table-row table:style-name="ro7">
          <table:table-cell office:value-type="string" calcext:value-type="string">
            <text:p>2014 IMO Shortlist</text:p>
          </table:table-cell>
          <table:table-cell office:value-type="float" office:value="2014" calcext:value-type="float">
            <text:p>2014</text:p>
          </table:table-cell>
          <table:table-cell office:value-type="string" calcext:value-type="string">
            <text:p>G5</text:p>
          </table:table-cell>
          <table:table-cell/>
          <table:table-cell office:value-type="string" calcext:value-type="string">
            <text:p>Convex quadrilateral $ABCD$ has $\angle ABC = \angle CDA = 90^{\circ}$. Point $H$ is the foot of the perpendicular from $A$ to $BD$. Points $S$ and $T$ lie on sides $AB$ and $AD$, respectively, such that $H$ lies inside triangle $SCT$ and \[</text:p>
            <text:p>\angle CHS - \angle CSB = 90^{\circ}, \quad \angle THC - \angle DTC = 90^{\circ}. \] Prove that line $BD$ is tangent to the circumcircle of triangle $TSH$.</text:p>
          </table:table-cell>
          <table:table-cell office:value-type="string" calcext:value-type="string">
            <text:p>https://artofproblemsolving.com/community/c107000_2014_imo_shortlist</text:p>
          </table:table-cell>
          <table:table-cell office:value-type="string" calcext:value-type="string">
            <text:p>Convex quadrilateral $ABCD$ has $\angle ABC = \angle CDA = 90^{\circ}$. Point $H$ is the foot of the perpendicular from $A$ to $BD$. Points $S$ and $T$ lie on sides $AB$ and $AD$, respectively, such that $H$ lies inside triangle $SCT$ and \[</text:p>
            <text:p>\angle CHS - \angle CSB = 90^{\circ}, \quad \angle THC - \angle DTC = 90^{\circ}. \] Prove that line $BD$ is tangent to the circumcircle of triangle $TSH$.</text:p>
          </table:table-cell>
          <table:table-cell/>
        </table:table-row>
        <table:table-row table:style-name="ro3">
          <table:table-cell office:value-type="string" calcext:value-type="string">
            <text:p>2014 IMO Shortlist</text:p>
          </table:table-cell>
          <table:table-cell office:value-type="float" office:value="2014" calcext:value-type="float">
            <text:p>2014</text:p>
          </table:table-cell>
          <table:table-cell office:value-type="string" calcext:value-type="string">
            <text:p>G6</text:p>
          </table:table-cell>
          <table:table-cell office:value-type="string" calcext:value-type="string">
            <text:p>Ali Zamani, Iran</text:p>
          </table:table-cell>
          <table:table-cell office:value-type="string" calcext:value-type="string">
            <text:p>Let $ABC$ be a fixed acute-angled triangle. Consider some points $E$ and $F$ lying on the sides $AC$ and $AB$, respectively, and let $M$ be the midpoint of $EF$ . Let the perpendicular bisector of $EF$ intersect the line $BC$ at $K$, and let the perpendicular bisector of $MK$ intersect the lines $AC$ and $AB$ at $S$ and $T$ , respectively. We call the pair $(E, F )$ $\textit{interesting}$, if the quadrilateral $KSAT$ is cyclic.</text:p>
            <text:p>Suppose that the pairs $(E_1 , F_1 )$ and $(E_2 , F_2 )$ are interesting. Prove that $\displaystyle\frac{E_1 E_2}{AB}=\frac{F_1 F_2}{AC}$</text:p>
          </table:table-cell>
          <table:table-cell office:value-type="string" calcext:value-type="string">
            <text:p>https://artofproblemsolving.com/community/c107000_2014_imo_shortlist</text:p>
          </table:table-cell>
          <table:table-cell office:value-type="string" calcext:value-type="string">
            <text:p>Let $ABC$ be a fixed acute-angled triangle. Consider some points $E$ and $F$ lying on the sides $AC$ and $AB$, respectively, and let $M$ be the midpoint of $EF$ . Let the perpendicular bisector of $EF$ intersect the line $BC$ at $K$, and let the perpendicular bisector of $MK$ intersect the lines $AC$ and $AB$ at $S$ and $T$ , respectively. We call the pair $(E, F )$ $\textit{interesting}$, if the quadrilateral $KSAT$ is cyclic.</text:p>
            <text:p>Suppose that the pairs $(E_1 , F_1 )$ and $(E_2 , F_2 )$ are interesting. Prove that $\displaystyle\frac{E_1 E_2}{AB}=\frac{F_1 F_2}{AC}$</text:p>
            <text:p>\textit{Proposed by Ali Zamani, Iran}</text:p>
          </table:table-cell>
          <table:table-cell/>
        </table:table-row>
        <table:table-row table:style-name="ro3">
          <table:table-cell office:value-type="string" calcext:value-type="string">
            <text:p>2014 IMO Shortlist</text:p>
          </table:table-cell>
          <table:table-cell office:value-type="float" office:value="2014" calcext:value-type="float">
            <text:p>2014</text:p>
          </table:table-cell>
          <table:table-cell office:value-type="string" calcext:value-type="string">
            <text:p>G7</text:p>
          </table:table-cell>
          <table:table-cell office:value-type="string" calcext:value-type="string">
            <text:p>David B. Rush, USA</text:p>
          </table:table-cell>
          <table:table-cell office:value-type="string" calcext:value-type="string">
            <text:p>Let $ABC$ be a triangle with circumcircle $\Omega$ and incentre $I$. Let the line passing through $I$ and perpendicular to $CI$ intersect the segment $BC$ and the arc $BC$ (not containing $A$) of $\Omega$ at points $U$ and $V$ , respectively. Let the line passing through $U$ and parallel to $AI$ intersect $AV$ at $X$, and let the line passing through $V$ and parallel to $AI$ intersect $AB$ at $Y$ . Let $W$ and $Z$ be the midpoints of $AX$ and $BC$, respectively. Prove that if the points $I, X,$ and $Y$ are collinear, then the points $I, W ,$ and $Z$ are also collinear.</text:p>
          </table:table-cell>
          <table:table-cell office:value-type="string" calcext:value-type="string">
            <text:p>https://artofproblemsolving.com/community/c107000_2014_imo_shortlist</text:p>
          </table:table-cell>
          <table:table-cell office:value-type="string" calcext:value-type="string">
            <text:p>Let $ABC$ be a triangle with circumcircle $\Omega$ and incentre $I$. Let the line passing through $I$ and perpendicular to $CI$ intersect the segment $BC$ and the arc $BC$ (not containing $A$) of $\Omega$ at points $U$ and $V$ , respectively. Let the line passing through $U$ and parallel to $AI$ intersect $AV$ at $X$, and let the line passing through $V$ and parallel to $AI$ intersect $AB$ at $Y$ . Let $W$ and $Z$ be the midpoints of $AX$ and $BC$, respectively. Prove that if the points $I, X,$ and $Y$ are collinear, then the points $I, W ,$ and $Z$ are also collinear.</text:p>
            <text:p/>
            <text:p>\textit{Proposed by David B. Rush, USA}</text:p>
          </table:table-cell>
          <table:table-cell/>
        </table:table-row>
        <table:table-row table:style-name="ro13">
          <table:table-cell office:value-type="string" calcext:value-type="string">
            <text:p>2014 IMO Shortlist</text:p>
          </table:table-cell>
          <table:table-cell office:value-type="float" office:value="2014" calcext:value-type="float">
            <text:p>2014</text:p>
          </table:table-cell>
          <table:table-cell office:value-type="string" calcext:value-type="string">
            <text:p>N1</text:p>
          </table:table-cell>
          <table:table-cell office:value-type="string" calcext:value-type="string">
            <text:p>Serbia</text:p>
          </table:table-cell>
          <table:table-cell office:value-type="string" calcext:value-type="string">
            <text:p>Let $n \ge 2$ be an integer, and let $A_n$ be the set \[A_n = \{2^n <text:s/>- 2^k\mid k \in \mathbb{Z},\, 0 \le k &lt; n\}.\] Determine the largest positive integer that cannot be written as the sum of one or more (not necessarily distinct) elements of $A_n$ .</text:p>
          </table:table-cell>
          <table:table-cell office:value-type="string" calcext:value-type="string">
            <text:p>https://artofproblemsolving.com/community/c107000_2014_imo_shortlist</text:p>
          </table:table-cell>
          <table:table-cell office:value-type="string" calcext:value-type="string">
            <text:p>Let $n \ge 2$ be an integer, and let $A_n$ be the set \[A_n = \{2^n  - 2^k\mid k \in \mathbb{Z},\, 0 \le k &lt; n\}.\] Determine the largest positive integer that cannot be written as the sum of one or more (not necessarily distinct) elements of $A_n$ .</text:p>
            <text:p/>
            <text:p>\textit{Proposed by Serbia}</text:p>
          </table:table-cell>
          <table:table-cell/>
        </table:table-row>
        <table:table-row table:style-name="ro6">
          <table:table-cell office:value-type="string" calcext:value-type="string">
            <text:p>2014 IMO Shortlist</text:p>
          </table:table-cell>
          <table:table-cell office:value-type="float" office:value="2014" calcext:value-type="float">
            <text:p>2014</text:p>
          </table:table-cell>
          <table:table-cell office:value-type="string" calcext:value-type="string">
            <text:p>N2</text:p>
          </table:table-cell>
          <table:table-cell office:value-type="string" calcext:value-type="string">
            <text:p>Titu Andreescu, USA</text:p>
          </table:table-cell>
          <table:table-cell office:value-type="string" calcext:value-type="string">
            <text:p>Determine all pairs $(x, y)$ of positive integers such that \[\sqrt[3]{7x^2-13xy+7y^2}=|x-y|+1.\]</text:p>
          </table:table-cell>
          <table:table-cell office:value-type="string" calcext:value-type="string">
            <text:p>https://artofproblemsolving.com/community/c107000_2014_imo_shortlist</text:p>
          </table:table-cell>
          <table:table-cell office:value-type="string" calcext:value-type="string">
            <text:p>Determine all pairs $(x, y)$ of positive integers such that \[\sqrt[3]{7x^2-13xy+7y^2}=|x-y|+1.\]</text:p>
            <text:p>\textit{Proposed by Titu Andreescu, USA}</text:p>
          </table:table-cell>
          <table:table-cell/>
        </table:table-row>
        <table:table-row table:style-name="ro13">
          <table:table-cell office:value-type="string" calcext:value-type="string">
            <text:p>2014 IMO Shortlist</text:p>
          </table:table-cell>
          <table:table-cell office:value-type="float" office:value="2014" calcext:value-type="float">
            <text:p>2014</text:p>
          </table:table-cell>
          <table:table-cell office:value-type="string" calcext:value-type="string">
            <text:p>N3</text:p>
          </table:table-cell>
          <table:table-cell/>
          <table:table-cell office:value-type="string" calcext:value-type="string">
            <text:p>For each positive integer $n$, the Bank of Cape Town issues coins of denomination $\frac1n$. Given a finite collection of such coins (of not necessarily different denominations) with total value at most most $99+\frac12$, prove that it is possible to split this collection into $100$ or fewer groups, such that each group has total value at most $1$.</text:p>
          </table:table-cell>
          <table:table-cell office:value-type="string" calcext:value-type="string">
            <text:p>https://artofproblemsolving.com/community/c107000_2014_imo_shortlist</text:p>
          </table:table-cell>
          <table:table-cell office:value-type="string" calcext:value-type="string">
            <text:p>For each positive integer $n$, the Bank of Cape Town issues coins of denomination $\frac1n$. Given a finite collection of such coins (of not necessarily different denominations) with total value at most most $99+\frac12$, prove that it is possible to split this collection into $100$ or fewer groups, such that each group has total value at most $1$.</text:p>
          </table:table-cell>
          <table:table-cell/>
        </table:table-row>
        <table:table-row table:style-name="ro13">
          <table:table-cell office:value-type="string" calcext:value-type="string">
            <text:p>2014 IMO Shortlist</text:p>
          </table:table-cell>
          <table:table-cell office:value-type="float" office:value="2014" calcext:value-type="float">
            <text:p>2014</text:p>
          </table:table-cell>
          <table:table-cell office:value-type="string" calcext:value-type="string">
            <text:p>N4</text:p>
          </table:table-cell>
          <table:table-cell office:value-type="string" calcext:value-type="string">
            <text:p>Hong Kong</text:p>
          </table:table-cell>
          <table:table-cell office:value-type="string" calcext:value-type="string">
            <text:p>Let $n &gt; 1$ be a given integer. Prove that infinitely many terms of the sequence $(a_k )_{k\ge 1}$, defined by \[a_k=\left\lfloor\frac{n^k}{k}\right\rfloor,\] are odd. (For a real number $x$, $\lfloor x\rfloor$ denotes the largest integer not exceeding $x$.)</text:p>
          </table:table-cell>
          <table:table-cell office:value-type="string" calcext:value-type="string">
            <text:p>https://artofproblemsolving.com/community/c107000_2014_imo_shortlist</text:p>
          </table:table-cell>
          <table:table-cell office:value-type="string" calcext:value-type="string">
            <text:p>Let $n &gt; 1$ be a given integer. Prove that infinitely many terms of the sequence $(a_k )_{k\ge 1}$, defined by \[a_k=\left\lfloor\frac{n^k}{k}\right\rfloor,\] are odd. (For a real number $x$, $\lfloor x\rfloor$ denotes the largest integer not exceeding $x$.)</text:p>
            <text:p/>
            <text:p>\textit{Proposed by Hong Kong}</text:p>
          </table:table-cell>
          <table:table-cell/>
        </table:table-row>
        <table:table-row table:style-name="ro13">
          <table:table-cell office:value-type="string" calcext:value-type="string">
            <text:p>2014 IMO Shortlist</text:p>
          </table:table-cell>
          <table:table-cell office:value-type="float" office:value="2014" calcext:value-type="float">
            <text:p>2014</text:p>
          </table:table-cell>
          <table:table-cell office:value-type="string" calcext:value-type="string">
            <text:p>N5</text:p>
          </table:table-cell>
          <table:table-cell office:value-type="string" calcext:value-type="string">
            <text:p>Belgium</text:p>
          </table:table-cell>
          <table:table-cell office:value-type="string" calcext:value-type="string">
            <text:p>Find all triples $(p, x, y)$ consisting of a prime number $p$ and two positive integers $x$ and $y$ such that $x^{p -1} + y$ and $x + y^ {p -1}$ are both powers of $p$.</text:p>
          </table:table-cell>
          <table:table-cell office:value-type="string" calcext:value-type="string">
            <text:p>https://artofproblemsolving.com/community/c107000_2014_imo_shortlist</text:p>
          </table:table-cell>
          <table:table-cell office:value-type="string" calcext:value-type="string">
            <text:p>Find all triples $(p, x, y)$ consisting of a prime number $p$ and two positive integers $x$ and $y$ such that $x^{p -1} + y$ and $x + y^ {p -1}$ are both powers of $p$.</text:p>
            <text:p/>
            <text:p>\textit{Proposed by Belgium}</text:p>
          </table:table-cell>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N6</text:p>
          </table:table-cell>
          <table:table-cell office:value-type="string" calcext:value-type="string">
            <text:p>Serbia</text:p>
          </table:table-cell>
          <table:table-cell office:value-type="string" calcext:value-type="string">
            <text:p>Let $a_1 &lt; a_2 &lt; <text:s/>\cdots &lt;a_n$ be pairwise coprime positive integers with $a_1$ being prime and $a_1 \ge n + 2$. On the segment $I = [0, a_1 a_2 <text:s/>\cdots a_n ]$ of the real line, mark all integers that are divisible by at least one of the numbers $a_1 , <text:s text:c="2"/>\ldots , a_n$ . These points split $I$ into a number of smaller segments. Prove that the sum of the squares of the lengths of these segments is divisible by $a_1$.</text:p>
          </table:table-cell>
          <table:table-cell office:value-type="string" calcext:value-type="string">
            <text:p>https://artofproblemsolving.com/community/c107000_2014_imo_shortlist</text:p>
          </table:table-cell>
          <table:table-cell office:value-type="string" calcext:value-type="string">
            <text:p>Let $a_1 &lt; a_2 &lt;  \cdots &lt;a_n$ be pairwise coprime positive integers with $a_1$ being prime and $a_1 \ge n + 2$. On the segment $I = [0, a_1 a_2  \cdots a_n ]$ of the real line, mark all integers that are divisible by at least one of the numbers $a_1 ,   \ldots , a_n$ . These points split $I$ into a number of smaller segments. Prove that the sum of the squares of the lengths of these segments is divisible by $a_1$.</text:p>
            <text:p/>
            <text:p>\textit{Proposed by Serbia}</text:p>
          </table:table-cell>
          <table:table-cell/>
        </table:table-row>
        <table:table-row table:style-name="ro7">
          <table:table-cell office:value-type="string" calcext:value-type="string">
            <text:p>2014 IMO Shortlist</text:p>
          </table:table-cell>
          <table:table-cell office:value-type="float" office:value="2014" calcext:value-type="float">
            <text:p>2014</text:p>
          </table:table-cell>
          <table:table-cell office:value-type="string" calcext:value-type="string">
            <text:p>N7</text:p>
          </table:table-cell>
          <table:table-cell office:value-type="string" calcext:value-type="string">
            <text:p>Austria</text:p>
          </table:table-cell>
          <table:table-cell office:value-type="string" calcext:value-type="string">
            <text:p>Let $c \ge 1$ be an integer. Define a sequence of positive integers by $a_1 = c$ and \[a_{n+1}=a_n^3-4c\cdot a_n^2+5c^2\cdot a_n+c\] for all $n\ge 1$. Prove that for each integer $n \ge 2$ there exists a prime number $p$ dividing $a_n$ but none of the numbers $a_1 , \ldots , a_{n -1}$ .</text:p>
          </table:table-cell>
          <table:table-cell office:value-type="string" calcext:value-type="string">
            <text:p>https://artofproblemsolving.com/community/c107000_2014_imo_shortlist</text:p>
          </table:table-cell>
          <table:table-cell office:value-type="string" calcext:value-type="string">
            <text:p>Let $c \ge 1$ be an integer. Define a sequence of positive integers by $a_1 = c$ and \[a_{n+1}=a_n^3-4c\cdot a_n^2+5c^2\cdot a_n+c\] for all $n\ge 1$. Prove that for each integer $n \ge 2$ there exists a prime number $p$ dividing $a_n$ but none of the numbers $a_1 , \ldots , a_{n -1}$ .</text:p>
            <text:p/>
            <text:p>\textit{Proposed by Austria}</text:p>
          </table:table-cell>
          <table:table-cell/>
        </table:table-row>
        <table:table-row table:style-name="ro7">
          <table:table-cell office:value-type="string" calcext:value-type="string">
            <text:p>2014 IMO Shortlist</text:p>
          </table:table-cell>
          <table:table-cell office:value-type="float" office:value="2014" calcext:value-type="float">
            <text:p>2014</text:p>
          </table:table-cell>
          <table:table-cell office:value-type="string" calcext:value-type="string">
            <text:p>N8</text:p>
          </table:table-cell>
          <table:table-cell office:value-type="string" calcext:value-type="string">
            <text:p>Geza Kos, Hungary</text:p>
          </table:table-cell>
          <table:table-cell office:value-type="string" calcext:value-type="string">
            <text:p>For every real number $x$, let $||x||$ denote the distance between $x$ and the nearest integer.</text:p>
            <text:p>Prove that for every pair $(a, b)$ of positive integers there exist an odd prime $p$ and a positive integer $k$ satisfying \[\displaystyle\left|\left|\frac{a}{p^k}\right|\right|+\left|\left|\frac{b}{p^k}\right|\right|+\left|\left|\frac{a+b}{p^k}\right|\right|=1.\]</text:p>
          </table:table-cell>
          <table:table-cell office:value-type="string" calcext:value-type="string">
            <text:p>https://artofproblemsolving.com/community/c107000_2014_imo_shortlist</text:p>
          </table:table-cell>
          <table:table-cell office:value-type="string" calcext:value-type="string">
            <text:p>For every real number $x$, let $||x||$ denote the distance between $x$ and the nearest integer.</text:p>
            <text:p>Prove that for every pair $(a, b)$ of positive integers there exist an odd prime $p$ and a positive integer $k$ satisfying \[\displaystyle\left|\left|\frac{a}{p^k}\right|\right|+\left|\left|\frac{b}{p^k}\right|\right|+\left|\left|\frac{a+b}{p^k}\right|\right|=1.\]</text:p>
            <text:p/>
            <text:p>\textit{Proposed by Geza Kos, Hungary}</text:p>
          </table:table-cell>
          <table:table-cell/>
        </table:table-row>
        <table:table-row table:style-name="ro7">
          <table:table-cell office:value-type="string" calcext:value-type="string">
            <text:p>2013 IMO Shortlist</text:p>
          </table:table-cell>
          <table:table-cell office:value-type="float" office:value="2013" calcext:value-type="float">
            <text:p>2013</text:p>
          </table:table-cell>
          <table:table-cell office:value-type="string" calcext:value-type="string">
            <text:p>A1</text:p>
          </table:table-cell>
          <table:table-cell/>
          <table:table-cell office:value-type="string" calcext:value-type="string">
            <text:p>Let $n$ be a positive integer and let $a_1, \ldots, a_{n-1} $ be arbitrary real numbers. Define the sequences $u_0, \ldots, u_n $ and $v_0, \ldots, v_n $ inductively by $u_0 = u_1  = v_0 = v_1 = 1$, and $u_{k+1} = u_k + a_k u_{k-1}$, $v_{k+1} = v_k + a_{n-k} v_{k-1}$ for $k=1, \ldots, n-1.$</text:p>
            <text:p/>
            <text:p>Prove that $u_n = v_n.$</text:p>
          </table:table-cell>
          <table:table-cell office:value-type="string" calcext:value-type="string">
            <text:p>https://artofproblemsolving.com/community/c3964_2013_imo_shortlist</text:p>
          </table:table-cell>
          <table:table-cell office:value-type="string" calcext:value-type="string">
            <text:p>Let $n$ be a positive integer and let $a_1, \ldots, a_{n-1} $ be arbitrary real numbers. Define the sequences $u_0, \ldots, u_n $ and $v_0, \ldots, v_n $ inductively by $u_0 = u_1  = v_0 = v_1 = 1$, and $u_{k+1} = u_k + a_k u_{k-1}$, $v_{k+1} = v_k + a_{n-k} v_{k-1}$ for $k=1, \ldots, n-1.$</text:p>
            <text:p/>
            <text:p>Prove that $u_n = v_n.$</text:p>
          </table:table-cell>
          <table:table-cell/>
        </table:table-row>
        <table:table-row table:style-name="ro6">
          <table:table-cell office:value-type="string" calcext:value-type="string">
            <text:p>2013 IMO Shortlist</text:p>
          </table:table-cell>
          <table:table-cell office:value-type="float" office:value="2013" calcext:value-type="float">
            <text:p>2013</text:p>
          </table:table-cell>
          <table:table-cell office:value-type="string" calcext:value-type="string">
            <text:p>A2</text:p>
          </table:table-cell>
          <table:table-cell/>
          <table:table-cell office:value-type="string" calcext:value-type="string">
            <text:p>Prove that in any set of $2000$ distinct real numbers there exist two pairs $a&gt;b$ and $c&gt;d$ with $a \neq c$ or $b \neq d $, such that <text:s/>\[ \left| \frac{a-b}{c-d} - 1 \right|&lt; \frac{1}{100000}. \]</text:p>
          </table:table-cell>
          <table:table-cell office:value-type="string" calcext:value-type="string">
            <text:p>https://artofproblemsolving.com/community/c3964_2013_imo_shortlist</text:p>
          </table:table-cell>
          <table:table-cell office:value-type="string" calcext:value-type="string">
            <text:p>Prove that in any set of $2000$ distinct real numbers there exist two pairs $a&gt;b$ and $c&gt;d$ with $a \neq c$ or $b \neq d $, such that <text:s/>\[ \left| \frac{a-b}{c-d} - 1 \right|&lt; \frac{1}{100000}. \]</text:p>
          </table:table-cell>
          <table:table-cell/>
        </table:table-row>
        <table:table-row table:style-name="ro12">
          <table:table-cell office:value-type="string" calcext:value-type="string">
            <text:p>2013 IMO Shortlist</text:p>
          </table:table-cell>
          <table:table-cell office:value-type="float" office:value="2013" calcext:value-type="float">
            <text:p>2013</text:p>
          </table:table-cell>
          <table:table-cell office:value-type="string" calcext:value-type="string">
            <text:p>A3</text:p>
          </table:table-cell>
          <table:table-cell office:value-type="string" calcext:value-type="string">
            <text:p>Bulgaria</text:p>
          </table:table-cell>
          <table:table-cell office:value-type="string" calcext:value-type="string">
            <text:p>Let $\mathbb Q_{&gt;0}$ be the set of all positive rational numbers. Let $f:\mathbb Q_{&gt;0}\to\mathbb R$ be a function satisfying the following three conditions:</text:p>
            <text:p/>
            <text:p>(i) for all $x,y\in\mathbb Q_{&gt;0}$, we have $f(x)f(y)\geq f(xy)$;</text:p>
            <text:p>(ii) for all $x,y\in\mathbb Q_{&gt;0}$, we have $f(x+y)\geq f(x)+f(y)$;</text:p>
            <text:p>(iii) there exists a rational number $a&gt;1$ such that $f(a)=a$.</text:p>
            <text:p/>
            <text:p>Prove that $f(x)=x$ for all $x\in\mathbb Q_{&gt;0}$.</text:p>
          </table:table-cell>
          <table:table-cell office:value-type="string" calcext:value-type="string">
            <text:p>https://artofproblemsolving.com/community/c3964_2013_imo_shortlist</text:p>
          </table:table-cell>
          <table:table-cell office:value-type="string" calcext:value-type="string">
            <text:p>Let $\mathbb Q_{&gt;0}$ be the set of all positive rational numbers. Let $f:\mathbb Q_{&gt;0}\to\mathbb R$ be a function satisfying the following three conditions:</text:p>
            <text:p/>
            <text:p>(i) for all $x,y\in\mathbb Q_{&gt;0}$, we have $f(x)f(y)\geq f(xy)$;</text:p>
            <text:p>(ii) for all $x,y\in\mathbb Q_{&gt;0}$, we have $f(x+y)\geq f(x)+f(y)$;</text:p>
            <text:p>(iii) there exists a rational number $a&gt;1$ such that $f(a)=a$.</text:p>
            <text:p/>
            <text:p>Prove that $f(x)=x$ for all $x\in\mathbb Q_{&gt;0}$.</text:p>
            <text:p/>
            <text:p>\textit{Proposed by Bulgaria}</text:p>
          </table:table-cell>
          <table:table-cell/>
        </table:table-row>
        <table:table-row table:style-name="ro13">
          <table:table-cell office:value-type="string" calcext:value-type="string">
            <text:p>2013 IMO Shortlist</text:p>
          </table:table-cell>
          <table:table-cell office:value-type="float" office:value="2013" calcext:value-type="float">
            <text:p>2013</text:p>
          </table:table-cell>
          <table:table-cell office:value-type="string" calcext:value-type="string">
            <text:p>A4</text:p>
          </table:table-cell>
          <table:table-cell/>
          <table:table-cell office:value-type="string" calcext:value-type="string">
            <text:p>Let $n$ be a positive integer, and consider a sequence $a_1 , a_2 , \cdots , a_n $ of positive integers. Extend it periodically to an infinite sequence $a_1 , a_2 , \cdots $ by defining $a_{n+i} = a_i $ for all $i \ge 1$. If \[a_1 \le a_2 \le \cdots \le a_n \le a_1 +n <text:s/>\] and \[a_{a_i } \le n+i-1 \quad\text{for}\quad i=1,2,\cdots, n, \] prove that \[a_1 + \cdots +a_n \le n^2. \]</text:p>
          </table:table-cell>
          <table:table-cell office:value-type="string" calcext:value-type="string">
            <text:p>https://artofproblemsolving.com/community/c3964_2013_imo_shortlist</text:p>
          </table:table-cell>
          <table:table-cell office:value-type="string" calcext:value-type="string">
            <text:p>Let $n$ be a positive integer, and consider a sequence $a_1 , a_2 , \cdots , a_n $ of positive integers. Extend it periodically to an infinite sequence $a_1 , a_2 , \cdots $ by defining $a_{n+i} = a_i $ for all $i \ge 1$. If \[a_1 \le a_2 \le \cdots \le a_n \le a_1 +n <text:s/>\] and \[a_{a_i } \le n+i-1 \quad\text{for}\quad i=1,2,\cdots, n, \] prove that \[a_1 + \cdots +a_n \le n^2. \]</text:p>
          </table:table-cell>
          <table:table-cell/>
        </table:table-row>
        <table:table-row table:style-name="ro13">
          <table:table-cell office:value-type="string" calcext:value-type="string">
            <text:p>2013 IMO Shortlist</text:p>
          </table:table-cell>
          <table:table-cell office:value-type="float" office:value="2013" calcext:value-type="float">
            <text:p>2013</text:p>
          </table:table-cell>
          <table:table-cell office:value-type="string" calcext:value-type="string">
            <text:p>A5</text:p>
          </table:table-cell>
          <table:table-cell/>
          <table:table-cell office:value-type="string" calcext:value-type="string">
            <text:p>Let $\mathbb{Z}_{\ge 0}$ be the set of all nonnegative integers. Find all the functions $f: \mathbb{Z}_{\ge 0} \rightarrow \mathbb{Z}_{\ge 0} $ satisfying the relation</text:p>
            <text:p>\[ f(f(f(n))) = f(n+1 ) +1 \]</text:p>
            <text:p>for all $ n\in \mathbb{Z}_{\ge 0}$.</text:p>
          </table:table-cell>
          <table:table-cell office:value-type="string" calcext:value-type="string">
            <text:p>https://artofproblemsolving.com/community/c3964_2013_imo_shortlist</text:p>
          </table:table-cell>
          <table:table-cell office:value-type="string" calcext:value-type="string">
            <text:p>Let $\mathbb{Z}_{\ge 0}$ be the set of all nonnegative integers. Find all the functions $f: \mathbb{Z}_{\ge 0} \rightarrow \mathbb{Z}_{\ge 0} $ satisfying the relation</text:p>
            <text:p>\[ f(f(f(n))) = f(n+1 ) +1 \]</text:p>
            <text:p>for all $ n\in \mathbb{Z}_{\ge 0}$.</text:p>
          </table:table-cell>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A6</text:p>
          </table:table-cell>
          <table:table-cell/>
          <table:table-cell office:value-type="string" calcext:value-type="string">
            <text:p>Let $m \neq 0 $ be an integer. Find all polynomials $P(x) $ with real coefficients such that</text:p>
            <text:p>\[ (x^3 - mx^2 +1 ) P(x+1)  + (x^3+mx^2+1) P(x-1) =2(x^3 - mx +1 ) P(x) \]</text:p>
            <text:p>for all real number $x$.</text:p>
          </table:table-cell>
          <table:table-cell office:value-type="string" calcext:value-type="string">
            <text:p>https://artofproblemsolving.com/community/c3964_2013_imo_shortlist</text:p>
          </table:table-cell>
          <table:table-cell office:value-type="string" calcext:value-type="string">
            <text:p>Let $m \neq 0 $ be an integer. Find all polynomials $P(x) $ with real coefficients such that</text:p>
            <text:p>\[ (x^3 - mx^2 +1 ) P(x+1)  + (x^3+mx^2+1) P(x-1) =2(x^3 - mx +1 ) P(x) \]</text:p>
            <text:p>for all real number $x$.</text:p>
          </table:table-cell>
          <table:table-cell/>
        </table:table-row>
        <table:table-row table:style-name="ro13">
          <table:table-cell office:value-type="string" calcext:value-type="string">
            <text:p>2013 IMO Shortlist</text:p>
          </table:table-cell>
          <table:table-cell office:value-type="float" office:value="2013" calcext:value-type="float">
            <text:p>2013</text:p>
          </table:table-cell>
          <table:table-cell office:value-type="string" calcext:value-type="string">
            <text:p>C1</text:p>
          </table:table-cell>
          <table:table-cell/>
          <table:table-cell office:value-type="string" calcext:value-type="string">
            <text:p>Let $n$ be an positive integer. Find the smallest integer $k$ with the following property; Given any real numbers $a_1 , \cdots , a_d $ such that $a_1 + a_2 + \cdots + a_d = n$ and $0 \le a_i \le 1$ for $i=1,2,\cdots ,d$, it is possible to partition these numbers into $k$ groups (some of which may be empty) such that the sum of the numbers in each group is at most $1$.</text:p>
          </table:table-cell>
          <table:table-cell office:value-type="string" calcext:value-type="string">
            <text:p>https://artofproblemsolving.com/community/c3964_2013_imo_shortlist</text:p>
          </table:table-cell>
          <table:table-cell office:value-type="string" calcext:value-type="string">
            <text:p>Let $n$ be an positive integer. Find the smallest integer $k$ with the following property; Given any real numbers $a_1 , \cdots , a_d $ such that $a_1 + a_2 + \cdots + a_d = n$ and $0 \le a_i \le 1$ for $i=1,2,\cdots ,d$, it is possible to partition these numbers into $k$ groups (some of which may be empty) such that the sum of the numbers in each group is at most $1$.</text:p>
          </table:table-cell>
          <table:table-cell/>
        </table:table-row>
        <table:table-row table:style-name="ro11">
          <table:table-cell office:value-type="string" calcext:value-type="string">
            <text:p>2013 IMO Shortlist</text:p>
          </table:table-cell>
          <table:table-cell office:value-type="float" office:value="2013" calcext:value-type="float">
            <text:p>2013</text:p>
          </table:table-cell>
          <table:table-cell office:value-type="string" calcext:value-type="string">
            <text:p>C2</text:p>
          </table:table-cell>
          <table:table-cell office:value-type="string" calcext:value-type="string">
            <text:p>Australia.</text:p>
          </table:table-cell>
          <table:table-cell office:value-type="string" calcext:value-type="string">
            <text:p>A configuration of $4027$ points in the plane is called Colombian if it consists of $2013$ red points and $2014$ blue points, and no three of the points of the configuration are collinear. By drawing some lines, the plane is divided into several regions. An arrangement of lines is good for a Colombian configuration if the following two conditions are satisfied:</text:p>
            <text:p/>
            <text:p>i) No line passes through any point of the configuration.</text:p>
            <text:p/>
            <text:p>ii) No region contains points of both colors.</text:p>
            <text:p/>
            <text:p>Find the least value of $k$ such that for any Colombian configuration of $4027$ points, there is a good arrangement of $k$ lines.</text:p>
          </table:table-cell>
          <table:table-cell office:value-type="string" calcext:value-type="string">
            <text:p>https://artofproblemsolving.com/community/c3964_2013_imo_shortlist</text:p>
          </table:table-cell>
          <table:table-cell office:value-type="string" calcext:value-type="string">
            <text:p>A configuration of $4027$ points in the plane is called Colombian if it consists of $2013$ red points and $2014$ blue points, and no three of the points of the configuration are collinear. By drawing some lines, the plane is divided into several regions. An arrangement of lines is good for a Colombian configuration if the following two conditions are satisfied:</text:p>
            <text:p/>
            <text:p>i) No line passes through any point of the configuration.</text:p>
            <text:p/>
            <text:p>ii) No region contains points of both colors.</text:p>
            <text:p/>
            <text:p>Find the least value of $k$ such that for any Colombian configuration of $4027$ points, there is a good arrangement of $k$ lines.</text:p>
            <text:p/>
            <text:p>Proposed by \textit{Ivan Guo} from \textit{Australia.}</text:p>
          </table:table-cell>
          <table:table-cell/>
        </table:table-row>
        <table:table-row table:style-name="ro8">
          <table:table-cell office:value-type="string" calcext:value-type="string">
            <text:p>2013 IMO Shortlist</text:p>
          </table:table-cell>
          <table:table-cell office:value-type="float" office:value="2013" calcext:value-type="float">
            <text:p>2013</text:p>
          </table:table-cell>
          <table:table-cell office:value-type="string" calcext:value-type="string">
            <text:p>C3</text:p>
          </table:table-cell>
          <table:table-cell/>
          <table:table-cell office:value-type="string" calcext:value-type="string">
            <text:p>A crazy physicist discovered a new kind of particle wich he called an imon, after some of them mysteriously appeared in his lab. Some pairs of imons in the lab can be entangled, and each imon can participate in many entanglement relations. The physicist has found a way to perform the following two kinds of operations with these particles, one operation at a time.</text:p>
            <text:p>(i) If some imon is entangled with an odd number of other imons in the lab, then the physicist can destroy it.</text:p>
            <text:p>(ii) At any moment, he may double the whole family of imons in the lab by creating a copy $I'$ of each imon $I$. During this procedure, the two copies $I'$ and $J'$ become entangled if and only if the original imons $I$ and $J$ are entangled, and each copy $I'$ becomes entangled with its original imon $I$; no other entanglements occur or disappear at this moment.</text:p>
            <text:p/>
            <text:p>Prove that the physicist may apply a sequence of much operations resulting in a family of imons, no two of which are entangled.</text:p>
          </table:table-cell>
          <table:table-cell office:value-type="string" calcext:value-type="string">
            <text:p>https://artofproblemsolving.com/community/c3964_2013_imo_shortlist</text:p>
          </table:table-cell>
          <table:table-cell office:value-type="string" calcext:value-type="string">
            <text:p>A crazy physicist discovered a new kind of particle wich he called an imon, after some of them mysteriously appeared in his lab. Some pairs of imons in the lab can be entangled, and each imon can participate in many entanglement relations. The physicist has found a way to perform the following two kinds of operations with these particles, one operation at a time.</text:p>
            <text:p>(i) If some imon is entangled with an odd number of other imons in the lab, then the physicist can destroy it.</text:p>
            <text:p>(ii) At any moment, he may double the whole family of imons in the lab by creating a copy $I'$ of each imon $I$. During this procedure, the two copies $I'$ and $J'$ become entangled if and only if the original imons $I$ and $J$ are entangled, and each copy $I'$ becomes entangled with its original imon $I$; no other entanglements occur or disappear at this moment.</text:p>
            <text:p/>
            <text:p>Prove that the physicist may apply a sequence of much operations resulting in a family of imons, no two of which are entangled.</text:p>
          </table:table-cell>
          <table:table-cell/>
        </table:table-row>
        <table:table-row table:style-name="ro3">
          <table:table-cell office:value-type="string" calcext:value-type="string">
            <text:p>2013 IMO Shortlist</text:p>
          </table:table-cell>
          <table:table-cell office:value-type="float" office:value="2013" calcext:value-type="float">
            <text:p>2013</text:p>
          </table:table-cell>
          <table:table-cell office:value-type="string" calcext:value-type="string">
            <text:p>C4</text:p>
          </table:table-cell>
          <table:table-cell/>
          <table:table-cell office:value-type="string" calcext:value-type="string">
            <text:p>Let $n$ be a positive integer, and let $A$ be a subset of $\{ 1,\cdots ,n\}$. An $A$-partition of $n$ into $k$ parts is a representation of n as a sum $n = a_1 + \cdots + a_k$, where the parts $a_1 , \cdots , a_k $ belong to $A$ and are not necessarily distinct. The number of different parts in such a partition is the number of (distinct) elements in the set $\{ a_1 , a_2 , \cdots , a_k \} $.</text:p>
            <text:p>We say that an $A$-partition of $n$ into $k$ parts is optimal if there is no $A$-partition of $n$ into $r$ parts with $r&lt;k$. Prove that any optimal $A$-partition of $n$ contains at most $\sqrt[3]{6n}$ different parts.</text:p>
          </table:table-cell>
          <table:table-cell office:value-type="string" calcext:value-type="string">
            <text:p>https://artofproblemsolving.com/community/c3964_2013_imo_shortlist</text:p>
          </table:table-cell>
          <table:table-cell office:value-type="string" calcext:value-type="string">
            <text:p>Let $n$ be a positive integer, and let $A$ be a subset of $\{ 1,\cdots ,n\}$. An $A$-partition of $n$ into $k$ parts is a representation of n as a sum $n = a_1 + \cdots + a_k$, where the parts $a_1 , \cdots , a_k $ belong to $A$ and are not necessarily distinct. The number of different parts in such a partition is the number of (distinct) elements in the set $\{ a_1 , a_2 , \cdots , a_k \} $.</text:p>
            <text:p>We say that an $A$-partition of $n$ into $k$ parts is optimal if there is no $A$-partition of $n$ into $r$ parts with $r&lt;k$. Prove that any optimal $A$-partition of $n$ contains at most $\sqrt[3]{6n}$ different parts.</text:p>
          </table:table-cell>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C5</text:p>
          </table:table-cell>
          <table:table-cell/>
          <table:table-cell office:value-type="string" calcext:value-type="string">
            <text:p>Let $r$ be a positive integer, and let $a_0 , a_1 , \cdots $ be an infinite sequence of real numbers. Assume that for all nonnegative integers $m$ and $s$ there exists a positive integer $n \in [m+1, m+r]$ such that</text:p>
            <text:p>\[ a_m + a_{m+1} +\cdots +a_{m+s} = a_n + a_{n+1} +\cdots +a_{n+s} \]</text:p>
            <text:p>Prove that the sequence is periodic, i.e. there exists some $p \ge 1 $ such that $a_{n+p} =a_n $ for all $n \ge 0$.</text:p>
          </table:table-cell>
          <table:table-cell office:value-type="string" calcext:value-type="string">
            <text:p>https://artofproblemsolving.com/community/c3964_2013_imo_shortlist</text:p>
          </table:table-cell>
          <table:table-cell office:value-type="string" calcext:value-type="string">
            <text:p>Let $r$ be a positive integer, and let $a_0 , a_1 , \cdots $ be an infinite sequence of real numbers. Assume that for all nonnegative integers $m$ and $s$ there exists a positive integer $n \in [m+1, m+r]$ such that</text:p>
            <text:p>\[ a_m + a_{m+1} +\cdots +a_{m+s} = a_n + a_{n+1} +\cdots +a_{n+s} \]</text:p>
            <text:p>Prove that the sequence is periodic, i.e. there exists some $p \ge 1 $ such that $a_{n+p} =a_n $ for all $n \ge 0$.</text:p>
          </table:table-cell>
          <table:table-cell/>
        </table:table-row>
        <table:table-row table:style-name="ro7">
          <table:table-cell office:value-type="string" calcext:value-type="string">
            <text:p>2013 IMO Shortlist</text:p>
          </table:table-cell>
          <table:table-cell office:value-type="float" office:value="2013" calcext:value-type="float">
            <text:p>2013</text:p>
          </table:table-cell>
          <table:table-cell office:value-type="string" calcext:value-type="string">
            <text:p>C6</text:p>
          </table:table-cell>
          <table:table-cell/>
          <table:table-cell office:value-type="string" calcext:value-type="string">
            <text:p>In some country several pairs of cities are connected by direct two-way flights. It is possible to go from any city to any other by a sequence of flights. The distance between two cities is defined to be the least possible numbers of flights required to go from one of them to the other. It is known that for any city there are at most $100$ cities at distance exactly three from it. Prove that <text:s/>there is no city such that more than $2550$ other cities have distance exactly four from it.</text:p>
          </table:table-cell>
          <table:table-cell office:value-type="string" calcext:value-type="string">
            <text:p>https://artofproblemsolving.com/community/c3964_2013_imo_shortlist</text:p>
          </table:table-cell>
          <table:table-cell office:value-type="string" calcext:value-type="string">
            <text:p>In some country several pairs of cities are connected by direct two-way flights. It is possible to go from any city to any other by a sequence of flights. The distance between two cities is defined to be the least possible numbers of flights required to go from one of them to the other. It is known that for any city there are at most $100$ cities at distance exactly three from it. Prove that <text:s/>there is no city such that more than $2550$ other cities have distance exactly four from it.</text:p>
          </table:table-cell>
          <table:table-cell/>
        </table:table-row>
        <table:table-row table:style-name="ro2">
          <table:table-cell office:value-type="string" calcext:value-type="string">
            <text:p>2013 IMO Shortlist</text:p>
          </table:table-cell>
          <table:table-cell office:value-type="float" office:value="2013" calcext:value-type="float">
            <text:p>2013</text:p>
          </table:table-cell>
          <table:table-cell office:value-type="string" calcext:value-type="string">
            <text:p>C7</text:p>
          </table:table-cell>
          <table:table-cell/>
          <table:table-cell office:value-type="string" calcext:value-type="string">
            <text:p>Let $n \ge 3$ be an integer, and consider a circle with $n + 1$ equally spaced points marked on it. Consider all labellings of these points with the numbers $0, 1, ... , n$ such that each label is used exactly once; two such labellings are considered to be the same if one can be obtained from the other by a rotation of the circle. A labelling is called \textit{beautiful} if, for any four labels $a &lt; b &lt; c &lt; d$ with $a + d = b + c$, the chord joining the points labelled $a$ and $d$ does not intersect the chord joining the points labelled $b$ and $c$.</text:p>
            <text:p/>
            <text:p>Let $M$ be the number of beautiful labelings, and let N be the number of ordered pairs $(x, y)$ of positive integers such that $x + y \le n$ and $\gcd(x, y) = 1$. Prove that $$M = N + 1.$$</text:p>
          </table:table-cell>
          <table:table-cell office:value-type="string" calcext:value-type="string">
            <text:p>https://artofproblemsolving.com/community/c3964_2013_imo_shortlist</text:p>
          </table:table-cell>
          <table:table-cell office:value-type="string" calcext:value-type="string">
            <text:p>Let $n \ge 3$ be an integer, and consider a circle with $n + 1$ equally spaced points marked on it. Consider all labellings of these points with the numbers $0, 1, ... , n$ such that each label is used exactly once; two such labellings are considered to be the same if one can be obtained from the other by a rotation of the circle. A labelling is called \textit{beautiful} if, for any four labels $a &lt; b &lt; c &lt; d$ with $a + d = b + c$, the chord joining the points labelled $a$ and $d$ does not intersect the chord joining the points labelled $b$ and $c$.</text:p>
            <text:p/>
            <text:p>Let $M$ be the number of beautiful labelings, and let N be the number of ordered pairs $(x, y)$ of positive integers such that $x + y \le n$ and $\gcd(x, y) = 1$. Prove that $$M = N + 1.$$</text:p>
          </table:table-cell>
          <table:table-cell/>
        </table:table-row>
        <table:table-row table:style-name="ro10">
          <table:table-cell office:value-type="string" calcext:value-type="string">
            <text:p>2013 IMO Shortlist</text:p>
          </table:table-cell>
          <table:table-cell office:value-type="float" office:value="2013" calcext:value-type="float">
            <text:p>2013</text:p>
          </table:table-cell>
          <table:table-cell office:value-type="string" calcext:value-type="string">
            <text:p>C8</text:p>
          </table:table-cell>
          <table:table-cell/>
          <table:table-cell office:value-type="string" calcext:value-type="string">
            <text:p>Players $A$ and $B$ play a "paintful" game on the real line. Player $A$ has a pot of paint with four units of black ink. A quantity $p$ of this ink suffices to blacken a (closed) real interval of length $p$. In every round, player $A$ picks some positive integer $m$ and provides $1/2^m $ units of ink from the pot. Player $B$ then picks an integer $k$ and blackens the interval from $k/2^m$ to $(k+1)/2^m$ (some parts of this interval may have been blackened before). The goal of player $A$ is to reach a situation where the pot is empty and the interval $[0,1]$ is not completely blackened.</text:p>
            <text:p>Decide whether there exists a strategy for player $A$ to win in a finite number of moves.</text:p>
          </table:table-cell>
          <table:table-cell office:value-type="string" calcext:value-type="string">
            <text:p>https://artofproblemsolving.com/community/c3964_2013_imo_shortlist</text:p>
          </table:table-cell>
          <table:table-cell office:value-type="string" calcext:value-type="string">
            <text:p>Players $A$ and $B$ play a "paintful" game on the real line. Player $A$ has a pot of paint with four units of black ink. A quantity $p$ of this ink suffices to blacken a (closed) real interval of length $p$. In every round, player $A$ picks some positive integer $m$ and provides $1/2^m $ units of ink from the pot. Player $B$ then picks an integer $k$ and blackens the interval from $k/2^m$ to $(k+1)/2^m$ (some parts of this interval may have been blackened before). The goal of player $A$ is to reach a situation where the pot is empty and the interval $[0,1]$ is not completely blackened.</text:p>
            <text:p>Decide whether there exists a strategy for player $A$ to win in a finite number of moves.</text:p>
          </table:table-cell>
          <table:table-cell/>
        </table:table-row>
        <table:table-row table:style-name="ro3">
          <table:table-cell office:value-type="string" calcext:value-type="string">
            <text:p>2013 IMO Shortlist</text:p>
          </table:table-cell>
          <table:table-cell office:value-type="float" office:value="2013" calcext:value-type="float">
            <text:p>2013</text:p>
          </table:table-cell>
          <table:table-cell office:value-type="string" calcext:value-type="string">
            <text:p>G1</text:p>
          </table:table-cell>
          <table:table-cell office:value-type="string" calcext:value-type="string">
            <text:p>Warut Suksompong and Potcharapol Suteparuk, Thailand</text:p>
          </table:table-cell>
          <table:table-cell office:value-type="string" calcext:value-type="string">
            <text:p>Let $ABC$ be an acute triangle with orthocenter $H$, and let $W$ be a point on the side $BC$, lying strictly between $B$ and $C$. The points $M$ and $N$ are the feet of the altitudes from $B$ and $C$, respectively. Denote by $\omega_1$ is the circumcircle of $BWN$, and let $X$ be the point on $\omega_1$ such that $WX$ is a diameter of $\omega_1$. Analogously, denote by $\omega_2$ the circumcircle of triangle $CWM$, and let $Y$ be the point such that $WY$ is a diameter of $\omega_2$. Prove that $X,Y$ and $H$ are collinear.</text:p>
          </table:table-cell>
          <table:table-cell office:value-type="string" calcext:value-type="string">
            <text:p>https://artofproblemsolving.com/community/c3964_2013_imo_shortlist</text:p>
          </table:table-cell>
          <table:table-cell office:value-type="string" calcext:value-type="string">
            <text:p>Let $ABC$ be an acute triangle with orthocenter $H$, and let $W$ be a point on the side $BC$, lying strictly between $B$ and $C$. The points $M$ and $N$ are the feet of the altitudes from $B$ and $C$, respectively. Denote by $\omega_1$ is the circumcircle of $BWN$, and let $X$ be the point on $\omega_1$ such that $WX$ is a diameter of $\omega_1$. Analogously, denote by $\omega_2$ the circumcircle of triangle $CWM$, and let $Y$ be the point such that $WY$ is a diameter of $\omega_2$. Prove that $X,Y$ and $H$ are collinear.</text:p>
            <text:p/>
            <text:p>\textit{Proposed by Warut Suksompong and Potcharapol Suteparuk, Thailand}</text:p>
          </table:table-cell>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G2</text:p>
          </table:table-cell>
          <table:table-cell/>
          <table:table-cell office:value-type="string" calcext:value-type="string">
            <text:p>Let $\omega$ be the circumcircle of a triangle $ABC$. Denote by $M$ and $N$ the midpoints of the sides $AB$ and $AC$, respectively, and denote by $T$ the midpoint of the arc $BC$ of $\omega$ not containing $A$. The circumcircles of the triangles $AMT$ and $ANT$ intersect the perpendicular bisectors of $AC$ and $AB$ at points $X$ and $Y$, respectively; assume that $X$ and $Y$ lie inside the triangle $ABC$. The lines $MN$ and $XY$ intersect at $K$. Prove that $KA=KT$.</text:p>
          </table:table-cell>
          <table:table-cell office:value-type="string" calcext:value-type="string">
            <text:p>https://artofproblemsolving.com/community/c3964_2013_imo_shortlist</text:p>
          </table:table-cell>
          <table:table-cell office:value-type="string" calcext:value-type="string">
            <text:p>Let $\omega$ be the circumcircle of a triangle $ABC$. Denote by $M$ and $N$ the midpoints of the sides $AB$ and $AC$, respectively, and denote by $T$ the midpoint of the arc $BC$ of $\omega$ not containing $A$. The circumcircles of the triangles $AMT$ and $ANT$ intersect the perpendicular bisectors of $AC$ and $AB$ at points $X$ and $Y$, respectively; assume that $X$ and $Y$ lie inside the triangle $ABC$. The lines $MN$ and $XY$ intersect at $K$. Prove that $KA=KT$.</text:p>
          </table:table-cell>
          <table:table-cell/>
        </table:table-row>
        <table:table-row table:style-name="ro13">
          <table:table-cell office:value-type="string" calcext:value-type="string">
            <text:p>2013 IMO Shortlist</text:p>
          </table:table-cell>
          <table:table-cell office:value-type="float" office:value="2013" calcext:value-type="float">
            <text:p>2013</text:p>
          </table:table-cell>
          <table:table-cell office:value-type="string" calcext:value-type="string">
            <text:p>G3</text:p>
          </table:table-cell>
          <table:table-cell/>
          <table:table-cell office:value-type="string" calcext:value-type="string">
            <text:p>In a triangle $ABC$, let $D$ and $E$ be the feet of the angle bisectors of angles $A$ and $B$, respectively. A rhombus is inscribed into the quadrilateral $AEDB$ (all vertices of the rhombus lie on different sides of $AEDB$). Let $\varphi$ be the non-obtuse angle of the rhombus. Prove that $\varphi \le \max \{ <text:s/>\angle BAC, \angle ABC <text:s/>\}$.</text:p>
          </table:table-cell>
          <table:table-cell office:value-type="string" calcext:value-type="string">
            <text:p>https://artofproblemsolving.com/community/c3964_2013_imo_shortlist</text:p>
          </table:table-cell>
          <table:table-cell office:value-type="string" calcext:value-type="string">
            <text:p>In a triangle $ABC$, let $D$ and $E$ be the feet of the angle bisectors of angles $A$ and $B$, respectively. A rhombus is inscribed into the quadrilateral $AEDB$ (all vertices of the rhombus lie on different sides of $AEDB$). Let $\varphi$ be the non-obtuse angle of the rhombus. Prove that $\varphi \le \max \{ <text:s/>\angle BAC, \angle ABC <text:s/>\}$.</text:p>
          </table:table-cell>
          <table:table-cell/>
        </table:table-row>
        <table:table-row table:style-name="ro13">
          <table:table-cell office:value-type="string" calcext:value-type="string">
            <text:p>2013 IMO Shortlist</text:p>
          </table:table-cell>
          <table:table-cell office:value-type="float" office:value="2013" calcext:value-type="float">
            <text:p>2013</text:p>
          </table:table-cell>
          <table:table-cell office:value-type="string" calcext:value-type="string">
            <text:p>G4</text:p>
          </table:table-cell>
          <table:table-cell/>
          <table:table-cell office:value-type="string" calcext:value-type="string">
            <text:p>Let $ABC$ be a triangle with $\angle B &gt; \angle C$. Let $P$ and $Q$ be two different points on line $AC$ such that $\angle PBA = \angle QBA = \angle ACB $ and $A$ is located between $P$ and $C$. Suppose that there exists an interior point $D$ of segment $BQ$ for which $PD=PB$. Let the ray $AD$ intersect the circle $ABC$ at $R \neq A$. Prove that $QB = QR$.</text:p>
          </table:table-cell>
          <table:table-cell office:value-type="string" calcext:value-type="string">
            <text:p>https://artofproblemsolving.com/community/c3964_2013_imo_shortlist</text:p>
          </table:table-cell>
          <table:table-cell office:value-type="string" calcext:value-type="string">
            <text:p>Let $ABC$ be a triangle with $\angle B &gt; \angle C$. Let $P$ and $Q$ be two different points on line $AC$ such that $\angle PBA = \angle QBA = \angle ACB $ and $A$ is located between $P$ and $C$. Suppose that there exists an interior point $D$ of segment $BQ$ for which $PD=PB$. Let the ray $AD$ intersect the circle $ABC$ at $R \neq A$. Prove that $QB = QR$.</text:p>
          </table:table-cell>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G5</text:p>
          </table:table-cell>
          <table:table-cell/>
          <table:table-cell office:value-type="string" calcext:value-type="string">
            <text:p>Let $ABCDEF$ be a convex hexagon with $AB=DE$, $BC=EF$, $CD=FA$, and $\angle A-\angle D = \angle C -\angle F = \angle E -\angle B$. Prove that the diagonals $AD$, $BE$, and $CF$ are concurrent.</text:p>
          </table:table-cell>
          <table:table-cell office:value-type="string" calcext:value-type="string">
            <text:p>https://artofproblemsolving.com/community/c3964_2013_imo_shortlist</text:p>
          </table:table-cell>
          <table:table-cell office:value-type="string" calcext:value-type="string">
            <text:p>Let $ABCDEF$ be a convex hexagon with $AB=DE$, $BC=EF$, $CD=FA$, and $\angle A-\angle D = \angle C -\angle F = \angle E -\angle B$. Prove that the diagonals $AD$, $BE$, and $CF$ are concurrent.</text:p>
          </table:table-cell>
          <table:table-cell/>
        </table:table-row>
        <table:table-row table:style-name="ro7">
          <table:table-cell office:value-type="string" calcext:value-type="string">
            <text:p>2013 IMO Shortlist</text:p>
          </table:table-cell>
          <table:table-cell office:value-type="float" office:value="2013" calcext:value-type="float">
            <text:p>2013</text:p>
          </table:table-cell>
          <table:table-cell office:value-type="string" calcext:value-type="string">
            <text:p>G6</text:p>
          </table:table-cell>
          <table:table-cell office:value-type="string" calcext:value-type="string">
            <text:p>Alexander A. Polyansky, Russia</text:p>
          </table:table-cell>
          <table:table-cell office:value-type="string" calcext:value-type="string">
            <text:p>Let the excircle of triangle $ABC$ opposite the vertex $A$ be tangent to the side $BC$ at the point $A_1$. Define the points $B_1$ on $CA$ and $C_1$ on $AB$ analogously, using the excircles opposite $B$ and $C$, respectively. Suppose that the circumcentre of triangle $A_1B_1C_1$ lies on the circumcircle of triangle $ABC$. Prove that triangle $ABC$ is right-angled.</text:p>
          </table:table-cell>
          <table:table-cell office:value-type="string" calcext:value-type="string">
            <text:p>https://artofproblemsolving.com/community/c3964_2013_imo_shortlist</text:p>
          </table:table-cell>
          <table:table-cell office:value-type="string" calcext:value-type="string">
            <text:p>Let the excircle of triangle $ABC$ opposite the vertex $A$ be tangent to the side $BC$ at the point $A_1$. Define the points $B_1$ on $CA$ and $C_1$ on $AB$ analogously, using the excircles opposite $B$ and $C$, respectively. Suppose that the circumcentre of triangle $A_1B_1C_1$ lies on the circumcircle of triangle $ABC$. Prove that triangle $ABC$ is right-angled.</text:p>
            <text:p/>
            <text:p>\textit{Proposed by Alexander A. Polyansky, Russia}</text:p>
          </table:table-cell>
          <table:table-cell/>
        </table:table-row>
        <table:table-row table:style-name="ro13">
          <table:table-cell office:value-type="string" calcext:value-type="string">
            <text:p>2013 IMO Shortlist</text:p>
          </table:table-cell>
          <table:table-cell office:value-type="float" office:value="2013" calcext:value-type="float">
            <text:p>2013</text:p>
          </table:table-cell>
          <table:table-cell office:value-type="string" calcext:value-type="string">
            <text:p>N1</text:p>
          </table:table-cell>
          <table:table-cell/>
          <table:table-cell office:value-type="string" calcext:value-type="string">
            <text:p>Let $\mathbb{Z} _{&gt;0}$ be the set of positive integers. Find all functions  $f: \mathbb{Z} _{&gt;0}\rightarrow \mathbb{Z} _{&gt;0}$ such that</text:p>
            <text:p>\[ m^2 + f(n) \mid mf(m) +n \]</text:p>
            <text:p>for all positive integers $m$ and $n$.</text:p>
          </table:table-cell>
          <table:table-cell office:value-type="string" calcext:value-type="string">
            <text:p>https://artofproblemsolving.com/community/c3964_2013_imo_shortlist</text:p>
          </table:table-cell>
          <table:table-cell office:value-type="string" calcext:value-type="string">
            <text:p>Let $\mathbb{Z} _{&gt;0}$ be the set of positive integers. Find all functions  $f: \mathbb{Z} _{&gt;0}\rightarrow \mathbb{Z} _{&gt;0}$ such that</text:p>
            <text:p>\[ m^2 + f(n) \mid mf(m) +n \]</text:p>
            <text:p>for all positive integers $m$ and $n$.</text:p>
          </table:table-cell>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N2</text:p>
          </table:table-cell>
          <table:table-cell office:value-type="string" calcext:value-type="string">
            <text:p>Japan</text:p>
          </table:table-cell>
          <table:table-cell office:value-type="string" calcext:value-type="string">
            <text:p>Assume that $k$ and $n$ are two positive integers. Prove that there exist positive integers $m_1 , \dots , m_k$ such that \[1+\frac{2^k-1}{n}=\left(1+\frac1{m_1}\right)\cdots \left(1+\frac1{m_k}\right).\]</text:p>
          </table:table-cell>
          <table:table-cell office:value-type="string" calcext:value-type="string">
            <text:p>https://artofproblemsolving.com/community/c3964_2013_imo_shortlist</text:p>
          </table:table-cell>
          <table:table-cell office:value-type="string" calcext:value-type="string">
            <text:p>Assume that $k$ and $n$ are two positive integers. Prove that there exist positive integers $m_1 , \dots , m_k$ such that \[1+\frac{2^k-1}{n}=\left(1+\frac1{m_1}\right)\cdots \left(1+\frac1{m_k}\right).\]\textit{Proposed by Japan}</text:p>
          </table:table-cell>
          <table:table-cell/>
        </table:table-row>
        <table:table-row table:style-name="ro6">
          <table:table-cell office:value-type="string" calcext:value-type="string">
            <text:p>2013 IMO Shortlist</text:p>
          </table:table-cell>
          <table:table-cell office:value-type="float" office:value="2013" calcext:value-type="float">
            <text:p>2013</text:p>
          </table:table-cell>
          <table:table-cell office:value-type="string" calcext:value-type="string">
            <text:p>N3</text:p>
          </table:table-cell>
          <table:table-cell/>
          <table:table-cell office:value-type="string" calcext:value-type="string">
            <text:p>Prove that there exist infinitely many positive integers $n$ such that the largest prime divisor of $n^4 + n^2 + 1$ is equal to the largest prime divisor of $(n+1)^4 + (n+1)^2 +1$.</text:p>
          </table:table-cell>
          <table:table-cell office:value-type="string" calcext:value-type="string">
            <text:p>https://artofproblemsolving.com/community/c3964_2013_imo_shortlist</text:p>
          </table:table-cell>
          <table:table-cell office:value-type="string" calcext:value-type="string">
            <text:p>Prove that there exist infinitely many positive integers $n$ such that the largest prime divisor of $n^4 + n^2 + 1$ is equal to the largest prime divisor of $(n+1)^4 + (n+1)^2 +1$.</text:p>
          </table:table-cell>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N4</text:p>
          </table:table-cell>
          <table:table-cell/>
          <table:table-cell office:value-type="string" calcext:value-type="string">
            <text:p>Determine whether there exists an infinite sequence of nonzero digits $a_1 , a_2 , a_3 , \cdots $ and a positive integer $N$ such that for every integer $k &gt; N$, the number $\overline{a_k a_{k-1}\cdots a_1 }$ is a perfect square.</text:p>
          </table:table-cell>
          <table:table-cell office:value-type="string" calcext:value-type="string">
            <text:p>https://artofproblemsolving.com/community/c3964_2013_imo_shortlist</text:p>
          </table:table-cell>
          <table:table-cell office:value-type="string" calcext:value-type="string">
            <text:p>Determine whether there exists an infinite sequence of nonzero digits $a_1 , a_2 , a_3 , \cdots $ and a positive integer $N$ such that for every integer $k &gt; N$, the number $\overline{a_k a_{k-1}\cdots a_1 }$ is a perfect square.</text:p>
          </table:table-cell>
          <table:table-cell/>
        </table:table-row>
        <table:table-row table:style-name="ro11">
          <table:table-cell office:value-type="string" calcext:value-type="string">
            <text:p>2013 IMO Shortlist</text:p>
          </table:table-cell>
          <table:table-cell office:value-type="float" office:value="2013" calcext:value-type="float">
            <text:p>2013</text:p>
          </table:table-cell>
          <table:table-cell office:value-type="string" calcext:value-type="string">
            <text:p>N5</text:p>
          </table:table-cell>
          <table:table-cell/>
          <table:table-cell office:value-type="string" calcext:value-type="string">
            <text:p>Fix an integer $k&gt;2$. Two players, called Ana and Banana, play the following game of numbers. Initially, some integer $n \ge k$ gets written on the blackboard. Then they take moves in turn, with Ana beginning. A player making a move erases the number $m$ just written on the blackboard and replaces it by some number $m'$ with $k \le m' &lt; m$ that is coprime to $m$. The first player who cannot move anymore loses.</text:p>
            <text:p/>
            <text:p>An integer $n \ge k $ is called good if Banana has a winning strategy when the initial number is $n$, and bad otherwise.</text:p>
            <text:p/>
            <text:p>Consider two integers $n,n' \ge k$ with the property that each prime number $p \le k$ divides $n$ if and only if it divides $n'$. Prove that either both $n$ and $n'$ are good or both are bad.</text:p>
          </table:table-cell>
          <table:table-cell office:value-type="string" calcext:value-type="string">
            <text:p>https://artofproblemsolving.com/community/c3964_2013_imo_shortlist</text:p>
          </table:table-cell>
          <table:table-cell office:value-type="string" calcext:value-type="string">
            <text:p>Fix an integer $k&gt;2$. Two players, called Ana and Banana, play the following game of numbers. Initially, some integer $n \ge k$ gets written on the blackboard. Then they take moves in turn, with Ana beginning. A player making a move erases the number $m$ just written on the blackboard and replaces it by some number $m'$ with $k \le m' &lt; m$ that is coprime to $m$. The first player who cannot move anymore loses.</text:p>
            <text:p/>
            <text:p>An integer $n \ge k $ is called good if Banana has a winning strategy when the initial number is $n$, and bad otherwise.</text:p>
            <text:p/>
            <text:p>Consider two integers $n,n' \ge k$ with the property that each prime number $p \le k$ divides $n$ if and only if it divides $n'$. Prove that either both $n$ and $n'$ are good or both are bad.</text:p>
          </table:table-cell>
          <table:table-cell/>
        </table:table-row>
        <table:table-row table:style-name="ro13">
          <table:table-cell office:value-type="string" calcext:value-type="string">
            <text:p>2013 IMO Shortlist</text:p>
          </table:table-cell>
          <table:table-cell office:value-type="float" office:value="2013" calcext:value-type="float">
            <text:p>2013</text:p>
          </table:table-cell>
          <table:table-cell office:value-type="string" calcext:value-type="string">
            <text:p>N6</text:p>
          </table:table-cell>
          <table:table-cell/>
          <table:table-cell office:value-type="string" calcext:value-type="string">
            <text:p>Determine all functions $f: \mathbb{Q} \rightarrow \mathbb{Z} $ satisfying</text:p>
            <text:p>\[ f \left( \frac{f(x)+a} {b}\right) = f \left( \frac{x+a}{b} \right) \]</text:p>
            <text:p>for all  $x \in \mathbb{Q}$, $a \in \mathbb{Z}$, and $b \in \mathbb{Z}_{&gt;0}$. (Here, $\mathbb{Z}_{&gt;0}$ denotes the set of positive integers.)</text:p>
          </table:table-cell>
          <table:table-cell office:value-type="string" calcext:value-type="string">
            <text:p>https://artofproblemsolving.com/community/c3964_2013_imo_shortlist</text:p>
          </table:table-cell>
          <table:table-cell office:value-type="string" calcext:value-type="string">
            <text:p>Determine all functions $f: \mathbb{Q} \rightarrow \mathbb{Z} $ satisfying</text:p>
            <text:p>\[ f \left( \frac{f(x)+a} {b}\right) = f \left( \frac{x+a}{b} \right) \]</text:p>
            <text:p>for all  $x \in \mathbb{Q}$, $a \in \mathbb{Z}$, and $b \in \mathbb{Z}_{&gt;0}$. (Here, $\mathbb{Z}_{&gt;0}$ denotes the set of positive integers.)</text:p>
          </table:table-cell>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N7</text:p>
          </table:table-cell>
          <table:table-cell/>
          <table:table-cell office:value-type="string" calcext:value-type="string">
            <text:p>Let $\nu$ be an irrational positive number, and let $m$ be a positive integer. A pair of $(a,b)$ of positive integers is called \textit{good} if</text:p>
            <text:p>\[a \left \lceil b\nu \right \rceil - b \left \lfloor a \nu \right \rfloor = m.\] A good pair $(a,b)$ is called \textit{excellent} if neither of the pair $(a-b,b)$ and $(a,b-a)$ is good.</text:p>
            <text:p/>
            <text:p>Prove that the number of excellent pairs is equal to the sum of the positive divisors of $m$.</text:p>
          </table:table-cell>
          <table:table-cell office:value-type="string" calcext:value-type="string">
            <text:p>https://artofproblemsolving.com/community/c3964_2013_imo_shortlist</text:p>
          </table:table-cell>
          <table:table-cell office:value-type="string" calcext:value-type="string">
            <text:p>Let $\nu$ be an irrational positive number, and let $m$ be a positive integer. A pair of $(a,b)$ of positive integers is called \textit{good} if</text:p>
            <text:p>\[a \left \lceil b\nu \right \rceil - b \left \lfloor a \nu \right \rfloor = m.\] A good pair $(a,b)$ is called \textit{excellent} if neither of the pair $(a-b,b)$ and $(a,b-a)$ is good.</text:p>
            <text:p/>
            <text:p>Prove that the number of excellent pairs is equal to the sum of the positive divisors of $m$.</text:p>
          </table:table-cell>
          <table:table-cell/>
        </table:table-row>
        <table:table-row table:style-name="ro5">
          <table:table-cell office:value-type="string" calcext:value-type="string">
            <text:p>2012 IMO Shortlist</text:p>
          </table:table-cell>
          <table:table-cell office:value-type="float" office:value="2012" calcext:value-type="float">
            <text:p>2012</text:p>
          </table:table-cell>
          <table:table-cell office:value-type="string" calcext:value-type="string">
            <text:p>A1</text:p>
          </table:table-cell>
          <table:table-cell office:value-type="string" calcext:value-type="string">
            <text:p>Liam Baker, South Africa</text:p>
          </table:table-cell>
          <table:table-cell office:value-type="string" calcext:value-type="string">
            <text:p>Find all functions $f:\mathbb Z\rightarrow \mathbb Z$ such that, for all integers $a,b,c$ that satisfy $a+b+c=0$, the following equality holds:</text:p>
            <text:p>\[f(a)^2+f(b)^2+f(c)^2=2f(a)f(b)+2f(b)f(c)+2f(c)f(a).\]</text:p>
            <text:p>(Here $\mathbb{Z}$ denotes the set of integers.)</text:p>
          </table:table-cell>
          <table:table-cell office:value-type="string" calcext:value-type="string">
            <text:p>https://artofproblemsolving.com/community/c3963_2012_imo_shortlist</text:p>
          </table:table-cell>
          <table:table-cell office:value-type="string" calcext:value-type="string">
            <text:p>Find all functions $f:\mathbb Z\rightarrow \mathbb Z$ such that, for all integers $a,b,c$ that satisfy $a+b+c=0$, the following equality holds:</text:p>
            <text:p>\[f(a)^2+f(b)^2+f(c)^2=2f(a)f(b)+2f(b)f(c)+2f(c)f(a).\]</text:p>
            <text:p>(Here $\mathbb{Z}$ denotes the set of integers.)</text:p>
            <text:p/>
            <text:p>\textit{Proposed by Liam Baker, South Africa}</text:p>
          </table:table-cell>
          <table:table-cell/>
        </table:table-row>
        <table:table-row table:style-name="ro10">
          <table:table-cell office:value-type="string" calcext:value-type="string">
            <text:p>2012 IMO Shortlist</text:p>
          </table:table-cell>
          <table:table-cell office:value-type="float" office:value="2012" calcext:value-type="float">
            <text:p>2012</text:p>
          </table:table-cell>
          <table:table-cell office:value-type="string" calcext:value-type="string">
            <text:p>A2</text:p>
          </table:table-cell>
          <table:table-cell/>
          <table:table-cell office:value-type="string" calcext:value-type="string">
            <text:p>Let $\mathbb{Z}$ and $\mathbb{Q}$ be the sets of integers and rationals respectively.</text:p>
            <text:p>a) Does there exist a partition of $\mathbb{Z}$ into three non-empty subsets $A,B,C$ such that the sets $A+B, B+C, C+A$ are disjoint?</text:p>
            <text:p>b) Does there exist a partition of $\mathbb{Q}$ into three non-empty subsets $A,B,C$ such that the sets $A+B, B+C, C+A$ are disjoint?</text:p>
            <text:p/>
            <text:p>Here $X+Y$ denotes the set $\{ x+y : x \in X, y \in Y \}$, for $X,Y \subseteq \mathbb{Z}$ and  for $X,Y \subseteq \mathbb{Q}$.</text:p>
          </table:table-cell>
          <table:table-cell office:value-type="string" calcext:value-type="string">
            <text:p>https://artofproblemsolving.com/community/c3963_2012_imo_shortlist</text:p>
          </table:table-cell>
          <table:table-cell office:value-type="string" calcext:value-type="string">
            <text:p>Let $\mathbb{Z}$ and $\mathbb{Q}$ be the sets of integers and rationals respectively.</text:p>
            <text:p>a) Does there exist a partition of $\mathbb{Z}$ into three non-empty subsets $A,B,C$ such that the sets $A+B, B+C, C+A$ are disjoint?</text:p>
            <text:p>b) Does there exist a partition of $\mathbb{Q}$ into three non-empty subsets $A,B,C$ such that the sets $A+B, B+C, C+A$ are disjoint?</text:p>
            <text:p/>
            <text:p>Here $X+Y$ denotes the set $\{ x+y : x \in X, y \in Y \}$, for $X,Y \subseteq \mathbb{Z}$ and  for $X,Y \subseteq \mathbb{Q}$.</text:p>
          </table:table-cell>
          <table:table-cell/>
        </table:table-row>
        <table:table-row table:style-name="ro7">
          <table:table-cell office:value-type="string" calcext:value-type="string">
            <text:p>2012 IMO Shortlist</text:p>
          </table:table-cell>
          <table:table-cell office:value-type="float" office:value="2012" calcext:value-type="float">
            <text:p>2012</text:p>
          </table:table-cell>
          <table:table-cell office:value-type="string" calcext:value-type="string">
            <text:p>A3</text:p>
          </table:table-cell>
          <table:table-cell office:value-type="string" calcext:value-type="string">
            <text:p>Angelo Di Pasquale, Australia</text:p>
          </table:table-cell>
          <table:table-cell office:value-type="string" calcext:value-type="string">
            <text:p>Let $n\ge 3$ be an integer, and let $a_2,a_3,\ldots ,a_n$ be positive real numbers such that $a_{2}a_{3}\cdots a_{n}=1$. Prove that</text:p>
            <text:p>\[(1 + a_2)^2 (1 + a_3)^3 \dotsm (1 + a_n)^n &gt; n^n.\]</text:p>
          </table:table-cell>
          <table:table-cell office:value-type="string" calcext:value-type="string">
            <text:p>https://artofproblemsolving.com/community/c3963_2012_imo_shortlist</text:p>
          </table:table-cell>
          <table:table-cell office:value-type="string" calcext:value-type="string">
            <text:p>Let $n\ge 3$ be an integer, and let $a_2,a_3,\ldots ,a_n$ be positive real numbers such that $a_{2}a_{3}\cdots a_{n}=1$. Prove that</text:p>
            <text:p>\[(1 + a_2)^2 (1 + a_3)^3 \dotsm (1 + a_n)^n &gt; n^n.\]</text:p>
            <text:p/>
            <text:p>\textit{Proposed by Angelo Di Pasquale, Australia}</text:p>
          </table:table-cell>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A4</text:p>
          </table:table-cell>
          <table:table-cell/>
          <table:table-cell office:value-type="string" calcext:value-type="string">
            <text:p>Let $f$ and $g$ be two nonzero polynomials with integer coefficients and $\deg f&gt;\deg g$. <text:s/>Suppose that for infinitely many primes $p$ the polynomial $pf+g$ has a rational root. Prove that $f$ has a rational root.</text:p>
          </table:table-cell>
          <table:table-cell office:value-type="string" calcext:value-type="string">
            <text:p>https://artofproblemsolving.com/community/c3963_2012_imo_shortlist</text:p>
          </table:table-cell>
          <table:table-cell office:value-type="string" calcext:value-type="string">
            <text:p>Let $f$ and $g$ be two nonzero polynomials with integer coefficients and $\deg f&gt;\deg g$. <text:s/>Suppose that for infinitely many primes $p$ the polynomial $pf+g$ has a rational root. Prove that $f$ has a rational root.</text:p>
          </table:table-cell>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A5</text:p>
          </table:table-cell>
          <table:table-cell/>
          <table:table-cell office:value-type="string" calcext:value-type="string">
            <text:p>Find all functions $f:\mathbb{R} \rightarrow \mathbb{R}$ that satisfy the conditions</text:p>
            <text:p>\[f(1+xy)-f(x+y)=f(x)f(y) \quad \text{for all } x,y \in \mathbb{R},\]</text:p>
            <text:p>and $f(-1) \neq 0$.</text:p>
          </table:table-cell>
          <table:table-cell office:value-type="string" calcext:value-type="string">
            <text:p>https://artofproblemsolving.com/community/c3963_2012_imo_shortlist</text:p>
          </table:table-cell>
          <table:table-cell office:value-type="string" calcext:value-type="string">
            <text:p>Find all functions $f:\mathbb{R} \rightarrow \mathbb{R}$ that satisfy the conditions</text:p>
            <text:p>\[f(1+xy)-f(x+y)=f(x)f(y) \quad \text{for all } x,y \in \mathbb{R},\]</text:p>
            <text:p>and $f(-1) \neq 0$.</text:p>
          </table:table-cell>
          <table:table-cell/>
        </table:table-row>
        <table:table-row table:style-name="ro7">
          <table:table-cell office:value-type="string" calcext:value-type="string">
            <text:p>2012 IMO Shortlist</text:p>
          </table:table-cell>
          <table:table-cell office:value-type="float" office:value="2012" calcext:value-type="float">
            <text:p>2012</text:p>
          </table:table-cell>
          <table:table-cell office:value-type="string" calcext:value-type="string">
            <text:p>A6</text:p>
          </table:table-cell>
          <table:table-cell office:value-type="string" calcext:value-type="string">
            <text:p>Palmer Mebane, United States</text:p>
          </table:table-cell>
          <table:table-cell office:value-type="string" calcext:value-type="string">
            <text:p>Let $f: \mathbb{N} \rightarrow \mathbb{N}$ be a function, and let $f^m$ be $f$ applied $m$ times. Suppose that for every $n \in \mathbb{N}$ there exists a $k \in \mathbb{N}$ such that $f^{2k}(n)=n+k$, and let $k_n$ be the smallest such $k$. Prove that the sequence $k_1,k_2,\ldots $ is unbounded.</text:p>
          </table:table-cell>
          <table:table-cell office:value-type="string" calcext:value-type="string">
            <text:p>https://artofproblemsolving.com/community/c3963_2012_imo_shortlist</text:p>
          </table:table-cell>
          <table:table-cell office:value-type="string" calcext:value-type="string">
            <text:p>Let $f: \mathbb{N} \rightarrow \mathbb{N}$ be a function, and let $f^m$ be $f$ applied $m$ times. Suppose that for every $n \in \mathbb{N}$ there exists a $k \in \mathbb{N}$ such that $f^{2k}(n)=n+k$, and let $k_n$ be the smallest such $k$. Prove that the sequence $k_1,k_2,\ldots $ is unbounded.</text:p>
            <text:p/>
            <text:p>\textit{Proposed by Palmer Mebane, United States}</text:p>
          </table:table-cell>
          <table:table-cell/>
        </table:table-row>
        <table:table-row table:style-name="ro7">
          <table:table-cell office:value-type="string" calcext:value-type="string">
            <text:p>2012 IMO Shortlist</text:p>
          </table:table-cell>
          <table:table-cell office:value-type="float" office:value="2012" calcext:value-type="float">
            <text:p>2012</text:p>
          </table:table-cell>
          <table:table-cell office:value-type="string" calcext:value-type="string">
            <text:p>A7</text:p>
          </table:table-cell>
          <table:table-cell/>
          <table:table-cell office:value-type="string" calcext:value-type="string">
            <text:p>We say that a function $f:\mathbb{R}^k \rightarrow \mathbb{R}$ is a metapolynomial if, for some positive integers $m$ and $n$, it can be represented in the form</text:p>
            <text:p>\[f(x_1,\cdots , x_k )=\max_{i=1,\cdots , m} \min_{j=1,\cdots , n}P_{i,j}(x_1,\cdots , x_k),\]</text:p>
            <text:p>where $P_{i,j}$ are multivariate polynomials. Prove that the product of two metapolynomials is also a metapolynomial.</text:p>
          </table:table-cell>
          <table:table-cell office:value-type="string" calcext:value-type="string">
            <text:p>https://artofproblemsolving.com/community/c3963_2012_imo_shortlist</text:p>
          </table:table-cell>
          <table:table-cell office:value-type="string" calcext:value-type="string">
            <text:p>We say that a function $f:\mathbb{R}^k \rightarrow \mathbb{R}$ is a metapolynomial if, for some positive integers $m$ and $n$, it can be represented in the form</text:p>
            <text:p>\[f(x_1,\cdots , x_k )=\max_{i=1,\cdots , m} \min_{j=1,\cdots , n}P_{i,j}(x_1,\cdots , x_k),\]</text:p>
            <text:p>where $P_{i,j}$ are multivariate polynomials. Prove that the product of two metapolynomials is also a metapolynomial.</text:p>
          </table:table-cell>
          <table:table-cell/>
        </table:table-row>
        <table:table-row table:style-name="ro7">
          <table:table-cell office:value-type="string" calcext:value-type="string">
            <text:p>2012 IMO Shortlist</text:p>
          </table:table-cell>
          <table:table-cell office:value-type="float" office:value="2012" calcext:value-type="float">
            <text:p>2012</text:p>
          </table:table-cell>
          <table:table-cell office:value-type="string" calcext:value-type="string">
            <text:p>C1</text:p>
          </table:table-cell>
          <table:table-cell office:value-type="string" calcext:value-type="string">
            <text:p>Warut Suksompong, Thailand</text:p>
          </table:table-cell>
          <table:table-cell office:value-type="string" calcext:value-type="string">
            <text:p>Several positive integers are written in a row. Iteratively, Alice chooses two adjacent numbers $x$ and $y$ such that $x&gt;y$ and $x$ is to the left of $y$, and replaces the pair $(x,y)$ by either $(y+1,x)$ or $(x-1,x)$. Prove that she can perform only finitely many such iterations.</text:p>
          </table:table-cell>
          <table:table-cell office:value-type="string" calcext:value-type="string">
            <text:p>https://artofproblemsolving.com/community/c3963_2012_imo_shortlist</text:p>
          </table:table-cell>
          <table:table-cell office:value-type="string" calcext:value-type="string">
            <text:p>Several positive integers are written in a row. Iteratively, Alice chooses two adjacent numbers $x$ and $y$ such that $x&gt;y$ and $x$ is to the left of $y$, and replaces the pair $(x,y)$ by either $(y+1,x)$ or $(x-1,x)$. Prove that she can perform only finitely many such iterations.</text:p>
            <text:p/>
            <text:p>\textit{Proposed by Warut Suksompong, Thailand}</text:p>
          </table:table-cell>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C2</text:p>
          </table:table-cell>
          <table:table-cell/>
          <table:table-cell office:value-type="string" calcext:value-type="string">
            <text:p>Let $n \geq 1$ be an integer. What is the maximum number of disjoint pairs of elements of the set $\{ 1,2,\ldots , n \}$ such that the sums of the different pairs are different integers not exceeding $n$?</text:p>
          </table:table-cell>
          <table:table-cell office:value-type="string" calcext:value-type="string">
            <text:p>https://artofproblemsolving.com/community/c3963_2012_imo_shortlist</text:p>
          </table:table-cell>
          <table:table-cell office:value-type="string" calcext:value-type="string">
            <text:p>Let $n \geq 1$ be an integer. What is the maximum number of disjoint pairs of elements of the set $\{ 1,2,\ldots , n \}$ such that the sums of the different pairs are different integers not exceeding $n$?</text:p>
          </table:table-cell>
          <table:table-cell/>
        </table:table-row>
        <table:table-row table:style-name="ro7">
          <table:table-cell office:value-type="string" calcext:value-type="string">
            <text:p>2012 IMO Shortlist</text:p>
          </table:table-cell>
          <table:table-cell office:value-type="float" office:value="2012" calcext:value-type="float">
            <text:p>2012</text:p>
          </table:table-cell>
          <table:table-cell office:value-type="string" calcext:value-type="string">
            <text:p>C3</text:p>
          </table:table-cell>
          <table:table-cell office:value-type="string" calcext:value-type="string">
            <text:p>Merlijn Staps, The Netherlands</text:p>
          </table:table-cell>
          <table:table-cell office:value-type="string" calcext:value-type="string">
            <text:p>In a $999 \times 999$ square table some cells are white and the remaining ones are red. Let $T$ be the number of triples $(C_1,C_2,C_3)$ of cells, the first two in the same row and the last two in the same column, with $C_1,C_3$ white and $C_2$ red. Find the maximum value $T$ can attain.</text:p>
          </table:table-cell>
          <table:table-cell office:value-type="string" calcext:value-type="string">
            <text:p>https://artofproblemsolving.com/community/c3963_2012_imo_shortlist</text:p>
          </table:table-cell>
          <table:table-cell office:value-type="string" calcext:value-type="string">
            <text:p>In a $999 \times 999$ square table some cells are white and the remaining ones are red. Let $T$ be the number of triples $(C_1,C_2,C_3)$ of cells, the first two in the same row and the last two in the same column, with $C_1,C_3$ white and $C_2$ red. Find the maximum value $T$ can attain.</text:p>
            <text:p/>
            <text:p>\textit{Proposed by Merlijn Staps, The Netherlands}</text:p>
          </table:table-cell>
          <table:table-cell/>
        </table:table-row>
        <table:table-row table:style-name="ro12">
          <table:table-cell office:value-type="string" calcext:value-type="string">
            <text:p>2012 IMO Shortlist</text:p>
          </table:table-cell>
          <table:table-cell office:value-type="float" office:value="2012" calcext:value-type="float">
            <text:p>2012</text:p>
          </table:table-cell>
          <table:table-cell office:value-type="string" calcext:value-type="string">
            <text:p>C4</text:p>
          </table:table-cell>
          <table:table-cell/>
          <table:table-cell office:value-type="string" calcext:value-type="string">
            <text:p>Players $A$ and $B$ play a game with $N \geq 2012$ coins and $2012$ boxes arranged around a circle. Initially $A$ distributes the coins among the boxes so that there is at least $1$ coin in each box. Then the two of them make moves in the order $B,A,B,A,\ldots $ by the following rules:</text:p>
            <text:p>\textbf{(a)} On every move of his $B$ passes $1$ coin from every box to an adjacent box.</text:p>
            <text:p>\textbf{(b)} On every move of hers $A$ chooses several coins that were \textit{not} involved in $B$'s previous move and are in different boxes. She passes every coin to an adjacent box.</text:p>
            <text:p>Player $A$'s goal is to ensure at least $1$ coin in each box after every move of hers, regardless of how $B$ plays and how many moves are made. Find the least $N$ that enables her to succeed.</text:p>
          </table:table-cell>
          <table:table-cell office:value-type="string" calcext:value-type="string">
            <text:p>https://artofproblemsolving.com/community/c3963_2012_imo_shortlist</text:p>
          </table:table-cell>
          <table:table-cell office:value-type="string" calcext:value-type="string">
            <text:p>Players $A$ and $B$ play a game with $N \geq 2012$ coins and $2012$ boxes arranged around a circle. Initially $A$ distributes the coins among the boxes so that there is at least $1$ coin in each box. Then the two of them make moves in the order $B,A,B,A,\ldots $ by the following rules:</text:p>
            <text:p>\textbf{(a)} On every move of his $B$ passes $1$ coin from every box to an adjacent box.</text:p>
            <text:p>\textbf{(b)} On every move of hers $A$ chooses several coins that were \textit{not} involved in $B$'s previous move and are in different boxes. She passes every coin to an adjacent box.</text:p>
            <text:p>Player $A$'s goal is to ensure at least $1$ coin in each box after every move of hers, regardless of how $B$ plays and how many moves are made. Find the least $N$ that enables her to succeed.</text:p>
          </table:table-cell>
          <table:table-cell/>
        </table:table-row>
        <table:table-row table:style-name="ro2">
          <table:table-cell office:value-type="string" calcext:value-type="string">
            <text:p>2012 IMO Shortlist</text:p>
          </table:table-cell>
          <table:table-cell office:value-type="float" office:value="2012" calcext:value-type="float">
            <text:p>2012</text:p>
          </table:table-cell>
          <table:table-cell office:value-type="string" calcext:value-type="string">
            <text:p>C5</text:p>
          </table:table-cell>
          <table:table-cell/>
          <table:table-cell office:value-type="string" calcext:value-type="string">
            <text:p>The columns and the row of a $3n \times 3n$ square board are numbered $1,2,\ldots ,3n$. Every square $(x,y)$ with $1 \leq x,y \leq 3n$ is colored asparagus, byzantium or citrine according as the modulo $3$ remainder of $x+y$ is $0,1$ or $2$ respectively. One token colored asparagus, byzantium or citrine is placed on each square, so that there are $3n^2$ tokens of each color.</text:p>
            <text:p>Suppose that one can permute the tokens so that each token is moved to a distance of at most $d$ from its original position, each asparagus token replaces a byzantium token, each byzantium token replaces a citrine token, and each citrine token replaces an asparagus token. Prove that it is possible to permute the tokens so that each token is moved to a distance of at most $d+2$ from its original position, and each square contains a token with the same color as the square.</text:p>
          </table:table-cell>
          <table:table-cell office:value-type="string" calcext:value-type="string">
            <text:p>https://artofproblemsolving.com/community/c3963_2012_imo_shortlist</text:p>
          </table:table-cell>
          <table:table-cell office:value-type="string" calcext:value-type="string">
            <text:p>The columns and the row of a $3n \times 3n$ square board are numbered $1,2,\ldots ,3n$. Every square $(x,y)$ with $1 \leq x,y \leq 3n$ is colored asparagus, byzantium or citrine according as the modulo $3$ remainder of $x+y$ is $0,1$ or $2$ respectively. One token colored asparagus, byzantium or citrine is placed on each square, so that there are $3n^2$ tokens of each color.</text:p>
            <text:p>Suppose that one can permute the tokens so that each token is moved to a distance of at most $d$ from its original position, each asparagus token replaces a byzantium token, each byzantium token replaces a citrine token, and each citrine token replaces an asparagus token. Prove that it is possible to permute the tokens so that each token is moved to a distance of at most $d+2$ from its original position, and each square contains a token with the same color as the square.</text:p>
          </table:table-cell>
          <table:table-cell/>
        </table:table-row>
        <table:table-row table:style-name="ro17">
          <table:table-cell office:value-type="string" calcext:value-type="string">
            <text:p>2012 IMO Shortlist</text:p>
          </table:table-cell>
          <table:table-cell office:value-type="float" office:value="2012" calcext:value-type="float">
            <text:p>2012</text:p>
          </table:table-cell>
          <table:table-cell office:value-type="string" calcext:value-type="string">
            <text:p>C6</text:p>
          </table:table-cell>
          <table:table-cell office:value-type="string" calcext:value-type="string">
            <text:p>David Arthur, Canada</text:p>
          </table:table-cell>
          <table:table-cell office:value-type="string" calcext:value-type="string">
            <text:p>The \textit{liar's guessing game} is a game played between two players $A$ and $B$. The rules of the game depend on two positive integers $k$ and $n$ which are known to both players.</text:p>
            <text:p/>
            <text:p>At the start of the game $A$ chooses integers $x$ and $N$ with $1 \le x \le N.$ Player $A$ keeps $x$ secret, and truthfully tells $N$ to player $B$. Player $B$ now tries to obtain information about $x$ by asking player $A$ questions as follows: each question consists of $B$ specifying an arbitrary set $S$ of positive integers (possibly one specified in some previous question), and asking $A$ whether $x$ belongs to $S$. Player $B$ may ask as many questions as he wishes. After each question, player $A$ must immediately answer it with \textit{yes} or \textit{no}, but is allowed to lie as many times as she wants; the only restriction is that, among any $k+1$ consecutive answers, at least one answer must be truthful.</text:p>
            <text:p/>
            <text:p>After $B$ has asked as many questions as he wants, he must specify a set $X$ of at most $n$ positive integers. If $x$ belongs to $X$, then $B$ wins; otherwise, he loses. Prove that:</text:p>
            <text:p/>
            <text:p>1. If $n \ge 2^k,$ then $B$ can guarantee a win.</text:p>
            <text:p>2. For all sufficiently large $k$, there exists an integer $n \ge (1.99)^k$ such that $B$ cannot guarantee a win.</text:p>
          </table:table-cell>
          <table:table-cell office:value-type="string" calcext:value-type="string">
            <text:p>https://artofproblemsolving.com/community/c3963_2012_imo_shortlist</text:p>
          </table:table-cell>
          <table:table-cell office:value-type="string" calcext:value-type="string">
            <text:p>The \textit{liar's guessing game} is a game played between two players $A$ and $B$. The rules of the game depend on two positive integers $k$ and $n$ which are known to both players.</text:p>
            <text:p/>
            <text:p>At the start of the game $A$ chooses integers $x$ and $N$ with $1 \le x \le N.$ Player $A$ keeps $x$ secret, and truthfully tells $N$ to player $B$. Player $B$ now tries to obtain information about $x$ by asking player $A$ questions as follows: each question consists of $B$ specifying an arbitrary set $S$ of positive integers (possibly one specified in some previous question), and asking $A$ whether $x$ belongs to $S$. Player $B$ may ask as many questions as he wishes. After each question, player $A$ must immediately answer it with \textit{yes} or \textit{no}, but is allowed to lie as many times as she wants; the only restriction is that, among any $k+1$ consecutive answers, at least one answer must be truthful.</text:p>
            <text:p/>
            <text:p>After $B$ has asked as many questions as he wants, he must specify a set $X$ of at most $n$ positive integers. If $x$ belongs to $X$, then $B$ wins; otherwise, he loses. Prove that:</text:p>
            <text:p/>
            <text:p>1. If $n \ge 2^k,$ then $B$ can guarantee a win.</text:p>
            <text:p>2. For all sufficiently large $k$, there exists an integer $n \ge (1.99)^k$ such that $B$ cannot guarantee a win.</text:p>
            <text:p/>
            <text:p>\textit{Proposed by David Arthur, Canada}</text:p>
          </table:table-cell>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C7</text:p>
          </table:table-cell>
          <table:table-cell/>
          <table:table-cell office:value-type="string" calcext:value-type="string">
            <text:p>There are given $2^{500}$ points on a circle labeled $1,2,\ldots ,2^{500}$ in some order. Prove that one can choose $100$ pairwise disjoint chords joining some of theses points so that the $100$ sums of the pairs of numbers at the endpoints of the chosen chord are equal.</text:p>
          </table:table-cell>
          <table:table-cell office:value-type="string" calcext:value-type="string">
            <text:p>https://artofproblemsolving.com/community/c3963_2012_imo_shortlist</text:p>
          </table:table-cell>
          <table:table-cell office:value-type="string" calcext:value-type="string">
            <text:p>There are given $2^{500}$ points on a circle labeled $1,2,\ldots ,2^{500}$ in some order. Prove that one can choose $100$ pairwise disjoint chords joining some of theses points so that the $100$ sums of the pairs of numbers at the endpoints of the chosen chord are equal.</text:p>
          </table:table-cell>
          <table:table-cell/>
        </table:table-row>
        <table:table-row table:style-name="ro2">
          <table:table-cell office:value-type="string" calcext:value-type="string">
            <text:p>2012 IMO Shortlist</text:p>
          </table:table-cell>
          <table:table-cell office:value-type="float" office:value="2012" calcext:value-type="float">
            <text:p>2012</text:p>
          </table:table-cell>
          <table:table-cell office:value-type="string" calcext:value-type="string">
            <text:p>G1</text:p>
          </table:table-cell>
          <table:table-cell office:value-type="string" calcext:value-type="string">
            <text:p>Evangelos Psychas, Greece</text:p>
          </table:table-cell>
          <table:table-cell office:value-type="string" calcext:value-type="string">
            <text:p>Given triangle $ABC$ the point $J$ is the centre of the excircle opposite the vertex $A.$ This excircle is tangent to the side $BC$ at $M$, and to the lines $AB$ and $AC$ at $K$ and $L$, respectively. The lines $LM$ and $BJ$ meet at $F$, and the lines $KM$ and $CJ$ meet at $G.$ Let $S$ be the point of intersection of the lines $AF$ and $BC$, and let $T$ be the point of intersection of the lines $AG$ and $BC.$ Prove that $M$ is the midpoint of $ST.$</text:p>
            <text:p/>
            <text:p>(The \textit{excircle} of $ABC$ opposite the vertex $A$ is the circle that is tangent to the line segment $BC$, to the ray $AB$ beyond $B$, and to the ray $AC$ beyond $C$.)</text:p>
          </table:table-cell>
          <table:table-cell office:value-type="string" calcext:value-type="string">
            <text:p>https://artofproblemsolving.com/community/c3963_2012_imo_shortlist</text:p>
          </table:table-cell>
          <table:table-cell office:value-type="string" calcext:value-type="string">
            <text:p>Given triangle $ABC$ the point $J$ is the centre of the excircle opposite the vertex $A.$ This excircle is tangent to the side $BC$ at $M$, and to the lines $AB$ and $AC$ at $K$ and $L$, respectively. The lines $LM$ and $BJ$ meet at $F$, and the lines $KM$ and $CJ$ meet at $G.$ Let $S$ be the point of intersection of the lines $AF$ and $BC$, and let $T$ be the point of intersection of the lines $AG$ and $BC.$ Prove that $M$ is the midpoint of $ST.$</text:p>
            <text:p/>
            <text:p>(The \textit{excircle} of $ABC$ opposite the vertex $A$ is the circle that is tangent to the line segment $BC$, to the ray $AB$ beyond $B$, and to the ray $AC$ beyond $C$.)</text:p>
            <text:p/>
            <text:p>\textit{Proposed by Evangelos Psychas, Greece}</text:p>
          </table:table-cell>
          <table:table-cell/>
        </table:table-row>
        <table:table-row table:style-name="ro13">
          <table:table-cell office:value-type="string" calcext:value-type="string">
            <text:p>2012 IMO Shortlist</text:p>
          </table:table-cell>
          <table:table-cell office:value-type="float" office:value="2012" calcext:value-type="float">
            <text:p>2012</text:p>
          </table:table-cell>
          <table:table-cell office:value-type="string" calcext:value-type="string">
            <text:p>G2</text:p>
          </table:table-cell>
          <table:table-cell/>
          <table:table-cell office:value-type="string" calcext:value-type="string">
            <text:p>Let $ABCD$ be a cyclic quadrilateral whose diagonals $AC$ and $BD$ meet at $E$. The extensions of the sides $AD$ and $BC$ beyond $A$ and $B$ meet at $F$. Let $G$ be the point such that $ECGD$ is a parallelogram, and let $H$ be the image of $E$ under reflection in $AD$. Prove that $D,H,F,G$ are concyclic.</text:p>
          </table:table-cell>
          <table:table-cell office:value-type="string" calcext:value-type="string">
            <text:p>https://artofproblemsolving.com/community/c3963_2012_imo_shortlist</text:p>
          </table:table-cell>
          <table:table-cell office:value-type="string" calcext:value-type="string">
            <text:p>Let $ABCD$ be a cyclic quadrilateral whose diagonals $AC$ and $BD$ meet at $E$. The extensions of the sides $AD$ and $BC$ beyond $A$ and $B$ meet at $F$. Let $G$ be the point such that $ECGD$ is a parallelogram, and let $H$ be the image of $E$ under reflection in $AD$. Prove that $D,H,F,G$ are concyclic.</text:p>
          </table:table-cell>
          <table:table-cell/>
        </table:table-row>
        <table:table-row table:style-name="ro13">
          <table:table-cell office:value-type="string" calcext:value-type="string">
            <text:p>2012 IMO Shortlist</text:p>
          </table:table-cell>
          <table:table-cell office:value-type="float" office:value="2012" calcext:value-type="float">
            <text:p>2012</text:p>
          </table:table-cell>
          <table:table-cell office:value-type="string" calcext:value-type="string">
            <text:p>G3</text:p>
          </table:table-cell>
          <table:table-cell/>
          <table:table-cell office:value-type="string" calcext:value-type="string">
            <text:p>In an acute triangle $ABC$ the points $D,E$ and $F$ are the feet of the altitudes through $A,B$ and $C$ respectively. The incenters of the triangles $AEF$ and $BDF$ are $I_1$ and $I_2$ respectively; the circumcenters of the triangles $ACI_1$ and $BCI_2$ are $O_1$ and $O_2$ respectively. Prove that $I_1I_2$ and $O_1O_2$ are parallel.</text:p>
          </table:table-cell>
          <table:table-cell office:value-type="string" calcext:value-type="string">
            <text:p>https://artofproblemsolving.com/community/c3963_2012_imo_shortlist</text:p>
          </table:table-cell>
          <table:table-cell office:value-type="string" calcext:value-type="string">
            <text:p>In an acute triangle $ABC$ the points $D,E$ and $F$ are the feet of the altitudes through $A,B$ and $C$ respectively. The incenters of the triangles $AEF$ and $BDF$ are $I_1$ and $I_2$ respectively; the circumcenters of the triangles $ACI_1$ and $BCI_2$ are $O_1$ and $O_2$ respectively. Prove that $I_1I_2$ and $O_1O_2$ are parallel.</text:p>
          </table:table-cell>
          <table:table-cell/>
        </table:table-row>
        <table:table-row table:style-name="ro13">
          <table:table-cell office:value-type="string" calcext:value-type="string">
            <text:p>2012 IMO Shortlist</text:p>
          </table:table-cell>
          <table:table-cell office:value-type="float" office:value="2012" calcext:value-type="float">
            <text:p>2012</text:p>
          </table:table-cell>
          <table:table-cell office:value-type="string" calcext:value-type="string">
            <text:p>G4</text:p>
          </table:table-cell>
          <table:table-cell/>
          <table:table-cell office:value-type="string" calcext:value-type="string">
            <text:p>Let $ABC$ be a triangle with $AB \neq AC$ and circumcenter $O$. The bisector of $\angle BAC$ intersects $BC$ at $D$. Let $E$ be the reflection of $D$ with respect to the midpoint of $BC$. The lines through $D$ and $E$ perpendicular to $BC$ intersect the lines $AO$ and $AD$ at $X$ and $Y$ respectively. Prove that the quadrilateral $BXCY$ is cyclic.</text:p>
          </table:table-cell>
          <table:table-cell office:value-type="string" calcext:value-type="string">
            <text:p>https://artofproblemsolving.com/community/c3963_2012_imo_shortlist</text:p>
          </table:table-cell>
          <table:table-cell office:value-type="string" calcext:value-type="string">
            <text:p>Let $ABC$ be a triangle with $AB \neq AC$ and circumcenter $O$. The bisector of $\angle BAC$ intersects $BC$ at $D$. Let $E$ be the reflection of $D$ with respect to the midpoint of $BC$. The lines through $D$ and $E$ perpendicular to $BC$ intersect the lines $AO$ and $AD$ at $X$ and $Y$ respectively. Prove that the quadrilateral $BXCY$ is cyclic.</text:p>
          </table:table-cell>
          <table:table-cell/>
        </table:table-row>
        <table:table-row table:style-name="ro3">
          <table:table-cell office:value-type="string" calcext:value-type="string">
            <text:p>2012 IMO Shortlist</text:p>
          </table:table-cell>
          <table:table-cell office:value-type="float" office:value="2012" calcext:value-type="float">
            <text:p>2012</text:p>
          </table:table-cell>
          <table:table-cell office:value-type="string" calcext:value-type="string">
            <text:p>G5</text:p>
          </table:table-cell>
          <table:table-cell office:value-type="string" calcext:value-type="string">
            <text:p>Josef Tkadlec, Czech Republic</text:p>
          </table:table-cell>
          <table:table-cell office:value-type="string" calcext:value-type="string">
            <text:p>Let $ABC$ be a triangle with $\angle BCA=90^{\circ}$, and let $D$ be the foot of the altitude from $C$. Let $X$ be a point in the interior of the segment $CD$. Let $K$ be the point on the segment $AX$ such that $BK=BC$. Similarly, let $L$ be the point on the segment $BX$ such that $AL=AC$. Let $M$ be the point of intersection of $AL$ and $BK$.</text:p>
            <text:p/>
            <text:p>Show that $MK=ML$.</text:p>
          </table:table-cell>
          <table:table-cell office:value-type="string" calcext:value-type="string">
            <text:p>https://artofproblemsolving.com/community/c3963_2012_imo_shortlist</text:p>
          </table:table-cell>
          <table:table-cell office:value-type="string" calcext:value-type="string">
            <text:p>Let $ABC$ be a triangle with $\angle BCA=90^{\circ}$, and let $D$ be the foot of the altitude from $C$. Let $X$ be a point in the interior of the segment $CD$. Let $K$ be the point on the segment $AX$ such that $BK=BC$. Similarly, let $L$ be the point on the segment $BX$ such that $AL=AC$. Let $M$ be the point of intersection of $AL$ and $BK$.</text:p>
            <text:p/>
            <text:p>Show that $MK=ML$.</text:p>
            <text:p/>
            <text:p>\textit{Proposed by Josef Tkadlec, Czech Republic}</text:p>
          </table:table-cell>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G6</text:p>
          </table:table-cell>
          <table:table-cell/>
          <table:table-cell office:value-type="string" calcext:value-type="string">
            <text:p>Let $ABC$ be a triangle with circumcenter $O$ and incenter $I$. The points $D,E$ and $F$ on the sides $BC,CA$ and $AB$ respectively are such that $BD+BF=CA$ and $CD+CE=AB$. The circumcircles of the triangles $BFD$ and $CDE$ intersect at $P \neq D$. Prove that $OP=OI$.</text:p>
          </table:table-cell>
          <table:table-cell office:value-type="string" calcext:value-type="string">
            <text:p>https://artofproblemsolving.com/community/c3963_2012_imo_shortlist</text:p>
          </table:table-cell>
          <table:table-cell office:value-type="string" calcext:value-type="string">
            <text:p>Let $ABC$ be a triangle with circumcenter $O$ and incenter $I$. The points $D,E$ and $F$ on the sides $BC,CA$ and $AB$ respectively are such that $BD+BF=CA$ and $CD+CE=AB$. The circumcircles of the triangles $BFD$ and $CDE$ intersect at $P \neq D$. Prove that $OP=OI$.</text:p>
          </table:table-cell>
          <table:table-cell/>
        </table:table-row>
        <table:table-row table:style-name="ro13">
          <table:table-cell office:value-type="string" calcext:value-type="string">
            <text:p>2012 IMO Shortlist</text:p>
          </table:table-cell>
          <table:table-cell office:value-type="float" office:value="2012" calcext:value-type="float">
            <text:p>2012</text:p>
          </table:table-cell>
          <table:table-cell office:value-type="string" calcext:value-type="string">
            <text:p>G7</text:p>
          </table:table-cell>
          <table:table-cell/>
          <table:table-cell office:value-type="string" calcext:value-type="string">
            <text:p>Let $ABCD$ be a convex quadrilateral with non-parallel sides $BC$ and $AD$. Assume that there is a point $E$ on the side $BC$ such that the quadrilaterals $ABED$ and $AECD$ are circumscribed. Prove that there is a point $F$ on the side $AD$ such that the quadrilaterals $ABCF$ and $BCDF$ are circumscribed if and only if $AB$ is parallel to $CD$.</text:p>
          </table:table-cell>
          <table:table-cell office:value-type="string" calcext:value-type="string">
            <text:p>https://artofproblemsolving.com/community/c3963_2012_imo_shortlist</text:p>
          </table:table-cell>
          <table:table-cell office:value-type="string" calcext:value-type="string">
            <text:p>Let $ABCD$ be a convex quadrilateral with non-parallel sides $BC$ and $AD$. Assume that there is a point $E$ on the side $BC$ such that the quadrilaterals $ABED$ and $AECD$ are circumscribed. Prove that there is a point $F$ on the side $AD$ such that the quadrilaterals $ABCF$ and $BCDF$ are circumscribed if and only if $AB$ is parallel to $CD$.</text:p>
          </table:table-cell>
          <table:table-cell/>
        </table:table-row>
        <table:table-row table:style-name="ro5">
          <table:table-cell office:value-type="string" calcext:value-type="string">
            <text:p>2012 IMO Shortlist</text:p>
          </table:table-cell>
          <table:table-cell office:value-type="float" office:value="2012" calcext:value-type="float">
            <text:p>2012</text:p>
          </table:table-cell>
          <table:table-cell office:value-type="string" calcext:value-type="string">
            <text:p>G8</text:p>
          </table:table-cell>
          <table:table-cell office:value-type="string" calcext:value-type="string">
            <text:p>Cosmin Pohoata, Romania</text:p>
          </table:table-cell>
          <table:table-cell office:value-type="string" calcext:value-type="string">
            <text:p>Let $ABC$ be a triangle with circumcircle $\omega$ and $\ell$ a line without common points with $\omega$. Denote by $P$ the foot of the perpendicular from the center of $\omega$ to $\ell$. The side-lines $BC,CA,AB$ intersect $\ell$ at the points $X,Y,Z$ different from $P$. Prove that the circumcircles of the triangles $AXP$, $BYP$ and $CZP$ have a common point different from $P$ or are mutually tangent at $P$.</text:p>
          </table:table-cell>
          <table:table-cell office:value-type="string" calcext:value-type="string">
            <text:p>https://artofproblemsolving.com/community/c3963_2012_imo_shortlist</text:p>
          </table:table-cell>
          <table:table-cell office:value-type="string" calcext:value-type="string">
            <text:p>Let $ABC$ be a triangle with circumcircle $\omega$ and $\ell$ a line without common points with $\omega$. Denote by $P$ the foot of the perpendicular from the center of $\omega$ to $\ell$. The side-lines $BC,CA,AB$ intersect $\ell$ at the points $X,Y,Z$ different from $P$. Prove that the circumcircles of the triangles $AXP$, $BYP$ and $CZP$ have a common point different from $P$ or are mutually tangent at $P$.</text:p>
            <text:p/>
            <text:p>\textit{Proposed by Cosmin Pohoata, Romania}</text:p>
          </table:table-cell>
          <table:table-cell/>
        </table:table-row>
        <table:table-row table:style-name="ro5">
          <table:table-cell office:value-type="string" calcext:value-type="string">
            <text:p>2012 IMO Shortlist</text:p>
          </table:table-cell>
          <table:table-cell office:value-type="float" office:value="2012" calcext:value-type="float">
            <text:p>2012</text:p>
          </table:table-cell>
          <table:table-cell office:value-type="string" calcext:value-type="string">
            <text:p>N1</text:p>
          </table:table-cell>
          <table:table-cell office:value-type="string" calcext:value-type="string">
            <text:p>Warut Suksompong, Thailand</text:p>
          </table:table-cell>
          <table:table-cell office:value-type="string" calcext:value-type="string">
            <text:p>Call admissible a set $A$ of integers that has the following property:</text:p>
            <text:p>If $x,y \in A$ (possibly $x=y$) then $x^2+kxy+y^2 \in A$ for every integer $k$.</text:p>
            <text:p>Determine all pairs $m,n$ of nonzero integers such that the only admissible set containing both $m$ and $n$ is the set of all integers.</text:p>
          </table:table-cell>
          <table:table-cell office:value-type="string" calcext:value-type="string">
            <text:p>https://artofproblemsolving.com/community/c3963_2012_imo_shortlist</text:p>
          </table:table-cell>
          <table:table-cell office:value-type="string" calcext:value-type="string">
            <text:p>Call admissible a set $A$ of integers that has the following property:</text:p>
            <text:p>If $x,y \in A$ (possibly $x=y$) then $x^2+kxy+y^2 \in A$ for every integer $k$.</text:p>
            <text:p>Determine all pairs $m,n$ of nonzero integers such that the only admissible set containing both $m$ and $n$ is the set of all integers.</text:p>
            <text:p/>
            <text:p>\textit{Proposed by Warut Suksompong, Thailand}</text:p>
          </table:table-cell>
          <table:table-cell/>
        </table:table-row>
        <table:table-row table:style-name="ro6">
          <table:table-cell office:value-type="string" calcext:value-type="string">
            <text:p>2012 IMO Shortlist</text:p>
          </table:table-cell>
          <table:table-cell office:value-type="float" office:value="2012" calcext:value-type="float">
            <text:p>2012</text:p>
          </table:table-cell>
          <table:table-cell office:value-type="string" calcext:value-type="string">
            <text:p>N2</text:p>
          </table:table-cell>
          <table:table-cell/>
          <table:table-cell office:value-type="string" calcext:value-type="string">
            <text:p>Find all triples $(x,y,z)$ of positive integers such that $x \leq y \leq z$ and</text:p>
            <text:p>\[x^3(y^3+z^3)=2012(xyz+2).\]</text:p>
          </table:table-cell>
          <table:table-cell office:value-type="string" calcext:value-type="string">
            <text:p>https://artofproblemsolving.com/community/c3963_2012_imo_shortlist</text:p>
          </table:table-cell>
          <table:table-cell office:value-type="string" calcext:value-type="string">
            <text:p>Find all triples $(x,y,z)$ of positive integers such that $x \leq y \leq z$ and</text:p>
            <text:p>\[x^3(y^3+z^3)=2012(xyz+2).\]</text:p>
          </table:table-cell>
          <table:table-cell/>
        </table:table-row>
        <table:table-row table:style-name="ro6">
          <table:table-cell office:value-type="string" calcext:value-type="string">
            <text:p>2012 IMO Shortlist</text:p>
          </table:table-cell>
          <table:table-cell office:value-type="float" office:value="2012" calcext:value-type="float">
            <text:p>2012</text:p>
          </table:table-cell>
          <table:table-cell office:value-type="string" calcext:value-type="string">
            <text:p>N3</text:p>
          </table:table-cell>
          <table:table-cell/>
          <table:table-cell office:value-type="string" calcext:value-type="string">
            <text:p>Determine all integers $m \geq 2$ such that every $n$ with $\frac{m}{3} \leq n \leq \frac{m}{2}$ divides the binomial coefficient $\binom{n}{m-2n}$.</text:p>
          </table:table-cell>
          <table:table-cell office:value-type="string" calcext:value-type="string">
            <text:p>https://artofproblemsolving.com/community/c3963_2012_imo_shortlist</text:p>
          </table:table-cell>
          <table:table-cell office:value-type="string" calcext:value-type="string">
            <text:p>Determine all integers $m \geq 2$ such that every $n$ with $\frac{m}{3} \leq n \leq \frac{m}{2}$ divides the binomial coefficient $\binom{n}{m-2n}$.</text:p>
          </table:table-cell>
          <table:table-cell/>
        </table:table-row>
        <table:table-row table:style-name="ro13">
          <table:table-cell office:value-type="string" calcext:value-type="string">
            <text:p>2012 IMO Shortlist</text:p>
          </table:table-cell>
          <table:table-cell office:value-type="float" office:value="2012" calcext:value-type="float">
            <text:p>2012</text:p>
          </table:table-cell>
          <table:table-cell office:value-type="string" calcext:value-type="string">
            <text:p>N4</text:p>
          </table:table-cell>
          <table:table-cell/>
          <table:table-cell office:value-type="string" calcext:value-type="string">
            <text:p>An integer $a$ is called friendly if the equation $(m^2+n)(n^2+m)=a(m-n)^3$ has a solution over the positive integers.</text:p>
            <text:p>\textbf{a)} Prove that there are at least $500$ friendly integers in the set $\{ 1,2,\ldots ,2012\}$.</text:p>
            <text:p>\textbf{b)} Decide whether $a=2$ is friendly.</text:p>
          </table:table-cell>
          <table:table-cell office:value-type="string" calcext:value-type="string">
            <text:p>https://artofproblemsolving.com/community/c3963_2012_imo_shortlist</text:p>
          </table:table-cell>
          <table:table-cell office:value-type="string" calcext:value-type="string">
            <text:p>An integer $a$ is called friendly if the equation $(m^2+n)(n^2+m)=a(m-n)^3$ has a solution over the positive integers.</text:p>
            <text:p>\textbf{a)} Prove that there are at least $500$ friendly integers in the set $\{ 1,2,\ldots ,2012\}$.</text:p>
            <text:p>\textbf{b)} Decide whether $a=2$ is friendly.</text:p>
          </table:table-cell>
          <table:table-cell/>
        </table:table-row>
        <table:table-row table:style-name="ro7">
          <table:table-cell office:value-type="string" calcext:value-type="string">
            <text:p>2012 IMO Shortlist</text:p>
          </table:table-cell>
          <table:table-cell office:value-type="float" office:value="2012" calcext:value-type="float">
            <text:p>2012</text:p>
          </table:table-cell>
          <table:table-cell office:value-type="string" calcext:value-type="string">
            <text:p>N5</text:p>
          </table:table-cell>
          <table:table-cell/>
          <table:table-cell office:value-type="string" calcext:value-type="string">
            <text:p>For a nonnegative integer $n$ define $\operatorname{rad}(n)=1$ if $n=0$ or $n=1$, and $\operatorname{rad}(n)=p_1p_2\cdots p_k$ where $p_1&lt;p_2&lt;\cdots &lt;p_k$ are all prime factors of $n$. Find all polynomials $f(x)$ with nonnegative integer coefficients such that $\operatorname{rad}(f(n))$ divides $\operatorname{rad}(f(n^{\operatorname{rad}(n)}))$ for every nonnegative integer $n$.</text:p>
          </table:table-cell>
          <table:table-cell office:value-type="string" calcext:value-type="string">
            <text:p>https://artofproblemsolving.com/community/c3963_2012_imo_shortlist</text:p>
          </table:table-cell>
          <table:table-cell office:value-type="string" calcext:value-type="string">
            <text:p>For a nonnegative integer $n$ define $\operatorname{rad}(n)=1$ if $n=0$ or $n=1$, and $\operatorname{rad}(n)=p_1p_2\cdots p_k$ where $p_1&lt;p_2&lt;\cdots &lt;p_k$ are all prime factors of $n$. Find all polynomials $f(x)$ with nonnegative integer coefficients such that $\operatorname{rad}(f(n))$ divides $\operatorname{rad}(f(n^{\operatorname{rad}(n)}))$ for every nonnegative integer $n$.</text:p>
          </table:table-cell>
          <table:table-cell/>
        </table:table-row>
        <table:table-row table:style-name="ro6">
          <table:table-cell office:value-type="string" calcext:value-type="string">
            <text:p>2012 IMO Shortlist</text:p>
          </table:table-cell>
          <table:table-cell office:value-type="float" office:value="2012" calcext:value-type="float">
            <text:p>2012</text:p>
          </table:table-cell>
          <table:table-cell office:value-type="string" calcext:value-type="string">
            <text:p>N6</text:p>
          </table:table-cell>
          <table:table-cell/>
          <table:table-cell office:value-type="string" calcext:value-type="string">
            <text:p>Let $x$ and $y$ be positive integers. If ${x^{2^n}}-1$ is divisible by $2^ny+1$ for every positive integer $n$, prove that $x=1$.</text:p>
          </table:table-cell>
          <table:table-cell office:value-type="string" calcext:value-type="string">
            <text:p>https://artofproblemsolving.com/community/c3963_2012_imo_shortlist</text:p>
          </table:table-cell>
          <table:table-cell office:value-type="string" calcext:value-type="string">
            <text:p>Let $x$ and $y$ be positive integers. If ${x^{2^n}}-1$ is divisible by $2^ny+1$ for every positive integer $n$, prove that $x=1$.</text:p>
          </table:table-cell>
          <table:table-cell/>
        </table:table-row>
        <table:table-row table:style-name="ro3">
          <table:table-cell office:value-type="string" calcext:value-type="string">
            <text:p>2012 IMO Shortlist</text:p>
          </table:table-cell>
          <table:table-cell office:value-type="float" office:value="2012" calcext:value-type="float">
            <text:p>2012</text:p>
          </table:table-cell>
          <table:table-cell office:value-type="string" calcext:value-type="string">
            <text:p>N7</text:p>
          </table:table-cell>
          <table:table-cell office:value-type="string" calcext:value-type="string">
            <text:p>Dusan Djukic, Serbia</text:p>
          </table:table-cell>
          <table:table-cell office:value-type="string" calcext:value-type="string">
            <text:p>Find all positive integers $n$ for which there exist non-negative integers $a_1, a_2, \ldots, a_n$ such that</text:p>
            <text:p>\[</text:p>
            <text:p>\frac{1}{2^{a_1}} + \frac{1}{2^{a_2}} + \cdots + \frac{1}{2^{a_n}} = </text:p>
            <text:p>\frac{1}{3^{a_1}} + \frac{2}{3^{a_2}} + \cdots + \frac{n}{3^{a_n}} = 1.</text:p>
            <text:p>\]</text:p>
          </table:table-cell>
          <table:table-cell office:value-type="string" calcext:value-type="string">
            <text:p>https://artofproblemsolving.com/community/c3963_2012_imo_shortlist</text:p>
          </table:table-cell>
          <table:table-cell office:value-type="string" calcext:value-type="string">
            <text:p>Find all positive integers $n$ for which there exist non-negative integers $a_1, a_2, \ldots, a_n$ such that</text:p>
            <text:p>\[</text:p>
            <text:p>\frac{1}{2^{a_1}} + \frac{1}{2^{a_2}} + \cdots + \frac{1}{2^{a_n}} = </text:p>
            <text:p>\frac{1}{3^{a_1}} + \frac{2}{3^{a_2}} + \cdots + \frac{n}{3^{a_n}} = 1.</text:p>
            <text:p>\]</text:p>
            <text:p/>
            <text:p>\textit{Proposed by Dusan Djukic, Serbia}</text:p>
          </table:table-cell>
          <table:table-cell/>
        </table:table-row>
        <table:table-row table:style-name="ro6">
          <table:table-cell office:value-type="string" calcext:value-type="string">
            <text:p>2012 IMO Shortlist</text:p>
          </table:table-cell>
          <table:table-cell office:value-type="float" office:value="2012" calcext:value-type="float">
            <text:p>2012</text:p>
          </table:table-cell>
          <table:table-cell office:value-type="string" calcext:value-type="string">
            <text:p>N8</text:p>
          </table:table-cell>
          <table:table-cell/>
          <table:table-cell office:value-type="string" calcext:value-type="string">
            <text:p>Prove that for every prime $p&gt;100$ and every integer $r$, there exist two integers $a$ and $b$ such that $p$ divides $a^2+b^5-r$.</text:p>
          </table:table-cell>
          <table:table-cell office:value-type="string" calcext:value-type="string">
            <text:p>https://artofproblemsolving.com/community/c3963_2012_imo_shortlist</text:p>
          </table:table-cell>
          <table:table-cell office:value-type="string" calcext:value-type="string">
            <text:p>Prove that for every prime $p&gt;100$ and every integer $r$, there exist two integers $a$ and $b$ such that $p$ divides $a^2+b^5-r$.</text:p>
          </table:table-cell>
          <table:table-cell/>
        </table:table-row>
        <table:table-row table:style-name="ro7">
          <table:table-cell office:value-type="string" calcext:value-type="string">
            <text:p>2011 IMO Shortlist</text:p>
          </table:table-cell>
          <table:table-cell office:value-type="float" office:value="2011" calcext:value-type="float">
            <text:p>2011</text:p>
          </table:table-cell>
          <table:table-cell office:value-type="float" office:value="1" calcext:value-type="float">
            <text:p>1</text:p>
          </table:table-cell>
          <table:table-cell office:value-type="string" calcext:value-type="string">
            <text:p>Fernando Campos, Mexico</text:p>
          </table:table-cell>
          <table:table-cell office:value-type="string" calcext:value-type="string">
            <text:p>Given any set $A = \{a_1, a_2, a_3, a_4\}$ of four distinct positive integers, we denote the sum $a_1 +a_2 +a_3 +a_4$ by $s_A$. Let $n_A$ denote the number of pairs $(i, j)$ with $1 \leq <text:s/>i &lt; j \leq 4$ for which $a_i +a_j$ divides $s_A$. Find all sets $A$ of four distinct positive integers which achieve the largest possible value of $n_A$.</text:p>
          </table:table-cell>
          <table:table-cell office:value-type="string" calcext:value-type="string">
            <text:p>https://artofproblemsolving.com/community/c3962_2011_imo_shortlist</text:p>
          </table:table-cell>
          <table:table-cell office:value-type="string" calcext:value-type="string">
            <text:p>Given any set $A = \{a_1, a_2, a_3, a_4\}$ of four distinct positive integers, we denote the sum $a_1 +a_2 +a_3 +a_4$ by $s_A$. Let $n_A$ denote the number of pairs $(i, j)$ with $1 \leq  i &lt; j \leq 4$ for which $a_i +a_j$ divides $s_A$. Find all sets $A$ of four distinct positive integers which achieve the largest possible value of $n_A$.</text:p>
            <text:p/>
            <text:p>\textit{Proposed by Fernando Campos, Mexico}</text:p>
          </table:table-cell>
          <table:table-cell/>
        </table:table-row>
        <table:table-row table:style-name="ro13">
          <table:table-cell office:value-type="string" calcext:value-type="string">
            <text:p>2011 IMO Shortlist</text:p>
          </table:table-cell>
          <table:table-cell office:value-type="float" office:value="2011" calcext:value-type="float">
            <text:p>2011</text:p>
          </table:table-cell>
          <table:table-cell office:value-type="float" office:value="2" calcext:value-type="float">
            <text:p>2</text:p>
          </table:table-cell>
          <table:table-cell office:value-type="string" calcext:value-type="string">
            <text:p>Warut Suksompong, Thailand</text:p>
          </table:table-cell>
          <table:table-cell office:value-type="string" calcext:value-type="string">
            <text:p>Determine all sequences $(x_1,x_2,\ldots,x_{2011})$ of positive integers, such that for every positive integer $n$ there exists an integer $a$ with \[\sum^{2011}_{j=1} j <text:s/>x^n_j = a^{n+1} + 1\]</text:p>
          </table:table-cell>
          <table:table-cell office:value-type="string" calcext:value-type="string">
            <text:p>https://artofproblemsolving.com/community/c3962_2011_imo_shortlist</text:p>
          </table:table-cell>
          <table:table-cell office:value-type="string" calcext:value-type="string">
            <text:p>Determine all sequences $(x_1,x_2,\ldots,x_{2011})$ of positive integers, such that for every positive integer $n$ there exists an integer $a$ with \[\sum^{2011}_{j=1} j  x^n_j = a^{n+1} + 1\]</text:p>
            <text:p/>
            <text:p>\textit{Proposed by Warut Suksompong, Thailand}</text:p>
          </table:table-cell>
          <table:table-cell/>
        </table:table-row>
        <table:table-row table:style-name="ro13">
          <table:table-cell office:value-type="string" calcext:value-type="string">
            <text:p>2011 IMO Shortlist</text:p>
          </table:table-cell>
          <table:table-cell office:value-type="float" office:value="2011" calcext:value-type="float">
            <text:p>2011</text:p>
          </table:table-cell>
          <table:table-cell office:value-type="float" office:value="3" calcext:value-type="float">
            <text:p>3</text:p>
          </table:table-cell>
          <table:table-cell office:value-type="string" calcext:value-type="string">
            <text:p>Japan</text:p>
          </table:table-cell>
          <table:table-cell office:value-type="string" calcext:value-type="string">
            <text:p>Determine all pairs $(f,g)$ of functions from the set of real numbers to itself that satisfy \[g(f(x+y)) = f(x) + (2x + y)g(y)\] for all real numbers $x$ and $y$.</text:p>
          </table:table-cell>
          <table:table-cell office:value-type="string" calcext:value-type="string">
            <text:p>https://artofproblemsolving.com/community/c3962_2011_imo_shortlist</text:p>
          </table:table-cell>
          <table:table-cell office:value-type="string" calcext:value-type="string">
            <text:p>Determine all pairs $(f,g)$ of functions from the set of real numbers to itself that satisfy \[g(f(x+y)) = f(x) + (2x + y)g(y)\] for all real numbers $x$ and $y$.</text:p>
            <text:p/>
            <text:p>\textit{Proposed by Japan}</text:p>
          </table:table-cell>
          <table:table-cell/>
        </table:table-row>
        <table:table-row table:style-name="ro13">
          <table:table-cell office:value-type="string" calcext:value-type="string">
            <text:p>2011 IMO Shortlist</text:p>
          </table:table-cell>
          <table:table-cell office:value-type="float" office:value="2011" calcext:value-type="float">
            <text:p>2011</text:p>
          </table:table-cell>
          <table:table-cell office:value-type="float" office:value="4" calcext:value-type="float">
            <text:p>4</text:p>
          </table:table-cell>
          <table:table-cell office:value-type="string" calcext:value-type="string">
            <text:p>Bojan Bašić, Serbia</text:p>
          </table:table-cell>
          <table:table-cell office:value-type="string" calcext:value-type="string">
            <text:p>Determine all pairs $(f,g)$ of functions from the set of positive integers to itself that satisfy \[f^{g(n)+1}(n) + g^{f(n)}(n) = f(n+1) - g(n+1) + 1\] for every positive integer $n$. Here, $f^k(n)$ means $\underbrace{f(f(\ldots f)}_{k}(n) \ldots ))$.</text:p>
          </table:table-cell>
          <table:table-cell office:value-type="string" calcext:value-type="string">
            <text:p>https://artofproblemsolving.com/community/c3962_2011_imo_shortlist</text:p>
          </table:table-cell>
          <table:table-cell office:value-type="string" calcext:value-type="string">
            <text:p>Determine all pairs $(f,g)$ of functions from the set of positive integers to itself that satisfy \[f^{g(n)+1}(n) + g^{f(n)}(n) = f(n+1) - g(n+1) + 1\] for every positive integer $n$. Here, $f^k(n)$ means $\underbrace{f(f(\ldots f)}_{k}(n) \ldots ))$.</text:p>
            <text:p/>
            <text:p>\textit{Proposed by Bojan Bašić, Serbia}</text:p>
          </table:table-cell>
          <table:table-cell/>
        </table:table-row>
        <table:table-row table:style-name="ro13">
          <table:table-cell office:value-type="string" calcext:value-type="string">
            <text:p>2011 IMO Shortlist</text:p>
          </table:table-cell>
          <table:table-cell office:value-type="float" office:value="2011" calcext:value-type="float">
            <text:p>2011</text:p>
          </table:table-cell>
          <table:table-cell office:value-type="float" office:value="5" calcext:value-type="float">
            <text:p>5</text:p>
          </table:table-cell>
          <table:table-cell office:value-type="string" calcext:value-type="string">
            <text:p>Canada</text:p>
          </table:table-cell>
          <table:table-cell office:value-type="string" calcext:value-type="string">
            <text:p>Prove that for every positive integer $n,$ the set $\{2,3,4,\ldots,3n+1\}$ can be partitioned into $n$ triples in such a way that the numbers from each triple are the lengths of the sides of some obtuse triangle.</text:p>
          </table:table-cell>
          <table:table-cell office:value-type="string" calcext:value-type="string">
            <text:p>https://artofproblemsolving.com/community/c3962_2011_imo_shortlist</text:p>
          </table:table-cell>
          <table:table-cell office:value-type="string" calcext:value-type="string">
            <text:p>Prove that for every positive integer $n,$ the set $\{2,3,4,\ldots,3n+1\}$ can be partitioned into $n$ triples in such a way that the numbers from each triple are the lengths of the sides of some obtuse triangle.</text:p>
            <text:p/>
            <text:p>\textit{Proposed by Canada}</text:p>
          </table:table-cell>
          <table:table-cell/>
        </table:table-row>
        <table:table-row table:style-name="ro7">
          <table:table-cell office:value-type="string" calcext:value-type="string">
            <text:p>2011 IMO Shortlist</text:p>
          </table:table-cell>
          <table:table-cell office:value-type="float" office:value="2011" calcext:value-type="float">
            <text:p>2011</text:p>
          </table:table-cell>
          <table:table-cell office:value-type="float" office:value="6" calcext:value-type="float">
            <text:p>6</text:p>
          </table:table-cell>
          <table:table-cell office:value-type="string" calcext:value-type="string">
            <text:p>Igor Voronovich, Belarus</text:p>
          </table:table-cell>
          <table:table-cell office:value-type="string" calcext:value-type="string">
            <text:p>Let $f : \mathbb R \to \mathbb R$ be a real-valued function defined on the set of real numbers that satisfies</text:p>
            <text:p>\[f(x + y) \leq yf(x) + f(f(x))\]</text:p>
            <text:p>for all real numbers $x$ and $y$. Prove that $f(x) = 0$ for all $x \leq 0$.</text:p>
          </table:table-cell>
          <table:table-cell office:value-type="string" calcext:value-type="string">
            <text:p>https://artofproblemsolving.com/community/c3962_2011_imo_shortlist</text:p>
          </table:table-cell>
          <table:table-cell office:value-type="string" calcext:value-type="string">
            <text:p>Let $f : \mathbb R \to \mathbb R$ be a real-valued function defined on the set of real numbers that satisfies</text:p>
            <text:p>\[f(x + y) \leq yf(x) + f(f(x))\]</text:p>
            <text:p>for all real numbers $x$ and $y$. Prove that $f(x) = 0$ for all $x \leq 0$.</text:p>
            <text:p/>
            <text:p>\textit{Proposed by Igor Voronovich, Belarus}</text:p>
          </table:table-cell>
          <table:table-cell/>
        </table:table-row>
        <table:table-row table:style-name="ro7">
          <table:table-cell office:value-type="string" calcext:value-type="string">
            <text:p>2011 IMO Shortlist</text:p>
          </table:table-cell>
          <table:table-cell office:value-type="float" office:value="2011" calcext:value-type="float">
            <text:p>2011</text:p>
          </table:table-cell>
          <table:table-cell office:value-type="float" office:value="7" calcext:value-type="float">
            <text:p>7</text:p>
          </table:table-cell>
          <table:table-cell office:value-type="string" calcext:value-type="string">
            <text:p>Titu Andreescu, Saudi Arabia</text:p>
          </table:table-cell>
          <table:table-cell office:value-type="string" calcext:value-type="string">
            <text:p>Let $a,b$ and $c$ be positive real numbers satisfying $\min(a+b,b+c,c+a) &gt; \sqrt{2}$ and $a^2+b^2+c^2=3.$ Prove that</text:p>
            <text:p/>
            <text:p>\[\frac{a}{(b+c-a)^2} + \frac{b}{(c+a-b)^2} + \frac{c}{(a+b-c)^2} \geq \frac{3}{(abc)^2}.\]</text:p>
          </table:table-cell>
          <table:table-cell office:value-type="string" calcext:value-type="string">
            <text:p>https://artofproblemsolving.com/community/c3962_2011_imo_shortlist</text:p>
          </table:table-cell>
          <table:table-cell office:value-type="string" calcext:value-type="string">
            <text:p>Let $a,b$ and $c$ be positive real numbers satisfying $\min(a+b,b+c,c+a) &gt; \sqrt{2}$ and $a^2+b^2+c^2=3.$ Prove that</text:p>
            <text:p/>
            <text:p>\[\frac{a}{(b+c-a)^2} + \frac{b}{(c+a-b)^2} + \frac{c}{(a+b-c)^2} \geq \frac{3}{(abc)^2}.\]</text:p>
            <text:p/>
            <text:p>\textit{Proposed by Titu Andreescu, Saudi Arabia}</text:p>
          </table:table-cell>
          <table:table-cell office:value-type="string" calcext:value-type="string">
            <text:p>SAUDI ARABIA LMAO WAHT</text:p>
          </table:table-cell>
        </table:table-row>
        <table:table-row table:style-name="ro3">
          <table:table-cell office:value-type="string" calcext:value-type="string">
            <text:p>2011 IMO Shortlist</text:p>
          </table:table-cell>
          <table:table-cell office:value-type="float" office:value="2011" calcext:value-type="float">
            <text:p>2011</text:p>
          </table:table-cell>
          <table:table-cell office:value-type="float" office:value="1" calcext:value-type="float">
            <text:p>1</text:p>
          </table:table-cell>
          <table:table-cell office:value-type="string" calcext:value-type="string">
            <text:p>Morteza Saghafian, Iran</text:p>
          </table:table-cell>
          <table:table-cell office:value-type="string" calcext:value-type="string">
            <text:p>Let $n &gt; 0$ be an integer. We are given a balance and $n$ weights of weight $2^0, 2^1, \cdots, 2^{n-1}$. We are to place each of the $n$ weights on the balance, one after another, in such a way that the right pan is never heavier than the left pan. At each step we choose one of the weights that has not yet been placed on the balance, and place it on either the left pan or the right pan, until all of the weights have been placed.</text:p>
            <text:p>Determine the number of ways in which this can be done.</text:p>
          </table:table-cell>
          <table:table-cell office:value-type="string" calcext:value-type="string">
            <text:p>https://artofproblemsolving.com/community/c3962_2011_imo_shortlist</text:p>
          </table:table-cell>
          <table:table-cell office:value-type="string" calcext:value-type="string">
            <text:p>Let $n &gt; 0$ be an integer. We are given a balance and $n$ weights of weight $2^0, 2^1, \cdots, 2^{n-1}$. We are to place each of the $n$ weights on the balance, one after another, in such a way that the right pan is never heavier than the left pan. At each step we choose one of the weights that has not yet been placed on the balance, and place it on either the left pan or the right pan, until all of the weights have been placed.</text:p>
            <text:p>Determine the number of ways in which this can be done.</text:p>
            <text:p/>
            <text:p>\textit{Proposed by Morteza Saghafian, Iran}</text:p>
          </table:table-cell>
          <table:table-cell/>
        </table:table-row>
        <table:table-row table:style-name="ro7">
          <table:table-cell office:value-type="string" calcext:value-type="string">
            <text:p>2011 IMO Shortlist</text:p>
          </table:table-cell>
          <table:table-cell office:value-type="float" office:value="2011" calcext:value-type="float">
            <text:p>2011</text:p>
          </table:table-cell>
          <table:table-cell office:value-type="float" office:value="2" calcext:value-type="float">
            <text:p>2</text:p>
          </table:table-cell>
          <table:table-cell office:value-type="string" calcext:value-type="string">
            <text:p>Gerhard Wöginger, Austria</text:p>
          </table:table-cell>
          <table:table-cell office:value-type="string" calcext:value-type="string">
            <text:p>Suppose that $1000$ students are standing in a circle. Prove that there exists an integer $k$ with $100 \leq k \leq 300$ such that in this circle there exists a contiguous group of $2k$ students, for which the first half contains the same number of girls as the second half.</text:p>
          </table:table-cell>
          <table:table-cell office:value-type="string" calcext:value-type="string">
            <text:p>https://artofproblemsolving.com/community/c3962_2011_imo_shortlist</text:p>
          </table:table-cell>
          <table:table-cell office:value-type="string" calcext:value-type="string">
            <text:p>Suppose that $1000$ students are standing in a circle. Prove that there exists an integer $k$ with $100 \leq k \leq 300$ such that in this circle there exists a contiguous group of $2k$ students, for which the first half contains the same number of girls as the second half.</text:p>
            <text:p/>
            <text:p>\textit{Proposed by Gerhard Wöginger, Austria}</text:p>
          </table:table-cell>
          <table:table-cell/>
        </table:table-row>
        <table:table-row table:style-name="ro2">
          <table:table-cell office:value-type="string" calcext:value-type="string">
            <text:p>2011 IMO Shortlist</text:p>
          </table:table-cell>
          <table:table-cell office:value-type="float" office:value="2011" calcext:value-type="float">
            <text:p>2011</text:p>
          </table:table-cell>
          <table:table-cell office:value-type="float" office:value="3" calcext:value-type="float">
            <text:p>3</text:p>
          </table:table-cell>
          <table:table-cell office:value-type="string" calcext:value-type="string">
            <text:p>Geoffrey Smith, United Kingdom</text:p>
          </table:table-cell>
          <table:table-cell office:value-type="string" calcext:value-type="string">
            <text:p>Let $\mathcal{S}$ be a finite set of at least two points in the plane. Assume that no three points of $\mathcal S$ are collinear. A \textit{windmill} is a process that starts with a line $\ell$ going through a single point $P \in \mathcal S$. The line rotates clockwise about the \textit{pivot} $P$ until the first time that the line meets some other point belonging to $\mathcal S$. This point, $Q$, takes over as the new pivot, and the line now rotates clockwise about $Q$, until it next meets a point of $\mathcal S$. This process continues indefinitely.</text:p>
            <text:p>Show that we can choose a point $P$ in $\mathcal S$ and a line $\ell$ going through $P$ such that the resulting windmill uses each point of $\mathcal S$ as a pivot infinitely many times.</text:p>
          </table:table-cell>
          <table:table-cell office:value-type="string" calcext:value-type="string">
            <text:p>https://artofproblemsolving.com/community/c3962_2011_imo_shortlist</text:p>
          </table:table-cell>
          <table:table-cell office:value-type="string" calcext:value-type="string">
            <text:p>Let $\mathcal{S}$ be a finite set of at least two points in the plane. Assume that no three points of $\mathcal S$ are collinear. A \textit{windmill} is a process that starts with a line $\ell$ going through a single point $P \in \mathcal S$. The line rotates clockwise about the \textit{pivot} $P$ until the first time that the line meets some other point belonging to $\mathcal S$. This point, $Q$, takes over as the new pivot, and the line now rotates clockwise about $Q$, until it next meets a point of $\mathcal S$. This process continues indefinitely.</text:p>
            <text:p>Show that we can choose a point $P$ in $\mathcal S$ and a line $\ell$ going through $P$ such that the resulting windmill uses each point of $\mathcal S$ as a pivot infinitely many times.</text:p>
            <text:p/>
            <text:p>\textit{Proposed by Geoffrey Smith, United Kingdom}</text:p>
          </table:table-cell>
          <table:table-cell/>
        </table:table-row>
        <table:table-row table:style-name="ro7">
          <table:table-cell office:value-type="string" calcext:value-type="string">
            <text:p>2011 IMO Shortlist</text:p>
          </table:table-cell>
          <table:table-cell office:value-type="float" office:value="2011" calcext:value-type="float">
            <text:p>2011</text:p>
          </table:table-cell>
          <table:table-cell office:value-type="float" office:value="4" calcext:value-type="float">
            <text:p>4</text:p>
          </table:table-cell>
          <table:table-cell office:value-type="string" calcext:value-type="string">
            <text:p>Igor Voronovich, Belarus</text:p>
          </table:table-cell>
          <table:table-cell office:value-type="string" calcext:value-type="string">
            <text:p>Determine the greatest positive integer $k$ that satisfies the following property: The set of positive integers can be partitioned into $k$ subsets $A_1, A_2, \ldots, A_k$ such that for all integers $n \geq 15$ and all $i \in \{1, 2, \ldots, k\}$ there exist two distinct elements of $A_i$ whose sum is $n.$</text:p>
          </table:table-cell>
          <table:table-cell office:value-type="string" calcext:value-type="string">
            <text:p>https://artofproblemsolving.com/community/c3962_2011_imo_shortlist</text:p>
          </table:table-cell>
          <table:table-cell office:value-type="string" calcext:value-type="string">
            <text:p>Determine the greatest positive integer $k$ that satisfies the following property: The set of positive integers can be partitioned into $k$ subsets $A_1, A_2, \ldots, A_k$ such that for all integers $n \geq 15$ and all $i \in \{1, 2, \ldots, k\}$ there exist two distinct elements of $A_i$ whose sum is $n.$</text:p>
            <text:p/>
            <text:p>\textit{Proposed by Igor Voronovich, Belarus}</text:p>
          </table:table-cell>
          <table:table-cell/>
        </table:table-row>
        <table:table-row table:style-name="ro11">
          <table:table-cell office:value-type="string" calcext:value-type="string">
            <text:p>2011 IMO Shortlist</text:p>
          </table:table-cell>
          <table:table-cell office:value-type="float" office:value="2011" calcext:value-type="float">
            <text:p>2011</text:p>
          </table:table-cell>
          <table:table-cell office:value-type="float" office:value="5" calcext:value-type="float">
            <text:p>5</text:p>
          </table:table-cell>
          <table:table-cell office:value-type="string" calcext:value-type="string">
            <text:p>Toomas Krips, Estonia</text:p>
          </table:table-cell>
          <table:table-cell office:value-type="string" calcext:value-type="string">
            <text:p>Let $m$ be a positive integer, and consider a $m\times m$ checkerboard consisting of unit squares. At the centre of some of these unit squares there is an ant. At time $0$, each ant starts moving with speed $1$ parallel to some edge of the checkerboard. When two ants moving in the opposite directions meet, they both turn $90^{\circ}$ clockwise and continue moving with speed $1$. When more than $2$ ants meet, or when two ants moving in perpendicular directions meet, the ants continue moving in the same direction as before they met. When an ant reaches one of the edges of the checkerboard, it falls off and will not re-appear.</text:p>
            <text:p/>
            <text:p>Considering all possible starting positions, determine the latest possible moment at which the last ant falls off the checkerboard, or prove that such a moment does not necessarily exist.</text:p>
          </table:table-cell>
          <table:table-cell office:value-type="string" calcext:value-type="string">
            <text:p>https://artofproblemsolving.com/community/c3962_2011_imo_shortlist</text:p>
          </table:table-cell>
          <table:table-cell office:value-type="string" calcext:value-type="string">
            <text:p>Let $m$ be a positive integer, and consider a $m\times m$ checkerboard consisting of unit squares. At the centre of some of these unit squares there is an ant. At time $0$, each ant starts moving with speed $1$ parallel to some edge of the checkerboard. When two ants moving in the opposite directions meet, they both turn $90^{\circ}$ clockwise and continue moving with speed $1$. When more than $2$ ants meet, or when two ants moving in perpendicular directions meet, the ants continue moving in the same direction as before they met. When an ant reaches one of the edges of the checkerboard, it falls off and will not re-appear.</text:p>
            <text:p/>
            <text:p>Considering all possible starting positions, determine the latest possible moment at which the last ant falls off the checkerboard, or prove that such a moment does not necessarily exist.</text:p>
            <text:p/>
            <text:p>\textit{Proposed by Toomas Krips, Estonia}</text:p>
          </table:table-cell>
          <table:table-cell/>
        </table:table-row>
        <table:table-row table:style-name="ro10">
          <table:table-cell office:value-type="string" calcext:value-type="string">
            <text:p>2011 IMO Shortlist</text:p>
          </table:table-cell>
          <table:table-cell office:value-type="float" office:value="2011" calcext:value-type="float">
            <text:p>2011</text:p>
          </table:table-cell>
          <table:table-cell office:value-type="float" office:value="6" calcext:value-type="float">
            <text:p>6</text:p>
          </table:table-cell>
          <table:table-cell office:value-type="string" calcext:value-type="string">
            <text:p>Grigory Chelnokov, Russia</text:p>
          </table:table-cell>
          <table:table-cell office:value-type="string" calcext:value-type="string">
            <text:p>Let $n$ be a positive integer, and let $W = \ldots x_{-1}x_0x_1x_2 \ldots$ be an infinite periodic word, consisting of just letters $a$ and/or $b$. Suppose that the minimal period $N$ of $W$ is greater than $2^n$.</text:p>
            <text:p/>
            <text:p>A finite nonempty word $U$ is said to \textit{appear} in $W$ if there exist indices $k \leq \ell$ such that $U=x_k x_{k+1} \ldots x_{\ell}$. A finite word $U$ is called \textit{ubiquitous} if the four words $Ua$, $Ub$, $aU$, and $bU$ all appear in $W$. Prove that there are at least $n$ ubiquitous finite nonempty words.</text:p>
          </table:table-cell>
          <table:table-cell office:value-type="string" calcext:value-type="string">
            <text:p>https://artofproblemsolving.com/community/c3962_2011_imo_shortlist</text:p>
          </table:table-cell>
          <table:table-cell office:value-type="string" calcext:value-type="string">
            <text:p>Let $n$ be a positive integer, and let $W = \ldots x_{-1}x_0x_1x_2 \ldots$ be an infinite periodic word, consisting of just letters $a$ and/or $b$. Suppose that the minimal period $N$ of $W$ is greater than $2^n$.</text:p>
            <text:p/>
            <text:p>A finite nonempty word $U$ is said to \textit{appear} in $W$ if there exist indices $k \leq \ell$ such that $U=x_k x_{k+1} \ldots x_{\ell}$. A finite word $U$ is called \textit{ubiquitous} if the four words $Ua$, $Ub$, $aU$, and $bU$ all appear in $W$. Prove that there are at least $n$ ubiquitous finite nonempty words.</text:p>
            <text:p/>
            <text:p>\textit{Proposed by Grigory Chelnokov, Russia}</text:p>
          </table:table-cell>
          <table:table-cell/>
        </table:table-row>
        <table:table-row table:style-name="ro7">
          <table:table-cell office:value-type="string" calcext:value-type="string">
            <text:p>2011 IMO Shortlist</text:p>
          </table:table-cell>
          <table:table-cell office:value-type="float" office:value="2011" calcext:value-type="float">
            <text:p>2011</text:p>
          </table:table-cell>
          <table:table-cell office:value-type="float" office:value="7" calcext:value-type="float">
            <text:p>7</text:p>
          </table:table-cell>
          <table:table-cell office:value-type="string" calcext:value-type="string">
            <text:p>Ilya Bogdanov and Rustem Zhenodarov, Russia</text:p>
          </table:table-cell>
          <table:table-cell office:value-type="string" calcext:value-type="string">
            <text:p>On a square table of $2011$ by $2011$ cells we place a finite number of napkins that each cover a square of $52$ by $52$ cells. In each cell we write the number of napkins covering it, and we record the maximal number $k$ of cells that all contain the same nonzero number. Considering all possible napkin configurations, what is the largest value of $k$?</text:p>
          </table:table-cell>
          <table:table-cell office:value-type="string" calcext:value-type="string">
            <text:p>https://artofproblemsolving.com/community/c3962_2011_imo_shortlist</text:p>
          </table:table-cell>
          <table:table-cell office:value-type="string" calcext:value-type="string">
            <text:p>On a square table of $2011$ by $2011$ cells we place a finite number of napkins that each cover a square of $52$ by $52$ cells. In each cell we write the number of napkins covering it, and we record the maximal number $k$ of cells that all contain the same nonzero number. Considering all possible napkin configurations, what is the largest value of $k$?</text:p>
            <text:p/>
            <text:p>\textit{Proposed by Ilya Bogdanov and Rustem Zhenodarov, Russia}</text:p>
          </table:table-cell>
          <table:table-cell/>
        </table:table-row>
        <table:table-row table:style-name="ro7">
          <table:table-cell office:value-type="string" calcext:value-type="string">
            <text:p>2011 IMO Shortlist</text:p>
          </table:table-cell>
          <table:table-cell office:value-type="float" office:value="2011" calcext:value-type="float">
            <text:p>2011</text:p>
          </table:table-cell>
          <table:table-cell office:value-type="float" office:value="1" calcext:value-type="float">
            <text:p>1</text:p>
          </table:table-cell>
          <table:table-cell office:value-type="string" calcext:value-type="string">
            <text:p>Härmel Nestra, Estonia</text:p>
          </table:table-cell>
          <table:table-cell office:value-type="string" calcext:value-type="string">
            <text:p>Let $ABC$ be an acute triangle. Let $\omega$ be a circle whose centre $L$ lies on the side $BC$. Suppose that $\omega$ is tangent to $AB$ at $B'$ and $AC$ at $C'$. Suppose also that the circumcentre $O$ of triangle $ABC$ lies on the shorter arc $B'C'$ of $\omega$. Prove that the circumcircle of $ABC$ and $\omega$ meet at two points.</text:p>
          </table:table-cell>
          <table:table-cell office:value-type="string" calcext:value-type="string">
            <text:p>https://artofproblemsolving.com/community/c3962_2011_imo_shortlist</text:p>
          </table:table-cell>
          <table:table-cell office:value-type="string" calcext:value-type="string">
            <text:p>Let $ABC$ be an acute triangle. Let $\omega$ be a circle whose centre $L$ lies on the side $BC$. Suppose that $\omega$ is tangent to $AB$ at $B'$ and $AC$ at $C'$. Suppose also that the circumcentre $O$ of triangle $ABC$ lies on the shorter arc $B'C'$ of $\omega$. Prove that the circumcircle of $ABC$ and $\omega$ meet at two points.</text:p>
            <text:p/>
            <text:p>\textit{Proposed by Härmel Nestra, Estonia}</text:p>
          </table:table-cell>
          <table:table-cell/>
        </table:table-row>
        <table:table-row table:style-name="ro7">
          <table:table-cell office:value-type="string" calcext:value-type="string">
            <text:p>2011 IMO Shortlist</text:p>
          </table:table-cell>
          <table:table-cell office:value-type="float" office:value="2011" calcext:value-type="float">
            <text:p>2011</text:p>
          </table:table-cell>
          <table:table-cell office:value-type="float" office:value="2" calcext:value-type="float">
            <text:p>2</text:p>
          </table:table-cell>
          <table:table-cell office:value-type="string" calcext:value-type="string">
            <text:p>Alexey Gladkich, Israel</text:p>
          </table:table-cell>
          <table:table-cell office:value-type="string" calcext:value-type="string">
            <text:p>Let $A_1A_2A_3A_4$ be a non-cyclic quadrilateral. Let $O_1$ and $r_1$ be the circumcentre and the circumradius of the triangle $A_2A_3A_4$. Define $O_2,O_3,O_4$ and $r_2,r_3,r_4$ in a similar way. Prove that</text:p>
            <text:p>\[\frac{1}{O_1A_1^2-r_1^2}+\frac{1}{O_2A_2^2-r_2^2}+\frac{1}{O_3A_3^2-r_3^2}+\frac{1}{O_4A_4^2-r_4^2}=0.\]</text:p>
          </table:table-cell>
          <table:table-cell office:value-type="string" calcext:value-type="string">
            <text:p>https://artofproblemsolving.com/community/c3962_2011_imo_shortlist</text:p>
          </table:table-cell>
          <table:table-cell office:value-type="string" calcext:value-type="string">
            <text:p>Let $A_1A_2A_3A_4$ be a non-cyclic quadrilateral. Let $O_1$ and $r_1$ be the circumcentre and the circumradius of the triangle $A_2A_3A_4$. Define $O_2,O_3,O_4$ and $r_2,r_3,r_4$ in a similar way. Prove that</text:p>
            <text:p>\[\frac{1}{O_1A_1^2-r_1^2}+\frac{1}{O_2A_2^2-r_2^2}+\frac{1}{O_3A_3^2-r_3^2}+\frac{1}{O_4A_4^2-r_4^2}=0.\]</text:p>
            <text:p/>
            <text:p>\textit{Proposed by Alexey Gladkich, Israel}</text:p>
          </table:table-cell>
          <table:table-cell/>
        </table:table-row>
        <table:table-row table:style-name="ro3">
          <table:table-cell office:value-type="string" calcext:value-type="string">
            <text:p>2011 IMO Shortlist</text:p>
          </table:table-cell>
          <table:table-cell office:value-type="float" office:value="2011" calcext:value-type="float">
            <text:p>2011</text:p>
          </table:table-cell>
          <table:table-cell office:value-type="float" office:value="3" calcext:value-type="float">
            <text:p>3</text:p>
          </table:table-cell>
          <table:table-cell office:value-type="string" calcext:value-type="string">
            <text:p>Carlos Yuzo Shine, Brazil</text:p>
          </table:table-cell>
          <table:table-cell office:value-type="string" calcext:value-type="string">
            <text:p>Let $ABCD$ be a convex quadrilateral whose sides $AD$ and $BC$ are not parallel. Suppose that the circles with diameters $AB$ and $CD$ meet at points $E$ and $F$ inside the quadrilateral. Let $\omega_E$ be the circle through the feet of the perpendiculars from $E$ to the lines $AB,BC$ and $CD$. Let $\omega_F$ be the circle through <text:s/>the feet of the perpendiculars from $F$ to the lines $CD,DA$ and $AB$. Prove that the midpoint of the segment $EF$ lies on the line through the two intersections of $\omega_E$ and $\omega_F$.</text:p>
          </table:table-cell>
          <table:table-cell office:value-type="string" calcext:value-type="string">
            <text:p>https://artofproblemsolving.com/community/c3962_2011_imo_shortlist</text:p>
          </table:table-cell>
          <table:table-cell office:value-type="string" calcext:value-type="string">
            <text:p>Let $ABCD$ be a convex quadrilateral whose sides $AD$ and $BC$ are not parallel. Suppose that the circles with diameters $AB$ and $CD$ meet at points $E$ and $F$ inside the quadrilateral. Let $\omega_E$ be the circle through the feet of the perpendiculars from $E$ to the lines $AB,BC$ and $CD$. Let $\omega_F$ be the circle through  the feet of the perpendiculars from $F$ to the lines $CD,DA$ and $AB$. Prove that the midpoint of the segment $EF$ lies on the line through the two intersections of $\omega_E$ and $\omega_F$.</text:p>
            <text:p/>
            <text:p>\textit{Proposed by Carlos Yuzo Shine, Brazil}</text:p>
          </table:table-cell>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4" calcext:value-type="float">
            <text:p>4</text:p>
          </table:table-cell>
          <table:table-cell office:value-type="string" calcext:value-type="string">
            <text:p>Ismail Isaev and Mikhail Isaev, Russia</text:p>
          </table:table-cell>
          <table:table-cell office:value-type="string" calcext:value-type="string">
            <text:p>Let $ABC$ be an acute triangle with circumcircle $\Omega$. Let $B_0$ be the midpoint of $AC$ and let $C_0$ be the midpoint of $AB$. Let $D$ be the foot of the altitude from $A$ and let $G$ be the centroid of the triangle $ABC$. Let $\omega$ be a circle through $B_0$ and $C_0$ that is tangent to the circle $\Omega$ at a point $X\not= A$. Prove that the points $D,G$ and $X$ are collinear.</text:p>
          </table:table-cell>
          <table:table-cell office:value-type="string" calcext:value-type="string">
            <text:p>https://artofproblemsolving.com/community/c3962_2011_imo_shortlist</text:p>
          </table:table-cell>
          <table:table-cell office:value-type="string" calcext:value-type="string">
            <text:p>Let $ABC$ be an acute triangle with circumcircle $\Omega$. Let $B_0$ be the midpoint of $AC$ and let $C_0$ be the midpoint of $AB$. Let $D$ be the foot of the altitude from $A$ and let $G$ be the centroid of the triangle $ABC$. Let $\omega$ be a circle through $B_0$ and $C_0$ that is tangent to the circle $\Omega$ at a point $X\not= A$. Prove that the points $D,G$ and $X$ are collinear.</text:p>
            <text:p/>
            <text:p>\textit{Proposed by Ismail Isaev and Mikhail Isaev, Russia}</text:p>
          </table:table-cell>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5" calcext:value-type="float">
            <text:p>5</text:p>
          </table:table-cell>
          <table:table-cell office:value-type="string" calcext:value-type="string">
            <text:p>Irena Majcen and Kris Stopar, Slovenia</text:p>
          </table:table-cell>
          <table:table-cell office:value-type="string" calcext:value-type="string">
            <text:p>Let $ABC$ be a triangle with incentre $I$ and circumcircle $\omega$. Let $D$ and $E$ be the second intersection points of $\omega$ with $AI$ and $BI$, respectively. The chord $DE$ meets $AC$ at a point $F$, and $BC$ at a point $G$. Let $P$ be the intersection point of the line through $F$ parallel to $AD$ and the line through $G$ parallel to $BE$. Suppose that the tangents to $\omega$ at $A$ and $B$ meet at a point $K$. Prove that the three lines $AE,BD$ and $KP$ are either parallel or concurrent.</text:p>
          </table:table-cell>
          <table:table-cell office:value-type="string" calcext:value-type="string">
            <text:p>https://artofproblemsolving.com/community/c3962_2011_imo_shortlist</text:p>
          </table:table-cell>
          <table:table-cell office:value-type="string" calcext:value-type="string">
            <text:p>Let $ABC$ be a triangle with incentre $I$ and circumcircle $\omega$. Let $D$ and $E$ be the second intersection points of $\omega$ with $AI$ and $BI$, respectively. The chord $DE$ meets $AC$ at a point $F$, and $BC$ at a point $G$. Let $P$ be the intersection point of the line through $F$ parallel to $AD$ and the line through $G$ parallel to $BE$. Suppose that the tangents to $\omega$ at $A$ and $B$ meet at a point $K$. Prove that the three lines $AE,BD$ and $KP$ are either parallel or concurrent.</text:p>
            <text:p/>
            <text:p>\textit{Proposed by Irena Majcen and Kris Stopar, Slovenia}</text:p>
          </table:table-cell>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6" calcext:value-type="float">
            <text:p>6</text:p>
          </table:table-cell>
          <table:table-cell office:value-type="string" calcext:value-type="string">
            <text:p>Jan Vonk, Belgium and Hojoo Lee, South Korea</text:p>
          </table:table-cell>
          <table:table-cell office:value-type="string" calcext:value-type="string">
            <text:p>Let $ABC$ be a triangle with $AB=AC$ and let $D$ be the midpoint of $AC$. The angle bisector of $\angle BAC$ intersects the circle through $D,B$ <text:s/>and $C$ at the point $E$ <text:s/>inside the triangle $ABC$. The line $BD$ intersects the circle through $A,E$ and $B$ in two points $B$ and $F$. The lines $AF$ and $BE$ meet at a point $I$, and the lines $CI$ and $BD$ meet at a point $K$. Show that $I$ is the incentre of triangle $KAB$.</text:p>
          </table:table-cell>
          <table:table-cell office:value-type="string" calcext:value-type="string">
            <text:p>https://artofproblemsolving.com/community/c3962_2011_imo_shortlist</text:p>
          </table:table-cell>
          <table:table-cell office:value-type="string" calcext:value-type="string">
            <text:p>Let $ABC$ be a triangle with $AB=AC$ and let $D$ be the midpoint of $AC$. The angle bisector of $\angle BAC$ intersects the circle through $D,B$  and $C$ at the point $E$  inside the triangle $ABC$. The line $BD$ intersects the circle through $A,E$ and $B$ in two points $B$ and $F$. The lines $AF$ and $BE$ meet at a point $I$, and the lines $CI$ and $BD$ meet at a point $K$. Show that $I$ is the incentre of triangle $KAB$.</text:p>
            <text:p/>
            <text:p>\textit{Proposed by Jan Vonk, Belgium and Hojoo Lee, South Korea}</text:p>
          </table:table-cell>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7" calcext:value-type="float">
            <text:p>7</text:p>
          </table:table-cell>
          <table:table-cell office:value-type="string" calcext:value-type="string">
            <text:p>Japan</text:p>
          </table:table-cell>
          <table:table-cell office:value-type="string" calcext:value-type="string">
            <text:p>Let $ABCDEF$ be a convex hexagon all of whose sides are tangent to a circle $\omega$ with centre $O$. Suppose that the circumcircle of triangle $ACE$ is concentric with $\omega$. Let $J$ be the foot of the perpendicular from $B$ to $CD$. Suppose that the perpendicular from $B$ to $DF$ intersects the line $EO$ at a point $K$. Let $L$ be the foot of the perpendicular from $K$ to $DE$. Prove that $DJ=DL$.</text:p>
          </table:table-cell>
          <table:table-cell office:value-type="string" calcext:value-type="string">
            <text:p>https://artofproblemsolving.com/community/c3962_2011_imo_shortlist</text:p>
          </table:table-cell>
          <table:table-cell office:value-type="string" calcext:value-type="string">
            <text:p>Let $ABCDEF$ be a convex hexagon all of whose sides are tangent to a circle $\omega$ with centre $O$. Suppose that the circumcircle of triangle $ACE$ is concentric with $\omega$. Let $J$ be the foot of the perpendicular from $B$ to $CD$. Suppose that the perpendicular from $B$ to $DF$ intersects the line $EO$ at a point $K$. Let $L$ be the foot of the perpendicular from $K$ to $DE$. Prove that $DJ=DL$.</text:p>
            <text:p/>
            <text:p>\textit{Proposed by Japan}</text:p>
          </table:table-cell>
          <table:table-cell/>
        </table:table-row>
        <table:table-row table:style-name="ro7">
          <table:table-cell office:value-type="string" calcext:value-type="string">
            <text:p>2011 IMO Shortlist</text:p>
          </table:table-cell>
          <table:table-cell office:value-type="float" office:value="2011" calcext:value-type="float">
            <text:p>2011</text:p>
          </table:table-cell>
          <table:table-cell office:value-type="float" office:value="8" calcext:value-type="float">
            <text:p>8</text:p>
          </table:table-cell>
          <table:table-cell office:value-type="string" calcext:value-type="string">
            <text:p>Japan</text:p>
          </table:table-cell>
          <table:table-cell office:value-type="string" calcext:value-type="string">
            <text:p>Let $ABC$ be an acute triangle with circumcircle $\Gamma$. Let $\ell$ be a tangent line to $\Gamma$, and let $\ell_a, \ell_b$ and $\ell_c$ be the lines obtained by reflecting $\ell$ in the lines $BC$, $CA$ and $AB$, respectively. Show that the circumcircle of the triangle determined by the lines $\ell_a, \ell_b$ and $\ell_c$ is tangent to the circle $\Gamma$.</text:p>
          </table:table-cell>
          <table:table-cell office:value-type="string" calcext:value-type="string">
            <text:p>https://artofproblemsolving.com/community/c3962_2011_imo_shortlist</text:p>
          </table:table-cell>
          <table:table-cell office:value-type="string" calcext:value-type="string">
            <text:p>Let $ABC$ be an acute triangle with circumcircle $\Gamma$. Let $\ell$ be a tangent line to $\Gamma$, and let $\ell_a, \ell_b$ and $\ell_c$ be the lines obtained by reflecting $\ell$ in the lines $BC$, $CA$ and $AB$, respectively. Show that the circumcircle of the triangle determined by the lines $\ell_a, \ell_b$ and $\ell_c$ is tangent to the circle $\Gamma$.</text:p>
            <text:p/>
            <text:p>\textit{Proposed by Japan}</text:p>
          </table:table-cell>
          <table:table-cell/>
        </table:table-row>
        <table:table-row table:style-name="ro7">
          <table:table-cell office:value-type="string" calcext:value-type="string">
            <text:p>2011 IMO Shortlist</text:p>
          </table:table-cell>
          <table:table-cell office:value-type="float" office:value="2011" calcext:value-type="float">
            <text:p>2011</text:p>
          </table:table-cell>
          <table:table-cell office:value-type="float" office:value="1" calcext:value-type="float">
            <text:p>1</text:p>
          </table:table-cell>
          <table:table-cell office:value-type="string" calcext:value-type="string">
            <text:p>Suhaimi Ramly, Malaysia</text:p>
          </table:table-cell>
          <table:table-cell office:value-type="string" calcext:value-type="string">
            <text:p>For any integer $d &gt; 0,$ let $f(d)$ be the smallest possible integer that has exactly $d$ positive divisors (so for example we have $f(1)=1, f(5)=16,$ and $f(6)=12$). Prove that for every integer $k \geq 0$ the number $f\left(2^k\right)$ divides $f\left(2^{k+1}\right).$</text:p>
          </table:table-cell>
          <table:table-cell office:value-type="string" calcext:value-type="string">
            <text:p>https://artofproblemsolving.com/community/c3962_2011_imo_shortlist</text:p>
          </table:table-cell>
          <table:table-cell office:value-type="string" calcext:value-type="string">
            <text:p>For any integer $d &gt; 0,$ let $f(d)$ be the smallest possible integer that has exactly $d$ positive divisors (so for example we have $f(1)=1, f(5)=16,$ and $f(6)=12$). Prove that for every integer $k \geq 0$ the number $f\left(2^k\right)$ divides $f\left(2^{k+1}\right).$</text:p>
            <text:p/>
            <text:p>\textit{Proposed by Suhaimi Ramly, Malaysia}</text:p>
          </table:table-cell>
          <table:table-cell/>
        </table:table-row>
        <table:table-row table:style-name="ro13">
          <table:table-cell office:value-type="string" calcext:value-type="string">
            <text:p>2011 IMO Shortlist</text:p>
          </table:table-cell>
          <table:table-cell office:value-type="float" office:value="2011" calcext:value-type="float">
            <text:p>2011</text:p>
          </table:table-cell>
          <table:table-cell office:value-type="float" office:value="2" calcext:value-type="float">
            <text:p>2</text:p>
          </table:table-cell>
          <table:table-cell office:value-type="string" calcext:value-type="string">
            <text:p>Luxembourg</text:p>
          </table:table-cell>
          <table:table-cell office:value-type="string" calcext:value-type="string">
            <text:p>Consider a polynomial $P(x) = <text:s/>\prod^9_{j=1}(x+d_j),$ where $d_1, d_2, \ldots d_9$ are nine distinct integers. Prove that there exists an integer $N,$ such that for all integers $x \geq N$ the number $P(x)$ is divisible by a prime number greater than 20.</text:p>
          </table:table-cell>
          <table:table-cell office:value-type="string" calcext:value-type="string">
            <text:p>https://artofproblemsolving.com/community/c3962_2011_imo_shortlist</text:p>
          </table:table-cell>
          <table:table-cell office:value-type="string" calcext:value-type="string">
            <text:p>Consider a polynomial $P(x) =  \prod^9_{j=1}(x+d_j),$ where $d_1, d_2, \ldots d_9$ are nine distinct integers. Prove that there exists an integer $N,$ such that for all integers $x \geq N$ the number $P(x)$ is divisible by a prime number greater than 20.</text:p>
            <text:p/>
            <text:p>\textit{Proposed by Luxembourg}</text:p>
          </table:table-cell>
          <table:table-cell/>
        </table:table-row>
        <table:table-row table:style-name="ro13">
          <table:table-cell office:value-type="string" calcext:value-type="string">
            <text:p>2011 IMO Shortlist</text:p>
          </table:table-cell>
          <table:table-cell office:value-type="float" office:value="2011" calcext:value-type="float">
            <text:p>2011</text:p>
          </table:table-cell>
          <table:table-cell office:value-type="float" office:value="3" calcext:value-type="float">
            <text:p>3</text:p>
          </table:table-cell>
          <table:table-cell office:value-type="string" calcext:value-type="string">
            <text:p>Mihai Baluna, Romania</text:p>
          </table:table-cell>
          <table:table-cell office:value-type="string" calcext:value-type="string">
            <text:p>Let $n \geq 1$ be an odd integer. Determine all functions $f$ from the set of integers to itself, such that for all integers $x$ and $y$ the difference $f(x)-f(y)$ divides $x^n-y^n.$</text:p>
          </table:table-cell>
          <table:table-cell office:value-type="string" calcext:value-type="string">
            <text:p>https://artofproblemsolving.com/community/c3962_2011_imo_shortlist</text:p>
          </table:table-cell>
          <table:table-cell office:value-type="string" calcext:value-type="string">
            <text:p>Let $n \geq 1$ be an odd integer. Determine all functions $f$ from the set of integers to itself, such that for all integers $x$ and $y$ the difference $f(x)-f(y)$ divides $x^n-y^n.$</text:p>
            <text:p/>
            <text:p>\textit{Proposed by Mihai Baluna, Romania}</text:p>
          </table:table-cell>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4" calcext:value-type="float">
            <text:p>4</text:p>
          </table:table-cell>
          <table:table-cell office:value-type="string" calcext:value-type="string">
            <text:p>Gerhard Wöginger, Austria</text:p>
          </table:table-cell>
          <table:table-cell office:value-type="string" calcext:value-type="string">
            <text:p>For each positive integer $k,$ let $t(k)$ be the largest odd divisor of $k.$ Determine all positive integers $a$ for which there exists a positive integer $n,$ such that all the differences</text:p>
            <text:p/>
            <text:p>\[t(n+a)-t(n); t(n+a+1)-t(n+1), \ldots, t(n+2a-1)-t(n+a-1)\] are divisible by 4.</text:p>
          </table:table-cell>
          <table:table-cell office:value-type="string" calcext:value-type="string">
            <text:p>https://artofproblemsolving.com/community/c3962_2011_imo_shortlist</text:p>
          </table:table-cell>
          <table:table-cell office:value-type="string" calcext:value-type="string">
            <text:p>For each positive integer $k,$ let $t(k)$ be the largest odd divisor of $k.$ Determine all positive integers $a$ for which there exists a positive integer $n,$ such that all the differences</text:p>
            <text:p/>
            <text:p>\[t(n+a)-t(n); t(n+a+1)-t(n+1), \ldots, t(n+2a-1)-t(n+a-1)\] are divisible by 4.</text:p>
            <text:p/>
            <text:p>\textit{Proposed by Gerhard Wöginger, Austria}</text:p>
          </table:table-cell>
          <table:table-cell/>
        </table:table-row>
        <table:table-row table:style-name="ro7">
          <table:table-cell office:value-type="string" calcext:value-type="string">
            <text:p>2011 IMO Shortlist</text:p>
          </table:table-cell>
          <table:table-cell office:value-type="float" office:value="2011" calcext:value-type="float">
            <text:p>2011</text:p>
          </table:table-cell>
          <table:table-cell office:value-type="float" office:value="5" calcext:value-type="float">
            <text:p>5</text:p>
          </table:table-cell>
          <table:table-cell office:value-type="string" calcext:value-type="string">
            <text:p>Mahyar Sefidgaran, Iran</text:p>
          </table:table-cell>
          <table:table-cell office:value-type="string" calcext:value-type="string">
            <text:p>Let $f$ be a function from the set of integers to the set of positive integers. Suppose that, for any two integers $m$ and $n$, the difference $f(m) - f(n)$ is divisible by $f(m- n)$. Prove that, for all integers $m$ and $n$ with $f(m) \leq f(n)$, the number $f(n)$ is divisible by $f(m)$.</text:p>
          </table:table-cell>
          <table:table-cell office:value-type="string" calcext:value-type="string">
            <text:p>https://artofproblemsolving.com/community/c3962_2011_imo_shortlist</text:p>
          </table:table-cell>
          <table:table-cell office:value-type="string" calcext:value-type="string">
            <text:p>Let $f$ be a function from the set of integers to the set of positive integers. Suppose that, for any two integers $m$ and $n$, the difference $f(m) - f(n)$ is divisible by $f(m- n)$. Prove that, for all integers $m$ and $n$ with $f(m) \leq f(n)$, the number $f(n)$ is divisible by $f(m)$.</text:p>
            <text:p/>
            <text:p>\textit{Proposed by Mahyar Sefidgaran, Iran}</text:p>
          </table:table-cell>
          <table:table-cell/>
        </table:table-row>
        <table:table-row table:style-name="ro7">
          <table:table-cell office:value-type="string" calcext:value-type="string">
            <text:p>2011 IMO Shortlist</text:p>
          </table:table-cell>
          <table:table-cell office:value-type="float" office:value="2011" calcext:value-type="float">
            <text:p>2011</text:p>
          </table:table-cell>
          <table:table-cell office:value-type="float" office:value="6" calcext:value-type="float">
            <text:p>6</text:p>
          </table:table-cell>
          <table:table-cell office:value-type="string" calcext:value-type="string">
            <text:p>Oleksiy Klurman, Ukraine</text:p>
          </table:table-cell>
          <table:table-cell office:value-type="string" calcext:value-type="string">
            <text:p>Let $P(x)$ and $Q(x)$ be two polynomials with integer coefficients, such that no nonconstant polynomial with rational coefficients divides both $P(x)$ and $Q(x).$ Suppose that for every positive integer $n$ the integers $P(n)$ and $Q(n)$ are positive, and $2^{Q(n)}-1$ divides $3^{P(n)}-1.$ Prove that $Q(x)$ is a constant polynomial.</text:p>
          </table:table-cell>
          <table:table-cell office:value-type="string" calcext:value-type="string">
            <text:p>https://artofproblemsolving.com/community/c3962_2011_imo_shortlist</text:p>
          </table:table-cell>
          <table:table-cell office:value-type="string" calcext:value-type="string">
            <text:p>Let $P(x)$ and $Q(x)$ be two polynomials with integer coefficients, such that no nonconstant polynomial with rational coefficients divides both $P(x)$ and $Q(x).$ Suppose that for every positive integer $n$ the integers $P(n)$ and $Q(n)$ are positive, and $2^{Q(n)}-1$ divides $3^{P(n)}-1.$ Prove that $Q(x)$ is a constant polynomial.</text:p>
            <text:p/>
            <text:p>\textit{Proposed by Oleksiy Klurman, Ukraine}</text:p>
          </table:table-cell>
          <table:table-cell/>
        </table:table-row>
        <table:table-row table:style-name="ro13">
          <table:table-cell office:value-type="string" calcext:value-type="string">
            <text:p>2011 IMO Shortlist</text:p>
          </table:table-cell>
          <table:table-cell office:value-type="float" office:value="2011" calcext:value-type="float">
            <text:p>2011</text:p>
          </table:table-cell>
          <table:table-cell office:value-type="float" office:value="7" calcext:value-type="float">
            <text:p>7</text:p>
          </table:table-cell>
          <table:table-cell office:value-type="string" calcext:value-type="string">
            <text:p>Romeo Meštrović, Montenegro</text:p>
          </table:table-cell>
          <table:table-cell office:value-type="string" calcext:value-type="string">
            <text:p>Let $p$ be an odd prime number. For every integer $a,$ define the number $S_a = \sum^{p-1}_{j=1} \frac{a^j}{j}.$ Let $m,n \in \mathbb{Z},$ such that $S_3 + S_4 - 3S_2 = \frac{m}{n}.$ Prove that $p$ divides $m.$</text:p>
          </table:table-cell>
          <table:table-cell office:value-type="string" calcext:value-type="string">
            <text:p>https://artofproblemsolving.com/community/c3962_2011_imo_shortlist</text:p>
          </table:table-cell>
          <table:table-cell office:value-type="string" calcext:value-type="string">
            <text:p>Let $p$ be an odd prime number. For every integer $a,$ define the number $S_a = \sum^{p-1}_{j=1} \frac{a^j}{j}.$ Let $m,n \in \mathbb{Z},$ such that $S_3 + S_4 - 3S_2 = \frac{m}{n}.$ Prove that $p$ divides $m.$</text:p>
            <text:p/>
            <text:p>\textit{Proposed by Romeo Meštrović, Montenegro}</text:p>
          </table:table-cell>
          <table:table-cell/>
        </table:table-row>
        <table:table-row table:style-name="ro7">
          <table:table-cell office:value-type="string" calcext:value-type="string">
            <text:p>2011 IMO Shortlist</text:p>
          </table:table-cell>
          <table:table-cell office:value-type="float" office:value="2011" calcext:value-type="float">
            <text:p>2011</text:p>
          </table:table-cell>
          <table:table-cell office:value-type="float" office:value="8" calcext:value-type="float">
            <text:p>8</text:p>
          </table:table-cell>
          <table:table-cell office:value-type="string" calcext:value-type="string">
            <text:p>Vasily Astakhov, Russia</text:p>
          </table:table-cell>
          <table:table-cell office:value-type="string" calcext:value-type="string">
            <text:p>Let $k \in \mathbb{Z}^+$ and set $n=2^k+1.$ Prove that $n$ is a prime number if and only if the following holds: there is a permutation $a_{1},\ldots,a_{n-1}$ of the numbers $1,2, \ldots, n-1$ and a sequence of integers $g_{1},\ldots,g_{n-1},$ such that $n$ divides $g^{a_i}_i - a_{i+1}$ for every $i \in \{1,2,\ldots,n-1\},$ where we set $a_n = a_1.$</text:p>
          </table:table-cell>
          <table:table-cell office:value-type="string" calcext:value-type="string">
            <text:p>https://artofproblemsolving.com/community/c3962_2011_imo_shortlist</text:p>
          </table:table-cell>
          <table:table-cell office:value-type="string" calcext:value-type="string">
            <text:p>Let $k \in \mathbb{Z}^+$ and set $n=2^k+1.$ Prove that $n$ is a prime number if and only if the following holds: there is a permutation $a_{1},\ldots,a_{n-1}$ of the numbers $1,2, \ldots, n-1$ and a sequence of integers $g_{1},\ldots,g_{n-1},$ such that $n$ divides $g^{a_i}_i - a_{i+1}$ for every $i \in \{1,2,\ldots,n-1\},$ where we set $a_n = a_1.$</text:p>
            <text:p/>
            <text:p>\textit{Proposed by Vasily Astakhov, Russia}</text:p>
          </table:table-cell>
          <table:table-cell/>
        </table:table-row>
        <table:table-row table:style-name="ro7">
          <table:table-cell office:value-type="string" calcext:value-type="string">
            <text:p>2010 IMO Shortlist</text:p>
          </table:table-cell>
          <table:table-cell office:value-type="float" office:value="2010" calcext:value-type="float">
            <text:p>2010</text:p>
          </table:table-cell>
          <table:table-cell office:value-type="float" office:value="1" calcext:value-type="float">
            <text:p>1</text:p>
          </table:table-cell>
          <table:table-cell office:value-type="string" calcext:value-type="string">
            <text:p>Pierre Bornsztein, France</text:p>
          </table:table-cell>
          <table:table-cell office:value-type="string" calcext:value-type="string">
            <text:p>Find all function $f:\mathbb{R}\rightarrow\mathbb{R}$ such that for all $x,y\in\mathbb{R}$ the following equality holds \[</text:p>
            <text:p>f(\left\lfloor x\right\rfloor y)=f(x)\left\lfloor f(y)\right\rfloor \] where $\left\lfloor a\right\rfloor $ is greatest integer not greater than $a.$</text:p>
          </table:table-cell>
          <table:table-cell office:value-type="string" calcext:value-type="string">
            <text:p>https://artofproblemsolving.com/community/c3961_2010_imo_shortlist</text:p>
          </table:table-cell>
          <table:table-cell office:value-type="string" calcext:value-type="string">
            <text:p>Find all function $f:\mathbb{R}\rightarrow\mathbb{R}$ such that for all $x,y\in\mathbb{R}$ the following equality holds \[</text:p>
            <text:p>f(\left\lfloor x\right\rfloor y)=f(x)\left\lfloor f(y)\right\rfloor \] where $\left\lfloor a\right\rfloor $ is greatest integer not greater than $a.$</text:p>
            <text:p/>
            <text:p>\textit{Proposed by Pierre Bornsztein, France}</text:p>
          </table:table-cell>
          <table:table-cell/>
        </table:table-row>
        <table:table-row table:style-name="ro4">
          <table:table-cell office:value-type="string" calcext:value-type="string">
            <text:p>2010 IMO Shortlist</text:p>
          </table:table-cell>
          <table:table-cell office:value-type="float" office:value="2010" calcext:value-type="float">
            <text:p>2010</text:p>
          </table:table-cell>
          <table:table-cell office:value-type="float" office:value="2" calcext:value-type="float">
            <text:p>2</text:p>
          </table:table-cell>
          <table:table-cell office:value-type="string" calcext:value-type="string">
            <text:p>Nazar Serdyuk, Ukraine</text:p>
          </table:table-cell>
          <table:table-cell office:value-type="string" calcext:value-type="string">
            <text:p>Let the real numbers $a,b,c,d$ satisfy the relations $a+b+c+d=6$ and $a^2+b^2+c^2+d^2=12.$ Prove that</text:p>
            <text:p>\[36 \leq 4 \left(a^3+b^3+c^3+d^3\right) - \left(a^4+b^4+c^4+d^4 \right) \leq 48.\]</text:p>
          </table:table-cell>
          <table:table-cell office:value-type="string" calcext:value-type="string">
            <text:p>https://artofproblemsolving.com/community/c3961_2010_imo_shortlist</text:p>
          </table:table-cell>
          <table:table-cell office:value-type="string" calcext:value-type="string">
            <text:p>Let the real numbers $a,b,c,d$ satisfy the relations $a+b+c+d=6$ and $a^2+b^2+c^2+d^2=12.$ Prove that</text:p>
            <text:p>\[36 \leq 4 \left(a^3+b^3+c^3+d^3\right) - \left(a^4+b^4+c^4+d^4 \right) \leq 48.\]</text:p>
            <text:p>\textit{Proposed by  Nazar Serdyuk, Ukraine}</text:p>
          </table:table-cell>
          <table:table-cell/>
        </table:table-row>
        <table:table-row table:style-name="ro7">
          <table:table-cell office:value-type="string" calcext:value-type="string">
            <text:p>2010 IMO Shortlist</text:p>
          </table:table-cell>
          <table:table-cell office:value-type="float" office:value="2010" calcext:value-type="float">
            <text:p>2010</text:p>
          </table:table-cell>
          <table:table-cell office:value-type="float" office:value="3" calcext:value-type="float">
            <text:p>3</text:p>
          </table:table-cell>
          <table:table-cell office:value-type="string" calcext:value-type="string">
            <text:p>Sergei Berlov, Ilya Bogdanov, Russia</text:p>
          </table:table-cell>
          <table:table-cell office:value-type="string" calcext:value-type="string">
            <text:p>Let $x_1, \ldots , x_{100}$ be nonnegative real numbers such that $x_i + x_{i+1} + x_{i+2} \leq 1$ for all $i = 1, \ldots , 100$ (we put $x_{101 } = x_1, x_{102} = x_2).$ Find the maximal possible value of the sum $S = \sum^{100}_{i=1} x_i x_{i+2}.$</text:p>
          </table:table-cell>
          <table:table-cell office:value-type="string" calcext:value-type="string">
            <text:p>https://artofproblemsolving.com/community/c3961_2010_imo_shortlist</text:p>
          </table:table-cell>
          <table:table-cell office:value-type="string" calcext:value-type="string">
            <text:p>Let $x_1, \ldots , x_{100}$ be nonnegative real numbers such that $x_i + x_{i+1} + x_{i+2} \leq 1$ for all $i = 1, \ldots , 100$ (we put $x_{101 } = x_1, x_{102} = x_2).$ Find the maximal possible value of the sum $S = \sum^{100}_{i=1} x_i x_{i+2}.$</text:p>
            <text:p/>
            <text:p/>
            <text:p>\textit{Proposed by Sergei Berlov, Ilya Bogdanov, Russia}</text:p>
          </table:table-cell>
          <table:table-cell/>
        </table:table-row>
        <table:table-row table:style-name="ro13">
          <table:table-cell office:value-type="string" calcext:value-type="string">
            <text:p>2010 IMO Shortlist</text:p>
          </table:table-cell>
          <table:table-cell office:value-type="float" office:value="2010" calcext:value-type="float">
            <text:p>2010</text:p>
          </table:table-cell>
          <table:table-cell office:value-type="float" office:value="4" calcext:value-type="float">
            <text:p>4</text:p>
          </table:table-cell>
          <table:table-cell office:value-type="string" calcext:value-type="string">
            <text:p>Gerhard Wöginger, Austria</text:p>
          </table:table-cell>
          <table:table-cell office:value-type="string" calcext:value-type="string">
            <text:p>A sequence $x_1, x_2, \ldots$ is defined by $x_1 = 1$ and $x_{2k}=-x_k, x_{2k-1} = (-1)^{k+1}x_k$ for all $k \geq 1.$ Prove that $\forall n \geq 1$ $x_1 + x_2 + \ldots + x_n \geq 0.$</text:p>
          </table:table-cell>
          <table:table-cell office:value-type="string" calcext:value-type="string">
            <text:p>https://artofproblemsolving.com/community/c3961_2010_imo_shortlist</text:p>
          </table:table-cell>
          <table:table-cell office:value-type="string" calcext:value-type="string">
            <text:p>A sequence $x_1, x_2, \ldots$ is defined by $x_1 = 1$ and $x_{2k}=-x_k, x_{2k-1} = (-1)^{k+1}x_k$ for all $k \geq 1.$ Prove that $\forall n \geq 1$ $x_1 + x_2 + \ldots + x_n \geq 0.$</text:p>
            <text:p/>
            <text:p>\textit{Proposed by Gerhard Wöginger, Austria}</text:p>
          </table:table-cell>
          <table:table-cell/>
        </table:table-row>
        <table:table-row table:style-name="ro13">
          <table:table-cell office:value-type="string" calcext:value-type="string">
            <text:p>2010 IMO Shortlist</text:p>
          </table:table-cell>
          <table:table-cell office:value-type="float" office:value="2010" calcext:value-type="float">
            <text:p>2010</text:p>
          </table:table-cell>
          <table:table-cell office:value-type="float" office:value="5" calcext:value-type="float">
            <text:p>5</text:p>
          </table:table-cell>
          <table:table-cell office:value-type="string" calcext:value-type="string">
            <text:p>Thomas Huber, Switzerland</text:p>
          </table:table-cell>
          <table:table-cell office:value-type="string" calcext:value-type="string">
            <text:p>Denote by $\mathbb{Q}^+$ the set of all positive rational numbers. Determine all functions $f : \mathbb{Q}^+ \mapsto \mathbb{Q}^+$ which satisfy the following equation for all $x, y \in \mathbb{Q}^+:$ \[f\left( f(x)^2y \right) = x^3 f(xy).\]</text:p>
          </table:table-cell>
          <table:table-cell office:value-type="string" calcext:value-type="string">
            <text:p>https://artofproblemsolving.com/community/c3961_2010_imo_shortlist</text:p>
          </table:table-cell>
          <table:table-cell office:value-type="string" calcext:value-type="string">
            <text:p>Denote by $\mathbb{Q}^+$ the set of all positive rational numbers. Determine all functions $f : \mathbb{Q}^+ \mapsto \mathbb{Q}^+$ which satisfy the following equation for all $x, y \in \mathbb{Q}^+:$ \[f\left( f(x)^2y \right) = x^3 f(xy).\]</text:p>
            <text:p/>
            <text:p>\textit{Proposed by Thomas Huber, Switzerland}</text:p>
          </table:table-cell>
          <table:table-cell/>
        </table:table-row>
        <table:table-row table:style-name="ro7">
          <table:table-cell office:value-type="string" calcext:value-type="string">
            <text:p>2010 IMO Shortlist</text:p>
          </table:table-cell>
          <table:table-cell office:value-type="float" office:value="2010" calcext:value-type="float">
            <text:p>2010</text:p>
          </table:table-cell>
          <table:table-cell office:value-type="float" office:value="6" calcext:value-type="float">
            <text:p>6</text:p>
          </table:table-cell>
          <table:table-cell office:value-type="string" calcext:value-type="string">
            <text:p>Alex Schreiber, Germany</text:p>
          </table:table-cell>
          <table:table-cell office:value-type="string" calcext:value-type="string">
            <text:p>Suppose that $f$ and $g$ are two functions defined on the set of positive integers and taking positive integer values. Suppose also that the equations $f(g(n)) = f(n) + 1$ and $g(f(n)) = g(n) + 1$ hold for all positive integers. Prove that $f(n) = g(n)$ for all positive integer $n.$</text:p>
          </table:table-cell>
          <table:table-cell office:value-type="string" calcext:value-type="string">
            <text:p>https://artofproblemsolving.com/community/c3961_2010_imo_shortlist</text:p>
          </table:table-cell>
          <table:table-cell office:value-type="string" calcext:value-type="string">
            <text:p>Suppose that $f$ and $g$ are two functions defined on the set of positive integers and taking positive integer values. Suppose also that the equations $f(g(n)) = f(n) + 1$ and $g(f(n)) = g(n) + 1$ hold for all positive integers. Prove that $f(n) = g(n)$ for all positive integer $n.$</text:p>
            <text:p/>
            <text:p>\textit{Proposed by Alex Schreiber, Germany}</text:p>
          </table:table-cell>
          <table:table-cell/>
        </table:table-row>
        <table:table-row table:style-name="ro5">
          <table:table-cell office:value-type="string" calcext:value-type="string">
            <text:p>2010 IMO Shortlist</text:p>
          </table:table-cell>
          <table:table-cell office:value-type="float" office:value="2010" calcext:value-type="float">
            <text:p>2010</text:p>
          </table:table-cell>
          <table:table-cell office:value-type="float" office:value="7" calcext:value-type="float">
            <text:p>7</text:p>
          </table:table-cell>
          <table:table-cell office:value-type="string" calcext:value-type="string">
            <text:p>Morteza Saghafiyan, Iran</text:p>
          </table:table-cell>
          <table:table-cell office:value-type="string" calcext:value-type="string">
            <text:p>Let $a_1, a_2, a_3, \ldots$ be a sequence of positive real numbers, and $s$ be a positive integer, such that</text:p>
            <text:p>\[a_n = \max \{ a_k + a_{n-k} \mid 1 \leq k \leq n-1 \} \ \textrm{ for all } \ n &gt; s.\]</text:p>
            <text:p>Prove there exist positive integers $\ell \leq s$ and $N$, such that</text:p>
            <text:p>\[a_n = a_{\ell} + a_{n - \ell} \ \textrm{ for all } \ n \geq N.\]</text:p>
          </table:table-cell>
          <table:table-cell office:value-type="string" calcext:value-type="string">
            <text:p>https://artofproblemsolving.com/community/c3961_2010_imo_shortlist</text:p>
          </table:table-cell>
          <table:table-cell office:value-type="string" calcext:value-type="string">
            <text:p>Let $a_1, a_2, a_3, \ldots$ be a sequence of positive real numbers, and $s$ be a positive integer, such that</text:p>
            <text:p>\[a_n = \max \{ a_k + a_{n-k} \mid 1 \leq k \leq n-1 \} \ \textrm{ for all } \ n &gt; s.\]</text:p>
            <text:p>Prove there exist positive integers $\ell \leq s$ and $N$, such that</text:p>
            <text:p>\[a_n = a_{\ell} + a_{n - \ell} \ \textrm{ for all } \ n \geq N.\]</text:p>
            <text:p/>
            <text:p>\textit{Proposed by Morteza Saghafiyan, Iran}</text:p>
          </table:table-cell>
          <table:table-cell/>
        </table:table-row>
        <table:table-row table:style-name="ro7">
          <table:table-cell office:value-type="string" calcext:value-type="string">
            <text:p>2010 IMO Shortlist</text:p>
          </table:table-cell>
          <table:table-cell office:value-type="float" office:value="2010" calcext:value-type="float">
            <text:p>2010</text:p>
          </table:table-cell>
          <table:table-cell office:value-type="float" office:value="8" calcext:value-type="float">
            <text:p>8</text:p>
          </table:table-cell>
          <table:table-cell office:value-type="string" calcext:value-type="string">
            <text:p>Sung Yun Kim, South Korea</text:p>
          </table:table-cell>
          <table:table-cell office:value-type="string" calcext:value-type="string">
            <text:p>Given six positive numbers $a,b,c,d,e,f$ such that $a &lt; b &lt; c &lt; d &lt; e &lt; f.$ Let $a+c+e=S$ and $b+d+f=T.$ Prove that</text:p>
            <text:p>\[2ST &gt; \sqrt{3(S+T)\left(S(bd + bf + df) + T(ac + ae + ce) \right)}.\]</text:p>
          </table:table-cell>
          <table:table-cell office:value-type="string" calcext:value-type="string">
            <text:p>https://artofproblemsolving.com/community/c3961_2010_imo_shortlist</text:p>
          </table:table-cell>
          <table:table-cell office:value-type="string" calcext:value-type="string">
            <text:p>Given six positive numbers $a,b,c,d,e,f$ such that $a &lt; b &lt; c &lt; d &lt; e &lt; f.$ Let $a+c+e=S$ and $b+d+f=T.$ Prove that</text:p>
            <text:p>\[2ST &gt; \sqrt{3(S+T)\left(S(bd + bf + df) + T(ac + ae + ce) \right)}.\]</text:p>
            <text:p/>
            <text:p/>
            <text:p>\textit{Proposed by Sung Yun Kim, South Korea}</text:p>
          </table:table-cell>
          <table:table-cell/>
        </table:table-row>
        <table:table-row table:style-name="ro7">
          <table:table-cell office:value-type="string" calcext:value-type="string">
            <text:p>2010 IMO Shortlist</text:p>
          </table:table-cell>
          <table:table-cell office:value-type="float" office:value="2010" calcext:value-type="float">
            <text:p>2010</text:p>
          </table:table-cell>
          <table:table-cell office:value-type="float" office:value="1" calcext:value-type="float">
            <text:p>1</text:p>
          </table:table-cell>
          <table:table-cell office:value-type="string" calcext:value-type="string">
            <text:p>Gerhard Wöginger, Austria</text:p>
          </table:table-cell>
          <table:table-cell office:value-type="string" calcext:value-type="string">
            <text:p>In a concert, 20 singers will perform. For each singer, there is a (possibly empty) set of other singers such that he wishes to perform later than all the singers from that set. Can it happen that there are exactly 2010 orders of the singers such that all their wishes are satisfied?</text:p>
          </table:table-cell>
          <table:table-cell office:value-type="string" calcext:value-type="string">
            <text:p>https://artofproblemsolving.com/community/c3961_2010_imo_shortlist</text:p>
          </table:table-cell>
          <table:table-cell office:value-type="string" calcext:value-type="string">
            <text:p>In a concert, 20 singers will perform. For each singer, there is a (possibly empty) set of other singers such that he wishes to perform later than all the singers from that set. Can it happen that there are exactly 2010 orders of the singers such that all their wishes are satisfied?</text:p>
            <text:p/>
            <text:p>\textit{Proposed by Gerhard Wöginger, Austria}</text:p>
          </table:table-cell>
          <table:table-cell/>
        </table:table-row>
        <table:table-row table:style-name="ro3">
          <table:table-cell office:value-type="string" calcext:value-type="string">
            <text:p>2010 IMO Shortlist</text:p>
          </table:table-cell>
          <table:table-cell office:value-type="float" office:value="2010" calcext:value-type="float">
            <text:p>2010</text:p>
          </table:table-cell>
          <table:table-cell office:value-type="float" office:value="2" calcext:value-type="float">
            <text:p>2</text:p>
          </table:table-cell>
          <table:table-cell office:value-type="string" calcext:value-type="string">
            <text:p>Tonći Kokan, Croatia</text:p>
          </table:table-cell>
          <table:table-cell office:value-type="string" calcext:value-type="string">
            <text:p>On some planet, there are $2^N$ countries $(N \geq 4).$ Each country has a flag $N$ units wide and one unit high composed of $N$ fields of size $1 \times 1,$ each field being either yellow or blue. No two countries have the same flag. We say that a set of $N$ flags is diverse if these flags can be arranged into an $N \times N$ square so that all $N$ fields on its main diagonal will have the same color. Determine the smallest positive integer $M$ such that among any $M$ distinct flags, there exist $N$ flags forming a diverse set.</text:p>
          </table:table-cell>
          <table:table-cell office:value-type="string" calcext:value-type="string">
            <text:p>https://artofproblemsolving.com/community/c3961_2010_imo_shortlist</text:p>
          </table:table-cell>
          <table:table-cell office:value-type="string" calcext:value-type="string">
            <text:p>On some planet, there are $2^N$ countries $(N \geq 4).$ Each country has a flag $N$ units wide and one unit high composed of $N$ fields of size $1 \times 1,$ each field being either yellow or blue. No two countries have the same flag. We say that a set of $N$ flags is diverse if these flags can be arranged into an $N \times N$ square so that all $N$ fields on its main diagonal will have the same color. Determine the smallest positive integer $M$ such that among any $M$ distinct flags, there exist $N$ flags forming a diverse set.</text:p>
            <text:p/>
            <text:p>\textit{Proposed by Tonći Kokan, Croatia}</text:p>
          </table:table-cell>
          <table:table-cell/>
        </table:table-row>
        <table:table-row table:style-name="ro10">
          <table:table-cell office:value-type="string" calcext:value-type="string">
            <text:p>2010 IMO Shortlist</text:p>
          </table:table-cell>
          <table:table-cell office:value-type="float" office:value="2010" calcext:value-type="float">
            <text:p>2010</text:p>
          </table:table-cell>
          <table:table-cell office:value-type="float" office:value="3" calcext:value-type="float">
            <text:p>3</text:p>
          </table:table-cell>
          <table:table-cell office:value-type="string" calcext:value-type="string">
            <text:p>Sergei Berlov, Russia</text:p>
          </table:table-cell>
          <table:table-cell office:value-type="string" calcext:value-type="string">
            <text:p>2500 chess kings have to be placed on a $100 \times 100$ chessboard so that</text:p>
            <text:p/>
            <text:p>\textbf{(i)} no king can capture any other one (i.e. no two kings are placed in two squares sharing a common vertex);</text:p>
            <text:p>\textbf{(ii)} each row and each column contains exactly 25 kings.</text:p>
            <text:p/>
            <text:p>Find the number of such arrangements. (Two arrangements differing by rotation or symmetry are supposed to be different.)</text:p>
          </table:table-cell>
          <table:table-cell office:value-type="string" calcext:value-type="string">
            <text:p>https://artofproblemsolving.com/community/c3961_2010_imo_shortlist</text:p>
          </table:table-cell>
          <table:table-cell office:value-type="string" calcext:value-type="string">
            <text:p>2500 chess kings have to be placed on a $100 \times 100$ chessboard so that</text:p>
            <text:p/>
            <text:p>\textbf{(i)} no king can capture any other one (i.e. no two kings are placed in two squares sharing a common vertex);</text:p>
            <text:p>\textbf{(ii)} each row and each column contains exactly 25 kings.</text:p>
            <text:p/>
            <text:p>Find the number of such arrangements. (Two arrangements differing by rotation or symmetry are supposed to be different.)</text:p>
            <text:p/>
            <text:p>\textit{Proposed by Sergei Berlov, Russia}</text:p>
          </table:table-cell>
          <table:table-cell/>
        </table:table-row>
        <table:table-row table:style-name="ro9">
          <table:table-cell office:value-type="string" calcext:value-type="string">
            <text:p>2010 IMO Shortlist</text:p>
          </table:table-cell>
          <table:table-cell office:value-type="float" office:value="2010" calcext:value-type="float">
            <text:p>2010</text:p>
          </table:table-cell>
          <table:table-cell office:value-type="float" office:value="4" calcext:value-type="float">
            <text:p>4</text:p>
          </table:table-cell>
          <table:table-cell office:value-type="string" calcext:value-type="string">
            <text:p>Hans Zantema, Netherlands</text:p>
          </table:table-cell>
          <table:table-cell office:value-type="string" calcext:value-type="string">
            <text:p>Each of the six boxes $B_1$, $B_2$, $B_3$, $B_4$, $B_5$, $B_6$ initially contains one coin. The following operations are allowed</text:p>
            <text:p/>
            <text:p>Type 1) Choose a non-empty box $B_j$, $1\leq j \leq 5$, remove one coin from $B_j$ and add two coins to $B_{j+1}$;</text:p>
            <text:p/>
            <text:p>Type 2) Choose a non-empty box $B_k$, $1\leq k \leq 4$, remove one coin from $B_k$ and swap the contents (maybe empty) of the boxes $B_{k+1}$ and $B_{k+2}$.</text:p>
            <text:p/>
            <text:p>Determine if there exists a finite sequence of operations of the allowed types, such that the five boxes $B_1$, $B_2$, $B_3$, $B_4$, $B_5$ become empty, while box $B_6$ contains exactly $2010^{2010^{2010}}$ coins.</text:p>
          </table:table-cell>
          <table:table-cell office:value-type="string" calcext:value-type="string">
            <text:p>https://artofproblemsolving.com/community/c3961_2010_imo_shortlist</text:p>
          </table:table-cell>
          <table:table-cell office:value-type="string" calcext:value-type="string">
            <text:p>Each of the six boxes $B_1$, $B_2$, $B_3$, $B_4$, $B_5$, $B_6$ initially contains one coin. The following operations are allowed</text:p>
            <text:p/>
            <text:p>Type 1) Choose a non-empty box $B_j$, $1\leq j \leq 5$, remove one coin from $B_j$ and add two coins to $B_{j+1}$;</text:p>
            <text:p/>
            <text:p>Type 2) Choose a non-empty box $B_k$, $1\leq k \leq 4$, remove one coin from $B_k$ and swap the contents (maybe empty) of the boxes $B_{k+1}$ and $B_{k+2}$.</text:p>
            <text:p/>
            <text:p>Determine if there exists a finite sequence of operations of the allowed types, such that the five boxes $B_1$, $B_2$, $B_3$, $B_4$, $B_5$ become empty, while box $B_6$ contains exactly $2010^{2010^{2010}}$ coins.</text:p>
            <text:p/>
            <text:p>\textit{Proposed by Hans Zantema, Netherlands}</text:p>
          </table:table-cell>
          <table:table-cell/>
        </table:table-row>
        <table:table-row table:style-name="ro3">
          <table:table-cell office:value-type="string" calcext:value-type="string">
            <text:p>2010 IMO Shortlist</text:p>
          </table:table-cell>
          <table:table-cell office:value-type="float" office:value="2010" calcext:value-type="float">
            <text:p>2010</text:p>
          </table:table-cell>
          <table:table-cell office:value-type="float" office:value="5" calcext:value-type="float">
            <text:p>5</text:p>
          </table:table-cell>
          <table:table-cell office:value-type="string" calcext:value-type="string">
            <text:p>Sung Yun Kim, South Korea</text:p>
          </table:table-cell>
          <table:table-cell office:value-type="string" calcext:value-type="string">
            <text:p>$n \geq 4$ players participated in a tennis tournament. Any two players have played exactly one game, and there was no tie game. We call a company of four players $bad$ if one player was defeated by the other three players, and each of these three players won a game and lost another game among themselves. Suppose that there is no bad company in this tournament. Let $w_i$ and $l_i$ be respectively the number of wins and losses of the $i$-th player. Prove that \[\sum^n_{i=1} \left(w_i - l_i\right)^3 \geq 0.\]</text:p>
          </table:table-cell>
          <table:table-cell office:value-type="string" calcext:value-type="string">
            <text:p>https://artofproblemsolving.com/community/c3961_2010_imo_shortlist</text:p>
          </table:table-cell>
          <table:table-cell office:value-type="string" calcext:value-type="string">
            <text:p>$n \geq 4$ players participated in a tennis tournament. Any two players have played exactly one game, and there was no tie game. We call a company of four players $bad$ if one player was defeated by the other three players, and each of these three players won a game and lost another game among themselves. Suppose that there is no bad company in this tournament. Let $w_i$ and $l_i$ be respectively the number of wins and losses of the $i$-th player. Prove that \[\sum^n_{i=1} \left(w_i - l_i\right)^3 \geq 0.\]</text:p>
            <text:p/>
            <text:p>\textit{Proposed by Sung Yun Kim, South Korea}</text:p>
          </table:table-cell>
          <table:table-cell/>
        </table:table-row>
        <table:table-row table:style-name="ro15">
          <table:table-cell office:value-type="string" calcext:value-type="string">
            <text:p>2010 IMO Shortlist</text:p>
          </table:table-cell>
          <table:table-cell office:value-type="float" office:value="2010" calcext:value-type="float">
            <text:p>2010</text:p>
          </table:table-cell>
          <table:table-cell office:value-type="float" office:value="6" calcext:value-type="float">
            <text:p>6</text:p>
          </table:table-cell>
          <table:table-cell office:value-type="string" calcext:value-type="string">
            <text:p>Bill Sands, Thao Do, Canada</text:p>
          </table:table-cell>
          <table:table-cell office:value-type="string" calcext:value-type="string">
            <text:p>Given a positive integer $k$ and other two integers $b &gt; w &gt; 1.$ There are two strings of pearls, a string of $b$ black pearls and a string of $w$ white pearls. The length of a string is the number of pearls on it. One cuts these strings in some steps by the following rules. In each step:</text:p>
            <text:p/>
            <text:p>\textbf{(i)} The strings are ordered by their lengths in a non-increasing order. If there are some strings of equal lengths, then the white ones precede the black ones. Then $k$ first ones (if they consist of more than one pearl) are chosen; if there are less than $k$ strings longer than 1, then one chooses all of them.</text:p>
            <text:p>\textbf{(ii)} Next, one cuts each chosen string into two parts differing in length by at most one. (For instance, if there are strings of $5, 4, 4, 2$ black pearls, strings of $8, 4, 3$ white pearls and $k = 4,$ then the strings of 8 white, 5 black, 4 white and 4 black pearls are cut into the parts $(4,4), (3,2), (2,2)$ and $(2,2)$ respectively.) The process stops immediately after the step when a first isolated white pearl appears.</text:p>
            <text:p/>
            <text:p>Prove that at this stage, there will still exist a string of at least two black pearls.</text:p>
          </table:table-cell>
          <table:table-cell office:value-type="string" calcext:value-type="string">
            <text:p>https://artofproblemsolving.com/community/c3961_2010_imo_shortlist</text:p>
          </table:table-cell>
          <table:table-cell office:value-type="string" calcext:value-type="string">
            <text:p>Given a positive integer $k$ and other two integers $b &gt; w &gt; 1.$ There are two strings of pearls, a string of $b$ black pearls and a string of $w$ white pearls. The length of a string is the number of pearls on it. One cuts these strings in some steps by the following rules. In each step:</text:p>
            <text:p/>
            <text:p>\textbf{(i)} The strings are ordered by their lengths in a non-increasing order. If there are some strings of equal lengths, then the white ones precede the black ones. Then $k$ first ones (if they consist of more than one pearl) are chosen; if there are less than $k$ strings longer than 1, then one chooses all of them.</text:p>
            <text:p>\textbf{(ii)} Next, one cuts each chosen string into two parts differing in length by at most one. (For instance, if there are strings of $5, 4, 4, 2$ black pearls, strings of $8, 4, 3$ white pearls and $k = 4,$ then the strings of 8 white, 5 black, 4 white and 4 black pearls are cut into the parts $(4,4), (3,2), (2,2)$ and $(2,2)$ respectively.) The process stops immediately after the step when a first isolated white pearl appears.</text:p>
            <text:p/>
            <text:p>Prove that at this stage, there will still exist a string of at least two black pearls.</text:p>
            <text:p/>
            <text:p>\textit{Proposed by Bill Sands, Thao Do, Canada}</text:p>
          </table:table-cell>
          <table:table-cell/>
        </table:table-row>
        <table:table-row table:style-name="ro11">
          <table:table-cell office:value-type="string" calcext:value-type="string">
            <text:p>2010 IMO Shortlist</text:p>
          </table:table-cell>
          <table:table-cell office:value-type="float" office:value="2010" calcext:value-type="float">
            <text:p>2010</text:p>
          </table:table-cell>
          <table:table-cell office:value-type="float" office:value="7" calcext:value-type="float">
            <text:p>7</text:p>
          </table:table-cell>
          <table:table-cell office:value-type="string" calcext:value-type="string">
            <text:p>Dierk Schleicher, Germany</text:p>
          </table:table-cell>
          <table:table-cell office:value-type="string" calcext:value-type="string">
            <text:p>Let $P_1, \ldots , P_s$ be arithmetic progressions of integers, the following conditions being satisfied:</text:p>
            <text:p/>
            <text:p>\textbf{(i)} each integer belongs to at least one of them;</text:p>
            <text:p>\textbf{(ii)} each progression contains a number which does not belong to other progressions.</text:p>
            <text:p/>
            <text:p>Denote by $n$ the least common multiple of the ratios of these progressions; let $n=p_1^{\alpha_1} \cdots p_k^{\alpha_k}$ its prime factorization.</text:p>
            <text:p/>
            <text:p>Prove that \[s \geq 1 + \sum^k_{i=1} \alpha_i (p_i - 1).\]</text:p>
          </table:table-cell>
          <table:table-cell office:value-type="string" calcext:value-type="string">
            <text:p>https://artofproblemsolving.com/community/c3961_2010_imo_shortlist</text:p>
          </table:table-cell>
          <table:table-cell office:value-type="string" calcext:value-type="string">
            <text:p>Let $P_1, \ldots , P_s$ be arithmetic progressions of integers, the following conditions being satisfied:</text:p>
            <text:p/>
            <text:p>\textbf{(i)} each integer belongs to at least one of them;</text:p>
            <text:p>\textbf{(ii)} each progression contains a number which does not belong to other progressions.</text:p>
            <text:p/>
            <text:p>Denote by $n$ the least common multiple of the ratios of these progressions; let $n=p_1^{\alpha_1} \cdots p_k^{\alpha_k}$ its prime factorization.</text:p>
            <text:p/>
            <text:p>Prove that \[s \geq 1 + \sum^k_{i=1} \alpha_i (p_i - 1).\]</text:p>
            <text:p/>
            <text:p>\textit{Proposed by Dierk Schleicher, Germany}</text:p>
          </table:table-cell>
          <table:table-cell/>
        </table:table-row>
        <table:table-row table:style-name="ro7">
          <table:table-cell office:value-type="string" calcext:value-type="string">
            <text:p>2010 IMO Shortlist</text:p>
          </table:table-cell>
          <table:table-cell office:value-type="float" office:value="2010" calcext:value-type="float">
            <text:p>2010</text:p>
          </table:table-cell>
          <table:table-cell office:value-type="float" office:value="1" calcext:value-type="float">
            <text:p>1</text:p>
          </table:table-cell>
          <table:table-cell office:value-type="string" calcext:value-type="string">
            <text:p>Christopher Bradley, United Kingdom</text:p>
          </table:table-cell>
          <table:table-cell office:value-type="string" calcext:value-type="string">
            <text:p>Let $ABC$ be an acute triangle with $D, E, F$ the feet of the altitudes lying on $BC, CA, AB$ respectively. One of the intersection points of the line $EF$ and the circumcircle is $P.$ The lines $BP$ and $DF$ meet at point $Q.$ Prove that $AP = AQ.$</text:p>
          </table:table-cell>
          <table:table-cell office:value-type="string" calcext:value-type="string">
            <text:p>https://artofproblemsolving.com/community/c3961_2010_imo_shortlist</text:p>
          </table:table-cell>
          <table:table-cell office:value-type="string" calcext:value-type="string">
            <text:p>Let $ABC$ be an acute triangle with $D, E, F$ the feet of the altitudes lying on $BC, CA, AB$ respectively. One of the intersection points of the line $EF$ and the circumcircle is $P.$ The lines $BP$ and $DF$ meet at point $Q.$ Prove that $AP = AQ.$</text:p>
            <text:p/>
            <text:p>\textit{Proposed by Christopher Bradley, United Kingdom}</text:p>
          </table:table-cell>
          <table:table-cell/>
        </table:table-row>
        <table:table-row table:style-name="ro7">
          <table:table-cell office:value-type="string" calcext:value-type="string">
            <text:p>2010 IMO Shortlist</text:p>
          </table:table-cell>
          <table:table-cell office:value-type="float" office:value="2010" calcext:value-type="float">
            <text:p>2010</text:p>
          </table:table-cell>
          <table:table-cell office:value-type="float" office:value="2" calcext:value-type="float">
            <text:p>2</text:p>
          </table:table-cell>
          <table:table-cell office:value-type="string" calcext:value-type="string">
            <text:p>Marcin E. Kuczma, Poland</text:p>
          </table:table-cell>
          <table:table-cell office:value-type="string" calcext:value-type="string">
            <text:p>Let $P$ be a point interior to triangle $ABC$ (with $CA \neq CB$). The lines $AP$, $BP$ and $CP$ meet again its circumcircle $\Gamma$ at $K$, $L$, respectively $M$. The tangent line at $C$ to $\Gamma$ meets the line $AB$ at $S$. Show that from $SC = SP$ follows $MK = ML$.</text:p>
          </table:table-cell>
          <table:table-cell office:value-type="string" calcext:value-type="string">
            <text:p>https://artofproblemsolving.com/community/c3961_2010_imo_shortlist</text:p>
          </table:table-cell>
          <table:table-cell office:value-type="string" calcext:value-type="string">
            <text:p>Let $P$ be a point interior to triangle $ABC$ (with $CA \neq CB$). The lines $AP$, $BP$ and $CP$ meet again its circumcircle $\Gamma$ at $K$, $L$, respectively $M$. The tangent line at $C$ to $\Gamma$ meets the line $AB$ at $S$. Show that from $SC = SP$ follows $MK = ML$.</text:p>
            <text:p/>
            <text:p>\textit{Proposed by Marcin E. Kuczma, Poland}</text:p>
          </table:table-cell>
          <table:table-cell/>
        </table:table-row>
        <table:table-row table:style-name="ro7">
          <table:table-cell office:value-type="string" calcext:value-type="string">
            <text:p>2010 IMO Shortlist</text:p>
          </table:table-cell>
          <table:table-cell office:value-type="float" office:value="2010" calcext:value-type="float">
            <text:p>2010</text:p>
          </table:table-cell>
          <table:table-cell office:value-type="float" office:value="3" calcext:value-type="float">
            <text:p>3</text:p>
          </table:table-cell>
          <table:table-cell office:value-type="string" calcext:value-type="string">
            <text:p>Nairi Sedrakyan, Armenia</text:p>
          </table:table-cell>
          <table:table-cell office:value-type="string" calcext:value-type="string">
            <text:p>Let $A_1A_2 \ldots A_n$ be a convex polygon. Point $P$ inside this polygon is chosen so that its projections $P_1, \ldots , P_n$ onto lines $A_1A_2, \ldots , A_nA_1$ respectively lie on the sides of the polygon. Prove that for arbitrary points $X_1, \ldots , X_n$ on sides $A_1A_2, \ldots , A_nA_1$ respectively,</text:p>
            <text:p>\[\max \left\{ \frac{X_1X_2}{P_1P_2}, \ldots, \frac{X_nX_1}{P_nP_1} \right\} \geq 1.\]</text:p>
          </table:table-cell>
          <table:table-cell office:value-type="string" calcext:value-type="string">
            <text:p>https://artofproblemsolving.com/community/c3961_2010_imo_shortlist</text:p>
          </table:table-cell>
          <table:table-cell office:value-type="string" calcext:value-type="string">
            <text:p>Let $A_1A_2 \ldots A_n$ be a convex polygon. Point $P$ inside this polygon is chosen so that its projections $P_1, \ldots , P_n$ onto lines $A_1A_2, \ldots , A_nA_1$ respectively lie on the sides of the polygon. Prove that for arbitrary points $X_1, \ldots , X_n$ on sides $A_1A_2, \ldots , A_nA_1$ respectively,</text:p>
            <text:p>\[\max \left\{ \frac{X_1X_2}{P_1P_2}, \ldots, \frac{X_nX_1}{P_nP_1} \right\} \geq 1.\]</text:p>
            <text:p>\textit{Proposed by Nairi Sedrakyan, Armenia}</text:p>
          </table:table-cell>
          <table:table-cell/>
        </table:table-row>
        <table:table-row table:style-name="ro7">
          <table:table-cell office:value-type="string" calcext:value-type="string">
            <text:p>2010 IMO Shortlist</text:p>
          </table:table-cell>
          <table:table-cell office:value-type="float" office:value="2010" calcext:value-type="float">
            <text:p>2010</text:p>
          </table:table-cell>
          <table:table-cell office:value-type="float" office:value="4" calcext:value-type="float">
            <text:p>4</text:p>
          </table:table-cell>
          <table:table-cell office:value-type="string" calcext:value-type="string">
            <text:p>Tai Wai Ming and Wang Chongli, Hong Kong</text:p>
          </table:table-cell>
          <table:table-cell office:value-type="string" calcext:value-type="string">
            <text:p>Given a triangle $ABC$, with $I$ as its incenter and $\Gamma$ as its circumcircle, $AI$ intersects $\Gamma$ again at $D$. Let $E$ be a point on the arc $BDC$, and $F$ a point on the segment $BC$, such that $\angle BAF=\angle CAE &lt; \dfrac12\angle BAC$. If $G$ is the midpoint of $IF$, prove that the meeting point of the lines $EI$ and $DG$ lies on $\Gamma$.</text:p>
          </table:table-cell>
          <table:table-cell office:value-type="string" calcext:value-type="string">
            <text:p>https://artofproblemsolving.com/community/c3961_2010_imo_shortlist</text:p>
          </table:table-cell>
          <table:table-cell office:value-type="string" calcext:value-type="string">
            <text:p>Given a triangle $ABC$, with $I$ as its incenter and $\Gamma$ as its circumcircle, $AI$ intersects $\Gamma$ again at $D$. Let $E$ be a point on the arc $BDC$, and $F$ a point on the segment $BC$, such that $\angle BAF=\angle CAE &lt; \dfrac12\angle BAC$. If $G$ is the midpoint of $IF$, prove that the meeting point of the lines $EI$ and $DG$ lies on $\Gamma$.</text:p>
            <text:p/>
            <text:p>\textit{Proposed by Tai Wai Ming and Wang Chongli, Hong Kong}</text:p>
          </table:table-cell>
          <table:table-cell/>
        </table:table-row>
        <table:table-row table:style-name="ro7">
          <table:table-cell office:value-type="string" calcext:value-type="string">
            <text:p>2010 IMO Shortlist</text:p>
          </table:table-cell>
          <table:table-cell office:value-type="float" office:value="2010" calcext:value-type="float">
            <text:p>2010</text:p>
          </table:table-cell>
          <table:table-cell office:value-type="float" office:value="5" calcext:value-type="float">
            <text:p>5</text:p>
          </table:table-cell>
          <table:table-cell office:value-type="string" calcext:value-type="string">
            <text:p>Nazar Serdyuk, Ukraine</text:p>
          </table:table-cell>
          <table:table-cell office:value-type="string" calcext:value-type="string">
            <text:p>Let $ABCDE$ be a convex pentagon such that $BC \parallel AE,$ $AB = BC + <text:s/>AE,$ and $\angle ABC = \angle CDE.$ Let $M$ be the midpoint of $CE,$ and let $O$ be the circumcenter of triangle $BCD.$ Given that $\angle DMO = 90^{\circ},$ prove that $2 \angle BDA = \angle CDE.$</text:p>
          </table:table-cell>
          <table:table-cell office:value-type="string" calcext:value-type="string">
            <text:p>https://artofproblemsolving.com/community/c3961_2010_imo_shortlist</text:p>
          </table:table-cell>
          <table:table-cell office:value-type="string" calcext:value-type="string">
            <text:p>Let $ABCDE$ be a convex pentagon such that $BC \parallel AE,$ $AB = BC +  AE,$ and $\angle ABC = \angle CDE.$ Let $M$ be the midpoint of $CE,$ and let $O$ be the circumcenter of triangle $BCD.$ Given that $\angle DMO = 90^{\circ},$ prove that $2 \angle BDA = \angle CDE.$</text:p>
            <text:p/>
            <text:p>\textit{Proposed by Nazar Serdyuk, Ukraine}</text:p>
          </table:table-cell>
          <table:table-cell/>
        </table:table-row>
        <table:table-row table:style-name="ro13">
          <table:table-cell office:value-type="string" calcext:value-type="string">
            <text:p>2010 IMO Shortlist</text:p>
          </table:table-cell>
          <table:table-cell office:value-type="float" office:value="2010" calcext:value-type="float">
            <text:p>2010</text:p>
          </table:table-cell>
          <table:table-cell office:value-type="float" office:value="6" calcext:value-type="float">
            <text:p>6</text:p>
          </table:table-cell>
          <table:table-cell office:value-type="string" calcext:value-type="string">
            <text:p>Nikolay Beluhov, Bulgaria</text:p>
          </table:table-cell>
          <table:table-cell office:value-type="string" calcext:value-type="string">
            <text:p>The vertices $X, Y , Z$ of an equilateral triangle $XYZ$ lie respectively on the sides $BC, CA, AB$ of an acute-angled triangle $ABC.$ Prove that the incenter of triangle $ABC$ lies inside triangle $XYZ.$</text:p>
          </table:table-cell>
          <table:table-cell office:value-type="string" calcext:value-type="string">
            <text:p>https://artofproblemsolving.com/community/c3961_2010_imo_shortlist</text:p>
          </table:table-cell>
          <table:table-cell office:value-type="string" calcext:value-type="string">
            <text:p>The vertices $X, Y , Z$ of an equilateral triangle $XYZ$ lie respectively on the sides $BC, CA, AB$ of an acute-angled triangle $ABC.$ Prove that the incenter of triangle $ABC$ lies inside triangle $XYZ.$</text:p>
            <text:p/>
            <text:p>\textit{Proposed by Nikolay Beluhov, Bulgaria}</text:p>
          </table:table-cell>
          <table:table-cell/>
        </table:table-row>
        <table:table-row table:style-name="ro18">
          <table:table-cell office:value-type="string" calcext:value-type="string">
            <text:p>2010 IMO Shortlist</text:p>
          </table:table-cell>
          <table:table-cell office:value-type="float" office:value="2010" calcext:value-type="float">
            <text:p>2010</text:p>
          </table:table-cell>
          <table:table-cell office:value-type="float" office:value="7" calcext:value-type="float">
            <text:p>7</text:p>
          </table:table-cell>
          <table:table-cell/>
          <table:table-cell office:value-type="string" calcext:value-type="string">
            <text:p>Three circular arcs $\gamma_1, \gamma_2,$ and $\gamma_3$ connect the points $A$ and $C.$ These arcs lie in the same half-plane defined by line $AC$ in such a way that arc $\gamma_2$ lies between the arcs $\gamma_1$ and $\gamma_3.$ Point $B$ lies on the segment $AC.$ Let $h_1, h_2$, and $h_3$ be three rays starting at $B,$ lying in the same half-plane, $h_2$ being between $h_1$ and $h_3.$ For $i, j = 1, 2, 3,$ denote by $V_{ij}$ the point of intersection of $h_i$ and $\gamma_j$ (see the Figure below). Denote by $\widehat{V_{ij}V_{kj}}\widehat{V_{kl}V_{il}}$ the curved quadrilateral, whose sides are the segments $V_{ij}V_{il},$ $V_{kj}V_{kl}$ and arcs $V_{ij}V_{kj}$ and $V_{il}V_{kl}.$ We say that this quadrilateral is $circumscribed$ if there exists a circle touching these two segments and two arcs. Prove that if the curved quadrilaterals $\widehat{V_{11}V_{21}}\widehat{V_{22}V_{12}}, \widehat{V_{12}V_{22}}\widehat{V_{23}V_{13}},\widehat{V_{21}V_{31}}\widehat{V_{32}V_{22}}$ are circumscribed, then the curved quadrilateral $\widehat{V_{22}V_{32}}\widehat{V_{33}V_{23}}$ is circumscribed, too.</text:p>
            <text:p/>
            <text:p>\textit{Proposed by Géza Kós, Hungary}</text:p>
            <text:p/>
            <text:p>[asy]</text:p>
            <text:p>pathpen=black;</text:p>
            <text:p>size(400);</text:p>
            <text:p>pair A=(0,0), B=(4,0), C=(10,0);</text:p>
            <text:p>draw(L(A,C,0.3));</text:p>
            <text:p>MP("A",A); MP("B",B); MP("C",C);</text:p>
            <text:p>pair X=(5,-7);</text:p>
            <text:p>path G1=D(arc(X,C,A));</text:p>
            <text:p>pair Y=(5,7), Z=(9,6);</text:p>
            <text:p>draw(Z--B--Y);</text:p>
            <text:p>struct T {pair C;real r;};</text:p>
            <text:p>T f(pair X, pair B, pair Y, pair Z)</text:p>
            <text:p>{</text:p>
            <text:p>pair S=unit(Y-B)+unit(Z-B);</text:p>
            <text:p>real s=abs(sin(angle((Y-B)/(Z-B))/2));</text:p>
            <text:p>real t=10, r=abs(X-A);</text:p>
            <text:p>pair Q;</text:p>
            <text:p>for(int k=0;k&lt;30;++k)</text:p>
            <text:p>{</text:p>
            <text:p>Q=B+t*S;</text:p>
            <text:p>t-=(abs(X-Q)-r)/abs(S)-s*t;</text:p>
            <text:p>}</text:p>
            <text:p/>
            <text:p>T T=new T;</text:p>
            <text:p>T.C=Q; T.r=s*t*abs(S);</text:p>
            <text:p>return T;</text:p>
            <text:p>}</text:p>
            <text:p>void g(pair Q, real r)</text:p>
            <text:p>{</text:p>
            <text:p>real t=0;</text:p>
            <text:p>for(int k=0;k&lt;30;++k)</text:p>
            <text:p>{</text:p>
            <text:p>X=(5,t);</text:p>
            <text:p>t+=(abs(X-Q)+r-abs(X-A));</text:p>
            <text:p>}</text:p>
            <text:p>}</text:p>
            <text:p>pair Z1=(1.07,6);</text:p>
            <text:p>draw(B--Z1);</text:p>
            <text:p>T T=f(X,B,Y,Z1);</text:p>
            <text:p>draw(CR(T.C,T.r));</text:p>
            <text:p>T T=f(X,B,Y,Z);</text:p>
            <text:p>draw(CR(T.C,T.r));</text:p>
            <text:p>g(T.C,T.r);</text:p>
            <text:p>path G2=D(arc(X,C,A));</text:p>
            <text:p>T T=f(X,B,Y,Z1);</text:p>
            <text:p>draw(CR(T.C,T.r));</text:p>
            <text:p>T=f(X,B,Y,Z);</text:p>
            <text:p>draw(CR(T.C,T.r));</text:p>
            <text:p>g(T.C,T.r);</text:p>
            <text:p>path G3=D(arc(X,C,A));</text:p>
            <text:p>pen p=black+fontsize(8);</text:p>
            <text:p>MC("\gamma_1",G1,0.85,p);</text:p>
            <text:p>MC("\gamma_2",G2,0.85,NNW,p);</text:p>
            <text:p>MC("\gamma_3",G3,0.85,WNW,p);</text:p>
            <text:p>MC("h_1",B--Z1,0.95,E,p);</text:p>
            <text:p>MC("h_2",B--Y,0.95,E,p);</text:p>
            <text:p>MC("h_3",B--Z,0.95,E,p);</text:p>
            <text:p>path[] G={G1,G2,G3};</text:p>
            <text:p>path[] H={B--Z1,B--Y,B--Z};</text:p>
            <text:p>pair[][] al={{S+SSW,S+SSW,3*S},{SE,NE,NW},{2*SSE,2*SSE,2*E}};</text:p>
            <text:p>for(int i=0;i&lt;3;++i)</text:p>
            <text:p>for(int j=0;j&lt;3;++j)</text:p>
            <text:p>MP("V_{"+string(i+1)+string(j+1)+"}",IP(H[i],G[j]),al[i][j],fontsize(8));[/asy]</text:p>
          </table:table-cell>
          <table:table-cell office:value-type="string" calcext:value-type="string">
            <text:p>https://artofproblemsolving.com/community/c3961_2010_imo_shortlist</text:p>
          </table:table-cell>
          <table:table-cell office:value-type="string" calcext:value-type="string">
            <text:p>Three circular arcs $\gamma_1, \gamma_2,$ and $\gamma_3$ connect the points $A$ and $C.$ These arcs lie in the same half-plane defined by line $AC$ in such a way that arc $\gamma_2$ lies between the arcs $\gamma_1$ and $\gamma_3.$ Point $B$ lies on the segment $AC.$ Let $h_1, h_2$, and $h_3$ be three rays starting at $B,$ lying in the same half-plane, $h_2$ being between $h_1$ and $h_3.$ For $i, j = 1, 2, 3,$ denote by $V_{ij}$ the point of intersection of $h_i$ and $\gamma_j$ (see the Figure below). Denote by $\widehat{V_{ij}V_{kj}}\widehat{V_{kl}V_{il}}$ the curved quadrilateral, whose sides are the segments $V_{ij}V_{il},$ $V_{kj}V_{kl}$ and arcs $V_{ij}V_{kj}$ and $V_{il}V_{kl}.$ We say that this quadrilateral is $circumscribed$ if there exists a circle touching these two segments and two arcs. Prove that if the curved quadrilaterals $\widehat{V_{11}V_{21}}\widehat{V_{22}V_{12}}, \widehat{V_{12}V_{22}}\widehat{V_{23}V_{13}},\widehat{V_{21}V_{31}}\widehat{V_{32}V_{22}}$ are circumscribed, then the curved quadrilateral $\widehat{V_{22}V_{32}}\widehat{V_{33}V_{23}}$ is circumscribed, too.</text:p>
            <text:p/>
            <text:p>\textit{Proposed by Géza Kós, Hungary}</text:p>
            <text:p/>
            <text:p>[asy]</text:p>
            <text:p>pathpen=black;</text:p>
            <text:p>size(400);</text:p>
            <text:p>pair A=(0,0), B=(4,0), C=(10,0);</text:p>
            <text:p>draw(L(A,C,0.3));</text:p>
            <text:p>MP("A",A); MP("B",B); MP("C",C);</text:p>
            <text:p>pair X=(5,-7);</text:p>
            <text:p>path G1=D(arc(X,C,A));</text:p>
            <text:p>pair Y=(5,7), Z=(9,6);</text:p>
            <text:p>draw(Z--B--Y);</text:p>
            <text:p>struct T {pair C;real r;};</text:p>
            <text:p>T f(pair X, pair B, pair Y, pair Z)</text:p>
            <text:p>{</text:p>
            <text:p>pair S=unit(Y-B)+unit(Z-B);</text:p>
            <text:p>real s=abs(sin(angle((Y-B)/(Z-B))/2));</text:p>
            <text:p>real t=10, r=abs(X-A);</text:p>
            <text:p>pair Q;</text:p>
            <text:p>for(int k=0;k&lt;30;++k)</text:p>
            <text:p>{</text:p>
            <text:p>Q=B+t*S;</text:p>
            <text:p>t-=(abs(X-Q)-r)/abs(S)-s*t;</text:p>
            <text:p>}</text:p>
            <text:p/>
            <text:p>T T=new T;</text:p>
            <text:p>T.C=Q; T.r=s*t*abs(S);</text:p>
            <text:p>return T;</text:p>
            <text:p>}</text:p>
            <text:p>void g(pair Q, real r)</text:p>
            <text:p>{</text:p>
            <text:p>real t=0;</text:p>
            <text:p>for(int k=0;k&lt;30;++k)</text:p>
            <text:p>{</text:p>
            <text:p>X=(5,t);</text:p>
            <text:p>t+=(abs(X-Q)+r-abs(X-A));</text:p>
            <text:p>}</text:p>
            <text:p>}</text:p>
            <text:p>pair Z1=(1.07,6);</text:p>
            <text:p>draw(B--Z1);</text:p>
            <text:p>T T=f(X,B,Y,Z1);</text:p>
            <text:p>draw(CR(T.C,T.r));</text:p>
            <text:p>T T=f(X,B,Y,Z);</text:p>
            <text:p>draw(CR(T.C,T.r));</text:p>
            <text:p>g(T.C,T.r);</text:p>
            <text:p>path G2=D(arc(X,C,A));</text:p>
            <text:p>T T=f(X,B,Y,Z1);</text:p>
            <text:p>draw(CR(T.C,T.r));</text:p>
            <text:p>T=f(X,B,Y,Z);</text:p>
            <text:p>draw(CR(T.C,T.r));</text:p>
            <text:p>g(T.C,T.r);</text:p>
            <text:p>path G3=D(arc(X,C,A));</text:p>
            <text:p>pen p=black+fontsize(8);</text:p>
            <text:p>MC("\gamma_1",G1,0.85,p);</text:p>
            <text:p>MC("\gamma_2",G2,0.85,NNW,p);</text:p>
            <text:p>MC("\gamma_3",G3,0.85,WNW,p);</text:p>
            <text:p>MC("h_1",B--Z1,0.95,E,p);</text:p>
            <text:p>MC("h_2",B--Y,0.95,E,p);</text:p>
            <text:p>MC("h_3",B--Z,0.95,E,p);</text:p>
            <text:p>path[] G={G1,G2,G3};</text:p>
            <text:p>path[] H={B--Z1,B--Y,B--Z};</text:p>
            <text:p>pair[][] al={{S+SSW,S+SSW,3*S},{SE,NE,NW},{2*SSE,2*SSE,2*E}};</text:p>
            <text:p>for(int i=0;i&lt;3;++i)</text:p>
            <text:p>for(int j=0;j&lt;3;++j)</text:p>
            <text:p>MP("V_{"+string(i+1)+string(j+1)+"}",IP(H[i],G[j]),al[i][j],fontsize(8));[/asy]</text:p>
          </table:table-cell>
          <table:table-cell/>
        </table:table-row>
        <table:table-row table:style-name="ro7">
          <table:table-cell office:value-type="string" calcext:value-type="string">
            <text:p>2010 IMO Shortlist</text:p>
          </table:table-cell>
          <table:table-cell office:value-type="float" office:value="2010" calcext:value-type="float">
            <text:p>2010</text:p>
          </table:table-cell>
          <table:table-cell office:value-type="float" office:value="1" calcext:value-type="float">
            <text:p>1</text:p>
          </table:table-cell>
          <table:table-cell office:value-type="string" calcext:value-type="string">
            <text:p>Daniel Brown, Canada</text:p>
          </table:table-cell>
          <table:table-cell office:value-type="string" calcext:value-type="string">
            <text:p>Find the least positive integer $n$ for which there exists a set $\{s_1, s_2, \ldots , s_n\}$ consisting of $n$ distinct positive integers such that</text:p>
            <text:p>\[ \left( 1 - \frac{1}{s_1} \right) \left( 1 - \frac{1}{s_2} \right) \cdots \left( 1 - \frac{1}{s_n} \right) = \frac{51}{2010}.\]</text:p>
          </table:table-cell>
          <table:table-cell office:value-type="string" calcext:value-type="string">
            <text:p>https://artofproblemsolving.com/community/c3961_2010_imo_shortlist</text:p>
          </table:table-cell>
          <table:table-cell office:value-type="string" calcext:value-type="string">
            <text:p>Find the least positive integer $n$ for which there exists a set $\{s_1, s_2, \ldots , s_n\}$ consisting of $n$ distinct positive integers such that</text:p>
            <text:p>\[ \left( 1 - \frac{1}{s_1} \right) \left( 1 - \frac{1}{s_2} \right) \cdots \left( 1 - \frac{1}{s_n} \right) = \frac{51}{2010}.\]</text:p>
            <text:p/>
            <text:p>\textit{Proposed by Daniel Brown, Canada}</text:p>
          </table:table-cell>
          <table:table-cell/>
        </table:table-row>
        <table:table-row table:style-name="ro4">
          <table:table-cell office:value-type="string" calcext:value-type="string">
            <text:p>2010 IMO Shortlist</text:p>
          </table:table-cell>
          <table:table-cell office:value-type="float" office:value="2010" calcext:value-type="float">
            <text:p>2010</text:p>
          </table:table-cell>
          <table:table-cell office:value-type="float" office:value="2" calcext:value-type="float">
            <text:p>2</text:p>
          </table:table-cell>
          <table:table-cell office:value-type="string" calcext:value-type="string">
            <text:p>Angelo Di Pasquale, Australia</text:p>
          </table:table-cell>
          <table:table-cell office:value-type="string" calcext:value-type="string">
            <text:p>Find all pairs $(m,n)$ of nonnegative integers for which \[m^2 + 2 \cdot 3^n = m\left(2^{n+1} - 1\right).\]</text:p>
          </table:table-cell>
          <table:table-cell office:value-type="string" calcext:value-type="string">
            <text:p>https://artofproblemsolving.com/community/c3961_2010_imo_shortlist</text:p>
          </table:table-cell>
          <table:table-cell office:value-type="string" calcext:value-type="string">
            <text:p>Find all pairs $(m,n)$ of nonnegative integers for which \[m^2 + 2 \cdot 3^n = m\left(2^{n+1} - 1\right).\]</text:p>
            <text:p/>
            <text:p>\textit{Proposed by Angelo Di Pasquale, Australia}</text:p>
          </table:table-cell>
          <table:table-cell/>
        </table:table-row>
        <table:table-row table:style-name="ro13">
          <table:table-cell office:value-type="string" calcext:value-type="string">
            <text:p>2010 IMO Shortlist</text:p>
          </table:table-cell>
          <table:table-cell office:value-type="float" office:value="2010" calcext:value-type="float">
            <text:p>2010</text:p>
          </table:table-cell>
          <table:table-cell office:value-type="float" office:value="3" calcext:value-type="float">
            <text:p>3</text:p>
          </table:table-cell>
          <table:table-cell office:value-type="string" calcext:value-type="string">
            <text:p>Mariusz Skałba, Poland</text:p>
          </table:table-cell>
          <table:table-cell office:value-type="string" calcext:value-type="string">
            <text:p>Find the smallest number $n$ such that there exist polynomials $f_1, f_2, \ldots , f_n$ with rational coefficients satisfying \[x^2+7 = f_1\left(x\right)^2 + f_2\left(x\right)^2 + \ldots + f_n\left(x\right)^2.\]</text:p>
          </table:table-cell>
          <table:table-cell office:value-type="string" calcext:value-type="string">
            <text:p>https://artofproblemsolving.com/community/c3961_2010_imo_shortlist</text:p>
          </table:table-cell>
          <table:table-cell office:value-type="string" calcext:value-type="string">
            <text:p>Find the smallest number $n$ such that there exist polynomials $f_1, f_2, \ldots , f_n$ with rational coefficients satisfying \[x^2+7 = f_1\left(x\right)^2 + f_2\left(x\right)^2 + \ldots + f_n\left(x\right)^2.\]</text:p>
            <text:p/>
            <text:p>\textit{Proposed by Mariusz Skałba, Poland}</text:p>
          </table:table-cell>
          <table:table-cell/>
        </table:table-row>
        <table:table-row table:style-name="ro2">
          <table:table-cell office:value-type="string" calcext:value-type="string">
            <text:p>2010 IMO Shortlist</text:p>
          </table:table-cell>
          <table:table-cell office:value-type="float" office:value="2010" calcext:value-type="float">
            <text:p>2010</text:p>
          </table:table-cell>
          <table:table-cell office:value-type="float" office:value="4" calcext:value-type="float">
            <text:p>4</text:p>
          </table:table-cell>
          <table:table-cell office:value-type="string" calcext:value-type="string">
            <text:p>Okan Tekman, Turkey</text:p>
          </table:table-cell>
          <table:table-cell office:value-type="string" calcext:value-type="string">
            <text:p>Let $a, b$ be integers, and let $P(x) = ax^3+bx.$ For any positive integer $n$ we say that the pair $(a,b)$ is $n$-good if $n | P(m)-P(k)$ implies $n | m - k$ for all integers $m, k.$ We say that $(a,b)$ is $very \ good$ if $(a,b)$ is $n$-good for infinitely many positive integers $n.$</text:p>
            <text:p>\begin{itemize}</text:p>
            <text:p>\item \textbf{(a)} Find a pair $(a,b)$ which is 51-good, but not very good.</text:p>
            <text:p>\item \textbf{(b)} Show that all 2010-good pairs are very good.</text:p>
            <text:p>\end{itemize}</text:p>
          </table:table-cell>
          <table:table-cell office:value-type="string" calcext:value-type="string">
            <text:p>https://artofproblemsolving.com/community/c3961_2010_imo_shortlist</text:p>
          </table:table-cell>
          <table:table-cell office:value-type="string" calcext:value-type="string">
            <text:p>Let $a, b$ be integers, and let $P(x) = ax^3+bx.$ For any positive integer $n$ we say that the pair $(a,b)$ is $n$-good if $n | P(m)-P(k)$ implies $n | m - k$ for all integers $m, k.$ We say that $(a,b)$ is $very \ good$ if $(a,b)$ is $n$-good for infinitely many positive integers $n.$</text:p>
            <text:p>\begin{itemize}</text:p>
            <text:p>\item \textbf{(a)} Find a pair $(a,b)$ which is 51-good, but not very good.</text:p>
            <text:p>\item \textbf{(b)} Show that all 2010-good pairs are very good.</text:p>
            <text:p>\end{itemize}</text:p>
            <text:p/>
            <text:p>\textit{Proposed by Okan Tekman, Turkey}</text:p>
          </table:table-cell>
          <table:table-cell/>
        </table:table-row>
        <table:table-row table:style-name="ro13">
          <table:table-cell office:value-type="string" calcext:value-type="string">
            <text:p>2010 IMO Shortlist</text:p>
          </table:table-cell>
          <table:table-cell office:value-type="float" office:value="2010" calcext:value-type="float">
            <text:p>2010</text:p>
          </table:table-cell>
          <table:table-cell office:value-type="float" office:value="5" calcext:value-type="float">
            <text:p>5</text:p>
          </table:table-cell>
          <table:table-cell office:value-type="string" calcext:value-type="string">
            <text:p>Gabriel Carroll, USA</text:p>
          </table:table-cell>
          <table:table-cell office:value-type="string" calcext:value-type="string">
            <text:p>Find all functions $g:\mathbb{N}\rightarrow\mathbb{N}$ such that \[\left(g(m)+n\right)\left(g(n)+m\right)\] is a perfect square for all $m,n\in\mathbb{N}.$</text:p>
          </table:table-cell>
          <table:table-cell office:value-type="string" calcext:value-type="string">
            <text:p>https://artofproblemsolving.com/community/c3961_2010_imo_shortlist</text:p>
          </table:table-cell>
          <table:table-cell office:value-type="string" calcext:value-type="string">
            <text:p>Find all functions $g:\mathbb{N}\rightarrow\mathbb{N}$ such that \[\left(g(m)+n\right)\left(g(n)+m\right)\] is a perfect square for all $m,n\in\mathbb{N}.$</text:p>
            <text:p/>
            <text:p>\textit{Proposed by Gabriel Carroll, USA}</text:p>
          </table:table-cell>
          <table:table-cell/>
        </table:table-row>
        <table:table-row table:style-name="ro5">
          <table:table-cell office:value-type="string" calcext:value-type="string">
            <text:p>2010 IMO Shortlist</text:p>
          </table:table-cell>
          <table:table-cell office:value-type="float" office:value="2010" calcext:value-type="float">
            <text:p>2010</text:p>
          </table:table-cell>
          <table:table-cell office:value-type="float" office:value="6" calcext:value-type="float">
            <text:p>6</text:p>
          </table:table-cell>
          <table:table-cell office:value-type="string" calcext:value-type="string">
            <text:p>Hossein Dabirian, Sepehr Ghazi-nezami, Iran</text:p>
          </table:table-cell>
          <table:table-cell office:value-type="string" calcext:value-type="string">
            <text:p>The rows and columns of a $2^n \times 2^n$ table are numbered from $0$ to $2^{n}-1.$ The cells of the table have been coloured with the following property being satisfied: for each $0 \leq i,j \leq 2^n - 1,$ the $j$-th cell in the $i$-th row and the $(i+j)$-th cell in the $j$-th row have the same colour. (The indices of the cells in a row are considered modulo $2^n$.) Prove that the maximal possible number of colours is $2^n$.</text:p>
          </table:table-cell>
          <table:table-cell office:value-type="string" calcext:value-type="string">
            <text:p>https://artofproblemsolving.com/community/c3961_2010_imo_shortlist</text:p>
          </table:table-cell>
          <table:table-cell office:value-type="string" calcext:value-type="string">
            <text:p>The rows and columns of a $2^n \times 2^n$ table are numbered from $0$ to $2^{n}-1.$ The cells of the table have been coloured with the following property being satisfied: for each $0 \leq i,j \leq 2^n - 1,$ the $j$-th cell in the $i$-th row and the $(i+j)$-th cell in the $j$-th row have the same colour. (The indices of the cells in a row are considered modulo $2^n$.) Prove that the maximal possible number of colours is $2^n$.</text:p>
            <text:p/>
            <text:p>\textit{Proposed by Hossein Dabirian, Sepehr Ghazi-nezami, Iran}</text:p>
          </table:table-cell>
          <table:table-cell/>
        </table:table-row>
        <table:table-row table:style-name="ro11">
          <table:table-cell office:value-type="string" calcext:value-type="string">
            <text:p>2009 IMO Shortlist</text:p>
          </table:table-cell>
          <table:table-cell office:value-type="float" office:value="2009" calcext:value-type="float">
            <text:p>2009</text:p>
          </table:table-cell>
          <table:table-cell office:value-type="float" office:value="1" calcext:value-type="float">
            <text:p>1</text:p>
          </table:table-cell>
          <table:table-cell office:value-type="string" calcext:value-type="string">
            <text:p>Michal Rolinek, Czech Republic</text:p>
          </table:table-cell>
          <table:table-cell office:value-type="string" calcext:value-type="string">
            <text:p>Find the largest possible integer $k$, such that the following statement is true:</text:p>
            <text:p>Let $2009$ arbitrary non-degenerated triangles be given. In every triangle the three sides are coloured, such that one is blue, one is red and one is white. Now, for every colour separately, let us sort the lengths of the sides. We obtain</text:p>
            <text:p>\[ \left. \begin{array}{rcl}</text:p>
            <text:p> &amp; b_1 \leq b_2\leq\ldots\leq b_{2009} &amp; \textrm{the lengths of the blue sides }\\</text:p>
            <text:p> &amp; r_1 \leq r_2\leq\ldots\leq r_{2009} &amp; \textrm{the lengths of the red sides }\\</text:p>
            <text:p> \textrm{and } &amp; w_1 \leq w_2\leq\ldots\leq w_{2009} &amp; \textrm{the lengths of the white sides }\\</text:p>
            <text:p> \end{array}\right.\]</text:p>
            <text:p>Then there exist $k$ indices $j$ such that we can form a non-degenerated triangle with side lengths $b_j$, $r_j$, $w_j$.</text:p>
          </table:table-cell>
          <table:table-cell office:value-type="string" calcext:value-type="string">
            <text:p>https://artofproblemsolving.com/community/c3960_2009_imo_shortlist</text:p>
          </table:table-cell>
          <table:table-cell office:value-type="string" calcext:value-type="string">
            <text:p>Find the largest possible integer $k$, such that the following statement is true:</text:p>
            <text:p>Let $2009$ arbitrary non-degenerated triangles be given. In every triangle the three sides are coloured, such that one is blue, one is red and one is white. Now, for every colour separately, let us sort the lengths of the sides. We obtain</text:p>
            <text:p>\[ \left. \begin{array}{rcl}</text:p>
            <text:p> &amp; b_1 \leq b_2\leq\ldots\leq b_{2009} &amp; \textrm{the lengths of the blue sides }\\</text:p>
            <text:p> &amp; r_1 \leq r_2\leq\ldots\leq r_{2009} &amp; \textrm{the lengths of the red sides }\\</text:p>
            <text:p> \textrm{and } &amp; w_1 \leq w_2\leq\ldots\leq w_{2009} &amp; \textrm{the lengths of the white sides }\\</text:p>
            <text:p> \end{array}\right.\]</text:p>
            <text:p>Then there exist $k$ indices $j$ such that we can form a non-degenerated triangle with side lengths $b_j$, $r_j$, $w_j$.</text:p>
            <text:p/>
            <text:p>\textit{Proposed by Michal Rolinek, Czech Republic}</text:p>
          </table:table-cell>
          <table:table-cell/>
        </table:table-row>
        <table:table-row table:style-name="ro4">
          <table:table-cell office:value-type="string" calcext:value-type="string">
            <text:p>2009 IMO Shortlist</text:p>
          </table:table-cell>
          <table:table-cell office:value-type="float" office:value="2009" calcext:value-type="float">
            <text:p>2009</text:p>
          </table:table-cell>
          <table:table-cell office:value-type="float" office:value="2" calcext:value-type="float">
            <text:p>2</text:p>
          </table:table-cell>
          <table:table-cell office:value-type="string" calcext:value-type="string">
            <text:p>Juhan Aru, Estonia</text:p>
          </table:table-cell>
          <table:table-cell office:value-type="string" calcext:value-type="string">
            <text:p>Let $a$, $b$, $c$ be positive real numbers such that $\dfrac{1}{a} + \dfrac{1}{b} + \dfrac{1}{c} = a+b+c$. Prove that:</text:p>
            <text:p>\[\frac{1}{(2a+b+c)^2}+\frac{1}{(a+2b+c)^2}+\frac{1}{(a+b+2c)^2}\leq \frac{3}{16}.\]</text:p>
          </table:table-cell>
          <table:table-cell office:value-type="string" calcext:value-type="string">
            <text:p>https://artofproblemsolving.com/community/c3960_2009_imo_shortlist</text:p>
          </table:table-cell>
          <table:table-cell office:value-type="string" calcext:value-type="string">
            <text:p>Let $a$, $b$, $c$ be positive real numbers such that $\dfrac{1}{a} + \dfrac{1}{b} + \dfrac{1}{c} = a+b+c$. Prove that:</text:p>
            <text:p>\[\frac{1}{(2a+b+c)^2}+\frac{1}{(a+2b+c)^2}+\frac{1}{(a+b+2c)^2}\leq \frac{3}{16}.\]</text:p>
            <text:p>\textit{Proposed by Juhan Aru, Estonia}</text:p>
          </table:table-cell>
          <table:table-cell/>
        </table:table-row>
        <table:table-row table:style-name="ro5">
          <table:table-cell office:value-type="string" calcext:value-type="string">
            <text:p>2009 IMO Shortlist</text:p>
          </table:table-cell>
          <table:table-cell office:value-type="float" office:value="2009" calcext:value-type="float">
            <text:p>2009</text:p>
          </table:table-cell>
          <table:table-cell office:value-type="float" office:value="3" calcext:value-type="float">
            <text:p>3</text:p>
          </table:table-cell>
          <table:table-cell office:value-type="string" calcext:value-type="string">
            <text:p>Bruno Le Floch, France</text:p>
          </table:table-cell>
          <table:table-cell office:value-type="string" calcext:value-type="string">
            <text:p>Determine all functions $ f$ from the set of positive integers to the set of positive integers such that, for all positive integers $ a$ and $ b$, there exists a non-degenerate triangle with sides of lengths</text:p>
            <text:p>\[ a, f(b) \text{ and } f(b + f(a) - 1).\]</text:p>
            <text:p>(A triangle is non-degenerate if its vertices are not collinear.)</text:p>
          </table:table-cell>
          <table:table-cell office:value-type="string" calcext:value-type="string">
            <text:p>https://artofproblemsolving.com/community/c3960_2009_imo_shortlist</text:p>
          </table:table-cell>
          <table:table-cell office:value-type="string" calcext:value-type="string">
            <text:p>Determine all functions $ f$ from the set of positive integers to the set of positive integers such that, for all positive integers $ a$ and $ b$, there exists a non-degenerate triangle with sides of lengths</text:p>
            <text:p>\[ a, f(b) \text{ and } f(b + f(a) - 1).\]</text:p>
            <text:p>(A triangle is non-degenerate if its vertices are not collinear.)</text:p>
            <text:p/>
            <text:p>\textit{Proposed by Bruno Le Floch, France}</text:p>
          </table:table-cell>
          <table:table-cell/>
        </table:table-row>
        <table:table-row table:style-name="ro7">
          <table:table-cell office:value-type="string" calcext:value-type="string">
            <text:p>2009 IMO Shortlist</text:p>
          </table:table-cell>
          <table:table-cell office:value-type="float" office:value="2009" calcext:value-type="float">
            <text:p>2009</text:p>
          </table:table-cell>
          <table:table-cell office:value-type="float" office:value="4" calcext:value-type="float">
            <text:p>4</text:p>
          </table:table-cell>
          <table:table-cell office:value-type="string" calcext:value-type="string">
            <text:p>Dzianis Pirshtuk, Belarus</text:p>
          </table:table-cell>
          <table:table-cell office:value-type="string" calcext:value-type="string">
            <text:p>Let $a$, $b$, $c$ be positive real numbers such that $ab+bc+ca\leq 3abc$. Prove that</text:p>
            <text:p>\[\sqrt{\frac{a^2+b^2}{a+b}}+\sqrt{\frac{b^2+c^2}{b+c}}+\sqrt{\frac{c^2+a^2}{c+a}}+3\leq \sqrt{2}\left(\sqrt{a+b}+\sqrt{b+c}+\sqrt{c+a}\right)\]</text:p>
          </table:table-cell>
          <table:table-cell office:value-type="string" calcext:value-type="string">
            <text:p>https://artofproblemsolving.com/community/c3960_2009_imo_shortlist</text:p>
          </table:table-cell>
          <table:table-cell office:value-type="string" calcext:value-type="string">
            <text:p>Let $a$, $b$, $c$ be positive real numbers such that $ab+bc+ca\leq 3abc$. Prove that</text:p>
            <text:p>\[\sqrt{\frac{a^2+b^2}{a+b}}+\sqrt{\frac{b^2+c^2}{b+c}}+\sqrt{\frac{c^2+a^2}{c+a}}+3\leq \sqrt{2}\left(\sqrt{a+b}+\sqrt{b+c}+\sqrt{c+a}\right)\]</text:p>
            <text:p/>
            <text:p>\textit{Proposed by Dzianis Pirshtuk, Belarus}</text:p>
          </table:table-cell>
          <table:table-cell/>
        </table:table-row>
        <table:table-row table:style-name="ro13">
          <table:table-cell office:value-type="string" calcext:value-type="string">
            <text:p>2009 IMO Shortlist</text:p>
          </table:table-cell>
          <table:table-cell office:value-type="float" office:value="2009" calcext:value-type="float">
            <text:p>2009</text:p>
          </table:table-cell>
          <table:table-cell office:value-type="float" office:value="5" calcext:value-type="float">
            <text:p>5</text:p>
          </table:table-cell>
          <table:table-cell office:value-type="string" calcext:value-type="string">
            <text:p>Igor Voronovich, Belarus</text:p>
          </table:table-cell>
          <table:table-cell office:value-type="string" calcext:value-type="string">
            <text:p>Let $f$ be any function that maps the set of real numbers into the set of real numbers. Prove that there exist real numbers $x$ and $y$ such that \[f\left(x-f(y)\right)&gt;yf(x)+x\]</text:p>
          </table:table-cell>
          <table:table-cell office:value-type="string" calcext:value-type="string">
            <text:p>https://artofproblemsolving.com/community/c3960_2009_imo_shortlist</text:p>
          </table:table-cell>
          <table:table-cell office:value-type="string" calcext:value-type="string">
            <text:p>Let $f$ be any function that maps the set of real numbers into the set of real numbers. Prove that there exist real numbers $x$ and $y$ such that \[f\left(x-f(y)\right)&gt;yf(x)+x\]</text:p>
            <text:p/>
            <text:p>\textit{Proposed by Igor Voronovich, Belarus}</text:p>
          </table:table-cell>
          <table:table-cell/>
        </table:table-row>
        <table:table-row table:style-name="ro7">
          <table:table-cell office:value-type="string" calcext:value-type="string">
            <text:p>2009 IMO Shortlist</text:p>
          </table:table-cell>
          <table:table-cell office:value-type="float" office:value="2009" calcext:value-type="float">
            <text:p>2009</text:p>
          </table:table-cell>
          <table:table-cell office:value-type="float" office:value="6" calcext:value-type="float">
            <text:p>6</text:p>
          </table:table-cell>
          <table:table-cell office:value-type="string" calcext:value-type="string">
            <text:p>Gabriel Carroll, USA</text:p>
          </table:table-cell>
          <table:table-cell office:value-type="string" calcext:value-type="string">
            <text:p>Suppose that $ s_1,s_2,s_3, \ldots$ is a strictly increasing sequence of positive integers such that the sub-sequences \[s_{s_1},\, s_{s_2},\, s_{s_3},\, \ldots\qquad\text{and}\qquad s_{s_1+1},\, s_{s_2+1},\, s_{s_3+1},\, \ldots\] are both arithmetic progressions. Prove that the sequence $ s_1, s_2, s_3, \ldots$ is itself an arithmetic progression.</text:p>
          </table:table-cell>
          <table:table-cell office:value-type="string" calcext:value-type="string">
            <text:p>https://artofproblemsolving.com/community/c3960_2009_imo_shortlist</text:p>
          </table:table-cell>
          <table:table-cell office:value-type="string" calcext:value-type="string">
            <text:p>Suppose that $ s_1,s_2,s_3, \ldots$ is a strictly increasing sequence of positive integers such that the sub-sequences \[s_{s_1},\, s_{s_2},\, s_{s_3},\, \ldots\qquad\text{and}\qquad s_{s_1+1},\, s_{s_2+1},\, s_{s_3+1},\, \ldots\] are both arithmetic progressions. Prove that the sequence $ s_1, s_2, s_3, \ldots$ is itself an arithmetic progression.</text:p>
            <text:p/>
            <text:p>\textit{Proposed by Gabriel Carroll, USA}</text:p>
          </table:table-cell>
          <table:table-cell/>
        </table:table-row>
        <table:table-row table:style-name="ro13">
          <table:table-cell office:value-type="string" calcext:value-type="string">
            <text:p>2009 IMO Shortlist</text:p>
          </table:table-cell>
          <table:table-cell office:value-type="float" office:value="2009" calcext:value-type="float">
            <text:p>2009</text:p>
          </table:table-cell>
          <table:table-cell office:value-type="float" office:value="7" calcext:value-type="float">
            <text:p>7</text:p>
          </table:table-cell>
          <table:table-cell office:value-type="string" calcext:value-type="string">
            <text:p>Japan</text:p>
          </table:table-cell>
          <table:table-cell office:value-type="string" calcext:value-type="string">
            <text:p>Find all functions $f$ from the set of real numbers into the set of real numbers which satisfy for all $x$, $y$ the identity \[ f\left(xf(x+y)\right) = f\left(yf(x)\right) +x^2\]</text:p>
          </table:table-cell>
          <table:table-cell office:value-type="string" calcext:value-type="string">
            <text:p>https://artofproblemsolving.com/community/c3960_2009_imo_shortlist</text:p>
          </table:table-cell>
          <table:table-cell office:value-type="string" calcext:value-type="string">
            <text:p>Find all functions $f$ from the set of real numbers into the set of real numbers which satisfy for all $x$, $y$ the identity \[ f\left(xf(x+y)\right) = f\left(yf(x)\right) +x^2\]</text:p>
            <text:p/>
            <text:p>\textit{Proposed by Japan}</text:p>
          </table:table-cell>
          <table:table-cell/>
        </table:table-row>
        <table:table-row table:style-name="ro10">
          <table:table-cell office:value-type="string" calcext:value-type="string">
            <text:p>2009 IMO Shortlist</text:p>
          </table:table-cell>
          <table:table-cell office:value-type="float" office:value="2009" calcext:value-type="float">
            <text:p>2009</text:p>
          </table:table-cell>
          <table:table-cell office:value-type="float" office:value="1" calcext:value-type="float">
            <text:p>1</text:p>
          </table:table-cell>
          <table:table-cell office:value-type="string" calcext:value-type="string">
            <text:p>Michael Albert, Richard Guy, New Zealand</text:p>
          </table:table-cell>
          <table:table-cell office:value-type="string" calcext:value-type="string">
            <text:p>Consider $2009$ cards, each having one gold side and one black side, lying on parallel on a long table. Initially all cards show their gold sides. Two player, standing by the same long side of the table, play a game with alternating moves. Each move consists of choosing a block of $50$ consecutive cards, the leftmost of which is showing gold, and turning them all over, so those which showed gold now show black and vice versa. The last player who can make a legal move wins.</text:p>
            <text:p>(a) Does the game necessarily end?</text:p>
            <text:p>(b) Does there exist a winning strategy for the starting player?</text:p>
          </table:table-cell>
          <table:table-cell office:value-type="string" calcext:value-type="string">
            <text:p>https://artofproblemsolving.com/community/c3960_2009_imo_shortlist</text:p>
          </table:table-cell>
          <table:table-cell office:value-type="string" calcext:value-type="string">
            <text:p>Consider $2009$ cards, each having one gold side and one black side, lying on parallel on a long table. Initially all cards show their gold sides. Two player, standing by the same long side of the table, play a game with alternating moves. Each move consists of choosing a block of $50$ consecutive cards, the leftmost of which is showing gold, and turning them all over, so those which showed gold now show black and vice versa. The last player who can make a legal move wins.</text:p>
            <text:p>(a) Does the game necessarily end?</text:p>
            <text:p>(b) Does there exist a winning strategy for the starting player?</text:p>
            <text:p/>
            <text:p>\textit{Proposed by Michael Albert, Richard Guy, New Zealand}</text:p>
          </table:table-cell>
          <table:table-cell/>
        </table:table-row>
        <table:table-row table:style-name="ro2">
          <table:table-cell office:value-type="string" calcext:value-type="string">
            <text:p>2009 IMO Shortlist</text:p>
          </table:table-cell>
          <table:table-cell office:value-type="float" office:value="2009" calcext:value-type="float">
            <text:p>2009</text:p>
          </table:table-cell>
          <table:table-cell office:value-type="float" office:value="2" calcext:value-type="float">
            <text:p>2</text:p>
          </table:table-cell>
          <table:table-cell office:value-type="string" calcext:value-type="string">
            <text:p>Dan Schwarz, Romania</text:p>
          </table:table-cell>
          <table:table-cell office:value-type="string" calcext:value-type="string">
            <text:p>For any integer $n\geq 2$, let $N(n)$ be the maxima number of triples $(a_i, b_i, c_i)$, $i=1, \ldots, N(n)$, consisting of nonnegative integers $a_i$, $b_i$ and $c_i$ such  that the following two conditions are satisfied:</text:p>
            <text:p>\begin{itemize}</text:p>
            <text:p>\item $a_i+b_i+c_i=n$ for all $i=1, \ldots, N(n)$,</text:p>
            <text:p>\item If $i\neq j$ then $a_i\neq a_j$, $b_i\neq b_j$ and $c_i\neq c_j$</text:p>
            <text:p>\end{itemize}</text:p>
            <text:p>Determine $N(n)$ for all $n\geq 2$.</text:p>
          </table:table-cell>
          <table:table-cell office:value-type="string" calcext:value-type="string">
            <text:p>https://artofproblemsolving.com/community/c3960_2009_imo_shortlist</text:p>
          </table:table-cell>
          <table:table-cell office:value-type="string" calcext:value-type="string">
            <text:p>For any integer $n\geq 2$, let $N(n)$ be the maxima number of triples $(a_i, b_i, c_i)$, $i=1, \ldots, N(n)$, consisting of nonnegative integers $a_i$, $b_i$ and $c_i$ such  that the following two conditions are satisfied:</text:p>
            <text:p>\begin{itemize}</text:p>
            <text:p>\item $a_i+b_i+c_i=n$ for all $i=1, \ldots, N(n)$,</text:p>
            <text:p>\item If $i\neq j$ then $a_i\neq a_j$, $b_i\neq b_j$ and $c_i\neq c_j$</text:p>
            <text:p>\end{itemize}</text:p>
            <text:p>Determine $N(n)$ for all $n\geq 2$.</text:p>
            <text:p/>
            <text:p>\textit{Proposed by Dan Schwarz, Romania}</text:p>
          </table:table-cell>
          <table:table-cell/>
        </table:table-row>
        <table:table-row table:style-name="ro19">
          <table:table-cell office:value-type="string" calcext:value-type="string">
            <text:p>2009 IMO Shortlist</text:p>
          </table:table-cell>
          <table:table-cell office:value-type="float" office:value="2009" calcext:value-type="float">
            <text:p>2009</text:p>
          </table:table-cell>
          <table:table-cell office:value-type="float" office:value="3" calcext:value-type="float">
            <text:p>3</text:p>
          </table:table-cell>
          <table:table-cell office:value-type="string" calcext:value-type="string">
            <text:p>Ilya Bogdanov, Russia</text:p>
          </table:table-cell>
          <table:table-cell office:value-type="string" office:string-value="Let $n$ be a positive integer.  Given a sequence $\varepsilon_1$, $\dots$, $\varepsilon_{n - 1}$ with $\varepsilon_i = 0$ or $\varepsilon_i = 1$ for each $i = 1$, $\dots$, $n - 1$, the sequences $a_0$, $\dots$, $a_n$ and $b_0$, $\dots$, $b_n$ are constructed by the following rules: \[a_0 = b_0 = 1, \quad a_1 = b_1 = 7,\] \[\begin{array}{lll}&#10;a_{i+1} = &#10;\begin{cases}&#10;2a_{i-1} + 3a_i, \\&#10;3a_{i-1} + a_i, &#10;\end{cases} &amp; &#10;        \begin{array}{l} &#10;                \text{if } \varepsilon_i = 0, \\  &#10;                \text{if } \varepsilon_i = 1, \end{array} &#10;         &amp; \text{for each } i = 1, \dots, n - 1, \\[15pt]&#10;        b_{i+1}= &#10;        \begin{cases}&#10;2b_{i-1} + 3b_i, \\&#10;3b_{i-1} + b_i, &#10;\end{cases} &amp; &#10;        \begin{array}{l} &#10;                \text{if } \varepsilon_{n-i} = 0, \\  &#10;                \text{if } \varepsilon_{n-i} = 1, \end{array} &#10;         &amp; \text{for each } i = 1, \dots, n - 1.&#10;\end{array}\]  Prove that $a_n = b_n$." calcext:value-type="string">
            <text:p>Let $n$ be a positive integer.  Given a sequence $\varepsilon_1$, $\dots$, $\varepsilon_{n - 1}$ with $\varepsilon_i = 0$ or $\varepsilon_i = 1$ for each $i = 1$, $\dots$, $n - 1$, the sequences $a_0$, $\dots$, $a_n$ and $b_0$, $\dots$, $b_n$ are constructed by the following rules: \[a_0 = b_0 = 1, \quad a_1 = b_1 = 7,\] \[\begin{array}{lll}</text:p>
            <text:p>a_{i+1} = </text:p>
            <text:p>\begin{cases}</text:p>
            <text:p>2a_{i-1} + 3a_i, \\</text:p>
            <text:p>3a_{i-1} + a_i, </text:p>
            <text:p>\end{cases} &amp; </text:p>
            <text:p>        \begin{array}{l} </text:p>
            <text:p>                \text{if } \varepsilon_i = 0, \\  </text:p>
            <text:p>                \text{if } \varepsilon_i = 1, \end{array} </text:p>
            <text:p>         &amp; \text{for each } i = 1, \dots, n - 1, \\[15pt]</text:p>
            <text:p>        b_{i+1}= </text:p>
            <text:p>        \begin{cases}</text:p>
            <text:p>2b_{i-1} + 3b_i, \\</text:p>
            <text:p>3b_{i-1} + b_i, </text:p>
            <text:p>\end{cases} &amp; </text:p>
            <text:p>        \begin{array}{l} </text:p>
            <text:p>                \text{if } \varepsilon_{n-i} = 0, \\  </text:p>
            <text:p>                \text{if } \varepsilon_{n-i} = 1, \end{array} </text:p>
            <text:p>         &amp; \text{for each } i = 1, \dots, n - 1.</text:p>
            <text:p>\end{array}\]  Prove that $a_n = b_n$.</text:p>
          </table:table-cell>
          <table:table-cell office:value-type="string" calcext:value-type="string">
            <text:p>https://artofproblemsolving.com/community/c3960_2009_imo_shortlist</text:p>
          </table:table-cell>
          <table:table-cell office:value-type="string" office:string-value="Let $n$ be a positive integer.  Given a sequence $\varepsilon_1$, $\dots$, $\varepsilon_{n - 1}$ with $\varepsilon_i = 0$ or $\varepsilon_i = 1$ for each $i = 1$, $\dots$, $n - 1$, the sequences $a_0$, $\dots$, $a_n$ and $b_0$, $\dots$, $b_n$ are constructed by the following rules: \[a_0 = b_0 = 1, \quad a_1 = b_1 = 7,\] \[\begin{array}{lll}&#10;a_{i+1} = &#10;\begin{cases}&#10;2a_{i-1} + 3a_i, \\&#10;3a_{i-1} + a_i, &#10;\end{cases} &amp; &#10;        \begin{array}{l} &#10;                \text{if } \varepsilon_i = 0, \\  &#10;                \text{if } \varepsilon_i = 1, \end{array} &#10;         &amp; \text{for each } i = 1, \dots, n - 1, \\[15pt]&#10;        b_{i+1}= &#10;        \begin{cases}&#10;2b_{i-1} + 3b_i, \\&#10;3b_{i-1} + b_i, &#10;\end{cases} &amp; &#10;        \begin{array}{l} &#10;                \text{if } \varepsilon_{n-i} = 0, \\  &#10;                \text{if } \varepsilon_{n-i} = 1, \end{array} &#10;         &amp; \text{for each } i = 1, \dots, n - 1.&#10;\end{array}\]  Prove that $a_n = b_n$.&#10;&#10;\textit{Proposed by Ilya Bogdanov, Russia}" calcext:value-type="string">
            <text:p>Let $n$ be a positive integer.  Given a sequence $\varepsilon_1$, $\dots$, $\varepsilon_{n - 1}$ with $\varepsilon_i = 0$ or $\varepsilon_i = 1$ for each $i = 1$, $\dots$, $n - 1$, the sequences $a_0$, $\dots$, $a_n$ and $b_0$, $\dots$, $b_n$ are constructed by the following rules: \[a_0 = b_0 = 1, \quad a_1 = b_1 = 7,\] \[\begin{array}{lll}</text:p>
            <text:p>a_{i+1} = </text:p>
            <text:p>\begin{cases}</text:p>
            <text:p>2a_{i-1} + 3a_i, \\</text:p>
            <text:p>3a_{i-1} + a_i, </text:p>
            <text:p>\end{cases} &amp; </text:p>
            <text:p>        \begin{array}{l} </text:p>
            <text:p>                \text{if } \varepsilon_i = 0, \\  </text:p>
            <text:p>                \text{if } \varepsilon_i = 1, \end{array} </text:p>
            <text:p>         &amp; \text{for each } i = 1, \dots, n - 1, \\[15pt]</text:p>
            <text:p>        b_{i+1}= </text:p>
            <text:p>        \begin{cases}</text:p>
            <text:p>2b_{i-1} + 3b_i, \\</text:p>
            <text:p>3b_{i-1} + b_i, </text:p>
            <text:p>\end{cases} &amp; </text:p>
            <text:p>        \begin{array}{l} </text:p>
            <text:p>                \text{if } \varepsilon_{n-i} = 0, \\  </text:p>
            <text:p>                \text{if } \varepsilon_{n-i} = 1, \end{array} </text:p>
            <text:p>         &amp; \text{for each } i = 1, \dots, n - 1.</text:p>
            <text:p>\end{array}\]  Prove that $a_n = b_n$.</text:p>
            <text:p/>
            <text:p>\textit{Proposed by Ilya Bogdanov, Russia}</text:p>
          </table:table-cell>
          <table:table-cell/>
        </table:table-row>
        <table:table-row table:style-name="ro7">
          <table:table-cell office:value-type="string" calcext:value-type="string">
            <text:p>2009 IMO Shortlist</text:p>
          </table:table-cell>
          <table:table-cell office:value-type="float" office:value="2009" calcext:value-type="float">
            <text:p>2009</text:p>
          </table:table-cell>
          <table:table-cell office:value-type="float" office:value="4" calcext:value-type="float">
            <text:p>4</text:p>
          </table:table-cell>
          <table:table-cell office:value-type="string" calcext:value-type="string">
            <text:p>Gerhard Woeginger, Netherlands</text:p>
          </table:table-cell>
          <table:table-cell office:value-type="string" calcext:value-type="string">
            <text:p>For an integer $m\geq 1$, we consider partitions of a $2^m\times 2^m$ chessboard into rectangles consisting of cells of chessboard, in which each of the $2^m$ cells along one diagonal forms a separate rectangle of side length $1$. Determine the smallest possible sum of rectangle perimeters in such a partition.</text:p>
          </table:table-cell>
          <table:table-cell office:value-type="string" calcext:value-type="string">
            <text:p>https://artofproblemsolving.com/community/c3960_2009_imo_shortlist</text:p>
          </table:table-cell>
          <table:table-cell office:value-type="string" calcext:value-type="string">
            <text:p>For an integer $m\geq 1$, we consider partitions of a $2^m\times 2^m$ chessboard into rectangles consisting of cells of chessboard, in which each of the $2^m$ cells along one diagonal forms a separate rectangle of side length $1$. Determine the smallest possible sum of rectangle perimeters in such a partition.</text:p>
            <text:p/>
            <text:p>\textit{Proposed by Gerhard Woeginger, Netherlands}</text:p>
          </table:table-cell>
          <table:table-cell/>
        </table:table-row>
        <table:table-row table:style-name="ro3">
          <table:table-cell office:value-type="string" calcext:value-type="string">
            <text:p>2009 IMO Shortlist</text:p>
          </table:table-cell>
          <table:table-cell office:value-type="float" office:value="2009" calcext:value-type="float">
            <text:p>2009</text:p>
          </table:table-cell>
          <table:table-cell office:value-type="float" office:value="5" calcext:value-type="float">
            <text:p>5</text:p>
          </table:table-cell>
          <table:table-cell office:value-type="string" calcext:value-type="string">
            <text:p>Gerhard Woeginger, Netherlands</text:p>
          </table:table-cell>
          <table:table-cell office:value-type="string" calcext:value-type="string">
            <text:p>Five identical empty buckets of $2$-liter capacity stand at the vertices of a regular pentagon. Cinderella and her wicked Stepmother go through a sequence of rounds: At the beginning of every round, the Stepmother takes one liter of water from the nearby river and distributes it arbitrarily over the five buckets. Then Cinderella chooses a pair of neighbouring buckets, empties them to the river and puts them back. Then the next round begins. The Stepmother goal's is to make one of these buckets overflow. Cinderella's goal is to prevent this. Can the wicked Stepmother enforce a bucket overflow?</text:p>
          </table:table-cell>
          <table:table-cell office:value-type="string" calcext:value-type="string">
            <text:p>https://artofproblemsolving.com/community/c3960_2009_imo_shortlist</text:p>
          </table:table-cell>
          <table:table-cell office:value-type="string" calcext:value-type="string">
            <text:p>Five identical empty buckets of $2$-liter capacity stand at the vertices of a regular pentagon. Cinderella and her wicked Stepmother go through a sequence of rounds: At the beginning of every round, the Stepmother takes one liter of water from the nearby river and distributes it arbitrarily over the five buckets. Then Cinderella chooses a pair of neighbouring buckets, empties them to the river and puts them back. Then the next round begins. The Stepmother goal's is to make one of these buckets overflow. Cinderella's goal is to prevent this. Can the wicked Stepmother enforce a bucket overflow?</text:p>
            <text:p/>
            <text:p>\textit{Proposed by Gerhard Woeginger, Netherlands}</text:p>
          </table:table-cell>
          <table:table-cell/>
        </table:table-row>
        <table:table-row table:style-name="ro2">
          <table:table-cell office:value-type="string" calcext:value-type="string">
            <text:p>2009 IMO Shortlist</text:p>
          </table:table-cell>
          <table:table-cell office:value-type="float" office:value="2009" calcext:value-type="float">
            <text:p>2009</text:p>
          </table:table-cell>
          <table:table-cell office:value-type="float" office:value="6" calcext:value-type="float">
            <text:p>6</text:p>
          </table:table-cell>
          <table:table-cell office:value-type="string" calcext:value-type="string">
            <text:p>Nikolay Beluhov, Bulgaria</text:p>
          </table:table-cell>
          <table:table-cell office:value-type="string" calcext:value-type="string">
            <text:p>On a $999\times 999$ board a \textit{limp rook} can move in the following way: From any square it can move to any of its adjacent squares, i.e. a square having a common side with it, and every move must be a turn, i.e. the directions of any two consecutive moves must be perpendicular. A \textit{non-intersecting route} of the limp rook consists of a sequence of pairwise different squares that the limp rook can visit in that order by an admissible sequence of moves. Such a non-intersecting route is called \textit{cyclic}, if the limp rook can, after reaching the last square of the route, move directly to the first square of the route and start over.</text:p>
            <text:p>How many squares does the longest possible cyclic, non-intersecting route of a limp rook visit?</text:p>
          </table:table-cell>
          <table:table-cell office:value-type="string" calcext:value-type="string">
            <text:p>https://artofproblemsolving.com/community/c3960_2009_imo_shortlist</text:p>
          </table:table-cell>
          <table:table-cell office:value-type="string" calcext:value-type="string">
            <text:p>On a $999\times 999$ board a \textit{limp rook} can move in the following way: From any square it can move to any of its adjacent squares, i.e. a square having a common side with it, and every move must be a turn, i.e. the directions of any two consecutive moves must be perpendicular. A \textit{non-intersecting route} of the limp rook consists of a sequence of pairwise different squares that the limp rook can visit in that order by an admissible sequence of moves. Such a non-intersecting route is called \textit{cyclic}, if the limp rook can, after reaching the last square of the route, move directly to the first square of the route and start over.</text:p>
            <text:p>How many squares does the longest possible cyclic, non-intersecting route of a limp rook visit?</text:p>
            <text:p/>
            <text:p>\textit{Proposed by Nikolay Beluhov, Bulgaria}</text:p>
          </table:table-cell>
          <table:table-cell/>
        </table:table-row>
        <table:table-row table:style-name="ro5">
          <table:table-cell office:value-type="string" calcext:value-type="string">
            <text:p>2009 IMO Shortlist</text:p>
          </table:table-cell>
          <table:table-cell office:value-type="float" office:value="2009" calcext:value-type="float">
            <text:p>2009</text:p>
          </table:table-cell>
          <table:table-cell office:value-type="float" office:value="7" calcext:value-type="float">
            <text:p>7</text:p>
          </table:table-cell>
          <table:table-cell office:value-type="string" calcext:value-type="string">
            <text:p>Dmitry Khramtsov, Russia</text:p>
          </table:table-cell>
          <table:table-cell office:value-type="string" calcext:value-type="string">
            <text:p>Let $ a_1, a_2, \ldots , a_n$ be distinct positive integers and let $ M$ be a set of $ n - 1$ positive integers not containing $ s = a_1 + a_2 + \ldots + a_n.$ A grasshopper is to jump along the real axis, starting at the point $ 0$ and making $ n$ jumps to the right with lengths $ a_1, a_2, \ldots , a_n$ in some order. Prove that the order can be chosen in such a way that the grasshopper never lands on any point in $ M.$</text:p>
          </table:table-cell>
          <table:table-cell office:value-type="string" calcext:value-type="string">
            <text:p>https://artofproblemsolving.com/community/c3960_2009_imo_shortlist</text:p>
          </table:table-cell>
          <table:table-cell office:value-type="string" calcext:value-type="string">
            <text:p>Let $ a_1, a_2, \ldots , a_n$ be distinct positive integers and let $ M$ be a set of $ n - 1$ positive integers not containing $ s = a_1 + a_2 + \ldots + a_n.$ A grasshopper is to jump along the real axis, starting at the point $ 0$ and making $ n$ jumps to the right with lengths $ a_1, a_2, \ldots , a_n$ in some order. Prove that the order can be chosen in such a way that the grasshopper never lands on any point in $ M.$</text:p>
            <text:p/>
            <text:p>\textit{Proposed by Dmitry Khramtsov, Russia}</text:p>
          </table:table-cell>
          <table:table-cell/>
        </table:table-row>
        <table:table-row table:style-name="ro15">
          <table:table-cell office:value-type="string" calcext:value-type="string">
            <text:p>2009 IMO Shortlist</text:p>
          </table:table-cell>
          <table:table-cell office:value-type="float" office:value="2009" calcext:value-type="float">
            <text:p>2009</text:p>
          </table:table-cell>
          <table:table-cell office:value-type="float" office:value="8" calcext:value-type="float">
            <text:p>8</text:p>
          </table:table-cell>
          <table:table-cell office:value-type="string" calcext:value-type="string">
            <text:p>Gerhard Woeginger, Austria</text:p>
          </table:table-cell>
          <table:table-cell office:value-type="string" calcext:value-type="string">
            <text:p>For any integer $n\geq 2$, we compute the integer $h(n)$ by applying the following procedure to its decimal representation. Let $r$ be the rightmost digit of $n$.</text:p>
            <text:p>\begin{itemize}</text:p>
            <text:p>\item If $r=0$, then the decimal representation of $h(n)$ results from the decimal representation of $n$ by removing this rightmost digit $0$.</text:p>
            <text:p>\item If $1\leq r \leq 9$ we split the decimal representation of $n$ into a maximal right part $R$ that solely consists of digits not less than $r$ and into a left part $L$ that either is empty or ends with a digit strictly smaller than $r$. Then the decimal representation of $h(n)$ consists of the decimal representation of $L$, followed by two copies of the decimal representation of $R-1$. For instance, for the number $17,151,345,543$, we will have $L=17,151$, $R=345,543$ and $h(n)=17,151,345,542,345,542$.</text:p>
            <text:p>\end{itemize}</text:p>
            <text:p>Prove that, starting with an arbitrary integer $n\geq 2$, iterated application of $h$ produces the integer $1$ after finitely many steps.</text:p>
          </table:table-cell>
          <table:table-cell office:value-type="string" calcext:value-type="string">
            <text:p>https://artofproblemsolving.com/community/c3960_2009_imo_shortlist</text:p>
          </table:table-cell>
          <table:table-cell office:value-type="string" calcext:value-type="string">
            <text:p>For any integer $n\geq 2$, we compute the integer $h(n)$ by applying the following procedure to its decimal representation. Let $r$ be the rightmost digit of $n$.</text:p>
            <text:p>\begin{itemize}</text:p>
            <text:p>\item If $r=0$, then the decimal representation of $h(n)$ results from the decimal representation of $n$ by removing this rightmost digit $0$.</text:p>
            <text:p>\item If $1\leq r \leq 9$ we split the decimal representation of $n$ into a maximal right part $R$ that solely consists of digits not less than $r$ and into a left part $L$ that either is empty or ends with a digit strictly smaller than $r$. Then the decimal representation of $h(n)$ consists of the decimal representation of $L$, followed by two copies of the decimal representation of $R-1$. For instance, for the number $17,151,345,543$, we will have $L=17,151$, $R=345,543$ and $h(n)=17,151,345,542,345,542$.</text:p>
            <text:p>\end{itemize}</text:p>
            <text:p>Prove that, starting with an arbitrary integer $n\geq 2$, iterated application of $h$ produces the integer $1$ after finitely many steps.</text:p>
            <text:p/>
            <text:p>\textit{Proposed by Gerhard Woeginger, Austria}</text:p>
          </table:table-cell>
          <table:table-cell/>
        </table:table-row>
        <table:table-row table:style-name="ro7">
          <table:table-cell office:value-type="string" calcext:value-type="string">
            <text:p>2009 IMO Shortlist</text:p>
          </table:table-cell>
          <table:table-cell office:value-type="float" office:value="2009" calcext:value-type="float">
            <text:p>2009</text:p>
          </table:table-cell>
          <table:table-cell office:value-type="float" office:value="1" calcext:value-type="float">
            <text:p>1</text:p>
          </table:table-cell>
          <table:table-cell office:value-type="string" calcext:value-type="string">
            <text:p>Jan Vonk, Belgium, Peter Vandendriessche, Belgium and Hojoo Lee, Korea</text:p>
          </table:table-cell>
          <table:table-cell office:value-type="string" calcext:value-type="string">
            <text:p>Let $ ABC$ be a triangle with $ AB = AC$ . The angle bisectors of $ \angle C AB$ and $ \angle AB C$ meet the sides $ B C$ and $ C A$ at $ D$ and $ E$ , respectively. Let $ K$ be the incentre of triangle $ ADC$. Suppose that $ \angle B E K = 45^\circ$ . Find all possible values of $ \angle C AB$ .</text:p>
          </table:table-cell>
          <table:table-cell office:value-type="string" calcext:value-type="string">
            <text:p>https://artofproblemsolving.com/community/c3960_2009_imo_shortlist</text:p>
          </table:table-cell>
          <table:table-cell office:value-type="string" calcext:value-type="string">
            <text:p>Let $ ABC$ be a triangle with $ AB = AC$ . The angle bisectors of $ \angle C AB$ and $ \angle AB C$ meet the sides $ B C$ and $ C A$ at $ D$ and $ E$ , respectively. Let $ K$ be the incentre of triangle $ ADC$. Suppose that $ \angle B E K = 45^\circ$ . Find all possible values of $ \angle C AB$ .</text:p>
            <text:p/>
            <text:p>\textit{Jan Vonk, Belgium, Peter Vandendriessche, Belgium and Hojoo Lee, Korea }</text:p>
          </table:table-cell>
          <table:table-cell/>
        </table:table-row>
        <table:table-row table:style-name="ro5">
          <table:table-cell office:value-type="string" calcext:value-type="string">
            <text:p>2009 IMO Shortlist</text:p>
          </table:table-cell>
          <table:table-cell office:value-type="float" office:value="2009" calcext:value-type="float">
            <text:p>2009</text:p>
          </table:table-cell>
          <table:table-cell office:value-type="float" office:value="2" calcext:value-type="float">
            <text:p>2</text:p>
          </table:table-cell>
          <table:table-cell office:value-type="string" calcext:value-type="string">
            <text:p>Sergei Berlov, Russia</text:p>
          </table:table-cell>
          <table:table-cell office:value-type="string" calcext:value-type="string">
            <text:p>Let $ ABC$ be a triangle with circumcentre $ O$. The points $ P$ and $ Q$ are interior points of the sides $ CA$ and $ AB$ respectively. Let $ K,L$ and $ M$ be the midpoints of the segments $ BP,CQ$ and $ PQ$. respectively, and let $ \Gamma$ be the circle passing through $ K,L$ and $ M$. Suppose that the line $ PQ$ is tangent to the circle $ \Gamma$. Prove that $ OP = OQ.$</text:p>
          </table:table-cell>
          <table:table-cell office:value-type="string" calcext:value-type="string">
            <text:p>https://artofproblemsolving.com/community/c3960_2009_imo_shortlist</text:p>
          </table:table-cell>
          <table:table-cell office:value-type="string" calcext:value-type="string">
            <text:p>Let $ ABC$ be a triangle with circumcentre $ O$. The points $ P$ and $ Q$ are interior points of the sides $ CA$ and $ AB$ respectively. Let $ K,L$ and $ M$ be the midpoints of the segments $ BP,CQ$ and $ PQ$. respectively, and let $ \Gamma$ be the circle passing through $ K,L$ and $ M$. Suppose that the line $ PQ$ is tangent to the circle $ \Gamma$. Prove that $ OP = OQ.$</text:p>
            <text:p/>
            <text:p>\textit{Proposed by Sergei Berlov, Russia }</text:p>
          </table:table-cell>
          <table:table-cell/>
        </table:table-row>
        <table:table-row table:style-name="ro5">
          <table:table-cell office:value-type="string" calcext:value-type="string">
            <text:p>2009 IMO Shortlist</text:p>
          </table:table-cell>
          <table:table-cell office:value-type="float" office:value="2009" calcext:value-type="float">
            <text:p>2009</text:p>
          </table:table-cell>
          <table:table-cell office:value-type="float" office:value="3" calcext:value-type="float">
            <text:p>3</text:p>
          </table:table-cell>
          <table:table-cell office:value-type="string" calcext:value-type="string">
            <text:p>Hossein Karke Abadi, Iran</text:p>
          </table:table-cell>
          <table:table-cell office:value-type="string" calcext:value-type="string">
            <text:p>Let $ABC$ be a triangle. The incircle of $ABC$ touches the sides $AB$ and $AC$ at the points $Z$ and $Y$, respectively. Let $G$ be the point where the lines $BY$ and $CZ$ meet, and let $R$ and $S$ be points such that the two quadrilaterals $BCYR$ and $BCSZ$ are parallelogram.</text:p>
            <text:p>Prove that $GR=GS$.</text:p>
          </table:table-cell>
          <table:table-cell office:value-type="string" calcext:value-type="string">
            <text:p>https://artofproblemsolving.com/community/c3960_2009_imo_shortlist</text:p>
          </table:table-cell>
          <table:table-cell office:value-type="string" calcext:value-type="string">
            <text:p>Let $ABC$ be a triangle. The incircle of $ABC$ touches the sides $AB$ and $AC$ at the points $Z$ and $Y$, respectively. Let $G$ be the point where the lines $BY$ and $CZ$ meet, and let $R$ and $S$ be points such that the two quadrilaterals $BCYR$ and $BCSZ$ are parallelogram.</text:p>
            <text:p>Prove that $GR=GS$.</text:p>
            <text:p/>
            <text:p>\textit{Proposed by Hossein Karke Abadi, Iran}</text:p>
          </table:table-cell>
          <table:table-cell/>
        </table:table-row>
        <table:table-row table:style-name="ro7">
          <table:table-cell office:value-type="string" calcext:value-type="string">
            <text:p>2009 IMO Shortlist</text:p>
          </table:table-cell>
          <table:table-cell office:value-type="float" office:value="2009" calcext:value-type="float">
            <text:p>2009</text:p>
          </table:table-cell>
          <table:table-cell office:value-type="float" office:value="4" calcext:value-type="float">
            <text:p>4</text:p>
          </table:table-cell>
          <table:table-cell office:value-type="string" calcext:value-type="string">
            <text:p>David Monk, United Kingdom</text:p>
          </table:table-cell>
          <table:table-cell office:value-type="string" calcext:value-type="string">
            <text:p>Given a cyclic quadrilateral $ABCD$, let the diagonals $AC$ and $BD$ meet at $E$ and the lines $AD$ and $BC$ meet at $F$. The midpoints of $AB$ and $CD$ are $G$ and $H$, respectively. Show that $EF$ is tangent at $E$ to the circle through the points $E$, $G$ and $H$.</text:p>
          </table:table-cell>
          <table:table-cell office:value-type="string" calcext:value-type="string">
            <text:p>https://artofproblemsolving.com/community/c3960_2009_imo_shortlist</text:p>
          </table:table-cell>
          <table:table-cell office:value-type="string" calcext:value-type="string">
            <text:p>Given a cyclic quadrilateral $ABCD$, let the diagonals $AC$ and $BD$ meet at $E$ and the lines $AD$ and $BC$ meet at $F$. The midpoints of $AB$ and $CD$ are $G$ and $H$, respectively. Show that $EF$ is tangent at $E$ to the circle through the points $E$, $G$ and $H$.</text:p>
            <text:p/>
            <text:p>\textit{Proposed by David Monk, United Kingdom}</text:p>
          </table:table-cell>
          <table:table-cell/>
        </table:table-row>
        <table:table-row table:style-name="ro7">
          <table:table-cell office:value-type="string" calcext:value-type="string">
            <text:p>2009 IMO Shortlist</text:p>
          </table:table-cell>
          <table:table-cell office:value-type="float" office:value="2009" calcext:value-type="float">
            <text:p>2009</text:p>
          </table:table-cell>
          <table:table-cell office:value-type="float" office:value="5" calcext:value-type="float">
            <text:p>5</text:p>
          </table:table-cell>
          <table:table-cell office:value-type="string" calcext:value-type="string">
            <text:p>Witold Szczechla, Poland</text:p>
          </table:table-cell>
          <table:table-cell office:value-type="string" calcext:value-type="string">
            <text:p>Let $P$ be a polygon that is convex and symmetric to some point $O$. Prove that for some parallelogram $R$ satisfying $P\subset R$ we have \[\frac{|R|}{|P|}\leq \sqrt 2\]</text:p>
            <text:p>where $|R|$ and $|P|$ denote the area of the sets $R$ and $P$, respectively.</text:p>
          </table:table-cell>
          <table:table-cell office:value-type="string" calcext:value-type="string">
            <text:p>https://artofproblemsolving.com/community/c3960_2009_imo_shortlist</text:p>
          </table:table-cell>
          <table:table-cell office:value-type="string" calcext:value-type="string">
            <text:p>Let $P$ be a polygon that is convex and symmetric to some point $O$. Prove that for some parallelogram $R$ satisfying $P\subset R$ we have \[\frac{|R|}{|P|}\leq \sqrt 2\]</text:p>
            <text:p>where $|R|$ and $|P|$ denote the area of the sets $R$ and $P$, respectively.</text:p>
            <text:p/>
            <text:p>\textit{Proposed by Witold Szczechla, Poland}</text:p>
          </table:table-cell>
          <table:table-cell/>
        </table:table-row>
        <table:table-row table:style-name="ro5">
          <table:table-cell office:value-type="string" calcext:value-type="string">
            <text:p>2009 IMO Shortlist</text:p>
          </table:table-cell>
          <table:table-cell office:value-type="float" office:value="2009" calcext:value-type="float">
            <text:p>2009</text:p>
          </table:table-cell>
          <table:table-cell office:value-type="float" office:value="6" calcext:value-type="float">
            <text:p>6</text:p>
          </table:table-cell>
          <table:table-cell office:value-type="string" calcext:value-type="string">
            <text:p>Eugene Bilopitov, Ukraine</text:p>
          </table:table-cell>
          <table:table-cell office:value-type="string" calcext:value-type="string">
            <text:p>Let the sides $AD$ and $BC$ of the quadrilateral $ABCD$ (such that $AB$ is not parallel to $CD$) intersect at point $P$. Points $O_1$ and $O_2$ are circumcenters and points $H_1$ and $H_2$ are orthocenters of triangles $ABP$ and $CDP$, respectively. Denote the midpoints of segments $O_1H_1$ and $O_2H_2$ by $E_1$ and $E_2$, respectively. Prove that the perpendicular from $E_1$ on $CD$, the perpendicular from $E_2$ on $AB$ and the lines $H_1H_2$ are concurrent.</text:p>
          </table:table-cell>
          <table:table-cell office:value-type="string" calcext:value-type="string">
            <text:p>https://artofproblemsolving.com/community/c3960_2009_imo_shortlist</text:p>
          </table:table-cell>
          <table:table-cell office:value-type="string" calcext:value-type="string">
            <text:p>Let the sides $AD$ and $BC$ of the quadrilateral $ABCD$ (such that $AB$ is not parallel to $CD$) intersect at point $P$. Points $O_1$ and $O_2$ are circumcenters and points $H_1$ and $H_2$ are orthocenters of triangles $ABP$ and $CDP$, respectively. Denote the midpoints of segments $O_1H_1$ and $O_2H_2$ by $E_1$ and $E_2$, respectively. Prove that the perpendicular from $E_1$ on $CD$, the perpendicular from $E_2$ on $AB$ and the lines $H_1H_2$ are concurrent.</text:p>
            <text:p/>
            <text:p>\textit{Proposed by Eugene Bilopitov, Ukraine}</text:p>
          </table:table-cell>
          <table:table-cell/>
        </table:table-row>
        <table:table-row table:style-name="ro13">
          <table:table-cell office:value-type="string" calcext:value-type="string">
            <text:p>2009 IMO Shortlist</text:p>
          </table:table-cell>
          <table:table-cell office:value-type="float" office:value="2009" calcext:value-type="float">
            <text:p>2009</text:p>
          </table:table-cell>
          <table:table-cell office:value-type="float" office:value="7" calcext:value-type="float">
            <text:p>7</text:p>
          </table:table-cell>
          <table:table-cell office:value-type="string" calcext:value-type="string">
            <text:p>Mirsaleh Bahavarnia, Iran</text:p>
          </table:table-cell>
          <table:table-cell office:value-type="string" calcext:value-type="string">
            <text:p>Let $ABC$ be a triangle with incenter $I$ and let $X$, $Y$ and $Z$ be the incenters of the triangles $BIC$, $CIA$ and $AIB$, respectively. Let the triangle $XYZ$ be equilateral. Prove that $ABC$ is equilateral too.</text:p>
          </table:table-cell>
          <table:table-cell office:value-type="string" calcext:value-type="string">
            <text:p>https://artofproblemsolving.com/community/c3960_2009_imo_shortlist</text:p>
          </table:table-cell>
          <table:table-cell office:value-type="string" calcext:value-type="string">
            <text:p>Let $ABC$ be a triangle with incenter $I$ and let $X$, $Y$ and $Z$ be the incenters of the triangles $BIC$, $CIA$ and $AIB$, respectively. Let the triangle $XYZ$ be equilateral. Prove that $ABC$ is equilateral too.</text:p>
            <text:p/>
            <text:p>\textit{Proposed by  Mirsaleh Bahavarnia, Iran}</text:p>
          </table:table-cell>
          <table:table-cell/>
        </table:table-row>
        <table:table-row table:style-name="ro7">
          <table:table-cell office:value-type="string" calcext:value-type="string">
            <text:p>2009 IMO Shortlist</text:p>
          </table:table-cell>
          <table:table-cell office:value-type="float" office:value="2009" calcext:value-type="float">
            <text:p>2009</text:p>
          </table:table-cell>
          <table:table-cell office:value-type="float" office:value="8" calcext:value-type="float">
            <text:p>8</text:p>
          </table:table-cell>
          <table:table-cell office:value-type="string" calcext:value-type="string">
            <text:p>Nikolay Beluhov, Bulgaria</text:p>
          </table:table-cell>
          <table:table-cell office:value-type="string" calcext:value-type="string">
            <text:p>Let $ABCD$ be a circumscribed quadrilateral. Let $g$ be a line through $A$ which meets the segment $BC$ in $M$ and the line $CD$ in $N$. Denote by $I_1$, $I_2$ and $I_3$ the incenters of $\triangle ABM$, $\triangle MNC$ and $\triangle NDA$, respectively. Prove that the orthocenter of $\triangle I_1I_2I_3$ lies on $g$.</text:p>
          </table:table-cell>
          <table:table-cell office:value-type="string" calcext:value-type="string">
            <text:p>https://artofproblemsolving.com/community/c3960_2009_imo_shortlist</text:p>
          </table:table-cell>
          <table:table-cell office:value-type="string" calcext:value-type="string">
            <text:p>Let $ABCD$ be a circumscribed quadrilateral. Let $g$ be a line through $A$ which meets the segment $BC$ in $M$ and the line $CD$ in $N$. Denote by $I_1$, $I_2$ and $I_3$ the incenters of $\triangle ABM$, $\triangle MNC$ and $\triangle NDA$, respectively. Prove that the orthocenter of $\triangle I_1I_2I_3$ lies on $g$.</text:p>
            <text:p/>
            <text:p>\textit{Proposed by Nikolay Beluhov, Bulgaria}</text:p>
          </table:table-cell>
          <table:table-cell/>
        </table:table-row>
        <table:table-row table:style-name="ro13">
          <table:table-cell office:value-type="string" calcext:value-type="string">
            <text:p>2009 IMO Shortlist</text:p>
          </table:table-cell>
          <table:table-cell office:value-type="float" office:value="2009" calcext:value-type="float">
            <text:p>2009</text:p>
          </table:table-cell>
          <table:table-cell office:value-type="float" office:value="1" calcext:value-type="float">
            <text:p>1</text:p>
          </table:table-cell>
          <table:table-cell office:value-type="string" calcext:value-type="string">
            <text:p>Ross Atkins, Australia</text:p>
          </table:table-cell>
          <table:table-cell office:value-type="string" calcext:value-type="string">
            <text:p>Let $ n$ be a positive integer and let $ a_1,a_2,a_3,\ldots,a_k$ $ ( k\ge 2)$ be distinct integers in the set $ { 1,2,\ldots,n}$ such that $ n$ divides $ a_i(a_{i + 1} - 1)$ for $ i = 1,2,\ldots,k - 1$. Prove that $ n$ does not divide $ a_k(a_1 - 1).$</text:p>
          </table:table-cell>
          <table:table-cell office:value-type="string" calcext:value-type="string">
            <text:p>https://artofproblemsolving.com/community/c3960_2009_imo_shortlist</text:p>
          </table:table-cell>
          <table:table-cell office:value-type="string" calcext:value-type="string">
            <text:p>Let $ n$ be a positive integer and let $ a_1,a_2,a_3,\ldots,a_k$ $ ( k\ge 2)$ be distinct integers in the set $ { 1,2,\ldots,n}$ such that $ n$ divides $ a_i(a_{i + 1} - 1)$ for $ i = 1,2,\ldots,k - 1$. Prove that $ n$ does not divide $ a_k(a_1 - 1).$</text:p>
            <text:p/>
            <text:p>\textit{Proposed by Ross Atkins, Australia }</text:p>
          </table:table-cell>
          <table:table-cell/>
        </table:table-row>
        <table:table-row table:style-name="ro3">
          <table:table-cell office:value-type="string" calcext:value-type="string">
            <text:p>2009 IMO Shortlist</text:p>
          </table:table-cell>
          <table:table-cell office:value-type="float" office:value="2009" calcext:value-type="float">
            <text:p>2009</text:p>
          </table:table-cell>
          <table:table-cell office:value-type="float" office:value="2" calcext:value-type="float">
            <text:p>2</text:p>
          </table:table-cell>
          <table:table-cell office:value-type="string" calcext:value-type="string">
            <text:p>Jorge Tipe, Peru</text:p>
          </table:table-cell>
          <table:table-cell office:value-type="string" calcext:value-type="string">
            <text:p>A positive integer $N$ is called \textit{balanced}, if $N=1$ or if $N$ can be written as a product of an even number of not necessarily distinct primes. Given positive integers $a$ and $b$, consider the polynomial $P$ defined by $P(x)=(x+a)(x+b)$.</text:p>
            <text:p>(a) Prove that there exist distinct positive integers $a$ and $b$ such that all the number $P(1)$, $P(2)$,$\ldots$, $P(50)$ are balanced.</text:p>
            <text:p>(b) Prove that if $P(n)$ is balanced for all positive integers $n$, then $a=b$.</text:p>
          </table:table-cell>
          <table:table-cell office:value-type="string" calcext:value-type="string">
            <text:p>https://artofproblemsolving.com/community/c3960_2009_imo_shortlist</text:p>
          </table:table-cell>
          <table:table-cell office:value-type="string" calcext:value-type="string">
            <text:p>A positive integer $N$ is called \textit{balanced}, if $N=1$ or if $N$ can be written as a product of an even number of not necessarily distinct primes. Given positive integers $a$ and $b$, consider the polynomial $P$ defined by $P(x)=(x+a)(x+b)$.</text:p>
            <text:p>(a) Prove that there exist distinct positive integers $a$ and $b$ such that all the number $P(1)$, $P(2)$,$\ldots$, $P(50)$ are balanced.</text:p>
            <text:p>(b) Prove that if $P(n)$ is balanced for all positive integers $n$, then $a=b$.</text:p>
            <text:p/>
            <text:p>\textit{Proposed by Jorge Tipe, Peru}</text:p>
          </table:table-cell>
          <table:table-cell/>
        </table:table-row>
        <table:table-row table:style-name="ro7">
          <table:table-cell office:value-type="string" calcext:value-type="string">
            <text:p>2009 IMO Shortlist</text:p>
          </table:table-cell>
          <table:table-cell office:value-type="float" office:value="2009" calcext:value-type="float">
            <text:p>2009</text:p>
          </table:table-cell>
          <table:table-cell office:value-type="float" office:value="3" calcext:value-type="float">
            <text:p>3</text:p>
          </table:table-cell>
          <table:table-cell office:value-type="string" calcext:value-type="string">
            <text:p>Juhan Aru, Estonia</text:p>
          </table:table-cell>
          <table:table-cell office:value-type="string" calcext:value-type="string">
            <text:p>Let $f$ be a non-constant function from the set of positive integers into the set of positive integer, such that $a-b$ divides $f(a)-f(b)$ for all distinct positive integers $a$, $b$. Prove that there exist infinitely many primes $p$ such that $p$ divides $f(c)$ for some positive integer $c$.</text:p>
          </table:table-cell>
          <table:table-cell office:value-type="string" calcext:value-type="string">
            <text:p>https://artofproblemsolving.com/community/c3960_2009_imo_shortlist</text:p>
          </table:table-cell>
          <table:table-cell office:value-type="string" calcext:value-type="string">
            <text:p>Let $f$ be a non-constant function from the set of positive integers into the set of positive integer, such that $a-b$ divides $f(a)-f(b)$ for all distinct positive integers $a$, $b$. Prove that there exist infinitely many primes $p$ such that $p$ divides $f(c)$ for some positive integer $c$.</text:p>
            <text:p/>
            <text:p>\textit{Proposed by Juhan Aru, Estonia}</text:p>
          </table:table-cell>
          <table:table-cell/>
        </table:table-row>
        <table:table-row table:style-name="ro13">
          <table:table-cell office:value-type="string" calcext:value-type="string">
            <text:p>2009 IMO Shortlist</text:p>
          </table:table-cell>
          <table:table-cell office:value-type="float" office:value="2009" calcext:value-type="float">
            <text:p>2009</text:p>
          </table:table-cell>
          <table:table-cell office:value-type="float" office:value="4" calcext:value-type="float">
            <text:p>4</text:p>
          </table:table-cell>
          <table:table-cell office:value-type="string" calcext:value-type="string">
            <text:p>North Korea</text:p>
          </table:table-cell>
          <table:table-cell office:value-type="string" calcext:value-type="string">
            <text:p>Find all positive integers $n$ such that there exists a sequence of positive integers $a_1$, $a_2$,$\ldots$, $a_n$ satisfying: \[a_{k+1}=\frac{a_k^2+1}{a_{k-1}+1}-1\] for every $k$ with $2\leq k\leq n-1$.</text:p>
          </table:table-cell>
          <table:table-cell office:value-type="string" calcext:value-type="string">
            <text:p>https://artofproblemsolving.com/community/c3960_2009_imo_shortlist</text:p>
          </table:table-cell>
          <table:table-cell office:value-type="string" calcext:value-type="string">
            <text:p>Find all positive integers $n$ such that there exists a sequence of positive integers $a_1$, $a_2$,$\ldots$, $a_n$ satisfying: \[a_{k+1}=\frac{a_k^2+1}{a_{k-1}+1}-1\] for every $k$ with $2\leq k\leq n-1$.</text:p>
            <text:p/>
            <text:p>\textit{Proposed by North Korea}</text:p>
          </table:table-cell>
          <table:table-cell/>
        </table:table-row>
        <table:table-row table:style-name="ro7">
          <table:table-cell office:value-type="string" calcext:value-type="string">
            <text:p>2009 IMO Shortlist</text:p>
          </table:table-cell>
          <table:table-cell office:value-type="float" office:value="2009" calcext:value-type="float">
            <text:p>2009</text:p>
          </table:table-cell>
          <table:table-cell office:value-type="float" office:value="5" calcext:value-type="float">
            <text:p>5</text:p>
          </table:table-cell>
          <table:table-cell office:value-type="string" calcext:value-type="string">
            <text:p>Jozsef Pelikan, Hungary</text:p>
          </table:table-cell>
          <table:table-cell office:value-type="string" calcext:value-type="string">
            <text:p>Let $P(x)$ be a non-constant polynomial with integer coefficients. Prove that there is no function $T$ from the set of integers into the set of integers such that the number of integers $x$ with $T^n(x)=x$ is equal to $P(n)$ for every $n\geq 1$, where $T^n$ denotes the $n$-fold application of $T$.</text:p>
          </table:table-cell>
          <table:table-cell office:value-type="string" calcext:value-type="string">
            <text:p>https://artofproblemsolving.com/community/c3960_2009_imo_shortlist</text:p>
          </table:table-cell>
          <table:table-cell office:value-type="string" calcext:value-type="string">
            <text:p>Let $P(x)$ be a non-constant polynomial with integer coefficients. Prove that there is no function $T$ from the set of integers into the set of integers such that the number of integers $x$ with $T^n(x)=x$ is equal to $P(n)$ for every $n\geq 1$, where $T^n$ denotes the $n$-fold application of $T$.</text:p>
            <text:p/>
            <text:p>\textit{Proposed by Jozsef Pelikan, Hungary}</text:p>
          </table:table-cell>
          <table:table-cell/>
        </table:table-row>
        <table:table-row table:style-name="ro13">
          <table:table-cell office:value-type="string" calcext:value-type="string">
            <text:p>2009 IMO Shortlist</text:p>
          </table:table-cell>
          <table:table-cell office:value-type="float" office:value="2009" calcext:value-type="float">
            <text:p>2009</text:p>
          </table:table-cell>
          <table:table-cell office:value-type="float" office:value="6" calcext:value-type="float">
            <text:p>6</text:p>
          </table:table-cell>
          <table:table-cell office:value-type="string" calcext:value-type="string">
            <text:p>Okan Tekman, Turkey</text:p>
          </table:table-cell>
          <table:table-cell office:value-type="string" calcext:value-type="string">
            <text:p>Let $k$ be a positive integer. Show that if there exists a sequence $a_0,a_1,\ldots$ of integers satisfying the condition \[a_n=\frac{a_{n-1}+n^k}{n}\text{ for all } n\geq 1,\]then $k-2$ is divisible by $3$.</text:p>
          </table:table-cell>
          <table:table-cell office:value-type="string" calcext:value-type="string">
            <text:p>https://artofproblemsolving.com/community/c3960_2009_imo_shortlist</text:p>
          </table:table-cell>
          <table:table-cell office:value-type="string" calcext:value-type="string">
            <text:p>Let $k$ be a positive integer. Show that if there exists a sequence $a_0,a_1,\ldots$ of integers satisfying the condition \[a_n=\frac{a_{n-1}+n^k}{n}\text{ for all } n\geq 1,\]then $k-2$ is divisible by $3$.</text:p>
            <text:p/>
            <text:p>\textit{Proposed by Okan Tekman, Turkey}</text:p>
          </table:table-cell>
          <table:table-cell/>
        </table:table-row>
        <table:table-row table:style-name="ro13">
          <table:table-cell office:value-type="string" calcext:value-type="string">
            <text:p>2009 IMO Shortlist</text:p>
          </table:table-cell>
          <table:table-cell office:value-type="float" office:value="2009" calcext:value-type="float">
            <text:p>2009</text:p>
          </table:table-cell>
          <table:table-cell office:value-type="float" office:value="7" calcext:value-type="float">
            <text:p>7</text:p>
          </table:table-cell>
          <table:table-cell office:value-type="string" calcext:value-type="string">
            <text:p>Mongolia</text:p>
          </table:table-cell>
          <table:table-cell office:value-type="string" calcext:value-type="string">
            <text:p>Let $a$ and $b$ be distinct integers greater than $1$. Prove that there exists a positive integer $n$ such that $(a^n-1)(b^n-1)$ is not a perfect square.</text:p>
          </table:table-cell>
          <table:table-cell office:value-type="string" calcext:value-type="string">
            <text:p>https://artofproblemsolving.com/community/c3960_2009_imo_shortlist</text:p>
          </table:table-cell>
          <table:table-cell office:value-type="string" calcext:value-type="string">
            <text:p>Let $a$ and $b$ be distinct integers greater than $1$. Prove that there exists a positive integer $n$ such that $(a^n-1)(b^n-1)$ is not a perfect square.</text:p>
            <text:p/>
            <text:p>\textit{Proposed by Mongolia}</text:p>
          </table:table-cell>
          <table:table-cell/>
        </table:table-row>
        <table:table-row table:style-name="ro3">
          <table:table-cell office:value-type="string" calcext:value-type="string">
            <text:p>2008 IMO Shortlist</text:p>
          </table:table-cell>
          <table:table-cell office:value-type="float" office:value="2008" calcext:value-type="float">
            <text:p>2008</text:p>
          </table:table-cell>
          <table:table-cell office:value-type="float" office:value="1" calcext:value-type="float">
            <text:p>1</text:p>
          </table:table-cell>
          <table:table-cell office:value-type="string" calcext:value-type="string">
            <text:p>Author: Hojoo Lee, South Korea</text:p>
          </table:table-cell>
          <table:table-cell office:value-type="string" calcext:value-type="string">
            <text:p>Find all functions $ f: (0, \infty) \mapsto (0, \infty)$ (so $ f$ is a function from the positive real numbers) such that</text:p>
            <text:p>\[ \frac {\left( f(w) \right)^2 + \left( f(x) \right)^2}{f(y^2) + f(z^2) } = \frac {w^2 + x^2}{y^2 + z^2}</text:p>
            <text:p>\]</text:p>
            <text:p>for all positive real numbers $ w,x,y,z,$ satisfying $ wx = yz.$</text:p>
          </table:table-cell>
          <table:table-cell office:value-type="string" calcext:value-type="string">
            <text:p>https://artofproblemsolving.com/community/c3959_2008_imo_shortlist</text:p>
          </table:table-cell>
          <table:table-cell office:value-type="string" calcext:value-type="string">
            <text:p>Find all functions $ f: (0, \infty) \mapsto (0, \infty)$ (so $ f$ is a function from the positive real numbers) such that</text:p>
            <text:p>\[ \frac {\left( f(w) \right)^2 + \left( f(x) \right)^2}{f(y^2) + f(z^2) } = \frac {w^2 + x^2}{y^2 + z^2}</text:p>
            <text:p>\]</text:p>
            <text:p>for all positive real numbers $ w,x,y,z,$ satisfying $ wx = yz.$</text:p>
            <text:p/>
            <text:p/>
            <text:p>\textit{Author: Hojoo Lee, South Korea}</text:p>
          </table:table-cell>
          <table:table-cell/>
        </table:table-row>
        <table:table-row table:style-name="ro10">
          <table:table-cell office:value-type="string" calcext:value-type="string">
            <text:p>2008 IMO Shortlist</text:p>
          </table:table-cell>
          <table:table-cell office:value-type="float" office:value="2008" calcext:value-type="float">
            <text:p>2008</text:p>
          </table:table-cell>
          <table:table-cell office:value-type="float" office:value="2" calcext:value-type="float">
            <text:p>2</text:p>
          </table:table-cell>
          <table:table-cell office:value-type="string" calcext:value-type="string">
            <text:p>Author: Walther Janous, Austria</text:p>
          </table:table-cell>
          <table:table-cell office:value-type="string" calcext:value-type="string">
            <text:p>\textbf{(a)} Prove that</text:p>
            <text:p>\[\frac {x^{2}}{\left(x - 1\right)^{2}} + \frac {y^{2}}{\left(y - 1\right)^{2}} + \frac {z^{2}}{\left(z - 1\right)^{2}} \geq 1\] for all real numbers $x$, $y$, $z$, each different from $1$, and satisfying $xyz=1$.</text:p>
            <text:p/>
            <text:p>\textbf{(b)} Prove that equality holds above for infinitely many triples of rational numbers $x$, $y$, $z$, each different from $1$, and satisfying $xyz=1$.</text:p>
          </table:table-cell>
          <table:table-cell office:value-type="string" calcext:value-type="string">
            <text:p>https://artofproblemsolving.com/community/c3959_2008_imo_shortlist</text:p>
          </table:table-cell>
          <table:table-cell office:value-type="string" calcext:value-type="string">
            <text:p>\textbf{(a)} Prove that</text:p>
            <text:p>\[\frac {x^{2}}{\left(x - 1\right)^{2}} + \frac {y^{2}}{\left(y - 1\right)^{2}} + \frac {z^{2}}{\left(z - 1\right)^{2}} \geq 1\] for all real numbers $x$, $y$, $z$, each different from $1$, and satisfying $xyz=1$.</text:p>
            <text:p/>
            <text:p>\textbf{(b)} Prove that equality holds above for infinitely many triples of rational numbers $x$, $y$, $z$, each different from $1$, and satisfying $xyz=1$.</text:p>
            <text:p/>
            <text:p>\textit{Author: Walther Janous, Austria}</text:p>
          </table:table-cell>
          <table:table-cell/>
        </table:table-row>
        <table:table-row table:style-name="ro8">
          <table:table-cell office:value-type="string" calcext:value-type="string">
            <text:p>2008 IMO Shortlist</text:p>
          </table:table-cell>
          <table:table-cell office:value-type="float" office:value="2008" calcext:value-type="float">
            <text:p>2008</text:p>
          </table:table-cell>
          <table:table-cell office:value-type="float" office:value="3" calcext:value-type="float">
            <text:p>3</text:p>
          </table:table-cell>
          <table:table-cell office:value-type="string" calcext:value-type="string">
            <text:p>Hans Zantema, Netherlands</text:p>
          </table:table-cell>
          <table:table-cell office:value-type="string" calcext:value-type="string">
            <text:p>Let $ S\subseteq\mathbb{R}$ be a set of real numbers. We say that a pair $ (f, g)$ of functions from $ S$ into $ S$ is a \textit{Spanish Couple} on $ S$, if they satisfy the following conditions:</text:p>
            <text:p>(i) Both functions are strictly increasing, i.e. $ f(x) &lt; f(y)$ and $ g(x) &lt; g(y)$ for all $ x$, $ y\in S$ with $ x &lt; y$;</text:p>
            <text:p/>
            <text:p>(ii) The inequality $ f\left(g\left(g\left(x\right)\right)\right) &lt; g\left(f\left(x\right)\right)$ holds for all $ x\in S$.</text:p>
            <text:p/>
            <text:p>Decide whether there exists a Spanish Couple</text:p>
            <text:p>\begin{itemize}</text:p>
            <text:p>\item on the set $ S = \mathbb{N}$ of positive integers;</text:p>
            <text:p>\item on the set $ S = \{a - \frac {1}{b}: a, b\in\mathbb{N}\}$</text:p>
            <text:p>\end{itemize}</text:p>
          </table:table-cell>
          <table:table-cell office:value-type="string" calcext:value-type="string">
            <text:p>https://artofproblemsolving.com/community/c3959_2008_imo_shortlist</text:p>
          </table:table-cell>
          <table:table-cell office:value-type="string" calcext:value-type="string">
            <text:p>Let $ S\subseteq\mathbb{R}$ be a set of real numbers. We say that a pair $ (f, g)$ of functions from $ S$ into $ S$ is a \textit{Spanish Couple} on $ S$, if they satisfy the following conditions:</text:p>
            <text:p>(i) Both functions are strictly increasing, i.e. $ f(x) &lt; f(y)$ and $ g(x) &lt; g(y)$ for all $ x$, $ y\in S$ with $ x &lt; y$;</text:p>
            <text:p/>
            <text:p>(ii) The inequality $ f\left(g\left(g\left(x\right)\right)\right) &lt; g\left(f\left(x\right)\right)$ holds for all $ x\in S$.</text:p>
            <text:p/>
            <text:p>Decide whether there exists a Spanish Couple</text:p>
            <text:p>\begin{itemize}</text:p>
            <text:p>\item on the set $ S = \mathbb{N}$ of positive integers;</text:p>
            <text:p>\item on the set $ S = \{a - \frac {1}{b}: a, b\in\mathbb{N}\}$</text:p>
            <text:p>\end{itemize}</text:p>
            <text:p/>
            <text:p>\textit{Proposed by Hans Zantema, Netherlands}</text:p>
          </table:table-cell>
          <table:table-cell/>
        </table:table-row>
        <table:table-row table:style-name="ro7">
          <table:table-cell office:value-type="string" calcext:value-type="string">
            <text:p>2008 IMO Shortlist</text:p>
          </table:table-cell>
          <table:table-cell office:value-type="float" office:value="2008" calcext:value-type="float">
            <text:p>2008</text:p>
          </table:table-cell>
          <table:table-cell office:value-type="float" office:value="4" calcext:value-type="float">
            <text:p>4</text:p>
          </table:table-cell>
          <table:table-cell office:value-type="string" calcext:value-type="string">
            <text:p>Gerhard Woeginger, Austria</text:p>
          </table:table-cell>
          <table:table-cell office:value-type="string" calcext:value-type="string">
            <text:p>For an integer $ m$, denote by $ t(m)$ the unique number in $ \{1, 2, 3\}$ such that $ m + t(m)$ is a multiple of $ 3$. A function $ f: \mathbb{Z}\to\mathbb{Z}$ satisfies $ f( - 1) = 0$, $ f(0) = 1$, $ f(1) = - 1$ and $ f\left(2^{n} + m\right) = f\left(2^n - t(m)\right) - f(m)$ for all integers $ m$, $ n\ge 0$ with $ 2^n &gt; m$. Prove that $ f(3p)\ge 0$ holds for all integers $ p\ge 0$.</text:p>
          </table:table-cell>
          <table:table-cell office:value-type="string" calcext:value-type="string">
            <text:p>https://artofproblemsolving.com/community/c3959_2008_imo_shortlist</text:p>
          </table:table-cell>
          <table:table-cell office:value-type="string" calcext:value-type="string">
            <text:p>For an integer $ m$, denote by $ t(m)$ the unique number in $ \{1, 2, 3\}$ such that $ m + t(m)$ is a multiple of $ 3$. A function $ f: \mathbb{Z}\to\mathbb{Z}$ satisfies $ f( - 1) = 0$, $ f(0) = 1$, $ f(1) = - 1$ and $ f\left(2^{n} + m\right) = f\left(2^n - t(m)\right) - f(m)$ for all integers $ m$, $ n\ge 0$ with $ 2^n &gt; m$. Prove that $ f(3p)\ge 0$ holds for all integers $ p\ge 0$.</text:p>
            <text:p/>
            <text:p>\textit{Proposed by Gerhard Woeginger, Austria}</text:p>
          </table:table-cell>
          <table:table-cell/>
        </table:table-row>
        <table:table-row table:style-name="ro13">
          <table:table-cell office:value-type="string" calcext:value-type="string">
            <text:p>2008 IMO Shortlist</text:p>
          </table:table-cell>
          <table:table-cell office:value-type="float" office:value="2008" calcext:value-type="float">
            <text:p>2008</text:p>
          </table:table-cell>
          <table:table-cell office:value-type="float" office:value="5" calcext:value-type="float">
            <text:p>5</text:p>
          </table:table-cell>
          <table:table-cell office:value-type="string" calcext:value-type="string">
            <text:p>Pavel Novotný, Slovakia</text:p>
          </table:table-cell>
          <table:table-cell office:value-type="string" calcext:value-type="string">
            <text:p>Let $ a$, $ b$, $ c$, $ d$ be positive real numbers such that $ abcd = 1$ and $ a + b + c + d &gt; \dfrac{a}{b} + \dfrac{b}{c} + \dfrac{c}{d} + \dfrac{d}{a}$. Prove that</text:p>
            <text:p>\[ a + b + c + d &lt; \dfrac{b}{a} + \dfrac{c}{b} + \dfrac{d}{c} + \dfrac{a}{d}\]</text:p>
          </table:table-cell>
          <table:table-cell office:value-type="string" calcext:value-type="string">
            <text:p>https://artofproblemsolving.com/community/c3959_2008_imo_shortlist</text:p>
          </table:table-cell>
          <table:table-cell office:value-type="string" calcext:value-type="string">
            <text:p>Let $ a$, $ b$, $ c$, $ d$ be positive real numbers such that $ abcd = 1$ and $ a + b + c + d &gt; \dfrac{a}{b} + \dfrac{b}{c} + \dfrac{c}{d} + \dfrac{d}{a}$. Prove that</text:p>
            <text:p>\[ a + b + c + d &lt; \dfrac{b}{a} + \dfrac{c}{b} + \dfrac{d}{c} + \dfrac{a}{d}\]</text:p>
            <text:p>\textit{Proposed by Pavel Novotný, Slovakia}</text:p>
          </table:table-cell>
          <table:table-cell/>
        </table:table-row>
        <table:table-row table:style-name="ro13">
          <table:table-cell office:value-type="string" calcext:value-type="string">
            <text:p>2008 IMO Shortlist</text:p>
          </table:table-cell>
          <table:table-cell office:value-type="float" office:value="2008" calcext:value-type="float">
            <text:p>2008</text:p>
          </table:table-cell>
          <table:table-cell office:value-type="float" office:value="6" calcext:value-type="float">
            <text:p>6</text:p>
          </table:table-cell>
          <table:table-cell office:value-type="string" calcext:value-type="string">
            <text:p>Žymantas Darbėnas (Zymantas Darbenas), Lithuania</text:p>
          </table:table-cell>
          <table:table-cell office:value-type="string" calcext:value-type="string">
            <text:p>Let $ f: \mathbb{R}\to\mathbb{N}$ be a function which satisfies $ f\left(x + \dfrac{1}{f(y)}\right) = f\left(y + \dfrac{1}{f(x)}\right)$ for all $ x$, $ y\in\mathbb{R}$. Prove that there is a positive integer which is not a value of $ f$.</text:p>
          </table:table-cell>
          <table:table-cell office:value-type="string" calcext:value-type="string">
            <text:p>https://artofproblemsolving.com/community/c3959_2008_imo_shortlist</text:p>
          </table:table-cell>
          <table:table-cell office:value-type="string" calcext:value-type="string">
            <text:p>Let $ f: \mathbb{R}\to\mathbb{N}$ be a function which satisfies $ f\left(x + \dfrac{1}{f(y)}\right) = f\left(y + \dfrac{1}{f(x)}\right)$ for all $ x$, $ y\in\mathbb{R}$. Prove that there is a positive integer which is not a value of $ f$.</text:p>
            <text:p/>
            <text:p>\textit{Proposed by Žymantas Darbėnas (Zymantas Darbenas), Lithuania}</text:p>
          </table:table-cell>
          <table:table-cell/>
        </table:table-row>
        <table:table-row table:style-name="ro5">
          <table:table-cell office:value-type="string" calcext:value-type="string">
            <text:p>2008 IMO Shortlist</text:p>
          </table:table-cell>
          <table:table-cell office:value-type="float" office:value="2008" calcext:value-type="float">
            <text:p>2008</text:p>
          </table:table-cell>
          <table:table-cell office:value-type="float" office:value="7" calcext:value-type="float">
            <text:p>7</text:p>
          </table:table-cell>
          <table:table-cell office:value-type="string" calcext:value-type="string">
            <text:p>Author: Darij Grinberg (Problem Proposal), Christian Reiher (Solution), Germany</text:p>
          </table:table-cell>
          <table:table-cell office:value-type="string" calcext:value-type="string">
            <text:p>Prove that for any four positive real numbers $ a$, $ b$, $ c$, $ d$ the inequality</text:p>
            <text:p>\[ \frac {(a - b)(a - c)}{a + b + c} + \frac {(b - c)(b - d)}{b + c + d} + \frac {(c - d)(c - a)}{c + d + a} + \frac {(d - a)(d - b)}{d + a + b}\ge 0\]</text:p>
            <text:p>holds. Determine all cases of equality.</text:p>
          </table:table-cell>
          <table:table-cell office:value-type="string" calcext:value-type="string">
            <text:p>https://artofproblemsolving.com/community/c3959_2008_imo_shortlist</text:p>
          </table:table-cell>
          <table:table-cell office:value-type="string" calcext:value-type="string">
            <text:p>Prove that for any four positive real numbers $ a$, $ b$, $ c$, $ d$ the inequality</text:p>
            <text:p>\[ \frac {(a - b)(a - c)}{a + b + c} + \frac {(b - c)(b - d)}{b + c + d} + \frac {(c - d)(c - a)}{c + d + a} + \frac {(d - a)(d - b)}{d + a + b}\ge 0\]</text:p>
            <text:p>holds. Determine all cases of equality.</text:p>
            <text:p/>
            <text:p>\textit{Author: Darij Grinberg (Problem Proposal), Christian Reiher (Solution), Germany}</text:p>
          </table:table-cell>
          <table:table-cell/>
        </table:table-row>
        <table:table-row table:style-name="ro5">
          <table:table-cell office:value-type="string" calcext:value-type="string">
            <text:p>2008 IMO Shortlist</text:p>
          </table:table-cell>
          <table:table-cell office:value-type="float" office:value="2008" calcext:value-type="float">
            <text:p>2008</text:p>
          </table:table-cell>
          <table:table-cell office:value-type="float" office:value="1" calcext:value-type="float">
            <text:p>1</text:p>
          </table:table-cell>
          <table:table-cell office:value-type="string" calcext:value-type="string">
            <text:p>Gerhard Woeginger, Netherlands</text:p>
          </table:table-cell>
          <table:table-cell office:value-type="string" calcext:value-type="string">
            <text:p>In the plane we consider rectangles whose sides are parallel to the coordinate axes and have positive length. Such a rectangle will be called a \textit{box}. Two boxes \textit{intersect} if they have a common point in their interior or on their boundary. Find the largest $ n$ for which there exist $ n$ boxes $ B_1$, $ \ldots$, $ B_n$ such that $ B_i$ and $ B_j$ intersect if and only if $ i\not\equiv j\pm 1\pmod n$.</text:p>
          </table:table-cell>
          <table:table-cell office:value-type="string" calcext:value-type="string">
            <text:p>https://artofproblemsolving.com/community/c3959_2008_imo_shortlist</text:p>
          </table:table-cell>
          <table:table-cell office:value-type="string" calcext:value-type="string">
            <text:p>In the plane we consider rectangles whose sides are parallel to the coordinate axes and have positive length. Such a rectangle will be called a \textit{box}. Two boxes \textit{intersect} if they have a common point in their interior or on their boundary. Find the largest $ n$ for which there exist $ n$ boxes $ B_1$, $ \ldots$, $ B_n$ such that $ B_i$ and $ B_j$ intersect if and only if $ i\not\equiv j\pm 1\pmod n$.</text:p>
            <text:p/>
            <text:p>\textit{Proposed by Gerhard Woeginger, Netherlands}</text:p>
          </table:table-cell>
          <table:table-cell/>
        </table:table-row>
        <table:table-row table:style-name="ro7">
          <table:table-cell office:value-type="string" calcext:value-type="string">
            <text:p>2008 IMO Shortlist</text:p>
          </table:table-cell>
          <table:table-cell office:value-type="float" office:value="2008" calcext:value-type="float">
            <text:p>2008</text:p>
          </table:table-cell>
          <table:table-cell office:value-type="float" office:value="2" calcext:value-type="float">
            <text:p>2</text:p>
          </table:table-cell>
          <table:table-cell office:value-type="string" calcext:value-type="string">
            <text:p>Vidan Govedarica, Serbia</text:p>
          </table:table-cell>
          <table:table-cell office:value-type="string" calcext:value-type="string">
            <text:p>Let $n \in \mathbb N$ and $A_n$ set of all permutations $(a_1, \ldots, a_n)$ of the set $\{1, 2, \ldots , n\}$ for which</text:p>
            <text:p>\[k|2(a_1 + \cdots+ a_k), \text{ for all } 1 \leq k \leq n.\]</text:p>
            <text:p>Find the number of elements of the set $A_n$.</text:p>
          </table:table-cell>
          <table:table-cell office:value-type="string" calcext:value-type="string">
            <text:p>https://artofproblemsolving.com/community/c3959_2008_imo_shortlist</text:p>
          </table:table-cell>
          <table:table-cell office:value-type="string" calcext:value-type="string">
            <text:p>Let $n \in \mathbb N$ and $A_n$ set of all permutations $(a_1, \ldots, a_n)$ of the set $\{1, 2, \ldots , n\}$ for which</text:p>
            <text:p>\[k|2(a_1 + \cdots+ a_k), \text{ for all } 1 \leq k \leq n.\]</text:p>
            <text:p>Find the number of elements of the set $A_n$.</text:p>
            <text:p/>
            <text:p>\textit{Proposed by Vidan Govedarica, Serbia}</text:p>
          </table:table-cell>
          <table:table-cell/>
        </table:table-row>
        <table:table-row table:style-name="ro5">
          <table:table-cell office:value-type="string" calcext:value-type="string">
            <text:p>2008 IMO Shortlist</text:p>
          </table:table-cell>
          <table:table-cell office:value-type="float" office:value="2008" calcext:value-type="float">
            <text:p>2008</text:p>
          </table:table-cell>
          <table:table-cell office:value-type="float" office:value="3" calcext:value-type="float">
            <text:p>3</text:p>
          </table:table-cell>
          <table:table-cell office:value-type="string" calcext:value-type="string">
            <text:p>Jorge Tipe, Peru</text:p>
          </table:table-cell>
          <table:table-cell office:value-type="string" calcext:value-type="string">
            <text:p>In the coordinate plane consider the set $ S$ of all points with integer coordinates. For a positive integer $ k$, two distinct points $A$, $ B\in S$ will be called $ k$-\textit{friends} if there is a point $ C\in S$ such that the area of the triangle $ ABC$ is equal to $ k$. A set $ T\subset S$ will be called $ k$-\textit{clique} if every two points in $ T$ are $ k$-friends. Find the least positive integer $ k$ for which there exits a $ k$-clique with more than 200 elements.</text:p>
          </table:table-cell>
          <table:table-cell office:value-type="string" calcext:value-type="string">
            <text:p>https://artofproblemsolving.com/community/c3959_2008_imo_shortlist</text:p>
          </table:table-cell>
          <table:table-cell office:value-type="string" calcext:value-type="string">
            <text:p>In the coordinate plane consider the set $ S$ of all points with integer coordinates. For a positive integer $ k$, two distinct points $A$, $ B\in S$ will be called $ k$-\textit{friends} if there is a point $ C\in S$ such that the area of the triangle $ ABC$ is equal to $ k$. A set $ T\subset S$ will be called $ k$-\textit{clique} if every two points in $ T$ are $ k$-friends. Find the least positive integer $ k$ for which there exits a $ k$-clique with more than 200 elements.</text:p>
            <text:p/>
            <text:p>\textit{Proposed by Jorge Tipe, Peru}</text:p>
          </table:table-cell>
          <table:table-cell/>
        </table:table-row>
        <table:table-row table:style-name="ro16">
          <table:table-cell office:value-type="string" calcext:value-type="string">
            <text:p>2008 IMO Shortlist</text:p>
          </table:table-cell>
          <table:table-cell office:value-type="float" office:value="2008" calcext:value-type="float">
            <text:p>2008</text:p>
          </table:table-cell>
          <table:table-cell office:value-type="float" office:value="4" calcext:value-type="float">
            <text:p>4</text:p>
          </table:table-cell>
          <table:table-cell office:value-type="string" calcext:value-type="string">
            <text:p>Author: Bruno Le Floch and Ilia Smilga, France</text:p>
          </table:table-cell>
          <table:table-cell office:value-type="string" calcext:value-type="string">
            <text:p>Let $ n$ and $ k$ be positive integers with $ k \geq n$ and $ k - n$ an even number. Let $ 2n$ lamps labelled $ 1$, $ 2$, ..., $ 2n$ be given, each of which can be either \textit{on} or \textit{off}. Initially all the lamps are off. We consider sequences of steps: at each step one of the lamps is switched (from on to off or from off to on).</text:p>
            <text:p/>
            <text:p>Let $ N$ be the number of such sequences consisting of $ k$ steps and resulting in the state where lamps $ 1$ through $ n$ are all on, and lamps $ n + 1$ through $ 2n$ are all off.</text:p>
            <text:p/>
            <text:p>Let $ M$ be number of such sequences consisting of $ k$ steps, resulting in the state where lamps $ 1$ through $ n$ are all on, and lamps $ n + 1$ through $ 2n$ are all off, but where none of the lamps $ n + 1$ through $ 2n$ is ever switched on.</text:p>
            <text:p/>
            <text:p>Determine $ \frac {N}{M}$.</text:p>
          </table:table-cell>
          <table:table-cell office:value-type="string" calcext:value-type="string">
            <text:p>https://artofproblemsolving.com/community/c3959_2008_imo_shortlist</text:p>
          </table:table-cell>
          <table:table-cell office:value-type="string" calcext:value-type="string">
            <text:p>Let $ n$ and $ k$ be positive integers with $ k \geq n$ and $ k - n$ an even number. Let $ 2n$ lamps labelled $ 1$, $ 2$, ..., $ 2n$ be given, each of which can be either \textit{on} or \textit{off}. Initially all the lamps are off. We consider sequences of steps: at each step one of the lamps is switched (from on to off or from off to on).</text:p>
            <text:p/>
            <text:p>Let $ N$ be the number of such sequences consisting of $ k$ steps and resulting in the state where lamps $ 1$ through $ n$ are all on, and lamps $ n + 1$ through $ 2n$ are all off.</text:p>
            <text:p/>
            <text:p>Let $ M$ be number of such sequences consisting of $ k$ steps, resulting in the state where lamps $ 1$ through $ n$ are all on, and lamps $ n + 1$ through $ 2n$ are all off, but where none of the lamps $ n + 1$ through $ 2n$ is ever switched on.</text:p>
            <text:p/>
            <text:p>Determine $ \frac {N}{M}$.</text:p>
            <text:p/>
            <text:p/>
            <text:p>\textit{Author: Bruno Le Floch and Ilia Smilga, France}</text:p>
          </table:table-cell>
          <table:table-cell/>
        </table:table-row>
        <table:table-row table:style-name="ro5">
          <table:table-cell office:value-type="string" calcext:value-type="string">
            <text:p>2008 IMO Shortlist</text:p>
          </table:table-cell>
          <table:table-cell office:value-type="float" office:value="2008" calcext:value-type="float">
            <text:p>2008</text:p>
          </table:table-cell>
          <table:table-cell office:value-type="float" office:value="5" calcext:value-type="float">
            <text:p>5</text:p>
          </table:table-cell>
          <table:table-cell office:value-type="string" calcext:value-type="string">
            <text:p>Andrey Badzyan, Russia</text:p>
          </table:table-cell>
          <table:table-cell office:value-type="string" calcext:value-type="string">
            <text:p>Let $ S = \{x_1, x_2, \ldots, x_{k + l}\}$ be a $ (k + l)$-element set of real numbers contained in the interval $ [0, 1]$; $ k$ and $ l$ are positive integers. A $ k$-element subset $ A\subset S$ is called \textit{nice} if</text:p>
            <text:p>\[ \left |\frac {1}{k}\sum_{x_i\in A} x_i - \frac {1}{l}\sum_{x_j\in S\setminus A} x_j\right |\le \frac {k + l}{2kl}\]</text:p>
            <text:p>Prove that the number of nice subsets is at least $ \dfrac{2}{k + l}\dbinom{k + l}{k}$.</text:p>
          </table:table-cell>
          <table:table-cell office:value-type="string" calcext:value-type="string">
            <text:p>https://artofproblemsolving.com/community/c3959_2008_imo_shortlist</text:p>
          </table:table-cell>
          <table:table-cell office:value-type="string" calcext:value-type="string">
            <text:p>Let $ S = \{x_1, x_2, \ldots, x_{k + l}\}$ be a $ (k + l)$-element set of real numbers contained in the interval $ [0, 1]$; $ k$ and $ l$ are positive integers. A $ k$-element subset $ A\subset S$ is called \textit{nice} if</text:p>
            <text:p>\[ \left |\frac {1}{k}\sum_{x_i\in A} x_i - \frac {1}{l}\sum_{x_j\in S\setminus A} x_j\right |\le \frac {k + l}{2kl}\]</text:p>
            <text:p>Prove that the number of nice subsets is at least $ \dfrac{2}{k + l}\dbinom{k + l}{k}$.</text:p>
            <text:p/>
            <text:p>\textit{Proposed by Andrey Badzyan, Russia}</text:p>
          </table:table-cell>
          <table:table-cell/>
        </table:table-row>
        <table:table-row table:style-name="ro5">
          <table:table-cell office:value-type="string" calcext:value-type="string">
            <text:p>2008 IMO Shortlist</text:p>
          </table:table-cell>
          <table:table-cell office:value-type="float" office:value="2008" calcext:value-type="float">
            <text:p>2008</text:p>
          </table:table-cell>
          <table:table-cell office:value-type="float" office:value="6" calcext:value-type="float">
            <text:p>6</text:p>
          </table:table-cell>
          <table:table-cell office:value-type="string" calcext:value-type="string">
            <text:p>Gerhard Woeginger, Netherlands</text:p>
          </table:table-cell>
          <table:table-cell office:value-type="string" calcext:value-type="string">
            <text:p>For $ n\ge 2$, let $ S_1$, $ S_2$, $ \ldots$, $ S_{2^n}$ be $ 2^n$ subsets of $ A = \{1, 2, 3, \ldots, 2^{n + 1}\}$ that satisfy the following property: There do not exist indices $ a$ and $ b$ with $ a &lt; b$ and elements $ x$, $ y$, $ z\in A$ with $ x &lt; y &lt; z$ and $ y$, $ z\in S_a$, and $ x$, $ z\in S_b$. Prove that at least one of the sets $ S_1$, $ S_2$, $ \ldots$, $ S_{2^n}$ contains no more than $ 4n$ elements.</text:p>
          </table:table-cell>
          <table:table-cell office:value-type="string" calcext:value-type="string">
            <text:p>https://artofproblemsolving.com/community/c3959_2008_imo_shortlist</text:p>
          </table:table-cell>
          <table:table-cell office:value-type="string" calcext:value-type="string">
            <text:p>For $ n\ge 2$, let $ S_1$, $ S_2$, $ \ldots$, $ S_{2^n}$ be $ 2^n$ subsets of $ A = \{1, 2, 3, \ldots, 2^{n + 1}\}$ that satisfy the following property: There do not exist indices $ a$ and $ b$ with $ a &lt; b$ and elements $ x$, $ y$, $ z\in A$ with $ x &lt; y &lt; z$ and $ y$, $ z\in S_a$, and $ x$, $ z\in S_b$. Prove that at least one of the sets $ S_1$, $ S_2$, $ \ldots$, $ S_{2^n}$ contains no more than $ 4n$ elements.</text:p>
            <text:p/>
            <text:p>\textit{Proposed by Gerhard Woeginger, Netherlands}</text:p>
          </table:table-cell>
          <table:table-cell/>
        </table:table-row>
        <table:table-row table:style-name="ro3">
          <table:table-cell office:value-type="string" calcext:value-type="string">
            <text:p>2008 IMO Shortlist</text:p>
          </table:table-cell>
          <table:table-cell office:value-type="float" office:value="2008" calcext:value-type="float">
            <text:p>2008</text:p>
          </table:table-cell>
          <table:table-cell office:value-type="float" office:value="1" calcext:value-type="float">
            <text:p>1</text:p>
          </table:table-cell>
          <table:table-cell office:value-type="string" calcext:value-type="string">
            <text:p>Author: Andrey Gavrilyuk, Russia</text:p>
          </table:table-cell>
          <table:table-cell office:value-type="string" calcext:value-type="string">
            <text:p>Let $ H$ be the orthocenter of an acute-angled triangle $ ABC$. The circle $ \Gamma_{A}$ centered at the midpoint of $ BC$ and passing through $ H$ intersects the sideline $ BC$ at points  $ A_{1}$ and $ A_{2}$. Similarly, define the points $ B_{1}$, $ B_{2}$, $ C_{1}$ and $ C_{2}$.</text:p>
            <text:p/>
            <text:p>Prove that the six points $ A_{1}$, $ A_{2}$, $ B_{1}$, $ B_{2}$, $ C_{1}$ and $ C_{2}$ are concyclic.</text:p>
          </table:table-cell>
          <table:table-cell office:value-type="string" calcext:value-type="string">
            <text:p>https://artofproblemsolving.com/community/c3959_2008_imo_shortlist</text:p>
          </table:table-cell>
          <table:table-cell office:value-type="string" calcext:value-type="string">
            <text:p>Let $ H$ be the orthocenter of an acute-angled triangle $ ABC$. The circle $ \Gamma_{A}$ centered at the midpoint of $ BC$ and passing through $ H$ intersects the sideline $ BC$ at points  $ A_{1}$ and $ A_{2}$. Similarly, define the points $ B_{1}$, $ B_{2}$, $ C_{1}$ and $ C_{2}$.</text:p>
            <text:p/>
            <text:p>Prove that the six points $ A_{1}$, $ A_{2}$, $ B_{1}$, $ B_{2}$, $ C_{1}$ and $ C_{2}$ are concyclic.</text:p>
            <text:p/>
            <text:p>\textit{Author: Andrey Gavrilyuk, Russia}</text:p>
          </table:table-cell>
          <table:table-cell/>
        </table:table-row>
        <table:table-row table:style-name="ro3">
          <table:table-cell office:value-type="string" calcext:value-type="string">
            <text:p>2008 IMO Shortlist</text:p>
          </table:table-cell>
          <table:table-cell office:value-type="float" office:value="2008" calcext:value-type="float">
            <text:p>2008</text:p>
          </table:table-cell>
          <table:table-cell office:value-type="float" office:value="2" calcext:value-type="float">
            <text:p>2</text:p>
          </table:table-cell>
          <table:table-cell office:value-type="string" calcext:value-type="string">
            <text:p>Charles Leytem, Luxembourg</text:p>
          </table:table-cell>
          <table:table-cell office:value-type="string" calcext:value-type="string">
            <text:p>Given trapezoid $ ABCD$ with parallel sides $ AB$ and $ CD$, assume that there exist points $ E$ on line $ BC$ outside segment $ BC$, and $ F$ inside segment $ AD$ such that $ \angle DAE = \angle CBF$. Denote by $ I$ the point of intersection of $ CD$ and $ EF$, and by $ J$ the point of intersection of $ AB$ and $ EF$. Let $ K$ be the midpoint of segment $ EF$, assume it does not lie on line $ AB$. Prove that $ I$ belongs to the circumcircle of $ ABK$ if and only if $ K$ belongs to the circumcircle of $ CDJ$.</text:p>
          </table:table-cell>
          <table:table-cell office:value-type="string" calcext:value-type="string">
            <text:p>https://artofproblemsolving.com/community/c3959_2008_imo_shortlist</text:p>
          </table:table-cell>
          <table:table-cell office:value-type="string" calcext:value-type="string">
            <text:p>Given trapezoid $ ABCD$ with parallel sides $ AB$ and $ CD$, assume that there exist points $ E$ on line $ BC$ outside segment $ BC$, and $ F$ inside segment $ AD$ such that $ \angle DAE = \angle CBF$. Denote by $ I$ the point of intersection of $ CD$ and $ EF$, and by $ J$ the point of intersection of $ AB$ and $ EF$. Let $ K$ be the midpoint of segment $ EF$, assume it does not lie on line $ AB$. Prove that $ I$ belongs to the circumcircle of $ ABK$ if and only if $ K$ belongs to the circumcircle of $ CDJ$.</text:p>
            <text:p/>
            <text:p>\textit{Proposed by Charles Leytem, Luxembourg}</text:p>
          </table:table-cell>
          <table:table-cell/>
        </table:table-row>
        <table:table-row table:style-name="ro7">
          <table:table-cell office:value-type="string" calcext:value-type="string">
            <text:p>2008 IMO Shortlist</text:p>
          </table:table-cell>
          <table:table-cell office:value-type="float" office:value="2008" calcext:value-type="float">
            <text:p>2008</text:p>
          </table:table-cell>
          <table:table-cell office:value-type="float" office:value="3" calcext:value-type="float">
            <text:p>3</text:p>
          </table:table-cell>
          <table:table-cell office:value-type="string" calcext:value-type="string">
            <text:p>John Cuya, Peru</text:p>
          </table:table-cell>
          <table:table-cell office:value-type="string" calcext:value-type="string">
            <text:p>Let $ ABCD$ be a convex quadrilateral and let $ P$ and $ Q$ be points in $ ABCD$ such that $ PQDA$ and $ QPBC$ are cyclic quadrilaterals. Suppose that there exists a point $ E$ on the line segment $ PQ$ such that $ \angle PAE = \angle QDE$ and $ \angle PBE = \angle QCE$. Show that the quadrilateral $ ABCD$ is cyclic.</text:p>
          </table:table-cell>
          <table:table-cell office:value-type="string" calcext:value-type="string">
            <text:p>https://artofproblemsolving.com/community/c3959_2008_imo_shortlist</text:p>
          </table:table-cell>
          <table:table-cell office:value-type="string" calcext:value-type="string">
            <text:p>Let $ ABCD$ be a convex quadrilateral and let $ P$ and $ Q$ be points in $ ABCD$ such that $ PQDA$ and $ QPBC$ are cyclic quadrilaterals. Suppose that there exists a point $ E$ on the line segment $ PQ$ such that $ \angle PAE = \angle QDE$ and $ \angle PBE = \angle QCE$. Show that the quadrilateral $ ABCD$ is cyclic.</text:p>
            <text:p/>
            <text:p>\textit{Proposed by John Cuya, Peru}</text:p>
          </table:table-cell>
          <table:table-cell/>
        </table:table-row>
        <table:table-row table:style-name="ro7">
          <table:table-cell office:value-type="string" calcext:value-type="string">
            <text:p>2008 IMO Shortlist</text:p>
          </table:table-cell>
          <table:table-cell office:value-type="float" office:value="2008" calcext:value-type="float">
            <text:p>2008</text:p>
          </table:table-cell>
          <table:table-cell office:value-type="float" office:value="4" calcext:value-type="float">
            <text:p>4</text:p>
          </table:table-cell>
          <table:table-cell office:value-type="string" calcext:value-type="string">
            <text:p>Davood Vakili, Iran</text:p>
          </table:table-cell>
          <table:table-cell office:value-type="string" calcext:value-type="string">
            <text:p>In an acute triangle $ ABC$ segments $ BE$ and $ CF$ are altitudes. Two circles passing through the point $ A$ and $ F$ and tangent to the line $ BC$ at the points $ P$ and $ Q$ so that $ B$ lies between $ C$ and $ Q$. Prove that lines $ PE$ and $ QF$ intersect on the circumcircle of triangle $ AEF$.</text:p>
          </table:table-cell>
          <table:table-cell office:value-type="string" calcext:value-type="string">
            <text:p>https://artofproblemsolving.com/community/c3959_2008_imo_shortlist</text:p>
          </table:table-cell>
          <table:table-cell office:value-type="string" calcext:value-type="string">
            <text:p>In an acute triangle $ ABC$ segments $ BE$ and $ CF$ are altitudes. Two circles passing through the point $ A$ and $ F$ and tangent to the line $ BC$ at the points $ P$ and $ Q$ so that $ B$ lies between $ C$ and $ Q$. Prove that lines $ PE$ and $ QF$ intersect on the circumcircle of triangle $ AEF$.</text:p>
            <text:p/>
            <text:p>\textit{Proposed by Davood Vakili, Iran}</text:p>
          </table:table-cell>
          <table:table-cell/>
        </table:table-row>
        <table:table-row table:style-name="ro5">
          <table:table-cell office:value-type="string" calcext:value-type="string">
            <text:p>2008 IMO Shortlist</text:p>
          </table:table-cell>
          <table:table-cell office:value-type="float" office:value="2008" calcext:value-type="float">
            <text:p>2008</text:p>
          </table:table-cell>
          <table:table-cell office:value-type="float" office:value="5" calcext:value-type="float">
            <text:p>5</text:p>
          </table:table-cell>
          <table:table-cell office:value-type="string" calcext:value-type="string">
            <text:p>Gerhard Woeginger, Netherlands</text:p>
          </table:table-cell>
          <table:table-cell office:value-type="string" calcext:value-type="string">
            <text:p>Let $ k$ and $ n$ be integers with $ 0\le k\le n - 2$. Consider a set $ L$ of $ n$ lines in the plane such that no two of them are parallel and no three have a common point. Denote by $ I$ the set of intersections of lines in $ L$. Let $ O$ be a point in the plane not lying on any line of $ L$. A point $ X\in I$ is colored red if the open line segment $ OX$ intersects at most $ k$ lines in $ L$. Prove that $ I$ contains at least $ \dfrac{1}{2}(k + 1)(k + 2)$ red points.</text:p>
          </table:table-cell>
          <table:table-cell office:value-type="string" calcext:value-type="string">
            <text:p>https://artofproblemsolving.com/community/c3959_2008_imo_shortlist</text:p>
          </table:table-cell>
          <table:table-cell office:value-type="string" calcext:value-type="string">
            <text:p>Let $ k$ and $ n$ be integers with $ 0\le k\le n - 2$. Consider a set $ L$ of $ n$ lines in the plane such that no two of them are parallel and no three have a common point. Denote by $ I$ the set of intersections of lines in $ L$. Let $ O$ be a point in the plane not lying on any line of $ L$. A point $ X\in I$ is colored red if the open line segment $ OX$ intersects at most $ k$ lines in $ L$. Prove that $ I$ contains at least $ \dfrac{1}{2}(k + 1)(k + 2)$ red points.</text:p>
            <text:p/>
            <text:p>\textit{Proposed by Gerhard Woeginger, Netherlands}</text:p>
          </table:table-cell>
          <table:table-cell/>
        </table:table-row>
        <table:table-row table:style-name="ro5">
          <table:table-cell office:value-type="string" calcext:value-type="string">
            <text:p>2008 IMO Shortlist</text:p>
          </table:table-cell>
          <table:table-cell office:value-type="float" office:value="2008" calcext:value-type="float">
            <text:p>2008</text:p>
          </table:table-cell>
          <table:table-cell office:value-type="float" office:value="6" calcext:value-type="float">
            <text:p>6</text:p>
          </table:table-cell>
          <table:table-cell office:value-type="string" calcext:value-type="string">
            <text:p>Dusan Djukic, Serbia</text:p>
          </table:table-cell>
          <table:table-cell office:value-type="string" calcext:value-type="string">
            <text:p>There is given a convex quadrilateral $ ABCD$. Prove that there exists a point $ P$ inside the quadrilateral such that</text:p>
            <text:p>\[</text:p>
            <text:p>\angle PAB + \angle PDC = \angle PBC + \angle PAD = \angle PCD + \angle PBA = \angle PDA + \angle PCB = 90^{\circ}</text:p>
            <text:p>\]if and only if the diagonals $ AC$ and $ BD$ are perpendicular.</text:p>
          </table:table-cell>
          <table:table-cell office:value-type="string" calcext:value-type="string">
            <text:p>https://artofproblemsolving.com/community/c3959_2008_imo_shortlist</text:p>
          </table:table-cell>
          <table:table-cell office:value-type="string" calcext:value-type="string">
            <text:p>There is given a convex quadrilateral $ ABCD$. Prove that there exists a point $ P$ inside the quadrilateral such that</text:p>
            <text:p>\[</text:p>
            <text:p>\angle PAB + \angle PDC = \angle PBC + \angle PAD = \angle PCD + \angle PBA = \angle PDA + \angle PCB = 90^{\circ}</text:p>
            <text:p>\]if and only if the diagonals $ AC$ and $ BD$ are perpendicular.</text:p>
            <text:p/>
            <text:p>\textit{Proposed by Dusan Djukic, Serbia}</text:p>
          </table:table-cell>
          <table:table-cell/>
        </table:table-row>
        <table:table-row table:style-name="ro3">
          <table:table-cell office:value-type="string" calcext:value-type="string">
            <text:p>2008 IMO Shortlist</text:p>
          </table:table-cell>
          <table:table-cell office:value-type="float" office:value="2008" calcext:value-type="float">
            <text:p>2008</text:p>
          </table:table-cell>
          <table:table-cell office:value-type="float" office:value="7" calcext:value-type="float">
            <text:p>7</text:p>
          </table:table-cell>
          <table:table-cell office:value-type="string" calcext:value-type="string">
            <text:p>Author: Vladimir Shmarov, Russia</text:p>
          </table:table-cell>
          <table:table-cell office:value-type="string" calcext:value-type="string">
            <text:p>Let $ ABCD$ be a convex quadrilateral with $ BA\neq BC$. Denote the incircles of triangles $ ABC$ and $ ADC$ by $ \omega_{1}$ and $ \omega_{2}$ respectively. Suppose that there exists a circle $ \omega$ tangent to ray $ BA$ beyond $ A$ and to the ray $ BC$ beyond $ C$, which is also tangent to the lines $ AD$ and $ CD$. Prove that the common external tangents to $ \omega_{1}$ and $\omega_{2}$ intersect on $ \omega$.</text:p>
          </table:table-cell>
          <table:table-cell office:value-type="string" calcext:value-type="string">
            <text:p>https://artofproblemsolving.com/community/c3959_2008_imo_shortlist</text:p>
          </table:table-cell>
          <table:table-cell office:value-type="string" calcext:value-type="string">
            <text:p>Let $ ABCD$ be a convex quadrilateral with $ BA\neq BC$. Denote the incircles of triangles $ ABC$ and $ ADC$ by $ \omega_{1}$ and $ \omega_{2}$ respectively. Suppose that there exists a circle $ \omega$ tangent to ray $ BA$ beyond $ A$ and to the ray $ BC$ beyond $ C$, which is also tangent to the lines $ AD$ and $ CD$. Prove that the common external tangents to $ \omega_{1}$ and $\omega_{2}$ intersect on $ \omega$.</text:p>
            <text:p/>
            <text:p/>
            <text:p>\textit{Author: Vladimir Shmarov, Russia}</text:p>
          </table:table-cell>
          <table:table-cell/>
        </table:table-row>
        <table:table-row table:style-name="ro13">
          <table:table-cell office:value-type="string" calcext:value-type="string">
            <text:p>2008 IMO Shortlist</text:p>
          </table:table-cell>
          <table:table-cell office:value-type="float" office:value="2008" calcext:value-type="float">
            <text:p>2008</text:p>
          </table:table-cell>
          <table:table-cell office:value-type="float" office:value="1" calcext:value-type="float">
            <text:p>1</text:p>
          </table:table-cell>
          <table:table-cell office:value-type="string" calcext:value-type="string">
            <text:p>Angelo Di Pasquale, Australia</text:p>
          </table:table-cell>
          <table:table-cell office:value-type="string" calcext:value-type="string">
            <text:p>Let $n$ be a positive integer and let $p$ be a prime number. Prove that if $a$, $b$, $c$ are integers (not necessarily positive) satisfying the equations \[ a^n + pb = b^n + pc = c^n + pa\] then $a = b = c$.</text:p>
          </table:table-cell>
          <table:table-cell office:value-type="string" calcext:value-type="string">
            <text:p>https://artofproblemsolving.com/community/c3959_2008_imo_shortlist</text:p>
          </table:table-cell>
          <table:table-cell office:value-type="string" calcext:value-type="string">
            <text:p>Let $n$ be a positive integer and let $p$ be a prime number. Prove that if $a$, $b$, $c$ are integers (not necessarily positive) satisfying the equations \[ a^n + pb = b^n + pc = c^n + pa\] then $a = b = c$.</text:p>
            <text:p/>
            <text:p>\textit{Proposed by Angelo Di Pasquale, Australia}</text:p>
          </table:table-cell>
          <table:table-cell/>
        </table:table-row>
        <table:table-row table:style-name="ro13">
          <table:table-cell office:value-type="string" calcext:value-type="string">
            <text:p>2008 IMO Shortlist</text:p>
          </table:table-cell>
          <table:table-cell office:value-type="float" office:value="2008" calcext:value-type="float">
            <text:p>2008</text:p>
          </table:table-cell>
          <table:table-cell office:value-type="float" office:value="2" calcext:value-type="float">
            <text:p>2</text:p>
          </table:table-cell>
          <table:table-cell office:value-type="string" calcext:value-type="string">
            <text:p>Mohsen Jamaali, Iran</text:p>
          </table:table-cell>
          <table:table-cell office:value-type="string" calcext:value-type="string">
            <text:p>Let $ a_1$, $ a_2$, $ \ldots$, $ a_n$ be distinct positive integers, $ n\ge 3$. Prove that there exist distinct indices $ i$ and $ j$ such that $ a_i + a_j$ does not divide any of the numbers $ 3a_1$, $ 3a_2$, $ \ldots$, $ 3a_n$.</text:p>
          </table:table-cell>
          <table:table-cell office:value-type="string" calcext:value-type="string">
            <text:p>https://artofproblemsolving.com/community/c3959_2008_imo_shortlist</text:p>
          </table:table-cell>
          <table:table-cell office:value-type="string" calcext:value-type="string">
            <text:p>Let $ a_1$, $ a_2$, $ \ldots$, $ a_n$ be distinct positive integers, $ n\ge 3$. Prove that there exist distinct indices $ i$ and $ j$ such that $ a_i + a_j$ does not divide any of the numbers $ 3a_1$, $ 3a_2$, $ \ldots$, $ 3a_n$.</text:p>
            <text:p/>
            <text:p>\textit{Proposed by Mohsen Jamaali, Iran}</text:p>
          </table:table-cell>
          <table:table-cell/>
        </table:table-row>
        <table:table-row table:style-name="ro7">
          <table:table-cell office:value-type="string" calcext:value-type="string">
            <text:p>2008 IMO Shortlist</text:p>
          </table:table-cell>
          <table:table-cell office:value-type="float" office:value="2008" calcext:value-type="float">
            <text:p>2008</text:p>
          </table:table-cell>
          <table:table-cell office:value-type="float" office:value="3" calcext:value-type="float">
            <text:p>3</text:p>
          </table:table-cell>
          <table:table-cell office:value-type="string" calcext:value-type="string">
            <text:p>Morteza Saghafian, Iran</text:p>
          </table:table-cell>
          <table:table-cell office:value-type="string" calcext:value-type="string">
            <text:p>Let $ a_0$, $ a_1$, $ a_2$, $ \ldots$ be a sequence of positive integers such that the greatest common divisor of any two consecutive terms is greater than the preceding term; in symbols, $ \gcd (a_i, a_{i + 1}) &gt; a_{i - 1}$. Prove that $ a_n\ge 2^n$ for all $ n\ge 0$.</text:p>
          </table:table-cell>
          <table:table-cell office:value-type="string" calcext:value-type="string">
            <text:p>https://artofproblemsolving.com/community/c3959_2008_imo_shortlist</text:p>
          </table:table-cell>
          <table:table-cell office:value-type="string" calcext:value-type="string">
            <text:p>Let $ a_0$, $ a_1$, $ a_2$, $ \ldots$ be a sequence of positive integers such that the greatest common divisor of any two consecutive terms is greater than the preceding term; in symbols, $ \gcd (a_i, a_{i + 1}) &gt; a_{i - 1}$. Prove that $ a_n\ge 2^n$ for all $ n\ge 0$.</text:p>
            <text:p/>
            <text:p>\textit{Proposed by Morteza Saghafian, Iran}</text:p>
          </table:table-cell>
          <table:table-cell/>
        </table:table-row>
        <table:table-row table:style-name="ro7">
          <table:table-cell office:value-type="string" calcext:value-type="string">
            <text:p>2008 IMO Shortlist</text:p>
          </table:table-cell>
          <table:table-cell office:value-type="float" office:value="2008" calcext:value-type="float">
            <text:p>2008</text:p>
          </table:table-cell>
          <table:table-cell office:value-type="float" office:value="4" calcext:value-type="float">
            <text:p>4</text:p>
          </table:table-cell>
          <table:table-cell office:value-type="string" calcext:value-type="string">
            <text:p>Duskan Dukic, Serbia</text:p>
          </table:table-cell>
          <table:table-cell office:value-type="string" calcext:value-type="string">
            <text:p>Let $ n$ be a positive integer. Show that the numbers</text:p>
            <text:p>\[ \binom{2^n - 1}{0},\; \binom{2^n - 1}{1},\; \binom{2^n - 1}{2},\; \ldots,\; \binom{2^n - 1}{2^{n - 1} - 1}\]</text:p>
            <text:p>are congruent modulo $ 2^n$ to $ 1$, $ 3$, $ 5$, $ \ldots$, $ 2^n - 1$ in some order.</text:p>
          </table:table-cell>
          <table:table-cell office:value-type="string" calcext:value-type="string">
            <text:p>https://artofproblemsolving.com/community/c3959_2008_imo_shortlist</text:p>
          </table:table-cell>
          <table:table-cell office:value-type="string" calcext:value-type="string">
            <text:p>Let $ n$ be a positive integer. Show that the numbers</text:p>
            <text:p>\[ \binom{2^n - 1}{0},\; \binom{2^n - 1}{1},\; \binom{2^n - 1}{2},\; \ldots,\; \binom{2^n - 1}{2^{n - 1} - 1}\]</text:p>
            <text:p>are congruent modulo $ 2^n$ to $ 1$, $ 3$, $ 5$, $ \ldots$, $ 2^n - 1$ in some order.</text:p>
            <text:p/>
            <text:p>\textit{Proposed by Duskan Dukic, Serbia}</text:p>
          </table:table-cell>
          <table:table-cell/>
        </table:table-row>
        <table:table-row table:style-name="ro10">
          <table:table-cell office:value-type="string" calcext:value-type="string">
            <text:p>2008 IMO Shortlist</text:p>
          </table:table-cell>
          <table:table-cell office:value-type="float" office:value="2008" calcext:value-type="float">
            <text:p>2008</text:p>
          </table:table-cell>
          <table:table-cell office:value-type="float" office:value="5" calcext:value-type="float">
            <text:p>5</text:p>
          </table:table-cell>
          <table:table-cell office:value-type="string" calcext:value-type="string">
            <text:p>Bruno Le Floch, France</text:p>
          </table:table-cell>
          <table:table-cell office:value-type="string" calcext:value-type="string">
            <text:p>For every $ n\in\mathbb{N}$ let $ d(n)$ denote the number of (positive) divisors of $ n$. Find all functions $ f: \mathbb{N}\to\mathbb{N}$ with the following properties:</text:p>
            <text:p>\begin{itemize}</text:p>
            <text:p>\item $ d\left(f(x)\right) = x$ for all $ x\in\mathbb{N}$.</text:p>
            <text:p>\item $ f(xy)$ divides $ (x - 1)y^{xy - 1}f(x)$ for all $ x$, $ y\in\mathbb{N}$.</text:p>
            <text:p>\end{itemize}</text:p>
          </table:table-cell>
          <table:table-cell office:value-type="string" calcext:value-type="string">
            <text:p>https://artofproblemsolving.com/community/c3959_2008_imo_shortlist</text:p>
          </table:table-cell>
          <table:table-cell office:value-type="string" calcext:value-type="string">
            <text:p>For every $ n\in\mathbb{N}$ let $ d(n)$ denote the number of (positive) divisors of $ n$. Find all functions $ f: \mathbb{N}\to\mathbb{N}$ with the following properties:</text:p>
            <text:p>\begin{itemize}</text:p>
            <text:p>\item $ d\left(f(x)\right) = x$ for all $ x\in\mathbb{N}$.</text:p>
            <text:p>\item $ f(xy)$ divides $ (x - 1)y^{xy - 1}f(x)$ for all $ x$, $ y\in\mathbb{N}$.</text:p>
            <text:p>\end{itemize}</text:p>
            <text:p/>
            <text:p>\textit{Proposed by Bruno Le Floch, France}</text:p>
          </table:table-cell>
          <table:table-cell/>
        </table:table-row>
        <table:table-row table:style-name="ro13">
          <table:table-cell office:value-type="string" calcext:value-type="string">
            <text:p>2008 IMO Shortlist</text:p>
          </table:table-cell>
          <table:table-cell office:value-type="float" office:value="2008" calcext:value-type="float">
            <text:p>2008</text:p>
          </table:table-cell>
          <table:table-cell office:value-type="float" office:value="6" calcext:value-type="float">
            <text:p>6</text:p>
          </table:table-cell>
          <table:table-cell office:value-type="string" calcext:value-type="string">
            <text:p>Author: Kestutis Cesnavicius, Lithuania</text:p>
          </table:table-cell>
          <table:table-cell office:value-type="string" calcext:value-type="string">
            <text:p>Prove that there are infinitely many positive integers $ n$ such that $ n^{2} + 1$ has a prime divisor greater than $ 2n + \sqrt {2n}$.</text:p>
          </table:table-cell>
          <table:table-cell office:value-type="string" calcext:value-type="string">
            <text:p>https://artofproblemsolving.com/community/c3959_2008_imo_shortlist</text:p>
          </table:table-cell>
          <table:table-cell office:value-type="string" calcext:value-type="string">
            <text:p>Prove that there are infinitely many positive integers $ n$ such that $ n^{2} + 1$ has a prime divisor greater than $ 2n + \sqrt {2n}$.</text:p>
            <text:p/>
            <text:p>\textit{Author: Kestutis Cesnavicius, Lithuania}</text:p>
          </table:table-cell>
          <table:table-cell/>
        </table:table-row>
        <table:table-row table:style-name="ro11">
          <table:table-cell office:value-type="string" calcext:value-type="string">
            <text:p>2007 IMO Shortlist</text:p>
          </table:table-cell>
          <table:table-cell office:value-type="float" office:value="2007" calcext:value-type="float">
            <text:p>2007</text:p>
          </table:table-cell>
          <table:table-cell office:value-type="float" office:value="1" calcext:value-type="float">
            <text:p>1</text:p>
          </table:table-cell>
          <table:table-cell office:value-type="string" calcext:value-type="string">
            <text:p>Author: Michael Albert, New Zealand</text:p>
          </table:table-cell>
          <table:table-cell office:value-type="string" calcext:value-type="string">
            <text:p>Real numbers $ a_{1}$, $ a_{2}$, $ \ldots$, $ a_{n}$ are given. For each $ i$, $ (1 \leq i \leq n )$, define</text:p>
            <text:p>\[ d_{i} = \max \{ a_{j}\mid 1 \leq j \leq i \} - \min \{ a_{j}\mid i \leq j \leq n \}</text:p>
            <text:p>\]</text:p>
            <text:p>and let $ d = \max \{d_{i}\mid 1 \leq i \leq n \}$.</text:p>
            <text:p/>
            <text:p>(a) Prove that, for any real numbers $ x_{1}\leq x_{2}\leq \cdots \leq x_{n}$,</text:p>
            <text:p>\[ \max \{ |x_{i} - a_{i}| \mid 1 \leq i \leq n \}\geq \frac {d}{2}. \quad \quad (*)</text:p>
            <text:p>\]</text:p>
            <text:p>(b) Show that there are real numbers $ x_{1}\leq x_{2}\leq \cdots \leq x_{n}$ such that the equality holds in (*).</text:p>
          </table:table-cell>
          <table:table-cell office:value-type="string" calcext:value-type="string">
            <text:p>https://artofproblemsolving.com/community/c3958_2007_imo_shortlist</text:p>
          </table:table-cell>
          <table:table-cell office:value-type="string" calcext:value-type="string">
            <text:p>Real numbers $ a_{1}$, $ a_{2}$, $ \ldots$, $ a_{n}$ are given. For each $ i$, $ (1 \leq i \leq n )$, define</text:p>
            <text:p>\[ d_{i} = \max \{ a_{j}\mid 1 \leq j \leq i \} - \min \{ a_{j}\mid i \leq j \leq n \}</text:p>
            <text:p>\]</text:p>
            <text:p>and let $ d = \max \{d_{i}\mid 1 \leq i \leq n \}$.</text:p>
            <text:p/>
            <text:p>(a) Prove that, for any real numbers $ x_{1}\leq x_{2}\leq \cdots \leq x_{n}$,</text:p>
            <text:p>\[ \max \{ |x_{i} - a_{i}| \mid 1 \leq i \leq n \}\geq \frac {d}{2}. \quad \quad (*)</text:p>
            <text:p>\]</text:p>
            <text:p>(b) Show that there are real numbers $ x_{1}\leq x_{2}\leq \cdots \leq x_{n}$ such that the equality holds in (*).</text:p>
            <text:p/>
            <text:p>\textit{Author: Michael Albert, New Zealand}</text:p>
          </table:table-cell>
          <table:table-cell/>
        </table:table-row>
        <table:table-row table:style-name="ro5">
          <table:table-cell office:value-type="string" calcext:value-type="string">
            <text:p>2007 IMO Shortlist</text:p>
          </table:table-cell>
          <table:table-cell office:value-type="float" office:value="2007" calcext:value-type="float">
            <text:p>2007</text:p>
          </table:table-cell>
          <table:table-cell office:value-type="float" office:value="2" calcext:value-type="float">
            <text:p>2</text:p>
          </table:table-cell>
          <table:table-cell office:value-type="string" calcext:value-type="string">
            <text:p>Author: Nikolai Nikolov, Bulgaria</text:p>
          </table:table-cell>
          <table:table-cell office:value-type="string" calcext:value-type="string">
            <text:p>Consider those functions $ f: \mathbb{N} \mapsto \mathbb{N}$ which satisfy the condition</text:p>
            <text:p>\[ f(m + n) \geq f(m) + f(f(n)) - 1</text:p>
            <text:p>\]</text:p>
            <text:p>for all $ m,n \in \mathbb{N}.$ Find all possible values of $ f(2007).$</text:p>
          </table:table-cell>
          <table:table-cell office:value-type="string" calcext:value-type="string">
            <text:p>https://artofproblemsolving.com/community/c3958_2007_imo_shortlist</text:p>
          </table:table-cell>
          <table:table-cell office:value-type="string" calcext:value-type="string">
            <text:p>Consider those functions $ f: \mathbb{N} \mapsto \mathbb{N}$ which satisfy the condition</text:p>
            <text:p>\[ f(m + n) \geq f(m) + f(f(n)) - 1</text:p>
            <text:p>\]</text:p>
            <text:p>for all $ m,n \in \mathbb{N}.$ Find all possible values of $ f(2007).$</text:p>
            <text:p/>
            <text:p>\textit{Author: Nikolai Nikolov, Bulgaria}</text:p>
          </table:table-cell>
          <table:table-cell/>
        </table:table-row>
        <table:table-row table:style-name="ro5">
          <table:table-cell office:value-type="string" calcext:value-type="string">
            <text:p>2007 IMO Shortlist</text:p>
          </table:table-cell>
          <table:table-cell office:value-type="float" office:value="2007" calcext:value-type="float">
            <text:p>2007</text:p>
          </table:table-cell>
          <table:table-cell office:value-type="float" office:value="3" calcext:value-type="float">
            <text:p>3</text:p>
          </table:table-cell>
          <table:table-cell office:value-type="string" calcext:value-type="string">
            <text:p>Author: Juhan Aru, Estonia</text:p>
          </table:table-cell>
          <table:table-cell office:value-type="string" calcext:value-type="string">
            <text:p>Let $ n$ be a positive integer, and let $ x$ and $ y$ be a positive real number such that $ x^n + y^n = 1.$ Prove that</text:p>
            <text:p>\[ \left(\sum^n_{k = 1} \frac {1 + x^{2k}}{1 + x^{4k}} \right) \cdot \left( \sum^n_{k = 1} \frac {1 + y^{2k}}{1 + y^{4k}} \right) &lt; \frac {1}{(1 - x) \cdot (1 - y)}.</text:p>
            <text:p>\]</text:p>
          </table:table-cell>
          <table:table-cell office:value-type="string" calcext:value-type="string">
            <text:p>https://artofproblemsolving.com/community/c3958_2007_imo_shortlist</text:p>
          </table:table-cell>
          <table:table-cell office:value-type="string" calcext:value-type="string">
            <text:p>Let $ n$ be a positive integer, and let $ x$ and $ y$ be a positive real number such that $ x^n + y^n = 1.$ Prove that</text:p>
            <text:p>\[ \left(\sum^n_{k = 1} \frac {1 + x^{2k}}{1 + x^{4k}} \right) \cdot \left( \sum^n_{k = 1} \frac {1 + y^{2k}}{1 + y^{4k}} \right) &lt; \frac {1}{(1 - x) \cdot (1 - y)}.</text:p>
            <text:p>\]</text:p>
            <text:p/>
            <text:p>\textit{Author: Juhan Aru, Estonia}</text:p>
          </table:table-cell>
          <table:table-cell/>
        </table:table-row>
        <table:table-row table:style-name="ro13">
          <table:table-cell office:value-type="string" calcext:value-type="string">
            <text:p>2007 IMO Shortlist</text:p>
          </table:table-cell>
          <table:table-cell office:value-type="float" office:value="2007" calcext:value-type="float">
            <text:p>2007</text:p>
          </table:table-cell>
          <table:table-cell office:value-type="float" office:value="4" calcext:value-type="float">
            <text:p>4</text:p>
          </table:table-cell>
          <table:table-cell office:value-type="string" calcext:value-type="string">
            <text:p>Paisan Nakmahachalasint, Thailand</text:p>
          </table:table-cell>
          <table:table-cell office:value-type="string" calcext:value-type="string">
            <text:p>Find all functions $ f: \mathbb{R}^{ + }\to\mathbb{R}^{ + }$ satisfying $ f\left(x + f\left(y\right)\right) = f\left(x + y\right) + f\left(y\right)$ for all pairs of positive reals $ x$ and $ y$. Here, $ \mathbb{R}^{ + }$ denotes the set of all positive reals.</text:p>
          </table:table-cell>
          <table:table-cell office:value-type="string" calcext:value-type="string">
            <text:p>https://artofproblemsolving.com/community/c3958_2007_imo_shortlist</text:p>
          </table:table-cell>
          <table:table-cell office:value-type="string" calcext:value-type="string">
            <text:p>Find all functions $ f: \mathbb{R}^{ + }\to\mathbb{R}^{ + }$ satisfying $ f\left(x + f\left(y\right)\right) = f\left(x + y\right) + f\left(y\right)$ for all pairs of positive reals $ x$ and $ y$. Here, $ \mathbb{R}^{ + }$ denotes the set of all positive reals.</text:p>
            <text:p/>
            <text:p>\textit{Proposed by Paisan Nakmahachalasint, Thailand}</text:p>
          </table:table-cell>
          <table:table-cell/>
        </table:table-row>
        <table:table-row table:style-name="ro5">
          <table:table-cell office:value-type="string" calcext:value-type="string">
            <text:p>2007 IMO Shortlist</text:p>
          </table:table-cell>
          <table:table-cell office:value-type="float" office:value="2007" calcext:value-type="float">
            <text:p>2007</text:p>
          </table:table-cell>
          <table:table-cell office:value-type="float" office:value="5" calcext:value-type="float">
            <text:p>5</text:p>
          </table:table-cell>
          <table:table-cell office:value-type="string" calcext:value-type="string">
            <text:p>Author: Vjekoslav Kovač, Croatia</text:p>
          </table:table-cell>
          <table:table-cell office:value-type="string" calcext:value-type="string">
            <text:p>Let $ c &gt; 2,$ and let $ a(1), a(2), \ldots$ be a sequence of nonnegative real numbers such that</text:p>
            <text:p>\[ a(m + n) \leq 2 \cdot a(m) + 2 \cdot a(n) \text{ for all } m,n \geq 1,</text:p>
            <text:p>\]</text:p>
            <text:p>and $ a\left(2^k \right) \leq \frac {1}{(k + 1)^c} \text{ for all } k \geq 0.$ Prove that the sequence $ a(n)$ is bounded.</text:p>
          </table:table-cell>
          <table:table-cell office:value-type="string" calcext:value-type="string">
            <text:p>https://artofproblemsolving.com/community/c3958_2007_imo_shortlist</text:p>
          </table:table-cell>
          <table:table-cell office:value-type="string" calcext:value-type="string">
            <text:p>Let $ c &gt; 2,$ and let $ a(1), a(2), \ldots$ be a sequence of nonnegative real numbers such that</text:p>
            <text:p>\[ a(m + n) \leq 2 \cdot a(m) + 2 \cdot a(n) \text{ for all } m,n \geq 1,</text:p>
            <text:p>\]</text:p>
            <text:p>and $ a\left(2^k \right) \leq \frac {1}{(k + 1)^c} \text{ for all } k \geq 0.$ Prove that the sequence $ a(n)$ is bounded.</text:p>
            <text:p/>
            <text:p>\textit{Author: Vjekoslav Kovač, Croatia}</text:p>
          </table:table-cell>
          <table:table-cell/>
        </table:table-row>
        <table:table-row table:style-name="ro13">
          <table:table-cell office:value-type="string" calcext:value-type="string">
            <text:p>2007 IMO Shortlist</text:p>
          </table:table-cell>
          <table:table-cell office:value-type="float" office:value="2007" calcext:value-type="float">
            <text:p>2007</text:p>
          </table:table-cell>
          <table:table-cell office:value-type="float" office:value="6" calcext:value-type="float">
            <text:p>6</text:p>
          </table:table-cell>
          <table:table-cell office:value-type="string" calcext:value-type="string">
            <text:p>Author: Marcin Kuzma, Poland</text:p>
          </table:table-cell>
          <table:table-cell office:value-type="string" calcext:value-type="string">
            <text:p>Let $ a_1, a_2, \ldots, a_{100}$ be nonnegative real numbers such that $ a^2_1 + a^2_2 + \ldots + a^2_{100} = 1.$ Prove that</text:p>
            <text:p>\[ a^2_1 \cdot a_2 + a^2_2 \cdot a_3 + \ldots + a^2_{100} \cdot a_1 &lt; \frac {12}{25}.</text:p>
            <text:p>\]</text:p>
          </table:table-cell>
          <table:table-cell office:value-type="string" calcext:value-type="string">
            <text:p>https://artofproblemsolving.com/community/c3958_2007_imo_shortlist</text:p>
          </table:table-cell>
          <table:table-cell office:value-type="string" calcext:value-type="string">
            <text:p>Let $ a_1, a_2, \ldots, a_{100}$ be nonnegative real numbers such that $ a^2_1 + a^2_2 + \ldots + a^2_{100} = 1.$ Prove that</text:p>
            <text:p>\[ a^2_1 \cdot a_2 + a^2_2 \cdot a_3 + \ldots + a^2_{100} \cdot a_1 &lt; \frac {12}{25}.</text:p>
            <text:p>\]</text:p>
            <text:p>\textit{Author: Marcin Kuzma, Poland}</text:p>
          </table:table-cell>
          <table:table-cell/>
        </table:table-row>
        <table:table-row table:style-name="ro3">
          <table:table-cell office:value-type="string" calcext:value-type="string">
            <text:p>2007 IMO Shortlist</text:p>
          </table:table-cell>
          <table:table-cell office:value-type="float" office:value="2007" calcext:value-type="float">
            <text:p>2007</text:p>
          </table:table-cell>
          <table:table-cell office:value-type="float" office:value="7" calcext:value-type="float">
            <text:p>7</text:p>
          </table:table-cell>
          <table:table-cell office:value-type="string" calcext:value-type="string">
            <text:p>Author: Gerhard Wöginger, Netherlands</text:p>
          </table:table-cell>
          <table:table-cell office:value-type="string" calcext:value-type="string">
            <text:p>Let $ n$ be a positive integer. Consider</text:p>
            <text:p>\[ S = \left\{ (x,y,z) \mid x,y,z \in \{ 0, 1, \ldots, n\}, x + y + z &gt; 0 \right \}</text:p>
            <text:p>\]</text:p>
            <text:p>as a set of $ (n + 1)^{3} - 1$ points in the three-dimensional space. Determine the smallest possible number of planes, the union of which contains $ S$ but does not include $ (0,0,0)$.</text:p>
          </table:table-cell>
          <table:table-cell office:value-type="string" calcext:value-type="string">
            <text:p>https://artofproblemsolving.com/community/c3958_2007_imo_shortlist</text:p>
          </table:table-cell>
          <table:table-cell office:value-type="string" calcext:value-type="string">
            <text:p>Let $ n$ be a positive integer. Consider</text:p>
            <text:p>\[ S = \left\{ (x,y,z) \mid x,y,z \in \{ 0, 1, \ldots, n\}, x + y + z &gt; 0 \right \}</text:p>
            <text:p>\]</text:p>
            <text:p>as a set of $ (n + 1)^{3} - 1$ points in the three-dimensional space. Determine the smallest possible number of planes, the union of which contains $ S$ but does not include $ (0,0,0)$.</text:p>
            <text:p/>
            <text:p>\textit{Author: Gerhard Wöginger, Netherlands }</text:p>
          </table:table-cell>
          <table:table-cell/>
        </table:table-row>
        <table:table-row table:style-name="ro10">
          <table:table-cell office:value-type="string" calcext:value-type="string">
            <text:p>2007 IMO Shortlist</text:p>
          </table:table-cell>
          <table:table-cell office:value-type="float" office:value="2007" calcext:value-type="float">
            <text:p>2007</text:p>
          </table:table-cell>
          <table:table-cell office:value-type="float" office:value="1" calcext:value-type="float">
            <text:p>1</text:p>
          </table:table-cell>
          <table:table-cell office:value-type="string" calcext:value-type="string">
            <text:p>Author: Dusan Dukic, Serbia</text:p>
          </table:table-cell>
          <table:table-cell office:value-type="string" calcext:value-type="string">
            <text:p>Let $ n &gt; 1$ be an integer. Find all sequences $ a_1, a_2, \ldots a_{n^2 + n}$ satisfying the following conditions:</text:p>
            <text:p>\[ \text{ (a) } a_i \in \left\{0,1\right\} \text{ for all } 1 \leq i \leq n^2 + n;</text:p>
            <text:p>\]</text:p>
            <text:p/>
            <text:p>\[ \text{ (b) } a_{i + 1} + a_{i + 2} + \ldots + a_{i + n} &lt; a_{i + n + 1} + a_{i + n + 2} + \ldots + a_{i + 2n} \text{ for all } 0 \leq i \leq n^2 - n.</text:p>
            <text:p>\]</text:p>
          </table:table-cell>
          <table:table-cell office:value-type="string" calcext:value-type="string">
            <text:p>https://artofproblemsolving.com/community/c3958_2007_imo_shortlist</text:p>
          </table:table-cell>
          <table:table-cell office:value-type="string" calcext:value-type="string">
            <text:p>Let $ n &gt; 1$ be an integer. Find all sequences $ a_1, a_2, \ldots a_{n^2 + n}$ satisfying the following conditions:</text:p>
            <text:p>\[ \text{ (a) } a_i \in \left\{0,1\right\} \text{ for all } 1 \leq i \leq n^2 + n;</text:p>
            <text:p>\]</text:p>
            <text:p/>
            <text:p>\[ \text{ (b) } a_{i + 1} + a_{i + 2} + \ldots + a_{i + n} &lt; a_{i + n + 1} + a_{i + n + 2} + \ldots + a_{i + 2n} \text{ for all } 0 \leq i \leq n^2 - n.</text:p>
            <text:p>\]</text:p>
            <text:p>\textit{Author: Dusan Dukic, Serbia}</text:p>
          </table:table-cell>
          <table:table-cell/>
        </table:table-row>
        <table:table-row table:style-name="ro5">
          <table:table-cell office:value-type="string" calcext:value-type="string">
            <text:p>2007 IMO Shortlist</text:p>
          </table:table-cell>
          <table:table-cell office:value-type="float" office:value="2007" calcext:value-type="float">
            <text:p>2007</text:p>
          </table:table-cell>
          <table:table-cell office:value-type="float" office:value="2" calcext:value-type="float">
            <text:p>2</text:p>
          </table:table-cell>
          <table:table-cell office:value-type="string" calcext:value-type="string">
            <text:p>Author: Kei Irie, Japan</text:p>
          </table:table-cell>
          <table:table-cell office:value-type="string" calcext:value-type="string">
            <text:p>A rectangle $ D$ is partitioned in several ($ \ge2$) rectangles with sides parallel to those of $ D$. Given that any line parallel to one of the sides of $ D$, and having common points with the interior of $ D$, also has common interior points with the interior of at least one rectangle of the partition; prove that there is at least one rectangle of the partition having no common points with $ D$'s boundary.</text:p>
          </table:table-cell>
          <table:table-cell office:value-type="string" calcext:value-type="string">
            <text:p>https://artofproblemsolving.com/community/c3958_2007_imo_shortlist</text:p>
          </table:table-cell>
          <table:table-cell office:value-type="string" calcext:value-type="string">
            <text:p>A rectangle $ D$ is partitioned in several ($ \ge2$) rectangles with sides parallel to those of $ D$. Given that any line parallel to one of the sides of $ D$, and having common points with the interior of $ D$, also has common interior points with the interior of at least one rectangle of the partition; prove that there is at least one rectangle of the partition having no common points with $ D$'s boundary.</text:p>
            <text:p/>
            <text:p>\textit{Author: Kei Irie, Japan}</text:p>
          </table:table-cell>
          <table:table-cell/>
        </table:table-row>
        <table:table-row table:style-name="ro2">
          <table:table-cell office:value-type="string" calcext:value-type="string">
            <text:p>2007 IMO Shortlist</text:p>
          </table:table-cell>
          <table:table-cell office:value-type="float" office:value="2007" calcext:value-type="float">
            <text:p>2007</text:p>
          </table:table-cell>
          <table:table-cell office:value-type="float" office:value="3" calcext:value-type="float">
            <text:p>3</text:p>
          </table:table-cell>
          <table:table-cell office:value-type="string" calcext:value-type="string">
            <text:p>Author: Gerhard Wöginger, Netherlands</text:p>
          </table:table-cell>
          <table:table-cell office:value-type="string" calcext:value-type="string">
            <text:p>Find all positive integers $ n$ for which the numbers in the set $ S = \{1,2, \ldots,n \}$ can be colored red and blue, with the following condition being satisfied: The set $ S \times S \times S$ contains exactly $ 2007$ ordered triples $ \left(x, y, z\right)$ such that:</text:p>
            <text:p/>
            <text:p>\textbf{(i)} the numbers $ x$, $ y$, $ z$ are of the same color,</text:p>
            <text:p>and</text:p>
            <text:p>\textbf{(ii)} the number $ x + y + z$ is divisible by $ n$.</text:p>
          </table:table-cell>
          <table:table-cell office:value-type="string" calcext:value-type="string">
            <text:p>https://artofproblemsolving.com/community/c3958_2007_imo_shortlist</text:p>
          </table:table-cell>
          <table:table-cell office:value-type="string" calcext:value-type="string">
            <text:p>Find all positive integers $ n$ for which the numbers in the set $ S = \{1,2, \ldots,n \}$ can be colored red and blue, with the following condition being satisfied: The set $ S \times S \times S$ contains exactly $ 2007$ ordered triples $ \left(x, y, z\right)$ such that:</text:p>
            <text:p/>
            <text:p>\textbf{(i)} the numbers $ x$, $ y$, $ z$ are of the same color,</text:p>
            <text:p>and</text:p>
            <text:p>\textbf{(ii)} the number $ x + y + z$ is divisible by $ n$.</text:p>
            <text:p/>
            <text:p>\textit{Author: Gerhard Wöginger, Netherlands}</text:p>
          </table:table-cell>
          <table:table-cell/>
        </table:table-row>
        <table:table-row table:style-name="ro8">
          <table:table-cell office:value-type="string" calcext:value-type="string">
            <text:p>2007 IMO Shortlist</text:p>
          </table:table-cell>
          <table:table-cell office:value-type="float" office:value="2007" calcext:value-type="float">
            <text:p>2007</text:p>
          </table:table-cell>
          <table:table-cell office:value-type="float" office:value="4" calcext:value-type="float">
            <text:p>4</text:p>
          </table:table-cell>
          <table:table-cell office:value-type="string" calcext:value-type="string">
            <text:p>Author: Omid Hatami, Iran</text:p>
          </table:table-cell>
          <table:table-cell office:value-type="string" calcext:value-type="string">
            <text:p>Let $ A_0 = (a_1,\dots,a_n)$ be a finite sequence of real numbers. For each $ k\geq 0$, from the sequence $ A_k = (x_1,\dots,x_k)$ we construct a new sequence $ A_{k + 1}$ in the following way.</text:p>
            <text:p>1. We choose a partition $ \{1,\dots,n\} = I\cup J$, where $ I$ and $ J$ are two disjoint sets, such that the expression</text:p>
            <text:p>\[ \left|\sum_{i\in I}x_i - \sum_{j\in J}x_j\right|</text:p>
            <text:p>\]</text:p>
            <text:p>attains the smallest value. (We allow $ I$ or $ J$ to be empty; in this case the corresponding sum is 0.) If there are several such partitions, one is chosen arbitrarily.</text:p>
            <text:p>2. We set $ A_{k + 1} = (y_1,\dots,y_n)$ where $ y_i = x_i + 1$ if $ i\in I$, and $ y_i = x_i - 1$ if $ i\in J$.</text:p>
            <text:p>Prove that for some $ k$, the sequence $ A_k$ contains an element $ x$ such that $ |x|\geq\frac n2$.</text:p>
          </table:table-cell>
          <table:table-cell office:value-type="string" calcext:value-type="string">
            <text:p>https://artofproblemsolving.com/community/c3958_2007_imo_shortlist</text:p>
          </table:table-cell>
          <table:table-cell office:value-type="string" calcext:value-type="string">
            <text:p>Let $ A_0 = (a_1,\dots,a_n)$ be a finite sequence of real numbers. For each $ k\geq 0$, from the sequence $ A_k = (x_1,\dots,x_k)$ we construct a new sequence $ A_{k + 1}$ in the following way.</text:p>
            <text:p>1. We choose a partition $ \{1,\dots,n\} = I\cup J$, where $ I$ and $ J$ are two disjoint sets, such that the expression</text:p>
            <text:p>\[ \left|\sum_{i\in I}x_i - \sum_{j\in J}x_j\right|</text:p>
            <text:p>\]</text:p>
            <text:p>attains the smallest value. (We allow $ I$ or $ J$ to be empty; in this case the corresponding sum is 0.) If there are several such partitions, one is chosen arbitrarily.</text:p>
            <text:p>2. We set $ A_{k + 1} = (y_1,\dots,y_n)$ where $ y_i = x_i + 1$ if $ i\in I$, and $ y_i = x_i - 1$ if $ i\in J$.</text:p>
            <text:p>Prove that for some $ k$, the sequence $ A_k$ contains an element $ x$ such that $ |x|\geq\frac n2$.</text:p>
            <text:p/>
            <text:p>\textit{Author: Omid Hatami, Iran}</text:p>
          </table:table-cell>
          <table:table-cell/>
        </table:table-row>
        <table:table-row table:style-name="ro12">
          <table:table-cell office:value-type="string" calcext:value-type="string">
            <text:p>2007 IMO Shortlist</text:p>
          </table:table-cell>
          <table:table-cell office:value-type="float" office:value="2007" calcext:value-type="float">
            <text:p>2007</text:p>
          </table:table-cell>
          <table:table-cell office:value-type="float" office:value="5" calcext:value-type="float">
            <text:p>5</text:p>
          </table:table-cell>
          <table:table-cell office:value-type="string" calcext:value-type="string">
            <text:p>Author: Radu Gologan and Dan Schwarz, Romania</text:p>
          </table:table-cell>
          <table:table-cell office:value-type="string" calcext:value-type="string">
            <text:p>In the Cartesian coordinate plane define the strips $ S_n = \{(x,y)|n\le x &lt; n + 1\}$, $ n\in\mathbb{Z}$ and color each strip black or white. Prove that any rectangle which is not a square can be placed in the plane so that its vertices have the same color.</text:p>
            <text:p/>
            <text:p>\textbf{IMO Shortlist 2007 Problem C5 as it appears in the official booklet:}</text:p>
            <text:p>In the Cartesian coordinate plane define the strips $ S_n = \{(x,y)|n\le x &lt; n + 1\}$ for every integer $ n.$ Assume each strip $ S_n$ is colored either red or blue, and let $ a$ and $ b$ be two distinct positive integers. Prove that there exists a rectangle with side length $ a$ and $ b$ such that its vertices have the same color.</text:p>
            <text:p>(\textit{Edited by Orlando Döhring})</text:p>
          </table:table-cell>
          <table:table-cell office:value-type="string" calcext:value-type="string">
            <text:p>https://artofproblemsolving.com/community/c3958_2007_imo_shortlist</text:p>
          </table:table-cell>
          <table:table-cell office:value-type="string" calcext:value-type="string">
            <text:p>In the Cartesian coordinate plane define the strips $ S_n = \{(x,y)|n\le x &lt; n + 1\}$, $ n\in\mathbb{Z}$ and color each strip black or white. Prove that any rectangle which is not a square can be placed in the plane so that its vertices have the same color.</text:p>
            <text:p/>
            <text:p>\textbf{IMO Shortlist 2007 Problem C5 as it appears in the official booklet:}</text:p>
            <text:p>In the Cartesian coordinate plane define the strips $ S_n = \{(x,y)|n\le x &lt; n + 1\}$ for every integer $ n.$ Assume each strip $ S_n$ is colored either red or blue, and let $ a$ and $ b$ be two distinct positive integers. Prove that there exists a rectangle with side length $ a$ and $ b$ such that its vertices have the same color.</text:p>
            <text:p>(\textit{Edited by Orlando Döhring})</text:p>
            <text:p/>
            <text:p>\textit{Author: Radu Gologan and Dan Schwarz, Romania}</text:p>
          </table:table-cell>
          <table:table-cell/>
        </table:table-row>
        <table:table-row table:style-name="ro2">
          <table:table-cell office:value-type="string" calcext:value-type="string">
            <text:p>2007 IMO Shortlist</text:p>
          </table:table-cell>
          <table:table-cell office:value-type="float" office:value="2007" calcext:value-type="float">
            <text:p>2007</text:p>
          </table:table-cell>
          <table:table-cell office:value-type="float" office:value="6" calcext:value-type="float">
            <text:p>6</text:p>
          </table:table-cell>
          <table:table-cell office:value-type="string" calcext:value-type="string">
            <text:p>Author: Vasily Astakhov, Russia</text:p>
          </table:table-cell>
          <table:table-cell office:value-type="string" calcext:value-type="string">
            <text:p>In a mathematical competition some competitors are friends. Friendship is always mutual. Call a group of competitors a \textit{clique} if each two of them are friends. (In particular, any group of fewer than two competitiors is a clique.) The number of members of a clique is called its \textit{size}.</text:p>
            <text:p/>
            <text:p>Given that, in this competition, the largest size of a clique is even, prove that the competitors can be arranged into two rooms such that the largest size of a clique contained in one room is the same as the largest size of a clique contained in the other room.</text:p>
          </table:table-cell>
          <table:table-cell office:value-type="string" calcext:value-type="string">
            <text:p>https://artofproblemsolving.com/community/c3958_2007_imo_shortlist</text:p>
          </table:table-cell>
          <table:table-cell office:value-type="string" calcext:value-type="string">
            <text:p>In a mathematical competition some competitors are friends. Friendship is always mutual. Call a group of competitors a \textit{clique} if each two of them are friends. (In particular, any group of fewer than two competitiors is a clique.) The number of members of a clique is called its \textit{size}.</text:p>
            <text:p/>
            <text:p>Given that, in this competition, the largest size of a clique is even, prove that the competitors can be arranged into two rooms such that the largest size of a clique contained in one room is the same as the largest size of a clique contained in the other room.</text:p>
            <text:p/>
            <text:p>\textit{Author: Vasily Astakhov, Russia}</text:p>
          </table:table-cell>
          <table:table-cell/>
        </table:table-row>
        <table:table-row table:style-name="ro7">
          <table:table-cell office:value-type="string" calcext:value-type="string">
            <text:p>2007 IMO Shortlist</text:p>
          </table:table-cell>
          <table:table-cell office:value-type="float" office:value="2007" calcext:value-type="float">
            <text:p>2007</text:p>
          </table:table-cell>
          <table:table-cell office:value-type="float" office:value="7" calcext:value-type="float">
            <text:p>7</text:p>
          </table:table-cell>
          <table:table-cell office:value-type="string" calcext:value-type="string">
            <text:p>Author: Gerhard Wöginger, Austria</text:p>
          </table:table-cell>
          <table:table-cell office:value-type="string" calcext:value-type="string">
            <text:p>Let $ \alpha &lt; \frac {3 - \sqrt {5}}{2}$ be a positive real number. Prove that there exist positive integers $ n$ and $ p &gt; \alpha \cdot 2^n$ for which one can select $ 2 \cdot p$ pairwise distinct subsets $ S_1, \ldots, S_p, T_1, \ldots, T_p$ of the set $ \{1,2, \ldots, n\}$ such that $ S_i \cap T_j \neq \emptyset$ for all $ 1 \leq i,j \leq p$</text:p>
          </table:table-cell>
          <table:table-cell office:value-type="string" calcext:value-type="string">
            <text:p>https://artofproblemsolving.com/community/c3958_2007_imo_shortlist</text:p>
          </table:table-cell>
          <table:table-cell office:value-type="string" calcext:value-type="string">
            <text:p>Let $ \alpha &lt; \frac {3 - \sqrt {5}}{2}$ be a positive real number. Prove that there exist positive integers $ n$ and $ p &gt; \alpha \cdot 2^n$ for which one can select $ 2 \cdot p$ pairwise distinct subsets $ S_1, \ldots, S_p, T_1, \ldots, T_p$ of the set $ \{1,2, \ldots, n\}$ such that $ S_i \cap T_j \neq \emptyset$ for all $ 1 \leq i,j \leq p$</text:p>
            <text:p/>
            <text:p>\textit{Author: Gerhard Wöginger, Austria}</text:p>
          </table:table-cell>
          <table:table-cell/>
        </table:table-row>
        <table:table-row table:style-name="ro13">
          <table:table-cell office:value-type="string" calcext:value-type="string">
            <text:p>2007 IMO Shortlist</text:p>
          </table:table-cell>
          <table:table-cell office:value-type="float" office:value="2007" calcext:value-type="float">
            <text:p>2007</text:p>
          </table:table-cell>
          <table:table-cell office:value-type="float" office:value="8" calcext:value-type="float">
            <text:p>8</text:p>
          </table:table-cell>
          <table:table-cell office:value-type="string" calcext:value-type="string">
            <text:p>Author: Vyacheslav Yasinskiy, Ukraine</text:p>
          </table:table-cell>
          <table:table-cell office:value-type="string" calcext:value-type="string">
            <text:p>Given is a convex polygon $ P$ with $ n$ vertices. Triangle whose vertices lie on vertices of $ P$ is called \textit{good } if all its sides are unit length. Prove that there are at most $ \frac {2n}{3}$ \textit{good} triangles.</text:p>
          </table:table-cell>
          <table:table-cell office:value-type="string" calcext:value-type="string">
            <text:p>https://artofproblemsolving.com/community/c3958_2007_imo_shortlist</text:p>
          </table:table-cell>
          <table:table-cell office:value-type="string" calcext:value-type="string">
            <text:p>Given is a convex polygon $ P$ with $ n$ vertices. Triangle whose vertices lie on vertices of $ P$ is called \textit{good } if all its sides are unit length. Prove that there are at most $ \frac {2n}{3}$ \textit{good} triangles.</text:p>
            <text:p/>
            <text:p>\textit{Author: Vyacheslav Yasinskiy, Ukraine}</text:p>
          </table:table-cell>
          <table:table-cell/>
        </table:table-row>
        <table:table-row table:style-name="ro7">
          <table:table-cell office:value-type="string" calcext:value-type="string">
            <text:p>2007 IMO Shortlist</text:p>
          </table:table-cell>
          <table:table-cell office:value-type="float" office:value="2007" calcext:value-type="float">
            <text:p>2007</text:p>
          </table:table-cell>
          <table:table-cell office:value-type="float" office:value="1" calcext:value-type="float">
            <text:p>1</text:p>
          </table:table-cell>
          <table:table-cell office:value-type="string" calcext:value-type="string">
            <text:p>Author: Marek Pechal, Czech Republic</text:p>
          </table:table-cell>
          <table:table-cell office:value-type="string" calcext:value-type="string">
            <text:p>In triangle $ ABC$ the bisector of angle $ BCA$ intersects the circumcircle again at $ R$, the perpendicular bisector of $ BC$ at $ P$, and the perpendicular bisector of $ AC$ at $ Q$. The midpoint of $ BC$ is $ K$ and the midpoint of $ AC$ is $ L$. Prove that the triangles $ RPK$ and $ RQL$ have the same area.</text:p>
          </table:table-cell>
          <table:table-cell office:value-type="string" calcext:value-type="string">
            <text:p>https://artofproblemsolving.com/community/c3958_2007_imo_shortlist</text:p>
          </table:table-cell>
          <table:table-cell office:value-type="string" calcext:value-type="string">
            <text:p>In triangle $ ABC$ the bisector of angle $ BCA$ intersects the circumcircle again at $ R$, the perpendicular bisector of $ BC$ at $ P$, and the perpendicular bisector of $ AC$ at $ Q$. The midpoint of $ BC$ is $ K$ and the midpoint of $ AC$ is $ L$. Prove that the triangles $ RPK$ and $ RQL$ have the same area.</text:p>
            <text:p/>
            <text:p>\textit{Author: Marek Pechal, Czech Republic}</text:p>
          </table:table-cell>
          <table:table-cell/>
        </table:table-row>
        <table:table-row table:style-name="ro3">
          <table:table-cell office:value-type="string" calcext:value-type="string">
            <text:p>2007 IMO Shortlist</text:p>
          </table:table-cell>
          <table:table-cell office:value-type="float" office:value="2007" calcext:value-type="float">
            <text:p>2007</text:p>
          </table:table-cell>
          <table:table-cell office:value-type="float" office:value="2" calcext:value-type="float">
            <text:p>2</text:p>
          </table:table-cell>
          <table:table-cell office:value-type="string" calcext:value-type="string">
            <text:p>Author: Farzan Barekat, Canada</text:p>
          </table:table-cell>
          <table:table-cell office:value-type="string" calcext:value-type="string">
            <text:p>Denote by $ M$ midpoint of side $ BC$ in an isosceles triangle $ \triangle ABC$ with $ AC = AB$. Take a point $ X$ on a smaller arc $ \overarc{MA}$ of circumcircle of triangle $ \triangle ABM$. Denote by $ T$ point inside of angle $ BMA$ such that $ \angle TMX = 90$ and $ TX = BX$.</text:p>
            <text:p/>
            <text:p>Prove that $ \angle MTB - \angle CTM$ does not depend on choice of $ X$.</text:p>
          </table:table-cell>
          <table:table-cell office:value-type="string" calcext:value-type="string">
            <text:p>https://artofproblemsolving.com/community/c3958_2007_imo_shortlist</text:p>
          </table:table-cell>
          <table:table-cell office:value-type="string" calcext:value-type="string">
            <text:p>Denote by $ M$ midpoint of side $ BC$ in an isosceles triangle $ \triangle ABC$ with $ AC = AB$. Take a point $ X$ on a smaller arc $ \overarc{MA}$ of circumcircle of triangle $ \triangle ABM$. Denote by $ T$ point inside of angle $ BMA$ such that $ \angle TMX = 90$ and $ TX = BX$.</text:p>
            <text:p/>
            <text:p>Prove that $ \angle MTB - \angle CTM$ does not depend on choice of $ X$.</text:p>
            <text:p/>
            <text:p>\textit{Author: Farzan Barekat, Canada}</text:p>
          </table:table-cell>
          <table:table-cell/>
        </table:table-row>
        <table:table-row table:style-name="ro13">
          <table:table-cell office:value-type="string" calcext:value-type="string">
            <text:p>2007 IMO Shortlist</text:p>
          </table:table-cell>
          <table:table-cell office:value-type="float" office:value="2007" calcext:value-type="float">
            <text:p>2007</text:p>
          </table:table-cell>
          <table:table-cell office:value-type="float" office:value="3" calcext:value-type="float">
            <text:p>3</text:p>
          </table:table-cell>
          <table:table-cell office:value-type="string" calcext:value-type="string">
            <text:p>Author: Vyacheslav Yasinskiy, Ukraine</text:p>
          </table:table-cell>
          <table:table-cell office:value-type="string" calcext:value-type="string">
            <text:p>The diagonals of a trapezoid $ ABCD$ intersect at point $ P$. Point $ Q$ lies between the parallel lines $ BC$ and $ AD$ such that $ \angle AQD = \angle CQB$, and line $ CD$ separates points $ P$ and $ Q$. Prove that $ \angle BQP = \angle DAQ$.</text:p>
          </table:table-cell>
          <table:table-cell office:value-type="string" calcext:value-type="string">
            <text:p>https://artofproblemsolving.com/community/c3958_2007_imo_shortlist</text:p>
          </table:table-cell>
          <table:table-cell office:value-type="string" calcext:value-type="string">
            <text:p>The diagonals of a trapezoid $ ABCD$ intersect at point $ P$. Point $ Q$ lies between the parallel lines $ BC$ and $ AD$ such that $ \angle AQD = \angle CQB$, and line $ CD$ separates points $ P$ and $ Q$. Prove that $ \angle BQP = \angle DAQ$.</text:p>
            <text:p/>
            <text:p>\textit{Author: Vyacheslav Yasinskiy, Ukraine}</text:p>
          </table:table-cell>
          <table:table-cell/>
        </table:table-row>
        <table:table-row table:style-name="ro7">
          <table:table-cell office:value-type="string" calcext:value-type="string">
            <text:p>2007 IMO Shortlist</text:p>
          </table:table-cell>
          <table:table-cell office:value-type="float" office:value="2007" calcext:value-type="float">
            <text:p>2007</text:p>
          </table:table-cell>
          <table:table-cell office:value-type="float" office:value="4" calcext:value-type="float">
            <text:p>4</text:p>
          </table:table-cell>
          <table:table-cell office:value-type="string" calcext:value-type="string">
            <text:p>Author: Charles Leytem, Luxembourg</text:p>
          </table:table-cell>
          <table:table-cell office:value-type="string" calcext:value-type="string">
            <text:p>Consider five points $ A$, $ B$, $ C$, $ D$ and $ E$ such that $ ABCD$ is a parallelogram and $ BCED$ is a cyclic quadrilateral. Let $ \ell$ be a line passing through $ A$. Suppose that $ \ell$ intersects the interior of the segment $ DC$ at $ F$ and intersects line $ BC$ at $ G$. Suppose also that $ EF = EG = EC$. Prove that $ \ell$ is the bisector of angle $ DAB$.</text:p>
          </table:table-cell>
          <table:table-cell office:value-type="string" calcext:value-type="string">
            <text:p>https://artofproblemsolving.com/community/c3958_2007_imo_shortlist</text:p>
          </table:table-cell>
          <table:table-cell office:value-type="string" calcext:value-type="string">
            <text:p>Consider five points $ A$, $ B$, $ C$, $ D$ and $ E$ such that $ ABCD$ is a parallelogram and $ BCED$ is a cyclic quadrilateral. Let $ \ell$ be a line passing through $ A$. Suppose that $ \ell$ intersects the interior of the segment $ DC$ at $ F$ and intersects line $ BC$ at $ G$. Suppose also that $ EF = EG = EC$. Prove that $ \ell$ is the bisector of angle $ DAB$.</text:p>
            <text:p/>
            <text:p>\textit{Author: Charles Leytem, Luxembourg}</text:p>
          </table:table-cell>
          <table:table-cell/>
        </table:table-row>
        <table:table-row table:style-name="ro5">
          <table:table-cell office:value-type="string" calcext:value-type="string">
            <text:p>2007 IMO Shortlist</text:p>
          </table:table-cell>
          <table:table-cell office:value-type="float" office:value="2007" calcext:value-type="float">
            <text:p>2007</text:p>
          </table:table-cell>
          <table:table-cell office:value-type="float" office:value="5" calcext:value-type="float">
            <text:p>5</text:p>
          </table:table-cell>
          <table:table-cell office:value-type="string" calcext:value-type="string">
            <text:p>Author: Christopher Bradley, United Kingdom</text:p>
          </table:table-cell>
          <table:table-cell office:value-type="string" calcext:value-type="string">
            <text:p>Let $ ABC$ be a fixed triangle, and let $ A_1$, $ B_1$, $ C_1$ be the midpoints of sides $ BC$, $ CA$, $ AB$, respectively. Let $ P$ be a variable point on the circumcircle. Let lines $ PA_1$, $ PB_1$, $ PC_1$ meet the circumcircle again at $ A'$, $ B'$, $ C'$, respectively. Assume that the points $ A$, $ B$, $ C$, $ A'$, $ B'$, $ C'$ are distinct, and lines $ AA'$, $ BB'$, $ CC'$ form a triangle. Prove that the area of this triangle does not depend on $ P$.</text:p>
          </table:table-cell>
          <table:table-cell office:value-type="string" calcext:value-type="string">
            <text:p>https://artofproblemsolving.com/community/c3958_2007_imo_shortlist</text:p>
          </table:table-cell>
          <table:table-cell office:value-type="string" calcext:value-type="string">
            <text:p>Let $ ABC$ be a fixed triangle, and let $ A_1$, $ B_1$, $ C_1$ be the midpoints of sides $ BC$, $ CA$, $ AB$, respectively. Let $ P$ be a variable point on the circumcircle. Let lines $ PA_1$, $ PB_1$, $ PC_1$ meet the circumcircle again at $ A'$, $ B'$, $ C'$, respectively. Assume that the points $ A$, $ B$, $ C$, $ A'$, $ B'$, $ C'$ are distinct, and lines $ AA'$, $ BB'$, $ CC'$ form a triangle. Prove that the area of this triangle does not depend on $ P$.</text:p>
            <text:p/>
            <text:p>\textit{Author: Christopher Bradley, United Kingdom }</text:p>
          </table:table-cell>
          <table:table-cell/>
        </table:table-row>
        <table:table-row table:style-name="ro5">
          <table:table-cell office:value-type="string" calcext:value-type="string">
            <text:p>2007 IMO Shortlist</text:p>
          </table:table-cell>
          <table:table-cell office:value-type="float" office:value="2007" calcext:value-type="float">
            <text:p>2007</text:p>
          </table:table-cell>
          <table:table-cell office:value-type="float" office:value="6" calcext:value-type="float">
            <text:p>6</text:p>
          </table:table-cell>
          <table:table-cell office:value-type="string" calcext:value-type="string">
            <text:p>Author: Zuming Feng and Oleg Golberg, USA</text:p>
          </table:table-cell>
          <table:table-cell office:value-type="string" calcext:value-type="string">
            <text:p>Determine the smallest positive real number $ k$ with the following property. Let $ ABCD$ be a convex quadrilateral, and let points $ A_1$, $ B_1$, $ C_1$, and $ D_1$ lie on sides $ AB$, $ BC$, $ CD$, and $ DA$, respectively. Consider the areas of triangles $ AA_1D_1$, $ BB_1A_1$, $ CC_1B_1$ and $ DD_1C_1$; let $ S$ be the sum of the two smallest ones, and let $ S_1$ be the area of quadrilateral $ A_1B_1C_1D_1$. Then we always have $ kS_1\ge S$.</text:p>
          </table:table-cell>
          <table:table-cell office:value-type="string" calcext:value-type="string">
            <text:p>https://artofproblemsolving.com/community/c3958_2007_imo_shortlist</text:p>
          </table:table-cell>
          <table:table-cell office:value-type="string" calcext:value-type="string">
            <text:p>Determine the smallest positive real number $ k$ with the following property. Let $ ABCD$ be a convex quadrilateral, and let points $ A_1$, $ B_1$, $ C_1$, and $ D_1$ lie on sides $ AB$, $ BC$, $ CD$, and $ DA$, respectively. Consider the areas of triangles $ AA_1D_1$, $ BB_1A_1$, $ CC_1B_1$ and $ DD_1C_1$; let $ S$ be the sum of the two smallest ones, and let $ S_1$ be the area of quadrilateral $ A_1B_1C_1D_1$. Then we always have $ kS_1\ge S$.</text:p>
            <text:p/>
            <text:p>\textit{Author: Zuming Feng and Oleg Golberg, USA}</text:p>
          </table:table-cell>
          <table:table-cell/>
        </table:table-row>
        <table:table-row table:style-name="ro3">
          <table:table-cell office:value-type="string" calcext:value-type="string">
            <text:p>2007 IMO Shortlist</text:p>
          </table:table-cell>
          <table:table-cell office:value-type="float" office:value="2007" calcext:value-type="float">
            <text:p>2007</text:p>
          </table:table-cell>
          <table:table-cell office:value-type="float" office:value="7" calcext:value-type="float">
            <text:p>7</text:p>
          </table:table-cell>
          <table:table-cell office:value-type="string" calcext:value-type="string">
            <text:p>Author: Davoud Vakili, Iran</text:p>
          </table:table-cell>
          <table:table-cell office:value-type="string" calcext:value-type="string">
            <text:p>Given an acute triangle $ ABC$ with $ \angle B &gt; \angle C$. Point $ I$ is the incenter, and $ R$ the circumradius. Point $ D$ is the foot of the altitude from vertex $ A$. Point $ K$ lies on line $ AD$ such that $ AK = 2R$, and $ D$ separates $ A$ and $ K$. Lines $ DI$ and $ KI$ meet sides $ AC$ and $ BC$ at $ E,F$ respectively. Let $ IE = IF$.</text:p>
            <text:p/>
            <text:p>Prove that $ \angle B\leq 3\angle C$.</text:p>
          </table:table-cell>
          <table:table-cell office:value-type="string" calcext:value-type="string">
            <text:p>https://artofproblemsolving.com/community/c3958_2007_imo_shortlist</text:p>
          </table:table-cell>
          <table:table-cell office:value-type="string" calcext:value-type="string">
            <text:p>Given an acute triangle $ ABC$ with $ \angle B &gt; \angle C$. Point $ I$ is the incenter, and $ R$ the circumradius. Point $ D$ is the foot of the altitude from vertex $ A$. Point $ K$ lies on line $ AD$ such that $ AK = 2R$, and $ D$ separates $ A$ and $ K$. Lines $ DI$ and $ KI$ meet sides $ AC$ and $ BC$ at $ E,F$ respectively. Let $ IE = IF$.</text:p>
            <text:p/>
            <text:p>Prove that $ \angle B\leq 3\angle C$.</text:p>
            <text:p/>
            <text:p>\textit{Author: Davoud Vakili, Iran}</text:p>
          </table:table-cell>
          <table:table-cell/>
        </table:table-row>
        <table:table-row table:style-name="ro20">
          <table:table-cell office:value-type="string" calcext:value-type="string">
            <text:p>2007 IMO Shortlist</text:p>
          </table:table-cell>
          <table:table-cell office:value-type="float" office:value="2007" calcext:value-type="float">
            <text:p>2007</text:p>
          </table:table-cell>
          <table:table-cell table:number-columns-repeated="2"/>
          <table:table-cell office:value-type="string" office:string-value="Click for solution&#10;&#10;We begin with a preliminary result. We will work with unoriented angles, i.e. the solution is configuration-dependent.&#10;&#10;\textbf{Lemma 1}. The magnitude of angle $ \angle{KID}$ is $ \frac {B - C}{2}$.&#10;&#10;\textit{Proof of Lemma 1}. We will give a metric proof different from the official ones.&#10;Denote by $ A^{\prime}$ the antipode of $ A$ with respect to the circumcircle $ (O)$ of triangle $ ABC$. In this case, triangle $ AKA^{\prime}$ is isosceles and since the cevians $ AH$ and $ AO$ are isogonal with respect to the angle $ \angle{BAC}$ we deduce that $ I$ lies on the line bisector $ AM$ of the segment $ A^{\prime}K$ and moreover, the midpoint $ M$ of $ A^{\prime}K$ is the midpoint of the small arc $ BC$.&#10;Since $ \angle{DAI} = \angle{DAO}/2 = (B - C)/2$, it is suffice to prove that $ \angle{KID} = \angle{DAI}$, which is equivalent with the fact that the line $ KI$ is tangenct to the circumcircle of triangle $ DAI$ at $ I$. In this case, we will resume to proving that $ KA \cdot KD = KI^{2}$, which will yield our conclusion.&#10;As I was saying,&#10;$ KI^{2} = AK^{2} + AI^{2} - 2AI \cdot AK \cdot \cos{\frac {B - C}{2}}$&#10;$ = 4R^{2} + \frac {r^{2}}{\sin^{2}{\frac {A}{2}}} - \frac {4Rr\cos{\frac {B - C}{2}}}{\sin{\frac {A}{2}}}$&#10;$ = 4R^{2} + \frac {r^{2}bc}{(p - b)(p - c)} - \frac {4Rr(b + c)}{a}$&#10;$ = 4R^{2} + \frac {bc(p - a)}{p} - \frac {4Rr(b + c)}{a}$&#10;$ = 4R^{2} - \frac {4pRr(b + c) - abc(p - a)}{ap}$&#10;$ = 4R^{2} - \frac {4RS}{a}$&#10;$ = 2R(2R - h_{a}) = KA \cdot KD$. This proves Lemma 1.&#10;&#10;&#10;We will end this proof apparently in the same manner as the official proof. Denote by $ A_{1}$, $ B_{1}$ the tangency points of the incircle with the sides $ BC$ and $ CA$, respectively. Since the two triangles $ IEB_{1}$ and $ IFA_{1}$ are congruent, $ \angle{IEB_{1}} = \angle{IFA_{1}}$. Now since $ \angle{B} \geq \angle{C}$, $ A_{1} \in (CD)$ and $ F \in A_{1}D$. Thus, $ \angle{IFC}$ is acute. We distinguish two cases, depending on the position of $ B_{1}$ and $ E$ on the side $ AC$.&#10;&#10;(1) $ A - B_{1} - E - C$: We have that $ \angle{IFC} = \angle{IEA}$, and thus the quadrilateral $ CEIF$ is cyclic which implies that $ \angle{FCE}( = \angle{C}) = \angle{KID} = (B - C)/2$ and so $ B = 3C$.&#10;&#10;(2) $ A - E - B_{1} - C$: In this case $ CEIF$ is a deltoid such that $ \angle{IEC} = \angle{IFC} &lt; \pi/2$. Then we have $ \angle{FCE}( = \angle{C}) &gt; 180^{\circ} - \angle{EIF} = \angle{KID} = (B - C)/2$. Hence, $ \angle{B} &lt; 3\angle{C}$. This proves our problem." calcext:value-type="string">
            <text:p>Click for solution</text:p>
            <text:p/>
            <text:p>We begin with a preliminary result. We will work with unoriented angles, i.e. the solution is configuration-dependent.</text:p>
            <text:p/>
            <text:p>\textbf{Lemma 1}. The magnitude of angle $ \angle{KID}$ is $ \frac {B - C}{2}$.</text:p>
            <text:p/>
            <text:p>\textit{Proof of Lemma 1}. We will give a metric proof different from the official ones.</text:p>
            <text:p>Denote by $ A^{\prime}$ the antipode of $ A$ with respect to the circumcircle $ (O)$ of triangle $ ABC$. In this case, triangle $ AKA^{\prime}$ is isosceles and since the cevians $ AH$ and $ AO$ are isogonal with respect to the angle $ \angle{BAC}$ we deduce that $ I$ lies on the line bisector $ AM$ of the segment $ A^{\prime}K$ and moreover, the midpoint $ M$ of $ A^{\prime}K$ is the midpoint of the small arc $ BC$.</text:p>
            <text:p>Since $ \angle{DAI} = \angle{DAO}/2 = (B - C)/2$, it is suffice to prove that $ \angle{KID} = \angle{DAI}$, which is equivalent with the fact that the line $ KI$ is tangenct to the circumcircle of triangle $ DAI$ at $ I$. In this case, we will resume to proving that $ KA \cdot KD = KI^{2}$, which will yield our conclusion.</text:p>
            <text:p>As I was saying,</text:p>
            <text:p>$ KI^{2} = AK^{2} + AI^{2} - 2AI \cdot AK \cdot \cos{\frac {B - C}{2}}$</text:p>
            <text:p>$ = 4R^{2} + \frac {r^{2}}{\sin^{2}{\frac {A}{2}}} - \frac {4Rr\cos{\frac {B - C}{2}}}{\sin{\frac {A}{2}}}$</text:p>
            <text:p>$ = 4R^{2} + \frac {r^{2}bc}{(p - b)(p - c)} - \frac {4Rr(b + c)}{a}$</text:p>
            <text:p>$ = 4R^{2} + \frac {bc(p - a)}{p} - \frac {4Rr(b + c)}{a}$</text:p>
            <text:p>$ = 4R^{2} - \frac {4pRr(b + c) - abc(p - a)}{ap}$</text:p>
            <text:p>$ = 4R^{2} - \frac {4RS}{a}$</text:p>
            <text:p>$ = 2R(2R - h_{a}) = KA \cdot KD$. This proves Lemma 1.</text:p>
            <text:p/>
            <text:p/>
            <text:p>We will end this proof apparently in the same manner as the official proof. Denote by $ A_{1}$, $ B_{1}$ the tangency points of the incircle with the sides $ BC$ and $ CA$, respectively. Since the two triangles $ IEB_{1}$ and $ IFA_{1}$ are congruent, $ \angle{IEB_{1}} = \angle{IFA_{1}}$. Now since $ \angle{B} \geq \angle{C}$, $ A_{1} \in (CD)$ and $ F \in A_{1}D$. Thus, $ \angle{IFC}$ is acute. We distinguish two cases, depending on the position of $ B_{1}$ and $ E$ on the side $ AC$.</text:p>
            <text:p/>
            <text:p>(1) $ A - B_{1} - E - C$: We have that $ \angle{IFC} = \angle{IEA}$, and thus the quadrilateral $ CEIF$ is cyclic which implies that $ \angle{FCE}( = \angle{C}) = \angle{KID} = (B - C)/2$ and so $ B = 3C$.</text:p>
            <text:p/>
            <text:p>(2) $ A - E - B_{1} - C$: In this case $ CEIF$ is a deltoid such that $ \angle{IEC} = \angle{IFC} &lt; \pi/2$. Then we have $ \angle{FCE}( = \angle{C}) &gt; 180^{\circ} - \angle{EIF} = \angle{KID} = (B - C)/2$. Hence, $ \angle{B} &lt; 3\angle{C}$. This proves our problem.</text:p>
          </table:table-cell>
          <table:table-cell office:value-type="string" calcext:value-type="string">
            <text:p>https://artofproblemsolving.com/community/c3958_2007_imo_shortlist</text:p>
          </table:table-cell>
          <table:table-cell office:value-type="string" office:string-value="Click for solution&#10;&#10;We begin with a preliminary result. We will work with unoriented angles, i.e. the solution is configuration-dependent.&#10;&#10;\textbf{Lemma 1}. The magnitude of angle $ \angle{KID}$ is $ \frac {B - C}{2}$.&#10;&#10;\textit{Proof of Lemma 1}. We will give a metric proof different from the official ones.&#10;Denote by $ A^{\prime}$ the antipode of $ A$ with respect to the circumcircle $ (O)$ of triangle $ ABC$. In this case, triangle $ AKA^{\prime}$ is isosceles and since the cevians $ AH$ and $ AO$ are isogonal with respect to the angle $ \angle{BAC}$ we deduce that $ I$ lies on the line bisector $ AM$ of the segment $ A^{\prime}K$ and moreover, the midpoint $ M$ of $ A^{\prime}K$ is the midpoint of the small arc $ BC$.&#10;Since $ \angle{DAI} = \angle{DAO}/2 = (B - C)/2$, it is suffice to prove that $ \angle{KID} = \angle{DAI}$, which is equivalent with the fact that the line $ KI$ is tangenct to the circumcircle of triangle $ DAI$ at $ I$. In this case, we will resume to proving that $ KA \cdot KD = KI^{2}$, which will yield our conclusion.&#10;As I was saying,&#10;$ KI^{2} = AK^{2} + AI^{2} - 2AI \cdot AK \cdot \cos{\frac {B - C}{2}}$&#10;$ = 4R^{2} + \frac {r^{2}}{\sin^{2}{\frac {A}{2}}} - \frac {4Rr\cos{\frac {B - C}{2}}}{\sin{\frac {A}{2}}}$&#10;$ = 4R^{2} + \frac {r^{2}bc}{(p - b)(p - c)} - \frac {4Rr(b + c)}{a}$&#10;$ = 4R^{2} + \frac {bc(p - a)}{p} - \frac {4Rr(b + c)}{a}$&#10;$ = 4R^{2} - \frac {4pRr(b + c) - abc(p - a)}{ap}$&#10;$ = 4R^{2} - \frac {4RS}{a}$&#10;$ = 2R(2R - h_{a}) = KA \cdot KD$. This proves Lemma 1.&#10;&#10;&#10;We will end this proof apparently in the same manner as the official proof. Denote by $ A_{1}$, $ B_{1}$ the tangency points of the incircle with the sides $ BC$ and $ CA$, respectively. Since the two triangles $ IEB_{1}$ and $ IFA_{1}$ are congruent, $ \angle{IEB_{1}} = \angle{IFA_{1}}$. Now since $ \angle{B} \geq \angle{C}$, $ A_{1} \in (CD)$ and $ F \in A_{1}D$. Thus, $ \angle{IFC}$ is acute. We distinguish two cases, depending on the position of $ B_{1}$ and $ E$ on the side $ AC$.&#10;&#10;(1) $ A - B_{1} - E - C$: We have that $ \angle{IFC} = \angle{IEA}$, and thus the quadrilateral $ CEIF$ is cyclic which implies that $ \angle{FCE}( = \angle{C}) = \angle{KID} = (B - C)/2$ and so $ B = 3C$.&#10;&#10;(2) $ A - E - B_{1} - C$: In this case $ CEIF$ is a deltoid such that $ \angle{IEC} = \angle{IFC} &lt; \pi/2$. Then we have $ \angle{FCE}( = \angle{C}) &gt; 180^{\circ} - \angle{EIF} = \angle{KID} = (B - C)/2$. Hence, $ \angle{B} &lt; 3\angle{C}$. This proves our problem." calcext:value-type="string">
            <text:p>Click for solution</text:p>
            <text:p/>
            <text:p>We begin with a preliminary result. We will work with unoriented angles, i.e. the solution is configuration-dependent.</text:p>
            <text:p/>
            <text:p>\textbf{Lemma 1}. The magnitude of angle $ \angle{KID}$ is $ \frac {B - C}{2}$.</text:p>
            <text:p/>
            <text:p>\textit{Proof of Lemma 1}. We will give a metric proof different from the official ones.</text:p>
            <text:p>Denote by $ A^{\prime}$ the antipode of $ A$ with respect to the circumcircle $ (O)$ of triangle $ ABC$. In this case, triangle $ AKA^{\prime}$ is isosceles and since the cevians $ AH$ and $ AO$ are isogonal with respect to the angle $ \angle{BAC}$ we deduce that $ I$ lies on the line bisector $ AM$ of the segment $ A^{\prime}K$ and moreover, the midpoint $ M$ of $ A^{\prime}K$ is the midpoint of the small arc $ BC$.</text:p>
            <text:p>Since $ \angle{DAI} = \angle{DAO}/2 = (B - C)/2$, it is suffice to prove that $ \angle{KID} = \angle{DAI}$, which is equivalent with the fact that the line $ KI$ is tangenct to the circumcircle of triangle $ DAI$ at $ I$. In this case, we will resume to proving that $ KA \cdot KD = KI^{2}$, which will yield our conclusion.</text:p>
            <text:p>As I was saying,</text:p>
            <text:p>$ KI^{2} = AK^{2} + AI^{2} - 2AI \cdot AK \cdot \cos{\frac {B - C}{2}}$</text:p>
            <text:p>$ = 4R^{2} + \frac {r^{2}}{\sin^{2}{\frac {A}{2}}} - \frac {4Rr\cos{\frac {B - C}{2}}}{\sin{\frac {A}{2}}}$</text:p>
            <text:p>$ = 4R^{2} + \frac {r^{2}bc}{(p - b)(p - c)} - \frac {4Rr(b + c)}{a}$</text:p>
            <text:p>$ = 4R^{2} + \frac {bc(p - a)}{p} - \frac {4Rr(b + c)}{a}$</text:p>
            <text:p>$ = 4R^{2} - \frac {4pRr(b + c) - abc(p - a)}{ap}$</text:p>
            <text:p>$ = 4R^{2} - \frac {4RS}{a}$</text:p>
            <text:p>$ = 2R(2R - h_{a}) = KA \cdot KD$. This proves Lemma 1.</text:p>
            <text:p/>
            <text:p/>
            <text:p>We will end this proof apparently in the same manner as the official proof. Denote by $ A_{1}$, $ B_{1}$ the tangency points of the incircle with the sides $ BC$ and $ CA$, respectively. Since the two triangles $ IEB_{1}$ and $ IFA_{1}$ are congruent, $ \angle{IEB_{1}} = \angle{IFA_{1}}$. Now since $ \angle{B} \geq \angle{C}$, $ A_{1} \in (CD)$ and $ F \in A_{1}D$. Thus, $ \angle{IFC}$ is acute. We distinguish two cases, depending on the position of $ B_{1}$ and $ E$ on the side $ AC$.</text:p>
            <text:p/>
            <text:p>(1) $ A - B_{1} - E - C$: We have that $ \angle{IFC} = \angle{IEA}$, and thus the quadrilateral $ CEIF$ is cyclic which implies that $ \angle{FCE}( = \angle{C}) = \angle{KID} = (B - C)/2$ and so $ B = 3C$.</text:p>
            <text:p/>
            <text:p>(2) $ A - E - B_{1} - C$: In this case $ CEIF$ is a deltoid such that $ \angle{IEC} = \angle{IFC} &lt; \pi/2$. Then we have $ \angle{FCE}( = \angle{C}) &gt; 180^{\circ} - \angle{EIF} = \angle{KID} = (B - C)/2$. Hence, $ \angle{B} &lt; 3\angle{C}$. This proves our problem.</text:p>
          </table:table-cell>
          <table:table-cell/>
        </table:table-row>
        <table:table-row table:style-name="ro5">
          <table:table-cell office:value-type="string" calcext:value-type="string">
            <text:p>2007 IMO Shortlist</text:p>
          </table:table-cell>
          <table:table-cell office:value-type="float" office:value="2007" calcext:value-type="float">
            <text:p>2007</text:p>
          </table:table-cell>
          <table:table-cell office:value-type="float" office:value="8" calcext:value-type="float">
            <text:p>8</text:p>
          </table:table-cell>
          <table:table-cell office:value-type="string" calcext:value-type="string">
            <text:p>Author: Waldemar Pompe, Poland</text:p>
          </table:table-cell>
          <table:table-cell office:value-type="string" calcext:value-type="string">
            <text:p>Point $ P$ lies on side $ AB$ of a convex quadrilateral $ ABCD$. Let $ \omega$ be the incircle of triangle $ CPD$, and let $ I$ be its incenter. Suppose that $ \omega$ is tangent to the incircles of triangles $ APD$ and $ BPC$ at points $ K$ and $ L$, respectively. Let lines $ AC$ and $ BD$ meet at $ E$, and let lines $ AK$ and $ BL$ meet at $ F$. Prove that points $ E$, $ I$, and $ F$ are collinear.</text:p>
          </table:table-cell>
          <table:table-cell office:value-type="string" calcext:value-type="string">
            <text:p>https://artofproblemsolving.com/community/c3958_2007_imo_shortlist</text:p>
          </table:table-cell>
          <table:table-cell office:value-type="string" calcext:value-type="string">
            <text:p>Point $ P$ lies on side $ AB$ of a convex quadrilateral $ ABCD$. Let $ \omega$ be the incircle of triangle $ CPD$, and let $ I$ be its incenter. Suppose that $ \omega$ is tangent to the incircles of triangles $ APD$ and $ BPC$ at points $ K$ and $ L$, respectively. Let lines $ AC$ and $ BD$ meet at $ E$, and let lines $ AK$ and $ BL$ meet at $ F$. Prove that points $ E$, $ I$, and $ F$ are collinear.</text:p>
            <text:p/>
            <text:p>\textit{Author: Waldemar Pompe, Poland}</text:p>
          </table:table-cell>
          <table:table-cell/>
        </table:table-row>
        <table:table-row table:style-name="ro4">
          <table:table-cell office:value-type="string" calcext:value-type="string">
            <text:p>2007 IMO Shortlist</text:p>
          </table:table-cell>
          <table:table-cell office:value-type="float" office:value="2007" calcext:value-type="float">
            <text:p>2007</text:p>
          </table:table-cell>
          <table:table-cell office:value-type="float" office:value="1" calcext:value-type="float">
            <text:p>1</text:p>
          </table:table-cell>
          <table:table-cell office:value-type="string" calcext:value-type="string">
            <text:p>Author: Stephan Wagner, Austria</text:p>
          </table:table-cell>
          <table:table-cell office:value-type="string" calcext:value-type="string">
            <text:p>Find all pairs of natural numbers $ (a, b)$ such that $ 7^a - 3^b$ divides $ a^4 + b^2$.</text:p>
          </table:table-cell>
          <table:table-cell office:value-type="string" calcext:value-type="string">
            <text:p>https://artofproblemsolving.com/community/c3958_2007_imo_shortlist</text:p>
          </table:table-cell>
          <table:table-cell office:value-type="string" calcext:value-type="string">
            <text:p>Find all pairs of natural numbers $ (a, b)$ such that $ 7^a - 3^b$ divides $ a^4 + b^2$.</text:p>
            <text:p/>
            <text:p>\textit{Author: Stephan Wagner, Austria}</text:p>
          </table:table-cell>
          <table:table-cell/>
        </table:table-row>
        <table:table-row table:style-name="ro13">
          <table:table-cell office:value-type="string" calcext:value-type="string">
            <text:p>2007 IMO Shortlist</text:p>
          </table:table-cell>
          <table:table-cell office:value-type="float" office:value="2007" calcext:value-type="float">
            <text:p>2007</text:p>
          </table:table-cell>
          <table:table-cell office:value-type="float" office:value="2" calcext:value-type="float">
            <text:p>2</text:p>
          </table:table-cell>
          <table:table-cell office:value-type="string" calcext:value-type="string">
            <text:p>Author: Dan Brown, Canada</text:p>
          </table:table-cell>
          <table:table-cell office:value-type="string" calcext:value-type="string">
            <text:p>Let $b,n &gt; 1$ be integers. Suppose that for each $k &gt; 1$ there exists an integer $a_k$ such that $b - a^n_k$ is divisible by $k$. Prove that $b = A^n$ for some integer $A$.</text:p>
          </table:table-cell>
          <table:table-cell office:value-type="string" calcext:value-type="string">
            <text:p>https://artofproblemsolving.com/community/c3958_2007_imo_shortlist</text:p>
          </table:table-cell>
          <table:table-cell office:value-type="string" calcext:value-type="string">
            <text:p>Let $b,n &gt; 1$ be integers. Suppose that for each $k &gt; 1$ there exists an integer $a_k$ such that $b - a^n_k$ is divisible by $k$. Prove that $b = A^n$ for some integer $A$.</text:p>
            <text:p/>
            <text:p>\textit{Author: Dan Brown, Canada}</text:p>
          </table:table-cell>
          <table:table-cell/>
        </table:table-row>
        <table:table-row table:style-name="ro13">
          <table:table-cell office:value-type="string" calcext:value-type="string">
            <text:p>2007 IMO Shortlist</text:p>
          </table:table-cell>
          <table:table-cell office:value-type="float" office:value="2007" calcext:value-type="float">
            <text:p>2007</text:p>
          </table:table-cell>
          <table:table-cell office:value-type="float" office:value="3" calcext:value-type="float">
            <text:p>3</text:p>
          </table:table-cell>
          <table:table-cell office:value-type="string" calcext:value-type="string">
            <text:p>Author: Gerhard Wöginger, Netherlands</text:p>
          </table:table-cell>
          <table:table-cell office:value-type="string" calcext:value-type="string">
            <text:p>Let $ X$ be a set of 10,000 integers, none of them is divisible by 47. Prove that there exists a 2007-element subset $ Y$ of $ X$ such that $ a - b + c - d + e$ is not divisible by 47 for any $ a,b,c,d,e \in Y.$</text:p>
          </table:table-cell>
          <table:table-cell office:value-type="string" calcext:value-type="string">
            <text:p>https://artofproblemsolving.com/community/c3958_2007_imo_shortlist</text:p>
          </table:table-cell>
          <table:table-cell office:value-type="string" calcext:value-type="string">
            <text:p>Let $ X$ be a set of 10,000 integers, none of them is divisible by 47. Prove that there exists a 2007-element subset $ Y$ of $ X$ such that $ a - b + c - d + e$ is not divisible by 47 for any $ a,b,c,d,e \in Y.$</text:p>
            <text:p/>
            <text:p>\textit{Author: Gerhard Wöginger, Netherlands}</text:p>
          </table:table-cell>
          <table:table-cell/>
        </table:table-row>
        <table:table-row table:style-name="ro5">
          <table:table-cell office:value-type="string" calcext:value-type="string">
            <text:p>2007 IMO Shortlist</text:p>
          </table:table-cell>
          <table:table-cell office:value-type="float" office:value="2007" calcext:value-type="float">
            <text:p>2007</text:p>
          </table:table-cell>
          <table:table-cell office:value-type="float" office:value="4" calcext:value-type="float">
            <text:p>4</text:p>
          </table:table-cell>
          <table:table-cell office:value-type="string" calcext:value-type="string">
            <text:p>Author: Waldemar Pompe, Poland</text:p>
          </table:table-cell>
          <table:table-cell office:value-type="string" calcext:value-type="string">
            <text:p>For every integer $ k \geq 2,$ prove that $ 2^{3k}$ divides the number</text:p>
            <text:p>\[ \binom{2^{k + 1}}{2^{k}} - \binom{2^{k}}{2^{k - 1}}</text:p>
            <text:p>\]</text:p>
            <text:p>but $ 2^{3k + 1}$ does not.</text:p>
          </table:table-cell>
          <table:table-cell office:value-type="string" calcext:value-type="string">
            <text:p>https://artofproblemsolving.com/community/c3958_2007_imo_shortlist</text:p>
          </table:table-cell>
          <table:table-cell office:value-type="string" calcext:value-type="string">
            <text:p>For every integer $ k \geq 2,$ prove that $ 2^{3k}$ divides the number</text:p>
            <text:p>\[ \binom{2^{k + 1}}{2^{k}} - \binom{2^{k}}{2^{k - 1}}</text:p>
            <text:p>\]</text:p>
            <text:p>but $ 2^{3k + 1}$ does not.</text:p>
            <text:p/>
            <text:p>\textit{Author: Waldemar Pompe, Poland}</text:p>
          </table:table-cell>
          <table:table-cell/>
        </table:table-row>
        <table:table-row table:style-name="ro13">
          <table:table-cell office:value-type="string" calcext:value-type="string">
            <text:p>2007 IMO Shortlist</text:p>
          </table:table-cell>
          <table:table-cell office:value-type="float" office:value="2007" calcext:value-type="float">
            <text:p>2007</text:p>
          </table:table-cell>
          <table:table-cell office:value-type="float" office:value="5" calcext:value-type="float">
            <text:p>5</text:p>
          </table:table-cell>
          <table:table-cell office:value-type="string" calcext:value-type="string">
            <text:p>Author: Mohsen Jamaali and Nima Ahmadi Pour Anari, Iran</text:p>
          </table:table-cell>
          <table:table-cell office:value-type="string" calcext:value-type="string">
            <text:p>Find all surjective functions $ f: \mathbb{N} \to \mathbb{N}$ such that for every $ m,n \in \mathbb{N}$ and every prime $ p,$ the number $ f(m + n)$ is divisible by $ p$ if and only if $ f(m) + f(n)$ is divisible by $ p$.</text:p>
          </table:table-cell>
          <table:table-cell office:value-type="string" calcext:value-type="string">
            <text:p>https://artofproblemsolving.com/community/c3958_2007_imo_shortlist</text:p>
          </table:table-cell>
          <table:table-cell office:value-type="string" calcext:value-type="string">
            <text:p>Find all surjective functions $ f: \mathbb{N} \to \mathbb{N}$ such that for every $ m,n \in \mathbb{N}$ and every prime $ p,$ the number $ f(m + n)$ is divisible by $ p$ if and only if $ f(m) + f(n)$ is divisible by $ p$.</text:p>
            <text:p/>
            <text:p>\textit{Author: Mohsen Jamaali and Nima Ahmadi Pour Anari, Iran}</text:p>
          </table:table-cell>
          <table:table-cell/>
        </table:table-row>
        <table:table-row table:style-name="ro3">
          <table:table-cell office:value-type="string" calcext:value-type="string">
            <text:p>2007 IMO Shortlist</text:p>
          </table:table-cell>
          <table:table-cell office:value-type="float" office:value="2007" calcext:value-type="float">
            <text:p>2007</text:p>
          </table:table-cell>
          <table:table-cell office:value-type="float" office:value="6" calcext:value-type="float">
            <text:p>6</text:p>
          </table:table-cell>
          <table:table-cell office:value-type="string" calcext:value-type="string">
            <text:p>Author: Kevin Buzzard and Edward Crane, United Kingdom</text:p>
          </table:table-cell>
          <table:table-cell office:value-type="string" calcext:value-type="string">
            <text:p>Let $ k$ be a positive integer. Prove that the number $ (4 \cdot k^2 - 1)^2$ has a positive divisor of the form $ 8kn - 1$ if and only if $ k$ is even.</text:p>
            <text:p/>
            <text:p>Actual IMO 2007 Problem, posed as question 5 in the contest, which was used as a lemma in the official solutions for problem N6 as shown above.</text:p>
          </table:table-cell>
          <table:table-cell office:value-type="string" calcext:value-type="string">
            <text:p>https://artofproblemsolving.com/community/c3958_2007_imo_shortlist</text:p>
          </table:table-cell>
          <table:table-cell office:value-type="string" calcext:value-type="string">
            <text:p>Let $ k$ be a positive integer. Prove that the number $ (4 \cdot k^2 - 1)^2$ has a positive divisor of the form $ 8kn - 1$ if and only if $ k$ is even.</text:p>
            <text:p/>
            <text:p>Actual IMO 2007 Problem, posed as question 5 in the contest, which was used as a lemma in the official solutions for problem N6 as shown above.</text:p>
            <text:p/>
            <text:p>\textit{Author: Kevin Buzzard and Edward Crane, United Kingdom }</text:p>
          </table:table-cell>
          <table:table-cell/>
        </table:table-row>
        <table:table-row table:style-name="ro7">
          <table:table-cell office:value-type="string" calcext:value-type="string">
            <text:p>2007 IMO Shortlist</text:p>
          </table:table-cell>
          <table:table-cell office:value-type="float" office:value="2007" calcext:value-type="float">
            <text:p>2007</text:p>
          </table:table-cell>
          <table:table-cell office:value-type="float" office:value="7" calcext:value-type="float">
            <text:p>7</text:p>
          </table:table-cell>
          <table:table-cell office:value-type="string" calcext:value-type="string">
            <text:p>Author: Tejaswi Navilarekkallu, India</text:p>
          </table:table-cell>
          <table:table-cell office:value-type="string" calcext:value-type="string">
            <text:p>For a prime $ p$ and a given integer $ n$ let $ \nu_p(n)$ denote the exponent of $ p$ in the prime factorisation of $ n!$. Given $ d \in \mathbb{N}$ and $ \{p_1,p_2,\ldots,p_k\}$ a set of $ k$ primes, show that there are infinitely many positive integers $ n$ such that $ d\mid \nu_{p_i}(n)$ for all $ 1 \leq i \leq k$.</text:p>
          </table:table-cell>
          <table:table-cell office:value-type="string" calcext:value-type="string">
            <text:p>https://artofproblemsolving.com/community/c3958_2007_imo_shortlist</text:p>
          </table:table-cell>
          <table:table-cell office:value-type="string" calcext:value-type="string">
            <text:p>For a prime $ p$ and a given integer $ n$ let $ \nu_p(n)$ denote the exponent of $ p$ in the prime factorisation of $ n!$. Given $ d \in \mathbb{N}$ and $ \{p_1,p_2,\ldots,p_k\}$ a set of $ k$ primes, show that there are infinitely many positive integers $ n$ such that $ d\mid \nu_{p_i}(n)$ for all $ 1 \leq i \leq k$.</text:p>
            <text:p/>
            <text:p>\textit{Author: Tejaswi Navilarekkallu, India}</text:p>
          </table:table-cell>
          <table:table-cell/>
        </table:table-row>
        <table:table-row table:style-name="ro5">
          <table:table-cell office:value-type="string" calcext:value-type="string">
            <text:p>2006 IMO Shortlist</text:p>
          </table:table-cell>
          <table:table-cell office:value-type="float" office:value="2006" calcext:value-type="float">
            <text:p>2006</text:p>
          </table:table-cell>
          <table:table-cell office:value-type="float" office:value="1" calcext:value-type="float">
            <text:p>1</text:p>
          </table:table-cell>
          <table:table-cell office:value-type="string" calcext:value-type="string">
            <text:p>Harmel Nestra, Estionia</text:p>
          </table:table-cell>
          <table:table-cell office:value-type="string" calcext:value-type="string">
            <text:p>A sequence of real numbers $ a_{0},\ a_{1},\ a_{2},\dots$ is defined by the formula</text:p>
            <text:p>\[ a_{i + 1} = \left\lfloor a_{i}\right\rfloor\cdot \left\langle a_{i}\right\rangle\qquad\text{for}\quad i\geq 0;</text:p>
            <text:p>\]here $a_0$ is an arbitrary real number, $\lfloor a_i\rfloor$ denotes the greatest integer not exceeding $a_i$, and $\left\langle a_i\right\rangle=a_i-\lfloor a_i\rfloor$.  Prove that $a_i=a_{i+2}$ for $i$ sufficiently large.</text:p>
          </table:table-cell>
          <table:table-cell office:value-type="string" calcext:value-type="string">
            <text:p>https://artofproblemsolving.com/community/c3957_2006_imo_shortlist</text:p>
          </table:table-cell>
          <table:table-cell office:value-type="string" calcext:value-type="string">
            <text:p>A sequence of real numbers $ a_{0},\ a_{1},\ a_{2},\dots$ is defined by the formula</text:p>
            <text:p>\[ a_{i + 1} = \left\lfloor a_{i}\right\rfloor\cdot \left\langle a_{i}\right\rangle\qquad\text{for}\quad i\geq 0;</text:p>
            <text:p>\]here $a_0$ is an arbitrary real number, $\lfloor a_i\rfloor$ denotes the greatest integer not exceeding $a_i$, and $\left\langle a_i\right\rangle=a_i-\lfloor a_i\rfloor$.  Prove that $a_i=a_{i+2}$ for $i$ sufficiently large.</text:p>
            <text:p/>
            <text:p>\textit{Proposed by Harmel Nestra, Estionia}</text:p>
          </table:table-cell>
          <table:table-cell/>
        </table:table-row>
        <table:table-row table:style-name="ro13">
          <table:table-cell office:value-type="string" calcext:value-type="string">
            <text:p>2006 IMO Shortlist</text:p>
          </table:table-cell>
          <table:table-cell office:value-type="float" office:value="2006" calcext:value-type="float">
            <text:p>2006</text:p>
          </table:table-cell>
          <table:table-cell office:value-type="float" office:value="2" calcext:value-type="float">
            <text:p>2</text:p>
          </table:table-cell>
          <table:table-cell office:value-type="string" calcext:value-type="string">
            <text:p>Mariusz Skalba, Poland</text:p>
          </table:table-cell>
          <table:table-cell office:value-type="string" calcext:value-type="string">
            <text:p>The sequence of real numbers $a_0,a_1,a_2,\ldots$ is defined recursively by \[a_0=-1,\qquad\sum_{k=0}^n\dfrac{a_{n-k}}{k+1}=0\quad\text{for}\quad n\geq 1.\]Show that $ a_{n} &gt; 0$ for all $ n\geq 1$.</text:p>
          </table:table-cell>
          <table:table-cell office:value-type="string" calcext:value-type="string">
            <text:p>https://artofproblemsolving.com/community/c3957_2006_imo_shortlist</text:p>
          </table:table-cell>
          <table:table-cell office:value-type="string" calcext:value-type="string">
            <text:p>The sequence of real numbers $a_0,a_1,a_2,\ldots$ is defined recursively by \[a_0=-1,\qquad\sum_{k=0}^n\dfrac{a_{n-k}}{k+1}=0\quad\text{for}\quad n\geq 1.\]Show that $ a_{n} &gt; 0$ for all $ n\geq 1$.</text:p>
            <text:p/>
            <text:p>\textit{Proposed by Mariusz Skalba, Poland}</text:p>
          </table:table-cell>
          <table:table-cell/>
        </table:table-row>
        <table:table-row table:style-name="ro3">
          <table:table-cell office:value-type="string" calcext:value-type="string">
            <text:p>2006 IMO Shortlist</text:p>
          </table:table-cell>
          <table:table-cell office:value-type="float" office:value="2006" calcext:value-type="float">
            <text:p>2006</text:p>
          </table:table-cell>
          <table:table-cell office:value-type="float" office:value="3" calcext:value-type="float">
            <text:p>3</text:p>
          </table:table-cell>
          <table:table-cell office:value-type="string" calcext:value-type="string">
            <text:p>Remark</text:p>
          </table:table-cell>
          <table:table-cell office:value-type="string" calcext:value-type="string">
            <text:p>The sequence $c_{0}, c_{1}, . . . , c_{n}, . . .$ is defined by $c_{0}= 1, c_{1}= 0$, and $c_{n+2}= c_{n+1}+c_{n}$ for $n \geq 0$. Consider the set $S$ of ordered pairs $(x, y)$ for which there is a finite set $J$ of positive integers such that $x=\textstyle\sum_{j \in J}{c_{j}}$, $y=\textstyle\sum_{j \in J}{c_{j-1}}$. Prove that there exist real numbers $\alpha$, $\beta$, and $M$ with the following property: An ordered pair of nonnegative integers $(x, y)$ satisfies the inequality \[m &lt; \alpha x+\beta y &lt; M\] if and only if $(x, y) \in S$.</text:p>
          </table:table-cell>
          <table:table-cell office:value-type="string" calcext:value-type="string">
            <text:p>https://artofproblemsolving.com/community/c3957_2006_imo_shortlist</text:p>
          </table:table-cell>
          <table:table-cell office:value-type="string" calcext:value-type="string">
            <text:p>The sequence $c_{0}, c_{1}, . . . , c_{n}, . . .$ is defined by $c_{0}= 1, c_{1}= 0$, and $c_{n+2}= c_{n+1}+c_{n}$ for $n \geq 0$. Consider the set $S$ of ordered pairs $(x, y)$ for which there is a finite set $J$ of positive integers such that $x=\textstyle\sum_{j \in J}{c_{j}}$, $y=\textstyle\sum_{j \in J}{c_{j-1}}$. Prove that there exist real numbers $\alpha$, $\beta$, and $M$ with the following property: An ordered pair of nonnegative integers $(x, y)$ satisfies the inequality \[m &lt; \alpha x+\beta y &lt; M\] if and only if $(x, y) \in S$.</text:p>
            <text:p/>
            <text:p>\textit{Remark:} A sum over the elements of the empty set is assumed to be $0$.</text:p>
          </table:table-cell>
          <table:table-cell/>
        </table:table-row>
        <table:table-row table:style-name="ro7">
          <table:table-cell office:value-type="string" calcext:value-type="string">
            <text:p>2006 IMO Shortlist</text:p>
          </table:table-cell>
          <table:table-cell office:value-type="float" office:value="2006" calcext:value-type="float">
            <text:p>2006</text:p>
          </table:table-cell>
          <table:table-cell office:value-type="float" office:value="4" calcext:value-type="float">
            <text:p>4</text:p>
          </table:table-cell>
          <table:table-cell office:value-type="string" calcext:value-type="string">
            <text:p>Dusan Dukic, Serbia</text:p>
          </table:table-cell>
          <table:table-cell office:value-type="string" calcext:value-type="string">
            <text:p>Prove the inequality:</text:p>
            <text:p>\[\sum_{i &lt; j}{\frac {a_{i}a_{j}}{a_{i} + a_{j}}}\leq \frac {n}{2(a_{1} + a_{2} +\cdots + a_{n})}\cdot \sum_{i &lt; j}{a_{i}a_{j}}\]</text:p>
            <text:p>for positive reals $ a_{1},a_{2},\ldots,a_{n}$.</text:p>
          </table:table-cell>
          <table:table-cell office:value-type="string" calcext:value-type="string">
            <text:p>https://artofproblemsolving.com/community/c3957_2006_imo_shortlist</text:p>
          </table:table-cell>
          <table:table-cell office:value-type="string" calcext:value-type="string">
            <text:p>Prove the inequality:</text:p>
            <text:p>\[\sum_{i &lt; j}{\frac {a_{i}a_{j}}{a_{i} + a_{j}}}\leq \frac {n}{2(a_{1} + a_{2} +\cdots + a_{n})}\cdot \sum_{i &lt; j}{a_{i}a_{j}}\]</text:p>
            <text:p>for positive reals $ a_{1},a_{2},\ldots,a_{n}$.</text:p>
            <text:p/>
            <text:p>\textit{Proposed by Dusan Dukic, Serbia}</text:p>
          </table:table-cell>
          <table:table-cell/>
        </table:table-row>
        <table:table-row table:style-name="ro7">
          <table:table-cell office:value-type="string" calcext:value-type="string">
            <text:p>2006 IMO Shortlist</text:p>
          </table:table-cell>
          <table:table-cell office:value-type="float" office:value="2006" calcext:value-type="float">
            <text:p>2006</text:p>
          </table:table-cell>
          <table:table-cell office:value-type="float" office:value="5" calcext:value-type="float">
            <text:p>5</text:p>
          </table:table-cell>
          <table:table-cell office:value-type="string" calcext:value-type="string">
            <text:p>Hojoo Lee, Korea</text:p>
          </table:table-cell>
          <table:table-cell office:value-type="string" calcext:value-type="string">
            <text:p>If $a,b,c$ are the sides of a triangle, prove that</text:p>
            <text:p>\[\frac{\sqrt{b+c-a}}{\sqrt{b}+\sqrt{c}-\sqrt{a}}+\frac{\sqrt{c+a-b}}{\sqrt{c}+\sqrt{a}-\sqrt{b}}+\frac{\sqrt{a+b-c}}{\sqrt{a}+\sqrt{b}-\sqrt{c}}\leq 3 \]</text:p>
          </table:table-cell>
          <table:table-cell office:value-type="string" calcext:value-type="string">
            <text:p>https://artofproblemsolving.com/community/c3957_2006_imo_shortlist</text:p>
          </table:table-cell>
          <table:table-cell office:value-type="string" calcext:value-type="string">
            <text:p>If $a,b,c$ are the sides of a triangle, prove that</text:p>
            <text:p>\[\frac{\sqrt{b+c-a}}{\sqrt{b}+\sqrt{c}-\sqrt{a}}+\frac{\sqrt{c+a-b}}{\sqrt{c}+\sqrt{a}-\sqrt{b}}+\frac{\sqrt{a+b-c}}{\sqrt{a}+\sqrt{b}-\sqrt{c}}\leq 3 \]</text:p>
            <text:p/>
            <text:p>\textit{Proposed by Hojoo Lee, Korea}</text:p>
          </table:table-cell>
          <table:table-cell/>
        </table:table-row>
        <table:table-row table:style-name="ro6">
          <table:table-cell office:value-type="string" calcext:value-type="string">
            <text:p>2006 IMO Shortlist</text:p>
          </table:table-cell>
          <table:table-cell office:value-type="float" office:value="2006" calcext:value-type="float">
            <text:p>2006</text:p>
          </table:table-cell>
          <table:table-cell office:value-type="float" office:value="6" calcext:value-type="float">
            <text:p>6</text:p>
          </table:table-cell>
          <table:table-cell/>
          <table:table-cell office:value-type="string" calcext:value-type="string">
            <text:p>Determine the least real number $M$ such that the inequality \[|ab(a^{2}-b^{2})+bc(b^{2}-c^{2})+ca(c^{2}-a^{2})| \leq M(a^{2}+b^{2}+c^{2})^{2}\] holds for all real numbers $a$, $b$ and $c$.</text:p>
          </table:table-cell>
          <table:table-cell office:value-type="string" calcext:value-type="string">
            <text:p>https://artofproblemsolving.com/community/c3957_2006_imo_shortlist</text:p>
          </table:table-cell>
          <table:table-cell office:value-type="string" calcext:value-type="string">
            <text:p>Determine the least real number $M$ such that the inequality \[|ab(a^{2}-b^{2})+bc(b^{2}-c^{2})+ca(c^{2}-a^{2})| \leq M(a^{2}+b^{2}+c^{2})^{2}\] holds for all real numbers $a$, $b$ and $c$.</text:p>
          </table:table-cell>
          <table:table-cell/>
        </table:table-row>
        <table:table-row table:style-name="ro2">
          <table:table-cell office:value-type="string" calcext:value-type="string">
            <text:p>2006 IMO Shortlist</text:p>
          </table:table-cell>
          <table:table-cell office:value-type="float" office:value="2006" calcext:value-type="float">
            <text:p>2006</text:p>
          </table:table-cell>
          <table:table-cell office:value-type="float" office:value="1" calcext:value-type="float">
            <text:p>1</text:p>
          </table:table-cell>
          <table:table-cell/>
          <table:table-cell office:value-type="string" calcext:value-type="string">
            <text:p>We have $ n \geq 2$ lamps $ L_{1}, . . . ,L_{n}$ in a row, each of them being either on or off. Every second we simultaneously modify the state of each lamp as follows: if the lamp $ L_{i}$ and its neighbours (only one neighbour for $ i = 1$ or $ i = n$, two neighbours for other $ i$) are in the same state, then $ L_{i}$ is switched off; – otherwise, $ L_{i}$ is switched on.</text:p>
            <text:p>Initially all the lamps are off except the leftmost one which is on.</text:p>
            <text:p/>
            <text:p>$ (a)$ Prove that there are infinitely many integers $ n$ for which all the lamps will eventually be off.</text:p>
            <text:p>$ (b)$ Prove that there are infinitely many integers $ n$ for which the lamps will never be all off.</text:p>
          </table:table-cell>
          <table:table-cell office:value-type="string" calcext:value-type="string">
            <text:p>https://artofproblemsolving.com/community/c3957_2006_imo_shortlist</text:p>
          </table:table-cell>
          <table:table-cell office:value-type="string" calcext:value-type="string">
            <text:p>We have $ n \geq 2$ lamps $ L_{1}, . . . ,L_{n}$ in a row, each of them being either on or off. Every second we simultaneously modify the state of each lamp as follows: if the lamp $ L_{i}$ and its neighbours (only one neighbour for $ i = 1$ or $ i = n$, two neighbours for other $ i$) are in the same state, then $ L_{i}$ is switched off; – otherwise, $ L_{i}$ is switched on.</text:p>
            <text:p>Initially all the lamps are off except the leftmost one which is on.</text:p>
            <text:p/>
            <text:p>$ (a)$ Prove that there are infinitely many integers $ n$ for which all the lamps will eventually be off.</text:p>
            <text:p>$ (b)$ Prove that there are infinitely many integers $ n$ for which the lamps will never be all off.</text:p>
          </table:table-cell>
          <table:table-cell/>
        </table:table-row>
        <table:table-row table:style-name="ro5">
          <table:table-cell office:value-type="string" calcext:value-type="string">
            <text:p>2006 IMO Shortlist</text:p>
          </table:table-cell>
          <table:table-cell office:value-type="float" office:value="2006" calcext:value-type="float">
            <text:p>2006</text:p>
          </table:table-cell>
          <table:table-cell office:value-type="float" office:value="2" calcext:value-type="float">
            <text:p>2</text:p>
          </table:table-cell>
          <table:table-cell/>
          <table:table-cell office:value-type="string" calcext:value-type="string">
            <text:p>Let $P$ be a regular $2006$-gon. A diagonal is called \textit{good} if its endpoints divide the boundary of $P$ into two parts, each composed of an odd number of sides of $P$. The sides of $P$ are also called \textit{good}.</text:p>
            <text:p>Suppose $P$ has been dissected into triangles by $2003$ diagonals, no two of which have a common point in the interior of $P$. Find the maximum number of isosceles triangles having two good sides that could appear in such a configuration.</text:p>
          </table:table-cell>
          <table:table-cell office:value-type="string" calcext:value-type="string">
            <text:p>https://artofproblemsolving.com/community/c3957_2006_imo_shortlist</text:p>
          </table:table-cell>
          <table:table-cell office:value-type="string" calcext:value-type="string">
            <text:p>Let $P$ be a regular $2006$-gon. A diagonal is called \textit{good} if its endpoints divide the boundary of $P$ into two parts, each composed of an odd number of sides of $P$. The sides of $P$ are also called \textit{good}.</text:p>
            <text:p>Suppose $P$ has been dissected into triangles by $2003$ diagonals, no two of which have a common point in the interior of $P$. Find the maximum number of isosceles triangles having two good sides that could appear in such a configuration.</text:p>
          </table:table-cell>
          <table:table-cell/>
        </table:table-row>
        <table:table-row table:style-name="ro21">
          <table:table-cell office:value-type="string" calcext:value-type="string">
            <text:p>2006 IMO Shortlist</text:p>
          </table:table-cell>
          <table:table-cell office:value-type="float" office:value="2006" calcext:value-type="float">
            <text:p>2006</text:p>
          </table:table-cell>
          <table:table-cell office:value-type="float" office:value="3" calcext:value-type="float">
            <text:p>3</text:p>
          </table:table-cell>
          <table:table-cell office:value-type="string" calcext:value-type="string">
            <text:p>Federico Ardila, Colombia</text:p>
          </table:table-cell>
          <table:table-cell office:value-type="string" calcext:value-type="string">
            <text:p>Let $ S$ be a finite set of points in the plane such that no three of them are on a line. For each convex polygon $ P$ whose vertices are in $ S$, let $ a(P)$ be the number of vertices of $ P$, and let $ b(P)$ be the number of points of $ S$ which are outside $ P$. A line segment, a point, and the empty set are considered as convex polygons of $ 2$, $ 1$, and $ 0$ vertices respectively. Prove that for every real number $ x$ \[\sum_{P}{x^{a(P)}(1 - x)^{b(P)}} = 1,\] where the sum is taken over all convex polygons with vertices in $ S$.</text:p>
            <text:p/>
            <text:p>\textit{Alternative formulation}:</text:p>
            <text:p/>
            <text:p>Let $ M$ be a finite point set in the plane and no three points are collinear. A subset $ A$ of $ M$ will be called round if its elements is the set of vertices of a convex $ A -$gon $ V(A).$ For each round subset let $ r(A)$ be the number of points from $ M$ which are exterior from the convex $ A -$gon $ V(A).$ Subsets with $ 0,1$ and 2 elements are always round, its corresponding polygons are the empty set, a point or a segment, respectively (for which all other points that are not vertices of the polygon are exterior). For each round subset $ A$ of $ M$ construct the polynomial</text:p>
            <text:p>\[ P_A(x) = x^{|A|}(1 - x)^{r(A)}.</text:p>
            <text:p>\]</text:p>
            <text:p>Show that the sum of polynomials for all round subsets is exactly the polynomial $ P(x) = 1.$</text:p>
          </table:table-cell>
          <table:table-cell office:value-type="string" calcext:value-type="string">
            <text:p>https://artofproblemsolving.com/community/c3957_2006_imo_shortlist</text:p>
          </table:table-cell>
          <table:table-cell office:value-type="string" calcext:value-type="string">
            <text:p>Let $ S$ be a finite set of points in the plane such that no three of them are on a line. For each convex polygon $ P$ whose vertices are in $ S$, let $ a(P)$ be the number of vertices of $ P$, and let $ b(P)$ be the number of points of $ S$ which are outside $ P$. A line segment, a point, and the empty set are considered as convex polygons of $ 2$, $ 1$, and $ 0$ vertices respectively. Prove that for every real number $ x$ \[\sum_{P}{x^{a(P)}(1 - x)^{b(P)}} = 1,\] where the sum is taken over all convex polygons with vertices in $ S$.</text:p>
            <text:p/>
            <text:p>\textit{Alternative formulation}:</text:p>
            <text:p/>
            <text:p>Let $ M$ be a finite point set in the plane and no three points are collinear. A subset $ A$ of $ M$ will be called round if its elements is the set of vertices of a convex $ A -$gon $ V(A).$ For each round subset let $ r(A)$ be the number of points from $ M$ which are exterior from the convex $ A -$gon $ V(A).$ Subsets with $ 0,1$ and 2 elements are always round, its corresponding polygons are the empty set, a point or a segment, respectively (for which all other points that are not vertices of the polygon are exterior). For each round subset $ A$ of $ M$ construct the polynomial</text:p>
            <text:p>\[ P_A(x) = x^{|A|}(1 - x)^{r(A)}.</text:p>
            <text:p>\]</text:p>
            <text:p>Show that the sum of polynomials for all round subsets is exactly the polynomial $ P(x) = 1.$</text:p>
            <text:p/>
            <text:p>\textit{Proposed by Federico Ardila, Colombia}</text:p>
          </table:table-cell>
          <table:table-cell/>
        </table:table-row>
        <table:table-row table:style-name="ro9">
          <table:table-cell office:value-type="string" calcext:value-type="string">
            <text:p>2006 IMO Shortlist</text:p>
          </table:table-cell>
          <table:table-cell office:value-type="float" office:value="2006" calcext:value-type="float">
            <text:p>2006</text:p>
          </table:table-cell>
          <table:table-cell office:value-type="float" office:value="4" calcext:value-type="float">
            <text:p>4</text:p>
          </table:table-cell>
          <table:table-cell/>
          <table:table-cell office:value-type="string" calcext:value-type="string">
            <text:p>A cake has the form of an $ n$ x $ n$ square composed of $ n^{2}$ unit squares. Strawberries lie on some of the unit squares so that each row or column contains exactly one strawberry; call this arrangement $\mathcal{A}$.</text:p>
            <text:p/>
            <text:p>Let $\mathcal{B}$ be another such arrangement. Suppose that every grid rectangle with one vertex at the top left corner of the cake contains no fewer strawberries of arrangement $\mathcal{B}$ than of arrangement $\mathcal{A}$. Prove that arrangement $\mathcal{B}$ can be obtained from $ \mathcal{A}$ by performing a number of switches, defined as follows:</text:p>
            <text:p/>
            <text:p>A switch consists in selecting a grid rectangle with only two strawberries, situated at its top right corner and bottom left corner, and moving these two strawberries to the other two corners of that rectangle.</text:p>
          </table:table-cell>
          <table:table-cell office:value-type="string" calcext:value-type="string">
            <text:p>https://artofproblemsolving.com/community/c3957_2006_imo_shortlist</text:p>
          </table:table-cell>
          <table:table-cell office:value-type="string" calcext:value-type="string">
            <text:p>A cake has the form of an $ n$ x $ n$ square composed of $ n^{2}$ unit squares. Strawberries lie on some of the unit squares so that each row or column contains exactly one strawberry; call this arrangement $\mathcal{A}$.</text:p>
            <text:p/>
            <text:p>Let $\mathcal{B}$ be another such arrangement. Suppose that every grid rectangle with one vertex at the top left corner of the cake contains no fewer strawberries of arrangement $\mathcal{B}$ than of arrangement $\mathcal{A}$. Prove that arrangement $\mathcal{B}$ can be obtained from $ \mathcal{A}$ by performing a number of switches, defined as follows:</text:p>
            <text:p/>
            <text:p>A switch consists in selecting a grid rectangle with only two strawberries, situated at its top right corner and bottom left corner, and moving these two strawberries to the other two corners of that rectangle.</text:p>
          </table:table-cell>
          <table:table-cell/>
        </table:table-row>
        <table:table-row table:style-name="ro2">
          <table:table-cell office:value-type="string" calcext:value-type="string">
            <text:p>2006 IMO Shortlist</text:p>
          </table:table-cell>
          <table:table-cell office:value-type="float" office:value="2006" calcext:value-type="float">
            <text:p>2006</text:p>
          </table:table-cell>
          <table:table-cell office:value-type="float" office:value="5" calcext:value-type="float">
            <text:p>5</text:p>
          </table:table-cell>
          <table:table-cell office:value-type="string" calcext:value-type="string">
            <text:p>Carlos di Fiore, Argentina</text:p>
          </table:table-cell>
          <table:table-cell office:value-type="string" calcext:value-type="string">
            <text:p>An $ (n, k) -$ tournament is a contest with $ n$ players held in $ k$ rounds such that:</text:p>
            <text:p/>
            <text:p>$ (i)$ Each player plays in each round, and every two players meet at most once.</text:p>
            <text:p>$ (ii)$ If player $ A$ meets player $ B$ in round $ i$, player $ C$ meets player $ D$ in round $ i$, and player $ A$ meets player $ C$ in round $ j$, then player $ B$ meets player $ D$ in round $ j$.</text:p>
            <text:p/>
            <text:p>Determine all pairs $ (n, k)$ for which there exists an $ (n, k) -$ tournament.</text:p>
          </table:table-cell>
          <table:table-cell office:value-type="string" calcext:value-type="string">
            <text:p>https://artofproblemsolving.com/community/c3957_2006_imo_shortlist</text:p>
          </table:table-cell>
          <table:table-cell office:value-type="string" calcext:value-type="string">
            <text:p>An $ (n, k) -$ tournament is a contest with $ n$ players held in $ k$ rounds such that:</text:p>
            <text:p/>
            <text:p>$ (i)$ Each player plays in each round, and every two players meet at most once.</text:p>
            <text:p>$ (ii)$ If player $ A$ meets player $ B$ in round $ i$, player $ C$ meets player $ D$ in round $ i$, and player $ A$ meets player $ C$ in round $ j$, then player $ B$ meets player $ D$ in round $ j$.</text:p>
            <text:p/>
            <text:p>Determine all pairs $ (n, k)$ for which there exists an $ (n, k) -$ tournament.</text:p>
            <text:p/>
            <text:p>\textit{Proposed by Carlos di Fiore, Argentina}</text:p>
          </table:table-cell>
          <table:table-cell/>
        </table:table-row>
        <table:table-row table:style-name="ro5">
          <table:table-cell office:value-type="string" calcext:value-type="string">
            <text:p>2006 IMO Shortlist</text:p>
          </table:table-cell>
          <table:table-cell office:value-type="float" office:value="2006" calcext:value-type="float">
            <text:p>2006</text:p>
          </table:table-cell>
          <table:table-cell office:value-type="float" office:value="6" calcext:value-type="float">
            <text:p>6</text:p>
          </table:table-cell>
          <table:table-cell office:value-type="string" calcext:value-type="string">
            <text:p>Federico Ardila, Colombia</text:p>
          </table:table-cell>
          <table:table-cell office:value-type="string" calcext:value-type="string">
            <text:p>A holey triangle is an upward equilateral triangle of side length $n$ with $n$ upward unit triangular holes cut out. A diamond is a $60^\circ-120^\circ$ unit rhombus.</text:p>
            <text:p>Prove that a holey triangle $T$ can be tiled with diamonds if and only if the following condition holds: Every upward equilateral triangle of side length $k$ in $T$ contains at most $k$ holes, for $1\leq k\leq n$.</text:p>
          </table:table-cell>
          <table:table-cell office:value-type="string" calcext:value-type="string">
            <text:p>https://artofproblemsolving.com/community/c3957_2006_imo_shortlist</text:p>
          </table:table-cell>
          <table:table-cell office:value-type="string" calcext:value-type="string">
            <text:p>A holey triangle is an upward equilateral triangle of side length $n$ with $n$ upward unit triangular holes cut out. A diamond is a $60^\circ-120^\circ$ unit rhombus.</text:p>
            <text:p>Prove that a holey triangle $T$ can be tiled with diamonds if and only if the following condition holds: Every upward equilateral triangle of side length $k$ in $T$ contains at most $k$ holes, for $1\leq k\leq n$.</text:p>
            <text:p/>
            <text:p>\textit{Proposed by Federico Ardila, Colombia }</text:p>
          </table:table-cell>
          <table:table-cell/>
        </table:table-row>
        <table:table-row table:style-name="ro22">
          <table:table-cell office:value-type="string" calcext:value-type="string">
            <text:p>2006 IMO Shortlist</text:p>
          </table:table-cell>
          <table:table-cell office:value-type="float" office:value="2006" calcext:value-type="float">
            <text:p>2006</text:p>
          </table:table-cell>
          <table:table-cell table:number-columns-repeated="2"/>
          <table:table-cell office:value-type="string" office:string-value="Click for solution&#10;&#10;Every diamond contains an upward and a downward triangle with a common edge. Now in every upward triangle $ T$ with sidelength $ k$ we have $ \frac{k^{2}+k}2$ upward triangles and $ \frac{k^{2}-k}2$ downward triangles. The downward triangles are adjacent only with upward triangles from $ T$, so if more than $ k$ upward triangles are removed, there are not enough of them to match with the downward ones. This proves the easier part of the problem. Now let's prove the converse by induction on $ n$.&#10;Call a sequence $ 2k+1$ of consecutive upward and downward triangles (starting and ending with upward triangles) from the same row a &quot;block&quot;. The block above it of $ 2k-1$ triangles be called the &quot;above block&quot;. We wish to cover all the triangles in the last row of the big triangle $ T$ with diamonds. There can be horizontal diamond, but there also can be vertical ones, and for them we will need to borrow upward triangles from the above row. When we finish, it is easy to conclude there will be $ n-1$ holes in the remaining triangle $ T'$ of side $ n-1$. We just need to pick up the diamonds in such a way that the induction hypothesis is respected. Call a triangle which contains a part of the base a &quot;base&quot; triangle. Call a triangle which contains as many holes as its sidelength &quot;full&quot;, and one which contains more than its sidelength &quot;deadly&quot;. We must not create &quot;deadly&quot; triangles after cutting the last row. It is clear a deadly triangle may appear only as a &quot;base&quot; triangle for $ T'$.&#10;We claim that if a block from the base contained $ r$ holes, at most $ r$ holes are added to the block above it after removing the last row. We do the following procedure: the space between two consecutive holes in the last row can be filed in with diamonds except one downward triangle which has to be connected with a triangle above (clearly at least one of the downward triangles can be matched otherwise there would be too many holes breaking the condition). It is is easy to verify the claim after such a conclusion. Moreover it clear that any arrangement is of the above type otherwise we would create too many holes in $ T'$ (between any two consecutive holes we must crate a hole in $ T'$, and if we somewhere create more it would be over). Now we claim a &quot;deadly&quot; triangle arises from a full triangle. Indeed, if we have a base deadly triangle with sidelength $ j$ an $ j+l$ holes we can extend it one unit downward. This triangle has sidelength $ j+1$ and had originally also at least $ j+l$ holes according to our claim. So $ l=1$ and this triangle was full at the beginning. It only remains to manage the full base triangles, thus.&#10;&#10;If two full triangles of sidelength $ k,l$ intersect in a triangle of sidelength $ m$, we deduce this small triangle is also full and the big traingle of length $ k+l-m$ is too. So we may do such unions unless $ k+l-m$ is not $ n$. When we finish, we have two possible cases:&#10;&#10;a) we have some non-intersecting full triangles. Then every full base triangle is contained in one of them otherwise we could still unite it with one. Applying the induction hypothesis for them we can tile the bottom rows of them with diamonds without not making them full. Completing the tiling we achieve the goal.&#10;&#10;b) We have intersecting triangles, but uniting them would form the big triangle $ T$ for which we can not apply the induction step. It is easy to see this is possible only when there are two such triangles of sidelength $ k,l$ which intersect in a traingle of sidelength $ m$ and $ k+l-m=n$. Then we have at most $ m$ holes in the common part. So at least $ k+l-m=n$ holes in the union of these two traingles.  It means the remaining parallelogram at the top contains no hole and then it can be tiled with diamonds. The two triangles can also be tiled. Moreover any tiling tiles also the common part of sidelength $ m$ completely. So we may tile one triangle, and tile the remaining part of the second. This is the desired tiling of $ T$.&#10;&#10;QED" calcext:value-type="string">
            <text:p>Click for solution</text:p>
            <text:p/>
            <text:p>Every diamond contains an upward and a downward triangle with a common edge. Now in every upward triangle $ T$ with sidelength $ k$ we have $ \frac{k^{2}+k}2$ upward triangles and $ \frac{k^{2}-k}2$ downward triangles. The downward triangles are adjacent only with upward triangles from $ T$, so if more than $ k$ upward triangles are removed, there are not enough of them to match with the downward ones. This proves the easier part of the problem. Now let's prove the converse by induction on $ n$.</text:p>
            <text:p>Call a sequence $ 2k+1$ of consecutive upward and downward triangles (starting and ending with upward triangles) from the same row a "block". The block above it of $ 2k-1$ triangles be called the "above block". We wish to cover all the triangles in the last row of the big triangle $ T$ with diamonds. There can be horizontal diamond, but there also can be vertical ones, and for them we will need to borrow upward triangles from the above row. When we finish, it is easy to conclude there will be $ n-1$ holes in the remaining triangle $ T'$ of side $ n-1$. We just need to pick up the diamonds in such a way that the induction hypothesis is respected. Call a triangle which contains a part of the base a "base" triangle. Call a triangle which contains as many holes as its sidelength "full", and one which contains more than its sidelength "deadly". We must not create "deadly" triangles after cutting the last row. It is clear a deadly triangle may appear only as a "base" triangle for $ T'$.</text:p>
            <text:p>We claim that if a block from the base contained $ r$ holes, at most $ r$ holes are added to the block above it after removing the last row. We do the following procedure: the space between two consecutive holes in the last row can be filed in with diamonds except one downward triangle which has to be connected with a triangle above (clearly at least one of the downward triangles can be matched otherwise there would be too many holes breaking the condition). It is is easy to verify the claim after such a conclusion. Moreover it clear that any arrangement is of the above type otherwise we would create too many holes in $ T'$ (between any two consecutive holes we must crate a hole in $ T'$, and if we somewhere create more it would be over). Now we claim a "deadly" triangle arises from a full triangle. Indeed, if we have a base deadly triangle with sidelength $ j$ an $ j+l$ holes we can extend it one unit downward. This triangle has sidelength $ j+1$ and had originally also at least $ j+l$ holes according to our claim. So $ l=1$ and this triangle was full at the beginning. It only remains to manage the full base triangles, thus.</text:p>
            <text:p/>
            <text:p>If two full triangles of sidelength $ k,l$ intersect in a triangle of sidelength $ m$, we deduce this small triangle is also full and the big traingle of length $ k+l-m$ is too. So we may do such unions unless $ k+l-m$ is not $ n$. When we finish, we have two possible cases:</text:p>
            <text:p/>
            <text:p>a) we have some non-intersecting full triangles. Then every full base triangle is contained in one of them otherwise we could still unite it with one. Applying the induction hypothesis for them we can tile the bottom rows of them with diamonds without not making them full. Completing the tiling we achieve the goal.</text:p>
            <text:p/>
            <text:p>b) We have intersecting triangles, but uniting them would form the big triangle $ T$ for which we can not apply the induction step. It is easy to see this is possible only when there are two such triangles of sidelength $ k,l$ which intersect in a traingle of sidelength $ m$ and $ k+l-m=n$. Then we have at most $ m$ holes in the common part. So at least $ k+l-m=n$ holes in the union of these two traingles.  It means the remaining parallelogram at the top contains no hole and then it can be tiled with diamonds. The two triangles can also be tiled. Moreover any tiling tiles also the common part of sidelength $ m$ completely. So we may tile one triangle, and tile the remaining part of the second. This is the desired tiling of $ T$.</text:p>
            <text:p/>
            <text:p>QED</text:p>
          </table:table-cell>
          <table:table-cell office:value-type="string" calcext:value-type="string">
            <text:p>https://artofproblemsolving.com/community/c3957_2006_imo_shortlist</text:p>
          </table:table-cell>
          <table:table-cell office:value-type="string" office:string-value="Click for solution&#10;&#10;Every diamond contains an upward and a downward triangle with a common edge. Now in every upward triangle $ T$ with sidelength $ k$ we have $ \frac{k^{2}+k}2$ upward triangles and $ \frac{k^{2}-k}2$ downward triangles. The downward triangles are adjacent only with upward triangles from $ T$, so if more than $ k$ upward triangles are removed, there are not enough of them to match with the downward ones. This proves the easier part of the problem. Now let's prove the converse by induction on $ n$.&#10;Call a sequence $ 2k+1$ of consecutive upward and downward triangles (starting and ending with upward triangles) from the same row a &quot;block&quot;. The block above it of $ 2k-1$ triangles be called the &quot;above block&quot;. We wish to cover all the triangles in the last row of the big triangle $ T$ with diamonds. There can be horizontal diamond, but there also can be vertical ones, and for them we will need to borrow upward triangles from the above row. When we finish, it is easy to conclude there will be $ n-1$ holes in the remaining triangle $ T'$ of side $ n-1$. We just need to pick up the diamonds in such a way that the induction hypothesis is respected. Call a triangle which contains a part of the base a &quot;base&quot; triangle. Call a triangle which contains as many holes as its sidelength &quot;full&quot;, and one which contains more than its sidelength &quot;deadly&quot;. We must not create &quot;deadly&quot; triangles after cutting the last row. It is clear a deadly triangle may appear only as a &quot;base&quot; triangle for $ T'$.&#10;We claim that if a block from the base contained $ r$ holes, at most $ r$ holes are added to the block above it after removing the last row. We do the following procedure: the space between two consecutive holes in the last row can be filed in with diamonds except one downward triangle which has to be connected with a triangle above (clearly at least one of the downward triangles can be matched otherwise there would be too many holes breaking the condition). It is is easy to verify the claim after such a conclusion. Moreover it clear that any arrangement is of the above type otherwise we would create too many holes in $ T'$ (between any two consecutive holes we must crate a hole in $ T'$, and if we somewhere create more it would be over). Now we claim a &quot;deadly&quot; triangle arises from a full triangle. Indeed, if we have a base deadly triangle with sidelength $ j$ an $ j+l$ holes we can extend it one unit downward. This triangle has sidelength $ j+1$ and had originally also at least $ j+l$ holes according to our claim. So $ l=1$ and this triangle was full at the beginning. It only remains to manage the full base triangles, thus.&#10;&#10;If two full triangles of sidelength $ k,l$ intersect in a triangle of sidelength $ m$, we deduce this small triangle is also full and the big traingle of length $ k+l-m$ is too. So we may do such unions unless $ k+l-m$ is not $ n$. When we finish, we have two possible cases:&#10;&#10;a) we have some non-intersecting full triangles. Then every full base triangle is contained in one of them otherwise we could still unite it with one. Applying the induction hypothesis for them we can tile the bottom rows of them with diamonds without not making them full. Completing the tiling we achieve the goal.&#10;&#10;b) We have intersecting triangles, but uniting them would form the big triangle $ T$ for which we can not apply the induction step. It is easy to see this is possible only when there are two such triangles of sidelength $ k,l$ which intersect in a traingle of sidelength $ m$ and $ k+l-m=n$. Then we have at most $ m$ holes in the common part. So at least $ k+l-m=n$ holes in the union of these two traingles.  It means the remaining parallelogram at the top contains no hole and then it can be tiled with diamonds. The two triangles can also be tiled. Moreover any tiling tiles also the common part of sidelength $ m$ completely. So we may tile one triangle, and tile the remaining part of the second. This is the desired tiling of $ T$.&#10;&#10;QED" calcext:value-type="string">
            <text:p>Click for solution</text:p>
            <text:p/>
            <text:p>Every diamond contains an upward and a downward triangle with a common edge. Now in every upward triangle $ T$ with sidelength $ k$ we have $ \frac{k^{2}+k}2$ upward triangles and $ \frac{k^{2}-k}2$ downward triangles. The downward triangles are adjacent only with upward triangles from $ T$, so if more than $ k$ upward triangles are removed, there are not enough of them to match with the downward ones. This proves the easier part of the problem. Now let's prove the converse by induction on $ n$.</text:p>
            <text:p>Call a sequence $ 2k+1$ of consecutive upward and downward triangles (starting and ending with upward triangles) from the same row a "block". The block above it of $ 2k-1$ triangles be called the "above block". We wish to cover all the triangles in the last row of the big triangle $ T$ with diamonds. There can be horizontal diamond, but there also can be vertical ones, and for them we will need to borrow upward triangles from the above row. When we finish, it is easy to conclude there will be $ n-1$ holes in the remaining triangle $ T'$ of side $ n-1$. We just need to pick up the diamonds in such a way that the induction hypothesis is respected. Call a triangle which contains a part of the base a "base" triangle. Call a triangle which contains as many holes as its sidelength "full", and one which contains more than its sidelength "deadly". We must not create "deadly" triangles after cutting the last row. It is clear a deadly triangle may appear only as a "base" triangle for $ T'$.</text:p>
            <text:p>We claim that if a block from the base contained $ r$ holes, at most $ r$ holes are added to the block above it after removing the last row. We do the following procedure: the space between two consecutive holes in the last row can be filed in with diamonds except one downward triangle which has to be connected with a triangle above (clearly at least one of the downward triangles can be matched otherwise there would be too many holes breaking the condition). It is is easy to verify the claim after such a conclusion. Moreover it clear that any arrangement is of the above type otherwise we would create too many holes in $ T'$ (between any two consecutive holes we must crate a hole in $ T'$, and if we somewhere create more it would be over). Now we claim a "deadly" triangle arises from a full triangle. Indeed, if we have a base deadly triangle with sidelength $ j$ an $ j+l$ holes we can extend it one unit downward. This triangle has sidelength $ j+1$ and had originally also at least $ j+l$ holes according to our claim. So $ l=1$ and this triangle was full at the beginning. It only remains to manage the full base triangles, thus.</text:p>
            <text:p/>
            <text:p>If two full triangles of sidelength $ k,l$ intersect in a triangle of sidelength $ m$, we deduce this small triangle is also full and the big traingle of length $ k+l-m$ is too. So we may do such unions unless $ k+l-m$ is not $ n$. When we finish, we have two possible cases:</text:p>
            <text:p/>
            <text:p>a) we have some non-intersecting full triangles. Then every full base triangle is contained in one of them otherwise we could still unite it with one. Applying the induction hypothesis for them we can tile the bottom rows of them with diamonds without not making them full. Completing the tiling we achieve the goal.</text:p>
            <text:p/>
            <text:p>b) We have intersecting triangles, but uniting them would form the big triangle $ T$ for which we can not apply the induction step. It is easy to see this is possible only when there are two such triangles of sidelength $ k,l$ which intersect in a traingle of sidelength $ m$ and $ k+l-m=n$. Then we have at most $ m$ holes in the common part. So at least $ k+l-m=n$ holes in the union of these two traingles.  It means the remaining parallelogram at the top contains no hole and then it can be tiled with diamonds. The two triangles can also be tiled. Moreover any tiling tiles also the common part of sidelength $ m$ completely. So we may tile one triangle, and tile the remaining part of the second. This is the desired tiling of $ T$.</text:p>
            <text:p/>
            <text:p>QED</text:p>
          </table:table-cell>
          <table:table-cell/>
        </table:table-row>
        <table:table-row table:style-name="ro3">
          <table:table-cell office:value-type="string" calcext:value-type="string">
            <text:p>2006 IMO Shortlist</text:p>
          </table:table-cell>
          <table:table-cell office:value-type="float" office:value="2006" calcext:value-type="float">
            <text:p>2006</text:p>
          </table:table-cell>
          <table:table-cell office:value-type="float" office:value="7" calcext:value-type="float">
            <text:p>7</text:p>
          </table:table-cell>
          <table:table-cell office:value-type="string" calcext:value-type="string">
            <text:p>Kei Irei, Japan</text:p>
          </table:table-cell>
          <table:table-cell office:value-type="string" calcext:value-type="string">
            <text:p>Consider a convex polyhedron without parallel edges and without an edge parallel to any face other than the two faces adjacent to it. Call a pair of points of the polyhedron \textit{antipodal} if there exist two parallel planes passing through these points and such that the polyhedron is contained between these planes. Let $A$ be the number of antipodal pairs of vertices, and let $B$ be the number of antipodal pairs of midpoint edges. Determine the difference $A-B$ in terms of the numbers of vertices, edges, and faces.</text:p>
          </table:table-cell>
          <table:table-cell office:value-type="string" calcext:value-type="string">
            <text:p>https://artofproblemsolving.com/community/c3957_2006_imo_shortlist</text:p>
          </table:table-cell>
          <table:table-cell office:value-type="string" calcext:value-type="string">
            <text:p>Consider a convex polyhedron without parallel edges and without an edge parallel to any face other than the two faces adjacent to it. Call a pair of points of the polyhedron \textit{antipodal} if there exist two parallel planes passing through these points and such that the polyhedron is contained between these planes. Let $A$ be the number of antipodal pairs of vertices, and let $B$ be the number of antipodal pairs of midpoint edges. Determine the difference $A-B$ in terms of the numbers of vertices, edges, and faces.</text:p>
            <text:p/>
            <text:p>\textit{Proposed by Kei Irei, Japan}</text:p>
          </table:table-cell>
          <table:table-cell/>
        </table:table-row>
        <table:table-row table:style-name="ro4">
          <table:table-cell office:value-type="string" calcext:value-type="string">
            <text:p>2006 IMO Shortlist</text:p>
          </table:table-cell>
          <table:table-cell office:value-type="float" office:value="2006" calcext:value-type="float">
            <text:p>2006</text:p>
          </table:table-cell>
          <table:table-cell office:value-type="float" office:value="1" calcext:value-type="float">
            <text:p>1</text:p>
          </table:table-cell>
          <table:table-cell/>
          <table:table-cell office:value-type="string" calcext:value-type="string">
            <text:p>Let $ABC$ be triangle with incenter $I$. A point $P$ in the interior of the triangle satisfies \[\angle PBA+\angle PCA = \angle PBC+\angle PCB.\] Show that $AP \geq AI$, and that equality holds if and only if $P=I$.</text:p>
          </table:table-cell>
          <table:table-cell office:value-type="string" calcext:value-type="string">
            <text:p>https://artofproblemsolving.com/community/c3957_2006_imo_shortlist</text:p>
          </table:table-cell>
          <table:table-cell office:value-type="string" calcext:value-type="string">
            <text:p>Let $ABC$ be triangle with incenter $I$. A point $P$ in the interior of the triangle satisfies \[\angle PBA+\angle PCA = \angle PBC+\angle PCB.\] Show that $AP \geq AI$, and that equality holds if and only if $P=I$.</text:p>
          </table:table-cell>
          <table:table-cell/>
        </table:table-row>
        <table:table-row table:style-name="ro5">
          <table:table-cell office:value-type="string" calcext:value-type="string">
            <text:p>2006 IMO Shortlist</text:p>
          </table:table-cell>
          <table:table-cell office:value-type="float" office:value="2006" calcext:value-type="float">
            <text:p>2006</text:p>
          </table:table-cell>
          <table:table-cell office:value-type="float" office:value="2" calcext:value-type="float">
            <text:p>2</text:p>
          </table:table-cell>
          <table:table-cell office:value-type="string" calcext:value-type="string">
            <text:p>Vyacheslev Yasinskiy, Ukraine</text:p>
          </table:table-cell>
          <table:table-cell office:value-type="string" calcext:value-type="string">
            <text:p>Let $ ABCD$ be a trapezoid with parallel sides $ AB &gt; CD$. Points $ K$ and $ L$ lie on the line segments $ AB$ and $ CD$, respectively, so that $AK/KB=DL/LC$. Suppose that there are points $ P$ and $ Q$ on the line segment $ KL$ satisfying \[\angle{APB} = \angle{BCD}\qquad\text{and}\qquad \angle{CQD} = \angle{ABC}.\]Prove that the points $ P$, $ Q$, $ B$ and $ C$ are concyclic.</text:p>
          </table:table-cell>
          <table:table-cell office:value-type="string" calcext:value-type="string">
            <text:p>https://artofproblemsolving.com/community/c3957_2006_imo_shortlist</text:p>
          </table:table-cell>
          <table:table-cell office:value-type="string" calcext:value-type="string">
            <text:p>Let $ ABCD$ be a trapezoid with parallel sides $ AB &gt; CD$. Points $ K$ and $ L$ lie on the line segments $ AB$ and $ CD$, respectively, so that $AK/KB=DL/LC$. Suppose that there are points $ P$ and $ Q$ on the line segment $ KL$ satisfying \[\angle{APB} = \angle{BCD}\qquad\text{and}\qquad \angle{CQD} = \angle{ABC}.\]Prove that the points $ P$, $ Q$, $ B$ and $ C$ are concyclic.</text:p>
            <text:p/>
            <text:p>\textit{Proposed by Vyacheslev Yasinskiy, Ukraine}</text:p>
          </table:table-cell>
          <table:table-cell/>
        </table:table-row>
        <table:table-row table:style-name="ro7">
          <table:table-cell office:value-type="string" calcext:value-type="string">
            <text:p>2006 IMO Shortlist</text:p>
          </table:table-cell>
          <table:table-cell office:value-type="float" office:value="2006" calcext:value-type="float">
            <text:p>2006</text:p>
          </table:table-cell>
          <table:table-cell office:value-type="float" office:value="3" calcext:value-type="float">
            <text:p>3</text:p>
          </table:table-cell>
          <table:table-cell office:value-type="string" calcext:value-type="string">
            <text:p>Zuming Feng, USA</text:p>
          </table:table-cell>
          <table:table-cell office:value-type="string" calcext:value-type="string">
            <text:p>Let $ ABCDE$ be a convex pentagon such that</text:p>
            <text:p>\[ \angle BAC = \angle CAD = \angle DAE\qquad \text{and}\qquad \angle ABC = \angle ACD = \angle ADE.</text:p>
            <text:p>\]The diagonals $BD$ and $CE$ meet at $P$.  Prove that the line $AP$ bisects the side $CD$.</text:p>
          </table:table-cell>
          <table:table-cell office:value-type="string" calcext:value-type="string">
            <text:p>https://artofproblemsolving.com/community/c3957_2006_imo_shortlist</text:p>
          </table:table-cell>
          <table:table-cell office:value-type="string" calcext:value-type="string">
            <text:p>Let $ ABCDE$ be a convex pentagon such that</text:p>
            <text:p>\[ \angle BAC = \angle CAD = \angle DAE\qquad \text{and}\qquad \angle ABC = \angle ACD = \angle ADE.</text:p>
            <text:p>\]The diagonals $BD$ and $CE$ meet at $P$.  Prove that the line $AP$ bisects the side $CD$.</text:p>
            <text:p/>
            <text:p>\textit{Proposed by Zuming Feng, USA}</text:p>
          </table:table-cell>
          <table:table-cell/>
        </table:table-row>
        <table:table-row table:style-name="ro13">
          <table:table-cell office:value-type="string" calcext:value-type="string">
            <text:p>2006 IMO Shortlist</text:p>
          </table:table-cell>
          <table:table-cell office:value-type="float" office:value="2006" calcext:value-type="float">
            <text:p>2006</text:p>
          </table:table-cell>
          <table:table-cell office:value-type="float" office:value="4" calcext:value-type="float">
            <text:p>4</text:p>
          </table:table-cell>
          <table:table-cell/>
          <table:table-cell office:value-type="string" calcext:value-type="string">
            <text:p>A point $D$ is chosen on the side $AC$ of a triangle $ABC$ with $\angle C &lt; \angle A &lt; 90^\circ$ in such a way that $BD=BA$. <text:s/>The incircle of $ABC$ is tangent to $AB$ and $AC$ at points $K$ and $L$, respectively. <text:s/>Let $J$ be the incenter of triangle $BCD$. <text:s/>Prove that the line $KL$ intersects the line segment $AJ$ at its midpoint.</text:p>
          </table:table-cell>
          <table:table-cell office:value-type="string" calcext:value-type="string">
            <text:p>https://artofproblemsolving.com/community/c3957_2006_imo_shortlist</text:p>
          </table:table-cell>
          <table:table-cell office:value-type="string" calcext:value-type="string">
            <text:p>A point $D$ is chosen on the side $AC$ of a triangle $ABC$ with $\angle C &lt; \angle A &lt; 90^\circ$ in such a way that $BD=BA$. <text:s/>The incircle of $ABC$ is tangent to $AB$ and $AC$ at points $K$ and $L$, respectively. <text:s/>Let $J$ be the incenter of triangle $BCD$. <text:s/>Prove that the line $KL$ intersects the line segment $AJ$ at its midpoint.</text:p>
          </table:table-cell>
          <table:table-cell/>
        </table:table-row>
        <table:table-row table:style-name="ro5">
          <table:table-cell office:value-type="string" calcext:value-type="string">
            <text:p>2006 IMO Shortlist</text:p>
          </table:table-cell>
          <table:table-cell office:value-type="float" office:value="2006" calcext:value-type="float">
            <text:p>2006</text:p>
          </table:table-cell>
          <table:table-cell office:value-type="float" office:value="5" calcext:value-type="float">
            <text:p>5</text:p>
          </table:table-cell>
          <table:table-cell office:value-type="string" calcext:value-type="string">
            <text:p>Dimitris Kontogiannis, Greece</text:p>
          </table:table-cell>
          <table:table-cell office:value-type="string" calcext:value-type="string">
            <text:p>In triangle $ABC$, let $J$ be the center of the excircle tangent to side $BC$ at $A_{1}$ and to the extensions of the sides $AC$ and $AB$ at $B_{1}$ and $C_{1}$ respectively. Suppose that the lines $A_{1}B_{1}$ and $AB$ are perpendicular and intersect at $D$. Let $E$ be the foot of the perpendicular from $C_{1}$ to line $DJ$. Determine the angles $\angle{BEA_{1}}$ and $\angle{AEB_{1}}$.</text:p>
          </table:table-cell>
          <table:table-cell office:value-type="string" calcext:value-type="string">
            <text:p>https://artofproblemsolving.com/community/c3957_2006_imo_shortlist</text:p>
          </table:table-cell>
          <table:table-cell office:value-type="string" calcext:value-type="string">
            <text:p>In triangle $ABC$, let $J$ be the center of the excircle tangent to side $BC$ at $A_{1}$ and to the extensions of the sides $AC$ and $AB$ at $B_{1}$ and $C_{1}$ respectively. Suppose that the lines $A_{1}B_{1}$ and $AB$ are perpendicular and intersect at $D$. Let $E$ be the foot of the perpendicular from $C_{1}$ to line $DJ$. Determine the angles $\angle{BEA_{1}}$ and $\angle{AEB_{1}}$.</text:p>
            <text:p/>
            <text:p>\textit{Proposed by Dimitris Kontogiannis, Greece}</text:p>
          </table:table-cell>
          <table:table-cell/>
        </table:table-row>
        <table:table-row table:style-name="ro7">
          <table:table-cell office:value-type="string" calcext:value-type="string">
            <text:p>2006 IMO Shortlist</text:p>
          </table:table-cell>
          <table:table-cell office:value-type="float" office:value="2006" calcext:value-type="float">
            <text:p>2006</text:p>
          </table:table-cell>
          <table:table-cell office:value-type="float" office:value="6" calcext:value-type="float">
            <text:p>6</text:p>
          </table:table-cell>
          <table:table-cell/>
          <table:table-cell office:value-type="string" calcext:value-type="string">
            <text:p>Circles $ w_{1}$ and $ w_{2}$ with centres $ O_{1}$ and $ O_{2}$ are externally tangent at point $ D$ and internally tangent to a circle $ w$ at points $ E$ and $ F$ respectively. Line $ t$ is the common tangent of $ w_{1}$ and $ w_{2}$ at $ D$. Let $ AB$ be the diameter of $ w$ perpendicular to $ t$, so that $ A, E, O_{1}$ are on the same side of $ t$. Prove that lines $ AO_{1}$, $ BO_{2}$, $ EF$ and $ t$ are concurrent.</text:p>
          </table:table-cell>
          <table:table-cell office:value-type="string" calcext:value-type="string">
            <text:p>https://artofproblemsolving.com/community/c3957_2006_imo_shortlist</text:p>
          </table:table-cell>
          <table:table-cell office:value-type="string" calcext:value-type="string">
            <text:p>Circles $ w_{1}$ and $ w_{2}$ with centres $ O_{1}$ and $ O_{2}$ are externally tangent at point $ D$ and internally tangent to a circle $ w$ at points $ E$ and $ F$ respectively. Line $ t$ is the common tangent of $ w_{1}$ and $ w_{2}$ at $ D$. Let $ AB$ be the diameter of $ w$ perpendicular to $ t$, so that $ A, E, O_{1}$ are on the same side of $ t$. Prove that lines $ AO_{1}$, $ BO_{2}$, $ EF$ and $ t$ are concurrent.</text:p>
          </table:table-cell>
          <table:table-cell/>
        </table:table-row>
        <table:table-row table:style-name="ro2">
          <table:table-cell office:value-type="string" calcext:value-type="string">
            <text:p>2006 IMO Shortlist</text:p>
          </table:table-cell>
          <table:table-cell office:value-type="float" office:value="2006" calcext:value-type="float">
            <text:p>2006</text:p>
          </table:table-cell>
          <table:table-cell office:value-type="float" office:value="7" calcext:value-type="float">
            <text:p>7</text:p>
          </table:table-cell>
          <table:table-cell office:value-type="string" calcext:value-type="string">
            <text:p>Tomas Jurik, Slovakia</text:p>
          </table:table-cell>
          <table:table-cell office:value-type="string" calcext:value-type="string">
            <text:p>In a triangle $ ABC$, let $ M_{a}$, $ M_{b}$, $ M_{c}$ be the midpoints of the sides $ BC$, $ CA$, $ AB$, respectively, and $ T_{a}$, $ T_{b}$, $ T_{c}$ be the midpoints of the arcs $ BC$, $ CA$, $ AB$ of the circumcircle of $ ABC$, not containing the vertices $ A$, $ B$, $ C$, respectively. For $ i \in \left\{a, b, c\right\}$, let $ w_{i}$ be the circle with $ M_{i}T_{i}$ as diameter. Let $ p_{i}$ be the common external common tangent to the circles $ w_{j}$ and $ w_{k}$ (for all $ \left\{i, j, k\right\}= \left\{a, b, c\right\}$) such that $ w_{i}$ lies on the opposite side of $ p_{i}$ than $ w_{j}$ and $ w_{k}$ do.</text:p>
            <text:p>Prove that the lines $ p_{a}$, $ p_{b}$, $ p_{c}$ form a triangle similar to $ ABC$ and find the ratio of similitude.</text:p>
          </table:table-cell>
          <table:table-cell office:value-type="string" calcext:value-type="string">
            <text:p>https://artofproblemsolving.com/community/c3957_2006_imo_shortlist</text:p>
          </table:table-cell>
          <table:table-cell office:value-type="string" calcext:value-type="string">
            <text:p>In a triangle $ ABC$, let $ M_{a}$, $ M_{b}$, $ M_{c}$ be the midpoints of the sides $ BC$, $ CA$, $ AB$, respectively, and $ T_{a}$, $ T_{b}$, $ T_{c}$ be the midpoints of the arcs $ BC$, $ CA$, $ AB$ of the circumcircle of $ ABC$, not containing the vertices $ A$, $ B$, $ C$, respectively. For $ i \in \left\{a, b, c\right\}$, let $ w_{i}$ be the circle with $ M_{i}T_{i}$ as diameter. Let $ p_{i}$ be the common external common tangent to the circles $ w_{j}$ and $ w_{k}$ (for all $ \left\{i, j, k\right\}= \left\{a, b, c\right\}$) such that $ w_{i}$ lies on the opposite side of $ p_{i}$ than $ w_{j}$ and $ w_{k}$ do.</text:p>
            <text:p>Prove that the lines $ p_{a}$, $ p_{b}$, $ p_{c}$ form a triangle similar to $ ABC$ and find the ratio of similitude.</text:p>
            <text:p/>
            <text:p>\textit{Proposed by Tomas Jurik, Slovakia}</text:p>
          </table:table-cell>
          <table:table-cell/>
        </table:table-row>
        <table:table-row table:style-name="ro7">
          <table:table-cell office:value-type="string" calcext:value-type="string">
            <text:p>2006 IMO Shortlist</text:p>
          </table:table-cell>
          <table:table-cell office:value-type="float" office:value="2006" calcext:value-type="float">
            <text:p>2006</text:p>
          </table:table-cell>
          <table:table-cell office:value-type="float" office:value="8" calcext:value-type="float">
            <text:p>8</text:p>
          </table:table-cell>
          <table:table-cell office:value-type="string" calcext:value-type="string">
            <text:p>Waldemar Pompe, Poland</text:p>
          </table:table-cell>
          <table:table-cell office:value-type="string" calcext:value-type="string">
            <text:p>Let $ABCD$ be a convex quadrilateral. A circle passing through the points $A$ and $D$ and a circle passing through the points $B$ and $C$ are externally tangent at a point $P$ inside the quadrilateral. Suppose that \[\angle{PAB}+\angle{PDC}\leq <text:s/>90^\circ\qquad\text{and}\qquad\angle{PBA}+\angle{PCD}\leq <text:s/>90^\circ.\] Prove that $AB+CD \geq <text:s/>BC+AD$.</text:p>
          </table:table-cell>
          <table:table-cell office:value-type="string" calcext:value-type="string">
            <text:p>https://artofproblemsolving.com/community/c3957_2006_imo_shortlist</text:p>
          </table:table-cell>
          <table:table-cell office:value-type="string" calcext:value-type="string">
            <text:p>Let $ABCD$ be a convex quadrilateral. A circle passing through the points $A$ and $D$ and a circle passing through the points $B$ and $C$ are externally tangent at a point $P$ inside the quadrilateral. Suppose that \[\angle{PAB}+\angle{PDC}\leq  90^\circ\qquad\text{and}\qquad\angle{PBA}+\angle{PCD}\leq  90^\circ.\] Prove that $AB+CD \geq  BC+AD$.</text:p>
            <text:p/>
            <text:p>\textit{Proposed by Waldemar Pompe, Poland}</text:p>
          </table:table-cell>
          <table:table-cell/>
        </table:table-row>
        <table:table-row table:style-name="ro3">
          <table:table-cell office:value-type="string" calcext:value-type="string">
            <text:p>2006 IMO Shortlist</text:p>
          </table:table-cell>
          <table:table-cell office:value-type="float" office:value="2006" calcext:value-type="float">
            <text:p>2006</text:p>
          </table:table-cell>
          <table:table-cell office:value-type="float" office:value="9" calcext:value-type="float">
            <text:p>9</text:p>
          </table:table-cell>
          <table:table-cell/>
          <table:table-cell office:value-type="string" calcext:value-type="string">
            <text:p>Points $ A_{1}$, $ B_{1}$, $ C_{1}$ are chosen on the sides $ BC$, $ CA$, $ AB$ of a triangle $ ABC$ respectively. The circumcircles of triangles $ AB_{1}C_{1}$, $ BC_{1}A_{1}$, $ CA_{1}B_{1}$ intersect the circumcircle of triangle $ ABC$ again at points $ A_{2}$, $ B_{2}$, $ C_{2}$ respectively <text:s/>($ A_{2}\neq A, B_{2}\neq B, C_{2}\neq C$). <text:s/>Points $ A_{3}$, $ B_{3}$, $ C_{3}$ are symmetric to $ A_{1}$, $ B_{1}$, $ C_{1}$ with respect to the midpoints of the sides $ BC$, $ CA$, $ AB$ respectively. Prove that the triangles $ A_{2}B_{2}C_{2}$ and $ A_{3}B_{3}C_{3}$ are similar.</text:p>
          </table:table-cell>
          <table:table-cell office:value-type="string" calcext:value-type="string">
            <text:p>https://artofproblemsolving.com/community/c3957_2006_imo_shortlist</text:p>
          </table:table-cell>
          <table:table-cell office:value-type="string" calcext:value-type="string">
            <text:p>Points $ A_{1}$, $ B_{1}$, $ C_{1}$ are chosen on the sides $ BC$, $ CA$, $ AB$ of a triangle $ ABC$ respectively. The circumcircles of triangles $ AB_{1}C_{1}$, $ BC_{1}A_{1}$, $ CA_{1}B_{1}$ intersect the circumcircle of triangle $ ABC$ again at points $ A_{2}$, $ B_{2}$, $ C_{2}$ respectively <text:s/>($ A_{2}\neq A, B_{2}\neq B, C_{2}\neq C$). <text:s/>Points $ A_{3}$, $ B_{3}$, $ C_{3}$ are symmetric to $ A_{1}$, $ B_{1}$, $ C_{1}$ with respect to the midpoints of the sides $ BC$, $ CA$, $ AB$ respectively. Prove that the triangles $ A_{2}B_{2}C_{2}$ and $ A_{3}B_{3}C_{3}$ are similar.</text:p>
          </table:table-cell>
          <table:table-cell/>
        </table:table-row>
        <table:table-row table:style-name="ro4">
          <table:table-cell office:value-type="string" calcext:value-type="string">
            <text:p>2006 IMO Shortlist</text:p>
          </table:table-cell>
          <table:table-cell office:value-type="float" office:value="2006" calcext:value-type="float">
            <text:p>2006</text:p>
          </table:table-cell>
          <table:table-cell office:value-type="float" office:value="10" calcext:value-type="float">
            <text:p>10</text:p>
          </table:table-cell>
          <table:table-cell/>
          <table:table-cell office:value-type="string" calcext:value-type="string">
            <text:p>Assign to each side $b$ of a convex polygon $P$ the maximum area of a triangle that has $b$ as a side and is contained in $P$. Show that the sum of the areas assigned to the sides of $P$ is at least twice the area of $P$.</text:p>
          </table:table-cell>
          <table:table-cell office:value-type="string" calcext:value-type="string">
            <text:p>https://artofproblemsolving.com/community/c3957_2006_imo_shortlist</text:p>
          </table:table-cell>
          <table:table-cell office:value-type="string" calcext:value-type="string">
            <text:p>Assign to each side $b$ of a convex polygon $P$ the maximum area of a triangle that has $b$ as a side and is contained in $P$. Show that the sum of the areas assigned to the sides of $P$ is at least twice the area of $P$.</text:p>
          </table:table-cell>
          <table:table-cell/>
        </table:table-row>
        <table:table-row table:style-name="ro1">
          <table:table-cell office:value-type="string" calcext:value-type="string">
            <text:p>2006 IMO Shortlist</text:p>
          </table:table-cell>
          <table:table-cell office:value-type="float" office:value="2006" calcext:value-type="float">
            <text:p>2006</text:p>
          </table:table-cell>
          <table:table-cell office:value-type="float" office:value="1" calcext:value-type="float">
            <text:p>1</text:p>
          </table:table-cell>
          <table:table-cell/>
          <table:table-cell office:value-type="string" calcext:value-type="string">
            <text:p>Determine all pairs $(x, y)$ of integers such that \[1+2^{x}+2^{2x+1}= y^{2}.\]</text:p>
          </table:table-cell>
          <table:table-cell office:value-type="string" calcext:value-type="string">
            <text:p>https://artofproblemsolving.com/community/c3957_2006_imo_shortlist</text:p>
          </table:table-cell>
          <table:table-cell office:value-type="string" calcext:value-type="string">
            <text:p>Determine all pairs $(x, y)$ of integers such that \[1+2^{x}+2^{2x+1}= y^{2}.\]</text:p>
          </table:table-cell>
          <table:table-cell/>
        </table:table-row>
        <table:table-row table:style-name="ro13">
          <table:table-cell office:value-type="string" calcext:value-type="string">
            <text:p>2006 IMO Shortlist</text:p>
          </table:table-cell>
          <table:table-cell office:value-type="float" office:value="2006" calcext:value-type="float">
            <text:p>2006</text:p>
          </table:table-cell>
          <table:table-cell office:value-type="float" office:value="2" calcext:value-type="float">
            <text:p>2</text:p>
          </table:table-cell>
          <table:table-cell office:value-type="string" calcext:value-type="string">
            <text:p>J.P. Grossman, Canada</text:p>
          </table:table-cell>
          <table:table-cell office:value-type="string" calcext:value-type="string">
            <text:p>For $ x \in (0, 1)$ let $ y \in (0, 1)$ be the number whose $ n$-th digit after the decimal point is the $ 2^{n}$-th digit after the decimal point of $ x$. Show that if $ x$ is rational then so is $ y$.</text:p>
          </table:table-cell>
          <table:table-cell office:value-type="string" calcext:value-type="string">
            <text:p>https://artofproblemsolving.com/community/c3957_2006_imo_shortlist</text:p>
          </table:table-cell>
          <table:table-cell office:value-type="string" calcext:value-type="string">
            <text:p>For $ x \in (0, 1)$ let $ y \in (0, 1)$ be the number whose $ n$-th digit after the decimal point is the $ 2^{n}$-th digit after the decimal point of $ x$. Show that if $ x$ is rational then so is $ y$.</text:p>
            <text:p/>
            <text:p>\textit{Proposed by J.P. Grossman, Canada}</text:p>
          </table:table-cell>
          <table:table-cell/>
        </table:table-row>
        <table:table-row table:style-name="ro2">
          <table:table-cell office:value-type="string" calcext:value-type="string">
            <text:p>2006 IMO Shortlist</text:p>
          </table:table-cell>
          <table:table-cell office:value-type="float" office:value="2006" calcext:value-type="float">
            <text:p>2006</text:p>
          </table:table-cell>
          <table:table-cell office:value-type="float" office:value="3" calcext:value-type="float">
            <text:p>3</text:p>
          </table:table-cell>
          <table:table-cell office:value-type="string" calcext:value-type="string">
            <text:p>Johan Meyer, South Africa</text:p>
          </table:table-cell>
          <table:table-cell office:value-type="string" calcext:value-type="string">
            <text:p>We define a sequence $ \left(a_{1},a_{2},a_{3},\ldots \right)$ by</text:p>
            <text:p>\[ a_{n} = \frac {1}{n}\left(\left\lfloor\frac {n}{1}\right\rfloor + \left\lfloor\frac {n}{2}\right\rfloor + \cdots + \left\lfloor\frac {n}{n}\right\rfloor\right),</text:p>
            <text:p>\] where $\lfloor x\rfloor$ denotes the integer part of $x$.</text:p>
            <text:p/>
            <text:p>\textbf{a)} Prove that $a_{n+1}&gt;a_n$ infinitely often.</text:p>
            <text:p>\textbf{b)} Prove that $a_{n+1}&lt;a_n$ infinitely often.</text:p>
          </table:table-cell>
          <table:table-cell office:value-type="string" calcext:value-type="string">
            <text:p>https://artofproblemsolving.com/community/c3957_2006_imo_shortlist</text:p>
          </table:table-cell>
          <table:table-cell office:value-type="string" calcext:value-type="string">
            <text:p>We define a sequence $ \left(a_{1},a_{2},a_{3},\ldots \right)$ by</text:p>
            <text:p>\[ a_{n} = \frac {1}{n}\left(\left\lfloor\frac {n}{1}\right\rfloor + \left\lfloor\frac {n}{2}\right\rfloor + \cdots + \left\lfloor\frac {n}{n}\right\rfloor\right),</text:p>
            <text:p>\] where $\lfloor x\rfloor$ denotes the integer part of $x$.</text:p>
            <text:p/>
            <text:p>\textbf{a)} Prove that $a_{n+1}&gt;a_n$ infinitely often.</text:p>
            <text:p>\textbf{b)} Prove that $a_{n+1}&lt;a_n$ infinitely often.</text:p>
            <text:p/>
            <text:p>\textit{Proposed by Johan Meyer, South Africa}</text:p>
          </table:table-cell>
          <table:table-cell/>
        </table:table-row>
        <table:table-row table:style-name="ro4">
          <table:table-cell office:value-type="string" calcext:value-type="string">
            <text:p>2006 IMO Shortlist</text:p>
          </table:table-cell>
          <table:table-cell office:value-type="float" office:value="2006" calcext:value-type="float">
            <text:p>2006</text:p>
          </table:table-cell>
          <table:table-cell office:value-type="float" office:value="4" calcext:value-type="float">
            <text:p>4</text:p>
          </table:table-cell>
          <table:table-cell/>
          <table:table-cell office:value-type="string" calcext:value-type="string">
            <text:p>Let $P(x)$ be a polynomial of degree $n &gt; 1$ with integer coefficients and let $k$ be a positive integer. Consider the polynomial $Q(x) = P(P(\ldots P(P(x)) \ldots ))$, where $P$ occurs $k$ times. Prove that there are at most $n$ integers $t$ such that $Q(t) = t$.</text:p>
          </table:table-cell>
          <table:table-cell office:value-type="string" calcext:value-type="string">
            <text:p>https://artofproblemsolving.com/community/c3957_2006_imo_shortlist</text:p>
          </table:table-cell>
          <table:table-cell office:value-type="string" calcext:value-type="string">
            <text:p>Let $P(x)$ be a polynomial of degree $n &gt; 1$ with integer coefficients and let $k$ be a positive integer. Consider the polynomial $Q(x) = P(P(\ldots P(P(x)) \ldots ))$, where $P$ occurs $k$ times. Prove that there are at most $n$ integers $t$ such that $Q(t) = t$.</text:p>
          </table:table-cell>
          <table:table-cell/>
        </table:table-row>
        <table:table-row table:style-name="ro1">
          <table:table-cell office:value-type="string" calcext:value-type="string">
            <text:p>2006 IMO Shortlist</text:p>
          </table:table-cell>
          <table:table-cell office:value-type="float" office:value="2006" calcext:value-type="float">
            <text:p>2006</text:p>
          </table:table-cell>
          <table:table-cell office:value-type="float" office:value="5" calcext:value-type="float">
            <text:p>5</text:p>
          </table:table-cell>
          <table:table-cell/>
          <table:table-cell office:value-type="string" calcext:value-type="string">
            <text:p>Find all integer solutions of the equation \[\frac {x^{7} - 1}{x - 1} = y^{5} - 1.\]</text:p>
          </table:table-cell>
          <table:table-cell office:value-type="string" calcext:value-type="string">
            <text:p>https://artofproblemsolving.com/community/c3957_2006_imo_shortlist</text:p>
          </table:table-cell>
          <table:table-cell office:value-type="string" calcext:value-type="string">
            <text:p>Find all integer solutions of the equation \[\frac {x^{7} - 1}{x - 1} = y^{5} - 1.\]</text:p>
          </table:table-cell>
          <table:table-cell/>
        </table:table-row>
        <table:table-row table:style-name="ro3">
          <table:table-cell office:value-type="string" calcext:value-type="string">
            <text:p>2006 IMO Shortlist</text:p>
          </table:table-cell>
          <table:table-cell office:value-type="float" office:value="2006" calcext:value-type="float">
            <text:p>2006</text:p>
          </table:table-cell>
          <table:table-cell office:value-type="float" office:value="6" calcext:value-type="float">
            <text:p>6</text:p>
          </table:table-cell>
          <table:table-cell office:value-type="string" calcext:value-type="string">
            <text:p>Zoran Sunic, USA</text:p>
          </table:table-cell>
          <table:table-cell office:value-type="string" calcext:value-type="string">
            <text:p>Let $ a &gt; b &gt; 1$ be relatively prime positive integers. Define the weight of an integer $ c$, denoted by $ w(c)$ to be the minimal possible value of $ |x| + |y|$ taken over all pairs of integers $ x$ and $ y$ such that \[ax + by = c.\] An integer $ c$ is called a \textit{local champion }if $ w(c) \geq w(c \pm a)$ and $ w(c) \geq w(c \pm b)$.</text:p>
            <text:p/>
            <text:p>Find all local champions and determine their number.</text:p>
          </table:table-cell>
          <table:table-cell office:value-type="string" calcext:value-type="string">
            <text:p>https://artofproblemsolving.com/community/c3957_2006_imo_shortlist</text:p>
          </table:table-cell>
          <table:table-cell office:value-type="string" calcext:value-type="string">
            <text:p>Let $ a &gt; b &gt; 1$ be relatively prime positive integers. Define the weight of an integer $ c$, denoted by $ w(c)$ to be the minimal possible value of $ |x| + |y|$ taken over all pairs of integers $ x$ and $ y$ such that \[ax + by = c.\] An integer $ c$ is called a \textit{local champion }if $ w(c) \geq w(c \pm a)$ and $ w(c) \geq w(c \pm b)$.</text:p>
            <text:p/>
            <text:p>Find all local champions and determine their number.</text:p>
            <text:p/>
            <text:p>\textit{Proposed by Zoran Sunic, USA}</text:p>
          </table:table-cell>
          <table:table-cell/>
        </table:table-row>
        <table:table-row table:style-name="ro4">
          <table:table-cell office:value-type="string" calcext:value-type="string">
            <text:p>2006 IMO Shortlist</text:p>
          </table:table-cell>
          <table:table-cell office:value-type="float" office:value="2006" calcext:value-type="float">
            <text:p>2006</text:p>
          </table:table-cell>
          <table:table-cell office:value-type="float" office:value="7" calcext:value-type="float">
            <text:p>7</text:p>
          </table:table-cell>
          <table:table-cell office:value-type="string" calcext:value-type="string">
            <text:p>Juhan Aru, Estonia</text:p>
          </table:table-cell>
          <table:table-cell office:value-type="string" calcext:value-type="string">
            <text:p>For all positive integers $n$, show that there exists a positive integer $m$ such that $n$ divides $2^{m} + m$.</text:p>
          </table:table-cell>
          <table:table-cell office:value-type="string" calcext:value-type="string">
            <text:p>https://artofproblemsolving.com/community/c3957_2006_imo_shortlist</text:p>
          </table:table-cell>
          <table:table-cell office:value-type="string" calcext:value-type="string">
            <text:p>For all positive integers $n$, show that there exists a positive integer $m$ such that $n$ divides $2^{m} + m$.</text:p>
            <text:p/>
            <text:p>\textit{Proposed by Juhan Aru, Estonia}</text:p>
          </table:table-cell>
          <table:table-cell/>
        </table:table-row>
        <table:table-row table:style-name="ro4">
          <table:table-cell office:value-type="string" calcext:value-type="string">
            <text:p>2005 IMO Shortlist</text:p>
          </table:table-cell>
          <table:table-cell office:value-type="float" office:value="2005" calcext:value-type="float">
            <text:p>2005</text:p>
          </table:table-cell>
          <table:table-cell office:value-type="float" office:value="1" calcext:value-type="float">
            <text:p>1</text:p>
          </table:table-cell>
          <table:table-cell/>
          <table:table-cell office:value-type="string" calcext:value-type="string">
            <text:p>Find all pairs of integers $a,b$ for which there exists a polynomial $P(x) \in \mathbb{Z}[X]$ such that product $(x^2+ax+b)\cdot P(x)$ is a polynomial of a form \[ x^n+c_{n-1}x^{n-1}+\cdots+c_1x+c_0 <text:s/>\] where each of $c_0,c_1,\ldots,c_{n-1}$ is equal to $1$ or $-1$.</text:p>
          </table:table-cell>
          <table:table-cell office:value-type="string" calcext:value-type="string">
            <text:p>https://artofproblemsolving.com/community/c3956_2005_imo_shortlist</text:p>
          </table:table-cell>
          <table:table-cell office:value-type="string" calcext:value-type="string">
            <text:p>Find all pairs of integers $a,b$ for which there exists a polynomial $P(x) \in \mathbb{Z}[X]$ such that product $(x^2+ax+b)\cdot P(x)$ is a polynomial of a form \[ x^n+c_{n-1}x^{n-1}+\cdots+c_1x+c_0 <text:s/>\] where each of $c_0,c_1,\ldots,c_{n-1}$ is equal to $1$ or $-1$.</text:p>
          </table:table-cell>
          <table:table-cell/>
        </table:table-row>
        <table:table-row table:style-name="ro3">
          <table:table-cell office:value-type="string" calcext:value-type="string">
            <text:p>2005 IMO Shortlist</text:p>
          </table:table-cell>
          <table:table-cell office:value-type="float" office:value="2005" calcext:value-type="float">
            <text:p>2005</text:p>
          </table:table-cell>
          <table:table-cell office:value-type="float" office:value="2" calcext:value-type="float">
            <text:p>2</text:p>
          </table:table-cell>
          <table:table-cell office:value-type="string" calcext:value-type="string">
            <text:p>Nikolai Nikolov, Bulgaria</text:p>
          </table:table-cell>
          <table:table-cell office:value-type="string" calcext:value-type="string">
            <text:p>We denote by $\mathbb{R}^+$ the set of all positive real numbers.</text:p>
            <text:p/>
            <text:p>Find all functions $f: \mathbb R^ + \rightarrow\mathbb R^ +$ which have the property:</text:p>
            <text:p>\[f(x)f(y)=2f(x+yf(x))\]</text:p>
            <text:p>for all positive real numbers $x$ and $y$.</text:p>
          </table:table-cell>
          <table:table-cell office:value-type="string" calcext:value-type="string">
            <text:p>https://artofproblemsolving.com/community/c3956_2005_imo_shortlist</text:p>
          </table:table-cell>
          <table:table-cell office:value-type="string" calcext:value-type="string">
            <text:p>We denote by $\mathbb{R}^+$ the set of all positive real numbers.</text:p>
            <text:p/>
            <text:p>Find all functions $f: \mathbb R^ + \rightarrow\mathbb R^ +$ which have the property:</text:p>
            <text:p>\[f(x)f(y)=2f(x+yf(x))\]</text:p>
            <text:p>for all positive real numbers $x$ and $y$.</text:p>
            <text:p/>
            <text:p>\textit{Proposed by Nikolai Nikolov, Bulgaria}</text:p>
          </table:table-cell>
          <table:table-cell/>
        </table:table-row>
        <table:table-row table:style-name="ro4">
          <table:table-cell office:value-type="string" calcext:value-type="string">
            <text:p>2005 IMO Shortlist</text:p>
          </table:table-cell>
          <table:table-cell office:value-type="float" office:value="2005" calcext:value-type="float">
            <text:p>2005</text:p>
          </table:table-cell>
          <table:table-cell office:value-type="float" office:value="3" calcext:value-type="float">
            <text:p>3</text:p>
          </table:table-cell>
          <table:table-cell/>
          <table:table-cell office:value-type="string" calcext:value-type="string">
            <text:p>Four real numbers $ p$, $ q$, $ r$, $ s$ satisfy $ p+q+r+s = 9$ and $ p^{2}+q^{2}+r^{2}+s^{2}= 21$. Prove that there exists a permutation $ \left(a,b,c,d\right)$ of $ \left(p,q,r,s\right)$ such that $ ab-cd \geq 2$.</text:p>
          </table:table-cell>
          <table:table-cell office:value-type="string" calcext:value-type="string">
            <text:p>https://artofproblemsolving.com/community/c3956_2005_imo_shortlist</text:p>
          </table:table-cell>
          <table:table-cell office:value-type="string" calcext:value-type="string">
            <text:p>Four real numbers $ p$, $ q$, $ r$, $ s$ satisfy $ p+q+r+s = 9$ and $ p^{2}+q^{2}+r^{2}+s^{2}= 21$. Prove that there exists a permutation $ \left(a,b,c,d\right)$ of $ \left(p,q,r,s\right)$ such that $ ab-cd \geq 2$.</text:p>
          </table:table-cell>
          <table:table-cell/>
        </table:table-row>
        <table:table-row table:style-name="ro4">
          <table:table-cell office:value-type="string" calcext:value-type="string">
            <text:p>2005 IMO Shortlist</text:p>
          </table:table-cell>
          <table:table-cell office:value-type="float" office:value="2005" calcext:value-type="float">
            <text:p>2005</text:p>
          </table:table-cell>
          <table:table-cell office:value-type="float" office:value="4" calcext:value-type="float">
            <text:p>4</text:p>
          </table:table-cell>
          <table:table-cell office:value-type="string" calcext:value-type="string">
            <text:p>B.J. Venkatachala, India</text:p>
          </table:table-cell>
          <table:table-cell office:value-type="string" calcext:value-type="string">
            <text:p>Find all functions $ f: \mathbb{R}\to\mathbb{R}$ such that $ f(x+y)+f(x)f(y)=f(xy)+2xy+1$ for all real numbers $ x$ and $ y$.</text:p>
          </table:table-cell>
          <table:table-cell office:value-type="string" calcext:value-type="string">
            <text:p>https://artofproblemsolving.com/community/c3956_2005_imo_shortlist</text:p>
          </table:table-cell>
          <table:table-cell office:value-type="string" calcext:value-type="string">
            <text:p>Find all functions $ f: \mathbb{R}\to\mathbb{R}$ such that $ f(x+y)+f(x)f(y)=f(xy)+2xy+1$ for all real numbers $ x$ and $ y$.</text:p>
            <text:p/>
            <text:p>\textit{Proposed by B.J. Venkatachala, India}</text:p>
          </table:table-cell>
          <table:table-cell/>
        </table:table-row>
        <table:table-row table:style-name="ro4">
          <table:table-cell office:value-type="string" calcext:value-type="string">
            <text:p>2005 IMO Shortlist</text:p>
          </table:table-cell>
          <table:table-cell office:value-type="float" office:value="2005" calcext:value-type="float">
            <text:p>2005</text:p>
          </table:table-cell>
          <table:table-cell office:value-type="float" office:value="5" calcext:value-type="float">
            <text:p>5</text:p>
          </table:table-cell>
          <table:table-cell office:value-type="string" calcext:value-type="string">
            <text:p>Hojoo Lee, Korea</text:p>
          </table:table-cell>
          <table:table-cell office:value-type="string" calcext:value-type="string">
            <text:p>Let $x,y,z$ be three positive reals such that $xyz\geq 1$. Prove that</text:p>
            <text:p>\[ \frac { x^5-x^2 }{x^5+y^2+z^2} + \frac {y^5-y^2}{x^2+y^5+z^2} + \frac {z^5-z^2}{x^2+y^2+z^5} \geq 0 . \]</text:p>
          </table:table-cell>
          <table:table-cell office:value-type="string" calcext:value-type="string">
            <text:p>https://artofproblemsolving.com/community/c3956_2005_imo_shortlist</text:p>
          </table:table-cell>
          <table:table-cell office:value-type="string" calcext:value-type="string">
            <text:p>Let $x,y,z$ be three positive reals such that $xyz\geq 1$. Prove that</text:p>
            <text:p>\[ \frac { x^5-x^2 }{x^5+y^2+z^2} + \frac {y^5-y^2}{x^2+y^5+z^2} + \frac {z^5-z^2}{x^2+y^2+z^5} \geq 0 . \]</text:p>
            <text:p>\textit{Hojoo Lee, Korea}</text:p>
          </table:table-cell>
          <table:table-cell/>
        </table:table-row>
        <table:table-row table:style-name="ro23">
          <table:table-cell office:value-type="string" calcext:value-type="string">
            <text:p>2005 IMO Shortlist</text:p>
          </table:table-cell>
          <table:table-cell office:value-type="float" office:value="2005" calcext:value-type="float">
            <text:p>2005</text:p>
          </table:table-cell>
          <table:table-cell table:number-columns-repeated="2"/>
          <table:table-cell office:value-type="string" calcext:value-type="string">
            <text:p>Click for solution</text:p>
            <text:p/>
            <text:p>We begin by using the standard trick to reduce the problem to the case $xyz=1$. We make the replacements $x=\ell x'$, $y=\ell y'$, $z=\ell z'$, with $x'y'z'=1$, and $\ell \geq 1$. The inequality becomes</text:p>
            <text:p>\[ 3 - \left( \sum { \ell^2 x'^2 } \right) \cdot \left ( \sum \frac 1 { \ell^5 x'^5 + \ell^2 ( y'^2+z'^2 ) } \right) \geq 0 . \]</text:p>
            <text:p>We denote the LHS from the above inequality with $f(\ell)$, $f:[1,+\infty) \to \mathbb{R}$. We work a little bit on the algebra to get a nicer expression for the function $f$:</text:p>
            <text:p/>
            <text:p>\begin{eqnarray*}</text:p>
            <text:p> f(\ell ) &amp;=&amp; 3 - \ell^2 \left( \sum x'^2 \right) \cdot \frac 1{\ell^2 } \left ( \sum \frac 1 { \ell^3 x'^5 + y'^2 + z'^2 } \right) \\</text:p>
            <text:p> \ &amp;=&amp; 3 - C \cdot \left (  \frac 1 { \ell^3 x'^5 + y'^2 + z'^2 } +  \frac 1 { \ell^3 y'^5 + z'^2 + x'^2 } +  \frac 1 { \ell^3 z'^5 + x'^2 + y'^2 } \right) \\</text:p>
            <text:p>\end{eqnarray*}</text:p>
            <text:p>where $C=\sum x'^2$ is a positive constant. It is easy to see that each of the functions $\ell \mapsto \dfrac 1 { \ell^3 x'^5 + y'^2 + z'^2 }$ is decreasing, so $f$ is an increasing function. So it is enough to prove that $f(1) \geq 0$.</text:p>
            <text:p/>
            <text:p>We again use a standard trick to get rid of the constraint $x'y'z'=1$ namely we replace them respectively by $\dfrac {bc}{a^2}$, $\dfrac {ca}{b^2}$, $\dfrac{ab}{c^2}$. The inequality then becomes</text:p>
            <text:p/>
            <text:p>\[ 3 \geq \left( \sum  \frac { b^2c^2 }{a^4 }  \right) \cdot \left( \sum \frac 1 { \displaystyle \frac {b^5c^5}{a^{10}} + \frac {c^2a^2}{b^4} + \frac {a^2b^2}{c^4} } \right) \Leftrightarrow \]</text:p>
            <text:p>\[ 3 \geq \frac 1{a^4b^4c^4} \left( \sum {b^6c^6} \right) \cdot \left( \sum \frac { a^{10}b^4c^4 }{ b^9c^9 + c^6a^{12} + b^6 a^{12} } \right)  \ \Leftrightarrow \]</text:p>
            <text:p>\[ 3 \geq \left( \sum b^6 c^6 \right) \cdot \left( \sum \frac { a^6 }{ b^9c^9 + c^6a^{12} + b^6 a^{12} } \right)  \ \Leftrightarrow \]</text:p>
            <text:p>\[ 3 \geq  ( n^2p^2 + p^2 m^2 + m^2n^2 ) \cdot \left( \sum \frac {m^2}{n^3p^3 + p^2m^4 + n^2 m^4 } \right) , \]</text:p>
            <text:p>where we denoted $a^3,b^3,c^3$ with $m,n,p$ respectively.</text:p>
            <text:p/>
            <text:p>At this point we have a sum of squares in the RHS, which is very hard to majorate. So we must turn our attention to the sum of the fractions, namely to try to minorate the denominator. After a few trials one finds that</text:p>
            <text:p>\[ (n^3p^3 + p^2m^4 + n^2 m^4 )( np + p^2 + n^2 ) \geq ( n^2p^2 + p^2 m^2 + m^2n^2 )^2 \] from Cauchy. Using this minoration we have to prove that</text:p>
            <text:p>\[ 3 \geq \frac  {  \sum ( m^2np + m^2p^2 + m^2n^2 ) } { \sum  n^2p^2 } \] which is obviously true as \[\sum n^2p^2 \geq \sum (mn)(mp) \Leftrightarrow \frac 12 \left ( \sum (mn-mp)^2 \right) \geq 0 . \]</text:p>
          </table:table-cell>
          <table:table-cell office:value-type="string" calcext:value-type="string">
            <text:p>https://artofproblemsolving.com/community/c3956_2005_imo_shortlist</text:p>
          </table:table-cell>
          <table:table-cell office:value-type="string" calcext:value-type="string">
            <text:p>Click for solution</text:p>
            <text:p/>
            <text:p>We begin by using the standard trick to reduce the problem to the case $xyz=1$. We make the replacements $x=\ell x'$, $y=\ell y'$, $z=\ell z'$, with $x'y'z'=1$, and $\ell \geq 1$. The inequality becomes</text:p>
            <text:p>\[ 3 - \left( \sum { \ell^2 x'^2 } \right) \cdot \left ( \sum \frac 1 { \ell^5 x'^5 + \ell^2 ( y'^2+z'^2 ) } \right) \geq 0 . \]</text:p>
            <text:p>We denote the LHS from the above inequality with $f(\ell)$, $f:[1,+\infty) \to \mathbb{R}$. We work a little bit on the algebra to get a nicer expression for the function $f$:</text:p>
            <text:p/>
            <text:p>\begin{eqnarray*}</text:p>
            <text:p> f(\ell ) &amp;=&amp; 3 - \ell^2 \left( \sum x'^2 \right) \cdot \frac 1{\ell^2 } \left ( \sum \frac 1 { \ell^3 x'^5 + y'^2 + z'^2 } \right) \\</text:p>
            <text:p> \ &amp;=&amp; 3 - C \cdot \left (  \frac 1 { \ell^3 x'^5 + y'^2 + z'^2 } +  \frac 1 { \ell^3 y'^5 + z'^2 + x'^2 } +  \frac 1 { \ell^3 z'^5 + x'^2 + y'^2 } \right) \\</text:p>
            <text:p>\end{eqnarray*}</text:p>
            <text:p>where $C=\sum x'^2$ is a positive constant. It is easy to see that each of the functions $\ell \mapsto \dfrac 1 { \ell^3 x'^5 + y'^2 + z'^2 }$ is decreasing, so $f$ is an increasing function. So it is enough to prove that $f(1) \geq 0$.</text:p>
            <text:p/>
            <text:p>We again use a standard trick to get rid of the constraint $x'y'z'=1$ namely we replace them respectively by $\dfrac {bc}{a^2}$, $\dfrac {ca}{b^2}$, $\dfrac{ab}{c^2}$. The inequality then becomes</text:p>
            <text:p/>
            <text:p>\[ 3 \geq \left( \sum  \frac { b^2c^2 }{a^4 }  \right) \cdot \left( \sum \frac 1 { \displaystyle \frac {b^5c^5}{a^{10}} + \frac {c^2a^2}{b^4} + \frac {a^2b^2}{c^4} } \right) \Leftrightarrow \]</text:p>
            <text:p>\[ 3 \geq \frac 1{a^4b^4c^4} \left( \sum {b^6c^6} \right) \cdot \left( \sum \frac { a^{10}b^4c^4 }{ b^9c^9 + c^6a^{12} + b^6 a^{12} } \right)  \ \Leftrightarrow \]</text:p>
            <text:p>\[ 3 \geq \left( \sum b^6 c^6 \right) \cdot \left( \sum \frac { a^6 }{ b^9c^9 + c^6a^{12} + b^6 a^{12} } \right)  \ \Leftrightarrow \]</text:p>
            <text:p>\[ 3 \geq  ( n^2p^2 + p^2 m^2 + m^2n^2 ) \cdot \left( \sum \frac {m^2}{n^3p^3 + p^2m^4 + n^2 m^4 } \right) , \]</text:p>
            <text:p>where we denoted $a^3,b^3,c^3$ with $m,n,p$ respectively.</text:p>
            <text:p/>
            <text:p>At this point we have a sum of squares in the RHS, which is very hard to majorate. So we must turn our attention to the sum of the fractions, namely to try to minorate the denominator. After a few trials one finds that</text:p>
            <text:p>\[ (n^3p^3 + p^2m^4 + n^2 m^4 )( np + p^2 + n^2 ) \geq ( n^2p^2 + p^2 m^2 + m^2n^2 )^2 \] from Cauchy. Using this minoration we have to prove that</text:p>
            <text:p>\[ 3 \geq \frac  {  \sum ( m^2np + m^2p^2 + m^2n^2 ) } { \sum  n^2p^2 } \] which is obviously true as \[\sum n^2p^2 \geq \sum (mn)(mp) \Leftrightarrow \frac 12 \left ( \sum (mn-mp)^2 \right) \geq 0 . \]</text:p>
          </table:table-cell>
          <table:table-cell/>
        </table:table-row>
        <table:table-row table:style-name="ro5">
          <table:table-cell office:value-type="string" calcext:value-type="string">
            <text:p>2005 IMO Shortlist</text:p>
          </table:table-cell>
          <table:table-cell office:value-type="float" office:value="2005" calcext:value-type="float">
            <text:p>2005</text:p>
          </table:table-cell>
          <table:table-cell office:value-type="float" office:value="1" calcext:value-type="float">
            <text:p>1</text:p>
          </table:table-cell>
          <table:table-cell office:value-type="string" calcext:value-type="string">
            <text:p>Australia</text:p>
          </table:table-cell>
          <table:table-cell office:value-type="string" calcext:value-type="string">
            <text:p>A house has an even number of lamps distributed among its rooms in such a way that there are at least three lamps in every room. Each lamp shares a switch with exactly one other lamp, not necessarily from the same room. Each change in the switch shared by two lamps changes their states simultaneously. Prove that for every initial state of the lamps there exists a sequence of changes in some of the switches at the end of which each room contains lamps which are on as well as lamps which are off.</text:p>
          </table:table-cell>
          <table:table-cell office:value-type="string" calcext:value-type="string">
            <text:p>https://artofproblemsolving.com/community/c3956_2005_imo_shortlist</text:p>
          </table:table-cell>
          <table:table-cell office:value-type="string" calcext:value-type="string">
            <text:p>A house has an even number of lamps distributed among its rooms in such a way that there are at least three lamps in every room. Each lamp shares a switch with exactly one other lamp, not necessarily from the same room. Each change in the switch shared by two lamps changes their states simultaneously. Prove that for every initial state of the lamps there exists a sequence of changes in some of the switches at the end of which each room contains lamps which are on as well as lamps which are off.</text:p>
            <text:p/>
            <text:p>\textit{Proposed by Australia}</text:p>
          </table:table-cell>
          <table:table-cell/>
        </table:table-row>
        <table:table-row table:style-name="ro16">
          <table:table-cell office:value-type="string" calcext:value-type="string">
            <text:p>2005 IMO Shortlist</text:p>
          </table:table-cell>
          <table:table-cell office:value-type="float" office:value="2005" calcext:value-type="float">
            <text:p>2005</text:p>
          </table:table-cell>
          <table:table-cell office:value-type="float" office:value="2" calcext:value-type="float">
            <text:p>2</text:p>
          </table:table-cell>
          <table:table-cell/>
          <table:table-cell office:value-type="string" calcext:value-type="string">
            <text:p>This ISL 2005 problem has not been used in any TST I know. A pity, since it is a nice problem, but in its shortlist formulation, it is absolutely incomprehensible. Here is a mathematical restatement of the problem:</text:p>
            <text:p/>
            <text:p>Let $k$ be a nonnegative integer.</text:p>
            <text:p/>
            <text:p>A forest consists of rooted (i. e. oriented) trees. Each vertex of the forest is either a leaf or has two successors. A vertex $v$ is called an \textit{extended successor} of a vertex $u$ if there is a chain of vertices $u_{0}=u$, $u_{1}$, $u_{2}$, ..., $u_{t-1}$, $u_{t}=v$ with $t&gt;0$ such that the vertex $u_{i+1}$ is a successor of the vertex $u_{i}$ for every integer $i$ with $0\leq i\leq t-1$. A vertex is called \textit{dynastic} if it has two successors and each of these successors has at least $k$ extended successors.</text:p>
            <text:p/>
            <text:p>Prove that if the forest has $n$ vertices, then there are at most $\frac{n}{k+2}$ dynastic vertices.</text:p>
          </table:table-cell>
          <table:table-cell office:value-type="string" calcext:value-type="string">
            <text:p>https://artofproblemsolving.com/community/c3956_2005_imo_shortlist</text:p>
          </table:table-cell>
          <table:table-cell office:value-type="string" calcext:value-type="string">
            <text:p>This ISL 2005 problem has not been used in any TST I know. A pity, since it is a nice problem, but in its shortlist formulation, it is absolutely incomprehensible. Here is a mathematical restatement of the problem:</text:p>
            <text:p/>
            <text:p>Let $k$ be a nonnegative integer.</text:p>
            <text:p/>
            <text:p>A forest consists of rooted (i. e. oriented) trees. Each vertex of the forest is either a leaf or has two successors. A vertex $v$ is called an \textit{extended successor} of a vertex $u$ if there is a chain of vertices $u_{0}=u$, $u_{1}$, $u_{2}$, ..., $u_{t-1}$, $u_{t}=v$ with $t&gt;0$ such that the vertex $u_{i+1}$ is a successor of the vertex $u_{i}$ for every integer $i$ with $0\leq i\leq t-1$. A vertex is called \textit{dynastic} if it has two successors and each of these successors has at least $k$ extended successors.</text:p>
            <text:p/>
            <text:p>Prove that if the forest has $n$ vertices, then there are at most $\frac{n}{k+2}$ dynastic vertices.</text:p>
          </table:table-cell>
          <table:table-cell/>
        </table:table-row>
        <table:table-row table:style-name="ro16">
          <table:table-cell office:value-type="string" calcext:value-type="string">
            <text:p>2005 IMO Shortlist</text:p>
          </table:table-cell>
          <table:table-cell office:value-type="float" office:value="2005" calcext:value-type="float">
            <text:p>2005</text:p>
          </table:table-cell>
          <table:table-cell office:value-type="float" office:value="3" calcext:value-type="float">
            <text:p>3</text:p>
          </table:table-cell>
          <table:table-cell/>
          <table:table-cell office:value-type="string" calcext:value-type="string">
            <text:p>Consider a $m\times n$ rectangular board consisting of $mn$ unit squares. Two of its unit squares are called \textit{adjacent} if they have a common edge, and a \textit{path} is a sequence of unit squares in which any two consecutive squares are adjacent. Two parths are called \textit{non-intersecting} if they don't share any common squares.</text:p>
            <text:p/>
            <text:p>Each unit square of the rectangular board can be colored black or white. We speak of a \textit{coloring} of the board if all its $mn$ unit squares are colored.</text:p>
            <text:p/>
            <text:p>Let $N$ be the number of colorings of the board such that there exists at least one black path from the left edge of the board to its right edge. Let $M$ be the number of colorings of the board for which there exist at least two non-intersecting black paths from the left edge of the board to its right edge.</text:p>
            <text:p/>
            <text:p>Prove that $N^{2}\geq M\cdot 2^{mn}$.</text:p>
          </table:table-cell>
          <table:table-cell office:value-type="string" calcext:value-type="string">
            <text:p>https://artofproblemsolving.com/community/c3956_2005_imo_shortlist</text:p>
          </table:table-cell>
          <table:table-cell office:value-type="string" calcext:value-type="string">
            <text:p>Consider a $m\times n$ rectangular board consisting of $mn$ unit squares. Two of its unit squares are called \textit{adjacent} if they have a common edge, and a \textit{path} is a sequence of unit squares in which any two consecutive squares are adjacent. Two parths are called \textit{non-intersecting} if they don't share any common squares.</text:p>
            <text:p/>
            <text:p>Each unit square of the rectangular board can be colored black or white. We speak of a \textit{coloring} of the board if all its $mn$ unit squares are colored.</text:p>
            <text:p/>
            <text:p>Let $N$ be the number of colorings of the board such that there exists at least one black path from the left edge of the board to its right edge. Let $M$ be the number of colorings of the board for which there exist at least two non-intersecting black paths from the left edge of the board to its right edge.</text:p>
            <text:p/>
            <text:p>Prove that $N^{2}\geq M\cdot 2^{mn}$.</text:p>
          </table:table-cell>
          <table:table-cell/>
        </table:table-row>
        <table:table-row table:style-name="ro14">
          <table:table-cell office:value-type="string" calcext:value-type="string">
            <text:p>2005 IMO Shortlist</text:p>
          </table:table-cell>
          <table:table-cell office:value-type="float" office:value="2005" calcext:value-type="float">
            <text:p>2005</text:p>
          </table:table-cell>
          <table:table-cell office:value-type="float" office:value="4" calcext:value-type="float">
            <text:p>4</text:p>
          </table:table-cell>
          <table:table-cell office:value-type="string" calcext:value-type="string">
            <text:p>Federico Ardila, Colombia</text:p>
          </table:table-cell>
          <table:table-cell office:value-type="string" calcext:value-type="string">
            <text:p>Let $n\geq 3$ be a fixed integer. Each side and each diagonal of a regular $n$-gon is labelled with a number from the set $\left\{1;\;2;\;...;\;r\right\}$ in a way such that the following two conditions are fulfilled:</text:p>
            <text:p/>
            <text:p>\textbf{1.} Each number from the set $\left\{1;\;2;\;...;\;r\right\}$ occurs at least once as a label.</text:p>
            <text:p/>
            <text:p>\textbf{2.} In each triangle formed by three vertices of the $n$-gon, two of the sides are labelled with the same number, and this number is greater than the label of the third side.</text:p>
            <text:p/>
            <text:p>\textbf{(a)} Find the maximal $r$ for which such a labelling is possible.</text:p>
            <text:p/>
            <text:p>\textbf{(b)} \textit{Harder version (IMO Shortlist 2005):} For this maximal value of $r$, how many such labellings are there?</text:p>
            <text:p/>
            <text:p>Easier version (5th German TST 2006) - contains answer to the harder version\textit{Easier version (5th German TST 2006):} Show that, for this maximal value of $r$, there are exactly $\frac{n!\left(n-1\right)!}{2^{n-1}}$ possible labellings.</text:p>
          </table:table-cell>
          <table:table-cell office:value-type="string" calcext:value-type="string">
            <text:p>https://artofproblemsolving.com/community/c3956_2005_imo_shortlist</text:p>
          </table:table-cell>
          <table:table-cell office:value-type="string" calcext:value-type="string">
            <text:p>Let $n\geq 3$ be a fixed integer. Each side and each diagonal of a regular $n$-gon is labelled with a number from the set $\left\{1;\;2;\;...;\;r\right\}$ in a way such that the following two conditions are fulfilled:</text:p>
            <text:p/>
            <text:p>\textbf{1.} Each number from the set $\left\{1;\;2;\;...;\;r\right\}$ occurs at least once as a label.</text:p>
            <text:p/>
            <text:p>\textbf{2.} In each triangle formed by three vertices of the $n$-gon, two of the sides are labelled with the same number, and this number is greater than the label of the third side.</text:p>
            <text:p/>
            <text:p>\textbf{(a)} Find the maximal $r$ for which such a labelling is possible.</text:p>
            <text:p/>
            <text:p>\textbf{(b)} \textit{Harder version (IMO Shortlist 2005):} For this maximal value of $r$, how many such labellings are there?</text:p>
            <text:p/>
            <text:p>Easier version (5th German TST 2006) - contains answer to the harder version\textit{Easier version (5th German TST 2006):} Show that, for this maximal value of $r$, there are exactly $\frac{n!\left(n-1\right)!}{2^{n-1}}$ possible labellings.</text:p>
            <text:p/>
            <text:p>\textit{Proposed by Federico Ardila, Colombia}</text:p>
          </table:table-cell>
          <table:table-cell/>
        </table:table-row>
        <table:table-row table:style-name="ro3">
          <table:table-cell office:value-type="string" calcext:value-type="string">
            <text:p>2005 IMO Shortlist</text:p>
          </table:table-cell>
          <table:table-cell office:value-type="float" office:value="2005" calcext:value-type="float">
            <text:p>2005</text:p>
          </table:table-cell>
          <table:table-cell office:value-type="float" office:value="5" calcext:value-type="float">
            <text:p>5</text:p>
          </table:table-cell>
          <table:table-cell office:value-type="string" calcext:value-type="string">
            <text:p>Dusan Dukic, Serbia</text:p>
          </table:table-cell>
          <table:table-cell office:value-type="string" calcext:value-type="string">
            <text:p>There are $ n$ markers, each with one side white and the other side black. In the beginning, these $ n$ markers are aligned in a row so that their white sides are all up. In each step, if possible, we choose a marker whose white side is up (but not one of the outermost markers), remove it, and reverse the closest marker to the left of it and also reverse the closest marker to the right of it. Prove that, by a finite sequence of such steps, one can achieve a state with only two markers remaining if and only if $ n - 1$ is not divisible by $ 3$.</text:p>
          </table:table-cell>
          <table:table-cell office:value-type="string" calcext:value-type="string">
            <text:p>https://artofproblemsolving.com/community/c3956_2005_imo_shortlist</text:p>
          </table:table-cell>
          <table:table-cell office:value-type="string" calcext:value-type="string">
            <text:p>There are $ n$ markers, each with one side white and the other side black. In the beginning, these $ n$ markers are aligned in a row so that their white sides are all up. In each step, if possible, we choose a marker whose white side is up (but not one of the outermost markers), remove it, and reverse the closest marker to the left of it and also reverse the closest marker to the right of it. Prove that, by a finite sequence of such steps, one can achieve a state with only two markers remaining if and only if $ n - 1$ is not divisible by $ 3$.</text:p>
            <text:p/>
            <text:p>\textit{Proposed by Dusan Dukic, Serbia}</text:p>
          </table:table-cell>
          <table:table-cell/>
        </table:table-row>
        <table:table-row table:style-name="ro7">
          <table:table-cell office:value-type="string" calcext:value-type="string">
            <text:p>2005 IMO Shortlist</text:p>
          </table:table-cell>
          <table:table-cell office:value-type="float" office:value="2005" calcext:value-type="float">
            <text:p>2005</text:p>
          </table:table-cell>
          <table:table-cell office:value-type="float" office:value="6" calcext:value-type="float">
            <text:p>6</text:p>
          </table:table-cell>
          <table:table-cell office:value-type="string" calcext:value-type="string">
            <text:p>Radu Gologan and Dan Schwartz</text:p>
          </table:table-cell>
          <table:table-cell office:value-type="string" calcext:value-type="string">
            <text:p>In a mathematical competition, in which $6$ problems were posed to the participants, every two of these problems were solved by more than $\frac 25$ of the contestants. Moreover, no contestant solved all the $6$ problems. Show that there are at least $2$ contestants who solved exactly $5$ problems each.</text:p>
          </table:table-cell>
          <table:table-cell office:value-type="string" calcext:value-type="string">
            <text:p>https://artofproblemsolving.com/community/c3956_2005_imo_shortlist</text:p>
          </table:table-cell>
          <table:table-cell office:value-type="string" calcext:value-type="string">
            <text:p>In a mathematical competition, in which $6$ problems were posed to the participants, every two of these problems were solved by more than $\frac 25$ of the contestants. Moreover, no contestant solved all the $6$ problems. Show that there are at least $2$ contestants who solved exactly $5$ problems each.</text:p>
            <text:p/>
            <text:p>\textit{Radu Gologan and Dan Schwartz}</text:p>
          </table:table-cell>
          <table:table-cell/>
        </table:table-row>
        <table:table-row table:style-name="ro3">
          <table:table-cell office:value-type="string" calcext:value-type="string">
            <text:p>2005 IMO Shortlist</text:p>
          </table:table-cell>
          <table:table-cell office:value-type="float" office:value="2005" calcext:value-type="float">
            <text:p>2005</text:p>
          </table:table-cell>
          <table:table-cell office:value-type="float" office:value="7" calcext:value-type="float">
            <text:p>7</text:p>
          </table:table-cell>
          <table:table-cell office:value-type="string" calcext:value-type="string">
            <text:p>Ricky Liu &amp; Zuming Feng, USA</text:p>
          </table:table-cell>
          <table:table-cell office:value-type="string" calcext:value-type="string">
            <text:p>Suppose that $ a_1$, $ a_2$, $ \ldots$, $ a_n$ are integers such that $ n\mid a_1 + a_2 + \ldots + a_n$.</text:p>
            <text:p>Prove that there exist two permutations $ \left(b_1,b_2,\ldots,b_n\right)$ and $ \left(c_1,c_2,\ldots,c_n\right)$ of $ \left(1,2,\ldots,n\right)$ such that for each integer $ i$ with $ 1\leq i\leq n$, we have</text:p>
            <text:p>\[ n\mid a_i - b_i - c_i</text:p>
            <text:p>\]</text:p>
          </table:table-cell>
          <table:table-cell office:value-type="string" calcext:value-type="string">
            <text:p>https://artofproblemsolving.com/community/c3956_2005_imo_shortlist</text:p>
          </table:table-cell>
          <table:table-cell office:value-type="string" calcext:value-type="string">
            <text:p>Suppose that $ a_1$, $ a_2$, $ \ldots$, $ a_n$ are integers such that $ n\mid a_1 + a_2 + \ldots + a_n$.</text:p>
            <text:p>Prove that there exist two permutations $ \left(b_1,b_2,\ldots,b_n\right)$ and $ \left(c_1,c_2,\ldots,c_n\right)$ of $ \left(1,2,\ldots,n\right)$ such that for each integer $ i$ with $ 1\leq i\leq n$, we have</text:p>
            <text:p>\[ n\mid a_i - b_i - c_i</text:p>
            <text:p>\]</text:p>
            <text:p/>
            <text:p>\textit{Proposed by Ricky Liu &amp; Zuming Feng, USA}</text:p>
          </table:table-cell>
          <table:table-cell/>
        </table:table-row>
        <table:table-row table:style-name="ro5">
          <table:table-cell office:value-type="string" calcext:value-type="string">
            <text:p>2005 IMO Shortlist</text:p>
          </table:table-cell>
          <table:table-cell office:value-type="float" office:value="2005" calcext:value-type="float">
            <text:p>2005</text:p>
          </table:table-cell>
          <table:table-cell office:value-type="float" office:value="8" calcext:value-type="float">
            <text:p>8</text:p>
          </table:table-cell>
          <table:table-cell office:value-type="string" calcext:value-type="string">
            <text:p>Alexander Ivanov, Bulgaria</text:p>
          </table:table-cell>
          <table:table-cell office:value-type="string" calcext:value-type="string">
            <text:p>Suppose we have a $n$-gon. Some $n-3$ diagonals are coloured black and some other $n-3$ diagonals are coloured red (a side is not a diagonal), so that no two diagonals of the same colour can intersect strictly inside the polygon, although they can share a vertex. Find the maximum number of intersection points between diagonals coloured differently strictly inside the polygon, in terms of $n$.</text:p>
          </table:table-cell>
          <table:table-cell office:value-type="string" calcext:value-type="string">
            <text:p>https://artofproblemsolving.com/community/c3956_2005_imo_shortlist</text:p>
          </table:table-cell>
          <table:table-cell office:value-type="string" calcext:value-type="string">
            <text:p>Suppose we have a $n$-gon. Some $n-3$ diagonals are coloured black and some other $n-3$ diagonals are coloured red (a side is not a diagonal), so that no two diagonals of the same colour can intersect strictly inside the polygon, although they can share a vertex. Find the maximum number of intersection points between diagonals coloured differently strictly inside the polygon, in terms of $n$.</text:p>
            <text:p/>
            <text:p>\textit{Proposed by Alexander Ivanov, Bulgaria}</text:p>
          </table:table-cell>
          <table:table-cell/>
        </table:table-row>
        <table:table-row table:style-name="ro7">
          <table:table-cell office:value-type="string" calcext:value-type="string">
            <text:p>2005 IMO Shortlist</text:p>
          </table:table-cell>
          <table:table-cell office:value-type="float" office:value="2005" calcext:value-type="float">
            <text:p>2005</text:p>
          </table:table-cell>
          <table:table-cell office:value-type="float" office:value="1" calcext:value-type="float">
            <text:p>1</text:p>
          </table:table-cell>
          <table:table-cell office:value-type="string" calcext:value-type="string">
            <text:p>Dimitris Kontogiannis, Greece</text:p>
          </table:table-cell>
          <table:table-cell office:value-type="string" calcext:value-type="string">
            <text:p>Given a triangle $ABC$ satisfying $AC+BC=3\cdot AB$. The incircle of triangle $ABC$ has center $I$ and touches the sides $BC$ and $CA$ at the points $D$ and $E$, respectively. Let $K$ and $L$ be the reflections of the points $D$ and $E$ with respect to $I$. Prove that the points $A$, $B$, $K$, $L$ lie on one circle.</text:p>
          </table:table-cell>
          <table:table-cell office:value-type="string" calcext:value-type="string">
            <text:p>https://artofproblemsolving.com/community/c3956_2005_imo_shortlist</text:p>
          </table:table-cell>
          <table:table-cell office:value-type="string" calcext:value-type="string">
            <text:p>Given a triangle $ABC$ satisfying $AC+BC=3\cdot AB$. The incircle of triangle $ABC$ has center $I$ and touches the sides $BC$ and $CA$ at the points $D$ and $E$, respectively. Let $K$ and $L$ be the reflections of the points $D$ and $E$ with respect to $I$. Prove that the points $A$, $B$, $K$, $L$ lie on one circle.</text:p>
            <text:p/>
            <text:p>\textit{Proposed by Dimitris Kontogiannis, Greece}</text:p>
          </table:table-cell>
          <table:table-cell/>
        </table:table-row>
        <table:table-row table:style-name="ro12">
          <table:table-cell office:value-type="string" calcext:value-type="string">
            <text:p>2005 IMO Shortlist</text:p>
          </table:table-cell>
          <table:table-cell office:value-type="float" office:value="2005" calcext:value-type="float">
            <text:p>2005</text:p>
          </table:table-cell>
          <table:table-cell table:number-columns-repeated="2"/>
          <table:table-cell office:value-type="string" office:string-value="Click for solution&#10;&#10;Let $C'$ be a symmetrical point to $C$ with respect to $I$, $A'$ lie on line $CA$ such that $CA' = 2AB$ and $B'$ lie on line $CB$ such that $CB' = 2AB$.&#10;&#10;$CA + CB = 3AB$ imply $CD = AB$, $BB' = DA$ and $AA' = EB$. We see, that $C'B' = C'A' = 2IE$ and $C'K = C'L = CE = AB$. Triangle $C'B'B$ is congruent to $ADK$ and $C'A'A$ to $BLE$. Thus $C'B = AK$ and $C'A = LB$. So triangle $C'BK$ is congurent to $ABK$ and $C'AL$ to $ABL$. Thus $\angle KC'B = \angle KAB$ and $\angle LC'A = \angle LBA$. It means that $AKBC'$ and $ALBC'$ are cyclic quadrilaterals thus $ALKB$ is cyclic quadrilateral." calcext:value-type="string">
            <text:p>Click for solution</text:p>
            <text:p/>
            <text:p>Let $C'$ be a symmetrical point to $C$ with respect to $I$, $A'$ lie on line $CA$ such that $CA' = 2AB$ and $B'$ lie on line $CB$ such that $CB' = 2AB$.</text:p>
            <text:p/>
            <text:p>$CA + CB = 3AB$ imply $CD = AB$, $BB' = DA$ and $AA' = EB$. We see, that $C'B' = C'A' = 2IE$ and $C'K = C'L = CE = AB$. Triangle $C'B'B$ is congruent to $ADK$ and $C'A'A$ to $BLE$. Thus $C'B = AK$ and $C'A = LB$. So triangle $C'BK$ is congurent to $ABK$ and $C'AL$ to $ABL$. Thus $\angle KC'B = \angle KAB$ and $\angle LC'A = \angle LBA$. It means that $AKBC'$ and $ALBC'$ are cyclic quadrilaterals thus $ALKB$ is cyclic quadrilateral.</text:p>
          </table:table-cell>
          <table:table-cell office:value-type="string" calcext:value-type="string">
            <text:p>https://artofproblemsolving.com/community/c3956_2005_imo_shortlist</text:p>
          </table:table-cell>
          <table:table-cell office:value-type="string" office:string-value="Click for solution&#10;&#10;Let $C'$ be a symmetrical point to $C$ with respect to $I$, $A'$ lie on line $CA$ such that $CA' = 2AB$ and $B'$ lie on line $CB$ such that $CB' = 2AB$.&#10;&#10;$CA + CB = 3AB$ imply $CD = AB$, $BB' = DA$ and $AA' = EB$. We see, that $C'B' = C'A' = 2IE$ and $C'K = C'L = CE = AB$. Triangle $C'B'B$ is congruent to $ADK$ and $C'A'A$ to $BLE$. Thus $C'B = AK$ and $C'A = LB$. So triangle $C'BK$ is congurent to $ABK$ and $C'AL$ to $ABL$. Thus $\angle KC'B = \angle KAB$ and $\angle LC'A = \angle LBA$. It means that $AKBC'$ and $ALBC'$ are cyclic quadrilaterals thus $ALKB$ is cyclic quadrilateral." calcext:value-type="string">
            <text:p>Click for solution</text:p>
            <text:p/>
            <text:p>Let $C'$ be a symmetrical point to $C$ with respect to $I$, $A'$ lie on line $CA$ such that $CA' = 2AB$ and $B'$ lie on line $CB$ such that $CB' = 2AB$.</text:p>
            <text:p/>
            <text:p>$CA + CB = 3AB$ imply $CD = AB$, $BB' = DA$ and $AA' = EB$. We see, that $C'B' = C'A' = 2IE$ and $C'K = C'L = CE = AB$. Triangle $C'B'B$ is congruent to $ADK$ and $C'A'A$ to $BLE$. Thus $C'B = AK$ and $C'A = LB$. So triangle $C'BK$ is congurent to $ABK$ and $C'AL$ to $ABL$. Thus $\angle KC'B = \angle KAB$ and $\angle LC'A = \angle LBA$. It means that $AKBC'$ and $ALBC'$ are cyclic quadrilaterals thus $ALKB$ is cyclic quadrilateral.</text:p>
          </table:table-cell>
          <table:table-cell/>
        </table:table-row>
        <table:table-row table:style-name="ro5">
          <table:table-cell office:value-type="string" calcext:value-type="string">
            <text:p>2005 IMO Shortlist</text:p>
          </table:table-cell>
          <table:table-cell office:value-type="float" office:value="2005" calcext:value-type="float">
            <text:p>2005</text:p>
          </table:table-cell>
          <table:table-cell office:value-type="float" office:value="2" calcext:value-type="float">
            <text:p>2</text:p>
          </table:table-cell>
          <table:table-cell office:value-type="string" calcext:value-type="string">
            <text:p>Bogdan Enescu, Romania</text:p>
          </table:table-cell>
          <table:table-cell office:value-type="string" calcext:value-type="string">
            <text:p>Six points are  chosen on the sides of an equilateral triangle $ABC$: $A_1$, $A_2$ on $BC$, $B_1$, $B_2$ on $CA$ and $C_1$, $C_2$ on $AB$, such that they are the vertices of a convex hexagon $A_1A_2B_1B_2C_1C_2$ with equal side lengths.</text:p>
            <text:p/>
            <text:p>Prove that the lines $A_1B_2$, $B_1C_2$ and $C_1A_2$ are concurrent.</text:p>
          </table:table-cell>
          <table:table-cell office:value-type="string" calcext:value-type="string">
            <text:p>https://artofproblemsolving.com/community/c3956_2005_imo_shortlist</text:p>
          </table:table-cell>
          <table:table-cell office:value-type="string" calcext:value-type="string">
            <text:p>Six points are  chosen on the sides of an equilateral triangle $ABC$: $A_1$, $A_2$ on $BC$, $B_1$, $B_2$ on $CA$ and $C_1$, $C_2$ on $AB$, such that they are the vertices of a convex hexagon $A_1A_2B_1B_2C_1C_2$ with equal side lengths.</text:p>
            <text:p/>
            <text:p>Prove that the lines $A_1B_2$, $B_1C_2$ and $C_1A_2$ are concurrent.</text:p>
            <text:p/>
            <text:p>\textit{Bogdan Enescu, Romania}</text:p>
          </table:table-cell>
          <table:table-cell/>
        </table:table-row>
        <table:table-row table:style-name="ro7">
          <table:table-cell office:value-type="string" calcext:value-type="string">
            <text:p>2005 IMO Shortlist</text:p>
          </table:table-cell>
          <table:table-cell office:value-type="float" office:value="2005" calcext:value-type="float">
            <text:p>2005</text:p>
          </table:table-cell>
          <table:table-cell office:value-type="float" office:value="3" calcext:value-type="float">
            <text:p>3</text:p>
          </table:table-cell>
          <table:table-cell office:value-type="string" calcext:value-type="string">
            <text:p>Vyacheslev Yasinskiy, Ukraine</text:p>
          </table:table-cell>
          <table:table-cell office:value-type="string" calcext:value-type="string">
            <text:p>Let $ABCD$ be a parallelogram. A variable line $g$ through the vertex $A$ intersects the rays $BC$ and $DC$ at the points $X$ and $Y$, respectively. Let $K$ and $L$ be the $A$-excenters of the triangles $ABX$ and $ADY$. Show that the angle $\measuredangle KCL$ is independent of the line $g$.</text:p>
          </table:table-cell>
          <table:table-cell office:value-type="string" calcext:value-type="string">
            <text:p>https://artofproblemsolving.com/community/c3956_2005_imo_shortlist</text:p>
          </table:table-cell>
          <table:table-cell office:value-type="string" calcext:value-type="string">
            <text:p>Let $ABCD$ be a parallelogram. A variable line $g$ through the vertex $A$ intersects the rays $BC$ and $DC$ at the points $X$ and $Y$, respectively. Let $K$ and $L$ be the $A$-excenters of the triangles $ABX$ and $ADY$. Show that the angle $\measuredangle KCL$ is independent of the line $g$.</text:p>
            <text:p/>
            <text:p>\textit{Proposed by Vyacheslev Yasinskiy, Ukraine}</text:p>
          </table:table-cell>
          <table:table-cell/>
        </table:table-row>
        <table:table-row table:style-name="ro3">
          <table:table-cell office:value-type="string" calcext:value-type="string">
            <text:p>2005 IMO Shortlist</text:p>
          </table:table-cell>
          <table:table-cell office:value-type="float" office:value="2005" calcext:value-type="float">
            <text:p>2005</text:p>
          </table:table-cell>
          <table:table-cell office:value-type="float" office:value="4" calcext:value-type="float">
            <text:p>4</text:p>
          </table:table-cell>
          <table:table-cell/>
          <table:table-cell office:value-type="string" calcext:value-type="string">
            <text:p>Let $ABCD$ be a fixed convex quadrilateral with $BC=DA$ and $BC$ not parallel with $DA$. Let two variable points $E$ and $F$ lie of the sides $BC$ and $DA$, respectively and satisfy $BE=DF$. The lines $AC$ and $BD$ meet at $P$, the lines $BD$ and $EF$ meet at $Q$, the lines $EF$ and $AC$ meet at $R$.</text:p>
            <text:p/>
            <text:p>Prove that the circumcircles of the triangles $PQR$, as $E$ and $F$ vary, have a common point other than $P$.</text:p>
          </table:table-cell>
          <table:table-cell office:value-type="string" calcext:value-type="string">
            <text:p>https://artofproblemsolving.com/community/c3956_2005_imo_shortlist</text:p>
          </table:table-cell>
          <table:table-cell office:value-type="string" calcext:value-type="string">
            <text:p>Let $ABCD$ be a fixed convex quadrilateral with $BC=DA$ and $BC$ not parallel with $DA$. Let two variable points $E$ and $F$ lie of the sides $BC$ and $DA$, respectively and satisfy $BE=DF$. The lines $AC$ and $BD$ meet at $P$, the lines $BD$ and $EF$ meet at $Q$, the lines $EF$ and $AC$ meet at $R$.</text:p>
            <text:p/>
            <text:p>Prove that the circumcircles of the triangles $PQR$, as $E$ and $F$ vary, have a common point other than $P$.</text:p>
          </table:table-cell>
          <table:table-cell/>
        </table:table-row>
        <table:table-row table:style-name="ro7">
          <table:table-cell office:value-type="string" calcext:value-type="string">
            <text:p>2005 IMO Shortlist</text:p>
          </table:table-cell>
          <table:table-cell office:value-type="float" office:value="2005" calcext:value-type="float">
            <text:p>2005</text:p>
          </table:table-cell>
          <table:table-cell office:value-type="float" office:value="5" calcext:value-type="float">
            <text:p>5</text:p>
          </table:table-cell>
          <table:table-cell/>
          <table:table-cell office:value-type="string" calcext:value-type="string">
            <text:p>Let $\triangle ABC$ be an acute-angled triangle with $AB \not= AC$. Let $H$ be the orthocenter of triangle $ABC$, and let $M$ be the midpoint of the side $BC$. Let $D$ be a point on the side $AB$ and $E$ a point on the side $AC$ such that $AE=AD$ and the points $D$, $H$, $E$ are on the same line. Prove that the line $HM$ is perpendicular to the common chord of the circumscribed circles of triangle $\triangle ABC$ and triangle $\triangle ADE$.</text:p>
          </table:table-cell>
          <table:table-cell office:value-type="string" calcext:value-type="string">
            <text:p>https://artofproblemsolving.com/community/c3956_2005_imo_shortlist</text:p>
          </table:table-cell>
          <table:table-cell office:value-type="string" calcext:value-type="string">
            <text:p>Let $\triangle ABC$ be an acute-angled triangle with $AB \not= AC$. Let $H$ be the orthocenter of triangle $ABC$, and let $M$ be the midpoint of the side $BC$. Let $D$ be a point on the side $AB$ and $E$ a point on the side $AC$ such that $AE=AD$ and the points $D$, $H$, $E$ are on the same line. Prove that the line $HM$ is perpendicular to the common chord of the circumscribed circles of triangle $\triangle ABC$ and triangle $\triangle ADE$.</text:p>
          </table:table-cell>
          <table:table-cell/>
        </table:table-row>
        <table:table-row table:style-name="ro7">
          <table:table-cell office:value-type="string" calcext:value-type="string">
            <text:p>2005 IMO Shortlist</text:p>
          </table:table-cell>
          <table:table-cell office:value-type="float" office:value="2005" calcext:value-type="float">
            <text:p>2005</text:p>
          </table:table-cell>
          <table:table-cell office:value-type="float" office:value="6" calcext:value-type="float">
            <text:p>6</text:p>
          </table:table-cell>
          <table:table-cell/>
          <table:table-cell office:value-type="string" calcext:value-type="string">
            <text:p>Let $ABC$ be a triangle, and $M$ the midpoint of its side $BC$. Let $\gamma$ be the incircle of triangle $ABC$. The median $AM$ of triangle $ABC$ intersects the incircle $\gamma$ at two points $K$ and $L$. Let the lines passing through $K$ and $L$, parallel to $BC$, intersect the incircle $\gamma$ again in two points $X$ and $Y$. Let the lines $AX$ and $AY$ intersect $BC$ again at the points $P$ and $Q$. Prove that $BP = CQ$.</text:p>
          </table:table-cell>
          <table:table-cell office:value-type="string" calcext:value-type="string">
            <text:p>https://artofproblemsolving.com/community/c3956_2005_imo_shortlist</text:p>
          </table:table-cell>
          <table:table-cell office:value-type="string" calcext:value-type="string">
            <text:p>Let $ABC$ be a triangle, and $M$ the midpoint of its side $BC$. Let $\gamma$ be the incircle of triangle $ABC$. The median $AM$ of triangle $ABC$ intersects the incircle $\gamma$ at two points $K$ and $L$. Let the lines passing through $K$ and $L$, parallel to $BC$, intersect the incircle $\gamma$ again in two points $X$ and $Y$. Let the lines $AX$ and $AY$ intersect $BC$ again at the points $P$ and $Q$. Prove that $BP = CQ$.</text:p>
          </table:table-cell>
          <table:table-cell/>
        </table:table-row>
        <table:table-row table:style-name="ro10">
          <table:table-cell office:value-type="string" calcext:value-type="string">
            <text:p>2005 IMO Shortlist</text:p>
          </table:table-cell>
          <table:table-cell office:value-type="float" office:value="2005" calcext:value-type="float">
            <text:p>2005</text:p>
          </table:table-cell>
          <table:table-cell office:value-type="float" office:value="7" calcext:value-type="float">
            <text:p>7</text:p>
          </table:table-cell>
          <table:table-cell office:value-type="string" calcext:value-type="string">
            <text:p>Hojoo Lee, Korea</text:p>
          </table:table-cell>
          <table:table-cell office:value-type="string" calcext:value-type="string">
            <text:p>In an acute triangle $ABC$, let $D$, $E$, $F$ be the feet of the perpendiculars from the points $A$, $B$, $C$ to the lines $BC$, $CA$, $AB$, respectively, and let $P$, $Q$, $R$ be the feet of the perpendiculars from the points $A$, $B$, $C$ to the lines $EF$, $FD$, $DE$, respectively.</text:p>
            <text:p/>
            <text:p>Prove that $p\left(ABC\right)p\left(PQR\right) \ge \left(p\left(DEF\right)\right)^{2}$, where $p\left(T\right)$ denotes the perimeter of triangle $T$ .</text:p>
          </table:table-cell>
          <table:table-cell office:value-type="string" calcext:value-type="string">
            <text:p>https://artofproblemsolving.com/community/c3956_2005_imo_shortlist</text:p>
          </table:table-cell>
          <table:table-cell office:value-type="string" calcext:value-type="string">
            <text:p>In an acute triangle $ABC$, let $D$, $E$, $F$ be the feet of the perpendiculars from the points $A$, $B$, $C$ to the lines $BC$, $CA$, $AB$, respectively, and let $P$, $Q$, $R$ be the feet of the perpendiculars from the points $A$, $B$, $C$ to the lines $EF$, $FD$, $DE$, respectively.</text:p>
            <text:p/>
            <text:p>Prove that $p\left(ABC\right)p\left(PQR\right) \ge \left(p\left(DEF\right)\right)^{2}$, where $p\left(T\right)$ denotes the perimeter of triangle $T$ .</text:p>
            <text:p/>
            <text:p>\textit{Proposed by Hojoo Lee, Korea}</text:p>
          </table:table-cell>
          <table:table-cell/>
        </table:table-row>
        <table:table-row table:style-name="ro6">
          <table:table-cell office:value-type="string" calcext:value-type="string">
            <text:p>2005 IMO Shortlist</text:p>
          </table:table-cell>
          <table:table-cell office:value-type="float" office:value="2005" calcext:value-type="float">
            <text:p>2005</text:p>
          </table:table-cell>
          <table:table-cell office:value-type="float" office:value="1" calcext:value-type="float">
            <text:p>1</text:p>
          </table:table-cell>
          <table:table-cell/>
          <table:table-cell office:value-type="string" calcext:value-type="string">
            <text:p>Determine all positive integers relatively prime to all the terms of the infinite sequence \[ a_n=2^n+3^n+6^n -1,\ n\geq 1. \]</text:p>
          </table:table-cell>
          <table:table-cell office:value-type="string" calcext:value-type="string">
            <text:p>https://artofproblemsolving.com/community/c3956_2005_imo_shortlist</text:p>
          </table:table-cell>
          <table:table-cell office:value-type="string" calcext:value-type="string">
            <text:p>Determine all positive integers relatively prime to all the terms of the infinite sequence \[ a_n=2^n+3^n+6^n -1,\ n\geq 1. \]</text:p>
          </table:table-cell>
          <table:table-cell/>
        </table:table-row>
        <table:table-row table:style-name="ro7">
          <table:table-cell office:value-type="string" calcext:value-type="string">
            <text:p>2005 IMO Shortlist</text:p>
          </table:table-cell>
          <table:table-cell office:value-type="float" office:value="2005" calcext:value-type="float">
            <text:p>2005</text:p>
          </table:table-cell>
          <table:table-cell office:value-type="float" office:value="2" calcext:value-type="float">
            <text:p>2</text:p>
          </table:table-cell>
          <table:table-cell/>
          <table:table-cell office:value-type="string" calcext:value-type="string">
            <text:p>Let $a_1,a_2,\ldots$ be a sequence of integers with infinitely many positive and negative terms. Suppose that for every positive integer $n$ the numbers $a_1,a_2,\ldots,a_n$ leave $n$ different remainders upon division by $n$.</text:p>
            <text:p/>
            <text:p>Prove that every integer occurs exactly once in the sequence $a_1,a_2,\ldots$.</text:p>
          </table:table-cell>
          <table:table-cell office:value-type="string" calcext:value-type="string">
            <text:p>https://artofproblemsolving.com/community/c3956_2005_imo_shortlist</text:p>
          </table:table-cell>
          <table:table-cell office:value-type="string" calcext:value-type="string">
            <text:p>Let $a_1,a_2,\ldots$ be a sequence of integers with infinitely many positive and negative terms. Suppose that for every positive integer $n$ the numbers $a_1,a_2,\ldots,a_n$ leave $n$ different remainders upon division by $n$.</text:p>
            <text:p/>
            <text:p>Prove that every integer occurs exactly once in the sequence $a_1,a_2,\ldots$.</text:p>
          </table:table-cell>
          <table:table-cell/>
        </table:table-row>
        <table:table-row table:style-name="ro4">
          <table:table-cell office:value-type="string" calcext:value-type="string">
            <text:p>2005 IMO Shortlist</text:p>
          </table:table-cell>
          <table:table-cell office:value-type="float" office:value="2005" calcext:value-type="float">
            <text:p>2005</text:p>
          </table:table-cell>
          <table:table-cell office:value-type="float" office:value="3" calcext:value-type="float">
            <text:p>3</text:p>
          </table:table-cell>
          <table:table-cell/>
          <table:table-cell office:value-type="string" calcext:value-type="string">
            <text:p>Let $ a$, $ b$, $ c$, $ d$, $ e$, $ f$ be positive integers and let $ S = a+b+c+d+e+f$.</text:p>
            <text:p>Suppose that the number $ S$ divides $ abc+def$ and  $ ab+bc+ca-de-ef-df$. Prove that $ S$ is composite.</text:p>
          </table:table-cell>
          <table:table-cell office:value-type="string" calcext:value-type="string">
            <text:p>https://artofproblemsolving.com/community/c3956_2005_imo_shortlist</text:p>
          </table:table-cell>
          <table:table-cell office:value-type="string" calcext:value-type="string">
            <text:p>Let $ a$, $ b$, $ c$, $ d$, $ e$, $ f$ be positive integers and let $ S = a+b+c+d+e+f$.</text:p>
            <text:p>Suppose that the number $ S$ divides $ abc+def$ and  $ ab+bc+ca-de-ef-df$. Prove that $ S$ is composite.</text:p>
          </table:table-cell>
          <table:table-cell/>
        </table:table-row>
        <table:table-row table:style-name="ro7">
          <table:table-cell office:value-type="string" calcext:value-type="string">
            <text:p>2005 IMO Shortlist</text:p>
          </table:table-cell>
          <table:table-cell office:value-type="float" office:value="2005" calcext:value-type="float">
            <text:p>2005</text:p>
          </table:table-cell>
          <table:table-cell office:value-type="float" office:value="4" calcext:value-type="float">
            <text:p>4</text:p>
          </table:table-cell>
          <table:table-cell office:value-type="string" calcext:value-type="string">
            <text:p>Carlos Caicedo, Colombia</text:p>
          </table:table-cell>
          <table:table-cell office:value-type="string" calcext:value-type="string">
            <text:p>Find all positive integers $ n$ such that there exists a unique integer $ a$ such that $ 0\leq a &lt; n!$ with the following property:</text:p>
            <text:p>\[ n!\mid a^n + 1</text:p>
            <text:p>\]</text:p>
          </table:table-cell>
          <table:table-cell office:value-type="string" calcext:value-type="string">
            <text:p>https://artofproblemsolving.com/community/c3956_2005_imo_shortlist</text:p>
          </table:table-cell>
          <table:table-cell office:value-type="string" calcext:value-type="string">
            <text:p>Find all positive integers $ n$ such that there exists a unique integer $ a$ such that $ 0\leq a &lt; n!$ with the following property:</text:p>
            <text:p>\[ n!\mid a^n + 1</text:p>
            <text:p>\]</text:p>
            <text:p/>
            <text:p>\textit{Proposed by Carlos Caicedo, Colombia}</text:p>
          </table:table-cell>
          <table:table-cell/>
        </table:table-row>
        <table:table-row table:style-name="ro12">
          <table:table-cell office:value-type="string" calcext:value-type="string">
            <text:p>2005 IMO Shortlist</text:p>
          </table:table-cell>
          <table:table-cell office:value-type="float" office:value="2005" calcext:value-type="float">
            <text:p>2005</text:p>
          </table:table-cell>
          <table:table-cell office:value-type="float" office:value="5" calcext:value-type="float">
            <text:p>5</text:p>
          </table:table-cell>
          <table:table-cell/>
          <table:table-cell office:value-type="string" calcext:value-type="string">
            <text:p>Denote by $d(n)$ the number of divisors of the positive integer $n$. A positive integer $n$ is called highly divisible if $d(n) &gt; d(m)$ for all positive integers $m &lt; n$.</text:p>
            <text:p>Two highly divisible integers $m$ and $n$ with $m &lt; n$ are called consecutive if there exists no highly divisible integer $s$ satisfying $m &lt; s &lt; n$.</text:p>
            <text:p/>
            <text:p>(a) Show that there are only finitely many pairs of consecutive highly divisible</text:p>
            <text:p>integers of the form $(a, b)$ with $a\mid b$.</text:p>
            <text:p/>
            <text:p>(b) Show that for every prime number $p$ there exist infinitely many positive highly divisible integers $r$ such that $pr$ is also highly divisible.</text:p>
          </table:table-cell>
          <table:table-cell office:value-type="string" calcext:value-type="string">
            <text:p>https://artofproblemsolving.com/community/c3956_2005_imo_shortlist</text:p>
          </table:table-cell>
          <table:table-cell office:value-type="string" calcext:value-type="string">
            <text:p>Denote by $d(n)$ the number of divisors of the positive integer $n$. A positive integer $n$ is called highly divisible if $d(n) &gt; d(m)$ for all positive integers $m &lt; n$.</text:p>
            <text:p>Two highly divisible integers $m$ and $n$ with $m &lt; n$ are called consecutive if there exists no highly divisible integer $s$ satisfying $m &lt; s &lt; n$.</text:p>
            <text:p/>
            <text:p>(a) Show that there are only finitely many pairs of consecutive highly divisible</text:p>
            <text:p>integers of the form $(a, b)$ with $a\mid b$.</text:p>
            <text:p/>
            <text:p>(b) Show that for every prime number $p$ there exist infinitely many positive highly divisible integers $r$ such that $pr$ is also highly divisible.</text:p>
          </table:table-cell>
          <table:table-cell/>
        </table:table-row>
        <table:table-row table:style-name="ro4">
          <table:table-cell office:value-type="string" calcext:value-type="string">
            <text:p>2005 IMO Shortlist</text:p>
          </table:table-cell>
          <table:table-cell office:value-type="float" office:value="2005" calcext:value-type="float">
            <text:p>2005</text:p>
          </table:table-cell>
          <table:table-cell office:value-type="float" office:value="6" calcext:value-type="float">
            <text:p>6</text:p>
          </table:table-cell>
          <table:table-cell office:value-type="string" calcext:value-type="string">
            <text:p>Mohsen Jamali, Iran</text:p>
          </table:table-cell>
          <table:table-cell office:value-type="string" calcext:value-type="string">
            <text:p>Let $a$, $b$ be positive integers such that $b^n+n$ is a multiple of $a^n+n$ for all positive integers $n$. Prove that $a=b$.</text:p>
          </table:table-cell>
          <table:table-cell office:value-type="string" calcext:value-type="string">
            <text:p>https://artofproblemsolving.com/community/c3956_2005_imo_shortlist</text:p>
          </table:table-cell>
          <table:table-cell office:value-type="string" calcext:value-type="string">
            <text:p>Let $a$, $b$ be positive integers such that $b^n+n$ is a multiple of $a^n+n$ for all positive integers $n$. Prove that $a=b$.</text:p>
            <text:p/>
            <text:p>\textit{Proposed by Mohsen Jamali, Iran}</text:p>
          </table:table-cell>
          <table:table-cell/>
        </table:table-row>
        <table:table-row table:style-name="ro14">
          <table:table-cell office:value-type="string" calcext:value-type="string">
            <text:p>2005 IMO Shortlist</text:p>
          </table:table-cell>
          <table:table-cell office:value-type="float" office:value="2005" calcext:value-type="float">
            <text:p>2005</text:p>
          </table:table-cell>
          <table:table-cell table:number-columns-repeated="2"/>
          <table:table-cell office:value-type="string" office:string-value="Click for solution&#10;&#10;The main ideas (what exactly do you call a method¿) for mine are:&#10;&#10;If $p \nmid a,b$ is any prime and we have any $k$ with $p|a^{k}+k$, then $p|a^{k}+k|b^{k}+k \implies p|b^{k}+k$, thus $a^{k}+k \equiv 0 \equiv b^{k}+k \mod p \iff a^{k}\equiv b^{k}\mod p$. If we additionally would have $k \equiv 1 \mod (p-1)$, then Fermats Little Theorem gives $a \equiv a^{k}\equiv b^{k}\equiv b \mod p$.&#10;&#10;But for $k \equiv 1 \mod (p-1)$ we have also $a^{k}+k \equiv a+k$, so to get $p|a^{k}+k$ we just need $p|a+k$.&#10;So lets look for some $k \equiv 1 \mod (p-1)$ and $k \equiv-a \mod p$, which can be found by the Chinese Remainder Theorem or directly as $k=(p-1)(a+1)+1$.&#10;&#10;Till now we didn't use any special property of $p$ except that it doesn't divide $a,b$. But we know that for any such prime we have $p|(a-b)$ from chossing a suitable $k$ with $p|a^{k}+k$, thus if $a \neq b$ we would get a contradiction by choosing a big prime." calcext:value-type="string">
            <text:p>Click for solution</text:p>
            <text:p/>
            <text:p>The main ideas (what exactly do you call a method¿) for mine are:</text:p>
            <text:p/>
            <text:p>If $p \nmid a,b$ is any prime and we have any $k$ with $p|a^{k}+k$, then $p|a^{k}+k|b^{k}+k \implies p|b^{k}+k$, thus $a^{k}+k \equiv 0 \equiv b^{k}+k \mod p \iff a^{k}\equiv b^{k}\mod p$. If we additionally would have $k \equiv 1 \mod (p-1)$, then Fermats Little Theorem gives $a \equiv a^{k}\equiv b^{k}\equiv b \mod p$.</text:p>
            <text:p/>
            <text:p>But for $k \equiv 1 \mod (p-1)$ we have also $a^{k}+k \equiv a+k$, so to get $p|a^{k}+k$ we just need $p|a+k$.</text:p>
            <text:p>So lets look for some $k \equiv 1 \mod (p-1)$ and $k \equiv-a \mod p$, which can be found by the Chinese Remainder Theorem or directly as $k=(p-1)(a+1)+1$.</text:p>
            <text:p/>
            <text:p>Till now we didn't use any special property of $p$ except that it doesn't divide $a,b$. But we know that for any such prime we have $p|(a-b)$ from chossing a suitable $k$ with $p|a^{k}+k$, thus if $a \neq b$ we would get a contradiction by choosing a big prime.</text:p>
          </table:table-cell>
          <table:table-cell office:value-type="string" calcext:value-type="string">
            <text:p>https://artofproblemsolving.com/community/c3956_2005_imo_shortlist</text:p>
          </table:table-cell>
          <table:table-cell office:value-type="string" office:string-value="Click for solution&#10;&#10;The main ideas (what exactly do you call a method¿) for mine are:&#10;&#10;If $p \nmid a,b$ is any prime and we have any $k$ with $p|a^{k}+k$, then $p|a^{k}+k|b^{k}+k \implies p|b^{k}+k$, thus $a^{k}+k \equiv 0 \equiv b^{k}+k \mod p \iff a^{k}\equiv b^{k}\mod p$. If we additionally would have $k \equiv 1 \mod (p-1)$, then Fermats Little Theorem gives $a \equiv a^{k}\equiv b^{k}\equiv b \mod p$.&#10;&#10;But for $k \equiv 1 \mod (p-1)$ we have also $a^{k}+k \equiv a+k$, so to get $p|a^{k}+k$ we just need $p|a+k$.&#10;So lets look for some $k \equiv 1 \mod (p-1)$ and $k \equiv-a \mod p$, which can be found by the Chinese Remainder Theorem or directly as $k=(p-1)(a+1)+1$.&#10;&#10;Till now we didn't use any special property of $p$ except that it doesn't divide $a,b$. But we know that for any such prime we have $p|(a-b)$ from chossing a suitable $k$ with $p|a^{k}+k$, thus if $a \neq b$ we would get a contradiction by choosing a big prime." calcext:value-type="string">
            <text:p>Click for solution</text:p>
            <text:p/>
            <text:p>The main ideas (what exactly do you call a method¿) for mine are:</text:p>
            <text:p/>
            <text:p>If $p \nmid a,b$ is any prime and we have any $k$ with $p|a^{k}+k$, then $p|a^{k}+k|b^{k}+k \implies p|b^{k}+k$, thus $a^{k}+k \equiv 0 \equiv b^{k}+k \mod p \iff a^{k}\equiv b^{k}\mod p$. If we additionally would have $k \equiv 1 \mod (p-1)$, then Fermats Little Theorem gives $a \equiv a^{k}\equiv b^{k}\equiv b \mod p$.</text:p>
            <text:p/>
            <text:p>But for $k \equiv 1 \mod (p-1)$ we have also $a^{k}+k \equiv a+k$, so to get $p|a^{k}+k$ we just need $p|a+k$.</text:p>
            <text:p>So lets look for some $k \equiv 1 \mod (p-1)$ and $k \equiv-a \mod p$, which can be found by the Chinese Remainder Theorem or directly as $k=(p-1)(a+1)+1$.</text:p>
            <text:p/>
            <text:p>Till now we didn't use any special property of $p$ except that it doesn't divide $a,b$. But we know that for any such prime we have $p|(a-b)$ from chossing a suitable $k$ with $p|a^{k}+k$, thus if $a \neq b$ we would get a contradiction by choosing a big prime.</text:p>
          </table:table-cell>
          <table:table-cell/>
        </table:table-row>
        <table:table-row table:style-name="ro4">
          <table:table-cell office:value-type="string" calcext:value-type="string">
            <text:p>2005 IMO Shortlist</text:p>
          </table:table-cell>
          <table:table-cell office:value-type="float" office:value="2005" calcext:value-type="float">
            <text:p>2005</text:p>
          </table:table-cell>
          <table:table-cell office:value-type="float" office:value="7" calcext:value-type="float">
            <text:p>7</text:p>
          </table:table-cell>
          <table:table-cell/>
          <table:table-cell office:value-type="string" calcext:value-type="string">
            <text:p>Let $P(x)=a_{n}x^{n}+a_{n-1}x^{n-1}+\ldots+a_{0}$, where $a_{0},\ldots,a_{n}$ are integers, $a_{n}&gt;0$, $n\geq 2$. Prove that there exists a positive integer $m$ such that $P(m!)$ is a composite number.</text:p>
          </table:table-cell>
          <table:table-cell office:value-type="string" calcext:value-type="string">
            <text:p>https://artofproblemsolving.com/community/c3956_2005_imo_shortlist</text:p>
          </table:table-cell>
          <table:table-cell office:value-type="string" calcext:value-type="string">
            <text:p>Let $P(x)=a_{n}x^{n}+a_{n-1}x^{n-1}+\ldots+a_{0}$, where $a_{0},\ldots,a_{n}$ are integers, $a_{n}&gt;0$, $n\geq 2$. Prove that there exists a positive integer $m$ such that $P(m!)$ is a composite number.</text:p>
          </table:table-cell>
          <table:table-cell/>
        </table:table-row>
        <table:table-row table:style-name="ro7">
          <table:table-cell office:value-type="string" calcext:value-type="string">
            <text:p>2004 IMO Shortlist</text:p>
          </table:table-cell>
          <table:table-cell office:value-type="float" office:value="2004" calcext:value-type="float">
            <text:p>2004</text:p>
          </table:table-cell>
          <table:table-cell office:value-type="float" office:value="1" calcext:value-type="float">
            <text:p>1</text:p>
          </table:table-cell>
          <table:table-cell/>
          <table:table-cell office:value-type="string" calcext:value-type="string">
            <text:p>1. Let $ABC$ be an acute-angled triangle with $AB\neq AC$. The circle with diameter $BC$ intersects the sides $AB$ and $AC$ at $M$ and $N$ respectively. Denote by $O$ the midpoint of the side $BC$. The bisectors of the angles $\angle BAC$ and $\angle MON$ intersect at $R$. Prove that the circumcircles of the triangles $BMR$ and $CNR$ have a common point lying on the side $BC$.</text:p>
          </table:table-cell>
          <table:table-cell office:value-type="string" calcext:value-type="string">
            <text:p>https://artofproblemsolving.com/community/c3955_2004_imo_shortlist</text:p>
          </table:table-cell>
          <table:table-cell office:value-type="string" calcext:value-type="string">
            <text:p>1. Let $ABC$ be an acute-angled triangle with $AB\neq AC$. The circle with diameter $BC$ intersects the sides $AB$ and $AC$ at $M$ and $N$ respectively. Denote by $O$ the midpoint of the side $BC$. The bisectors of the angles $\angle BAC$ and $\angle MON$ intersect at $R$. Prove that the circumcircles of the triangles $BMR$ and $CNR$ have a common point lying on the side $BC$.</text:p>
          </table:table-cell>
          <table:table-cell/>
        </table:table-row>
        <table:table-row table:style-name="ro24">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office:string-value="Click for solution&#10;&#10;I needed 10 minutes to sort the trash out of the configuration. After that everything was trivial.&#10;&#10;If T is the point of intersection of the circumcircles of triangles BMR and CNR, then we must show that T lies on BC, i. e. that we have &lt; BTR + &lt; CTR = $180^{\circ}$. Since BMRT is a cyclic quadrilateral, we have &lt; BTR = $180^{\circ}$ - &lt; BMR, so &lt; BTR = &lt; AMR. Similarly &lt; CTR = &lt; ANR. So we have to show that &lt; AMR + &lt; ANR = $180^{\circ}$, or, in other words, we must prove that the quadrilateral AMRN is cyclic.&#10;&#10;Well, the points M and N lie on the circle with diameter BC, and the center of this circle is obviously the midpoint O of BC. Thus, MO = NO, so that the triangle MON is isosceles, and hence the line OR, being the angle bisector of the angle MON, coincides with the perpendicular bisector of the segment MN. Hence, the point R lies on the perpendicular bisector of the segment MN. In other words, the point R is the point of intersection of the perpendicular bisector of the segment MN with the angle bisector of the angle MAN. But a well-known fact states that the perpendicular bisector of a side of a triangle meets the angle bisector of the opposite angle at a point on the circumcircle of the triangle. Hence, the point R lies on the circumcircle of triangle MAN, and therefore, the quadrilateral AMRN is cyclic.&#10;&#10;Darij" calcext:value-type="string">
            <text:p>Click for solution</text:p>
            <text:p/>
            <text:p>I needed 10 minutes to sort the trash out of the configuration. After that everything was trivial.</text:p>
            <text:p/>
            <text:p>If T is the point of intersection of the circumcircles of triangles BMR and CNR, then we must show that T lies on BC, i. e. that we have &lt; BTR + &lt; CTR = $180^{\circ}$. Since BMRT is a cyclic quadrilateral, we have &lt; BTR = $180^{\circ}$ - &lt; BMR, so &lt; BTR = &lt; AMR. Similarly &lt; CTR = &lt; ANR. So we have to show that &lt; AMR + &lt; ANR = $180^{\circ}$, or, in other words, we must prove that the quadrilateral AMRN is cyclic.</text:p>
            <text:p/>
            <text:p>Well, the points M and N lie on the circle with diameter BC, and the center of this circle is obviously the midpoint O of BC. Thus, MO = NO, so that the triangle MON is isosceles, and hence the line OR, being the angle bisector of the angle MON, coincides with the perpendicular bisector of the segment MN. Hence, the point R lies on the perpendicular bisector of the segment MN. In other words, the point R is the point of intersection of the perpendicular bisector of the segment MN with the angle bisector of the angle MAN. But a well-known fact states that the perpendicular bisector of a side of a triangle meets the angle bisector of the opposite angle at a point on the circumcircle of the triangle. Hence, the point R lies on the circumcircle of triangle MAN, and therefore, the quadrilateral AMRN is cyclic.</text:p>
            <text:p/>
            <text:p>Darij</text:p>
          </table:table-cell>
          <table:table-cell office:value-type="string" calcext:value-type="string">
            <text:p>https://artofproblemsolving.com/community/c3955_2004_imo_shortlist</text:p>
          </table:table-cell>
          <table:table-cell office:value-type="string" office:string-value="Click for solution&#10;&#10;I needed 10 minutes to sort the trash out of the configuration. After that everything was trivial.&#10;&#10;If T is the point of intersection of the circumcircles of triangles BMR and CNR, then we must show that T lies on BC, i. e. that we have &lt; BTR + &lt; CTR = $180^{\circ}$. Since BMRT is a cyclic quadrilateral, we have &lt; BTR = $180^{\circ}$ - &lt; BMR, so &lt; BTR = &lt; AMR. Similarly &lt; CTR = &lt; ANR. So we have to show that &lt; AMR + &lt; ANR = $180^{\circ}$, or, in other words, we must prove that the quadrilateral AMRN is cyclic.&#10;&#10;Well, the points M and N lie on the circle with diameter BC, and the center of this circle is obviously the midpoint O of BC. Thus, MO = NO, so that the triangle MON is isosceles, and hence the line OR, being the angle bisector of the angle MON, coincides with the perpendicular bisector of the segment MN. Hence, the point R lies on the perpendicular bisector of the segment MN. In other words, the point R is the point of intersection of the perpendicular bisector of the segment MN with the angle bisector of the angle MAN. But a well-known fact states that the perpendicular bisector of a side of a triangle meets the angle bisector of the opposite angle at a point on the circumcircle of the triangle. Hence, the point R lies on the circumcircle of triangle MAN, and therefore, the quadrilateral AMRN is cyclic.&#10;&#10;Darij" calcext:value-type="string">
            <text:p>Click for solution</text:p>
            <text:p/>
            <text:p>I needed 10 minutes to sort the trash out of the configuration. After that everything was trivial.</text:p>
            <text:p/>
            <text:p>If T is the point of intersection of the circumcircles of triangles BMR and CNR, then we must show that T lies on BC, i. e. that we have &lt; BTR + &lt; CTR = $180^{\circ}$. Since BMRT is a cyclic quadrilateral, we have &lt; BTR = $180^{\circ}$ - &lt; BMR, so &lt; BTR = &lt; AMR. Similarly &lt; CTR = &lt; ANR. So we have to show that &lt; AMR + &lt; ANR = $180^{\circ}$, or, in other words, we must prove that the quadrilateral AMRN is cyclic.</text:p>
            <text:p/>
            <text:p>Well, the points M and N lie on the circle with diameter BC, and the center of this circle is obviously the midpoint O of BC. Thus, MO = NO, so that the triangle MON is isosceles, and hence the line OR, being the angle bisector of the angle MON, coincides with the perpendicular bisector of the segment MN. Hence, the point R lies on the perpendicular bisector of the segment MN. In other words, the point R is the point of intersection of the perpendicular bisector of the segment MN with the angle bisector of the angle MAN. But a well-known fact states that the perpendicular bisector of a side of a triangle meets the angle bisector of the opposite angle at a point on the circumcircle of the triangle. Hence, the point R lies on the circumcircle of triangle MAN, and therefore, the quadrilateral AMRN is cyclic.</text:p>
            <text:p/>
            <text:p>Darij</text:p>
          </table:table-cell>
          <table:table-cell/>
        </table:table-row>
        <table:table-row table:style-name="ro11">
          <table:table-cell office:value-type="string" calcext:value-type="string">
            <text:p>2004 IMO Shortlist</text:p>
          </table:table-cell>
          <table:table-cell office:value-type="float" office:value="2004" calcext:value-type="float">
            <text:p>2004</text:p>
          </table:table-cell>
          <table:table-cell office:value-type="float" office:value="2" calcext:value-type="float">
            <text:p>2</text:p>
          </table:table-cell>
          <table:table-cell/>
          <table:table-cell office:value-type="string" calcext:value-type="string">
            <text:p>Let $\Gamma$ be a circle and let $d$ be a line such that $\Gamma$ and $d$ have no common points. Further, let $AB$ be a diameter of the circle $\Gamma$; assume that this diameter $AB$ is perpendicular to the line $d$, and the point $B$ is nearer to the line $d$ than the point $A$. Let $C$ be an arbitrary point on the circle $\Gamma$, different from the points $A$ and $B$. Let $D$ be the point of intersection of the lines $AC$ and $d$. One of the two tangents from the point $D$ to the circle $\Gamma$ touches this circle $\Gamma$ at a point $E$; hereby, we assume that the points $B$ and $E$ lie in the same halfplane with respect to the line $AC$. Denote by $F$ the point of intersection of the lines $BE$ and $d$. Let the line $AF$ intersect the circle $\Gamma$ at a point $G$, different from $A$.</text:p>
            <text:p/>
            <text:p>Prove that the reflection of the point $G$ in the line $AB$ lies on the line $CF$.</text:p>
          </table:table-cell>
          <table:table-cell office:value-type="string" calcext:value-type="string">
            <text:p>https://artofproblemsolving.com/community/c3955_2004_imo_shortlist</text:p>
          </table:table-cell>
          <table:table-cell office:value-type="string" calcext:value-type="string">
            <text:p>Let $\Gamma$ be a circle and let $d$ be a line such that $\Gamma$ and $d$ have no common points. Further, let $AB$ be a diameter of the circle $\Gamma$; assume that this diameter $AB$ is perpendicular to the line $d$, and the point $B$ is nearer to the line $d$ than the point $A$. Let $C$ be an arbitrary point on the circle $\Gamma$, different from the points $A$ and $B$. Let $D$ be the point of intersection of the lines $AC$ and $d$. One of the two tangents from the point $D$ to the circle $\Gamma$ touches this circle $\Gamma$ at a point $E$; hereby, we assume that the points $B$ and $E$ lie in the same halfplane with respect to the line $AC$. Denote by $F$ the point of intersection of the lines $BE$ and $d$. Let the line $AF$ intersect the circle $\Gamma$ at a point $G$, different from $A$.</text:p>
            <text:p/>
            <text:p>Prove that the reflection of the point $G$ in the line $AB$ lies on the line $CF$.</text:p>
          </table:table-cell>
          <table:table-cell/>
        </table:table-row>
        <table:table-row table:style-name="ro5">
          <table:table-cell office:value-type="string" calcext:value-type="string">
            <text:p>2004 IMO Shortlist</text:p>
          </table:table-cell>
          <table:table-cell office:value-type="float" office:value="2004" calcext:value-type="float">
            <text:p>2004</text:p>
          </table:table-cell>
          <table:table-cell office:value-type="float" office:value="3" calcext:value-type="float">
            <text:p>3</text:p>
          </table:table-cell>
          <table:table-cell office:value-type="string" calcext:value-type="string">
            <text:p>Hojoo Lee, Korea</text:p>
          </table:table-cell>
          <table:table-cell office:value-type="string" calcext:value-type="string">
            <text:p>Let $O$ be the circumcenter of an acute-angled triangle $ABC$ with ${\angle B&lt;\angle C}$. The line $AO$ meets the side $BC$ at $D$. The circumcenters of the triangles $ABD$ and $ACD$ are $E$ and $F$, respectively. Extend the sides $BA$ and $CA$ beyond $A$, and choose on the respective extensions points $G$ and $H$ such that ${AG=AC}$ and ${AH=AB}$. Prove that the quadrilateral $EFGH$ is a rectangle if and only if ${\angle ACB-\angle ABC=60^{\circ }}$.</text:p>
          </table:table-cell>
          <table:table-cell office:value-type="string" calcext:value-type="string">
            <text:p>https://artofproblemsolving.com/community/c3955_2004_imo_shortlist</text:p>
          </table:table-cell>
          <table:table-cell office:value-type="string" calcext:value-type="string">
            <text:p>Let $O$ be the circumcenter of an acute-angled triangle $ABC$ with ${\angle B&lt;\angle C}$. The line $AO$ meets the side $BC$ at $D$. The circumcenters of the triangles $ABD$ and $ACD$ are $E$ and $F$, respectively. Extend the sides $BA$ and $CA$ beyond $A$, and choose on the respective extensions points $G$ and $H$ such that ${AG=AC}$ and ${AH=AB}$. Prove that the quadrilateral $EFGH$ is a rectangle if and only if ${\angle ACB-\angle ABC=60^{\circ }}$.</text:p>
            <text:p/>
            <text:p>\textit{Proposed by Hojoo Lee, Korea}</text:p>
          </table:table-cell>
          <table:table-cell/>
        </table:table-row>
        <table:table-row table:style-name="ro13">
          <table:table-cell office:value-type="string" calcext:value-type="string">
            <text:p>2004 IMO Shortlist</text:p>
          </table:table-cell>
          <table:table-cell office:value-type="float" office:value="2004" calcext:value-type="float">
            <text:p>2004</text:p>
          </table:table-cell>
          <table:table-cell office:value-type="float" office:value="4" calcext:value-type="float">
            <text:p>4</text:p>
          </table:table-cell>
          <table:table-cell/>
          <table:table-cell office:value-type="string" calcext:value-type="string">
            <text:p>In a convex quadrilateral $ABCD$, the diagonal $BD$ bisects neither the angle $ABC$ nor the angle $CDA$. The point $P$ lies inside $ABCD$ and satisfies \[\angle PBC=\angle DBA\quad\text{and}\quad \angle PDC=\angle BDA.\] Prove that $ABCD$ is a cyclic quadrilateral if and only if $AP=CP$.</text:p>
          </table:table-cell>
          <table:table-cell office:value-type="string" calcext:value-type="string">
            <text:p>https://artofproblemsolving.com/community/c3955_2004_imo_shortlist</text:p>
          </table:table-cell>
          <table:table-cell office:value-type="string" calcext:value-type="string">
            <text:p>In a convex quadrilateral $ABCD$, the diagonal $BD$ bisects neither the angle $ABC$ nor the angle $CDA$. The point $P$ lies inside $ABCD$ and satisfies \[\angle PBC=\angle DBA\quad\text{and}\quad \angle PDC=\angle BDA.\] Prove that $ABCD$ is a cyclic quadrilateral if and only if $AP=CP$.</text:p>
          </table:table-cell>
          <table:table-cell/>
        </table:table-row>
        <table:table-row table:style-name="ro25">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office:string-value="Click for solution&#10;&#10;I needed over two hours for the solution, even though it is not so hard. Let $P_1$, $P_2$, $P_3$, $P_4$ be the orthogonal projections of the point P on the lines AB, BC, CD, DA, and let $Q_1$, $Q_2$, $Q_3$, $Q_4$ be the reflections of P in these lines, or, equivalently, the reflections of P in the points $P_1$, $P_2$, $P_3$, $P_4$. From &lt; PBC = &lt; DBA, you see that the line BD is the reflection of the line BP in the angle bisector of the angle ABC. Now you use the following (quite easy) lemma:&#10;&#10;\textit{If X is a point in the plane of an angle VUW, and V' and W' are the reflections of X in the lines UV and UW, then the perpendicular bisector of the line V'W' is the reflection of the line UX in the angle bisector of the angle VUW.}&#10;&#10;Now, apply this lemma to the angle ABC and the point P, whose reflections in the lines BA and BC are $Q_1$ and $Q_2$, respectively, and you see that the perpendicular bisector of the line $Q_1 Q_2$ is the line BD. Hence, the points $Q_1$ and $Q_2$ are symmetric to each other with respect to the line BD. Similarly, the points $Q_4$ and $Q_3$ are symmetric to each other with respect to the line BD, too. Hence, since symmetry is a congruence transformation  :D , we have $Q_1 Q_4 = Q_2 Q_3$. Now, since $Q_1$ and $Q_4$ are the reflections of P in $P_1$ and $P_4$, the points $P_1$ and $P_4$ are the midpoints of the segments $PQ_1$ and $PQ_4$, and thus $P_1 P_4 = \frac12 Q_1 Q_4$. Similarly $P_2 P_3 = \frac12 Q_2 Q_3$. Now, from $Q_1 Q_4 = Q_2 Q_3$, it follows that $P_1 P_4 = P_2 P_3$.&#10;&#10;Since $\measuredangle AP_4 P = 90^{\circ}$ and $\measuredangle AP_1 P = 90^{\circ}$, the points $P_4$ and $P_1$ lie on the circle with diameter AP. In other words, the circumcircle of triangle $AP_4 P_1$ has the segment AP as diameter. Therefore, by the Extended Law of Sines, we have&#10;&#10;$P_1 P_4 = AP \cdot \sin \measuredangle P_1 A P_4 = AP \cdot \sin A$,&#10;&#10;where A = &lt; DAB and C = &lt; BCD are two opposite angles of our quadrilateral. Similarly, $P_2 P_3 = CP \cdot \sin C$. Since $P_1 P_4 = P_2 P_3$, we conclude that AP = CP holds if and only if sin A = sin C. Now, sin A = sin C means either A = C, or A + C = $180^{\circ}$. In the case of A + C = $180^{\circ}$, the quadrilateral ABCD is cyclic, and we are happy. Remains to show that the case A = C cannot occur. In fact, a simple angle chase shows that in this case, we have &lt; BPD = $180^{\circ}$, so that the point P (if it exists) lies on the diagonal BD, and from &lt; PBC = &lt; DBA we conclude that the diagonal BD bisects the angle ABC. This contradicts the assumption of the problem. Hence, AP = CP holds if and only if the quadrilateral ABCD is cyclic.&#10;&#10;Peter has another solution, applying the sine law one thousand times (later he admitted it were just four times or something like this  :D ).&#10;&#10;Darij" calcext:value-type="string">
            <text:p>Click for solution</text:p>
            <text:p/>
            <text:p>I needed over two hours for the solution, even though it is not so hard. Let $P_1$, $P_2$, $P_3$, $P_4$ be the orthogonal projections of the point P on the lines AB, BC, CD, DA, and let $Q_1$, $Q_2$, $Q_3$, $Q_4$ be the reflections of P in these lines, or, equivalently, the reflections of P in the points $P_1$, $P_2$, $P_3$, $P_4$. From &lt; PBC = &lt; DBA, you see that the line BD is the reflection of the line BP in the angle bisector of the angle ABC. Now you use the following (quite easy) lemma:</text:p>
            <text:p/>
            <text:p>\textit{If X is a point in the plane of an angle VUW, and V' and W' are the reflections of X in the lines UV and UW, then the perpendicular bisector of the line V'W' is the reflection of the line UX in the angle bisector of the angle VUW.}</text:p>
            <text:p/>
            <text:p>Now, apply this lemma to the angle ABC and the point P, whose reflections in the lines BA and BC are $Q_1$ and $Q_2$, respectively, and you see that the perpendicular bisector of the line $Q_1 Q_2$ is the line BD. Hence, the points $Q_1$ and $Q_2$ are symmetric to each other with respect to the line BD. Similarly, the points $Q_4$ and $Q_3$ are symmetric to each other with respect to the line BD, too. Hence, since symmetry is a congruence transformation  :D , we have $Q_1 Q_4 = Q_2 Q_3$. Now, since $Q_1$ and $Q_4$ are the reflections of P in $P_1$ and $P_4$, the points $P_1$ and $P_4$ are the midpoints of the segments $PQ_1$ and $PQ_4$, and thus $P_1 P_4 = \frac12 Q_1 Q_4$. Similarly $P_2 P_3 = \frac12 Q_2 Q_3$. Now, from $Q_1 Q_4 = Q_2 Q_3$, it follows that $P_1 P_4 = P_2 P_3$.</text:p>
            <text:p/>
            <text:p>Since $\measuredangle AP_4 P = 90^{\circ}$ and $\measuredangle AP_1 P = 90^{\circ}$, the points $P_4$ and $P_1$ lie on the circle with diameter AP. In other words, the circumcircle of triangle $AP_4 P_1$ has the segment AP as diameter. Therefore, by the Extended Law of Sines, we have</text:p>
            <text:p/>
            <text:p>$P_1 P_4 = AP \cdot \sin \measuredangle P_1 A P_4 = AP \cdot \sin A$,</text:p>
            <text:p/>
            <text:p>where A = &lt; DAB and C = &lt; BCD are two opposite angles of our quadrilateral. Similarly, $P_2 P_3 = CP \cdot \sin C$. Since $P_1 P_4 = P_2 P_3$, we conclude that AP = CP holds if and only if sin A = sin C. Now, sin A = sin C means either A = C, or A + C = $180^{\circ}$. In the case of A + C = $180^{\circ}$, the quadrilateral ABCD is cyclic, and we are happy. Remains to show that the case A = C cannot occur. In fact, a simple angle chase shows that in this case, we have &lt; BPD = $180^{\circ}$, so that the point P (if it exists) lies on the diagonal BD, and from &lt; PBC = &lt; DBA we conclude that the diagonal BD bisects the angle ABC. This contradicts the assumption of the problem. Hence, AP = CP holds if and only if the quadrilateral ABCD is cyclic.</text:p>
            <text:p/>
            <text:p>Peter has another solution, applying the sine law one thousand times (later he admitted it were just four times or something like this  :D ).</text:p>
            <text:p/>
            <text:p>Darij</text:p>
          </table:table-cell>
          <table:table-cell office:value-type="string" calcext:value-type="string">
            <text:p>https://artofproblemsolving.com/community/c3955_2004_imo_shortlist</text:p>
          </table:table-cell>
          <table:table-cell office:value-type="string" office:string-value="Click for solution&#10;&#10;I needed over two hours for the solution, even though it is not so hard. Let $P_1$, $P_2$, $P_3$, $P_4$ be the orthogonal projections of the point P on the lines AB, BC, CD, DA, and let $Q_1$, $Q_2$, $Q_3$, $Q_4$ be the reflections of P in these lines, or, equivalently, the reflections of P in the points $P_1$, $P_2$, $P_3$, $P_4$. From &lt; PBC = &lt; DBA, you see that the line BD is the reflection of the line BP in the angle bisector of the angle ABC. Now you use the following (quite easy) lemma:&#10;&#10;\textit{If X is a point in the plane of an angle VUW, and V' and W' are the reflections of X in the lines UV and UW, then the perpendicular bisector of the line V'W' is the reflection of the line UX in the angle bisector of the angle VUW.}&#10;&#10;Now, apply this lemma to the angle ABC and the point P, whose reflections in the lines BA and BC are $Q_1$ and $Q_2$, respectively, and you see that the perpendicular bisector of the line $Q_1 Q_2$ is the line BD. Hence, the points $Q_1$ and $Q_2$ are symmetric to each other with respect to the line BD. Similarly, the points $Q_4$ and $Q_3$ are symmetric to each other with respect to the line BD, too. Hence, since symmetry is a congruence transformation  :D , we have $Q_1 Q_4 = Q_2 Q_3$. Now, since $Q_1$ and $Q_4$ are the reflections of P in $P_1$ and $P_4$, the points $P_1$ and $P_4$ are the midpoints of the segments $PQ_1$ and $PQ_4$, and thus $P_1 P_4 = \frac12 Q_1 Q_4$. Similarly $P_2 P_3 = \frac12 Q_2 Q_3$. Now, from $Q_1 Q_4 = Q_2 Q_3$, it follows that $P_1 P_4 = P_2 P_3$.&#10;&#10;Since $\measuredangle AP_4 P = 90^{\circ}$ and $\measuredangle AP_1 P = 90^{\circ}$, the points $P_4$ and $P_1$ lie on the circle with diameter AP. In other words, the circumcircle of triangle $AP_4 P_1$ has the segment AP as diameter. Therefore, by the Extended Law of Sines, we have&#10;&#10;$P_1 P_4 = AP \cdot \sin \measuredangle P_1 A P_4 = AP \cdot \sin A$,&#10;&#10;where A = &lt; DAB and C = &lt; BCD are two opposite angles of our quadrilateral. Similarly, $P_2 P_3 = CP \cdot \sin C$. Since $P_1 P_4 = P_2 P_3$, we conclude that AP = CP holds if and only if sin A = sin C. Now, sin A = sin C means either A = C, or A + C = $180^{\circ}$. In the case of A + C = $180^{\circ}$, the quadrilateral ABCD is cyclic, and we are happy. Remains to show that the case A = C cannot occur. In fact, a simple angle chase shows that in this case, we have &lt; BPD = $180^{\circ}$, so that the point P (if it exists) lies on the diagonal BD, and from &lt; PBC = &lt; DBA we conclude that the diagonal BD bisects the angle ABC. This contradicts the assumption of the problem. Hence, AP = CP holds if and only if the quadrilateral ABCD is cyclic.&#10;&#10;Peter has another solution, applying the sine law one thousand times (later he admitted it were just four times or something like this  :D ).&#10;&#10;Darij" calcext:value-type="string">
            <text:p>Click for solution</text:p>
            <text:p/>
            <text:p>I needed over two hours for the solution, even though it is not so hard. Let $P_1$, $P_2$, $P_3$, $P_4$ be the orthogonal projections of the point P on the lines AB, BC, CD, DA, and let $Q_1$, $Q_2$, $Q_3$, $Q_4$ be the reflections of P in these lines, or, equivalently, the reflections of P in the points $P_1$, $P_2$, $P_3$, $P_4$. From &lt; PBC = &lt; DBA, you see that the line BD is the reflection of the line BP in the angle bisector of the angle ABC. Now you use the following (quite easy) lemma:</text:p>
            <text:p/>
            <text:p>\textit{If X is a point in the plane of an angle VUW, and V' and W' are the reflections of X in the lines UV and UW, then the perpendicular bisector of the line V'W' is the reflection of the line UX in the angle bisector of the angle VUW.}</text:p>
            <text:p/>
            <text:p>Now, apply this lemma to the angle ABC and the point P, whose reflections in the lines BA and BC are $Q_1$ and $Q_2$, respectively, and you see that the perpendicular bisector of the line $Q_1 Q_2$ is the line BD. Hence, the points $Q_1$ and $Q_2$ are symmetric to each other with respect to the line BD. Similarly, the points $Q_4$ and $Q_3$ are symmetric to each other with respect to the line BD, too. Hence, since symmetry is a congruence transformation  :D , we have $Q_1 Q_4 = Q_2 Q_3$. Now, since $Q_1$ and $Q_4$ are the reflections of P in $P_1$ and $P_4$, the points $P_1$ and $P_4$ are the midpoints of the segments $PQ_1$ and $PQ_4$, and thus $P_1 P_4 = \frac12 Q_1 Q_4$. Similarly $P_2 P_3 = \frac12 Q_2 Q_3$. Now, from $Q_1 Q_4 = Q_2 Q_3$, it follows that $P_1 P_4 = P_2 P_3$.</text:p>
            <text:p/>
            <text:p>Since $\measuredangle AP_4 P = 90^{\circ}$ and $\measuredangle AP_1 P = 90^{\circ}$, the points $P_4$ and $P_1$ lie on the circle with diameter AP. In other words, the circumcircle of triangle $AP_4 P_1$ has the segment AP as diameter. Therefore, by the Extended Law of Sines, we have</text:p>
            <text:p/>
            <text:p>$P_1 P_4 = AP \cdot \sin \measuredangle P_1 A P_4 = AP \cdot \sin A$,</text:p>
            <text:p/>
            <text:p>where A = &lt; DAB and C = &lt; BCD are two opposite angles of our quadrilateral. Similarly, $P_2 P_3 = CP \cdot \sin C$. Since $P_1 P_4 = P_2 P_3$, we conclude that AP = CP holds if and only if sin A = sin C. Now, sin A = sin C means either A = C, or A + C = $180^{\circ}$. In the case of A + C = $180^{\circ}$, the quadrilateral ABCD is cyclic, and we are happy. Remains to show that the case A = C cannot occur. In fact, a simple angle chase shows that in this case, we have &lt; BPD = $180^{\circ}$, so that the point P (if it exists) lies on the diagonal BD, and from &lt; PBC = &lt; DBA we conclude that the diagonal BD bisects the angle ABC. This contradicts the assumption of the problem. Hence, AP = CP holds if and only if the quadrilateral ABCD is cyclic.</text:p>
            <text:p/>
            <text:p>Peter has another solution, applying the sine law one thousand times (later he admitted it were just four times or something like this  :D ).</text:p>
            <text:p/>
            <text:p>Darij</text:p>
          </table:table-cell>
          <table:table-cell/>
        </table:table-row>
        <table:table-row table:style-name="ro10">
          <table:table-cell office:value-type="string" calcext:value-type="string">
            <text:p>2004 IMO Shortlist</text:p>
          </table:table-cell>
          <table:table-cell office:value-type="float" office:value="2004" calcext:value-type="float">
            <text:p>2004</text:p>
          </table:table-cell>
          <table:table-cell office:value-type="float" office:value="5" calcext:value-type="float">
            <text:p>5</text:p>
          </table:table-cell>
          <table:table-cell office:value-type="string" calcext:value-type="string">
            <text:p>Dusan Dukic, Serbia and Montenegro</text:p>
          </table:table-cell>
          <table:table-cell office:value-type="string" calcext:value-type="string">
            <text:p>Let $A_1A_2A_3\ldots A_n$ be a regular $n$-gon. Let $B_1$ and $B_{n-1}$ be the midpoints of its sides $A_1A_2$ and $A_{n-1}A_n$. Also, for every $i\in\left\{2,3,4,\ldots ,n-2\right\}$. Let $S$ be the point of intersection of the lines $A_1A_{i+1}$ and $A_nA_i$, and let $B_i$ be the point of intersection of the angle bisector bisector of the angle $\measuredangle A_iSA_{i+1}$ with the segment $A_iA_{i+1}$.</text:p>
            <text:p/>
            <text:p>Prove that $\sum_{i=1}^{n-1} \measuredangle A_1B_iA_n=180^{\circ}$.</text:p>
          </table:table-cell>
          <table:table-cell office:value-type="string" calcext:value-type="string">
            <text:p>https://artofproblemsolving.com/community/c3955_2004_imo_shortlist</text:p>
          </table:table-cell>
          <table:table-cell office:value-type="string" calcext:value-type="string">
            <text:p>Let $A_1A_2A_3\ldots A_n$ be a regular $n$-gon. Let $B_1$ and $B_{n-1}$ be the midpoints of its sides $A_1A_2$ and $A_{n-1}A_n$. Also, for every $i\in\left\{2,3,4,\ldots ,n-2\right\}$. Let $S$ be the point of intersection of the lines $A_1A_{i+1}$ and $A_nA_i$, and let $B_i$ be the point of intersection of the angle bisector bisector of the angle $\measuredangle A_iSA_{i+1}$ with the segment $A_iA_{i+1}$.</text:p>
            <text:p/>
            <text:p>Prove that $\sum_{i=1}^{n-1} \measuredangle A_1B_iA_n=180^{\circ}$.</text:p>
            <text:p/>
            <text:p>\textit{Proposed by Dusan Dukic, Serbia and Montenegro}</text:p>
          </table:table-cell>
          <table:table-cell/>
        </table:table-row>
        <table:table-row table:style-name="ro26">
          <table:table-cell office:value-type="string" calcext:value-type="string">
            <text:p>2004 IMO Shortlist</text:p>
          </table:table-cell>
          <table:table-cell office:value-type="float" office:value="2004" calcext:value-type="float">
            <text:p>2004</text:p>
          </table:table-cell>
          <table:table-cell/>
          <table:table-cell office:value-type="string" calcext:value-type="string">
            <text:p>Q.E.D.</text:p>
          </table:table-cell>
          <table:table-cell office:value-type="string" office:string-value="Click for solution&#10;&#10;Using lemma, This can be proved easily&#10;&#10;$lemma$. Let $XAB$ be a triangle such that $XA=XB$.&#10;&#10;$D, C$ be points on $XA, XB$ respectly such that $DC \parallel AB$.&#10;&#10;and $S= AC \cap BD$ . and $N$ be the intersection of the bisector of $\angle CSB$ and $BC$.&#10;&#10;Finally, $M$ be the mid point of $BC$. Then $D, N, M, A$ are on one circle.&#10;&#10;$pf)$ Let $AN \cap CD = E$, $DM\cap AB = F$. And the length of $DC=p$.&#10;&#10;It can be easily shown that $BF=CE=p$. so $EF\parallel XB$.&#10;&#10;Therefore, $\angle EAF=\angle FDE$. and from $\angle CAB=\angle BDC$,&#10;&#10;We get $\angle CAN = \angle MDB$. cuz $\angle CAD= \angle DBC$,&#10;&#10;$\angle NAD = \angle DMN$. so lemma is proved.&#10;&#10;&#10;&#10;Now, Let $C_i$ be the mid points of $A_i A_{i+1}$.&#10;&#10;Using lemma, We get $\angle A_1 C_i A_n = \angle A_1 B_i A_n$.&#10;&#10;With using similarity, We can concentrate angles into $B_1$.&#10;&#10;So, the sum of angles is $180$." calcext:value-type="string">
            <text:p>Click for solution</text:p>
            <text:p/>
            <text:p>Using lemma, This can be proved easily</text:p>
            <text:p/>
            <text:p>$lemma$. Let $XAB$ be a triangle such that $XA=XB$.</text:p>
            <text:p/>
            <text:p>$D, C$ be points on $XA, XB$ respectly such that $DC \parallel AB$.</text:p>
            <text:p/>
            <text:p>and $S= AC \cap BD$ . and $N$ be the intersection of the bisector of $\angle CSB$ and $BC$.</text:p>
            <text:p/>
            <text:p>Finally, $M$ be the mid point of $BC$. Then $D, N, M, A$ are on one circle.</text:p>
            <text:p/>
            <text:p>$pf)$ Let $AN \cap CD = E$, $DM\cap AB = F$. And the length of $DC=p$.</text:p>
            <text:p/>
            <text:p>It can be easily shown that $BF=CE=p$. so $EF\parallel XB$.</text:p>
            <text:p/>
            <text:p>Therefore, $\angle EAF=\angle FDE$. and from $\angle CAB=\angle BDC$,</text:p>
            <text:p/>
            <text:p>We get $\angle CAN = \angle MDB$. cuz $\angle CAD= \angle DBC$,</text:p>
            <text:p/>
            <text:p>$\angle NAD = \angle DMN$. so lemma is proved.</text:p>
            <text:p/>
            <text:p/>
            <text:p/>
            <text:p>Now, Let $C_i$ be the mid points of $A_i A_{i+1}$.</text:p>
            <text:p/>
            <text:p>Using lemma, We get $\angle A_1 C_i A_n = \angle A_1 B_i A_n$.</text:p>
            <text:p/>
            <text:p>With using similarity, We can concentrate angles into $B_1$.</text:p>
            <text:p/>
            <text:p>So, the sum of angles is $180$.</text:p>
          </table:table-cell>
          <table:table-cell office:value-type="string" calcext:value-type="string">
            <text:p>https://artofproblemsolving.com/community/c3955_2004_imo_shortlist</text:p>
          </table:table-cell>
          <table:table-cell office:value-type="string" office:string-value="Click for solution&#10;&#10;Using lemma, This can be proved easily&#10;&#10;$lemma$. Let $XAB$ be a triangle such that $XA=XB$.&#10;&#10;$D, C$ be points on $XA, XB$ respectly such that $DC \parallel AB$.&#10;&#10;and $S= AC \cap BD$ . and $N$ be the intersection of the bisector of $\angle CSB$ and $BC$.&#10;&#10;Finally, $M$ be the mid point of $BC$. Then $D, N, M, A$ are on one circle.&#10;&#10;$pf)$ Let $AN \cap CD = E$, $DM\cap AB = F$. And the length of $DC=p$.&#10;&#10;It can be easily shown that $BF=CE=p$. so $EF\parallel XB$.&#10;&#10;Therefore, $\angle EAF=\angle FDE$. and from $\angle CAB=\angle BDC$,&#10;&#10;We get $\angle CAN = \angle MDB$. cuz $\angle CAD= \angle DBC$,&#10;&#10;$\angle NAD = \angle DMN$. so lemma is proved.&#10;&#10;&#10;&#10;Now, Let $C_i$ be the mid points of $A_i A_{i+1}$.&#10;&#10;Using lemma, We get $\angle A_1 C_i A_n = \angle A_1 B_i A_n$.&#10;&#10;With using similarity, We can concentrate angles into $B_1$.&#10;&#10;So, the sum of angles is $180$.&#10;&#10;$Q.E.D.$" calcext:value-type="string">
            <text:p>Click for solution</text:p>
            <text:p/>
            <text:p>Using lemma, This can be proved easily</text:p>
            <text:p/>
            <text:p>$lemma$. Let $XAB$ be a triangle such that $XA=XB$.</text:p>
            <text:p/>
            <text:p>$D, C$ be points on $XA, XB$ respectly such that $DC \parallel AB$.</text:p>
            <text:p/>
            <text:p>and $S= AC \cap BD$ . and $N$ be the intersection of the bisector of $\angle CSB$ and $BC$.</text:p>
            <text:p/>
            <text:p>Finally, $M$ be the mid point of $BC$. Then $D, N, M, A$ are on one circle.</text:p>
            <text:p/>
            <text:p>$pf)$ Let $AN \cap CD = E$, $DM\cap AB = F$. And the length of $DC=p$.</text:p>
            <text:p/>
            <text:p>It can be easily shown that $BF=CE=p$. so $EF\parallel XB$.</text:p>
            <text:p/>
            <text:p>Therefore, $\angle EAF=\angle FDE$. and from $\angle CAB=\angle BDC$,</text:p>
            <text:p/>
            <text:p>We get $\angle CAN = \angle MDB$. cuz $\angle CAD= \angle DBC$,</text:p>
            <text:p/>
            <text:p>$\angle NAD = \angle DMN$. so lemma is proved.</text:p>
            <text:p/>
            <text:p/>
            <text:p/>
            <text:p>Now, Let $C_i$ be the mid points of $A_i A_{i+1}$.</text:p>
            <text:p/>
            <text:p>Using lemma, We get $\angle A_1 C_i A_n = \angle A_1 B_i A_n$.</text:p>
            <text:p/>
            <text:p>With using similarity, We can concentrate angles into $B_1$.</text:p>
            <text:p/>
            <text:p>So, the sum of angles is $180$.</text:p>
            <text:p/>
            <text:p>$Q.E.D.$</text:p>
          </table:table-cell>
          <table:table-cell/>
        </table:table-row>
        <table:table-row table:style-name="ro11">
          <table:table-cell office:value-type="string" calcext:value-type="string">
            <text:p>2004 IMO Shortlist</text:p>
          </table:table-cell>
          <table:table-cell office:value-type="float" office:value="2004" calcext:value-type="float">
            <text:p>2004</text:p>
          </table:table-cell>
          <table:table-cell office:value-type="float" office:value="6" calcext:value-type="float">
            <text:p>6</text:p>
          </table:table-cell>
          <table:table-cell office:value-type="string" calcext:value-type="string">
            <text:p>Ben Green and Edward Crane, United Kingdom</text:p>
          </table:table-cell>
          <table:table-cell office:value-type="string" calcext:value-type="string">
            <text:p>Let $P$ be a convex polygon. Prove that there exists a convex hexagon that is contained in $P$ and whose area is at least $\frac34$ of the area of the polygon $P$.</text:p>
            <text:p/>
            <text:p>\textit{Alternative version.} Let $P$ be a convex polygon with $n\geq 6$ vertices. Prove that there exists a convex hexagon with</text:p>
            <text:p/>
            <text:p>\textbf{a)} vertices on the sides of the polygon (or)</text:p>
            <text:p>\textbf{b)} vertices among the vertices of the polygon</text:p>
            <text:p/>
            <text:p>such that the area of the hexagon is at least $\frac{3}{4}$ of the area of the polygon.</text:p>
          </table:table-cell>
          <table:table-cell office:value-type="string" calcext:value-type="string">
            <text:p>https://artofproblemsolving.com/community/c3955_2004_imo_shortlist</text:p>
          </table:table-cell>
          <table:table-cell office:value-type="string" calcext:value-type="string">
            <text:p>Let $P$ be a convex polygon. Prove that there exists a convex hexagon that is contained in $P$ and whose area is at least $\frac34$ of the area of the polygon $P$.</text:p>
            <text:p/>
            <text:p>\textit{Alternative version.} Let $P$ be a convex polygon with $n\geq 6$ vertices. Prove that there exists a convex hexagon with</text:p>
            <text:p/>
            <text:p>\textbf{a)} vertices on the sides of the polygon (or)</text:p>
            <text:p>\textbf{b)} vertices among the vertices of the polygon</text:p>
            <text:p/>
            <text:p>such that the area of the hexagon is at least $\frac{3}{4}$ of the area of the polygon.</text:p>
            <text:p/>
            <text:p>\textit{Proposed by Ben Green and Edward Crane, United Kingdom}</text:p>
          </table:table-cell>
          <table:table-cell/>
        </table:table-row>
        <table:table-row table:style-name="ro20">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office:string-value="Click for solution&#10;&#10;This is a more geometric approach.&#10;&#10;Take any two parallel lines of support $s,t$ touching $\mathcal{P}$ at $S,T$. The segment $ST$ partitions $\mathcal{P }$ into two convex polygons $\mathcal{P}^{\prime}$ and $\mathcal{P} ^{\prime\prime}$. Let $K,L$ be points on the boundary of $\mathcal{P}$ such that the segment $KL$ is parallel to $ST$ and has length $ST/2$. We claim that the trapezoid $SKLT$ has area at least $3/4$ the area of $\mathcal{P} ^{\prime}$. This yields the result because the same argument, applied to $\mathcal{P}^{\prime\prime}$, produces another trapezoid, of area at least $3/4$ the area of $\mathcal{P}^{\prime\prime}$. Combining the two trapezoids, we obtain a hexagon as needed.&#10;&#10;Draw the lines of support of $\mathcal{P}$ through $K$ and $L$, and let them intersect at $Z$. We assume for definiteness that $K$ is closer to the line $s$ than $L$. Let $ZK$ meet $s$ at $X$, let $ZL$ meet $t$ at $Y$, and let the line through $Z$, parallel to $ST$, meet $s$ and $t$ at $A$ and $B$, respectively. Clearly $\mathcal{P}^{\prime }$ is contained in the pentagon $SXZYT$,  (which may reduce to a triangle or a quadrilateral), so it suffices to show that&#10;&#10;\[ \lbrack SKLT]\geq \frac{3}{4}[SXZYT].\ \ \ \ \ \mathbf{(1)}  \]&#10;&#10;Denote ${AZ=a}$, ${BZ=b}$, and let the distances from the points $K$, $X$, $Y$, $S$ to the line $AB$ be $k$, $x$, $y$, $s$. Taking $U$, $V$ on $AB$ so that ${s\parallel KU\parallel LV\parallel t}$, we obtain&#10;&#10;\[ \frac{a+b}{2}=KL=UZ+ZV=\frac{ak}{x}+\frac{bk}{y}.\ \ \ \ \ \mathbf{(2)}  \]&#10;&#10;The areas we are about to compare are expressed by&#10;&#10;\[ \lbrack SKLT]=\frac{3}{4}(a+b)(s-k),  \]&#10;\[ \quad \lbrack SXZYT]=[SABT]-[AXZ]-[BYZ]=(a+b)s-\frac{ax}{2}-\frac{by}{2},  \]&#10;&#10;so the claimed inequality (1) comes down to&#10;&#10;\[ ax+by-2(a+b)k\geq 0.\ \ \ \ \ \mathbf{(3)}  \]&#10;&#10;On computing $k$ from (2) and plugging into (3), a short calculation shows that the left-hand side of (3) is equal to ${ab(x-y)^{2}(ay+bx)^{-1}}$, which is nonnegative.&#10;&#10;[Moderator edit: This is the second proposed solution of this problem, avaliable at http://www.mathlinks.ro/Forum/viewtopic.php?t=15622 .]" calcext:value-type="string">
            <text:p>Click for solution</text:p>
            <text:p/>
            <text:p>This is a more geometric approach.</text:p>
            <text:p/>
            <text:p>Take any two parallel lines of support $s,t$ touching $\mathcal{P}$ at $S,T$. The segment $ST$ partitions $\mathcal{P }$ into two convex polygons $\mathcal{P}^{\prime}$ and $\mathcal{P} ^{\prime\prime}$. Let $K,L$ be points on the boundary of $\mathcal{P}$ such that the segment $KL$ is parallel to $ST$ and has length $ST/2$. We claim that the trapezoid $SKLT$ has area at least $3/4$ the area of $\mathcal{P} ^{\prime}$. This yields the result because the same argument, applied to $\mathcal{P}^{\prime\prime}$, produces another trapezoid, of area at least $3/4$ the area of $\mathcal{P}^{\prime\prime}$. Combining the two trapezoids, we obtain a hexagon as needed.</text:p>
            <text:p/>
            <text:p>Draw the lines of support of $\mathcal{P}$ through $K$ and $L$, and let them intersect at $Z$. We assume for definiteness that $K$ is closer to the line $s$ than $L$. Let $ZK$ meet $s$ at $X$, let $ZL$ meet $t$ at $Y$, and let the line through $Z$, parallel to $ST$, meet $s$ and $t$ at $A$ and $B$, respectively. Clearly $\mathcal{P}^{\prime }$ is contained in the pentagon $SXZYT$,  (which may reduce to a triangle or a quadrilateral), so it suffices to show that</text:p>
            <text:p/>
            <text:p>\[ \lbrack SKLT]\geq \frac{3}{4}[SXZYT].\ \ \ \ \ \mathbf{(1)}  \]</text:p>
            <text:p/>
            <text:p>Denote ${AZ=a}$, ${BZ=b}$, and let the distances from the points $K$, $X$, $Y$, $S$ to the line $AB$ be $k$, $x$, $y$, $s$. Taking $U$, $V$ on $AB$ so that ${s\parallel KU\parallel LV\parallel t}$, we obtain</text:p>
            <text:p/>
            <text:p>\[ \frac{a+b}{2}=KL=UZ+ZV=\frac{ak}{x}+\frac{bk}{y}.\ \ \ \ \ \mathbf{(2)}  \]</text:p>
            <text:p/>
            <text:p>The areas we are about to compare are expressed by</text:p>
            <text:p/>
            <text:p>\[ \lbrack SKLT]=\frac{3}{4}(a+b)(s-k),  \]</text:p>
            <text:p>\[ \quad \lbrack SXZYT]=[SABT]-[AXZ]-[BYZ]=(a+b)s-\frac{ax}{2}-\frac{by}{2},  \]</text:p>
            <text:p/>
            <text:p>so the claimed inequality (1) comes down to</text:p>
            <text:p/>
            <text:p>\[ ax+by-2(a+b)k\geq 0.\ \ \ \ \ \mathbf{(3)}  \]</text:p>
            <text:p/>
            <text:p>On computing $k$ from (2) and plugging into (3), a short calculation shows that the left-hand side of (3) is equal to ${ab(x-y)^{2}(ay+bx)^{-1}}$, which is nonnegative.</text:p>
            <text:p/>
            <text:p>[Moderator edit: This is the second proposed solution of this problem, avaliable at http://www.mathlinks.ro/Forum/viewtopic.php?t=15622 .]</text:p>
          </table:table-cell>
          <table:table-cell office:value-type="string" calcext:value-type="string">
            <text:p>https://artofproblemsolving.com/community/c3955_2004_imo_shortlist</text:p>
          </table:table-cell>
          <table:table-cell office:value-type="string" office:string-value="Click for solution&#10;&#10;This is a more geometric approach.&#10;&#10;Take any two parallel lines of support $s,t$ touching $\mathcal{P}$ at $S,T$. The segment $ST$ partitions $\mathcal{P }$ into two convex polygons $\mathcal{P}^{\prime}$ and $\mathcal{P} ^{\prime\prime}$. Let $K,L$ be points on the boundary of $\mathcal{P}$ such that the segment $KL$ is parallel to $ST$ and has length $ST/2$. We claim that the trapezoid $SKLT$ has area at least $3/4$ the area of $\mathcal{P} ^{\prime}$. This yields the result because the same argument, applied to $\mathcal{P}^{\prime\prime}$, produces another trapezoid, of area at least $3/4$ the area of $\mathcal{P}^{\prime\prime}$. Combining the two trapezoids, we obtain a hexagon as needed.&#10;&#10;Draw the lines of support of $\mathcal{P}$ through $K$ and $L$, and let them intersect at $Z$. We assume for definiteness that $K$ is closer to the line $s$ than $L$. Let $ZK$ meet $s$ at $X$, let $ZL$ meet $t$ at $Y$, and let the line through $Z$, parallel to $ST$, meet $s$ and $t$ at $A$ and $B$, respectively. Clearly $\mathcal{P}^{\prime }$ is contained in the pentagon $SXZYT$,  (which may reduce to a triangle or a quadrilateral), so it suffices to show that&#10;&#10;\[ \lbrack SKLT]\geq \frac{3}{4}[SXZYT].\ \ \ \ \ \mathbf{(1)}  \]&#10;&#10;Denote ${AZ=a}$, ${BZ=b}$, and let the distances from the points $K$, $X$, $Y$, $S$ to the line $AB$ be $k$, $x$, $y$, $s$. Taking $U$, $V$ on $AB$ so that ${s\parallel KU\parallel LV\parallel t}$, we obtain&#10;&#10;\[ \frac{a+b}{2}=KL=UZ+ZV=\frac{ak}{x}+\frac{bk}{y}.\ \ \ \ \ \mathbf{(2)}  \]&#10;&#10;The areas we are about to compare are expressed by&#10;&#10;\[ \lbrack SKLT]=\frac{3}{4}(a+b)(s-k),  \]&#10;\[ \quad \lbrack SXZYT]=[SABT]-[AXZ]-[BYZ]=(a+b)s-\frac{ax}{2}-\frac{by}{2},  \]&#10;&#10;so the claimed inequality (1) comes down to&#10;&#10;\[ ax+by-2(a+b)k\geq 0.\ \ \ \ \ \mathbf{(3)}  \]&#10;&#10;On computing $k$ from (2) and plugging into (3), a short calculation shows that the left-hand side of (3) is equal to ${ab(x-y)^{2}(ay+bx)^{-1}}$, which is nonnegative.&#10;&#10;[Moderator edit: This is the second proposed solution of this problem, avaliable at http://www.mathlinks.ro/Forum/viewtopic.php?t=15622 .]" calcext:value-type="string">
            <text:p>Click for solution</text:p>
            <text:p/>
            <text:p>This is a more geometric approach.</text:p>
            <text:p/>
            <text:p>Take any two parallel lines of support $s,t$ touching $\mathcal{P}$ at $S,T$. The segment $ST$ partitions $\mathcal{P }$ into two convex polygons $\mathcal{P}^{\prime}$ and $\mathcal{P} ^{\prime\prime}$. Let $K,L$ be points on the boundary of $\mathcal{P}$ such that the segment $KL$ is parallel to $ST$ and has length $ST/2$. We claim that the trapezoid $SKLT$ has area at least $3/4$ the area of $\mathcal{P} ^{\prime}$. This yields the result because the same argument, applied to $\mathcal{P}^{\prime\prime}$, produces another trapezoid, of area at least $3/4$ the area of $\mathcal{P}^{\prime\prime}$. Combining the two trapezoids, we obtain a hexagon as needed.</text:p>
            <text:p/>
            <text:p>Draw the lines of support of $\mathcal{P}$ through $K$ and $L$, and let them intersect at $Z$. We assume for definiteness that $K$ is closer to the line $s$ than $L$. Let $ZK$ meet $s$ at $X$, let $ZL$ meet $t$ at $Y$, and let the line through $Z$, parallel to $ST$, meet $s$ and $t$ at $A$ and $B$, respectively. Clearly $\mathcal{P}^{\prime }$ is contained in the pentagon $SXZYT$,  (which may reduce to a triangle or a quadrilateral), so it suffices to show that</text:p>
            <text:p/>
            <text:p>\[ \lbrack SKLT]\geq \frac{3}{4}[SXZYT].\ \ \ \ \ \mathbf{(1)}  \]</text:p>
            <text:p/>
            <text:p>Denote ${AZ=a}$, ${BZ=b}$, and let the distances from the points $K$, $X$, $Y$, $S$ to the line $AB$ be $k$, $x$, $y$, $s$. Taking $U$, $V$ on $AB$ so that ${s\parallel KU\parallel LV\parallel t}$, we obtain</text:p>
            <text:p/>
            <text:p>\[ \frac{a+b}{2}=KL=UZ+ZV=\frac{ak}{x}+\frac{bk}{y}.\ \ \ \ \ \mathbf{(2)}  \]</text:p>
            <text:p/>
            <text:p>The areas we are about to compare are expressed by</text:p>
            <text:p/>
            <text:p>\[ \lbrack SKLT]=\frac{3}{4}(a+b)(s-k),  \]</text:p>
            <text:p>\[ \quad \lbrack SXZYT]=[SABT]-[AXZ]-[BYZ]=(a+b)s-\frac{ax}{2}-\frac{by}{2},  \]</text:p>
            <text:p/>
            <text:p>so the claimed inequality (1) comes down to</text:p>
            <text:p/>
            <text:p>\[ ax+by-2(a+b)k\geq 0.\ \ \ \ \ \mathbf{(3)}  \]</text:p>
            <text:p/>
            <text:p>On computing $k$ from (2) and plugging into (3), a short calculation shows that the left-hand side of (3) is equal to ${ab(x-y)^{2}(ay+bx)^{-1}}$, which is nonnegative.</text:p>
            <text:p/>
            <text:p>[Moderator edit: This is the second proposed solution of this problem, avaliable at http://www.mathlinks.ro/Forum/viewtopic.php?t=15622 .]</text:p>
          </table:table-cell>
          <table:table-cell/>
        </table:table-row>
        <table:table-row table:style-name="ro13">
          <table:table-cell office:value-type="string" calcext:value-type="string">
            <text:p>2004 IMO Shortlist</text:p>
          </table:table-cell>
          <table:table-cell office:value-type="float" office:value="2004" calcext:value-type="float">
            <text:p>2004</text:p>
          </table:table-cell>
          <table:table-cell office:value-type="float" office:value="7" calcext:value-type="float">
            <text:p>7</text:p>
          </table:table-cell>
          <table:table-cell/>
          <table:table-cell office:value-type="string" calcext:value-type="string">
            <text:p>For a given triangle $ ABC$, let $ X$ be a variable point on the line $ BC$ such that $ C$ lies between $ B$ and $ X$ and the incircles of the triangles $ ABX$ and $ ACX$ intersect at two distinct points $ P$ and $ Q.$ Prove that the line $ PQ$ <text:s/>passes through a point independent of $ X$.</text:p>
          </table:table-cell>
          <table:table-cell office:value-type="string" calcext:value-type="string">
            <text:p>https://artofproblemsolving.com/community/c3955_2004_imo_shortlist</text:p>
          </table:table-cell>
          <table:table-cell office:value-type="string" calcext:value-type="string">
            <text:p>For a given triangle $ ABC$, let $ X$ be a variable point on the line $ BC$ such that $ C$ lies between $ B$ and $ X$ and the incircles of the triangles $ ABX$ and $ ACX$ intersect at two distinct points $ P$ and $ Q.$ Prove that the line $ PQ$ <text:s/>passes through a point independent of $ X$.</text:p>
          </table:table-cell>
          <table:table-cell/>
        </table:table-row>
        <table:table-row table:style-name="ro27">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office:string-value="Click for solution&#10;&#10;The problem follows nicely by a &quot;lemma&quot; proposed by Virgil Nicula here: http://www.mathlinks.ro/Forum/viewtopic.php?t=132338&#10;&#10;Now, returning to the problem:&#10;Let the incircles of $\triangle{ABX}$ and $\triangle{ACX}$ touch $BX$ at $D$ and $F$, respectively, and let them touch $AX$ at $E$ and $G$, respectively.&#10;&#10;Clearly, $DE \| FG$.&#10;If the line $PQ$ intersects $BX$ and $AX$ at $M$ and $N$, respectively, then $MD^{2}= MP\cdot MQ = MF^{2}$, i.e., $MD = MF$ and analogously $NE = NG$.&#10;&#10;It follows that $PQ \| DE$ and $FG$ and equidistant from them. The midpoints of $AB, AC$, and $AX$ lie on the same line $m$, parallel to $BC$.&#10;&#10;Applying the &quot;lemma&quot; to $\triangle{ABX}$, we conclude that $DE$ passes through the common point  $U$ of $m$ and the bisector of $\angle{ABX}$.&#10;Analogously, $FG$ passes through the common point $V$ of $m$ and the bisector of $\angle{ACX}$. Therefore $PQ$ passes through the midpoint $W$ of the line segment $UV$ . Since $U, V$ do not depend on $X$, neither does $W$." calcext:value-type="string">
            <text:p>Click for solution</text:p>
            <text:p/>
            <text:p>The problem follows nicely by a "lemma" proposed by Virgil Nicula here: http://www.mathlinks.ro/Forum/viewtopic.php?t=132338</text:p>
            <text:p/>
            <text:p>Now, returning to the problem:</text:p>
            <text:p>Let the incircles of $\triangle{ABX}$ and $\triangle{ACX}$ touch $BX$ at $D$ and $F$, respectively, and let them touch $AX$ at $E$ and $G$, respectively.</text:p>
            <text:p/>
            <text:p>Clearly, $DE \| FG$.</text:p>
            <text:p>If the line $PQ$ intersects $BX$ and $AX$ at $M$ and $N$, respectively, then $MD^{2}= MP\cdot MQ = MF^{2}$, i.e., $MD = MF$ and analogously $NE = NG$.</text:p>
            <text:p/>
            <text:p>It follows that $PQ \| DE$ and $FG$ and equidistant from them. The midpoints of $AB, AC$, and $AX$ lie on the same line $m$, parallel to $BC$.</text:p>
            <text:p/>
            <text:p>Applying the "lemma" to $\triangle{ABX}$, we conclude that $DE$ passes through the common point  $U$ of $m$ and the bisector of $\angle{ABX}$.</text:p>
            <text:p>Analogously, $FG$ passes through the common point $V$ of $m$ and the bisector of $\angle{ACX}$. Therefore $PQ$ passes through the midpoint $W$ of the line segment $UV$ . Since $U, V$ do not depend on $X$, neither does $W$.</text:p>
          </table:table-cell>
          <table:table-cell office:value-type="string" calcext:value-type="string">
            <text:p>https://artofproblemsolving.com/community/c3955_2004_imo_shortlist</text:p>
          </table:table-cell>
          <table:table-cell office:value-type="string" office:string-value="Click for solution&#10;&#10;The problem follows nicely by a &quot;lemma&quot; proposed by Virgil Nicula here: http://www.mathlinks.ro/Forum/viewtopic.php?t=132338&#10;&#10;Now, returning to the problem:&#10;Let the incircles of $\triangle{ABX}$ and $\triangle{ACX}$ touch $BX$ at $D$ and $F$, respectively, and let them touch $AX$ at $E$ and $G$, respectively.&#10;&#10;Clearly, $DE \| FG$.&#10;If the line $PQ$ intersects $BX$ and $AX$ at $M$ and $N$, respectively, then $MD^{2}= MP\cdot MQ = MF^{2}$, i.e., $MD = MF$ and analogously $NE = NG$.&#10;&#10;It follows that $PQ \| DE$ and $FG$ and equidistant from them. The midpoints of $AB, AC$, and $AX$ lie on the same line $m$, parallel to $BC$.&#10;&#10;Applying the &quot;lemma&quot; to $\triangle{ABX}$, we conclude that $DE$ passes through the common point  $U$ of $m$ and the bisector of $\angle{ABX}$.&#10;Analogously, $FG$ passes through the common point $V$ of $m$ and the bisector of $\angle{ACX}$. Therefore $PQ$ passes through the midpoint $W$ of the line segment $UV$ . Since $U, V$ do not depend on $X$, neither does $W$." calcext:value-type="string">
            <text:p>Click for solution</text:p>
            <text:p/>
            <text:p>The problem follows nicely by a "lemma" proposed by Virgil Nicula here: http://www.mathlinks.ro/Forum/viewtopic.php?t=132338</text:p>
            <text:p/>
            <text:p>Now, returning to the problem:</text:p>
            <text:p>Let the incircles of $\triangle{ABX}$ and $\triangle{ACX}$ touch $BX$ at $D$ and $F$, respectively, and let them touch $AX$ at $E$ and $G$, respectively.</text:p>
            <text:p/>
            <text:p>Clearly, $DE \| FG$.</text:p>
            <text:p>If the line $PQ$ intersects $BX$ and $AX$ at $M$ and $N$, respectively, then $MD^{2}= MP\cdot MQ = MF^{2}$, i.e., $MD = MF$ and analogously $NE = NG$.</text:p>
            <text:p/>
            <text:p>It follows that $PQ \| DE$ and $FG$ and equidistant from them. The midpoints of $AB, AC$, and $AX$ lie on the same line $m$, parallel to $BC$.</text:p>
            <text:p/>
            <text:p>Applying the "lemma" to $\triangle{ABX}$, we conclude that $DE$ passes through the common point  $U$ of $m$ and the bisector of $\angle{ABX}$.</text:p>
            <text:p>Analogously, $FG$ passes through the common point $V$ of $m$ and the bisector of $\angle{ACX}$. Therefore $PQ$ passes through the midpoint $W$ of the line segment $UV$ . Since $U, V$ do not depend on $X$, neither does $W$.</text:p>
          </table:table-cell>
          <table:table-cell/>
        </table:table-row>
        <table:table-row table:style-name="ro7">
          <table:table-cell office:value-type="string" calcext:value-type="string">
            <text:p>2004 IMO Shortlist</text:p>
          </table:table-cell>
          <table:table-cell office:value-type="float" office:value="2004" calcext:value-type="float">
            <text:p>2004</text:p>
          </table:table-cell>
          <table:table-cell office:value-type="float" office:value="8" calcext:value-type="float">
            <text:p>8</text:p>
          </table:table-cell>
          <table:table-cell office:value-type="string" calcext:value-type="string">
            <text:p>Dusan Dukic, Serbia and Montenegro</text:p>
          </table:table-cell>
          <table:table-cell office:value-type="string" calcext:value-type="string">
            <text:p>Given a cyclic quadrilateral $ABCD$, let $M$ be the midpoint of the side $CD$, and let $N$ be a point on the circumcircle of triangle $ABM$. Assume that the point $N$ is different from the point $M$ and satisfies $\frac{AN}{BN}=\frac{AM}{BM}$. Prove that the points $E$, $F$, $N$ are collinear, where $E=AC\cap BD$ and $F=BC\cap DA$.</text:p>
          </table:table-cell>
          <table:table-cell office:value-type="string" calcext:value-type="string">
            <text:p>https://artofproblemsolving.com/community/c3955_2004_imo_shortlist</text:p>
          </table:table-cell>
          <table:table-cell office:value-type="string" calcext:value-type="string">
            <text:p>Given a cyclic quadrilateral $ABCD$, let $M$ be the midpoint of the side $CD$, and let $N$ be a point on the circumcircle of triangle $ABM$. Assume that the point $N$ is different from the point $M$ and satisfies $\frac{AN}{BN}=\frac{AM}{BM}$. Prove that the points $E$, $F$, $N$ are collinear, where $E=AC\cap BD$ and $F=BC\cap DA$.</text:p>
            <text:p/>
            <text:p>\textit{Proposed by Dusan Dukic, Serbia and Montenegro}</text:p>
          </table:table-cell>
          <table:table-cell/>
        </table:table-row>
        <table:table-row table:style-name="ro11">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office:string-value="Click for solution&#10;&#10;I like the problem very much :).&#10;&#10;Let $P$ be the second point of intersection between $CD$ and the circle $(ABM)$, and let $G=AB\cap CD$. A very simple computation, based on the fact that $GD\cdot GC=GA\cdot GB=GM\cdot GP$ and $M$ is the midpoint of $CD$ will show that $P$ is, in fact, the harmonic conjugate of $C,D$ art $G$, so it belongs to $EF$.&#10;&#10;$ANBM$ is a harmonic quadrilateral, so $(PA,PB;PN,PM)=-1$, and since $PM=PG$, so $(PA,PB;PE,PM)=-1$ as well, we get $PE=PN$, as desired." calcext:value-type="string">
            <text:p>Click for solution</text:p>
            <text:p/>
            <text:p>I like the problem very much :).</text:p>
            <text:p/>
            <text:p>Let $P$ be the second point of intersection between $CD$ and the circle $(ABM)$, and let $G=AB\cap CD$. A very simple computation, based on the fact that $GD\cdot GC=GA\cdot GB=GM\cdot GP$ and $M$ is the midpoint of $CD$ will show that $P$ is, in fact, the harmonic conjugate of $C,D$ art $G$, so it belongs to $EF$.</text:p>
            <text:p/>
            <text:p>$ANBM$ is a harmonic quadrilateral, so $(PA,PB;PN,PM)=-1$, and since $PM=PG$, so $(PA,PB;PE,PM)=-1$ as well, we get $PE=PN$, as desired.</text:p>
          </table:table-cell>
          <table:table-cell office:value-type="string" calcext:value-type="string">
            <text:p>https://artofproblemsolving.com/community/c3955_2004_imo_shortlist</text:p>
          </table:table-cell>
          <table:table-cell office:value-type="string" office:string-value="Click for solution&#10;&#10;I like the problem very much :).&#10;&#10;Let $P$ be the second point of intersection between $CD$ and the circle $(ABM)$, and let $G=AB\cap CD$. A very simple computation, based on the fact that $GD\cdot GC=GA\cdot GB=GM\cdot GP$ and $M$ is the midpoint of $CD$ will show that $P$ is, in fact, the harmonic conjugate of $C,D$ art $G$, so it belongs to $EF$.&#10;&#10;$ANBM$ is a harmonic quadrilateral, so $(PA,PB;PN,PM)=-1$, and since $PM=PG$, so $(PA,PB;PE,PM)=-1$ as well, we get $PE=PN$, as desired." calcext:value-type="string">
            <text:p>Click for solution</text:p>
            <text:p/>
            <text:p>I like the problem very much :).</text:p>
            <text:p/>
            <text:p>Let $P$ be the second point of intersection between $CD$ and the circle $(ABM)$, and let $G=AB\cap CD$. A very simple computation, based on the fact that $GD\cdot GC=GA\cdot GB=GM\cdot GP$ and $M$ is the midpoint of $CD$ will show that $P$ is, in fact, the harmonic conjugate of $C,D$ art $G$, so it belongs to $EF$.</text:p>
            <text:p/>
            <text:p>$ANBM$ is a harmonic quadrilateral, so $(PA,PB;PN,PM)=-1$, and since $PM=PG$, so $(PA,PB;PE,PM)=-1$ as well, we get $PE=PN$, as desired.</text:p>
          </table:table-cell>
          <table:table-cell/>
        </table:table-row>
        <table:table-row table:style-name="ro4">
          <table:table-cell office:value-type="string" calcext:value-type="string">
            <text:p>2004 IMO Shortlist</text:p>
          </table:table-cell>
          <table:table-cell office:value-type="float" office:value="2004" calcext:value-type="float">
            <text:p>2004</text:p>
          </table:table-cell>
          <table:table-cell office:value-type="float" office:value="1" calcext:value-type="float">
            <text:p>1</text:p>
          </table:table-cell>
          <table:table-cell/>
          <table:table-cell office:value-type="string" calcext:value-type="string">
            <text:p>Let $\tau(n)$ denote the number of positive divisors of the positive integer $n$. Prove that there exist infinitely many positive integers $a$ such that the equation $ \tau(an)=n $ does not have a positive integer solution $n$.</text:p>
          </table:table-cell>
          <table:table-cell office:value-type="string" calcext:value-type="string">
            <text:p>https://artofproblemsolving.com/community/c3955_2004_imo_shortlist</text:p>
          </table:table-cell>
          <table:table-cell office:value-type="string" calcext:value-type="string">
            <text:p>Let $\tau(n)$ denote the number of positive divisors of the positive integer $n$. Prove that there exist infinitely many positive integers $a$ such that the equation $ \tau(an)=n $ does not have a positive integer solution $n$.</text:p>
          </table:table-cell>
          <table:table-cell/>
        </table:table-row>
        <table:table-row table:style-name="ro3">
          <table:table-cell office:value-type="string" calcext:value-type="string">
            <text:p>2004 IMO Shortlist</text:p>
          </table:table-cell>
          <table:table-cell office:value-type="float" office:value="2004" calcext:value-type="float">
            <text:p>2004</text:p>
          </table:table-cell>
          <table:table-cell office:value-type="float" office:value="2" calcext:value-type="float">
            <text:p>2</text:p>
          </table:table-cell>
          <table:table-cell/>
          <table:table-cell office:value-type="string" calcext:value-type="string">
            <text:p>The function $f$ from the set $\mathbb{N}$ of positive integers into itself is defined by the equality \[f(n)=\sum_{k=1}^{n} \gcd(k,n),\qquad n\in \mathbb{N}.\]</text:p>
            <text:p>a) Prove that $f(mn)=f(m)f(n)$ for every two relatively prime ${m,n\in\mathbb{N}}$.</text:p>
            <text:p/>
            <text:p>b) Prove that for each $a\in\mathbb{N}$ the equation $f(x)=ax$ has a solution.</text:p>
            <text:p/>
            <text:p>c) Find all ${a\in\mathbb{N}}$ such that the equation $f(x)=ax$ has a unique solution.</text:p>
          </table:table-cell>
          <table:table-cell office:value-type="string" calcext:value-type="string">
            <text:p>https://artofproblemsolving.com/community/c3955_2004_imo_shortlist</text:p>
          </table:table-cell>
          <table:table-cell office:value-type="string" calcext:value-type="string">
            <text:p>The function $f$ from the set $\mathbb{N}$ of positive integers into itself is defined by the equality \[f(n)=\sum_{k=1}^{n} \gcd(k,n),\qquad n\in \mathbb{N}.\]</text:p>
            <text:p>a) Prove that $f(mn)=f(m)f(n)$ for every two relatively prime ${m,n\in\mathbb{N}}$.</text:p>
            <text:p/>
            <text:p>b) Prove that for each $a\in\mathbb{N}$ the equation $f(x)=ax$ has a solution.</text:p>
            <text:p/>
            <text:p>c) Find all ${a\in\mathbb{N}}$ such that the equation $f(x)=ax$ has a unique solution.</text:p>
          </table:table-cell>
          <table:table-cell/>
        </table:table-row>
        <table:table-row table:style-name="ro28">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office:string-value="Click for solution&#10;&#10;You can prove the multiplicativity easily by the chinese remainder theorem:&#10;&#10;Let $x,y$ be coprime.&#10;&#10;Then $\gcd(z,xy) = \gcd(z,x)\gcd(z,y) = \gcd(z \mod x,x)\gcd(z \mod y,y)$, and so $\gcd(r(a,b),xy))=\gcd(a,x)\gcd(b,y)$&#10;(here $r(a,b)$ denotes the smallest natural number that fulfills $r(a,b) \equiv a \mod x,r(a,b) \equiv b \mod y$)&#10;&#10;Since in&#10;$f(xy)=\gcd(1,xy)+...+\gcd(xy,xy)$&#10;and in&#10;$f(x)f(y) = (\gcd(1,x)+...+\gcd(x,x))(\gcd(1,y)+...+\gcd(y,y)) =$&#10;$= \gcd(r(1,1),xy) + \gcd(r(1,2),xy) + \gcd(r(1,3),xy) + ... + \gcd(r(1,y),xy) + \gcd(r(2,1),xy) + ... + \gcd(r(x,y),xy)$&#10;every residue class $\mod xy$ (on the left side of the $\gcd$) occurs exactly one time, so they are identical.&#10;&#10;&#10;&#10;Now use senouy's formula to get $f(2^{2n})=(n+1)\cdot 2^{2n}$, so a) is solved&#10;&#10;Now $f(p^n)$ is only divisible by $p^n$ iff $p|n$ and then ($n=pk$) you get $\frac{f(p^n)}{p^n}=(p-1)k+1$&#10;So if $n=sq$ with an odd prime factor $q$, set $r:=\frac{q-1}{2}$ and you will get $f(2^{2(s-1)}3^{3r})=n 2^{2(s-1)}3^{3r}$, so there are at least two solutions.&#10;&#10;Let be $n=2^s$ now. For an odd prime $p$ also $f(p^k)$ is odd, so if $d$ is odd, by multiplicativity also $f(d)$ is odd.&#10;Assume $f(2^id)=2^s \cdot 2^i d$, where $d$ is odd. Then by the formula for powers of primes and multiplicativity you get $2^{i-1}(i+2) f(d) = 2^s \cdot 2^i d \implies (i+2) f(d) = 2^{s+1} d$, but since $f(d)$ is odd, you need that $i+2 = 2^{s+1} m$ with some (odd) $m$. But this gives $m f(d) =d$, which is because of $f(x)&gt;x$ for all $x&gt;1$ only possible if $m=d=1$, so there is only one solution for this case. So also b) is solved." calcext:value-type="string">
            <text:p>Click for solution</text:p>
            <text:p/>
            <text:p>You can prove the multiplicativity easily by the chinese remainder theorem:</text:p>
            <text:p/>
            <text:p>Let $x,y$ be coprime.</text:p>
            <text:p/>
            <text:p>Then $\gcd(z,xy) = \gcd(z,x)\gcd(z,y) = \gcd(z \mod x,x)\gcd(z \mod y,y)$, and so $\gcd(r(a,b),xy))=\gcd(a,x)\gcd(b,y)$</text:p>
            <text:p>(here $r(a,b)$ denotes the smallest natural number that fulfills $r(a,b) \equiv a \mod x,r(a,b) \equiv b \mod y$)</text:p>
            <text:p/>
            <text:p>Since in</text:p>
            <text:p>$f(xy)=\gcd(1,xy)+...+\gcd(xy,xy)$</text:p>
            <text:p>and in</text:p>
            <text:p>$f(x)f(y) = (\gcd(1,x)+...+\gcd(x,x))(\gcd(1,y)+...+\gcd(y,y)) =$</text:p>
            <text:p>$= \gcd(r(1,1),xy) + \gcd(r(1,2),xy) + \gcd(r(1,3),xy) + ... + \gcd(r(1,y),xy) + \gcd(r(2,1),xy) + ... + \gcd(r(x,y),xy)$</text:p>
            <text:p>every residue class $\mod xy$ (on the left side of the $\gcd$) occurs exactly one time, so they are identical.</text:p>
            <text:p/>
            <text:p/>
            <text:p/>
            <text:p>Now use senouy's formula to get $f(2^{2n})=(n+1)\cdot 2^{2n}$, so a) is solved</text:p>
            <text:p/>
            <text:p>Now $f(p^n)$ is only divisible by $p^n$ iff $p|n$ and then ($n=pk$) you get $\frac{f(p^n)}{p^n}=(p-1)k+1$</text:p>
            <text:p>So if $n=sq$ with an odd prime factor $q$, set $r:=\frac{q-1}{2}$ and you will get $f(2^{2(s-1)}3^{3r})=n 2^{2(s-1)}3^{3r}$, so there are at least two solutions.</text:p>
            <text:p/>
            <text:p>Let be $n=2^s$ now. For an odd prime $p$ also $f(p^k)$ is odd, so if $d$ is odd, by multiplicativity also $f(d)$ is odd.</text:p>
            <text:p>Assume $f(2^id)=2^s \cdot 2^i d$, where $d$ is odd. Then by the formula for powers of primes and multiplicativity you get $2^{i-1}(i+2) f(d) = 2^s \cdot 2^i d \implies (i+2) f(d) = 2^{s+1} d$, but since $f(d)$ is odd, you need that $i+2 = 2^{s+1} m$ with some (odd) $m$. But this gives $m f(d) =d$, which is because of $f(x)&gt;x$ for all $x&gt;1$ only possible if $m=d=1$, so there is only one solution for this case. So also b) is solved.</text:p>
          </table:table-cell>
          <table:table-cell office:value-type="string" calcext:value-type="string">
            <text:p>https://artofproblemsolving.com/community/c3955_2004_imo_shortlist</text:p>
          </table:table-cell>
          <table:table-cell office:value-type="string" office:string-value="Click for solution&#10;&#10;You can prove the multiplicativity easily by the chinese remainder theorem:&#10;&#10;Let $x,y$ be coprime.&#10;&#10;Then $\gcd(z,xy) = \gcd(z,x)\gcd(z,y) = \gcd(z \mod x,x)\gcd(z \mod y,y)$, and so $\gcd(r(a,b),xy))=\gcd(a,x)\gcd(b,y)$&#10;(here $r(a,b)$ denotes the smallest natural number that fulfills $r(a,b) \equiv a \mod x,r(a,b) \equiv b \mod y$)&#10;&#10;Since in&#10;$f(xy)=\gcd(1,xy)+...+\gcd(xy,xy)$&#10;and in&#10;$f(x)f(y) = (\gcd(1,x)+...+\gcd(x,x))(\gcd(1,y)+...+\gcd(y,y)) =$&#10;$= \gcd(r(1,1),xy) + \gcd(r(1,2),xy) + \gcd(r(1,3),xy) + ... + \gcd(r(1,y),xy) + \gcd(r(2,1),xy) + ... + \gcd(r(x,y),xy)$&#10;every residue class $\mod xy$ (on the left side of the $\gcd$) occurs exactly one time, so they are identical.&#10;&#10;&#10;&#10;Now use senouy's formula to get $f(2^{2n})=(n+1)\cdot 2^{2n}$, so a) is solved&#10;&#10;Now $f(p^n)$ is only divisible by $p^n$ iff $p|n$ and then ($n=pk$) you get $\frac{f(p^n)}{p^n}=(p-1)k+1$&#10;So if $n=sq$ with an odd prime factor $q$, set $r:=\frac{q-1}{2}$ and you will get $f(2^{2(s-1)}3^{3r})=n 2^{2(s-1)}3^{3r}$, so there are at least two solutions.&#10;&#10;Let be $n=2^s$ now. For an odd prime $p$ also $f(p^k)$ is odd, so if $d$ is odd, by multiplicativity also $f(d)$ is odd.&#10;Assume $f(2^id)=2^s \cdot 2^i d$, where $d$ is odd. Then by the formula for powers of primes and multiplicativity you get $2^{i-1}(i+2) f(d) = 2^s \cdot 2^i d \implies (i+2) f(d) = 2^{s+1} d$, but since $f(d)$ is odd, you need that $i+2 = 2^{s+1} m$ with some (odd) $m$. But this gives $m f(d) =d$, which is because of $f(x)&gt;x$ for all $x&gt;1$ only possible if $m=d=1$, so there is only one solution for this case. So also b) is solved." calcext:value-type="string">
            <text:p>Click for solution</text:p>
            <text:p/>
            <text:p>You can prove the multiplicativity easily by the chinese remainder theorem:</text:p>
            <text:p/>
            <text:p>Let $x,y$ be coprime.</text:p>
            <text:p/>
            <text:p>Then $\gcd(z,xy) = \gcd(z,x)\gcd(z,y) = \gcd(z \mod x,x)\gcd(z \mod y,y)$, and so $\gcd(r(a,b),xy))=\gcd(a,x)\gcd(b,y)$</text:p>
            <text:p>(here $r(a,b)$ denotes the smallest natural number that fulfills $r(a,b) \equiv a \mod x,r(a,b) \equiv b \mod y$)</text:p>
            <text:p/>
            <text:p>Since in</text:p>
            <text:p>$f(xy)=\gcd(1,xy)+...+\gcd(xy,xy)$</text:p>
            <text:p>and in</text:p>
            <text:p>$f(x)f(y) = (\gcd(1,x)+...+\gcd(x,x))(\gcd(1,y)+...+\gcd(y,y)) =$</text:p>
            <text:p>$= \gcd(r(1,1),xy) + \gcd(r(1,2),xy) + \gcd(r(1,3),xy) + ... + \gcd(r(1,y),xy) + \gcd(r(2,1),xy) + ... + \gcd(r(x,y),xy)$</text:p>
            <text:p>every residue class $\mod xy$ (on the left side of the $\gcd$) occurs exactly one time, so they are identical.</text:p>
            <text:p/>
            <text:p/>
            <text:p/>
            <text:p>Now use senouy's formula to get $f(2^{2n})=(n+1)\cdot 2^{2n}$, so a) is solved</text:p>
            <text:p/>
            <text:p>Now $f(p^n)$ is only divisible by $p^n$ iff $p|n$ and then ($n=pk$) you get $\frac{f(p^n)}{p^n}=(p-1)k+1$</text:p>
            <text:p>So if $n=sq$ with an odd prime factor $q$, set $r:=\frac{q-1}{2}$ and you will get $f(2^{2(s-1)}3^{3r})=n 2^{2(s-1)}3^{3r}$, so there are at least two solutions.</text:p>
            <text:p/>
            <text:p>Let be $n=2^s$ now. For an odd prime $p$ also $f(p^k)$ is odd, so if $d$ is odd, by multiplicativity also $f(d)$ is odd.</text:p>
            <text:p>Assume $f(2^id)=2^s \cdot 2^i d$, where $d$ is odd. Then by the formula for powers of primes and multiplicativity you get $2^{i-1}(i+2) f(d) = 2^s \cdot 2^i d \implies (i+2) f(d) = 2^{s+1} d$, but since $f(d)$ is odd, you need that $i+2 = 2^{s+1} m$ with some (odd) $m$. But this gives $m f(d) =d$, which is because of $f(x)&gt;x$ for all $x&gt;1$ only possible if $m=d=1$, so there is only one solution for this case. So also b) is solved.</text:p>
          </table:table-cell>
          <table:table-cell/>
        </table:table-row>
        <table:table-row table:style-name="ro2">
          <table:table-cell office:value-type="string" calcext:value-type="string">
            <text:p>2004 IMO Shortlist</text:p>
          </table:table-cell>
          <table:table-cell office:value-type="float" office:value="2004" calcext:value-type="float">
            <text:p>2004</text:p>
          </table:table-cell>
          <table:table-cell office:value-type="float" office:value="3" calcext:value-type="float">
            <text:p>3</text:p>
          </table:table-cell>
          <table:table-cell office:value-type="string" calcext:value-type="string">
            <text:p>Mohsen Jamali, Iran</text:p>
          </table:table-cell>
          <table:table-cell office:value-type="string" calcext:value-type="string">
            <text:p>Find all functions $ f: \mathbb{N^{*}}\to \mathbb{N^{*}}$ satisfying</text:p>
            <text:p>\[ \left(f^{2}\left(m\right)+f\left(n\right)\right) \mid \left(m^{2}+n\right)^{2}\]</text:p>
            <text:p>for any two positive integers $ m$ and $ n$.</text:p>
            <text:p/>
            <text:p>\textit{Remark.} The abbreviation $ \mathbb{N^{*}}$ stands for the set of all positive integers:</text:p>
            <text:p>$ \mathbb{N^{*}}=\left\{1,2,3,...\right\}$.</text:p>
            <text:p>By $ f^{2}\left(m\right)$, we mean $ \left(f\left(m\right)\right)^{2}$ (and not $ f\left(f\left(m\right)\right)$).</text:p>
          </table:table-cell>
          <table:table-cell office:value-type="string" calcext:value-type="string">
            <text:p>https://artofproblemsolving.com/community/c3955_2004_imo_shortlist</text:p>
          </table:table-cell>
          <table:table-cell office:value-type="string" calcext:value-type="string">
            <text:p>Find all functions $ f: \mathbb{N^{*}}\to \mathbb{N^{*}}$ satisfying</text:p>
            <text:p>\[ \left(f^{2}\left(m\right)+f\left(n\right)\right) \mid \left(m^{2}+n\right)^{2}\]</text:p>
            <text:p>for any two positive integers $ m$ and $ n$.</text:p>
            <text:p/>
            <text:p>\textit{Remark.} The abbreviation $ \mathbb{N^{*}}$ stands for the set of all positive integers:</text:p>
            <text:p>$ \mathbb{N^{*}}=\left\{1,2,3,...\right\}$.</text:p>
            <text:p>By $ f^{2}\left(m\right)$, we mean $ \left(f\left(m\right)\right)^{2}$ (and not $ f\left(f\left(m\right)\right)$).</text:p>
            <text:p/>
            <text:p>\textit{Proposed by Mohsen Jamali, Iran}</text:p>
          </table:table-cell>
          <table:table-cell/>
        </table:table-row>
        <table:table-row table:style-name="ro29">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office:string-value="Click for solution&#10;&#10;Ok, let's solve it :&#10;&#10;We know that $f^2(1)+f(1)$ divides $4$ and is greater than $1$, so that it is $2$ or $4$. Solving the quadratic equations in $f(1)$ we easily find that $f(1)=1.$&#10;It follows that for each prime $p$ the number $1+f(p-1)$ divides $p^2$ and is greater than $1$ so that it is $p$ or $p^2$.&#10;&#10;Suppose that for some prime $p$ we have $f(p-1)+1 = p^2.$&#10;Then $p^4-2p^2+2 = (p^2-1)^2 + 1 = f^2(p-1)+f(1)$ divides $((p-1)^2+1)^2 = p^4-4p^3 + 8p^2 - 8p +4$.&#10;But it is easy to verify that for $p \geq 2$ we have $p^4-4p^3 + 8p^2 - 8p +4 &lt;2(p^4-2p^2+2)$, from which we deduce that we must have $p^4-4p^3 + 8p^2 - 8p +4 = p^4 - 2p^2 + 2$, that is $2p^3-5p^2+4p-1=0$. Thus $p$ divides $1$ which is absurd.&#10;&#10;Then, for all prime $p$, we have $f(p-1)+1=p$ that is $f(p-1)=p-1.$&#10;&#10;Now, for all positive integer $n$ and all prime $p$, we deduce that $f(n)+(p-1)^2$ divides $((p-1)^2+n)^2 =  ((p-1)^2+f(n))((p-1)^2 + 2n - f(n)) + (f(n) - n)^2$.&#10;Thus $\frac {(f(n)-n)^2} {f(n) + (p-1)^2}$ is an integer.&#10;Note that this integer is clearly non-negative. Choosing $p$ sufficientely large, the corresponding integer is less than $1$, so that it is $0$. Thus $f(n) = n$.&#10;&#10;Conversely, $f(n)=n$ is clearly a solution of the problem.&#10;&#10;Pierre." calcext:value-type="string">
            <text:p>Click for solution</text:p>
            <text:p/>
            <text:p>Ok, let's solve it :</text:p>
            <text:p/>
            <text:p>We know that $f^2(1)+f(1)$ divides $4$ and is greater than $1$, so that it is $2$ or $4$. Solving the quadratic equations in $f(1)$ we easily find that $f(1)=1.$</text:p>
            <text:p>It follows that for each prime $p$ the number $1+f(p-1)$ divides $p^2$ and is greater than $1$ so that it is $p$ or $p^2$.</text:p>
            <text:p/>
            <text:p>Suppose that for some prime $p$ we have $f(p-1)+1 = p^2.$</text:p>
            <text:p>Then $p^4-2p^2+2 = (p^2-1)^2 + 1 = f^2(p-1)+f(1)$ divides $((p-1)^2+1)^2 = p^4-4p^3 + 8p^2 - 8p +4$.</text:p>
            <text:p>But it is easy to verify that for $p \geq 2$ we have $p^4-4p^3 + 8p^2 - 8p +4 &lt;2(p^4-2p^2+2)$, from which we deduce that we must have $p^4-4p^3 + 8p^2 - 8p +4 = p^4 - 2p^2 + 2$, that is $2p^3-5p^2+4p-1=0$. Thus $p$ divides $1$ which is absurd.</text:p>
            <text:p/>
            <text:p>Then, for all prime $p$, we have $f(p-1)+1=p$ that is $f(p-1)=p-1.$</text:p>
            <text:p/>
            <text:p>Now, for all positive integer $n$ and all prime $p$, we deduce that $f(n)+(p-1)^2$ divides $((p-1)^2+n)^2 =  ((p-1)^2+f(n))((p-1)^2 + 2n - f(n)) + (f(n) - n)^2$.</text:p>
            <text:p>Thus $\frac {(f(n)-n)^2} {f(n) + (p-1)^2}$ is an integer.</text:p>
            <text:p>Note that this integer is clearly non-negative. Choosing $p$ sufficientely large, the corresponding integer is less than $1$, so that it is $0$. Thus $f(n) = n$.</text:p>
            <text:p/>
            <text:p>Conversely, $f(n)=n$ is clearly a solution of the problem.</text:p>
            <text:p/>
            <text:p>Pierre.</text:p>
          </table:table-cell>
          <table:table-cell office:value-type="string" calcext:value-type="string">
            <text:p>https://artofproblemsolving.com/community/c3955_2004_imo_shortlist</text:p>
          </table:table-cell>
          <table:table-cell office:value-type="string" office:string-value="Click for solution&#10;&#10;Ok, let's solve it :&#10;&#10;We know that $f^2(1)+f(1)$ divides $4$ and is greater than $1$, so that it is $2$ or $4$. Solving the quadratic equations in $f(1)$ we easily find that $f(1)=1.$&#10;It follows that for each prime $p$ the number $1+f(p-1)$ divides $p^2$ and is greater than $1$ so that it is $p$ or $p^2$.&#10;&#10;Suppose that for some prime $p$ we have $f(p-1)+1 = p^2.$&#10;Then $p^4-2p^2+2 = (p^2-1)^2 + 1 = f^2(p-1)+f(1)$ divides $((p-1)^2+1)^2 = p^4-4p^3 + 8p^2 - 8p +4$.&#10;But it is easy to verify that for $p \geq 2$ we have $p^4-4p^3 + 8p^2 - 8p +4 &lt;2(p^4-2p^2+2)$, from which we deduce that we must have $p^4-4p^3 + 8p^2 - 8p +4 = p^4 - 2p^2 + 2$, that is $2p^3-5p^2+4p-1=0$. Thus $p$ divides $1$ which is absurd.&#10;&#10;Then, for all prime $p$, we have $f(p-1)+1=p$ that is $f(p-1)=p-1.$&#10;&#10;Now, for all positive integer $n$ and all prime $p$, we deduce that $f(n)+(p-1)^2$ divides $((p-1)^2+n)^2 =  ((p-1)^2+f(n))((p-1)^2 + 2n - f(n)) + (f(n) - n)^2$.&#10;Thus $\frac {(f(n)-n)^2} {f(n) + (p-1)^2}$ is an integer.&#10;Note that this integer is clearly non-negative. Choosing $p$ sufficientely large, the corresponding integer is less than $1$, so that it is $0$. Thus $f(n) = n$.&#10;&#10;Conversely, $f(n)=n$ is clearly a solution of the problem.&#10;&#10;Pierre." calcext:value-type="string">
            <text:p>Click for solution</text:p>
            <text:p/>
            <text:p>Ok, let's solve it :</text:p>
            <text:p/>
            <text:p>We know that $f^2(1)+f(1)$ divides $4$ and is greater than $1$, so that it is $2$ or $4$. Solving the quadratic equations in $f(1)$ we easily find that $f(1)=1.$</text:p>
            <text:p>It follows that for each prime $p$ the number $1+f(p-1)$ divides $p^2$ and is greater than $1$ so that it is $p$ or $p^2$.</text:p>
            <text:p/>
            <text:p>Suppose that for some prime $p$ we have $f(p-1)+1 = p^2.$</text:p>
            <text:p>Then $p^4-2p^2+2 = (p^2-1)^2 + 1 = f^2(p-1)+f(1)$ divides $((p-1)^2+1)^2 = p^4-4p^3 + 8p^2 - 8p +4$.</text:p>
            <text:p>But it is easy to verify that for $p \geq 2$ we have $p^4-4p^3 + 8p^2 - 8p +4 &lt;2(p^4-2p^2+2)$, from which we deduce that we must have $p^4-4p^3 + 8p^2 - 8p +4 = p^4 - 2p^2 + 2$, that is $2p^3-5p^2+4p-1=0$. Thus $p$ divides $1$ which is absurd.</text:p>
            <text:p/>
            <text:p>Then, for all prime $p$, we have $f(p-1)+1=p$ that is $f(p-1)=p-1.$</text:p>
            <text:p/>
            <text:p>Now, for all positive integer $n$ and all prime $p$, we deduce that $f(n)+(p-1)^2$ divides $((p-1)^2+n)^2 =  ((p-1)^2+f(n))((p-1)^2 + 2n - f(n)) + (f(n) - n)^2$.</text:p>
            <text:p>Thus $\frac {(f(n)-n)^2} {f(n) + (p-1)^2}$ is an integer.</text:p>
            <text:p>Note that this integer is clearly non-negative. Choosing $p$ sufficientely large, the corresponding integer is less than $1$, so that it is $0$. Thus $f(n) = n$.</text:p>
            <text:p/>
            <text:p>Conversely, $f(n)=n$ is clearly a solution of the problem.</text:p>
            <text:p/>
            <text:p>Pierre.</text:p>
          </table:table-cell>
          <table:table-cell/>
        </table:table-row>
        <table:table-row table:style-name="ro7">
          <table:table-cell office:value-type="string" calcext:value-type="string">
            <text:p>2004 IMO Shortlist</text:p>
          </table:table-cell>
          <table:table-cell office:value-type="float" office:value="2004" calcext:value-type="float">
            <text:p>2004</text:p>
          </table:table-cell>
          <table:table-cell office:value-type="float" office:value="4" calcext:value-type="float">
            <text:p>4</text:p>
          </table:table-cell>
          <table:table-cell office:value-type="string" calcext:value-type="string">
            <text:p>Jaroslaw Wroblewski, Poland</text:p>
          </table:table-cell>
          <table:table-cell office:value-type="string" calcext:value-type="string">
            <text:p>Let $k$ be a fixed integer greater than 1, and let ${m=4k^2-5}$. Show that there exist positive integers $a$ and $b$ such that the sequence $(x_n)$ defined by \[x_0=a,\quad x_1=b,\quad x_{n+2}=x_{n+1}+x_n\quad\text{for}\quad n=0,1,2,\dots,\] has all of its terms relatively prime to $m$.</text:p>
          </table:table-cell>
          <table:table-cell office:value-type="string" calcext:value-type="string">
            <text:p>https://artofproblemsolving.com/community/c3955_2004_imo_shortlist</text:p>
          </table:table-cell>
          <table:table-cell office:value-type="string" calcext:value-type="string">
            <text:p>Let $k$ be a fixed integer greater than 1, and let ${m=4k^2-5}$. Show that there exist positive integers $a$ and $b$ such that the sequence $(x_n)$ defined by \[x_0=a,\quad x_1=b,\quad x_{n+2}=x_{n+1}+x_n\quad\text{for}\quad n=0,1,2,\dots,\] has all of its terms relatively prime to $m$.</text:p>
            <text:p/>
            <text:p>\textit{Proposed by Jaroslaw Wroblewski, Poland}</text:p>
          </table:table-cell>
          <table:table-cell/>
        </table:table-row>
        <table:table-row table:style-name="ro13">
          <table:table-cell office:value-type="string" calcext:value-type="string">
            <text:p>2004 IMO Shortlist</text:p>
          </table:table-cell>
          <table:table-cell office:value-type="float" office:value="2004" calcext:value-type="float">
            <text:p>2004</text:p>
          </table:table-cell>
          <table:table-cell office:value-type="float" office:value="5" calcext:value-type="float">
            <text:p>5</text:p>
          </table:table-cell>
          <table:table-cell/>
          <table:table-cell office:value-type="string" calcext:value-type="string">
            <text:p>We call a positive integer \textit{alternating} if every two consecutive digits in its decimal representation are of different parity.</text:p>
            <text:p/>
            <text:p>Find all positive integers $n$ such that $n$ has a multiple which is alternating.</text:p>
          </table:table-cell>
          <table:table-cell office:value-type="string" calcext:value-type="string">
            <text:p>https://artofproblemsolving.com/community/c3955_2004_imo_shortlist</text:p>
          </table:table-cell>
          <table:table-cell office:value-type="string" calcext:value-type="string">
            <text:p>We call a positive integer \textit{alternating} if every two consecutive digits in its decimal representation are of different parity.</text:p>
            <text:p/>
            <text:p>Find all positive integers $n$ such that $n$ has a multiple which is alternating.</text:p>
          </table:table-cell>
          <table:table-cell/>
        </table:table-row>
        <table:table-row table:style-name="ro17">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office:string-value="Click for solution&#10;&#10;not really nice, but anyway not too hard, if one doesn't forget something at the end.&#10;ok, it are all numbers not divisible by 20. actually, it is clear that there is no alternating multiple of them since the last two digits are always even. so, let's first do powers of 2 and 5. in both cases start with the number 25252525...2525 for 5 with &quot;enough&quot; digits(or 101010...1010 for 2). in the k-th step, change the k-th digit such that the new number is divisible by $2^{k+1}$(respectively $5^{k+1}$) if the number is not divisible by that term before(where even digits stay even and odd digits stay odd). if inductively follows that this is actually possible, so we get a alternating number which is divisible by $2^n$(respectively $5^n$) and has an odd digit at the end. now, take a power of 2 times an odd number not divisible by 5. take the alternating number divisible by the power of 2 several times to get by fermat a number divisible by the number we want to. now, take (10 times a) power of 5 times an odd number not divisible by 5. take the number divisible by to the power of 5 several times to get a number divisible by the power of 5 times the odd number not divisible by 5. add a 0 at the end if the number is divisible by 10. so, we have everything since numbers divisible by 20 have no alternating multiple. i hope the main argument gets clear.&#10;&#10;Peter" calcext:value-type="string">
            <text:p>Click for solution</text:p>
            <text:p/>
            <text:p>not really nice, but anyway not too hard, if one doesn't forget something at the end.</text:p>
            <text:p>ok, it are all numbers not divisible by 20. actually, it is clear that there is no alternating multiple of them since the last two digits are always even. so, let's first do powers of 2 and 5. in both cases start with the number 25252525...2525 for 5 with "enough" digits(or 101010...1010 for 2). in the k-th step, change the k-th digit such that the new number is divisible by $2^{k+1}$(respectively $5^{k+1}$) if the number is not divisible by that term before(where even digits stay even and odd digits stay odd). if inductively follows that this is actually possible, so we get a alternating number which is divisible by $2^n$(respectively $5^n$) and has an odd digit at the end. now, take a power of 2 times an odd number not divisible by 5. take the alternating number divisible by the power of 2 several times to get by fermat a number divisible by the number we want to. now, take (10 times a) power of 5 times an odd number not divisible by 5. take the number divisible by to the power of 5 several times to get a number divisible by the power of 5 times the odd number not divisible by 5. add a 0 at the end if the number is divisible by 10. so, we have everything since numbers divisible by 20 have no alternating multiple. i hope the main argument gets clear.</text:p>
            <text:p/>
            <text:p>Peter</text:p>
          </table:table-cell>
          <table:table-cell office:value-type="string" calcext:value-type="string">
            <text:p>https://artofproblemsolving.com/community/c3955_2004_imo_shortlist</text:p>
          </table:table-cell>
          <table:table-cell office:value-type="string" office:string-value="Click for solution&#10;&#10;not really nice, but anyway not too hard, if one doesn't forget something at the end.&#10;ok, it are all numbers not divisible by 20. actually, it is clear that there is no alternating multiple of them since the last two digits are always even. so, let's first do powers of 2 and 5. in both cases start with the number 25252525...2525 for 5 with &quot;enough&quot; digits(or 101010...1010 for 2). in the k-th step, change the k-th digit such that the new number is divisible by $2^{k+1}$(respectively $5^{k+1}$) if the number is not divisible by that term before(where even digits stay even and odd digits stay odd). if inductively follows that this is actually possible, so we get a alternating number which is divisible by $2^n$(respectively $5^n$) and has an odd digit at the end. now, take a power of 2 times an odd number not divisible by 5. take the alternating number divisible by the power of 2 several times to get by fermat a number divisible by the number we want to. now, take (10 times a) power of 5 times an odd number not divisible by 5. take the number divisible by to the power of 5 several times to get a number divisible by the power of 5 times the odd number not divisible by 5. add a 0 at the end if the number is divisible by 10. so, we have everything since numbers divisible by 20 have no alternating multiple. i hope the main argument gets clear.&#10;&#10;Peter" calcext:value-type="string">
            <text:p>Click for solution</text:p>
            <text:p/>
            <text:p>not really nice, but anyway not too hard, if one doesn't forget something at the end.</text:p>
            <text:p>ok, it are all numbers not divisible by 20. actually, it is clear that there is no alternating multiple of them since the last two digits are always even. so, let's first do powers of 2 and 5. in both cases start with the number 25252525...2525 for 5 with "enough" digits(or 101010...1010 for 2). in the k-th step, change the k-th digit such that the new number is divisible by $2^{k+1}$(respectively $5^{k+1}$) if the number is not divisible by that term before(where even digits stay even and odd digits stay odd). if inductively follows that this is actually possible, so we get a alternating number which is divisible by $2^n$(respectively $5^n$) and has an odd digit at the end. now, take a power of 2 times an odd number not divisible by 5. take the alternating number divisible by the power of 2 several times to get by fermat a number divisible by the number we want to. now, take (10 times a) power of 5 times an odd number not divisible by 5. take the number divisible by to the power of 5 several times to get a number divisible by the power of 5 times the odd number not divisible by 5. add a 0 at the end if the number is divisible by 10. so, we have everything since numbers divisible by 20 have no alternating multiple. i hope the main argument gets clear.</text:p>
            <text:p/>
            <text:p>Peter</text:p>
          </table:table-cell>
          <table:table-cell/>
        </table:table-row>
        <table:table-row table:style-name="ro13">
          <table:table-cell office:value-type="string" calcext:value-type="string">
            <text:p>2004 IMO Shortlist</text:p>
          </table:table-cell>
          <table:table-cell office:value-type="float" office:value="2004" calcext:value-type="float">
            <text:p>2004</text:p>
          </table:table-cell>
          <table:table-cell office:value-type="float" office:value="6" calcext:value-type="float">
            <text:p>6</text:p>
          </table:table-cell>
          <table:table-cell office:value-type="string" calcext:value-type="string">
            <text:p>John Murray, Ireland</text:p>
          </table:table-cell>
          <table:table-cell office:value-type="string" calcext:value-type="string">
            <text:p>Given an integer ${n&gt;1}$, denote by $P_{n}$ the product of all positive integers $x$ less than $n$ and such that $n$ divides ${x^2-1}$. For each ${n&gt;1}$, find the remainder of $P_{n}$ on division by $n$.</text:p>
          </table:table-cell>
          <table:table-cell office:value-type="string" calcext:value-type="string">
            <text:p>https://artofproblemsolving.com/community/c3955_2004_imo_shortlist</text:p>
          </table:table-cell>
          <table:table-cell office:value-type="string" calcext:value-type="string">
            <text:p>Given an integer ${n&gt;1}$, denote by $P_{n}$ the product of all positive integers $x$ less than $n$ and such that $n$ divides ${x^2-1}$. For each ${n&gt;1}$, find the remainder of $P_{n}$ on division by $n$.</text:p>
            <text:p/>
            <text:p>\textit{Proposed by John Murray, Ireland}</text:p>
          </table:table-cell>
          <table:table-cell/>
        </table:table-row>
        <table:table-row table:style-name="ro30">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calcext:value-type="string">
            <text:p>Click for solution</text:p>
            <text:p/>
            <text:p>\textbf{Case 1: n odd}</text:p>
            <text:p/>
            <text:p>Let $n=p_1^{a_1}\ldots p_k^{a_k}$, where $p_i$ are distinct odd primes. Then $P_n=\prod_{S\subseteq [k]}\alpha_S$, where for $S\subseteq[k],\ \alpha_S$ is congurent to $1\pmod{p_i^{a_i}},\ \forall i\in S$, and congruent to $-1\pmod{p_j^{a_j}},\ \forall j\in[k]\setminus S$ ($[k]$ is just a compact notation for $\{1,2,\ldots,k\}$). Since for each $i\in[k]$, there are $2^{k-1}$ subsets $S\subseteq[k]$ for which $\alpha_S\equiv-1\pmod{p_i^{a_i}}$, it means that $P_n\equiv (-1)^{2^{k-1}}\pmod {p_i^{a_i}},\ \forall i$, and thus $P_n\equiv(-1)^{2^{k-1}}\pmod n$. In other words, if $n$ is odd, the answer is $1$ if $n$ has at least $2$ prime divisors, and $-1$ if it's a prime power.</text:p>
            <text:p/>
            <text:p>\textbf{Case 2: n even, but not a power of $2$}</text:p>
            <text:p/>
            <text:p>Let $n=2^ap_1^{a_1}\ldots p_k^{a_k}$, and let $\tilde n=\frac n{2^n}$. The possibilities for $x\pmod{\tilde n}$ are those from the preceding paragraph, while those for $2^a$ are $x\equiv 1\pmod 2$ if $a=1$, $x\equiv \pm1\pmod 4$ if $a=2$, and $x\equiv \pm 1,2^{a-1}\pm 1\pmod{2^a}$. Since $\pm 1,2^{a-1}\pm 1$ give $1\pmod{2^a}$ when squared, and each situation appears $2^k$ times, so an even number of times (since $k\ge 1$), it means that $P_n\equiv 1\pmod{2^a}$, no matter what $a$ is.</text:p>
            <text:p/>
            <text:p>When $a\ge 2$, each residue $\pmod{\tilde n}$ appears an even number of times, so $P_n\equiv 1\pmod n$ whenever $n=2^ap_1^{a_1}\ldots p_k^{a_k},\ k\ge 1,a\ge 2$.</text:p>
            <text:p/>
            <text:p>When $a=1$, $P_n$ gives $-1\pmod{\tilde n}$ if $k=1$, and $1\pmod{\tilde n}$ if $k\ge 2$, so $P_n\equiv -1\pmod n$ if $k=1$, and $1\pmod n$ if $k\ge 2$.</text:p>
            <text:p/>
            <text:p>\textbf{Case 3: n is a power of $2$}</text:p>
            <text:p/>
            <text:p>If $n=2$, then the answer is $1$, if $n=4$ it's $-1$, and if $n=2^a,a\ge 3$, then we have $P_n\equiv 1\cdot(-1)\cdot(2^{a-1}-1)\cdot(2^{a-1}+1)\pmod{2^a}$, so $P_n\equiv 1\pmod n$.</text:p>
            <text:p>I hope it's Ok.</text:p>
          </table:table-cell>
          <table:table-cell office:value-type="string" calcext:value-type="string">
            <text:p>https://artofproblemsolving.com/community/c3955_2004_imo_shortlist</text:p>
          </table:table-cell>
          <table:table-cell office:value-type="string" calcext:value-type="string">
            <text:p>Click for solution</text:p>
            <text:p/>
            <text:p>\textbf{Case 1: n odd}</text:p>
            <text:p/>
            <text:p>Let $n=p_1^{a_1}\ldots p_k^{a_k}$, where $p_i$ are distinct odd primes. Then $P_n=\prod_{S\subseteq [k]}\alpha_S$, where for $S\subseteq[k],\ \alpha_S$ is congurent to $1\pmod{p_i^{a_i}},\ \forall i\in S$, and congruent to $-1\pmod{p_j^{a_j}},\ \forall j\in[k]\setminus S$ ($[k]$ is just a compact notation for $\{1,2,\ldots,k\}$). Since for each $i\in[k]$, there are $2^{k-1}$ subsets $S\subseteq[k]$ for which $\alpha_S\equiv-1\pmod{p_i^{a_i}}$, it means that $P_n\equiv (-1)^{2^{k-1}}\pmod {p_i^{a_i}},\ \forall i$, and thus $P_n\equiv(-1)^{2^{k-1}}\pmod n$. In other words, if $n$ is odd, the answer is $1$ if $n$ has at least $2$ prime divisors, and $-1$ if it's a prime power.</text:p>
            <text:p/>
            <text:p>\textbf{Case 2: n even, but not a power of $2$}</text:p>
            <text:p/>
            <text:p>Let $n=2^ap_1^{a_1}\ldots p_k^{a_k}$, and let $\tilde n=\frac n{2^n}$. The possibilities for $x\pmod{\tilde n}$ are those from the preceding paragraph, while those for $2^a$ are $x\equiv 1\pmod 2$ if $a=1$, $x\equiv \pm1\pmod 4$ if $a=2$, and $x\equiv \pm 1,2^{a-1}\pm 1\pmod{2^a}$. Since $\pm 1,2^{a-1}\pm 1$ give $1\pmod{2^a}$ when squared, and each situation appears $2^k$ times, so an even number of times (since $k\ge 1$), it means that $P_n\equiv 1\pmod{2^a}$, no matter what $a$ is.</text:p>
            <text:p/>
            <text:p>When $a\ge 2$, each residue $\pmod{\tilde n}$ appears an even number of times, so $P_n\equiv 1\pmod n$ whenever $n=2^ap_1^{a_1}\ldots p_k^{a_k},\ k\ge 1,a\ge 2$.</text:p>
            <text:p/>
            <text:p>When $a=1$, $P_n$ gives $-1\pmod{\tilde n}$ if $k=1$, and $1\pmod{\tilde n}$ if $k\ge 2$, so $P_n\equiv -1\pmod n$ if $k=1$, and $1\pmod n$ if $k\ge 2$.</text:p>
            <text:p/>
            <text:p>\textbf{Case 3: n is a power of $2$}</text:p>
            <text:p/>
            <text:p>If $n=2$, then the answer is $1$, if $n=4$ it's $-1$, and if $n=2^a,a\ge 3$, then we have $P_n\equiv 1\cdot(-1)\cdot(2^{a-1}-1)\cdot(2^{a-1}+1)\pmod{2^a}$, so $P_n\equiv 1\pmod n$.</text:p>
            <text:p>I hope it's Ok.</text:p>
          </table:table-cell>
          <table:table-cell/>
        </table:table-row>
        <table:table-row table:style-name="ro7">
          <table:table-cell office:value-type="string" calcext:value-type="string">
            <text:p>2004 IMO Shortlist</text:p>
          </table:table-cell>
          <table:table-cell office:value-type="float" office:value="2004" calcext:value-type="float">
            <text:p>2004</text:p>
          </table:table-cell>
          <table:table-cell office:value-type="float" office:value="7" calcext:value-type="float">
            <text:p>7</text:p>
          </table:table-cell>
          <table:table-cell office:value-type="string" calcext:value-type="string">
            <text:p>Alexander Ivanov, Bulgaria</text:p>
          </table:table-cell>
          <table:table-cell office:value-type="string" calcext:value-type="string">
            <text:p>Let $p$ be an odd prime and $n$ a positive integer. In the coordinate plane, eight distinct points with integer coordinates lie on a circle with diameter of length $p^{n}$. Prove that there exists a triangle with vertices at three of the given points such that the squares of its side lengths are integers divisible by $p^{n+1}$.</text:p>
          </table:table-cell>
          <table:table-cell office:value-type="string" calcext:value-type="string">
            <text:p>https://artofproblemsolving.com/community/c3955_2004_imo_shortlist</text:p>
          </table:table-cell>
          <table:table-cell office:value-type="string" calcext:value-type="string">
            <text:p>Let $p$ be an odd prime and $n$ a positive integer. In the coordinate plane, eight distinct points with integer coordinates lie on a circle with diameter of length $p^{n}$. Prove that there exists a triangle with vertices at three of the given points such that the squares of its side lengths are integers divisible by $p^{n+1}$.</text:p>
            <text:p/>
            <text:p>\textit{Proposed by Alexander Ivanov, Bulgaria}</text:p>
          </table:table-cell>
          <table:table-cell/>
        </table:table-row>
        <table:table-row table:style-name="ro25">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office:string-value="Click for solution&#10;&#10;there seems to be one here who wants to solve it... i didn't really want to post the solution i found in oberwolfach because it's so long... but here it goes:&#10;&#10;Consider the 8 given points as the vertices of a $K_8$ and color an edge $AB$ in color 1 if $AB^2$ is not divisible by $p$, in color 2 if $AB^2$ is divisible by $p$, but not by $p^{n+1}$ and in color 3 if $AB^2$ is divisible by $p^{n+1}$. If the statement is wrong, there is no triangle of color (3,3,3).&#10;&#10;Let $A,B$ be two of the 8 points, let $O$ be the center of the circle and let $R=\frac{p^n}2$. We know by the cosine theorem that $AB^2=2R^2(1-\cos \gamma)$ where $\gamma=\sphericalangle AOB$. Therefore $\cos \gamma$ is a rational number which has at most $p^{2n}$ in the denominator. Now, add an additional point $C$ and let $\alpha=\sphericalangle BOC, \beta=\sphericalangle COA$. We know that $2\cos \alpha \cos \beta \cos \gamma=1-\cos ^2 \alpha - \cos ^2 \beta - \cos ^2 \gamma$. Therefore $v_p(\cos \alpha) + v_p(\cos \beta) + v_p(\cos \gamma) \geq 2\min \{ v_p(\cos \alpha), v_p(\cos \beta), v_p(\cos \gamma) \}$ (here $v_p(x)$ denotes the $p$-adic valuation; it is clear that $v_p(\cos \alpha) \leq 0$). Wlog assume that $v_p(\cos \alpha)$ is minimal. then we know that $v_p(\cos \beta) + v_p(\cos \gamma)\geq v_p(\cos \alpha)$; if $v_p(\cos \beta),v_p(\cos \gamma) &gt; v_p(\cos \alpha)$ we even have equality. This shows that triangles of color (1,1,1), (1,1,2), (2,2,2) and (1,3,3) may not exist.&#10;If there were no triangles of color (1,1,3), every triangle would contain an edge of color 2 and an edge of color 1 or 3 - this is impossible as there has to be in conclusion a triangle consisting only of color 2 or only of color 1 or 3(this was true even in any 6-element subset of the 8 points); therefore we have a triangle $ABC$ of color (1,1,3). Then wlog we have $v_p(\cos \alpha)=v_p(\cos \beta)=-2n$; it follows that $v_p(\cos \gamma)=0$, therefore $\cos \gamma$ is an integer. it may not be 1; therefore it is 0 or -1; but 0 is not possible since in that case we had $AB^2=\frac{p^{2n}}2$ which is not an integer. Therefore $AB$ is a diameter; summing up, all triangles of color (1,1,3) include a diameter. From now on, fix a diameter $AB$ and $C$ such that $AC$ and $BC$ have color 1.&#10;&#10;If for all $D,E\neq A,B$ we had that $DE$ is of color 2 or 3, there would necessarily be a triangle of color (2,2,2) or color (3,3,3), contradiction. Therefore we have some $DE$ of color 1.&#10;If, say $D=C$, then $ACE$ is of color (1,1,*), therefore of color (1,1,3), which means that AE is a diameter and it follows that $E=B$, contradiction; analogously for $E=C$. To finish, consider the cyclic quadrilateral $ACDE$. By the ptolemaus theorem, we know that $\pm AC\cdot DE \pm AE\cdot CD \pm AD\cdot CE=0$ with suitably chosen signs. This implies $(- AC^2\cdot DE^2 + AE^2\cdot CD^2 + AD^2\cdot CE^2)^2=4AD^2\cdot AE^2\cdot CD^2\cdot CE^2$. Now, look at both sides $\mod p$ to get a contradiction(remember that we just showed that $v_p(CD^2)&gt;0, v_p(CE^2)&gt;0$; but we know that $v_p(AC^2\cdot DE^2)=0$ and $v_p(AD^2\cdot CD^2)&gt;0$ as the triangle $ACD$ may not be of color (1,1,1)).&#10;&#10;QED" calcext:value-type="string">
            <text:p>Click for solution</text:p>
            <text:p/>
            <text:p>there seems to be one here who wants to solve it... i didn't really want to post the solution i found in oberwolfach because it's so long... but here it goes:</text:p>
            <text:p/>
            <text:p>Consider the 8 given points as the vertices of a $K_8$ and color an edge $AB$ in color 1 if $AB^2$ is not divisible by $p$, in color 2 if $AB^2$ is divisible by $p$, but not by $p^{n+1}$ and in color 3 if $AB^2$ is divisible by $p^{n+1}$. If the statement is wrong, there is no triangle of color (3,3,3).</text:p>
            <text:p/>
            <text:p>Let $A,B$ be two of the 8 points, let $O$ be the center of the circle and let $R=\frac{p^n}2$. We know by the cosine theorem that $AB^2=2R^2(1-\cos \gamma)$ where $\gamma=\sphericalangle AOB$. Therefore $\cos \gamma$ is a rational number which has at most $p^{2n}$ in the denominator. Now, add an additional point $C$ and let $\alpha=\sphericalangle BOC, \beta=\sphericalangle COA$. We know that $2\cos \alpha \cos \beta \cos \gamma=1-\cos ^2 \alpha - \cos ^2 \beta - \cos ^2 \gamma$. Therefore $v_p(\cos \alpha) + v_p(\cos \beta) + v_p(\cos \gamma) \geq 2\min \{ v_p(\cos \alpha), v_p(\cos \beta), v_p(\cos \gamma) \}$ (here $v_p(x)$ denotes the $p$-adic valuation; it is clear that $v_p(\cos \alpha) \leq 0$). Wlog assume that $v_p(\cos \alpha)$ is minimal. then we know that $v_p(\cos \beta) + v_p(\cos \gamma)\geq v_p(\cos \alpha)$; if $v_p(\cos \beta),v_p(\cos \gamma) &gt; v_p(\cos \alpha)$ we even have equality. This shows that triangles of color (1,1,1), (1,1,2), (2,2,2) and (1,3,3) may not exist.</text:p>
            <text:p>If there were no triangles of color (1,1,3), every triangle would contain an edge of color 2 and an edge of color 1 or 3 - this is impossible as there has to be in conclusion a triangle consisting only of color 2 or only of color 1 or 3(this was true even in any 6-element subset of the 8 points); therefore we have a triangle $ABC$ of color (1,1,3). Then wlog we have $v_p(\cos \alpha)=v_p(\cos \beta)=-2n$; it follows that $v_p(\cos \gamma)=0$, therefore $\cos \gamma$ is an integer. it may not be 1; therefore it is 0 or -1; but 0 is not possible since in that case we had $AB^2=\frac{p^{2n}}2$ which is not an integer. Therefore $AB$ is a diameter; summing up, all triangles of color (1,1,3) include a diameter. From now on, fix a diameter $AB$ and $C$ such that $AC$ and $BC$ have color 1.</text:p>
            <text:p/>
            <text:p>If for all $D,E\neq A,B$ we had that $DE$ is of color 2 or 3, there would necessarily be a triangle of color (2,2,2) or color (3,3,3), contradiction. Therefore we have some $DE$ of color 1.</text:p>
            <text:p>If, say $D=C$, then $ACE$ is of color (1,1,*), therefore of color (1,1,3), which means that AE is a diameter and it follows that $E=B$, contradiction; analogously for $E=C$. To finish, consider the cyclic quadrilateral $ACDE$. By the ptolemaus theorem, we know that $\pm AC\cdot DE \pm AE\cdot CD \pm AD\cdot CE=0$ with suitably chosen signs. This implies $(- AC^2\cdot DE^2 + AE^2\cdot CD^2 + AD^2\cdot CE^2)^2=4AD^2\cdot AE^2\cdot CD^2\cdot CE^2$. Now, look at both sides $\mod p$ to get a contradiction(remember that we just showed that $v_p(CD^2)&gt;0, v_p(CE^2)&gt;0$; but we know that $v_p(AC^2\cdot DE^2)=0$ and $v_p(AD^2\cdot CD^2)&gt;0$ as the triangle $ACD$ may not be of color (1,1,1)).</text:p>
            <text:p/>
            <text:p>QED</text:p>
          </table:table-cell>
          <table:table-cell office:value-type="string" calcext:value-type="string">
            <text:p>https://artofproblemsolving.com/community/c3955_2004_imo_shortlist</text:p>
          </table:table-cell>
          <table:table-cell office:value-type="string" office:string-value="Click for solution&#10;&#10;there seems to be one here who wants to solve it... i didn't really want to post the solution i found in oberwolfach because it's so long... but here it goes:&#10;&#10;Consider the 8 given points as the vertices of a $K_8$ and color an edge $AB$ in color 1 if $AB^2$ is not divisible by $p$, in color 2 if $AB^2$ is divisible by $p$, but not by $p^{n+1}$ and in color 3 if $AB^2$ is divisible by $p^{n+1}$. If the statement is wrong, there is no triangle of color (3,3,3).&#10;&#10;Let $A,B$ be two of the 8 points, let $O$ be the center of the circle and let $R=\frac{p^n}2$. We know by the cosine theorem that $AB^2=2R^2(1-\cos \gamma)$ where $\gamma=\sphericalangle AOB$. Therefore $\cos \gamma$ is a rational number which has at most $p^{2n}$ in the denominator. Now, add an additional point $C$ and let $\alpha=\sphericalangle BOC, \beta=\sphericalangle COA$. We know that $2\cos \alpha \cos \beta \cos \gamma=1-\cos ^2 \alpha - \cos ^2 \beta - \cos ^2 \gamma$. Therefore $v_p(\cos \alpha) + v_p(\cos \beta) + v_p(\cos \gamma) \geq 2\min \{ v_p(\cos \alpha), v_p(\cos \beta), v_p(\cos \gamma) \}$ (here $v_p(x)$ denotes the $p$-adic valuation; it is clear that $v_p(\cos \alpha) \leq 0$). Wlog assume that $v_p(\cos \alpha)$ is minimal. then we know that $v_p(\cos \beta) + v_p(\cos \gamma)\geq v_p(\cos \alpha)$; if $v_p(\cos \beta),v_p(\cos \gamma) &gt; v_p(\cos \alpha)$ we even have equality. This shows that triangles of color (1,1,1), (1,1,2), (2,2,2) and (1,3,3) may not exist.&#10;If there were no triangles of color (1,1,3), every triangle would contain an edge of color 2 and an edge of color 1 or 3 - this is impossible as there has to be in conclusion a triangle consisting only of color 2 or only of color 1 or 3(this was true even in any 6-element subset of the 8 points); therefore we have a triangle $ABC$ of color (1,1,3). Then wlog we have $v_p(\cos \alpha)=v_p(\cos \beta)=-2n$; it follows that $v_p(\cos \gamma)=0$, therefore $\cos \gamma$ is an integer. it may not be 1; therefore it is 0 or -1; but 0 is not possible since in that case we had $AB^2=\frac{p^{2n}}2$ which is not an integer. Therefore $AB$ is a diameter; summing up, all triangles of color (1,1,3) include a diameter. From now on, fix a diameter $AB$ and $C$ such that $AC$ and $BC$ have color 1.&#10;&#10;If for all $D,E\neq A,B$ we had that $DE$ is of color 2 or 3, there would necessarily be a triangle of color (2,2,2) or color (3,3,3), contradiction. Therefore we have some $DE$ of color 1.&#10;If, say $D=C$, then $ACE$ is of color (1,1,*), therefore of color (1,1,3), which means that AE is a diameter and it follows that $E=B$, contradiction; analogously for $E=C$. To finish, consider the cyclic quadrilateral $ACDE$. By the ptolemaus theorem, we know that $\pm AC\cdot DE \pm AE\cdot CD \pm AD\cdot CE=0$ with suitably chosen signs. This implies $(- AC^2\cdot DE^2 + AE^2\cdot CD^2 + AD^2\cdot CE^2)^2=4AD^2\cdot AE^2\cdot CD^2\cdot CE^2$. Now, look at both sides $\mod p$ to get a contradiction(remember that we just showed that $v_p(CD^2)&gt;0, v_p(CE^2)&gt;0$; but we know that $v_p(AC^2\cdot DE^2)=0$ and $v_p(AD^2\cdot CD^2)&gt;0$ as the triangle $ACD$ may not be of color (1,1,1)).&#10;&#10;QED" calcext:value-type="string">
            <text:p>Click for solution</text:p>
            <text:p/>
            <text:p>there seems to be one here who wants to solve it... i didn't really want to post the solution i found in oberwolfach because it's so long... but here it goes:</text:p>
            <text:p/>
            <text:p>Consider the 8 given points as the vertices of a $K_8$ and color an edge $AB$ in color 1 if $AB^2$ is not divisible by $p$, in color 2 if $AB^2$ is divisible by $p$, but not by $p^{n+1}$ and in color 3 if $AB^2$ is divisible by $p^{n+1}$. If the statement is wrong, there is no triangle of color (3,3,3).</text:p>
            <text:p/>
            <text:p>Let $A,B$ be two of the 8 points, let $O$ be the center of the circle and let $R=\frac{p^n}2$. We know by the cosine theorem that $AB^2=2R^2(1-\cos \gamma)$ where $\gamma=\sphericalangle AOB$. Therefore $\cos \gamma$ is a rational number which has at most $p^{2n}$ in the denominator. Now, add an additional point $C$ and let $\alpha=\sphericalangle BOC, \beta=\sphericalangle COA$. We know that $2\cos \alpha \cos \beta \cos \gamma=1-\cos ^2 \alpha - \cos ^2 \beta - \cos ^2 \gamma$. Therefore $v_p(\cos \alpha) + v_p(\cos \beta) + v_p(\cos \gamma) \geq 2\min \{ v_p(\cos \alpha), v_p(\cos \beta), v_p(\cos \gamma) \}$ (here $v_p(x)$ denotes the $p$-adic valuation; it is clear that $v_p(\cos \alpha) \leq 0$). Wlog assume that $v_p(\cos \alpha)$ is minimal. then we know that $v_p(\cos \beta) + v_p(\cos \gamma)\geq v_p(\cos \alpha)$; if $v_p(\cos \beta),v_p(\cos \gamma) &gt; v_p(\cos \alpha)$ we even have equality. This shows that triangles of color (1,1,1), (1,1,2), (2,2,2) and (1,3,3) may not exist.</text:p>
            <text:p>If there were no triangles of color (1,1,3), every triangle would contain an edge of color 2 and an edge of color 1 or 3 - this is impossible as there has to be in conclusion a triangle consisting only of color 2 or only of color 1 or 3(this was true even in any 6-element subset of the 8 points); therefore we have a triangle $ABC$ of color (1,1,3). Then wlog we have $v_p(\cos \alpha)=v_p(\cos \beta)=-2n$; it follows that $v_p(\cos \gamma)=0$, therefore $\cos \gamma$ is an integer. it may not be 1; therefore it is 0 or -1; but 0 is not possible since in that case we had $AB^2=\frac{p^{2n}}2$ which is not an integer. Therefore $AB$ is a diameter; summing up, all triangles of color (1,1,3) include a diameter. From now on, fix a diameter $AB$ and $C$ such that $AC$ and $BC$ have color 1.</text:p>
            <text:p/>
            <text:p>If for all $D,E\neq A,B$ we had that $DE$ is of color 2 or 3, there would necessarily be a triangle of color (2,2,2) or color (3,3,3), contradiction. Therefore we have some $DE$ of color 1.</text:p>
            <text:p>If, say $D=C$, then $ACE$ is of color (1,1,*), therefore of color (1,1,3), which means that AE is a diameter and it follows that $E=B$, contradiction; analogously for $E=C$. To finish, consider the cyclic quadrilateral $ACDE$. By the ptolemaus theorem, we know that $\pm AC\cdot DE \pm AE\cdot CD \pm AD\cdot CE=0$ with suitably chosen signs. This implies $(- AC^2\cdot DE^2 + AE^2\cdot CD^2 + AD^2\cdot CE^2)^2=4AD^2\cdot AE^2\cdot CD^2\cdot CE^2$. Now, look at both sides $\mod p$ to get a contradiction(remember that we just showed that $v_p(CD^2)&gt;0, v_p(CE^2)&gt;0$; but we know that $v_p(AC^2\cdot DE^2)=0$ and $v_p(AD^2\cdot CD^2)&gt;0$ as the triangle $ACD$ may not be of color (1,1,1)).</text:p>
            <text:p/>
            <text:p>QED</text:p>
          </table:table-cell>
          <table:table-cell/>
        </table:table-row>
        <table:table-row table:style-name="ro13">
          <table:table-cell office:value-type="string" calcext:value-type="string">
            <text:p>2004 IMO Shortlist</text:p>
          </table:table-cell>
          <table:table-cell office:value-type="float" office:value="2004" calcext:value-type="float">
            <text:p>2004</text:p>
          </table:table-cell>
          <table:table-cell office:value-type="float" office:value="1" calcext:value-type="float">
            <text:p>1</text:p>
          </table:table-cell>
          <table:table-cell/>
          <table:table-cell office:value-type="string" calcext:value-type="string">
            <text:p>Let $n \geq 3$ be an integer. Let $t_1$, $t_2$, ..., $t_n$ be positive real numbers such that \[n^2 + 1 &gt; \left( t_1 + t_2 + \cdots + t_n \right) \left( \frac{1}{t_1} + \frac{1}{t_2} + \cdots + \frac{1}{t_n} \right).\] Show that $t_i$, $t_j$, $t_k$ are side lengths of a triangle for all $i$, $j$, $k$ with $1 \leq i &lt; j &lt; k \leq n$.</text:p>
          </table:table-cell>
          <table:table-cell office:value-type="string" calcext:value-type="string">
            <text:p>https://artofproblemsolving.com/community/c3955_2004_imo_shortlist</text:p>
          </table:table-cell>
          <table:table-cell office:value-type="string" calcext:value-type="string">
            <text:p>Let $n \geq 3$ be an integer. Let $t_1$, $t_2$, ..., $t_n$ be positive real numbers such that \[n^2 + 1 &gt; \left( t_1 + t_2 + \cdots + t_n \right) \left( \frac{1}{t_1} + \frac{1}{t_2} + \cdots + \frac{1}{t_n} \right).\] Show that $t_i$, $t_j$, $t_k$ are side lengths of a triangle for all $i$, $j$, $k$ with $1 \leq i &lt; j &lt; k \leq n$.</text:p>
          </table:table-cell>
          <table:table-cell/>
        </table:table-row>
        <table:table-row table:style-name="ro9">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office:string-value="Click for solution&#10;&#10;solution by induction: the hardest part is to show that it works for n=3. so assume $t_1\geq t_2\geq t_3$. it is easy to see that the right is strictly increasing in $t_3$. so if we show that the reverse inequality holds for $t_1=t_2+t_3$, we are done. a quick calculation is enough to show that(it is too boring to post). but if we know is true for n-1, then let's do the following computation:&#10;$((t_1+...+t_{n-1})+t_n)(\frac{1}{t_1}+...+\frac{1}{t_{n-1}}+\frac{1}{t_n})\geq (t_1+...+t_{n-1})(\frac{1}{t_1}+...+\frac{1}{t_{n-1}})+2n-1$,&#10;by AM-GM and AM-HM. so we get the inequality reduces to that one for n-1 variables.&#10;&#10;Peter" calcext:value-type="string">
            <text:p>Click for solution</text:p>
            <text:p/>
            <text:p>solution by induction: the hardest part is to show that it works for n=3. so assume $t_1\geq t_2\geq t_3$. it is easy to see that the right is strictly increasing in $t_3$. so if we show that the reverse inequality holds for $t_1=t_2+t_3$, we are done. a quick calculation is enough to show that(it is too boring to post). but if we know is true for n-1, then let's do the following computation:</text:p>
            <text:p>$((t_1+...+t_{n-1})+t_n)(\frac{1}{t_1}+...+\frac{1}{t_{n-1}}+\frac{1}{t_n})\geq (t_1+...+t_{n-1})(\frac{1}{t_1}+...+\frac{1}{t_{n-1}})+2n-1$,</text:p>
            <text:p>by AM-GM and AM-HM. so we get the inequality reduces to that one for n-1 variables.</text:p>
            <text:p/>
            <text:p>Peter</text:p>
          </table:table-cell>
          <table:table-cell office:value-type="string" calcext:value-type="string">
            <text:p>https://artofproblemsolving.com/community/c3955_2004_imo_shortlist</text:p>
          </table:table-cell>
          <table:table-cell office:value-type="string" office:string-value="Click for solution&#10;&#10;solution by induction: the hardest part is to show that it works for n=3. so assume $t_1\geq t_2\geq t_3$. it is easy to see that the right is strictly increasing in $t_3$. so if we show that the reverse inequality holds for $t_1=t_2+t_3$, we are done. a quick calculation is enough to show that(it is too boring to post). but if we know is true for n-1, then let's do the following computation:&#10;$((t_1+...+t_{n-1})+t_n)(\frac{1}{t_1}+...+\frac{1}{t_{n-1}}+\frac{1}{t_n})\geq (t_1+...+t_{n-1})(\frac{1}{t_1}+...+\frac{1}{t_{n-1}})+2n-1$,&#10;by AM-GM and AM-HM. so we get the inequality reduces to that one for n-1 variables.&#10;&#10;Peter" calcext:value-type="string">
            <text:p>Click for solution</text:p>
            <text:p/>
            <text:p>solution by induction: the hardest part is to show that it works for n=3. so assume $t_1\geq t_2\geq t_3$. it is easy to see that the right is strictly increasing in $t_3$. so if we show that the reverse inequality holds for $t_1=t_2+t_3$, we are done. a quick calculation is enough to show that(it is too boring to post). but if we know is true for n-1, then let's do the following computation:</text:p>
            <text:p>$((t_1+...+t_{n-1})+t_n)(\frac{1}{t_1}+...+\frac{1}{t_{n-1}}+\frac{1}{t_n})\geq (t_1+...+t_{n-1})(\frac{1}{t_1}+...+\frac{1}{t_{n-1}})+2n-1$,</text:p>
            <text:p>by AM-GM and AM-HM. so we get the inequality reduces to that one for n-1 variables.</text:p>
            <text:p/>
            <text:p>Peter</text:p>
          </table:table-cell>
          <table:table-cell/>
        </table:table-row>
        <table:table-row table:style-name="ro5">
          <table:table-cell office:value-type="string" calcext:value-type="string">
            <text:p>2004 IMO Shortlist</text:p>
          </table:table-cell>
          <table:table-cell office:value-type="float" office:value="2004" calcext:value-type="float">
            <text:p>2004</text:p>
          </table:table-cell>
          <table:table-cell office:value-type="float" office:value="2" calcext:value-type="float">
            <text:p>2</text:p>
          </table:table-cell>
          <table:table-cell office:value-type="string" calcext:value-type="string">
            <text:p>Mihai Bălună, Romania</text:p>
          </table:table-cell>
          <table:table-cell office:value-type="string" calcext:value-type="string">
            <text:p>Let $a_0$, $a_1$, $a_2$, ... be an infinite sequence of real numbers satisfying the equation $a_n=\left|a_{n+1}-a_{n+2}\right|$ for all $n\geq 0$, where $a_0$ and $a_1$ are two different positive reals.</text:p>
            <text:p/>
            <text:p>Can this sequence $a_0$, $a_1$, $a_2$, ... be bounded?</text:p>
          </table:table-cell>
          <table:table-cell office:value-type="string" calcext:value-type="string">
            <text:p>https://artofproblemsolving.com/community/c3955_2004_imo_shortlist</text:p>
          </table:table-cell>
          <table:table-cell office:value-type="string" calcext:value-type="string">
            <text:p>Let $a_0$, $a_1$, $a_2$, ... be an infinite sequence of real numbers satisfying the equation $a_n=\left|a_{n+1}-a_{n+2}\right|$ for all $n\geq 0$, where $a_0$ and $a_1$ are two different positive reals.</text:p>
            <text:p/>
            <text:p>Can this sequence $a_0$, $a_1$, $a_2$, ... be bounded?</text:p>
            <text:p/>
            <text:p>\textit{Proposed by Mihai Bălună, Romania}</text:p>
          </table:table-cell>
          <table:table-cell/>
        </table:table-row>
        <table:table-row table:style-name="ro13">
          <table:table-cell office:value-type="string" calcext:value-type="string">
            <text:p>2004 IMO Shortlist</text:p>
          </table:table-cell>
          <table:table-cell office:value-type="float" office:value="2004" calcext:value-type="float">
            <text:p>2004</text:p>
          </table:table-cell>
          <table:table-cell office:value-type="float" office:value="3" calcext:value-type="float">
            <text:p>3</text:p>
          </table:table-cell>
          <table:table-cell office:value-type="string" calcext:value-type="string">
            <text:p>Dan Brown, Canada</text:p>
          </table:table-cell>
          <table:table-cell office:value-type="string" calcext:value-type="string">
            <text:p>Does there exist a function $s\colon \mathbb{Q} \rightarrow \{-1,1\}$ such that if $x$ and $y$ are distinct rational numbers satisfying ${xy=1}$ or ${x+y\in \{0,1\}}$, then ${s(x)s(y)=-1}$? Justify your answer.</text:p>
          </table:table-cell>
          <table:table-cell office:value-type="string" calcext:value-type="string">
            <text:p>https://artofproblemsolving.com/community/c3955_2004_imo_shortlist</text:p>
          </table:table-cell>
          <table:table-cell office:value-type="string" calcext:value-type="string">
            <text:p>Does there exist a function $s\colon \mathbb{Q} \rightarrow \{-1,1\}$ such that if $x$ and $y$ are distinct rational numbers satisfying ${xy=1}$ or ${x+y\in \{0,1\}}$, then ${s(x)s(y)=-1}$? Justify your answer.</text:p>
            <text:p/>
            <text:p>\textit{Proposed by Dan Brown, Canada}</text:p>
          </table:table-cell>
          <table:table-cell/>
        </table:table-row>
        <table:table-row table:style-name="ro9">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office:string-value="Click for solution&#10;&#10;Where did you find this problem? It is realy interesting.&#10;&#10;I believe the answer to be 'yes', and I think I have a way of constructing the function, but it's only verified empirically, and I haven't fixed my ideas well enough to provide a full proof. Here's what I thought we could do:&#10;&#10;It suffices to determine the function on the positive rationals, of course, so let's restrict our attention to those. Construct the Stern-Brocot tree step by step. At each step, to each leaf you attach a leaf to the left and a leaf to the right. Label the leaf to the left with $-1$ and the leaf to the right with $1$. It seems to work." calcext:value-type="string">
            <text:p>Click for solution</text:p>
            <text:p/>
            <text:p>Where did you find this problem? It is realy interesting.</text:p>
            <text:p/>
            <text:p>I believe the answer to be 'yes', and I think I have a way of constructing the function, but it's only verified empirically, and I haven't fixed my ideas well enough to provide a full proof. Here's what I thought we could do:</text:p>
            <text:p/>
            <text:p>It suffices to determine the function on the positive rationals, of course, so let's restrict our attention to those. Construct the Stern-Brocot tree step by step. At each step, to each leaf you attach a leaf to the left and a leaf to the right. Label the leaf to the left with $-1$ and the leaf to the right with $1$. It seems to work.</text:p>
          </table:table-cell>
          <table:table-cell office:value-type="string" calcext:value-type="string">
            <text:p>https://artofproblemsolving.com/community/c3955_2004_imo_shortlist</text:p>
          </table:table-cell>
          <table:table-cell office:value-type="string" office:string-value="Click for solution&#10;&#10;Where did you find this problem? It is realy interesting.&#10;&#10;I believe the answer to be 'yes', and I think I have a way of constructing the function, but it's only verified empirically, and I haven't fixed my ideas well enough to provide a full proof. Here's what I thought we could do:&#10;&#10;It suffices to determine the function on the positive rationals, of course, so let's restrict our attention to those. Construct the Stern-Brocot tree step by step. At each step, to each leaf you attach a leaf to the left and a leaf to the right. Label the leaf to the left with $-1$ and the leaf to the right with $1$. It seems to work." calcext:value-type="string">
            <text:p>Click for solution</text:p>
            <text:p/>
            <text:p>Where did you find this problem? It is realy interesting.</text:p>
            <text:p/>
            <text:p>I believe the answer to be 'yes', and I think I have a way of constructing the function, but it's only verified empirically, and I haven't fixed my ideas well enough to provide a full proof. Here's what I thought we could do:</text:p>
            <text:p/>
            <text:p>It suffices to determine the function on the positive rationals, of course, so let's restrict our attention to those. Construct the Stern-Brocot tree step by step. At each step, to each leaf you attach a leaf to the left and a leaf to the right. Label the leaf to the left with $-1$ and the leaf to the right with $1$. It seems to work.</text:p>
          </table:table-cell>
          <table:table-cell/>
        </table:table-row>
        <table:table-row table:style-name="ro13">
          <table:table-cell office:value-type="string" calcext:value-type="string">
            <text:p>2004 IMO Shortlist</text:p>
          </table:table-cell>
          <table:table-cell office:value-type="float" office:value="2004" calcext:value-type="float">
            <text:p>2004</text:p>
          </table:table-cell>
          <table:table-cell office:value-type="float" office:value="4" calcext:value-type="float">
            <text:p>4</text:p>
          </table:table-cell>
          <table:table-cell/>
          <table:table-cell office:value-type="string" calcext:value-type="string">
            <text:p>Find all polynomials $f$ with real coefficients such that for all reals $a,b,c$ such that $ab+bc+ca = 0$ we have the following relations</text:p>
            <text:p/>
            <text:p>\[ f(a-b) + f(b-c) + f(c-a) = 2f(a+b+c). \]</text:p>
          </table:table-cell>
          <table:table-cell office:value-type="string" calcext:value-type="string">
            <text:p>https://artofproblemsolving.com/community/c3955_2004_imo_shortlist</text:p>
          </table:table-cell>
          <table:table-cell office:value-type="string" calcext:value-type="string">
            <text:p>Find all polynomials $f$ with real coefficients such that for all reals $a,b,c$ such that $ab+bc+ca = 0$ we have the following relations</text:p>
            <text:p/>
            <text:p>\[ f(a-b) + f(b-c) + f(c-a) = 2f(a+b+c). \]</text:p>
          </table:table-cell>
          <table:table-cell/>
        </table:table-row>
        <table:table-row table:style-name="ro24">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office:string-value="Click for solution&#10;&#10;A reasonably clean solution:&#10;&#10;We want to find all polynomials f such that $f(a-b)+f(b-c)+f(c-a)=2f(a+b+c)$ whenever $ab+bc+ca=0$. Equivalently, $ab+bc+ca$ divides $f(a-b)+f(b-c)+f(c-a)-2f(a+b+c)$.&#10;Let $f(x)=r_nx^n+r_{n-1}x^{n-1}+...+r_0$ and $a'=ta,b'=tb,c'=tc$&#10;Then $a'b'+b'c'+c'a'=0$ if $ab+bc+ca=0$ so $t^nr_n((a-b)^n+(b-c)^n+(c-a)^n-2(a+b+c)^n)+...+r_0(1+1+1-2)=0$&#10;The functions of t $t^n,t^{n-1},...,1$ are linearly independent, so each coefficient $r_k((a-b)^k+(b-c)^k+(c-a)^k-2(a+b+c)^k)$ must be zero.&#10;This means that either $r_k=0$ or $ab+bc+ca$ divides $(a-b)^k+(b-c)^k+(c-a)^k-2(a+b+c)^k$&#10;For $k=2$, $(a-b)^2+(b-c)^2+(c-a)^2-2(a+b+c)^2=-4(ab+bc+ca)$&#10;For $k=4$, $(a-b)^4+(b-c)^4+(c-a)^4-2(a+b+c)^4=&#10;-6(ab+bc+ca)(2a^2+2b^2+2c^2+ab+bc+ca)$&#10;&#10;Consider the case $a=2,b=2,c=-1$. Then $(-3)^k+(-3)^k=2*3^k$&#10;This forces k to be even. Now take $a=6,b=3,c=-2$. This gives&#10;$3^k+5^k+(-8)^k=2*7^k$.&#10;Since $8^6&gt;2*7^6$,&#10;$3^k+5^k+(-8)^k&gt;2*7^k$ for all even $k&gt;4$.&#10;By previous arguments, we must have $f(x)=dx^4+ex^2$" calcext:value-type="string">
            <text:p>Click for solution</text:p>
            <text:p/>
            <text:p>A reasonably clean solution:</text:p>
            <text:p/>
            <text:p>We want to find all polynomials f such that $f(a-b)+f(b-c)+f(c-a)=2f(a+b+c)$ whenever $ab+bc+ca=0$. Equivalently, $ab+bc+ca$ divides $f(a-b)+f(b-c)+f(c-a)-2f(a+b+c)$.</text:p>
            <text:p>Let $f(x)=r_nx^n+r_{n-1}x^{n-1}+...+r_0$ and $a'=ta,b'=tb,c'=tc$</text:p>
            <text:p>Then $a'b'+b'c'+c'a'=0$ if $ab+bc+ca=0$ so $t^nr_n((a-b)^n+(b-c)^n+(c-a)^n-2(a+b+c)^n)+...+r_0(1+1+1-2)=0$</text:p>
            <text:p>The functions of t $t^n,t^{n-1},...,1$ are linearly independent, so each coefficient $r_k((a-b)^k+(b-c)^k+(c-a)^k-2(a+b+c)^k)$ must be zero.</text:p>
            <text:p>This means that either $r_k=0$ or $ab+bc+ca$ divides $(a-b)^k+(b-c)^k+(c-a)^k-2(a+b+c)^k$</text:p>
            <text:p>For $k=2$, $(a-b)^2+(b-c)^2+(c-a)^2-2(a+b+c)^2=-4(ab+bc+ca)$</text:p>
            <text:p>For $k=4$, $(a-b)^4+(b-c)^4+(c-a)^4-2(a+b+c)^4=</text:p>
            <text:p>-6(ab+bc+ca)(2a^2+2b^2+2c^2+ab+bc+ca)$</text:p>
            <text:p/>
            <text:p>Consider the case $a=2,b=2,c=-1$. Then $(-3)^k+(-3)^k=2*3^k$</text:p>
            <text:p>This forces k to be even. Now take $a=6,b=3,c=-2$. This gives</text:p>
            <text:p>$3^k+5^k+(-8)^k=2*7^k$.</text:p>
            <text:p>Since $8^6&gt;2*7^6$,</text:p>
            <text:p>$3^k+5^k+(-8)^k&gt;2*7^k$ for all even $k&gt;4$.</text:p>
            <text:p>By previous arguments, we must have $f(x)=dx^4+ex^2$</text:p>
          </table:table-cell>
          <table:table-cell office:value-type="string" calcext:value-type="string">
            <text:p>https://artofproblemsolving.com/community/c3955_2004_imo_shortlist</text:p>
          </table:table-cell>
          <table:table-cell office:value-type="string" office:string-value="Click for solution&#10;&#10;A reasonably clean solution:&#10;&#10;We want to find all polynomials f such that $f(a-b)+f(b-c)+f(c-a)=2f(a+b+c)$ whenever $ab+bc+ca=0$. Equivalently, $ab+bc+ca$ divides $f(a-b)+f(b-c)+f(c-a)-2f(a+b+c)$.&#10;Let $f(x)=r_nx^n+r_{n-1}x^{n-1}+...+r_0$ and $a'=ta,b'=tb,c'=tc$&#10;Then $a'b'+b'c'+c'a'=0$ if $ab+bc+ca=0$ so $t^nr_n((a-b)^n+(b-c)^n+(c-a)^n-2(a+b+c)^n)+...+r_0(1+1+1-2)=0$&#10;The functions of t $t^n,t^{n-1},...,1$ are linearly independent, so each coefficient $r_k((a-b)^k+(b-c)^k+(c-a)^k-2(a+b+c)^k)$ must be zero.&#10;This means that either $r_k=0$ or $ab+bc+ca$ divides $(a-b)^k+(b-c)^k+(c-a)^k-2(a+b+c)^k$&#10;For $k=2$, $(a-b)^2+(b-c)^2+(c-a)^2-2(a+b+c)^2=-4(ab+bc+ca)$&#10;For $k=4$, $(a-b)^4+(b-c)^4+(c-a)^4-2(a+b+c)^4=&#10;-6(ab+bc+ca)(2a^2+2b^2+2c^2+ab+bc+ca)$&#10;&#10;Consider the case $a=2,b=2,c=-1$. Then $(-3)^k+(-3)^k=2*3^k$&#10;This forces k to be even. Now take $a=6,b=3,c=-2$. This gives&#10;$3^k+5^k+(-8)^k=2*7^k$.&#10;Since $8^6&gt;2*7^6$,&#10;$3^k+5^k+(-8)^k&gt;2*7^k$ for all even $k&gt;4$.&#10;By previous arguments, we must have $f(x)=dx^4+ex^2$" calcext:value-type="string">
            <text:p>Click for solution</text:p>
            <text:p/>
            <text:p>A reasonably clean solution:</text:p>
            <text:p/>
            <text:p>We want to find all polynomials f such that $f(a-b)+f(b-c)+f(c-a)=2f(a+b+c)$ whenever $ab+bc+ca=0$. Equivalently, $ab+bc+ca$ divides $f(a-b)+f(b-c)+f(c-a)-2f(a+b+c)$.</text:p>
            <text:p>Let $f(x)=r_nx^n+r_{n-1}x^{n-1}+...+r_0$ and $a'=ta,b'=tb,c'=tc$</text:p>
            <text:p>Then $a'b'+b'c'+c'a'=0$ if $ab+bc+ca=0$ so $t^nr_n((a-b)^n+(b-c)^n+(c-a)^n-2(a+b+c)^n)+...+r_0(1+1+1-2)=0$</text:p>
            <text:p>The functions of t $t^n,t^{n-1},...,1$ are linearly independent, so each coefficient $r_k((a-b)^k+(b-c)^k+(c-a)^k-2(a+b+c)^k)$ must be zero.</text:p>
            <text:p>This means that either $r_k=0$ or $ab+bc+ca$ divides $(a-b)^k+(b-c)^k+(c-a)^k-2(a+b+c)^k$</text:p>
            <text:p>For $k=2$, $(a-b)^2+(b-c)^2+(c-a)^2-2(a+b+c)^2=-4(ab+bc+ca)$</text:p>
            <text:p>For $k=4$, $(a-b)^4+(b-c)^4+(c-a)^4-2(a+b+c)^4=</text:p>
            <text:p>-6(ab+bc+ca)(2a^2+2b^2+2c^2+ab+bc+ca)$</text:p>
            <text:p/>
            <text:p>Consider the case $a=2,b=2,c=-1$. Then $(-3)^k+(-3)^k=2*3^k$</text:p>
            <text:p>This forces k to be even. Now take $a=6,b=3,c=-2$. This gives</text:p>
            <text:p>$3^k+5^k+(-8)^k=2*7^k$.</text:p>
            <text:p>Since $8^6&gt;2*7^6$,</text:p>
            <text:p>$3^k+5^k+(-8)^k&gt;2*7^k$ for all even $k&gt;4$.</text:p>
            <text:p>By previous arguments, we must have $f(x)=dx^4+ex^2$</text:p>
          </table:table-cell>
          <table:table-cell/>
        </table:table-row>
        <table:table-row table:style-name="ro6">
          <table:table-cell office:value-type="string" calcext:value-type="string">
            <text:p>2004 IMO Shortlist</text:p>
          </table:table-cell>
          <table:table-cell office:value-type="float" office:value="2004" calcext:value-type="float">
            <text:p>2004</text:p>
          </table:table-cell>
          <table:table-cell office:value-type="float" office:value="5" calcext:value-type="float">
            <text:p>5</text:p>
          </table:table-cell>
          <table:table-cell/>
          <table:table-cell office:value-type="string" calcext:value-type="string">
            <text:p>If $a$, $b$ ,$c$ are three positive real numbers such that $ab+bc+ca = 1$, prove that \[ \sqrt[3]{ \frac{1}{a} + 6b} + \sqrt[3]{\frac{1}{b} + 6c} + \sqrt[3]{\frac{1}{c} + 6a } \leq \frac{1}{abc}. <text:s/>\]</text:p>
          </table:table-cell>
          <table:table-cell office:value-type="string" calcext:value-type="string">
            <text:p>https://artofproblemsolving.com/community/c3955_2004_imo_shortlist</text:p>
          </table:table-cell>
          <table:table-cell office:value-type="string" calcext:value-type="string">
            <text:p>If $a$, $b$ ,$c$ are three positive real numbers such that $ab+bc+ca = 1$, prove that \[ \sqrt[3]{ \frac{1}{a} + 6b} + \sqrt[3]{\frac{1}{b} + 6c} + \sqrt[3]{\frac{1}{c} + 6a } \leq \frac{1}{abc}. <text:s/>\]</text:p>
          </table:table-cell>
          <table:table-cell/>
        </table:table-row>
        <table:table-row table:style-name="ro4">
          <table:table-cell office:value-type="string" calcext:value-type="string">
            <text:p>2004 IMO Shortlist</text:p>
          </table:table-cell>
          <table:table-cell office:value-type="float" office:value="2004" calcext:value-type="float">
            <text:p>2004</text:p>
          </table:table-cell>
          <table:table-cell office:value-type="float" office:value="6" calcext:value-type="float">
            <text:p>6</text:p>
          </table:table-cell>
          <table:table-cell/>
          <table:table-cell office:value-type="string" office:string-value="Find all functions $f:\mathbb{R} \to \mathbb{R}$ satisfying the equation \[&#10;f(x^2+y^2+2f(xy)) = (f(x+y))^2.&#10;\] for all $x,y \in \mathbb{R}$." calcext:value-type="string">
            <text:p>Find all functions $f:\mathbb{R} \to \mathbb{R}$ satisfying the equation \[</text:p>
            <text:p>f(x^2+y^2+2f(xy)) = (f(x+y))^2.</text:p>
            <text:p>\] for all $x,y \in \mathbb{R}$.</text:p>
          </table:table-cell>
          <table:table-cell office:value-type="string" calcext:value-type="string">
            <text:p>https://artofproblemsolving.com/community/c3955_2004_imo_shortlist</text:p>
          </table:table-cell>
          <table:table-cell office:value-type="string" office:string-value="Find all functions $f:\mathbb{R} \to \mathbb{R}$ satisfying the equation \[&#10;f(x^2+y^2+2f(xy)) = (f(x+y))^2.&#10;\] for all $x,y \in \mathbb{R}$." calcext:value-type="string">
            <text:p>Find all functions $f:\mathbb{R} \to \mathbb{R}$ satisfying the equation \[</text:p>
            <text:p>f(x^2+y^2+2f(xy)) = (f(x+y))^2.</text:p>
            <text:p>\] for all $x,y \in \mathbb{R}$.</text:p>
          </table:table-cell>
          <table:table-cell/>
        </table:table-row>
        <table:table-row table:style-name="ro21">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calcext:value-type="string">
            <text:p>Click for solution</text:p>
            <text:p/>
            <text:p/>
            <text:p>erdos wrote:</text:p>
            <text:p>Take $x=y=0$ and put $k=f(0)$ we get $f(2k)=k^2$</text:p>
            <text:p>take $y=0$ we get $f(x^2+2k)=(f(x))^2=(f(-x))^2$ for all $x \in \mathbb R$</text:p>
            <text:p>So for $x=k^2$ we get $f((-k)^2)=f(k^2)$ or $f((-k)^2)=-f(k^2)$</text:p>
            <text:p>Suppose $f((-k)^2)=f(k^2)$, then take $x=y=k$ we get $f(2k^2+2f(k^2))=k^4$</text:p>
            <text:p>now take $x=-y=k$ we get $f(2k^2+2f((-k)^2))=k^2$</text:p>
            <text:p>so $k^4=k^2$ which means that $k \in \{0,-1,1\}$</text:p>
            <text:p>we can check that $k=-1$ and $k=1$ are not possible cases.</text:p>
            <text:p>So $f(0)=0$</text:p>
            <text:p>Take $y=0$ in the original functional equation we get $f(x^2)=(f(x))^2$ for all $x \in \mathbb R$</text:p>
            <text:p>and this is has been solved before, we find that $f(x)=x$ for all $x \in \mathbb R$</text:p>
            <text:p>Have I made a mistake somewhere ? :?</text:p>
            <text:p/>
            <text:p/>
            <text:p>for one thing, you're writing $ f((-k)^2) = f(k^2) $ or $ f((-k)^2) = -f(k^2) $ where you really mean $ f(-k^2) = f(k^2) $ or $ f(-k^2) = -f(k^2) $.  and you're missing the case where $ f(-k^2) = -f(k^2) $</text:p>
          </table:table-cell>
          <table:table-cell office:value-type="string" calcext:value-type="string">
            <text:p>https://artofproblemsolving.com/community/c3955_2004_imo_shortlist</text:p>
          </table:table-cell>
          <table:table-cell office:value-type="string" calcext:value-type="string">
            <text:p>Click for solution</text:p>
            <text:p/>
            <text:p/>
            <text:p>erdos wrote:</text:p>
            <text:p>Take $x=y=0$ and put $k=f(0)$ we get $f(2k)=k^2$</text:p>
            <text:p>take $y=0$ we get $f(x^2+2k)=(f(x))^2=(f(-x))^2$ for all $x \in \mathbb R$</text:p>
            <text:p>So for $x=k^2$ we get $f((-k)^2)=f(k^2)$ or $f((-k)^2)=-f(k^2)$</text:p>
            <text:p>Suppose $f((-k)^2)=f(k^2)$, then take $x=y=k$ we get $f(2k^2+2f(k^2))=k^4$</text:p>
            <text:p>now take $x=-y=k$ we get $f(2k^2+2f((-k)^2))=k^2$</text:p>
            <text:p>so $k^4=k^2$ which means that $k \in \{0,-1,1\}$</text:p>
            <text:p>we can check that $k=-1$ and $k=1$ are not possible cases.</text:p>
            <text:p>So $f(0)=0$</text:p>
            <text:p>Take $y=0$ in the original functional equation we get $f(x^2)=(f(x))^2$ for all $x \in \mathbb R$</text:p>
            <text:p>and this is has been solved before, we find that $f(x)=x$ for all $x \in \mathbb R$</text:p>
            <text:p>Have I made a mistake somewhere ? :?</text:p>
            <text:p/>
            <text:p/>
            <text:p>for one thing, you're writing $ f((-k)^2) = f(k^2) $ or $ f((-k)^2) = -f(k^2) $ where you really mean $ f(-k^2) = f(k^2) $ or $ f(-k^2) = -f(k^2) $.  and you're missing the case where $ f(-k^2) = -f(k^2) $</text:p>
          </table:table-cell>
          <table:table-cell/>
        </table:table-row>
        <table:table-row table:style-name="ro5">
          <table:table-cell office:value-type="string" calcext:value-type="string">
            <text:p>2004 IMO Shortlist</text:p>
          </table:table-cell>
          <table:table-cell office:value-type="float" office:value="2004" calcext:value-type="float">
            <text:p>2004</text:p>
          </table:table-cell>
          <table:table-cell office:value-type="float" office:value="7" calcext:value-type="float">
            <text:p>7</text:p>
          </table:table-cell>
          <table:table-cell office:value-type="string" calcext:value-type="string">
            <text:p>Finbarr Holland, Ireland</text:p>
          </table:table-cell>
          <table:table-cell office:value-type="string" calcext:value-type="string">
            <text:p>Let ${a_1,a_2,\dots,a_n}$ be positive real numbers, ${n&gt;1}$. Denote by $g_n$ their geometric mean, and by $A_1,A_2,\dots,A_n$ the sequence of arithmetic means defined by \[ A_k=\frac{a_1+a_2+\cdots+a_k}{k},\qquad k=1,2,\dots,n. \]  Let $G_n$ be the geometric mean of $A_1,A_2,\dots,A_n$. Prove the inequality \[</text:p>
            <text:p>n \root n\of{\frac{G_n}{A_n}}+ \frac{g_n}{G_n}\le n+1 \] and establish the cases of equality.</text:p>
          </table:table-cell>
          <table:table-cell office:value-type="string" calcext:value-type="string">
            <text:p>https://artofproblemsolving.com/community/c3955_2004_imo_shortlist</text:p>
          </table:table-cell>
          <table:table-cell office:value-type="string" calcext:value-type="string">
            <text:p>Let ${a_1,a_2,\dots,a_n}$ be positive real numbers, ${n&gt;1}$. Denote by $g_n$ their geometric mean, and by $A_1,A_2,\dots,A_n$ the sequence of arithmetic means defined by \[ A_k=\frac{a_1+a_2+\cdots+a_k}{k},\qquad k=1,2,\dots,n. \]  Let $G_n$ be the geometric mean of $A_1,A_2,\dots,A_n$. Prove the inequality \[</text:p>
            <text:p>n \root n\of{\frac{G_n}{A_n}}+ \frac{g_n}{G_n}\le n+1 \] and establish the cases of equality.</text:p>
            <text:p/>
            <text:p>\textit{Proposed by Finbarr Holland, Ireland}</text:p>
          </table:table-cell>
          <table:table-cell/>
        </table:table-row>
        <table:table-row table:style-name="ro27">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office:string-value="Click for solution&#10;&#10;Please post your solutions. This is just a solution template to write up your solutions in a nice way and formatted in $\LaTeX$. But maybe your solution is so well written that this is not required finally. For more information and instructions regarding the ISL/ILL problems please look here: introduction for the IMO ShortList/LongList project and regardingsolutions :)&#10;&#10;&#10;&#10;Bojan Basic wrote:&#10;Let \[m_k=\frac {A_{k-1}} {A_k}\] (suppose that $A_0=0$). Now it is obvious that \[\frac {a_k}{A_k}=\frac{kA_k-(k-1)A_{k-1}}{A_k}=k-(k-1)m_k\] We have:&#10;\[\sqrt[n]{\frac {G_n}{A_n}}=\sqrt[n^2]{m_2m_3^2\dots m_n^{n-1}}\]&#10;\[\frac {g_n}{G_n}=\sqrt[n]{\prod_{k=1}^n(k-(k-1)m_k)}\]&#10;Using AM-GM we obtain:&#10;\[n\sqrt[n^2]{1^{\frac{n(n+1)}2}m_2m_3^2\dots m_n^{n-1}}\leqslant \frac{\frac{n(n+1)} 2+\sum_{k=2}^n(k-1)m_k}n=\frac{n+1}2+\frac {\sum_{k=1}^n(k-1)m_k}n\]&#10;\[\sqrt[n]{\prod_{k=1}^n(k-(k-1)m_k)}\leqslant \frac{n+1} 2-\frac {\sum_{k=1}^n(k-1)m_k}n\]&#10;&#10;Summing the last two relations we get the desired inequality. Equality holds iff $a_1=a_2=\dots=a_n$." calcext:value-type="string">
            <text:p>Click for solution</text:p>
            <text:p/>
            <text:p>Please post your solutions. This is just a solution template to write up your solutions in a nice way and formatted in $\LaTeX$. But maybe your solution is so well written that this is not required finally. For more information and instructions regarding the ISL/ILL problems please look here: introduction for the IMO ShortList/LongList project and regardingsolutions :)</text:p>
            <text:p/>
            <text:p/>
            <text:p/>
            <text:p>Bojan Basic wrote:</text:p>
            <text:p>Let \[m_k=\frac {A_{k-1}} {A_k}\] (suppose that $A_0=0$). Now it is obvious that \[\frac {a_k}{A_k}=\frac{kA_k-(k-1)A_{k-1}}{A_k}=k-(k-1)m_k\] We have:</text:p>
            <text:p>\[\sqrt[n]{\frac {G_n}{A_n}}=\sqrt[n^2]{m_2m_3^2\dots m_n^{n-1}}\]</text:p>
            <text:p>\[\frac {g_n}{G_n}=\sqrt[n]{\prod_{k=1}^n(k-(k-1)m_k)}\]</text:p>
            <text:p>Using AM-GM we obtain:</text:p>
            <text:p>\[n\sqrt[n^2]{1^{\frac{n(n+1)}2}m_2m_3^2\dots m_n^{n-1}}\leqslant \frac{\frac{n(n+1)} 2+\sum_{k=2}^n(k-1)m_k}n=\frac{n+1}2+\frac {\sum_{k=1}^n(k-1)m_k}n\]</text:p>
            <text:p>\[\sqrt[n]{\prod_{k=1}^n(k-(k-1)m_k)}\leqslant \frac{n+1} 2-\frac {\sum_{k=1}^n(k-1)m_k}n\]</text:p>
            <text:p/>
            <text:p>Summing the last two relations we get the desired inequality. Equality holds iff $a_1=a_2=\dots=a_n$.</text:p>
          </table:table-cell>
          <table:table-cell office:value-type="string" calcext:value-type="string">
            <text:p>https://artofproblemsolving.com/community/c3955_2004_imo_shortlist</text:p>
          </table:table-cell>
          <table:table-cell office:value-type="string" office:string-value="Click for solution&#10;&#10;Please post your solutions. This is just a solution template to write up your solutions in a nice way and formatted in $\LaTeX$. But maybe your solution is so well written that this is not required finally. For more information and instructions regarding the ISL/ILL problems please look here: introduction for the IMO ShortList/LongList project and regardingsolutions :)&#10;&#10;&#10;&#10;Bojan Basic wrote:&#10;Let \[m_k=\frac {A_{k-1}} {A_k}\] (suppose that $A_0=0$). Now it is obvious that \[\frac {a_k}{A_k}=\frac{kA_k-(k-1)A_{k-1}}{A_k}=k-(k-1)m_k\] We have:&#10;\[\sqrt[n]{\frac {G_n}{A_n}}=\sqrt[n^2]{m_2m_3^2\dots m_n^{n-1}}\]&#10;\[\frac {g_n}{G_n}=\sqrt[n]{\prod_{k=1}^n(k-(k-1)m_k)}\]&#10;Using AM-GM we obtain:&#10;\[n\sqrt[n^2]{1^{\frac{n(n+1)}2}m_2m_3^2\dots m_n^{n-1}}\leqslant \frac{\frac{n(n+1)} 2+\sum_{k=2}^n(k-1)m_k}n=\frac{n+1}2+\frac {\sum_{k=1}^n(k-1)m_k}n\]&#10;\[\sqrt[n]{\prod_{k=1}^n(k-(k-1)m_k)}\leqslant \frac{n+1} 2-\frac {\sum_{k=1}^n(k-1)m_k}n\]&#10;&#10;Summing the last two relations we get the desired inequality. Equality holds iff $a_1=a_2=\dots=a_n$." calcext:value-type="string">
            <text:p>Click for solution</text:p>
            <text:p/>
            <text:p>Please post your solutions. This is just a solution template to write up your solutions in a nice way and formatted in $\LaTeX$. But maybe your solution is so well written that this is not required finally. For more information and instructions regarding the ISL/ILL problems please look here: introduction for the IMO ShortList/LongList project and regardingsolutions :)</text:p>
            <text:p/>
            <text:p/>
            <text:p/>
            <text:p>Bojan Basic wrote:</text:p>
            <text:p>Let \[m_k=\frac {A_{k-1}} {A_k}\] (suppose that $A_0=0$). Now it is obvious that \[\frac {a_k}{A_k}=\frac{kA_k-(k-1)A_{k-1}}{A_k}=k-(k-1)m_k\] We have:</text:p>
            <text:p>\[\sqrt[n]{\frac {G_n}{A_n}}=\sqrt[n^2]{m_2m_3^2\dots m_n^{n-1}}\]</text:p>
            <text:p>\[\frac {g_n}{G_n}=\sqrt[n]{\prod_{k=1}^n(k-(k-1)m_k)}\]</text:p>
            <text:p>Using AM-GM we obtain:</text:p>
            <text:p>\[n\sqrt[n^2]{1^{\frac{n(n+1)}2}m_2m_3^2\dots m_n^{n-1}}\leqslant \frac{\frac{n(n+1)} 2+\sum_{k=2}^n(k-1)m_k}n=\frac{n+1}2+\frac {\sum_{k=1}^n(k-1)m_k}n\]</text:p>
            <text:p>\[\sqrt[n]{\prod_{k=1}^n(k-(k-1)m_k)}\leqslant \frac{n+1} 2-\frac {\sum_{k=1}^n(k-1)m_k}n\]</text:p>
            <text:p/>
            <text:p>Summing the last two relations we get the desired inequality. Equality holds iff $a_1=a_2=\dots=a_n$.</text:p>
          </table:table-cell>
          <table:table-cell/>
        </table:table-row>
        <table:table-row table:style-name="ro16">
          <table:table-cell office:value-type="string" calcext:value-type="string">
            <text:p>2004 IMO Shortlist</text:p>
          </table:table-cell>
          <table:table-cell office:value-type="float" office:value="2004" calcext:value-type="float">
            <text:p>2004</text:p>
          </table:table-cell>
          <table:table-cell office:value-type="float" office:value="1" calcext:value-type="float">
            <text:p>1</text:p>
          </table:table-cell>
          <table:table-cell office:value-type="string" calcext:value-type="string">
            <text:p>Guihua Gong, Puerto Rico</text:p>
          </table:table-cell>
          <table:table-cell office:value-type="string" calcext:value-type="string">
            <text:p>There are $10001$ students at an university. Some students join together to form several clubs (a student may belong to different clubs). Some clubs join together to form several societies (a club may belong to different societies). There are a total of $k$ societies. Suppose that the following conditions hold:</text:p>
            <text:p/>
            <text:p>\textit{i.)} Each pair of students are in exactly one club.</text:p>
            <text:p/>
            <text:p>\textit{ii.)} For each student and each society, the student is in exactly one club of the society.</text:p>
            <text:p/>
            <text:p>\textit{iii.)} Each club has an odd number of students. In addition, a club with ${2m+1}$ students ($m$ is a positive integer) is</text:p>
            <text:p>in exactly $m$ societies.</text:p>
            <text:p/>
            <text:p>Find all possible values of $k$.</text:p>
          </table:table-cell>
          <table:table-cell office:value-type="string" calcext:value-type="string">
            <text:p>https://artofproblemsolving.com/community/c3955_2004_imo_shortlist</text:p>
          </table:table-cell>
          <table:table-cell office:value-type="string" calcext:value-type="string">
            <text:p>There are $10001$ students at an university. Some students join together to form several clubs (a student may belong to different clubs). Some clubs join together to form several societies (a club may belong to different societies). There are a total of $k$ societies. Suppose that the following conditions hold:</text:p>
            <text:p/>
            <text:p>\textit{i.)} Each pair of students are in exactly one club.</text:p>
            <text:p/>
            <text:p>\textit{ii.)} For each student and each society, the student is in exactly one club of the society.</text:p>
            <text:p/>
            <text:p>\textit{iii.)} Each club has an odd number of students. In addition, a club with ${2m+1}$ students ($m$ is a positive integer) is</text:p>
            <text:p>in exactly $m$ societies.</text:p>
            <text:p/>
            <text:p>Find all possible values of $k$.</text:p>
            <text:p/>
            <text:p>\textit{Proposed by Guihua Gong, Puerto Rico}</text:p>
          </table:table-cell>
          <table:table-cell/>
        </table:table-row>
        <table:table-row table:style-name="ro11">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office:string-value="Click for solution&#10;&#10;Easy:&#10;&#10;Suppose $A$ belongs to clubs $C_1,C_2...C_a$, then in these clubs A apears in $\sum|C_i|-1$ pairs, so we get this sum is equal to $10000$. and since every of these clubs is in $\frac{|C_i|-1}{2}$ societies, $A$ appears in $5000$ societies.&#10;&#10;Now every Society contains $10001$ students, so we easily get, counting edges in the bypartite graph formed by students and societies, and an edge if a student goes in that society that $k=5000$" calcext:value-type="string">
            <text:p>Click for solution</text:p>
            <text:p/>
            <text:p>Easy:</text:p>
            <text:p/>
            <text:p>Suppose $A$ belongs to clubs $C_1,C_2...C_a$, then in these clubs A apears in $\sum|C_i|-1$ pairs, so we get this sum is equal to $10000$. and since every of these clubs is in $\frac{|C_i|-1}{2}$ societies, $A$ appears in $5000$ societies.</text:p>
            <text:p/>
            <text:p>Now every Society contains $10001$ students, so we easily get, counting edges in the bypartite graph formed by students and societies, and an edge if a student goes in that society that $k=5000$</text:p>
          </table:table-cell>
          <table:table-cell office:value-type="string" calcext:value-type="string">
            <text:p>https://artofproblemsolving.com/community/c3955_2004_imo_shortlist</text:p>
          </table:table-cell>
          <table:table-cell office:value-type="string" office:string-value="Click for solution&#10;&#10;Easy:&#10;&#10;Suppose $A$ belongs to clubs $C_1,C_2...C_a$, then in these clubs A apears in $\sum|C_i|-1$ pairs, so we get this sum is equal to $10000$. and since every of these clubs is in $\frac{|C_i|-1}{2}$ societies, $A$ appears in $5000$ societies.&#10;&#10;Now every Society contains $10001$ students, so we easily get, counting edges in the bypartite graph formed by students and societies, and an edge if a student goes in that society that $k=5000$" calcext:value-type="string">
            <text:p>Click for solution</text:p>
            <text:p/>
            <text:p>Easy:</text:p>
            <text:p/>
            <text:p>Suppose $A$ belongs to clubs $C_1,C_2...C_a$, then in these clubs A apears in $\sum|C_i|-1$ pairs, so we get this sum is equal to $10000$. and since every of these clubs is in $\frac{|C_i|-1}{2}$ societies, $A$ appears in $5000$ societies.</text:p>
            <text:p/>
            <text:p>Now every Society contains $10001$ students, so we easily get, counting edges in the bypartite graph formed by students and societies, and an edge if a student goes in that society that $k=5000$</text:p>
          </table:table-cell>
          <table:table-cell/>
        </table:table-row>
        <table:table-row table:style-name="ro3">
          <table:table-cell office:value-type="string" calcext:value-type="string">
            <text:p>2004 IMO Shortlist</text:p>
          </table:table-cell>
          <table:table-cell office:value-type="float" office:value="2004" calcext:value-type="float">
            <text:p>2004</text:p>
          </table:table-cell>
          <table:table-cell office:value-type="float" office:value="2" calcext:value-type="float">
            <text:p>2</text:p>
          </table:table-cell>
          <table:table-cell office:value-type="string" calcext:value-type="string">
            <text:p>Horst Sewerin, Germany</text:p>
          </table:table-cell>
          <table:table-cell office:value-type="string" calcext:value-type="string">
            <text:p>Let ${n}$ and $k$ be positive integers. There are given ${n}$ circles in the plane. Every two of them intersect at two distinct points, and all points of intersection they determine are pairwise distinct (i. e. no three circles have a common point). No three circles have a point in common. Each intersection point must be colored with one of $n$ distinct colors so that each color is used at least once and exactly $k$ distinct colors occur on each circle. Find all values of $n\geq 2$ and $k$ for which such a coloring is possible.</text:p>
          </table:table-cell>
          <table:table-cell office:value-type="string" calcext:value-type="string">
            <text:p>https://artofproblemsolving.com/community/c3955_2004_imo_shortlist</text:p>
          </table:table-cell>
          <table:table-cell office:value-type="string" calcext:value-type="string">
            <text:p>Let ${n}$ and $k$ be positive integers. There are given ${n}$ circles in the plane. Every two of them intersect at two distinct points, and all points of intersection they determine are pairwise distinct (i. e. no three circles have a common point). No three circles have a point in common. Each intersection point must be colored with one of $n$ distinct colors so that each color is used at least once and exactly $k$ distinct colors occur on each circle. Find all values of $n\geq 2$ and $k$ for which such a coloring is possible.</text:p>
            <text:p/>
            <text:p>\textit{Proposed by Horst Sewerin, Germany}</text:p>
          </table:table-cell>
          <table:table-cell/>
        </table:table-row>
        <table:table-row table:style-name="ro5">
          <table:table-cell office:value-type="string" calcext:value-type="string">
            <text:p>2004 IMO Shortlist</text:p>
          </table:table-cell>
          <table:table-cell office:value-type="float" office:value="2004" calcext:value-type="float">
            <text:p>2004</text:p>
          </table:table-cell>
          <table:table-cell office:value-type="float" office:value="3" calcext:value-type="float">
            <text:p>3</text:p>
          </table:table-cell>
          <table:table-cell office:value-type="string" calcext:value-type="string">
            <text:p>Norman Do, Australia</text:p>
          </table:table-cell>
          <table:table-cell office:value-type="string" calcext:value-type="string">
            <text:p>The following operation is allowed on a finite graph: Choose an arbitrary cycle of length 4 (if there is any), choose an arbitrary edge in that cycle, and delete it from the graph. For a fixed integer ${n\ge 4}$, find the least number of edges of a graph that can be obtained by repeated applications of this operation from the complete graph on $n$ vertices (where each pair of vertices are joined by an edge).</text:p>
          </table:table-cell>
          <table:table-cell office:value-type="string" calcext:value-type="string">
            <text:p>https://artofproblemsolving.com/community/c3955_2004_imo_shortlist</text:p>
          </table:table-cell>
          <table:table-cell office:value-type="string" calcext:value-type="string">
            <text:p>The following operation is allowed on a finite graph: Choose an arbitrary cycle of length 4 (if there is any), choose an arbitrary edge in that cycle, and delete it from the graph. For a fixed integer ${n\ge 4}$, find the least number of edges of a graph that can be obtained by repeated applications of this operation from the complete graph on $n$ vertices (where each pair of vertices are joined by an edge).</text:p>
            <text:p/>
            <text:p>\textit{Proposed by Norman Do, Australia}</text:p>
          </table:table-cell>
          <table:table-cell/>
        </table:table-row>
        <table:table-row table:style-name="ro26">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calcext:value-type="string">
            <text:p>Click for solution</text:p>
            <text:p/>
            <text:p>For context, the following is the original wording found in the first post of this thread. ~dj</text:p>
            <text:p/>
            <text:p>In a country there are $n&gt;3$ cities. We can add a street between $2$ cities $A$ and $B$, iff there exist $2$ cities $X$ and $Y$ different from $A$ and $B$  such that there is no street between $A$ and $X$, $X$ and $Y$, and $Y$ and $B$. Find the biggest number of streets one can construct!</text:p>
            <text:p/>
            <text:p>I'll restate it, so that it's \textbf{exactly} like in ISL 2004 ;).</text:p>
            <text:p/>
            <text:p>We are given a complete graph on $n$ vertices, and the only allowed operation is to find a $4$-cycle, pick one of its edges, and delete it. The question is: what is the minimal number of edges we're left with? (the answer to the problem from the TST is then obtained from that one by subtracting it from $\frac{n(n-1)}2$)</text:p>
            <text:p/>
            <text:p>I think the answer (to the reworded question) is $n$:</text:p>
            <text:p/>
            <text:p>I'm sure constructing n example with $n$ edges is not a problem, so I'll focus on proving that it's the minimal value. First of all (even though we could skip this part and go straight to showing that the minimal number is $n$), it's obvious that an operation does not disconnect the graph, so the minimal number of edges left is $\ge n-1$. What we have to show is that it cannot be $n-1$, i.e. that we can't be left with a tree in the end.</text:p>
            <text:p/>
            <text:p>Assuming that in the end we're left with a tree, there must be a moment when we destroy the last odd cycle. This can only be done if the edge we remove in the respective operation belongs to the cycle. A quick look through all the cases should show that getting rid of all the odd cycles like this is impossible (the cases being: the odd cycle our edge is on and the $4$-cycle necessary for the operation share precisely one edge, the one we remove, or $2$ edges, or $3$, and, when they share $2$ edges, the two edges could be adjacent or opposite in the $4$-cycle, so there are $4$ cases in total, all of them easy to check).</text:p>
            <text:p/>
            <text:p>Is it Ok?</text:p>
          </table:table-cell>
          <table:table-cell office:value-type="string" calcext:value-type="string">
            <text:p>https://artofproblemsolving.com/community/c3955_2004_imo_shortlist</text:p>
          </table:table-cell>
          <table:table-cell office:value-type="string" calcext:value-type="string">
            <text:p>Click for solution</text:p>
            <text:p/>
            <text:p>For context, the following is the original wording found in the first post of this thread. ~dj</text:p>
            <text:p/>
            <text:p>In a country there are $n&gt;3$ cities. We can add a street between $2$ cities $A$ and $B$, iff there exist $2$ cities $X$ and $Y$ different from $A$ and $B$  such that there is no street between $A$ and $X$, $X$ and $Y$, and $Y$ and $B$. Find the biggest number of streets one can construct!</text:p>
            <text:p/>
            <text:p>I'll restate it, so that it's \textbf{exactly} like in ISL 2004 ;).</text:p>
            <text:p/>
            <text:p>We are given a complete graph on $n$ vertices, and the only allowed operation is to find a $4$-cycle, pick one of its edges, and delete it. The question is: what is the minimal number of edges we're left with? (the answer to the problem from the TST is then obtained from that one by subtracting it from $\frac{n(n-1)}2$)</text:p>
            <text:p/>
            <text:p>I think the answer (to the reworded question) is $n$:</text:p>
            <text:p/>
            <text:p>I'm sure constructing n example with $n$ edges is not a problem, so I'll focus on proving that it's the minimal value. First of all (even though we could skip this part and go straight to showing that the minimal number is $n$), it's obvious that an operation does not disconnect the graph, so the minimal number of edges left is $\ge n-1$. What we have to show is that it cannot be $n-1$, i.e. that we can't be left with a tree in the end.</text:p>
            <text:p/>
            <text:p>Assuming that in the end we're left with a tree, there must be a moment when we destroy the last odd cycle. This can only be done if the edge we remove in the respective operation belongs to the cycle. A quick look through all the cases should show that getting rid of all the odd cycles like this is impossible (the cases being: the odd cycle our edge is on and the $4$-cycle necessary for the operation share precisely one edge, the one we remove, or $2$ edges, or $3$, and, when they share $2$ edges, the two edges could be adjacent or opposite in the $4$-cycle, so there are $4$ cases in total, all of them easy to check).</text:p>
            <text:p/>
            <text:p>Is it Ok?</text:p>
          </table:table-cell>
          <table:table-cell/>
        </table:table-row>
        <table:table-row table:style-name="ro7">
          <table:table-cell office:value-type="string" calcext:value-type="string">
            <text:p>2004 IMO Shortlist</text:p>
          </table:table-cell>
          <table:table-cell office:value-type="float" office:value="2004" calcext:value-type="float">
            <text:p>2004</text:p>
          </table:table-cell>
          <table:table-cell office:value-type="float" office:value="4" calcext:value-type="float">
            <text:p>4</text:p>
          </table:table-cell>
          <table:table-cell office:value-type="string" calcext:value-type="string">
            <text:p>Marcin Kuczma, Poland</text:p>
          </table:table-cell>
          <table:table-cell office:value-type="string" calcext:value-type="string">
            <text:p>Consider a matrix of size $n\times n$ whose entries are real numbers of absolute value not exceeding $1$. The sum of all entries of the matrix is $0$. Let $n$ be an even positive integer. Determine the least number $C$ such that every such matrix necessarily has a row or a column with the sum of its entries not exceeding $C$ in absolute value.</text:p>
          </table:table-cell>
          <table:table-cell office:value-type="string" calcext:value-type="string">
            <text:p>https://artofproblemsolving.com/community/c3955_2004_imo_shortlist</text:p>
          </table:table-cell>
          <table:table-cell office:value-type="string" calcext:value-type="string">
            <text:p>Consider a matrix of size $n\times n$ whose entries are real numbers of absolute value not exceeding $1$. The sum of all entries of the matrix is $0$. Let $n$ be an even positive integer. Determine the least number $C$ such that every such matrix necessarily has a row or a column with the sum of its entries not exceeding $C$ in absolute value.</text:p>
            <text:p/>
            <text:p>\textit{Proposed by Marcin Kuczma, Poland}</text:p>
          </table:table-cell>
          <table:table-cell/>
        </table:table-row>
        <table:table-row table:style-name="ro7">
          <table:table-cell office:value-type="string" calcext:value-type="string">
            <text:p>2004 IMO Shortlist</text:p>
          </table:table-cell>
          <table:table-cell office:value-type="float" office:value="2004" calcext:value-type="float">
            <text:p>2004</text:p>
          </table:table-cell>
          <table:table-cell office:value-type="float" office:value="5" calcext:value-type="float">
            <text:p>5</text:p>
          </table:table-cell>
          <table:table-cell office:value-type="string" calcext:value-type="string">
            <text:p>A. Slinko &amp; S. Marshall, New Zealand</text:p>
          </table:table-cell>
          <table:table-cell office:value-type="string" calcext:value-type="string">
            <text:p>$A$ and $B$ play a game, given an integer $N$, $A$ writes down $1$ first, then every player sees the last number written and if it is $n$ then in his turn he writes $n+1$ or $2n$, but his number cannot be bigger than $N$. The player who writes $N$ wins. For which values of $N$ does $B$ win?</text:p>
          </table:table-cell>
          <table:table-cell office:value-type="string" calcext:value-type="string">
            <text:p>https://artofproblemsolving.com/community/c3955_2004_imo_shortlist</text:p>
          </table:table-cell>
          <table:table-cell office:value-type="string" calcext:value-type="string">
            <text:p>$A$ and $B$ play a game, given an integer $N$, $A$ writes down $1$ first, then every player sees the last number written and if it is $n$ then in his turn he writes $n+1$ or $2n$, but his number cannot be bigger than $N$. The player who writes $N$ wins. For which values of $N$ does $B$ win?</text:p>
            <text:p/>
            <text:p>\textit{Proposed by A. Slinko &amp; S. Marshall, New Zealand}</text:p>
          </table:table-cell>
          <table:table-cell/>
        </table:table-row>
        <table:table-row table:style-name="ro31">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office:string-value="Click for solution&#10;&#10;If $N$ is odd $A$ wins. He first writes $1$, an odd number. If he writes an odd number $n$, both $n+1, 2n$ are even, so the number he gets is even and thus can make the +1 move, writing another odd number. Thus $B$ only writes even numbers and never $N$.&#10;&#10;Let $N=d_1d_2...d_k$ in binary, and suppose $N$ is even. Let $a_i=d_1d_2...d_{k-i+1}+1$. Partition the set ${1, 2, ..., N}$ into $S_1={N, N-1, ..., a_2}, S_2={a_2-1, ..., a_3}$, and so on. A move $n \rightarrow 2n$ always goes to the following subset. Now it is clear that if a player is the first to write a number in $S_1$, doing it by doubling the previous number, he wins (because he writes the even numbers from then on). If $X$ is the first to write a number in $S_2$, $Y$ will then jump to $S_1$ by a $n \rightarrow 2n$ move and win. So the first to write a number in $S_2$ loses. We have $S_2={d_1....d_{k-1}, ..., d_1...d_{k-2}+1}$. Clearly $d_1...d_{k-2}$ will be written, unless a player commits suicide, because the only way to skip it is to play a $n \rightarrow 2n$ move and that is losing. So for even $N$ the player who writes $d_1...d_{k-2}$ wins.&#10;&#10;Then the winner for the $d_1...d_k$ game is $A$ if $d_k=1$, and it is the same as for the $d_1...d_{k-2}$ game if $d_k=0$. If among $d_k, d_{k-2}, d_{k-4}$ and so on there's a $1$, the winner is $A$. If not, and if $k$ is even, the winner is the same as for $d_1d_2$, which is $A$ if $d_2=1$, and $B$ if $d_2=0$, by inspection. If $k$ is odd, the winner is either $A$ or the same as for $d_1d_2d_3$, which is always $A$ by inspection.&#10;&#10;We conclude that $B$ wins iff $N$ is the sum of distinct odd powers of 2." calcext:value-type="string">
            <text:p>Click for solution</text:p>
            <text:p/>
            <text:p>If $N$ is odd $A$ wins. He first writes $1$, an odd number. If he writes an odd number $n$, both $n+1, 2n$ are even, so the number he gets is even and thus can make the +1 move, writing another odd number. Thus $B$ only writes even numbers and never $N$.</text:p>
            <text:p/>
            <text:p>Let $N=d_1d_2...d_k$ in binary, and suppose $N$ is even. Let $a_i=d_1d_2...d_{k-i+1}+1$. Partition the set ${1, 2, ..., N}$ into $S_1={N, N-1, ..., a_2}, S_2={a_2-1, ..., a_3}$, and so on. A move $n \rightarrow 2n$ always goes to the following subset. Now it is clear that if a player is the first to write a number in $S_1$, doing it by doubling the previous number, he wins (because he writes the even numbers from then on). If $X$ is the first to write a number in $S_2$, $Y$ will then jump to $S_1$ by a $n \rightarrow 2n$ move and win. So the first to write a number in $S_2$ loses. We have $S_2={d_1....d_{k-1}, ..., d_1...d_{k-2}+1}$. Clearly $d_1...d_{k-2}$ will be written, unless a player commits suicide, because the only way to skip it is to play a $n \rightarrow 2n$ move and that is losing. So for even $N$ the player who writes $d_1...d_{k-2}$ wins.</text:p>
            <text:p/>
            <text:p>Then the winner for the $d_1...d_k$ game is $A$ if $d_k=1$, and it is the same as for the $d_1...d_{k-2}$ game if $d_k=0$. If among $d_k, d_{k-2}, d_{k-4}$ and so on there's a $1$, the winner is $A$. If not, and if $k$ is even, the winner is the same as for $d_1d_2$, which is $A$ if $d_2=1$, and $B$ if $d_2=0$, by inspection. If $k$ is odd, the winner is either $A$ or the same as for $d_1d_2d_3$, which is always $A$ by inspection.</text:p>
            <text:p/>
            <text:p>We conclude that $B$ wins iff $N$ is the sum of distinct odd powers of 2.</text:p>
          </table:table-cell>
          <table:table-cell office:value-type="string" calcext:value-type="string">
            <text:p>https://artofproblemsolving.com/community/c3955_2004_imo_shortlist</text:p>
          </table:table-cell>
          <table:table-cell office:value-type="string" office:string-value="Click for solution&#10;&#10;If $N$ is odd $A$ wins. He first writes $1$, an odd number. If he writes an odd number $n$, both $n+1, 2n$ are even, so the number he gets is even and thus can make the +1 move, writing another odd number. Thus $B$ only writes even numbers and never $N$.&#10;&#10;Let $N=d_1d_2...d_k$ in binary, and suppose $N$ is even. Let $a_i=d_1d_2...d_{k-i+1}+1$. Partition the set ${1, 2, ..., N}$ into $S_1={N, N-1, ..., a_2}, S_2={a_2-1, ..., a_3}$, and so on. A move $n \rightarrow 2n$ always goes to the following subset. Now it is clear that if a player is the first to write a number in $S_1$, doing it by doubling the previous number, he wins (because he writes the even numbers from then on). If $X$ is the first to write a number in $S_2$, $Y$ will then jump to $S_1$ by a $n \rightarrow 2n$ move and win. So the first to write a number in $S_2$ loses. We have $S_2={d_1....d_{k-1}, ..., d_1...d_{k-2}+1}$. Clearly $d_1...d_{k-2}$ will be written, unless a player commits suicide, because the only way to skip it is to play a $n \rightarrow 2n$ move and that is losing. So for even $N$ the player who writes $d_1...d_{k-2}$ wins.&#10;&#10;Then the winner for the $d_1...d_k$ game is $A$ if $d_k=1$, and it is the same as for the $d_1...d_{k-2}$ game if $d_k=0$. If among $d_k, d_{k-2}, d_{k-4}$ and so on there's a $1$, the winner is $A$. If not, and if $k$ is even, the winner is the same as for $d_1d_2$, which is $A$ if $d_2=1$, and $B$ if $d_2=0$, by inspection. If $k$ is odd, the winner is either $A$ or the same as for $d_1d_2d_3$, which is always $A$ by inspection.&#10;&#10;We conclude that $B$ wins iff $N$ is the sum of distinct odd powers of 2." calcext:value-type="string">
            <text:p>Click for solution</text:p>
            <text:p/>
            <text:p>If $N$ is odd $A$ wins. He first writes $1$, an odd number. If he writes an odd number $n$, both $n+1, 2n$ are even, so the number he gets is even and thus can make the +1 move, writing another odd number. Thus $B$ only writes even numbers and never $N$.</text:p>
            <text:p/>
            <text:p>Let $N=d_1d_2...d_k$ in binary, and suppose $N$ is even. Let $a_i=d_1d_2...d_{k-i+1}+1$. Partition the set ${1, 2, ..., N}$ into $S_1={N, N-1, ..., a_2}, S_2={a_2-1, ..., a_3}$, and so on. A move $n \rightarrow 2n$ always goes to the following subset. Now it is clear that if a player is the first to write a number in $S_1$, doing it by doubling the previous number, he wins (because he writes the even numbers from then on). If $X$ is the first to write a number in $S_2$, $Y$ will then jump to $S_1$ by a $n \rightarrow 2n$ move and win. So the first to write a number in $S_2$ loses. We have $S_2={d_1....d_{k-1}, ..., d_1...d_{k-2}+1}$. Clearly $d_1...d_{k-2}$ will be written, unless a player commits suicide, because the only way to skip it is to play a $n \rightarrow 2n$ move and that is losing. So for even $N$ the player who writes $d_1...d_{k-2}$ wins.</text:p>
            <text:p/>
            <text:p>Then the winner for the $d_1...d_k$ game is $A$ if $d_k=1$, and it is the same as for the $d_1...d_{k-2}$ game if $d_k=0$. If among $d_k, d_{k-2}, d_{k-4}$ and so on there's a $1$, the winner is $A$. If not, and if $k$ is even, the winner is the same as for $d_1d_2$, which is $A$ if $d_2=1$, and $B$ if $d_2=0$, by inspection. If $k$ is odd, the winner is either $A$ or the same as for $d_1d_2d_3$, which is always $A$ by inspection.</text:p>
            <text:p/>
            <text:p>We conclude that $B$ wins iff $N$ is the sum of distinct odd powers of 2.</text:p>
          </table:table-cell>
          <table:table-cell/>
        </table:table-row>
        <table:table-row table:style-name="ro13">
          <table:table-cell office:value-type="string" calcext:value-type="string">
            <text:p>2004 IMO Shortlist</text:p>
          </table:table-cell>
          <table:table-cell office:value-type="float" office:value="2004" calcext:value-type="float">
            <text:p>2004</text:p>
          </table:table-cell>
          <table:table-cell office:value-type="float" office:value="6" calcext:value-type="float">
            <text:p>6</text:p>
          </table:table-cell>
          <table:table-cell/>
          <table:table-cell office:value-type="string" calcext:value-type="string">
            <text:p>For an ${n\times n}$ matrix $A$, let $X_{i}$ be the set of entries in row $i$, and $Y_{j}$ the set of entries in column $j$, ${1\leq i,j\leq n}$. We say that $A$ is \textit{golden} if ${X_{1},\dots ,X_{n},Y_{1},\dots ,Y_{n}}$ are distinct sets. Find the least integer $n$ such that there exists a ${2004\times 2004}$ golden matrix with entries in the set ${\{1,2,\dots ,n\}}$.</text:p>
          </table:table-cell>
          <table:table-cell office:value-type="string" calcext:value-type="string">
            <text:p>https://artofproblemsolving.com/community/c3955_2004_imo_shortlist</text:p>
          </table:table-cell>
          <table:table-cell office:value-type="string" calcext:value-type="string">
            <text:p>For an ${n\times n}$ matrix $A$, let $X_{i}$ be the set of entries in row $i$, and $Y_{j}$ the set of entries in column $j$, ${1\leq i,j\leq n}$. We say that $A$ is \textit{golden} if ${X_{1},\dots ,X_{n},Y_{1},\dots ,Y_{n}}$ are distinct sets. Find the least integer $n$ such that there exists a ${2004\times 2004}$ golden matrix with entries in the set ${\{1,2,\dots ,n\}}$.</text:p>
          </table:table-cell>
          <table:table-cell/>
        </table:table-row>
        <table:table-row table:style-name="ro27">
          <table:table-cell office:value-type="string" calcext:value-type="string">
            <text:p>2004 IMO Shortlist</text:p>
          </table:table-cell>
          <table:table-cell office:value-type="float" office:value="2004" calcext:value-type="float">
            <text:p>2004</text:p>
          </table:table-cell>
          <table:table-cell office:value-type="float" office:value="7" calcext:value-type="float">
            <text:p>7</text:p>
          </table:table-cell>
          <table:table-cell/>
          <table:table-cell office:value-type="string" calcext:value-type="string">
            <text:p>Define a "hook" to be a figure made up of six unit squares as shown below in the picture, or any of the figures obtained by applying rotations and reflections to this figure.</text:p>
            <text:p/>
            <text:p>[asy]</text:p>
            <text:p>unitsize(0.5 cm);</text:p>
            <text:p/>
            <text:p>draw((0,0)--(1,0));</text:p>
            <text:p>draw((0,1)--(1,1));</text:p>
            <text:p>draw((2,1)--(3,1));</text:p>
            <text:p>draw((0,2)--(3,2));</text:p>
            <text:p>draw((0,3)--(3,3));</text:p>
            <text:p>draw((0,0)--(0,3));</text:p>
            <text:p>draw((1,0)--(1,3));</text:p>
            <text:p>draw((2,1)--(2,3));</text:p>
            <text:p>draw((3,1)--(3,3));</text:p>
            <text:p>[/asy]</text:p>
            <text:p>Determine all $ m\times n$ rectangles that can  be covered without gaps and without overlaps with hooks such that</text:p>
            <text:p/>
            <text:p>- the rectangle is covered without gaps and without overlaps</text:p>
            <text:p>- no part of a hook covers area outside the rectangle.</text:p>
          </table:table-cell>
          <table:table-cell office:value-type="string" calcext:value-type="string">
            <text:p>https://artofproblemsolving.com/community/c3955_2004_imo_shortlist</text:p>
          </table:table-cell>
          <table:table-cell office:value-type="string" calcext:value-type="string">
            <text:p>Define a "hook" to be a figure made up of six unit squares as shown below in the picture, or any of the figures obtained by applying rotations and reflections to this figure.</text:p>
            <text:p/>
            <text:p>[asy]</text:p>
            <text:p>unitsize(0.5 cm);</text:p>
            <text:p/>
            <text:p>draw((0,0)--(1,0));</text:p>
            <text:p>draw((0,1)--(1,1));</text:p>
            <text:p>draw((2,1)--(3,1));</text:p>
            <text:p>draw((0,2)--(3,2));</text:p>
            <text:p>draw((0,3)--(3,3));</text:p>
            <text:p>draw((0,0)--(0,3));</text:p>
            <text:p>draw((1,0)--(1,3));</text:p>
            <text:p>draw((2,1)--(2,3));</text:p>
            <text:p>draw((3,1)--(3,3));</text:p>
            <text:p>[/asy]</text:p>
            <text:p>Determine all $ m\times n$ rectangles that can  be covered without gaps and without overlaps with hooks such that</text:p>
            <text:p/>
            <text:p>- the rectangle is covered without gaps and without overlaps</text:p>
            <text:p>- no part of a hook covers area outside the rectangle.</text:p>
          </table:table-cell>
          <table:table-cell/>
        </table:table-row>
        <table:table-row table:style-name="ro32">
          <table:table-cell office:value-type="string" calcext:value-type="string">
            <text:p>2004 IMO Shortlist</text:p>
          </table:table-cell>
          <table:table-cell office:value-type="float" office:value="2004" calcext:value-type="float">
            <text:p>2004</text:p>
          </table:table-cell>
          <table:table-cell table:number-columns-repeated="2"/>
          <table:table-cell office:value-type="string" office:string-value="Click for solution&#10;&#10;solution from Christian Sattler(Germany): first we define an involution on the hooks: send every hook to the one which includes the square where the hook goes around. it is clear that this is an involution, so the number of hooks is even. it immediately follows that 12 | mn. there are three cases(wlog 3 divides m): 3 divides m and 4 divides n(trivial since we can do 3x4-rectangles), 12 divides m, then n can be arbritarily, but not equal to 1,2 or 5(it is clear that n is not 1,2, and 5 is easy to exclude. in all other cases we may write n as linear combination of 3 and 4 with positive coefficients and we can use 3x4-rectangles again taking rows of 3x4-rectangles or 4x3-rectangles). so we are left with the case 6 | m  and 2 | n. so look again at our involution: it shows that our hooks appear in pairs of the possible forms: either 3x4-rectangles or something similar to an S:&#10;.===&#10;.===&#10;===.&#10;===.&#10;now mark every second row. it is easy to see that there are always 6 out of the 12 squares of the S are marked, the same for horizontal 3x4-rectangles, but vertical 3x4-rectangles have either 4 or 8 squares marked, that shows that there's an even number of them. doing the same with columns, we get that the total number of 3x4-rectangles is even. now, look at the coloring of&#10;.==.&#10;=..=&#10;.==.&#10;=..=&#10;and periodic. it is easy to see that 6 out of 12 squares are marked at 3x4-rectangles, the S upright, the S turned by 90 degree and even distance to the left boundary of the rectangle, but 4 or 8 for an S turned by 90 degree with odd distance to the left boundary. this shows that there's an even number of them and by translating the coloring by 1 to the right and turning it all around, we get that the number of S is even as well. this shows that 24 is a divisor of mn, so we get one of the two other cases.&#10;&#10;i only found all solutions but couldn't prove that it are all.&#10;&#10;Peter" calcext:value-type="string">
            <text:p>Click for solution</text:p>
            <text:p/>
            <text:p>solution from Christian Sattler(Germany): first we define an involution on the hooks: send every hook to the one which includes the square where the hook goes around. it is clear that this is an involution, so the number of hooks is even. it immediately follows that 12 | mn. there are three cases(wlog 3 divides m): 3 divides m and 4 divides n(trivial since we can do 3x4-rectangles), 12 divides m, then n can be arbritarily, but not equal to 1,2 or 5(it is clear that n is not 1,2, and 5 is easy to exclude. in all other cases we may write n as linear combination of 3 and 4 with positive coefficients and we can use 3x4-rectangles again taking rows of 3x4-rectangles or 4x3-rectangles). so we are left with the case 6 | m  and 2 | n. so look again at our involution: it shows that our hooks appear in pairs of the possible forms: either 3x4-rectangles or something similar to an S:</text:p>
            <text:p>.===</text:p>
            <text:p>.===</text:p>
            <text:p>===.</text:p>
            <text:p>===.</text:p>
            <text:p>now mark every second row. it is easy to see that there are always 6 out of the 12 squares of the S are marked, the same for horizontal 3x4-rectangles, but vertical 3x4-rectangles have either 4 or 8 squares marked, that shows that there's an even number of them. doing the same with columns, we get that the total number of 3x4-rectangles is even. now, look at the coloring of</text:p>
            <text:p>.==.</text:p>
            <text:p>=..=</text:p>
            <text:p>.==.</text:p>
            <text:p>=..=</text:p>
            <text:p>and periodic. it is easy to see that 6 out of 12 squares are marked at 3x4-rectangles, the S upright, the S turned by 90 degree and even distance to the left boundary of the rectangle, but 4 or 8 for an S turned by 90 degree with odd distance to the left boundary. this shows that there's an even number of them and by translating the coloring by 1 to the right and turning it all around, we get that the number of S is even as well. this shows that 24 is a divisor of mn, so we get one of the two other cases.</text:p>
            <text:p/>
            <text:p>i only found all solutions but couldn't prove that it are all.</text:p>
            <text:p/>
            <text:p>Peter</text:p>
          </table:table-cell>
          <table:table-cell office:value-type="string" calcext:value-type="string">
            <text:p>https://artofproblemsolving.com/community/c3955_2004_imo_shortlist</text:p>
          </table:table-cell>
          <table:table-cell office:value-type="string" office:string-value="Click for solution&#10;&#10;solution from Christian Sattler(Germany): first we define an involution on the hooks: send every hook to the one which includes the square where the hook goes around. it is clear that this is an involution, so the number of hooks is even. it immediately follows that 12 | mn. there are three cases(wlog 3 divides m): 3 divides m and 4 divides n(trivial since we can do 3x4-rectangles), 12 divides m, then n can be arbritarily, but not equal to 1,2 or 5(it is clear that n is not 1,2, and 5 is easy to exclude. in all other cases we may write n as linear combination of 3 and 4 with positive coefficients and we can use 3x4-rectangles again taking rows of 3x4-rectangles or 4x3-rectangles). so we are left with the case 6 | m  and 2 | n. so look again at our involution: it shows that our hooks appear in pairs of the possible forms: either 3x4-rectangles or something similar to an S:&#10;.===&#10;.===&#10;===.&#10;===.&#10;now mark every second row. it is easy to see that there are always 6 out of the 12 squares of the S are marked, the same for horizontal 3x4-rectangles, but vertical 3x4-rectangles have either 4 or 8 squares marked, that shows that there's an even number of them. doing the same with columns, we get that the total number of 3x4-rectangles is even. now, look at the coloring of&#10;.==.&#10;=..=&#10;.==.&#10;=..=&#10;and periodic. it is easy to see that 6 out of 12 squares are marked at 3x4-rectangles, the S upright, the S turned by 90 degree and even distance to the left boundary of the rectangle, but 4 or 8 for an S turned by 90 degree with odd distance to the left boundary. this shows that there's an even number of them and by translating the coloring by 1 to the right and turning it all around, we get that the number of S is even as well. this shows that 24 is a divisor of mn, so we get one of the two other cases.&#10;&#10;i only found all solutions but couldn't prove that it are all.&#10;&#10;Peter" calcext:value-type="string">
            <text:p>Click for solution</text:p>
            <text:p/>
            <text:p>solution from Christian Sattler(Germany): first we define an involution on the hooks: send every hook to the one which includes the square where the hook goes around. it is clear that this is an involution, so the number of hooks is even. it immediately follows that 12 | mn. there are three cases(wlog 3 divides m): 3 divides m and 4 divides n(trivial since we can do 3x4-rectangles), 12 divides m, then n can be arbritarily, but not equal to 1,2 or 5(it is clear that n is not 1,2, and 5 is easy to exclude. in all other cases we may write n as linear combination of 3 and 4 with positive coefficients and we can use 3x4-rectangles again taking rows of 3x4-rectangles or 4x3-rectangles). so we are left with the case 6 | m  and 2 | n. so look again at our involution: it shows that our hooks appear in pairs of the possible forms: either 3x4-rectangles or something similar to an S:</text:p>
            <text:p>.===</text:p>
            <text:p>.===</text:p>
            <text:p>===.</text:p>
            <text:p>===.</text:p>
            <text:p>now mark every second row. it is easy to see that there are always 6 out of the 12 squares of the S are marked, the same for horizontal 3x4-rectangles, but vertical 3x4-rectangles have either 4 or 8 squares marked, that shows that there's an even number of them. doing the same with columns, we get that the total number of 3x4-rectangles is even. now, look at the coloring of</text:p>
            <text:p>.==.</text:p>
            <text:p>=..=</text:p>
            <text:p>.==.</text:p>
            <text:p>=..=</text:p>
            <text:p>and periodic. it is easy to see that 6 out of 12 squares are marked at 3x4-rectangles, the S upright, the S turned by 90 degree and even distance to the left boundary of the rectangle, but 4 or 8 for an S turned by 90 degree with odd distance to the left boundary. this shows that there's an even number of them and by translating the coloring by 1 to the right and turning it all around, we get that the number of S is even as well. this shows that 24 is a divisor of mn, so we get one of the two other cases.</text:p>
            <text:p/>
            <text:p>i only found all solutions but couldn't prove that it are all.</text:p>
            <text:p/>
            <text:p>Peter</text:p>
          </table:table-cell>
          <table:table-cell/>
        </table:table-row>
        <table:table-row table:style-name="ro13">
          <table:table-cell office:value-type="string" calcext:value-type="string">
            <text:p>2004 IMO Shortlist</text:p>
          </table:table-cell>
          <table:table-cell office:value-type="float" office:value="2004" calcext:value-type="float">
            <text:p>2004</text:p>
          </table:table-cell>
          <table:table-cell office:value-type="float" office:value="8" calcext:value-type="float">
            <text:p>8</text:p>
          </table:table-cell>
          <table:table-cell office:value-type="string" calcext:value-type="string">
            <text:p>Marcin Kuczma, Poland</text:p>
          </table:table-cell>
          <table:table-cell office:value-type="string" calcext:value-type="string">
            <text:p>For a finite graph $G$, let $f(G)$ be the number of triangles and $g(G)$ the number of tetrahedra formed by edges of $G$. Find the least constant $c$ such that \[g(G)^3\le c\cdot f(G)^4\] for every graph $G$.</text:p>
          </table:table-cell>
          <table:table-cell office:value-type="string" calcext:value-type="string">
            <text:p>https://artofproblemsolving.com/community/c3955_2004_imo_shortlist</text:p>
          </table:table-cell>
          <table:table-cell office:value-type="string" calcext:value-type="string">
            <text:p>For a finite graph $G$, let $f(G)$ be the number of triangles and $g(G)$ the number of tetrahedra formed by edges of $G$. Find the least constant $c$ such that \[g(G)^3\le c\cdot f(G)^4\] for every graph $G$.</text:p>
            <text:p/>
            <text:p>\textit{Proposed by Marcin Kuczma, Poland }</text:p>
          </table:table-cell>
          <table:table-cell/>
        </table:table-row>
        <table:table-row table:style-name="ro4">
          <table:table-cell office:value-type="string" calcext:value-type="string">
            <text:p>2003 IMO Shortlist</text:p>
          </table:table-cell>
          <table:table-cell office:value-type="float" office:value="2003" calcext:value-type="float">
            <text:p>2003</text:p>
          </table:table-cell>
          <table:table-cell office:value-type="float" office:value="1" calcext:value-type="float">
            <text:p>1</text:p>
          </table:table-cell>
          <table:table-cell/>
          <table:table-cell office:value-type="string" calcext:value-type="string">
            <text:p>Let $ABCD$ be a cyclic quadrilateral. Let $P$, $Q$, $R$ be the feet of the perpendiculars from $D$ to the lines $BC$, $CA$, $AB$, respectively. Show that $PQ=QR$ if and only if the bisectors of $\angle ABC$ and $\angle ADC$ are concurrent with $AC$.</text:p>
          </table:table-cell>
          <table:table-cell office:value-type="string" calcext:value-type="string">
            <text:p>https://artofproblemsolving.com/community/c3954_2003_imo_shortlist</text:p>
          </table:table-cell>
          <table:table-cell office:value-type="string" calcext:value-type="string">
            <text:p>Let $ABCD$ be a cyclic quadrilateral. Let $P$, $Q$, $R$ be the feet of the perpendiculars from $D$ to the lines $BC$, $CA$, $AB$, respectively. Show that $PQ=QR$ if and only if the bisectors of $\angle ABC$ and $\angle ADC$ are concurrent with $AC$.</text:p>
          </table:table-cell>
          <table:table-cell/>
        </table:table-row>
        <table:table-row table:style-name="ro12">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in two cyclic quadrilatrals APRD &amp; DRCQ ,AD &amp; CD are diameters respectively and  we have:&#10;RQ/sin(&lt;RCQ)=CD/2 or RQ/sin(&lt;BCA)=CD/2&#10;PR/sin(&lt;PAR)=AD/2 or PR/sin(&lt;BAC)=AD/2&#10;By dividing:&#10;CD/AD= sin(&lt;BAC)/sin(&lt;BCA)=BC/AB&#10;Since CD/AD=BC/AB thus bisectors of &lt;CBA and &lt;ADC intersect AC in the same poin.&#10;S.Ebadollahi" calcext:value-type="string">
            <text:p>Click for solution</text:p>
            <text:p/>
            <text:p>in two cyclic quadrilatrals APRD &amp; DRCQ ,AD &amp; CD are diameters respectively and  we have:</text:p>
            <text:p>RQ/sin(&lt;RCQ)=CD/2 or RQ/sin(&lt;BCA)=CD/2</text:p>
            <text:p>PR/sin(&lt;PAR)=AD/2 or PR/sin(&lt;BAC)=AD/2</text:p>
            <text:p>By dividing:</text:p>
            <text:p>CD/AD= sin(&lt;BAC)/sin(&lt;BCA)=BC/AB</text:p>
            <text:p>Since CD/AD=BC/AB thus bisectors of &lt;CBA and &lt;ADC intersect AC in the same poin.</text:p>
            <text:p>S.Ebadollahi</text:p>
          </table:table-cell>
          <table:table-cell office:value-type="string" calcext:value-type="string">
            <text:p>https://artofproblemsolving.com/community/c3954_2003_imo_shortlist</text:p>
          </table:table-cell>
          <table:table-cell office:value-type="string" office:string-value="Click for solution&#10;&#10;in two cyclic quadrilatrals APRD &amp; DRCQ ,AD &amp; CD are diameters respectively and  we have:&#10;RQ/sin(&lt;RCQ)=CD/2 or RQ/sin(&lt;BCA)=CD/2&#10;PR/sin(&lt;PAR)=AD/2 or PR/sin(&lt;BAC)=AD/2&#10;By dividing:&#10;CD/AD= sin(&lt;BAC)/sin(&lt;BCA)=BC/AB&#10;Since CD/AD=BC/AB thus bisectors of &lt;CBA and &lt;ADC intersect AC in the same poin.&#10;S.Ebadollahi" calcext:value-type="string">
            <text:p>Click for solution</text:p>
            <text:p/>
            <text:p>in two cyclic quadrilatrals APRD &amp; DRCQ ,AD &amp; CD are diameters respectively and  we have:</text:p>
            <text:p>RQ/sin(&lt;RCQ)=CD/2 or RQ/sin(&lt;BCA)=CD/2</text:p>
            <text:p>PR/sin(&lt;PAR)=AD/2 or PR/sin(&lt;BAC)=AD/2</text:p>
            <text:p>By dividing:</text:p>
            <text:p>CD/AD= sin(&lt;BAC)/sin(&lt;BCA)=BC/AB</text:p>
            <text:p>Since CD/AD=BC/AB thus bisectors of &lt;CBA and &lt;ADC intersect AC in the same poin.</text:p>
            <text:p>S.Ebadollahi</text:p>
          </table:table-cell>
          <table:table-cell/>
        </table:table-row>
        <table:table-row table:style-name="ro7">
          <table:table-cell office:value-type="string" calcext:value-type="string">
            <text:p>2003 IMO Shortlist</text:p>
          </table:table-cell>
          <table:table-cell office:value-type="float" office:value="2003" calcext:value-type="float">
            <text:p>2003</text:p>
          </table:table-cell>
          <table:table-cell office:value-type="float" office:value="2" calcext:value-type="float">
            <text:p>2</text:p>
          </table:table-cell>
          <table:table-cell/>
          <table:table-cell office:value-type="string" calcext:value-type="string">
            <text:p>Three distinct points $A$, $B$, and $C$ are fixed on a line in this order. <text:s/>Let $\Gamma$ be a circle passing through $A$ and $C$ whose center does not lie on the line $AC$. <text:s/>Denote by $P$ the intersection of the tangents to $\Gamma$ at $A$ and $C$. <text:s/>Suppose $\Gamma$ meets the segment $PB$ at $Q$. <text:s/>Prove that the intersection of the bisector of $\angle AQC$ and the line $AC$ does not depend on the choice of $\Gamma$.</text:p>
          </table:table-cell>
          <table:table-cell office:value-type="string" calcext:value-type="string">
            <text:p>https://artofproblemsolving.com/community/c3954_2003_imo_shortlist</text:p>
          </table:table-cell>
          <table:table-cell office:value-type="string" calcext:value-type="string">
            <text:p>Three distinct points $A$, $B$, and $C$ are fixed on a line in this order. <text:s/>Let $\Gamma$ be a circle passing through $A$ and $C$ whose center does not lie on the line $AC$. <text:s/>Denote by $P$ the intersection of the tangents to $\Gamma$ at $A$ and $C$. <text:s/>Suppose $\Gamma$ meets the segment $PB$ at $Q$. <text:s/>Prove that the intersection of the bisector of $\angle AQC$ and the line $AC$ does not depend on the choice of $\Gamma$.</text:p>
          </table:table-cell>
          <table:table-cell/>
        </table:table-row>
        <table:table-row table:style-name="ro13">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It's indeed simple: In triangle $AQC$ $QB$ is the symmedian, so $\frac{BA}{BC}=\frac{QA^2}{QC^2}$ and it's fixed, so $\frac{QA}{QC}$ must also be fixed, and we're done." calcext:value-type="string">
            <text:p>Click for solution</text:p>
            <text:p/>
            <text:p>It's indeed simple: In triangle $AQC$ $QB$ is the symmedian, so $\frac{BA}{BC}=\frac{QA^2}{QC^2}$ and it's fixed, so $\frac{QA}{QC}$ must also be fixed, and we're done.</text:p>
          </table:table-cell>
          <table:table-cell office:value-type="string" calcext:value-type="string">
            <text:p>https://artofproblemsolving.com/community/c3954_2003_imo_shortlist</text:p>
          </table:table-cell>
          <table:table-cell office:value-type="string" office:string-value="Click for solution&#10;&#10;It's indeed simple: In triangle $AQC$ $QB$ is the symmedian, so $\frac{BA}{BC}=\frac{QA^2}{QC^2}$ and it's fixed, so $\frac{QA}{QC}$ must also be fixed, and we're done." calcext:value-type="string">
            <text:p>Click for solution</text:p>
            <text:p/>
            <text:p>It's indeed simple: In triangle $AQC$ $QB$ is the symmedian, so $\frac{BA}{BC}=\frac{QA^2}{QC^2}$ and it's fixed, so $\frac{QA}{QC}$ must also be fixed, and we're done.</text:p>
          </table:table-cell>
          <table:table-cell/>
        </table:table-row>
        <table:table-row table:style-name="ro7">
          <table:table-cell office:value-type="string" calcext:value-type="string">
            <text:p>2003 IMO Shortlist</text:p>
          </table:table-cell>
          <table:table-cell office:value-type="float" office:value="2003" calcext:value-type="float">
            <text:p>2003</text:p>
          </table:table-cell>
          <table:table-cell office:value-type="float" office:value="3" calcext:value-type="float">
            <text:p>3</text:p>
          </table:table-cell>
          <table:table-cell office:value-type="string" calcext:value-type="string">
            <text:p>C.R. Pranesachar, India</text:p>
          </table:table-cell>
          <table:table-cell office:value-type="string" calcext:value-type="string">
            <text:p>Let $ABC$ be a triangle and let $P$ be a point in its interior. <text:s/>Denote by $D$, $E$, $F$ the feet of the perpendiculars from $P$ to the lines $BC$, $CA$, $AB$, respectively. <text:s/>Suppose that \[AP^2 + PD^2 = BP^2 + PE^2 = CP^2 + PF^2.\]Denote by $I_A$, $I_B$, $I_C$ the excenters of the triangle $ABC$. <text:s/>Prove that $P$ is the circumcenter of the triangle $I_AI_BI_C$.</text:p>
          </table:table-cell>
          <table:table-cell office:value-type="string" calcext:value-type="string">
            <text:p>https://artofproblemsolving.com/community/c3954_2003_imo_shortlist</text:p>
          </table:table-cell>
          <table:table-cell office:value-type="string" calcext:value-type="string">
            <text:p>Let $ABC$ be a triangle and let $P$ be a point in its interior.  Denote by $D$, $E$, $F$ the feet of the perpendiculars from $P$ to the lines $BC$, $CA$, $AB$, respectively.  Suppose that \[AP^2 + PD^2 = BP^2 + PE^2 = CP^2 + PF^2.\]Denote by $I_A$, $I_B$, $I_C$ the excenters of the triangle $ABC$.  Prove that $P$ is the circumcenter of the triangle $I_AI_BI_C$.</text:p>
            <text:p/>
            <text:p>\textit{Proposed by C.R. Pranesachar, India }</text:p>
          </table:table-cell>
          <table:table-cell/>
        </table:table-row>
        <table:table-row table:style-name="ro2">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This is also from the ISL.&#10;&#10;We have $PA^2+PD^2=PD^2+PE^2+EA^2=PB^2+PE^2=PD^2+PE^2+BD^2$ $\Rightarrow AE=BD$. In the same way we show that $CE=BF,\ AF=CD$, so we can see that $D, E, F$ are the projections of $I_a,I_b,I_c$ on $BC,CA,AB$ respectively.&#10;&#10;The conclusion follows." calcext:value-type="string">
            <text:p>Click for solution</text:p>
            <text:p/>
            <text:p>This is also from the ISL.</text:p>
            <text:p/>
            <text:p>We have $PA^2+PD^2=PD^2+PE^2+EA^2=PB^2+PE^2=PD^2+PE^2+BD^2$ $\Rightarrow AE=BD$. In the same way we show that $CE=BF,\ AF=CD$, so we can see that $D, E, F$ are the projections of $I_a,I_b,I_c$ on $BC,CA,AB$ respectively.</text:p>
            <text:p/>
            <text:p>The conclusion follows.</text:p>
          </table:table-cell>
          <table:table-cell office:value-type="string" calcext:value-type="string">
            <text:p>https://artofproblemsolving.com/community/c3954_2003_imo_shortlist</text:p>
          </table:table-cell>
          <table:table-cell office:value-type="string" office:string-value="Click for solution&#10;&#10;This is also from the ISL.&#10;&#10;We have $PA^2+PD^2=PD^2+PE^2+EA^2=PB^2+PE^2=PD^2+PE^2+BD^2$ $\Rightarrow AE=BD$. In the same way we show that $CE=BF,\ AF=CD$, so we can see that $D, E, F$ are the projections of $I_a,I_b,I_c$ on $BC,CA,AB$ respectively.&#10;&#10;The conclusion follows." calcext:value-type="string">
            <text:p>Click for solution</text:p>
            <text:p/>
            <text:p>This is also from the ISL.</text:p>
            <text:p/>
            <text:p>We have $PA^2+PD^2=PD^2+PE^2+EA^2=PB^2+PE^2=PD^2+PE^2+BD^2$ $\Rightarrow AE=BD$. In the same way we show that $CE=BF,\ AF=CD$, so we can see that $D, E, F$ are the projections of $I_a,I_b,I_c$ on $BC,CA,AB$ respectively.</text:p>
            <text:p/>
            <text:p>The conclusion follows.</text:p>
          </table:table-cell>
          <table:table-cell/>
        </table:table-row>
        <table:table-row table:style-name="ro12">
          <table:table-cell office:value-type="string" calcext:value-type="string">
            <text:p>2003 IMO Shortlist</text:p>
          </table:table-cell>
          <table:table-cell office:value-type="float" office:value="2003" calcext:value-type="float">
            <text:p>2003</text:p>
          </table:table-cell>
          <table:table-cell office:value-type="float" office:value="4" calcext:value-type="float">
            <text:p>4</text:p>
          </table:table-cell>
          <table:table-cell/>
          <table:table-cell office:value-type="string" calcext:value-type="string">
            <text:p>Let $\Gamma_1$, $\Gamma_2$, $\Gamma_3$, $\Gamma_4$ be distinct circles such that $\Gamma_1$, $\Gamma_3$ are externally tangent at $P$, and $\Gamma_2$, $\Gamma_4$ are externally tangent at the same point $P$. Suppose that $\Gamma_1$ and $\Gamma_2$; $\Gamma_2$ and $\Gamma_3$; $\Gamma_3$ and $\Gamma_4$; $\Gamma_4$ and $\Gamma_1$ meet at $A$, $B$, $C$, $D$, respectively, and that all these points are different from $P$. Prove that</text:p>
            <text:p/>
            <text:p>\[</text:p>
            <text:p>  \frac{AB\cdot BC}{AD\cdot DC}=\frac{PB^2}{PD^2}.</text:p>
            <text:p> \]</text:p>
          </table:table-cell>
          <table:table-cell office:value-type="string" calcext:value-type="string">
            <text:p>https://artofproblemsolving.com/community/c3954_2003_imo_shortlist</text:p>
          </table:table-cell>
          <table:table-cell office:value-type="string" calcext:value-type="string">
            <text:p>Let $\Gamma_1$, $\Gamma_2$, $\Gamma_3$, $\Gamma_4$ be distinct circles such that $\Gamma_1$, $\Gamma_3$ are externally tangent at $P$, and $\Gamma_2$, $\Gamma_4$ are externally tangent at the same point $P$. Suppose that $\Gamma_1$ and $\Gamma_2$; $\Gamma_2$ and $\Gamma_3$; $\Gamma_3$ and $\Gamma_4$; $\Gamma_4$ and $\Gamma_1$ meet at $A$, $B$, $C$, $D$, respectively, and that all these points are different from $P$. Prove that</text:p>
            <text:p/>
            <text:p>\[</text:p>
            <text:p>  \frac{AB\cdot BC}{AD\cdot DC}=\frac{PB^2}{PD^2}.</text:p>
            <text:p> \]</text:p>
          </table:table-cell>
          <table:table-cell/>
        </table:table-row>
        <table:table-row table:style-name="ro33">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calcext:value-type="string">
            <text:p>Click for solution</text:p>
            <text:p/>
            <text:p/>
            <text:p>vinoth_90_2004 wrote:</text:p>
            <text:p>Let $ A_1$, $ A_2$, $ A_3$ and $ A_4$ be four circles such that the circles $ A_1$ and $ A_3$ are tangent at a point $ P$, and the circles $ A_2$ and $ A_4$ are also tangent at the same point $ P$. Suppose that the circles $ A_1$ and $ A_2$ meet at a point $ T_1$, the circles $ A_2$ and $ A_3$ meet at a point $ T_2$, the circles $ A_3$ and $ A_4$ meet at a point $ T_3$, and the circles $ A_4$ and $ A_1$ meet at a point $ T_4$, such that all these four points $ T_1$, $ T_2$, $ T_3$, $ T_4$ are distinct from $ P$.</text:p>
            <text:p/>
            <text:p>Prove: $ \frac {\overline{T_1T_2}\cdot\overline{T_2T_3}}{\overline{T_1T_4}\cdot\overline{T_3T_4}} = \frac {\overline{PT_2}^2}{\overline{PT_4}^2}$ (where $ \overline{ab}$, of course, means the distance between points $ a$ and $ b$).</text:p>
            <text:p/>
            <text:p/>
            <text:p>Good old inversion.. :). Consider the inversion of pole $ P$ and any power we want and it should yield a pretty nice and neat solution.</text:p>
            <text:p/>
            <text:p>Let $ F'$ be the image the figure $ F$ by the inversion (no matter what $ F$ is: circle, line, point etc.). We have $ \frac {T_{1}T_{2}}{T_{1}'T_{2}'} = \frac {PT_{2}}{PT_{1}'}$ and the analogous relations. From all of that we find $ \frac {T_{1}T_{2}\cdot T_{3}T_{2}}{T_{1}T_{4}\cdot T_{3}T_{4}} = \frac {T_{1}'T_{2}'\cdot T_{3}'T_{2}'}{T_{1}'T_{4}'\cdot T_{3}'T_{4}'}\cdot \frac {PT_{2}^{2}}{PT_{4}^{2}} = \frac {PT_{2}^{2}}{PT_{4}^{2}}$ because $ A_{1}'\parallel A_{3}',\ A_{2}'\parallel A_{4}'$, so $ T_{1}'T_{2}'T_{3}'T_{4}'$ is a parallelogram, so $ T_{1}'T_{2}' = T_{3}'T_{4}',\ T_{3}'T_{2}' = T_{1}'T_{4}'$.</text:p>
          </table:table-cell>
          <table:table-cell office:value-type="string" calcext:value-type="string">
            <text:p>https://artofproblemsolving.com/community/c3954_2003_imo_shortlist</text:p>
          </table:table-cell>
          <table:table-cell office:value-type="string" calcext:value-type="string">
            <text:p>Click for solution</text:p>
            <text:p/>
            <text:p/>
            <text:p>vinoth_90_2004 wrote:</text:p>
            <text:p>Let $ A_1$, $ A_2$, $ A_3$ and $ A_4$ be four circles such that the circles $ A_1$ and $ A_3$ are tangent at a point $ P$, and the circles $ A_2$ and $ A_4$ are also tangent at the same point $ P$. Suppose that the circles $ A_1$ and $ A_2$ meet at a point $ T_1$, the circles $ A_2$ and $ A_3$ meet at a point $ T_2$, the circles $ A_3$ and $ A_4$ meet at a point $ T_3$, and the circles $ A_4$ and $ A_1$ meet at a point $ T_4$, such that all these four points $ T_1$, $ T_2$, $ T_3$, $ T_4$ are distinct from $ P$.</text:p>
            <text:p/>
            <text:p>Prove: $ \frac {\overline{T_1T_2}\cdot\overline{T_2T_3}}{\overline{T_1T_4}\cdot\overline{T_3T_4}} = \frac {\overline{PT_2}^2}{\overline{PT_4}^2}$ (where $ \overline{ab}$, of course, means the distance between points $ a$ and $ b$).</text:p>
            <text:p/>
            <text:p/>
            <text:p>Good old inversion.. :). Consider the inversion of pole $ P$ and any power we want and it should yield a pretty nice and neat solution.</text:p>
            <text:p/>
            <text:p>Let $ F'$ be the image the figure $ F$ by the inversion (no matter what $ F$ is: circle, line, point etc.). We have $ \frac {T_{1}T_{2}}{T_{1}'T_{2}'} = \frac {PT_{2}}{PT_{1}'}$ and the analogous relations. From all of that we find $ \frac {T_{1}T_{2}\cdot T_{3}T_{2}}{T_{1}T_{4}\cdot T_{3}T_{4}} = \frac {T_{1}'T_{2}'\cdot T_{3}'T_{2}'}{T_{1}'T_{4}'\cdot T_{3}'T_{4}'}\cdot \frac {PT_{2}^{2}}{PT_{4}^{2}} = \frac {PT_{2}^{2}}{PT_{4}^{2}}$ because $ A_{1}'\parallel A_{3}',\ A_{2}'\parallel A_{4}'$, so $ T_{1}'T_{2}'T_{3}'T_{4}'$ is a parallelogram, so $ T_{1}'T_{2}' = T_{3}'T_{4}',\ T_{3}'T_{2}' = T_{1}'T_{4}'$.</text:p>
          </table:table-cell>
          <table:table-cell/>
        </table:table-row>
        <table:table-row table:style-name="ro5">
          <table:table-cell office:value-type="string" calcext:value-type="string">
            <text:p>2003 IMO Shortlist</text:p>
          </table:table-cell>
          <table:table-cell office:value-type="float" office:value="2003" calcext:value-type="float">
            <text:p>2003</text:p>
          </table:table-cell>
          <table:table-cell office:value-type="float" office:value="5" calcext:value-type="float">
            <text:p>5</text:p>
          </table:table-cell>
          <table:table-cell office:value-type="string" calcext:value-type="string">
            <text:p>Hojoo Lee</text:p>
          </table:table-cell>
          <table:table-cell office:value-type="string" calcext:value-type="string">
            <text:p>Let $ABC$ be an isosceles triangle with $AC=BC$, whose incentre is $I$. Let $P$ be a point on the circumcircle of the triangle $AIB$ lying inside the triangle $ABC$. The lines through $P$ parallel to $CA$ and $CB$ meet $AB$ at $D$ and $E$, respectively. The line through $P$ parallel to $AB$ meets $CA$ and $CB$ at $F$ and $G$, respectively. Prove that the lines $DF$ and $EG$ intersect on the circumcircle of the triangle $ABC$.</text:p>
          </table:table-cell>
          <table:table-cell office:value-type="string" calcext:value-type="string">
            <text:p>https://artofproblemsolving.com/community/c3954_2003_imo_shortlist</text:p>
          </table:table-cell>
          <table:table-cell office:value-type="string" calcext:value-type="string">
            <text:p>Let $ABC$ be an isosceles triangle with $AC=BC$, whose incentre is $I$. Let $P$ be a point on the circumcircle of the triangle $AIB$ lying inside the triangle $ABC$. The lines through $P$ parallel to $CA$ and $CB$ meet $AB$ at $D$ and $E$, respectively. The line through $P$ parallel to $AB$ meets $CA$ and $CB$ at $F$ and $G$, respectively. Prove that the lines $DF$ and $EG$ intersect on the circumcircle of the triangle $ABC$.</text:p>
            <text:p/>
            <text:p>\textit{Proposed by Hojoo Lee}</text:p>
          </table:table-cell>
          <table:table-cell/>
        </table:table-row>
        <table:table-row table:style-name="ro4">
          <table:table-cell office:value-type="string" calcext:value-type="string">
            <text:p>2003 IMO Shortlist</text:p>
          </table:table-cell>
          <table:table-cell office:value-type="float" office:value="2003" calcext:value-type="float">
            <text:p>2003</text:p>
          </table:table-cell>
          <table:table-cell office:value-type="float" office:value="6" calcext:value-type="float">
            <text:p>6</text:p>
          </table:table-cell>
          <table:table-cell/>
          <table:table-cell office:value-type="string" calcext:value-type="string">
            <text:p>Each pair of opposite sides of a convex hexagon has the following property: the distance between their midpoints is equal to <text:s/>$\dfrac{\sqrt{3}}{2}$ times the sum of their lengths. Prove that all the angles of the hexagon are equal.</text:p>
          </table:table-cell>
          <table:table-cell office:value-type="string" calcext:value-type="string">
            <text:p>https://artofproblemsolving.com/community/c3954_2003_imo_shortlist</text:p>
          </table:table-cell>
          <table:table-cell office:value-type="string" calcext:value-type="string">
            <text:p>Each pair of opposite sides of a convex hexagon has the following property: the distance between their midpoints is equal to <text:s/>$\dfrac{\sqrt{3}}{2}$ times the sum of their lengths. Prove that all the angles of the hexagon are equal.</text:p>
          </table:table-cell>
          <table:table-cell/>
        </table:table-row>
        <table:table-row table:style-name="ro9">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Let a1,..,a6 by radius-vectors of hexagon vertices. We have&#10;abs((a1+a2)-(a4+a5))/2=sqrt(3/4)*(abs(a1-a2)+abs(a4-a5))&gt;=&#10;sqrt(3/4)*abs(a1+a5-a2-a4). Take the square, ans sum up three such inequalities. Then simplify. We get 0&gt;=(a1+a3+a5-a2-a4-a6)^2. So, a1+a3+a5=a2+a4+a6 and above inequalities were equalities, so opposite sides are parallel. From a1+a3+a5=a2+a4+a6 we have (projecting to the perpendicular to a1a2) that a6 and a3 are equidistant from the line a1a2. Then consider the triangle formed by continuations of sides a1a2, a3a4, a5a6. The hexagon is gotten from the triangle by cutting small similar to big and equal to each other triangles near vertives. We get for this triangle, that each of its medians equals sqrt(3/4)*respective side. The rest is easy (one of the ways is the formula for the length of the median)." calcext:value-type="string">
            <text:p>Click for solution</text:p>
            <text:p/>
            <text:p>Let a1,..,a6 by radius-vectors of hexagon vertices. We have</text:p>
            <text:p>abs((a1+a2)-(a4+a5))/2=sqrt(3/4)*(abs(a1-a2)+abs(a4-a5))&gt;=</text:p>
            <text:p>sqrt(3/4)*abs(a1+a5-a2-a4). Take the square, ans sum up three such inequalities. Then simplify. We get 0&gt;=(a1+a3+a5-a2-a4-a6)^2. So, a1+a3+a5=a2+a4+a6 and above inequalities were equalities, so opposite sides are parallel. From a1+a3+a5=a2+a4+a6 we have (projecting to the perpendicular to a1a2) that a6 and a3 are equidistant from the line a1a2. Then consider the triangle formed by continuations of sides a1a2, a3a4, a5a6. The hexagon is gotten from the triangle by cutting small similar to big and equal to each other triangles near vertives. We get for this triangle, that each of its medians equals sqrt(3/4)*respective side. The rest is easy (one of the ways is the formula for the length of the median).</text:p>
          </table:table-cell>
          <table:table-cell office:value-type="string" calcext:value-type="string">
            <text:p>https://artofproblemsolving.com/community/c3954_2003_imo_shortlist</text:p>
          </table:table-cell>
          <table:table-cell office:value-type="string" office:string-value="Click for solution&#10;&#10;Let a1,..,a6 by radius-vectors of hexagon vertices. We have&#10;abs((a1+a2)-(a4+a5))/2=sqrt(3/4)*(abs(a1-a2)+abs(a4-a5))&gt;=&#10;sqrt(3/4)*abs(a1+a5-a2-a4). Take the square, ans sum up three such inequalities. Then simplify. We get 0&gt;=(a1+a3+a5-a2-a4-a6)^2. So, a1+a3+a5=a2+a4+a6 and above inequalities were equalities, so opposite sides are parallel. From a1+a3+a5=a2+a4+a6 we have (projecting to the perpendicular to a1a2) that a6 and a3 are equidistant from the line a1a2. Then consider the triangle formed by continuations of sides a1a2, a3a4, a5a6. The hexagon is gotten from the triangle by cutting small similar to big and equal to each other triangles near vertives. We get for this triangle, that each of its medians equals sqrt(3/4)*respective side. The rest is easy (one of the ways is the formula for the length of the median)." calcext:value-type="string">
            <text:p>Click for solution</text:p>
            <text:p/>
            <text:p>Let a1,..,a6 by radius-vectors of hexagon vertices. We have</text:p>
            <text:p>abs((a1+a2)-(a4+a5))/2=sqrt(3/4)*(abs(a1-a2)+abs(a4-a5))&gt;=</text:p>
            <text:p>sqrt(3/4)*abs(a1+a5-a2-a4). Take the square, ans sum up three such inequalities. Then simplify. We get 0&gt;=(a1+a3+a5-a2-a4-a6)^2. So, a1+a3+a5=a2+a4+a6 and above inequalities were equalities, so opposite sides are parallel. From a1+a3+a5=a2+a4+a6 we have (projecting to the perpendicular to a1a2) that a6 and a3 are equidistant from the line a1a2. Then consider the triangle formed by continuations of sides a1a2, a3a4, a5a6. The hexagon is gotten from the triangle by cutting small similar to big and equal to each other triangles near vertives. We get for this triangle, that each of its medians equals sqrt(3/4)*respective side. The rest is easy (one of the ways is the formula for the length of the median).</text:p>
          </table:table-cell>
          <table:table-cell/>
        </table:table-row>
        <table:table-row table:style-name="ro2">
          <table:table-cell office:value-type="string" calcext:value-type="string">
            <text:p>2003 IMO Shortlist</text:p>
          </table:table-cell>
          <table:table-cell office:value-type="float" office:value="2003" calcext:value-type="float">
            <text:p>2003</text:p>
          </table:table-cell>
          <table:table-cell office:value-type="float" office:value="7" calcext:value-type="float">
            <text:p>7</text:p>
          </table:table-cell>
          <table:table-cell office:value-type="string" calcext:value-type="string">
            <text:p>Dirk Laurie, South Africa</text:p>
          </table:table-cell>
          <table:table-cell office:value-type="string" calcext:value-type="string">
            <text:p>Let $ABC$ be a triangle with semiperimeter $s$ and inradius $r$. The semicircles with diameters $BC$, $CA$, $AB$ are drawn on the outside of the triangle $ABC$. The circle tangent to all of these three semicircles has radius $t$. Prove that</text:p>
            <text:p>\[\frac{s}{2}&lt;t\le\frac{s}{2}+\left(1-\frac{\sqrt{3}}{2}\right)r. \]</text:p>
            <text:p>\textit{Alternative formulation.} In a triangle $ABC$, construct circles with diameters $BC$, $CA$, and $AB$, respectively. Construct a circle $w$ externally tangent to these three circles. Let the radius of this circle $w$ be $t$.</text:p>
            <text:p>Prove: $\frac{s}{2}&lt;t\le\frac{s}{2}+\frac12\left(2-\sqrt3\right)r$, where $r$ is the inradius and $s$ is the semiperimeter of triangle $ABC$.</text:p>
          </table:table-cell>
          <table:table-cell office:value-type="string" calcext:value-type="string">
            <text:p>https://artofproblemsolving.com/community/c3954_2003_imo_shortlist</text:p>
          </table:table-cell>
          <table:table-cell office:value-type="string" calcext:value-type="string">
            <text:p>Let $ABC$ be a triangle with semiperimeter $s$ and inradius $r$. The semicircles with diameters $BC$, $CA$, $AB$ are drawn on the outside of the triangle $ABC$. The circle tangent to all of these three semicircles has radius $t$. Prove that</text:p>
            <text:p>\[\frac{s}{2}&lt;t\le\frac{s}{2}+\left(1-\frac{\sqrt{3}}{2}\right)r. \]</text:p>
            <text:p>\textit{Alternative formulation.} In a triangle $ABC$, construct circles with diameters $BC$, $CA$, and $AB$, respectively. Construct a circle $w$ externally tangent to these three circles. Let the radius of this circle $w$ be $t$.</text:p>
            <text:p>Prove: $\frac{s}{2}&lt;t\le\frac{s}{2}+\frac12\left(2-\sqrt3\right)r$, where $r$ is the inradius and $s$ is the semiperimeter of triangle $ABC$.</text:p>
            <text:p/>
            <text:p>\textit{Proposed by Dirk Laurie, South Africa}</text:p>
          </table:table-cell>
          <table:table-cell/>
        </table:table-row>
        <table:table-row table:style-name="ro7">
          <table:table-cell office:value-type="string" calcext:value-type="string">
            <text:p>2003 IMO Shortlist</text:p>
          </table:table-cell>
          <table:table-cell office:value-type="float" office:value="2003" calcext:value-type="float">
            <text:p>2003</text:p>
          </table:table-cell>
          <table:table-cell office:value-type="float" office:value="1" calcext:value-type="float">
            <text:p>1</text:p>
          </table:table-cell>
          <table:table-cell office:value-type="string" calcext:value-type="string">
            <text:p>Marcin Kuczma, Poland</text:p>
          </table:table-cell>
          <table:table-cell office:value-type="string" calcext:value-type="string">
            <text:p>Let $m$ be a fixed integer greater than $1$. The sequence $x_0$, $x_1$, $x_2$, $\ldots$ is defined as follows:</text:p>
            <text:p>\[x_i = \begin{cases}2^i&amp;\text{if }0\leq i \leq m - 1;\\\sum_{j=1}^mx_{i-j}&amp;\text{if }i\geq m.\end{cases}\]Find the greatest $k$ for which the sequence contains $k$ consecutive terms divisible by $m$ .</text:p>
          </table:table-cell>
          <table:table-cell office:value-type="string" calcext:value-type="string">
            <text:p>https://artofproblemsolving.com/community/c3954_2003_imo_shortlist</text:p>
          </table:table-cell>
          <table:table-cell office:value-type="string" calcext:value-type="string">
            <text:p>Let $m$ be a fixed integer greater than $1$. The sequence $x_0$, $x_1$, $x_2$, $\ldots$ is defined as follows:</text:p>
            <text:p>\[x_i = \begin{cases}2^i&amp;\text{if }0\leq i \leq m - 1;\\\sum_{j=1}^mx_{i-j}&amp;\text{if }i\geq m.\end{cases}\]Find the greatest $k$ for which the sequence contains $k$ consecutive terms divisible by $m$ .</text:p>
            <text:p/>
            <text:p>\textit{Proposed by Marcin Kuczma, Poland}</text:p>
          </table:table-cell>
          <table:table-cell/>
        </table:table-row>
        <table:table-row table:style-name="ro2">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consider the sequence mod 2004. it is equivalant to the following recurrence:&#10;x_0=1, x_1=2^1, x_2=2^2 ... x_2003=2^2003, x_n=x_n-1 ... + x_n-2004.&#10;so the recurrence is periodic. so the terms {1, 1, 2^1 ... 2^2003} occur again in that order somewhere on in the sequence. we can see that the 2004 terms before that are 1, followed by 2003 '0's. so we can have 2003 consecutive terms all divisible by 2004. We cannot have 2004 such terms, because if then all ensuing terms are divisible by 2004 - which then contradicts the periodicity of the recurrence mod 2004. And we are done." calcext:value-type="string">
            <text:p>Click for solution</text:p>
            <text:p/>
            <text:p>consider the sequence mod 2004. it is equivalant to the following recurrence:</text:p>
            <text:p>x_0=1, x_1=2^1, x_2=2^2 ... x_2003=2^2003, x_n=x_n-1 ... + x_n-2004.</text:p>
            <text:p>so the recurrence is periodic. so the terms {1, 1, 2^1 ... 2^2003} occur again in that order somewhere on in the sequence. we can see that the 2004 terms before that are 1, followed by 2003 '0's. so we can have 2003 consecutive terms all divisible by 2004. We cannot have 2004 such terms, because if then all ensuing terms are divisible by 2004 - which then contradicts the periodicity of the recurrence mod 2004. And we are done.</text:p>
          </table:table-cell>
          <table:table-cell office:value-type="string" calcext:value-type="string">
            <text:p>https://artofproblemsolving.com/community/c3954_2003_imo_shortlist</text:p>
          </table:table-cell>
          <table:table-cell office:value-type="string" office:string-value="Click for solution&#10;&#10;consider the sequence mod 2004. it is equivalant to the following recurrence:&#10;x_0=1, x_1=2^1, x_2=2^2 ... x_2003=2^2003, x_n=x_n-1 ... + x_n-2004.&#10;so the recurrence is periodic. so the terms {1, 1, 2^1 ... 2^2003} occur again in that order somewhere on in the sequence. we can see that the 2004 terms before that are 1, followed by 2003 '0's. so we can have 2003 consecutive terms all divisible by 2004. We cannot have 2004 such terms, because if then all ensuing terms are divisible by 2004 - which then contradicts the periodicity of the recurrence mod 2004. And we are done." calcext:value-type="string">
            <text:p>Click for solution</text:p>
            <text:p/>
            <text:p>consider the sequence mod 2004. it is equivalant to the following recurrence:</text:p>
            <text:p>x_0=1, x_1=2^1, x_2=2^2 ... x_2003=2^2003, x_n=x_n-1 ... + x_n-2004.</text:p>
            <text:p>so the recurrence is periodic. so the terms {1, 1, 2^1 ... 2^2003} occur again in that order somewhere on in the sequence. we can see that the 2004 terms before that are 1, followed by 2003 '0's. so we can have 2003 consecutive terms all divisible by 2004. We cannot have 2004 such terms, because if then all ensuing terms are divisible by 2004 - which then contradicts the periodicity of the recurrence mod 2004. And we are done.</text:p>
          </table:table-cell>
          <table:table-cell/>
        </table:table-row>
        <table:table-row table:style-name="ro9">
          <table:table-cell office:value-type="string" calcext:value-type="string">
            <text:p>2003 IMO Shortlist</text:p>
          </table:table-cell>
          <table:table-cell office:value-type="float" office:value="2003" calcext:value-type="float">
            <text:p>2003</text:p>
          </table:table-cell>
          <table:table-cell office:value-type="float" office:value="2" calcext:value-type="float">
            <text:p>2</text:p>
          </table:table-cell>
          <table:table-cell office:value-type="string" calcext:value-type="string">
            <text:p>Zoran Sunic, USA</text:p>
          </table:table-cell>
          <table:table-cell office:value-type="string" calcext:value-type="string">
            <text:p>Each positive integer $a$ undergoes the following procedure in order to obtain the number $d = d\left(a\right)$:</text:p>
            <text:p/>
            <text:p>(i) move the last digit of $a$ to the first position to obtain the numb er $b$;</text:p>
            <text:p>(ii) square $b$ to obtain the number $c$;</text:p>
            <text:p>(iii) move the first digit of $c$ to the end to obtain the number $d$.</text:p>
            <text:p/>
            <text:p>(All the numbers in the problem are considered to be represented in base $10$.)  For example, for $a=2003$, we get $b=3200$, $c=10240000$, and $d = 02400001 = 2400001 = d(2003)$.)</text:p>
            <text:p/>
            <text:p>Find all numbers $a$ for which $d\left( a\right) =a^2$.</text:p>
          </table:table-cell>
          <table:table-cell office:value-type="string" calcext:value-type="string">
            <text:p>https://artofproblemsolving.com/community/c3954_2003_imo_shortlist</text:p>
          </table:table-cell>
          <table:table-cell office:value-type="string" calcext:value-type="string">
            <text:p>Each positive integer $a$ undergoes the following procedure in order to obtain the number $d = d\left(a\right)$:</text:p>
            <text:p/>
            <text:p>(i) move the last digit of $a$ to the first position to obtain the numb er $b$;</text:p>
            <text:p>(ii) square $b$ to obtain the number $c$;</text:p>
            <text:p>(iii) move the first digit of $c$ to the end to obtain the number $d$.</text:p>
            <text:p/>
            <text:p>(All the numbers in the problem are considered to be represented in base $10$.)  For example, for $a=2003$, we get $b=3200$, $c=10240000$, and $d = 02400001 = 2400001 = d(2003)$.)</text:p>
            <text:p/>
            <text:p>Find all numbers $a$ for which $d\left( a\right) =a^2$.</text:p>
            <text:p/>
            <text:p>\textit{Proposed by Zoran Sunic, USA}</text:p>
          </table:table-cell>
          <table:table-cell/>
        </table:table-row>
        <table:table-row table:style-name="ro6">
          <table:table-cell office:value-type="string" calcext:value-type="string">
            <text:p>2003 IMO Shortlist</text:p>
          </table:table-cell>
          <table:table-cell office:value-type="float" office:value="2003" calcext:value-type="float">
            <text:p>2003</text:p>
          </table:table-cell>
          <table:table-cell office:value-type="float" office:value="3" calcext:value-type="float">
            <text:p>3</text:p>
          </table:table-cell>
          <table:table-cell/>
          <table:table-cell office:value-type="string" calcext:value-type="string">
            <text:p>Determine all pairs of positive integers $(a,b)$ such that <text:s/>\[ \dfrac{a^2}{2ab^2-b^3+1} <text:s/>\] <text:s/>is a positive integer.</text:p>
          </table:table-cell>
          <table:table-cell office:value-type="string" calcext:value-type="string">
            <text:p>https://artofproblemsolving.com/community/c3954_2003_imo_shortlist</text:p>
          </table:table-cell>
          <table:table-cell office:value-type="string" calcext:value-type="string">
            <text:p>Determine all pairs of positive integers $(a,b)$ such that <text:s/>\[ \dfrac{a^2}{2ab^2-b^3+1} <text:s/>\] <text:s/>is a positive integer.</text:p>
          </table:table-cell>
          <table:table-cell/>
        </table:table-row>
        <table:table-row table:style-name="ro34">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First note that we must have 1=&lt; 2ab^2-b^3+1=b^2(2a-b)+1&#10;and so, 1&lt;=b&lt;=2a.&#10;Now, we'll prove that the pairs that solve this problem are&#10;(i) (a,b)=(n,1),&#10;(ii) (a,b)=(n,2n), and&#10;(iii) (a,b)=(8n^4-n,2n)&#10;where n is a positive&#10;&#10;Indeed, if b=1, we get the pairs in (i), while if b=2a we get the&#10;pairs in (ii). Now assume that 1&lt;b&lt;2a and set r=a^2/( 2ab^2-b^3+1)&#10;Then the quadratic equation&#10;&#10;(*)    x^2-2xrb^2+r(b^3-1)=0&#10;&#10;has two solution that are positive integers, since one of them is a and their product is r(b^3-1)&gt;0. Evaluating the discriminant D we have&#10;D=4(r^2b^4-rb^3+r). Thus r^2b^4-rb^3+r=m^2 for some natural&#10;number and the above equation has solution rb^2+m and rb^2-m. Now&#10;note that&#10;&#10;m^2 = r^2b^4-rb^3+r &gt; r^2b^4-2rb^3+b^2=(rb^2-b)^2,&#10;&#10;with rb^2-b&gt;0. Hence, b&gt;rb^2-m.&#10;However, since a^2&gt; b^2(2a-b&gt;=b^2, we have a&gt;b. Therefore,&#10;a=rb^2+m &gt; b and the other (also positve) root, say c, is c=rb^2-m &lt; b.&#10;Furthermore, if 2c&gt;b, then we have&#10;&#10;r=c^2/(b^2(2c-b)+1 &lt;= c^2/b^2 &lt;1,&#10;&#10;a contradiction. Thus b=2c and r=c^2. Since ac=r(b^3-1), we get&#10;a=c(b^3-1)=8c^4-c. It is easy to verify that if c&gt;=1, then the integers&#10;b=2c and a=c(b^3-1) solve the problem, since&#10;&#10;a^2/(2ab^2-b^3+1) = c^2(b^3-1)^2 / [(b^3-1)(2cb^2-1)]=c^2.&#10;&#10;The proof is complete." calcext:value-type="string">
            <text:p>Click for solution</text:p>
            <text:p/>
            <text:p>First note that we must have 1=&lt; 2ab^2-b^3+1=b^2(2a-b)+1</text:p>
            <text:p>and so, 1&lt;=b&lt;=2a.</text:p>
            <text:p>Now, we'll prove that the pairs that solve this problem are</text:p>
            <text:p>(i) (a,b)=(n,1),</text:p>
            <text:p>(ii) (a,b)=(n,2n), and</text:p>
            <text:p>(iii) (a,b)=(8n^4-n,2n)</text:p>
            <text:p>where n is a positive</text:p>
            <text:p/>
            <text:p>Indeed, if b=1, we get the pairs in (i), while if b=2a we get the</text:p>
            <text:p>pairs in (ii). Now assume that 1&lt;b&lt;2a and set r=a^2/( 2ab^2-b^3+1)</text:p>
            <text:p>Then the quadratic equation</text:p>
            <text:p/>
            <text:p>(*)    x^2-2xrb^2+r(b^3-1)=0</text:p>
            <text:p/>
            <text:p>has two solution that are positive integers, since one of them is a and their product is r(b^3-1)&gt;0. Evaluating the discriminant D we have</text:p>
            <text:p>D=4(r^2b^4-rb^3+r). Thus r^2b^4-rb^3+r=m^2 for some natural</text:p>
            <text:p>number and the above equation has solution rb^2+m and rb^2-m. Now</text:p>
            <text:p>note that</text:p>
            <text:p/>
            <text:p>m^2 = r^2b^4-rb^3+r &gt; r^2b^4-2rb^3+b^2=(rb^2-b)^2,</text:p>
            <text:p/>
            <text:p>with rb^2-b&gt;0. Hence, b&gt;rb^2-m.</text:p>
            <text:p>However, since a^2&gt; b^2(2a-b&gt;=b^2, we have a&gt;b. Therefore,</text:p>
            <text:p>a=rb^2+m &gt; b and the other (also positve) root, say c, is c=rb^2-m &lt; b.</text:p>
            <text:p>Furthermore, if 2c&gt;b, then we have</text:p>
            <text:p/>
            <text:p>r=c^2/(b^2(2c-b)+1 &lt;= c^2/b^2 &lt;1,</text:p>
            <text:p/>
            <text:p>a contradiction. Thus b=2c and r=c^2. Since ac=r(b^3-1), we get</text:p>
            <text:p>a=c(b^3-1)=8c^4-c. It is easy to verify that if c&gt;=1, then the integers</text:p>
            <text:p>b=2c and a=c(b^3-1) solve the problem, since</text:p>
            <text:p/>
            <text:p>a^2/(2ab^2-b^3+1) = c^2(b^3-1)^2 / [(b^3-1)(2cb^2-1)]=c^2.</text:p>
            <text:p/>
            <text:p>The proof is complete.</text:p>
          </table:table-cell>
          <table:table-cell office:value-type="string" calcext:value-type="string">
            <text:p>https://artofproblemsolving.com/community/c3954_2003_imo_shortlist</text:p>
          </table:table-cell>
          <table:table-cell office:value-type="string" office:string-value="Click for solution&#10;&#10;First note that we must have 1=&lt; 2ab^2-b^3+1=b^2(2a-b)+1&#10;and so, 1&lt;=b&lt;=2a.&#10;Now, we'll prove that the pairs that solve this problem are&#10;(i) (a,b)=(n,1),&#10;(ii) (a,b)=(n,2n), and&#10;(iii) (a,b)=(8n^4-n,2n)&#10;where n is a positive&#10;&#10;Indeed, if b=1, we get the pairs in (i), while if b=2a we get the&#10;pairs in (ii). Now assume that 1&lt;b&lt;2a and set r=a^2/( 2ab^2-b^3+1)&#10;Then the quadratic equation&#10;&#10;(*)    x^2-2xrb^2+r(b^3-1)=0&#10;&#10;has two solution that are positive integers, since one of them is a and their product is r(b^3-1)&gt;0. Evaluating the discriminant D we have&#10;D=4(r^2b^4-rb^3+r). Thus r^2b^4-rb^3+r=m^2 for some natural&#10;number and the above equation has solution rb^2+m and rb^2-m. Now&#10;note that&#10;&#10;m^2 = r^2b^4-rb^3+r &gt; r^2b^4-2rb^3+b^2=(rb^2-b)^2,&#10;&#10;with rb^2-b&gt;0. Hence, b&gt;rb^2-m.&#10;However, since a^2&gt; b^2(2a-b&gt;=b^2, we have a&gt;b. Therefore,&#10;a=rb^2+m &gt; b and the other (also positve) root, say c, is c=rb^2-m &lt; b.&#10;Furthermore, if 2c&gt;b, then we have&#10;&#10;r=c^2/(b^2(2c-b)+1 &lt;= c^2/b^2 &lt;1,&#10;&#10;a contradiction. Thus b=2c and r=c^2. Since ac=r(b^3-1), we get&#10;a=c(b^3-1)=8c^4-c. It is easy to verify that if c&gt;=1, then the integers&#10;b=2c and a=c(b^3-1) solve the problem, since&#10;&#10;a^2/(2ab^2-b^3+1) = c^2(b^3-1)^2 / [(b^3-1)(2cb^2-1)]=c^2.&#10;&#10;The proof is complete." calcext:value-type="string">
            <text:p>Click for solution</text:p>
            <text:p/>
            <text:p>First note that we must have 1=&lt; 2ab^2-b^3+1=b^2(2a-b)+1</text:p>
            <text:p>and so, 1&lt;=b&lt;=2a.</text:p>
            <text:p>Now, we'll prove that the pairs that solve this problem are</text:p>
            <text:p>(i) (a,b)=(n,1),</text:p>
            <text:p>(ii) (a,b)=(n,2n), and</text:p>
            <text:p>(iii) (a,b)=(8n^4-n,2n)</text:p>
            <text:p>where n is a positive</text:p>
            <text:p/>
            <text:p>Indeed, if b=1, we get the pairs in (i), while if b=2a we get the</text:p>
            <text:p>pairs in (ii). Now assume that 1&lt;b&lt;2a and set r=a^2/( 2ab^2-b^3+1)</text:p>
            <text:p>Then the quadratic equation</text:p>
            <text:p/>
            <text:p>(*)    x^2-2xrb^2+r(b^3-1)=0</text:p>
            <text:p/>
            <text:p>has two solution that are positive integers, since one of them is a and their product is r(b^3-1)&gt;0. Evaluating the discriminant D we have</text:p>
            <text:p>D=4(r^2b^4-rb^3+r). Thus r^2b^4-rb^3+r=m^2 for some natural</text:p>
            <text:p>number and the above equation has solution rb^2+m and rb^2-m. Now</text:p>
            <text:p>note that</text:p>
            <text:p/>
            <text:p>m^2 = r^2b^4-rb^3+r &gt; r^2b^4-2rb^3+b^2=(rb^2-b)^2,</text:p>
            <text:p/>
            <text:p>with rb^2-b&gt;0. Hence, b&gt;rb^2-m.</text:p>
            <text:p>However, since a^2&gt; b^2(2a-b&gt;=b^2, we have a&gt;b. Therefore,</text:p>
            <text:p>a=rb^2+m &gt; b and the other (also positve) root, say c, is c=rb^2-m &lt; b.</text:p>
            <text:p>Furthermore, if 2c&gt;b, then we have</text:p>
            <text:p/>
            <text:p>r=c^2/(b^2(2c-b)+1 &lt;= c^2/b^2 &lt;1,</text:p>
            <text:p/>
            <text:p>a contradiction. Thus b=2c and r=c^2. Since ac=r(b^3-1), we get</text:p>
            <text:p>a=c(b^3-1)=8c^4-c. It is easy to verify that if c&gt;=1, then the integers</text:p>
            <text:p>b=2c and a=c(b^3-1) solve the problem, since</text:p>
            <text:p/>
            <text:p>a^2/(2ab^2-b^3+1) = c^2(b^3-1)^2 / [(b^3-1)(2cb^2-1)]=c^2.</text:p>
            <text:p/>
            <text:p>The proof is complete.</text:p>
          </table:table-cell>
          <table:table-cell/>
        </table:table-row>
        <table:table-row table:style-name="ro3">
          <table:table-cell office:value-type="string" calcext:value-type="string">
            <text:p>2003 IMO Shortlist</text:p>
          </table:table-cell>
          <table:table-cell office:value-type="float" office:value="2003" calcext:value-type="float">
            <text:p>2003</text:p>
          </table:table-cell>
          <table:table-cell office:value-type="float" office:value="4" calcext:value-type="float">
            <text:p>4</text:p>
          </table:table-cell>
          <table:table-cell office:value-type="string" calcext:value-type="string">
            <text:p>Laurentiu Panaitopol, Romania</text:p>
          </table:table-cell>
          <table:table-cell office:value-type="string" calcext:value-type="string">
            <text:p>Let $ b$ be an integer greater than $ 5$. For each positive integer $ n$, consider the number \[ x_n = \underbrace{11\cdots1}_{n - 1}\underbrace{22\cdots2}_{n}5, \] written in base $ b$.</text:p>
            <text:p/>
            <text:p>Prove that the following condition holds if and only if $ b = 10$: \textit{there exists a positive integer $ M$ such that for any integer $ n$ greater than $ M$,  the number $ x_n$ is a perfect square.}</text:p>
          </table:table-cell>
          <table:table-cell office:value-type="string" calcext:value-type="string">
            <text:p>https://artofproblemsolving.com/community/c3954_2003_imo_shortlist</text:p>
          </table:table-cell>
          <table:table-cell office:value-type="string" calcext:value-type="string">
            <text:p>Let $ b$ be an integer greater than $ 5$. For each positive integer $ n$, consider the number \[ x_n = \underbrace{11\cdots1}_{n - 1}\underbrace{22\cdots2}_{n}5, \] written in base $ b$.</text:p>
            <text:p/>
            <text:p>Prove that the following condition holds if and only if $ b = 10$: \textit{there exists a positive integer $ M$ such that for any integer $ n$ greater than $ M$,  the number $ x_n$ is a perfect square.}</text:p>
            <text:p/>
            <text:p>\textit{Proposed by Laurentiu Panaitopol, Romania}</text:p>
          </table:table-cell>
          <table:table-cell/>
        </table:table-row>
        <table:table-row table:style-name="ro15">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I think I have a solution. Suppose b&lt;&gt;10. Also b&lt;&gt;2&#10;By an easy observation, the problem reduces to (2b^n+b)^2+(b-2)(b-10)=(b-1)a_n^2&#10;If b-1 is perfect square, then so is (2b^n+b)^2+(b-2)(b-10) so (b-2)(b-10)=0 which gives b=10.&#10;So b-1 is not perfect square&#10;Hence 2b^n+b, a_n are solutions to a generalised Pell equation.&#10;Let 2b^n+b=u_k, a_n=v_k,2b^(n+1)+b=u_l,a_(n+1)=v_l (where u_i,v_i are solutions to Pell's equation).&#10;It's well-known that u_l=pu_k+qv_k, for some p,q dependent of l-k.&#10;Since u_(k+1)/u_k tends to a constant, l-k and  p,q will stabilise.&#10;Hence we get 2b^(n+1)+b=p(2b^n+b)+q(a_n) for FIXED p,q.&#10;Since a_n/(2b^n+b) tends to 1/sqrt(b-1), divinding by 2b^n+b and passing to limit&#10;we get b=p+q/sqrt(b-1) which is possible only if  b-1 is perfect square.&#10;But we have already solved this case" calcext:value-type="string">
            <text:p>Click for solution</text:p>
            <text:p/>
            <text:p>I think I have a solution. Suppose b&lt;&gt;10. Also b&lt;&gt;2</text:p>
            <text:p>By an easy observation, the problem reduces to (2b^n+b)^2+(b-2)(b-10)=(b-1)a_n^2</text:p>
            <text:p>If b-1 is perfect square, then so is (2b^n+b)^2+(b-2)(b-10) so (b-2)(b-10)=0 which gives b=10.</text:p>
            <text:p>So b-1 is not perfect square</text:p>
            <text:p>Hence 2b^n+b, a_n are solutions to a generalised Pell equation.</text:p>
            <text:p>Let 2b^n+b=u_k, a_n=v_k,2b^(n+1)+b=u_l,a_(n+1)=v_l (where u_i,v_i are solutions to Pell's equation).</text:p>
            <text:p>It's well-known that u_l=pu_k+qv_k, for some p,q dependent of l-k.</text:p>
            <text:p>Since u_(k+1)/u_k tends to a constant, l-k and  p,q will stabilise.</text:p>
            <text:p>Hence we get 2b^(n+1)+b=p(2b^n+b)+q(a_n) for FIXED p,q.</text:p>
            <text:p>Since a_n/(2b^n+b) tends to 1/sqrt(b-1), divinding by 2b^n+b and passing to limit</text:p>
            <text:p>we get b=p+q/sqrt(b-1) which is possible only if  b-1 is perfect square.</text:p>
            <text:p>But we have already solved this case</text:p>
          </table:table-cell>
          <table:table-cell office:value-type="string" calcext:value-type="string">
            <text:p>https://artofproblemsolving.com/community/c3954_2003_imo_shortlist</text:p>
          </table:table-cell>
          <table:table-cell office:value-type="string" office:string-value="Click for solution&#10;&#10;I think I have a solution. Suppose b&lt;&gt;10. Also b&lt;&gt;2&#10;By an easy observation, the problem reduces to (2b^n+b)^2+(b-2)(b-10)=(b-1)a_n^2&#10;If b-1 is perfect square, then so is (2b^n+b)^2+(b-2)(b-10) so (b-2)(b-10)=0 which gives b=10.&#10;So b-1 is not perfect square&#10;Hence 2b^n+b, a_n are solutions to a generalised Pell equation.&#10;Let 2b^n+b=u_k, a_n=v_k,2b^(n+1)+b=u_l,a_(n+1)=v_l (where u_i,v_i are solutions to Pell's equation).&#10;It's well-known that u_l=pu_k+qv_k, for some p,q dependent of l-k.&#10;Since u_(k+1)/u_k tends to a constant, l-k and  p,q will stabilise.&#10;Hence we get 2b^(n+1)+b=p(2b^n+b)+q(a_n) for FIXED p,q.&#10;Since a_n/(2b^n+b) tends to 1/sqrt(b-1), divinding by 2b^n+b and passing to limit&#10;we get b=p+q/sqrt(b-1) which is possible only if  b-1 is perfect square.&#10;But we have already solved this case" calcext:value-type="string">
            <text:p>Click for solution</text:p>
            <text:p/>
            <text:p>I think I have a solution. Suppose b&lt;&gt;10. Also b&lt;&gt;2</text:p>
            <text:p>By an easy observation, the problem reduces to (2b^n+b)^2+(b-2)(b-10)=(b-1)a_n^2</text:p>
            <text:p>If b-1 is perfect square, then so is (2b^n+b)^2+(b-2)(b-10) so (b-2)(b-10)=0 which gives b=10.</text:p>
            <text:p>So b-1 is not perfect square</text:p>
            <text:p>Hence 2b^n+b, a_n are solutions to a generalised Pell equation.</text:p>
            <text:p>Let 2b^n+b=u_k, a_n=v_k,2b^(n+1)+b=u_l,a_(n+1)=v_l (where u_i,v_i are solutions to Pell's equation).</text:p>
            <text:p>It's well-known that u_l=pu_k+qv_k, for some p,q dependent of l-k.</text:p>
            <text:p>Since u_(k+1)/u_k tends to a constant, l-k and  p,q will stabilise.</text:p>
            <text:p>Hence we get 2b^(n+1)+b=p(2b^n+b)+q(a_n) for FIXED p,q.</text:p>
            <text:p>Since a_n/(2b^n+b) tends to 1/sqrt(b-1), divinding by 2b^n+b and passing to limit</text:p>
            <text:p>we get b=p+q/sqrt(b-1) which is possible only if  b-1 is perfect square.</text:p>
            <text:p>But we have already solved this case</text:p>
          </table:table-cell>
          <table:table-cell/>
        </table:table-row>
        <table:table-row table:style-name="ro7">
          <table:table-cell office:value-type="string" calcext:value-type="string">
            <text:p>2003 IMO Shortlist</text:p>
          </table:table-cell>
          <table:table-cell office:value-type="float" office:value="2003" calcext:value-type="float">
            <text:p>2003</text:p>
          </table:table-cell>
          <table:table-cell office:value-type="float" office:value="5" calcext:value-type="float">
            <text:p>5</text:p>
          </table:table-cell>
          <table:table-cell office:value-type="string" calcext:value-type="string">
            <text:p>Hojoo Lee, Korea</text:p>
          </table:table-cell>
          <table:table-cell office:value-type="string" calcext:value-type="string">
            <text:p>An integer $n$ is said to be \textit{good} if $|n|$ is not the square of an integer. Determine all integers $m$ with the following property: $m$ can be represented, in infinitely many ways, as a sum of three distinct good integers whose product is the square of an odd integer.</text:p>
          </table:table-cell>
          <table:table-cell office:value-type="string" calcext:value-type="string">
            <text:p>https://artofproblemsolving.com/community/c3954_2003_imo_shortlist</text:p>
          </table:table-cell>
          <table:table-cell office:value-type="string" calcext:value-type="string">
            <text:p>An integer $n$ is said to be \textit{good} if $|n|$ is not the square of an integer. Determine all integers $m$ with the following property: $m$ can be represented, in infinitely many ways, as a sum of three distinct good integers whose product is the square of an odd integer.</text:p>
            <text:p/>
            <text:p>\textit{Proposed by Hojoo Lee, Korea}</text:p>
          </table:table-cell>
          <table:table-cell/>
        </table:table-row>
        <table:table-row table:style-name="ro7">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calcext:value-type="string">
            <text:p>Click for solution</text:p>
            <text:p>2</text:p>
            <text:p/>
            <text:p>New solution.</text:p>
            <text:p>Consider following representations:222222r</text:p>
          </table:table-cell>
          <table:table-cell office:value-type="string" calcext:value-type="string">
            <text:p>https://artofproblemsolving.com/community/c3954_2003_imo_shortlist</text:p>
          </table:table-cell>
          <table:table-cell office:value-type="string" calcext:value-type="string">
            <text:p>Click for solution</text:p>
            <text:p>2</text:p>
            <text:p/>
            <text:p>New solution.</text:p>
            <text:p>Consider following representations:222222r</text:p>
          </table:table-cell>
          <table:table-cell/>
        </table:table-row>
        <table:table-row table:style-name="ro6">
          <table:table-cell office:value-type="string" calcext:value-type="string">
            <text:p>2003 IMO Shortlist</text:p>
          </table:table-cell>
          <table:table-cell office:value-type="float" office:value="2003" calcext:value-type="float">
            <text:p>2003</text:p>
          </table:table-cell>
          <table:table-cell office:value-type="float" office:value="6" calcext:value-type="float">
            <text:p>6</text:p>
          </table:table-cell>
          <table:table-cell/>
          <table:table-cell office:value-type="string" calcext:value-type="string">
            <text:p>Let $p$ be a prime number. Prove that there exists a prime number $q$ such that for every integer $n$, the number $n^p-p$ is not divisible by $q$.</text:p>
          </table:table-cell>
          <table:table-cell office:value-type="string" calcext:value-type="string">
            <text:p>https://artofproblemsolving.com/community/c3954_2003_imo_shortlist</text:p>
          </table:table-cell>
          <table:table-cell office:value-type="string" calcext:value-type="string">
            <text:p>Let $p$ be a prime number. Prove that there exists a prime number $q$ such that for every integer $n$, the number $n^p-p$ is not divisible by $q$.</text:p>
          </table:table-cell>
          <table:table-cell/>
        </table:table-row>
        <table:table-row table:style-name="ro2">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For p=2 take n=5. Let now p be odd. We have&#10;p^p-1=(p-1)(1+p+..+p^{p-1}}. The second bracket is odd and is not equal 1 modulo p^2. Then there exists its prime divisor q, which is odd and not of form k*p^2+1. Lets prove that q satisfies condition. If n^p=p (mod q), then (n^p)^p=p^p=1 (mod q), so n^{p^2}=1 (mod q). Since n^{q-1}=1 (mod q), we have n^gcd(q-1,p^2)=1 (mod q). But q-1 is not divisible by q^2, then gcd(q-1,p^2) is p or 1. so, n^p=1 (mod q) -- a contradiction, unless p-1 is divisible by q. But the 1+p+..+p^{p-1}=p (mod p-1), so coprime with p-1." calcext:value-type="string">
            <text:p>Click for solution</text:p>
            <text:p/>
            <text:p>For p=2 take n=5. Let now p be odd. We have</text:p>
            <text:p>p^p-1=(p-1)(1+p+..+p^{p-1}}. The second bracket is odd and is not equal 1 modulo p^2. Then there exists its prime divisor q, which is odd and not of form k*p^2+1. Lets prove that q satisfies condition. If n^p=p (mod q), then (n^p)^p=p^p=1 (mod q), so n^{p^2}=1 (mod q). Since n^{q-1}=1 (mod q), we have n^gcd(q-1,p^2)=1 (mod q). But q-1 is not divisible by q^2, then gcd(q-1,p^2) is p or 1. so, n^p=1 (mod q) -- a contradiction, unless p-1 is divisible by q. But the 1+p+..+p^{p-1}=p (mod p-1), so coprime with p-1.</text:p>
          </table:table-cell>
          <table:table-cell office:value-type="string" calcext:value-type="string">
            <text:p>https://artofproblemsolving.com/community/c3954_2003_imo_shortlist</text:p>
          </table:table-cell>
          <table:table-cell office:value-type="string" office:string-value="Click for solution&#10;&#10;For p=2 take n=5. Let now p be odd. We have&#10;p^p-1=(p-1)(1+p+..+p^{p-1}}. The second bracket is odd and is not equal 1 modulo p^2. Then there exists its prime divisor q, which is odd and not of form k*p^2+1. Lets prove that q satisfies condition. If n^p=p (mod q), then (n^p)^p=p^p=1 (mod q), so n^{p^2}=1 (mod q). Since n^{q-1}=1 (mod q), we have n^gcd(q-1,p^2)=1 (mod q). But q-1 is not divisible by q^2, then gcd(q-1,p^2) is p or 1. so, n^p=1 (mod q) -- a contradiction, unless p-1 is divisible by q. But the 1+p+..+p^{p-1}=p (mod p-1), so coprime with p-1." calcext:value-type="string">
            <text:p>Click for solution</text:p>
            <text:p/>
            <text:p>For p=2 take n=5. Let now p be odd. We have</text:p>
            <text:p>p^p-1=(p-1)(1+p+..+p^{p-1}}. The second bracket is odd and is not equal 1 modulo p^2. Then there exists its prime divisor q, which is odd and not of form k*p^2+1. Lets prove that q satisfies condition. If n^p=p (mod q), then (n^p)^p=p^p=1 (mod q), so n^{p^2}=1 (mod q). Since n^{q-1}=1 (mod q), we have n^gcd(q-1,p^2)=1 (mod q). But q-1 is not divisible by q^2, then gcd(q-1,p^2) is p or 1. so, n^p=1 (mod q) -- a contradiction, unless p-1 is divisible by q. But the 1+p+..+p^{p-1}=p (mod p-1), so coprime with p-1.</text:p>
          </table:table-cell>
          <table:table-cell/>
        </table:table-row>
        <table:table-row table:style-name="ro17">
          <table:table-cell office:value-type="string" calcext:value-type="string">
            <text:p>2003 IMO Shortlist</text:p>
          </table:table-cell>
          <table:table-cell office:value-type="float" office:value="2003" calcext:value-type="float">
            <text:p>2003</text:p>
          </table:table-cell>
          <table:table-cell office:value-type="float" office:value="7" calcext:value-type="float">
            <text:p>7</text:p>
          </table:table-cell>
          <table:table-cell office:value-type="string" calcext:value-type="string">
            <text:p>Edited by Orl.</text:p>
          </table:table-cell>
          <table:table-cell office:value-type="string" calcext:value-type="string">
            <text:p>The sequence $a_0$, $a_1$, $a_2,$ $\ldots$ is defined as follows: \[a_0=2, \qquad a_{k+1}=2a_k^2-1 \quad\text{for }k \geq 0.\]Prove that if an odd prime $p$ divides $a_n$, then $2^{n+3}$ divides $p^2-1$.</text:p>
            <text:p/>
            <text:p>commentHi guys ,</text:p>
            <text:p/>
            <text:p>Here is a nice problem:</text:p>
            <text:p/>
            <text:p>Let be given a sequence $a_n$ such that $a_0=2$ and $a_{n+1}=2a_n^2-1$ . Show that if $p$ is an odd prime such that $p|a_n$ then we have $p^2\equiv 1\pmod{2^{n+3}}$</text:p>
            <text:p/>
            <text:p>Here are some futher question proposed by me :Prove or disprove that :</text:p>
            <text:p>1) $gcd(n,a_n)=1$</text:p>
            <text:p>2) for every odd prime number $p$ we have $a_m\equiv \pm 1\pmod{p}$ where $m=\frac{p^2-1}{2^k}$ where $k=1$ or $2$</text:p>
            <text:p/>
            <text:p>Thanks kiu si u</text:p>
          </table:table-cell>
          <table:table-cell office:value-type="string" calcext:value-type="string">
            <text:p>https://artofproblemsolving.com/community/c3954_2003_imo_shortlist</text:p>
          </table:table-cell>
          <table:table-cell office:value-type="string" calcext:value-type="string">
            <text:p>The sequence $a_0$, $a_1$, $a_2,$ $\ldots$ is defined as follows: \[a_0=2, \qquad a_{k+1}=2a_k^2-1 \quad\text{for }k \geq 0.\]Prove that if an odd prime $p$ divides $a_n$, then $2^{n+3}$ divides $p^2-1$.</text:p>
            <text:p/>
            <text:p>commentHi guys ,</text:p>
            <text:p/>
            <text:p>Here is a nice problem:</text:p>
            <text:p/>
            <text:p>Let be given a sequence $a_n$ such that $a_0=2$ and $a_{n+1}=2a_n^2-1$ . Show that if $p$ is an odd prime such that $p|a_n$ then we have $p^2\equiv 1\pmod{2^{n+3}}$</text:p>
            <text:p/>
            <text:p>Here are some futher question proposed by me :Prove or disprove that :</text:p>
            <text:p>1) $gcd(n,a_n)=1$</text:p>
            <text:p>2) for every odd prime number $p$ we have $a_m\equiv \pm 1\pmod{p}$ where $m=\frac{p^2-1}{2^k}$ where $k=1$ or $2$</text:p>
            <text:p/>
            <text:p>Thanks kiu si u</text:p>
            <text:p/>
            <text:p/>
            <text:p>\textit{Edited by Orl.}</text:p>
          </table:table-cell>
          <table:table-cell/>
        </table:table-row>
        <table:table-row table:style-name="ro35">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Let  $ T_n $ be the Chebychev polynomial of degree $ n $ which is defined for $ x $  in [-1,1] , by $T_n(x)=\cos\left(n\cdot \arccos{x}\right) $.&#10;In this case  $  T_2(y)=2y^2-1 . $ Observe that&#10;\[&#10;T_n\left(T_m(y)\right)=T_{nm}(y)=T_{m}\left(T_n(y)\right).&#10;\]&#10;In your case \[ a_{n+1}=T_2(a_n)=&#10;T_{2}\left(T_{2}(a_{n-1})\right)=T_{2^2}(a_{n-1})(x)=...=\]&#10;\[ =T_{2^j}(a_{n-j+1})=...=T_{2^{n+1}}(a_0)= ??&#10;\]&#10;Note that another representation of $ T_n $ is  $&#10;T_n(t)=\frac{1}{2}\left( (t+\sqrt{t^2-1})^n+ (t-\sqrt{t^2-1})^n\right)\; ,\; &#10;t\in {\mathbb  R}. $ However $ T_m(1)=1 .$ Therefore ... ?&#10;Perhaps help." calcext:value-type="string">
            <text:p>Click for solution</text:p>
            <text:p/>
            <text:p>Let  $ T_n $ be the Chebychev polynomial of degree $ n $ which is defined for $ x $  in [-1,1] , by $T_n(x)=\cos\left(n\cdot \arccos{x}\right) $.</text:p>
            <text:p>In this case  $  T_2(y)=2y^2-1 . $ Observe that</text:p>
            <text:p>\[</text:p>
            <text:p>T_n\left(T_m(y)\right)=T_{nm}(y)=T_{m}\left(T_n(y)\right).</text:p>
            <text:p>\]</text:p>
            <text:p>In your case \[ a_{n+1}=T_2(a_n)=</text:p>
            <text:p>T_{2}\left(T_{2}(a_{n-1})\right)=T_{2^2}(a_{n-1})(x)=...=\]</text:p>
            <text:p>\[ =T_{2^j}(a_{n-j+1})=...=T_{2^{n+1}}(a_0)= ??</text:p>
            <text:p>\]</text:p>
            <text:p>Note that another representation of $ T_n $ is  $</text:p>
            <text:p>T_n(t)=\frac{1}{2}\left( (t+\sqrt{t^2-1})^n+ (t-\sqrt{t^2-1})^n\right)\; ,\; </text:p>
            <text:p>t\in {\mathbb  R}. $ However $ T_m(1)=1 .$ Therefore ... ?</text:p>
            <text:p>Perhaps help.</text:p>
          </table:table-cell>
          <table:table-cell office:value-type="string" calcext:value-type="string">
            <text:p>https://artofproblemsolving.com/community/c3954_2003_imo_shortlist</text:p>
          </table:table-cell>
          <table:table-cell office:value-type="string" office:string-value="Click for solution&#10;&#10;Let  $ T_n $ be the Chebychev polynomial of degree $ n $ which is defined for $ x $  in [-1,1] , by $T_n(x)=\cos\left(n\cdot \arccos{x}\right) $.&#10;In this case  $  T_2(y)=2y^2-1 . $ Observe that&#10;\[&#10;T_n\left(T_m(y)\right)=T_{nm}(y)=T_{m}\left(T_n(y)\right).&#10;\]&#10;In your case \[ a_{n+1}=T_2(a_n)=&#10;T_{2}\left(T_{2}(a_{n-1})\right)=T_{2^2}(a_{n-1})(x)=...=\]&#10;\[ =T_{2^j}(a_{n-j+1})=...=T_{2^{n+1}}(a_0)= ??&#10;\]&#10;Note that another representation of $ T_n $ is  $&#10;T_n(t)=\frac{1}{2}\left( (t+\sqrt{t^2-1})^n+ (t-\sqrt{t^2-1})^n\right)\; ,\; &#10;t\in {\mathbb  R}. $ However $ T_m(1)=1 .$ Therefore ... ?&#10;Perhaps help." calcext:value-type="string">
            <text:p>Click for solution</text:p>
            <text:p/>
            <text:p>Let  $ T_n $ be the Chebychev polynomial of degree $ n $ which is defined for $ x $  in [-1,1] , by $T_n(x)=\cos\left(n\cdot \arccos{x}\right) $.</text:p>
            <text:p>In this case  $  T_2(y)=2y^2-1 . $ Observe that</text:p>
            <text:p>\[</text:p>
            <text:p>T_n\left(T_m(y)\right)=T_{nm}(y)=T_{m}\left(T_n(y)\right).</text:p>
            <text:p>\]</text:p>
            <text:p>In your case \[ a_{n+1}=T_2(a_n)=</text:p>
            <text:p>T_{2}\left(T_{2}(a_{n-1})\right)=T_{2^2}(a_{n-1})(x)=...=\]</text:p>
            <text:p>\[ =T_{2^j}(a_{n-j+1})=...=T_{2^{n+1}}(a_0)= ??</text:p>
            <text:p>\]</text:p>
            <text:p>Note that another representation of $ T_n $ is  $</text:p>
            <text:p>T_n(t)=\frac{1}{2}\left( (t+\sqrt{t^2-1})^n+ (t-\sqrt{t^2-1})^n\right)\; ,\; </text:p>
            <text:p>t\in {\mathbb  R}. $ However $ T_m(1)=1 .$ Therefore ... ?</text:p>
            <text:p>Perhaps help.</text:p>
          </table:table-cell>
          <table:table-cell/>
        </table:table-row>
        <table:table-row table:style-name="ro10">
          <table:table-cell office:value-type="string" calcext:value-type="string">
            <text:p>2003 IMO Shortlist</text:p>
          </table:table-cell>
          <table:table-cell office:value-type="float" office:value="2003" calcext:value-type="float">
            <text:p>2003</text:p>
          </table:table-cell>
          <table:table-cell office:value-type="float" office:value="8" calcext:value-type="float">
            <text:p>8</text:p>
          </table:table-cell>
          <table:table-cell/>
          <table:table-cell office:value-type="string" calcext:value-type="string">
            <text:p>Let $p$ be a prime number and let $A$ be a set of positive integers that satisfies the following conditions:</text:p>
            <text:p/>
            <text:p>(i) the set of prime divisors of the elements in $A$ consists of $p-1$ elements;</text:p>
            <text:p/>
            <text:p>(ii) for any nonempty subset of $A$, the product of its elements is not a perfect $p$-th power.</text:p>
            <text:p/>
            <text:p>What is the largest possible number of elements in $A$ ?</text:p>
          </table:table-cell>
          <table:table-cell office:value-type="string" calcext:value-type="string">
            <text:p>https://artofproblemsolving.com/community/c3954_2003_imo_shortlist</text:p>
          </table:table-cell>
          <table:table-cell office:value-type="string" calcext:value-type="string">
            <text:p>Let $p$ be a prime number and let $A$ be a set of positive integers that satisfies the following conditions:</text:p>
            <text:p/>
            <text:p>(i) the set of prime divisors of the elements in $A$ consists of $p-1$ elements;</text:p>
            <text:p/>
            <text:p>(ii) for any nonempty subset of $A$, the product of its elements is not a perfect $p$-th power.</text:p>
            <text:p/>
            <text:p>What is the largest possible number of elements in $A$ ?</text:p>
          </table:table-cell>
          <table:table-cell/>
        </table:table-row>
        <table:table-row table:style-name="ro3">
          <table:table-cell office:value-type="string" calcext:value-type="string">
            <text:p>2003 IMO Shortlist</text:p>
          </table:table-cell>
          <table:table-cell office:value-type="float" office:value="2003" calcext:value-type="float">
            <text:p>2003</text:p>
          </table:table-cell>
          <table:table-cell office:value-type="float" office:value="1" calcext:value-type="float">
            <text:p>1</text:p>
          </table:table-cell>
          <table:table-cell office:value-type="string" calcext:value-type="string">
            <text:p>Kiran Kedlaya, USA</text:p>
          </table:table-cell>
          <table:table-cell office:value-type="string" calcext:value-type="string">
            <text:p>Let $a_{ij}$ $i=1,2,3$; $j=1,2,3$ be real numbers such that $a_{ij}$ is positive for $i=j$ and negative for $i\neq j$.</text:p>
            <text:p/>
            <text:p>Prove the existence of positive real numbers $c_{1}$, $c_{2}$, $c_{3}$ such that the numbers \[a_{11}c_{1}+a_{12}c_{2}+a_{13}c_{3},\qquad a_{21}c_{1}+a_{22}c_{2}+a_{23}c_{3},\qquad a_{31}c_{1}+a_{32}c_{2}+a_{33}c_{3}\]are either all negative, all positive, or all zero.</text:p>
          </table:table-cell>
          <table:table-cell office:value-type="string" calcext:value-type="string">
            <text:p>https://artofproblemsolving.com/community/c3954_2003_imo_shortlist</text:p>
          </table:table-cell>
          <table:table-cell office:value-type="string" calcext:value-type="string">
            <text:p>Let $a_{ij}$ $i=1,2,3$; $j=1,2,3$ be real numbers such that $a_{ij}$ is positive for $i=j$ and negative for $i\neq j$.</text:p>
            <text:p/>
            <text:p>Prove the existence of positive real numbers $c_{1}$, $c_{2}$, $c_{3}$ such that the numbers \[a_{11}c_{1}+a_{12}c_{2}+a_{13}c_{3},\qquad a_{21}c_{1}+a_{22}c_{2}+a_{23}c_{3},\qquad a_{31}c_{1}+a_{32}c_{2}+a_{33}c_{3}\]are either all negative, all positive, or all zero.</text:p>
            <text:p/>
            <text:p>\textit{Proposed by Kiran Kedlaya, USA}</text:p>
          </table:table-cell>
          <table:table-cell/>
        </table:table-row>
        <table:table-row table:style-name="ro36">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I don't know if this works or not, a lot of it is intuitive, but I think there might be some good ideas in there.&#10;&#10;First of all, if the vectors $\vec {u_i}=(a_{i1},\ a_{i2},\ a_{i3})$ are coplanar, then it's easy to show that all the three components of the non-zero solution of the system $a_{i1}c_i+a_{i2}c_2+a_{i3}c_3=0$ have the same sign. In this case we find positive $c_i$ s.t. all of those expressions are equal to $0$. We may thus assume that the three vectors are not coplanar (or, in other words, we may assume they're independent).&#10;&#10;We have to find three positive numbers $t_i$ s.t. all the components of the solution of the system $a_{i1}c_1+a_{i2}c_2+a_{i3}c_3=t_i$ have the same sign. In other words, we have to find positive $t_i$ s.t. the three determinants obtained from $\left |\begin{array}{ccc}a_{11}&amp;a_{12}&amp;a_{13}\\ a_{21}&amp;a_{22}&amp;a_{23}\\ a_{31}&amp;a_{32}&amp;a_{33}\end{array}\right |$ by replacing a column with $\left (\begin{array}{c}t_1\\ t_2\\ t_3\end{array} \right )$ have the same sign.&#10;&#10;This translates to the point $T(t_1,t_2,t_3)$ being on the interior of the trihedron determined by the lines $OP_1,OP_2,OP_3$, where $P_i(a_{1i},a_{2i},a_{3i}$. It really isn't hard to show that such a point $T$ exists (by &quot;trihedron&quot; I understand the figure formed by three lines in space, not three rays, as we usually understand). This is the part I'm not convinced about. It's related to the fact that the oriented volume of a tetrahedron which has $O$ as a vertex depends on the direction in which we consider the three vertices different from $O$ (clockwise/anticlockwise direction).&#10;&#10;Opinions?" calcext:value-type="string">
            <text:p>Click for solution</text:p>
            <text:p/>
            <text:p>I don't know if this works or not, a lot of it is intuitive, but I think there might be some good ideas in there.</text:p>
            <text:p/>
            <text:p>First of all, if the vectors $\vec {u_i}=(a_{i1},\ a_{i2},\ a_{i3})$ are coplanar, then it's easy to show that all the three components of the non-zero solution of the system $a_{i1}c_i+a_{i2}c_2+a_{i3}c_3=0$ have the same sign. In this case we find positive $c_i$ s.t. all of those expressions are equal to $0$. We may thus assume that the three vectors are not coplanar (or, in other words, we may assume they're independent).</text:p>
            <text:p/>
            <text:p>We have to find three positive numbers $t_i$ s.t. all the components of the solution of the system $a_{i1}c_1+a_{i2}c_2+a_{i3}c_3=t_i$ have the same sign. In other words, we have to find positive $t_i$ s.t. the three determinants obtained from $\left |\begin{array}{ccc}a_{11}&amp;a_{12}&amp;a_{13}\\ a_{21}&amp;a_{22}&amp;a_{23}\\ a_{31}&amp;a_{32}&amp;a_{33}\end{array}\right |$ by replacing a column with $\left (\begin{array}{c}t_1\\ t_2\\ t_3\end{array} \right )$ have the same sign.</text:p>
            <text:p/>
            <text:p>This translates to the point $T(t_1,t_2,t_3)$ being on the interior of the trihedron determined by the lines $OP_1,OP_2,OP_3$, where $P_i(a_{1i},a_{2i},a_{3i}$. It really isn't hard to show that such a point $T$ exists (by "trihedron" I understand the figure formed by three lines in space, not three rays, as we usually understand). This is the part I'm not convinced about. It's related to the fact that the oriented volume of a tetrahedron which has $O$ as a vertex depends on the direction in which we consider the three vertices different from $O$ (clockwise/anticlockwise direction).</text:p>
            <text:p/>
            <text:p>Opinions?</text:p>
          </table:table-cell>
          <table:table-cell office:value-type="string" calcext:value-type="string">
            <text:p>https://artofproblemsolving.com/community/c3954_2003_imo_shortlist</text:p>
          </table:table-cell>
          <table:table-cell office:value-type="string" office:string-value="Click for solution&#10;&#10;I don't know if this works or not, a lot of it is intuitive, but I think there might be some good ideas in there.&#10;&#10;First of all, if the vectors $\vec {u_i}=(a_{i1},\ a_{i2},\ a_{i3})$ are coplanar, then it's easy to show that all the three components of the non-zero solution of the system $a_{i1}c_i+a_{i2}c_2+a_{i3}c_3=0$ have the same sign. In this case we find positive $c_i$ s.t. all of those expressions are equal to $0$. We may thus assume that the three vectors are not coplanar (or, in other words, we may assume they're independent).&#10;&#10;We have to find three positive numbers $t_i$ s.t. all the components of the solution of the system $a_{i1}c_1+a_{i2}c_2+a_{i3}c_3=t_i$ have the same sign. In other words, we have to find positive $t_i$ s.t. the three determinants obtained from $\left |\begin{array}{ccc}a_{11}&amp;a_{12}&amp;a_{13}\\ a_{21}&amp;a_{22}&amp;a_{23}\\ a_{31}&amp;a_{32}&amp;a_{33}\end{array}\right |$ by replacing a column with $\left (\begin{array}{c}t_1\\ t_2\\ t_3\end{array} \right )$ have the same sign.&#10;&#10;This translates to the point $T(t_1,t_2,t_3)$ being on the interior of the trihedron determined by the lines $OP_1,OP_2,OP_3$, where $P_i(a_{1i},a_{2i},a_{3i}$. It really isn't hard to show that such a point $T$ exists (by &quot;trihedron&quot; I understand the figure formed by three lines in space, not three rays, as we usually understand). This is the part I'm not convinced about. It's related to the fact that the oriented volume of a tetrahedron which has $O$ as a vertex depends on the direction in which we consider the three vertices different from $O$ (clockwise/anticlockwise direction).&#10;&#10;Opinions?" calcext:value-type="string">
            <text:p>Click for solution</text:p>
            <text:p/>
            <text:p>I don't know if this works or not, a lot of it is intuitive, but I think there might be some good ideas in there.</text:p>
            <text:p/>
            <text:p>First of all, if the vectors $\vec {u_i}=(a_{i1},\ a_{i2},\ a_{i3})$ are coplanar, then it's easy to show that all the three components of the non-zero solution of the system $a_{i1}c_i+a_{i2}c_2+a_{i3}c_3=0$ have the same sign. In this case we find positive $c_i$ s.t. all of those expressions are equal to $0$. We may thus assume that the three vectors are not coplanar (or, in other words, we may assume they're independent).</text:p>
            <text:p/>
            <text:p>We have to find three positive numbers $t_i$ s.t. all the components of the solution of the system $a_{i1}c_1+a_{i2}c_2+a_{i3}c_3=t_i$ have the same sign. In other words, we have to find positive $t_i$ s.t. the three determinants obtained from $\left |\begin{array}{ccc}a_{11}&amp;a_{12}&amp;a_{13}\\ a_{21}&amp;a_{22}&amp;a_{23}\\ a_{31}&amp;a_{32}&amp;a_{33}\end{array}\right |$ by replacing a column with $\left (\begin{array}{c}t_1\\ t_2\\ t_3\end{array} \right )$ have the same sign.</text:p>
            <text:p/>
            <text:p>This translates to the point $T(t_1,t_2,t_3)$ being on the interior of the trihedron determined by the lines $OP_1,OP_2,OP_3$, where $P_i(a_{1i},a_{2i},a_{3i}$. It really isn't hard to show that such a point $T$ exists (by "trihedron" I understand the figure formed by three lines in space, not three rays, as we usually understand). This is the part I'm not convinced about. It's related to the fact that the oriented volume of a tetrahedron which has $O$ as a vertex depends on the direction in which we consider the three vertices different from $O$ (clockwise/anticlockwise direction).</text:p>
            <text:p/>
            <text:p>Opinions?</text:p>
          </table:table-cell>
          <table:table-cell/>
        </table:table-row>
        <table:table-row table:style-name="ro7">
          <table:table-cell office:value-type="string" calcext:value-type="string">
            <text:p>2003 IMO Shortlist</text:p>
          </table:table-cell>
          <table:table-cell office:value-type="float" office:value="2003" calcext:value-type="float">
            <text:p>2003</text:p>
          </table:table-cell>
          <table:table-cell office:value-type="float" office:value="2" calcext:value-type="float">
            <text:p>2</text:p>
          </table:table-cell>
          <table:table-cell office:value-type="string" calcext:value-type="string">
            <text:p>A. Di Pisquale &amp; D. Matthews, Australia</text:p>
          </table:table-cell>
          <table:table-cell office:value-type="string" calcext:value-type="string">
            <text:p>Find all nondecreasing functions $f: \mathbb{R}\rightarrow\mathbb{R}$ such that</text:p>
            <text:p>(i) $f(0) = 0, f(1) = 1;$</text:p>
            <text:p>(ii) $f(a) + f(b) = f(a)f(b) + f(a + b - ab)$ for all real numbers $a, b$ such that $a &lt; 1 &lt; b$.</text:p>
          </table:table-cell>
          <table:table-cell office:value-type="string" calcext:value-type="string">
            <text:p>https://artofproblemsolving.com/community/c3954_2003_imo_shortlist</text:p>
          </table:table-cell>
          <table:table-cell office:value-type="string" calcext:value-type="string">
            <text:p>Find all nondecreasing functions $f: \mathbb{R}\rightarrow\mathbb{R}$ such that</text:p>
            <text:p>(i) $f(0) = 0, f(1) = 1;$</text:p>
            <text:p>(ii) $f(a) + f(b) = f(a)f(b) + f(a + b - ab)$ for all real numbers $a, b$ such that $a &lt; 1 &lt; b$.</text:p>
            <text:p/>
            <text:p>\textit{Proposed by A. Di Pisquale &amp; D. Matthews, Australia}</text:p>
          </table:table-cell>
          <table:table-cell/>
        </table:table-row>
        <table:table-row table:style-name="ro32">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Let's put down $a = -b$, then we have that $f(b^2) = f(b) + f(-b) - f(b)f(-b)$. If we need that f would be nondecreasing, it must be held that $f(b^2) &gt;= f(b)$, so $f(-b)[1-f(b)] &gt;= 0$ too. From that we have only two possibilities to discuss:&#10;&#10;CASE 1: $f(b) = 1$ and $f(-b) = 0$ (this implies that for each $a&lt;0: f(a)=0$), then we can put down this into the formula (ii) from the task and obtain that $1 = f(a+b-ab)$. It can be easily seen that for each convenient $a, b$ we have $a+b-ab = x$ where $x$ can be each real number more than or equal $x$ because of the equation $(b-1)(1-a) = x-1$ has always a solution $b&gt;=1$ for fixed $a, x$. So the function f generated in case 1 must satisfy (and it's enough):&#10;&#10;$&#10;a&lt;=0     ==&gt;     f(a) = 0,$&#10;$0&lt;a&lt;1   ==&gt;     f: a ---&gt; f(a)$, such that $0&lt;f(a)&gt;1$ and  for each$0&lt;a_1&lt;a_2&lt;1: f(a_1)&lt;=f(a_2),$&#10;$b&gt;=1     ==&gt;    f(b) = 1,$&#10;&#10;CASE 2: we have only $f(-b) = 0$ (this implies that for each $a&lt;0: f(a)=0$), then we can put down this into the formula (ii) in which we only consider that $a&lt;0$, then we obtain that $f(b) = f(a+b-ab)$. We can easily see that for each $a&lt;=0$ and convenient $b: a+b-ab&gt;=b$ and for each $b$ we can find any $a&lt;0$ such that $a+b-ab = x$, where $x$ is fixed real number more or equal 1. This signifies that for each $b: f(b) =$ some constant $C&gt;=1$. Now let's take remaining $0&lt;a&lt;1$. From formula (ii) $f(a) + C - f(a).C = C$, so $f(a).(1-C) = 0$. Now there are 2 possibilities: $C = 1$, then we obtain the same set of functions f as in case 1, or $C &gt; 1$, then $f(a) = 0$ and we have another set of convenient function f:&#10;&#10;$&#10;a&lt;1     ==&gt;     f(a) = 0,$&#10;$f(1)=1,$&#10;$b&gt;1     ==&gt;     f(b) = $some constant$ C &gt; 1,$&#10;&#10;I think that's all... It may contain some mistake, but I think that the inicial substitution $a = -b$ to obtain $f(b^2) = f(b) + f(-b) - f(b)f(-b)$ is good way to solve this problem..." calcext:value-type="string">
            <text:p>Click for solution</text:p>
            <text:p/>
            <text:p>Let's put down $a = -b$, then we have that $f(b^2) = f(b) + f(-b) - f(b)f(-b)$. If we need that f would be nondecreasing, it must be held that $f(b^2) &gt;= f(b)$, so $f(-b)[1-f(b)] &gt;= 0$ too. From that we have only two possibilities to discuss:</text:p>
            <text:p/>
            <text:p>CASE 1: $f(b) = 1$ and $f(-b) = 0$ (this implies that for each $a&lt;0: f(a)=0$), then we can put down this into the formula (ii) from the task and obtain that $1 = f(a+b-ab)$. It can be easily seen that for each convenient $a, b$ we have $a+b-ab = x$ where $x$ can be each real number more than or equal $x$ because of the equation $(b-1)(1-a) = x-1$ has always a solution $b&gt;=1$ for fixed $a, x$. So the function f generated in case 1 must satisfy (and it's enough):</text:p>
            <text:p/>
            <text:p>$</text:p>
            <text:p>a&lt;=0     ==&gt;     f(a) = 0,$</text:p>
            <text:p>$0&lt;a&lt;1   ==&gt;     f: a ---&gt; f(a)$, such that $0&lt;f(a)&gt;1$ and  for each$0&lt;a_1&lt;a_2&lt;1: f(a_1)&lt;=f(a_2),$</text:p>
            <text:p>$b&gt;=1     ==&gt;    f(b) = 1,$</text:p>
            <text:p/>
            <text:p>CASE 2: we have only $f(-b) = 0$ (this implies that for each $a&lt;0: f(a)=0$), then we can put down this into the formula (ii) in which we only consider that $a&lt;0$, then we obtain that $f(b) = f(a+b-ab)$. We can easily see that for each $a&lt;=0$ and convenient $b: a+b-ab&gt;=b$ and for each $b$ we can find any $a&lt;0$ such that $a+b-ab = x$, where $x$ is fixed real number more or equal 1. This signifies that for each $b: f(b) =$ some constant $C&gt;=1$. Now let's take remaining $0&lt;a&lt;1$. From formula (ii) $f(a) + C - f(a).C = C$, so $f(a).(1-C) = 0$. Now there are 2 possibilities: $C = 1$, then we obtain the same set of functions f as in case 1, or $C &gt; 1$, then $f(a) = 0$ and we have another set of convenient function f:</text:p>
            <text:p/>
            <text:p>$</text:p>
            <text:p>a&lt;1     ==&gt;     f(a) = 0,$</text:p>
            <text:p>$f(1)=1,$</text:p>
            <text:p>$b&gt;1     ==&gt;     f(b) = $some constant$ C &gt; 1,$</text:p>
            <text:p/>
            <text:p>I think that's all... It may contain some mistake, but I think that the inicial substitution $a = -b$ to obtain $f(b^2) = f(b) + f(-b) - f(b)f(-b)$ is good way to solve this problem...</text:p>
          </table:table-cell>
          <table:table-cell office:value-type="string" calcext:value-type="string">
            <text:p>https://artofproblemsolving.com/community/c3954_2003_imo_shortlist</text:p>
          </table:table-cell>
          <table:table-cell office:value-type="string" office:string-value="Click for solution&#10;&#10;Let's put down $a = -b$, then we have that $f(b^2) = f(b) + f(-b) - f(b)f(-b)$. If we need that f would be nondecreasing, it must be held that $f(b^2) &gt;= f(b)$, so $f(-b)[1-f(b)] &gt;= 0$ too. From that we have only two possibilities to discuss:&#10;&#10;CASE 1: $f(b) = 1$ and $f(-b) = 0$ (this implies that for each $a&lt;0: f(a)=0$), then we can put down this into the formula (ii) from the task and obtain that $1 = f(a+b-ab)$. It can be easily seen that for each convenient $a, b$ we have $a+b-ab = x$ where $x$ can be each real number more than or equal $x$ because of the equation $(b-1)(1-a) = x-1$ has always a solution $b&gt;=1$ for fixed $a, x$. So the function f generated in case 1 must satisfy (and it's enough):&#10;&#10;$&#10;a&lt;=0     ==&gt;     f(a) = 0,$&#10;$0&lt;a&lt;1   ==&gt;     f: a ---&gt; f(a)$, such that $0&lt;f(a)&gt;1$ and  for each$0&lt;a_1&lt;a_2&lt;1: f(a_1)&lt;=f(a_2),$&#10;$b&gt;=1     ==&gt;    f(b) = 1,$&#10;&#10;CASE 2: we have only $f(-b) = 0$ (this implies that for each $a&lt;0: f(a)=0$), then we can put down this into the formula (ii) in which we only consider that $a&lt;0$, then we obtain that $f(b) = f(a+b-ab)$. We can easily see that for each $a&lt;=0$ and convenient $b: a+b-ab&gt;=b$ and for each $b$ we can find any $a&lt;0$ such that $a+b-ab = x$, where $x$ is fixed real number more or equal 1. This signifies that for each $b: f(b) =$ some constant $C&gt;=1$. Now let's take remaining $0&lt;a&lt;1$. From formula (ii) $f(a) + C - f(a).C = C$, so $f(a).(1-C) = 0$. Now there are 2 possibilities: $C = 1$, then we obtain the same set of functions f as in case 1, or $C &gt; 1$, then $f(a) = 0$ and we have another set of convenient function f:&#10;&#10;$&#10;a&lt;1     ==&gt;     f(a) = 0,$&#10;$f(1)=1,$&#10;$b&gt;1     ==&gt;     f(b) = $some constant$ C &gt; 1,$&#10;&#10;I think that's all... It may contain some mistake, but I think that the inicial substitution $a = -b$ to obtain $f(b^2) = f(b) + f(-b) - f(b)f(-b)$ is good way to solve this problem..." calcext:value-type="string">
            <text:p>Click for solution</text:p>
            <text:p/>
            <text:p>Let's put down $a = -b$, then we have that $f(b^2) = f(b) + f(-b) - f(b)f(-b)$. If we need that f would be nondecreasing, it must be held that $f(b^2) &gt;= f(b)$, so $f(-b)[1-f(b)] &gt;= 0$ too. From that we have only two possibilities to discuss:</text:p>
            <text:p/>
            <text:p>CASE 1: $f(b) = 1$ and $f(-b) = 0$ (this implies that for each $a&lt;0: f(a)=0$), then we can put down this into the formula (ii) from the task and obtain that $1 = f(a+b-ab)$. It can be easily seen that for each convenient $a, b$ we have $a+b-ab = x$ where $x$ can be each real number more than or equal $x$ because of the equation $(b-1)(1-a) = x-1$ has always a solution $b&gt;=1$ for fixed $a, x$. So the function f generated in case 1 must satisfy (and it's enough):</text:p>
            <text:p/>
            <text:p>$</text:p>
            <text:p>a&lt;=0     ==&gt;     f(a) = 0,$</text:p>
            <text:p>$0&lt;a&lt;1   ==&gt;     f: a ---&gt; f(a)$, such that $0&lt;f(a)&gt;1$ and  for each$0&lt;a_1&lt;a_2&lt;1: f(a_1)&lt;=f(a_2),$</text:p>
            <text:p>$b&gt;=1     ==&gt;    f(b) = 1,$</text:p>
            <text:p/>
            <text:p>CASE 2: we have only $f(-b) = 0$ (this implies that for each $a&lt;0: f(a)=0$), then we can put down this into the formula (ii) in which we only consider that $a&lt;0$, then we obtain that $f(b) = f(a+b-ab)$. We can easily see that for each $a&lt;=0$ and convenient $b: a+b-ab&gt;=b$ and for each $b$ we can find any $a&lt;0$ such that $a+b-ab = x$, where $x$ is fixed real number more or equal 1. This signifies that for each $b: f(b) =$ some constant $C&gt;=1$. Now let's take remaining $0&lt;a&lt;1$. From formula (ii) $f(a) + C - f(a).C = C$, so $f(a).(1-C) = 0$. Now there are 2 possibilities: $C = 1$, then we obtain the same set of functions f as in case 1, or $C &gt; 1$, then $f(a) = 0$ and we have another set of convenient function f:</text:p>
            <text:p/>
            <text:p>$</text:p>
            <text:p>a&lt;1     ==&gt;     f(a) = 0,$</text:p>
            <text:p>$f(1)=1,$</text:p>
            <text:p>$b&gt;1     ==&gt;     f(b) = $some constant$ C &gt; 1,$</text:p>
            <text:p/>
            <text:p>I think that's all... It may contain some mistake, but I think that the inicial substitution $a = -b$ to obtain $f(b^2) = f(b) + f(-b) - f(b)f(-b)$ is good way to solve this problem...</text:p>
          </table:table-cell>
          <table:table-cell/>
        </table:table-row>
        <table:table-row table:style-name="ro8">
          <table:table-cell office:value-type="string" calcext:value-type="string">
            <text:p>2003 IMO Shortlist</text:p>
          </table:table-cell>
          <table:table-cell office:value-type="float" office:value="2003" calcext:value-type="float">
            <text:p>2003</text:p>
          </table:table-cell>
          <table:table-cell office:value-type="float" office:value="3" calcext:value-type="float">
            <text:p>3</text:p>
          </table:table-cell>
          <table:table-cell/>
          <table:table-cell office:value-type="string" calcext:value-type="string">
            <text:p>Consider pairs of the sequences of positive real numbers \[a_1\geq a_2\geq a_3\geq\cdots,\qquad b_1\geq b_2\geq b_3\geq\cdots\]and the sums \[A_n = a_1 + \cdots + a_n,\quad B_n = b_1 + \cdots + b_n;\qquad n = 1,2,\ldots.\]For any pair define $c_n = \min\{a_i,b_i\}$ and $C_n = c_1 + \cdots + c_n$, $n=1,2,\ldots$.</text:p>
            <text:p/>
            <text:p/>
            <text:p>(1) Does there exist a pair $(a_i)_{i\geq 1}$, $(b_i)_{i\geq 1}$ such that the sequences $(A_n)_{n\geq 1}$ and $(B_n)_{n\geq 1}$ are unbounded while the sequence $(C_n)_{n\geq 1}$ is bounded?</text:p>
            <text:p/>
            <text:p>(2) Does the answer to question (1) change by assuming additionally that $b_i = 1/i$, $i=1,2,\ldots$?</text:p>
            <text:p/>
            <text:p>Justify your answer.</text:p>
          </table:table-cell>
          <table:table-cell office:value-type="string" calcext:value-type="string">
            <text:p>https://artofproblemsolving.com/community/c3954_2003_imo_shortlist</text:p>
          </table:table-cell>
          <table:table-cell office:value-type="string" calcext:value-type="string">
            <text:p>Consider pairs of the sequences of positive real numbers \[a_1\geq a_2\geq a_3\geq\cdots,\qquad b_1\geq b_2\geq b_3\geq\cdots\]and the sums \[A_n = a_1 + \cdots + a_n,\quad B_n = b_1 + \cdots + b_n;\qquad n = 1,2,\ldots.\]For any pair define $c_n = \min\{a_i,b_i\}$ and $C_n = c_1 + \cdots + c_n$, $n=1,2,\ldots$.</text:p>
            <text:p/>
            <text:p/>
            <text:p>(1) Does there exist a pair $(a_i)_{i\geq 1}$, $(b_i)_{i\geq 1}$ such that the sequences $(A_n)_{n\geq 1}$ and $(B_n)_{n\geq 1}$ are unbounded while the sequence $(C_n)_{n\geq 1}$ is bounded?</text:p>
            <text:p/>
            <text:p>(2) Does the answer to question (1) change by assuming additionally that $b_i = 1/i$, $i=1,2,\ldots$?</text:p>
            <text:p/>
            <text:p>Justify your answer.</text:p>
          </table:table-cell>
          <table:table-cell/>
        </table:table-row>
        <table:table-row table:style-name="ro37">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I'm surprised this was a high school contest problem.&#10;&#10;For convenience, let the sequences be nonincreasing rather than strictly decreasing- we can always tweak them after the fact without changing the convergence of the series.&#10;(a) Yes. An example:&#10;Let $r_0=0$, $r_1=1$, $r_2=1+2^1$, $r_3=r_2+2^3$, ..., $r_{n+1}=r_n+2^{\frac{n(n+1)}{2}}$.&#10;Let $a_1=1$, $a_k=2^{-3}$ if $r_1&lt;k \le r_3$, $a_k=2^{-m(2m+1)}$ if $r_{2m-1}&lt; k \le r_{2m+1}$.&#10;Let $b_k=2^{-1}$ if $0&lt;k \le r_2$, $b_k=2^{-m(2m-1)}$ if $r_{2m-2}&lt; k \le r_{2m}$.&#10;Then $c_k=2^{-\frac{n(n+1)}{2}}$ if $r_{n-1}&lt;k \le r_n$ and&#10;$\displaystyle \sum_{k=1}^{\infty}c_k = \sum_{j=0}^{\infty} \sum_{k=r_j+1}^{r_{j+1}} 2^{-\frac{(j+1)(j+2)}{2}} = \sum_{j=0}^{\infty} \sum_{k=r_j+1}^{r_{j+1}} 2^{-\frac{j(j+1)}{2}}\cdot 2^{-(j+1)} = \sum_{j=0}^{\infty} 2^{-(j+1)} = 1$&#10;&#10;On the other hand $\displaystyle \sum_{k=1}^{r_{2n-1}}a_k &gt; \sum_{j=0}^{n-1} \sum_{k=r_{2j}+1}^{r_{2j+1}}a_k = \sum_{j=0}^{n-1} \sum_{k=r_{2j}+1}^{r_{2j+1}}2^{-j(2j+1)} = \sum_{j=0}^{n-1} 1 = n$&#10;and&#10;$\displaystyle \sum_{k=1}^{r_{2n}}b_k &gt; \sum_{j=1}^n \sum_{k=r_{2j-1}+1}^{r_{2j}}b_k = \sum_{j=1}^{n} \sum_{k=r_{2j-1}+1}^{r_{2j}}2^{-j(2j-1)} = \sum_{j=1}^n 1 = n$&#10;Each series $\sum_k a_k$ and $\sum_k b_k$ diverge, while $\sum_k \min(a_k,b_k)$ converges.&#10;&#10;(b)The answer changes: $\sum_k c_k$ must diverge.&#10;Case 1. Suppose that for all $k \ge N$, $a_k &lt; \frac{1}{k}$.&#10;Then $\displaystyle \sum_{k=N}^{\infty} c_k = \sum_{k=N}^{\infty} a_k$ diverges by divergence of $\sum_k a_k$.&#10;Case 2. There exist infinitely many $m$ such that $a_m \ge \frac{1}{m}$&#10;Let $m_n$ be an infinite sequence with $m_{n+1} \ge 2m_n$ and $a_{m_n} \ge \frac{1}{m_n}$ for all $n \ge 1$ (with $m_0=0$). Then $c_{m_n}=\frac{1}{m_n}$, so&#10;$\displaystyle \sum_{k=1}^{m_n} c_k = \sum_{j=0}^{n-1} \sum_{k=m_j+1}^{m_{j+1}} c_k \ge \sum_{j=0}^{n-1} \sum_{k=m_j+1}^{m_{j+1}} \frac{1}{m_{j+1}} \ge \sum_{j=0}^{n-1}\frac{m_{j+1}-m_j}{m_{j+1}} \ge \sum_{j=0}^{n-1} \frac{1}{2} = \frac{n}{2}$&#10;and $\sum_k c_k$ diverges.&#10;These two case exhaust all possibilities, and we are done." calcext:value-type="string">
            <text:p>Click for solution</text:p>
            <text:p/>
            <text:p>I'm surprised this was a high school contest problem.</text:p>
            <text:p/>
            <text:p>For convenience, let the sequences be nonincreasing rather than strictly decreasing- we can always tweak them after the fact without changing the convergence of the series.</text:p>
            <text:p>(a) Yes. An example:</text:p>
            <text:p>Let $r_0=0$, $r_1=1$, $r_2=1+2^1$, $r_3=r_2+2^3$, ..., $r_{n+1}=r_n+2^{\frac{n(n+1)}{2}}$.</text:p>
            <text:p>Let $a_1=1$, $a_k=2^{-3}$ if $r_1&lt;k \le r_3$, $a_k=2^{-m(2m+1)}$ if $r_{2m-1}&lt; k \le r_{2m+1}$.</text:p>
            <text:p>Let $b_k=2^{-1}$ if $0&lt;k \le r_2$, $b_k=2^{-m(2m-1)}$ if $r_{2m-2}&lt; k \le r_{2m}$.</text:p>
            <text:p>Then $c_k=2^{-\frac{n(n+1)}{2}}$ if $r_{n-1}&lt;k \le r_n$ and</text:p>
            <text:p>$\displaystyle \sum_{k=1}^{\infty}c_k = \sum_{j=0}^{\infty} \sum_{k=r_j+1}^{r_{j+1}} 2^{-\frac{(j+1)(j+2)}{2}} = \sum_{j=0}^{\infty} \sum_{k=r_j+1}^{r_{j+1}} 2^{-\frac{j(j+1)}{2}}\cdot 2^{-(j+1)} = \sum_{j=0}^{\infty} 2^{-(j+1)} = 1$</text:p>
            <text:p/>
            <text:p>On the other hand $\displaystyle \sum_{k=1}^{r_{2n-1}}a_k &gt; \sum_{j=0}^{n-1} \sum_{k=r_{2j}+1}^{r_{2j+1}}a_k = \sum_{j=0}^{n-1} \sum_{k=r_{2j}+1}^{r_{2j+1}}2^{-j(2j+1)} = \sum_{j=0}^{n-1} 1 = n$</text:p>
            <text:p>and</text:p>
            <text:p>$\displaystyle \sum_{k=1}^{r_{2n}}b_k &gt; \sum_{j=1}^n \sum_{k=r_{2j-1}+1}^{r_{2j}}b_k = \sum_{j=1}^{n} \sum_{k=r_{2j-1}+1}^{r_{2j}}2^{-j(2j-1)} = \sum_{j=1}^n 1 = n$</text:p>
            <text:p>Each series $\sum_k a_k$ and $\sum_k b_k$ diverge, while $\sum_k \min(a_k,b_k)$ converges.</text:p>
            <text:p/>
            <text:p>(b)The answer changes: $\sum_k c_k$ must diverge.</text:p>
            <text:p>Case 1. Suppose that for all $k \ge N$, $a_k &lt; \frac{1}{k}$.</text:p>
            <text:p>Then $\displaystyle \sum_{k=N}^{\infty} c_k = \sum_{k=N}^{\infty} a_k$ diverges by divergence of $\sum_k a_k$.</text:p>
            <text:p>Case 2. There exist infinitely many $m$ such that $a_m \ge \frac{1}{m}$</text:p>
            <text:p>Let $m_n$ be an infinite sequence with $m_{n+1} \ge 2m_n$ and $a_{m_n} \ge \frac{1}{m_n}$ for all $n \ge 1$ (with $m_0=0$). Then $c_{m_n}=\frac{1}{m_n}$, so</text:p>
            <text:p>$\displaystyle \sum_{k=1}^{m_n} c_k = \sum_{j=0}^{n-1} \sum_{k=m_j+1}^{m_{j+1}} c_k \ge \sum_{j=0}^{n-1} \sum_{k=m_j+1}^{m_{j+1}} \frac{1}{m_{j+1}} \ge \sum_{j=0}^{n-1}\frac{m_{j+1}-m_j}{m_{j+1}} \ge \sum_{j=0}^{n-1} \frac{1}{2} = \frac{n}{2}$</text:p>
            <text:p>and $\sum_k c_k$ diverges.</text:p>
            <text:p>These two case exhaust all possibilities, and we are done.</text:p>
          </table:table-cell>
          <table:table-cell office:value-type="string" calcext:value-type="string">
            <text:p>https://artofproblemsolving.com/community/c3954_2003_imo_shortlist</text:p>
          </table:table-cell>
          <table:table-cell office:value-type="string" office:string-value="Click for solution&#10;&#10;I'm surprised this was a high school contest problem.&#10;&#10;For convenience, let the sequences be nonincreasing rather than strictly decreasing- we can always tweak them after the fact without changing the convergence of the series.&#10;(a) Yes. An example:&#10;Let $r_0=0$, $r_1=1$, $r_2=1+2^1$, $r_3=r_2+2^3$, ..., $r_{n+1}=r_n+2^{\frac{n(n+1)}{2}}$.&#10;Let $a_1=1$, $a_k=2^{-3}$ if $r_1&lt;k \le r_3$, $a_k=2^{-m(2m+1)}$ if $r_{2m-1}&lt; k \le r_{2m+1}$.&#10;Let $b_k=2^{-1}$ if $0&lt;k \le r_2$, $b_k=2^{-m(2m-1)}$ if $r_{2m-2}&lt; k \le r_{2m}$.&#10;Then $c_k=2^{-\frac{n(n+1)}{2}}$ if $r_{n-1}&lt;k \le r_n$ and&#10;$\displaystyle \sum_{k=1}^{\infty}c_k = \sum_{j=0}^{\infty} \sum_{k=r_j+1}^{r_{j+1}} 2^{-\frac{(j+1)(j+2)}{2}} = \sum_{j=0}^{\infty} \sum_{k=r_j+1}^{r_{j+1}} 2^{-\frac{j(j+1)}{2}}\cdot 2^{-(j+1)} = \sum_{j=0}^{\infty} 2^{-(j+1)} = 1$&#10;&#10;On the other hand $\displaystyle \sum_{k=1}^{r_{2n-1}}a_k &gt; \sum_{j=0}^{n-1} \sum_{k=r_{2j}+1}^{r_{2j+1}}a_k = \sum_{j=0}^{n-1} \sum_{k=r_{2j}+1}^{r_{2j+1}}2^{-j(2j+1)} = \sum_{j=0}^{n-1} 1 = n$&#10;and&#10;$\displaystyle \sum_{k=1}^{r_{2n}}b_k &gt; \sum_{j=1}^n \sum_{k=r_{2j-1}+1}^{r_{2j}}b_k = \sum_{j=1}^{n} \sum_{k=r_{2j-1}+1}^{r_{2j}}2^{-j(2j-1)} = \sum_{j=1}^n 1 = n$&#10;Each series $\sum_k a_k$ and $\sum_k b_k$ diverge, while $\sum_k \min(a_k,b_k)$ converges.&#10;&#10;(b)The answer changes: $\sum_k c_k$ must diverge.&#10;Case 1. Suppose that for all $k \ge N$, $a_k &lt; \frac{1}{k}$.&#10;Then $\displaystyle \sum_{k=N}^{\infty} c_k = \sum_{k=N}^{\infty} a_k$ diverges by divergence of $\sum_k a_k$.&#10;Case 2. There exist infinitely many $m$ such that $a_m \ge \frac{1}{m}$&#10;Let $m_n$ be an infinite sequence with $m_{n+1} \ge 2m_n$ and $a_{m_n} \ge \frac{1}{m_n}$ for all $n \ge 1$ (with $m_0=0$). Then $c_{m_n}=\frac{1}{m_n}$, so&#10;$\displaystyle \sum_{k=1}^{m_n} c_k = \sum_{j=0}^{n-1} \sum_{k=m_j+1}^{m_{j+1}} c_k \ge \sum_{j=0}^{n-1} \sum_{k=m_j+1}^{m_{j+1}} \frac{1}{m_{j+1}} \ge \sum_{j=0}^{n-1}\frac{m_{j+1}-m_j}{m_{j+1}} \ge \sum_{j=0}^{n-1} \frac{1}{2} = \frac{n}{2}$&#10;and $\sum_k c_k$ diverges.&#10;These two case exhaust all possibilities, and we are done." calcext:value-type="string">
            <text:p>Click for solution</text:p>
            <text:p/>
            <text:p>I'm surprised this was a high school contest problem.</text:p>
            <text:p/>
            <text:p>For convenience, let the sequences be nonincreasing rather than strictly decreasing- we can always tweak them after the fact without changing the convergence of the series.</text:p>
            <text:p>(a) Yes. An example:</text:p>
            <text:p>Let $r_0=0$, $r_1=1$, $r_2=1+2^1$, $r_3=r_2+2^3$, ..., $r_{n+1}=r_n+2^{\frac{n(n+1)}{2}}$.</text:p>
            <text:p>Let $a_1=1$, $a_k=2^{-3}$ if $r_1&lt;k \le r_3$, $a_k=2^{-m(2m+1)}$ if $r_{2m-1}&lt; k \le r_{2m+1}$.</text:p>
            <text:p>Let $b_k=2^{-1}$ if $0&lt;k \le r_2$, $b_k=2^{-m(2m-1)}$ if $r_{2m-2}&lt; k \le r_{2m}$.</text:p>
            <text:p>Then $c_k=2^{-\frac{n(n+1)}{2}}$ if $r_{n-1}&lt;k \le r_n$ and</text:p>
            <text:p>$\displaystyle \sum_{k=1}^{\infty}c_k = \sum_{j=0}^{\infty} \sum_{k=r_j+1}^{r_{j+1}} 2^{-\frac{(j+1)(j+2)}{2}} = \sum_{j=0}^{\infty} \sum_{k=r_j+1}^{r_{j+1}} 2^{-\frac{j(j+1)}{2}}\cdot 2^{-(j+1)} = \sum_{j=0}^{\infty} 2^{-(j+1)} = 1$</text:p>
            <text:p/>
            <text:p>On the other hand $\displaystyle \sum_{k=1}^{r_{2n-1}}a_k &gt; \sum_{j=0}^{n-1} \sum_{k=r_{2j}+1}^{r_{2j+1}}a_k = \sum_{j=0}^{n-1} \sum_{k=r_{2j}+1}^{r_{2j+1}}2^{-j(2j+1)} = \sum_{j=0}^{n-1} 1 = n$</text:p>
            <text:p>and</text:p>
            <text:p>$\displaystyle \sum_{k=1}^{r_{2n}}b_k &gt; \sum_{j=1}^n \sum_{k=r_{2j-1}+1}^{r_{2j}}b_k = \sum_{j=1}^{n} \sum_{k=r_{2j-1}+1}^{r_{2j}}2^{-j(2j-1)} = \sum_{j=1}^n 1 = n$</text:p>
            <text:p>Each series $\sum_k a_k$ and $\sum_k b_k$ diverge, while $\sum_k \min(a_k,b_k)$ converges.</text:p>
            <text:p/>
            <text:p>(b)The answer changes: $\sum_k c_k$ must diverge.</text:p>
            <text:p>Case 1. Suppose that for all $k \ge N$, $a_k &lt; \frac{1}{k}$.</text:p>
            <text:p>Then $\displaystyle \sum_{k=N}^{\infty} c_k = \sum_{k=N}^{\infty} a_k$ diverges by divergence of $\sum_k a_k$.</text:p>
            <text:p>Case 2. There exist infinitely many $m$ such that $a_m \ge \frac{1}{m}$</text:p>
            <text:p>Let $m_n$ be an infinite sequence with $m_{n+1} \ge 2m_n$ and $a_{m_n} \ge \frac{1}{m_n}$ for all $n \ge 1$ (with $m_0=0$). Then $c_{m_n}=\frac{1}{m_n}$, so</text:p>
            <text:p>$\displaystyle \sum_{k=1}^{m_n} c_k = \sum_{j=0}^{n-1} \sum_{k=m_j+1}^{m_{j+1}} c_k \ge \sum_{j=0}^{n-1} \sum_{k=m_j+1}^{m_{j+1}} \frac{1}{m_{j+1}} \ge \sum_{j=0}^{n-1}\frac{m_{j+1}-m_j}{m_{j+1}} \ge \sum_{j=0}^{n-1} \frac{1}{2} = \frac{n}{2}$</text:p>
            <text:p>and $\sum_k c_k$ diverges.</text:p>
            <text:p>These two case exhaust all possibilities, and we are done.</text:p>
          </table:table-cell>
          <table:table-cell/>
        </table:table-row>
        <table:table-row table:style-name="ro3">
          <table:table-cell office:value-type="string" calcext:value-type="string">
            <text:p>2003 IMO Shortlist</text:p>
          </table:table-cell>
          <table:table-cell office:value-type="float" office:value="2003" calcext:value-type="float">
            <text:p>2003</text:p>
          </table:table-cell>
          <table:table-cell office:value-type="float" office:value="4" calcext:value-type="float">
            <text:p>4</text:p>
          </table:table-cell>
          <table:table-cell/>
          <table:table-cell office:value-type="string" calcext:value-type="string">
            <text:p>Let $n$ be a positive integer and let $x_1\le x_2\le\cdots\le x_n$ be real numbers.</text:p>
            <text:p>Prove that</text:p>
            <text:p/>
            <text:p>\[</text:p>
            <text:p>          \left(\sum_{i,j=1}^{n}|x_i-x_j|\right)^2\le\frac{2(n^2-1)}{3}\sum_{i,j=1}^{n}(x_i-x_j)^2.</text:p>
            <text:p>             \]</text:p>
            <text:p>Show that the equality holds if and only if $x_1, \ldots, x_n$ is an arithmetic sequence.</text:p>
          </table:table-cell>
          <table:table-cell office:value-type="string" calcext:value-type="string">
            <text:p>https://artofproblemsolving.com/community/c3954_2003_imo_shortlist</text:p>
          </table:table-cell>
          <table:table-cell office:value-type="string" calcext:value-type="string">
            <text:p>Let $n$ be a positive integer and let $x_1\le x_2\le\cdots\le x_n$ be real numbers.</text:p>
            <text:p>Prove that</text:p>
            <text:p/>
            <text:p>\[</text:p>
            <text:p>          \left(\sum_{i,j=1}^{n}|x_i-x_j|\right)^2\le\frac{2(n^2-1)}{3}\sum_{i,j=1}^{n}(x_i-x_j)^2.</text:p>
            <text:p>             \]</text:p>
            <text:p>Show that the equality holds if and only if $x_1, \ldots, x_n$ is an arithmetic sequence.</text:p>
          </table:table-cell>
          <table:table-cell/>
        </table:table-row>
        <table:table-row table:style-name="ro3">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We can rewrite the given expression as&#10;\( \sum_i (2i-n-1)x_i \)^2&#10;\leq (n^2 - 1)/3 \( n\sum x_i^2 - (\sum x_i )^2\).&#10;As the expression is translation invariant (obvious from the original form), we can assume that \sum x_i =0. The rest follows by Cauchy-Schwartz." calcext:value-type="string">
            <text:p>Click for solution</text:p>
            <text:p/>
            <text:p>We can rewrite the given expression as</text:p>
            <text:p>\( \sum_i (2i-n-1)x_i \)^2</text:p>
            <text:p>\leq (n^2 - 1)/3 \( n\sum x_i^2 - (\sum x_i )^2\).</text:p>
            <text:p>As the expression is translation invariant (obvious from the original form), we can assume that \sum x_i =0. The rest follows by Cauchy-Schwartz.</text:p>
          </table:table-cell>
          <table:table-cell office:value-type="string" calcext:value-type="string">
            <text:p>https://artofproblemsolving.com/community/c3954_2003_imo_shortlist</text:p>
          </table:table-cell>
          <table:table-cell office:value-type="string" office:string-value="Click for solution&#10;&#10;We can rewrite the given expression as&#10;\( \sum_i (2i-n-1)x_i \)^2&#10;\leq (n^2 - 1)/3 \( n\sum x_i^2 - (\sum x_i )^2\).&#10;As the expression is translation invariant (obvious from the original form), we can assume that \sum x_i =0. The rest follows by Cauchy-Schwartz." calcext:value-type="string">
            <text:p>Click for solution</text:p>
            <text:p/>
            <text:p>We can rewrite the given expression as</text:p>
            <text:p>\( \sum_i (2i-n-1)x_i \)^2</text:p>
            <text:p>\leq (n^2 - 1)/3 \( n\sum x_i^2 - (\sum x_i )^2\).</text:p>
            <text:p>As the expression is translation invariant (obvious from the original form), we can assume that \sum x_i =0. The rest follows by Cauchy-Schwartz.</text:p>
          </table:table-cell>
          <table:table-cell/>
        </table:table-row>
        <table:table-row table:style-name="ro10">
          <table:table-cell office:value-type="string" calcext:value-type="string">
            <text:p>2003 IMO Shortlist</text:p>
          </table:table-cell>
          <table:table-cell office:value-type="float" office:value="2003" calcext:value-type="float">
            <text:p>2003</text:p>
          </table:table-cell>
          <table:table-cell office:value-type="float" office:value="5" calcext:value-type="float">
            <text:p>5</text:p>
          </table:table-cell>
          <table:table-cell office:value-type="string" calcext:value-type="string">
            <text:p>Hojoo Lee, Korea</text:p>
          </table:table-cell>
          <table:table-cell office:value-type="string" calcext:value-type="string">
            <text:p>Let $\mathbb{R}^+$ be the set of all positive real numbers. Find all functions $f: \mathbb{R}^+ \to \mathbb{R}^+$ that satisfy the following conditions:</text:p>
            <text:p/>
            <text:p>- $f(xyz)+f(x)+f(y)+f(z)=f(\sqrt{xy})f(\sqrt{yz})f(\sqrt{zx})$ for all $x,y,z\in\mathbb{R}^+$;</text:p>
            <text:p/>
            <text:p>- $f(x)&lt;f(y)$ for all $1\le x&lt;y$.</text:p>
          </table:table-cell>
          <table:table-cell office:value-type="string" calcext:value-type="string">
            <text:p>https://artofproblemsolving.com/community/c3954_2003_imo_shortlist</text:p>
          </table:table-cell>
          <table:table-cell office:value-type="string" calcext:value-type="string">
            <text:p>Let $\mathbb{R}^+$ be the set of all positive real numbers. Find all functions $f: \mathbb{R}^+ \to \mathbb{R}^+$ that satisfy the following conditions:</text:p>
            <text:p/>
            <text:p>- $f(xyz)+f(x)+f(y)+f(z)=f(\sqrt{xy})f(\sqrt{yz})f(\sqrt{zx})$ for all $x,y,z\in\mathbb{R}^+$;</text:p>
            <text:p/>
            <text:p>- $f(x)&lt;f(y)$ for all $1\le x&lt;y$.</text:p>
            <text:p/>
            <text:p>\textit{Proposed by Hojoo Lee, Korea}</text:p>
          </table:table-cell>
          <table:table-cell/>
        </table:table-row>
        <table:table-row table:style-name="ro27">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It can't be that hard.&#10;The desired answer is indeed $f_m(x)=x^m+\frac{1}{x^m}$ , for any $m&gt;0$.&#10;It is easy to check that it satisfies our equation. I think I have an &quot;ugly solution&quot; for this.&#10;Fix some $t&gt;1$ as given and $f(t)=t^m+\frac{1}{t^m}=r&gt;2$ , $r$-given (from this it follows some $m$). We can express $f(t^2)=f^2(t)-2$ , $f(t^3)=f^3(t)-3f(t)$ , ... and generally $f(t^n)=P_n(f(t))$, for any integer $n&gt;0$ , where $P_n$ are polynomials ($n$-even, $P_n$-even ; while $n$-odd, $P_n$-odd and coefficients in $P_n$ are only function of $n$ - I computed them recursively and they have an &quot;ugly&quot; form in my oppinion). Hence  $f(t^n)$ just follows uniquely determined from the given $f(t)$ - anyway i don't need those coefficients in explicitely form, since my goal is to show that $r=P_n(x)$ has only one solution greater than $2$, $x&gt;2$ for $r&gt;2$ - it results by induction this important fact in the proof; here it is used the increasing condition. The equation $f(t)=P_n(f(t^{1/n}))$ has an unique solution for $f(t^{1/n})&gt;2$ uniquely determined by that initial value $f(t)=r&gt;2$.&#10;So for any rational $p/q&gt;0$ I can compute uniquely  $f(t^{p/q})$ from $f(t^p)$ which come from $f(t)$, then my function is well-determined for any rational $x=t^{p/q}&gt;1$ as $f(x)$ starting from that $f(t)=r&gt;2$, then it follows by extension for any real $x&gt;1$, using again increasing condition!&#10;Since $f(x)=f(\frac{1}{x})$ we get the only possible answer $f_m(x)=x^m+\frac{1}{x^m}$ , $f_m: \mathbb{R}^+ \longrightarrow \mathbb{R}^+$ for any $m&gt;0$. I hope that some other &quot;good looking&quot; proof exists." calcext:value-type="string">
            <text:p>Click for solution</text:p>
            <text:p/>
            <text:p>It can't be that hard.</text:p>
            <text:p>The desired answer is indeed $f_m(x)=x^m+\frac{1}{x^m}$ , for any $m&gt;0$.</text:p>
            <text:p>It is easy to check that it satisfies our equation. I think I have an "ugly solution" for this.</text:p>
            <text:p>Fix some $t&gt;1$ as given and $f(t)=t^m+\frac{1}{t^m}=r&gt;2$ , $r$-given (from this it follows some $m$). We can express $f(t^2)=f^2(t)-2$ , $f(t^3)=f^3(t)-3f(t)$ , ... and generally $f(t^n)=P_n(f(t))$, for any integer $n&gt;0$ , where $P_n$ are polynomials ($n$-even, $P_n$-even ; while $n$-odd, $P_n$-odd and coefficients in $P_n$ are only function of $n$ - I computed them recursively and they have an "ugly" form in my oppinion). Hence  $f(t^n)$ just follows uniquely determined from the given $f(t)$ - anyway i don't need those coefficients in explicitely form, since my goal is to show that $r=P_n(x)$ has only one solution greater than $2$, $x&gt;2$ for $r&gt;2$ - it results by induction this important fact in the proof; here it is used the increasing condition. The equation $f(t)=P_n(f(t^{1/n}))$ has an unique solution for $f(t^{1/n})&gt;2$ uniquely determined by that initial value $f(t)=r&gt;2$.</text:p>
            <text:p>So for any rational $p/q&gt;0$ I can compute uniquely  $f(t^{p/q})$ from $f(t^p)$ which come from $f(t)$, then my function is well-determined for any rational $x=t^{p/q}&gt;1$ as $f(x)$ starting from that $f(t)=r&gt;2$, then it follows by extension for any real $x&gt;1$, using again increasing condition!</text:p>
            <text:p>Since $f(x)=f(\frac{1}{x})$ we get the only possible answer $f_m(x)=x^m+\frac{1}{x^m}$ , $f_m: \mathbb{R}^+ \longrightarrow \mathbb{R}^+$ for any $m&gt;0$. I hope that some other "good looking" proof exists.</text:p>
          </table:table-cell>
          <table:table-cell office:value-type="string" calcext:value-type="string">
            <text:p>https://artofproblemsolving.com/community/c3954_2003_imo_shortlist</text:p>
          </table:table-cell>
          <table:table-cell office:value-type="string" office:string-value="Click for solution&#10;&#10;It can't be that hard.&#10;The desired answer is indeed $f_m(x)=x^m+\frac{1}{x^m}$ , for any $m&gt;0$.&#10;It is easy to check that it satisfies our equation. I think I have an &quot;ugly solution&quot; for this.&#10;Fix some $t&gt;1$ as given and $f(t)=t^m+\frac{1}{t^m}=r&gt;2$ , $r$-given (from this it follows some $m$). We can express $f(t^2)=f^2(t)-2$ , $f(t^3)=f^3(t)-3f(t)$ , ... and generally $f(t^n)=P_n(f(t))$, for any integer $n&gt;0$ , where $P_n$ are polynomials ($n$-even, $P_n$-even ; while $n$-odd, $P_n$-odd and coefficients in $P_n$ are only function of $n$ - I computed them recursively and they have an &quot;ugly&quot; form in my oppinion). Hence  $f(t^n)$ just follows uniquely determined from the given $f(t)$ - anyway i don't need those coefficients in explicitely form, since my goal is to show that $r=P_n(x)$ has only one solution greater than $2$, $x&gt;2$ for $r&gt;2$ - it results by induction this important fact in the proof; here it is used the increasing condition. The equation $f(t)=P_n(f(t^{1/n}))$ has an unique solution for $f(t^{1/n})&gt;2$ uniquely determined by that initial value $f(t)=r&gt;2$.&#10;So for any rational $p/q&gt;0$ I can compute uniquely  $f(t^{p/q})$ from $f(t^p)$ which come from $f(t)$, then my function is well-determined for any rational $x=t^{p/q}&gt;1$ as $f(x)$ starting from that $f(t)=r&gt;2$, then it follows by extension for any real $x&gt;1$, using again increasing condition!&#10;Since $f(x)=f(\frac{1}{x})$ we get the only possible answer $f_m(x)=x^m+\frac{1}{x^m}$ , $f_m: \mathbb{R}^+ \longrightarrow \mathbb{R}^+$ for any $m&gt;0$. I hope that some other &quot;good looking&quot; proof exists." calcext:value-type="string">
            <text:p>Click for solution</text:p>
            <text:p/>
            <text:p>It can't be that hard.</text:p>
            <text:p>The desired answer is indeed $f_m(x)=x^m+\frac{1}{x^m}$ , for any $m&gt;0$.</text:p>
            <text:p>It is easy to check that it satisfies our equation. I think I have an "ugly solution" for this.</text:p>
            <text:p>Fix some $t&gt;1$ as given and $f(t)=t^m+\frac{1}{t^m}=r&gt;2$ , $r$-given (from this it follows some $m$). We can express $f(t^2)=f^2(t)-2$ , $f(t^3)=f^3(t)-3f(t)$ , ... and generally $f(t^n)=P_n(f(t))$, for any integer $n&gt;0$ , where $P_n$ are polynomials ($n$-even, $P_n$-even ; while $n$-odd, $P_n$-odd and coefficients in $P_n$ are only function of $n$ - I computed them recursively and they have an "ugly" form in my oppinion). Hence  $f(t^n)$ just follows uniquely determined from the given $f(t)$ - anyway i don't need those coefficients in explicitely form, since my goal is to show that $r=P_n(x)$ has only one solution greater than $2$, $x&gt;2$ for $r&gt;2$ - it results by induction this important fact in the proof; here it is used the increasing condition. The equation $f(t)=P_n(f(t^{1/n}))$ has an unique solution for $f(t^{1/n})&gt;2$ uniquely determined by that initial value $f(t)=r&gt;2$.</text:p>
            <text:p>So for any rational $p/q&gt;0$ I can compute uniquely  $f(t^{p/q})$ from $f(t^p)$ which come from $f(t)$, then my function is well-determined for any rational $x=t^{p/q}&gt;1$ as $f(x)$ starting from that $f(t)=r&gt;2$, then it follows by extension for any real $x&gt;1$, using again increasing condition!</text:p>
            <text:p>Since $f(x)=f(\frac{1}{x})$ we get the only possible answer $f_m(x)=x^m+\frac{1}{x^m}$ , $f_m: \mathbb{R}^+ \longrightarrow \mathbb{R}^+$ for any $m&gt;0$. I hope that some other "good looking" proof exists.</text:p>
          </table:table-cell>
          <table:table-cell/>
        </table:table-row>
        <table:table-row table:style-name="ro9">
          <table:table-cell office:value-type="string" calcext:value-type="string">
            <text:p>2003 IMO Shortlist</text:p>
          </table:table-cell>
          <table:table-cell office:value-type="float" office:value="2003" calcext:value-type="float">
            <text:p>2003</text:p>
          </table:table-cell>
          <table:table-cell office:value-type="float" office:value="6" calcext:value-type="float">
            <text:p>6</text:p>
          </table:table-cell>
          <table:table-cell office:value-type="string" calcext:value-type="string">
            <text:p>Reid Barton, USA</text:p>
          </table:table-cell>
          <table:table-cell office:value-type="string" office:string-value="Let $n$ be a positive integer and let $(x_1,\ldots,x_n)$, $(y_1,\ldots,y_n)$ be two sequences of positive real numbers.  Suppose $(z_2,\ldots,z_{2n})$ is a sequence of positive real numbers such that $z_{i+j}^2 \geq x_iy_j$ for all $1\le i,j \leq n$.&#10;&#10;Let $M=\max\{z_2,\ldots,z_{2n}\}$.  Prove that \[&#10;\left( \frac{M+z_2+\dots+z_{2n}}{2n} \right)^2&#10;\ge&#10;\left( \frac{x_1+\dots+x_n}{n} \right)&#10;\left( \frac{y_1+\dots+y_n}{n} \right). \]&#10;&#10;comment\textit{Edited by Orl.}" calcext:value-type="string">
            <text:p>Let $n$ be a positive integer and let $(x_1,\ldots,x_n)$, $(y_1,\ldots,y_n)$ be two sequences of positive real numbers.  Suppose $(z_2,\ldots,z_{2n})$ is a sequence of positive real numbers such that $z_{i+j}^2 \geq x_iy_j$ for all $1\le i,j \leq n$.</text:p>
            <text:p/>
            <text:p>Let $M=\max\{z_2,\ldots,z_{2n}\}$.  Prove that \[</text:p>
            <text:p>\left( \frac{M+z_2+\dots+z_{2n}}{2n} \right)^2</text:p>
            <text:p>\ge</text:p>
            <text:p>\left( \frac{x_1+\dots+x_n}{n} \right)</text:p>
            <text:p>\left( \frac{y_1+\dots+y_n}{n} \right). \]</text:p>
            <text:p/>
            <text:p>comment\textit{Edited by Orl.}</text:p>
          </table:table-cell>
          <table:table-cell office:value-type="string" calcext:value-type="string">
            <text:p>https://artofproblemsolving.com/community/c3954_2003_imo_shortlist</text:p>
          </table:table-cell>
          <table:table-cell office:value-type="string" office:string-value="Let $n$ be a positive integer and let $(x_1,\ldots,x_n)$, $(y_1,\ldots,y_n)$ be two sequences of positive real numbers.  Suppose $(z_2,\ldots,z_{2n})$ is a sequence of positive real numbers such that $z_{i+j}^2 \geq x_iy_j$ for all $1\le i,j \leq n$.&#10;&#10;Let $M=\max\{z_2,\ldots,z_{2n}\}$.  Prove that \[&#10;\left( \frac{M+z_2+\dots+z_{2n}}{2n} \right)^2&#10;\ge&#10;\left( \frac{x_1+\dots+x_n}{n} \right)&#10;\left( \frac{y_1+\dots+y_n}{n} \right). \]&#10;&#10;comment\textit{Edited by Orl.}&#10;&#10;\textit{Proposed by Reid Barton, USA}" calcext:value-type="string">
            <text:p>Let $n$ be a positive integer and let $(x_1,\ldots,x_n)$, $(y_1,\ldots,y_n)$ be two sequences of positive real numbers.  Suppose $(z_2,\ldots,z_{2n})$ is a sequence of positive real numbers such that $z_{i+j}^2 \geq x_iy_j$ for all $1\le i,j \leq n$.</text:p>
            <text:p/>
            <text:p>Let $M=\max\{z_2,\ldots,z_{2n}\}$.  Prove that \[</text:p>
            <text:p>\left( \frac{M+z_2+\dots+z_{2n}}{2n} \right)^2</text:p>
            <text:p>\ge</text:p>
            <text:p>\left( \frac{x_1+\dots+x_n}{n} \right)</text:p>
            <text:p>\left( \frac{y_1+\dots+y_n}{n} \right). \]</text:p>
            <text:p/>
            <text:p>comment\textit{Edited by Orl.}</text:p>
            <text:p/>
            <text:p>\textit{Proposed by Reid Barton, USA}</text:p>
          </table:table-cell>
          <table:table-cell/>
        </table:table-row>
        <table:table-row table:style-name="ro36">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The official solution is this (im just copying from the booklet :) ): and its really nice:&#10;&#10;Let X = max (x1,x2 ... x(n)), and Y = max (y1,y2 ... y(n)). By replacing with&#10;x(i)'=x(i)/X, and y(i)'=y(i)/Y and z(i) by z(i)'=z(i)/sqrt XY, we may assume&#10;X=Y=1. Now we prove the following:&#10;M + z2 + ... + z(2n) &gt;= x1 + x2 ... + x(n) + y1 + y2 ... + y(n) ... (*)&#10;from which the result follows with am-gm.&#10;to prove (*) we will show that for any r&gt;=0, the number of terms greater than r on the left hand side is at leas the number of such terms on the right-hand side. Then the k-th largest term on the left hand side is greater than or equal to the number of such terms on the right hand side for each k proving (*) (really wierd ..).&#10;If r&gt;=1 then there are no terms greater than r on the right-hand side. So suppose r&lt;1. Let A = {1&lt;=i&lt;=n|x(i) &gt; r}, a = |A|, B = {1&lt;=i&lt;=n|y(i) &gt; r}, b = |B|.&#10;Since max { x1, x2, ... x(n)} = max {y1, y2 ... y(n)} = 1, both a and b are at least 1. Now x(i) &gt; r and y(j) &gt; r implies z(i+j) &gt;= sqrt (x(i)*y(j)) &gt; r,&#10;so C = {2 &lt;= i &lt;= 2n | z(i) &gt; r} is at least as large as&#10;A+B = {x+y | x in A, y in B}.&#10;However we know |A+B| &gt;= |A| + |B| - 1 because if A={i1,i2 .. i(a)},&#10;i1&lt;i2 .. &lt;i(a) and B ={j1,j2 .. j(b)}, j1&lt;j2 ... &lt;j(b) then the a+b-1 numbers&#10;i1+j1, i1+j2 ... i1+jb, i2+jb, ... i(a) + j(b) are all distinct and belong to A+B.&#10;Hence |C| &gt;= a+b-1. In particular |C| &gt;= 1 so z(k) &gt; r for some k. Then M&gt;r, so the left hand side of (*) has at least a+b terms greater than r. Since a+b is the number of terms greater than r on the right hand side we have proven (*)." calcext:value-type="string">
            <text:p>Click for solution</text:p>
            <text:p/>
            <text:p>The official solution is this (im just copying from the booklet :) ): and its really nice:</text:p>
            <text:p/>
            <text:p>Let X = max (x1,x2 ... x(n)), and Y = max (y1,y2 ... y(n)). By replacing with</text:p>
            <text:p>x(i)'=x(i)/X, and y(i)'=y(i)/Y and z(i) by z(i)'=z(i)/sqrt XY, we may assume</text:p>
            <text:p>X=Y=1. Now we prove the following:</text:p>
            <text:p>M + z2 + ... + z(2n) &gt;= x1 + x2 ... + x(n) + y1 + y2 ... + y(n) ... (*)</text:p>
            <text:p>from which the result follows with am-gm.</text:p>
            <text:p>to prove (*) we will show that for any r&gt;=0, the number of terms greater than r on the left hand side is at leas the number of such terms on the right-hand side. Then the k-th largest term on the left hand side is greater than or equal to the number of such terms on the right hand side for each k proving (*) (really wierd ..).</text:p>
            <text:p>If r&gt;=1 then there are no terms greater than r on the right-hand side. So suppose r&lt;1. Let A = {1&lt;=i&lt;=n|x(i) &gt; r}, a = |A|, B = {1&lt;=i&lt;=n|y(i) &gt; r}, b = |B|.</text:p>
            <text:p>Since max { x1, x2, ... x(n)} = max {y1, y2 ... y(n)} = 1, both a and b are at least 1. Now x(i) &gt; r and y(j) &gt; r implies z(i+j) &gt;= sqrt (x(i)*y(j)) &gt; r,</text:p>
            <text:p>so C = {2 &lt;= i &lt;= 2n | z(i) &gt; r} is at least as large as</text:p>
            <text:p>A+B = {x+y | x in A, y in B}.</text:p>
            <text:p>However we know |A+B| &gt;= |A| + |B| - 1 because if A={i1,i2 .. i(a)},</text:p>
            <text:p>i1&lt;i2 .. &lt;i(a) and B ={j1,j2 .. j(b)}, j1&lt;j2 ... &lt;j(b) then the a+b-1 numbers</text:p>
            <text:p>i1+j1, i1+j2 ... i1+jb, i2+jb, ... i(a) + j(b) are all distinct and belong to A+B.</text:p>
            <text:p>Hence |C| &gt;= a+b-1. In particular |C| &gt;= 1 so z(k) &gt; r for some k. Then M&gt;r, so the left hand side of (*) has at least a+b terms greater than r. Since a+b is the number of terms greater than r on the right hand side we have proven (*).</text:p>
          </table:table-cell>
          <table:table-cell office:value-type="string" calcext:value-type="string">
            <text:p>https://artofproblemsolving.com/community/c3954_2003_imo_shortlist</text:p>
          </table:table-cell>
          <table:table-cell office:value-type="string" office:string-value="Click for solution&#10;&#10;The official solution is this (im just copying from the booklet :) ): and its really nice:&#10;&#10;Let X = max (x1,x2 ... x(n)), and Y = max (y1,y2 ... y(n)). By replacing with&#10;x(i)'=x(i)/X, and y(i)'=y(i)/Y and z(i) by z(i)'=z(i)/sqrt XY, we may assume&#10;X=Y=1. Now we prove the following:&#10;M + z2 + ... + z(2n) &gt;= x1 + x2 ... + x(n) + y1 + y2 ... + y(n) ... (*)&#10;from which the result follows with am-gm.&#10;to prove (*) we will show that for any r&gt;=0, the number of terms greater than r on the left hand side is at leas the number of such terms on the right-hand side. Then the k-th largest term on the left hand side is greater than or equal to the number of such terms on the right hand side for each k proving (*) (really wierd ..).&#10;If r&gt;=1 then there are no terms greater than r on the right-hand side. So suppose r&lt;1. Let A = {1&lt;=i&lt;=n|x(i) &gt; r}, a = |A|, B = {1&lt;=i&lt;=n|y(i) &gt; r}, b = |B|.&#10;Since max { x1, x2, ... x(n)} = max {y1, y2 ... y(n)} = 1, both a and b are at least 1. Now x(i) &gt; r and y(j) &gt; r implies z(i+j) &gt;= sqrt (x(i)*y(j)) &gt; r,&#10;so C = {2 &lt;= i &lt;= 2n | z(i) &gt; r} is at least as large as&#10;A+B = {x+y | x in A, y in B}.&#10;However we know |A+B| &gt;= |A| + |B| - 1 because if A={i1,i2 .. i(a)},&#10;i1&lt;i2 .. &lt;i(a) and B ={j1,j2 .. j(b)}, j1&lt;j2 ... &lt;j(b) then the a+b-1 numbers&#10;i1+j1, i1+j2 ... i1+jb, i2+jb, ... i(a) + j(b) are all distinct and belong to A+B.&#10;Hence |C| &gt;= a+b-1. In particular |C| &gt;= 1 so z(k) &gt; r for some k. Then M&gt;r, so the left hand side of (*) has at least a+b terms greater than r. Since a+b is the number of terms greater than r on the right hand side we have proven (*)." calcext:value-type="string">
            <text:p>Click for solution</text:p>
            <text:p/>
            <text:p>The official solution is this (im just copying from the booklet :) ): and its really nice:</text:p>
            <text:p/>
            <text:p>Let X = max (x1,x2 ... x(n)), and Y = max (y1,y2 ... y(n)). By replacing with</text:p>
            <text:p>x(i)'=x(i)/X, and y(i)'=y(i)/Y and z(i) by z(i)'=z(i)/sqrt XY, we may assume</text:p>
            <text:p>X=Y=1. Now we prove the following:</text:p>
            <text:p>M + z2 + ... + z(2n) &gt;= x1 + x2 ... + x(n) + y1 + y2 ... + y(n) ... (*)</text:p>
            <text:p>from which the result follows with am-gm.</text:p>
            <text:p>to prove (*) we will show that for any r&gt;=0, the number of terms greater than r on the left hand side is at leas the number of such terms on the right-hand side. Then the k-th largest term on the left hand side is greater than or equal to the number of such terms on the right hand side for each k proving (*) (really wierd ..).</text:p>
            <text:p>If r&gt;=1 then there are no terms greater than r on the right-hand side. So suppose r&lt;1. Let A = {1&lt;=i&lt;=n|x(i) &gt; r}, a = |A|, B = {1&lt;=i&lt;=n|y(i) &gt; r}, b = |B|.</text:p>
            <text:p>Since max { x1, x2, ... x(n)} = max {y1, y2 ... y(n)} = 1, both a and b are at least 1. Now x(i) &gt; r and y(j) &gt; r implies z(i+j) &gt;= sqrt (x(i)*y(j)) &gt; r,</text:p>
            <text:p>so C = {2 &lt;= i &lt;= 2n | z(i) &gt; r} is at least as large as</text:p>
            <text:p>A+B = {x+y | x in A, y in B}.</text:p>
            <text:p>However we know |A+B| &gt;= |A| + |B| - 1 because if A={i1,i2 .. i(a)},</text:p>
            <text:p>i1&lt;i2 .. &lt;i(a) and B ={j1,j2 .. j(b)}, j1&lt;j2 ... &lt;j(b) then the a+b-1 numbers</text:p>
            <text:p>i1+j1, i1+j2 ... i1+jb, i2+jb, ... i(a) + j(b) are all distinct and belong to A+B.</text:p>
            <text:p>Hence |C| &gt;= a+b-1. In particular |C| &gt;= 1 so z(k) &gt; r for some k. Then M&gt;r, so the left hand side of (*) has at least a+b terms greater than r. Since a+b is the number of terms greater than r on the right hand side we have proven (*).</text:p>
          </table:table-cell>
          <table:table-cell/>
        </table:table-row>
        <table:table-row table:style-name="ro4">
          <table:table-cell office:value-type="string" calcext:value-type="string">
            <text:p>2003 IMO Shortlist</text:p>
          </table:table-cell>
          <table:table-cell office:value-type="float" office:value="2003" calcext:value-type="float">
            <text:p>2003</text:p>
          </table:table-cell>
          <table:table-cell office:value-type="float" office:value="1" calcext:value-type="float">
            <text:p>1</text:p>
          </table:table-cell>
          <table:table-cell/>
          <table:table-cell office:value-type="string" calcext:value-type="string">
            <text:p>Let $A$ be a $101$-element subset of the set $S=\{1,2,\ldots,1000000\}$. Prove that there exist numbers $t_1$, $t_2, \ldots, t_{100}$ in $S$ such that the sets <text:s/>\[ A_j=\{x+t_j\mid x\in A\},\qquad j=1,2,\ldots,100 <text:s/>\] <text:s/>are pairwise disjoint.</text:p>
          </table:table-cell>
          <table:table-cell office:value-type="string" calcext:value-type="string">
            <text:p>https://artofproblemsolving.com/community/c3954_2003_imo_shortlist</text:p>
          </table:table-cell>
          <table:table-cell office:value-type="string" calcext:value-type="string">
            <text:p>Let $A$ be a $101$-element subset of the set $S=\{1,2,\ldots,1000000\}$. Prove that there exist numbers $t_1$, $t_2, \ldots, t_{100}$ in $S$ such that the sets <text:s/>\[ A_j=\{x+t_j\mid x\in A\},\qquad j=1,2,\ldots,100 <text:s/>\] <text:s/>are pairwise disjoint.</text:p>
          </table:table-cell>
          <table:table-cell/>
        </table:table-row>
        <table:table-row table:style-name="ro10">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Assume that we have already found t_1, t_2, ..., t_k (k&lt;=99) and are searching for t_{k+1}. We can not take t_{k+1} only of form&#10;t_i+a_j-a_l, where 1&lt;=i&lt;=k and a_j and a_l are elements of A.&#10;So, we have k*101*100 forbidden values of t_{k+1}, which correspond to a_j&lt;&gt;a_l, and k forbidden values which correspond to a_j=a_l. So, at most 99*101*100+99=1000000-1 forbidden values, and at least 1 admissible." calcext:value-type="string">
            <text:p>Click for solution</text:p>
            <text:p/>
            <text:p>Assume that we have already found t_1, t_2, ..., t_k (k&lt;=99) and are searching for t_{k+1}. We can not take t_{k+1} only of form</text:p>
            <text:p>t_i+a_j-a_l, where 1&lt;=i&lt;=k and a_j and a_l are elements of A.</text:p>
            <text:p>So, we have k*101*100 forbidden values of t_{k+1}, which correspond to a_j&lt;&gt;a_l, and k forbidden values which correspond to a_j=a_l. So, at most 99*101*100+99=1000000-1 forbidden values, and at least 1 admissible.</text:p>
          </table:table-cell>
          <table:table-cell office:value-type="string" calcext:value-type="string">
            <text:p>https://artofproblemsolving.com/community/c3954_2003_imo_shortlist</text:p>
          </table:table-cell>
          <table:table-cell office:value-type="string" office:string-value="Click for solution&#10;&#10;Assume that we have already found t_1, t_2, ..., t_k (k&lt;=99) and are searching for t_{k+1}. We can not take t_{k+1} only of form&#10;t_i+a_j-a_l, where 1&lt;=i&lt;=k and a_j and a_l are elements of A.&#10;So, we have k*101*100 forbidden values of t_{k+1}, which correspond to a_j&lt;&gt;a_l, and k forbidden values which correspond to a_j=a_l. So, at most 99*101*100+99=1000000-1 forbidden values, and at least 1 admissible." calcext:value-type="string">
            <text:p>Click for solution</text:p>
            <text:p/>
            <text:p>Assume that we have already found t_1, t_2, ..., t_k (k&lt;=99) and are searching for t_{k+1}. We can not take t_{k+1} only of form</text:p>
            <text:p>t_i+a_j-a_l, where 1&lt;=i&lt;=k and a_j and a_l are elements of A.</text:p>
            <text:p>So, we have k*101*100 forbidden values of t_{k+1}, which correspond to a_j&lt;&gt;a_l, and k forbidden values which correspond to a_j=a_l. So, at most 99*101*100+99=1000000-1 forbidden values, and at least 1 admissible.</text:p>
          </table:table-cell>
          <table:table-cell/>
        </table:table-row>
        <table:table-row table:style-name="ro13">
          <table:table-cell office:value-type="string" calcext:value-type="string">
            <text:p>2003 IMO Shortlist</text:p>
          </table:table-cell>
          <table:table-cell office:value-type="float" office:value="2003" calcext:value-type="float">
            <text:p>2003</text:p>
          </table:table-cell>
          <table:table-cell office:value-type="float" office:value="2" calcext:value-type="float">
            <text:p>2</text:p>
          </table:table-cell>
          <table:table-cell/>
          <table:table-cell office:value-type="string" calcext:value-type="string">
            <text:p>Let $D_1$, $D_2$, ..., $D_n$ be closed discs in the plane. (A closed disc is the region limited by a circle, taken jointly with this circle.) Suppose that every point in the plane is contained in at most $2003$ discs $D_i$. Prove that there exists a disc $D_k$ which intersects at most $7\cdot 2003 - 1 = 14020$ other discs $D_i$.</text:p>
          </table:table-cell>
          <table:table-cell office:value-type="string" calcext:value-type="string">
            <text:p>https://artofproblemsolving.com/community/c3954_2003_imo_shortlist</text:p>
          </table:table-cell>
          <table:table-cell office:value-type="string" calcext:value-type="string">
            <text:p>Let $D_1$, $D_2$, ..., $D_n$ be closed discs in the plane. (A closed disc is the region limited by a circle, taken jointly with this circle.) Suppose that every point in the plane is contained in at most $2003$ discs $D_i$. Prove that there exists a disc $D_k$ which intersects at most $7\cdot 2003 - 1 = 14020$ other discs $D_i$.</text:p>
          </table:table-cell>
          <table:table-cell/>
        </table:table-row>
        <table:table-row table:style-name="ro38">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Well, here is a solution of the problem:&#10;&#10;First, as an auxiliary result, we will solve the following problem, which is the Problem 4 of the German pre-TST 2004, written in December 2003 (the official solution is online at http://www.bundeswettbewerb-mathematik.de/imo/aufgaben/aufgaben.htm ):&#10;&#10;\textbf{Auxiliary problem.} In the plane, consider n circular disks $ K_1 $, $ K_2 $, ..., $ K_n $ with equal radius r. Assume that each point of the plane is contained in not more than 2003 of these circular disks. Show that each circular disk $ K_i $ intersects not more than 14020 other circular disks.&#10;&#10;Here's my original solution of this problem, i. e. the solution I gave during the TST (well... not exactly the solution I gave; I have corrected a little bagatelle mistake which even the proof-reader didn't notice :) ).&#10;&#10;In the following, \textit{disk} will always mean \textit{closed circular disk} (&quot;closed&quot; means that the points on the periphery of the circle belong the disk, too). If XY is a segment, then the \textit{disk with diameter XY} will mean the disk corresponding to the circle with diameter XY.&#10;&#10;To \textit{cover} a figure will mean covering it without gaps (but maybe with overlaps).&#10;&#10;First we prove:&#10;&#10;\textbf{Lemma 1.} For every positive number r, a disk of radius 2r can be covered by 7 disks of radius r.&#10;&#10;\textit{Proof.} (See Fig. 1 below.) Let O be the center of a disk K with radius 2r, and let ABCDEF be a regular hexagon whose vertices lie on the periphery k of the disk K. Then, AB = BC = CD = DE = EF = FA = 2r (since it is well-known that the sidelength of a regular hexagon equals its circumradius). The disk with center O and radius r and the disks with diameters AB, BC, CD, DE, EF and FA will be called the \textit{little disks}. The radii of these little disks are all r (in fact, this is clear for the disk with center O and radius r, and concerning the disks with diameters AB, BC, CD, DE, EF and FA, it follows from $ \frac{AB}{2}=\frac{BC}{2}=\frac{CD}{2}=\frac{DE}{2}=\frac{EF}{2}=\frac{FA}{2}=\frac{2r}{2}=r $). We will now show that these 7 little disks cover the disk K. This will clearly prove Lemma 1.&#10;&#10;Let P be a point inside the disk K; then we must show that this point P lies in one of our 7 little disks. Because of the rotational symmetry of the regular hexagon ABCDEF and because of the symmetrical construction of our disks, we can WLOG assume that the point P lies inside the circular sector AOB (including the arc AB of the circle k and the segments AO and BO). The triangle AOB is equilateral with sidelength AB = AO = BO = 2r; if A' and B' are the midpoints of the segments AO and BO, then $ OA^{\prime }=OB^{\prime }=\frac{2r}{2}=r $, so that these points A' and B' lie on the circle with center O and radius r. If the point P lies inside (or on the boundary) of triangle A'OB', then it follows that P lies inside the disk with center O and radius r, and the proof is done.&#10;&#10;Hence, it remains only to consider the case when the point P lies outside the triangle A'OB'.&#10;&#10;Since the triangle AOB is equilateral, symmetry yields $ BA^{\prime }\perp AO $, so that &lt; AA'B = 90?. Similarly, &lt; AB'B = 90?. Thus, the points A' and B' lie on the circle with diameter AB. Therefore, if the point P lies inside (or on the boundary) of the quadrilateral AA'B'B, then the point P lies inside the disk with diameter AB, and the proof is done again.&#10;&#10;So it remains to consider the case when the point P lies outside the triangle A'OB' and outside the quadrilateral AA'B'B. Then, the points P and O lie in different halfplanes with respect to the line AB. Then, since the point P lies inside the disk K, the angle &lt; APB is greater or equal to the obtuse chordal angle of the chord AB in the circle k. But the obtuse chordal angle of the chord AB in the circle k equals 180? - the acute chordal angle of the chord AB; the acute chordal angle equals $ \frac12 $ times the central angle of the chord AB, and the central angle equals &lt; AOB = 60? (since the triangle AOB is equilateral). Thus, the obtuse chordal angle of the chord AB is $ 180^{\circ }-\frac{1}{2}\cdot 60^{\circ }=180^{\circ }-30^{\circ }=150^{\circ } $. And thus, $ \measuredangle APB\geq 150^{\circ } $. Hence, also $ \measuredangle APB\geq 90^{\circ } $, and thus the point P lies inside the disk with diameter AB. So we are done again.&#10;&#10;Thus, every point P inside the disk K lies inside one of the 7 little disks. In other words, the 7 little disks cover the disk K. This proves Lemma 1.&#10;&#10;Now to the problem. The disk $ K_i $ intersects a disk $ K_j $ if and only if $ O_iO_j \leq r+r=2r $, where for every k, the point $ O_k $ is the center of the disk $ K_k $. Hence, the disk $ K_i $ intersects the disk $ K_j $ if and only if the point $ O_j $ lies inside the disk with center $ O_i $ and radius 2r. In this case, after Lemma 1, the point $ O_j $ must lie inside one of 7 certain disks with radius r which cover the disk with center $ O_i $ and radius 2r. But each of these 7 disks can contain at most 2003 different points $ O_k $, since else the center of this disk would have a distance $ \leq r $ to more than 2003 points $ O_k $ and thus, itself, would lie inside more than 2003 disks $ K_k $, what contradicts the problem hypothesis. Hence, the disk with center $ O_i $ and radius 2r contains at most $ 7 \cdot 2003 $ points $ O_k $, i. e. the disk $ K_i $ intersects at most $ 7 \cdot 2003 $ disks $ K_k $. Since one of these disks $ K_k $ is $ K_i $ itself (every disk intersects itself), it follows that the disk $ K_i $ intersects at most $ 7 \cdot 2003 - 1 = 14021 - 1 = 14020 $ \textit{other} disks $ K_k $. And this for every i. This completes the solution of the auxiliary problem.&#10;&#10;Now, let's solve the actual problem:&#10;&#10;\textbf{ISL 2003 problem C2.} Let $ D_1 $, $ D_2 $, ..., $ D_n $ be closed discs in the plane. (A closed disc is the region limited by a circle, taken jointly with this circle.) Suppose that every point in the plane is contained in at most 2003 discs $ D_i $. Prove that there exists a disc $ D_k $ which intersects at most $ 7\cdot 2003 - 1 = 14020 $ other discs $ D_i $.&#10;&#10;\textit{Solution.} This ISL problem can be reduced to the auxiliary problem as follows:&#10;&#10;Let $ O_1 $, $ O_2 $, ..., $ O_n $ be the centers and $ r_1 $, $ r_2 $, ..., $ r_n $ the radii of the discs $ D_1 $, $ D_2 $, ..., $ D_n $. Let $ r_u $ be the smallest radius among the radii $ r_1 $, $ r_2 $, ..., $ r_n $.&#10;&#10;Now, for every i, define a new disc $ K_i $ as follows:&#10;&#10;- Let $ K_u=D_u $.&#10;- If $ i\neq u $, then the disc $ K_i $ is defined as follows: Let the segment $ O_uO_i $ meet the periphery of the disc $ D_i $ at a point $ S_i $. Since the radius $ r_u $ is minimal, we have $ S_iO_i = r_i \geq r_u $, and hence we can find a point $ P_i $ on the segment $ S_iO_i $ such that $ S_iP_i=r_u $. Then, call $ K_i $ the disc with center $ P_i $ and radius $ r_u $.&#10;&#10;For every i, we have:&#10;&#10;\textbf{(1)} The disc $ K_i $ will completely lie inside the disc $ D_i $.&#10;\textbf{(2)} If the disc $ D_i $ intersects the disc $ D_u $, then the disc $ K_i $ intersects the disk $ D_u $, too.&#10;&#10;\textit{Proof of (1):} This is trivial for i = u, and for $ i\neq u $, this is clear since the disk $ K_i $ touches the disc $ D_i $ at $ S_i $.&#10;&#10;\textit{Proof of (2):} This is clear for i = u, and for $ i\neq u $, this follows from the simple observation that if the disc $ D_i $ intersects the disc $ D_u $, the point $ S_i $ lies inside the disc $ D_u $, and hence this point $ S_i $ is common to the discs $ D_u $ and $ K_i $.&#10;&#10;All discs $ K_1 $, $ K_2 $, ..., $ K_n $ have the same radius $ r_u $. Also, from the problem hypothesis we know that every point in the plaine is contained in at most 2003 discs $ D_i $; hence, after (1), we can conclude that every point in the plane is contained in at most 2003 discs $ K_i $. Thus, we can apply the problem I posted before, and see that every of the discs $ K_i $ intersects at most 14020 other discs $ K_j $. In particular, this is true for the disc $ K_u=D_u $. Thus, the disc $ D_u $ intersects at most 14020 other discs $ K_j $. Now, using (2), this implies that the disc $ D_u $ intersects at most 14020 other discs $ D_j $. And the ISL 2003 problem is solved.&#10;&#10;Darij" calcext:value-type="string">
            <text:p>Click for solution</text:p>
            <text:p/>
            <text:p>Well, here is a solution of the problem:</text:p>
            <text:p/>
            <text:p>First, as an auxiliary result, we will solve the following problem, which is the Problem 4 of the German pre-TST 2004, written in December 2003 (the official solution is online at http://www.bundeswettbewerb-mathematik.de/imo/aufgaben/aufgaben.htm ):</text:p>
            <text:p/>
            <text:p>\textbf{Auxiliary problem.} In the plane, consider n circular disks $ K_1 $, $ K_2 $, ..., $ K_n $ with equal radius r. Assume that each point of the plane is contained in not more than 2003 of these circular disks. Show that each circular disk $ K_i $ intersects not more than 14020 other circular disks.</text:p>
            <text:p/>
            <text:p>Here's my original solution of this problem, i. e. the solution I gave during the TST (well... not exactly the solution I gave; I have corrected a little bagatelle mistake which even the proof-reader didn't notice :) ).</text:p>
            <text:p/>
            <text:p>In the following, \textit{disk} will always mean \textit{closed circular disk} ("closed" means that the points on the periphery of the circle belong the disk, too). If XY is a segment, then the \textit{disk with diameter XY} will mean the disk corresponding to the circle with diameter XY.</text:p>
            <text:p/>
            <text:p>To \textit{cover} a figure will mean covering it without gaps (but maybe with overlaps).</text:p>
            <text:p/>
            <text:p>First we prove:</text:p>
            <text:p/>
            <text:p>\textbf{Lemma 1.} For every positive number r, a disk of radius 2r can be covered by 7 disks of radius r.</text:p>
            <text:p/>
            <text:p>\textit{Proof.} (See Fig. 1 below.) Let O be the center of a disk K with radius 2r, and let ABCDEF be a regular hexagon whose vertices lie on the periphery k of the disk K. Then, AB = BC = CD = DE = EF = FA = 2r (since it is well-known that the sidelength of a regular hexagon equals its circumradius). The disk with center O and radius r and the disks with diameters AB, BC, CD, DE, EF and FA will be called the \textit{little disks}. The radii of these little disks are all r (in fact, this is clear for the disk with center O and radius r, and concerning the disks with diameters AB, BC, CD, DE, EF and FA, it follows from $ \frac{AB}{2}=\frac{BC}{2}=\frac{CD}{2}=\frac{DE}{2}=\frac{EF}{2}=\frac{FA}{2}=\frac{2r}{2}=r $). We will now show that these 7 little disks cover the disk K. This will clearly prove Lemma 1.</text:p>
            <text:p/>
            <text:p>Let P be a point inside the disk K; then we must show that this point P lies in one of our 7 little disks. Because of the rotational symmetry of the regular hexagon ABCDEF and because of the symmetrical construction of our disks, we can WLOG assume that the point P lies inside the circular sector AOB (including the arc AB of the circle k and the segments AO and BO). The triangle AOB is equilateral with sidelength AB = AO = BO = 2r; if A' and B' are the midpoints of the segments AO and BO, then $ OA^{\prime }=OB^{\prime }=\frac{2r}{2}=r $, so that these points A' and B' lie on the circle with center O and radius r. If the point P lies inside (or on the boundary) of triangle A'OB', then it follows that P lies inside the disk with center O and radius r, and the proof is done.</text:p>
            <text:p/>
            <text:p>Hence, it remains only to consider the case when the point P lies outside the triangle A'OB'.</text:p>
            <text:p/>
            <text:p>Since the triangle AOB is equilateral, symmetry yields $ BA^{\prime }\perp AO $, so that &lt; AA'B = 90?. Similarly, &lt; AB'B = 90?. Thus, the points A' and B' lie on the circle with diameter AB. Therefore, if the point P lies inside (or on the boundary) of the quadrilateral AA'B'B, then the point P lies inside the disk with diameter AB, and the proof is done again.</text:p>
            <text:p/>
            <text:p>So it remains to consider the case when the point P lies outside the triangle A'OB' and outside the quadrilateral AA'B'B. Then, the points P and O lie in different halfplanes with respect to the line AB. Then, since the point P lies inside the disk K, the angle &lt; APB is greater or equal to the obtuse chordal angle of the chord AB in the circle k. But the obtuse chordal angle of the chord AB in the circle k equals 180? - the acute chordal angle of the chord AB; the acute chordal angle equals $ \frac12 $ times the central angle of the chord AB, and the central angle equals &lt; AOB = 60? (since the triangle AOB is equilateral). Thus, the obtuse chordal angle of the chord AB is $ 180^{\circ }-\frac{1}{2}\cdot 60^{\circ }=180^{\circ }-30^{\circ }=150^{\circ } $. And thus, $ \measuredangle APB\geq 150^{\circ } $. Hence, also $ \measuredangle APB\geq 90^{\circ } $, and thus the point P lies inside the disk with diameter AB. So we are done again.</text:p>
            <text:p/>
            <text:p>Thus, every point P inside the disk K lies inside one of the 7 little disks. In other words, the 7 little disks cover the disk K. This proves Lemma 1.</text:p>
            <text:p/>
            <text:p>Now to the problem. The disk $ K_i $ intersects a disk $ K_j $ if and only if $ O_iO_j \leq r+r=2r $, where for every k, the point $ O_k $ is the center of the disk $ K_k $. Hence, the disk $ K_i $ intersects the disk $ K_j $ if and only if the point $ O_j $ lies inside the disk with center $ O_i $ and radius 2r. In this case, after Lemma 1, the point $ O_j $ must lie inside one of 7 certain disks with radius r which cover the disk with center $ O_i $ and radius 2r. But each of these 7 disks can contain at most 2003 different points $ O_k $, since else the center of this disk would have a distance $ \leq r $ to more than 2003 points $ O_k $ and thus, itself, would lie inside more than 2003 disks $ K_k $, what contradicts the problem hypothesis. Hence, the disk with center $ O_i $ and radius 2r contains at most $ 7 \cdot 2003 $ points $ O_k $, i. e. the disk $ K_i $ intersects at most $ 7 \cdot 2003 $ disks $ K_k $. Since one of these disks $ K_k $ is $ K_i $ itself (every disk intersects itself), it follows that the disk $ K_i $ intersects at most $ 7 \cdot 2003 - 1 = 14021 - 1 = 14020 $ \textit{other} disks $ K_k $. And this for every i. This completes the solution of the auxiliary problem.</text:p>
            <text:p/>
            <text:p>Now, let's solve the actual problem:</text:p>
            <text:p/>
            <text:p>\textbf{ISL 2003 problem C2.} Let $ D_1 $, $ D_2 $, ..., $ D_n $ be closed discs in the plane. (A closed disc is the region limited by a circle, taken jointly with this circle.) Suppose that every point in the plane is contained in at most 2003 discs $ D_i $. Prove that there exists a disc $ D_k $ which intersects at most $ 7\cdot 2003 - 1 = 14020 $ other discs $ D_i $.</text:p>
            <text:p/>
            <text:p>\textit{Solution.} This ISL problem can be reduced to the auxiliary problem as follows:</text:p>
            <text:p/>
            <text:p>Let $ O_1 $, $ O_2 $, ..., $ O_n $ be the centers and $ r_1 $, $ r_2 $, ..., $ r_n $ the radii of the discs $ D_1 $, $ D_2 $, ..., $ D_n $. Let $ r_u $ be the smallest radius among the radii $ r_1 $, $ r_2 $, ..., $ r_n $.</text:p>
            <text:p/>
            <text:p>Now, for every i, define a new disc $ K_i $ as follows:</text:p>
            <text:p/>
            <text:p>- Let $ K_u=D_u $.</text:p>
            <text:p>- If $ i\neq u $, then the disc $ K_i $ is defined as follows: Let the segment $ O_uO_i $ meet the periphery of the disc $ D_i $ at a point $ S_i $. Since the radius $ r_u $ is minimal, we have $ S_iO_i = r_i \geq r_u $, and hence we can find a point $ P_i $ on the segment $ S_iO_i $ such that $ S_iP_i=r_u $. Then, call $ K_i $ the disc with center $ P_i $ and radius $ r_u $.</text:p>
            <text:p/>
            <text:p>For every i, we have:</text:p>
            <text:p/>
            <text:p>\textbf{(1)} The disc $ K_i $ will completely lie inside the disc $ D_i $.</text:p>
            <text:p>\textbf{(2)} If the disc $ D_i $ intersects the disc $ D_u $, then the disc $ K_i $ intersects the disk $ D_u $, too.</text:p>
            <text:p/>
            <text:p>\textit{Proof of (1):} This is trivial for i = u, and for $ i\neq u $, this is clear since the disk $ K_i $ touches the disc $ D_i $ at $ S_i $.</text:p>
            <text:p/>
            <text:p>\textit{Proof of (2):} This is clear for i = u, and for $ i\neq u $, this follows from the simple observation that if the disc $ D_i $ intersects the disc $ D_u $, the point $ S_i $ lies inside the disc $ D_u $, and hence this point $ S_i $ is common to the discs $ D_u $ and $ K_i $.</text:p>
            <text:p/>
            <text:p>All discs $ K_1 $, $ K_2 $, ..., $ K_n $ have the same radius $ r_u $. Also, from the problem hypothesis we know that every point in the plaine is contained in at most 2003 discs $ D_i $; hence, after (1), we can conclude that every point in the plane is contained in at most 2003 discs $ K_i $. Thus, we can apply the problem I posted before, and see that every of the discs $ K_i $ intersects at most 14020 other discs $ K_j $. In particular, this is true for the disc $ K_u=D_u $. Thus, the disc $ D_u $ intersects at most 14020 other discs $ K_j $. Now, using (2), this implies that the disc $ D_u $ intersects at most 14020 other discs $ D_j $. And the ISL 2003 problem is solved.</text:p>
            <text:p/>
            <text:p>Darij</text:p>
          </table:table-cell>
          <table:table-cell office:value-type="string" calcext:value-type="string">
            <text:p>https://artofproblemsolving.com/community/c3954_2003_imo_shortlist</text:p>
          </table:table-cell>
          <table:table-cell office:value-type="string" office:string-value="Click for solution&#10;&#10;Well, here is a solution of the problem:&#10;&#10;First, as an auxiliary result, we will solve the following problem, which is the Problem 4 of the German pre-TST 2004, written in December 2003 (the official solution is online at http://www.bundeswettbewerb-mathematik.de/imo/aufgaben/aufgaben.htm ):&#10;&#10;\textbf{Auxiliary problem.} In the plane, consider n circular disks $ K_1 $, $ K_2 $, ..., $ K_n $ with equal radius r. Assume that each point of the plane is contained in not more than 2003 of these circular disks. Show that each circular disk $ K_i $ intersects not more than 14020 other circular disks.&#10;&#10;Here's my original solution of this problem, i. e. the solution I gave during the TST (well... not exactly the solution I gave; I have corrected a little bagatelle mistake which even the proof-reader didn't notice :) ).&#10;&#10;In the following, \textit{disk} will always mean \textit{closed circular disk} (&quot;closed&quot; means that the points on the periphery of the circle belong the disk, too). If XY is a segment, then the \textit{disk with diameter XY} will mean the disk corresponding to the circle with diameter XY.&#10;&#10;To \textit{cover} a figure will mean covering it without gaps (but maybe with overlaps).&#10;&#10;First we prove:&#10;&#10;\textbf{Lemma 1.} For every positive number r, a disk of radius 2r can be covered by 7 disks of radius r.&#10;&#10;\textit{Proof.} (See Fig. 1 below.) Let O be the center of a disk K with radius 2r, and let ABCDEF be a regular hexagon whose vertices lie on the periphery k of the disk K. Then, AB = BC = CD = DE = EF = FA = 2r (since it is well-known that the sidelength of a regular hexagon equals its circumradius). The disk with center O and radius r and the disks with diameters AB, BC, CD, DE, EF and FA will be called the \textit{little disks}. The radii of these little disks are all r (in fact, this is clear for the disk with center O and radius r, and concerning the disks with diameters AB, BC, CD, DE, EF and FA, it follows from $ \frac{AB}{2}=\frac{BC}{2}=\frac{CD}{2}=\frac{DE}{2}=\frac{EF}{2}=\frac{FA}{2}=\frac{2r}{2}=r $). We will now show that these 7 little disks cover the disk K. This will clearly prove Lemma 1.&#10;&#10;Let P be a point inside the disk K; then we must show that this point P lies in one of our 7 little disks. Because of the rotational symmetry of the regular hexagon ABCDEF and because of the symmetrical construction of our disks, we can WLOG assume that the point P lies inside the circular sector AOB (including the arc AB of the circle k and the segments AO and BO). The triangle AOB is equilateral with sidelength AB = AO = BO = 2r; if A' and B' are the midpoints of the segments AO and BO, then $ OA^{\prime }=OB^{\prime }=\frac{2r}{2}=r $, so that these points A' and B' lie on the circle with center O and radius r. If the point P lies inside (or on the boundary) of triangle A'OB', then it follows that P lies inside the disk with center O and radius r, and the proof is done.&#10;&#10;Hence, it remains only to consider the case when the point P lies outside the triangle A'OB'.&#10;&#10;Since the triangle AOB is equilateral, symmetry yields $ BA^{\prime }\perp AO $, so that &lt; AA'B = 90?. Similarly, &lt; AB'B = 90?. Thus, the points A' and B' lie on the circle with diameter AB. Therefore, if the point P lies inside (or on the boundary) of the quadrilateral AA'B'B, then the point P lies inside the disk with diameter AB, and the proof is done again.&#10;&#10;So it remains to consider the case when the point P lies outside the triangle A'OB' and outside the quadrilateral AA'B'B. Then, the points P and O lie in different halfplanes with respect to the line AB. Then, since the point P lies inside the disk K, the angle &lt; APB is greater or equal to the obtuse chordal angle of the chord AB in the circle k. But the obtuse chordal angle of the chord AB in the circle k equals 180? - the acute chordal angle of the chord AB; the acute chordal angle equals $ \frac12 $ times the central angle of the chord AB, and the central angle equals &lt; AOB = 60? (since the triangle AOB is equilateral). Thus, the obtuse chordal angle of the chord AB is $ 180^{\circ }-\frac{1}{2}\cdot 60^{\circ }=180^{\circ }-30^{\circ }=150^{\circ } $. And thus, $ \measuredangle APB\geq 150^{\circ } $. Hence, also $ \measuredangle APB\geq 90^{\circ } $, and thus the point P lies inside the disk with diameter AB. So we are done again.&#10;&#10;Thus, every point P inside the disk K lies inside one of the 7 little disks. In other words, the 7 little disks cover the disk K. This proves Lemma 1.&#10;&#10;Now to the problem. The disk $ K_i $ intersects a disk $ K_j $ if and only if $ O_iO_j \leq r+r=2r $, where for every k, the point $ O_k $ is the center of the disk $ K_k $. Hence, the disk $ K_i $ intersects the disk $ K_j $ if and only if the point $ O_j $ lies inside the disk with center $ O_i $ and radius 2r. In this case, after Lemma 1, the point $ O_j $ must lie inside one of 7 certain disks with radius r which cover the disk with center $ O_i $ and radius 2r. But each of these 7 disks can contain at most 2003 different points $ O_k $, since else the center of this disk would have a distance $ \leq r $ to more than 2003 points $ O_k $ and thus, itself, would lie inside more than 2003 disks $ K_k $, what contradicts the problem hypothesis. Hence, the disk with center $ O_i $ and radius 2r contains at most $ 7 \cdot 2003 $ points $ O_k $, i. e. the disk $ K_i $ intersects at most $ 7 \cdot 2003 $ disks $ K_k $. Since one of these disks $ K_k $ is $ K_i $ itself (every disk intersects itself), it follows that the disk $ K_i $ intersects at most $ 7 \cdot 2003 - 1 = 14021 - 1 = 14020 $ \textit{other} disks $ K_k $. And this for every i. This completes the solution of the auxiliary problem.&#10;&#10;Now, let's solve the actual problem:&#10;&#10;\textbf{ISL 2003 problem C2.} Let $ D_1 $, $ D_2 $, ..., $ D_n $ be closed discs in the plane. (A closed disc is the region limited by a circle, taken jointly with this circle.) Suppose that every point in the plane is contained in at most 2003 discs $ D_i $. Prove that there exists a disc $ D_k $ which intersects at most $ 7\cdot 2003 - 1 = 14020 $ other discs $ D_i $.&#10;&#10;\textit{Solution.} This ISL problem can be reduced to the auxiliary problem as follows:&#10;&#10;Let $ O_1 $, $ O_2 $, ..., $ O_n $ be the centers and $ r_1 $, $ r_2 $, ..., $ r_n $ the radii of the discs $ D_1 $, $ D_2 $, ..., $ D_n $. Let $ r_u $ be the smallest radius among the radii $ r_1 $, $ r_2 $, ..., $ r_n $.&#10;&#10;Now, for every i, define a new disc $ K_i $ as follows:&#10;&#10;- Let $ K_u=D_u $.&#10;- If $ i\neq u $, then the disc $ K_i $ is defined as follows: Let the segment $ O_uO_i $ meet the periphery of the disc $ D_i $ at a point $ S_i $. Since the radius $ r_u $ is minimal, we have $ S_iO_i = r_i \geq r_u $, and hence we can find a point $ P_i $ on the segment $ S_iO_i $ such that $ S_iP_i=r_u $. Then, call $ K_i $ the disc with center $ P_i $ and radius $ r_u $.&#10;&#10;For every i, we have:&#10;&#10;\textbf{(1)} The disc $ K_i $ will completely lie inside the disc $ D_i $.&#10;\textbf{(2)} If the disc $ D_i $ intersects the disc $ D_u $, then the disc $ K_i $ intersects the disk $ D_u $, too.&#10;&#10;\textit{Proof of (1):} This is trivial for i = u, and for $ i\neq u $, this is clear since the disk $ K_i $ touches the disc $ D_i $ at $ S_i $.&#10;&#10;\textit{Proof of (2):} This is clear for i = u, and for $ i\neq u $, this follows from the simple observation that if the disc $ D_i $ intersects the disc $ D_u $, the point $ S_i $ lies inside the disc $ D_u $, and hence this point $ S_i $ is common to the discs $ D_u $ and $ K_i $.&#10;&#10;All discs $ K_1 $, $ K_2 $, ..., $ K_n $ have the same radius $ r_u $. Also, from the problem hypothesis we know that every point in the plaine is contained in at most 2003 discs $ D_i $; hence, after (1), we can conclude that every point in the plane is contained in at most 2003 discs $ K_i $. Thus, we can apply the problem I posted before, and see that every of the discs $ K_i $ intersects at most 14020 other discs $ K_j $. In particular, this is true for the disc $ K_u=D_u $. Thus, the disc $ D_u $ intersects at most 14020 other discs $ K_j $. Now, using (2), this implies that the disc $ D_u $ intersects at most 14020 other discs $ D_j $. And the ISL 2003 problem is solved.&#10;&#10;Darij" calcext:value-type="string">
            <text:p>Click for solution</text:p>
            <text:p/>
            <text:p>Well, here is a solution of the problem:</text:p>
            <text:p/>
            <text:p>First, as an auxiliary result, we will solve the following problem, which is the Problem 4 of the German pre-TST 2004, written in December 2003 (the official solution is online at http://www.bundeswettbewerb-mathematik.de/imo/aufgaben/aufgaben.htm ):</text:p>
            <text:p/>
            <text:p>\textbf{Auxiliary problem.} In the plane, consider n circular disks $ K_1 $, $ K_2 $, ..., $ K_n $ with equal radius r. Assume that each point of the plane is contained in not more than 2003 of these circular disks. Show that each circular disk $ K_i $ intersects not more than 14020 other circular disks.</text:p>
            <text:p/>
            <text:p>Here's my original solution of this problem, i. e. the solution I gave during the TST (well... not exactly the solution I gave; I have corrected a little bagatelle mistake which even the proof-reader didn't notice :) ).</text:p>
            <text:p/>
            <text:p>In the following, \textit{disk} will always mean \textit{closed circular disk} ("closed" means that the points on the periphery of the circle belong the disk, too). If XY is a segment, then the \textit{disk with diameter XY} will mean the disk corresponding to the circle with diameter XY.</text:p>
            <text:p/>
            <text:p>To \textit{cover} a figure will mean covering it without gaps (but maybe with overlaps).</text:p>
            <text:p/>
            <text:p>First we prove:</text:p>
            <text:p/>
            <text:p>\textbf{Lemma 1.} For every positive number r, a disk of radius 2r can be covered by 7 disks of radius r.</text:p>
            <text:p/>
            <text:p>\textit{Proof.} (See Fig. 1 below.) Let O be the center of a disk K with radius 2r, and let ABCDEF be a regular hexagon whose vertices lie on the periphery k of the disk K. Then, AB = BC = CD = DE = EF = FA = 2r (since it is well-known that the sidelength of a regular hexagon equals its circumradius). The disk with center O and radius r and the disks with diameters AB, BC, CD, DE, EF and FA will be called the \textit{little disks}. The radii of these little disks are all r (in fact, this is clear for the disk with center O and radius r, and concerning the disks with diameters AB, BC, CD, DE, EF and FA, it follows from $ \frac{AB}{2}=\frac{BC}{2}=\frac{CD}{2}=\frac{DE}{2}=\frac{EF}{2}=\frac{FA}{2}=\frac{2r}{2}=r $). We will now show that these 7 little disks cover the disk K. This will clearly prove Lemma 1.</text:p>
            <text:p/>
            <text:p>Let P be a point inside the disk K; then we must show that this point P lies in one of our 7 little disks. Because of the rotational symmetry of the regular hexagon ABCDEF and because of the symmetrical construction of our disks, we can WLOG assume that the point P lies inside the circular sector AOB (including the arc AB of the circle k and the segments AO and BO). The triangle AOB is equilateral with sidelength AB = AO = BO = 2r; if A' and B' are the midpoints of the segments AO and BO, then $ OA^{\prime }=OB^{\prime }=\frac{2r}{2}=r $, so that these points A' and B' lie on the circle with center O and radius r. If the point P lies inside (or on the boundary) of triangle A'OB', then it follows that P lies inside the disk with center O and radius r, and the proof is done.</text:p>
            <text:p/>
            <text:p>Hence, it remains only to consider the case when the point P lies outside the triangle A'OB'.</text:p>
            <text:p/>
            <text:p>Since the triangle AOB is equilateral, symmetry yields $ BA^{\prime }\perp AO $, so that &lt; AA'B = 90?. Similarly, &lt; AB'B = 90?. Thus, the points A' and B' lie on the circle with diameter AB. Therefore, if the point P lies inside (or on the boundary) of the quadrilateral AA'B'B, then the point P lies inside the disk with diameter AB, and the proof is done again.</text:p>
            <text:p/>
            <text:p>So it remains to consider the case when the point P lies outside the triangle A'OB' and outside the quadrilateral AA'B'B. Then, the points P and O lie in different halfplanes with respect to the line AB. Then, since the point P lies inside the disk K, the angle &lt; APB is greater or equal to the obtuse chordal angle of the chord AB in the circle k. But the obtuse chordal angle of the chord AB in the circle k equals 180? - the acute chordal angle of the chord AB; the acute chordal angle equals $ \frac12 $ times the central angle of the chord AB, and the central angle equals &lt; AOB = 60? (since the triangle AOB is equilateral). Thus, the obtuse chordal angle of the chord AB is $ 180^{\circ }-\frac{1}{2}\cdot 60^{\circ }=180^{\circ }-30^{\circ }=150^{\circ } $. And thus, $ \measuredangle APB\geq 150^{\circ } $. Hence, also $ \measuredangle APB\geq 90^{\circ } $, and thus the point P lies inside the disk with diameter AB. So we are done again.</text:p>
            <text:p/>
            <text:p>Thus, every point P inside the disk K lies inside one of the 7 little disks. In other words, the 7 little disks cover the disk K. This proves Lemma 1.</text:p>
            <text:p/>
            <text:p>Now to the problem. The disk $ K_i $ intersects a disk $ K_j $ if and only if $ O_iO_j \leq r+r=2r $, where for every k, the point $ O_k $ is the center of the disk $ K_k $. Hence, the disk $ K_i $ intersects the disk $ K_j $ if and only if the point $ O_j $ lies inside the disk with center $ O_i $ and radius 2r. In this case, after Lemma 1, the point $ O_j $ must lie inside one of 7 certain disks with radius r which cover the disk with center $ O_i $ and radius 2r. But each of these 7 disks can contain at most 2003 different points $ O_k $, since else the center of this disk would have a distance $ \leq r $ to more than 2003 points $ O_k $ and thus, itself, would lie inside more than 2003 disks $ K_k $, what contradicts the problem hypothesis. Hence, the disk with center $ O_i $ and radius 2r contains at most $ 7 \cdot 2003 $ points $ O_k $, i. e. the disk $ K_i $ intersects at most $ 7 \cdot 2003 $ disks $ K_k $. Since one of these disks $ K_k $ is $ K_i $ itself (every disk intersects itself), it follows that the disk $ K_i $ intersects at most $ 7 \cdot 2003 - 1 = 14021 - 1 = 14020 $ \textit{other} disks $ K_k $. And this for every i. This completes the solution of the auxiliary problem.</text:p>
            <text:p/>
            <text:p>Now, let's solve the actual problem:</text:p>
            <text:p/>
            <text:p>\textbf{ISL 2003 problem C2.} Let $ D_1 $, $ D_2 $, ..., $ D_n $ be closed discs in the plane. (A closed disc is the region limited by a circle, taken jointly with this circle.) Suppose that every point in the plane is contained in at most 2003 discs $ D_i $. Prove that there exists a disc $ D_k $ which intersects at most $ 7\cdot 2003 - 1 = 14020 $ other discs $ D_i $.</text:p>
            <text:p/>
            <text:p>\textit{Solution.} This ISL problem can be reduced to the auxiliary problem as follows:</text:p>
            <text:p/>
            <text:p>Let $ O_1 $, $ O_2 $, ..., $ O_n $ be the centers and $ r_1 $, $ r_2 $, ..., $ r_n $ the radii of the discs $ D_1 $, $ D_2 $, ..., $ D_n $. Let $ r_u $ be the smallest radius among the radii $ r_1 $, $ r_2 $, ..., $ r_n $.</text:p>
            <text:p/>
            <text:p>Now, for every i, define a new disc $ K_i $ as follows:</text:p>
            <text:p/>
            <text:p>- Let $ K_u=D_u $.</text:p>
            <text:p>- If $ i\neq u $, then the disc $ K_i $ is defined as follows: Let the segment $ O_uO_i $ meet the periphery of the disc $ D_i $ at a point $ S_i $. Since the radius $ r_u $ is minimal, we have $ S_iO_i = r_i \geq r_u $, and hence we can find a point $ P_i $ on the segment $ S_iO_i $ such that $ S_iP_i=r_u $. Then, call $ K_i $ the disc with center $ P_i $ and radius $ r_u $.</text:p>
            <text:p/>
            <text:p>For every i, we have:</text:p>
            <text:p/>
            <text:p>\textbf{(1)} The disc $ K_i $ will completely lie inside the disc $ D_i $.</text:p>
            <text:p>\textbf{(2)} If the disc $ D_i $ intersects the disc $ D_u $, then the disc $ K_i $ intersects the disk $ D_u $, too.</text:p>
            <text:p/>
            <text:p>\textit{Proof of (1):} This is trivial for i = u, and for $ i\neq u $, this is clear since the disk $ K_i $ touches the disc $ D_i $ at $ S_i $.</text:p>
            <text:p/>
            <text:p>\textit{Proof of (2):} This is clear for i = u, and for $ i\neq u $, this follows from the simple observation that if the disc $ D_i $ intersects the disc $ D_u $, the point $ S_i $ lies inside the disc $ D_u $, and hence this point $ S_i $ is common to the discs $ D_u $ and $ K_i $.</text:p>
            <text:p/>
            <text:p>All discs $ K_1 $, $ K_2 $, ..., $ K_n $ have the same radius $ r_u $. Also, from the problem hypothesis we know that every point in the plaine is contained in at most 2003 discs $ D_i $; hence, after (1), we can conclude that every point in the plane is contained in at most 2003 discs $ K_i $. Thus, we can apply the problem I posted before, and see that every of the discs $ K_i $ intersects at most 14020 other discs $ K_j $. In particular, this is true for the disc $ K_u=D_u $. Thus, the disc $ D_u $ intersects at most 14020 other discs $ K_j $. Now, using (2), this implies that the disc $ D_u $ intersects at most 14020 other discs $ D_j $. And the ISL 2003 problem is solved.</text:p>
            <text:p/>
            <text:p>Darij</text:p>
          </table:table-cell>
          <table:table-cell/>
        </table:table-row>
        <table:table-row table:style-name="ro13">
          <table:table-cell office:value-type="string" calcext:value-type="string">
            <text:p>2003 IMO Shortlist</text:p>
          </table:table-cell>
          <table:table-cell office:value-type="float" office:value="2003" calcext:value-type="float">
            <text:p>2003</text:p>
          </table:table-cell>
          <table:table-cell office:value-type="float" office:value="3" calcext:value-type="float">
            <text:p>3</text:p>
          </table:table-cell>
          <table:table-cell office:value-type="string" calcext:value-type="string">
            <text:p>Juozas Juvencijus Macys, Lithuania</text:p>
          </table:table-cell>
          <table:table-cell office:value-type="string" calcext:value-type="string">
            <text:p>Let $n \geq 5$ be a given integer. <text:s/>Determine the greatest integer $k$ for which there exists a polygon with $n$ vertices (convex or not, with non-selfintersecting boundary) having $k$ internal right angles.</text:p>
          </table:table-cell>
          <table:table-cell office:value-type="string" calcext:value-type="string">
            <text:p>https://artofproblemsolving.com/community/c3954_2003_imo_shortlist</text:p>
          </table:table-cell>
          <table:table-cell office:value-type="string" calcext:value-type="string">
            <text:p>Let $n \geq 5$ be a given integer.  Determine the greatest integer $k$ for which there exists a polygon with $n$ vertices (convex or not, with non-selfintersecting boundary) having $k$ internal right angles.</text:p>
            <text:p/>
            <text:p>\textit{Proposed by Juozas Juvencijus Macys, Lithuania}</text:p>
          </table:table-cell>
          <table:table-cell/>
        </table:table-row>
        <table:table-row table:style-name="ro7">
          <table:table-cell office:value-type="string" calcext:value-type="string">
            <text:p>2003 IMO Shortlist</text:p>
          </table:table-cell>
          <table:table-cell office:value-type="float" office:value="2003" calcext:value-type="float">
            <text:p>2003</text:p>
          </table:table-cell>
          <table:table-cell office:value-type="float" office:value="4" calcext:value-type="float">
            <text:p>4</text:p>
          </table:table-cell>
          <table:table-cell/>
          <table:table-cell office:value-type="string" calcext:value-type="string">
            <text:p>Let $x_1,\ldots, x_n$ and $y_1,\ldots, y_n$ be real numbers. <text:s/>Let $A = (a_{ij})_{1\leq i,j\leq n}$ be the matrix with entries \[a_{ij} = \begin{cases}1,&amp;\text{if }x_i + y_j\geq 0;\\0,&amp;\text{if }x_i + y_j &lt; 0.\end{cases}\]Suppose that $B$ is an $n\times n$ matrix with entries $0$, $1$ such that the sum of the elements in each row and each column of $B$ is equal to the corresponding sum for the matrix $A$. <text:s/>Prove that $A=B$.</text:p>
          </table:table-cell>
          <table:table-cell office:value-type="string" calcext:value-type="string">
            <text:p>https://artofproblemsolving.com/community/c3954_2003_imo_shortlist</text:p>
          </table:table-cell>
          <table:table-cell office:value-type="string" calcext:value-type="string">
            <text:p>Let $x_1,\ldots, x_n$ and $y_1,\ldots, y_n$ be real numbers. <text:s/>Let $A = (a_{ij})_{1\leq i,j\leq n}$ be the matrix with entries \[a_{ij} = \begin{cases}1,&amp;\text{if }x_i + y_j\geq 0;\\0,&amp;\text{if }x_i + y_j &lt; 0.\end{cases}\]Suppose that $B$ is an $n\times n$ matrix with entries $0$, $1$ such that the sum of the elements in each row and each column of $B$ is equal to the corresponding sum for the matrix $A$. <text:s/>Prove that $A=B$.</text:p>
          </table:table-cell>
          <table:table-cell/>
        </table:table-row>
        <table:table-row table:style-name="ro14">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Consider the matrix $A-B$. It has only $-1,0,1$ as elements, and we want to prove that it actually has only $0$. It also has the property that the sum of the elements on each line and each column is $0$. In $A$ we can't have $i\ne k,\ j\ne l$ s.t. $a_{ij},a_{kl}=1,\ a_{il},a_{kj}=0$ or vice-versa. Then in $A-B$ we can't have $i\ne k,\ j\ne l$ s.t. $a_{ij},a_{kl}=1,\ a_{il},a_{kj}\ne 1$ or vice-versa. [\textbf{Moderator edit:} Here and in the following, $a_{uv}$ doesn't necessarily denote the $\left(u,v\right)$-th entry of the matrix $A$, but rather the $\left(u,v\right)$-th entry of whatever matrix we are currently talking about.]&#10;&#10;Consider the line in $A-B$ with the maximal number of $1$'s. If this number is non-zero, then there must be some $-1$'s as well on this line (call it line $i$). Assume $a_{ij}=-1$. In this case there is a $k$ s.t. $a_{kj}=1$ (because the sum of all numbers on column $j$ is $0$). If for all $m$ for which $a_{im}=1$ we also have $a_{km}=1$ then on the line $k$ we have more $1$'s than on the line $i$, and that's a contradiction, so there must exist an $l$ s.t. $a_{il}=1$ and $a_{kl}\ne 1$. But if we look at the four elements $a_{ij}=-1\ne 1,a_{kl}\ne 1,a_{il}=a_{kj}=1$ we see that they contradict what we said in the first paragraph." calcext:value-type="string">
            <text:p>Click for solution</text:p>
            <text:p/>
            <text:p>Consider the matrix $A-B$. It has only $-1,0,1$ as elements, and we want to prove that it actually has only $0$. It also has the property that the sum of the elements on each line and each column is $0$. In $A$ we can't have $i\ne k,\ j\ne l$ s.t. $a_{ij},a_{kl}=1,\ a_{il},a_{kj}=0$ or vice-versa. Then in $A-B$ we can't have $i\ne k,\ j\ne l$ s.t. $a_{ij},a_{kl}=1,\ a_{il},a_{kj}\ne 1$ or vice-versa. [\textbf{Moderator edit:} Here and in the following, $a_{uv}$ doesn't necessarily denote the $\left(u,v\right)$-th entry of the matrix $A$, but rather the $\left(u,v\right)$-th entry of whatever matrix we are currently talking about.]</text:p>
            <text:p/>
            <text:p>Consider the line in $A-B$ with the maximal number of $1$'s. If this number is non-zero, then there must be some $-1$'s as well on this line (call it line $i$). Assume $a_{ij}=-1$. In this case there is a $k$ s.t. $a_{kj}=1$ (because the sum of all numbers on column $j$ is $0$). If for all $m$ for which $a_{im}=1$ we also have $a_{km}=1$ then on the line $k$ we have more $1$'s than on the line $i$, and that's a contradiction, so there must exist an $l$ s.t. $a_{il}=1$ and $a_{kl}\ne 1$. But if we look at the four elements $a_{ij}=-1\ne 1,a_{kl}\ne 1,a_{il}=a_{kj}=1$ we see that they contradict what we said in the first paragraph.</text:p>
          </table:table-cell>
          <table:table-cell office:value-type="string" calcext:value-type="string">
            <text:p>https://artofproblemsolving.com/community/c3954_2003_imo_shortlist</text:p>
          </table:table-cell>
          <table:table-cell office:value-type="string" office:string-value="Click for solution&#10;&#10;Consider the matrix $A-B$. It has only $-1,0,1$ as elements, and we want to prove that it actually has only $0$. It also has the property that the sum of the elements on each line and each column is $0$. In $A$ we can't have $i\ne k,\ j\ne l$ s.t. $a_{ij},a_{kl}=1,\ a_{il},a_{kj}=0$ or vice-versa. Then in $A-B$ we can't have $i\ne k,\ j\ne l$ s.t. $a_{ij},a_{kl}=1,\ a_{il},a_{kj}\ne 1$ or vice-versa. [\textbf{Moderator edit:} Here and in the following, $a_{uv}$ doesn't necessarily denote the $\left(u,v\right)$-th entry of the matrix $A$, but rather the $\left(u,v\right)$-th entry of whatever matrix we are currently talking about.]&#10;&#10;Consider the line in $A-B$ with the maximal number of $1$'s. If this number is non-zero, then there must be some $-1$'s as well on this line (call it line $i$). Assume $a_{ij}=-1$. In this case there is a $k$ s.t. $a_{kj}=1$ (because the sum of all numbers on column $j$ is $0$). If for all $m$ for which $a_{im}=1$ we also have $a_{km}=1$ then on the line $k$ we have more $1$'s than on the line $i$, and that's a contradiction, so there must exist an $l$ s.t. $a_{il}=1$ and $a_{kl}\ne 1$. But if we look at the four elements $a_{ij}=-1\ne 1,a_{kl}\ne 1,a_{il}=a_{kj}=1$ we see that they contradict what we said in the first paragraph." calcext:value-type="string">
            <text:p>Click for solution</text:p>
            <text:p/>
            <text:p>Consider the matrix $A-B$. It has only $-1,0,1$ as elements, and we want to prove that it actually has only $0$. It also has the property that the sum of the elements on each line and each column is $0$. In $A$ we can't have $i\ne k,\ j\ne l$ s.t. $a_{ij},a_{kl}=1,\ a_{il},a_{kj}=0$ or vice-versa. Then in $A-B$ we can't have $i\ne k,\ j\ne l$ s.t. $a_{ij},a_{kl}=1,\ a_{il},a_{kj}\ne 1$ or vice-versa. [\textbf{Moderator edit:} Here and in the following, $a_{uv}$ doesn't necessarily denote the $\left(u,v\right)$-th entry of the matrix $A$, but rather the $\left(u,v\right)$-th entry of whatever matrix we are currently talking about.]</text:p>
            <text:p/>
            <text:p>Consider the line in $A-B$ with the maximal number of $1$'s. If this number is non-zero, then there must be some $-1$'s as well on this line (call it line $i$). Assume $a_{ij}=-1$. In this case there is a $k$ s.t. $a_{kj}=1$ (because the sum of all numbers on column $j$ is $0$). If for all $m$ for which $a_{im}=1$ we also have $a_{km}=1$ then on the line $k$ we have more $1$'s than on the line $i$, and that's a contradiction, so there must exist an $l$ s.t. $a_{il}=1$ and $a_{kl}\ne 1$. But if we look at the four elements $a_{ij}=-1\ne 1,a_{kl}\ne 1,a_{il}=a_{kj}=1$ we see that they contradict what we said in the first paragraph.</text:p>
          </table:table-cell>
          <table:table-cell/>
        </table:table-row>
        <table:table-row table:style-name="ro12">
          <table:table-cell office:value-type="string" calcext:value-type="string">
            <text:p>2003 IMO Shortlist</text:p>
          </table:table-cell>
          <table:table-cell office:value-type="float" office:value="2003" calcext:value-type="float">
            <text:p>2003</text:p>
          </table:table-cell>
          <table:table-cell office:value-type="float" office:value="5" calcext:value-type="float">
            <text:p>5</text:p>
          </table:table-cell>
          <table:table-cell/>
          <table:table-cell office:value-type="string" calcext:value-type="string">
            <text:p>Every point with integer coordinates in the plane is the center of a disk with radius $1/1000$.</text:p>
            <text:p/>
            <text:p>(1) Prove that there exists an equilateral triangle whose vertices lie in different discs.</text:p>
            <text:p/>
            <text:p>(2) Prove that every equilateral triangle with vertices in different discs has side-length greater than $96$.</text:p>
            <text:p/>
            <text:p>\textit{Radu Gologan, Romania}</text:p>
            <text:p>RemarkThe "&gt; 96" in \textbf{(b)} can be strengthened to "&gt; 124". By the way, part \textbf{(a)} of this problem is the place where I used the well-known "Dedekind" theorem.</text:p>
          </table:table-cell>
          <table:table-cell office:value-type="string" calcext:value-type="string">
            <text:p>https://artofproblemsolving.com/community/c3954_2003_imo_shortlist</text:p>
          </table:table-cell>
          <table:table-cell office:value-type="string" calcext:value-type="string">
            <text:p>Every point with integer coordinates in the plane is the center of a disk with radius $1/1000$.</text:p>
            <text:p/>
            <text:p>(1) Prove that there exists an equilateral triangle whose vertices lie in different discs.</text:p>
            <text:p/>
            <text:p>(2) Prove that every equilateral triangle with vertices in different discs has side-length greater than $96$.</text:p>
            <text:p/>
            <text:p>\textit{Radu Gologan, Romania}</text:p>
            <text:p>RemarkThe "&gt; 96" in \textbf{(b)} can be strengthened to "&gt; 124". By the way, part \textbf{(a)} of this problem is the place where I used the well-known "Dedekind" theorem.</text:p>
          </table:table-cell>
          <table:table-cell/>
        </table:table-row>
        <table:table-row table:style-name="ro2">
          <table:table-cell office:value-type="string" calcext:value-type="string">
            <text:p>2003 IMO Shortlist</text:p>
          </table:table-cell>
          <table:table-cell office:value-type="float" office:value="2003" calcext:value-type="float">
            <text:p>2003</text:p>
          </table:table-cell>
          <table:table-cell table:number-columns-repeated="2"/>
          <table:table-cell office:value-type="string" office:string-value="Click for solution&#10;&#10;This is also from the ISL.&#10;&#10;I've only managed to solve (a), which is not at all tough. We just find a triangle with vertices (as complex numbers) of the form $2n,\ 2n\epsilon,\ 2n\epsilon^2$. Since $\epsilon=\frac{-1+\sqrt3}2$, it means that we can find an $n$ s.t. $2n\epsilon$ is inside a disk (by using the &quot;famous Dedekind theorem&quot; :D, otherwise known as Kronecker's thm). $2n\epsilon^2$ will, of course, be inside a disk as well, because $\epsilon^2$ is the symmetric of $\epsilon$ wrt the $Ox$ axis." calcext:value-type="string">
            <text:p>Click for solution</text:p>
            <text:p/>
            <text:p>This is also from the ISL.</text:p>
            <text:p/>
            <text:p>I've only managed to solve (a), which is not at all tough. We just find a triangle with vertices (as complex numbers) of the form $2n,\ 2n\epsilon,\ 2n\epsilon^2$. Since $\epsilon=\frac{-1+\sqrt3}2$, it means that we can find an $n$ s.t. $2n\epsilon$ is inside a disk (by using the "famous Dedekind theorem" :D, otherwise known as Kronecker's thm). $2n\epsilon^2$ will, of course, be inside a disk as well, because $\epsilon^2$ is the symmetric of $\epsilon$ wrt the $Ox$ axis.</text:p>
          </table:table-cell>
          <table:table-cell office:value-type="string" calcext:value-type="string">
            <text:p>https://artofproblemsolving.com/community/c3954_2003_imo_shortlist</text:p>
          </table:table-cell>
          <table:table-cell office:value-type="string" office:string-value="Click for solution&#10;&#10;This is also from the ISL.&#10;&#10;I've only managed to solve (a), which is not at all tough. We just find a triangle with vertices (as complex numbers) of the form $2n,\ 2n\epsilon,\ 2n\epsilon^2$. Since $\epsilon=\frac{-1+\sqrt3}2$, it means that we can find an $n$ s.t. $2n\epsilon$ is inside a disk (by using the &quot;famous Dedekind theorem&quot; :D, otherwise known as Kronecker's thm). $2n\epsilon^2$ will, of course, be inside a disk as well, because $\epsilon^2$ is the symmetric of $\epsilon$ wrt the $Ox$ axis." calcext:value-type="string">
            <text:p>Click for solution</text:p>
            <text:p/>
            <text:p>This is also from the ISL.</text:p>
            <text:p/>
            <text:p>I've only managed to solve (a), which is not at all tough. We just find a triangle with vertices (as complex numbers) of the form $2n,\ 2n\epsilon,\ 2n\epsilon^2$. Since $\epsilon=\frac{-1+\sqrt3}2$, it means that we can find an $n$ s.t. $2n\epsilon$ is inside a disk (by using the "famous Dedekind theorem" :D, otherwise known as Kronecker's thm). $2n\epsilon^2$ will, of course, be inside a disk as well, because $\epsilon^2$ is the symmetric of $\epsilon$ wrt the $Ox$ axis.</text:p>
          </table:table-cell>
          <table:table-cell/>
        </table:table-row>
        <table:table-row table:style-name="ro2">
          <table:table-cell office:value-type="string" calcext:value-type="string">
            <text:p>2003 IMO Shortlist</text:p>
          </table:table-cell>
          <table:table-cell office:value-type="float" office:value="2003" calcext:value-type="float">
            <text:p>2003</text:p>
          </table:table-cell>
          <table:table-cell office:value-type="float" office:value="6" calcext:value-type="float">
            <text:p>6</text:p>
          </table:table-cell>
          <table:table-cell office:value-type="string" calcext:value-type="string">
            <text:p>Dirk Laurie, South Africa</text:p>
          </table:table-cell>
          <table:table-cell office:value-type="string" calcext:value-type="string">
            <text:p>Let $f(k)$ be the number of integers $n$ satisfying the following conditions:</text:p>
            <text:p/>
            <text:p>(i) $0\leq n &lt; 10^k$ so $n$ has exactly $k$ digits (in decimal notation), with leading zeroes allowed;</text:p>
            <text:p/>
            <text:p>(ii) the digits of $n$ can be permuted in such a way that they yield an integer divisible by $11$.</text:p>
            <text:p/>
            <text:p>Prove that $f(2m) = 10f(2m-1)$ for every positive integer $m$.</text:p>
          </table:table-cell>
          <table:table-cell office:value-type="string" calcext:value-type="string">
            <text:p>https://artofproblemsolving.com/community/c3954_2003_imo_shortlist</text:p>
          </table:table-cell>
          <table:table-cell office:value-type="string" calcext:value-type="string">
            <text:p>Let $f(k)$ be the number of integers $n$ satisfying the following conditions:</text:p>
            <text:p/>
            <text:p>(i) $0\leq n &lt; 10^k$ so $n$ has exactly $k$ digits (in decimal notation), with leading zeroes allowed;</text:p>
            <text:p/>
            <text:p>(ii) the digits of $n$ can be permuted in such a way that they yield an integer divisible by $11$.</text:p>
            <text:p/>
            <text:p>Prove that $f(2m) = 10f(2m-1)$ for every positive integer $m$.</text:p>
            <text:p/>
            <text:p>\textit{Proposed by Dirk Laurie, South Africa}</text:p>
          </table:table-cell>
          <table:table-cell/>
        </table:table-row>
        <table:table-row table:style-name="ro7">
          <table:table-cell office:value-type="string" calcext:value-type="string">
            <text:p>2002 IMO Shortlist</text:p>
          </table:table-cell>
          <table:table-cell office:value-type="float" office:value="2002" calcext:value-type="float">
            <text:p>2002</text:p>
          </table:table-cell>
          <table:table-cell office:value-type="float" office:value="1" calcext:value-type="float">
            <text:p>1</text:p>
          </table:table-cell>
          <table:table-cell/>
          <table:table-cell office:value-type="string" calcext:value-type="string">
            <text:p>Let $B$ be a point on a circle $S_1$, and let $A$ be a point distinct from $B$ on the tangent at $B$ to $S_1$. Let $C$ be a point not on $S_1$ such that the line segment $AC$ meets $S_1$ at two distinct points. Let $S_2$ be the circle touching $AC$ at $C$ and touching $S_1$ at a point $D$ on the opposite side of $AC$ from $B$. <text:s/>Prove that the circumcentre of triangle $BCD$ lies on the circumcircle of triangle $ABC$.</text:p>
          </table:table-cell>
          <table:table-cell office:value-type="string" calcext:value-type="string">
            <text:p>https://artofproblemsolving.com/community/c3953_2002_imo_shortlist</text:p>
          </table:table-cell>
          <table:table-cell office:value-type="string" calcext:value-type="string">
            <text:p>Let $B$ be a point on a circle $S_1$, and let $A$ be a point distinct from $B$ on the tangent at $B$ to $S_1$. Let $C$ be a point not on $S_1$ such that the line segment $AC$ meets $S_1$ at two distinct points. Let $S_2$ be the circle touching $AC$ at $C$ and touching $S_1$ at a point $D$ on the opposite side of $AC$ from $B$. <text:s/>Prove that the circumcentre of triangle $BCD$ lies on the circumcircle of triangle $ABC$.</text:p>
          </table:table-cell>
          <table:table-cell/>
        </table:table-row>
        <table:table-row table:style-name="ro16">
          <table:table-cell office:value-type="string" calcext:value-type="string">
            <text:p>2002 IMO Shortlist</text:p>
          </table:table-cell>
          <table:table-cell office:value-type="float" office:value="2002" calcext:value-type="float">
            <text:p>2002</text:p>
          </table:table-cell>
          <table:table-cell table:number-columns-repeated="2"/>
          <table:table-cell office:value-type="string" office:string-value="Click for solution&#10;&#10;I. for one, distinctly remember posting two or three of these on the forum, but what the heck! :) They're nice problems; we can solve them all over again. :)&#10;&#10;I remember giving an inversive proof, but I can't find it anymore, so here's another one:&#10;&#10;Let $M$ be the circumcenter of $BCD$. We have $\angle BMC=2\angle BDC$, and we want to show that $\angle BMC=\angle BAC$, so it's equivalent to showing that $\angle BAC=2\angle BDC$. Let $C'$ be the intersection of $DC$ with $S_1$.&#10;The tangent through $C'$ to $S_1$ is parallel to $AC$ because $C'$ is the image $C$ through the homothety centered at $D$ which turns $S_2$ into $S_1$. Now let $T$ be the intersection of the tangents to $S_1$ through $B,C'$. We now have $\angle BAC=\pi-\angle BTC'=2\angle TC'B=2\angle BDC'=2\angle BDC$, Q.E.D." calcext:value-type="string">
            <text:p>Click for solution</text:p>
            <text:p/>
            <text:p>I. for one, distinctly remember posting two or three of these on the forum, but what the heck! :) They're nice problems; we can solve them all over again. :)</text:p>
            <text:p/>
            <text:p>I remember giving an inversive proof, but I can't find it anymore, so here's another one:</text:p>
            <text:p/>
            <text:p>Let $M$ be the circumcenter of $BCD$. We have $\angle BMC=2\angle BDC$, and we want to show that $\angle BMC=\angle BAC$, so it's equivalent to showing that $\angle BAC=2\angle BDC$. Let $C'$ be the intersection of $DC$ with $S_1$.</text:p>
            <text:p>The tangent through $C'$ to $S_1$ is parallel to $AC$ because $C'$ is the image $C$ through the homothety centered at $D$ which turns $S_2$ into $S_1$. Now let $T$ be the intersection of the tangents to $S_1$ through $B,C'$. We now have $\angle BAC=\pi-\angle BTC'=2\angle TC'B=2\angle BDC'=2\angle BDC$, Q.E.D.</text:p>
          </table:table-cell>
          <table:table-cell office:value-type="string" calcext:value-type="string">
            <text:p>https://artofproblemsolving.com/community/c3953_2002_imo_shortlist</text:p>
          </table:table-cell>
          <table:table-cell office:value-type="string" office:string-value="Click for solution&#10;&#10;I. for one, distinctly remember posting two or three of these on the forum, but what the heck! :) They're nice problems; we can solve them all over again. :)&#10;&#10;I remember giving an inversive proof, but I can't find it anymore, so here's another one:&#10;&#10;Let $M$ be the circumcenter of $BCD$. We have $\angle BMC=2\angle BDC$, and we want to show that $\angle BMC=\angle BAC$, so it's equivalent to showing that $\angle BAC=2\angle BDC$. Let $C'$ be the intersection of $DC$ with $S_1$.&#10;The tangent through $C'$ to $S_1$ is parallel to $AC$ because $C'$ is the image $C$ through the homothety centered at $D$ which turns $S_2$ into $S_1$. Now let $T$ be the intersection of the tangents to $S_1$ through $B,C'$. We now have $\angle BAC=\pi-\angle BTC'=2\angle TC'B=2\angle BDC'=2\angle BDC$, Q.E.D." calcext:value-type="string">
            <text:p>Click for solution</text:p>
            <text:p/>
            <text:p>I. for one, distinctly remember posting two or three of these on the forum, but what the heck! :) They're nice problems; we can solve them all over again. :)</text:p>
            <text:p/>
            <text:p>I remember giving an inversive proof, but I can't find it anymore, so here's another one:</text:p>
            <text:p/>
            <text:p>Let $M$ be the circumcenter of $BCD$. We have $\angle BMC=2\angle BDC$, and we want to show that $\angle BMC=\angle BAC$, so it's equivalent to showing that $\angle BAC=2\angle BDC$. Let $C'$ be the intersection of $DC$ with $S_1$.</text:p>
            <text:p>The tangent through $C'$ to $S_1$ is parallel to $AC$ because $C'$ is the image $C$ through the homothety centered at $D$ which turns $S_2$ into $S_1$. Now let $T$ be the intersection of the tangents to $S_1$ through $B,C'$. We now have $\angle BAC=\pi-\angle BTC'=2\angle TC'B=2\angle BDC'=2\angle BDC$, Q.E.D.</text:p>
          </table:table-cell>
          <table:table-cell/>
        </table:table-row>
        <table:table-row table:style-name="ro4">
          <table:table-cell office:value-type="string" calcext:value-type="string">
            <text:p>2002 IMO Shortlist</text:p>
          </table:table-cell>
          <table:table-cell office:value-type="float" office:value="2002" calcext:value-type="float">
            <text:p>2002</text:p>
          </table:table-cell>
          <table:table-cell office:value-type="float" office:value="2" calcext:value-type="float">
            <text:p>2</text:p>
          </table:table-cell>
          <table:table-cell/>
          <table:table-cell office:value-type="string" calcext:value-type="string">
            <text:p>Let $ABC$ be a triangle for which there exists an interior point $F$ such that $\angle AFB=\angle BFC=\angle CFA$. Let the lines $BF$ and $CF$ meet the sides $AC$ and $AB$ at $D$ and $E$ respectively. Prove that \[ AB+AC\geq4DE. \]</text:p>
          </table:table-cell>
          <table:table-cell office:value-type="string" calcext:value-type="string">
            <text:p>https://artofproblemsolving.com/community/c3953_2002_imo_shortlist</text:p>
          </table:table-cell>
          <table:table-cell office:value-type="string" calcext:value-type="string">
            <text:p>Let $ABC$ be a triangle for which there exists an interior point $F$ such that $\angle AFB=\angle BFC=\angle CFA$. Let the lines $BF$ and $CF$ meet the sides $AC$ and $AB$ at $D$ and $E$ respectively. Prove that \[ AB+AC\geq4DE. \]</text:p>
          </table:table-cell>
          <table:table-cell/>
        </table:table-row>
        <table:table-row table:style-name="ro24">
          <table:table-cell office:value-type="string" calcext:value-type="string">
            <text:p>2002 IMO Shortlist</text:p>
          </table:table-cell>
          <table:table-cell office:value-type="float" office:value="2002" calcext:value-type="float">
            <text:p>2002</text:p>
          </table:table-cell>
          <table:table-cell table:number-columns-repeated="2"/>
          <table:table-cell office:value-type="string" office:string-value="Click for solution&#10;&#10;I saw this problem these days and I was pretty sure it was an ISL problem.&#10;&#10;Lets take the equilateral triangles $ ACP$ and $ ABQ$ on the exterior of the triangle $ ABC$.&#10;&#10;We have that  $ \angle{APC} + \angle{AFC} = 180$, therefore the points $ A,P,F,C$ are concyclic.&#10;&#10;But $ \angle{AFP} = \angle{ACP} = 60 = \angle{AFD}$, so $ D \in (FP)$.&#10;Analoguosly we have that $ E \in (FQ)$.&#10;&#10;Now observe that $ \frac {FP}{FD} = 1 + \frac {DP}{FD} = 1 + \frac {[APC]}{[AFC]}\geq 4$, and the equality occurs when $ F$ is the midpoint of $ \widehat{AC}$.&#10;&#10;Therefore $ FD \leq \frac {1}{4}FP$, and $ FE \leq \frac {1}{4}FQ$.&#10;&#10;So, by taking it metrical, we have that:&#10;$ DE = \sqrt {FD^{2} + FE^{2} + FD \cdot FE}\leq \frac {1}{4}\cdot \sqrt {FP^{2} + FQ^{2} + FP \cdot FQ} = \frac {1}{4}PQ$&#10;&#10;But $ PQ \leq AP + AQ = AB + AC$, and thus the problem is solved." calcext:value-type="string">
            <text:p>Click for solution</text:p>
            <text:p/>
            <text:p>I saw this problem these days and I was pretty sure it was an ISL problem.</text:p>
            <text:p/>
            <text:p>Lets take the equilateral triangles $ ACP$ and $ ABQ$ on the exterior of the triangle $ ABC$.</text:p>
            <text:p/>
            <text:p>We have that  $ \angle{APC} + \angle{AFC} = 180$, therefore the points $ A,P,F,C$ are concyclic.</text:p>
            <text:p/>
            <text:p>But $ \angle{AFP} = \angle{ACP} = 60 = \angle{AFD}$, so $ D \in (FP)$.</text:p>
            <text:p>Analoguosly we have that $ E \in (FQ)$.</text:p>
            <text:p/>
            <text:p>Now observe that $ \frac {FP}{FD} = 1 + \frac {DP}{FD} = 1 + \frac {[APC]}{[AFC]}\geq 4$, and the equality occurs when $ F$ is the midpoint of $ \widehat{AC}$.</text:p>
            <text:p/>
            <text:p>Therefore $ FD \leq \frac {1}{4}FP$, and $ FE \leq \frac {1}{4}FQ$.</text:p>
            <text:p/>
            <text:p>So, by taking it metrical, we have that:</text:p>
            <text:p>$ DE = \sqrt {FD^{2} + FE^{2} + FD \cdot FE}\leq \frac {1}{4}\cdot \sqrt {FP^{2} + FQ^{2} + FP \cdot FQ} = \frac {1}{4}PQ$</text:p>
            <text:p/>
            <text:p>But $ PQ \leq AP + AQ = AB + AC$, and thus the problem is solved.</text:p>
          </table:table-cell>
          <table:table-cell office:value-type="string" calcext:value-type="string">
            <text:p>https://artofproblemsolving.com/community/c3953_2002_imo_shortlist</text:p>
          </table:table-cell>
          <table:table-cell office:value-type="string" office:string-value="Click for solution&#10;&#10;I saw this problem these days and I was pretty sure it was an ISL problem.&#10;&#10;Lets take the equilateral triangles $ ACP$ and $ ABQ$ on the exterior of the triangle $ ABC$.&#10;&#10;We have that  $ \angle{APC} + \angle{AFC} = 180$, therefore the points $ A,P,F,C$ are concyclic.&#10;&#10;But $ \angle{AFP} = \angle{ACP} = 60 = \angle{AFD}$, so $ D \in (FP)$.&#10;Analoguosly we have that $ E \in (FQ)$.&#10;&#10;Now observe that $ \frac {FP}{FD} = 1 + \frac {DP}{FD} = 1 + \frac {[APC]}{[AFC]}\geq 4$, and the equality occurs when $ F$ is the midpoint of $ \widehat{AC}$.&#10;&#10;Therefore $ FD \leq \frac {1}{4}FP$, and $ FE \leq \frac {1}{4}FQ$.&#10;&#10;So, by taking it metrical, we have that:&#10;$ DE = \sqrt {FD^{2} + FE^{2} + FD \cdot FE}\leq \frac {1}{4}\cdot \sqrt {FP^{2} + FQ^{2} + FP \cdot FQ} = \frac {1}{4}PQ$&#10;&#10;But $ PQ \leq AP + AQ = AB + AC$, and thus the problem is solved." calcext:value-type="string">
            <text:p>Click for solution</text:p>
            <text:p/>
            <text:p>I saw this problem these days and I was pretty sure it was an ISL problem.</text:p>
            <text:p/>
            <text:p>Lets take the equilateral triangles $ ACP$ and $ ABQ$ on the exterior of the triangle $ ABC$.</text:p>
            <text:p/>
            <text:p>We have that  $ \angle{APC} + \angle{AFC} = 180$, therefore the points $ A,P,F,C$ are concyclic.</text:p>
            <text:p/>
            <text:p>But $ \angle{AFP} = \angle{ACP} = 60 = \angle{AFD}$, so $ D \in (FP)$.</text:p>
            <text:p>Analoguosly we have that $ E \in (FQ)$.</text:p>
            <text:p/>
            <text:p>Now observe that $ \frac {FP}{FD} = 1 + \frac {DP}{FD} = 1 + \frac {[APC]}{[AFC]}\geq 4$, and the equality occurs when $ F$ is the midpoint of $ \widehat{AC}$.</text:p>
            <text:p/>
            <text:p>Therefore $ FD \leq \frac {1}{4}FP$, and $ FE \leq \frac {1}{4}FQ$.</text:p>
            <text:p/>
            <text:p>So, by taking it metrical, we have that:</text:p>
            <text:p>$ DE = \sqrt {FD^{2} + FE^{2} + FD \cdot FE}\leq \frac {1}{4}\cdot \sqrt {FP^{2} + FQ^{2} + FP \cdot FQ} = \frac {1}{4}PQ$</text:p>
            <text:p/>
            <text:p>But $ PQ \leq AP + AQ = AB + AC$, and thus the problem is solved.</text:p>
          </table:table-cell>
          <table:table-cell/>
        </table:table-row>
        <table:table-row table:style-name="ro7">
          <table:table-cell office:value-type="string" calcext:value-type="string">
            <text:p>2002 IMO Shortlist</text:p>
          </table:table-cell>
          <table:table-cell office:value-type="float" office:value="2002" calcext:value-type="float">
            <text:p>2002</text:p>
          </table:table-cell>
          <table:table-cell office:value-type="float" office:value="3" calcext:value-type="float">
            <text:p>3</text:p>
          </table:table-cell>
          <table:table-cell/>
          <table:table-cell office:value-type="string" calcext:value-type="string">
            <text:p>The circle $S$ has centre $O$, and $BC$ is a diameter of $S$. Let $A$ be a point of $S$ such that $\angle AOB&lt;120{{}^\circ}$. <text:s/>Let $D$ be the midpoint of the arc $AB$ which does not contain $C$. The line through $O$ parallel to $DA$ meets the line $AC$ at $I$. The perpendicular bisector of $OA$ meets $S$ at $E$ and at $F$. Prove that $I$ is the incentre of the triangle $CEF.$</text:p>
          </table:table-cell>
          <table:table-cell office:value-type="string" calcext:value-type="string">
            <text:p>https://artofproblemsolving.com/community/c3953_2002_imo_shortlist</text:p>
          </table:table-cell>
          <table:table-cell office:value-type="string" calcext:value-type="string">
            <text:p>The circle $S$ has centre $O$, and $BC$ is a diameter of $S$. Let $A$ be a point of $S$ such that $\angle AOB&lt;120{{}^\circ}$. <text:s/>Let $D$ be the midpoint of the arc $AB$ which does not contain $C$. The line through $O$ parallel to $DA$ meets the line $AC$ at $I$. The perpendicular bisector of $OA$ meets $S$ at $E$ and at $F$. Prove that $I$ is the incentre of the triangle $CEF.$</text:p>
          </table:table-cell>
          <table:table-cell/>
        </table:table-row>
        <table:table-row table:style-name="ro15">
          <table:table-cell office:value-type="string" calcext:value-type="string">
            <text:p>2002 IMO Shortlist</text:p>
          </table:table-cell>
          <table:table-cell office:value-type="float" office:value="2002" calcext:value-type="float">
            <text:p>2002</text:p>
          </table:table-cell>
          <table:table-cell table:number-columns-repeated="2"/>
          <table:table-cell office:value-type="string" office:string-value="Click for solution&#10;&#10;Triangles $AOE,AOF$ are equilateral because $AE=OE=OA,\ AF=OF=OA$.&#10;&#10;The condition $\angle AOB&lt;120^{\circ}\iff \angle AOC&gt;60^{\circ}$ simply means that $F$ (assume $F$ is on the same side of $OA$ as $C$) lies on the arc $AC$ which doesn't contain $E$, so $CA$ is the internal bisector of $\angle ECF$ because $A$ is the midpoint of the arc $EF$ (without the condition, $AC$ would be the external bisector). This means that $J$ lies on the bisector of $\angle ECF$.&#10;&#10;On the other hand, we have $AD\|OJ$ and $OD\|AJ$ because they're both $\perp AB$, so $J$ is the reflection of $D$ in the midpoint of $OA$. This means $\angle EJF=\angle EDF=120^{\circ}$, and since $\angle ECF=\frac{\angle EOF}2=60^{\circ}$ and $J$ lies on the internal bisector of $\angle ECF$, it means that $J$ is the incenter (the only other position on $AC$ from which $EF$ is seen under an angle of $120^{\circ}$ is $A$, and it's clear that $J\ne A$)." calcext:value-type="string">
            <text:p>Click for solution</text:p>
            <text:p/>
            <text:p>Triangles $AOE,AOF$ are equilateral because $AE=OE=OA,\ AF=OF=OA$.</text:p>
            <text:p/>
            <text:p>The condition $\angle AOB&lt;120^{\circ}\iff \angle AOC&gt;60^{\circ}$ simply means that $F$ (assume $F$ is on the same side of $OA$ as $C$) lies on the arc $AC$ which doesn't contain $E$, so $CA$ is the internal bisector of $\angle ECF$ because $A$ is the midpoint of the arc $EF$ (without the condition, $AC$ would be the external bisector). This means that $J$ lies on the bisector of $\angle ECF$.</text:p>
            <text:p/>
            <text:p>On the other hand, we have $AD\|OJ$ and $OD\|AJ$ because they're both $\perp AB$, so $J$ is the reflection of $D$ in the midpoint of $OA$. This means $\angle EJF=\angle EDF=120^{\circ}$, and since $\angle ECF=\frac{\angle EOF}2=60^{\circ}$ and $J$ lies on the internal bisector of $\angle ECF$, it means that $J$ is the incenter (the only other position on $AC$ from which $EF$ is seen under an angle of $120^{\circ}$ is $A$, and it's clear that $J\ne A$).</text:p>
          </table:table-cell>
          <table:table-cell office:value-type="string" calcext:value-type="string">
            <text:p>https://artofproblemsolving.com/community/c3953_2002_imo_shortlist</text:p>
          </table:table-cell>
          <table:table-cell office:value-type="string" office:string-value="Click for solution&#10;&#10;Triangles $AOE,AOF$ are equilateral because $AE=OE=OA,\ AF=OF=OA$.&#10;&#10;The condition $\angle AOB&lt;120^{\circ}\iff \angle AOC&gt;60^{\circ}$ simply means that $F$ (assume $F$ is on the same side of $OA$ as $C$) lies on the arc $AC$ which doesn't contain $E$, so $CA$ is the internal bisector of $\angle ECF$ because $A$ is the midpoint of the arc $EF$ (without the condition, $AC$ would be the external bisector). This means that $J$ lies on the bisector of $\angle ECF$.&#10;&#10;On the other hand, we have $AD\|OJ$ and $OD\|AJ$ because they're both $\perp AB$, so $J$ is the reflection of $D$ in the midpoint of $OA$. This means $\angle EJF=\angle EDF=120^{\circ}$, and since $\angle ECF=\frac{\angle EOF}2=60^{\circ}$ and $J$ lies on the internal bisector of $\angle ECF$, it means that $J$ is the incenter (the only other position on $AC$ from which $EF$ is seen under an angle of $120^{\circ}$ is $A$, and it's clear that $J\ne A$)." calcext:value-type="string">
            <text:p>Click for solution</text:p>
            <text:p/>
            <text:p>Triangles $AOE,AOF$ are equilateral because $AE=OE=OA,\ AF=OF=OA$.</text:p>
            <text:p/>
            <text:p>The condition $\angle AOB&lt;120^{\circ}\iff \angle AOC&gt;60^{\circ}$ simply means that $F$ (assume $F$ is on the same side of $OA$ as $C$) lies on the arc $AC$ which doesn't contain $E$, so $CA$ is the internal bisector of $\angle ECF$ because $A$ is the midpoint of the arc $EF$ (without the condition, $AC$ would be the external bisector). This means that $J$ lies on the bisector of $\angle ECF$.</text:p>
            <text:p/>
            <text:p>On the other hand, we have $AD\|OJ$ and $OD\|AJ$ because they're both $\perp AB$, so $J$ is the reflection of $D$ in the midpoint of $OA$. This means $\angle EJF=\angle EDF=120^{\circ}$, and since $\angle ECF=\frac{\angle EOF}2=60^{\circ}$ and $J$ lies on the internal bisector of $\angle ECF$, it means that $J$ is the incenter (the only other position on $AC$ from which $EF$ is seen under an angle of $120^{\circ}$ is $A$, and it's clear that $J\ne A$).</text:p>
          </table:table-cell>
          <table:table-cell/>
        </table:table-row>
        <table:table-row table:style-name="ro13">
          <table:table-cell office:value-type="string" calcext:value-type="string">
            <text:p>2002 IMO Shortlist</text:p>
          </table:table-cell>
          <table:table-cell office:value-type="float" office:value="2002" calcext:value-type="float">
            <text:p>2002</text:p>
          </table:table-cell>
          <table:table-cell office:value-type="float" office:value="4" calcext:value-type="float">
            <text:p>4</text:p>
          </table:table-cell>
          <table:table-cell/>
          <table:table-cell office:value-type="string" calcext:value-type="string">
            <text:p>Circles $S_1$ and $S_2$ intersect at points $P$ and $Q$. Distinct points $A_1$ and $B_1$ (not at $P$ or $Q$) are selected on $S_1$. The lines $A_1P$ and $B_1P$ meet $S_2$ again at $A_2$ and $B_2$ respectively, and the lines $A_1B_1$ and $A_2B_2$ meet at $C$. <text:s/>Prove that, as $A_1$ and $B_1$ vary, the circumcentres of triangles $A_1A_2C$ all lie on one fixed circle.</text:p>
          </table:table-cell>
          <table:table-cell office:value-type="string" calcext:value-type="string">
            <text:p>https://artofproblemsolving.com/community/c3953_2002_imo_shortlist</text:p>
          </table:table-cell>
          <table:table-cell office:value-type="string" calcext:value-type="string">
            <text:p>Circles $S_1$ and $S_2$ intersect at points $P$ and $Q$. Distinct points $A_1$ and $B_1$ (not at $P$ or $Q$) are selected on $S_1$. The lines $A_1P$ and $B_1P$ meet $S_2$ again at $A_2$ and $B_2$ respectively, and the lines $A_1B_1$ and $A_2B_2$ meet at $C$. <text:s/>Prove that, as $A_1$ and $B_1$ vary, the circumcentres of triangles $A_1A_2C$ all lie on one fixed circle.</text:p>
          </table:table-cell>
          <table:table-cell/>
        </table:table-row>
        <table:table-row table:style-name="ro9">
          <table:table-cell office:value-type="string" calcext:value-type="string">
            <text:p>2002 IMO Shortlist</text:p>
          </table:table-cell>
          <table:table-cell office:value-type="float" office:value="2002" calcext:value-type="float">
            <text:p>2002</text:p>
          </table:table-cell>
          <table:table-cell table:number-columns-repeated="2"/>
          <table:table-cell office:value-type="string" office:string-value="Click for solution&#10;&#10;A quick angle chase reveals that $CA_1QA_2$ is cyclic, meaning that we can forget about the $B_i$'s: we're looking for the locus of the circumcenter of $A_1A_2Q$.&#10;&#10;Since $\angle PA_iQ$ are constant angles, it means that the triangles $A_1A_2Q$ are all similar, and this means that the triangles $A_1QO$ are all similar, where $O$ is the circumcenter of $A_1A_2Q$. This means that the locus of $O$ is the image of $S_1$ through the spiral similarity of center $Q$ which turns $A_1$ into $O$. In other words, this locus is a circle, Q.E.D.&#10;&#10;Comment: it can be shown fairly easily now, by choosing particular positions of $A_1$, the the circle is, in fact, the circumcircle of $QO_1O_2$, where $O_i$ is the center of $S_i$." calcext:value-type="string">
            <text:p>Click for solution</text:p>
            <text:p/>
            <text:p>A quick angle chase reveals that $CA_1QA_2$ is cyclic, meaning that we can forget about the $B_i$'s: we're looking for the locus of the circumcenter of $A_1A_2Q$.</text:p>
            <text:p/>
            <text:p>Since $\angle PA_iQ$ are constant angles, it means that the triangles $A_1A_2Q$ are all similar, and this means that the triangles $A_1QO$ are all similar, where $O$ is the circumcenter of $A_1A_2Q$. This means that the locus of $O$ is the image of $S_1$ through the spiral similarity of center $Q$ which turns $A_1$ into $O$. In other words, this locus is a circle, Q.E.D.</text:p>
            <text:p/>
            <text:p>Comment: it can be shown fairly easily now, by choosing particular positions of $A_1$, the the circle is, in fact, the circumcircle of $QO_1O_2$, where $O_i$ is the center of $S_i$.</text:p>
          </table:table-cell>
          <table:table-cell office:value-type="string" calcext:value-type="string">
            <text:p>https://artofproblemsolving.com/community/c3953_2002_imo_shortlist</text:p>
          </table:table-cell>
          <table:table-cell office:value-type="string" office:string-value="Click for solution&#10;&#10;A quick angle chase reveals that $CA_1QA_2$ is cyclic, meaning that we can forget about the $B_i$'s: we're looking for the locus of the circumcenter of $A_1A_2Q$.&#10;&#10;Since $\angle PA_iQ$ are constant angles, it means that the triangles $A_1A_2Q$ are all similar, and this means that the triangles $A_1QO$ are all similar, where $O$ is the circumcenter of $A_1A_2Q$. This means that the locus of $O$ is the image of $S_1$ through the spiral similarity of center $Q$ which turns $A_1$ into $O$. In other words, this locus is a circle, Q.E.D.&#10;&#10;Comment: it can be shown fairly easily now, by choosing particular positions of $A_1$, the the circle is, in fact, the circumcircle of $QO_1O_2$, where $O_i$ is the center of $S_i$." calcext:value-type="string">
            <text:p>Click for solution</text:p>
            <text:p/>
            <text:p>A quick angle chase reveals that $CA_1QA_2$ is cyclic, meaning that we can forget about the $B_i$'s: we're looking for the locus of the circumcenter of $A_1A_2Q$.</text:p>
            <text:p/>
            <text:p>Since $\angle PA_iQ$ are constant angles, it means that the triangles $A_1A_2Q$ are all similar, and this means that the triangles $A_1QO$ are all similar, where $O$ is the circumcenter of $A_1A_2Q$. This means that the locus of $O$ is the image of $S_1$ through the spiral similarity of center $Q$ which turns $A_1$ into $O$. In other words, this locus is a circle, Q.E.D.</text:p>
            <text:p/>
            <text:p>Comment: it can be shown fairly easily now, by choosing particular positions of $A_1$, the the circle is, in fact, the circumcircle of $QO_1O_2$, where $O_i$ is the center of $S_i$.</text:p>
          </table:table-cell>
          <table:table-cell/>
        </table:table-row>
        <table:table-row table:style-name="ro4">
          <table:table-cell office:value-type="string" calcext:value-type="string">
            <text:p>2002 IMO Shortlist</text:p>
          </table:table-cell>
          <table:table-cell office:value-type="float" office:value="2002" calcext:value-type="float">
            <text:p>2002</text:p>
          </table:table-cell>
          <table:table-cell office:value-type="float" office:value="5" calcext:value-type="float">
            <text:p>5</text:p>
          </table:table-cell>
          <table:table-cell/>
          <table:table-cell office:value-type="string" calcext:value-type="string">
            <text:p>For any set $S$ of five points in the plane, no three of which are collinear, let $M(S)$ and $m(S)$ denote the greatest and smallest areas, respectively, of triangles determined by three points from $S$. <text:s/>What is the minimum possible value of $M(S)/m(S)$ ?</text:p>
          </table:table-cell>
          <table:table-cell office:value-type="string" calcext:value-type="string">
            <text:p>https://artofproblemsolving.com/community/c3953_2002_imo_shortlist</text:p>
          </table:table-cell>
          <table:table-cell office:value-type="string" calcext:value-type="string">
            <text:p>For any set $S$ of five points in the plane, no three of which are collinear, let $M(S)$ and $m(S)$ denote the greatest and smallest areas, respectively, of triangles determined by three points from $S$. <text:s/>What is the minimum possible value of $M(S)/m(S)$ ?</text:p>
          </table:table-cell>
          <table:table-cell/>
        </table:table-row>
        <table:table-row table:style-name="ro33">
          <table:table-cell office:value-type="string" calcext:value-type="string">
            <text:p>2002 IMO Shortlist</text:p>
          </table:table-cell>
          <table:table-cell office:value-type="float" office:value="2002" calcext:value-type="float">
            <text:p>2002</text:p>
          </table:table-cell>
          <table:table-cell table:number-columns-repeated="2"/>
          <table:table-cell office:value-type="string" office:string-value="Click for solution&#10;&#10;I think it's achieved for the regular pentagon, so it's $\phi=\frac{1+\sqrt 5}2$.&#10;&#10;First of all, let's notice that if it's not a convex pentagon, then we have a point inside a triangle, so that point is inside a triangle formed by the centroid and two vertices of the triangle, so the ratio would be at least $3&gt;\phi$. This means that the pentagons which reach the minimal value are convex.&#10;&#10;Furthermore, it's easy to see that, since the pentagon is convex, the triangle with the minimal area is formed by three consecutive vertices, while the one with the largest area is formed by three vertices which are not consecutive.&#10;&#10;Assume our pentagon is $ABCDE$, and the triangle with minimal area is $BAE$. Since we can apply an affine transformation which maps $A,B,E$ to three consecutive vertices of a regular pentagon and this transformation preserves the ratios of areas, we may assume there is a regular pentagon $ABC'D'E$. Take $X$ s.t. $C'X\|BD',\ D'X\|EC'$. Since $S(C'AE)\le S(CAE),\ S(D'AB)\le S(DAB)$, and given the convexity of $ABCDE$, at least one of $C,D$ lies inside $C'XD'$ (just draw a picture to see why). Assume it's $D$. We can move $C,D$ along lines parallel to $BD$ s.t. the area of $BCD$ increases, and this time $C,D$ lie on the union of the two segments math=inline]$XC'$[/math, math=inline]$XD'$[/math. It's easy now to see that we can enlarge the area of $BDC$ even more by moving $C,D$ s.t. they reach positions $C',D'$, but this means that the initial area of $BCD$ was smaller that that of $BAE$, and this is a contradiction, so the minimal ratio is reached for regular pentagons.&#10;&#10;I know the argument is a bit murky, but it's not that hard to see why it works if you draw a picture." calcext:value-type="string">
            <text:p>Click for solution</text:p>
            <text:p/>
            <text:p>I think it's achieved for the regular pentagon, so it's $\phi=\frac{1+\sqrt 5}2$.</text:p>
            <text:p/>
            <text:p>First of all, let's notice that if it's not a convex pentagon, then we have a point inside a triangle, so that point is inside a triangle formed by the centroid and two vertices of the triangle, so the ratio would be at least $3&gt;\phi$. This means that the pentagons which reach the minimal value are convex.</text:p>
            <text:p/>
            <text:p>Furthermore, it's easy to see that, since the pentagon is convex, the triangle with the minimal area is formed by three consecutive vertices, while the one with the largest area is formed by three vertices which are not consecutive.</text:p>
            <text:p/>
            <text:p>Assume our pentagon is $ABCDE$, and the triangle with minimal area is $BAE$. Since we can apply an affine transformation which maps $A,B,E$ to three consecutive vertices of a regular pentagon and this transformation preserves the ratios of areas, we may assume there is a regular pentagon $ABC'D'E$. Take $X$ s.t. $C'X\|BD',\ D'X\|EC'$. Since $S(C'AE)\le S(CAE),\ S(D'AB)\le S(DAB)$, and given the convexity of $ABCDE$, at least one of $C,D$ lies inside $C'XD'$ (just draw a picture to see why). Assume it's $D$. We can move $C,D$ along lines parallel to $BD$ s.t. the area of $BCD$ increases, and this time $C,D$ lie on the union of the two segments math=inline]$XC'$[/math, math=inline]$XD'$[/math. It's easy now to see that we can enlarge the area of $BDC$ even more by moving $C,D$ s.t. they reach positions $C',D'$, but this means that the initial area of $BCD$ was smaller that that of $BAE$, and this is a contradiction, so the minimal ratio is reached for regular pentagons.</text:p>
            <text:p/>
            <text:p>I know the argument is a bit murky, but it's not that hard to see why it works if you draw a picture.</text:p>
          </table:table-cell>
          <table:table-cell office:value-type="string" calcext:value-type="string">
            <text:p>https://artofproblemsolving.com/community/c3953_2002_imo_shortlist</text:p>
          </table:table-cell>
          <table:table-cell office:value-type="string" office:string-value="Click for solution&#10;&#10;I think it's achieved for the regular pentagon, so it's $\phi=\frac{1+\sqrt 5}2$.&#10;&#10;First of all, let's notice that if it's not a convex pentagon, then we have a point inside a triangle, so that point is inside a triangle formed by the centroid and two vertices of the triangle, so the ratio would be at least $3&gt;\phi$. This means that the pentagons which reach the minimal value are convex.&#10;&#10;Furthermore, it's easy to see that, since the pentagon is convex, the triangle with the minimal area is formed by three consecutive vertices, while the one with the largest area is formed by three vertices which are not consecutive.&#10;&#10;Assume our pentagon is $ABCDE$, and the triangle with minimal area is $BAE$. Since we can apply an affine transformation which maps $A,B,E$ to three consecutive vertices of a regular pentagon and this transformation preserves the ratios of areas, we may assume there is a regular pentagon $ABC'D'E$. Take $X$ s.t. $C'X\|BD',\ D'X\|EC'$. Since $S(C'AE)\le S(CAE),\ S(D'AB)\le S(DAB)$, and given the convexity of $ABCDE$, at least one of $C,D$ lies inside $C'XD'$ (just draw a picture to see why). Assume it's $D$. We can move $C,D$ along lines parallel to $BD$ s.t. the area of $BCD$ increases, and this time $C,D$ lie on the union of the two segments math=inline]$XC'$[/math, math=inline]$XD'$[/math. It's easy now to see that we can enlarge the area of $BDC$ even more by moving $C,D$ s.t. they reach positions $C',D'$, but this means that the initial area of $BCD$ was smaller that that of $BAE$, and this is a contradiction, so the minimal ratio is reached for regular pentagons.&#10;&#10;I know the argument is a bit murky, but it's not that hard to see why it works if you draw a picture." calcext:value-type="string">
            <text:p>Click for solution</text:p>
            <text:p/>
            <text:p>I think it's achieved for the regular pentagon, so it's $\phi=\frac{1+\sqrt 5}2$.</text:p>
            <text:p/>
            <text:p>First of all, let's notice that if it's not a convex pentagon, then we have a point inside a triangle, so that point is inside a triangle formed by the centroid and two vertices of the triangle, so the ratio would be at least $3&gt;\phi$. This means that the pentagons which reach the minimal value are convex.</text:p>
            <text:p/>
            <text:p>Furthermore, it's easy to see that, since the pentagon is convex, the triangle with the minimal area is formed by three consecutive vertices, while the one with the largest area is formed by three vertices which are not consecutive.</text:p>
            <text:p/>
            <text:p>Assume our pentagon is $ABCDE$, and the triangle with minimal area is $BAE$. Since we can apply an affine transformation which maps $A,B,E$ to three consecutive vertices of a regular pentagon and this transformation preserves the ratios of areas, we may assume there is a regular pentagon $ABC'D'E$. Take $X$ s.t. $C'X\|BD',\ D'X\|EC'$. Since $S(C'AE)\le S(CAE),\ S(D'AB)\le S(DAB)$, and given the convexity of $ABCDE$, at least one of $C,D$ lies inside $C'XD'$ (just draw a picture to see why). Assume it's $D$. We can move $C,D$ along lines parallel to $BD$ s.t. the area of $BCD$ increases, and this time $C,D$ lie on the union of the two segments math=inline]$XC'$[/math, math=inline]$XD'$[/math. It's easy now to see that we can enlarge the area of $BDC$ even more by moving $C,D$ s.t. they reach positions $C',D'$, but this means that the initial area of $BCD$ was smaller that that of $BAE$, and this is a contradiction, so the minimal ratio is reached for regular pentagons.</text:p>
            <text:p/>
            <text:p>I know the argument is a bit murky, but it's not that hard to see why it works if you draw a picture.</text:p>
          </table:table-cell>
          <table:table-cell/>
        </table:table-row>
        <table:table-row table:style-name="ro4">
          <table:table-cell office:value-type="string" calcext:value-type="string">
            <text:p>2002 IMO Shortlist</text:p>
          </table:table-cell>
          <table:table-cell office:value-type="float" office:value="2002" calcext:value-type="float">
            <text:p>2002</text:p>
          </table:table-cell>
          <table:table-cell office:value-type="float" office:value="6" calcext:value-type="float">
            <text:p>6</text:p>
          </table:table-cell>
          <table:table-cell/>
          <table:table-cell office:value-type="string" calcext:value-type="string">
            <text:p>Let $n\geq3$ be a positive integer. Let $C_1,C_2,C_3,\ldots,C_n$ be unit circles in the plane, with centres $O_1,O_2,O_3,\ldots,O_n$ respectively. If no line meets more than two of the circles, prove that \[ \sum\limits^{}_{1\leq i&lt;j\leq n}{1\over O_iO_j}\leq{(n-1)\pi\over 4}. <text:s/>\]</text:p>
          </table:table-cell>
          <table:table-cell office:value-type="string" calcext:value-type="string">
            <text:p>https://artofproblemsolving.com/community/c3953_2002_imo_shortlist</text:p>
          </table:table-cell>
          <table:table-cell office:value-type="string" calcext:value-type="string">
            <text:p>Let $n\geq3$ be a positive integer. Let $C_1,C_2,C_3,\ldots,C_n$ be unit circles in the plane, with centres $O_1,O_2,O_3,\ldots,O_n$ respectively. If no line meets more than two of the circles, prove that \[ \sum\limits^{}_{1\leq i&lt;j\leq n}{1\over O_iO_j}\leq{(n-1)\pi\over 4}. <text:s/>\]</text:p>
          </table:table-cell>
          <table:table-cell/>
        </table:table-row>
        <table:table-row table:style-name="ro7">
          <table:table-cell office:value-type="string" calcext:value-type="string">
            <text:p>2002 IMO Shortlist</text:p>
          </table:table-cell>
          <table:table-cell office:value-type="float" office:value="2002" calcext:value-type="float">
            <text:p>2002</text:p>
          </table:table-cell>
          <table:table-cell office:value-type="float" office:value="7" calcext:value-type="float">
            <text:p>7</text:p>
          </table:table-cell>
          <table:table-cell/>
          <table:table-cell office:value-type="string" calcext:value-type="string">
            <text:p>The incircle $ \Omega$ of the acute-angled triangle $ ABC$ is tangent to its side $ BC$ at a point $ K$. Let $ AD$ be an altitude of triangle $ ABC$, and let $ M$ be the midpoint of the segment $ AD$. If $ N$ is the common point of the circle $ \Omega$ and the line $ KM$ (distinct from $ K$), then prove that the incircle $ \Omega$ and the circumcircle of triangle $ BCN$ are tangent to each other at the point $ N$.</text:p>
          </table:table-cell>
          <table:table-cell office:value-type="string" calcext:value-type="string">
            <text:p>https://artofproblemsolving.com/community/c3953_2002_imo_shortlist</text:p>
          </table:table-cell>
          <table:table-cell office:value-type="string" calcext:value-type="string">
            <text:p>The incircle $ \Omega$ of the acute-angled triangle $ ABC$ is tangent to its side $ BC$ at a point $ K$. Let $ AD$ be an altitude of triangle $ ABC$, and let $ M$ be the midpoint of the segment $ AD$. If $ N$ is the common point of the circle $ \Omega$ and the line $ KM$ (distinct from $ K$), then prove that the incircle $ \Omega$ and the circumcircle of triangle $ BCN$ are tangent to each other at the point $ N$.</text:p>
          </table:table-cell>
          <table:table-cell/>
        </table:table-row>
        <table:table-row table:style-name="ro27">
          <table:table-cell office:value-type="string" calcext:value-type="string">
            <text:p>2002 IMO Shortlist</text:p>
          </table:table-cell>
          <table:table-cell office:value-type="float" office:value="2002" calcext:value-type="float">
            <text:p>2002</text:p>
          </table:table-cell>
          <table:table-cell table:number-columns-repeated="2"/>
          <table:table-cell office:value-type="string" office:string-value="Click for solution&#10;&#10;I don't like this solution, but I couldn't find a better one this late at night (or this early in the morning; it's 4:15 AM here :)).&#10;&#10;Let $S=KA\cap \Omega$, and let $T$ be the antipode of $K$ on $\Omega$. Let $X,Y$ be the touch points between $\Omega$ and $CA,AB$ respectively.&#10;&#10;The line $AD$ is parallel to $KT$ and is cut into two equal parts by $KS,KN,KD$, so $(KT,KN;KS,KD)=-1$. This means that the quadrilateral $KTSN$ is harmonic, so the tangents to $\Omega$ through $K,S$ meet on $NT$. On the other hand, the tangents to $\Omega$ through the points $X,Y$ meet on $KS$, so $KXSY$ is also harmonic, meaning that the tangents to $\Omega$ through $K,S$ meet on $XY$.&#10;&#10;From these it follows that $BC,XY,TN$ are concurrent. If $P=XY\cap BC$, it's well-known that $(B,C;K,P)=-1$, and since $\angle KNP=\angle KNT=\frac{\pi}2$, it means that $N$ lies on an Apollonius circle, so $NK$ is the bisector of $\angle BNC$.&#10;&#10;From here the conclusion follows, because if $B'=NB\cap \Omega,\ C'=NC\cap \Omega$, we get $B'C'\|BC$, so there's a homothety of center $N$ which maps $\Omega$ to the circumcircle of $BNC$." calcext:value-type="string">
            <text:p>Click for solution</text:p>
            <text:p/>
            <text:p>I don't like this solution, but I couldn't find a better one this late at night (or this early in the morning; it's 4:15 AM here :)).</text:p>
            <text:p/>
            <text:p>Let $S=KA\cap \Omega$, and let $T$ be the antipode of $K$ on $\Omega$. Let $X,Y$ be the touch points between $\Omega$ and $CA,AB$ respectively.</text:p>
            <text:p/>
            <text:p>The line $AD$ is parallel to $KT$ and is cut into two equal parts by $KS,KN,KD$, so $(KT,KN;KS,KD)=-1$. This means that the quadrilateral $KTSN$ is harmonic, so the tangents to $\Omega$ through $K,S$ meet on $NT$. On the other hand, the tangents to $\Omega$ through the points $X,Y$ meet on $KS$, so $KXSY$ is also harmonic, meaning that the tangents to $\Omega$ through $K,S$ meet on $XY$.</text:p>
            <text:p/>
            <text:p>From these it follows that $BC,XY,TN$ are concurrent. If $P=XY\cap BC$, it's well-known that $(B,C;K,P)=-1$, and since $\angle KNP=\angle KNT=\frac{\pi}2$, it means that $N$ lies on an Apollonius circle, so $NK$ is the bisector of $\angle BNC$.</text:p>
            <text:p/>
            <text:p>From here the conclusion follows, because if $B'=NB\cap \Omega,\ C'=NC\cap \Omega$, we get $B'C'\|BC$, so there's a homothety of center $N$ which maps $\Omega$ to the circumcircle of $BNC$.</text:p>
          </table:table-cell>
          <table:table-cell office:value-type="string" calcext:value-type="string">
            <text:p>https://artofproblemsolving.com/community/c3953_2002_imo_shortlist</text:p>
          </table:table-cell>
          <table:table-cell office:value-type="string" office:string-value="Click for solution&#10;&#10;I don't like this solution, but I couldn't find a better one this late at night (or this early in the morning; it's 4:15 AM here :)).&#10;&#10;Let $S=KA\cap \Omega$, and let $T$ be the antipode of $K$ on $\Omega$. Let $X,Y$ be the touch points between $\Omega$ and $CA,AB$ respectively.&#10;&#10;The line $AD$ is parallel to $KT$ and is cut into two equal parts by $KS,KN,KD$, so $(KT,KN;KS,KD)=-1$. This means that the quadrilateral $KTSN$ is harmonic, so the tangents to $\Omega$ through $K,S$ meet on $NT$. On the other hand, the tangents to $\Omega$ through the points $X,Y$ meet on $KS$, so $KXSY$ is also harmonic, meaning that the tangents to $\Omega$ through $K,S$ meet on $XY$.&#10;&#10;From these it follows that $BC,XY,TN$ are concurrent. If $P=XY\cap BC$, it's well-known that $(B,C;K,P)=-1$, and since $\angle KNP=\angle KNT=\frac{\pi}2$, it means that $N$ lies on an Apollonius circle, so $NK$ is the bisector of $\angle BNC$.&#10;&#10;From here the conclusion follows, because if $B'=NB\cap \Omega,\ C'=NC\cap \Omega$, we get $B'C'\|BC$, so there's a homothety of center $N$ which maps $\Omega$ to the circumcircle of $BNC$." calcext:value-type="string">
            <text:p>Click for solution</text:p>
            <text:p/>
            <text:p>I don't like this solution, but I couldn't find a better one this late at night (or this early in the morning; it's 4:15 AM here :)).</text:p>
            <text:p/>
            <text:p>Let $S=KA\cap \Omega$, and let $T$ be the antipode of $K$ on $\Omega$. Let $X,Y$ be the touch points between $\Omega$ and $CA,AB$ respectively.</text:p>
            <text:p/>
            <text:p>The line $AD$ is parallel to $KT$ and is cut into two equal parts by $KS,KN,KD$, so $(KT,KN;KS,KD)=-1$. This means that the quadrilateral $KTSN$ is harmonic, so the tangents to $\Omega$ through $K,S$ meet on $NT$. On the other hand, the tangents to $\Omega$ through the points $X,Y$ meet on $KS$, so $KXSY$ is also harmonic, meaning that the tangents to $\Omega$ through $K,S$ meet on $XY$.</text:p>
            <text:p/>
            <text:p>From these it follows that $BC,XY,TN$ are concurrent. If $P=XY\cap BC$, it's well-known that $(B,C;K,P)=-1$, and since $\angle KNP=\angle KNT=\frac{\pi}2$, it means that $N$ lies on an Apollonius circle, so $NK$ is the bisector of $\angle BNC$.</text:p>
            <text:p/>
            <text:p>From here the conclusion follows, because if $B'=NB\cap \Omega,\ C'=NC\cap \Omega$, we get $B'C'\|BC$, so there's a homothety of center $N$ which maps $\Omega$ to the circumcircle of $BNC$.</text:p>
          </table:table-cell>
          <table:table-cell/>
        </table:table-row>
        <table:table-row table:style-name="ro5">
          <table:table-cell office:value-type="string" calcext:value-type="string">
            <text:p>2002 IMO Shortlist</text:p>
          </table:table-cell>
          <table:table-cell office:value-type="float" office:value="2002" calcext:value-type="float">
            <text:p>2002</text:p>
          </table:table-cell>
          <table:table-cell office:value-type="float" office:value="8" calcext:value-type="float">
            <text:p>8</text:p>
          </table:table-cell>
          <table:table-cell/>
          <table:table-cell office:value-type="string" calcext:value-type="string">
            <text:p>Let two circles $S_{1}$ and $S_{2}$ meet at the points $A$ and $B$. A line through $A$ meets $S_{1}$ again at $C$ and $S_{2}$ again at $D$. Let $M$, $N$, $K$ be three points on the line segments $CD$, $BC$, $BD$ respectively, with $MN$ parallel to $BD$ and $MK$ parallel to $BC$. Let $E$ and $F$ be points on those arcs $BC$ of $S_{1}$ and $BD$ of $S_{2}$ respectively that do not contain $A$. Given that $EN$ is perpendicular to $BC$ and $FK$ is perpendicular to $BD$ prove that $\angle EMF=90^{\circ}$.</text:p>
          </table:table-cell>
          <table:table-cell office:value-type="string" calcext:value-type="string">
            <text:p>https://artofproblemsolving.com/community/c3953_2002_imo_shortlist</text:p>
          </table:table-cell>
          <table:table-cell office:value-type="string" calcext:value-type="string">
            <text:p>Let two circles $S_{1}$ and $S_{2}$ meet at the points $A$ and $B$. A line through $A$ meets $S_{1}$ again at $C$ and $S_{2}$ again at $D$. Let $M$, $N$, $K$ be three points on the line segments $CD$, $BC$, $BD$ respectively, with $MN$ parallel to $BD$ and $MK$ parallel to $BC$. Let $E$ and $F$ be points on those arcs $BC$ of $S_{1}$ and $BD$ of $S_{2}$ respectively that do not contain $A$. Given that $EN$ is perpendicular to $BC$ and $FK$ is perpendicular to $BD$ prove that $\angle EMF=90^{\circ}$.</text:p>
          </table:table-cell>
          <table:table-cell/>
        </table:table-row>
        <table:table-row table:style-name="ro21">
          <table:table-cell office:value-type="string" calcext:value-type="string">
            <text:p>2002 IMO Shortlist</text:p>
          </table:table-cell>
          <table:table-cell office:value-type="float" office:value="2002" calcext:value-type="float">
            <text:p>2002</text:p>
          </table:table-cell>
          <table:table-cell table:number-columns-repeated="2"/>
          <table:table-cell office:value-type="string" office:string-value="Click for solution&#10;&#10;Let $G=NE\cap S_1,\ X=NE\cap MK,\ Y=KF\cap MN$. The quadrilateral $XNKY$ is ccylic because $\angle MXN=\angle MYK=\frac \pi 2$, so $\angle MNE=\angle FKM\ (*)$. If we show that the triangles $MNE,FKM$ are similar, then we would have $\angle NMK=\pi-\angle YMK=\frac \pi 2+\angle MKY=\frac \pi 2+\angle NME+\angle KMF$, which is exactly what we want.&#10;&#10;We thus need to show that $\frac{MN}{NE}=\frac{FK}{KM}\ (**)$, which, together with $(*)$, proves the similarity of $MNE,FKM$.&#10;&#10;$(**)\iff NE\cdot KF=BN\cdot BK\ (***)$, because $BN=MK,\ BK=MN$. Since all triangles $BCD$ are similar, no matter which line $CD$ we choose, there is a spiral similarity $\mathcal S$ cantered at $B$ which maps $D\to C$. $\mathcal S$ maps $BD\to BC$, so if $K'=\mathcal S(K)$, then $K'\in BC$ and $\frac{BK'}{K'C}=\frac{BK}{KC}=\frac{CN}{NB}$, meaning that $K'$ is the symmetric of $N$ wrt the perpendicular bisector of $BC$.&#10;&#10;We then have $NE\cdot NG=BN\cdot NC=BN\cdot BK'$, and this proves $(***)$ because $\frac{K'F'}{KF}=\frac{BK'}{BK}$ and $K'F'=NG$, so $\frac{NG}{KF}=\frac{BK'}{BK}$." calcext:value-type="string">
            <text:p>Click for solution</text:p>
            <text:p/>
            <text:p>Let $G=NE\cap S_1,\ X=NE\cap MK,\ Y=KF\cap MN$. The quadrilateral $XNKY$ is ccylic because $\angle MXN=\angle MYK=\frac \pi 2$, so $\angle MNE=\angle FKM\ (*)$. If we show that the triangles $MNE,FKM$ are similar, then we would have $\angle NMK=\pi-\angle YMK=\frac \pi 2+\angle MKY=\frac \pi 2+\angle NME+\angle KMF$, which is exactly what we want.</text:p>
            <text:p/>
            <text:p>We thus need to show that $\frac{MN}{NE}=\frac{FK}{KM}\ (**)$, which, together with $(*)$, proves the similarity of $MNE,FKM$.</text:p>
            <text:p/>
            <text:p>$(**)\iff NE\cdot KF=BN\cdot BK\ (***)$, because $BN=MK,\ BK=MN$. Since all triangles $BCD$ are similar, no matter which line $CD$ we choose, there is a spiral similarity $\mathcal S$ cantered at $B$ which maps $D\to C$. $\mathcal S$ maps $BD\to BC$, so if $K'=\mathcal S(K)$, then $K'\in BC$ and $\frac{BK'}{K'C}=\frac{BK}{KC}=\frac{CN}{NB}$, meaning that $K'$ is the symmetric of $N$ wrt the perpendicular bisector of $BC$.</text:p>
            <text:p/>
            <text:p>We then have $NE\cdot NG=BN\cdot NC=BN\cdot BK'$, and this proves $(***)$ because $\frac{K'F'}{KF}=\frac{BK'}{BK}$ and $K'F'=NG$, so $\frac{NG}{KF}=\frac{BK'}{BK}$.</text:p>
          </table:table-cell>
          <table:table-cell office:value-type="string" calcext:value-type="string">
            <text:p>https://artofproblemsolving.com/community/c3953_2002_imo_shortlist</text:p>
          </table:table-cell>
          <table:table-cell office:value-type="string" office:string-value="Click for solution&#10;&#10;Let $G=NE\cap S_1,\ X=NE\cap MK,\ Y=KF\cap MN$. The quadrilateral $XNKY$ is ccylic because $\angle MXN=\angle MYK=\frac \pi 2$, so $\angle MNE=\angle FKM\ (*)$. If we show that the triangles $MNE,FKM$ are similar, then we would have $\angle NMK=\pi-\angle YMK=\frac \pi 2+\angle MKY=\frac \pi 2+\angle NME+\angle KMF$, which is exactly what we want.&#10;&#10;We thus need to show that $\frac{MN}{NE}=\frac{FK}{KM}\ (**)$, which, together with $(*)$, proves the similarity of $MNE,FKM$.&#10;&#10;$(**)\iff NE\cdot KF=BN\cdot BK\ (***)$, because $BN=MK,\ BK=MN$. Since all triangles $BCD$ are similar, no matter which line $CD$ we choose, there is a spiral similarity $\mathcal S$ cantered at $B$ which maps $D\to C$. $\mathcal S$ maps $BD\to BC$, so if $K'=\mathcal S(K)$, then $K'\in BC$ and $\frac{BK'}{K'C}=\frac{BK}{KC}=\frac{CN}{NB}$, meaning that $K'$ is the symmetric of $N$ wrt the perpendicular bisector of $BC$.&#10;&#10;We then have $NE\cdot NG=BN\cdot NC=BN\cdot BK'$, and this proves $(***)$ because $\frac{K'F'}{KF}=\frac{BK'}{BK}$ and $K'F'=NG$, so $\frac{NG}{KF}=\frac{BK'}{BK}$." calcext:value-type="string">
            <text:p>Click for solution</text:p>
            <text:p/>
            <text:p>Let $G=NE\cap S_1,\ X=NE\cap MK,\ Y=KF\cap MN$. The quadrilateral $XNKY$ is ccylic because $\angle MXN=\angle MYK=\frac \pi 2$, so $\angle MNE=\angle FKM\ (*)$. If we show that the triangles $MNE,FKM$ are similar, then we would have $\angle NMK=\pi-\angle YMK=\frac \pi 2+\angle MKY=\frac \pi 2+\angle NME+\angle KMF$, which is exactly what we want.</text:p>
            <text:p/>
            <text:p>We thus need to show that $\frac{MN}{NE}=\frac{FK}{KM}\ (**)$, which, together with $(*)$, proves the similarity of $MNE,FKM$.</text:p>
            <text:p/>
            <text:p>$(**)\iff NE\cdot KF=BN\cdot BK\ (***)$, because $BN=MK,\ BK=MN$. Since all triangles $BCD$ are similar, no matter which line $CD$ we choose, there is a spiral similarity $\mathcal S$ cantered at $B$ which maps $D\to C$. $\mathcal S$ maps $BD\to BC$, so if $K'=\mathcal S(K)$, then $K'\in BC$ and $\frac{BK'}{K'C}=\frac{BK}{KC}=\frac{CN}{NB}$, meaning that $K'$ is the symmetric of $N$ wrt the perpendicular bisector of $BC$.</text:p>
            <text:p/>
            <text:p>We then have $NE\cdot NG=BN\cdot NC=BN\cdot BK'$, and this proves $(***)$ because $\frac{K'F'}{KF}=\frac{BK'}{BK}$ and $K'F'=NG$, so $\frac{NG}{KF}=\frac{BK'}{BK}$.</text:p>
          </table:table-cell>
          <table:table-cell/>
        </table:table-row>
        <table:table-row table:style-name="ro6">
          <table:table-cell office:value-type="string" calcext:value-type="string">
            <text:p>2002 IMO Shortlist</text:p>
          </table:table-cell>
          <table:table-cell office:value-type="float" office:value="2002" calcext:value-type="float">
            <text:p>2002</text:p>
          </table:table-cell>
          <table:table-cell office:value-type="float" office:value="1" calcext:value-type="float">
            <text:p>1</text:p>
          </table:table-cell>
          <table:table-cell/>
          <table:table-cell office:value-type="string" calcext:value-type="string">
            <text:p>What is the smallest positive integer $t$ such that there exist integers $x_1,x_2,\ldots,x_t$ with <text:s/>\[x^3_1+x^3_2+\,\ldots\,+x^3_t=2002^{2002}\,?\]</text:p>
          </table:table-cell>
          <table:table-cell office:value-type="string" calcext:value-type="string">
            <text:p>https://artofproblemsolving.com/community/c3953_2002_imo_shortlist</text:p>
          </table:table-cell>
          <table:table-cell office:value-type="string" calcext:value-type="string">
            <text:p>What is the smallest positive integer $t$ such that there exist integers $x_1,x_2,\ldots,x_t$ with <text:s/>\[x^3_1+x^3_2+\,\ldots\,+x^3_t=2002^{2002}\,?\]</text:p>
          </table:table-cell>
          <table:table-cell/>
        </table:table-row>
        <table:table-row table:style-name="ro4">
          <table:table-cell office:value-type="string" calcext:value-type="string">
            <text:p>2002 IMO Shortlist</text:p>
          </table:table-cell>
          <table:table-cell office:value-type="float" office:value="2002" calcext:value-type="float">
            <text:p>2002</text:p>
          </table:table-cell>
          <table:table-cell office:value-type="float" office:value="2" calcext:value-type="float">
            <text:p>2</text:p>
          </table:table-cell>
          <table:table-cell/>
          <table:table-cell office:value-type="string" calcext:value-type="string">
            <text:p>Let $n\geq2$ be a positive integer, with divisors $1=d_1&lt;d_2&lt;\,\ldots&lt;d_k=n$. <text:s/>Prove that $d_1d_2+d_2d_3+\,\ldots\,+d_{k-1}d_k$ is always less than $n^2$, and determine when it is a divisor of $n^2$.</text:p>
          </table:table-cell>
          <table:table-cell office:value-type="string" calcext:value-type="string">
            <text:p>https://artofproblemsolving.com/community/c3953_2002_imo_shortlist</text:p>
          </table:table-cell>
          <table:table-cell office:value-type="string" calcext:value-type="string">
            <text:p>Let $n\geq2$ be a positive integer, with divisors $1=d_1&lt;d_2&lt;\,\ldots&lt;d_k=n$. <text:s/>Prove that $d_1d_2+d_2d_3+\,\ldots\,+d_{k-1}d_k$ is always less than $n^2$, and determine when it is a divisor of $n^2$.</text:p>
          </table:table-cell>
          <table:table-cell/>
        </table:table-row>
        <table:table-row table:style-name="ro39">
          <table:table-cell office:value-type="string" calcext:value-type="string">
            <text:p>2002 IMO Shortlist</text:p>
          </table:table-cell>
          <table:table-cell office:value-type="float" office:value="2002" calcext:value-type="float">
            <text:p>2002</text:p>
          </table:table-cell>
          <table:table-cell table:number-columns-repeated="2"/>
          <table:table-cell office:value-type="string" calcext:value-type="string">
            <text:p>Click for solution</text:p>
            <text:p/>
            <text:p>$d_k = {n\over d_1}$</text:p>
            <text:p>$d_{k-1} = {n\over d_2}$</text:p>
            <text:p>$d_1 = {n\over d_k}$</text:p>
            <text:p>So we can write it like this:</text:p>
            <text:p>$d_1d_2+d_2d_3+\,\ldots\,+d_{k-1}d_k$=${{n^2}\over d_1d_2}+{{n^2}\over d_2d_3}+\,\ldots\,+{{n^2}\over d_{k-1}d_k}$</text:p>
            <text:p>The Maximum that can be is:</text:p>
            <text:p>${{n^2}\over 1*2}+{{n^2}\over 2*3}+\,\ldots\,+{{n^2}\over (n-1)n}$</text:p>
            <text:p>We can see that the sum starting with the form:</text:p>
            <text:p>${m\over {m+1}}{n^2}$</text:p>
            <text:p>We check what happens if we add the next term:</text:p>
            <text:p>${m\over {m+1}}{n^2} + {1\over {(m+1)(m+2)}}{n^2} = {{(m+1)^2}\over {(m+1)(m+2)}}{n^2} = {{m+1}\over {m+2}}{n^2}$</text:p>
            <text:p>From here is easy to define that $d_1d_2+d_2d_3+\,\ldots\,+d_{k-1}d_k$=${{n^2}\over d_1d_2}+{{n^2}\over d_2d_3}+\,\ldots\,+{{n^2}\over d_{k-1}d_k}&lt;{n^2}$</text:p>
            <text:p/>
            <text:p>$d_1d_2+d_2d_3+\,\ldots\,+d_{k-1}d_k$=${{n^2}\over d_1d_2}+{{n^2}\over d_2d_3}+\,\ldots\,+{{n^2}\over d_{k-1}d_k}$ is a divisor of ${n^2}$ when $n$ is a prime number:</text:p>
            <text:p/>
            <text:p>$d_1d_2+d_2d_3+\,\ldots\,+d_{k-1}d_k$=${{n^2}\over d_1d_2}+{{n^2}\over d_2d_3}+\,\ldots\,+{{n^2}\over d_{k-1}d_k} = n$</text:p>
            <text:p/>
            <text:p>if $n$ isn't a prime we have at least 3 divisors of $n$</text:p>
            <text:p>We proved that $d_1d_2+d_2d_3+\,\ldots\,+d_{k-1}d_k$=${{n^2}\over d_1d_2}+{{n^2}\over d_2d_3}+\,\ldots\,+{{n^2}\over d_{k-1}d_k}&lt;{n^2}$</text:p>
            <text:p/>
            <text:p>So if it's a divisor of ${n^2}$ the maximum that can be: ${{n^2}\over d_2}$</text:p>
            <text:p/>
            <text:p>$d_1 = 1$</text:p>
            <text:p/>
            <text:p>$d_1d_2+d_2d_3+\,\ldots\,+d_{k-1}d_k$=${{n^2}\over d_1d_2}+{{n^2}\over d_2d_3}+\,\ldots\,+{{n^2}\over d_{k-1}d_k} = {{n^2}\over d_2}+{{n^2}\over d_2d_3}+\,\ldots\,+{{n^2}\over d_{k-1}d_k} &gt; {{n^2}\over d_2}$</text:p>
            <text:p>We see from here that $d_1d_2+d_2d_3+\,\ldots\,+d_{k-1}d_k$ is a divisor of ${n^2}$ only if $n$ is a prime!</text:p>
          </table:table-cell>
          <table:table-cell office:value-type="string" calcext:value-type="string">
            <text:p>https://artofproblemsolving.com/community/c3953_2002_imo_shortlist</text:p>
          </table:table-cell>
          <table:table-cell office:value-type="string" calcext:value-type="string">
            <text:p>Click for solution</text:p>
            <text:p/>
            <text:p>$d_k = {n\over d_1}$</text:p>
            <text:p>$d_{k-1} = {n\over d_2}$</text:p>
            <text:p>$d_1 = {n\over d_k}$</text:p>
            <text:p>So we can write it like this:</text:p>
            <text:p>$d_1d_2+d_2d_3+\,\ldots\,+d_{k-1}d_k$=${{n^2}\over d_1d_2}+{{n^2}\over d_2d_3}+\,\ldots\,+{{n^2}\over d_{k-1}d_k}$</text:p>
            <text:p>The Maximum that can be is:</text:p>
            <text:p>${{n^2}\over 1*2}+{{n^2}\over 2*3}+\,\ldots\,+{{n^2}\over (n-1)n}$</text:p>
            <text:p>We can see that the sum starting with the form:</text:p>
            <text:p>${m\over {m+1}}{n^2}$</text:p>
            <text:p>We check what happens if we add the next term:</text:p>
            <text:p>${m\over {m+1}}{n^2} + {1\over {(m+1)(m+2)}}{n^2} = {{(m+1)^2}\over {(m+1)(m+2)}}{n^2} = {{m+1}\over {m+2}}{n^2}$</text:p>
            <text:p>From here is easy to define that $d_1d_2+d_2d_3+\,\ldots\,+d_{k-1}d_k$=${{n^2}\over d_1d_2}+{{n^2}\over d_2d_3}+\,\ldots\,+{{n^2}\over d_{k-1}d_k}&lt;{n^2}$</text:p>
            <text:p/>
            <text:p>$d_1d_2+d_2d_3+\,\ldots\,+d_{k-1}d_k$=${{n^2}\over d_1d_2}+{{n^2}\over d_2d_3}+\,\ldots\,+{{n^2}\over d_{k-1}d_k}$ is a divisor of ${n^2}$ when $n$ is a prime number:</text:p>
            <text:p/>
            <text:p>$d_1d_2+d_2d_3+\,\ldots\,+d_{k-1}d_k$=${{n^2}\over d_1d_2}+{{n^2}\over d_2d_3}+\,\ldots\,+{{n^2}\over d_{k-1}d_k} = n$</text:p>
            <text:p/>
            <text:p>if $n$ isn't a prime we have at least 3 divisors of $n$</text:p>
            <text:p>We proved that $d_1d_2+d_2d_3+\,\ldots\,+d_{k-1}d_k$=${{n^2}\over d_1d_2}+{{n^2}\over d_2d_3}+\,\ldots\,+{{n^2}\over d_{k-1}d_k}&lt;{n^2}$</text:p>
            <text:p/>
            <text:p>So if it's a divisor of ${n^2}$ the maximum that can be: ${{n^2}\over d_2}$</text:p>
            <text:p/>
            <text:p>$d_1 = 1$</text:p>
            <text:p/>
            <text:p>$d_1d_2+d_2d_3+\,\ldots\,+d_{k-1}d_k$=${{n^2}\over d_1d_2}+{{n^2}\over d_2d_3}+\,\ldots\,+{{n^2}\over d_{k-1}d_k} = {{n^2}\over d_2}+{{n^2}\over d_2d_3}+\,\ldots\,+{{n^2}\over d_{k-1}d_k} &gt; {{n^2}\over d_2}$</text:p>
            <text:p>We see from here that $d_1d_2+d_2d_3+\,\ldots\,+d_{k-1}d_k$ is a divisor of ${n^2}$ only if $n$ is a prime!</text:p>
          </table:table-cell>
          <table:table-cell/>
        </table:table-row>
        <table:table-row table:style-name="ro6">
          <table:table-cell office:value-type="string" calcext:value-type="string">
            <text:p>2002 IMO Shortlist</text:p>
          </table:table-cell>
          <table:table-cell office:value-type="float" office:value="2002" calcext:value-type="float">
            <text:p>2002</text:p>
          </table:table-cell>
          <table:table-cell office:value-type="float" office:value="3" calcext:value-type="float">
            <text:p>3</text:p>
          </table:table-cell>
          <table:table-cell/>
          <table:table-cell office:value-type="string" calcext:value-type="string">
            <text:p>Let $p_1,p_2,\ldots,p_n$ be distinct primes greater than $3$. Show that $2^{p_1p_2\cdots p_n}+1$ has at least $4^n$ divisors.</text:p>
          </table:table-cell>
          <table:table-cell office:value-type="string" calcext:value-type="string">
            <text:p>https://artofproblemsolving.com/community/c3953_2002_imo_shortlist</text:p>
          </table:table-cell>
          <table:table-cell office:value-type="string" calcext:value-type="string">
            <text:p>Let $p_1,p_2,\ldots,p_n$ be distinct primes greater than $3$. Show that $2^{p_1p_2\cdots p_n}+1$ has at least $4^n$ divisors.</text:p>
          </table:table-cell>
          <table:table-cell/>
        </table:table-row>
        <table:table-row table:style-name="ro31">
          <table:table-cell office:value-type="string" calcext:value-type="string">
            <text:p>2002 IMO Shortlist</text:p>
          </table:table-cell>
          <table:table-cell office:value-type="float" office:value="2002" calcext:value-type="float">
            <text:p>2002</text:p>
          </table:table-cell>
          <table:table-cell table:number-columns-repeated="2"/>
          <table:table-cell office:value-type="string" calcext:value-type="string">
            <text:p>Click for solution</text:p>
            <text:p/>
            <text:p>\textbf{Lemma 1}: If $(a,b)=1$ and $a,b$ are odd, then $(2^a+1,2^b+1)=3$.</text:p>
            <text:p/>
            <text:p>\textbf{Proof}: Let $d=(2^a+1,2^b+1)$. $3|d$ and $d|(2^{2a}-1,2^{2b}-1)=2^{(2a,2b)}-1=2^2-1=3$, so $d=3$. $\blacksquare$</text:p>
            <text:p/>
            <text:p>\textbf{Lemma 2}: If $3\not |a$ ($a$ is odd), then $9\not |2^a+1$.</text:p>
            <text:p/>
            <text:p>\textbf{Proof}: If $a=3k+1$ we have $2^a+1=2(2^{3k}+1)-1=9t-1$, and if $a=3k+2$ we have $2^a+1=4(2^{3k}+1)-3$. $\blacksquare$</text:p>
            <text:p/>
            <text:p>Let $N=p_1\ldots p_n,\ N'=\frac N{p_n}$.</text:p>
            <text:p/>
            <text:p>For $n=1$, the result is easy to prove: $2^p+1$ has the divisors $1, 3, \frac{2^p+1}3, 2^p+1$. We have $3\ne \frac{2^p+1}3$ because $p&gt;3$. We can now use induction. Assume we have shown it for $n-1$. This means that $2^{N'}+1$ has at least $4^{n-1}$ divisors. We have $2^{N'}+1|2^N+1,\ \frac{2^{p_n}+1}3|2^N+1$, and we can apply the lemmata for $a=p_n, b=N'$ to get $\frac{2^{p_n}+1}3\big|\frac{2^N+1}{2^{N'}+1}$. On the other hand, we clearly have $\left(\frac{2^{p_n}+1}3\right)^2&lt;\frac{2^N+1}{2^{N'}+1}$, which means that $\frac{2^N+1}{2^{N'}+1}$ has at least four divisors $1=d_1,d_2,d_3,d_4$. For each $d|2^{N'}+1$, each of $d_id$ is a divisor of $2^N+1$, and all $d_id$ are different because $(d_i,d)=1$, hence the result: $2^N+1$ has at least $4\cdot 4^{n-1}=4^n$ divisors.</text:p>
          </table:table-cell>
          <table:table-cell office:value-type="string" calcext:value-type="string">
            <text:p>https://artofproblemsolving.com/community/c3953_2002_imo_shortlist</text:p>
          </table:table-cell>
          <table:table-cell office:value-type="string" calcext:value-type="string">
            <text:p>Click for solution</text:p>
            <text:p/>
            <text:p>\textbf{Lemma 1}: If $(a,b)=1$ and $a,b$ are odd, then $(2^a+1,2^b+1)=3$.</text:p>
            <text:p/>
            <text:p>\textbf{Proof}: Let $d=(2^a+1,2^b+1)$. $3|d$ and $d|(2^{2a}-1,2^{2b}-1)=2^{(2a,2b)}-1=2^2-1=3$, so $d=3$. $\blacksquare$</text:p>
            <text:p/>
            <text:p>\textbf{Lemma 2}: If $3\not |a$ ($a$ is odd), then $9\not |2^a+1$.</text:p>
            <text:p/>
            <text:p>\textbf{Proof}: If $a=3k+1$ we have $2^a+1=2(2^{3k}+1)-1=9t-1$, and if $a=3k+2$ we have $2^a+1=4(2^{3k}+1)-3$. $\blacksquare$</text:p>
            <text:p/>
            <text:p>Let $N=p_1\ldots p_n,\ N'=\frac N{p_n}$.</text:p>
            <text:p/>
            <text:p>For $n=1$, the result is easy to prove: $2^p+1$ has the divisors $1, 3, \frac{2^p+1}3, 2^p+1$. We have $3\ne \frac{2^p+1}3$ because $p&gt;3$. We can now use induction. Assume we have shown it for $n-1$. This means that $2^{N'}+1$ has at least $4^{n-1}$ divisors. We have $2^{N'}+1|2^N+1,\ \frac{2^{p_n}+1}3|2^N+1$, and we can apply the lemmata for $a=p_n, b=N'$ to get $\frac{2^{p_n}+1}3\big|\frac{2^N+1}{2^{N'}+1}$. On the other hand, we clearly have $\left(\frac{2^{p_n}+1}3\right)^2&lt;\frac{2^N+1}{2^{N'}+1}$, which means that $\frac{2^N+1}{2^{N'}+1}$ has at least four divisors $1=d_1,d_2,d_3,d_4$. For each $d|2^{N'}+1$, each of $d_id$ is a divisor of $2^N+1$, and all $d_id$ are different because $(d_i,d)=1$, hence the result: $2^N+1$ has at least $4\cdot 4^{n-1}=4^n$ divisors.</text:p>
          </table:table-cell>
          <table:table-cell/>
        </table:table-row>
        <table:table-row table:style-name="ro6">
          <table:table-cell office:value-type="string" calcext:value-type="string">
            <text:p>2002 IMO Shortlist</text:p>
          </table:table-cell>
          <table:table-cell office:value-type="float" office:value="2002" calcext:value-type="float">
            <text:p>2002</text:p>
          </table:table-cell>
          <table:table-cell office:value-type="float" office:value="4" calcext:value-type="float">
            <text:p>4</text:p>
          </table:table-cell>
          <table:table-cell/>
          <table:table-cell office:value-type="string" calcext:value-type="string">
            <text:p>Is there a positive integer $m$ such that the equation \[ {1\over a}+{1\over b}+{1\over c}+{1\over abc}={m\over a+b+c} <text:s/>\] has infinitely many solutions in positive integers $a,b,c$?</text:p>
          </table:table-cell>
          <table:table-cell office:value-type="string" calcext:value-type="string">
            <text:p>https://artofproblemsolving.com/community/c3953_2002_imo_shortlist</text:p>
          </table:table-cell>
          <table:table-cell office:value-type="string" calcext:value-type="string">
            <text:p>Is there a positive integer $m$ such that the equation \[ {1\over a}+{1\over b}+{1\over c}+{1\over abc}={m\over a+b+c} <text:s/>\] has infinitely many solutions in positive integers $a,b,c$?</text:p>
          </table:table-cell>
          <table:table-cell/>
        </table:table-row>
        <table:table-row table:style-name="ro19">
          <table:table-cell office:value-type="string" calcext:value-type="string">
            <text:p>2002 IMO Shortlist</text:p>
          </table:table-cell>
          <table:table-cell office:value-type="float" office:value="2002" calcext:value-type="float">
            <text:p>2002</text:p>
          </table:table-cell>
          <table:table-cell table:number-columns-repeated="2"/>
          <table:table-cell office:value-type="string" office:string-value="Click for solution&#10;&#10;We take $m=12$. What follows is a standard argument: given a solution $(a,b,c)$ with $a\le b\le c$, we show that we can find a solution $(b,c,a')$ with $b\le c\le a'$.&#10;&#10;Start with $(a_0,b_0,c_0)=(1,1,1)$ (this is a solution of the equation). Let $P(n)$ be the property $a_n|b_nc_n+1, b_n|c_n+a_n, c_n|a_nb_n+1$ and let $Q(n)$ be the property $a_n\le b_n\le c_n$. Furthermore, let $R(n)$ be $(a_n,b_n)=(b_n,c_n)=(c_n,a_n)=1$. It’s clear that $P(0),Q(0),R(0)$ hold.&#10;&#10;Let’s now take $(a_1,b_1,c_1)=(b_0,c_0,\frac{b_0c_0+1}{a_0})$. $Q(1)$ holds because we already know $b_0\le c_0$ from $Q(0)$, and $b_1\le c_1$ because otherwise we would have $c_0a_0&gt;b_0c_0+1$, which is false. $R(1)$ is equally easy to check. Let’s now prove $P(1)$: $c_1|a_1b_1+1$ because of the definition of $c_1$, $a_1|b_1c_1+1\iff a_0b_0|b_0c_0^2+c_0+a_0$, which is true because $a_0|b_0c_0+1,b_0|c_0+a_0,(a_0,b_0)=1$, and $b_1|c_1+a_1\iff c_0a_0|a_0b_0+b_0c_0+1$, which is true because $a_0|b_0c_0+1,c_0|a_0b_0+1,(c_0,a_0)=1$. We have thus shown that $P(1),Q(1),R(1)$ hold, and, in particular, we can define $(a_2,b_2,c_2)=(b_1,c_1,\frac{b_1c_1+1}{a_1})$, and so on. We use the exact same arguments to prove that $P(n),Q(n),R(n)$ are true, so we can define $(a_{n+1},b_{n+1},c_{n+1})=(b_n,c_n,\frac{b_nc_n+1}{a_n})$.&#10;&#10;On the other hand, a simple computation reveals that if $(a_n,b_n,c_n)$ is a solution, then so is $(a_{n+1},b_{n+1},c_{n+1})$, so we have found infinitely many solutions (that’s because the inequalities in $Q(n)$ become strict for $n\ge 2$, due to $R(n)$)." calcext:value-type="string">
            <text:p>Click for solution</text:p>
            <text:p/>
            <text:p>We take $m=12$. What follows is a standard argument: given a solution $(a,b,c)$ with $a\le b\le c$, we show that we can find a solution $(b,c,a')$ with $b\le c\le a'$.</text:p>
            <text:p/>
            <text:p>Start with $(a_0,b_0,c_0)=(1,1,1)$ (this is a solution of the equation). Let $P(n)$ be the property $a_n|b_nc_n+1, b_n|c_n+a_n, c_n|a_nb_n+1$ and let $Q(n)$ be the property $a_n\le b_n\le c_n$. Furthermore, let $R(n)$ be $(a_n,b_n)=(b_n,c_n)=(c_n,a_n)=1$. It’s clear that $P(0),Q(0),R(0)$ hold.</text:p>
            <text:p/>
            <text:p>Let’s now take $(a_1,b_1,c_1)=(b_0,c_0,\frac{b_0c_0+1}{a_0})$. $Q(1)$ holds because we already know $b_0\le c_0$ from $Q(0)$, and $b_1\le c_1$ because otherwise we would have $c_0a_0&gt;b_0c_0+1$, which is false. $R(1)$ is equally easy to check. Let’s now prove $P(1)$: $c_1|a_1b_1+1$ because of the definition of $c_1$, $a_1|b_1c_1+1\iff a_0b_0|b_0c_0^2+c_0+a_0$, which is true because $a_0|b_0c_0+1,b_0|c_0+a_0,(a_0,b_0)=1$, and $b_1|c_1+a_1\iff c_0a_0|a_0b_0+b_0c_0+1$, which is true because $a_0|b_0c_0+1,c_0|a_0b_0+1,(c_0,a_0)=1$. We have thus shown that $P(1),Q(1),R(1)$ hold, and, in particular, we can define $(a_2,b_2,c_2)=(b_1,c_1,\frac{b_1c_1+1}{a_1})$, and so on. We use the exact same arguments to prove that $P(n),Q(n),R(n)$ are true, so we can define $(a_{n+1},b_{n+1},c_{n+1})=(b_n,c_n,\frac{b_nc_n+1}{a_n})$.</text:p>
            <text:p/>
            <text:p>On the other hand, a simple computation reveals that if $(a_n,b_n,c_n)$ is a solution, then so is $(a_{n+1},b_{n+1},c_{n+1})$, so we have found infinitely many solutions (that’s because the inequalities in $Q(n)$ become strict for $n\ge 2$, due to $R(n)$).</text:p>
          </table:table-cell>
          <table:table-cell office:value-type="string" calcext:value-type="string">
            <text:p>https://artofproblemsolving.com/community/c3953_2002_imo_shortlist</text:p>
          </table:table-cell>
          <table:table-cell office:value-type="string" office:string-value="Click for solution&#10;&#10;We take $m=12$. What follows is a standard argument: given a solution $(a,b,c)$ with $a\le b\le c$, we show that we can find a solution $(b,c,a')$ with $b\le c\le a'$.&#10;&#10;Start with $(a_0,b_0,c_0)=(1,1,1)$ (this is a solution of the equation). Let $P(n)$ be the property $a_n|b_nc_n+1, b_n|c_n+a_n, c_n|a_nb_n+1$ and let $Q(n)$ be the property $a_n\le b_n\le c_n$. Furthermore, let $R(n)$ be $(a_n,b_n)=(b_n,c_n)=(c_n,a_n)=1$. It’s clear that $P(0),Q(0),R(0)$ hold.&#10;&#10;Let’s now take $(a_1,b_1,c_1)=(b_0,c_0,\frac{b_0c_0+1}{a_0})$. $Q(1)$ holds because we already know $b_0\le c_0$ from $Q(0)$, and $b_1\le c_1$ because otherwise we would have $c_0a_0&gt;b_0c_0+1$, which is false. $R(1)$ is equally easy to check. Let’s now prove $P(1)$: $c_1|a_1b_1+1$ because of the definition of $c_1$, $a_1|b_1c_1+1\iff a_0b_0|b_0c_0^2+c_0+a_0$, which is true because $a_0|b_0c_0+1,b_0|c_0+a_0,(a_0,b_0)=1$, and $b_1|c_1+a_1\iff c_0a_0|a_0b_0+b_0c_0+1$, which is true because $a_0|b_0c_0+1,c_0|a_0b_0+1,(c_0,a_0)=1$. We have thus shown that $P(1),Q(1),R(1)$ hold, and, in particular, we can define $(a_2,b_2,c_2)=(b_1,c_1,\frac{b_1c_1+1}{a_1})$, and so on. We use the exact same arguments to prove that $P(n),Q(n),R(n)$ are true, so we can define $(a_{n+1},b_{n+1},c_{n+1})=(b_n,c_n,\frac{b_nc_n+1}{a_n})$.&#10;&#10;On the other hand, a simple computation reveals that if $(a_n,b_n,c_n)$ is a solution, then so is $(a_{n+1},b_{n+1},c_{n+1})$, so we have found infinitely many solutions (that’s because the inequalities in $Q(n)$ become strict for $n\ge 2$, due to $R(n)$)." calcext:value-type="string">
            <text:p>Click for solution</text:p>
            <text:p/>
            <text:p>We take $m=12$. What follows is a standard argument: given a solution $(a,b,c)$ with $a\le b\le c$, we show that we can find a solution $(b,c,a')$ with $b\le c\le a'$.</text:p>
            <text:p/>
            <text:p>Start with $(a_0,b_0,c_0)=(1,1,1)$ (this is a solution of the equation). Let $P(n)$ be the property $a_n|b_nc_n+1, b_n|c_n+a_n, c_n|a_nb_n+1$ and let $Q(n)$ be the property $a_n\le b_n\le c_n$. Furthermore, let $R(n)$ be $(a_n,b_n)=(b_n,c_n)=(c_n,a_n)=1$. It’s clear that $P(0),Q(0),R(0)$ hold.</text:p>
            <text:p/>
            <text:p>Let’s now take $(a_1,b_1,c_1)=(b_0,c_0,\frac{b_0c_0+1}{a_0})$. $Q(1)$ holds because we already know $b_0\le c_0$ from $Q(0)$, and $b_1\le c_1$ because otherwise we would have $c_0a_0&gt;b_0c_0+1$, which is false. $R(1)$ is equally easy to check. Let’s now prove $P(1)$: $c_1|a_1b_1+1$ because of the definition of $c_1$, $a_1|b_1c_1+1\iff a_0b_0|b_0c_0^2+c_0+a_0$, which is true because $a_0|b_0c_0+1,b_0|c_0+a_0,(a_0,b_0)=1$, and $b_1|c_1+a_1\iff c_0a_0|a_0b_0+b_0c_0+1$, which is true because $a_0|b_0c_0+1,c_0|a_0b_0+1,(c_0,a_0)=1$. We have thus shown that $P(1),Q(1),R(1)$ hold, and, in particular, we can define $(a_2,b_2,c_2)=(b_1,c_1,\frac{b_1c_1+1}{a_1})$, and so on. We use the exact same arguments to prove that $P(n),Q(n),R(n)$ are true, so we can define $(a_{n+1},b_{n+1},c_{n+1})=(b_n,c_n,\frac{b_nc_n+1}{a_n})$.</text:p>
            <text:p/>
            <text:p>On the other hand, a simple computation reveals that if $(a_n,b_n,c_n)$ is a solution, then so is $(a_{n+1},b_{n+1},c_{n+1})$, so we have found infinitely many solutions (that’s because the inequalities in $Q(n)$ become strict for $n\ge 2$, due to $R(n)$).</text:p>
          </table:table-cell>
          <table:table-cell/>
        </table:table-row>
        <table:table-row table:style-name="ro13">
          <table:table-cell office:value-type="string" calcext:value-type="string">
            <text:p>2002 IMO Shortlist</text:p>
          </table:table-cell>
          <table:table-cell office:value-type="float" office:value="2002" calcext:value-type="float">
            <text:p>2002</text:p>
          </table:table-cell>
          <table:table-cell office:value-type="float" office:value="5" calcext:value-type="float">
            <text:p>5</text:p>
          </table:table-cell>
          <table:table-cell/>
          <table:table-cell office:value-type="string" calcext:value-type="string">
            <text:p>Let $m,n\geq2$ be positive integers, and let $a_1,a_2,\ldots ,a_n$ be integers, none of which is a multiple of $m^{n-1}$. <text:s/>Show that there exist integers $e_1,e_2,\ldots,e_n$, not all zero, with $\left|{\,e}_i\,\right|&lt;m$ for all $i$, such that $e_1a_1+e_2a_2+\,\ldots\,+e_na_n$ is a multiple of $m^n$.</text:p>
          </table:table-cell>
          <table:table-cell office:value-type="string" calcext:value-type="string">
            <text:p>https://artofproblemsolving.com/community/c3953_2002_imo_shortlist</text:p>
          </table:table-cell>
          <table:table-cell office:value-type="string" calcext:value-type="string">
            <text:p>Let $m,n\geq2$ be positive integers, and let $a_1,a_2,\ldots ,a_n$ be integers, none of which is a multiple of $m^{n-1}$. <text:s/>Show that there exist integers $e_1,e_2,\ldots,e_n$, not all zero, with $\left|{\,e}_i\,\right|&lt;m$ for all $i$, such that $e_1a_1+e_2a_2+\,\ldots\,+e_na_n$ is a multiple of $m^n$.</text:p>
          </table:table-cell>
          <table:table-cell/>
        </table:table-row>
        <table:table-row table:style-name="ro13">
          <table:table-cell office:value-type="string" calcext:value-type="string">
            <text:p>2002 IMO Shortlist</text:p>
          </table:table-cell>
          <table:table-cell office:value-type="float" office:value="2002" calcext:value-type="float">
            <text:p>2002</text:p>
          </table:table-cell>
          <table:table-cell office:value-type="float" office:value="6" calcext:value-type="float">
            <text:p>6</text:p>
          </table:table-cell>
          <table:table-cell office:value-type="string" calcext:value-type="string">
            <text:p>Laurentiu Panaitopol, Romania</text:p>
          </table:table-cell>
          <table:table-cell office:value-type="string" calcext:value-type="string">
            <text:p>Find all pairs of positive integers $m,n\geq3$ for which there exist infinitely many positive integers $a$ such that \[ \frac{a^m+a-1}{a^n+a^2-1} <text:s/>\] is itself an integer.</text:p>
          </table:table-cell>
          <table:table-cell office:value-type="string" calcext:value-type="string">
            <text:p>https://artofproblemsolving.com/community/c3953_2002_imo_shortlist</text:p>
          </table:table-cell>
          <table:table-cell office:value-type="string" calcext:value-type="string">
            <text:p>Find all pairs of positive integers $m,n\geq3$ for which there exist infinitely many positive integers $a$ such that \[ \frac{a^m+a-1}{a^n+a^2-1}  \] is itself an integer.</text:p>
            <text:p/>
            <text:p>\textit{Laurentiu Panaitopol, Romania}</text:p>
          </table:table-cell>
          <table:table-cell/>
        </table:table-row>
        <table:table-row table:style-name="ro7">
          <table:table-cell office:value-type="string" calcext:value-type="string">
            <text:p>2002 IMO Shortlist</text:p>
          </table:table-cell>
          <table:table-cell office:value-type="float" office:value="2002" calcext:value-type="float">
            <text:p>2002</text:p>
          </table:table-cell>
          <table:table-cell office:value-type="float" office:value="1" calcext:value-type="float">
            <text:p>1</text:p>
          </table:table-cell>
          <table:table-cell/>
          <table:table-cell office:value-type="string" calcext:value-type="string">
            <text:p>Find all functions $f$ from the reals to the reals such that</text:p>
            <text:p/>
            <text:p>\[f\left(f(x)+y\right)=2x+f\left(f(y)-x\right)\]</text:p>
            <text:p/>
            <text:p>for all real $x,y$.</text:p>
          </table:table-cell>
          <table:table-cell office:value-type="string" calcext:value-type="string">
            <text:p>https://artofproblemsolving.com/community/c3953_2002_imo_shortlist</text:p>
          </table:table-cell>
          <table:table-cell office:value-type="string" calcext:value-type="string">
            <text:p>Find all functions $f$ from the reals to the reals such that</text:p>
            <text:p/>
            <text:p>\[f\left(f(x)+y\right)=2x+f\left(f(y)-x\right)\]</text:p>
            <text:p/>
            <text:p>for all real $x,y$.</text:p>
          </table:table-cell>
          <table:table-cell/>
        </table:table-row>
        <table:table-row table:style-name="ro26">
          <table:table-cell office:value-type="string" calcext:value-type="string">
            <text:p>2002 IMO Shortlist</text:p>
          </table:table-cell>
          <table:table-cell office:value-type="float" office:value="2002" calcext:value-type="float">
            <text:p>2002</text:p>
          </table:table-cell>
          <table:table-cell table:number-columns-repeated="2"/>
          <table:table-cell office:value-type="string" office:string-value="Click for solution&#10;&#10;Yay! My first (first) IMOSL solution!&#10;&#10;First we let $f(0) = \alpha$.&#10;&#10;$f(f(x)+y) = 2x + f(f(y)-x)$ $(1)$&#10;&#10;Plugging in $x=0$ into (1):&#10;&#10;$f(y+\alpha) = f(f(y))$ $(2)$&#10;&#10;Plugging in $x=f(y)$ into (1):&#10;&#10;$f(f(f(y))+y) = 2f(y) + f(f(y)-f(y)) \Rightarrow f(2y+\alpha) = 2f(y) + \alpha$ $(3)$&#10;&#10;Now plugging in $y=-\alpha$ into (3):&#10;&#10;$f(-\alpha) = 2f(-\alpha) + \alpha \Rightarrow f(-\alpha) = -\alpha$&#10;&#10;Plugging in $y=-\alpha$ into (2):&#10;&#10;$\alpha = f(f(-\alpha)) \Rightarrow \alpha = -\alpha \Rightarrow \alpha = 0$&#10;&#10;So (2) can be rewritten as: $f(f(x)) = x$ $(4)$&#10;&#10;Plugging in $y=0$ into (1):&#10;&#10;$f(f(x)) = 2x + f(-x) \Rightarrow f(-x) = -x$&#10;&#10;Plugging in $x=-x$ for the last equation gives $f(x)=x$ for all $x$.&#10;&#10;It is easy to see that this function indeed satisfies the initial conditions given in the problem." calcext:value-type="string">
            <text:p>Click for solution</text:p>
            <text:p/>
            <text:p>Yay! My first (first) IMOSL solution!</text:p>
            <text:p/>
            <text:p>First we let $f(0) = \alpha$.</text:p>
            <text:p/>
            <text:p>$f(f(x)+y) = 2x + f(f(y)-x)$ $(1)$</text:p>
            <text:p/>
            <text:p>Plugging in $x=0$ into (1):</text:p>
            <text:p/>
            <text:p>$f(y+\alpha) = f(f(y))$ $(2)$</text:p>
            <text:p/>
            <text:p>Plugging in $x=f(y)$ into (1):</text:p>
            <text:p/>
            <text:p>$f(f(f(y))+y) = 2f(y) + f(f(y)-f(y)) \Rightarrow f(2y+\alpha) = 2f(y) + \alpha$ $(3)$</text:p>
            <text:p/>
            <text:p>Now plugging in $y=-\alpha$ into (3):</text:p>
            <text:p/>
            <text:p>$f(-\alpha) = 2f(-\alpha) + \alpha \Rightarrow f(-\alpha) = -\alpha$</text:p>
            <text:p/>
            <text:p>Plugging in $y=-\alpha$ into (2):</text:p>
            <text:p/>
            <text:p>$\alpha = f(f(-\alpha)) \Rightarrow \alpha = -\alpha \Rightarrow \alpha = 0$</text:p>
            <text:p/>
            <text:p>So (2) can be rewritten as: $f(f(x)) = x$ $(4)$</text:p>
            <text:p/>
            <text:p>Plugging in $y=0$ into (1):</text:p>
            <text:p/>
            <text:p>$f(f(x)) = 2x + f(-x) \Rightarrow f(-x) = -x$</text:p>
            <text:p/>
            <text:p>Plugging in $x=-x$ for the last equation gives $f(x)=x$ for all $x$.</text:p>
            <text:p/>
            <text:p>It is easy to see that this function indeed satisfies the initial conditions given in the problem.</text:p>
          </table:table-cell>
          <table:table-cell office:value-type="string" calcext:value-type="string">
            <text:p>https://artofproblemsolving.com/community/c3953_2002_imo_shortlist</text:p>
          </table:table-cell>
          <table:table-cell office:value-type="string" office:string-value="Click for solution&#10;&#10;Yay! My first (first) IMOSL solution!&#10;&#10;First we let $f(0) = \alpha$.&#10;&#10;$f(f(x)+y) = 2x + f(f(y)-x)$ $(1)$&#10;&#10;Plugging in $x=0$ into (1):&#10;&#10;$f(y+\alpha) = f(f(y))$ $(2)$&#10;&#10;Plugging in $x=f(y)$ into (1):&#10;&#10;$f(f(f(y))+y) = 2f(y) + f(f(y)-f(y)) \Rightarrow f(2y+\alpha) = 2f(y) + \alpha$ $(3)$&#10;&#10;Now plugging in $y=-\alpha$ into (3):&#10;&#10;$f(-\alpha) = 2f(-\alpha) + \alpha \Rightarrow f(-\alpha) = -\alpha$&#10;&#10;Plugging in $y=-\alpha$ into (2):&#10;&#10;$\alpha = f(f(-\alpha)) \Rightarrow \alpha = -\alpha \Rightarrow \alpha = 0$&#10;&#10;So (2) can be rewritten as: $f(f(x)) = x$ $(4)$&#10;&#10;Plugging in $y=0$ into (1):&#10;&#10;$f(f(x)) = 2x + f(-x) \Rightarrow f(-x) = -x$&#10;&#10;Plugging in $x=-x$ for the last equation gives $f(x)=x$ for all $x$.&#10;&#10;It is easy to see that this function indeed satisfies the initial conditions given in the problem." calcext:value-type="string">
            <text:p>Click for solution</text:p>
            <text:p/>
            <text:p>Yay! My first (first) IMOSL solution!</text:p>
            <text:p/>
            <text:p>First we let $f(0) = \alpha$.</text:p>
            <text:p/>
            <text:p>$f(f(x)+y) = 2x + f(f(y)-x)$ $(1)$</text:p>
            <text:p/>
            <text:p>Plugging in $x=0$ into (1):</text:p>
            <text:p/>
            <text:p>$f(y+\alpha) = f(f(y))$ $(2)$</text:p>
            <text:p/>
            <text:p>Plugging in $x=f(y)$ into (1):</text:p>
            <text:p/>
            <text:p>$f(f(f(y))+y) = 2f(y) + f(f(y)-f(y)) \Rightarrow f(2y+\alpha) = 2f(y) + \alpha$ $(3)$</text:p>
            <text:p/>
            <text:p>Now plugging in $y=-\alpha$ into (3):</text:p>
            <text:p/>
            <text:p>$f(-\alpha) = 2f(-\alpha) + \alpha \Rightarrow f(-\alpha) = -\alpha$</text:p>
            <text:p/>
            <text:p>Plugging in $y=-\alpha$ into (2):</text:p>
            <text:p/>
            <text:p>$\alpha = f(f(-\alpha)) \Rightarrow \alpha = -\alpha \Rightarrow \alpha = 0$</text:p>
            <text:p/>
            <text:p>So (2) can be rewritten as: $f(f(x)) = x$ $(4)$</text:p>
            <text:p/>
            <text:p>Plugging in $y=0$ into (1):</text:p>
            <text:p/>
            <text:p>$f(f(x)) = 2x + f(-x) \Rightarrow f(-x) = -x$</text:p>
            <text:p/>
            <text:p>Plugging in $x=-x$ for the last equation gives $f(x)=x$ for all $x$.</text:p>
            <text:p/>
            <text:p>It is easy to see that this function indeed satisfies the initial conditions given in the problem.</text:p>
          </table:table-cell>
          <table:table-cell/>
        </table:table-row>
        <table:table-row table:style-name="ro4">
          <table:table-cell office:value-type="string" calcext:value-type="string">
            <text:p>2002 IMO Shortlist</text:p>
          </table:table-cell>
          <table:table-cell office:value-type="float" office:value="2002" calcext:value-type="float">
            <text:p>2002</text:p>
          </table:table-cell>
          <table:table-cell office:value-type="float" office:value="2" calcext:value-type="float">
            <text:p>2</text:p>
          </table:table-cell>
          <table:table-cell/>
          <table:table-cell office:value-type="string" calcext:value-type="string">
            <text:p>Let $a_1,a_2,\ldots$ be an infinite sequence of real numbers, for which there exists a real number $c$ with $0\leq a_i\leq c$ for all $i$, such that \[\left\lvert a_i-a_j \right\rvert\geq \frac{1}{i+j} \quad \text{for all }i,\ j \text{ with } i \neq j. \] Prove that $c\geq1$.</text:p>
          </table:table-cell>
          <table:table-cell office:value-type="string" calcext:value-type="string">
            <text:p>https://artofproblemsolving.com/community/c3953_2002_imo_shortlist</text:p>
          </table:table-cell>
          <table:table-cell office:value-type="string" calcext:value-type="string">
            <text:p>Let $a_1,a_2,\ldots$ be an infinite sequence of real numbers, for which there exists a real number $c$ with $0\leq a_i\leq c$ for all $i$, such that \[\left\lvert a_i-a_j \right\rvert\geq \frac{1}{i+j} \quad \text{for all }i,\ j \text{ with } i \neq j. \] Prove that $c\geq1$.</text:p>
          </table:table-cell>
          <table:table-cell/>
        </table:table-row>
        <table:table-row table:style-name="ro40">
          <table:table-cell office:value-type="string" calcext:value-type="string">
            <text:p>2002 IMO Shortlist</text:p>
          </table:table-cell>
          <table:table-cell office:value-type="float" office:value="2002" calcext:value-type="float">
            <text:p>2002</text:p>
          </table:table-cell>
          <table:table-cell table:number-columns-repeated="2"/>
          <table:table-cell office:value-type="string" office:string-value="Click for solution&#10;&#10;Let $k$ be an arbitrary natural number.&#10;&#10;Let $\{m_1,m_2,\ldots{},m_k\}$ be a permutation of $\{1,2,\ldots{},k\}$ such that $a_{m_1} &lt; a_{m_2} &lt; \cdots{} &lt; a_{m_k}$.&#10;&#10;Note that we can never have equality since $|a_{m_i} - a_{m_{i+1}}| \ge \frac{1}{m_i+m_{i+1}}$.&#10;&#10;Let $\overline{a_ia_j} = |a_i-a_j|$.&#10;&#10;By looking at the $a_i$ as a set of intervals on $[0,c]$, it makes sense that $\overline{a_{m_1}a_{m_k}} = \sum \limits_{i=1}^{k-1} \overline{a_{m_i}a_{m_{i+1}}}$.&#10;&#10;$\overline{a_{m_i}a_{m_k}} \ge \sum\limits_{i=1}^{k-1} \frac{1}{m_i+m_{i+1}}$.&#10;&#10;By the Arithmetic Mean Harmonic Mean Inequality,&#10;&#10;$\frac{(a_1+a_2) + (a_2+a_3) + \ldots{} + (m_{k-1}+m_k)}{k-1} \ge \frac{k-1}{\frac{1}{m_1+m_2} + \ldots{} + \frac{1}{m_{k-1}+m_k}}$.&#10;&#10;$(m_1+2m_2+\ldots{}+2m_{k-1}+2m_k)\left(\frac{1}{m_1+m_2} + \ldots{} + \frac{1}{m_{k-1}+m_k}\right) \ge (k-1)^2$.&#10;&#10;$(\overline{a_{m_1}a_{m_k}})(m_1+2m_2+\ldots{}+2m_{k-1}+m_k) \ge (k-1)^2$.&#10;&#10;The right term of the left-hand side is less than $2(m_1+m_2+\ldots{}+m_k)$:&#10;&#10;$2\overline{a_{m_1}a_{m_k}}(m_1+m_2+\ldots{}+m_k) &gt; (k-1)^2$&#10;&#10;Since $\{m_1,m_2,\ldots{},m_k\}$ is a permutation of $\{1,2,\ldots{},k\}$,&#10;&#10;$2\overline{a_{m_1}a_{m_k}} \cdot \frac{k(k+1)}{2} &gt; (k-1)^2$.&#10;&#10;$\overline{a_{m_1}a_{m_k}} &gt; \frac{(k-1)^2}{k(k+1)} = \frac{k-1}{k} \cdot \frac{k-1}{k+1} &gt; \left(\frac{k-1}{k+1}\right)^2 = \left(1-\frac{2}{k+1}\right)^2$.&#10;&#10;If $\overline{a_{m_1}a_{m_k}} &lt; 1$ for all $k \in \mathbb N$, we can easily find a $k$ such that $\left(1-\frac{2}{k+1}\right)^2 &gt; \overline{a_{m_1}a_{m_k}}$, causing a contradiction.&#10;&#10;So $\overline{a_{m_1}a_{m_k}} \ge 1$ for some integers $m_1$, $m_k$.&#10;&#10;$|a_{m_1}-a_{m_k}| \ge 1$.&#10;&#10;Since both terms are positive, it is clear that at least one of them is greater than or equal to $1$.&#10;&#10;So $c \ge 1$, as desired." calcext:value-type="string">
            <text:p>Click for solution</text:p>
            <text:p/>
            <text:p>Let $k$ be an arbitrary natural number.</text:p>
            <text:p/>
            <text:p>Let $\{m_1,m_2,\ldots{},m_k\}$ be a permutation of $\{1,2,\ldots{},k\}$ such that $a_{m_1} &lt; a_{m_2} &lt; \cdots{} &lt; a_{m_k}$.</text:p>
            <text:p/>
            <text:p>Note that we can never have equality since $|a_{m_i} - a_{m_{i+1}}| \ge \frac{1}{m_i+m_{i+1}}$.</text:p>
            <text:p/>
            <text:p>Let $\overline{a_ia_j} = |a_i-a_j|$.</text:p>
            <text:p/>
            <text:p>By looking at the $a_i$ as a set of intervals on $[0,c]$, it makes sense that $\overline{a_{m_1}a_{m_k}} = \sum \limits_{i=1}^{k-1} \overline{a_{m_i}a_{m_{i+1}}}$.</text:p>
            <text:p/>
            <text:p>$\overline{a_{m_i}a_{m_k}} \ge \sum\limits_{i=1}^{k-1} \frac{1}{m_i+m_{i+1}}$.</text:p>
            <text:p/>
            <text:p>By the Arithmetic Mean Harmonic Mean Inequality,</text:p>
            <text:p/>
            <text:p>$\frac{(a_1+a_2) + (a_2+a_3) + \ldots{} + (m_{k-1}+m_k)}{k-1} \ge \frac{k-1}{\frac{1}{m_1+m_2} + \ldots{} + \frac{1}{m_{k-1}+m_k}}$.</text:p>
            <text:p/>
            <text:p>$(m_1+2m_2+\ldots{}+2m_{k-1}+2m_k)\left(\frac{1}{m_1+m_2} + \ldots{} + \frac{1}{m_{k-1}+m_k}\right) \ge (k-1)^2$.</text:p>
            <text:p/>
            <text:p>$(\overline{a_{m_1}a_{m_k}})(m_1+2m_2+\ldots{}+2m_{k-1}+m_k) \ge (k-1)^2$.</text:p>
            <text:p/>
            <text:p>The right term of the left-hand side is less than $2(m_1+m_2+\ldots{}+m_k)$:</text:p>
            <text:p/>
            <text:p>$2\overline{a_{m_1}a_{m_k}}(m_1+m_2+\ldots{}+m_k) &gt; (k-1)^2$</text:p>
            <text:p/>
            <text:p>Since $\{m_1,m_2,\ldots{},m_k\}$ is a permutation of $\{1,2,\ldots{},k\}$,</text:p>
            <text:p/>
            <text:p>$2\overline{a_{m_1}a_{m_k}} \cdot \frac{k(k+1)}{2} &gt; (k-1)^2$.</text:p>
            <text:p/>
            <text:p>$\overline{a_{m_1}a_{m_k}} &gt; \frac{(k-1)^2}{k(k+1)} = \frac{k-1}{k} \cdot \frac{k-1}{k+1} &gt; \left(\frac{k-1}{k+1}\right)^2 = \left(1-\frac{2}{k+1}\right)^2$.</text:p>
            <text:p/>
            <text:p>If $\overline{a_{m_1}a_{m_k}} &lt; 1$ for all $k \in \mathbb N$, we can easily find a $k$ such that $\left(1-\frac{2}{k+1}\right)^2 &gt; \overline{a_{m_1}a_{m_k}}$, causing a contradiction.</text:p>
            <text:p/>
            <text:p>So $\overline{a_{m_1}a_{m_k}} \ge 1$ for some integers $m_1$, $m_k$.</text:p>
            <text:p/>
            <text:p>$|a_{m_1}-a_{m_k}| \ge 1$.</text:p>
            <text:p/>
            <text:p>Since both terms are positive, it is clear that at least one of them is greater than or equal to $1$.</text:p>
            <text:p/>
            <text:p>So $c \ge 1$, as desired.</text:p>
          </table:table-cell>
          <table:table-cell office:value-type="string" calcext:value-type="string">
            <text:p>https://artofproblemsolving.com/community/c3953_2002_imo_shortlist</text:p>
          </table:table-cell>
          <table:table-cell office:value-type="string" office:string-value="Click for solution&#10;&#10;Let $k$ be an arbitrary natural number.&#10;&#10;Let $\{m_1,m_2,\ldots{},m_k\}$ be a permutation of $\{1,2,\ldots{},k\}$ such that $a_{m_1} &lt; a_{m_2} &lt; \cdots{} &lt; a_{m_k}$.&#10;&#10;Note that we can never have equality since $|a_{m_i} - a_{m_{i+1}}| \ge \frac{1}{m_i+m_{i+1}}$.&#10;&#10;Let $\overline{a_ia_j} = |a_i-a_j|$.&#10;&#10;By looking at the $a_i$ as a set of intervals on $[0,c]$, it makes sense that $\overline{a_{m_1}a_{m_k}} = \sum \limits_{i=1}^{k-1} \overline{a_{m_i}a_{m_{i+1}}}$.&#10;&#10;$\overline{a_{m_i}a_{m_k}} \ge \sum\limits_{i=1}^{k-1} \frac{1}{m_i+m_{i+1}}$.&#10;&#10;By the Arithmetic Mean Harmonic Mean Inequality,&#10;&#10;$\frac{(a_1+a_2) + (a_2+a_3) + \ldots{} + (m_{k-1}+m_k)}{k-1} \ge \frac{k-1}{\frac{1}{m_1+m_2} + \ldots{} + \frac{1}{m_{k-1}+m_k}}$.&#10;&#10;$(m_1+2m_2+\ldots{}+2m_{k-1}+2m_k)\left(\frac{1}{m_1+m_2} + \ldots{} + \frac{1}{m_{k-1}+m_k}\right) \ge (k-1)^2$.&#10;&#10;$(\overline{a_{m_1}a_{m_k}})(m_1+2m_2+\ldots{}+2m_{k-1}+m_k) \ge (k-1)^2$.&#10;&#10;The right term of the left-hand side is less than $2(m_1+m_2+\ldots{}+m_k)$:&#10;&#10;$2\overline{a_{m_1}a_{m_k}}(m_1+m_2+\ldots{}+m_k) &gt; (k-1)^2$&#10;&#10;Since $\{m_1,m_2,\ldots{},m_k\}$ is a permutation of $\{1,2,\ldots{},k\}$,&#10;&#10;$2\overline{a_{m_1}a_{m_k}} \cdot \frac{k(k+1)}{2} &gt; (k-1)^2$.&#10;&#10;$\overline{a_{m_1}a_{m_k}} &gt; \frac{(k-1)^2}{k(k+1)} = \frac{k-1}{k} \cdot \frac{k-1}{k+1} &gt; \left(\frac{k-1}{k+1}\right)^2 = \left(1-\frac{2}{k+1}\right)^2$.&#10;&#10;If $\overline{a_{m_1}a_{m_k}} &lt; 1$ for all $k \in \mathbb N$, we can easily find a $k$ such that $\left(1-\frac{2}{k+1}\right)^2 &gt; \overline{a_{m_1}a_{m_k}}$, causing a contradiction.&#10;&#10;So $\overline{a_{m_1}a_{m_k}} \ge 1$ for some integers $m_1$, $m_k$.&#10;&#10;$|a_{m_1}-a_{m_k}| \ge 1$.&#10;&#10;Since both terms are positive, it is clear that at least one of them is greater than or equal to $1$.&#10;&#10;So $c \ge 1$, as desired." calcext:value-type="string">
            <text:p>Click for solution</text:p>
            <text:p/>
            <text:p>Let $k$ be an arbitrary natural number.</text:p>
            <text:p/>
            <text:p>Let $\{m_1,m_2,\ldots{},m_k\}$ be a permutation of $\{1,2,\ldots{},k\}$ such that $a_{m_1} &lt; a_{m_2} &lt; \cdots{} &lt; a_{m_k}$.</text:p>
            <text:p/>
            <text:p>Note that we can never have equality since $|a_{m_i} - a_{m_{i+1}}| \ge \frac{1}{m_i+m_{i+1}}$.</text:p>
            <text:p/>
            <text:p>Let $\overline{a_ia_j} = |a_i-a_j|$.</text:p>
            <text:p/>
            <text:p>By looking at the $a_i$ as a set of intervals on $[0,c]$, it makes sense that $\overline{a_{m_1}a_{m_k}} = \sum \limits_{i=1}^{k-1} \overline{a_{m_i}a_{m_{i+1}}}$.</text:p>
            <text:p/>
            <text:p>$\overline{a_{m_i}a_{m_k}} \ge \sum\limits_{i=1}^{k-1} \frac{1}{m_i+m_{i+1}}$.</text:p>
            <text:p/>
            <text:p>By the Arithmetic Mean Harmonic Mean Inequality,</text:p>
            <text:p/>
            <text:p>$\frac{(a_1+a_2) + (a_2+a_3) + \ldots{} + (m_{k-1}+m_k)}{k-1} \ge \frac{k-1}{\frac{1}{m_1+m_2} + \ldots{} + \frac{1}{m_{k-1}+m_k}}$.</text:p>
            <text:p/>
            <text:p>$(m_1+2m_2+\ldots{}+2m_{k-1}+2m_k)\left(\frac{1}{m_1+m_2} + \ldots{} + \frac{1}{m_{k-1}+m_k}\right) \ge (k-1)^2$.</text:p>
            <text:p/>
            <text:p>$(\overline{a_{m_1}a_{m_k}})(m_1+2m_2+\ldots{}+2m_{k-1}+m_k) \ge (k-1)^2$.</text:p>
            <text:p/>
            <text:p>The right term of the left-hand side is less than $2(m_1+m_2+\ldots{}+m_k)$:</text:p>
            <text:p/>
            <text:p>$2\overline{a_{m_1}a_{m_k}}(m_1+m_2+\ldots{}+m_k) &gt; (k-1)^2$</text:p>
            <text:p/>
            <text:p>Since $\{m_1,m_2,\ldots{},m_k\}$ is a permutation of $\{1,2,\ldots{},k\}$,</text:p>
            <text:p/>
            <text:p>$2\overline{a_{m_1}a_{m_k}} \cdot \frac{k(k+1)}{2} &gt; (k-1)^2$.</text:p>
            <text:p/>
            <text:p>$\overline{a_{m_1}a_{m_k}} &gt; \frac{(k-1)^2}{k(k+1)} = \frac{k-1}{k} \cdot \frac{k-1}{k+1} &gt; \left(\frac{k-1}{k+1}\right)^2 = \left(1-\frac{2}{k+1}\right)^2$.</text:p>
            <text:p/>
            <text:p>If $\overline{a_{m_1}a_{m_k}} &lt; 1$ for all $k \in \mathbb N$, we can easily find a $k$ such that $\left(1-\frac{2}{k+1}\right)^2 &gt; \overline{a_{m_1}a_{m_k}}$, causing a contradiction.</text:p>
            <text:p/>
            <text:p>So $\overline{a_{m_1}a_{m_k}} \ge 1$ for some integers $m_1$, $m_k$.</text:p>
            <text:p/>
            <text:p>$|a_{m_1}-a_{m_k}| \ge 1$.</text:p>
            <text:p/>
            <text:p>Since both terms are positive, it is clear that at least one of them is greater than or equal to $1$.</text:p>
            <text:p/>
            <text:p>So $c \ge 1$, as desired.</text:p>
          </table:table-cell>
          <table:table-cell/>
        </table:table-row>
        <table:table-row table:style-name="ro4">
          <table:table-cell office:value-type="string" calcext:value-type="string">
            <text:p>2002 IMO Shortlist</text:p>
          </table:table-cell>
          <table:table-cell office:value-type="float" office:value="2002" calcext:value-type="float">
            <text:p>2002</text:p>
          </table:table-cell>
          <table:table-cell office:value-type="float" office:value="3" calcext:value-type="float">
            <text:p>3</text:p>
          </table:table-cell>
          <table:table-cell/>
          <table:table-cell office:value-type="string" calcext:value-type="string">
            <text:p>Let $P$ be a cubic polynomial given by $P(x)=ax^3+bx^2+cx+d$, where $a,b,c,d$ are integers and $a\ne0$. Suppose that $xP(x)=yP(y)$ for infinitely many pairs $x,y$ of integers with $x\ne y$. Prove that the equation $P(x)=0$ has an integer root.</text:p>
          </table:table-cell>
          <table:table-cell office:value-type="string" calcext:value-type="string">
            <text:p>https://artofproblemsolving.com/community/c3953_2002_imo_shortlist</text:p>
          </table:table-cell>
          <table:table-cell office:value-type="string" calcext:value-type="string">
            <text:p>Let $P$ be a cubic polynomial given by $P(x)=ax^3+bx^2+cx+d$, where $a,b,c,d$ are integers and $a\ne0$. Suppose that $xP(x)=yP(y)$ for infinitely many pairs $x,y$ of integers with $x\ne y$. Prove that the equation $P(x)=0$ has an integer root.</text:p>
          </table:table-cell>
          <table:table-cell/>
        </table:table-row>
        <table:table-row table:style-name="ro6">
          <table:table-cell office:value-type="string" calcext:value-type="string">
            <text:p>2002 IMO Shortlist</text:p>
          </table:table-cell>
          <table:table-cell office:value-type="float" office:value="2002" calcext:value-type="float">
            <text:p>2002</text:p>
          </table:table-cell>
          <table:table-cell office:value-type="float" office:value="4" calcext:value-type="float">
            <text:p>4</text:p>
          </table:table-cell>
          <table:table-cell/>
          <table:table-cell office:value-type="string" calcext:value-type="string">
            <text:p>Find all functions $f$ from the reals to the reals such that \[ \left(f(x)+f(z)\right)\left(f(y)+f(t)\right)=f(xy-zt)+f(xt+yz) <text:s/>\] for all real $x,y,z,t$.</text:p>
          </table:table-cell>
          <table:table-cell office:value-type="string" calcext:value-type="string">
            <text:p>https://artofproblemsolving.com/community/c3953_2002_imo_shortlist</text:p>
          </table:table-cell>
          <table:table-cell office:value-type="string" calcext:value-type="string">
            <text:p>Find all functions $f$ from the reals to the reals such that \[ \left(f(x)+f(z)\right)\left(f(y)+f(t)\right)=f(xy-zt)+f(xt+yz) <text:s/>\] for all real $x,y,z,t$.</text:p>
          </table:table-cell>
          <table:table-cell/>
        </table:table-row>
        <table:table-row table:style-name="ro5">
          <table:table-cell office:value-type="string" calcext:value-type="string">
            <text:p>2002 IMO Shortlist</text:p>
          </table:table-cell>
          <table:table-cell office:value-type="float" office:value="2002" calcext:value-type="float">
            <text:p>2002</text:p>
          </table:table-cell>
          <table:table-cell office:value-type="float" office:value="5" calcext:value-type="float">
            <text:p>5</text:p>
          </table:table-cell>
          <table:table-cell/>
          <table:table-cell office:value-type="string" calcext:value-type="string">
            <text:p>Let $n$ be a positive integer that is not a perfect cube. Define real numbers $a,b,c$ by</text:p>
            <text:p/>
            <text:p>\[a=\root3\of n\kern1.5pt,\qquad b={1\over a-[a]}\kern1pt,\qquad c={1\over b-[b]}\kern1.5pt,\]</text:p>
            <text:p/>
            <text:p>where $[x]$ denotes the integer part of $x$. Prove that there are infinitely many such integers $n$ with the property that there exist integers $r,s,t$, not all zero, such that $ra+sb+tc=0$.</text:p>
          </table:table-cell>
          <table:table-cell office:value-type="string" calcext:value-type="string">
            <text:p>https://artofproblemsolving.com/community/c3953_2002_imo_shortlist</text:p>
          </table:table-cell>
          <table:table-cell office:value-type="string" calcext:value-type="string">
            <text:p>Let $n$ be a positive integer that is not a perfect cube. Define real numbers $a,b,c$ by</text:p>
            <text:p/>
            <text:p>\[a=\root3\of n\kern1.5pt,\qquad b={1\over a-[a]}\kern1pt,\qquad c={1\over b-[b]}\kern1.5pt,\]</text:p>
            <text:p/>
            <text:p>where $[x]$ denotes the integer part of $x$. Prove that there are infinitely many such integers $n$ with the property that there exist integers $r,s,t$, not all zero, such that $ra+sb+tc=0$.</text:p>
          </table:table-cell>
          <table:table-cell/>
        </table:table-row>
        <table:table-row table:style-name="ro10">
          <table:table-cell office:value-type="string" calcext:value-type="string">
            <text:p>2002 IMO Shortlist</text:p>
          </table:table-cell>
          <table:table-cell office:value-type="float" office:value="2002" calcext:value-type="float">
            <text:p>2002</text:p>
          </table:table-cell>
          <table:table-cell office:value-type="float" office:value="6" calcext:value-type="float">
            <text:p>6</text:p>
          </table:table-cell>
          <table:table-cell/>
          <table:table-cell office:value-type="string" calcext:value-type="string">
            <text:p>Let $A$ be a non-empty set of positive integers. Suppose that there are positive integers $b_1,\ldots b_n$ and $c_1,\ldots,c_n$ such that</text:p>
            <text:p/>
            <text:p>- for each $i$ the set $b_iA+c_i=\left\{b_ia+c_i\colon a\in A\right\}$ is a subset of $A$, and</text:p>
            <text:p/>
            <text:p>- the sets $b_iA+c_i$ and $b_jA+c_j$ are disjoint whenever $i\ne j$</text:p>
            <text:p/>
            <text:p>Prove that \[{1\over b_1}+\,\ldots\,+{1\over b_n}\leq1.\]</text:p>
          </table:table-cell>
          <table:table-cell office:value-type="string" calcext:value-type="string">
            <text:p>https://artofproblemsolving.com/community/c3953_2002_imo_shortlist</text:p>
          </table:table-cell>
          <table:table-cell office:value-type="string" calcext:value-type="string">
            <text:p>Let $A$ be a non-empty set of positive integers. Suppose that there are positive integers $b_1,\ldots b_n$ and $c_1,\ldots,c_n$ such that</text:p>
            <text:p/>
            <text:p>- for each $i$ the set $b_iA+c_i=\left\{b_ia+c_i\colon a\in A\right\}$ is a subset of $A$, and</text:p>
            <text:p/>
            <text:p>- the sets $b_iA+c_i$ and $b_jA+c_j$ are disjoint whenever $i\ne j$</text:p>
            <text:p/>
            <text:p>Prove that \[{1\over b_1}+\,\ldots\,+{1\over b_n}\leq1.\]</text:p>
          </table:table-cell>
          <table:table-cell/>
        </table:table-row>
        <table:table-row table:style-name="ro7">
          <table:table-cell office:value-type="string" calcext:value-type="string">
            <text:p>2002 IMO Shortlist</text:p>
          </table:table-cell>
          <table:table-cell office:value-type="float" office:value="2002" calcext:value-type="float">
            <text:p>2002</text:p>
          </table:table-cell>
          <table:table-cell office:value-type="float" office:value="1" calcext:value-type="float">
            <text:p>1</text:p>
          </table:table-cell>
          <table:table-cell/>
          <table:table-cell office:value-type="string" calcext:value-type="string">
            <text:p>Let $n$ be a positive integer. Each point $(x,y)$ in the plane, where $x$ and $y$ are non-negative integers with $x+y&lt;n$, is coloured red or blue, subject to the following condition: if a point $(x,y)$ is red, then so are all points $(x',y')$ with $x'\leq x$ and $y'\leq y$. Let $A$ be the number of ways to choose $n$ blue points with distinct $x$-coordinates, and let $B$ be the number of ways to choose $n$ blue points with distinct $y$-coordinates. Prove that $A=B$.</text:p>
          </table:table-cell>
          <table:table-cell office:value-type="string" calcext:value-type="string">
            <text:p>https://artofproblemsolving.com/community/c3953_2002_imo_shortlist</text:p>
          </table:table-cell>
          <table:table-cell office:value-type="string" calcext:value-type="string">
            <text:p>Let $n$ be a positive integer. Each point $(x,y)$ in the plane, where $x$ and $y$ are non-negative integers with $x+y&lt;n$, is coloured red or blue, subject to the following condition: if a point $(x,y)$ is red, then so are all points $(x',y')$ with $x'\leq x$ and $y'\leq y$. Let $A$ be the number of ways to choose $n$ blue points with distinct $x$-coordinates, and let $B$ be the number of ways to choose $n$ blue points with distinct $y$-coordinates. Prove that $A=B$.</text:p>
          </table:table-cell>
          <table:table-cell/>
        </table:table-row>
        <table:table-row table:style-name="ro37">
          <table:table-cell office:value-type="string" calcext:value-type="string">
            <text:p>2002 IMO Shortlist</text:p>
          </table:table-cell>
          <table:table-cell office:value-type="float" office:value="2002" calcext:value-type="float">
            <text:p>2002</text:p>
          </table:table-cell>
          <table:table-cell table:number-columns-repeated="2"/>
          <table:table-cell office:value-type="string" office:string-value="Click for solution&#10;&#10;This was actually in the contest, wasn't it?&#10;&#10;It's kind of hard to put into words. The red points consists of a series of $n$ columns of decreasing height (I mean decreasing starting from left to right, and I don't mean strictly decreasing). The blue points consist of the completion of the red columns up to the border of the triangle having vertices $(0,0),(0,n-1),(n-1,0)$. At the same time, the blue and red sets can also be regarded as rows instead of columns.&#10;&#10;$A$ is simply the product of the lengths of all blue columns, while $B$ is the product of the lengths of all blue rows. If we show that the same numbers, with the same multiplicities, appear in the collections of a) blue column lengths and b) blue row lengths, then we are clearly done. Call this assertion $(*)$.&#10;&#10;The blue set can be regarded as the union of some maximal right triangles with the legs parallel to the axes of the plane (maximal in the sense that they aren't part of any other similar right triangles). The triangles are obtained as follows: from a point on the diagonal $x+y=n-1$ go down as far as you can without taking any red points. Now go to the right until you meet the diagonal again. The maximal triangles of this set are the ones we're looking for.&#10;&#10;We can now prove the assertion $(*)$ by induction on $n$.&#10;&#10;If there are points on the diagonal $x+y=n-1$ which are red, then it's easy to see that the number of blue columns of length $0$ is equal to the number of blue rows of length $0$, and we can look at the picture as the union of some smaller pictures (for smaller $n$'s), by breaking the diagonal where it has red points. We use the induction hypothesis on these smaller pictures.&#10;&#10;On the other hand, if no points on $x+y=n-1$ are red, then we can look at the points \textbf{strictly} below the diagonal $x+y=n-1$, and use the induction hypothesis on these. After we append the diagonal $x+y=n-1$ all lengths (of blue columns and rows) increase by $1$, so we have shown what we wanted: the number of blue columns of length $t$ is the same as the number of blue rows of length $t$ for all $0\le t\le n$.&#10;&#10;Watch out: I might have reversed &quot;red&quot; and &quot;blue&quot; in some places. :)" calcext:value-type="string">
            <text:p>Click for solution</text:p>
            <text:p/>
            <text:p>This was actually in the contest, wasn't it?</text:p>
            <text:p/>
            <text:p>It's kind of hard to put into words. The red points consists of a series of $n$ columns of decreasing height (I mean decreasing starting from left to right, and I don't mean strictly decreasing). The blue points consist of the completion of the red columns up to the border of the triangle having vertices $(0,0),(0,n-1),(n-1,0)$. At the same time, the blue and red sets can also be regarded as rows instead of columns.</text:p>
            <text:p/>
            <text:p>$A$ is simply the product of the lengths of all blue columns, while $B$ is the product of the lengths of all blue rows. If we show that the same numbers, with the same multiplicities, appear in the collections of a) blue column lengths and b) blue row lengths, then we are clearly done. Call this assertion $(*)$.</text:p>
            <text:p/>
            <text:p>The blue set can be regarded as the union of some maximal right triangles with the legs parallel to the axes of the plane (maximal in the sense that they aren't part of any other similar right triangles). The triangles are obtained as follows: from a point on the diagonal $x+y=n-1$ go down as far as you can without taking any red points. Now go to the right until you meet the diagonal again. The maximal triangles of this set are the ones we're looking for.</text:p>
            <text:p/>
            <text:p>We can now prove the assertion $(*)$ by induction on $n$.</text:p>
            <text:p/>
            <text:p>If there are points on the diagonal $x+y=n-1$ which are red, then it's easy to see that the number of blue columns of length $0$ is equal to the number of blue rows of length $0$, and we can look at the picture as the union of some smaller pictures (for smaller $n$'s), by breaking the diagonal where it has red points. We use the induction hypothesis on these smaller pictures.</text:p>
            <text:p/>
            <text:p>On the other hand, if no points on $x+y=n-1$ are red, then we can look at the points \textbf{strictly} below the diagonal $x+y=n-1$, and use the induction hypothesis on these. After we append the diagonal $x+y=n-1$ all lengths (of blue columns and rows) increase by $1$, so we have shown what we wanted: the number of blue columns of length $t$ is the same as the number of blue rows of length $t$ for all $0\le t\le n$.</text:p>
            <text:p/>
            <text:p>Watch out: I might have reversed "red" and "blue" in some places. :)</text:p>
          </table:table-cell>
          <table:table-cell office:value-type="string" calcext:value-type="string">
            <text:p>https://artofproblemsolving.com/community/c3953_2002_imo_shortlist</text:p>
          </table:table-cell>
          <table:table-cell office:value-type="string" office:string-value="Click for solution&#10;&#10;This was actually in the contest, wasn't it?&#10;&#10;It's kind of hard to put into words. The red points consists of a series of $n$ columns of decreasing height (I mean decreasing starting from left to right, and I don't mean strictly decreasing). The blue points consist of the completion of the red columns up to the border of the triangle having vertices $(0,0),(0,n-1),(n-1,0)$. At the same time, the blue and red sets can also be regarded as rows instead of columns.&#10;&#10;$A$ is simply the product of the lengths of all blue columns, while $B$ is the product of the lengths of all blue rows. If we show that the same numbers, with the same multiplicities, appear in the collections of a) blue column lengths and b) blue row lengths, then we are clearly done. Call this assertion $(*)$.&#10;&#10;The blue set can be regarded as the union of some maximal right triangles with the legs parallel to the axes of the plane (maximal in the sense that they aren't part of any other similar right triangles). The triangles are obtained as follows: from a point on the diagonal $x+y=n-1$ go down as far as you can without taking any red points. Now go to the right until you meet the diagonal again. The maximal triangles of this set are the ones we're looking for.&#10;&#10;We can now prove the assertion $(*)$ by induction on $n$.&#10;&#10;If there are points on the diagonal $x+y=n-1$ which are red, then it's easy to see that the number of blue columns of length $0$ is equal to the number of blue rows of length $0$, and we can look at the picture as the union of some smaller pictures (for smaller $n$'s), by breaking the diagonal where it has red points. We use the induction hypothesis on these smaller pictures.&#10;&#10;On the other hand, if no points on $x+y=n-1$ are red, then we can look at the points \textbf{strictly} below the diagonal $x+y=n-1$, and use the induction hypothesis on these. After we append the diagonal $x+y=n-1$ all lengths (of blue columns and rows) increase by $1$, so we have shown what we wanted: the number of blue columns of length $t$ is the same as the number of blue rows of length $t$ for all $0\le t\le n$.&#10;&#10;Watch out: I might have reversed &quot;red&quot; and &quot;blue&quot; in some places. :)" calcext:value-type="string">
            <text:p>Click for solution</text:p>
            <text:p/>
            <text:p>This was actually in the contest, wasn't it?</text:p>
            <text:p/>
            <text:p>It's kind of hard to put into words. The red points consists of a series of $n$ columns of decreasing height (I mean decreasing starting from left to right, and I don't mean strictly decreasing). The blue points consist of the completion of the red columns up to the border of the triangle having vertices $(0,0),(0,n-1),(n-1,0)$. At the same time, the blue and red sets can also be regarded as rows instead of columns.</text:p>
            <text:p/>
            <text:p>$A$ is simply the product of the lengths of all blue columns, while $B$ is the product of the lengths of all blue rows. If we show that the same numbers, with the same multiplicities, appear in the collections of a) blue column lengths and b) blue row lengths, then we are clearly done. Call this assertion $(*)$.</text:p>
            <text:p/>
            <text:p>The blue set can be regarded as the union of some maximal right triangles with the legs parallel to the axes of the plane (maximal in the sense that they aren't part of any other similar right triangles). The triangles are obtained as follows: from a point on the diagonal $x+y=n-1$ go down as far as you can without taking any red points. Now go to the right until you meet the diagonal again. The maximal triangles of this set are the ones we're looking for.</text:p>
            <text:p/>
            <text:p>We can now prove the assertion $(*)$ by induction on $n$.</text:p>
            <text:p/>
            <text:p>If there are points on the diagonal $x+y=n-1$ which are red, then it's easy to see that the number of blue columns of length $0$ is equal to the number of blue rows of length $0$, and we can look at the picture as the union of some smaller pictures (for smaller $n$'s), by breaking the diagonal where it has red points. We use the induction hypothesis on these smaller pictures.</text:p>
            <text:p/>
            <text:p>On the other hand, if no points on $x+y=n-1$ are red, then we can look at the points \textbf{strictly} below the diagonal $x+y=n-1$, and use the induction hypothesis on these. After we append the diagonal $x+y=n-1$ all lengths (of blue columns and rows) increase by $1$, so we have shown what we wanted: the number of blue columns of length $t$ is the same as the number of blue rows of length $t$ for all $0\le t\le n$.</text:p>
            <text:p/>
            <text:p>Watch out: I might have reversed "red" and "blue" in some places. :)</text:p>
          </table:table-cell>
          <table:table-cell/>
        </table:table-row>
        <table:table-row table:style-name="ro7">
          <table:table-cell office:value-type="string" calcext:value-type="string">
            <text:p>2002 IMO Shortlist</text:p>
          </table:table-cell>
          <table:table-cell office:value-type="float" office:value="2002" calcext:value-type="float">
            <text:p>2002</text:p>
          </table:table-cell>
          <table:table-cell office:value-type="float" office:value="2" calcext:value-type="float">
            <text:p>2</text:p>
          </table:table-cell>
          <table:table-cell/>
          <table:table-cell office:value-type="string" calcext:value-type="string">
            <text:p>For $n$ an odd positive integer, the unit squares of an $n\times n$ chessboard are coloured alternately black and white, with the four corners coloured black. A it tromino is an $L$-shape formed by three connected unit squares. For which values of $n$ is it possible to cover all the black squares with non-overlapping trominos? <text:s/>When it is possible, what is the minimum number of trominos needed?</text:p>
          </table:table-cell>
          <table:table-cell office:value-type="string" calcext:value-type="string">
            <text:p>https://artofproblemsolving.com/community/c3953_2002_imo_shortlist</text:p>
          </table:table-cell>
          <table:table-cell office:value-type="string" calcext:value-type="string">
            <text:p>For $n$ an odd positive integer, the unit squares of an $n\times n$ chessboard are coloured alternately black and white, with the four corners coloured black. A it tromino is an $L$-shape formed by three connected unit squares. For which values of $n$ is it possible to cover all the black squares with non-overlapping trominos? <text:s/>When it is possible, what is the minimum number of trominos needed?</text:p>
          </table:table-cell>
          <table:table-cell/>
        </table:table-row>
        <table:table-row table:style-name="ro7">
          <table:table-cell office:value-type="string" calcext:value-type="string">
            <text:p>2002 IMO Shortlist</text:p>
          </table:table-cell>
          <table:table-cell office:value-type="float" office:value="2002" calcext:value-type="float">
            <text:p>2002</text:p>
          </table:table-cell>
          <table:table-cell office:value-type="float" office:value="3" calcext:value-type="float">
            <text:p>3</text:p>
          </table:table-cell>
          <table:table-cell/>
          <table:table-cell office:value-type="string" calcext:value-type="string">
            <text:p>Let $n$ be a positive integer. A sequence of $n$ positive integers (not necessarily distinct) is called \textbf{full} if it satisfies the following condition: for each positive integer $k\geq2$, if the number $k$ appears in the sequence then so does the number $k-1$, and moreover the first occurrence of $k-1$ comes before the last occurrence of $k$. For each $n$, how many full sequences are there ?</text:p>
          </table:table-cell>
          <table:table-cell office:value-type="string" calcext:value-type="string">
            <text:p>https://artofproblemsolving.com/community/c3953_2002_imo_shortlist</text:p>
          </table:table-cell>
          <table:table-cell office:value-type="string" calcext:value-type="string">
            <text:p>Let $n$ be a positive integer. A sequence of $n$ positive integers (not necessarily distinct) is called \textbf{full} if it satisfies the following condition: for each positive integer $k\geq2$, if the number $k$ appears in the sequence then so does the number $k-1$, and moreover the first occurrence of $k-1$ comes before the last occurrence of $k$. For each $n$, how many full sequences are there ?</text:p>
          </table:table-cell>
          <table:table-cell/>
        </table:table-row>
        <table:table-row table:style-name="ro5">
          <table:table-cell office:value-type="string" calcext:value-type="string">
            <text:p>2002 IMO Shortlist</text:p>
          </table:table-cell>
          <table:table-cell office:value-type="float" office:value="2002" calcext:value-type="float">
            <text:p>2002</text:p>
          </table:table-cell>
          <table:table-cell office:value-type="float" office:value="4" calcext:value-type="float">
            <text:p>4</text:p>
          </table:table-cell>
          <table:table-cell/>
          <table:table-cell office:value-type="string" calcext:value-type="string">
            <text:p>Let $T$ be the set of ordered triples $(x,y,z)$, where $x,y,z$ are integers with $0\leq x,y,z\leq9$. Players $A$ and $B$ play the following guessing game. Player $A$ chooses a triple $(x,y,z)$ in $T$, and Player $B$ has to discover $A$\textit{'s} triple in as few moves as possible. <text:s/>A \textit{move} consists of the following: $B$ gives $A$ a triple $(a,b,c)$ in $T$, and $A$ replies by giving $B$ the number $\left|x+y-a-b\right |+\left|y+z-b-c\right|+\left|z+x-c-a\right|$. Find the minimum number of moves that $B$ needs to be sure of determining $A$\textit{'s} <text:s/>triple.</text:p>
          </table:table-cell>
          <table:table-cell office:value-type="string" calcext:value-type="string">
            <text:p>https://artofproblemsolving.com/community/c3953_2002_imo_shortlist</text:p>
          </table:table-cell>
          <table:table-cell office:value-type="string" calcext:value-type="string">
            <text:p>Let $T$ be the set of ordered triples $(x,y,z)$, where $x,y,z$ are integers with $0\leq x,y,z\leq9$. Players $A$ and $B$ play the following guessing game. Player $A$ chooses a triple $(x,y,z)$ in $T$, and Player $B$ has to discover $A$\textit{'s} triple in as few moves as possible. <text:s/>A \textit{move} consists of the following: $B$ gives $A$ a triple $(a,b,c)$ in $T$, and $A$ replies by giving $B$ the number $\left|x+y-a-b\right |+\left|y+z-b-c\right|+\left|z+x-c-a\right|$. Find the minimum number of moves that $B$ needs to be sure of determining $A$\textit{'s} <text:s/>triple.</text:p>
          </table:table-cell>
          <table:table-cell/>
        </table:table-row>
        <table:table-row table:style-name="ro4">
          <table:table-cell office:value-type="string" calcext:value-type="string">
            <text:p>2002 IMO Shortlist</text:p>
          </table:table-cell>
          <table:table-cell office:value-type="float" office:value="2002" calcext:value-type="float">
            <text:p>2002</text:p>
          </table:table-cell>
          <table:table-cell office:value-type="float" office:value="5" calcext:value-type="float">
            <text:p>5</text:p>
          </table:table-cell>
          <table:table-cell/>
          <table:table-cell office:value-type="string" calcext:value-type="string">
            <text:p>Let $r\geq2$ be a fixed positive integer, and let $F$ be an infinite family of sets, each of size $r$, no two of which are disjoint. Prove that there exists a set of size $r-1$ that meets each set in $F$.</text:p>
          </table:table-cell>
          <table:table-cell office:value-type="string" calcext:value-type="string">
            <text:p>https://artofproblemsolving.com/community/c3953_2002_imo_shortlist</text:p>
          </table:table-cell>
          <table:table-cell office:value-type="string" calcext:value-type="string">
            <text:p>Let $r\geq2$ be a fixed positive integer, and let $F$ be an infinite family of sets, each of size $r$, no two of which are disjoint. Prove that there exists a set of size $r-1$ that meets each set in $F$.</text:p>
          </table:table-cell>
          <table:table-cell/>
        </table:table-row>
        <table:table-row table:style-name="ro2">
          <table:table-cell office:value-type="string" calcext:value-type="string">
            <text:p>2002 IMO Shortlist</text:p>
          </table:table-cell>
          <table:table-cell office:value-type="float" office:value="2002" calcext:value-type="float">
            <text:p>2002</text:p>
          </table:table-cell>
          <table:table-cell table:number-columns-repeated="2"/>
          <table:table-cell office:value-type="string" office:string-value="Click for solution&#10;&#10;Just an idea. Let $A_{1},A_{2},...,A_{n} \in F$. There is $X \in F$ which is not a subset of $\bigcup_{i=1}^{n}{A_{i}}$ (since $F$ is infinite), so $X'=X-\bigcup_{i=1}^{n}{A_{i}}$ has at most $r-1$ elements and also has noneempty intersection with all $A_{i}$. So, I've proved that for all finite subfamilies $F' \subset F$, there is a set with $r-1$ elements which meets all elements in $F'$.&#10;Can you see a nice way to finish it from this point? I think I found one, but it's quite boring, so I won't post it now." calcext:value-type="string">
            <text:p>Click for solution</text:p>
            <text:p/>
            <text:p>Just an idea. Let $A_{1},A_{2},...,A_{n} \in F$. There is $X \in F$ which is not a subset of $\bigcup_{i=1}^{n}{A_{i}}$ (since $F$ is infinite), so $X'=X-\bigcup_{i=1}^{n}{A_{i}}$ has at most $r-1$ elements and also has noneempty intersection with all $A_{i}$. So, I've proved that for all finite subfamilies $F' \subset F$, there is a set with $r-1$ elements which meets all elements in $F'$.</text:p>
            <text:p>Can you see a nice way to finish it from this point? I think I found one, but it's quite boring, so I won't post it now.</text:p>
          </table:table-cell>
          <table:table-cell office:value-type="string" calcext:value-type="string">
            <text:p>https://artofproblemsolving.com/community/c3953_2002_imo_shortlist</text:p>
          </table:table-cell>
          <table:table-cell office:value-type="string" office:string-value="Click for solution&#10;&#10;Just an idea. Let $A_{1},A_{2},...,A_{n} \in F$. There is $X \in F$ which is not a subset of $\bigcup_{i=1}^{n}{A_{i}}$ (since $F$ is infinite), so $X'=X-\bigcup_{i=1}^{n}{A_{i}}$ has at most $r-1$ elements and also has noneempty intersection with all $A_{i}$. So, I've proved that for all finite subfamilies $F' \subset F$, there is a set with $r-1$ elements which meets all elements in $F'$.&#10;Can you see a nice way to finish it from this point? I think I found one, but it's quite boring, so I won't post it now." calcext:value-type="string">
            <text:p>Click for solution</text:p>
            <text:p/>
            <text:p>Just an idea. Let $A_{1},A_{2},...,A_{n} \in F$. There is $X \in F$ which is not a subset of $\bigcup_{i=1}^{n}{A_{i}}$ (since $F$ is infinite), so $X'=X-\bigcup_{i=1}^{n}{A_{i}}$ has at most $r-1$ elements and also has noneempty intersection with all $A_{i}$. So, I've proved that for all finite subfamilies $F' \subset F$, there is a set with $r-1$ elements which meets all elements in $F'$.</text:p>
            <text:p>Can you see a nice way to finish it from this point? I think I found one, but it's quite boring, so I won't post it now.</text:p>
          </table:table-cell>
          <table:table-cell/>
        </table:table-row>
        <table:table-row table:style-name="ro13">
          <table:table-cell office:value-type="string" calcext:value-type="string">
            <text:p>2002 IMO Shortlist</text:p>
          </table:table-cell>
          <table:table-cell office:value-type="float" office:value="2002" calcext:value-type="float">
            <text:p>2002</text:p>
          </table:table-cell>
          <table:table-cell office:value-type="float" office:value="6" calcext:value-type="float">
            <text:p>6</text:p>
          </table:table-cell>
          <table:table-cell/>
          <table:table-cell office:value-type="string" calcext:value-type="string">
            <text:p>Let $n$ be an even positive integer. Show that there is a permutation $\left(x_{1},x_{2},\ldots,x_{n}\right)$ of $\left(1,\,2,\,\ldots,n\right)$ such that for every $i\in\left\{1,\ 2,\ ...,\ n\right\}$, the number $x_{i+1}$ is one of the numbers $2x_{i}$, $2x_{i}-1$, $2x_{i}-n$, $2x_{i}-n-1$. Hereby, we use the cyclic subscript convention, so that $x_{n+1}$ means $x_{1}$.</text:p>
          </table:table-cell>
          <table:table-cell office:value-type="string" calcext:value-type="string">
            <text:p>https://artofproblemsolving.com/community/c3953_2002_imo_shortlist</text:p>
          </table:table-cell>
          <table:table-cell office:value-type="string" calcext:value-type="string">
            <text:p>Let $n$ be an even positive integer. Show that there is a permutation $\left(x_{1},x_{2},\ldots,x_{n}\right)$ of $\left(1,\,2,\,\ldots,n\right)$ such that for every $i\in\left\{1,\ 2,\ ...,\ n\right\}$, the number $x_{i+1}$ is one of the numbers $2x_{i}$, $2x_{i}-1$, $2x_{i}-n$, $2x_{i}-n-1$. Hereby, we use the cyclic subscript convention, so that $x_{n+1}$ means $x_{1}$.</text:p>
          </table:table-cell>
          <table:table-cell/>
        </table:table-row>
        <table:table-row table:style-name="ro9">
          <table:table-cell office:value-type="string" calcext:value-type="string">
            <text:p>2002 IMO Shortlist</text:p>
          </table:table-cell>
          <table:table-cell office:value-type="float" office:value="2002" calcext:value-type="float">
            <text:p>2002</text:p>
          </table:table-cell>
          <table:table-cell table:number-columns-repeated="2"/>
          <table:table-cell office:value-type="string" calcext:value-type="string">
            <text:p>Click for solution</text:p>
            <text:p/>
            <text:p>This discussion might give some insight.</text:p>
            <text:p/>
            <text:p>Let's work in $\mathbb Z_n$, for simplicity. In this setting, we have $x_{i+1}\in\{2x_i,2x_i-1\}$.</text:p>
            <text:p/>
            <text:p>A mere adaptation of the solution posted there by alekk: construct a graph with $k$ vertices labeled $0,2,\ldots,2(k-1)=n-2$. We draw a directed edge from $2a$ to $2b$ iff $2b\equiv 2(2a-1)\pmod n$ or $2b\equiv 4a\pmod n$ (we allow loops, i.e. edges like $0\to 0$). The edge represents the residue $2a-1$ or $2a$, according to the situation. Each residue $\pmod n$ is represented by exactly one edge, so the problem is reduced to proving that the graph we have described is Eulerian, which is clear because each vertex has $2$ outgoing edges and $2$ incoming edges.</text:p>
          </table:table-cell>
          <table:table-cell office:value-type="string" calcext:value-type="string">
            <text:p>https://artofproblemsolving.com/community/c3953_2002_imo_shortlist</text:p>
          </table:table-cell>
          <table:table-cell office:value-type="string" calcext:value-type="string">
            <text:p>Click for solution</text:p>
            <text:p/>
            <text:p>This discussion might give some insight.</text:p>
            <text:p/>
            <text:p>Let's work in $\mathbb Z_n$, for simplicity. In this setting, we have $x_{i+1}\in\{2x_i,2x_i-1\}$.</text:p>
            <text:p/>
            <text:p>A mere adaptation of the solution posted there by alekk: construct a graph with $k$ vertices labeled $0,2,\ldots,2(k-1)=n-2$. We draw a directed edge from $2a$ to $2b$ iff $2b\equiv 2(2a-1)\pmod n$ or $2b\equiv 4a\pmod n$ (we allow loops, i.e. edges like $0\to 0$). The edge represents the residue $2a-1$ or $2a$, according to the situation. Each residue $\pmod n$ is represented by exactly one edge, so the problem is reduced to proving that the graph we have described is Eulerian, which is clear because each vertex has $2$ outgoing edges and $2$ incoming edges.</text:p>
          </table:table-cell>
          <table:table-cell/>
        </table:table-row>
        <table:table-row table:style-name="ro4">
          <table:table-cell office:value-type="string" calcext:value-type="string">
            <text:p>2002 IMO Shortlist</text:p>
          </table:table-cell>
          <table:table-cell office:value-type="float" office:value="2002" calcext:value-type="float">
            <text:p>2002</text:p>
          </table:table-cell>
          <table:table-cell office:value-type="float" office:value="7" calcext:value-type="float">
            <text:p>7</text:p>
          </table:table-cell>
          <table:table-cell/>
          <table:table-cell office:value-type="string" calcext:value-type="string">
            <text:p>Among a group of 120 people, some pairs are friends. A \textit{weak quartet} is a set of four people containing exactly one pair of friends. What is the maximum possible number of weak quartets ?</text:p>
          </table:table-cell>
          <table:table-cell office:value-type="string" calcext:value-type="string">
            <text:p>https://artofproblemsolving.com/community/c3953_2002_imo_shortlist</text:p>
          </table:table-cell>
          <table:table-cell office:value-type="string" calcext:value-type="string">
            <text:p>Among a group of 120 people, some pairs are friends. A \textit{weak quartet} is a set of four people containing exactly one pair of friends. What is the maximum possible number of weak quartets ?</text:p>
          </table:table-cell>
          <table:table-cell/>
        </table:table-row>
        <table:table-row table:style-name="ro7">
          <table:table-cell office:value-type="string" calcext:value-type="string">
            <text:p>2001 IMO Shortlist</text:p>
          </table:table-cell>
          <table:table-cell office:value-type="float" office:value="2001" calcext:value-type="float">
            <text:p>2001</text:p>
          </table:table-cell>
          <table:table-cell office:value-type="float" office:value="1" calcext:value-type="float">
            <text:p>1</text:p>
          </table:table-cell>
          <table:table-cell/>
          <table:table-cell office:value-type="string" calcext:value-type="string">
            <text:p>Let $A_1$ be the center of the square inscribed in acute triangle $ABC$ with two vertices of the square on side $BC$. <text:s/>Thus one of the two remaining vertices of the square is on side $AB$ and the other is on $AC$. Points $B_1,\ C_1$ are defined in a similar way for inscribed squares with two vertices on sides $AC$ and $AB$, respectively. Prove that lines $AA_1,\ BB_1,\ CC_1$ are concurrent.</text:p>
          </table:table-cell>
          <table:table-cell office:value-type="string" calcext:value-type="string">
            <text:p>https://artofproblemsolving.com/community/c3952_2001_imo_shortlist</text:p>
          </table:table-cell>
          <table:table-cell office:value-type="string" calcext:value-type="string">
            <text:p>Let $A_1$ be the center of the square inscribed in acute triangle $ABC$ with two vertices of the square on side $BC$. <text:s/>Thus one of the two remaining vertices of the square is on side $AB$ and the other is on $AC$. Points $B_1,\ C_1$ are defined in a similar way for inscribed squares with two vertices on sides $AC$ and $AB$, respectively. Prove that lines $AA_1,\ BB_1,\ CC_1$ are concurrent.</text:p>
          </table:table-cell>
          <table:table-cell/>
        </table:table-row>
        <table:table-row table:style-name="ro41">
          <table:table-cell office:value-type="string" calcext:value-type="string">
            <text:p>2001 IMO Shortlist</text:p>
          </table:table-cell>
          <table:table-cell office:value-type="float" office:value="2001" calcext:value-type="float">
            <text:p>2001</text:p>
          </table:table-cell>
          <table:table-cell table:number-columns-repeated="2"/>
          <table:table-cell office:value-type="string" office:string-value="Click for solution&#10;&#10;Here is my solution:&#10;&#10;Let X, Y, Z be the centers of the squares BCTU, CAVW, ABSR constructed on the segments BC, CA, AB and pointing into the exterior of triangle ABC. The square inscribed in triangle ABC with two vertices on BC, one on AB and one on AC is homothetic to the square constructed on the segment BC into the exterior of triangle ABC, the center of homothety being A; hence, the centers $A_1$ and X of these two squares are collinear with A, i. e. the line $AA_1$ coincides with the line AX. Similarly, the line $BB_1$ coincides with BY, and the line $CC_1$ coincides with CZ. Hence, instead of proving that the lines $AA_1$, $BB_1$, $CC_1$ concur, it will be enough to show that the lines AX, BY, CZ concur.&#10;&#10;Well, why do the lines AX, BY, CZ concur? There are several proofs of this fact; here is the most elementary of them: I will show that the lines AX, BY, CZ are perpendicular to the lines YZ, ZX, XY, respectively; then, it will follow that AX, BY, CZ are the altitudes of triangle XYZ and hence concur.&#10;&#10;Why are the lines AX, BY, CZ perpendicular to YZ, ZX, XY?&#10;&#10;Well, the spiral dilatation with center B, rotation angle 45 and dilatation factor $\sqrt2$ maps C to T and Z to A. Hence, the segment TA is the image of the segment CZ, so that&#10;&#10;&lt; (CZ; TA) = 45&#10;&#10;(where &lt; (k; l) denotes the directed angle between two lines k and l).&#10;&#10;The spiral dilatation with center C, rotation angle 45 and dilatation factor $\frac{1}{\sqrt2}$ maps T to X and A to Y. Hence, the segment XY is the image of the segment TA, so that&#10;&#10;&lt; (TA; XY) = 45,&#10;&#10;and &lt; (CZ; XY) = &lt; (CZ; TA) + &lt; (TA; XY) = 45 + 45 = 90, so that CZ is perpendicular to XY. Similarly, AX is perpendicular to YZ and BY is perpendicular to ZX, and we are done.&#10;&#10;[By the way, the same approach using spiral dilatations shows that AX = YZ, BY = ZX and CZ = XY.]&#10;&#10;Darij" calcext:value-type="string">
            <text:p>Click for solution</text:p>
            <text:p/>
            <text:p>Here is my solution:</text:p>
            <text:p/>
            <text:p>Let X, Y, Z be the centers of the squares BCTU, CAVW, ABSR constructed on the segments BC, CA, AB and pointing into the exterior of triangle ABC. The square inscribed in triangle ABC with two vertices on BC, one on AB and one on AC is homothetic to the square constructed on the segment BC into the exterior of triangle ABC, the center of homothety being A; hence, the centers $A_1$ and X of these two squares are collinear with A, i. e. the line $AA_1$ coincides with the line AX. Similarly, the line $BB_1$ coincides with BY, and the line $CC_1$ coincides with CZ. Hence, instead of proving that the lines $AA_1$, $BB_1$, $CC_1$ concur, it will be enough to show that the lines AX, BY, CZ concur.</text:p>
            <text:p/>
            <text:p>Well, why do the lines AX, BY, CZ concur? There are several proofs of this fact; here is the most elementary of them: I will show that the lines AX, BY, CZ are perpendicular to the lines YZ, ZX, XY, respectively; then, it will follow that AX, BY, CZ are the altitudes of triangle XYZ and hence concur.</text:p>
            <text:p/>
            <text:p>Why are the lines AX, BY, CZ perpendicular to YZ, ZX, XY?</text:p>
            <text:p/>
            <text:p>Well, the spiral dilatation with center B, rotation angle 45 and dilatation factor $\sqrt2$ maps C to T and Z to A. Hence, the segment TA is the image of the segment CZ, so that</text:p>
            <text:p/>
            <text:p>&lt; (CZ; TA) = 45</text:p>
            <text:p/>
            <text:p>(where &lt; (k; l) denotes the directed angle between two lines k and l).</text:p>
            <text:p/>
            <text:p>The spiral dilatation with center C, rotation angle 45 and dilatation factor $\frac{1}{\sqrt2}$ maps T to X and A to Y. Hence, the segment XY is the image of the segment TA, so that</text:p>
            <text:p/>
            <text:p>&lt; (TA; XY) = 45,</text:p>
            <text:p/>
            <text:p>and &lt; (CZ; XY) = &lt; (CZ; TA) + &lt; (TA; XY) = 45 + 45 = 90, so that CZ is perpendicular to XY. Similarly, AX is perpendicular to YZ and BY is perpendicular to ZX, and we are done.</text:p>
            <text:p/>
            <text:p>[By the way, the same approach using spiral dilatations shows that AX = YZ, BY = ZX and CZ = XY.]</text:p>
            <text:p/>
            <text:p>Darij</text:p>
          </table:table-cell>
          <table:table-cell office:value-type="string" calcext:value-type="string">
            <text:p>https://artofproblemsolving.com/community/c3952_2001_imo_shortlist</text:p>
          </table:table-cell>
          <table:table-cell office:value-type="string" office:string-value="Click for solution&#10;&#10;Here is my solution:&#10;&#10;Let X, Y, Z be the centers of the squares BCTU, CAVW, ABSR constructed on the segments BC, CA, AB and pointing into the exterior of triangle ABC. The square inscribed in triangle ABC with two vertices on BC, one on AB and one on AC is homothetic to the square constructed on the segment BC into the exterior of triangle ABC, the center of homothety being A; hence, the centers $A_1$ and X of these two squares are collinear with A, i. e. the line $AA_1$ coincides with the line AX. Similarly, the line $BB_1$ coincides with BY, and the line $CC_1$ coincides with CZ. Hence, instead of proving that the lines $AA_1$, $BB_1$, $CC_1$ concur, it will be enough to show that the lines AX, BY, CZ concur.&#10;&#10;Well, why do the lines AX, BY, CZ concur? There are several proofs of this fact; here is the most elementary of them: I will show that the lines AX, BY, CZ are perpendicular to the lines YZ, ZX, XY, respectively; then, it will follow that AX, BY, CZ are the altitudes of triangle XYZ and hence concur.&#10;&#10;Why are the lines AX, BY, CZ perpendicular to YZ, ZX, XY?&#10;&#10;Well, the spiral dilatation with center B, rotation angle 45 and dilatation factor $\sqrt2$ maps C to T and Z to A. Hence, the segment TA is the image of the segment CZ, so that&#10;&#10;&lt; (CZ; TA) = 45&#10;&#10;(where &lt; (k; l) denotes the directed angle between two lines k and l).&#10;&#10;The spiral dilatation with center C, rotation angle 45 and dilatation factor $\frac{1}{\sqrt2}$ maps T to X and A to Y. Hence, the segment XY is the image of the segment TA, so that&#10;&#10;&lt; (TA; XY) = 45,&#10;&#10;and &lt; (CZ; XY) = &lt; (CZ; TA) + &lt; (TA; XY) = 45 + 45 = 90, so that CZ is perpendicular to XY. Similarly, AX is perpendicular to YZ and BY is perpendicular to ZX, and we are done.&#10;&#10;[By the way, the same approach using spiral dilatations shows that AX = YZ, BY = ZX and CZ = XY.]&#10;&#10;Darij" calcext:value-type="string">
            <text:p>Click for solution</text:p>
            <text:p/>
            <text:p>Here is my solution:</text:p>
            <text:p/>
            <text:p>Let X, Y, Z be the centers of the squares BCTU, CAVW, ABSR constructed on the segments BC, CA, AB and pointing into the exterior of triangle ABC. The square inscribed in triangle ABC with two vertices on BC, one on AB and one on AC is homothetic to the square constructed on the segment BC into the exterior of triangle ABC, the center of homothety being A; hence, the centers $A_1$ and X of these two squares are collinear with A, i. e. the line $AA_1$ coincides with the line AX. Similarly, the line $BB_1$ coincides with BY, and the line $CC_1$ coincides with CZ. Hence, instead of proving that the lines $AA_1$, $BB_1$, $CC_1$ concur, it will be enough to show that the lines AX, BY, CZ concur.</text:p>
            <text:p/>
            <text:p>Well, why do the lines AX, BY, CZ concur? There are several proofs of this fact; here is the most elementary of them: I will show that the lines AX, BY, CZ are perpendicular to the lines YZ, ZX, XY, respectively; then, it will follow that AX, BY, CZ are the altitudes of triangle XYZ and hence concur.</text:p>
            <text:p/>
            <text:p>Why are the lines AX, BY, CZ perpendicular to YZ, ZX, XY?</text:p>
            <text:p/>
            <text:p>Well, the spiral dilatation with center B, rotation angle 45 and dilatation factor $\sqrt2$ maps C to T and Z to A. Hence, the segment TA is the image of the segment CZ, so that</text:p>
            <text:p/>
            <text:p>&lt; (CZ; TA) = 45</text:p>
            <text:p/>
            <text:p>(where &lt; (k; l) denotes the directed angle between two lines k and l).</text:p>
            <text:p/>
            <text:p>The spiral dilatation with center C, rotation angle 45 and dilatation factor $\frac{1}{\sqrt2}$ maps T to X and A to Y. Hence, the segment XY is the image of the segment TA, so that</text:p>
            <text:p/>
            <text:p>&lt; (TA; XY) = 45,</text:p>
            <text:p/>
            <text:p>and &lt; (CZ; XY) = &lt; (CZ; TA) + &lt; (TA; XY) = 45 + 45 = 90, so that CZ is perpendicular to XY. Similarly, AX is perpendicular to YZ and BY is perpendicular to ZX, and we are done.</text:p>
            <text:p/>
            <text:p>[By the way, the same approach using spiral dilatations shows that AX = YZ, BY = ZX and CZ = XY.]</text:p>
            <text:p/>
            <text:p>Darij</text:p>
          </table:table-cell>
          <table:table-cell/>
        </table:table-row>
        <table:table-row table:style-name="ro4">
          <table:table-cell office:value-type="string" calcext:value-type="string">
            <text:p>2001 IMO Shortlist</text:p>
          </table:table-cell>
          <table:table-cell office:value-type="float" office:value="2001" calcext:value-type="float">
            <text:p>2001</text:p>
          </table:table-cell>
          <table:table-cell office:value-type="float" office:value="2" calcext:value-type="float">
            <text:p>2</text:p>
          </table:table-cell>
          <table:table-cell/>
          <table:table-cell office:value-type="string" calcext:value-type="string">
            <text:p>Consider an acute-angled triangle $ABC$. Let $P$ be the foot of the altitude of triangle $ABC$ issuing from the vertex $A$, and let $O$ be the circumcenter of triangle $ABC$. Assume that $\angle C \geq \angle B+30^{\circ}$. Prove that $\angle A+\angle COP &lt; 90^{\circ}$.</text:p>
          </table:table-cell>
          <table:table-cell office:value-type="string" calcext:value-type="string">
            <text:p>https://artofproblemsolving.com/community/c3952_2001_imo_shortlist</text:p>
          </table:table-cell>
          <table:table-cell office:value-type="string" calcext:value-type="string">
            <text:p>Consider an acute-angled triangle $ABC$. Let $P$ be the foot of the altitude of triangle $ABC$ issuing from the vertex $A$, and let $O$ be the circumcenter of triangle $ABC$. Assume that $\angle C \geq \angle B+30^{\circ}$. Prove that $\angle A+\angle COP &lt; 90^{\circ}$.</text:p>
          </table:table-cell>
          <table:table-cell/>
        </table:table-row>
        <table:table-row table:style-name="ro4">
          <table:table-cell office:value-type="string" calcext:value-type="string">
            <text:p>2001 IMO Shortlist</text:p>
          </table:table-cell>
          <table:table-cell office:value-type="float" office:value="2001" calcext:value-type="float">
            <text:p>2001</text:p>
          </table:table-cell>
          <table:table-cell office:value-type="float" office:value="3" calcext:value-type="float">
            <text:p>3</text:p>
          </table:table-cell>
          <table:table-cell/>
          <table:table-cell office:value-type="string" calcext:value-type="string">
            <text:p>Let $ABC$ be a triangle with centroid $G$. Determine, with proof, the position of the point $P$ in the plane of $ABC$ such that $AP{\cdot}AG + BP{\cdot}BG + CP{\cdot}CG$ is a minimum, and express this minimum value in terms of the side lengths of $ABC$.</text:p>
          </table:table-cell>
          <table:table-cell office:value-type="string" calcext:value-type="string">
            <text:p>https://artofproblemsolving.com/community/c3952_2001_imo_shortlist</text:p>
          </table:table-cell>
          <table:table-cell office:value-type="string" calcext:value-type="string">
            <text:p>Let $ABC$ be a triangle with centroid $G$. Determine, with proof, the position of the point $P$ in the plane of $ABC$ such that $AP{\cdot}AG + BP{\cdot}BG + CP{\cdot}CG$ is a minimum, and express this minimum value in terms of the side lengths of $ABC$.</text:p>
          </table:table-cell>
          <table:table-cell/>
        </table:table-row>
        <table:table-row table:style-name="ro42">
          <table:table-cell office:value-type="string" calcext:value-type="string">
            <text:p>2001 IMO Shortlist</text:p>
          </table:table-cell>
          <table:table-cell office:value-type="float" office:value="2001" calcext:value-type="float">
            <text:p>2001</text:p>
          </table:table-cell>
          <table:table-cell table:number-columns-repeated="2"/>
          <table:table-cell office:value-type="string" office:string-value="Click for solution&#10;&#10;The minimum of the expression $AP\cdot AG+BP\cdot BG+CP\cdot CG$ is achieved when P coincides with the centroid G of triangle ABC, and this minimum equals $AG^2+BG^2+CG^2=\frac13 \left( a^2+b^2+c^2\right) $.&#10;&#10;\textit{Proof.} Using vectors and their scalar products, we have $UV\cdot UW\geq \overrightarrow{UV}\cdot \overrightarrow{UW}$ for any three points U, V and W, and equality holds if and only if the point W lies on the ray UV. Thus,&#10;&#10;$AP\cdot AG+BP\cdot BG+CP\cdot CG\geq \overrightarrow{AP}\cdot \overrightarrow{AG}+\overrightarrow{BP}\cdot \overrightarrow{BG}+\overrightarrow{CP}\cdot \overrightarrow{CG}$,&#10;&#10;with equality holding if and only if the point G lies on the ray AP, on the ray BP and on the ray CP simultaneously, i. e. if and only if the point P coincides with the point G.&#10;&#10;Now,&#10;&#10;$\overrightarrow{AP}\cdot \overrightarrow{AG}+\overrightarrow{BP}\cdot \overrightarrow{BG}+\overrightarrow{CP}\cdot \overrightarrow{CG}$&#10;$=\left( \overrightarrow{AG}+\overrightarrow{GP}\right) \cdot \overrightarrow{AG}+\left( \overrightarrow{BG}+\overrightarrow{GP}\right) \cdot \overrightarrow{BG}+\left( \overrightarrow{CG}+\overrightarrow{GP}\right) \cdot \overrightarrow{CG}$&#10;$=\left( \overrightarrow{AG}^2+\overrightarrow{BG}^2+\overrightarrow{CG}^2\right) +\overrightarrow{GP}\cdot \left( \overrightarrow{AG}+\overrightarrow{BG}+\overrightarrow{CG}\right) $.&#10;&#10;Now, since the point G is the centroid of triangle ABC, we have $\overrightarrow{AG}+\overrightarrow{BG}+\overrightarrow{CG}=\overrightarrow{0}$, and thus&#10;&#10;$\overrightarrow{AP}\cdot \overrightarrow{AG}+\overrightarrow{BP}\cdot \overrightarrow{BG}+\overrightarrow{CP}\cdot \overrightarrow{CG}=\left( \overrightarrow{AG}^2+\overrightarrow{BG}^2+\overrightarrow{CG}^2\right) +\overrightarrow{GP}\cdot \overrightarrow{0}$&#10;$=\overrightarrow{AG}^2+\overrightarrow{BG}^2+\overrightarrow{CG}^2=AG^2+BG^2+CG^2$.&#10;&#10;After the well-known formula for the median lengths in a triangle, the length $m_a$ of the median of triangle ABC issuing from the vertex A satisfies the equation $4m_a^2=2b^2+2c^2-a^2$. Since the point G is the centroid of triangle ABC and thus divides all medians in the ratio 2 : 1, we have $AG=\frac23 m_a$, and thus&#10;&#10;$AG^2=\left( \frac23 m_a\right) ^2=\frac{4m_a^2}{9}=\frac{2b^2+2c^2-a^2}{9}$.&#10;&#10;Similarly,&#10;&#10;$BG^2=\frac{2c^2+2a^2-b^2}{9}$;&#10;$CG^2=\frac{2a^2+2b^2-c^2}{9}$,&#10;&#10;and thus&#10;&#10;$AG^2+BG^2+CG^2=\frac{2b^2+2c^2-a^2}{9}+\frac{2c^2+2a^2-b^2}{9}+\frac{2a^2+2b^2-c^2}{9}=\frac13 \left( a^2+b^2+c^2\right) $.&#10;&#10;Hence, we have&#10;&#10;$\overrightarrow{AP}\cdot \overrightarrow{AG}+\overrightarrow{BP}\cdot \overrightarrow{BG}+\overrightarrow{CP}\cdot \overrightarrow{CG}=\frac13 \left( a^2+b^2+c^2\right) $.&#10;&#10;Now, since&#10;&#10;$AP\cdot AG+BP\cdot BG+CP\cdot CG\geq \overrightarrow{AP}\cdot \overrightarrow{AG}+\overrightarrow{BP}\cdot \overrightarrow{BG}+\overrightarrow{CP}\cdot \overrightarrow{CG}$,&#10;&#10;it follows that&#10;&#10;$AP\cdot AG+BP\cdot BG+CP\cdot CG\geq \frac13 \left( a^2+b^2+c^2\right) $,&#10;&#10;with equality if and only if the point P coincides with the point G. In other words, the minimum of the expression $AP\cdot AG+BP\cdot BG+CP\cdot CG$ is achieved for P = G and equals $\frac13 \left( a^2+b^2+c^2\right) $. Proof complete.&#10;&#10;Darij" calcext:value-type="string">
            <text:p>Click for solution</text:p>
            <text:p/>
            <text:p>The minimum of the expression $AP\cdot AG+BP\cdot BG+CP\cdot CG$ is achieved when P coincides with the centroid G of triangle ABC, and this minimum equals $AG^2+BG^2+CG^2=\frac13 \left( a^2+b^2+c^2\right) $.</text:p>
            <text:p/>
            <text:p>\textit{Proof.} Using vectors and their scalar products, we have $UV\cdot UW\geq \overrightarrow{UV}\cdot \overrightarrow{UW}$ for any three points U, V and W, and equality holds if and only if the point W lies on the ray UV. Thus,</text:p>
            <text:p/>
            <text:p>$AP\cdot AG+BP\cdot BG+CP\cdot CG\geq \overrightarrow{AP}\cdot \overrightarrow{AG}+\overrightarrow{BP}\cdot \overrightarrow{BG}+\overrightarrow{CP}\cdot \overrightarrow{CG}$,</text:p>
            <text:p/>
            <text:p>with equality holding if and only if the point G lies on the ray AP, on the ray BP and on the ray CP simultaneously, i. e. if and only if the point P coincides with the point G.</text:p>
            <text:p/>
            <text:p>Now,</text:p>
            <text:p/>
            <text:p>$\overrightarrow{AP}\cdot \overrightarrow{AG}+\overrightarrow{BP}\cdot \overrightarrow{BG}+\overrightarrow{CP}\cdot \overrightarrow{CG}$</text:p>
            <text:p>$=\left( \overrightarrow{AG}+\overrightarrow{GP}\right) \cdot \overrightarrow{AG}+\left( \overrightarrow{BG}+\overrightarrow{GP}\right) \cdot \overrightarrow{BG}+\left( \overrightarrow{CG}+\overrightarrow{GP}\right) \cdot \overrightarrow{CG}$</text:p>
            <text:p>$=\left( \overrightarrow{AG}^2+\overrightarrow{BG}^2+\overrightarrow{CG}^2\right) +\overrightarrow{GP}\cdot \left( \overrightarrow{AG}+\overrightarrow{BG}+\overrightarrow{CG}\right) $.</text:p>
            <text:p/>
            <text:p>Now, since the point G is the centroid of triangle ABC, we have $\overrightarrow{AG}+\overrightarrow{BG}+\overrightarrow{CG}=\overrightarrow{0}$, and thus</text:p>
            <text:p/>
            <text:p>$\overrightarrow{AP}\cdot \overrightarrow{AG}+\overrightarrow{BP}\cdot \overrightarrow{BG}+\overrightarrow{CP}\cdot \overrightarrow{CG}=\left( \overrightarrow{AG}^2+\overrightarrow{BG}^2+\overrightarrow{CG}^2\right) +\overrightarrow{GP}\cdot \overrightarrow{0}$</text:p>
            <text:p>$=\overrightarrow{AG}^2+\overrightarrow{BG}^2+\overrightarrow{CG}^2=AG^2+BG^2+CG^2$.</text:p>
            <text:p/>
            <text:p>After the well-known formula for the median lengths in a triangle, the length $m_a$ of the median of triangle ABC issuing from the vertex A satisfies the equation $4m_a^2=2b^2+2c^2-a^2$. Since the point G is the centroid of triangle ABC and thus divides all medians in the ratio 2 : 1, we have $AG=\frac23 m_a$, and thus</text:p>
            <text:p/>
            <text:p>$AG^2=\left( \frac23 m_a\right) ^2=\frac{4m_a^2}{9}=\frac{2b^2+2c^2-a^2}{9}$.</text:p>
            <text:p/>
            <text:p>Similarly,</text:p>
            <text:p/>
            <text:p>$BG^2=\frac{2c^2+2a^2-b^2}{9}$;</text:p>
            <text:p>$CG^2=\frac{2a^2+2b^2-c^2}{9}$,</text:p>
            <text:p/>
            <text:p>and thus</text:p>
            <text:p/>
            <text:p>$AG^2+BG^2+CG^2=\frac{2b^2+2c^2-a^2}{9}+\frac{2c^2+2a^2-b^2}{9}+\frac{2a^2+2b^2-c^2}{9}=\frac13 \left( a^2+b^2+c^2\right) $.</text:p>
            <text:p/>
            <text:p>Hence, we have</text:p>
            <text:p/>
            <text:p>$\overrightarrow{AP}\cdot \overrightarrow{AG}+\overrightarrow{BP}\cdot \overrightarrow{BG}+\overrightarrow{CP}\cdot \overrightarrow{CG}=\frac13 \left( a^2+b^2+c^2\right) $.</text:p>
            <text:p/>
            <text:p>Now, since</text:p>
            <text:p/>
            <text:p>$AP\cdot AG+BP\cdot BG+CP\cdot CG\geq \overrightarrow{AP}\cdot \overrightarrow{AG}+\overrightarrow{BP}\cdot \overrightarrow{BG}+\overrightarrow{CP}\cdot \overrightarrow{CG}$,</text:p>
            <text:p/>
            <text:p>it follows that</text:p>
            <text:p/>
            <text:p>$AP\cdot AG+BP\cdot BG+CP\cdot CG\geq \frac13 \left( a^2+b^2+c^2\right) $,</text:p>
            <text:p/>
            <text:p>with equality if and only if the point P coincides with the point G. In other words, the minimum of the expression $AP\cdot AG+BP\cdot BG+CP\cdot CG$ is achieved for P = G and equals $\frac13 \left( a^2+b^2+c^2\right) $. Proof complete.</text:p>
            <text:p/>
            <text:p>Darij</text:p>
          </table:table-cell>
          <table:table-cell office:value-type="string" calcext:value-type="string">
            <text:p>https://artofproblemsolving.com/community/c3952_2001_imo_shortlist</text:p>
          </table:table-cell>
          <table:table-cell office:value-type="string" office:string-value="Click for solution&#10;&#10;The minimum of the expression $AP\cdot AG+BP\cdot BG+CP\cdot CG$ is achieved when P coincides with the centroid G of triangle ABC, and this minimum equals $AG^2+BG^2+CG^2=\frac13 \left( a^2+b^2+c^2\right) $.&#10;&#10;\textit{Proof.} Using vectors and their scalar products, we have $UV\cdot UW\geq \overrightarrow{UV}\cdot \overrightarrow{UW}$ for any three points U, V and W, and equality holds if and only if the point W lies on the ray UV. Thus,&#10;&#10;$AP\cdot AG+BP\cdot BG+CP\cdot CG\geq \overrightarrow{AP}\cdot \overrightarrow{AG}+\overrightarrow{BP}\cdot \overrightarrow{BG}+\overrightarrow{CP}\cdot \overrightarrow{CG}$,&#10;&#10;with equality holding if and only if the point G lies on the ray AP, on the ray BP and on the ray CP simultaneously, i. e. if and only if the point P coincides with the point G.&#10;&#10;Now,&#10;&#10;$\overrightarrow{AP}\cdot \overrightarrow{AG}+\overrightarrow{BP}\cdot \overrightarrow{BG}+\overrightarrow{CP}\cdot \overrightarrow{CG}$&#10;$=\left( \overrightarrow{AG}+\overrightarrow{GP}\right) \cdot \overrightarrow{AG}+\left( \overrightarrow{BG}+\overrightarrow{GP}\right) \cdot \overrightarrow{BG}+\left( \overrightarrow{CG}+\overrightarrow{GP}\right) \cdot \overrightarrow{CG}$&#10;$=\left( \overrightarrow{AG}^2+\overrightarrow{BG}^2+\overrightarrow{CG}^2\right) +\overrightarrow{GP}\cdot \left( \overrightarrow{AG}+\overrightarrow{BG}+\overrightarrow{CG}\right) $.&#10;&#10;Now, since the point G is the centroid of triangle ABC, we have $\overrightarrow{AG}+\overrightarrow{BG}+\overrightarrow{CG}=\overrightarrow{0}$, and thus&#10;&#10;$\overrightarrow{AP}\cdot \overrightarrow{AG}+\overrightarrow{BP}\cdot \overrightarrow{BG}+\overrightarrow{CP}\cdot \overrightarrow{CG}=\left( \overrightarrow{AG}^2+\overrightarrow{BG}^2+\overrightarrow{CG}^2\right) +\overrightarrow{GP}\cdot \overrightarrow{0}$&#10;$=\overrightarrow{AG}^2+\overrightarrow{BG}^2+\overrightarrow{CG}^2=AG^2+BG^2+CG^2$.&#10;&#10;After the well-known formula for the median lengths in a triangle, the length $m_a$ of the median of triangle ABC issuing from the vertex A satisfies the equation $4m_a^2=2b^2+2c^2-a^2$. Since the point G is the centroid of triangle ABC and thus divides all medians in the ratio 2 : 1, we have $AG=\frac23 m_a$, and thus&#10;&#10;$AG^2=\left( \frac23 m_a\right) ^2=\frac{4m_a^2}{9}=\frac{2b^2+2c^2-a^2}{9}$.&#10;&#10;Similarly,&#10;&#10;$BG^2=\frac{2c^2+2a^2-b^2}{9}$;&#10;$CG^2=\frac{2a^2+2b^2-c^2}{9}$,&#10;&#10;and thus&#10;&#10;$AG^2+BG^2+CG^2=\frac{2b^2+2c^2-a^2}{9}+\frac{2c^2+2a^2-b^2}{9}+\frac{2a^2+2b^2-c^2}{9}=\frac13 \left( a^2+b^2+c^2\right) $.&#10;&#10;Hence, we have&#10;&#10;$\overrightarrow{AP}\cdot \overrightarrow{AG}+\overrightarrow{BP}\cdot \overrightarrow{BG}+\overrightarrow{CP}\cdot \overrightarrow{CG}=\frac13 \left( a^2+b^2+c^2\right) $.&#10;&#10;Now, since&#10;&#10;$AP\cdot AG+BP\cdot BG+CP\cdot CG\geq \overrightarrow{AP}\cdot \overrightarrow{AG}+\overrightarrow{BP}\cdot \overrightarrow{BG}+\overrightarrow{CP}\cdot \overrightarrow{CG}$,&#10;&#10;it follows that&#10;&#10;$AP\cdot AG+BP\cdot BG+CP\cdot CG\geq \frac13 \left( a^2+b^2+c^2\right) $,&#10;&#10;with equality if and only if the point P coincides with the point G. In other words, the minimum of the expression $AP\cdot AG+BP\cdot BG+CP\cdot CG$ is achieved for P = G and equals $\frac13 \left( a^2+b^2+c^2\right) $. Proof complete.&#10;&#10;Darij" calcext:value-type="string">
            <text:p>Click for solution</text:p>
            <text:p/>
            <text:p>The minimum of the expression $AP\cdot AG+BP\cdot BG+CP\cdot CG$ is achieved when P coincides with the centroid G of triangle ABC, and this minimum equals $AG^2+BG^2+CG^2=\frac13 \left( a^2+b^2+c^2\right) $.</text:p>
            <text:p/>
            <text:p>\textit{Proof.} Using vectors and their scalar products, we have $UV\cdot UW\geq \overrightarrow{UV}\cdot \overrightarrow{UW}$ for any three points U, V and W, and equality holds if and only if the point W lies on the ray UV. Thus,</text:p>
            <text:p/>
            <text:p>$AP\cdot AG+BP\cdot BG+CP\cdot CG\geq \overrightarrow{AP}\cdot \overrightarrow{AG}+\overrightarrow{BP}\cdot \overrightarrow{BG}+\overrightarrow{CP}\cdot \overrightarrow{CG}$,</text:p>
            <text:p/>
            <text:p>with equality holding if and only if the point G lies on the ray AP, on the ray BP and on the ray CP simultaneously, i. e. if and only if the point P coincides with the point G.</text:p>
            <text:p/>
            <text:p>Now,</text:p>
            <text:p/>
            <text:p>$\overrightarrow{AP}\cdot \overrightarrow{AG}+\overrightarrow{BP}\cdot \overrightarrow{BG}+\overrightarrow{CP}\cdot \overrightarrow{CG}$</text:p>
            <text:p>$=\left( \overrightarrow{AG}+\overrightarrow{GP}\right) \cdot \overrightarrow{AG}+\left( \overrightarrow{BG}+\overrightarrow{GP}\right) \cdot \overrightarrow{BG}+\left( \overrightarrow{CG}+\overrightarrow{GP}\right) \cdot \overrightarrow{CG}$</text:p>
            <text:p>$=\left( \overrightarrow{AG}^2+\overrightarrow{BG}^2+\overrightarrow{CG}^2\right) +\overrightarrow{GP}\cdot \left( \overrightarrow{AG}+\overrightarrow{BG}+\overrightarrow{CG}\right) $.</text:p>
            <text:p/>
            <text:p>Now, since the point G is the centroid of triangle ABC, we have $\overrightarrow{AG}+\overrightarrow{BG}+\overrightarrow{CG}=\overrightarrow{0}$, and thus</text:p>
            <text:p/>
            <text:p>$\overrightarrow{AP}\cdot \overrightarrow{AG}+\overrightarrow{BP}\cdot \overrightarrow{BG}+\overrightarrow{CP}\cdot \overrightarrow{CG}=\left( \overrightarrow{AG}^2+\overrightarrow{BG}^2+\overrightarrow{CG}^2\right) +\overrightarrow{GP}\cdot \overrightarrow{0}$</text:p>
            <text:p>$=\overrightarrow{AG}^2+\overrightarrow{BG}^2+\overrightarrow{CG}^2=AG^2+BG^2+CG^2$.</text:p>
            <text:p/>
            <text:p>After the well-known formula for the median lengths in a triangle, the length $m_a$ of the median of triangle ABC issuing from the vertex A satisfies the equation $4m_a^2=2b^2+2c^2-a^2$. Since the point G is the centroid of triangle ABC and thus divides all medians in the ratio 2 : 1, we have $AG=\frac23 m_a$, and thus</text:p>
            <text:p/>
            <text:p>$AG^2=\left( \frac23 m_a\right) ^2=\frac{4m_a^2}{9}=\frac{2b^2+2c^2-a^2}{9}$.</text:p>
            <text:p/>
            <text:p>Similarly,</text:p>
            <text:p/>
            <text:p>$BG^2=\frac{2c^2+2a^2-b^2}{9}$;</text:p>
            <text:p>$CG^2=\frac{2a^2+2b^2-c^2}{9}$,</text:p>
            <text:p/>
            <text:p>and thus</text:p>
            <text:p/>
            <text:p>$AG^2+BG^2+CG^2=\frac{2b^2+2c^2-a^2}{9}+\frac{2c^2+2a^2-b^2}{9}+\frac{2a^2+2b^2-c^2}{9}=\frac13 \left( a^2+b^2+c^2\right) $.</text:p>
            <text:p/>
            <text:p>Hence, we have</text:p>
            <text:p/>
            <text:p>$\overrightarrow{AP}\cdot \overrightarrow{AG}+\overrightarrow{BP}\cdot \overrightarrow{BG}+\overrightarrow{CP}\cdot \overrightarrow{CG}=\frac13 \left( a^2+b^2+c^2\right) $.</text:p>
            <text:p/>
            <text:p>Now, since</text:p>
            <text:p/>
            <text:p>$AP\cdot AG+BP\cdot BG+CP\cdot CG\geq \overrightarrow{AP}\cdot \overrightarrow{AG}+\overrightarrow{BP}\cdot \overrightarrow{BG}+\overrightarrow{CP}\cdot \overrightarrow{CG}$,</text:p>
            <text:p/>
            <text:p>it follows that</text:p>
            <text:p/>
            <text:p>$AP\cdot AG+BP\cdot BG+CP\cdot CG\geq \frac13 \left( a^2+b^2+c^2\right) $,</text:p>
            <text:p/>
            <text:p>with equality if and only if the point P coincides with the point G. In other words, the minimum of the expression $AP\cdot AG+BP\cdot BG+CP\cdot CG$ is achieved for P = G and equals $\frac13 \left( a^2+b^2+c^2\right) $. Proof complete.</text:p>
            <text:p/>
            <text:p>Darij</text:p>
          </table:table-cell>
          <table:table-cell/>
        </table:table-row>
        <table:table-row table:style-name="ro2">
          <table:table-cell office:value-type="string" calcext:value-type="string">
            <text:p>2001 IMO Shortlist</text:p>
          </table:table-cell>
          <table:table-cell office:value-type="float" office:value="2001" calcext:value-type="float">
            <text:p>2001</text:p>
          </table:table-cell>
          <table:table-cell office:value-type="float" office:value="4" calcext:value-type="float">
            <text:p>4</text:p>
          </table:table-cell>
          <table:table-cell/>
          <table:table-cell office:value-type="string" calcext:value-type="string">
            <text:p>Let $M$ be a point in the interior of triangle $ABC$. Let $A'$ lie on $BC$ with $MA'$ perpendicular to $BC$. Define $B'$ on $CA$ and $C'$ on $AB$ similarly.  Define</text:p>
            <text:p/>
            <text:p>\[</text:p>
            <text:p>p(M) = \frac{MA' \cdot MB' \cdot MC'}{MA \cdot MB \cdot MC}.</text:p>
            <text:p>\]</text:p>
            <text:p/>
            <text:p>Determine, with proof, the location of $M$ such that $p(M)$ is maximal.  Let $\mu(ABC)$ denote this maximum value.  For which triangles $ABC$ is the value of $\mu(ABC)$ maximal?</text:p>
          </table:table-cell>
          <table:table-cell office:value-type="string" calcext:value-type="string">
            <text:p>https://artofproblemsolving.com/community/c3952_2001_imo_shortlist</text:p>
          </table:table-cell>
          <table:table-cell office:value-type="string" calcext:value-type="string">
            <text:p>Let $M$ be a point in the interior of triangle $ABC$. Let $A'$ lie on $BC$ with $MA'$ perpendicular to $BC$. Define $B'$ on $CA$ and $C'$ on $AB$ similarly.  Define</text:p>
            <text:p/>
            <text:p>\[</text:p>
            <text:p>p(M) = \frac{MA' \cdot MB' \cdot MC'}{MA \cdot MB \cdot MC}.</text:p>
            <text:p>\]</text:p>
            <text:p/>
            <text:p>Determine, with proof, the location of $M$ such that $p(M)$ is maximal.  Let $\mu(ABC)$ denote this maximum value.  For which triangles $ABC$ is the value of $\mu(ABC)$ maximal?</text:p>
          </table:table-cell>
          <table:table-cell/>
        </table:table-row>
        <table:table-row table:style-name="ro12">
          <table:table-cell office:value-type="string" calcext:value-type="string">
            <text:p>2001 IMO Shortlist</text:p>
          </table:table-cell>
          <table:table-cell office:value-type="float" office:value="2001" calcext:value-type="float">
            <text:p>2001</text:p>
          </table:table-cell>
          <table:table-cell office:value-type="float" office:value="5" calcext:value-type="float">
            <text:p>5</text:p>
          </table:table-cell>
          <table:table-cell/>
          <table:table-cell office:value-type="string" calcext:value-type="string">
            <text:p>Let $ABC$ be an acute triangle.  Let $DAC,EAB$, and $FBC$ be isosceles triangles exterior to $ABC$, with $DA=DC, EA=EB$, and $FB=FC$, such that</text:p>
            <text:p>\[</text:p>
            <text:p>\angle ADC = 2\angle BAC, \quad \angle BEA= 2 \angle ABC, \quad</text:p>
            <text:p>\angle CFB = 2 \angle ACB.</text:p>
            <text:p>\]Let $D'$  be the intersection of lines $DB$ and $EF$, let $E'$ be the intersection of $EC$ and $DF$, and let $F'$   be the intersection of $FA$ and $DE$. Find, with proof, the value of the sum</text:p>
            <text:p>\[</text:p>
            <text:p>\frac{DB}{DD'}+\frac{EC}{EE'}+\frac{FA}{FF'}.</text:p>
            <text:p>\]</text:p>
          </table:table-cell>
          <table:table-cell office:value-type="string" calcext:value-type="string">
            <text:p>https://artofproblemsolving.com/community/c3952_2001_imo_shortlist</text:p>
          </table:table-cell>
          <table:table-cell office:value-type="string" calcext:value-type="string">
            <text:p>Let $ABC$ be an acute triangle.  Let $DAC,EAB$, and $FBC$ be isosceles triangles exterior to $ABC$, with $DA=DC, EA=EB$, and $FB=FC$, such that</text:p>
            <text:p>\[</text:p>
            <text:p>\angle ADC = 2\angle BAC, \quad \angle BEA= 2 \angle ABC, \quad</text:p>
            <text:p>\angle CFB = 2 \angle ACB.</text:p>
            <text:p>\]Let $D'$  be the intersection of lines $DB$ and $EF$, let $E'$ be the intersection of $EC$ and $DF$, and let $F'$   be the intersection of $FA$ and $DE$. Find, with proof, the value of the sum</text:p>
            <text:p>\[</text:p>
            <text:p>\frac{DB}{DD'}+\frac{EC}{EE'}+\frac{FA}{FF'}.</text:p>
            <text:p>\]</text:p>
          </table:table-cell>
          <table:table-cell/>
        </table:table-row>
        <table:table-row table:style-name="ro43">
          <table:table-cell office:value-type="string" calcext:value-type="string">
            <text:p>2001 IMO Shortlist</text:p>
          </table:table-cell>
          <table:table-cell office:value-type="float" office:value="2001" calcext:value-type="float">
            <text:p>2001</text:p>
          </table:table-cell>
          <table:table-cell table:number-columns-repeated="2"/>
          <table:table-cell office:value-type="string" office:string-value="Click for solution&#10;&#10;You are right, Grobber's solution is incorrect. He probably got confused by the asymmetric notations (this also happened to me when I saw the problem first). However, the problem is still quite easy:&#10;&#10;In the following, $\left|P_1P_2P_3\right|$ will mean the (non-directed) area of a triangle $P_1P_2P_3$.&#10;&#10;Let d be the circle with center D and radius DA = DC. This circle d clearly passes through the points A and C. Similarly, we have a circle e with center E and radius EA = EB, which passes through the points A and B, and a circle f with center F and radius FB = FC, which passes through the points B and C.&#10;&#10;Let the two circles d and e intersect at a point S (apart from A). In the circle e, the angle &lt; BEA is the central angle of the chord AB, while the angle &lt; ASB is the obtuse chordal angle over this chord; hence, $\measuredangle BEA=2\cdot\left(180^{\circ}-\measuredangle ASB\right)$. Comparing this with $\measuredangle BEA=2\cdot\measuredangle ABC$, we get &lt; ABC = 180° - &lt; ASB, so that &lt; ASB = 180° - &lt; ABC. Similarly, we find &lt; ASC = 180° - &lt; BAC, since the point S lies on the circle d. Hence,&#10;&#10;&lt; BSC = 360° - &lt; ASB - &lt; ASC = 360° - (180° - &lt; ABC) - (180° - &lt; BAC)&#10;= &lt; ABC + &lt; BAC = 180° - &lt; ACB          (by the sum of angles in triangle ABC).&#10;&#10;Thus, &lt; ACB = 180° - &lt; BSC. Hence, $\measuredangle CFB=2\cdot\measuredangle ACB$ becomes $\measuredangle CFB=2\cdot\left(180^{\circ}-\measuredangle BSC\right)$. Now, since the points B and C lie on the circle f, and the angle &lt; CFB is the central angle of the chord BC in this circle, this equation yields that &lt; BSC is the obtuse chordal angle over the chord BC in this circle f; thus, the point S lies on the circle f.&#10;&#10;Hence, the point S lies on all three circles d, e, f. The points B and S, being the two common points of the circles e and f, must be symmetric to each other with respect to the line EF joining the centers E and F of these circles; hence, the triangles BEF and SEF are congruent, so that | BEF | = | SEF |.&#10;&#10;The two triangles DD'E and BD'E have a common altitude from the vertex E; thus, their areas are proportional to their bases DD' and BD'. In other words, $\frac{\left|DD^{\prime}E\right|}{\left|BD^{\prime}E\right|}=\frac{DD^{\prime}}{BD^{\prime}}$. In other words, $BD^{\prime}\cdot\left|DD^{\prime}E\right|=DD^{\prime}\cdot\left|BD^{\prime}E\right|$. Similarly, $BD^{\prime}\cdot\left|DD^{\prime}F\right|=DD^{\prime}\cdot\left|BD^{\prime}F\right|$. Hence,&#10;&#10;$BD^{\prime}\cdot\left|DEF\right|=BD^{\prime}\cdot\left(\left|DD^{\prime}E\right|+\left|DD^{\prime}F\right|\right)=BD^{\prime}\cdot\left|DD^{\prime}E\right|+BD^{\prime}\cdot\left|DD^{\prime}F\right|$&#10;$=DD^{\prime}\cdot\left|BD^{\prime}E\right|+DD^{\prime}\cdot\left|BD^{\prime}F\right|=DD^{\prime}\cdot\left(\left|BD^{\prime}E\right|+\left|BD^{\prime}F\right|\right)=DD^{\prime}\cdot\left|BEF\right|$&#10;$=DD^{\prime}\cdot\left|SEF\right|$,&#10;&#10;so that&#10;&#10;$\frac{BD^{\prime}}{DD^{\prime}}=\frac{\left|SEF\right|}{\left|DEF\right|}$.&#10;&#10;Hence,&#10;&#10;$\frac{DB}{DD^{\prime}}=\frac{DD^{\prime}+BD^{\prime}}{DD^{\prime}}=1+\frac{BD^{\prime}}{DD^{\prime}}=1+\frac{\left|SEF\right|}{\left|DEF\right|}$.&#10;&#10;Similarly,&#10;&#10;$\frac{EC}{EE^{\prime}}=1+\frac{\left|SFD\right|}{\left|DEF\right|}$;&#10;$\frac{FA}{FF^{\prime}}=1+\frac{\left|SDE\right|}{\left|DEF\right|}$.&#10;&#10;Thus,&#10;&#10;$\frac{DB}{DD^{\prime}}+\frac{EC}{EE^{\prime}}+\frac{FA}{FF^{\prime}}=\left(1+\frac{\left|SEF\right|}{\left|DEF\right|}\right)+\left(1+\frac{\left|SFD\right|}{\left|DEF\right|}\right)+\left(1+\frac{\left|SDE\right|}{\left|DEF\right|}\right)$&#10;$=3+\frac{\left|SEF\right|+\left|SFD\right|+\left|SDE\right|}{\left|DEF\right|}=3+\frac{\left|DEF\right|}{\left|DEF\right|}=3+1=4$.&#10;&#10;And the problem is solved.&#10;&#10;Darij" calcext:value-type="string">
            <text:p>Click for solution</text:p>
            <text:p/>
            <text:p>You are right, Grobber's solution is incorrect. He probably got confused by the asymmetric notations (this also happened to me when I saw the problem first). However, the problem is still quite easy:</text:p>
            <text:p/>
            <text:p>In the following, $\left|P_1P_2P_3\right|$ will mean the (non-directed) area of a triangle $P_1P_2P_3$.</text:p>
            <text:p/>
            <text:p>Let d be the circle with center D and radius DA = DC. This circle d clearly passes through the points A and C. Similarly, we have a circle e with center E and radius EA = EB, which passes through the points A and B, and a circle f with center F and radius FB = FC, which passes through the points B and C.</text:p>
            <text:p/>
            <text:p>Let the two circles d and e intersect at a point S (apart from A). In the circle e, the angle &lt; BEA is the central angle of the chord AB, while the angle &lt; ASB is the obtuse chordal angle over this chord; hence, $\measuredangle BEA=2\cdot\left(180^{\circ}-\measuredangle ASB\right)$. Comparing this with $\measuredangle BEA=2\cdot\measuredangle ABC$, we get &lt; ABC = 180° - &lt; ASB, so that &lt; ASB = 180° - &lt; ABC. Similarly, we find &lt; ASC = 180° - &lt; BAC, since the point S lies on the circle d. Hence,</text:p>
            <text:p/>
            <text:p>&lt; BSC = 360° - &lt; ASB - &lt; ASC = 360° - (180° - &lt; ABC) - (180° - &lt; BAC)</text:p>
            <text:p>= &lt; ABC + &lt; BAC = 180° - &lt; ACB          (by the sum of angles in triangle ABC).</text:p>
            <text:p/>
            <text:p>Thus, &lt; ACB = 180° - &lt; BSC. Hence, $\measuredangle CFB=2\cdot\measuredangle ACB$ becomes $\measuredangle CFB=2\cdot\left(180^{\circ}-\measuredangle BSC\right)$. Now, since the points B and C lie on the circle f, and the angle &lt; CFB is the central angle of the chord BC in this circle, this equation yields that &lt; BSC is the obtuse chordal angle over the chord BC in this circle f; thus, the point S lies on the circle f.</text:p>
            <text:p/>
            <text:p>Hence, the point S lies on all three circles d, e, f. The points B and S, being the two common points of the circles e and f, must be symmetric to each other with respect to the line EF joining the centers E and F of these circles; hence, the triangles BEF and SEF are congruent, so that | BEF | = | SEF |.</text:p>
            <text:p/>
            <text:p>The two triangles DD'E and BD'E have a common altitude from the vertex E; thus, their areas are proportional to their bases DD' and BD'. In other words, $\frac{\left|DD^{\prime}E\right|}{\left|BD^{\prime}E\right|}=\frac{DD^{\prime}}{BD^{\prime}}$. In other words, $BD^{\prime}\cdot\left|DD^{\prime}E\right|=DD^{\prime}\cdot\left|BD^{\prime}E\right|$. Similarly, $BD^{\prime}\cdot\left|DD^{\prime}F\right|=DD^{\prime}\cdot\left|BD^{\prime}F\right|$. Hence,</text:p>
            <text:p/>
            <text:p>$BD^{\prime}\cdot\left|DEF\right|=BD^{\prime}\cdot\left(\left|DD^{\prime}E\right|+\left|DD^{\prime}F\right|\right)=BD^{\prime}\cdot\left|DD^{\prime}E\right|+BD^{\prime}\cdot\left|DD^{\prime}F\right|$</text:p>
            <text:p>$=DD^{\prime}\cdot\left|BD^{\prime}E\right|+DD^{\prime}\cdot\left|BD^{\prime}F\right|=DD^{\prime}\cdot\left(\left|BD^{\prime}E\right|+\left|BD^{\prime}F\right|\right)=DD^{\prime}\cdot\left|BEF\right|$</text:p>
            <text:p>$=DD^{\prime}\cdot\left|SEF\right|$,</text:p>
            <text:p/>
            <text:p>so that</text:p>
            <text:p/>
            <text:p>$\frac{BD^{\prime}}{DD^{\prime}}=\frac{\left|SEF\right|}{\left|DEF\right|}$.</text:p>
            <text:p/>
            <text:p>Hence,</text:p>
            <text:p/>
            <text:p>$\frac{DB}{DD^{\prime}}=\frac{DD^{\prime}+BD^{\prime}}{DD^{\prime}}=1+\frac{BD^{\prime}}{DD^{\prime}}=1+\frac{\left|SEF\right|}{\left|DEF\right|}$.</text:p>
            <text:p/>
            <text:p>Similarly,</text:p>
            <text:p/>
            <text:p>$\frac{EC}{EE^{\prime}}=1+\frac{\left|SFD\right|}{\left|DEF\right|}$;</text:p>
            <text:p>$\frac{FA}{FF^{\prime}}=1+\frac{\left|SDE\right|}{\left|DEF\right|}$.</text:p>
            <text:p/>
            <text:p>Thus,</text:p>
            <text:p/>
            <text:p>$\frac{DB}{DD^{\prime}}+\frac{EC}{EE^{\prime}}+\frac{FA}{FF^{\prime}}=\left(1+\frac{\left|SEF\right|}{\left|DEF\right|}\right)+\left(1+\frac{\left|SFD\right|}{\left|DEF\right|}\right)+\left(1+\frac{\left|SDE\right|}{\left|DEF\right|}\right)$</text:p>
            <text:p>$=3+\frac{\left|SEF\right|+\left|SFD\right|+\left|SDE\right|}{\left|DEF\right|}=3+\frac{\left|DEF\right|}{\left|DEF\right|}=3+1=4$.</text:p>
            <text:p/>
            <text:p>And the problem is solved.</text:p>
            <text:p/>
            <text:p>Darij</text:p>
          </table:table-cell>
          <table:table-cell office:value-type="string" calcext:value-type="string">
            <text:p>https://artofproblemsolving.com/community/c3952_2001_imo_shortlist</text:p>
          </table:table-cell>
          <table:table-cell office:value-type="string" office:string-value="Click for solution&#10;&#10;You are right, Grobber's solution is incorrect. He probably got confused by the asymmetric notations (this also happened to me when I saw the problem first). However, the problem is still quite easy:&#10;&#10;In the following, $\left|P_1P_2P_3\right|$ will mean the (non-directed) area of a triangle $P_1P_2P_3$.&#10;&#10;Let d be the circle with center D and radius DA = DC. This circle d clearly passes through the points A and C. Similarly, we have a circle e with center E and radius EA = EB, which passes through the points A and B, and a circle f with center F and radius FB = FC, which passes through the points B and C.&#10;&#10;Let the two circles d and e intersect at a point S (apart from A). In the circle e, the angle &lt; BEA is the central angle of the chord AB, while the angle &lt; ASB is the obtuse chordal angle over this chord; hence, $\measuredangle BEA=2\cdot\left(180^{\circ}-\measuredangle ASB\right)$. Comparing this with $\measuredangle BEA=2\cdot\measuredangle ABC$, we get &lt; ABC = 180° - &lt; ASB, so that &lt; ASB = 180° - &lt; ABC. Similarly, we find &lt; ASC = 180° - &lt; BAC, since the point S lies on the circle d. Hence,&#10;&#10;&lt; BSC = 360° - &lt; ASB - &lt; ASC = 360° - (180° - &lt; ABC) - (180° - &lt; BAC)&#10;= &lt; ABC + &lt; BAC = 180° - &lt; ACB          (by the sum of angles in triangle ABC).&#10;&#10;Thus, &lt; ACB = 180° - &lt; BSC. Hence, $\measuredangle CFB=2\cdot\measuredangle ACB$ becomes $\measuredangle CFB=2\cdot\left(180^{\circ}-\measuredangle BSC\right)$. Now, since the points B and C lie on the circle f, and the angle &lt; CFB is the central angle of the chord BC in this circle, this equation yields that &lt; BSC is the obtuse chordal angle over the chord BC in this circle f; thus, the point S lies on the circle f.&#10;&#10;Hence, the point S lies on all three circles d, e, f. The points B and S, being the two common points of the circles e and f, must be symmetric to each other with respect to the line EF joining the centers E and F of these circles; hence, the triangles BEF and SEF are congruent, so that | BEF | = | SEF |.&#10;&#10;The two triangles DD'E and BD'E have a common altitude from the vertex E; thus, their areas are proportional to their bases DD' and BD'. In other words, $\frac{\left|DD^{\prime}E\right|}{\left|BD^{\prime}E\right|}=\frac{DD^{\prime}}{BD^{\prime}}$. In other words, $BD^{\prime}\cdot\left|DD^{\prime}E\right|=DD^{\prime}\cdot\left|BD^{\prime}E\right|$. Similarly, $BD^{\prime}\cdot\left|DD^{\prime}F\right|=DD^{\prime}\cdot\left|BD^{\prime}F\right|$. Hence,&#10;&#10;$BD^{\prime}\cdot\left|DEF\right|=BD^{\prime}\cdot\left(\left|DD^{\prime}E\right|+\left|DD^{\prime}F\right|\right)=BD^{\prime}\cdot\left|DD^{\prime}E\right|+BD^{\prime}\cdot\left|DD^{\prime}F\right|$&#10;$=DD^{\prime}\cdot\left|BD^{\prime}E\right|+DD^{\prime}\cdot\left|BD^{\prime}F\right|=DD^{\prime}\cdot\left(\left|BD^{\prime}E\right|+\left|BD^{\prime}F\right|\right)=DD^{\prime}\cdot\left|BEF\right|$&#10;$=DD^{\prime}\cdot\left|SEF\right|$,&#10;&#10;so that&#10;&#10;$\frac{BD^{\prime}}{DD^{\prime}}=\frac{\left|SEF\right|}{\left|DEF\right|}$.&#10;&#10;Hence,&#10;&#10;$\frac{DB}{DD^{\prime}}=\frac{DD^{\prime}+BD^{\prime}}{DD^{\prime}}=1+\frac{BD^{\prime}}{DD^{\prime}}=1+\frac{\left|SEF\right|}{\left|DEF\right|}$.&#10;&#10;Similarly,&#10;&#10;$\frac{EC}{EE^{\prime}}=1+\frac{\left|SFD\right|}{\left|DEF\right|}$;&#10;$\frac{FA}{FF^{\prime}}=1+\frac{\left|SDE\right|}{\left|DEF\right|}$.&#10;&#10;Thus,&#10;&#10;$\frac{DB}{DD^{\prime}}+\frac{EC}{EE^{\prime}}+\frac{FA}{FF^{\prime}}=\left(1+\frac{\left|SEF\right|}{\left|DEF\right|}\right)+\left(1+\frac{\left|SFD\right|}{\left|DEF\right|}\right)+\left(1+\frac{\left|SDE\right|}{\left|DEF\right|}\right)$&#10;$=3+\frac{\left|SEF\right|+\left|SFD\right|+\left|SDE\right|}{\left|DEF\right|}=3+\frac{\left|DEF\right|}{\left|DEF\right|}=3+1=4$.&#10;&#10;And the problem is solved.&#10;&#10;Darij" calcext:value-type="string">
            <text:p>Click for solution</text:p>
            <text:p/>
            <text:p>You are right, Grobber's solution is incorrect. He probably got confused by the asymmetric notations (this also happened to me when I saw the problem first). However, the problem is still quite easy:</text:p>
            <text:p/>
            <text:p>In the following, $\left|P_1P_2P_3\right|$ will mean the (non-directed) area of a triangle $P_1P_2P_3$.</text:p>
            <text:p/>
            <text:p>Let d be the circle with center D and radius DA = DC. This circle d clearly passes through the points A and C. Similarly, we have a circle e with center E and radius EA = EB, which passes through the points A and B, and a circle f with center F and radius FB = FC, which passes through the points B and C.</text:p>
            <text:p/>
            <text:p>Let the two circles d and e intersect at a point S (apart from A). In the circle e, the angle &lt; BEA is the central angle of the chord AB, while the angle &lt; ASB is the obtuse chordal angle over this chord; hence, $\measuredangle BEA=2\cdot\left(180^{\circ}-\measuredangle ASB\right)$. Comparing this with $\measuredangle BEA=2\cdot\measuredangle ABC$, we get &lt; ABC = 180° - &lt; ASB, so that &lt; ASB = 180° - &lt; ABC. Similarly, we find &lt; ASC = 180° - &lt; BAC, since the point S lies on the circle d. Hence,</text:p>
            <text:p/>
            <text:p>&lt; BSC = 360° - &lt; ASB - &lt; ASC = 360° - (180° - &lt; ABC) - (180° - &lt; BAC)</text:p>
            <text:p>= &lt; ABC + &lt; BAC = 180° - &lt; ACB          (by the sum of angles in triangle ABC).</text:p>
            <text:p/>
            <text:p>Thus, &lt; ACB = 180° - &lt; BSC. Hence, $\measuredangle CFB=2\cdot\measuredangle ACB$ becomes $\measuredangle CFB=2\cdot\left(180^{\circ}-\measuredangle BSC\right)$. Now, since the points B and C lie on the circle f, and the angle &lt; CFB is the central angle of the chord BC in this circle, this equation yields that &lt; BSC is the obtuse chordal angle over the chord BC in this circle f; thus, the point S lies on the circle f.</text:p>
            <text:p/>
            <text:p>Hence, the point S lies on all three circles d, e, f. The points B and S, being the two common points of the circles e and f, must be symmetric to each other with respect to the line EF joining the centers E and F of these circles; hence, the triangles BEF and SEF are congruent, so that | BEF | = | SEF |.</text:p>
            <text:p/>
            <text:p>The two triangles DD'E and BD'E have a common altitude from the vertex E; thus, their areas are proportional to their bases DD' and BD'. In other words, $\frac{\left|DD^{\prime}E\right|}{\left|BD^{\prime}E\right|}=\frac{DD^{\prime}}{BD^{\prime}}$. In other words, $BD^{\prime}\cdot\left|DD^{\prime}E\right|=DD^{\prime}\cdot\left|BD^{\prime}E\right|$. Similarly, $BD^{\prime}\cdot\left|DD^{\prime}F\right|=DD^{\prime}\cdot\left|BD^{\prime}F\right|$. Hence,</text:p>
            <text:p/>
            <text:p>$BD^{\prime}\cdot\left|DEF\right|=BD^{\prime}\cdot\left(\left|DD^{\prime}E\right|+\left|DD^{\prime}F\right|\right)=BD^{\prime}\cdot\left|DD^{\prime}E\right|+BD^{\prime}\cdot\left|DD^{\prime}F\right|$</text:p>
            <text:p>$=DD^{\prime}\cdot\left|BD^{\prime}E\right|+DD^{\prime}\cdot\left|BD^{\prime}F\right|=DD^{\prime}\cdot\left(\left|BD^{\prime}E\right|+\left|BD^{\prime}F\right|\right)=DD^{\prime}\cdot\left|BEF\right|$</text:p>
            <text:p>$=DD^{\prime}\cdot\left|SEF\right|$,</text:p>
            <text:p/>
            <text:p>so that</text:p>
            <text:p/>
            <text:p>$\frac{BD^{\prime}}{DD^{\prime}}=\frac{\left|SEF\right|}{\left|DEF\right|}$.</text:p>
            <text:p/>
            <text:p>Hence,</text:p>
            <text:p/>
            <text:p>$\frac{DB}{DD^{\prime}}=\frac{DD^{\prime}+BD^{\prime}}{DD^{\prime}}=1+\frac{BD^{\prime}}{DD^{\prime}}=1+\frac{\left|SEF\right|}{\left|DEF\right|}$.</text:p>
            <text:p/>
            <text:p>Similarly,</text:p>
            <text:p/>
            <text:p>$\frac{EC}{EE^{\prime}}=1+\frac{\left|SFD\right|}{\left|DEF\right|}$;</text:p>
            <text:p>$\frac{FA}{FF^{\prime}}=1+\frac{\left|SDE\right|}{\left|DEF\right|}$.</text:p>
            <text:p/>
            <text:p>Thus,</text:p>
            <text:p/>
            <text:p>$\frac{DB}{DD^{\prime}}+\frac{EC}{EE^{\prime}}+\frac{FA}{FF^{\prime}}=\left(1+\frac{\left|SEF\right|}{\left|DEF\right|}\right)+\left(1+\frac{\left|SFD\right|}{\left|DEF\right|}\right)+\left(1+\frac{\left|SDE\right|}{\left|DEF\right|}\right)$</text:p>
            <text:p>$=3+\frac{\left|SEF\right|+\left|SFD\right|+\left|SDE\right|}{\left|DEF\right|}=3+\frac{\left|DEF\right|}{\left|DEF\right|}=3+1=4$.</text:p>
            <text:p/>
            <text:p>And the problem is solved.</text:p>
            <text:p/>
            <text:p>Darij</text:p>
          </table:table-cell>
          <table:table-cell/>
        </table:table-row>
        <table:table-row table:style-name="ro13">
          <table:table-cell office:value-type="string" calcext:value-type="string">
            <text:p>2001 IMO Shortlist</text:p>
          </table:table-cell>
          <table:table-cell office:value-type="float" office:value="2001" calcext:value-type="float">
            <text:p>2001</text:p>
          </table:table-cell>
          <table:table-cell office:value-type="float" office:value="6" calcext:value-type="float">
            <text:p>6</text:p>
          </table:table-cell>
          <table:table-cell/>
          <table:table-cell office:value-type="string" calcext:value-type="string">
            <text:p>Let $ABC$ be a triangle and $P$ an exterior point in the plane of the triangle. Suppose the lines $AP$, $BP$, $CP$ meet the sides $BC$, $CA$, $AB$ (or extensions thereof) in $D$, $E$, $F$, respectively. Suppose further that the areas of triangles $PBD$, $PCE$, $PAF$ are all equal. Prove that each of these areas is equal to the area of triangle $ABC$ itself.</text:p>
          </table:table-cell>
          <table:table-cell office:value-type="string" calcext:value-type="string">
            <text:p>https://artofproblemsolving.com/community/c3952_2001_imo_shortlist</text:p>
          </table:table-cell>
          <table:table-cell office:value-type="string" calcext:value-type="string">
            <text:p>Let $ABC$ be a triangle and $P$ an exterior point in the plane of the triangle. Suppose the lines $AP$, $BP$, $CP$ meet the sides $BC$, $CA$, $AB$ (or extensions thereof) in $D$, $E$, $F$, respectively. Suppose further that the areas of triangles $PBD$, $PCE$, $PAF$ are all equal. Prove that each of these areas is equal to the area of triangle $ABC$ itself.</text:p>
          </table:table-cell>
          <table:table-cell/>
        </table:table-row>
        <table:table-row table:style-name="ro13">
          <table:table-cell office:value-type="string" calcext:value-type="string">
            <text:p>2001 IMO Shortlist</text:p>
          </table:table-cell>
          <table:table-cell office:value-type="float" office:value="2001" calcext:value-type="float">
            <text:p>2001</text:p>
          </table:table-cell>
          <table:table-cell office:value-type="float" office:value="7" calcext:value-type="float">
            <text:p>7</text:p>
          </table:table-cell>
          <table:table-cell/>
          <table:table-cell office:value-type="string" calcext:value-type="string">
            <text:p>Let $O$ be an interior point of acute triangle $ABC$. Let $A_1$ lie on $BC$ with $OA_1$ perpendicular to $BC$. Define $B_1$ on $CA$ and $C_1$ on $AB$ similarly. Prove that $O$ is the circumcenter of $ABC$ if and only if the perimeter of $A_1B_1C_1$ is not less than any one of the perimeters of $AB_1C_1, BC_1A_1$, and $CA_1B_1$.</text:p>
          </table:table-cell>
          <table:table-cell office:value-type="string" calcext:value-type="string">
            <text:p>https://artofproblemsolving.com/community/c3952_2001_imo_shortlist</text:p>
          </table:table-cell>
          <table:table-cell office:value-type="string" calcext:value-type="string">
            <text:p>Let $O$ be an interior point of acute triangle $ABC$. Let $A_1$ lie on $BC$ with $OA_1$ perpendicular to $BC$. Define $B_1$ on $CA$ and $C_1$ on $AB$ similarly. Prove that $O$ is the circumcenter of $ABC$ if and only if the perimeter of $A_1B_1C_1$ is not less than any one of the perimeters of $AB_1C_1, BC_1A_1$, and $CA_1B_1$.</text:p>
          </table:table-cell>
          <table:table-cell/>
        </table:table-row>
        <table:table-row table:style-name="ro23">
          <table:table-cell office:value-type="string" calcext:value-type="string">
            <text:p>2001 IMO Shortlist</text:p>
          </table:table-cell>
          <table:table-cell office:value-type="float" office:value="2001" calcext:value-type="float">
            <text:p>2001</text:p>
          </table:table-cell>
          <table:table-cell table:number-columns-repeated="2"/>
          <table:table-cell office:value-type="string" office:string-value="Click for solution&#10;&#10;Let us denote by $p_{XYZ}$ the perimeter of a triangle $XYZ$.&#10;&#10;&quot;$\Rightarrow$&quot; If $O$ is the circumcenter of $\triangle{ABC}$, then $A_{1},B_{1}, C_{1}$ are the midpoints of the sides of the triangle, therefore $p_{A_{1}B_{1}C_{1}}=p_{AB_{1}C_{1}}= p_{A_{1}BC_{1}}= p_{A_{1}B_{1}C}$.&#10;&#10;&quot;$\Leftarrow$&quot;  Assume WLOG, that $p_{A_{1}B_{1}C_{1}}$ is greater than $p_{AB_{1}C_{1}}$, $p_{A_{1}BC_{1}}$, $p_{A_{1}B_{1}C}$.&#10;&#10;And let $\alpha_{1}$, $\alpha_{2}$, $\beta_{1}$, $\beta_{2}$, $\gamma_{1}$, $\gamma_{2}$ be $\angle{B_{1}A_{1}C}$, $\angle{C_{1}A_{1}B}$, $\angle{C_{1}B_{1}A}$, $\angle{A_{1}B_{1}C}$, $\angle{A_{1}C_{1}B}$, $\angle{B_{1}C_{1}A}$.&#10;&#10;Now suppose $\gamma_{1}, \beta_{2}\geq  \alpha$. If $A_{2}$ is the fourth vertex of the parallelogram $B_{1}AC_{1}A_{2}$, then these conditions imply that $A_{1}$ is in the interior or on the sides of $\triangle{B_{1}C_{1}A_{2}}$, therefore $p_{A_{1}B_{1}C_{1}}\leq p_{A_{2}B_{1}C_{1}}\leq p_{AB_{1}C_{1}}$.&#10;&#10;But, lets see that if one of the inequalitites $\gamma_{1}\geq \alpha$ and $\beta_{2}\geq \alpha$ is strict, then $p_{A_{1}B_{1}C_{1}}&lt; p_{AB_{1}C_{1}}$, which contradicts our assumption.&#10;&#10;Therefore $\beta_{2}\geq \alpha$ implies $\gamma_{1}\leq  \alpha$, and the analogues. $(\star)$&#10;&#10;Now, because of the symmetry, we can suppose WLOG, that $\gamma_{1}\leq \alpha$, then since $\gamma_{1}+\alpha_{2}=180-\beta=\alpha+\gamma$, it follows that $\alpha_{2}\geq \gamma$.&#10;&#10;From $(\star)$ we deduce that $\beta_{1}\leq \gamma$, thus $\gamma_{2}\geq \beta$, $\alpha_{1}\leq \beta$, and $\beta_{2}\geq \alpha$.&#10;&#10;Now putting them all together, we obtain that:&#10;$\gamma_{1}\leq \alpha\leq \beta_{2}$, $\alpha_{1}\leq \beta\leq \gamma_{2}$, $\beta_{1}\leq \gamma\leq \alpha_{2}$.&#10;&#10;Now since $OA_{1}BC_{1}$ and $OB_{1}CA_{1}$ are cyclic quadrilaterals, we have that $\angle{A_{1}OB}=\gamma_{1}$ and $\angle{A_{1}OC}=\beta_{2}$.&#10;&#10;Thus $\frac{BO}{CO}=\frac{\cos{\beta_{2}}}{\cos{\gamma_{1}}}$, so $BO\leq CO$. Now in a similar way prove that $CO \leq  AO$ and $AO \leq  BO$. Thus $OA=OB=OC$, therefore $O$ is the circumcenter." calcext:value-type="string">
            <text:p>Click for solution</text:p>
            <text:p/>
            <text:p>Let us denote by $p_{XYZ}$ the perimeter of a triangle $XYZ$.</text:p>
            <text:p/>
            <text:p>"$\Rightarrow$" If $O$ is the circumcenter of $\triangle{ABC}$, then $A_{1},B_{1}, C_{1}$ are the midpoints of the sides of the triangle, therefore $p_{A_{1}B_{1}C_{1}}=p_{AB_{1}C_{1}}= p_{A_{1}BC_{1}}= p_{A_{1}B_{1}C}$.</text:p>
            <text:p/>
            <text:p>"$\Leftarrow$"  Assume WLOG, that $p_{A_{1}B_{1}C_{1}}$ is greater than $p_{AB_{1}C_{1}}$, $p_{A_{1}BC_{1}}$, $p_{A_{1}B_{1}C}$.</text:p>
            <text:p/>
            <text:p>And let $\alpha_{1}$, $\alpha_{2}$, $\beta_{1}$, $\beta_{2}$, $\gamma_{1}$, $\gamma_{2}$ be $\angle{B_{1}A_{1}C}$, $\angle{C_{1}A_{1}B}$, $\angle{C_{1}B_{1}A}$, $\angle{A_{1}B_{1}C}$, $\angle{A_{1}C_{1}B}$, $\angle{B_{1}C_{1}A}$.</text:p>
            <text:p/>
            <text:p>Now suppose $\gamma_{1}, \beta_{2}\geq  \alpha$. If $A_{2}$ is the fourth vertex of the parallelogram $B_{1}AC_{1}A_{2}$, then these conditions imply that $A_{1}$ is in the interior or on the sides of $\triangle{B_{1}C_{1}A_{2}}$, therefore $p_{A_{1}B_{1}C_{1}}\leq p_{A_{2}B_{1}C_{1}}\leq p_{AB_{1}C_{1}}$.</text:p>
            <text:p/>
            <text:p>But, lets see that if one of the inequalitites $\gamma_{1}\geq \alpha$ and $\beta_{2}\geq \alpha$ is strict, then $p_{A_{1}B_{1}C_{1}}&lt; p_{AB_{1}C_{1}}$, which contradicts our assumption.</text:p>
            <text:p/>
            <text:p>Therefore $\beta_{2}\geq \alpha$ implies $\gamma_{1}\leq  \alpha$, and the analogues. $(\star)$</text:p>
            <text:p/>
            <text:p>Now, because of the symmetry, we can suppose WLOG, that $\gamma_{1}\leq \alpha$, then since $\gamma_{1}+\alpha_{2}=180-\beta=\alpha+\gamma$, it follows that $\alpha_{2}\geq \gamma$.</text:p>
            <text:p/>
            <text:p>From $(\star)$ we deduce that $\beta_{1}\leq \gamma$, thus $\gamma_{2}\geq \beta$, $\alpha_{1}\leq \beta$, and $\beta_{2}\geq \alpha$.</text:p>
            <text:p/>
            <text:p>Now putting them all together, we obtain that:</text:p>
            <text:p>$\gamma_{1}\leq \alpha\leq \beta_{2}$, $\alpha_{1}\leq \beta\leq \gamma_{2}$, $\beta_{1}\leq \gamma\leq \alpha_{2}$.</text:p>
            <text:p/>
            <text:p>Now since $OA_{1}BC_{1}$ and $OB_{1}CA_{1}$ are cyclic quadrilaterals, we have that $\angle{A_{1}OB}=\gamma_{1}$ and $\angle{A_{1}OC}=\beta_{2}$.</text:p>
            <text:p/>
            <text:p>Thus $\frac{BO}{CO}=\frac{\cos{\beta_{2}}}{\cos{\gamma_{1}}}$, so $BO\leq CO$. Now in a similar way prove that $CO \leq  AO$ and $AO \leq  BO$. Thus $OA=OB=OC$, therefore $O$ is the circumcenter.</text:p>
          </table:table-cell>
          <table:table-cell office:value-type="string" calcext:value-type="string">
            <text:p>https://artofproblemsolving.com/community/c3952_2001_imo_shortlist</text:p>
          </table:table-cell>
          <table:table-cell office:value-type="string" office:string-value="Click for solution&#10;&#10;Let us denote by $p_{XYZ}$ the perimeter of a triangle $XYZ$.&#10;&#10;&quot;$\Rightarrow$&quot; If $O$ is the circumcenter of $\triangle{ABC}$, then $A_{1},B_{1}, C_{1}$ are the midpoints of the sides of the triangle, therefore $p_{A_{1}B_{1}C_{1}}=p_{AB_{1}C_{1}}= p_{A_{1}BC_{1}}= p_{A_{1}B_{1}C}$.&#10;&#10;&quot;$\Leftarrow$&quot;  Assume WLOG, that $p_{A_{1}B_{1}C_{1}}$ is greater than $p_{AB_{1}C_{1}}$, $p_{A_{1}BC_{1}}$, $p_{A_{1}B_{1}C}$.&#10;&#10;And let $\alpha_{1}$, $\alpha_{2}$, $\beta_{1}$, $\beta_{2}$, $\gamma_{1}$, $\gamma_{2}$ be $\angle{B_{1}A_{1}C}$, $\angle{C_{1}A_{1}B}$, $\angle{C_{1}B_{1}A}$, $\angle{A_{1}B_{1}C}$, $\angle{A_{1}C_{1}B}$, $\angle{B_{1}C_{1}A}$.&#10;&#10;Now suppose $\gamma_{1}, \beta_{2}\geq  \alpha$. If $A_{2}$ is the fourth vertex of the parallelogram $B_{1}AC_{1}A_{2}$, then these conditions imply that $A_{1}$ is in the interior or on the sides of $\triangle{B_{1}C_{1}A_{2}}$, therefore $p_{A_{1}B_{1}C_{1}}\leq p_{A_{2}B_{1}C_{1}}\leq p_{AB_{1}C_{1}}$.&#10;&#10;But, lets see that if one of the inequalitites $\gamma_{1}\geq \alpha$ and $\beta_{2}\geq \alpha$ is strict, then $p_{A_{1}B_{1}C_{1}}&lt; p_{AB_{1}C_{1}}$, which contradicts our assumption.&#10;&#10;Therefore $\beta_{2}\geq \alpha$ implies $\gamma_{1}\leq  \alpha$, and the analogues. $(\star)$&#10;&#10;Now, because of the symmetry, we can suppose WLOG, that $\gamma_{1}\leq \alpha$, then since $\gamma_{1}+\alpha_{2}=180-\beta=\alpha+\gamma$, it follows that $\alpha_{2}\geq \gamma$.&#10;&#10;From $(\star)$ we deduce that $\beta_{1}\leq \gamma$, thus $\gamma_{2}\geq \beta$, $\alpha_{1}\leq \beta$, and $\beta_{2}\geq \alpha$.&#10;&#10;Now putting them all together, we obtain that:&#10;$\gamma_{1}\leq \alpha\leq \beta_{2}$, $\alpha_{1}\leq \beta\leq \gamma_{2}$, $\beta_{1}\leq \gamma\leq \alpha_{2}$.&#10;&#10;Now since $OA_{1}BC_{1}$ and $OB_{1}CA_{1}$ are cyclic quadrilaterals, we have that $\angle{A_{1}OB}=\gamma_{1}$ and $\angle{A_{1}OC}=\beta_{2}$.&#10;&#10;Thus $\frac{BO}{CO}=\frac{\cos{\beta_{2}}}{\cos{\gamma_{1}}}$, so $BO\leq CO$. Now in a similar way prove that $CO \leq  AO$ and $AO \leq  BO$. Thus $OA=OB=OC$, therefore $O$ is the circumcenter." calcext:value-type="string">
            <text:p>Click for solution</text:p>
            <text:p/>
            <text:p>Let us denote by $p_{XYZ}$ the perimeter of a triangle $XYZ$.</text:p>
            <text:p/>
            <text:p>"$\Rightarrow$" If $O$ is the circumcenter of $\triangle{ABC}$, then $A_{1},B_{1}, C_{1}$ are the midpoints of the sides of the triangle, therefore $p_{A_{1}B_{1}C_{1}}=p_{AB_{1}C_{1}}= p_{A_{1}BC_{1}}= p_{A_{1}B_{1}C}$.</text:p>
            <text:p/>
            <text:p>"$\Leftarrow$"  Assume WLOG, that $p_{A_{1}B_{1}C_{1}}$ is greater than $p_{AB_{1}C_{1}}$, $p_{A_{1}BC_{1}}$, $p_{A_{1}B_{1}C}$.</text:p>
            <text:p/>
            <text:p>And let $\alpha_{1}$, $\alpha_{2}$, $\beta_{1}$, $\beta_{2}$, $\gamma_{1}$, $\gamma_{2}$ be $\angle{B_{1}A_{1}C}$, $\angle{C_{1}A_{1}B}$, $\angle{C_{1}B_{1}A}$, $\angle{A_{1}B_{1}C}$, $\angle{A_{1}C_{1}B}$, $\angle{B_{1}C_{1}A}$.</text:p>
            <text:p/>
            <text:p>Now suppose $\gamma_{1}, \beta_{2}\geq  \alpha$. If $A_{2}$ is the fourth vertex of the parallelogram $B_{1}AC_{1}A_{2}$, then these conditions imply that $A_{1}$ is in the interior or on the sides of $\triangle{B_{1}C_{1}A_{2}}$, therefore $p_{A_{1}B_{1}C_{1}}\leq p_{A_{2}B_{1}C_{1}}\leq p_{AB_{1}C_{1}}$.</text:p>
            <text:p/>
            <text:p>But, lets see that if one of the inequalitites $\gamma_{1}\geq \alpha$ and $\beta_{2}\geq \alpha$ is strict, then $p_{A_{1}B_{1}C_{1}}&lt; p_{AB_{1}C_{1}}$, which contradicts our assumption.</text:p>
            <text:p/>
            <text:p>Therefore $\beta_{2}\geq \alpha$ implies $\gamma_{1}\leq  \alpha$, and the analogues. $(\star)$</text:p>
            <text:p/>
            <text:p>Now, because of the symmetry, we can suppose WLOG, that $\gamma_{1}\leq \alpha$, then since $\gamma_{1}+\alpha_{2}=180-\beta=\alpha+\gamma$, it follows that $\alpha_{2}\geq \gamma$.</text:p>
            <text:p/>
            <text:p>From $(\star)$ we deduce that $\beta_{1}\leq \gamma$, thus $\gamma_{2}\geq \beta$, $\alpha_{1}\leq \beta$, and $\beta_{2}\geq \alpha$.</text:p>
            <text:p/>
            <text:p>Now putting them all together, we obtain that:</text:p>
            <text:p>$\gamma_{1}\leq \alpha\leq \beta_{2}$, $\alpha_{1}\leq \beta\leq \gamma_{2}$, $\beta_{1}\leq \gamma\leq \alpha_{2}$.</text:p>
            <text:p/>
            <text:p>Now since $OA_{1}BC_{1}$ and $OB_{1}CA_{1}$ are cyclic quadrilaterals, we have that $\angle{A_{1}OB}=\gamma_{1}$ and $\angle{A_{1}OC}=\beta_{2}$.</text:p>
            <text:p/>
            <text:p>Thus $\frac{BO}{CO}=\frac{\cos{\beta_{2}}}{\cos{\gamma_{1}}}$, so $BO\leq CO$. Now in a similar way prove that $CO \leq  AO$ and $AO \leq  BO$. Thus $OA=OB=OC$, therefore $O$ is the circumcenter.</text:p>
          </table:table-cell>
          <table:table-cell/>
        </table:table-row>
        <table:table-row table:style-name="ro4">
          <table:table-cell office:value-type="string" calcext:value-type="string">
            <text:p>2001 IMO Shortlist</text:p>
          </table:table-cell>
          <table:table-cell office:value-type="float" office:value="2001" calcext:value-type="float">
            <text:p>2001</text:p>
          </table:table-cell>
          <table:table-cell office:value-type="float" office:value="8" calcext:value-type="float">
            <text:p>8</text:p>
          </table:table-cell>
          <table:table-cell/>
          <table:table-cell office:value-type="string" calcext:value-type="string">
            <text:p>Let $ABC$ be a triangle with $\angle BAC = 60^{\circ}$. Let $AP$ bisect $\angle BAC$ and let $BQ$ bisect <text:s/>$\angle ABC$, with $P$ on $BC$ and $Q$ on $AC$. If $AB + BP = AQ + QB$, what are the angles of the triangle?</text:p>
          </table:table-cell>
          <table:table-cell office:value-type="string" calcext:value-type="string">
            <text:p>https://artofproblemsolving.com/community/c3952_2001_imo_shortlist</text:p>
          </table:table-cell>
          <table:table-cell office:value-type="string" calcext:value-type="string">
            <text:p>Let $ABC$ be a triangle with $\angle BAC = 60^{\circ}$. Let $AP$ bisect $\angle BAC$ and let $BQ$ bisect <text:s/>$\angle ABC$, with $P$ on $BC$ and $Q$ on $AC$. If $AB + BP = AQ + QB$, what are the angles of the triangle?</text:p>
          </table:table-cell>
          <table:table-cell/>
        </table:table-row>
        <table:table-row table:style-name="ro6">
          <table:table-cell office:value-type="string" calcext:value-type="string">
            <text:p>2001 IMO Shortlist</text:p>
          </table:table-cell>
          <table:table-cell office:value-type="float" office:value="2001" calcext:value-type="float">
            <text:p>2001</text:p>
          </table:table-cell>
          <table:table-cell office:value-type="float" office:value="1" calcext:value-type="float">
            <text:p>1</text:p>
          </table:table-cell>
          <table:table-cell/>
          <table:table-cell office:value-type="string" calcext:value-type="string">
            <text:p>Prove that there is no positive integer $n$ such that, for $k = 1,2,\ldots,9$, the leftmost digit (in decimal notation) of $(n+k)!$ equals $k$.</text:p>
          </table:table-cell>
          <table:table-cell office:value-type="string" calcext:value-type="string">
            <text:p>https://artofproblemsolving.com/community/c3952_2001_imo_shortlist</text:p>
          </table:table-cell>
          <table:table-cell office:value-type="string" calcext:value-type="string">
            <text:p>Prove that there is no positive integer $n$ such that, for $k = 1,2,\ldots,9$, the leftmost digit (in decimal notation) of $(n+k)!$ equals $k$.</text:p>
          </table:table-cell>
          <table:table-cell/>
        </table:table-row>
        <table:table-row table:style-name="ro37">
          <table:table-cell office:value-type="string" calcext:value-type="string">
            <text:p>2001 IMO Shortlist</text:p>
          </table:table-cell>
          <table:table-cell office:value-type="float" office:value="2001" calcext:value-type="float">
            <text:p>2001</text:p>
          </table:table-cell>
          <table:table-cell table:number-columns-repeated="2"/>
          <table:table-cell office:value-type="string" office:string-value="Click for solution&#10;&#10;Suppose that such an integer $n$ exists.&#10;for each $1\leq k\leq 9$, there exists an integer $p_{k}$ such that:&#10;&#10;$k.10^{p_{k}}\leq  (n+k)! &lt; (k+1).10^{p_{k}}$&#10;&#10;By forming the quotient between two successive inequalities, we find that for each $2\leq k \leq 9$,&#10;$10^{p_{k}-p_{k-1}}&lt;n+k&lt;\frac{k+1}{k-1}10^{p_{k}-p_{k-1}}$ (1)&#10;As $\frac{k+1}{k-1}&lt;10$ for each $2\leq k \leq 9$, we know that $p_{k}-p_{k-1}$ is a constant (i.e. does not depends on k). Assume $p_{k}-p_{k-1}=l$.&#10;Simply use (1) with $k=9$, and you will find:&#10;&#10;$%Error. &quot;foreach&quot; is a bad command.&#10;1\leq k \leq 9, \ \ 10^{l}\leq n+k&lt;1,25.10^{l}$(2)&#10;&#10;(by the way, this proves that if such an integer $n$ exists, we have $l\geq 2$ and $n+1\geq 100$)&#10;&#10;Now, from&#10;$(n+1)n!=(n+1)!&lt;2.10^{p_{1}}$&#10;and&#10;$(n+4)^{4}n!&gt;(n+4)!\geq 4.10^{p_{4}}$&#10;We get&#10;$\frac{(n+4)^{4}}{n+1}&gt;2.10^{p_{4}-p_{1}}=2.10^{3l}$&#10;if $l\geq 3$, then $n+1\geq 1000$ (using (2) ) so $\frac{n+1}{n+4}\geq \frac{1000}{1003}$&#10;so:&#10;$(n+4)^{3}=\frac{(n+4)^{4}}{n+1}.\frac{n+1}{n+4}&gt;\frac{1000}{1003}2.10^{3l}$&#10;$n+4&gt;\left(2\frac{1000}{1003}\right)^{1/3}.10^{l}&gt;1,25.10^{l}$ which contradicts (2).&#10;Otherwise, $l=2$, and $\frac{(n+4)^{4}}{n+1}&gt;2.10^{6}$&#10;$n+1\geq 100$ (using (2) ) so $\frac{n+1}{n+4}\geq \frac{100}{103}$&#10;so:&#10;$(n+4)^{3}=\frac{(n+4)^{4}}{n+1}.\frac{n+1}{n+4}&gt;\frac{100}{103}2.10^{6}$&#10;$n+4&gt;\left(2\frac{100}{103}\right)^{1/3}.10^{2}&gt;123$&#10;so: $n+9&gt;125$ which again contradicts (2)." calcext:value-type="string">
            <text:p>Click for solution</text:p>
            <text:p/>
            <text:p>Suppose that such an integer $n$ exists.</text:p>
            <text:p>for each $1\leq k\leq 9$, there exists an integer $p_{k}$ such that:</text:p>
            <text:p/>
            <text:p>$k.10^{p_{k}}\leq  (n+k)! &lt; (k+1).10^{p_{k}}$</text:p>
            <text:p/>
            <text:p>By forming the quotient between two successive inequalities, we find that for each $2\leq k \leq 9$,</text:p>
            <text:p>$10^{p_{k}-p_{k-1}}&lt;n+k&lt;\frac{k+1}{k-1}10^{p_{k}-p_{k-1}}$ (1)</text:p>
            <text:p>As $\frac{k+1}{k-1}&lt;10$ for each $2\leq k \leq 9$, we know that $p_{k}-p_{k-1}$ is a constant (i.e. does not depends on k). Assume $p_{k}-p_{k-1}=l$.</text:p>
            <text:p>Simply use (1) with $k=9$, and you will find:</text:p>
            <text:p/>
            <text:p>$%Error. "foreach" is a bad command.</text:p>
            <text:p>1\leq k \leq 9, \ \ 10^{l}\leq n+k&lt;1,25.10^{l}$(2)</text:p>
            <text:p/>
            <text:p>(by the way, this proves that if such an integer $n$ exists, we have $l\geq 2$ and $n+1\geq 100$)</text:p>
            <text:p/>
            <text:p>Now, from</text:p>
            <text:p>$(n+1)n!=(n+1)!&lt;2.10^{p_{1}}$</text:p>
            <text:p>and</text:p>
            <text:p>$(n+4)^{4}n!&gt;(n+4)!\geq 4.10^{p_{4}}$</text:p>
            <text:p>We get</text:p>
            <text:p>$\frac{(n+4)^{4}}{n+1}&gt;2.10^{p_{4}-p_{1}}=2.10^{3l}$</text:p>
            <text:p>if $l\geq 3$, then $n+1\geq 1000$ (using (2) ) so $\frac{n+1}{n+4}\geq \frac{1000}{1003}$</text:p>
            <text:p>so:</text:p>
            <text:p>$(n+4)^{3}=\frac{(n+4)^{4}}{n+1}.\frac{n+1}{n+4}&gt;\frac{1000}{1003}2.10^{3l}$</text:p>
            <text:p>$n+4&gt;\left(2\frac{1000}{1003}\right)^{1/3}.10^{l}&gt;1,25.10^{l}$ which contradicts (2).</text:p>
            <text:p>Otherwise, $l=2$, and $\frac{(n+4)^{4}}{n+1}&gt;2.10^{6}$</text:p>
            <text:p>$n+1\geq 100$ (using (2) ) so $\frac{n+1}{n+4}\geq \frac{100}{103}$</text:p>
            <text:p>so:</text:p>
            <text:p>$(n+4)^{3}=\frac{(n+4)^{4}}{n+1}.\frac{n+1}{n+4}&gt;\frac{100}{103}2.10^{6}$</text:p>
            <text:p>$n+4&gt;\left(2\frac{100}{103}\right)^{1/3}.10^{2}&gt;123$</text:p>
            <text:p>so: $n+9&gt;125$ which again contradicts (2).</text:p>
          </table:table-cell>
          <table:table-cell office:value-type="string" calcext:value-type="string">
            <text:p>https://artofproblemsolving.com/community/c3952_2001_imo_shortlist</text:p>
          </table:table-cell>
          <table:table-cell office:value-type="string" office:string-value="Click for solution&#10;&#10;Suppose that such an integer $n$ exists.&#10;for each $1\leq k\leq 9$, there exists an integer $p_{k}$ such that:&#10;&#10;$k.10^{p_{k}}\leq  (n+k)! &lt; (k+1).10^{p_{k}}$&#10;&#10;By forming the quotient between two successive inequalities, we find that for each $2\leq k \leq 9$,&#10;$10^{p_{k}-p_{k-1}}&lt;n+k&lt;\frac{k+1}{k-1}10^{p_{k}-p_{k-1}}$ (1)&#10;As $\frac{k+1}{k-1}&lt;10$ for each $2\leq k \leq 9$, we know that $p_{k}-p_{k-1}$ is a constant (i.e. does not depends on k). Assume $p_{k}-p_{k-1}=l$.&#10;Simply use (1) with $k=9$, and you will find:&#10;&#10;$%Error. &quot;foreach&quot; is a bad command.&#10;1\leq k \leq 9, \ \ 10^{l}\leq n+k&lt;1,25.10^{l}$(2)&#10;&#10;(by the way, this proves that if such an integer $n$ exists, we have $l\geq 2$ and $n+1\geq 100$)&#10;&#10;Now, from&#10;$(n+1)n!=(n+1)!&lt;2.10^{p_{1}}$&#10;and&#10;$(n+4)^{4}n!&gt;(n+4)!\geq 4.10^{p_{4}}$&#10;We get&#10;$\frac{(n+4)^{4}}{n+1}&gt;2.10^{p_{4}-p_{1}}=2.10^{3l}$&#10;if $l\geq 3$, then $n+1\geq 1000$ (using (2) ) so $\frac{n+1}{n+4}\geq \frac{1000}{1003}$&#10;so:&#10;$(n+4)^{3}=\frac{(n+4)^{4}}{n+1}.\frac{n+1}{n+4}&gt;\frac{1000}{1003}2.10^{3l}$&#10;$n+4&gt;\left(2\frac{1000}{1003}\right)^{1/3}.10^{l}&gt;1,25.10^{l}$ which contradicts (2).&#10;Otherwise, $l=2$, and $\frac{(n+4)^{4}}{n+1}&gt;2.10^{6}$&#10;$n+1\geq 100$ (using (2) ) so $\frac{n+1}{n+4}\geq \frac{100}{103}$&#10;so:&#10;$(n+4)^{3}=\frac{(n+4)^{4}}{n+1}.\frac{n+1}{n+4}&gt;\frac{100}{103}2.10^{6}$&#10;$n+4&gt;\left(2\frac{100}{103}\right)^{1/3}.10^{2}&gt;123$&#10;so: $n+9&gt;125$ which again contradicts (2)." calcext:value-type="string">
            <text:p>Click for solution</text:p>
            <text:p/>
            <text:p>Suppose that such an integer $n$ exists.</text:p>
            <text:p>for each $1\leq k\leq 9$, there exists an integer $p_{k}$ such that:</text:p>
            <text:p/>
            <text:p>$k.10^{p_{k}}\leq  (n+k)! &lt; (k+1).10^{p_{k}}$</text:p>
            <text:p/>
            <text:p>By forming the quotient between two successive inequalities, we find that for each $2\leq k \leq 9$,</text:p>
            <text:p>$10^{p_{k}-p_{k-1}}&lt;n+k&lt;\frac{k+1}{k-1}10^{p_{k}-p_{k-1}}$ (1)</text:p>
            <text:p>As $\frac{k+1}{k-1}&lt;10$ for each $2\leq k \leq 9$, we know that $p_{k}-p_{k-1}$ is a constant (i.e. does not depends on k). Assume $p_{k}-p_{k-1}=l$.</text:p>
            <text:p>Simply use (1) with $k=9$, and you will find:</text:p>
            <text:p/>
            <text:p>$%Error. "foreach" is a bad command.</text:p>
            <text:p>1\leq k \leq 9, \ \ 10^{l}\leq n+k&lt;1,25.10^{l}$(2)</text:p>
            <text:p/>
            <text:p>(by the way, this proves that if such an integer $n$ exists, we have $l\geq 2$ and $n+1\geq 100$)</text:p>
            <text:p/>
            <text:p>Now, from</text:p>
            <text:p>$(n+1)n!=(n+1)!&lt;2.10^{p_{1}}$</text:p>
            <text:p>and</text:p>
            <text:p>$(n+4)^{4}n!&gt;(n+4)!\geq 4.10^{p_{4}}$</text:p>
            <text:p>We get</text:p>
            <text:p>$\frac{(n+4)^{4}}{n+1}&gt;2.10^{p_{4}-p_{1}}=2.10^{3l}$</text:p>
            <text:p>if $l\geq 3$, then $n+1\geq 1000$ (using (2) ) so $\frac{n+1}{n+4}\geq \frac{1000}{1003}$</text:p>
            <text:p>so:</text:p>
            <text:p>$(n+4)^{3}=\frac{(n+4)^{4}}{n+1}.\frac{n+1}{n+4}&gt;\frac{1000}{1003}2.10^{3l}$</text:p>
            <text:p>$n+4&gt;\left(2\frac{1000}{1003}\right)^{1/3}.10^{l}&gt;1,25.10^{l}$ which contradicts (2).</text:p>
            <text:p>Otherwise, $l=2$, and $\frac{(n+4)^{4}}{n+1}&gt;2.10^{6}$</text:p>
            <text:p>$n+1\geq 100$ (using (2) ) so $\frac{n+1}{n+4}\geq \frac{100}{103}$</text:p>
            <text:p>so:</text:p>
            <text:p>$(n+4)^{3}=\frac{(n+4)^{4}}{n+1}.\frac{n+1}{n+4}&gt;\frac{100}{103}2.10^{6}$</text:p>
            <text:p>$n+4&gt;\left(2\frac{100}{103}\right)^{1/3}.10^{2}&gt;123$</text:p>
            <text:p>so: $n+9&gt;125$ which again contradicts (2).</text:p>
          </table:table-cell>
          <table:table-cell/>
        </table:table-row>
        <table:table-row table:style-name="ro4">
          <table:table-cell office:value-type="string" calcext:value-type="string">
            <text:p>2001 IMO Shortlist</text:p>
          </table:table-cell>
          <table:table-cell office:value-type="float" office:value="2001" calcext:value-type="float">
            <text:p>2001</text:p>
          </table:table-cell>
          <table:table-cell office:value-type="float" office:value="2" calcext:value-type="float">
            <text:p>2</text:p>
          </table:table-cell>
          <table:table-cell/>
          <table:table-cell office:value-type="string" calcext:value-type="string">
            <text:p>Consider the system \begin{align*}x + y <text:s/>&amp;= z + u,\\2xy &amp; = zu.\end{align*}Find the greatest value of the real constant $m$ such that $m \leq x/y$ for any positive integer solution $(x,y,z,u)$ of the system, with $x \geq y$.</text:p>
          </table:table-cell>
          <table:table-cell office:value-type="string" calcext:value-type="string">
            <text:p>https://artofproblemsolving.com/community/c3952_2001_imo_shortlist</text:p>
          </table:table-cell>
          <table:table-cell office:value-type="string" calcext:value-type="string">
            <text:p>Consider the system \begin{align*}x + y <text:s/>&amp;= z + u,\\2xy &amp; = zu.\end{align*}Find the greatest value of the real constant $m$ such that $m \leq x/y$ for any positive integer solution $(x,y,z,u)$ of the system, with $x \geq y$.</text:p>
          </table:table-cell>
          <table:table-cell/>
        </table:table-row>
        <table:table-row table:style-name="ro6">
          <table:table-cell office:value-type="string" calcext:value-type="string">
            <text:p>2001 IMO Shortlist</text:p>
          </table:table-cell>
          <table:table-cell office:value-type="float" office:value="2001" calcext:value-type="float">
            <text:p>2001</text:p>
          </table:table-cell>
          <table:table-cell office:value-type="float" office:value="3" calcext:value-type="float">
            <text:p>3</text:p>
          </table:table-cell>
          <table:table-cell/>
          <table:table-cell office:value-type="string" calcext:value-type="string">
            <text:p>Let $ a_1 = 11^{11}, \, a_2 = 12^{12}, \, a_3 = 13^{13}$, and $ a_n = |a_{n - 1} - a_{n - 2}| + |a_{n - 2} - a_{n - 3}|, n \geq 4.$ Determine $ a_{14^{14}}$.</text:p>
          </table:table-cell>
          <table:table-cell office:value-type="string" calcext:value-type="string">
            <text:p>https://artofproblemsolving.com/community/c3952_2001_imo_shortlist</text:p>
          </table:table-cell>
          <table:table-cell office:value-type="string" calcext:value-type="string">
            <text:p>Let $ a_1 = 11^{11}, \, a_2 = 12^{12}, \, a_3 = 13^{13}$, and $ a_n = |a_{n - 1} - a_{n - 2}| + |a_{n - 2} - a_{n - 3}|, n \geq 4.$ Determine $ a_{14^{14}}$.</text:p>
          </table:table-cell>
          <table:table-cell/>
        </table:table-row>
        <table:table-row table:style-name="ro6">
          <table:table-cell office:value-type="string" calcext:value-type="string">
            <text:p>2001 IMO Shortlist</text:p>
          </table:table-cell>
          <table:table-cell office:value-type="float" office:value="2001" calcext:value-type="float">
            <text:p>2001</text:p>
          </table:table-cell>
          <table:table-cell office:value-type="float" office:value="4" calcext:value-type="float">
            <text:p>4</text:p>
          </table:table-cell>
          <table:table-cell/>
          <table:table-cell office:value-type="string" calcext:value-type="string">
            <text:p>Let $p \geq 5$ be a prime number. Prove that there exists an integer $a$ with $1 \leq a \leq p-2$ such that neither $a^{p-1}-1$ nor $(a+1)^{p-1}-1$ is divisible by $p^2$.</text:p>
          </table:table-cell>
          <table:table-cell office:value-type="string" calcext:value-type="string">
            <text:p>https://artofproblemsolving.com/community/c3952_2001_imo_shortlist</text:p>
          </table:table-cell>
          <table:table-cell office:value-type="string" calcext:value-type="string">
            <text:p>Let $p \geq 5$ be a prime number. Prove that there exists an integer $a$ with $1 \leq a \leq p-2$ such that neither $a^{p-1}-1$ nor $(a+1)^{p-1}-1$ is divisible by $p^2$.</text:p>
          </table:table-cell>
          <table:table-cell/>
        </table:table-row>
        <table:table-row table:style-name="ro8">
          <table:table-cell office:value-type="string" calcext:value-type="string">
            <text:p>2001 IMO Shortlist</text:p>
          </table:table-cell>
          <table:table-cell office:value-type="float" office:value="2001" calcext:value-type="float">
            <text:p>2001</text:p>
          </table:table-cell>
          <table:table-cell table:number-columns-repeated="2"/>
          <table:table-cell office:value-type="string" office:string-value="Click for solution&#10;&#10;It's well-known that $P(x)=x^{p-1}-1$ has $p-1$ roots in $\mathbb Z_{p^2}$. Assume what we're trying to prove doesn't hold. In each pair $(1,2),(3,4),\ldots,(p-2,p-1)$ there's at least a root of $P$, so there are at least $\frac{p-1}2$ roots of $P$ among the first $p$ residues $\pmod{p^2}$. If $x$ is a root of $P$, then so is $-x$ (in $\mathbb Z_{p^2}$, of course), so there are at least $\frac{p-1}2$ other roots of $P$ among the last $p$ residues $\pmod{p^2}$.&#10;&#10;This means that the roots of $P$ lie in the intervals $(1,p)$ and $(p^2-p,p^2)$. However, we can clearly find roots which are not in these intervals, for example the product of two roots chosen from the pairs $(\frac{p-3}2,\frac{p-1}2),(\frac{p+1}2,\frac{p+3}2)$. Their product is $\ge \frac{(p-3)(p+1)}4$ and $\le \frac{(p-1)(p+3)}4$. For $p\ge 7$ this product is outside the two intervals mentioned above, and for $p=5$ we can check it manually (take $a=1$)." calcext:value-type="string">
            <text:p>Click for solution</text:p>
            <text:p/>
            <text:p>It's well-known that $P(x)=x^{p-1}-1$ has $p-1$ roots in $\mathbb Z_{p^2}$. Assume what we're trying to prove doesn't hold. In each pair $(1,2),(3,4),\ldots,(p-2,p-1)$ there's at least a root of $P$, so there are at least $\frac{p-1}2$ roots of $P$ among the first $p$ residues $\pmod{p^2}$. If $x$ is a root of $P$, then so is $-x$ (in $\mathbb Z_{p^2}$, of course), so there are at least $\frac{p-1}2$ other roots of $P$ among the last $p$ residues $\pmod{p^2}$.</text:p>
            <text:p/>
            <text:p>This means that the roots of $P$ lie in the intervals $(1,p)$ and $(p^2-p,p^2)$. However, we can clearly find roots which are not in these intervals, for example the product of two roots chosen from the pairs $(\frac{p-3}2,\frac{p-1}2),(\frac{p+1}2,\frac{p+3}2)$. Their product is $\ge \frac{(p-3)(p+1)}4$ and $\le \frac{(p-1)(p+3)}4$. For $p\ge 7$ this product is outside the two intervals mentioned above, and for $p=5$ we can check it manually (take $a=1$).</text:p>
          </table:table-cell>
          <table:table-cell office:value-type="string" calcext:value-type="string">
            <text:p>https://artofproblemsolving.com/community/c3952_2001_imo_shortlist</text:p>
          </table:table-cell>
          <table:table-cell office:value-type="string" office:string-value="Click for solution&#10;&#10;It's well-known that $P(x)=x^{p-1}-1$ has $p-1$ roots in $\mathbb Z_{p^2}$. Assume what we're trying to prove doesn't hold. In each pair $(1,2),(3,4),\ldots,(p-2,p-1)$ there's at least a root of $P$, so there are at least $\frac{p-1}2$ roots of $P$ among the first $p$ residues $\pmod{p^2}$. If $x$ is a root of $P$, then so is $-x$ (in $\mathbb Z_{p^2}$, of course), so there are at least $\frac{p-1}2$ other roots of $P$ among the last $p$ residues $\pmod{p^2}$.&#10;&#10;This means that the roots of $P$ lie in the intervals $(1,p)$ and $(p^2-p,p^2)$. However, we can clearly find roots which are not in these intervals, for example the product of two roots chosen from the pairs $(\frac{p-3}2,\frac{p-1}2),(\frac{p+1}2,\frac{p+3}2)$. Their product is $\ge \frac{(p-3)(p+1)}4$ and $\le \frac{(p-1)(p+3)}4$. For $p\ge 7$ this product is outside the two intervals mentioned above, and for $p=5$ we can check it manually (take $a=1$)." calcext:value-type="string">
            <text:p>Click for solution</text:p>
            <text:p/>
            <text:p>It's well-known that $P(x)=x^{p-1}-1$ has $p-1$ roots in $\mathbb Z_{p^2}$. Assume what we're trying to prove doesn't hold. In each pair $(1,2),(3,4),\ldots,(p-2,p-1)$ there's at least a root of $P$, so there are at least $\frac{p-1}2$ roots of $P$ among the first $p$ residues $\pmod{p^2}$. If $x$ is a root of $P$, then so is $-x$ (in $\mathbb Z_{p^2}$, of course), so there are at least $\frac{p-1}2$ other roots of $P$ among the last $p$ residues $\pmod{p^2}$.</text:p>
            <text:p/>
            <text:p>This means that the roots of $P$ lie in the intervals $(1,p)$ and $(p^2-p,p^2)$. However, we can clearly find roots which are not in these intervals, for example the product of two roots chosen from the pairs $(\frac{p-3}2,\frac{p-1}2),(\frac{p+1}2,\frac{p+3}2)$. Their product is $\ge \frac{(p-3)(p+1)}4$ and $\le \frac{(p-1)(p+3)}4$. For $p\ge 7$ this product is outside the two intervals mentioned above, and for $p=5$ we can check it manually (take $a=1$).</text:p>
          </table:table-cell>
          <table:table-cell/>
        </table:table-row>
        <table:table-row table:style-name="ro6">
          <table:table-cell office:value-type="string" calcext:value-type="string">
            <text:p>2001 IMO Shortlist</text:p>
          </table:table-cell>
          <table:table-cell office:value-type="float" office:value="2001" calcext:value-type="float">
            <text:p>2001</text:p>
          </table:table-cell>
          <table:table-cell office:value-type="float" office:value="5" calcext:value-type="float">
            <text:p>5</text:p>
          </table:table-cell>
          <table:table-cell/>
          <table:table-cell office:value-type="string" calcext:value-type="string">
            <text:p>Let $a &gt; b &gt; c &gt; d$ be positive integers and suppose that \[ ac + bd = (b+d+a-c)(b+d-a+c). <text:s/>\] Prove that $ab + cd$ is not prime.</text:p>
          </table:table-cell>
          <table:table-cell office:value-type="string" calcext:value-type="string">
            <text:p>https://artofproblemsolving.com/community/c3952_2001_imo_shortlist</text:p>
          </table:table-cell>
          <table:table-cell office:value-type="string" calcext:value-type="string">
            <text:p>Let $a &gt; b &gt; c &gt; d$ be positive integers and suppose that \[ ac + bd = (b+d+a-c)(b+d-a+c). <text:s/>\] Prove that $ab + cd$ is not prime.</text:p>
          </table:table-cell>
          <table:table-cell/>
        </table:table-row>
        <table:table-row table:style-name="ro35">
          <table:table-cell office:value-type="string" calcext:value-type="string">
            <text:p>2001 IMO Shortlist</text:p>
          </table:table-cell>
          <table:table-cell office:value-type="float" office:value="2001" calcext:value-type="float">
            <text:p>2001</text:p>
          </table:table-cell>
          <table:table-cell table:number-columns-repeated="2"/>
          <table:table-cell office:value-type="string" calcext:value-type="string">
            <text:p>Click for solution</text:p>
            <text:p/>
            <text:p>\textbf{Solution by Iura:}</text:p>
            <text:p/>
            <text:p>\textbf{Lemma}. If $ab=cd$ then there exist $m,n,p,q$ with $a=mn, b=pq, c=mp, d=nq$. \textit{Proof} is obvious.</text:p>
            <text:p/>
            <text:p>Opening the brackets we get $a^2+c^2-ac=b^2+bd+d^2$</text:p>
            <text:p>Multiplying by $4$ we get $(2a-c)^2+3c^2=(2b+d)^2+3d^2$ thus $3(c+d)(c-d)=(2b+d-2a+c)(2b+d+2a+c)$.</text:p>
            <text:p>Now using this Lemma we get either</text:p>
            <text:p>\[c+d=mn, c-d=pq, 2a+c-2b+d=3mp, 2b+d+2a+c=nq,\]</text:p>
            <text:p>or</text:p>
            <text:p>\[c+d=mn, c-d=pq, 2a+c-2b+d=mp, 2b+d+2a+c=3nq.\]</text:p>
            <text:p>For the first case, notice that $16(ab+cd)=(3p^2+n^2)(3m-q)(m+q)$, and it's easy to handle it now.</text:p>
            <text:p>The second case is analogous.</text:p>
          </table:table-cell>
          <table:table-cell office:value-type="string" calcext:value-type="string">
            <text:p>https://artofproblemsolving.com/community/c3952_2001_imo_shortlist</text:p>
          </table:table-cell>
          <table:table-cell office:value-type="string" calcext:value-type="string">
            <text:p>Click for solution</text:p>
            <text:p/>
            <text:p>\textbf{Solution by Iura:}</text:p>
            <text:p/>
            <text:p>\textbf{Lemma}. If $ab=cd$ then there exist $m,n,p,q$ with $a=mn, b=pq, c=mp, d=nq$. \textit{Proof} is obvious.</text:p>
            <text:p/>
            <text:p>Opening the brackets we get $a^2+c^2-ac=b^2+bd+d^2$</text:p>
            <text:p>Multiplying by $4$ we get $(2a-c)^2+3c^2=(2b+d)^2+3d^2$ thus $3(c+d)(c-d)=(2b+d-2a+c)(2b+d+2a+c)$.</text:p>
            <text:p>Now using this Lemma we get either</text:p>
            <text:p>\[c+d=mn, c-d=pq, 2a+c-2b+d=3mp, 2b+d+2a+c=nq,\]</text:p>
            <text:p>or</text:p>
            <text:p>\[c+d=mn, c-d=pq, 2a+c-2b+d=mp, 2b+d+2a+c=3nq.\]</text:p>
            <text:p>For the first case, notice that $16(ab+cd)=(3p^2+n^2)(3m-q)(m+q)$, and it's easy to handle it now.</text:p>
            <text:p>The second case is analogous.</text:p>
          </table:table-cell>
          <table:table-cell/>
        </table:table-row>
        <table:table-row table:style-name="ro6">
          <table:table-cell office:value-type="string" calcext:value-type="string">
            <text:p>2001 IMO Shortlist</text:p>
          </table:table-cell>
          <table:table-cell office:value-type="float" office:value="2001" calcext:value-type="float">
            <text:p>2001</text:p>
          </table:table-cell>
          <table:table-cell office:value-type="float" office:value="6" calcext:value-type="float">
            <text:p>6</text:p>
          </table:table-cell>
          <table:table-cell/>
          <table:table-cell office:value-type="string" calcext:value-type="string">
            <text:p>Is it possible to find <text:s/>$100$ positive integers not exceeding $25,000$, such that all pairwise sums of them are different?</text:p>
          </table:table-cell>
          <table:table-cell office:value-type="string" calcext:value-type="string">
            <text:p>https://artofproblemsolving.com/community/c3952_2001_imo_shortlist</text:p>
          </table:table-cell>
          <table:table-cell office:value-type="string" calcext:value-type="string">
            <text:p>Is it possible to find <text:s/>$100$ positive integers not exceeding $25,000$, such that all pairwise sums of them are different?</text:p>
          </table:table-cell>
          <table:table-cell/>
        </table:table-row>
        <table:table-row table:style-name="ro10">
          <table:table-cell office:value-type="string" calcext:value-type="string">
            <text:p>2001 IMO Shortlist</text:p>
          </table:table-cell>
          <table:table-cell office:value-type="float" office:value="2001" calcext:value-type="float">
            <text:p>2001</text:p>
          </table:table-cell>
          <table:table-cell office:value-type="float" office:value="1" calcext:value-type="float">
            <text:p>1</text:p>
          </table:table-cell>
          <table:table-cell/>
          <table:table-cell office:value-type="string" calcext:value-type="string">
            <text:p>Let $ T$ denote the set of all ordered triples $ (p,q,r)$ of nonnegative integers. Find all functions $ f: T \rightarrow \mathbb{R}$ satisfying</text:p>
            <text:p>\[ f(p,q,r) = \begin{cases} 0 &amp; \text{if} \; pqr = 0, \\</text:p>
            <text:p>1 + \frac{1}{6}(f(p + 1,q - 1,r) + f(p - 1,q + 1,r) &amp; \\</text:p>
            <text:p>+ f(p - 1,q,r + 1) + f(p + 1,q,r - 1) &amp; \\</text:p>
            <text:p> + f(p,q + 1,r - 1) + f(p,q - 1,r + 1)) &amp; \text{otherwise} \end{cases}</text:p>
            <text:p>\]</text:p>
            <text:p>for all nonnegative integers $ p$, $ q$, $ r$.</text:p>
          </table:table-cell>
          <table:table-cell office:value-type="string" calcext:value-type="string">
            <text:p>https://artofproblemsolving.com/community/c3952_2001_imo_shortlist</text:p>
          </table:table-cell>
          <table:table-cell office:value-type="string" calcext:value-type="string">
            <text:p>Let $ T$ denote the set of all ordered triples $ (p,q,r)$ of nonnegative integers. Find all functions $ f: T \rightarrow \mathbb{R}$ satisfying</text:p>
            <text:p>\[ f(p,q,r) = \begin{cases} 0 &amp; \text{if} \; pqr = 0, \\</text:p>
            <text:p>1 + \frac{1}{6}(f(p + 1,q - 1,r) + f(p - 1,q + 1,r) &amp; \\</text:p>
            <text:p>+ f(p - 1,q,r + 1) + f(p + 1,q,r - 1) &amp; \\</text:p>
            <text:p> + f(p,q + 1,r - 1) + f(p,q - 1,r + 1)) &amp; \text{otherwise} \end{cases}</text:p>
            <text:p>\]</text:p>
            <text:p>for all nonnegative integers $ p$, $ q$, $ r$.</text:p>
          </table:table-cell>
          <table:table-cell/>
        </table:table-row>
        <table:table-row table:style-name="ro6">
          <table:table-cell office:value-type="string" calcext:value-type="string">
            <text:p>2001 IMO Shortlist</text:p>
          </table:table-cell>
          <table:table-cell office:value-type="float" office:value="2001" calcext:value-type="float">
            <text:p>2001</text:p>
          </table:table-cell>
          <table:table-cell office:value-type="float" office:value="2" calcext:value-type="float">
            <text:p>2</text:p>
          </table:table-cell>
          <table:table-cell/>
          <table:table-cell office:value-type="string" calcext:value-type="string">
            <text:p>Let $a_0, a_1, a_2, \ldots$ be an arbitrary infinite sequence of positive numbers. <text:s/>Show that the inequality $1 + a_n &gt; a_{n-1} \sqrt[n]{2}$ holds for infinitely many positive integers $n$.</text:p>
          </table:table-cell>
          <table:table-cell office:value-type="string" calcext:value-type="string">
            <text:p>https://artofproblemsolving.com/community/c3952_2001_imo_shortlist</text:p>
          </table:table-cell>
          <table:table-cell office:value-type="string" calcext:value-type="string">
            <text:p>Let $a_0, a_1, a_2, \ldots$ be an arbitrary infinite sequence of positive numbers. <text:s/>Show that the inequality $1 + a_n &gt; a_{n-1} \sqrt[n]{2}$ holds for infinitely many positive integers $n$.</text:p>
          </table:table-cell>
          <table:table-cell/>
        </table:table-row>
        <table:table-row table:style-name="ro15">
          <table:table-cell office:value-type="string" calcext:value-type="string">
            <text:p>2001 IMO Shortlist</text:p>
          </table:table-cell>
          <table:table-cell office:value-type="float" office:value="2001" calcext:value-type="float">
            <text:p>2001</text:p>
          </table:table-cell>
          <table:table-cell table:number-columns-repeated="2"/>
          <table:table-cell office:value-type="string" office:string-value="Click for solution&#10;&#10;Assume, as before, that for $n\ge n_0$ what we want to show doesn't hold anymore. We have $a_{n+k}\le S_k=a_n2^{H_{n+k}-H_n}-2^{H_{n+k}-H_{n+1}}-\ldots-2^{H_{n+k}-H_{n+k-1}}-1$, where $H_n=1+\frac 12+\ldots+\frac 1n$.&#10;&#10;Let's fix $n$ and make $k\to\infty$. It would be enough to show that $S_k\to-\infty$ to obtain a contradiction. Clearly, $2^{H_{n+k}-H_n}\to\infty$ as $k\to\infty$, so it's enough to show that $\frac{2^{H_{n+k}-H_{n+1}}+\ldots+2^{H_{n+k}-H_{n+k-1}}+1}{2^{H_{n+k}-H_n}}\to\infty$ as $k\to\infty$ (remember, $n$ is fixed). We can multiply that fraction by $2^{H_n}$, which is constant, to get a nicer expression. We can also add the constant term $2^{-H_1}+\ldots+2^{-H_n}$, to get, in the end, $\sum_{t\ge 1} 2^{-H_t}=\infty\ (*)$ (this is what we want to prove). Since $\sum_{t\ge 1}2^{-\ln t}=\sum_{t\ge 1}\frac 1{t^{\ln 2}}=\infty$, we can use Cesaro-Stolz to prove $(*)$.&#10;&#10;It looks rather nasty. Does it work?" calcext:value-type="string">
            <text:p>Click for solution</text:p>
            <text:p/>
            <text:p>Assume, as before, that for $n\ge n_0$ what we want to show doesn't hold anymore. We have $a_{n+k}\le S_k=a_n2^{H_{n+k}-H_n}-2^{H_{n+k}-H_{n+1}}-\ldots-2^{H_{n+k}-H_{n+k-1}}-1$, where $H_n=1+\frac 12+\ldots+\frac 1n$.</text:p>
            <text:p/>
            <text:p>Let's fix $n$ and make $k\to\infty$. It would be enough to show that $S_k\to-\infty$ to obtain a contradiction. Clearly, $2^{H_{n+k}-H_n}\to\infty$ as $k\to\infty$, so it's enough to show that $\frac{2^{H_{n+k}-H_{n+1}}+\ldots+2^{H_{n+k}-H_{n+k-1}}+1}{2^{H_{n+k}-H_n}}\to\infty$ as $k\to\infty$ (remember, $n$ is fixed). We can multiply that fraction by $2^{H_n}$, which is constant, to get a nicer expression. We can also add the constant term $2^{-H_1}+\ldots+2^{-H_n}$, to get, in the end, $\sum_{t\ge 1} 2^{-H_t}=\infty\ (*)$ (this is what we want to prove). Since $\sum_{t\ge 1}2^{-\ln t}=\sum_{t\ge 1}\frac 1{t^{\ln 2}}=\infty$, we can use Cesaro-Stolz to prove $(*)$.</text:p>
            <text:p/>
            <text:p>It looks rather nasty. Does it work?</text:p>
          </table:table-cell>
          <table:table-cell office:value-type="string" calcext:value-type="string">
            <text:p>https://artofproblemsolving.com/community/c3952_2001_imo_shortlist</text:p>
          </table:table-cell>
          <table:table-cell office:value-type="string" office:string-value="Click for solution&#10;&#10;Assume, as before, that for $n\ge n_0$ what we want to show doesn't hold anymore. We have $a_{n+k}\le S_k=a_n2^{H_{n+k}-H_n}-2^{H_{n+k}-H_{n+1}}-\ldots-2^{H_{n+k}-H_{n+k-1}}-1$, where $H_n=1+\frac 12+\ldots+\frac 1n$.&#10;&#10;Let's fix $n$ and make $k\to\infty$. It would be enough to show that $S_k\to-\infty$ to obtain a contradiction. Clearly, $2^{H_{n+k}-H_n}\to\infty$ as $k\to\infty$, so it's enough to show that $\frac{2^{H_{n+k}-H_{n+1}}+\ldots+2^{H_{n+k}-H_{n+k-1}}+1}{2^{H_{n+k}-H_n}}\to\infty$ as $k\to\infty$ (remember, $n$ is fixed). We can multiply that fraction by $2^{H_n}$, which is constant, to get a nicer expression. We can also add the constant term $2^{-H_1}+\ldots+2^{-H_n}$, to get, in the end, $\sum_{t\ge 1} 2^{-H_t}=\infty\ (*)$ (this is what we want to prove). Since $\sum_{t\ge 1}2^{-\ln t}=\sum_{t\ge 1}\frac 1{t^{\ln 2}}=\infty$, we can use Cesaro-Stolz to prove $(*)$.&#10;&#10;It looks rather nasty. Does it work?" calcext:value-type="string">
            <text:p>Click for solution</text:p>
            <text:p/>
            <text:p>Assume, as before, that for $n\ge n_0$ what we want to show doesn't hold anymore. We have $a_{n+k}\le S_k=a_n2^{H_{n+k}-H_n}-2^{H_{n+k}-H_{n+1}}-\ldots-2^{H_{n+k}-H_{n+k-1}}-1$, where $H_n=1+\frac 12+\ldots+\frac 1n$.</text:p>
            <text:p/>
            <text:p>Let's fix $n$ and make $k\to\infty$. It would be enough to show that $S_k\to-\infty$ to obtain a contradiction. Clearly, $2^{H_{n+k}-H_n}\to\infty$ as $k\to\infty$, so it's enough to show that $\frac{2^{H_{n+k}-H_{n+1}}+\ldots+2^{H_{n+k}-H_{n+k-1}}+1}{2^{H_{n+k}-H_n}}\to\infty$ as $k\to\infty$ (remember, $n$ is fixed). We can multiply that fraction by $2^{H_n}$, which is constant, to get a nicer expression. We can also add the constant term $2^{-H_1}+\ldots+2^{-H_n}$, to get, in the end, $\sum_{t\ge 1} 2^{-H_t}=\infty\ (*)$ (this is what we want to prove). Since $\sum_{t\ge 1}2^{-\ln t}=\sum_{t\ge 1}\frac 1{t^{\ln 2}}=\infty$, we can use Cesaro-Stolz to prove $(*)$.</text:p>
            <text:p/>
            <text:p>It looks rather nasty. Does it work?</text:p>
          </table:table-cell>
          <table:table-cell/>
        </table:table-row>
        <table:table-row table:style-name="ro5">
          <table:table-cell office:value-type="string" calcext:value-type="string">
            <text:p>2001 IMO Shortlist</text:p>
          </table:table-cell>
          <table:table-cell office:value-type="float" office:value="2001" calcext:value-type="float">
            <text:p>2001</text:p>
          </table:table-cell>
          <table:table-cell office:value-type="float" office:value="3" calcext:value-type="float">
            <text:p>3</text:p>
          </table:table-cell>
          <table:table-cell/>
          <table:table-cell office:value-type="string" calcext:value-type="string">
            <text:p>Let $x_1,x_2,\ldots,x_n$ be arbitrary real numbers. Prove the inequality</text:p>
            <text:p/>
            <text:p>\[</text:p>
            <text:p>\frac{x_1}{1+x_1^2} + \frac{x_2}{1+x_1^2 + x_2^2} + \cdots +</text:p>
            <text:p>\frac{x_n}{1 + x_1^2 + \cdots + x_n^2} &lt; \sqrt{n}.</text:p>
            <text:p>\]</text:p>
          </table:table-cell>
          <table:table-cell office:value-type="string" calcext:value-type="string">
            <text:p>https://artofproblemsolving.com/community/c3952_2001_imo_shortlist</text:p>
          </table:table-cell>
          <table:table-cell office:value-type="string" calcext:value-type="string">
            <text:p>Let $x_1,x_2,\ldots,x_n$ be arbitrary real numbers. Prove the inequality</text:p>
            <text:p/>
            <text:p>\[</text:p>
            <text:p>\frac{x_1}{1+x_1^2} + \frac{x_2}{1+x_1^2 + x_2^2} + \cdots +</text:p>
            <text:p>\frac{x_n}{1 + x_1^2 + \cdots + x_n^2} &lt; \sqrt{n}.</text:p>
            <text:p>\]</text:p>
          </table:table-cell>
          <table:table-cell/>
        </table:table-row>
        <table:table-row table:style-name="ro4">
          <table:table-cell office:value-type="string" calcext:value-type="string">
            <text:p>2001 IMO Shortlist</text:p>
          </table:table-cell>
          <table:table-cell office:value-type="float" office:value="2001" calcext:value-type="float">
            <text:p>2001</text:p>
          </table:table-cell>
          <table:table-cell office:value-type="float" office:value="4" calcext:value-type="float">
            <text:p>4</text:p>
          </table:table-cell>
          <table:table-cell/>
          <table:table-cell office:value-type="string" calcext:value-type="string">
            <text:p>Find all functions $f: \mathbb{R} \rightarrow \mathbb{R}$, satisfying \[</text:p>
            <text:p>f(xy)(f(x) - f(y)) = (x-y)f(x)f(y)</text:p>
            <text:p>\] for all $x,y$.</text:p>
          </table:table-cell>
          <table:table-cell office:value-type="string" calcext:value-type="string">
            <text:p>https://artofproblemsolving.com/community/c3952_2001_imo_shortlist</text:p>
          </table:table-cell>
          <table:table-cell office:value-type="string" calcext:value-type="string">
            <text:p>Find all functions $f: \mathbb{R} \rightarrow \mathbb{R}$, satisfying \[</text:p>
            <text:p>f(xy)(f(x) - f(y)) = (x-y)f(x)f(y)</text:p>
            <text:p>\] for all $x,y$.</text:p>
          </table:table-cell>
          <table:table-cell/>
        </table:table-row>
        <table:table-row table:style-name="ro24">
          <table:table-cell office:value-type="string" calcext:value-type="string">
            <text:p>2001 IMO Shortlist</text:p>
          </table:table-cell>
          <table:table-cell office:value-type="float" office:value="2001" calcext:value-type="float">
            <text:p>2001</text:p>
          </table:table-cell>
          <table:table-cell table:number-columns-repeated="2"/>
          <table:table-cell office:value-type="string" office:string-value="Click for solution&#10;&#10;Assume $f(1)=0$. Take $y=1$. We get $f^2(x)=0,\ \forall x$, so $f(x)=0,\ \forall x$. This is a solution, so we can take it out of the way: assume $f(1)\ne 0$.&#10;&#10;$y=1\Rightarrow f(x)[f(x)-f(1)]=(x-1)f(x)f(1)$. We either have $f(x)=0$ or $f(x)=f(1)x$, so for every $x$, $f(x)\in\{0,f(1)x\}$. In particular, $f(0)=0$.&#10;&#10;Assume $f(y)=0$. We get $f(x)f(xy)=0,\ \forall x$. This means that $f(a),f(b)\ne 0\Rightarrow f(\frac ab)\ne 0\ (*)$ ($\frac ab$ is defined because $f(b)\ne 0\Rightarrow b\ne 0$). Assume now that $x\ne y$ and $f(x),f(y)\ne 0$. We get $f(x)=f(1)x,\ f(y)=f(1)y$, and after replacing everything we get $f(xy)=f(1)xy\ne 0$, so $x\ne y,\ f(x),f(y)\ne 0\Rightarrow f(xy)\ne 0\ (**)$. Assume now $f(x)\ne 0$. From $(*)$ we get $f(\frac 1x)\ne 0$, and after applying $(*)$ again to $a=x,b=\frac 1x$ we get $f(x^2)\ne 0\ (***)$. We can now see that $(**),(***)$ combine to $f(x),f(y)\ne 0\Rightarrow f(xy)\ne 0\ (\#)$.&#10;&#10;Let $G=\{x\in\mathbb R|f(x)\ne 0\}$. $(*)$ and $(\#)$ simply say that $(G,\ \cdot)$ is a subgroup of $(\mathbb R^{*},\ \cdot)$.&#10;&#10;Conversely, let $G$ be a subgroup of the multiplicative group $\mathbb R^*$. Take $f(x)=\{\begin{array}{c}f(1)x,\ x\in G\\0,\ x\not \in G\end{array}$. It's easy to check the condition $f(xy)[f(x)-f(y)]=(x-y)f(x)f(y)$." calcext:value-type="string">
            <text:p>Click for solution</text:p>
            <text:p/>
            <text:p>Assume $f(1)=0$. Take $y=1$. We get $f^2(x)=0,\ \forall x$, so $f(x)=0,\ \forall x$. This is a solution, so we can take it out of the way: assume $f(1)\ne 0$.</text:p>
            <text:p/>
            <text:p>$y=1\Rightarrow f(x)[f(x)-f(1)]=(x-1)f(x)f(1)$. We either have $f(x)=0$ or $f(x)=f(1)x$, so for every $x$, $f(x)\in\{0,f(1)x\}$. In particular, $f(0)=0$.</text:p>
            <text:p/>
            <text:p>Assume $f(y)=0$. We get $f(x)f(xy)=0,\ \forall x$. This means that $f(a),f(b)\ne 0\Rightarrow f(\frac ab)\ne 0\ (*)$ ($\frac ab$ is defined because $f(b)\ne 0\Rightarrow b\ne 0$). Assume now that $x\ne y$ and $f(x),f(y)\ne 0$. We get $f(x)=f(1)x,\ f(y)=f(1)y$, and after replacing everything we get $f(xy)=f(1)xy\ne 0$, so $x\ne y,\ f(x),f(y)\ne 0\Rightarrow f(xy)\ne 0\ (**)$. Assume now $f(x)\ne 0$. From $(*)$ we get $f(\frac 1x)\ne 0$, and after applying $(*)$ again to $a=x,b=\frac 1x$ we get $f(x^2)\ne 0\ (***)$. We can now see that $(**),(***)$ combine to $f(x),f(y)\ne 0\Rightarrow f(xy)\ne 0\ (\#)$.</text:p>
            <text:p/>
            <text:p>Let $G=\{x\in\mathbb R|f(x)\ne 0\}$. $(*)$ and $(\#)$ simply say that $(G,\ \cdot)$ is a subgroup of $(\mathbb R^{*},\ \cdot)$.</text:p>
            <text:p/>
            <text:p>Conversely, let $G$ be a subgroup of the multiplicative group $\mathbb R^*$. Take $f(x)=\{\begin{array}{c}f(1)x,\ x\in G\\0,\ x\not \in G\end{array}$. It's easy to check the condition $f(xy)[f(x)-f(y)]=(x-y)f(x)f(y)$.</text:p>
          </table:table-cell>
          <table:table-cell office:value-type="string" calcext:value-type="string">
            <text:p>https://artofproblemsolving.com/community/c3952_2001_imo_shortlist</text:p>
          </table:table-cell>
          <table:table-cell office:value-type="string" office:string-value="Click for solution&#10;&#10;Assume $f(1)=0$. Take $y=1$. We get $f^2(x)=0,\ \forall x$, so $f(x)=0,\ \forall x$. This is a solution, so we can take it out of the way: assume $f(1)\ne 0$.&#10;&#10;$y=1\Rightarrow f(x)[f(x)-f(1)]=(x-1)f(x)f(1)$. We either have $f(x)=0$ or $f(x)=f(1)x$, so for every $x$, $f(x)\in\{0,f(1)x\}$. In particular, $f(0)=0$.&#10;&#10;Assume $f(y)=0$. We get $f(x)f(xy)=0,\ \forall x$. This means that $f(a),f(b)\ne 0\Rightarrow f(\frac ab)\ne 0\ (*)$ ($\frac ab$ is defined because $f(b)\ne 0\Rightarrow b\ne 0$). Assume now that $x\ne y$ and $f(x),f(y)\ne 0$. We get $f(x)=f(1)x,\ f(y)=f(1)y$, and after replacing everything we get $f(xy)=f(1)xy\ne 0$, so $x\ne y,\ f(x),f(y)\ne 0\Rightarrow f(xy)\ne 0\ (**)$. Assume now $f(x)\ne 0$. From $(*)$ we get $f(\frac 1x)\ne 0$, and after applying $(*)$ again to $a=x,b=\frac 1x$ we get $f(x^2)\ne 0\ (***)$. We can now see that $(**),(***)$ combine to $f(x),f(y)\ne 0\Rightarrow f(xy)\ne 0\ (\#)$.&#10;&#10;Let $G=\{x\in\mathbb R|f(x)\ne 0\}$. $(*)$ and $(\#)$ simply say that $(G,\ \cdot)$ is a subgroup of $(\mathbb R^{*},\ \cdot)$.&#10;&#10;Conversely, let $G$ be a subgroup of the multiplicative group $\mathbb R^*$. Take $f(x)=\{\begin{array}{c}f(1)x,\ x\in G\\0,\ x\not \in G\end{array}$. It's easy to check the condition $f(xy)[f(x)-f(y)]=(x-y)f(x)f(y)$." calcext:value-type="string">
            <text:p>Click for solution</text:p>
            <text:p/>
            <text:p>Assume $f(1)=0$. Take $y=1$. We get $f^2(x)=0,\ \forall x$, so $f(x)=0,\ \forall x$. This is a solution, so we can take it out of the way: assume $f(1)\ne 0$.</text:p>
            <text:p/>
            <text:p>$y=1\Rightarrow f(x)[f(x)-f(1)]=(x-1)f(x)f(1)$. We either have $f(x)=0$ or $f(x)=f(1)x$, so for every $x$, $f(x)\in\{0,f(1)x\}$. In particular, $f(0)=0$.</text:p>
            <text:p/>
            <text:p>Assume $f(y)=0$. We get $f(x)f(xy)=0,\ \forall x$. This means that $f(a),f(b)\ne 0\Rightarrow f(\frac ab)\ne 0\ (*)$ ($\frac ab$ is defined because $f(b)\ne 0\Rightarrow b\ne 0$). Assume now that $x\ne y$ and $f(x),f(y)\ne 0$. We get $f(x)=f(1)x,\ f(y)=f(1)y$, and after replacing everything we get $f(xy)=f(1)xy\ne 0$, so $x\ne y,\ f(x),f(y)\ne 0\Rightarrow f(xy)\ne 0\ (**)$. Assume now $f(x)\ne 0$. From $(*)$ we get $f(\frac 1x)\ne 0$, and after applying $(*)$ again to $a=x,b=\frac 1x$ we get $f(x^2)\ne 0\ (***)$. We can now see that $(**),(***)$ combine to $f(x),f(y)\ne 0\Rightarrow f(xy)\ne 0\ (\#)$.</text:p>
            <text:p/>
            <text:p>Let $G=\{x\in\mathbb R|f(x)\ne 0\}$. $(*)$ and $(\#)$ simply say that $(G,\ \cdot)$ is a subgroup of $(\mathbb R^{*},\ \cdot)$.</text:p>
            <text:p/>
            <text:p>Conversely, let $G$ be a subgroup of the multiplicative group $\mathbb R^*$. Take $f(x)=\{\begin{array}{c}f(1)x,\ x\in G\\0,\ x\not \in G\end{array}$. It's easy to check the condition $f(xy)[f(x)-f(y)]=(x-y)f(x)f(y)$.</text:p>
          </table:table-cell>
          <table:table-cell/>
        </table:table-row>
        <table:table-row table:style-name="ro3">
          <table:table-cell office:value-type="string" calcext:value-type="string">
            <text:p>2001 IMO Shortlist</text:p>
          </table:table-cell>
          <table:table-cell office:value-type="float" office:value="2001" calcext:value-type="float">
            <text:p>2001</text:p>
          </table:table-cell>
          <table:table-cell office:value-type="float" office:value="5" calcext:value-type="float">
            <text:p>5</text:p>
          </table:table-cell>
          <table:table-cell/>
          <table:table-cell office:value-type="string" calcext:value-type="string">
            <text:p>Find all positive integers $a_1, a_2, \ldots, a_n$ such that</text:p>
            <text:p/>
            <text:p>\[</text:p>
            <text:p>\frac{99}{100} = \frac{a_0}{a_1} + \frac{a_1}{a_2} + \cdots +</text:p>
            <text:p>\frac{a_{n-1}}{a_n},</text:p>
            <text:p>\]</text:p>
            <text:p>where $a_0 = 1$ and $(a_{k+1}-1)a_{k-1} \geq a_k^2(a_k - 1)$ for $k = 1,2,\ldots,n-1$.</text:p>
          </table:table-cell>
          <table:table-cell office:value-type="string" calcext:value-type="string">
            <text:p>https://artofproblemsolving.com/community/c3952_2001_imo_shortlist</text:p>
          </table:table-cell>
          <table:table-cell office:value-type="string" calcext:value-type="string">
            <text:p>Find all positive integers $a_1, a_2, \ldots, a_n$ such that</text:p>
            <text:p/>
            <text:p>\[</text:p>
            <text:p>\frac{99}{100} = \frac{a_0}{a_1} + \frac{a_1}{a_2} + \cdots +</text:p>
            <text:p>\frac{a_{n-1}}{a_n},</text:p>
            <text:p>\]</text:p>
            <text:p>where $a_0 = 1$ and $(a_{k+1}-1)a_{k-1} \geq a_k^2(a_k - 1)$ for $k = 1,2,\ldots,n-1$.</text:p>
          </table:table-cell>
          <table:table-cell/>
        </table:table-row>
        <table:table-row table:style-name="ro6">
          <table:table-cell office:value-type="string" calcext:value-type="string">
            <text:p>2001 IMO Shortlist</text:p>
          </table:table-cell>
          <table:table-cell office:value-type="float" office:value="2001" calcext:value-type="float">
            <text:p>2001</text:p>
          </table:table-cell>
          <table:table-cell office:value-type="float" office:value="6" calcext:value-type="float">
            <text:p>6</text:p>
          </table:table-cell>
          <table:table-cell/>
          <table:table-cell office:value-type="string" calcext:value-type="string">
            <text:p>Prove that for all positive real numbers $a,b,c$, \[ \frac{a}{\sqrt{a^2 + 8bc}} + \frac{b}{\sqrt{b^2 + 8ca}} + \frac{c}{\sqrt{c^2 + 8ab}} \geq 1. <text:s/>\]</text:p>
          </table:table-cell>
          <table:table-cell office:value-type="string" calcext:value-type="string">
            <text:p>https://artofproblemsolving.com/community/c3952_2001_imo_shortlist</text:p>
          </table:table-cell>
          <table:table-cell office:value-type="string" calcext:value-type="string">
            <text:p>Prove that for all positive real numbers $a,b,c$, \[ \frac{a}{\sqrt{a^2 + 8bc}} + \frac{b}{\sqrt{b^2 + 8ca}} + \frac{c}{\sqrt{c^2 + 8ab}} \geq 1. <text:s/>\]</text:p>
          </table:table-cell>
          <table:table-cell/>
        </table:table-row>
        <table:table-row table:style-name="ro4">
          <table:table-cell office:value-type="string" calcext:value-type="string">
            <text:p>2001 IMO Shortlist</text:p>
          </table:table-cell>
          <table:table-cell office:value-type="float" office:value="2001" calcext:value-type="float">
            <text:p>2001</text:p>
          </table:table-cell>
          <table:table-cell office:value-type="float" office:value="1" calcext:value-type="float">
            <text:p>1</text:p>
          </table:table-cell>
          <table:table-cell/>
          <table:table-cell office:value-type="string" calcext:value-type="string">
            <text:p>Let $A = (a_1, a_2, \ldots, a_{2001})$ be a sequence of positive integers. Let $m$ be the number of 3-element subsequences $(a_i,a_j,a_k)$ with $1 \leq i &lt; j &lt; k \leq 2001$, such that $a_j = a_i + 1$ and $a_k = a_j + 1$. <text:s/>Considering all such sequences $A$, find the greatest value of $m$.</text:p>
          </table:table-cell>
          <table:table-cell office:value-type="string" calcext:value-type="string">
            <text:p>https://artofproblemsolving.com/community/c3952_2001_imo_shortlist</text:p>
          </table:table-cell>
          <table:table-cell office:value-type="string" calcext:value-type="string">
            <text:p>Let $A = (a_1, a_2, \ldots, a_{2001})$ be a sequence of positive integers. Let $m$ be the number of 3-element subsequences $(a_i,a_j,a_k)$ with $1 \leq i &lt; j &lt; k \leq 2001$, such that $a_j = a_i + 1$ and $a_k = a_j + 1$. <text:s/>Considering all such sequences $A$, find the greatest value of $m$.</text:p>
          </table:table-cell>
          <table:table-cell/>
        </table:table-row>
        <table:table-row table:style-name="ro24">
          <table:table-cell office:value-type="string" calcext:value-type="string">
            <text:p>2001 IMO Shortlist</text:p>
          </table:table-cell>
          <table:table-cell office:value-type="float" office:value="2001" calcext:value-type="float">
            <text:p>2001</text:p>
          </table:table-cell>
          <table:table-cell table:number-columns-repeated="2"/>
          <table:table-cell office:value-type="string" office:string-value="Click for solution&#10;&#10;I think it's $667^3$.&#10;&#10;$667^3$ can be achieved by taking $667$ $1$'s, followed by $667$ $2$'s, followed by $667$ $3$'s.&#10;&#10;Let's now prove that it's the maximum we can achieve. Break the sequence into maximal subsequences which are also arthimetic progressions of common difference $1$. Two such progressions don't intersect, so they don't interfere (we can't have $3$-element progressions with elements from two different such subsequences). Assume we have such a subsequence $a_{n_1},\ldots,a_{n_t}$. This contributes $t-2$ to $m$, so we can change the first $\lfloor\frac t3 \rfloor$ numbers into the same number (say $1$), then the next $\lfloor\frac t3\rfloor$ numbers into $2$, and the remeining numbers into $3$. This new sey contributes $\lfloor\frac t3 \rfloor^2(t-2\lfloor\frac t3 \rfloor)$ to $m$, and this is clearly $&gt;t-2$. We do this for all subsequences of the form considered above, until we get, in the end, some $1$'s, some $2$'s, and some $3$'s.&#10;&#10;Furthermore, if we have $2$ followed by $1$ (or $3$ followed by $2$ or $1$), we can interchange these two and we increase $m$, so after performing all operations of this sort we get $a_i=1,\ \forall i\in\overline{1,a},\ a_i=2,\ \forall i\in\overline{a+1,a+b},\ a_i=3,\ \forall i\in\overline{a+b+1,a+b+c=2001}$. In this case $m=abc$, with $a+b+c=2001$, and after applying $AM-GM$ we find $m=abc\le \left(\frac{2001}3\right)^3=667^3$, Q.E.D." calcext:value-type="string">
            <text:p>Click for solution</text:p>
            <text:p/>
            <text:p>I think it's $667^3$.</text:p>
            <text:p/>
            <text:p>$667^3$ can be achieved by taking $667$ $1$'s, followed by $667$ $2$'s, followed by $667$ $3$'s.</text:p>
            <text:p/>
            <text:p>Let's now prove that it's the maximum we can achieve. Break the sequence into maximal subsequences which are also arthimetic progressions of common difference $1$. Two such progressions don't intersect, so they don't interfere (we can't have $3$-element progressions with elements from two different such subsequences). Assume we have such a subsequence $a_{n_1},\ldots,a_{n_t}$. This contributes $t-2$ to $m$, so we can change the first $\lfloor\frac t3 \rfloor$ numbers into the same number (say $1$), then the next $\lfloor\frac t3\rfloor$ numbers into $2$, and the remeining numbers into $3$. This new sey contributes $\lfloor\frac t3 \rfloor^2(t-2\lfloor\frac t3 \rfloor)$ to $m$, and this is clearly $&gt;t-2$. We do this for all subsequences of the form considered above, until we get, in the end, some $1$'s, some $2$'s, and some $3$'s.</text:p>
            <text:p/>
            <text:p>Furthermore, if we have $2$ followed by $1$ (or $3$ followed by $2$ or $1$), we can interchange these two and we increase $m$, so after performing all operations of this sort we get $a_i=1,\ \forall i\in\overline{1,a},\ a_i=2,\ \forall i\in\overline{a+1,a+b},\ a_i=3,\ \forall i\in\overline{a+b+1,a+b+c=2001}$. In this case $m=abc$, with $a+b+c=2001$, and after applying $AM-GM$ we find $m=abc\le \left(\frac{2001}3\right)^3=667^3$, Q.E.D.</text:p>
          </table:table-cell>
          <table:table-cell office:value-type="string" calcext:value-type="string">
            <text:p>https://artofproblemsolving.com/community/c3952_2001_imo_shortlist</text:p>
          </table:table-cell>
          <table:table-cell office:value-type="string" office:string-value="Click for solution&#10;&#10;I think it's $667^3$.&#10;&#10;$667^3$ can be achieved by taking $667$ $1$'s, followed by $667$ $2$'s, followed by $667$ $3$'s.&#10;&#10;Let's now prove that it's the maximum we can achieve. Break the sequence into maximal subsequences which are also arthimetic progressions of common difference $1$. Two such progressions don't intersect, so they don't interfere (we can't have $3$-element progressions with elements from two different such subsequences). Assume we have such a subsequence $a_{n_1},\ldots,a_{n_t}$. This contributes $t-2$ to $m$, so we can change the first $\lfloor\frac t3 \rfloor$ numbers into the same number (say $1$), then the next $\lfloor\frac t3\rfloor$ numbers into $2$, and the remeining numbers into $3$. This new sey contributes $\lfloor\frac t3 \rfloor^2(t-2\lfloor\frac t3 \rfloor)$ to $m$, and this is clearly $&gt;t-2$. We do this for all subsequences of the form considered above, until we get, in the end, some $1$'s, some $2$'s, and some $3$'s.&#10;&#10;Furthermore, if we have $2$ followed by $1$ (or $3$ followed by $2$ or $1$), we can interchange these two and we increase $m$, so after performing all operations of this sort we get $a_i=1,\ \forall i\in\overline{1,a},\ a_i=2,\ \forall i\in\overline{a+1,a+b},\ a_i=3,\ \forall i\in\overline{a+b+1,a+b+c=2001}$. In this case $m=abc$, with $a+b+c=2001$, and after applying $AM-GM$ we find $m=abc\le \left(\frac{2001}3\right)^3=667^3$, Q.E.D." calcext:value-type="string">
            <text:p>Click for solution</text:p>
            <text:p/>
            <text:p>I think it's $667^3$.</text:p>
            <text:p/>
            <text:p>$667^3$ can be achieved by taking $667$ $1$'s, followed by $667$ $2$'s, followed by $667$ $3$'s.</text:p>
            <text:p/>
            <text:p>Let's now prove that it's the maximum we can achieve. Break the sequence into maximal subsequences which are also arthimetic progressions of common difference $1$. Two such progressions don't intersect, so they don't interfere (we can't have $3$-element progressions with elements from two different such subsequences). Assume we have such a subsequence $a_{n_1},\ldots,a_{n_t}$. This contributes $t-2$ to $m$, so we can change the first $\lfloor\frac t3 \rfloor$ numbers into the same number (say $1$), then the next $\lfloor\frac t3\rfloor$ numbers into $2$, and the remeining numbers into $3$. This new sey contributes $\lfloor\frac t3 \rfloor^2(t-2\lfloor\frac t3 \rfloor)$ to $m$, and this is clearly $&gt;t-2$. We do this for all subsequences of the form considered above, until we get, in the end, some $1$'s, some $2$'s, and some $3$'s.</text:p>
            <text:p/>
            <text:p>Furthermore, if we have $2$ followed by $1$ (or $3$ followed by $2$ or $1$), we can interchange these two and we increase $m$, so after performing all operations of this sort we get $a_i=1,\ \forall i\in\overline{1,a},\ a_i=2,\ \forall i\in\overline{a+1,a+b},\ a_i=3,\ \forall i\in\overline{a+b+1,a+b+c=2001}$. In this case $m=abc$, with $a+b+c=2001$, and after applying $AM-GM$ we find $m=abc\le \left(\frac{2001}3\right)^3=667^3$, Q.E.D.</text:p>
          </table:table-cell>
          <table:table-cell/>
        </table:table-row>
        <table:table-row table:style-name="ro13">
          <table:table-cell office:value-type="string" calcext:value-type="string">
            <text:p>2001 IMO Shortlist</text:p>
          </table:table-cell>
          <table:table-cell office:value-type="float" office:value="2001" calcext:value-type="float">
            <text:p>2001</text:p>
          </table:table-cell>
          <table:table-cell office:value-type="float" office:value="2" calcext:value-type="float">
            <text:p>2</text:p>
          </table:table-cell>
          <table:table-cell/>
          <table:table-cell office:value-type="string" calcext:value-type="string">
            <text:p>Let $n$ be an odd integer greater than 1 and let $c_1, c_2, \ldots, c_n$ be integers. For each permutation $a = (a_1, a_2, \ldots, a_n)$ of $\{1,2,\ldots,n\}$, define $S(a) = \sum_{i=1}^n c_i a_i$. Prove that there exist permutations $a \neq b$ of $\{1,2,\ldots,n\}$ such that $n!$ is a divisor of $S(a)-S(b)$.</text:p>
          </table:table-cell>
          <table:table-cell office:value-type="string" calcext:value-type="string">
            <text:p>https://artofproblemsolving.com/community/c3952_2001_imo_shortlist</text:p>
          </table:table-cell>
          <table:table-cell office:value-type="string" calcext:value-type="string">
            <text:p>Let $n$ be an odd integer greater than 1 and let $c_1, c_2, \ldots, c_n$ be integers. For each permutation $a = (a_1, a_2, \ldots, a_n)$ of $\{1,2,\ldots,n\}$, define $S(a) = \sum_{i=1}^n c_i a_i$. Prove that there exist permutations $a \neq b$ of $\{1,2,\ldots,n\}$ such that $n!$ is a divisor of $S(a)-S(b)$.</text:p>
          </table:table-cell>
          <table:table-cell/>
        </table:table-row>
        <table:table-row table:style-name="ro13">
          <table:table-cell office:value-type="string" calcext:value-type="string">
            <text:p>2001 IMO Shortlist</text:p>
          </table:table-cell>
          <table:table-cell office:value-type="float" office:value="2001" calcext:value-type="float">
            <text:p>2001</text:p>
          </table:table-cell>
          <table:table-cell office:value-type="float" office:value="3" calcext:value-type="float">
            <text:p>3</text:p>
          </table:table-cell>
          <table:table-cell/>
          <table:table-cell office:value-type="string" calcext:value-type="string">
            <text:p>Define a $ k$-\textit{clique} to be a set of $ k$ people such that every pair of them are acquainted with each other. At a certain party, every pair of 3-cliques has at least one person in common, and there are no 5-cliques. Prove that there are two or fewer people at the party whose departure leaves no 3-clique remaining.</text:p>
          </table:table-cell>
          <table:table-cell office:value-type="string" calcext:value-type="string">
            <text:p>https://artofproblemsolving.com/community/c3952_2001_imo_shortlist</text:p>
          </table:table-cell>
          <table:table-cell office:value-type="string" calcext:value-type="string">
            <text:p>Define a $ k$-\textit{clique} to be a set of $ k$ people such that every pair of them are acquainted with each other. At a certain party, every pair of 3-cliques has at least one person in common, and there are no 5-cliques. Prove that there are two or fewer people at the party whose departure leaves no 3-clique remaining.</text:p>
          </table:table-cell>
          <table:table-cell/>
        </table:table-row>
        <table:table-row table:style-name="ro4">
          <table:table-cell office:value-type="string" calcext:value-type="string">
            <text:p>2001 IMO Shortlist</text:p>
          </table:table-cell>
          <table:table-cell office:value-type="float" office:value="2001" calcext:value-type="float">
            <text:p>2001</text:p>
          </table:table-cell>
          <table:table-cell office:value-type="float" office:value="4" calcext:value-type="float">
            <text:p>4</text:p>
          </table:table-cell>
          <table:table-cell/>
          <table:table-cell office:value-type="string" calcext:value-type="string">
            <text:p>A set of three nonnegative integers $\{x,y,z\}$ with $x &lt; y &lt; z$ is called \textit{historic} if $\{z-y,y-x\} = \{1776,2001\}$. <text:s/>Show that the set of all nonnegative integers can be written as the union of pairwise disjoint historic sets.</text:p>
          </table:table-cell>
          <table:table-cell office:value-type="string" calcext:value-type="string">
            <text:p>https://artofproblemsolving.com/community/c3952_2001_imo_shortlist</text:p>
          </table:table-cell>
          <table:table-cell office:value-type="string" calcext:value-type="string">
            <text:p>A set of three nonnegative integers $\{x,y,z\}$ with $x &lt; y &lt; z$ is called \textit{historic} if $\{z-y,y-x\} = \{1776,2001\}$. <text:s/>Show that the set of all nonnegative integers can be written as the union of pairwise disjoint historic sets.</text:p>
          </table:table-cell>
          <table:table-cell/>
        </table:table-row>
        <table:table-row table:style-name="ro6">
          <table:table-cell office:value-type="string" calcext:value-type="string">
            <text:p>2001 IMO Shortlist</text:p>
          </table:table-cell>
          <table:table-cell office:value-type="float" office:value="2001" calcext:value-type="float">
            <text:p>2001</text:p>
          </table:table-cell>
          <table:table-cell office:value-type="float" office:value="5" calcext:value-type="float">
            <text:p>5</text:p>
          </table:table-cell>
          <table:table-cell/>
          <table:table-cell office:value-type="string" calcext:value-type="string">
            <text:p>Find all finite sequences $(x_0, x_1, \ldots,x_n)$ such that for every $j$, $0 \leq j \leq n$, $x_j$ equals the number of times $j$ appears in the sequence.</text:p>
          </table:table-cell>
          <table:table-cell office:value-type="string" calcext:value-type="string">
            <text:p>https://artofproblemsolving.com/community/c3952_2001_imo_shortlist</text:p>
          </table:table-cell>
          <table:table-cell office:value-type="string" calcext:value-type="string">
            <text:p>Find all finite sequences $(x_0, x_1, \ldots,x_n)$ such that for every $j$, $0 \leq j \leq n$, $x_j$ equals the number of times $j$ appears in the sequence.</text:p>
          </table:table-cell>
          <table:table-cell/>
        </table:table-row>
        <table:table-row table:style-name="ro10">
          <table:table-cell office:value-type="string" calcext:value-type="string">
            <text:p>2001 IMO Shortlist</text:p>
          </table:table-cell>
          <table:table-cell office:value-type="float" office:value="2001" calcext:value-type="float">
            <text:p>2001</text:p>
          </table:table-cell>
          <table:table-cell office:value-type="float" office:value="6" calcext:value-type="float">
            <text:p>6</text:p>
          </table:table-cell>
          <table:table-cell/>
          <table:table-cell office:value-type="string" calcext:value-type="string">
            <text:p>For a positive integer $n$ define a sequence of zeros and ones to be \textit{balanced} if it contains $n$ zeros and $n$ ones. Two balanced sequences $a$ and $b$ are \textit{neighbors} if you can move one of the $2n$ symbols of $a$ to another position to form $b$. For instance, when $n = 4$, the balanced sequences $01101001$ and $00110101$ are neighbors because the third (or fourth) zero in the first sequence can be moved to the first or second position to form the second sequence. Prove that there is a set $S$ of at most $\frac{1}{n+1} \binom{2n}{n}$ balanced sequences such that every balanced sequence is equal to or is a neighbor of at least one sequence in $S$.</text:p>
          </table:table-cell>
          <table:table-cell office:value-type="string" calcext:value-type="string">
            <text:p>https://artofproblemsolving.com/community/c3952_2001_imo_shortlist</text:p>
          </table:table-cell>
          <table:table-cell office:value-type="string" calcext:value-type="string">
            <text:p>For a positive integer $n$ define a sequence of zeros and ones to be \textit{balanced} if it contains $n$ zeros and $n$ ones. Two balanced sequences $a$ and $b$ are \textit{neighbors} if you can move one of the $2n$ symbols of $a$ to another position to form $b$. For instance, when $n = 4$, the balanced sequences $01101001$ and $00110101$ are neighbors because the third (or fourth) zero in the first sequence can be moved to the first or second position to form the second sequence. Prove that there is a set $S$ of at most $\frac{1}{n+1} \binom{2n}{n}$ balanced sequences such that every balanced sequence is equal to or is a neighbor of at least one sequence in $S$.</text:p>
          </table:table-cell>
          <table:table-cell/>
        </table:table-row>
        <table:table-row table:style-name="ro12">
          <table:table-cell office:value-type="string" calcext:value-type="string">
            <text:p>2001 IMO Shortlist</text:p>
          </table:table-cell>
          <table:table-cell office:value-type="float" office:value="2001" calcext:value-type="float">
            <text:p>2001</text:p>
          </table:table-cell>
          <table:table-cell office:value-type="float" office:value="7" calcext:value-type="float">
            <text:p>7</text:p>
          </table:table-cell>
          <table:table-cell/>
          <table:table-cell office:value-type="string" calcext:value-type="string">
            <text:p>A pile of $n$ pebbles is placed in a vertical column. This configuration is modified according to the following rules. A pebble can be moved if it is at the top of a column which contains at least two more pebbles than the column immediately to its right. (If there are no pebbles to the right, think of this as a column with 0 pebbles.) At each stage, choose a pebble from among those that can be moved (if there are any) and place it at the top of the column to its right. If no pebbles can be moved, the configuration is called a \textit{final configuration}. For each $n$, show that, no matter what choices are made at each stage, the final configuration obtained is unique. Describe that configuration in terms of $n$.</text:p>
            <text:p/>
            <text:p>IMO ShortList 2001, combinatorics problem 7, alternative</text:p>
          </table:table-cell>
          <table:table-cell office:value-type="string" calcext:value-type="string">
            <text:p>https://artofproblemsolving.com/community/c3952_2001_imo_shortlist</text:p>
          </table:table-cell>
          <table:table-cell office:value-type="string" calcext:value-type="string">
            <text:p>A pile of $n$ pebbles is placed in a vertical column. This configuration is modified according to the following rules. A pebble can be moved if it is at the top of a column which contains at least two more pebbles than the column immediately to its right. (If there are no pebbles to the right, think of this as a column with 0 pebbles.) At each stage, choose a pebble from among those that can be moved (if there are any) and place it at the top of the column to its right. If no pebbles can be moved, the configuration is called a \textit{final configuration}. For each $n$, show that, no matter what choices are made at each stage, the final configuration obtained is unique. Describe that configuration in terms of $n$.</text:p>
            <text:p/>
            <text:p>IMO ShortList 2001, combinatorics problem 7, alternative</text:p>
          </table:table-cell>
          <table:table-cell/>
        </table:table-row>
        <table:table-row table:style-name="ro39">
          <table:table-cell office:value-type="string" calcext:value-type="string">
            <text:p>2001 IMO Shortlist</text:p>
          </table:table-cell>
          <table:table-cell office:value-type="float" office:value="2001" calcext:value-type="float">
            <text:p>2001</text:p>
          </table:table-cell>
          <table:table-cell table:number-columns-repeated="2"/>
          <table:table-cell office:value-type="string" office:string-value="Click for solution&#10;&#10;1) First of all, we need to show that we do eventually have to stop. This is clear because each time we move a pebble goes to the right, and we can't go arbitrarily far to the right, because each pebble (except for those on the first column) has another pebble immediately to its left, so we would need infinitely many pebbles. This shows that there always is a final configuration.&#10;&#10;2) Another thing we notice is that a final configuration consists of columns of decreasing length (from left to right).&#10;&#10;This is because before and after each move, this property is clearly conserved. Moreover, the difference between a column and its right neighbour is $0$ or $1$, because otherwise we would be able to continue moving the pebbles.&#10;&#10;3) In a final configuration we can't have three consecutive columns of equal lengths.&#10;&#10;This is true because if we look at the last move performed on one of the three columns, then we see that no matter how we make that move, before we make it we need two consecutive columns s.t. the one on the left has fewer pebbles than the one on the right, and this is impossible. In fact, this shows that we never have three equal consecutive columns (not just in final configurations).&#10;&#10;4) In a final configuration we can't have two different pairs of equal consecutive columns.&#10;&#10;Consider two such pairs $c_1,c_2$ and $c_1',c_2'$, s.t. $c_1'$ is to the right of $c_2$, which don't have any other such pairs between them. Since this is a final config, the columns between $c_2$ and $c_1'$ inclusive form a decreasing arithmetic progression with common difference $-1$. We can now retrace the steps until we get two pairs of equal columns which are adjacent and which differ in length by $1$, and this is clearly impossible (consider, for example, $3,3,2,2$; no matter how we try to obtain this, we can't avoid either two consecutive solumns s.t. the one on the left is shorter, or three equal consecutive columns, and we have examined these situations before).&#10;&#10;These conditions show that the final configuration is unique, because each $n$ has only one decomposition as a sum of different numbers except, maybe, for a pair, and this decomposition is obtained as follows: assume we have $T_{k-1}=\frac{(k-1)k}2&lt;n\le \frac{k(k+1)}2=T_k$. Then we write $n$ as $1+2+\ldots+(k-1)+n-T_{k-1}$. These are also the lengths of the columns." calcext:value-type="string">
            <text:p>Click for solution</text:p>
            <text:p/>
            <text:p>1) First of all, we need to show that we do eventually have to stop. This is clear because each time we move a pebble goes to the right, and we can't go arbitrarily far to the right, because each pebble (except for those on the first column) has another pebble immediately to its left, so we would need infinitely many pebbles. This shows that there always is a final configuration.</text:p>
            <text:p/>
            <text:p>2) Another thing we notice is that a final configuration consists of columns of decreasing length (from left to right).</text:p>
            <text:p/>
            <text:p>This is because before and after each move, this property is clearly conserved. Moreover, the difference between a column and its right neighbour is $0$ or $1$, because otherwise we would be able to continue moving the pebbles.</text:p>
            <text:p/>
            <text:p>3) In a final configuration we can't have three consecutive columns of equal lengths.</text:p>
            <text:p/>
            <text:p>This is true because if we look at the last move performed on one of the three columns, then we see that no matter how we make that move, before we make it we need two consecutive columns s.t. the one on the left has fewer pebbles than the one on the right, and this is impossible. In fact, this shows that we never have three equal consecutive columns (not just in final configurations).</text:p>
            <text:p/>
            <text:p>4) In a final configuration we can't have two different pairs of equal consecutive columns.</text:p>
            <text:p/>
            <text:p>Consider two such pairs $c_1,c_2$ and $c_1',c_2'$, s.t. $c_1'$ is to the right of $c_2$, which don't have any other such pairs between them. Since this is a final config, the columns between $c_2$ and $c_1'$ inclusive form a decreasing arithmetic progression with common difference $-1$. We can now retrace the steps until we get two pairs of equal columns which are adjacent and which differ in length by $1$, and this is clearly impossible (consider, for example, $3,3,2,2$; no matter how we try to obtain this, we can't avoid either two consecutive solumns s.t. the one on the left is shorter, or three equal consecutive columns, and we have examined these situations before).</text:p>
            <text:p/>
            <text:p>These conditions show that the final configuration is unique, because each $n$ has only one decomposition as a sum of different numbers except, maybe, for a pair, and this decomposition is obtained as follows: assume we have $T_{k-1}=\frac{(k-1)k}2&lt;n\le \frac{k(k+1)}2=T_k$. Then we write $n$ as $1+2+\ldots+(k-1)+n-T_{k-1}$. These are also the lengths of the columns.</text:p>
          </table:table-cell>
          <table:table-cell office:value-type="string" calcext:value-type="string">
            <text:p>https://artofproblemsolving.com/community/c3952_2001_imo_shortlist</text:p>
          </table:table-cell>
          <table:table-cell office:value-type="string" office:string-value="Click for solution&#10;&#10;1) First of all, we need to show that we do eventually have to stop. This is clear because each time we move a pebble goes to the right, and we can't go arbitrarily far to the right, because each pebble (except for those on the first column) has another pebble immediately to its left, so we would need infinitely many pebbles. This shows that there always is a final configuration.&#10;&#10;2) Another thing we notice is that a final configuration consists of columns of decreasing length (from left to right).&#10;&#10;This is because before and after each move, this property is clearly conserved. Moreover, the difference between a column and its right neighbour is $0$ or $1$, because otherwise we would be able to continue moving the pebbles.&#10;&#10;3) In a final configuration we can't have three consecutive columns of equal lengths.&#10;&#10;This is true because if we look at the last move performed on one of the three columns, then we see that no matter how we make that move, before we make it we need two consecutive columns s.t. the one on the left has fewer pebbles than the one on the right, and this is impossible. In fact, this shows that we never have three equal consecutive columns (not just in final configurations).&#10;&#10;4) In a final configuration we can't have two different pairs of equal consecutive columns.&#10;&#10;Consider two such pairs $c_1,c_2$ and $c_1',c_2'$, s.t. $c_1'$ is to the right of $c_2$, which don't have any other such pairs between them. Since this is a final config, the columns between $c_2$ and $c_1'$ inclusive form a decreasing arithmetic progression with common difference $-1$. We can now retrace the steps until we get two pairs of equal columns which are adjacent and which differ in length by $1$, and this is clearly impossible (consider, for example, $3,3,2,2$; no matter how we try to obtain this, we can't avoid either two consecutive solumns s.t. the one on the left is shorter, or three equal consecutive columns, and we have examined these situations before).&#10;&#10;These conditions show that the final configuration is unique, because each $n$ has only one decomposition as a sum of different numbers except, maybe, for a pair, and this decomposition is obtained as follows: assume we have $T_{k-1}=\frac{(k-1)k}2&lt;n\le \frac{k(k+1)}2=T_k$. Then we write $n$ as $1+2+\ldots+(k-1)+n-T_{k-1}$. These are also the lengths of the columns." calcext:value-type="string">
            <text:p>Click for solution</text:p>
            <text:p/>
            <text:p>1) First of all, we need to show that we do eventually have to stop. This is clear because each time we move a pebble goes to the right, and we can't go arbitrarily far to the right, because each pebble (except for those on the first column) has another pebble immediately to its left, so we would need infinitely many pebbles. This shows that there always is a final configuration.</text:p>
            <text:p/>
            <text:p>2) Another thing we notice is that a final configuration consists of columns of decreasing length (from left to right).</text:p>
            <text:p/>
            <text:p>This is because before and after each move, this property is clearly conserved. Moreover, the difference between a column and its right neighbour is $0$ or $1$, because otherwise we would be able to continue moving the pebbles.</text:p>
            <text:p/>
            <text:p>3) In a final configuration we can't have three consecutive columns of equal lengths.</text:p>
            <text:p/>
            <text:p>This is true because if we look at the last move performed on one of the three columns, then we see that no matter how we make that move, before we make it we need two consecutive columns s.t. the one on the left has fewer pebbles than the one on the right, and this is impossible. In fact, this shows that we never have three equal consecutive columns (not just in final configurations).</text:p>
            <text:p/>
            <text:p>4) In a final configuration we can't have two different pairs of equal consecutive columns.</text:p>
            <text:p/>
            <text:p>Consider two such pairs $c_1,c_2$ and $c_1',c_2'$, s.t. $c_1'$ is to the right of $c_2$, which don't have any other such pairs between them. Since this is a final config, the columns between $c_2$ and $c_1'$ inclusive form a decreasing arithmetic progression with common difference $-1$. We can now retrace the steps until we get two pairs of equal columns which are adjacent and which differ in length by $1$, and this is clearly impossible (consider, for example, $3,3,2,2$; no matter how we try to obtain this, we can't avoid either two consecutive solumns s.t. the one on the left is shorter, or three equal consecutive columns, and we have examined these situations before).</text:p>
            <text:p/>
            <text:p>These conditions show that the final configuration is unique, because each $n$ has only one decomposition as a sum of different numbers except, maybe, for a pair, and this decomposition is obtained as follows: assume we have $T_{k-1}=\frac{(k-1)k}2&lt;n\le \frac{k(k+1)}2=T_k$. Then we write $n$ as $1+2+\ldots+(k-1)+n-T_{k-1}$. These are also the lengths of the columns.</text:p>
          </table:table-cell>
          <table:table-cell/>
        </table:table-row>
        <table:table-row table:style-name="ro13">
          <table:table-cell office:value-type="string" calcext:value-type="string">
            <text:p>2001 IMO Shortlist</text:p>
          </table:table-cell>
          <table:table-cell office:value-type="float" office:value="2001" calcext:value-type="float">
            <text:p>2001</text:p>
          </table:table-cell>
          <table:table-cell office:value-type="float" office:value="8" calcext:value-type="float">
            <text:p>8</text:p>
          </table:table-cell>
          <table:table-cell/>
          <table:table-cell office:value-type="string" calcext:value-type="string">
            <text:p>Twenty-one girls and twenty-one boys took part in a mathematical competition. It turned out that each contestant solved at most six problems, and for each pair of a girl and a boy, there was at least one problem that was solved by both the girl and the boy. Show that there is a problem that was solved by at least three girls and at least three boys.</text:p>
          </table:table-cell>
          <table:table-cell office:value-type="string" calcext:value-type="string">
            <text:p>https://artofproblemsolving.com/community/c3952_2001_imo_shortlist</text:p>
          </table:table-cell>
          <table:table-cell office:value-type="string" calcext:value-type="string">
            <text:p>Twenty-one girls and twenty-one boys took part in a mathematical competition. It turned out that each contestant solved at most six problems, and for each pair of a girl and a boy, there was at least one problem that was solved by both the girl and the boy. Show that there is a problem that was solved by at least three girls and at least three boys.</text:p>
          </table:table-cell>
          <table:table-cell/>
        </table:table-row>
        <table:table-row table:style-name="ro4">
          <table:table-cell office:value-type="string" calcext:value-type="string">
            <text:p>2000 IMO Shortlist</text:p>
          </table:table-cell>
          <table:table-cell office:value-type="float" office:value="2000" calcext:value-type="float">
            <text:p>2000</text:p>
          </table:table-cell>
          <table:table-cell office:value-type="float" office:value="1" calcext:value-type="float">
            <text:p>1</text:p>
          </table:table-cell>
          <table:table-cell/>
          <table:table-cell office:value-type="string" calcext:value-type="string">
            <text:p>Let $ a, b, c$ be positive real numbers so that $ abc = 1$. Prove that</text:p>
            <text:p>\[ \left( a - 1 + \frac 1b \right) \left( b - 1 + \frac 1c \right) \left( c - 1 + \frac 1a \right) \leq 1.</text:p>
            <text:p>\]</text:p>
          </table:table-cell>
          <table:table-cell office:value-type="string" calcext:value-type="string">
            <text:p>https://artofproblemsolving.com/community/c3951_2000_imo_shortlist</text:p>
          </table:table-cell>
          <table:table-cell office:value-type="string" calcext:value-type="string">
            <text:p>Let $ a, b, c$ be positive real numbers so that $ abc = 1$. Prove that</text:p>
            <text:p>\[ \left( a - 1 + \frac 1b \right) \left( b - 1 + \frac 1c \right) \left( c - 1 + \frac 1a \right) \leq 1.</text:p>
            <text:p>\]</text:p>
          </table:table-cell>
          <table:table-cell/>
        </table:table-row>
        <table:table-row table:style-name="ro13">
          <table:table-cell office:value-type="string" calcext:value-type="string">
            <text:p>2000 IMO Shortlist</text:p>
          </table:table-cell>
          <table:table-cell office:value-type="float" office:value="2000" calcext:value-type="float">
            <text:p>2000</text:p>
          </table:table-cell>
          <table:table-cell office:value-type="float" office:value="2" calcext:value-type="float">
            <text:p>2</text:p>
          </table:table-cell>
          <table:table-cell/>
          <table:table-cell office:value-type="string" calcext:value-type="string">
            <text:p>Let $ a, b, c$ be positive integers satisfying the conditions $ b &gt; 2a$ and $ c &gt; 2b.$ Show that there exists a real number $ \lambda$ with the property that all the three numbers $ \lambda a, \lambda b, \lambda c$ have their fractional parts lying in the interval $ \left(\frac {1}{3}, \frac {2}{3} \right].$</text:p>
          </table:table-cell>
          <table:table-cell office:value-type="string" calcext:value-type="string">
            <text:p>https://artofproblemsolving.com/community/c3951_2000_imo_shortlist</text:p>
          </table:table-cell>
          <table:table-cell office:value-type="string" calcext:value-type="string">
            <text:p>Let $ a, b, c$ be positive integers satisfying the conditions $ b &gt; 2a$ and $ c &gt; 2b.$ Show that there exists a real number $ \lambda$ with the property that all the three numbers $ \lambda a, \lambda b, \lambda c$ have their fractional parts lying in the interval $ \left(\frac {1}{3}, \frac {2}{3} \right].$</text:p>
          </table:table-cell>
          <table:table-cell/>
        </table:table-row>
        <table:table-row table:style-name="ro6">
          <table:table-cell office:value-type="string" calcext:value-type="string">
            <text:p>2000 IMO Shortlist</text:p>
          </table:table-cell>
          <table:table-cell office:value-type="float" office:value="2000" calcext:value-type="float">
            <text:p>2000</text:p>
          </table:table-cell>
          <table:table-cell office:value-type="float" office:value="3" calcext:value-type="float">
            <text:p>3</text:p>
          </table:table-cell>
          <table:table-cell/>
          <table:table-cell office:value-type="string" calcext:value-type="string">
            <text:p>Find all pairs of functions $ f : \mathbb R \to \mathbb R$, $g : \mathbb R \to \mathbb R$ such that \[f \left( x + g(y) \right) = xf(y) - y <text:s/>f(x) + g(x) \quad\text{for all } x, y\in\mathbb{R}.\]</text:p>
          </table:table-cell>
          <table:table-cell office:value-type="string" calcext:value-type="string">
            <text:p>https://artofproblemsolving.com/community/c3951_2000_imo_shortlist</text:p>
          </table:table-cell>
          <table:table-cell office:value-type="string" calcext:value-type="string">
            <text:p>Find all pairs of functions $ f : \mathbb R \to \mathbb R$, $g : \mathbb R \to \mathbb R$ such that \[f \left( x + g(y) \right) = xf(y) - y <text:s/>f(x) + g(x) \quad\text{for all } x, y\in\mathbb{R}.\]</text:p>
          </table:table-cell>
          <table:table-cell/>
        </table:table-row>
        <table:table-row table:style-name="ro2">
          <table:table-cell office:value-type="string" calcext:value-type="string">
            <text:p>2000 IMO Shortlist</text:p>
          </table:table-cell>
          <table:table-cell office:value-type="float" office:value="2000" calcext:value-type="float">
            <text:p>2000</text:p>
          </table:table-cell>
          <table:table-cell office:value-type="float" office:value="4" calcext:value-type="float">
            <text:p>4</text:p>
          </table:table-cell>
          <table:table-cell/>
          <table:table-cell office:value-type="string" calcext:value-type="string">
            <text:p>The function $ F$ is defined on the set of nonnegative integers and takes nonnegative integer values satisfying the following conditions: for every $ n \geq 0,$</text:p>
            <text:p/>
            <text:p>(i) $ F(4n) = F(2n) + F(n),$</text:p>
            <text:p>(ii) $ F(4n + 2) = F(4n) + 1,$</text:p>
            <text:p>(iii) $ F(2n + 1) = F(2n) + 1.$</text:p>
            <text:p/>
            <text:p>Prove that for each positive integer $ m,$ the number of integers $ n$ with $ 0 \leq n &lt; 2^m$ and $ F(4n) = F(3n)$ is $ F(2^{m + 1}).$</text:p>
          </table:table-cell>
          <table:table-cell office:value-type="string" calcext:value-type="string">
            <text:p>https://artofproblemsolving.com/community/c3951_2000_imo_shortlist</text:p>
          </table:table-cell>
          <table:table-cell office:value-type="string" calcext:value-type="string">
            <text:p>The function $ F$ is defined on the set of nonnegative integers and takes nonnegative integer values satisfying the following conditions: for every $ n \geq 0,$</text:p>
            <text:p/>
            <text:p>(i) $ F(4n) = F(2n) + F(n),$</text:p>
            <text:p>(ii) $ F(4n + 2) = F(4n) + 1,$</text:p>
            <text:p>(iii) $ F(2n + 1) = F(2n) + 1.$</text:p>
            <text:p/>
            <text:p>Prove that for each positive integer $ m,$ the number of integers $ n$ with $ 0 \leq n &lt; 2^m$ and $ F(4n) = F(3n)$ is $ F(2^{m + 1}).$</text:p>
          </table:table-cell>
          <table:table-cell/>
        </table:table-row>
        <table:table-row table:style-name="ro10">
          <table:table-cell office:value-type="string" calcext:value-type="string">
            <text:p>2000 IMO Shortlist</text:p>
          </table:table-cell>
          <table:table-cell office:value-type="float" office:value="2000" calcext:value-type="float">
            <text:p>2000</text:p>
          </table:table-cell>
          <table:table-cell office:value-type="float" office:value="5" calcext:value-type="float">
            <text:p>5</text:p>
          </table:table-cell>
          <table:table-cell/>
          <table:table-cell office:value-type="string" calcext:value-type="string">
            <text:p>Let $ n \geq 2$ be a positive integer and $ \lambda$ a positive real number. Initially there are $ n$ fleas on a horizontal line, not all at the same point. We define a move as choosing two fleas at some points $ A$ and $ B$, with $ A$ to the left of $ B$, and letting the flea from $ A$ jump over the flea from $ B$ to the point $ C$ so that $ \frac {BC}{AB} = \lambda$.</text:p>
            <text:p/>
            <text:p>Determine all values of $ \lambda$ such that, for any point $ M$ on the line and for any initial position of the $ n$ fleas, there exists a sequence of moves that will take them all to the position right of $ M$.</text:p>
          </table:table-cell>
          <table:table-cell office:value-type="string" calcext:value-type="string">
            <text:p>https://artofproblemsolving.com/community/c3951_2000_imo_shortlist</text:p>
          </table:table-cell>
          <table:table-cell office:value-type="string" calcext:value-type="string">
            <text:p>Let $ n \geq 2$ be a positive integer and $ \lambda$ a positive real number. Initially there are $ n$ fleas on a horizontal line, not all at the same point. We define a move as choosing two fleas at some points $ A$ and $ B$, with $ A$ to the left of $ B$, and letting the flea from $ A$ jump over the flea from $ B$ to the point $ C$ so that $ \frac {BC}{AB} = \lambda$.</text:p>
            <text:p/>
            <text:p>Determine all values of $ \lambda$ such that, for any point $ M$ on the line and for any initial position of the $ n$ fleas, there exists a sequence of moves that will take them all to the position right of $ M$.</text:p>
          </table:table-cell>
          <table:table-cell/>
        </table:table-row>
        <table:table-row table:style-name="ro5">
          <table:table-cell office:value-type="string" calcext:value-type="string">
            <text:p>2000 IMO Shortlist</text:p>
          </table:table-cell>
          <table:table-cell office:value-type="float" office:value="2000" calcext:value-type="float">
            <text:p>2000</text:p>
          </table:table-cell>
          <table:table-cell office:value-type="float" office:value="6" calcext:value-type="float">
            <text:p>6</text:p>
          </table:table-cell>
          <table:table-cell/>
          <table:table-cell office:value-type="string" calcext:value-type="string">
            <text:p>A nonempty set $ A$ of real numbers is called a $ B_3$-set if the conditions $ a_1, a_2, a_3, a_4, a_5, a_6 \in A$ and $ a_1 + a_2 + a_3 = a_4 + a_5 + a_6$ imply that the sequences $ (a_1, a_2, a_3)$ and $ (a_4, a_5, a_6)$ are identical up to a permutation. Let $A = \{a_0 = 0 &lt; a_1 &lt; a_2 &lt; \cdots \}$, $B = \{b_0 = 0 &lt; b_1 &lt; b_2 &lt; \cdots \}$ be infinite sequences of real numbers with $ D(A) = D(B),$ where, for a set $ X$ of real numbers, $ D(X)$ denotes the difference set $ \{|x-y|\mid x, y \in X \}.$ Prove that if $ A$ is a $ B_3$-set, then $ A = B.$</text:p>
          </table:table-cell>
          <table:table-cell office:value-type="string" calcext:value-type="string">
            <text:p>https://artofproblemsolving.com/community/c3951_2000_imo_shortlist</text:p>
          </table:table-cell>
          <table:table-cell office:value-type="string" calcext:value-type="string">
            <text:p>A nonempty set $ A$ of real numbers is called a $ B_3$-set if the conditions $ a_1, a_2, a_3, a_4, a_5, a_6 \in A$ and $ a_1 + a_2 + a_3 = a_4 + a_5 + a_6$ imply that the sequences $ (a_1, a_2, a_3)$ and $ (a_4, a_5, a_6)$ are identical up to a permutation. Let $A = \{a_0 = 0 &lt; a_1 &lt; a_2 &lt; \cdots \}$, $B = \{b_0 = 0 &lt; b_1 &lt; b_2 &lt; \cdots \}$ be infinite sequences of real numbers with $ D(A) = D(B),$ where, for a set $ X$ of real numbers, $ D(X)$ denotes the difference set $ \{|x-y|\mid x, y \in X \}.$ Prove that if $ A$ is a $ B_3$-set, then $ A = B.$</text:p>
          </table:table-cell>
          <table:table-cell/>
        </table:table-row>
        <table:table-row table:style-name="ro7">
          <table:table-cell office:value-type="string" calcext:value-type="string">
            <text:p>2000 IMO Shortlist</text:p>
          </table:table-cell>
          <table:table-cell office:value-type="float" office:value="2000" calcext:value-type="float">
            <text:p>2000</text:p>
          </table:table-cell>
          <table:table-cell office:value-type="float" office:value="7" calcext:value-type="float">
            <text:p>7</text:p>
          </table:table-cell>
          <table:table-cell/>
          <table:table-cell office:value-type="string" calcext:value-type="string">
            <text:p>For a polynomial $ P$ of degree 2000 with distinct real coefficients let $ M(P)$ be the set of all polynomials that can be produced from $ P$ by permutation of its coefficients. A polynomial $ P$ will be called \textbf{$ n$-independent} if $ P(n) = 0$ and we can get from any $ Q \in M(P)$ a polynomial $ Q_1$ such that $ Q_1(n) = 0$ by interchanging at most one pair of coefficients of $ Q.$ Find all integers $ n$ for which $ n$-independent polynomials exist.</text:p>
          </table:table-cell>
          <table:table-cell office:value-type="string" calcext:value-type="string">
            <text:p>https://artofproblemsolving.com/community/c3951_2000_imo_shortlist</text:p>
          </table:table-cell>
          <table:table-cell office:value-type="string" calcext:value-type="string">
            <text:p>For a polynomial $ P$ of degree 2000 with distinct real coefficients let $ M(P)$ be the set of all polynomials that can be produced from $ P$ by permutation of its coefficients. A polynomial $ P$ will be called \textbf{$ n$-independent} if $ P(n) = 0$ and we can get from any $ Q \in M(P)$ a polynomial $ Q_1$ such that $ Q_1(n) = 0$ by interchanging at most one pair of coefficients of $ Q.$ Find all integers $ n$ for which $ n$-independent polynomials exist.</text:p>
          </table:table-cell>
          <table:table-cell/>
        </table:table-row>
        <table:table-row table:style-name="ro5">
          <table:table-cell office:value-type="string" calcext:value-type="string">
            <text:p>2000 IMO Shortlist</text:p>
          </table:table-cell>
          <table:table-cell office:value-type="float" office:value="2000" calcext:value-type="float">
            <text:p>2000</text:p>
          </table:table-cell>
          <table:table-cell office:value-type="float" office:value="1" calcext:value-type="float">
            <text:p>1</text:p>
          </table:table-cell>
          <table:table-cell/>
          <table:table-cell office:value-type="string" calcext:value-type="string">
            <text:p>In the plane we are given two circles intersecting at $ X$ and $ Y$. Prove that there exist four points with the following property:</text:p>
            <text:p/>
            <text:p>(P) For every circle touching the two given circles at $ A$ and $ B$, and meeting the line $ XY$ at $ C$ and $ D$, each of the lines $ AC$, $ AD$, $ BC$, $ BD$ passes through one of these points.</text:p>
          </table:table-cell>
          <table:table-cell office:value-type="string" calcext:value-type="string">
            <text:p>https://artofproblemsolving.com/community/c3951_2000_imo_shortlist</text:p>
          </table:table-cell>
          <table:table-cell office:value-type="string" calcext:value-type="string">
            <text:p>In the plane we are given two circles intersecting at $ X$ and $ Y$. Prove that there exist four points with the following property:</text:p>
            <text:p/>
            <text:p>(P) For every circle touching the two given circles at $ A$ and $ B$, and meeting the line $ XY$ at $ C$ and $ D$, each of the lines $ AC$, $ AD$, $ BC$, $ BD$ passes through one of these points.</text:p>
          </table:table-cell>
          <table:table-cell/>
        </table:table-row>
        <table:table-row table:style-name="ro7">
          <table:table-cell office:value-type="string" calcext:value-type="string">
            <text:p>2000 IMO Shortlist</text:p>
          </table:table-cell>
          <table:table-cell office:value-type="float" office:value="2000" calcext:value-type="float">
            <text:p>2000</text:p>
          </table:table-cell>
          <table:table-cell office:value-type="float" office:value="2" calcext:value-type="float">
            <text:p>2</text:p>
          </table:table-cell>
          <table:table-cell/>
          <table:table-cell office:value-type="string" calcext:value-type="string">
            <text:p>Two circles $ G_1$ and $ G_2$ intersect at two points $ M$ and $ N$. Let $ AB$ be the line tangent to these circles at $ A$ and $ B$, respectively, so that $ M$ lies closer to $ AB$ than $ N$. Let $ CD$ be the line parallel to $ AB$ and passing through the point $ M$, with $ C$ on $ G_1$ and $ D$ on $ G_2$. Lines $ AC$ and $ BD$ meet at $ E$; lines $ AN$ and $ CD$ meet at $ P$; lines $ BN$ and $ CD$ meet at $ Q$. Show that $ EP = EQ$.</text:p>
          </table:table-cell>
          <table:table-cell office:value-type="string" calcext:value-type="string">
            <text:p>https://artofproblemsolving.com/community/c3951_2000_imo_shortlist</text:p>
          </table:table-cell>
          <table:table-cell office:value-type="string" calcext:value-type="string">
            <text:p>Two circles $ G_1$ and $ G_2$ intersect at two points $ M$ and $ N$. Let $ AB$ be the line tangent to these circles at $ A$ and $ B$, respectively, so that $ M$ lies closer to $ AB$ than $ N$. Let $ CD$ be the line parallel to $ AB$ and passing through the point $ M$, with $ C$ on $ G_1$ and $ D$ on $ G_2$. Lines $ AC$ and $ BD$ meet at $ E$; lines $ AN$ and $ CD$ meet at $ P$; lines $ BN$ and $ CD$ meet at $ Q$. Show that $ EP = EQ$.</text:p>
          </table:table-cell>
          <table:table-cell/>
        </table:table-row>
        <table:table-row table:style-name="ro4">
          <table:table-cell office:value-type="string" calcext:value-type="string">
            <text:p>2000 IMO Shortlist</text:p>
          </table:table-cell>
          <table:table-cell office:value-type="float" office:value="2000" calcext:value-type="float">
            <text:p>2000</text:p>
          </table:table-cell>
          <table:table-cell office:value-type="float" office:value="3" calcext:value-type="float">
            <text:p>3</text:p>
          </table:table-cell>
          <table:table-cell/>
          <table:table-cell office:value-type="string" calcext:value-type="string">
            <text:p>Let $O$ be the circumcenter and $H$ the orthocenter of an acute triangle $ABC$. <text:s/>Show that there exist points $D$, $E$, and $F$ on sides $BC$, $CA$, and $AB$ respectively such that \[ OD + DH = OE + EH = OF + FH\] and the lines $AD$, $BE$, and $CF$ are concurrent.</text:p>
          </table:table-cell>
          <table:table-cell office:value-type="string" calcext:value-type="string">
            <text:p>https://artofproblemsolving.com/community/c3951_2000_imo_shortlist</text:p>
          </table:table-cell>
          <table:table-cell office:value-type="string" calcext:value-type="string">
            <text:p>Let $O$ be the circumcenter and $H$ the orthocenter of an acute triangle $ABC$. <text:s/>Show that there exist points $D$, $E$, and $F$ on sides $BC$, $CA$, and $AB$ respectively such that \[ OD + DH = OE + EH = OF + FH\] and the lines $AD$, $BE$, and $CF$ are concurrent.</text:p>
          </table:table-cell>
          <table:table-cell/>
        </table:table-row>
        <table:table-row table:style-name="ro24">
          <table:table-cell office:value-type="string" calcext:value-type="string">
            <text:p>2000 IMO Shortlist</text:p>
          </table:table-cell>
          <table:table-cell office:value-type="float" office:value="2000" calcext:value-type="float">
            <text:p>2000</text:p>
          </table:table-cell>
          <table:table-cell table:number-columns-repeated="2"/>
          <table:table-cell office:value-type="string" office:string-value="Click for solution&#10;&#10;We know that the orthocenter reflects over the sides of the triangle on the circumcircle. Therefore the minimal distance $ OD+HD$ equals $ R$. Obviously we can achieve this on all sides, so we assume that $ D,E,F$ are the intersection points between $ A',B',C'$ the reflections of $ H$ across $ BC,CA,AB$ respectively. All we have to prove is that $ AD$, $ BE$ and $ CF$ are concurrent.&#10;&#10;In order to do that we need the ratios $ \dfrac {BD}{DC}$, $ \dfrac {CE}{EA}$ and $ \dfrac {AF}{FB}$, and then we can apply Ceva's theorem.&#10;&#10;We know that the triangle $ ABC$ is acute, so $ \angle BAH = 90^\circ- \angle B = \angle OAC$, therefore $ \angle HAO = |\angle A - 2(90^\circ -\angle B)| = |\angle B- \angle C|$. In particular this means that $ \angle OA'H = |\angle B-\angle C|$. Since $ \angle BA'A = \angle C$ and $ \angle AA'C = \angle B$, we have that $ \angle BA'D = \angle B$ and $ \angle DA'C = \angle C$.&#10;&#10;By the Sine theorem in the triangles $ BA'D$ and $ DA'C$, we get&#10;\[ \dfrac {BD}{DC} = \dfrac { \sin B }{\sin C }.\]&#10;&#10;Using the similar relationships for  $ \dfrac {CE}{EA}$ and $ \dfrac {AF}{FB}$ we get that those three fractions multiply up to 1, and thus by Ceva's, the lines $ AD, BE$ and $ CF$ are concurrent." calcext:value-type="string">
            <text:p>Click for solution</text:p>
            <text:p/>
            <text:p>We know that the orthocenter reflects over the sides of the triangle on the circumcircle. Therefore the minimal distance $ OD+HD$ equals $ R$. Obviously we can achieve this on all sides, so we assume that $ D,E,F$ are the intersection points between $ A',B',C'$ the reflections of $ H$ across $ BC,CA,AB$ respectively. All we have to prove is that $ AD$, $ BE$ and $ CF$ are concurrent.</text:p>
            <text:p/>
            <text:p>In order to do that we need the ratios $ \dfrac {BD}{DC}$, $ \dfrac {CE}{EA}$ and $ \dfrac {AF}{FB}$, and then we can apply Ceva's theorem.</text:p>
            <text:p/>
            <text:p>We know that the triangle $ ABC$ is acute, so $ \angle BAH = 90^\circ- \angle B = \angle OAC$, therefore $ \angle HAO = |\angle A - 2(90^\circ -\angle B)| = |\angle B- \angle C|$. In particular this means that $ \angle OA'H = |\angle B-\angle C|$. Since $ \angle BA'A = \angle C$ and $ \angle AA'C = \angle B$, we have that $ \angle BA'D = \angle B$ and $ \angle DA'C = \angle C$.</text:p>
            <text:p/>
            <text:p>By the Sine theorem in the triangles $ BA'D$ and $ DA'C$, we get</text:p>
            <text:p>\[ \dfrac {BD}{DC} = \dfrac { \sin B }{\sin C }.\]</text:p>
            <text:p/>
            <text:p>Using the similar relationships for  $ \dfrac {CE}{EA}$ and $ \dfrac {AF}{FB}$ we get that those three fractions multiply up to 1, and thus by Ceva's, the lines $ AD, BE$ and $ CF$ are concurrent.</text:p>
          </table:table-cell>
          <table:table-cell office:value-type="string" calcext:value-type="string">
            <text:p>https://artofproblemsolving.com/community/c3951_2000_imo_shortlist</text:p>
          </table:table-cell>
          <table:table-cell office:value-type="string" office:string-value="Click for solution&#10;&#10;We know that the orthocenter reflects over the sides of the triangle on the circumcircle. Therefore the minimal distance $ OD+HD$ equals $ R$. Obviously we can achieve this on all sides, so we assume that $ D,E,F$ are the intersection points between $ A',B',C'$ the reflections of $ H$ across $ BC,CA,AB$ respectively. All we have to prove is that $ AD$, $ BE$ and $ CF$ are concurrent.&#10;&#10;In order to do that we need the ratios $ \dfrac {BD}{DC}$, $ \dfrac {CE}{EA}$ and $ \dfrac {AF}{FB}$, and then we can apply Ceva's theorem.&#10;&#10;We know that the triangle $ ABC$ is acute, so $ \angle BAH = 90^\circ- \angle B = \angle OAC$, therefore $ \angle HAO = |\angle A - 2(90^\circ -\angle B)| = |\angle B- \angle C|$. In particular this means that $ \angle OA'H = |\angle B-\angle C|$. Since $ \angle BA'A = \angle C$ and $ \angle AA'C = \angle B$, we have that $ \angle BA'D = \angle B$ and $ \angle DA'C = \angle C$.&#10;&#10;By the Sine theorem in the triangles $ BA'D$ and $ DA'C$, we get&#10;\[ \dfrac {BD}{DC} = \dfrac { \sin B }{\sin C }.\]&#10;&#10;Using the similar relationships for  $ \dfrac {CE}{EA}$ and $ \dfrac {AF}{FB}$ we get that those three fractions multiply up to 1, and thus by Ceva's, the lines $ AD, BE$ and $ CF$ are concurrent." calcext:value-type="string">
            <text:p>Click for solution</text:p>
            <text:p/>
            <text:p>We know that the orthocenter reflects over the sides of the triangle on the circumcircle. Therefore the minimal distance $ OD+HD$ equals $ R$. Obviously we can achieve this on all sides, so we assume that $ D,E,F$ are the intersection points between $ A',B',C'$ the reflections of $ H$ across $ BC,CA,AB$ respectively. All we have to prove is that $ AD$, $ BE$ and $ CF$ are concurrent.</text:p>
            <text:p/>
            <text:p>In order to do that we need the ratios $ \dfrac {BD}{DC}$, $ \dfrac {CE}{EA}$ and $ \dfrac {AF}{FB}$, and then we can apply Ceva's theorem.</text:p>
            <text:p/>
            <text:p>We know that the triangle $ ABC$ is acute, so $ \angle BAH = 90^\circ- \angle B = \angle OAC$, therefore $ \angle HAO = |\angle A - 2(90^\circ -\angle B)| = |\angle B- \angle C|$. In particular this means that $ \angle OA'H = |\angle B-\angle C|$. Since $ \angle BA'A = \angle C$ and $ \angle AA'C = \angle B$, we have that $ \angle BA'D = \angle B$ and $ \angle DA'C = \angle C$.</text:p>
            <text:p/>
            <text:p>By the Sine theorem in the triangles $ BA'D$ and $ DA'C$, we get</text:p>
            <text:p>\[ \dfrac {BD}{DC} = \dfrac { \sin B }{\sin C }.\]</text:p>
            <text:p/>
            <text:p>Using the similar relationships for  $ \dfrac {CE}{EA}$ and $ \dfrac {AF}{FB}$ we get that those three fractions multiply up to 1, and thus by Ceva's, the lines $ AD, BE$ and $ CF$ are concurrent.</text:p>
          </table:table-cell>
          <table:table-cell/>
        </table:table-row>
        <table:table-row table:style-name="ro4">
          <table:table-cell office:value-type="string" calcext:value-type="string">
            <text:p>2000 IMO Shortlist</text:p>
          </table:table-cell>
          <table:table-cell office:value-type="float" office:value="2000" calcext:value-type="float">
            <text:p>2000</text:p>
          </table:table-cell>
          <table:table-cell office:value-type="float" office:value="4" calcext:value-type="float">
            <text:p>4</text:p>
          </table:table-cell>
          <table:table-cell/>
          <table:table-cell office:value-type="string" calcext:value-type="string">
            <text:p>Let $ A_1A_2 \ldots A_n$ be a convex polygon, $ n \geq 4.$ Prove that $ A_1A_2 \ldots A_n$ is cyclic if and only if to each vertex $ A_j$ one can assign a pair $ (b_j, c_j)$ of real numbers, $ j = 1, 2, \ldots, n,$ so that $ A_iA_j = b_jc_i - b_ic_j$ for all $ i, j$ with $ 1 \leq i &lt; j \leq n.$</text:p>
          </table:table-cell>
          <table:table-cell office:value-type="string" calcext:value-type="string">
            <text:p>https://artofproblemsolving.com/community/c3951_2000_imo_shortlist</text:p>
          </table:table-cell>
          <table:table-cell office:value-type="string" calcext:value-type="string">
            <text:p>Let $ A_1A_2 \ldots A_n$ be a convex polygon, $ n \geq 4.$ Prove that $ A_1A_2 \ldots A_n$ is cyclic if and only if to each vertex $ A_j$ one can assign a pair $ (b_j, c_j)$ of real numbers, $ j = 1, 2, \ldots, n,$ so that $ A_iA_j = b_jc_i - b_ic_j$ for all $ i, j$ with $ 1 \leq i &lt; j \leq n.$</text:p>
          </table:table-cell>
          <table:table-cell/>
        </table:table-row>
        <table:table-row table:style-name="ro7">
          <table:table-cell office:value-type="string" calcext:value-type="string">
            <text:p>2000 IMO Shortlist</text:p>
          </table:table-cell>
          <table:table-cell office:value-type="float" office:value="2000" calcext:value-type="float">
            <text:p>2000</text:p>
          </table:table-cell>
          <table:table-cell office:value-type="float" office:value="5" calcext:value-type="float">
            <text:p>5</text:p>
          </table:table-cell>
          <table:table-cell/>
          <table:table-cell office:value-type="string" calcext:value-type="string">
            <text:p>The tangents at $B$ and $A$ to the circumcircle of an acute angled triangle $ABC$ meet the tangent at $C$ at $T$ and $U$ respectively. <text:s/>$AT$ meets $BC$ at $P$, and $Q$ is the midpoint of $AP$; $BU$ meets $CA$ at $R$, and $S$ is the midpoint of $BR$. <text:s/>Prove that $\angle ABQ=\angle BAS$. <text:s/>Determine, in terms of ratios of side lengths, the triangles for which this angle is a maximum.</text:p>
          </table:table-cell>
          <table:table-cell office:value-type="string" calcext:value-type="string">
            <text:p>https://artofproblemsolving.com/community/c3951_2000_imo_shortlist</text:p>
          </table:table-cell>
          <table:table-cell office:value-type="string" calcext:value-type="string">
            <text:p>The tangents at $B$ and $A$ to the circumcircle of an acute angled triangle $ABC$ meet the tangent at $C$ at $T$ and $U$ respectively. <text:s/>$AT$ meets $BC$ at $P$, and $Q$ is the midpoint of $AP$; $BU$ meets $CA$ at $R$, and $S$ is the midpoint of $BR$. <text:s/>Prove that $\angle ABQ=\angle BAS$. <text:s/>Determine, in terms of ratios of side lengths, the triangles for which this angle is a maximum.</text:p>
          </table:table-cell>
          <table:table-cell/>
        </table:table-row>
        <table:table-row table:style-name="ro7">
          <table:table-cell office:value-type="string" calcext:value-type="string">
            <text:p>2000 IMO Shortlist</text:p>
          </table:table-cell>
          <table:table-cell office:value-type="float" office:value="2000" calcext:value-type="float">
            <text:p>2000</text:p>
          </table:table-cell>
          <table:table-cell office:value-type="float" office:value="6" calcext:value-type="float">
            <text:p>6</text:p>
          </table:table-cell>
          <table:table-cell/>
          <table:table-cell office:value-type="string" calcext:value-type="string">
            <text:p>Let $ ABCD$ be a convex quadrilateral. The perpendicular bisectors of its sides $ AB$ and $ CD$ meet at $ Y$. Denote by $ X$ a point inside the quadrilateral $ ABCD$ such that $ \measuredangle ADX = \measuredangle BCX &lt; 90^{\circ}$ and $ \measuredangle DAX = \measuredangle CBX &lt; 90^{\circ}$. Show that $ \measuredangle AYB = 2\cdot\measuredangle ADX$.</text:p>
          </table:table-cell>
          <table:table-cell office:value-type="string" calcext:value-type="string">
            <text:p>https://artofproblemsolving.com/community/c3951_2000_imo_shortlist</text:p>
          </table:table-cell>
          <table:table-cell office:value-type="string" calcext:value-type="string">
            <text:p>Let $ ABCD$ be a convex quadrilateral. The perpendicular bisectors of its sides $ AB$ and $ CD$ meet at $ Y$. Denote by $ X$ a point inside the quadrilateral $ ABCD$ such that $ \measuredangle ADX = \measuredangle BCX &lt; 90^{\circ}$ and $ \measuredangle DAX = \measuredangle CBX &lt; 90^{\circ}$. Show that $ \measuredangle AYB = 2\cdot\measuredangle ADX$.</text:p>
          </table:table-cell>
          <table:table-cell/>
        </table:table-row>
        <table:table-row table:style-name="ro4">
          <table:table-cell office:value-type="string" calcext:value-type="string">
            <text:p>2000 IMO Shortlist</text:p>
          </table:table-cell>
          <table:table-cell office:value-type="float" office:value="2000" calcext:value-type="float">
            <text:p>2000</text:p>
          </table:table-cell>
          <table:table-cell office:value-type="float" office:value="7" calcext:value-type="float">
            <text:p>7</text:p>
          </table:table-cell>
          <table:table-cell/>
          <table:table-cell office:value-type="string" calcext:value-type="string">
            <text:p>Ten gangsters are standing on a flat surface, and the distances between them are all distinct. At twelve o’clock, when the church bells start chiming, each of them fatally shoots the one among the other nine gangsters who is the nearest. At least how many gangsters will be killed?</text:p>
          </table:table-cell>
          <table:table-cell office:value-type="string" calcext:value-type="string">
            <text:p>https://artofproblemsolving.com/community/c3951_2000_imo_shortlist</text:p>
          </table:table-cell>
          <table:table-cell office:value-type="string" calcext:value-type="string">
            <text:p>Ten gangsters are standing on a flat surface, and the distances between them are all distinct. At twelve o’clock, when the church bells start chiming, each of them fatally shoots the one among the other nine gangsters who is the nearest. At least how many gangsters will be killed?</text:p>
          </table:table-cell>
          <table:table-cell/>
        </table:table-row>
        <table:table-row table:style-name="ro7">
          <table:table-cell office:value-type="string" calcext:value-type="string">
            <text:p>2000 IMO Shortlist</text:p>
          </table:table-cell>
          <table:table-cell office:value-type="float" office:value="2000" calcext:value-type="float">
            <text:p>2000</text:p>
          </table:table-cell>
          <table:table-cell office:value-type="float" office:value="8" calcext:value-type="float">
            <text:p>8</text:p>
          </table:table-cell>
          <table:table-cell/>
          <table:table-cell office:value-type="string" calcext:value-type="string">
            <text:p>Let $ AH_1, BH_2, CH_3$ be the altitudes of an acute angled triangle $ ABC$. Its incircle touches the sides $ BC, AC$ and $ AB$ at $ T_1, T_2$ and $ T_3$ respectively. Consider the symmetric images <text:s/>of <text:s/>the <text:s/>lines $ H_1H_2, H_2H_3$ and $ H_3H_1$ with <text:s/>respect <text:s/>to <text:s/>the <text:s/>lines $ T_1T_2, T_2T_3$ and $ T_3T_1$. <text:s/>Prove <text:s/>that <text:s/>these <text:s/>images <text:s/>form a <text:s/>triangle <text:s/>whose <text:s/>vertices <text:s/>lie <text:s/>on <text:s/>the incircle of $ ABC$.</text:p>
          </table:table-cell>
          <table:table-cell office:value-type="string" calcext:value-type="string">
            <text:p>https://artofproblemsolving.com/community/c3951_2000_imo_shortlist</text:p>
          </table:table-cell>
          <table:table-cell office:value-type="string" calcext:value-type="string">
            <text:p>Let $ AH_1, BH_2, CH_3$ be the altitudes of an acute angled triangle $ ABC$. Its incircle touches the sides $ BC, AC$ and $ AB$ at $ T_1, T_2$ and $ T_3$ respectively. Consider the symmetric images <text:s/>of <text:s/>the <text:s/>lines $ H_1H_2, H_2H_3$ and $ H_3H_1$ with <text:s/>respect <text:s/>to <text:s/>the <text:s/>lines $ T_1T_2, T_2T_3$ and $ T_3T_1$. <text:s/>Prove <text:s/>that <text:s/>these <text:s/>images <text:s/>form a <text:s/>triangle <text:s/>whose <text:s/>vertices <text:s/>lie <text:s/>on <text:s/>the incircle of $ ABC$.</text:p>
          </table:table-cell>
          <table:table-cell/>
        </table:table-row>
        <table:table-row table:style-name="ro4">
          <table:table-cell office:value-type="string" calcext:value-type="string">
            <text:p>2000 IMO Shortlist</text:p>
          </table:table-cell>
          <table:table-cell office:value-type="float" office:value="2000" calcext:value-type="float">
            <text:p>2000</text:p>
          </table:table-cell>
          <table:table-cell office:value-type="float" office:value="1" calcext:value-type="float">
            <text:p>1</text:p>
          </table:table-cell>
          <table:table-cell/>
          <table:table-cell office:value-type="string" calcext:value-type="string">
            <text:p>Determine all positive integers $ n\geq 2$ that satisfy the following condition: for all $ a$ and $ b$ relatively prime to $ n$ we have \[a \equiv b \pmod n\qquad\text{if and only if}\qquad ab\equiv 1 \pmod n.\]</text:p>
          </table:table-cell>
          <table:table-cell office:value-type="string" calcext:value-type="string">
            <text:p>https://artofproblemsolving.com/community/c3951_2000_imo_shortlist</text:p>
          </table:table-cell>
          <table:table-cell office:value-type="string" calcext:value-type="string">
            <text:p>Determine all positive integers $ n\geq 2$ that satisfy the following condition: for all $ a$ and $ b$ relatively prime to $ n$ we have \[a \equiv b \pmod n\qquad\text{if and only if}\qquad ab\equiv 1 \pmod n.\]</text:p>
          </table:table-cell>
          <table:table-cell/>
        </table:table-row>
        <table:table-row table:style-name="ro6">
          <table:table-cell office:value-type="string" calcext:value-type="string">
            <text:p>2000 IMO Shortlist</text:p>
          </table:table-cell>
          <table:table-cell office:value-type="float" office:value="2000" calcext:value-type="float">
            <text:p>2000</text:p>
          </table:table-cell>
          <table:table-cell office:value-type="float" office:value="2" calcext:value-type="float">
            <text:p>2</text:p>
          </table:table-cell>
          <table:table-cell/>
          <table:table-cell office:value-type="string" calcext:value-type="string">
            <text:p>For a positive integer $n$, let $d(n)$ be the number of all positive divisors of $n$. Find all positive integers $n$ such that $d(n)^3=4n$.</text:p>
          </table:table-cell>
          <table:table-cell office:value-type="string" calcext:value-type="string">
            <text:p>https://artofproblemsolving.com/community/c3951_2000_imo_shortlist</text:p>
          </table:table-cell>
          <table:table-cell office:value-type="string" calcext:value-type="string">
            <text:p>For a positive integer $n$, let $d(n)$ be the number of all positive divisors of $n$. Find all positive integers $n$ such that $d(n)^3=4n$.</text:p>
          </table:table-cell>
          <table:table-cell/>
        </table:table-row>
        <table:table-row table:style-name="ro6">
          <table:table-cell office:value-type="string" calcext:value-type="string">
            <text:p>2000 IMO Shortlist</text:p>
          </table:table-cell>
          <table:table-cell office:value-type="float" office:value="2000" calcext:value-type="float">
            <text:p>2000</text:p>
          </table:table-cell>
          <table:table-cell office:value-type="float" office:value="3" calcext:value-type="float">
            <text:p>3</text:p>
          </table:table-cell>
          <table:table-cell/>
          <table:table-cell office:value-type="string" calcext:value-type="string">
            <text:p>Does there exist a positive integer $ n$ such that $ n$ has exactly 2000 prime divisors and $ n$ divides $ 2^n + 1$?</text:p>
          </table:table-cell>
          <table:table-cell office:value-type="string" calcext:value-type="string">
            <text:p>https://artofproblemsolving.com/community/c3951_2000_imo_shortlist</text:p>
          </table:table-cell>
          <table:table-cell office:value-type="string" calcext:value-type="string">
            <text:p>Does there exist a positive integer $ n$ such that $ n$ has exactly 2000 prime divisors and $ n$ divides $ 2^n + 1$?</text:p>
          </table:table-cell>
          <table:table-cell/>
        </table:table-row>
        <table:table-row table:style-name="ro1">
          <table:table-cell office:value-type="string" calcext:value-type="string">
            <text:p>2000 IMO Shortlist</text:p>
          </table:table-cell>
          <table:table-cell office:value-type="float" office:value="2000" calcext:value-type="float">
            <text:p>2000</text:p>
          </table:table-cell>
          <table:table-cell office:value-type="float" office:value="4" calcext:value-type="float">
            <text:p>4</text:p>
          </table:table-cell>
          <table:table-cell/>
          <table:table-cell office:value-type="string" calcext:value-type="string">
            <text:p>Find all triplets of positive integers $ (a,m,n)$ such that <text:s/>$ a^m + 1 \mid (a + 1)^n$.</text:p>
          </table:table-cell>
          <table:table-cell office:value-type="string" calcext:value-type="string">
            <text:p>https://artofproblemsolving.com/community/c3951_2000_imo_shortlist</text:p>
          </table:table-cell>
          <table:table-cell office:value-type="string" calcext:value-type="string">
            <text:p>Find all triplets of positive integers $ (a,m,n)$ such that <text:s/>$ a^m + 1 \mid (a + 1)^n$.</text:p>
          </table:table-cell>
          <table:table-cell/>
        </table:table-row>
        <table:table-row table:style-name="ro6">
          <table:table-cell office:value-type="string" calcext:value-type="string">
            <text:p>2000 IMO Shortlist</text:p>
          </table:table-cell>
          <table:table-cell office:value-type="float" office:value="2000" calcext:value-type="float">
            <text:p>2000</text:p>
          </table:table-cell>
          <table:table-cell office:value-type="float" office:value="5" calcext:value-type="float">
            <text:p>5</text:p>
          </table:table-cell>
          <table:table-cell/>
          <table:table-cell office:value-type="string" calcext:value-type="string">
            <text:p>Prove that there exist infinitely many positive integers $ n$ such that $ p = nr,$ where $ p$ and $ r$ are respectively the semiperimeter and the inradius of a triangle with integer side lengths.</text:p>
          </table:table-cell>
          <table:table-cell office:value-type="string" calcext:value-type="string">
            <text:p>https://artofproblemsolving.com/community/c3951_2000_imo_shortlist</text:p>
          </table:table-cell>
          <table:table-cell office:value-type="string" calcext:value-type="string">
            <text:p>Prove that there exist infinitely many positive integers $ n$ such that $ p = nr,$ where $ p$ and $ r$ are respectively the semiperimeter and the inradius of a triangle with integer side lengths.</text:p>
          </table:table-cell>
          <table:table-cell/>
        </table:table-row>
        <table:table-row table:style-name="ro6">
          <table:table-cell office:value-type="string" calcext:value-type="string">
            <text:p>2000 IMO Shortlist</text:p>
          </table:table-cell>
          <table:table-cell office:value-type="float" office:value="2000" calcext:value-type="float">
            <text:p>2000</text:p>
          </table:table-cell>
          <table:table-cell office:value-type="float" office:value="6" calcext:value-type="float">
            <text:p>6</text:p>
          </table:table-cell>
          <table:table-cell/>
          <table:table-cell office:value-type="string" calcext:value-type="string">
            <text:p>Show that the set of positive integers that cannot be represented as a sum of distinct perfect squares is finite.</text:p>
          </table:table-cell>
          <table:table-cell office:value-type="string" calcext:value-type="string">
            <text:p>https://artofproblemsolving.com/community/c3951_2000_imo_shortlist</text:p>
          </table:table-cell>
          <table:table-cell office:value-type="string" calcext:value-type="string">
            <text:p>Show that the set of positive integers that cannot be represented as a sum of distinct perfect squares is finite.</text:p>
          </table:table-cell>
          <table:table-cell/>
        </table:table-row>
        <table:table-row table:style-name="ro5">
          <table:table-cell office:value-type="string" calcext:value-type="string">
            <text:p>2000 IMO Shortlist</text:p>
          </table:table-cell>
          <table:table-cell office:value-type="float" office:value="2000" calcext:value-type="float">
            <text:p>2000</text:p>
          </table:table-cell>
          <table:table-cell office:value-type="float" office:value="1" calcext:value-type="float">
            <text:p>1</text:p>
          </table:table-cell>
          <table:table-cell/>
          <table:table-cell office:value-type="string" calcext:value-type="string">
            <text:p>A magician has one hundred cards numbered 1 to 100. He puts them into three boxes, a red one, a white one and a blue one, so that each box contains at least one card. A member of the audience draws two cards from two different boxes and announces the sum of numbers on those cards. Given this information, the magician locates the box from which no card has been drawn.</text:p>
            <text:p/>
            <text:p>How many ways are there to put the cards in the three boxes so that the trick works?</text:p>
          </table:table-cell>
          <table:table-cell office:value-type="string" calcext:value-type="string">
            <text:p>https://artofproblemsolving.com/community/c3951_2000_imo_shortlist</text:p>
          </table:table-cell>
          <table:table-cell office:value-type="string" calcext:value-type="string">
            <text:p>A magician has one hundred cards numbered 1 to 100. He puts them into three boxes, a red one, a white one and a blue one, so that each box contains at least one card. A member of the audience draws two cards from two different boxes and announces the sum of numbers on those cards. Given this information, the magician locates the box from which no card has been drawn.</text:p>
            <text:p/>
            <text:p>How many ways are there to put the cards in the three boxes so that the trick works?</text:p>
          </table:table-cell>
          <table:table-cell/>
        </table:table-row>
        <table:table-row table:style-name="ro6">
          <table:table-cell office:value-type="string" calcext:value-type="string">
            <text:p>2000 IMO Shortlist</text:p>
          </table:table-cell>
          <table:table-cell office:value-type="float" office:value="2000" calcext:value-type="float">
            <text:p>2000</text:p>
          </table:table-cell>
          <table:table-cell office:value-type="float" office:value="2" calcext:value-type="float">
            <text:p>2</text:p>
          </table:table-cell>
          <table:table-cell/>
          <table:table-cell office:value-type="string" calcext:value-type="string">
            <text:p>A staircase-brick with 3 steps of width 2 is made of 12 unit cubes. Determine all integers $ n$ for which it is possible to build a cube of side $ n$ using such bricks.</text:p>
          </table:table-cell>
          <table:table-cell office:value-type="string" calcext:value-type="string">
            <text:p>https://artofproblemsolving.com/community/c3951_2000_imo_shortlist</text:p>
          </table:table-cell>
          <table:table-cell office:value-type="string" calcext:value-type="string">
            <text:p>A staircase-brick with 3 steps of width 2 is made of 12 unit cubes. Determine all integers $ n$ for which it is possible to build a cube of side $ n$ using such bricks.</text:p>
          </table:table-cell>
          <table:table-cell/>
        </table:table-row>
        <table:table-row table:style-name="ro5">
          <table:table-cell office:value-type="string" calcext:value-type="string">
            <text:p>2000 IMO Shortlist</text:p>
          </table:table-cell>
          <table:table-cell office:value-type="float" office:value="2000" calcext:value-type="float">
            <text:p>2000</text:p>
          </table:table-cell>
          <table:table-cell office:value-type="float" office:value="3" calcext:value-type="float">
            <text:p>3</text:p>
          </table:table-cell>
          <table:table-cell/>
          <table:table-cell office:value-type="string" calcext:value-type="string">
            <text:p>Let $ n \geq 4$ be a fixed positive integer. Given a set $ S = \{P_1, P_2, \ldots, P_n\}$ of $ n$ points in the plane such that no three are collinear and no four concyclic, let $ a_t,$ $ 1 \leq t \leq n,$ be the number of circles $ P_iP_jP_k$ that contain $ P_t$ in their interior, and let \[m(S)=a_1+a_2+\cdots + a_n.\]Prove that there exists a positive integer $ f(n),$ depending only on $ n,$ such that the points of $ S$ are the vertices of a convex polygon if and only if $ m(S) = f(n).$</text:p>
          </table:table-cell>
          <table:table-cell office:value-type="string" calcext:value-type="string">
            <text:p>https://artofproblemsolving.com/community/c3951_2000_imo_shortlist</text:p>
          </table:table-cell>
          <table:table-cell office:value-type="string" calcext:value-type="string">
            <text:p>Let $ n \geq 4$ be a fixed positive integer. Given a set $ S = \{P_1, P_2, \ldots, P_n\}$ of $ n$ points in the plane such that no three are collinear and no four concyclic, let $ a_t,$ $ 1 \leq t \leq n,$ be the number of circles $ P_iP_jP_k$ that contain $ P_t$ in their interior, and let \[m(S)=a_1+a_2+\cdots + a_n.\]Prove that there exists a positive integer $ f(n),$ depending only on $ n,$ such that the points of $ S$ are the vertices of a convex polygon if and only if $ m(S) = f(n).$</text:p>
          </table:table-cell>
          <table:table-cell/>
        </table:table-row>
        <table:table-row table:style-name="ro4">
          <table:table-cell office:value-type="string" calcext:value-type="string">
            <text:p>2000 IMO Shortlist</text:p>
          </table:table-cell>
          <table:table-cell office:value-type="float" office:value="2000" calcext:value-type="float">
            <text:p>2000</text:p>
          </table:table-cell>
          <table:table-cell office:value-type="float" office:value="4" calcext:value-type="float">
            <text:p>4</text:p>
          </table:table-cell>
          <table:table-cell/>
          <table:table-cell office:value-type="string" calcext:value-type="string">
            <text:p>Let $ n$ and $ k$ be positive integers such that $ \frac{1}{2} n &lt; k \leq \frac{2}{3} n.$ Find the least number $ m$ for which it is possible to place $ m$ pawns on $ m$ squares of an $ n \times n$ chessboard so that no column or row contains a block of $ k$ adjacent unoccupied squares.</text:p>
          </table:table-cell>
          <table:table-cell office:value-type="string" calcext:value-type="string">
            <text:p>https://artofproblemsolving.com/community/c3951_2000_imo_shortlist</text:p>
          </table:table-cell>
          <table:table-cell office:value-type="string" calcext:value-type="string">
            <text:p>Let $ n$ and $ k$ be positive integers such that $ \frac{1}{2} n &lt; k \leq \frac{2}{3} n.$ Find the least number $ m$ for which it is possible to place $ m$ pawns on $ m$ squares of an $ n \times n$ chessboard so that no column or row contains a block of $ k$ adjacent unoccupied squares.</text:p>
          </table:table-cell>
          <table:table-cell/>
        </table:table-row>
        <table:table-row table:style-name="ro7">
          <table:table-cell office:value-type="string" calcext:value-type="string">
            <text:p>2000 IMO Shortlist</text:p>
          </table:table-cell>
          <table:table-cell office:value-type="float" office:value="2000" calcext:value-type="float">
            <text:p>2000</text:p>
          </table:table-cell>
          <table:table-cell office:value-type="float" office:value="5" calcext:value-type="float">
            <text:p>5</text:p>
          </table:table-cell>
          <table:table-cell/>
          <table:table-cell office:value-type="string" calcext:value-type="string">
            <text:p>In the plane we have $n$ rectangles with parallel sides. <text:s/>The sides of distinct rectangles lie on distinct lines. <text:s/>The boundaries of the rectangles cut the plane into connected regions. <text:s/>A region is \textit{nice} if it has at least one of the vertices of the $n$ rectangles on the boundary. <text:s/>Prove that the sum of the numbers of the vertices of all nice regions is less than $40n$. <text:s/>(There can be nonconvex regions as well as regions with more than one boundary curve.)</text:p>
          </table:table-cell>
          <table:table-cell office:value-type="string" calcext:value-type="string">
            <text:p>https://artofproblemsolving.com/community/c3951_2000_imo_shortlist</text:p>
          </table:table-cell>
          <table:table-cell office:value-type="string" calcext:value-type="string">
            <text:p>In the plane we have $n$ rectangles with parallel sides. <text:s/>The sides of distinct rectangles lie on distinct lines. <text:s/>The boundaries of the rectangles cut the plane into connected regions. <text:s/>A region is \textit{nice} if it has at least one of the vertices of the $n$ rectangles on the boundary. <text:s/>Prove that the sum of the numbers of the vertices of all nice regions is less than $40n$. <text:s/>(There can be nonconvex regions as well as regions with more than one boundary curve.)</text:p>
          </table:table-cell>
          <table:table-cell/>
        </table:table-row>
        <table:table-row table:style-name="ro4">
          <table:table-cell office:value-type="string" calcext:value-type="string">
            <text:p>2000 IMO Shortlist</text:p>
          </table:table-cell>
          <table:table-cell office:value-type="float" office:value="2000" calcext:value-type="float">
            <text:p>2000</text:p>
          </table:table-cell>
          <table:table-cell office:value-type="float" office:value="6" calcext:value-type="float">
            <text:p>6</text:p>
          </table:table-cell>
          <table:table-cell/>
          <table:table-cell office:value-type="string" calcext:value-type="string">
            <text:p>Let $ p$ and $ q$ be relatively prime positive integers. A subset $ S$ of $ \{0, 1, 2, \ldots \}$ is called \textbf{ideal} if $ 0 \in S$ and for each element $ n \in S,$ the integers $ n + p$ and $ n + q$ belong to $ S.$ Determine the number of ideal subsets of $ \{0, 1, 2, \ldots \}.$</text:p>
          </table:table-cell>
          <table:table-cell office:value-type="string" calcext:value-type="string">
            <text:p>https://artofproblemsolving.com/community/c3951_2000_imo_shortlist</text:p>
          </table:table-cell>
          <table:table-cell office:value-type="string" calcext:value-type="string">
            <text:p>Let $ p$ and $ q$ be relatively prime positive integers. A subset $ S$ of $ \{0, 1, 2, \ldots \}$ is called \textbf{ideal} if $ 0 \in S$ and for each element $ n \in S,$ the integers $ n + p$ and $ n + q$ belong to $ S.$ Determine the number of ideal subsets of $ \{0, 1, 2, \ldots \}.$</text:p>
          </table:table-cell>
          <table:table-cell/>
        </table:table-row>
        <table:table-row table:style-name="ro4">
          <table:table-cell office:value-type="string" calcext:value-type="string">
            <text:p>1999 IMO Shortlist</text:p>
          </table:table-cell>
          <table:table-cell office:value-type="float" office:value="1999" calcext:value-type="float">
            <text:p>1999</text:p>
          </table:table-cell>
          <table:table-cell office:value-type="float" office:value="1" calcext:value-type="float">
            <text:p>1</text:p>
          </table:table-cell>
          <table:table-cell/>
          <table:table-cell office:value-type="string" calcext:value-type="string">
            <text:p>Let ABC be a triangle and $M$ be an interior point. Prove that</text:p>
            <text:p/>
            <text:p>\[ \min\{MA,MB,MC\}+MA+MB+MC&lt;AB+AC+BC.\]</text:p>
          </table:table-cell>
          <table:table-cell office:value-type="string" calcext:value-type="string">
            <text:p>https://artofproblemsolving.com/community/c3950_1999_imo_shortlist</text:p>
          </table:table-cell>
          <table:table-cell office:value-type="string" calcext:value-type="string">
            <text:p>Let ABC be a triangle and $M$ be an interior point. Prove that</text:p>
            <text:p/>
            <text:p>\[ \min\{MA,MB,MC\}+MA+MB+MC&lt;AB+AC+BC.\]</text:p>
          </table:table-cell>
          <table:table-cell/>
        </table:table-row>
        <table:table-row table:style-name="ro30">
          <table:table-cell office:value-type="string" calcext:value-type="string">
            <text:p>1999 IMO Shortlist</text:p>
          </table:table-cell>
          <table:table-cell office:value-type="float" office:value="1999" calcext:value-type="float">
            <text:p>1999</text:p>
          </table:table-cell>
          <table:table-cell table:number-columns-repeated="2"/>
          <table:table-cell office:value-type="string" office:string-value="Click for solution&#10;&#10;This is one problem I had in one TST in 2000. Solution:&#10;&#10;Consider the following lemma: let $ABC$ be a triangle and let $M$ be a point on the side $AC$ such that $\angle BMC \geq 90^\circ$. Then the following inequality takes place:&#10;&#10;\[ BM+MC &lt; BA + BC \]&#10;&#10;If $\angle BAC \leq 90^\circ$ let us consider the point $A'$ on the segment $AM$ such that $BA' \perp AC$.&#10;We have $BM \leq A'B+ A'M $ and thus $BM + MC \leq A'B+A'C &lt; BA' +BC $, because $ BC$ is the largest side the triangle $A'BC$.&#10;But $BA' \leq BA$, so we are done.&#10;&#10;If $\angle BAC &gt; 90^\circ$ we have $BM \leq AB+ AM $ and thus $BM + MC \leq AB+AC &lt; BA +BC $, because $ BC$ is the largest side the triangle $ABC$.&#10;&#10;Back to the problem, we notice that at least two of the angles  $\angle AMB$, $\angle BMC$, $\angle CMA$ are larger than $90^\circ$. Indeed, if  two of them are less than $90^\circ$, since their sum is $360^\circ$, one of them would be larger than $180^\circ$ which is an obvious contradiction.&#10;&#10;So, let us suppose WLOG that $\angle AMB \geq 90^\circ$ and $\angle AMC \geq 90^\circ$. Also consider $M' = AM \cap BC$. We apply the lemma for the triangles $ABM'$ and $ACM'$ and we obtain&#10;\[ AM + MB &lt; AB + BM' \eqno (1) \]&#10;\[ AM + MC &lt; AC + CM' \eqno (2) \]&#10;From (1) and (2), by addition, we obtain&#10;\[ AM+BM+ CM + AM  &lt; AB + BC + CA \] which solves our problem.&#10;&#10;Also there is the official solution, much complicated which I will post later." calcext:value-type="string">
            <text:p>Click for solution</text:p>
            <text:p/>
            <text:p>This is one problem I had in one TST in 2000. Solution:</text:p>
            <text:p/>
            <text:p>Consider the following lemma: let $ABC$ be a triangle and let $M$ be a point on the side $AC$ such that $\angle BMC \geq 90^\circ$. Then the following inequality takes place:</text:p>
            <text:p/>
            <text:p>\[ BM+MC &lt; BA + BC \]</text:p>
            <text:p/>
            <text:p>If $\angle BAC \leq 90^\circ$ let us consider the point $A'$ on the segment $AM$ such that $BA' \perp AC$.</text:p>
            <text:p>We have $BM \leq A'B+ A'M $ and thus $BM + MC \leq A'B+A'C &lt; BA' +BC $, because $ BC$ is the largest side the triangle $A'BC$.</text:p>
            <text:p>But $BA' \leq BA$, so we are done.</text:p>
            <text:p/>
            <text:p>If $\angle BAC &gt; 90^\circ$ we have $BM \leq AB+ AM $ and thus $BM + MC \leq AB+AC &lt; BA +BC $, because $ BC$ is the largest side the triangle $ABC$.</text:p>
            <text:p/>
            <text:p>Back to the problem, we notice that at least two of the angles  $\angle AMB$, $\angle BMC$, $\angle CMA$ are larger than $90^\circ$. Indeed, if  two of them are less than $90^\circ$, since their sum is $360^\circ$, one of them would be larger than $180^\circ$ which is an obvious contradiction.</text:p>
            <text:p/>
            <text:p>So, let us suppose WLOG that $\angle AMB \geq 90^\circ$ and $\angle AMC \geq 90^\circ$. Also consider $M' = AM \cap BC$. We apply the lemma for the triangles $ABM'$ and $ACM'$ and we obtain</text:p>
            <text:p>\[ AM + MB &lt; AB + BM' \eqno (1) \]</text:p>
            <text:p>\[ AM + MC &lt; AC + CM' \eqno (2) \]</text:p>
            <text:p>From (1) and (2), by addition, we obtain</text:p>
            <text:p>\[ AM+BM+ CM + AM  &lt; AB + BC + CA \] which solves our problem.</text:p>
            <text:p/>
            <text:p>Also there is the official solution, much complicated which I will post later.</text:p>
          </table:table-cell>
          <table:table-cell office:value-type="string" calcext:value-type="string">
            <text:p>https://artofproblemsolving.com/community/c3950_1999_imo_shortlist</text:p>
          </table:table-cell>
          <table:table-cell office:value-type="string" office:string-value="Click for solution&#10;&#10;This is one problem I had in one TST in 2000. Solution:&#10;&#10;Consider the following lemma: let $ABC$ be a triangle and let $M$ be a point on the side $AC$ such that $\angle BMC \geq 90^\circ$. Then the following inequality takes place:&#10;&#10;\[ BM+MC &lt; BA + BC \]&#10;&#10;If $\angle BAC \leq 90^\circ$ let us consider the point $A'$ on the segment $AM$ such that $BA' \perp AC$.&#10;We have $BM \leq A'B+ A'M $ and thus $BM + MC \leq A'B+A'C &lt; BA' +BC $, because $ BC$ is the largest side the triangle $A'BC$.&#10;But $BA' \leq BA$, so we are done.&#10;&#10;If $\angle BAC &gt; 90^\circ$ we have $BM \leq AB+ AM $ and thus $BM + MC \leq AB+AC &lt; BA +BC $, because $ BC$ is the largest side the triangle $ABC$.&#10;&#10;Back to the problem, we notice that at least two of the angles  $\angle AMB$, $\angle BMC$, $\angle CMA$ are larger than $90^\circ$. Indeed, if  two of them are less than $90^\circ$, since their sum is $360^\circ$, one of them would be larger than $180^\circ$ which is an obvious contradiction.&#10;&#10;So, let us suppose WLOG that $\angle AMB \geq 90^\circ$ and $\angle AMC \geq 90^\circ$. Also consider $M' = AM \cap BC$. We apply the lemma for the triangles $ABM'$ and $ACM'$ and we obtain&#10;\[ AM + MB &lt; AB + BM' \eqno (1) \]&#10;\[ AM + MC &lt; AC + CM' \eqno (2) \]&#10;From (1) and (2), by addition, we obtain&#10;\[ AM+BM+ CM + AM  &lt; AB + BC + CA \] which solves our problem.&#10;&#10;Also there is the official solution, much complicated which I will post later." calcext:value-type="string">
            <text:p>Click for solution</text:p>
            <text:p/>
            <text:p>This is one problem I had in one TST in 2000. Solution:</text:p>
            <text:p/>
            <text:p>Consider the following lemma: let $ABC$ be a triangle and let $M$ be a point on the side $AC$ such that $\angle BMC \geq 90^\circ$. Then the following inequality takes place:</text:p>
            <text:p/>
            <text:p>\[ BM+MC &lt; BA + BC \]</text:p>
            <text:p/>
            <text:p>If $\angle BAC \leq 90^\circ$ let us consider the point $A'$ on the segment $AM$ such that $BA' \perp AC$.</text:p>
            <text:p>We have $BM \leq A'B+ A'M $ and thus $BM + MC \leq A'B+A'C &lt; BA' +BC $, because $ BC$ is the largest side the triangle $A'BC$.</text:p>
            <text:p>But $BA' \leq BA$, so we are done.</text:p>
            <text:p/>
            <text:p>If $\angle BAC &gt; 90^\circ$ we have $BM \leq AB+ AM $ and thus $BM + MC \leq AB+AC &lt; BA +BC $, because $ BC$ is the largest side the triangle $ABC$.</text:p>
            <text:p/>
            <text:p>Back to the problem, we notice that at least two of the angles  $\angle AMB$, $\angle BMC$, $\angle CMA$ are larger than $90^\circ$. Indeed, if  two of them are less than $90^\circ$, since their sum is $360^\circ$, one of them would be larger than $180^\circ$ which is an obvious contradiction.</text:p>
            <text:p/>
            <text:p>So, let us suppose WLOG that $\angle AMB \geq 90^\circ$ and $\angle AMC \geq 90^\circ$. Also consider $M' = AM \cap BC$. We apply the lemma for the triangles $ABM'$ and $ACM'$ and we obtain</text:p>
            <text:p>\[ AM + MB &lt; AB + BM' \eqno (1) \]</text:p>
            <text:p>\[ AM + MC &lt; AC + CM' \eqno (2) \]</text:p>
            <text:p>From (1) and (2), by addition, we obtain</text:p>
            <text:p>\[ AM+BM+ CM + AM  &lt; AB + BC + CA \] which solves our problem.</text:p>
            <text:p/>
            <text:p>Also there is the official solution, much complicated which I will post later.</text:p>
          </table:table-cell>
          <table:table-cell/>
        </table:table-row>
        <table:table-row table:style-name="ro13">
          <table:table-cell office:value-type="string" calcext:value-type="string">
            <text:p>1999 IMO Shortlist</text:p>
          </table:table-cell>
          <table:table-cell office:value-type="float" office:value="1999" calcext:value-type="float">
            <text:p>1999</text:p>
          </table:table-cell>
          <table:table-cell office:value-type="float" office:value="2" calcext:value-type="float">
            <text:p>2</text:p>
          </table:table-cell>
          <table:table-cell/>
          <table:table-cell office:value-type="string" calcext:value-type="string">
            <text:p>A circle is called a \textbf{separator} for a set of five points in a plane if it passes through three of these points, it contains a fourth point inside and the fifth point is outside the circle. Prove that every set of five points such that no three are collinear and no four are concyclic has exactly four separators.</text:p>
          </table:table-cell>
          <table:table-cell office:value-type="string" calcext:value-type="string">
            <text:p>https://artofproblemsolving.com/community/c3950_1999_imo_shortlist</text:p>
          </table:table-cell>
          <table:table-cell office:value-type="string" calcext:value-type="string">
            <text:p>A circle is called a \textbf{separator} for a set of five points in a plane if it passes through three of these points, it contains a fourth point inside and the fifth point is outside the circle. Prove that every set of five points such that no three are collinear and no four are concyclic has exactly four separators.</text:p>
          </table:table-cell>
          <table:table-cell/>
        </table:table-row>
        <table:table-row table:style-name="ro44">
          <table:table-cell office:value-type="string" calcext:value-type="string">
            <text:p>1999 IMO Shortlist</text:p>
          </table:table-cell>
          <table:table-cell office:value-type="float" office:value="1999" calcext:value-type="float">
            <text:p>1999</text:p>
          </table:table-cell>
          <table:table-cell table:number-columns-repeated="2"/>
          <table:table-cell office:value-type="string" office:string-value="Click for solution&#10;&#10;Cute problem :).&#10;&#10;First of all, let's observe that for any $i,j\in\overline{1,5}$, there is a separator through $A_i,A_j$. This is because there are three circles through $A_i,A_j$, and there is at most one circle containing the other two points and at most one leaving the other two points outside, so there is at least one which is a separator. This, in turn, means that there are at least $4$ separators because if there are $\le$, then these have at most $3\cdot 3=9$ chords with endpoints $A_i$, but there are $10$ segments $A_iA_j$, a contradiction.&#10;&#10;Another observation: through a point (let's call it $A_1$) there are $2$ or $3$ separators: after the inversion of pole $A_1$ the quadrilateral $\mathcal Q=A_2'A_3'A_4'A_5'$ (where, in general, $X'$ is the image of $X$) is either convex or concave. A separator is the preimage of a line $A_l'A_k'$ which separates the other two images of points, and there are two such lines (the diagonals) if $\mathcal Q$ is convex, and three (concurrent) if $\mathcal Q$ is concave. From this we have also obtained the fact that if through $A_1$ there are $3$ separators, then there is an $i\ne 1$ s.t. all the three separators also pass through $A_i$.&#10;&#10;Assume now that through each point there are $2$ separators. It's easy to get a contradiction based only on the fact that we can't find at least $4$ subsets of $\{A_i\}$ s.t. each point belongs to exactly two sets.&#10;&#10;This means that there is at least a pair (call it $(A_1,A_2)$) of points with $3$ separators each. Then $A_1A_2A_3,A_1A_2A_4,A_1A_2A_5$ are separators, and it's pretty clear that $A_3A_4A_5$ is also a separator. Any attempt to add another separator will cause one of $A_1,A_2$ to have more than $3$ separators passing through it, and this is a contradiction.&#10;&#10;Sorry if it appears long and boring.. :D" calcext:value-type="string">
            <text:p>Click for solution</text:p>
            <text:p/>
            <text:p>Cute problem :).</text:p>
            <text:p/>
            <text:p>First of all, let's observe that for any $i,j\in\overline{1,5}$, there is a separator through $A_i,A_j$. This is because there are three circles through $A_i,A_j$, and there is at most one circle containing the other two points and at most one leaving the other two points outside, so there is at least one which is a separator. This, in turn, means that there are at least $4$ separators because if there are $\le$, then these have at most $3\cdot 3=9$ chords with endpoints $A_i$, but there are $10$ segments $A_iA_j$, a contradiction.</text:p>
            <text:p/>
            <text:p>Another observation: through a point (let's call it $A_1$) there are $2$ or $3$ separators: after the inversion of pole $A_1$ the quadrilateral $\mathcal Q=A_2'A_3'A_4'A_5'$ (where, in general, $X'$ is the image of $X$) is either convex or concave. A separator is the preimage of a line $A_l'A_k'$ which separates the other two images of points, and there are two such lines (the diagonals) if $\mathcal Q$ is convex, and three (concurrent) if $\mathcal Q$ is concave. From this we have also obtained the fact that if through $A_1$ there are $3$ separators, then there is an $i\ne 1$ s.t. all the three separators also pass through $A_i$.</text:p>
            <text:p/>
            <text:p>Assume now that through each point there are $2$ separators. It's easy to get a contradiction based only on the fact that we can't find at least $4$ subsets of $\{A_i\}$ s.t. each point belongs to exactly two sets.</text:p>
            <text:p/>
            <text:p>This means that there is at least a pair (call it $(A_1,A_2)$) of points with $3$ separators each. Then $A_1A_2A_3,A_1A_2A_4,A_1A_2A_5$ are separators, and it's pretty clear that $A_3A_4A_5$ is also a separator. Any attempt to add another separator will cause one of $A_1,A_2$ to have more than $3$ separators passing through it, and this is a contradiction.</text:p>
            <text:p/>
            <text:p>Sorry if it appears long and boring.. :D</text:p>
          </table:table-cell>
          <table:table-cell office:value-type="string" calcext:value-type="string">
            <text:p>https://artofproblemsolving.com/community/c3950_1999_imo_shortlist</text:p>
          </table:table-cell>
          <table:table-cell office:value-type="string" office:string-value="Click for solution&#10;&#10;Cute problem :).&#10;&#10;First of all, let's observe that for any $i,j\in\overline{1,5}$, there is a separator through $A_i,A_j$. This is because there are three circles through $A_i,A_j$, and there is at most one circle containing the other two points and at most one leaving the other two points outside, so there is at least one which is a separator. This, in turn, means that there are at least $4$ separators because if there are $\le$, then these have at most $3\cdot 3=9$ chords with endpoints $A_i$, but there are $10$ segments $A_iA_j$, a contradiction.&#10;&#10;Another observation: through a point (let's call it $A_1$) there are $2$ or $3$ separators: after the inversion of pole $A_1$ the quadrilateral $\mathcal Q=A_2'A_3'A_4'A_5'$ (where, in general, $X'$ is the image of $X$) is either convex or concave. A separator is the preimage of a line $A_l'A_k'$ which separates the other two images of points, and there are two such lines (the diagonals) if $\mathcal Q$ is convex, and three (concurrent) if $\mathcal Q$ is concave. From this we have also obtained the fact that if through $A_1$ there are $3$ separators, then there is an $i\ne 1$ s.t. all the three separators also pass through $A_i$.&#10;&#10;Assume now that through each point there are $2$ separators. It's easy to get a contradiction based only on the fact that we can't find at least $4$ subsets of $\{A_i\}$ s.t. each point belongs to exactly two sets.&#10;&#10;This means that there is at least a pair (call it $(A_1,A_2)$) of points with $3$ separators each. Then $A_1A_2A_3,A_1A_2A_4,A_1A_2A_5$ are separators, and it's pretty clear that $A_3A_4A_5$ is also a separator. Any attempt to add another separator will cause one of $A_1,A_2$ to have more than $3$ separators passing through it, and this is a contradiction.&#10;&#10;Sorry if it appears long and boring.. :D" calcext:value-type="string">
            <text:p>Click for solution</text:p>
            <text:p/>
            <text:p>Cute problem :).</text:p>
            <text:p/>
            <text:p>First of all, let's observe that for any $i,j\in\overline{1,5}$, there is a separator through $A_i,A_j$. This is because there are three circles through $A_i,A_j$, and there is at most one circle containing the other two points and at most one leaving the other two points outside, so there is at least one which is a separator. This, in turn, means that there are at least $4$ separators because if there are $\le$, then these have at most $3\cdot 3=9$ chords with endpoints $A_i$, but there are $10$ segments $A_iA_j$, a contradiction.</text:p>
            <text:p/>
            <text:p>Another observation: through a point (let's call it $A_1$) there are $2$ or $3$ separators: after the inversion of pole $A_1$ the quadrilateral $\mathcal Q=A_2'A_3'A_4'A_5'$ (where, in general, $X'$ is the image of $X$) is either convex or concave. A separator is the preimage of a line $A_l'A_k'$ which separates the other two images of points, and there are two such lines (the diagonals) if $\mathcal Q$ is convex, and three (concurrent) if $\mathcal Q$ is concave. From this we have also obtained the fact that if through $A_1$ there are $3$ separators, then there is an $i\ne 1$ s.t. all the three separators also pass through $A_i$.</text:p>
            <text:p/>
            <text:p>Assume now that through each point there are $2$ separators. It's easy to get a contradiction based only on the fact that we can't find at least $4$ subsets of $\{A_i\}$ s.t. each point belongs to exactly two sets.</text:p>
            <text:p/>
            <text:p>This means that there is at least a pair (call it $(A_1,A_2)$) of points with $3$ separators each. Then $A_1A_2A_3,A_1A_2A_4,A_1A_2A_5$ are separators, and it's pretty clear that $A_3A_4A_5$ is also a separator. Any attempt to add another separator will cause one of $A_1,A_2$ to have more than $3$ separators passing through it, and this is a contradiction.</text:p>
            <text:p/>
            <text:p>Sorry if it appears long and boring.. :D</text:p>
          </table:table-cell>
          <table:table-cell/>
        </table:table-row>
        <table:table-row table:style-name="ro7">
          <table:table-cell office:value-type="string" calcext:value-type="string">
            <text:p>1999 IMO Shortlist</text:p>
          </table:table-cell>
          <table:table-cell office:value-type="float" office:value="1999" calcext:value-type="float">
            <text:p>1999</text:p>
          </table:table-cell>
          <table:table-cell office:value-type="float" office:value="3" calcext:value-type="float">
            <text:p>3</text:p>
          </table:table-cell>
          <table:table-cell/>
          <table:table-cell office:value-type="string" calcext:value-type="string">
            <text:p>A set $ S$ of points from the space will be called \textbf{completely symmetric} if it has at least three elements and fulfills the condition that for every two distinct points $ A$ and $ B$ from $ S$, the perpendicular bisector plane of the segment $ AB$ is a plane of symmetry for $ S$. Prove that if a completely symmetric set is finite, then it consists of the vertices of either a regular polygon, or a regular tetrahedron or a regular octahedron.</text:p>
          </table:table-cell>
          <table:table-cell office:value-type="string" calcext:value-type="string">
            <text:p>https://artofproblemsolving.com/community/c3950_1999_imo_shortlist</text:p>
          </table:table-cell>
          <table:table-cell office:value-type="string" calcext:value-type="string">
            <text:p>A set $ S$ of points from the space will be called \textbf{completely symmetric} if it has at least three elements and fulfills the condition that for every two distinct points $ A$ and $ B$ from $ S$, the perpendicular bisector plane of the segment $ AB$ is a plane of symmetry for $ S$. Prove that if a completely symmetric set is finite, then it consists of the vertices of either a regular polygon, or a regular tetrahedron or a regular octahedron.</text:p>
          </table:table-cell>
          <table:table-cell/>
        </table:table-row>
        <table:table-row table:style-name="ro5">
          <table:table-cell office:value-type="string" calcext:value-type="string">
            <text:p>1999 IMO Shortlist</text:p>
          </table:table-cell>
          <table:table-cell office:value-type="float" office:value="1999" calcext:value-type="float">
            <text:p>1999</text:p>
          </table:table-cell>
          <table:table-cell office:value-type="float" office:value="4" calcext:value-type="float">
            <text:p>4</text:p>
          </table:table-cell>
          <table:table-cell/>
          <table:table-cell office:value-type="string" calcext:value-type="string">
            <text:p>For a triangle $T = ABC$ we take the point $X$ on the side $(AB)$ such that $AX/AB=4/5$, the point $Y$ on the segment $(CX)$ such that $CY = 2YX$ and, if possible, the point $Z$ on the ray ($CA$ such that $\widehat{CXZ} = 180 - \widehat{ABC}$. We denote by $\Sigma$ the set of all triangles $T$ for which</text:p>
            <text:p>$\widehat{XYZ} = 45$. Prove that all triangles from $\Sigma$ are similar and find the measure of their smallest angle.</text:p>
          </table:table-cell>
          <table:table-cell office:value-type="string" calcext:value-type="string">
            <text:p>https://artofproblemsolving.com/community/c3950_1999_imo_shortlist</text:p>
          </table:table-cell>
          <table:table-cell office:value-type="string" calcext:value-type="string">
            <text:p>For a triangle $T = ABC$ we take the point $X$ on the side $(AB)$ such that $AX/AB=4/5$, the point $Y$ on the segment $(CX)$ such that $CY = 2YX$ and, if possible, the point $Z$ on the ray ($CA$ such that $\widehat{CXZ} = 180 - \widehat{ABC}$. We denote by $\Sigma$ the set of all triangles $T$ for which</text:p>
            <text:p>$\widehat{XYZ} = 45$. Prove that all triangles from $\Sigma$ are similar and find the measure of their smallest angle.</text:p>
          </table:table-cell>
          <table:table-cell/>
        </table:table-row>
        <table:table-row table:style-name="ro7">
          <table:table-cell office:value-type="string" calcext:value-type="string">
            <text:p>1999 IMO Shortlist</text:p>
          </table:table-cell>
          <table:table-cell office:value-type="float" office:value="1999" calcext:value-type="float">
            <text:p>1999</text:p>
          </table:table-cell>
          <table:table-cell office:value-type="float" office:value="5" calcext:value-type="float">
            <text:p>5</text:p>
          </table:table-cell>
          <table:table-cell/>
          <table:table-cell office:value-type="string" calcext:value-type="string">
            <text:p>Let $ABC$ be a triangle, $\Omega$ its incircle and $\Omega_{a}, \Omega_{b}, \Omega_{c}$ three circles orthogonal to $\Omega$ passing through $(B,C),(A,C)$ and $(A,B)$ respectively. The circles $\Omega_{a}$ and $\Omega_{b}$ meet again in $C'$; in the same way we obtain the points $B'$ and $A'$. Prove that the radius of the circumcircle <text:s/>of $A'B'C'$ is half the radius of $\Omega$.</text:p>
          </table:table-cell>
          <table:table-cell office:value-type="string" calcext:value-type="string">
            <text:p>https://artofproblemsolving.com/community/c3950_1999_imo_shortlist</text:p>
          </table:table-cell>
          <table:table-cell office:value-type="string" calcext:value-type="string">
            <text:p>Let $ABC$ be a triangle, $\Omega$ its incircle and $\Omega_{a}, \Omega_{b}, \Omega_{c}$ three circles orthogonal to $\Omega$ passing through $(B,C),(A,C)$ and $(A,B)$ respectively. The circles $\Omega_{a}$ and $\Omega_{b}$ meet again in $C'$; in the same way we obtain the points $B'$ and $A'$. Prove that the radius of the circumcircle <text:s/>of $A'B'C'$ is half the radius of $\Omega$.</text:p>
          </table:table-cell>
          <table:table-cell/>
        </table:table-row>
        <table:table-row table:style-name="ro2">
          <table:table-cell office:value-type="string" calcext:value-type="string">
            <text:p>1999 IMO Shortlist</text:p>
          </table:table-cell>
          <table:table-cell office:value-type="float" office:value="1999" calcext:value-type="float">
            <text:p>1999</text:p>
          </table:table-cell>
          <table:table-cell table:number-columns-repeated="2"/>
          <table:table-cell office:value-type="string" office:string-value="Click for solution&#10;&#10;I remember posting this a long time ago :).&#10;&#10;Consider the inversion wrt the incircle. It invariates the incircle and $\Omega_a,_b,_c$, so it turns $X$ into $X'$, for any $X\in\{A,B,C\}$. At the same time, if the incircle touches $BC,CA,AB$ in $D,E,F$, then the inversion turns $A$ into the midpoint of $EF$ and the like, so $A',B',C'$ are the midpoints of $EF,FD,DE$ respectively, meaning that the circumcircle of $A'B'C'$ is the nine-point circle of $D EF$, thus having half its circumradius, which is the inradius of $ABC$." calcext:value-type="string">
            <text:p>Click for solution</text:p>
            <text:p/>
            <text:p>I remember posting this a long time ago :).</text:p>
            <text:p/>
            <text:p>Consider the inversion wrt the incircle. It invariates the incircle and $\Omega_a,_b,_c$, so it turns $X$ into $X'$, for any $X\in\{A,B,C\}$. At the same time, if the incircle touches $BC,CA,AB$ in $D,E,F$, then the inversion turns $A$ into the midpoint of $EF$ and the like, so $A',B',C'$ are the midpoints of $EF,FD,DE$ respectively, meaning that the circumcircle of $A'B'C'$ is the nine-point circle of $D EF$, thus having half its circumradius, which is the inradius of $ABC$.</text:p>
          </table:table-cell>
          <table:table-cell office:value-type="string" calcext:value-type="string">
            <text:p>https://artofproblemsolving.com/community/c3950_1999_imo_shortlist</text:p>
          </table:table-cell>
          <table:table-cell office:value-type="string" office:string-value="Click for solution&#10;&#10;I remember posting this a long time ago :).&#10;&#10;Consider the inversion wrt the incircle. It invariates the incircle and $\Omega_a,_b,_c$, so it turns $X$ into $X'$, for any $X\in\{A,B,C\}$. At the same time, if the incircle touches $BC,CA,AB$ in $D,E,F$, then the inversion turns $A$ into the midpoint of $EF$ and the like, so $A',B',C'$ are the midpoints of $EF,FD,DE$ respectively, meaning that the circumcircle of $A'B'C'$ is the nine-point circle of $D EF$, thus having half its circumradius, which is the inradius of $ABC$." calcext:value-type="string">
            <text:p>Click for solution</text:p>
            <text:p/>
            <text:p>I remember posting this a long time ago :).</text:p>
            <text:p/>
            <text:p>Consider the inversion wrt the incircle. It invariates the incircle and $\Omega_a,_b,_c$, so it turns $X$ into $X'$, for any $X\in\{A,B,C\}$. At the same time, if the incircle touches $BC,CA,AB$ in $D,E,F$, then the inversion turns $A$ into the midpoint of $EF$ and the like, so $A',B',C'$ are the midpoints of $EF,FD,DE$ respectively, meaning that the circumcircle of $A'B'C'$ is the nine-point circle of $D EF$, thus having half its circumradius, which is the inradius of $ABC$.</text:p>
          </table:table-cell>
          <table:table-cell/>
        </table:table-row>
        <table:table-row table:style-name="ro13">
          <table:table-cell office:value-type="string" calcext:value-type="string">
            <text:p>1999 IMO Shortlist</text:p>
          </table:table-cell>
          <table:table-cell office:value-type="float" office:value="1999" calcext:value-type="float">
            <text:p>1999</text:p>
          </table:table-cell>
          <table:table-cell office:value-type="float" office:value="6" calcext:value-type="float">
            <text:p>6</text:p>
          </table:table-cell>
          <table:table-cell/>
          <table:table-cell office:value-type="string" calcext:value-type="string">
            <text:p>Two circles $\Omega_{1}$ and $\Omega_{2}$ touch internally the circle $\Omega$ in M and N and the center of $\Omega_{2}$ is on $\Omega_{1}$. The common chord of the circles $\Omega_{1}$ and $\Omega_{2}$ intersects $\Omega$ in $A$ and $B$. $MA$ and $MB$ intersects $\Omega_{1}$ in $C$ and $D$. Prove that $\Omega_{2}$ is tangent to $CD$.</text:p>
          </table:table-cell>
          <table:table-cell office:value-type="string" calcext:value-type="string">
            <text:p>https://artofproblemsolving.com/community/c3950_1999_imo_shortlist</text:p>
          </table:table-cell>
          <table:table-cell office:value-type="string" calcext:value-type="string">
            <text:p>Two circles $\Omega_{1}$ and $\Omega_{2}$ touch internally the circle $\Omega$ in M and N and the center of $\Omega_{2}$ is on $\Omega_{1}$. The common chord of the circles $\Omega_{1}$ and $\Omega_{2}$ intersects $\Omega$ in $A$ and $B$. $MA$ and $MB$ intersects $\Omega_{1}$ in $C$ and $D$. Prove that $\Omega_{2}$ is tangent to $CD$.</text:p>
          </table:table-cell>
          <table:table-cell/>
        </table:table-row>
        <table:table-row table:style-name="ro3">
          <table:table-cell office:value-type="string" calcext:value-type="string">
            <text:p>1999 IMO Shortlist</text:p>
          </table:table-cell>
          <table:table-cell office:value-type="float" office:value="1999" calcext:value-type="float">
            <text:p>1999</text:p>
          </table:table-cell>
          <table:table-cell table:number-columns-repeated="2"/>
          <table:table-cell office:value-type="string" office:string-value="Click for solution&#10;&#10;{U,V} = o1^o2; E=AN^o2; F=BN^o2;p=DF^CE ; X = centre(o1); Y = centre(o2).&#10;AC*AM = AV*AU = AE*AN ==&gt; MNEC cyclic; CE tangent to o1; EC tangent to o2;&#10;G= o2^XY, H = foot(Y) on CX;  YH//CE ==&gt; XH = r1 – r2 = XG ==&gt; CXG == YXH ==&gt; &lt;CGX = 90°&#10;XY symmetry axes of CD and EF   ==&gt; &lt;DGX = 90°." calcext:value-type="string">
            <text:p>Click for solution</text:p>
            <text:p/>
            <text:p>{U,V} = o1^o2; E=AN^o2; F=BN^o2;p=DF^CE ; X = centre(o1); Y = centre(o2).</text:p>
            <text:p>AC*AM = AV*AU = AE*AN ==&gt; MNEC cyclic; CE tangent to o1; EC tangent to o2;</text:p>
            <text:p>G= o2^XY, H = foot(Y) on CX;  YH//CE ==&gt; XH = r1 – r2 = XG ==&gt; CXG == YXH ==&gt; &lt;CGX = 90°</text:p>
            <text:p>XY symmetry axes of CD and EF   ==&gt; &lt;DGX = 90°.</text:p>
          </table:table-cell>
          <table:table-cell office:value-type="string" calcext:value-type="string">
            <text:p>https://artofproblemsolving.com/community/c3950_1999_imo_shortlist</text:p>
          </table:table-cell>
          <table:table-cell office:value-type="string" office:string-value="Click for solution&#10;&#10;{U,V} = o1^o2; E=AN^o2; F=BN^o2;p=DF^CE ; X = centre(o1); Y = centre(o2).&#10;AC*AM = AV*AU = AE*AN ==&gt; MNEC cyclic; CE tangent to o1; EC tangent to o2;&#10;G= o2^XY, H = foot(Y) on CX;  YH//CE ==&gt; XH = r1 – r2 = XG ==&gt; CXG == YXH ==&gt; &lt;CGX = 90°&#10;XY symmetry axes of CD and EF   ==&gt; &lt;DGX = 90°." calcext:value-type="string">
            <text:p>Click for solution</text:p>
            <text:p/>
            <text:p>{U,V} = o1^o2; E=AN^o2; F=BN^o2;p=DF^CE ; X = centre(o1); Y = centre(o2).</text:p>
            <text:p>AC*AM = AV*AU = AE*AN ==&gt; MNEC cyclic; CE tangent to o1; EC tangent to o2;</text:p>
            <text:p>G= o2^XY, H = foot(Y) on CX;  YH//CE ==&gt; XH = r1 – r2 = XG ==&gt; CXG == YXH ==&gt; &lt;CGX = 90°</text:p>
            <text:p>XY symmetry axes of CD and EF   ==&gt; &lt;DGX = 90°.</text:p>
          </table:table-cell>
          <table:table-cell/>
        </table:table-row>
        <table:table-row table:style-name="ro5">
          <table:table-cell office:value-type="string" calcext:value-type="string">
            <text:p>1999 IMO Shortlist</text:p>
          </table:table-cell>
          <table:table-cell office:value-type="float" office:value="1999" calcext:value-type="float">
            <text:p>1999</text:p>
          </table:table-cell>
          <table:table-cell office:value-type="float" office:value="7" calcext:value-type="float">
            <text:p>7</text:p>
          </table:table-cell>
          <table:table-cell/>
          <table:table-cell office:value-type="string" calcext:value-type="string">
            <text:p>The point $M$ is inside the convex quadrilateral $ABCD$, such that</text:p>
            <text:p/>
            <text:p>\[ MA = MC, \hspace{0,2cm} \widehat{AMB} = \widehat{MAD} + \widehat{MCD} \quad \textnormal{and} \quad \widehat{CMD} = \widehat{MCB} + \widehat{MAB}. \]</text:p>
            <text:p/>
            <text:p>Prove that $AB \cdot CM = BC \cdot MD$ and $BM \cdot AD = MA \cdot CD.$</text:p>
          </table:table-cell>
          <table:table-cell office:value-type="string" calcext:value-type="string">
            <text:p>https://artofproblemsolving.com/community/c3950_1999_imo_shortlist</text:p>
          </table:table-cell>
          <table:table-cell office:value-type="string" calcext:value-type="string">
            <text:p>The point $M$ is inside the convex quadrilateral $ABCD$, such that</text:p>
            <text:p/>
            <text:p>\[ MA = MC, \hspace{0,2cm} \widehat{AMB} = \widehat{MAD} + \widehat{MCD} \quad \textnormal{and} \quad \widehat{CMD} = \widehat{MCB} + \widehat{MAB}. \]</text:p>
            <text:p/>
            <text:p>Prove that $AB \cdot CM = BC \cdot MD$ and $BM \cdot AD = MA \cdot CD.$</text:p>
          </table:table-cell>
          <table:table-cell/>
        </table:table-row>
        <table:table-row table:style-name="ro11">
          <table:table-cell office:value-type="string" calcext:value-type="string">
            <text:p>1999 IMO Shortlist</text:p>
          </table:table-cell>
          <table:table-cell office:value-type="float" office:value="1999" calcext:value-type="float">
            <text:p>1999</text:p>
          </table:table-cell>
          <table:table-cell table:number-columns-repeated="2"/>
          <table:table-cell office:value-type="string" office:string-value="Click for solution&#10;&#10;Let A' = DM^BC, from &lt;CMD = &lt;MCB+&lt;MAB it follows that ABA'M is ciclyc.&#10;Let C' = BM^AD, from &lt;AMB = &lt;MAD+&lt;MCD it follows that DMCC' is ciclyc.&#10;&#10;As supplementary of the same angle, it holds that &lt;DMA = &lt;CBA. From collinearity problem we have that &lt;ACB = &lt;DAM. Then DM/AM = AB/BC and finally DM/CM=AB/BC.&#10;&#10;As both supplementary of the equal angles &lt;C'MC = &lt;C'DC, it holds &lt;BMC = &lt;ADC.  Furthermore, see again collinearity problem, &lt;MCB = &lt;MCA+&lt;ACB = &lt;MAC+&lt;DAM = &lt;DAC. Then BM/MC=CD/AD or BM/MA=CD/AD." calcext:value-type="string">
            <text:p>Click for solution</text:p>
            <text:p/>
            <text:p>Let A' = DM^BC, from &lt;CMD = &lt;MCB+&lt;MAB it follows that ABA'M is ciclyc.</text:p>
            <text:p>Let C' = BM^AD, from &lt;AMB = &lt;MAD+&lt;MCD it follows that DMCC' is ciclyc.</text:p>
            <text:p/>
            <text:p>As supplementary of the same angle, it holds that &lt;DMA = &lt;CBA. From collinearity problem we have that &lt;ACB = &lt;DAM. Then DM/AM = AB/BC and finally DM/CM=AB/BC.</text:p>
            <text:p/>
            <text:p>As both supplementary of the equal angles &lt;C'MC = &lt;C'DC, it holds &lt;BMC = &lt;ADC.  Furthermore, see again collinearity problem, &lt;MCB = &lt;MCA+&lt;ACB = &lt;MAC+&lt;DAM = &lt;DAC. Then BM/MC=CD/AD or BM/MA=CD/AD.</text:p>
          </table:table-cell>
          <table:table-cell office:value-type="string" calcext:value-type="string">
            <text:p>https://artofproblemsolving.com/community/c3950_1999_imo_shortlist</text:p>
          </table:table-cell>
          <table:table-cell office:value-type="string" office:string-value="Click for solution&#10;&#10;Let A' = DM^BC, from &lt;CMD = &lt;MCB+&lt;MAB it follows that ABA'M is ciclyc.&#10;Let C' = BM^AD, from &lt;AMB = &lt;MAD+&lt;MCD it follows that DMCC' is ciclyc.&#10;&#10;As supplementary of the same angle, it holds that &lt;DMA = &lt;CBA. From collinearity problem we have that &lt;ACB = &lt;DAM. Then DM/AM = AB/BC and finally DM/CM=AB/BC.&#10;&#10;As both supplementary of the equal angles &lt;C'MC = &lt;C'DC, it holds &lt;BMC = &lt;ADC.  Furthermore, see again collinearity problem, &lt;MCB = &lt;MCA+&lt;ACB = &lt;MAC+&lt;DAM = &lt;DAC. Then BM/MC=CD/AD or BM/MA=CD/AD." calcext:value-type="string">
            <text:p>Click for solution</text:p>
            <text:p/>
            <text:p>Let A' = DM^BC, from &lt;CMD = &lt;MCB+&lt;MAB it follows that ABA'M is ciclyc.</text:p>
            <text:p>Let C' = BM^AD, from &lt;AMB = &lt;MAD+&lt;MCD it follows that DMCC' is ciclyc.</text:p>
            <text:p/>
            <text:p>As supplementary of the same angle, it holds that &lt;DMA = &lt;CBA. From collinearity problem we have that &lt;ACB = &lt;DAM. Then DM/AM = AB/BC and finally DM/CM=AB/BC.</text:p>
            <text:p/>
            <text:p>As both supplementary of the equal angles &lt;C'MC = &lt;C'DC, it holds &lt;BMC = &lt;ADC.  Furthermore, see again collinearity problem, &lt;MCB = &lt;MCA+&lt;ACB = &lt;MAC+&lt;DAM = &lt;DAC. Then BM/MC=CD/AD or BM/MA=CD/AD.</text:p>
          </table:table-cell>
          <table:table-cell/>
        </table:table-row>
        <table:table-row table:style-name="ro13">
          <table:table-cell office:value-type="string" calcext:value-type="string">
            <text:p>1999 IMO Shortlist</text:p>
          </table:table-cell>
          <table:table-cell office:value-type="float" office:value="1999" calcext:value-type="float">
            <text:p>1999</text:p>
          </table:table-cell>
          <table:table-cell office:value-type="float" office:value="8" calcext:value-type="float">
            <text:p>8</text:p>
          </table:table-cell>
          <table:table-cell/>
          <table:table-cell office:value-type="string" calcext:value-type="string">
            <text:p>Given a triangle $ABC$. The points $A$, $B$, $C$ divide the circumcircle $\Omega$ of the triangle $ABC$ into three arcs $BC$, $CA$, $AB$. Let $X$ be a variable point on the arc $AB$, and let $O_{1}$ and $O_{2}$ be the incenters of the triangles $CAX$ and $CBX$. Prove that the circumcircle of the triangle $XO_{1}O_{2}$ intersects the circle $\Omega$ in a fixed point.</text:p>
          </table:table-cell>
          <table:table-cell office:value-type="string" calcext:value-type="string">
            <text:p>https://artofproblemsolving.com/community/c3950_1999_imo_shortlist</text:p>
          </table:table-cell>
          <table:table-cell office:value-type="string" calcext:value-type="string">
            <text:p>Given a triangle $ABC$. The points $A$, $B$, $C$ divide the circumcircle $\Omega$ of the triangle $ABC$ into three arcs $BC$, $CA$, $AB$. Let $X$ be a variable point on the arc $AB$, and let $O_{1}$ and $O_{2}$ be the incenters of the triangles $CAX$ and $CBX$. Prove that the circumcircle of the triangle $XO_{1}O_{2}$ intersects the circle $\Omega$ in a fixed point.</text:p>
          </table:table-cell>
          <table:table-cell/>
        </table:table-row>
        <table:table-row table:style-name="ro11">
          <table:table-cell office:value-type="string" calcext:value-type="string">
            <text:p>1999 IMO Shortlist</text:p>
          </table:table-cell>
          <table:table-cell office:value-type="float" office:value="1999" calcext:value-type="float">
            <text:p>1999</text:p>
          </table:table-cell>
          <table:table-cell table:number-columns-repeated="2"/>
          <table:table-cell office:value-type="string" office:string-value="Click for solution&#10;&#10;Let $M,N$ be the midpoints of the arcs $CA,CB$ respectively. We have $MO_{1}=MC,\ NO_{2}=NC$, so $\frac{MO_{1}}{NO_{2}}=\frac{MC}{NC}$, which is constant (doesn't depend on $X$). Let $P$ be a point on the arc $AB$ s.t. $\frac{MP}{NP}=\frac{MC}{NC}$. Since we alos have $\angle PMO_{1}=\angle PNO_{2}$, it means that $PMO_{1},PNO_{2}$ are similar, so $\angle O_{1}PO_{2}=\angle MPN=\angle MXN=\angle O_{1}XO_{2}$, so $P$ always belongs to $\Omega$.&#10;&#10;[\textbf{Moderator edit:} This problem has also been discussed at http://www.mathlinks.ro/Forum/viewtopic.php?t=555 .]" calcext:value-type="string">
            <text:p>Click for solution</text:p>
            <text:p/>
            <text:p>Let $M,N$ be the midpoints of the arcs $CA,CB$ respectively. We have $MO_{1}=MC,\ NO_{2}=NC$, so $\frac{MO_{1}}{NO_{2}}=\frac{MC}{NC}$, which is constant (doesn't depend on $X$). Let $P$ be a point on the arc $AB$ s.t. $\frac{MP}{NP}=\frac{MC}{NC}$. Since we alos have $\angle PMO_{1}=\angle PNO_{2}$, it means that $PMO_{1},PNO_{2}$ are similar, so $\angle O_{1}PO_{2}=\angle MPN=\angle MXN=\angle O_{1}XO_{2}$, so $P$ always belongs to $\Omega$.</text:p>
            <text:p/>
            <text:p>[\textbf{Moderator edit:} This problem has also been discussed at http://www.mathlinks.ro/Forum/viewtopic.php?t=555 .]</text:p>
          </table:table-cell>
          <table:table-cell office:value-type="string" calcext:value-type="string">
            <text:p>https://artofproblemsolving.com/community/c3950_1999_imo_shortlist</text:p>
          </table:table-cell>
          <table:table-cell office:value-type="string" office:string-value="Click for solution&#10;&#10;Let $M,N$ be the midpoints of the arcs $CA,CB$ respectively. We have $MO_{1}=MC,\ NO_{2}=NC$, so $\frac{MO_{1}}{NO_{2}}=\frac{MC}{NC}$, which is constant (doesn't depend on $X$). Let $P$ be a point on the arc $AB$ s.t. $\frac{MP}{NP}=\frac{MC}{NC}$. Since we alos have $\angle PMO_{1}=\angle PNO_{2}$, it means that $PMO_{1},PNO_{2}$ are similar, so $\angle O_{1}PO_{2}=\angle MPN=\angle MXN=\angle O_{1}XO_{2}$, so $P$ always belongs to $\Omega$.&#10;&#10;[\textbf{Moderator edit:} This problem has also been discussed at http://www.mathlinks.ro/Forum/viewtopic.php?t=555 .]" calcext:value-type="string">
            <text:p>Click for solution</text:p>
            <text:p/>
            <text:p>Let $M,N$ be the midpoints of the arcs $CA,CB$ respectively. We have $MO_{1}=MC,\ NO_{2}=NC$, so $\frac{MO_{1}}{NO_{2}}=\frac{MC}{NC}$, which is constant (doesn't depend on $X$). Let $P$ be a point on the arc $AB$ s.t. $\frac{MP}{NP}=\frac{MC}{NC}$. Since we alos have $\angle PMO_{1}=\angle PNO_{2}$, it means that $PMO_{1},PNO_{2}$ are similar, so $\angle O_{1}PO_{2}=\angle MPN=\angle MXN=\angle O_{1}XO_{2}$, so $P$ always belongs to $\Omega$.</text:p>
            <text:p/>
            <text:p>[\textbf{Moderator edit:} This problem has also been discussed at http://www.mathlinks.ro/Forum/viewtopic.php?t=555 .]</text:p>
          </table:table-cell>
          <table:table-cell/>
        </table:table-row>
        <table:table-row table:style-name="ro6">
          <table:table-cell office:value-type="string" calcext:value-type="string">
            <text:p>1999 IMO Shortlist</text:p>
          </table:table-cell>
          <table:table-cell office:value-type="float" office:value="1999" calcext:value-type="float">
            <text:p>1999</text:p>
          </table:table-cell>
          <table:table-cell office:value-type="float" office:value="1" calcext:value-type="float">
            <text:p>1</text:p>
          </table:table-cell>
          <table:table-cell/>
          <table:table-cell office:value-type="string" calcext:value-type="string">
            <text:p>Find all the pairs of positive integers $(x,p)$ such that p is a prime, $x \leq 2p$ and $x^{p-1}$ is a divisor of $ (p-1)^{x}+1$.</text:p>
          </table:table-cell>
          <table:table-cell office:value-type="string" calcext:value-type="string">
            <text:p>https://artofproblemsolving.com/community/c3950_1999_imo_shortlist</text:p>
          </table:table-cell>
          <table:table-cell office:value-type="string" calcext:value-type="string">
            <text:p>Find all the pairs of positive integers $(x,p)$ such that p is a prime, $x \leq 2p$ and $x^{p-1}$ is a divisor of $ (p-1)^{x}+1$.</text:p>
          </table:table-cell>
          <table:table-cell/>
        </table:table-row>
        <table:table-row table:style-name="ro16">
          <table:table-cell office:value-type="string" calcext:value-type="string">
            <text:p>1999 IMO Shortlist</text:p>
          </table:table-cell>
          <table:table-cell office:value-type="float" office:value="1999" calcext:value-type="float">
            <text:p>1999</text:p>
          </table:table-cell>
          <table:table-cell table:number-columns-repeated="2"/>
          <table:table-cell office:value-type="string" office:string-value="Click for solution&#10;&#10;First of all, if $p=2$, then $x$ is $1$ or $2$. Assume now $p\ge 3$.&#10;&#10;Clearly, $x$ must be odd (let's say that $x=2k+1$), and let's assume $x&gt;1$. Let $q$ be the smallest prime divisor of $x$. We have $q|((p-1)^2x-1,(p-1)^{q-1}-1)=(p-1)^2-1=p(p-2)$. Assume $q\ne p$. We find that $q|p-2$. At the same time, we have $q|(p-1)^x+1=(p-1)^{2k+1}+1=[(p-1)^{2k}-1](p-1)+p$, so $q|p$, which contradicts the fact that $q|p-2$ and $q$ is odd. This means that $q=p$, so $x\in\{p,2p\}$, and since it's odd, we have $x=p$.&#10;&#10;We now have to find those odd primes $p$ s.t. $p^{p-1}|(p-1)^p+1$. After expanding the binomial on the right, we find that the expression on the right is $p^2+kp^3$, so $p-1\le 2$, meaning that the only odd prime satisfying this is $p=3$ (it it does satisfy the relation, since $3^2|2^3+1$). The solutions are then $(1,p)$ for any prime $p$, $(2,2)$ and $(3,3)$." calcext:value-type="string">
            <text:p>Click for solution</text:p>
            <text:p/>
            <text:p>First of all, if $p=2$, then $x$ is $1$ or $2$. Assume now $p\ge 3$.</text:p>
            <text:p/>
            <text:p>Clearly, $x$ must be odd (let's say that $x=2k+1$), and let's assume $x&gt;1$. Let $q$ be the smallest prime divisor of $x$. We have $q|((p-1)^2x-1,(p-1)^{q-1}-1)=(p-1)^2-1=p(p-2)$. Assume $q\ne p$. We find that $q|p-2$. At the same time, we have $q|(p-1)^x+1=(p-1)^{2k+1}+1=[(p-1)^{2k}-1](p-1)+p$, so $q|p$, which contradicts the fact that $q|p-2$ and $q$ is odd. This means that $q=p$, so $x\in\{p,2p\}$, and since it's odd, we have $x=p$.</text:p>
            <text:p/>
            <text:p>We now have to find those odd primes $p$ s.t. $p^{p-1}|(p-1)^p+1$. After expanding the binomial on the right, we find that the expression on the right is $p^2+kp^3$, so $p-1\le 2$, meaning that the only odd prime satisfying this is $p=3$ (it it does satisfy the relation, since $3^2|2^3+1$). The solutions are then $(1,p)$ for any prime $p$, $(2,2)$ and $(3,3)$.</text:p>
          </table:table-cell>
          <table:table-cell office:value-type="string" calcext:value-type="string">
            <text:p>https://artofproblemsolving.com/community/c3950_1999_imo_shortlist</text:p>
          </table:table-cell>
          <table:table-cell office:value-type="string" office:string-value="Click for solution&#10;&#10;First of all, if $p=2$, then $x$ is $1$ or $2$. Assume now $p\ge 3$.&#10;&#10;Clearly, $x$ must be odd (let's say that $x=2k+1$), and let's assume $x&gt;1$. Let $q$ be the smallest prime divisor of $x$. We have $q|((p-1)^2x-1,(p-1)^{q-1}-1)=(p-1)^2-1=p(p-2)$. Assume $q\ne p$. We find that $q|p-2$. At the same time, we have $q|(p-1)^x+1=(p-1)^{2k+1}+1=[(p-1)^{2k}-1](p-1)+p$, so $q|p$, which contradicts the fact that $q|p-2$ and $q$ is odd. This means that $q=p$, so $x\in\{p,2p\}$, and since it's odd, we have $x=p$.&#10;&#10;We now have to find those odd primes $p$ s.t. $p^{p-1}|(p-1)^p+1$. After expanding the binomial on the right, we find that the expression on the right is $p^2+kp^3$, so $p-1\le 2$, meaning that the only odd prime satisfying this is $p=3$ (it it does satisfy the relation, since $3^2|2^3+1$). The solutions are then $(1,p)$ for any prime $p$, $(2,2)$ and $(3,3)$." calcext:value-type="string">
            <text:p>Click for solution</text:p>
            <text:p/>
            <text:p>First of all, if $p=2$, then $x$ is $1$ or $2$. Assume now $p\ge 3$.</text:p>
            <text:p/>
            <text:p>Clearly, $x$ must be odd (let's say that $x=2k+1$), and let's assume $x&gt;1$. Let $q$ be the smallest prime divisor of $x$. We have $q|((p-1)^2x-1,(p-1)^{q-1}-1)=(p-1)^2-1=p(p-2)$. Assume $q\ne p$. We find that $q|p-2$. At the same time, we have $q|(p-1)^x+1=(p-1)^{2k+1}+1=[(p-1)^{2k}-1](p-1)+p$, so $q|p$, which contradicts the fact that $q|p-2$ and $q$ is odd. This means that $q=p$, so $x\in\{p,2p\}$, and since it's odd, we have $x=p$.</text:p>
            <text:p/>
            <text:p>We now have to find those odd primes $p$ s.t. $p^{p-1}|(p-1)^p+1$. After expanding the binomial on the right, we find that the expression on the right is $p^2+kp^3$, so $p-1\le 2$, meaning that the only odd prime satisfying this is $p=3$ (it it does satisfy the relation, since $3^2|2^3+1$). The solutions are then $(1,p)$ for any prime $p$, $(2,2)$ and $(3,3)$.</text:p>
          </table:table-cell>
          <table:table-cell/>
        </table:table-row>
        <table:table-row table:style-name="ro6">
          <table:table-cell office:value-type="string" calcext:value-type="string">
            <text:p>1999 IMO Shortlist</text:p>
          </table:table-cell>
          <table:table-cell office:value-type="float" office:value="1999" calcext:value-type="float">
            <text:p>1999</text:p>
          </table:table-cell>
          <table:table-cell office:value-type="float" office:value="2" calcext:value-type="float">
            <text:p>2</text:p>
          </table:table-cell>
          <table:table-cell/>
          <table:table-cell office:value-type="string" calcext:value-type="string">
            <text:p>Prove that every positive rational number can be represented in the form $\dfrac{a^{3}+b^{3}}{c^{3}+d^{3}}$ where a,b,c,d are positive integers.</text:p>
          </table:table-cell>
          <table:table-cell office:value-type="string" calcext:value-type="string">
            <text:p>https://artofproblemsolving.com/community/c3950_1999_imo_shortlist</text:p>
          </table:table-cell>
          <table:table-cell office:value-type="string" calcext:value-type="string">
            <text:p>Prove that every positive rational number can be represented in the form $\dfrac{a^{3}+b^{3}}{c^{3}+d^{3}}$ where a,b,c,d are positive integers.</text:p>
          </table:table-cell>
          <table:table-cell/>
        </table:table-row>
        <table:table-row table:style-name="ro6">
          <table:table-cell office:value-type="string" calcext:value-type="string">
            <text:p>1999 IMO Shortlist</text:p>
          </table:table-cell>
          <table:table-cell office:value-type="float" office:value="1999" calcext:value-type="float">
            <text:p>1999</text:p>
          </table:table-cell>
          <table:table-cell office:value-type="float" office:value="3" calcext:value-type="float">
            <text:p>3</text:p>
          </table:table-cell>
          <table:table-cell/>
          <table:table-cell office:value-type="string" calcext:value-type="string">
            <text:p>Prove that there exists two strictly increasing sequences $(a_{n})$ and $(b_{n})$ such that $a_{n}(a_{n}+1)$ divides $b^{2}_{n}+1$ for every natural n.</text:p>
          </table:table-cell>
          <table:table-cell office:value-type="string" calcext:value-type="string">
            <text:p>https://artofproblemsolving.com/community/c3950_1999_imo_shortlist</text:p>
          </table:table-cell>
          <table:table-cell office:value-type="string" calcext:value-type="string">
            <text:p>Prove that there exists two strictly increasing sequences $(a_{n})$ and $(b_{n})$ such that $a_{n}(a_{n}+1)$ divides $b^{2}_{n}+1$ for every natural n.</text:p>
          </table:table-cell>
          <table:table-cell/>
        </table:table-row>
        <table:table-row table:style-name="ro9">
          <table:table-cell office:value-type="string" calcext:value-type="string">
            <text:p>1999 IMO Shortlist</text:p>
          </table:table-cell>
          <table:table-cell office:value-type="float" office:value="1999" calcext:value-type="float">
            <text:p>1999</text:p>
          </table:table-cell>
          <table:table-cell table:number-columns-repeated="2"/>
          <table:table-cell office:value-type="string" office:string-value="Click for solution&#10;&#10;It suffices to find $c_n,d_n$ s.t. $a_n|c_n^2+1,\ a_n+1|d_n^2+1$, because then, since $(a_n,a_n+1)=1$, we can find $b_n\equiv c_n\pmod {a_n},\ b_n\equiv d_n\pmod{a_n+1}$. Let's show that $a_n=5^{2n}$ works.&#10;&#10;We have $a_n+1=5^{2n}+1=(5^n)^2+1$, so all we need to show is that there is some $c_n$ s.t. $5^{2n}|c_n^2+1$. We can show something more general: if $p$ is a prime of the form $4k+1$, then there is a $t_n$ s.t. $p^n|t_n^2+1$. We construct $t_n$ inductively. $t_1$ clearly exists, and assuming that $p^{n-1}|t_{n-1}^2+1$ we have to find $k\in\overline{0,p-1}$ s.t. $p^n|(t_{n-1}+kp^{n-1})^2+1$. This is reduced to $p|\frac{t_{n-1}^2+1}{p^{n-1}}+2k$, and it's clear that we can find such a $k$." calcext:value-type="string">
            <text:p>Click for solution</text:p>
            <text:p/>
            <text:p>It suffices to find $c_n,d_n$ s.t. $a_n|c_n^2+1,\ a_n+1|d_n^2+1$, because then, since $(a_n,a_n+1)=1$, we can find $b_n\equiv c_n\pmod {a_n},\ b_n\equiv d_n\pmod{a_n+1}$. Let's show that $a_n=5^{2n}$ works.</text:p>
            <text:p/>
            <text:p>We have $a_n+1=5^{2n}+1=(5^n)^2+1$, so all we need to show is that there is some $c_n$ s.t. $5^{2n}|c_n^2+1$. We can show something more general: if $p$ is a prime of the form $4k+1$, then there is a $t_n$ s.t. $p^n|t_n^2+1$. We construct $t_n$ inductively. $t_1$ clearly exists, and assuming that $p^{n-1}|t_{n-1}^2+1$ we have to find $k\in\overline{0,p-1}$ s.t. $p^n|(t_{n-1}+kp^{n-1})^2+1$. This is reduced to $p|\frac{t_{n-1}^2+1}{p^{n-1}}+2k$, and it's clear that we can find such a $k$.</text:p>
          </table:table-cell>
          <table:table-cell office:value-type="string" calcext:value-type="string">
            <text:p>https://artofproblemsolving.com/community/c3950_1999_imo_shortlist</text:p>
          </table:table-cell>
          <table:table-cell office:value-type="string" office:string-value="Click for solution&#10;&#10;It suffices to find $c_n,d_n$ s.t. $a_n|c_n^2+1,\ a_n+1|d_n^2+1$, because then, since $(a_n,a_n+1)=1$, we can find $b_n\equiv c_n\pmod {a_n},\ b_n\equiv d_n\pmod{a_n+1}$. Let's show that $a_n=5^{2n}$ works.&#10;&#10;We have $a_n+1=5^{2n}+1=(5^n)^2+1$, so all we need to show is that there is some $c_n$ s.t. $5^{2n}|c_n^2+1$. We can show something more general: if $p$ is a prime of the form $4k+1$, then there is a $t_n$ s.t. $p^n|t_n^2+1$. We construct $t_n$ inductively. $t_1$ clearly exists, and assuming that $p^{n-1}|t_{n-1}^2+1$ we have to find $k\in\overline{0,p-1}$ s.t. $p^n|(t_{n-1}+kp^{n-1})^2+1$. This is reduced to $p|\frac{t_{n-1}^2+1}{p^{n-1}}+2k$, and it's clear that we can find such a $k$." calcext:value-type="string">
            <text:p>Click for solution</text:p>
            <text:p/>
            <text:p>It suffices to find $c_n,d_n$ s.t. $a_n|c_n^2+1,\ a_n+1|d_n^2+1$, because then, since $(a_n,a_n+1)=1$, we can find $b_n\equiv c_n\pmod {a_n},\ b_n\equiv d_n\pmod{a_n+1}$. Let's show that $a_n=5^{2n}$ works.</text:p>
            <text:p/>
            <text:p>We have $a_n+1=5^{2n}+1=(5^n)^2+1$, so all we need to show is that there is some $c_n$ s.t. $5^{2n}|c_n^2+1$. We can show something more general: if $p$ is a prime of the form $4k+1$, then there is a $t_n$ s.t. $p^n|t_n^2+1$. We construct $t_n$ inductively. $t_1$ clearly exists, and assuming that $p^{n-1}|t_{n-1}^2+1$ we have to find $k\in\overline{0,p-1}$ s.t. $p^n|(t_{n-1}+kp^{n-1})^2+1$. This is reduced to $p|\frac{t_{n-1}^2+1}{p^{n-1}}+2k$, and it's clear that we can find such a $k$.</text:p>
          </table:table-cell>
          <table:table-cell/>
        </table:table-row>
        <table:table-row table:style-name="ro11">
          <table:table-cell office:value-type="string" calcext:value-type="string">
            <text:p>1999 IMO Shortlist</text:p>
          </table:table-cell>
          <table:table-cell office:value-type="float" office:value="1999" calcext:value-type="float">
            <text:p>1999</text:p>
          </table:table-cell>
          <table:table-cell office:value-type="float" office:value="4" calcext:value-type="float">
            <text:p>4</text:p>
          </table:table-cell>
          <table:table-cell/>
          <table:table-cell office:value-type="string" calcext:value-type="string">
            <text:p>Denote by S the set of all primes such the decimal representation of $\frac{1}{p}$ has the fundamental period divisible by 3. For every $p \in S$ such that $\frac{1}{p}$ has the fundamental period $3r$ one may write</text:p>
            <text:p/>
            <text:p>\[\frac{1}{p}=0,a_{1}a_{2}\ldots a_{3r}a_{1}a_{2} \ldots a_{3r} \ldots , \]</text:p>
            <text:p/>
            <text:p>where $r=r(p)$; for every $p \in S$ and every integer $k \geq 1$ define $f(k,p)$ by \[ f(k,p)= a_{k}+a_{k+r(p)}+a_{k+2.r(p)}\]</text:p>
            <text:p/>
            <text:p>a) Prove that $S$ is infinite.</text:p>
            <text:p>b) Find the highest value of $f(k,p)$ for $k \geq 1$ and $p \in S$</text:p>
          </table:table-cell>
          <table:table-cell office:value-type="string" calcext:value-type="string">
            <text:p>https://artofproblemsolving.com/community/c3950_1999_imo_shortlist</text:p>
          </table:table-cell>
          <table:table-cell office:value-type="string" calcext:value-type="string">
            <text:p>Denote by S the set of all primes such the decimal representation of $\frac{1}{p}$ has the fundamental period divisible by 3. For every $p \in S$ such that $\frac{1}{p}$ has the fundamental period $3r$ one may write</text:p>
            <text:p/>
            <text:p>\[\frac{1}{p}=0,a_{1}a_{2}\ldots a_{3r}a_{1}a_{2} \ldots a_{3r} \ldots , \]</text:p>
            <text:p/>
            <text:p>where $r=r(p)$; for every $p \in S$ and every integer $k \geq 1$ define $f(k,p)$ by \[ f(k,p)= a_{k}+a_{k+r(p)}+a_{k+2.r(p)}\]</text:p>
            <text:p/>
            <text:p>a) Prove that $S$ is infinite.</text:p>
            <text:p>b) Find the highest value of $f(k,p)$ for $k \geq 1$ and $p \in S$</text:p>
          </table:table-cell>
          <table:table-cell/>
        </table:table-row>
        <table:table-row table:style-name="ro4">
          <table:table-cell office:value-type="string" calcext:value-type="string">
            <text:p>1999 IMO Shortlist</text:p>
          </table:table-cell>
          <table:table-cell office:value-type="float" office:value="1999" calcext:value-type="float">
            <text:p>1999</text:p>
          </table:table-cell>
          <table:table-cell office:value-type="float" office:value="5" calcext:value-type="float">
            <text:p>5</text:p>
          </table:table-cell>
          <table:table-cell/>
          <table:table-cell office:value-type="string" calcext:value-type="string">
            <text:p>Let $n,k$ be positive integers such that n is not divisible by 3 and $k \geq n$. Prove that there exists a positive integer $m$ which is divisible by $n$ and the sum of its digits in decimal representation is $k$.</text:p>
          </table:table-cell>
          <table:table-cell office:value-type="string" calcext:value-type="string">
            <text:p>https://artofproblemsolving.com/community/c3950_1999_imo_shortlist</text:p>
          </table:table-cell>
          <table:table-cell office:value-type="string" calcext:value-type="string">
            <text:p>Let $n,k$ be positive integers such that n is not divisible by 3 and $k \geq n$. Prove that there exists a positive integer $m$ which is divisible by $n$ and the sum of its digits in decimal representation is $k$.</text:p>
          </table:table-cell>
          <table:table-cell/>
        </table:table-row>
        <table:table-row table:style-name="ro13">
          <table:table-cell office:value-type="string" calcext:value-type="string">
            <text:p>1999 IMO Shortlist</text:p>
          </table:table-cell>
          <table:table-cell office:value-type="float" office:value="1999" calcext:value-type="float">
            <text:p>1999</text:p>
          </table:table-cell>
          <table:table-cell office:value-type="float" office:value="6" calcext:value-type="float">
            <text:p>6</text:p>
          </table:table-cell>
          <table:table-cell/>
          <table:table-cell office:value-type="string" calcext:value-type="string">
            <text:p>Prove that for every real number $M$ there exists an infinite arithmetic progression such that:</text:p>
            <text:p/>
            <text:p>- each term is a positive integer and the common difference is not divisible by 10</text:p>
            <text:p>-  the sum of the digits of each term (in decimal representation) exceeds $M$.</text:p>
          </table:table-cell>
          <table:table-cell office:value-type="string" calcext:value-type="string">
            <text:p>https://artofproblemsolving.com/community/c3950_1999_imo_shortlist</text:p>
          </table:table-cell>
          <table:table-cell office:value-type="string" calcext:value-type="string">
            <text:p>Prove that for every real number $M$ there exists an infinite arithmetic progression such that:</text:p>
            <text:p/>
            <text:p>- each term is a positive integer and the common difference is not divisible by 10</text:p>
            <text:p>-  the sum of the digits of each term (in decimal representation) exceeds $M$.</text:p>
          </table:table-cell>
          <table:table-cell/>
        </table:table-row>
        <table:table-row table:style-name="ro3">
          <table:table-cell office:value-type="string" calcext:value-type="string">
            <text:p>1999 IMO Shortlist</text:p>
          </table:table-cell>
          <table:table-cell office:value-type="float" office:value="1999" calcext:value-type="float">
            <text:p>1999</text:p>
          </table:table-cell>
          <table:table-cell office:value-type="float" office:value="1" calcext:value-type="float">
            <text:p>1</text:p>
          </table:table-cell>
          <table:table-cell/>
          <table:table-cell office:value-type="string" calcext:value-type="string">
            <text:p>Let $n \geq 2$ be a fixed integer. Find the least constant $C$ such the inequality</text:p>
            <text:p/>
            <text:p>\[\sum_{i&lt;j} x_{i}x_{j} \left(x^{2}_{i}+x^{2}_{j} \right) \leq C</text:p>
            <text:p>\left(\sum_{i}x_{i} \right)^4\]</text:p>
            <text:p/>
            <text:p>holds for any $x_{1}, \ldots ,x_{n} \geq 0$ (the sum on the left consists of $\binom{n}{2}$ summands). For this constant $C$, characterize the instances of equality.</text:p>
          </table:table-cell>
          <table:table-cell office:value-type="string" calcext:value-type="string">
            <text:p>https://artofproblemsolving.com/community/c3950_1999_imo_shortlist</text:p>
          </table:table-cell>
          <table:table-cell office:value-type="string" calcext:value-type="string">
            <text:p>Let $n \geq 2$ be a fixed integer. Find the least constant $C$ such the inequality</text:p>
            <text:p/>
            <text:p>\[\sum_{i&lt;j} x_{i}x_{j} \left(x^{2}_{i}+x^{2}_{j} \right) \leq C</text:p>
            <text:p>\left(\sum_{i}x_{i} \right)^4\]</text:p>
            <text:p/>
            <text:p>holds for any $x_{1}, \ldots ,x_{n} \geq 0$ (the sum on the left consists of $\binom{n}{2}$ summands). For this constant $C$, characterize the instances of equality.</text:p>
          </table:table-cell>
          <table:table-cell/>
        </table:table-row>
        <table:table-row table:style-name="ro7">
          <table:table-cell office:value-type="string" calcext:value-type="string">
            <text:p>1999 IMO Shortlist</text:p>
          </table:table-cell>
          <table:table-cell office:value-type="float" office:value="1999" calcext:value-type="float">
            <text:p>1999</text:p>
          </table:table-cell>
          <table:table-cell office:value-type="float" office:value="2" calcext:value-type="float">
            <text:p>2</text:p>
          </table:table-cell>
          <table:table-cell/>
          <table:table-cell office:value-type="string" calcext:value-type="string">
            <text:p>The numbers from 1 to $n^2$ <text:s/>are randomly arranged in the cells of a $n \times n$ square ($n \geq 2$). For any pair of numbers situated on the same row or on the same column the ratio of the greater number to the smaller number is calculated. <text:s/>Let us call the \textbf{characteristic} of the arrangement the smallest of these $n^2\left(n-1\right)$ fractions. What is the highest possible value of the characteristic ?</text:p>
          </table:table-cell>
          <table:table-cell office:value-type="string" calcext:value-type="string">
            <text:p>https://artofproblemsolving.com/community/c3950_1999_imo_shortlist</text:p>
          </table:table-cell>
          <table:table-cell office:value-type="string" calcext:value-type="string">
            <text:p>The numbers from 1 to $n^2$ <text:s/>are randomly arranged in the cells of a $n \times n$ square ($n \geq 2$). For any pair of numbers situated on the same row or on the same column the ratio of the greater number to the smaller number is calculated. <text:s/>Let us call the \textbf{characteristic} of the arrangement the smallest of these $n^2\left(n-1\right)$ fractions. What is the highest possible value of the characteristic ?</text:p>
          </table:table-cell>
          <table:table-cell/>
        </table:table-row>
        <table:table-row table:style-name="ro7">
          <table:table-cell office:value-type="string" calcext:value-type="string">
            <text:p>1999 IMO Shortlist</text:p>
          </table:table-cell>
          <table:table-cell office:value-type="float" office:value="1999" calcext:value-type="float">
            <text:p>1999</text:p>
          </table:table-cell>
          <table:table-cell office:value-type="float" office:value="3" calcext:value-type="float">
            <text:p>3</text:p>
          </table:table-cell>
          <table:table-cell/>
          <table:table-cell office:value-type="string" calcext:value-type="string">
            <text:p>A game is played by $n$ girls ($n \geq 2$), everybody having a ball. Each of the $\binom{n}{2}$ pairs of players, is an arbitrary order, exchange the balls they have at the moment. The game is called nice \textbf{nice} if at the end nobody has her own ball and it is called \textbf{tiresome} if at the end everybody has her initial ball. Determine the values of $n$ for which there exists a nice game and those for which there exists a tiresome game.</text:p>
          </table:table-cell>
          <table:table-cell office:value-type="string" calcext:value-type="string">
            <text:p>https://artofproblemsolving.com/community/c3950_1999_imo_shortlist</text:p>
          </table:table-cell>
          <table:table-cell office:value-type="string" calcext:value-type="string">
            <text:p>A game is played by $n$ girls ($n \geq 2$), everybody having a ball. Each of the $\binom{n}{2}$ pairs of players, is an arbitrary order, exchange the balls they have at the moment. The game is called nice \textbf{nice} if at the end nobody has her own ball and it is called \textbf{tiresome} if at the end everybody has her initial ball. Determine the values of $n$ for which there exists a nice game and those for which there exists a tiresome game.</text:p>
          </table:table-cell>
          <table:table-cell/>
        </table:table-row>
        <table:table-row table:style-name="ro4">
          <table:table-cell office:value-type="string" calcext:value-type="string">
            <text:p>1999 IMO Shortlist</text:p>
          </table:table-cell>
          <table:table-cell office:value-type="float" office:value="1999" calcext:value-type="float">
            <text:p>1999</text:p>
          </table:table-cell>
          <table:table-cell office:value-type="float" office:value="4" calcext:value-type="float">
            <text:p>4</text:p>
          </table:table-cell>
          <table:table-cell/>
          <table:table-cell office:value-type="string" calcext:value-type="string">
            <text:p>Prove that the set of positive integers cannot be partitioned into three nonempty subsets such that, for any two integers $x,y$ taken from two different subsets, the number $x^2-xy+y^2$ belongs to the third subset.</text:p>
          </table:table-cell>
          <table:table-cell office:value-type="string" calcext:value-type="string">
            <text:p>https://artofproblemsolving.com/community/c3950_1999_imo_shortlist</text:p>
          </table:table-cell>
          <table:table-cell office:value-type="string" calcext:value-type="string">
            <text:p>Prove that the set of positive integers cannot be partitioned into three nonempty subsets such that, for any two integers $x,y$ taken from two different subsets, the number $x^2-xy+y^2$ belongs to the third subset.</text:p>
          </table:table-cell>
          <table:table-cell/>
        </table:table-row>
        <table:table-row table:style-name="ro6">
          <table:table-cell office:value-type="string" calcext:value-type="string">
            <text:p>1999 IMO Shortlist</text:p>
          </table:table-cell>
          <table:table-cell office:value-type="float" office:value="1999" calcext:value-type="float">
            <text:p>1999</text:p>
          </table:table-cell>
          <table:table-cell office:value-type="float" office:value="5" calcext:value-type="float">
            <text:p>5</text:p>
          </table:table-cell>
          <table:table-cell/>
          <table:table-cell office:value-type="string" calcext:value-type="string">
            <text:p>Find all the functions $f: \mathbb{R} \to\mathbb{R}$ such that</text:p>
            <text:p>\[f(x-f(y))=f(f(y))+xf(y)+f(x)-1\]for all $x,y \in \mathbb{R} $.</text:p>
          </table:table-cell>
          <table:table-cell office:value-type="string" calcext:value-type="string">
            <text:p>https://artofproblemsolving.com/community/c3950_1999_imo_shortlist</text:p>
          </table:table-cell>
          <table:table-cell office:value-type="string" calcext:value-type="string">
            <text:p>Find all the functions $f: \mathbb{R} \to\mathbb{R}$ such that</text:p>
            <text:p>\[f(x-f(y))=f(f(y))+xf(y)+f(x)-1\]for all $x,y \in \mathbb{R} $.</text:p>
          </table:table-cell>
          <table:table-cell/>
        </table:table-row>
        <table:table-row table:style-name="ro8">
          <table:table-cell office:value-type="string" calcext:value-type="string">
            <text:p>1999 IMO Shortlist</text:p>
          </table:table-cell>
          <table:table-cell office:value-type="float" office:value="1999" calcext:value-type="float">
            <text:p>1999</text:p>
          </table:table-cell>
          <table:table-cell office:value-type="float" office:value="6" calcext:value-type="float">
            <text:p>6</text:p>
          </table:table-cell>
          <table:table-cell/>
          <table:table-cell office:value-type="string" calcext:value-type="string">
            <text:p>For $n \geq 3$ and $a_{1} \leq a_{2} \leq \ldots \leq a_{n}$ given real numbers we have the following instructions:</text:p>
            <text:p/>
            <text:p>- place out the numbers in some order in a ring;</text:p>
            <text:p>- delete one of the numbers from the ring;</text:p>
            <text:p>- if just two numbers are remaining in the ring: let $S$ be the sum of these two numbers. Otherwise, if there are more the two numbers in the ring, replace</text:p>
            <text:p/>
            <text:p>Afterwards start again with the step (2). Show that the largest sum $S$ which can result in this way is given by the formula</text:p>
            <text:p/>
            <text:p>\[S_{max}= \sum^n_{k=2} \begin{pmatrix} n -2 \\</text:p>
            <text:p>[\frac{k}{2}] - 1\end{pmatrix}a_{k}.\]</text:p>
          </table:table-cell>
          <table:table-cell office:value-type="string" calcext:value-type="string">
            <text:p>https://artofproblemsolving.com/community/c3950_1999_imo_shortlist</text:p>
          </table:table-cell>
          <table:table-cell office:value-type="string" calcext:value-type="string">
            <text:p>For $n \geq 3$ and $a_{1} \leq a_{2} \leq \ldots \leq a_{n}$ given real numbers we have the following instructions:</text:p>
            <text:p/>
            <text:p>- place out the numbers in some order in a ring;</text:p>
            <text:p>- delete one of the numbers from the ring;</text:p>
            <text:p>- if just two numbers are remaining in the ring: let $S$ be the sum of these two numbers. Otherwise, if there are more the two numbers in the ring, replace</text:p>
            <text:p/>
            <text:p>Afterwards start again with the step (2). Show that the largest sum $S$ which can result in this way is given by the formula</text:p>
            <text:p/>
            <text:p>\[S_{max}= \sum^n_{k=2} \begin{pmatrix} n -2 \\</text:p>
            <text:p>[\frac{k}{2}] - 1\end{pmatrix}a_{k}.\]</text:p>
          </table:table-cell>
          <table:table-cell/>
        </table:table-row>
        <table:table-row table:style-name="ro3">
          <table:table-cell office:value-type="string" calcext:value-type="string">
            <text:p>1999 IMO Shortlist</text:p>
          </table:table-cell>
          <table:table-cell office:value-type="float" office:value="1999" calcext:value-type="float">
            <text:p>1999</text:p>
          </table:table-cell>
          <table:table-cell office:value-type="float" office:value="1" calcext:value-type="float">
            <text:p>1</text:p>
          </table:table-cell>
          <table:table-cell/>
          <table:table-cell office:value-type="string" calcext:value-type="string">
            <text:p>Let $n \geq 1$ be an integer. A \textbf{path} from $(0,0)$ to $(n,n)$ in the $xy$ plane is a chain of consecutive unit moves either to the right (move denoted by $E$) or upwards (move denoted by $N$), all the moves being made inside the half-plane $x \geq y$. A \textbf{step} in a path is the occurence of two consecutive moves of the form $EN$. Show that the number of paths from $(0,0)$ to $(n,n)$ that contain exactly $s$ steps $(n \geq s \geq 1)$ is</text:p>
            <text:p/>
            <text:p>\[\frac{1}{s} \binom{n-1}{s-1} \binom{n}{s-1}.\]</text:p>
          </table:table-cell>
          <table:table-cell office:value-type="string" calcext:value-type="string">
            <text:p>https://artofproblemsolving.com/community/c3950_1999_imo_shortlist</text:p>
          </table:table-cell>
          <table:table-cell office:value-type="string" calcext:value-type="string">
            <text:p>Let $n \geq 1$ be an integer. A \textbf{path} from $(0,0)$ to $(n,n)$ in the $xy$ plane is a chain of consecutive unit moves either to the right (move denoted by $E$) or upwards (move denoted by $N$), all the moves being made inside the half-plane $x \geq y$. A \textbf{step} in a path is the occurence of two consecutive moves of the form $EN$. Show that the number of paths from $(0,0)$ to $(n,n)$ that contain exactly $s$ steps $(n \geq s \geq 1)$ is</text:p>
            <text:p/>
            <text:p>\[\frac{1}{s} \binom{n-1}{s-1} \binom{n}{s-1}.\]</text:p>
          </table:table-cell>
          <table:table-cell/>
        </table:table-row>
        <table:table-row table:style-name="ro13">
          <table:table-cell office:value-type="string" calcext:value-type="string">
            <text:p>1999 IMO Shortlist</text:p>
          </table:table-cell>
          <table:table-cell office:value-type="float" office:value="1999" calcext:value-type="float">
            <text:p>1999</text:p>
          </table:table-cell>
          <table:table-cell office:value-type="float" office:value="2" calcext:value-type="float">
            <text:p>2</text:p>
          </table:table-cell>
          <table:table-cell/>
          <table:table-cell office:value-type="string" calcext:value-type="string">
            <text:p>If a $5 \times n$ rectangle can be tiled using $n$ pieces like those shown in the diagram, prove that $n$ is even. Show that there are more than $2 \cdot 3^{k-1}$ ways to file a fixed $5 \times 2k$ rectangle $(k \geq 3)$ with $2k$ pieces. (symmetric constructions are supposed to be different.)</text:p>
          </table:table-cell>
          <table:table-cell office:value-type="string" calcext:value-type="string">
            <text:p>https://artofproblemsolving.com/community/c3950_1999_imo_shortlist</text:p>
          </table:table-cell>
          <table:table-cell office:value-type="string" calcext:value-type="string">
            <text:p>If a $5 \times n$ rectangle can be tiled using $n$ pieces like those shown in the diagram, prove that $n$ is even. Show that there are more than $2 \cdot 3^{k-1}$ ways to file a fixed $5 \times 2k$ rectangle $(k \geq 3)$ with $2k$ pieces. (symmetric constructions are supposed to be different.)</text:p>
          </table:table-cell>
          <table:table-cell/>
        </table:table-row>
        <table:table-row table:style-name="ro35">
          <table:table-cell office:value-type="string" calcext:value-type="string">
            <text:p>1999 IMO Shortlist</text:p>
          </table:table-cell>
          <table:table-cell office:value-type="float" office:value="1999" calcext:value-type="float">
            <text:p>1999</text:p>
          </table:table-cell>
          <table:table-cell office:value-type="float" office:value="3" calcext:value-type="float">
            <text:p>3</text:p>
          </table:table-cell>
          <table:table-cell/>
          <table:table-cell office:value-type="string" calcext:value-type="string">
            <text:p>A biologist watches a chameleon. The chameleon catches flies and rests after each catch. The biologist notices that:</text:p>
            <text:p>\begin{enumerate}</text:p>
            <text:p>\item the first fly is caught after a resting period of one minute;</text:p>
            <text:p>\item the resting period before catching the $2m^\text{th}$ fly is the same as the resting period before catching the $m^\text{th}$ fly and one minute shorter than the resting period before catching the $(2m+1)^\text{th}$ fly;</text:p>
            <text:p>\item when the chameleon stops resting, he catches a fly instantly.</text:p>
            <text:p>\end{enumerate}</text:p>
            <text:p/>
            <text:p>\begin{enumerate}</text:p>
            <text:p>\item How many flies were caught by the chameleon before his first resting period of $9$ minutes in a row?</text:p>
            <text:p>\item After how many minutes will the chameleon catch his $98^\text{th}$ fly?</text:p>
            <text:p>\item How many flies were caught by the chameleon after 1999 minutes have passed?</text:p>
            <text:p>\end{enumerate}</text:p>
          </table:table-cell>
          <table:table-cell office:value-type="string" calcext:value-type="string">
            <text:p>https://artofproblemsolving.com/community/c3950_1999_imo_shortlist</text:p>
          </table:table-cell>
          <table:table-cell office:value-type="string" calcext:value-type="string">
            <text:p>A biologist watches a chameleon. The chameleon catches flies and rests after each catch. The biologist notices that:</text:p>
            <text:p>\begin{enumerate}</text:p>
            <text:p>\item the first fly is caught after a resting period of one minute;</text:p>
            <text:p>\item the resting period before catching the $2m^\text{th}$ fly is the same as the resting period before catching the $m^\text{th}$ fly and one minute shorter than the resting period before catching the $(2m+1)^\text{th}$ fly;</text:p>
            <text:p>\item when the chameleon stops resting, he catches a fly instantly.</text:p>
            <text:p>\end{enumerate}</text:p>
            <text:p/>
            <text:p>\begin{enumerate}</text:p>
            <text:p>\item How many flies were caught by the chameleon before his first resting period of $9$ minutes in a row?</text:p>
            <text:p>\item After how many minutes will the chameleon catch his $98^\text{th}$ fly?</text:p>
            <text:p>\item How many flies were caught by the chameleon after 1999 minutes have passed?</text:p>
            <text:p>\end{enumerate}</text:p>
          </table:table-cell>
          <table:table-cell/>
        </table:table-row>
        <table:table-row table:style-name="ro4">
          <table:table-cell office:value-type="string" calcext:value-type="string">
            <text:p>1999 IMO Shortlist</text:p>
          </table:table-cell>
          <table:table-cell office:value-type="float" office:value="1999" calcext:value-type="float">
            <text:p>1999</text:p>
          </table:table-cell>
          <table:table-cell office:value-type="float" office:value="4" calcext:value-type="float">
            <text:p>4</text:p>
          </table:table-cell>
          <table:table-cell/>
          <table:table-cell office:value-type="string" calcext:value-type="string">
            <text:p>Let $A$ be a set of $N$ residues $\pmod{N^{2}}$. Prove that there exists a set $B$ of of $N$ residues $\pmod{N^{2}}$ such that $A + B = \{a+b|a \in A, b \in B\}$ contains at least half of all the residues $\pmod{N^{2}}$.</text:p>
          </table:table-cell>
          <table:table-cell office:value-type="string" calcext:value-type="string">
            <text:p>https://artofproblemsolving.com/community/c3950_1999_imo_shortlist</text:p>
          </table:table-cell>
          <table:table-cell office:value-type="string" calcext:value-type="string">
            <text:p>Let $A$ be a set of $N$ residues $\pmod{N^{2}}$. Prove that there exists a set $B$ of of $N$ residues $\pmod{N^{2}}$ such that $A + B = \{a+b|a \in A, b \in B\}$ contains at least half of all the residues $\pmod{N^{2}}$.</text:p>
          </table:table-cell>
          <table:table-cell/>
        </table:table-row>
        <table:table-row table:style-name="ro13">
          <table:table-cell office:value-type="string" calcext:value-type="string">
            <text:p>1999 IMO Shortlist</text:p>
          </table:table-cell>
          <table:table-cell office:value-type="float" office:value="1999" calcext:value-type="float">
            <text:p>1999</text:p>
          </table:table-cell>
          <table:table-cell office:value-type="float" office:value="5" calcext:value-type="float">
            <text:p>5</text:p>
          </table:table-cell>
          <table:table-cell/>
          <table:table-cell office:value-type="string" calcext:value-type="string">
            <text:p>Let $n$ be an even positive integer. We say that two different cells of a $n \times n$ board are \textbf{neighboring} if they have a common side. Find the minimal number of cells on the $n \times n$ board that must be marked so that any cell (marked or not marked) has a marked neighboring cell.</text:p>
          </table:table-cell>
          <table:table-cell office:value-type="string" calcext:value-type="string">
            <text:p>https://artofproblemsolving.com/community/c3950_1999_imo_shortlist</text:p>
          </table:table-cell>
          <table:table-cell office:value-type="string" calcext:value-type="string">
            <text:p>Let $n$ be an even positive integer. We say that two different cells of a $n \times n$ board are \textbf{neighboring} if they have a common side. Find the minimal number of cells on the $n \times n$ board that must be marked so that any cell (marked or not marked) has a marked neighboring cell.</text:p>
          </table:table-cell>
          <table:table-cell/>
        </table:table-row>
        <table:table-row table:style-name="ro4">
          <table:table-cell office:value-type="string" calcext:value-type="string">
            <text:p>1999 IMO Shortlist</text:p>
          </table:table-cell>
          <table:table-cell office:value-type="float" office:value="1999" calcext:value-type="float">
            <text:p>1999</text:p>
          </table:table-cell>
          <table:table-cell office:value-type="float" office:value="6" calcext:value-type="float">
            <text:p>6</text:p>
          </table:table-cell>
          <table:table-cell/>
          <table:table-cell office:value-type="string" calcext:value-type="string">
            <text:p>Suppose that every integer has been given one of the colours red, blue, green or yellow. Let $x$ and $y$ be odd integers so that $|x| \neq |y|$. Show that there are two integers of the same colour whose difference has one of the following values: $x,y,x+y$ or $x-y$.</text:p>
          </table:table-cell>
          <table:table-cell office:value-type="string" calcext:value-type="string">
            <text:p>https://artofproblemsolving.com/community/c3950_1999_imo_shortlist</text:p>
          </table:table-cell>
          <table:table-cell office:value-type="string" calcext:value-type="string">
            <text:p>Suppose that every integer has been given one of the colours red, blue, green or yellow. Let $x$ and $y$ be odd integers so that $|x| \neq |y|$. Show that there are two integers of the same colour whose difference has one of the following values: $x,y,x+y$ or $x-y$.</text:p>
          </table:table-cell>
          <table:table-cell/>
        </table:table-row>
        <table:table-row table:style-name="ro21">
          <table:table-cell office:value-type="string" calcext:value-type="string">
            <text:p>1999 IMO Shortlist</text:p>
          </table:table-cell>
          <table:table-cell office:value-type="float" office:value="1999" calcext:value-type="float">
            <text:p>1999</text:p>
          </table:table-cell>
          <table:table-cell table:number-columns-repeated="2"/>
          <table:table-cell office:value-type="string" office:string-value="Click for solution&#10;&#10;Let's assume $x,y&gt;0$ (clearly, we can do this, since if what we want to prove doesn't hold, then it doesn't hold if we replace $x$ with $-x$ and/or $y$ with $-y$). Let's work with non-negative integers only.&#10;&#10;The negation of what we want to prove states that there is a set $S\subset \mathbb N$ s.t. $S,S+x,S+y,S+x+y$ are mutually disjoint, and their union is $\mathbb N$. This means that, working with formal power series, $1+t+t^2+\ldots=\left(\sum_{s\in S}t^s\right)(1+t^x)(1+t^y)$. Assume now that $y&lt;x$. We have $\frac{1+t+t^2+\ldots}{1+t^y}=(1+t+\ldots+t^{y-1})+(t^{2y}+t^{2y+1}+\ldots+t^{3y-1})+\ldots=\mathcal E$.&#10;&#10;When we divide $\mathcal E$ by $1+t^x$ we have to get a series whose only coefficients are $0$ and $1$, and this will yield the contradiction: our series contains $1+t+\ldots+t^{y-1}$, because $y&lt;x$. There must be a $k$ s.t. $x\in(2ky,(2k+1)y-1)$ (the interval is open because the endpoints are even, but $x$ is odd). However, there is an $\alpha\in\overline{0,y-1}$ s.t. $x+\alpha=(2k+1)y$, and this means that if our power series has no negative terms (to get rid of $t^{(2k+1)y}$, which does not appear in $\mathcal E$), when multiplied by $1+t^x$ contains $t^{(2k+1)y}$, but $\mathcal E$ doesn't have this term, so we have a contradiction." calcext:value-type="string">
            <text:p>Click for solution</text:p>
            <text:p/>
            <text:p>Let's assume $x,y&gt;0$ (clearly, we can do this, since if what we want to prove doesn't hold, then it doesn't hold if we replace $x$ with $-x$ and/or $y$ with $-y$). Let's work with non-negative integers only.</text:p>
            <text:p/>
            <text:p>The negation of what we want to prove states that there is a set $S\subset \mathbb N$ s.t. $S,S+x,S+y,S+x+y$ are mutually disjoint, and their union is $\mathbb N$. This means that, working with formal power series, $1+t+t^2+\ldots=\left(\sum_{s\in S}t^s\right)(1+t^x)(1+t^y)$. Assume now that $y&lt;x$. We have $\frac{1+t+t^2+\ldots}{1+t^y}=(1+t+\ldots+t^{y-1})+(t^{2y}+t^{2y+1}+\ldots+t^{3y-1})+\ldots=\mathcal E$.</text:p>
            <text:p/>
            <text:p>When we divide $\mathcal E$ by $1+t^x$ we have to get a series whose only coefficients are $0$ and $1$, and this will yield the contradiction: our series contains $1+t+\ldots+t^{y-1}$, because $y&lt;x$. There must be a $k$ s.t. $x\in(2ky,(2k+1)y-1)$ (the interval is open because the endpoints are even, but $x$ is odd). However, there is an $\alpha\in\overline{0,y-1}$ s.t. $x+\alpha=(2k+1)y$, and this means that if our power series has no negative terms (to get rid of $t^{(2k+1)y}$, which does not appear in $\mathcal E$), when multiplied by $1+t^x$ contains $t^{(2k+1)y}$, but $\mathcal E$ doesn't have this term, so we have a contradiction.</text:p>
          </table:table-cell>
          <table:table-cell office:value-type="string" calcext:value-type="string">
            <text:p>https://artofproblemsolving.com/community/c3950_1999_imo_shortlist</text:p>
          </table:table-cell>
          <table:table-cell office:value-type="string" office:string-value="Click for solution&#10;&#10;Let's assume $x,y&gt;0$ (clearly, we can do this, since if what we want to prove doesn't hold, then it doesn't hold if we replace $x$ with $-x$ and/or $y$ with $-y$). Let's work with non-negative integers only.&#10;&#10;The negation of what we want to prove states that there is a set $S\subset \mathbb N$ s.t. $S,S+x,S+y,S+x+y$ are mutually disjoint, and their union is $\mathbb N$. This means that, working with formal power series, $1+t+t^2+\ldots=\left(\sum_{s\in S}t^s\right)(1+t^x)(1+t^y)$. Assume now that $y&lt;x$. We have $\frac{1+t+t^2+\ldots}{1+t^y}=(1+t+\ldots+t^{y-1})+(t^{2y}+t^{2y+1}+\ldots+t^{3y-1})+\ldots=\mathcal E$.&#10;&#10;When we divide $\mathcal E$ by $1+t^x$ we have to get a series whose only coefficients are $0$ and $1$, and this will yield the contradiction: our series contains $1+t+\ldots+t^{y-1}$, because $y&lt;x$. There must be a $k$ s.t. $x\in(2ky,(2k+1)y-1)$ (the interval is open because the endpoints are even, but $x$ is odd). However, there is an $\alpha\in\overline{0,y-1}$ s.t. $x+\alpha=(2k+1)y$, and this means that if our power series has no negative terms (to get rid of $t^{(2k+1)y}$, which does not appear in $\mathcal E$), when multiplied by $1+t^x$ contains $t^{(2k+1)y}$, but $\mathcal E$ doesn't have this term, so we have a contradiction." calcext:value-type="string">
            <text:p>Click for solution</text:p>
            <text:p/>
            <text:p>Let's assume $x,y&gt;0$ (clearly, we can do this, since if what we want to prove doesn't hold, then it doesn't hold if we replace $x$ with $-x$ and/or $y$ with $-y$). Let's work with non-negative integers only.</text:p>
            <text:p/>
            <text:p>The negation of what we want to prove states that there is a set $S\subset \mathbb N$ s.t. $S,S+x,S+y,S+x+y$ are mutually disjoint, and their union is $\mathbb N$. This means that, working with formal power series, $1+t+t^2+\ldots=\left(\sum_{s\in S}t^s\right)(1+t^x)(1+t^y)$. Assume now that $y&lt;x$. We have $\frac{1+t+t^2+\ldots}{1+t^y}=(1+t+\ldots+t^{y-1})+(t^{2y}+t^{2y+1}+\ldots+t^{3y-1})+\ldots=\mathcal E$.</text:p>
            <text:p/>
            <text:p>When we divide $\mathcal E$ by $1+t^x$ we have to get a series whose only coefficients are $0$ and $1$, and this will yield the contradiction: our series contains $1+t+\ldots+t^{y-1}$, because $y&lt;x$. There must be a $k$ s.t. $x\in(2ky,(2k+1)y-1)$ (the interval is open because the endpoints are even, but $x$ is odd). However, there is an $\alpha\in\overline{0,y-1}$ s.t. $x+\alpha=(2k+1)y$, and this means that if our power series has no negative terms (to get rid of $t^{(2k+1)y}$, which does not appear in $\mathcal E$), when multiplied by $1+t^x$ contains $t^{(2k+1)y}$, but $\mathcal E$ doesn't have this term, so we have a contradiction.</text:p>
          </table:table-cell>
          <table:table-cell/>
        </table:table-row>
        <table:table-row table:style-name="ro10">
          <table:table-cell office:value-type="string" calcext:value-type="string">
            <text:p>1999 IMO Shortlist</text:p>
          </table:table-cell>
          <table:table-cell office:value-type="float" office:value="1999" calcext:value-type="float">
            <text:p>1999</text:p>
          </table:table-cell>
          <table:table-cell office:value-type="float" office:value="7" calcext:value-type="float">
            <text:p>7</text:p>
          </table:table-cell>
          <table:table-cell/>
          <table:table-cell office:value-type="string" calcext:value-type="string">
            <text:p>Let $p &gt;3$ be a prime number. For each nonempty subset $T$ of $\{0,1,2,3, \ldots , p-1\}$, let $E(T)$ be the set of all $(p-1)$-tuples $(x_1, \ldots ,x_{p-1} )$, where each $x_i \in T$ and $x_1+2x_2+ \ldots + (p-1)x_{p-1}$ is divisible by $p$ and let $|E(T)|$ denote the number of elements in $E(T)$. Prove that</text:p>
            <text:p/>
            <text:p>\[|E(\{0,1,3\})| \geq |E(\{0,1,2\})|\]</text:p>
            <text:p/>
            <text:p>with equality if and only if $p = 5$.</text:p>
          </table:table-cell>
          <table:table-cell office:value-type="string" calcext:value-type="string">
            <text:p>https://artofproblemsolving.com/community/c3950_1999_imo_shortlist</text:p>
          </table:table-cell>
          <table:table-cell office:value-type="string" calcext:value-type="string">
            <text:p>Let $p &gt;3$ be a prime number. For each nonempty subset $T$ of $\{0,1,2,3, \ldots , p-1\}$, let $E(T)$ be the set of all $(p-1)$-tuples $(x_1, \ldots ,x_{p-1} )$, where each $x_i \in T$ and $x_1+2x_2+ \ldots + (p-1)x_{p-1}$ is divisible by $p$ and let $|E(T)|$ denote the number of elements in $E(T)$. Prove that</text:p>
            <text:p/>
            <text:p>\[|E(\{0,1,3\})| \geq |E(\{0,1,2\})|\]</text:p>
            <text:p/>
            <text:p>with equality if and only if $p = 5$.</text:p>
          </table:table-cell>
          <table:table-cell/>
        </table:table-row>
        <table:table-row table:style-name="ro4">
          <table:table-cell office:value-type="string" calcext:value-type="string">
            <text:p>1998 IMO Shortlist</text:p>
          </table:table-cell>
          <table:table-cell office:value-type="float" office:value="1998" calcext:value-type="float">
            <text:p>1998</text:p>
          </table:table-cell>
          <table:table-cell office:value-type="float" office:value="1" calcext:value-type="float">
            <text:p>1</text:p>
          </table:table-cell>
          <table:table-cell/>
          <table:table-cell office:value-type="string" calcext:value-type="string">
            <text:p>A convex quadrilateral $ABCD$ has perpendicular diagonals. The perpendicular bisectors of the sides $AB$ and $CD$ meet at a unique point $P$ inside $ABCD$. Prove that the quadrilateral $ABCD$ is cyclic if and only if triangles $ABP$ and $CDP$ have equal areas.</text:p>
          </table:table-cell>
          <table:table-cell office:value-type="string" calcext:value-type="string">
            <text:p>https://artofproblemsolving.com/community/c3949_1998_imo_shortlist</text:p>
          </table:table-cell>
          <table:table-cell office:value-type="string" calcext:value-type="string">
            <text:p>A convex quadrilateral $ABCD$ has perpendicular diagonals. The perpendicular bisectors of the sides $AB$ and $CD$ meet at a unique point $P$ inside $ABCD$. Prove that the quadrilateral $ABCD$ is cyclic if and only if triangles $ABP$ and $CDP$ have equal areas.</text:p>
          </table:table-cell>
          <table:table-cell/>
        </table:table-row>
        <table:table-row table:style-name="ro8">
          <table:table-cell office:value-type="string" calcext:value-type="string">
            <text:p>1998 IMO Shortlist</text:p>
          </table:table-cell>
          <table:table-cell office:value-type="float" office:value="1998" calcext:value-type="float">
            <text:p>1998</text:p>
          </table:table-cell>
          <table:table-cell table:number-columns-repeated="2"/>
          <table:table-cell office:value-type="string" office:string-value="Click for solution&#10;&#10;Assume first that $ABCD$ is cyclic. It's easy then to see that $\angle APB+\angle CPD=\pi$, so $2S[APB]=R^2\sin \angle APB=R^2\sin\angle CPD=2S[CPD]$, where $R=PA=PB=PC=PD$ is the radius of the circumcircle of $ABCD$.&#10;&#10;Conversely, assume we have $S[APB]=S[CPD]$. Let $M,N$ be the midpoints of $AB,CD$ respectively. We have $TM=AM,TN=DN$, where $T=AC\cap BD$. The hypothesis is equivalent to $PM\cdot AM=PN\cdot DN$, and from here we deduce $PM\cdot TM=PN\cdot TN$. A quick angle chase reveals $\angle MPN=\angle MTN$, so the triangles $TMN,PNM$ are, in fact, congruent, meaning that $TMPN$ is a parallelogram. This, however, means that the triangles $TAM,DTN$ are similar (because they have three pairs of perpendicular sides), so $\angle TAB=\angle TDC$, Q.E.D." calcext:value-type="string">
            <text:p>Click for solution</text:p>
            <text:p/>
            <text:p>Assume first that $ABCD$ is cyclic. It's easy then to see that $\angle APB+\angle CPD=\pi$, so $2S[APB]=R^2\sin \angle APB=R^2\sin\angle CPD=2S[CPD]$, where $R=PA=PB=PC=PD$ is the radius of the circumcircle of $ABCD$.</text:p>
            <text:p/>
            <text:p>Conversely, assume we have $S[APB]=S[CPD]$. Let $M,N$ be the midpoints of $AB,CD$ respectively. We have $TM=AM,TN=DN$, where $T=AC\cap BD$. The hypothesis is equivalent to $PM\cdot AM=PN\cdot DN$, and from here we deduce $PM\cdot TM=PN\cdot TN$. A quick angle chase reveals $\angle MPN=\angle MTN$, so the triangles $TMN,PNM$ are, in fact, congruent, meaning that $TMPN$ is a parallelogram. This, however, means that the triangles $TAM,DTN$ are similar (because they have three pairs of perpendicular sides), so $\angle TAB=\angle TDC$, Q.E.D.</text:p>
          </table:table-cell>
          <table:table-cell office:value-type="string" calcext:value-type="string">
            <text:p>https://artofproblemsolving.com/community/c3949_1998_imo_shortlist</text:p>
          </table:table-cell>
          <table:table-cell office:value-type="string" office:string-value="Click for solution&#10;&#10;Assume first that $ABCD$ is cyclic. It's easy then to see that $\angle APB+\angle CPD=\pi$, so $2S[APB]=R^2\sin \angle APB=R^2\sin\angle CPD=2S[CPD]$, where $R=PA=PB=PC=PD$ is the radius of the circumcircle of $ABCD$.&#10;&#10;Conversely, assume we have $S[APB]=S[CPD]$. Let $M,N$ be the midpoints of $AB,CD$ respectively. We have $TM=AM,TN=DN$, where $T=AC\cap BD$. The hypothesis is equivalent to $PM\cdot AM=PN\cdot DN$, and from here we deduce $PM\cdot TM=PN\cdot TN$. A quick angle chase reveals $\angle MPN=\angle MTN$, so the triangles $TMN,PNM$ are, in fact, congruent, meaning that $TMPN$ is a parallelogram. This, however, means that the triangles $TAM,DTN$ are similar (because they have three pairs of perpendicular sides), so $\angle TAB=\angle TDC$, Q.E.D." calcext:value-type="string">
            <text:p>Click for solution</text:p>
            <text:p/>
            <text:p>Assume first that $ABCD$ is cyclic. It's easy then to see that $\angle APB+\angle CPD=\pi$, so $2S[APB]=R^2\sin \angle APB=R^2\sin\angle CPD=2S[CPD]$, where $R=PA=PB=PC=PD$ is the radius of the circumcircle of $ABCD$.</text:p>
            <text:p/>
            <text:p>Conversely, assume we have $S[APB]=S[CPD]$. Let $M,N$ be the midpoints of $AB,CD$ respectively. We have $TM=AM,TN=DN$, where $T=AC\cap BD$. The hypothesis is equivalent to $PM\cdot AM=PN\cdot DN$, and from here we deduce $PM\cdot TM=PN\cdot TN$. A quick angle chase reveals $\angle MPN=\angle MTN$, so the triangles $TMN,PNM$ are, in fact, congruent, meaning that $TMPN$ is a parallelogram. This, however, means that the triangles $TAM,DTN$ are similar (because they have three pairs of perpendicular sides), so $\angle TAB=\angle TDC$, Q.E.D.</text:p>
          </table:table-cell>
          <table:table-cell/>
        </table:table-row>
        <table:table-row table:style-name="ro13">
          <table:table-cell office:value-type="string" calcext:value-type="string">
            <text:p>1998 IMO Shortlist</text:p>
          </table:table-cell>
          <table:table-cell office:value-type="float" office:value="1998" calcext:value-type="float">
            <text:p>1998</text:p>
          </table:table-cell>
          <table:table-cell office:value-type="float" office:value="2" calcext:value-type="float">
            <text:p>2</text:p>
          </table:table-cell>
          <table:table-cell/>
          <table:table-cell office:value-type="string" calcext:value-type="string">
            <text:p>Let $ABCD$ be a cyclic quadrilateral. Let $E$ and $F$ be variable points on the sides $AB$ and $CD$, respectively, such that $AE:EB=CF:FD$. Let $P$ be the point on the segment $EF$ such that $PE:PF=AB:CD$. Prove that the ratio between the areas of triangles $APD$ and $BPC$ does not depend on the choice of $E$ and $F$.</text:p>
          </table:table-cell>
          <table:table-cell office:value-type="string" calcext:value-type="string">
            <text:p>https://artofproblemsolving.com/community/c3949_1998_imo_shortlist</text:p>
          </table:table-cell>
          <table:table-cell office:value-type="string" calcext:value-type="string">
            <text:p>Let $ABCD$ be a cyclic quadrilateral. Let $E$ and $F$ be variable points on the sides $AB$ and $CD$, respectively, such that $AE:EB=CF:FD$. Let $P$ be the point on the segment $EF$ such that $PE:PF=AB:CD$. Prove that the ratio between the areas of triangles $APD$ and $BPC$ does not depend on the choice of $E$ and $F$.</text:p>
          </table:table-cell>
          <table:table-cell/>
        </table:table-row>
        <table:table-row table:style-name="ro13">
          <table:table-cell office:value-type="string" calcext:value-type="string">
            <text:p>1998 IMO Shortlist</text:p>
          </table:table-cell>
          <table:table-cell office:value-type="float" office:value="1998" calcext:value-type="float">
            <text:p>1998</text:p>
          </table:table-cell>
          <table:table-cell office:value-type="float" office:value="3" calcext:value-type="float">
            <text:p>3</text:p>
          </table:table-cell>
          <table:table-cell/>
          <table:table-cell office:value-type="string" calcext:value-type="string">
            <text:p>Let $I$ be the incenter of triangle $ABC$. Let $K,L$ and $M$ be the points of tangency of the incircle of $ABC$ with $AB,BC$ and $CA$, respectively. The line $t$ passes through $B$ and is parallel to $KL$. The lines $MK$ and $ML$ intersect $t$ at the points $R$ and $S$. Prove that $\angle RIS$ is acute.</text:p>
          </table:table-cell>
          <table:table-cell office:value-type="string" calcext:value-type="string">
            <text:p>https://artofproblemsolving.com/community/c3949_1998_imo_shortlist</text:p>
          </table:table-cell>
          <table:table-cell office:value-type="string" calcext:value-type="string">
            <text:p>Let $I$ be the incenter of triangle $ABC$. Let $K,L$ and $M$ be the points of tangency of the incircle of $ABC$ with $AB,BC$ and $CA$, respectively. The line $t$ passes through $B$ and is parallel to $KL$. The lines $MK$ and $ML$ intersect $t$ at the points $R$ and $S$. Prove that $\angle RIS$ is acute.</text:p>
          </table:table-cell>
          <table:table-cell/>
        </table:table-row>
        <table:table-row table:style-name="ro2">
          <table:table-cell office:value-type="string" calcext:value-type="string">
            <text:p>1998 IMO Shortlist</text:p>
          </table:table-cell>
          <table:table-cell office:value-type="float" office:value="1998" calcext:value-type="float">
            <text:p>1998</text:p>
          </table:table-cell>
          <table:table-cell table:number-columns-repeated="2"/>
          <table:table-cell office:value-type="string" office:string-value="Click for solution&#10;&#10;I haven't thought about a generalization, but here's a solution to this problem.&#10;&#10;The assertion is equivalent to $BI^2&gt;BS\cdot BR$. It's easy to see that triangles $BSK,BMR$ are similar (in this order of the vertices). We only need to employ a simple angle chase. From here we derive $\frac{BS}{BK}=\frac{BM}{BR}\Rightarrow BS\cdot BR=BM\cdot BK=BM^2$, and since in the right triangle $BMI$ $BM$ is a leg, while $BI$ is the hypothenuse, we get $BI&gt;BM\Rightarrow BI^2&gt;BM^2=BS\cdot BR$, Q.E.D." calcext:value-type="string">
            <text:p>Click for solution</text:p>
            <text:p/>
            <text:p>I haven't thought about a generalization, but here's a solution to this problem.</text:p>
            <text:p/>
            <text:p>The assertion is equivalent to $BI^2&gt;BS\cdot BR$. It's easy to see that triangles $BSK,BMR$ are similar (in this order of the vertices). We only need to employ a simple angle chase. From here we derive $\frac{BS}{BK}=\frac{BM}{BR}\Rightarrow BS\cdot BR=BM\cdot BK=BM^2$, and since in the right triangle $BMI$ $BM$ is a leg, while $BI$ is the hypothenuse, we get $BI&gt;BM\Rightarrow BI^2&gt;BM^2=BS\cdot BR$, Q.E.D.</text:p>
          </table:table-cell>
          <table:table-cell office:value-type="string" calcext:value-type="string">
            <text:p>https://artofproblemsolving.com/community/c3949_1998_imo_shortlist</text:p>
          </table:table-cell>
          <table:table-cell office:value-type="string" office:string-value="Click for solution&#10;&#10;I haven't thought about a generalization, but here's a solution to this problem.&#10;&#10;The assertion is equivalent to $BI^2&gt;BS\cdot BR$. It's easy to see that triangles $BSK,BMR$ are similar (in this order of the vertices). We only need to employ a simple angle chase. From here we derive $\frac{BS}{BK}=\frac{BM}{BR}\Rightarrow BS\cdot BR=BM\cdot BK=BM^2$, and since in the right triangle $BMI$ $BM$ is a leg, while $BI$ is the hypothenuse, we get $BI&gt;BM\Rightarrow BI^2&gt;BM^2=BS\cdot BR$, Q.E.D." calcext:value-type="string">
            <text:p>Click for solution</text:p>
            <text:p/>
            <text:p>I haven't thought about a generalization, but here's a solution to this problem.</text:p>
            <text:p/>
            <text:p>The assertion is equivalent to $BI^2&gt;BS\cdot BR$. It's easy to see that triangles $BSK,BMR$ are similar (in this order of the vertices). We only need to employ a simple angle chase. From here we derive $\frac{BS}{BK}=\frac{BM}{BR}\Rightarrow BS\cdot BR=BM\cdot BK=BM^2$, and since in the right triangle $BMI$ $BM$ is a leg, while $BI$ is the hypothenuse, we get $BI&gt;BM\Rightarrow BI^2&gt;BM^2=BS\cdot BR$, Q.E.D.</text:p>
          </table:table-cell>
          <table:table-cell/>
        </table:table-row>
        <table:table-row table:style-name="ro3">
          <table:table-cell office:value-type="string" calcext:value-type="string">
            <text:p>1998 IMO Shortlist</text:p>
          </table:table-cell>
          <table:table-cell office:value-type="float" office:value="1998" calcext:value-type="float">
            <text:p>1998</text:p>
          </table:table-cell>
          <table:table-cell office:value-type="float" office:value="4" calcext:value-type="float">
            <text:p>4</text:p>
          </table:table-cell>
          <table:table-cell/>
          <table:table-cell office:value-type="string" calcext:value-type="string">
            <text:p>Let $ M$ and $ N$ be two points inside triangle $ ABC$ such that</text:p>
            <text:p>\[ \angle MAB = \angle NAC\quad \mbox{and}\quad \angle MBA = \angle NBC.</text:p>
            <text:p>\]</text:p>
            <text:p>Prove that</text:p>
            <text:p>\[ \frac {AM \cdot AN}{AB \cdot AC} + \frac {BM \cdot BN}{BA \cdot BC} + \frac {CM \cdot CN}{CA \cdot CB} = 1.</text:p>
            <text:p>\]</text:p>
          </table:table-cell>
          <table:table-cell office:value-type="string" calcext:value-type="string">
            <text:p>https://artofproblemsolving.com/community/c3949_1998_imo_shortlist</text:p>
          </table:table-cell>
          <table:table-cell office:value-type="string" calcext:value-type="string">
            <text:p>Let $ M$ and $ N$ be two points inside triangle $ ABC$ such that</text:p>
            <text:p>\[ \angle MAB = \angle NAC\quad \mbox{and}\quad \angle MBA = \angle NBC.</text:p>
            <text:p>\]</text:p>
            <text:p>Prove that</text:p>
            <text:p>\[ \frac {AM \cdot AN}{AB \cdot AC} + \frac {BM \cdot BN}{BA \cdot BC} + \frac {CM \cdot CN}{CA \cdot CB} = 1.</text:p>
            <text:p>\]</text:p>
          </table:table-cell>
          <table:table-cell/>
        </table:table-row>
        <table:table-row table:style-name="ro13">
          <table:table-cell office:value-type="string" calcext:value-type="string">
            <text:p>1998 IMO Shortlist</text:p>
          </table:table-cell>
          <table:table-cell office:value-type="float" office:value="1998" calcext:value-type="float">
            <text:p>1998</text:p>
          </table:table-cell>
          <table:table-cell office:value-type="float" office:value="5" calcext:value-type="float">
            <text:p>5</text:p>
          </table:table-cell>
          <table:table-cell/>
          <table:table-cell office:value-type="string" calcext:value-type="string">
            <text:p>Let $ABC$ be a triangle, $H$ its orthocenter, $O$ its circumcenter, and $R$ its circumradius. Let $D$ be the reflection of the point $A$ across the line $BC$, let $E$ be the reflection of the point $B$ across the line $CA$, and let $F$ be the reflection of the point $C$ across the line $AB$. Prove that the points $D$, $E$ and $F$ are collinear if and only if $OH=2R$.</text:p>
          </table:table-cell>
          <table:table-cell office:value-type="string" calcext:value-type="string">
            <text:p>https://artofproblemsolving.com/community/c3949_1998_imo_shortlist</text:p>
          </table:table-cell>
          <table:table-cell office:value-type="string" calcext:value-type="string">
            <text:p>Let $ABC$ be a triangle, $H$ its orthocenter, $O$ its circumcenter, and $R$ its circumradius. Let $D$ be the reflection of the point $A$ across the line $BC$, let $E$ be the reflection of the point $B$ across the line $CA$, and let $F$ be the reflection of the point $C$ across the line $AB$. Prove that the points $D$, $E$ and $F$ are collinear if and only if $OH=2R$.</text:p>
          </table:table-cell>
          <table:table-cell/>
        </table:table-row>
        <table:table-row table:style-name="ro4">
          <table:table-cell office:value-type="string" calcext:value-type="string">
            <text:p>1998 IMO Shortlist</text:p>
          </table:table-cell>
          <table:table-cell office:value-type="float" office:value="1998" calcext:value-type="float">
            <text:p>1998</text:p>
          </table:table-cell>
          <table:table-cell office:value-type="float" office:value="6" calcext:value-type="float">
            <text:p>6</text:p>
          </table:table-cell>
          <table:table-cell/>
          <table:table-cell office:value-type="string" calcext:value-type="string">
            <text:p>Let $ABCDEF$ be a convex hexagon such that $\angle B+\angle D+\angle F=360^{\circ }$ and \[ \frac{AB}{BC} \cdot \frac{CD}{DE} \cdot \frac{EF}{FA} = 1. <text:s/>\] Prove that \[ \frac{BC}{CA} \cdot \frac{AE}{EF} \cdot \frac{FD}{DB} = 1. <text:s/>\]</text:p>
          </table:table-cell>
          <table:table-cell office:value-type="string" calcext:value-type="string">
            <text:p>https://artofproblemsolving.com/community/c3949_1998_imo_shortlist</text:p>
          </table:table-cell>
          <table:table-cell office:value-type="string" calcext:value-type="string">
            <text:p>Let $ABCDEF$ be a convex hexagon such that $\angle B+\angle D+\angle F=360^{\circ }$ and \[ \frac{AB}{BC} \cdot \frac{CD}{DE} \cdot \frac{EF}{FA} = 1. <text:s/>\] Prove that \[ \frac{BC}{CA} \cdot \frac{AE}{EF} \cdot \frac{FD}{DB} = 1. <text:s/>\]</text:p>
          </table:table-cell>
          <table:table-cell/>
        </table:table-row>
        <table:table-row table:style-name="ro4">
          <table:table-cell office:value-type="string" calcext:value-type="string">
            <text:p>1998 IMO Shortlist</text:p>
          </table:table-cell>
          <table:table-cell office:value-type="float" office:value="1998" calcext:value-type="float">
            <text:p>1998</text:p>
          </table:table-cell>
          <table:table-cell office:value-type="float" office:value="7" calcext:value-type="float">
            <text:p>7</text:p>
          </table:table-cell>
          <table:table-cell/>
          <table:table-cell office:value-type="string" calcext:value-type="string">
            <text:p>Let $ABC$ be a triangle such that $\angle ACB=2\angle ABC$. Let $D$ be the point on the side $BC$ such that $CD=2BD$. The segment $AD$ is extended to $E$ so that $AD=DE$. Prove that \[ \angle ECB+180^{\circ }=2\angle EBC. \]</text:p>
          </table:table-cell>
          <table:table-cell office:value-type="string" calcext:value-type="string">
            <text:p>https://artofproblemsolving.com/community/c3949_1998_imo_shortlist</text:p>
          </table:table-cell>
          <table:table-cell office:value-type="string" calcext:value-type="string">
            <text:p>Let $ABC$ be a triangle such that $\angle ACB=2\angle ABC$. Let $D$ be the point on the side $BC$ such that $CD=2BD$. The segment $AD$ is extended to $E$ so that $AD=DE$. Prove that \[ \angle ECB+180^{\circ }=2\angle EBC. \]</text:p>
          </table:table-cell>
          <table:table-cell/>
        </table:table-row>
        <table:table-row table:style-name="ro45">
          <table:table-cell office:value-type="string" calcext:value-type="string">
            <text:p>1998 IMO Shortlist</text:p>
          </table:table-cell>
          <table:table-cell office:value-type="float" office:value="1998" calcext:value-type="float">
            <text:p>1998</text:p>
          </table:table-cell>
          <table:table-cell table:number-columns-repeated="2"/>
          <table:table-cell office:value-type="string" office:string-value="Click for solution&#10;&#10;Here's a sketch (I don't want to go into all the details, but I will if you really want me to :)).&#10;&#10;Try to show that when $B,C$ are fixed, $A$ moves on the hyperbola having $D$ as its center and $B$ as one of its vertices, which has eccentricity $2$. To be precise, $A$ lies on the branch of this hyperbola which doesn't pass through $B$.&#10;&#10;$E$ also lies on this ellipse, being the &quot;antipode&quot; of $A$. Let $F$ be the symmetric of $E$ wrt $BC$. This means that $F$ is also on the hyperbola, on the other branch (the branch which doesn't contain $A$). From this condition we find that in the triangle $FCB$, if $G$ is the point where the perp bisector of $BC$ cuts $FC$, then $\frac{CG}{GF}=\frac{CB}{CF}$. Let $X$ be the point where the bisector of $\angle FCB$ cuts $FB$. We then get $GX\|BC$. At the same time, from $(*)$, we find $GX$ to be the bisector of $\angle BGF$.&#10;&#10;Now show that $GX=GB=GC$. What interests us is that $GX=GB$. A quick angle chase gives what we want.&#10;&#10;I'm sure there's a simpler solution, but I can't see anything right now, sorry." calcext:value-type="string">
            <text:p>Click for solution</text:p>
            <text:p/>
            <text:p>Here's a sketch (I don't want to go into all the details, but I will if you really want me to :)).</text:p>
            <text:p/>
            <text:p>Try to show that when $B,C$ are fixed, $A$ moves on the hyperbola having $D$ as its center and $B$ as one of its vertices, which has eccentricity $2$. To be precise, $A$ lies on the branch of this hyperbola which doesn't pass through $B$.</text:p>
            <text:p/>
            <text:p>$E$ also lies on this ellipse, being the "antipode" of $A$. Let $F$ be the symmetric of $E$ wrt $BC$. This means that $F$ is also on the hyperbola, on the other branch (the branch which doesn't contain $A$). From this condition we find that in the triangle $FCB$, if $G$ is the point where the perp bisector of $BC$ cuts $FC$, then $\frac{CG}{GF}=\frac{CB}{CF}$. Let $X$ be the point where the bisector of $\angle FCB$ cuts $FB$. We then get $GX\|BC$. At the same time, from $(*)$, we find $GX$ to be the bisector of $\angle BGF$.</text:p>
            <text:p/>
            <text:p>Now show that $GX=GB=GC$. What interests us is that $GX=GB$. A quick angle chase gives what we want.</text:p>
            <text:p/>
            <text:p>I'm sure there's a simpler solution, but I can't see anything right now, sorry.</text:p>
          </table:table-cell>
          <table:table-cell office:value-type="string" calcext:value-type="string">
            <text:p>https://artofproblemsolving.com/community/c3949_1998_imo_shortlist</text:p>
          </table:table-cell>
          <table:table-cell office:value-type="string" office:string-value="Click for solution&#10;&#10;Here's a sketch (I don't want to go into all the details, but I will if you really want me to :)).&#10;&#10;Try to show that when $B,C$ are fixed, $A$ moves on the hyperbola having $D$ as its center and $B$ as one of its vertices, which has eccentricity $2$. To be precise, $A$ lies on the branch of this hyperbola which doesn't pass through $B$.&#10;&#10;$E$ also lies on this ellipse, being the &quot;antipode&quot; of $A$. Let $F$ be the symmetric of $E$ wrt $BC$. This means that $F$ is also on the hyperbola, on the other branch (the branch which doesn't contain $A$). From this condition we find that in the triangle $FCB$, if $G$ is the point where the perp bisector of $BC$ cuts $FC$, then $\frac{CG}{GF}=\frac{CB}{CF}$. Let $X$ be the point where the bisector of $\angle FCB$ cuts $FB$. We then get $GX\|BC$. At the same time, from $(*)$, we find $GX$ to be the bisector of $\angle BGF$.&#10;&#10;Now show that $GX=GB=GC$. What interests us is that $GX=GB$. A quick angle chase gives what we want.&#10;&#10;I'm sure there's a simpler solution, but I can't see anything right now, sorry." calcext:value-type="string">
            <text:p>Click for solution</text:p>
            <text:p/>
            <text:p>Here's a sketch (I don't want to go into all the details, but I will if you really want me to :)).</text:p>
            <text:p/>
            <text:p>Try to show that when $B,C$ are fixed, $A$ moves on the hyperbola having $D$ as its center and $B$ as one of its vertices, which has eccentricity $2$. To be precise, $A$ lies on the branch of this hyperbola which doesn't pass through $B$.</text:p>
            <text:p/>
            <text:p>$E$ also lies on this ellipse, being the "antipode" of $A$. Let $F$ be the symmetric of $E$ wrt $BC$. This means that $F$ is also on the hyperbola, on the other branch (the branch which doesn't contain $A$). From this condition we find that in the triangle $FCB$, if $G$ is the point where the perp bisector of $BC$ cuts $FC$, then $\frac{CG}{GF}=\frac{CB}{CF}$. Let $X$ be the point where the bisector of $\angle FCB$ cuts $FB$. We then get $GX\|BC$. At the same time, from $(*)$, we find $GX$ to be the bisector of $\angle BGF$.</text:p>
            <text:p/>
            <text:p>Now show that $GX=GB=GC$. What interests us is that $GX=GB$. A quick angle chase gives what we want.</text:p>
            <text:p/>
            <text:p>I'm sure there's a simpler solution, but I can't see anything right now, sorry.</text:p>
          </table:table-cell>
          <table:table-cell/>
        </table:table-row>
        <table:table-row table:style-name="ro10">
          <table:table-cell office:value-type="string" calcext:value-type="string">
            <text:p>1998 IMO Shortlist</text:p>
          </table:table-cell>
          <table:table-cell office:value-type="float" office:value="1998" calcext:value-type="float">
            <text:p>1998</text:p>
          </table:table-cell>
          <table:table-cell office:value-type="float" office:value="8" calcext:value-type="float">
            <text:p>8</text:p>
          </table:table-cell>
          <table:table-cell office:value-type="string" calcext:value-type="string">
            <text:p>Edited by Orl.</text:p>
          </table:table-cell>
          <table:table-cell office:value-type="string" calcext:value-type="string">
            <text:p>Let $ABC$ be a triangle such that $\angle A=90^{\circ }$ and $\angle B&lt;\angle C$. The tangent at $A$ to the circumcircle $\omega$ of triangle $ABC$ meets the line $BC$ at $D$. Let $E$ be the reflection of $A$ in the line $BC$, let $X$ be the foot of the perpendicular from $A$ to $BE$, and let $Y$ be the midpoint of the segment $AX$. Let the line $BY$ intersect the circle $\omega$ again at $Z$.</text:p>
            <text:p/>
            <text:p>Prove that the line $BD$ is tangent to the circumcircle of triangle $ADZ$.</text:p>
          </table:table-cell>
          <table:table-cell office:value-type="string" calcext:value-type="string">
            <text:p>https://artofproblemsolving.com/community/c3949_1998_imo_shortlist</text:p>
          </table:table-cell>
          <table:table-cell office:value-type="string" calcext:value-type="string">
            <text:p>Let $ABC$ be a triangle such that $\angle A=90^{\circ }$ and $\angle B&lt;\angle C$. The tangent at $A$ to the circumcircle $\omega$ of triangle $ABC$ meets the line $BC$ at $D$. Let $E$ be the reflection of $A$ in the line $BC$, let $X$ be the foot of the perpendicular from $A$ to $BE$, and let $Y$ be the midpoint of the segment $AX$. Let the line $BY$ intersect the circle $\omega$ again at $Z$.</text:p>
            <text:p/>
            <text:p>Prove that the line $BD$ is tangent to the circumcircle of triangle $ADZ$.</text:p>
            <text:p/>
            <text:p>comment\textit{Edited by Orl.}</text:p>
          </table:table-cell>
          <table:table-cell/>
        </table:table-row>
        <table:table-row table:style-name="ro16">
          <table:table-cell office:value-type="string" calcext:value-type="string">
            <text:p>1998 IMO Shortlist</text:p>
          </table:table-cell>
          <table:table-cell office:value-type="float" office:value="1998" calcext:value-type="float">
            <text:p>1998</text:p>
          </table:table-cell>
          <table:table-cell table:number-columns-repeated="2"/>
          <table:table-cell office:value-type="string" office:string-value="Click for solution&#10;&#10;It's still nice to have a solution posted :).&#10;&#10;Let $F$ be the point on the circle $(ABC)$ s.t. $BF\|AY$. We see that the four lines $BF,BZ,BA,BE$ for a harmonic quadruple, so their intersections with the circle (other than $B$) for a harmonic quadrilateral, i.e. the quadrilateral $AFEZ$ is harmonic. This means that the tangents from $A,E$ to the circle meet on the diagonal $ZF$, so $D,Z,F$ are collinear. We will keep this in mind in what follows.&#10;&#10;Since $\angle ZAB=\angle BFD$ and $\angle AZB=\angle ACB=\angle FBD$, we find the triangles $ZAB,BFD$ to be similar. At the same time, the triangles $ZCD,BFD$ are similar, so $ZAB,ZCD$ are similar. What we have to prove is now reduced to a simple angle chase: $\angle CDZ=\angle ZBA=\angle ZAD$, and that's it." calcext:value-type="string">
            <text:p>Click for solution</text:p>
            <text:p/>
            <text:p>It's still nice to have a solution posted :).</text:p>
            <text:p/>
            <text:p>Let $F$ be the point on the circle $(ABC)$ s.t. $BF\|AY$. We see that the four lines $BF,BZ,BA,BE$ for a harmonic quadruple, so their intersections with the circle (other than $B$) for a harmonic quadrilateral, i.e. the quadrilateral $AFEZ$ is harmonic. This means that the tangents from $A,E$ to the circle meet on the diagonal $ZF$, so $D,Z,F$ are collinear. We will keep this in mind in what follows.</text:p>
            <text:p/>
            <text:p>Since $\angle ZAB=\angle BFD$ and $\angle AZB=\angle ACB=\angle FBD$, we find the triangles $ZAB,BFD$ to be similar. At the same time, the triangles $ZCD,BFD$ are similar, so $ZAB,ZCD$ are similar. What we have to prove is now reduced to a simple angle chase: $\angle CDZ=\angle ZBA=\angle ZAD$, and that's it.</text:p>
          </table:table-cell>
          <table:table-cell office:value-type="string" calcext:value-type="string">
            <text:p>https://artofproblemsolving.com/community/c3949_1998_imo_shortlist</text:p>
          </table:table-cell>
          <table:table-cell office:value-type="string" office:string-value="Click for solution&#10;&#10;It's still nice to have a solution posted :).&#10;&#10;Let $F$ be the point on the circle $(ABC)$ s.t. $BF\|AY$. We see that the four lines $BF,BZ,BA,BE$ for a harmonic quadruple, so their intersections with the circle (other than $B$) for a harmonic quadrilateral, i.e. the quadrilateral $AFEZ$ is harmonic. This means that the tangents from $A,E$ to the circle meet on the diagonal $ZF$, so $D,Z,F$ are collinear. We will keep this in mind in what follows.&#10;&#10;Since $\angle ZAB=\angle BFD$ and $\angle AZB=\angle ACB=\angle FBD$, we find the triangles $ZAB,BFD$ to be similar. At the same time, the triangles $ZCD,BFD$ are similar, so $ZAB,ZCD$ are similar. What we have to prove is now reduced to a simple angle chase: $\angle CDZ=\angle ZBA=\angle ZAD$, and that's it." calcext:value-type="string">
            <text:p>Click for solution</text:p>
            <text:p/>
            <text:p>It's still nice to have a solution posted :).</text:p>
            <text:p/>
            <text:p>Let $F$ be the point on the circle $(ABC)$ s.t. $BF\|AY$. We see that the four lines $BF,BZ,BA,BE$ for a harmonic quadruple, so their intersections with the circle (other than $B$) for a harmonic quadrilateral, i.e. the quadrilateral $AFEZ$ is harmonic. This means that the tangents from $A,E$ to the circle meet on the diagonal $ZF$, so $D,Z,F$ are collinear. We will keep this in mind in what follows.</text:p>
            <text:p/>
            <text:p>Since $\angle ZAB=\angle BFD$ and $\angle AZB=\angle ACB=\angle FBD$, we find the triangles $ZAB,BFD$ to be similar. At the same time, the triangles $ZCD,BFD$ are similar, so $ZAB,ZCD$ are similar. What we have to prove is now reduced to a simple angle chase: $\angle CDZ=\angle ZBA=\angle ZAD$, and that's it.</text:p>
          </table:table-cell>
          <table:table-cell/>
        </table:table-row>
        <table:table-row table:style-name="ro6">
          <table:table-cell office:value-type="string" calcext:value-type="string">
            <text:p>1998 IMO Shortlist</text:p>
          </table:table-cell>
          <table:table-cell office:value-type="float" office:value="1998" calcext:value-type="float">
            <text:p>1998</text:p>
          </table:table-cell>
          <table:table-cell office:value-type="float" office:value="1" calcext:value-type="float">
            <text:p>1</text:p>
          </table:table-cell>
          <table:table-cell/>
          <table:table-cell office:value-type="string" calcext:value-type="string">
            <text:p>Determine all pairs $(x,y)$ of positive integers such that $x^{2}y+x+y$ is divisible by $xy^{2}+y+7$.</text:p>
          </table:table-cell>
          <table:table-cell office:value-type="string" calcext:value-type="string">
            <text:p>https://artofproblemsolving.com/community/c3949_1998_imo_shortlist</text:p>
          </table:table-cell>
          <table:table-cell office:value-type="string" calcext:value-type="string">
            <text:p>Determine all pairs $(x,y)$ of positive integers such that $x^{2}y+x+y$ is divisible by $xy^{2}+y+7$.</text:p>
          </table:table-cell>
          <table:table-cell/>
        </table:table-row>
        <table:table-row table:style-name="ro29">
          <table:table-cell office:value-type="string" calcext:value-type="string">
            <text:p>1998 IMO Shortlist</text:p>
          </table:table-cell>
          <table:table-cell office:value-type="float" office:value="1998" calcext:value-type="float">
            <text:p>1998</text:p>
          </table:table-cell>
          <table:table-cell table:number-columns-repeated="2"/>
          <table:table-cell office:value-type="string" calcext:value-type="string">
            <text:p>Click for solution</text:p>
            <text:p/>
            <text:p>\textbf{Unchecked solution by nhat:}</text:p>
            <text:p/>
            <text:p>find all a,b in positive integer such that:</text:p>
            <text:p>$\frac {a^{2}*b+a+b}{a*b^2+b+7}$ in positive integer</text:p>
            <text:p>I want the another solution which is different to the solution of IMO</text:p>
            <text:p>here my solution</text:p>
            <text:p>for this case a=b we easy to have the solution</text:p>
            <text:p>if a&lt;b then $a*b*(a-b)+a-7$&lt;0 (contradition)</text:p>
            <text:p>hence a&gt;b</text:p>
            <text:p>let a in $(m*b,(m+1)*b)$ (m i  positive integer)</text:p>
            <text:p>then we easy to prove that :  m&lt;$\frac {a^{2}*b+a+b}{a*b^2+b+7}$&lt;(m+1) (contradition)</text:p>
            <text:p>so a divisible to b</text:p>
            <text:p>give $a=k*b$  (k in positive integer)</text:p>
            <text:p>then</text:p>
            <text:p>$\frac{k^2*b^3+k*b+b}{k*b^3+b+7}$=$\frac{b*{k^2*b^2+k+1}}{k*b^3+b+7}$</text:p>
            <text:p>if $(a,7)=1$ then $(b,k*b^3+b+7)=1$</text:p>
            <text:p>so that $\frac {k^2*b^2+k+1}{k*b^3+b+7}$ in positive integer</text:p>
            <text:p>and we esay to prove that k&gt;b</text:p>
            <text:p>so easy to prove that \[k\equiv 0 (mod b)\] so $k=q*b$ (b  &gt;= 3and q i positive integer)</text:p>
            <text:p>then $\frac {k^2*b^2+k+1}{k*b^3+b+7}$=${\{q^2*b^4+q*b+1}{q*b^4+b+1}$=$q$+$\frac {1-q}{q*b^4+b+1}$  (contradition)</text:p>
            <text:p>if b divisible to 7 so that $b=7*u$ (u in positive integer)</text:p>
            <text:p>and easy to prove that u=k (it's similar for this case two)</text:p>
            <text:p>so we have the solution $a=7*k^2$,$b=7*k$</text:p>
            <text:p>my solution hasor hasn't correct :D :D :D</text:p>
          </table:table-cell>
          <table:table-cell office:value-type="string" calcext:value-type="string">
            <text:p>https://artofproblemsolving.com/community/c3949_1998_imo_shortlist</text:p>
          </table:table-cell>
          <table:table-cell office:value-type="string" calcext:value-type="string">
            <text:p>Click for solution</text:p>
            <text:p/>
            <text:p>\textbf{Unchecked solution by nhat:}</text:p>
            <text:p/>
            <text:p>find all a,b in positive integer such that:</text:p>
            <text:p>$\frac {a^{2}*b+a+b}{a*b^2+b+7}$ in positive integer</text:p>
            <text:p>I want the another solution which is different to the solution of IMO</text:p>
            <text:p>here my solution</text:p>
            <text:p>for this case a=b we easy to have the solution</text:p>
            <text:p>if a&lt;b then $a*b*(a-b)+a-7$&lt;0 (contradition)</text:p>
            <text:p>hence a&gt;b</text:p>
            <text:p>let a in $(m*b,(m+1)*b)$ (m i  positive integer)</text:p>
            <text:p>then we easy to prove that :  m&lt;$\frac {a^{2}*b+a+b}{a*b^2+b+7}$&lt;(m+1) (contradition)</text:p>
            <text:p>so a divisible to b</text:p>
            <text:p>give $a=k*b$  (k in positive integer)</text:p>
            <text:p>then</text:p>
            <text:p>$\frac{k^2*b^3+k*b+b}{k*b^3+b+7}$=$\frac{b*{k^2*b^2+k+1}}{k*b^3+b+7}$</text:p>
            <text:p>if $(a,7)=1$ then $(b,k*b^3+b+7)=1$</text:p>
            <text:p>so that $\frac {k^2*b^2+k+1}{k*b^3+b+7}$ in positive integer</text:p>
            <text:p>and we esay to prove that k&gt;b</text:p>
            <text:p>so easy to prove that \[k\equiv 0 (mod b)\] so $k=q*b$ (b  &gt;= 3and q i positive integer)</text:p>
            <text:p>then $\frac {k^2*b^2+k+1}{k*b^3+b+7}$=${\{q^2*b^4+q*b+1}{q*b^4+b+1}$=$q$+$\frac {1-q}{q*b^4+b+1}$  (contradition)</text:p>
            <text:p>if b divisible to 7 so that $b=7*u$ (u in positive integer)</text:p>
            <text:p>and easy to prove that u=k (it's similar for this case two)</text:p>
            <text:p>so we have the solution $a=7*k^2$,$b=7*k$</text:p>
            <text:p>my solution hasor hasn't correct :D :D :D</text:p>
          </table:table-cell>
          <table:table-cell/>
        </table:table-row>
        <table:table-row table:style-name="ro4">
          <table:table-cell office:value-type="string" calcext:value-type="string">
            <text:p>1998 IMO Shortlist</text:p>
          </table:table-cell>
          <table:table-cell office:value-type="float" office:value="1998" calcext:value-type="float">
            <text:p>1998</text:p>
          </table:table-cell>
          <table:table-cell office:value-type="float" office:value="2" calcext:value-type="float">
            <text:p>2</text:p>
          </table:table-cell>
          <table:table-cell/>
          <table:table-cell office:value-type="string" calcext:value-type="string">
            <text:p>Determine all pairs $(a,b)$ of real numbers such that $a \lfloor bn \rfloor =b \lfloor an \rfloor $ for all positive integers $n$. (Note that $\lfloor x\rfloor $ denotes the greatest integer less than or equal to $x$.)</text:p>
          </table:table-cell>
          <table:table-cell office:value-type="string" calcext:value-type="string">
            <text:p>https://artofproblemsolving.com/community/c3949_1998_imo_shortlist</text:p>
          </table:table-cell>
          <table:table-cell office:value-type="string" calcext:value-type="string">
            <text:p>Determine all pairs $(a,b)$ of real numbers such that $a \lfloor bn \rfloor =b \lfloor an \rfloor $ for all positive integers $n$. (Note that $\lfloor x\rfloor $ denotes the greatest integer less than or equal to $x$.)</text:p>
          </table:table-cell>
          <table:table-cell/>
        </table:table-row>
        <table:table-row table:style-name="ro19">
          <table:table-cell office:value-type="string" calcext:value-type="string">
            <text:p>1998 IMO Shortlist</text:p>
          </table:table-cell>
          <table:table-cell office:value-type="float" office:value="1998" calcext:value-type="float">
            <text:p>1998</text:p>
          </table:table-cell>
          <table:table-cell table:number-columns-repeated="2"/>
          <table:table-cell office:value-type="string" office:string-value="Click for solution&#10;&#10;First of all, notice that one of the numbers is $0$, then we have a solution, no matter what the other number is, so let's assume that they're both non-$0$.&#10;&#10;Another thing worth noticing is that the condition is equivalent to $a\{nb\}=b\{na\},\ \forall n\in\mathbb N^*$. Clearly, from this condition we get $a\in\mathbb Q\iff b\in\mathbb Q$.&#10;&#10;Let's consider the case when both our numbers are irrational. We have $\frac ba=\frac{\{nb\}}{\{na\}}$. $\{na\}$ is dense in $(0,1)$, so if we choose a sequence $n_k$ s.t. $\{n_ka\}\to 1$, and then we get $\{n_kb\}\to 1$, so $\frac{\{n_kb\}}{\{n_ka\}}\to 1$, meaning that $\frac ba=1\iff a=b$, and we can see that, conversely, all pairs $(a,b)=(a,a)$ satisfy the equation.&#10;&#10;Assume now one of the numbers is an integer. We quickly find the other one to be an integer too, so this is another type of solution: $(a,b)\in\mathbb Z^2$.&#10;&#10;Finally, the last case: the numbers are rational but not integral. Let $a=\frac{a'}q,\ b=\frac {b'}{q'}$, where $q,q'\in\mathbb N^*,a',b'\in\mathbb Z$, and $(a',q)=(a',q')=1$. By making $n=q$, and then $n=q'$, we find $q=q'$. We can use the relation $\frac ba=\frac{\{nb\}}{\{na\}}$. We can find $n$ s.t. $\{nb\}=\frac{q-1}q$, so $\frac ba\ge 1$. At the same time, we can show in exactly the same way that $\frac ab\ge 1$, so $a=b$.&#10;&#10;Combining everything, the solutions are either of the form $(a,a)$ with $a$ being any real number, or $(a,b),\ a,b\in\mathbb Z$, or $(0,b),(a,0)$." calcext:value-type="string">
            <text:p>Click for solution</text:p>
            <text:p/>
            <text:p>First of all, notice that one of the numbers is $0$, then we have a solution, no matter what the other number is, so let's assume that they're both non-$0$.</text:p>
            <text:p/>
            <text:p>Another thing worth noticing is that the condition is equivalent to $a\{nb\}=b\{na\},\ \forall n\in\mathbb N^*$. Clearly, from this condition we get $a\in\mathbb Q\iff b\in\mathbb Q$.</text:p>
            <text:p/>
            <text:p>Let's consider the case when both our numbers are irrational. We have $\frac ba=\frac{\{nb\}}{\{na\}}$. $\{na\}$ is dense in $(0,1)$, so if we choose a sequence $n_k$ s.t. $\{n_ka\}\to 1$, and then we get $\{n_kb\}\to 1$, so $\frac{\{n_kb\}}{\{n_ka\}}\to 1$, meaning that $\frac ba=1\iff a=b$, and we can see that, conversely, all pairs $(a,b)=(a,a)$ satisfy the equation.</text:p>
            <text:p/>
            <text:p>Assume now one of the numbers is an integer. We quickly find the other one to be an integer too, so this is another type of solution: $(a,b)\in\mathbb Z^2$.</text:p>
            <text:p/>
            <text:p>Finally, the last case: the numbers are rational but not integral. Let $a=\frac{a'}q,\ b=\frac {b'}{q'}$, where $q,q'\in\mathbb N^*,a',b'\in\mathbb Z$, and $(a',q)=(a',q')=1$. By making $n=q$, and then $n=q'$, we find $q=q'$. We can use the relation $\frac ba=\frac{\{nb\}}{\{na\}}$. We can find $n$ s.t. $\{nb\}=\frac{q-1}q$, so $\frac ba\ge 1$. At the same time, we can show in exactly the same way that $\frac ab\ge 1$, so $a=b$.</text:p>
            <text:p/>
            <text:p>Combining everything, the solutions are either of the form $(a,a)$ with $a$ being any real number, or $(a,b),\ a,b\in\mathbb Z$, or $(0,b),(a,0)$.</text:p>
          </table:table-cell>
          <table:table-cell office:value-type="string" calcext:value-type="string">
            <text:p>https://artofproblemsolving.com/community/c3949_1998_imo_shortlist</text:p>
          </table:table-cell>
          <table:table-cell office:value-type="string" office:string-value="Click for solution&#10;&#10;First of all, notice that one of the numbers is $0$, then we have a solution, no matter what the other number is, so let's assume that they're both non-$0$.&#10;&#10;Another thing worth noticing is that the condition is equivalent to $a\{nb\}=b\{na\},\ \forall n\in\mathbb N^*$. Clearly, from this condition we get $a\in\mathbb Q\iff b\in\mathbb Q$.&#10;&#10;Let's consider the case when both our numbers are irrational. We have $\frac ba=\frac{\{nb\}}{\{na\}}$. $\{na\}$ is dense in $(0,1)$, so if we choose a sequence $n_k$ s.t. $\{n_ka\}\to 1$, and then we get $\{n_kb\}\to 1$, so $\frac{\{n_kb\}}{\{n_ka\}}\to 1$, meaning that $\frac ba=1\iff a=b$, and we can see that, conversely, all pairs $(a,b)=(a,a)$ satisfy the equation.&#10;&#10;Assume now one of the numbers is an integer. We quickly find the other one to be an integer too, so this is another type of solution: $(a,b)\in\mathbb Z^2$.&#10;&#10;Finally, the last case: the numbers are rational but not integral. Let $a=\frac{a'}q,\ b=\frac {b'}{q'}$, where $q,q'\in\mathbb N^*,a',b'\in\mathbb Z$, and $(a',q)=(a',q')=1$. By making $n=q$, and then $n=q'$, we find $q=q'$. We can use the relation $\frac ba=\frac{\{nb\}}{\{na\}}$. We can find $n$ s.t. $\{nb\}=\frac{q-1}q$, so $\frac ba\ge 1$. At the same time, we can show in exactly the same way that $\frac ab\ge 1$, so $a=b$.&#10;&#10;Combining everything, the solutions are either of the form $(a,a)$ with $a$ being any real number, or $(a,b),\ a,b\in\mathbb Z$, or $(0,b),(a,0)$." calcext:value-type="string">
            <text:p>Click for solution</text:p>
            <text:p/>
            <text:p>First of all, notice that one of the numbers is $0$, then we have a solution, no matter what the other number is, so let's assume that they're both non-$0$.</text:p>
            <text:p/>
            <text:p>Another thing worth noticing is that the condition is equivalent to $a\{nb\}=b\{na\},\ \forall n\in\mathbb N^*$. Clearly, from this condition we get $a\in\mathbb Q\iff b\in\mathbb Q$.</text:p>
            <text:p/>
            <text:p>Let's consider the case when both our numbers are irrational. We have $\frac ba=\frac{\{nb\}}{\{na\}}$. $\{na\}$ is dense in $(0,1)$, so if we choose a sequence $n_k$ s.t. $\{n_ka\}\to 1$, and then we get $\{n_kb\}\to 1$, so $\frac{\{n_kb\}}{\{n_ka\}}\to 1$, meaning that $\frac ba=1\iff a=b$, and we can see that, conversely, all pairs $(a,b)=(a,a)$ satisfy the equation.</text:p>
            <text:p/>
            <text:p>Assume now one of the numbers is an integer. We quickly find the other one to be an integer too, so this is another type of solution: $(a,b)\in\mathbb Z^2$.</text:p>
            <text:p/>
            <text:p>Finally, the last case: the numbers are rational but not integral. Let $a=\frac{a'}q,\ b=\frac {b'}{q'}$, where $q,q'\in\mathbb N^*,a',b'\in\mathbb Z$, and $(a',q)=(a',q')=1$. By making $n=q$, and then $n=q'$, we find $q=q'$. We can use the relation $\frac ba=\frac{\{nb\}}{\{na\}}$. We can find $n$ s.t. $\{nb\}=\frac{q-1}q$, so $\frac ba\ge 1$. At the same time, we can show in exactly the same way that $\frac ab\ge 1$, so $a=b$.</text:p>
            <text:p/>
            <text:p>Combining everything, the solutions are either of the form $(a,a)$ with $a$ being any real number, or $(a,b),\ a,b\in\mathbb Z$, or $(0,b),(a,0)$.</text:p>
          </table:table-cell>
          <table:table-cell/>
        </table:table-row>
        <table:table-row table:style-name="ro6">
          <table:table-cell office:value-type="string" calcext:value-type="string">
            <text:p>1998 IMO Shortlist</text:p>
          </table:table-cell>
          <table:table-cell office:value-type="float" office:value="1998" calcext:value-type="float">
            <text:p>1998</text:p>
          </table:table-cell>
          <table:table-cell office:value-type="float" office:value="3" calcext:value-type="float">
            <text:p>3</text:p>
          </table:table-cell>
          <table:table-cell/>
          <table:table-cell office:value-type="string" calcext:value-type="string">
            <text:p>Determine the smallest integer $n\geq 4$ for which one can choose four different numbers $a,b,c$ and $d$ from any $n$ distinct integers such that $a+b-c-d$ is divisible by $20$.</text:p>
          </table:table-cell>
          <table:table-cell office:value-type="string" calcext:value-type="string">
            <text:p>https://artofproblemsolving.com/community/c3949_1998_imo_shortlist</text:p>
          </table:table-cell>
          <table:table-cell office:value-type="string" calcext:value-type="string">
            <text:p>Determine the smallest integer $n\geq 4$ for which one can choose four different numbers $a,b,c$ and $d$ from any $n$ distinct integers such that $a+b-c-d$ is divisible by $20$.</text:p>
          </table:table-cell>
          <table:table-cell/>
        </table:table-row>
        <table:table-row table:style-name="ro9">
          <table:table-cell office:value-type="string" calcext:value-type="string">
            <text:p>1998 IMO Shortlist</text:p>
          </table:table-cell>
          <table:table-cell office:value-type="float" office:value="1998" calcext:value-type="float">
            <text:p>1998</text:p>
          </table:table-cell>
          <table:table-cell table:number-columns-repeated="2"/>
          <table:table-cell office:value-type="string" office:string-value="Click for solution&#10;&#10;I think it should be $9$.&#10;&#10;Let's work $\pmod{20}$, so when I say distinct, for example, I mean distinct $\pmod{20}$. If we look at systems consisting of distinct numbers, then we see that $7$ suffice, because they form $21$ pairs, so there must be two pairs with the same sum, and two such pairs cannot share one of the members. If a number appears more than once, then no other number can appear more than once, and a certain number cannot appear more than three times, so the number we're looking for is at most $9$ (in the case $a,a,a,b,c,d,e,f,g$). If we find a counterexample for $8$, we will have shown that the answer is $9$. Here are $8$ numbers for which $a+b-(c+d)\ne 0,\ \forall a,b,c,d$ distinct: $0,0,0,1,2,4,7,12$. This shows that the answer is $9$." calcext:value-type="string">
            <text:p>Click for solution</text:p>
            <text:p/>
            <text:p>I think it should be $9$.</text:p>
            <text:p/>
            <text:p>Let's work $\pmod{20}$, so when I say distinct, for example, I mean distinct $\pmod{20}$. If we look at systems consisting of distinct numbers, then we see that $7$ suffice, because they form $21$ pairs, so there must be two pairs with the same sum, and two such pairs cannot share one of the members. If a number appears more than once, then no other number can appear more than once, and a certain number cannot appear more than three times, so the number we're looking for is at most $9$ (in the case $a,a,a,b,c,d,e,f,g$). If we find a counterexample for $8$, we will have shown that the answer is $9$. Here are $8$ numbers for which $a+b-(c+d)\ne 0,\ \forall a,b,c,d$ distinct: $0,0,0,1,2,4,7,12$. This shows that the answer is $9$.</text:p>
          </table:table-cell>
          <table:table-cell office:value-type="string" calcext:value-type="string">
            <text:p>https://artofproblemsolving.com/community/c3949_1998_imo_shortlist</text:p>
          </table:table-cell>
          <table:table-cell office:value-type="string" office:string-value="Click for solution&#10;&#10;I think it should be $9$.&#10;&#10;Let's work $\pmod{20}$, so when I say distinct, for example, I mean distinct $\pmod{20}$. If we look at systems consisting of distinct numbers, then we see that $7$ suffice, because they form $21$ pairs, so there must be two pairs with the same sum, and two such pairs cannot share one of the members. If a number appears more than once, then no other number can appear more than once, and a certain number cannot appear more than three times, so the number we're looking for is at most $9$ (in the case $a,a,a,b,c,d,e,f,g$). If we find a counterexample for $8$, we will have shown that the answer is $9$. Here are $8$ numbers for which $a+b-(c+d)\ne 0,\ \forall a,b,c,d$ distinct: $0,0,0,1,2,4,7,12$. This shows that the answer is $9$." calcext:value-type="string">
            <text:p>Click for solution</text:p>
            <text:p/>
            <text:p>I think it should be $9$.</text:p>
            <text:p/>
            <text:p>Let's work $\pmod{20}$, so when I say distinct, for example, I mean distinct $\pmod{20}$. If we look at systems consisting of distinct numbers, then we see that $7$ suffice, because they form $21$ pairs, so there must be two pairs with the same sum, and two such pairs cannot share one of the members. If a number appears more than once, then no other number can appear more than once, and a certain number cannot appear more than three times, so the number we're looking for is at most $9$ (in the case $a,a,a,b,c,d,e,f,g$). If we find a counterexample for $8$, we will have shown that the answer is $9$. Here are $8$ numbers for which $a+b-(c+d)\ne 0,\ \forall a,b,c,d$ distinct: $0,0,0,1,2,4,7,12$. This shows that the answer is $9$.</text:p>
          </table:table-cell>
          <table:table-cell/>
        </table:table-row>
        <table:table-row table:style-name="ro13">
          <table:table-cell office:value-type="string" calcext:value-type="string">
            <text:p>1998 IMO Shortlist</text:p>
          </table:table-cell>
          <table:table-cell office:value-type="float" office:value="1998" calcext:value-type="float">
            <text:p>1998</text:p>
          </table:table-cell>
          <table:table-cell office:value-type="float" office:value="4" calcext:value-type="float">
            <text:p>4</text:p>
          </table:table-cell>
          <table:table-cell/>
          <table:table-cell office:value-type="string" calcext:value-type="string">
            <text:p>A sequence of integers $ a_{1},a_{2},a_{3},\ldots$ is defined as follows: $ a_{1} = 1$ and for $ n\geq 1$, $ a_{n + 1}$ is the smallest integer greater than $ a_{n}$ such that $ a_{i} + a_{j}\neq 3a_{k}$ for any $ i,j$ and $ k$ in $ \{1,2,3,\ldots ,n + 1\}$, not necessarily distinct. Determine $ a_{1998}$.</text:p>
          </table:table-cell>
          <table:table-cell office:value-type="string" calcext:value-type="string">
            <text:p>https://artofproblemsolving.com/community/c3949_1998_imo_shortlist</text:p>
          </table:table-cell>
          <table:table-cell office:value-type="string" calcext:value-type="string">
            <text:p>A sequence of integers $ a_{1},a_{2},a_{3},\ldots$ is defined as follows: $ a_{1} = 1$ and for $ n\geq 1$, $ a_{n + 1}$ is the smallest integer greater than $ a_{n}$ such that $ a_{i} + a_{j}\neq 3a_{k}$ for any $ i,j$ and $ k$ in $ \{1,2,3,\ldots ,n + 1\}$, not necessarily distinct. Determine $ a_{1998}$.</text:p>
          </table:table-cell>
          <table:table-cell/>
        </table:table-row>
        <table:table-row table:style-name="ro6">
          <table:table-cell office:value-type="string" calcext:value-type="string">
            <text:p>1998 IMO Shortlist</text:p>
          </table:table-cell>
          <table:table-cell office:value-type="float" office:value="1998" calcext:value-type="float">
            <text:p>1998</text:p>
          </table:table-cell>
          <table:table-cell office:value-type="float" office:value="5" calcext:value-type="float">
            <text:p>5</text:p>
          </table:table-cell>
          <table:table-cell/>
          <table:table-cell office:value-type="string" calcext:value-type="string">
            <text:p>Determine all positive integers $n$ for which there exists an integer $m$ such that ${2^{n}-1}$ is a divisor of ${m^{2}+9}$.</text:p>
          </table:table-cell>
          <table:table-cell office:value-type="string" calcext:value-type="string">
            <text:p>https://artofproblemsolving.com/community/c3949_1998_imo_shortlist</text:p>
          </table:table-cell>
          <table:table-cell office:value-type="string" calcext:value-type="string">
            <text:p>Determine all positive integers $n$ for which there exists an integer $m$ such that ${2^{n}-1}$ is a divisor of ${m^{2}+9}$.</text:p>
          </table:table-cell>
          <table:table-cell/>
        </table:table-row>
        <table:table-row table:style-name="ro4">
          <table:table-cell office:value-type="string" calcext:value-type="string">
            <text:p>1998 IMO Shortlist</text:p>
          </table:table-cell>
          <table:table-cell office:value-type="float" office:value="1998" calcext:value-type="float">
            <text:p>1998</text:p>
          </table:table-cell>
          <table:table-cell office:value-type="float" office:value="6" calcext:value-type="float">
            <text:p>6</text:p>
          </table:table-cell>
          <table:table-cell/>
          <table:table-cell office:value-type="string" calcext:value-type="string">
            <text:p>For any positive integer $n$, let $\tau (n)$ denote the number of its positive divisors (including 1 and itself). Determine all positive integers $m$ for which there exists a positive integer $n$ such that $\frac{\tau (n^{2})}{\tau (n)}=m$.</text:p>
          </table:table-cell>
          <table:table-cell office:value-type="string" calcext:value-type="string">
            <text:p>https://artofproblemsolving.com/community/c3949_1998_imo_shortlist</text:p>
          </table:table-cell>
          <table:table-cell office:value-type="string" calcext:value-type="string">
            <text:p>For any positive integer $n$, let $\tau (n)$ denote the number of its positive divisors (including 1 and itself). Determine all positive integers $m$ for which there exists a positive integer $n$ such that $\frac{\tau (n^{2})}{\tau (n)}=m$.</text:p>
          </table:table-cell>
          <table:table-cell/>
        </table:table-row>
        <table:table-row table:style-name="ro6">
          <table:table-cell office:value-type="string" calcext:value-type="string">
            <text:p>1998 IMO Shortlist</text:p>
          </table:table-cell>
          <table:table-cell office:value-type="float" office:value="1998" calcext:value-type="float">
            <text:p>1998</text:p>
          </table:table-cell>
          <table:table-cell office:value-type="float" office:value="7" calcext:value-type="float">
            <text:p>7</text:p>
          </table:table-cell>
          <table:table-cell/>
          <table:table-cell office:value-type="string" calcext:value-type="string">
            <text:p>Prove that for each positive integer $n$, there exists a positive integer with the following properties: It has exactly $n$ digits. None of the digits is 0. It is divisible by the sum of its digits.</text:p>
          </table:table-cell>
          <table:table-cell office:value-type="string" calcext:value-type="string">
            <text:p>https://artofproblemsolving.com/community/c3949_1998_imo_shortlist</text:p>
          </table:table-cell>
          <table:table-cell office:value-type="string" calcext:value-type="string">
            <text:p>Prove that for each positive integer $n$, there exists a positive integer with the following properties: It has exactly $n$ digits. None of the digits is 0. It is divisible by the sum of its digits.</text:p>
          </table:table-cell>
          <table:table-cell/>
        </table:table-row>
        <table:table-row table:style-name="ro4">
          <table:table-cell office:value-type="string" calcext:value-type="string">
            <text:p>1998 IMO Shortlist</text:p>
          </table:table-cell>
          <table:table-cell office:value-type="float" office:value="1998" calcext:value-type="float">
            <text:p>1998</text:p>
          </table:table-cell>
          <table:table-cell office:value-type="float" office:value="8" calcext:value-type="float">
            <text:p>8</text:p>
          </table:table-cell>
          <table:table-cell/>
          <table:table-cell office:value-type="string" calcext:value-type="string">
            <text:p>Let $a_{0},a_{1},a_{2},\ldots $ be an increasing sequence of nonnegative integers such that every nonnegative integer can be expressed uniquely in the form $a_{i}+2a_{j}+4a_{k}$, where $i,j$ and $k$ are not necessarily distinct. Determine $a_{1998}$.</text:p>
          </table:table-cell>
          <table:table-cell office:value-type="string" calcext:value-type="string">
            <text:p>https://artofproblemsolving.com/community/c3949_1998_imo_shortlist</text:p>
          </table:table-cell>
          <table:table-cell office:value-type="string" calcext:value-type="string">
            <text:p>Let $a_{0},a_{1},a_{2},\ldots $ be an increasing sequence of nonnegative integers such that every nonnegative integer can be expressed uniquely in the form $a_{i}+2a_{j}+4a_{k}$, where $i,j$ and $k$ are not necessarily distinct. Determine $a_{1998}$.</text:p>
          </table:table-cell>
          <table:table-cell/>
        </table:table-row>
        <table:table-row table:style-name="ro17">
          <table:table-cell office:value-type="string" calcext:value-type="string">
            <text:p>1998 IMO Shortlist</text:p>
          </table:table-cell>
          <table:table-cell office:value-type="float" office:value="1998" calcext:value-type="float">
            <text:p>1998</text:p>
          </table:table-cell>
          <table:table-cell table:number-columns-repeated="2"/>
          <table:table-cell office:value-type="string" office:string-value="Click for solution&#10;&#10;I have my doubts about this since I might have rushed into it a bit, but here it goes:&#10;&#10;Let $f:[0,1),\ f(x):=x^{a_0}+x^{a_1}+x^{a_2}+\ldots$. Since $0$ can be represented in the mentioned way, we must have $a_0=0$ (this will be important a bit later). We have $f(x)f(x^2)f(x^4)=1+x+x^2+\ldots=\frac 1{1-x}$. We do this again for $x\to x^2$ and we get $f(x^2)f(x^4)f(x^8)=\frac 1{1-x^2}$. Divide the first relation by the second one to get $\frac {f(x)}{f(x^8)}=1+x\ (*)$. In the same way we get $\frac{f(x^8)}{f(x^{8^2})}=1+x^8$, and so on. Since $f(0)=1$, for a certain $x$ we have $\lim_{n\to\infty}f(x^{8^n})=f(0)=1$, so, by fixing $x$ and multiplying the relations of the type $(*)$, we get $f(x)=(1+x)(1+x^8)(1+x^{8^2})\ldots$. What we need to find is the $1998$'th positive exponent (in increasing order) from this infinite series.&#10;&#10;In order to finish it, take $1998$, write it in base $2$, and read the result in base $8$. What we get is $a_{1998}$. I guess that, if I didn't make any mistakes, it should be $8+8^2+8^3+8^6+8^7+8^8+8^9+8^{10}$.&#10;&#10;The answer looks really strange, and that's what makes me have doubts :)." calcext:value-type="string">
            <text:p>Click for solution</text:p>
            <text:p/>
            <text:p>I have my doubts about this since I might have rushed into it a bit, but here it goes:</text:p>
            <text:p/>
            <text:p>Let $f:[0,1),\ f(x):=x^{a_0}+x^{a_1}+x^{a_2}+\ldots$. Since $0$ can be represented in the mentioned way, we must have $a_0=0$ (this will be important a bit later). We have $f(x)f(x^2)f(x^4)=1+x+x^2+\ldots=\frac 1{1-x}$. We do this again for $x\to x^2$ and we get $f(x^2)f(x^4)f(x^8)=\frac 1{1-x^2}$. Divide the first relation by the second one to get $\frac {f(x)}{f(x^8)}=1+x\ (*)$. In the same way we get $\frac{f(x^8)}{f(x^{8^2})}=1+x^8$, and so on. Since $f(0)=1$, for a certain $x$ we have $\lim_{n\to\infty}f(x^{8^n})=f(0)=1$, so, by fixing $x$ and multiplying the relations of the type $(*)$, we get $f(x)=(1+x)(1+x^8)(1+x^{8^2})\ldots$. What we need to find is the $1998$'th positive exponent (in increasing order) from this infinite series.</text:p>
            <text:p/>
            <text:p>In order to finish it, take $1998$, write it in base $2$, and read the result in base $8$. What we get is $a_{1998}$. I guess that, if I didn't make any mistakes, it should be $8+8^2+8^3+8^6+8^7+8^8+8^9+8^{10}$.</text:p>
            <text:p/>
            <text:p>The answer looks really strange, and that's what makes me have doubts :).</text:p>
          </table:table-cell>
          <table:table-cell office:value-type="string" calcext:value-type="string">
            <text:p>https://artofproblemsolving.com/community/c3949_1998_imo_shortlist</text:p>
          </table:table-cell>
          <table:table-cell office:value-type="string" office:string-value="Click for solution&#10;&#10;I have my doubts about this since I might have rushed into it a bit, but here it goes:&#10;&#10;Let $f:[0,1),\ f(x):=x^{a_0}+x^{a_1}+x^{a_2}+\ldots$. Since $0$ can be represented in the mentioned way, we must have $a_0=0$ (this will be important a bit later). We have $f(x)f(x^2)f(x^4)=1+x+x^2+\ldots=\frac 1{1-x}$. We do this again for $x\to x^2$ and we get $f(x^2)f(x^4)f(x^8)=\frac 1{1-x^2}$. Divide the first relation by the second one to get $\frac {f(x)}{f(x^8)}=1+x\ (*)$. In the same way we get $\frac{f(x^8)}{f(x^{8^2})}=1+x^8$, and so on. Since $f(0)=1$, for a certain $x$ we have $\lim_{n\to\infty}f(x^{8^n})=f(0)=1$, so, by fixing $x$ and multiplying the relations of the type $(*)$, we get $f(x)=(1+x)(1+x^8)(1+x^{8^2})\ldots$. What we need to find is the $1998$'th positive exponent (in increasing order) from this infinite series.&#10;&#10;In order to finish it, take $1998$, write it in base $2$, and read the result in base $8$. What we get is $a_{1998}$. I guess that, if I didn't make any mistakes, it should be $8+8^2+8^3+8^6+8^7+8^8+8^9+8^{10}$.&#10;&#10;The answer looks really strange, and that's what makes me have doubts :)." calcext:value-type="string">
            <text:p>Click for solution</text:p>
            <text:p/>
            <text:p>I have my doubts about this since I might have rushed into it a bit, but here it goes:</text:p>
            <text:p/>
            <text:p>Let $f:[0,1),\ f(x):=x^{a_0}+x^{a_1}+x^{a_2}+\ldots$. Since $0$ can be represented in the mentioned way, we must have $a_0=0$ (this will be important a bit later). We have $f(x)f(x^2)f(x^4)=1+x+x^2+\ldots=\frac 1{1-x}$. We do this again for $x\to x^2$ and we get $f(x^2)f(x^4)f(x^8)=\frac 1{1-x^2}$. Divide the first relation by the second one to get $\frac {f(x)}{f(x^8)}=1+x\ (*)$. In the same way we get $\frac{f(x^8)}{f(x^{8^2})}=1+x^8$, and so on. Since $f(0)=1$, for a certain $x$ we have $\lim_{n\to\infty}f(x^{8^n})=f(0)=1$, so, by fixing $x$ and multiplying the relations of the type $(*)$, we get $f(x)=(1+x)(1+x^8)(1+x^{8^2})\ldots$. What we need to find is the $1998$'th positive exponent (in increasing order) from this infinite series.</text:p>
            <text:p/>
            <text:p>In order to finish it, take $1998$, write it in base $2$, and read the result in base $8$. What we get is $a_{1998}$. I guess that, if I didn't make any mistakes, it should be $8+8^2+8^3+8^6+8^7+8^8+8^9+8^{10}$.</text:p>
            <text:p/>
            <text:p>The answer looks really strange, and that's what makes me have doubts :).</text:p>
          </table:table-cell>
          <table:table-cell/>
        </table:table-row>
        <table:table-row table:style-name="ro7">
          <table:table-cell office:value-type="string" calcext:value-type="string">
            <text:p>1998 IMO Shortlist</text:p>
          </table:table-cell>
          <table:table-cell office:value-type="float" office:value="1998" calcext:value-type="float">
            <text:p>1998</text:p>
          </table:table-cell>
          <table:table-cell office:value-type="float" office:value="1" calcext:value-type="float">
            <text:p>1</text:p>
          </table:table-cell>
          <table:table-cell/>
          <table:table-cell office:value-type="string" calcext:value-type="string">
            <text:p>Let $a_{1},a_{2},\ldots ,a_{n}$ be positive real numbers such that $a_{1}+a_{2}+\cdots +a_{n}&lt;1$. Prove that</text:p>
            <text:p/>
            <text:p>\[ \frac{a_{1} a_{2} \cdots a_{n} \left[ 1 - (a_{1} + a_{2} + \cdots + a_{n}) \right] }{(a_{1} + a_{2} + \cdots + a_{n})( 1 - a_{1})(1 - a_{2}) \cdots (1 - a_{n})} \leq \frac{1}{ n^{n+1}}. \]</text:p>
          </table:table-cell>
          <table:table-cell office:value-type="string" calcext:value-type="string">
            <text:p>https://artofproblemsolving.com/community/c3949_1998_imo_shortlist</text:p>
          </table:table-cell>
          <table:table-cell office:value-type="string" calcext:value-type="string">
            <text:p>Let $a_{1},a_{2},\ldots ,a_{n}$ be positive real numbers such that $a_{1}+a_{2}+\cdots +a_{n}&lt;1$. Prove that</text:p>
            <text:p/>
            <text:p>\[ \frac{a_{1} a_{2} \cdots a_{n} \left[ 1 - (a_{1} + a_{2} + \cdots + a_{n}) \right] }{(a_{1} + a_{2} + \cdots + a_{n})( 1 - a_{1})(1 - a_{2}) \cdots (1 - a_{n})} \leq \frac{1}{ n^{n+1}}. \]</text:p>
          </table:table-cell>
          <table:table-cell/>
        </table:table-row>
        <table:table-row table:style-name="ro3">
          <table:table-cell office:value-type="string" calcext:value-type="string">
            <text:p>1998 IMO Shortlist</text:p>
          </table:table-cell>
          <table:table-cell office:value-type="float" office:value="1998" calcext:value-type="float">
            <text:p>1998</text:p>
          </table:table-cell>
          <table:table-cell table:number-columns-repeated="2"/>
          <table:table-cell office:value-type="string" office:string-value="Click for solution&#10;&#10;Put $a_{n+1}=1-(a_1+a_2+\ldots+a_n)$. The inequality becomes $\frac{a_1a_2\ldots a_{n+1}}{(1-a_1)(1-a_2)\ldots (1-a_{n+1})}\le \frac 1{n^{n+1}}$, where $a_i$ are positive and $\sum_1^{n+1}a_i=1$. This is a mere application of AM-GM to the denominators $A_i=1-a_i=a_1+a_2+\ldots+a_{i-1}+a_{i+1}+\ldots+a_n+a_{n+1}$. We get $A_i\ge n\sqrt[n]{\frac{\prod a_k}{a_i}}$. After multiplying all of these we get the desired result." calcext:value-type="string">
            <text:p>Click for solution</text:p>
            <text:p/>
            <text:p>Put $a_{n+1}=1-(a_1+a_2+\ldots+a_n)$. The inequality becomes $\frac{a_1a_2\ldots a_{n+1}}{(1-a_1)(1-a_2)\ldots (1-a_{n+1})}\le \frac 1{n^{n+1}}$, where $a_i$ are positive and $\sum_1^{n+1}a_i=1$. This is a mere application of AM-GM to the denominators $A_i=1-a_i=a_1+a_2+\ldots+a_{i-1}+a_{i+1}+\ldots+a_n+a_{n+1}$. We get $A_i\ge n\sqrt[n]{\frac{\prod a_k}{a_i}}$. After multiplying all of these we get the desired result.</text:p>
          </table:table-cell>
          <table:table-cell office:value-type="string" calcext:value-type="string">
            <text:p>https://artofproblemsolving.com/community/c3949_1998_imo_shortlist</text:p>
          </table:table-cell>
          <table:table-cell office:value-type="string" office:string-value="Click for solution&#10;&#10;Put $a_{n+1}=1-(a_1+a_2+\ldots+a_n)$. The inequality becomes $\frac{a_1a_2\ldots a_{n+1}}{(1-a_1)(1-a_2)\ldots (1-a_{n+1})}\le \frac 1{n^{n+1}}$, where $a_i$ are positive and $\sum_1^{n+1}a_i=1$. This is a mere application of AM-GM to the denominators $A_i=1-a_i=a_1+a_2+\ldots+a_{i-1}+a_{i+1}+\ldots+a_n+a_{n+1}$. We get $A_i\ge n\sqrt[n]{\frac{\prod a_k}{a_i}}$. After multiplying all of these we get the desired result." calcext:value-type="string">
            <text:p>Click for solution</text:p>
            <text:p/>
            <text:p>Put $a_{n+1}=1-(a_1+a_2+\ldots+a_n)$. The inequality becomes $\frac{a_1a_2\ldots a_{n+1}}{(1-a_1)(1-a_2)\ldots (1-a_{n+1})}\le \frac 1{n^{n+1}}$, where $a_i$ are positive and $\sum_1^{n+1}a_i=1$. This is a mere application of AM-GM to the denominators $A_i=1-a_i=a_1+a_2+\ldots+a_{i-1}+a_{i+1}+\ldots+a_n+a_{n+1}$. We get $A_i\ge n\sqrt[n]{\frac{\prod a_k}{a_i}}$. After multiplying all of these we get the desired result.</text:p>
          </table:table-cell>
          <table:table-cell/>
        </table:table-row>
        <table:table-row table:style-name="ro13">
          <table:table-cell office:value-type="string" calcext:value-type="string">
            <text:p>1998 IMO Shortlist</text:p>
          </table:table-cell>
          <table:table-cell office:value-type="float" office:value="1998" calcext:value-type="float">
            <text:p>1998</text:p>
          </table:table-cell>
          <table:table-cell office:value-type="float" office:value="2" calcext:value-type="float">
            <text:p>2</text:p>
          </table:table-cell>
          <table:table-cell/>
          <table:table-cell office:value-type="string" calcext:value-type="string">
            <text:p>Let $r_{1},r_{2},\ldots ,r_{n}$ be real numbers greater than or equal to 1. Prove that</text:p>
            <text:p/>
            <text:p>\[ \frac{1}{r_{1} + 1} + \frac{1}{r_{2} + 1} + \cdots +\frac{1}{r_{n}+1} \geq \frac{n}{ \sqrt[n]{r_{1}r_{2} \cdots r_{n}}+1}. \]</text:p>
          </table:table-cell>
          <table:table-cell office:value-type="string" calcext:value-type="string">
            <text:p>https://artofproblemsolving.com/community/c3949_1998_imo_shortlist</text:p>
          </table:table-cell>
          <table:table-cell office:value-type="string" calcext:value-type="string">
            <text:p>Let $r_{1},r_{2},\ldots ,r_{n}$ be real numbers greater than or equal to 1. Prove that</text:p>
            <text:p/>
            <text:p>\[ \frac{1}{r_{1} + 1} + \frac{1}{r_{2} + 1} + \cdots +\frac{1}{r_{n}+1} \geq \frac{n}{ \sqrt[n]{r_{1}r_{2} \cdots r_{n}}+1}. \]</text:p>
          </table:table-cell>
          <table:table-cell/>
        </table:table-row>
        <table:table-row table:style-name="ro15">
          <table:table-cell office:value-type="string" calcext:value-type="string">
            <text:p>1998 IMO Shortlist</text:p>
          </table:table-cell>
          <table:table-cell office:value-type="float" office:value="1998" calcext:value-type="float">
            <text:p>1998</text:p>
          </table:table-cell>
          <table:table-cell/>
          <table:table-cell office:value-type="string" calcext:value-type="string">
            <text:p>*),(**),(***</text:p>
          </table:table-cell>
          <table:table-cell office:value-type="string" office:string-value="Click for solution&#10;&#10;Standard Cauchy induction works just fine. We first prove it for two numbers: It takes the form $a,b\ge 1\Rightarrow \frac 1{a^2+1}+\frac 1{b^2+1}\ge \frac 2{ab+1}$. After expanding everything, this reduces to $2ab(ab-1)\le (a^2+b^2)(ab-1)$, which is true by AM-GM $(*)$.&#10;&#10;The next step is proving it for $n=2^k$. This is done easily by induction: we add two inequalities with $2^{k-1}$ variables each, and then apply the inequality for two variables to get the result $(**)$.&#10;&#10;After this, we prove that $P(n)\Rightarrow P(n-1)$. Assuming the inequality is true for $n$ variables, take $r_n=\sqrt[n-1]{r_1r_2\ldots r_{n-1}}$. We get $\sum_{i=1}^{n-1}\frac 1{r_i+1}+\frac 1{\sqrt[n-1]{r_1\ldots r_{n-1}}+1}\ge \frac n{\sqrt[n-1]{r_1\ldots r_{n-1}}+1}$. This proves the inequality for $n-1$ variables $(***)$." calcext:value-type="string">
            <text:p>Click for solution</text:p>
            <text:p/>
            <text:p>Standard Cauchy induction works just fine. We first prove it for two numbers: It takes the form $a,b\ge 1\Rightarrow \frac 1{a^2+1}+\frac 1{b^2+1}\ge \frac 2{ab+1}$. After expanding everything, this reduces to $2ab(ab-1)\le (a^2+b^2)(ab-1)$, which is true by AM-GM $(*)$.</text:p>
            <text:p/>
            <text:p>The next step is proving it for $n=2^k$. This is done easily by induction: we add two inequalities with $2^{k-1}$ variables each, and then apply the inequality for two variables to get the result $(**)$.</text:p>
            <text:p/>
            <text:p>After this, we prove that $P(n)\Rightarrow P(n-1)$. Assuming the inequality is true for $n$ variables, take $r_n=\sqrt[n-1]{r_1r_2\ldots r_{n-1}}$. We get $\sum_{i=1}^{n-1}\frac 1{r_i+1}+\frac 1{\sqrt[n-1]{r_1\ldots r_{n-1}}+1}\ge \frac n{\sqrt[n-1]{r_1\ldots r_{n-1}}+1}$. This proves the inequality for $n-1$ variables $(***)$.</text:p>
          </table:table-cell>
          <table:table-cell office:value-type="string" calcext:value-type="string">
            <text:p>https://artofproblemsolving.com/community/c3949_1998_imo_shortlist</text:p>
          </table:table-cell>
          <table:table-cell office:value-type="string" office:string-value="Click for solution&#10;&#10;Standard Cauchy induction works just fine. We first prove it for two numbers: It takes the form $a,b\ge 1\Rightarrow \frac 1{a^2+1}+\frac 1{b^2+1}\ge \frac 2{ab+1}$. After expanding everything, this reduces to $2ab(ab-1)\le (a^2+b^2)(ab-1)$, which is true by AM-GM $(*)$.&#10;&#10;The next step is proving it for $n=2^k$. This is done easily by induction: we add two inequalities with $2^{k-1}$ variables each, and then apply the inequality for two variables to get the result $(**)$.&#10;&#10;After this, we prove that $P(n)\Rightarrow P(n-1)$. Assuming the inequality is true for $n$ variables, take $r_n=\sqrt[n-1]{r_1r_2\ldots r_{n-1}}$. We get $\sum_{i=1}^{n-1}\frac 1{r_i+1}+\frac 1{\sqrt[n-1]{r_1\ldots r_{n-1}}+1}\ge \frac n{\sqrt[n-1]{r_1\ldots r_{n-1}}+1}$. This proves the inequality for $n-1$ variables $(***)$.&#10;&#10;$(*),(**),(***)$ complete the induction." calcext:value-type="string">
            <text:p>Click for solution</text:p>
            <text:p/>
            <text:p>Standard Cauchy induction works just fine. We first prove it for two numbers: It takes the form $a,b\ge 1\Rightarrow \frac 1{a^2+1}+\frac 1{b^2+1}\ge \frac 2{ab+1}$. After expanding everything, this reduces to $2ab(ab-1)\le (a^2+b^2)(ab-1)$, which is true by AM-GM $(*)$.</text:p>
            <text:p/>
            <text:p>The next step is proving it for $n=2^k$. This is done easily by induction: we add two inequalities with $2^{k-1}$ variables each, and then apply the inequality for two variables to get the result $(**)$.</text:p>
            <text:p/>
            <text:p>After this, we prove that $P(n)\Rightarrow P(n-1)$. Assuming the inequality is true for $n$ variables, take $r_n=\sqrt[n-1]{r_1r_2\ldots r_{n-1}}$. We get $\sum_{i=1}^{n-1}\frac 1{r_i+1}+\frac 1{\sqrt[n-1]{r_1\ldots r_{n-1}}+1}\ge \frac n{\sqrt[n-1]{r_1\ldots r_{n-1}}+1}$. This proves the inequality for $n-1$ variables $(***)$.</text:p>
            <text:p/>
            <text:p>$(*),(**),(***)$ complete the induction.</text:p>
          </table:table-cell>
          <table:table-cell/>
        </table:table-row>
        <table:table-row table:style-name="ro3">
          <table:table-cell office:value-type="string" calcext:value-type="string">
            <text:p>1998 IMO Shortlist</text:p>
          </table:table-cell>
          <table:table-cell office:value-type="float" office:value="1998" calcext:value-type="float">
            <text:p>1998</text:p>
          </table:table-cell>
          <table:table-cell office:value-type="float" office:value="3" calcext:value-type="float">
            <text:p>3</text:p>
          </table:table-cell>
          <table:table-cell/>
          <table:table-cell office:value-type="string" calcext:value-type="string">
            <text:p>Let $x,y$ and $z$ be positive real numbers such that $xyz=1$. Prove that</text:p>
            <text:p/>
            <text:p/>
            <text:p>\[</text:p>
            <text:p> \frac{x^{3}}{(1 + y)(1 + z)}+\frac{y^{3}}{(1 + z)(1 + x)}+\frac{z^{3}}{(1 + x)(1 + y)}</text:p>
            <text:p> \geq \frac{3}{4}. </text:p>
            <text:p>\]</text:p>
          </table:table-cell>
          <table:table-cell office:value-type="string" calcext:value-type="string">
            <text:p>https://artofproblemsolving.com/community/c3949_1998_imo_shortlist</text:p>
          </table:table-cell>
          <table:table-cell office:value-type="string" calcext:value-type="string">
            <text:p>Let $x,y$ and $z$ be positive real numbers such that $xyz=1$. Prove that</text:p>
            <text:p/>
            <text:p/>
            <text:p>\[</text:p>
            <text:p> \frac{x^{3}}{(1 + y)(1 + z)}+\frac{y^{3}}{(1 + z)(1 + x)}+\frac{z^{3}}{(1 + x)(1 + y)}</text:p>
            <text:p> \geq \frac{3}{4}. </text:p>
            <text:p>\]</text:p>
          </table:table-cell>
          <table:table-cell/>
        </table:table-row>
        <table:table-row table:style-name="ro10">
          <table:table-cell office:value-type="string" calcext:value-type="string">
            <text:p>1998 IMO Shortlist</text:p>
          </table:table-cell>
          <table:table-cell office:value-type="float" office:value="1998" calcext:value-type="float">
            <text:p>1998</text:p>
          </table:table-cell>
          <table:table-cell table:number-columns-repeated="2"/>
          <table:table-cell office:value-type="string" office:string-value="Click for solution&#10;&#10;Amplify the first, second, and third fraction by $x,y,z$ respectively. The LHS becomes $\sum_{cyc}\frac{x^4}{x(1+y)(1+z)}\ge \frac{(x^2+y^2+z^2)^2}{x+y+z+2(xy+yz+zx)+3}\ge \frac{(x^2+y^2+z^2)^2}{4(x^2+y^2+z^2)}\ge\frac 34$.&#10;&#10;I used the inequalities: $x^2+y^2+z^2\ge xy+yz+zx$, $x^2+y^2+z^2\ge 3$ and $x^2+y^2+z^2\ge \frac{(x+y+z)^2}3\ge x+y+z$." calcext:value-type="string">
            <text:p>Click for solution</text:p>
            <text:p/>
            <text:p>Amplify the first, second, and third fraction by $x,y,z$ respectively. The LHS becomes $\sum_{cyc}\frac{x^4}{x(1+y)(1+z)}\ge \frac{(x^2+y^2+z^2)^2}{x+y+z+2(xy+yz+zx)+3}\ge \frac{(x^2+y^2+z^2)^2}{4(x^2+y^2+z^2)}\ge\frac 34$.</text:p>
            <text:p/>
            <text:p>I used the inequalities: $x^2+y^2+z^2\ge xy+yz+zx$, $x^2+y^2+z^2\ge 3$ and $x^2+y^2+z^2\ge \frac{(x+y+z)^2}3\ge x+y+z$.</text:p>
          </table:table-cell>
          <table:table-cell office:value-type="string" calcext:value-type="string">
            <text:p>https://artofproblemsolving.com/community/c3949_1998_imo_shortlist</text:p>
          </table:table-cell>
          <table:table-cell office:value-type="string" office:string-value="Click for solution&#10;&#10;Amplify the first, second, and third fraction by $x,y,z$ respectively. The LHS becomes $\sum_{cyc}\frac{x^4}{x(1+y)(1+z)}\ge \frac{(x^2+y^2+z^2)^2}{x+y+z+2(xy+yz+zx)+3}\ge \frac{(x^2+y^2+z^2)^2}{4(x^2+y^2+z^2)}\ge\frac 34$.&#10;&#10;I used the inequalities: $x^2+y^2+z^2\ge xy+yz+zx$, $x^2+y^2+z^2\ge 3$ and $x^2+y^2+z^2\ge \frac{(x+y+z)^2}3\ge x+y+z$." calcext:value-type="string">
            <text:p>Click for solution</text:p>
            <text:p/>
            <text:p>Amplify the first, second, and third fraction by $x,y,z$ respectively. The LHS becomes $\sum_{cyc}\frac{x^4}{x(1+y)(1+z)}\ge \frac{(x^2+y^2+z^2)^2}{x+y+z+2(xy+yz+zx)+3}\ge \frac{(x^2+y^2+z^2)^2}{4(x^2+y^2+z^2)}\ge\frac 34$.</text:p>
            <text:p/>
            <text:p>I used the inequalities: $x^2+y^2+z^2\ge xy+yz+zx$, $x^2+y^2+z^2\ge 3$ and $x^2+y^2+z^2\ge \frac{(x+y+z)^2}3\ge x+y+z$.</text:p>
          </table:table-cell>
          <table:table-cell/>
        </table:table-row>
        <table:table-row table:style-name="ro10">
          <table:table-cell office:value-type="string" calcext:value-type="string">
            <text:p>1998 IMO Shortlist</text:p>
          </table:table-cell>
          <table:table-cell office:value-type="float" office:value="1998" calcext:value-type="float">
            <text:p>1998</text:p>
          </table:table-cell>
          <table:table-cell office:value-type="float" office:value="4" calcext:value-type="float">
            <text:p>4</text:p>
          </table:table-cell>
          <table:table-cell/>
          <table:table-cell office:value-type="string" calcext:value-type="string">
            <text:p>For any two nonnegative integers $n$ and $k$ satisfying $n\geq k$, we define the number $c(n,k)$ as follows:</text:p>
            <text:p/>
            <text:p>- $c\left(n,0\right)=c\left(n,n\right)=1$ for all $n\geq 0$;</text:p>
            <text:p/>
            <text:p>- $c\left(n+1,k\right)=2^{k}c\left(n,k\right)+c\left(n,k-1\right)$ for $n\geq k\geq 1$.</text:p>
            <text:p/>
            <text:p>Prove that $c\left(n,k\right)=c\left(n,n-k\right)$ for all $n\geq k\geq 0$.</text:p>
          </table:table-cell>
          <table:table-cell office:value-type="string" calcext:value-type="string">
            <text:p>https://artofproblemsolving.com/community/c3949_1998_imo_shortlist</text:p>
          </table:table-cell>
          <table:table-cell office:value-type="string" calcext:value-type="string">
            <text:p>For any two nonnegative integers $n$ and $k$ satisfying $n\geq k$, we define the number $c(n,k)$ as follows:</text:p>
            <text:p/>
            <text:p>- $c\left(n,0\right)=c\left(n,n\right)=1$ for all $n\geq 0$;</text:p>
            <text:p/>
            <text:p>- $c\left(n+1,k\right)=2^{k}c\left(n,k\right)+c\left(n,k-1\right)$ for $n\geq k\geq 1$.</text:p>
            <text:p/>
            <text:p>Prove that $c\left(n,k\right)=c\left(n,n-k\right)$ for all $n\geq k\geq 0$.</text:p>
          </table:table-cell>
          <table:table-cell/>
        </table:table-row>
        <table:table-row table:style-name="ro13">
          <table:table-cell office:value-type="string" calcext:value-type="string">
            <text:p>1998 IMO Shortlist</text:p>
          </table:table-cell>
          <table:table-cell office:value-type="float" office:value="1998" calcext:value-type="float">
            <text:p>1998</text:p>
          </table:table-cell>
          <table:table-cell office:value-type="float" office:value="5" calcext:value-type="float">
            <text:p>5</text:p>
          </table:table-cell>
          <table:table-cell/>
          <table:table-cell office:value-type="string" calcext:value-type="string">
            <text:p>Determine the least possible value of $f(1998),$ where $f:\Bbb{N}\to \Bbb{N}$ is a function such that for all $m,n\in {\Bbb N}$,</text:p>
            <text:p/>
            <text:p>\[f\left( n^{2}f(m)\right) =m\left( f(n)\right) ^{2}. \]</text:p>
          </table:table-cell>
          <table:table-cell office:value-type="string" calcext:value-type="string">
            <text:p>https://artofproblemsolving.com/community/c3949_1998_imo_shortlist</text:p>
          </table:table-cell>
          <table:table-cell office:value-type="string" calcext:value-type="string">
            <text:p>Determine the least possible value of $f(1998),$ where $f:\Bbb{N}\to \Bbb{N}$ is a function such that for all $m,n\in {\Bbb N}$,</text:p>
            <text:p/>
            <text:p>\[f\left( n^{2}f(m)\right) =m\left( f(n)\right) ^{2}. \]</text:p>
          </table:table-cell>
          <table:table-cell/>
        </table:table-row>
        <table:table-row table:style-name="ro44">
          <table:table-cell office:value-type="string" calcext:value-type="string">
            <text:p>1998 IMO Shortlist</text:p>
          </table:table-cell>
          <table:table-cell office:value-type="float" office:value="1998" calcext:value-type="float">
            <text:p>1998</text:p>
          </table:table-cell>
          <table:table-cell table:number-columns-repeated="2"/>
          <table:table-cell office:value-type="string" office:string-value="Click for solution&#10;&#10;Denote $f(1)=a$, and put $m=n=1$, therefore $f(f(k))=a^{2}k$ and $f(ak^{2})=f^{2}(k)$, $\forall k \in \mathbb{N}$.&#10;&#10;Thus now, we have: $f^{2}(x) f^{2}(y)=f^{2}(x)f(ay^{2})=f(x^{2}f(f(ay^{2})))=$&#10;$=f(x^{2}a^{3}y^{2})=f(a(axy)^{2})=f^{2}(axy)$&#10;&#10;$\iff f(axy)=f(x)f(y) \Rightarrow f(ax)=af(x)$&#10;&#10;$\iff af(xy)=f(x)f(y) , \forall x,y \in \mathbb{N}$.&#10;&#10;Now we can easily prove that $f(x)$ is divisible by $a$ for each $x$, more likely we have that $f^{k}(x)=a^{k-1}\cdot f(x^{k})$ is divisible by $a^{k-1}$.&#10;&#10;For proving the above asertion we consider $p^{\alpha}$ and $p^{\beta}$ the exact powers of a prime $p$ that tivide $f(x)$ and $a$ respectively, therefore $k\alpha \geq (k-1)\beta , \forall k \in \mathbb{N}$, therefore $\alpha\geq \beta$, so $f(x)$ is divisible by $a$.&#10;&#10;Now we just consider the function $g(x)=\frac{f(x)}{a}$.&#10;Thus: $g(1)=1, g(xy)=g(x)g(y), g(g(x))=x$.&#10;Since $g(x)$ respects the initial condition of the problem and $g(x)\leq f(x)$, we claim that it is enough to find the least value of $g(1998)$.&#10;&#10;Since $g(1998)=g(2 \cdot 3^{3}\cdot 37) =g(2) \cdot g^{3}(3)\cdot g(37)$, and $g(2),g(3),g(37)$ are disting prime numbers (the proof follows easily), we have that $g(1998)$, is not smaller than $2^{3}\cdot 3 \cdot 5=120$. But $g$ beeing a bijection, the value $120$, is obtained for any $g$, so we have that $g(2)=3, g(3)=2, g(5)=37, g(37)=5$, therefore the answer is $120$, and thus the problem is solved!" calcext:value-type="string">
            <text:p>Click for solution</text:p>
            <text:p/>
            <text:p>Denote $f(1)=a$, and put $m=n=1$, therefore $f(f(k))=a^{2}k$ and $f(ak^{2})=f^{2}(k)$, $\forall k \in \mathbb{N}$.</text:p>
            <text:p/>
            <text:p>Thus now, we have: $f^{2}(x) f^{2}(y)=f^{2}(x)f(ay^{2})=f(x^{2}f(f(ay^{2})))=$</text:p>
            <text:p>$=f(x^{2}a^{3}y^{2})=f(a(axy)^{2})=f^{2}(axy)$</text:p>
            <text:p/>
            <text:p>$\iff f(axy)=f(x)f(y) \Rightarrow f(ax)=af(x)$</text:p>
            <text:p/>
            <text:p>$\iff af(xy)=f(x)f(y) , \forall x,y \in \mathbb{N}$.</text:p>
            <text:p/>
            <text:p>Now we can easily prove that $f(x)$ is divisible by $a$ for each $x$, more likely we have that $f^{k}(x)=a^{k-1}\cdot f(x^{k})$ is divisible by $a^{k-1}$.</text:p>
            <text:p/>
            <text:p>For proving the above asertion we consider $p^{\alpha}$ and $p^{\beta}$ the exact powers of a prime $p$ that tivide $f(x)$ and $a$ respectively, therefore $k\alpha \geq (k-1)\beta , \forall k \in \mathbb{N}$, therefore $\alpha\geq \beta$, so $f(x)$ is divisible by $a$.</text:p>
            <text:p/>
            <text:p>Now we just consider the function $g(x)=\frac{f(x)}{a}$.</text:p>
            <text:p>Thus: $g(1)=1, g(xy)=g(x)g(y), g(g(x))=x$.</text:p>
            <text:p>Since $g(x)$ respects the initial condition of the problem and $g(x)\leq f(x)$, we claim that it is enough to find the least value of $g(1998)$.</text:p>
            <text:p/>
            <text:p>Since $g(1998)=g(2 \cdot 3^{3}\cdot 37) =g(2) \cdot g^{3}(3)\cdot g(37)$, and $g(2),g(3),g(37)$ are disting prime numbers (the proof follows easily), we have that $g(1998)$, is not smaller than $2^{3}\cdot 3 \cdot 5=120$. But $g$ beeing a bijection, the value $120$, is obtained for any $g$, so we have that $g(2)=3, g(3)=2, g(5)=37, g(37)=5$, therefore the answer is $120$, and thus the problem is solved!</text:p>
          </table:table-cell>
          <table:table-cell office:value-type="string" calcext:value-type="string">
            <text:p>https://artofproblemsolving.com/community/c3949_1998_imo_shortlist</text:p>
          </table:table-cell>
          <table:table-cell office:value-type="string" office:string-value="Click for solution&#10;&#10;Denote $f(1)=a$, and put $m=n=1$, therefore $f(f(k))=a^{2}k$ and $f(ak^{2})=f^{2}(k)$, $\forall k \in \mathbb{N}$.&#10;&#10;Thus now, we have: $f^{2}(x) f^{2}(y)=f^{2}(x)f(ay^{2})=f(x^{2}f(f(ay^{2})))=$&#10;$=f(x^{2}a^{3}y^{2})=f(a(axy)^{2})=f^{2}(axy)$&#10;&#10;$\iff f(axy)=f(x)f(y) \Rightarrow f(ax)=af(x)$&#10;&#10;$\iff af(xy)=f(x)f(y) , \forall x,y \in \mathbb{N}$.&#10;&#10;Now we can easily prove that $f(x)$ is divisible by $a$ for each $x$, more likely we have that $f^{k}(x)=a^{k-1}\cdot f(x^{k})$ is divisible by $a^{k-1}$.&#10;&#10;For proving the above asertion we consider $p^{\alpha}$ and $p^{\beta}$ the exact powers of a prime $p$ that tivide $f(x)$ and $a$ respectively, therefore $k\alpha \geq (k-1)\beta , \forall k \in \mathbb{N}$, therefore $\alpha\geq \beta$, so $f(x)$ is divisible by $a$.&#10;&#10;Now we just consider the function $g(x)=\frac{f(x)}{a}$.&#10;Thus: $g(1)=1, g(xy)=g(x)g(y), g(g(x))=x$.&#10;Since $g(x)$ respects the initial condition of the problem and $g(x)\leq f(x)$, we claim that it is enough to find the least value of $g(1998)$.&#10;&#10;Since $g(1998)=g(2 \cdot 3^{3}\cdot 37) =g(2) \cdot g^{3}(3)\cdot g(37)$, and $g(2),g(3),g(37)$ are disting prime numbers (the proof follows easily), we have that $g(1998)$, is not smaller than $2^{3}\cdot 3 \cdot 5=120$. But $g$ beeing a bijection, the value $120$, is obtained for any $g$, so we have that $g(2)=3, g(3)=2, g(5)=37, g(37)=5$, therefore the answer is $120$, and thus the problem is solved!" calcext:value-type="string">
            <text:p>Click for solution</text:p>
            <text:p/>
            <text:p>Denote $f(1)=a$, and put $m=n=1$, therefore $f(f(k))=a^{2}k$ and $f(ak^{2})=f^{2}(k)$, $\forall k \in \mathbb{N}$.</text:p>
            <text:p/>
            <text:p>Thus now, we have: $f^{2}(x) f^{2}(y)=f^{2}(x)f(ay^{2})=f(x^{2}f(f(ay^{2})))=$</text:p>
            <text:p>$=f(x^{2}a^{3}y^{2})=f(a(axy)^{2})=f^{2}(axy)$</text:p>
            <text:p/>
            <text:p>$\iff f(axy)=f(x)f(y) \Rightarrow f(ax)=af(x)$</text:p>
            <text:p/>
            <text:p>$\iff af(xy)=f(x)f(y) , \forall x,y \in \mathbb{N}$.</text:p>
            <text:p/>
            <text:p>Now we can easily prove that $f(x)$ is divisible by $a$ for each $x$, more likely we have that $f^{k}(x)=a^{k-1}\cdot f(x^{k})$ is divisible by $a^{k-1}$.</text:p>
            <text:p/>
            <text:p>For proving the above asertion we consider $p^{\alpha}$ and $p^{\beta}$ the exact powers of a prime $p$ that tivide $f(x)$ and $a$ respectively, therefore $k\alpha \geq (k-1)\beta , \forall k \in \mathbb{N}$, therefore $\alpha\geq \beta$, so $f(x)$ is divisible by $a$.</text:p>
            <text:p/>
            <text:p>Now we just consider the function $g(x)=\frac{f(x)}{a}$.</text:p>
            <text:p>Thus: $g(1)=1, g(xy)=g(x)g(y), g(g(x))=x$.</text:p>
            <text:p>Since $g(x)$ respects the initial condition of the problem and $g(x)\leq f(x)$, we claim that it is enough to find the least value of $g(1998)$.</text:p>
            <text:p/>
            <text:p>Since $g(1998)=g(2 \cdot 3^{3}\cdot 37) =g(2) \cdot g^{3}(3)\cdot g(37)$, and $g(2),g(3),g(37)$ are disting prime numbers (the proof follows easily), we have that $g(1998)$, is not smaller than $2^{3}\cdot 3 \cdot 5=120$. But $g$ beeing a bijection, the value $120$, is obtained for any $g$, so we have that $g(2)=3, g(3)=2, g(5)=37, g(37)=5$, therefore the answer is $120$, and thus the problem is solved!</text:p>
          </table:table-cell>
          <table:table-cell/>
        </table:table-row>
        <table:table-row table:style-name="ro7">
          <table:table-cell office:value-type="string" calcext:value-type="string">
            <text:p>1998 IMO Shortlist</text:p>
          </table:table-cell>
          <table:table-cell office:value-type="float" office:value="1998" calcext:value-type="float">
            <text:p>1998</text:p>
          </table:table-cell>
          <table:table-cell office:value-type="float" office:value="1" calcext:value-type="float">
            <text:p>1</text:p>
          </table:table-cell>
          <table:table-cell/>
          <table:table-cell office:value-type="string" calcext:value-type="string">
            <text:p>A rectangular array of numbers is given. In each row and each column, the sum of all numbers is an integer. Prove that each nonintegral number $x$ in the array can be changed into either $\lceil x\rceil $ or $\lfloor x\rfloor $ so that the row-sums and column-sums remain unchanged. (Note that $\lceil x\rceil $ is the least integer greater than or equal to $x$, while $\lfloor x\rfloor $ is the greatest integer less than or equal to $x$.)</text:p>
          </table:table-cell>
          <table:table-cell office:value-type="string" calcext:value-type="string">
            <text:p>https://artofproblemsolving.com/community/c3949_1998_imo_shortlist</text:p>
          </table:table-cell>
          <table:table-cell office:value-type="string" calcext:value-type="string">
            <text:p>A rectangular array of numbers is given. In each row and each column, the sum of all numbers is an integer. Prove that each nonintegral number $x$ in the array can be changed into either $\lceil x\rceil $ or $\lfloor x\rfloor $ so that the row-sums and column-sums remain unchanged. (Note that $\lceil x\rceil $ is the least integer greater than or equal to $x$, while $\lfloor x\rfloor $ is the greatest integer less than or equal to $x$.)</text:p>
          </table:table-cell>
          <table:table-cell/>
        </table:table-row>
        <table:table-row table:style-name="ro14">
          <table:table-cell office:value-type="string" calcext:value-type="string">
            <text:p>1998 IMO Shortlist</text:p>
          </table:table-cell>
          <table:table-cell office:value-type="float" office:value="1998" calcext:value-type="float">
            <text:p>1998</text:p>
          </table:table-cell>
          <table:table-cell office:value-type="float" office:value="2" calcext:value-type="float">
            <text:p>2</text:p>
          </table:table-cell>
          <table:table-cell/>
          <table:table-cell office:value-type="string" calcext:value-type="string">
            <text:p>Let $n$ be an integer greater than 2. A positive integer is said to be \textit{attainable }if it is 1 or can be obtained from 1 by a sequence of operations with the following properties:</text:p>
            <text:p/>
            <text:p>1.)  The first operation is either addition or multiplication.</text:p>
            <text:p/>
            <text:p>2.) Thereafter, additions and multiplications are used alternately.</text:p>
            <text:p/>
            <text:p>3.)  In each addition, one can choose independently whether to add 2 or $n$</text:p>
            <text:p/>
            <text:p>4.)  In each multiplication, one can choose independently whether to multiply by 2 or by $n$.</text:p>
            <text:p/>
            <text:p>A positive integer which cannot be so obtained is said to be \textit{unattainable}.</text:p>
            <text:p/>
            <text:p/>
            <text:p>\textbf{a.)}  Prove that if $n\geq 9$, there are infinitely many unattainable positive integers.</text:p>
            <text:p/>
            <text:p>\textbf{b.)}  Prove that if $n=3$, all positive integers except 7 are attainable.</text:p>
          </table:table-cell>
          <table:table-cell office:value-type="string" calcext:value-type="string">
            <text:p>https://artofproblemsolving.com/community/c3949_1998_imo_shortlist</text:p>
          </table:table-cell>
          <table:table-cell office:value-type="string" calcext:value-type="string">
            <text:p>Let $n$ be an integer greater than 2. A positive integer is said to be \textit{attainable }if it is 1 or can be obtained from 1 by a sequence of operations with the following properties:</text:p>
            <text:p/>
            <text:p>1.)  The first operation is either addition or multiplication.</text:p>
            <text:p/>
            <text:p>2.) Thereafter, additions and multiplications are used alternately.</text:p>
            <text:p/>
            <text:p>3.)  In each addition, one can choose independently whether to add 2 or $n$</text:p>
            <text:p/>
            <text:p>4.)  In each multiplication, one can choose independently whether to multiply by 2 or by $n$.</text:p>
            <text:p/>
            <text:p>A positive integer which cannot be so obtained is said to be \textit{unattainable}.</text:p>
            <text:p/>
            <text:p/>
            <text:p>\textbf{a.)}  Prove that if $n\geq 9$, there are infinitely many unattainable positive integers.</text:p>
            <text:p/>
            <text:p>\textbf{b.)}  Prove that if $n=3$, all positive integers except 7 are attainable.</text:p>
          </table:table-cell>
          <table:table-cell/>
        </table:table-row>
        <table:table-row table:style-name="ro7">
          <table:table-cell office:value-type="string" calcext:value-type="string">
            <text:p>1998 IMO Shortlist</text:p>
          </table:table-cell>
          <table:table-cell office:value-type="float" office:value="1998" calcext:value-type="float">
            <text:p>1998</text:p>
          </table:table-cell>
          <table:table-cell office:value-type="float" office:value="3" calcext:value-type="float">
            <text:p>3</text:p>
          </table:table-cell>
          <table:table-cell/>
          <table:table-cell office:value-type="string" calcext:value-type="string">
            <text:p>Cards numbered 1 to 9 are arranged at random in a row. In a move, one may choose any block of consecutive cards whose numbers are in ascending or descending order, and switch the block around. For example, 9 1 $\underline{6\ 5\ 3}$ $2\ 7\ 4\ 8$ may be changed to $9 1$ $\underline{3\ 5\ 6}$ $2\ 7\ 4\ 8$. Prove that in at most 12 moves, one can arrange the 9 cards so that their numbers are in ascending or descending order.</text:p>
          </table:table-cell>
          <table:table-cell office:value-type="string" calcext:value-type="string">
            <text:p>https://artofproblemsolving.com/community/c3949_1998_imo_shortlist</text:p>
          </table:table-cell>
          <table:table-cell office:value-type="string" calcext:value-type="string">
            <text:p>Cards numbered 1 to 9 are arranged at random in a row. In a move, one may choose any block of consecutive cards whose numbers are in ascending or descending order, and switch the block around. For example, 9 1 $\underline{6\ 5\ 3}$ $2\ 7\ 4\ 8$ may be changed to $9 1$ $\underline{3\ 5\ 6}$ $2\ 7\ 4\ 8$. Prove that in at most 12 moves, one can arrange the 9 cards so that their numbers are in ascending or descending order.</text:p>
          </table:table-cell>
          <table:table-cell/>
        </table:table-row>
        <table:table-row table:style-name="ro7">
          <table:table-cell office:value-type="string" calcext:value-type="string">
            <text:p>1998 IMO Shortlist</text:p>
          </table:table-cell>
          <table:table-cell office:value-type="float" office:value="1998" calcext:value-type="float">
            <text:p>1998</text:p>
          </table:table-cell>
          <table:table-cell office:value-type="float" office:value="4" calcext:value-type="float">
            <text:p>4</text:p>
          </table:table-cell>
          <table:table-cell/>
          <table:table-cell office:value-type="string" calcext:value-type="string">
            <text:p>Let $U=\{1,2,\ldots ,n\}$, where $n\geq 3$. A subset $S$ of $U$ is said to be \textit{split} by an arrangement of the elements of $U$ if an element not in $S$ occurs in the arrangement somewhere between two elements of $S$. For example, 13542 splits $\{1,2,3\}$ but not $\{3,4,5\}$. Prove that for any $n-2$ subsets of $U$, each containing at least 2 and at most $n-1$ elements, there is an arrangement of the elements of $U$ which splits all of them.</text:p>
          </table:table-cell>
          <table:table-cell office:value-type="string" calcext:value-type="string">
            <text:p>https://artofproblemsolving.com/community/c3949_1998_imo_shortlist</text:p>
          </table:table-cell>
          <table:table-cell office:value-type="string" calcext:value-type="string">
            <text:p>Let $U=\{1,2,\ldots ,n\}$, where $n\geq 3$. A subset $S$ of $U$ is said to be \textit{split} by an arrangement of the elements of $U$ if an element not in $S$ occurs in the arrangement somewhere between two elements of $S$. For example, 13542 splits $\{1,2,3\}$ but not $\{3,4,5\}$. Prove that for any $n-2$ subsets of $U$, each containing at least 2 and at most $n-1$ elements, there is an arrangement of the elements of $U$ which splits all of them.</text:p>
          </table:table-cell>
          <table:table-cell/>
        </table:table-row>
        <table:table-row table:style-name="ro4">
          <table:table-cell office:value-type="string" calcext:value-type="string">
            <text:p>1998 IMO Shortlist</text:p>
          </table:table-cell>
          <table:table-cell office:value-type="float" office:value="1998" calcext:value-type="float">
            <text:p>1998</text:p>
          </table:table-cell>
          <table:table-cell office:value-type="float" office:value="5" calcext:value-type="float">
            <text:p>5</text:p>
          </table:table-cell>
          <table:table-cell/>
          <table:table-cell office:value-type="string" calcext:value-type="string">
            <text:p>In a contest, there are $m$ candidates and $n$ judges, where $n\geq 3$ is an odd integer. Each candidate is evaluated by each judge as either pass or fail. Suppose that each pair of judges agrees on at most $k$ candidates. Prove that \[{\frac{k}{m}} \geq {\frac{n-1}{2n}}. \]</text:p>
          </table:table-cell>
          <table:table-cell office:value-type="string" calcext:value-type="string">
            <text:p>https://artofproblemsolving.com/community/c3949_1998_imo_shortlist</text:p>
          </table:table-cell>
          <table:table-cell office:value-type="string" calcext:value-type="string">
            <text:p>In a contest, there are $m$ candidates and $n$ judges, where $n\geq 3$ is an odd integer. Each candidate is evaluated by each judge as either pass or fail. Suppose that each pair of judges agrees on at most $k$ candidates. Prove that \[{\frac{k}{m}} \geq {\frac{n-1}{2n}}. \]</text:p>
          </table:table-cell>
          <table:table-cell/>
        </table:table-row>
        <table:table-row table:style-name="ro27">
          <table:table-cell office:value-type="string" calcext:value-type="string">
            <text:p>1998 IMO Shortlist</text:p>
          </table:table-cell>
          <table:table-cell office:value-type="float" office:value="1998" calcext:value-type="float">
            <text:p>1998</text:p>
          </table:table-cell>
          <table:table-cell table:number-columns-repeated="2"/>
          <table:table-cell office:value-type="string" office:string-value="Click for solution&#10;&#10;Apparently, I have the same proof as the one on Kalva..&#10;&#10;We count the cases when two judges agree on the result of a certain contestant. Let this number be $N$. On the one hand, we have $N\le k\cdot \binom n2=k\cdot\frac{n(n-1)}2$. On the other hand, if we show that $m\cdot \left(\frac{n-1}2\right)^2\le N$, we're done.&#10;&#10;Consider the whole thing a $0,1$-matrix having the judges as rows and the contestants as columns, and having $a_{ij}=0$ is judge $j$ fails contestant $i$ and $a_{ij}=1$ otherwise. It suffices to show now that for each of the $m$ columns there are at least $\left(\frac{n-1}2\right)^2$ pairs of equal numbers.&#10;&#10;Assume on a column there are $a$ $0$s and $b$ $1$s with $a+b=n=2k+1$. In this case the number of matching pairs on this column is $\frac{a(a-1)}2+\frac{b(b-1)}2=\frac{a^2+b^2}2-\frac n2$, which, knowing that $a+b$ is constant, is minimal when $|a-b|$ is minimal (i.e. when $a,b$ are as close to each other as possible), and this happens when $\{a,b\}=\{k,k+1\}$. If we compute the number of matching pairs on this column in this particular case, we get precisely $k^2=\left(\frac{n-1}2\right)^2$, so this is the minimal value. That is, on every column the number of matching pairs is $\geq \left(\frac{n-1}2\right)^2$. Thus, $N\geq m\cdot \left(\frac{n-1}2\right)^2$, Q.E.D." calcext:value-type="string">
            <text:p>Click for solution</text:p>
            <text:p/>
            <text:p>Apparently, I have the same proof as the one on Kalva..</text:p>
            <text:p/>
            <text:p>We count the cases when two judges agree on the result of a certain contestant. Let this number be $N$. On the one hand, we have $N\le k\cdot \binom n2=k\cdot\frac{n(n-1)}2$. On the other hand, if we show that $m\cdot \left(\frac{n-1}2\right)^2\le N$, we're done.</text:p>
            <text:p/>
            <text:p>Consider the whole thing a $0,1$-matrix having the judges as rows and the contestants as columns, and having $a_{ij}=0$ is judge $j$ fails contestant $i$ and $a_{ij}=1$ otherwise. It suffices to show now that for each of the $m$ columns there are at least $\left(\frac{n-1}2\right)^2$ pairs of equal numbers.</text:p>
            <text:p/>
            <text:p>Assume on a column there are $a$ $0$s and $b$ $1$s with $a+b=n=2k+1$. In this case the number of matching pairs on this column is $\frac{a(a-1)}2+\frac{b(b-1)}2=\frac{a^2+b^2}2-\frac n2$, which, knowing that $a+b$ is constant, is minimal when $|a-b|$ is minimal (i.e. when $a,b$ are as close to each other as possible), and this happens when $\{a,b\}=\{k,k+1\}$. If we compute the number of matching pairs on this column in this particular case, we get precisely $k^2=\left(\frac{n-1}2\right)^2$, so this is the minimal value. That is, on every column the number of matching pairs is $\geq \left(\frac{n-1}2\right)^2$. Thus, $N\geq m\cdot \left(\frac{n-1}2\right)^2$, Q.E.D.</text:p>
          </table:table-cell>
          <table:table-cell office:value-type="string" calcext:value-type="string">
            <text:p>https://artofproblemsolving.com/community/c3949_1998_imo_shortlist</text:p>
          </table:table-cell>
          <table:table-cell office:value-type="string" office:string-value="Click for solution&#10;&#10;Apparently, I have the same proof as the one on Kalva..&#10;&#10;We count the cases when two judges agree on the result of a certain contestant. Let this number be $N$. On the one hand, we have $N\le k\cdot \binom n2=k\cdot\frac{n(n-1)}2$. On the other hand, if we show that $m\cdot \left(\frac{n-1}2\right)^2\le N$, we're done.&#10;&#10;Consider the whole thing a $0,1$-matrix having the judges as rows and the contestants as columns, and having $a_{ij}=0$ is judge $j$ fails contestant $i$ and $a_{ij}=1$ otherwise. It suffices to show now that for each of the $m$ columns there are at least $\left(\frac{n-1}2\right)^2$ pairs of equal numbers.&#10;&#10;Assume on a column there are $a$ $0$s and $b$ $1$s with $a+b=n=2k+1$. In this case the number of matching pairs on this column is $\frac{a(a-1)}2+\frac{b(b-1)}2=\frac{a^2+b^2}2-\frac n2$, which, knowing that $a+b$ is constant, is minimal when $|a-b|$ is minimal (i.e. when $a,b$ are as close to each other as possible), and this happens when $\{a,b\}=\{k,k+1\}$. If we compute the number of matching pairs on this column in this particular case, we get precisely $k^2=\left(\frac{n-1}2\right)^2$, so this is the minimal value. That is, on every column the number of matching pairs is $\geq \left(\frac{n-1}2\right)^2$. Thus, $N\geq m\cdot \left(\frac{n-1}2\right)^2$, Q.E.D." calcext:value-type="string">
            <text:p>Click for solution</text:p>
            <text:p/>
            <text:p>Apparently, I have the same proof as the one on Kalva..</text:p>
            <text:p/>
            <text:p>We count the cases when two judges agree on the result of a certain contestant. Let this number be $N$. On the one hand, we have $N\le k\cdot \binom n2=k\cdot\frac{n(n-1)}2$. On the other hand, if we show that $m\cdot \left(\frac{n-1}2\right)^2\le N$, we're done.</text:p>
            <text:p/>
            <text:p>Consider the whole thing a $0,1$-matrix having the judges as rows and the contestants as columns, and having $a_{ij}=0$ is judge $j$ fails contestant $i$ and $a_{ij}=1$ otherwise. It suffices to show now that for each of the $m$ columns there are at least $\left(\frac{n-1}2\right)^2$ pairs of equal numbers.</text:p>
            <text:p/>
            <text:p>Assume on a column there are $a$ $0$s and $b$ $1$s with $a+b=n=2k+1$. In this case the number of matching pairs on this column is $\frac{a(a-1)}2+\frac{b(b-1)}2=\frac{a^2+b^2}2-\frac n2$, which, knowing that $a+b$ is constant, is minimal when $|a-b|$ is minimal (i.e. when $a,b$ are as close to each other as possible), and this happens when $\{a,b\}=\{k,k+1\}$. If we compute the number of matching pairs on this column in this particular case, we get precisely $k^2=\left(\frac{n-1}2\right)^2$, so this is the minimal value. That is, on every column the number of matching pairs is $\geq \left(\frac{n-1}2\right)^2$. Thus, $N\geq m\cdot \left(\frac{n-1}2\right)^2$, Q.E.D.</text:p>
          </table:table-cell>
          <table:table-cell/>
        </table:table-row>
        <table:table-row table:style-name="ro7">
          <table:table-cell office:value-type="string" calcext:value-type="string">
            <text:p>1998 IMO Shortlist</text:p>
          </table:table-cell>
          <table:table-cell office:value-type="float" office:value="1998" calcext:value-type="float">
            <text:p>1998</text:p>
          </table:table-cell>
          <table:table-cell office:value-type="float" office:value="6" calcext:value-type="float">
            <text:p>6</text:p>
          </table:table-cell>
          <table:table-cell/>
          <table:table-cell office:value-type="string" calcext:value-type="string">
            <text:p>Ten points are marked in the plane so that no three of them lie on a line. Each pair of points is connected with a segment. Each of these segments is painted with one of $k$ colors, in such a way that for any $k$ of the ten points, there are $k$ segments each joining two of them and no two being painted with the same color. Determine all integers $k$, $1\leq k\leq 10$, for which this is possible.</text:p>
          </table:table-cell>
          <table:table-cell office:value-type="string" calcext:value-type="string">
            <text:p>https://artofproblemsolving.com/community/c3949_1998_imo_shortlist</text:p>
          </table:table-cell>
          <table:table-cell office:value-type="string" calcext:value-type="string">
            <text:p>Ten points are marked in the plane so that no three of them lie on a line. Each pair of points is connected with a segment. Each of these segments is painted with one of $k$ colors, in such a way that for any $k$ of the ten points, there are $k$ segments each joining two of them and no two being painted with the same color. Determine all integers $k$, $1\leq k\leq 10$, for which this is possible.</text:p>
          </table:table-cell>
          <table:table-cell/>
        </table:table-row>
        <table:table-row table:style-name="ro3">
          <table:table-cell office:value-type="string" calcext:value-type="string">
            <text:p>1998 IMO Shortlist</text:p>
          </table:table-cell>
          <table:table-cell office:value-type="float" office:value="1998" calcext:value-type="float">
            <text:p>1998</text:p>
          </table:table-cell>
          <table:table-cell office:value-type="float" office:value="7" calcext:value-type="float">
            <text:p>7</text:p>
          </table:table-cell>
          <table:table-cell/>
          <table:table-cell office:value-type="string" calcext:value-type="string">
            <text:p>A solitaire game is played on an $m\times n$ rectangular board, using $mn$ markers which are white on one side and black on the other. Initially, each <text:s/>square of the board contains a marker with its white side up, except for one corner square, which contains a marker with its black side up. In each move, one may take away one marker with its black side up, but must then turn over <text:s/>all markers which are in squares having an edge in common with the square of the removed marker. Determine all pairs $(m,n)$ of positive integers such that all markers can be removed from the board.</text:p>
          </table:table-cell>
          <table:table-cell office:value-type="string" calcext:value-type="string">
            <text:p>https://artofproblemsolving.com/community/c3949_1998_imo_shortlist</text:p>
          </table:table-cell>
          <table:table-cell office:value-type="string" calcext:value-type="string">
            <text:p>A solitaire game is played on an $m\times n$ rectangular board, using $mn$ markers which are white on one side and black on the other. Initially, each <text:s/>square of the board contains a marker with its white side up, except for one corner square, which contains a marker with its black side up. In each move, one may take away one marker with its black side up, but must then turn over <text:s/>all markers which are in squares having an edge in common with the square of the removed marker. Determine all pairs $(m,n)$ of positive integers such that all markers can be removed from the board.</text:p>
          </table:table-cell>
          <table:table-cell/>
        </table:table-row>
        <table:table-row table:style-name="ro8">
          <table:table-cell office:value-type="string" calcext:value-type="string">
            <text:p>1997 IMO Shortlist</text:p>
          </table:table-cell>
          <table:table-cell office:value-type="float" office:value="1997" calcext:value-type="float">
            <text:p>1997</text:p>
          </table:table-cell>
          <table:table-cell office:value-type="float" office:value="1" calcext:value-type="float">
            <text:p>1</text:p>
          </table:table-cell>
          <table:table-cell/>
          <table:table-cell office:value-type="string" calcext:value-type="string">
            <text:p>In the plane the points with integer coordinates are the vertices of unit squares. The squares are coloured alternately black and white (as on a chessboard). For any pair of positive integers $ m$ and $ n$, consider a right-angled triangle whose vertices have integer coordinates and whose legs, of lengths $ m$ and $ n$, lie along edges of the squares. Let $ S_1$ be the total area of the black part of the triangle and $ S_2$ be the total area of the white part. Let $ f(m,n) = | S_1 - S_2 |$.</text:p>
            <text:p/>
            <text:p>a) Calculate $ f(m,n)$ for all positive integers $ m$ and $ n$ which are either both even or both odd.</text:p>
            <text:p/>
            <text:p>b) Prove that $ f(m,n) \leq \frac 12 \max \{m,n \}$ for all $ m$ and $ n$.</text:p>
            <text:p/>
            <text:p>c) Show that there is no constant $ C\in\mathbb{R}$ such that $ f(m,n) &lt; C$ for all $ m$ and $ n$.</text:p>
          </table:table-cell>
          <table:table-cell office:value-type="string" calcext:value-type="string">
            <text:p>https://artofproblemsolving.com/community/c3948_1997_imo_shortlist</text:p>
          </table:table-cell>
          <table:table-cell office:value-type="string" calcext:value-type="string">
            <text:p>In the plane the points with integer coordinates are the vertices of unit squares. The squares are coloured alternately black and white (as on a chessboard). For any pair of positive integers $ m$ and $ n$, consider a right-angled triangle whose vertices have integer coordinates and whose legs, of lengths $ m$ and $ n$, lie along edges of the squares. Let $ S_1$ be the total area of the black part of the triangle and $ S_2$ be the total area of the white part. Let $ f(m,n) = | S_1 - S_2 |$.</text:p>
            <text:p/>
            <text:p>a) Calculate $ f(m,n)$ for all positive integers $ m$ and $ n$ which are either both even or both odd.</text:p>
            <text:p/>
            <text:p>b) Prove that $ f(m,n) \leq \frac 12 \max \{m,n \}$ for all $ m$ and $ n$.</text:p>
            <text:p/>
            <text:p>c) Show that there is no constant $ C\in\mathbb{R}$ such that $ f(m,n) &lt; C$ for all $ m$ and $ n$.</text:p>
          </table:table-cell>
          <table:table-cell/>
        </table:table-row>
        <table:table-row table:style-name="ro10">
          <table:table-cell office:value-type="string" calcext:value-type="string">
            <text:p>1997 IMO Shortlist</text:p>
          </table:table-cell>
          <table:table-cell office:value-type="float" office:value="1997" calcext:value-type="float">
            <text:p>1997</text:p>
          </table:table-cell>
          <table:table-cell office:value-type="float" office:value="2" calcext:value-type="float">
            <text:p>2</text:p>
          </table:table-cell>
          <table:table-cell/>
          <table:table-cell office:value-type="string" calcext:value-type="string">
            <text:p>Let $ R_1,R_2, \ldots$ be the family of finite sequences of positive integers defined by the following rules:  $ R_1 = (1),$ and if $ R_{n - 1} = (x_1, \ldots, x_s),$ then</text:p>
            <text:p/>
            <text:p>\[ R_n = (1, 2, \ldots, x_1, 1, 2, \ldots, x_2, \ldots, 1, 2, \ldots, x_s, n).\]</text:p>
            <text:p/>
            <text:p>For example, $ R_2 = (1, 2),$ $ R_3 = (1, 1, 2, 3),$ $ R_4 = (1, 1, 1, 2, 1, 2, 3, 4).$ Prove that if $ n &gt; 1,$ then the $ k$th term from the left in $ R_n$ is equal to 1 if and only if the $ k$th term from the right in $ R_n$ is different from 1.</text:p>
          </table:table-cell>
          <table:table-cell office:value-type="string" calcext:value-type="string">
            <text:p>https://artofproblemsolving.com/community/c3948_1997_imo_shortlist</text:p>
          </table:table-cell>
          <table:table-cell office:value-type="string" calcext:value-type="string">
            <text:p>Let $ R_1,R_2, \ldots$ be the family of finite sequences of positive integers defined by the following rules:  $ R_1 = (1),$ and if $ R_{n - 1} = (x_1, \ldots, x_s),$ then</text:p>
            <text:p/>
            <text:p>\[ R_n = (1, 2, \ldots, x_1, 1, 2, \ldots, x_2, \ldots, 1, 2, \ldots, x_s, n).\]</text:p>
            <text:p/>
            <text:p>For example, $ R_2 = (1, 2),$ $ R_3 = (1, 1, 2, 3),$ $ R_4 = (1, 1, 1, 2, 1, 2, 3, 4).$ Prove that if $ n &gt; 1,$ then the $ k$th term from the left in $ R_n$ is equal to 1 if and only if the $ k$th term from the right in $ R_n$ is different from 1.</text:p>
          </table:table-cell>
          <table:table-cell/>
        </table:table-row>
        <table:table-row table:style-name="ro2">
          <table:table-cell office:value-type="string" calcext:value-type="string">
            <text:p>1997 IMO Shortlist</text:p>
          </table:table-cell>
          <table:table-cell office:value-type="float" office:value="1997" calcext:value-type="float">
            <text:p>1997</text:p>
          </table:table-cell>
          <table:table-cell office:value-type="float" office:value="3" calcext:value-type="float">
            <text:p>3</text:p>
          </table:table-cell>
          <table:table-cell/>
          <table:table-cell office:value-type="string" calcext:value-type="string">
            <text:p>For each finite set $ U$ of nonzero vectors in the plane we define $ l(U)$ to be the length of the vector that is the sum of all vectors in $ U.$ Given a finite set $ V$ of nonzero vectors in the plane, a subset $ B$ of $ V$ is said to be maximal if $ l(B)$ is greater than or equal to $ l(A)$ for each nonempty subset $ A$ of $ V.$</text:p>
            <text:p/>
            <text:p>(a) Construct sets of 4 and 5 vectors that have 8 and 10 maximal subsets respectively.</text:p>
            <text:p/>
            <text:p>(b) Show that, for any set $ V$ consisting of $ n \geq 1$ vectors the number of maximal subsets is less than or equal to $ 2n.$</text:p>
          </table:table-cell>
          <table:table-cell office:value-type="string" calcext:value-type="string">
            <text:p>https://artofproblemsolving.com/community/c3948_1997_imo_shortlist</text:p>
          </table:table-cell>
          <table:table-cell office:value-type="string" calcext:value-type="string">
            <text:p>For each finite set $ U$ of nonzero vectors in the plane we define $ l(U)$ to be the length of the vector that is the sum of all vectors in $ U.$ Given a finite set $ V$ of nonzero vectors in the plane, a subset $ B$ of $ V$ is said to be maximal if $ l(B)$ is greater than or equal to $ l(A)$ for each nonempty subset $ A$ of $ V.$</text:p>
            <text:p/>
            <text:p>(a) Construct sets of 4 and 5 vectors that have 8 and 10 maximal subsets respectively.</text:p>
            <text:p/>
            <text:p>(b) Show that, for any set $ V$ consisting of $ n \geq 1$ vectors the number of maximal subsets is less than or equal to $ 2n.$</text:p>
          </table:table-cell>
          <table:table-cell/>
        </table:table-row>
        <table:table-row table:style-name="ro3">
          <table:table-cell office:value-type="string" calcext:value-type="string">
            <text:p>1997 IMO Shortlist</text:p>
          </table:table-cell>
          <table:table-cell office:value-type="float" office:value="1997" calcext:value-type="float">
            <text:p>1997</text:p>
          </table:table-cell>
          <table:table-cell office:value-type="float" office:value="4" calcext:value-type="float">
            <text:p>4</text:p>
          </table:table-cell>
          <table:table-cell/>
          <table:table-cell office:value-type="string" calcext:value-type="string">
            <text:p>An $ n \times n$ matrix whose entries come from the set $ S = \{1, 2, \ldots , 2n - 1\}$ is called a \textit{silver matrix} if, for each $ i = 1, 2, \ldots , n$, the $ i$-th row and the $ i$-th column together contain all elements of $ S$. Show that:</text:p>
            <text:p/>
            <text:p>(a)  there is no silver matrix for $ n = 1997$;</text:p>
            <text:p/>
            <text:p>(b)  silver matrices exist for infinitely many values of $ n$.</text:p>
          </table:table-cell>
          <table:table-cell office:value-type="string" calcext:value-type="string">
            <text:p>https://artofproblemsolving.com/community/c3948_1997_imo_shortlist</text:p>
          </table:table-cell>
          <table:table-cell office:value-type="string" calcext:value-type="string">
            <text:p>An $ n \times n$ matrix whose entries come from the set $ S = \{1, 2, \ldots , 2n - 1\}$ is called a \textit{silver matrix} if, for each $ i = 1, 2, \ldots , n$, the $ i$-th row and the $ i$-th column together contain all elements of $ S$. Show that:</text:p>
            <text:p/>
            <text:p>(a)  there is no silver matrix for $ n = 1997$;</text:p>
            <text:p/>
            <text:p>(b)  silver matrices exist for infinitely many values of $ n$.</text:p>
          </table:table-cell>
          <table:table-cell/>
        </table:table-row>
        <table:table-row table:style-name="ro6">
          <table:table-cell office:value-type="string" calcext:value-type="string">
            <text:p>1997 IMO Shortlist</text:p>
          </table:table-cell>
          <table:table-cell office:value-type="float" office:value="1997" calcext:value-type="float">
            <text:p>1997</text:p>
          </table:table-cell>
          <table:table-cell office:value-type="float" office:value="5" calcext:value-type="float">
            <text:p>5</text:p>
          </table:table-cell>
          <table:table-cell/>
          <table:table-cell office:value-type="string" calcext:value-type="string">
            <text:p>Let $ ABCD$ be a regular tetrahedron and $ M,N$ distinct points in the planes $ ABC$ and $ ADC$ respectively. Show that the segments $ MN,BN,MD$ are the sides of a triangle.</text:p>
          </table:table-cell>
          <table:table-cell office:value-type="string" calcext:value-type="string">
            <text:p>https://artofproblemsolving.com/community/c3948_1997_imo_shortlist</text:p>
          </table:table-cell>
          <table:table-cell office:value-type="string" calcext:value-type="string">
            <text:p>Let $ ABCD$ be a regular tetrahedron and $ M,N$ distinct points in the planes $ ABC$ and $ ADC$ respectively. Show that the segments $ MN,BN,MD$ are the sides of a triangle.</text:p>
          </table:table-cell>
          <table:table-cell/>
        </table:table-row>
        <table:table-row table:style-name="ro12">
          <table:table-cell office:value-type="string" calcext:value-type="string">
            <text:p>1997 IMO Shortlist</text:p>
          </table:table-cell>
          <table:table-cell office:value-type="float" office:value="1997" calcext:value-type="float">
            <text:p>1997</text:p>
          </table:table-cell>
          <table:table-cell office:value-type="float" office:value="6" calcext:value-type="float">
            <text:p>6</text:p>
          </table:table-cell>
          <table:table-cell/>
          <table:table-cell office:value-type="string" calcext:value-type="string">
            <text:p>(a) Let $ n$ be a positive integer. Prove that there exist distinct positive integers $ x, y, z$ such that</text:p>
            <text:p/>
            <text:p>\[ x^{n-1} + y^n = z^{n+1}.\]</text:p>
            <text:p/>
            <text:p>(b) Let $ a, b, c$ be positive integers such that $ a$ and $ b$ are relatively prime and $ c$ is relatively prime either to $ a$ or to $ b.$ Prove that there exist infinitely many triples $ (x, y, z)$ of distinct positive integers $ x, y, z$ such that</text:p>
            <text:p/>
            <text:p>\[ x^a + y^b = z^c.\]</text:p>
          </table:table-cell>
          <table:table-cell office:value-type="string" calcext:value-type="string">
            <text:p>https://artofproblemsolving.com/community/c3948_1997_imo_shortlist</text:p>
          </table:table-cell>
          <table:table-cell office:value-type="string" calcext:value-type="string">
            <text:p>(a) Let $ n$ be a positive integer. Prove that there exist distinct positive integers $ x, y, z$ such that</text:p>
            <text:p/>
            <text:p>\[ x^{n-1} + y^n = z^{n+1}.\]</text:p>
            <text:p/>
            <text:p>(b) Let $ a, b, c$ be positive integers such that $ a$ and $ b$ are relatively prime and $ c$ is relatively prime either to $ a$ or to $ b.$ Prove that there exist infinitely many triples $ (x, y, z)$ of distinct positive integers $ x, y, z$ such that</text:p>
            <text:p/>
            <text:p>\[ x^a + y^b = z^c.\]</text:p>
          </table:table-cell>
          <table:table-cell/>
        </table:table-row>
        <table:table-row table:style-name="ro13">
          <table:table-cell office:value-type="string" calcext:value-type="string">
            <text:p>1997 IMO Shortlist</text:p>
          </table:table-cell>
          <table:table-cell office:value-type="float" office:value="1997" calcext:value-type="float">
            <text:p>1997</text:p>
          </table:table-cell>
          <table:table-cell office:value-type="float" office:value="7" calcext:value-type="float">
            <text:p>7</text:p>
          </table:table-cell>
          <table:table-cell/>
          <table:table-cell office:value-type="string" calcext:value-type="string">
            <text:p>The lengths of the sides of a convex hexagon $ ABCDEF$ satisfy $ AB = BC$, $ CD = DE$, $ EF = FA$. Prove that:</text:p>
            <text:p>\[ \frac {BC}{BE} + \frac {DE}{DA} + \frac {FA}{FC} \geq \frac {3}{2}.</text:p>
            <text:p>\]</text:p>
          </table:table-cell>
          <table:table-cell office:value-type="string" calcext:value-type="string">
            <text:p>https://artofproblemsolving.com/community/c3948_1997_imo_shortlist</text:p>
          </table:table-cell>
          <table:table-cell office:value-type="string" calcext:value-type="string">
            <text:p>The lengths of the sides of a convex hexagon $ ABCDEF$ satisfy $ AB = BC$, $ CD = DE$, $ EF = FA$. Prove that:</text:p>
            <text:p>\[ \frac {BC}{BE} + \frac {DE}{DA} + \frac {FA}{FC} \geq \frac {3}{2}.</text:p>
            <text:p>\]</text:p>
          </table:table-cell>
          <table:table-cell/>
        </table:table-row>
        <table:table-row table:style-name="ro21">
          <table:table-cell office:value-type="string" calcext:value-type="string">
            <text:p>1997 IMO Shortlist</text:p>
          </table:table-cell>
          <table:table-cell office:value-type="float" office:value="1997" calcext:value-type="float">
            <text:p>1997</text:p>
          </table:table-cell>
          <table:table-cell office:value-type="float" office:value="8" calcext:value-type="float">
            <text:p>8</text:p>
          </table:table-cell>
          <table:table-cell/>
          <table:table-cell office:value-type="string" calcext:value-type="string">
            <text:p>It is known that $ \angle BAC$ is the smallest angle in the triangle $ ABC$. The points $ B$ and $ C$ divide the circumcircle of the triangle into two arcs. Let $ U$ be an interior point of the arc between $ B$ and $ C$ which does not contain $ A$. The perpendicular bisectors of $ AB$ and $ AC$ meet the line $ AU$ at $ V$ and $ W$, respectively. The lines $ BV$ and $ CW$ meet at $ T$.</text:p>
            <text:p/>
            <text:p>Show that $ AU = TB + TC$.</text:p>
            <text:p/>
            <text:p/>
            <text:p>\textit{Alternative formulation:}</text:p>
            <text:p/>
            <text:p>Four different points $ A,B,C,D$ are chosen on a circle $ \Gamma$ such that the triangle $ BCD$ is not right-angled. Prove that:</text:p>
            <text:p/>
            <text:p>(a) The perpendicular bisectors of $ AB$ and $ AC$ meet the line $ AD$ at certain points $ W$ and $ V,$ respectively, and that the lines $ CV$ and $ BW$ meet at a certain point $ T.$</text:p>
            <text:p/>
            <text:p>(b) The length of one of the line segments $ AD, BT,$ and $ CT$ is the sum of the lengths of the other two.</text:p>
          </table:table-cell>
          <table:table-cell office:value-type="string" calcext:value-type="string">
            <text:p>https://artofproblemsolving.com/community/c3948_1997_imo_shortlist</text:p>
          </table:table-cell>
          <table:table-cell office:value-type="string" calcext:value-type="string">
            <text:p>It is known that $ \angle BAC$ is the smallest angle in the triangle $ ABC$. The points $ B$ and $ C$ divide the circumcircle of the triangle into two arcs. Let $ U$ be an interior point of the arc between $ B$ and $ C$ which does not contain $ A$. The perpendicular bisectors of $ AB$ and $ AC$ meet the line $ AU$ at $ V$ and $ W$, respectively. The lines $ BV$ and $ CW$ meet at $ T$.</text:p>
            <text:p/>
            <text:p>Show that $ AU = TB + TC$.</text:p>
            <text:p/>
            <text:p/>
            <text:p>\textit{Alternative formulation:}</text:p>
            <text:p/>
            <text:p>Four different points $ A,B,C,D$ are chosen on a circle $ \Gamma$ such that the triangle $ BCD$ is not right-angled. Prove that:</text:p>
            <text:p/>
            <text:p>(a) The perpendicular bisectors of $ AB$ and $ AC$ meet the line $ AD$ at certain points $ W$ and $ V,$ respectively, and that the lines $ CV$ and $ BW$ meet at a certain point $ T.$</text:p>
            <text:p/>
            <text:p>(b) The length of one of the line segments $ AD, BT,$ and $ CT$ is the sum of the lengths of the other two.</text:p>
          </table:table-cell>
          <table:table-cell/>
        </table:table-row>
        <table:table-row table:style-name="ro2">
          <table:table-cell office:value-type="string" calcext:value-type="string">
            <text:p>1997 IMO Shortlist</text:p>
          </table:table-cell>
          <table:table-cell office:value-type="float" office:value="1997" calcext:value-type="float">
            <text:p>1997</text:p>
          </table:table-cell>
          <table:table-cell/>
          <table:table-cell table:formula="of:=2r\cdot \cos \frac{b-c-x+y}{2}=2r\SIN (c+x)=au." office:value-type="string" office:string-value="" calcext:value-type="error">
            <text:p>Err:539</text:p>
          </table:table-cell>
          <table:table-cell office:value-type="string" office:string-value="Click for solution&#10;&#10;I note $x=m(\widehat {BAU}),y=m(\widehat {CAU})$. Thus, $m(\widehat {BTC})=2(x+y)=2A$&#10;&#10;and $\frac{TB}{\sin (C-y)}=\frac{TC}{\sin (B-x)}=\frac{a}{\sin 2A}=\frac{R}{\cos A}\Longrightarrow$&#10;&#10;$TB+TC=\frac{R}{\cos A}\cdot [\sin (B-x)+\sin (C-y)]=$" calcext:value-type="string">
            <text:p>Click for solution</text:p>
            <text:p/>
            <text:p>I note $x=m(\widehat {BAU}),y=m(\widehat {CAU})$. Thus, $m(\widehat {BTC})=2(x+y)=2A$</text:p>
            <text:p/>
            <text:p>and $\frac{TB}{\sin (C-y)}=\frac{TC}{\sin (B-x)}=\frac{a}{\sin 2A}=\frac{R}{\cos A}\Longrightarrow$</text:p>
            <text:p/>
            <text:p>$TB+TC=\frac{R}{\cos A}\cdot [\sin (B-x)+\sin (C-y)]=$</text:p>
          </table:table-cell>
          <table:table-cell office:value-type="string" calcext:value-type="string">
            <text:p>https://artofproblemsolving.com/community/c3948_1997_imo_shortlist</text:p>
          </table:table-cell>
          <table:table-cell office:value-type="string" office:string-value="Click for solution&#10;&#10;I note $x=m(\widehat {BAU}),y=m(\widehat {CAU})$. Thus, $m(\widehat {BTC})=2(x+y)=2A$&#10;&#10;and $\frac{TB}{\sin (C-y)}=\frac{TC}{\sin (B-x)}=\frac{a}{\sin 2A}=\frac{R}{\cos A}\Longrightarrow$&#10;&#10;$TB+TC=\frac{R}{\cos A}\cdot [\sin (B-x)+\sin (C-y)]=$&#10;&#10;$=2R\cdot \cos \frac{B-C-x+y}{2}=2R\sin (C+x)=AU.$" calcext:value-type="string">
            <text:p>Click for solution</text:p>
            <text:p/>
            <text:p>I note $x=m(\widehat {BAU}),y=m(\widehat {CAU})$. Thus, $m(\widehat {BTC})=2(x+y)=2A$</text:p>
            <text:p/>
            <text:p>and $\frac{TB}{\sin (C-y)}=\frac{TC}{\sin (B-x)}=\frac{a}{\sin 2A}=\frac{R}{\cos A}\Longrightarrow$</text:p>
            <text:p/>
            <text:p>$TB+TC=\frac{R}{\cos A}\cdot [\sin (B-x)+\sin (C-y)]=$</text:p>
            <text:p/>
            <text:p>$=2R\cdot \cos \frac{B-C-x+y}{2}=2R\sin (C+x)=AU.$</text:p>
          </table:table-cell>
          <table:table-cell/>
        </table:table-row>
        <table:table-row table:style-name="ro7">
          <table:table-cell office:value-type="string" calcext:value-type="string">
            <text:p>1997 IMO Shortlist</text:p>
          </table:table-cell>
          <table:table-cell office:value-type="float" office:value="1997" calcext:value-type="float">
            <text:p>1997</text:p>
          </table:table-cell>
          <table:table-cell office:value-type="float" office:value="9" calcext:value-type="float">
            <text:p>9</text:p>
          </table:table-cell>
          <table:table-cell/>
          <table:table-cell office:value-type="string" calcext:value-type="string">
            <text:p>Let $ A_1A_2A_3$ be a non-isosceles triangle with incenter $ I.$ Let $ C_i,$ $ i = 1, 2, 3,$ be the smaller circle through $ I$ tangent to $ A_iA_{i+1}$ and $ A_iA_{i+2}$ (the addition of indices being mod 3). Let $ B_i, i = 1, 2, 3,$ be the second point of intersection of $ C_{i+1}$ and $ C_{i+2}.$ Prove that the circumcentres of the triangles $ A_1 B_1I,A_2B_2I,A_3B_3I$ are collinear.</text:p>
          </table:table-cell>
          <table:table-cell office:value-type="string" calcext:value-type="string">
            <text:p>https://artofproblemsolving.com/community/c3948_1997_imo_shortlist</text:p>
          </table:table-cell>
          <table:table-cell office:value-type="string" calcext:value-type="string">
            <text:p>Let $ A_1A_2A_3$ be a non-isosceles triangle with incenter $ I.$ Let $ C_i,$ $ i = 1, 2, 3,$ be the smaller circle through $ I$ tangent to $ A_iA_{i+1}$ and $ A_iA_{i+2}$ (the addition of indices being mod 3). Let $ B_i, i = 1, 2, 3,$ be the second point of intersection of $ C_{i+1}$ and $ C_{i+2}.$ Prove that the circumcentres of the triangles $ A_1 B_1I,A_2B_2I,A_3B_3I$ are collinear.</text:p>
          </table:table-cell>
          <table:table-cell/>
        </table:table-row>
        <table:table-row table:style-name="ro4">
          <table:table-cell office:value-type="string" calcext:value-type="string">
            <text:p>1997 IMO Shortlist</text:p>
          </table:table-cell>
          <table:table-cell office:value-type="float" office:value="1997" calcext:value-type="float">
            <text:p>1997</text:p>
          </table:table-cell>
          <table:table-cell office:value-type="float" office:value="10" calcext:value-type="float">
            <text:p>10</text:p>
          </table:table-cell>
          <table:table-cell/>
          <table:table-cell office:value-type="string" calcext:value-type="string">
            <text:p>Find all positive integers $ k$ for which the following statement is true: If $ F(x)$ is a polynomial with integer coefficients satisfying the condition $ 0 \leq F(c) \leq k$ for each $ c\in \{0,1,\ldots,k + 1\}$, then <text:s/>$ F(0) = F(1) = \ldots = F(k + 1)$.</text:p>
          </table:table-cell>
          <table:table-cell office:value-type="string" calcext:value-type="string">
            <text:p>https://artofproblemsolving.com/community/c3948_1997_imo_shortlist</text:p>
          </table:table-cell>
          <table:table-cell office:value-type="string" calcext:value-type="string">
            <text:p>Find all positive integers $ k$ for which the following statement is true: If $ F(x)$ is a polynomial with integer coefficients satisfying the condition $ 0 \leq F(c) \leq k$ for each $ c\in \{0,1,\ldots,k + 1\}$, then <text:s/>$ F(0) = F(1) = \ldots = F(k + 1)$.</text:p>
          </table:table-cell>
          <table:table-cell/>
        </table:table-row>
        <table:table-row table:style-name="ro4">
          <table:table-cell office:value-type="string" calcext:value-type="string">
            <text:p>1997 IMO Shortlist</text:p>
          </table:table-cell>
          <table:table-cell office:value-type="float" office:value="1997" calcext:value-type="float">
            <text:p>1997</text:p>
          </table:table-cell>
          <table:table-cell office:value-type="float" office:value="11" calcext:value-type="float">
            <text:p>11</text:p>
          </table:table-cell>
          <table:table-cell/>
          <table:table-cell office:value-type="string" calcext:value-type="string">
            <text:p>Let $ P(x)$ be a polynomial with real coefficients such that $ P(x) &gt; 0$ for all $ x \geq 0.$ Prove that there exists a positive integer n such that $ (1 + x)^n \cdot P(x)$ is a polynomial with nonnegative coefficients.</text:p>
          </table:table-cell>
          <table:table-cell office:value-type="string" calcext:value-type="string">
            <text:p>https://artofproblemsolving.com/community/c3948_1997_imo_shortlist</text:p>
          </table:table-cell>
          <table:table-cell office:value-type="string" calcext:value-type="string">
            <text:p>Let $ P(x)$ be a polynomial with real coefficients such that $ P(x) &gt; 0$ for all $ x \geq 0.$ Prove that there exists a positive integer n such that $ (1 + x)^n \cdot P(x)$ is a polynomial with nonnegative coefficients.</text:p>
          </table:table-cell>
          <table:table-cell/>
        </table:table-row>
        <table:table-row table:style-name="ro4">
          <table:table-cell office:value-type="string" calcext:value-type="string">
            <text:p>1997 IMO Shortlist</text:p>
          </table:table-cell>
          <table:table-cell office:value-type="float" office:value="1997" calcext:value-type="float">
            <text:p>1997</text:p>
          </table:table-cell>
          <table:table-cell office:value-type="float" office:value="12" calcext:value-type="float">
            <text:p>12</text:p>
          </table:table-cell>
          <table:table-cell/>
          <table:table-cell office:value-type="string" calcext:value-type="string">
            <text:p>Let $ p$ be a prime number and $ f$ an integer polynomial of degree $ d$ such that $ f(0) = 0,f(1) = 1$ and $ f(n)$ is congruent to $ 0$ or $ 1$ modulo $ p$ for every integer $ n$. Prove that $ d\geq p - 1$.</text:p>
          </table:table-cell>
          <table:table-cell office:value-type="string" calcext:value-type="string">
            <text:p>https://artofproblemsolving.com/community/c3948_1997_imo_shortlist</text:p>
          </table:table-cell>
          <table:table-cell office:value-type="string" calcext:value-type="string">
            <text:p>Let $ p$ be a prime number and $ f$ an integer polynomial of degree $ d$ such that $ f(0) = 0,f(1) = 1$ and $ f(n)$ is congruent to $ 0$ or $ 1$ modulo $ p$ for every integer $ n$. Prove that $ d\geq p - 1$.</text:p>
          </table:table-cell>
          <table:table-cell/>
        </table:table-row>
        <table:table-row table:style-name="ro5">
          <table:table-cell office:value-type="string" calcext:value-type="string">
            <text:p>1997 IMO Shortlist</text:p>
          </table:table-cell>
          <table:table-cell office:value-type="float" office:value="1997" calcext:value-type="float">
            <text:p>1997</text:p>
          </table:table-cell>
          <table:table-cell office:value-type="float" office:value="13" calcext:value-type="float">
            <text:p>13</text:p>
          </table:table-cell>
          <table:table-cell/>
          <table:table-cell office:value-type="string" calcext:value-type="string">
            <text:p>In town $ A,$ there are $ n$ girls and $ n$ boys, and each girl knows each boy. In town $ B,$ there are $ n$ girls $ g_1, g_2, \ldots, g_n$ and $ 2n - 1$ boys $ b_1, b_2, \ldots, b_{2n-1}.$ The girl $ g_i,$ $ i = 1, 2, \ldots, n,$ knows the boys $ b_1, b_2, \ldots, b_{2i-1},$ and no others. For all $ r = 1, 2, \ldots, n,$ denote by $ A(r),B(r)$ the number of different ways in which $ r$ girls from town $ A,$ respectively town $ B,$ can dance with $ r$ boys from their own town, forming $ r$ pairs, each girl with a boy she knows. Prove that $ A(r) = B(r)$ for each $ r = 1, 2, \ldots, n.$</text:p>
          </table:table-cell>
          <table:table-cell office:value-type="string" calcext:value-type="string">
            <text:p>https://artofproblemsolving.com/community/c3948_1997_imo_shortlist</text:p>
          </table:table-cell>
          <table:table-cell office:value-type="string" calcext:value-type="string">
            <text:p>In town $ A,$ there are $ n$ girls and $ n$ boys, and each girl knows each boy. In town $ B,$ there are $ n$ girls $ g_1, g_2, \ldots, g_n$ and $ 2n - 1$ boys $ b_1, b_2, \ldots, b_{2n-1}.$ The girl $ g_i,$ $ i = 1, 2, \ldots, n,$ knows the boys $ b_1, b_2, \ldots, b_{2i-1},$ and no others. For all $ r = 1, 2, \ldots, n,$ denote by $ A(r),B(r)$ the number of different ways in which $ r$ girls from town $ A,$ respectively town $ B,$ can dance with $ r$ boys from their own town, forming $ r$ pairs, each girl with a boy she knows. Prove that $ A(r) = B(r)$ for each $ r = 1, 2, \ldots, n.$</text:p>
          </table:table-cell>
          <table:table-cell/>
        </table:table-row>
        <table:table-row table:style-name="ro6">
          <table:table-cell office:value-type="string" calcext:value-type="string">
            <text:p>1997 IMO Shortlist</text:p>
          </table:table-cell>
          <table:table-cell office:value-type="float" office:value="1997" calcext:value-type="float">
            <text:p>1997</text:p>
          </table:table-cell>
          <table:table-cell office:value-type="float" office:value="14" calcext:value-type="float">
            <text:p>14</text:p>
          </table:table-cell>
          <table:table-cell/>
          <table:table-cell office:value-type="string" calcext:value-type="string">
            <text:p>Let $ b, m, n$ be positive integers such that $ b &gt; 1$ and $ m \neq n.$ Prove that if $ b^m - 1$ and $ b^n - 1$ have the same prime divisors, then $ b + 1$ is a power of 2.</text:p>
          </table:table-cell>
          <table:table-cell office:value-type="string" calcext:value-type="string">
            <text:p>https://artofproblemsolving.com/community/c3948_1997_imo_shortlist</text:p>
          </table:table-cell>
          <table:table-cell office:value-type="string" calcext:value-type="string">
            <text:p>Let $ b, m, n$ be positive integers such that $ b &gt; 1$ and $ m \neq n.$ Prove that if $ b^m - 1$ and $ b^n - 1$ have the same prime divisors, then $ b + 1$ is a power of 2.</text:p>
          </table:table-cell>
          <table:table-cell/>
        </table:table-row>
        <table:table-row table:style-name="ro6">
          <table:table-cell office:value-type="string" calcext:value-type="string">
            <text:p>1997 IMO Shortlist</text:p>
          </table:table-cell>
          <table:table-cell office:value-type="float" office:value="1997" calcext:value-type="float">
            <text:p>1997</text:p>
          </table:table-cell>
          <table:table-cell office:value-type="float" office:value="15" calcext:value-type="float">
            <text:p>15</text:p>
          </table:table-cell>
          <table:table-cell/>
          <table:table-cell office:value-type="string" calcext:value-type="string">
            <text:p>An infinite arithmetic progression whose terms are positive integers contains the square of an integer and the cube of an integer. Show that it contains the sixth power of an integer.</text:p>
          </table:table-cell>
          <table:table-cell office:value-type="string" calcext:value-type="string">
            <text:p>https://artofproblemsolving.com/community/c3948_1997_imo_shortlist</text:p>
          </table:table-cell>
          <table:table-cell office:value-type="string" calcext:value-type="string">
            <text:p>An infinite arithmetic progression whose terms are positive integers contains the square of an integer and the cube of an integer. Show that it contains the sixth power of an integer.</text:p>
          </table:table-cell>
          <table:table-cell/>
        </table:table-row>
        <table:table-row table:style-name="ro13">
          <table:table-cell office:value-type="string" calcext:value-type="string">
            <text:p>1997 IMO Shortlist</text:p>
          </table:table-cell>
          <table:table-cell office:value-type="float" office:value="1997" calcext:value-type="float">
            <text:p>1997</text:p>
          </table:table-cell>
          <table:table-cell office:value-type="float" office:value="16" calcext:value-type="float">
            <text:p>16</text:p>
          </table:table-cell>
          <table:table-cell/>
          <table:table-cell office:value-type="string" calcext:value-type="string">
            <text:p>In an acute-angled triangle $ ABC,$ let $ AD,BE$ be altitudes and $ AP,BQ$ internal bisectors. Denote by $ I$ and $ O$ the incenter and the circumcentre of the triangle, respectively. Prove that the points $ D, E,$ and $ I$ are collinear if and only if the points $ P, Q,$ and $ O$ are collinear.</text:p>
          </table:table-cell>
          <table:table-cell office:value-type="string" calcext:value-type="string">
            <text:p>https://artofproblemsolving.com/community/c3948_1997_imo_shortlist</text:p>
          </table:table-cell>
          <table:table-cell office:value-type="string" calcext:value-type="string">
            <text:p>In an acute-angled triangle $ ABC,$ let $ AD,BE$ be altitudes and $ AP,BQ$ internal bisectors. Denote by $ I$ and $ O$ the incenter and the circumcentre of the triangle, respectively. Prove that the points $ D, E,$ and $ I$ are collinear if and only if the points $ P, Q,$ and $ O$ are collinear.</text:p>
          </table:table-cell>
          <table:table-cell/>
        </table:table-row>
        <table:table-row table:style-name="ro1">
          <table:table-cell office:value-type="string" calcext:value-type="string">
            <text:p>1997 IMO Shortlist</text:p>
          </table:table-cell>
          <table:table-cell office:value-type="float" office:value="1997" calcext:value-type="float">
            <text:p>1997</text:p>
          </table:table-cell>
          <table:table-cell office:value-type="float" office:value="17" calcext:value-type="float">
            <text:p>17</text:p>
          </table:table-cell>
          <table:table-cell/>
          <table:table-cell office:value-type="string" calcext:value-type="string">
            <text:p>Find all pairs $ (a,b)$ of positive integers that satisfy the equation: $ a^{b^2} = b^a$.</text:p>
          </table:table-cell>
          <table:table-cell office:value-type="string" calcext:value-type="string">
            <text:p>https://artofproblemsolving.com/community/c3948_1997_imo_shortlist</text:p>
          </table:table-cell>
          <table:table-cell office:value-type="string" calcext:value-type="string">
            <text:p>Find all pairs $ (a,b)$ of positive integers that satisfy the equation: $ a^{b^2} = b^a$.</text:p>
          </table:table-cell>
          <table:table-cell/>
        </table:table-row>
        <table:table-row table:style-name="ro37">
          <table:table-cell office:value-type="string" calcext:value-type="string">
            <text:p>1997 IMO Shortlist</text:p>
          </table:table-cell>
          <table:table-cell office:value-type="float" office:value="1997" calcext:value-type="float">
            <text:p>1997</text:p>
          </table:table-cell>
          <table:table-cell table:number-columns-repeated="2"/>
          <table:table-cell office:value-type="string" office:string-value="Click for solution&#10;&#10;I think I got this... hopefully...&#10;&#10;We find the solutions (1, 1), (27, 3), and (16, 2), and we claim that no others exist.&#10;&#10;First of all, a and b must have the same ratios of prime factors, so one must divide the other.  Note also that if b = xa, x &gt; 1, then&#10;&#10;$a^{x^2a^2} = (xa)^a \implies a^{x^2a} = xa \implies a^{x^2a - 1} = x$&#10;&#10;Since x &gt; 1, $a \ge 2$.  If x = 2, then $a^{2^2a-1} \ge 2^{2 \cdot 2^2-1} = 2^7 &gt; 2$.  Then we can show easily by induction that if x &gt; 2, $a^{x^2a-1} &gt; x$.&#10;&#10;We now deal with the case $a \ge b$.&#10;&#10;If $a = b$, $a^{a^2} = a^a \implies a = 1$ gives us the solution (1, 1).&#10;&#10;Let $a = kb, k &gt; 1$.&#10;&#10;$(kb)^{b^2} = b^{kb}$&#10;$k^{b^2} = b^{kb-b^2}$&#10;$k^b = b^{k-b}$&#10;&#10;Note that $k-b &gt; 0 \implies k &gt; b \implies b | k$. Let $k = mb$.&#10;&#10;$(mb)^b = b^{(m-1)b}$&#10;$mb = b^{m-1}$&#10;$m = b^{m-2}$&#10;&#10;Now test cases m = 1, 2, 3, 4.&#10;&#10;It turns out that m = 3, b = 3 works, giving us the solution (27, 3), and m = 4, b = 2 works, giving us the solution (16, 2).  If m = 5, since $b \ge 2$, we have $b^{5-2} \ge 8 &gt; 5$.  From there on, it is easy to see by induction that $b^{m-2} &gt; m$, so no other solutions exist." calcext:value-type="string">
            <text:p>Click for solution</text:p>
            <text:p/>
            <text:p>I think I got this... hopefully...</text:p>
            <text:p/>
            <text:p>We find the solutions (1, 1), (27, 3), and (16, 2), and we claim that no others exist.</text:p>
            <text:p/>
            <text:p>First of all, a and b must have the same ratios of prime factors, so one must divide the other.  Note also that if b = xa, x &gt; 1, then</text:p>
            <text:p/>
            <text:p>$a^{x^2a^2} = (xa)^a \implies a^{x^2a} = xa \implies a^{x^2a - 1} = x$</text:p>
            <text:p/>
            <text:p>Since x &gt; 1, $a \ge 2$.  If x = 2, then $a^{2^2a-1} \ge 2^{2 \cdot 2^2-1} = 2^7 &gt; 2$.  Then we can show easily by induction that if x &gt; 2, $a^{x^2a-1} &gt; x$.</text:p>
            <text:p/>
            <text:p>We now deal with the case $a \ge b$.</text:p>
            <text:p/>
            <text:p>If $a = b$, $a^{a^2} = a^a \implies a = 1$ gives us the solution (1, 1).</text:p>
            <text:p/>
            <text:p>Let $a = kb, k &gt; 1$.</text:p>
            <text:p/>
            <text:p>$(kb)^{b^2} = b^{kb}$</text:p>
            <text:p>$k^{b^2} = b^{kb-b^2}$</text:p>
            <text:p>$k^b = b^{k-b}$</text:p>
            <text:p/>
            <text:p>Note that $k-b &gt; 0 \implies k &gt; b \implies b | k$. Let $k = mb$.</text:p>
            <text:p/>
            <text:p>$(mb)^b = b^{(m-1)b}$</text:p>
            <text:p>$mb = b^{m-1}$</text:p>
            <text:p>$m = b^{m-2}$</text:p>
            <text:p/>
            <text:p>Now test cases m = 1, 2, 3, 4.</text:p>
            <text:p/>
            <text:p>It turns out that m = 3, b = 3 works, giving us the solution (27, 3), and m = 4, b = 2 works, giving us the solution (16, 2).  If m = 5, since $b \ge 2$, we have $b^{5-2} \ge 8 &gt; 5$.  From there on, it is easy to see by induction that $b^{m-2} &gt; m$, so no other solutions exist.</text:p>
          </table:table-cell>
          <table:table-cell office:value-type="string" calcext:value-type="string">
            <text:p>https://artofproblemsolving.com/community/c3948_1997_imo_shortlist</text:p>
          </table:table-cell>
          <table:table-cell office:value-type="string" office:string-value="Click for solution&#10;&#10;I think I got this... hopefully...&#10;&#10;We find the solutions (1, 1), (27, 3), and (16, 2), and we claim that no others exist.&#10;&#10;First of all, a and b must have the same ratios of prime factors, so one must divide the other.  Note also that if b = xa, x &gt; 1, then&#10;&#10;$a^{x^2a^2} = (xa)^a \implies a^{x^2a} = xa \implies a^{x^2a - 1} = x$&#10;&#10;Since x &gt; 1, $a \ge 2$.  If x = 2, then $a^{2^2a-1} \ge 2^{2 \cdot 2^2-1} = 2^7 &gt; 2$.  Then we can show easily by induction that if x &gt; 2, $a^{x^2a-1} &gt; x$.&#10;&#10;We now deal with the case $a \ge b$.&#10;&#10;If $a = b$, $a^{a^2} = a^a \implies a = 1$ gives us the solution (1, 1).&#10;&#10;Let $a = kb, k &gt; 1$.&#10;&#10;$(kb)^{b^2} = b^{kb}$&#10;$k^{b^2} = b^{kb-b^2}$&#10;$k^b = b^{k-b}$&#10;&#10;Note that $k-b &gt; 0 \implies k &gt; b \implies b | k$. Let $k = mb$.&#10;&#10;$(mb)^b = b^{(m-1)b}$&#10;$mb = b^{m-1}$&#10;$m = b^{m-2}$&#10;&#10;Now test cases m = 1, 2, 3, 4.&#10;&#10;It turns out that m = 3, b = 3 works, giving us the solution (27, 3), and m = 4, b = 2 works, giving us the solution (16, 2).  If m = 5, since $b \ge 2$, we have $b^{5-2} \ge 8 &gt; 5$.  From there on, it is easy to see by induction that $b^{m-2} &gt; m$, so no other solutions exist." calcext:value-type="string">
            <text:p>Click for solution</text:p>
            <text:p/>
            <text:p>I think I got this... hopefully...</text:p>
            <text:p/>
            <text:p>We find the solutions (1, 1), (27, 3), and (16, 2), and we claim that no others exist.</text:p>
            <text:p/>
            <text:p>First of all, a and b must have the same ratios of prime factors, so one must divide the other.  Note also that if b = xa, x &gt; 1, then</text:p>
            <text:p/>
            <text:p>$a^{x^2a^2} = (xa)^a \implies a^{x^2a} = xa \implies a^{x^2a - 1} = x$</text:p>
            <text:p/>
            <text:p>Since x &gt; 1, $a \ge 2$.  If x = 2, then $a^{2^2a-1} \ge 2^{2 \cdot 2^2-1} = 2^7 &gt; 2$.  Then we can show easily by induction that if x &gt; 2, $a^{x^2a-1} &gt; x$.</text:p>
            <text:p/>
            <text:p>We now deal with the case $a \ge b$.</text:p>
            <text:p/>
            <text:p>If $a = b$, $a^{a^2} = a^a \implies a = 1$ gives us the solution (1, 1).</text:p>
            <text:p/>
            <text:p>Let $a = kb, k &gt; 1$.</text:p>
            <text:p/>
            <text:p>$(kb)^{b^2} = b^{kb}$</text:p>
            <text:p>$k^{b^2} = b^{kb-b^2}$</text:p>
            <text:p>$k^b = b^{k-b}$</text:p>
            <text:p/>
            <text:p>Note that $k-b &gt; 0 \implies k &gt; b \implies b | k$. Let $k = mb$.</text:p>
            <text:p/>
            <text:p>$(mb)^b = b^{(m-1)b}$</text:p>
            <text:p>$mb = b^{m-1}$</text:p>
            <text:p>$m = b^{m-2}$</text:p>
            <text:p/>
            <text:p>Now test cases m = 1, 2, 3, 4.</text:p>
            <text:p/>
            <text:p>It turns out that m = 3, b = 3 works, giving us the solution (27, 3), and m = 4, b = 2 works, giving us the solution (16, 2).  If m = 5, since $b \ge 2$, we have $b^{5-2} \ge 8 &gt; 5$.  From there on, it is easy to see by induction that $b^{m-2} &gt; m$, so no other solutions exist.</text:p>
          </table:table-cell>
          <table:table-cell/>
        </table:table-row>
        <table:table-row table:style-name="ro13">
          <table:table-cell office:value-type="string" calcext:value-type="string">
            <text:p>1997 IMO Shortlist</text:p>
          </table:table-cell>
          <table:table-cell office:value-type="float" office:value="1997" calcext:value-type="float">
            <text:p>1997</text:p>
          </table:table-cell>
          <table:table-cell office:value-type="float" office:value="18" calcext:value-type="float">
            <text:p>18</text:p>
          </table:table-cell>
          <table:table-cell/>
          <table:table-cell office:value-type="string" calcext:value-type="string">
            <text:p>The altitudes through the vertices $ A,B,C$ of an acute-angled triangle $ ABC$ meet the opposite sides at $ D,E, F,$ respectively. The line through $ D$ parallel to $ EF$ meets the lines $ AC$ and $ AB$ at $ Q$ and $ R,$ respectively. The line $ EF$ meets $ BC$ at $ P.$ Prove that the circumcircle of the triangle $ PQR$ passes through the midpoint of $ BC.$</text:p>
          </table:table-cell>
          <table:table-cell office:value-type="string" calcext:value-type="string">
            <text:p>https://artofproblemsolving.com/community/c3948_1997_imo_shortlist</text:p>
          </table:table-cell>
          <table:table-cell office:value-type="string" calcext:value-type="string">
            <text:p>The altitudes through the vertices $ A,B,C$ of an acute-angled triangle $ ABC$ meet the opposite sides at $ D,E, F,$ respectively. The line through $ D$ parallel to $ EF$ meets the lines $ AC$ and $ AB$ at $ Q$ and $ R,$ respectively. The line $ EF$ meets $ BC$ at $ P.$ Prove that the circumcircle of the triangle $ PQR$ passes through the midpoint of $ BC.$</text:p>
          </table:table-cell>
          <table:table-cell/>
        </table:table-row>
        <table:table-row table:style-name="ro13">
          <table:table-cell office:value-type="string" calcext:value-type="string">
            <text:p>1997 IMO Shortlist</text:p>
          </table:table-cell>
          <table:table-cell office:value-type="float" office:value="1997" calcext:value-type="float">
            <text:p>1997</text:p>
          </table:table-cell>
          <table:table-cell office:value-type="float" office:value="19" calcext:value-type="float">
            <text:p>19</text:p>
          </table:table-cell>
          <table:table-cell office:value-type="string" calcext:value-type="string">
            <text:p>Romania</text:p>
          </table:table-cell>
          <table:table-cell office:value-type="string" calcext:value-type="string">
            <text:p>Let $ a_1\geq \cdots \geq a_n \geq a_{n + 1} = 0$ be real numbers. Show that</text:p>
            <text:p>\[ \sqrt {\sum_{k = 1}^n a_k} \leq \sum_{k = 1}^n \sqrt k (\sqrt {a_k} - \sqrt {a_{k + 1}}).</text:p>
            <text:p>\]</text:p>
          </table:table-cell>
          <table:table-cell office:value-type="string" calcext:value-type="string">
            <text:p>https://artofproblemsolving.com/community/c3948_1997_imo_shortlist</text:p>
          </table:table-cell>
          <table:table-cell office:value-type="string" calcext:value-type="string">
            <text:p>Let $ a_1\geq \cdots \geq a_n \geq a_{n + 1} = 0$ be real numbers. Show that</text:p>
            <text:p>\[ \sqrt {\sum_{k = 1}^n a_k} \leq \sum_{k = 1}^n \sqrt k (\sqrt {a_k} - \sqrt {a_{k + 1}}).</text:p>
            <text:p>\]</text:p>
            <text:p>\textit{Proposed by Romania}</text:p>
          </table:table-cell>
          <table:table-cell/>
        </table:table-row>
        <table:table-row table:style-name="ro13">
          <table:table-cell office:value-type="string" calcext:value-type="string">
            <text:p>1997 IMO Shortlist</text:p>
          </table:table-cell>
          <table:table-cell office:value-type="float" office:value="1997" calcext:value-type="float">
            <text:p>1997</text:p>
          </table:table-cell>
          <table:table-cell office:value-type="float" office:value="20" calcext:value-type="float">
            <text:p>20</text:p>
          </table:table-cell>
          <table:table-cell/>
          <table:table-cell office:value-type="string" calcext:value-type="string">
            <text:p>Let $ ABC$ be a triangle. $ D$ is a point on the side $ (BC)$. The line $ AD$ meets the circumcircle again at $ X$. $ P$ is the foot of the perpendicular from $ X$ to $ AB$, and $ Q$ is the foot of the perpendicular from $ X$ to $ AC$. Show that the line $ PQ$ is a tangent to the circle on diameter $ XD$ if and only if $ AB = AC$.</text:p>
          </table:table-cell>
          <table:table-cell office:value-type="string" calcext:value-type="string">
            <text:p>https://artofproblemsolving.com/community/c3948_1997_imo_shortlist</text:p>
          </table:table-cell>
          <table:table-cell office:value-type="string" calcext:value-type="string">
            <text:p>Let $ ABC$ be a triangle. $ D$ is a point on the side $ (BC)$. The line $ AD$ meets the circumcircle again at $ X$. $ P$ is the foot of the perpendicular from $ X$ to $ AB$, and $ Q$ is the foot of the perpendicular from $ X$ to $ AC$. Show that the line $ PQ$ is a tangent to the circle on diameter $ XD$ if and only if $ AB = AC$.</text:p>
          </table:table-cell>
          <table:table-cell/>
        </table:table-row>
        <table:table-row table:style-name="ro10">
          <table:table-cell office:value-type="string" calcext:value-type="string">
            <text:p>1997 IMO Shortlist</text:p>
          </table:table-cell>
          <table:table-cell office:value-type="float" office:value="1997" calcext:value-type="float">
            <text:p>1997</text:p>
          </table:table-cell>
          <table:table-cell office:value-type="float" office:value="21" calcext:value-type="float">
            <text:p>21</text:p>
          </table:table-cell>
          <table:table-cell/>
          <table:table-cell office:value-type="string" calcext:value-type="string">
            <text:p>Let $ x_1$, $ x_2$, $ \ldots$, $ x_n$  be real numbers satisfying the conditions:</text:p>
            <text:p>\[ \left\{\begin{array}{cccc} |x_1 + x_2 + \cdots + x_n | &amp; = &amp; 1 &amp; \ \\</text:p>
            <text:p>|x_i| &amp; \leq &amp; \displaystyle \frac {n + 1}{2} &amp; \ \textrm{ for }i = 1, 2, \ldots , n. \end{array} \right.</text:p>
            <text:p>\]</text:p>
            <text:p>Show that there exists a permutation   $ y_1$, $ y_2$, $ \ldots$, $ y_n$  of $ x_1$, $ x_2$, $ \ldots$, $ x_n$  such that</text:p>
            <text:p>\[ | y_1 + 2 y_2 + \cdots + n y_n | \leq \frac {n + 1}{2}.</text:p>
            <text:p>\]</text:p>
          </table:table-cell>
          <table:table-cell office:value-type="string" calcext:value-type="string">
            <text:p>https://artofproblemsolving.com/community/c3948_1997_imo_shortlist</text:p>
          </table:table-cell>
          <table:table-cell office:value-type="string" calcext:value-type="string">
            <text:p>Let $ x_1$, $ x_2$, $ \ldots$, $ x_n$  be real numbers satisfying the conditions:</text:p>
            <text:p>\[ \left\{\begin{array}{cccc} |x_1 + x_2 + \cdots + x_n | &amp; = &amp; 1 &amp; \ \\</text:p>
            <text:p>|x_i| &amp; \leq &amp; \displaystyle \frac {n + 1}{2} &amp; \ \textrm{ for }i = 1, 2, \ldots , n. \end{array} \right.</text:p>
            <text:p>\]</text:p>
            <text:p>Show that there exists a permutation   $ y_1$, $ y_2$, $ \ldots$, $ y_n$  of $ x_1$, $ x_2$, $ \ldots$, $ x_n$  such that</text:p>
            <text:p>\[ | y_1 + 2 y_2 + \cdots + n y_n | \leq \frac {n + 1}{2}.</text:p>
            <text:p>\]</text:p>
          </table:table-cell>
          <table:table-cell/>
        </table:table-row>
        <table:table-row table:style-name="ro5">
          <table:table-cell office:value-type="string" calcext:value-type="string">
            <text:p>1997 IMO Shortlist</text:p>
          </table:table-cell>
          <table:table-cell office:value-type="float" office:value="1997" calcext:value-type="float">
            <text:p>1997</text:p>
          </table:table-cell>
          <table:table-cell office:value-type="float" office:value="22" calcext:value-type="float">
            <text:p>22</text:p>
          </table:table-cell>
          <table:table-cell/>
          <table:table-cell office:value-type="string" calcext:value-type="string">
            <text:p>Does there exist functions $ f,g: \mathbb{R}\to\mathbb{R}$ such that  $ f(g(x)) = x^2$ and $ g(f(x)) = x^k$ for all real numbers $ x$</text:p>
            <text:p/>
            <text:p>a) if $ k = 3$?</text:p>
            <text:p/>
            <text:p>b) if $ k = 4$?</text:p>
          </table:table-cell>
          <table:table-cell office:value-type="string" calcext:value-type="string">
            <text:p>https://artofproblemsolving.com/community/c3948_1997_imo_shortlist</text:p>
          </table:table-cell>
          <table:table-cell office:value-type="string" calcext:value-type="string">
            <text:p>Does there exist functions $ f,g: \mathbb{R}\to\mathbb{R}$ such that  $ f(g(x)) = x^2$ and $ g(f(x)) = x^k$ for all real numbers $ x$</text:p>
            <text:p/>
            <text:p>a) if $ k = 3$?</text:p>
            <text:p/>
            <text:p>b) if $ k = 4$?</text:p>
          </table:table-cell>
          <table:table-cell/>
        </table:table-row>
        <table:table-row table:style-name="ro6">
          <table:table-cell office:value-type="string" calcext:value-type="string">
            <text:p>1997 IMO Shortlist</text:p>
          </table:table-cell>
          <table:table-cell office:value-type="float" office:value="1997" calcext:value-type="float">
            <text:p>1997</text:p>
          </table:table-cell>
          <table:table-cell office:value-type="float" office:value="23" calcext:value-type="float">
            <text:p>23</text:p>
          </table:table-cell>
          <table:table-cell/>
          <table:table-cell office:value-type="string" calcext:value-type="string">
            <text:p>Let $ ABCD$ be a convex quadrilateral. The diagonals $ AC$ and $ BD$ intersect at $ K$. Show that $ ABCD$ is cyclic if and only if $ AK \sin A + CK \sin C = BK \sin B + DK \sin D$.</text:p>
          </table:table-cell>
          <table:table-cell office:value-type="string" calcext:value-type="string">
            <text:p>https://artofproblemsolving.com/community/c3948_1997_imo_shortlist</text:p>
          </table:table-cell>
          <table:table-cell office:value-type="string" calcext:value-type="string">
            <text:p>Let $ ABCD$ be a convex quadrilateral. The diagonals $ AC$ and $ BD$ intersect at $ K$. Show that $ ABCD$ is cyclic if and only if $ AK \sin A + CK \sin C = BK \sin B + DK \sin D$.</text:p>
          </table:table-cell>
          <table:table-cell/>
        </table:table-row>
        <table:table-row table:style-name="ro5">
          <table:table-cell office:value-type="string" calcext:value-type="string">
            <text:p>1997 IMO Shortlist</text:p>
          </table:table-cell>
          <table:table-cell office:value-type="float" office:value="1997" calcext:value-type="float">
            <text:p>1997</text:p>
          </table:table-cell>
          <table:table-cell office:value-type="float" office:value="24" calcext:value-type="float">
            <text:p>24</text:p>
          </table:table-cell>
          <table:table-cell/>
          <table:table-cell office:value-type="string" calcext:value-type="string">
            <text:p>For each positive integer $ n$, let $ f(n)$ denote the number of ways of representing $ n$ as a sum of powers of 2 with nonnegative integer exponents. Representations which differ only in the ordering of their summands are considered to be the same. For instance, $ f(4) = 4$, because the number 4 can be represented in the following four ways: 4; 2+2; 2+1+1; 1+1+1+1.</text:p>
            <text:p/>
            <text:p>Prove that, for any integer $ n \geq 3$ we have $ 2^{\frac {n^2}{4}} &lt; f(2^n) &lt; 2^{\frac {n^2}2}$.</text:p>
          </table:table-cell>
          <table:table-cell office:value-type="string" calcext:value-type="string">
            <text:p>https://artofproblemsolving.com/community/c3948_1997_imo_shortlist</text:p>
          </table:table-cell>
          <table:table-cell office:value-type="string" calcext:value-type="string">
            <text:p>For each positive integer $ n$, let $ f(n)$ denote the number of ways of representing $ n$ as a sum of powers of 2 with nonnegative integer exponents. Representations which differ only in the ordering of their summands are considered to be the same. For instance, $ f(4) = 4$, because the number 4 can be represented in the following four ways: 4; 2+2; 2+1+1; 1+1+1+1.</text:p>
            <text:p/>
            <text:p>Prove that, for any integer $ n \geq 3$ we have $ 2^{\frac {n^2}{4}} &lt; f(2^n) &lt; 2^{\frac {n^2}2}$.</text:p>
          </table:table-cell>
          <table:table-cell/>
        </table:table-row>
        <table:table-row table:style-name="ro13">
          <table:table-cell office:value-type="string" calcext:value-type="string">
            <text:p>1997 IMO Shortlist</text:p>
          </table:table-cell>
          <table:table-cell office:value-type="float" office:value="1997" calcext:value-type="float">
            <text:p>1997</text:p>
          </table:table-cell>
          <table:table-cell office:value-type="float" office:value="25" calcext:value-type="float">
            <text:p>25</text:p>
          </table:table-cell>
          <table:table-cell/>
          <table:table-cell office:value-type="string" calcext:value-type="string">
            <text:p>Let $ X,Y,Z$ be the midpoints of the small arcs $ BC,CA,AB$ respectively (arcs of the circumcircle of $ ABC$). $ M$ is an arbitrary point on $ BC$, and the parallels through $ M$ to the internal bisectors of $ \angle B,\angle C$ cut the external bisectors of $ \angle C,\angle B$ in $ N,P$ respectively. Show that $ XM,YN,ZP$ concur.</text:p>
          </table:table-cell>
          <table:table-cell office:value-type="string" calcext:value-type="string">
            <text:p>https://artofproblemsolving.com/community/c3948_1997_imo_shortlist</text:p>
          </table:table-cell>
          <table:table-cell office:value-type="string" calcext:value-type="string">
            <text:p>Let $ X,Y,Z$ be the midpoints of the small arcs $ BC,CA,AB$ respectively (arcs of the circumcircle of $ ABC$). $ M$ is an arbitrary point on $ BC$, and the parallels through $ M$ to the internal bisectors of $ \angle B,\angle C$ cut the external bisectors of $ \angle C,\angle B$ in $ N,P$ respectively. Show that $ XM,YN,ZP$ concur.</text:p>
          </table:table-cell>
          <table:table-cell/>
        </table:table-row>
        <table:table-row table:style-name="ro4">
          <table:table-cell office:value-type="string" calcext:value-type="string">
            <text:p>1997 IMO Shortlist</text:p>
          </table:table-cell>
          <table:table-cell office:value-type="float" office:value="1997" calcext:value-type="float">
            <text:p>1997</text:p>
          </table:table-cell>
          <table:table-cell office:value-type="float" office:value="26" calcext:value-type="float">
            <text:p>26</text:p>
          </table:table-cell>
          <table:table-cell/>
          <table:table-cell office:value-type="string" calcext:value-type="string">
            <text:p>For every integer $ n \geq 2$ determine the minimum value that the sum $ \sum^n_{i=0} a_i$ can take for nonnegative numbers $ a_0, a_1, \ldots, a_n$ satisfying the condition $ a_0 = 1,$ $ a_i \leq a_{i+1} + a_{i+2}$ for $ i = 0, \ldots, n - 2.$</text:p>
          </table:table-cell>
          <table:table-cell office:value-type="string" calcext:value-type="string">
            <text:p>https://artofproblemsolving.com/community/c3948_1997_imo_shortlist</text:p>
          </table:table-cell>
          <table:table-cell office:value-type="string" calcext:value-type="string">
            <text:p>For every integer $ n \geq 2$ determine the minimum value that the sum $ \sum^n_{i=0} a_i$ can take for nonnegative numbers $ a_0, a_1, \ldots, a_n$ satisfying the condition $ a_0 = 1,$ $ a_i \leq a_{i+1} + a_{i+2}$ for $ i = 0, \ldots, n - 2.$</text:p>
          </table:table-cell>
          <table:table-cell/>
        </table:table-row>
        <table:table-row table:style-name="ro6">
          <table:table-cell office:value-type="string" calcext:value-type="string">
            <text:p>1996 IMO Shortlist</text:p>
          </table:table-cell>
          <table:table-cell office:value-type="float" office:value="1996" calcext:value-type="float">
            <text:p>1996</text:p>
          </table:table-cell>
          <table:table-cell office:value-type="float" office:value="1" calcext:value-type="float">
            <text:p>1</text:p>
          </table:table-cell>
          <table:table-cell/>
          <table:table-cell office:value-type="string" calcext:value-type="string">
            <text:p>Suppose that $a, b, c &gt; 0$ such that $abc = 1$. Prove that <text:s/>\[ \frac{ab}{ab + a^5 + b^5} + \frac{bc}{bc + b^5 + c^5} + \frac{ca}{ca + c^5 + a^5} \leq 1. \]</text:p>
          </table:table-cell>
          <table:table-cell office:value-type="string" calcext:value-type="string">
            <text:p>https://artofproblemsolving.com/community/c3947_1996_imo_shortlist</text:p>
          </table:table-cell>
          <table:table-cell office:value-type="string" calcext:value-type="string">
            <text:p>Suppose that $a, b, c &gt; 0$ such that $abc = 1$. Prove that <text:s/>\[ \frac{ab}{ab + a^5 + b^5} + \frac{bc}{bc + b^5 + c^5} + \frac{ca}{ca + c^5 + a^5} \leq 1. \]</text:p>
          </table:table-cell>
          <table:table-cell/>
        </table:table-row>
        <table:table-row table:style-name="ro3">
          <table:table-cell office:value-type="string" calcext:value-type="string">
            <text:p>1996 IMO Shortlist</text:p>
          </table:table-cell>
          <table:table-cell office:value-type="float" office:value="1996" calcext:value-type="float">
            <text:p>1996</text:p>
          </table:table-cell>
          <table:table-cell office:value-type="float" office:value="2" calcext:value-type="float">
            <text:p>2</text:p>
          </table:table-cell>
          <table:table-cell/>
          <table:table-cell office:value-type="string" calcext:value-type="string">
            <text:p>Let $ a_1 \geq a_2 \geq \ldots \geq a_n$ be real numbers such that for all integers $ k &gt; 0,$</text:p>
            <text:p/>
            <text:p>\[ a^k_1 + a^k_2 + \ldots + a^k_n \geq 0.\]</text:p>
            <text:p/>
            <text:p>Let $ p =\max\{|a_1|, \ldots, |a_n|\}.$ Prove that $ p = a_1$ and that</text:p>
            <text:p/>
            <text:p>\[ (x - a_1) \cdot (x - a_2) \cdots (x - a_n) \leq x^n - a^n_1\] for all $ x &gt; a_1.$</text:p>
          </table:table-cell>
          <table:table-cell office:value-type="string" calcext:value-type="string">
            <text:p>https://artofproblemsolving.com/community/c3947_1996_imo_shortlist</text:p>
          </table:table-cell>
          <table:table-cell office:value-type="string" calcext:value-type="string">
            <text:p>Let $ a_1 \geq a_2 \geq \ldots \geq a_n$ be real numbers such that for all integers $ k &gt; 0,$</text:p>
            <text:p/>
            <text:p>\[ a^k_1 + a^k_2 + \ldots + a^k_n \geq 0.\]</text:p>
            <text:p/>
            <text:p>Let $ p =\max\{|a_1|, \ldots, |a_n|\}.$ Prove that $ p = a_1$ and that</text:p>
            <text:p/>
            <text:p>\[ (x - a_1) \cdot (x - a_2) \cdots (x - a_n) \leq x^n - a^n_1\] for all $ x &gt; a_1.$</text:p>
          </table:table-cell>
          <table:table-cell/>
        </table:table-row>
        <table:table-row table:style-name="ro5">
          <table:table-cell office:value-type="string" calcext:value-type="string">
            <text:p>1996 IMO Shortlist</text:p>
          </table:table-cell>
          <table:table-cell office:value-type="float" office:value="1996" calcext:value-type="float">
            <text:p>1996</text:p>
          </table:table-cell>
          <table:table-cell office:value-type="float" office:value="3" calcext:value-type="float">
            <text:p>3</text:p>
          </table:table-cell>
          <table:table-cell/>
          <table:table-cell office:value-type="string" calcext:value-type="string">
            <text:p>Let $ a &gt; 2$ be given, and starting $ a_0 = 1, a_1 = a$ define recursively:</text:p>
            <text:p/>
            <text:p>\[ a_{n+1} = \left(\frac{a^2_n}{a^2_{n-1}} - 2 \right) \cdot a_n.\]</text:p>
            <text:p/>
            <text:p>Show that for all integers $ k &gt; 0,$ we have: $ \sum^k_{i = 0} \frac{1}{a_i} &lt; \frac12 \cdot (2 + a - \sqrt{a^2-4}).$</text:p>
          </table:table-cell>
          <table:table-cell office:value-type="string" calcext:value-type="string">
            <text:p>https://artofproblemsolving.com/community/c3947_1996_imo_shortlist</text:p>
          </table:table-cell>
          <table:table-cell office:value-type="string" calcext:value-type="string">
            <text:p>Let $ a &gt; 2$ be given, and starting $ a_0 = 1, a_1 = a$ define recursively:</text:p>
            <text:p/>
            <text:p>\[ a_{n+1} = \left(\frac{a^2_n}{a^2_{n-1}} - 2 \right) \cdot a_n.\]</text:p>
            <text:p/>
            <text:p>Show that for all integers $ k &gt; 0,$ we have: $ \sum^k_{i = 0} \frac{1}{a_i} &lt; \frac12 \cdot (2 + a - \sqrt{a^2-4}).$</text:p>
          </table:table-cell>
          <table:table-cell/>
        </table:table-row>
        <table:table-row table:style-name="ro13">
          <table:table-cell office:value-type="string" calcext:value-type="string">
            <text:p>1996 IMO Shortlist</text:p>
          </table:table-cell>
          <table:table-cell office:value-type="float" office:value="1996" calcext:value-type="float">
            <text:p>1996</text:p>
          </table:table-cell>
          <table:table-cell office:value-type="float" office:value="4" calcext:value-type="float">
            <text:p>4</text:p>
          </table:table-cell>
          <table:table-cell/>
          <table:table-cell office:value-type="string" calcext:value-type="string">
            <text:p>Let $ a_{1}, a_{2}...a_{n}$ be non-negative reals, not all zero. Show that that</text:p>
            <text:p>(a) The polynomial $ p(x) = x^{n} - a_{1}x^{n - 1} + ... - a_{n - 1}x - a_{n}$ has preceisely 1 positive real root $ R$.</text:p>
            <text:p>(b) let $ A = \sum_{i = 1}^n a_{i}$ and $ B = \sum_{i = 1}^n ia_{i}$. Show that $ A^{A} \leq R^{B}$.</text:p>
          </table:table-cell>
          <table:table-cell office:value-type="string" calcext:value-type="string">
            <text:p>https://artofproblemsolving.com/community/c3947_1996_imo_shortlist</text:p>
          </table:table-cell>
          <table:table-cell office:value-type="string" calcext:value-type="string">
            <text:p>Let $ a_{1}, a_{2}...a_{n}$ be non-negative reals, not all zero. Show that that</text:p>
            <text:p>(a) The polynomial $ p(x) = x^{n} - a_{1}x^{n - 1} + ... - a_{n - 1}x - a_{n}$ has preceisely 1 positive real root $ R$.</text:p>
            <text:p>(b) let $ A = \sum_{i = 1}^n a_{i}$ and $ B = \sum_{i = 1}^n ia_{i}$. Show that $ A^{A} \leq R^{B}$.</text:p>
          </table:table-cell>
          <table:table-cell/>
        </table:table-row>
        <table:table-row table:style-name="ro13">
          <table:table-cell office:value-type="string" calcext:value-type="string">
            <text:p>1996 IMO Shortlist</text:p>
          </table:table-cell>
          <table:table-cell office:value-type="float" office:value="1996" calcext:value-type="float">
            <text:p>1996</text:p>
          </table:table-cell>
          <table:table-cell office:value-type="float" office:value="5" calcext:value-type="float">
            <text:p>5</text:p>
          </table:table-cell>
          <table:table-cell/>
          <table:table-cell office:value-type="string" calcext:value-type="string">
            <text:p>Let $ P(x)$ be the real polynomial function, $ P(x) = ax^3 + bx^2 + cx + d.$ Prove that if $ |P(x)| \leq 1$ for all $ x$ such that $ |x| \leq 1,$ then</text:p>
            <text:p/>
            <text:p>\[ |a| + |b| + |c| + |d| \leq 7.\]</text:p>
          </table:table-cell>
          <table:table-cell office:value-type="string" calcext:value-type="string">
            <text:p>https://artofproblemsolving.com/community/c3947_1996_imo_shortlist</text:p>
          </table:table-cell>
          <table:table-cell office:value-type="string" calcext:value-type="string">
            <text:p>Let $ P(x)$ be the real polynomial function, $ P(x) = ax^3 + bx^2 + cx + d.$ Prove that if $ |P(x)| \leq 1$ for all $ x$ such that $ |x| \leq 1,$ then</text:p>
            <text:p/>
            <text:p>\[ |a| + |b| + |c| + |d| \leq 7.\]</text:p>
          </table:table-cell>
          <table:table-cell/>
        </table:table-row>
        <table:table-row table:style-name="ro2">
          <table:table-cell office:value-type="string" calcext:value-type="string">
            <text:p>1996 IMO Shortlist</text:p>
          </table:table-cell>
          <table:table-cell office:value-type="float" office:value="1996" calcext:value-type="float">
            <text:p>1996</text:p>
          </table:table-cell>
          <table:table-cell office:value-type="float" office:value="6" calcext:value-type="float">
            <text:p>6</text:p>
          </table:table-cell>
          <table:table-cell/>
          <table:table-cell office:value-type="string" calcext:value-type="string">
            <text:p>Let $ n$ be an even positive integer. Prove that there exists a positive inter $ k$ such that</text:p>
            <text:p/>
            <text:p>\[ k = f(x) \cdot (x+1)^n + g(x) \cdot (x^n + 1)\]</text:p>
            <text:p/>
            <text:p>for some polynomials $ f(x), g(x)$ having integer coefficients. If $ k_0$ denotes the least such $ k,$ determine $ k_0$ as a function of $ n,$ i.e. show that $ k_0 = 2^q$ where $ q$ is the odd integer determined by $ n = q \cdot 2^r, r \in \mathbb{N}.$</text:p>
            <text:p/>
            <text:p>Note: This is variant A6' of the three variants given for this problem.</text:p>
          </table:table-cell>
          <table:table-cell office:value-type="string" calcext:value-type="string">
            <text:p>https://artofproblemsolving.com/community/c3947_1996_imo_shortlist</text:p>
          </table:table-cell>
          <table:table-cell office:value-type="string" calcext:value-type="string">
            <text:p>Let $ n$ be an even positive integer. Prove that there exists a positive inter $ k$ such that</text:p>
            <text:p/>
            <text:p>\[ k = f(x) \cdot (x+1)^n + g(x) \cdot (x^n + 1)\]</text:p>
            <text:p/>
            <text:p>for some polynomials $ f(x), g(x)$ having integer coefficients. If $ k_0$ denotes the least such $ k,$ determine $ k_0$ as a function of $ n,$ i.e. show that $ k_0 = 2^q$ where $ q$ is the odd integer determined by $ n = q \cdot 2^r, r \in \mathbb{N}.$</text:p>
            <text:p/>
            <text:p>Note: This is variant A6' of the three variants given for this problem.</text:p>
          </table:table-cell>
          <table:table-cell/>
        </table:table-row>
        <table:table-row table:style-name="ro3">
          <table:table-cell office:value-type="string" calcext:value-type="string">
            <text:p>1996 IMO Shortlist</text:p>
          </table:table-cell>
          <table:table-cell office:value-type="float" office:value="1996" calcext:value-type="float">
            <text:p>1996</text:p>
          </table:table-cell>
          <table:table-cell office:value-type="float" office:value="7" calcext:value-type="float">
            <text:p>7</text:p>
          </table:table-cell>
          <table:table-cell/>
          <table:table-cell office:value-type="string" calcext:value-type="string">
            <text:p>Let $ f$ be a function from the set of real numbers $ \mathbb{R}$ into itself such for all $ x \in \mathbb{R},$ we have $ |f(x)| \leq 1$ and</text:p>
            <text:p/>
            <text:p>\[ f \left( x + \frac{13}{42} \right) + f(x) = f \left( x + \frac{1}{6} \right) + f \left( x + \frac{1}{7} \right).\]</text:p>
            <text:p/>
            <text:p>Prove that $ f$ is a periodic function (that is, there exists a non-zero real number $ c$ such $ f(x+c) = f(x)$ for all $ x \in \mathbb{R}$).</text:p>
          </table:table-cell>
          <table:table-cell office:value-type="string" calcext:value-type="string">
            <text:p>https://artofproblemsolving.com/community/c3947_1996_imo_shortlist</text:p>
          </table:table-cell>
          <table:table-cell office:value-type="string" calcext:value-type="string">
            <text:p>Let $ f$ be a function from the set of real numbers $ \mathbb{R}$ into itself such for all $ x \in \mathbb{R},$ we have $ |f(x)| \leq 1$ and</text:p>
            <text:p/>
            <text:p>\[ f \left( x + \frac{13}{42} \right) + f(x) = f \left( x + \frac{1}{6} \right) + f \left( x + \frac{1}{7} \right).\]</text:p>
            <text:p/>
            <text:p>Prove that $ f$ is a periodic function (that is, there exists a non-zero real number $ c$ such $ f(x+c) = f(x)$ for all $ x \in \mathbb{R}$).</text:p>
          </table:table-cell>
          <table:table-cell/>
        </table:table-row>
        <table:table-row table:style-name="ro13">
          <table:table-cell office:value-type="string" calcext:value-type="string">
            <text:p>1996 IMO Shortlist</text:p>
          </table:table-cell>
          <table:table-cell office:value-type="float" office:value="1996" calcext:value-type="float">
            <text:p>1996</text:p>
          </table:table-cell>
          <table:table-cell office:value-type="float" office:value="8" calcext:value-type="float">
            <text:p>8</text:p>
          </table:table-cell>
          <table:table-cell/>
          <table:table-cell office:value-type="string" calcext:value-type="string">
            <text:p>Let $ \mathbb{N}_0$ denote the set of nonnegative integers. Find all  functions $ f$ from $ \mathbb{N}_0$ to itself such that</text:p>
            <text:p>\[ f(m + f(n)) = f(f(m)) + f(n)\qquad \text{for all} \; m, n \in \mathbb{N}_0.</text:p>
            <text:p>\]</text:p>
          </table:table-cell>
          <table:table-cell office:value-type="string" calcext:value-type="string">
            <text:p>https://artofproblemsolving.com/community/c3947_1996_imo_shortlist</text:p>
          </table:table-cell>
          <table:table-cell office:value-type="string" calcext:value-type="string">
            <text:p>Let $ \mathbb{N}_0$ denote the set of nonnegative integers. Find all  functions $ f$ from $ \mathbb{N}_0$ to itself such that</text:p>
            <text:p>\[ f(m + f(n)) = f(f(m)) + f(n)\qquad \text{for all} \; m, n \in \mathbb{N}_0.</text:p>
            <text:p>\]</text:p>
          </table:table-cell>
          <table:table-cell/>
        </table:table-row>
        <table:table-row table:style-name="ro2">
          <table:table-cell office:value-type="string" calcext:value-type="string">
            <text:p>1996 IMO Shortlist</text:p>
          </table:table-cell>
          <table:table-cell office:value-type="float" office:value="1996" calcext:value-type="float">
            <text:p>1996</text:p>
          </table:table-cell>
          <table:table-cell office:value-type="float" office:value="9" calcext:value-type="float">
            <text:p>9</text:p>
          </table:table-cell>
          <table:table-cell/>
          <table:table-cell office:value-type="string" calcext:value-type="string">
            <text:p>Let the sequence $ a(n), n = 1,2,3, \ldots$ be generated as follows with $ a(1) = 0,$ and for $ n &gt; 1:$</text:p>
            <text:p/>
            <text:p>\[ a(n) = a\left( \left \lfloor \frac{n}{2} \right \rfloor \right) + (-1)^{\frac{n(n+1)}{2}}.\]</text:p>
            <text:p/>
            <text:p>1.) Determine the maximum and minimum value of $ a(n)$ over $ n \leq 1996$ and find all $ n \leq 1996$ for which these extreme values are attained.</text:p>
            <text:p/>
            <text:p>2.) How many terms $ a(n), n \leq 1996,$ are equal to 0?</text:p>
          </table:table-cell>
          <table:table-cell office:value-type="string" calcext:value-type="string">
            <text:p>https://artofproblemsolving.com/community/c3947_1996_imo_shortlist</text:p>
          </table:table-cell>
          <table:table-cell office:value-type="string" calcext:value-type="string">
            <text:p>Let the sequence $ a(n), n = 1,2,3, \ldots$ be generated as follows with $ a(1) = 0,$ and for $ n &gt; 1:$</text:p>
            <text:p/>
            <text:p>\[ a(n) = a\left( \left \lfloor \frac{n}{2} \right \rfloor \right) + (-1)^{\frac{n(n+1)}{2}}.\]</text:p>
            <text:p/>
            <text:p>1.) Determine the maximum and minimum value of $ a(n)$ over $ n \leq 1996$ and find all $ n \leq 1996$ for which these extreme values are attained.</text:p>
            <text:p/>
            <text:p>2.) How many terms $ a(n), n \leq 1996,$ are equal to 0?</text:p>
          </table:table-cell>
          <table:table-cell/>
        </table:table-row>
        <table:table-row table:style-name="ro3">
          <table:table-cell office:value-type="string" calcext:value-type="string">
            <text:p>1996 IMO Shortlist</text:p>
          </table:table-cell>
          <table:table-cell office:value-type="float" office:value="1996" calcext:value-type="float">
            <text:p>1996</text:p>
          </table:table-cell>
          <table:table-cell office:value-type="float" office:value="1" calcext:value-type="float">
            <text:p>1</text:p>
          </table:table-cell>
          <table:table-cell/>
          <table:table-cell office:value-type="string" calcext:value-type="string">
            <text:p>Let $ ABC$ be a triangle, and $ H$ its orthocenter. Let $ P$ be a point on the circumcircle of triangle $ ABC$ (distinct from the vertices $ A$, $ B$, $ C$), and let $ E$ be the foot of the altitude of triangle $ ABC$ from the vertex $ B$. Let the parallel to the line $ BP$ through the point $ A$ meet the parallel to the line $ AP$ through the point $ B$ at a point $ Q$. Let the parallel to the line $ CP$ through the point $ A$ meet the parallel to the line $ AP$ through the point $ C$ at a point $ R$. The lines $ HR$ and $ AQ$ intersect at some point $ X$. Prove that the lines $ EX$ and $ AP$ are parallel.</text:p>
          </table:table-cell>
          <table:table-cell office:value-type="string" calcext:value-type="string">
            <text:p>https://artofproblemsolving.com/community/c3947_1996_imo_shortlist</text:p>
          </table:table-cell>
          <table:table-cell office:value-type="string" calcext:value-type="string">
            <text:p>Let $ ABC$ be a triangle, and $ H$ its orthocenter. Let $ P$ be a point on the circumcircle of triangle $ ABC$ (distinct from the vertices $ A$, $ B$, $ C$), and let $ E$ be the foot of the altitude of triangle $ ABC$ from the vertex $ B$. Let the parallel to the line $ BP$ through the point $ A$ meet the parallel to the line $ AP$ through the point $ B$ at a point $ Q$. Let the parallel to the line $ CP$ through the point $ A$ meet the parallel to the line $ AP$ through the point $ C$ at a point $ R$. The lines $ HR$ and $ AQ$ intersect at some point $ X$. Prove that the lines $ EX$ and $ AP$ are parallel.</text:p>
          </table:table-cell>
          <table:table-cell/>
        </table:table-row>
        <table:table-row table:style-name="ro7">
          <table:table-cell office:value-type="string" calcext:value-type="string">
            <text:p>1996 IMO Shortlist</text:p>
          </table:table-cell>
          <table:table-cell office:value-type="float" office:value="1996" calcext:value-type="float">
            <text:p>1996</text:p>
          </table:table-cell>
          <table:table-cell office:value-type="float" office:value="2" calcext:value-type="float">
            <text:p>2</text:p>
          </table:table-cell>
          <table:table-cell/>
          <table:table-cell office:value-type="string" calcext:value-type="string">
            <text:p>Let $ P$ be a point inside a triangle $ ABC$ such that</text:p>
            <text:p>\[ \angle APB - \angle ACB = \angle APC - \angle ABC.</text:p>
            <text:p>\]</text:p>
            <text:p>Let $ D$, $ E$ be the incenters of triangles $ APB$, $ APC$, respectively. Show that the lines $ AP$, $ BD$, $ CE$ meet at a point.</text:p>
          </table:table-cell>
          <table:table-cell office:value-type="string" calcext:value-type="string">
            <text:p>https://artofproblemsolving.com/community/c3947_1996_imo_shortlist</text:p>
          </table:table-cell>
          <table:table-cell office:value-type="string" calcext:value-type="string">
            <text:p>Let $ P$ be a point inside a triangle $ ABC$ such that</text:p>
            <text:p>\[ \angle APB - \angle ACB = \angle APC - \angle ABC.</text:p>
            <text:p>\]</text:p>
            <text:p>Let $ D$, $ E$ be the incenters of triangles $ APB$, $ APC$, respectively. Show that the lines $ AP$, $ BD$, $ CE$ meet at a point.</text:p>
          </table:table-cell>
          <table:table-cell/>
        </table:table-row>
        <table:table-row table:style-name="ro13">
          <table:table-cell office:value-type="string" calcext:value-type="string">
            <text:p>1996 IMO Shortlist</text:p>
          </table:table-cell>
          <table:table-cell office:value-type="float" office:value="1996" calcext:value-type="float">
            <text:p>1996</text:p>
          </table:table-cell>
          <table:table-cell office:value-type="float" office:value="3" calcext:value-type="float">
            <text:p>3</text:p>
          </table:table-cell>
          <table:table-cell/>
          <table:table-cell office:value-type="string" calcext:value-type="string">
            <text:p>Let $O$ be the circumcenter and $H$ the orthocenter of an acute-angled triangle $ABC$ such that $BC&gt;CA$. Let $F$ be the foot of the altitude $CH$ of triangle $ABC$. The perpendicular to the line $OF$ at the point $F$ intersects the line $AC$ at $P$. Prove that $\measuredangle FHP=\measuredangle BAC$.</text:p>
          </table:table-cell>
          <table:table-cell office:value-type="string" calcext:value-type="string">
            <text:p>https://artofproblemsolving.com/community/c3947_1996_imo_shortlist</text:p>
          </table:table-cell>
          <table:table-cell office:value-type="string" calcext:value-type="string">
            <text:p>Let $O$ be the circumcenter and $H$ the orthocenter of an acute-angled triangle $ABC$ such that $BC&gt;CA$. Let $F$ be the foot of the altitude $CH$ of triangle $ABC$. The perpendicular to the line $OF$ at the point $F$ intersects the line $AC$ at $P$. Prove that $\measuredangle FHP=\measuredangle BAC$.</text:p>
          </table:table-cell>
          <table:table-cell/>
        </table:table-row>
        <table:table-row table:style-name="ro13">
          <table:table-cell office:value-type="string" calcext:value-type="string">
            <text:p>1996 IMO Shortlist</text:p>
          </table:table-cell>
          <table:table-cell office:value-type="float" office:value="1996" calcext:value-type="float">
            <text:p>1996</text:p>
          </table:table-cell>
          <table:table-cell office:value-type="float" office:value="4" calcext:value-type="float">
            <text:p>4</text:p>
          </table:table-cell>
          <table:table-cell office:value-type="string" calcext:value-type="string">
            <text:p>A_1B_1 \cdot B_1C_1 \cdot C_1A_1 \ge A_1B \cdot B_1C \cdot C_1A</text:p>
          </table:table-cell>
          <table:table-cell office:value-type="string" calcext:value-type="string">
            <text:p>Let $ABC$ be an equilateral triangle and let $P$ be a point in its interior. Let the lines $AP$, $BP$, $CP$ meet the sides $BC$, $CA$, $AB$ at the points $A_1$, $B_1$, $C_1$, respectively. Prove that</text:p>
          </table:table-cell>
          <table:table-cell office:value-type="string" calcext:value-type="string">
            <text:p>https://artofproblemsolving.com/community/c3947_1996_imo_shortlist</text:p>
          </table:table-cell>
          <table:table-cell office:value-type="string" calcext:value-type="string">
            <text:p>Let $ABC$ be an equilateral triangle and let $P$ be a point in its interior. Let the lines $AP$, $BP$, $CP$ meet the sides $BC$, $CA$, $AB$ at the points $A_1$, $B_1$, $C_1$, respectively. Prove that</text:p>
            <text:p/>
            <text:p>$A_1B_1 \cdot B_1C_1 \cdot C_1A_1 \ge A_1B \cdot B_1C \cdot C_1A$.</text:p>
          </table:table-cell>
          <table:table-cell/>
        </table:table-row>
        <table:table-row table:style-name="ro7">
          <table:table-cell office:value-type="string" calcext:value-type="string">
            <text:p>1996 IMO Shortlist</text:p>
          </table:table-cell>
          <table:table-cell office:value-type="float" office:value="1996" calcext:value-type="float">
            <text:p>1996</text:p>
          </table:table-cell>
          <table:table-cell office:value-type="float" office:value="5" calcext:value-type="float">
            <text:p>5</text:p>
          </table:table-cell>
          <table:table-cell/>
          <table:table-cell office:value-type="string" calcext:value-type="string">
            <text:p>Let $ ABCDEF$ be a convex hexagon such that $ AB$ is parallel to  $ DE$, $ BC$ is parallel to $ EF$, and $ CD$ is parallel to $ FA$. Let  $ R_{A},R_{C},R_{E}$ denote the circumradii of triangles $ FAB,BCD,DEF$, respectively, and let $ P$ denote the perimeter of the hexagon. Prove that</text:p>
            <text:p>\[ R_{A} + R_{C} + R_{E}\geq \frac {P}{2}.</text:p>
            <text:p>\]</text:p>
          </table:table-cell>
          <table:table-cell office:value-type="string" calcext:value-type="string">
            <text:p>https://artofproblemsolving.com/community/c3947_1996_imo_shortlist</text:p>
          </table:table-cell>
          <table:table-cell office:value-type="string" calcext:value-type="string">
            <text:p>Let $ ABCDEF$ be a convex hexagon such that $ AB$ is parallel to  $ DE$, $ BC$ is parallel to $ EF$, and $ CD$ is parallel to $ FA$. Let  $ R_{A},R_{C},R_{E}$ denote the circumradii of triangles $ FAB,BCD,DEF$, respectively, and let $ P$ denote the perimeter of the hexagon. Prove that</text:p>
            <text:p>\[ R_{A} + R_{C} + R_{E}\geq \frac {P}{2}.</text:p>
            <text:p>\]</text:p>
          </table:table-cell>
          <table:table-cell/>
        </table:table-row>
        <table:table-row table:style-name="ro13">
          <table:table-cell office:value-type="string" calcext:value-type="string">
            <text:p>1996 IMO Shortlist</text:p>
          </table:table-cell>
          <table:table-cell office:value-type="float" office:value="1996" calcext:value-type="float">
            <text:p>1996</text:p>
          </table:table-cell>
          <table:table-cell office:value-type="float" office:value="6" calcext:value-type="float">
            <text:p>6</text:p>
          </table:table-cell>
          <table:table-cell/>
          <table:table-cell office:value-type="string" calcext:value-type="string">
            <text:p>Let the sides of two rectangles be $ \{a,b\}$ and $ \{c,d\},$ respectively, with $ a &lt; c \leq d &lt; b$ and $ ab &lt; cd.$ Prove that the first rectangle can be placed within the second one if and only if</text:p>
            <text:p/>
            <text:p>\[ \left(b^2 - a^2\right)^2 \leq \left(bc - ad \right)^2 + \left(bd - ac \right)^2.\]</text:p>
          </table:table-cell>
          <table:table-cell office:value-type="string" calcext:value-type="string">
            <text:p>https://artofproblemsolving.com/community/c3947_1996_imo_shortlist</text:p>
          </table:table-cell>
          <table:table-cell office:value-type="string" calcext:value-type="string">
            <text:p>Let the sides of two rectangles be $ \{a,b\}$ and $ \{c,d\},$ respectively, with $ a &lt; c \leq d &lt; b$ and $ ab &lt; cd.$ Prove that the first rectangle can be placed within the second one if and only if</text:p>
            <text:p/>
            <text:p>\[ \left(b^2 - a^2\right)^2 \leq \left(bc - ad \right)^2 + \left(bd - ac \right)^2.\]</text:p>
          </table:table-cell>
          <table:table-cell/>
        </table:table-row>
        <table:table-row table:style-name="ro7">
          <table:table-cell office:value-type="string" calcext:value-type="string">
            <text:p>1996 IMO Shortlist</text:p>
          </table:table-cell>
          <table:table-cell office:value-type="float" office:value="1996" calcext:value-type="float">
            <text:p>1996</text:p>
          </table:table-cell>
          <table:table-cell office:value-type="float" office:value="7" calcext:value-type="float">
            <text:p>7</text:p>
          </table:table-cell>
          <table:table-cell/>
          <table:table-cell office:value-type="string" calcext:value-type="string">
            <text:p>Let $ABC$ be an acute triangle with circumcenter $O$ and circumradius $R$. $AO$ meets the circumcircle of $BOC$ at $A'$, $BO$ meets the circumcircle of $COA$ at $B'$ and $CO$ meets the circumcircle of $AOB$ at $C'$. Prove that \[OA'\cdot OB'\cdot OC'\geq 8R^{3}.\] Sorry if this has been posted before since this is a very classical problem, but I failed to find it with the search-function.</text:p>
          </table:table-cell>
          <table:table-cell office:value-type="string" calcext:value-type="string">
            <text:p>https://artofproblemsolving.com/community/c3947_1996_imo_shortlist</text:p>
          </table:table-cell>
          <table:table-cell office:value-type="string" calcext:value-type="string">
            <text:p>Let $ABC$ be an acute triangle with circumcenter $O$ and circumradius $R$. $AO$ meets the circumcircle of $BOC$ at $A'$, $BO$ meets the circumcircle of $COA$ at $B'$ and $CO$ meets the circumcircle of $AOB$ at $C'$. Prove that \[OA'\cdot OB'\cdot OC'\geq 8R^{3}.\] Sorry if this has been posted before since this is a very classical problem, but I failed to find it with the search-function.</text:p>
          </table:table-cell>
          <table:table-cell/>
        </table:table-row>
        <table:table-row table:style-name="ro4">
          <table:table-cell office:value-type="string" calcext:value-type="string">
            <text:p>1996 IMO Shortlist</text:p>
          </table:table-cell>
          <table:table-cell office:value-type="float" office:value="1996" calcext:value-type="float">
            <text:p>1996</text:p>
          </table:table-cell>
          <table:table-cell office:value-type="float" office:value="8" calcext:value-type="float">
            <text:p>8</text:p>
          </table:table-cell>
          <table:table-cell/>
          <table:table-cell office:value-type="string" calcext:value-type="string">
            <text:p>Let $ ABCD$ be a convex quadrilateral, and let $ R_A, R_B, R_C, R_D$ denote the circumradii of the triangles <text:s/>$ DAB, ABC, BCD, CDA,$ respectively. Prove that $ R_A + R_C &gt; R_B + R_D$ if and only if <text:s/>$ \angle A + \angle C &gt; \angle B + \angle D.$</text:p>
          </table:table-cell>
          <table:table-cell office:value-type="string" calcext:value-type="string">
            <text:p>https://artofproblemsolving.com/community/c3947_1996_imo_shortlist</text:p>
          </table:table-cell>
          <table:table-cell office:value-type="string" calcext:value-type="string">
            <text:p>Let $ ABCD$ be a convex quadrilateral, and let $ R_A, R_B, R_C, R_D$ denote the circumradii of the triangles <text:s/>$ DAB, ABC, BCD, CDA,$ respectively. Prove that $ R_A + R_C &gt; R_B + R_D$ if and only if <text:s/>$ \angle A + \angle C &gt; \angle B + \angle D.$</text:p>
          </table:table-cell>
          <table:table-cell/>
        </table:table-row>
        <table:table-row table:style-name="ro13">
          <table:table-cell office:value-type="string" calcext:value-type="string">
            <text:p>1996 IMO Shortlist</text:p>
          </table:table-cell>
          <table:table-cell office:value-type="float" office:value="1996" calcext:value-type="float">
            <text:p>1996</text:p>
          </table:table-cell>
          <table:table-cell office:value-type="float" office:value="9" calcext:value-type="float">
            <text:p>9</text:p>
          </table:table-cell>
          <table:table-cell/>
          <table:table-cell office:value-type="string" calcext:value-type="string">
            <text:p>In the plane, consider a point $ X$ and a polygon $ \mathcal{F}$ (which is not necessarily convex). Let $ p$ denote the perimeter of $ \mathcal{F}$, let $ d$ be the sum of the distances from the point $ X$ to the vertices of $ \mathcal{F}$, and let $ h$ be the sum of the distances from the point $ X$ to the sidelines of $ \mathcal{F}$. Prove that $ d^2 - h^2\geq\frac {p^2}{4}.$</text:p>
          </table:table-cell>
          <table:table-cell office:value-type="string" calcext:value-type="string">
            <text:p>https://artofproblemsolving.com/community/c3947_1996_imo_shortlist</text:p>
          </table:table-cell>
          <table:table-cell office:value-type="string" calcext:value-type="string">
            <text:p>In the plane, consider a point $ X$ and a polygon $ \mathcal{F}$ (which is not necessarily convex). Let $ p$ denote the perimeter of $ \mathcal{F}$, let $ d$ be the sum of the distances from the point $ X$ to the vertices of $ \mathcal{F}$, and let $ h$ be the sum of the distances from the point $ X$ to the sidelines of $ \mathcal{F}$. Prove that $ d^2 - h^2\geq\frac {p^2}{4}.$</text:p>
          </table:table-cell>
          <table:table-cell/>
        </table:table-row>
        <table:table-row table:style-name="ro7">
          <table:table-cell office:value-type="string" calcext:value-type="string">
            <text:p>1996 IMO Shortlist</text:p>
          </table:table-cell>
          <table:table-cell office:value-type="float" office:value="1996" calcext:value-type="float">
            <text:p>1996</text:p>
          </table:table-cell>
          <table:table-cell office:value-type="float" office:value="1" calcext:value-type="float">
            <text:p>1</text:p>
          </table:table-cell>
          <table:table-cell/>
          <table:table-cell office:value-type="string" calcext:value-type="string">
            <text:p>Four integers are marked on a circle. On each step we simultaneously replace each number by the difference between this number and next number on the circle, moving in a clockwise direction; that is, the numbers $ a,b,c,d$ are replaced by $ a-b,b-c,c-d,d-a.$ Is it possible after 1996 such to have numbers $ a,b,c,d$ such the numbers $ |bc-ad|, |ac - bd|, |ab - cd|$ are primes?</text:p>
          </table:table-cell>
          <table:table-cell office:value-type="string" calcext:value-type="string">
            <text:p>https://artofproblemsolving.com/community/c3947_1996_imo_shortlist</text:p>
          </table:table-cell>
          <table:table-cell office:value-type="string" calcext:value-type="string">
            <text:p>Four integers are marked on a circle. On each step we simultaneously replace each number by the difference between this number and next number on the circle, moving in a clockwise direction; that is, the numbers $ a,b,c,d$ are replaced by $ a-b,b-c,c-d,d-a.$ Is it possible after 1996 such to have numbers $ a,b,c,d$ such the numbers $ |bc-ad|, |ac - bd|, |ab - cd|$ are primes?</text:p>
          </table:table-cell>
          <table:table-cell/>
        </table:table-row>
        <table:table-row table:style-name="ro4">
          <table:table-cell office:value-type="string" calcext:value-type="string">
            <text:p>1996 IMO Shortlist</text:p>
          </table:table-cell>
          <table:table-cell office:value-type="float" office:value="1996" calcext:value-type="float">
            <text:p>1996</text:p>
          </table:table-cell>
          <table:table-cell office:value-type="float" office:value="2" calcext:value-type="float">
            <text:p>2</text:p>
          </table:table-cell>
          <table:table-cell/>
          <table:table-cell office:value-type="string" calcext:value-type="string">
            <text:p>The positive integers $ a$ and $ b$ are such that the numbers <text:s/>$ 15a + 16b$ and $ 16a - 15b$ are both squares of positive integers. What is the least possible value that can be taken on by the smaller of these two squares?</text:p>
          </table:table-cell>
          <table:table-cell office:value-type="string" calcext:value-type="string">
            <text:p>https://artofproblemsolving.com/community/c3947_1996_imo_shortlist</text:p>
          </table:table-cell>
          <table:table-cell office:value-type="string" calcext:value-type="string">
            <text:p>The positive integers $ a$ and $ b$ are such that the numbers <text:s/>$ 15a + 16b$ and $ 16a - 15b$ are both squares of positive integers. What is the least possible value that can be taken on by the smaller of these two squares?</text:p>
          </table:table-cell>
          <table:table-cell/>
        </table:table-row>
        <table:table-row table:style-name="ro10">
          <table:table-cell office:value-type="string" calcext:value-type="string">
            <text:p>1996 IMO Shortlist</text:p>
          </table:table-cell>
          <table:table-cell office:value-type="float" office:value="1996" calcext:value-type="float">
            <text:p>1996</text:p>
          </table:table-cell>
          <table:table-cell office:value-type="float" office:value="3" calcext:value-type="float">
            <text:p>3</text:p>
          </table:table-cell>
          <table:table-cell/>
          <table:table-cell office:value-type="string" calcext:value-type="string">
            <text:p>A finite sequence of integers $ a_0, a_1, \ldots, a_n$ is called quadratic if for each $ i$ in the set $ \{1,2 \ldots, n\}$ we have the equality $ |a_i - a_{i-1}| = i^2.$</text:p>
            <text:p/>
            <text:p>a.) Prove that any two integers $ b$ and $ c,$ there exists a natural number $ n$ and a quadratic sequence with $ a_0 = b$ and $ a_n = c.$</text:p>
            <text:p/>
            <text:p>b.) Find the smallest natural number $ n$ for which there exists a quadratic sequence with  $ a_0 = 0$ and $ a_n = 1996.$</text:p>
          </table:table-cell>
          <table:table-cell office:value-type="string" calcext:value-type="string">
            <text:p>https://artofproblemsolving.com/community/c3947_1996_imo_shortlist</text:p>
          </table:table-cell>
          <table:table-cell office:value-type="string" calcext:value-type="string">
            <text:p>A finite sequence of integers $ a_0, a_1, \ldots, a_n$ is called quadratic if for each $ i$ in the set $ \{1,2 \ldots, n\}$ we have the equality $ |a_i - a_{i-1}| = i^2.$</text:p>
            <text:p/>
            <text:p>a.) Prove that any two integers $ b$ and $ c,$ there exists a natural number $ n$ and a quadratic sequence with $ a_0 = b$ and $ a_n = c.$</text:p>
            <text:p/>
            <text:p>b.) Find the smallest natural number $ n$ for which there exists a quadratic sequence with  $ a_0 = 0$ and $ a_n = 1996.$</text:p>
          </table:table-cell>
          <table:table-cell/>
        </table:table-row>
        <table:table-row table:style-name="ro13">
          <table:table-cell office:value-type="string" calcext:value-type="string">
            <text:p>1996 IMO Shortlist</text:p>
          </table:table-cell>
          <table:table-cell office:value-type="float" office:value="1996" calcext:value-type="float">
            <text:p>1996</text:p>
          </table:table-cell>
          <table:table-cell office:value-type="float" office:value="4" calcext:value-type="float">
            <text:p>4</text:p>
          </table:table-cell>
          <table:table-cell/>
          <table:table-cell office:value-type="string" calcext:value-type="string">
            <text:p>Find all positive integers $ a$ and $ b$ for which</text:p>
            <text:p/>
            <text:p>\[ \left \lfloor \frac{a^2}{b} \right \rfloor + \left \lfloor \frac{b^2}{a} \right \rfloor = \left \lfloor \frac{a^2 + b^2}{ab} \right \rfloor + ab.\]</text:p>
          </table:table-cell>
          <table:table-cell office:value-type="string" calcext:value-type="string">
            <text:p>https://artofproblemsolving.com/community/c3947_1996_imo_shortlist</text:p>
          </table:table-cell>
          <table:table-cell office:value-type="string" calcext:value-type="string">
            <text:p>Find all positive integers $ a$ and $ b$ for which</text:p>
            <text:p/>
            <text:p>\[ \left \lfloor \frac{a^2}{b} \right \rfloor + \left \lfloor \frac{b^2}{a} \right \rfloor = \left \lfloor \frac{a^2 + b^2}{ab} \right \rfloor + ab.\]</text:p>
          </table:table-cell>
          <table:table-cell/>
        </table:table-row>
        <table:table-row table:style-name="ro13">
          <table:table-cell office:value-type="string" calcext:value-type="string">
            <text:p>1996 IMO Shortlist</text:p>
          </table:table-cell>
          <table:table-cell office:value-type="float" office:value="1996" calcext:value-type="float">
            <text:p>1996</text:p>
          </table:table-cell>
          <table:table-cell office:value-type="float" office:value="5" calcext:value-type="float">
            <text:p>5</text:p>
          </table:table-cell>
          <table:table-cell/>
          <table:table-cell office:value-type="string" calcext:value-type="string">
            <text:p>Show that there exists a bijective function $ f: \mathbb{N}_{0}\to \mathbb{N}_{0}$ such that for all $ m,n\in \mathbb{N}_{0}$:</text:p>
            <text:p>\[ f(3mn + m + n) = 4f(m)f(n) + f(m) + f(n).</text:p>
            <text:p>\]</text:p>
          </table:table-cell>
          <table:table-cell office:value-type="string" calcext:value-type="string">
            <text:p>https://artofproblemsolving.com/community/c3947_1996_imo_shortlist</text:p>
          </table:table-cell>
          <table:table-cell office:value-type="string" calcext:value-type="string">
            <text:p>Show that there exists a bijective function $ f: \mathbb{N}_{0}\to \mathbb{N}_{0}$ such that for all $ m,n\in \mathbb{N}_{0}$:</text:p>
            <text:p>\[ f(3mn + m + n) = 4f(m)f(n) + f(m) + f(n).</text:p>
            <text:p>\]</text:p>
          </table:table-cell>
          <table:table-cell/>
        </table:table-row>
        <table:table-row table:style-name="ro11">
          <table:table-cell office:value-type="string" calcext:value-type="string">
            <text:p>1996 IMO Shortlist</text:p>
          </table:table-cell>
          <table:table-cell office:value-type="float" office:value="1996" calcext:value-type="float">
            <text:p>1996</text:p>
          </table:table-cell>
          <table:table-cell office:value-type="float" office:value="1" calcext:value-type="float">
            <text:p>1</text:p>
          </table:table-cell>
          <table:table-cell/>
          <table:table-cell office:value-type="string" calcext:value-type="string">
            <text:p>We are given a positive integer $ r$ and a rectangular board $ ABCD$ with dimensions $ AB = 20, BC = 12$. The rectangle is divided into a grid of $ 20 \times 12$ unit squares. The following moves are permitted on the board: one can move from one square to another only if the distance between the centers of the two squares is $ \sqrt {r}$. The task is to find a sequence of moves leading from the square with $ A$ as a vertex to the square with $ B$ as a vertex.</text:p>
            <text:p/>
            <text:p>(a) Show that the task cannot be done if $ r$ is divisible by 2 or 3.</text:p>
            <text:p/>
            <text:p>(b) Prove that the task is possible when $ r = 73$.</text:p>
            <text:p/>
            <text:p>(c) Can the task be done when $ r = 97$?</text:p>
          </table:table-cell>
          <table:table-cell office:value-type="string" calcext:value-type="string">
            <text:p>https://artofproblemsolving.com/community/c3947_1996_imo_shortlist</text:p>
          </table:table-cell>
          <table:table-cell office:value-type="string" calcext:value-type="string">
            <text:p>We are given a positive integer $ r$ and a rectangular board $ ABCD$ with dimensions $ AB = 20, BC = 12$. The rectangle is divided into a grid of $ 20 \times 12$ unit squares. The following moves are permitted on the board: one can move from one square to another only if the distance between the centers of the two squares is $ \sqrt {r}$. The task is to find a sequence of moves leading from the square with $ A$ as a vertex to the square with $ B$ as a vertex.</text:p>
            <text:p/>
            <text:p>(a) Show that the task cannot be done if $ r$ is divisible by 2 or 3.</text:p>
            <text:p/>
            <text:p>(b) Prove that the task is possible when $ r = 73$.</text:p>
            <text:p/>
            <text:p>(c) Can the task be done when $ r = 97$?</text:p>
          </table:table-cell>
          <table:table-cell/>
        </table:table-row>
        <table:table-row table:style-name="ro7">
          <table:table-cell office:value-type="string" calcext:value-type="string">
            <text:p>1996 IMO Shortlist</text:p>
          </table:table-cell>
          <table:table-cell office:value-type="float" office:value="1996" calcext:value-type="float">
            <text:p>1996</text:p>
          </table:table-cell>
          <table:table-cell office:value-type="float" office:value="2" calcext:value-type="float">
            <text:p>2</text:p>
          </table:table-cell>
          <table:table-cell/>
          <table:table-cell office:value-type="string" calcext:value-type="string">
            <text:p>A square $ (n - 1) \times (n - 1)$ is divided into $ (n - 1)^2$ unit squares in the usual manner. Each of the $ n^2$ vertices of these squares is to be coloured red or blue. Find the number of different colourings such that each unit square has exactly two red vertices. (Two colouring schemse are regarded as different if at least one vertex is coloured differently in the two schemes.)</text:p>
          </table:table-cell>
          <table:table-cell office:value-type="string" calcext:value-type="string">
            <text:p>https://artofproblemsolving.com/community/c3947_1996_imo_shortlist</text:p>
          </table:table-cell>
          <table:table-cell office:value-type="string" calcext:value-type="string">
            <text:p>A square $ (n - 1) \times (n - 1)$ is divided into $ (n - 1)^2$ unit squares in the usual manner. Each of the $ n^2$ vertices of these squares is to be coloured red or blue. Find the number of different colourings such that each unit square has exactly two red vertices. (Two colouring schemse are regarded as different if at least one vertex is coloured differently in the two schemes.)</text:p>
          </table:table-cell>
          <table:table-cell/>
        </table:table-row>
        <table:table-row table:style-name="ro4">
          <table:table-cell office:value-type="string" calcext:value-type="string">
            <text:p>1996 IMO Shortlist</text:p>
          </table:table-cell>
          <table:table-cell office:value-type="float" office:value="1996" calcext:value-type="float">
            <text:p>1996</text:p>
          </table:table-cell>
          <table:table-cell office:value-type="float" office:value="3" calcext:value-type="float">
            <text:p>3</text:p>
          </table:table-cell>
          <table:table-cell/>
          <table:table-cell office:value-type="string" calcext:value-type="string">
            <text:p>Let $ k,m,n$ be integers such that $ 1 &lt; n \leq m - 1 \leq k.$ Determine the maximum size of a subset $ S$ of the set $ \{1,2,3, \ldots, k-1,k\}$ such that no $ n$ distinct elements of $ S$ add up to $ m.$</text:p>
          </table:table-cell>
          <table:table-cell office:value-type="string" calcext:value-type="string">
            <text:p>https://artofproblemsolving.com/community/c3947_1996_imo_shortlist</text:p>
          </table:table-cell>
          <table:table-cell office:value-type="string" calcext:value-type="string">
            <text:p>Let $ k,m,n$ be integers such that $ 1 &lt; n \leq m - 1 \leq k.$ Determine the maximum size of a subset $ S$ of the set $ \{1,2,3, \ldots, k-1,k\}$ such that no $ n$ distinct elements of $ S$ add up to $ m.$</text:p>
          </table:table-cell>
          <table:table-cell/>
        </table:table-row>
        <table:table-row table:style-name="ro10">
          <table:table-cell office:value-type="string" calcext:value-type="string">
            <text:p>1996 IMO Shortlist</text:p>
          </table:table-cell>
          <table:table-cell office:value-type="float" office:value="1996" calcext:value-type="float">
            <text:p>1996</text:p>
          </table:table-cell>
          <table:table-cell office:value-type="float" office:value="4" calcext:value-type="float">
            <text:p>4</text:p>
          </table:table-cell>
          <table:table-cell/>
          <table:table-cell office:value-type="string" calcext:value-type="string">
            <text:p>Determine whether or nor there exist two disjoint infinite sets $ A$ and $ B$ of points in the plane satisfying the following conditions:</text:p>
            <text:p/>
            <text:p>a.) No three points in $ A \cup B$ are collinear, and the distance between any two points in $ A \cup B$ is at least 1.</text:p>
            <text:p/>
            <text:p>b.) There is a point of $ A$ in any triangle whose vertices are in $ B,$ and there is a point of $ B$ in any triangle whose vertices are in $ A.$</text:p>
          </table:table-cell>
          <table:table-cell office:value-type="string" calcext:value-type="string">
            <text:p>https://artofproblemsolving.com/community/c3947_1996_imo_shortlist</text:p>
          </table:table-cell>
          <table:table-cell office:value-type="string" calcext:value-type="string">
            <text:p>Determine whether or nor there exist two disjoint infinite sets $ A$ and $ B$ of points in the plane satisfying the following conditions:</text:p>
            <text:p/>
            <text:p>a.) No three points in $ A \cup B$ are collinear, and the distance between any two points in $ A \cup B$ is at least 1.</text:p>
            <text:p/>
            <text:p>b.) There is a point of $ A$ in any triangle whose vertices are in $ B,$ and there is a point of $ B$ in any triangle whose vertices are in $ A.$</text:p>
          </table:table-cell>
          <table:table-cell/>
        </table:table-row>
        <table:table-row table:style-name="ro10">
          <table:table-cell office:value-type="string" calcext:value-type="string">
            <text:p>1996 IMO Shortlist</text:p>
          </table:table-cell>
          <table:table-cell office:value-type="float" office:value="1996" calcext:value-type="float">
            <text:p>1996</text:p>
          </table:table-cell>
          <table:table-cell office:value-type="float" office:value="5" calcext:value-type="float">
            <text:p>5</text:p>
          </table:table-cell>
          <table:table-cell/>
          <table:table-cell office:value-type="string" calcext:value-type="string">
            <text:p>Let $ p,q,n$ be three positive integers with $ p + q &lt; n$. Let $ (x_{0},x_{1},\cdots ,x_{n})$ be an $ (n + 1)$-tuple of integers satisfying the following conditions :</text:p>
            <text:p/>
            <text:p>(a) $ x_{0} = x_{n} = 0$, and</text:p>
            <text:p/>
            <text:p>(b) For each $ i$ with $ 1\leq i\leq n$, either $ x_{i} - x_{i - 1} = p$ or $ x_{i} - x_{i - 1} = - q$.</text:p>
            <text:p/>
            <text:p>Show that there exist indices $ i &lt; j$ with $ (i,j)\neq (0,n)$, such that $ x_{i} = x_{j}$.</text:p>
          </table:table-cell>
          <table:table-cell office:value-type="string" calcext:value-type="string">
            <text:p>https://artofproblemsolving.com/community/c3947_1996_imo_shortlist</text:p>
          </table:table-cell>
          <table:table-cell office:value-type="string" calcext:value-type="string">
            <text:p>Let $ p,q,n$ be three positive integers with $ p + q &lt; n$. Let $ (x_{0},x_{1},\cdots ,x_{n})$ be an $ (n + 1)$-tuple of integers satisfying the following conditions :</text:p>
            <text:p/>
            <text:p>(a) $ x_{0} = x_{n} = 0$, and</text:p>
            <text:p/>
            <text:p>(b) For each $ i$ with $ 1\leq i\leq n$, either $ x_{i} - x_{i - 1} = p$ or $ x_{i} - x_{i - 1} = - q$.</text:p>
            <text:p/>
            <text:p>Show that there exist indices $ i &lt; j$ with $ (i,j)\neq (0,n)$, such that $ x_{i} = x_{j}$.</text:p>
          </table:table-cell>
          <table:table-cell/>
        </table:table-row>
        <table:table-row table:style-name="ro3">
          <table:table-cell office:value-type="string" calcext:value-type="string">
            <text:p>1996 IMO Shortlist</text:p>
          </table:table-cell>
          <table:table-cell office:value-type="float" office:value="1996" calcext:value-type="float">
            <text:p>1996</text:p>
          </table:table-cell>
          <table:table-cell office:value-type="float" office:value="6" calcext:value-type="float">
            <text:p>6</text:p>
          </table:table-cell>
          <table:table-cell/>
          <table:table-cell office:value-type="string" calcext:value-type="string">
            <text:p>A finite number of coins are placed on an infinite row of squares. A sequence of moves is performed as follows: at each stage a square containing more than one coin is chosen. Two coins are taken from this square; one of them is placed on the square immediately to the left while the other is placed on the square immediately to the right of the chosen square. The sequence terminates if at some point there is at most one coin on each square. Given some initial configuration, show that any legal sequence of moves will terminate after the same number of steps and with the same final configuration.</text:p>
          </table:table-cell>
          <table:table-cell office:value-type="string" calcext:value-type="string">
            <text:p>https://artofproblemsolving.com/community/c3947_1996_imo_shortlist</text:p>
          </table:table-cell>
          <table:table-cell office:value-type="string" calcext:value-type="string">
            <text:p>A finite number of coins are placed on an infinite row of squares. A sequence of moves is performed as follows: at each stage a square containing more than one coin is chosen. Two coins are taken from this square; one of them is placed on the square immediately to the left while the other is placed on the square immediately to the right of the chosen square. The sequence terminates if at some point there is at most one coin on each square. Given some initial configuration, show that any legal sequence of moves will terminate after the same number of steps and with the same final configuration.</text:p>
          </table:table-cell>
          <table:table-cell/>
        </table:table-row>
        <table:table-row table:style-name="ro5">
          <table:table-cell office:value-type="string" calcext:value-type="string">
            <text:p>1996 IMO Shortlist</text:p>
          </table:table-cell>
          <table:table-cell office:value-type="float" office:value="1996" calcext:value-type="float">
            <text:p>1996</text:p>
          </table:table-cell>
          <table:table-cell office:value-type="float" office:value="7" calcext:value-type="float">
            <text:p>7</text:p>
          </table:table-cell>
          <table:table-cell/>
          <table:table-cell office:value-type="string" calcext:value-type="string">
            <text:p>let $ V$ be a finitive  set and $ g$ and $ f$ be two injective surjective functions from $ V$to$ V$.let $ T$ and $ S$ be two sets such that they are defined as following"</text:p>
            <text:p>$ S = \{w \in V: f(f(w)) = g(g(w))\}$</text:p>
            <text:p>$ T = \{w \in V: f(g(w)) = g(f(w))\}$</text:p>
            <text:p>we know that $ S \cup T = V$, prove:</text:p>
            <text:p>for each $ w \in V : f(w) \in S$ if and only if $ g(w) \in S$</text:p>
          </table:table-cell>
          <table:table-cell office:value-type="string" calcext:value-type="string">
            <text:p>https://artofproblemsolving.com/community/c3947_1996_imo_shortlist</text:p>
          </table:table-cell>
          <table:table-cell office:value-type="string" calcext:value-type="string">
            <text:p>let $ V$ be a finitive  set and $ g$ and $ f$ be two injective surjective functions from $ V$to$ V$.let $ T$ and $ S$ be two sets such that they are defined as following"</text:p>
            <text:p>$ S = \{w \in V: f(f(w)) = g(g(w))\}$</text:p>
            <text:p>$ T = \{w \in V: f(g(w)) = g(f(w))\}$</text:p>
            <text:p>we know that $ S \cup T = V$, prove:</text:p>
            <text:p>for each $ w \in V : f(w) \in S$ if and only if $ g(w) \in S$</text:p>
          </table:table-cell>
          <table:table-cell/>
        </table:table-row>
        <table:table-row table:style-name="ro13">
          <table:table-cell office:value-type="string" calcext:value-type="string">
            <text:p>1995 IMO Shortlist</text:p>
          </table:table-cell>
          <table:table-cell office:value-type="float" office:value="1995" calcext:value-type="float">
            <text:p>1995</text:p>
          </table:table-cell>
          <table:table-cell office:value-type="float" office:value="1" calcext:value-type="float">
            <text:p>1</text:p>
          </table:table-cell>
          <table:table-cell/>
          <table:table-cell office:value-type="string" calcext:value-type="string">
            <text:p>Let $ a$, $ b$, $ c$ be positive real numbers such that $ abc = 1$. Prove that</text:p>
            <text:p>\[ \frac {1}{a^{3}\left(b + c\right)} + \frac {1}{b^{3}\left(c + a\right)} + \frac {1}{c^{3}\left(a + b\right)}\geq \frac {3}{2}.</text:p>
            <text:p>\]</text:p>
          </table:table-cell>
          <table:table-cell office:value-type="string" calcext:value-type="string">
            <text:p>https://artofproblemsolving.com/community/c3946_1995_imo_shortlist</text:p>
          </table:table-cell>
          <table:table-cell office:value-type="string" calcext:value-type="string">
            <text:p>Let $ a$, $ b$, $ c$ be positive real numbers such that $ abc = 1$. Prove that</text:p>
            <text:p>\[ \frac {1}{a^{3}\left(b + c\right)} + \frac {1}{b^{3}\left(c + a\right)} + \frac {1}{c^{3}\left(a + b\right)}\geq \frac {3}{2}.</text:p>
            <text:p>\]</text:p>
          </table:table-cell>
          <table:table-cell/>
        </table:table-row>
        <table:table-row table:style-name="ro3">
          <table:table-cell office:value-type="string" calcext:value-type="string">
            <text:p>1995 IMO Shortlist</text:p>
          </table:table-cell>
          <table:table-cell office:value-type="float" office:value="1995" calcext:value-type="float">
            <text:p>1995</text:p>
          </table:table-cell>
          <table:table-cell table:number-columns-repeated="2"/>
          <table:table-cell office:value-type="string" office:string-value="Click for solution&#10;&#10;From Cauchy we have  \[ \left( \frac{1}{a^{3}(b+c)}+\frac{1}{b^{3}(c+a)}+\frac{1}{c^{3}(a+b)}\right) \Big( a(b+c)+b(c+a)+c(a+b) \Big) \geq \left( \frac 1a +\frac 1b+ \frac 1c \right)^2 \] and as $\frac 1a + \frac 1b + \frac 1c = ab+bc+ca$ we obtain that \[ \left( \frac{1}{a^{3}(b+c)}+\frac{1}{b^{3}(c+a)}+\frac{1}{c^{3}(a+b)}\right) \geq \frac{ ab+bc+ca} 2 \geq \frac{\sqrt [3]{a^2b^2c^2}}{2} = \frac 32 \] which is what we wanted to prove." calcext:value-type="string">
            <text:p>Click for solution</text:p>
            <text:p/>
            <text:p>From Cauchy we have  \[ \left( \frac{1}{a^{3}(b+c)}+\frac{1}{b^{3}(c+a)}+\frac{1}{c^{3}(a+b)}\right) \Big( a(b+c)+b(c+a)+c(a+b) \Big) \geq \left( \frac 1a +\frac 1b+ \frac 1c \right)^2 \] and as $\frac 1a + \frac 1b + \frac 1c = ab+bc+ca$ we obtain that \[ \left( \frac{1}{a^{3}(b+c)}+\frac{1}{b^{3}(c+a)}+\frac{1}{c^{3}(a+b)}\right) \geq \frac{ ab+bc+ca} 2 \geq \frac{\sqrt [3]{a^2b^2c^2}}{2} = \frac 32 \] which is what we wanted to prove.</text:p>
          </table:table-cell>
          <table:table-cell office:value-type="string" calcext:value-type="string">
            <text:p>https://artofproblemsolving.com/community/c3946_1995_imo_shortlist</text:p>
          </table:table-cell>
          <table:table-cell office:value-type="string" office:string-value="Click for solution&#10;&#10;From Cauchy we have  \[ \left( \frac{1}{a^{3}(b+c)}+\frac{1}{b^{3}(c+a)}+\frac{1}{c^{3}(a+b)}\right) \Big( a(b+c)+b(c+a)+c(a+b) \Big) \geq \left( \frac 1a +\frac 1b+ \frac 1c \right)^2 \] and as $\frac 1a + \frac 1b + \frac 1c = ab+bc+ca$ we obtain that \[ \left( \frac{1}{a^{3}(b+c)}+\frac{1}{b^{3}(c+a)}+\frac{1}{c^{3}(a+b)}\right) \geq \frac{ ab+bc+ca} 2 \geq \frac{\sqrt [3]{a^2b^2c^2}}{2} = \frac 32 \] which is what we wanted to prove." calcext:value-type="string">
            <text:p>Click for solution</text:p>
            <text:p/>
            <text:p>From Cauchy we have  \[ \left( \frac{1}{a^{3}(b+c)}+\frac{1}{b^{3}(c+a)}+\frac{1}{c^{3}(a+b)}\right) \Big( a(b+c)+b(c+a)+c(a+b) \Big) \geq \left( \frac 1a +\frac 1b+ \frac 1c \right)^2 \] and as $\frac 1a + \frac 1b + \frac 1c = ab+bc+ca$ we obtain that \[ \left( \frac{1}{a^{3}(b+c)}+\frac{1}{b^{3}(c+a)}+\frac{1}{c^{3}(a+b)}\right) \geq \frac{ ab+bc+ca} 2 \geq \frac{\sqrt [3]{a^2b^2c^2}}{2} = \frac 32 \] which is what we wanted to prove.</text:p>
          </table:table-cell>
          <table:table-cell/>
        </table:table-row>
        <table:table-row table:style-name="ro7">
          <table:table-cell office:value-type="string" calcext:value-type="string">
            <text:p>1995 IMO Shortlist</text:p>
          </table:table-cell>
          <table:table-cell office:value-type="float" office:value="1995" calcext:value-type="float">
            <text:p>1995</text:p>
          </table:table-cell>
          <table:table-cell office:value-type="float" office:value="2" calcext:value-type="float">
            <text:p>2</text:p>
          </table:table-cell>
          <table:table-cell/>
          <table:table-cell office:value-type="string" calcext:value-type="string">
            <text:p>Let $ a$ and $ b$ be non-negative integers such that $ ab \geq c^2,$ where $ c$ is an integer. Prove that there is a number $ n$ and integers $ x_1, x_2, \ldots, x_n, y_1, y_2, \ldots, y_n$ such that</text:p>
            <text:p/>
            <text:p>\[ \sum^n_{i=1} x^2_i = a, \sum^n_{i=1} y^2_i = b, \text{ and } \sum^n_{i=1} x_iy_i = c.\]</text:p>
          </table:table-cell>
          <table:table-cell office:value-type="string" calcext:value-type="string">
            <text:p>https://artofproblemsolving.com/community/c3946_1995_imo_shortlist</text:p>
          </table:table-cell>
          <table:table-cell office:value-type="string" calcext:value-type="string">
            <text:p>Let $ a$ and $ b$ be non-negative integers such that $ ab \geq c^2,$ where $ c$ is an integer. Prove that there is a number $ n$ and integers $ x_1, x_2, \ldots, x_n, y_1, y_2, \ldots, y_n$ such that</text:p>
            <text:p/>
            <text:p>\[ \sum^n_{i=1} x^2_i = a, \sum^n_{i=1} y^2_i = b, \text{ and } \sum^n_{i=1} x_iy_i = c.\]</text:p>
          </table:table-cell>
          <table:table-cell/>
        </table:table-row>
        <table:table-row table:style-name="ro7">
          <table:table-cell office:value-type="string" calcext:value-type="string">
            <text:p>1995 IMO Shortlist</text:p>
          </table:table-cell>
          <table:table-cell office:value-type="float" office:value="1995" calcext:value-type="float">
            <text:p>1995</text:p>
          </table:table-cell>
          <table:table-cell office:value-type="float" office:value="3" calcext:value-type="float">
            <text:p>3</text:p>
          </table:table-cell>
          <table:table-cell/>
          <table:table-cell office:value-type="string" calcext:value-type="string">
            <text:p>Let $ n$ be an integer, $ n \geq 3.$ Let $ a_1, a_2, \ldots, a_n$ be real numbers such that $ 2 \leq a_i \leq 3$ for $ i = 1, 2, \ldots, n.$ If $ s = a_1 + a_2 + \ldots + a_n,$ prove that</text:p>
            <text:p/>
            <text:p>\[ \frac{a^2_1 + a^2_2 - a^2_3}{a_1 + a_2 - a_3} + \frac{a^2_2 + a^2_3 - a^2_4}{a_2 + a_3 - a_4} + \ldots + \frac{a^2_n + a^2_1 - a^2_2}{a_n + a_1 - a_2} \leq 2s - 2n.\]</text:p>
          </table:table-cell>
          <table:table-cell office:value-type="string" calcext:value-type="string">
            <text:p>https://artofproblemsolving.com/community/c3946_1995_imo_shortlist</text:p>
          </table:table-cell>
          <table:table-cell office:value-type="string" calcext:value-type="string">
            <text:p>Let $ n$ be an integer, $ n \geq 3.$ Let $ a_1, a_2, \ldots, a_n$ be real numbers such that $ 2 \leq a_i \leq 3$ for $ i = 1, 2, \ldots, n.$ If $ s = a_1 + a_2 + \ldots + a_n,$ prove that</text:p>
            <text:p/>
            <text:p>\[ \frac{a^2_1 + a^2_2 - a^2_3}{a_1 + a_2 - a_3} + \frac{a^2_2 + a^2_3 - a^2_4}{a_2 + a_3 - a_4} + \ldots + \frac{a^2_n + a^2_1 - a^2_2}{a_n + a_1 - a_2} \leq 2s - 2n.\]</text:p>
          </table:table-cell>
          <table:table-cell/>
        </table:table-row>
        <table:table-row table:style-name="ro19">
          <table:table-cell office:value-type="string" calcext:value-type="string">
            <text:p>1995 IMO Shortlist</text:p>
          </table:table-cell>
          <table:table-cell office:value-type="float" office:value="1995" calcext:value-type="float">
            <text:p>1995</text:p>
          </table:table-cell>
          <table:table-cell table:number-columns-repeated="2"/>
          <table:table-cell office:value-type="string" office:string-value="Click for solution&#10;&#10;first of all define $ A_i$ as:&#10;&#10;$ A_i = \frac {a_i^2 + a_{i + 1}^2 - a_{i + 2}^2}{a_i + a_{i + 1} - a_{i + 2}}$&#10;&#10;(with $ a_{n + 1} = a_1,a_{n + 2} = a_2$)&#10;&#10;now we have:&#10;&#10;$ \begin{eqnarray*}A_i &amp; = &amp; a_i + a_{i + 1} + a_{i + 2} - 2\cdot\frac {a_{i}a_{i + 1}}{a_i + a_{i + 1} - a_{i + 2}} \\&#10;&amp; = &amp; a_i + a_{i + 1} + a_{i + 2} - 2\left(2 + \frac {(a_i - 2)(a_{i + 1} - 2) + 2(a_i + a_{i + 1}) - 4}{a_i + a_{i + 1} - a_{i + 2}}\right)$&#10;&#10;now note that $ 1\leq a_i + a_{i + 1} - a_{i + 2}\leq 4$ and $ 0\leq (a_i - 2)(a_{i + 1} - 2)$,thus:&#10;&#10;$ A_i\leq a_i + a_{i + 1} + a_{i + 2} - 2\left(2 + \frac {2a_{i + 2} - 4}{4}\right) = a_i + a_{i + 1} - 2$&#10;&#10;which yields us:&#10;&#10;$ \sum_{i = 1}^n A_i\leq 2s - 2n$&#10;&#10;QED" calcext:value-type="string">
            <text:p>Click for solution</text:p>
            <text:p/>
            <text:p>first of all define $ A_i$ as:</text:p>
            <text:p/>
            <text:p>$ A_i = \frac {a_i^2 + a_{i + 1}^2 - a_{i + 2}^2}{a_i + a_{i + 1} - a_{i + 2}}$</text:p>
            <text:p/>
            <text:p>(with $ a_{n + 1} = a_1,a_{n + 2} = a_2$)</text:p>
            <text:p/>
            <text:p>now we have:</text:p>
            <text:p/>
            <text:p>$ \begin{eqnarray*}A_i &amp; = &amp; a_i + a_{i + 1} + a_{i + 2} - 2\cdot\frac {a_{i}a_{i + 1}}{a_i + a_{i + 1} - a_{i + 2}} \\</text:p>
            <text:p>&amp; = &amp; a_i + a_{i + 1} + a_{i + 2} - 2\left(2 + \frac {(a_i - 2)(a_{i + 1} - 2) + 2(a_i + a_{i + 1}) - 4}{a_i + a_{i + 1} - a_{i + 2}}\right)$</text:p>
            <text:p/>
            <text:p>now note that $ 1\leq a_i + a_{i + 1} - a_{i + 2}\leq 4$ and $ 0\leq (a_i - 2)(a_{i + 1} - 2)$,thus:</text:p>
            <text:p/>
            <text:p>$ A_i\leq a_i + a_{i + 1} + a_{i + 2} - 2\left(2 + \frac {2a_{i + 2} - 4}{4}\right) = a_i + a_{i + 1} - 2$</text:p>
            <text:p/>
            <text:p>which yields us:</text:p>
            <text:p/>
            <text:p>$ \sum_{i = 1}^n A_i\leq 2s - 2n$</text:p>
            <text:p/>
            <text:p>QED</text:p>
          </table:table-cell>
          <table:table-cell office:value-type="string" calcext:value-type="string">
            <text:p>https://artofproblemsolving.com/community/c3946_1995_imo_shortlist</text:p>
          </table:table-cell>
          <table:table-cell office:value-type="string" office:string-value="Click for solution&#10;&#10;first of all define $ A_i$ as:&#10;&#10;$ A_i = \frac {a_i^2 + a_{i + 1}^2 - a_{i + 2}^2}{a_i + a_{i + 1} - a_{i + 2}}$&#10;&#10;(with $ a_{n + 1} = a_1,a_{n + 2} = a_2$)&#10;&#10;now we have:&#10;&#10;$ \begin{eqnarray*}A_i &amp; = &amp; a_i + a_{i + 1} + a_{i + 2} - 2\cdot\frac {a_{i}a_{i + 1}}{a_i + a_{i + 1} - a_{i + 2}} \\&#10;&amp; = &amp; a_i + a_{i + 1} + a_{i + 2} - 2\left(2 + \frac {(a_i - 2)(a_{i + 1} - 2) + 2(a_i + a_{i + 1}) - 4}{a_i + a_{i + 1} - a_{i + 2}}\right)$&#10;&#10;now note that $ 1\leq a_i + a_{i + 1} - a_{i + 2}\leq 4$ and $ 0\leq (a_i - 2)(a_{i + 1} - 2)$,thus:&#10;&#10;$ A_i\leq a_i + a_{i + 1} + a_{i + 2} - 2\left(2 + \frac {2a_{i + 2} - 4}{4}\right) = a_i + a_{i + 1} - 2$&#10;&#10;which yields us:&#10;&#10;$ \sum_{i = 1}^n A_i\leq 2s - 2n$&#10;&#10;QED" calcext:value-type="string">
            <text:p>Click for solution</text:p>
            <text:p/>
            <text:p>first of all define $ A_i$ as:</text:p>
            <text:p/>
            <text:p>$ A_i = \frac {a_i^2 + a_{i + 1}^2 - a_{i + 2}^2}{a_i + a_{i + 1} - a_{i + 2}}$</text:p>
            <text:p/>
            <text:p>(with $ a_{n + 1} = a_1,a_{n + 2} = a_2$)</text:p>
            <text:p/>
            <text:p>now we have:</text:p>
            <text:p/>
            <text:p>$ \begin{eqnarray*}A_i &amp; = &amp; a_i + a_{i + 1} + a_{i + 2} - 2\cdot\frac {a_{i}a_{i + 1}}{a_i + a_{i + 1} - a_{i + 2}} \\</text:p>
            <text:p>&amp; = &amp; a_i + a_{i + 1} + a_{i + 2} - 2\left(2 + \frac {(a_i - 2)(a_{i + 1} - 2) + 2(a_i + a_{i + 1}) - 4}{a_i + a_{i + 1} - a_{i + 2}}\right)$</text:p>
            <text:p/>
            <text:p>now note that $ 1\leq a_i + a_{i + 1} - a_{i + 2}\leq 4$ and $ 0\leq (a_i - 2)(a_{i + 1} - 2)$,thus:</text:p>
            <text:p/>
            <text:p>$ A_i\leq a_i + a_{i + 1} + a_{i + 2} - 2\left(2 + \frac {2a_{i + 2} - 4}{4}\right) = a_i + a_{i + 1} - 2$</text:p>
            <text:p/>
            <text:p>which yields us:</text:p>
            <text:p/>
            <text:p>$ \sum_{i = 1}^n A_i\leq 2s - 2n$</text:p>
            <text:p/>
            <text:p>QED</text:p>
          </table:table-cell>
          <table:table-cell/>
        </table:table-row>
        <table:table-row table:style-name="ro3">
          <table:table-cell office:value-type="string" calcext:value-type="string">
            <text:p>1995 IMO Shortlist</text:p>
          </table:table-cell>
          <table:table-cell office:value-type="float" office:value="1995" calcext:value-type="float">
            <text:p>1995</text:p>
          </table:table-cell>
          <table:table-cell office:value-type="float" office:value="4" calcext:value-type="float">
            <text:p>4</text:p>
          </table:table-cell>
          <table:table-cell office:value-type="string" calcext:value-type="string">
            <text:p>Proposed to Gazeta Matematica in the 80s by VASILE CÎRTOAJE and then by Titu Andreescu to IMO 1995.</text:p>
          </table:table-cell>
          <table:table-cell office:value-type="string" calcext:value-type="string">
            <text:p>Find all of the positive real numbers like $ x,y,z,$ such that :</text:p>
            <text:p/>
            <text:p>1.) $ x + y + z = a + b + c$</text:p>
            <text:p/>
            <text:p>2.) $ 4xyz = a^2x + b^2y + c^2z + abc$</text:p>
          </table:table-cell>
          <table:table-cell office:value-type="string" calcext:value-type="string">
            <text:p>https://artofproblemsolving.com/community/c3946_1995_imo_shortlist</text:p>
          </table:table-cell>
          <table:table-cell office:value-type="string" calcext:value-type="string">
            <text:p>Find all of the positive real numbers like $ x,y,z,$ such that :</text:p>
            <text:p/>
            <text:p>1.) $ x + y + z = a + b + c$</text:p>
            <text:p/>
            <text:p>2.) $ 4xyz = a^2x + b^2y + c^2z + abc$</text:p>
            <text:p/>
            <text:p>Proposed to Gazeta Matematica in the 80s by VASILE CÎRTOAJE and then by Titu Andreescu to IMO 1995.</text:p>
          </table:table-cell>
          <table:table-cell/>
        </table:table-row>
        <table:table-row table:style-name="ro10">
          <table:table-cell office:value-type="string" calcext:value-type="string">
            <text:p>1995 IMO Shortlist</text:p>
          </table:table-cell>
          <table:table-cell office:value-type="float" office:value="1995" calcext:value-type="float">
            <text:p>1995</text:p>
          </table:table-cell>
          <table:table-cell office:value-type="float" office:value="5" calcext:value-type="float">
            <text:p>5</text:p>
          </table:table-cell>
          <table:table-cell/>
          <table:table-cell office:value-type="string" calcext:value-type="string">
            <text:p>Let $ \mathbb{R}$ be the set of real numbers. Does there exist a function $ f: \mathbb{R} \mapsto \mathbb{R}$ which simultaneously satisfies the following three conditions?</text:p>
            <text:p/>
            <text:p>\textbf{(a)} There is a positive number $ M$ such that $ \forall x:$ $ - M \leq f(x) \leq M.$</text:p>
            <text:p>\textbf{(b)} The value of $f(1)$ is $1$.</text:p>
            <text:p>\textbf{(c)} If $ x \neq 0,$ then</text:p>
            <text:p>\[ f \left(x + \frac {1}{x^2} \right) = f(x) + \left[ f \left(\frac {1}{x} \right) \right]^2</text:p>
            <text:p>\]</text:p>
          </table:table-cell>
          <table:table-cell office:value-type="string" calcext:value-type="string">
            <text:p>https://artofproblemsolving.com/community/c3946_1995_imo_shortlist</text:p>
          </table:table-cell>
          <table:table-cell office:value-type="string" calcext:value-type="string">
            <text:p>Let $ \mathbb{R}$ be the set of real numbers. Does there exist a function $ f: \mathbb{R} \mapsto \mathbb{R}$ which simultaneously satisfies the following three conditions?</text:p>
            <text:p/>
            <text:p>\textbf{(a)} There is a positive number $ M$ such that $ \forall x:$ $ - M \leq f(x) \leq M.$</text:p>
            <text:p>\textbf{(b)} The value of $f(1)$ is $1$.</text:p>
            <text:p>\textbf{(c)} If $ x \neq 0,$ then</text:p>
            <text:p>\[ f \left(x + \frac {1}{x^2} \right) = f(x) + \left[ f \left(\frac {1}{x} \right) \right]^2</text:p>
            <text:p>\]</text:p>
          </table:table-cell>
          <table:table-cell/>
        </table:table-row>
        <table:table-row table:style-name="ro7">
          <table:table-cell office:value-type="string" calcext:value-type="string">
            <text:p>1995 IMO Shortlist</text:p>
          </table:table-cell>
          <table:table-cell office:value-type="float" office:value="1995" calcext:value-type="float">
            <text:p>1995</text:p>
          </table:table-cell>
          <table:table-cell office:value-type="float" office:value="6" calcext:value-type="float">
            <text:p>6</text:p>
          </table:table-cell>
          <table:table-cell/>
          <table:table-cell office:value-type="string" calcext:value-type="string">
            <text:p>Let $ n$ be an integer,$ n \geq 3.$ Let $ x_1, x_2, \ldots, x_n$ be real numbers such that $ x_i &lt; x_{i+1}$ for $ 1 \leq i \leq n - 1$. Prove that</text:p>
            <text:p/>
            <text:p>\[ \frac{n(n-1)}{2} \sum_{i &lt; j} x_ix_j &gt; \left(\sum^{n-1}_{i=1} (n-i)\cdot x_i \right) \cdot \left(\sum^{n}_{j=2} (j-1) \cdot x_j \right)\]</text:p>
          </table:table-cell>
          <table:table-cell office:value-type="string" calcext:value-type="string">
            <text:p>https://artofproblemsolving.com/community/c3946_1995_imo_shortlist</text:p>
          </table:table-cell>
          <table:table-cell office:value-type="string" calcext:value-type="string">
            <text:p>Let $ n$ be an integer,$ n \geq 3.$ Let $ x_1, x_2, \ldots, x_n$ be real numbers such that $ x_i &lt; x_{i+1}$ for $ 1 \leq i \leq n - 1$. Prove that</text:p>
            <text:p/>
            <text:p>\[ \frac{n(n-1)}{2} \sum_{i &lt; j} x_ix_j &gt; \left(\sum^{n-1}_{i=1} (n-i)\cdot x_i \right) \cdot \left(\sum^{n}_{j=2} (j-1) \cdot x_j \right)\]</text:p>
          </table:table-cell>
          <table:table-cell/>
        </table:table-row>
        <table:table-row table:style-name="ro7">
          <table:table-cell office:value-type="string" calcext:value-type="string">
            <text:p>1995 IMO Shortlist</text:p>
          </table:table-cell>
          <table:table-cell office:value-type="float" office:value="1995" calcext:value-type="float">
            <text:p>1995</text:p>
          </table:table-cell>
          <table:table-cell office:value-type="float" office:value="1" calcext:value-type="float">
            <text:p>1</text:p>
          </table:table-cell>
          <table:table-cell/>
          <table:table-cell office:value-type="string" calcext:value-type="string">
            <text:p>Let $ A,B,C,D$ be four distinct points on a line, in that order. <text:s/>The circles with diameters $ AC$ and $ BD$ intersect at $ X$ and $ Y$. The line $ XY$ meets $ BC$ at $ Z$. Let $ P$ be a point on the line $ XY$ other than $ Z$. The line $ CP$ intersects the circle with diameter $ AC$ at $ C$ and $ M$, and the line $ BP$ intersects the circle with diameter $ BD$ at $ B$ and $ N$. Prove that the lines $ AM,DN,XY$ are concurrent.</text:p>
          </table:table-cell>
          <table:table-cell office:value-type="string" calcext:value-type="string">
            <text:p>https://artofproblemsolving.com/community/c3946_1995_imo_shortlist</text:p>
          </table:table-cell>
          <table:table-cell office:value-type="string" calcext:value-type="string">
            <text:p>Let $ A,B,C,D$ be four distinct points on a line, in that order. <text:s/>The circles with diameters $ AC$ and $ BD$ intersect at $ X$ and $ Y$. The line $ XY$ meets $ BC$ at $ Z$. Let $ P$ be a point on the line $ XY$ other than $ Z$. The line $ CP$ intersects the circle with diameter $ AC$ at $ C$ and $ M$, and the line $ BP$ intersects the circle with diameter $ BD$ at $ B$ and $ N$. Prove that the lines $ AM,DN,XY$ are concurrent.</text:p>
          </table:table-cell>
          <table:table-cell/>
        </table:table-row>
        <table:table-row table:style-name="ro35">
          <table:table-cell office:value-type="string" calcext:value-type="string">
            <text:p>1995 IMO Shortlist</text:p>
          </table:table-cell>
          <table:table-cell office:value-type="float" office:value="1995" calcext:value-type="float">
            <text:p>1995</text:p>
          </table:table-cell>
          <table:table-cell table:number-columns-repeated="2"/>
          <table:table-cell office:value-type="string" office:string-value="Click for solution&#10;&#10;we know that ${XY}\perp{AD}$ at $Z$.&#10;&#10;let ${AM}\cap{XY} = R$.&#10;&#10;we have $\angle{RMC} = 90$ (AC is diameter)&#10;&#10;so, $RMCZ$ is cyclic, that implies $PR.PZ = PM.PC$.&#10;&#10;let ${ND}\cap{XY} = S$.&#10;&#10;analogous, we have $PS.PZ = PN.PB$.&#10;&#10;$XY$ is the radical axes of the two circles, so, $PM.PC = PN.PB \Longrightarrow PR = PS \Longrightarrow R = S$." calcext:value-type="string">
            <text:p>Click for solution</text:p>
            <text:p/>
            <text:p>we know that ${XY}\perp{AD}$ at $Z$.</text:p>
            <text:p/>
            <text:p>let ${AM}\cap{XY} = R$.</text:p>
            <text:p/>
            <text:p>we have $\angle{RMC} = 90$ (AC is diameter)</text:p>
            <text:p/>
            <text:p>so, $RMCZ$ is cyclic, that implies $PR.PZ = PM.PC$.</text:p>
            <text:p/>
            <text:p>let ${ND}\cap{XY} = S$.</text:p>
            <text:p/>
            <text:p>analogous, we have $PS.PZ = PN.PB$.</text:p>
            <text:p/>
            <text:p>$XY$ is the radical axes of the two circles, so, $PM.PC = PN.PB \Longrightarrow PR = PS \Longrightarrow R = S$.</text:p>
          </table:table-cell>
          <table:table-cell office:value-type="string" calcext:value-type="string">
            <text:p>https://artofproblemsolving.com/community/c3946_1995_imo_shortlist</text:p>
          </table:table-cell>
          <table:table-cell office:value-type="string" office:string-value="Click for solution&#10;&#10;we know that ${XY}\perp{AD}$ at $Z$.&#10;&#10;let ${AM}\cap{XY} = R$.&#10;&#10;we have $\angle{RMC} = 90$ (AC is diameter)&#10;&#10;so, $RMCZ$ is cyclic, that implies $PR.PZ = PM.PC$.&#10;&#10;let ${ND}\cap{XY} = S$.&#10;&#10;analogous, we have $PS.PZ = PN.PB$.&#10;&#10;$XY$ is the radical axes of the two circles, so, $PM.PC = PN.PB \Longrightarrow PR = PS \Longrightarrow R = S$." calcext:value-type="string">
            <text:p>Click for solution</text:p>
            <text:p/>
            <text:p>we know that ${XY}\perp{AD}$ at $Z$.</text:p>
            <text:p/>
            <text:p>let ${AM}\cap{XY} = R$.</text:p>
            <text:p/>
            <text:p>we have $\angle{RMC} = 90$ (AC is diameter)</text:p>
            <text:p/>
            <text:p>so, $RMCZ$ is cyclic, that implies $PR.PZ = PM.PC$.</text:p>
            <text:p/>
            <text:p>let ${ND}\cap{XY} = S$.</text:p>
            <text:p/>
            <text:p>analogous, we have $PS.PZ = PN.PB$.</text:p>
            <text:p/>
            <text:p>$XY$ is the radical axes of the two circles, so, $PM.PC = PN.PB \Longrightarrow PR = PS \Longrightarrow R = S$.</text:p>
          </table:table-cell>
          <table:table-cell/>
        </table:table-row>
        <table:table-row table:style-name="ro6">
          <table:table-cell office:value-type="string" calcext:value-type="string">
            <text:p>1995 IMO Shortlist</text:p>
          </table:table-cell>
          <table:table-cell office:value-type="float" office:value="1995" calcext:value-type="float">
            <text:p>1995</text:p>
          </table:table-cell>
          <table:table-cell office:value-type="float" office:value="2" calcext:value-type="float">
            <text:p>2</text:p>
          </table:table-cell>
          <table:table-cell/>
          <table:table-cell office:value-type="string" calcext:value-type="string">
            <text:p>Let $ A, B$ and $ C$ be non-collinear points. Prove that there is a unique point $ X$ in the plane of $ ABC$ such that \[ XA^2 + XB^2 + AB^2 = XB^2 + XC^2 + BC^2 = XC^2 + XA^2 + CA^2.\]</text:p>
          </table:table-cell>
          <table:table-cell office:value-type="string" calcext:value-type="string">
            <text:p>https://artofproblemsolving.com/community/c3946_1995_imo_shortlist</text:p>
          </table:table-cell>
          <table:table-cell office:value-type="string" calcext:value-type="string">
            <text:p>Let $ A, B$ and $ C$ be non-collinear points. Prove that there is a unique point $ X$ in the plane of $ ABC$ such that \[ XA^2 + XB^2 + AB^2 = XB^2 + XC^2 + BC^2 = XC^2 + XA^2 + CA^2.\]</text:p>
          </table:table-cell>
          <table:table-cell/>
        </table:table-row>
        <table:table-row table:style-name="ro7">
          <table:table-cell office:value-type="string" calcext:value-type="string">
            <text:p>1995 IMO Shortlist</text:p>
          </table:table-cell>
          <table:table-cell office:value-type="float" office:value="1995" calcext:value-type="float">
            <text:p>1995</text:p>
          </table:table-cell>
          <table:table-cell office:value-type="float" office:value="3" calcext:value-type="float">
            <text:p>3</text:p>
          </table:table-cell>
          <table:table-cell/>
          <table:table-cell office:value-type="string" calcext:value-type="string">
            <text:p>The incircle of triangle $ \triangle ABC$ touches the sides $ BC$, $ CA$, $ AB$ at $ D, E, F$ respectively. $ X$ is a point inside triangle of $ \triangle ABC$ such that the incircle of triangle $ \triangle XBC$ touches $ BC$ at $ D$, and touches $ CX$ and $ XB$ at $ Y$ and $ Z$ respectively.</text:p>
            <text:p>Show that $ E, F, Z, Y$ are concyclic.</text:p>
          </table:table-cell>
          <table:table-cell office:value-type="string" calcext:value-type="string">
            <text:p>https://artofproblemsolving.com/community/c3946_1995_imo_shortlist</text:p>
          </table:table-cell>
          <table:table-cell office:value-type="string" calcext:value-type="string">
            <text:p>The incircle of triangle $ \triangle ABC$ touches the sides $ BC$, $ CA$, $ AB$ at $ D, E, F$ respectively. $ X$ is a point inside triangle of $ \triangle ABC$ such that the incircle of triangle $ \triangle XBC$ touches $ BC$ at $ D$, and touches $ CX$ and $ XB$ at $ Y$ and $ Z$ respectively.</text:p>
            <text:p>Show that $ E, F, Z, Y$ are concyclic.</text:p>
          </table:table-cell>
          <table:table-cell/>
        </table:table-row>
        <table:table-row table:style-name="ro11">
          <table:table-cell office:value-type="string" calcext:value-type="string">
            <text:p>1995 IMO Shortlist</text:p>
          </table:table-cell>
          <table:table-cell office:value-type="float" office:value="1995" calcext:value-type="float">
            <text:p>1995</text:p>
          </table:table-cell>
          <table:table-cell office:value-type="float" office:value="4" calcext:value-type="float">
            <text:p>4</text:p>
          </table:table-cell>
          <table:table-cell/>
          <table:table-cell office:value-type="string" calcext:value-type="string">
            <text:p>An acute triangle $ ABC$ is given. Points $ A_1$ and $ A_2$ are taken on the side $ BC$ (with $ A_2$ between $ A_1$ and $ C$), $ B_1$ and $ B_2$ on the side $ AC$ (with $ B_2$ between $ B_1$ and $ A$), and $ C_1$ and $ C_2$ on the side $ AB$ (with $ C_2$ between $ C_1$ and $ B$) so that</text:p>
            <text:p/>
            <text:p>\[ \angle AA_1A_2 = \angle AA_2A_1 = \angle BB_1B_2 = \angle BB_2B_1 = \angle CC_1C_2 = \angle CC_2C_1.\]</text:p>
            <text:p/>
            <text:p>The lines $ AA_1,BB_1,$ and $ CC_1$ bound a triangle, and the lines $ AA_2,BB_2,$ and $ CC_2$ bound a second triangle. Prove that all six vertices of these two triangles lie on a single circle.</text:p>
          </table:table-cell>
          <table:table-cell office:value-type="string" calcext:value-type="string">
            <text:p>https://artofproblemsolving.com/community/c3946_1995_imo_shortlist</text:p>
          </table:table-cell>
          <table:table-cell office:value-type="string" calcext:value-type="string">
            <text:p>An acute triangle $ ABC$ is given. Points $ A_1$ and $ A_2$ are taken on the side $ BC$ (with $ A_2$ between $ A_1$ and $ C$), $ B_1$ and $ B_2$ on the side $ AC$ (with $ B_2$ between $ B_1$ and $ A$), and $ C_1$ and $ C_2$ on the side $ AB$ (with $ C_2$ between $ C_1$ and $ B$) so that</text:p>
            <text:p/>
            <text:p>\[ \angle AA_1A_2 = \angle AA_2A_1 = \angle BB_1B_2 = \angle BB_2B_1 = \angle CC_1C_2 = \angle CC_2C_1.\]</text:p>
            <text:p/>
            <text:p>The lines $ AA_1,BB_1,$ and $ CC_1$ bound a triangle, and the lines $ AA_2,BB_2,$ and $ CC_2$ bound a second triangle. Prove that all six vertices of these two triangles lie on a single circle.</text:p>
          </table:table-cell>
          <table:table-cell/>
        </table:table-row>
        <table:table-row table:style-name="ro13">
          <table:table-cell office:value-type="string" calcext:value-type="string">
            <text:p>1995 IMO Shortlist</text:p>
          </table:table-cell>
          <table:table-cell office:value-type="float" office:value="1995" calcext:value-type="float">
            <text:p>1995</text:p>
          </table:table-cell>
          <table:table-cell office:value-type="float" office:value="5" calcext:value-type="float">
            <text:p>5</text:p>
          </table:table-cell>
          <table:table-cell/>
          <table:table-cell office:value-type="string" calcext:value-type="string">
            <text:p>Let $ ABCDEF$ be a convex hexagon with $ AB = BC = CD$ and $ DE = EF = FA$, <text:s/>such that $ \angle BCD = \angle EFA = \frac {\pi}{3}$. Suppose $ G$ and $ H$ are points in the interior of the hexagon such that $ \angle AGB = \angle DHE = \frac {2\pi}{3}$. Prove that $ AG + GB + GH + DH + HE \geq CF$.</text:p>
          </table:table-cell>
          <table:table-cell office:value-type="string" calcext:value-type="string">
            <text:p>https://artofproblemsolving.com/community/c3946_1995_imo_shortlist</text:p>
          </table:table-cell>
          <table:table-cell office:value-type="string" calcext:value-type="string">
            <text:p>Let $ ABCDEF$ be a convex hexagon with $ AB = BC = CD$ and $ DE = EF = FA$, <text:s/>such that $ \angle BCD = \angle EFA = \frac {\pi}{3}$. Suppose $ G$ and $ H$ are points in the interior of the hexagon such that $ \angle AGB = \angle DHE = \frac {2\pi}{3}$. Prove that $ AG + GB + GH + DH + HE \geq CF$.</text:p>
          </table:table-cell>
          <table:table-cell/>
        </table:table-row>
        <table:table-row table:style-name="ro13">
          <table:table-cell office:value-type="string" calcext:value-type="string">
            <text:p>1995 IMO Shortlist</text:p>
          </table:table-cell>
          <table:table-cell office:value-type="float" office:value="1995" calcext:value-type="float">
            <text:p>1995</text:p>
          </table:table-cell>
          <table:table-cell table:number-columns-repeated="2"/>
          <table:table-cell office:value-type="string" office:string-value="Click for solution&#10;&#10;Let $C',F'$ be the reflections of $C,F$ respectively in $BE$. We have $GB+GA=GC',\ HD+HE=HF'$, so $GB+GA+HD+HE+GH=C'G+GH+HF'\ge C'F'=CF$, Q.E.D." calcext:value-type="string">
            <text:p>Click for solution</text:p>
            <text:p/>
            <text:p>Let $C',F'$ be the reflections of $C,F$ respectively in $BE$. We have $GB+GA=GC',\ HD+HE=HF'$, so $GB+GA+HD+HE+GH=C'G+GH+HF'\ge C'F'=CF$, Q.E.D.</text:p>
          </table:table-cell>
          <table:table-cell office:value-type="string" calcext:value-type="string">
            <text:p>https://artofproblemsolving.com/community/c3946_1995_imo_shortlist</text:p>
          </table:table-cell>
          <table:table-cell office:value-type="string" office:string-value="Click for solution&#10;&#10;Let $C',F'$ be the reflections of $C,F$ respectively in $BE$. We have $GB+GA=GC',\ HD+HE=HF'$, so $GB+GA+HD+HE+GH=C'G+GH+HF'\ge C'F'=CF$, Q.E.D." calcext:value-type="string">
            <text:p>Click for solution</text:p>
            <text:p/>
            <text:p>Let $C',F'$ be the reflections of $C,F$ respectively in $BE$. We have $GB+GA=GC',\ HD+HE=HF'$, so $GB+GA+HD+HE+GH=C'G+GH+HF'\ge C'F'=CF$, Q.E.D.</text:p>
          </table:table-cell>
          <table:table-cell/>
        </table:table-row>
        <table:table-row table:style-name="ro11">
          <table:table-cell office:value-type="string" calcext:value-type="string">
            <text:p>1995 IMO Shortlist</text:p>
          </table:table-cell>
          <table:table-cell office:value-type="float" office:value="1995" calcext:value-type="float">
            <text:p>1995</text:p>
          </table:table-cell>
          <table:table-cell office:value-type="float" office:value="6" calcext:value-type="float">
            <text:p>6</text:p>
          </table:table-cell>
          <table:table-cell/>
          <table:table-cell office:value-type="string" calcext:value-type="string">
            <text:p>Let $ A_1A_2A_3A_4$ be a tetrahedron, $ G$ its centroid, and $ A'_1, A'_2, A'_3,$ and $ A'_4$ the points where the circumsphere of $ A_1A_2A_3A_4$ intersects $ GA_1,GA_2,GA_3,$ and $ GA_4,$ respectively. Prove that</text:p>
            <text:p/>
            <text:p>\[ GA_1 \cdot GA_2 \cdot GA_3 \cdot GA_ \cdot4 \leq GA'_1 \cdot GA'_2 \cdot GA'_3 \cdot GA'_4\]</text:p>
            <text:p/>
            <text:p>and</text:p>
            <text:p/>
            <text:p>\[ \frac{1}{GA'_1} + \frac{1}{GA'_2} + \frac{1}{GA'_3} + \frac{1}{GA'_4} \leq \frac{1}{GA_1} + \frac{1}{GA_2} + \frac{1}{GA_3} + \frac{1}{GA_4}.\]</text:p>
          </table:table-cell>
          <table:table-cell office:value-type="string" calcext:value-type="string">
            <text:p>https://artofproblemsolving.com/community/c3946_1995_imo_shortlist</text:p>
          </table:table-cell>
          <table:table-cell office:value-type="string" calcext:value-type="string">
            <text:p>Let $ A_1A_2A_3A_4$ be a tetrahedron, $ G$ its centroid, and $ A'_1, A'_2, A'_3,$ and $ A'_4$ the points where the circumsphere of $ A_1A_2A_3A_4$ intersects $ GA_1,GA_2,GA_3,$ and $ GA_4,$ respectively. Prove that</text:p>
            <text:p/>
            <text:p>\[ GA_1 \cdot GA_2 \cdot GA_3 \cdot GA_ \cdot4 \leq GA'_1 \cdot GA'_2 \cdot GA'_3 \cdot GA'_4\]</text:p>
            <text:p/>
            <text:p>and</text:p>
            <text:p/>
            <text:p>\[ \frac{1}{GA'_1} + \frac{1}{GA'_2} + \frac{1}{GA'_3} + \frac{1}{GA'_4} \leq \frac{1}{GA_1} + \frac{1}{GA_2} + \frac{1}{GA_3} + \frac{1}{GA_4}.\]</text:p>
          </table:table-cell>
          <table:table-cell/>
        </table:table-row>
        <table:table-row table:style-name="ro7">
          <table:table-cell office:value-type="string" calcext:value-type="string">
            <text:p>1995 IMO Shortlist</text:p>
          </table:table-cell>
          <table:table-cell office:value-type="float" office:value="1995" calcext:value-type="float">
            <text:p>1995</text:p>
          </table:table-cell>
          <table:table-cell office:value-type="float" office:value="7" calcext:value-type="float">
            <text:p>7</text:p>
          </table:table-cell>
          <table:table-cell/>
          <table:table-cell office:value-type="string" calcext:value-type="string">
            <text:p>Let ABCD be a convex quadrilateral and O a point inside it. Let the parallels to the lines BC, AB, DA, CD through the point O meet the sides AB, BC, CD, DA of the quadrilateral ABCD at the points E, F, G, H, respectively. Then, prove that $ \sqrt {\left|AHOE\right|} + \sqrt {\left|CFOG\right|}\leq\sqrt {\left|ABCD\right|}$, where $ \left|P_1P_2...P_n\right|$ is an abbreviation for the non-directed area of an arbitrary polygon $ P_1P_2...P_n$.</text:p>
          </table:table-cell>
          <table:table-cell office:value-type="string" calcext:value-type="string">
            <text:p>https://artofproblemsolving.com/community/c3946_1995_imo_shortlist</text:p>
          </table:table-cell>
          <table:table-cell office:value-type="string" calcext:value-type="string">
            <text:p>Let ABCD be a convex quadrilateral and O a point inside it. Let the parallels to the lines BC, AB, DA, CD through the point O meet the sides AB, BC, CD, DA of the quadrilateral ABCD at the points E, F, G, H, respectively. Then, prove that $ \sqrt {\left|AHOE\right|} + \sqrt {\left|CFOG\right|}\leq\sqrt {\left|ABCD\right|}$, where $ \left|P_1P_2...P_n\right|$ is an abbreviation for the non-directed area of an arbitrary polygon $ P_1P_2...P_n$.</text:p>
          </table:table-cell>
          <table:table-cell/>
        </table:table-row>
        <table:table-row table:style-name="ro2">
          <table:table-cell office:value-type="string" calcext:value-type="string">
            <text:p>1995 IMO Shortlist</text:p>
          </table:table-cell>
          <table:table-cell office:value-type="float" office:value="1995" calcext:value-type="float">
            <text:p>1995</text:p>
          </table:table-cell>
          <table:table-cell office:value-type="float" office:value="8" calcext:value-type="float">
            <text:p>8</text:p>
          </table:table-cell>
          <table:table-cell/>
          <table:table-cell office:value-type="string" calcext:value-type="string">
            <text:p>Suppose that $ ABCD$ is a cyclic quadrilateral. Let $ E = AC\cap BD$ and $ F = AB\cap CD$. Denote by $ H_{1}$ and $ H_{2}$ the orthocenters of triangles $ EAD$ and $ EBC$, respectively. Prove that the points $ F$, $ H_{1}$, $ H_{2}$ are collinear.</text:p>
            <text:p/>
            <text:p>Original formulation:</text:p>
            <text:p/>
            <text:p>Let $ ABC$ be a triangle. A circle passing through $ B$ and $ C$ intersects the sides $ AB$ and $ AC$ again at $ C'$ and $ B',$ respectively. Prove that $ BB'$, $CC'$ and $ HH'$ are concurrent, where $ H$ and $ H'$ are the orthocentres of triangles $ ABC$ and $ AB'C'$ respectively.</text:p>
          </table:table-cell>
          <table:table-cell office:value-type="string" calcext:value-type="string">
            <text:p>https://artofproblemsolving.com/community/c3946_1995_imo_shortlist</text:p>
          </table:table-cell>
          <table:table-cell office:value-type="string" calcext:value-type="string">
            <text:p>Suppose that $ ABCD$ is a cyclic quadrilateral. Let $ E = AC\cap BD$ and $ F = AB\cap CD$. Denote by $ H_{1}$ and $ H_{2}$ the orthocenters of triangles $ EAD$ and $ EBC$, respectively. Prove that the points $ F$, $ H_{1}$, $ H_{2}$ are collinear.</text:p>
            <text:p/>
            <text:p>Original formulation:</text:p>
            <text:p/>
            <text:p>Let $ ABC$ be a triangle. A circle passing through $ B$ and $ C$ intersects the sides $ AB$ and $ AC$ again at $ C'$ and $ B',$ respectively. Prove that $ BB'$, $CC'$ and $ HH'$ are concurrent, where $ H$ and $ H'$ are the orthocentres of triangles $ ABC$ and $ AB'C'$ respectively.</text:p>
          </table:table-cell>
          <table:table-cell/>
        </table:table-row>
        <table:table-row table:style-name="ro6">
          <table:table-cell office:value-type="string" calcext:value-type="string">
            <text:p>1995 IMO Shortlist</text:p>
          </table:table-cell>
          <table:table-cell office:value-type="float" office:value="1995" calcext:value-type="float">
            <text:p>1995</text:p>
          </table:table-cell>
          <table:table-cell office:value-type="float" office:value="1" calcext:value-type="float">
            <text:p>1</text:p>
          </table:table-cell>
          <table:table-cell/>
          <table:table-cell office:value-type="string" calcext:value-type="string">
            <text:p>Let $ k$ be a positive integer. Show that there are infinitely many perfect squares of the form $ n \cdot 2^k - 7$ where $ n$ is a positive integer.</text:p>
          </table:table-cell>
          <table:table-cell office:value-type="string" calcext:value-type="string">
            <text:p>https://artofproblemsolving.com/community/c3946_1995_imo_shortlist</text:p>
          </table:table-cell>
          <table:table-cell office:value-type="string" calcext:value-type="string">
            <text:p>Let $ k$ be a positive integer. Show that there are infinitely many perfect squares of the form $ n \cdot 2^k - 7$ where $ n$ is a positive integer.</text:p>
          </table:table-cell>
          <table:table-cell/>
        </table:table-row>
        <table:table-row table:style-name="ro4">
          <table:table-cell office:value-type="string" calcext:value-type="string">
            <text:p>1995 IMO Shortlist</text:p>
          </table:table-cell>
          <table:table-cell office:value-type="float" office:value="1995" calcext:value-type="float">
            <text:p>1995</text:p>
          </table:table-cell>
          <table:table-cell office:value-type="float" office:value="2" calcext:value-type="float">
            <text:p>2</text:p>
          </table:table-cell>
          <table:table-cell/>
          <table:table-cell office:value-type="string" calcext:value-type="string">
            <text:p>Let $ \mathbb{Z}$ denote the set of all integers. Prove that for any integers $ A$ and $ B,$ one can find an integer $ C$ for which $ M_1 = \{x^2 + Ax + B : x \in \mathbb{Z}\}$ and $ M_2 = {2x^2 + 2x + C : x \in \mathbb{Z}}$ do not intersect.</text:p>
          </table:table-cell>
          <table:table-cell office:value-type="string" calcext:value-type="string">
            <text:p>https://artofproblemsolving.com/community/c3946_1995_imo_shortlist</text:p>
          </table:table-cell>
          <table:table-cell office:value-type="string" calcext:value-type="string">
            <text:p>Let $ \mathbb{Z}$ denote the set of all integers. Prove that for any integers $ A$ and $ B,$ one can find an integer $ C$ for which $ M_1 = \{x^2 + Ax + B : x \in \mathbb{Z}\}$ and $ M_2 = {2x^2 + 2x + C : x \in \mathbb{Z}}$ do not intersect.</text:p>
          </table:table-cell>
          <table:table-cell/>
        </table:table-row>
        <table:table-row table:style-name="ro4">
          <table:table-cell office:value-type="string" calcext:value-type="string">
            <text:p>1995 IMO Shortlist</text:p>
          </table:table-cell>
          <table:table-cell office:value-type="float" office:value="1995" calcext:value-type="float">
            <text:p>1995</text:p>
          </table:table-cell>
          <table:table-cell office:value-type="float" office:value="3" calcext:value-type="float">
            <text:p>3</text:p>
          </table:table-cell>
          <table:table-cell/>
          <table:table-cell office:value-type="string" calcext:value-type="string">
            <text:p>Determine all integers $ n &gt; 3$ for which there exist $ n$ points $ A_{1},\cdots ,A_{n}$ in the plane, no three collinear, and real numbers $ r_{1},\cdots ,r_{n}$ such that for $ 1\leq i &lt; j &lt; k\leq n$, the area of $ \triangle A_{i}A_{j}A_{k}$ is $ r_{i} + r_{j} + r_{k}$.</text:p>
          </table:table-cell>
          <table:table-cell office:value-type="string" calcext:value-type="string">
            <text:p>https://artofproblemsolving.com/community/c3946_1995_imo_shortlist</text:p>
          </table:table-cell>
          <table:table-cell office:value-type="string" calcext:value-type="string">
            <text:p>Determine all integers $ n &gt; 3$ for which there exist $ n$ points $ A_{1},\cdots ,A_{n}$ in the plane, no three collinear, and real numbers $ r_{1},\cdots ,r_{n}$ such that for $ 1\leq i &lt; j &lt; k\leq n$, the area of $ \triangle A_{i}A_{j}A_{k}$ is $ r_{i} + r_{j} + r_{k}$.</text:p>
          </table:table-cell>
          <table:table-cell/>
        </table:table-row>
        <table:table-row table:style-name="ro46">
          <table:table-cell office:value-type="string" calcext:value-type="string">
            <text:p>1995 IMO Shortlist</text:p>
          </table:table-cell>
          <table:table-cell office:value-type="float" office:value="1995" calcext:value-type="float">
            <text:p>1995</text:p>
          </table:table-cell>
          <table:table-cell table:number-columns-repeated="2"/>
          <table:table-cell office:value-type="string" office:string-value="Click for solution&#10;&#10;Let's prove that only $n=4$ works. Obviously, $n=4$ is Ok, since we can take $A_1A_2A_3A_4$ to be a square and all the $r_i$'s equal to one third of the area of a triangle formed by three of its vertices. Since if we have $n\ge 5$ such points we also have $5$, all we need to do is prove that $n=5$ is impossible.&#10;&#10;First notice that if $A_1A_2A_3A_4$ is a convex quadrilateral, then $r_1+r_3=r_2+r_4$ and if $A_4$ lies inside $A_1A_2A_3$, then $r_4=-\frac{r_1+r_2+r_3}3$. I'll use these without mentioning it from now on.&#10;&#10;\textbf{Case 1} $A_1A_2A_3A_4A_5$ is a convex pentagon&#10;&#10;In this case $r_i+r_{i+2}$ is the same for all $i$ (the indices are modulo $5$), which, in turn, implies that all the $r_i$ are equal. This is impossible, since $[A_1A_2A_3]=[A_1A_2A_5]$ clearly implies $[A_1A_2A_4]&gt;[A_1A_2A_3]$.&#10;&#10;\textbf{Case 2} $A_5$ lies inside the convex quadrilateral $A_1A_2A_3A_4$&#10;&#10;Suppose furthermore that $A_5$ lies inside the triangles $A_1A_2A_3,A_1A_2A_4$, and outside the other two formed by the vertices $A_1,A_2,A_3,A_4$. We then get $r_5=-\frac{r_1+r_2+r_3}3=-\frac{r_1+r_2+r_4}3\Rightarrow r_3=r_4$, which means that $A_3A_4\|A_1A_2\Rightarrow r_1=r_2$. We also have $r_5+r_3=r_2+r_4=r_2+r_3\Rightarrow r_1=r_2=r_5$. This is impossible, since it would mean that $A_5$ lies on the parallel $A_1A_2$ to $A_3A_4$.&#10;&#10;\textbf{Case 3} $A_4,A_5$ lie inside $A_1A_2A_3$&#10;&#10;We get $r_4=r_5=-\frac{r_1+r_2+r_3}3$, so the areas of the following pairs of triangles are equal: $(A_1A_2A_4,A_1A_2A_5),(A_2A_3A_4,A_2A_3A_5)$. This means that $A_4A_5$ is parallel to both $A_1A_2$ and $A_2A_3$, which is, of course, absurd." calcext:value-type="string">
            <text:p>Click for solution</text:p>
            <text:p/>
            <text:p>Let's prove that only $n=4$ works. Obviously, $n=4$ is Ok, since we can take $A_1A_2A_3A_4$ to be a square and all the $r_i$'s equal to one third of the area of a triangle formed by three of its vertices. Since if we have $n\ge 5$ such points we also have $5$, all we need to do is prove that $n=5$ is impossible.</text:p>
            <text:p/>
            <text:p>First notice that if $A_1A_2A_3A_4$ is a convex quadrilateral, then $r_1+r_3=r_2+r_4$ and if $A_4$ lies inside $A_1A_2A_3$, then $r_4=-\frac{r_1+r_2+r_3}3$. I'll use these without mentioning it from now on.</text:p>
            <text:p/>
            <text:p>\textbf{Case 1} $A_1A_2A_3A_4A_5$ is a convex pentagon</text:p>
            <text:p/>
            <text:p>In this case $r_i+r_{i+2}$ is the same for all $i$ (the indices are modulo $5$), which, in turn, implies that all the $r_i$ are equal. This is impossible, since $[A_1A_2A_3]=[A_1A_2A_5]$ clearly implies $[A_1A_2A_4]&gt;[A_1A_2A_3]$.</text:p>
            <text:p/>
            <text:p>\textbf{Case 2} $A_5$ lies inside the convex quadrilateral $A_1A_2A_3A_4$</text:p>
            <text:p/>
            <text:p>Suppose furthermore that $A_5$ lies inside the triangles $A_1A_2A_3,A_1A_2A_4$, and outside the other two formed by the vertices $A_1,A_2,A_3,A_4$. We then get $r_5=-\frac{r_1+r_2+r_3}3=-\frac{r_1+r_2+r_4}3\Rightarrow r_3=r_4$, which means that $A_3A_4\|A_1A_2\Rightarrow r_1=r_2$. We also have $r_5+r_3=r_2+r_4=r_2+r_3\Rightarrow r_1=r_2=r_5$. This is impossible, since it would mean that $A_5$ lies on the parallel $A_1A_2$ to $A_3A_4$.</text:p>
            <text:p/>
            <text:p>\textbf{Case 3} $A_4,A_5$ lie inside $A_1A_2A_3$</text:p>
            <text:p/>
            <text:p>We get $r_4=r_5=-\frac{r_1+r_2+r_3}3$, so the areas of the following pairs of triangles are equal: $(A_1A_2A_4,A_1A_2A_5),(A_2A_3A_4,A_2A_3A_5)$. This means that $A_4A_5$ is parallel to both $A_1A_2$ and $A_2A_3$, which is, of course, absurd.</text:p>
          </table:table-cell>
          <table:table-cell office:value-type="string" calcext:value-type="string">
            <text:p>https://artofproblemsolving.com/community/c3946_1995_imo_shortlist</text:p>
          </table:table-cell>
          <table:table-cell office:value-type="string" office:string-value="Click for solution&#10;&#10;Let's prove that only $n=4$ works. Obviously, $n=4$ is Ok, since we can take $A_1A_2A_3A_4$ to be a square and all the $r_i$'s equal to one third of the area of a triangle formed by three of its vertices. Since if we have $n\ge 5$ such points we also have $5$, all we need to do is prove that $n=5$ is impossible.&#10;&#10;First notice that if $A_1A_2A_3A_4$ is a convex quadrilateral, then $r_1+r_3=r_2+r_4$ and if $A_4$ lies inside $A_1A_2A_3$, then $r_4=-\frac{r_1+r_2+r_3}3$. I'll use these without mentioning it from now on.&#10;&#10;\textbf{Case 1} $A_1A_2A_3A_4A_5$ is a convex pentagon&#10;&#10;In this case $r_i+r_{i+2}$ is the same for all $i$ (the indices are modulo $5$), which, in turn, implies that all the $r_i$ are equal. This is impossible, since $[A_1A_2A_3]=[A_1A_2A_5]$ clearly implies $[A_1A_2A_4]&gt;[A_1A_2A_3]$.&#10;&#10;\textbf{Case 2} $A_5$ lies inside the convex quadrilateral $A_1A_2A_3A_4$&#10;&#10;Suppose furthermore that $A_5$ lies inside the triangles $A_1A_2A_3,A_1A_2A_4$, and outside the other two formed by the vertices $A_1,A_2,A_3,A_4$. We then get $r_5=-\frac{r_1+r_2+r_3}3=-\frac{r_1+r_2+r_4}3\Rightarrow r_3=r_4$, which means that $A_3A_4\|A_1A_2\Rightarrow r_1=r_2$. We also have $r_5+r_3=r_2+r_4=r_2+r_3\Rightarrow r_1=r_2=r_5$. This is impossible, since it would mean that $A_5$ lies on the parallel $A_1A_2$ to $A_3A_4$.&#10;&#10;\textbf{Case 3} $A_4,A_5$ lie inside $A_1A_2A_3$&#10;&#10;We get $r_4=r_5=-\frac{r_1+r_2+r_3}3$, so the areas of the following pairs of triangles are equal: $(A_1A_2A_4,A_1A_2A_5),(A_2A_3A_4,A_2A_3A_5)$. This means that $A_4A_5$ is parallel to both $A_1A_2$ and $A_2A_3$, which is, of course, absurd." calcext:value-type="string">
            <text:p>Click for solution</text:p>
            <text:p/>
            <text:p>Let's prove that only $n=4$ works. Obviously, $n=4$ is Ok, since we can take $A_1A_2A_3A_4$ to be a square and all the $r_i$'s equal to one third of the area of a triangle formed by three of its vertices. Since if we have $n\ge 5$ such points we also have $5$, all we need to do is prove that $n=5$ is impossible.</text:p>
            <text:p/>
            <text:p>First notice that if $A_1A_2A_3A_4$ is a convex quadrilateral, then $r_1+r_3=r_2+r_4$ and if $A_4$ lies inside $A_1A_2A_3$, then $r_4=-\frac{r_1+r_2+r_3}3$. I'll use these without mentioning it from now on.</text:p>
            <text:p/>
            <text:p>\textbf{Case 1} $A_1A_2A_3A_4A_5$ is a convex pentagon</text:p>
            <text:p/>
            <text:p>In this case $r_i+r_{i+2}$ is the same for all $i$ (the indices are modulo $5$), which, in turn, implies that all the $r_i$ are equal. This is impossible, since $[A_1A_2A_3]=[A_1A_2A_5]$ clearly implies $[A_1A_2A_4]&gt;[A_1A_2A_3]$.</text:p>
            <text:p/>
            <text:p>\textbf{Case 2} $A_5$ lies inside the convex quadrilateral $A_1A_2A_3A_4$</text:p>
            <text:p/>
            <text:p>Suppose furthermore that $A_5$ lies inside the triangles $A_1A_2A_3,A_1A_2A_4$, and outside the other two formed by the vertices $A_1,A_2,A_3,A_4$. We then get $r_5=-\frac{r_1+r_2+r_3}3=-\frac{r_1+r_2+r_4}3\Rightarrow r_3=r_4$, which means that $A_3A_4\|A_1A_2\Rightarrow r_1=r_2$. We also have $r_5+r_3=r_2+r_4=r_2+r_3\Rightarrow r_1=r_2=r_5$. This is impossible, since it would mean that $A_5$ lies on the parallel $A_1A_2$ to $A_3A_4$.</text:p>
            <text:p/>
            <text:p>\textbf{Case 3} $A_4,A_5$ lie inside $A_1A_2A_3$</text:p>
            <text:p/>
            <text:p>We get $r_4=r_5=-\frac{r_1+r_2+r_3}3$, so the areas of the following pairs of triangles are equal: $(A_1A_2A_4,A_1A_2A_5),(A_2A_3A_4,A_2A_3A_5)$. This means that $A_4A_5$ is parallel to both $A_1A_2$ and $A_2A_3$, which is, of course, absurd.</text:p>
          </table:table-cell>
          <table:table-cell/>
        </table:table-row>
        <table:table-row table:style-name="ro1">
          <table:table-cell office:value-type="string" calcext:value-type="string">
            <text:p>1995 IMO Shortlist</text:p>
          </table:table-cell>
          <table:table-cell office:value-type="float" office:value="1995" calcext:value-type="float">
            <text:p>1995</text:p>
          </table:table-cell>
          <table:table-cell office:value-type="float" office:value="4" calcext:value-type="float">
            <text:p>4</text:p>
          </table:table-cell>
          <table:table-cell/>
          <table:table-cell office:value-type="string" calcext:value-type="string">
            <text:p>Find all $ x,y$ and $ z$ in positive integer: $ z + y^{2} + x^{3} = xyz$ and $ x = \gcd(y,z)$.</text:p>
          </table:table-cell>
          <table:table-cell office:value-type="string" calcext:value-type="string">
            <text:p>https://artofproblemsolving.com/community/c3946_1995_imo_shortlist</text:p>
          </table:table-cell>
          <table:table-cell office:value-type="string" calcext:value-type="string">
            <text:p>Find all $ x,y$ and $ z$ in positive integer: $ z + y^{2} + x^{3} = xyz$ and $ x = \gcd(y,z)$.</text:p>
          </table:table-cell>
          <table:table-cell/>
        </table:table-row>
        <table:table-row table:style-name="ro4">
          <table:table-cell office:value-type="string" calcext:value-type="string">
            <text:p>1995 IMO Shortlist</text:p>
          </table:table-cell>
          <table:table-cell office:value-type="float" office:value="1995" calcext:value-type="float">
            <text:p>1995</text:p>
          </table:table-cell>
          <table:table-cell office:value-type="float" office:value="5" calcext:value-type="float">
            <text:p>5</text:p>
          </table:table-cell>
          <table:table-cell/>
          <table:table-cell office:value-type="string" calcext:value-type="string">
            <text:p>At a meeting of $ 12k$ people, each person exchanges greetings with exactly $ 3k+6$ others. For any two people, the number who exchange greetings with both is the same. How many people are at the meeting?</text:p>
          </table:table-cell>
          <table:table-cell office:value-type="string" calcext:value-type="string">
            <text:p>https://artofproblemsolving.com/community/c3946_1995_imo_shortlist</text:p>
          </table:table-cell>
          <table:table-cell office:value-type="string" calcext:value-type="string">
            <text:p>At a meeting of $ 12k$ people, each person exchanges greetings with exactly $ 3k+6$ others. For any two people, the number who exchange greetings with both is the same. How many people are at the meeting?</text:p>
          </table:table-cell>
          <table:table-cell/>
        </table:table-row>
        <table:table-row table:style-name="ro6">
          <table:table-cell office:value-type="string" calcext:value-type="string">
            <text:p>1995 IMO Shortlist</text:p>
          </table:table-cell>
          <table:table-cell office:value-type="float" office:value="1995" calcext:value-type="float">
            <text:p>1995</text:p>
          </table:table-cell>
          <table:table-cell office:value-type="float" office:value="6" calcext:value-type="float">
            <text:p>6</text:p>
          </table:table-cell>
          <table:table-cell/>
          <table:table-cell office:value-type="string" calcext:value-type="string">
            <text:p>Let $ p$ be an odd prime number. How many $ p$-element subsets $ A$ of $ \{1,2,\dots,2p\}$ are there, the sum of whose elements is divisible by $ p$?</text:p>
          </table:table-cell>
          <table:table-cell office:value-type="string" calcext:value-type="string">
            <text:p>https://artofproblemsolving.com/community/c3946_1995_imo_shortlist</text:p>
          </table:table-cell>
          <table:table-cell office:value-type="string" calcext:value-type="string">
            <text:p>Let $ p$ be an odd prime number. How many $ p$-element subsets $ A$ of $ \{1,2,\dots,2p\}$ are there, the sum of whose elements is divisible by $ p$?</text:p>
          </table:table-cell>
          <table:table-cell/>
        </table:table-row>
        <table:table-row table:style-name="ro29">
          <table:table-cell office:value-type="string" calcext:value-type="string">
            <text:p>1995 IMO Shortlist</text:p>
          </table:table-cell>
          <table:table-cell office:value-type="float" office:value="1995" calcext:value-type="float">
            <text:p>1995</text:p>
          </table:table-cell>
          <table:table-cell table:number-columns-repeated="2"/>
          <table:table-cell office:value-type="string" office:string-value="Click for solution&#10;&#10;Consider the polynomial $f(x,y)=(1+xy)(1+x^2y)\ldots(1+x^{2p-1}y)$, the $k$-th factor refering to whether $k$ is present in the set or not.&#10;&#10;Then the monomial $x^ky^l$ will refer to the set having $l$ elements and sum of elements $k$, so we need to compute the sum of coefficients of $x^{kp}y^p$ of $f$ to find the answer.&#10;&#10;To do this, we need to compute the sum of coefficients $x^{pk}y^{pl}$ and substract 2, since there are two terms  for $l\neq 1$:$1, x^{p(2p-1)}y^{2p}$.&#10;&#10;To compute the sum of coefficients of $x^{pk}y^{pl}$ we use Multisection formula that says us that it equals&#10;&#10;$\frac{1}{p^2}\sum_{i,j}f(w^i,w^j)$($w$ is $p$th root of unity).&#10;&#10;Now if $w^i$ is not $1$, $f(w^i,w^j)=\prod(1+w^{ik}w^j)=\prod (1+w^k)^2$ (every $w^m$ will be written twice as $w^{ki}w^j$). This equals $\prod (-1-w^k)^2=g(-1)^2=((-1)^p-1)^2=4$ ($g(x)=x^p-1$ is the polynomial with roots $w^i$). Since there are $p-1$ choices for $w^i$, $p$ choices for $w^j$ we get $4p(p-1)$.&#10;&#10;Finally, if $w^i=1$, $f(1,w^j)=(1+w^j)^{2p}$. To evaluate $\sum_{j=0}^{p-1} (1+w^j)^{2p}$, note that it equals $p$ times the coefficients of $x^p$ in the polynomial $(1+x)^{2p}$ by the same multisection formula, so it equals $p\binom{2p}{p}$.&#10;&#10;So our total sum is $\frac 1{p^2} (4p(p-1)+p\binom{2p}{p}) =\frac{\binom{2p}{p}-2}p+4$.&#10;Substracting 2 we get the desired answer." calcext:value-type="string">
            <text:p>Click for solution</text:p>
            <text:p/>
            <text:p>Consider the polynomial $f(x,y)=(1+xy)(1+x^2y)\ldots(1+x^{2p-1}y)$, the $k$-th factor refering to whether $k$ is present in the set or not.</text:p>
            <text:p/>
            <text:p>Then the monomial $x^ky^l$ will refer to the set having $l$ elements and sum of elements $k$, so we need to compute the sum of coefficients of $x^{kp}y^p$ of $f$ to find the answer.</text:p>
            <text:p/>
            <text:p>To do this, we need to compute the sum of coefficients $x^{pk}y^{pl}$ and substract 2, since there are two terms  for $l\neq 1$:$1, x^{p(2p-1)}y^{2p}$.</text:p>
            <text:p/>
            <text:p>To compute the sum of coefficients of $x^{pk}y^{pl}$ we use Multisection formula that says us that it equals</text:p>
            <text:p/>
            <text:p>$\frac{1}{p^2}\sum_{i,j}f(w^i,w^j)$($w$ is $p$th root of unity).</text:p>
            <text:p/>
            <text:p>Now if $w^i$ is not $1$, $f(w^i,w^j)=\prod(1+w^{ik}w^j)=\prod (1+w^k)^2$ (every $w^m$ will be written twice as $w^{ki}w^j$). This equals $\prod (-1-w^k)^2=g(-1)^2=((-1)^p-1)^2=4$ ($g(x)=x^p-1$ is the polynomial with roots $w^i$). Since there are $p-1$ choices for $w^i$, $p$ choices for $w^j$ we get $4p(p-1)$.</text:p>
            <text:p/>
            <text:p>Finally, if $w^i=1$, $f(1,w^j)=(1+w^j)^{2p}$. To evaluate $\sum_{j=0}^{p-1} (1+w^j)^{2p}$, note that it equals $p$ times the coefficients of $x^p$ in the polynomial $(1+x)^{2p}$ by the same multisection formula, so it equals $p\binom{2p}{p}$.</text:p>
            <text:p/>
            <text:p>So our total sum is $\frac 1{p^2} (4p(p-1)+p\binom{2p}{p}) =\frac{\binom{2p}{p}-2}p+4$.</text:p>
            <text:p>Substracting 2 we get the desired answer.</text:p>
          </table:table-cell>
          <table:table-cell office:value-type="string" calcext:value-type="string">
            <text:p>https://artofproblemsolving.com/community/c3946_1995_imo_shortlist</text:p>
          </table:table-cell>
          <table:table-cell office:value-type="string" office:string-value="Click for solution&#10;&#10;Consider the polynomial $f(x,y)=(1+xy)(1+x^2y)\ldots(1+x^{2p-1}y)$, the $k$-th factor refering to whether $k$ is present in the set or not.&#10;&#10;Then the monomial $x^ky^l$ will refer to the set having $l$ elements and sum of elements $k$, so we need to compute the sum of coefficients of $x^{kp}y^p$ of $f$ to find the answer.&#10;&#10;To do this, we need to compute the sum of coefficients $x^{pk}y^{pl}$ and substract 2, since there are two terms  for $l\neq 1$:$1, x^{p(2p-1)}y^{2p}$.&#10;&#10;To compute the sum of coefficients of $x^{pk}y^{pl}$ we use Multisection formula that says us that it equals&#10;&#10;$\frac{1}{p^2}\sum_{i,j}f(w^i,w^j)$($w$ is $p$th root of unity).&#10;&#10;Now if $w^i$ is not $1$, $f(w^i,w^j)=\prod(1+w^{ik}w^j)=\prod (1+w^k)^2$ (every $w^m$ will be written twice as $w^{ki}w^j$). This equals $\prod (-1-w^k)^2=g(-1)^2=((-1)^p-1)^2=4$ ($g(x)=x^p-1$ is the polynomial with roots $w^i$). Since there are $p-1$ choices for $w^i$, $p$ choices for $w^j$ we get $4p(p-1)$.&#10;&#10;Finally, if $w^i=1$, $f(1,w^j)=(1+w^j)^{2p}$. To evaluate $\sum_{j=0}^{p-1} (1+w^j)^{2p}$, note that it equals $p$ times the coefficients of $x^p$ in the polynomial $(1+x)^{2p}$ by the same multisection formula, so it equals $p\binom{2p}{p}$.&#10;&#10;So our total sum is $\frac 1{p^2} (4p(p-1)+p\binom{2p}{p}) =\frac{\binom{2p}{p}-2}p+4$.&#10;Substracting 2 we get the desired answer." calcext:value-type="string">
            <text:p>Click for solution</text:p>
            <text:p/>
            <text:p>Consider the polynomial $f(x,y)=(1+xy)(1+x^2y)\ldots(1+x^{2p-1}y)$, the $k$-th factor refering to whether $k$ is present in the set or not.</text:p>
            <text:p/>
            <text:p>Then the monomial $x^ky^l$ will refer to the set having $l$ elements and sum of elements $k$, so we need to compute the sum of coefficients of $x^{kp}y^p$ of $f$ to find the answer.</text:p>
            <text:p/>
            <text:p>To do this, we need to compute the sum of coefficients $x^{pk}y^{pl}$ and substract 2, since there are two terms  for $l\neq 1$:$1, x^{p(2p-1)}y^{2p}$.</text:p>
            <text:p/>
            <text:p>To compute the sum of coefficients of $x^{pk}y^{pl}$ we use Multisection formula that says us that it equals</text:p>
            <text:p/>
            <text:p>$\frac{1}{p^2}\sum_{i,j}f(w^i,w^j)$($w$ is $p$th root of unity).</text:p>
            <text:p/>
            <text:p>Now if $w^i$ is not $1$, $f(w^i,w^j)=\prod(1+w^{ik}w^j)=\prod (1+w^k)^2$ (every $w^m$ will be written twice as $w^{ki}w^j$). This equals $\prod (-1-w^k)^2=g(-1)^2=((-1)^p-1)^2=4$ ($g(x)=x^p-1$ is the polynomial with roots $w^i$). Since there are $p-1$ choices for $w^i$, $p$ choices for $w^j$ we get $4p(p-1)$.</text:p>
            <text:p/>
            <text:p>Finally, if $w^i=1$, $f(1,w^j)=(1+w^j)^{2p}$. To evaluate $\sum_{j=0}^{p-1} (1+w^j)^{2p}$, note that it equals $p$ times the coefficients of $x^p$ in the polynomial $(1+x)^{2p}$ by the same multisection formula, so it equals $p\binom{2p}{p}$.</text:p>
            <text:p/>
            <text:p>So our total sum is $\frac 1{p^2} (4p(p-1)+p\binom{2p}{p}) =\frac{\binom{2p}{p}-2}p+4$.</text:p>
            <text:p>Substracting 2 we get the desired answer.</text:p>
          </table:table-cell>
          <table:table-cell/>
        </table:table-row>
        <table:table-row table:style-name="ro4">
          <table:table-cell office:value-type="string" calcext:value-type="string">
            <text:p>1995 IMO Shortlist</text:p>
          </table:table-cell>
          <table:table-cell office:value-type="float" office:value="1995" calcext:value-type="float">
            <text:p>1995</text:p>
          </table:table-cell>
          <table:table-cell office:value-type="float" office:value="7" calcext:value-type="float">
            <text:p>7</text:p>
          </table:table-cell>
          <table:table-cell/>
          <table:table-cell office:value-type="string" calcext:value-type="string">
            <text:p>Does there exist an integer $ n &gt; 1$ which satisfies the following condition? The set of positive integers can be partitioned into $ n$ nonempty subsets, such that an arbitrary sum of $ n - 1$ integers, one taken from each of any $ n - 1$ of the subsets, lies in the remaining subset.</text:p>
          </table:table-cell>
          <table:table-cell office:value-type="string" calcext:value-type="string">
            <text:p>https://artofproblemsolving.com/community/c3946_1995_imo_shortlist</text:p>
          </table:table-cell>
          <table:table-cell office:value-type="string" calcext:value-type="string">
            <text:p>Does there exist an integer $ n &gt; 1$ which satisfies the following condition? The set of positive integers can be partitioned into $ n$ nonempty subsets, such that an arbitrary sum of $ n - 1$ integers, one taken from each of any $ n - 1$ of the subsets, lies in the remaining subset.</text:p>
          </table:table-cell>
          <table:table-cell/>
        </table:table-row>
        <table:table-row table:style-name="ro6">
          <table:table-cell office:value-type="string" calcext:value-type="string">
            <text:p>1995 IMO Shortlist</text:p>
          </table:table-cell>
          <table:table-cell office:value-type="float" office:value="1995" calcext:value-type="float">
            <text:p>1995</text:p>
          </table:table-cell>
          <table:table-cell office:value-type="float" office:value="8" calcext:value-type="float">
            <text:p>8</text:p>
          </table:table-cell>
          <table:table-cell/>
          <table:table-cell office:value-type="string" calcext:value-type="string">
            <text:p>Let $ p$ be an odd prime. Determine positive integers $ x$ and $ y$ for which $ x \leq y$ and $ \sqrt{2p} - \sqrt{x} - \sqrt{y}$ is non-negative and as small as possible.</text:p>
          </table:table-cell>
          <table:table-cell office:value-type="string" calcext:value-type="string">
            <text:p>https://artofproblemsolving.com/community/c3946_1995_imo_shortlist</text:p>
          </table:table-cell>
          <table:table-cell office:value-type="string" calcext:value-type="string">
            <text:p>Let $ p$ be an odd prime. Determine positive integers $ x$ and $ y$ for which $ x \leq y$ and $ \sqrt{2p} - \sqrt{x} - \sqrt{y}$ is non-negative and as small as possible.</text:p>
          </table:table-cell>
          <table:table-cell/>
        </table:table-row>
        <table:table-row table:style-name="ro10">
          <table:table-cell office:value-type="string" calcext:value-type="string">
            <text:p>1995 IMO Shortlist</text:p>
          </table:table-cell>
          <table:table-cell office:value-type="float" office:value="1995" calcext:value-type="float">
            <text:p>1995</text:p>
          </table:table-cell>
          <table:table-cell office:value-type="float" office:value="1" calcext:value-type="float">
            <text:p>1</text:p>
          </table:table-cell>
          <table:table-cell/>
          <table:table-cell office:value-type="string" calcext:value-type="string">
            <text:p>Does there exist a sequence $ F(1), F(2), F(3), \ldots$ of non-negative integers that simultaneously satisfies the following three conditions?</text:p>
            <text:p/>
            <text:p>\textbf{(a)} Each of the integers $ 0, 1, 2, \ldots$ occurs in the sequence.</text:p>
            <text:p>\textbf{(b)} Each positive integer occurs in the sequence infinitely often.</text:p>
            <text:p>\textbf{(c)} For any $ n \geq 2,$</text:p>
            <text:p>\[ F(F(n^{163})) = F(F(n)) + F(F(361)).</text:p>
            <text:p>\]</text:p>
          </table:table-cell>
          <table:table-cell office:value-type="string" calcext:value-type="string">
            <text:p>https://artofproblemsolving.com/community/c3946_1995_imo_shortlist</text:p>
          </table:table-cell>
          <table:table-cell office:value-type="string" calcext:value-type="string">
            <text:p>Does there exist a sequence $ F(1), F(2), F(3), \ldots$ of non-negative integers that simultaneously satisfies the following three conditions?</text:p>
            <text:p/>
            <text:p>\textbf{(a)} Each of the integers $ 0, 1, 2, \ldots$ occurs in the sequence.</text:p>
            <text:p>\textbf{(b)} Each positive integer occurs in the sequence infinitely often.</text:p>
            <text:p>\textbf{(c)} For any $ n \geq 2,$</text:p>
            <text:p>\[ F(F(n^{163})) = F(F(n)) + F(F(361)).</text:p>
            <text:p>\]</text:p>
          </table:table-cell>
          <table:table-cell/>
        </table:table-row>
        <table:table-row table:style-name="ro7">
          <table:table-cell office:value-type="string" calcext:value-type="string">
            <text:p>1995 IMO Shortlist</text:p>
          </table:table-cell>
          <table:table-cell office:value-type="float" office:value="1995" calcext:value-type="float">
            <text:p>1995</text:p>
          </table:table-cell>
          <table:table-cell office:value-type="float" office:value="2" calcext:value-type="float">
            <text:p>2</text:p>
          </table:table-cell>
          <table:table-cell/>
          <table:table-cell office:value-type="string" calcext:value-type="string">
            <text:p>Find the maximum value of $ x_{0}$ for which there exists a sequence $ x_{0},x_{1}\cdots ,x_{1995}$ of positive reals with $ x_{0} = x_{1995}$, such that</text:p>
            <text:p>\[ x_{i - 1} + \frac {2}{x_{i - 1}} = 2x_{i} + \frac {1}{x_{i}},</text:p>
            <text:p>\]</text:p>
            <text:p>for all $ i = 1,\cdots ,1995$.</text:p>
          </table:table-cell>
          <table:table-cell office:value-type="string" calcext:value-type="string">
            <text:p>https://artofproblemsolving.com/community/c3946_1995_imo_shortlist</text:p>
          </table:table-cell>
          <table:table-cell office:value-type="string" calcext:value-type="string">
            <text:p>Find the maximum value of $ x_{0}$ for which there exists a sequence $ x_{0},x_{1}\cdots ,x_{1995}$ of positive reals with $ x_{0} = x_{1995}$, such that</text:p>
            <text:p>\[ x_{i - 1} + \frac {2}{x_{i - 1}} = 2x_{i} + \frac {1}{x_{i}},</text:p>
            <text:p>\]</text:p>
            <text:p>for all $ i = 1,\cdots ,1995$.</text:p>
          </table:table-cell>
          <table:table-cell/>
        </table:table-row>
        <table:table-row table:style-name="ro16">
          <table:table-cell office:value-type="string" calcext:value-type="string">
            <text:p>1995 IMO Shortlist</text:p>
          </table:table-cell>
          <table:table-cell office:value-type="float" office:value="1995" calcext:value-type="float">
            <text:p>1995</text:p>
          </table:table-cell>
          <table:table-cell table:number-columns-repeated="2"/>
          <table:table-cell office:value-type="string" office:string-value="Click for solution&#10;&#10;Taking sum both side from 1 to 1995 and some simplifying job we would obtain&#10;&#10;$ \sum_{i = 0}^{1994}x_i - \frac {1}{x_i} = 0$ ..........(#)&#10;&#10;Also , simplfying the expression also gives us $ (x_i\cdot x_{i - 1} - 1)(2x_i - x_{i - 1}) = 0$&#10;&#10;If $ x_i\cdot x_{i - 1} = 1$ then (#) would gives us $ x_{1994} = \frac {1}{x_{1994}}$ or $ x_{1994} = 1$ . So this means $ x_0 = x_{1995} = \frac {1}{x_{1994}} = 1$&#10;&#10;If $ 2x_i = x_{i - 1}$ $ \implies x_i = x_0\left(\frac {1}{2}\right)^i$ . Hence from (#) we get $ \sum_{i = 0}^{1994}x_0\left(\frac {1}{2}\right)^i - \frac {2^i}{x_0} = 0$&#10;simplify to get $ x_0 = 2^{997}$ . So the maximum is $ x_0 = 2^{997}$" calcext:value-type="string">
            <text:p>Click for solution</text:p>
            <text:p/>
            <text:p>Taking sum both side from 1 to 1995 and some simplifying job we would obtain</text:p>
            <text:p/>
            <text:p>$ \sum_{i = 0}^{1994}x_i - \frac {1}{x_i} = 0$ ..........(#)</text:p>
            <text:p/>
            <text:p>Also , simplfying the expression also gives us $ (x_i\cdot x_{i - 1} - 1)(2x_i - x_{i - 1}) = 0$</text:p>
            <text:p/>
            <text:p>If $ x_i\cdot x_{i - 1} = 1$ then (#) would gives us $ x_{1994} = \frac {1}{x_{1994}}$ or $ x_{1994} = 1$ . So this means $ x_0 = x_{1995} = \frac {1}{x_{1994}} = 1$</text:p>
            <text:p/>
            <text:p>If $ 2x_i = x_{i - 1}$ $ \implies x_i = x_0\left(\frac {1}{2}\right)^i$ . Hence from (#) we get $ \sum_{i = 0}^{1994}x_0\left(\frac {1}{2}\right)^i - \frac {2^i}{x_0} = 0$</text:p>
            <text:p>simplify to get $ x_0 = 2^{997}$ . So the maximum is $ x_0 = 2^{997}$</text:p>
          </table:table-cell>
          <table:table-cell office:value-type="string" calcext:value-type="string">
            <text:p>https://artofproblemsolving.com/community/c3946_1995_imo_shortlist</text:p>
          </table:table-cell>
          <table:table-cell office:value-type="string" office:string-value="Click for solution&#10;&#10;Taking sum both side from 1 to 1995 and some simplifying job we would obtain&#10;&#10;$ \sum_{i = 0}^{1994}x_i - \frac {1}{x_i} = 0$ ..........(#)&#10;&#10;Also , simplfying the expression also gives us $ (x_i\cdot x_{i - 1} - 1)(2x_i - x_{i - 1}) = 0$&#10;&#10;If $ x_i\cdot x_{i - 1} = 1$ then (#) would gives us $ x_{1994} = \frac {1}{x_{1994}}$ or $ x_{1994} = 1$ . So this means $ x_0 = x_{1995} = \frac {1}{x_{1994}} = 1$&#10;&#10;If $ 2x_i = x_{i - 1}$ $ \implies x_i = x_0\left(\frac {1}{2}\right)^i$ . Hence from (#) we get $ \sum_{i = 0}^{1994}x_0\left(\frac {1}{2}\right)^i - \frac {2^i}{x_0} = 0$&#10;simplify to get $ x_0 = 2^{997}$ . So the maximum is $ x_0 = 2^{997}$" calcext:value-type="string">
            <text:p>Click for solution</text:p>
            <text:p/>
            <text:p>Taking sum both side from 1 to 1995 and some simplifying job we would obtain</text:p>
            <text:p/>
            <text:p>$ \sum_{i = 0}^{1994}x_i - \frac {1}{x_i} = 0$ ..........(#)</text:p>
            <text:p/>
            <text:p>Also , simplfying the expression also gives us $ (x_i\cdot x_{i - 1} - 1)(2x_i - x_{i - 1}) = 0$</text:p>
            <text:p/>
            <text:p>If $ x_i\cdot x_{i - 1} = 1$ then (#) would gives us $ x_{1994} = \frac {1}{x_{1994}}$ or $ x_{1994} = 1$ . So this means $ x_0 = x_{1995} = \frac {1}{x_{1994}} = 1$</text:p>
            <text:p/>
            <text:p>If $ 2x_i = x_{i - 1}$ $ \implies x_i = x_0\left(\frac {1}{2}\right)^i$ . Hence from (#) we get $ \sum_{i = 0}^{1994}x_0\left(\frac {1}{2}\right)^i - \frac {2^i}{x_0} = 0$</text:p>
            <text:p>simplify to get $ x_0 = 2^{997}$ . So the maximum is $ x_0 = 2^{997}$</text:p>
          </table:table-cell>
          <table:table-cell/>
        </table:table-row>
        <table:table-row table:style-name="ro13">
          <table:table-cell office:value-type="string" calcext:value-type="string">
            <text:p>1995 IMO Shortlist</text:p>
          </table:table-cell>
          <table:table-cell office:value-type="float" office:value="1995" calcext:value-type="float">
            <text:p>1995</text:p>
          </table:table-cell>
          <table:table-cell office:value-type="float" office:value="3" calcext:value-type="float">
            <text:p>3</text:p>
          </table:table-cell>
          <table:table-cell/>
          <table:table-cell office:value-type="string" calcext:value-type="string">
            <text:p>For an integer $x \geq 1$, let $p(x)$ be the least prime that does not divide $x$, and define $q(x)$ to be the product of all primes less than $p(x)$. In particular, $p(1) = 2.$ For $x$ having $p(x) = 2$, define $q(x) = 1$. Consider the sequence $x_0, x_1, x_2, \ldots$ defined by $x_0 = 1$ and \[ x_{n+1} = \frac{x_n p(x_n)}{q(x_n)} \] for $n \geq 0$. Find all $n$ such that $x_n = 1995$.</text:p>
          </table:table-cell>
          <table:table-cell office:value-type="string" calcext:value-type="string">
            <text:p>https://artofproblemsolving.com/community/c3946_1995_imo_shortlist</text:p>
          </table:table-cell>
          <table:table-cell office:value-type="string" calcext:value-type="string">
            <text:p>For an integer $x \geq 1$, let $p(x)$ be the least prime that does not divide $x$, and define $q(x)$ to be the product of all primes less than $p(x)$. In particular, $p(1) = 2.$ For $x$ having $p(x) = 2$, define $q(x) = 1$. Consider the sequence $x_0, x_1, x_2, \ldots$ defined by $x_0 = 1$ and \[ x_{n+1} = \frac{x_n p(x_n)}{q(x_n)} \] for $n \geq 0$. Find all $n$ such that $x_n = 1995$.</text:p>
          </table:table-cell>
          <table:table-cell/>
        </table:table-row>
        <table:table-row table:style-name="ro4">
          <table:table-cell office:value-type="string" calcext:value-type="string">
            <text:p>1995 IMO Shortlist</text:p>
          </table:table-cell>
          <table:table-cell office:value-type="float" office:value="1995" calcext:value-type="float">
            <text:p>1995</text:p>
          </table:table-cell>
          <table:table-cell office:value-type="float" office:value="4" calcext:value-type="float">
            <text:p>4</text:p>
          </table:table-cell>
          <table:table-cell/>
          <table:table-cell office:value-type="string" calcext:value-type="string">
            <text:p>Suppose that $ x_1, x_2, x_3, \ldots$ are positive real numbers for which \[ x^n_n = \sum^{n-1}_{j=0} x^j_n\] for $ n = 1, 2, 3, \ldots$ Prove that $ \forall n,$ \[ 2 - \frac{1}{2^{n-1}} \leq x_n &lt; 2 - \frac{1}{2^n}.\]</text:p>
          </table:table-cell>
          <table:table-cell office:value-type="string" calcext:value-type="string">
            <text:p>https://artofproblemsolving.com/community/c3946_1995_imo_shortlist</text:p>
          </table:table-cell>
          <table:table-cell office:value-type="string" calcext:value-type="string">
            <text:p>Suppose that $ x_1, x_2, x_3, \ldots$ are positive real numbers for which \[ x^n_n = \sum^{n-1}_{j=0} x^j_n\] for $ n = 1, 2, 3, \ldots$ Prove that $ \forall n,$ \[ 2 - \frac{1}{2^{n-1}} \leq x_n &lt; 2 - \frac{1}{2^n}.\]</text:p>
          </table:table-cell>
          <table:table-cell/>
        </table:table-row>
        <table:table-row table:style-name="ro10">
          <table:table-cell office:value-type="string" calcext:value-type="string">
            <text:p>1995 IMO Shortlist</text:p>
          </table:table-cell>
          <table:table-cell office:value-type="float" office:value="1995" calcext:value-type="float">
            <text:p>1995</text:p>
          </table:table-cell>
          <table:table-cell office:value-type="float" office:value="5" calcext:value-type="float">
            <text:p>5</text:p>
          </table:table-cell>
          <table:table-cell/>
          <table:table-cell office:value-type="string" calcext:value-type="string">
            <text:p>For positive integers $ n,$ the numbers $ f(n)$ are defined inductively as follows: $ f(1) = 1,$ and for every positive integer $ n,$ $ f(n+1)$ is the greatest integer $ m$ such that there is an arithmetic progression of positive integers $ a_1 &lt; a_2 &lt; \ldots &lt; a_m = n$ for which</text:p>
            <text:p/>
            <text:p>\[ f(a_1) = f(a_2) = \ldots = f(a_m).\]</text:p>
            <text:p/>
            <text:p>Prove that there are positive integers $ a$ and $ b$ such that $ f(an+b) = n+2$ for every positive integer $ n.$</text:p>
          </table:table-cell>
          <table:table-cell office:value-type="string" calcext:value-type="string">
            <text:p>https://artofproblemsolving.com/community/c3946_1995_imo_shortlist</text:p>
          </table:table-cell>
          <table:table-cell office:value-type="string" calcext:value-type="string">
            <text:p>For positive integers $ n,$ the numbers $ f(n)$ are defined inductively as follows: $ f(1) = 1,$ and for every positive integer $ n,$ $ f(n+1)$ is the greatest integer $ m$ such that there is an arithmetic progression of positive integers $ a_1 &lt; a_2 &lt; \ldots &lt; a_m = n$ for which</text:p>
            <text:p/>
            <text:p>\[ f(a_1) = f(a_2) = \ldots = f(a_m).\]</text:p>
            <text:p/>
            <text:p>Prove that there are positive integers $ a$ and $ b$ such that $ f(an+b) = n+2$ for every positive integer $ n.$</text:p>
          </table:table-cell>
          <table:table-cell/>
        </table:table-row>
        <table:table-row table:style-name="ro7">
          <table:table-cell office:value-type="string" calcext:value-type="string">
            <text:p>1995 IMO Shortlist</text:p>
          </table:table-cell>
          <table:table-cell office:value-type="float" office:value="1995" calcext:value-type="float">
            <text:p>1995</text:p>
          </table:table-cell>
          <table:table-cell office:value-type="float" office:value="6" calcext:value-type="float">
            <text:p>6</text:p>
          </table:table-cell>
          <table:table-cell/>
          <table:table-cell office:value-type="string" calcext:value-type="string">
            <text:p>Let $ \mathbb{N}$ denote the set of all positive integers. Prove that there exists a unique function $ f: \mathbb{N} \mapsto \mathbb{N}$ satisfying</text:p>
            <text:p>\[ f(m + f(n)) = n + f(m + 95)</text:p>
            <text:p>\]</text:p>
            <text:p>for all $ m$ and $ n$ in $ \mathbb{N}.$ What is the value of $ \sum^{19}_{k = 1} f(k)?$</text:p>
          </table:table-cell>
          <table:table-cell office:value-type="string" calcext:value-type="string">
            <text:p>https://artofproblemsolving.com/community/c3946_1995_imo_shortlist</text:p>
          </table:table-cell>
          <table:table-cell office:value-type="string" calcext:value-type="string">
            <text:p>Let $ \mathbb{N}$ denote the set of all positive integers. Prove that there exists a unique function $ f: \mathbb{N} \mapsto \mathbb{N}$ satisfying</text:p>
            <text:p>\[ f(m + f(n)) = n + f(m + 95)</text:p>
            <text:p>\]</text:p>
            <text:p>for all $ m$ and $ n$ in $ \mathbb{N}.$ What is the value of $ \sum^{19}_{k = 1} f(k)?$</text:p>
          </table:table-cell>
          <table:table-cell/>
        </table:table-row>
        <table:table-row table:style-name="ro4">
          <table:table-cell office:value-type="string" calcext:value-type="string">
            <text:p>1994 IMO Shortlist</text:p>
          </table:table-cell>
          <table:table-cell office:value-type="float" office:value="1994" calcext:value-type="float">
            <text:p>1994</text:p>
          </table:table-cell>
          <table:table-cell office:value-type="float" office:value="1" calcext:value-type="float">
            <text:p>1</text:p>
          </table:table-cell>
          <table:table-cell/>
          <table:table-cell office:value-type="string" calcext:value-type="string">
            <text:p>Let $ a_{0} = 1994$ and $ a_{n + 1} = \frac {a_{n}^{2}}{a_{n} + 1}$ for each nonnegative integer $ n$. Prove that $ 1994 - n$ is the greatest integer less than or equal to $ a_{n}$, $ 0 \leq n \leq 998$</text:p>
          </table:table-cell>
          <table:table-cell office:value-type="string" calcext:value-type="string">
            <text:p>https://artofproblemsolving.com/community/c3945_1994_imo_shortlist</text:p>
          </table:table-cell>
          <table:table-cell office:value-type="string" calcext:value-type="string">
            <text:p>Let $ a_{0} = 1994$ and $ a_{n + 1} = \frac {a_{n}^{2}}{a_{n} + 1}$ for each nonnegative integer $ n$. Prove that $ 1994 - n$ is the greatest integer less than or equal to $ a_{n}$, $ 0 \leq n \leq 998$</text:p>
          </table:table-cell>
          <table:table-cell/>
        </table:table-row>
        <table:table-row table:style-name="ro5">
          <table:table-cell office:value-type="string" calcext:value-type="string">
            <text:p>1994 IMO Shortlist</text:p>
          </table:table-cell>
          <table:table-cell office:value-type="float" office:value="1994" calcext:value-type="float">
            <text:p>1994</text:p>
          </table:table-cell>
          <table:table-cell office:value-type="float" office:value="2" calcext:value-type="float">
            <text:p>2</text:p>
          </table:table-cell>
          <table:table-cell/>
          <table:table-cell office:value-type="string" calcext:value-type="string">
            <text:p>Let $ m$ and $ n$ be two positive integers. Let $ a_1$, $ a_2$, $ \ldots$, $ a_m$ be $ m$ different numbers from the set $ \{1, 2,\ldots, n\}$ such that for any two indices $ i$ and $ j$ with $ 1\leq i \leq j \leq m$ and $ a_i + a_j \leq n$, there exists an index $ k$ such that $ a_i + a_j = a_k$. Show that</text:p>
            <text:p>\[ \frac {a_1 + a_2 + ... + a_m}{m} \geq \frac {n + 1}{2}.</text:p>
            <text:p>\]</text:p>
          </table:table-cell>
          <table:table-cell office:value-type="string" calcext:value-type="string">
            <text:p>https://artofproblemsolving.com/community/c3945_1994_imo_shortlist</text:p>
          </table:table-cell>
          <table:table-cell office:value-type="string" calcext:value-type="string">
            <text:p>Let $ m$ and $ n$ be two positive integers. Let $ a_1$, $ a_2$, $ \ldots$, $ a_m$ be $ m$ different numbers from the set $ \{1, 2,\ldots, n\}$ such that for any two indices $ i$ and $ j$ with $ 1\leq i \leq j \leq m$ and $ a_i + a_j \leq n$, there exists an index $ k$ such that $ a_i + a_j = a_k$. Show that</text:p>
            <text:p>\[ \frac {a_1 + a_2 + ... + a_m}{m} \geq \frac {n + 1}{2}.</text:p>
            <text:p>\]</text:p>
          </table:table-cell>
          <table:table-cell/>
        </table:table-row>
        <table:table-row table:style-name="ro5">
          <table:table-cell office:value-type="string" calcext:value-type="string">
            <text:p>1994 IMO Shortlist</text:p>
          </table:table-cell>
          <table:table-cell office:value-type="float" office:value="1994" calcext:value-type="float">
            <text:p>1994</text:p>
          </table:table-cell>
          <table:table-cell office:value-type="float" office:value="3" calcext:value-type="float">
            <text:p>3</text:p>
          </table:table-cell>
          <table:table-cell/>
          <table:table-cell office:value-type="string" calcext:value-type="string">
            <text:p>Let $ S$ be the set of all real numbers strictly greater than −1. Find all functions $ f: S \to S$ satisfying the two conditions:</text:p>
            <text:p/>
            <text:p>(a) $ f(x + f(y) + xf(y)) = y + f(x) + yf(x)$ for all $ x, y$ in $ S$;</text:p>
            <text:p/>
            <text:p>(b) $ \frac {f(x)}{x}$ is strictly increasing on each of the two intervals $ - 1 &lt; x &lt; 0$ and $ 0 &lt; x$.</text:p>
          </table:table-cell>
          <table:table-cell office:value-type="string" calcext:value-type="string">
            <text:p>https://artofproblemsolving.com/community/c3945_1994_imo_shortlist</text:p>
          </table:table-cell>
          <table:table-cell office:value-type="string" calcext:value-type="string">
            <text:p>Let $ S$ be the set of all real numbers strictly greater than −1. Find all functions $ f: S \to S$ satisfying the two conditions:</text:p>
            <text:p/>
            <text:p>(a) $ f(x + f(y) + xf(y)) = y + f(x) + yf(x)$ for all $ x, y$ in $ S$;</text:p>
            <text:p/>
            <text:p>(b) $ \frac {f(x)}{x}$ is strictly increasing on each of the two intervals $ - 1 &lt; x &lt; 0$ and $ 0 &lt; x$.</text:p>
          </table:table-cell>
          <table:table-cell/>
        </table:table-row>
        <table:table-row table:style-name="ro5">
          <table:table-cell office:value-type="string" calcext:value-type="string">
            <text:p>1994 IMO Shortlist</text:p>
          </table:table-cell>
          <table:table-cell office:value-type="float" office:value="1994" calcext:value-type="float">
            <text:p>1994</text:p>
          </table:table-cell>
          <table:table-cell office:value-type="float" office:value="4" calcext:value-type="float">
            <text:p>4</text:p>
          </table:table-cell>
          <table:table-cell/>
          <table:table-cell office:value-type="string" calcext:value-type="string">
            <text:p>Let $ \mathbb{R}$ denote the set of all real numbers and $ \mathbb{R}^+$ the subset of all positive ones. Let $ \alpha$ and $ \beta$ be given elements in $ \mathbb{R},$ not necessarily distinct. Find all functions $ f: \mathbb{R}^+ \mapsto \mathbb{R}$ such that</text:p>
            <text:p/>
            <text:p>\[ f(x)f(y) = y^{\alpha} f \left( \frac{x}{2} \right) + x^{\beta} f \left( \frac{y}{2} \right) \forall x,y \in \mathbb{R}^+.\]</text:p>
          </table:table-cell>
          <table:table-cell office:value-type="string" calcext:value-type="string">
            <text:p>https://artofproblemsolving.com/community/c3945_1994_imo_shortlist</text:p>
          </table:table-cell>
          <table:table-cell office:value-type="string" calcext:value-type="string">
            <text:p>Let $ \mathbb{R}$ denote the set of all real numbers and $ \mathbb{R}^+$ the subset of all positive ones. Let $ \alpha$ and $ \beta$ be given elements in $ \mathbb{R},$ not necessarily distinct. Find all functions $ f: \mathbb{R}^+ \mapsto \mathbb{R}$ such that</text:p>
            <text:p/>
            <text:p>\[ f(x)f(y) = y^{\alpha} f \left( \frac{x}{2} \right) + x^{\beta} f \left( \frac{y}{2} \right) \forall x,y \in \mathbb{R}^+.\]</text:p>
          </table:table-cell>
          <table:table-cell/>
        </table:table-row>
        <table:table-row table:style-name="ro7">
          <table:table-cell office:value-type="string" calcext:value-type="string">
            <text:p>1994 IMO Shortlist</text:p>
          </table:table-cell>
          <table:table-cell office:value-type="float" office:value="1994" calcext:value-type="float">
            <text:p>1994</text:p>
          </table:table-cell>
          <table:table-cell office:value-type="float" office:value="5" calcext:value-type="float">
            <text:p>5</text:p>
          </table:table-cell>
          <table:table-cell/>
          <table:table-cell office:value-type="string" calcext:value-type="string">
            <text:p>Let $ f(x) = \frac{x^2+1}{2x}$ for $ x \neq 0.$ Define $ f^{(0)}(x) = x$ and $ f^{(n)}(x) = f(f^{(n-1)}(x))$ for all positive integers $ n$ and $ x \neq 0.$ Prove that for all non-negative integers $ n$ and $ x \neq \{-1,0,1\}$</text:p>
            <text:p/>
            <text:p>\[ \frac{f^{(n)}(x)}{f^{(n+1)}(x)} = 1 + \frac{1}{f \left( \left( \frac{x+1}{x-1} \right)^{2n} \right)}.\]</text:p>
          </table:table-cell>
          <table:table-cell office:value-type="string" calcext:value-type="string">
            <text:p>https://artofproblemsolving.com/community/c3945_1994_imo_shortlist</text:p>
          </table:table-cell>
          <table:table-cell office:value-type="string" calcext:value-type="string">
            <text:p>Let $ f(x) = \frac{x^2+1}{2x}$ for $ x \neq 0.$ Define $ f^{(0)}(x) = x$ and $ f^{(n)}(x) = f(f^{(n-1)}(x))$ for all positive integers $ n$ and $ x \neq 0.$ Prove that for all non-negative integers $ n$ and $ x \neq \{-1,0,1\}$</text:p>
            <text:p/>
            <text:p>\[ \frac{f^{(n)}(x)}{f^{(n+1)}(x)} = 1 + \frac{1}{f \left( \left( \frac{x+1}{x-1} \right)^{2n} \right)}.\]</text:p>
          </table:table-cell>
          <table:table-cell/>
        </table:table-row>
        <table:table-row table:style-name="ro13">
          <table:table-cell office:value-type="string" calcext:value-type="string">
            <text:p>1994 IMO Shortlist</text:p>
          </table:table-cell>
          <table:table-cell office:value-type="float" office:value="1994" calcext:value-type="float">
            <text:p>1994</text:p>
          </table:table-cell>
          <table:table-cell office:value-type="float" office:value="1" calcext:value-type="float">
            <text:p>1</text:p>
          </table:table-cell>
          <table:table-cell/>
          <table:table-cell office:value-type="string" calcext:value-type="string">
            <text:p>$ C$ and $ D$ are points on a semicircle. The tangent at $ C$ meets the extended diameter of the semicircle at $ B$, and the tangent at $ D$ meets it at $ A$, so that $ A$ and $ B$ are on opposite sides of the center. The lines $ AC$ and $ BD$ meet at $ E$. $ F$ is the foot of the perpendicular from $ E$ to $ AB$. Show that $ EF$ bisects angle $ CFD$</text:p>
          </table:table-cell>
          <table:table-cell office:value-type="string" calcext:value-type="string">
            <text:p>https://artofproblemsolving.com/community/c3945_1994_imo_shortlist</text:p>
          </table:table-cell>
          <table:table-cell office:value-type="string" calcext:value-type="string">
            <text:p>$ C$ and $ D$ are points on a semicircle. The tangent at $ C$ meets the extended diameter of the semicircle at $ B$, and the tangent at $ D$ meets it at $ A$, so that $ A$ and $ B$ are on opposite sides of the center. The lines $ AC$ and $ BD$ meet at $ E$. $ F$ is the foot of the perpendicular from $ E$ to $ AB$. Show that $ EF$ bisects angle $ CFD$</text:p>
          </table:table-cell>
          <table:table-cell/>
        </table:table-row>
        <table:table-row table:style-name="ro4">
          <table:table-cell office:value-type="string" calcext:value-type="string">
            <text:p>1994 IMO Shortlist</text:p>
          </table:table-cell>
          <table:table-cell office:value-type="float" office:value="1994" calcext:value-type="float">
            <text:p>1994</text:p>
          </table:table-cell>
          <table:table-cell office:value-type="float" office:value="2" calcext:value-type="float">
            <text:p>2</text:p>
          </table:table-cell>
          <table:table-cell/>
          <table:table-cell office:value-type="string" calcext:value-type="string">
            <text:p>$ ABCD$ is a quadrilateral with $ BC$ parallel to $ AD$. $ M$ is the midpoint of $ CD$, $ P$ is the midpoint of $ MA$ and $ Q$ is the midpoint of $ MB$. The lines $ DP$ and $ CQ$ meet at $ N$. Prove that $ N$ is inside the quadrilateral $ ABCD$.</text:p>
          </table:table-cell>
          <table:table-cell office:value-type="string" calcext:value-type="string">
            <text:p>https://artofproblemsolving.com/community/c3945_1994_imo_shortlist</text:p>
          </table:table-cell>
          <table:table-cell office:value-type="string" calcext:value-type="string">
            <text:p>$ ABCD$ is a quadrilateral with $ BC$ parallel to $ AD$. $ M$ is the midpoint of $ CD$, $ P$ is the midpoint of $ MA$ and $ Q$ is the midpoint of $ MB$. The lines $ DP$ and $ CQ$ meet at $ N$. Prove that $ N$ is inside the quadrilateral $ ABCD$.</text:p>
          </table:table-cell>
          <table:table-cell/>
        </table:table-row>
        <table:table-row table:style-name="ro4">
          <table:table-cell office:value-type="string" calcext:value-type="string">
            <text:p>1994 IMO Shortlist</text:p>
          </table:table-cell>
          <table:table-cell office:value-type="float" office:value="1994" calcext:value-type="float">
            <text:p>1994</text:p>
          </table:table-cell>
          <table:table-cell office:value-type="float" office:value="3" calcext:value-type="float">
            <text:p>3</text:p>
          </table:table-cell>
          <table:table-cell/>
          <table:table-cell office:value-type="string" calcext:value-type="string">
            <text:p>A circle $ C$ has two parallel tangents $ L'$ and$ L"$. A circle $ C'$ touches $ L'$ at $ A$ and $ C$ at $ X$. A circle $ C"$ touches $ L"$ at $ B$, $ C$ at $ Y$ and $ C'$ at $ Z$. The lines $ AY$ and $ BX$ meet at $ Q$. Show that $ Q$ is the circumcenter of $ XYZ$</text:p>
          </table:table-cell>
          <table:table-cell office:value-type="string" calcext:value-type="string">
            <text:p>https://artofproblemsolving.com/community/c3945_1994_imo_shortlist</text:p>
          </table:table-cell>
          <table:table-cell office:value-type="string" calcext:value-type="string">
            <text:p>A circle $ C$ has two parallel tangents $ L'$ and$ L"$. A circle $ C'$ touches $ L'$ at $ A$ and $ C$ at $ X$. A circle $ C"$ touches $ L"$ at $ B$, $ C$ at $ Y$ and $ C'$ at $ Z$. The lines $ AY$ and $ BX$ meet at $ Q$. Show that $ Q$ is the circumcenter of $ XYZ$</text:p>
          </table:table-cell>
          <table:table-cell/>
        </table:table-row>
        <table:table-row table:style-name="ro7">
          <table:table-cell office:value-type="string" calcext:value-type="string">
            <text:p>1994 IMO Shortlist</text:p>
          </table:table-cell>
          <table:table-cell office:value-type="float" office:value="1994" calcext:value-type="float">
            <text:p>1994</text:p>
          </table:table-cell>
          <table:table-cell office:value-type="float" office:value="4" calcext:value-type="float">
            <text:p>4</text:p>
          </table:table-cell>
          <table:table-cell/>
          <table:table-cell office:value-type="string" calcext:value-type="string">
            <text:p>Let $ ABC$ be an isosceles triangle with $ AB = AC$. $ M$ is the midpoint of $ BC$ and $ O$ is the point on the line $ AM$ such that $ OB$ is perpendicular to $ AB$. $ Q$ is an arbitrary point on $ BC$ different from $ B$ and $ C$. $ E$ lies on the line $ AB$ and $ F$ lies on the line $ AC$ such that $ E, Q, F$ are distinct and collinear. Prove that $ OQ$ is perpendicular to $ EF$ if and only if $ QE = QF$.</text:p>
          </table:table-cell>
          <table:table-cell office:value-type="string" calcext:value-type="string">
            <text:p>https://artofproblemsolving.com/community/c3945_1994_imo_shortlist</text:p>
          </table:table-cell>
          <table:table-cell office:value-type="string" calcext:value-type="string">
            <text:p>Let $ ABC$ be an isosceles triangle with $ AB = AC$. $ M$ is the midpoint of $ BC$ and $ O$ is the point on the line $ AM$ such that $ OB$ is perpendicular to $ AB$. $ Q$ is an arbitrary point on $ BC$ different from $ B$ and $ C$. $ E$ lies on the line $ AB$ and $ F$ lies on the line $ AC$ such that $ E, Q, F$ are distinct and collinear. Prove that $ OQ$ is perpendicular to $ EF$ if and only if $ QE = QF$.</text:p>
          </table:table-cell>
          <table:table-cell/>
        </table:table-row>
        <table:table-row table:style-name="ro9">
          <table:table-cell office:value-type="string" calcext:value-type="string">
            <text:p>1994 IMO Shortlist</text:p>
          </table:table-cell>
          <table:table-cell office:value-type="float" office:value="1994" calcext:value-type="float">
            <text:p>1994</text:p>
          </table:table-cell>
          <table:table-cell office:value-type="float" office:value="5" calcext:value-type="float">
            <text:p>5</text:p>
          </table:table-cell>
          <table:table-cell/>
          <table:table-cell office:value-type="string" calcext:value-type="string">
            <text:p>A circle $ C$ with center $ O.$ and a line $ L$ which does not touch circle $ C.$ $ OQ$ is perpendicular to $ L,$ $ Q$ is on $ L.$ $ P$ is on $ L,$ draw two tangents $ L_1, L_2$ to circle $ C.$ $ QA, QB$ are perpendicular to $ L_1, L_2$ respectively. ($ A$ on $ L_1,$ $ B$ on $ L_2$). Prove that, line $ AB$ intersect $ QO$ at a fixed point.</text:p>
            <text:p/>
            <text:p>\textit{Original formulation:}</text:p>
            <text:p/>
            <text:p>A line $ l$ does not meet a circle $ \omega$ with center $ O.$ $ E$ is the point on $ l$ such that $ OE$ is perpendicular to $ l.$ $ M$ is any point on $ l$ other than $ E.$ The tangents from $ M$ to $ \omega$ touch it at $ A$ and $ B.$ $ C$ is the point on $ MA$ such that $ EC$ is perpendicular to $ MA.$ $ D$ is the point on $ MB$ such that $ ED$ is perpendicular to $ MB.$ The line $ CD$ cuts $ OE$ at $ F.$ Prove that the location of $ F$ is independent of that of $ M.$</text:p>
          </table:table-cell>
          <table:table-cell office:value-type="string" calcext:value-type="string">
            <text:p>https://artofproblemsolving.com/community/c3945_1994_imo_shortlist</text:p>
          </table:table-cell>
          <table:table-cell office:value-type="string" calcext:value-type="string">
            <text:p>A circle $ C$ with center $ O.$ and a line $ L$ which does not touch circle $ C.$ $ OQ$ is perpendicular to $ L,$ $ Q$ is on $ L.$ $ P$ is on $ L,$ draw two tangents $ L_1, L_2$ to circle $ C.$ $ QA, QB$ are perpendicular to $ L_1, L_2$ respectively. ($ A$ on $ L_1,$ $ B$ on $ L_2$). Prove that, line $ AB$ intersect $ QO$ at a fixed point.</text:p>
            <text:p/>
            <text:p>\textit{Original formulation:}</text:p>
            <text:p/>
            <text:p>A line $ l$ does not meet a circle $ \omega$ with center $ O.$ $ E$ is the point on $ l$ such that $ OE$ is perpendicular to $ l.$ $ M$ is any point on $ l$ other than $ E.$ The tangents from $ M$ to $ \omega$ touch it at $ A$ and $ B.$ $ C$ is the point on $ MA$ such that $ EC$ is perpendicular to $ MA.$ $ D$ is the point on $ MB$ such that $ ED$ is perpendicular to $ MB.$ The line $ CD$ cuts $ OE$ at $ F.$ Prove that the location of $ F$ is independent of that of $ M.$</text:p>
          </table:table-cell>
          <table:table-cell/>
        </table:table-row>
        <table:table-row table:style-name="ro6">
          <table:table-cell office:value-type="string" calcext:value-type="string">
            <text:p>1994 IMO Shortlist</text:p>
          </table:table-cell>
          <table:table-cell office:value-type="float" office:value="1994" calcext:value-type="float">
            <text:p>1994</text:p>
          </table:table-cell>
          <table:table-cell office:value-type="float" office:value="1" calcext:value-type="float">
            <text:p>1</text:p>
          </table:table-cell>
          <table:table-cell/>
          <table:table-cell office:value-type="string" calcext:value-type="string">
            <text:p>$ M$ is a subset of $ \{1, 2, 3, \ldots, 15\}$ such that the product of any three distinct elements of $ M$ is not a square. Determine the maximum number of elements in $ M.$</text:p>
          </table:table-cell>
          <table:table-cell office:value-type="string" calcext:value-type="string">
            <text:p>https://artofproblemsolving.com/community/c3945_1994_imo_shortlist</text:p>
          </table:table-cell>
          <table:table-cell office:value-type="string" calcext:value-type="string">
            <text:p>$ M$ is a subset of $ \{1, 2, 3, \ldots, 15\}$ such that the product of any three distinct elements of $ M$ is not a square. Determine the maximum number of elements in $ M.$</text:p>
          </table:table-cell>
          <table:table-cell/>
        </table:table-row>
        <table:table-row table:style-name="ro6">
          <table:table-cell office:value-type="string" calcext:value-type="string">
            <text:p>1994 IMO Shortlist</text:p>
          </table:table-cell>
          <table:table-cell office:value-type="float" office:value="1994" calcext:value-type="float">
            <text:p>1994</text:p>
          </table:table-cell>
          <table:table-cell office:value-type="float" office:value="2" calcext:value-type="float">
            <text:p>2</text:p>
          </table:table-cell>
          <table:table-cell/>
          <table:table-cell office:value-type="string" calcext:value-type="string">
            <text:p>Find all ordered pairs $ (m,n)$ where $ m$ and $ n$ are positive integers such that $ \frac {n^3 + 1}{mn - 1}$ is an integer.</text:p>
          </table:table-cell>
          <table:table-cell office:value-type="string" calcext:value-type="string">
            <text:p>https://artofproblemsolving.com/community/c3945_1994_imo_shortlist</text:p>
          </table:table-cell>
          <table:table-cell office:value-type="string" calcext:value-type="string">
            <text:p>Find all ordered pairs $ (m,n)$ where $ m$ and $ n$ are positive integers such that $ \frac {n^3 + 1}{mn - 1}$ is an integer.</text:p>
          </table:table-cell>
          <table:table-cell/>
        </table:table-row>
        <table:table-row table:style-name="ro4">
          <table:table-cell office:value-type="string" calcext:value-type="string">
            <text:p>1994 IMO Shortlist</text:p>
          </table:table-cell>
          <table:table-cell office:value-type="float" office:value="1994" calcext:value-type="float">
            <text:p>1994</text:p>
          </table:table-cell>
          <table:table-cell office:value-type="float" office:value="3" calcext:value-type="float">
            <text:p>3</text:p>
          </table:table-cell>
          <table:table-cell/>
          <table:table-cell office:value-type="string" calcext:value-type="string">
            <text:p>Show that there exists a set $ A$ of positive integers with the following property: for any infinite set $ S$ of primes, there exist \textit{two} positive integers $ m$ in $ A$ and $ n$ not in $ A$, each of which is a product of $ k$ distinct elements of $ S$ for some $ k \geq 2$.</text:p>
          </table:table-cell>
          <table:table-cell office:value-type="string" calcext:value-type="string">
            <text:p>https://artofproblemsolving.com/community/c3945_1994_imo_shortlist</text:p>
          </table:table-cell>
          <table:table-cell office:value-type="string" calcext:value-type="string">
            <text:p>Show that there exists a set $ A$ of positive integers with the following property: for any infinite set $ S$ of primes, there exist \textit{two} positive integers $ m$ in $ A$ and $ n$ not in $ A$, each of which is a product of $ k$ distinct elements of $ S$ for some $ k \geq 2$.</text:p>
          </table:table-cell>
          <table:table-cell/>
        </table:table-row>
        <table:table-row table:style-name="ro7">
          <table:table-cell office:value-type="string" calcext:value-type="string">
            <text:p>1994 IMO Shortlist</text:p>
          </table:table-cell>
          <table:table-cell office:value-type="float" office:value="1994" calcext:value-type="float">
            <text:p>1994</text:p>
          </table:table-cell>
          <table:table-cell office:value-type="float" office:value="4" calcext:value-type="float">
            <text:p>4</text:p>
          </table:table-cell>
          <table:table-cell/>
          <table:table-cell office:value-type="string" calcext:value-type="string">
            <text:p>Define the sequences $ a_n, b_n, c_n$ as follows. $ a_0 = k, b_0 = 4, c_0 = 1$.</text:p>
            <text:p>If $ a_n$ is even then $ a_{n + 1} = \frac {a_n}{2}$, $ b_{n + 1} = 2b_n$, $ c_{n + 1} = c_n$.</text:p>
            <text:p>If $ a_n$ is odd, then $ a_{n + 1} = a_n - \frac {b_n}{2} - c_n$, $ b_{n + 1} = b_n$, $ c_{n + 1} = b_n + c_n$.</text:p>
            <text:p>Find the number of positive integers $ k &lt; 1995$ such that some $ a_n = 0$.</text:p>
          </table:table-cell>
          <table:table-cell office:value-type="string" calcext:value-type="string">
            <text:p>https://artofproblemsolving.com/community/c3945_1994_imo_shortlist</text:p>
          </table:table-cell>
          <table:table-cell office:value-type="string" calcext:value-type="string">
            <text:p>Define the sequences $ a_n, b_n, c_n$ as follows. $ a_0 = k, b_0 = 4, c_0 = 1$.</text:p>
            <text:p>If $ a_n$ is even then $ a_{n + 1} = \frac {a_n}{2}$, $ b_{n + 1} = 2b_n$, $ c_{n + 1} = c_n$.</text:p>
            <text:p>If $ a_n$ is odd, then $ a_{n + 1} = a_n - \frac {b_n}{2} - c_n$, $ b_{n + 1} = b_n$, $ c_{n + 1} = b_n + c_n$.</text:p>
            <text:p>Find the number of positive integers $ k &lt; 1995$ such that some $ a_n = 0$.</text:p>
          </table:table-cell>
          <table:table-cell/>
        </table:table-row>
        <table:table-row table:style-name="ro10">
          <table:table-cell office:value-type="string" calcext:value-type="string">
            <text:p>1994 IMO Shortlist</text:p>
          </table:table-cell>
          <table:table-cell office:value-type="float" office:value="1994" calcext:value-type="float">
            <text:p>1994</text:p>
          </table:table-cell>
          <table:table-cell office:value-type="float" office:value="5" calcext:value-type="float">
            <text:p>5</text:p>
          </table:table-cell>
          <table:table-cell/>
          <table:table-cell office:value-type="string" calcext:value-type="string">
            <text:p>For any positive integer $ k$, let $ f_k$ be the number of elements in the set $ \{ k + 1, k + 2, \ldots, 2k\}$ whose base 2 representation contains exactly three 1s.</text:p>
            <text:p/>
            <text:p>(a) Prove that for any positive integer $ m$, there exists at least one positive integer $ k$ such that $ f(k) = m$.</text:p>
            <text:p/>
            <text:p>(b) Determine all positive integers $ m$ for which there exists \textit{exactly one} $ k$ with $ f(k) = m$.</text:p>
          </table:table-cell>
          <table:table-cell office:value-type="string" calcext:value-type="string">
            <text:p>https://artofproblemsolving.com/community/c3945_1994_imo_shortlist</text:p>
          </table:table-cell>
          <table:table-cell office:value-type="string" calcext:value-type="string">
            <text:p>For any positive integer $ k$, let $ f_k$ be the number of elements in the set $ \{ k + 1, k + 2, \ldots, 2k\}$ whose base 2 representation contains exactly three 1s.</text:p>
            <text:p/>
            <text:p>(a) Prove that for any positive integer $ m$, there exists at least one positive integer $ k$ such that $ f(k) = m$.</text:p>
            <text:p/>
            <text:p>(b) Determine all positive integers $ m$ for which there exists \textit{exactly one} $ k$ with $ f(k) = m$.</text:p>
          </table:table-cell>
          <table:table-cell/>
        </table:table-row>
        <table:table-row table:style-name="ro13">
          <table:table-cell office:value-type="string" calcext:value-type="string">
            <text:p>1994 IMO Shortlist</text:p>
          </table:table-cell>
          <table:table-cell office:value-type="float" office:value="1994" calcext:value-type="float">
            <text:p>1994</text:p>
          </table:table-cell>
          <table:table-cell office:value-type="float" office:value="6" calcext:value-type="float">
            <text:p>6</text:p>
          </table:table-cell>
          <table:table-cell/>
          <table:table-cell office:value-type="string" calcext:value-type="string">
            <text:p>Define the sequence $ a_1, a_2, a_3, ...$ as follows. $ a_1$ and $ a_2$ are coprime positive integers and $ a_{n + 2} = a_{n + 1}a_n + 1$. Show that for every $ m &gt; 1$ there is an $ n &gt; m$ such that $ a_m^m$ divides $ a_n^n$. Is it true that $ a_1$ must divide $ a_n^n$ for some $ n &gt; 1$?</text:p>
          </table:table-cell>
          <table:table-cell office:value-type="string" calcext:value-type="string">
            <text:p>https://artofproblemsolving.com/community/c3945_1994_imo_shortlist</text:p>
          </table:table-cell>
          <table:table-cell office:value-type="string" calcext:value-type="string">
            <text:p>Define the sequence $ a_1, a_2, a_3, ...$ as follows. $ a_1$ and $ a_2$ are coprime positive integers and $ a_{n + 2} = a_{n + 1}a_n + 1$. Show that for every $ m &gt; 1$ there is an $ n &gt; m$ such that $ a_m^m$ divides $ a_n^n$. Is it true that $ a_1$ must divide $ a_n^n$ for some $ n &gt; 1$?</text:p>
          </table:table-cell>
          <table:table-cell/>
        </table:table-row>
        <table:table-row table:style-name="ro4">
          <table:table-cell office:value-type="string" calcext:value-type="string">
            <text:p>1994 IMO Shortlist</text:p>
          </table:table-cell>
          <table:table-cell office:value-type="float" office:value="1994" calcext:value-type="float">
            <text:p>1994</text:p>
          </table:table-cell>
          <table:table-cell office:value-type="float" office:value="7" calcext:value-type="float">
            <text:p>7</text:p>
          </table:table-cell>
          <table:table-cell/>
          <table:table-cell office:value-type="string" calcext:value-type="string">
            <text:p>A wobbly number is a positive integer whose digits are alternately zero and non-zero with the last digit non-zero (for example, 201). Find all positive integers which do not divide any wobbly number.</text:p>
          </table:table-cell>
          <table:table-cell office:value-type="string" calcext:value-type="string">
            <text:p>https://artofproblemsolving.com/community/c3945_1994_imo_shortlist</text:p>
          </table:table-cell>
          <table:table-cell office:value-type="string" calcext:value-type="string">
            <text:p>A wobbly number is a positive integer whose digits are alternately zero and non-zero with the last digit non-zero (for example, 201). Find all positive integers which do not divide any wobbly number.</text:p>
          </table:table-cell>
          <table:table-cell/>
        </table:table-row>
        <table:table-row table:style-name="ro7">
          <table:table-cell office:value-type="string" calcext:value-type="string">
            <text:p>1994 IMO Shortlist</text:p>
          </table:table-cell>
          <table:table-cell office:value-type="float" office:value="1994" calcext:value-type="float">
            <text:p>1994</text:p>
          </table:table-cell>
          <table:table-cell office:value-type="float" office:value="1" calcext:value-type="float">
            <text:p>1</text:p>
          </table:table-cell>
          <table:table-cell/>
          <table:table-cell office:value-type="string" calcext:value-type="string">
            <text:p>Two players play alternately on a $ 5 \times 5$ board. The first player always enters a $ 1$ into an empty square and the second player always enters a $ 0$ into an empty square. When the board is full, the sum of the numbers in each of the nine $ 3 \times 3$ squares is calculated and the first player's score is the largest such sum. What is the largest score the first player can make, regardless of the responses of the second player?</text:p>
          </table:table-cell>
          <table:table-cell office:value-type="string" calcext:value-type="string">
            <text:p>https://artofproblemsolving.com/community/c3945_1994_imo_shortlist</text:p>
          </table:table-cell>
          <table:table-cell office:value-type="string" calcext:value-type="string">
            <text:p>Two players play alternately on a $ 5 \times 5$ board. The first player always enters a $ 1$ into an empty square and the second player always enters a $ 0$ into an empty square. When the board is full, the sum of the numbers in each of the nine $ 3 \times 3$ squares is calculated and the first player's score is the largest such sum. What is the largest score the first player can make, regardless of the responses of the second player?</text:p>
          </table:table-cell>
          <table:table-cell/>
        </table:table-row>
        <table:table-row table:style-name="ro3">
          <table:table-cell office:value-type="string" calcext:value-type="string">
            <text:p>1994 IMO Shortlist</text:p>
          </table:table-cell>
          <table:table-cell office:value-type="float" office:value="1994" calcext:value-type="float">
            <text:p>1994</text:p>
          </table:table-cell>
          <table:table-cell office:value-type="float" office:value="2" calcext:value-type="float">
            <text:p>2</text:p>
          </table:table-cell>
          <table:table-cell/>
          <table:table-cell office:value-type="string" calcext:value-type="string">
            <text:p>In a certain city, age is reckoned in terms of real numbers rather than integers. Every two citizens $x$ and $x'$ either know each other or do not know each other. Moreover, if they do not, then there exists a chain of citizens $x = x_0, x_1, \ldots, x_n = x'$ for some integer $n \geq 2$ such that $ x_{i-1}$ and $x_i$ know each other. In a census, all male citizens declare their ages, and there is at least one male citizen. Each female citizen provides only the information that her age is the average of the ages of all the citizens she knows. Prove that this is enough to determine uniquely the ages of all the female citizens.</text:p>
          </table:table-cell>
          <table:table-cell office:value-type="string" calcext:value-type="string">
            <text:p>https://artofproblemsolving.com/community/c3945_1994_imo_shortlist</text:p>
          </table:table-cell>
          <table:table-cell office:value-type="string" calcext:value-type="string">
            <text:p>In a certain city, age is reckoned in terms of real numbers rather than integers. Every two citizens $x$ and $x'$ either know each other or do not know each other. Moreover, if they do not, then there exists a chain of citizens $x = x_0, x_1, \ldots, x_n = x'$ for some integer $n \geq 2$ such that $ x_{i-1}$ and $x_i$ know each other. In a census, all male citizens declare their ages, and there is at least one male citizen. Each female citizen provides only the information that her age is the average of the ages of all the citizens she knows. Prove that this is enough to determine uniquely the ages of all the female citizens.</text:p>
          </table:table-cell>
          <table:table-cell/>
        </table:table-row>
        <table:table-row table:style-name="ro13">
          <table:table-cell office:value-type="string" calcext:value-type="string">
            <text:p>1994 IMO Shortlist</text:p>
          </table:table-cell>
          <table:table-cell office:value-type="float" office:value="1994" calcext:value-type="float">
            <text:p>1994</text:p>
          </table:table-cell>
          <table:table-cell office:value-type="float" office:value="3" calcext:value-type="float">
            <text:p>3</text:p>
          </table:table-cell>
          <table:table-cell/>
          <table:table-cell office:value-type="string" calcext:value-type="string">
            <text:p>Peter has three accounts in a bank, each with an integral number of dollars. He is only allowed to transfer money from one account to another so that the amount of money in the latter is doubled. Prove that Peter can always transfer all his money into two accounts. Can Peter always transfer all his money into one account?</text:p>
          </table:table-cell>
          <table:table-cell office:value-type="string" calcext:value-type="string">
            <text:p>https://artofproblemsolving.com/community/c3945_1994_imo_shortlist</text:p>
          </table:table-cell>
          <table:table-cell office:value-type="string" calcext:value-type="string">
            <text:p>Peter has three accounts in a bank, each with an integral number of dollars. He is only allowed to transfer money from one account to another so that the amount of money in the latter is doubled. Prove that Peter can always transfer all his money into two accounts. Can Peter always transfer all his money into one account?</text:p>
          </table:table-cell>
          <table:table-cell/>
        </table:table-row>
        <table:table-row table:style-name="ro10">
          <table:table-cell office:value-type="string" calcext:value-type="string">
            <text:p>1994 IMO Shortlist</text:p>
          </table:table-cell>
          <table:table-cell office:value-type="float" office:value="1994" calcext:value-type="float">
            <text:p>1994</text:p>
          </table:table-cell>
          <table:table-cell office:value-type="float" office:value="4" calcext:value-type="float">
            <text:p>4</text:p>
          </table:table-cell>
          <table:table-cell/>
          <table:table-cell office:value-type="string" calcext:value-type="string">
            <text:p>There are $ n + 1$ cells in a row labeled from $ 0$ to $ n$ and $ n + 1$ cards labeled from $ 0$ to $ n$. The cards are arbitrarily placed in the cells, one per cell. The objective is to get card $ i$ into cell $ i$ for each $ i$. The allowed move is to find the smallest $ h$ such that cell $ h$ has a card with a label $ k &gt; h$, pick up that card, slide the cards in cells $ h + 1$, $ h + 2$, ... , $ k$ one cell to the left and to place card $ k$ in cell $ k$. Show that at most $ 2^n - 1$ moves are required to get every card into the correct cell and that there is a unique starting position which requires $ 2^n - 1$ moves. [For example, if $ n = 2$ and the initial position is 210, then we get 102, then 012, a total of 2 moves.]</text:p>
          </table:table-cell>
          <table:table-cell office:value-type="string" calcext:value-type="string">
            <text:p>https://artofproblemsolving.com/community/c3945_1994_imo_shortlist</text:p>
          </table:table-cell>
          <table:table-cell office:value-type="string" calcext:value-type="string">
            <text:p>There are $ n + 1$ cells in a row labeled from $ 0$ to $ n$ and $ n + 1$ cards labeled from $ 0$ to $ n$. The cards are arbitrarily placed in the cells, one per cell. The objective is to get card $ i$ into cell $ i$ for each $ i$. The allowed move is to find the smallest $ h$ such that cell $ h$ has a card with a label $ k &gt; h$, pick up that card, slide the cards in cells $ h + 1$, $ h + 2$, ... , $ k$ one cell to the left and to place card $ k$ in cell $ k$. Show that at most $ 2^n - 1$ moves are required to get every card into the correct cell and that there is a unique starting position which requires $ 2^n - 1$ moves. [For example, if $ n = 2$ and the initial position is 210, then we get 102, then 012, a total of 2 moves.]</text:p>
          </table:table-cell>
          <table:table-cell/>
        </table:table-row>
        <table:table-row table:style-name="ro7">
          <table:table-cell office:value-type="string" calcext:value-type="string">
            <text:p>1994 IMO Shortlist</text:p>
          </table:table-cell>
          <table:table-cell office:value-type="float" office:value="1994" calcext:value-type="float">
            <text:p>1994</text:p>
          </table:table-cell>
          <table:table-cell office:value-type="float" office:value="5" calcext:value-type="float">
            <text:p>5</text:p>
          </table:table-cell>
          <table:table-cell/>
          <table:table-cell office:value-type="string" calcext:value-type="string">
            <text:p>$ 1994$ girls are seated at a round table. Initially one girl holds $ n$ tokens. Each turn a girl who is holding more than one token passes one token to each of her neighbours.</text:p>
            <text:p/>
            <text:p>a.) Show that if $ n &lt; 1994$, the game must terminate.</text:p>
            <text:p>b.) Show that if $ n = 1994$ it cannot terminate.</text:p>
          </table:table-cell>
          <table:table-cell office:value-type="string" calcext:value-type="string">
            <text:p>https://artofproblemsolving.com/community/c3945_1994_imo_shortlist</text:p>
          </table:table-cell>
          <table:table-cell office:value-type="string" calcext:value-type="string">
            <text:p>$ 1994$ girls are seated at a round table. Initially one girl holds $ n$ tokens. Each turn a girl who is holding more than one token passes one token to each of her neighbours.</text:p>
            <text:p/>
            <text:p>a.) Show that if $ n &lt; 1994$, the game must terminate.</text:p>
            <text:p>b.) Show that if $ n = 1994$ it cannot terminate.</text:p>
          </table:table-cell>
          <table:table-cell/>
        </table:table-row>
        <table:table-row table:style-name="ro13">
          <table:table-cell office:value-type="string" calcext:value-type="string">
            <text:p>1994 IMO Shortlist</text:p>
          </table:table-cell>
          <table:table-cell office:value-type="float" office:value="1994" calcext:value-type="float">
            <text:p>1994</text:p>
          </table:table-cell>
          <table:table-cell office:value-type="float" office:value="6" calcext:value-type="float">
            <text:p>6</text:p>
          </table:table-cell>
          <table:table-cell/>
          <table:table-cell office:value-type="string" calcext:value-type="string">
            <text:p>Two players play alternatively on an infinite square grid. The first player puts an $X$ in an empty cell and the second player puts an $O$ in an empty cell. The first player wins if he gets $11$ adjacent $X$'s in a line - horizontally, vertically or diagonally. Show that the second player can always prevent the first player from winning.</text:p>
          </table:table-cell>
          <table:table-cell office:value-type="string" calcext:value-type="string">
            <text:p>https://artofproblemsolving.com/community/c3945_1994_imo_shortlist</text:p>
          </table:table-cell>
          <table:table-cell office:value-type="string" calcext:value-type="string">
            <text:p>Two players play alternatively on an infinite square grid. The first player puts an $X$ in an empty cell and the second player puts an $O$ in an empty cell. The first player wins if he gets $11$ adjacent $X$'s in a line - horizontally, vertically or diagonally. Show that the second player can always prevent the first player from winning.</text:p>
          </table:table-cell>
          <table:table-cell/>
        </table:table-row>
        <table:table-row table:style-name="ro6">
          <table:table-cell office:value-type="string" calcext:value-type="string">
            <text:p>1994 IMO Shortlist</text:p>
          </table:table-cell>
          <table:table-cell office:value-type="float" office:value="1994" calcext:value-type="float">
            <text:p>1994</text:p>
          </table:table-cell>
          <table:table-cell office:value-type="float" office:value="7" calcext:value-type="float">
            <text:p>7</text:p>
          </table:table-cell>
          <table:table-cell/>
          <table:table-cell office:value-type="string" calcext:value-type="string">
            <text:p>Let <text:s/>$ n &gt; 2$. <text:s text:c="3"/>Show that there is a set of $ 2^{n-1}$ points in the plane, no three collinear such that no $ 2n$ form a convex $ 2n$-gon.</text:p>
          </table:table-cell>
          <table:table-cell office:value-type="string" calcext:value-type="string">
            <text:p>https://artofproblemsolving.com/community/c3945_1994_imo_shortlist</text:p>
          </table:table-cell>
          <table:table-cell office:value-type="string" calcext:value-type="string">
            <text:p>Let <text:s/>$ n &gt; 2$. <text:s text:c="3"/>Show that there is a set of $ 2^{n-1}$ points in the plane, no three collinear such that no $ 2n$ form a convex $ 2n$-gon.</text:p>
          </table:table-cell>
          <table:table-cell/>
        </table:table-row>
        <table:table-row table:style-name="ro10">
          <table:table-cell office:value-type="string" calcext:value-type="string">
            <text:p>1993 IMO Shortlist</text:p>
          </table:table-cell>
          <table:table-cell office:value-type="float" office:value="1993" calcext:value-type="float">
            <text:p>1993</text:p>
          </table:table-cell>
          <table:table-cell office:value-type="float" office:value="1" calcext:value-type="float">
            <text:p>1</text:p>
          </table:table-cell>
          <table:table-cell/>
          <table:table-cell office:value-type="string" calcext:value-type="string">
            <text:p>Define a sequence $\langle f(n)\rangle^{\infty}_{n=1}$ of positive integers by $f(1) = 1$ and \[f(n) =  \begin{cases} f(n-1) - n &amp; \text{ if } f(n-1) &gt; n;\\ f(n-1) + n &amp; \text{ if } f(n-1) \leq n, \end{cases}\]for $n \geq 2.$  Let $S = \{n \in \mathbb{N} \;\mid\; f(n) = 1993\}.$</text:p>
            <text:p/>
            <text:p>\textbf{(i)} Prove that $S$ is an infinite set.</text:p>
            <text:p>\textbf{(ii)} Find the least positive integer in $S.$</text:p>
            <text:p>\textbf{(iii)} If all the elements of $S$ are written in ascending order as \[ n_1 &lt; n_2 &lt; n_3 &lt; \ldots ,  \]show that \[ \lim_{i\rightarrow\infty} \frac{n_{i+1}}{n_i} = 3.  \]</text:p>
          </table:table-cell>
          <table:table-cell office:value-type="string" calcext:value-type="string">
            <text:p>https://artofproblemsolving.com/community/c3944_1993_imo_shortlist</text:p>
          </table:table-cell>
          <table:table-cell office:value-type="string" calcext:value-type="string">
            <text:p>Define a sequence $\langle f(n)\rangle^{\infty}_{n=1}$ of positive integers by $f(1) = 1$ and \[f(n) =  \begin{cases} f(n-1) - n &amp; \text{ if } f(n-1) &gt; n;\\ f(n-1) + n &amp; \text{ if } f(n-1) \leq n, \end{cases}\]for $n \geq 2.$  Let $S = \{n \in \mathbb{N} \;\mid\; f(n) = 1993\}.$</text:p>
            <text:p/>
            <text:p>\textbf{(i)} Prove that $S$ is an infinite set.</text:p>
            <text:p>\textbf{(ii)} Find the least positive integer in $S.$</text:p>
            <text:p>\textbf{(iii)} If all the elements of $S$ are written in ascending order as \[ n_1 &lt; n_2 &lt; n_3 &lt; \ldots ,  \]show that \[ \lim_{i\rightarrow\infty} \frac{n_{i+1}}{n_i} = 3.  \]</text:p>
          </table:table-cell>
          <table:table-cell/>
        </table:table-row>
        <table:table-row table:style-name="ro4">
          <table:table-cell office:value-type="string" calcext:value-type="string">
            <text:p>1993 IMO Shortlist</text:p>
          </table:table-cell>
          <table:table-cell office:value-type="float" office:value="1993" calcext:value-type="float">
            <text:p>1993</text:p>
          </table:table-cell>
          <table:table-cell office:value-type="float" office:value="2" calcext:value-type="float">
            <text:p>2</text:p>
          </table:table-cell>
          <table:table-cell/>
          <table:table-cell office:value-type="string" calcext:value-type="string">
            <text:p>Show that there exists a finite set $A \subset \mathbb{R}^2$ such that for every $X \in A$ there are points $Y_1, Y_2, \ldots, Y_{1993}$ in $A$ such that the distance between $X$ and $Y_i$ is equal to 1, for every $i.$</text:p>
          </table:table-cell>
          <table:table-cell office:value-type="string" calcext:value-type="string">
            <text:p>https://artofproblemsolving.com/community/c3944_1993_imo_shortlist</text:p>
          </table:table-cell>
          <table:table-cell office:value-type="string" calcext:value-type="string">
            <text:p>Show that there exists a finite set $A \subset \mathbb{R}^2$ such that for every $X \in A$ there are points $Y_1, Y_2, \ldots, Y_{1993}$ in $A$ such that the distance between $X$ and $Y_i$ is equal to 1, for every $i.$</text:p>
          </table:table-cell>
          <table:table-cell/>
        </table:table-row>
        <table:table-row table:style-name="ro6">
          <table:table-cell office:value-type="string" calcext:value-type="string">
            <text:p>1993 IMO Shortlist</text:p>
          </table:table-cell>
          <table:table-cell office:value-type="float" office:value="1993" calcext:value-type="float">
            <text:p>1993</text:p>
          </table:table-cell>
          <table:table-cell office:value-type="float" office:value="3" calcext:value-type="float">
            <text:p>3</text:p>
          </table:table-cell>
          <table:table-cell/>
          <table:table-cell office:value-type="string" calcext:value-type="string">
            <text:p>Prove that \[ \frac{a}{b+2c+3d} +\frac{b}{c+2d+3a} +\frac{c}{d+2a+3b}+ \frac{d}{a+2b+3c} \geq \frac{2}{3} \] for all positive real numbers $a,b,c,d$.</text:p>
          </table:table-cell>
          <table:table-cell office:value-type="string" calcext:value-type="string">
            <text:p>https://artofproblemsolving.com/community/c3944_1993_imo_shortlist</text:p>
          </table:table-cell>
          <table:table-cell office:value-type="string" calcext:value-type="string">
            <text:p>Prove that \[ \frac{a}{b+2c+3d} +\frac{b}{c+2d+3a} +\frac{c}{d+2a+3b}+ \frac{d}{a+2b+3c} \geq \frac{2}{3} \] for all positive real numbers $a,b,c,d$.</text:p>
          </table:table-cell>
          <table:table-cell/>
        </table:table-row>
        <table:table-row table:style-name="ro13">
          <table:table-cell office:value-type="string" calcext:value-type="string">
            <text:p>1993 IMO Shortlist</text:p>
          </table:table-cell>
          <table:table-cell office:value-type="float" office:value="1993" calcext:value-type="float">
            <text:p>1993</text:p>
          </table:table-cell>
          <table:table-cell office:value-type="float" office:value="4" calcext:value-type="float">
            <text:p>4</text:p>
          </table:table-cell>
          <table:table-cell/>
          <table:table-cell office:value-type="string" calcext:value-type="string">
            <text:p>Solve the following system of equations, in which $a$ is a given number satisfying $|a| &gt; 1$:</text:p>
            <text:p/>
            <text:p>$\begin{matrix} x_{1}^2 = ax_2 + 1 \\ x_{2}^2 = ax_3 + 1 \\ \ldots \\ x_{999}^2 = ax_{1000} + 1 \\ x_{1000}^2 = ax_1 + 1 \\ \end{matrix}$</text:p>
          </table:table-cell>
          <table:table-cell office:value-type="string" calcext:value-type="string">
            <text:p>https://artofproblemsolving.com/community/c3944_1993_imo_shortlist</text:p>
          </table:table-cell>
          <table:table-cell office:value-type="string" calcext:value-type="string">
            <text:p>Solve the following system of equations, in which $a$ is a given number satisfying $|a| &gt; 1$:</text:p>
            <text:p/>
            <text:p>$\begin{matrix} x_{1}^2 = ax_2 + 1 \\ x_{2}^2 = ax_3 + 1 \\ \ldots \\ x_{999}^2 = ax_{1000} + 1 \\ x_{1000}^2 = ax_1 + 1 \\ \end{matrix}$</text:p>
          </table:table-cell>
          <table:table-cell/>
        </table:table-row>
        <table:table-row table:style-name="ro9">
          <table:table-cell office:value-type="string" calcext:value-type="string">
            <text:p>1993 IMO Shortlist</text:p>
          </table:table-cell>
          <table:table-cell office:value-type="float" office:value="1993" calcext:value-type="float">
            <text:p>1993</text:p>
          </table:table-cell>
          <table:table-cell office:value-type="float" office:value="5" calcext:value-type="float">
            <text:p>5</text:p>
          </table:table-cell>
          <table:table-cell/>
          <table:table-cell office:value-type="string" calcext:value-type="string">
            <text:p>$a &gt; 0$ and $b$, $c$ are integers such that $ac$ – $b^2$ is a square-free positive integer P. For exampleP could be $3*5$, but not $3^2*5$. Let $f(n)$ be the number of pairs of integers $d, e$ such that $ad^2 + 2bde + ce^2= n$.  Show that$f(n)$ is finite and that $f(n) = f(P^{k}n)$ for every positive integer $k$.</text:p>
            <text:p/>
            <text:p>\textbf{Original Statement:}</text:p>
            <text:p/>
            <text:p>Let $a,b,c$ be given integers $a &gt; 0,$ $ac-b^2 = P = P_1 \cdots P_n$ where $P_1 \cdots P_n$ are (distinct) prime numbers. Let $M(n)$ denote the number of pairs of integers $(x,y)$ for which \[ ax^2 + 2bxy + cy^2 = n.  \]Prove that $M(n)$ is finite and $M(n) = M(P_k \cdot n)$ for every integer $k \geq 0.$ Note that the "$n$" in $P_N$ and the "$n$" in $M(n)$ do not have to be the same.</text:p>
          </table:table-cell>
          <table:table-cell office:value-type="string" calcext:value-type="string">
            <text:p>https://artofproblemsolving.com/community/c3944_1993_imo_shortlist</text:p>
          </table:table-cell>
          <table:table-cell office:value-type="string" calcext:value-type="string">
            <text:p>$a &gt; 0$ and $b$, $c$ are integers such that $ac$ – $b^2$ is a square-free positive integer P. For exampleP could be $3*5$, but not $3^2*5$. Let $f(n)$ be the number of pairs of integers $d, e$ such that $ad^2 + 2bde + ce^2= n$.  Show that$f(n)$ is finite and that $f(n) = f(P^{k}n)$ for every positive integer $k$.</text:p>
            <text:p/>
            <text:p>\textbf{Original Statement:}</text:p>
            <text:p/>
            <text:p>Let $a,b,c$ be given integers $a &gt; 0,$ $ac-b^2 = P = P_1 \cdots P_n$ where $P_1 \cdots P_n$ are (distinct) prime numbers. Let $M(n)$ denote the number of pairs of integers $(x,y)$ for which \[ ax^2 + 2bxy + cy^2 = n.  \]Prove that $M(n)$ is finite and $M(n) = M(P_k \cdot n)$ for every integer $k \geq 0.$ Note that the "$n$" in $P_N$ and the "$n$" in $M(n)$ do not have to be the same.</text:p>
          </table:table-cell>
          <table:table-cell/>
        </table:table-row>
        <table:table-row table:style-name="ro5">
          <table:table-cell office:value-type="string" calcext:value-type="string">
            <text:p>1993 IMO Shortlist</text:p>
          </table:table-cell>
          <table:table-cell office:value-type="float" office:value="1993" calcext:value-type="float">
            <text:p>1993</text:p>
          </table:table-cell>
          <table:table-cell office:value-type="float" office:value="6" calcext:value-type="float">
            <text:p>6</text:p>
          </table:table-cell>
          <table:table-cell/>
          <table:table-cell office:value-type="string" calcext:value-type="string">
            <text:p>Let $\mathbb{N} = \{1,2,3, \ldots\}$. Determine if there exists a strictly increasing function $f: \mathbb{N} \mapsto \mathbb{N}$ with the following properties:</text:p>
            <text:p/>
            <text:p>(i) $f(1) = 2$;</text:p>
            <text:p/>
            <text:p>(ii) $f(f(n)) = f(n) + n, (n \in \mathbb{N})$.</text:p>
          </table:table-cell>
          <table:table-cell office:value-type="string" calcext:value-type="string">
            <text:p>https://artofproblemsolving.com/community/c3944_1993_imo_shortlist</text:p>
          </table:table-cell>
          <table:table-cell office:value-type="string" calcext:value-type="string">
            <text:p>Let $\mathbb{N} = \{1,2,3, \ldots\}$. Determine if there exists a strictly increasing function $f: \mathbb{N} \mapsto \mathbb{N}$ with the following properties:</text:p>
            <text:p/>
            <text:p>(i) $f(1) = 2$;</text:p>
            <text:p/>
            <text:p>(ii) $f(f(n)) = f(n) + n, (n \in \mathbb{N})$.</text:p>
          </table:table-cell>
          <table:table-cell/>
        </table:table-row>
        <table:table-row table:style-name="ro4">
          <table:table-cell office:value-type="string" calcext:value-type="string">
            <text:p>1993 IMO Shortlist</text:p>
          </table:table-cell>
          <table:table-cell office:value-type="float" office:value="1993" calcext:value-type="float">
            <text:p>1993</text:p>
          </table:table-cell>
          <table:table-cell office:value-type="float" office:value="7" calcext:value-type="float">
            <text:p>7</text:p>
          </table:table-cell>
          <table:table-cell/>
          <table:table-cell office:value-type="string" calcext:value-type="string">
            <text:p>Let $n &gt; 1$ be an integer and let $f(x) = x^n + 5 \cdot x^{n-1} + 3.$ Prove that there do not exist polynomials $g(x),h(x),$ each having integer coefficients and degree at least one, such that $f(x) = g(x) \cdot h(x).$</text:p>
          </table:table-cell>
          <table:table-cell office:value-type="string" calcext:value-type="string">
            <text:p>https://artofproblemsolving.com/community/c3944_1993_imo_shortlist</text:p>
          </table:table-cell>
          <table:table-cell office:value-type="string" calcext:value-type="string">
            <text:p>Let $n &gt; 1$ be an integer and let $f(x) = x^n + 5 \cdot x^{n-1} + 3.$ Prove that there do not exist polynomials $g(x),h(x),$ each having integer coefficients and degree at least one, such that $f(x) = g(x) \cdot h(x).$</text:p>
          </table:table-cell>
          <table:table-cell/>
        </table:table-row>
        <table:table-row table:style-name="ro10">
          <table:table-cell office:value-type="string" calcext:value-type="string">
            <text:p>1993 IMO Shortlist</text:p>
          </table:table-cell>
          <table:table-cell office:value-type="float" office:value="1993" calcext:value-type="float">
            <text:p>1993</text:p>
          </table:table-cell>
          <table:table-cell office:value-type="float" office:value="8" calcext:value-type="float">
            <text:p>8</text:p>
          </table:table-cell>
          <table:table-cell/>
          <table:table-cell office:value-type="string" calcext:value-type="string">
            <text:p>Let $c_1, \ldots, c_n \in \mathbb{R}$ with $n \geq 2$ such that \[ 0 \leq \sum^n_{i=1} c_i \leq n. \] Show that we can find integers $k_1, \ldots, k_n$ such that \[ \sum^n_{i=1} k_i = 0 \] and \[ 1-n \leq c_i + n \cdot k_i \leq n \] for every $i = 1, \ldots, n.$</text:p>
            <text:p/>
            <text:p>Another formulation:Let $x_1, \ldots, x_n,$ with $n \geq 2$ be real numbers such that \[ |x_1 + \ldots + x_n| \leq n. \] Show that there exist integers $k_1, \ldots, k_n$ such that \[ |k_1 + \ldots + k_n| = 0. \] and \[ |x_i + 2 \cdot n \cdot k_i| \leq 2 \cdot n -1 \] for every $i = 1, \ldots, n.$ In order to prove this, denote $c_i = \frac{1+x_i}{2}$ for $i = 1, \ldots, n,$ etc.</text:p>
          </table:table-cell>
          <table:table-cell office:value-type="string" calcext:value-type="string">
            <text:p>https://artofproblemsolving.com/community/c3944_1993_imo_shortlist</text:p>
          </table:table-cell>
          <table:table-cell office:value-type="string" calcext:value-type="string">
            <text:p>Let $c_1, \ldots, c_n \in \mathbb{R}$ with $n \geq 2$ such that \[ 0 \leq \sum^n_{i=1} c_i \leq n. \] Show that we can find integers $k_1, \ldots, k_n$ such that \[ \sum^n_{i=1} k_i = 0 \] and \[ 1-n \leq c_i + n \cdot k_i \leq n \] for every $i = 1, \ldots, n.$</text:p>
            <text:p/>
            <text:p>Another formulation:Let $x_1, \ldots, x_n,$ with $n \geq 2$ be real numbers such that \[ |x_1 + \ldots + x_n| \leq n. \] Show that there exist integers $k_1, \ldots, k_n$ such that \[ |k_1 + \ldots + k_n| = 0. \] and \[ |x_i + 2 \cdot n \cdot k_i| \leq 2 \cdot n -1 \] for every $i = 1, \ldots, n.$ In order to prove this, denote $c_i = \frac{1+x_i}{2}$ for $i = 1, \ldots, n,$ etc.</text:p>
          </table:table-cell>
          <table:table-cell/>
        </table:table-row>
        <table:table-row table:style-name="ro4">
          <table:table-cell office:value-type="string" calcext:value-type="string">
            <text:p>1993 IMO Shortlist</text:p>
          </table:table-cell>
          <table:table-cell office:value-type="float" office:value="1993" calcext:value-type="float">
            <text:p>1993</text:p>
          </table:table-cell>
          <table:table-cell office:value-type="float" office:value="9" calcext:value-type="float">
            <text:p>9</text:p>
          </table:table-cell>
          <table:table-cell/>
          <table:table-cell office:value-type="string" calcext:value-type="string">
            <text:p>Let $a,b,c,d$ be four non-negative numbers satisfying \[ a+b+c+d=1. \] Prove the inequality \[ a \cdot b \cdot c + b \cdot c \cdot d + c \cdot d \cdot a + d \cdot a \cdot b \leq \frac{1}{27} + \frac{176}{27} \cdot a \cdot b \cdot c \cdot d. \]</text:p>
          </table:table-cell>
          <table:table-cell office:value-type="string" calcext:value-type="string">
            <text:p>https://artofproblemsolving.com/community/c3944_1993_imo_shortlist</text:p>
          </table:table-cell>
          <table:table-cell office:value-type="string" calcext:value-type="string">
            <text:p>Let $a,b,c,d$ be four non-negative numbers satisfying \[ a+b+c+d=1. \] Prove the inequality \[ a \cdot b \cdot c + b \cdot c \cdot d + c \cdot d \cdot a + d \cdot a \cdot b \leq \frac{1}{27} + \frac{176}{27} \cdot a \cdot b \cdot c \cdot d. \]</text:p>
          </table:table-cell>
          <table:table-cell/>
        </table:table-row>
        <table:table-row table:style-name="ro8">
          <table:table-cell office:value-type="string" calcext:value-type="string">
            <text:p>1993 IMO Shortlist</text:p>
          </table:table-cell>
          <table:table-cell office:value-type="float" office:value="1993" calcext:value-type="float">
            <text:p>1993</text:p>
          </table:table-cell>
          <table:table-cell office:value-type="float" office:value="1" calcext:value-type="float">
            <text:p>1</text:p>
          </table:table-cell>
          <table:table-cell/>
          <table:table-cell office:value-type="string" calcext:value-type="string">
            <text:p>a) Show that the set $ \mathbb{Q}^{ + }$ of all positive rationals can be partitioned into three disjoint subsets. $ A,B,C$ satisfying the following conditions:</text:p>
            <text:p>\[ BA = B; \&amp; B^2 = C; \&amp; BC = A;</text:p>
            <text:p>\]</text:p>
            <text:p>where $ HK$ stands for the set $ \{hk: h \in H, k \in K\}$ for any two subsets $ H, K$ of $ \mathbb{Q}^{ + }$ and $ H^2$ stands for $ HH.$</text:p>
            <text:p/>
            <text:p>b) Show that all positive rational cubes are in $ A$ for such a partition of $ \mathbb{Q}^{ + }.$</text:p>
            <text:p/>
            <text:p>c) Find such a partition $ \mathbb{Q}^{ + } = A \cup B \cup C$ with the property that for no positive integer $ n \leq 34,$ both $ n$ and $ n + 1$ are in $ A,$ that is,</text:p>
            <text:p>\[ \text{min} \{n \in \mathbb{N}: n \in A, n + 1 \in A \} &gt; 34.</text:p>
            <text:p>\]</text:p>
          </table:table-cell>
          <table:table-cell office:value-type="string" calcext:value-type="string">
            <text:p>https://artofproblemsolving.com/community/c3944_1993_imo_shortlist</text:p>
          </table:table-cell>
          <table:table-cell office:value-type="string" calcext:value-type="string">
            <text:p>a) Show that the set $ \mathbb{Q}^{ + }$ of all positive rationals can be partitioned into three disjoint subsets. $ A,B,C$ satisfying the following conditions:</text:p>
            <text:p>\[ BA = B; \&amp; B^2 = C; \&amp; BC = A;</text:p>
            <text:p>\]</text:p>
            <text:p>where $ HK$ stands for the set $ \{hk: h \in H, k \in K\}$ for any two subsets $ H, K$ of $ \mathbb{Q}^{ + }$ and $ H^2$ stands for $ HH.$</text:p>
            <text:p/>
            <text:p>b) Show that all positive rational cubes are in $ A$ for such a partition of $ \mathbb{Q}^{ + }.$</text:p>
            <text:p/>
            <text:p>c) Find such a partition $ \mathbb{Q}^{ + } = A \cup B \cup C$ with the property that for no positive integer $ n \leq 34,$ both $ n$ and $ n + 1$ are in $ A,$ that is,</text:p>
            <text:p>\[ \text{min} \{n \in \mathbb{N}: n \in A, n + 1 \in A \} &gt; 34.</text:p>
            <text:p>\]</text:p>
          </table:table-cell>
          <table:table-cell/>
        </table:table-row>
        <table:table-row table:style-name="ro13">
          <table:table-cell office:value-type="string" calcext:value-type="string">
            <text:p>1993 IMO Shortlist</text:p>
          </table:table-cell>
          <table:table-cell office:value-type="float" office:value="1993" calcext:value-type="float">
            <text:p>1993</text:p>
          </table:table-cell>
          <table:table-cell office:value-type="float" office:value="2" calcext:value-type="float">
            <text:p>2</text:p>
          </table:table-cell>
          <table:table-cell/>
          <table:table-cell office:value-type="string" calcext:value-type="string">
            <text:p>Let $n,k \in \mathbb{Z}^{+}$ with $k \leq n$ and let $S$ be a set containing $n$ distinct real numbers. Let $T$ be a set of all real numbers of the form $x_1 + x_2 + \ldots + x_k$ where $x_1, x_2, \ldots, x_k$ are distinct elements of $S.$ Prove that $T$ contains at least $k(n-k)+1$ distinct elements.</text:p>
          </table:table-cell>
          <table:table-cell office:value-type="string" calcext:value-type="string">
            <text:p>https://artofproblemsolving.com/community/c3944_1993_imo_shortlist</text:p>
          </table:table-cell>
          <table:table-cell office:value-type="string" calcext:value-type="string">
            <text:p>Let $n,k \in \mathbb{Z}^{+}$ with $k \leq n$ and let $S$ be a set containing $n$ distinct real numbers. Let $T$ be a set of all real numbers of the form $x_1 + x_2 + \ldots + x_k$ where $x_1, x_2, \ldots, x_k$ are distinct elements of $S.$ Prove that $T$ contains at least $k(n-k)+1$ distinct elements.</text:p>
          </table:table-cell>
          <table:table-cell/>
        </table:table-row>
        <table:table-row table:style-name="ro9">
          <table:table-cell office:value-type="string" calcext:value-type="string">
            <text:p>1993 IMO Shortlist</text:p>
          </table:table-cell>
          <table:table-cell office:value-type="float" office:value="1993" calcext:value-type="float">
            <text:p>1993</text:p>
          </table:table-cell>
          <table:table-cell office:value-type="float" office:value="3" calcext:value-type="float">
            <text:p>3</text:p>
          </table:table-cell>
          <table:table-cell/>
          <table:table-cell office:value-type="string" calcext:value-type="string">
            <text:p>Let $n &gt; 1$ be an integer. In a circular arrangement of $n$ lamps $L_0, \ldots, L_{n-1},$ each of of which can either ON or OFF, we start with the situation where all lamps are ON, and then carry out a sequence of steps, $Step_0, Step_1, \ldots .$  If $L_{j-1}$ ($j$ is taken mod $n$) is ON then $Step_j$ changes the state of $L_j$ (it goes from ON to OFF or from OFF to ON) but does not change the state of any of the other lamps. If $L_{j-1}$ is OFF then $Step_j$ does not change anything at all. Show that:</text:p>
            <text:p/>
            <text:p>(i) There is a positive integer $M(n)$ such that after $M(n)$ steps all lamps are ON again,</text:p>
            <text:p/>
            <text:p>(ii) If $n$ has the form $2^k$ then all the lamps are ON after $n^2-1$ steps,</text:p>
            <text:p/>
            <text:p>(iii) If $n$ has the form $2^k + 1$ then all lamps are ON after $n^2 - n + 1$ steps.</text:p>
          </table:table-cell>
          <table:table-cell office:value-type="string" calcext:value-type="string">
            <text:p>https://artofproblemsolving.com/community/c3944_1993_imo_shortlist</text:p>
          </table:table-cell>
          <table:table-cell office:value-type="string" calcext:value-type="string">
            <text:p>Let $n &gt; 1$ be an integer. In a circular arrangement of $n$ lamps $L_0, \ldots, L_{n-1},$ each of of which can either ON or OFF, we start with the situation where all lamps are ON, and then carry out a sequence of steps, $Step_0, Step_1, \ldots .$  If $L_{j-1}$ ($j$ is taken mod $n$) is ON then $Step_j$ changes the state of $L_j$ (it goes from ON to OFF or from OFF to ON) but does not change the state of any of the other lamps. If $L_{j-1}$ is OFF then $Step_j$ does not change anything at all. Show that:</text:p>
            <text:p/>
            <text:p>(i) There is a positive integer $M(n)$ such that after $M(n)$ steps all lamps are ON again,</text:p>
            <text:p/>
            <text:p>(ii) If $n$ has the form $2^k$ then all the lamps are ON after $n^2-1$ steps,</text:p>
            <text:p/>
            <text:p>(iii) If $n$ has the form $2^k + 1$ then all lamps are ON after $n^2 - n + 1$ steps.</text:p>
          </table:table-cell>
          <table:table-cell/>
        </table:table-row>
        <table:table-row table:style-name="ro7">
          <table:table-cell office:value-type="string" calcext:value-type="string">
            <text:p>1993 IMO Shortlist</text:p>
          </table:table-cell>
          <table:table-cell office:value-type="float" office:value="1993" calcext:value-type="float">
            <text:p>1993</text:p>
          </table:table-cell>
          <table:table-cell office:value-type="float" office:value="4" calcext:value-type="float">
            <text:p>4</text:p>
          </table:table-cell>
          <table:table-cell/>
          <table:table-cell office:value-type="string" calcext:value-type="string">
            <text:p>Let $n \geq 2, n \in \mathbb{N}$ and $A_0 = (a_{01},a_{02}, \ldots, a_{0n})$ be any $n-$tuple of natural numbers, such that $0 \leq a_{0i} \leq i-1,$ for $i = 1, \ldots, n.$</text:p>
            <text:p>$n-$tuples $A_1= (a_{11},a_{12}, \ldots, a_{1n}), A_2 = (a_{21},a_{22}, \ldots, a_{2n}), \ldots$ are defined by: $a_{i+1,j} = Card \{a_{i,l}| 1 \leq l \leq j-1, a_{i,l} \geq a_{i,j}\},$ for $i \in \mathbb{N}$  and $j = 1, \ldots, n.$ Prove that there exists $k \in \mathbb{N},$  such that $A_{k+2} = A_{k}.$</text:p>
          </table:table-cell>
          <table:table-cell office:value-type="string" calcext:value-type="string">
            <text:p>https://artofproblemsolving.com/community/c3944_1993_imo_shortlist</text:p>
          </table:table-cell>
          <table:table-cell office:value-type="string" calcext:value-type="string">
            <text:p>Let $n \geq 2, n \in \mathbb{N}$ and $A_0 = (a_{01},a_{02}, \ldots, a_{0n})$ be any $n-$tuple of natural numbers, such that $0 \leq a_{0i} \leq i-1,$ for $i = 1, \ldots, n.$</text:p>
            <text:p>$n-$tuples $A_1= (a_{11},a_{12}, \ldots, a_{1n}), A_2 = (a_{21},a_{22}, \ldots, a_{2n}), \ldots$ are defined by: $a_{i+1,j} = Card \{a_{i,l}| 1 \leq l \leq j-1, a_{i,l} \geq a_{i,j}\},$ for $i \in \mathbb{N}$  and $j = 1, \ldots, n.$ Prove that there exists $k \in \mathbb{N},$  such that $A_{k+2} = A_{k}.$</text:p>
          </table:table-cell>
          <table:table-cell/>
        </table:table-row>
        <table:table-row table:style-name="ro4">
          <table:table-cell office:value-type="string" calcext:value-type="string">
            <text:p>1993 IMO Shortlist</text:p>
          </table:table-cell>
          <table:table-cell office:value-type="float" office:value="1993" calcext:value-type="float">
            <text:p>1993</text:p>
          </table:table-cell>
          <table:table-cell office:value-type="float" office:value="5" calcext:value-type="float">
            <text:p>5</text:p>
          </table:table-cell>
          <table:table-cell/>
          <table:table-cell office:value-type="string" calcext:value-type="string">
            <text:p>Let $S_n$ be the number of sequences $(a_1, a_2, \ldots, a_n),$ where $a_i \in \{0,1\},$ in which no six consecutive blocks are equal. Prove that $S_n \rightarrow \infty$ when $n \rightarrow \infty.$</text:p>
          </table:table-cell>
          <table:table-cell office:value-type="string" calcext:value-type="string">
            <text:p>https://artofproblemsolving.com/community/c3944_1993_imo_shortlist</text:p>
          </table:table-cell>
          <table:table-cell office:value-type="string" calcext:value-type="string">
            <text:p>Let $S_n$ be the number of sequences $(a_1, a_2, \ldots, a_n),$ where $a_i \in \{0,1\},$ in which no six consecutive blocks are equal. Prove that $S_n \rightarrow \infty$ when $n \rightarrow \infty.$</text:p>
          </table:table-cell>
          <table:table-cell/>
        </table:table-row>
        <table:table-row table:style-name="ro13">
          <table:table-cell office:value-type="string" calcext:value-type="string">
            <text:p>1993 IMO Shortlist</text:p>
          </table:table-cell>
          <table:table-cell office:value-type="float" office:value="1993" calcext:value-type="float">
            <text:p>1993</text:p>
          </table:table-cell>
          <table:table-cell office:value-type="float" office:value="1" calcext:value-type="float">
            <text:p>1</text:p>
          </table:table-cell>
          <table:table-cell/>
          <table:table-cell office:value-type="string" calcext:value-type="string">
            <text:p>Let $ABC$ be a triangle, and $I$ its incenter. Consider a circle which lies inside the circumcircle of triangle $ABC$ and touches it, and which also touches the sides $CA$ and $BC$ of triangle $ABC$ at the points $D$ and $E$, respectively. Show that the point $I$ is the midpoint of the segment $DE$.</text:p>
          </table:table-cell>
          <table:table-cell office:value-type="string" calcext:value-type="string">
            <text:p>https://artofproblemsolving.com/community/c3944_1993_imo_shortlist</text:p>
          </table:table-cell>
          <table:table-cell office:value-type="string" calcext:value-type="string">
            <text:p>Let $ABC$ be a triangle, and $I$ its incenter. Consider a circle which lies inside the circumcircle of triangle $ABC$ and touches it, and which also touches the sides $CA$ and $BC$ of triangle $ABC$ at the points $D$ and $E$, respectively. Show that the point $I$ is the midpoint of the segment $DE$.</text:p>
          </table:table-cell>
          <table:table-cell/>
        </table:table-row>
        <table:table-row table:style-name="ro15">
          <table:table-cell office:value-type="string" calcext:value-type="string">
            <text:p>1993 IMO Shortlist</text:p>
          </table:table-cell>
          <table:table-cell office:value-type="float" office:value="1993" calcext:value-type="float">
            <text:p>1993</text:p>
          </table:table-cell>
          <table:table-cell office:value-type="float" office:value="2" calcext:value-type="float">
            <text:p>2</text:p>
          </table:table-cell>
          <table:table-cell/>
          <table:table-cell office:value-type="string" calcext:value-type="string">
            <text:p>A circle $S$ bisects a circle $S'$ if it cuts $S'$ at opposite ends of a diameter. $S_A$, $S_B$,$S_C$  are circles with distinct centers $A, B, C$ (respectively).</text:p>
            <text:p>Show that $A, B, C$ are collinear iff there is no unique circle $S$ which bisects each of $S_A$, $S_B$,$S_C$  . Show that if there is more than one circle $S$ which bisects each of $S_A$, $S_B$,$S_C$  , then all such circles pass through two fixed points. Find these points.</text:p>
            <text:p/>
            <text:p>\textbf{Original Statement:}</text:p>
            <text:p/>
            <text:p>A circle $S$ is said to cut a circle $\Sigma$ \textbf{diametrically} if and only if their common chord is a diameter of $\Sigma.$</text:p>
            <text:p>Let $S_A, S_B, S_C$ be three circles with distinct centres $A,B,C$ respectively. Prove that $A,B,C$ are collinear if and only if there is no unique circle $S$ which cuts each of $S_A, S_B, S_C$ diametrically. Prove further that if there exists more than one circle $S$ which cuts each $S_A, S_B, S_C$ diametrically, then all such circles $S$ pass through two fixed points. Locate these points in relation to the circles $S_A, S_B, S_C.$</text:p>
          </table:table-cell>
          <table:table-cell office:value-type="string" calcext:value-type="string">
            <text:p>https://artofproblemsolving.com/community/c3944_1993_imo_shortlist</text:p>
          </table:table-cell>
          <table:table-cell office:value-type="string" calcext:value-type="string">
            <text:p>A circle $S$ bisects a circle $S'$ if it cuts $S'$ at opposite ends of a diameter. $S_A$, $S_B$,$S_C$  are circles with distinct centers $A, B, C$ (respectively).</text:p>
            <text:p>Show that $A, B, C$ are collinear iff there is no unique circle $S$ which bisects each of $S_A$, $S_B$,$S_C$  . Show that if there is more than one circle $S$ which bisects each of $S_A$, $S_B$,$S_C$  , then all such circles pass through two fixed points. Find these points.</text:p>
            <text:p/>
            <text:p>\textbf{Original Statement:}</text:p>
            <text:p/>
            <text:p>A circle $S$ is said to cut a circle $\Sigma$ \textbf{diametrically} if and only if their common chord is a diameter of $\Sigma.$</text:p>
            <text:p>Let $S_A, S_B, S_C$ be three circles with distinct centres $A,B,C$ respectively. Prove that $A,B,C$ are collinear if and only if there is no unique circle $S$ which cuts each of $S_A, S_B, S_C$ diametrically. Prove further that if there exists more than one circle $S$ which cuts each $S_A, S_B, S_C$ diametrically, then all such circles $S$ pass through two fixed points. Locate these points in relation to the circles $S_A, S_B, S_C.$</text:p>
          </table:table-cell>
          <table:table-cell/>
        </table:table-row>
        <table:table-row table:style-name="ro47">
          <table:table-cell office:value-type="string" calcext:value-type="string">
            <text:p>1993 IMO Shortlist</text:p>
          </table:table-cell>
          <table:table-cell office:value-type="float" office:value="1993" calcext:value-type="float">
            <text:p>1993</text:p>
          </table:table-cell>
          <table:table-cell office:value-type="float" office:value="3" calcext:value-type="float">
            <text:p>3</text:p>
          </table:table-cell>
          <table:table-cell/>
          <table:table-cell office:value-type="string" calcext:value-type="string">
            <text:p>Let triangle $ABC$ be such that its circumradius is $R = 1.$ Let $r$ be the inradius of $ABC$ and let $p$ be the inradius of the orthic triangle $A'B'C'$ of triangle $ABC.$ Prove that \[ p \leq 1 - \frac{1}{3 \cdot (1+r)^2}.  \]</text:p>
            <text:p/>
            <text:p>Similar Problem posted by Pascual2005Let $ABC$ be a triangle with circumradius $R$ and inradius $r$. If $p$ is the inradius of the orthic triangle of triangle $ABC$, show that $\frac{p}{R} \leq 1 - \frac{\left(1+\frac{r}{R}\right)^2}{3}$.</text:p>
            <text:p/>
            <text:p>\textit{Note.} The orthic triangle of triangle $ABC$ is defined as the triangle whose vertices are the feet of the altitudes of triangle $ABC$.</text:p>
            <text:p/>
            <text:p>\textbf{SOLUTION 1 by mecrazywong:}</text:p>
            <text:p/>
            <text:p>$p=2R\cos A\cos B\cos C,1+\frac{r}{R}=1+4\sin A/2\sin B/2\sin C/2=\cos A+\cos B+\cos C$.</text:p>
            <text:p>Thus, the ineqaulity is equivalent to $6\cos A\cos B\cos C+(\cos A+\cos B+\cos C)^2\le3$. But this is easy since $\cos A+\cos B+\cos C\le3/2,\cos A\cos B\cos C\le1/8$.</text:p>
            <text:p/>
            <text:p>\textbf{SOLUTION 2 by Virgil Nicula:}</text:p>
            <text:p/>
            <text:p>I note the inradius $r'$ of a orthic triangle.</text:p>
            <text:p/>
            <text:p>Must prove the inequality $\frac{r'}{R}\le 1-\frac 13\left( 1+\frac rR\right)^2.$</text:p>
            <text:p/>
            <text:p>From the wellknown relations $r'=2R\cos A\cos B\cos C$</text:p>
            <text:p/>
            <text:p>and $\cos A\cos B\cos C\le \frac 18$ results $\frac{r'}{R}\le \frac 14.$</text:p>
            <text:p/>
            <text:p>But $\frac 14\le 1-\frac 13\left( 1+\frac rR\right)^2\Longleftrightarrow \frac 13\left( 1+\frac rR\right)^2\le \frac 34\Longleftrightarrow$</text:p>
            <text:p/>
            <text:p>$\left(1+\frac rR\right)^2\le \left(\frac 32\right)^2\Longleftrightarrow 1+\frac rR\le \frac 32\Longleftrightarrow \frac rR\le \frac 12\Longleftrightarrow 2r\le R$ (true).</text:p>
            <text:p/>
            <text:p>Therefore, $\frac{r'}{R}\le \frac 14\le 1-\frac 13\left( 1+\frac rR\right)^2\Longrightarrow \frac{r'}{R}\le 1-\frac 13\left( 1+\frac rR\right)^2.$</text:p>
            <text:p/>
            <text:p>\textbf{SOLUTION 3 by darij grinberg:}</text:p>
            <text:p/>
            <text:p>I know this is not quite an ML reference, but the problem was discussed in Hyacinthos messages #6951, #6978, #6981, #6982, #6985, #6986 (particularly the last message).</text:p>
          </table:table-cell>
          <table:table-cell office:value-type="string" calcext:value-type="string">
            <text:p>https://artofproblemsolving.com/community/c3944_1993_imo_shortlist</text:p>
          </table:table-cell>
          <table:table-cell office:value-type="string" calcext:value-type="string">
            <text:p>Let triangle $ABC$ be such that its circumradius is $R = 1.$ Let $r$ be the inradius of $ABC$ and let $p$ be the inradius of the orthic triangle $A'B'C'$ of triangle $ABC.$ Prove that \[ p \leq 1 - \frac{1}{3 \cdot (1+r)^2}.  \]</text:p>
            <text:p/>
            <text:p>Similar Problem posted by Pascual2005Let $ABC$ be a triangle with circumradius $R$ and inradius $r$. If $p$ is the inradius of the orthic triangle of triangle $ABC$, show that $\frac{p}{R} \leq 1 - \frac{\left(1+\frac{r}{R}\right)^2}{3}$.</text:p>
            <text:p/>
            <text:p>\textit{Note.} The orthic triangle of triangle $ABC$ is defined as the triangle whose vertices are the feet of the altitudes of triangle $ABC$.</text:p>
            <text:p/>
            <text:p>\textbf{SOLUTION 1 by mecrazywong:}</text:p>
            <text:p/>
            <text:p>$p=2R\cos A\cos B\cos C,1+\frac{r}{R}=1+4\sin A/2\sin B/2\sin C/2=\cos A+\cos B+\cos C$.</text:p>
            <text:p>Thus, the ineqaulity is equivalent to $6\cos A\cos B\cos C+(\cos A+\cos B+\cos C)^2\le3$. But this is easy since $\cos A+\cos B+\cos C\le3/2,\cos A\cos B\cos C\le1/8$.</text:p>
            <text:p/>
            <text:p>\textbf{SOLUTION 2 by Virgil Nicula:}</text:p>
            <text:p/>
            <text:p>I note the inradius $r'$ of a orthic triangle.</text:p>
            <text:p/>
            <text:p>Must prove the inequality $\frac{r'}{R}\le 1-\frac 13\left( 1+\frac rR\right)^2.$</text:p>
            <text:p/>
            <text:p>From the wellknown relations $r'=2R\cos A\cos B\cos C$</text:p>
            <text:p/>
            <text:p>and $\cos A\cos B\cos C\le \frac 18$ results $\frac{r'}{R}\le \frac 14.$</text:p>
            <text:p/>
            <text:p>But $\frac 14\le 1-\frac 13\left( 1+\frac rR\right)^2\Longleftrightarrow \frac 13\left( 1+\frac rR\right)^2\le \frac 34\Longleftrightarrow$</text:p>
            <text:p/>
            <text:p>$\left(1+\frac rR\right)^2\le \left(\frac 32\right)^2\Longleftrightarrow 1+\frac rR\le \frac 32\Longleftrightarrow \frac rR\le \frac 12\Longleftrightarrow 2r\le R$ (true).</text:p>
            <text:p/>
            <text:p>Therefore, $\frac{r'}{R}\le \frac 14\le 1-\frac 13\left( 1+\frac rR\right)^2\Longrightarrow \frac{r'}{R}\le 1-\frac 13\left( 1+\frac rR\right)^2.$</text:p>
            <text:p/>
            <text:p>\textbf{SOLUTION 3 by darij grinberg:}</text:p>
            <text:p/>
            <text:p>I know this is not quite an ML reference, but the problem was discussed in Hyacinthos messages #6951, #6978, #6981, #6982, #6985, #6986 (particularly the last message).</text:p>
          </table:table-cell>
          <table:table-cell/>
        </table:table-row>
        <table:table-row table:style-name="ro13">
          <table:table-cell office:value-type="string" calcext:value-type="string">
            <text:p>1993 IMO Shortlist</text:p>
          </table:table-cell>
          <table:table-cell office:value-type="float" office:value="1993" calcext:value-type="float">
            <text:p>1993</text:p>
          </table:table-cell>
          <table:table-cell office:value-type="float" office:value="4" calcext:value-type="float">
            <text:p>4</text:p>
          </table:table-cell>
          <table:table-cell/>
          <table:table-cell office:value-type="string" calcext:value-type="string">
            <text:p>Given a triangle $ABC$,  let $D$ and $E$ be points on the side $BC$ such that $\angle BAD = \angle CAE$. If $M$ and $N$ are, respectively, the points of tangency of the incircles of the triangles $ABD$ and $ACE$ with the line $BC$, then show that</text:p>
            <text:p>\[\frac{1}{MB}+\frac{1}{MD}= \frac{1}{NC}+\frac{1}{NE}. \]</text:p>
          </table:table-cell>
          <table:table-cell office:value-type="string" calcext:value-type="string">
            <text:p>https://artofproblemsolving.com/community/c3944_1993_imo_shortlist</text:p>
          </table:table-cell>
          <table:table-cell office:value-type="string" calcext:value-type="string">
            <text:p>Given a triangle $ABC$,  let $D$ and $E$ be points on the side $BC$ such that $\angle BAD = \angle CAE$. If $M$ and $N$ are, respectively, the points of tangency of the incircles of the triangles $ABD$ and $ACE$ with the line $BC$, then show that</text:p>
            <text:p>\[\frac{1}{MB}+\frac{1}{MD}= \frac{1}{NC}+\frac{1}{NE}. \]</text:p>
          </table:table-cell>
          <table:table-cell/>
        </table:table-row>
        <table:table-row table:style-name="ro13">
          <table:table-cell office:value-type="string" calcext:value-type="string">
            <text:p>1993 IMO Shortlist</text:p>
          </table:table-cell>
          <table:table-cell office:value-type="float" office:value="1993" calcext:value-type="float">
            <text:p>1993</text:p>
          </table:table-cell>
          <table:table-cell office:value-type="float" office:value="5" calcext:value-type="float">
            <text:p>5</text:p>
          </table:table-cell>
          <table:table-cell/>
          <table:table-cell office:value-type="string" calcext:value-type="string">
            <text:p>On an infinite chessboard, a solitaire game is played as follows: at the start, we have $n^2$ pieces occupying a square of side $n.$ The only allowed move is to jump over an occupied square to an unoccupied one, and the piece which has been jumped over is removed. For which $n$ can the game end with only one piece remaining on the board?</text:p>
          </table:table-cell>
          <table:table-cell office:value-type="string" calcext:value-type="string">
            <text:p>https://artofproblemsolving.com/community/c3944_1993_imo_shortlist</text:p>
          </table:table-cell>
          <table:table-cell office:value-type="string" calcext:value-type="string">
            <text:p>On an infinite chessboard, a solitaire game is played as follows: at the start, we have $n^2$ pieces occupying a square of side $n.$ The only allowed move is to jump over an occupied square to an unoccupied one, and the piece which has been jumped over is removed. For which $n$ can the game end with only one piece remaining on the board?</text:p>
          </table:table-cell>
          <table:table-cell/>
        </table:table-row>
        <table:table-row table:style-name="ro7">
          <table:table-cell office:value-type="string" calcext:value-type="string">
            <text:p>1993 IMO Shortlist</text:p>
          </table:table-cell>
          <table:table-cell office:value-type="float" office:value="1993" calcext:value-type="float">
            <text:p>1993</text:p>
          </table:table-cell>
          <table:table-cell office:value-type="float" office:value="6" calcext:value-type="float">
            <text:p>6</text:p>
          </table:table-cell>
          <table:table-cell/>
          <table:table-cell office:value-type="string" calcext:value-type="string">
            <text:p>For three points $A,B,C$ in the plane, we define $m(ABC)$ to be the smallest length of the three heights of the triangle $ABC$, where in the case $A$, $B$, $C$ are collinear, we set $m(ABC) = 0$. Let $A$, $B$, $C$ be given points in the plane. Prove that for any point $X$ in the plane,</text:p>
            <text:p/>
            <text:p>\[ m(ABC) \leq m(ABX) + m(AXC) + m(XBC).  \]</text:p>
          </table:table-cell>
          <table:table-cell office:value-type="string" calcext:value-type="string">
            <text:p>https://artofproblemsolving.com/community/c3944_1993_imo_shortlist</text:p>
          </table:table-cell>
          <table:table-cell office:value-type="string" calcext:value-type="string">
            <text:p>For three points $A,B,C$ in the plane, we define $m(ABC)$ to be the smallest length of the three heights of the triangle $ABC$, where in the case $A$, $B$, $C$ are collinear, we set $m(ABC) = 0$. Let $A$, $B$, $C$ be given points in the plane. Prove that for any point $X$ in the plane,</text:p>
            <text:p/>
            <text:p>\[ m(ABC) \leq m(ABX) + m(AXC) + m(XBC).  \]</text:p>
          </table:table-cell>
          <table:table-cell/>
        </table:table-row>
        <table:table-row table:style-name="ro2">
          <table:table-cell office:value-type="string" calcext:value-type="string">
            <text:p>1993 IMO Shortlist</text:p>
          </table:table-cell>
          <table:table-cell office:value-type="float" office:value="1993" calcext:value-type="float">
            <text:p>1993</text:p>
          </table:table-cell>
          <table:table-cell office:value-type="float" office:value="7" calcext:value-type="float">
            <text:p>7</text:p>
          </table:table-cell>
          <table:table-cell/>
          <table:table-cell office:value-type="string" calcext:value-type="string">
            <text:p>Let $A$, $B$, $C$, $D$ be four points in the plane, with $C$ and $D$ on the same side of the line $AB$, such that $AC \cdot BD = AD \cdot BC$ and $\angle ADB = 90^{\circ}+\angle ACB$. Find the ratio</text:p>
            <text:p>\[\frac{AB \cdot CD}{AC \cdot BD}, \]</text:p>
            <text:p>and prove that the circumcircles of the triangles $ACD$ and $BCD$ are orthogonal. (Intersecting circles are said to be orthogonal if at either common point their tangents are perpendicuar. Thus, proving that the circumcircles of the triangles $ACD$ and $BCD$ are orthogonal is equivalent to proving that the tangents to the circumcircles of the triangles $ACD$ and $BCD$ at the point $C$ are perpendicular.)</text:p>
          </table:table-cell>
          <table:table-cell office:value-type="string" calcext:value-type="string">
            <text:p>https://artofproblemsolving.com/community/c3944_1993_imo_shortlist</text:p>
          </table:table-cell>
          <table:table-cell office:value-type="string" calcext:value-type="string">
            <text:p>Let $A$, $B$, $C$, $D$ be four points in the plane, with $C$ and $D$ on the same side of the line $AB$, such that $AC \cdot BD = AD \cdot BC$ and $\angle ADB = 90^{\circ}+\angle ACB$. Find the ratio</text:p>
            <text:p>\[\frac{AB \cdot CD}{AC \cdot BD}, \]</text:p>
            <text:p>and prove that the circumcircles of the triangles $ACD$ and $BCD$ are orthogonal. (Intersecting circles are said to be orthogonal if at either common point their tangents are perpendicuar. Thus, proving that the circumcircles of the triangles $ACD$ and $BCD$ are orthogonal is equivalent to proving that the tangents to the circumcircles of the triangles $ACD$ and $BCD$ at the point $C$ are perpendicular.)</text:p>
          </table:table-cell>
          <table:table-cell/>
        </table:table-row>
        <table:table-row table:style-name="ro7">
          <table:table-cell office:value-type="string" calcext:value-type="string">
            <text:p>1993 IMO Shortlist</text:p>
          </table:table-cell>
          <table:table-cell office:value-type="float" office:value="1993" calcext:value-type="float">
            <text:p>1993</text:p>
          </table:table-cell>
          <table:table-cell office:value-type="float" office:value="8" calcext:value-type="float">
            <text:p>8</text:p>
          </table:table-cell>
          <table:table-cell/>
          <table:table-cell office:value-type="string" calcext:value-type="string">
            <text:p>The vertices $D,E,F$ of an equilateral triangle lie on the sides $BC,CA,AB$ respectively of a triangle $ABC.$ If $a,b,c$ are the respective lengths of these sides, and $S$ the area of $ABC,$ prove that</text:p>
            <text:p/>
            <text:p>\[ DE \geq \frac{2 \cdot \sqrt{2} \cdot S}{\sqrt{a^2 + b^2 + c^2 + 4 \cdot \sqrt{3} \cdot S}}. \]</text:p>
          </table:table-cell>
          <table:table-cell office:value-type="string" calcext:value-type="string">
            <text:p>https://artofproblemsolving.com/community/c3944_1993_imo_shortlist</text:p>
          </table:table-cell>
          <table:table-cell office:value-type="string" calcext:value-type="string">
            <text:p>The vertices $D,E,F$ of an equilateral triangle lie on the sides $BC,CA,AB$ respectively of a triangle $ABC.$ If $a,b,c$ are the respective lengths of these sides, and $S$ the area of $ABC,$ prove that</text:p>
            <text:p/>
            <text:p>\[ DE \geq \frac{2 \cdot \sqrt{2} \cdot S}{\sqrt{a^2 + b^2 + c^2 + 4 \cdot \sqrt{3} \cdot S}}. \]</text:p>
          </table:table-cell>
          <table:table-cell/>
        </table:table-row>
        <table:table-row table:style-name="ro5">
          <table:table-cell office:value-type="string" calcext:value-type="string">
            <text:p>1993 IMO Shortlist</text:p>
          </table:table-cell>
          <table:table-cell office:value-type="float" office:value="1993" calcext:value-type="float">
            <text:p>1993</text:p>
          </table:table-cell>
          <table:table-cell office:value-type="float" office:value="2" calcext:value-type="float">
            <text:p>2</text:p>
          </table:table-cell>
          <table:table-cell/>
          <table:table-cell office:value-type="string" calcext:value-type="string">
            <text:p>A natural number $n$ is said to have the property $P,$ if,  for all $a, n^2$ divides $a^n - 1$ whenever $n$ divides $a^n - 1.$</text:p>
            <text:p/>
            <text:p>a.) Show that every prime number $n$ has property $P.$</text:p>
            <text:p/>
            <text:p>b.) Show that there are infinitely many composite numbers $n$ that possess property $P.$</text:p>
          </table:table-cell>
          <table:table-cell office:value-type="string" calcext:value-type="string">
            <text:p>https://artofproblemsolving.com/community/c3944_1993_imo_shortlist</text:p>
          </table:table-cell>
          <table:table-cell office:value-type="string" calcext:value-type="string">
            <text:p>A natural number $n$ is said to have the property $P,$ if,  for all $a, n^2$ divides $a^n - 1$ whenever $n$ divides $a^n - 1.$</text:p>
            <text:p/>
            <text:p>a.) Show that every prime number $n$ has property $P.$</text:p>
            <text:p/>
            <text:p>b.) Show that there are infinitely many composite numbers $n$ that possess property $P.$</text:p>
          </table:table-cell>
          <table:table-cell/>
        </table:table-row>
        <table:table-row table:style-name="ro6">
          <table:table-cell office:value-type="string" calcext:value-type="string">
            <text:p>1993 IMO Shortlist</text:p>
          </table:table-cell>
          <table:table-cell office:value-type="float" office:value="1993" calcext:value-type="float">
            <text:p>1993</text:p>
          </table:table-cell>
          <table:table-cell office:value-type="float" office:value="3" calcext:value-type="float">
            <text:p>3</text:p>
          </table:table-cell>
          <table:table-cell/>
          <table:table-cell office:value-type="string" calcext:value-type="string">
            <text:p>Let $a,b,n$ be positive integers, $b &gt; 1$ and $b^n-1\mid a.$ Show that the representation of the number $a$ in the base $b$ contains at least $n$ digits different from zero.</text:p>
          </table:table-cell>
          <table:table-cell office:value-type="string" calcext:value-type="string">
            <text:p>https://artofproblemsolving.com/community/c3944_1993_imo_shortlist</text:p>
          </table:table-cell>
          <table:table-cell office:value-type="string" calcext:value-type="string">
            <text:p>Let $a,b,n$ be positive integers, $b &gt; 1$ and $b^n-1\mid a.$ Show that the representation of the number $a$ in the base $b$ contains at least $n$ digits different from zero.</text:p>
          </table:table-cell>
          <table:table-cell/>
        </table:table-row>
        <table:table-row table:style-name="ro10">
          <table:table-cell office:value-type="string" calcext:value-type="string">
            <text:p>1993 IMO Shortlist</text:p>
          </table:table-cell>
          <table:table-cell office:value-type="float" office:value="1993" calcext:value-type="float">
            <text:p>1993</text:p>
          </table:table-cell>
          <table:table-cell office:value-type="float" office:value="4" calcext:value-type="float">
            <text:p>4</text:p>
          </table:table-cell>
          <table:table-cell/>
          <table:table-cell office:value-type="string" calcext:value-type="string">
            <text:p>Show that for any finite set $S$ of distinct positive integers, we can find a set $T$ ⊇ $S$ such that every member of $T$ divides the sum of all the members of $T$.</text:p>
            <text:p/>
            <text:p>\textbf{Original Statement:}</text:p>
            <text:p/>
            <text:p>A finite set of (distinct) positive integers is called a \textbf{DS-set} if each of the integers divides the sum of them all. Prove that every finite set of positive integers is a subset of some \textbf{DS-set}.</text:p>
          </table:table-cell>
          <table:table-cell office:value-type="string" calcext:value-type="string">
            <text:p>https://artofproblemsolving.com/community/c3944_1993_imo_shortlist</text:p>
          </table:table-cell>
          <table:table-cell office:value-type="string" calcext:value-type="string">
            <text:p>Show that for any finite set $S$ of distinct positive integers, we can find a set $T$ ⊇ $S$ such that every member of $T$ divides the sum of all the members of $T$.</text:p>
            <text:p/>
            <text:p>\textbf{Original Statement:}</text:p>
            <text:p/>
            <text:p>A finite set of (distinct) positive integers is called a \textbf{DS-set} if each of the integers divides the sum of them all. Prove that every finite set of positive integers is a subset of some \textbf{DS-set}.</text:p>
          </table:table-cell>
          <table:table-cell/>
        </table:table-row>
        <table:table-row table:style-name="ro12">
          <table:table-cell office:value-type="string" calcext:value-type="string">
            <text:p>1993 IMO Shortlist</text:p>
          </table:table-cell>
          <table:table-cell office:value-type="float" office:value="1993" calcext:value-type="float">
            <text:p>1993</text:p>
          </table:table-cell>
          <table:table-cell office:value-type="float" office:value="5" calcext:value-type="float">
            <text:p>5</text:p>
          </table:table-cell>
          <table:table-cell/>
          <table:table-cell office:value-type="string" calcext:value-type="string">
            <text:p>Let $S$ be the set of all pairs $(m,n)$ of relatively prime positive integers $m,n$ with $n$ even and $m &lt; n.$ For $s = (m,n) \in S$ write $n = 2^k \cdot n_o$ where $k, n_0$ are positive integers with $n_0$ odd and define \[ f(s) = (n_0, m + n - n_0).  \] Prove that $f$ is a function from $S$ to $S$ and that for each $s = (m,n) \in S,$ there exists a positive integer $t \leq \frac{m+n+1}{4}$ such that \[ f^t(s) = s,  \] where \[ f^t(s) = \underbrace{ (f \circ f \circ \cdots \circ f) }_{t \text{ times}}(s).  \]</text:p>
            <text:p/>
            <text:p>If $m+n$ is a prime number which does not divide $2^k - 1$ for $k = 1,2, \ldots, m+n-2,$ prove that the smallest value $t$ which satisfies the above conditions is $\left [\frac{m+n+1}{4} \right ]$ where $\left[ x \right]$ denotes the greatest integer $\leq x.$</text:p>
          </table:table-cell>
          <table:table-cell office:value-type="string" calcext:value-type="string">
            <text:p>https://artofproblemsolving.com/community/c3944_1993_imo_shortlist</text:p>
          </table:table-cell>
          <table:table-cell office:value-type="string" calcext:value-type="string">
            <text:p>Let $S$ be the set of all pairs $(m,n)$ of relatively prime positive integers $m,n$ with $n$ even and $m &lt; n.$ For $s = (m,n) \in S$ write $n = 2^k \cdot n_o$ where $k, n_0$ are positive integers with $n_0$ odd and define \[ f(s) = (n_0, m + n - n_0).  \] Prove that $f$ is a function from $S$ to $S$ and that for each $s = (m,n) \in S,$ there exists a positive integer $t \leq \frac{m+n+1}{4}$ such that \[ f^t(s) = s,  \] where \[ f^t(s) = \underbrace{ (f \circ f \circ \cdots \circ f) }_{t \text{ times}}(s).  \]</text:p>
            <text:p/>
            <text:p>If $m+n$ is a prime number which does not divide $2^k - 1$ for $k = 1,2, \ldots, m+n-2,$ prove that the smallest value $t$ which satisfies the above conditions is $\left [\frac{m+n+1}{4} \right ]$ where $\left[ x \right]$ denotes the greatest integer $\leq x.$</text:p>
          </table:table-cell>
          <table:table-cell/>
        </table:table-row>
        <table:table-row table:style-name="ro5">
          <table:table-cell office:value-type="string" calcext:value-type="string">
            <text:p>1992 IMO Shortlist</text:p>
          </table:table-cell>
          <table:table-cell office:value-type="float" office:value="1992" calcext:value-type="float">
            <text:p>1992</text:p>
          </table:table-cell>
          <table:table-cell office:value-type="float" office:value="1" calcext:value-type="float">
            <text:p>1</text:p>
          </table:table-cell>
          <table:table-cell office:value-type="string" calcext:value-type="string">
            <text:p>iv</text:p>
          </table:table-cell>
          <table:table-cell office:value-type="string" calcext:value-type="string">
            <text:p>Prove that for any positive integer $ m$ there exist an infinite number of pairs of integers $ (x, y)$ such that</text:p>
            <text:p/>
            <text:p>\textit{(i)} $ x$ and $ y$ are relatively prime;</text:p>
            <text:p>\textit{(ii)} $ y$ divides $ x^2 + m$;</text:p>
            <text:p>\textit{(iii)} $ x$ divides $ y^2 + m.$</text:p>
          </table:table-cell>
          <table:table-cell office:value-type="string" calcext:value-type="string">
            <text:p>https://artofproblemsolving.com/community/c3943_1992_imo_shortlist</text:p>
          </table:table-cell>
          <table:table-cell office:value-type="string" calcext:value-type="string">
            <text:p>Prove that for any positive integer $ m$ there exist an infinite number of pairs of integers $ (x, y)$ such that</text:p>
            <text:p/>
            <text:p>\textit{(i)} $ x$ and $ y$ are relatively prime;</text:p>
            <text:p>\textit{(ii)} $ y$ divides $ x^2 + m$;</text:p>
            <text:p>\textit{(iii)} $ x$ divides $ y^2 + m.$</text:p>
            <text:p>\textit{(iv)} $ x + y \leq m + 1-$ (optional condition)</text:p>
          </table:table-cell>
          <table:table-cell/>
        </table:table-row>
        <table:table-row table:style-name="ro3">
          <table:table-cell office:value-type="string" calcext:value-type="string">
            <text:p>1992 IMO Shortlist</text:p>
          </table:table-cell>
          <table:table-cell office:value-type="float" office:value="1992" calcext:value-type="float">
            <text:p>1992</text:p>
          </table:table-cell>
          <table:table-cell office:value-type="float" office:value="2" calcext:value-type="float">
            <text:p>2</text:p>
          </table:table-cell>
          <table:table-cell/>
          <table:table-cell office:value-type="string" calcext:value-type="string">
            <text:p>Let $ \mathbb{R}^+$ be the set of all non-negative real numbers. Given two positive real numbers $ a$ and $ b,$ suppose that a mapping $ f: \mathbb{R}^+ \mapsto \mathbb{R}^+$ satisfies the functional equation:</text:p>
            <text:p/>
            <text:p>\[ f(f(x)) + af(x) = b(a + b)x.\]</text:p>
            <text:p/>
            <text:p>Prove that there exists a unique solution of this equation.</text:p>
          </table:table-cell>
          <table:table-cell office:value-type="string" calcext:value-type="string">
            <text:p>https://artofproblemsolving.com/community/c3943_1992_imo_shortlist</text:p>
          </table:table-cell>
          <table:table-cell office:value-type="string" calcext:value-type="string">
            <text:p>Let $ \mathbb{R}^+$ be the set of all non-negative real numbers. Given two positive real numbers $ a$ and $ b,$ suppose that a mapping $ f: \mathbb{R}^+ \mapsto \mathbb{R}^+$ satisfies the functional equation:</text:p>
            <text:p/>
            <text:p>\[ f(f(x)) + af(x) = b(a + b)x.\]</text:p>
            <text:p/>
            <text:p>Prove that there exists a unique solution of this equation.</text:p>
          </table:table-cell>
          <table:table-cell/>
        </table:table-row>
        <table:table-row table:style-name="ro9">
          <table:table-cell office:value-type="string" calcext:value-type="string">
            <text:p>1992 IMO Shortlist</text:p>
          </table:table-cell>
          <table:table-cell office:value-type="float" office:value="1992" calcext:value-type="float">
            <text:p>1992</text:p>
          </table:table-cell>
          <table:table-cell office:value-type="float" office:value="3" calcext:value-type="float">
            <text:p>3</text:p>
          </table:table-cell>
          <table:table-cell/>
          <table:table-cell office:value-type="string" calcext:value-type="string">
            <text:p>The diagonals of a quadrilateral $ ABCD$ are perpendicular: $ AC \perp BD.$ Four squares, $ ABEF,BCGH,CDIJ,DAKL,$ are erected externally on its sides. The intersection points of the pairs of straight lines $ CL, DF, AH, BJ$ are denoted by $ P_1,Q_1,R_1, S_1,$ respectively (left figure), and the intersection points of the pairs of straight lines $ AI, BK, CE DG$ are denoted by $ P_2,Q_2,R_2, S_2,$ respectively (right figure). Prove that $ P_1Q_1R_1S_1 \cong P_2Q_2R_2S_2$ where $ P_1,Q_1,R_1, S_1$ and $ P_2,Q_2,R_2, S_2$ are the two quadrilaterals.</text:p>
            <text:p/>
            <text:p>\textit{Alternative formulation:} Outside a convex quadrilateral $ ABCD$ with perpendicular diagonals, four squares $ AEFB, BGHC, CIJD, DKLA,$ are constructed (vertices are given in counterclockwise order). Prove that the quadrilaterals $ Q_1$ and $ Q_2$ formed by the lines $ AG, BI, CK, DE$ and $ AJ, BL, CF, DH,$ respectively, are congruent.</text:p>
          </table:table-cell>
          <table:table-cell office:value-type="string" calcext:value-type="string">
            <text:p>https://artofproblemsolving.com/community/c3943_1992_imo_shortlist</text:p>
          </table:table-cell>
          <table:table-cell office:value-type="string" calcext:value-type="string">
            <text:p>The diagonals of a quadrilateral $ ABCD$ are perpendicular: $ AC \perp BD.$ Four squares, $ ABEF,BCGH,CDIJ,DAKL,$ are erected externally on its sides. The intersection points of the pairs of straight lines $ CL, DF, AH, BJ$ are denoted by $ P_1,Q_1,R_1, S_1,$ respectively (left figure), and the intersection points of the pairs of straight lines $ AI, BK, CE DG$ are denoted by $ P_2,Q_2,R_2, S_2,$ respectively (right figure). Prove that $ P_1Q_1R_1S_1 \cong P_2Q_2R_2S_2$ where $ P_1,Q_1,R_1, S_1$ and $ P_2,Q_2,R_2, S_2$ are the two quadrilaterals.</text:p>
            <text:p/>
            <text:p>\textit{Alternative formulation:} Outside a convex quadrilateral $ ABCD$ with perpendicular diagonals, four squares $ AEFB, BGHC, CIJD, DKLA,$ are constructed (vertices are given in counterclockwise order). Prove that the quadrilaterals $ Q_1$ and $ Q_2$ formed by the lines $ AG, BI, CK, DE$ and $ AJ, BL, CF, DH,$ respectively, are congruent.</text:p>
          </table:table-cell>
          <table:table-cell/>
        </table:table-row>
        <table:table-row table:style-name="ro13">
          <table:table-cell office:value-type="string" calcext:value-type="string">
            <text:p>1992 IMO Shortlist</text:p>
          </table:table-cell>
          <table:table-cell office:value-type="float" office:value="1992" calcext:value-type="float">
            <text:p>1992</text:p>
          </table:table-cell>
          <table:table-cell office:value-type="float" office:value="4" calcext:value-type="float">
            <text:p>4</text:p>
          </table:table-cell>
          <table:table-cell/>
          <table:table-cell office:value-type="string" calcext:value-type="string">
            <text:p>Consider $9$ points in space, no four of which are coplanar. Each pair of points is joined by an edge (that is, a line segment) and each edge is either colored blue or red or left uncolored. Find the smallest value of <text:s/>$\,n\,$ such that whenever exactly $\,n\,$ edges are colored, the set of colored edges necessarily contains a triangle all of whose edges have the same color.</text:p>
          </table:table-cell>
          <table:table-cell office:value-type="string" calcext:value-type="string">
            <text:p>https://artofproblemsolving.com/community/c3943_1992_imo_shortlist</text:p>
          </table:table-cell>
          <table:table-cell office:value-type="string" calcext:value-type="string">
            <text:p>Consider $9$ points in space, no four of which are coplanar. Each pair of points is joined by an edge (that is, a line segment) and each edge is either colored blue or red or left uncolored. Find the smallest value of <text:s/>$\,n\,$ such that whenever exactly $\,n\,$ edges are colored, the set of colored edges necessarily contains a triangle all of whose edges have the same color.</text:p>
          </table:table-cell>
          <table:table-cell/>
        </table:table-row>
        <table:table-row table:style-name="ro9">
          <table:table-cell office:value-type="string" calcext:value-type="string">
            <text:p>1992 IMO Shortlist</text:p>
          </table:table-cell>
          <table:table-cell office:value-type="float" office:value="1992" calcext:value-type="float">
            <text:p>1992</text:p>
          </table:table-cell>
          <table:table-cell office:value-type="float" office:value="5" calcext:value-type="float">
            <text:p>5</text:p>
          </table:table-cell>
          <table:table-cell/>
          <table:table-cell office:value-type="string" calcext:value-type="string">
            <text:p>A convex quadrilateral has equal diagonals. An equilateral triangle is constructed on the outside of each side of the quadrilateral. The centers of the triangles on opposite sides are joined. Show that the two joining lines are perpendicular.</text:p>
            <text:p/>
            <text:p>\textit{Alternative formulation.} Given a convex quadrilateral $ ABCD$ with congruent diagonals $ AC = BD.$ Four regular triangles are errected externally on its sides. Prove that the segments joining the centroids of the triangles on the opposite sides are perpendicular to each other.</text:p>
            <text:p/>
            <text:p>\textit{Original formulation:} Let $ ABCD$ be a convex quadrilateral such that $ AC = BD.$ Equilateral triangles are constructed on the sides of the quadrilateral. Let $ O_1,O_2,O_3,O_4$ be the centers of the triangles constructed on $ AB,BC,CD,DA$ respectively. Show that $ O_1O_3$ is perpendicular to $ O_2O_4.$</text:p>
          </table:table-cell>
          <table:table-cell office:value-type="string" calcext:value-type="string">
            <text:p>https://artofproblemsolving.com/community/c3943_1992_imo_shortlist</text:p>
          </table:table-cell>
          <table:table-cell office:value-type="string" calcext:value-type="string">
            <text:p>A convex quadrilateral has equal diagonals. An equilateral triangle is constructed on the outside of each side of the quadrilateral. The centers of the triangles on opposite sides are joined. Show that the two joining lines are perpendicular.</text:p>
            <text:p/>
            <text:p>\textit{Alternative formulation.} Given a convex quadrilateral $ ABCD$ with congruent diagonals $ AC = BD.$ Four regular triangles are errected externally on its sides. Prove that the segments joining the centroids of the triangles on the opposite sides are perpendicular to each other.</text:p>
            <text:p/>
            <text:p>\textit{Original formulation:} Let $ ABCD$ be a convex quadrilateral such that $ AC = BD.$ Equilateral triangles are constructed on the sides of the quadrilateral. Let $ O_1,O_2,O_3,O_4$ be the centers of the triangles constructed on $ AB,BC,CD,DA$ respectively. Show that $ O_1O_3$ is perpendicular to $ O_2O_4.$</text:p>
          </table:table-cell>
          <table:table-cell/>
        </table:table-row>
        <table:table-row table:style-name="ro4">
          <table:table-cell office:value-type="string" calcext:value-type="string">
            <text:p>1992 IMO Shortlist</text:p>
          </table:table-cell>
          <table:table-cell office:value-type="float" office:value="1992" calcext:value-type="float">
            <text:p>1992</text:p>
          </table:table-cell>
          <table:table-cell office:value-type="float" office:value="6" calcext:value-type="float">
            <text:p>6</text:p>
          </table:table-cell>
          <table:table-cell/>
          <table:table-cell office:value-type="string" calcext:value-type="string">
            <text:p>Let $\,{\mathbb{R}}\,$ denote the set of all real numbers. Find all functions $\,f: {\mathbb{R}}\rightarrow {\mathbb{R}}\,$ such that \[ f\left( x^{2}+f(y)\right) =y+\left( f(x)\right) ^{2}\hspace{0.2in}\text{for all}\,x,y\in \mathbb{R}. \]</text:p>
          </table:table-cell>
          <table:table-cell office:value-type="string" calcext:value-type="string">
            <text:p>https://artofproblemsolving.com/community/c3943_1992_imo_shortlist</text:p>
          </table:table-cell>
          <table:table-cell office:value-type="string" calcext:value-type="string">
            <text:p>Let $\,{\mathbb{R}}\,$ denote the set of all real numbers. Find all functions $\,f: {\mathbb{R}}\rightarrow {\mathbb{R}}\,$ such that \[ f\left( x^{2}+f(y)\right) =y+\left( f(x)\right) ^{2}\hspace{0.2in}\text{for all}\,x,y\in \mathbb{R}. \]</text:p>
          </table:table-cell>
          <table:table-cell/>
        </table:table-row>
        <table:table-row table:style-name="ro16">
          <table:table-cell office:value-type="string" calcext:value-type="string">
            <text:p>1992 IMO Shortlist</text:p>
          </table:table-cell>
          <table:table-cell office:value-type="float" office:value="1992" calcext:value-type="float">
            <text:p>1992</text:p>
          </table:table-cell>
          <table:table-cell office:value-type="float" office:value="7" calcext:value-type="float">
            <text:p>7</text:p>
          </table:table-cell>
          <table:table-cell/>
          <table:table-cell office:value-type="string" calcext:value-type="string">
            <text:p>Two circles $ \Omega_{1}$ and $ \Omega_{2}$ are externally tangent to each other at a point $ I$, and both of these circles are tangent to a third circle $ \Omega$ which encloses the two circles $ \Omega_{1}$ and $ \Omega_{2}$.</text:p>
            <text:p>The common tangent to the two circles $ \Omega_{1}$ and $ \Omega_{2}$ at the point $ I$ meets the circle $ \Omega$ at a point $ A$. One common tangent to the circles $ \Omega_{1}$ and $ \Omega_{2}$ which doesn't pass through $ I$ meets the circle $ \Omega$ at the points $ B$ and $ C$ such that the points $ A$ and $ I$ lie on the same side of the line $ BC$.</text:p>
            <text:p>Prove that the point $ I$ is the incenter of triangle $ ABC$.</text:p>
            <text:p/>
            <text:p>\textit{Alternative formulation.} Two circles touch externally at a point $ I$. The two circles lie inside a large circle and both touch it. The chord $ BC$ of the large circle touches both smaller circles (not at $ I$). The common tangent to the two smaller circles at the point $ I$ meets the large circle at a point $ A$, where the points $ A$ and $ I$ are on the same side of the chord $ BC$. Show that the point $ I$ is the incenter of triangle $ ABC$.</text:p>
          </table:table-cell>
          <table:table-cell office:value-type="string" calcext:value-type="string">
            <text:p>https://artofproblemsolving.com/community/c3943_1992_imo_shortlist</text:p>
          </table:table-cell>
          <table:table-cell office:value-type="string" calcext:value-type="string">
            <text:p>Two circles $ \Omega_{1}$ and $ \Omega_{2}$ are externally tangent to each other at a point $ I$, and both of these circles are tangent to a third circle $ \Omega$ which encloses the two circles $ \Omega_{1}$ and $ \Omega_{2}$.</text:p>
            <text:p>The common tangent to the two circles $ \Omega_{1}$ and $ \Omega_{2}$ at the point $ I$ meets the circle $ \Omega$ at a point $ A$. One common tangent to the circles $ \Omega_{1}$ and $ \Omega_{2}$ which doesn't pass through $ I$ meets the circle $ \Omega$ at the points $ B$ and $ C$ such that the points $ A$ and $ I$ lie on the same side of the line $ BC$.</text:p>
            <text:p>Prove that the point $ I$ is the incenter of triangle $ ABC$.</text:p>
            <text:p/>
            <text:p>\textit{Alternative formulation.} Two circles touch externally at a point $ I$. The two circles lie inside a large circle and both touch it. The chord $ BC$ of the large circle touches both smaller circles (not at $ I$). The common tangent to the two smaller circles at the point $ I$ meets the large circle at a point $ A$, where the points $ A$ and $ I$ are on the same side of the chord $ BC$. Show that the point $ I$ is the incenter of triangle $ ABC$.</text:p>
          </table:table-cell>
          <table:table-cell/>
        </table:table-row>
        <table:table-row table:style-name="ro10">
          <table:table-cell office:value-type="string" calcext:value-type="string">
            <text:p>1992 IMO Shortlist</text:p>
          </table:table-cell>
          <table:table-cell office:value-type="float" office:value="1992" calcext:value-type="float">
            <text:p>1992</text:p>
          </table:table-cell>
          <table:table-cell office:value-type="float" office:value="8" calcext:value-type="float">
            <text:p>8</text:p>
          </table:table-cell>
          <table:table-cell/>
          <table:table-cell office:value-type="string" calcext:value-type="string">
            <text:p>Show that in the plane there exists a convex polygon of 1992 sides satisfying the following conditions:</text:p>
            <text:p/>
            <text:p>\textit{(i)} its side lengths are $ 1, 2, 3, \ldots, 1992$ in some order;</text:p>
            <text:p>\textit{(ii)} the polygon is circumscribable about a circle.</text:p>
            <text:p/>
            <text:p>\textit{Alternative formulation:} Does there exist a 1992-gon with side lengths $ 1, 2, 3, \ldots, 1992$ circumscribed about a circle? Answer the same question for a 1990-gon.</text:p>
          </table:table-cell>
          <table:table-cell office:value-type="string" calcext:value-type="string">
            <text:p>https://artofproblemsolving.com/community/c3943_1992_imo_shortlist</text:p>
          </table:table-cell>
          <table:table-cell office:value-type="string" calcext:value-type="string">
            <text:p>Show that in the plane there exists a convex polygon of 1992 sides satisfying the following conditions:</text:p>
            <text:p/>
            <text:p>\textit{(i)} its side lengths are $ 1, 2, 3, \ldots, 1992$ in some order;</text:p>
            <text:p>\textit{(ii)} the polygon is circumscribable about a circle.</text:p>
            <text:p/>
            <text:p>\textit{Alternative formulation:} Does there exist a 1992-gon with side lengths $ 1, 2, 3, \ldots, 1992$ circumscribed about a circle? Answer the same question for a 1990-gon.</text:p>
          </table:table-cell>
          <table:table-cell/>
        </table:table-row>
        <table:table-row table:style-name="ro13">
          <table:table-cell office:value-type="string" calcext:value-type="string">
            <text:p>1992 IMO Shortlist</text:p>
          </table:table-cell>
          <table:table-cell office:value-type="float" office:value="1992" calcext:value-type="float">
            <text:p>1992</text:p>
          </table:table-cell>
          <table:table-cell office:value-type="float" office:value="9" calcext:value-type="float">
            <text:p>9</text:p>
          </table:table-cell>
          <table:table-cell/>
          <table:table-cell office:value-type="string" calcext:value-type="string">
            <text:p>Let $ f(x)$ be a polynomial with rational coefficients and $ \alpha$ be a real number such that \[ \alpha^3 - \alpha = [f(\alpha)]^3 - f(\alpha) = 33^{1992}.\] Prove that for each $ n \geq 1,$ \[ \left [ f^{n}(\alpha) \right]^3 - f^{n}(\alpha) = 33^{1992},\] where $ f^{n}(x) = f(f(\cdots f(x))),$ and $ n$ is a positive integer.</text:p>
          </table:table-cell>
          <table:table-cell office:value-type="string" calcext:value-type="string">
            <text:p>https://artofproblemsolving.com/community/c3943_1992_imo_shortlist</text:p>
          </table:table-cell>
          <table:table-cell office:value-type="string" calcext:value-type="string">
            <text:p>Let $ f(x)$ be a polynomial with rational coefficients and $ \alpha$ be a real number such that \[ \alpha^3 - \alpha = [f(\alpha)]^3 - f(\alpha) = 33^{1992}.\] Prove that for each $ n \geq 1,$ \[ \left [ f^{n}(\alpha) \right]^3 - f^{n}(\alpha) = 33^{1992},\] where $ f^{n}(x) = f(f(\cdots f(x))),$ and $ n$ is a positive integer.</text:p>
          </table:table-cell>
          <table:table-cell/>
        </table:table-row>
        <table:table-row table:style-name="ro10">
          <table:table-cell office:value-type="string" calcext:value-type="string">
            <text:p>1992 IMO Shortlist</text:p>
          </table:table-cell>
          <table:table-cell office:value-type="float" office:value="1992" calcext:value-type="float">
            <text:p>1992</text:p>
          </table:table-cell>
          <table:table-cell office:value-type="float" office:value="10" calcext:value-type="float">
            <text:p>10</text:p>
          </table:table-cell>
          <table:table-cell/>
          <table:table-cell office:value-type="string" calcext:value-type="string">
            <text:p>Let $\,S\,$ be a finite set of points in three-dimensional space. Let $\,S_{x},\,S_{y},\,S_{z}\,$ be the sets consisting of the orthogonal projections of the points of $\,S\,$ onto the $yz$-plane, $zx$-plane, $xy$-plane, respectively. Prove that \[ \vert S\vert^{2}\leq \vert S_{x} \vert \cdot \vert S_{y} \vert \cdot \vert S_{z} \vert,  \] where $\vert A \vert$ denotes the number of elements in the finite set $A$.</text:p>
            <text:p/>
            <text:p>NoteNote: The orthogonal projection of a point onto a plane is the foot of the perpendicular from that point to the plane.</text:p>
          </table:table-cell>
          <table:table-cell office:value-type="string" calcext:value-type="string">
            <text:p>https://artofproblemsolving.com/community/c3943_1992_imo_shortlist</text:p>
          </table:table-cell>
          <table:table-cell office:value-type="string" calcext:value-type="string">
            <text:p>Let $\,S\,$ be a finite set of points in three-dimensional space. Let $\,S_{x},\,S_{y},\,S_{z}\,$ be the sets consisting of the orthogonal projections of the points of $\,S\,$ onto the $yz$-plane, $zx$-plane, $xy$-plane, respectively. Prove that \[ \vert S\vert^{2}\leq \vert S_{x} \vert \cdot \vert S_{y} \vert \cdot \vert S_{z} \vert,  \] where $\vert A \vert$ denotes the number of elements in the finite set $A$.</text:p>
            <text:p/>
            <text:p>NoteNote: The orthogonal projection of a point onto a plane is the foot of the perpendicular from that point to the plane.</text:p>
          </table:table-cell>
          <table:table-cell/>
        </table:table-row>
        <table:table-row table:style-name="ro4">
          <table:table-cell office:value-type="string" calcext:value-type="string">
            <text:p>1992 IMO Shortlist</text:p>
          </table:table-cell>
          <table:table-cell office:value-type="float" office:value="1992" calcext:value-type="float">
            <text:p>1992</text:p>
          </table:table-cell>
          <table:table-cell office:value-type="float" office:value="11" calcext:value-type="float">
            <text:p>11</text:p>
          </table:table-cell>
          <table:table-cell/>
          <table:table-cell office:value-type="string" calcext:value-type="string">
            <text:p>In a triangle $ ABC,$ let $ D$ and $ E$ be the intersections of the bisectors of $ \angle ABC$ and $ \angle ACB$ with the sides $ AC,AB,$ respectively. Determine the angles $ \angle A,\angle B, \angle C$ if $ \angle BDE = 24 ^{\circ},$ $ \angle CED = 18 ^{\circ}.$</text:p>
          </table:table-cell>
          <table:table-cell office:value-type="string" calcext:value-type="string">
            <text:p>https://artofproblemsolving.com/community/c3943_1992_imo_shortlist</text:p>
          </table:table-cell>
          <table:table-cell office:value-type="string" calcext:value-type="string">
            <text:p>In a triangle $ ABC,$ let $ D$ and $ E$ be the intersections of the bisectors of $ \angle ABC$ and $ \angle ACB$ with the sides $ AC,AB,$ respectively. Determine the angles $ \angle A,\angle B, \angle C$ if $ \angle BDE = 24 ^{\circ},$ $ \angle CED = 18 ^{\circ}.$</text:p>
          </table:table-cell>
          <table:table-cell/>
        </table:table-row>
        <table:table-row table:style-name="ro5">
          <table:table-cell office:value-type="string" calcext:value-type="string">
            <text:p>1992 IMO Shortlist</text:p>
          </table:table-cell>
          <table:table-cell office:value-type="float" office:value="1992" calcext:value-type="float">
            <text:p>1992</text:p>
          </table:table-cell>
          <table:table-cell office:value-type="float" office:value="12" calcext:value-type="float">
            <text:p>12</text:p>
          </table:table-cell>
          <table:table-cell/>
          <table:table-cell office:value-type="string" calcext:value-type="string">
            <text:p>Let $ f, g$ and $ a$ be polynomials with real coefficients, $ f$ and $ g$ in one variable and $ a$ in two variables. Suppose</text:p>
            <text:p/>
            <text:p>\[ f(x) - f(y) = a(x, y)(g(x) - g(y)) \forall x,y \in \mathbb{R}\]</text:p>
            <text:p/>
            <text:p>Prove that there exists a polynomial $ h$ with $ f(x) = h(g(x)) \text{ } \forall x \in \mathbb{R}.$</text:p>
          </table:table-cell>
          <table:table-cell office:value-type="string" calcext:value-type="string">
            <text:p>https://artofproblemsolving.com/community/c3943_1992_imo_shortlist</text:p>
          </table:table-cell>
          <table:table-cell office:value-type="string" calcext:value-type="string">
            <text:p>Let $ f, g$ and $ a$ be polynomials with real coefficients, $ f$ and $ g$ in one variable and $ a$ in two variables. Suppose</text:p>
            <text:p/>
            <text:p>\[ f(x) - f(y) = a(x, y)(g(x) - g(y)) \forall x,y \in \mathbb{R}\]</text:p>
            <text:p/>
            <text:p>Prove that there exists a polynomial $ h$ with $ f(x) = h(g(x)) \text{ } \forall x \in \mathbb{R}.$</text:p>
          </table:table-cell>
          <table:table-cell/>
        </table:table-row>
        <table:table-row table:style-name="ro6">
          <table:table-cell office:value-type="string" calcext:value-type="string">
            <text:p>1992 IMO Shortlist</text:p>
          </table:table-cell>
          <table:table-cell office:value-type="float" office:value="1992" calcext:value-type="float">
            <text:p>1992</text:p>
          </table:table-cell>
          <table:table-cell office:value-type="float" office:value="13" calcext:value-type="float">
            <text:p>13</text:p>
          </table:table-cell>
          <table:table-cell/>
          <table:table-cell office:value-type="string" calcext:value-type="string">
            <text:p>Find all integers $\,a,b,c\,$ with $\,1&lt;a&lt;b&lt;c\,$ such that \[ (a-1)(b-1)(c-1) <text:s/>\] is a divisor of $abc-1.$</text:p>
          </table:table-cell>
          <table:table-cell office:value-type="string" calcext:value-type="string">
            <text:p>https://artofproblemsolving.com/community/c3943_1992_imo_shortlist</text:p>
          </table:table-cell>
          <table:table-cell office:value-type="string" calcext:value-type="string">
            <text:p>Find all integers $\,a,b,c\,$ with $\,1&lt;a&lt;b&lt;c\,$ such that \[ (a-1)(b-1)(c-1) <text:s/>\] is a divisor of $abc-1.$</text:p>
          </table:table-cell>
          <table:table-cell/>
        </table:table-row>
        <table:table-row table:style-name="ro2">
          <table:table-cell office:value-type="string" calcext:value-type="string">
            <text:p>1992 IMO Shortlist</text:p>
          </table:table-cell>
          <table:table-cell office:value-type="float" office:value="1992" calcext:value-type="float">
            <text:p>1992</text:p>
          </table:table-cell>
          <table:table-cell office:value-type="float" office:value="14" calcext:value-type="float">
            <text:p>14</text:p>
          </table:table-cell>
          <table:table-cell/>
          <table:table-cell office:value-type="string" calcext:value-type="string">
            <text:p>For any positive integer $ x$ define $ g(x)$ as greatest odd divisor of $ x,$ and</text:p>
            <text:p/>
            <text:p>\[ f(x) = \begin{cases} \frac {x}{2} + \frac {x}{g(x)} &amp; \text{if \ \(x\) is even}, \\</text:p>
            <text:p> 2^{\frac {x + 1}{2}} &amp; \text{if \ \(x\) is odd}. \end{cases}</text:p>
            <text:p>\]</text:p>
            <text:p/>
            <text:p>Construct the sequence $ x_1 = 1, x_{n + 1} = f(x_n).$ Show that the number 1992 appears in this sequence, determine  the least $ n$ such that $ x_n = 1992,$ and determine whether $ n$ is unique.</text:p>
          </table:table-cell>
          <table:table-cell office:value-type="string" calcext:value-type="string">
            <text:p>https://artofproblemsolving.com/community/c3943_1992_imo_shortlist</text:p>
          </table:table-cell>
          <table:table-cell office:value-type="string" calcext:value-type="string">
            <text:p>For any positive integer $ x$ define $ g(x)$ as greatest odd divisor of $ x,$ and</text:p>
            <text:p/>
            <text:p>\[ f(x) = \begin{cases} \frac {x}{2} + \frac {x}{g(x)} &amp; \text{if \ \(x\) is even}, \\</text:p>
            <text:p> 2^{\frac {x + 1}{2}} &amp; \text{if \ \(x\) is odd}. \end{cases}</text:p>
            <text:p>\]</text:p>
            <text:p/>
            <text:p>Construct the sequence $ x_1 = 1, x_{n + 1} = f(x_n).$ Show that the number 1992 appears in this sequence, determine  the least $ n$ such that $ x_n = 1992,$ and determine whether $ n$ is unique.</text:p>
          </table:table-cell>
          <table:table-cell/>
        </table:table-row>
        <table:table-row table:style-name="ro7">
          <table:table-cell office:value-type="string" calcext:value-type="string">
            <text:p>1992 IMO Shortlist</text:p>
          </table:table-cell>
          <table:table-cell office:value-type="float" office:value="1992" calcext:value-type="float">
            <text:p>1992</text:p>
          </table:table-cell>
          <table:table-cell office:value-type="float" office:value="15" calcext:value-type="float">
            <text:p>15</text:p>
          </table:table-cell>
          <table:table-cell/>
          <table:table-cell office:value-type="string" calcext:value-type="string">
            <text:p>Does there exist a set $ M$ with the following properties?</text:p>
            <text:p/>
            <text:p>\textit{(i)} The set $ M$ consists of 1992 natural numbers.</text:p>
            <text:p>\textit{(ii)} Every element in $ M$ and the sum of any number of elements have the form $ m^k$ $ (m, k \in \mathbb{N}, k \geq 2).$</text:p>
          </table:table-cell>
          <table:table-cell office:value-type="string" calcext:value-type="string">
            <text:p>https://artofproblemsolving.com/community/c3943_1992_imo_shortlist</text:p>
          </table:table-cell>
          <table:table-cell office:value-type="string" calcext:value-type="string">
            <text:p>Does there exist a set $ M$ with the following properties?</text:p>
            <text:p/>
            <text:p>\textit{(i)} The set $ M$ consists of 1992 natural numbers.</text:p>
            <text:p>\textit{(ii)} Every element in $ M$ and the sum of any number of elements have the form $ m^k$ $ (m, k \in \mathbb{N}, k \geq 2).$</text:p>
          </table:table-cell>
          <table:table-cell/>
        </table:table-row>
        <table:table-row table:style-name="ro1">
          <table:table-cell office:value-type="string" calcext:value-type="string">
            <text:p>1992 IMO Shortlist</text:p>
          </table:table-cell>
          <table:table-cell office:value-type="float" office:value="1992" calcext:value-type="float">
            <text:p>1992</text:p>
          </table:table-cell>
          <table:table-cell office:value-type="float" office:value="16" calcext:value-type="float">
            <text:p>16</text:p>
          </table:table-cell>
          <table:table-cell/>
          <table:table-cell office:value-type="string" calcext:value-type="string">
            <text:p>Prove that $\frac{5^{125}-1}{5^{25}-1}$ is a composite number.</text:p>
          </table:table-cell>
          <table:table-cell office:value-type="string" calcext:value-type="string">
            <text:p>https://artofproblemsolving.com/community/c3943_1992_imo_shortlist</text:p>
          </table:table-cell>
          <table:table-cell office:value-type="string" calcext:value-type="string">
            <text:p>Prove that $\frac{5^{125}-1}{5^{25}-1}$ is a composite number.</text:p>
          </table:table-cell>
          <table:table-cell/>
        </table:table-row>
        <table:table-row table:style-name="ro14">
          <table:table-cell office:value-type="string" calcext:value-type="string">
            <text:p>1992 IMO Shortlist</text:p>
          </table:table-cell>
          <table:table-cell office:value-type="float" office:value="1992" calcext:value-type="float">
            <text:p>1992</text:p>
          </table:table-cell>
          <table:table-cell office:value-type="float" office:value="17" calcext:value-type="float">
            <text:p>17</text:p>
          </table:table-cell>
          <table:table-cell/>
          <table:table-cell office:value-type="string" calcext:value-type="string">
            <text:p>Let $ \alpha(n)$ be the number of digits equal to one in the binary representation of a positive integer $ n.$ Prove that:</text:p>
            <text:p/>
            <text:p>(a) the inequality $ \alpha(n) (n^2 ) \leq \frac{1}{2} \alpha(n)(\alpha(n) + 1)$ holds;</text:p>
            <text:p>(b) the above inequality is an equality for infinitely many positive integers, and</text:p>
            <text:p>(c) there exists a sequence $ (n_i )^{\infty}_1$ such that $ \frac{\alpha ( n^2_i )}{\alpha (n_i }$</text:p>
            <text:p>goes to zero as $ i$ goes to $ \infty.$</text:p>
            <text:p/>
            <text:p/>
            <text:p>\textit{Alternative problem:} Prove that there exists a sequence a sequence $ (n_i )^{\infty}_1$ such that $ \frac{\alpha ( n^2_i )}{\alpha (n_i )}$</text:p>
            <text:p/>
            <text:p>(d) $ \infty;$</text:p>
            <text:p>(e) an arbitrary real number $ \gamma \in (0,1)$;</text:p>
            <text:p>(f) an arbitrary real number $ \gamma \geq 0$;</text:p>
            <text:p/>
            <text:p>as $ i$ goes to $ \infty.$</text:p>
          </table:table-cell>
          <table:table-cell office:value-type="string" calcext:value-type="string">
            <text:p>https://artofproblemsolving.com/community/c3943_1992_imo_shortlist</text:p>
          </table:table-cell>
          <table:table-cell office:value-type="string" calcext:value-type="string">
            <text:p>Let $ \alpha(n)$ be the number of digits equal to one in the binary representation of a positive integer $ n.$ Prove that:</text:p>
            <text:p/>
            <text:p>(a) the inequality $ \alpha(n) (n^2 ) \leq \frac{1}{2} \alpha(n)(\alpha(n) + 1)$ holds;</text:p>
            <text:p>(b) the above inequality is an equality for infinitely many positive integers, and</text:p>
            <text:p>(c) there exists a sequence $ (n_i )^{\infty}_1$ such that $ \frac{\alpha ( n^2_i )}{\alpha (n_i }$</text:p>
            <text:p>goes to zero as $ i$ goes to $ \infty.$</text:p>
            <text:p/>
            <text:p/>
            <text:p>\textit{Alternative problem:} Prove that there exists a sequence a sequence $ (n_i )^{\infty}_1$ such that $ \frac{\alpha ( n^2_i )}{\alpha (n_i )}$</text:p>
            <text:p/>
            <text:p>(d) $ \infty;$</text:p>
            <text:p>(e) an arbitrary real number $ \gamma \in (0,1)$;</text:p>
            <text:p>(f) an arbitrary real number $ \gamma \geq 0$;</text:p>
            <text:p/>
            <text:p>as $ i$ goes to $ \infty.$</text:p>
          </table:table-cell>
          <table:table-cell/>
        </table:table-row>
        <table:table-row table:style-name="ro3">
          <table:table-cell office:value-type="string" calcext:value-type="string">
            <text:p>1992 IMO Shortlist</text:p>
          </table:table-cell>
          <table:table-cell office:value-type="float" office:value="1992" calcext:value-type="float">
            <text:p>1992</text:p>
          </table:table-cell>
          <table:table-cell office:value-type="float" office:value="18" calcext:value-type="float">
            <text:p>18</text:p>
          </table:table-cell>
          <table:table-cell/>
          <table:table-cell office:value-type="string" calcext:value-type="string">
            <text:p>Let $ \lfloor x \rfloor$ denote the greatest integer less than or equal to $ x.$ Pick any $ x_1$ in $ [0, 1)$ and define the sequence $ x_1, x_2, x_3, \ldots$ by $ x_{n+1} = 0$ if $ x_n = 0$ and $ x_{n+1} = \frac{1}{x_n} - \left \lfloor \frac{1}{x_n} \right \rfloor$ otherwise. Prove that</text:p>
            <text:p/>
            <text:p>\[ x_1 + x_2 + \ldots + x_n &lt; \frac{F_1}{F_2} + \frac{F_2}{F_3} + \ldots + \frac{F_n}{F_{n+1}},\]</text:p>
            <text:p/>
            <text:p>where $ F_1 = F_2 = 1$ and $ F_{n+2} = F_{n+1} + F_n$ for $ n \geq 1.$</text:p>
          </table:table-cell>
          <table:table-cell office:value-type="string" calcext:value-type="string">
            <text:p>https://artofproblemsolving.com/community/c3943_1992_imo_shortlist</text:p>
          </table:table-cell>
          <table:table-cell office:value-type="string" calcext:value-type="string">
            <text:p>Let $ \lfloor x \rfloor$ denote the greatest integer less than or equal to $ x.$ Pick any $ x_1$ in $ [0, 1)$ and define the sequence $ x_1, x_2, x_3, \ldots$ by $ x_{n+1} = 0$ if $ x_n = 0$ and $ x_{n+1} = \frac{1}{x_n} - \left \lfloor \frac{1}{x_n} \right \rfloor$ otherwise. Prove that</text:p>
            <text:p/>
            <text:p>\[ x_1 + x_2 + \ldots + x_n &lt; \frac{F_1}{F_2} + \frac{F_2}{F_3} + \ldots + \frac{F_n}{F_{n+1}},\]</text:p>
            <text:p/>
            <text:p>where $ F_1 = F_2 = 1$ and $ F_{n+2} = F_{n+1} + F_n$ for $ n \geq 1.$</text:p>
          </table:table-cell>
          <table:table-cell/>
        </table:table-row>
        <table:table-row table:style-name="ro13">
          <table:table-cell office:value-type="string" calcext:value-type="string">
            <text:p>1992 IMO Shortlist</text:p>
          </table:table-cell>
          <table:table-cell office:value-type="float" office:value="1992" calcext:value-type="float">
            <text:p>1992</text:p>
          </table:table-cell>
          <table:table-cell office:value-type="float" office:value="19" calcext:value-type="float">
            <text:p>19</text:p>
          </table:table-cell>
          <table:table-cell/>
          <table:table-cell office:value-type="string" calcext:value-type="string">
            <text:p>Let $ f(x) = x^8 + 4x^6 + 2x^4 + 28x^2 + 1.$ Let $ p &gt; 3$ be a prime and suppose there exists an integer $ z$ such that $ p$ divides $ f(z).$ Prove that there exist integers $ z_1, z_2, \ldots, z_8$ such that if \[ g(x) = (x - z_1)(x - z_2) \cdot \ldots \cdot (x - z_8),\] then all coefficients of $ f(x) - g(x)$ are divisible by $ p.$</text:p>
          </table:table-cell>
          <table:table-cell office:value-type="string" calcext:value-type="string">
            <text:p>https://artofproblemsolving.com/community/c3943_1992_imo_shortlist</text:p>
          </table:table-cell>
          <table:table-cell office:value-type="string" calcext:value-type="string">
            <text:p>Let $ f(x) = x^8 + 4x^6 + 2x^4 + 28x^2 + 1.$ Let $ p &gt; 3$ be a prime and suppose there exists an integer $ z$ such that $ p$ divides $ f(z).$ Prove that there exist integers $ z_1, z_2, \ldots, z_8$ such that if \[ g(x) = (x - z_1)(x - z_2) \cdot \ldots \cdot (x - z_8),\] then all coefficients of $ f(x) - g(x)$ are divisible by $ p.$</text:p>
          </table:table-cell>
          <table:table-cell/>
        </table:table-row>
        <table:table-row table:style-name="ro13">
          <table:table-cell office:value-type="string" calcext:value-type="string">
            <text:p>1992 IMO Shortlist</text:p>
          </table:table-cell>
          <table:table-cell office:value-type="float" office:value="1992" calcext:value-type="float">
            <text:p>1992</text:p>
          </table:table-cell>
          <table:table-cell office:value-type="float" office:value="20" calcext:value-type="float">
            <text:p>20</text:p>
          </table:table-cell>
          <table:table-cell/>
          <table:table-cell office:value-type="string" calcext:value-type="string">
            <text:p>In the plane let $\,C\,$ be a circle, $\,L\,$ a line tangent to the circle $\,C,\,$ and $\,M\,$ a point on $\,L$. Find the locus of all points $\,P\,$ with the following property: there exists two points $\,Q,R\,$ on $\,L\,$ such that $\,M\,$ is the midpoint of $\,QR\,$ and $\,C\,$ is the inscribed circle of triangle $\,PQR$.</text:p>
          </table:table-cell>
          <table:table-cell office:value-type="string" calcext:value-type="string">
            <text:p>https://artofproblemsolving.com/community/c3943_1992_imo_shortlist</text:p>
          </table:table-cell>
          <table:table-cell office:value-type="string" calcext:value-type="string">
            <text:p>In the plane let $\,C\,$ be a circle, $\,L\,$ a line tangent to the circle $\,C,\,$ and $\,M\,$ a point on $\,L$. Find the locus of all points $\,P\,$ with the following property: there exists two points $\,Q,R\,$ on $\,L\,$ such that $\,M\,$ is the midpoint of $\,QR\,$ and $\,C\,$ is the inscribed circle of triangle $\,PQR$.</text:p>
          </table:table-cell>
          <table:table-cell/>
        </table:table-row>
        <table:table-row table:style-name="ro5">
          <table:table-cell office:value-type="string" calcext:value-type="string">
            <text:p>1992 IMO Shortlist</text:p>
          </table:table-cell>
          <table:table-cell office:value-type="float" office:value="1992" calcext:value-type="float">
            <text:p>1992</text:p>
          </table:table-cell>
          <table:table-cell office:value-type="float" office:value="21" calcext:value-type="float">
            <text:p>21</text:p>
          </table:table-cell>
          <table:table-cell/>
          <table:table-cell office:value-type="string" calcext:value-type="string">
            <text:p>For each positive integer $\,n,\;S(n)\,$ is defined to be the greatest integer such that, for every positive integer $\,k\leq S(n),\;n^{2}\,$ can be written as the sum of $\,k\,$ positive squares.</text:p>
            <text:p/>
            <text:p>\textbf{a.)} Prove that $\,S(n)\leq n^{2}-14\,$ for each $\,n\geq 4$.</text:p>
            <text:p>\textbf{b.)} Find an integer $\,n\,$ such that $\,S(n)=n^{2}-14$.</text:p>
            <text:p>\textbf{c.)} Prove that there are infintely many integers $\,n\,$ such that $S(n)=n^{2}-14.$</text:p>
          </table:table-cell>
          <table:table-cell office:value-type="string" calcext:value-type="string">
            <text:p>https://artofproblemsolving.com/community/c3943_1992_imo_shortlist</text:p>
          </table:table-cell>
          <table:table-cell office:value-type="string" calcext:value-type="string">
            <text:p>For each positive integer $\,n,\;S(n)\,$ is defined to be the greatest integer such that, for every positive integer $\,k\leq S(n),\;n^{2}\,$ can be written as the sum of $\,k\,$ positive squares.</text:p>
            <text:p/>
            <text:p>\textbf{a.)} Prove that $\,S(n)\leq n^{2}-14\,$ for each $\,n\geq 4$.</text:p>
            <text:p>\textbf{b.)} Find an integer $\,n\,$ such that $\,S(n)=n^{2}-14$.</text:p>
            <text:p>\textbf{c.)} Prove that there are infintely many integers $\,n\,$ such that $S(n)=n^{2}-14.$</text:p>
          </table:table-cell>
          <table:table-cell/>
        </table:table-row>
        <table:table-row table:style-name="ro9">
          <table:table-cell office:value-type="string" calcext:value-type="string">
            <text:p>1991 IMO Shortlist</text:p>
          </table:table-cell>
          <table:table-cell office:value-type="float" office:value="1991" calcext:value-type="float">
            <text:p>1991</text:p>
          </table:table-cell>
          <table:table-cell office:value-type="float" office:value="1" calcext:value-type="float">
            <text:p>1</text:p>
          </table:table-cell>
          <table:table-cell/>
          <table:table-cell office:value-type="string" calcext:value-type="string">
            <text:p>Given a point $ P$ inside a triangle $ \triangle ABC$. Let $ D$, $ E$, $ F$ be the orthogonal projections of the point $ P$ on the sides $ BC$, $ CA$, $ AB$, respectively. Let the orthogonal projections of the point $ A$ on the lines $ BP$ and $ CP$ be $ M$ and $ N$, respectively. Prove that the lines $ ME$, $ NF$, $ BC$ are concurrent.</text:p>
            <text:p/>
            <text:p/>
            <text:p>\textit{Original formulation:}</text:p>
            <text:p/>
            <text:p>Let $ ABC$ be any triangle and $ P$ any point in its interior. Let $ P_1, P_2$ be the feet of the perpendiculars from $ P$ to the two sides $ AC$ and $ BC.$ Draw $ AP$ and $ BP,$ and from $ C$ drop perpendiculars to $ AP$ and $ BP.$ Let $ Q_1$ and $ Q_2$ be the feet of these perpendiculars. Prove that the lines $ Q_1P_2,Q_2P_1,$ and $ AB$ are concurrent.</text:p>
          </table:table-cell>
          <table:table-cell office:value-type="string" calcext:value-type="string">
            <text:p>https://artofproblemsolving.com/community/c3942_1991_imo_shortlist</text:p>
          </table:table-cell>
          <table:table-cell office:value-type="string" calcext:value-type="string">
            <text:p>Given a point $ P$ inside a triangle $ \triangle ABC$. Let $ D$, $ E$, $ F$ be the orthogonal projections of the point $ P$ on the sides $ BC$, $ CA$, $ AB$, respectively. Let the orthogonal projections of the point $ A$ on the lines $ BP$ and $ CP$ be $ M$ and $ N$, respectively. Prove that the lines $ ME$, $ NF$, $ BC$ are concurrent.</text:p>
            <text:p/>
            <text:p/>
            <text:p>\textit{Original formulation:}</text:p>
            <text:p/>
            <text:p>Let $ ABC$ be any triangle and $ P$ any point in its interior. Let $ P_1, P_2$ be the feet of the perpendiculars from $ P$ to the two sides $ AC$ and $ BC.$ Draw $ AP$ and $ BP,$ and from $ C$ drop perpendiculars to $ AP$ and $ BP.$ Let $ Q_1$ and $ Q_2$ be the feet of these perpendiculars. Prove that the lines $ Q_1P_2,Q_2P_1,$ and $ AB$ are concurrent.</text:p>
          </table:table-cell>
          <table:table-cell/>
        </table:table-row>
        <table:table-row table:style-name="ro8">
          <table:table-cell office:value-type="string" calcext:value-type="string">
            <text:p>1991 IMO Shortlist</text:p>
          </table:table-cell>
          <table:table-cell office:value-type="float" office:value="1991" calcext:value-type="float">
            <text:p>1991</text:p>
          </table:table-cell>
          <table:table-cell office:value-type="float" office:value="2" calcext:value-type="float">
            <text:p>2</text:p>
          </table:table-cell>
          <table:table-cell/>
          <table:table-cell office:value-type="string" calcext:value-type="string">
            <text:p>$ ABC$ is an acute-angled triangle. $ M$ is the midpoint of $ BC$ and $ P$ is the point on $ AM$ such that $ MB = MP$. $ H$ is the foot of the perpendicular from $ P$ to $ BC$. The lines through $ H$ perpendicular to $ PB$, $ PC$ meet $ AB, AC$ respectively at $ Q, R$. Show that $ BC$ is tangent to the circle through $ Q, H, R$ at $ H$.</text:p>
            <text:p/>
            <text:p>\textit{Original Formulation: }</text:p>
            <text:p/>
            <text:p>For an acute triangle $ ABC, M$ is the midpoint of the segment $ BC, P$ is a point on the segment $ AM$ such that $ PM = BM, H$ is the foot of the perpendicular line from $ P$ to $ BC, Q$ is the point of intersection of segment $ AB$ and the line passing through $ H$ that is perpendicular to $ PB,$ and finally, $ R$ is the point of intersection of the segment $ AC$ and the line passing through $ H$ that is perpendicular to $ PC.$ Show that the circumcircle of $ QHR$ is tangent to the side $ BC$ at point $ H.$</text:p>
          </table:table-cell>
          <table:table-cell office:value-type="string" calcext:value-type="string">
            <text:p>https://artofproblemsolving.com/community/c3942_1991_imo_shortlist</text:p>
          </table:table-cell>
          <table:table-cell office:value-type="string" calcext:value-type="string">
            <text:p>$ ABC$ is an acute-angled triangle. $ M$ is the midpoint of $ BC$ and $ P$ is the point on $ AM$ such that $ MB = MP$. $ H$ is the foot of the perpendicular from $ P$ to $ BC$. The lines through $ H$ perpendicular to $ PB$, $ PC$ meet $ AB, AC$ respectively at $ Q, R$. Show that $ BC$ is tangent to the circle through $ Q, H, R$ at $ H$.</text:p>
            <text:p/>
            <text:p>\textit{Original Formulation: }</text:p>
            <text:p/>
            <text:p>For an acute triangle $ ABC, M$ is the midpoint of the segment $ BC, P$ is a point on the segment $ AM$ such that $ PM = BM, H$ is the foot of the perpendicular line from $ P$ to $ BC, Q$ is the point of intersection of segment $ AB$ and the line passing through $ H$ that is perpendicular to $ PB,$ and finally, $ R$ is the point of intersection of the segment $ AC$ and the line passing through $ H$ that is perpendicular to $ PC.$ Show that the circumcircle of $ QHR$ is tangent to the side $ BC$ at point $ H.$</text:p>
          </table:table-cell>
          <table:table-cell/>
        </table:table-row>
        <table:table-row table:style-name="ro7">
          <table:table-cell office:value-type="string" calcext:value-type="string">
            <text:p>1991 IMO Shortlist</text:p>
          </table:table-cell>
          <table:table-cell office:value-type="float" office:value="1991" calcext:value-type="float">
            <text:p>1991</text:p>
          </table:table-cell>
          <table:table-cell office:value-type="float" office:value="3" calcext:value-type="float">
            <text:p>3</text:p>
          </table:table-cell>
          <table:table-cell/>
          <table:table-cell office:value-type="string" calcext:value-type="string">
            <text:p>Let $ S$ be any point on the circumscribed circle of $ PQR.$ Then the feet of the perpendiculars from S to the three sides of the triangle lie on the same straight line. Denote this line by $ l(S, PQR).$ Suppose that the hexagon $ ABCDEF$ is inscribed in a circle. Show that the four lines $ l(A,BDF),$ $ l(B,ACE),$ $ l(D,ABF),$ and $ l(E,ABC)$ intersect at one point if and only if $ CDEF$ is a rectangle.</text:p>
          </table:table-cell>
          <table:table-cell office:value-type="string" calcext:value-type="string">
            <text:p>https://artofproblemsolving.com/community/c3942_1991_imo_shortlist</text:p>
          </table:table-cell>
          <table:table-cell office:value-type="string" calcext:value-type="string">
            <text:p>Let $ S$ be any point on the circumscribed circle of $ PQR.$ Then the feet of the perpendiculars from S to the three sides of the triangle lie on the same straight line. Denote this line by $ l(S, PQR).$ Suppose that the hexagon $ ABCDEF$ is inscribed in a circle. Show that the four lines $ l(A,BDF),$ $ l(B,ACE),$ $ l(D,ABF),$ and $ l(E,ABC)$ intersect at one point if and only if $ CDEF$ is a rectangle.</text:p>
          </table:table-cell>
          <table:table-cell/>
        </table:table-row>
        <table:table-row table:style-name="ro6">
          <table:table-cell office:value-type="string" calcext:value-type="string">
            <text:p>1991 IMO Shortlist</text:p>
          </table:table-cell>
          <table:table-cell office:value-type="float" office:value="1991" calcext:value-type="float">
            <text:p>1991</text:p>
          </table:table-cell>
          <table:table-cell office:value-type="float" office:value="4" calcext:value-type="float">
            <text:p>4</text:p>
          </table:table-cell>
          <table:table-cell/>
          <table:table-cell office:value-type="string" calcext:value-type="string">
            <text:p>Let $ \,ABC\,$ be a triangle and $ \,P\,$ an interior point of <text:s/>$ \,ABC\,$. Show that at least one of the angles $ \,\angle PAB,\;\angle PBC,\;\angle PCA\,$ is less than or equal to $ 30^{\circ }$.</text:p>
          </table:table-cell>
          <table:table-cell office:value-type="string" calcext:value-type="string">
            <text:p>https://artofproblemsolving.com/community/c3942_1991_imo_shortlist</text:p>
          </table:table-cell>
          <table:table-cell office:value-type="string" calcext:value-type="string">
            <text:p>Let $ \,ABC\,$ be a triangle and $ \,P\,$ an interior point of <text:s/>$ \,ABC\,$. Show that at least one of the angles $ \,\angle PAB,\;\angle PBC,\;\angle PCA\,$ is less than or equal to $ 30^{\circ }$.</text:p>
          </table:table-cell>
          <table:table-cell/>
        </table:table-row>
        <table:table-row table:style-name="ro4">
          <table:table-cell office:value-type="string" calcext:value-type="string">
            <text:p>1991 IMO Shortlist</text:p>
          </table:table-cell>
          <table:table-cell office:value-type="float" office:value="1991" calcext:value-type="float">
            <text:p>1991</text:p>
          </table:table-cell>
          <table:table-cell office:value-type="float" office:value="5" calcext:value-type="float">
            <text:p>5</text:p>
          </table:table-cell>
          <table:table-cell/>
          <table:table-cell office:value-type="string" calcext:value-type="string">
            <text:p>In the triangle $ ABC,$ with $ \angle A = 60 ^{\circ},$ a parallel $ IF$ to $ AC$ is drawn through the incenter $ I$ of the triangle, where $ F$ lies on the side $ AB.$ The point $ P$ on the side $ BC$ is such that $ 3BP = BC.$ Show that $ \angle BFP = \frac{\angle B}{2}.$</text:p>
          </table:table-cell>
          <table:table-cell office:value-type="string" calcext:value-type="string">
            <text:p>https://artofproblemsolving.com/community/c3942_1991_imo_shortlist</text:p>
          </table:table-cell>
          <table:table-cell office:value-type="string" calcext:value-type="string">
            <text:p>In the triangle $ ABC,$ with $ \angle A = 60 ^{\circ},$ a parallel $ IF$ to $ AC$ is drawn through the incenter $ I$ of the triangle, where $ F$ lies on the side $ AB.$ The point $ P$ on the side $ BC$ is such that $ 3BP = BC.$ Show that $ \angle BFP = \frac{\angle B}{2}.$</text:p>
          </table:table-cell>
          <table:table-cell/>
        </table:table-row>
        <table:table-row table:style-name="ro4">
          <table:table-cell office:value-type="string" calcext:value-type="string">
            <text:p>1991 IMO Shortlist</text:p>
          </table:table-cell>
          <table:table-cell office:value-type="float" office:value="1991" calcext:value-type="float">
            <text:p>1991</text:p>
          </table:table-cell>
          <table:table-cell office:value-type="float" office:value="7" calcext:value-type="float">
            <text:p>7</text:p>
          </table:table-cell>
          <table:table-cell/>
          <table:table-cell office:value-type="string" calcext:value-type="string">
            <text:p>$ ABCD$ is a terahedron: $ AD+BD=AC+BC,$ $ BD+CD=BA+CA,$ $ CD+AD=CB+AB,$ $ M,N,P$ are the mid points of $ BC,CA,AB.$ $ OA=OB=OC=OD.$ Prove that <text:s/>$ \angle MOP = \angle NOP =\angle NOM.$</text:p>
          </table:table-cell>
          <table:table-cell office:value-type="string" calcext:value-type="string">
            <text:p>https://artofproblemsolving.com/community/c3942_1991_imo_shortlist</text:p>
          </table:table-cell>
          <table:table-cell office:value-type="string" calcext:value-type="string">
            <text:p>$ ABCD$ is a terahedron: $ AD+BD=AC+BC,$ $ BD+CD=BA+CA,$ $ CD+AD=CB+AB,$ $ M,N,P$ are the mid points of $ BC,CA,AB.$ $ OA=OB=OC=OD.$ Prove that <text:s/>$ \angle MOP = \angle NOP =\angle NOM.$</text:p>
          </table:table-cell>
          <table:table-cell/>
        </table:table-row>
        <table:table-row table:style-name="ro4">
          <table:table-cell office:value-type="string" calcext:value-type="string">
            <text:p>1991 IMO Shortlist</text:p>
          </table:table-cell>
          <table:table-cell office:value-type="float" office:value="1991" calcext:value-type="float">
            <text:p>1991</text:p>
          </table:table-cell>
          <table:table-cell office:value-type="float" office:value="8" calcext:value-type="float">
            <text:p>8</text:p>
          </table:table-cell>
          <table:table-cell/>
          <table:table-cell office:value-type="string" calcext:value-type="string">
            <text:p>$ S$ be a set of $ n$ points in the plane. No three points of $ S$ are collinear. Prove that there exists a set $ P$ containing $ 2n - 5$ points satisfying the following condition: In the interior of every triangle whose three vertices are elements of $ S$ lies a point that is an element of $ P.$</text:p>
          </table:table-cell>
          <table:table-cell office:value-type="string" calcext:value-type="string">
            <text:p>https://artofproblemsolving.com/community/c3942_1991_imo_shortlist</text:p>
          </table:table-cell>
          <table:table-cell office:value-type="string" calcext:value-type="string">
            <text:p>$ S$ be a set of $ n$ points in the plane. No three points of $ S$ are collinear. Prove that there exists a set $ P$ containing $ 2n - 5$ points satisfying the following condition: In the interior of every triangle whose three vertices are elements of $ S$ lies a point that is an element of $ P.$</text:p>
          </table:table-cell>
          <table:table-cell/>
        </table:table-row>
        <table:table-row table:style-name="ro2">
          <table:table-cell office:value-type="string" calcext:value-type="string">
            <text:p>1991 IMO Shortlist</text:p>
          </table:table-cell>
          <table:table-cell office:value-type="float" office:value="1991" calcext:value-type="float">
            <text:p>1991</text:p>
          </table:table-cell>
          <table:table-cell office:value-type="float" office:value="9" calcext:value-type="float">
            <text:p>9</text:p>
          </table:table-cell>
          <table:table-cell/>
          <table:table-cell office:value-type="string" calcext:value-type="string">
            <text:p>In the plane we are given a set $ E$ of 1991 points, and certain pairs of these points are joined with a path. We suppose that for every point of $ E,$ there exist at least 1593 other points of $ E$ to which it is joined by a path. Show that there exist six points of $ E$ every pair of which are joined by a path.</text:p>
            <text:p/>
            <text:p>\textit{Alternative version:} Is it possible to find a set $ E$ of 1991 points in the plane and paths joining certain pairs of the points in $ E$ such that every point of $ E$ is joined with a path to at least 1592 other points of $ E,$ and in every subset of six points of $ E$ there exist at least two points that are not joined?</text:p>
          </table:table-cell>
          <table:table-cell office:value-type="string" calcext:value-type="string">
            <text:p>https://artofproblemsolving.com/community/c3942_1991_imo_shortlist</text:p>
          </table:table-cell>
          <table:table-cell office:value-type="string" calcext:value-type="string">
            <text:p>In the plane we are given a set $ E$ of 1991 points, and certain pairs of these points are joined with a path. We suppose that for every point of $ E,$ there exist at least 1593 other points of $ E$ to which it is joined by a path. Show that there exist six points of $ E$ every pair of which are joined by a path.</text:p>
            <text:p/>
            <text:p>\textit{Alternative version:} Is it possible to find a set $ E$ of 1991 points in the plane and paths joining certain pairs of the points in $ E$ such that every point of $ E$ is joined with a path to at least 1592 other points of $ E,$ and in every subset of six points of $ E$ there exist at least two points that are not joined?</text:p>
          </table:table-cell>
          <table:table-cell/>
        </table:table-row>
        <table:table-row table:style-name="ro2">
          <table:table-cell office:value-type="string" calcext:value-type="string">
            <text:p>1991 IMO Shortlist</text:p>
          </table:table-cell>
          <table:table-cell office:value-type="float" office:value="1991" calcext:value-type="float">
            <text:p>1991</text:p>
          </table:table-cell>
          <table:table-cell office:value-type="float" office:value="10" calcext:value-type="float">
            <text:p>10</text:p>
          </table:table-cell>
          <table:table-cell/>
          <table:table-cell office:value-type="string" calcext:value-type="string">
            <text:p>Suppose $ \,G\,$ is a connected graph with $ \,k\,$ edges. Prove that it is possible to label the edges $ 1,2,\ldots ,k\,$ in such a way that at each vertex which belongs to two or more edges, the greatest common divisor of the integers labeling those edges is equal to 1.</text:p>
            <text:p/>
            <text:p>\textbf{Note: Graph-Definition}. A \textbf{graph} consists of a set of points, called vertices, together with a set of edges joining certain pairs of distinct vertices. Each pair of vertices $ \,u,v\,$ belongs to at most one edge. The graph $ G$ is connected if for each pair of distinct vertices $ \,x,y\,$ there is some sequence of vertices $ \,x = v_{0},v_{1},v_{2},\cdots ,v_{m} = y\,$ such that each pair $ \,v_{i},v_{i + 1}\;(0\leq i &lt; m)\,$ is joined by an edge of $ \,G$.</text:p>
          </table:table-cell>
          <table:table-cell office:value-type="string" calcext:value-type="string">
            <text:p>https://artofproblemsolving.com/community/c3942_1991_imo_shortlist</text:p>
          </table:table-cell>
          <table:table-cell office:value-type="string" calcext:value-type="string">
            <text:p>Suppose $ \,G\,$ is a connected graph with $ \,k\,$ edges. Prove that it is possible to label the edges $ 1,2,\ldots ,k\,$ in such a way that at each vertex which belongs to two or more edges, the greatest common divisor of the integers labeling those edges is equal to 1.</text:p>
            <text:p/>
            <text:p>\textbf{Note: Graph-Definition}. A \textbf{graph} consists of a set of points, called vertices, together with a set of edges joining certain pairs of distinct vertices. Each pair of vertices $ \,u,v\,$ belongs to at most one edge. The graph $ G$ is connected if for each pair of distinct vertices $ \,x,y\,$ there is some sequence of vertices $ \,x = v_{0},v_{1},v_{2},\cdots ,v_{m} = y\,$ such that each pair $ \,v_{i},v_{i + 1}\;(0\leq i &lt; m)\,$ is joined by an edge of $ \,G$.</text:p>
          </table:table-cell>
          <table:table-cell/>
        </table:table-row>
        <table:table-row table:style-name="ro1">
          <table:table-cell office:value-type="string" calcext:value-type="string">
            <text:p>1991 IMO Shortlist</text:p>
          </table:table-cell>
          <table:table-cell office:value-type="float" office:value="1991" calcext:value-type="float">
            <text:p>1991</text:p>
          </table:table-cell>
          <table:table-cell office:value-type="float" office:value="11" calcext:value-type="float">
            <text:p>11</text:p>
          </table:table-cell>
          <table:table-cell/>
          <table:table-cell office:value-type="string" calcext:value-type="string">
            <text:p>Prove that $ \sum_{k = 0}^{995} \frac {( - 1)^k}{1991 - k} {1991 - k \choose k} = \frac {1}{1991}$</text:p>
          </table:table-cell>
          <table:table-cell office:value-type="string" calcext:value-type="string">
            <text:p>https://artofproblemsolving.com/community/c3942_1991_imo_shortlist</text:p>
          </table:table-cell>
          <table:table-cell office:value-type="string" calcext:value-type="string">
            <text:p>Prove that $ \sum_{k = 0}^{995} \frac {( - 1)^k}{1991 - k} {1991 - k \choose k} = \frac {1}{1991}$</text:p>
          </table:table-cell>
          <table:table-cell/>
        </table:table-row>
        <table:table-row table:style-name="ro6">
          <table:table-cell office:value-type="string" calcext:value-type="string">
            <text:p>1991 IMO Shortlist</text:p>
          </table:table-cell>
          <table:table-cell office:value-type="float" office:value="1991" calcext:value-type="float">
            <text:p>1991</text:p>
          </table:table-cell>
          <table:table-cell office:value-type="float" office:value="12" calcext:value-type="float">
            <text:p>12</text:p>
          </table:table-cell>
          <table:table-cell/>
          <table:table-cell office:value-type="string" calcext:value-type="string">
            <text:p>Let $ S = \{1,2,3,\cdots ,280\}$. Find the smallest integer $ n$ such that each $ n$-element subset of $ S$ contains five numbers which are pairwise relatively prime.</text:p>
          </table:table-cell>
          <table:table-cell office:value-type="string" calcext:value-type="string">
            <text:p>https://artofproblemsolving.com/community/c3942_1991_imo_shortlist</text:p>
          </table:table-cell>
          <table:table-cell office:value-type="string" calcext:value-type="string">
            <text:p>Let $ S = \{1,2,3,\cdots ,280\}$. Find the smallest integer $ n$ such that each $ n$-element subset of $ S$ contains five numbers which are pairwise relatively prime.</text:p>
          </table:table-cell>
          <table:table-cell/>
        </table:table-row>
        <table:table-row table:style-name="ro13">
          <table:table-cell office:value-type="string" calcext:value-type="string">
            <text:p>1991 IMO Shortlist</text:p>
          </table:table-cell>
          <table:table-cell office:value-type="float" office:value="1991" calcext:value-type="float">
            <text:p>1991</text:p>
          </table:table-cell>
          <table:table-cell office:value-type="float" office:value="13" calcext:value-type="float">
            <text:p>13</text:p>
          </table:table-cell>
          <table:table-cell/>
          <table:table-cell office:value-type="string" calcext:value-type="string">
            <text:p>Given any integer $ n \geq 2,$ assume that the integers $ a_1, a_2, \ldots, a_n$ are not divisible by $ n$ and, moreover, that $ n$ does not divide $ \sum^n_{i=1} a_i.$ Prove that there exist at least $ n$ different sequences $ (e_1, e_2, \ldots, e_n)$ consisting of zeros or ones such $ \sum^n_{i=1} e_i \cdot a_i$ is divisible by $ n.$</text:p>
          </table:table-cell>
          <table:table-cell office:value-type="string" calcext:value-type="string">
            <text:p>https://artofproblemsolving.com/community/c3942_1991_imo_shortlist</text:p>
          </table:table-cell>
          <table:table-cell office:value-type="string" calcext:value-type="string">
            <text:p>Given any integer $ n \geq 2,$ assume that the integers $ a_1, a_2, \ldots, a_n$ are not divisible by $ n$ and, moreover, that $ n$ does not divide $ \sum^n_{i=1} a_i.$ Prove that there exist at least $ n$ different sequences $ (e_1, e_2, \ldots, e_n)$ consisting of zeros or ones such $ \sum^n_{i=1} e_i \cdot a_i$ is divisible by $ n.$</text:p>
          </table:table-cell>
          <table:table-cell/>
        </table:table-row>
        <table:table-row table:style-name="ro6">
          <table:table-cell office:value-type="string" calcext:value-type="string">
            <text:p>1991 IMO Shortlist</text:p>
          </table:table-cell>
          <table:table-cell office:value-type="float" office:value="1991" calcext:value-type="float">
            <text:p>1991</text:p>
          </table:table-cell>
          <table:table-cell office:value-type="float" office:value="14" calcext:value-type="float">
            <text:p>14</text:p>
          </table:table-cell>
          <table:table-cell/>
          <table:table-cell office:value-type="string" calcext:value-type="string">
            <text:p>Let $ a, b, c$ be integers and $ p$ an odd prime number. Prove that if $ f(x) = ax^2 + bx + c$ is a perfect square for $ 2p - 1$ consecutive integer values of $ x,$ then $ p$ divides $ b^2 - 4ac.$</text:p>
          </table:table-cell>
          <table:table-cell office:value-type="string" calcext:value-type="string">
            <text:p>https://artofproblemsolving.com/community/c3942_1991_imo_shortlist</text:p>
          </table:table-cell>
          <table:table-cell office:value-type="string" calcext:value-type="string">
            <text:p>Let $ a, b, c$ be integers and $ p$ an odd prime number. Prove that if $ f(x) = ax^2 + bx + c$ is a perfect square for $ 2p - 1$ consecutive integer values of $ x,$ then $ p$ divides $ b^2 - 4ac.$</text:p>
          </table:table-cell>
          <table:table-cell/>
        </table:table-row>
        <table:table-row table:style-name="ro6">
          <table:table-cell office:value-type="string" calcext:value-type="string">
            <text:p>1991 IMO Shortlist</text:p>
          </table:table-cell>
          <table:table-cell office:value-type="float" office:value="1991" calcext:value-type="float">
            <text:p>1991</text:p>
          </table:table-cell>
          <table:table-cell office:value-type="float" office:value="15" calcext:value-type="float">
            <text:p>15</text:p>
          </table:table-cell>
          <table:table-cell/>
          <table:table-cell office:value-type="string" calcext:value-type="string">
            <text:p>Let $ a_n$ be the last nonzero digit in the decimal representation of the number $ n!.$ Does the sequence $ a_1, a_2, \ldots, a_n, \ldots$ become periodic after a finite number of terms?</text:p>
          </table:table-cell>
          <table:table-cell office:value-type="string" calcext:value-type="string">
            <text:p>https://artofproblemsolving.com/community/c3942_1991_imo_shortlist</text:p>
          </table:table-cell>
          <table:table-cell office:value-type="string" calcext:value-type="string">
            <text:p>Let $ a_n$ be the last nonzero digit in the decimal representation of the number $ n!.$ Does the sequence $ a_1, a_2, \ldots, a_n, \ldots$ become periodic after a finite number of terms?</text:p>
          </table:table-cell>
          <table:table-cell/>
        </table:table-row>
        <table:table-row table:style-name="ro7">
          <table:table-cell office:value-type="string" calcext:value-type="string">
            <text:p>1991 IMO Shortlist</text:p>
          </table:table-cell>
          <table:table-cell office:value-type="float" office:value="1991" calcext:value-type="float">
            <text:p>1991</text:p>
          </table:table-cell>
          <table:table-cell office:value-type="float" office:value="16" calcext:value-type="float">
            <text:p>16</text:p>
          </table:table-cell>
          <table:table-cell/>
          <table:table-cell office:value-type="string" calcext:value-type="string">
            <text:p>Let $ \,n &gt; 6\,$ be an integer and $ \,a_{1},a_{2},\cdots ,a_{k}\,$  be all the natural numbers less than $ n$ and relatively prime to $ n$. If</text:p>
            <text:p>\[ a_{2} - a_{1} = a_{3} - a_{2} = \cdots = a_{k} - a_{k - 1} &gt; 0,</text:p>
            <text:p>\]</text:p>
            <text:p>prove that $ \,n\,$ must be either a prime number or a power of $ \,2$.</text:p>
          </table:table-cell>
          <table:table-cell office:value-type="string" calcext:value-type="string">
            <text:p>https://artofproblemsolving.com/community/c3942_1991_imo_shortlist</text:p>
          </table:table-cell>
          <table:table-cell office:value-type="string" calcext:value-type="string">
            <text:p>Let $ \,n &gt; 6\,$ be an integer and $ \,a_{1},a_{2},\cdots ,a_{k}\,$  be all the natural numbers less than $ n$ and relatively prime to $ n$. If</text:p>
            <text:p>\[ a_{2} - a_{1} = a_{3} - a_{2} = \cdots = a_{k} - a_{k - 1} &gt; 0,</text:p>
            <text:p>\]</text:p>
            <text:p>prove that $ \,n\,$ must be either a prime number or a power of $ \,2$.</text:p>
          </table:table-cell>
          <table:table-cell/>
        </table:table-row>
        <table:table-row table:style-name="ro1">
          <table:table-cell office:value-type="string" calcext:value-type="string">
            <text:p>1991 IMO Shortlist</text:p>
          </table:table-cell>
          <table:table-cell office:value-type="float" office:value="1991" calcext:value-type="float">
            <text:p>1991</text:p>
          </table:table-cell>
          <table:table-cell office:value-type="float" office:value="17" calcext:value-type="float">
            <text:p>17</text:p>
          </table:table-cell>
          <table:table-cell/>
          <table:table-cell office:value-type="string" calcext:value-type="string">
            <text:p>Find all positive integer solutions $ x, y, z$ of the equation $ 3^x + 4^y = 5^z.$</text:p>
          </table:table-cell>
          <table:table-cell office:value-type="string" calcext:value-type="string">
            <text:p>https://artofproblemsolving.com/community/c3942_1991_imo_shortlist</text:p>
          </table:table-cell>
          <table:table-cell office:value-type="string" calcext:value-type="string">
            <text:p>Find all positive integer solutions $ x, y, z$ of the equation $ 3^x + 4^y = 5^z.$</text:p>
          </table:table-cell>
          <table:table-cell/>
        </table:table-row>
        <table:table-row table:style-name="ro6">
          <table:table-cell office:value-type="string" calcext:value-type="string">
            <text:p>1991 IMO Shortlist</text:p>
          </table:table-cell>
          <table:table-cell office:value-type="float" office:value="1991" calcext:value-type="float">
            <text:p>1991</text:p>
          </table:table-cell>
          <table:table-cell office:value-type="float" office:value="18" calcext:value-type="float">
            <text:p>18</text:p>
          </table:table-cell>
          <table:table-cell/>
          <table:table-cell office:value-type="string" calcext:value-type="string">
            <text:p>Find the highest degree $ k$ of $ 1991$ for which $ 1991^k$ divides the number \[ 1990^{1991^{1992}} + 1992^{1991^{1990}}.\]</text:p>
          </table:table-cell>
          <table:table-cell office:value-type="string" calcext:value-type="string">
            <text:p>https://artofproblemsolving.com/community/c3942_1991_imo_shortlist</text:p>
          </table:table-cell>
          <table:table-cell office:value-type="string" calcext:value-type="string">
            <text:p>Find the highest degree $ k$ of $ 1991$ for which $ 1991^k$ divides the number \[ 1990^{1991^{1992}} + 1992^{1991^{1990}}.\]</text:p>
          </table:table-cell>
          <table:table-cell/>
        </table:table-row>
        <table:table-row table:style-name="ro6">
          <table:table-cell office:value-type="string" calcext:value-type="string">
            <text:p>1991 IMO Shortlist</text:p>
          </table:table-cell>
          <table:table-cell office:value-type="float" office:value="1991" calcext:value-type="float">
            <text:p>1991</text:p>
          </table:table-cell>
          <table:table-cell office:value-type="float" office:value="19" calcext:value-type="float">
            <text:p>19</text:p>
          </table:table-cell>
          <table:table-cell/>
          <table:table-cell office:value-type="string" calcext:value-type="string">
            <text:p>Let $ \alpha$ be a rational number with $ 0 &lt; \alpha &lt; 1$ and $ \cos (3 \pi \alpha) + 2\cos(2 \pi \alpha) = 0$. Prove that $ \alpha = \frac {2}{3}$.</text:p>
          </table:table-cell>
          <table:table-cell office:value-type="string" calcext:value-type="string">
            <text:p>https://artofproblemsolving.com/community/c3942_1991_imo_shortlist</text:p>
          </table:table-cell>
          <table:table-cell office:value-type="string" calcext:value-type="string">
            <text:p>Let $ \alpha$ be a rational number with $ 0 &lt; \alpha &lt; 1$ and $ \cos (3 \pi \alpha) + 2\cos(2 \pi \alpha) = 0$. Prove that $ \alpha = \frac {2}{3}$.</text:p>
          </table:table-cell>
          <table:table-cell/>
        </table:table-row>
        <table:table-row table:style-name="ro3">
          <table:table-cell office:value-type="string" calcext:value-type="string">
            <text:p>1991 IMO Shortlist</text:p>
          </table:table-cell>
          <table:table-cell office:value-type="float" office:value="1991" calcext:value-type="float">
            <text:p>1991</text:p>
          </table:table-cell>
          <table:table-cell office:value-type="float" office:value="20" calcext:value-type="float">
            <text:p>20</text:p>
          </table:table-cell>
          <table:table-cell/>
          <table:table-cell office:value-type="string" calcext:value-type="string">
            <text:p>Let $ \alpha$ be the positive root of the equation $ x^{2} = 1991x + 1$. For natural numbers $ m$ and $ n$ define</text:p>
            <text:p>\[ m*n = mn + \lfloor\alpha m \rfloor \lfloor \alpha n\rfloor.</text:p>
            <text:p>\]</text:p>
            <text:p>Prove that for all natural numbers $ p$, $ q$, and $ r$,</text:p>
            <text:p>\[ (p*q)*r = p*(q*r).</text:p>
            <text:p>\]</text:p>
          </table:table-cell>
          <table:table-cell office:value-type="string" calcext:value-type="string">
            <text:p>https://artofproblemsolving.com/community/c3942_1991_imo_shortlist</text:p>
          </table:table-cell>
          <table:table-cell office:value-type="string" calcext:value-type="string">
            <text:p>Let $ \alpha$ be the positive root of the equation $ x^{2} = 1991x + 1$. For natural numbers $ m$ and $ n$ define</text:p>
            <text:p>\[ m*n = mn + \lfloor\alpha m \rfloor \lfloor \alpha n\rfloor.</text:p>
            <text:p>\]</text:p>
            <text:p>Prove that for all natural numbers $ p$, $ q$, and $ r$,</text:p>
            <text:p>\[ (p*q)*r = p*(q*r).</text:p>
            <text:p>\]</text:p>
          </table:table-cell>
          <table:table-cell/>
        </table:table-row>
        <table:table-row table:style-name="ro4">
          <table:table-cell office:value-type="string" calcext:value-type="string">
            <text:p>1991 IMO Shortlist</text:p>
          </table:table-cell>
          <table:table-cell office:value-type="float" office:value="1991" calcext:value-type="float">
            <text:p>1991</text:p>
          </table:table-cell>
          <table:table-cell office:value-type="float" office:value="21" calcext:value-type="float">
            <text:p>21</text:p>
          </table:table-cell>
          <table:table-cell/>
          <table:table-cell office:value-type="string" calcext:value-type="string">
            <text:p>Let $ f(x)$ be a monic polynomial of degree $ 1991$ with integer coefficients. Define $ g(x) = f^2(x) - 9.$ Show that the number of distinct integer solutions of $ g(x) = 0$ cannot exceed $ 1995.$</text:p>
          </table:table-cell>
          <table:table-cell office:value-type="string" calcext:value-type="string">
            <text:p>https://artofproblemsolving.com/community/c3942_1991_imo_shortlist</text:p>
          </table:table-cell>
          <table:table-cell office:value-type="string" calcext:value-type="string">
            <text:p>Let $ f(x)$ be a monic polynomial of degree $ 1991$ with integer coefficients. Define $ g(x) = f^2(x) - 9.$ Show that the number of distinct integer solutions of $ g(x) = 0$ cannot exceed $ 1995.$</text:p>
          </table:table-cell>
          <table:table-cell/>
        </table:table-row>
        <table:table-row table:style-name="ro6">
          <table:table-cell office:value-type="string" calcext:value-type="string">
            <text:p>1991 IMO Shortlist</text:p>
          </table:table-cell>
          <table:table-cell office:value-type="float" office:value="1991" calcext:value-type="float">
            <text:p>1991</text:p>
          </table:table-cell>
          <table:table-cell office:value-type="float" office:value="22" calcext:value-type="float">
            <text:p>22</text:p>
          </table:table-cell>
          <table:table-cell/>
          <table:table-cell office:value-type="string" calcext:value-type="string">
            <text:p>Real constants $ a, b, c$ are such that there is exactly one square all of whose vertices lie on the cubic curve $ y = x^3 + ax^2 + bx + c.$ Prove that the square has sides of length $ \sqrt[4]{72}.$</text:p>
          </table:table-cell>
          <table:table-cell office:value-type="string" calcext:value-type="string">
            <text:p>https://artofproblemsolving.com/community/c3942_1991_imo_shortlist</text:p>
          </table:table-cell>
          <table:table-cell office:value-type="string" calcext:value-type="string">
            <text:p>Real constants $ a, b, c$ are such that there is exactly one square all of whose vertices lie on the cubic curve $ y = x^3 + ax^2 + bx + c.$ Prove that the square has sides of length $ \sqrt[4]{72}.$</text:p>
          </table:table-cell>
          <table:table-cell/>
        </table:table-row>
        <table:table-row table:style-name="ro7">
          <table:table-cell office:value-type="string" calcext:value-type="string">
            <text:p>1991 IMO Shortlist</text:p>
          </table:table-cell>
          <table:table-cell office:value-type="float" office:value="1991" calcext:value-type="float">
            <text:p>1991</text:p>
          </table:table-cell>
          <table:table-cell office:value-type="float" office:value="23" calcext:value-type="float">
            <text:p>23</text:p>
          </table:table-cell>
          <table:table-cell/>
          <table:table-cell office:value-type="string" calcext:value-type="string">
            <text:p>Let $ f$ and $ g$ be two integer-valued functions defined on the set of all integers such that</text:p>
            <text:p/>
            <text:p>\textit{(a)} $ f(m + f(f(n))) = -f(f(m+ 1) - n$ for all integers $ m$ and $ n;$</text:p>
            <text:p>\textit{(b)} $ g$ is a polynomial function with integer coefficients and g(n) = $ g(f(n))$ $ \forall n \in \mathbb{Z}.$</text:p>
          </table:table-cell>
          <table:table-cell office:value-type="string" calcext:value-type="string">
            <text:p>https://artofproblemsolving.com/community/c3942_1991_imo_shortlist</text:p>
          </table:table-cell>
          <table:table-cell office:value-type="string" calcext:value-type="string">
            <text:p>Let $ f$ and $ g$ be two integer-valued functions defined on the set of all integers such that</text:p>
            <text:p/>
            <text:p>\textit{(a)} $ f(m + f(f(n))) = -f(f(m+ 1) - n$ for all integers $ m$ and $ n;$</text:p>
            <text:p>\textit{(b)} $ g$ is a polynomial function with integer coefficients and g(n) = $ g(f(n))$ $ \forall n \in \mathbb{Z}.$</text:p>
          </table:table-cell>
          <table:table-cell/>
        </table:table-row>
        <table:table-row table:style-name="ro7">
          <table:table-cell office:value-type="string" calcext:value-type="string">
            <text:p>1991 IMO Shortlist</text:p>
          </table:table-cell>
          <table:table-cell office:value-type="float" office:value="1991" calcext:value-type="float">
            <text:p>1991</text:p>
          </table:table-cell>
          <table:table-cell office:value-type="float" office:value="24" calcext:value-type="float">
            <text:p>24</text:p>
          </table:table-cell>
          <table:table-cell/>
          <table:table-cell office:value-type="string" calcext:value-type="string">
            <text:p>An odd integer $ n \ge 3$ is said to be nice if and only if there is at least one permutation $ a_{1}, \cdots, a_{n}$ of $ 1, \cdots, n$ such that the $ n$ sums $ a_{1} - a_{2} + a_{3} - \cdots - a_{n - 1} + a_{n}$, $ a_{2} - a_{3} + a_{3} - \cdots - a_{n} + a_{1}$, $ a_{3} - a_{4} + a_{5} - \cdots - a_{1} + a_{2}$, $ \cdots$, $ a_{n} - a_{1} + a_{2} - \cdots - a_{n - 2} + a_{n - 1}$ are all positive. Determine the set of all `nice' integers.</text:p>
          </table:table-cell>
          <table:table-cell office:value-type="string" calcext:value-type="string">
            <text:p>https://artofproblemsolving.com/community/c3942_1991_imo_shortlist</text:p>
          </table:table-cell>
          <table:table-cell office:value-type="string" calcext:value-type="string">
            <text:p>An odd integer $ n \ge 3$ is said to be nice if and only if there is at least one permutation $ a_{1}, \cdots, a_{n}$ of $ 1, \cdots, n$ such that the $ n$ sums $ a_{1} - a_{2} + a_{3} - \cdots - a_{n - 1} + a_{n}$, $ a_{2} - a_{3} + a_{3} - \cdots - a_{n} + a_{1}$, $ a_{3} - a_{4} + a_{5} - \cdots - a_{1} + a_{2}$, $ \cdots$, $ a_{n} - a_{1} + a_{2} - \cdots - a_{n - 2} + a_{n - 1}$ are all positive. Determine the set of all `nice' integers.</text:p>
          </table:table-cell>
          <table:table-cell/>
        </table:table-row>
        <table:table-row table:style-name="ro7">
          <table:table-cell office:value-type="string" calcext:value-type="string">
            <text:p>1991 IMO Shortlist</text:p>
          </table:table-cell>
          <table:table-cell office:value-type="float" office:value="1991" calcext:value-type="float">
            <text:p>1991</text:p>
          </table:table-cell>
          <table:table-cell office:value-type="float" office:value="25" calcext:value-type="float">
            <text:p>25</text:p>
          </table:table-cell>
          <table:table-cell/>
          <table:table-cell office:value-type="string" calcext:value-type="string">
            <text:p>Suppose that $ n \geq 2$ and $ x_1, x_2, \ldots, x_n$ are real numbers between 0 and 1 (inclusive). Prove that for some index $ i$ between $ 1$ and $ n - 1$ the</text:p>
            <text:p>inequality</text:p>
            <text:p/>
            <text:p>\[ x_i (1 - x_{i+1}) \geq \frac{1}{4} x_1 (1 - x_{n})\]</text:p>
          </table:table-cell>
          <table:table-cell office:value-type="string" calcext:value-type="string">
            <text:p>https://artofproblemsolving.com/community/c3942_1991_imo_shortlist</text:p>
          </table:table-cell>
          <table:table-cell office:value-type="string" calcext:value-type="string">
            <text:p>Suppose that $ n \geq 2$ and $ x_1, x_2, \ldots, x_n$ are real numbers between 0 and 1 (inclusive). Prove that for some index $ i$ between $ 1$ and $ n - 1$ the</text:p>
            <text:p>inequality</text:p>
            <text:p/>
            <text:p>\[ x_i (1 - x_{i+1}) \geq \frac{1}{4} x_1 (1 - x_{n})\]</text:p>
          </table:table-cell>
          <table:table-cell/>
        </table:table-row>
        <table:table-row table:style-name="ro13">
          <table:table-cell office:value-type="string" calcext:value-type="string">
            <text:p>1991 IMO Shortlist</text:p>
          </table:table-cell>
          <table:table-cell office:value-type="float" office:value="1991" calcext:value-type="float">
            <text:p>1991</text:p>
          </table:table-cell>
          <table:table-cell office:value-type="float" office:value="26" calcext:value-type="float">
            <text:p>26</text:p>
          </table:table-cell>
          <table:table-cell/>
          <table:table-cell office:value-type="string" calcext:value-type="string">
            <text:p>Let $ n \geq 2, n \in \mathbb{N}$ and let $ p, a_1, a_2, \ldots, a_n, b_1, b_2, \ldots, b_n \in \mathbb{R}$ satisfying $ \frac{1}{2} \leq p \leq 1,$ $ 0 \leq a_i,$ $ 0 \leq b_i \leq p,$ $ i = 1, \ldots, n,$ and \[ \sum^n_{i=1} a_i = \sum^n_{i=1} b_i.\] Prove the inequality: \[ \sum^n_{i=1} b_i \prod^n_{j = 1, j \neq i} a_j \leq \frac{p}{(n-1)^{n-1}}.\]</text:p>
          </table:table-cell>
          <table:table-cell office:value-type="string" calcext:value-type="string">
            <text:p>https://artofproblemsolving.com/community/c3942_1991_imo_shortlist</text:p>
          </table:table-cell>
          <table:table-cell office:value-type="string" calcext:value-type="string">
            <text:p>Let $ n \geq 2, n \in \mathbb{N}$ and let $ p, a_1, a_2, \ldots, a_n, b_1, b_2, \ldots, b_n \in \mathbb{R}$ satisfying $ \frac{1}{2} \leq p \leq 1,$ $ 0 \leq a_i,$ $ 0 \leq b_i \leq p,$ $ i = 1, \ldots, n,$ and \[ \sum^n_{i=1} a_i = \sum^n_{i=1} b_i.\] Prove the inequality: \[ \sum^n_{i=1} b_i \prod^n_{j = 1, j \neq i} a_j \leq \frac{p}{(n-1)^{n-1}}.\]</text:p>
          </table:table-cell>
          <table:table-cell/>
        </table:table-row>
        <table:table-row table:style-name="ro13">
          <table:table-cell office:value-type="string" calcext:value-type="string">
            <text:p>1991 IMO Shortlist</text:p>
          </table:table-cell>
          <table:table-cell office:value-type="float" office:value="1991" calcext:value-type="float">
            <text:p>1991</text:p>
          </table:table-cell>
          <table:table-cell office:value-type="float" office:value="27" calcext:value-type="float">
            <text:p>27</text:p>
          </table:table-cell>
          <table:table-cell/>
          <table:table-cell office:value-type="string" calcext:value-type="string">
            <text:p>Determine the maximum value of the sum</text:p>
            <text:p>\[ \sum_{i &lt; j} x_ix_j (x_i + x_j)</text:p>
            <text:p>\]</text:p>
            <text:p>over all $ n -$tuples $ (x_1, \ldots, x_n),$ satisfying $ x_i \geq 0$ and $ \sum^n_{i = 1} x_i = 1.$</text:p>
          </table:table-cell>
          <table:table-cell office:value-type="string" calcext:value-type="string">
            <text:p>https://artofproblemsolving.com/community/c3942_1991_imo_shortlist</text:p>
          </table:table-cell>
          <table:table-cell office:value-type="string" calcext:value-type="string">
            <text:p>Determine the maximum value of the sum</text:p>
            <text:p>\[ \sum_{i &lt; j} x_ix_j (x_i + x_j)</text:p>
            <text:p>\]</text:p>
            <text:p>over all $ n -$tuples $ (x_1, \ldots, x_n),$ satisfying $ x_i \geq 0$ and $ \sum^n_{i = 1} x_i = 1.$</text:p>
          </table:table-cell>
          <table:table-cell/>
        </table:table-row>
        <table:table-row table:style-name="ro3">
          <table:table-cell office:value-type="string" calcext:value-type="string">
            <text:p>1991 IMO Shortlist</text:p>
          </table:table-cell>
          <table:table-cell office:value-type="float" office:value="1991" calcext:value-type="float">
            <text:p>1991</text:p>
          </table:table-cell>
          <table:table-cell office:value-type="float" office:value="28" calcext:value-type="float">
            <text:p>28</text:p>
          </table:table-cell>
          <table:table-cell/>
          <table:table-cell office:value-type="string" calcext:value-type="string">
            <text:p>An infinite sequence $ \,x_{0},x_{1},x_{2},\ldots \,$ of real numbers is said to be \textbf{bounded} if there is a constant $ \,C\,$ such that $ \, \vert x_{i} \vert \leq C\,$ for every $ \,i\geq 0$. Given any real number $ \,a &gt; 1,\,$ construct a bounded infinite sequence $ x_{0},x_{1},x_{2},\ldots \,$ such that</text:p>
            <text:p>\[ \vert x_{i} - x_{j} \vert \vert i - j \vert^{a}\geq 1</text:p>
            <text:p>\]</text:p>
            <text:p>for every pair of distinct nonnegative integers $ i, j$.</text:p>
          </table:table-cell>
          <table:table-cell office:value-type="string" calcext:value-type="string">
            <text:p>https://artofproblemsolving.com/community/c3942_1991_imo_shortlist</text:p>
          </table:table-cell>
          <table:table-cell office:value-type="string" calcext:value-type="string">
            <text:p>An infinite sequence $ \,x_{0},x_{1},x_{2},\ldots \,$ of real numbers is said to be \textbf{bounded} if there is a constant $ \,C\,$ such that $ \, \vert x_{i} \vert \leq C\,$ for every $ \,i\geq 0$. Given any real number $ \,a &gt; 1,\,$ construct a bounded infinite sequence $ x_{0},x_{1},x_{2},\ldots \,$ such that</text:p>
            <text:p>\[ \vert x_{i} - x_{j} \vert \vert i - j \vert^{a}\geq 1</text:p>
            <text:p>\]</text:p>
            <text:p>for every pair of distinct nonnegative integers $ i, j$.</text:p>
          </table:table-cell>
          <table:table-cell/>
        </table:table-row>
        <table:table-row table:style-name="ro7">
          <table:table-cell office:value-type="string" calcext:value-type="string">
            <text:p>1991 IMO Shortlist</text:p>
          </table:table-cell>
          <table:table-cell office:value-type="float" office:value="1991" calcext:value-type="float">
            <text:p>1991</text:p>
          </table:table-cell>
          <table:table-cell office:value-type="float" office:value="29" calcext:value-type="float">
            <text:p>29</text:p>
          </table:table-cell>
          <table:table-cell/>
          <table:table-cell office:value-type="string" calcext:value-type="string">
            <text:p>We call a set $ S$ on the real line $ \mathbb{R}$ \textit{superinvariant} if for any stretching $ A$ of the set by the transformation taking $ x$ to $ A(x) = x_0 + a(x - x_0), a &gt; 0$ there exists a translation $ B,$ $ B(x) = x+b,$ such that the images of $ S$ under $ A$ and $ B$ agree; i.e., for any $ x \in S$ there is a $ y \in S$ such that $ A(x) = B(y)$ and for any $ t \in S$ there is a $ u \in S$ such that $ B(t) = A(u).$ Determine all \textit{superinvariant} sets.</text:p>
          </table:table-cell>
          <table:table-cell office:value-type="string" calcext:value-type="string">
            <text:p>https://artofproblemsolving.com/community/c3942_1991_imo_shortlist</text:p>
          </table:table-cell>
          <table:table-cell office:value-type="string" calcext:value-type="string">
            <text:p>We call a set $ S$ on the real line $ \mathbb{R}$ \textit{superinvariant} if for any stretching $ A$ of the set by the transformation taking $ x$ to $ A(x) = x_0 + a(x - x_0), a &gt; 0$ there exists a translation $ B,$ $ B(x) = x+b,$ such that the images of $ S$ under $ A$ and $ B$ agree; i.e., for any $ x \in S$ there is a $ y \in S$ such that $ A(x) = B(y)$ and for any $ t \in S$ there is a $ u \in S$ such that $ B(t) = A(u).$ Determine all \textit{superinvariant} sets.</text:p>
          </table:table-cell>
          <table:table-cell/>
        </table:table-row>
        <table:table-row table:style-name="ro3">
          <table:table-cell office:value-type="string" calcext:value-type="string">
            <text:p>1991 IMO Shortlist</text:p>
          </table:table-cell>
          <table:table-cell office:value-type="float" office:value="1991" calcext:value-type="float">
            <text:p>1991</text:p>
          </table:table-cell>
          <table:table-cell office:value-type="float" office:value="30" calcext:value-type="float">
            <text:p>30</text:p>
          </table:table-cell>
          <table:table-cell/>
          <table:table-cell office:value-type="string" calcext:value-type="string">
            <text:p>Two students $ A$ and $ B$ are playing the following game: Each of them writes down on a sheet of paper a positive integer and gives the sheet to the referee. The referee writes down on a blackboard two integers, one of which is the sum of the integers written by the players. After that, the referee asks student $ A:$ “Can you tell the integer written by the other student?” If A answers “no,” the referee puts the same question to student $ B.$ If $ B$ answers “no,” the referee puts the question back to $ A,$ and so on. Assume that both students are intelligent and truthful. Prove that after a finite number of questions, one of the students will answer “yes.”</text:p>
          </table:table-cell>
          <table:table-cell office:value-type="string" calcext:value-type="string">
            <text:p>https://artofproblemsolving.com/community/c3942_1991_imo_shortlist</text:p>
          </table:table-cell>
          <table:table-cell office:value-type="string" calcext:value-type="string">
            <text:p>Two students $ A$ and $ B$ are playing the following game: Each of them writes down on a sheet of paper a positive integer and gives the sheet to the referee. The referee writes down on a blackboard two integers, one of which is the sum of the integers written by the players. After that, the referee asks student $ A:$ “Can you tell the integer written by the other student?” If A answers “no,” the referee puts the same question to student $ B.$ If $ B$ answers “no,” the referee puts the question back to $ A,$ and so on. Assume that both students are intelligent and truthful. Prove that after a finite number of questions, one of the students will answer “yes.”</text:p>
          </table:table-cell>
          <table:table-cell/>
        </table:table-row>
        <table:table-row table:style-name="ro7">
          <table:table-cell office:value-type="string" calcext:value-type="string">
            <text:p>1990 IMO Shortlist</text:p>
          </table:table-cell>
          <table:table-cell office:value-type="float" office:value="1990" calcext:value-type="float">
            <text:p>1990</text:p>
          </table:table-cell>
          <table:table-cell office:value-type="float" office:value="1" calcext:value-type="float">
            <text:p>1</text:p>
          </table:table-cell>
          <table:table-cell/>
          <table:table-cell office:value-type="string" calcext:value-type="string">
            <text:p>The integer $ 9$ can be written as a sum of two consecutive integers: $ 9 = 4+5.$ Moreover, it can be written as a sum of (more than one) consecutive positive integers in exactly two ways: $ 9 = 4+5 = 2+3+4.$ Is there an integer that can be written as a sum of $ 1990$ consecutive integers and that can be written as a sum of (more than one) consecutive positive integers in exactly $ 1990$ ways?</text:p>
          </table:table-cell>
          <table:table-cell office:value-type="string" calcext:value-type="string">
            <text:p>https://artofproblemsolving.com/community/c3941_1990_imo_shortlist</text:p>
          </table:table-cell>
          <table:table-cell office:value-type="string" calcext:value-type="string">
            <text:p>The integer $ 9$ can be written as a sum of two consecutive integers: $ 9 = 4+5.$ Moreover, it can be written as a sum of (more than one) consecutive positive integers in exactly two ways: $ 9 = 4+5 = 2+3+4.$ Is there an integer that can be written as a sum of $ 1990$ consecutive integers and that can be written as a sum of (more than one) consecutive positive integers in exactly $ 1990$ ways?</text:p>
          </table:table-cell>
          <table:table-cell/>
        </table:table-row>
        <table:table-row table:style-name="ro11">
          <table:table-cell office:value-type="string" calcext:value-type="string">
            <text:p>1990 IMO Shortlist</text:p>
          </table:table-cell>
          <table:table-cell office:value-type="float" office:value="1990" calcext:value-type="float">
            <text:p>1990</text:p>
          </table:table-cell>
          <table:table-cell office:value-type="float" office:value="2" calcext:value-type="float">
            <text:p>2</text:p>
          </table:table-cell>
          <table:table-cell/>
          <table:table-cell office:value-type="string" calcext:value-type="string">
            <text:p>Given $ n$ countries with three representatives each, $ m$ committees $ A(1),A(2), \ldots, A(m)$ are called a cycle if</text:p>
            <text:p/>
            <text:p>\textit{(i)} each committee has $ n$ members, one from each country;</text:p>
            <text:p>\textit{(ii)} no two committees have the same membership;</text:p>
            <text:p>\textit{(iii)} for $ i = 1, 2, \ldots,m$, committee $ A(i)$ and committee $ A(i + 1)$ have no member in common, where $ A(m + 1)$ denotes $ A(1);$</text:p>
            <text:p>\textit{(iv)} if $ 1 &lt; |i - j| &lt; m - 1,$ then committees $ A(i)$ and $ A(j)$ have at least one member in common.</text:p>
            <text:p/>
            <text:p>Is it possible to have a cycle of 1990 committees with 11 countries?</text:p>
          </table:table-cell>
          <table:table-cell office:value-type="string" calcext:value-type="string">
            <text:p>https://artofproblemsolving.com/community/c3941_1990_imo_shortlist</text:p>
          </table:table-cell>
          <table:table-cell office:value-type="string" calcext:value-type="string">
            <text:p>Given $ n$ countries with three representatives each, $ m$ committees $ A(1),A(2), \ldots, A(m)$ are called a cycle if</text:p>
            <text:p/>
            <text:p>\textit{(i)} each committee has $ n$ members, one from each country;</text:p>
            <text:p>\textit{(ii)} no two committees have the same membership;</text:p>
            <text:p>\textit{(iii)} for $ i = 1, 2, \ldots,m$, committee $ A(i)$ and committee $ A(i + 1)$ have no member in common, where $ A(m + 1)$ denotes $ A(1);$</text:p>
            <text:p>\textit{(iv)} if $ 1 &lt; |i - j| &lt; m - 1,$ then committees $ A(i)$ and $ A(j)$ have at least one member in common.</text:p>
            <text:p/>
            <text:p>Is it possible to have a cycle of 1990 committees with 11 countries?</text:p>
          </table:table-cell>
          <table:table-cell/>
        </table:table-row>
        <table:table-row table:style-name="ro7">
          <table:table-cell office:value-type="string" calcext:value-type="string">
            <text:p>1990 IMO Shortlist</text:p>
          </table:table-cell>
          <table:table-cell office:value-type="float" office:value="1990" calcext:value-type="float">
            <text:p>1990</text:p>
          </table:table-cell>
          <table:table-cell office:value-type="float" office:value="3" calcext:value-type="float">
            <text:p>3</text:p>
          </table:table-cell>
          <table:table-cell/>
          <table:table-cell office:value-type="string" calcext:value-type="string">
            <text:p>Let $ n \geq 3$ and consider a set $ E$ of $ 2n - 1$ distinct points on a circle. Suppose that exactly $ k$ of these points are to be colored black. <text:s/>Such a coloring is \textbf{good} if there is at least one pair of black points such that the interior of one of the arcs between them contains exactly $ n$ points from $ E$. <text:s/>Find the smallest value of $ k$ so that every such coloring of $ k$ points of $ E$ is good.</text:p>
          </table:table-cell>
          <table:table-cell office:value-type="string" calcext:value-type="string">
            <text:p>https://artofproblemsolving.com/community/c3941_1990_imo_shortlist</text:p>
          </table:table-cell>
          <table:table-cell office:value-type="string" calcext:value-type="string">
            <text:p>Let $ n \geq 3$ and consider a set $ E$ of $ 2n - 1$ distinct points on a circle. Suppose that exactly $ k$ of these points are to be colored black. <text:s/>Such a coloring is \textbf{good} if there is at least one pair of black points such that the interior of one of the arcs between them contains exactly $ n$ points from $ E$. <text:s/>Find the smallest value of $ k$ so that every such coloring of $ k$ points of $ E$ is good.</text:p>
          </table:table-cell>
          <table:table-cell/>
        </table:table-row>
        <table:table-row table:style-name="ro13">
          <table:table-cell office:value-type="string" calcext:value-type="string">
            <text:p>1990 IMO Shortlist</text:p>
          </table:table-cell>
          <table:table-cell office:value-type="float" office:value="1990" calcext:value-type="float">
            <text:p>1990</text:p>
          </table:table-cell>
          <table:table-cell office:value-type="float" office:value="4" calcext:value-type="float">
            <text:p>4</text:p>
          </table:table-cell>
          <table:table-cell/>
          <table:table-cell office:value-type="string" calcext:value-type="string">
            <text:p>Assume that the set of all positive integers is decomposed into $ r$ (disjoint) subsets $ A_1 \cup A_2 \cup \ldots \cup A_r = \mathbb{N}.$ Prove that one of them, say $ A_i,$ has the following property: There exists a positive $ m$ such that for any $ k$ one can find numbers $ a_1, a_2, \ldots, a_k$ in $ A_i$ with $ 0 &lt; a_{j + 1} - a_j \leq m,$ $ (1 \leq j \leq k - 1)$.</text:p>
          </table:table-cell>
          <table:table-cell office:value-type="string" calcext:value-type="string">
            <text:p>https://artofproblemsolving.com/community/c3941_1990_imo_shortlist</text:p>
          </table:table-cell>
          <table:table-cell office:value-type="string" calcext:value-type="string">
            <text:p>Assume that the set of all positive integers is decomposed into $ r$ (disjoint) subsets $ A_1 \cup A_2 \cup \ldots \cup A_r = \mathbb{N}.$ Prove that one of them, say $ A_i,$ has the following property: There exists a positive $ m$ such that for any $ k$ one can find numbers $ a_1, a_2, \ldots, a_k$ in $ A_i$ with $ 0 &lt; a_{j + 1} - a_j \leq m,$ $ (1 \leq j \leq k - 1)$.</text:p>
          </table:table-cell>
          <table:table-cell/>
        </table:table-row>
        <table:table-row table:style-name="ro6">
          <table:table-cell office:value-type="string" calcext:value-type="string">
            <text:p>1990 IMO Shortlist</text:p>
          </table:table-cell>
          <table:table-cell office:value-type="float" office:value="1990" calcext:value-type="float">
            <text:p>1990</text:p>
          </table:table-cell>
          <table:table-cell office:value-type="float" office:value="5" calcext:value-type="float">
            <text:p>5</text:p>
          </table:table-cell>
          <table:table-cell/>
          <table:table-cell office:value-type="string" calcext:value-type="string">
            <text:p>Given a triangle $ ABC$. Let $ G$, $ I$, $ H$ be the centroid, the incenter and the orthocenter of triangle $ ABC$, respectively. Prove that $ \angle GIH &gt; 90^{\circ}$.</text:p>
          </table:table-cell>
          <table:table-cell office:value-type="string" calcext:value-type="string">
            <text:p>https://artofproblemsolving.com/community/c3941_1990_imo_shortlist</text:p>
          </table:table-cell>
          <table:table-cell office:value-type="string" calcext:value-type="string">
            <text:p>Given a triangle $ ABC$. Let $ G$, $ I$, $ H$ be the centroid, the incenter and the orthocenter of triangle $ ABC$, respectively. Prove that $ \angle GIH &gt; 90^{\circ}$.</text:p>
          </table:table-cell>
          <table:table-cell/>
        </table:table-row>
        <table:table-row table:style-name="ro17">
          <table:table-cell office:value-type="string" calcext:value-type="string">
            <text:p>1990 IMO Shortlist</text:p>
          </table:table-cell>
          <table:table-cell office:value-type="float" office:value="1990" calcext:value-type="float">
            <text:p>1990</text:p>
          </table:table-cell>
          <table:table-cell office:value-type="float" office:value="6" calcext:value-type="float">
            <text:p>6</text:p>
          </table:table-cell>
          <table:table-cell/>
          <table:table-cell office:value-type="string" calcext:value-type="string">
            <text:p>Given an initial integer $ n_0 &gt; 1$, two players, $ {\mathcal A}$ and $ {\mathcal B}$, choose integers $ n_1$, $ n_2$, $ n_3$, $ \ldots$ alternately according to the following rules :</text:p>
            <text:p/>
            <text:p>\textbf{I.)} Knowing $ n_{2k}$, $ {\mathcal A}$ chooses any integer $ n_{2k + 1}$ such that</text:p>
            <text:p>\[ n_{2k} \leq n_{2k + 1} \leq n_{2k}^2.</text:p>
            <text:p>\]</text:p>
            <text:p>\textbf{II.)} Knowing $ n_{2k + 1}$, $ {\mathcal B}$ chooses any integer $ n_{2k + 2}$ such that</text:p>
            <text:p>\[ \frac {n_{2k + 1}}{n_{2k + 2}}</text:p>
            <text:p>\]</text:p>
            <text:p>is a prime raised to a positive integer power.</text:p>
            <text:p/>
            <text:p>Player $ {\mathcal A}$ wins the game by choosing the number 1990; player $ {\mathcal B}$ wins by choosing the number 1.  For which $ n_0$ does :</text:p>
            <text:p/>
            <text:p/>
            <text:p>\textbf{a.)} $ {\mathcal A}$ have a winning strategy?</text:p>
            <text:p>\textbf{b.)} $ {\mathcal B}$ have a winning strategy?</text:p>
            <text:p>\textbf{c.)} Neither player have a winning strategy?</text:p>
          </table:table-cell>
          <table:table-cell office:value-type="string" calcext:value-type="string">
            <text:p>https://artofproblemsolving.com/community/c3941_1990_imo_shortlist</text:p>
          </table:table-cell>
          <table:table-cell office:value-type="string" calcext:value-type="string">
            <text:p>Given an initial integer $ n_0 &gt; 1$, two players, $ {\mathcal A}$ and $ {\mathcal B}$, choose integers $ n_1$, $ n_2$, $ n_3$, $ \ldots$ alternately according to the following rules :</text:p>
            <text:p/>
            <text:p>\textbf{I.)} Knowing $ n_{2k}$, $ {\mathcal A}$ chooses any integer $ n_{2k + 1}$ such that</text:p>
            <text:p>\[ n_{2k} \leq n_{2k + 1} \leq n_{2k}^2.</text:p>
            <text:p>\]</text:p>
            <text:p>\textbf{II.)} Knowing $ n_{2k + 1}$, $ {\mathcal B}$ chooses any integer $ n_{2k + 2}$ such that</text:p>
            <text:p>\[ \frac {n_{2k + 1}}{n_{2k + 2}}</text:p>
            <text:p>\]</text:p>
            <text:p>is a prime raised to a positive integer power.</text:p>
            <text:p/>
            <text:p>Player $ {\mathcal A}$ wins the game by choosing the number 1990; player $ {\mathcal B}$ wins by choosing the number 1.  For which $ n_0$ does :</text:p>
            <text:p/>
            <text:p/>
            <text:p>\textbf{a.)} $ {\mathcal A}$ have a winning strategy?</text:p>
            <text:p>\textbf{b.)} $ {\mathcal B}$ have a winning strategy?</text:p>
            <text:p>\textbf{c.)} Neither player have a winning strategy?</text:p>
          </table:table-cell>
          <table:table-cell/>
        </table:table-row>
        <table:table-row table:style-name="ro7">
          <table:table-cell office:value-type="string" calcext:value-type="string">
            <text:p>1990 IMO Shortlist</text:p>
          </table:table-cell>
          <table:table-cell office:value-type="float" office:value="1990" calcext:value-type="float">
            <text:p>1990</text:p>
          </table:table-cell>
          <table:table-cell office:value-type="float" office:value="7" calcext:value-type="float">
            <text:p>7</text:p>
          </table:table-cell>
          <table:table-cell/>
          <table:table-cell office:value-type="string" calcext:value-type="string">
            <text:p>Let $ f(0) = f(1) = 0$ and</text:p>
            <text:p/>
            <text:p>\[ f(n+2) = 4^{n+2} \cdot  f(n+1) - 16^{n+1} \cdot f(n) + n \cdot 2^{n^2}, \quad n = 0, 1, 2, \ldots\]</text:p>
            <text:p/>
            <text:p>Show that the numbers $ f(1989), f(1990), f(1991)$ are divisible by $ 13.$</text:p>
          </table:table-cell>
          <table:table-cell office:value-type="string" calcext:value-type="string">
            <text:p>https://artofproblemsolving.com/community/c3941_1990_imo_shortlist</text:p>
          </table:table-cell>
          <table:table-cell office:value-type="string" calcext:value-type="string">
            <text:p>Let $ f(0) = f(1) = 0$ and</text:p>
            <text:p/>
            <text:p>\[ f(n+2) = 4^{n+2} \cdot  f(n+1) - 16^{n+1} \cdot f(n) + n \cdot 2^{n^2}, \quad n = 0, 1, 2, \ldots\]</text:p>
            <text:p/>
            <text:p>Show that the numbers $ f(1989), f(1990), f(1991)$ are divisible by $ 13.$</text:p>
          </table:table-cell>
          <table:table-cell/>
        </table:table-row>
        <table:table-row table:style-name="ro6">
          <table:table-cell office:value-type="string" calcext:value-type="string">
            <text:p>1990 IMO Shortlist</text:p>
          </table:table-cell>
          <table:table-cell office:value-type="float" office:value="1990" calcext:value-type="float">
            <text:p>1990</text:p>
          </table:table-cell>
          <table:table-cell office:value-type="float" office:value="8" calcext:value-type="float">
            <text:p>8</text:p>
          </table:table-cell>
          <table:table-cell/>
          <table:table-cell office:value-type="string" calcext:value-type="string">
            <text:p>For a given positive integer $ k$ denote the square of the sum of its digits by $ f_1(k)$ and let $ f_{n+1}(k) = f_1(f_n(k)).$ Determine the value of $ f_{1991}(2^{1990}).$</text:p>
          </table:table-cell>
          <table:table-cell office:value-type="string" calcext:value-type="string">
            <text:p>https://artofproblemsolving.com/community/c3941_1990_imo_shortlist</text:p>
          </table:table-cell>
          <table:table-cell office:value-type="string" calcext:value-type="string">
            <text:p>For a given positive integer $ k$ denote the square of the sum of its digits by $ f_1(k)$ and let $ f_{n+1}(k) = f_1(f_n(k)).$ Determine the value of $ f_{1991}(2^{1990}).$</text:p>
          </table:table-cell>
          <table:table-cell/>
        </table:table-row>
        <table:table-row table:style-name="ro13">
          <table:table-cell office:value-type="string" calcext:value-type="string">
            <text:p>1990 IMO Shortlist</text:p>
          </table:table-cell>
          <table:table-cell office:value-type="float" office:value="1990" calcext:value-type="float">
            <text:p>1990</text:p>
          </table:table-cell>
          <table:table-cell office:value-type="float" office:value="9" calcext:value-type="float">
            <text:p>9</text:p>
          </table:table-cell>
          <table:table-cell/>
          <table:table-cell office:value-type="string" calcext:value-type="string">
            <text:p>The incenter of the triangle $ ABC$ is $ K.$ The midpoint of $ AB$ is $ C_1$ and that of $ AC$ is $ B_1.$ The lines $ C_1K$ and $ AC$ meet at $ B_2,$ the lines $ B_1K$ and $ AB$ at $ C_2.$ If the areas of the triangles $ AB_2C_2$ and $ ABC$ are equal, what is the measure of angle $ \angle CAB?$</text:p>
          </table:table-cell>
          <table:table-cell office:value-type="string" calcext:value-type="string">
            <text:p>https://artofproblemsolving.com/community/c3941_1990_imo_shortlist</text:p>
          </table:table-cell>
          <table:table-cell office:value-type="string" calcext:value-type="string">
            <text:p>The incenter of the triangle $ ABC$ is $ K.$ The midpoint of $ AB$ is $ C_1$ and that of $ AC$ is $ B_1.$ The lines $ C_1K$ and $ AC$ meet at $ B_2,$ the lines $ B_1K$ and $ AB$ at $ C_2.$ If the areas of the triangles $ AB_2C_2$ and $ ABC$ are equal, what is the measure of angle $ \angle CAB?$</text:p>
          </table:table-cell>
          <table:table-cell/>
        </table:table-row>
        <table:table-row table:style-name="ro12">
          <table:table-cell office:value-type="string" calcext:value-type="string">
            <text:p>1990 IMO Shortlist</text:p>
          </table:table-cell>
          <table:table-cell office:value-type="float" office:value="1990" calcext:value-type="float">
            <text:p>1990</text:p>
          </table:table-cell>
          <table:table-cell office:value-type="float" office:value="10" calcext:value-type="float">
            <text:p>10</text:p>
          </table:table-cell>
          <table:table-cell/>
          <table:table-cell office:value-type="string" calcext:value-type="string">
            <text:p>A plane cuts a right circular cone of volume $ V$ into two parts. The plane is tangent to the circumference of the base of the cone and passes through the midpoint of the altitude. Find the volume of the smaller part.</text:p>
            <text:p/>
            <text:p/>
            <text:p>\textit{Original formulation:}</text:p>
            <text:p/>
            <text:p>A plane cuts a right circular cone into two parts. The plane is tangent to the circumference of the base of the cone and passes through the midpoint of the altitude. Find the ratio of the volume of the smaller part to the volume of the whole cone.</text:p>
          </table:table-cell>
          <table:table-cell office:value-type="string" calcext:value-type="string">
            <text:p>https://artofproblemsolving.com/community/c3941_1990_imo_shortlist</text:p>
          </table:table-cell>
          <table:table-cell office:value-type="string" calcext:value-type="string">
            <text:p>A plane cuts a right circular cone of volume $ V$ into two parts. The plane is tangent to the circumference of the base of the cone and passes through the midpoint of the altitude. Find the volume of the smaller part.</text:p>
            <text:p/>
            <text:p/>
            <text:p>\textit{Original formulation:}</text:p>
            <text:p/>
            <text:p>A plane cuts a right circular cone into two parts. The plane is tangent to the circumference of the base of the cone and passes through the midpoint of the altitude. Find the ratio of the volume of the smaller part to the volume of the whole cone.</text:p>
          </table:table-cell>
          <table:table-cell/>
        </table:table-row>
        <table:table-row table:style-name="ro5">
          <table:table-cell office:value-type="string" calcext:value-type="string">
            <text:p>1990 IMO Shortlist</text:p>
          </table:table-cell>
          <table:table-cell office:value-type="float" office:value="1990" calcext:value-type="float">
            <text:p>1990</text:p>
          </table:table-cell>
          <table:table-cell office:value-type="float" office:value="11" calcext:value-type="float">
            <text:p>11</text:p>
          </table:table-cell>
          <table:table-cell/>
          <table:table-cell office:value-type="string" calcext:value-type="string">
            <text:p>Chords $ AB$ and $ CD$ of a circle intersect at a point $ E$ inside the circle.  Let $ M$ be an interior point of the segment $ EB$.  The tangent line at $ E$ to the circle through $ D$, $ E$, and $ M$ intersects the lines $ BC$ and $ AC$ at $ F$ and $ G$, respectively.  If</text:p>
            <text:p>\[ \frac {AM}{AB} = t,</text:p>
            <text:p>\]</text:p>
            <text:p>find $\frac {EG}{EF}$ in terms of $ t$.</text:p>
          </table:table-cell>
          <table:table-cell office:value-type="string" calcext:value-type="string">
            <text:p>https://artofproblemsolving.com/community/c3941_1990_imo_shortlist</text:p>
          </table:table-cell>
          <table:table-cell office:value-type="string" calcext:value-type="string">
            <text:p>Chords $ AB$ and $ CD$ of a circle intersect at a point $ E$ inside the circle.  Let $ M$ be an interior point of the segment $ EB$.  The tangent line at $ E$ to the circle through $ D$, $ E$, and $ M$ intersects the lines $ BC$ and $ AC$ at $ F$ and $ G$, respectively.  If</text:p>
            <text:p>\[ \frac {AM}{AB} = t,</text:p>
            <text:p>\]</text:p>
            <text:p>find $\frac {EG}{EF}$ in terms of $ t$.</text:p>
          </table:table-cell>
          <table:table-cell/>
        </table:table-row>
        <table:table-row table:style-name="ro11">
          <table:table-cell office:value-type="string" calcext:value-type="string">
            <text:p>1990 IMO Shortlist</text:p>
          </table:table-cell>
          <table:table-cell office:value-type="float" office:value="1990" calcext:value-type="float">
            <text:p>1990</text:p>
          </table:table-cell>
          <table:table-cell office:value-type="float" office:value="12" calcext:value-type="float">
            <text:p>12</text:p>
          </table:table-cell>
          <table:table-cell/>
          <table:table-cell office:value-type="string" calcext:value-type="string">
            <text:p>Let $ ABC$ be a triangle, and let the angle bisectors of its angles $ CAB$ and $ ABC$ meet the sides $ BC$ and $ CA$ at the points $ D$ and $ F$, respectively. The lines $ AD$ and $ BF$ meet the line through the point $ C$ parallel to $ AB$ at the points $ E$ and $ G$ respectively, and we have $ FG = DE$. Prove that $ CA = CB$.</text:p>
            <text:p/>
            <text:p>\textit{Original formulation:}</text:p>
            <text:p/>
            <text:p>Let $ ABC$ be a triangle and $ L$ the line through $ C$ parallel to the side $ AB.$ Let the internal bisector of the angle at $ A$ meet the side $ BC$ at $ D$ and the line $ L$ at $ E$ and let the internal bisector of the angle at $ B$ meet the side $ AC$ at $ F$ and the line $ L$ at $ G.$ If $ GF = DE,$ prove that $ AC = BC.$</text:p>
          </table:table-cell>
          <table:table-cell office:value-type="string" calcext:value-type="string">
            <text:p>https://artofproblemsolving.com/community/c3941_1990_imo_shortlist</text:p>
          </table:table-cell>
          <table:table-cell office:value-type="string" calcext:value-type="string">
            <text:p>Let $ ABC$ be a triangle, and let the angle bisectors of its angles $ CAB$ and $ ABC$ meet the sides $ BC$ and $ CA$ at the points $ D$ and $ F$, respectively. The lines $ AD$ and $ BF$ meet the line through the point $ C$ parallel to $ AB$ at the points $ E$ and $ G$ respectively, and we have $ FG = DE$. Prove that $ CA = CB$.</text:p>
            <text:p/>
            <text:p>\textit{Original formulation:}</text:p>
            <text:p/>
            <text:p>Let $ ABC$ be a triangle and $ L$ the line through $ C$ parallel to the side $ AB.$ Let the internal bisector of the angle at $ A$ meet the side $ BC$ at $ D$ and the line $ L$ at $ E$ and let the internal bisector of the angle at $ B$ meet the side $ AC$ at $ F$ and the line $ L$ at $ G.$ If $ GF = DE,$ prove that $ AC = BC.$</text:p>
          </table:table-cell>
          <table:table-cell/>
        </table:table-row>
        <table:table-row table:style-name="ro5">
          <table:table-cell office:value-type="string" calcext:value-type="string">
            <text:p>1990 IMO Shortlist</text:p>
          </table:table-cell>
          <table:table-cell office:value-type="float" office:value="1990" calcext:value-type="float">
            <text:p>1990</text:p>
          </table:table-cell>
          <table:table-cell office:value-type="float" office:value="13" calcext:value-type="float">
            <text:p>13</text:p>
          </table:table-cell>
          <table:table-cell/>
          <table:table-cell office:value-type="string" calcext:value-type="string">
            <text:p>An eccentric mathematician has a ladder with $ n$ rungs that he always ascends and descends in the following way: When he ascends, each step he takes covers $ a$ rungs of the ladder, and when he descends, each step he takes covers $ b$ rungs of the ladder, where $ a$ and $ b$ are fixed positive integers. By a sequence of ascending and descending steps he can climb from ground level to the top rung of the ladder and come back down to ground level again. Find, with proof, the minimum value of $ n,$ expressed in terms of $ a$ and $ b.$</text:p>
          </table:table-cell>
          <table:table-cell office:value-type="string" calcext:value-type="string">
            <text:p>https://artofproblemsolving.com/community/c3941_1990_imo_shortlist</text:p>
          </table:table-cell>
          <table:table-cell office:value-type="string" calcext:value-type="string">
            <text:p>An eccentric mathematician has a ladder with $ n$ rungs that he always ascends and descends in the following way: When he ascends, each step he takes covers $ a$ rungs of the ladder, and when he descends, each step he takes covers $ b$ rungs of the ladder, where $ a$ and $ b$ are fixed positive integers. By a sequence of ascending and descending steps he can climb from ground level to the top rung of the ladder and come back down to ground level again. Find, with proof, the minimum value of $ n,$ expressed in terms of $ a$ and $ b.$</text:p>
          </table:table-cell>
          <table:table-cell/>
        </table:table-row>
        <table:table-row table:style-name="ro9">
          <table:table-cell office:value-type="string" calcext:value-type="string">
            <text:p>1990 IMO Shortlist</text:p>
          </table:table-cell>
          <table:table-cell office:value-type="float" office:value="1990" calcext:value-type="float">
            <text:p>1990</text:p>
          </table:table-cell>
          <table:table-cell office:value-type="float" office:value="14" calcext:value-type="float">
            <text:p>14</text:p>
          </table:table-cell>
          <table:table-cell/>
          <table:table-cell office:value-type="string" calcext:value-type="string">
            <text:p>In the coordinate plane a rectangle with vertices $ (0, 0),$ $ (m, 0),$ $ (0, n),$ $ (m, n)$ is given where both $ m$ and $ n$ are odd integers. The rectangle is partitioned into triangles in such a way that</text:p>
            <text:p/>
            <text:p>\textit{(i)} each triangle in the partition has at least one side (to be called a “good” side) that lies on a line of the form $ x = j$ or $ y = k,$ where $ j$ and $ k$ are integers, and the altitude on this side has length 1;</text:p>
            <text:p/>
            <text:p>\textit{(ii)} each “bad” side (i.e., a side of any triangle in the partition that is not a “good” one) is a common side of two triangles in the partition.</text:p>
            <text:p/>
            <text:p>Prove that there exist at least two triangles in the partition each of which has two good sides.</text:p>
          </table:table-cell>
          <table:table-cell office:value-type="string" calcext:value-type="string">
            <text:p>https://artofproblemsolving.com/community/c3941_1990_imo_shortlist</text:p>
          </table:table-cell>
          <table:table-cell office:value-type="string" calcext:value-type="string">
            <text:p>In the coordinate plane a rectangle with vertices $ (0, 0),$ $ (m, 0),$ $ (0, n),$ $ (m, n)$ is given where both $ m$ and $ n$ are odd integers. The rectangle is partitioned into triangles in such a way that</text:p>
            <text:p/>
            <text:p>\textit{(i)} each triangle in the partition has at least one side (to be called a “good” side) that lies on a line of the form $ x = j$ or $ y = k,$ where $ j$ and $ k$ are integers, and the altitude on this side has length 1;</text:p>
            <text:p/>
            <text:p>\textit{(ii)} each “bad” side (i.e., a side of any triangle in the partition that is not a “good” one) is a common side of two triangles in the partition.</text:p>
            <text:p/>
            <text:p>Prove that there exist at least two triangles in the partition each of which has two good sides.</text:p>
          </table:table-cell>
          <table:table-cell/>
        </table:table-row>
        <table:table-row table:style-name="ro4">
          <table:table-cell office:value-type="string" calcext:value-type="string">
            <text:p>1990 IMO Shortlist</text:p>
          </table:table-cell>
          <table:table-cell office:value-type="float" office:value="1990" calcext:value-type="float">
            <text:p>1990</text:p>
          </table:table-cell>
          <table:table-cell office:value-type="float" office:value="15" calcext:value-type="float">
            <text:p>15</text:p>
          </table:table-cell>
          <table:table-cell/>
          <table:table-cell office:value-type="string" calcext:value-type="string">
            <text:p>Determine for which positive integers $ k$ the set \[ X = \{1990, 1990 + 1, 1990 + 2, \ldots, 1990 + k\}\] can be partitioned into two disjoint subsets $ A$ and $ B$ such that the sum of the elements of $ A$ is equal to the sum of the elements of $ B.$</text:p>
          </table:table-cell>
          <table:table-cell office:value-type="string" calcext:value-type="string">
            <text:p>https://artofproblemsolving.com/community/c3941_1990_imo_shortlist</text:p>
          </table:table-cell>
          <table:table-cell office:value-type="string" calcext:value-type="string">
            <text:p>Determine for which positive integers $ k$ the set \[ X = \{1990, 1990 + 1, 1990 + 2, \ldots, 1990 + k\}\] can be partitioned into two disjoint subsets $ A$ and $ B$ such that the sum of the elements of $ A$ is equal to the sum of the elements of $ B.$</text:p>
          </table:table-cell>
          <table:table-cell/>
        </table:table-row>
        <table:table-row table:style-name="ro7">
          <table:table-cell office:value-type="string" calcext:value-type="string">
            <text:p>1990 IMO Shortlist</text:p>
          </table:table-cell>
          <table:table-cell office:value-type="float" office:value="1990" calcext:value-type="float">
            <text:p>1990</text:p>
          </table:table-cell>
          <table:table-cell office:value-type="float" office:value="16" calcext:value-type="float">
            <text:p>16</text:p>
          </table:table-cell>
          <table:table-cell/>
          <table:table-cell office:value-type="string" calcext:value-type="string">
            <text:p>Prove that there exists a convex 1990-gon with the following two properties :</text:p>
            <text:p/>
            <text:p>\textbf{a.)} All angles are equal.</text:p>
            <text:p>\textbf{b.)} The lengths of the 1990 sides are the numbers $ 1^2$, $ 2^2$, $ 3^2$, $ \cdots$, $ 1990^2$ in some order.</text:p>
          </table:table-cell>
          <table:table-cell office:value-type="string" calcext:value-type="string">
            <text:p>https://artofproblemsolving.com/community/c3941_1990_imo_shortlist</text:p>
          </table:table-cell>
          <table:table-cell office:value-type="string" calcext:value-type="string">
            <text:p>Prove that there exists a convex 1990-gon with the following two properties :</text:p>
            <text:p/>
            <text:p>\textbf{a.)} All angles are equal.</text:p>
            <text:p>\textbf{b.)} The lengths of the 1990 sides are the numbers $ 1^2$, $ 2^2$, $ 3^2$, $ \cdots$, $ 1990^2$ in some order.</text:p>
          </table:table-cell>
          <table:table-cell/>
        </table:table-row>
        <table:table-row table:style-name="ro3">
          <table:table-cell office:value-type="string" calcext:value-type="string">
            <text:p>1990 IMO Shortlist</text:p>
          </table:table-cell>
          <table:table-cell office:value-type="float" office:value="1990" calcext:value-type="float">
            <text:p>1990</text:p>
          </table:table-cell>
          <table:table-cell office:value-type="float" office:value="17" calcext:value-type="float">
            <text:p>17</text:p>
          </table:table-cell>
          <table:table-cell office:value-type="string" calcext:value-type="string">
            <text:p>b</text:p>
          </table:table-cell>
          <table:table-cell office:value-type="string" calcext:value-type="string">
            <text:p>Unit cubes are made into beads by drilling a hole through them along a diagonal. The beads are put on a string in such a way that they can move freely in space under the restriction that the vertices of two neighboring cubes are touching. Let $ A$ be the beginning vertex and $ B$ be the end vertex. Let there be $ p \times q \times r$ cubes on the string $ (p, q, r \geq 1).$</text:p>
            <text:p/>
            <text:p>\textit{(a)} Determine for which values of $ p, q,$ and $ r$ it is possible to build a block with dimensions $ p, q,$ and $ r.$ Give reasons for your answers.</text:p>
          </table:table-cell>
          <table:table-cell office:value-type="string" calcext:value-type="string">
            <text:p>https://artofproblemsolving.com/community/c3941_1990_imo_shortlist</text:p>
          </table:table-cell>
          <table:table-cell office:value-type="string" calcext:value-type="string">
            <text:p>Unit cubes are made into beads by drilling a hole through them along a diagonal. The beads are put on a string in such a way that they can move freely in space under the restriction that the vertices of two neighboring cubes are touching. Let $ A$ be the beginning vertex and $ B$ be the end vertex. Let there be $ p \times q \times r$ cubes on the string $ (p, q, r \geq 1).$</text:p>
            <text:p/>
            <text:p>\textit{(a)} Determine for which values of $ p, q,$ and $ r$ it is possible to build a block with dimensions $ p, q,$ and $ r.$ Give reasons for your answers.</text:p>
            <text:p>\textit{(b)} The same question as (a) with the extra condition that $ A = B.$</text:p>
          </table:table-cell>
          <table:table-cell/>
        </table:table-row>
        <table:table-row table:style-name="ro5">
          <table:table-cell office:value-type="string" calcext:value-type="string">
            <text:p>1990 IMO Shortlist</text:p>
          </table:table-cell>
          <table:table-cell office:value-type="float" office:value="1990" calcext:value-type="float">
            <text:p>1990</text:p>
          </table:table-cell>
          <table:table-cell office:value-type="float" office:value="18" calcext:value-type="float">
            <text:p>18</text:p>
          </table:table-cell>
          <table:table-cell/>
          <table:table-cell office:value-type="string" calcext:value-type="string">
            <text:p>Let $ a, b \in \mathbb{N}$  with $ 1 \leq a \leq b,$ and $ M = \left[\frac {a + b}{2} \right].$ Define a function $ f: \mathbb{Z} \mapsto \mathbb{Z}$ by</text:p>
            <text:p>\[ f(n) = \begin{cases} n + a, &amp; \text{if } n \leq M, \\</text:p>
            <text:p>n - b, &amp; \text{if } n &gt;M. \end{cases}</text:p>
            <text:p>\]Let $ f^1(n) = f(n),$ $ f_{i + 1}(n) = f(f^i(n)),$ $ i = 1, 2, \ldots$ Find the smallest natural number $ k$ such that $ f^k(0) = 0.$</text:p>
          </table:table-cell>
          <table:table-cell office:value-type="string" calcext:value-type="string">
            <text:p>https://artofproblemsolving.com/community/c3941_1990_imo_shortlist</text:p>
          </table:table-cell>
          <table:table-cell office:value-type="string" calcext:value-type="string">
            <text:p>Let $ a, b \in \mathbb{N}$  with $ 1 \leq a \leq b,$ and $ M = \left[\frac {a + b}{2} \right].$ Define a function $ f: \mathbb{Z} \mapsto \mathbb{Z}$ by</text:p>
            <text:p>\[ f(n) = \begin{cases} n + a, &amp; \text{if } n \leq M, \\</text:p>
            <text:p>n - b, &amp; \text{if } n &gt;M. \end{cases}</text:p>
            <text:p>\]Let $ f^1(n) = f(n),$ $ f_{i + 1}(n) = f(f^i(n)),$ $ i = 1, 2, \ldots$ Find the smallest natural number $ k$ such that $ f^k(0) = 0.$</text:p>
          </table:table-cell>
          <table:table-cell/>
        </table:table-row>
        <table:table-row table:style-name="ro13">
          <table:table-cell office:value-type="string" calcext:value-type="string">
            <text:p>1990 IMO Shortlist</text:p>
          </table:table-cell>
          <table:table-cell office:value-type="float" office:value="1990" calcext:value-type="float">
            <text:p>1990</text:p>
          </table:table-cell>
          <table:table-cell office:value-type="float" office:value="19" calcext:value-type="float">
            <text:p>19</text:p>
          </table:table-cell>
          <table:table-cell/>
          <table:table-cell office:value-type="string" calcext:value-type="string">
            <text:p>Let $ P$ be a point inside a regular tetrahedron $ T$ of unit volume. The four planes passing through $ P$ and parallel to the faces of $ T$ partition $ T$ into 14 pieces. Let $ f(P)$ be the joint volume of those pieces that are neither a tetrahedron nor a parallelepiped (i.e., pieces adjacent to an edge but not to a vertex). Find the exact bounds for $ f(P)$ as $ P$ varies over $ T.$</text:p>
          </table:table-cell>
          <table:table-cell office:value-type="string" calcext:value-type="string">
            <text:p>https://artofproblemsolving.com/community/c3941_1990_imo_shortlist</text:p>
          </table:table-cell>
          <table:table-cell office:value-type="string" calcext:value-type="string">
            <text:p>Let $ P$ be a point inside a regular tetrahedron $ T$ of unit volume. The four planes passing through $ P$ and parallel to the faces of $ T$ partition $ T$ into 14 pieces. Let $ f(P)$ be the joint volume of those pieces that are neither a tetrahedron nor a parallelepiped (i.e., pieces adjacent to an edge but not to a vertex). Find the exact bounds for $ f(P)$ as $ P$ varies over $ T.$</text:p>
          </table:table-cell>
          <table:table-cell/>
        </table:table-row>
        <table:table-row table:style-name="ro6">
          <table:table-cell office:value-type="string" calcext:value-type="string">
            <text:p>1990 IMO Shortlist</text:p>
          </table:table-cell>
          <table:table-cell office:value-type="float" office:value="1990" calcext:value-type="float">
            <text:p>1990</text:p>
          </table:table-cell>
          <table:table-cell office:value-type="float" office:value="20" calcext:value-type="float">
            <text:p>20</text:p>
          </table:table-cell>
          <table:table-cell/>
          <table:table-cell office:value-type="string" calcext:value-type="string">
            <text:p>Prove that every integer $ k$ greater than 1 has a multiple that is less than $ k^4$ and can be written in the decimal system with at most four different digits.</text:p>
          </table:table-cell>
          <table:table-cell office:value-type="string" calcext:value-type="string">
            <text:p>https://artofproblemsolving.com/community/c3941_1990_imo_shortlist</text:p>
          </table:table-cell>
          <table:table-cell office:value-type="string" calcext:value-type="string">
            <text:p>Prove that every integer $ k$ greater than 1 has a multiple that is less than $ k^4$ and can be written in the decimal system with at most four different digits.</text:p>
          </table:table-cell>
          <table:table-cell/>
        </table:table-row>
        <table:table-row table:style-name="ro5">
          <table:table-cell office:value-type="string" calcext:value-type="string">
            <text:p>1990 IMO Shortlist</text:p>
          </table:table-cell>
          <table:table-cell office:value-type="float" office:value="1990" calcext:value-type="float">
            <text:p>1990</text:p>
          </table:table-cell>
          <table:table-cell office:value-type="float" office:value="21" calcext:value-type="float">
            <text:p>21</text:p>
          </table:table-cell>
          <table:table-cell/>
          <table:table-cell office:value-type="string" calcext:value-type="string">
            <text:p>Let $ n$ be a composite natural number and $ p$ a proper divisor of $ n.$ Find the binary representation of the smallest natural number $ N$ such that</text:p>
            <text:p/>
            <text:p>\[ \frac{(1 + 2^p + 2^{n-p})N - 1}{2^n}\]</text:p>
            <text:p/>
            <text:p>is an integer.</text:p>
          </table:table-cell>
          <table:table-cell office:value-type="string" calcext:value-type="string">
            <text:p>https://artofproblemsolving.com/community/c3941_1990_imo_shortlist</text:p>
          </table:table-cell>
          <table:table-cell office:value-type="string" calcext:value-type="string">
            <text:p>Let $ n$ be a composite natural number and $ p$ a proper divisor of $ n.$ Find the binary representation of the smallest natural number $ N$ such that</text:p>
            <text:p/>
            <text:p>\[ \frac{(1 + 2^p + 2^{n-p})N - 1}{2^n}\]</text:p>
            <text:p/>
            <text:p>is an integer.</text:p>
          </table:table-cell>
          <table:table-cell/>
        </table:table-row>
        <table:table-row table:style-name="ro13">
          <table:table-cell office:value-type="string" calcext:value-type="string">
            <text:p>1990 IMO Shortlist</text:p>
          </table:table-cell>
          <table:table-cell office:value-type="float" office:value="1990" calcext:value-type="float">
            <text:p>1990</text:p>
          </table:table-cell>
          <table:table-cell office:value-type="float" office:value="22" calcext:value-type="float">
            <text:p>22</text:p>
          </table:table-cell>
          <table:table-cell/>
          <table:table-cell office:value-type="string" calcext:value-type="string">
            <text:p>Ten localities are served by two international airlines such that there exists a direct service (without stops) between any two of these localities and all airline schedules offer round-trip service between the cities they serve. Prove that at least one of the airlines can offer two disjoint round trips each containing an odd number of landings.</text:p>
          </table:table-cell>
          <table:table-cell office:value-type="string" calcext:value-type="string">
            <text:p>https://artofproblemsolving.com/community/c3941_1990_imo_shortlist</text:p>
          </table:table-cell>
          <table:table-cell office:value-type="string" calcext:value-type="string">
            <text:p>Ten localities are served by two international airlines such that there exists a direct service (without stops) between any two of these localities and all airline schedules offer round-trip service between the cities they serve. Prove that at least one of the airlines can offer two disjoint round trips each containing an odd number of landings.</text:p>
          </table:table-cell>
          <table:table-cell/>
        </table:table-row>
        <table:table-row table:style-name="ro4">
          <table:table-cell office:value-type="string" calcext:value-type="string">
            <text:p>1990 IMO Shortlist</text:p>
          </table:table-cell>
          <table:table-cell office:value-type="float" office:value="1990" calcext:value-type="float">
            <text:p>1990</text:p>
          </table:table-cell>
          <table:table-cell office:value-type="float" office:value="23" calcext:value-type="float">
            <text:p>23</text:p>
          </table:table-cell>
          <table:table-cell/>
          <table:table-cell office:value-type="string" calcext:value-type="string">
            <text:p>Determine all integers $ n &gt; 1$ such that</text:p>
            <text:p>\[ \frac {2^n + 1}{n^2}</text:p>
            <text:p>\]is an integer.</text:p>
          </table:table-cell>
          <table:table-cell office:value-type="string" calcext:value-type="string">
            <text:p>https://artofproblemsolving.com/community/c3941_1990_imo_shortlist</text:p>
          </table:table-cell>
          <table:table-cell office:value-type="string" calcext:value-type="string">
            <text:p>Determine all integers $ n &gt; 1$ such that</text:p>
            <text:p>\[ \frac {2^n + 1}{n^2}</text:p>
            <text:p>\]is an integer.</text:p>
          </table:table-cell>
          <table:table-cell/>
        </table:table-row>
        <table:table-row table:style-name="ro4">
          <table:table-cell office:value-type="string" calcext:value-type="string">
            <text:p>1990 IMO Shortlist</text:p>
          </table:table-cell>
          <table:table-cell office:value-type="float" office:value="1990" calcext:value-type="float">
            <text:p>1990</text:p>
          </table:table-cell>
          <table:table-cell office:value-type="float" office:value="24" calcext:value-type="float">
            <text:p>24</text:p>
          </table:table-cell>
          <table:table-cell/>
          <table:table-cell office:value-type="string" calcext:value-type="string">
            <text:p>Let $ w, x, y, z$ are non-negative reals such that $ wx + xy + yz + zw = 1$.</text:p>
            <text:p>Show that $ \frac {w^3}{x + y + z} + \frac {x^3}{w + y + z} + \frac {y^3}{w + x + z} + \frac {z^3}{w + x + y}\geq \frac {1}{3}$.</text:p>
          </table:table-cell>
          <table:table-cell office:value-type="string" calcext:value-type="string">
            <text:p>https://artofproblemsolving.com/community/c3941_1990_imo_shortlist</text:p>
          </table:table-cell>
          <table:table-cell office:value-type="string" calcext:value-type="string">
            <text:p>Let $ w, x, y, z$ are non-negative reals such that $ wx + xy + yz + zw = 1$.</text:p>
            <text:p>Show that $ \frac {w^3}{x + y + z} + \frac {x^3}{w + y + z} + \frac {y^3}{w + x + z} + \frac {z^3}{w + x + y}\geq \frac {1}{3}$.</text:p>
          </table:table-cell>
          <table:table-cell/>
        </table:table-row>
        <table:table-row table:style-name="ro7">
          <table:table-cell office:value-type="string" calcext:value-type="string">
            <text:p>1990 IMO Shortlist</text:p>
          </table:table-cell>
          <table:table-cell office:value-type="float" office:value="1990" calcext:value-type="float">
            <text:p>1990</text:p>
          </table:table-cell>
          <table:table-cell office:value-type="float" office:value="25" calcext:value-type="float">
            <text:p>25</text:p>
          </table:table-cell>
          <table:table-cell/>
          <table:table-cell office:value-type="string" calcext:value-type="string">
            <text:p>Let $ {\mathbb Q}^ +$ be the set of positive rational numbers. Construct a function $ f : {\mathbb Q}^ + \rightarrow {\mathbb Q}^ +$ such that</text:p>
            <text:p>\[ f(xf(y)) = \frac {f(x)}{y}</text:p>
            <text:p>\]</text:p>
            <text:p>for all $ x$, $ y$ in $ {\mathbb Q}^ +$.</text:p>
          </table:table-cell>
          <table:table-cell office:value-type="string" calcext:value-type="string">
            <text:p>https://artofproblemsolving.com/community/c3941_1990_imo_shortlist</text:p>
          </table:table-cell>
          <table:table-cell office:value-type="string" calcext:value-type="string">
            <text:p>Let $ {\mathbb Q}^ +$ be the set of positive rational numbers. Construct a function $ f : {\mathbb Q}^ + \rightarrow {\mathbb Q}^ +$ such that</text:p>
            <text:p>\[ f(xf(y)) = \frac {f(x)}{y}</text:p>
            <text:p>\]</text:p>
            <text:p>for all $ x$, $ y$ in $ {\mathbb Q}^ +$.</text:p>
          </table:table-cell>
          <table:table-cell/>
        </table:table-row>
        <table:table-row table:style-name="ro10">
          <table:table-cell office:value-type="string" calcext:value-type="string">
            <text:p>1990 IMO Shortlist</text:p>
          </table:table-cell>
          <table:table-cell office:value-type="float" office:value="1990" calcext:value-type="float">
            <text:p>1990</text:p>
          </table:table-cell>
          <table:table-cell table:number-columns-repeated="2"/>
          <table:table-cell office:value-type="string" office:string-value="Click for solution&#10;&#10;It suffices to construct such a function satisfying $f(ab)=f(a)f(b),\ \forall a,b\in\mathbb Q^+\ (*)$ (this implies $f(1)=1$) and $f(f(x))=\frac 1x,\ \forall x\in\mathbb Q^+\ (**)$.&#10;&#10;All we need to do is define $f(p_i)$ s.t. $(*)$ whenever $x=p_i$ for some $i\ge 1$, where $(p_n)_{n\ge 1}$ is the sequence of primes, and then extend it to the rest of $\mathbb Q^+$ so that $(**)$ holds. Then it's clear that $(*)$ will automatically hold." calcext:value-type="string">
            <text:p>Click for solution</text:p>
            <text:p/>
            <text:p>It suffices to construct such a function satisfying $f(ab)=f(a)f(b),\ \forall a,b\in\mathbb Q^+\ (*)$ (this implies $f(1)=1$) and $f(f(x))=\frac 1x,\ \forall x\in\mathbb Q^+\ (**)$.</text:p>
            <text:p/>
            <text:p>All we need to do is define $f(p_i)$ s.t. $(*)$ whenever $x=p_i$ for some $i\ge 1$, where $(p_n)_{n\ge 1}$ is the sequence of primes, and then extend it to the rest of $\mathbb Q^+$ so that $(**)$ holds. Then it's clear that $(*)$ will automatically hold.</text:p>
          </table:table-cell>
          <table:table-cell office:value-type="string" calcext:value-type="string">
            <text:p>https://artofproblemsolving.com/community/c3941_1990_imo_shortlist</text:p>
          </table:table-cell>
          <table:table-cell office:value-type="string" office:string-value="Click for solution&#10;&#10;It suffices to construct such a function satisfying $f(ab)=f(a)f(b),\ \forall a,b\in\mathbb Q^+\ (*)$ (this implies $f(1)=1$) and $f(f(x))=\frac 1x,\ \forall x\in\mathbb Q^+\ (**)$.&#10;&#10;All we need to do is define $f(p_i)$ s.t. $(*)$ whenever $x=p_i$ for some $i\ge 1$, where $(p_n)_{n\ge 1}$ is the sequence of primes, and then extend it to the rest of $\mathbb Q^+$ so that $(**)$ holds. Then it's clear that $(*)$ will automatically hold." calcext:value-type="string">
            <text:p>Click for solution</text:p>
            <text:p/>
            <text:p>It suffices to construct such a function satisfying $f(ab)=f(a)f(b),\ \forall a,b\in\mathbb Q^+\ (*)$ (this implies $f(1)=1$) and $f(f(x))=\frac 1x,\ \forall x\in\mathbb Q^+\ (**)$.</text:p>
            <text:p/>
            <text:p>All we need to do is define $f(p_i)$ s.t. $(*)$ whenever $x=p_i$ for some $i\ge 1$, where $(p_n)_{n\ge 1}$ is the sequence of primes, and then extend it to the rest of $\mathbb Q^+$ so that $(**)$ holds. Then it's clear that $(*)$ will automatically hold.</text:p>
          </table:table-cell>
          <table:table-cell/>
        </table:table-row>
        <table:table-row table:style-name="ro4">
          <table:table-cell office:value-type="string" calcext:value-type="string">
            <text:p>1990 IMO Shortlist</text:p>
          </table:table-cell>
          <table:table-cell office:value-type="float" office:value="1990" calcext:value-type="float">
            <text:p>1990</text:p>
          </table:table-cell>
          <table:table-cell office:value-type="float" office:value="26" calcext:value-type="float">
            <text:p>26</text:p>
          </table:table-cell>
          <table:table-cell/>
          <table:table-cell office:value-type="string" calcext:value-type="string">
            <text:p>Let $ p(x)$ be a cubic polynomial with rational coefficients. $ q_1$, $ q_2$, $ q_3$, ... is a sequence of rationals such that $ q_n = p(q_{n + 1})$ for all positive $ n$. Show that for some $ k$, we have $ q_{n + k} = q_n$ for all positive $ n$.</text:p>
          </table:table-cell>
          <table:table-cell office:value-type="string" calcext:value-type="string">
            <text:p>https://artofproblemsolving.com/community/c3941_1990_imo_shortlist</text:p>
          </table:table-cell>
          <table:table-cell office:value-type="string" calcext:value-type="string">
            <text:p>Let $ p(x)$ be a cubic polynomial with rational coefficients. $ q_1$, $ q_2$, $ q_3$, ... is a sequence of rationals such that $ q_n = p(q_{n + 1})$ for all positive $ n$. Show that for some $ k$, we have $ q_{n + k} = q_n$ for all positive $ n$.</text:p>
          </table:table-cell>
          <table:table-cell/>
        </table:table-row>
        <table:table-row table:style-name="ro6">
          <table:table-cell office:value-type="string" calcext:value-type="string">
            <text:p>1990 IMO Shortlist</text:p>
          </table:table-cell>
          <table:table-cell office:value-type="float" office:value="1990" calcext:value-type="float">
            <text:p>1990</text:p>
          </table:table-cell>
          <table:table-cell office:value-type="float" office:value="27" calcext:value-type="float">
            <text:p>27</text:p>
          </table:table-cell>
          <table:table-cell/>
          <table:table-cell office:value-type="string" calcext:value-type="string">
            <text:p>Find all natural numbers $ n$ for which every natural number whose decimal representation has $ n - 1$ digits $ 1$ and one digit $ 7$ is prime.</text:p>
          </table:table-cell>
          <table:table-cell office:value-type="string" calcext:value-type="string">
            <text:p>https://artofproblemsolving.com/community/c3941_1990_imo_shortlist</text:p>
          </table:table-cell>
          <table:table-cell office:value-type="string" calcext:value-type="string">
            <text:p>Find all natural numbers $ n$ for which every natural number whose decimal representation has $ n - 1$ digits $ 1$ and one digit $ 7$ is prime.</text:p>
          </table:table-cell>
          <table:table-cell/>
        </table:table-row>
        <table:table-row table:style-name="ro7">
          <table:table-cell office:value-type="string" calcext:value-type="string">
            <text:p>1990 IMO Shortlist</text:p>
          </table:table-cell>
          <table:table-cell office:value-type="float" office:value="1990" calcext:value-type="float">
            <text:p>1990</text:p>
          </table:table-cell>
          <table:table-cell office:value-type="float" office:value="28" calcext:value-type="float">
            <text:p>28</text:p>
          </table:table-cell>
          <table:table-cell office:value-type="string" calcext:value-type="string">
            <text:p>iii</text:p>
          </table:table-cell>
          <table:table-cell office:value-type="string" calcext:value-type="string">
            <text:p>Prove that on the coordinate plane it is impossible to draw a closed broken line such that</text:p>
            <text:p/>
            <text:p>\textit{(i)} the coordinates of each vertex are rational;</text:p>
            <text:p>\textit{(ii)} the length each of its edges is 1;</text:p>
          </table:table-cell>
          <table:table-cell office:value-type="string" calcext:value-type="string">
            <text:p>https://artofproblemsolving.com/community/c3941_1990_imo_shortlist</text:p>
          </table:table-cell>
          <table:table-cell office:value-type="string" calcext:value-type="string">
            <text:p>Prove that on the coordinate plane it is impossible to draw a closed broken line such that</text:p>
            <text:p/>
            <text:p>\textit{(i)} the coordinates of each vertex are rational;</text:p>
            <text:p>\textit{(ii)} the length each of its edges is 1;</text:p>
            <text:p>\textit{(iii)} the line has an odd number of vertices.</text:p>
          </table:table-cell>
          <table:table-cell/>
        </table:table-row>
        <table:table-row table:style-name="ro7">
          <table:table-cell office:value-type="string" calcext:value-type="string">
            <text:p>1989 IMO Shortlist</text:p>
          </table:table-cell>
          <table:table-cell office:value-type="float" office:value="1989" calcext:value-type="float">
            <text:p>1989</text:p>
          </table:table-cell>
          <table:table-cell office:value-type="float" office:value="1" calcext:value-type="float">
            <text:p>1</text:p>
          </table:table-cell>
          <table:table-cell/>
          <table:table-cell office:value-type="string" calcext:value-type="string">
            <text:p>$ ABC$ is a triangle, the bisector of angle $ A$ meets the circumcircle of triangle $ ABC$ in $ A_1$, points $ B_1$ and $ C_1$ are defined similarly. Let $ AA_1$ meet the lines that bisect the two external angles at $ B$ and $ C$ in $ A_0$. Define $ B_0$ and $ C_0$ similarly. Prove that the area of triangle $ A_0B_0C_0 = 2 \cdot$ area of hexagon $ AC_1BA_1CB_1 \geq 4 \cdot$ area of triangle $ ABC$.</text:p>
          </table:table-cell>
          <table:table-cell office:value-type="string" calcext:value-type="string">
            <text:p>https://artofproblemsolving.com/community/c3940_1989_imo_shortlist</text:p>
          </table:table-cell>
          <table:table-cell office:value-type="string" calcext:value-type="string">
            <text:p>$ ABC$ is a triangle, the bisector of angle $ A$ meets the circumcircle of triangle $ ABC$ in $ A_1$, points $ B_1$ and $ C_1$ are defined similarly. Let $ AA_1$ meet the lines that bisect the two external angles at $ B$ and $ C$ in $ A_0$. Define $ B_0$ and $ C_0$ similarly. Prove that the area of triangle $ A_0B_0C_0 = 2 \cdot$ area of hexagon $ AC_1BA_1CB_1 \geq 4 \cdot$ area of triangle $ ABC$.</text:p>
          </table:table-cell>
          <table:table-cell/>
        </table:table-row>
        <table:table-row table:style-name="ro7">
          <table:table-cell office:value-type="string" calcext:value-type="string">
            <text:p>1989 IMO Shortlist</text:p>
          </table:table-cell>
          <table:table-cell office:value-type="float" office:value="1989" calcext:value-type="float">
            <text:p>1989</text:p>
          </table:table-cell>
          <table:table-cell office:value-type="float" office:value="2" calcext:value-type="float">
            <text:p>2</text:p>
          </table:table-cell>
          <table:table-cell/>
          <table:table-cell office:value-type="string" calcext:value-type="string">
            <text:p>Ali Barber, the carpet merchant, has a rectangular piece of carpet whose dimensions are unknown. Unfortunately, his tape measure is broken and he has no other measuring instruments. However, he finds that if he lays it flat on the floor of either of his storerooms, then each corner of the carpet touches a different wall of that room. If the two rooms have dimensions of 38 feet by 55 feet and 50 feet by 55 feet, what are the carpet dimensions?</text:p>
          </table:table-cell>
          <table:table-cell office:value-type="string" calcext:value-type="string">
            <text:p>https://artofproblemsolving.com/community/c3940_1989_imo_shortlist</text:p>
          </table:table-cell>
          <table:table-cell office:value-type="string" calcext:value-type="string">
            <text:p>Ali Barber, the carpet merchant, has a rectangular piece of carpet whose dimensions are unknown. Unfortunately, his tape measure is broken and he has no other measuring instruments. However, he finds that if he lays it flat on the floor of either of his storerooms, then each corner of the carpet touches a different wall of that room. If the two rooms have dimensions of 38 feet by 55 feet and 50 feet by 55 feet, what are the carpet dimensions?</text:p>
          </table:table-cell>
          <table:table-cell/>
        </table:table-row>
        <table:table-row table:style-name="ro5">
          <table:table-cell office:value-type="string" calcext:value-type="string">
            <text:p>1989 IMO Shortlist</text:p>
          </table:table-cell>
          <table:table-cell office:value-type="float" office:value="1989" calcext:value-type="float">
            <text:p>1989</text:p>
          </table:table-cell>
          <table:table-cell office:value-type="float" office:value="3" calcext:value-type="float">
            <text:p>3</text:p>
          </table:table-cell>
          <table:table-cell/>
          <table:table-cell office:value-type="string" calcext:value-type="string">
            <text:p>Ali Barber, the carpet merchant, has a rectangular piece of carpet whose dimensions are unknown. Unfortunately, his tape measure is broken and he has no other measuring instruments. However, he finds that if he lays it flat on the floor of either of his storerooms, then each corner of the carpet touches a different wall of that room. He knows that the sides of the carpet are integral numbers of feet and that his two storerooms have the same (unknown) length, but widths of 38 feet and 50 feet respectively. What are the carpet dimensions?</text:p>
          </table:table-cell>
          <table:table-cell office:value-type="string" calcext:value-type="string">
            <text:p>https://artofproblemsolving.com/community/c3940_1989_imo_shortlist</text:p>
          </table:table-cell>
          <table:table-cell office:value-type="string" calcext:value-type="string">
            <text:p>Ali Barber, the carpet merchant, has a rectangular piece of carpet whose dimensions are unknown. Unfortunately, his tape measure is broken and he has no other measuring instruments. However, he finds that if he lays it flat on the floor of either of his storerooms, then each corner of the carpet touches a different wall of that room. He knows that the sides of the carpet are integral numbers of feet and that his two storerooms have the same (unknown) length, but widths of 38 feet and 50 feet respectively. What are the carpet dimensions?</text:p>
          </table:table-cell>
          <table:table-cell/>
        </table:table-row>
        <table:table-row table:style-name="ro6">
          <table:table-cell office:value-type="string" calcext:value-type="string">
            <text:p>1989 IMO Shortlist</text:p>
          </table:table-cell>
          <table:table-cell office:value-type="float" office:value="1989" calcext:value-type="float">
            <text:p>1989</text:p>
          </table:table-cell>
          <table:table-cell office:value-type="float" office:value="4" calcext:value-type="float">
            <text:p>4</text:p>
          </table:table-cell>
          <table:table-cell/>
          <table:table-cell office:value-type="string" calcext:value-type="string">
            <text:p>Prove that $ \forall n &gt; 1, n \in \mathbb{N}$ the equation \[ \sum^n_{k=1} \frac{x^k}{k!} + 1 = 0\] has no rational roots.</text:p>
          </table:table-cell>
          <table:table-cell office:value-type="string" calcext:value-type="string">
            <text:p>https://artofproblemsolving.com/community/c3940_1989_imo_shortlist</text:p>
          </table:table-cell>
          <table:table-cell office:value-type="string" calcext:value-type="string">
            <text:p>Prove that $ \forall n &gt; 1, n \in \mathbb{N}$ the equation \[ \sum^n_{k=1} \frac{x^k}{k!} + 1 = 0\] has no rational roots.</text:p>
          </table:table-cell>
          <table:table-cell/>
        </table:table-row>
        <table:table-row table:style-name="ro6">
          <table:table-cell office:value-type="string" calcext:value-type="string">
            <text:p>1989 IMO Shortlist</text:p>
          </table:table-cell>
          <table:table-cell office:value-type="float" office:value="1989" calcext:value-type="float">
            <text:p>1989</text:p>
          </table:table-cell>
          <table:table-cell office:value-type="float" office:value="5" calcext:value-type="float">
            <text:p>5</text:p>
          </table:table-cell>
          <table:table-cell/>
          <table:table-cell office:value-type="string" calcext:value-type="string">
            <text:p>Find the roots $ r_i \in \mathbb{R}$ <text:s/>of the polynomial <text:s/>\[ p(x) = x^n + n \cdot x^{n-1} + a_2 \cdot x^{n-2} + \ldots + a_n\] satisfying \[ \sum^{16}_{k=1} r^{16}_k = n.\]</text:p>
          </table:table-cell>
          <table:table-cell office:value-type="string" calcext:value-type="string">
            <text:p>https://artofproblemsolving.com/community/c3940_1989_imo_shortlist</text:p>
          </table:table-cell>
          <table:table-cell office:value-type="string" calcext:value-type="string">
            <text:p>Find the roots $ r_i \in \mathbb{R}$ <text:s/>of the polynomial <text:s/>\[ p(x) = x^n + n \cdot x^{n-1} + a_2 \cdot x^{n-2} + \ldots + a_n\] satisfying \[ \sum^{16}_{k=1} r^{16}_k = n.\]</text:p>
          </table:table-cell>
          <table:table-cell/>
        </table:table-row>
        <table:table-row table:style-name="ro3">
          <table:table-cell office:value-type="string" calcext:value-type="string">
            <text:p>1989 IMO Shortlist</text:p>
          </table:table-cell>
          <table:table-cell office:value-type="float" office:value="1989" calcext:value-type="float">
            <text:p>1989</text:p>
          </table:table-cell>
          <table:table-cell office:value-type="float" office:value="6" calcext:value-type="float">
            <text:p>6</text:p>
          </table:table-cell>
          <table:table-cell/>
          <table:table-cell office:value-type="string" calcext:value-type="string">
            <text:p>For a triangle $ ABC,$ let $ k$ be its circumcircle with radius $ r.$ The bisectors of the inner angles $ A, B,$ and $ C$ of the triangle intersect respectively the circle $ k$ again at points $ A', B',$ and $ C'.$ Prove the inequality</text:p>
            <text:p/>
            <text:p>\[ 16Q^3 \geq 27 r^4 P,\]</text:p>
            <text:p/>
            <text:p>where $ Q$ and $ P$ are the areas of the triangles $ A'B'C'$ and $ABC$ respectively.</text:p>
          </table:table-cell>
          <table:table-cell office:value-type="string" calcext:value-type="string">
            <text:p>https://artofproblemsolving.com/community/c3940_1989_imo_shortlist</text:p>
          </table:table-cell>
          <table:table-cell office:value-type="string" calcext:value-type="string">
            <text:p>For a triangle $ ABC,$ let $ k$ be its circumcircle with radius $ r.$ The bisectors of the inner angles $ A, B,$ and $ C$ of the triangle intersect respectively the circle $ k$ again at points $ A', B',$ and $ C'.$ Prove the inequality</text:p>
            <text:p/>
            <text:p>\[ 16Q^3 \geq 27 r^4 P,\]</text:p>
            <text:p/>
            <text:p>where $ Q$ and $ P$ are the areas of the triangles $ A'B'C'$ and $ABC$ respectively.</text:p>
          </table:table-cell>
          <table:table-cell/>
        </table:table-row>
        <table:table-row table:style-name="ro6">
          <table:table-cell office:value-type="string" calcext:value-type="string">
            <text:p>1989 IMO Shortlist</text:p>
          </table:table-cell>
          <table:table-cell office:value-type="float" office:value="1989" calcext:value-type="float">
            <text:p>1989</text:p>
          </table:table-cell>
          <table:table-cell office:value-type="float" office:value="7" calcext:value-type="float">
            <text:p>7</text:p>
          </table:table-cell>
          <table:table-cell/>
          <table:table-cell office:value-type="string" calcext:value-type="string">
            <text:p>Show that any two points lying inside a regular $ n-$gon $ E$ can be joined by two circular arcs lying inside $ E$ and meeting at an angle of at least $ \left(1 - \frac{2}{n} \right) \cdot \pi.$</text:p>
          </table:table-cell>
          <table:table-cell office:value-type="string" calcext:value-type="string">
            <text:p>https://artofproblemsolving.com/community/c3940_1989_imo_shortlist</text:p>
          </table:table-cell>
          <table:table-cell office:value-type="string" calcext:value-type="string">
            <text:p>Show that any two points lying inside a regular $ n-$gon $ E$ can be joined by two circular arcs lying inside $ E$ and meeting at an angle of at least $ \left(1 - \frac{2}{n} \right) \cdot \pi.$</text:p>
          </table:table-cell>
          <table:table-cell/>
        </table:table-row>
        <table:table-row table:style-name="ro11">
          <table:table-cell office:value-type="string" calcext:value-type="string">
            <text:p>1989 IMO Shortlist</text:p>
          </table:table-cell>
          <table:table-cell office:value-type="float" office:value="1989" calcext:value-type="float">
            <text:p>1989</text:p>
          </table:table-cell>
          <table:table-cell office:value-type="float" office:value="8" calcext:value-type="float">
            <text:p>8</text:p>
          </table:table-cell>
          <table:table-cell/>
          <table:table-cell office:value-type="string" calcext:value-type="string">
            <text:p>Let $ R$ be a rectangle that is the union of a finite number of rectangles $ R_i,$ $ 1 \leq i \leq n,$ satisfying the following conditions:</text:p>
            <text:p/>
            <text:p>\textbf{(i)} The sides of every rectangle $ R_i$ are parallel to the sides of $ R.$</text:p>
            <text:p>\textbf{(ii)} The interiors of any two different rectangles $ R_i$ are disjoint.</text:p>
            <text:p>\textbf{(iii)} Each rectangle $ R_i$ has at least one side of integral length.</text:p>
            <text:p/>
            <text:p>Prove that $ R$ has at least one side of integral length.</text:p>
            <text:p/>
            <text:p>\textit{Variant:} Same problem but with rectangular parallelepipeds having at least one integral side.</text:p>
          </table:table-cell>
          <table:table-cell office:value-type="string" calcext:value-type="string">
            <text:p>https://artofproblemsolving.com/community/c3940_1989_imo_shortlist</text:p>
          </table:table-cell>
          <table:table-cell office:value-type="string" calcext:value-type="string">
            <text:p>Let $ R$ be a rectangle that is the union of a finite number of rectangles $ R_i,$ $ 1 \leq i \leq n,$ satisfying the following conditions:</text:p>
            <text:p/>
            <text:p>\textbf{(i)} The sides of every rectangle $ R_i$ are parallel to the sides of $ R.$</text:p>
            <text:p>\textbf{(ii)} The interiors of any two different rectangles $ R_i$ are disjoint.</text:p>
            <text:p>\textbf{(iii)} Each rectangle $ R_i$ has at least one side of integral length.</text:p>
            <text:p/>
            <text:p>Prove that $ R$ has at least one side of integral length.</text:p>
            <text:p/>
            <text:p>\textit{Variant:} Same problem but with rectangular parallelepipeds having at least one integral side.</text:p>
          </table:table-cell>
          <table:table-cell/>
        </table:table-row>
        <table:table-row table:style-name="ro3">
          <table:table-cell office:value-type="string" calcext:value-type="string">
            <text:p>1989 IMO Shortlist</text:p>
          </table:table-cell>
          <table:table-cell office:value-type="float" office:value="1989" calcext:value-type="float">
            <text:p>1989</text:p>
          </table:table-cell>
          <table:table-cell office:value-type="float" office:value="9" calcext:value-type="float">
            <text:p>9</text:p>
          </table:table-cell>
          <table:table-cell/>
          <table:table-cell office:value-type="string" calcext:value-type="string">
            <text:p>$ \forall n &gt; 0, n \in \mathbb{Z},$ there exists uniquely determined integers $ a_n, b_n, c_n \in \mathbb{Z}$ such</text:p>
            <text:p/>
            <text:p>\[ \left(1 + 4 \cdot \sqrt[3]{2} - 4 \cdot \sqrt[3]{4} \right)^n = a_n + b_n \cdot \sqrt[3]{2} + c_n \cdot \sqrt[3]{4}.\]</text:p>
            <text:p/>
            <text:p>Prove that $ c_n = 0$ implies $ n = 0.$</text:p>
          </table:table-cell>
          <table:table-cell office:value-type="string" calcext:value-type="string">
            <text:p>https://artofproblemsolving.com/community/c3940_1989_imo_shortlist</text:p>
          </table:table-cell>
          <table:table-cell office:value-type="string" calcext:value-type="string">
            <text:p>$ \forall n &gt; 0, n \in \mathbb{Z},$ there exists uniquely determined integers $ a_n, b_n, c_n \in \mathbb{Z}$ such</text:p>
            <text:p/>
            <text:p>\[ \left(1 + 4 \cdot \sqrt[3]{2} - 4 \cdot \sqrt[3]{4} \right)^n = a_n + b_n \cdot \sqrt[3]{2} + c_n \cdot \sqrt[3]{4}.\]</text:p>
            <text:p/>
            <text:p>Prove that $ c_n = 0$ implies $ n = 0.$</text:p>
          </table:table-cell>
          <table:table-cell/>
        </table:table-row>
        <table:table-row table:style-name="ro7">
          <table:table-cell office:value-type="string" calcext:value-type="string">
            <text:p>1989 IMO Shortlist</text:p>
          </table:table-cell>
          <table:table-cell office:value-type="float" office:value="1989" calcext:value-type="float">
            <text:p>1989</text:p>
          </table:table-cell>
          <table:table-cell office:value-type="float" office:value="10" calcext:value-type="float">
            <text:p>10</text:p>
          </table:table-cell>
          <table:table-cell/>
          <table:table-cell office:value-type="string" calcext:value-type="string">
            <text:p>Let $ g: \mathbb{C} \rightarrow \mathbb{C}$, $ \omega \in \mathbb{C}$, $ a \in \mathbb{C}$, $ \omega^3 = 1$, and $ \omega \ne 1$. Show that there is one and only one function $ f: \mathbb{C} \rightarrow \mathbb{C}$ such that</text:p>
            <text:p>\[ f(z) + f(\omega z + a) = g(z),z\in \mathbb{C}</text:p>
            <text:p>\]</text:p>
          </table:table-cell>
          <table:table-cell office:value-type="string" calcext:value-type="string">
            <text:p>https://artofproblemsolving.com/community/c3940_1989_imo_shortlist</text:p>
          </table:table-cell>
          <table:table-cell office:value-type="string" calcext:value-type="string">
            <text:p>Let $ g: \mathbb{C} \rightarrow \mathbb{C}$, $ \omega \in \mathbb{C}$, $ a \in \mathbb{C}$, $ \omega^3 = 1$, and $ \omega \ne 1$. Show that there is one and only one function $ f: \mathbb{C} \rightarrow \mathbb{C}$ such that</text:p>
            <text:p>\[ f(z) + f(\omega z + a) = g(z),z\in \mathbb{C}</text:p>
            <text:p>\]</text:p>
          </table:table-cell>
          <table:table-cell/>
        </table:table-row>
        <table:table-row table:style-name="ro1">
          <table:table-cell office:value-type="string" calcext:value-type="string">
            <text:p>1989 IMO Shortlist</text:p>
          </table:table-cell>
          <table:table-cell office:value-type="float" office:value="1989" calcext:value-type="float">
            <text:p>1989</text:p>
          </table:table-cell>
          <table:table-cell office:value-type="float" office:value="11" calcext:value-type="float">
            <text:p>11</text:p>
          </table:table-cell>
          <table:table-cell/>
          <table:table-cell office:value-type="string" calcext:value-type="string">
            <text:p>Define sequence $ (a_n)$ by $ \sum_{d|n} a_d = 2^n.$ Show that $ n|a_n.$</text:p>
          </table:table-cell>
          <table:table-cell office:value-type="string" calcext:value-type="string">
            <text:p>https://artofproblemsolving.com/community/c3940_1989_imo_shortlist</text:p>
          </table:table-cell>
          <table:table-cell office:value-type="string" calcext:value-type="string">
            <text:p>Define sequence $ (a_n)$ by $ \sum_{d|n} a_d = 2^n.$ Show that $ n|a_n.$</text:p>
          </table:table-cell>
          <table:table-cell/>
        </table:table-row>
        <table:table-row table:style-name="ro13">
          <table:table-cell office:value-type="string" calcext:value-type="string">
            <text:p>1989 IMO Shortlist</text:p>
          </table:table-cell>
          <table:table-cell office:value-type="float" office:value="1989" calcext:value-type="float">
            <text:p>1989</text:p>
          </table:table-cell>
          <table:table-cell office:value-type="float" office:value="12" calcext:value-type="float">
            <text:p>12</text:p>
          </table:table-cell>
          <table:table-cell/>
          <table:table-cell office:value-type="string" calcext:value-type="string">
            <text:p>There are n cars waiting at distinct points of a circular race track. At the starting signal each car starts. Each car may choose arbitrarily which of the two possible directions to go. Each car has the same constant speed. Whenever two cars meet they both change direction (but not speed). Show that at some time each car is back at its starting point.</text:p>
          </table:table-cell>
          <table:table-cell office:value-type="string" calcext:value-type="string">
            <text:p>https://artofproblemsolving.com/community/c3940_1989_imo_shortlist</text:p>
          </table:table-cell>
          <table:table-cell office:value-type="string" calcext:value-type="string">
            <text:p>There are n cars waiting at distinct points of a circular race track. At the starting signal each car starts. Each car may choose arbitrarily which of the two possible directions to go. Each car has the same constant speed. Whenever two cars meet they both change direction (but not speed). Show that at some time each car is back at its starting point.</text:p>
          </table:table-cell>
          <table:table-cell/>
        </table:table-row>
        <table:table-row table:style-name="ro7">
          <table:table-cell office:value-type="string" calcext:value-type="string">
            <text:p>1989 IMO Shortlist</text:p>
          </table:table-cell>
          <table:table-cell office:value-type="float" office:value="1989" calcext:value-type="float">
            <text:p>1989</text:p>
          </table:table-cell>
          <table:table-cell office:value-type="float" office:value="13" calcext:value-type="float">
            <text:p>13</text:p>
          </table:table-cell>
          <table:table-cell/>
          <table:table-cell office:value-type="string" calcext:value-type="string">
            <text:p>Let $ ABCD$ be a convex quadrilateral such that the sides $ AB, AD, BC$ satisfy $ AB = AD + BC.$ There exists a point $ P$ inside the quadrilateral at a distance $ h$ from the line $ CD$ such that $ AP = h + AD$  and $ BP = h + BC.$ Show that:</text:p>
            <text:p>\[ \frac {1}{\sqrt {h}} \geq \frac {1}{\sqrt {AD}} + \frac {1}{\sqrt {BC}}</text:p>
            <text:p>\]</text:p>
          </table:table-cell>
          <table:table-cell office:value-type="string" calcext:value-type="string">
            <text:p>https://artofproblemsolving.com/community/c3940_1989_imo_shortlist</text:p>
          </table:table-cell>
          <table:table-cell office:value-type="string" calcext:value-type="string">
            <text:p>Let $ ABCD$ be a convex quadrilateral such that the sides $ AB, AD, BC$ satisfy $ AB = AD + BC.$ There exists a point $ P$ inside the quadrilateral at a distance $ h$ from the line $ CD$ such that $ AP = h + AD$  and $ BP = h + BC.$ Show that:</text:p>
            <text:p>\[ \frac {1}{\sqrt {h}} \geq \frac {1}{\sqrt {AD}} + \frac {1}{\sqrt {BC}}</text:p>
            <text:p>\]</text:p>
          </table:table-cell>
          <table:table-cell/>
        </table:table-row>
        <table:table-row table:style-name="ro4">
          <table:table-cell office:value-type="string" calcext:value-type="string">
            <text:p>1989 IMO Shortlist</text:p>
          </table:table-cell>
          <table:table-cell office:value-type="float" office:value="1989" calcext:value-type="float">
            <text:p>1989</text:p>
          </table:table-cell>
          <table:table-cell office:value-type="float" office:value="14" calcext:value-type="float">
            <text:p>14</text:p>
          </table:table-cell>
          <table:table-cell/>
          <table:table-cell office:value-type="string" calcext:value-type="string">
            <text:p>A bicentric quadrilateral is one that is both inscribable in and circumscribable about a circle, i.e. both the incircle and circumcircle exists. Show that for such a quadrilateral, the centers of the two associated circles are collinear with the point of intersection of the diagonals.</text:p>
          </table:table-cell>
          <table:table-cell office:value-type="string" calcext:value-type="string">
            <text:p>https://artofproblemsolving.com/community/c3940_1989_imo_shortlist</text:p>
          </table:table-cell>
          <table:table-cell office:value-type="string" calcext:value-type="string">
            <text:p>A bicentric quadrilateral is one that is both inscribable in and circumscribable about a circle, i.e. both the incircle and circumcircle exists. Show that for such a quadrilateral, the centers of the two associated circles are collinear with the point of intersection of the diagonals.</text:p>
          </table:table-cell>
          <table:table-cell/>
        </table:table-row>
        <table:table-row table:style-name="ro4">
          <table:table-cell office:value-type="string" calcext:value-type="string">
            <text:p>1989 IMO Shortlist</text:p>
          </table:table-cell>
          <table:table-cell office:value-type="float" office:value="1989" calcext:value-type="float">
            <text:p>1989</text:p>
          </table:table-cell>
          <table:table-cell office:value-type="float" office:value="15" calcext:value-type="float">
            <text:p>15</text:p>
          </table:table-cell>
          <table:table-cell/>
          <table:table-cell office:value-type="string" calcext:value-type="string">
            <text:p>Let $ a, b, c, d,m, n \in \mathbb{Z}^+$ such that \[ a^2+b^2+c^2+d^2 = 1989,\]</text:p>
            <text:p>\[ a+b+c+d = m^2,\] and the largest of $ a, b, c, d$ is $ n^2.$ Determine, with proof, the values  of $m$ and $ n.$</text:p>
          </table:table-cell>
          <table:table-cell office:value-type="string" calcext:value-type="string">
            <text:p>https://artofproblemsolving.com/community/c3940_1989_imo_shortlist</text:p>
          </table:table-cell>
          <table:table-cell office:value-type="string" calcext:value-type="string">
            <text:p>Let $ a, b, c, d,m, n \in \mathbb{Z}^+$ such that \[ a^2+b^2+c^2+d^2 = 1989,\]</text:p>
            <text:p>\[ a+b+c+d = m^2,\] and the largest of $ a, b, c, d$ is $ n^2.$ Determine, with proof, the values  of $m$ and $ n.$</text:p>
          </table:table-cell>
          <table:table-cell/>
        </table:table-row>
        <table:table-row table:style-name="ro3">
          <table:table-cell office:value-type="string" calcext:value-type="string">
            <text:p>1989 IMO Shortlist</text:p>
          </table:table-cell>
          <table:table-cell office:value-type="float" office:value="1989" calcext:value-type="float">
            <text:p>1989</text:p>
          </table:table-cell>
          <table:table-cell office:value-type="float" office:value="16" calcext:value-type="float">
            <text:p>16</text:p>
          </table:table-cell>
          <table:table-cell/>
          <table:table-cell office:value-type="string" calcext:value-type="string">
            <text:p>The set $ \{a_0, a_1, \ldots, a_n\}$ of real numbers satisfies the following conditions:</text:p>
            <text:p/>
            <text:p>\textbf{(i)} $ a_0 = a_n = 0,$</text:p>
            <text:p>\textbf{(ii)} for $ 1 \leq k \leq n - 1,$ \[ a_k = c + \sum^{n-1}_{i=k} a_{i-k} \cdot \left(a_i + a_{i+1} \right)\]</text:p>
            <text:p/>
            <text:p>Prove that $ c \leq \frac{1}{4n}.$</text:p>
          </table:table-cell>
          <table:table-cell office:value-type="string" calcext:value-type="string">
            <text:p>https://artofproblemsolving.com/community/c3940_1989_imo_shortlist</text:p>
          </table:table-cell>
          <table:table-cell office:value-type="string" calcext:value-type="string">
            <text:p>The set $ \{a_0, a_1, \ldots, a_n\}$ of real numbers satisfies the following conditions:</text:p>
            <text:p/>
            <text:p>\textbf{(i)} $ a_0 = a_n = 0,$</text:p>
            <text:p>\textbf{(ii)} for $ 1 \leq k \leq n - 1,$ \[ a_k = c + \sum^{n-1}_{i=k} a_{i-k} \cdot \left(a_i + a_{i+1} \right)\]</text:p>
            <text:p/>
            <text:p>Prove that $ c \leq \frac{1}{4n}.$</text:p>
          </table:table-cell>
          <table:table-cell/>
        </table:table-row>
        <table:table-row table:style-name="ro3">
          <table:table-cell office:value-type="string" calcext:value-type="string">
            <text:p>1989 IMO Shortlist</text:p>
          </table:table-cell>
          <table:table-cell office:value-type="float" office:value="1989" calcext:value-type="float">
            <text:p>1989</text:p>
          </table:table-cell>
          <table:table-cell office:value-type="float" office:value="17" calcext:value-type="float">
            <text:p>17</text:p>
          </table:table-cell>
          <table:table-cell/>
          <table:table-cell office:value-type="string" calcext:value-type="string">
            <text:p>Given seven points in the plane, some of them are connected by segments such that:</text:p>
            <text:p/>
            <text:p>\textbf{(i)} among any three of the given points, two are connected by a segment;</text:p>
            <text:p>\textbf{(ii)} the number of segments is minimal.</text:p>
            <text:p/>
            <text:p>How many segments does a figure satisfying \textbf{(i)} and \textbf{(ii)} have? Give an example of such a figure.</text:p>
          </table:table-cell>
          <table:table-cell office:value-type="string" calcext:value-type="string">
            <text:p>https://artofproblemsolving.com/community/c3940_1989_imo_shortlist</text:p>
          </table:table-cell>
          <table:table-cell office:value-type="string" calcext:value-type="string">
            <text:p>Given seven points in the plane, some of them are connected by segments such that:</text:p>
            <text:p/>
            <text:p>\textbf{(i)} among any three of the given points, two are connected by a segment;</text:p>
            <text:p>\textbf{(ii)} the number of segments is minimal.</text:p>
            <text:p/>
            <text:p>How many segments does a figure satisfying \textbf{(i)} and \textbf{(ii)} have? Give an example of such a figure.</text:p>
          </table:table-cell>
          <table:table-cell/>
        </table:table-row>
        <table:table-row table:style-name="ro4">
          <table:table-cell office:value-type="string" calcext:value-type="string">
            <text:p>1989 IMO Shortlist</text:p>
          </table:table-cell>
          <table:table-cell office:value-type="float" office:value="1989" calcext:value-type="float">
            <text:p>1989</text:p>
          </table:table-cell>
          <table:table-cell office:value-type="float" office:value="18" calcext:value-type="float">
            <text:p>18</text:p>
          </table:table-cell>
          <table:table-cell/>
          <table:table-cell office:value-type="string" calcext:value-type="string">
            <text:p>Given a convex polygon $ A_1A_2 \ldots A_n$ with area $ S$ and a point $ M$ in the same plane, determine the area of polygon $ M_1M_2 \ldots M_n,$ where $ M_i$ is the image of $ M$ under rotation $ R^{\alpha}_{A_i}$ around $ A_i$ by $ \alpha_i, i = 1, 2, \ldots, n.$</text:p>
          </table:table-cell>
          <table:table-cell office:value-type="string" calcext:value-type="string">
            <text:p>https://artofproblemsolving.com/community/c3940_1989_imo_shortlist</text:p>
          </table:table-cell>
          <table:table-cell office:value-type="string" calcext:value-type="string">
            <text:p>Given a convex polygon $ A_1A_2 \ldots A_n$ with area $ S$ and a point $ M$ in the same plane, determine the area of polygon $ M_1M_2 \ldots M_n,$ where $ M_i$ is the image of $ M$ under rotation $ R^{\alpha}_{A_i}$ around $ A_i$ by $ \alpha_i, i = 1, 2, \ldots, n.$</text:p>
          </table:table-cell>
          <table:table-cell/>
        </table:table-row>
        <table:table-row table:style-name="ro7">
          <table:table-cell office:value-type="string" calcext:value-type="string">
            <text:p>1989 IMO Shortlist</text:p>
          </table:table-cell>
          <table:table-cell office:value-type="float" office:value="1989" calcext:value-type="float">
            <text:p>1989</text:p>
          </table:table-cell>
          <table:table-cell office:value-type="float" office:value="19" calcext:value-type="float">
            <text:p>19</text:p>
          </table:table-cell>
          <table:table-cell/>
          <table:table-cell office:value-type="string" calcext:value-type="string">
            <text:p>A natural number is written in each square of an $ m \times n$ chess board. The allowed move is to add an integer $ k$ to each of two adjacent numbers in such a way that non-negative numbers are obtained. (Two squares are adjacent if they have a common side.) Find a necessary and sufficient condition for it to be possible for all the numbers to be zero after finitely many operations.</text:p>
          </table:table-cell>
          <table:table-cell office:value-type="string" calcext:value-type="string">
            <text:p>https://artofproblemsolving.com/community/c3940_1989_imo_shortlist</text:p>
          </table:table-cell>
          <table:table-cell office:value-type="string" calcext:value-type="string">
            <text:p>A natural number is written in each square of an $ m \times n$ chess board. The allowed move is to add an integer $ k$ to each of two adjacent numbers in such a way that non-negative numbers are obtained. (Two squares are adjacent if they have a common side.) Find a necessary and sufficient condition for it to be possible for all the numbers to be zero after finitely many operations.</text:p>
          </table:table-cell>
          <table:table-cell/>
        </table:table-row>
        <table:table-row table:style-name="ro12">
          <table:table-cell office:value-type="string" calcext:value-type="string">
            <text:p>1989 IMO Shortlist</text:p>
          </table:table-cell>
          <table:table-cell office:value-type="float" office:value="1989" calcext:value-type="float">
            <text:p>1989</text:p>
          </table:table-cell>
          <table:table-cell office:value-type="float" office:value="20" calcext:value-type="float">
            <text:p>20</text:p>
          </table:table-cell>
          <table:table-cell/>
          <table:table-cell office:value-type="string" calcext:value-type="string">
            <text:p>Let $ n$ and $ k$ be positive integers and let $ S$ be a set of $ n$ points in the plane such that</text:p>
            <text:p/>
            <text:p>\textbf{i.)} no three points of $ S$ are collinear, and</text:p>
            <text:p/>
            <text:p>\textbf{ii.)} for every point $ P$ of $ S$ there are at least $ k$ points of $ S$ equidistant from $ P.$</text:p>
            <text:p/>
            <text:p>Prove that:</text:p>
            <text:p>\[ k &lt; \frac {1}{2} + \sqrt {2 \cdot n}</text:p>
            <text:p>\]</text:p>
          </table:table-cell>
          <table:table-cell office:value-type="string" calcext:value-type="string">
            <text:p>https://artofproblemsolving.com/community/c3940_1989_imo_shortlist</text:p>
          </table:table-cell>
          <table:table-cell office:value-type="string" calcext:value-type="string">
            <text:p>Let $ n$ and $ k$ be positive integers and let $ S$ be a set of $ n$ points in the plane such that</text:p>
            <text:p/>
            <text:p>\textbf{i.)} no three points of $ S$ are collinear, and</text:p>
            <text:p/>
            <text:p>\textbf{ii.)} for every point $ P$ of $ S$ there are at least $ k$ points of $ S$ equidistant from $ P.$</text:p>
            <text:p/>
            <text:p>Prove that:</text:p>
            <text:p>\[ k &lt; \frac {1}{2} + \sqrt {2 \cdot n}</text:p>
            <text:p>\]</text:p>
          </table:table-cell>
          <table:table-cell/>
        </table:table-row>
        <table:table-row table:style-name="ro6">
          <table:table-cell office:value-type="string" calcext:value-type="string">
            <text:p>1989 IMO Shortlist</text:p>
          </table:table-cell>
          <table:table-cell office:value-type="float" office:value="1989" calcext:value-type="float">
            <text:p>1989</text:p>
          </table:table-cell>
          <table:table-cell office:value-type="float" office:value="21" calcext:value-type="float">
            <text:p>21</text:p>
          </table:table-cell>
          <table:table-cell/>
          <table:table-cell office:value-type="string" calcext:value-type="string">
            <text:p>Prove that the intersection of a plane and a regular tetrahedron can be an obtuse-angled triangle and that the obtuse angle in any such triangle is always smaller than $ 120^{\circ}.$</text:p>
          </table:table-cell>
          <table:table-cell office:value-type="string" calcext:value-type="string">
            <text:p>https://artofproblemsolving.com/community/c3940_1989_imo_shortlist</text:p>
          </table:table-cell>
          <table:table-cell office:value-type="string" calcext:value-type="string">
            <text:p>Prove that the intersection of a plane and a regular tetrahedron can be an obtuse-angled triangle and that the obtuse angle in any such triangle is always smaller than $ 120^{\circ}.$</text:p>
          </table:table-cell>
          <table:table-cell/>
        </table:table-row>
        <table:table-row table:style-name="ro5">
          <table:table-cell office:value-type="string" calcext:value-type="string">
            <text:p>1989 IMO Shortlist</text:p>
          </table:table-cell>
          <table:table-cell office:value-type="float" office:value="1989" calcext:value-type="float">
            <text:p>1989</text:p>
          </table:table-cell>
          <table:table-cell office:value-type="float" office:value="22" calcext:value-type="float">
            <text:p>22</text:p>
          </table:table-cell>
          <table:table-cell/>
          <table:table-cell office:value-type="string" calcext:value-type="string">
            <text:p>Prove that in the set $ \{1,2, \ldots, 1989\}$ can be expressed as the disjoint union of subsets $ A_i, \{i = 1,2, \ldots, 117\}$ such that</text:p>
            <text:p/>
            <text:p>\textbf{i.)} each $ A_i$ contains 17 elements</text:p>
            <text:p/>
            <text:p>\textbf{ii.)} the sum of all the elements in each $ A_i$ is the same.</text:p>
          </table:table-cell>
          <table:table-cell office:value-type="string" calcext:value-type="string">
            <text:p>https://artofproblemsolving.com/community/c3940_1989_imo_shortlist</text:p>
          </table:table-cell>
          <table:table-cell office:value-type="string" calcext:value-type="string">
            <text:p>Prove that in the set $ \{1,2, \ldots, 1989\}$ can be expressed as the disjoint union of subsets $ A_i, \{i = 1,2, \ldots, 117\}$ such that</text:p>
            <text:p/>
            <text:p>\textbf{i.)} each $ A_i$ contains 17 elements</text:p>
            <text:p/>
            <text:p>\textbf{ii.)} the sum of all the elements in each $ A_i$ is the same.</text:p>
          </table:table-cell>
          <table:table-cell/>
        </table:table-row>
        <table:table-row table:style-name="ro13">
          <table:table-cell office:value-type="string" calcext:value-type="string">
            <text:p>1989 IMO Shortlist</text:p>
          </table:table-cell>
          <table:table-cell office:value-type="float" office:value="1989" calcext:value-type="float">
            <text:p>1989</text:p>
          </table:table-cell>
          <table:table-cell office:value-type="float" office:value="23" calcext:value-type="float">
            <text:p>23</text:p>
          </table:table-cell>
          <table:table-cell/>
          <table:table-cell office:value-type="string" calcext:value-type="string">
            <text:p>A permutation $ \{x_1, x_2, \ldots, x_{2n}\}$ of the set $ \{1,2, \ldots, 2n\}$ where $ n$ is a positive integer, is said to have property $ T$ if $ |x_i - x_{i + 1}| = n$ for at least one $ i$ in $ \{1,2, \ldots, 2n - 1\}.$ Show that, for each $ n$, there are more permutations with property $ T$ than without.</text:p>
          </table:table-cell>
          <table:table-cell office:value-type="string" calcext:value-type="string">
            <text:p>https://artofproblemsolving.com/community/c3940_1989_imo_shortlist</text:p>
          </table:table-cell>
          <table:table-cell office:value-type="string" calcext:value-type="string">
            <text:p>A permutation $ \{x_1, x_2, \ldots, x_{2n}\}$ of the set $ \{1,2, \ldots, 2n\}$ where $ n$ is a positive integer, is said to have property $ T$ if $ |x_i - x_{i + 1}| = n$ for at least one $ i$ in $ \{1,2, \ldots, 2n - 1\}.$ Show that, for each $ n$, there are more permutations with property $ T$ than without.</text:p>
          </table:table-cell>
          <table:table-cell/>
        </table:table-row>
        <table:table-row table:style-name="ro13">
          <table:table-cell office:value-type="string" calcext:value-type="string">
            <text:p>1989 IMO Shortlist</text:p>
          </table:table-cell>
          <table:table-cell office:value-type="float" office:value="1989" calcext:value-type="float">
            <text:p>1989</text:p>
          </table:table-cell>
          <table:table-cell office:value-type="float" office:value="24" calcext:value-type="float">
            <text:p>24</text:p>
          </table:table-cell>
          <table:table-cell/>
          <table:table-cell office:value-type="string" calcext:value-type="string">
            <text:p>For points $ A_1, \ldots ,A_5$ on the sphere of radius 1, what is the maximum value that $ min_{1 \leq i,j \leq 5} A_iA_j$ can take? Determine all configurations for which this maximum is attained. (Or: determine the diameter of any set $ \{A_1, \ldots ,A_5\}$ for which this maximum is attained.)</text:p>
          </table:table-cell>
          <table:table-cell office:value-type="string" calcext:value-type="string">
            <text:p>https://artofproblemsolving.com/community/c3940_1989_imo_shortlist</text:p>
          </table:table-cell>
          <table:table-cell office:value-type="string" calcext:value-type="string">
            <text:p>For points $ A_1, \ldots ,A_5$ on the sphere of radius 1, what is the maximum value that $ min_{1 \leq i,j \leq 5} A_iA_j$ can take? Determine all configurations for which this maximum is attained. (Or: determine the diameter of any set $ \{A_1, \ldots ,A_5\}$ for which this maximum is attained.)</text:p>
          </table:table-cell>
          <table:table-cell/>
        </table:table-row>
        <table:table-row table:style-name="ro6">
          <table:table-cell office:value-type="string" calcext:value-type="string">
            <text:p>1989 IMO Shortlist</text:p>
          </table:table-cell>
          <table:table-cell office:value-type="float" office:value="1989" calcext:value-type="float">
            <text:p>1989</text:p>
          </table:table-cell>
          <table:table-cell office:value-type="float" office:value="25" calcext:value-type="float">
            <text:p>25</text:p>
          </table:table-cell>
          <table:table-cell/>
          <table:table-cell office:value-type="string" calcext:value-type="string">
            <text:p>Let $ a, b \in \mathbb{Z}$ which are not perfect squares. Prove that if \[ x^2 - ay^2 - bz^2 + abw^2 = 0\] has a nontrivial solution in integers, then so does \[ x^2 - ay^2 - bz^2 = 0.\]</text:p>
          </table:table-cell>
          <table:table-cell office:value-type="string" calcext:value-type="string">
            <text:p>https://artofproblemsolving.com/community/c3940_1989_imo_shortlist</text:p>
          </table:table-cell>
          <table:table-cell office:value-type="string" calcext:value-type="string">
            <text:p>Let $ a, b \in \mathbb{Z}$ which are not perfect squares. Prove that if \[ x^2 - ay^2 - bz^2 + abw^2 = 0\] has a nontrivial solution in integers, then so does \[ x^2 - ay^2 - bz^2 = 0.\]</text:p>
          </table:table-cell>
          <table:table-cell/>
        </table:table-row>
        <table:table-row table:style-name="ro7">
          <table:table-cell office:value-type="string" calcext:value-type="string">
            <text:p>1989 IMO Shortlist</text:p>
          </table:table-cell>
          <table:table-cell office:value-type="float" office:value="1989" calcext:value-type="float">
            <text:p>1989</text:p>
          </table:table-cell>
          <table:table-cell office:value-type="float" office:value="26" calcext:value-type="float">
            <text:p>26</text:p>
          </table:table-cell>
          <table:table-cell/>
          <table:table-cell office:value-type="string" calcext:value-type="string">
            <text:p>Let $ n \in \mathbb{Z}^+$ and let $ a, b \in \mathbb{R}.$ Determine the range of $ x_0$ for which</text:p>
            <text:p/>
            <text:p>\[ \sum^n_{i=0} x_i = a \text{ and } \sum^n_{i=0} x^2_i = b,\]</text:p>
            <text:p/>
            <text:p>where $ x_0, x_1, \ldots , x_n$ are real variables.</text:p>
          </table:table-cell>
          <table:table-cell office:value-type="string" calcext:value-type="string">
            <text:p>https://artofproblemsolving.com/community/c3940_1989_imo_shortlist</text:p>
          </table:table-cell>
          <table:table-cell office:value-type="string" calcext:value-type="string">
            <text:p>Let $ n \in \mathbb{Z}^+$ and let $ a, b \in \mathbb{R}.$ Determine the range of $ x_0$ for which</text:p>
            <text:p/>
            <text:p>\[ \sum^n_{i=0} x_i = a \text{ and } \sum^n_{i=0} x^2_i = b,\]</text:p>
            <text:p/>
            <text:p>where $ x_0, x_1, \ldots , x_n$ are real variables.</text:p>
          </table:table-cell>
          <table:table-cell/>
        </table:table-row>
        <table:table-row table:style-name="ro6">
          <table:table-cell office:value-type="string" calcext:value-type="string">
            <text:p>1989 IMO Shortlist</text:p>
          </table:table-cell>
          <table:table-cell office:value-type="float" office:value="1989" calcext:value-type="float">
            <text:p>1989</text:p>
          </table:table-cell>
          <table:table-cell office:value-type="float" office:value="27" calcext:value-type="float">
            <text:p>27</text:p>
          </table:table-cell>
          <table:table-cell/>
          <table:table-cell office:value-type="string" calcext:value-type="string">
            <text:p>Let $ m$ be a positive odd integer, $ m &gt; 2.$ Find the smallest positive integer $ n$ such that $ 2^{1989}$ divides $ m^n - 1.$</text:p>
          </table:table-cell>
          <table:table-cell office:value-type="string" calcext:value-type="string">
            <text:p>https://artofproblemsolving.com/community/c3940_1989_imo_shortlist</text:p>
          </table:table-cell>
          <table:table-cell office:value-type="string" calcext:value-type="string">
            <text:p>Let $ m$ be a positive odd integer, $ m &gt; 2.$ Find the smallest positive integer $ n$ such that $ 2^{1989}$ divides $ m^n - 1.$</text:p>
          </table:table-cell>
          <table:table-cell/>
        </table:table-row>
        <table:table-row table:style-name="ro13">
          <table:table-cell office:value-type="string" calcext:value-type="string">
            <text:p>1989 IMO Shortlist</text:p>
          </table:table-cell>
          <table:table-cell office:value-type="float" office:value="1989" calcext:value-type="float">
            <text:p>1989</text:p>
          </table:table-cell>
          <table:table-cell office:value-type="float" office:value="28" calcext:value-type="float">
            <text:p>28</text:p>
          </table:table-cell>
          <table:table-cell/>
          <table:table-cell office:value-type="string" calcext:value-type="string">
            <text:p>Consider in a plane $ P$ the points $ O,A_1,A_2,A_3,A_4$ such that \[ \sigma(OA_iA_j) \geq 1 \quad \forall i, j = 1, 2, 3, 4, i \neq j.\] <text:s/>where $ \sigma(OA_iA_j)$ is the area of triangle $ OA_iA_j.$ <text:s/>Prove that there exists at least <text:s/>one pair $ i_0, j_0 \in \{1, 2, 3, 4\}$ such that \[ \sigma(OA_iA_j) \geq \sqrt{2}.\]</text:p>
          </table:table-cell>
          <table:table-cell office:value-type="string" calcext:value-type="string">
            <text:p>https://artofproblemsolving.com/community/c3940_1989_imo_shortlist</text:p>
          </table:table-cell>
          <table:table-cell office:value-type="string" calcext:value-type="string">
            <text:p>Consider in a plane $ P$ the points $ O,A_1,A_2,A_3,A_4$ such that \[ \sigma(OA_iA_j) \geq 1 \quad \forall i, j = 1, 2, 3, 4, i \neq j.\] <text:s/>where $ \sigma(OA_iA_j)$ is the area of triangle $ OA_iA_j.$ <text:s/>Prove that there exists at least <text:s/>one pair $ i_0, j_0 \in \{1, 2, 3, 4\}$ such that \[ \sigma(OA_iA_j) \geq \sqrt{2}.\]</text:p>
          </table:table-cell>
          <table:table-cell/>
        </table:table-row>
        <table:table-row table:style-name="ro5">
          <table:table-cell office:value-type="string" calcext:value-type="string">
            <text:p>1989 IMO Shortlist</text:p>
          </table:table-cell>
          <table:table-cell office:value-type="float" office:value="1989" calcext:value-type="float">
            <text:p>1989</text:p>
          </table:table-cell>
          <table:table-cell office:value-type="float" office:value="29" calcext:value-type="float">
            <text:p>29</text:p>
          </table:table-cell>
          <table:table-cell/>
          <table:table-cell office:value-type="string" calcext:value-type="string">
            <text:p>155 birds $ P_1, \ldots, P_{155}$ are sitting down on the boundary of a circle $ C.$ Two birds $ P_i, P_j$ are mutually visible if the angle at centre $ m(\cdot)$ of their positions $ m(P_iP_j) \leq 10^{\circ}.$ <text:s/>Find the smallest number of mutually visible pairs of birds, i.e. minimal set of pairs $ \{x,y\}$ of mutually visible pairs of birds with $ x,y \in \{P_1, \ldots, P_{155}\}.$ One assumes that a position (point) on $ C$ can be occupied simultaneously by several birds, e.g. all possible birds.</text:p>
          </table:table-cell>
          <table:table-cell office:value-type="string" calcext:value-type="string">
            <text:p>https://artofproblemsolving.com/community/c3940_1989_imo_shortlist</text:p>
          </table:table-cell>
          <table:table-cell office:value-type="string" calcext:value-type="string">
            <text:p>155 birds $ P_1, \ldots, P_{155}$ are sitting down on the boundary of a circle $ C.$ Two birds $ P_i, P_j$ are mutually visible if the angle at centre $ m(\cdot)$ of their positions $ m(P_iP_j) \leq 10^{\circ}.$ <text:s/>Find the smallest number of mutually visible pairs of birds, i.e. minimal set of pairs $ \{x,y\}$ of mutually visible pairs of birds with $ x,y \in \{P_1, \ldots, P_{155}\}.$ One assumes that a position (point) on $ C$ can be occupied simultaneously by several birds, e.g. all possible birds.</text:p>
          </table:table-cell>
          <table:table-cell/>
        </table:table-row>
        <table:table-row table:style-name="ro6">
          <table:table-cell office:value-type="string" calcext:value-type="string">
            <text:p>1989 IMO Shortlist</text:p>
          </table:table-cell>
          <table:table-cell office:value-type="float" office:value="1989" calcext:value-type="float">
            <text:p>1989</text:p>
          </table:table-cell>
          <table:table-cell office:value-type="float" office:value="30" calcext:value-type="float">
            <text:p>30</text:p>
          </table:table-cell>
          <table:table-cell/>
          <table:table-cell office:value-type="string" calcext:value-type="string">
            <text:p>Prove that for each positive integer $ n$ there exist $ n$ consecutive positive integers none of which is an integral power of a prime number.</text:p>
          </table:table-cell>
          <table:table-cell office:value-type="string" calcext:value-type="string">
            <text:p>https://artofproblemsolving.com/community/c3940_1989_imo_shortlist</text:p>
          </table:table-cell>
          <table:table-cell office:value-type="string" calcext:value-type="string">
            <text:p>Prove that for each positive integer $ n$ there exist $ n$ consecutive positive integers none of which is an integral power of a prime number.</text:p>
          </table:table-cell>
          <table:table-cell/>
        </table:table-row>
        <table:table-row table:style-name="ro3">
          <table:table-cell office:value-type="string" calcext:value-type="string">
            <text:p>1989 IMO Shortlist</text:p>
          </table:table-cell>
          <table:table-cell office:value-type="float" office:value="1989" calcext:value-type="float">
            <text:p>1989</text:p>
          </table:table-cell>
          <table:table-cell office:value-type="float" office:value="31" calcext:value-type="float">
            <text:p>31</text:p>
          </table:table-cell>
          <table:table-cell/>
          <table:table-cell office:value-type="string" calcext:value-type="string">
            <text:p>Let $ a_1 \geq a_2 \geq a_3 \in \mathbb{Z}^+$ be given and let N$ (a_1, a_2, a_3)$ be the number of solutions $ (x_1, x_2, x_3)$ of the equation</text:p>
            <text:p/>
            <text:p>\[ \sum^3_{k=1} \frac{a_k}{x_k} = 1.\]</text:p>
            <text:p/>
            <text:p>where $ x_1, x_2,$ and $ x_3$ are positive integers. Prove that \[ N(a_1, a_2, a_3) \leq 6 a_1 a_2 (3 + ln(2 a_1)).\]</text:p>
          </table:table-cell>
          <table:table-cell office:value-type="string" calcext:value-type="string">
            <text:p>https://artofproblemsolving.com/community/c3940_1989_imo_shortlist</text:p>
          </table:table-cell>
          <table:table-cell office:value-type="string" calcext:value-type="string">
            <text:p>Let $ a_1 \geq a_2 \geq a_3 \in \mathbb{Z}^+$ be given and let N$ (a_1, a_2, a_3)$ be the number of solutions $ (x_1, x_2, x_3)$ of the equation</text:p>
            <text:p/>
            <text:p>\[ \sum^3_{k=1} \frac{a_k}{x_k} = 1.\]</text:p>
            <text:p/>
            <text:p>where $ x_1, x_2,$ and $ x_3$ are positive integers. Prove that \[ N(a_1, a_2, a_3) \leq 6 a_1 a_2 (3 + ln(2 a_1)).\]</text:p>
          </table:table-cell>
          <table:table-cell/>
        </table:table-row>
        <table:table-row table:style-name="ro6">
          <table:table-cell office:value-type="string" calcext:value-type="string">
            <text:p>1989 IMO Shortlist</text:p>
          </table:table-cell>
          <table:table-cell office:value-type="float" office:value="1989" calcext:value-type="float">
            <text:p>1989</text:p>
          </table:table-cell>
          <table:table-cell office:value-type="float" office:value="32" calcext:value-type="float">
            <text:p>32</text:p>
          </table:table-cell>
          <table:table-cell/>
          <table:table-cell office:value-type="string" calcext:value-type="string">
            <text:p>The vertex $ A$ of the acute triangle $ ABC$ is equidistant from the circumcenter $ O$ and the orthocenter $ H.$ Determine all possible values for the measure of angle $ A.$</text:p>
          </table:table-cell>
          <table:table-cell office:value-type="string" calcext:value-type="string">
            <text:p>https://artofproblemsolving.com/community/c3940_1989_imo_shortlist</text:p>
          </table:table-cell>
          <table:table-cell office:value-type="string" calcext:value-type="string">
            <text:p>The vertex $ A$ of the acute triangle $ ABC$ is equidistant from the circumcenter $ O$ and the orthocenter $ H.$ Determine all possible values for the measure of angle $ A.$</text:p>
          </table:table-cell>
          <table:table-cell/>
        </table:table-row>
        <table:table-row table:style-name="ro6">
          <table:table-cell office:value-type="string" calcext:value-type="string">
            <text:p>1988 IMO Shortlist</text:p>
          </table:table-cell>
          <table:table-cell office:value-type="float" office:value="1988" calcext:value-type="float">
            <text:p>1988</text:p>
          </table:table-cell>
          <table:table-cell office:value-type="float" office:value="1" calcext:value-type="float">
            <text:p>1</text:p>
          </table:table-cell>
          <table:table-cell/>
          <table:table-cell office:value-type="string" calcext:value-type="string">
            <text:p>An integer sequence is defined by \[{ a_n = 2 a_{n-1} + a_{n-2}}, \quad (n &gt; 1), \quad a_0 = 0, a_1 = 1.\] Prove that $2^k$ divides $a_n$ if and only if $2^k$ divides $n$.</text:p>
          </table:table-cell>
          <table:table-cell office:value-type="string" calcext:value-type="string">
            <text:p>https://artofproblemsolving.com/community/c3939_1988_imo_shortlist</text:p>
          </table:table-cell>
          <table:table-cell office:value-type="string" calcext:value-type="string">
            <text:p>An integer sequence is defined by \[{ a_n = 2 a_{n-1} + a_{n-2}}, \quad (n &gt; 1), \quad a_0 = 0, a_1 = 1.\] Prove that $2^k$ divides $a_n$ if and only if $2^k$ divides $n$.</text:p>
          </table:table-cell>
          <table:table-cell/>
        </table:table-row>
        <table:table-row table:style-name="ro4">
          <table:table-cell office:value-type="string" calcext:value-type="string">
            <text:p>1988 IMO Shortlist</text:p>
          </table:table-cell>
          <table:table-cell office:value-type="float" office:value="1988" calcext:value-type="float">
            <text:p>1988</text:p>
          </table:table-cell>
          <table:table-cell office:value-type="float" office:value="2" calcext:value-type="float">
            <text:p>2</text:p>
          </table:table-cell>
          <table:table-cell/>
          <table:table-cell office:value-type="string" calcext:value-type="string">
            <text:p>Let $ n$ be a positive integer. Find the number of odd coefficients of the polynomial</text:p>
            <text:p>\[ u_n(x) = (x^2 + x + 1)^n.</text:p>
            <text:p>\]</text:p>
          </table:table-cell>
          <table:table-cell office:value-type="string" calcext:value-type="string">
            <text:p>https://artofproblemsolving.com/community/c3939_1988_imo_shortlist</text:p>
          </table:table-cell>
          <table:table-cell office:value-type="string" calcext:value-type="string">
            <text:p>Let $ n$ be a positive integer. Find the number of odd coefficients of the polynomial</text:p>
            <text:p>\[ u_n(x) = (x^2 + x + 1)^n.</text:p>
            <text:p>\]</text:p>
          </table:table-cell>
          <table:table-cell/>
        </table:table-row>
        <table:table-row table:style-name="ro4">
          <table:table-cell office:value-type="string" calcext:value-type="string">
            <text:p>1988 IMO Shortlist</text:p>
          </table:table-cell>
          <table:table-cell office:value-type="float" office:value="1988" calcext:value-type="float">
            <text:p>1988</text:p>
          </table:table-cell>
          <table:table-cell office:value-type="float" office:value="3" calcext:value-type="float">
            <text:p>3</text:p>
          </table:table-cell>
          <table:table-cell/>
          <table:table-cell office:value-type="string" calcext:value-type="string">
            <text:p>The triangle $ ABC$ is inscribed in a circle. The interior bisectors of the angles $ A,B$ and $ C$ meet the circle again at $ A', B'$ and $ C'$ respectively. Prove that the area of triangle $ A'B'C'$ is greater than or equal to the area of triangle $ ABC.$</text:p>
          </table:table-cell>
          <table:table-cell office:value-type="string" calcext:value-type="string">
            <text:p>https://artofproblemsolving.com/community/c3939_1988_imo_shortlist</text:p>
          </table:table-cell>
          <table:table-cell office:value-type="string" calcext:value-type="string">
            <text:p>The triangle $ ABC$ is inscribed in a circle. The interior bisectors of the angles $ A,B$ and $ C$ meet the circle again at $ A', B'$ and $ C'$ respectively. Prove that the area of triangle $ A'B'C'$ is greater than or equal to the area of triangle $ ABC.$</text:p>
          </table:table-cell>
          <table:table-cell/>
        </table:table-row>
        <table:table-row table:style-name="ro4">
          <table:table-cell office:value-type="string" calcext:value-type="string">
            <text:p>1988 IMO Shortlist</text:p>
          </table:table-cell>
          <table:table-cell office:value-type="float" office:value="1988" calcext:value-type="float">
            <text:p>1988</text:p>
          </table:table-cell>
          <table:table-cell office:value-type="float" office:value="4" calcext:value-type="float">
            <text:p>4</text:p>
          </table:table-cell>
          <table:table-cell/>
          <table:table-cell office:value-type="string" calcext:value-type="string">
            <text:p>An $ n \times n, n \geq 2$ chessboard is numbered by the numbers $ 1, 2, \ldots, n^2$ (and every number occurs). Prove that there exist two neighbouring (with common edge) squares such that their numbers differ by at least $ n.$</text:p>
          </table:table-cell>
          <table:table-cell office:value-type="string" calcext:value-type="string">
            <text:p>https://artofproblemsolving.com/community/c3939_1988_imo_shortlist</text:p>
          </table:table-cell>
          <table:table-cell office:value-type="string" calcext:value-type="string">
            <text:p>An $ n \times n, n \geq 2$ chessboard is numbered by the numbers $ 1, 2, \ldots, n^2$ (and every number occurs). Prove that there exist two neighbouring (with common edge) squares such that their numbers differ by at least $ n.$</text:p>
          </table:table-cell>
          <table:table-cell/>
        </table:table-row>
        <table:table-row table:style-name="ro7">
          <table:table-cell office:value-type="string" calcext:value-type="string">
            <text:p>1988 IMO Shortlist</text:p>
          </table:table-cell>
          <table:table-cell office:value-type="float" office:value="1988" calcext:value-type="float">
            <text:p>1988</text:p>
          </table:table-cell>
          <table:table-cell office:value-type="float" office:value="5" calcext:value-type="float">
            <text:p>5</text:p>
          </table:table-cell>
          <table:table-cell/>
          <table:table-cell office:value-type="string" calcext:value-type="string">
            <text:p>Let $ n$ be an even positive integer. Let $ A_1, A_2, \ldots, A_{n + 1}$ be sets having $ n$ elements each such that any two of them have exactly one element in common while every element of their union belongs to at least two of the given sets. For which $ n$ can one assign to every element of the union one of the numbers 0 and 1 in such a manner that each of the sets has exactly $ \frac {n}{2}$ zeros?</text:p>
          </table:table-cell>
          <table:table-cell office:value-type="string" calcext:value-type="string">
            <text:p>https://artofproblemsolving.com/community/c3939_1988_imo_shortlist</text:p>
          </table:table-cell>
          <table:table-cell office:value-type="string" calcext:value-type="string">
            <text:p>Let $ n$ be an even positive integer. Let $ A_1, A_2, \ldots, A_{n + 1}$ be sets having $ n$ elements each such that any two of them have exactly one element in common while every element of their union belongs to at least two of the given sets. For which $ n$ can one assign to every element of the union one of the numbers 0 and 1 in such a manner that each of the sets has exactly $ \frac {n}{2}$ zeros?</text:p>
          </table:table-cell>
          <table:table-cell/>
        </table:table-row>
        <table:table-row table:style-name="ro4">
          <table:table-cell office:value-type="string" calcext:value-type="string">
            <text:p>1988 IMO Shortlist</text:p>
          </table:table-cell>
          <table:table-cell office:value-type="float" office:value="1988" calcext:value-type="float">
            <text:p>1988</text:p>
          </table:table-cell>
          <table:table-cell office:value-type="float" office:value="6" calcext:value-type="float">
            <text:p>6</text:p>
          </table:table-cell>
          <table:table-cell/>
          <table:table-cell office:value-type="string" calcext:value-type="string">
            <text:p>In a given tedrahedron $ ABCD$ let $ K$ and $ L$ be the centres of edges $ AB$ and $ CD$ respectively. Prove that every plane that contains the line $ KL$ divides the tedrahedron into two parts of equal volume.</text:p>
          </table:table-cell>
          <table:table-cell office:value-type="string" calcext:value-type="string">
            <text:p>https://artofproblemsolving.com/community/c3939_1988_imo_shortlist</text:p>
          </table:table-cell>
          <table:table-cell office:value-type="string" calcext:value-type="string">
            <text:p>In a given tedrahedron $ ABCD$ let $ K$ and $ L$ be the centres of edges $ AB$ and $ CD$ respectively. Prove that every plane that contains the line $ KL$ divides the tedrahedron into two parts of equal volume.</text:p>
          </table:table-cell>
          <table:table-cell/>
        </table:table-row>
        <table:table-row table:style-name="ro4">
          <table:table-cell office:value-type="string" calcext:value-type="string">
            <text:p>1988 IMO Shortlist</text:p>
          </table:table-cell>
          <table:table-cell office:value-type="float" office:value="1988" calcext:value-type="float">
            <text:p>1988</text:p>
          </table:table-cell>
          <table:table-cell office:value-type="float" office:value="7" calcext:value-type="float">
            <text:p>7</text:p>
          </table:table-cell>
          <table:table-cell/>
          <table:table-cell office:value-type="string" calcext:value-type="string">
            <text:p>Let $ a$ be the greatest positive root of the equation $ x^3 - 3 \cdot x^2 + 1 = 0.$ Show that $ \left[a^{1788} \right]$ and $ \left[a^{1988} \right]$ are both divisible by 17. Here $ [x]$ denotes the integer part of $ x.$</text:p>
          </table:table-cell>
          <table:table-cell office:value-type="string" calcext:value-type="string">
            <text:p>https://artofproblemsolving.com/community/c3939_1988_imo_shortlist</text:p>
          </table:table-cell>
          <table:table-cell office:value-type="string" calcext:value-type="string">
            <text:p>Let $ a$ be the greatest positive root of the equation $ x^3 - 3 \cdot x^2 + 1 = 0.$ Show that $ \left[a^{1788} \right]$ and $ \left[a^{1988} \right]$ are both divisible by 17. Here $ [x]$ denotes the integer part of $ x.$</text:p>
          </table:table-cell>
          <table:table-cell/>
        </table:table-row>
        <table:table-row table:style-name="ro13">
          <table:table-cell office:value-type="string" calcext:value-type="string">
            <text:p>1988 IMO Shortlist</text:p>
          </table:table-cell>
          <table:table-cell office:value-type="float" office:value="1988" calcext:value-type="float">
            <text:p>1988</text:p>
          </table:table-cell>
          <table:table-cell office:value-type="float" office:value="8" calcext:value-type="float">
            <text:p>8</text:p>
          </table:table-cell>
          <table:table-cell/>
          <table:table-cell office:value-type="string" calcext:value-type="string">
            <text:p>Let $ u_1, u_2, \ldots, u_m$ be $ m$ vectors in the plane, each of length $ \leq 1,$ with zero sum. Show that one can arrange $ u_1, u_2, \ldots, u_m$ as a sequence $ v_1, v_2, \ldots, v_m$ such that each partial sum $ v_1, v_1 + v_2, v_1 + v_2 + v_3, \ldots, v_1, v_2, \ldots, v_m$ has length less than or equal to $ \sqrt {5}.$</text:p>
          </table:table-cell>
          <table:table-cell office:value-type="string" calcext:value-type="string">
            <text:p>https://artofproblemsolving.com/community/c3939_1988_imo_shortlist</text:p>
          </table:table-cell>
          <table:table-cell office:value-type="string" calcext:value-type="string">
            <text:p>Let $ u_1, u_2, \ldots, u_m$ be $ m$ vectors in the plane, each of length $ \leq 1,$ with zero sum. Show that one can arrange $ u_1, u_2, \ldots, u_m$ as a sequence $ v_1, v_2, \ldots, v_m$ such that each partial sum $ v_1, v_1 + v_2, v_1 + v_2 + v_3, \ldots, v_1, v_2, \ldots, v_m$ has length less than or equal to $ \sqrt {5}.$</text:p>
          </table:table-cell>
          <table:table-cell/>
        </table:table-row>
        <table:table-row table:style-name="ro6">
          <table:table-cell office:value-type="string" calcext:value-type="string">
            <text:p>1988 IMO Shortlist</text:p>
          </table:table-cell>
          <table:table-cell office:value-type="float" office:value="1988" calcext:value-type="float">
            <text:p>1988</text:p>
          </table:table-cell>
          <table:table-cell office:value-type="float" office:value="9" calcext:value-type="float">
            <text:p>9</text:p>
          </table:table-cell>
          <table:table-cell/>
          <table:table-cell office:value-type="string" calcext:value-type="string">
            <text:p>Let $ a$ and $ b$ be two positive integers such that $ a \cdot b + 1$ divides $ a^{2} + b^{2}$. Show that $ \frac {a^{2} + b^{2}}{a \cdot b + 1}$ is a perfect square.</text:p>
          </table:table-cell>
          <table:table-cell office:value-type="string" calcext:value-type="string">
            <text:p>https://artofproblemsolving.com/community/c3939_1988_imo_shortlist</text:p>
          </table:table-cell>
          <table:table-cell office:value-type="string" calcext:value-type="string">
            <text:p>Let $ a$ and $ b$ be two positive integers such that $ a \cdot b + 1$ divides $ a^{2} + b^{2}$. Show that $ \frac {a^{2} + b^{2}}{a \cdot b + 1}$ is a perfect square.</text:p>
          </table:table-cell>
          <table:table-cell/>
        </table:table-row>
        <table:table-row table:style-name="ro5">
          <table:table-cell office:value-type="string" calcext:value-type="string">
            <text:p>1988 IMO Shortlist</text:p>
          </table:table-cell>
          <table:table-cell office:value-type="float" office:value="1988" calcext:value-type="float">
            <text:p>1988</text:p>
          </table:table-cell>
          <table:table-cell office:value-type="float" office:value="10" calcext:value-type="float">
            <text:p>10</text:p>
          </table:table-cell>
          <table:table-cell/>
          <table:table-cell office:value-type="string" calcext:value-type="string">
            <text:p>Let $ N = \{1,2 \ldots, n\}, n \geq 2.$ A collection $ F = \{A_1, \ldots, A_t\}$ of subsets $ A_i \subseteq N,$ $ i = 1, \ldots, t,$ is said to be separating, if for every pair $ \{x,y\} \subseteq N,$ there is a set $ A_i \in F$ so that $ A_i \cap \{x,y\}$ contains just one element. $ F$ is said to be covering, if every element of $ N$ is contained in at least one set $ A_i \in F.$ What is the smallest value $ f(n)$ of $ t,$ so there is a set $ F = \{A_1, \ldots, A_t\}$ which is simultaneously separating and covering?</text:p>
          </table:table-cell>
          <table:table-cell office:value-type="string" calcext:value-type="string">
            <text:p>https://artofproblemsolving.com/community/c3939_1988_imo_shortlist</text:p>
          </table:table-cell>
          <table:table-cell office:value-type="string" calcext:value-type="string">
            <text:p>Let $ N = \{1,2 \ldots, n\}, n \geq 2.$ A collection $ F = \{A_1, \ldots, A_t\}$ of subsets $ A_i \subseteq N,$ $ i = 1, \ldots, t,$ is said to be separating, if for every pair $ \{x,y\} \subseteq N,$ there is a set $ A_i \in F$ so that $ A_i \cap \{x,y\}$ contains just one element. $ F$ is said to be covering, if every element of $ N$ is contained in at least one set $ A_i \in F.$ What is the smallest value $ f(n)$ of $ t,$ so there is a set $ F = \{A_1, \ldots, A_t\}$ which is simultaneously separating and covering?</text:p>
          </table:table-cell>
          <table:table-cell/>
        </table:table-row>
        <table:table-row table:style-name="ro13">
          <table:table-cell office:value-type="string" calcext:value-type="string">
            <text:p>1988 IMO Shortlist</text:p>
          </table:table-cell>
          <table:table-cell office:value-type="float" office:value="1988" calcext:value-type="float">
            <text:p>1988</text:p>
          </table:table-cell>
          <table:table-cell office:value-type="float" office:value="11" calcext:value-type="float">
            <text:p>11</text:p>
          </table:table-cell>
          <table:table-cell/>
          <table:table-cell office:value-type="string" calcext:value-type="string">
            <text:p>The lock of a safe consists of 3 wheels, each of which may be set in 8 different ways positions. Due to a defect in the safe mechanism the door will open if any two of the three wheels are in the correct position. What is the smallest number of combinations which must be tried if one is to guarantee being able to open the safe <text:s/>(assuming the "right combination" is not known)?</text:p>
          </table:table-cell>
          <table:table-cell office:value-type="string" calcext:value-type="string">
            <text:p>https://artofproblemsolving.com/community/c3939_1988_imo_shortlist</text:p>
          </table:table-cell>
          <table:table-cell office:value-type="string" calcext:value-type="string">
            <text:p>The lock of a safe consists of 3 wheels, each of which may be set in 8 different ways positions. Due to a defect in the safe mechanism the door will open if any two of the three wheels are in the correct position. What is the smallest number of combinations which must be tried if one is to guarantee being able to open the safe <text:s/>(assuming the "right combination" is not known)?</text:p>
          </table:table-cell>
          <table:table-cell/>
        </table:table-row>
        <table:table-row table:style-name="ro7">
          <table:table-cell office:value-type="string" calcext:value-type="string">
            <text:p>1988 IMO Shortlist</text:p>
          </table:table-cell>
          <table:table-cell office:value-type="float" office:value="1988" calcext:value-type="float">
            <text:p>1988</text:p>
          </table:table-cell>
          <table:table-cell office:value-type="float" office:value="12" calcext:value-type="float">
            <text:p>12</text:p>
          </table:table-cell>
          <table:table-cell/>
          <table:table-cell office:value-type="string" calcext:value-type="string">
            <text:p>In a triangle $ ABC,$ choose any points $ K \in BC, L \in AC, M \in AB, N \in LM, R \in MK$ and $ F \in KL.$ If $ E_1, E_2, E_3, E_4, E_5, E_6$ and $ E$ denote the areas of the triangles $ AMR, CKR, BKF, ALF, BNM, CLN$ and $ ABC$ respectively, show that</text:p>
            <text:p>\[ E \geq 8 \cdot \sqrt [6]{E_1 E_2 E_3 E_4 E_5 E_6}.</text:p>
            <text:p>\]</text:p>
          </table:table-cell>
          <table:table-cell office:value-type="string" calcext:value-type="string">
            <text:p>https://artofproblemsolving.com/community/c3939_1988_imo_shortlist</text:p>
          </table:table-cell>
          <table:table-cell office:value-type="string" calcext:value-type="string">
            <text:p>In a triangle $ ABC,$ choose any points $ K \in BC, L \in AC, M \in AB, N \in LM, R \in MK$ and $ F \in KL.$ If $ E_1, E_2, E_3, E_4, E_5, E_6$ and $ E$ denote the areas of the triangles $ AMR, CKR, BKF, ALF, BNM, CLN$ and $ ABC$ respectively, show that</text:p>
            <text:p>\[ E \geq 8 \cdot \sqrt [6]{E_1 E_2 E_3 E_4 E_5 E_6}.</text:p>
            <text:p>\]</text:p>
          </table:table-cell>
          <table:table-cell/>
        </table:table-row>
        <table:table-row table:style-name="ro5">
          <table:table-cell office:value-type="string" calcext:value-type="string">
            <text:p>1988 IMO Shortlist</text:p>
          </table:table-cell>
          <table:table-cell office:value-type="float" office:value="1988" calcext:value-type="float">
            <text:p>1988</text:p>
          </table:table-cell>
          <table:table-cell office:value-type="float" office:value="13" calcext:value-type="float">
            <text:p>13</text:p>
          </table:table-cell>
          <table:table-cell/>
          <table:table-cell office:value-type="string" calcext:value-type="string">
            <text:p>In a right-angled triangle $ ABC$ let $ AD$ be the altitude drawn to the hypotenuse and let the straight line joining the incentres of the triangles $ ABD, ACD$ intersect the sides $ AB, AC$ at the points $ K,L$ respectively. If $ E$ and $ E_1$ dnote the areas of triangles $ ABC$ and $ AKL$ respectively, show that</text:p>
            <text:p>\[ \frac {E}{E_1} \geq 2.</text:p>
            <text:p>\]</text:p>
          </table:table-cell>
          <table:table-cell office:value-type="string" calcext:value-type="string">
            <text:p>https://artofproblemsolving.com/community/c3939_1988_imo_shortlist</text:p>
          </table:table-cell>
          <table:table-cell office:value-type="string" calcext:value-type="string">
            <text:p>In a right-angled triangle $ ABC$ let $ AD$ be the altitude drawn to the hypotenuse and let the straight line joining the incentres of the triangles $ ABD, ACD$ intersect the sides $ AB, AC$ at the points $ K,L$ respectively. If $ E$ and $ E_1$ dnote the areas of triangles $ ABC$ and $ AKL$ respectively, show that</text:p>
            <text:p>\[ \frac {E}{E_1} \geq 2.</text:p>
            <text:p>\]</text:p>
          </table:table-cell>
          <table:table-cell/>
        </table:table-row>
        <table:table-row table:style-name="ro4">
          <table:table-cell office:value-type="string" calcext:value-type="string">
            <text:p>1988 IMO Shortlist</text:p>
          </table:table-cell>
          <table:table-cell office:value-type="float" office:value="1988" calcext:value-type="float">
            <text:p>1988</text:p>
          </table:table-cell>
          <table:table-cell office:value-type="float" office:value="14" calcext:value-type="float">
            <text:p>14</text:p>
          </table:table-cell>
          <table:table-cell/>
          <table:table-cell office:value-type="string" calcext:value-type="string">
            <text:p>For what values of $ n$ does there exist an $ n \times n$ array of entries -1, 0 or 1 such that the $ 2 \cdot n$ sums obtained by summing the elements of the rows and the columns are all different?</text:p>
          </table:table-cell>
          <table:table-cell office:value-type="string" calcext:value-type="string">
            <text:p>https://artofproblemsolving.com/community/c3939_1988_imo_shortlist</text:p>
          </table:table-cell>
          <table:table-cell office:value-type="string" calcext:value-type="string">
            <text:p>For what values of $ n$ does there exist an $ n \times n$ array of entries -1, 0 or 1 such that the $ 2 \cdot n$ sums obtained by summing the elements of the rows and the columns are all different?</text:p>
          </table:table-cell>
          <table:table-cell/>
        </table:table-row>
        <table:table-row table:style-name="ro3">
          <table:table-cell office:value-type="string" calcext:value-type="string">
            <text:p>1988 IMO Shortlist</text:p>
          </table:table-cell>
          <table:table-cell office:value-type="float" office:value="1988" calcext:value-type="float">
            <text:p>1988</text:p>
          </table:table-cell>
          <table:table-cell office:value-type="float" office:value="15" calcext:value-type="float">
            <text:p>15</text:p>
          </table:table-cell>
          <table:table-cell/>
          <table:table-cell office:value-type="string" calcext:value-type="string">
            <text:p>Let $ ABC$ be an acute-angled triangle. The lines $ L_{A}$, $ L_{B}$ and $ L_{C}$ are constructed through the vertices $ A$, $ B$ and $ C$ respectively according the following prescription: Let $ H$ be the foot of the altitude drawn from the vertex $ A$ to the side $ BC$; let $ S_{A}$ be the circle with diameter $ AH$; let $ S_{A}$ meet the sides $ AB$ and $ AC$ at $ M$ and $ N$ respectively, where $ M$ and $ N$ are distinct from $ A$; then let $ L_{A}$ be the line through $ A$ perpendicular to $ MN$. The lines $ L_{B}$ and $ L_{C}$ are constructed similarly. Prove that the lines $ L_{A}$, $ L_{B}$ and $ L_{C}$ are concurrent.</text:p>
          </table:table-cell>
          <table:table-cell office:value-type="string" calcext:value-type="string">
            <text:p>https://artofproblemsolving.com/community/c3939_1988_imo_shortlist</text:p>
          </table:table-cell>
          <table:table-cell office:value-type="string" calcext:value-type="string">
            <text:p>Let $ ABC$ be an acute-angled triangle. The lines $ L_{A}$, $ L_{B}$ and $ L_{C}$ are constructed through the vertices $ A$, $ B$ and $ C$ respectively according the following prescription: Let $ H$ be the foot of the altitude drawn from the vertex $ A$ to the side $ BC$; let $ S_{A}$ be the circle with diameter $ AH$; let $ S_{A}$ meet the sides $ AB$ and $ AC$ at $ M$ and $ N$ respectively, where $ M$ and $ N$ are distinct from $ A$; then let $ L_{A}$ be the line through $ A$ perpendicular to $ MN$. The lines $ L_{B}$ and $ L_{C}$ are constructed similarly. Prove that the lines $ L_{A}$, $ L_{B}$ and $ L_{C}$ are concurrent.</text:p>
          </table:table-cell>
          <table:table-cell/>
        </table:table-row>
        <table:table-row table:style-name="ro13">
          <table:table-cell office:value-type="string" calcext:value-type="string">
            <text:p>1988 IMO Shortlist</text:p>
          </table:table-cell>
          <table:table-cell office:value-type="float" office:value="1988" calcext:value-type="float">
            <text:p>1988</text:p>
          </table:table-cell>
          <table:table-cell office:value-type="float" office:value="16" calcext:value-type="float">
            <text:p>16</text:p>
          </table:table-cell>
          <table:table-cell/>
          <table:table-cell office:value-type="string" calcext:value-type="string">
            <text:p>Show that the solution set of the inequality</text:p>
            <text:p>\[ \sum^{70}_{k = 1} \frac {k}{x - k} \geq \frac {5}{4}</text:p>
            <text:p>\]</text:p>
            <text:p>is a union of disjoint intervals, the sum of whose length is 1988.</text:p>
          </table:table-cell>
          <table:table-cell office:value-type="string" calcext:value-type="string">
            <text:p>https://artofproblemsolving.com/community/c3939_1988_imo_shortlist</text:p>
          </table:table-cell>
          <table:table-cell office:value-type="string" calcext:value-type="string">
            <text:p>Show that the solution set of the inequality</text:p>
            <text:p>\[ \sum^{70}_{k = 1} \frac {k}{x - k} \geq \frac {5}{4}</text:p>
            <text:p>\]</text:p>
            <text:p>is a union of disjoint intervals, the sum of whose length is 1988.</text:p>
          </table:table-cell>
          <table:table-cell/>
        </table:table-row>
        <table:table-row table:style-name="ro4">
          <table:table-cell office:value-type="string" calcext:value-type="string">
            <text:p>1988 IMO Shortlist</text:p>
          </table:table-cell>
          <table:table-cell office:value-type="float" office:value="1988" calcext:value-type="float">
            <text:p>1988</text:p>
          </table:table-cell>
          <table:table-cell office:value-type="float" office:value="17" calcext:value-type="float">
            <text:p>17</text:p>
          </table:table-cell>
          <table:table-cell/>
          <table:table-cell office:value-type="string" calcext:value-type="string">
            <text:p>In the convex pentagon $ ABCDE,$ the sides $ BC, CD, DE$ are equal. Moreover each diagonal of the pentagon is parallel to a side ($ AC$ is parallel to $ DE$, $ BD$ is parallel to $ AE$ etc.). Prove that $ ABCDE$ is a regular pentagon.</text:p>
          </table:table-cell>
          <table:table-cell office:value-type="string" calcext:value-type="string">
            <text:p>https://artofproblemsolving.com/community/c3939_1988_imo_shortlist</text:p>
          </table:table-cell>
          <table:table-cell office:value-type="string" calcext:value-type="string">
            <text:p>In the convex pentagon $ ABCDE,$ the sides $ BC, CD, DE$ are equal. Moreover each diagonal of the pentagon is parallel to a side ($ AC$ is parallel to $ DE$, $ BD$ is parallel to $ AE$ etc.). Prove that $ ABCDE$ is a regular pentagon.</text:p>
          </table:table-cell>
          <table:table-cell/>
        </table:table-row>
        <table:table-row table:style-name="ro10">
          <table:table-cell office:value-type="string" calcext:value-type="string">
            <text:p>1988 IMO Shortlist</text:p>
          </table:table-cell>
          <table:table-cell office:value-type="float" office:value="1988" calcext:value-type="float">
            <text:p>1988</text:p>
          </table:table-cell>
          <table:table-cell office:value-type="float" office:value="18" calcext:value-type="float">
            <text:p>18</text:p>
          </table:table-cell>
          <table:table-cell/>
          <table:table-cell office:value-type="string" calcext:value-type="string">
            <text:p>Consider 2 concentric circle radii $ R$ and  $ r$ ($ R &gt; r$) with centre $ O.$ Fix $ P$ on the small circle and consider the variable chord $ PA$ of the small circle. Points $ B$ and $ C$ lie on the large circle; $ B,P,C$ are collinear and $ BC$ is perpendicular to $ AP.$</text:p>
            <text:p/>
            <text:p>\textbf{i.)} For which values of $ \angle OPA$ is the sum $ BC^2 + CA^2 + AB^2$ extremal?</text:p>
            <text:p/>
            <text:p>\textbf{ii.)} What are the possible positions of the midpoints $ U$ of $ BA$ and $ V$ of $ AC$ as $ \angle OPA$ varies?</text:p>
          </table:table-cell>
          <table:table-cell office:value-type="string" calcext:value-type="string">
            <text:p>https://artofproblemsolving.com/community/c3939_1988_imo_shortlist</text:p>
          </table:table-cell>
          <table:table-cell office:value-type="string" calcext:value-type="string">
            <text:p>Consider 2 concentric circle radii $ R$ and  $ r$ ($ R &gt; r$) with centre $ O.$ Fix $ P$ on the small circle and consider the variable chord $ PA$ of the small circle. Points $ B$ and $ C$ lie on the large circle; $ B,P,C$ are collinear and $ BC$ is perpendicular to $ AP.$</text:p>
            <text:p/>
            <text:p>\textbf{i.)} For which values of $ \angle OPA$ is the sum $ BC^2 + CA^2 + AB^2$ extremal?</text:p>
            <text:p/>
            <text:p>\textbf{ii.)} What are the possible positions of the midpoints $ U$ of $ BA$ and $ V$ of $ AC$ as $ \angle OPA$ varies?</text:p>
          </table:table-cell>
          <table:table-cell/>
        </table:table-row>
        <table:table-row table:style-name="ro4">
          <table:table-cell office:value-type="string" calcext:value-type="string">
            <text:p>1988 IMO Shortlist</text:p>
          </table:table-cell>
          <table:table-cell office:value-type="float" office:value="1988" calcext:value-type="float">
            <text:p>1988</text:p>
          </table:table-cell>
          <table:table-cell office:value-type="float" office:value="19" calcext:value-type="float">
            <text:p>19</text:p>
          </table:table-cell>
          <table:table-cell/>
          <table:table-cell office:value-type="string" calcext:value-type="string">
            <text:p>Let $ f(n)$ be a function defined on the set of all positive integers and having its values in the same set. Suppose that $ f(f(n) + f(m)) = m + n$ for all positive integers $ n,m.$ Find the possible value for $ f(1988).$</text:p>
          </table:table-cell>
          <table:table-cell office:value-type="string" calcext:value-type="string">
            <text:p>https://artofproblemsolving.com/community/c3939_1988_imo_shortlist</text:p>
          </table:table-cell>
          <table:table-cell office:value-type="string" calcext:value-type="string">
            <text:p>Let $ f(n)$ be a function defined on the set of all positive integers and having its values in the same set. Suppose that $ f(f(n) + f(m)) = m + n$ for all positive integers $ n,m.$ Find the possible value for $ f(1988).$</text:p>
          </table:table-cell>
          <table:table-cell/>
        </table:table-row>
        <table:table-row table:style-name="ro4">
          <table:table-cell office:value-type="string" calcext:value-type="string">
            <text:p>1988 IMO Shortlist</text:p>
          </table:table-cell>
          <table:table-cell office:value-type="float" office:value="1988" calcext:value-type="float">
            <text:p>1988</text:p>
          </table:table-cell>
          <table:table-cell office:value-type="float" office:value="20" calcext:value-type="float">
            <text:p>20</text:p>
          </table:table-cell>
          <table:table-cell/>
          <table:table-cell office:value-type="string" calcext:value-type="string">
            <text:p>Find the least natural number $ n$ such that, if the set $ \{1,2, \ldots, n\}$ is arbitrarily divided into two non-intersecting subsets, then one of the subsets contains 3 distinct numbers such that the product of two of them equals the third.</text:p>
          </table:table-cell>
          <table:table-cell office:value-type="string" calcext:value-type="string">
            <text:p>https://artofproblemsolving.com/community/c3939_1988_imo_shortlist</text:p>
          </table:table-cell>
          <table:table-cell office:value-type="string" calcext:value-type="string">
            <text:p>Find the least natural number $ n$ such that, if the set $ \{1,2, \ldots, n\}$ is arbitrarily divided into two non-intersecting subsets, then one of the subsets contains 3 distinct numbers such that the product of two of them equals the third.</text:p>
          </table:table-cell>
          <table:table-cell/>
        </table:table-row>
        <table:table-row table:style-name="ro4">
          <table:table-cell office:value-type="string" calcext:value-type="string">
            <text:p>1988 IMO Shortlist</text:p>
          </table:table-cell>
          <table:table-cell office:value-type="float" office:value="1988" calcext:value-type="float">
            <text:p>1988</text:p>
          </table:table-cell>
          <table:table-cell office:value-type="float" office:value="21" calcext:value-type="float">
            <text:p>21</text:p>
          </table:table-cell>
          <table:table-cell/>
          <table:table-cell office:value-type="string" calcext:value-type="string">
            <text:p>Forty-nine students solve a set of 3 problems. The score for each problem is a whole number of points from 0 to 7. Prove that there exist two students $ A$ and $ B$ such that, for each problem, $ A$ will score at least as many points as $ B.$</text:p>
          </table:table-cell>
          <table:table-cell office:value-type="string" calcext:value-type="string">
            <text:p>https://artofproblemsolving.com/community/c3939_1988_imo_shortlist</text:p>
          </table:table-cell>
          <table:table-cell office:value-type="string" calcext:value-type="string">
            <text:p>Forty-nine students solve a set of 3 problems. The score for each problem is a whole number of points from 0 to 7. Prove that there exist two students $ A$ and $ B$ such that, for each problem, $ A$ will score at least as many points as $ B.$</text:p>
          </table:table-cell>
          <table:table-cell/>
        </table:table-row>
        <table:table-row table:style-name="ro12">
          <table:table-cell office:value-type="string" calcext:value-type="string">
            <text:p>1988 IMO Shortlist</text:p>
          </table:table-cell>
          <table:table-cell office:value-type="float" office:value="1988" calcext:value-type="float">
            <text:p>1988</text:p>
          </table:table-cell>
          <table:table-cell office:value-type="float" office:value="22" calcext:value-type="float">
            <text:p>22</text:p>
          </table:table-cell>
          <table:table-cell/>
          <table:table-cell office:value-type="string" calcext:value-type="string">
            <text:p>Let $ p$ be the product of two consecutive integers greater than 2. Show that there are no integers $ x_1, x_2, \ldots, x_p$ satisfying the equation</text:p>
            <text:p>\[ \sum^p_{i = 1} x^2_i - \frac {4}{4 \cdot p + 1} \left( \sum^p_{i = 1} x_i \right)^2 = 1</text:p>
            <text:p>\]</text:p>
            <text:p>\textbf{OR}</text:p>
            <text:p/>
            <text:p>Show that there are only two values of $ p$ for which there are integers $ x_1, x_2, \ldots, x_p$ satisfying</text:p>
            <text:p>\[ \sum^p_{i = 1} x^2_i - \frac {4}{4 \cdot p + 1} \left( \sum^p_{i = 1} x_i \right)^2 = 1</text:p>
            <text:p>\]</text:p>
          </table:table-cell>
          <table:table-cell office:value-type="string" calcext:value-type="string">
            <text:p>https://artofproblemsolving.com/community/c3939_1988_imo_shortlist</text:p>
          </table:table-cell>
          <table:table-cell office:value-type="string" calcext:value-type="string">
            <text:p>Let $ p$ be the product of two consecutive integers greater than 2. Show that there are no integers $ x_1, x_2, \ldots, x_p$ satisfying the equation</text:p>
            <text:p>\[ \sum^p_{i = 1} x^2_i - \frac {4}{4 \cdot p + 1} \left( \sum^p_{i = 1} x_i \right)^2 = 1</text:p>
            <text:p>\]</text:p>
            <text:p>\textbf{OR}</text:p>
            <text:p/>
            <text:p>Show that there are only two values of $ p$ for which there are integers $ x_1, x_2, \ldots, x_p$ satisfying</text:p>
            <text:p>\[ \sum^p_{i = 1} x^2_i - \frac {4}{4 \cdot p + 1} \left( \sum^p_{i = 1} x_i \right)^2 = 1</text:p>
            <text:p>\]</text:p>
          </table:table-cell>
          <table:table-cell/>
        </table:table-row>
        <table:table-row table:style-name="ro13">
          <table:table-cell office:value-type="string" calcext:value-type="string">
            <text:p>1988 IMO Shortlist</text:p>
          </table:table-cell>
          <table:table-cell office:value-type="float" office:value="1988" calcext:value-type="float">
            <text:p>1988</text:p>
          </table:table-cell>
          <table:table-cell office:value-type="float" office:value="23" calcext:value-type="float">
            <text:p>23</text:p>
          </table:table-cell>
          <table:table-cell/>
          <table:table-cell office:value-type="string" calcext:value-type="string">
            <text:p>Let $ Q$ be the centre of the inscribed circle of a triangle $ ABC.$ Prove that for any point $ P,$</text:p>
            <text:p>\[ a(PA)^2 + b(PB)^2 + c(PC)^2 = a(QA)^2 + b(QB)^2 + c(QC)^2 + (a + b + c)(QP)^2,</text:p>
            <text:p>\]</text:p>
            <text:p>where $ a = BC, b = CA$ and $ c = AB.$</text:p>
          </table:table-cell>
          <table:table-cell office:value-type="string" calcext:value-type="string">
            <text:p>https://artofproblemsolving.com/community/c3939_1988_imo_shortlist</text:p>
          </table:table-cell>
          <table:table-cell office:value-type="string" calcext:value-type="string">
            <text:p>Let $ Q$ be the centre of the inscribed circle of a triangle $ ABC.$ Prove that for any point $ P,$</text:p>
            <text:p>\[ a(PA)^2 + b(PB)^2 + c(PC)^2 = a(QA)^2 + b(QB)^2 + c(QC)^2 + (a + b + c)(QP)^2,</text:p>
            <text:p>\]</text:p>
            <text:p>where $ a = BC, b = CA$ and $ c = AB.$</text:p>
          </table:table-cell>
          <table:table-cell/>
        </table:table-row>
        <table:table-row table:style-name="ro3">
          <table:table-cell office:value-type="string" calcext:value-type="string">
            <text:p>1988 IMO Shortlist</text:p>
          </table:table-cell>
          <table:table-cell office:value-type="float" office:value="1988" calcext:value-type="float">
            <text:p>1988</text:p>
          </table:table-cell>
          <table:table-cell office:value-type="float" office:value="24" calcext:value-type="float">
            <text:p>24</text:p>
          </table:table-cell>
          <table:table-cell/>
          <table:table-cell office:value-type="string" calcext:value-type="string">
            <text:p>Let $ \{a_k\}^{\infty}_1$ be a sequence of non-negative real numbers such that:</text:p>
            <text:p>\[ a_k - 2  a_{k + 1} + a_{k + 2} \geq 0</text:p>
            <text:p>\]</text:p>
            <text:p>and $ \sum^k_{j = 1} a_j \leq 1$ for all $ k = 1,2, \ldots$. Prove that:</text:p>
            <text:p>\[ 0 \leq a_{k} - a_{k + 1} &lt; \frac {2}{k^2}</text:p>
            <text:p>\]</text:p>
            <text:p>for all $ k = 1,2, \ldots$.</text:p>
          </table:table-cell>
          <table:table-cell office:value-type="string" calcext:value-type="string">
            <text:p>https://artofproblemsolving.com/community/c3939_1988_imo_shortlist</text:p>
          </table:table-cell>
          <table:table-cell office:value-type="string" calcext:value-type="string">
            <text:p>Let $ \{a_k\}^{\infty}_1$ be a sequence of non-negative real numbers such that:</text:p>
            <text:p>\[ a_k - 2  a_{k + 1} + a_{k + 2} \geq 0</text:p>
            <text:p>\]</text:p>
            <text:p>and $ \sum^k_{j = 1} a_j \leq 1$ for all $ k = 1,2, \ldots$. Prove that:</text:p>
            <text:p>\[ 0 \leq a_{k} - a_{k + 1} &lt; \frac {2}{k^2}</text:p>
            <text:p>\]</text:p>
            <text:p>for all $ k = 1,2, \ldots$.</text:p>
          </table:table-cell>
          <table:table-cell/>
        </table:table-row>
        <table:table-row table:style-name="ro13">
          <table:table-cell office:value-type="string" calcext:value-type="string">
            <text:p>1988 IMO Shortlist</text:p>
          </table:table-cell>
          <table:table-cell office:value-type="float" office:value="1988" calcext:value-type="float">
            <text:p>1988</text:p>
          </table:table-cell>
          <table:table-cell office:value-type="float" office:value="25" calcext:value-type="float">
            <text:p>25</text:p>
          </table:table-cell>
          <table:table-cell/>
          <table:table-cell office:value-type="string" calcext:value-type="string">
            <text:p>A positive integer is called a \textbf{double number} if its decimal representation consists of a block of digits, not commencing with 0, followed immediately by an identical block. So, for instance, 360360 is a double number, but 36036 is not. Show that there are infinitely many double numbers which are perfect squares.</text:p>
          </table:table-cell>
          <table:table-cell office:value-type="string" calcext:value-type="string">
            <text:p>https://artofproblemsolving.com/community/c3939_1988_imo_shortlist</text:p>
          </table:table-cell>
          <table:table-cell office:value-type="string" calcext:value-type="string">
            <text:p>A positive integer is called a \textbf{double number} if its decimal representation consists of a block of digits, not commencing with 0, followed immediately by an identical block. So, for instance, 360360 is a double number, but 36036 is not. Show that there are infinitely many double numbers which are perfect squares.</text:p>
          </table:table-cell>
          <table:table-cell/>
        </table:table-row>
        <table:table-row table:style-name="ro2">
          <table:table-cell office:value-type="string" calcext:value-type="string">
            <text:p>1988 IMO Shortlist</text:p>
          </table:table-cell>
          <table:table-cell office:value-type="float" office:value="1988" calcext:value-type="float">
            <text:p>1988</text:p>
          </table:table-cell>
          <table:table-cell office:value-type="float" office:value="26" calcext:value-type="float">
            <text:p>26</text:p>
          </table:table-cell>
          <table:table-cell/>
          <table:table-cell office:value-type="string" calcext:value-type="string">
            <text:p>A function $ f$ defined on the positive integers (and taking positive integers values) is given by:</text:p>
            <text:p/>
            <text:p>$ \begin{matrix} f(1) = 1, f(3) = 3 \\</text:p>
            <text:p>f(2 \cdot n) = f(n) \\</text:p>
            <text:p>f(4 \cdot n + 1) = 2 \cdot f(2 \cdot n + 1) - f(n) \\</text:p>
            <text:p>f(4 \cdot n + 3) = 3 \cdot f(2 \cdot n + 1) - 2 \cdot f(n), \end{matrix}$</text:p>
            <text:p/>
            <text:p>for all positive integers $ n.$ Determine with proof the number of positive integers $ \leq 1988$ for which $ f(n) = n.$</text:p>
          </table:table-cell>
          <table:table-cell office:value-type="string" calcext:value-type="string">
            <text:p>https://artofproblemsolving.com/community/c3939_1988_imo_shortlist</text:p>
          </table:table-cell>
          <table:table-cell office:value-type="string" calcext:value-type="string">
            <text:p>A function $ f$ defined on the positive integers (and taking positive integers values) is given by:</text:p>
            <text:p/>
            <text:p>$ \begin{matrix} f(1) = 1, f(3) = 3 \\</text:p>
            <text:p>f(2 \cdot n) = f(n) \\</text:p>
            <text:p>f(4 \cdot n + 1) = 2 \cdot f(2 \cdot n + 1) - f(n) \\</text:p>
            <text:p>f(4 \cdot n + 3) = 3 \cdot f(2 \cdot n + 1) - 2 \cdot f(n), \end{matrix}$</text:p>
            <text:p/>
            <text:p>for all positive integers $ n.$ Determine with proof the number of positive integers $ \leq 1988$ for which $ f(n) = n.$</text:p>
          </table:table-cell>
          <table:table-cell/>
        </table:table-row>
        <table:table-row table:style-name="ro7">
          <table:table-cell office:value-type="string" calcext:value-type="string">
            <text:p>1988 IMO Shortlist</text:p>
          </table:table-cell>
          <table:table-cell office:value-type="float" office:value="1988" calcext:value-type="float">
            <text:p>1988</text:p>
          </table:table-cell>
          <table:table-cell office:value-type="float" office:value="27" calcext:value-type="float">
            <text:p>27</text:p>
          </table:table-cell>
          <table:table-cell/>
          <table:table-cell office:value-type="string" calcext:value-type="string">
            <text:p>Let $ ABC$ be an acute-angled triangle. Let $ L$ be any line in the plane of the triangle $ ABC$. Denote by $ u$, $ v$, $ w$ the lengths of the perpendiculars to $ L$ from $ A$, $ B$, $ C$ respectively. Prove the inequality $ u^2\cdot\tan A + v^2\cdot\tan B + w^2\cdot\tan C\geq 2\cdot S$, where $ S$ is the area of the triangle $ ABC$. Determine the lines $ L$ for which equality holds.</text:p>
          </table:table-cell>
          <table:table-cell office:value-type="string" calcext:value-type="string">
            <text:p>https://artofproblemsolving.com/community/c3939_1988_imo_shortlist</text:p>
          </table:table-cell>
          <table:table-cell office:value-type="string" calcext:value-type="string">
            <text:p>Let $ ABC$ be an acute-angled triangle. Let $ L$ be any line in the plane of the triangle $ ABC$. Denote by $ u$, $ v$, $ w$ the lengths of the perpendiculars to $ L$ from $ A$, $ B$, $ C$ respectively. Prove the inequality $ u^2\cdot\tan A + v^2\cdot\tan B + w^2\cdot\tan C\geq 2\cdot S$, where $ S$ is the area of the triangle $ ABC$. Determine the lines $ L$ for which equality holds.</text:p>
          </table:table-cell>
          <table:table-cell/>
        </table:table-row>
        <table:table-row table:style-name="ro3">
          <table:table-cell office:value-type="string" calcext:value-type="string">
            <text:p>1988 IMO Shortlist</text:p>
          </table:table-cell>
          <table:table-cell office:value-type="float" office:value="1988" calcext:value-type="float">
            <text:p>1988</text:p>
          </table:table-cell>
          <table:table-cell office:value-type="float" office:value="28" calcext:value-type="float">
            <text:p>28</text:p>
          </table:table-cell>
          <table:table-cell/>
          <table:table-cell office:value-type="string" calcext:value-type="string">
            <text:p>The sequence $ \{a_n\}$ of integers is defined by</text:p>
            <text:p>\[ a_1 = 2, a_2 = 7</text:p>
            <text:p>\]</text:p>
            <text:p>and</text:p>
            <text:p>\[ - \frac {1}{2} &lt; a_{n + 1} - \frac {a^2_n}{a_{n - 1}} \leq \frac {}{}, n \geq 2.</text:p>
            <text:p>\]</text:p>
            <text:p>Prove that $ a_n$ is odd for all $ n &gt; 1.$</text:p>
          </table:table-cell>
          <table:table-cell office:value-type="string" calcext:value-type="string">
            <text:p>https://artofproblemsolving.com/community/c3939_1988_imo_shortlist</text:p>
          </table:table-cell>
          <table:table-cell office:value-type="string" calcext:value-type="string">
            <text:p>The sequence $ \{a_n\}$ of integers is defined by</text:p>
            <text:p>\[ a_1 = 2, a_2 = 7</text:p>
            <text:p>\]</text:p>
            <text:p>and</text:p>
            <text:p>\[ - \frac {1}{2} &lt; a_{n + 1} - \frac {a^2_n}{a_{n - 1}} \leq \frac {}{}, n \geq 2.</text:p>
            <text:p>\]</text:p>
            <text:p>Prove that $ a_n$ is odd for all $ n &gt; 1.$</text:p>
          </table:table-cell>
          <table:table-cell/>
        </table:table-row>
        <table:table-row table:style-name="ro10">
          <table:table-cell office:value-type="string" calcext:value-type="string">
            <text:p>1988 IMO Shortlist</text:p>
          </table:table-cell>
          <table:table-cell office:value-type="float" office:value="1988" calcext:value-type="float">
            <text:p>1988</text:p>
          </table:table-cell>
          <table:table-cell office:value-type="float" office:value="29" calcext:value-type="float">
            <text:p>29</text:p>
          </table:table-cell>
          <table:table-cell/>
          <table:table-cell office:value-type="string" calcext:value-type="string">
            <text:p>A number of signal lights are equally spaced along a one-way railroad track, labeled in oder $ 1,2, \ldots, N, N \geq 2.$ As a safety rule, a train is not allowed to pass a signal if any other train is in motion on the length of track between it and the following signal. However, there is no limit to the number of trains that can be parked motionless at a signal, one behind the other. (Assume the trains have zero length.) A series of $ K$ freight trains must be driven from Signal 1 to Signal $ N.$ Each train travels at a distinct but constant spped at all times when it is not blocked by the safety rule. Show that, regardless of the order in which the trains are arranged, the same time will elapse between the first train's departure from Signal 1 and the last train's arrival at Signal $ N.$</text:p>
          </table:table-cell>
          <table:table-cell office:value-type="string" calcext:value-type="string">
            <text:p>https://artofproblemsolving.com/community/c3939_1988_imo_shortlist</text:p>
          </table:table-cell>
          <table:table-cell office:value-type="string" calcext:value-type="string">
            <text:p>A number of signal lights are equally spaced along a one-way railroad track, labeled in oder $ 1,2, \ldots, N, N \geq 2.$ As a safety rule, a train is not allowed to pass a signal if any other train is in motion on the length of track between it and the following signal. However, there is no limit to the number of trains that can be parked motionless at a signal, one behind the other. (Assume the trains have zero length.) A series of $ K$ freight trains must be driven from Signal 1 to Signal $ N.$ Each train travels at a distinct but constant spped at all times when it is not blocked by the safety rule. Show that, regardless of the order in which the trains are arranged, the same time will elapse between the first train's departure from Signal 1 and the last train's arrival at Signal $ N.$</text:p>
          </table:table-cell>
          <table:table-cell/>
        </table:table-row>
        <table:table-row table:style-name="ro7">
          <table:table-cell office:value-type="string" calcext:value-type="string">
            <text:p>1988 IMO Shortlist</text:p>
          </table:table-cell>
          <table:table-cell office:value-type="float" office:value="1988" calcext:value-type="float">
            <text:p>1988</text:p>
          </table:table-cell>
          <table:table-cell office:value-type="float" office:value="30" calcext:value-type="float">
            <text:p>30</text:p>
          </table:table-cell>
          <table:table-cell/>
          <table:table-cell office:value-type="string" calcext:value-type="string">
            <text:p>A point $ M$ is chosen on the side $ AC$ of the triangle $ ABC$ in such a way that the radii of the circles inscribed in the triangles $ ABM$ and $ BMC$ are equal. Prove that</text:p>
            <text:p>\[ BM^{2} = X \cot \left( \frac {B}{2}\right)</text:p>
            <text:p>\]</text:p>
            <text:p>where X is the area of triangle $ ABC.$</text:p>
          </table:table-cell>
          <table:table-cell office:value-type="string" calcext:value-type="string">
            <text:p>https://artofproblemsolving.com/community/c3939_1988_imo_shortlist</text:p>
          </table:table-cell>
          <table:table-cell office:value-type="string" calcext:value-type="string">
            <text:p>A point $ M$ is chosen on the side $ AC$ of the triangle $ ABC$ in such a way that the radii of the circles inscribed in the triangles $ ABM$ and $ BMC$ are equal. Prove that</text:p>
            <text:p>\[ BM^{2} = X \cot \left( \frac {B}{2}\right)</text:p>
            <text:p>\]</text:p>
            <text:p>where X is the area of triangle $ ABC.$</text:p>
          </table:table-cell>
          <table:table-cell/>
        </table:table-row>
        <table:table-row table:style-name="ro4">
          <table:table-cell office:value-type="string" calcext:value-type="string">
            <text:p>1988 IMO Shortlist</text:p>
          </table:table-cell>
          <table:table-cell office:value-type="float" office:value="1988" calcext:value-type="float">
            <text:p>1988</text:p>
          </table:table-cell>
          <table:table-cell office:value-type="float" office:value="31" calcext:value-type="float">
            <text:p>31</text:p>
          </table:table-cell>
          <table:table-cell/>
          <table:table-cell office:value-type="string" calcext:value-type="string">
            <text:p>Around a circular table an even number of persons have a discussion. After a break they sit again around the circular table in a different order. Prove that there are at least two people such that the number of participants sitting between them before and after a break is the same.</text:p>
          </table:table-cell>
          <table:table-cell office:value-type="string" calcext:value-type="string">
            <text:p>https://artofproblemsolving.com/community/c3939_1988_imo_shortlist</text:p>
          </table:table-cell>
          <table:table-cell office:value-type="string" calcext:value-type="string">
            <text:p>Around a circular table an even number of persons have a discussion. After a break they sit again around the circular table in a different order. Prove that there are at least two people such that the number of participants sitting between them before and after a break is the same.</text:p>
          </table:table-cell>
          <table:table-cell/>
        </table:table-row>
        <table:table-row table:style-name="ro9">
          <table:table-cell office:value-type="string" calcext:value-type="string">
            <text:p>1987 IMO Shortlist</text:p>
          </table:table-cell>
          <table:table-cell office:value-type="float" office:value="1987" calcext:value-type="float">
            <text:p>1987</text:p>
          </table:table-cell>
          <table:table-cell office:value-type="float" office:value="1" calcext:value-type="float">
            <text:p>1</text:p>
          </table:table-cell>
          <table:table-cell office:value-type="string" calcext:value-type="string">
            <text:p>Australia.</text:p>
          </table:table-cell>
          <table:table-cell office:value-type="string" calcext:value-type="string">
            <text:p>Let f be a function that satisfies the following conditions:</text:p>
            <text:p/>
            <text:p>$(i)$ If $x &gt; y$ and $f(y) - y \geq v \geq f(x) - x$, then $f(z) = v + z$, for some number $z$ between $x$ and $y$.</text:p>
            <text:p>$(ii)$ The equation $f(x) = 0$ has at least one solution, and among the solutions of this equation, there is one that is not smaller than all the other solutions;</text:p>
            <text:p>$(iii)$ $f(0) = 1$.</text:p>
            <text:p>$(iv)$ $f(1987) \leq 1988$.</text:p>
            <text:p>$(v)$ $f(x)f(y) = f(xf(y) + yf(x) - xy)$.</text:p>
            <text:p/>
            <text:p>Find $f(1987)$.</text:p>
          </table:table-cell>
          <table:table-cell office:value-type="string" calcext:value-type="string">
            <text:p>https://artofproblemsolving.com/community/c3938_1987_imo_shortlist</text:p>
          </table:table-cell>
          <table:table-cell office:value-type="string" calcext:value-type="string">
            <text:p>Let f be a function that satisfies the following conditions:</text:p>
            <text:p/>
            <text:p>$(i)$ If $x &gt; y$ and $f(y) - y \geq v \geq f(x) - x$, then $f(z) = v + z$, for some number $z$ between $x$ and $y$.</text:p>
            <text:p>$(ii)$ The equation $f(x) = 0$ has at least one solution, and among the solutions of this equation, there is one that is not smaller than all the other solutions;</text:p>
            <text:p>$(iii)$ $f(0) = 1$.</text:p>
            <text:p>$(iv)$ $f(1987) \leq 1988$.</text:p>
            <text:p>$(v)$ $f(x)f(y) = f(xf(y) + yf(x) - xy)$.</text:p>
            <text:p/>
            <text:p>Find $f(1987)$.</text:p>
            <text:p/>
            <text:p>\textit{Proposed by Australia.}</text:p>
          </table:table-cell>
          <table:table-cell/>
        </table:table-row>
        <table:table-row table:style-name="ro5">
          <table:table-cell office:value-type="string" calcext:value-type="string">
            <text:p>1987 IMO Shortlist</text:p>
          </table:table-cell>
          <table:table-cell office:value-type="float" office:value="1987" calcext:value-type="float">
            <text:p>1987</text:p>
          </table:table-cell>
          <table:table-cell office:value-type="float" office:value="2" calcext:value-type="float">
            <text:p>2</text:p>
          </table:table-cell>
          <table:table-cell office:value-type="string" calcext:value-type="string">
            <text:p>USA.</text:p>
          </table:table-cell>
          <table:table-cell office:value-type="string" calcext:value-type="string">
            <text:p>At a party attended by $n$ married couples, each person talks to everyone else at the party except his or her spouse. The conversations involve sets of persons or cliques $C_1, C_2, \cdots, C_k$ with the following property: no couple are members of the same clique, but for every other pair of persons there is exactly one clique to which both members belong. Prove that if $n \geq 4$, then $k \geq 2n$.</text:p>
          </table:table-cell>
          <table:table-cell office:value-type="string" calcext:value-type="string">
            <text:p>https://artofproblemsolving.com/community/c3938_1987_imo_shortlist</text:p>
          </table:table-cell>
          <table:table-cell office:value-type="string" calcext:value-type="string">
            <text:p>At a party attended by $n$ married couples, each person talks to everyone else at the party except his or her spouse. The conversations involve sets of persons or cliques $C_1, C_2, \cdots, C_k$ with the following property: no couple are members of the same clique, but for every other pair of persons there is exactly one clique to which both members belong. Prove that if $n \geq 4$, then $k \geq 2n$.</text:p>
            <text:p/>
            <text:p>\textit{Proposed by USA.}</text:p>
          </table:table-cell>
          <table:table-cell/>
        </table:table-row>
        <table:table-row table:style-name="ro13">
          <table:table-cell office:value-type="string" calcext:value-type="string">
            <text:p>1987 IMO Shortlist</text:p>
          </table:table-cell>
          <table:table-cell office:value-type="float" office:value="1987" calcext:value-type="float">
            <text:p>1987</text:p>
          </table:table-cell>
          <table:table-cell office:value-type="float" office:value="3" calcext:value-type="float">
            <text:p>3</text:p>
          </table:table-cell>
          <table:table-cell office:value-type="string" calcext:value-type="string">
            <text:p>Finland.</text:p>
          </table:table-cell>
          <table:table-cell office:value-type="string" calcext:value-type="string">
            <text:p>Does there exist a second-degree polynomial $p(x, y)$ in two variables such that every non-negative integer $ n $ equals $p(k,m)$ for one and only one ordered pair $(k,m)$ of non-negative integers?</text:p>
          </table:table-cell>
          <table:table-cell office:value-type="string" calcext:value-type="string">
            <text:p>https://artofproblemsolving.com/community/c3938_1987_imo_shortlist</text:p>
          </table:table-cell>
          <table:table-cell office:value-type="string" calcext:value-type="string">
            <text:p>Does there exist a second-degree polynomial $p(x, y)$ in two variables such that every non-negative integer $ n $ equals $p(k,m)$ for one and only one ordered pair $(k,m)$ of non-negative integers?</text:p>
            <text:p/>
            <text:p>\textit{Proposed by Finland.}</text:p>
          </table:table-cell>
          <table:table-cell/>
        </table:table-row>
        <table:table-row table:style-name="ro7">
          <table:table-cell office:value-type="string" calcext:value-type="string">
            <text:p>1987 IMO Shortlist</text:p>
          </table:table-cell>
          <table:table-cell office:value-type="float" office:value="1987" calcext:value-type="float">
            <text:p>1987</text:p>
          </table:table-cell>
          <table:table-cell office:value-type="float" office:value="4" calcext:value-type="float">
            <text:p>4</text:p>
          </table:table-cell>
          <table:table-cell office:value-type="string" calcext:value-type="string">
            <text:p>France.</text:p>
          </table:table-cell>
          <table:table-cell office:value-type="string" calcext:value-type="string">
            <text:p>Let $ABCDEFGH$ be a parallelepiped with $AE \parallel BF \parallel CG \parallel DH$. Prove the inequality</text:p>
            <text:p>\[AF + AH + AC \leq  AB + AD + AE + AG.\]</text:p>
            <text:p>In what cases does equality hold?</text:p>
          </table:table-cell>
          <table:table-cell office:value-type="string" calcext:value-type="string">
            <text:p>https://artofproblemsolving.com/community/c3938_1987_imo_shortlist</text:p>
          </table:table-cell>
          <table:table-cell office:value-type="string" calcext:value-type="string">
            <text:p>Let $ABCDEFGH$ be a parallelepiped with $AE \parallel BF \parallel CG \parallel DH$. Prove the inequality</text:p>
            <text:p>\[AF + AH + AC \leq  AB + AD + AE + AG.\]</text:p>
            <text:p>In what cases does equality hold?</text:p>
            <text:p/>
            <text:p>\textit{Proposed by France.}</text:p>
          </table:table-cell>
          <table:table-cell/>
        </table:table-row>
        <table:table-row table:style-name="ro13">
          <table:table-cell office:value-type="string" calcext:value-type="string">
            <text:p>1987 IMO Shortlist</text:p>
          </table:table-cell>
          <table:table-cell office:value-type="float" office:value="1987" calcext:value-type="float">
            <text:p>1987</text:p>
          </table:table-cell>
          <table:table-cell office:value-type="float" office:value="5" calcext:value-type="float">
            <text:p>5</text:p>
          </table:table-cell>
          <table:table-cell office:value-type="string" calcext:value-type="string">
            <text:p>United Kingdom.</text:p>
          </table:table-cell>
          <table:table-cell office:value-type="string" calcext:value-type="string">
            <text:p>Find, with proof, the point $P$ in the interior of an acute-angled triangle $ABC$ for which $BL^2+CM^2+AN^2$ is a minimum, where $L,M,N$ are the feet of the perpendiculars from $P$ to $BC,CA,AB$ respectively.</text:p>
          </table:table-cell>
          <table:table-cell office:value-type="string" calcext:value-type="string">
            <text:p>https://artofproblemsolving.com/community/c3938_1987_imo_shortlist</text:p>
          </table:table-cell>
          <table:table-cell office:value-type="string" calcext:value-type="string">
            <text:p>Find, with proof, the point $P$ in the interior of an acute-angled triangle $ABC$ for which $BL^2+CM^2+AN^2$ is a minimum, where $L,M,N$ are the feet of the perpendiculars from $P$ to $BC,CA,AB$ respectively.</text:p>
            <text:p/>
            <text:p>\textit{Proposed by United Kingdom.}</text:p>
          </table:table-cell>
          <table:table-cell/>
        </table:table-row>
        <table:table-row table:style-name="ro13">
          <table:table-cell office:value-type="string" calcext:value-type="string">
            <text:p>1987 IMO Shortlist</text:p>
          </table:table-cell>
          <table:table-cell office:value-type="float" office:value="1987" calcext:value-type="float">
            <text:p>1987</text:p>
          </table:table-cell>
          <table:table-cell office:value-type="float" office:value="6" calcext:value-type="float">
            <text:p>6</text:p>
          </table:table-cell>
          <table:table-cell office:value-type="string" calcext:value-type="string">
            <text:p>Greece.</text:p>
          </table:table-cell>
          <table:table-cell office:value-type="string" calcext:value-type="string">
            <text:p>Show that if $a, b, c$ are the lengths of the sides of a triangle and if $2S = a + b + c$, then</text:p>
            <text:p>\[\frac{a^n}{b+c} + \frac{b^n}{c+a} +\frac{c^n}{a+b} \geq \left(\dfrac 23 \right)^{n-2}S^{n-1} \quad \forall n \in \mathbb N \]</text:p>
          </table:table-cell>
          <table:table-cell office:value-type="string" calcext:value-type="string">
            <text:p>https://artofproblemsolving.com/community/c3938_1987_imo_shortlist</text:p>
          </table:table-cell>
          <table:table-cell office:value-type="string" calcext:value-type="string">
            <text:p>Show that if $a, b, c$ are the lengths of the sides of a triangle and if $2S = a + b + c$, then</text:p>
            <text:p>\[\frac{a^n}{b+c} + \frac{b^n}{c+a} +\frac{c^n}{a+b} \geq \left(\dfrac 23 \right)^{n-2}S^{n-1} \quad \forall n \in \mathbb N \]</text:p>
            <text:p/>
            <text:p>\textit{Proposed by Greece.}</text:p>
          </table:table-cell>
          <table:table-cell/>
        </table:table-row>
        <table:table-row table:style-name="ro10">
          <table:table-cell office:value-type="string" calcext:value-type="string">
            <text:p>1987 IMO Shortlist</text:p>
          </table:table-cell>
          <table:table-cell office:value-type="float" office:value="1987" calcext:value-type="float">
            <text:p>1987</text:p>
          </table:table-cell>
          <table:table-cell office:value-type="float" office:value="7" calcext:value-type="float">
            <text:p>7</text:p>
          </table:table-cell>
          <table:table-cell office:value-type="string" calcext:value-type="string">
            <text:p>Netherlands.</text:p>
          </table:table-cell>
          <table:table-cell office:value-type="string" calcext:value-type="string">
            <text:p>Given five real numbers $u_0, u_1, u_2, u_3, u_4$, prove that it is always possible to find five real numbers $v0, v_1, v_2, v_3, v_4$ that satisfy the following conditions:</text:p>
            <text:p/>
            <text:p>$(i)$ $u_i-v_i \in \mathbb N, \quad 0 \leq i \leq 4$</text:p>
            <text:p/>
            <text:p>$(ii)$ $\sum_{0 \leq i&lt;j \leq 4} (v_i - v_j)^2 &lt; 4.$</text:p>
          </table:table-cell>
          <table:table-cell office:value-type="string" calcext:value-type="string">
            <text:p>https://artofproblemsolving.com/community/c3938_1987_imo_shortlist</text:p>
          </table:table-cell>
          <table:table-cell office:value-type="string" calcext:value-type="string">
            <text:p>Given five real numbers $u_0, u_1, u_2, u_3, u_4$, prove that it is always possible to find five real numbers $v0, v_1, v_2, v_3, v_4$ that satisfy the following conditions:</text:p>
            <text:p/>
            <text:p>$(i)$ $u_i-v_i \in \mathbb N, \quad 0 \leq i \leq 4$</text:p>
            <text:p/>
            <text:p>$(ii)$ $\sum_{0 \leq i&lt;j \leq 4} (v_i - v_j)^2 &lt; 4.$</text:p>
            <text:p/>
            <text:p>\textit{Proposed by Netherlands.}</text:p>
          </table:table-cell>
          <table:table-cell/>
        </table:table-row>
        <table:table-row table:style-name="ro3">
          <table:table-cell office:value-type="string" calcext:value-type="string">
            <text:p>1987 IMO Shortlist</text:p>
          </table:table-cell>
          <table:table-cell office:value-type="float" office:value="1987" calcext:value-type="float">
            <text:p>1987</text:p>
          </table:table-cell>
          <table:table-cell office:value-type="float" office:value="8" calcext:value-type="float">
            <text:p>8</text:p>
          </table:table-cell>
          <table:table-cell office:value-type="string" calcext:value-type="string">
            <text:p>Hungary.</text:p>
          </table:table-cell>
          <table:table-cell office:value-type="string" calcext:value-type="string">
            <text:p>(a) Let $\gcd(m, k) = 1$. Prove that there exist integers $a_1, a_2, . . . , a_m$ and $b_1, b_2, . . . , b_k$ such that each product $a_ib_j$ ($i = 1, 2, \cdots ,m; \ j = 1, 2, \cdots, k$) gives a different residue when divided by $mk.$</text:p>
            <text:p/>
            <text:p>(b) Let $\gcd(m, k) &gt; 1$. Prove that for any integers $a_1, a_2, . . . , a_m$ and $b_1, b_2, . . . , b_k$ there must be two products $a_ib_j$ and $a_sb_t$ ($(i, j) \neq (s, t)$) that give the same residue when divided by $mk.$</text:p>
          </table:table-cell>
          <table:table-cell office:value-type="string" calcext:value-type="string">
            <text:p>https://artofproblemsolving.com/community/c3938_1987_imo_shortlist</text:p>
          </table:table-cell>
          <table:table-cell office:value-type="string" calcext:value-type="string">
            <text:p>(a) Let $\gcd(m, k) = 1$. Prove that there exist integers $a_1, a_2, . . . , a_m$ and $b_1, b_2, . . . , b_k$ such that each product $a_ib_j$ ($i = 1, 2, \cdots ,m; \ j = 1, 2, \cdots, k$) gives a different residue when divided by $mk.$</text:p>
            <text:p/>
            <text:p>(b) Let $\gcd(m, k) &gt; 1$. Prove that for any integers $a_1, a_2, . . . , a_m$ and $b_1, b_2, . . . , b_k$ there must be two products $a_ib_j$ and $a_sb_t$ ($(i, j) \neq (s, t)$) that give the same residue when divided by $mk.$</text:p>
            <text:p/>
            <text:p>\textit{Proposed by Hungary.}</text:p>
          </table:table-cell>
          <table:table-cell/>
        </table:table-row>
        <table:table-row table:style-name="ro5">
          <table:table-cell office:value-type="string" calcext:value-type="string">
            <text:p>1987 IMO Shortlist</text:p>
          </table:table-cell>
          <table:table-cell office:value-type="float" office:value="1987" calcext:value-type="float">
            <text:p>1987</text:p>
          </table:table-cell>
          <table:table-cell office:value-type="float" office:value="9" calcext:value-type="float">
            <text:p>9</text:p>
          </table:table-cell>
          <table:table-cell/>
          <table:table-cell office:value-type="string" calcext:value-type="string">
            <text:p>Does there exist a set $M$ in usual Euclidean space such that for every plane $\lambda$ the intersection $M \cap \lambda$ is finite and nonempty ?</text:p>
            <text:p/>
            <text:p>\textit{Proposed by Hungary.}</text:p>
            <text:p/>
            <text:p>RemarkI'm not sure I'm posting this in a right Forum.</text:p>
          </table:table-cell>
          <table:table-cell office:value-type="string" calcext:value-type="string">
            <text:p>https://artofproblemsolving.com/community/c3938_1987_imo_shortlist</text:p>
          </table:table-cell>
          <table:table-cell office:value-type="string" calcext:value-type="string">
            <text:p>Does there exist a set $M$ in usual Euclidean space such that for every plane $\lambda$ the intersection $M \cap \lambda$ is finite and nonempty ?</text:p>
            <text:p/>
            <text:p>\textit{Proposed by Hungary.}</text:p>
            <text:p/>
            <text:p>RemarkI'm not sure I'm posting this in a right Forum.</text:p>
          </table:table-cell>
          <table:table-cell/>
        </table:table-row>
        <table:table-row table:style-name="ro5">
          <table:table-cell office:value-type="string" calcext:value-type="string">
            <text:p>1987 IMO Shortlist</text:p>
          </table:table-cell>
          <table:table-cell office:value-type="float" office:value="1987" calcext:value-type="float">
            <text:p>1987</text:p>
          </table:table-cell>
          <table:table-cell office:value-type="float" office:value="10" calcext:value-type="float">
            <text:p>10</text:p>
          </table:table-cell>
          <table:table-cell office:value-type="string" calcext:value-type="string">
            <text:p>Iceland.</text:p>
          </table:table-cell>
          <table:table-cell office:value-type="string" calcext:value-type="string">
            <text:p>Let $S_1$ and $S_2$ be two spheres with distinct radii that touch externally. The spheres lie inside a cone $C$, and each sphere touches the cone in a full circle. Inside the cone there are $n$ additional solid spheres arranged in a ring in such a way that each solid sphere touches the cone $C$, both of the spheres $S_1$ and $S_2$ externally, as well as the two neighboring solid spheres. What are the possible values of $n$?</text:p>
          </table:table-cell>
          <table:table-cell office:value-type="string" calcext:value-type="string">
            <text:p>https://artofproblemsolving.com/community/c3938_1987_imo_shortlist</text:p>
          </table:table-cell>
          <table:table-cell office:value-type="string" calcext:value-type="string">
            <text:p>Let $S_1$ and $S_2$ be two spheres with distinct radii that touch externally. The spheres lie inside a cone $C$, and each sphere touches the cone in a full circle. Inside the cone there are $n$ additional solid spheres arranged in a ring in such a way that each solid sphere touches the cone $C$, both of the spheres $S_1$ and $S_2$ externally, as well as the two neighboring solid spheres. What are the possible values of $n$?</text:p>
            <text:p/>
            <text:p>\textit{Proposed by Iceland.}</text:p>
          </table:table-cell>
          <table:table-cell/>
        </table:table-row>
        <table:table-row table:style-name="ro2">
          <table:table-cell office:value-type="string" calcext:value-type="string">
            <text:p>1987 IMO Shortlist</text:p>
          </table:table-cell>
          <table:table-cell office:value-type="float" office:value="1987" calcext:value-type="float">
            <text:p>1987</text:p>
          </table:table-cell>
          <table:table-cell office:value-type="float" office:value="11" calcext:value-type="float">
            <text:p>11</text:p>
          </table:table-cell>
          <table:table-cell office:value-type="string" calcext:value-type="string">
            <text:p>Poland.</text:p>
          </table:table-cell>
          <table:table-cell office:value-type="string" calcext:value-type="string">
            <text:p>Find the number of partitions of the set $\{1, 2, \cdots, n\}$ into three subsets $A_1,A_2,A_3$, some of which may be empty, such that the following conditions are satisfied:</text:p>
            <text:p/>
            <text:p>$(i)$ After the elements of every subset have been put in ascending order, every two consecutive elements of any subset have different parity.</text:p>
            <text:p/>
            <text:p>$(ii)$ If $A_1,A_2,A_3$ are all nonempty, then in exactly one of them the minimal number is even .</text:p>
          </table:table-cell>
          <table:table-cell office:value-type="string" calcext:value-type="string">
            <text:p>https://artofproblemsolving.com/community/c3938_1987_imo_shortlist</text:p>
          </table:table-cell>
          <table:table-cell office:value-type="string" calcext:value-type="string">
            <text:p>Find the number of partitions of the set $\{1, 2, \cdots, n\}$ into three subsets $A_1,A_2,A_3$, some of which may be empty, such that the following conditions are satisfied:</text:p>
            <text:p/>
            <text:p>$(i)$ After the elements of every subset have been put in ascending order, every two consecutive elements of any subset have different parity.</text:p>
            <text:p/>
            <text:p>$(ii)$ If $A_1,A_2,A_3$ are all nonempty, then in exactly one of them the minimal number is even .</text:p>
            <text:p/>
            <text:p>\textit{Proposed by Poland.}</text:p>
          </table:table-cell>
          <table:table-cell/>
        </table:table-row>
        <table:table-row table:style-name="ro7">
          <table:table-cell office:value-type="string" calcext:value-type="string">
            <text:p>1987 IMO Shortlist</text:p>
          </table:table-cell>
          <table:table-cell office:value-type="float" office:value="1987" calcext:value-type="float">
            <text:p>1987</text:p>
          </table:table-cell>
          <table:table-cell office:value-type="float" office:value="12" calcext:value-type="float">
            <text:p>12</text:p>
          </table:table-cell>
          <table:table-cell office:value-type="string" calcext:value-type="string">
            <text:p>Poland.</text:p>
          </table:table-cell>
          <table:table-cell office:value-type="string" calcext:value-type="string">
            <text:p>Given a nonequilateral triangle $ABC$, the vertices listed counterclockwise, find the locus of the centroids of the equilateral triangles $A'B'C'$ (the vertices listed counterclockwise) for which the triples of points $A,B', C'; A',B, C';$ and $A',B', C$ are collinear.</text:p>
          </table:table-cell>
          <table:table-cell office:value-type="string" calcext:value-type="string">
            <text:p>https://artofproblemsolving.com/community/c3938_1987_imo_shortlist</text:p>
          </table:table-cell>
          <table:table-cell office:value-type="string" calcext:value-type="string">
            <text:p>Given a nonequilateral triangle $ABC$, the vertices listed counterclockwise, find the locus of the centroids of the equilateral triangles $A'B'C'$ (the vertices listed counterclockwise) for which the triples of points $A,B', C'; A',B, C';$ and $A',B', C$ are collinear.</text:p>
            <text:p/>
            <text:p>\textit{Proposed by Poland.}</text:p>
          </table:table-cell>
          <table:table-cell/>
        </table:table-row>
        <table:table-row table:style-name="ro13">
          <table:table-cell office:value-type="string" calcext:value-type="string">
            <text:p>1987 IMO Shortlist</text:p>
          </table:table-cell>
          <table:table-cell office:value-type="float" office:value="1987" calcext:value-type="float">
            <text:p>1987</text:p>
          </table:table-cell>
          <table:table-cell office:value-type="float" office:value="13" calcext:value-type="float">
            <text:p>13</text:p>
          </table:table-cell>
          <table:table-cell office:value-type="string" calcext:value-type="string">
            <text:p>Germany, DR</text:p>
          </table:table-cell>
          <table:table-cell office:value-type="string" calcext:value-type="string">
            <text:p>Is it possible to put $1987$ points in the Euclidean plane such that the distance between each pair of points is irrational and each three points determine a non-degenerate triangle with rational area? \textit{(IMO Problem 5)}</text:p>
          </table:table-cell>
          <table:table-cell office:value-type="string" calcext:value-type="string">
            <text:p>https://artofproblemsolving.com/community/c3938_1987_imo_shortlist</text:p>
          </table:table-cell>
          <table:table-cell office:value-type="string" calcext:value-type="string">
            <text:p>Is it possible to put $1987$ points in the Euclidean plane such that the distance between each pair of points is irrational and each three points determine a non-degenerate triangle with rational area? \textit{(IMO Problem 5)}</text:p>
            <text:p/>
            <text:p>\textit{Proposed by Germany, DR}</text:p>
          </table:table-cell>
          <table:table-cell/>
        </table:table-row>
        <table:table-row table:style-name="ro13">
          <table:table-cell office:value-type="string" calcext:value-type="string">
            <text:p>1987 IMO Shortlist</text:p>
          </table:table-cell>
          <table:table-cell office:value-type="float" office:value="1987" calcext:value-type="float">
            <text:p>1987</text:p>
          </table:table-cell>
          <table:table-cell office:value-type="float" office:value="14" calcext:value-type="float">
            <text:p>14</text:p>
          </table:table-cell>
          <table:table-cell office:value-type="string" calcext:value-type="string">
            <text:p>Germany, FR.</text:p>
          </table:table-cell>
          <table:table-cell office:value-type="string" calcext:value-type="string">
            <text:p>How many words with $n$ digits can be formed from the alphabet $\{0, 1, 2, 3, 4\}$, if neighboring digits must differ by exactly one?</text:p>
          </table:table-cell>
          <table:table-cell office:value-type="string" calcext:value-type="string">
            <text:p>https://artofproblemsolving.com/community/c3938_1987_imo_shortlist</text:p>
          </table:table-cell>
          <table:table-cell office:value-type="string" calcext:value-type="string">
            <text:p>How many words with $n$ digits can be formed from the alphabet $\{0, 1, 2, 3, 4\}$, if neighboring digits must differ by exactly one?</text:p>
            <text:p/>
            <text:p>\textit{Proposed by Germany, FR.}</text:p>
          </table:table-cell>
          <table:table-cell/>
        </table:table-row>
        <table:table-row table:style-name="ro7">
          <table:table-cell office:value-type="string" calcext:value-type="string">
            <text:p>1987 IMO Shortlist</text:p>
          </table:table-cell>
          <table:table-cell office:value-type="float" office:value="1987" calcext:value-type="float">
            <text:p>1987</text:p>
          </table:table-cell>
          <table:table-cell office:value-type="float" office:value="15" calcext:value-type="float">
            <text:p>15</text:p>
          </table:table-cell>
          <table:table-cell office:value-type="string" calcext:value-type="string">
            <text:p>Germany, FR</text:p>
          </table:table-cell>
          <table:table-cell office:value-type="string" calcext:value-type="string">
            <text:p>Let $x_1,x_2,\ldots,x_n$ be real numbers satisfying $x_1^2+x_2^2+\ldots+x_n^2=1$. Prove that for every integer $k\ge2$ there are integers $a_1,a_2,\ldots,a_n$, not all zero, such that $|a_i|\le k-1$ for all $i$, and $|a_1x_1+a_2x_2+\ldots+a_nx_n|\le{(k-1)\sqrt n\over k^n-1}$. \textit{(IMO Problem 3)}</text:p>
          </table:table-cell>
          <table:table-cell office:value-type="string" calcext:value-type="string">
            <text:p>https://artofproblemsolving.com/community/c3938_1987_imo_shortlist</text:p>
          </table:table-cell>
          <table:table-cell office:value-type="string" calcext:value-type="string">
            <text:p>Let $x_1,x_2,\ldots,x_n$ be real numbers satisfying $x_1^2+x_2^2+\ldots+x_n^2=1$. Prove that for every integer $k\ge2$ there are integers $a_1,a_2,\ldots,a_n$, not all zero, such that $|a_i|\le k-1$ for all $i$, and $|a_1x_1+a_2x_2+\ldots+a_nx_n|\le{(k-1)\sqrt n\over k^n-1}$. \textit{(IMO Problem 3)}</text:p>
            <text:p/>
            <text:p>\textit{Proposed by Germany, FR}</text:p>
          </table:table-cell>
          <table:table-cell/>
        </table:table-row>
        <table:table-row table:style-name="ro8">
          <table:table-cell office:value-type="string" calcext:value-type="string">
            <text:p>1987 IMO Shortlist</text:p>
          </table:table-cell>
          <table:table-cell office:value-type="float" office:value="1987" calcext:value-type="float">
            <text:p>1987</text:p>
          </table:table-cell>
          <table:table-cell office:value-type="float" office:value="16" calcext:value-type="float">
            <text:p>16</text:p>
          </table:table-cell>
          <table:table-cell office:value-type="string" calcext:value-type="string">
            <text:p>Germany, FR</text:p>
          </table:table-cell>
          <table:table-cell office:value-type="string" calcext:value-type="string">
            <text:p>Let $p_n(k)$ be the number of permutations of the set $\{1,2,3,\ldots,n\}$ which have exactly $k$ fixed points. Prove that $\sum_{k=0}^nk p_n(k)=n!$.\textit{(IMO Problem 1)}</text:p>
            <text:p/>
            <text:p>\textbf{\textit{Original formulation }}</text:p>
            <text:p/>
            <text:p>Let $S$ be a set of $n$ elements. We denote the number of all permutations of $S$ that have exactly $k$ fixed points by $p_n(k).$ Prove:</text:p>
            <text:p/>
            <text:p>(a) $\sum_{k=0}^{n} kp_n(k)=n! \ ;$</text:p>
            <text:p/>
            <text:p>(b) $\sum_{k=0}^{n} (k-1)^2 p_n(k) =n! $</text:p>
          </table:table-cell>
          <table:table-cell office:value-type="string" calcext:value-type="string">
            <text:p>https://artofproblemsolving.com/community/c3938_1987_imo_shortlist</text:p>
          </table:table-cell>
          <table:table-cell office:value-type="string" calcext:value-type="string">
            <text:p>Let $p_n(k)$ be the number of permutations of the set $\{1,2,3,\ldots,n\}$ which have exactly $k$ fixed points. Prove that $\sum_{k=0}^nk p_n(k)=n!$.\textit{(IMO Problem 1)}</text:p>
            <text:p/>
            <text:p>\textbf{\textit{Original formulation }}</text:p>
            <text:p/>
            <text:p>Let $S$ be a set of $n$ elements. We denote the number of all permutations of $S$ that have exactly $k$ fixed points by $p_n(k).$ Prove:</text:p>
            <text:p/>
            <text:p>(a) $\sum_{k=0}^{n} kp_n(k)=n! \ ;$</text:p>
            <text:p/>
            <text:p>(b) $\sum_{k=0}^{n} (k-1)^2 p_n(k) =n! $</text:p>
            <text:p/>
            <text:p>\textit{Proposed by Germany, FR}</text:p>
          </table:table-cell>
          <table:table-cell/>
        </table:table-row>
        <table:table-row table:style-name="ro2">
          <table:table-cell office:value-type="string" calcext:value-type="string">
            <text:p>1987 IMO Shortlist</text:p>
          </table:table-cell>
          <table:table-cell office:value-type="float" office:value="1987" calcext:value-type="float">
            <text:p>1987</text:p>
          </table:table-cell>
          <table:table-cell office:value-type="float" office:value="17" calcext:value-type="float">
            <text:p>17</text:p>
          </table:table-cell>
          <table:table-cell office:value-type="string" calcext:value-type="string">
            <text:p>Romania</text:p>
          </table:table-cell>
          <table:table-cell office:value-type="string" calcext:value-type="string">
            <text:p>Prove that there exists a four-coloring of the set $M = \{1, 2, \cdots, 1987\}$ such that any arithmetic progression with $10$ terms in the set $M$ is not monochromatic.</text:p>
            <text:p/>
            <text:p>\textbf{\textit{Alternative formulation}}</text:p>
            <text:p/>
            <text:p>Let $M = \{1, 2, \cdots, 1987\}$. Prove that there is a function $f : M \to \{1, 2, 3, 4\}$ that is not constant on every set of $10$ terms from $M$ that form an arithmetic progression.</text:p>
          </table:table-cell>
          <table:table-cell office:value-type="string" calcext:value-type="string">
            <text:p>https://artofproblemsolving.com/community/c3938_1987_imo_shortlist</text:p>
          </table:table-cell>
          <table:table-cell office:value-type="string" calcext:value-type="string">
            <text:p>Prove that there exists a four-coloring of the set $M = \{1, 2, \cdots, 1987\}$ such that any arithmetic progression with $10$ terms in the set $M$ is not monochromatic.</text:p>
            <text:p/>
            <text:p>\textbf{\textit{Alternative formulation}}</text:p>
            <text:p/>
            <text:p>Let $M = \{1, 2, \cdots, 1987\}$. Prove that there is a function $f : M \to \{1, 2, 3, 4\}$ that is not constant on every set of $10$ terms from $M$ that form an arithmetic progression.</text:p>
            <text:p/>
            <text:p>\textit{Proposed by Romania}</text:p>
          </table:table-cell>
          <table:table-cell/>
        </table:table-row>
        <table:table-row table:style-name="ro13">
          <table:table-cell office:value-type="string" calcext:value-type="string">
            <text:p>1987 IMO Shortlist</text:p>
          </table:table-cell>
          <table:table-cell office:value-type="float" office:value="1987" calcext:value-type="float">
            <text:p>1987</text:p>
          </table:table-cell>
          <table:table-cell office:value-type="float" office:value="18" calcext:value-type="float">
            <text:p>18</text:p>
          </table:table-cell>
          <table:table-cell office:value-type="string" calcext:value-type="string">
            <text:p>Romania</text:p>
          </table:table-cell>
          <table:table-cell office:value-type="string" calcext:value-type="string">
            <text:p>For any integer $r \geq 1$, determine the smallest integer $h(r) \geq 1$ such that for any partition of the set $\{1, 2, \cdots, h(r)\}$ into $r$ classes, there are integers $a \geq <text:s/>0 \ ; 1 \leq x \leq y$, such that $a + x, a + y, a + x + y$ belong to the same class.</text:p>
          </table:table-cell>
          <table:table-cell office:value-type="string" calcext:value-type="string">
            <text:p>https://artofproblemsolving.com/community/c3938_1987_imo_shortlist</text:p>
          </table:table-cell>
          <table:table-cell office:value-type="string" calcext:value-type="string">
            <text:p>For any integer $r \geq 1$, determine the smallest integer $h(r) \geq 1$ such that for any partition of the set $\{1, 2, \cdots, h(r)\}$ into $r$ classes, there are integers $a \geq  0 \ ; 1 \leq x \leq y$, such that $a + x, a + y, a + x + y$ belong to the same class.</text:p>
            <text:p/>
            <text:p>\textit{Proposed by Romania}</text:p>
          </table:table-cell>
          <table:table-cell/>
        </table:table-row>
        <table:table-row table:style-name="ro5">
          <table:table-cell office:value-type="string" calcext:value-type="string">
            <text:p>1987 IMO Shortlist</text:p>
          </table:table-cell>
          <table:table-cell office:value-type="float" office:value="1987" calcext:value-type="float">
            <text:p>1987</text:p>
          </table:table-cell>
          <table:table-cell office:value-type="float" office:value="19" calcext:value-type="float">
            <text:p>19</text:p>
          </table:table-cell>
          <table:table-cell office:value-type="string" calcext:value-type="string">
            <text:p>Soviet Union</text:p>
          </table:table-cell>
          <table:table-cell office:value-type="string" calcext:value-type="string">
            <text:p>Let $\alpha,\beta,\gamma$ be positive real numbers such that $\alpha+\beta+\gamma &lt; \pi$, $\alpha+\beta &gt; \gamma$,$ \beta+\gamma &gt; \alpha$, $\gamma + \alpha &gt; \beta.$ Prove that with the segments of lengths $\sin \alpha, \sin \beta, \sin \gamma $ we can construct a triangle and that its area is not greater than</text:p>
            <text:p>\[A=\dfrac 18\left( \sin 2\alpha+\sin 2\beta+ \sin 2\gamma \right).\]</text:p>
          </table:table-cell>
          <table:table-cell office:value-type="string" calcext:value-type="string">
            <text:p>https://artofproblemsolving.com/community/c3938_1987_imo_shortlist</text:p>
          </table:table-cell>
          <table:table-cell office:value-type="string" calcext:value-type="string">
            <text:p>Let $\alpha,\beta,\gamma$ be positive real numbers such that $\alpha+\beta+\gamma &lt; \pi$, $\alpha+\beta &gt; \gamma$,$ \beta+\gamma &gt; \alpha$, $\gamma + \alpha &gt; \beta.$ Prove that with the segments of lengths $\sin \alpha, \sin \beta, \sin \gamma $ we can construct a triangle and that its area is not greater than</text:p>
            <text:p>\[A=\dfrac 18\left( \sin 2\alpha+\sin 2\beta+ \sin 2\gamma \right).\]</text:p>
            <text:p/>
            <text:p>\textit{Proposed by Soviet Union}</text:p>
          </table:table-cell>
          <table:table-cell/>
        </table:table-row>
        <table:table-row table:style-name="ro2">
          <table:table-cell office:value-type="string" calcext:value-type="string">
            <text:p>1987 IMO Shortlist</text:p>
          </table:table-cell>
          <table:table-cell office:value-type="float" office:value="1987" calcext:value-type="float">
            <text:p>1987</text:p>
          </table:table-cell>
          <table:table-cell office:value-type="float" office:value="20" calcext:value-type="float">
            <text:p>20</text:p>
          </table:table-cell>
          <table:table-cell office:value-type="string" calcext:value-type="string">
            <text:p>Soviet Union.</text:p>
          </table:table-cell>
          <table:table-cell office:value-type="string" calcext:value-type="string">
            <text:p>Let $n\ge2$ be an integer. Prove that if $k^2+k+n$ is prime for all integers $k$ such that $0\le k\le\sqrt{n\over3}$, then $k^2+k+n$ is prime for all integers $k$ such that $0\le k\le n-2$.\textit{(IMO Problem 6)}</text:p>
            <text:p/>
            <text:p>\textbf{\textit{Original Formulation}}</text:p>
            <text:p/>
            <text:p>Let $f(x) = x^2 + x + p$, $p \in \mathbb N.$ Prove that if the numbers $f(0), f(1), \cdots , f(\sqrt{p\over 3} )$ are primes, then all the numbers $f(0), f(1), \cdots , f(p - 2)$ are primes.</text:p>
          </table:table-cell>
          <table:table-cell office:value-type="string" calcext:value-type="string">
            <text:p>https://artofproblemsolving.com/community/c3938_1987_imo_shortlist</text:p>
          </table:table-cell>
          <table:table-cell office:value-type="string" calcext:value-type="string">
            <text:p>Let $n\ge2$ be an integer. Prove that if $k^2+k+n$ is prime for all integers $k$ such that $0\le k\le\sqrt{n\over3}$, then $k^2+k+n$ is prime for all integers $k$ such that $0\le k\le n-2$.\textit{(IMO Problem 6)}</text:p>
            <text:p/>
            <text:p>\textbf{\textit{Original Formulation}}</text:p>
            <text:p/>
            <text:p>Let $f(x) = x^2 + x + p$, $p \in \mathbb N.$ Prove that if the numbers $f(0), f(1), \cdots , f(\sqrt{p\over 3} )$ are primes, then all the numbers $f(0), f(1), \cdots , f(p - 2)$ are primes.</text:p>
            <text:p/>
            <text:p>\textit{Proposed by Soviet Union. }</text:p>
          </table:table-cell>
          <table:table-cell/>
        </table:table-row>
        <table:table-row table:style-name="ro7">
          <table:table-cell office:value-type="string" calcext:value-type="string">
            <text:p>1987 IMO Shortlist</text:p>
          </table:table-cell>
          <table:table-cell office:value-type="float" office:value="1987" calcext:value-type="float">
            <text:p>1987</text:p>
          </table:table-cell>
          <table:table-cell office:value-type="float" office:value="21" calcext:value-type="float">
            <text:p>21</text:p>
          </table:table-cell>
          <table:table-cell office:value-type="string" calcext:value-type="string">
            <text:p>Soviet Union.</text:p>
          </table:table-cell>
          <table:table-cell office:value-type="string" calcext:value-type="string">
            <text:p>In an acute-angled triangle $ABC$ the interior bisector of angle $A$ meets $BC$ at $L$ and meets the circumcircle of $ABC$ again at $N$. From $L$ perpendiculars are drawn to $AB$ and $AC$, with feet $K$ and $M$ respectively. Prove that the quadrilateral $AKNM$ and the triangle $ABC$ have equal areas.\textit{(IMO Problem 2)}</text:p>
          </table:table-cell>
          <table:table-cell office:value-type="string" calcext:value-type="string">
            <text:p>https://artofproblemsolving.com/community/c3938_1987_imo_shortlist</text:p>
          </table:table-cell>
          <table:table-cell office:value-type="string" calcext:value-type="string">
            <text:p>In an acute-angled triangle $ABC$ the interior bisector of angle $A$ meets $BC$ at $L$ and meets the circumcircle of $ABC$ again at $N$. From $L$ perpendiculars are drawn to $AB$ and $AC$, with feet $K$ and $M$ respectively. Prove that the quadrilateral $AKNM$ and the triangle $ABC$ have equal areas.\textit{(IMO Problem 2)}</text:p>
            <text:p/>
            <text:p>\textit{Proposed by Soviet Union.}</text:p>
          </table:table-cell>
          <table:table-cell/>
        </table:table-row>
        <table:table-row table:style-name="ro13">
          <table:table-cell office:value-type="string" calcext:value-type="string">
            <text:p>1987 IMO Shortlist</text:p>
          </table:table-cell>
          <table:table-cell office:value-type="float" office:value="1987" calcext:value-type="float">
            <text:p>1987</text:p>
          </table:table-cell>
          <table:table-cell office:value-type="float" office:value="22" calcext:value-type="float">
            <text:p>22</text:p>
          </table:table-cell>
          <table:table-cell office:value-type="string" calcext:value-type="string">
            <text:p>Vietnam.</text:p>
          </table:table-cell>
          <table:table-cell office:value-type="string" calcext:value-type="string">
            <text:p>Does there exist a function $f : \mathbb N \to \mathbb N$, such that $f(f(n)) =n + 1987$ for every natural number $n$? \textit{(IMO Problem 4)}</text:p>
          </table:table-cell>
          <table:table-cell office:value-type="string" calcext:value-type="string">
            <text:p>https://artofproblemsolving.com/community/c3938_1987_imo_shortlist</text:p>
          </table:table-cell>
          <table:table-cell office:value-type="string" calcext:value-type="string">
            <text:p>Does there exist a function $f : \mathbb N \to \mathbb N$, such that $f(f(n)) =n + 1987$ for every natural number $n$? \textit{(IMO Problem 4)}</text:p>
            <text:p/>
            <text:p>\textit{Proposed by Vietnam.}</text:p>
          </table:table-cell>
          <table:table-cell/>
        </table:table-row>
        <table:table-row table:style-name="ro3">
          <table:table-cell office:value-type="string" calcext:value-type="string">
            <text:p>1987 IMO Shortlist</text:p>
          </table:table-cell>
          <table:table-cell office:value-type="float" office:value="1987" calcext:value-type="float">
            <text:p>1987</text:p>
          </table:table-cell>
          <table:table-cell office:value-type="float" office:value="23" calcext:value-type="float">
            <text:p>23</text:p>
          </table:table-cell>
          <table:table-cell office:value-type="string" calcext:value-type="string">
            <text:p>Yugoslavia.</text:p>
          </table:table-cell>
          <table:table-cell office:value-type="string" calcext:value-type="string">
            <text:p>Prove that for every natural number $k$ ($k \geq 2$) there exists an irrational number $r$ such that for every natural number $m$,</text:p>
            <text:p>\[[r^m] \equiv -1 \pmod k .\]</text:p>
            <text:p/>
            <text:p>\textit{Remark.} An easier variant: Find $r$ as a root of a polynomial of second degree with integer coefficients.</text:p>
          </table:table-cell>
          <table:table-cell office:value-type="string" calcext:value-type="string">
            <text:p>https://artofproblemsolving.com/community/c3938_1987_imo_shortlist</text:p>
          </table:table-cell>
          <table:table-cell office:value-type="string" calcext:value-type="string">
            <text:p>Prove that for every natural number $k$ ($k \geq 2$) there exists an irrational number $r$ such that for every natural number $m$,</text:p>
            <text:p>\[[r^m] \equiv -1 \pmod k .\]</text:p>
            <text:p/>
            <text:p>\textit{Remark.} An easier variant: Find $r$ as a root of a polynomial of second degree with integer coefficients.</text:p>
            <text:p/>
            <text:p>\textit{Proposed by Yugoslavia.}</text:p>
          </table:table-cell>
          <table:table-cell/>
        </table:table-row>
        <table:table-row table:style-name="ro13">
          <table:table-cell office:value-type="string" calcext:value-type="string">
            <text:p>1986 IMO Shortlist</text:p>
          </table:table-cell>
          <table:table-cell office:value-type="float" office:value="1986" calcext:value-type="float">
            <text:p>1986</text:p>
          </table:table-cell>
          <table:table-cell office:value-type="float" office:value="1" calcext:value-type="float">
            <text:p>1</text:p>
          </table:table-cell>
          <table:table-cell/>
          <table:table-cell office:value-type="string" calcext:value-type="string">
            <text:p>Let $A,B$ be adjacent vertices of a regular $n$-gon ($n\ge5$) with center $O$. A triangle $XYZ$, which is congruent to and initially coincides with $OAB$, moves in the plane in such a way that $Y$ and $Z$ each trace out the whole boundary of the polygon, with $X$ remaining inside the polygon. Find the locus of $X$.</text:p>
          </table:table-cell>
          <table:table-cell office:value-type="string" calcext:value-type="string">
            <text:p>https://artofproblemsolving.com/community/c3937_1986_imo_shortlist</text:p>
          </table:table-cell>
          <table:table-cell office:value-type="string" calcext:value-type="string">
            <text:p>Let $A,B$ be adjacent vertices of a regular $n$-gon ($n\ge5$) with center $O$. A triangle $XYZ$, which is congruent to and initially coincides with $OAB$, moves in the plane in such a way that $Y$ and $Z$ each trace out the whole boundary of the polygon, with $X$ remaining inside the polygon. Find the locus of $X$.</text:p>
          </table:table-cell>
          <table:table-cell/>
        </table:table-row>
        <table:table-row table:style-name="ro5">
          <table:table-cell office:value-type="string" calcext:value-type="string">
            <text:p>1986 IMO Shortlist</text:p>
          </table:table-cell>
          <table:table-cell office:value-type="float" office:value="1986" calcext:value-type="float">
            <text:p>1986</text:p>
          </table:table-cell>
          <table:table-cell office:value-type="float" office:value="2" calcext:value-type="float">
            <text:p>2</text:p>
          </table:table-cell>
          <table:table-cell/>
          <table:table-cell office:value-type="string" calcext:value-type="string">
            <text:p>Let $f(x) = x^n$ where $n$ is a fixed positive integer and $x =1, 2, \cdots .$ Is the decimal expansion $a = 0.f (1)f(2)f(3) . . .$ rational for any value of $n$ ?</text:p>
            <text:p/>
            <text:p>The decimal expansion of a is defined as follows: If $f(x) = d_1(x)d_2(x) \cdots d_{r(x)}(x)$ is the decimal expansion of $f(x)$, then $a = 0.1d_1(2)d_2(2) \cdots d_{r(2)}(2)d_1(3) . . . d_{r(3)}(3)d_1(4) \cdots .$</text:p>
          </table:table-cell>
          <table:table-cell office:value-type="string" calcext:value-type="string">
            <text:p>https://artofproblemsolving.com/community/c3937_1986_imo_shortlist</text:p>
          </table:table-cell>
          <table:table-cell office:value-type="string" calcext:value-type="string">
            <text:p>Let $f(x) = x^n$ where $n$ is a fixed positive integer and $x =1, 2, \cdots .$ Is the decimal expansion $a = 0.f (1)f(2)f(3) . . .$ rational for any value of $n$ ?</text:p>
            <text:p/>
            <text:p>The decimal expansion of a is defined as follows: If $f(x) = d_1(x)d_2(x) \cdots d_{r(x)}(x)$ is the decimal expansion of $f(x)$, then $a = 0.1d_1(2)d_2(2) \cdots d_{r(2)}(2)d_1(3) . . . d_{r(3)}(3)d_1(4) \cdots .$</text:p>
          </table:table-cell>
          <table:table-cell/>
        </table:table-row>
        <table:table-row table:style-name="ro7">
          <table:table-cell office:value-type="string" calcext:value-type="string">
            <text:p>1986 IMO Shortlist</text:p>
          </table:table-cell>
          <table:table-cell office:value-type="float" office:value="1986" calcext:value-type="float">
            <text:p>1986</text:p>
          </table:table-cell>
          <table:table-cell office:value-type="float" office:value="3" calcext:value-type="float">
            <text:p>3</text:p>
          </table:table-cell>
          <table:table-cell/>
          <table:table-cell office:value-type="string" calcext:value-type="string">
            <text:p>Let $A, B$, and $C$ be three points on the edge of a circular chord such that $B$ is due west of $C$ and $ABC$ is an equilateral triangle whose side is $86$ meters long. A boy swam from $A$ directly toward $B$. After covering a distance of $x$ meters, he turned and swam westward, reaching the shore after covering a distance of $y$ meters. If $x$ and $y$ are both positive integers, determine $y.$</text:p>
          </table:table-cell>
          <table:table-cell office:value-type="string" calcext:value-type="string">
            <text:p>https://artofproblemsolving.com/community/c3937_1986_imo_shortlist</text:p>
          </table:table-cell>
          <table:table-cell office:value-type="string" calcext:value-type="string">
            <text:p>Let $A, B$, and $C$ be three points on the edge of a circular chord such that $B$ is due west of $C$ and $ABC$ is an equilateral triangle whose side is $86$ meters long. A boy swam from $A$ directly toward $B$. After covering a distance of $x$ meters, he turned and swam westward, reaching the shore after covering a distance of $y$ meters. If $x$ and $y$ are both positive integers, determine $y.$</text:p>
          </table:table-cell>
          <table:table-cell/>
        </table:table-row>
        <table:table-row table:style-name="ro4">
          <table:table-cell office:value-type="string" calcext:value-type="string">
            <text:p>1986 IMO Shortlist</text:p>
          </table:table-cell>
          <table:table-cell office:value-type="float" office:value="1986" calcext:value-type="float">
            <text:p>1986</text:p>
          </table:table-cell>
          <table:table-cell office:value-type="float" office:value="4" calcext:value-type="float">
            <text:p>4</text:p>
          </table:table-cell>
          <table:table-cell/>
          <table:table-cell office:value-type="string" calcext:value-type="string">
            <text:p>Provided the equation $xyz = p^n(x + y + z)$ where $p \geq 3$ is a prime and $n \in \mathbb{N}$. Prove that the equation has at least $3n + 3$ different solutions $(x,y,z)$ with natural numbers $x,y,z$ and $x &lt; y &lt; z$. Prove the same for $p &gt; 3$ being an odd integer.</text:p>
          </table:table-cell>
          <table:table-cell office:value-type="string" calcext:value-type="string">
            <text:p>https://artofproblemsolving.com/community/c3937_1986_imo_shortlist</text:p>
          </table:table-cell>
          <table:table-cell office:value-type="string" calcext:value-type="string">
            <text:p>Provided the equation $xyz = p^n(x + y + z)$ where $p \geq 3$ is a prime and $n \in \mathbb{N}$. Prove that the equation has at least $3n + 3$ different solutions $(x,y,z)$ with natural numbers $x,y,z$ and $x &lt; y &lt; z$. Prove the same for $p &gt; 3$ being an odd integer.</text:p>
          </table:table-cell>
          <table:table-cell/>
        </table:table-row>
        <table:table-row table:style-name="ro6">
          <table:table-cell office:value-type="string" calcext:value-type="string">
            <text:p>1986 IMO Shortlist</text:p>
          </table:table-cell>
          <table:table-cell office:value-type="float" office:value="1986" calcext:value-type="float">
            <text:p>1986</text:p>
          </table:table-cell>
          <table:table-cell office:value-type="float" office:value="5" calcext:value-type="float">
            <text:p>5</text:p>
          </table:table-cell>
          <table:table-cell/>
          <table:table-cell office:value-type="string" calcext:value-type="string">
            <text:p>Let $d$ be any positive integer not equal to $2, 5$ or $13$. Show that one can find distinct $a,b$ in the set $\{2,5,13,d\}$ such that $ab-1$ is not a perfect square.</text:p>
          </table:table-cell>
          <table:table-cell office:value-type="string" calcext:value-type="string">
            <text:p>https://artofproblemsolving.com/community/c3937_1986_imo_shortlist</text:p>
          </table:table-cell>
          <table:table-cell office:value-type="string" calcext:value-type="string">
            <text:p>Let $d$ be any positive integer not equal to $2, 5$ or $13$. Show that one can find distinct $a,b$ in the set $\{2,5,13,d\}$ such that $ab-1$ is not a perfect square.</text:p>
          </table:table-cell>
          <table:table-cell/>
        </table:table-row>
        <table:table-row table:style-name="ro6">
          <table:table-cell office:value-type="string" calcext:value-type="string">
            <text:p>1986 IMO Shortlist</text:p>
          </table:table-cell>
          <table:table-cell office:value-type="float" office:value="1986" calcext:value-type="float">
            <text:p>1986</text:p>
          </table:table-cell>
          <table:table-cell office:value-type="float" office:value="6" calcext:value-type="float">
            <text:p>6</text:p>
          </table:table-cell>
          <table:table-cell/>
          <table:table-cell office:value-type="string" calcext:value-type="string">
            <text:p>Find four positive integers each not exceeding $70000$ and each having more than $100$ divisors.</text:p>
          </table:table-cell>
          <table:table-cell office:value-type="string" calcext:value-type="string">
            <text:p>https://artofproblemsolving.com/community/c3937_1986_imo_shortlist</text:p>
          </table:table-cell>
          <table:table-cell office:value-type="string" calcext:value-type="string">
            <text:p>Find four positive integers each not exceeding $70000$ and each having more than $100$ divisors.</text:p>
          </table:table-cell>
          <table:table-cell/>
        </table:table-row>
        <table:table-row table:style-name="ro13">
          <table:table-cell office:value-type="string" calcext:value-type="string">
            <text:p>1986 IMO Shortlist</text:p>
          </table:table-cell>
          <table:table-cell office:value-type="float" office:value="1986" calcext:value-type="float">
            <text:p>1986</text:p>
          </table:table-cell>
          <table:table-cell office:value-type="float" office:value="7" calcext:value-type="float">
            <text:p>7</text:p>
          </table:table-cell>
          <table:table-cell/>
          <table:table-cell office:value-type="string" calcext:value-type="string">
            <text:p>Let real numbers $x_1, x_2, \cdots , x_n$ satisfy $0 &lt; x_1 &lt; x_2 &lt; \cdots&lt; x_n &lt; 1$ and set $x_0 = 0, x_{n+1} = 1$. Suppose that these numbers satisfy the following system of equations:</text:p>
            <text:p>\[\sum_{j=0, j \neq i}^{n+1} \frac{1}{x_i-x_j}=0 \quad \text{where } i = 1, 2, . . ., n.\]</text:p>
            <text:p>Prove that $x_{n+1-i} = 1- x_i$ for $i = 1, 2, . . . , n.$</text:p>
          </table:table-cell>
          <table:table-cell office:value-type="string" calcext:value-type="string">
            <text:p>https://artofproblemsolving.com/community/c3937_1986_imo_shortlist</text:p>
          </table:table-cell>
          <table:table-cell office:value-type="string" calcext:value-type="string">
            <text:p>Let real numbers $x_1, x_2, \cdots , x_n$ satisfy $0 &lt; x_1 &lt; x_2 &lt; \cdots&lt; x_n &lt; 1$ and set $x_0 = 0, x_{n+1} = 1$. Suppose that these numbers satisfy the following system of equations:</text:p>
            <text:p>\[\sum_{j=0, j \neq i}^{n+1} \frac{1}{x_i-x_j}=0 \quad \text{where } i = 1, 2, . . ., n.\]</text:p>
            <text:p>Prove that $x_{n+1-i} = 1- x_i$ for $i = 1, 2, . . . , n.$</text:p>
          </table:table-cell>
          <table:table-cell/>
        </table:table-row>
        <table:table-row table:style-name="ro12">
          <table:table-cell office:value-type="string" calcext:value-type="string">
            <text:p>1986 IMO Shortlist</text:p>
          </table:table-cell>
          <table:table-cell office:value-type="float" office:value="1986" calcext:value-type="float">
            <text:p>1986</text:p>
          </table:table-cell>
          <table:table-cell office:value-type="float" office:value="8" calcext:value-type="float">
            <text:p>8</text:p>
          </table:table-cell>
          <table:table-cell/>
          <table:table-cell office:value-type="string" calcext:value-type="string">
            <text:p>From a collection of $n$ persons $q$ distinct two-member teams are selected and ranked $1, \cdots, q$ (no ties). Let $m$ be the least integer larger than or equal to $2q/n$. Show that there are $m$ distinct teams that may be listed so that :</text:p>
            <text:p>\textbf{(i)} each pair of consecutive teams on the list have one member in common and</text:p>
            <text:p>\textbf{(ii)} the chain of teams on the list are in rank order.</text:p>
            <text:p/>
            <text:p>\textit{Alternative formulation.}</text:p>
            <text:p>Given a graph with $n$ vertices and $q$ edges numbered $1, \cdots , q$, show that there exists a chain of $m$ edges, $m \geq \frac{2q}{n}$ , each two consecutive edges having a common vertex, arranged monotonically with respect to the numbering.</text:p>
          </table:table-cell>
          <table:table-cell office:value-type="string" calcext:value-type="string">
            <text:p>https://artofproblemsolving.com/community/c3937_1986_imo_shortlist</text:p>
          </table:table-cell>
          <table:table-cell office:value-type="string" calcext:value-type="string">
            <text:p>From a collection of $n$ persons $q$ distinct two-member teams are selected and ranked $1, \cdots, q$ (no ties). Let $m$ be the least integer larger than or equal to $2q/n$. Show that there are $m$ distinct teams that may be listed so that :</text:p>
            <text:p>\textbf{(i)} each pair of consecutive teams on the list have one member in common and</text:p>
            <text:p>\textbf{(ii)} the chain of teams on the list are in rank order.</text:p>
            <text:p/>
            <text:p>\textit{Alternative formulation.}</text:p>
            <text:p>Given a graph with $n$ vertices and $q$ edges numbered $1, \cdots , q$, show that there exists a chain of $m$ edges, $m \geq \frac{2q}{n}$ , each two consecutive edges having a common vertex, arranged monotonically with respect to the numbering.</text:p>
          </table:table-cell>
          <table:table-cell/>
        </table:table-row>
        <table:table-row table:style-name="ro13">
          <table:table-cell office:value-type="string" calcext:value-type="string">
            <text:p>1986 IMO Shortlist</text:p>
          </table:table-cell>
          <table:table-cell office:value-type="float" office:value="1986" calcext:value-type="float">
            <text:p>1986</text:p>
          </table:table-cell>
          <table:table-cell office:value-type="float" office:value="9" calcext:value-type="float">
            <text:p>9</text:p>
          </table:table-cell>
          <table:table-cell/>
          <table:table-cell office:value-type="string" calcext:value-type="string">
            <text:p>Given a finite set of points in the plane, each with integer coordinates, is it always possible to color the points red or white so that for any straight line $L$ parallel to one of the coordinate axes the difference (in absolute value) between the numbers of white and red points on $L$ is not greater than $1$?</text:p>
          </table:table-cell>
          <table:table-cell office:value-type="string" calcext:value-type="string">
            <text:p>https://artofproblemsolving.com/community/c3937_1986_imo_shortlist</text:p>
          </table:table-cell>
          <table:table-cell office:value-type="string" calcext:value-type="string">
            <text:p>Given a finite set of points in the plane, each with integer coordinates, is it always possible to color the points red or white so that for any straight line $L$ parallel to one of the coordinate axes the difference (in absolute value) between the numbers of white and red points on $L$ is not greater than $1$?</text:p>
          </table:table-cell>
          <table:table-cell/>
        </table:table-row>
        <table:table-row table:style-name="ro2">
          <table:table-cell office:value-type="string" calcext:value-type="string">
            <text:p>1986 IMO Shortlist</text:p>
          </table:table-cell>
          <table:table-cell office:value-type="float" office:value="1986" calcext:value-type="float">
            <text:p>1986</text:p>
          </table:table-cell>
          <table:table-cell office:value-type="float" office:value="10" calcext:value-type="float">
            <text:p>10</text:p>
          </table:table-cell>
          <table:table-cell/>
          <table:table-cell office:value-type="string" calcext:value-type="string">
            <text:p>Three persons $A,B,C$, are playing the following game:</text:p>
            <text:p/>
            <text:p>A $k$-element subset of the set $\{1, . . . , 1986\}$ is randomly chosen, with an equal probability of each choice, where $k$ is a fixed positive integer less than or equal to $1986$. The winner is $A,B$ or $C$, respectively, if the sum of the chosen numbers leaves a remainder of $0, 1$, or $2$ when divided by $3$.</text:p>
            <text:p/>
            <text:p>For what values of $k$ is this game a fair one? (A game is fair if the three outcomes are equally probable.)</text:p>
          </table:table-cell>
          <table:table-cell office:value-type="string" calcext:value-type="string">
            <text:p>https://artofproblemsolving.com/community/c3937_1986_imo_shortlist</text:p>
          </table:table-cell>
          <table:table-cell office:value-type="string" calcext:value-type="string">
            <text:p>Three persons $A,B,C$, are playing the following game:</text:p>
            <text:p/>
            <text:p>A $k$-element subset of the set $\{1, . . . , 1986\}$ is randomly chosen, with an equal probability of each choice, where $k$ is a fixed positive integer less than or equal to $1986$. The winner is $A,B$ or $C$, respectively, if the sum of the chosen numbers leaves a remainder of $0, 1$, or $2$ when divided by $3$.</text:p>
            <text:p/>
            <text:p>For what values of $k$ is this game a fair one? (A game is fair if the three outcomes are equally probable.)</text:p>
          </table:table-cell>
          <table:table-cell/>
        </table:table-row>
        <table:table-row table:style-name="ro10">
          <table:table-cell office:value-type="string" calcext:value-type="string">
            <text:p>1986 IMO Shortlist</text:p>
          </table:table-cell>
          <table:table-cell office:value-type="float" office:value="1986" calcext:value-type="float">
            <text:p>1986</text:p>
          </table:table-cell>
          <table:table-cell office:value-type="float" office:value="11" calcext:value-type="float">
            <text:p>11</text:p>
          </table:table-cell>
          <table:table-cell/>
          <table:table-cell office:value-type="string" calcext:value-type="string">
            <text:p>Let $f(n)$ be the least number of distinct points in the plane such that for each $k = 1, 2, \cdots, n$ there exists a straight line containing exactly $k$ of these points. Find an explicit expression for $f(n).$</text:p>
            <text:p/>
            <text:p>\textit{Simplified version.}</text:p>
            <text:p/>
            <text:p>Show that $f(n)=\left[\frac{n+1}{2}\right]\left[\frac{n+2}{2}\right].$ Where $[x]$ denoting the greatest integer not exceeding $x.$</text:p>
          </table:table-cell>
          <table:table-cell office:value-type="string" calcext:value-type="string">
            <text:p>https://artofproblemsolving.com/community/c3937_1986_imo_shortlist</text:p>
          </table:table-cell>
          <table:table-cell office:value-type="string" calcext:value-type="string">
            <text:p>Let $f(n)$ be the least number of distinct points in the plane such that for each $k = 1, 2, \cdots, n$ there exists a straight line containing exactly $k$ of these points. Find an explicit expression for $f(n).$</text:p>
            <text:p/>
            <text:p>\textit{Simplified version.}</text:p>
            <text:p/>
            <text:p>Show that $f(n)=\left[\frac{n+1}{2}\right]\left[\frac{n+2}{2}\right].$ Where $[x]$ denoting the greatest integer not exceeding $x.$</text:p>
          </table:table-cell>
          <table:table-cell/>
        </table:table-row>
        <table:table-row table:style-name="ro5">
          <table:table-cell office:value-type="string" calcext:value-type="string">
            <text:p>1986 IMO Shortlist</text:p>
          </table:table-cell>
          <table:table-cell office:value-type="float" office:value="1986" calcext:value-type="float">
            <text:p>1986</text:p>
          </table:table-cell>
          <table:table-cell office:value-type="float" office:value="12" calcext:value-type="float">
            <text:p>12</text:p>
          </table:table-cell>
          <table:table-cell/>
          <table:table-cell office:value-type="string" calcext:value-type="string">
            <text:p>To each vertex of a regular pentagon an integer is assigned, so that the sum of all five numbers is positive. If three consecutive vertices are assigned the numbers $x,y,z$ respectively, and $y&lt;0$, then the following operation is allowed: $x,y,z$ are replaced by $x+y,-y,z+y$ respectively. Such an operation is performed repeatedly as long as at least one of the five numbers is negative. Determine whether this procedure necessarily comes to an end after a finite number of steps.</text:p>
          </table:table-cell>
          <table:table-cell office:value-type="string" calcext:value-type="string">
            <text:p>https://artofproblemsolving.com/community/c3937_1986_imo_shortlist</text:p>
          </table:table-cell>
          <table:table-cell office:value-type="string" calcext:value-type="string">
            <text:p>To each vertex of a regular pentagon an integer is assigned, so that the sum of all five numbers is positive. If three consecutive vertices are assigned the numbers $x,y,z$ respectively, and $y&lt;0$, then the following operation is allowed: $x,y,z$ are replaced by $x+y,-y,z+y$ respectively. Such an operation is performed repeatedly as long as at least one of the five numbers is negative. Determine whether this procedure necessarily comes to an end after a finite number of steps.</text:p>
          </table:table-cell>
          <table:table-cell/>
        </table:table-row>
        <table:table-row table:style-name="ro13">
          <table:table-cell office:value-type="string" calcext:value-type="string">
            <text:p>1986 IMO Shortlist</text:p>
          </table:table-cell>
          <table:table-cell office:value-type="float" office:value="1986" calcext:value-type="float">
            <text:p>1986</text:p>
          </table:table-cell>
          <table:table-cell office:value-type="float" office:value="13" calcext:value-type="float">
            <text:p>13</text:p>
          </table:table-cell>
          <table:table-cell/>
          <table:table-cell office:value-type="string" calcext:value-type="string">
            <text:p>A particle moves from $(0, 0)$ to $(n, n)$ directed by a fair coin. For each head it moves one step east and for each tail it moves one step north. At $(n, y), y &lt; n$, it stays there if a head comes up and at $(x, n), x &lt; n$, it stays there if a tail comes up. Let$ k$ be a fixed positive integer. Find the probability that the particle needs exactly $2n+k$ tosses to reach $(n, n).$</text:p>
          </table:table-cell>
          <table:table-cell office:value-type="string" calcext:value-type="string">
            <text:p>https://artofproblemsolving.com/community/c3937_1986_imo_shortlist</text:p>
          </table:table-cell>
          <table:table-cell office:value-type="string" calcext:value-type="string">
            <text:p>A particle moves from $(0, 0)$ to $(n, n)$ directed by a fair coin. For each head it moves one step east and for each tail it moves one step north. At $(n, y), y &lt; n$, it stays there if a head comes up and at $(x, n), x &lt; n$, it stays there if a tail comes up. Let$ k$ be a fixed positive integer. Find the probability that the particle needs exactly $2n+k$ tosses to reach $(n, n).$</text:p>
          </table:table-cell>
          <table:table-cell/>
        </table:table-row>
        <table:table-row table:style-name="ro4">
          <table:table-cell office:value-type="string" calcext:value-type="string">
            <text:p>1986 IMO Shortlist</text:p>
          </table:table-cell>
          <table:table-cell office:value-type="float" office:value="1986" calcext:value-type="float">
            <text:p>1986</text:p>
          </table:table-cell>
          <table:table-cell office:value-type="float" office:value="14" calcext:value-type="float">
            <text:p>14</text:p>
          </table:table-cell>
          <table:table-cell/>
          <table:table-cell office:value-type="string" calcext:value-type="string">
            <text:p>The circle inscribed in a triangle $ABC$ touches the sides $BC,CA,AB$ in $D,E, F$, respectively, and $X, Y,Z$ are the midpoints of $EF, FD,DE$, respectively. Prove that the centers of the inscribed circle and of the circles around $XYZ$ and $ABC$ are collinear.</text:p>
          </table:table-cell>
          <table:table-cell office:value-type="string" calcext:value-type="string">
            <text:p>https://artofproblemsolving.com/community/c3937_1986_imo_shortlist</text:p>
          </table:table-cell>
          <table:table-cell office:value-type="string" calcext:value-type="string">
            <text:p>The circle inscribed in a triangle $ABC$ touches the sides $BC,CA,AB$ in $D,E, F$, respectively, and $X, Y,Z$ are the midpoints of $EF, FD,DE$, respectively. Prove that the centers of the inscribed circle and of the circles around $XYZ$ and $ABC$ are collinear.</text:p>
          </table:table-cell>
          <table:table-cell/>
        </table:table-row>
        <table:table-row table:style-name="ro2">
          <table:table-cell office:value-type="string" calcext:value-type="string">
            <text:p>1986 IMO Shortlist</text:p>
          </table:table-cell>
          <table:table-cell office:value-type="float" office:value="1986" calcext:value-type="float">
            <text:p>1986</text:p>
          </table:table-cell>
          <table:table-cell office:value-type="float" office:value="15" calcext:value-type="float">
            <text:p>15</text:p>
          </table:table-cell>
          <table:table-cell/>
          <table:table-cell office:value-type="string" calcext:value-type="string">
            <text:p>Let $ABCD$ be a convex quadrilateral whose vertices do not lie on a circle. Let $A'B'C'D'$ be a quadrangle such that $A',B', C',D'$ are the centers of the circumcircles of triangles $BCD,ACD,ABD$, and $ABC$. We write $T (ABCD) = A'B'C'D'$. Let us define $A''B''C''D'' = T (A'B'C'D') = T (T (ABCD)).$</text:p>
            <text:p/>
            <text:p>\textbf{(a)} Prove that $ABCD$ and $A''B''C''D''$ are similar.</text:p>
            <text:p/>
            <text:p>\textbf{(b) }The ratio of similitude depends on the size of the angles of $ABCD$. Determine this ratio.</text:p>
          </table:table-cell>
          <table:table-cell office:value-type="string" calcext:value-type="string">
            <text:p>https://artofproblemsolving.com/community/c3937_1986_imo_shortlist</text:p>
          </table:table-cell>
          <table:table-cell office:value-type="string" calcext:value-type="string">
            <text:p>Let $ABCD$ be a convex quadrilateral whose vertices do not lie on a circle. Let $A'B'C'D'$ be a quadrangle such that $A',B', C',D'$ are the centers of the circumcircles of triangles $BCD,ACD,ABD$, and $ABC$. We write $T (ABCD) = A'B'C'D'$. Let us define $A''B''C''D'' = T (A'B'C'D') = T (T (ABCD)).$</text:p>
            <text:p/>
            <text:p>\textbf{(a)} Prove that $ABCD$ and $A''B''C''D''$ are similar.</text:p>
            <text:p/>
            <text:p>\textbf{(b) }The ratio of similitude depends on the size of the angles of $ABCD$. Determine this ratio.</text:p>
          </table:table-cell>
          <table:table-cell/>
        </table:table-row>
        <table:table-row table:style-name="ro13">
          <table:table-cell office:value-type="string" calcext:value-type="string">
            <text:p>1986 IMO Shortlist</text:p>
          </table:table-cell>
          <table:table-cell office:value-type="float" office:value="1986" calcext:value-type="float">
            <text:p>1986</text:p>
          </table:table-cell>
          <table:table-cell office:value-type="float" office:value="16" calcext:value-type="float">
            <text:p>16</text:p>
          </table:table-cell>
          <table:table-cell/>
          <table:table-cell office:value-type="string" calcext:value-type="string">
            <text:p>Let $A,B$ be adjacent vertices of a regular $n$-gon ($n\ge5$) with center $O$. A triangle $XYZ$, which is congruent to and initially coincides with $OAB$, moves in the plane in such a way that $Y$ and $Z$ each trace out the whole boundary of the polygon, with $X$ remaining inside the polygon. Find the locus of $X$.</text:p>
          </table:table-cell>
          <table:table-cell office:value-type="string" calcext:value-type="string">
            <text:p>https://artofproblemsolving.com/community/c3937_1986_imo_shortlist</text:p>
          </table:table-cell>
          <table:table-cell office:value-type="string" calcext:value-type="string">
            <text:p>Let $A,B$ be adjacent vertices of a regular $n$-gon ($n\ge5$) with center $O$. A triangle $XYZ$, which is congruent to and initially coincides with $OAB$, moves in the plane in such a way that $Y$ and $Z$ each trace out the whole boundary of the polygon, with $X$ remaining inside the polygon. Find the locus of $X$.</text:p>
          </table:table-cell>
          <table:table-cell/>
        </table:table-row>
        <table:table-row table:style-name="ro13">
          <table:table-cell office:value-type="string" calcext:value-type="string">
            <text:p>1986 IMO Shortlist</text:p>
          </table:table-cell>
          <table:table-cell office:value-type="float" office:value="1986" calcext:value-type="float">
            <text:p>1986</text:p>
          </table:table-cell>
          <table:table-cell office:value-type="float" office:value="17" calcext:value-type="float">
            <text:p>17</text:p>
          </table:table-cell>
          <table:table-cell/>
          <table:table-cell office:value-type="string" calcext:value-type="string">
            <text:p>Given a point $P_0$ in the plane of the triangle $A_1A_2A_3$. Define <text:s/>$A_s=A_{s-3}$ for all $s\ge4$. Construct a set of points $P_1,P_2,P_3,\ldots$ such that $P_{k+1}$ is the image of $P_k$ under a rotation center $A_{k+1}$ through an angle $120^o$ clockwise for $k=0,1,2,\ldots$. Prove that if $P_{1986}=P_0$, then the triangle $A_1A_2A_3$ is equilateral.</text:p>
          </table:table-cell>
          <table:table-cell office:value-type="string" calcext:value-type="string">
            <text:p>https://artofproblemsolving.com/community/c3937_1986_imo_shortlist</text:p>
          </table:table-cell>
          <table:table-cell office:value-type="string" calcext:value-type="string">
            <text:p>Given a point $P_0$ in the plane of the triangle $A_1A_2A_3$. Define <text:s/>$A_s=A_{s-3}$ for all $s\ge4$. Construct a set of points $P_1,P_2,P_3,\ldots$ such that $P_{k+1}$ is the image of $P_k$ under a rotation center $A_{k+1}$ through an angle $120^o$ clockwise for $k=0,1,2,\ldots$. Prove that if $P_{1986}=P_0$, then the triangle $A_1A_2A_3$ is equilateral.</text:p>
          </table:table-cell>
          <table:table-cell/>
        </table:table-row>
        <table:table-row table:style-name="ro6">
          <table:table-cell office:value-type="string" calcext:value-type="string">
            <text:p>1986 IMO Shortlist</text:p>
          </table:table-cell>
          <table:table-cell office:value-type="float" office:value="1986" calcext:value-type="float">
            <text:p>1986</text:p>
          </table:table-cell>
          <table:table-cell office:value-type="float" office:value="18" calcext:value-type="float">
            <text:p>18</text:p>
          </table:table-cell>
          <table:table-cell/>
          <table:table-cell office:value-type="string" calcext:value-type="string">
            <text:p>Let $AX,BY,CZ$ be three cevians concurrent at an interior point $D$ of a triangle $ABC$. Prove that if two of the quadrangles $DY AZ,DZBX,DXCY$ are circumscribable, so is the third.</text:p>
          </table:table-cell>
          <table:table-cell office:value-type="string" calcext:value-type="string">
            <text:p>https://artofproblemsolving.com/community/c3937_1986_imo_shortlist</text:p>
          </table:table-cell>
          <table:table-cell office:value-type="string" calcext:value-type="string">
            <text:p>Let $AX,BY,CZ$ be three cevians concurrent at an interior point $D$ of a triangle $ABC$. Prove that if two of the quadrangles $DY AZ,DZBX,DXCY$ are circumscribable, so is the third.</text:p>
          </table:table-cell>
          <table:table-cell/>
        </table:table-row>
        <table:table-row table:style-name="ro4">
          <table:table-cell office:value-type="string" calcext:value-type="string">
            <text:p>1986 IMO Shortlist</text:p>
          </table:table-cell>
          <table:table-cell office:value-type="float" office:value="1986" calcext:value-type="float">
            <text:p>1986</text:p>
          </table:table-cell>
          <table:table-cell office:value-type="float" office:value="19" calcext:value-type="float">
            <text:p>19</text:p>
          </table:table-cell>
          <table:table-cell/>
          <table:table-cell office:value-type="string" calcext:value-type="string">
            <text:p>A tetrahedron $ABCD$ is given such that $AD = BC = a; AC = BD = b; AB\cdot CD = c^2$. Let $f(P) = AP + BP + CP + DP$, where $P$ is an arbitrary point in space. Compute the least value of $f(P).$</text:p>
          </table:table-cell>
          <table:table-cell office:value-type="string" calcext:value-type="string">
            <text:p>https://artofproblemsolving.com/community/c3937_1986_imo_shortlist</text:p>
          </table:table-cell>
          <table:table-cell office:value-type="string" calcext:value-type="string">
            <text:p>A tetrahedron $ABCD$ is given such that $AD = BC = a; AC = BD = b; AB\cdot CD = c^2$. Let $f(P) = AP + BP + CP + DP$, where $P$ is an arbitrary point in space. Compute the least value of $f(P).$</text:p>
          </table:table-cell>
          <table:table-cell/>
        </table:table-row>
        <table:table-row table:style-name="ro6">
          <table:table-cell office:value-type="string" calcext:value-type="string">
            <text:p>1986 IMO Shortlist</text:p>
          </table:table-cell>
          <table:table-cell office:value-type="float" office:value="1986" calcext:value-type="float">
            <text:p>1986</text:p>
          </table:table-cell>
          <table:table-cell office:value-type="float" office:value="20" calcext:value-type="float">
            <text:p>20</text:p>
          </table:table-cell>
          <table:table-cell/>
          <table:table-cell office:value-type="string" calcext:value-type="string">
            <text:p>Prove that the sum of the face angles at each vertex of a tetrahedron is a straight angle if and only if the faces are congruent triangles.</text:p>
          </table:table-cell>
          <table:table-cell office:value-type="string" calcext:value-type="string">
            <text:p>https://artofproblemsolving.com/community/c3937_1986_imo_shortlist</text:p>
          </table:table-cell>
          <table:table-cell office:value-type="string" calcext:value-type="string">
            <text:p>Prove that the sum of the face angles at each vertex of a tetrahedron is a straight angle if and only if the faces are congruent triangles.</text:p>
          </table:table-cell>
          <table:table-cell/>
        </table:table-row>
        <table:table-row table:style-name="ro4">
          <table:table-cell office:value-type="string" calcext:value-type="string">
            <text:p>1986 IMO Shortlist</text:p>
          </table:table-cell>
          <table:table-cell office:value-type="float" office:value="1986" calcext:value-type="float">
            <text:p>1986</text:p>
          </table:table-cell>
          <table:table-cell office:value-type="float" office:value="21" calcext:value-type="float">
            <text:p>21</text:p>
          </table:table-cell>
          <table:table-cell/>
          <table:table-cell office:value-type="string" calcext:value-type="string">
            <text:p>Let $ABCD$ be a tetrahedron having each sum of opposite sides equal to $1$. Prove that</text:p>
            <text:p>\[r_A + r_B + r_C + r_D \leq \frac{\sqrt 3}{3}\]</text:p>
            <text:p>where $r_A, r_B, r_C, r_D$ are the inradii of the faces, equality holding only if $ABCD$ is regular.</text:p>
          </table:table-cell>
          <table:table-cell office:value-type="string" calcext:value-type="string">
            <text:p>https://artofproblemsolving.com/community/c3937_1986_imo_shortlist</text:p>
          </table:table-cell>
          <table:table-cell office:value-type="string" calcext:value-type="string">
            <text:p>Let $ABCD$ be a tetrahedron having each sum of opposite sides equal to $1$. Prove that</text:p>
            <text:p>\[r_A + r_B + r_C + r_D \leq \frac{\sqrt 3}{3}\]</text:p>
            <text:p>where $r_A, r_B, r_C, r_D$ are the inradii of the faces, equality holding only if $ABCD$ is regular.</text:p>
          </table:table-cell>
          <table:table-cell/>
        </table:table-row>
        <table:table-row table:style-name="ro6">
          <table:table-cell office:value-type="string" calcext:value-type="string">
            <text:p>1985 IMO Shortlist</text:p>
          </table:table-cell>
          <table:table-cell office:value-type="float" office:value="1985" calcext:value-type="float">
            <text:p>1985</text:p>
          </table:table-cell>
          <table:table-cell office:value-type="float" office:value="1" calcext:value-type="float">
            <text:p>1</text:p>
          </table:table-cell>
          <table:table-cell/>
          <table:table-cell office:value-type="string" calcext:value-type="string">
            <text:p>Given a set $M$ of $1985$ positive integers, none of which has a prime divisor larger than $26$, prove that the set has four distinct elements whose geometric mean is an integer.</text:p>
          </table:table-cell>
          <table:table-cell office:value-type="string" calcext:value-type="string">
            <text:p>https://artofproblemsolving.com/community/c3936_1985_imo_shortlist</text:p>
          </table:table-cell>
          <table:table-cell office:value-type="string" calcext:value-type="string">
            <text:p>Given a set $M$ of $1985$ positive integers, none of which has a prime divisor larger than $26$, prove that the set has four distinct elements whose geometric mean is an integer.</text:p>
          </table:table-cell>
          <table:table-cell/>
        </table:table-row>
        <table:table-row table:style-name="ro10">
          <table:table-cell office:value-type="string" calcext:value-type="string">
            <text:p>1985 IMO Shortlist</text:p>
          </table:table-cell>
          <table:table-cell office:value-type="float" office:value="1985" calcext:value-type="float">
            <text:p>1985</text:p>
          </table:table-cell>
          <table:table-cell office:value-type="float" office:value="2" calcext:value-type="float">
            <text:p>2</text:p>
          </table:table-cell>
          <table:table-cell/>
          <table:table-cell office:value-type="string" calcext:value-type="string">
            <text:p>A polyhedron has $12$ faces and is such that:</text:p>
            <text:p/>
            <text:p>\textbf{\textit{(i)}} all faces are isosceles triangles,</text:p>
            <text:p>\textbf{\textit{(ii)}} all edges have length either $x$ or $y$,</text:p>
            <text:p>\textbf{\textit{(iii)}} at each vertex either $3$ or $6$ edges meet, and</text:p>
            <text:p>\textbf{\textit{(iv)}} all dihedral angles are equal.</text:p>
            <text:p/>
            <text:p>Find the ratio $x/y.$</text:p>
          </table:table-cell>
          <table:table-cell office:value-type="string" calcext:value-type="string">
            <text:p>https://artofproblemsolving.com/community/c3936_1985_imo_shortlist</text:p>
          </table:table-cell>
          <table:table-cell office:value-type="string" calcext:value-type="string">
            <text:p>A polyhedron has $12$ faces and is such that:</text:p>
            <text:p/>
            <text:p>\textbf{\textit{(i)}} all faces are isosceles triangles,</text:p>
            <text:p>\textbf{\textit{(ii)}} all edges have length either $x$ or $y$,</text:p>
            <text:p>\textbf{\textit{(iii)}} at each vertex either $3$ or $6$ edges meet, and</text:p>
            <text:p>\textbf{\textit{(iv)}} all dihedral angles are equal.</text:p>
            <text:p/>
            <text:p>Find the ratio $x/y.$</text:p>
          </table:table-cell>
          <table:table-cell/>
        </table:table-row>
        <table:table-row table:style-name="ro13">
          <table:table-cell office:value-type="string" calcext:value-type="string">
            <text:p>1985 IMO Shortlist</text:p>
          </table:table-cell>
          <table:table-cell office:value-type="float" office:value="1985" calcext:value-type="float">
            <text:p>1985</text:p>
          </table:table-cell>
          <table:table-cell office:value-type="float" office:value="3" calcext:value-type="float">
            <text:p>3</text:p>
          </table:table-cell>
          <table:table-cell/>
          <table:table-cell office:value-type="string" calcext:value-type="string">
            <text:p>For any polynomial $P(x)=a_0+a_1x+\ldots+a_kx^k$ with integer coefficients, the number of odd coefficients is denoted by $o(P)$. For $i-0,1,2,\ldots$ let $Q_i(x)=(1+x)^i$. Prove that if $i_1,i_2,\ldots,i_n$ are integers satisfying $0\le i_1&lt;i_2&lt;\ldots&lt;i_n$, then: \[ o(Q_{i_{1}}+Q_{i_{2}}+\ldots+Q_{i_{n}})\ge o(Q_{i_{1}}). <text:s/>\]</text:p>
          </table:table-cell>
          <table:table-cell office:value-type="string" calcext:value-type="string">
            <text:p>https://artofproblemsolving.com/community/c3936_1985_imo_shortlist</text:p>
          </table:table-cell>
          <table:table-cell office:value-type="string" calcext:value-type="string">
            <text:p>For any polynomial $P(x)=a_0+a_1x+\ldots+a_kx^k$ with integer coefficients, the number of odd coefficients is denoted by $o(P)$. For $i-0,1,2,\ldots$ let $Q_i(x)=(1+x)^i$. Prove that if $i_1,i_2,\ldots,i_n$ are integers satisfying $0\le i_1&lt;i_2&lt;\ldots&lt;i_n$, then: \[ o(Q_{i_{1}}+Q_{i_{2}}+\ldots+Q_{i_{n}})\ge o(Q_{i_{1}}). <text:s/>\]</text:p>
          </table:table-cell>
          <table:table-cell/>
        </table:table-row>
        <table:table-row table:style-name="ro2">
          <table:table-cell office:value-type="string" calcext:value-type="string">
            <text:p>1985 IMO Shortlist</text:p>
          </table:table-cell>
          <table:table-cell office:value-type="float" office:value="1985" calcext:value-type="float">
            <text:p>1985</text:p>
          </table:table-cell>
          <table:table-cell office:value-type="float" office:value="4" calcext:value-type="float">
            <text:p>4</text:p>
          </table:table-cell>
          <table:table-cell/>
          <table:table-cell office:value-type="string" calcext:value-type="string">
            <text:p>Each of the numbers in the set $N = \{1, 2, 3, \cdots, n - 1\}$, where $n \geq 3$, is colored with one of two colors, say red or black, so that:</text:p>
            <text:p/>
            <text:p>\textit{(i)} $i$ and $n - i$ always receive the same color, and</text:p>
            <text:p/>
            <text:p>\textit{(ii)} for some $j \in N$, relatively prime to $n$, $i$ and $|j - i|$ receive the same color for all $i \in N, i \neq j.$</text:p>
            <text:p/>
            <text:p>Prove that all numbers in $N$ must receive the same color.</text:p>
          </table:table-cell>
          <table:table-cell office:value-type="string" calcext:value-type="string">
            <text:p>https://artofproblemsolving.com/community/c3936_1985_imo_shortlist</text:p>
          </table:table-cell>
          <table:table-cell office:value-type="string" calcext:value-type="string">
            <text:p>Each of the numbers in the set $N = \{1, 2, 3, \cdots, n - 1\}$, where $n \geq 3$, is colored with one of two colors, say red or black, so that:</text:p>
            <text:p/>
            <text:p>\textit{(i)} $i$ and $n - i$ always receive the same color, and</text:p>
            <text:p/>
            <text:p>\textit{(ii)} for some $j \in N$, relatively prime to $n$, $i$ and $|j - i|$ receive the same color for all $i \in N, i \neq j.$</text:p>
            <text:p/>
            <text:p>Prove that all numbers in $N$ must receive the same color.</text:p>
          </table:table-cell>
          <table:table-cell/>
        </table:table-row>
        <table:table-row table:style-name="ro13">
          <table:table-cell office:value-type="string" calcext:value-type="string">
            <text:p>1985 IMO Shortlist</text:p>
          </table:table-cell>
          <table:table-cell office:value-type="float" office:value="1985" calcext:value-type="float">
            <text:p>1985</text:p>
          </table:table-cell>
          <table:table-cell office:value-type="float" office:value="5" calcext:value-type="float">
            <text:p>5</text:p>
          </table:table-cell>
          <table:table-cell/>
          <table:table-cell office:value-type="string" calcext:value-type="string">
            <text:p>Let $D$ be the interior of the circle $C$ and let $A \in C$. Show that the function $f : D \to \mathbb R, f(M)=\frac{|MA|}{|MM'|}$ where $M' = AM \cap C$, is strictly convex; i.e., $f(P) &lt;\frac{f(M_1)+f(M_2)}{2}, \forall M_1,M_2 \in D, M_1 \neq M_2$ where $P$ is the midpoint of the segment $M_1M_2.$</text:p>
          </table:table-cell>
          <table:table-cell office:value-type="string" calcext:value-type="string">
            <text:p>https://artofproblemsolving.com/community/c3936_1985_imo_shortlist</text:p>
          </table:table-cell>
          <table:table-cell office:value-type="string" calcext:value-type="string">
            <text:p>Let $D$ be the interior of the circle $C$ and let $A \in C$. Show that the function $f : D \to \mathbb R, f(M)=\frac{|MA|}{|MM'|}$ where $M' = AM \cap C$, is strictly convex; i.e., $f(P) &lt;\frac{f(M_1)+f(M_2)}{2}, \forall M_1,M_2 \in D, M_1 \neq M_2$ where $P$ is the midpoint of the segment $M_1M_2.$</text:p>
          </table:table-cell>
          <table:table-cell/>
        </table:table-row>
        <table:table-row table:style-name="ro6">
          <table:table-cell office:value-type="string" calcext:value-type="string">
            <text:p>1985 IMO Shortlist</text:p>
          </table:table-cell>
          <table:table-cell office:value-type="float" office:value="1985" calcext:value-type="float">
            <text:p>1985</text:p>
          </table:table-cell>
          <table:table-cell office:value-type="float" office:value="6" calcext:value-type="float">
            <text:p>6</text:p>
          </table:table-cell>
          <table:table-cell/>
          <table:table-cell office:value-type="string" calcext:value-type="string">
            <text:p>Let $x_n = \sqrt[2]{2+\sqrt[3]{3+\cdots+\sqrt[n]{n}}}.$ Prove that</text:p>
            <text:p>\[x_{n+1}-x_n &lt;\frac{1}{n!} \quad n=2,3,\cdots\]</text:p>
          </table:table-cell>
          <table:table-cell office:value-type="string" calcext:value-type="string">
            <text:p>https://artofproblemsolving.com/community/c3936_1985_imo_shortlist</text:p>
          </table:table-cell>
          <table:table-cell office:value-type="string" calcext:value-type="string">
            <text:p>Let $x_n = \sqrt[2]{2+\sqrt[3]{3+\cdots+\sqrt[n]{n}}}.$ Prove that</text:p>
            <text:p>\[x_{n+1}-x_n &lt;\frac{1}{n!} \quad n=2,3,\cdots\]</text:p>
          </table:table-cell>
          <table:table-cell/>
        </table:table-row>
        <table:table-row table:style-name="ro4">
          <table:table-cell office:value-type="string" calcext:value-type="string">
            <text:p>1985 IMO Shortlist</text:p>
          </table:table-cell>
          <table:table-cell office:value-type="float" office:value="1985" calcext:value-type="float">
            <text:p>1985</text:p>
          </table:table-cell>
          <table:table-cell office:value-type="float" office:value="7" calcext:value-type="float">
            <text:p>7</text:p>
          </table:table-cell>
          <table:table-cell/>
          <table:table-cell office:value-type="string" calcext:value-type="string">
            <text:p>The positive integers $x_1, \cdots , x_n$, $n \geq 3$, satisfy $x_1 &lt; x_2 &lt;\cdots&lt; x_n &lt; 2x_1$. Set $P = x_1x_2 \cdots x_n.$ Prove that if $p$ is a prime number, $k$ a positive integer, and $P$ is divisible by $pk$, then $\frac{P}{p^k} \geq n!.$</text:p>
          </table:table-cell>
          <table:table-cell office:value-type="string" calcext:value-type="string">
            <text:p>https://artofproblemsolving.com/community/c3936_1985_imo_shortlist</text:p>
          </table:table-cell>
          <table:table-cell office:value-type="string" calcext:value-type="string">
            <text:p>The positive integers $x_1, \cdots , x_n$, $n \geq 3$, satisfy $x_1 &lt; x_2 &lt;\cdots&lt; x_n &lt; 2x_1$. Set $P = x_1x_2 \cdots x_n.$ Prove that if $p$ is a prime number, $k$ a positive integer, and $P$ is divisible by $pk$, then $\frac{P}{p^k} \geq n!.$</text:p>
          </table:table-cell>
          <table:table-cell/>
        </table:table-row>
        <table:table-row table:style-name="ro13">
          <table:table-cell office:value-type="string" calcext:value-type="string">
            <text:p>1985 IMO Shortlist</text:p>
          </table:table-cell>
          <table:table-cell office:value-type="float" office:value="1985" calcext:value-type="float">
            <text:p>1985</text:p>
          </table:table-cell>
          <table:table-cell office:value-type="float" office:value="8" calcext:value-type="float">
            <text:p>8</text:p>
          </table:table-cell>
          <table:table-cell/>
          <table:table-cell office:value-type="string" calcext:value-type="string">
            <text:p>Let $A$ be a set of $n$ points in the space. From the family of all segments with endpoints in $A$, $q$ segments have been selected and colored yellow. Suppose that all yellow segments are of different length. Prove that there exists a polygonal line composed of $m$ yellow segments, where $m \geq \frac{2q}{n}$, arranged in order of increasing length.</text:p>
          </table:table-cell>
          <table:table-cell office:value-type="string" calcext:value-type="string">
            <text:p>https://artofproblemsolving.com/community/c3936_1985_imo_shortlist</text:p>
          </table:table-cell>
          <table:table-cell office:value-type="string" calcext:value-type="string">
            <text:p>Let $A$ be a set of $n$ points in the space. From the family of all segments with endpoints in $A$, $q$ segments have been selected and colored yellow. Suppose that all yellow segments are of different length. Prove that there exists a polygonal line composed of $m$ yellow segments, where $m \geq \frac{2q}{n}$, arranged in order of increasing length.</text:p>
          </table:table-cell>
          <table:table-cell/>
        </table:table-row>
        <table:table-row table:style-name="ro4">
          <table:table-cell office:value-type="string" calcext:value-type="string">
            <text:p>1985 IMO Shortlist</text:p>
          </table:table-cell>
          <table:table-cell office:value-type="float" office:value="1985" calcext:value-type="float">
            <text:p>1985</text:p>
          </table:table-cell>
          <table:table-cell office:value-type="float" office:value="9" calcext:value-type="float">
            <text:p>9</text:p>
          </table:table-cell>
          <table:table-cell/>
          <table:table-cell office:value-type="string" calcext:value-type="string">
            <text:p>Determine the radius of a sphere $S$ that passes through the centroids of each face of a given tetrahedron $T$ inscribed in a unit sphere with center $O$. Also, determine the distance from $O$ to the center of $S$ as a function of the edges of $T.$</text:p>
          </table:table-cell>
          <table:table-cell office:value-type="string" calcext:value-type="string">
            <text:p>https://artofproblemsolving.com/community/c3936_1985_imo_shortlist</text:p>
          </table:table-cell>
          <table:table-cell office:value-type="string" calcext:value-type="string">
            <text:p>Determine the radius of a sphere $S$ that passes through the centroids of each face of a given tetrahedron $T$ inscribed in a unit sphere with center $O$. Also, determine the distance from $O$ to the center of $S$ as a function of the edges of $T.$</text:p>
          </table:table-cell>
          <table:table-cell/>
        </table:table-row>
        <table:table-row table:style-name="ro4">
          <table:table-cell office:value-type="string" calcext:value-type="string">
            <text:p>1985 IMO Shortlist</text:p>
          </table:table-cell>
          <table:table-cell office:value-type="float" office:value="1985" calcext:value-type="float">
            <text:p>1985</text:p>
          </table:table-cell>
          <table:table-cell office:value-type="float" office:value="10" calcext:value-type="float">
            <text:p>10</text:p>
          </table:table-cell>
          <table:table-cell/>
          <table:table-cell office:value-type="string" calcext:value-type="string">
            <text:p>Prove that for every point $M$ on the surface of a regular tetrahedron there exists a point $M'$ such that there are at least three different curves on the surface joining $M$ to $M'$ with the smallest possible length among all curves on the surface joining $M$ to $M'$.</text:p>
          </table:table-cell>
          <table:table-cell office:value-type="string" calcext:value-type="string">
            <text:p>https://artofproblemsolving.com/community/c3936_1985_imo_shortlist</text:p>
          </table:table-cell>
          <table:table-cell office:value-type="string" calcext:value-type="string">
            <text:p>Prove that for every point $M$ on the surface of a regular tetrahedron there exists a point $M'$ such that there are at least three different curves on the surface joining $M$ to $M'$ with the smallest possible length among all curves on the surface joining $M$ to $M'$.</text:p>
          </table:table-cell>
          <table:table-cell/>
        </table:table-row>
        <table:table-row table:style-name="ro4">
          <table:table-cell office:value-type="string" calcext:value-type="string">
            <text:p>1985 IMO Shortlist</text:p>
          </table:table-cell>
          <table:table-cell office:value-type="float" office:value="1985" calcext:value-type="float">
            <text:p>1985</text:p>
          </table:table-cell>
          <table:table-cell office:value-type="float" office:value="11" calcext:value-type="float">
            <text:p>11</text:p>
          </table:table-cell>
          <table:table-cell/>
          <table:table-cell office:value-type="string" calcext:value-type="string">
            <text:p>Find a method by which one can compute the coefficients of $P(x) = x^6 + a_1x^5 + \cdots+ <text:s/>a_6$ from the roots of $P(x) = 0$ by performing not more than $15$ additions and $15$ multiplications.</text:p>
          </table:table-cell>
          <table:table-cell office:value-type="string" calcext:value-type="string">
            <text:p>https://artofproblemsolving.com/community/c3936_1985_imo_shortlist</text:p>
          </table:table-cell>
          <table:table-cell office:value-type="string" calcext:value-type="string">
            <text:p>Find a method by which one can compute the coefficients of $P(x) = x^6 + a_1x^5 + \cdots+ <text:s/>a_6$ from the roots of $P(x) = 0$ by performing not more than $15$ additions and $15$ multiplications.</text:p>
          </table:table-cell>
          <table:table-cell/>
        </table:table-row>
        <table:table-row table:style-name="ro7">
          <table:table-cell office:value-type="string" calcext:value-type="string">
            <text:p>1985 IMO Shortlist</text:p>
          </table:table-cell>
          <table:table-cell office:value-type="float" office:value="1985" calcext:value-type="float">
            <text:p>1985</text:p>
          </table:table-cell>
          <table:table-cell office:value-type="float" office:value="12" calcext:value-type="float">
            <text:p>12</text:p>
          </table:table-cell>
          <table:table-cell/>
          <table:table-cell office:value-type="string" calcext:value-type="string">
            <text:p>A sequence of polynomials $P_m(x, y, z), m = 0, 1, 2, \cdots$, in $x, y$, and $z$ is defined by $P_0(x, y, z) = 1$ and by</text:p>
            <text:p>\[P_m(x, y, z) = (x + z)(y + z)P_{m-1}(x, y, z + 1) - z^2P_{m-1}(x, y, z)\]</text:p>
            <text:p>for $m &gt; 0$. Prove that each $P_m(x, y, z)$ is symmetric, in other words, is unaltered by any permutation of $x, y, z.$</text:p>
          </table:table-cell>
          <table:table-cell office:value-type="string" calcext:value-type="string">
            <text:p>https://artofproblemsolving.com/community/c3936_1985_imo_shortlist</text:p>
          </table:table-cell>
          <table:table-cell office:value-type="string" calcext:value-type="string">
            <text:p>A sequence of polynomials $P_m(x, y, z), m = 0, 1, 2, \cdots$, in $x, y$, and $z$ is defined by $P_0(x, y, z) = 1$ and by</text:p>
            <text:p>\[P_m(x, y, z) = (x + z)(y + z)P_{m-1}(x, y, z + 1) - z^2P_{m-1}(x, y, z)\]</text:p>
            <text:p>for $m &gt; 0$. Prove that each $P_m(x, y, z)$ is symmetric, in other words, is unaltered by any permutation of $x, y, z.$</text:p>
          </table:table-cell>
          <table:table-cell/>
        </table:table-row>
        <table:table-row table:style-name="ro12">
          <table:table-cell office:value-type="string" calcext:value-type="string">
            <text:p>1985 IMO Shortlist</text:p>
          </table:table-cell>
          <table:table-cell office:value-type="float" office:value="1985" calcext:value-type="float">
            <text:p>1985</text:p>
          </table:table-cell>
          <table:table-cell office:value-type="float" office:value="13" calcext:value-type="float">
            <text:p>13</text:p>
          </table:table-cell>
          <table:table-cell/>
          <table:table-cell office:value-type="string" calcext:value-type="string">
            <text:p>Let $m$ boxes be given, with some balls in each box. Let $n &lt; m$ be a given integer. The following operation is performed: choose $n$ of the boxes and put $1$ ball in each of them. Prove:</text:p>
            <text:p/>
            <text:p>\textit{(a) }If $m$ and $n$ are relatively prime, then it is possible, by performing the operation a finite number of times, to arrive at the situation that all the boxes contain an equal number of balls.</text:p>
            <text:p/>
            <text:p>\textit{(b)} If $m$ and $n$ are not relatively prime, there exist initial distributions of balls in the boxes such that an equal distribution is not possible to achieve.</text:p>
          </table:table-cell>
          <table:table-cell office:value-type="string" calcext:value-type="string">
            <text:p>https://artofproblemsolving.com/community/c3936_1985_imo_shortlist</text:p>
          </table:table-cell>
          <table:table-cell office:value-type="string" calcext:value-type="string">
            <text:p>Let $m$ boxes be given, with some balls in each box. Let $n &lt; m$ be a given integer. The following operation is performed: choose $n$ of the boxes and put $1$ ball in each of them. Prove:</text:p>
            <text:p/>
            <text:p>\textit{(a) }If $m$ and $n$ are relatively prime, then it is possible, by performing the operation a finite number of times, to arrive at the situation that all the boxes contain an equal number of balls.</text:p>
            <text:p/>
            <text:p>\textit{(b)} If $m$ and $n$ are not relatively prime, there exist initial distributions of balls in the boxes such that an equal distribution is not possible to achieve.</text:p>
          </table:table-cell>
          <table:table-cell/>
        </table:table-row>
        <table:table-row table:style-name="ro7">
          <table:table-cell office:value-type="string" calcext:value-type="string">
            <text:p>1985 IMO Shortlist</text:p>
          </table:table-cell>
          <table:table-cell office:value-type="float" office:value="1985" calcext:value-type="float">
            <text:p>1985</text:p>
          </table:table-cell>
          <table:table-cell office:value-type="float" office:value="14" calcext:value-type="float">
            <text:p>14</text:p>
          </table:table-cell>
          <table:table-cell/>
          <table:table-cell office:value-type="string" calcext:value-type="string">
            <text:p>A set of $1985$ points is distributed around the circumference of a circle and each of the points is marked with $1$ or $-1$. A point is called “good” if the partial sums that can be formed by starting at that point and proceeding around the circle for any distance in either direction are all strictly positive. Show that if the number of points marked with $-1$ is less than $662$, there must be at least one good point.</text:p>
          </table:table-cell>
          <table:table-cell office:value-type="string" calcext:value-type="string">
            <text:p>https://artofproblemsolving.com/community/c3936_1985_imo_shortlist</text:p>
          </table:table-cell>
          <table:table-cell office:value-type="string" calcext:value-type="string">
            <text:p>A set of $1985$ points is distributed around the circumference of a circle and each of the points is marked with $1$ or $-1$. A point is called “good” if the partial sums that can be formed by starting at that point and proceeding around the circle for any distance in either direction are all strictly positive. Show that if the number of points marked with $-1$ is less than $662$, there must be at least one good point.</text:p>
          </table:table-cell>
          <table:table-cell/>
        </table:table-row>
        <table:table-row table:style-name="ro13">
          <table:table-cell office:value-type="string" calcext:value-type="string">
            <text:p>1985 IMO Shortlist</text:p>
          </table:table-cell>
          <table:table-cell office:value-type="float" office:value="1985" calcext:value-type="float">
            <text:p>1985</text:p>
          </table:table-cell>
          <table:table-cell office:value-type="float" office:value="15" calcext:value-type="float">
            <text:p>15</text:p>
          </table:table-cell>
          <table:table-cell/>
          <table:table-cell office:value-type="string" calcext:value-type="string">
            <text:p>Let $K$ and $K'$ be two squares in the same plane, their sides of equal length. Is it possible to decompose $K$ into a finite number of triangles $T_1, T_2, \ldots, T_p$ with mutually disjoint interiors and find translations $t_1, t_2, \ldots, t_p$ such that</text:p>
            <text:p>\[K'=\bigcup_{i=1}^{p} t_i(T_i) \ ? \]</text:p>
          </table:table-cell>
          <table:table-cell office:value-type="string" calcext:value-type="string">
            <text:p>https://artofproblemsolving.com/community/c3936_1985_imo_shortlist</text:p>
          </table:table-cell>
          <table:table-cell office:value-type="string" calcext:value-type="string">
            <text:p>Let $K$ and $K'$ be two squares in the same plane, their sides of equal length. Is it possible to decompose $K$ into a finite number of triangles $T_1, T_2, \ldots, T_p$ with mutually disjoint interiors and find translations $t_1, t_2, \ldots, t_p$ such that</text:p>
            <text:p>\[K'=\bigcup_{i=1}^{p} t_i(T_i) \ ? \]</text:p>
          </table:table-cell>
          <table:table-cell/>
        </table:table-row>
        <table:table-row table:style-name="ro1">
          <table:table-cell office:value-type="string" calcext:value-type="string">
            <text:p>1985 IMO Shortlist</text:p>
          </table:table-cell>
          <table:table-cell office:value-type="float" office:value="1985" calcext:value-type="float">
            <text:p>1985</text:p>
          </table:table-cell>
          <table:table-cell office:value-type="float" office:value="16" calcext:value-type="float">
            <text:p>16</text:p>
          </table:table-cell>
          <table:table-cell/>
          <table:table-cell office:value-type="string" calcext:value-type="string">
            <text:p>If possible, construct an equilateral triangle whose three vertices are on three given circles.</text:p>
          </table:table-cell>
          <table:table-cell office:value-type="string" calcext:value-type="string">
            <text:p>https://artofproblemsolving.com/community/c3936_1985_imo_shortlist</text:p>
          </table:table-cell>
          <table:table-cell office:value-type="string" calcext:value-type="string">
            <text:p>If possible, construct an equilateral triangle whose three vertices are on three given circles.</text:p>
          </table:table-cell>
          <table:table-cell/>
        </table:table-row>
        <table:table-row table:style-name="ro4">
          <table:table-cell office:value-type="string" calcext:value-type="string">
            <text:p>1985 IMO Shortlist</text:p>
          </table:table-cell>
          <table:table-cell office:value-type="float" office:value="1985" calcext:value-type="float">
            <text:p>1985</text:p>
          </table:table-cell>
          <table:table-cell office:value-type="float" office:value="17" calcext:value-type="float">
            <text:p>17</text:p>
          </table:table-cell>
          <table:table-cell/>
          <table:table-cell office:value-type="string" calcext:value-type="string">
            <text:p>The sequence $f_1, f_2, \cdots, f_n, \cdots $ of functions is defined for $x &gt; 0$ recursively by</text:p>
            <text:p>\[f_1(x)=x , \quad f_{n+1}(x) = f_n(x) \left(f_n(x) + \frac 1n \right)\]Prove that there exists one and only one positive number $a$ such that $0 &lt; f_n(a) &lt; f_{n+1}(a) &lt; 1$ for all integers $n \geq 1.$</text:p>
          </table:table-cell>
          <table:table-cell office:value-type="string" calcext:value-type="string">
            <text:p>https://artofproblemsolving.com/community/c3936_1985_imo_shortlist</text:p>
          </table:table-cell>
          <table:table-cell office:value-type="string" calcext:value-type="string">
            <text:p>The sequence $f_1, f_2, \cdots, f_n, \cdots $ of functions is defined for $x &gt; 0$ recursively by</text:p>
            <text:p>\[f_1(x)=x , \quad f_{n+1}(x) = f_n(x) \left(f_n(x) + \frac 1n \right)\]Prove that there exists one and only one positive number $a$ such that $0 &lt; f_n(a) &lt; f_{n+1}(a) &lt; 1$ for all integers $n \geq 1.$</text:p>
          </table:table-cell>
          <table:table-cell/>
        </table:table-row>
        <table:table-row table:style-name="ro4">
          <table:table-cell office:value-type="string" calcext:value-type="string">
            <text:p>1985 IMO Shortlist</text:p>
          </table:table-cell>
          <table:table-cell office:value-type="float" office:value="1985" calcext:value-type="float">
            <text:p>1985</text:p>
          </table:table-cell>
          <table:table-cell office:value-type="float" office:value="18" calcext:value-type="float">
            <text:p>18</text:p>
          </table:table-cell>
          <table:table-cell/>
          <table:table-cell office:value-type="string" calcext:value-type="string">
            <text:p>Let $x_1, x_2, \cdots , x_n$ be positive numbers. Prove that</text:p>
            <text:p>\[\frac{x_1^2}{x_1^2+x_2x_3} + \frac{x_2^2}{x_2^2+x_3x_4} + \cdots +\frac{x_{n-1}^2}{x_{n-1}^2+x_nx_1} +\frac{x_n^2}{x_n^2+x_1x_2} \leq n-1\]</text:p>
          </table:table-cell>
          <table:table-cell office:value-type="string" calcext:value-type="string">
            <text:p>https://artofproblemsolving.com/community/c3936_1985_imo_shortlist</text:p>
          </table:table-cell>
          <table:table-cell office:value-type="string" calcext:value-type="string">
            <text:p>Let $x_1, x_2, \cdots , x_n$ be positive numbers. Prove that</text:p>
            <text:p>\[\frac{x_1^2}{x_1^2+x_2x_3} + \frac{x_2^2}{x_2^2+x_3x_4} + \cdots +\frac{x_{n-1}^2}{x_{n-1}^2+x_nx_1} +\frac{x_n^2}{x_n^2+x_1x_2} \leq n-1\]</text:p>
          </table:table-cell>
          <table:table-cell/>
        </table:table-row>
        <table:table-row table:style-name="ro6">
          <table:table-cell office:value-type="string" calcext:value-type="string">
            <text:p>1985 IMO Shortlist</text:p>
          </table:table-cell>
          <table:table-cell office:value-type="float" office:value="1985" calcext:value-type="float">
            <text:p>1985</text:p>
          </table:table-cell>
          <table:table-cell office:value-type="float" office:value="19" calcext:value-type="float">
            <text:p>19</text:p>
          </table:table-cell>
          <table:table-cell/>
          <table:table-cell office:value-type="string" calcext:value-type="string">
            <text:p>For which integers $n \geq 3$ does there exist a regular $n$-gon in the plane such that all its vertices have integer coordinates in a rectangular coordinate system?</text:p>
          </table:table-cell>
          <table:table-cell office:value-type="string" calcext:value-type="string">
            <text:p>https://artofproblemsolving.com/community/c3936_1985_imo_shortlist</text:p>
          </table:table-cell>
          <table:table-cell office:value-type="string" calcext:value-type="string">
            <text:p>For which integers $n \geq 3$ does there exist a regular $n$-gon in the plane such that all its vertices have integer coordinates in a rectangular coordinate system?</text:p>
          </table:table-cell>
          <table:table-cell/>
        </table:table-row>
        <table:table-row table:style-name="ro6">
          <table:table-cell office:value-type="string" calcext:value-type="string">
            <text:p>1985 IMO Shortlist</text:p>
          </table:table-cell>
          <table:table-cell office:value-type="float" office:value="1985" calcext:value-type="float">
            <text:p>1985</text:p>
          </table:table-cell>
          <table:table-cell office:value-type="float" office:value="20" calcext:value-type="float">
            <text:p>20</text:p>
          </table:table-cell>
          <table:table-cell/>
          <table:table-cell office:value-type="string" calcext:value-type="string">
            <text:p>A circle whose center is on the side $ED$ of the cyclic quadrilateral $BCDE$ touches the other three sides. Prove that $EB+CD = ED.$</text:p>
          </table:table-cell>
          <table:table-cell office:value-type="string" calcext:value-type="string">
            <text:p>https://artofproblemsolving.com/community/c3936_1985_imo_shortlist</text:p>
          </table:table-cell>
          <table:table-cell office:value-type="string" calcext:value-type="string">
            <text:p>A circle whose center is on the side $ED$ of the cyclic quadrilateral $BCDE$ touches the other three sides. Prove that $EB+CD = ED.$</text:p>
          </table:table-cell>
          <table:table-cell/>
        </table:table-row>
        <table:table-row table:style-name="ro5">
          <table:table-cell office:value-type="string" calcext:value-type="string">
            <text:p>1985 IMO Shortlist</text:p>
          </table:table-cell>
          <table:table-cell office:value-type="float" office:value="1985" calcext:value-type="float">
            <text:p>1985</text:p>
          </table:table-cell>
          <table:table-cell office:value-type="float" office:value="21" calcext:value-type="float">
            <text:p>21</text:p>
          </table:table-cell>
          <table:table-cell office:value-type="string" calcext:value-type="string">
            <text:p>(b)} $\frac{AM}{AX</text:p>
          </table:table-cell>
          <table:table-cell office:value-type="string" calcext:value-type="string">
            <text:p>The tangents at $B$ and $C$ to the circumcircle of the acute-angled triangle $ABC$ meet at $X$. Let $M$ be the midpoint of $BC$. Prove that</text:p>
            <text:p/>
            <text:p>\textit{(a)} $\angle BAM = \angle CAX$, and</text:p>
          </table:table-cell>
          <table:table-cell office:value-type="string" calcext:value-type="string">
            <text:p>https://artofproblemsolving.com/community/c3936_1985_imo_shortlist</text:p>
          </table:table-cell>
          <table:table-cell office:value-type="string" calcext:value-type="string">
            <text:p>The tangents at $B$ and $C$ to the circumcircle of the acute-angled triangle $ABC$ meet at $X$. Let $M$ be the midpoint of $BC$. Prove that</text:p>
            <text:p/>
            <text:p>\textit{(a)} $\angle BAM = \angle CAX$, and</text:p>
            <text:p/>
            <text:p>\textit{(b)} $\frac{AM}{AX} = \cos\angle BAC.$</text:p>
          </table:table-cell>
          <table:table-cell/>
        </table:table-row>
        <table:table-row table:style-name="ro13">
          <table:table-cell office:value-type="string" calcext:value-type="string">
            <text:p>1985 IMO Shortlist</text:p>
          </table:table-cell>
          <table:table-cell office:value-type="float" office:value="1985" calcext:value-type="float">
            <text:p>1985</text:p>
          </table:table-cell>
          <table:table-cell office:value-type="float" office:value="22" calcext:value-type="float">
            <text:p>22</text:p>
          </table:table-cell>
          <table:table-cell/>
          <table:table-cell office:value-type="string" calcext:value-type="string">
            <text:p>A circle with center $O$ passes through the vertices $A$ and $C$ of the triangle $ABC$ and intersects the segments $AB$ and $BC$ again at distinct points $K$ and $N$ respectively. Let $M$ be the point of intersection of the circumcircles of triangles $ABC$ and $KBN$ (apart from $B$). Prove that $\angle OMB=90^{\circ}$.</text:p>
          </table:table-cell>
          <table:table-cell office:value-type="string" calcext:value-type="string">
            <text:p>https://artofproblemsolving.com/community/c3936_1985_imo_shortlist</text:p>
          </table:table-cell>
          <table:table-cell office:value-type="string" calcext:value-type="string">
            <text:p>A circle with center $O$ passes through the vertices $A$ and $C$ of the triangle $ABC$ and intersects the segments $AB$ and $BC$ again at distinct points $K$ and $N$ respectively. Let $M$ be the point of intersection of the circumcircles of triangles $ABC$ and $KBN$ (apart from $B$). Prove that $\angle OMB=90^{\circ}$.</text:p>
          </table:table-cell>
          <table:table-cell/>
        </table:table-row>
        <table:table-row table:style-name="ro13">
          <table:table-cell office:value-type="string" calcext:value-type="string">
            <text:p>1984 IMO Shortlist</text:p>
          </table:table-cell>
          <table:table-cell office:value-type="float" office:value="1984" calcext:value-type="float">
            <text:p>1984</text:p>
          </table:table-cell>
          <table:table-cell office:value-type="float" office:value="1" calcext:value-type="float">
            <text:p>1</text:p>
          </table:table-cell>
          <table:table-cell/>
          <table:table-cell office:value-type="string" calcext:value-type="string">
            <text:p>Find all solutions of the following system of $n$ equations in $n$ variables:</text:p>
            <text:p>\[\begin{array}{c}\  x_1|x_1| - (x_1 - a)|x_1 - a| = x_2|x_2|,x_2|x_2| - (x_2 - a)|x_2 - a| = x_3|x_3|,\ \vdots \ x_n|x_n| - (x_n - a)|x_n - a| = x_1|x_1|\end{array}\]</text:p>
            <text:p>where $a$ is a given number.</text:p>
          </table:table-cell>
          <table:table-cell office:value-type="string" calcext:value-type="string">
            <text:p>https://artofproblemsolving.com/community/c3935_1984_imo_shortlist</text:p>
          </table:table-cell>
          <table:table-cell office:value-type="string" calcext:value-type="string">
            <text:p>Find all solutions of the following system of $n$ equations in $n$ variables:</text:p>
            <text:p>\[\begin{array}{c}\  x_1|x_1| - (x_1 - a)|x_1 - a| = x_2|x_2|,x_2|x_2| - (x_2 - a)|x_2 - a| = x_3|x_3|,\ \vdots \ x_n|x_n| - (x_n - a)|x_n - a| = x_1|x_1|\end{array}\]</text:p>
            <text:p>where $a$ is a given number.</text:p>
          </table:table-cell>
          <table:table-cell/>
        </table:table-row>
        <table:table-row table:style-name="ro5">
          <table:table-cell office:value-type="string" calcext:value-type="string">
            <text:p>1984 IMO Shortlist</text:p>
          </table:table-cell>
          <table:table-cell office:value-type="float" office:value="1984" calcext:value-type="float">
            <text:p>1984</text:p>
          </table:table-cell>
          <table:table-cell office:value-type="float" office:value="2" calcext:value-type="float">
            <text:p>2</text:p>
          </table:table-cell>
          <table:table-cell/>
          <table:table-cell office:value-type="string" calcext:value-type="string">
            <text:p>Prove:</text:p>
            <text:p/>
            <text:p>(a) There are infinitely many triples of positive integers $m, n, p$ such that $4mn - m- n = p^2 - 1.$</text:p>
            <text:p/>
            <text:p>(b) There are no positive integers $m, n, p$ such that $4mn - m- n = p^2.$</text:p>
          </table:table-cell>
          <table:table-cell office:value-type="string" calcext:value-type="string">
            <text:p>https://artofproblemsolving.com/community/c3935_1984_imo_shortlist</text:p>
          </table:table-cell>
          <table:table-cell office:value-type="string" calcext:value-type="string">
            <text:p>Prove:</text:p>
            <text:p/>
            <text:p>(a) There are infinitely many triples of positive integers $m, n, p$ such that $4mn - m- n = p^2 - 1.$</text:p>
            <text:p/>
            <text:p>(b) There are no positive integers $m, n, p$ such that $4mn - m- n = p^2.$</text:p>
          </table:table-cell>
          <table:table-cell/>
        </table:table-row>
        <table:table-row table:style-name="ro4">
          <table:table-cell office:value-type="string" calcext:value-type="string">
            <text:p>1984 IMO Shortlist</text:p>
          </table:table-cell>
          <table:table-cell office:value-type="float" office:value="1984" calcext:value-type="float">
            <text:p>1984</text:p>
          </table:table-cell>
          <table:table-cell office:value-type="float" office:value="3" calcext:value-type="float">
            <text:p>3</text:p>
          </table:table-cell>
          <table:table-cell/>
          <table:table-cell office:value-type="string" calcext:value-type="string">
            <text:p>Find all positive integers $n$ such that</text:p>
            <text:p>\[n=d_6^2+d_7^2-1,\]</text:p>
            <text:p>where $1 = d_1 &lt; d_2 &lt; \cdots &lt; d_k = n$ are all positive divisors of the number $n.$</text:p>
          </table:table-cell>
          <table:table-cell office:value-type="string" calcext:value-type="string">
            <text:p>https://artofproblemsolving.com/community/c3935_1984_imo_shortlist</text:p>
          </table:table-cell>
          <table:table-cell office:value-type="string" calcext:value-type="string">
            <text:p>Find all positive integers $n$ such that</text:p>
            <text:p>\[n=d_6^2+d_7^2-1,\]</text:p>
            <text:p>where $1 = d_1 &lt; d_2 &lt; \cdots &lt; d_k = n$ are all positive divisors of the number $n.$</text:p>
          </table:table-cell>
          <table:table-cell/>
        </table:table-row>
        <table:table-row table:style-name="ro13">
          <table:table-cell office:value-type="string" calcext:value-type="string">
            <text:p>1984 IMO Shortlist</text:p>
          </table:table-cell>
          <table:table-cell office:value-type="float" office:value="1984" calcext:value-type="float">
            <text:p>1984</text:p>
          </table:table-cell>
          <table:table-cell office:value-type="float" office:value="4" calcext:value-type="float">
            <text:p>4</text:p>
          </table:table-cell>
          <table:table-cell/>
          <table:table-cell office:value-type="string" calcext:value-type="string">
            <text:p>Let $ d$ be the sum of the lengths of all the diagonals of a plane convex polygon with $ n$ vertices (where $ n&gt;3$). Let $ p$ be its perimeter. Prove that:</text:p>
            <text:p>\[ n-3&lt;{2d\over p}&lt;\Bigl[{n\over2}\Bigr]\cdot\Bigl[{n+1\over 2}\Bigr]-2,\]</text:p>
            <text:p>where $ [x]$ denotes the greatest integer not exceeding $ x$.</text:p>
          </table:table-cell>
          <table:table-cell office:value-type="string" calcext:value-type="string">
            <text:p>https://artofproblemsolving.com/community/c3935_1984_imo_shortlist</text:p>
          </table:table-cell>
          <table:table-cell office:value-type="string" calcext:value-type="string">
            <text:p>Let $ d$ be the sum of the lengths of all the diagonals of a plane convex polygon with $ n$ vertices (where $ n&gt;3$). Let $ p$ be its perimeter. Prove that:</text:p>
            <text:p>\[ n-3&lt;{2d\over p}&lt;\Bigl[{n\over2}\Bigr]\cdot\Bigl[{n+1\over 2}\Bigr]-2,\]</text:p>
            <text:p>where $ [x]$ denotes the greatest integer not exceeding $ x$.</text:p>
          </table:table-cell>
          <table:table-cell/>
        </table:table-row>
        <table:table-row table:style-name="ro6">
          <table:table-cell office:value-type="string" calcext:value-type="string">
            <text:p>1984 IMO Shortlist</text:p>
          </table:table-cell>
          <table:table-cell office:value-type="float" office:value="1984" calcext:value-type="float">
            <text:p>1984</text:p>
          </table:table-cell>
          <table:table-cell office:value-type="float" office:value="5" calcext:value-type="float">
            <text:p>5</text:p>
          </table:table-cell>
          <table:table-cell/>
          <table:table-cell office:value-type="string" calcext:value-type="string">
            <text:p>Prove that $0\le yz+zx+xy-2xyz\le{7\over27}$, where $x,y$ and $z$ are non-negative real numbers satisfying $x+y+z=1$.</text:p>
          </table:table-cell>
          <table:table-cell office:value-type="string" calcext:value-type="string">
            <text:p>https://artofproblemsolving.com/community/c3935_1984_imo_shortlist</text:p>
          </table:table-cell>
          <table:table-cell office:value-type="string" calcext:value-type="string">
            <text:p>Prove that $0\le yz+zx+xy-2xyz\le{7\over27}$, where $x,y$ and $z$ are non-negative real numbers satisfying $x+y+z=1$.</text:p>
          </table:table-cell>
          <table:table-cell/>
        </table:table-row>
        <table:table-row table:style-name="ro4">
          <table:table-cell office:value-type="string" calcext:value-type="string">
            <text:p>1984 IMO Shortlist</text:p>
          </table:table-cell>
          <table:table-cell office:value-type="float" office:value="1984" calcext:value-type="float">
            <text:p>1984</text:p>
          </table:table-cell>
          <table:table-cell office:value-type="float" office:value="6" calcext:value-type="float">
            <text:p>6</text:p>
          </table:table-cell>
          <table:table-cell/>
          <table:table-cell office:value-type="string" calcext:value-type="string">
            <text:p>Let $c$ be a positive integer. The sequence $\{f_n\}$ is defined as follows:</text:p>
            <text:p>\[f_1 = 1, f_2 = c, f_{n+1} = 2f_n - f_{n-1} + 2 \quad  (n \geq 2).\]</text:p>
            <text:p>Show that for each $k \in \mathbb N$ there exists $r \in \mathbb N$  such that $f_kf_{k+1}= f_r.$</text:p>
          </table:table-cell>
          <table:table-cell office:value-type="string" calcext:value-type="string">
            <text:p>https://artofproblemsolving.com/community/c3935_1984_imo_shortlist</text:p>
          </table:table-cell>
          <table:table-cell office:value-type="string" calcext:value-type="string">
            <text:p>Let $c$ be a positive integer. The sequence $\{f_n\}$ is defined as follows:</text:p>
            <text:p>\[f_1 = 1, f_2 = c, f_{n+1} = 2f_n - f_{n-1} + 2 \quad  (n \geq 2).\]</text:p>
            <text:p>Show that for each $k \in \mathbb N$ there exists $r \in \mathbb N$  such that $f_kf_{k+1}= f_r.$</text:p>
          </table:table-cell>
          <table:table-cell/>
        </table:table-row>
        <table:table-row table:style-name="ro8">
          <table:table-cell office:value-type="string" calcext:value-type="string">
            <text:p>1984 IMO Shortlist</text:p>
          </table:table-cell>
          <table:table-cell office:value-type="float" office:value="1984" calcext:value-type="float">
            <text:p>1984</text:p>
          </table:table-cell>
          <table:table-cell office:value-type="float" office:value="7" calcext:value-type="float">
            <text:p>7</text:p>
          </table:table-cell>
          <table:table-cell/>
          <table:table-cell office:value-type="string" calcext:value-type="string">
            <text:p>(a) Decide whether the fields of the $8 \times 8$ chessboard can be numbered by the numbers $1, 2, \dots , 64$ in such a way that the sum of the four numbers in each of its parts of one of the forms</text:p>
            <text:p>\begin{itemize}</text:p>
            <text:p>\end{itemize}</text:p>
            <text:p>http://www.artofproblemsolving.com/Forum/download/file.php?id=28446</text:p>
            <text:p/>
            <text:p>is divisible by four.</text:p>
            <text:p/>
            <text:p>(b) Solve the analogous problem for</text:p>
            <text:p>\begin{itemize}</text:p>
            <text:p>\end{itemize}</text:p>
            <text:p>http://www.artofproblemsolving.com/Forum/download/file.php?id=28447</text:p>
          </table:table-cell>
          <table:table-cell office:value-type="string" calcext:value-type="string">
            <text:p>https://artofproblemsolving.com/community/c3935_1984_imo_shortlist</text:p>
          </table:table-cell>
          <table:table-cell office:value-type="string" calcext:value-type="string">
            <text:p>(a) Decide whether the fields of the $8 \times 8$ chessboard can be numbered by the numbers $1, 2, \dots , 64$ in such a way that the sum of the four numbers in each of its parts of one of the forms</text:p>
            <text:p>\begin{itemize}</text:p>
            <text:p>\end{itemize}</text:p>
            <text:p>http://www.artofproblemsolving.com/Forum/download/file.php?id=28446</text:p>
            <text:p/>
            <text:p>is divisible by four.</text:p>
            <text:p/>
            <text:p>(b) Solve the analogous problem for</text:p>
            <text:p>\begin{itemize}</text:p>
            <text:p>\end{itemize}</text:p>
            <text:p>http://www.artofproblemsolving.com/Forum/download/file.php?id=28447</text:p>
          </table:table-cell>
          <table:table-cell/>
        </table:table-row>
        <table:table-row table:style-name="ro7">
          <table:table-cell office:value-type="string" calcext:value-type="string">
            <text:p>1984 IMO Shortlist</text:p>
          </table:table-cell>
          <table:table-cell office:value-type="float" office:value="1984" calcext:value-type="float">
            <text:p>1984</text:p>
          </table:table-cell>
          <table:table-cell office:value-type="float" office:value="8" calcext:value-type="float">
            <text:p>8</text:p>
          </table:table-cell>
          <table:table-cell/>
          <table:table-cell office:value-type="string" calcext:value-type="string">
            <text:p>Given points $O$ and $A$ in the plane. Every point in the plane is colored with one of a finite number of colors. Given a point $X$ in the plane, the circle $C(X)$ has center $O$ and radius $OX+{\angle AOX\over OX}$, where $\angle AOX$ is measured in radians in the range $[0,2\pi)$. Prove that we can find a point $X$, not on $OA$, such that its color appears on the circumference of the circle $C(X)$.</text:p>
          </table:table-cell>
          <table:table-cell office:value-type="string" calcext:value-type="string">
            <text:p>https://artofproblemsolving.com/community/c3935_1984_imo_shortlist</text:p>
          </table:table-cell>
          <table:table-cell office:value-type="string" calcext:value-type="string">
            <text:p>Given points $O$ and $A$ in the plane. Every point in the plane is colored with one of a finite number of colors. Given a point $X$ in the plane, the circle $C(X)$ has center $O$ and radius $OX+{\angle AOX\over OX}$, where $\angle AOX$ is measured in radians in the range $[0,2\pi)$. Prove that we can find a point $X$, not on $OA$, such that its color appears on the circumference of the circle $C(X)$.</text:p>
          </table:table-cell>
          <table:table-cell/>
        </table:table-row>
        <table:table-row table:style-name="ro13">
          <table:table-cell office:value-type="string" calcext:value-type="string">
            <text:p>1984 IMO Shortlist</text:p>
          </table:table-cell>
          <table:table-cell office:value-type="float" office:value="1984" calcext:value-type="float">
            <text:p>1984</text:p>
          </table:table-cell>
          <table:table-cell office:value-type="float" office:value="9" calcext:value-type="float">
            <text:p>9</text:p>
          </table:table-cell>
          <table:table-cell/>
          <table:table-cell office:value-type="string" calcext:value-type="string">
            <text:p>Let $a, b, c$ be positive numbers with $\sqrt a +\sqrt b +\sqrt c = \frac{\sqrt 3}{2}$. Prove that the system of equations</text:p>
            <text:p>\[\sqrt{y-a}+\sqrt{z-a}=1,\] \[\sqrt{z-b}+\sqrt{x-b}=1,\] \[\sqrt{x-c}+\sqrt{y-c}=1\]</text:p>
            <text:p>has exactly one solution $(x, y, z)$ in real numbers.</text:p>
          </table:table-cell>
          <table:table-cell office:value-type="string" calcext:value-type="string">
            <text:p>https://artofproblemsolving.com/community/c3935_1984_imo_shortlist</text:p>
          </table:table-cell>
          <table:table-cell office:value-type="string" calcext:value-type="string">
            <text:p>Let $a, b, c$ be positive numbers with $\sqrt a +\sqrt b +\sqrt c = \frac{\sqrt 3}{2}$. Prove that the system of equations</text:p>
            <text:p>\[\sqrt{y-a}+\sqrt{z-a}=1,\] \[\sqrt{z-b}+\sqrt{x-b}=1,\] \[\sqrt{x-c}+\sqrt{y-c}=1\]</text:p>
            <text:p>has exactly one solution $(x, y, z)$ in real numbers.</text:p>
          </table:table-cell>
          <table:table-cell/>
        </table:table-row>
        <table:table-row table:style-name="ro1">
          <table:table-cell office:value-type="string" calcext:value-type="string">
            <text:p>1984 IMO Shortlist</text:p>
          </table:table-cell>
          <table:table-cell office:value-type="float" office:value="1984" calcext:value-type="float">
            <text:p>1984</text:p>
          </table:table-cell>
          <table:table-cell office:value-type="float" office:value="10" calcext:value-type="float">
            <text:p>10</text:p>
          </table:table-cell>
          <table:table-cell/>
          <table:table-cell office:value-type="string" calcext:value-type="string">
            <text:p>Prove that the product of five consecutive positive integers cannot be the square of an integer.</text:p>
          </table:table-cell>
          <table:table-cell office:value-type="string" calcext:value-type="string">
            <text:p>https://artofproblemsolving.com/community/c3935_1984_imo_shortlist</text:p>
          </table:table-cell>
          <table:table-cell office:value-type="string" calcext:value-type="string">
            <text:p>Prove that the product of five consecutive positive integers cannot be the square of an integer.</text:p>
          </table:table-cell>
          <table:table-cell/>
        </table:table-row>
        <table:table-row table:style-name="ro4">
          <table:table-cell office:value-type="string" calcext:value-type="string">
            <text:p>1984 IMO Shortlist</text:p>
          </table:table-cell>
          <table:table-cell office:value-type="float" office:value="1984" calcext:value-type="float">
            <text:p>1984</text:p>
          </table:table-cell>
          <table:table-cell office:value-type="float" office:value="11" calcext:value-type="float">
            <text:p>11</text:p>
          </table:table-cell>
          <table:table-cell/>
          <table:table-cell office:value-type="string" calcext:value-type="string">
            <text:p>Let $n$ be a positive integer and $a_1, a_2, \dots , a_{2n}$ mutually distinct integers. Find all integers $x$ satisfying</text:p>
            <text:p>\[(x - a_1) \cdot (x - a_2) \cdots (x - a_{2n}) = (-1)^n(n!)^2.\]</text:p>
          </table:table-cell>
          <table:table-cell office:value-type="string" calcext:value-type="string">
            <text:p>https://artofproblemsolving.com/community/c3935_1984_imo_shortlist</text:p>
          </table:table-cell>
          <table:table-cell office:value-type="string" calcext:value-type="string">
            <text:p>Let $n$ be a positive integer and $a_1, a_2, \dots , a_{2n}$ mutually distinct integers. Find all integers $x$ satisfying</text:p>
            <text:p>\[(x - a_1) \cdot (x - a_2) \cdots (x - a_{2n}) = (-1)^n(n!)^2.\]</text:p>
          </table:table-cell>
          <table:table-cell/>
        </table:table-row>
        <table:table-row table:style-name="ro6">
          <table:table-cell office:value-type="string" calcext:value-type="string">
            <text:p>1984 IMO Shortlist</text:p>
          </table:table-cell>
          <table:table-cell office:value-type="float" office:value="1984" calcext:value-type="float">
            <text:p>1984</text:p>
          </table:table-cell>
          <table:table-cell office:value-type="float" office:value="12" calcext:value-type="float">
            <text:p>12</text:p>
          </table:table-cell>
          <table:table-cell/>
          <table:table-cell office:value-type="string" calcext:value-type="string">
            <text:p>Find one pair of positive integers $a,b$ such that $ab(a+b)$ is not divisible by $7$, but $(a+b)^7-a^7-b^7$ is divisible by $7^7$.</text:p>
          </table:table-cell>
          <table:table-cell office:value-type="string" calcext:value-type="string">
            <text:p>https://artofproblemsolving.com/community/c3935_1984_imo_shortlist</text:p>
          </table:table-cell>
          <table:table-cell office:value-type="string" calcext:value-type="string">
            <text:p>Find one pair of positive integers $a,b$ such that $ab(a+b)$ is not divisible by $7$, but $(a+b)^7-a^7-b^7$ is divisible by $7^7$.</text:p>
          </table:table-cell>
          <table:table-cell/>
        </table:table-row>
        <table:table-row table:style-name="ro6">
          <table:table-cell office:value-type="string" calcext:value-type="string">
            <text:p>1984 IMO Shortlist</text:p>
          </table:table-cell>
          <table:table-cell office:value-type="float" office:value="1984" calcext:value-type="float">
            <text:p>1984</text:p>
          </table:table-cell>
          <table:table-cell office:value-type="float" office:value="13" calcext:value-type="float">
            <text:p>13</text:p>
          </table:table-cell>
          <table:table-cell/>
          <table:table-cell office:value-type="string" calcext:value-type="string">
            <text:p>Prove that the volume of a tetrahedron inscribed in a right circular cylinder of volume $1$ does not exceed $\frac{2}{3 \pi}.$</text:p>
          </table:table-cell>
          <table:table-cell office:value-type="string" calcext:value-type="string">
            <text:p>https://artofproblemsolving.com/community/c3935_1984_imo_shortlist</text:p>
          </table:table-cell>
          <table:table-cell office:value-type="string" calcext:value-type="string">
            <text:p>Prove that the volume of a tetrahedron inscribed in a right circular cylinder of volume $1$ does not exceed $\frac{2}{3 \pi}.$</text:p>
          </table:table-cell>
          <table:table-cell/>
        </table:table-row>
        <table:table-row table:style-name="ro4">
          <table:table-cell office:value-type="string" calcext:value-type="string">
            <text:p>1984 IMO Shortlist</text:p>
          </table:table-cell>
          <table:table-cell office:value-type="float" office:value="1984" calcext:value-type="float">
            <text:p>1984</text:p>
          </table:table-cell>
          <table:table-cell office:value-type="float" office:value="14" calcext:value-type="float">
            <text:p>14</text:p>
          </table:table-cell>
          <table:table-cell/>
          <table:table-cell office:value-type="string" calcext:value-type="string">
            <text:p>Let $ABCD$ be a convex quadrilateral with the line $CD$ being tangent to the circle on diameter $AB$. Prove that the line $AB$ is tangent to the circle on diameter $CD$ if and only if the lines $BC$ and $AD$ are parallel.</text:p>
          </table:table-cell>
          <table:table-cell office:value-type="string" calcext:value-type="string">
            <text:p>https://artofproblemsolving.com/community/c3935_1984_imo_shortlist</text:p>
          </table:table-cell>
          <table:table-cell office:value-type="string" calcext:value-type="string">
            <text:p>Let $ABCD$ be a convex quadrilateral with the line $CD$ being tangent to the circle on diameter $AB$. Prove that the line $AB$ is tangent to the circle on diameter $CD$ if and only if the lines $BC$ and $AD$ are parallel.</text:p>
          </table:table-cell>
          <table:table-cell/>
        </table:table-row>
        <table:table-row table:style-name="ro5">
          <table:table-cell office:value-type="string" calcext:value-type="string">
            <text:p>1984 IMO Shortlist</text:p>
          </table:table-cell>
          <table:table-cell office:value-type="float" office:value="1984" calcext:value-type="float">
            <text:p>1984</text:p>
          </table:table-cell>
          <table:table-cell office:value-type="float" office:value="15" calcext:value-type="float">
            <text:p>15</text:p>
          </table:table-cell>
          <table:table-cell/>
          <table:table-cell office:value-type="string" calcext:value-type="string">
            <text:p>Angles of a given triangle $ABC$ are all smaller than $120^\circ$. Equilateral triangles $AFB, BDC$ and $CEA$ are constructed in the exterior of $ABC$.</text:p>
            <text:p/>
            <text:p>(a) Prove that the lines $AD, BE$, and $CF$ pass through one point $S.$</text:p>
            <text:p/>
            <text:p>(b) Prove that $SD + SE + SF = 2(SA + SB + SC).$</text:p>
          </table:table-cell>
          <table:table-cell office:value-type="string" calcext:value-type="string">
            <text:p>https://artofproblemsolving.com/community/c3935_1984_imo_shortlist</text:p>
          </table:table-cell>
          <table:table-cell office:value-type="string" calcext:value-type="string">
            <text:p>Angles of a given triangle $ABC$ are all smaller than $120^\circ$. Equilateral triangles $AFB, BDC$ and $CEA$ are constructed in the exterior of $ABC$.</text:p>
            <text:p/>
            <text:p>(a) Prove that the lines $AD, BE$, and $CF$ pass through one point $S.$</text:p>
            <text:p/>
            <text:p>(b) Prove that $SD + SE + SF = 2(SA + SB + SC).$</text:p>
          </table:table-cell>
          <table:table-cell/>
        </table:table-row>
        <table:table-row table:style-name="ro6">
          <table:table-cell office:value-type="string" calcext:value-type="string">
            <text:p>1984 IMO Shortlist</text:p>
          </table:table-cell>
          <table:table-cell office:value-type="float" office:value="1984" calcext:value-type="float">
            <text:p>1984</text:p>
          </table:table-cell>
          <table:table-cell office:value-type="float" office:value="16" calcext:value-type="float">
            <text:p>16</text:p>
          </table:table-cell>
          <table:table-cell/>
          <table:table-cell office:value-type="string" calcext:value-type="string">
            <text:p>Let $a,b,c,d$ be odd integers such that $0&lt;a&lt;b&lt;c&lt;d$ and $ad=bc$. Prove that if $a+d=2^k$ and $b+c=2^m$ for some integers $k$ and $m$, then $a=1$.</text:p>
          </table:table-cell>
          <table:table-cell office:value-type="string" calcext:value-type="string">
            <text:p>https://artofproblemsolving.com/community/c3935_1984_imo_shortlist</text:p>
          </table:table-cell>
          <table:table-cell office:value-type="string" calcext:value-type="string">
            <text:p>Let $a,b,c,d$ be odd integers such that $0&lt;a&lt;b&lt;c&lt;d$ and $ad=bc$. Prove that if $a+d=2^k$ and $b+c=2^m$ for some integers $k$ and $m$, then $a=1$.</text:p>
          </table:table-cell>
          <table:table-cell/>
        </table:table-row>
        <table:table-row table:style-name="ro4">
          <table:table-cell office:value-type="string" calcext:value-type="string">
            <text:p>1984 IMO Shortlist</text:p>
          </table:table-cell>
          <table:table-cell office:value-type="float" office:value="1984" calcext:value-type="float">
            <text:p>1984</text:p>
          </table:table-cell>
          <table:table-cell office:value-type="float" office:value="17" calcext:value-type="float">
            <text:p>17</text:p>
          </table:table-cell>
          <table:table-cell/>
          <table:table-cell office:value-type="string" calcext:value-type="string">
            <text:p>In a permutation $(x_1, x_2, \dots , x_n)$ of the set $1, 2, \dots , n$ we call a pair $(x_i, x_j )$ discordant if $i &lt; j$ and $x_i &gt; x_j$. Let $d(n, k)$ be the number of such permutations with exactly $k$ discordant pairs. Find $d(n, 2)$ and $d(n, 3).$</text:p>
          </table:table-cell>
          <table:table-cell office:value-type="string" calcext:value-type="string">
            <text:p>https://artofproblemsolving.com/community/c3935_1984_imo_shortlist</text:p>
          </table:table-cell>
          <table:table-cell office:value-type="string" calcext:value-type="string">
            <text:p>In a permutation $(x_1, x_2, \dots , x_n)$ of the set $1, 2, \dots , n$ we call a pair $(x_i, x_j )$ discordant if $i &lt; j$ and $x_i &gt; x_j$. Let $d(n, k)$ be the number of such permutations with exactly $k$ discordant pairs. Find $d(n, 2)$ and $d(n, 3).$</text:p>
          </table:table-cell>
          <table:table-cell/>
        </table:table-row>
        <table:table-row table:style-name="ro4">
          <table:table-cell office:value-type="string" calcext:value-type="string">
            <text:p>1984 IMO Shortlist</text:p>
          </table:table-cell>
          <table:table-cell office:value-type="float" office:value="1984" calcext:value-type="float">
            <text:p>1984</text:p>
          </table:table-cell>
          <table:table-cell office:value-type="float" office:value="18" calcext:value-type="float">
            <text:p>18</text:p>
          </table:table-cell>
          <table:table-cell/>
          <table:table-cell office:value-type="string" calcext:value-type="string">
            <text:p>Inside triangle $ABC$ there are three circles $k_1, k_2, k_3$ each of which is tangent to two sides of the triangle and to its incircle $k$. The radii of $k_1, k_2, k_3$ are $1, 4$, and $9$. Determine the radius of $k.$</text:p>
          </table:table-cell>
          <table:table-cell office:value-type="string" calcext:value-type="string">
            <text:p>https://artofproblemsolving.com/community/c3935_1984_imo_shortlist</text:p>
          </table:table-cell>
          <table:table-cell office:value-type="string" calcext:value-type="string">
            <text:p>Inside triangle $ABC$ there are three circles $k_1, k_2, k_3$ each of which is tangent to two sides of the triangle and to its incircle $k$. The radii of $k_1, k_2, k_3$ are $1, 4$, and $9$. Determine the radius of $k.$</text:p>
          </table:table-cell>
          <table:table-cell/>
        </table:table-row>
        <table:table-row table:style-name="ro9">
          <table:table-cell office:value-type="string" calcext:value-type="string">
            <text:p>1984 IMO Shortlist</text:p>
          </table:table-cell>
          <table:table-cell office:value-type="float" office:value="1984" calcext:value-type="float">
            <text:p>1984</text:p>
          </table:table-cell>
          <table:table-cell office:value-type="float" office:value="19" calcext:value-type="float">
            <text:p>19</text:p>
          </table:table-cell>
          <table:table-cell/>
          <table:table-cell office:value-type="string" calcext:value-type="string">
            <text:p>The harmonic table is a triangular array:</text:p>
            <text:p/>
            <text:p>$1$</text:p>
            <text:p/>
            <text:p>$\frac 12 \qquad \frac 12$</text:p>
            <text:p/>
            <text:p>$\frac 13 \qquad \frac 16 \qquad \frac 13$</text:p>
            <text:p/>
            <text:p>$\frac 14 \qquad \frac 1{12} \qquad \frac 1{12} \qquad \frac 14$</text:p>
            <text:p/>
            <text:p>Where $a_{n,1} = \frac 1n$ and $a_{n,k+1} = a_{n-1,k} - a_{n,k}$ for $1 \leq k \leq n-1.$ Find the harmonic mean of the $1985^{th}$ row.</text:p>
          </table:table-cell>
          <table:table-cell office:value-type="string" calcext:value-type="string">
            <text:p>https://artofproblemsolving.com/community/c3935_1984_imo_shortlist</text:p>
          </table:table-cell>
          <table:table-cell office:value-type="string" calcext:value-type="string">
            <text:p>The harmonic table is a triangular array:</text:p>
            <text:p/>
            <text:p>$1$</text:p>
            <text:p/>
            <text:p>$\frac 12 \qquad \frac 12$</text:p>
            <text:p/>
            <text:p>$\frac 13 \qquad \frac 16 \qquad \frac 13$</text:p>
            <text:p/>
            <text:p>$\frac 14 \qquad \frac 1{12} \qquad \frac 1{12} \qquad \frac 14$</text:p>
            <text:p/>
            <text:p>Where $a_{n,1} = \frac 1n$ and $a_{n,k+1} = a_{n-1,k} - a_{n,k}$ for $1 \leq k \leq n-1.$ Find the harmonic mean of the $1985^{th}$ row.</text:p>
          </table:table-cell>
          <table:table-cell/>
        </table:table-row>
        <table:table-row table:style-name="ro6">
          <table:table-cell office:value-type="string" calcext:value-type="string">
            <text:p>1984 IMO Shortlist</text:p>
          </table:table-cell>
          <table:table-cell office:value-type="float" office:value="1984" calcext:value-type="float">
            <text:p>1984</text:p>
          </table:table-cell>
          <table:table-cell office:value-type="float" office:value="20" calcext:value-type="float">
            <text:p>20</text:p>
          </table:table-cell>
          <table:table-cell/>
          <table:table-cell office:value-type="string" calcext:value-type="string">
            <text:p>Determine all pairs $(a, b)$ of positive real numbers with $a \neq 1$ such that</text:p>
            <text:p>\[\log_a b &lt; \log_{a+1} (b + 1).\]</text:p>
          </table:table-cell>
          <table:table-cell office:value-type="string" calcext:value-type="string">
            <text:p>https://artofproblemsolving.com/community/c3935_1984_imo_shortlist</text:p>
          </table:table-cell>
          <table:table-cell office:value-type="string" calcext:value-type="string">
            <text:p>Determine all pairs $(a, b)$ of positive real numbers with $a \neq 1$ such that</text:p>
            <text:p>\[\log_a b &lt; \log_{a+1} (b + 1).\]</text:p>
          </table:table-cell>
          <table:table-cell/>
        </table:table-row>
        <table:table-row table:style-name="ro13">
          <table:table-cell office:value-type="string" calcext:value-type="string">
            <text:p>1983 IMO Shortlist</text:p>
          </table:table-cell>
          <table:table-cell office:value-type="float" office:value="1983" calcext:value-type="float">
            <text:p>1983</text:p>
          </table:table-cell>
          <table:table-cell office:value-type="float" office:value="1" calcext:value-type="float">
            <text:p>1</text:p>
          </table:table-cell>
          <table:table-cell/>
          <table:table-cell office:value-type="string" calcext:value-type="string">
            <text:p>The localities $P_1, P_2, \dots, P_{1983}$ are served by ten international airlines $A_1,A_2, \dots , A_{10}$. It is noticed that there is direct service (without stops) between any two of these localities and that all airline schedules offer round-trip flights. Prove that at least one of the airlines can offer a round trip with an odd number of landings.</text:p>
          </table:table-cell>
          <table:table-cell office:value-type="string" calcext:value-type="string">
            <text:p>https://artofproblemsolving.com/community/c3934_1983_imo_shortlist</text:p>
          </table:table-cell>
          <table:table-cell office:value-type="string" calcext:value-type="string">
            <text:p>The localities $P_1, P_2, \dots, P_{1983}$ are served by ten international airlines $A_1,A_2, \dots , A_{10}$. It is noticed that there is direct service (without stops) between any two of these localities and that all airline schedules offer round-trip flights. Prove that at least one of the airlines can offer a round trip with an odd number of landings.</text:p>
          </table:table-cell>
          <table:table-cell/>
        </table:table-row>
        <table:table-row table:style-name="ro13">
          <table:table-cell office:value-type="string" calcext:value-type="string">
            <text:p>1983 IMO Shortlist</text:p>
          </table:table-cell>
          <table:table-cell office:value-type="float" office:value="1983" calcext:value-type="float">
            <text:p>1983</text:p>
          </table:table-cell>
          <table:table-cell office:value-type="float" office:value="2" calcext:value-type="float">
            <text:p>2</text:p>
          </table:table-cell>
          <table:table-cell office:value-type="string" calcext:value-type="string">
            <text:p>superabundant</text:p>
          </table:table-cell>
          <table:table-cell office:value-type="string" calcext:value-type="string">
            <text:p>Let $n$ be a positive integer. Let $\sigma(n)$ be the sum of the natural divisors $d$ of $n$ (including $1$ and $n$). We say that an integer $m \geq 1$ is \textit{superabundant} (P.Erdos, $1944$) if $\forall k \in <text:s/>\{1, 2, \dots , m - 1 \}$, $\frac{\sigma(m)}{m} &gt;\frac{\sigma(k)}{k}.$</text:p>
          </table:table-cell>
          <table:table-cell office:value-type="string" calcext:value-type="string">
            <text:p>https://artofproblemsolving.com/community/c3934_1983_imo_shortlist</text:p>
          </table:table-cell>
          <table:table-cell office:value-type="string" calcext:value-type="string">
            <text:p>Let $n$ be a positive integer. Let $\sigma(n)$ be the sum of the natural divisors $d$ of $n$ (including $1$ and $n$). We say that an integer $m \geq 1$ is \textit{superabundant} (P.Erdos, $1944$) if $\forall k \in  \{1, 2, \dots , m - 1 \}$, $\frac{\sigma(m)}{m} &gt;\frac{\sigma(k)}{k}.$</text:p>
            <text:p>Prove that there exists an infinity of \textit{superabundant} numbers.</text:p>
          </table:table-cell>
          <table:table-cell/>
        </table:table-row>
        <table:table-row table:style-name="ro13">
          <table:table-cell office:value-type="string" calcext:value-type="string">
            <text:p>1983 IMO Shortlist</text:p>
          </table:table-cell>
          <table:table-cell office:value-type="float" office:value="1983" calcext:value-type="float">
            <text:p>1983</text:p>
          </table:table-cell>
          <table:table-cell office:value-type="float" office:value="3" calcext:value-type="float">
            <text:p>3</text:p>
          </table:table-cell>
          <table:table-cell/>
          <table:table-cell office:value-type="string" calcext:value-type="string">
            <text:p>Let $ABC$ be an equilateral triangle and $\mathcal{E}$ the set of all points contained in the three segments $AB$, $BC$, and $CA$ (including $A$, $B$, and $C$). <text:s/>Determine whether, for every partition of $\mathcal{E}$ into two disjoint subsets, at least one of the two subsets contains the vertices of a right-angled triangle.</text:p>
          </table:table-cell>
          <table:table-cell office:value-type="string" calcext:value-type="string">
            <text:p>https://artofproblemsolving.com/community/c3934_1983_imo_shortlist</text:p>
          </table:table-cell>
          <table:table-cell office:value-type="string" calcext:value-type="string">
            <text:p>Let $ABC$ be an equilateral triangle and $\mathcal{E}$ the set of all points contained in the three segments $AB$, $BC$, and $CA$ (including $A$, $B$, and $C$). <text:s/>Determine whether, for every partition of $\mathcal{E}$ into two disjoint subsets, at least one of the two subsets contains the vertices of a right-angled triangle.</text:p>
          </table:table-cell>
          <table:table-cell/>
        </table:table-row>
        <table:table-row table:style-name="ro13">
          <table:table-cell office:value-type="string" calcext:value-type="string">
            <text:p>1983 IMO Shortlist</text:p>
          </table:table-cell>
          <table:table-cell office:value-type="float" office:value="1983" calcext:value-type="float">
            <text:p>1983</text:p>
          </table:table-cell>
          <table:table-cell office:value-type="float" office:value="4" calcext:value-type="float">
            <text:p>4</text:p>
          </table:table-cell>
          <table:table-cell/>
          <table:table-cell office:value-type="string" calcext:value-type="string">
            <text:p>On the sides of the triangle $ABC$, three similar isosceles triangles $ABP \ (AP = PB)$, $AQC \ (AQ = QC)$, and $BRC \ (BR = RC)$ are constructed. The first two are constructed externally to the triangle $ABC$, but the third is placed in the same half-plane determined by the line $BC$ as the triangle $ABC$. Prove that $APRQ$ is a parallelogram.</text:p>
          </table:table-cell>
          <table:table-cell office:value-type="string" calcext:value-type="string">
            <text:p>https://artofproblemsolving.com/community/c3934_1983_imo_shortlist</text:p>
          </table:table-cell>
          <table:table-cell office:value-type="string" calcext:value-type="string">
            <text:p>On the sides of the triangle $ABC$, three similar isosceles triangles $ABP \ (AP = PB)$, $AQC \ (AQ = QC)$, and $BRC \ (BR = RC)$ are constructed. The first two are constructed externally to the triangle $ABC$, but the third is placed in the same half-plane determined by the line $BC$ as the triangle $ABC$. Prove that $APRQ$ is a parallelogram.</text:p>
          </table:table-cell>
          <table:table-cell/>
        </table:table-row>
        <table:table-row table:style-name="ro13">
          <table:table-cell office:value-type="string" calcext:value-type="string">
            <text:p>1983 IMO Shortlist</text:p>
          </table:table-cell>
          <table:table-cell office:value-type="float" office:value="1983" calcext:value-type="float">
            <text:p>1983</text:p>
          </table:table-cell>
          <table:table-cell office:value-type="float" office:value="5" calcext:value-type="float">
            <text:p>5</text:p>
          </table:table-cell>
          <table:table-cell/>
          <table:table-cell office:value-type="string" calcext:value-type="string">
            <text:p>Consider the set of all strictly decreasing sequences of $n$ natural numbers having the property that in each sequence no term divides any other term of the sequence. Let $A = (a_j)$ and $B = (b_j)$ be any two such sequences. We say that $A$ precedes $B$ if for some $k$, $a_k &lt; b_k$ and $a_i = b_i$ for $i &lt; k$. Find the terms of the first sequence of the set under this ordering.</text:p>
          </table:table-cell>
          <table:table-cell office:value-type="string" calcext:value-type="string">
            <text:p>https://artofproblemsolving.com/community/c3934_1983_imo_shortlist</text:p>
          </table:table-cell>
          <table:table-cell office:value-type="string" calcext:value-type="string">
            <text:p>Consider the set of all strictly decreasing sequences of $n$ natural numbers having the property that in each sequence no term divides any other term of the sequence. Let $A = (a_j)$ and $B = (b_j)$ be any two such sequences. We say that $A$ precedes $B$ if for some $k$, $a_k &lt; b_k$ and $a_i = b_i$ for $i &lt; k$. Find the terms of the first sequence of the set under this ordering.</text:p>
          </table:table-cell>
          <table:table-cell/>
        </table:table-row>
        <table:table-row table:style-name="ro10">
          <table:table-cell office:value-type="string" calcext:value-type="string">
            <text:p>1983 IMO Shortlist</text:p>
          </table:table-cell>
          <table:table-cell office:value-type="float" office:value="1983" calcext:value-type="float">
            <text:p>1983</text:p>
          </table:table-cell>
          <table:table-cell office:value-type="float" office:value="6" calcext:value-type="float">
            <text:p>6</text:p>
          </table:table-cell>
          <table:table-cell/>
          <table:table-cell office:value-type="string" calcext:value-type="string">
            <text:p>Suppose that ${x_1, x_2, \dots , x_n}$ are positive integers for which $x_1 + x_2 + \cdots+ x_n = 2(n + 1)$. Show that there exists an integer $r$ with $0 \leq r \leq n - 1$ for which the following $n - 1$ inequalities hold:</text:p>
            <text:p>\[x_{r+1} + \cdots + x_{r+i} \leq 2i+ 1, \qquad \qquad  \forall i, 1 \leq i \leq n - r; \]</text:p>
            <text:p>\[x_{r+1} + \cdots + x_n + x_1 + \cdots+ x_i \leq 2(n - r + i) + 1, \qquad \qquad \forall i, 1 \leq i \leq r - 1.\]</text:p>
            <text:p>Prove that if all the inequalities are strict, then $r$ is unique and that otherwise there are exactly two such $r.$</text:p>
          </table:table-cell>
          <table:table-cell office:value-type="string" calcext:value-type="string">
            <text:p>https://artofproblemsolving.com/community/c3934_1983_imo_shortlist</text:p>
          </table:table-cell>
          <table:table-cell office:value-type="string" calcext:value-type="string">
            <text:p>Suppose that ${x_1, x_2, \dots , x_n}$ are positive integers for which $x_1 + x_2 + \cdots+ x_n = 2(n + 1)$. Show that there exists an integer $r$ with $0 \leq r \leq n - 1$ for which the following $n - 1$ inequalities hold:</text:p>
            <text:p>\[x_{r+1} + \cdots + x_{r+i} \leq 2i+ 1, \qquad \qquad  \forall i, 1 \leq i \leq n - r; \]</text:p>
            <text:p>\[x_{r+1} + \cdots + x_n + x_1 + \cdots+ x_i \leq 2(n - r + i) + 1, \qquad \qquad \forall i, 1 \leq i \leq r - 1.\]</text:p>
            <text:p>Prove that if all the inequalities are strict, then $r$ is unique and that otherwise there are exactly two such $r.$</text:p>
          </table:table-cell>
          <table:table-cell/>
        </table:table-row>
        <table:table-row table:style-name="ro4">
          <table:table-cell office:value-type="string" calcext:value-type="string">
            <text:p>1983 IMO Shortlist</text:p>
          </table:table-cell>
          <table:table-cell office:value-type="float" office:value="1983" calcext:value-type="float">
            <text:p>1983</text:p>
          </table:table-cell>
          <table:table-cell office:value-type="float" office:value="7" calcext:value-type="float">
            <text:p>7</text:p>
          </table:table-cell>
          <table:table-cell/>
          <table:table-cell office:value-type="string" calcext:value-type="string">
            <text:p>Let $a$ be a positive integer and let $\{a_n\}$ be defined by $a_0 = 0$ and</text:p>
            <text:p>\[a_{n+1 }= (a_n + 1)a + (a + 1)a_n + 2 \sqrt{a(a + 1)a_n(a_n + 1)} \qquad (n = 1, 2 ,\dots ).\]</text:p>
            <text:p>Show that for each positive integer $n$, $a_n$ is a positive integer.</text:p>
          </table:table-cell>
          <table:table-cell office:value-type="string" calcext:value-type="string">
            <text:p>https://artofproblemsolving.com/community/c3934_1983_imo_shortlist</text:p>
          </table:table-cell>
          <table:table-cell office:value-type="string" calcext:value-type="string">
            <text:p>Let $a$ be a positive integer and let $\{a_n\}$ be defined by $a_0 = 0$ and</text:p>
            <text:p>\[a_{n+1 }= (a_n + 1)a + (a + 1)a_n + 2 \sqrt{a(a + 1)a_n(a_n + 1)} \qquad (n = 1, 2 ,\dots ).\]</text:p>
            <text:p>Show that for each positive integer $n$, $a_n$ is a positive integer.</text:p>
          </table:table-cell>
          <table:table-cell/>
        </table:table-row>
        <table:table-row table:style-name="ro7">
          <table:table-cell office:value-type="string" calcext:value-type="string">
            <text:p>1983 IMO Shortlist</text:p>
          </table:table-cell>
          <table:table-cell office:value-type="float" office:value="1983" calcext:value-type="float">
            <text:p>1983</text:p>
          </table:table-cell>
          <table:table-cell office:value-type="float" office:value="8" calcext:value-type="float">
            <text:p>8</text:p>
          </table:table-cell>
          <table:table-cell/>
          <table:table-cell office:value-type="string" calcext:value-type="string">
            <text:p>In a test, $3n$ students participate, who are located in three rows of $n$ students in each. The students leave the test room one by one. If $N_1(t), N_2(t), N_3(t)$ denote the numbers of students in the first, second, and third row respectively at time $t$, find the probability that for each t during the test,</text:p>
            <text:p>\[|N_i(t) - N_j(t)| &lt; 2, i \neq  j, i, j = 1, 2, \dots .\]</text:p>
          </table:table-cell>
          <table:table-cell office:value-type="string" calcext:value-type="string">
            <text:p>https://artofproblemsolving.com/community/c3934_1983_imo_shortlist</text:p>
          </table:table-cell>
          <table:table-cell office:value-type="string" calcext:value-type="string">
            <text:p>In a test, $3n$ students participate, who are located in three rows of $n$ students in each. The students leave the test room one by one. If $N_1(t), N_2(t), N_3(t)$ denote the numbers of students in the first, second, and third row respectively at time $t$, find the probability that for each t during the test,</text:p>
            <text:p>\[|N_i(t) - N_j(t)| &lt; 2, i \neq  j, i, j = 1, 2, \dots .\]</text:p>
          </table:table-cell>
          <table:table-cell/>
        </table:table-row>
        <table:table-row table:style-name="ro13">
          <table:table-cell office:value-type="string" calcext:value-type="string">
            <text:p>1983 IMO Shortlist</text:p>
          </table:table-cell>
          <table:table-cell office:value-type="float" office:value="1983" calcext:value-type="float">
            <text:p>1983</text:p>
          </table:table-cell>
          <table:table-cell office:value-type="float" office:value="9" calcext:value-type="float">
            <text:p>9</text:p>
          </table:table-cell>
          <table:table-cell/>
          <table:table-cell office:value-type="string" calcext:value-type="string">
            <text:p>Let $ a$, $ b$ and $ c$ be the lengths of the sides of a triangle. Prove that</text:p>
            <text:p>\[ a^{2}b(a - b) + b^{2}c(b - c) + c^{2}a(c - a)\ge 0.</text:p>
            <text:p>\]</text:p>
            <text:p>Determine when equality occurs.</text:p>
          </table:table-cell>
          <table:table-cell office:value-type="string" calcext:value-type="string">
            <text:p>https://artofproblemsolving.com/community/c3934_1983_imo_shortlist</text:p>
          </table:table-cell>
          <table:table-cell office:value-type="string" calcext:value-type="string">
            <text:p>Let $ a$, $ b$ and $ c$ be the lengths of the sides of a triangle. Prove that</text:p>
            <text:p>\[ a^{2}b(a - b) + b^{2}c(b - c) + c^{2}a(c - a)\ge 0.</text:p>
            <text:p>\]</text:p>
            <text:p>Determine when equality occurs.</text:p>
          </table:table-cell>
          <table:table-cell/>
        </table:table-row>
        <table:table-row table:style-name="ro4">
          <table:table-cell office:value-type="string" calcext:value-type="string">
            <text:p>1983 IMO Shortlist</text:p>
          </table:table-cell>
          <table:table-cell office:value-type="float" office:value="1983" calcext:value-type="float">
            <text:p>1983</text:p>
          </table:table-cell>
          <table:table-cell office:value-type="float" office:value="10" calcext:value-type="float">
            <text:p>10</text:p>
          </table:table-cell>
          <table:table-cell/>
          <table:table-cell office:value-type="string" calcext:value-type="string">
            <text:p>Let $p$ and $q$ be integers. Show that there exists an interval $I$ of length $1/q$ and a polynomial $P$ with integral coefficients such that</text:p>
            <text:p>\[ \left|P(x)-\frac pq \right| &lt; \frac{1}{q^2}\]for all $x \in I.$</text:p>
          </table:table-cell>
          <table:table-cell office:value-type="string" calcext:value-type="string">
            <text:p>https://artofproblemsolving.com/community/c3934_1983_imo_shortlist</text:p>
          </table:table-cell>
          <table:table-cell office:value-type="string" calcext:value-type="string">
            <text:p>Let $p$ and $q$ be integers. Show that there exists an interval $I$ of length $1/q$ and a polynomial $P$ with integral coefficients such that</text:p>
            <text:p>\[ \left|P(x)-\frac pq \right| &lt; \frac{1}{q^2}\]for all $x \in I.$</text:p>
          </table:table-cell>
          <table:table-cell/>
        </table:table-row>
        <table:table-row table:style-name="ro13">
          <table:table-cell office:value-type="string" calcext:value-type="string">
            <text:p>1983 IMO Shortlist</text:p>
          </table:table-cell>
          <table:table-cell office:value-type="float" office:value="1983" calcext:value-type="float">
            <text:p>1983</text:p>
          </table:table-cell>
          <table:table-cell office:value-type="float" office:value="11" calcext:value-type="float">
            <text:p>11</text:p>
          </table:table-cell>
          <table:table-cell/>
          <table:table-cell office:value-type="string" calcext:value-type="string">
            <text:p>Let $f : [0, 1] \to \mathbb R$ be continuous and satisfy:</text:p>
            <text:p>\[ \begin{cases}bf(2x) = f(x), &amp;\mbox{ if } 0 \leq x \leq 1/2,\\ f(x) = b + (1 - b)f(2x - 1), &amp;\mbox{ if } 1/2 \leq x \leq 1,\end{cases}\]where $b = \frac{1+c}{2+c}$, $c &gt; 0$. Show that $0 &lt; f(x)-x &lt; c$ for every $x, 0 &lt; x &lt; 1.$</text:p>
          </table:table-cell>
          <table:table-cell office:value-type="string" calcext:value-type="string">
            <text:p>https://artofproblemsolving.com/community/c3934_1983_imo_shortlist</text:p>
          </table:table-cell>
          <table:table-cell office:value-type="string" calcext:value-type="string">
            <text:p>Let $f : [0, 1] \to \mathbb R$ be continuous and satisfy:</text:p>
            <text:p>\[ \begin{cases}bf(2x) = f(x), &amp;\mbox{ if } 0 \leq x \leq 1/2,\\ f(x) = b + (1 - b)f(2x - 1), &amp;\mbox{ if } 1/2 \leq x \leq 1,\end{cases}\]where $b = \frac{1+c}{2+c}$, $c &gt; 0$. Show that $0 &lt; f(x)-x &lt; c$ for every $x, 0 &lt; x &lt; 1.$</text:p>
          </table:table-cell>
          <table:table-cell/>
        </table:table-row>
        <table:table-row table:style-name="ro6">
          <table:table-cell office:value-type="string" calcext:value-type="string">
            <text:p>1983 IMO Shortlist</text:p>
          </table:table-cell>
          <table:table-cell office:value-type="float" office:value="1983" calcext:value-type="float">
            <text:p>1983</text:p>
          </table:table-cell>
          <table:table-cell office:value-type="float" office:value="12" calcext:value-type="float">
            <text:p>12</text:p>
          </table:table-cell>
          <table:table-cell/>
          <table:table-cell office:value-type="string" calcext:value-type="string">
            <text:p>Find all functions $f$ defined on the set of positive reals which take positive real values and satisfy: $f(xf(y))=yf(x)$ for all $x,y$; and $f(x)\to0$ as $x\to\infty$.</text:p>
          </table:table-cell>
          <table:table-cell office:value-type="string" calcext:value-type="string">
            <text:p>https://artofproblemsolving.com/community/c3934_1983_imo_shortlist</text:p>
          </table:table-cell>
          <table:table-cell office:value-type="string" calcext:value-type="string">
            <text:p>Find all functions $f$ defined on the set of positive reals which take positive real values and satisfy: $f(xf(y))=yf(x)$ for all $x,y$; and $f(x)\to0$ as $x\to\infty$.</text:p>
          </table:table-cell>
          <table:table-cell/>
        </table:table-row>
        <table:table-row table:style-name="ro7">
          <table:table-cell office:value-type="string" calcext:value-type="string">
            <text:p>1983 IMO Shortlist</text:p>
          </table:table-cell>
          <table:table-cell office:value-type="float" office:value="1983" calcext:value-type="float">
            <text:p>1983</text:p>
          </table:table-cell>
          <table:table-cell office:value-type="float" office:value="13" calcext:value-type="float">
            <text:p>13</text:p>
          </table:table-cell>
          <table:table-cell/>
          <table:table-cell office:value-type="string" calcext:value-type="string">
            <text:p>Let $E$ be the set of $1983^3$ points of the space $\mathbb R^3$ all three of whose coordinates are integers between $0$ and $1982$ (including $0$ and $1982$). A coloring of $E$ is a map from $E$ to the set {red, blue}. How many colorings of $E$ are there satisfying the following property: The number of red vertices among the $8$ vertices of any right-angled parallelepiped is a multiple of $4$ ?</text:p>
          </table:table-cell>
          <table:table-cell office:value-type="string" calcext:value-type="string">
            <text:p>https://artofproblemsolving.com/community/c3934_1983_imo_shortlist</text:p>
          </table:table-cell>
          <table:table-cell office:value-type="string" calcext:value-type="string">
            <text:p>Let $E$ be the set of $1983^3$ points of the space $\mathbb R^3$ all three of whose coordinates are integers between $0$ and $1982$ (including $0$ and $1982$). A coloring of $E$ is a map from $E$ to the set {red, blue}. How many colorings of $E$ are there satisfying the following property: The number of red vertices among the $8$ vertices of any right-angled parallelepiped is a multiple of $4$ ?</text:p>
          </table:table-cell>
          <table:table-cell/>
        </table:table-row>
        <table:table-row table:style-name="ro6">
          <table:table-cell office:value-type="string" calcext:value-type="string">
            <text:p>1983 IMO Shortlist</text:p>
          </table:table-cell>
          <table:table-cell office:value-type="float" office:value="1983" calcext:value-type="float">
            <text:p>1983</text:p>
          </table:table-cell>
          <table:table-cell office:value-type="float" office:value="14" calcext:value-type="float">
            <text:p>14</text:p>
          </table:table-cell>
          <table:table-cell/>
          <table:table-cell office:value-type="string" calcext:value-type="string">
            <text:p>Is it possible to choose $1983$ distinct positive integers, all less than or equal to $10^5$, no three of which are consecutive terms of an arithmetic progression?</text:p>
          </table:table-cell>
          <table:table-cell office:value-type="string" calcext:value-type="string">
            <text:p>https://artofproblemsolving.com/community/c3934_1983_imo_shortlist</text:p>
          </table:table-cell>
          <table:table-cell office:value-type="string" calcext:value-type="string">
            <text:p>Is it possible to choose $1983$ distinct positive integers, all less than or equal to $10^5$, no three of which are consecutive terms of an arithmetic progression?</text:p>
          </table:table-cell>
          <table:table-cell/>
        </table:table-row>
        <table:table-row table:style-name="ro7">
          <table:table-cell office:value-type="string" calcext:value-type="string">
            <text:p>1983 IMO Shortlist</text:p>
          </table:table-cell>
          <table:table-cell office:value-type="float" office:value="1983" calcext:value-type="float">
            <text:p>1983</text:p>
          </table:table-cell>
          <table:table-cell office:value-type="float" office:value="15" calcext:value-type="float">
            <text:p>15</text:p>
          </table:table-cell>
          <table:table-cell/>
          <table:table-cell office:value-type="string" calcext:value-type="string">
            <text:p>Decide whether there exists a set $M$ of positive integers satisfying the following conditions:</text:p>
            <text:p/>
            <text:p>(i) For any natural number $m&gt;1$ there exist $a, b \in M$ such that $a+b = m.$</text:p>
            <text:p/>
            <text:p>(ii) If $a, b, c, d \in M$, $a, b, c, d &gt; 10$ and $a + b = c + d$, then $a = c$ or $a = d.$</text:p>
          </table:table-cell>
          <table:table-cell office:value-type="string" calcext:value-type="string">
            <text:p>https://artofproblemsolving.com/community/c3934_1983_imo_shortlist</text:p>
          </table:table-cell>
          <table:table-cell office:value-type="string" calcext:value-type="string">
            <text:p>Decide whether there exists a set $M$ of positive integers satisfying the following conditions:</text:p>
            <text:p/>
            <text:p>(i) For any natural number $m&gt;1$ there exist $a, b \in M$ such that $a+b = m.$</text:p>
            <text:p/>
            <text:p>(ii) If $a, b, c, d \in M$, $a, b, c, d &gt; 10$ and $a + b = c + d$, then $a = c$ or $a = d.$</text:p>
          </table:table-cell>
          <table:table-cell/>
        </table:table-row>
        <table:table-row table:style-name="ro4">
          <table:table-cell office:value-type="string" calcext:value-type="string">
            <text:p>1983 IMO Shortlist</text:p>
          </table:table-cell>
          <table:table-cell office:value-type="float" office:value="1983" calcext:value-type="float">
            <text:p>1983</text:p>
          </table:table-cell>
          <table:table-cell office:value-type="float" office:value="16" calcext:value-type="float">
            <text:p>16</text:p>
          </table:table-cell>
          <table:table-cell/>
          <table:table-cell office:value-type="string" calcext:value-type="string">
            <text:p>Let $F(n)$ be the set of polynomials $P(x) = a_0+a_1x+\cdots+a_nx^n$, with $a_0, a_1, . . . , a_n \in \mathbb R$ and $0 \leq a_0 = a_n \leq a_1 = a_{n-1 } \leq \cdots \leq a_{[n/2] }= a_{[(n+1)/2]}.$ Prove that if <text:s/>$f \in F(m)$ and $g \in <text:s/>F(n)$, then $fg \in <text:s/>F(m + n).$</text:p>
          </table:table-cell>
          <table:table-cell office:value-type="string" calcext:value-type="string">
            <text:p>https://artofproblemsolving.com/community/c3934_1983_imo_shortlist</text:p>
          </table:table-cell>
          <table:table-cell office:value-type="string" calcext:value-type="string">
            <text:p>Let $F(n)$ be the set of polynomials $P(x) = a_0+a_1x+\cdots+a_nx^n$, with $a_0, a_1, . . . , a_n \in \mathbb R$ and $0 \leq a_0 = a_n \leq a_1 = a_{n-1 } \leq \cdots \leq a_{[n/2] }= a_{[(n+1)/2]}.$ Prove that if <text:s/>$f \in F(m)$ and $g \in <text:s/>F(n)$, then $fg \in <text:s/>F(m + n).$</text:p>
          </table:table-cell>
          <table:table-cell/>
        </table:table-row>
        <table:table-row table:style-name="ro6">
          <table:table-cell office:value-type="string" calcext:value-type="string">
            <text:p>1983 IMO Shortlist</text:p>
          </table:table-cell>
          <table:table-cell office:value-type="float" office:value="1983" calcext:value-type="float">
            <text:p>1983</text:p>
          </table:table-cell>
          <table:table-cell office:value-type="float" office:value="17" calcext:value-type="float">
            <text:p>17</text:p>
          </table:table-cell>
          <table:table-cell/>
          <table:table-cell office:value-type="string" calcext:value-type="string">
            <text:p>Let $P_1, P_2, \dots , P_n$ be distinct points of the plane, $n \geq  2$. Prove that</text:p>
            <text:p>\[ \max_{1\leq i&lt;j\leq n} P_iP_j &gt; \frac{\sqrt 3}{2}(\sqrt n -1) \min_{1\leq i&lt;j\leq n} P_iP_j  \]</text:p>
          </table:table-cell>
          <table:table-cell office:value-type="string" calcext:value-type="string">
            <text:p>https://artofproblemsolving.com/community/c3934_1983_imo_shortlist</text:p>
          </table:table-cell>
          <table:table-cell office:value-type="string" calcext:value-type="string">
            <text:p>Let $P_1, P_2, \dots , P_n$ be distinct points of the plane, $n \geq  2$. Prove that</text:p>
            <text:p>\[ \max_{1\leq i&lt;j\leq n} P_iP_j &gt; \frac{\sqrt 3}{2}(\sqrt n -1) \min_{1\leq i&lt;j\leq n} P_iP_j  \]</text:p>
          </table:table-cell>
          <table:table-cell/>
        </table:table-row>
        <table:table-row table:style-name="ro4">
          <table:table-cell office:value-type="string" calcext:value-type="string">
            <text:p>1983 IMO Shortlist</text:p>
          </table:table-cell>
          <table:table-cell office:value-type="float" office:value="1983" calcext:value-type="float">
            <text:p>1983</text:p>
          </table:table-cell>
          <table:table-cell office:value-type="float" office:value="18" calcext:value-type="float">
            <text:p>18</text:p>
          </table:table-cell>
          <table:table-cell/>
          <table:table-cell office:value-type="string" calcext:value-type="string">
            <text:p>Let $a,b$ and $c$ be positive integers, no two of which have a common divisor greater than $1$. Show that $2abc-ab-bc-ca$ is the largest integer which cannot be expressed in the form $xbc+yca+zab$, where $x,y,z$ are non-negative integers.</text:p>
          </table:table-cell>
          <table:table-cell office:value-type="string" calcext:value-type="string">
            <text:p>https://artofproblemsolving.com/community/c3934_1983_imo_shortlist</text:p>
          </table:table-cell>
          <table:table-cell office:value-type="string" calcext:value-type="string">
            <text:p>Let $a,b$ and $c$ be positive integers, no two of which have a common divisor greater than $1$. Show that $2abc-ab-bc-ca$ is the largest integer which cannot be expressed in the form $xbc+yca+zab$, where $x,y,z$ are non-negative integers.</text:p>
          </table:table-cell>
          <table:table-cell/>
        </table:table-row>
        <table:table-row table:style-name="ro13">
          <table:table-cell office:value-type="string" calcext:value-type="string">
            <text:p>1983 IMO Shortlist</text:p>
          </table:table-cell>
          <table:table-cell office:value-type="float" office:value="1983" calcext:value-type="float">
            <text:p>1983</text:p>
          </table:table-cell>
          <table:table-cell office:value-type="float" office:value="19" calcext:value-type="float">
            <text:p>19</text:p>
          </table:table-cell>
          <table:table-cell/>
          <table:table-cell office:value-type="string" calcext:value-type="string">
            <text:p>Let $(F_n)_{n\geq 1} $ be the Fibonacci sequence $F_1 = F_2 = 1, F_{n+2} = F_{n+1} + F_n (n \geq 1),$ and $P(x)$ the polynomial of degree $990$ satisfying</text:p>
            <text:p>\[ P(k) = F_k, \qquad \text{ for } k = 992, . . . , 1982.\]</text:p>
            <text:p>Prove that $P(1983) = F_{1983} - 1.$</text:p>
          </table:table-cell>
          <table:table-cell office:value-type="string" calcext:value-type="string">
            <text:p>https://artofproblemsolving.com/community/c3934_1983_imo_shortlist</text:p>
          </table:table-cell>
          <table:table-cell office:value-type="string" calcext:value-type="string">
            <text:p>Let $(F_n)_{n\geq 1} $ be the Fibonacci sequence $F_1 = F_2 = 1, F_{n+2} = F_{n+1} + F_n (n \geq 1),$ and $P(x)$ the polynomial of degree $990$ satisfying</text:p>
            <text:p>\[ P(k) = F_k, \qquad \text{ for } k = 992, . . . , 1982.\]</text:p>
            <text:p>Prove that $P(1983) = F_{1983} - 1.$</text:p>
          </table:table-cell>
          <table:table-cell/>
        </table:table-row>
        <table:table-row table:style-name="ro13">
          <table:table-cell office:value-type="string" calcext:value-type="string">
            <text:p>1983 IMO Shortlist</text:p>
          </table:table-cell>
          <table:table-cell office:value-type="float" office:value="1983" calcext:value-type="float">
            <text:p>1983</text:p>
          </table:table-cell>
          <table:table-cell office:value-type="float" office:value="20" calcext:value-type="float">
            <text:p>20</text:p>
          </table:table-cell>
          <table:table-cell/>
          <table:table-cell office:value-type="string" calcext:value-type="string">
            <text:p>Find all solutions of the following system of $n$ equations in $n$ variables:</text:p>
            <text:p>\[\begin{array}{c}\  x_1|x_1| - (x_1 - a)|x_1 - a| = x_2|x_2|,x_2|x_2| - (x_2 - a)|x_2 - a| = x_3|x_3|,\ \vdots \ x_n|x_n| - (x_n - a)|x_n - a| = x_1|x_1|\end{array}\]</text:p>
            <text:p>where $a$ is a given number.</text:p>
          </table:table-cell>
          <table:table-cell office:value-type="string" calcext:value-type="string">
            <text:p>https://artofproblemsolving.com/community/c3934_1983_imo_shortlist</text:p>
          </table:table-cell>
          <table:table-cell office:value-type="string" calcext:value-type="string">
            <text:p>Find all solutions of the following system of $n$ equations in $n$ variables:</text:p>
            <text:p>\[\begin{array}{c}\  x_1|x_1| - (x_1 - a)|x_1 - a| = x_2|x_2|,x_2|x_2| - (x_2 - a)|x_2 - a| = x_3|x_3|,\ \vdots \ x_n|x_n| - (x_n - a)|x_n - a| = x_1|x_1|\end{array}\]</text:p>
            <text:p>where $a$ is a given number.</text:p>
          </table:table-cell>
          <table:table-cell/>
        </table:table-row>
        <table:table-row table:style-name="ro1">
          <table:table-cell office:value-type="string" calcext:value-type="string">
            <text:p>1983 IMO Shortlist</text:p>
          </table:table-cell>
          <table:table-cell office:value-type="float" office:value="1983" calcext:value-type="float">
            <text:p>1983</text:p>
          </table:table-cell>
          <table:table-cell office:value-type="float" office:value="21" calcext:value-type="float">
            <text:p>21</text:p>
          </table:table-cell>
          <table:table-cell/>
          <table:table-cell office:value-type="string" calcext:value-type="string">
            <text:p>Find the greatest integer less than or equal to $\sum_{k=1}^{2^{1983}} k^{\frac{1}{1983} -1}.$</text:p>
          </table:table-cell>
          <table:table-cell office:value-type="string" calcext:value-type="string">
            <text:p>https://artofproblemsolving.com/community/c3934_1983_imo_shortlist</text:p>
          </table:table-cell>
          <table:table-cell office:value-type="string" calcext:value-type="string">
            <text:p>Find the greatest integer less than or equal to $\sum_{k=1}^{2^{1983}} k^{\frac{1}{1983} -1}.$</text:p>
          </table:table-cell>
          <table:table-cell/>
        </table:table-row>
        <table:table-row table:style-name="ro4">
          <table:table-cell office:value-type="string" calcext:value-type="string">
            <text:p>1983 IMO Shortlist</text:p>
          </table:table-cell>
          <table:table-cell office:value-type="float" office:value="1983" calcext:value-type="float">
            <text:p>1983</text:p>
          </table:table-cell>
          <table:table-cell office:value-type="float" office:value="22" calcext:value-type="float">
            <text:p>22</text:p>
          </table:table-cell>
          <table:table-cell/>
          <table:table-cell office:value-type="string" calcext:value-type="string">
            <text:p>Let $n$ be a positive integer having at least two different prime factors. Show that there exists a permutation $a_1, a_2, \dots , a_n$ of the integers $1, 2, \dots , n$ such that</text:p>
            <text:p>\[\sum_{k=1}^{n} k \cdot \cos \frac{2 \pi a_k}{n}=0.\]</text:p>
          </table:table-cell>
          <table:table-cell office:value-type="string" calcext:value-type="string">
            <text:p>https://artofproblemsolving.com/community/c3934_1983_imo_shortlist</text:p>
          </table:table-cell>
          <table:table-cell office:value-type="string" calcext:value-type="string">
            <text:p>Let $n$ be a positive integer having at least two different prime factors. Show that there exists a permutation $a_1, a_2, \dots , a_n$ of the integers $1, 2, \dots , n$ such that</text:p>
            <text:p>\[\sum_{k=1}^{n} k \cdot \cos \frac{2 \pi a_k}{n}=0.\]</text:p>
          </table:table-cell>
          <table:table-cell/>
        </table:table-row>
        <table:table-row table:style-name="ro7">
          <table:table-cell office:value-type="string" calcext:value-type="string">
            <text:p>1983 IMO Shortlist</text:p>
          </table:table-cell>
          <table:table-cell office:value-type="float" office:value="1983" calcext:value-type="float">
            <text:p>1983</text:p>
          </table:table-cell>
          <table:table-cell office:value-type="float" office:value="23" calcext:value-type="float">
            <text:p>23</text:p>
          </table:table-cell>
          <table:table-cell/>
          <table:table-cell office:value-type="string" calcext:value-type="string">
            <text:p>Let $A$ be one of the two distinct points of intersection of two unequal coplanar circles $C_1$ and $C_2$ with centers $O_1$ and $O_2$ respectively. One of the common tangents to the circles touches $C_1$ at $P_1$ and $C_2$ at $P_2$, while the other touches $C_1$ at $Q_1$ and $C_2$ at $Q_2$. Let $M_1$ be the midpoint of $P_1Q_1$ and $M_2$ the midpoint of $P_2Q_2$. Prove that $\angle O_1AO_2=\angle M_1AM_2$.</text:p>
          </table:table-cell>
          <table:table-cell office:value-type="string" calcext:value-type="string">
            <text:p>https://artofproblemsolving.com/community/c3934_1983_imo_shortlist</text:p>
          </table:table-cell>
          <table:table-cell office:value-type="string" calcext:value-type="string">
            <text:p>Let $A$ be one of the two distinct points of intersection of two unequal coplanar circles $C_1$ and $C_2$ with centers $O_1$ and $O_2$ respectively. One of the common tangents to the circles touches $C_1$ at $P_1$ and $C_2$ at $P_2$, while the other touches $C_1$ at $Q_1$ and $C_2$ at $Q_2$. Let $M_1$ be the midpoint of $P_1Q_1$ and $M_2$ the midpoint of $P_2Q_2$. Prove that $\angle O_1AO_2=\angle M_1AM_2$.</text:p>
          </table:table-cell>
          <table:table-cell/>
        </table:table-row>
        <table:table-row table:style-name="ro6">
          <table:table-cell office:value-type="string" calcext:value-type="string">
            <text:p>1983 IMO Shortlist</text:p>
          </table:table-cell>
          <table:table-cell office:value-type="float" office:value="1983" calcext:value-type="float">
            <text:p>1983</text:p>
          </table:table-cell>
          <table:table-cell office:value-type="float" office:value="24" calcext:value-type="float">
            <text:p>24</text:p>
          </table:table-cell>
          <table:table-cell/>
          <table:table-cell office:value-type="string" calcext:value-type="string">
            <text:p>Let $d_n$ be the last nonzero digit of the decimal representation of $n!$. Prove that $d_n$ is aperiodic; that is, there do not exist $T$ and $n_0$ such that for all $n \geq n_0, d_{n+T} = d_n.$</text:p>
          </table:table-cell>
          <table:table-cell office:value-type="string" calcext:value-type="string">
            <text:p>https://artofproblemsolving.com/community/c3934_1983_imo_shortlist</text:p>
          </table:table-cell>
          <table:table-cell office:value-type="string" calcext:value-type="string">
            <text:p>Let $d_n$ be the last nonzero digit of the decimal representation of $n!$. Prove that $d_n$ is aperiodic; that is, there do not exist $T$ and $n_0$ such that for all $n \geq n_0, d_{n+T} = d_n.$</text:p>
          </table:table-cell>
          <table:table-cell/>
        </table:table-row>
        <table:table-row table:style-name="ro13">
          <table:table-cell office:value-type="string" calcext:value-type="string">
            <text:p>1983 IMO Shortlist</text:p>
          </table:table-cell>
          <table:table-cell office:value-type="float" office:value="1983" calcext:value-type="float">
            <text:p>1983</text:p>
          </table:table-cell>
          <table:table-cell office:value-type="float" office:value="25" calcext:value-type="float">
            <text:p>25</text:p>
          </table:table-cell>
          <table:table-cell/>
          <table:table-cell office:value-type="string" calcext:value-type="string">
            <text:p>Prove that every partition of $3$-dimensional space into three disjoint subsets has the following property: One of these subsets contains all possible distances; i.e., for every $a \in \mathbb R^+$, there are points $M$ and $N$ inside that subset such that distance between $M$ and $N$ is exactly $a.$</text:p>
          </table:table-cell>
          <table:table-cell office:value-type="string" calcext:value-type="string">
            <text:p>https://artofproblemsolving.com/community/c3934_1983_imo_shortlist</text:p>
          </table:table-cell>
          <table:table-cell office:value-type="string" calcext:value-type="string">
            <text:p>Prove that every partition of $3$-dimensional space into three disjoint subsets has the following property: One of these subsets contains all possible distances; i.e., for every $a \in \mathbb R^+$, there are points $M$ and $N$ inside that subset such that distance between $M$ and $N$ is exactly $a.$</text:p>
          </table:table-cell>
          <table:table-cell/>
        </table:table-row>
        <table:table-row table:style-name="ro4">
          <table:table-cell office:value-type="string" calcext:value-type="string">
            <text:p>1982 IMO Shortlist</text:p>
          </table:table-cell>
          <table:table-cell office:value-type="float" office:value="1982" calcext:value-type="float">
            <text:p>1982</text:p>
          </table:table-cell>
          <table:table-cell office:value-type="float" office:value="1" calcext:value-type="float">
            <text:p>1</text:p>
          </table:table-cell>
          <table:table-cell/>
          <table:table-cell office:value-type="string" calcext:value-type="string">
            <text:p>The function $f(n)$ is defined on the positive integers and takes non-negative integer values. $f(2)=0,f(3)&gt;0,f(9999)=3333$ and for all $m,n:$ \[ f(m+n)-f(m)-f(n)=0 \text{ or } 1. \] Determine $f(1982)$.</text:p>
          </table:table-cell>
          <table:table-cell office:value-type="string" calcext:value-type="string">
            <text:p>https://artofproblemsolving.com/community/c3933_1982_imo_shortlist</text:p>
          </table:table-cell>
          <table:table-cell office:value-type="string" calcext:value-type="string">
            <text:p>The function $f(n)$ is defined on the positive integers and takes non-negative integer values. $f(2)=0,f(3)&gt;0,f(9999)=3333$ and for all $m,n:$ \[ f(m+n)-f(m)-f(n)=0 \text{ or } 1. \] Determine $f(1982)$.</text:p>
          </table:table-cell>
          <table:table-cell/>
        </table:table-row>
        <table:table-row table:style-name="ro7">
          <table:table-cell office:value-type="string" calcext:value-type="string">
            <text:p>1982 IMO Shortlist</text:p>
          </table:table-cell>
          <table:table-cell office:value-type="float" office:value="1982" calcext:value-type="float">
            <text:p>1982</text:p>
          </table:table-cell>
          <table:table-cell office:value-type="float" office:value="2" calcext:value-type="float">
            <text:p>2</text:p>
          </table:table-cell>
          <table:table-cell/>
          <table:table-cell office:value-type="string" calcext:value-type="string">
            <text:p>Let $K$ be a convex polygon in the plane and suppose that $K$ is positioned in the coordinate system in such a way that</text:p>
            <text:p>\[\text{area } (K \cap Q_i) =\frac 14  \text{area } K \  (i = 1, 2, 3, 4, ),\]</text:p>
            <text:p>where the $Q_i$ denote the quadrants of the plane. Prove that if $K$ contains no nonzero lattice point, then the area of $K$ is less than $4.$</text:p>
          </table:table-cell>
          <table:table-cell office:value-type="string" calcext:value-type="string">
            <text:p>https://artofproblemsolving.com/community/c3933_1982_imo_shortlist</text:p>
          </table:table-cell>
          <table:table-cell office:value-type="string" calcext:value-type="string">
            <text:p>Let $K$ be a convex polygon in the plane and suppose that $K$ is positioned in the coordinate system in such a way that</text:p>
            <text:p>\[\text{area } (K \cap Q_i) =\frac 14  \text{area } K \  (i = 1, 2, 3, 4, ),\]</text:p>
            <text:p>where the $Q_i$ denote the quadrants of the plane. Prove that if $K$ contains no nonzero lattice point, then the area of $K$ is less than $4.$</text:p>
          </table:table-cell>
          <table:table-cell/>
        </table:table-row>
        <table:table-row table:style-name="ro10">
          <table:table-cell office:value-type="string" calcext:value-type="string">
            <text:p>1982 IMO Shortlist</text:p>
          </table:table-cell>
          <table:table-cell office:value-type="float" office:value="1982" calcext:value-type="float">
            <text:p>1982</text:p>
          </table:table-cell>
          <table:table-cell office:value-type="float" office:value="3" calcext:value-type="float">
            <text:p>3</text:p>
          </table:table-cell>
          <table:table-cell/>
          <table:table-cell office:value-type="string" calcext:value-type="string">
            <text:p>Consider infinite sequences $\{x_n\}$ of positive reals such that $x_0=1$ and $x_0\ge x_1\ge x_2\ge\ldots$.</text:p>
            <text:p/>
            <text:p>\textbf{a)} Prove that for every such sequence there is an $n\ge1$ such that: \[ {x_0^2\over x_1}+{x_1^2\over x_2}+\ldots+{x_{n-1}^2\over x_n}\ge3.999. \]</text:p>
            <text:p/>
            <text:p>\textbf{b)} Find such a sequence such that for all $n$: \[ {x_0^2\over x_1}+{x_1^2\over x_2}+\ldots+{x_{n-1}^2\over x_n}&lt;4. \]</text:p>
          </table:table-cell>
          <table:table-cell office:value-type="string" calcext:value-type="string">
            <text:p>https://artofproblemsolving.com/community/c3933_1982_imo_shortlist</text:p>
          </table:table-cell>
          <table:table-cell office:value-type="string" calcext:value-type="string">
            <text:p>Consider infinite sequences $\{x_n\}$ of positive reals such that $x_0=1$ and $x_0\ge x_1\ge x_2\ge\ldots$.</text:p>
            <text:p/>
            <text:p>\textbf{a)} Prove that for every such sequence there is an $n\ge1$ such that: \[ {x_0^2\over x_1}+{x_1^2\over x_2}+\ldots+{x_{n-1}^2\over x_n}\ge3.999. \]</text:p>
            <text:p/>
            <text:p>\textbf{b)} Find such a sequence such that for all $n$: \[ {x_0^2\over x_1}+{x_1^2\over x_2}+\ldots+{x_{n-1}^2\over x_n}&lt;4. \]</text:p>
          </table:table-cell>
          <table:table-cell/>
        </table:table-row>
        <table:table-row table:style-name="ro4">
          <table:table-cell office:value-type="string" calcext:value-type="string">
            <text:p>1982 IMO Shortlist</text:p>
          </table:table-cell>
          <table:table-cell office:value-type="float" office:value="1982" calcext:value-type="float">
            <text:p>1982</text:p>
          </table:table-cell>
          <table:table-cell office:value-type="float" office:value="4" calcext:value-type="float">
            <text:p>4</text:p>
          </table:table-cell>
          <table:table-cell/>
          <table:table-cell office:value-type="string" calcext:value-type="string">
            <text:p>Determine all real values of the parameter $a$ for which the equation</text:p>
            <text:p>\[16x^4 -ax^3 + (2a + 17)x^2 -ax + 16 = 0\]</text:p>
            <text:p>has exactly four distinct real roots that form a geometric progression.</text:p>
          </table:table-cell>
          <table:table-cell office:value-type="string" calcext:value-type="string">
            <text:p>https://artofproblemsolving.com/community/c3933_1982_imo_shortlist</text:p>
          </table:table-cell>
          <table:table-cell office:value-type="string" calcext:value-type="string">
            <text:p>Determine all real values of the parameter $a$ for which the equation</text:p>
            <text:p>\[16x^4 -ax^3 + (2a + 17)x^2 -ax + 16 = 0\]</text:p>
            <text:p>has exactly four distinct real roots that form a geometric progression.</text:p>
          </table:table-cell>
          <table:table-cell/>
        </table:table-row>
        <table:table-row table:style-name="ro4">
          <table:table-cell office:value-type="string" calcext:value-type="string">
            <text:p>1982 IMO Shortlist</text:p>
          </table:table-cell>
          <table:table-cell office:value-type="float" office:value="1982" calcext:value-type="float">
            <text:p>1982</text:p>
          </table:table-cell>
          <table:table-cell office:value-type="float" office:value="5" calcext:value-type="float">
            <text:p>5</text:p>
          </table:table-cell>
          <table:table-cell/>
          <table:table-cell office:value-type="string" calcext:value-type="string">
            <text:p>The diagonals $AC$ and $CE$ of the regular hexagon $ABCDEF$ are divided by inner points $M$ and $N$ respectively, so that \[ {AM\over AC}={CN\over CE}=r. \] Determine $r$ if $B,M$ and $N$ are collinear.</text:p>
          </table:table-cell>
          <table:table-cell office:value-type="string" calcext:value-type="string">
            <text:p>https://artofproblemsolving.com/community/c3933_1982_imo_shortlist</text:p>
          </table:table-cell>
          <table:table-cell office:value-type="string" calcext:value-type="string">
            <text:p>The diagonals $AC$ and $CE$ of the regular hexagon $ABCDEF$ are divided by inner points $M$ and $N$ respectively, so that \[ {AM\over AC}={CN\over CE}=r. \] Determine $r$ if $B,M$ and $N$ are collinear.</text:p>
          </table:table-cell>
          <table:table-cell/>
        </table:table-row>
        <table:table-row table:style-name="ro5">
          <table:table-cell office:value-type="string" calcext:value-type="string">
            <text:p>1982 IMO Shortlist</text:p>
          </table:table-cell>
          <table:table-cell office:value-type="float" office:value="1982" calcext:value-type="float">
            <text:p>1982</text:p>
          </table:table-cell>
          <table:table-cell office:value-type="float" office:value="6" calcext:value-type="float">
            <text:p>6</text:p>
          </table:table-cell>
          <table:table-cell/>
          <table:table-cell office:value-type="string" calcext:value-type="string">
            <text:p>Let $S$ be a square with sides length $100$. Let $L$ be a path within $S$ which does not meet itself and which is composed of line segments $A_0A_1,A_1A_2,A_2A_3,\ldots,A_{n-1}A_n$ with $A_0=A_n$. Suppose that for every point $P$ on the boundary of $S$ there is a point of $L$ at a distance from $P$ no greater than $\frac {1} {2}$. Prove that there are two points $X$ and $Y$ of $L$ such that the distance between $X$ and $Y$ is not greater than $1$ and the length of the part of $L$ which lies between $X$ and $Y$ is not smaller than $198$.</text:p>
          </table:table-cell>
          <table:table-cell office:value-type="string" calcext:value-type="string">
            <text:p>https://artofproblemsolving.com/community/c3933_1982_imo_shortlist</text:p>
          </table:table-cell>
          <table:table-cell office:value-type="string" calcext:value-type="string">
            <text:p>Let $S$ be a square with sides length $100$. Let $L$ be a path within $S$ which does not meet itself and which is composed of line segments $A_0A_1,A_1A_2,A_2A_3,\ldots,A_{n-1}A_n$ with $A_0=A_n$. Suppose that for every point $P$ on the boundary of $S$ there is a point of $L$ at a distance from $P$ no greater than $\frac {1} {2}$. Prove that there are two points $X$ and $Y$ of $L$ such that the distance between $X$ and $Y$ is not greater than $1$ and the length of the part of $L$ which lies between $X$ and $Y$ is not smaller than $198$.</text:p>
          </table:table-cell>
          <table:table-cell/>
        </table:table-row>
        <table:table-row table:style-name="ro4">
          <table:table-cell office:value-type="string" calcext:value-type="string">
            <text:p>1982 IMO Shortlist</text:p>
          </table:table-cell>
          <table:table-cell office:value-type="float" office:value="1982" calcext:value-type="float">
            <text:p>1982</text:p>
          </table:table-cell>
          <table:table-cell office:value-type="float" office:value="7" calcext:value-type="float">
            <text:p>7</text:p>
          </table:table-cell>
          <table:table-cell/>
          <table:table-cell office:value-type="string" calcext:value-type="string">
            <text:p>Let $p(x)$ be a cubic polynomial with integer coefficients with leading coefficient $1$ and with one of its roots equal to the product of the other two. Show that $2p(-1)$ is a multiple of $p(1)+p(-1)-2(1+p(0)).$</text:p>
          </table:table-cell>
          <table:table-cell office:value-type="string" calcext:value-type="string">
            <text:p>https://artofproblemsolving.com/community/c3933_1982_imo_shortlist</text:p>
          </table:table-cell>
          <table:table-cell office:value-type="string" calcext:value-type="string">
            <text:p>Let $p(x)$ be a cubic polynomial with integer coefficients with leading coefficient $1$ and with one of its roots equal to the product of the other two. Show that $2p(-1)$ is a multiple of $p(1)+p(-1)-2(1+p(0)).$</text:p>
          </table:table-cell>
          <table:table-cell/>
        </table:table-row>
        <table:table-row table:style-name="ro13">
          <table:table-cell office:value-type="string" calcext:value-type="string">
            <text:p>1982 IMO Shortlist</text:p>
          </table:table-cell>
          <table:table-cell office:value-type="float" office:value="1982" calcext:value-type="float">
            <text:p>1982</text:p>
          </table:table-cell>
          <table:table-cell office:value-type="float" office:value="8" calcext:value-type="float">
            <text:p>8</text:p>
          </table:table-cell>
          <table:table-cell/>
          <table:table-cell office:value-type="string" calcext:value-type="string">
            <text:p>A convex, closed figure lies inside a given circle. The figure is seen from every point of the circumference at a right angle (that is, the two rays drawn from the point and supporting the convex figure are perpendicular). Prove that the center of the circle is a center of symmetry of the figure.</text:p>
          </table:table-cell>
          <table:table-cell office:value-type="string" calcext:value-type="string">
            <text:p>https://artofproblemsolving.com/community/c3933_1982_imo_shortlist</text:p>
          </table:table-cell>
          <table:table-cell office:value-type="string" calcext:value-type="string">
            <text:p>A convex, closed figure lies inside a given circle. The figure is seen from every point of the circumference at a right angle (that is, the two rays drawn from the point and supporting the convex figure are perpendicular). Prove that the center of the circle is a center of symmetry of the figure.</text:p>
          </table:table-cell>
          <table:table-cell/>
        </table:table-row>
        <table:table-row table:style-name="ro4">
          <table:table-cell office:value-type="string" calcext:value-type="string">
            <text:p>1982 IMO Shortlist</text:p>
          </table:table-cell>
          <table:table-cell office:value-type="float" office:value="1982" calcext:value-type="float">
            <text:p>1982</text:p>
          </table:table-cell>
          <table:table-cell office:value-type="float" office:value="9" calcext:value-type="float">
            <text:p>9</text:p>
          </table:table-cell>
          <table:table-cell/>
          <table:table-cell office:value-type="string" calcext:value-type="string">
            <text:p>Let $ABC$ be a triangle, and let $P$ be a point inside it such that $\angle PAC = \angle PBC$. The perpendiculars from $P$ to $BC$ and $CA$ meet these lines at $L$ and $M$, respectively, and $D$ is the midpoint of $AB$. Prove that $DL = DM.$</text:p>
          </table:table-cell>
          <table:table-cell office:value-type="string" calcext:value-type="string">
            <text:p>https://artofproblemsolving.com/community/c3933_1982_imo_shortlist</text:p>
          </table:table-cell>
          <table:table-cell office:value-type="string" calcext:value-type="string">
            <text:p>Let $ABC$ be a triangle, and let $P$ be a point inside it such that $\angle PAC = \angle PBC$. The perpendiculars from $P$ to $BC$ and $CA$ meet these lines at $L$ and $M$, respectively, and $D$ is the midpoint of $AB$. Prove that $DL = DM.$</text:p>
          </table:table-cell>
          <table:table-cell/>
        </table:table-row>
        <table:table-row table:style-name="ro7">
          <table:table-cell office:value-type="string" calcext:value-type="string">
            <text:p>1982 IMO Shortlist</text:p>
          </table:table-cell>
          <table:table-cell office:value-type="float" office:value="1982" calcext:value-type="float">
            <text:p>1982</text:p>
          </table:table-cell>
          <table:table-cell office:value-type="float" office:value="10" calcext:value-type="float">
            <text:p>10</text:p>
          </table:table-cell>
          <table:table-cell/>
          <table:table-cell office:value-type="string" calcext:value-type="string">
            <text:p>A box contains $p$ white balls and $q$ black balls. Beside the box there is a pile of black balls. Two balls are taken out of the box. If they have the same color, a black ball from the pile is put into the box. If they have different colors, the white ball is put back into the box. This procedure is repeated until the last two balls are removed from the box and one last ball is put in. What is the probability that this last ball is white?</text:p>
          </table:table-cell>
          <table:table-cell office:value-type="string" calcext:value-type="string">
            <text:p>https://artofproblemsolving.com/community/c3933_1982_imo_shortlist</text:p>
          </table:table-cell>
          <table:table-cell office:value-type="string" calcext:value-type="string">
            <text:p>A box contains $p$ white balls and $q$ black balls. Beside the box there is a pile of black balls. Two balls are taken out of the box. If they have the same color, a black ball from the pile is put into the box. If they have different colors, the white ball is put back into the box. This procedure is repeated until the last two balls are removed from the box and one last ball is put in. What is the probability that this last ball is white?</text:p>
          </table:table-cell>
          <table:table-cell/>
        </table:table-row>
        <table:table-row table:style-name="ro13">
          <table:table-cell office:value-type="string" calcext:value-type="string">
            <text:p>1982 IMO Shortlist</text:p>
          </table:table-cell>
          <table:table-cell office:value-type="float" office:value="1982" calcext:value-type="float">
            <text:p>1982</text:p>
          </table:table-cell>
          <table:table-cell office:value-type="float" office:value="11" calcext:value-type="float">
            <text:p>11</text:p>
          </table:table-cell>
          <table:table-cell/>
          <table:table-cell office:value-type="string" calcext:value-type="string">
            <text:p>\textbf{(a)} Find the rearrangement $\{a_1, \dots , a_n\}$ of $\{1, 2, \dots, n\}$ that maximizes</text:p>
            <text:p>\[a_1a_2 + a_2a_3 + \cdots + a_na_1 = Q.\]</text:p>
            <text:p/>
            <text:p>\textbf{(b)} Find the rearrangement that minimizes $Q.$</text:p>
          </table:table-cell>
          <table:table-cell office:value-type="string" calcext:value-type="string">
            <text:p>https://artofproblemsolving.com/community/c3933_1982_imo_shortlist</text:p>
          </table:table-cell>
          <table:table-cell office:value-type="string" calcext:value-type="string">
            <text:p>\textbf{(a)} Find the rearrangement $\{a_1, \dots , a_n\}$ of $\{1, 2, \dots, n\}$ that maximizes</text:p>
            <text:p>\[a_1a_2 + a_2a_3 + \cdots + a_na_1 = Q.\]</text:p>
            <text:p/>
            <text:p>\textbf{(b)} Find the rearrangement that minimizes $Q.$</text:p>
          </table:table-cell>
          <table:table-cell/>
        </table:table-row>
        <table:table-row table:style-name="ro4">
          <table:table-cell office:value-type="string" calcext:value-type="string">
            <text:p>1982 IMO Shortlist</text:p>
          </table:table-cell>
          <table:table-cell office:value-type="float" office:value="1982" calcext:value-type="float">
            <text:p>1982</text:p>
          </table:table-cell>
          <table:table-cell office:value-type="float" office:value="12" calcext:value-type="float">
            <text:p>12</text:p>
          </table:table-cell>
          <table:table-cell/>
          <table:table-cell office:value-type="string" calcext:value-type="string">
            <text:p>Four distinct circles $C,C_1, C_2$, C3 and a line L are given in the plane such that $C$ and $L$ are disjoint and each of the circles $C_1, C_2, C_3$ touches the other two, as well as $C$ and $L$. Assuming the radius of $C$ to be $1$, determine the distance between its center and $L.$</text:p>
          </table:table-cell>
          <table:table-cell office:value-type="string" calcext:value-type="string">
            <text:p>https://artofproblemsolving.com/community/c3933_1982_imo_shortlist</text:p>
          </table:table-cell>
          <table:table-cell office:value-type="string" calcext:value-type="string">
            <text:p>Four distinct circles $C,C_1, C_2$, C3 and a line L are given in the plane such that $C$ and $L$ are disjoint and each of the circles $C_1, C_2, C_3$ touches the other two, as well as $C$ and $L$. Assuming the radius of $C$ to be $1$, determine the distance between its center and $L.$</text:p>
          </table:table-cell>
          <table:table-cell/>
        </table:table-row>
        <table:table-row table:style-name="ro7">
          <table:table-cell office:value-type="string" calcext:value-type="string">
            <text:p>1982 IMO Shortlist</text:p>
          </table:table-cell>
          <table:table-cell office:value-type="float" office:value="1982" calcext:value-type="float">
            <text:p>1982</text:p>
          </table:table-cell>
          <table:table-cell office:value-type="float" office:value="13" calcext:value-type="float">
            <text:p>13</text:p>
          </table:table-cell>
          <table:table-cell/>
          <table:table-cell office:value-type="string" calcext:value-type="string">
            <text:p>A non-isosceles triangle $A_{1}A_{2}A_{3}$ has sides $a_{1}$, $a_{2}$, $a_{3}$ with the side $a_{i}$ lying opposite to the vertex $A_{i}$. Let $M_{i}$ be the midpoint of the side $a_{i}$, and let $T_{i}$ be the point where the inscribed circle of triangle $A_{1}A_{2}A_{3}$ touches the side $a_{i}$. Denote by $S_{i}$ the reflection of the point $T_{i}$ in the interior angle bisector of the angle $A_{i}$. Prove that the lines $M_{1}S_{1}$, $M_{2}S_{2}$ and $M_{3}S_{3}$ are concurrent.</text:p>
          </table:table-cell>
          <table:table-cell office:value-type="string" calcext:value-type="string">
            <text:p>https://artofproblemsolving.com/community/c3933_1982_imo_shortlist</text:p>
          </table:table-cell>
          <table:table-cell office:value-type="string" calcext:value-type="string">
            <text:p>A non-isosceles triangle $A_{1}A_{2}A_{3}$ has sides $a_{1}$, $a_{2}$, $a_{3}$ with the side $a_{i}$ lying opposite to the vertex $A_{i}$. Let $M_{i}$ be the midpoint of the side $a_{i}$, and let $T_{i}$ be the point where the inscribed circle of triangle $A_{1}A_{2}A_{3}$ touches the side $a_{i}$. Denote by $S_{i}$ the reflection of the point $T_{i}$ in the interior angle bisector of the angle $A_{i}$. Prove that the lines $M_{1}S_{1}$, $M_{2}S_{2}$ and $M_{3}S_{3}$ are concurrent.</text:p>
          </table:table-cell>
          <table:table-cell/>
        </table:table-row>
        <table:table-row table:style-name="ro11">
          <table:table-cell office:value-type="string" calcext:value-type="string">
            <text:p>1982 IMO Shortlist</text:p>
          </table:table-cell>
          <table:table-cell office:value-type="float" office:value="1982" calcext:value-type="float">
            <text:p>1982</text:p>
          </table:table-cell>
          <table:table-cell office:value-type="float" office:value="14" calcext:value-type="float">
            <text:p>14</text:p>
          </table:table-cell>
          <table:table-cell/>
          <table:table-cell office:value-type="string" calcext:value-type="string">
            <text:p>Let $ABCD$ be a convex plane quadrilateral and let $A_1$ denote the circumcenter of $\triangle BCD$. Define $B_1, C_1,D_1$ in a corresponding way.</text:p>
            <text:p/>
            <text:p>(a) Prove that either all of $A_1,B_1, C_1,D_1$ coincide in one point, or they are all distinct. Assuming the latter case, show that $A_1$, C1 are on opposite sides of the line $B_1D_1$, and similarly,$ B_1,D_1$  are on opposite sides of the line $A_1C_1$. (This establishes the convexity of the quadrilateral $A_1B_1C_1D_1$.)</text:p>
            <text:p/>
            <text:p>(b) Denote by $A_2$ the circumcenter of $B_1C_1D_1$, and define $B_2, C_2,D_2$ in an analogous way. Show that the quadrilateral $A_2B_2C_2D_2$ is similar to the quadrilateral $ABCD.$</text:p>
          </table:table-cell>
          <table:table-cell office:value-type="string" calcext:value-type="string">
            <text:p>https://artofproblemsolving.com/community/c3933_1982_imo_shortlist</text:p>
          </table:table-cell>
          <table:table-cell office:value-type="string" calcext:value-type="string">
            <text:p>Let $ABCD$ be a convex plane quadrilateral and let $A_1$ denote the circumcenter of $\triangle BCD$. Define $B_1, C_1,D_1$ in a corresponding way.</text:p>
            <text:p/>
            <text:p>(a) Prove that either all of $A_1,B_1, C_1,D_1$ coincide in one point, or they are all distinct. Assuming the latter case, show that $A_1$, C1 are on opposite sides of the line $B_1D_1$, and similarly,$ B_1,D_1$  are on opposite sides of the line $A_1C_1$. (This establishes the convexity of the quadrilateral $A_1B_1C_1D_1$.)</text:p>
            <text:p/>
            <text:p>(b) Denote by $A_2$ the circumcenter of $B_1C_1D_1$, and define $B_2, C_2,D_2$ in an analogous way. Show that the quadrilateral $A_2B_2C_2D_2$ is similar to the quadrilateral $ABCD.$</text:p>
          </table:table-cell>
          <table:table-cell/>
        </table:table-row>
        <table:table-row table:style-name="ro4">
          <table:table-cell office:value-type="string" calcext:value-type="string">
            <text:p>1982 IMO Shortlist</text:p>
          </table:table-cell>
          <table:table-cell office:value-type="float" office:value="1982" calcext:value-type="float">
            <text:p>1982</text:p>
          </table:table-cell>
          <table:table-cell office:value-type="float" office:value="15" calcext:value-type="float">
            <text:p>15</text:p>
          </table:table-cell>
          <table:table-cell/>
          <table:table-cell office:value-type="string" calcext:value-type="string">
            <text:p>Show that</text:p>
            <text:p>\[ \frac{1 - s^a}{1 - s} \leq (1 + s)^{a-1}\]</text:p>
            <text:p>holds for every $1 \neq s &gt; 0$ real and $0 &lt; a \leq 1$ rational.</text:p>
          </table:table-cell>
          <table:table-cell office:value-type="string" calcext:value-type="string">
            <text:p>https://artofproblemsolving.com/community/c3933_1982_imo_shortlist</text:p>
          </table:table-cell>
          <table:table-cell office:value-type="string" calcext:value-type="string">
            <text:p>Show that</text:p>
            <text:p>\[ \frac{1 - s^a}{1 - s} \leq (1 + s)^{a-1}\]</text:p>
            <text:p>holds for every $1 \neq s &gt; 0$ real and $0 &lt; a \leq 1$ rational.</text:p>
          </table:table-cell>
          <table:table-cell/>
        </table:table-row>
        <table:table-row table:style-name="ro4">
          <table:table-cell office:value-type="string" calcext:value-type="string">
            <text:p>1982 IMO Shortlist</text:p>
          </table:table-cell>
          <table:table-cell office:value-type="float" office:value="1982" calcext:value-type="float">
            <text:p>1982</text:p>
          </table:table-cell>
          <table:table-cell office:value-type="float" office:value="16" calcext:value-type="float">
            <text:p>16</text:p>
          </table:table-cell>
          <table:table-cell/>
          <table:table-cell office:value-type="string" calcext:value-type="string">
            <text:p>Prove that if $n$ is a positive integer such that the equation \[ x^3-3xy^2+y^3=n \] has a solution in integers $x,y$, then it has at least three such solutions. Show that the equation has no solutions in integers for $n=2891$.</text:p>
          </table:table-cell>
          <table:table-cell office:value-type="string" calcext:value-type="string">
            <text:p>https://artofproblemsolving.com/community/c3933_1982_imo_shortlist</text:p>
          </table:table-cell>
          <table:table-cell office:value-type="string" calcext:value-type="string">
            <text:p>Prove that if $n$ is a positive integer such that the equation \[ x^3-3xy^2+y^3=n \] has a solution in integers $x,y$, then it has at least three such solutions. Show that the equation has no solutions in integers for $n=2891$.</text:p>
          </table:table-cell>
          <table:table-cell/>
        </table:table-row>
        <table:table-row table:style-name="ro13">
          <table:table-cell office:value-type="string" calcext:value-type="string">
            <text:p>1982 IMO Shortlist</text:p>
          </table:table-cell>
          <table:table-cell office:value-type="float" office:value="1982" calcext:value-type="float">
            <text:p>1982</text:p>
          </table:table-cell>
          <table:table-cell office:value-type="float" office:value="17" calcext:value-type="float">
            <text:p>17</text:p>
          </table:table-cell>
          <table:table-cell/>
          <table:table-cell office:value-type="string" calcext:value-type="string">
            <text:p>The right triangles $ABC$ and $AB_1C_1$ are similar and have opposite orientation. The right angles are at $C$ and $C_1$, and we also have $ \angle CAB = \angle C_1AB_1$. Let $M$ be the point of intersection of the lines $BC_1$ and $B_1C$. Prove that if the lines $AM$ and $CC_1$ exist, they are perpendicular.</text:p>
          </table:table-cell>
          <table:table-cell office:value-type="string" calcext:value-type="string">
            <text:p>https://artofproblemsolving.com/community/c3933_1982_imo_shortlist</text:p>
          </table:table-cell>
          <table:table-cell office:value-type="string" calcext:value-type="string">
            <text:p>The right triangles $ABC$ and $AB_1C_1$ are similar and have opposite orientation. The right angles are at $C$ and $C_1$, and we also have $ \angle CAB = \angle C_1AB_1$. Let $M$ be the point of intersection of the lines $BC_1$ and $B_1C$. Prove that if the lines $AM$ and $CC_1$ exist, they are perpendicular.</text:p>
          </table:table-cell>
          <table:table-cell/>
        </table:table-row>
        <table:table-row table:style-name="ro3">
          <table:table-cell office:value-type="string" calcext:value-type="string">
            <text:p>1982 IMO Shortlist</text:p>
          </table:table-cell>
          <table:table-cell office:value-type="float" office:value="1982" calcext:value-type="float">
            <text:p>1982</text:p>
          </table:table-cell>
          <table:table-cell office:value-type="float" office:value="18" calcext:value-type="float">
            <text:p>18</text:p>
          </table:table-cell>
          <table:table-cell/>
          <table:table-cell office:value-type="string" calcext:value-type="string">
            <text:p>Let $O$ be a point of three-dimensional space and let $l_1, l_2, l_3$ be mutually perpendicular straight lines passing through $O$. Let $S$ denote the sphere with center $O$ and radius $R$, and for every point $M$ of $S$, let $S_M$ denote the sphere with center $M$ and radius $R$. We denote by $P_1, P_2, P_3$ the intersection of $S_M$ with the straight lines $l_1, l_2, l_3$, respectively, where we put $P_i \neq O$ if $l_i$ meets $S_M$ at two distinct points and $P_i = O$ otherwise ($i = 1, 2, 3$). What is the set of centers of gravity of the (possibly degenerate) triangles $P_1P_2P_3$ as $M$ runs through the points of $S$?</text:p>
          </table:table-cell>
          <table:table-cell office:value-type="string" calcext:value-type="string">
            <text:p>https://artofproblemsolving.com/community/c3933_1982_imo_shortlist</text:p>
          </table:table-cell>
          <table:table-cell office:value-type="string" calcext:value-type="string">
            <text:p>Let $O$ be a point of three-dimensional space and let $l_1, l_2, l_3$ be mutually perpendicular straight lines passing through $O$. Let $S$ denote the sphere with center $O$ and radius $R$, and for every point $M$ of $S$, let $S_M$ denote the sphere with center $M$ and radius $R$. We denote by $P_1, P_2, P_3$ the intersection of $S_M$ with the straight lines $l_1, l_2, l_3$, respectively, where we put $P_i \neq O$ if $l_i$ meets $S_M$ at two distinct points and $P_i = O$ otherwise ($i = 1, 2, 3$). What is the set of centers of gravity of the (possibly degenerate) triangles $P_1P_2P_3$ as $M$ runs through the points of $S$?</text:p>
          </table:table-cell>
          <table:table-cell/>
        </table:table-row>
        <table:table-row table:style-name="ro4">
          <table:table-cell office:value-type="string" calcext:value-type="string">
            <text:p>1982 IMO Shortlist</text:p>
          </table:table-cell>
          <table:table-cell office:value-type="float" office:value="1982" calcext:value-type="float">
            <text:p>1982</text:p>
          </table:table-cell>
          <table:table-cell office:value-type="float" office:value="19" calcext:value-type="float">
            <text:p>19</text:p>
          </table:table-cell>
          <table:table-cell/>
          <table:table-cell office:value-type="string" calcext:value-type="string">
            <text:p>Let $M$ be the set of real numbers of the form $\frac{m+n}{\sqrt{m^2+n^2}}$, where $m$ and $n$ are positive integers. Prove that for every pair $x \in M, y \in M$ with $x &lt; y$, there exists an element $z \in M$ such that $x &lt; z &lt; y.$</text:p>
          </table:table-cell>
          <table:table-cell office:value-type="string" calcext:value-type="string">
            <text:p>https://artofproblemsolving.com/community/c3933_1982_imo_shortlist</text:p>
          </table:table-cell>
          <table:table-cell office:value-type="string" calcext:value-type="string">
            <text:p>Let $M$ be the set of real numbers of the form $\frac{m+n}{\sqrt{m^2+n^2}}$, where $m$ and $n$ are positive integers. Prove that for every pair $x \in M, y \in M$ with $x &lt; y$, there exists an element $z \in M$ such that $x &lt; z &lt; y.$</text:p>
          </table:table-cell>
          <table:table-cell/>
        </table:table-row>
        <table:table-row table:style-name="ro4">
          <table:table-cell office:value-type="string" calcext:value-type="string">
            <text:p>1982 IMO Shortlist</text:p>
          </table:table-cell>
          <table:table-cell office:value-type="float" office:value="1982" calcext:value-type="float">
            <text:p>1982</text:p>
          </table:table-cell>
          <table:table-cell office:value-type="float" office:value="20" calcext:value-type="float">
            <text:p>20</text:p>
          </table:table-cell>
          <table:table-cell/>
          <table:table-cell office:value-type="string" calcext:value-type="string">
            <text:p>Let $ABCD$ be a convex quadrilateral and draw regular triangles $ABM, CDP, BCN, ADQ$, the first two outward and the other two inward. Prove that $MN = AC$. What can be said about the quadrilateral $MNPQ$?</text:p>
          </table:table-cell>
          <table:table-cell office:value-type="string" calcext:value-type="string">
            <text:p>https://artofproblemsolving.com/community/c3933_1982_imo_shortlist</text:p>
          </table:table-cell>
          <table:table-cell office:value-type="string" calcext:value-type="string">
            <text:p>Let $ABCD$ be a convex quadrilateral and draw regular triangles $ABM, CDP, BCN, ADQ$, the first two outward and the other two inward. Prove that $MN = AC$. What can be said about the quadrilateral $MNPQ$?</text:p>
          </table:table-cell>
          <table:table-cell/>
        </table:table-row>
        <table:table-row table:style-name="ro7">
          <table:table-cell office:value-type="string" calcext:value-type="string">
            <text:p>1981 IMO Shortlist</text:p>
          </table:table-cell>
          <table:table-cell office:value-type="float" office:value="1981" calcext:value-type="float">
            <text:p>1981</text:p>
          </table:table-cell>
          <table:table-cell office:value-type="float" office:value="1" calcext:value-type="float">
            <text:p>1</text:p>
          </table:table-cell>
          <table:table-cell/>
          <table:table-cell office:value-type="string" calcext:value-type="string">
            <text:p>\textbf{a.)} For which $n&gt;2$ is there a set of $n$ consecutive positive integers such that the largest number in the set is a divisor of the least common multiple of the remaining $n-1$ numbers?</text:p>
            <text:p/>
            <text:p>\textbf{b.)} For which $n&gt;2$ is there exactly one set having this property?</text:p>
          </table:table-cell>
          <table:table-cell office:value-type="string" calcext:value-type="string">
            <text:p>https://artofproblemsolving.com/community/c3932_1981_imo_shortlist</text:p>
          </table:table-cell>
          <table:table-cell office:value-type="string" calcext:value-type="string">
            <text:p>\textbf{a.)} For which $n&gt;2$ is there a set of $n$ consecutive positive integers such that the largest number in the set is a divisor of the least common multiple of the remaining $n-1$ numbers?</text:p>
            <text:p/>
            <text:p>\textbf{b.)} For which $n&gt;2$ is there exactly one set having this property?</text:p>
          </table:table-cell>
          <table:table-cell/>
        </table:table-row>
        <table:table-row table:style-name="ro14">
          <table:table-cell office:value-type="string" calcext:value-type="string">
            <text:p>1981 IMO Shortlist</text:p>
          </table:table-cell>
          <table:table-cell office:value-type="float" office:value="1981" calcext:value-type="float">
            <text:p>1981</text:p>
          </table:table-cell>
          <table:table-cell table:number-columns-repeated="2"/>
          <table:table-cell office:value-type="string" calcext:value-type="string">
            <text:p>Click for solution</text:p>
            <text:p/>
            <text:p>Let $k = \prod p_{i}^{e_{i}}$ be the largest element of the set.  Then $k$ divides the least common multiple of the other elements of the set iff the set has cardinality of at least $\max \{ p_{i}^{e_{i}}\}+1$, since for any of the $p_{i}^{e_{i}}$, we must go down at least to $k-p_{i}^{e_{i}}$ to obtain another multiple of $p_{i}^{e_{i}}$.  In particular, there is no set of cardinality $3$ satisfying our conditions, because each number larger than or equal to $3$ must be divisible by a number that is larger than two and is a power of a prime.</text:p>
            <text:p/>
            <text:p>For $n &gt; 3$, we may let $k = \operatorname{lcm}[n-1, n-2] = (n-1)(n-2)$, since all the $p_{i}^{e_{i}}$ must clearly be less than $n$ and this product must also be larger than $ n$ if $n$ is at least $4$.  For $n &gt; 4$, we may also let $k = \operatorname{lcm}[n-2, n-3] = (n-2)(n-3)$, for the same reasons.  However, for $ n = 4$, this does not work, and indeed no set works other than $\{ 3,4,5,6 \}$.  To prove this, we simply note that for any integer not equal to $6$ and larger than $4$ must have some power-of-a-prime factor larger than $3$.</text:p>
            <text:p/>
            <text:p>Q.E.D.</text:p>
          </table:table-cell>
          <table:table-cell office:value-type="string" calcext:value-type="string">
            <text:p>https://artofproblemsolving.com/community/c3932_1981_imo_shortlist</text:p>
          </table:table-cell>
          <table:table-cell office:value-type="string" calcext:value-type="string">
            <text:p>Click for solution</text:p>
            <text:p/>
            <text:p>Let $k = \prod p_{i}^{e_{i}}$ be the largest element of the set.  Then $k$ divides the least common multiple of the other elements of the set iff the set has cardinality of at least $\max \{ p_{i}^{e_{i}}\}+1$, since for any of the $p_{i}^{e_{i}}$, we must go down at least to $k-p_{i}^{e_{i}}$ to obtain another multiple of $p_{i}^{e_{i}}$.  In particular, there is no set of cardinality $3$ satisfying our conditions, because each number larger than or equal to $3$ must be divisible by a number that is larger than two and is a power of a prime.</text:p>
            <text:p/>
            <text:p>For $n &gt; 3$, we may let $k = \operatorname{lcm}[n-1, n-2] = (n-1)(n-2)$, since all the $p_{i}^{e_{i}}$ must clearly be less than $n$ and this product must also be larger than $ n$ if $n$ is at least $4$.  For $n &gt; 4$, we may also let $k = \operatorname{lcm}[n-2, n-3] = (n-2)(n-3)$, for the same reasons.  However, for $ n = 4$, this does not work, and indeed no set works other than $\{ 3,4,5,6 \}$.  To prove this, we simply note that for any integer not equal to $6$ and larger than $4$ must have some power-of-a-prime factor larger than $3$.</text:p>
            <text:p/>
            <text:p>Q.E.D.</text:p>
          </table:table-cell>
          <table:table-cell/>
        </table:table-row>
        <table:table-row table:style-name="ro4">
          <table:table-cell office:value-type="string" calcext:value-type="string">
            <text:p>1981 IMO Shortlist</text:p>
          </table:table-cell>
          <table:table-cell office:value-type="float" office:value="1981" calcext:value-type="float">
            <text:p>1981</text:p>
          </table:table-cell>
          <table:table-cell office:value-type="float" office:value="2" calcext:value-type="float">
            <text:p>2</text:p>
          </table:table-cell>
          <table:table-cell/>
          <table:table-cell office:value-type="string" calcext:value-type="string">
            <text:p>A sphere $S$ is tangent to the edges $AB,BC,CD,DA$ of a tetrahedron $ABCD$ at the points $E,F,G,H$ respectively. The points $E,F,G,H$ are the vertices of a square. Prove that if the sphere is tangent to the edge $AC$, then it is also tangent to the edge $BD.$</text:p>
          </table:table-cell>
          <table:table-cell office:value-type="string" calcext:value-type="string">
            <text:p>https://artofproblemsolving.com/community/c3932_1981_imo_shortlist</text:p>
          </table:table-cell>
          <table:table-cell office:value-type="string" calcext:value-type="string">
            <text:p>A sphere $S$ is tangent to the edges $AB,BC,CD,DA$ of a tetrahedron $ABCD$ at the points $E,F,G,H$ respectively. The points $E,F,G,H$ are the vertices of a square. Prove that if the sphere is tangent to the edge $AC$, then it is also tangent to the edge $BD.$</text:p>
          </table:table-cell>
          <table:table-cell/>
        </table:table-row>
        <table:table-row table:style-name="ro3">
          <table:table-cell office:value-type="string" calcext:value-type="string">
            <text:p>1981 IMO Shortlist</text:p>
          </table:table-cell>
          <table:table-cell office:value-type="float" office:value="1981" calcext:value-type="float">
            <text:p>1981</text:p>
          </table:table-cell>
          <table:table-cell office:value-type="float" office:value="3" calcext:value-type="float">
            <text:p>3</text:p>
          </table:table-cell>
          <table:table-cell/>
          <table:table-cell office:value-type="string" calcext:value-type="string">
            <text:p>Find the minimum value of</text:p>
            <text:p>\[\max(a + b + c, b + c + d, c + d + e, d + e + f, e + f + g)\]</text:p>
            <text:p>subject to the constraints</text:p>
            <text:p/>
            <text:p>(i) $a, b, c, d, e, f, g \geq 0,$</text:p>
            <text:p/>
            <text:p>(ii)$ a + b + c + d + e + f + g = 1.$</text:p>
          </table:table-cell>
          <table:table-cell office:value-type="string" calcext:value-type="string">
            <text:p>https://artofproblemsolving.com/community/c3932_1981_imo_shortlist</text:p>
          </table:table-cell>
          <table:table-cell office:value-type="string" calcext:value-type="string">
            <text:p>Find the minimum value of</text:p>
            <text:p>\[\max(a + b + c, b + c + d, c + d + e, d + e + f, e + f + g)\]</text:p>
            <text:p>subject to the constraints</text:p>
            <text:p/>
            <text:p>(i) $a, b, c, d, e, f, g \geq 0,$</text:p>
            <text:p/>
            <text:p>(ii)$ a + b + c + d + e + f + g = 1.$</text:p>
          </table:table-cell>
          <table:table-cell/>
        </table:table-row>
        <table:table-row table:style-name="ro3">
          <table:table-cell office:value-type="string" calcext:value-type="string">
            <text:p>1981 IMO Shortlist</text:p>
          </table:table-cell>
          <table:table-cell office:value-type="float" office:value="1981" calcext:value-type="float">
            <text:p>1981</text:p>
          </table:table-cell>
          <table:table-cell office:value-type="float" office:value="4" calcext:value-type="float">
            <text:p>4</text:p>
          </table:table-cell>
          <table:table-cell/>
          <table:table-cell office:value-type="string" calcext:value-type="string">
            <text:p>Let $\{fn\}$ be the Fibonacci sequence $\{1, 1, 2, 3, 5, \dots.\}. $</text:p>
            <text:p/>
            <text:p>(a) Find all pairs $(a, b)$ of real numbers such that for each $n$, $af_n +bf_{n+1}$ is a member of the sequence.</text:p>
            <text:p/>
            <text:p>(b) Find all pairs $(u, v)$ of positive real numbers such that for each $n$, $uf_n^2 +vf_{n+1}^2$ is a member of the sequence.</text:p>
          </table:table-cell>
          <table:table-cell office:value-type="string" calcext:value-type="string">
            <text:p>https://artofproblemsolving.com/community/c3932_1981_imo_shortlist</text:p>
          </table:table-cell>
          <table:table-cell office:value-type="string" calcext:value-type="string">
            <text:p>Let $\{fn\}$ be the Fibonacci sequence $\{1, 1, 2, 3, 5, \dots.\}. $</text:p>
            <text:p/>
            <text:p>(a) Find all pairs $(a, b)$ of real numbers such that for each $n$, $af_n +bf_{n+1}$ is a member of the sequence.</text:p>
            <text:p/>
            <text:p>(b) Find all pairs $(u, v)$ of positive real numbers such that for each $n$, $uf_n^2 +vf_{n+1}^2$ is a member of the sequence.</text:p>
          </table:table-cell>
          <table:table-cell/>
        </table:table-row>
        <table:table-row table:style-name="ro4">
          <table:table-cell office:value-type="string" calcext:value-type="string">
            <text:p>1981 IMO Shortlist</text:p>
          </table:table-cell>
          <table:table-cell office:value-type="float" office:value="1981" calcext:value-type="float">
            <text:p>1981</text:p>
          </table:table-cell>
          <table:table-cell office:value-type="float" office:value="5" calcext:value-type="float">
            <text:p>5</text:p>
          </table:table-cell>
          <table:table-cell/>
          <table:table-cell office:value-type="string" calcext:value-type="string">
            <text:p>A cube is assembled with $27$ white cubes. The larger cube is then painted black on the outside and disassembled. A blind man reassembles it. What is the probability that the cube is now completely black on the outside? Give an approximation of the size of your answer.</text:p>
          </table:table-cell>
          <table:table-cell office:value-type="string" calcext:value-type="string">
            <text:p>https://artofproblemsolving.com/community/c3932_1981_imo_shortlist</text:p>
          </table:table-cell>
          <table:table-cell office:value-type="string" calcext:value-type="string">
            <text:p>A cube is assembled with $27$ white cubes. The larger cube is then painted black on the outside and disassembled. A blind man reassembles it. What is the probability that the cube is now completely black on the outside? Give an approximation of the size of your answer.</text:p>
          </table:table-cell>
          <table:table-cell/>
        </table:table-row>
        <table:table-row table:style-name="ro4">
          <table:table-cell office:value-type="string" calcext:value-type="string">
            <text:p>1981 IMO Shortlist</text:p>
          </table:table-cell>
          <table:table-cell office:value-type="float" office:value="1981" calcext:value-type="float">
            <text:p>1981</text:p>
          </table:table-cell>
          <table:table-cell office:value-type="float" office:value="6" calcext:value-type="float">
            <text:p>6</text:p>
          </table:table-cell>
          <table:table-cell/>
          <table:table-cell office:value-type="string" calcext:value-type="string">
            <text:p>Let $P(z)$ and $Q(z)$ be complex-variable polynomials, with degree not less than $1$. Let</text:p>
            <text:p>\[P_k = \{z \in \mathbb C | P(z) = k \}, Q_k = \{ z \in \mathbb C | Q(z) = k \}.\]</text:p>
            <text:p>Let also $P_0 = Q_0$ and $P_1 = Q_1$. Prove that $P(z) \equiv  Q(z).$</text:p>
          </table:table-cell>
          <table:table-cell office:value-type="string" calcext:value-type="string">
            <text:p>https://artofproblemsolving.com/community/c3932_1981_imo_shortlist</text:p>
          </table:table-cell>
          <table:table-cell office:value-type="string" calcext:value-type="string">
            <text:p>Let $P(z)$ and $Q(z)$ be complex-variable polynomials, with degree not less than $1$. Let</text:p>
            <text:p>\[P_k = \{z \in \mathbb C | P(z) = k \}, Q_k = \{ z \in \mathbb C | Q(z) = k \}.\]</text:p>
            <text:p>Let also $P_0 = Q_0$ and $P_1 = Q_1$. Prove that $P(z) \equiv  Q(z).$</text:p>
          </table:table-cell>
          <table:table-cell/>
        </table:table-row>
        <table:table-row table:style-name="ro6">
          <table:table-cell office:value-type="string" calcext:value-type="string">
            <text:p>1981 IMO Shortlist</text:p>
          </table:table-cell>
          <table:table-cell office:value-type="float" office:value="1981" calcext:value-type="float">
            <text:p>1981</text:p>
          </table:table-cell>
          <table:table-cell office:value-type="float" office:value="7" calcext:value-type="float">
            <text:p>7</text:p>
          </table:table-cell>
          <table:table-cell/>
          <table:table-cell office:value-type="string" calcext:value-type="string">
            <text:p>The function $f(x,y)$ satisfies: $f(0,y)=y+1, f(x+1,0) = f(x,1), f(x+1,y+1)=f(x,f(x+1,y))$ for all non-negative integers $x,y$. Find $f(4,1981)$.</text:p>
          </table:table-cell>
          <table:table-cell office:value-type="string" calcext:value-type="string">
            <text:p>https://artofproblemsolving.com/community/c3932_1981_imo_shortlist</text:p>
          </table:table-cell>
          <table:table-cell office:value-type="string" calcext:value-type="string">
            <text:p>The function $f(x,y)$ satisfies: $f(0,y)=y+1, f(x+1,0) = f(x,1), f(x+1,y+1)=f(x,f(x+1,y))$ for all non-negative integers $x,y$. Find $f(4,1981)$.</text:p>
          </table:table-cell>
          <table:table-cell/>
        </table:table-row>
        <table:table-row table:style-name="ro4">
          <table:table-cell office:value-type="string" calcext:value-type="string">
            <text:p>1981 IMO Shortlist</text:p>
          </table:table-cell>
          <table:table-cell office:value-type="float" office:value="1981" calcext:value-type="float">
            <text:p>1981</text:p>
          </table:table-cell>
          <table:table-cell office:value-type="float" office:value="8" calcext:value-type="float">
            <text:p>8</text:p>
          </table:table-cell>
          <table:table-cell/>
          <table:table-cell office:value-type="string" calcext:value-type="string">
            <text:p>Take $r$ such that $1\le r\le n$, and consider all subsets of $r$ elements of the set $\{1,2,\ldots,n\}$. Each subset has a smallest element. Let $F(n,r)$ be the arithmetic mean of these smallest elements. Prove that: \[ F(n,r)={n+1\over r+1}. \]</text:p>
          </table:table-cell>
          <table:table-cell office:value-type="string" calcext:value-type="string">
            <text:p>https://artofproblemsolving.com/community/c3932_1981_imo_shortlist</text:p>
          </table:table-cell>
          <table:table-cell office:value-type="string" calcext:value-type="string">
            <text:p>Take $r$ such that $1\le r\le n$, and consider all subsets of $r$ elements of the set $\{1,2,\ldots,n\}$. Each subset has a smallest element. Let $F(n,r)$ be the arithmetic mean of these smallest elements. Prove that: \[ F(n,r)={n+1\over r+1}. \]</text:p>
          </table:table-cell>
          <table:table-cell/>
        </table:table-row>
        <table:table-row table:style-name="ro4">
          <table:table-cell office:value-type="string" calcext:value-type="string">
            <text:p>1981 IMO Shortlist</text:p>
          </table:table-cell>
          <table:table-cell office:value-type="float" office:value="1981" calcext:value-type="float">
            <text:p>1981</text:p>
          </table:table-cell>
          <table:table-cell office:value-type="float" office:value="9" calcext:value-type="float">
            <text:p>9</text:p>
          </table:table-cell>
          <table:table-cell/>
          <table:table-cell office:value-type="string" calcext:value-type="string">
            <text:p>A sequence $(a_n)$ is defined by means of the recursion</text:p>
            <text:p>\[a_1 = 1, a_{n+1} = \frac{1 + 4a_n +\sqrt{1+ 24a_n}}{16}.\]</text:p>
            <text:p>Find an explicit formula for $a_n.$</text:p>
          </table:table-cell>
          <table:table-cell office:value-type="string" calcext:value-type="string">
            <text:p>https://artofproblemsolving.com/community/c3932_1981_imo_shortlist</text:p>
          </table:table-cell>
          <table:table-cell office:value-type="string" calcext:value-type="string">
            <text:p>A sequence $(a_n)$ is defined by means of the recursion</text:p>
            <text:p>\[a_1 = 1, a_{n+1} = \frac{1 + 4a_n +\sqrt{1+ 24a_n}}{16}.\]</text:p>
            <text:p>Find an explicit formula for $a_n.$</text:p>
          </table:table-cell>
          <table:table-cell/>
        </table:table-row>
        <table:table-row table:style-name="ro4">
          <table:table-cell office:value-type="string" calcext:value-type="string">
            <text:p>1981 IMO Shortlist</text:p>
          </table:table-cell>
          <table:table-cell office:value-type="float" office:value="1981" calcext:value-type="float">
            <text:p>1981</text:p>
          </table:table-cell>
          <table:table-cell office:value-type="float" office:value="10" calcext:value-type="float">
            <text:p>10</text:p>
          </table:table-cell>
          <table:table-cell/>
          <table:table-cell office:value-type="string" calcext:value-type="string">
            <text:p>Determine the smallest natural number $n$ having the following property: For every integer $p, p \geq n$, it is possible to subdivide (partition) a given square into $p$ squares (not necessarily equal).</text:p>
          </table:table-cell>
          <table:table-cell office:value-type="string" calcext:value-type="string">
            <text:p>https://artofproblemsolving.com/community/c3932_1981_imo_shortlist</text:p>
          </table:table-cell>
          <table:table-cell office:value-type="string" calcext:value-type="string">
            <text:p>Determine the smallest natural number $n$ having the following property: For every integer $p, p \geq n$, it is possible to subdivide (partition) a given square into $p$ squares (not necessarily equal).</text:p>
          </table:table-cell>
          <table:table-cell/>
        </table:table-row>
        <table:table-row table:style-name="ro4">
          <table:table-cell office:value-type="string" calcext:value-type="string">
            <text:p>1981 IMO Shortlist</text:p>
          </table:table-cell>
          <table:table-cell office:value-type="float" office:value="1981" calcext:value-type="float">
            <text:p>1981</text:p>
          </table:table-cell>
          <table:table-cell office:value-type="float" office:value="11" calcext:value-type="float">
            <text:p>11</text:p>
          </table:table-cell>
          <table:table-cell/>
          <table:table-cell office:value-type="string" calcext:value-type="string">
            <text:p>On a semicircle with unit radius four consecutive chords $AB,BC, CD,DE$ with lengths $a, b, c, d$, respectively, are given. Prove that</text:p>
            <text:p>\[a^2 + b^2 + c^2 + d^2 + abc + bcd &lt; 4.\]</text:p>
          </table:table-cell>
          <table:table-cell office:value-type="string" calcext:value-type="string">
            <text:p>https://artofproblemsolving.com/community/c3932_1981_imo_shortlist</text:p>
          </table:table-cell>
          <table:table-cell office:value-type="string" calcext:value-type="string">
            <text:p>On a semicircle with unit radius four consecutive chords $AB,BC, CD,DE$ with lengths $a, b, c, d$, respectively, are given. Prove that</text:p>
            <text:p>\[a^2 + b^2 + c^2 + d^2 + abc + bcd &lt; 4.\]</text:p>
          </table:table-cell>
          <table:table-cell/>
        </table:table-row>
        <table:table-row table:style-name="ro6">
          <table:table-cell office:value-type="string" calcext:value-type="string">
            <text:p>1981 IMO Shortlist</text:p>
          </table:table-cell>
          <table:table-cell office:value-type="float" office:value="1981" calcext:value-type="float">
            <text:p>1981</text:p>
          </table:table-cell>
          <table:table-cell office:value-type="float" office:value="12" calcext:value-type="float">
            <text:p>12</text:p>
          </table:table-cell>
          <table:table-cell/>
          <table:table-cell office:value-type="string" calcext:value-type="string">
            <text:p>Determine the maximum value of $m^2+n^2$, where $m$ and $n$ are integers in the range $1,2,\ldots,1981$ satisfying $(n^2-mn-m^2)^2=1$.</text:p>
          </table:table-cell>
          <table:table-cell office:value-type="string" calcext:value-type="string">
            <text:p>https://artofproblemsolving.com/community/c3932_1981_imo_shortlist</text:p>
          </table:table-cell>
          <table:table-cell office:value-type="string" calcext:value-type="string">
            <text:p>Determine the maximum value of $m^2+n^2$, where $m$ and $n$ are integers in the range $1,2,\ldots,1981$ satisfying $(n^2-mn-m^2)^2=1$.</text:p>
          </table:table-cell>
          <table:table-cell/>
        </table:table-row>
        <table:table-row table:style-name="ro4">
          <table:table-cell office:value-type="string" calcext:value-type="string">
            <text:p>1981 IMO Shortlist</text:p>
          </table:table-cell>
          <table:table-cell office:value-type="float" office:value="1981" calcext:value-type="float">
            <text:p>1981</text:p>
          </table:table-cell>
          <table:table-cell office:value-type="float" office:value="13" calcext:value-type="float">
            <text:p>13</text:p>
          </table:table-cell>
          <table:table-cell/>
          <table:table-cell office:value-type="string" calcext:value-type="string">
            <text:p>Let $P$ be a polynomial of degree $n$ satisfying</text:p>
            <text:p>\[P(k) = \binom{n+1}{k}^{-1} \qquad \text{ for } k = 0, 1, . . ., n.\]</text:p>
            <text:p>Determine $P(n + 1).$</text:p>
          </table:table-cell>
          <table:table-cell office:value-type="string" calcext:value-type="string">
            <text:p>https://artofproblemsolving.com/community/c3932_1981_imo_shortlist</text:p>
          </table:table-cell>
          <table:table-cell office:value-type="string" calcext:value-type="string">
            <text:p>Let $P$ be a polynomial of degree $n$ satisfying</text:p>
            <text:p>\[P(k) = \binom{n+1}{k}^{-1} \qquad \text{ for } k = 0, 1, . . ., n.\]</text:p>
            <text:p>Determine $P(n + 1).$</text:p>
          </table:table-cell>
          <table:table-cell/>
        </table:table-row>
        <table:table-row table:style-name="ro4">
          <table:table-cell office:value-type="string" calcext:value-type="string">
            <text:p>1981 IMO Shortlist</text:p>
          </table:table-cell>
          <table:table-cell office:value-type="float" office:value="1981" calcext:value-type="float">
            <text:p>1981</text:p>
          </table:table-cell>
          <table:table-cell office:value-type="float" office:value="14" calcext:value-type="float">
            <text:p>14</text:p>
          </table:table-cell>
          <table:table-cell/>
          <table:table-cell office:value-type="string" calcext:value-type="string">
            <text:p>Prove that a convex pentagon (a five-sided polygon) $ABCDE$ with equal sides and for which the interior angles satisfy the condition $\angle A \geq \angle B \geq \angle C \geq \angle D \geq \angle E$ is a regular pentagon.</text:p>
          </table:table-cell>
          <table:table-cell office:value-type="string" calcext:value-type="string">
            <text:p>https://artofproblemsolving.com/community/c3932_1981_imo_shortlist</text:p>
          </table:table-cell>
          <table:table-cell office:value-type="string" calcext:value-type="string">
            <text:p>Prove that a convex pentagon (a five-sided polygon) $ABCDE$ with equal sides and for which the interior angles satisfy the condition $\angle A \geq \angle B \geq \angle C \geq \angle D \geq \angle E$ is a regular pentagon.</text:p>
          </table:table-cell>
          <table:table-cell/>
        </table:table-row>
        <table:table-row table:style-name="ro4">
          <table:table-cell office:value-type="string" calcext:value-type="string">
            <text:p>1981 IMO Shortlist</text:p>
          </table:table-cell>
          <table:table-cell office:value-type="float" office:value="1981" calcext:value-type="float">
            <text:p>1981</text:p>
          </table:table-cell>
          <table:table-cell office:value-type="float" office:value="15" calcext:value-type="float">
            <text:p>15</text:p>
          </table:table-cell>
          <table:table-cell/>
          <table:table-cell office:value-type="string" calcext:value-type="string">
            <text:p>Consider a variable point $P$ inside a given triangle $ABC$. Let $D$, $E$, $F$ be the feet of the perpendiculars from the point $P$ to the lines $BC$, $CA$, $AB$, respectively. Find all points $P$ which minimize the sum \[ {BC\over PD}+{CA\over PE}+{AB\over PF}. <text:s/>\]</text:p>
          </table:table-cell>
          <table:table-cell office:value-type="string" calcext:value-type="string">
            <text:p>https://artofproblemsolving.com/community/c3932_1981_imo_shortlist</text:p>
          </table:table-cell>
          <table:table-cell office:value-type="string" calcext:value-type="string">
            <text:p>Consider a variable point $P$ inside a given triangle $ABC$. Let $D$, $E$, $F$ be the feet of the perpendiculars from the point $P$ to the lines $BC$, $CA$, $AB$, respectively. Find all points $P$ which minimize the sum \[ {BC\over PD}+{CA\over PE}+{AB\over PF}. <text:s/>\]</text:p>
          </table:table-cell>
          <table:table-cell/>
        </table:table-row>
        <table:table-row table:style-name="ro13">
          <table:table-cell office:value-type="string" calcext:value-type="string">
            <text:p>1981 IMO Shortlist</text:p>
          </table:table-cell>
          <table:table-cell office:value-type="float" office:value="1981" calcext:value-type="float">
            <text:p>1981</text:p>
          </table:table-cell>
          <table:table-cell office:value-type="float" office:value="16" calcext:value-type="float">
            <text:p>16</text:p>
          </table:table-cell>
          <table:table-cell/>
          <table:table-cell office:value-type="string" calcext:value-type="string">
            <text:p>A sequence of real numbers $u_1, u_2, u_3, \dots$ is determined by $u_1$ and the following recurrence relation for $n \geq 1$:</text:p>
            <text:p>\[4u_{n+1} = \sqrt[3]{ 64u_n + 15.}\]</text:p>
            <text:p>Describe, with proof, the behavior of $u_n$ as $n \to \infty.$</text:p>
          </table:table-cell>
          <table:table-cell office:value-type="string" calcext:value-type="string">
            <text:p>https://artofproblemsolving.com/community/c3932_1981_imo_shortlist</text:p>
          </table:table-cell>
          <table:table-cell office:value-type="string" calcext:value-type="string">
            <text:p>A sequence of real numbers $u_1, u_2, u_3, \dots$ is determined by $u_1$ and the following recurrence relation for $n \geq 1$:</text:p>
            <text:p>\[4u_{n+1} = \sqrt[3]{ 64u_n + 15.}\]</text:p>
            <text:p>Describe, with proof, the behavior of $u_n$ as $n \to \infty.$</text:p>
          </table:table-cell>
          <table:table-cell/>
        </table:table-row>
        <table:table-row table:style-name="ro4">
          <table:table-cell office:value-type="string" calcext:value-type="string">
            <text:p>1981 IMO Shortlist</text:p>
          </table:table-cell>
          <table:table-cell office:value-type="float" office:value="1981" calcext:value-type="float">
            <text:p>1981</text:p>
          </table:table-cell>
          <table:table-cell office:value-type="float" office:value="17" calcext:value-type="float">
            <text:p>17</text:p>
          </table:table-cell>
          <table:table-cell/>
          <table:table-cell office:value-type="string" calcext:value-type="string">
            <text:p>Three circles of equal radius have a common point $O$ and lie inside a given triangle. Each circle touches a pair of sides of the triangle. Prove that the incenter and the circumcenter of the triangle are collinear with the point $O$.</text:p>
          </table:table-cell>
          <table:table-cell office:value-type="string" calcext:value-type="string">
            <text:p>https://artofproblemsolving.com/community/c3932_1981_imo_shortlist</text:p>
          </table:table-cell>
          <table:table-cell office:value-type="string" calcext:value-type="string">
            <text:p>Three circles of equal radius have a common point $O$ and lie inside a given triangle. Each circle touches a pair of sides of the triangle. Prove that the incenter and the circumcenter of the triangle are collinear with the point $O$.</text:p>
          </table:table-cell>
          <table:table-cell/>
        </table:table-row>
        <table:table-row table:style-name="ro35">
          <table:table-cell office:value-type="string" calcext:value-type="string">
            <text:p>1981 IMO Shortlist</text:p>
          </table:table-cell>
          <table:table-cell office:value-type="float" office:value="1981" calcext:value-type="float">
            <text:p>1981</text:p>
          </table:table-cell>
          <table:table-cell table:number-columns-repeated="2"/>
          <table:table-cell office:value-type="string" office:string-value="Click for solution&#10;&#10;Let A, B, C be the centers of the 3 congruent circles (A), (B), (C) intersecting at the point O. Since the point O is equidistant from the centers A, B, C, it is the circumcenter of the triangle $\triangle ABC$. Let a, b, c be the common external tangents of the circle pairs (B), (C); (C), (A); (A), (B), neither of them intersecting the remaining circle and let the lines a, b, c intersect at points $A' \equiv b \cap c,\ B' \equiv c \cap a,\ C' \equiv a \cap b$, forming a triangle $\triangle A'B'C'$. Let O' be the circumcenter of this new triangle. Since the common external tangent of 2 congruent circles is parallel to their center line, $a \equiv B'C' \parallel BC,\ b \equiv C'A' \parallel CA,\ c \equiv A'B' \parallel AB$. Thus the triangles $\triangle A'B'C' \sim \triangle ABC$ are centrally similar, having the corresponding sides parallel. The lines A'A, B'B, C'C connecting the corresponding vertices of the 2 triangles meet at their homothety center. But the lines A'A, B'B, C'C are the bisectors of the angles $\angle A', \angle B', \angle C'$ (and also of the angles $\angle A, \angle B, \angle C$), hence, the homothety center is the common incenter I of the triangles $\triangle A'B'C',\ \triangle ABC$. The circumcenters O', O are the corresponding points of these 2 centrally similar triangles, hence, the line O'O also passes through the homothety center I." calcext:value-type="string">
            <text:p>Click for solution</text:p>
            <text:p/>
            <text:p>Let A, B, C be the centers of the 3 congruent circles (A), (B), (C) intersecting at the point O. Since the point O is equidistant from the centers A, B, C, it is the circumcenter of the triangle $\triangle ABC$. Let a, b, c be the common external tangents of the circle pairs (B), (C); (C), (A); (A), (B), neither of them intersecting the remaining circle and let the lines a, b, c intersect at points $A' \equiv b \cap c,\ B' \equiv c \cap a,\ C' \equiv a \cap b$, forming a triangle $\triangle A'B'C'$. Let O' be the circumcenter of this new triangle. Since the common external tangent of 2 congruent circles is parallel to their center line, $a \equiv B'C' \parallel BC,\ b \equiv C'A' \parallel CA,\ c \equiv A'B' \parallel AB$. Thus the triangles $\triangle A'B'C' \sim \triangle ABC$ are centrally similar, having the corresponding sides parallel. The lines A'A, B'B, C'C connecting the corresponding vertices of the 2 triangles meet at their homothety center. But the lines A'A, B'B, C'C are the bisectors of the angles $\angle A', \angle B', \angle C'$ (and also of the angles $\angle A, \angle B, \angle C$), hence, the homothety center is the common incenter I of the triangles $\triangle A'B'C',\ \triangle ABC$. The circumcenters O', O are the corresponding points of these 2 centrally similar triangles, hence, the line O'O also passes through the homothety center I.</text:p>
          </table:table-cell>
          <table:table-cell office:value-type="string" calcext:value-type="string">
            <text:p>https://artofproblemsolving.com/community/c3932_1981_imo_shortlist</text:p>
          </table:table-cell>
          <table:table-cell office:value-type="string" office:string-value="Click for solution&#10;&#10;Let A, B, C be the centers of the 3 congruent circles (A), (B), (C) intersecting at the point O. Since the point O is equidistant from the centers A, B, C, it is the circumcenter of the triangle $\triangle ABC$. Let a, b, c be the common external tangents of the circle pairs (B), (C); (C), (A); (A), (B), neither of them intersecting the remaining circle and let the lines a, b, c intersect at points $A' \equiv b \cap c,\ B' \equiv c \cap a,\ C' \equiv a \cap b$, forming a triangle $\triangle A'B'C'$. Let O' be the circumcenter of this new triangle. Since the common external tangent of 2 congruent circles is parallel to their center line, $a \equiv B'C' \parallel BC,\ b \equiv C'A' \parallel CA,\ c \equiv A'B' \parallel AB$. Thus the triangles $\triangle A'B'C' \sim \triangle ABC$ are centrally similar, having the corresponding sides parallel. The lines A'A, B'B, C'C connecting the corresponding vertices of the 2 triangles meet at their homothety center. But the lines A'A, B'B, C'C are the bisectors of the angles $\angle A', \angle B', \angle C'$ (and also of the angles $\angle A, \angle B, \angle C$), hence, the homothety center is the common incenter I of the triangles $\triangle A'B'C',\ \triangle ABC$. The circumcenters O', O are the corresponding points of these 2 centrally similar triangles, hence, the line O'O also passes through the homothety center I." calcext:value-type="string">
            <text:p>Click for solution</text:p>
            <text:p/>
            <text:p>Let A, B, C be the centers of the 3 congruent circles (A), (B), (C) intersecting at the point O. Since the point O is equidistant from the centers A, B, C, it is the circumcenter of the triangle $\triangle ABC$. Let a, b, c be the common external tangents of the circle pairs (B), (C); (C), (A); (A), (B), neither of them intersecting the remaining circle and let the lines a, b, c intersect at points $A' \equiv b \cap c,\ B' \equiv c \cap a,\ C' \equiv a \cap b$, forming a triangle $\triangle A'B'C'$. Let O' be the circumcenter of this new triangle. Since the common external tangent of 2 congruent circles is parallel to their center line, $a \equiv B'C' \parallel BC,\ b \equiv C'A' \parallel CA,\ c \equiv A'B' \parallel AB$. Thus the triangles $\triangle A'B'C' \sim \triangle ABC$ are centrally similar, having the corresponding sides parallel. The lines A'A, B'B, C'C connecting the corresponding vertices of the 2 triangles meet at their homothety center. But the lines A'A, B'B, C'C are the bisectors of the angles $\angle A', \angle B', \angle C'$ (and also of the angles $\angle A, \angle B, \angle C$), hence, the homothety center is the common incenter I of the triangles $\triangle A'B'C',\ \triangle ABC$. The circumcenters O', O are the corresponding points of these 2 centrally similar triangles, hence, the line O'O also passes through the homothety center I.</text:p>
          </table:table-cell>
          <table:table-cell/>
        </table:table-row>
        <table:table-row table:style-name="ro4">
          <table:table-cell office:value-type="string" calcext:value-type="string">
            <text:p>1981 IMO Shortlist</text:p>
          </table:table-cell>
          <table:table-cell office:value-type="float" office:value="1981" calcext:value-type="float">
            <text:p>1981</text:p>
          </table:table-cell>
          <table:table-cell office:value-type="float" office:value="18" calcext:value-type="float">
            <text:p>18</text:p>
          </table:table-cell>
          <table:table-cell/>
          <table:table-cell office:value-type="string" calcext:value-type="string">
            <text:p>Several equal spherical planets are given in outer space. On the surface of each planet there is a set of points that is invisible from any of the remaining planets. Prove that the sum of the areas of all these sets is equal to the area of the surface of one planet.</text:p>
          </table:table-cell>
          <table:table-cell office:value-type="string" calcext:value-type="string">
            <text:p>https://artofproblemsolving.com/community/c3932_1981_imo_shortlist</text:p>
          </table:table-cell>
          <table:table-cell office:value-type="string" calcext:value-type="string">
            <text:p>Several equal spherical planets are given in outer space. On the surface of each planet there is a set of points that is invisible from any of the remaining planets. Prove that the sum of the areas of all these sets is equal to the area of the surface of one planet.</text:p>
          </table:table-cell>
          <table:table-cell/>
        </table:table-row>
        <table:table-row table:style-name="ro4">
          <table:table-cell office:value-type="string" calcext:value-type="string">
            <text:p>1981 IMO Shortlist</text:p>
          </table:table-cell>
          <table:table-cell office:value-type="float" office:value="1981" calcext:value-type="float">
            <text:p>1981</text:p>
          </table:table-cell>
          <table:table-cell office:value-type="float" office:value="19" calcext:value-type="float">
            <text:p>19</text:p>
          </table:table-cell>
          <table:table-cell/>
          <table:table-cell office:value-type="string" calcext:value-type="string">
            <text:p>A finite set of unit circles is given in a plane such that the area of their union $U$ is $S$. Prove that there exists a subset of mutually disjoint circles such that the area of their union is greater that $\frac{2S}{9}.$</text:p>
          </table:table-cell>
          <table:table-cell office:value-type="string" calcext:value-type="string">
            <text:p>https://artofproblemsolving.com/community/c3932_1981_imo_shortlist</text:p>
          </table:table-cell>
          <table:table-cell office:value-type="string" calcext:value-type="string">
            <text:p>A finite set of unit circles is given in a plane such that the area of their union $U$ is $S$. Prove that there exists a subset of mutually disjoint circles such that the area of their union is greater that $\frac{2S}{9}.$</text:p>
          </table:table-cell>
          <table:table-cell/>
        </table:table-row>
        <table:table-row table:style-name="ro7">
          <table:table-cell office:value-type="string" calcext:value-type="string">
            <text:p>1980 IMO Shortlist</text:p>
          </table:table-cell>
          <table:table-cell office:value-type="float" office:value="1980" calcext:value-type="float">
            <text:p>1980</text:p>
          </table:table-cell>
          <table:table-cell office:value-type="float" office:value="1" calcext:value-type="float">
            <text:p>1</text:p>
          </table:table-cell>
          <table:table-cell/>
          <table:table-cell office:value-type="string" calcext:value-type="string">
            <text:p>Let $\alpha, \beta$ and $\gamma$ denote the angles of the triangle $ABC$. The perpendicular bisector of $AB$ intersects $BC$ at the point $X$, the perpendicular bisector of $AC$ intersects it at $Y$. Prove that $\tan(\beta) \cdot \tan(\gamma) = 3$ implies $BC= XY$ (or in other words: Prove that a sufficient condition for $BC = XY$ is $\tan(\beta) \cdot \tan(\gamma) = 3$). Show that this condition is not necessary, and give a necessary and sufficient condition for $BC = XY$.</text:p>
          </table:table-cell>
          <table:table-cell office:value-type="string" calcext:value-type="string">
            <text:p>https://artofproblemsolving.com/community/c3931_1980_imo_shortlist</text:p>
          </table:table-cell>
          <table:table-cell office:value-type="string" calcext:value-type="string">
            <text:p>Let $\alpha, \beta$ and $\gamma$ denote the angles of the triangle $ABC$. The perpendicular bisector of $AB$ intersects $BC$ at the point $X$, the perpendicular bisector of $AC$ intersects it at $Y$. Prove that $\tan(\beta) \cdot \tan(\gamma) = 3$ implies $BC= XY$ (or in other words: Prove that a sufficient condition for $BC = XY$ is $\tan(\beta) \cdot \tan(\gamma) = 3$). Show that this condition is not necessary, and give a necessary and sufficient condition for $BC = XY$.</text:p>
          </table:table-cell>
          <table:table-cell/>
        </table:table-row>
        <table:table-row table:style-name="ro7">
          <table:table-cell office:value-type="string" calcext:value-type="string">
            <text:p>1980 IMO Shortlist</text:p>
          </table:table-cell>
          <table:table-cell office:value-type="float" office:value="1980" calcext:value-type="float">
            <text:p>1980</text:p>
          </table:table-cell>
          <table:table-cell office:value-type="float" office:value="2" calcext:value-type="float">
            <text:p>2</text:p>
          </table:table-cell>
          <table:table-cell/>
          <table:table-cell office:value-type="string" calcext:value-type="string">
            <text:p>Define the numbers $a_0, a_1, \ldots, a_n$ in the following way:</text:p>
            <text:p/>
            <text:p>\[ a_0 = \frac{1}{2}, \quad a_{k+1} = a_k + \frac{a^2_k}{n} \quad (n &gt; 1, k = 0,1, \ldots, n-1).  \]</text:p>
            <text:p/>
            <text:p>Prove that \[ 1 - \frac{1}{n} &lt; a_n &lt; 1.\]</text:p>
          </table:table-cell>
          <table:table-cell office:value-type="string" calcext:value-type="string">
            <text:p>https://artofproblemsolving.com/community/c3931_1980_imo_shortlist</text:p>
          </table:table-cell>
          <table:table-cell office:value-type="string" calcext:value-type="string">
            <text:p>Define the numbers $a_0, a_1, \ldots, a_n$ in the following way:</text:p>
            <text:p/>
            <text:p>\[ a_0 = \frac{1}{2}, \quad a_{k+1} = a_k + \frac{a^2_k}{n} \quad (n &gt; 1, k = 0,1, \ldots, n-1).  \]</text:p>
            <text:p/>
            <text:p>Prove that \[ 1 - \frac{1}{n} &lt; a_n &lt; 1.\]</text:p>
          </table:table-cell>
          <table:table-cell/>
        </table:table-row>
        <table:table-row table:style-name="ro6">
          <table:table-cell office:value-type="string" calcext:value-type="string">
            <text:p>1980 IMO Shortlist</text:p>
          </table:table-cell>
          <table:table-cell office:value-type="float" office:value="1980" calcext:value-type="float">
            <text:p>1980</text:p>
          </table:table-cell>
          <table:table-cell office:value-type="float" office:value="3" calcext:value-type="float">
            <text:p>3</text:p>
          </table:table-cell>
          <table:table-cell/>
          <table:table-cell office:value-type="string" calcext:value-type="string">
            <text:p>Prove that the equation \[ x^n + 1 = y^{n+1}, \] where $n$ is a positive integer not smaller then 2, has no positive integer solutions in $x$ and $y$ for which $x$ and $n+1$ are relatively prime.</text:p>
          </table:table-cell>
          <table:table-cell office:value-type="string" calcext:value-type="string">
            <text:p>https://artofproblemsolving.com/community/c3931_1980_imo_shortlist</text:p>
          </table:table-cell>
          <table:table-cell office:value-type="string" calcext:value-type="string">
            <text:p>Prove that the equation \[ x^n + 1 = y^{n+1}, \] where $n$ is a positive integer not smaller then 2, has no positive integer solutions in $x$ and $y$ for which $x$ and $n+1$ are relatively prime.</text:p>
          </table:table-cell>
          <table:table-cell/>
        </table:table-row>
        <table:table-row table:style-name="ro10">
          <table:table-cell office:value-type="string" calcext:value-type="string">
            <text:p>1980 IMO Shortlist</text:p>
          </table:table-cell>
          <table:table-cell office:value-type="float" office:value="1980" calcext:value-type="float">
            <text:p>1980</text:p>
          </table:table-cell>
          <table:table-cell office:value-type="float" office:value="4" calcext:value-type="float">
            <text:p>4</text:p>
          </table:table-cell>
          <table:table-cell/>
          <table:table-cell office:value-type="string" calcext:value-type="string">
            <text:p>Determine all positive integers $n$ such that the following statement holds: If a convex polygon with with $2n$ sides $A_1 A_2 \ldots A_{2n}$ is inscribed in a circle and $n-1$ of its $n$ pairs of opposite sides are parallel, which means if the pairs of opposite sides</text:p>
            <text:p/>
            <text:p>\[(A_1 A_2, A_{n+1} A_{n+2}), (A_2 A_3, A_{n+2} A_{n+3}), \ldots , (A_{n-1} A_n, A_{2n-1} A_{2n})\]</text:p>
            <text:p/>
            <text:p>are parallel, then the sides \[ A_n A_{n+1}, A_{2n} A_1\] are parallel as well.</text:p>
          </table:table-cell>
          <table:table-cell office:value-type="string" calcext:value-type="string">
            <text:p>https://artofproblemsolving.com/community/c3931_1980_imo_shortlist</text:p>
          </table:table-cell>
          <table:table-cell office:value-type="string" calcext:value-type="string">
            <text:p>Determine all positive integers $n$ such that the following statement holds: If a convex polygon with with $2n$ sides $A_1 A_2 \ldots A_{2n}$ is inscribed in a circle and $n-1$ of its $n$ pairs of opposite sides are parallel, which means if the pairs of opposite sides</text:p>
            <text:p/>
            <text:p>\[(A_1 A_2, A_{n+1} A_{n+2}), (A_2 A_3, A_{n+2} A_{n+3}), \ldots , (A_{n-1} A_n, A_{2n-1} A_{2n})\]</text:p>
            <text:p/>
            <text:p>are parallel, then the sides \[ A_n A_{n+1}, A_{2n} A_1\] are parallel as well.</text:p>
          </table:table-cell>
          <table:table-cell/>
        </table:table-row>
        <table:table-row table:style-name="ro7">
          <table:table-cell office:value-type="string" calcext:value-type="string">
            <text:p>1980 IMO Shortlist</text:p>
          </table:table-cell>
          <table:table-cell office:value-type="float" office:value="1980" calcext:value-type="float">
            <text:p>1980</text:p>
          </table:table-cell>
          <table:table-cell office:value-type="float" office:value="5" calcext:value-type="float">
            <text:p>5</text:p>
          </table:table-cell>
          <table:table-cell/>
          <table:table-cell office:value-type="string" calcext:value-type="string">
            <text:p>In a rectangular coordinate system we call a horizontal line parallel to the $x$ -axis triangular if it intersects the curve with equation \[y = x^4 + px^3 + qx^2 + rx + s\] in the points $A,B,C$ and $D$ (from left to right) such that the segments $AB, AC$ and $AD$ are the sides of a triangle. Prove that the lines parallel to the $x$ - axis intersecting the curve in four distinct points are all triangular or none of them is triangular.</text:p>
          </table:table-cell>
          <table:table-cell office:value-type="string" calcext:value-type="string">
            <text:p>https://artofproblemsolving.com/community/c3931_1980_imo_shortlist</text:p>
          </table:table-cell>
          <table:table-cell office:value-type="string" calcext:value-type="string">
            <text:p>In a rectangular coordinate system we call a horizontal line parallel to the $x$ -axis triangular if it intersects the curve with equation \[y = x^4 + px^3 + qx^2 + rx + s\] in the points $A,B,C$ and $D$ (from left to right) such that the segments $AB, AC$ and $AD$ are the sides of a triangle. Prove that the lines parallel to the $x$ - axis intersecting the curve in four distinct points are all triangular or none of them is triangular.</text:p>
          </table:table-cell>
          <table:table-cell/>
        </table:table-row>
        <table:table-row table:style-name="ro6">
          <table:table-cell office:value-type="string" calcext:value-type="string">
            <text:p>1980 IMO Shortlist</text:p>
          </table:table-cell>
          <table:table-cell office:value-type="float" office:value="1980" calcext:value-type="float">
            <text:p>1980</text:p>
          </table:table-cell>
          <table:table-cell office:value-type="float" office:value="6" calcext:value-type="float">
            <text:p>6</text:p>
          </table:table-cell>
          <table:table-cell/>
          <table:table-cell office:value-type="string" calcext:value-type="string">
            <text:p>Find the digits left and right of the decimal point in the decimal form of the number \[ (\sqrt{2} + \sqrt{3})^{1980}. \]</text:p>
          </table:table-cell>
          <table:table-cell office:value-type="string" calcext:value-type="string">
            <text:p>https://artofproblemsolving.com/community/c3931_1980_imo_shortlist</text:p>
          </table:table-cell>
          <table:table-cell office:value-type="string" calcext:value-type="string">
            <text:p>Find the digits left and right of the decimal point in the decimal form of the number \[ (\sqrt{2} + \sqrt{3})^{1980}. \]</text:p>
          </table:table-cell>
          <table:table-cell/>
        </table:table-row>
        <table:table-row table:style-name="ro4">
          <table:table-cell office:value-type="string" calcext:value-type="string">
            <text:p>1980 IMO Shortlist</text:p>
          </table:table-cell>
          <table:table-cell office:value-type="float" office:value="1980" calcext:value-type="float">
            <text:p>1980</text:p>
          </table:table-cell>
          <table:table-cell office:value-type="float" office:value="7" calcext:value-type="float">
            <text:p>7</text:p>
          </table:table-cell>
          <table:table-cell/>
          <table:table-cell office:value-type="string" calcext:value-type="string">
            <text:p>The function $f$ is defined on the set $\mathbb{Q}$ of all rational numbers and has values in $\mathbb{Q}$. It satisfies the conditions $f(1) = 2$ and $f(xy) = f(x)f(y) - f(x+y) + 1$ for all $x,y \in \mathbb{Q}$. Determine $f$.</text:p>
          </table:table-cell>
          <table:table-cell office:value-type="string" calcext:value-type="string">
            <text:p>https://artofproblemsolving.com/community/c3931_1980_imo_shortlist</text:p>
          </table:table-cell>
          <table:table-cell office:value-type="string" calcext:value-type="string">
            <text:p>The function $f$ is defined on the set $\mathbb{Q}$ of all rational numbers and has values in $\mathbb{Q}$. It satisfies the conditions $f(1) = 2$ and $f(xy) = f(x)f(y) - f(x+y) + 1$ for all $x,y \in \mathbb{Q}$. Determine $f$.</text:p>
          </table:table-cell>
          <table:table-cell/>
        </table:table-row>
        <table:table-row table:style-name="ro5">
          <table:table-cell office:value-type="string" calcext:value-type="string">
            <text:p>1980 IMO Shortlist</text:p>
          </table:table-cell>
          <table:table-cell office:value-type="float" office:value="1980" calcext:value-type="float">
            <text:p>1980</text:p>
          </table:table-cell>
          <table:table-cell office:value-type="float" office:value="8" calcext:value-type="float">
            <text:p>8</text:p>
          </table:table-cell>
          <table:table-cell/>
          <table:table-cell office:value-type="string" calcext:value-type="string">
            <text:p>Three points $A,B,C$ are such that $B \in ]AC[$. On the side of $AC$ we draw the three semicircles with diameters $[AB], [BC]$ and $[AC]$. The common interior tangent at $B$ to the first two semi-circles meets the third circle in $E$. Let $U$ and $V$ be the points of contact of the common exterior tangent to the first two semi-circles. Denote the area of the triangle $ABC$ as $S(ABC)$. Evaluate the ratio $R=\frac{S(EUV)}{S(EAC)}$ as a function of $r_1 = \frac{AB}{2}$ and $r_2 = \frac{BC}{2}$.</text:p>
          </table:table-cell>
          <table:table-cell office:value-type="string" calcext:value-type="string">
            <text:p>https://artofproblemsolving.com/community/c3931_1980_imo_shortlist</text:p>
          </table:table-cell>
          <table:table-cell office:value-type="string" calcext:value-type="string">
            <text:p>Three points $A,B,C$ are such that $B \in ]AC[$. On the side of $AC$ we draw the three semicircles with diameters $[AB], [BC]$ and $[AC]$. The common interior tangent at $B$ to the first two semi-circles meets the third circle in $E$. Let $U$ and $V$ be the points of contact of the common exterior tangent to the first two semi-circles. Denote the area of the triangle $ABC$ as $S(ABC)$. Evaluate the ratio $R=\frac{S(EUV)}{S(EAC)}$ as a function of $r_1 = \frac{AB}{2}$ and $r_2 = \frac{BC}{2}$.</text:p>
          </table:table-cell>
          <table:table-cell/>
        </table:table-row>
        <table:table-row table:style-name="ro4">
          <table:table-cell office:value-type="string" calcext:value-type="string">
            <text:p>1980 IMO Shortlist</text:p>
          </table:table-cell>
          <table:table-cell office:value-type="float" office:value="1980" calcext:value-type="float">
            <text:p>1980</text:p>
          </table:table-cell>
          <table:table-cell office:value-type="float" office:value="9" calcext:value-type="float">
            <text:p>9</text:p>
          </table:table-cell>
          <table:table-cell/>
          <table:table-cell office:value-type="string" calcext:value-type="string">
            <text:p>Let $p$ be a prime number. Prove that there is no number divisible by $p$ in the $n-th$ row of Pascal's triangle if and only if $n$ can be represented in the form $n = p^sq - 1$, where $s$ and $q$ are integers with $s \geq 0, 0 &lt; q &lt; p$.</text:p>
          </table:table-cell>
          <table:table-cell office:value-type="string" calcext:value-type="string">
            <text:p>https://artofproblemsolving.com/community/c3931_1980_imo_shortlist</text:p>
          </table:table-cell>
          <table:table-cell office:value-type="string" calcext:value-type="string">
            <text:p>Let $p$ be a prime number. Prove that there is no number divisible by $p$ in the $n-th$ row of Pascal's triangle if and only if $n$ can be represented in the form $n = p^sq - 1$, where $s$ and $q$ are integers with $s \geq 0, 0 &lt; q &lt; p$.</text:p>
          </table:table-cell>
          <table:table-cell/>
        </table:table-row>
        <table:table-row table:style-name="ro4">
          <table:table-cell office:value-type="string" calcext:value-type="string">
            <text:p>1980 IMO Shortlist</text:p>
          </table:table-cell>
          <table:table-cell office:value-type="float" office:value="1980" calcext:value-type="float">
            <text:p>1980</text:p>
          </table:table-cell>
          <table:table-cell office:value-type="float" office:value="10" calcext:value-type="float">
            <text:p>10</text:p>
          </table:table-cell>
          <table:table-cell/>
          <table:table-cell office:value-type="string" calcext:value-type="string">
            <text:p>Two circles $C_{1}$ and $C_{2}$ are (externally or internally) tangent at a point $P$. The straight line $D$ is tangent at $A$ to one of the circles and cuts the other circle at the points $B$ and $C$. Prove that the straight line $PA$ is an interior or exterior bisector of the angle $\angle BPC$.</text:p>
          </table:table-cell>
          <table:table-cell office:value-type="string" calcext:value-type="string">
            <text:p>https://artofproblemsolving.com/community/c3931_1980_imo_shortlist</text:p>
          </table:table-cell>
          <table:table-cell office:value-type="string" calcext:value-type="string">
            <text:p>Two circles $C_{1}$ and $C_{2}$ are (externally or internally) tangent at a point $P$. The straight line $D$ is tangent at $A$ to one of the circles and cuts the other circle at the points $B$ and $C$. Prove that the straight line $PA$ is an interior or exterior bisector of the angle $\angle BPC$.</text:p>
          </table:table-cell>
          <table:table-cell/>
        </table:table-row>
        <table:table-row table:style-name="ro3">
          <table:table-cell office:value-type="string" calcext:value-type="string">
            <text:p>1980 IMO Shortlist</text:p>
          </table:table-cell>
          <table:table-cell office:value-type="float" office:value="1980" calcext:value-type="float">
            <text:p>1980</text:p>
          </table:table-cell>
          <table:table-cell office:value-type="float" office:value="11" calcext:value-type="float">
            <text:p>11</text:p>
          </table:table-cell>
          <table:table-cell/>
          <table:table-cell office:value-type="string" calcext:value-type="string">
            <text:p>Ten gamblers started playing with the same amount of money. Each turn they cast (threw) five dice. At each stage the gambler who had thrown paid to each of his 9 opponents $\frac{1}{n}$ times the amount which that opponent owned at that moment. They threw and paid one after the other. At the 10th round (i.e. when each gambler has cast the five dice once), the dice showed a total of 12, and after payment it turned out that every player had exactly the same sum as he had at the beginning. Is it possible to determine the total shown by the dice at the nine former rounds ?</text:p>
          </table:table-cell>
          <table:table-cell office:value-type="string" calcext:value-type="string">
            <text:p>https://artofproblemsolving.com/community/c3931_1980_imo_shortlist</text:p>
          </table:table-cell>
          <table:table-cell office:value-type="string" calcext:value-type="string">
            <text:p>Ten gamblers started playing with the same amount of money. Each turn they cast (threw) five dice. At each stage the gambler who had thrown paid to each of his 9 opponents $\frac{1}{n}$ times the amount which that opponent owned at that moment. They threw and paid one after the other. At the 10th round (i.e. when each gambler has cast the five dice once), the dice showed a total of 12, and after payment it turned out that every player had exactly the same sum as he had at the beginning. Is it possible to determine the total shown by the dice at the nine former rounds ?</text:p>
          </table:table-cell>
          <table:table-cell/>
        </table:table-row>
        <table:table-row table:style-name="ro4">
          <table:table-cell office:value-type="string" calcext:value-type="string">
            <text:p>1980 IMO Shortlist</text:p>
          </table:table-cell>
          <table:table-cell office:value-type="float" office:value="1980" calcext:value-type="float">
            <text:p>1980</text:p>
          </table:table-cell>
          <table:table-cell office:value-type="float" office:value="12" calcext:value-type="float">
            <text:p>12</text:p>
          </table:table-cell>
          <table:table-cell/>
          <table:table-cell office:value-type="string" calcext:value-type="string">
            <text:p>Find all pairs of solutions $(x,y)$:</text:p>
            <text:p/>
            <text:p>\[ x^3 + x^2y + xy^2 + y^3 = 8(x^2 + xy + y^2 + 1). \]</text:p>
          </table:table-cell>
          <table:table-cell office:value-type="string" calcext:value-type="string">
            <text:p>https://artofproblemsolving.com/community/c3931_1980_imo_shortlist</text:p>
          </table:table-cell>
          <table:table-cell office:value-type="string" calcext:value-type="string">
            <text:p>Find all pairs of solutions $(x,y)$:</text:p>
            <text:p/>
            <text:p>\[ x^3 + x^2y + xy^2 + y^3 = 8(x^2 + xy + y^2 + 1). \]</text:p>
          </table:table-cell>
          <table:table-cell/>
        </table:table-row>
        <table:table-row table:style-name="ro4">
          <table:table-cell office:value-type="string" calcext:value-type="string">
            <text:p>1980 IMO Shortlist</text:p>
          </table:table-cell>
          <table:table-cell office:value-type="float" office:value="1980" calcext:value-type="float">
            <text:p>1980</text:p>
          </table:table-cell>
          <table:table-cell office:value-type="float" office:value="13" calcext:value-type="float">
            <text:p>13</text:p>
          </table:table-cell>
          <table:table-cell/>
          <table:table-cell office:value-type="string" calcext:value-type="string">
            <text:p>Given three infinite arithmetic progressions of natural numbers such that each of the numbers 1,2,3,4,5,6,7 and 8 belongs to at least one of them, prove that the number 1980 also belongs to at least one of them.</text:p>
          </table:table-cell>
          <table:table-cell office:value-type="string" calcext:value-type="string">
            <text:p>https://artofproblemsolving.com/community/c3931_1980_imo_shortlist</text:p>
          </table:table-cell>
          <table:table-cell office:value-type="string" calcext:value-type="string">
            <text:p>Given three infinite arithmetic progressions of natural numbers such that each of the numbers 1,2,3,4,5,6,7 and 8 belongs to at least one of them, prove that the number 1980 also belongs to at least one of them.</text:p>
          </table:table-cell>
          <table:table-cell/>
        </table:table-row>
        <table:table-row table:style-name="ro4">
          <table:table-cell office:value-type="string" calcext:value-type="string">
            <text:p>1980 IMO Shortlist</text:p>
          </table:table-cell>
          <table:table-cell office:value-type="float" office:value="1980" calcext:value-type="float">
            <text:p>1980</text:p>
          </table:table-cell>
          <table:table-cell office:value-type="float" office:value="14" calcext:value-type="float">
            <text:p>14</text:p>
          </table:table-cell>
          <table:table-cell/>
          <table:table-cell office:value-type="string" calcext:value-type="string">
            <text:p>Let $\{x_n\}$ be a sequence of natural numbers such that \[(a) 1 = x_1 &lt; x_2 &lt; x_3 &lt; \ldots; \quad (b) x_{2n+1} \leq 2n \quad \forall n.\] Prove that, for every natural number $k$, there exist terms $x_r$ and $x_s$ such that $x_r - x_s = k.$</text:p>
          </table:table-cell>
          <table:table-cell office:value-type="string" calcext:value-type="string">
            <text:p>https://artofproblemsolving.com/community/c3931_1980_imo_shortlist</text:p>
          </table:table-cell>
          <table:table-cell office:value-type="string" calcext:value-type="string">
            <text:p>Let $\{x_n\}$ be a sequence of natural numbers such that \[(a) 1 = x_1 &lt; x_2 &lt; x_3 &lt; \ldots; \quad (b) x_{2n+1} \leq 2n \quad \forall n.\] Prove that, for every natural number $k$, there exist terms $x_r$ and $x_s$ such that $x_r - x_s = k.$</text:p>
          </table:table-cell>
          <table:table-cell/>
        </table:table-row>
        <table:table-row table:style-name="ro6">
          <table:table-cell office:value-type="string" calcext:value-type="string">
            <text:p>1980 IMO Shortlist</text:p>
          </table:table-cell>
          <table:table-cell office:value-type="float" office:value="1980" calcext:value-type="float">
            <text:p>1980</text:p>
          </table:table-cell>
          <table:table-cell office:value-type="float" office:value="15" calcext:value-type="float">
            <text:p>15</text:p>
          </table:table-cell>
          <table:table-cell/>
          <table:table-cell office:value-type="string" calcext:value-type="string">
            <text:p>Prove that the sum of the six angles subtended at an interior point of a tetrahedron by its six edges is greater than 540°.</text:p>
          </table:table-cell>
          <table:table-cell office:value-type="string" calcext:value-type="string">
            <text:p>https://artofproblemsolving.com/community/c3931_1980_imo_shortlist</text:p>
          </table:table-cell>
          <table:table-cell office:value-type="string" calcext:value-type="string">
            <text:p>Prove that the sum of the six angles subtended at an interior point of a tetrahedron by its six edges is greater than 540°.</text:p>
          </table:table-cell>
          <table:table-cell/>
        </table:table-row>
        <table:table-row table:style-name="ro4">
          <table:table-cell office:value-type="string" calcext:value-type="string">
            <text:p>1980 IMO Shortlist</text:p>
          </table:table-cell>
          <table:table-cell office:value-type="float" office:value="1980" calcext:value-type="float">
            <text:p>1980</text:p>
          </table:table-cell>
          <table:table-cell office:value-type="float" office:value="16" calcext:value-type="float">
            <text:p>16</text:p>
          </table:table-cell>
          <table:table-cell/>
          <table:table-cell office:value-type="string" calcext:value-type="string">
            <text:p>Prove that $\sum \frac{1}{i_1i_2 \ldots i_k} = n$ is taken over all non-empty subsets $\left\{i_1,i_2, \ldots, i_k\right\}$ of $\left\{1,2,\ldots,n\right\}$. (The $k$ is not fixed, so we are summing over all the $2^n-1$ possible nonempty subsets.)</text:p>
          </table:table-cell>
          <table:table-cell office:value-type="string" calcext:value-type="string">
            <text:p>https://artofproblemsolving.com/community/c3931_1980_imo_shortlist</text:p>
          </table:table-cell>
          <table:table-cell office:value-type="string" calcext:value-type="string">
            <text:p>Prove that $\sum \frac{1}{i_1i_2 \ldots i_k} = n$ is taken over all non-empty subsets $\left\{i_1,i_2, \ldots, i_k\right\}$ of $\left\{1,2,\ldots,n\right\}$. (The $k$ is not fixed, so we are summing over all the $2^n-1$ possible nonempty subsets.)</text:p>
          </table:table-cell>
          <table:table-cell/>
        </table:table-row>
        <table:table-row table:style-name="ro4">
          <table:table-cell office:value-type="string" calcext:value-type="string">
            <text:p>1980 IMO Shortlist</text:p>
          </table:table-cell>
          <table:table-cell office:value-type="float" office:value="1980" calcext:value-type="float">
            <text:p>1980</text:p>
          </table:table-cell>
          <table:table-cell office:value-type="float" office:value="17" calcext:value-type="float">
            <text:p>17</text:p>
          </table:table-cell>
          <table:table-cell/>
          <table:table-cell office:value-type="string" calcext:value-type="string">
            <text:p>Let $A_1A_2A_3$ be a triangle and, for $1 \leq i \leq 3$, let $B_i$ be an interior point of edge opposite $A_i$. Prove that the perpendicular bisectors of $A_iB_i$ for $1 \leq i \leq 3$ are not concurrent.</text:p>
          </table:table-cell>
          <table:table-cell office:value-type="string" calcext:value-type="string">
            <text:p>https://artofproblemsolving.com/community/c3931_1980_imo_shortlist</text:p>
          </table:table-cell>
          <table:table-cell office:value-type="string" calcext:value-type="string">
            <text:p>Let $A_1A_2A_3$ be a triangle and, for $1 \leq i \leq 3$, let $B_i$ be an interior point of edge opposite $A_i$. Prove that the perpendicular bisectors of $A_iB_i$ for $1 \leq i \leq 3$ are not concurrent.</text:p>
          </table:table-cell>
          <table:table-cell/>
        </table:table-row>
        <table:table-row table:style-name="ro4">
          <table:table-cell office:value-type="string" calcext:value-type="string">
            <text:p>1980 IMO Shortlist</text:p>
          </table:table-cell>
          <table:table-cell office:value-type="float" office:value="1980" calcext:value-type="float">
            <text:p>1980</text:p>
          </table:table-cell>
          <table:table-cell office:value-type="float" office:value="18" calcext:value-type="float">
            <text:p>18</text:p>
          </table:table-cell>
          <table:table-cell/>
          <table:table-cell office:value-type="string" calcext:value-type="string">
            <text:p>Given a sequence $\{a_n\}$ of real numbers such that $|a_{k+m} - a_k - a_m| \leq 1$ for all positive integers $k$ and $m$, prove that, for all positive integers $p$ and $q$, \[|\frac{a_p}{p} - \frac{a_q}{q}| &lt; \frac{1}{p} + \frac{1}{q}.\]</text:p>
          </table:table-cell>
          <table:table-cell office:value-type="string" calcext:value-type="string">
            <text:p>https://artofproblemsolving.com/community/c3931_1980_imo_shortlist</text:p>
          </table:table-cell>
          <table:table-cell office:value-type="string" calcext:value-type="string">
            <text:p>Given a sequence $\{a_n\}$ of real numbers such that $|a_{k+m} - a_k - a_m| \leq 1$ for all positive integers $k$ and $m$, prove that, for all positive integers $p$ and $q$, \[|\frac{a_p}{p} - \frac{a_q}{q}| &lt; \frac{1}{p} + \frac{1}{q}.\]</text:p>
          </table:table-cell>
          <table:table-cell/>
        </table:table-row>
        <table:table-row table:style-name="ro4">
          <table:table-cell office:value-type="string" calcext:value-type="string">
            <text:p>1980 IMO Shortlist</text:p>
          </table:table-cell>
          <table:table-cell office:value-type="float" office:value="1980" calcext:value-type="float">
            <text:p>1980</text:p>
          </table:table-cell>
          <table:table-cell office:value-type="float" office:value="19" calcext:value-type="float">
            <text:p>19</text:p>
          </table:table-cell>
          <table:table-cell/>
          <table:table-cell office:value-type="string" calcext:value-type="string">
            <text:p>Find the greatest natural number $n$ such there exist natural numbers $x_{1}, x_{2}, \ldots, x_{n}$ and natural $a_{1}&lt; a_{2}&lt; \ldots &lt; a_{n-1}$ satisfying the following equations for $i =1,2,\ldots,n-1$: \[x_{1}x_{2}\ldots x_{n}= 1980 \quad \text{and}\quad x_{i}+\frac{1980}{x_{i}}= a_{i}.\]</text:p>
          </table:table-cell>
          <table:table-cell office:value-type="string" calcext:value-type="string">
            <text:p>https://artofproblemsolving.com/community/c3931_1980_imo_shortlist</text:p>
          </table:table-cell>
          <table:table-cell office:value-type="string" calcext:value-type="string">
            <text:p>Find the greatest natural number $n$ such there exist natural numbers $x_{1}, x_{2}, \ldots, x_{n}$ and natural $a_{1}&lt; a_{2}&lt; \ldots &lt; a_{n-1}$ satisfying the following equations for $i =1,2,\ldots,n-1$: \[x_{1}x_{2}\ldots x_{n}= 1980 \quad \text{and}\quad x_{i}+\frac{1980}{x_{i}}= a_{i}.\]</text:p>
          </table:table-cell>
          <table:table-cell/>
        </table:table-row>
        <table:table-row table:style-name="ro4">
          <table:table-cell office:value-type="string" calcext:value-type="string">
            <text:p>1980 IMO Shortlist</text:p>
          </table:table-cell>
          <table:table-cell office:value-type="float" office:value="1980" calcext:value-type="float">
            <text:p>1980</text:p>
          </table:table-cell>
          <table:table-cell office:value-type="float" office:value="20" calcext:value-type="float">
            <text:p>20</text:p>
          </table:table-cell>
          <table:table-cell/>
          <table:table-cell office:value-type="string" calcext:value-type="string">
            <text:p>Let $S$ be a set of 1980 points in the plane such that the distance between every pair of them is at least 1. Prove that $S$ has a subset of 220 points such that the distance between every pair of them is at least $\sqrt{3}.$</text:p>
          </table:table-cell>
          <table:table-cell office:value-type="string" calcext:value-type="string">
            <text:p>https://artofproblemsolving.com/community/c3931_1980_imo_shortlist</text:p>
          </table:table-cell>
          <table:table-cell office:value-type="string" calcext:value-type="string">
            <text:p>Let $S$ be a set of 1980 points in the plane such that the distance between every pair of them is at least 1. Prove that $S$ has a subset of 220 points such that the distance between every pair of them is at least $\sqrt{3}.$</text:p>
          </table:table-cell>
          <table:table-cell/>
        </table:table-row>
        <table:table-row table:style-name="ro7">
          <table:table-cell office:value-type="string" calcext:value-type="string">
            <text:p>1980 IMO Shortlist</text:p>
          </table:table-cell>
          <table:table-cell office:value-type="float" office:value="1980" calcext:value-type="float">
            <text:p>1980</text:p>
          </table:table-cell>
          <table:table-cell office:value-type="float" office:value="21" calcext:value-type="float">
            <text:p>21</text:p>
          </table:table-cell>
          <table:table-cell/>
          <table:table-cell office:value-type="string" calcext:value-type="string">
            <text:p>Let $AB$ be a diameter of a circle; let $t_1$ and $t_2$ be the tangents at $A$ and $B$, respectively; let $C$ be any point other than $A$ on $t_1$; and let $D_1D_2. E_1E_2$ be arcs on the circle determined by two lines through $C$. Prove that the lines $AD_1$ and $AD_2$ determine a segment on $t_2$ equal in length to that of the segment on $t_2$ determined by $AE_1$ and $AE_2.$</text:p>
          </table:table-cell>
          <table:table-cell office:value-type="string" calcext:value-type="string">
            <text:p>https://artofproblemsolving.com/community/c3931_1980_imo_shortlist</text:p>
          </table:table-cell>
          <table:table-cell office:value-type="string" calcext:value-type="string">
            <text:p>Let $AB$ be a diameter of a circle; let $t_1$ and $t_2$ be the tangents at $A$ and $B$, respectively; let $C$ be any point other than $A$ on $t_1$; and let $D_1D_2. E_1E_2$ be arcs on the circle determined by two lines through $C$. Prove that the lines $AD_1$ and $AD_2$ determine a segment on $t_2$ equal in length to that of the segment on $t_2$ determined by $AE_1$ and $AE_2.$</text:p>
          </table:table-cell>
          <table:table-cell/>
        </table:table-row>
        <table:table-row table:style-name="ro6">
          <table:table-cell office:value-type="string" calcext:value-type="string">
            <text:p>1979 IMO Shortlist</text:p>
          </table:table-cell>
          <table:table-cell office:value-type="float" office:value="1979" calcext:value-type="float">
            <text:p>1979</text:p>
          </table:table-cell>
          <table:table-cell office:value-type="float" office:value="1" calcext:value-type="float">
            <text:p>1</text:p>
          </table:table-cell>
          <table:table-cell/>
          <table:table-cell office:value-type="string" calcext:value-type="string">
            <text:p>Prove that in the Euclidean plane every regular polygon having an even number of sides can be dissected into lozenges. (A lozenge is a quadrilateral whose four sides are all of equal length).</text:p>
          </table:table-cell>
          <table:table-cell office:value-type="string" calcext:value-type="string">
            <text:p>https://artofproblemsolving.com/community/c3930_1979_imo_shortlist</text:p>
          </table:table-cell>
          <table:table-cell office:value-type="string" calcext:value-type="string">
            <text:p>Prove that in the Euclidean plane every regular polygon having an even number of sides can be dissected into lozenges. (A lozenge is a quadrilateral whose four sides are all of equal length).</text:p>
          </table:table-cell>
          <table:table-cell/>
        </table:table-row>
        <table:table-row table:style-name="ro13">
          <table:table-cell office:value-type="string" calcext:value-type="string">
            <text:p>1979 IMO Shortlist</text:p>
          </table:table-cell>
          <table:table-cell office:value-type="float" office:value="1979" calcext:value-type="float">
            <text:p>1979</text:p>
          </table:table-cell>
          <table:table-cell office:value-type="float" office:value="2" calcext:value-type="float">
            <text:p>2</text:p>
          </table:table-cell>
          <table:table-cell/>
          <table:table-cell office:value-type="string" calcext:value-type="string">
            <text:p>From a bag containing 5 pairs of socks, each pair a different color, a random sample of 4 single socks is drawn. Any complete pairs in the sample are discarded and replaced by a new pair draw from the bag. The process continues until the bag is empty or there are 4 socks of different colors held outside the bag. What is the probability of the latter alternative?</text:p>
          </table:table-cell>
          <table:table-cell office:value-type="string" calcext:value-type="string">
            <text:p>https://artofproblemsolving.com/community/c3930_1979_imo_shortlist</text:p>
          </table:table-cell>
          <table:table-cell office:value-type="string" calcext:value-type="string">
            <text:p>From a bag containing 5 pairs of socks, each pair a different color, a random sample of 4 single socks is drawn. Any complete pairs in the sample are discarded and replaced by a new pair draw from the bag. The process continues until the bag is empty or there are 4 socks of different colors held outside the bag. What is the probability of the latter alternative?</text:p>
          </table:table-cell>
          <table:table-cell/>
        </table:table-row>
        <table:table-row table:style-name="ro6">
          <table:table-cell office:value-type="string" calcext:value-type="string">
            <text:p>1979 IMO Shortlist</text:p>
          </table:table-cell>
          <table:table-cell office:value-type="float" office:value="1979" calcext:value-type="float">
            <text:p>1979</text:p>
          </table:table-cell>
          <table:table-cell office:value-type="float" office:value="3" calcext:value-type="float">
            <text:p>3</text:p>
          </table:table-cell>
          <table:table-cell/>
          <table:table-cell office:value-type="string" calcext:value-type="string">
            <text:p>Find all polynomials $f(x)$ with real coefficients for which</text:p>
            <text:p>\[f(x)f(2x^2) = f(2x^3 + x).\]</text:p>
          </table:table-cell>
          <table:table-cell office:value-type="string" calcext:value-type="string">
            <text:p>https://artofproblemsolving.com/community/c3930_1979_imo_shortlist</text:p>
          </table:table-cell>
          <table:table-cell office:value-type="string" calcext:value-type="string">
            <text:p>Find all polynomials $f(x)$ with real coefficients for which</text:p>
            <text:p>\[f(x)f(2x^2) = f(2x^3 + x).\]</text:p>
          </table:table-cell>
          <table:table-cell/>
        </table:table-row>
        <table:table-row table:style-name="ro7">
          <table:table-cell office:value-type="string" calcext:value-type="string">
            <text:p>1979 IMO Shortlist</text:p>
          </table:table-cell>
          <table:table-cell office:value-type="float" office:value="1979" calcext:value-type="float">
            <text:p>1979</text:p>
          </table:table-cell>
          <table:table-cell office:value-type="float" office:value="4" calcext:value-type="float">
            <text:p>4</text:p>
          </table:table-cell>
          <table:table-cell/>
          <table:table-cell office:value-type="string" calcext:value-type="string">
            <text:p>We consider a prism which has the upper and inferior basis the pentagons: $A_{1}A_{2}A_{3}A_{4}A_{5}$ and $B_{1}B_{2}B_{3}B_{4}B_{5}$. Each of the sides of the two pentagons and the segments $A_{i}B_{j}$ with $i,j=1,\ldots,5$ is colored in red or blue. In every triangle which has all sides colored there exists one red side and one blue side. Prove that all the 10 sides of the two basis are colored in the same color.</text:p>
          </table:table-cell>
          <table:table-cell office:value-type="string" calcext:value-type="string">
            <text:p>https://artofproblemsolving.com/community/c3930_1979_imo_shortlist</text:p>
          </table:table-cell>
          <table:table-cell office:value-type="string" calcext:value-type="string">
            <text:p>We consider a prism which has the upper and inferior basis the pentagons: $A_{1}A_{2}A_{3}A_{4}A_{5}$ and $B_{1}B_{2}B_{3}B_{4}B_{5}$. Each of the sides of the two pentagons and the segments $A_{i}B_{j}$ with $i,j=1,\ldots,5$ is colored in red or blue. In every triangle which has all sides colored there exists one red side and one blue side. Prove that all the 10 sides of the two basis are colored in the same color.</text:p>
          </table:table-cell>
          <table:table-cell/>
        </table:table-row>
        <table:table-row table:style-name="ro4">
          <table:table-cell office:value-type="string" calcext:value-type="string">
            <text:p>1979 IMO Shortlist</text:p>
          </table:table-cell>
          <table:table-cell office:value-type="float" office:value="1979" calcext:value-type="float">
            <text:p>1979</text:p>
          </table:table-cell>
          <table:table-cell office:value-type="float" office:value="5" calcext:value-type="float">
            <text:p>5</text:p>
          </table:table-cell>
          <table:table-cell/>
          <table:table-cell office:value-type="string" calcext:value-type="string">
            <text:p>Let $n \geq 2$ be an integer. Find the maximal cardinality of a set $M$ of pairs $(j, k)$ of integers, $1 \leq j &lt; k \leq n$, with the following property: If $(j, k) \in M$, then $(k,m) \not \in M$ for any $m.$</text:p>
          </table:table-cell>
          <table:table-cell office:value-type="string" calcext:value-type="string">
            <text:p>https://artofproblemsolving.com/community/c3930_1979_imo_shortlist</text:p>
          </table:table-cell>
          <table:table-cell office:value-type="string" calcext:value-type="string">
            <text:p>Let $n \geq 2$ be an integer. Find the maximal cardinality of a set $M$ of pairs $(j, k)$ of integers, $1 \leq j &lt; k \leq n$, with the following property: If $(j, k) \in M$, then $(k,m) \not \in M$ for any $m.$</text:p>
          </table:table-cell>
          <table:table-cell/>
        </table:table-row>
        <table:table-row table:style-name="ro4">
          <table:table-cell office:value-type="string" calcext:value-type="string">
            <text:p>1979 IMO Shortlist</text:p>
          </table:table-cell>
          <table:table-cell office:value-type="float" office:value="1979" calcext:value-type="float">
            <text:p>1979</text:p>
          </table:table-cell>
          <table:table-cell office:value-type="float" office:value="6" calcext:value-type="float">
            <text:p>6</text:p>
          </table:table-cell>
          <table:table-cell/>
          <table:table-cell office:value-type="string" calcext:value-type="string">
            <text:p>Find the real values of $p$ for which the equation</text:p>
            <text:p>\[\sqrt{2p+ 1 - x^2} +\sqrt{3x + p + 4} = \sqrt{x^2 + 9x+ 3p + 9}\]</text:p>
            <text:p>in $x$ has exactly two real distinct roots.($\sqrt t $ means the positive square root of $t$).</text:p>
          </table:table-cell>
          <table:table-cell office:value-type="string" calcext:value-type="string">
            <text:p>https://artofproblemsolving.com/community/c3930_1979_imo_shortlist</text:p>
          </table:table-cell>
          <table:table-cell office:value-type="string" calcext:value-type="string">
            <text:p>Find the real values of $p$ for which the equation</text:p>
            <text:p>\[\sqrt{2p+ 1 - x^2} +\sqrt{3x + p + 4} = \sqrt{x^2 + 9x+ 3p + 9}\]</text:p>
            <text:p>in $x$ has exactly two real distinct roots.($\sqrt t $ means the positive square root of $t$).</text:p>
          </table:table-cell>
          <table:table-cell/>
        </table:table-row>
        <table:table-row table:style-name="ro6">
          <table:table-cell office:value-type="string" calcext:value-type="string">
            <text:p>1979 IMO Shortlist</text:p>
          </table:table-cell>
          <table:table-cell office:value-type="float" office:value="1979" calcext:value-type="float">
            <text:p>1979</text:p>
          </table:table-cell>
          <table:table-cell office:value-type="float" office:value="7" calcext:value-type="float">
            <text:p>7</text:p>
          </table:table-cell>
          <table:table-cell/>
          <table:table-cell office:value-type="string" calcext:value-type="string">
            <text:p>If $p$ and $q$ are natural numbers so that \[ \frac{p}{q}=1-\frac{1}{2}+\frac{1}{3}-\frac{1}{4}+ \ldots -\frac{1}{1318}+\frac{1}{1319}, \] prove that $p$ is divisible with $1979$.</text:p>
          </table:table-cell>
          <table:table-cell office:value-type="string" calcext:value-type="string">
            <text:p>https://artofproblemsolving.com/community/c3930_1979_imo_shortlist</text:p>
          </table:table-cell>
          <table:table-cell office:value-type="string" calcext:value-type="string">
            <text:p>If $p$ and $q$ are natural numbers so that \[ \frac{p}{q}=1-\frac{1}{2}+\frac{1}{3}-\frac{1}{4}+ \ldots -\frac{1}{1318}+\frac{1}{1319}, \] prove that $p$ is divisible with $1979$.</text:p>
          </table:table-cell>
          <table:table-cell/>
        </table:table-row>
        <table:table-row table:style-name="ro13">
          <table:table-cell office:value-type="string" calcext:value-type="string">
            <text:p>1979 IMO Shortlist</text:p>
          </table:table-cell>
          <table:table-cell office:value-type="float" office:value="1979" calcext:value-type="float">
            <text:p>1979</text:p>
          </table:table-cell>
          <table:table-cell office:value-type="float" office:value="8" calcext:value-type="float">
            <text:p>8</text:p>
          </table:table-cell>
          <table:table-cell/>
          <table:table-cell office:value-type="string" calcext:value-type="string">
            <text:p>For all rational $x$ satisfying $0 \leq x &lt; 1$, the functions $f$ is defined by</text:p>
            <text:p>\[f(x)=\begin{cases}\frac{f(2x)}{4},&amp;\mbox{for }0 \leq x &lt; \frac 12,\\ \frac 34+ \frac{f(2x - 1)}{4}, &amp; \mbox{for } \frac 12 \leq x &lt; 1.\end{cases}\]Given that $x = 0.b_1b_2b_3 \cdots $ is the binary representation of $x$, find, with proof, $f(x)$.</text:p>
          </table:table-cell>
          <table:table-cell office:value-type="string" calcext:value-type="string">
            <text:p>https://artofproblemsolving.com/community/c3930_1979_imo_shortlist</text:p>
          </table:table-cell>
          <table:table-cell office:value-type="string" calcext:value-type="string">
            <text:p>For all rational $x$ satisfying $0 \leq x &lt; 1$, the functions $f$ is defined by</text:p>
            <text:p>\[f(x)=\begin{cases}\frac{f(2x)}{4},&amp;\mbox{for }0 \leq x &lt; \frac 12,\\ \frac 34+ \frac{f(2x - 1)}{4}, &amp; \mbox{for } \frac 12 \leq x &lt; 1.\end{cases}\]Given that $x = 0.b_1b_2b_3 \cdots $ is the binary representation of $x$, find, with proof, $f(x)$.</text:p>
          </table:table-cell>
          <table:table-cell/>
        </table:table-row>
        <table:table-row table:style-name="ro13">
          <table:table-cell office:value-type="string" calcext:value-type="string">
            <text:p>1979 IMO Shortlist</text:p>
          </table:table-cell>
          <table:table-cell office:value-type="float" office:value="1979" calcext:value-type="float">
            <text:p>1979</text:p>
          </table:table-cell>
          <table:table-cell office:value-type="float" office:value="9" calcext:value-type="float">
            <text:p>9</text:p>
          </table:table-cell>
          <table:table-cell/>
          <table:table-cell office:value-type="string" calcext:value-type="string">
            <text:p>Let $A$ and $E$ be opposite vertices of an octagon. A frog starts at vertex $A.$ From any vertex except $E$ it jumps to one of the two adjacent vertices. When it reaches $E$ it stops. Let $a_n$ be the number of distinct paths of exactly $n$ jumps ending at $E$. Prove that: \[ a_{2n-1}=0, \quad a_{2n}={(2+\sqrt2)^{n-1} - (2-\sqrt2)^{n-1} \over\sqrt2}. \]</text:p>
          </table:table-cell>
          <table:table-cell office:value-type="string" calcext:value-type="string">
            <text:p>https://artofproblemsolving.com/community/c3930_1979_imo_shortlist</text:p>
          </table:table-cell>
          <table:table-cell office:value-type="string" calcext:value-type="string">
            <text:p>Let $A$ and $E$ be opposite vertices of an octagon. A frog starts at vertex $A.$ From any vertex except $E$ it jumps to one of the two adjacent vertices. When it reaches $E$ it stops. Let $a_n$ be the number of distinct paths of exactly $n$ jumps ending at $E$. Prove that: \[ a_{2n-1}=0, \quad a_{2n}={(2+\sqrt2)^{n-1} - (2-\sqrt2)^{n-1} \over\sqrt2}. \]</text:p>
          </table:table-cell>
          <table:table-cell/>
        </table:table-row>
        <table:table-row table:style-name="ro4">
          <table:table-cell office:value-type="string" calcext:value-type="string">
            <text:p>1979 IMO Shortlist</text:p>
          </table:table-cell>
          <table:table-cell office:value-type="float" office:value="1979" calcext:value-type="float">
            <text:p>1979</text:p>
          </table:table-cell>
          <table:table-cell office:value-type="float" office:value="10" calcext:value-type="float">
            <text:p>10</text:p>
          </table:table-cell>
          <table:table-cell/>
          <table:table-cell office:value-type="string" calcext:value-type="string">
            <text:p>Show that for any vectors $a, b$ in Euclidean space,</text:p>
            <text:p>\[|a \times b|^3 \leq \frac{3 \sqrt 3}{8} |a|^2 |b|^2 |a-b|^2\]</text:p>
            <text:p>Remark. Here $\times$ denotes the vector product.</text:p>
          </table:table-cell>
          <table:table-cell office:value-type="string" calcext:value-type="string">
            <text:p>https://artofproblemsolving.com/community/c3930_1979_imo_shortlist</text:p>
          </table:table-cell>
          <table:table-cell office:value-type="string" calcext:value-type="string">
            <text:p>Show that for any vectors $a, b$ in Euclidean space,</text:p>
            <text:p>\[|a \times b|^3 \leq \frac{3 \sqrt 3}{8} |a|^2 |b|^2 |a-b|^2\]</text:p>
            <text:p>Remark. Here $\times$ denotes the vector product.</text:p>
          </table:table-cell>
          <table:table-cell/>
        </table:table-row>
        <table:table-row table:style-name="ro4">
          <table:table-cell office:value-type="string" calcext:value-type="string">
            <text:p>1979 IMO Shortlist</text:p>
          </table:table-cell>
          <table:table-cell office:value-type="float" office:value="1979" calcext:value-type="float">
            <text:p>1979</text:p>
          </table:table-cell>
          <table:table-cell office:value-type="float" office:value="11" calcext:value-type="float">
            <text:p>11</text:p>
          </table:table-cell>
          <table:table-cell/>
          <table:table-cell office:value-type="string" calcext:value-type="string">
            <text:p>Given real numbers $x_1, x_2, \dots , x_n <text:s/>\ (n \geq <text:s/>2)$, with $x_i <text:s/>\geq \frac 1n <text:s/>\ (i = 1, 2, \dots, n)$ and with $x_1^2+x_2^2+\cdots+x_n^2 = 1$ , find whether the product $P = x_1x_2x_3 \cdots x_n$ has a greatest and/or least value and if so, give these values.</text:p>
          </table:table-cell>
          <table:table-cell office:value-type="string" calcext:value-type="string">
            <text:p>https://artofproblemsolving.com/community/c3930_1979_imo_shortlist</text:p>
          </table:table-cell>
          <table:table-cell office:value-type="string" calcext:value-type="string">
            <text:p>Given real numbers $x_1, x_2, \dots , x_n <text:s/>\ (n \geq <text:s/>2)$, with $x_i <text:s/>\geq \frac 1n <text:s/>\ (i = 1, 2, \dots, n)$ and with $x_1^2+x_2^2+\cdots+x_n^2 = 1$ , find whether the product $P = x_1x_2x_3 \cdots x_n$ has a greatest and/or least value and if so, give these values.</text:p>
          </table:table-cell>
          <table:table-cell/>
        </table:table-row>
        <table:table-row table:style-name="ro3">
          <table:table-cell office:value-type="string" calcext:value-type="string">
            <text:p>1979 IMO Shortlist</text:p>
          </table:table-cell>
          <table:table-cell office:value-type="float" office:value="1979" calcext:value-type="float">
            <text:p>1979</text:p>
          </table:table-cell>
          <table:table-cell office:value-type="float" office:value="12" calcext:value-type="float">
            <text:p>12</text:p>
          </table:table-cell>
          <table:table-cell/>
          <table:table-cell office:value-type="string" calcext:value-type="string">
            <text:p>Let $R$ be a set of exactly $6$ elements. A set $F$ of subsets of $R$ is called an $S$-family over $R$ if and only if it satisfies the following three conditions:</text:p>
            <text:p>(i) For no two sets $X, Y$ in $F$ is $X \subseteq Y$ ;</text:p>
            <text:p/>
            <text:p>(ii) For any three sets $X, Y,Z$ in $F$, $X \cup Y \cup Z \neq R,$</text:p>
            <text:p/>
            <text:p>(iii) $\bigcup_{X \in F} X = R$</text:p>
          </table:table-cell>
          <table:table-cell office:value-type="string" calcext:value-type="string">
            <text:p>https://artofproblemsolving.com/community/c3930_1979_imo_shortlist</text:p>
          </table:table-cell>
          <table:table-cell office:value-type="string" calcext:value-type="string">
            <text:p>Let $R$ be a set of exactly $6$ elements. A set $F$ of subsets of $R$ is called an $S$-family over $R$ if and only if it satisfies the following three conditions:</text:p>
            <text:p>(i) For no two sets $X, Y$ in $F$ is $X \subseteq Y$ ;</text:p>
            <text:p/>
            <text:p>(ii) For any three sets $X, Y,Z$ in $F$, $X \cup Y \cup Z \neq R,$</text:p>
            <text:p/>
            <text:p>(iii) $\bigcup_{X \in F} X = R$</text:p>
          </table:table-cell>
          <table:table-cell/>
        </table:table-row>
        <table:table-row table:style-name="ro1">
          <table:table-cell office:value-type="string" calcext:value-type="string">
            <text:p>1979 IMO Shortlist</text:p>
          </table:table-cell>
          <table:table-cell office:value-type="float" office:value="1979" calcext:value-type="float">
            <text:p>1979</text:p>
          </table:table-cell>
          <table:table-cell office:value-type="float" office:value="13" calcext:value-type="float">
            <text:p>13</text:p>
          </table:table-cell>
          <table:table-cell/>
          <table:table-cell office:value-type="string" calcext:value-type="string">
            <text:p>Show that $\frac{20}{60} &lt;\sin 20^{\circ} &lt; \frac{21}{60}.$</text:p>
          </table:table-cell>
          <table:table-cell office:value-type="string" calcext:value-type="string">
            <text:p>https://artofproblemsolving.com/community/c3930_1979_imo_shortlist</text:p>
          </table:table-cell>
          <table:table-cell office:value-type="string" calcext:value-type="string">
            <text:p>Show that $\frac{20}{60} &lt;\sin 20^{\circ} &lt; \frac{21}{60}.$</text:p>
          </table:table-cell>
          <table:table-cell/>
        </table:table-row>
        <table:table-row table:style-name="ro6">
          <table:table-cell office:value-type="string" calcext:value-type="string">
            <text:p>1979 IMO Shortlist</text:p>
          </table:table-cell>
          <table:table-cell office:value-type="float" office:value="1979" calcext:value-type="float">
            <text:p>1979</text:p>
          </table:table-cell>
          <table:table-cell office:value-type="float" office:value="14" calcext:value-type="float">
            <text:p>14</text:p>
          </table:table-cell>
          <table:table-cell/>
          <table:table-cell office:value-type="string" calcext:value-type="string">
            <text:p>Find all bases of logarithms in which a real positive number can be equal to its logarithm or prove that none exist.</text:p>
          </table:table-cell>
          <table:table-cell office:value-type="string" calcext:value-type="string">
            <text:p>https://artofproblemsolving.com/community/c3930_1979_imo_shortlist</text:p>
          </table:table-cell>
          <table:table-cell office:value-type="string" calcext:value-type="string">
            <text:p>Find all bases of logarithms in which a real positive number can be equal to its logarithm or prove that none exist.</text:p>
          </table:table-cell>
          <table:table-cell/>
        </table:table-row>
        <table:table-row table:style-name="ro4">
          <table:table-cell office:value-type="string" calcext:value-type="string">
            <text:p>1979 IMO Shortlist</text:p>
          </table:table-cell>
          <table:table-cell office:value-type="float" office:value="1979" calcext:value-type="float">
            <text:p>1979</text:p>
          </table:table-cell>
          <table:table-cell office:value-type="float" office:value="15" calcext:value-type="float">
            <text:p>15</text:p>
          </table:table-cell>
          <table:table-cell/>
          <table:table-cell office:value-type="string" calcext:value-type="string">
            <text:p>Determine all real numbers a for which there exists positive reals $x_{1}, \ldots, x_{5}$ which satisfy the relations $ \sum_{k=1}^{5} kx_{k}=a,$ $ \sum_{k=1}^{5} k^{3}x_{k}=a^{2},$ $ \sum_{k=1}^{5} k^{5}x_{k}=a^{3}.$</text:p>
          </table:table-cell>
          <table:table-cell office:value-type="string" calcext:value-type="string">
            <text:p>https://artofproblemsolving.com/community/c3930_1979_imo_shortlist</text:p>
          </table:table-cell>
          <table:table-cell office:value-type="string" calcext:value-type="string">
            <text:p>Determine all real numbers a for which there exists positive reals $x_{1}, \ldots, x_{5}$ which satisfy the relations $ \sum_{k=1}^{5} kx_{k}=a,$ $ \sum_{k=1}^{5} k^{3}x_{k}=a^{2},$ $ \sum_{k=1}^{5} k^{5}x_{k}=a^{3}.$</text:p>
          </table:table-cell>
          <table:table-cell/>
        </table:table-row>
        <table:table-row table:style-name="ro4">
          <table:table-cell office:value-type="string" calcext:value-type="string">
            <text:p>1979 IMO Shortlist</text:p>
          </table:table-cell>
          <table:table-cell office:value-type="float" office:value="1979" calcext:value-type="float">
            <text:p>1979</text:p>
          </table:table-cell>
          <table:table-cell office:value-type="float" office:value="16" calcext:value-type="float">
            <text:p>16</text:p>
          </table:table-cell>
          <table:table-cell/>
          <table:table-cell office:value-type="string" calcext:value-type="string">
            <text:p>Let $K$ denote the set $\{a, b, c, d, e\}$. $F$ is a collection of $16$ different subsets of $K$, and it is known that any three members of $F$ have at least one element in common. Show that all $16$ members of $F$ have exactly one element in common.</text:p>
          </table:table-cell>
          <table:table-cell office:value-type="string" calcext:value-type="string">
            <text:p>https://artofproblemsolving.com/community/c3930_1979_imo_shortlist</text:p>
          </table:table-cell>
          <table:table-cell office:value-type="string" calcext:value-type="string">
            <text:p>Let $K$ denote the set $\{a, b, c, d, e\}$. $F$ is a collection of $16$ different subsets of $K$, and it is known that any three members of $F$ have at least one element in common. Show that all $16$ members of $F$ have exactly one element in common.</text:p>
          </table:table-cell>
          <table:table-cell/>
        </table:table-row>
        <table:table-row table:style-name="ro13">
          <table:table-cell office:value-type="string" calcext:value-type="string">
            <text:p>1979 IMO Shortlist</text:p>
          </table:table-cell>
          <table:table-cell office:value-type="float" office:value="1979" calcext:value-type="float">
            <text:p>1979</text:p>
          </table:table-cell>
          <table:table-cell office:value-type="float" office:value="17" calcext:value-type="float">
            <text:p>17</text:p>
          </table:table-cell>
          <table:table-cell/>
          <table:table-cell office:value-type="string" calcext:value-type="string">
            <text:p>Inside an equilateral triangle $ABC$ one constructs points $P, Q$ and $R$ such that</text:p>
            <text:p>\[\angle QAB = \angle PBA = 15^\circ,\\ \angle RBC = \angle QCB = 20^\circ,\\ \angle PCA = \angle RAC = 25^\circ.\]</text:p>
            <text:p>Determine the angles of triangle $PQR.$</text:p>
          </table:table-cell>
          <table:table-cell office:value-type="string" calcext:value-type="string">
            <text:p>https://artofproblemsolving.com/community/c3930_1979_imo_shortlist</text:p>
          </table:table-cell>
          <table:table-cell office:value-type="string" calcext:value-type="string">
            <text:p>Inside an equilateral triangle $ABC$ one constructs points $P, Q$ and $R$ such that</text:p>
            <text:p>\[\angle QAB = \angle PBA = 15^\circ,\\ \angle RBC = \angle QCB = 20^\circ,\\ \angle PCA = \angle RAC = 25^\circ.\]</text:p>
            <text:p>Determine the angles of triangle $PQR.$</text:p>
          </table:table-cell>
          <table:table-cell/>
        </table:table-row>
        <table:table-row table:style-name="ro4">
          <table:table-cell office:value-type="string" calcext:value-type="string">
            <text:p>1979 IMO Shortlist</text:p>
          </table:table-cell>
          <table:table-cell office:value-type="float" office:value="1979" calcext:value-type="float">
            <text:p>1979</text:p>
          </table:table-cell>
          <table:table-cell office:value-type="float" office:value="18" calcext:value-type="float">
            <text:p>18</text:p>
          </table:table-cell>
          <table:table-cell/>
          <table:table-cell office:value-type="string" calcext:value-type="string">
            <text:p>Let $m$ positive integers $a_1, \dots , a_m$ be given. Prove that there exist fewer than $2^m$ positive integers $b_1, \dots , b_n$ such that all sums of distinct $b_k$’s are distinct and all $a_i \ <text:s/>(i \leq m)$ occur among them.</text:p>
          </table:table-cell>
          <table:table-cell office:value-type="string" calcext:value-type="string">
            <text:p>https://artofproblemsolving.com/community/c3930_1979_imo_shortlist</text:p>
          </table:table-cell>
          <table:table-cell office:value-type="string" calcext:value-type="string">
            <text:p>Let $m$ positive integers $a_1, \dots , a_m$ be given. Prove that there exist fewer than $2^m$ positive integers $b_1, \dots , b_n$ such that all sums of distinct $b_k$’s are distinct and all $a_i \ <text:s/>(i \leq m)$ occur among them.</text:p>
          </table:table-cell>
          <table:table-cell/>
        </table:table-row>
        <table:table-row table:style-name="ro4">
          <table:table-cell office:value-type="string" calcext:value-type="string">
            <text:p>1979 IMO Shortlist</text:p>
          </table:table-cell>
          <table:table-cell office:value-type="float" office:value="1979" calcext:value-type="float">
            <text:p>1979</text:p>
          </table:table-cell>
          <table:table-cell office:value-type="float" office:value="19" calcext:value-type="float">
            <text:p>19</text:p>
          </table:table-cell>
          <table:table-cell/>
          <table:table-cell office:value-type="string" calcext:value-type="string">
            <text:p>Consider the sequences $(a_n), (b_n)$ defined by</text:p>
            <text:p>\[a_1=3, \quad b_1=100 , \quad a_{n+1}=3^{a_n} , \quad b_{n+1}=100^{b_n} \]</text:p>
            <text:p>Find the smallest integer $m$ for which $b_m &gt; a_{100}.$</text:p>
          </table:table-cell>
          <table:table-cell office:value-type="string" calcext:value-type="string">
            <text:p>https://artofproblemsolving.com/community/c3930_1979_imo_shortlist</text:p>
          </table:table-cell>
          <table:table-cell office:value-type="string" calcext:value-type="string">
            <text:p>Consider the sequences $(a_n), (b_n)$ defined by</text:p>
            <text:p>\[a_1=3, \quad b_1=100 , \quad a_{n+1}=3^{a_n} , \quad b_{n+1}=100^{b_n} \]</text:p>
            <text:p>Find the smallest integer $m$ for which $b_m &gt; a_{100}.$</text:p>
          </table:table-cell>
          <table:table-cell/>
        </table:table-row>
        <table:table-row table:style-name="ro6">
          <table:table-cell office:value-type="string" calcext:value-type="string">
            <text:p>1979 IMO Shortlist</text:p>
          </table:table-cell>
          <table:table-cell office:value-type="float" office:value="1979" calcext:value-type="float">
            <text:p>1979</text:p>
          </table:table-cell>
          <table:table-cell office:value-type="float" office:value="20" calcext:value-type="float">
            <text:p>20</text:p>
          </table:table-cell>
          <table:table-cell/>
          <table:table-cell office:value-type="string" calcext:value-type="string">
            <text:p>Given the integer $n &gt; 1$ and the real number $a &gt; 0$ determine the maximum of $\sum_{i=1}^{n-1} x_i x_{i+1}$ taken over all nonnegative numbers $x_i$ with sum $a.$</text:p>
          </table:table-cell>
          <table:table-cell office:value-type="string" calcext:value-type="string">
            <text:p>https://artofproblemsolving.com/community/c3930_1979_imo_shortlist</text:p>
          </table:table-cell>
          <table:table-cell office:value-type="string" calcext:value-type="string">
            <text:p>Given the integer $n &gt; 1$ and the real number $a &gt; 0$ determine the maximum of $\sum_{i=1}^{n-1} x_i x_{i+1}$ taken over all nonnegative numbers $x_i$ with sum $a.$</text:p>
          </table:table-cell>
          <table:table-cell/>
        </table:table-row>
        <table:table-row table:style-name="ro5">
          <table:table-cell office:value-type="string" calcext:value-type="string">
            <text:p>1979 IMO Shortlist</text:p>
          </table:table-cell>
          <table:table-cell office:value-type="float" office:value="1979" calcext:value-type="float">
            <text:p>1979</text:p>
          </table:table-cell>
          <table:table-cell office:value-type="float" office:value="21" calcext:value-type="float">
            <text:p>21</text:p>
          </table:table-cell>
          <table:table-cell/>
          <table:table-cell office:value-type="string" calcext:value-type="string">
            <text:p>Let $N$ be the number of integral solutions of the equation</text:p>
            <text:p>\[x^2 - y^2 = z^3 - t^3\]</text:p>
            <text:p>satisfying the condition $0 \leq x, y, z, t \leq 10^6$, and let $M$ be the number of integral solutions of the equation</text:p>
            <text:p>\[x^2 - y^2 = z^3 - t^3 + 1\]</text:p>
            <text:p>satisfying the condition $0 \leq x, y, z, t \leq 10^6$. Prove that $N &gt;M.$</text:p>
          </table:table-cell>
          <table:table-cell office:value-type="string" calcext:value-type="string">
            <text:p>https://artofproblemsolving.com/community/c3930_1979_imo_shortlist</text:p>
          </table:table-cell>
          <table:table-cell office:value-type="string" calcext:value-type="string">
            <text:p>Let $N$ be the number of integral solutions of the equation</text:p>
            <text:p>\[x^2 - y^2 = z^3 - t^3\]</text:p>
            <text:p>satisfying the condition $0 \leq x, y, z, t \leq 10^6$, and let $M$ be the number of integral solutions of the equation</text:p>
            <text:p>\[x^2 - y^2 = z^3 - t^3 + 1\]</text:p>
            <text:p>satisfying the condition $0 \leq x, y, z, t \leq 10^6$. Prove that $N &gt;M.$</text:p>
          </table:table-cell>
          <table:table-cell/>
        </table:table-row>
        <table:table-row table:style-name="ro13">
          <table:table-cell office:value-type="string" calcext:value-type="string">
            <text:p>1979 IMO Shortlist</text:p>
          </table:table-cell>
          <table:table-cell office:value-type="float" office:value="1979" calcext:value-type="float">
            <text:p>1979</text:p>
          </table:table-cell>
          <table:table-cell office:value-type="float" office:value="22" calcext:value-type="float">
            <text:p>22</text:p>
          </table:table-cell>
          <table:table-cell/>
          <table:table-cell office:value-type="string" calcext:value-type="string">
            <text:p>Two circles in a plane intersect. $A$ is one of the points of intersection. Starting simultaneously from $A$ two points move with constant speed, each travelling along its own circle in the same sense. The two points return to $A$ simultaneously after one revolution. Prove that there is a fixed point $P$ in the plane such that the two points are always equidistant from $P.$</text:p>
          </table:table-cell>
          <table:table-cell office:value-type="string" calcext:value-type="string">
            <text:p>https://artofproblemsolving.com/community/c3930_1979_imo_shortlist</text:p>
          </table:table-cell>
          <table:table-cell office:value-type="string" calcext:value-type="string">
            <text:p>Two circles in a plane intersect. $A$ is one of the points of intersection. Starting simultaneously from $A$ two points move with constant speed, each travelling along its own circle in the same sense. The two points return to $A$ simultaneously after one revolution. Prove that there is a fixed point $P$ in the plane such that the two points are always equidistant from $P.$</text:p>
          </table:table-cell>
          <table:table-cell/>
        </table:table-row>
        <table:table-row table:style-name="ro1">
          <table:table-cell office:value-type="string" calcext:value-type="string">
            <text:p>1979 IMO Shortlist</text:p>
          </table:table-cell>
          <table:table-cell office:value-type="float" office:value="1979" calcext:value-type="float">
            <text:p>1979</text:p>
          </table:table-cell>
          <table:table-cell office:value-type="float" office:value="23" calcext:value-type="float">
            <text:p>23</text:p>
          </table:table-cell>
          <table:table-cell/>
          <table:table-cell office:value-type="string" calcext:value-type="string">
            <text:p>Find all natural numbers $n$ for which $2^8 +2^{11} +2^n$ is a perfect square.</text:p>
          </table:table-cell>
          <table:table-cell office:value-type="string" calcext:value-type="string">
            <text:p>https://artofproblemsolving.com/community/c3930_1979_imo_shortlist</text:p>
          </table:table-cell>
          <table:table-cell office:value-type="string" calcext:value-type="string">
            <text:p>Find all natural numbers $n$ for which $2^8 +2^{11} +2^n$ is a perfect square.</text:p>
          </table:table-cell>
          <table:table-cell/>
        </table:table-row>
        <table:table-row table:style-name="ro13">
          <table:table-cell office:value-type="string" calcext:value-type="string">
            <text:p>1979 IMO Shortlist</text:p>
          </table:table-cell>
          <table:table-cell office:value-type="float" office:value="1979" calcext:value-type="float">
            <text:p>1979</text:p>
          </table:table-cell>
          <table:table-cell office:value-type="float" office:value="24" calcext:value-type="float">
            <text:p>24</text:p>
          </table:table-cell>
          <table:table-cell/>
          <table:table-cell office:value-type="string" calcext:value-type="string">
            <text:p>A circle $C$ with center $O$ on base $BC$ of an isosceles triangle $ABC$ is tangent to the equal sides $AB,AC$. If point $P$ on $AB$ and point $Q$ on $AC$ are selected such that $PB \times CQ = (\frac{BC}{2})^2$, prove that line segment $PQ$ is tangent to circle $C$, and prove the converse.</text:p>
          </table:table-cell>
          <table:table-cell office:value-type="string" calcext:value-type="string">
            <text:p>https://artofproblemsolving.com/community/c3930_1979_imo_shortlist</text:p>
          </table:table-cell>
          <table:table-cell office:value-type="string" calcext:value-type="string">
            <text:p>A circle $C$ with center $O$ on base $BC$ of an isosceles triangle $ABC$ is tangent to the equal sides $AB,AC$. If point $P$ on $AB$ and point $Q$ on $AC$ are selected such that $PB \times CQ = (\frac{BC}{2})^2$, prove that line segment $PQ$ is tangent to circle $C$, and prove the converse.</text:p>
          </table:table-cell>
          <table:table-cell/>
        </table:table-row>
        <table:table-row table:style-name="ro6">
          <table:table-cell office:value-type="string" calcext:value-type="string">
            <text:p>1979 IMO Shortlist</text:p>
          </table:table-cell>
          <table:table-cell office:value-type="float" office:value="1979" calcext:value-type="float">
            <text:p>1979</text:p>
          </table:table-cell>
          <table:table-cell office:value-type="float" office:value="25" calcext:value-type="float">
            <text:p>25</text:p>
          </table:table-cell>
          <table:table-cell/>
          <table:table-cell office:value-type="string" calcext:value-type="string">
            <text:p>We consider a point $P$ in a plane $p$ and a point $Q \not\in p$. Determine all the points $R$ from $p$ for which \[ \frac{QP+PR}{QR} <text:s/>\] is maximum.</text:p>
          </table:table-cell>
          <table:table-cell office:value-type="string" calcext:value-type="string">
            <text:p>https://artofproblemsolving.com/community/c3930_1979_imo_shortlist</text:p>
          </table:table-cell>
          <table:table-cell office:value-type="string" calcext:value-type="string">
            <text:p>We consider a point $P$ in a plane $p$ and a point $Q \not\in p$. Determine all the points $R$ from $p$ for which \[ \frac{QP+PR}{QR} <text:s/>\] is maximum.</text:p>
          </table:table-cell>
          <table:table-cell/>
        </table:table-row>
        <table:table-row table:style-name="ro13">
          <table:table-cell office:value-type="string" calcext:value-type="string">
            <text:p>1979 IMO Shortlist</text:p>
          </table:table-cell>
          <table:table-cell office:value-type="float" office:value="1979" calcext:value-type="float">
            <text:p>1979</text:p>
          </table:table-cell>
          <table:table-cell office:value-type="float" office:value="26" calcext:value-type="float">
            <text:p>26</text:p>
          </table:table-cell>
          <table:table-cell/>
          <table:table-cell office:value-type="string" calcext:value-type="string">
            <text:p>Prove that the functional equations</text:p>
            <text:p>\[f(x + y) = f(x) + f(y),\]</text:p>
            <text:p>\[ \text{and} \qquad  f(x + y + xy) = f(x) + f(y) + f(xy) \quad (x, y \in \mathbb R)\]</text:p>
            <text:p>are equivalent.</text:p>
          </table:table-cell>
          <table:table-cell office:value-type="string" calcext:value-type="string">
            <text:p>https://artofproblemsolving.com/community/c3930_1979_imo_shortlist</text:p>
          </table:table-cell>
          <table:table-cell office:value-type="string" calcext:value-type="string">
            <text:p>Prove that the functional equations</text:p>
            <text:p>\[f(x + y) = f(x) + f(y),\]</text:p>
            <text:p>\[ \text{and} \qquad  f(x + y + xy) = f(x) + f(y) + f(xy) \quad (x, y \in \mathbb R)\]</text:p>
            <text:p>are equivalent.</text:p>
          </table:table-cell>
          <table:table-cell/>
        </table:table-row>
        <table:table-row table:style-name="ro13">
          <table:table-cell office:value-type="string" calcext:value-type="string">
            <text:p>1978 IMO Shortlist</text:p>
          </table:table-cell>
          <table:table-cell office:value-type="float" office:value="1978" calcext:value-type="float">
            <text:p>1978</text:p>
          </table:table-cell>
          <table:table-cell office:value-type="float" office:value="1" calcext:value-type="float">
            <text:p>1</text:p>
          </table:table-cell>
          <table:table-cell/>
          <table:table-cell office:value-type="string" calcext:value-type="string">
            <text:p>The set $M = \{1, 2, . . . , 2n\}$ is partitioned into $k$ nonintersecting subsets $M_1,M_2, \dots, M_k,$ where $n \ge k^3 + k.$ Prove that there exist even numbers $2j_1, 2j_2, \dots, 2j_{k+1}$ in $M$ that are in one and the same subset $M_i$ $(1 \le i \le k)$ such that the numbers $2j_1 - 1, 2j_2 - 1, \dots, 2j_{k+1} - 1$ are also in one and the same subset $M_j (1 \le j \le k).$</text:p>
          </table:table-cell>
          <table:table-cell office:value-type="string" calcext:value-type="string">
            <text:p>https://artofproblemsolving.com/community/c3929_1978_imo_shortlist</text:p>
          </table:table-cell>
          <table:table-cell office:value-type="string" calcext:value-type="string">
            <text:p>The set $M = \{1, 2, . . . , 2n\}$ is partitioned into $k$ nonintersecting subsets $M_1,M_2, \dots, M_k,$ where $n \ge k^3 + k.$ Prove that there exist even numbers $2j_1, 2j_2, \dots, 2j_{k+1}$ in $M$ that are in one and the same subset $M_i$ $(1 \le i \le k)$ such that the numbers $2j_1 - 1, 2j_2 - 1, \dots, 2j_{k+1} - 1$ are also in one and the same subset $M_j (1 \le j \le k).$</text:p>
          </table:table-cell>
          <table:table-cell/>
        </table:table-row>
        <table:table-row table:style-name="ro4">
          <table:table-cell office:value-type="string" calcext:value-type="string">
            <text:p>1978 IMO Shortlist</text:p>
          </table:table-cell>
          <table:table-cell office:value-type="float" office:value="1978" calcext:value-type="float">
            <text:p>1978</text:p>
          </table:table-cell>
          <table:table-cell office:value-type="float" office:value="2" calcext:value-type="float">
            <text:p>2</text:p>
          </table:table-cell>
          <table:table-cell/>
          <table:table-cell office:value-type="string" calcext:value-type="string">
            <text:p>Two identically oriented equilateral triangles, $ABC$ with center $S$ and $A'B'C$, are given in the plane. We also have $A' <text:s/>\neq <text:s/>S$ and $B' \neq S$. If $M$ is the midpoint of $A'B$ and $N$ the midpoint of $AB'$, prove that the triangles $SB'M$ and $SA'N$ are similar.</text:p>
          </table:table-cell>
          <table:table-cell office:value-type="string" calcext:value-type="string">
            <text:p>https://artofproblemsolving.com/community/c3929_1978_imo_shortlist</text:p>
          </table:table-cell>
          <table:table-cell office:value-type="string" calcext:value-type="string">
            <text:p>Two identically oriented equilateral triangles, $ABC$ with center $S$ and $A'B'C$, are given in the plane. We also have $A' <text:s/>\neq <text:s/>S$ and $B' \neq S$. If $M$ is the midpoint of $A'B$ and $N$ the midpoint of $AB'$, prove that the triangles $SB'M$ and $SA'N$ are similar.</text:p>
          </table:table-cell>
          <table:table-cell/>
        </table:table-row>
        <table:table-row table:style-name="ro4">
          <table:table-cell office:value-type="string" calcext:value-type="string">
            <text:p>1978 IMO Shortlist</text:p>
          </table:table-cell>
          <table:table-cell office:value-type="float" office:value="1978" calcext:value-type="float">
            <text:p>1978</text:p>
          </table:table-cell>
          <table:table-cell office:value-type="float" office:value="3" calcext:value-type="float">
            <text:p>3</text:p>
          </table:table-cell>
          <table:table-cell/>
          <table:table-cell office:value-type="string" calcext:value-type="string">
            <text:p>Let $ m$ and $ n$ be positive integers such that $ 1 \le m &lt; n$. <text:s/>In their decimal representations, the last three digits of $ 1978^m$ are equal, respectively, to the last three digits of $ 1978^n$. <text:s/>Find $ m$ and $ n$ such that $ m + n$ has its least value.</text:p>
          </table:table-cell>
          <table:table-cell office:value-type="string" calcext:value-type="string">
            <text:p>https://artofproblemsolving.com/community/c3929_1978_imo_shortlist</text:p>
          </table:table-cell>
          <table:table-cell office:value-type="string" calcext:value-type="string">
            <text:p>Let $ m$ and $ n$ be positive integers such that $ 1 \le m &lt; n$. <text:s/>In their decimal representations, the last three digits of $ 1978^m$ are equal, respectively, to the last three digits of $ 1978^n$. <text:s/>Find $ m$ and $ n$ such that $ m + n$ has its least value.</text:p>
          </table:table-cell>
          <table:table-cell/>
        </table:table-row>
        <table:table-row table:style-name="ro13">
          <table:table-cell office:value-type="string" calcext:value-type="string">
            <text:p>1978 IMO Shortlist</text:p>
          </table:table-cell>
          <table:table-cell office:value-type="float" office:value="1978" calcext:value-type="float">
            <text:p>1978</text:p>
          </table:table-cell>
          <table:table-cell office:value-type="float" office:value="4" calcext:value-type="float">
            <text:p>4</text:p>
          </table:table-cell>
          <table:table-cell/>
          <table:table-cell office:value-type="string" calcext:value-type="string">
            <text:p>Let $T_1$ be a triangle having $a, b, c$ as lengths of its sides and let $T_2$ be another triangle having $u, v,w$ as lengths of its sides. If $P,Q$ are the areas of the two triangles, prove that</text:p>
            <text:p>\[16PQ \leq a^2(-u^2 + v^2 + w^2) + b^2(u^2 - v^2 + w^2) + c^2(u^2 + v^2 - w^2).\]</text:p>
            <text:p>When does equality hold?</text:p>
          </table:table-cell>
          <table:table-cell office:value-type="string" calcext:value-type="string">
            <text:p>https://artofproblemsolving.com/community/c3929_1978_imo_shortlist</text:p>
          </table:table-cell>
          <table:table-cell office:value-type="string" calcext:value-type="string">
            <text:p>Let $T_1$ be a triangle having $a, b, c$ as lengths of its sides and let $T_2$ be another triangle having $u, v,w$ as lengths of its sides. If $P,Q$ are the areas of the two triangles, prove that</text:p>
            <text:p>\[16PQ \leq a^2(-u^2 + v^2 + w^2) + b^2(u^2 - v^2 + w^2) + c^2(u^2 + v^2 - w^2).\]</text:p>
            <text:p>When does equality hold?</text:p>
          </table:table-cell>
          <table:table-cell/>
        </table:table-row>
        <table:table-row table:style-name="ro13">
          <table:table-cell office:value-type="string" calcext:value-type="string">
            <text:p>1978 IMO Shortlist</text:p>
          </table:table-cell>
          <table:table-cell office:value-type="float" office:value="1978" calcext:value-type="float">
            <text:p>1978</text:p>
          </table:table-cell>
          <table:table-cell office:value-type="float" office:value="5" calcext:value-type="float">
            <text:p>5</text:p>
          </table:table-cell>
          <table:table-cell/>
          <table:table-cell office:value-type="string" calcext:value-type="string">
            <text:p>For every integer $d \geq 1$, let $M_d$ be the set of all positive integers that cannot be written as a sum of an arithmetic progression with difference $d$, having at least two terms and consisting of positive integers. Let $A = M_1$, $B = M_2 <text:s/>\setminus \{2 \}, C = M_3$. Prove that every $c \in C$ may be written in a unique way as $c = ab$ with $a \in A, b \in B.$</text:p>
          </table:table-cell>
          <table:table-cell office:value-type="string" calcext:value-type="string">
            <text:p>https://artofproblemsolving.com/community/c3929_1978_imo_shortlist</text:p>
          </table:table-cell>
          <table:table-cell office:value-type="string" calcext:value-type="string">
            <text:p>For every integer $d \geq 1$, let $M_d$ be the set of all positive integers that cannot be written as a sum of an arithmetic progression with difference $d$, having at least two terms and consisting of positive integers. Let $A = M_1$, $B = M_2 <text:s/>\setminus \{2 \}, C = M_3$. Prove that every $c \in C$ may be written in a unique way as $c = ab$ with $a \in A, b \in B.$</text:p>
          </table:table-cell>
          <table:table-cell/>
        </table:table-row>
        <table:table-row table:style-name="ro6">
          <table:table-cell office:value-type="string" calcext:value-type="string">
            <text:p>1978 IMO Shortlist</text:p>
          </table:table-cell>
          <table:table-cell office:value-type="float" office:value="1978" calcext:value-type="float">
            <text:p>1978</text:p>
          </table:table-cell>
          <table:table-cell office:value-type="float" office:value="6" calcext:value-type="float">
            <text:p>6</text:p>
          </table:table-cell>
          <table:table-cell/>
          <table:table-cell office:value-type="string" calcext:value-type="string">
            <text:p>Let $f$ be an injective function from ${1,2,3,\ldots}$ in itself. Prove that for any $n$ we have: $\sum_{k=1}^{n} f(k)k^{-2} \geq \sum_{k=1}^{n} k^{-1}.$</text:p>
          </table:table-cell>
          <table:table-cell office:value-type="string" calcext:value-type="string">
            <text:p>https://artofproblemsolving.com/community/c3929_1978_imo_shortlist</text:p>
          </table:table-cell>
          <table:table-cell office:value-type="string" calcext:value-type="string">
            <text:p>Let $f$ be an injective function from ${1,2,3,\ldots}$ in itself. Prove that for any $n$ we have: $\sum_{k=1}^{n} f(k)k^{-2} \geq \sum_{k=1}^{n} k^{-1}.$</text:p>
          </table:table-cell>
          <table:table-cell/>
        </table:table-row>
        <table:table-row table:style-name="ro4">
          <table:table-cell office:value-type="string" calcext:value-type="string">
            <text:p>1978 IMO Shortlist</text:p>
          </table:table-cell>
          <table:table-cell office:value-type="float" office:value="1978" calcext:value-type="float">
            <text:p>1978</text:p>
          </table:table-cell>
          <table:table-cell office:value-type="float" office:value="7" calcext:value-type="float">
            <text:p>7</text:p>
          </table:table-cell>
          <table:table-cell/>
          <table:table-cell office:value-type="string" calcext:value-type="string">
            <text:p>We consider three distinct half-lines $Ox, Oy, Oz$ in a plane. Prove the existence and uniqueness of three points $A \in Ox, B \in Oy, C \in Oz$ such that the perimeters of the triangles $OAB,OBC,OCA$ are all equal to a given number $2p &gt; 0.$</text:p>
          </table:table-cell>
          <table:table-cell office:value-type="string" calcext:value-type="string">
            <text:p>https://artofproblemsolving.com/community/c3929_1978_imo_shortlist</text:p>
          </table:table-cell>
          <table:table-cell office:value-type="string" calcext:value-type="string">
            <text:p>We consider three distinct half-lines $Ox, Oy, Oz$ in a plane. Prove the existence and uniqueness of three points $A \in Ox, B \in Oy, C \in Oz$ such that the perimeters of the triangles $OAB,OBC,OCA$ are all equal to a given number $2p &gt; 0.$</text:p>
          </table:table-cell>
          <table:table-cell/>
        </table:table-row>
        <table:table-row table:style-name="ro13">
          <table:table-cell office:value-type="string" calcext:value-type="string">
            <text:p>1978 IMO Shortlist</text:p>
          </table:table-cell>
          <table:table-cell office:value-type="float" office:value="1978" calcext:value-type="float">
            <text:p>1978</text:p>
          </table:table-cell>
          <table:table-cell office:value-type="float" office:value="8" calcext:value-type="float">
            <text:p>8</text:p>
          </table:table-cell>
          <table:table-cell/>
          <table:table-cell office:value-type="string" calcext:value-type="string">
            <text:p>Let $S$ be the set of all the odd positive integers that are not multiples of $5$ and that are less than $30m$, $m$ being an arbitrary positive integer. What is the smallest integer $k$ such that in any subset of $k$ integers from $S$ there must be two different integers, one of which divides the other?</text:p>
          </table:table-cell>
          <table:table-cell office:value-type="string" calcext:value-type="string">
            <text:p>https://artofproblemsolving.com/community/c3929_1978_imo_shortlist</text:p>
          </table:table-cell>
          <table:table-cell office:value-type="string" calcext:value-type="string">
            <text:p>Let $S$ be the set of all the odd positive integers that are not multiples of $5$ and that are less than $30m$, $m$ being an arbitrary positive integer. What is the smallest integer $k$ such that in any subset of $k$ integers from $S$ there must be two different integers, one of which divides the other?</text:p>
          </table:table-cell>
          <table:table-cell/>
        </table:table-row>
        <table:table-row table:style-name="ro6">
          <table:table-cell office:value-type="string" calcext:value-type="string">
            <text:p>1978 IMO Shortlist</text:p>
          </table:table-cell>
          <table:table-cell office:value-type="float" office:value="1978" calcext:value-type="float">
            <text:p>1978</text:p>
          </table:table-cell>
          <table:table-cell office:value-type="float" office:value="9" calcext:value-type="float">
            <text:p>9</text:p>
          </table:table-cell>
          <table:table-cell/>
          <table:table-cell office:value-type="string" calcext:value-type="string">
            <text:p>Let $0&lt;f(1)&lt;f(2)&lt;f(3)&lt;\ldots$ a sequence with all its terms positive$.$ The $n-th$ positive integer which doesn't belong to the sequence is $f(f(n))+1.$ Find $f(240).$</text:p>
          </table:table-cell>
          <table:table-cell office:value-type="string" calcext:value-type="string">
            <text:p>https://artofproblemsolving.com/community/c3929_1978_imo_shortlist</text:p>
          </table:table-cell>
          <table:table-cell office:value-type="string" calcext:value-type="string">
            <text:p>Let $0&lt;f(1)&lt;f(2)&lt;f(3)&lt;\ldots$ a sequence with all its terms positive$.$ The $n-th$ positive integer which doesn't belong to the sequence is $f(f(n))+1.$ Find $f(240).$</text:p>
          </table:table-cell>
          <table:table-cell/>
        </table:table-row>
        <table:table-row table:style-name="ro13">
          <table:table-cell office:value-type="string" calcext:value-type="string">
            <text:p>1978 IMO Shortlist</text:p>
          </table:table-cell>
          <table:table-cell office:value-type="float" office:value="1978" calcext:value-type="float">
            <text:p>1978</text:p>
          </table:table-cell>
          <table:table-cell office:value-type="float" office:value="10" calcext:value-type="float">
            <text:p>10</text:p>
          </table:table-cell>
          <table:table-cell/>
          <table:table-cell office:value-type="string" calcext:value-type="string">
            <text:p>An international society has its members from six different countries. <text:s/>The list of members contain $1978$ names, numbered $1, 2, \dots, 1978$. <text:s/>Prove that there is at least one member whose number is the sum of the numbers of two members from his own country, or twice as large as the number of one member from his own country.</text:p>
          </table:table-cell>
          <table:table-cell office:value-type="string" calcext:value-type="string">
            <text:p>https://artofproblemsolving.com/community/c3929_1978_imo_shortlist</text:p>
          </table:table-cell>
          <table:table-cell office:value-type="string" calcext:value-type="string">
            <text:p>An international society has its members from six different countries. <text:s/>The list of members contain $1978$ names, numbered $1, 2, \dots, 1978$. <text:s/>Prove that there is at least one member whose number is the sum of the numbers of two members from his own country, or twice as large as the number of one member from his own country.</text:p>
          </table:table-cell>
          <table:table-cell/>
        </table:table-row>
        <table:table-row table:style-name="ro13">
          <table:table-cell office:value-type="string" calcext:value-type="string">
            <text:p>1978 IMO Shortlist</text:p>
          </table:table-cell>
          <table:table-cell office:value-type="float" office:value="1978" calcext:value-type="float">
            <text:p>1978</text:p>
          </table:table-cell>
          <table:table-cell office:value-type="float" office:value="11" calcext:value-type="float">
            <text:p>11</text:p>
          </table:table-cell>
          <table:table-cell/>
          <table:table-cell office:value-type="string" calcext:value-type="string">
            <text:p>A function $f : I \to \mathbb R$, defined on an interval $I$, is called concave if $f(\theta x + (1 - \theta)y) \geq \theta f(x) + (1 - \theta)f(y)$ for all $x, y \in I$ and $0 \leq \theta \leq 1$. Assume that the functions $f_1, \ldots , f_n$, having all nonnegative values, are concave. Prove that the function $(f_1f_2 \cdots f_n)^{1/n}$ is concave.</text:p>
          </table:table-cell>
          <table:table-cell office:value-type="string" calcext:value-type="string">
            <text:p>https://artofproblemsolving.com/community/c3929_1978_imo_shortlist</text:p>
          </table:table-cell>
          <table:table-cell office:value-type="string" calcext:value-type="string">
            <text:p>A function $f : I \to \mathbb R$, defined on an interval $I$, is called concave if $f(\theta x + (1 - \theta)y) \geq \theta f(x) + (1 - \theta)f(y)$ for all $x, y \in I$ and $0 \leq \theta \leq 1$. Assume that the functions $f_1, \ldots , f_n$, having all nonnegative values, are concave. Prove that the function $(f_1f_2 \cdots f_n)^{1/n}$ is concave.</text:p>
          </table:table-cell>
          <table:table-cell/>
        </table:table-row>
        <table:table-row table:style-name="ro13">
          <table:table-cell office:value-type="string" calcext:value-type="string">
            <text:p>1978 IMO Shortlist</text:p>
          </table:table-cell>
          <table:table-cell office:value-type="float" office:value="1978" calcext:value-type="float">
            <text:p>1978</text:p>
          </table:table-cell>
          <table:table-cell office:value-type="float" office:value="12" calcext:value-type="float">
            <text:p>12</text:p>
          </table:table-cell>
          <table:table-cell/>
          <table:table-cell office:value-type="string" calcext:value-type="string">
            <text:p>In a triangle $ABC$ we have $AB = AC.$ A circle which is internally tangent with the circumscribed circle of the triangle is also tangent to the sides $AB, AC$ in the points $P,$ respectively $Q.$ Prove that the midpoint of $PQ$ is the center of the inscribed circle of the triangle $ABC.$</text:p>
          </table:table-cell>
          <table:table-cell office:value-type="string" calcext:value-type="string">
            <text:p>https://artofproblemsolving.com/community/c3929_1978_imo_shortlist</text:p>
          </table:table-cell>
          <table:table-cell office:value-type="string" calcext:value-type="string">
            <text:p>In a triangle $ABC$ we have $AB = AC.$ A circle which is internally tangent with the circumscribed circle of the triangle is also tangent to the sides $AB, AC$ in the points $P,$ respectively $Q.$ Prove that the midpoint of $PQ$ is the center of the inscribed circle of the triangle $ABC.$</text:p>
          </table:table-cell>
          <table:table-cell/>
        </table:table-row>
        <table:table-row table:style-name="ro7">
          <table:table-cell office:value-type="string" calcext:value-type="string">
            <text:p>1978 IMO Shortlist</text:p>
          </table:table-cell>
          <table:table-cell office:value-type="float" office:value="1978" calcext:value-type="float">
            <text:p>1978</text:p>
          </table:table-cell>
          <table:table-cell office:value-type="float" office:value="13" calcext:value-type="float">
            <text:p>13</text:p>
          </table:table-cell>
          <table:table-cell/>
          <table:table-cell office:value-type="string" calcext:value-type="string">
            <text:p>We consider a fixed point $P$ in the interior of a fixed sphere$.$ We construct three segments $PA, PB,PC$, perpendicular two by two$,$ with the vertexes $A, B, C$ on the sphere$.$ We consider the vertex $Q$ which is opposite to $P$ in the parallelepiped (with right angles) with $PA, PB, PC$ as edges$.$ Find the locus of the point $Q$ when $A, B, C$ take all the positions compatible with our problem.</text:p>
          </table:table-cell>
          <table:table-cell office:value-type="string" calcext:value-type="string">
            <text:p>https://artofproblemsolving.com/community/c3929_1978_imo_shortlist</text:p>
          </table:table-cell>
          <table:table-cell office:value-type="string" calcext:value-type="string">
            <text:p>We consider a fixed point $P$ in the interior of a fixed sphere$.$ We construct three segments $PA, PB,PC$, perpendicular two by two$,$ with the vertexes $A, B, C$ on the sphere$.$ We consider the vertex $Q$ which is opposite to $P$ in the parallelepiped (with right angles) with $PA, PB, PC$ as edges$.$ Find the locus of the point $Q$ when $A, B, C$ take all the positions compatible with our problem.</text:p>
          </table:table-cell>
          <table:table-cell/>
        </table:table-row>
        <table:table-row table:style-name="ro5">
          <table:table-cell office:value-type="string" calcext:value-type="string">
            <text:p>1978 IMO Shortlist</text:p>
          </table:table-cell>
          <table:table-cell office:value-type="float" office:value="1978" calcext:value-type="float">
            <text:p>1978</text:p>
          </table:table-cell>
          <table:table-cell office:value-type="float" office:value="14" calcext:value-type="float">
            <text:p>14</text:p>
          </table:table-cell>
          <table:table-cell/>
          <table:table-cell office:value-type="string" calcext:value-type="string">
            <text:p>Prove that it is possible to place $2n(2n + 1)$ parallelepipedic (rectangular) pieces of soap of dimensions $1 \times  2 \times  (n + 1)$ in a cubic box with edge $2n + 1$ if and only if $n$ is even or $n = 1$.</text:p>
            <text:p/>
            <text:p>\textit{Remark}. It is assumed that the edges of the pieces of soap are parallel to the edges of the box.</text:p>
          </table:table-cell>
          <table:table-cell office:value-type="string" calcext:value-type="string">
            <text:p>https://artofproblemsolving.com/community/c3929_1978_imo_shortlist</text:p>
          </table:table-cell>
          <table:table-cell office:value-type="string" calcext:value-type="string">
            <text:p>Prove that it is possible to place $2n(2n + 1)$ parallelepipedic (rectangular) pieces of soap of dimensions $1 \times  2 \times  (n + 1)$ in a cubic box with edge $2n + 1$ if and only if $n$ is even or $n = 1$.</text:p>
            <text:p/>
            <text:p>\textit{Remark}. It is assumed that the edges of the pieces of soap are parallel to the edges of the box.</text:p>
          </table:table-cell>
          <table:table-cell/>
        </table:table-row>
        <table:table-row table:style-name="ro11">
          <table:table-cell office:value-type="string" calcext:value-type="string">
            <text:p>1978 IMO Shortlist</text:p>
          </table:table-cell>
          <table:table-cell office:value-type="float" office:value="1978" calcext:value-type="float">
            <text:p>1978</text:p>
          </table:table-cell>
          <table:table-cell office:value-type="float" office:value="15" calcext:value-type="float">
            <text:p>15</text:p>
          </table:table-cell>
          <table:table-cell/>
          <table:table-cell office:value-type="string" calcext:value-type="string">
            <text:p>Let $p$ be a prime and $A = \{a_1, \ldots , a_{p-1} \}$ an arbitrary subset of the set of natural numbers such that none of its elements is divisible by $p$. Let us define a mapping $f$ from $\mathcal P(A)$ (the set of all subsets of $A$) to the set $P = \{0, 1, \ldots, p - 1\}$ in the following way:</text:p>
            <text:p/>
            <text:p>$(i)$ if $B = \{a_{i_{1}}, \ldots , a_{i_{k}} \} \subset A$ and $\sum_{j=1}^k a_{i_{j}} \equiv n \pmod p$, then $f(B) = n,$</text:p>
            <text:p/>
            <text:p>$(ii)$ $f(\emptyset) = 0$, $\emptyset$ being the empty set.</text:p>
            <text:p/>
            <text:p>Prove that for each $n \in P$ there exists $B \subset A$ such that $f(B) = n.$</text:p>
          </table:table-cell>
          <table:table-cell office:value-type="string" calcext:value-type="string">
            <text:p>https://artofproblemsolving.com/community/c3929_1978_imo_shortlist</text:p>
          </table:table-cell>
          <table:table-cell office:value-type="string" calcext:value-type="string">
            <text:p>Let $p$ be a prime and $A = \{a_1, \ldots , a_{p-1} \}$ an arbitrary subset of the set of natural numbers such that none of its elements is divisible by $p$. Let us define a mapping $f$ from $\mathcal P(A)$ (the set of all subsets of $A$) to the set $P = \{0, 1, \ldots, p - 1\}$ in the following way:</text:p>
            <text:p/>
            <text:p>$(i)$ if $B = \{a_{i_{1}}, \ldots , a_{i_{k}} \} \subset A$ and $\sum_{j=1}^k a_{i_{j}} \equiv n \pmod p$, then $f(B) = n,$</text:p>
            <text:p/>
            <text:p>$(ii)$ $f(\emptyset) = 0$, $\emptyset$ being the empty set.</text:p>
            <text:p/>
            <text:p>Prove that for each $n \in P$ there exists $B \subset A$ such that $f(B) = n.$</text:p>
          </table:table-cell>
          <table:table-cell/>
        </table:table-row>
        <table:table-row table:style-name="ro4">
          <table:table-cell office:value-type="string" calcext:value-type="string">
            <text:p>1978 IMO Shortlist</text:p>
          </table:table-cell>
          <table:table-cell office:value-type="float" office:value="1978" calcext:value-type="float">
            <text:p>1978</text:p>
          </table:table-cell>
          <table:table-cell office:value-type="float" office:value="16" calcext:value-type="float">
            <text:p>16</text:p>
          </table:table-cell>
          <table:table-cell/>
          <table:table-cell office:value-type="string" calcext:value-type="string">
            <text:p>Determine all the triples $(a, b, c)$ of positive real numbers such that the system</text:p>
            <text:p>\[ax + by -cz = 0,\]\[a \sqrt{1-x^2}+b \sqrt{1-y^2}-c \sqrt{1-z^2}=0,\]</text:p>
            <text:p>is compatible in the set of real numbers, and then find all its real solutions.</text:p>
          </table:table-cell>
          <table:table-cell office:value-type="string" calcext:value-type="string">
            <text:p>https://artofproblemsolving.com/community/c3929_1978_imo_shortlist</text:p>
          </table:table-cell>
          <table:table-cell office:value-type="string" calcext:value-type="string">
            <text:p>Determine all the triples $(a, b, c)$ of positive real numbers such that the system</text:p>
            <text:p>\[ax + by -cz = 0,\]\[a \sqrt{1-x^2}+b \sqrt{1-y^2}-c \sqrt{1-z^2}=0,\]</text:p>
            <text:p>is compatible in the set of real numbers, and then find all its real solutions.</text:p>
          </table:table-cell>
          <table:table-cell/>
        </table:table-row>
        <table:table-row table:style-name="ro13">
          <table:table-cell office:value-type="string" calcext:value-type="string">
            <text:p>1978 IMO Shortlist</text:p>
          </table:table-cell>
          <table:table-cell office:value-type="float" office:value="1978" calcext:value-type="float">
            <text:p>1978</text:p>
          </table:table-cell>
          <table:table-cell office:value-type="float" office:value="17" calcext:value-type="float">
            <text:p>17</text:p>
          </table:table-cell>
          <table:table-cell/>
          <table:table-cell office:value-type="string" calcext:value-type="string">
            <text:p>Prove that for any positive integers $x, y, z$ with $xy-z^2 = 1$ one can find non-negative integers $a, b, c, d$ such that $x = a^2 + b^2, y = c^2 + d^2, z = ac + bd$.</text:p>
            <text:p>Set $z = (2q)!$ to deduce that for any prime number $p = 4q + 1$, $p$ can be represented as the sum of squares of two integers.</text:p>
          </table:table-cell>
          <table:table-cell office:value-type="string" calcext:value-type="string">
            <text:p>https://artofproblemsolving.com/community/c3929_1978_imo_shortlist</text:p>
          </table:table-cell>
          <table:table-cell office:value-type="string" calcext:value-type="string">
            <text:p>Prove that for any positive integers $x, y, z$ with $xy-z^2 = 1$ one can find non-negative integers $a, b, c, d$ such that $x = a^2 + b^2, y = c^2 + d^2, z = ac + bd$.</text:p>
            <text:p>Set $z = (2q)!$ to deduce that for any prime number $p = 4q + 1$, $p$ can be represented as the sum of squares of two integers.</text:p>
          </table:table-cell>
          <table:table-cell/>
        </table:table-row>
        <table:table-row table:style-name="ro6">
          <table:table-cell office:value-type="string" calcext:value-type="string">
            <text:p>1977 IMO Shortlist</text:p>
          </table:table-cell>
          <table:table-cell office:value-type="float" office:value="1977" calcext:value-type="float">
            <text:p>1977</text:p>
          </table:table-cell>
          <table:table-cell office:value-type="float" office:value="1" calcext:value-type="float">
            <text:p>1</text:p>
          </table:table-cell>
          <table:table-cell/>
          <table:table-cell office:value-type="string" calcext:value-type="string">
            <text:p>Find all functions $f : \mathbb{N}\rightarrow \mathbb{N}$ satisfying following condition:</text:p>
            <text:p>\[f(n+1)&gt;f(f(n)), \quad \forall n \in \mathbb{N}.\]</text:p>
          </table:table-cell>
          <table:table-cell office:value-type="string" calcext:value-type="string">
            <text:p>https://artofproblemsolving.com/community/c3928_1977_imo_shortlist</text:p>
          </table:table-cell>
          <table:table-cell office:value-type="string" calcext:value-type="string">
            <text:p>Find all functions $f : \mathbb{N}\rightarrow \mathbb{N}$ satisfying following condition:</text:p>
            <text:p>\[f(n+1)&gt;f(f(n)), \quad \forall n \in \mathbb{N}.\]</text:p>
          </table:table-cell>
          <table:table-cell/>
        </table:table-row>
        <table:table-row table:style-name="ro5">
          <table:table-cell office:value-type="string" calcext:value-type="string">
            <text:p>1977 IMO Shortlist</text:p>
          </table:table-cell>
          <table:table-cell office:value-type="float" office:value="1977" calcext:value-type="float">
            <text:p>1977</text:p>
          </table:table-cell>
          <table:table-cell office:value-type="float" office:value="2" calcext:value-type="float">
            <text:p>2</text:p>
          </table:table-cell>
          <table:table-cell/>
          <table:table-cell office:value-type="string" calcext:value-type="string">
            <text:p>A lattice point in the plane is a point both of whose coordinates are integers. Each lattice point has four neighboring points: upper, lower, left, and right. Let $k$ be a circle with radius $r \geq 2$, that does not pass through any lattice point. An interior boundary point is a lattice point lying inside the circle $k$ that has a neighboring point lying outside $k$. Similarly, an exterior boundary point is a lattice point lying outside the circle $k$ that has a neighboring point lying inside $k$. Prove that there are four more exterior boundary points than interior boundary points.</text:p>
          </table:table-cell>
          <table:table-cell office:value-type="string" calcext:value-type="string">
            <text:p>https://artofproblemsolving.com/community/c3928_1977_imo_shortlist</text:p>
          </table:table-cell>
          <table:table-cell office:value-type="string" calcext:value-type="string">
            <text:p>A lattice point in the plane is a point both of whose coordinates are integers. Each lattice point has four neighboring points: upper, lower, left, and right. Let $k$ be a circle with radius $r \geq 2$, that does not pass through any lattice point. An interior boundary point is a lattice point lying inside the circle $k$ that has a neighboring point lying outside $k$. Similarly, an exterior boundary point is a lattice point lying outside the circle $k$ that has a neighboring point lying inside $k$. Prove that there are four more exterior boundary points than interior boundary points.</text:p>
          </table:table-cell>
          <table:table-cell/>
        </table:table-row>
        <table:table-row table:style-name="ro6">
          <table:table-cell office:value-type="string" calcext:value-type="string">
            <text:p>1977 IMO Shortlist</text:p>
          </table:table-cell>
          <table:table-cell office:value-type="float" office:value="1977" calcext:value-type="float">
            <text:p>1977</text:p>
          </table:table-cell>
          <table:table-cell office:value-type="float" office:value="3" calcext:value-type="float">
            <text:p>3</text:p>
          </table:table-cell>
          <table:table-cell/>
          <table:table-cell office:value-type="string" calcext:value-type="string">
            <text:p>Let $a,b$ be two natural numbers. When we divide $a^2+b^2$ by $a+b$, we the the remainder $r$ and the quotient $q.$ Determine all pairs $(a, b)$ for which $q^2 + r = 1977.$</text:p>
          </table:table-cell>
          <table:table-cell office:value-type="string" calcext:value-type="string">
            <text:p>https://artofproblemsolving.com/community/c3928_1977_imo_shortlist</text:p>
          </table:table-cell>
          <table:table-cell office:value-type="string" calcext:value-type="string">
            <text:p>Let $a,b$ be two natural numbers. When we divide $a^2+b^2$ by $a+b$, we the the remainder $r$ and the quotient $q.$ Determine all pairs $(a, b)$ for which $q^2 + r = 1977.$</text:p>
          </table:table-cell>
          <table:table-cell/>
        </table:table-row>
        <table:table-row table:style-name="ro6">
          <table:table-cell office:value-type="string" calcext:value-type="string">
            <text:p>1977 IMO Shortlist</text:p>
          </table:table-cell>
          <table:table-cell office:value-type="float" office:value="1977" calcext:value-type="float">
            <text:p>1977</text:p>
          </table:table-cell>
          <table:table-cell office:value-type="float" office:value="4" calcext:value-type="float">
            <text:p>4</text:p>
          </table:table-cell>
          <table:table-cell/>
          <table:table-cell office:value-type="string" calcext:value-type="string">
            <text:p>Describe all closed bounded figures $\Phi$ in the plane any two points of which are connectable by a semicircle lying in $\Phi$.</text:p>
          </table:table-cell>
          <table:table-cell office:value-type="string" calcext:value-type="string">
            <text:p>https://artofproblemsolving.com/community/c3928_1977_imo_shortlist</text:p>
          </table:table-cell>
          <table:table-cell office:value-type="string" calcext:value-type="string">
            <text:p>Describe all closed bounded figures $\Phi$ in the plane any two points of which are connectable by a semicircle lying in $\Phi$.</text:p>
          </table:table-cell>
          <table:table-cell/>
        </table:table-row>
        <table:table-row table:style-name="ro2">
          <table:table-cell office:value-type="string" calcext:value-type="string">
            <text:p>1977 IMO Shortlist</text:p>
          </table:table-cell>
          <table:table-cell office:value-type="float" office:value="1977" calcext:value-type="float">
            <text:p>1977</text:p>
          </table:table-cell>
          <table:table-cell office:value-type="float" office:value="5" calcext:value-type="float">
            <text:p>5</text:p>
          </table:table-cell>
          <table:table-cell/>
          <table:table-cell office:value-type="string" office:string-value="There are $2^n$ words of length $n$ over the alphabet $\{0, 1\}$. Prove that the following algorithm generates the sequence $w_0, w_1, \ldots, w_{2^n-1}$ of all these words such that any two consecutive words differ in exactly one digit.&#10;&#10;(1)$w_0 = 00 \ldots 0$ ($n$ zeros).&#10;&#10;(2)Suppose $w_{m-1} = a_1a_2  \ldots  a_n,\quad a_i \in \{0, 1\}$. Let $e(m)$ be the exponent of $2$ in the representation of $n$ as a product of primes, and let $j = 1 + e(m)$. Replace the digit $a_j$ in the word $w_{m-1}$ by $1 - a_j$. The obtained word is $w_m$." calcext:value-type="string">
            <text:p>There are $2^n$ words of length $n$ over the alphabet $\{0, 1\}$. Prove that the following algorithm generates the sequence $w_0, w_1, \ldots, w_{2^n-1}$ of all these words such that any two consecutive words differ in exactly one digit.</text:p>
            <text:p/>
            <text:p>(1)$w_0 = 00 \ldots 0$ ($n$ zeros).</text:p>
            <text:p/>
            <text:p>(2)Suppose $w_{m-1} = a_1a_2  \ldots  a_n,\quad a_i \in \{0, 1\}$. Let $e(m)$ be the exponent of $2$ in the representation of $n$ as a product of primes, and let $j = 1 + e(m)$. Replace the digit $a_j$ in the word $w_{m-1}$ by $1 - a_j$. The obtained word is $w_m$.</text:p>
          </table:table-cell>
          <table:table-cell office:value-type="string" calcext:value-type="string">
            <text:p>https://artofproblemsolving.com/community/c3928_1977_imo_shortlist</text:p>
          </table:table-cell>
          <table:table-cell office:value-type="string" office:string-value="There are $2^n$ words of length $n$ over the alphabet $\{0, 1\}$. Prove that the following algorithm generates the sequence $w_0, w_1, \ldots, w_{2^n-1}$ of all these words such that any two consecutive words differ in exactly one digit.&#10;&#10;(1)$w_0 = 00 \ldots 0$ ($n$ zeros).&#10;&#10;(2)Suppose $w_{m-1} = a_1a_2  \ldots  a_n,\quad a_i \in \{0, 1\}$. Let $e(m)$ be the exponent of $2$ in the representation of $n$ as a product of primes, and let $j = 1 + e(m)$. Replace the digit $a_j$ in the word $w_{m-1}$ by $1 - a_j$. The obtained word is $w_m$." calcext:value-type="string">
            <text:p>There are $2^n$ words of length $n$ over the alphabet $\{0, 1\}$. Prove that the following algorithm generates the sequence $w_0, w_1, \ldots, w_{2^n-1}$ of all these words such that any two consecutive words differ in exactly one digit.</text:p>
            <text:p/>
            <text:p>(1)$w_0 = 00 \ldots 0$ ($n$ zeros).</text:p>
            <text:p/>
            <text:p>(2)Suppose $w_{m-1} = a_1a_2  \ldots  a_n,\quad a_i \in \{0, 1\}$. Let $e(m)$ be the exponent of $2$ in the representation of $n$ as a product of primes, and let $j = 1 + e(m)$. Replace the digit $a_j$ in the word $w_{m-1}$ by $1 - a_j$. The obtained word is $w_m$.</text:p>
          </table:table-cell>
          <table:table-cell/>
        </table:table-row>
        <table:table-row table:style-name="ro7">
          <table:table-cell office:value-type="string" calcext:value-type="string">
            <text:p>1977 IMO Shortlist</text:p>
          </table:table-cell>
          <table:table-cell office:value-type="float" office:value="1977" calcext:value-type="float">
            <text:p>1977</text:p>
          </table:table-cell>
          <table:table-cell office:value-type="float" office:value="6" calcext:value-type="float">
            <text:p>6</text:p>
          </table:table-cell>
          <table:table-cell/>
          <table:table-cell office:value-type="string" calcext:value-type="string">
            <text:p>Let $n$ be a positive integer. How many integer solutions $(i, j, k, l) , \ 1 \leq i, j, k, l \leq n$, does the following system of inequalities have:</text:p>
            <text:p/>
            <text:p>\[1 \leq  -j + k + l  \leq  n\]\[1  \leq  i - k + l  \leq  n\]\[1  \leq  i - j + l  \leq  n\]\[1  \leq  i + j - k  \leq  n \ ?\]</text:p>
          </table:table-cell>
          <table:table-cell office:value-type="string" calcext:value-type="string">
            <text:p>https://artofproblemsolving.com/community/c3928_1977_imo_shortlist</text:p>
          </table:table-cell>
          <table:table-cell office:value-type="string" calcext:value-type="string">
            <text:p>Let $n$ be a positive integer. How many integer solutions $(i, j, k, l) , \ 1 \leq i, j, k, l \leq n$, does the following system of inequalities have:</text:p>
            <text:p/>
            <text:p>\[1 \leq  -j + k + l  \leq  n\]\[1  \leq  i - k + l  \leq  n\]\[1  \leq  i - j + l  \leq  n\]\[1  \leq  i + j - k  \leq  n \ ?\]</text:p>
          </table:table-cell>
          <table:table-cell/>
        </table:table-row>
        <table:table-row table:style-name="ro4">
          <table:table-cell office:value-type="string" calcext:value-type="string">
            <text:p>1977 IMO Shortlist</text:p>
          </table:table-cell>
          <table:table-cell office:value-type="float" office:value="1977" calcext:value-type="float">
            <text:p>1977</text:p>
          </table:table-cell>
          <table:table-cell office:value-type="float" office:value="7" calcext:value-type="float">
            <text:p>7</text:p>
          </table:table-cell>
          <table:table-cell/>
          <table:table-cell office:value-type="string" calcext:value-type="string">
            <text:p>Let $a,b,A,B$ be given reals. We consider the function defined by \[ f(x) = 1 - a \cdot \cos(x) - b \cdot \sin(x) - A \cdot \cos(2x) - B \cdot \sin(2x). \] Prove that if for any real number $x$ we have $f(x) \geq 0$ then $a^2 + b^2 \leq 2$ and $A^2 + B^2 \leq 1.$</text:p>
          </table:table-cell>
          <table:table-cell office:value-type="string" calcext:value-type="string">
            <text:p>https://artofproblemsolving.com/community/c3928_1977_imo_shortlist</text:p>
          </table:table-cell>
          <table:table-cell office:value-type="string" calcext:value-type="string">
            <text:p>Let $a,b,A,B$ be given reals. We consider the function defined by \[ f(x) = 1 - a \cdot \cos(x) - b \cdot \sin(x) - A \cdot \cos(2x) - B \cdot \sin(2x). \] Prove that if for any real number $x$ we have $f(x) \geq 0$ then $a^2 + b^2 \leq 2$ and $A^2 + B^2 \leq 1.$</text:p>
          </table:table-cell>
          <table:table-cell/>
        </table:table-row>
        <table:table-row table:style-name="ro13">
          <table:table-cell office:value-type="string" calcext:value-type="string">
            <text:p>1977 IMO Shortlist</text:p>
          </table:table-cell>
          <table:table-cell office:value-type="float" office:value="1977" calcext:value-type="float">
            <text:p>1977</text:p>
          </table:table-cell>
          <table:table-cell office:value-type="float" office:value="8" calcext:value-type="float">
            <text:p>8</text:p>
          </table:table-cell>
          <table:table-cell/>
          <table:table-cell office:value-type="string" calcext:value-type="string">
            <text:p>Let $S$ be a convex quadrilateral $ABCD$ and $O$ a point inside it. The feet of the perpendiculars from $O$ to $AB, BC, CD, DA$ are $A_1, B_1, C_1, D_1$ respectively. The feet of the perpendiculars from $O$ to the sides of $S_i$, the quadrilateral $A_iB_iC_iD_i$, are $A_{i+1}B_{i+1}C_{i+1}D_{i+1}$, where $i = 1, 2, 3.$ Prove that $S_4$ is similar to S.</text:p>
          </table:table-cell>
          <table:table-cell office:value-type="string" calcext:value-type="string">
            <text:p>https://artofproblemsolving.com/community/c3928_1977_imo_shortlist</text:p>
          </table:table-cell>
          <table:table-cell office:value-type="string" calcext:value-type="string">
            <text:p>Let $S$ be a convex quadrilateral $ABCD$ and $O$ a point inside it. The feet of the perpendiculars from $O$ to $AB, BC, CD, DA$ are $A_1, B_1, C_1, D_1$ respectively. The feet of the perpendiculars from $O$ to the sides of $S_i$, the quadrilateral $A_iB_iC_iD_i$, are $A_{i+1}B_{i+1}C_{i+1}D_{i+1}$, where $i = 1, 2, 3.$ Prove that $S_4$ is similar to S.</text:p>
          </table:table-cell>
          <table:table-cell/>
        </table:table-row>
        <table:table-row table:style-name="ro13">
          <table:table-cell office:value-type="string" calcext:value-type="string">
            <text:p>1977 IMO Shortlist</text:p>
          </table:table-cell>
          <table:table-cell office:value-type="float" office:value="1977" calcext:value-type="float">
            <text:p>1977</text:p>
          </table:table-cell>
          <table:table-cell office:value-type="float" office:value="9" calcext:value-type="float">
            <text:p>9</text:p>
          </table:table-cell>
          <table:table-cell/>
          <table:table-cell office:value-type="string" calcext:value-type="string">
            <text:p>For which positive integers $n$ do there exist two polynomials $f$ and $g$ with integer coefficients of $n$ variables $x_1, x_2, \ldots , x_n$ such that the following equality is satisfied:</text:p>
            <text:p/>
            <text:p>\[\sum_{i=1}^n x_i f(x_1, x_2, \ldots , x_n) = g(x_1^2, x_2^2, \ldots , x_n^2) \ ? \]</text:p>
          </table:table-cell>
          <table:table-cell office:value-type="string" calcext:value-type="string">
            <text:p>https://artofproblemsolving.com/community/c3928_1977_imo_shortlist</text:p>
          </table:table-cell>
          <table:table-cell office:value-type="string" calcext:value-type="string">
            <text:p>For which positive integers $n$ do there exist two polynomials $f$ and $g$ with integer coefficients of $n$ variables $x_1, x_2, \ldots , x_n$ such that the following equality is satisfied:</text:p>
            <text:p/>
            <text:p>\[\sum_{i=1}^n x_i f(x_1, x_2, \ldots , x_n) = g(x_1^2, x_2^2, \ldots , x_n^2) \ ? \]</text:p>
          </table:table-cell>
          <table:table-cell/>
        </table:table-row>
        <table:table-row table:style-name="ro5">
          <table:table-cell office:value-type="string" calcext:value-type="string">
            <text:p>1977 IMO Shortlist</text:p>
          </table:table-cell>
          <table:table-cell office:value-type="float" office:value="1977" calcext:value-type="float">
            <text:p>1977</text:p>
          </table:table-cell>
          <table:table-cell office:value-type="float" office:value="10" calcext:value-type="float">
            <text:p>10</text:p>
          </table:table-cell>
          <table:table-cell/>
          <table:table-cell office:value-type="string" calcext:value-type="string">
            <text:p>Let $n$ be a given number greater than 2. We consider the set $V_n$ of all the integers of the form $1 + kn$ with $k = 1, 2, \ldots$ A number $m$ from $V_n$ is called indecomposable in $V_n$ if there are not two numbers $p$ and $q$ from $V_n$ so that $m = pq.$ Prove that there exist a number $r \in V_n$ that can be expressed as the product of elements indecomposable in $V_n$ in more than one way. (Expressions which differ only in order of the elements of $V_n$ will be considered the same.)</text:p>
          </table:table-cell>
          <table:table-cell office:value-type="string" calcext:value-type="string">
            <text:p>https://artofproblemsolving.com/community/c3928_1977_imo_shortlist</text:p>
          </table:table-cell>
          <table:table-cell office:value-type="string" calcext:value-type="string">
            <text:p>Let $n$ be a given number greater than 2. We consider the set $V_n$ of all the integers of the form $1 + kn$ with $k = 1, 2, \ldots$ A number $m$ from $V_n$ is called indecomposable in $V_n$ if there are not two numbers $p$ and $q$ from $V_n$ so that $m = pq.$ Prove that there exist a number $r \in V_n$ that can be expressed as the product of elements indecomposable in $V_n$ in more than one way. (Expressions which differ only in order of the elements of $V_n$ will be considered the same.)</text:p>
          </table:table-cell>
          <table:table-cell/>
        </table:table-row>
        <table:table-row table:style-name="ro3">
          <table:table-cell office:value-type="string" calcext:value-type="string">
            <text:p>1977 IMO Shortlist</text:p>
          </table:table-cell>
          <table:table-cell office:value-type="float" office:value="1977" calcext:value-type="float">
            <text:p>1977</text:p>
          </table:table-cell>
          <table:table-cell office:value-type="float" office:value="11" calcext:value-type="float">
            <text:p>11</text:p>
          </table:table-cell>
          <table:table-cell/>
          <table:table-cell office:value-type="string" calcext:value-type="string">
            <text:p>Let $n$ be an integer greater than $1$. Define</text:p>
            <text:p/>
            <text:p>\[x_1 = n, y_1 = 1, x_{i+1} =\left[ \frac{x_i+y_i}{2}\right] , y_{i+1} = \left[ \frac{n}{x_{i+1}}\right], \qquad \text{for }i = 1, 2, \ldots\ ,\]</text:p>
            <text:p/>
            <text:p>where $[z]$ denotes the largest integer less than or equal to $z$. Prove that</text:p>
            <text:p>\[ \min \{x_1, x_2, \ldots,  x_n \} =[ \sqrt n ]\]</text:p>
          </table:table-cell>
          <table:table-cell office:value-type="string" calcext:value-type="string">
            <text:p>https://artofproblemsolving.com/community/c3928_1977_imo_shortlist</text:p>
          </table:table-cell>
          <table:table-cell office:value-type="string" calcext:value-type="string">
            <text:p>Let $n$ be an integer greater than $1$. Define</text:p>
            <text:p/>
            <text:p>\[x_1 = n, y_1 = 1, x_{i+1} =\left[ \frac{x_i+y_i}{2}\right] , y_{i+1} = \left[ \frac{n}{x_{i+1}}\right], \qquad \text{for }i = 1, 2, \ldots\ ,\]</text:p>
            <text:p/>
            <text:p>where $[z]$ denotes the largest integer less than or equal to $z$. Prove that</text:p>
            <text:p>\[ \min \{x_1, x_2, \ldots,  x_n \} =[ \sqrt n ]\]</text:p>
          </table:table-cell>
          <table:table-cell/>
        </table:table-row>
        <table:table-row table:style-name="ro4">
          <table:table-cell office:value-type="string" calcext:value-type="string">
            <text:p>1977 IMO Shortlist</text:p>
          </table:table-cell>
          <table:table-cell office:value-type="float" office:value="1977" calcext:value-type="float">
            <text:p>1977</text:p>
          </table:table-cell>
          <table:table-cell office:value-type="float" office:value="12" calcext:value-type="float">
            <text:p>12</text:p>
          </table:table-cell>
          <table:table-cell/>
          <table:table-cell office:value-type="string" calcext:value-type="string">
            <text:p>In the interior of a square $ABCD$ we construct the equilateral triangles $ABK, BCL, CDM, DAN.$ Prove that the midpoints of the four segments $KL, LM, MN, NK$ and the midpoints of the eight segments $AK, BK, BL, CL, CM, DM, DN, AN$ are the 12 vertices of a regular dodecagon.</text:p>
          </table:table-cell>
          <table:table-cell office:value-type="string" calcext:value-type="string">
            <text:p>https://artofproblemsolving.com/community/c3928_1977_imo_shortlist</text:p>
          </table:table-cell>
          <table:table-cell office:value-type="string" calcext:value-type="string">
            <text:p>In the interior of a square $ABCD$ we construct the equilateral triangles $ABK, BCL, CDM, DAN.$ Prove that the midpoints of the four segments $KL, LM, MN, NK$ and the midpoints of the eight segments $AK, BK, BL, CL, CM, DM, DN, AN$ are the 12 vertices of a regular dodecagon.</text:p>
          </table:table-cell>
          <table:table-cell/>
        </table:table-row>
        <table:table-row table:style-name="ro7">
          <table:table-cell office:value-type="string" calcext:value-type="string">
            <text:p>1977 IMO Shortlist</text:p>
          </table:table-cell>
          <table:table-cell office:value-type="float" office:value="1977" calcext:value-type="float">
            <text:p>1977</text:p>
          </table:table-cell>
          <table:table-cell office:value-type="float" office:value="13" calcext:value-type="float">
            <text:p>13</text:p>
          </table:table-cell>
          <table:table-cell/>
          <table:table-cell office:value-type="string" calcext:value-type="string">
            <text:p>Let $B$ be a set of $k$ sequences each having $n$ terms equal to $1$ or $-1$. The product of two such sequences $(a_1, a_2, \ldots , a_n)$ and $(b_1, b_2, \ldots , b_n)$ <text:s/>is defined as $(a_1b_1, a_2b_2, \ldots , a_nb_n)$. Prove that there exists a sequence $(c_1, c_2, \ldots , c_n)$ <text:s/>such that the intersection of $B$ and the set containing all sequences from $B$ multiplied by $(c_1, c_2, \ldots , c_n)$ contains at most $\frac{k^2}{2^n}$ sequences.</text:p>
          </table:table-cell>
          <table:table-cell office:value-type="string" calcext:value-type="string">
            <text:p>https://artofproblemsolving.com/community/c3928_1977_imo_shortlist</text:p>
          </table:table-cell>
          <table:table-cell office:value-type="string" calcext:value-type="string">
            <text:p>Let $B$ be a set of $k$ sequences each having $n$ terms equal to $1$ or $-1$. The product of two such sequences $(a_1, a_2, \ldots , a_n)$ and $(b_1, b_2, \ldots , b_n)$ <text:s/>is defined as $(a_1b_1, a_2b_2, \ldots , a_nb_n)$. Prove that there exists a sequence $(c_1, c_2, \ldots , c_n)$ <text:s/>such that the intersection of $B$ and the set containing all sequences from $B$ multiplied by $(c_1, c_2, \ldots , c_n)$ contains at most $\frac{k^2}{2^n}$ sequences.</text:p>
          </table:table-cell>
          <table:table-cell/>
        </table:table-row>
        <table:table-row table:style-name="ro3">
          <table:table-cell office:value-type="string" calcext:value-type="string">
            <text:p>1977 IMO Shortlist</text:p>
          </table:table-cell>
          <table:table-cell office:value-type="float" office:value="1977" calcext:value-type="float">
            <text:p>1977</text:p>
          </table:table-cell>
          <table:table-cell office:value-type="float" office:value="14" calcext:value-type="float">
            <text:p>14</text:p>
          </table:table-cell>
          <table:table-cell/>
          <table:table-cell office:value-type="string" calcext:value-type="string">
            <text:p>Let $E$ be a finite set of points such that $E$ is not contained in a plane and no three points of $E$ are collinear. Show that at least one of the following alternatives holds:</text:p>
            <text:p/>
            <text:p>(i) $E$ contains five points that are vertices of a convex pyramid having no other points in common with $E;$</text:p>
            <text:p/>
            <text:p>(ii) some plane contains exactly three points from $E.$</text:p>
          </table:table-cell>
          <table:table-cell office:value-type="string" calcext:value-type="string">
            <text:p>https://artofproblemsolving.com/community/c3928_1977_imo_shortlist</text:p>
          </table:table-cell>
          <table:table-cell office:value-type="string" calcext:value-type="string">
            <text:p>Let $E$ be a finite set of points such that $E$ is not contained in a plane and no three points of $E$ are collinear. Show that at least one of the following alternatives holds:</text:p>
            <text:p/>
            <text:p>(i) $E$ contains five points that are vertices of a convex pyramid having no other points in common with $E;$</text:p>
            <text:p/>
            <text:p>(ii) some plane contains exactly three points from $E.$</text:p>
          </table:table-cell>
          <table:table-cell/>
        </table:table-row>
        <table:table-row table:style-name="ro4">
          <table:table-cell office:value-type="string" calcext:value-type="string">
            <text:p>1977 IMO Shortlist</text:p>
          </table:table-cell>
          <table:table-cell office:value-type="float" office:value="1977" calcext:value-type="float">
            <text:p>1977</text:p>
          </table:table-cell>
          <table:table-cell office:value-type="float" office:value="15" calcext:value-type="float">
            <text:p>15</text:p>
          </table:table-cell>
          <table:table-cell/>
          <table:table-cell office:value-type="string" calcext:value-type="string">
            <text:p>In a finite sequence of real numbers the sum of any seven successive terms is negative and the sum of any eleven successive terms is positive. Determine the maximum number of terms in the sequence.</text:p>
          </table:table-cell>
          <table:table-cell office:value-type="string" calcext:value-type="string">
            <text:p>https://artofproblemsolving.com/community/c3928_1977_imo_shortlist</text:p>
          </table:table-cell>
          <table:table-cell office:value-type="string" calcext:value-type="string">
            <text:p>In a finite sequence of real numbers the sum of any seven successive terms is negative and the sum of any eleven successive terms is positive. Determine the maximum number of terms in the sequence.</text:p>
          </table:table-cell>
          <table:table-cell/>
        </table:table-row>
        <table:table-row table:style-name="ro19">
          <table:table-cell office:value-type="string" calcext:value-type="string">
            <text:p>1977 IMO Shortlist</text:p>
          </table:table-cell>
          <table:table-cell office:value-type="float" office:value="1977" calcext:value-type="float">
            <text:p>1977</text:p>
          </table:table-cell>
          <table:table-cell table:number-columns-repeated="2"/>
          <table:table-cell office:value-type="string" office:string-value="Click for solution&#10;&#10;This is in my Top 10 of all IMO problems. Not only because I was a competitor then, but also because I was present to the &quot;problem solving session&quot; organized by the hosts and I wached the Czech student Martin Chadek presenting his solution, which made the jury K.O. Here it is:&#10;&#10;Let $x_1,x_2,\ldots$ be the given sequence and let $s_n=x_1+x_2+\ldots+x_n$.&#10;The conditions from the hypothesis can be now written as $s_{n+7}&lt;s_n$ and $s_{n+11}&gt;s_n$ for all $n\ge 1$.&#10;We then have:&#10;$0&lt;s_{11}&lt;s_4&lt;s_{15}&lt;s_8&lt;s_1&lt;s_{12}&lt;s_5&lt;s_{16}&lt;s_9&lt;s_2&lt;s_{13}&lt;s_6&lt;s_{17}&lt;s_{10}&lt;s_3&lt;s_{14}&lt;s_7&lt;0,$&#10;a contradiction. Therefore, the sequence cannot have $17$ terms.&#10;In order to show that $16$ is the answer, just take 16 real numbers satisfying&#10;$s_{10}&lt;s_3&lt;s_{14}&lt;s_7&lt;0&lt;s_{11}&lt;s_4&lt;s_{15}&lt;s_8&lt;s_1&lt;s_{12}&lt;s_5&lt;s_{16}&lt;s_9&lt;s_2&lt;s_{13}&lt;s_6$.&#10;We have $x_1=s_1$ and $x_n=s_n-s_{n-1}$ for $n\ge 2$. Thus we found all sequences with the given properties.&#10;&#10;As far as I know, Martin only solved this problem and got a special prize for it :)&#10;&#10;Other solutions are possible, including one using linear algebra. I'll post them if anyone is interested." calcext:value-type="string">
            <text:p>Click for solution</text:p>
            <text:p/>
            <text:p>This is in my Top 10 of all IMO problems. Not only because I was a competitor then, but also because I was present to the "problem solving session" organized by the hosts and I wached the Czech student Martin Chadek presenting his solution, which made the jury K.O. Here it is:</text:p>
            <text:p/>
            <text:p>Let $x_1,x_2,\ldots$ be the given sequence and let $s_n=x_1+x_2+\ldots+x_n$.</text:p>
            <text:p>The conditions from the hypothesis can be now written as $s_{n+7}&lt;s_n$ and $s_{n+11}&gt;s_n$ for all $n\ge 1$.</text:p>
            <text:p>We then have:</text:p>
            <text:p>$0&lt;s_{11}&lt;s_4&lt;s_{15}&lt;s_8&lt;s_1&lt;s_{12}&lt;s_5&lt;s_{16}&lt;s_9&lt;s_2&lt;s_{13}&lt;s_6&lt;s_{17}&lt;s_{10}&lt;s_3&lt;s_{14}&lt;s_7&lt;0,$</text:p>
            <text:p>a contradiction. Therefore, the sequence cannot have $17$ terms.</text:p>
            <text:p>In order to show that $16$ is the answer, just take 16 real numbers satisfying</text:p>
            <text:p>$s_{10}&lt;s_3&lt;s_{14}&lt;s_7&lt;0&lt;s_{11}&lt;s_4&lt;s_{15}&lt;s_8&lt;s_1&lt;s_{12}&lt;s_5&lt;s_{16}&lt;s_9&lt;s_2&lt;s_{13}&lt;s_6$.</text:p>
            <text:p>We have $x_1=s_1$ and $x_n=s_n-s_{n-1}$ for $n\ge 2$. Thus we found all sequences with the given properties.</text:p>
            <text:p/>
            <text:p>As far as I know, Martin only solved this problem and got a special prize for it :)</text:p>
            <text:p/>
            <text:p>Other solutions are possible, including one using linear algebra. I'll post them if anyone is interested.</text:p>
          </table:table-cell>
          <table:table-cell office:value-type="string" calcext:value-type="string">
            <text:p>https://artofproblemsolving.com/community/c3928_1977_imo_shortlist</text:p>
          </table:table-cell>
          <table:table-cell office:value-type="string" office:string-value="Click for solution&#10;&#10;This is in my Top 10 of all IMO problems. Not only because I was a competitor then, but also because I was present to the &quot;problem solving session&quot; organized by the hosts and I wached the Czech student Martin Chadek presenting his solution, which made the jury K.O. Here it is:&#10;&#10;Let $x_1,x_2,\ldots$ be the given sequence and let $s_n=x_1+x_2+\ldots+x_n$.&#10;The conditions from the hypothesis can be now written as $s_{n+7}&lt;s_n$ and $s_{n+11}&gt;s_n$ for all $n\ge 1$.&#10;We then have:&#10;$0&lt;s_{11}&lt;s_4&lt;s_{15}&lt;s_8&lt;s_1&lt;s_{12}&lt;s_5&lt;s_{16}&lt;s_9&lt;s_2&lt;s_{13}&lt;s_6&lt;s_{17}&lt;s_{10}&lt;s_3&lt;s_{14}&lt;s_7&lt;0,$&#10;a contradiction. Therefore, the sequence cannot have $17$ terms.&#10;In order to show that $16$ is the answer, just take 16 real numbers satisfying&#10;$s_{10}&lt;s_3&lt;s_{14}&lt;s_7&lt;0&lt;s_{11}&lt;s_4&lt;s_{15}&lt;s_8&lt;s_1&lt;s_{12}&lt;s_5&lt;s_{16}&lt;s_9&lt;s_2&lt;s_{13}&lt;s_6$.&#10;We have $x_1=s_1$ and $x_n=s_n-s_{n-1}$ for $n\ge 2$. Thus we found all sequences with the given properties.&#10;&#10;As far as I know, Martin only solved this problem and got a special prize for it :)&#10;&#10;Other solutions are possible, including one using linear algebra. I'll post them if anyone is interested." calcext:value-type="string">
            <text:p>Click for solution</text:p>
            <text:p/>
            <text:p>This is in my Top 10 of all IMO problems. Not only because I was a competitor then, but also because I was present to the "problem solving session" organized by the hosts and I wached the Czech student Martin Chadek presenting his solution, which made the jury K.O. Here it is:</text:p>
            <text:p/>
            <text:p>Let $x_1,x_2,\ldots$ be the given sequence and let $s_n=x_1+x_2+\ldots+x_n$.</text:p>
            <text:p>The conditions from the hypothesis can be now written as $s_{n+7}&lt;s_n$ and $s_{n+11}&gt;s_n$ for all $n\ge 1$.</text:p>
            <text:p>We then have:</text:p>
            <text:p>$0&lt;s_{11}&lt;s_4&lt;s_{15}&lt;s_8&lt;s_1&lt;s_{12}&lt;s_5&lt;s_{16}&lt;s_9&lt;s_2&lt;s_{13}&lt;s_6&lt;s_{17}&lt;s_{10}&lt;s_3&lt;s_{14}&lt;s_7&lt;0,$</text:p>
            <text:p>a contradiction. Therefore, the sequence cannot have $17$ terms.</text:p>
            <text:p>In order to show that $16$ is the answer, just take 16 real numbers satisfying</text:p>
            <text:p>$s_{10}&lt;s_3&lt;s_{14}&lt;s_7&lt;0&lt;s_{11}&lt;s_4&lt;s_{15}&lt;s_8&lt;s_1&lt;s_{12}&lt;s_5&lt;s_{16}&lt;s_9&lt;s_2&lt;s_{13}&lt;s_6$.</text:p>
            <text:p>We have $x_1=s_1$ and $x_n=s_n-s_{n-1}$ for $n\ge 2$. Thus we found all sequences with the given properties.</text:p>
            <text:p/>
            <text:p>As far as I know, Martin only solved this problem and got a special prize for it :)</text:p>
            <text:p/>
            <text:p>Other solutions are possible, including one using linear algebra. I'll post them if anyone is interested.</text:p>
          </table:table-cell>
          <table:table-cell/>
        </table:table-row>
        <table:table-row table:style-name="ro4">
          <table:table-cell office:value-type="string" calcext:value-type="string">
            <text:p>1977 IMO Shortlist</text:p>
          </table:table-cell>
          <table:table-cell office:value-type="float" office:value="1977" calcext:value-type="float">
            <text:p>1977</text:p>
          </table:table-cell>
          <table:table-cell office:value-type="float" office:value="16" calcext:value-type="float">
            <text:p>16</text:p>
          </table:table-cell>
          <table:table-cell/>
          <table:table-cell office:value-type="string" calcext:value-type="string">
            <text:p>Let $E$ be a set of $n$ points in the plane $(n \geq 3)$ whose coordinates are integers such that any three points from $E$ are vertices of a nondegenerate triangle whose centroid doesnt have both coordinates integers. Determine the maximal $n.$</text:p>
          </table:table-cell>
          <table:table-cell office:value-type="string" calcext:value-type="string">
            <text:p>https://artofproblemsolving.com/community/c3928_1977_imo_shortlist</text:p>
          </table:table-cell>
          <table:table-cell office:value-type="string" calcext:value-type="string">
            <text:p>Let $E$ be a set of $n$ points in the plane $(n \geq 3)$ whose coordinates are integers such that any three points from $E$ are vertices of a nondegenerate triangle whose centroid doesnt have both coordinates integers. Determine the maximal $n.$</text:p>
          </table:table-cell>
          <table:table-cell/>
        </table:table-row>
        <table:table-row table:style-name="ro13">
          <table:table-cell office:value-type="string" calcext:value-type="string">
            <text:p>1976 IMO Shortlist</text:p>
          </table:table-cell>
          <table:table-cell office:value-type="float" office:value="1976" calcext:value-type="float">
            <text:p>1976</text:p>
          </table:table-cell>
          <table:table-cell office:value-type="float" office:value="1" calcext:value-type="float">
            <text:p>1</text:p>
          </table:table-cell>
          <table:table-cell/>
          <table:table-cell office:value-type="string" calcext:value-type="string">
            <text:p>Let $ABC$ be a triangle with bisectors $AA_1,BB_1, CC_1$ ($A_1 \in <text:s/>BC$, etc.) and $M$ their common point. Consider the triangles $MB_1A, MC_1A,MC_1B,MA_1B,MA_1C,MB_1C$, and their inscribed circles. Prove that if four of these six inscribed circles have equal radii, then $AB = BC = CA.$</text:p>
          </table:table-cell>
          <table:table-cell office:value-type="string" calcext:value-type="string">
            <text:p>https://artofproblemsolving.com/community/c3927_1976_imo_shortlist</text:p>
          </table:table-cell>
          <table:table-cell office:value-type="string" calcext:value-type="string">
            <text:p>Let $ABC$ be a triangle with bisectors $AA_1,BB_1, CC_1$ ($A_1 \in <text:s/>BC$, etc.) and $M$ their common point. Consider the triangles $MB_1A, MC_1A,MC_1B,MA_1B,MA_1C,MB_1C$, and their inscribed circles. Prove that if four of these six inscribed circles have equal radii, then $AB = BC = CA.$</text:p>
          </table:table-cell>
          <table:table-cell/>
        </table:table-row>
        <table:table-row table:style-name="ro7">
          <table:table-cell office:value-type="string" calcext:value-type="string">
            <text:p>1976 IMO Shortlist</text:p>
          </table:table-cell>
          <table:table-cell office:value-type="float" office:value="1976" calcext:value-type="float">
            <text:p>1976</text:p>
          </table:table-cell>
          <table:table-cell office:value-type="float" office:value="2" calcext:value-type="float">
            <text:p>2</text:p>
          </table:table-cell>
          <table:table-cell/>
          <table:table-cell office:value-type="string" calcext:value-type="string">
            <text:p>Let $a_0, a_1, \ldots, a_n, a_{n+1}$ be a sequence of real numbers satisfying the following conditions:</text:p>
            <text:p/>
            <text:p>\[a_0 = a_{n+1 }= 0,\]\[ |a_{k-1} - 2a_k + a_{k+1}| \leq 1 \quad (k = 1, 2,\ldots , n).\]</text:p>
            <text:p>Prove that $|a_k| \leq \frac{k(n+1-k)}{2} \quad (k = 0, 1,\ldots ,n + 1).$</text:p>
          </table:table-cell>
          <table:table-cell office:value-type="string" calcext:value-type="string">
            <text:p>https://artofproblemsolving.com/community/c3927_1976_imo_shortlist</text:p>
          </table:table-cell>
          <table:table-cell office:value-type="string" calcext:value-type="string">
            <text:p>Let $a_0, a_1, \ldots, a_n, a_{n+1}$ be a sequence of real numbers satisfying the following conditions:</text:p>
            <text:p/>
            <text:p>\[a_0 = a_{n+1 }= 0,\]\[ |a_{k-1} - 2a_k + a_{k+1}| \leq 1 \quad (k = 1, 2,\ldots , n).\]</text:p>
            <text:p>Prove that $|a_k| \leq \frac{k(n+1-k)}{2} \quad (k = 0, 1,\ldots ,n + 1).$</text:p>
          </table:table-cell>
          <table:table-cell/>
        </table:table-row>
        <table:table-row table:style-name="ro4">
          <table:table-cell office:value-type="string" calcext:value-type="string">
            <text:p>1976 IMO Shortlist</text:p>
          </table:table-cell>
          <table:table-cell office:value-type="float" office:value="1976" calcext:value-type="float">
            <text:p>1976</text:p>
          </table:table-cell>
          <table:table-cell office:value-type="float" office:value="3" calcext:value-type="float">
            <text:p>3</text:p>
          </table:table-cell>
          <table:table-cell/>
          <table:table-cell office:value-type="string" calcext:value-type="string">
            <text:p>In a convex quadrilateral (in the plane) with the area of $32 \text{ cm}^{2}$ the sum of two opposite sides and a diagonal is $16 \text{ cm}$. Determine all the possible values that the other diagonal can have.</text:p>
          </table:table-cell>
          <table:table-cell office:value-type="string" calcext:value-type="string">
            <text:p>https://artofproblemsolving.com/community/c3927_1976_imo_shortlist</text:p>
          </table:table-cell>
          <table:table-cell office:value-type="string" calcext:value-type="string">
            <text:p>In a convex quadrilateral (in the plane) with the area of $32 \text{ cm}^{2}$ the sum of two opposite sides and a diagonal is $16 \text{ cm}$. Determine all the possible values that the other diagonal can have.</text:p>
          </table:table-cell>
          <table:table-cell/>
        </table:table-row>
        <table:table-row table:style-name="ro4">
          <table:table-cell office:value-type="string" calcext:value-type="string">
            <text:p>1976 IMO Shortlist</text:p>
          </table:table-cell>
          <table:table-cell office:value-type="float" office:value="1976" calcext:value-type="float">
            <text:p>1976</text:p>
          </table:table-cell>
          <table:table-cell office:value-type="float" office:value="4" calcext:value-type="float">
            <text:p>4</text:p>
          </table:table-cell>
          <table:table-cell/>
          <table:table-cell office:value-type="string" calcext:value-type="string">
            <text:p>A sequence $(u_{n})$ is defined by \[ u_{0}=2 \quad u_{1}=\frac{5}{2}, u_{n+1}=u_{n}(u_{n-1}^{2}-2)-u_{1} \quad \textnormal{for <text:s/>} n=1,\ldots \] Prove that for any positive integer $n$ we have \[ [u_{n}]=2^{\frac{(2^{n}-(-1)^{n})}{3}} \](where [x] denotes the smallest integer $\leq$ x)$.$</text:p>
          </table:table-cell>
          <table:table-cell office:value-type="string" calcext:value-type="string">
            <text:p>https://artofproblemsolving.com/community/c3927_1976_imo_shortlist</text:p>
          </table:table-cell>
          <table:table-cell office:value-type="string" calcext:value-type="string">
            <text:p>A sequence $(u_{n})$ is defined by \[ u_{0}=2 \quad u_{1}=\frac{5}{2}, u_{n+1}=u_{n}(u_{n-1}^{2}-2)-u_{1} \quad \textnormal{for <text:s/>} n=1,\ldots \] Prove that for any positive integer $n$ we have \[ [u_{n}]=2^{\frac{(2^{n}-(-1)^{n})}{3}} \](where [x] denotes the smallest integer $\leq$ x)$.$</text:p>
          </table:table-cell>
          <table:table-cell/>
        </table:table-row>
        <table:table-row table:style-name="ro16">
          <table:table-cell office:value-type="string" calcext:value-type="string">
            <text:p>1976 IMO Shortlist</text:p>
          </table:table-cell>
          <table:table-cell office:value-type="float" office:value="1976" calcext:value-type="float">
            <text:p>1976</text:p>
          </table:table-cell>
          <table:table-cell office:value-type="float" office:value="5" calcext:value-type="float">
            <text:p>5</text:p>
          </table:table-cell>
          <table:table-cell/>
          <table:table-cell office:value-type="string" calcext:value-type="string">
            <text:p>We consider the following system</text:p>
            <text:p>with $q=2p$:</text:p>
            <text:p/>
            <text:p>\[\begin{matrix} a_{11}x_{1}+\ldots+a_{1q}x_{q}=0,\\ a_{21}x_{1}+\ldots+a_{2q}x_{q}=0,\\ \ldots ,\\ a_{p1}x_{1}+\ldots+a_{pq}x_{q}=0,\\ \end{matrix}\]</text:p>
            <text:p/>
            <text:p>in which every coefficient is an element from the set $\{-1,0,1\}$$.$ Prove that there exists a solution $x_{1}, \ldots,x_{q}$ for the system with the properties:</text:p>
            <text:p/>
            <text:p>\textbf{a.)} all $x_{j}, j=1,\ldots,q$ are integers$;$</text:p>
            <text:p/>
            <text:p>\textbf{b.)} there exists at least one j for which $x_{j} \neq 0;$</text:p>
            <text:p/>
            <text:p>\textbf{c.)} $|x_{j}| \leq q$ for any $j=1, \ldots ,q.$</text:p>
          </table:table-cell>
          <table:table-cell office:value-type="string" calcext:value-type="string">
            <text:p>https://artofproblemsolving.com/community/c3927_1976_imo_shortlist</text:p>
          </table:table-cell>
          <table:table-cell office:value-type="string" calcext:value-type="string">
            <text:p>We consider the following system</text:p>
            <text:p>with $q=2p$:</text:p>
            <text:p/>
            <text:p>\[\begin{matrix} a_{11}x_{1}+\ldots+a_{1q}x_{q}=0,\\ a_{21}x_{1}+\ldots+a_{2q}x_{q}=0,\\ \ldots ,\\ a_{p1}x_{1}+\ldots+a_{pq}x_{q}=0,\\ \end{matrix}\]</text:p>
            <text:p/>
            <text:p>in which every coefficient is an element from the set $\{-1,0,1\}$$.$ Prove that there exists a solution $x_{1}, \ldots,x_{q}$ for the system with the properties:</text:p>
            <text:p/>
            <text:p>\textbf{a.)} all $x_{j}, j=1,\ldots,q$ are integers$;$</text:p>
            <text:p/>
            <text:p>\textbf{b.)} there exists at least one j for which $x_{j} \neq 0;$</text:p>
            <text:p/>
            <text:p>\textbf{c.)} $|x_{j}| \leq q$ for any $j=1, \ldots ,q.$</text:p>
          </table:table-cell>
          <table:table-cell/>
        </table:table-row>
        <table:table-row table:style-name="ro13">
          <table:table-cell office:value-type="string" calcext:value-type="string">
            <text:p>1976 IMO Shortlist</text:p>
          </table:table-cell>
          <table:table-cell office:value-type="float" office:value="1976" calcext:value-type="float">
            <text:p>1976</text:p>
          </table:table-cell>
          <table:table-cell office:value-type="float" office:value="6" calcext:value-type="float">
            <text:p>6</text:p>
          </table:table-cell>
          <table:table-cell/>
          <table:table-cell office:value-type="string" calcext:value-type="string">
            <text:p>A box whose shape is a parallelepiped can be completely filled with cubes of side $1.$ If we put in it the maximum possible number of cubes, each of volume $2$, with the sides parallel to those of the box, then exactly $40$ percent of the volume of the box is occupied. Determine the possible dimensions of the box.</text:p>
          </table:table-cell>
          <table:table-cell office:value-type="string" calcext:value-type="string">
            <text:p>https://artofproblemsolving.com/community/c3927_1976_imo_shortlist</text:p>
          </table:table-cell>
          <table:table-cell office:value-type="string" calcext:value-type="string">
            <text:p>A box whose shape is a parallelepiped can be completely filled with cubes of side $1.$ If we put in it the maximum possible number of cubes, each of volume $2$, with the sides parallel to those of the box, then exactly $40$ percent of the volume of the box is occupied. Determine the possible dimensions of the box.</text:p>
          </table:table-cell>
          <table:table-cell/>
        </table:table-row>
        <table:table-row table:style-name="ro10">
          <table:table-cell office:value-type="string" calcext:value-type="string">
            <text:p>1976 IMO Shortlist</text:p>
          </table:table-cell>
          <table:table-cell office:value-type="float" office:value="1976" calcext:value-type="float">
            <text:p>1976</text:p>
          </table:table-cell>
          <table:table-cell office:value-type="float" office:value="7" calcext:value-type="float">
            <text:p>7</text:p>
          </table:table-cell>
          <table:table-cell/>
          <table:table-cell office:value-type="string" calcext:value-type="string">
            <text:p>Let $I = (0, 1]$ be the unit interval of the real line. For a given number $a \in (0, 1)$ we define a map $T : I \to I$ by the formula</text:p>
            <text:p>if</text:p>
            <text:p>\[ T (x, y) = \{\begin{array}{cc} x + (1 - a),&amp;\mbox{ if } 0&lt; x \leq a,\\ \text{ } \\ x - a, &amp; \mbox{ if } a &lt; x \leq 1.\end{array} \]</text:p>
            <text:p/>
            <text:p>Show that for every interval $J \subset I$ there exists an integer $n &gt; 0$ such that $T^n(J) \cap  J \neq \emptyset.$</text:p>
          </table:table-cell>
          <table:table-cell office:value-type="string" calcext:value-type="string">
            <text:p>https://artofproblemsolving.com/community/c3927_1976_imo_shortlist</text:p>
          </table:table-cell>
          <table:table-cell office:value-type="string" calcext:value-type="string">
            <text:p>Let $I = (0, 1]$ be the unit interval of the real line. For a given number $a \in (0, 1)$ we define a map $T : I \to I$ by the formula</text:p>
            <text:p>if</text:p>
            <text:p>\[ T (x, y) = \{\begin{array}{cc} x + (1 - a),&amp;\mbox{ if } 0&lt; x \leq a,\\ \text{ } \\ x - a, &amp; \mbox{ if } a &lt; x \leq 1.\end{array} \]</text:p>
            <text:p/>
            <text:p>Show that for every interval $J \subset I$ there exists an integer $n &gt; 0$ such that $T^n(J) \cap  J \neq \emptyset.$</text:p>
          </table:table-cell>
          <table:table-cell/>
        </table:table-row>
        <table:table-row table:style-name="ro4">
          <table:table-cell office:value-type="string" calcext:value-type="string">
            <text:p>1976 IMO Shortlist</text:p>
          </table:table-cell>
          <table:table-cell office:value-type="float" office:value="1976" calcext:value-type="float">
            <text:p>1976</text:p>
          </table:table-cell>
          <table:table-cell office:value-type="float" office:value="8" calcext:value-type="float">
            <text:p>8</text:p>
          </table:table-cell>
          <table:table-cell/>
          <table:table-cell office:value-type="string" calcext:value-type="string">
            <text:p>Let $P$ be a polynomial with real coefficients such that $P(x) &gt; 0$ if $x &gt; 0$. Prove that there exist polynomials $Q$ and $R$ with nonnegative coefficients such that $P(x) = \frac{Q(x)}{R(x)}$ if $x &gt; 0.$</text:p>
          </table:table-cell>
          <table:table-cell office:value-type="string" calcext:value-type="string">
            <text:p>https://artofproblemsolving.com/community/c3927_1976_imo_shortlist</text:p>
          </table:table-cell>
          <table:table-cell office:value-type="string" calcext:value-type="string">
            <text:p>Let $P$ be a polynomial with real coefficients such that $P(x) &gt; 0$ if $x &gt; 0$. Prove that there exist polynomials $Q$ and $R$ with nonnegative coefficients such that $P(x) = \frac{Q(x)}{R(x)}$ if $x &gt; 0.$</text:p>
          </table:table-cell>
          <table:table-cell/>
        </table:table-row>
        <table:table-row table:style-name="ro6">
          <table:table-cell office:value-type="string" calcext:value-type="string">
            <text:p>1976 IMO Shortlist</text:p>
          </table:table-cell>
          <table:table-cell office:value-type="float" office:value="1976" calcext:value-type="float">
            <text:p>1976</text:p>
          </table:table-cell>
          <table:table-cell office:value-type="float" office:value="9" calcext:value-type="float">
            <text:p>9</text:p>
          </table:table-cell>
          <table:table-cell/>
          <table:table-cell office:value-type="string" calcext:value-type="string">
            <text:p>Let $P_{1}(x)=x^{2}-2$ and $P_{j}(x)=P_{1}(P_{j-1}(x))$ for j$=2,\ldots$ Prove that for any positive integer n the roots of the equation $P_{n}(x)=x$ are all real and distinct.</text:p>
          </table:table-cell>
          <table:table-cell office:value-type="string" calcext:value-type="string">
            <text:p>https://artofproblemsolving.com/community/c3927_1976_imo_shortlist</text:p>
          </table:table-cell>
          <table:table-cell office:value-type="string" calcext:value-type="string">
            <text:p>Let $P_{1}(x)=x^{2}-2$ and $P_{j}(x)=P_{1}(P_{j-1}(x))$ for j$=2,\ldots$ Prove that for any positive integer n the roots of the equation $P_{n}(x)=x$ are all real and distinct.</text:p>
          </table:table-cell>
          <table:table-cell/>
        </table:table-row>
        <table:table-row table:style-name="ro6">
          <table:table-cell office:value-type="string" calcext:value-type="string">
            <text:p>1976 IMO Shortlist</text:p>
          </table:table-cell>
          <table:table-cell office:value-type="float" office:value="1976" calcext:value-type="float">
            <text:p>1976</text:p>
          </table:table-cell>
          <table:table-cell office:value-type="float" office:value="10" calcext:value-type="float">
            <text:p>10</text:p>
          </table:table-cell>
          <table:table-cell/>
          <table:table-cell office:value-type="string" calcext:value-type="string">
            <text:p>Determine the greatest number, who is the product of some positive integers, and the sum of these numbers is $1976.$</text:p>
          </table:table-cell>
          <table:table-cell office:value-type="string" calcext:value-type="string">
            <text:p>https://artofproblemsolving.com/community/c3927_1976_imo_shortlist</text:p>
          </table:table-cell>
          <table:table-cell office:value-type="string" calcext:value-type="string">
            <text:p>Determine the greatest number, who is the product of some positive integers, and the sum of these numbers is $1976.$</text:p>
          </table:table-cell>
          <table:table-cell/>
        </table:table-row>
        <table:table-row table:style-name="ro1">
          <table:table-cell office:value-type="string" calcext:value-type="string">
            <text:p>1976 IMO Shortlist</text:p>
          </table:table-cell>
          <table:table-cell office:value-type="float" office:value="1976" calcext:value-type="float">
            <text:p>1976</text:p>
          </table:table-cell>
          <table:table-cell office:value-type="float" office:value="11" calcext:value-type="float">
            <text:p>11</text:p>
          </table:table-cell>
          <table:table-cell/>
          <table:table-cell office:value-type="string" calcext:value-type="string">
            <text:p>Prove that $5^n$ has a block of $1976$ consecutive $0's$ in its decimal representation.</text:p>
          </table:table-cell>
          <table:table-cell office:value-type="string" calcext:value-type="string">
            <text:p>https://artofproblemsolving.com/community/c3927_1976_imo_shortlist</text:p>
          </table:table-cell>
          <table:table-cell office:value-type="string" calcext:value-type="string">
            <text:p>Prove that $5^n$ has a block of $1976$ consecutive $0's$ in its decimal representation.</text:p>
          </table:table-cell>
          <table:table-cell/>
        </table:table-row>
        <table:table-row table:style-name="ro4">
          <table:table-cell office:value-type="string" calcext:value-type="string">
            <text:p>1976 IMO Shortlist</text:p>
          </table:table-cell>
          <table:table-cell office:value-type="float" office:value="1976" calcext:value-type="float">
            <text:p>1976</text:p>
          </table:table-cell>
          <table:table-cell office:value-type="float" office:value="12" calcext:value-type="float">
            <text:p>12</text:p>
          </table:table-cell>
          <table:table-cell/>
          <table:table-cell office:value-type="string" calcext:value-type="string">
            <text:p>The polynomial $1976(x+x^2+ \cdots +x^n)$ is decomposed into a sum of polynomials of the form $a_1x + a_2x^2 + \cdots + a_nx^n$, where $a_1, a_2, \ldots , a_n$ are distinct positive integers not greater than $n$. Find all values of $n$ for which such a decomposition is possible.</text:p>
          </table:table-cell>
          <table:table-cell office:value-type="string" calcext:value-type="string">
            <text:p>https://artofproblemsolving.com/community/c3927_1976_imo_shortlist</text:p>
          </table:table-cell>
          <table:table-cell office:value-type="string" calcext:value-type="string">
            <text:p>The polynomial $1976(x+x^2+ \cdots +x^n)$ is decomposed into a sum of polynomials of the form $a_1x + a_2x^2 + \cdots + a_nx^n$, where $a_1, a_2, \ldots , a_n$ are distinct positive integers not greater than $n$. Find all values of $n$ for which such a decomposition is possible.</text:p>
          </table:table-cell>
          <table:table-cell/>
        </table:table-row>
        <table:table-row table:style-name="ro5">
          <table:table-cell office:value-type="string" calcext:value-type="string">
            <text:p>1975 IMO Shortlist</text:p>
          </table:table-cell>
          <table:table-cell office:value-type="float" office:value="1975" calcext:value-type="float">
            <text:p>1975</text:p>
          </table:table-cell>
          <table:table-cell office:value-type="float" office:value="1" calcext:value-type="float">
            <text:p>1</text:p>
          </table:table-cell>
          <table:table-cell/>
          <table:table-cell office:value-type="string" office:string-value="There are six ports on a lake. Is it possible to organize a series of routes satisfying the following conditions ?&#10;\textit{(i)}Every route includes exactly three ports;&#10;\textit{(ii)}No two routes contain the same three ports;&#10;\textit{(iii)}The series offers exactly two routes to each tourist who desires to visit two different arbitrary ports." calcext:value-type="string">
            <text:p>There are six ports on a lake. Is it possible to organize a series of routes satisfying the following conditions ?</text:p>
            <text:p>\textit{(i)}Every route includes exactly three ports;</text:p>
            <text:p>\textit{(ii)}No two routes contain the same three ports;</text:p>
            <text:p>\textit{(iii)}The series offers exactly two routes to each tourist who desires to visit two different arbitrary ports.</text:p>
          </table:table-cell>
          <table:table-cell office:value-type="string" calcext:value-type="string">
            <text:p>https://artofproblemsolving.com/community/c3926_1975_imo_shortlist</text:p>
          </table:table-cell>
          <table:table-cell office:value-type="string" office:string-value="There are six ports on a lake. Is it possible to organize a series of routes satisfying the following conditions ?&#10;\textit{(i)}Every route includes exactly three ports;&#10;\textit{(ii)}No two routes contain the same three ports;&#10;\textit{(iii)}The series offers exactly two routes to each tourist who desires to visit two different arbitrary ports." calcext:value-type="string">
            <text:p>There are six ports on a lake. Is it possible to organize a series of routes satisfying the following conditions ?</text:p>
            <text:p>\textit{(i)}Every route includes exactly three ports;</text:p>
            <text:p>\textit{(ii)}No two routes contain the same three ports;</text:p>
            <text:p>\textit{(iii)}The series offers exactly two routes to each tourist who desires to visit two different arbitrary ports.</text:p>
          </table:table-cell>
          <table:table-cell/>
        </table:table-row>
        <table:table-row table:style-name="ro13">
          <table:table-cell office:value-type="string" calcext:value-type="string">
            <text:p>1975 IMO Shortlist</text:p>
          </table:table-cell>
          <table:table-cell office:value-type="float" office:value="1975" calcext:value-type="float">
            <text:p>1975</text:p>
          </table:table-cell>
          <table:table-cell office:value-type="float" office:value="2" calcext:value-type="float">
            <text:p>2</text:p>
          </table:table-cell>
          <table:table-cell/>
          <table:table-cell office:value-type="string" calcext:value-type="string">
            <text:p>We consider two sequences of real numbers $x_{1} \geq x_{2} \geq \ldots \geq x_{n}$ and $\ y_{1} \geq y_{2} \geq \ldots \geq y_{n}.$ Let $z_{1}, z_{2}, .\ldots, z_{n}$ be a permutation of the numbers $y_{1}, y_{2}, \ldots, y_{n}.$ Prove that $\sum \limits_{i=1}^{n} ( x_{i} -\ y_{i} )^{2} \leq \sum \limits_{i=1}^{n}$ $( x_{i} - z_{i})^{2}.$</text:p>
          </table:table-cell>
          <table:table-cell office:value-type="string" calcext:value-type="string">
            <text:p>https://artofproblemsolving.com/community/c3926_1975_imo_shortlist</text:p>
          </table:table-cell>
          <table:table-cell office:value-type="string" calcext:value-type="string">
            <text:p>We consider two sequences of real numbers $x_{1} \geq x_{2} \geq \ldots \geq x_{n}$ and $\ y_{1} \geq y_{2} \geq \ldots \geq y_{n}.$ Let $z_{1}, z_{2}, .\ldots, z_{n}$ be a permutation of the numbers $y_{1}, y_{2}, \ldots, y_{n}.$ Prove that $\sum \limits_{i=1}^{n} ( x_{i} -\ y_{i} )^{2} \leq \sum \limits_{i=1}^{n}$ $( x_{i} - z_{i})^{2}.$</text:p>
          </table:table-cell>
          <table:table-cell/>
        </table:table-row>
        <table:table-row table:style-name="ro6">
          <table:table-cell office:value-type="string" calcext:value-type="string">
            <text:p>1975 IMO Shortlist</text:p>
          </table:table-cell>
          <table:table-cell office:value-type="float" office:value="1975" calcext:value-type="float">
            <text:p>1975</text:p>
          </table:table-cell>
          <table:table-cell office:value-type="float" office:value="3" calcext:value-type="float">
            <text:p>3</text:p>
          </table:table-cell>
          <table:table-cell/>
          <table:table-cell office:value-type="string" calcext:value-type="string">
            <text:p>Find the integer represented by $\left[ \sum_{n=1}^{10^9} n^{-2/3} \right] $. Here $[x]$ denotes the greatest integer less than or equal to $x.$</text:p>
          </table:table-cell>
          <table:table-cell office:value-type="string" calcext:value-type="string">
            <text:p>https://artofproblemsolving.com/community/c3926_1975_imo_shortlist</text:p>
          </table:table-cell>
          <table:table-cell office:value-type="string" calcext:value-type="string">
            <text:p>Find the integer represented by $\left[ \sum_{n=1}^{10^9} n^{-2/3} \right] $. Here $[x]$ denotes the greatest integer less than or equal to $x.$</text:p>
          </table:table-cell>
          <table:table-cell/>
        </table:table-row>
        <table:table-row table:style-name="ro4">
          <table:table-cell office:value-type="string" calcext:value-type="string">
            <text:p>1975 IMO Shortlist</text:p>
          </table:table-cell>
          <table:table-cell office:value-type="float" office:value="1975" calcext:value-type="float">
            <text:p>1975</text:p>
          </table:table-cell>
          <table:table-cell office:value-type="float" office:value="4" calcext:value-type="float">
            <text:p>4</text:p>
          </table:table-cell>
          <table:table-cell/>
          <table:table-cell office:value-type="string" calcext:value-type="string">
            <text:p>Let $a_1, a_2, \ldots , a_n, \ldots  $ be a sequence of real numbers such that $0 \leq a_n \leq 1$ and $a_n - 2a_{n+1} + a_{n+2} \geq  0$ for $n = 1, 2, 3, \ldots$. Prove that</text:p>
            <text:p>\[0 \leq (n + 1)(a_n - a_{n+1}) \leq 2 \qquad \text{ for } n = 1, 2, 3, \ldots\]</text:p>
          </table:table-cell>
          <table:table-cell office:value-type="string" calcext:value-type="string">
            <text:p>https://artofproblemsolving.com/community/c3926_1975_imo_shortlist</text:p>
          </table:table-cell>
          <table:table-cell office:value-type="string" calcext:value-type="string">
            <text:p>Let $a_1, a_2, \ldots , a_n, \ldots  $ be a sequence of real numbers such that $0 \leq a_n \leq 1$ and $a_n - 2a_{n+1} + a_{n+2} \geq  0$ for $n = 1, 2, 3, \ldots$. Prove that</text:p>
            <text:p>\[0 \leq (n + 1)(a_n - a_{n+1}) \leq 2 \qquad \text{ for } n = 1, 2, 3, \ldots\]</text:p>
          </table:table-cell>
          <table:table-cell/>
        </table:table-row>
        <table:table-row table:style-name="ro4">
          <table:table-cell office:value-type="string" calcext:value-type="string">
            <text:p>1975 IMO Shortlist</text:p>
          </table:table-cell>
          <table:table-cell office:value-type="float" office:value="1975" calcext:value-type="float">
            <text:p>1975</text:p>
          </table:table-cell>
          <table:table-cell office:value-type="float" office:value="5" calcext:value-type="float">
            <text:p>5</text:p>
          </table:table-cell>
          <table:table-cell/>
          <table:table-cell office:value-type="string" calcext:value-type="string">
            <text:p>Let $M$ be the set of all positive integers that do not contain the digit $9$ (base $10$). If $x_1, \ldots , x_n$ are arbitrary but distinct elements in $M$, prove that</text:p>
            <text:p>\[\sum_{j=1}^n \frac{1}{x_j} &lt; 80 .\]</text:p>
          </table:table-cell>
          <table:table-cell office:value-type="string" calcext:value-type="string">
            <text:p>https://artofproblemsolving.com/community/c3926_1975_imo_shortlist</text:p>
          </table:table-cell>
          <table:table-cell office:value-type="string" calcext:value-type="string">
            <text:p>Let $M$ be the set of all positive integers that do not contain the digit $9$ (base $10$). If $x_1, \ldots , x_n$ are arbitrary but distinct elements in $M$, prove that</text:p>
            <text:p>\[\sum_{j=1}^n \frac{1}{x_j} &lt; 80 .\]</text:p>
          </table:table-cell>
          <table:table-cell/>
        </table:table-row>
        <table:table-row table:style-name="ro4">
          <table:table-cell office:value-type="string" calcext:value-type="string">
            <text:p>1975 IMO Shortlist</text:p>
          </table:table-cell>
          <table:table-cell office:value-type="float" office:value="1975" calcext:value-type="float">
            <text:p>1975</text:p>
          </table:table-cell>
          <table:table-cell office:value-type="float" office:value="6" calcext:value-type="float">
            <text:p>6</text:p>
          </table:table-cell>
          <table:table-cell/>
          <table:table-cell office:value-type="string" calcext:value-type="string">
            <text:p>When $4444^{4444}$ is written in decimal notation, the sum of its digits is $ A.$ Let $B$ be the sum of the digits of $A.$ Find the sum of the digits of $ B.$ ($A$ and $B$ are written in decimal notation.)</text:p>
          </table:table-cell>
          <table:table-cell office:value-type="string" calcext:value-type="string">
            <text:p>https://artofproblemsolving.com/community/c3926_1975_imo_shortlist</text:p>
          </table:table-cell>
          <table:table-cell office:value-type="string" calcext:value-type="string">
            <text:p>When $4444^{4444}$ is written in decimal notation, the sum of its digits is $ A.$ Let $B$ be the sum of the digits of $A.$ Find the sum of the digits of $ B.$ ($A$ and $B$ are written in decimal notation.)</text:p>
          </table:table-cell>
          <table:table-cell/>
        </table:table-row>
        <table:table-row table:style-name="ro4">
          <table:table-cell office:value-type="string" calcext:value-type="string">
            <text:p>1975 IMO Shortlist</text:p>
          </table:table-cell>
          <table:table-cell office:value-type="float" office:value="1975" calcext:value-type="float">
            <text:p>1975</text:p>
          </table:table-cell>
          <table:table-cell office:value-type="float" office:value="7" calcext:value-type="float">
            <text:p>7</text:p>
          </table:table-cell>
          <table:table-cell/>
          <table:table-cell office:value-type="string" calcext:value-type="string">
            <text:p>Prove that from $x + y = 1 \  (x, y \in \mathbb R)$ it follows that</text:p>
            <text:p>\[x^{m+1} \sum_{j=0}^n \binom{m+j}{j} y^j + y^{n+1} \sum_{i=0}^m \binom{n+i}{i} x^i = 1 \qquad (m, n = 0, 1, 2, \ldots ).\]</text:p>
          </table:table-cell>
          <table:table-cell office:value-type="string" calcext:value-type="string">
            <text:p>https://artofproblemsolving.com/community/c3926_1975_imo_shortlist</text:p>
          </table:table-cell>
          <table:table-cell office:value-type="string" calcext:value-type="string">
            <text:p>Prove that from $x + y = 1 \  (x, y \in \mathbb R)$ it follows that</text:p>
            <text:p>\[x^{m+1} \sum_{j=0}^n \binom{m+j}{j} y^j + y^{n+1} \sum_{i=0}^m \binom{n+i}{i} x^i = 1 \qquad (m, n = 0, 1, 2, \ldots ).\]</text:p>
          </table:table-cell>
          <table:table-cell/>
        </table:table-row>
        <table:table-row table:style-name="ro2">
          <table:table-cell office:value-type="string" calcext:value-type="string">
            <text:p>1975 IMO Shortlist</text:p>
          </table:table-cell>
          <table:table-cell office:value-type="float" office:value="1975" calcext:value-type="float">
            <text:p>1975</text:p>
          </table:table-cell>
          <table:table-cell office:value-type="float" office:value="8" calcext:value-type="float">
            <text:p>8</text:p>
          </table:table-cell>
          <table:table-cell/>
          <table:table-cell office:value-type="string" calcext:value-type="string">
            <text:p>In the plane of a triangle $ABC,$ in its exterior$,$ we draw the triangles $ABR, BCP, CAQ$ so that $\angle PBC = \angle CAQ = 45^{\circ}$, $\angle BCP = \angle QCA = 30^{\circ}$, $\angle ABR = \angle RAB = 15^{\circ}$.</text:p>
            <text:p/>
            <text:p>Prove that</text:p>
            <text:p/>
            <text:p>\textbf{a.)} $\angle QRP = 90\,^{\circ},$ and</text:p>
            <text:p/>
            <text:p>\textbf{b.)} $QR = RP.$</text:p>
          </table:table-cell>
          <table:table-cell office:value-type="string" calcext:value-type="string">
            <text:p>https://artofproblemsolving.com/community/c3926_1975_imo_shortlist</text:p>
          </table:table-cell>
          <table:table-cell office:value-type="string" calcext:value-type="string">
            <text:p>In the plane of a triangle $ABC,$ in its exterior$,$ we draw the triangles $ABR, BCP, CAQ$ so that $\angle PBC = \angle CAQ = 45^{\circ}$, $\angle BCP = \angle QCA = 30^{\circ}$, $\angle ABR = \angle RAB = 15^{\circ}$.</text:p>
            <text:p/>
            <text:p>Prove that</text:p>
            <text:p/>
            <text:p>\textbf{a.)} $\angle QRP = 90\,^{\circ},$ and</text:p>
            <text:p/>
            <text:p>\textbf{b.)} $QR = RP.$</text:p>
          </table:table-cell>
          <table:table-cell/>
        </table:table-row>
        <table:table-row table:style-name="ro5">
          <table:table-cell office:value-type="string" calcext:value-type="string">
            <text:p>1975 IMO Shortlist</text:p>
          </table:table-cell>
          <table:table-cell office:value-type="float" office:value="1975" calcext:value-type="float">
            <text:p>1975</text:p>
          </table:table-cell>
          <table:table-cell office:value-type="float" office:value="9" calcext:value-type="float">
            <text:p>9</text:p>
          </table:table-cell>
          <table:table-cell/>
          <table:table-cell office:value-type="string" calcext:value-type="string">
            <text:p>Let $f(x)$ be a continuous function defined on the closed interval $0 \leq x \leq 1$. Let $G(f)$ denote the graph of $f(x): G(f) = \{(x, y) \in \mathbb R^2 | 0 \leq$$ x \leq 1, y = f(x) \}$. Let $G_a(f)$ denote the graph of the translated function $f(x - a)$ (translated over a distance $a$), defined by $G_a(f) = \{(x, y) \in \mathbb R^2 | a \leq x \leq a + 1, y = f(x - a) \}$. Is it possible to find for every $a, \ <text:s/>0 &lt; a &lt; 1$, a continuous function $f(x)$, defined on $0 \leq x \leq 1$, such that $f(0) = f(1) = 0$ and $G(f)$ and $G_a(f)$ are disjoint point sets ?</text:p>
          </table:table-cell>
          <table:table-cell office:value-type="string" calcext:value-type="string">
            <text:p>https://artofproblemsolving.com/community/c3926_1975_imo_shortlist</text:p>
          </table:table-cell>
          <table:table-cell office:value-type="string" calcext:value-type="string">
            <text:p>Let $f(x)$ be a continuous function defined on the closed interval $0 \leq x \leq 1$. Let $G(f)$ denote the graph of $f(x): G(f) = \{(x, y) \in \mathbb R^2 | 0 \leq$$ x \leq 1, y = f(x) \}$. Let $G_a(f)$ denote the graph of the translated function $f(x - a)$ (translated over a distance $a$), defined by $G_a(f) = \{(x, y) \in \mathbb R^2 | a \leq x \leq a + 1, y = f(x - a) \}$. Is it possible to find for every $a, \ <text:s/>0 &lt; a &lt; 1$, a continuous function $f(x)$, defined on $0 \leq x \leq 1$, such that $f(0) = f(1) = 0$ and $G(f)$ and $G_a(f)$ are disjoint point sets ?</text:p>
          </table:table-cell>
          <table:table-cell/>
        </table:table-row>
        <table:table-row table:style-name="ro10">
          <table:table-cell office:value-type="string" calcext:value-type="string">
            <text:p>1975 IMO Shortlist</text:p>
          </table:table-cell>
          <table:table-cell office:value-type="float" office:value="1975" calcext:value-type="float">
            <text:p>1975</text:p>
          </table:table-cell>
          <table:table-cell office:value-type="float" office:value="10" calcext:value-type="float">
            <text:p>10</text:p>
          </table:table-cell>
          <table:table-cell/>
          <table:table-cell office:value-type="string" calcext:value-type="string">
            <text:p>Determine the polynomials P of two variables so that:</text:p>
            <text:p/>
            <text:p>\textbf{a.)} for any real numbers $t,x,y$ we have $P(tx,ty) = t^n P(x,y)$ where $n$ is a positive integer, the same for all $t,x,y;$</text:p>
            <text:p/>
            <text:p>\textbf{b.)} for any real numbers $a,b,c$ we have $P(a + b,c) + P(b + c,a) + P(c + a,b) = 0;$</text:p>
            <text:p/>
            <text:p>\textbf{c.)} $P(1,0) =1.$</text:p>
          </table:table-cell>
          <table:table-cell office:value-type="string" calcext:value-type="string">
            <text:p>https://artofproblemsolving.com/community/c3926_1975_imo_shortlist</text:p>
          </table:table-cell>
          <table:table-cell office:value-type="string" calcext:value-type="string">
            <text:p>Determine the polynomials P of two variables so that:</text:p>
            <text:p/>
            <text:p>\textbf{a.)} for any real numbers $t,x,y$ we have $P(tx,ty) = t^n P(x,y)$ where $n$ is a positive integer, the same for all $t,x,y;$</text:p>
            <text:p/>
            <text:p>\textbf{b.)} for any real numbers $a,b,c$ we have $P(a + b,c) + P(b + c,a) + P(c + a,b) = 0;$</text:p>
            <text:p/>
            <text:p>\textbf{c.)} $P(1,0) =1.$</text:p>
          </table:table-cell>
          <table:table-cell/>
        </table:table-row>
        <table:table-row table:style-name="ro4">
          <table:table-cell office:value-type="string" calcext:value-type="string">
            <text:p>1975 IMO Shortlist</text:p>
          </table:table-cell>
          <table:table-cell office:value-type="float" office:value="1975" calcext:value-type="float">
            <text:p>1975</text:p>
          </table:table-cell>
          <table:table-cell office:value-type="float" office:value="11" calcext:value-type="float">
            <text:p>11</text:p>
          </table:table-cell>
          <table:table-cell/>
          <table:table-cell office:value-type="string" calcext:value-type="string">
            <text:p>Let $a_{1}, \ldots, a_{n}$ be an infinite sequence of strictly positive integers, so that $a_{k} &lt; a_{k+1}$ for any $k.$ Prove that there exists an infinity of terms $ a_{m},$ which can be written like $a_m = x \cdot a_p + y \cdot a_q$ with $x,y$ strictly positive integers and $p \neq q.$</text:p>
          </table:table-cell>
          <table:table-cell office:value-type="string" calcext:value-type="string">
            <text:p>https://artofproblemsolving.com/community/c3926_1975_imo_shortlist</text:p>
          </table:table-cell>
          <table:table-cell office:value-type="string" calcext:value-type="string">
            <text:p>Let $a_{1}, \ldots, a_{n}$ be an infinite sequence of strictly positive integers, so that $a_{k} &lt; a_{k+1}$ for any $k.$ Prove that there exists an infinity of terms $ a_{m},$ which can be written like $a_m = x \cdot a_p + y \cdot a_q$ with $x,y$ strictly positive integers and $p \neq q.$</text:p>
          </table:table-cell>
          <table:table-cell/>
        </table:table-row>
        <table:table-row table:style-name="ro13">
          <table:table-cell office:value-type="string" calcext:value-type="string">
            <text:p>1975 IMO Shortlist</text:p>
          </table:table-cell>
          <table:table-cell office:value-type="float" office:value="1975" calcext:value-type="float">
            <text:p>1975</text:p>
          </table:table-cell>
          <table:table-cell office:value-type="float" office:value="12" calcext:value-type="float">
            <text:p>12</text:p>
          </table:table-cell>
          <table:table-cell/>
          <table:table-cell office:value-type="string" calcext:value-type="string">
            <text:p>Consider on the first quadrant of the trigonometric circle the arcs $AM_1 = x_1,AM_2 = x_2,AM_3 = x_3, \ldots , AM_v = x_v$ , such that $x_1 &lt; x_2 &lt; x_3 &lt; \cdots &lt; x_v$. Prove that</text:p>
            <text:p>\[\sum_{i=0}^{v-1} \sin 2x_i - \sum_{i=0}^{v-1} \sin (x_i- x_{i+1}) &lt; \frac{\pi}{2} + \sum_{i=0}^{v-1} \sin (x_i + x_{i+1})\]</text:p>
          </table:table-cell>
          <table:table-cell office:value-type="string" calcext:value-type="string">
            <text:p>https://artofproblemsolving.com/community/c3926_1975_imo_shortlist</text:p>
          </table:table-cell>
          <table:table-cell office:value-type="string" calcext:value-type="string">
            <text:p>Consider on the first quadrant of the trigonometric circle the arcs $AM_1 = x_1,AM_2 = x_2,AM_3 = x_3, \ldots , AM_v = x_v$ , such that $x_1 &lt; x_2 &lt; x_3 &lt; \cdots &lt; x_v$. Prove that</text:p>
            <text:p>\[\sum_{i=0}^{v-1} \sin 2x_i - \sum_{i=0}^{v-1} \sin (x_i- x_{i+1}) &lt; \frac{\pi}{2} + \sum_{i=0}^{v-1} \sin (x_i + x_{i+1})\]</text:p>
          </table:table-cell>
          <table:table-cell/>
        </table:table-row>
        <table:table-row table:style-name="ro3">
          <table:table-cell office:value-type="string" calcext:value-type="string">
            <text:p>1975 IMO Shortlist</text:p>
          </table:table-cell>
          <table:table-cell office:value-type="float" office:value="1975" calcext:value-type="float">
            <text:p>1975</text:p>
          </table:table-cell>
          <table:table-cell office:value-type="float" office:value="13" calcext:value-type="float">
            <text:p>13</text:p>
          </table:table-cell>
          <table:table-cell/>
          <table:table-cell office:value-type="string" office:string-value="Let $A_0,A_1, \ldots , A_n$ be points in a plane such that&#10;(i)$A_0A_1 \leq \frac{1}{ 2} A_1A_2  \leq  \cdots  \leq  \frac{1}{2^{n-1} } A_{n-1}A_n$ and&#10;(ii) $0 &lt; \measuredangle A_0A_1A_2 &lt; \measuredangle A_1A_2A_3 &lt; \cdots &lt; \measuredangle A_{n-2}A_{n-1}A_n &lt; 180^\circ,$&#10;where all these angles have the same orientation. Prove that the segments $A_kA_{k+1},A_mA_{m+1}$ do not intersect for each $k$ and $n$ such that $0 \leq k \leq m - 2 &lt; n- 2.$" calcext:value-type="string">
            <text:p>Let $A_0,A_1, \ldots , A_n$ be points in a plane such that</text:p>
            <text:p>(i)$A_0A_1 \leq \frac{1}{ 2} A_1A_2  \leq  \cdots  \leq  \frac{1}{2^{n-1} } A_{n-1}A_n$ and</text:p>
            <text:p>(ii) $0 &lt; \measuredangle A_0A_1A_2 &lt; \measuredangle A_1A_2A_3 &lt; \cdots &lt; \measuredangle A_{n-2}A_{n-1}A_n &lt; 180^\circ,$</text:p>
            <text:p>where all these angles have the same orientation. Prove that the segments $A_kA_{k+1},A_mA_{m+1}$ do not intersect for each $k$ and $n$ such that $0 \leq k \leq m - 2 &lt; n- 2.$</text:p>
          </table:table-cell>
          <table:table-cell office:value-type="string" calcext:value-type="string">
            <text:p>https://artofproblemsolving.com/community/c3926_1975_imo_shortlist</text:p>
          </table:table-cell>
          <table:table-cell office:value-type="string" office:string-value="Let $A_0,A_1, \ldots , A_n$ be points in a plane such that&#10;(i)$A_0A_1 \leq \frac{1}{ 2} A_1A_2  \leq  \cdots  \leq  \frac{1}{2^{n-1} } A_{n-1}A_n$ and&#10;(ii) $0 &lt; \measuredangle A_0A_1A_2 &lt; \measuredangle A_1A_2A_3 &lt; \cdots &lt; \measuredangle A_{n-2}A_{n-1}A_n &lt; 180^\circ,$&#10;where all these angles have the same orientation. Prove that the segments $A_kA_{k+1},A_mA_{m+1}$ do not intersect for each $k$ and $n$ such that $0 \leq k \leq m - 2 &lt; n- 2.$" calcext:value-type="string">
            <text:p>Let $A_0,A_1, \ldots , A_n$ be points in a plane such that</text:p>
            <text:p>(i)$A_0A_1 \leq \frac{1}{ 2} A_1A_2  \leq  \cdots  \leq  \frac{1}{2^{n-1} } A_{n-1}A_n$ and</text:p>
            <text:p>(ii) $0 &lt; \measuredangle A_0A_1A_2 &lt; \measuredangle A_1A_2A_3 &lt; \cdots &lt; \measuredangle A_{n-2}A_{n-1}A_n &lt; 180^\circ,$</text:p>
            <text:p>where all these angles have the same orientation. Prove that the segments $A_kA_{k+1},A_mA_{m+1}$ do not intersect for each $k$ and $n$ such that $0 \leq k \leq m - 2 &lt; n- 2.$</text:p>
          </table:table-cell>
          <table:table-cell/>
        </table:table-row>
        <table:table-row table:style-name="ro6">
          <table:table-cell office:value-type="string" calcext:value-type="string">
            <text:p>1975 IMO Shortlist</text:p>
          </table:table-cell>
          <table:table-cell office:value-type="float" office:value="1975" calcext:value-type="float">
            <text:p>1975</text:p>
          </table:table-cell>
          <table:table-cell office:value-type="float" office:value="14" calcext:value-type="float">
            <text:p>14</text:p>
          </table:table-cell>
          <table:table-cell/>
          <table:table-cell office:value-type="string" calcext:value-type="string">
            <text:p>Let $x_0 = 5$ and $x_{n+1} = x_n + \frac{1}{x_n} \ (n = 0, 1, 2, \ldots )$. Prove that</text:p>
            <text:p>\[45 &lt; x_{1000} &lt; 45. 1.\]</text:p>
          </table:table-cell>
          <table:table-cell office:value-type="string" calcext:value-type="string">
            <text:p>https://artofproblemsolving.com/community/c3926_1975_imo_shortlist</text:p>
          </table:table-cell>
          <table:table-cell office:value-type="string" calcext:value-type="string">
            <text:p>Let $x_0 = 5$ and $x_{n+1} = x_n + \frac{1}{x_n} \ (n = 0, 1, 2, \ldots )$. Prove that</text:p>
            <text:p>\[45 &lt; x_{1000} &lt; 45. 1.\]</text:p>
          </table:table-cell>
          <table:table-cell/>
        </table:table-row>
        <table:table-row table:style-name="ro4">
          <table:table-cell office:value-type="string" calcext:value-type="string">
            <text:p>1975 IMO Shortlist</text:p>
          </table:table-cell>
          <table:table-cell office:value-type="float" office:value="1975" calcext:value-type="float">
            <text:p>1975</text:p>
          </table:table-cell>
          <table:table-cell office:value-type="float" office:value="15" calcext:value-type="float">
            <text:p>15</text:p>
          </table:table-cell>
          <table:table-cell/>
          <table:table-cell office:value-type="string" calcext:value-type="string">
            <text:p>Can there be drawn on a circle of radius $1$ a number of $1975$ distinct points, so that the distance (measured on the chord) between any two points (from the considered points) is a rational number?</text:p>
          </table:table-cell>
          <table:table-cell office:value-type="string" calcext:value-type="string">
            <text:p>https://artofproblemsolving.com/community/c3926_1975_imo_shortlist</text:p>
          </table:table-cell>
          <table:table-cell office:value-type="string" calcext:value-type="string">
            <text:p>Can there be drawn on a circle of radius $1$ a number of $1975$ distinct points, so that the distance (measured on the chord) between any two points (from the considered points) is a rational number?</text:p>
          </table:table-cell>
          <table:table-cell/>
        </table:table-row>
        <table:table-row table:style-name="ro3">
          <table:table-cell office:value-type="string" calcext:value-type="string">
            <text:p>1974 IMO Shortlist</text:p>
          </table:table-cell>
          <table:table-cell office:value-type="float" office:value="1974" calcext:value-type="float">
            <text:p>1974</text:p>
          </table:table-cell>
          <table:table-cell office:value-type="float" office:value="1" calcext:value-type="float">
            <text:p>1</text:p>
          </table:table-cell>
          <table:table-cell/>
          <table:table-cell office:value-type="string" calcext:value-type="string">
            <text:p>Three players $A,B$ and $C$ play a game with three cards and on each of these $3$ cards it is written a positive integer, all $3$ numbers are different. A game consists of shuffling the cards, giving each player a card and each player is attributed a number of points equal to the number written on the card and then they give the cards back. After a number $(\geq 2)$ of games we find out that A has $20$ points, $B$ has $10$ points and $C$ has $9$ points. We also know that in the last game B had the card with the biggest number. Who had in the first game the card with the second value (this means the middle card concerning its value).</text:p>
          </table:table-cell>
          <table:table-cell office:value-type="string" calcext:value-type="string">
            <text:p>https://artofproblemsolving.com/community/c3925_1974_imo_shortlist</text:p>
          </table:table-cell>
          <table:table-cell office:value-type="string" calcext:value-type="string">
            <text:p>Three players $A,B$ and $C$ play a game with three cards and on each of these $3$ cards it is written a positive integer, all $3$ numbers are different. A game consists of shuffling the cards, giving each player a card and each player is attributed a number of points equal to the number written on the card and then they give the cards back. After a number $(\geq 2)$ of games we find out that A has $20$ points, $B$ has $10$ points and $C$ has $9$ points. We also know that in the last game B had the card with the biggest number. Who had in the first game the card with the second value (this means the middle card concerning its value).</text:p>
          </table:table-cell>
          <table:table-cell/>
        </table:table-row>
        <table:table-row table:style-name="ro4">
          <table:table-cell office:value-type="string" calcext:value-type="string">
            <text:p>1974 IMO Shortlist</text:p>
          </table:table-cell>
          <table:table-cell office:value-type="float" office:value="1974" calcext:value-type="float">
            <text:p>1974</text:p>
          </table:table-cell>
          <table:table-cell office:value-type="float" office:value="2" calcext:value-type="float">
            <text:p>2</text:p>
          </table:table-cell>
          <table:table-cell/>
          <table:table-cell office:value-type="string" calcext:value-type="string">
            <text:p>Prove that the squares with sides $\frac{1}{1}, \frac{1}{2}, \frac{1}{3},\ldots$ may be put into the square with side $\frac{3}{2} $ in such a way that no two of them have any interior point in common.</text:p>
          </table:table-cell>
          <table:table-cell office:value-type="string" calcext:value-type="string">
            <text:p>https://artofproblemsolving.com/community/c3925_1974_imo_shortlist</text:p>
          </table:table-cell>
          <table:table-cell office:value-type="string" calcext:value-type="string">
            <text:p>Prove that the squares with sides $\frac{1}{1}, \frac{1}{2}, \frac{1}{3},\ldots$ may be put into the square with side $\frac{3}{2} $ in such a way that no two of them have any interior point in common.</text:p>
          </table:table-cell>
          <table:table-cell/>
        </table:table-row>
        <table:table-row table:style-name="ro4">
          <table:table-cell office:value-type="string" calcext:value-type="string">
            <text:p>1974 IMO Shortlist</text:p>
          </table:table-cell>
          <table:table-cell office:value-type="float" office:value="1974" calcext:value-type="float">
            <text:p>1974</text:p>
          </table:table-cell>
          <table:table-cell office:value-type="float" office:value="3" calcext:value-type="float">
            <text:p>3</text:p>
          </table:table-cell>
          <table:table-cell/>
          <table:table-cell office:value-type="string" calcext:value-type="string">
            <text:p>Let $P(x)$ be a polynomial with integer coefficients. We denote $\deg(P)$ its degree which is $\geq 1.$ Let $n(P)$ be the number of all the integers $k$ for which we have $(P(k))^{2}=1.$ Prove that $n(P)- \deg(P) \leq 2.$</text:p>
          </table:table-cell>
          <table:table-cell office:value-type="string" calcext:value-type="string">
            <text:p>https://artofproblemsolving.com/community/c3925_1974_imo_shortlist</text:p>
          </table:table-cell>
          <table:table-cell office:value-type="string" calcext:value-type="string">
            <text:p>Let $P(x)$ be a polynomial with integer coefficients. We denote $\deg(P)$ its degree which is $\geq 1.$ Let $n(P)$ be the number of all the integers $k$ for which we have $(P(k))^{2}=1.$ Prove that $n(P)- \deg(P) \leq 2.$</text:p>
          </table:table-cell>
          <table:table-cell/>
        </table:table-row>
        <table:table-row table:style-name="ro4">
          <table:table-cell office:value-type="string" calcext:value-type="string">
            <text:p>1974 IMO Shortlist</text:p>
          </table:table-cell>
          <table:table-cell office:value-type="float" office:value="1974" calcext:value-type="float">
            <text:p>1974</text:p>
          </table:table-cell>
          <table:table-cell office:value-type="float" office:value="4" calcext:value-type="float">
            <text:p>4</text:p>
          </table:table-cell>
          <table:table-cell/>
          <table:table-cell office:value-type="string" calcext:value-type="string">
            <text:p>The sum of the squares of five real numbers $a_1, a_2, a_3, a_4, a_5$ equals $1$. Prove that the least of the numbers $(a_i - a_j)^2$, where $i, j = 1, 2, 3, 4,5$ and $i \neq j$, does not exceed $\frac{1}{10}.$</text:p>
          </table:table-cell>
          <table:table-cell office:value-type="string" calcext:value-type="string">
            <text:p>https://artofproblemsolving.com/community/c3925_1974_imo_shortlist</text:p>
          </table:table-cell>
          <table:table-cell office:value-type="string" calcext:value-type="string">
            <text:p>The sum of the squares of five real numbers $a_1, a_2, a_3, a_4, a_5$ equals $1$. Prove that the least of the numbers $(a_i - a_j)^2$, where $i, j = 1, 2, 3, 4,5$ and $i \neq j$, does not exceed $\frac{1}{10}.$</text:p>
          </table:table-cell>
          <table:table-cell/>
        </table:table-row>
        <table:table-row table:style-name="ro5">
          <table:table-cell office:value-type="string" calcext:value-type="string">
            <text:p>1974 IMO Shortlist</text:p>
          </table:table-cell>
          <table:table-cell office:value-type="float" office:value="1974" calcext:value-type="float">
            <text:p>1974</text:p>
          </table:table-cell>
          <table:table-cell office:value-type="float" office:value="5" calcext:value-type="float">
            <text:p>5</text:p>
          </table:table-cell>
          <table:table-cell/>
          <table:table-cell office:value-type="string" calcext:value-type="string">
            <text:p>Let $A_r,B_r, C_r$ be points on the circumference of a given circle $S$. From the triangle $A_rB_rC_r$, called $\Delta_r$, the triangle $\Delta_{r+1}$ is obtained by constructing the points $A_{r+1},B_{r+1}, C_{r+1} $on $S$ such that $A_{r+1}A_r$ is parallel to $B_rC_r$, $B_{r+1}B_r$ is parallel to $C_rA_r$, and $C_{r+1}C_r$ is parallel to $A_rB_r$. Each angle of $\Delta_1$ is an integer number of degrees and those integers are not multiples of $45$. Prove that at least two of the triangles $\Delta_1,\Delta_2, \ldots ,\Delta_{15}$ <text:s/>are congruent.</text:p>
          </table:table-cell>
          <table:table-cell office:value-type="string" calcext:value-type="string">
            <text:p>https://artofproblemsolving.com/community/c3925_1974_imo_shortlist</text:p>
          </table:table-cell>
          <table:table-cell office:value-type="string" calcext:value-type="string">
            <text:p>Let $A_r,B_r, C_r$ be points on the circumference of a given circle $S$. From the triangle $A_rB_rC_r$, called $\Delta_r$, the triangle $\Delta_{r+1}$ is obtained by constructing the points $A_{r+1},B_{r+1}, C_{r+1} $on $S$ such that $A_{r+1}A_r$ is parallel to $B_rC_r$, $B_{r+1}B_r$ is parallel to $C_rA_r$, and $C_{r+1}C_r$ is parallel to $A_rB_r$. Each angle of $\Delta_1$ is an integer number of degrees and those integers are not multiples of $45$. Prove that at least two of the triangles $\Delta_1,\Delta_2, \ldots ,\Delta_{15}$ <text:s/>are congruent.</text:p>
          </table:table-cell>
          <table:table-cell/>
        </table:table-row>
        <table:table-row table:style-name="ro6">
          <table:table-cell office:value-type="string" calcext:value-type="string">
            <text:p>1974 IMO Shortlist</text:p>
          </table:table-cell>
          <table:table-cell office:value-type="float" office:value="1974" calcext:value-type="float">
            <text:p>1974</text:p>
          </table:table-cell>
          <table:table-cell office:value-type="float" office:value="6" calcext:value-type="float">
            <text:p>6</text:p>
          </table:table-cell>
          <table:table-cell/>
          <table:table-cell office:value-type="string" calcext:value-type="string">
            <text:p>Prove that for any n natural, the number \[ \sum \limits_{k=0}^{n} \binom{2n+1}{2k+1} 2^{3k}  \]</text:p>
            <text:p>cannot be divided by $5$.</text:p>
          </table:table-cell>
          <table:table-cell office:value-type="string" calcext:value-type="string">
            <text:p>https://artofproblemsolving.com/community/c3925_1974_imo_shortlist</text:p>
          </table:table-cell>
          <table:table-cell office:value-type="string" calcext:value-type="string">
            <text:p>Prove that for any n natural, the number \[ \sum \limits_{k=0}^{n} \binom{2n+1}{2k+1} 2^{3k}  \]</text:p>
            <text:p>cannot be divided by $5$.</text:p>
          </table:table-cell>
          <table:table-cell/>
        </table:table-row>
        <table:table-row table:style-name="ro11">
          <table:table-cell office:value-type="string" calcext:value-type="string">
            <text:p>1974 IMO Shortlist</text:p>
          </table:table-cell>
          <table:table-cell office:value-type="float" office:value="1974" calcext:value-type="float">
            <text:p>1974</text:p>
          </table:table-cell>
          <table:table-cell table:number-columns-repeated="2"/>
          <table:table-cell office:value-type="string" office:string-value="Click for solution&#10;&#10;i have a simpler (though a little longer) solution:&#10;re-write your sum:&#10;\[ a_n = \sum_{k = 0}^{n} \binom{2n + 1}{2k + 1} 2^{3k} = \frac {(1 + 2\sqrt2)^{2n + 1} + (1 - 2\sqrt2)^{2n + 1}}{2}&#10;\]&#10;now, what i've wrote is a sequence, generated by recurrence: $ a_{n + 1} = 18a_n - 49a_{n - 1}$, whose first terms are $ a_0 = 1, a_1 = 11$.&#10;it's an easy check to show that no terms can be $ 0 \mod 5$, since sequence has a short period..." calcext:value-type="string">
            <text:p>Click for solution</text:p>
            <text:p/>
            <text:p>i have a simpler (though a little longer) solution:</text:p>
            <text:p>re-write your sum:</text:p>
            <text:p>\[ a_n = \sum_{k = 0}^{n} \binom{2n + 1}{2k + 1} 2^{3k} = \frac {(1 + 2\sqrt2)^{2n + 1} + (1 - 2\sqrt2)^{2n + 1}}{2}</text:p>
            <text:p>\]</text:p>
            <text:p>now, what i've wrote is a sequence, generated by recurrence: $ a_{n + 1} = 18a_n - 49a_{n - 1}$, whose first terms are $ a_0 = 1, a_1 = 11$.</text:p>
            <text:p>it's an easy check to show that no terms can be $ 0 \mod 5$, since sequence has a short period...</text:p>
          </table:table-cell>
          <table:table-cell office:value-type="string" calcext:value-type="string">
            <text:p>https://artofproblemsolving.com/community/c3925_1974_imo_shortlist</text:p>
          </table:table-cell>
          <table:table-cell office:value-type="string" office:string-value="Click for solution&#10;&#10;i have a simpler (though a little longer) solution:&#10;re-write your sum:&#10;\[ a_n = \sum_{k = 0}^{n} \binom{2n + 1}{2k + 1} 2^{3k} = \frac {(1 + 2\sqrt2)^{2n + 1} + (1 - 2\sqrt2)^{2n + 1}}{2}&#10;\]&#10;now, what i've wrote is a sequence, generated by recurrence: $ a_{n + 1} = 18a_n - 49a_{n - 1}$, whose first terms are $ a_0 = 1, a_1 = 11$.&#10;it's an easy check to show that no terms can be $ 0 \mod 5$, since sequence has a short period..." calcext:value-type="string">
            <text:p>Click for solution</text:p>
            <text:p/>
            <text:p>i have a simpler (though a little longer) solution:</text:p>
            <text:p>re-write your sum:</text:p>
            <text:p>\[ a_n = \sum_{k = 0}^{n} \binom{2n + 1}{2k + 1} 2^{3k} = \frac {(1 + 2\sqrt2)^{2n + 1} + (1 - 2\sqrt2)^{2n + 1}}{2}</text:p>
            <text:p>\]</text:p>
            <text:p>now, what i've wrote is a sequence, generated by recurrence: $ a_{n + 1} = 18a_n - 49a_{n - 1}$, whose first terms are $ a_0 = 1, a_1 = 11$.</text:p>
            <text:p>it's an easy check to show that no terms can be $ 0 \mod 5$, since sequence has a short period...</text:p>
          </table:table-cell>
          <table:table-cell/>
        </table:table-row>
        <table:table-row table:style-name="ro4">
          <table:table-cell office:value-type="string" calcext:value-type="string">
            <text:p>1974 IMO Shortlist</text:p>
          </table:table-cell>
          <table:table-cell office:value-type="float" office:value="1974" calcext:value-type="float">
            <text:p>1974</text:p>
          </table:table-cell>
          <table:table-cell office:value-type="float" office:value="7" calcext:value-type="float">
            <text:p>7</text:p>
          </table:table-cell>
          <table:table-cell/>
          <table:table-cell office:value-type="string" calcext:value-type="string">
            <text:p>Let $a_i, b_i$ be coprime positive integers for $i = 1, 2, \ldots , k$, and $m$ the least common multiple of $b_1, \ldots , b_k$. Prove that the greatest common divisor of $a_1 \frac{m}{b_1} , \ldots, a_k \frac{m}{b_k}$ equals the greatest common divisor of $a_1, \ldots , a_k.$</text:p>
          </table:table-cell>
          <table:table-cell office:value-type="string" calcext:value-type="string">
            <text:p>https://artofproblemsolving.com/community/c3925_1974_imo_shortlist</text:p>
          </table:table-cell>
          <table:table-cell office:value-type="string" calcext:value-type="string">
            <text:p>Let $a_i, b_i$ be coprime positive integers for $i = 1, 2, \ldots , k$, and $m$ the least common multiple of $b_1, \ldots , b_k$. Prove that the greatest common divisor of $a_1 \frac{m}{b_1} , \ldots, a_k \frac{m}{b_k}$ equals the greatest common divisor of $a_1, \ldots , a_k.$</text:p>
          </table:table-cell>
          <table:table-cell/>
        </table:table-row>
        <table:table-row table:style-name="ro4">
          <table:table-cell office:value-type="string" calcext:value-type="string">
            <text:p>1974 IMO Shortlist</text:p>
          </table:table-cell>
          <table:table-cell office:value-type="float" office:value="1974" calcext:value-type="float">
            <text:p>1974</text:p>
          </table:table-cell>
          <table:table-cell office:value-type="float" office:value="8" calcext:value-type="float">
            <text:p>8</text:p>
          </table:table-cell>
          <table:table-cell/>
          <table:table-cell office:value-type="string" calcext:value-type="string">
            <text:p>The variables $a,b,c,d,$ traverse, independently from each other, the set of positive real values. What are the values which the expression \[ S= \frac{a}{a+b+d} + \frac{b}{a+b+c} + \frac{c}{b+c+d} + \frac{d}{a+c+d} \] takes?</text:p>
          </table:table-cell>
          <table:table-cell office:value-type="string" calcext:value-type="string">
            <text:p>https://artofproblemsolving.com/community/c3925_1974_imo_shortlist</text:p>
          </table:table-cell>
          <table:table-cell office:value-type="string" calcext:value-type="string">
            <text:p>The variables $a,b,c,d,$ traverse, independently from each other, the set of positive real values. What are the values which the expression \[ S= \frac{a}{a+b+d} + \frac{b}{a+b+c} + \frac{c}{b+c+d} + \frac{d}{a+c+d} \] takes?</text:p>
          </table:table-cell>
          <table:table-cell/>
        </table:table-row>
        <table:table-row table:style-name="ro13">
          <table:table-cell office:value-type="string" calcext:value-type="string">
            <text:p>1974 IMO Shortlist</text:p>
          </table:table-cell>
          <table:table-cell office:value-type="float" office:value="1974" calcext:value-type="float">
            <text:p>1974</text:p>
          </table:table-cell>
          <table:table-cell office:value-type="float" office:value="9" calcext:value-type="float">
            <text:p>9</text:p>
          </table:table-cell>
          <table:table-cell/>
          <table:table-cell office:value-type="string" calcext:value-type="string">
            <text:p>Let $x, y, z$ be real numbers each of whose absolute value is different from $\frac{1}{\sqrt 3}$ such that $x + y + z = xyz$. Prove that</text:p>
            <text:p>\[\frac{3x - x^3}{1-3x^2} + \frac{3y - y^3}{1-3y^2} + \frac{3z -z^3}{1-3z^2} = \frac{3x - x^3}{1-3x^2} \cdot \frac{3y - y^3}{1-3y^2} \cdot \frac{3z - z^3}{1-3z^2}\]</text:p>
          </table:table-cell>
          <table:table-cell office:value-type="string" calcext:value-type="string">
            <text:p>https://artofproblemsolving.com/community/c3925_1974_imo_shortlist</text:p>
          </table:table-cell>
          <table:table-cell office:value-type="string" calcext:value-type="string">
            <text:p>Let $x, y, z$ be real numbers each of whose absolute value is different from $\frac{1}{\sqrt 3}$ such that $x + y + z = xyz$. Prove that</text:p>
            <text:p>\[\frac{3x - x^3}{1-3x^2} + \frac{3y - y^3}{1-3y^2} + \frac{3z -z^3}{1-3z^2} = \frac{3x - x^3}{1-3x^2} \cdot \frac{3y - y^3}{1-3y^2} \cdot \frac{3z - z^3}{1-3z^2}\]</text:p>
          </table:table-cell>
          <table:table-cell/>
        </table:table-row>
        <table:table-row table:style-name="ro10">
          <table:table-cell office:value-type="string" calcext:value-type="string">
            <text:p>1974 IMO Shortlist</text:p>
          </table:table-cell>
          <table:table-cell office:value-type="float" office:value="1974" calcext:value-type="float">
            <text:p>1974</text:p>
          </table:table-cell>
          <table:table-cell office:value-type="float" office:value="10" calcext:value-type="float">
            <text:p>10</text:p>
          </table:table-cell>
          <table:table-cell/>
          <table:table-cell office:value-type="string" calcext:value-type="string">
            <text:p>Let $ABC$ be a triangle. Prove that there exists a point $D$ on the side $AB$ of the triangle $ABC$, such that $CD$ is the geometric mean of $AD$ and $DB$, iff the triangle $ABC$ satisfies the inequality $\sin A\sin B\le\sin^2\frac{C}{2}$.</text:p>
            <text:p/>
            <text:p>Comment\textit{Alternative formulation, from IMO ShortList 1974, Finland 2:} We consider a triangle $ABC$. Prove that: $\sin(A) \sin(B) \leq \sin^2 \left( \frac{C}{2} \right)$ is a necessary and sufficient condition for the existence of a point $D$ on the segment $AB$ so that $CD$ is the geometrical mean of $AD$ and $BD$.</text:p>
          </table:table-cell>
          <table:table-cell office:value-type="string" calcext:value-type="string">
            <text:p>https://artofproblemsolving.com/community/c3925_1974_imo_shortlist</text:p>
          </table:table-cell>
          <table:table-cell office:value-type="string" calcext:value-type="string">
            <text:p>Let $ABC$ be a triangle. Prove that there exists a point $D$ on the side $AB$ of the triangle $ABC$, such that $CD$ is the geometric mean of $AD$ and $DB$, iff the triangle $ABC$ satisfies the inequality $\sin A\sin B\le\sin^2\frac{C}{2}$.</text:p>
            <text:p/>
            <text:p>Comment\textit{Alternative formulation, from IMO ShortList 1974, Finland 2:} We consider a triangle $ABC$. Prove that: $\sin(A) \sin(B) \leq \sin^2 \left( \frac{C}{2} \right)$ is a necessary and sufficient condition for the existence of a point $D$ on the segment $AB$ so that $CD$ is the geometrical mean of $AD$ and $BD$.</text:p>
          </table:table-cell>
          <table:table-cell/>
        </table:table-row>
        <table:table-row table:style-name="ro8">
          <table:table-cell office:value-type="string" calcext:value-type="string">
            <text:p>1974 IMO Shortlist</text:p>
          </table:table-cell>
          <table:table-cell office:value-type="float" office:value="1974" calcext:value-type="float">
            <text:p>1974</text:p>
          </table:table-cell>
          <table:table-cell office:value-type="float" office:value="11" calcext:value-type="float">
            <text:p>11</text:p>
          </table:table-cell>
          <table:table-cell/>
          <table:table-cell office:value-type="string" calcext:value-type="string">
            <text:p>We consider the division of a chess board $8 \times 8$ in p disjoint rectangles which satisfy the conditions:</text:p>
            <text:p/>
            <text:p>\textbf{a)} every rectangle is formed from a number of full squares (not partial) from the 64 and the number of white squares is equal to the number of black squares.</text:p>
            <text:p/>
            <text:p>\textbf{b)} the numbers $\ a_{1}, \ldots, a_{p}$ of white squares from $p$ rectangles satisfy $a_1, , \ldots, a_p.$ Find the greatest value of $p$ for which there exists such a division and then for that value of $p,$ all the sequences $a_{1}, \ldots, a_{p}$ for which we can have such a division.</text:p>
            <text:p/>
            <text:p/>
            <text:p>Moderator says: see http://www.artofproblemsolving.com/Forum/viewtopic.php?f=41&amp;t=58591</text:p>
          </table:table-cell>
          <table:table-cell office:value-type="string" calcext:value-type="string">
            <text:p>https://artofproblemsolving.com/community/c3925_1974_imo_shortlist</text:p>
          </table:table-cell>
          <table:table-cell office:value-type="string" calcext:value-type="string">
            <text:p>We consider the division of a chess board $8 \times 8$ in p disjoint rectangles which satisfy the conditions:</text:p>
            <text:p/>
            <text:p>\textbf{a)} every rectangle is formed from a number of full squares (not partial) from the 64 and the number of white squares is equal to the number of black squares.</text:p>
            <text:p/>
            <text:p>\textbf{b)} the numbers $\ a_{1}, \ldots, a_{p}$ of white squares from $p$ rectangles satisfy $a_1, , \ldots, a_p.$ Find the greatest value of $p$ for which there exists such a division and then for that value of $p,$ all the sequences $a_{1}, \ldots, a_{p}$ for which we can have such a division.</text:p>
            <text:p/>
            <text:p/>
            <text:p>Moderator says: see http://www.artofproblemsolving.com/Forum/viewtopic.php?f=41&amp;t=58591</text:p>
          </table:table-cell>
          <table:table-cell/>
        </table:table-row>
        <table:table-row table:style-name="ro4">
          <table:table-cell office:value-type="string" calcext:value-type="string">
            <text:p>1974 IMO Shortlist</text:p>
          </table:table-cell>
          <table:table-cell office:value-type="float" office:value="1974" calcext:value-type="float">
            <text:p>1974</text:p>
          </table:table-cell>
          <table:table-cell office:value-type="float" office:value="12" calcext:value-type="float">
            <text:p>12</text:p>
          </table:table-cell>
          <table:table-cell/>
          <table:table-cell office:value-type="string" calcext:value-type="string">
            <text:p>In a certain language words are formed using an alphabet of three letters. Some words of two or more letters are not allowed, and any two such distinct words are of different lengths. Prove that one can form a word of arbitrary length that does not contain any non-allowed word.</text:p>
          </table:table-cell>
          <table:table-cell office:value-type="string" calcext:value-type="string">
            <text:p>https://artofproblemsolving.com/community/c3925_1974_imo_shortlist</text:p>
          </table:table-cell>
          <table:table-cell office:value-type="string" calcext:value-type="string">
            <text:p>In a certain language words are formed using an alphabet of three letters. Some words of two or more letters are not allowed, and any two such distinct words are of different lengths. Prove that one can form a word of arbitrary length that does not contain any non-allowed word.</text:p>
          </table:table-cell>
          <table:table-cell/>
        </table:table-row>
        <table:table-row table:style-name="ro7">
          <table:table-cell office:value-type="string" calcext:value-type="string">
            <text:p>1973 IMO Shortlist</text:p>
          </table:table-cell>
          <table:table-cell office:value-type="float" office:value="1973" calcext:value-type="float">
            <text:p>1973</text:p>
          </table:table-cell>
          <table:table-cell office:value-type="float" office:value="1" calcext:value-type="float">
            <text:p>1</text:p>
          </table:table-cell>
          <table:table-cell/>
          <table:table-cell office:value-type="string" calcext:value-type="string">
            <text:p>Let a tetrahedron $ABCD$ be inscribed in a sphere $S$. Find the locus of points $P$ inside the sphere $S$ for which the equality</text:p>
            <text:p>\[\frac{AP}{PA_1}+\frac{BP}{PB_1}+\frac{CP}{PC_1}+\frac{DP}{PD_1}=4\]</text:p>
            <text:p>holds, where $A_1,B_1, C_1$, and $D_1$ are the intersection points of $S$ with the lines $AP,BP,CP$, and $DP$, respectively.</text:p>
          </table:table-cell>
          <table:table-cell office:value-type="string" calcext:value-type="string">
            <text:p>https://artofproblemsolving.com/community/c3924_1973_imo_shortlist</text:p>
          </table:table-cell>
          <table:table-cell office:value-type="string" calcext:value-type="string">
            <text:p>Let a tetrahedron $ABCD$ be inscribed in a sphere $S$. Find the locus of points $P$ inside the sphere $S$ for which the equality</text:p>
            <text:p>\[\frac{AP}{PA_1}+\frac{BP}{PB_1}+\frac{CP}{PC_1}+\frac{DP}{PD_1}=4\]</text:p>
            <text:p>holds, where $A_1,B_1, C_1$, and $D_1$ are the intersection points of $S$ with the lines $AP,BP,CP$, and $DP$, respectively.</text:p>
          </table:table-cell>
          <table:table-cell/>
        </table:table-row>
        <table:table-row table:style-name="ro6">
          <table:table-cell office:value-type="string" calcext:value-type="string">
            <text:p>1973 IMO Shortlist</text:p>
          </table:table-cell>
          <table:table-cell office:value-type="float" office:value="1973" calcext:value-type="float">
            <text:p>1973</text:p>
          </table:table-cell>
          <table:table-cell office:value-type="float" office:value="2" calcext:value-type="float">
            <text:p>2</text:p>
          </table:table-cell>
          <table:table-cell/>
          <table:table-cell office:value-type="string" calcext:value-type="string">
            <text:p>Given a circle $K$, find the locus of vertices $A$ of parallelograms $ABCD$ with diagonals $AC \leq BD$, such that $BD$ is inside $K$.</text:p>
          </table:table-cell>
          <table:table-cell office:value-type="string" calcext:value-type="string">
            <text:p>https://artofproblemsolving.com/community/c3924_1973_imo_shortlist</text:p>
          </table:table-cell>
          <table:table-cell office:value-type="string" calcext:value-type="string">
            <text:p>Given a circle $K$, find the locus of vertices $A$ of parallelograms $ABCD$ with diagonals $AC \leq BD$, such that $BD$ is inside $K$.</text:p>
          </table:table-cell>
          <table:table-cell/>
        </table:table-row>
        <table:table-row table:style-name="ro4">
          <table:table-cell office:value-type="string" calcext:value-type="string">
            <text:p>1973 IMO Shortlist</text:p>
          </table:table-cell>
          <table:table-cell office:value-type="float" office:value="1973" calcext:value-type="float">
            <text:p>1973</text:p>
          </table:table-cell>
          <table:table-cell office:value-type="float" office:value="3" calcext:value-type="float">
            <text:p>3</text:p>
          </table:table-cell>
          <table:table-cell/>
          <table:table-cell office:value-type="string" calcext:value-type="string">
            <text:p>Prove that the sum of an odd number of vectors of length 1, of common origin $O$ and all situated in the same semi-plane determined by a straight line which goes through $O,$ is at least 1.</text:p>
          </table:table-cell>
          <table:table-cell office:value-type="string" calcext:value-type="string">
            <text:p>https://artofproblemsolving.com/community/c3924_1973_imo_shortlist</text:p>
          </table:table-cell>
          <table:table-cell office:value-type="string" calcext:value-type="string">
            <text:p>Prove that the sum of an odd number of vectors of length 1, of common origin $O$ and all situated in the same semi-plane determined by a straight line which goes through $O,$ is at least 1.</text:p>
          </table:table-cell>
          <table:table-cell/>
        </table:table-row>
        <table:table-row table:style-name="ro7">
          <table:table-cell office:value-type="string" calcext:value-type="string">
            <text:p>1973 IMO Shortlist</text:p>
          </table:table-cell>
          <table:table-cell office:value-type="float" office:value="1973" calcext:value-type="float">
            <text:p>1973</text:p>
          </table:table-cell>
          <table:table-cell office:value-type="float" office:value="4" calcext:value-type="float">
            <text:p>4</text:p>
          </table:table-cell>
          <table:table-cell/>
          <table:table-cell office:value-type="string" calcext:value-type="string">
            <text:p>Let $P$ be a set of $7$ different prime numbers and $C$ a set of $28$ different composite numbers each of which is a product of two (not necessarily different) numbers from $P$. The set $C$ is divided into $7$ disjoint four-element subsets such that each of the numbers in one set has a common prime divisor with at least two other numbers in that set. How many such partitions of $C$ are there ?</text:p>
          </table:table-cell>
          <table:table-cell office:value-type="string" calcext:value-type="string">
            <text:p>https://artofproblemsolving.com/community/c3924_1973_imo_shortlist</text:p>
          </table:table-cell>
          <table:table-cell office:value-type="string" calcext:value-type="string">
            <text:p>Let $P$ be a set of $7$ different prime numbers and $C$ a set of $28$ different composite numbers each of which is a product of two (not necessarily different) numbers from $P$. The set $C$ is divided into $7$ disjoint four-element subsets such that each of the numbers in one set has a common prime divisor with at least two other numbers in that set. How many such partitions of $C$ are there ?</text:p>
          </table:table-cell>
          <table:table-cell/>
        </table:table-row>
        <table:table-row table:style-name="ro6">
          <table:table-cell office:value-type="string" calcext:value-type="string">
            <text:p>1973 IMO Shortlist</text:p>
          </table:table-cell>
          <table:table-cell office:value-type="float" office:value="1973" calcext:value-type="float">
            <text:p>1973</text:p>
          </table:table-cell>
          <table:table-cell office:value-type="float" office:value="5" calcext:value-type="float">
            <text:p>5</text:p>
          </table:table-cell>
          <table:table-cell/>
          <table:table-cell office:value-type="string" calcext:value-type="string">
            <text:p>A circle of radius 1 is located in a right-angled trihedron and touches all its faces. Find the locus of centers of such circles.</text:p>
          </table:table-cell>
          <table:table-cell office:value-type="string" calcext:value-type="string">
            <text:p>https://artofproblemsolving.com/community/c3924_1973_imo_shortlist</text:p>
          </table:table-cell>
          <table:table-cell office:value-type="string" calcext:value-type="string">
            <text:p>A circle of radius 1 is located in a right-angled trihedron and touches all its faces. Find the locus of centers of such circles.</text:p>
          </table:table-cell>
          <table:table-cell/>
        </table:table-row>
        <table:table-row table:style-name="ro13">
          <table:table-cell office:value-type="string" calcext:value-type="string">
            <text:p>1973 IMO Shortlist</text:p>
          </table:table-cell>
          <table:table-cell office:value-type="float" office:value="1973" calcext:value-type="float">
            <text:p>1973</text:p>
          </table:table-cell>
          <table:table-cell office:value-type="float" office:value="6" calcext:value-type="float">
            <text:p>6</text:p>
          </table:table-cell>
          <table:table-cell/>
          <table:table-cell office:value-type="string" calcext:value-type="string">
            <text:p>Establish if there exists a finite set $M$ of points in space, not all situated in the same plane, so that for any straight line $d$ which contains at least two points from M there exists another straight line $d'$, parallel with $d,$ but distinct from $d$, which also contains at least two points from $M$.</text:p>
          </table:table-cell>
          <table:table-cell office:value-type="string" calcext:value-type="string">
            <text:p>https://artofproblemsolving.com/community/c3924_1973_imo_shortlist</text:p>
          </table:table-cell>
          <table:table-cell office:value-type="string" calcext:value-type="string">
            <text:p>Establish if there exists a finite set $M$ of points in space, not all situated in the same plane, so that for any straight line $d$ which contains at least two points from M there exists another straight line $d'$, parallel with $d,$ but distinct from $d$, which also contains at least two points from $M$.</text:p>
          </table:table-cell>
          <table:table-cell/>
        </table:table-row>
        <table:table-row table:style-name="ro6">
          <table:table-cell office:value-type="string" calcext:value-type="string">
            <text:p>1973 IMO Shortlist</text:p>
          </table:table-cell>
          <table:table-cell office:value-type="float" office:value="1973" calcext:value-type="float">
            <text:p>1973</text:p>
          </table:table-cell>
          <table:table-cell office:value-type="float" office:value="7" calcext:value-type="float">
            <text:p>7</text:p>
          </table:table-cell>
          <table:table-cell/>
          <table:table-cell office:value-type="string" calcext:value-type="string">
            <text:p>Given a tetrahedron $ABCD$, let $x = AB \cdot CD$, $y = AC \cdot BD$, and $z = AD \cdot <text:s/>BC$. Prove that there exists a triangle with edges $x, y, z.$</text:p>
          </table:table-cell>
          <table:table-cell office:value-type="string" calcext:value-type="string">
            <text:p>https://artofproblemsolving.com/community/c3924_1973_imo_shortlist</text:p>
          </table:table-cell>
          <table:table-cell office:value-type="string" calcext:value-type="string">
            <text:p>Given a tetrahedron $ABCD$, let $x = AB \cdot CD$, $y = AC \cdot BD$, and $z = AD \cdot <text:s/>BC$. Prove that there exists a triangle with edges $x, y, z.$</text:p>
          </table:table-cell>
          <table:table-cell/>
        </table:table-row>
        <table:table-row table:style-name="ro6">
          <table:table-cell office:value-type="string" calcext:value-type="string">
            <text:p>1973 IMO Shortlist</text:p>
          </table:table-cell>
          <table:table-cell office:value-type="float" office:value="1973" calcext:value-type="float">
            <text:p>1973</text:p>
          </table:table-cell>
          <table:table-cell office:value-type="float" office:value="8" calcext:value-type="float">
            <text:p>8</text:p>
          </table:table-cell>
          <table:table-cell/>
          <table:table-cell office:value-type="string" calcext:value-type="string">
            <text:p>Prove that there are exactly $\binom{k}{[k/2]}$ arrays $a_1, a_2, \ldots , a_{k+1}$ of nonnegative integers such that $a_1 = 0$ and $|a_i-a_{i+1}| = 1$ for $i = 1, 2, \ldots , k.$</text:p>
          </table:table-cell>
          <table:table-cell office:value-type="string" calcext:value-type="string">
            <text:p>https://artofproblemsolving.com/community/c3924_1973_imo_shortlist</text:p>
          </table:table-cell>
          <table:table-cell office:value-type="string" calcext:value-type="string">
            <text:p>Prove that there are exactly $\binom{k}{[k/2]}$ arrays $a_1, a_2, \ldots , a_{k+1}$ of nonnegative integers such that $a_1 = 0$ and $|a_i-a_{i+1}| = 1$ for $i = 1, 2, \ldots , k.$</text:p>
          </table:table-cell>
          <table:table-cell/>
        </table:table-row>
        <table:table-row table:style-name="ro4">
          <table:table-cell office:value-type="string" calcext:value-type="string">
            <text:p>1973 IMO Shortlist</text:p>
          </table:table-cell>
          <table:table-cell office:value-type="float" office:value="1973" calcext:value-type="float">
            <text:p>1973</text:p>
          </table:table-cell>
          <table:table-cell office:value-type="float" office:value="9" calcext:value-type="float">
            <text:p>9</text:p>
          </table:table-cell>
          <table:table-cell/>
          <table:table-cell office:value-type="string" calcext:value-type="string">
            <text:p>Let $Ox, Oy, Oz$ be three rays, and $G$ a point inside the trihedron $Oxyz$. Consider all planes passing through $G$ and cutting $Ox, Oy, Oz$ at points $A,B,C$, respectively. How is the plane to be placed in order to yield a tetrahedron $OABC$ with minimal perimeter ?</text:p>
          </table:table-cell>
          <table:table-cell office:value-type="string" calcext:value-type="string">
            <text:p>https://artofproblemsolving.com/community/c3924_1973_imo_shortlist</text:p>
          </table:table-cell>
          <table:table-cell office:value-type="string" calcext:value-type="string">
            <text:p>Let $Ox, Oy, Oz$ be three rays, and $G$ a point inside the trihedron $Oxyz$. Consider all planes passing through $G$ and cutting $Ox, Oy, Oz$ at points $A,B,C$, respectively. How is the plane to be placed in order to yield a tetrahedron $OABC$ with minimal perimeter ?</text:p>
          </table:table-cell>
          <table:table-cell/>
        </table:table-row>
        <table:table-row table:style-name="ro7">
          <table:table-cell office:value-type="string" calcext:value-type="string">
            <text:p>1973 IMO Shortlist</text:p>
          </table:table-cell>
          <table:table-cell office:value-type="float" office:value="1973" calcext:value-type="float">
            <text:p>1973</text:p>
          </table:table-cell>
          <table:table-cell office:value-type="float" office:value="10" calcext:value-type="float">
            <text:p>10</text:p>
          </table:table-cell>
          <table:table-cell office:value-type="string" calcext:value-type="string">
            <text:p>c.)} $\sum \limits^n_{k=1} b_k &lt; \frac{1+q}{1-q} \cdot \sum \limits^n_{k=1</text:p>
          </table:table-cell>
          <table:table-cell office:value-type="string" calcext:value-type="string">
            <text:p>Let $a_1, \ldots, a_n$ be $n$ positive numbers and $0 &lt; q &lt; 1.$ Determine $n$ positive numbers $b_1, \ldots, b_n$ so that:</text:p>
            <text:p/>
            <text:p>\textit{a.)} $ a_{k} &lt; b_{k}$ for all $k = 1, \ldots, n,$</text:p>
            <text:p>\textit{b.)} $q &lt; \frac{b_{k+1}}{b_{k}} &lt; \frac{1}{q}$ for all $k = 1, \ldots, n-1,$</text:p>
          </table:table-cell>
          <table:table-cell office:value-type="string" calcext:value-type="string">
            <text:p>https://artofproblemsolving.com/community/c3924_1973_imo_shortlist</text:p>
          </table:table-cell>
          <table:table-cell office:value-type="string" calcext:value-type="string">
            <text:p>Let $a_1, \ldots, a_n$ be $n$ positive numbers and $0 &lt; q &lt; 1.$ Determine $n$ positive numbers $b_1, \ldots, b_n$ so that:</text:p>
            <text:p/>
            <text:p>\textit{a.)} $ a_{k} &lt; b_{k}$ for all $k = 1, \ldots, n,$</text:p>
            <text:p>\textit{b.)} $q &lt; \frac{b_{k+1}}{b_{k}} &lt; \frac{1}{q}$ for all $k = 1, \ldots, n-1,$</text:p>
            <text:p>\textit{c.)} $\sum \limits^n_{k=1} b_k &lt; \frac{1+q}{1-q} \cdot \sum \limits^n_{k=1} a_k.$</text:p>
          </table:table-cell>
          <table:table-cell/>
        </table:table-row>
        <table:table-row table:style-name="ro6">
          <table:table-cell office:value-type="string" calcext:value-type="string">
            <text:p>1973 IMO Shortlist</text:p>
          </table:table-cell>
          <table:table-cell office:value-type="float" office:value="1973" calcext:value-type="float">
            <text:p>1973</text:p>
          </table:table-cell>
          <table:table-cell office:value-type="float" office:value="11" calcext:value-type="float">
            <text:p>11</text:p>
          </table:table-cell>
          <table:table-cell/>
          <table:table-cell office:value-type="string" calcext:value-type="string">
            <text:p>Determine the minimum value of $a^{2} + b^{2}$ when $(a,b)$ traverses all the pairs of real numbers for which the equation \[ x^{4} + ax^{3} + bx^{2} + ax + 1 = 0 \] has at least one real root.</text:p>
          </table:table-cell>
          <table:table-cell office:value-type="string" calcext:value-type="string">
            <text:p>https://artofproblemsolving.com/community/c3924_1973_imo_shortlist</text:p>
          </table:table-cell>
          <table:table-cell office:value-type="string" calcext:value-type="string">
            <text:p>Determine the minimum value of $a^{2} + b^{2}$ when $(a,b)$ traverses all the pairs of real numbers for which the equation \[ x^{4} + ax^{3} + bx^{2} + ax + 1 = 0 \] has at least one real root.</text:p>
          </table:table-cell>
          <table:table-cell/>
        </table:table-row>
        <table:table-row table:style-name="ro14">
          <table:table-cell office:value-type="string" calcext:value-type="string">
            <text:p>1973 IMO Shortlist</text:p>
          </table:table-cell>
          <table:table-cell office:value-type="float" office:value="1973" calcext:value-type="float">
            <text:p>1973</text:p>
          </table:table-cell>
          <table:table-cell office:value-type="float" office:value="12" calcext:value-type="float">
            <text:p>12</text:p>
          </table:table-cell>
          <table:table-cell/>
          <table:table-cell office:value-type="string" calcext:value-type="string">
            <text:p>Consider the two square matrices</text:p>
            <text:p>\[A=\begin{bmatrix} +1 &amp; +1 &amp;+1&amp; +1 &amp;+1 \\+1 &amp;+1 &amp;+1&amp;-1 &amp;-1 \\ +1 &amp;-1&amp;-1 &amp;+1&amp; +1 \\ +1 &amp; -1 &amp; -1 &amp; -1 &amp; +1 \\ +1 &amp;+1&amp;-1 &amp;+1&amp;-1  \end{bmatrix} \quad \text{ and } \quad B=\begin{bmatrix} +1 &amp; +1 &amp;+1&amp; +1 &amp;+1 \\+1 &amp;+1 &amp;+1&amp;-1 &amp;-1 \\ +1 &amp;+1&amp;-1&amp; +1&amp;-1 \\ +1 &amp;-1&amp; -1&amp; +1&amp; +1 \\ +1 &amp; -1&amp; +1&amp;-1 &amp;+1 \end{bmatrix}\]</text:p>
            <text:p/>
            <text:p>with entries $+1$ and $-1$. The following operations will be called elementary:</text:p>
            <text:p/>
            <text:p>(1) Changing signs of all numbers in one row;</text:p>
            <text:p/>
            <text:p>(2) Changing signs of all numbers in one column;</text:p>
            <text:p/>
            <text:p>(3) Interchanging two rows (two rows exchange their positions);</text:p>
            <text:p/>
            <text:p>(4) Interchanging two columns.</text:p>
            <text:p/>
            <text:p>Prove that the matrix $B$ cannot be obtained from the matrix $A$ using these operations.</text:p>
          </table:table-cell>
          <table:table-cell office:value-type="string" calcext:value-type="string">
            <text:p>https://artofproblemsolving.com/community/c3924_1973_imo_shortlist</text:p>
          </table:table-cell>
          <table:table-cell office:value-type="string" calcext:value-type="string">
            <text:p>Consider the two square matrices</text:p>
            <text:p>\[A=\begin{bmatrix} +1 &amp; +1 &amp;+1&amp; +1 &amp;+1 \\+1 &amp;+1 &amp;+1&amp;-1 &amp;-1 \\ +1 &amp;-1&amp;-1 &amp;+1&amp; +1 \\ +1 &amp; -1 &amp; -1 &amp; -1 &amp; +1 \\ +1 &amp;+1&amp;-1 &amp;+1&amp;-1  \end{bmatrix} \quad \text{ and } \quad B=\begin{bmatrix} +1 &amp; +1 &amp;+1&amp; +1 &amp;+1 \\+1 &amp;+1 &amp;+1&amp;-1 &amp;-1 \\ +1 &amp;+1&amp;-1&amp; +1&amp;-1 \\ +1 &amp;-1&amp; -1&amp; +1&amp; +1 \\ +1 &amp; -1&amp; +1&amp;-1 &amp;+1 \end{bmatrix}\]</text:p>
            <text:p/>
            <text:p>with entries $+1$ and $-1$. The following operations will be called elementary:</text:p>
            <text:p/>
            <text:p>(1) Changing signs of all numbers in one row;</text:p>
            <text:p/>
            <text:p>(2) Changing signs of all numbers in one column;</text:p>
            <text:p/>
            <text:p>(3) Interchanging two rows (two rows exchange their positions);</text:p>
            <text:p/>
            <text:p>(4) Interchanging two columns.</text:p>
            <text:p/>
            <text:p>Prove that the matrix $B$ cannot be obtained from the matrix $A$ using these operations.</text:p>
          </table:table-cell>
          <table:table-cell/>
        </table:table-row>
        <table:table-row table:style-name="ro6">
          <table:table-cell office:value-type="string" calcext:value-type="string">
            <text:p>1973 IMO Shortlist</text:p>
          </table:table-cell>
          <table:table-cell office:value-type="float" office:value="1973" calcext:value-type="float">
            <text:p>1973</text:p>
          </table:table-cell>
          <table:table-cell office:value-type="float" office:value="13" calcext:value-type="float">
            <text:p>13</text:p>
          </table:table-cell>
          <table:table-cell/>
          <table:table-cell office:value-type="string" calcext:value-type="string">
            <text:p>Find the sphere of maximal radius that can be placed inside every tetrahedron that has all altitudes of length greater than or equal to $1.$</text:p>
          </table:table-cell>
          <table:table-cell office:value-type="string" calcext:value-type="string">
            <text:p>https://artofproblemsolving.com/community/c3924_1973_imo_shortlist</text:p>
          </table:table-cell>
          <table:table-cell office:value-type="string" calcext:value-type="string">
            <text:p>Find the sphere of maximal radius that can be placed inside every tetrahedron that has all altitudes of length greater than or equal to $1.$</text:p>
          </table:table-cell>
          <table:table-cell/>
        </table:table-row>
        <table:table-row table:style-name="ro7">
          <table:table-cell office:value-type="string" calcext:value-type="string">
            <text:p>1973 IMO Shortlist</text:p>
          </table:table-cell>
          <table:table-cell office:value-type="float" office:value="1973" calcext:value-type="float">
            <text:p>1973</text:p>
          </table:table-cell>
          <table:table-cell office:value-type="float" office:value="14" calcext:value-type="float">
            <text:p>14</text:p>
          </table:table-cell>
          <table:table-cell/>
          <table:table-cell office:value-type="string" calcext:value-type="string">
            <text:p>A soldier needs to check if there are any mines in the interior or on the sides of an equilateral triangle $ABC.$ His detector can detect a mine at a maximum distance equal to half the height of the triangle. The soldier leaves from one of the vertices of the triangle. Which is the minimum distance that he needs to traverse so that at the end of it he is sure that he completed successfully his mission?</text:p>
          </table:table-cell>
          <table:table-cell office:value-type="string" calcext:value-type="string">
            <text:p>https://artofproblemsolving.com/community/c3924_1973_imo_shortlist</text:p>
          </table:table-cell>
          <table:table-cell office:value-type="string" calcext:value-type="string">
            <text:p>A soldier needs to check if there are any mines in the interior or on the sides of an equilateral triangle $ABC.$ His detector can detect a mine at a maximum distance equal to half the height of the triangle. The soldier leaves from one of the vertices of the triangle. Which is the minimum distance that he needs to traverse so that at the end of it he is sure that he completed successfully his mission?</text:p>
          </table:table-cell>
          <table:table-cell/>
        </table:table-row>
        <table:table-row table:style-name="ro6">
          <table:table-cell office:value-type="string" calcext:value-type="string">
            <text:p>1973 IMO Shortlist</text:p>
          </table:table-cell>
          <table:table-cell office:value-type="float" office:value="1973" calcext:value-type="float">
            <text:p>1973</text:p>
          </table:table-cell>
          <table:table-cell office:value-type="float" office:value="15" calcext:value-type="float">
            <text:p>15</text:p>
          </table:table-cell>
          <table:table-cell/>
          <table:table-cell office:value-type="string" calcext:value-type="string">
            <text:p>Prove that for all $n \in  \mathbb N$ the following is true:</text:p>
            <text:p>\[2^n \prod_{k=1}^n \sin \frac{k \pi}{2n+1} = \sqrt{2n+1}\]</text:p>
          </table:table-cell>
          <table:table-cell office:value-type="string" calcext:value-type="string">
            <text:p>https://artofproblemsolving.com/community/c3924_1973_imo_shortlist</text:p>
          </table:table-cell>
          <table:table-cell office:value-type="string" calcext:value-type="string">
            <text:p>Prove that for all $n \in  \mathbb N$ the following is true:</text:p>
            <text:p>\[2^n \prod_{k=1}^n \sin \frac{k \pi}{2n+1} = \sqrt{2n+1}\]</text:p>
          </table:table-cell>
          <table:table-cell/>
        </table:table-row>
        <table:table-row table:style-name="ro6">
          <table:table-cell office:value-type="string" calcext:value-type="string">
            <text:p>1973 IMO Shortlist</text:p>
          </table:table-cell>
          <table:table-cell office:value-type="float" office:value="1973" calcext:value-type="float">
            <text:p>1973</text:p>
          </table:table-cell>
          <table:table-cell office:value-type="float" office:value="16" calcext:value-type="float">
            <text:p>16</text:p>
          </table:table-cell>
          <table:table-cell/>
          <table:table-cell office:value-type="string" calcext:value-type="string">
            <text:p>Given $a, \theta \in \mathbb R, m \in \mathbb N$, and $P(x) = x^{2m}- 2|a|^mx^m \cos \theta +a^{2m}$, factorize $P(x)$ as a product of $m$ real quadratic polynomials.</text:p>
          </table:table-cell>
          <table:table-cell office:value-type="string" calcext:value-type="string">
            <text:p>https://artofproblemsolving.com/community/c3924_1973_imo_shortlist</text:p>
          </table:table-cell>
          <table:table-cell office:value-type="string" calcext:value-type="string">
            <text:p>Given $a, \theta \in \mathbb R, m \in \mathbb N$, and $P(x) = x^{2m}- 2|a|^mx^m \cos \theta +a^{2m}$, factorize $P(x)$ as a product of $m$ real quadratic polynomials.</text:p>
          </table:table-cell>
          <table:table-cell/>
        </table:table-row>
        <table:table-row table:style-name="ro7">
          <table:table-cell office:value-type="string" calcext:value-type="string">
            <text:p>1973 IMO Shortlist</text:p>
          </table:table-cell>
          <table:table-cell office:value-type="float" office:value="1973" calcext:value-type="float">
            <text:p>1973</text:p>
          </table:table-cell>
          <table:table-cell office:value-type="float" office:value="17" calcext:value-type="float">
            <text:p>17</text:p>
          </table:table-cell>
          <table:table-cell/>
          <table:table-cell office:value-type="string" calcext:value-type="string">
            <text:p>$G$ is a set of non-constant functions $f$. Each $f$ is defined on the real line and has the form $f(x)=ax+b$ for some real $a,b$. If $f$ and $g$ are in $G$, then so is $fg$, where $fg$ is defined by $fg(x)=f(g(x))$. If $f$ is in $G$, then so is the inverse $f^{-1}$. If $f(x)=ax+b$, then $f^{-1}(x)= \frac{x-b}{a}$. Every $f$ in $G$ has a fixed point (in other words we can find $x_f$ such that $f(x_f)=x_f$. Prove that all the functions in $G$ have a common fixed point.</text:p>
          </table:table-cell>
          <table:table-cell office:value-type="string" calcext:value-type="string">
            <text:p>https://artofproblemsolving.com/community/c3924_1973_imo_shortlist</text:p>
          </table:table-cell>
          <table:table-cell office:value-type="string" calcext:value-type="string">
            <text:p>$G$ is a set of non-constant functions $f$. Each $f$ is defined on the real line and has the form $f(x)=ax+b$ for some real $a,b$. If $f$ and $g$ are in $G$, then so is $fg$, where $fg$ is defined by $fg(x)=f(g(x))$. If $f$ is in $G$, then so is the inverse $f^{-1}$. If $f(x)=ax+b$, then $f^{-1}(x)= \frac{x-b}{a}$. Every $f$ in $G$ has a fixed point (in other words we can find $x_f$ such that $f(x_f)=x_f$. Prove that all the functions in $G$ have a common fixed point.</text:p>
          </table:table-cell>
          <table:table-cell/>
        </table:table-row>
        <table:table-row table:style-name="ro4">
          <table:table-cell office:value-type="string" calcext:value-type="string">
            <text:p>1972 IMO Shortlist</text:p>
          </table:table-cell>
          <table:table-cell office:value-type="float" office:value="1972" calcext:value-type="float">
            <text:p>1972</text:p>
          </table:table-cell>
          <table:table-cell office:value-type="float" office:value="1" calcext:value-type="float">
            <text:p>1</text:p>
          </table:table-cell>
          <table:table-cell/>
          <table:table-cell office:value-type="string" calcext:value-type="string">
            <text:p>$f$ and $g$ are real-valued functions defined on the real line. For all $x$ and $y, f(x+y)+f(x-y)=2f(x)g(y)$. $f$ is not identically zero and $|f(x)|\le1$ for all $x$. Prove that $|g(x)|\le1$ for all $x$.</text:p>
          </table:table-cell>
          <table:table-cell office:value-type="string" calcext:value-type="string">
            <text:p>https://artofproblemsolving.com/community/c3923_1972_imo_shortlist</text:p>
          </table:table-cell>
          <table:table-cell office:value-type="string" calcext:value-type="string">
            <text:p>$f$ and $g$ are real-valued functions defined on the real line. For all $x$ and $y, f(x+y)+f(x-y)=2f(x)g(y)$. $f$ is not identically zero and $|f(x)|\le1$ for all $x$. Prove that $|g(x)|\le1$ for all $x$.</text:p>
          </table:table-cell>
          <table:table-cell/>
        </table:table-row>
        <table:table-row table:style-name="ro6">
          <table:table-cell office:value-type="string" calcext:value-type="string">
            <text:p>1972 IMO Shortlist</text:p>
          </table:table-cell>
          <table:table-cell office:value-type="float" office:value="1972" calcext:value-type="float">
            <text:p>1972</text:p>
          </table:table-cell>
          <table:table-cell office:value-type="float" office:value="2" calcext:value-type="float">
            <text:p>2</text:p>
          </table:table-cell>
          <table:table-cell/>
          <table:table-cell office:value-type="string" calcext:value-type="string">
            <text:p>We are given $3n$ points $A_1,A_2, \ldots , A_{3n}$ in the plane, no three of them collinear. Prove that one can construct $n$ disjoint triangles with vertices at the points $A_i.$</text:p>
          </table:table-cell>
          <table:table-cell office:value-type="string" calcext:value-type="string">
            <text:p>https://artofproblemsolving.com/community/c3923_1972_imo_shortlist</text:p>
          </table:table-cell>
          <table:table-cell office:value-type="string" calcext:value-type="string">
            <text:p>We are given $3n$ points $A_1,A_2, \ldots , A_{3n}$ in the plane, no three of them collinear. Prove that one can construct $n$ disjoint triangles with vertices at the points $A_i.$</text:p>
          </table:table-cell>
          <table:table-cell/>
        </table:table-row>
        <table:table-row table:style-name="ro4">
          <table:table-cell office:value-type="string" calcext:value-type="string">
            <text:p>1972 IMO Shortlist</text:p>
          </table:table-cell>
          <table:table-cell office:value-type="float" office:value="1972" calcext:value-type="float">
            <text:p>1972</text:p>
          </table:table-cell>
          <table:table-cell office:value-type="float" office:value="3" calcext:value-type="float">
            <text:p>3</text:p>
          </table:table-cell>
          <table:table-cell/>
          <table:table-cell office:value-type="string" calcext:value-type="string">
            <text:p>The least number is $m$ and the greatest number is $M$ among $ a_1 ,a_2 ,\ldots,a_n$ satisfying $ a_1 +a_2 +...+a_n =0$. Prove that</text:p>
            <text:p>\[  a_1^2 +\cdots +a_n^2 \le-nmM\]</text:p>
          </table:table-cell>
          <table:table-cell office:value-type="string" calcext:value-type="string">
            <text:p>https://artofproblemsolving.com/community/c3923_1972_imo_shortlist</text:p>
          </table:table-cell>
          <table:table-cell office:value-type="string" calcext:value-type="string">
            <text:p>The least number is $m$ and the greatest number is $M$ among $ a_1 ,a_2 ,\ldots,a_n$ satisfying $ a_1 +a_2 +...+a_n =0$. Prove that</text:p>
            <text:p>\[  a_1^2 +\cdots +a_n^2 \le-nmM\]</text:p>
          </table:table-cell>
          <table:table-cell/>
        </table:table-row>
        <table:table-row table:style-name="ro7">
          <table:table-cell office:value-type="string" calcext:value-type="string">
            <text:p>1972 IMO Shortlist</text:p>
          </table:table-cell>
          <table:table-cell office:value-type="float" office:value="1972" calcext:value-type="float">
            <text:p>1972</text:p>
          </table:table-cell>
          <table:table-cell office:value-type="float" office:value="4" calcext:value-type="float">
            <text:p>4</text:p>
          </table:table-cell>
          <table:table-cell/>
          <table:table-cell office:value-type="string" calcext:value-type="string">
            <text:p>Let $n_1, n_2$ be positive integers. Consider in a plane $E$ two disjoint sets of points $M_1$ and $M_2$ consisting of $2n_1$ and $2n_2$ points, respectively, and such that no three points of the union $M_1 <text:s/>\cup M_2$ <text:s/>are collinear. Prove that there exists a straightline $g$ with the following property: Each of the two half-planes determined by $g$ on $E$ ($g$ not being included in either) contains exactly half of the points of $M_1$ and exactly half of the points of $M_2.$</text:p>
          </table:table-cell>
          <table:table-cell office:value-type="string" calcext:value-type="string">
            <text:p>https://artofproblemsolving.com/community/c3923_1972_imo_shortlist</text:p>
          </table:table-cell>
          <table:table-cell office:value-type="string" calcext:value-type="string">
            <text:p>Let $n_1, n_2$ be positive integers. Consider in a plane $E$ two disjoint sets of points $M_1$ and $M_2$ consisting of $2n_1$ and $2n_2$ points, respectively, and such that no three points of the union $M_1 <text:s/>\cup M_2$ <text:s/>are collinear. Prove that there exists a straightline $g$ with the following property: Each of the two half-planes determined by $g$ on $E$ ($g$ not being included in either) contains exactly half of the points of $M_1$ and exactly half of the points of $M_2.$</text:p>
          </table:table-cell>
          <table:table-cell/>
        </table:table-row>
        <table:table-row table:style-name="ro4">
          <table:table-cell office:value-type="string" calcext:value-type="string">
            <text:p>1972 IMO Shortlist</text:p>
          </table:table-cell>
          <table:table-cell office:value-type="float" office:value="1972" calcext:value-type="float">
            <text:p>1972</text:p>
          </table:table-cell>
          <table:table-cell office:value-type="float" office:value="5" calcext:value-type="float">
            <text:p>5</text:p>
          </table:table-cell>
          <table:table-cell/>
          <table:table-cell office:value-type="string" calcext:value-type="string">
            <text:p>Prove the following assertion: The four altitudes of a tetrahedron $ABCD$ intersect in a point if and only if</text:p>
            <text:p>\[AB^2 + CD^2 = BC^2 + AD^2 = CA^2 + BD^2.\]</text:p>
          </table:table-cell>
          <table:table-cell office:value-type="string" calcext:value-type="string">
            <text:p>https://artofproblemsolving.com/community/c3923_1972_imo_shortlist</text:p>
          </table:table-cell>
          <table:table-cell office:value-type="string" calcext:value-type="string">
            <text:p>Prove the following assertion: The four altitudes of a tetrahedron $ABCD$ intersect in a point if and only if</text:p>
            <text:p>\[AB^2 + CD^2 = BC^2 + AD^2 = CA^2 + BD^2.\]</text:p>
          </table:table-cell>
          <table:table-cell/>
        </table:table-row>
        <table:table-row table:style-name="ro6">
          <table:table-cell office:value-type="string" calcext:value-type="string">
            <text:p>1972 IMO Shortlist</text:p>
          </table:table-cell>
          <table:table-cell office:value-type="float" office:value="1972" calcext:value-type="float">
            <text:p>1972</text:p>
          </table:table-cell>
          <table:table-cell office:value-type="float" office:value="6" calcext:value-type="float">
            <text:p>6</text:p>
          </table:table-cell>
          <table:table-cell/>
          <table:table-cell office:value-type="string" calcext:value-type="string">
            <text:p>Show that for any $n \not \equiv 0 \pmod{10}$ there exists a multiple of $n$ not containing the digit $0$ in its decimal expansion.</text:p>
          </table:table-cell>
          <table:table-cell office:value-type="string" calcext:value-type="string">
            <text:p>https://artofproblemsolving.com/community/c3923_1972_imo_shortlist</text:p>
          </table:table-cell>
          <table:table-cell office:value-type="string" calcext:value-type="string">
            <text:p>Show that for any $n \not \equiv 0 \pmod{10}$ there exists a multiple of $n$ not containing the digit $0$ in its decimal expansion.</text:p>
          </table:table-cell>
          <table:table-cell/>
        </table:table-row>
        <table:table-row table:style-name="ro6">
          <table:table-cell office:value-type="string" calcext:value-type="string">
            <text:p>1972 IMO Shortlist</text:p>
          </table:table-cell>
          <table:table-cell office:value-type="float" office:value="1972" calcext:value-type="float">
            <text:p>1972</text:p>
          </table:table-cell>
          <table:table-cell office:value-type="float" office:value="7" calcext:value-type="float">
            <text:p>7</text:p>
          </table:table-cell>
          <table:table-cell/>
          <table:table-cell office:value-type="string" calcext:value-type="string">
            <text:p>Given four distinct parallel planes, prove that there exists a regular tetrahedron with a vertex on each plane.</text:p>
          </table:table-cell>
          <table:table-cell office:value-type="string" calcext:value-type="string">
            <text:p>https://artofproblemsolving.com/community/c3923_1972_imo_shortlist</text:p>
          </table:table-cell>
          <table:table-cell office:value-type="string" calcext:value-type="string">
            <text:p>Given four distinct parallel planes, prove that there exists a regular tetrahedron with a vertex on each plane.</text:p>
          </table:table-cell>
          <table:table-cell/>
        </table:table-row>
        <table:table-row table:style-name="ro1">
          <table:table-cell office:value-type="string" calcext:value-type="string">
            <text:p>1972 IMO Shortlist</text:p>
          </table:table-cell>
          <table:table-cell office:value-type="float" office:value="1972" calcext:value-type="float">
            <text:p>1972</text:p>
          </table:table-cell>
          <table:table-cell office:value-type="float" office:value="8" calcext:value-type="float">
            <text:p>8</text:p>
          </table:table-cell>
          <table:table-cell/>
          <table:table-cell office:value-type="string" calcext:value-type="string">
            <text:p>Prove that $(2m)!(2n)!$ is a multiple of $m!n!(m+n)!$ for any non-negative integers $m$ and $n$.</text:p>
          </table:table-cell>
          <table:table-cell office:value-type="string" calcext:value-type="string">
            <text:p>https://artofproblemsolving.com/community/c3923_1972_imo_shortlist</text:p>
          </table:table-cell>
          <table:table-cell office:value-type="string" calcext:value-type="string">
            <text:p>Prove that $(2m)!(2n)!$ is a multiple of $m!n!(m+n)!$ for any non-negative integers $m$ and $n$.</text:p>
          </table:table-cell>
          <table:table-cell/>
        </table:table-row>
        <table:table-row table:style-name="ro4">
          <table:table-cell office:value-type="string" calcext:value-type="string">
            <text:p>1972 IMO Shortlist</text:p>
          </table:table-cell>
          <table:table-cell office:value-type="float" office:value="1972" calcext:value-type="float">
            <text:p>1972</text:p>
          </table:table-cell>
          <table:table-cell office:value-type="float" office:value="9" calcext:value-type="float">
            <text:p>9</text:p>
          </table:table-cell>
          <table:table-cell/>
          <table:table-cell office:value-type="string" calcext:value-type="string">
            <text:p>Find all positive real solutions to: \begin{eqnarray*} (x_1^2-x_3x_5)(x_2^2-x_3x_5) &amp;\le&amp; 0 \\ (x_2^2-x_4x_1)(x_3^2-x_4x_1) &amp;\le&amp; 0 \\ (x_3^2-x_5x_2)(x_4^2-x_5x_2) &amp;\le&amp; 0 \\ (x_4^2-x_1x_3)(x_5^2-x_1x_3) &amp;\le &amp; 0 \\ (x_5^2-x_2x_4)(x_1^2-x_2x_4) &amp;\le&amp; 0 \\ \end{eqnarray*}</text:p>
          </table:table-cell>
          <table:table-cell office:value-type="string" calcext:value-type="string">
            <text:p>https://artofproblemsolving.com/community/c3923_1972_imo_shortlist</text:p>
          </table:table-cell>
          <table:table-cell office:value-type="string" calcext:value-type="string">
            <text:p>Find all positive real solutions to: \begin{eqnarray*} (x_1^2-x_3x_5)(x_2^2-x_3x_5) &amp;\le&amp; 0 \\ (x_2^2-x_4x_1)(x_3^2-x_4x_1) &amp;\le&amp; 0 \\ (x_3^2-x_5x_2)(x_4^2-x_5x_2) &amp;\le&amp; 0 \\ (x_4^2-x_1x_3)(x_5^2-x_1x_3) &amp;\le &amp; 0 \\ (x_5^2-x_2x_4)(x_1^2-x_2x_4) &amp;\le&amp; 0 \\ \end{eqnarray*}</text:p>
          </table:table-cell>
          <table:table-cell/>
        </table:table-row>
        <table:table-row table:style-name="ro1">
          <table:table-cell office:value-type="string" calcext:value-type="string">
            <text:p>1972 IMO Shortlist</text:p>
          </table:table-cell>
          <table:table-cell office:value-type="float" office:value="1972" calcext:value-type="float">
            <text:p>1972</text:p>
          </table:table-cell>
          <table:table-cell office:value-type="float" office:value="10" calcext:value-type="float">
            <text:p>10</text:p>
          </table:table-cell>
          <table:table-cell/>
          <table:table-cell office:value-type="string" calcext:value-type="string">
            <text:p>Given $n&gt;4$, prove that every cyclic quadrilateral can be dissected into $n$ cyclic quadrilaterals.</text:p>
          </table:table-cell>
          <table:table-cell office:value-type="string" calcext:value-type="string">
            <text:p>https://artofproblemsolving.com/community/c3923_1972_imo_shortlist</text:p>
          </table:table-cell>
          <table:table-cell office:value-type="string" calcext:value-type="string">
            <text:p>Given $n&gt;4$, prove that every cyclic quadrilateral can be dissected into $n$ cyclic quadrilaterals.</text:p>
          </table:table-cell>
          <table:table-cell/>
        </table:table-row>
        <table:table-row table:style-name="ro11">
          <table:table-cell office:value-type="string" calcext:value-type="string">
            <text:p>1972 IMO Shortlist</text:p>
          </table:table-cell>
          <table:table-cell office:value-type="float" office:value="1972" calcext:value-type="float">
            <text:p>1972</text:p>
          </table:table-cell>
          <table:table-cell office:value-type="float" office:value="11" calcext:value-type="float">
            <text:p>11</text:p>
          </table:table-cell>
          <table:table-cell/>
          <table:table-cell office:value-type="string" calcext:value-type="string">
            <text:p>Consider a sequence of circles $K_1,K_2,K_3,K_4, \ldots$ of radii $r_1, r_2, r_3, r_4, \ldots$ , respectively, situated inside a triangle $ABC$. The circle $K_1$ is tangent to $AB$ and $AC$; $K_2$ is tangent to $K_1$, $BA$, and $BC$; $K_3$ is tangent to $K_2$, $CA$, and $CB$; $K_4$ is tangent to $K_3$, $AB$, and $AC$; etc.</text:p>
            <text:p>(a) Prove the relation</text:p>
            <text:p>\[r_1  \cot \frac 12 A+ 2 \sqrt{r_1r_2} + r_2  \cot \frac 12 B = r \left(\cot \frac 12 A + \cot \frac 12 B \right) \]</text:p>
            <text:p>where $r$ is the radius of the incircle of the triangle $ABC$. Deduce the existence of a $t_1$ such that</text:p>
            <text:p>\[r_1=r \cot \frac 12 B \cot \frac 12 C \sin^2 t_1\]</text:p>
            <text:p>(b) Prove that the sequence of circles $K_1,K_2, \ldots $ is periodic.</text:p>
          </table:table-cell>
          <table:table-cell office:value-type="string" calcext:value-type="string">
            <text:p>https://artofproblemsolving.com/community/c3923_1972_imo_shortlist</text:p>
          </table:table-cell>
          <table:table-cell office:value-type="string" calcext:value-type="string">
            <text:p>Consider a sequence of circles $K_1,K_2,K_3,K_4, \ldots$ of radii $r_1, r_2, r_3, r_4, \ldots$ , respectively, situated inside a triangle $ABC$. The circle $K_1$ is tangent to $AB$ and $AC$; $K_2$ is tangent to $K_1$, $BA$, and $BC$; $K_3$ is tangent to $K_2$, $CA$, and $CB$; $K_4$ is tangent to $K_3$, $AB$, and $AC$; etc.</text:p>
            <text:p>(a) Prove the relation</text:p>
            <text:p>\[r_1  \cot \frac 12 A+ 2 \sqrt{r_1r_2} + r_2  \cot \frac 12 B = r \left(\cot \frac 12 A + \cot \frac 12 B \right) \]</text:p>
            <text:p>where $r$ is the radius of the incircle of the triangle $ABC$. Deduce the existence of a $t_1$ such that</text:p>
            <text:p>\[r_1=r \cot \frac 12 B \cot \frac 12 C \sin^2 t_1\]</text:p>
            <text:p>(b) Prove that the sequence of circles $K_1,K_2, \ldots $ is periodic.</text:p>
          </table:table-cell>
          <table:table-cell/>
        </table:table-row>
        <table:table-row table:style-name="ro6">
          <table:table-cell office:value-type="string" calcext:value-type="string">
            <text:p>1972 IMO Shortlist</text:p>
          </table:table-cell>
          <table:table-cell office:value-type="float" office:value="1972" calcext:value-type="float">
            <text:p>1972</text:p>
          </table:table-cell>
          <table:table-cell office:value-type="float" office:value="12" calcext:value-type="float">
            <text:p>12</text:p>
          </table:table-cell>
          <table:table-cell/>
          <table:table-cell office:value-type="string" calcext:value-type="string">
            <text:p>Prove that from a set of ten distinct two-digit numbers, it is always possible to find two disjoint subsets whose members have the same sum.</text:p>
          </table:table-cell>
          <table:table-cell office:value-type="string" calcext:value-type="string">
            <text:p>https://artofproblemsolving.com/community/c3923_1972_imo_shortlist</text:p>
          </table:table-cell>
          <table:table-cell office:value-type="string" calcext:value-type="string">
            <text:p>Prove that from a set of ten distinct two-digit numbers, it is always possible to find two disjoint subsets whose members have the same sum.</text:p>
          </table:table-cell>
          <table:table-cell/>
        </table:table-row>
        <table:table-row table:style-name="ro7">
          <table:table-cell office:value-type="string" calcext:value-type="string">
            <text:p>1971 IMO Shortlist</text:p>
          </table:table-cell>
          <table:table-cell office:value-type="float" office:value="1971" calcext:value-type="float">
            <text:p>1971</text:p>
          </table:table-cell>
          <table:table-cell office:value-type="float" office:value="1" calcext:value-type="float">
            <text:p>1</text:p>
          </table:table-cell>
          <table:table-cell/>
          <table:table-cell office:value-type="string" calcext:value-type="string">
            <text:p>Consider a sequence of polynomials $P_0(x), P_1(x), P_2(x), \ldots, P_n(x), \ldots$, where $P_0(x) = 2, P_1(x) = x$ and for every $n \geq 1$ the following equality holds:</text:p>
            <text:p>\[P_{n+1}(x) + P_{n-1}(x) = xP_n(x).\]</text:p>
            <text:p>Prove that there exist three real numbers $a, b, c$ such that for all $n \geq 1,$</text:p>
            <text:p>\[(x^2 - 4)[P_n^2(x) - 4] = [aP_{n+1}(x) + bP_n(x) + cP_{n-1}(x)]^2.\]</text:p>
          </table:table-cell>
          <table:table-cell office:value-type="string" calcext:value-type="string">
            <text:p>https://artofproblemsolving.com/community/c3922_1971_imo_shortlist</text:p>
          </table:table-cell>
          <table:table-cell office:value-type="string" calcext:value-type="string">
            <text:p>Consider a sequence of polynomials $P_0(x), P_1(x), P_2(x), \ldots, P_n(x), \ldots$, where $P_0(x) = 2, P_1(x) = x$ and for every $n \geq 1$ the following equality holds:</text:p>
            <text:p>\[P_{n+1}(x) + P_{n-1}(x) = xP_n(x).\]</text:p>
            <text:p>Prove that there exist three real numbers $a, b, c$ such that for all $n \geq 1,$</text:p>
            <text:p>\[(x^2 - 4)[P_n^2(x) - 4] = [aP_{n+1}(x) + bP_n(x) + cP_{n-1}(x)]^2.\]</text:p>
          </table:table-cell>
          <table:table-cell/>
        </table:table-row>
        <table:table-row table:style-name="ro6">
          <table:table-cell office:value-type="string" calcext:value-type="string">
            <text:p>1971 IMO Shortlist</text:p>
          </table:table-cell>
          <table:table-cell office:value-type="float" office:value="1971" calcext:value-type="float">
            <text:p>1971</text:p>
          </table:table-cell>
          <table:table-cell office:value-type="float" office:value="2" calcext:value-type="float">
            <text:p>2</text:p>
          </table:table-cell>
          <table:table-cell/>
          <table:table-cell office:value-type="string" calcext:value-type="string">
            <text:p>Prove that for every positive integer $m$ we can find a finite set $S$ of points in the plane, such that given any point $A$ of $S$, there are exactly $m$ points in $S$ at unit distance from $A$.</text:p>
          </table:table-cell>
          <table:table-cell office:value-type="string" calcext:value-type="string">
            <text:p>https://artofproblemsolving.com/community/c3922_1971_imo_shortlist</text:p>
          </table:table-cell>
          <table:table-cell office:value-type="string" calcext:value-type="string">
            <text:p>Prove that for every positive integer $m$ we can find a finite set $S$ of points in the plane, such that given any point $A$ of $S$, there are exactly $m$ points in $S$ at unit distance from $A$.</text:p>
          </table:table-cell>
          <table:table-cell/>
        </table:table-row>
        <table:table-row table:style-name="ro13">
          <table:table-cell office:value-type="string" calcext:value-type="string">
            <text:p>1971 IMO Shortlist</text:p>
          </table:table-cell>
          <table:table-cell office:value-type="float" office:value="1971" calcext:value-type="float">
            <text:p>1971</text:p>
          </table:table-cell>
          <table:table-cell office:value-type="float" office:value="3" calcext:value-type="float">
            <text:p>3</text:p>
          </table:table-cell>
          <table:table-cell/>
          <table:table-cell office:value-type="string" calcext:value-type="string">
            <text:p>Knowing that the system</text:p>
            <text:p>\[x + y + z = 3,\]\[x^3 + y^3 + z^3 = 15,\]\[x^4 + y^4 + z^4 = 35,\]</text:p>
            <text:p>has a real solution $x, y, z$ for which $x^2 + y^2 + z^2 &lt; 10$, find the value of $x^5 + y^5 + z^5$ for that solution.</text:p>
          </table:table-cell>
          <table:table-cell office:value-type="string" calcext:value-type="string">
            <text:p>https://artofproblemsolving.com/community/c3922_1971_imo_shortlist</text:p>
          </table:table-cell>
          <table:table-cell office:value-type="string" calcext:value-type="string">
            <text:p>Knowing that the system</text:p>
            <text:p>\[x + y + z = 3,\]\[x^3 + y^3 + z^3 = 15,\]\[x^4 + y^4 + z^4 = 35,\]</text:p>
            <text:p>has a real solution $x, y, z$ for which $x^2 + y^2 + z^2 &lt; 10$, find the value of $x^5 + y^5 + z^5$ for that solution.</text:p>
          </table:table-cell>
          <table:table-cell/>
        </table:table-row>
        <table:table-row table:style-name="ro4">
          <table:table-cell office:value-type="string" calcext:value-type="string">
            <text:p>1971 IMO Shortlist</text:p>
          </table:table-cell>
          <table:table-cell office:value-type="float" office:value="1971" calcext:value-type="float">
            <text:p>1971</text:p>
          </table:table-cell>
          <table:table-cell office:value-type="float" office:value="4" calcext:value-type="float">
            <text:p>4</text:p>
          </table:table-cell>
          <table:table-cell/>
          <table:table-cell office:value-type="string" calcext:value-type="string">
            <text:p>We are given two mutually tangent circles in the plane, with radii $r_1, r_2$. A line intersects these circles in four points, determining three segments of equal length. Find this length as a function of $r_1$ and $r_2$ and the condition for the solvability of the problem.</text:p>
          </table:table-cell>
          <table:table-cell office:value-type="string" calcext:value-type="string">
            <text:p>https://artofproblemsolving.com/community/c3922_1971_imo_shortlist</text:p>
          </table:table-cell>
          <table:table-cell office:value-type="string" calcext:value-type="string">
            <text:p>We are given two mutually tangent circles in the plane, with radii $r_1, r_2$. A line intersects these circles in four points, determining three segments of equal length. Find this length as a function of $r_1$ and $r_2$ and the condition for the solvability of the problem.</text:p>
          </table:table-cell>
          <table:table-cell/>
        </table:table-row>
        <table:table-row table:style-name="ro4">
          <table:table-cell office:value-type="string" calcext:value-type="string">
            <text:p>1971 IMO Shortlist</text:p>
          </table:table-cell>
          <table:table-cell office:value-type="float" office:value="1971" calcext:value-type="float">
            <text:p>1971</text:p>
          </table:table-cell>
          <table:table-cell office:value-type="float" office:value="5" calcext:value-type="float">
            <text:p>5</text:p>
          </table:table-cell>
          <table:table-cell/>
          <table:table-cell office:value-type="string" calcext:value-type="string">
            <text:p>Let \[ E_n=(a_1-a_2)(a_1-a_3)\ldots(a_1-a_n)+(a_2-a_1)(a_2-a_3)\ldots(a_2-a_n)+\ldots+(a_n-a_1)(a_n-a_2)\ldots(a_n-a_{n-1}). \] Let $S_n$ be the proposition that $E_n\ge0$ for all real $a_i$. Prove that $S_n$ is true for $n=3$ and $5$, but for no other $n&gt;2$.</text:p>
          </table:table-cell>
          <table:table-cell office:value-type="string" calcext:value-type="string">
            <text:p>https://artofproblemsolving.com/community/c3922_1971_imo_shortlist</text:p>
          </table:table-cell>
          <table:table-cell office:value-type="string" calcext:value-type="string">
            <text:p>Let \[ E_n=(a_1-a_2)(a_1-a_3)\ldots(a_1-a_n)+(a_2-a_1)(a_2-a_3)\ldots(a_2-a_n)+\ldots+(a_n-a_1)(a_n-a_2)\ldots(a_n-a_{n-1}). \] Let $S_n$ be the proposition that $E_n\ge0$ for all real $a_i$. Prove that $S_n$ is true for $n=3$ and $5$, but for no other $n&gt;2$.</text:p>
          </table:table-cell>
          <table:table-cell/>
        </table:table-row>
        <table:table-row table:style-name="ro12">
          <table:table-cell office:value-type="string" calcext:value-type="string">
            <text:p>1971 IMO Shortlist</text:p>
          </table:table-cell>
          <table:table-cell office:value-type="float" office:value="1971" calcext:value-type="float">
            <text:p>1971</text:p>
          </table:table-cell>
          <table:table-cell office:value-type="float" office:value="6" calcext:value-type="float">
            <text:p>6</text:p>
          </table:table-cell>
          <table:table-cell/>
          <table:table-cell office:value-type="string" calcext:value-type="string">
            <text:p>Let $n \geq 2$ be a natural number. Find a way to assign natural numbers to the vertices of a regular $2n$-gon such that the following conditions are satisfied:</text:p>
            <text:p/>
            <text:p>(1) only digits $1$ and $2$ are used;</text:p>
            <text:p/>
            <text:p>(2) each number consists of exactly $n$ digits;</text:p>
            <text:p/>
            <text:p>(3) different numbers are assigned to different vertices;</text:p>
            <text:p/>
            <text:p>(4) the numbers assigned to two neighboring vertices differ at exactly one digit.</text:p>
          </table:table-cell>
          <table:table-cell office:value-type="string" calcext:value-type="string">
            <text:p>https://artofproblemsolving.com/community/c3922_1971_imo_shortlist</text:p>
          </table:table-cell>
          <table:table-cell office:value-type="string" calcext:value-type="string">
            <text:p>Let $n \geq 2$ be a natural number. Find a way to assign natural numbers to the vertices of a regular $2n$-gon such that the following conditions are satisfied:</text:p>
            <text:p/>
            <text:p>(1) only digits $1$ and $2$ are used;</text:p>
            <text:p/>
            <text:p>(2) each number consists of exactly $n$ digits;</text:p>
            <text:p/>
            <text:p>(3) different numbers are assigned to different vertices;</text:p>
            <text:p/>
            <text:p>(4) the numbers assigned to two neighboring vertices differ at exactly one digit.</text:p>
          </table:table-cell>
          <table:table-cell/>
        </table:table-row>
        <table:table-row table:style-name="ro2">
          <table:table-cell office:value-type="string" calcext:value-type="string">
            <text:p>1971 IMO Shortlist</text:p>
          </table:table-cell>
          <table:table-cell office:value-type="float" office:value="1971" calcext:value-type="float">
            <text:p>1971</text:p>
          </table:table-cell>
          <table:table-cell office:value-type="float" office:value="7" calcext:value-type="float">
            <text:p>7</text:p>
          </table:table-cell>
          <table:table-cell/>
          <table:table-cell office:value-type="string" calcext:value-type="string">
            <text:p>All faces of the tetrahedron $ABCD$ are acute-angled. Take a point $X$ in the interior of the segment $AB$, and similarly $Y$ in $BC, Z$ in $CD$ and $T$ in $AD$.</text:p>
            <text:p/>
            <text:p>\textbf{a.)} If $\angle DAB+\angle BCD\ne\angle CDA+\angle ABC$, then prove none of the closed paths $XYZTX$ has minimal length;</text:p>
            <text:p/>
            <text:p>\textbf{b.)} If $\angle DAB+\angle BCD=\angle CDA+\angle ABC$, then there are infinitely many shortest paths $XYZTX$, each with length $2AC\sin k$, where $2k=\angle BAC+\angle CAD+\angle DAB$.</text:p>
          </table:table-cell>
          <table:table-cell office:value-type="string" calcext:value-type="string">
            <text:p>https://artofproblemsolving.com/community/c3922_1971_imo_shortlist</text:p>
          </table:table-cell>
          <table:table-cell office:value-type="string" calcext:value-type="string">
            <text:p>All faces of the tetrahedron $ABCD$ are acute-angled. Take a point $X$ in the interior of the segment $AB$, and similarly $Y$ in $BC, Z$ in $CD$ and $T$ in $AD$.</text:p>
            <text:p/>
            <text:p>\textbf{a.)} If $\angle DAB+\angle BCD\ne\angle CDA+\angle ABC$, then prove none of the closed paths $XYZTX$ has minimal length;</text:p>
            <text:p/>
            <text:p>\textbf{b.)} If $\angle DAB+\angle BCD=\angle CDA+\angle ABC$, then there are infinitely many shortest paths $XYZTX$, each with length $2AC\sin k$, where $2k=\angle BAC+\angle CAD+\angle DAB$.</text:p>
          </table:table-cell>
          <table:table-cell/>
        </table:table-row>
        <table:table-row table:style-name="ro3">
          <table:table-cell office:value-type="string" calcext:value-type="string">
            <text:p>1971 IMO Shortlist</text:p>
          </table:table-cell>
          <table:table-cell office:value-type="float" office:value="1971" calcext:value-type="float">
            <text:p>1971</text:p>
          </table:table-cell>
          <table:table-cell office:value-type="float" office:value="8" calcext:value-type="float">
            <text:p>8</text:p>
          </table:table-cell>
          <table:table-cell office:value-type="string" calcext:value-type="string">
            <text:p>iii</text:p>
          </table:table-cell>
          <table:table-cell office:value-type="string" calcext:value-type="string">
            <text:p>Determine whether there exist distinct real numbers $a, b, c, t$ for which:</text:p>
            <text:p/>
            <text:p>\textit{(i)} the equation $ax^2 + btx + c = 0$ has two distinct real roots $x_1, x_2,$</text:p>
            <text:p/>
            <text:p>\textit{(ii)} the equation $bx^2 + ctx + a = 0$ has two distinct real roots $x_2, x_3,$</text:p>
          </table:table-cell>
          <table:table-cell office:value-type="string" calcext:value-type="string">
            <text:p>https://artofproblemsolving.com/community/c3922_1971_imo_shortlist</text:p>
          </table:table-cell>
          <table:table-cell office:value-type="string" calcext:value-type="string">
            <text:p>Determine whether there exist distinct real numbers $a, b, c, t$ for which:</text:p>
            <text:p/>
            <text:p>\textit{(i)} the equation $ax^2 + btx + c = 0$ has two distinct real roots $x_1, x_2,$</text:p>
            <text:p/>
            <text:p>\textit{(ii)} the equation $bx^2 + ctx + a = 0$ has two distinct real roots $x_2, x_3,$</text:p>
            <text:p/>
            <text:p>\textit{(iii)} the equation $cx^2 + atx + b = 0$ has two distinct real roots $x_3, x_1.$</text:p>
          </table:table-cell>
          <table:table-cell/>
        </table:table-row>
        <table:table-row table:style-name="ro5">
          <table:table-cell office:value-type="string" calcext:value-type="string">
            <text:p>1971 IMO Shortlist</text:p>
          </table:table-cell>
          <table:table-cell office:value-type="float" office:value="1971" calcext:value-type="float">
            <text:p>1971</text:p>
          </table:table-cell>
          <table:table-cell office:value-type="float" office:value="9" calcext:value-type="float">
            <text:p>9</text:p>
          </table:table-cell>
          <table:table-cell/>
          <table:table-cell office:value-type="string" calcext:value-type="string">
            <text:p>Let $T_k = k - 1$ for $k = 1, 2, 3,4$ and</text:p>
            <text:p>\[T_{2k-1} = T_{2k-2} + 2^{k-2}, T_{2k} = T_{2k-5} + 2^k \qquad  (k \geq 3).\]</text:p>
            <text:p>Show that for all $k$,</text:p>
            <text:p>\[1 + T_{2n-1} = \left[ \frac{12}{7}2^{n-1} \right] \quad \text{and} \quad 1 + T_{2n} = \left[ \frac{17}{7}2^{n-1} \right],\]</text:p>
            <text:p>where $[x]$ denotes the greatest integer not exceeding $x.$</text:p>
          </table:table-cell>
          <table:table-cell office:value-type="string" calcext:value-type="string">
            <text:p>https://artofproblemsolving.com/community/c3922_1971_imo_shortlist</text:p>
          </table:table-cell>
          <table:table-cell office:value-type="string" calcext:value-type="string">
            <text:p>Let $T_k = k - 1$ for $k = 1, 2, 3,4$ and</text:p>
            <text:p>\[T_{2k-1} = T_{2k-2} + 2^{k-2}, T_{2k} = T_{2k-5} + 2^k \qquad  (k \geq 3).\]</text:p>
            <text:p>Show that for all $k$,</text:p>
            <text:p>\[1 + T_{2n-1} = \left[ \frac{12}{7}2^{n-1} \right] \quad \text{and} \quad 1 + T_{2n} = \left[ \frac{17}{7}2^{n-1} \right],\]</text:p>
            <text:p>where $[x]$ denotes the greatest integer not exceeding $x.$</text:p>
          </table:table-cell>
          <table:table-cell/>
        </table:table-row>
        <table:table-row table:style-name="ro6">
          <table:table-cell office:value-type="string" calcext:value-type="string">
            <text:p>1971 IMO Shortlist</text:p>
          </table:table-cell>
          <table:table-cell office:value-type="float" office:value="1971" calcext:value-type="float">
            <text:p>1971</text:p>
          </table:table-cell>
          <table:table-cell office:value-type="float" office:value="10" calcext:value-type="float">
            <text:p>10</text:p>
          </table:table-cell>
          <table:table-cell/>
          <table:table-cell office:value-type="string" calcext:value-type="string">
            <text:p>Prove that we can find an infinite set of positive integers of the from $2^n-3$ (where $n$ is a positive integer) every pair of which are relatively prime.</text:p>
          </table:table-cell>
          <table:table-cell office:value-type="string" calcext:value-type="string">
            <text:p>https://artofproblemsolving.com/community/c3922_1971_imo_shortlist</text:p>
          </table:table-cell>
          <table:table-cell office:value-type="string" calcext:value-type="string">
            <text:p>Prove that we can find an infinite set of positive integers of the from $2^n-3$ (where $n$ is a positive integer) every pair of which are relatively prime.</text:p>
          </table:table-cell>
          <table:table-cell/>
        </table:table-row>
        <table:table-row table:style-name="ro5">
          <table:table-cell office:value-type="string" calcext:value-type="string">
            <text:p>1971 IMO Shortlist</text:p>
          </table:table-cell>
          <table:table-cell office:value-type="float" office:value="1971" calcext:value-type="float">
            <text:p>1971</text:p>
          </table:table-cell>
          <table:table-cell office:value-type="float" office:value="11" calcext:value-type="float">
            <text:p>11</text:p>
          </table:table-cell>
          <table:table-cell/>
          <table:table-cell office:value-type="string" calcext:value-type="string">
            <text:p>The matrix</text:p>
            <text:p>\[A=\begin{pmatrix} a_{11} &amp; \ldots &amp; a_{1n} \\ \vdots &amp; \ldots &amp; \vdots  \\ a_{n1} &amp; \ldots &amp; a_{nn}  \end{pmatrix}\]</text:p>
            <text:p>satisfies the inequality $\sum_{j=1}^n |a_{j1}x_1 + \cdots+ a_{jn}x_n| \leq M$ for each choice of numbers $x_i$ equal to $\pm 1$. Show that</text:p>
            <text:p>\[|a_{11} + a_{22} + \cdots+ a_{nn}| \leq M.\]</text:p>
          </table:table-cell>
          <table:table-cell office:value-type="string" calcext:value-type="string">
            <text:p>https://artofproblemsolving.com/community/c3922_1971_imo_shortlist</text:p>
          </table:table-cell>
          <table:table-cell office:value-type="string" calcext:value-type="string">
            <text:p>The matrix</text:p>
            <text:p>\[A=\begin{pmatrix} a_{11} &amp; \ldots &amp; a_{1n} \\ \vdots &amp; \ldots &amp; \vdots  \\ a_{n1} &amp; \ldots &amp; a_{nn}  \end{pmatrix}\]</text:p>
            <text:p>satisfies the inequality $\sum_{j=1}^n |a_{j1}x_1 + \cdots+ a_{jn}x_n| \leq M$ for each choice of numbers $x_i$ equal to $\pm 1$. Show that</text:p>
            <text:p>\[|a_{11} + a_{22} + \cdots+ a_{nn}| \leq M.\]</text:p>
          </table:table-cell>
          <table:table-cell/>
        </table:table-row>
        <table:table-row table:style-name="ro6">
          <table:table-cell office:value-type="string" calcext:value-type="string">
            <text:p>1971 IMO Shortlist</text:p>
          </table:table-cell>
          <table:table-cell office:value-type="float" office:value="1971" calcext:value-type="float">
            <text:p>1971</text:p>
          </table:table-cell>
          <table:table-cell office:value-type="float" office:value="12" calcext:value-type="float">
            <text:p>12</text:p>
          </table:table-cell>
          <table:table-cell/>
          <table:table-cell office:value-type="string" calcext:value-type="string">
            <text:p>Two congruent equilateral triangles $ABC$ and $A'B'C'$ in the plane are given. Show that the midpoints of the segments $AA',BB', CC'$ either are collinear or form an equilateral triangle.</text:p>
          </table:table-cell>
          <table:table-cell office:value-type="string" calcext:value-type="string">
            <text:p>https://artofproblemsolving.com/community/c3922_1971_imo_shortlist</text:p>
          </table:table-cell>
          <table:table-cell office:value-type="string" calcext:value-type="string">
            <text:p>Two congruent equilateral triangles $ABC$ and $A'B'C'$ in the plane are given. Show that the midpoints of the segments $AA',BB', CC'$ either are collinear or form an equilateral triangle.</text:p>
          </table:table-cell>
          <table:table-cell/>
        </table:table-row>
        <table:table-row table:style-name="ro13">
          <table:table-cell office:value-type="string" calcext:value-type="string">
            <text:p>1971 IMO Shortlist</text:p>
          </table:table-cell>
          <table:table-cell office:value-type="float" office:value="1971" calcext:value-type="float">
            <text:p>1971</text:p>
          </table:table-cell>
          <table:table-cell office:value-type="float" office:value="13" calcext:value-type="float">
            <text:p>13</text:p>
          </table:table-cell>
          <table:table-cell/>
          <table:table-cell office:value-type="string" calcext:value-type="string">
            <text:p>Let $ A = (a_{ij})$, where $ i,j = 1,2,\ldots,n$, be a square matrix with all $ a_{ij}$ non-negative integers. For each $ i,j$ such that $ a_{ij} = 0$, the sum of the elements in the $ i$th row and the $ j$th column is at least $ n$. Prove that the sum of all the elements in the matrix is at least $ \frac {n^2}{2}$.</text:p>
          </table:table-cell>
          <table:table-cell office:value-type="string" calcext:value-type="string">
            <text:p>https://artofproblemsolving.com/community/c3922_1971_imo_shortlist</text:p>
          </table:table-cell>
          <table:table-cell office:value-type="string" calcext:value-type="string">
            <text:p>Let $ A = (a_{ij})$, where $ i,j = 1,2,\ldots,n$, be a square matrix with all $ a_{ij}$ non-negative integers. For each $ i,j$ such that $ a_{ij} = 0$, the sum of the elements in the $ i$th row and the $ j$th column is at least $ n$. Prove that the sum of all the elements in the matrix is at least $ \frac {n^2}{2}$.</text:p>
          </table:table-cell>
          <table:table-cell/>
        </table:table-row>
        <table:table-row table:style-name="ro4">
          <table:table-cell office:value-type="string" calcext:value-type="string">
            <text:p>1971 IMO Shortlist</text:p>
          </table:table-cell>
          <table:table-cell office:value-type="float" office:value="1971" calcext:value-type="float">
            <text:p>1971</text:p>
          </table:table-cell>
          <table:table-cell office:value-type="float" office:value="14" calcext:value-type="float">
            <text:p>14</text:p>
          </table:table-cell>
          <table:table-cell/>
          <table:table-cell office:value-type="string" calcext:value-type="string">
            <text:p>A broken line $A_1A_2 \ldots A_n$ is drawn in a $50 \times 50$ square, so that the distance from any point of the square to the broken line is less than $1$. Prove that its total length is greater than $1248.$</text:p>
          </table:table-cell>
          <table:table-cell office:value-type="string" calcext:value-type="string">
            <text:p>https://artofproblemsolving.com/community/c3922_1971_imo_shortlist</text:p>
          </table:table-cell>
          <table:table-cell office:value-type="string" calcext:value-type="string">
            <text:p>A broken line $A_1A_2 \ldots A_n$ is drawn in a $50 \times 50$ square, so that the distance from any point of the square to the broken line is less than $1$. Prove that its total length is greater than $1248.$</text:p>
          </table:table-cell>
          <table:table-cell/>
        </table:table-row>
        <table:table-row table:style-name="ro4">
          <table:table-cell office:value-type="string" calcext:value-type="string">
            <text:p>1971 IMO Shortlist</text:p>
          </table:table-cell>
          <table:table-cell office:value-type="float" office:value="1971" calcext:value-type="float">
            <text:p>1971</text:p>
          </table:table-cell>
          <table:table-cell office:value-type="float" office:value="15" calcext:value-type="float">
            <text:p>15</text:p>
          </table:table-cell>
          <table:table-cell/>
          <table:table-cell office:value-type="string" calcext:value-type="string">
            <text:p>Natural numbers from $1$ to $99$ (not necessarily distinct) are written on $99$ cards. It is given that the sum of the numbers on any subset of cards (including the set of all cards) is not divisible by $100$. Show that all the cards contain the same number.</text:p>
          </table:table-cell>
          <table:table-cell office:value-type="string" calcext:value-type="string">
            <text:p>https://artofproblemsolving.com/community/c3922_1971_imo_shortlist</text:p>
          </table:table-cell>
          <table:table-cell office:value-type="string" calcext:value-type="string">
            <text:p>Natural numbers from $1$ to $99$ (not necessarily distinct) are written on $99$ cards. It is given that the sum of the numbers on any subset of cards (including the set of all cards) is not divisible by $100$. Show that all the cards contain the same number.</text:p>
          </table:table-cell>
          <table:table-cell/>
        </table:table-row>
        <table:table-row table:style-name="ro4">
          <table:table-cell office:value-type="string" calcext:value-type="string">
            <text:p>1971 IMO Shortlist</text:p>
          </table:table-cell>
          <table:table-cell office:value-type="float" office:value="1971" calcext:value-type="float">
            <text:p>1971</text:p>
          </table:table-cell>
          <table:table-cell office:value-type="float" office:value="16" calcext:value-type="float">
            <text:p>16</text:p>
          </table:table-cell>
          <table:table-cell/>
          <table:table-cell office:value-type="string" calcext:value-type="string">
            <text:p>Let $P_1$ be a convex polyhedron with vertices $A_1,A_2,\ldots,A_9$. Let $P_i$ be the polyhedron obtained from $P_1$ by a translation that moves $A_1$ to $A_i$. Prove that at least two of the polyhedra $P_1,P_2,\ldots,P_9$ have an interior point in common.</text:p>
          </table:table-cell>
          <table:table-cell office:value-type="string" calcext:value-type="string">
            <text:p>https://artofproblemsolving.com/community/c3922_1971_imo_shortlist</text:p>
          </table:table-cell>
          <table:table-cell office:value-type="string" calcext:value-type="string">
            <text:p>Let $P_1$ be a convex polyhedron with vertices $A_1,A_2,\ldots,A_9$. Let $P_i$ be the polyhedron obtained from $P_1$ by a translation that moves $A_1$ to $A_i$. Prove that at least two of the polyhedra $P_1,P_2,\ldots,P_9$ have an interior point in common.</text:p>
          </table:table-cell>
          <table:table-cell/>
        </table:table-row>
        <table:table-row table:style-name="ro13">
          <table:table-cell office:value-type="string" calcext:value-type="string">
            <text:p>1971 IMO Shortlist</text:p>
          </table:table-cell>
          <table:table-cell office:value-type="float" office:value="1971" calcext:value-type="float">
            <text:p>1971</text:p>
          </table:table-cell>
          <table:table-cell office:value-type="float" office:value="17" calcext:value-type="float">
            <text:p>17</text:p>
          </table:table-cell>
          <table:table-cell/>
          <table:table-cell office:value-type="string" calcext:value-type="string">
            <text:p>Prove the inequality</text:p>
            <text:p>\[ \frac{a_1+ a_3}{a_1 + a_2} + \frac{a_2 + a_4}{a_2 + a_3} + \frac{a_3 + a_1}{a_3 + a_4} + \frac{a_4 + a_2}{a_4 + a_1} \geq 4, \]</text:p>
            <text:p>where $a_i &gt; 0, i = 1, 2, 3, 4.$</text:p>
          </table:table-cell>
          <table:table-cell office:value-type="string" calcext:value-type="string">
            <text:p>https://artofproblemsolving.com/community/c3922_1971_imo_shortlist</text:p>
          </table:table-cell>
          <table:table-cell office:value-type="string" calcext:value-type="string">
            <text:p>Prove the inequality</text:p>
            <text:p>\[ \frac{a_1+ a_3}{a_1 + a_2} + \frac{a_2 + a_4}{a_2 + a_3} + \frac{a_3 + a_1}{a_3 + a_4} + \frac{a_4 + a_2}{a_4 + a_1} \geq 4, \]</text:p>
            <text:p>where $a_i &gt; 0, i = 1, 2, 3, 4.$</text:p>
          </table:table-cell>
          <table:table-cell/>
        </table:table-row>
        <table:table-row table:style-name="ro13">
          <table:table-cell office:value-type="string" calcext:value-type="string">
            <text:p>1970 IMO Shortlist</text:p>
          </table:table-cell>
          <table:table-cell office:value-type="float" office:value="1970" calcext:value-type="float">
            <text:p>1970</text:p>
          </table:table-cell>
          <table:table-cell office:value-type="float" office:value="1" calcext:value-type="float">
            <text:p>1</text:p>
          </table:table-cell>
          <table:table-cell/>
          <table:table-cell office:value-type="string" calcext:value-type="string">
            <text:p>Consider a regular $2n$-gon and the $n$ diagonals of it that pass through its center. Let $P$ be a point of the inscribed circle and let $a_1, a_2, \ldots , a_n$ be the angles in which the diagonals mentioned are visible from the point $P$. Prove that</text:p>
            <text:p>\[\sum_{i=1}^n \tan^2 a_i = 2n \frac{\cos^2 \frac{\pi}{2n}}{\sin^4 \frac{\pi}{2n}}.\]</text:p>
          </table:table-cell>
          <table:table-cell office:value-type="string" calcext:value-type="string">
            <text:p>https://artofproblemsolving.com/community/c3921_1970_imo_shortlist</text:p>
          </table:table-cell>
          <table:table-cell office:value-type="string" calcext:value-type="string">
            <text:p>Consider a regular $2n$-gon and the $n$ diagonals of it that pass through its center. Let $P$ be a point of the inscribed circle and let $a_1, a_2, \ldots , a_n$ be the angles in which the diagonals mentioned are visible from the point $P$. Prove that</text:p>
            <text:p>\[\sum_{i=1}^n \tan^2 a_i = 2n \frac{\cos^2 \frac{\pi}{2n}}{\sin^4 \frac{\pi}{2n}}.\]</text:p>
          </table:table-cell>
          <table:table-cell/>
        </table:table-row>
        <table:table-row table:style-name="ro4">
          <table:table-cell office:value-type="string" calcext:value-type="string">
            <text:p>1970 IMO Shortlist</text:p>
          </table:table-cell>
          <table:table-cell office:value-type="float" office:value="1970" calcext:value-type="float">
            <text:p>1970</text:p>
          </table:table-cell>
          <table:table-cell office:value-type="float" office:value="2" calcext:value-type="float">
            <text:p>2</text:p>
          </table:table-cell>
          <table:table-cell/>
          <table:table-cell office:value-type="string" calcext:value-type="string">
            <text:p>We have $0\le x_i&lt;b$ for $i=0,1,\ldots,n$ and $x_n&gt;0,x_{n-1}&gt;0$. If $a&gt;b$, and $x_nx_{n-1}\ldots x_0$ represents the number $A$ base $a$ and $B$ base $b$, whilst $x_{n-1}x_{n-2}\ldots x_0$ represents the number $A'$ base $a$ and $B'$ base $b$, prove that $A'B&lt;AB'$.</text:p>
          </table:table-cell>
          <table:table-cell office:value-type="string" calcext:value-type="string">
            <text:p>https://artofproblemsolving.com/community/c3921_1970_imo_shortlist</text:p>
          </table:table-cell>
          <table:table-cell office:value-type="string" calcext:value-type="string">
            <text:p>We have $0\le x_i&lt;b$ for $i=0,1,\ldots,n$ and $x_n&gt;0,x_{n-1}&gt;0$. If $a&gt;b$, and $x_nx_{n-1}\ldots x_0$ represents the number $A$ base $a$ and $B$ base $b$, whilst $x_{n-1}x_{n-2}\ldots x_0$ represents the number $A'$ base $a$ and $B'$ base $b$, prove that $A'B&lt;AB'$.</text:p>
          </table:table-cell>
          <table:table-cell/>
        </table:table-row>
        <table:table-row table:style-name="ro4">
          <table:table-cell office:value-type="string" calcext:value-type="string">
            <text:p>1970 IMO Shortlist</text:p>
          </table:table-cell>
          <table:table-cell office:value-type="float" office:value="1970" calcext:value-type="float">
            <text:p>1970</text:p>
          </table:table-cell>
          <table:table-cell office:value-type="float" office:value="3" calcext:value-type="float">
            <text:p>3</text:p>
          </table:table-cell>
          <table:table-cell/>
          <table:table-cell office:value-type="string" calcext:value-type="string">
            <text:p>In the tetrahedron $ABCD,\angle BDC=90^o$ and the foot of the perpendicular from $D$ to $ABC$ is the intersection of the altitudes of $ABC$. Prove that: \[ (AB+BC+CA)^2\le6(AD^2+BD^2+CD^2). \] When do we have equality?</text:p>
          </table:table-cell>
          <table:table-cell office:value-type="string" calcext:value-type="string">
            <text:p>https://artofproblemsolving.com/community/c3921_1970_imo_shortlist</text:p>
          </table:table-cell>
          <table:table-cell office:value-type="string" calcext:value-type="string">
            <text:p>In the tetrahedron $ABCD,\angle BDC=90^o$ and the foot of the perpendicular from $D$ to $ABC$ is the intersection of the altitudes of $ABC$. Prove that: \[ (AB+BC+CA)^2\le6(AD^2+BD^2+CD^2). \] When do we have equality?</text:p>
          </table:table-cell>
          <table:table-cell/>
        </table:table-row>
        <table:table-row table:style-name="ro6">
          <table:table-cell office:value-type="string" calcext:value-type="string">
            <text:p>1970 IMO Shortlist</text:p>
          </table:table-cell>
          <table:table-cell office:value-type="float" office:value="1970" calcext:value-type="float">
            <text:p>1970</text:p>
          </table:table-cell>
          <table:table-cell office:value-type="float" office:value="4" calcext:value-type="float">
            <text:p>4</text:p>
          </table:table-cell>
          <table:table-cell/>
          <table:table-cell office:value-type="string" calcext:value-type="string">
            <text:p>Find all positive integers $n$ such that the set $\{n,n+1,n+2,n+3,n+4,n+5\}$ can be partitioned into two subsets so that the product of the numbers in each subset is equal.</text:p>
          </table:table-cell>
          <table:table-cell office:value-type="string" calcext:value-type="string">
            <text:p>https://artofproblemsolving.com/community/c3921_1970_imo_shortlist</text:p>
          </table:table-cell>
          <table:table-cell office:value-type="string" calcext:value-type="string">
            <text:p>Find all positive integers $n$ such that the set $\{n,n+1,n+2,n+3,n+4,n+5\}$ can be partitioned into two subsets so that the product of the numbers in each subset is equal.</text:p>
          </table:table-cell>
          <table:table-cell/>
        </table:table-row>
        <table:table-row table:style-name="ro7">
          <table:table-cell office:value-type="string" calcext:value-type="string">
            <text:p>1970 IMO Shortlist</text:p>
          </table:table-cell>
          <table:table-cell office:value-type="float" office:value="1970" calcext:value-type="float">
            <text:p>1970</text:p>
          </table:table-cell>
          <table:table-cell office:value-type="float" office:value="5" calcext:value-type="float">
            <text:p>5</text:p>
          </table:table-cell>
          <table:table-cell/>
          <table:table-cell office:value-type="string" calcext:value-type="string">
            <text:p>Let $M$ be an interior point of the tetrahedron $ABCD$. Prove that</text:p>
            <text:p>\[ \begin{array}{c}\ \stackrel{\longrightarrow }{MA} \text{vol}(MBCD) +\stackrel{\longrightarrow }{MB} \text{vol}(MACD) +\stackrel{\longrightarrow }{MC} \text{vol}(MABD) + \stackrel{\longrightarrow }{MD} \text{vol}(MABC) = 0 \end{array}\]</text:p>
            <text:p>($\text{vol}(PQRS)$ denotes the volume of the tetrahedron $PQRS$).</text:p>
          </table:table-cell>
          <table:table-cell office:value-type="string" calcext:value-type="string">
            <text:p>https://artofproblemsolving.com/community/c3921_1970_imo_shortlist</text:p>
          </table:table-cell>
          <table:table-cell office:value-type="string" calcext:value-type="string">
            <text:p>Let $M$ be an interior point of the tetrahedron $ABCD$. Prove that</text:p>
            <text:p>\[ \begin{array}{c}\ \stackrel{\longrightarrow }{MA} \text{vol}(MBCD) +\stackrel{\longrightarrow }{MB} \text{vol}(MACD) +\stackrel{\longrightarrow }{MC} \text{vol}(MABD) + \stackrel{\longrightarrow }{MD} \text{vol}(MABC) = 0 \end{array}\]</text:p>
            <text:p>($\text{vol}(PQRS)$ denotes the volume of the tetrahedron $PQRS$).</text:p>
          </table:table-cell>
          <table:table-cell/>
        </table:table-row>
        <table:table-row table:style-name="ro13">
          <table:table-cell office:value-type="string" calcext:value-type="string">
            <text:p>1970 IMO Shortlist</text:p>
          </table:table-cell>
          <table:table-cell office:value-type="float" office:value="1970" calcext:value-type="float">
            <text:p>1970</text:p>
          </table:table-cell>
          <table:table-cell office:value-type="float" office:value="6" calcext:value-type="float">
            <text:p>6</text:p>
          </table:table-cell>
          <table:table-cell/>
          <table:table-cell office:value-type="string" calcext:value-type="string">
            <text:p>In the triangle $ABC$ let $B'$ and $C'$ be the midpoints of the sides $AC$ and $AB$ respectively and $H$ the foot of the altitude passing through the vertex $A$. Prove that the circumcircles of the triangles $AB'C'$,$BC'H$, and $B'CH$ have a common point $I$ and that the line $HI$ passes through the midpoint of the segment $B'C'.$</text:p>
          </table:table-cell>
          <table:table-cell office:value-type="string" calcext:value-type="string">
            <text:p>https://artofproblemsolving.com/community/c3921_1970_imo_shortlist</text:p>
          </table:table-cell>
          <table:table-cell office:value-type="string" calcext:value-type="string">
            <text:p>In the triangle $ABC$ let $B'$ and $C'$ be the midpoints of the sides $AC$ and $AB$ respectively and $H$ the foot of the altitude passing through the vertex $A$. Prove that the circumcircles of the triangles $AB'C'$,$BC'H$, and $B'CH$ have a common point $I$ and that the line $HI$ passes through the midpoint of the segment $B'C'.$</text:p>
          </table:table-cell>
          <table:table-cell/>
        </table:table-row>
        <table:table-row table:style-name="ro6">
          <table:table-cell office:value-type="string" calcext:value-type="string">
            <text:p>1970 IMO Shortlist</text:p>
          </table:table-cell>
          <table:table-cell office:value-type="float" office:value="1970" calcext:value-type="float">
            <text:p>1970</text:p>
          </table:table-cell>
          <table:table-cell office:value-type="float" office:value="7" calcext:value-type="float">
            <text:p>7</text:p>
          </table:table-cell>
          <table:table-cell/>
          <table:table-cell office:value-type="string" calcext:value-type="string">
            <text:p>For which digits $a$ do exist integers $n \geq 4$ such that each digit of $\frac{n(n+1)}{2}$ equals $a \ ?$</text:p>
          </table:table-cell>
          <table:table-cell office:value-type="string" calcext:value-type="string">
            <text:p>https://artofproblemsolving.com/community/c3921_1970_imo_shortlist</text:p>
          </table:table-cell>
          <table:table-cell office:value-type="string" calcext:value-type="string">
            <text:p>For which digits $a$ do exist integers $n \geq 4$ such that each digit of $\frac{n(n+1)}{2}$ equals $a \ ?$</text:p>
          </table:table-cell>
          <table:table-cell/>
        </table:table-row>
        <table:table-row table:style-name="ro13">
          <table:table-cell office:value-type="string" calcext:value-type="string">
            <text:p>1970 IMO Shortlist</text:p>
          </table:table-cell>
          <table:table-cell office:value-type="float" office:value="1970" calcext:value-type="float">
            <text:p>1970</text:p>
          </table:table-cell>
          <table:table-cell office:value-type="float" office:value="8" calcext:value-type="float">
            <text:p>8</text:p>
          </table:table-cell>
          <table:table-cell/>
          <table:table-cell office:value-type="string" calcext:value-type="string">
            <text:p>$M$ is any point on the side $AB$ of the triangle $ABC$. $r,r_1,r_2$ are the radii of the circles inscribed in $ABC,AMC,BMC$. $q$ is the radius of the circle on the opposite side of $AB$ to $C$, touching the three sides of $AB$ and the extensions of $CA$ and $CB$. Similarly, $q_1$ and $q_2$. Prove that $r_1r_2q=rq_1q_2$.</text:p>
          </table:table-cell>
          <table:table-cell office:value-type="string" calcext:value-type="string">
            <text:p>https://artofproblemsolving.com/community/c3921_1970_imo_shortlist</text:p>
          </table:table-cell>
          <table:table-cell office:value-type="string" calcext:value-type="string">
            <text:p>$M$ is any point on the side $AB$ of the triangle $ABC$. $r,r_1,r_2$ are the radii of the circles inscribed in $ABC,AMC,BMC$. $q$ is the radius of the circle on the opposite side of $AB$ to $C$, touching the three sides of $AB$ and the extensions of $CA$ and $CB$. Similarly, $q_1$ and $q_2$. Prove that $r_1r_2q=rq_1q_2$.</text:p>
          </table:table-cell>
          <table:table-cell/>
        </table:table-row>
        <table:table-row table:style-name="ro4">
          <table:table-cell office:value-type="string" calcext:value-type="string">
            <text:p>1970 IMO Shortlist</text:p>
          </table:table-cell>
          <table:table-cell office:value-type="float" office:value="1970" calcext:value-type="float">
            <text:p>1970</text:p>
          </table:table-cell>
          <table:table-cell office:value-type="float" office:value="9" calcext:value-type="float">
            <text:p>9</text:p>
          </table:table-cell>
          <table:table-cell/>
          <table:table-cell office:value-type="string" calcext:value-type="string">
            <text:p>Let $u_1, u_2, \ldots, u_n, v_1, v_2, \ldots, v_n$ be real numbers. Prove that</text:p>
            <text:p>\[1+ \sum_{i=1}^n (u_i+v_i)^2 \leq \frac 43 \Biggr( 1+ \sum_{i=1}^n u_i^2 \Biggl) \Biggr( 1+ \sum_{i=1}^n v_i^2 \Biggl) .\]</text:p>
          </table:table-cell>
          <table:table-cell office:value-type="string" calcext:value-type="string">
            <text:p>https://artofproblemsolving.com/community/c3921_1970_imo_shortlist</text:p>
          </table:table-cell>
          <table:table-cell office:value-type="string" calcext:value-type="string">
            <text:p>Let $u_1, u_2, \ldots, u_n, v_1, v_2, \ldots, v_n$ be real numbers. Prove that</text:p>
            <text:p>\[1+ \sum_{i=1}^n (u_i+v_i)^2 \leq \frac 43 \Biggr( 1+ \sum_{i=1}^n u_i^2 \Biggl) \Biggr( 1+ \sum_{i=1}^n v_i^2 \Biggl) .\]</text:p>
          </table:table-cell>
          <table:table-cell/>
        </table:table-row>
        <table:table-row table:style-name="ro3">
          <table:table-cell office:value-type="string" calcext:value-type="string">
            <text:p>1970 IMO Shortlist</text:p>
          </table:table-cell>
          <table:table-cell office:value-type="float" office:value="1970" calcext:value-type="float">
            <text:p>1970</text:p>
          </table:table-cell>
          <table:table-cell office:value-type="float" office:value="10" calcext:value-type="float">
            <text:p>10</text:p>
          </table:table-cell>
          <table:table-cell/>
          <table:table-cell office:value-type="string" calcext:value-type="string">
            <text:p>The real numbers $a_0,a_1,a_2,\ldots$ satisfy $1=a_0\le a_1\le a_2\le\ldots. b_1,b_2,b_3,\ldots$ are defined by $b_n=\sum_{k=1}^n{1-{a_{k-1}\over a_k}\over\sqrt a_k}$.</text:p>
            <text:p/>
            <text:p>\textbf{a.)} Prove that $0\le b_n&lt;2$.</text:p>
            <text:p/>
            <text:p>\textbf{b.)} Given $c$ satisfying $0\le c&lt;2$, prove that we can find $a_n$ so that $b_n&gt;c$ for all sufficiently large $n$.</text:p>
          </table:table-cell>
          <table:table-cell office:value-type="string" calcext:value-type="string">
            <text:p>https://artofproblemsolving.com/community/c3921_1970_imo_shortlist</text:p>
          </table:table-cell>
          <table:table-cell office:value-type="string" calcext:value-type="string">
            <text:p>The real numbers $a_0,a_1,a_2,\ldots$ satisfy $1=a_0\le a_1\le a_2\le\ldots. b_1,b_2,b_3,\ldots$ are defined by $b_n=\sum_{k=1}^n{1-{a_{k-1}\over a_k}\over\sqrt a_k}$.</text:p>
            <text:p/>
            <text:p>\textbf{a.)} Prove that $0\le b_n&lt;2$.</text:p>
            <text:p/>
            <text:p>\textbf{b.)} Given $c$ satisfying $0\le c&lt;2$, prove that we can find $a_n$ so that $b_n&gt;c$ for all sufficiently large $n$.</text:p>
          </table:table-cell>
          <table:table-cell/>
        </table:table-row>
        <table:table-row table:style-name="ro4">
          <table:table-cell office:value-type="string" calcext:value-type="string">
            <text:p>1970 IMO Shortlist</text:p>
          </table:table-cell>
          <table:table-cell office:value-type="float" office:value="1970" calcext:value-type="float">
            <text:p>1970</text:p>
          </table:table-cell>
          <table:table-cell office:value-type="float" office:value="11" calcext:value-type="float">
            <text:p>11</text:p>
          </table:table-cell>
          <table:table-cell/>
          <table:table-cell office:value-type="string" calcext:value-type="string">
            <text:p>Let $P,Q,R$ be polynomials and let $S(x) = P(x^3) + xQ(x^3) + x^2R(x^3)$ be a polynomial of degree $n$ whose roots $x_1,\ldots, x_n$ are distinct. Construct with the aid of the polynomials $P,Q,R$ a polynomial $T$ of degree $n$ that has the roots $x_1^3 , x_2^3 , \ldots, x_n^3.$</text:p>
          </table:table-cell>
          <table:table-cell office:value-type="string" calcext:value-type="string">
            <text:p>https://artofproblemsolving.com/community/c3921_1970_imo_shortlist</text:p>
          </table:table-cell>
          <table:table-cell office:value-type="string" calcext:value-type="string">
            <text:p>Let $P,Q,R$ be polynomials and let $S(x) = P(x^3) + xQ(x^3) + x^2R(x^3)$ be a polynomial of degree $n$ whose roots $x_1,\ldots, x_n$ are distinct. Construct with the aid of the polynomials $P,Q,R$ a polynomial $T$ of degree $n$ that has the roots $x_1^3 , x_2^3 , \ldots, x_n^3.$</text:p>
          </table:table-cell>
          <table:table-cell/>
        </table:table-row>
        <table:table-row table:style-name="ro6">
          <table:table-cell office:value-type="string" calcext:value-type="string">
            <text:p>1970 IMO Shortlist</text:p>
          </table:table-cell>
          <table:table-cell office:value-type="float" office:value="1970" calcext:value-type="float">
            <text:p>1970</text:p>
          </table:table-cell>
          <table:table-cell office:value-type="float" office:value="12" calcext:value-type="float">
            <text:p>12</text:p>
          </table:table-cell>
          <table:table-cell/>
          <table:table-cell office:value-type="string" calcext:value-type="string">
            <text:p>Given $100$ coplanar points, no three collinear, prove that at most $70\%$ of the triangles formed by the points have all angles acute.</text:p>
          </table:table-cell>
          <table:table-cell office:value-type="string" calcext:value-type="string">
            <text:p>https://artofproblemsolving.com/community/c3921_1970_imo_shortlist</text:p>
          </table:table-cell>
          <table:table-cell office:value-type="string" calcext:value-type="string">
            <text:p>Given $100$ coplanar points, no three collinear, prove that at most $70\%$ of the triangles formed by the points have all angles acute.</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1" calcext:value-type="float">
            <text:p>1</text:p>
          </table:table-cell>
          <table:table-cell/>
          <table:table-cell office:value-type="string" calcext:value-type="string">
            <text:p>$(BEL 1)$ A parabola $P_1$ with equation $x^2 - 2py = 0$ and parabola $P_2$ with equation $x^2 + 2py = 0, p &gt; 0$, are given. A line $t$ is tangent to $P_2.$ Find the locus of pole $M$ of the line $t$ with respect to $P_1.$</text:p>
          </table:table-cell>
          <table:table-cell office:value-type="string" calcext:value-type="string">
            <text:p>https://artofproblemsolving.com/community/c3920_1969_imo_shortlist</text:p>
          </table:table-cell>
          <table:table-cell office:value-type="string" calcext:value-type="string">
            <text:p>$(BEL 1)$ A parabola $P_1$ with equation $x^2 - 2py = 0$ and parabola $P_2$ with equation $x^2 + 2py = 0, p &gt; 0$, are given. A line $t$ is tangent to $P_2.$ Find the locus of pole $M$ of the line $t$ with respect to $P_1.$</text:p>
          </table:table-cell>
          <table:table-cell/>
        </table:table-row>
        <table:table-row table:style-name="ro7">
          <table:table-cell office:value-type="string" calcext:value-type="string">
            <text:p>1969 IMO Shortlist</text:p>
          </table:table-cell>
          <table:table-cell office:value-type="float" office:value="1969" calcext:value-type="float">
            <text:p>1969</text:p>
          </table:table-cell>
          <table:table-cell office:value-type="float" office:value="2" calcext:value-type="float">
            <text:p>2</text:p>
          </table:table-cell>
          <table:table-cell office:value-type="string" calcext:value-type="string">
            <text:p>(d)$ Check whether this locus coincides with the nine-point circle of the triangle $ABC.</text:p>
          </table:table-cell>
          <table:table-cell office:value-type="string" calcext:value-type="string">
            <text:p>$(BEL 2) (a)$ Find the equations of regular hyperbolas passing through the points $A(\alpha, 0), B(\beta, 0),$ and $C(0, \gamma).$</text:p>
            <text:p>$(b)$ Prove that all such hyperbolas pass through the orthocenter $H$ of the triangle $ABC.$</text:p>
            <text:p>$(c)$ Find the locus of the centers of these hyperbolas.</text:p>
          </table:table-cell>
          <table:table-cell office:value-type="string" calcext:value-type="string">
            <text:p>https://artofproblemsolving.com/community/c3920_1969_imo_shortlist</text:p>
          </table:table-cell>
          <table:table-cell office:value-type="string" calcext:value-type="string">
            <text:p>$(BEL 2) (a)$ Find the equations of regular hyperbolas passing through the points $A(\alpha, 0), B(\beta, 0),$ and $C(0, \gamma).$</text:p>
            <text:p>$(b)$ Prove that all such hyperbolas pass through the orthocenter $H$ of the triangle $ABC.$</text:p>
            <text:p>$(c)$ Find the locus of the centers of these hyperbolas.</text:p>
            <text:p>$(d)$ Check whether this locus coincides with the nine-point circle of the triangle $ABC.$</text:p>
          </table:table-cell>
          <table:table-cell/>
        </table:table-row>
        <table:table-row table:style-name="ro1">
          <table:table-cell office:value-type="string" calcext:value-type="string">
            <text:p>1969 IMO Shortlist</text:p>
          </table:table-cell>
          <table:table-cell office:value-type="float" office:value="1969" calcext:value-type="float">
            <text:p>1969</text:p>
          </table:table-cell>
          <table:table-cell office:value-type="float" office:value="3" calcext:value-type="float">
            <text:p>3</text:p>
          </table:table-cell>
          <table:table-cell/>
          <table:table-cell office:value-type="string" calcext:value-type="string">
            <text:p>$(BEL 3)$ Construct the circle that is tangent to three given circles.</text:p>
          </table:table-cell>
          <table:table-cell office:value-type="string" calcext:value-type="string">
            <text:p>https://artofproblemsolving.com/community/c3920_1969_imo_shortlist</text:p>
          </table:table-cell>
          <table:table-cell office:value-type="string" calcext:value-type="string">
            <text:p>$(BEL 3)$ Construct the circle that is tangent to three given circles.</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4" calcext:value-type="float">
            <text:p>4</text:p>
          </table:table-cell>
          <table:table-cell/>
          <table:table-cell office:value-type="string" calcext:value-type="string">
            <text:p>$(BEL 4)$ Let $O$ be a point on a nondegenerate conic. A right angle with vertex $O$ intersects the conic at points $A$ and $B$. Prove that the line $AB$ passes through a fixed point located on the normal to the conic through the point $O.$</text:p>
          </table:table-cell>
          <table:table-cell office:value-type="string" calcext:value-type="string">
            <text:p>https://artofproblemsolving.com/community/c3920_1969_imo_shortlist</text:p>
          </table:table-cell>
          <table:table-cell office:value-type="string" calcext:value-type="string">
            <text:p>$(BEL 4)$ Let $O$ be a point on a nondegenerate conic. A right angle with vertex $O$ intersects the conic at points $A$ and $B$. Prove that the line $AB$ passes through a fixed point located on the normal to the conic through the point $O.$</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5" calcext:value-type="float">
            <text:p>5</text:p>
          </table:table-cell>
          <table:table-cell office:value-type="string" calcext:value-type="string">
            <text:p>b</text:p>
          </table:table-cell>
          <table:table-cell office:value-type="string" calcext:value-type="string">
            <text:p>$(BEL 5)$ Let $G$ be the centroid of the triangle $OAB.$</text:p>
            <text:p>$(a)$ Prove that all conics passing through the points $O,A,B,G$ are hyperbolas.</text:p>
          </table:table-cell>
          <table:table-cell office:value-type="string" calcext:value-type="string">
            <text:p>https://artofproblemsolving.com/community/c3920_1969_imo_shortlist</text:p>
          </table:table-cell>
          <table:table-cell office:value-type="string" calcext:value-type="string">
            <text:p>$(BEL 5)$ Let $G$ be the centroid of the triangle $OAB.$</text:p>
            <text:p>$(a)$ Prove that all conics passing through the points $O,A,B,G$ are hyperbolas.</text:p>
            <text:p>$(b)$ Find the locus of the centers of these hyperbolas.</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6" calcext:value-type="float">
            <text:p>6</text:p>
          </table:table-cell>
          <table:table-cell/>
          <table:table-cell office:value-type="string" calcext:value-type="string">
            <text:p>$(BEL 6)$ Evaluate $\left(\cos\frac{\pi}{4} + i \sin\frac{\pi}{4}\right)^{10}$ in two different ways and prove that $\dbinom{10}{1}-\dbinom{10}{3}+\frac{1}{2}\dbinom{10}{5}=2^4$</text:p>
          </table:table-cell>
          <table:table-cell office:value-type="string" calcext:value-type="string">
            <text:p>https://artofproblemsolving.com/community/c3920_1969_imo_shortlist</text:p>
          </table:table-cell>
          <table:table-cell office:value-type="string" calcext:value-type="string">
            <text:p>$(BEL 6)$ Evaluate $\left(\cos\frac{\pi}{4} + i \sin\frac{\pi}{4}\right)^{10}$ in two different ways and prove that $\dbinom{10}{1}-\dbinom{10}{3}+\frac{1}{2}\dbinom{10}{5}=2^4$</text:p>
          </table:table-cell>
          <table:table-cell/>
        </table:table-row>
        <table:table-row table:style-name="ro1">
          <table:table-cell office:value-type="string" calcext:value-type="string">
            <text:p>1969 IMO Shortlist</text:p>
          </table:table-cell>
          <table:table-cell office:value-type="float" office:value="1969" calcext:value-type="float">
            <text:p>1969</text:p>
          </table:table-cell>
          <table:table-cell office:value-type="float" office:value="7" calcext:value-type="float">
            <text:p>7</text:p>
          </table:table-cell>
          <table:table-cell/>
          <table:table-cell office:value-type="string" calcext:value-type="string">
            <text:p>$(BUL 1)$ Prove that the equation $\sqrt{x^3 + y^3 + z^3}=1969$ has no integral solutions.</text:p>
          </table:table-cell>
          <table:table-cell office:value-type="string" calcext:value-type="string">
            <text:p>https://artofproblemsolving.com/community/c3920_1969_imo_shortlist</text:p>
          </table:table-cell>
          <table:table-cell office:value-type="string" calcext:value-type="string">
            <text:p>$(BUL 1)$ Prove that the equation $\sqrt{x^3 + y^3 + z^3}=1969$ has no integral solutions.</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8" calcext:value-type="float">
            <text:p>8</text:p>
          </table:table-cell>
          <table:table-cell/>
          <table:table-cell office:value-type="string" calcext:value-type="string">
            <text:p>Find all functions $f$ defined for all $x$ that satisfy the condition $xf(y) + yf(x) = (x + y)f(x)f(y),$ for all $x$ and $y.$ Prove that exactly two of them are continuous.</text:p>
          </table:table-cell>
          <table:table-cell office:value-type="string" calcext:value-type="string">
            <text:p>https://artofproblemsolving.com/community/c3920_1969_imo_shortlist</text:p>
          </table:table-cell>
          <table:table-cell office:value-type="string" calcext:value-type="string">
            <text:p>Find all functions $f$ defined for all $x$ that satisfy the condition $xf(y) + yf(x) = (x + y)f(x)f(y),$ for all $x$ and $y.$ Prove that exactly two of them are continuous.</text:p>
          </table:table-cell>
          <table:table-cell/>
        </table:table-row>
        <table:table-row table:style-name="ro13">
          <table:table-cell office:value-type="string" calcext:value-type="string">
            <text:p>1969 IMO Shortlist</text:p>
          </table:table-cell>
          <table:table-cell office:value-type="float" office:value="1969" calcext:value-type="float">
            <text:p>1969</text:p>
          </table:table-cell>
          <table:table-cell office:value-type="float" office:value="9" calcext:value-type="float">
            <text:p>9</text:p>
          </table:table-cell>
          <table:table-cell/>
          <table:table-cell office:value-type="string" calcext:value-type="string">
            <text:p>$(BUL 3)$ One hundred convex polygons are placed on a square with edge of length $38 cm.$ The area of each of the polygons is smaller than $\pi cm^2,$ and the perimeter of each of the polygons is smaller than $2\pi cm.$ Prove that there exists a disk with radius $1$ in the square that does not intersect any of the polygons.</text:p>
          </table:table-cell>
          <table:table-cell office:value-type="string" calcext:value-type="string">
            <text:p>https://artofproblemsolving.com/community/c3920_1969_imo_shortlist</text:p>
          </table:table-cell>
          <table:table-cell office:value-type="string" calcext:value-type="string">
            <text:p>$(BUL 3)$ One hundred convex polygons are placed on a square with edge of length $38 cm.$ The area of each of the polygons is smaller than $\pi cm^2,$ and the perimeter of each of the polygons is smaller than $2\pi cm.$ Prove that there exists a disk with radius $1$ in the square that does not intersect any of the polygons.</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10" calcext:value-type="float">
            <text:p>10</text:p>
          </table:table-cell>
          <table:table-cell/>
          <table:table-cell office:value-type="string" calcext:value-type="string">
            <text:p>$(BUL 4)$ Let $M$ be the point inside the right-angled triangle $ABC (\angle C = 90^{\circ})$ such that $\angle MAB = \angle MBC = \angle MCA =\phi.$ Let $\Psi$ be the acute angle between the medians of $AC$ and $BC.$ <text:s/>Prove that $\frac{\sin(\phi+\Psi)}{\sin(\phi-\Psi)}= 5.$</text:p>
          </table:table-cell>
          <table:table-cell office:value-type="string" calcext:value-type="string">
            <text:p>https://artofproblemsolving.com/community/c3920_1969_imo_shortlist</text:p>
          </table:table-cell>
          <table:table-cell office:value-type="string" calcext:value-type="string">
            <text:p>$(BUL 4)$ Let $M$ be the point inside the right-angled triangle $ABC (\angle C = 90^{\circ})$ such that $\angle MAB = \angle MBC = \angle MCA =\phi.$ Let $\Psi$ be the acute angle between the medians of $AC$ and $BC.$ <text:s/>Prove that $\frac{\sin(\phi+\Psi)}{\sin(\phi-\Psi)}= 5.$</text:p>
          </table:table-cell>
          <table:table-cell/>
        </table:table-row>
        <table:table-row table:style-name="ro13">
          <table:table-cell office:value-type="string" calcext:value-type="string">
            <text:p>1969 IMO Shortlist</text:p>
          </table:table-cell>
          <table:table-cell office:value-type="float" office:value="1969" calcext:value-type="float">
            <text:p>1969</text:p>
          </table:table-cell>
          <table:table-cell office:value-type="float" office:value="11" calcext:value-type="float">
            <text:p>11</text:p>
          </table:table-cell>
          <table:table-cell/>
          <table:table-cell office:value-type="string" calcext:value-type="string">
            <text:p>$(BUL 5)$ Let $Z$ be a set of points in the plane. Suppose that there exists a pair of points that cannot be joined by a polygonal line not passing through any point of $Z.$ Let us call such a pair of points unjoinable. Prove that for each real $r &gt; 0$ there exists an unjoinable pair of points separated by distance $r.$</text:p>
          </table:table-cell>
          <table:table-cell office:value-type="string" calcext:value-type="string">
            <text:p>https://artofproblemsolving.com/community/c3920_1969_imo_shortlist</text:p>
          </table:table-cell>
          <table:table-cell office:value-type="string" calcext:value-type="string">
            <text:p>$(BUL 5)$ Let $Z$ be a set of points in the plane. Suppose that there exists a pair of points that cannot be joined by a polygonal line not passing through any point of $Z.$ Let us call such a pair of points unjoinable. Prove that for each real $r &gt; 0$ there exists an unjoinable pair of points separated by distance $r.$</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12" calcext:value-type="float">
            <text:p>12</text:p>
          </table:table-cell>
          <table:table-cell/>
          <table:table-cell office:value-type="string" calcext:value-type="string">
            <text:p>$(CZS 1)$ Given a unit cube, find the locus of the centroids of all tetrahedra whose vertices lie on the sides of the cube.</text:p>
          </table:table-cell>
          <table:table-cell office:value-type="string" calcext:value-type="string">
            <text:p>https://artofproblemsolving.com/community/c3920_1969_imo_shortlist</text:p>
          </table:table-cell>
          <table:table-cell office:value-type="string" calcext:value-type="string">
            <text:p>$(CZS 1)$ Given a unit cube, find the locus of the centroids of all tetrahedra whose vertices lie on the sides of the cube.</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13" calcext:value-type="float">
            <text:p>13</text:p>
          </table:table-cell>
          <table:table-cell/>
          <table:table-cell office:value-type="string" calcext:value-type="string">
            <text:p>$(CZS 2)$ Let $p$ be a prime odd number. Is it possible to find $p-1$ natural numbers $n + 1, n + 2, . . . , n + p -1$ such that the sum of the squares of these numbers is divisible by the sum of these numbers?</text:p>
          </table:table-cell>
          <table:table-cell office:value-type="string" calcext:value-type="string">
            <text:p>https://artofproblemsolving.com/community/c3920_1969_imo_shortlist</text:p>
          </table:table-cell>
          <table:table-cell office:value-type="string" calcext:value-type="string">
            <text:p>$(CZS 2)$ Let $p$ be a prime odd number. Is it possible to find $p-1$ natural numbers $n + 1, n + 2, . . . , n + p -1$ such that the sum of the squares of these numbers is divisible by the sum of these numbers?</text:p>
          </table:table-cell>
          <table:table-cell/>
        </table:table-row>
        <table:table-row table:style-name="ro13">
          <table:table-cell office:value-type="string" calcext:value-type="string">
            <text:p>1969 IMO Shortlist</text:p>
          </table:table-cell>
          <table:table-cell office:value-type="float" office:value="1969" calcext:value-type="float">
            <text:p>1969</text:p>
          </table:table-cell>
          <table:table-cell office:value-type="float" office:value="14" calcext:value-type="float">
            <text:p>14</text:p>
          </table:table-cell>
          <table:table-cell office:value-type="string" calcext:value-type="string">
            <text:p>q$ with $|p|\le a, |q|\le b$ such that $x$ is one of the roots of the equation $x^2+px+ q = 0.</text:p>
          </table:table-cell>
          <table:table-cell office:value-type="string" calcext:value-type="string">
            <text:p>$(CZS 3)$ Let $a$ and $b$ be two positive real numbers. If $x$ is a real solution of the equation $x^2 + px + q = 0$ with real coefficients $p$ and $q$ such that $|p| \le a, |q| \le b,$ prove that $|x| \le \frac{1}{2}(a +\sqrt{a^2 + 4b})$ Conversely, if $x$ satisfies the above inequality, prove that there exist real numbers $p$ and</text:p>
          </table:table-cell>
          <table:table-cell office:value-type="string" calcext:value-type="string">
            <text:p>https://artofproblemsolving.com/community/c3920_1969_imo_shortlist</text:p>
          </table:table-cell>
          <table:table-cell office:value-type="string" calcext:value-type="string">
            <text:p>$(CZS 3)$ Let $a$ and $b$ be two positive real numbers. If $x$ is a real solution of the equation $x^2 + px + q = 0$ with real coefficients $p$ and $q$ such that $|p| \le a, |q| \le b,$ prove that $|x| \le \frac{1}{2}(a +\sqrt{a^2 + 4b})$ Conversely, if $x$ satisfies the above inequality, prove that there exist real numbers $p$ and</text:p>
            <text:p>$q$ with $|p|\le a, |q|\le b$ such that $x$ is one of the roots of the equation $x^2+px+ q = 0.$</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15" calcext:value-type="float">
            <text:p>15</text:p>
          </table:table-cell>
          <table:table-cell/>
          <table:table-cell office:value-type="string" calcext:value-type="string">
            <text:p>$(CZS 4)$ Let $K_1,\cdots , K_n$ be nonnegative integers. Prove that $K_1!K_2!\cdots K_n! \ge \left[\frac{K}{n}\right]!^n$, where $K = K_1 + \cdots + K_n$</text:p>
          </table:table-cell>
          <table:table-cell office:value-type="string" calcext:value-type="string">
            <text:p>https://artofproblemsolving.com/community/c3920_1969_imo_shortlist</text:p>
          </table:table-cell>
          <table:table-cell office:value-type="string" calcext:value-type="string">
            <text:p>$(CZS 4)$ Let $K_1,\cdots , K_n$ be nonnegative integers. Prove that $K_1!K_2!\cdots K_n! \ge \left[\frac{K}{n}\right]!^n$, where $K = K_1 + \cdots + K_n$</text:p>
          </table:table-cell>
          <table:table-cell/>
        </table:table-row>
        <table:table-row table:style-name="ro13">
          <table:table-cell office:value-type="string" calcext:value-type="string">
            <text:p>1969 IMO Shortlist</text:p>
          </table:table-cell>
          <table:table-cell office:value-type="float" office:value="1969" calcext:value-type="float">
            <text:p>1969</text:p>
          </table:table-cell>
          <table:table-cell office:value-type="float" office:value="16" calcext:value-type="float">
            <text:p>16</text:p>
          </table:table-cell>
          <table:table-cell/>
          <table:table-cell office:value-type="string" calcext:value-type="string">
            <text:p>$(CZS 5)$ A convex quadrilateral $ABCD$ with sides $AB = a, BC = b, CD = c, DA = d$ and angles $\alpha = \angle DAB, \beta = \angle ABC, \gamma = \angle BCD,$ and $\delta = \angle CDA$ is given. Let $s = \frac{a + b + c +d}{2}$ and $P$ be the area of the quadrilateral. Prove that $P^2 = (s - a)(s - b)(s - c)(s - d) - abcd \cos^2\frac{\alpha +\gamma}{2}$</text:p>
          </table:table-cell>
          <table:table-cell office:value-type="string" calcext:value-type="string">
            <text:p>https://artofproblemsolving.com/community/c3920_1969_imo_shortlist</text:p>
          </table:table-cell>
          <table:table-cell office:value-type="string" calcext:value-type="string">
            <text:p>$(CZS 5)$ A convex quadrilateral $ABCD$ with sides $AB = a, BC = b, CD = c, DA = d$ and angles $\alpha = \angle DAB, \beta = \angle ABC, \gamma = \angle BCD,$ and $\delta = \angle CDA$ is given. Let $s = \frac{a + b + c +d}{2}$ and $P$ be the area of the quadrilateral. Prove that $P^2 = (s - a)(s - b)(s - c)(s - d) - abcd \cos^2\frac{\alpha +\gamma}{2}$</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17" calcext:value-type="float">
            <text:p>17</text:p>
          </table:table-cell>
          <table:table-cell/>
          <table:table-cell office:value-type="string" calcext:value-type="string">
            <text:p>$(CZS 6)$ Let $d$ and $p$ be two real numbers. Find the first term of an arithmetic progression $a_1, a_2, a_3, \cdots$ with difference $d$ such that $a_1a_2a_3a_4 = p.$ Find the number of solutions in terms of $d$ and $p.$</text:p>
          </table:table-cell>
          <table:table-cell office:value-type="string" calcext:value-type="string">
            <text:p>https://artofproblemsolving.com/community/c3920_1969_imo_shortlist</text:p>
          </table:table-cell>
          <table:table-cell office:value-type="string" calcext:value-type="string">
            <text:p>$(CZS 6)$ Let $d$ and $p$ be two real numbers. Find the first term of an arithmetic progression $a_1, a_2, a_3, \cdots$ with difference $d$ such that $a_1a_2a_3a_4 = p.$ Find the number of solutions in terms of $d$ and $p.$</text:p>
          </table:table-cell>
          <table:table-cell/>
        </table:table-row>
        <table:table-row table:style-name="ro5">
          <table:table-cell office:value-type="string" calcext:value-type="string">
            <text:p>1969 IMO Shortlist</text:p>
          </table:table-cell>
          <table:table-cell office:value-type="float" office:value="1969" calcext:value-type="float">
            <text:p>1969</text:p>
          </table:table-cell>
          <table:table-cell office:value-type="float" office:value="18" calcext:value-type="float">
            <text:p>18</text:p>
          </table:table-cell>
          <table:table-cell/>
          <table:table-cell office:value-type="string" calcext:value-type="string">
            <text:p>$(FRA 1)$ Let $a$ and $b$ be two nonnegative integers. Denote by $H(a, b)$ the set of numbers $n$ of the form $n = pa + qb,$ where $p$ and $q$ are positive integers. Determine $H(a) = H(a, a)$. Prove that if $a \neq b,$ it is enough to know all the sets $H(a, b)$ for coprime numbers $a, b$ in order to know all the sets $H(a, b)$. Prove that in the case of coprime numbers $a$ and $b, H(a, b)$ contains all numbers greater than or equal to $\omega = (a - 1)(b -1)$ and also $\frac{\omega}{2}$ numbers smaller than $\omega$</text:p>
          </table:table-cell>
          <table:table-cell office:value-type="string" calcext:value-type="string">
            <text:p>https://artofproblemsolving.com/community/c3920_1969_imo_shortlist</text:p>
          </table:table-cell>
          <table:table-cell office:value-type="string" calcext:value-type="string">
            <text:p>$(FRA 1)$ Let $a$ and $b$ be two nonnegative integers. Denote by $H(a, b)$ the set of numbers $n$ of the form $n = pa + qb,$ where $p$ and $q$ are positive integers. Determine $H(a) = H(a, a)$. Prove that if $a \neq b,$ it is enough to know all the sets $H(a, b)$ for coprime numbers $a, b$ in order to know all the sets $H(a, b)$. Prove that in the case of coprime numbers $a$ and $b, H(a, b)$ contains all numbers greater than or equal to $\omega = (a - 1)(b -1)$ and also $\frac{\omega}{2}$ numbers smaller than $\omega$</text:p>
          </table:table-cell>
          <table:table-cell/>
        </table:table-row>
        <table:table-row table:style-name="ro3">
          <table:table-cell office:value-type="string" calcext:value-type="string">
            <text:p>1969 IMO Shortlist</text:p>
          </table:table-cell>
          <table:table-cell office:value-type="float" office:value="1969" calcext:value-type="float">
            <text:p>1969</text:p>
          </table:table-cell>
          <table:table-cell office:value-type="float" office:value="19" calcext:value-type="float">
            <text:p>19</text:p>
          </table:table-cell>
          <table:table-cell/>
          <table:table-cell office:value-type="string" calcext:value-type="string">
            <text:p>$(FRA 2)$ Let $n$ be an integer that is not divisible by any square greater than $1.$ Denote by $x_m$ the last digit of the number $x^m$ in the number system with base $n.$ For which integers $x$ is it possible for $x_m$ to be $0$? <text:s/>Prove that the sequence $x_m$ is periodic with period $t$ independent of $x.$ For which $x$ do we have $x_t = 1$. Prove that if $m$ and $x$ are relatively prime, then $0_m, 1_m, . . . , (n-1)_m$ are different numbers. Find the minimal period $t$ in terms of $n$. If n does not meet the given condition, prove that it is possible to have $x_m = 0 \neq x_1$ and that the sequence is periodic starting only from some number $k &gt; 1.$</text:p>
          </table:table-cell>
          <table:table-cell office:value-type="string" calcext:value-type="string">
            <text:p>https://artofproblemsolving.com/community/c3920_1969_imo_shortlist</text:p>
          </table:table-cell>
          <table:table-cell office:value-type="string" calcext:value-type="string">
            <text:p>$(FRA 2)$ Let $n$ be an integer that is not divisible by any square greater than $1.$ Denote by $x_m$ the last digit of the number $x^m$ in the number system with base $n.$ For which integers $x$ is it possible for $x_m$ to be $0$? <text:s/>Prove that the sequence $x_m$ is periodic with period $t$ independent of $x.$ For which $x$ do we have $x_t = 1$. Prove that if $m$ and $x$ are relatively prime, then $0_m, 1_m, . . . , (n-1)_m$ are different numbers. Find the minimal period $t$ in terms of $n$. If n does not meet the given condition, prove that it is possible to have $x_m = 0 \neq x_1$ and that the sequence is periodic starting only from some number $k &gt; 1.$</text:p>
          </table:table-cell>
          <table:table-cell/>
        </table:table-row>
        <table:table-row table:style-name="ro13">
          <table:table-cell office:value-type="string" calcext:value-type="string">
            <text:p>1969 IMO Shortlist</text:p>
          </table:table-cell>
          <table:table-cell office:value-type="float" office:value="1969" calcext:value-type="float">
            <text:p>1969</text:p>
          </table:table-cell>
          <table:table-cell office:value-type="float" office:value="20" calcext:value-type="float">
            <text:p>20</text:p>
          </table:table-cell>
          <table:table-cell/>
          <table:table-cell office:value-type="string" calcext:value-type="string">
            <text:p>$(FRA 3)$ A polygon (not necessarily convex) with vertices in the lattice points of a rectangular grid is given. The area of the polygon is $S.$ If $I$ is the number of lattice points that are strictly in the interior of the polygon and B the number of lattice points on the border of the polygon, find the number $T = 2S- B <text:s/>-2I + 2.$</text:p>
          </table:table-cell>
          <table:table-cell office:value-type="string" calcext:value-type="string">
            <text:p>https://artofproblemsolving.com/community/c3920_1969_imo_shortlist</text:p>
          </table:table-cell>
          <table:table-cell office:value-type="string" calcext:value-type="string">
            <text:p>$(FRA 3)$ A polygon (not necessarily convex) with vertices in the lattice points of a rectangular grid is given. The area of the polygon is $S.$ If $I$ is the number of lattice points that are strictly in the interior of the polygon and B the number of lattice points on the border of the polygon, find the number $T = 2S- B <text:s/>-2I + 2.$</text:p>
          </table:table-cell>
          <table:table-cell/>
        </table:table-row>
        <table:table-row table:style-name="ro13">
          <table:table-cell office:value-type="string" calcext:value-type="string">
            <text:p>1969 IMO Shortlist</text:p>
          </table:table-cell>
          <table:table-cell office:value-type="float" office:value="1969" calcext:value-type="float">
            <text:p>1969</text:p>
          </table:table-cell>
          <table:table-cell office:value-type="float" office:value="21" calcext:value-type="float">
            <text:p>21</text:p>
          </table:table-cell>
          <table:table-cell/>
          <table:table-cell office:value-type="string" calcext:value-type="string">
            <text:p>$(FRA 4)$ A right-angled triangle $OAB$ has its right angle at the point $B.$ An arbitrary circle with center on the line $OB$ is tangent to the line $OA.$ Let $AT$ be the tangent to the circle different from $OA$ ($T$ is the point of tangency). Prove that the median from $B$ of the triangle $OAB$ intersects $AT$ at a point $M$ such that $MB = MT.$</text:p>
          </table:table-cell>
          <table:table-cell office:value-type="string" calcext:value-type="string">
            <text:p>https://artofproblemsolving.com/community/c3920_1969_imo_shortlist</text:p>
          </table:table-cell>
          <table:table-cell office:value-type="string" calcext:value-type="string">
            <text:p>$(FRA 4)$ A right-angled triangle $OAB$ has its right angle at the point $B.$ An arbitrary circle with center on the line $OB$ is tangent to the line $OA.$ Let $AT$ be the tangent to the circle different from $OA$ ($T$ is the point of tangency). Prove that the median from $B$ of the triangle $OAB$ intersects $AT$ at a point $M$ such that $MB = MT.$</text:p>
          </table:table-cell>
          <table:table-cell/>
        </table:table-row>
        <table:table-row table:style-name="ro2">
          <table:table-cell office:value-type="string" calcext:value-type="string">
            <text:p>1969 IMO Shortlist</text:p>
          </table:table-cell>
          <table:table-cell office:value-type="float" office:value="1969" calcext:value-type="float">
            <text:p>1969</text:p>
          </table:table-cell>
          <table:table-cell office:value-type="float" office:value="22" calcext:value-type="float">
            <text:p>22</text:p>
          </table:table-cell>
          <table:table-cell/>
          <table:table-cell office:value-type="string" calcext:value-type="string">
            <text:p>$(FRA 5)$ Let $\alpha(n)$ be the number of pairs $(x, y)$ of integers such that $x+y = n, 0 \le y \le x$, and let $\beta(n)$ be the number of triples $(x, y, z)$ such that$ x + y + z = n$ and $0 \le z \le y \le x.$ Find a simple relation between $\alpha(n)$ and the integer part of the number $\frac{n+2}{2}$ and the relation among $\beta(n), \beta(n -3)$ and $\alpha(n).$ Then evaluate $\beta(n)$ as a function of the residue of $n$ modulo $6$. What can be said about $\beta(n)$ and $1+\frac{n(n+6)}{12}$? And what about $\frac{(n+3)^2}{6}$?</text:p>
            <text:p>Find the number of triples $(x, y, z)$ with the property $x+ y+ z \le n, 0 \le z \le y \le x$ as a function of the residue of $n$ modulo $6.$What can be said about the relation between this number and the number $\frac{(n+6)(2n^2+9n+12)}{72}$?</text:p>
          </table:table-cell>
          <table:table-cell office:value-type="string" calcext:value-type="string">
            <text:p>https://artofproblemsolving.com/community/c3920_1969_imo_shortlist</text:p>
          </table:table-cell>
          <table:table-cell office:value-type="string" calcext:value-type="string">
            <text:p>$(FRA 5)$ Let $\alpha(n)$ be the number of pairs $(x, y)$ of integers such that $x+y = n, 0 \le y \le x$, and let $\beta(n)$ be the number of triples $(x, y, z)$ such that$ x + y + z = n$ and $0 \le z \le y \le x.$ Find a simple relation between $\alpha(n)$ and the integer part of the number $\frac{n+2}{2}$ and the relation among $\beta(n), \beta(n -3)$ and $\alpha(n).$ Then evaluate $\beta(n)$ as a function of the residue of $n$ modulo $6$. What can be said about $\beta(n)$ and $1+\frac{n(n+6)}{12}$? And what about $\frac{(n+3)^2}{6}$?</text:p>
            <text:p>Find the number of triples $(x, y, z)$ with the property $x+ y+ z \le n, 0 \le z \le y \le x$ as a function of the residue of $n$ modulo $6.$What can be said about the relation between this number and the number $\frac{(n+6)(2n^2+9n+12)}{72}$?</text:p>
          </table:table-cell>
          <table:table-cell/>
        </table:table-row>
        <table:table-row table:style-name="ro7">
          <table:table-cell office:value-type="string" calcext:value-type="string">
            <text:p>1969 IMO Shortlist</text:p>
          </table:table-cell>
          <table:table-cell office:value-type="float" office:value="1969" calcext:value-type="float">
            <text:p>1969</text:p>
          </table:table-cell>
          <table:table-cell office:value-type="float" office:value="23" calcext:value-type="float">
            <text:p>23</text:p>
          </table:table-cell>
          <table:table-cell/>
          <table:table-cell office:value-type="string" calcext:value-type="string">
            <text:p>$(FRA 6)$ Consider the integer $d = \frac{a^b-1}{c}$, where $a, b$, and $c$ are positive integers and $c \le a.$ Prove that the set $G$ of integers that are between $1$ and $d$ and relatively prime to $d$ (the number of such integers is denoted by $\phi(d)$) can be partitioned into $n$ subsets, each of which consists of $b$ elements. What can be said about the rational number $\frac{\phi(d)}{b}?$</text:p>
          </table:table-cell>
          <table:table-cell office:value-type="string" calcext:value-type="string">
            <text:p>https://artofproblemsolving.com/community/c3920_1969_imo_shortlist</text:p>
          </table:table-cell>
          <table:table-cell office:value-type="string" calcext:value-type="string">
            <text:p>$(FRA 6)$ Consider the integer $d = \frac{a^b-1}{c}$, where $a, b$, and $c$ are positive integers and $c \le a.$ Prove that the set $G$ of integers that are between $1$ and $d$ and relatively prime to $d$ (the number of such integers is denoted by $\phi(d)$) can be partitioned into $n$ subsets, each of which consists of $b$ elements. What can be said about the rational number $\frac{\phi(d)}{b}?$</text:p>
          </table:table-cell>
          <table:table-cell/>
        </table:table-row>
        <table:table-row table:style-name="ro7">
          <table:table-cell office:value-type="string" calcext:value-type="string">
            <text:p>1969 IMO Shortlist</text:p>
          </table:table-cell>
          <table:table-cell office:value-type="float" office:value="1969" calcext:value-type="float">
            <text:p>1969</text:p>
          </table:table-cell>
          <table:table-cell office:value-type="float" office:value="24" calcext:value-type="float">
            <text:p>24</text:p>
          </table:table-cell>
          <table:table-cell/>
          <table:table-cell office:value-type="string" calcext:value-type="string">
            <text:p>$(GBR 1)$ The polynomial $P(x) = a_0x^k + a_1x^{k-1} + \cdots + a_k$, where $a_0,\cdots, a_k$ are integers, is said to be divisible by an integer $m$ if $P(x)$ is a multiple of $m$ for every integral value of $x$. Show that if $P(x)$ is divisible by $m$, then $a_0 \cdot k!$ is a multiple of $m$. Also prove that if $a, k,m$ are positive integers such that $ak!$ is a multiple of $m$, then a polynomial $P(x)$ with leading term $ax^k$can be found that is divisible by $m.$</text:p>
          </table:table-cell>
          <table:table-cell office:value-type="string" calcext:value-type="string">
            <text:p>https://artofproblemsolving.com/community/c3920_1969_imo_shortlist</text:p>
          </table:table-cell>
          <table:table-cell office:value-type="string" calcext:value-type="string">
            <text:p>$(GBR 1)$ The polynomial $P(x) = a_0x^k + a_1x^{k-1} + \cdots + a_k$, where $a_0,\cdots, a_k$ are integers, is said to be divisible by an integer $m$ if $P(x)$ is a multiple of $m$ for every integral value of $x$. Show that if $P(x)$ is divisible by $m$, then $a_0 \cdot k!$ is a multiple of $m$. Also prove that if $a, k,m$ are positive integers such that $ak!$ is a multiple of $m$, then a polynomial $P(x)$ with leading term $ax^k$can be found that is divisible by $m.$</text:p>
          </table:table-cell>
          <table:table-cell/>
        </table:table-row>
        <table:table-row table:style-name="ro13">
          <table:table-cell office:value-type="string" calcext:value-type="string">
            <text:p>1969 IMO Shortlist</text:p>
          </table:table-cell>
          <table:table-cell office:value-type="float" office:value="1969" calcext:value-type="float">
            <text:p>1969</text:p>
          </table:table-cell>
          <table:table-cell office:value-type="float" office:value="25" calcext:value-type="float">
            <text:p>25</text:p>
          </table:table-cell>
          <table:table-cell/>
          <table:table-cell office:value-type="string" calcext:value-type="string">
            <text:p>$(GBR 2)$ Let $a, b, x, y$ be positive integers such that $a$ and $b$ have no common divisor greater than $1$. Prove that the largest number not expressible in the form $ax + by$ is $ab - a - b$. If $N(k)$ is the largest number not expressible in the form $ax + by$ in only $k$ ways, find $N(k).$</text:p>
          </table:table-cell>
          <table:table-cell office:value-type="string" calcext:value-type="string">
            <text:p>https://artofproblemsolving.com/community/c3920_1969_imo_shortlist</text:p>
          </table:table-cell>
          <table:table-cell office:value-type="string" calcext:value-type="string">
            <text:p>$(GBR 2)$ Let $a, b, x, y$ be positive integers such that $a$ and $b$ have no common divisor greater than $1$. Prove that the largest number not expressible in the form $ax + by$ is $ab - a - b$. If $N(k)$ is the largest number not expressible in the form $ax + by$ in only $k$ ways, find $N(k).$</text:p>
          </table:table-cell>
          <table:table-cell/>
        </table:table-row>
        <table:table-row table:style-name="ro2">
          <table:table-cell office:value-type="string" calcext:value-type="string">
            <text:p>1969 IMO Shortlist</text:p>
          </table:table-cell>
          <table:table-cell office:value-type="float" office:value="1969" calcext:value-type="float">
            <text:p>1969</text:p>
          </table:table-cell>
          <table:table-cell office:value-type="float" office:value="26" calcext:value-type="float">
            <text:p>26</text:p>
          </table:table-cell>
          <table:table-cell/>
          <table:table-cell office:value-type="string" calcext:value-type="string">
            <text:p>$(GBR 3)$ A smooth solid consists of a right circular cylinder of height $h$ and base-radius $r$, surmounted by a hemisphere of radius $r$ and center $O.$ The solid stands on a horizontal table. One end of a string is attached to a point on the base. The string is stretched (initially being kept in the vertical plane) over the highest point of the solid and held down at the point $P$ on the hemisphere such that $OP$ makes an angle $\alpha$ with the horizontal. Show that if $\alpha$ is small enough, the string will slacken if slightly displaced and no longer remain in a vertical plane. If then pulled tight through $P$, show that it will cross the common circular section of the hemisphere and cylinder at a point $Q$ such that $\angle SOQ = \phi$, $S$ being where it initially crossed this section, and $\sin \phi = \frac{r \tan \alpha}{h}$.</text:p>
          </table:table-cell>
          <table:table-cell office:value-type="string" calcext:value-type="string">
            <text:p>https://artofproblemsolving.com/community/c3920_1969_imo_shortlist</text:p>
          </table:table-cell>
          <table:table-cell office:value-type="string" calcext:value-type="string">
            <text:p>$(GBR 3)$ A smooth solid consists of a right circular cylinder of height $h$ and base-radius $r$, surmounted by a hemisphere of radius $r$ and center $O.$ The solid stands on a horizontal table. One end of a string is attached to a point on the base. The string is stretched (initially being kept in the vertical plane) over the highest point of the solid and held down at the point $P$ on the hemisphere such that $OP$ makes an angle $\alpha$ with the horizontal. Show that if $\alpha$ is small enough, the string will slacken if slightly displaced and no longer remain in a vertical plane. If then pulled tight through $P$, show that it will cross the common circular section of the hemisphere and cylinder at a point $Q$ such that $\angle SOQ = \phi$, $S$ being where it initially crossed this section, and $\sin \phi = \frac{r \tan \alpha}{h}$.</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27" calcext:value-type="float">
            <text:p>27</text:p>
          </table:table-cell>
          <table:table-cell/>
          <table:table-cell office:value-type="string" calcext:value-type="string">
            <text:p>$(GBR 4)$ The segment $AB$ perpendicularly bisects $CD$ at $X$. Show that, subject to restrictions, there is a right circular cone whose axis passes through $X$ and on whose surface lie the points $A,B,C,D.$ What are the restrictions?</text:p>
          </table:table-cell>
          <table:table-cell office:value-type="string" calcext:value-type="string">
            <text:p>https://artofproblemsolving.com/community/c3920_1969_imo_shortlist</text:p>
          </table:table-cell>
          <table:table-cell office:value-type="string" calcext:value-type="string">
            <text:p>$(GBR 4)$ The segment $AB$ perpendicularly bisects $CD$ at $X$. Show that, subject to restrictions, there is a right circular cone whose axis passes through $X$ and on whose surface lie the points $A,B,C,D.$ What are the restrictions?</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28" calcext:value-type="float">
            <text:p>28</text:p>
          </table:table-cell>
          <table:table-cell/>
          <table:table-cell office:value-type="string" calcext:value-type="string">
            <text:p>$(GBR 5)$ Let us define $u_0 = 0, u_1 = 1$ and for $n\ge 0, u_{n+2} = au_{n+1}+bu_n, a$ and $b$ being positive integers. Express $u_n$ as a polynomial in $a$ and $b.$ Prove the result. Given that $b$ is prime, prove that $b$ divides $a(u_b -1).$</text:p>
          </table:table-cell>
          <table:table-cell office:value-type="string" calcext:value-type="string">
            <text:p>https://artofproblemsolving.com/community/c3920_1969_imo_shortlist</text:p>
          </table:table-cell>
          <table:table-cell office:value-type="string" calcext:value-type="string">
            <text:p>$(GBR 5)$ Let us define $u_0 = 0, u_1 = 1$ and for $n\ge 0, u_{n+2} = au_{n+1}+bu_n, a$ and $b$ being positive integers. Express $u_n$ as a polynomial in $a$ and $b.$ Prove the result. Given that $b$ is prime, prove that $b$ divides $a(u_b -1).$</text:p>
          </table:table-cell>
          <table:table-cell/>
        </table:table-row>
        <table:table-row table:style-name="ro7">
          <table:table-cell office:value-type="string" calcext:value-type="string">
            <text:p>1969 IMO Shortlist</text:p>
          </table:table-cell>
          <table:table-cell office:value-type="float" office:value="1969" calcext:value-type="float">
            <text:p>1969</text:p>
          </table:table-cell>
          <table:table-cell office:value-type="float" office:value="29" calcext:value-type="float">
            <text:p>29</text:p>
          </table:table-cell>
          <table:table-cell office:value-type="string" calcext:value-type="string">
            <text:p>(d)$ has more than two solutions (in the interval $(0, \frac{\pi}{4}).</text:p>
          </table:table-cell>
          <table:table-cell office:value-type="string" calcext:value-type="string">
            <text:p>$(GDR 1)$ Find all real numbers $\lambda$ such that the equation $\sin^4 x - \cos^4 x = \lambda(\tan^4 x - \cot^4 x)$</text:p>
            <text:p>$(a)$ has no solution,</text:p>
            <text:p>$(b)$ has exactly one solution,</text:p>
            <text:p>$(c)$ has exactly two solutions,</text:p>
          </table:table-cell>
          <table:table-cell office:value-type="string" calcext:value-type="string">
            <text:p>https://artofproblemsolving.com/community/c3920_1969_imo_shortlist</text:p>
          </table:table-cell>
          <table:table-cell office:value-type="string" calcext:value-type="string">
            <text:p>$(GDR 1)$ Find all real numbers $\lambda$ such that the equation $\sin^4 x - \cos^4 x = \lambda(\tan^4 x - \cot^4 x)$</text:p>
            <text:p>$(a)$ has no solution,</text:p>
            <text:p>$(b)$ has exactly one solution,</text:p>
            <text:p>$(c)$ has exactly two solutions,</text:p>
            <text:p>$(d)$ has more than two solutions (in the interval $(0, \frac{\pi}{4}).$</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30" calcext:value-type="float">
            <text:p>30</text:p>
          </table:table-cell>
          <table:table-cell/>
          <table:table-cell office:value-type="string" calcext:value-type="string">
            <text:p>$(GDR 2)^{IMO1}$ Prove that there exist infinitely many natural numbers $a$ with the following property: The number $z = n^4 + a$ is not prime for any natural number $n.$</text:p>
          </table:table-cell>
          <table:table-cell office:value-type="string" calcext:value-type="string">
            <text:p>https://artofproblemsolving.com/community/c3920_1969_imo_shortlist</text:p>
          </table:table-cell>
          <table:table-cell office:value-type="string" calcext:value-type="string">
            <text:p>$(GDR 2)^{IMO1}$ Prove that there exist infinitely many natural numbers $a$ with the following property: The number $z = n^4 + a$ is not prime for any natural number $n.$</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31" calcext:value-type="float">
            <text:p>31</text:p>
          </table:table-cell>
          <table:table-cell/>
          <table:table-cell office:value-type="string" calcext:value-type="string">
            <text:p>$(GDR 3)$ Find the number of permutations $a_1, \cdots, a_n$ of the set $\{1, 2, . . ., n\}$ such that $|a_i - a_{i+1}| \neq 1$ for all $i = 1, 2, . . ., n - 1.$ Find a recurrence formula and evaluate the number of such permutations for $n \le 6.$</text:p>
          </table:table-cell>
          <table:table-cell office:value-type="string" calcext:value-type="string">
            <text:p>https://artofproblemsolving.com/community/c3920_1969_imo_shortlist</text:p>
          </table:table-cell>
          <table:table-cell office:value-type="string" calcext:value-type="string">
            <text:p>$(GDR 3)$ Find the number of permutations $a_1, \cdots, a_n$ of the set $\{1, 2, . . ., n\}$ such that $|a_i - a_{i+1}| \neq 1$ for all $i = 1, 2, . . ., n - 1.$ Find a recurrence formula and evaluate the number of such permutations for $n \le 6.$</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32" calcext:value-type="float">
            <text:p>32</text:p>
          </table:table-cell>
          <table:table-cell/>
          <table:table-cell office:value-type="string" calcext:value-type="string">
            <text:p>$(GDR 4)$ Find the maximal number of regions into which a sphere can be partitioned by $n$ circles.</text:p>
          </table:table-cell>
          <table:table-cell office:value-type="string" calcext:value-type="string">
            <text:p>https://artofproblemsolving.com/community/c3920_1969_imo_shortlist</text:p>
          </table:table-cell>
          <table:table-cell office:value-type="string" calcext:value-type="string">
            <text:p>$(GDR 4)$ Find the maximal number of regions into which a sphere can be partitioned by $n$ circles.</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33" calcext:value-type="float">
            <text:p>33</text:p>
          </table:table-cell>
          <table:table-cell/>
          <table:table-cell office:value-type="string" calcext:value-type="string">
            <text:p>$(GDR 5)$ Given a ring $G$ in the plane bounded by two concentric circles with radii $R$ and $\frac{R}{2}$, prove that we can cover this region with $8$ disks of radius $\frac{2R}{5}$. (A region is covered if each of its points is inside or on the border of some disk.)</text:p>
          </table:table-cell>
          <table:table-cell office:value-type="string" calcext:value-type="string">
            <text:p>https://artofproblemsolving.com/community/c3920_1969_imo_shortlist</text:p>
          </table:table-cell>
          <table:table-cell office:value-type="string" calcext:value-type="string">
            <text:p>$(GDR 5)$ Given a ring $G$ in the plane bounded by two concentric circles with radii $R$ and $\frac{R}{2}$, prove that we can cover this region with $8$ disks of radius $\frac{2R}{5}$. (A region is covered if each of its points is inside or on the border of some disk.)</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34" calcext:value-type="float">
            <text:p>34</text:p>
          </table:table-cell>
          <table:table-cell/>
          <table:table-cell office:value-type="string" calcext:value-type="string">
            <text:p>$(HUN 1)$ Let $a$ and $b$ be arbitrary integers. Prove that if $k$ is an integer not divisible by $3$, then $(a + b)^{2k}+ a^{2k} +b^{2k}$ is divisible by $a^2 +ab+ b^2$</text:p>
          </table:table-cell>
          <table:table-cell office:value-type="string" calcext:value-type="string">
            <text:p>https://artofproblemsolving.com/community/c3920_1969_imo_shortlist</text:p>
          </table:table-cell>
          <table:table-cell office:value-type="string" calcext:value-type="string">
            <text:p>$(HUN 1)$ Let $a$ and $b$ be arbitrary integers. Prove that if $k$ is an integer not divisible by $3$, then $(a + b)^{2k}+ a^{2k} +b^{2k}$ is divisible by $a^2 +ab+ b^2$</text:p>
          </table:table-cell>
          <table:table-cell/>
        </table:table-row>
        <table:table-row table:style-name="ro1">
          <table:table-cell office:value-type="string" calcext:value-type="string">
            <text:p>1969 IMO Shortlist</text:p>
          </table:table-cell>
          <table:table-cell office:value-type="float" office:value="1969" calcext:value-type="float">
            <text:p>1969</text:p>
          </table:table-cell>
          <table:table-cell office:value-type="float" office:value="35" calcext:value-type="float">
            <text:p>35</text:p>
          </table:table-cell>
          <table:table-cell/>
          <table:table-cell office:value-type="string" calcext:value-type="string">
            <text:p>$(HUN 2)$ Prove that $1+\frac{1}{2^3}+\frac{1}{3^3}+\cdots+\frac{1}{n^3}&lt;\frac{5}{4}$</text:p>
          </table:table-cell>
          <table:table-cell office:value-type="string" calcext:value-type="string">
            <text:p>https://artofproblemsolving.com/community/c3920_1969_imo_shortlist</text:p>
          </table:table-cell>
          <table:table-cell office:value-type="string" calcext:value-type="string">
            <text:p>$(HUN 2)$ Prove that $1+\frac{1}{2^3}+\frac{1}{3^3}+\cdots+\frac{1}{n^3}&lt;\frac{5}{4}$</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36" calcext:value-type="float">
            <text:p>36</text:p>
          </table:table-cell>
          <table:table-cell/>
          <table:table-cell office:value-type="string" calcext:value-type="string">
            <text:p>$(HUN 3)$ In the plane $4000$ points are given such that each line passes through at most $2$ of these points. Prove that there exist $1000$ disjoint quadrilaterals in the plane with vertices at these points.</text:p>
          </table:table-cell>
          <table:table-cell office:value-type="string" calcext:value-type="string">
            <text:p>https://artofproblemsolving.com/community/c3920_1969_imo_shortlist</text:p>
          </table:table-cell>
          <table:table-cell office:value-type="string" calcext:value-type="string">
            <text:p>$(HUN 3)$ In the plane $4000$ points are given such that each line passes through at most $2$ of these points. Prove that there exist $1000$ disjoint quadrilaterals in the plane with vertices at these points.</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37" calcext:value-type="float">
            <text:p>37</text:p>
          </table:table-cell>
          <table:table-cell/>
          <table:table-cell office:value-type="string" calcext:value-type="string">
            <text:p>$(HUN 4)$IMO2 If $a_1, a_2, . . . , a_n$ are real constants, and if $y = \cos(a_1 + x) +2\cos(a_2+x)+ \cdots+ n \cos(a_n + x)$ has two zeros $x_1$ and $x_2$ whose difference is not a multiple of $\pi$, prove that $y = 0.$</text:p>
          </table:table-cell>
          <table:table-cell office:value-type="string" calcext:value-type="string">
            <text:p>https://artofproblemsolving.com/community/c3920_1969_imo_shortlist</text:p>
          </table:table-cell>
          <table:table-cell office:value-type="string" calcext:value-type="string">
            <text:p>$(HUN 4)$IMO2 If $a_1, a_2, . . . , a_n$ are real constants, and if $y = \cos(a_1 + x) +2\cos(a_2+x)+ \cdots+ n \cos(a_n + x)$ has two zeros $x_1$ and $x_2$ whose difference is not a multiple of $\pi$, prove that $y = 0.$</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38" calcext:value-type="float">
            <text:p>38</text:p>
          </table:table-cell>
          <table:table-cell/>
          <table:table-cell office:value-type="string" calcext:value-type="string">
            <text:p>$(HUN 5)$ Let $r$ and $m (r \le m)$ be natural numbers and $Ak =\frac{2k-1}{2m}\pi$. Evaluate $\frac{1}{m^2}\displaystyle\sum_{k=1}^{m}\displaystyle\sum_{l=1}^{m}\sin(rA_k)\sin(rA_l)\cos(rA_k-rA_l)$</text:p>
          </table:table-cell>
          <table:table-cell office:value-type="string" calcext:value-type="string">
            <text:p>https://artofproblemsolving.com/community/c3920_1969_imo_shortlist</text:p>
          </table:table-cell>
          <table:table-cell office:value-type="string" calcext:value-type="string">
            <text:p>$(HUN 5)$ Let $r$ and $m (r \le m)$ be natural numbers and $Ak =\frac{2k-1}{2m}\pi$. Evaluate $\frac{1}{m^2}\displaystyle\sum_{k=1}^{m}\displaystyle\sum_{l=1}^{m}\sin(rA_k)\sin(rA_l)\cos(rA_k-rA_l)$</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39" calcext:value-type="float">
            <text:p>39</text:p>
          </table:table-cell>
          <table:table-cell/>
          <table:table-cell office:value-type="string" calcext:value-type="string">
            <text:p>$(HUN 6)$ Find the positions of three points $A,B,C$ on the boundary of a unit cube such that $min\{AB,AC,BC\}$ is the greatest possible.</text:p>
          </table:table-cell>
          <table:table-cell office:value-type="string" calcext:value-type="string">
            <text:p>https://artofproblemsolving.com/community/c3920_1969_imo_shortlist</text:p>
          </table:table-cell>
          <table:table-cell office:value-type="string" calcext:value-type="string">
            <text:p>$(HUN 6)$ Find the positions of three points $A,B,C$ on the boundary of a unit cube such that $min\{AB,AC,BC\}$ is the greatest possible.</text:p>
          </table:table-cell>
          <table:table-cell/>
        </table:table-row>
        <table:table-row table:style-name="ro13">
          <table:table-cell office:value-type="string" calcext:value-type="string">
            <text:p>1969 IMO Shortlist</text:p>
          </table:table-cell>
          <table:table-cell office:value-type="float" office:value="1969" calcext:value-type="float">
            <text:p>1969</text:p>
          </table:table-cell>
          <table:table-cell office:value-type="float" office:value="40" calcext:value-type="float">
            <text:p>40</text:p>
          </table:table-cell>
          <table:table-cell/>
          <table:table-cell office:value-type="string" calcext:value-type="string">
            <text:p>$(MON 1)$ Find the number of five-digit numbers with the following properties: there are two pairs of digits such that digits from each pair are equal and are next to each other, digits from different pairs are different, and the remaining digit (which does not belong to any of the pairs) is different from the other digits.</text:p>
          </table:table-cell>
          <table:table-cell office:value-type="string" calcext:value-type="string">
            <text:p>https://artofproblemsolving.com/community/c3920_1969_imo_shortlist</text:p>
          </table:table-cell>
          <table:table-cell office:value-type="string" calcext:value-type="string">
            <text:p>$(MON 1)$ Find the number of five-digit numbers with the following properties: there are two pairs of digits such that digits from each pair are equal and are next to each other, digits from different pairs are different, and the remaining digit (which does not belong to any of the pairs) is different from the other digits.</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41" calcext:value-type="float">
            <text:p>41</text:p>
          </table:table-cell>
          <table:table-cell/>
          <table:table-cell office:value-type="string" calcext:value-type="string">
            <text:p>$(MON 2)$ Given reals $x_0, x_1, \alpha, \beta$, find an expression for the solution of the system \[x_{n+2} -\alpha x_{n+1} -\beta x_n = 0, \qquad <text:s/>n= 0, 1, 2, \ldots\]</text:p>
          </table:table-cell>
          <table:table-cell office:value-type="string" calcext:value-type="string">
            <text:p>https://artofproblemsolving.com/community/c3920_1969_imo_shortlist</text:p>
          </table:table-cell>
          <table:table-cell office:value-type="string" calcext:value-type="string">
            <text:p>$(MON 2)$ Given reals $x_0, x_1, \alpha, \beta$, find an expression for the solution of the system \[x_{n+2} -\alpha x_{n+1} -\beta x_n = 0, \qquad <text:s/>n= 0, 1, 2, \ldots\]</text:p>
          </table:table-cell>
          <table:table-cell/>
        </table:table-row>
        <table:table-row table:style-name="ro5">
          <table:table-cell office:value-type="string" calcext:value-type="string">
            <text:p>1969 IMO Shortlist</text:p>
          </table:table-cell>
          <table:table-cell office:value-type="float" office:value="1969" calcext:value-type="float">
            <text:p>1969</text:p>
          </table:table-cell>
          <table:table-cell office:value-type="float" office:value="42" calcext:value-type="float">
            <text:p>42</text:p>
          </table:table-cell>
          <table:table-cell/>
          <table:table-cell office:value-type="string" calcext:value-type="string">
            <text:p>$(MON 3)$ Let $A_k (1 \le k \le h)$ be $n-$element sets such that each two of them have a nonempty intersection. Let $A$ be the union of all the sets $A_k,$ and let $B$ be a subset of $A$ such that for each $k (1\le k \le h)$ the intersection of $A_k$ and $B$ consists of exactly two different elements $a_k$ and $b_k$. Find all subsets $X$ of the set $A$ with $r$ elements satisfying the condition that for at least one index $k,$ both elements $a_k$ and $b_k$ belong to $X$.</text:p>
          </table:table-cell>
          <table:table-cell office:value-type="string" calcext:value-type="string">
            <text:p>https://artofproblemsolving.com/community/c3920_1969_imo_shortlist</text:p>
          </table:table-cell>
          <table:table-cell office:value-type="string" calcext:value-type="string">
            <text:p>$(MON 3)$ Let $A_k (1 \le k \le h)$ be $n-$element sets such that each two of them have a nonempty intersection. Let $A$ be the union of all the sets $A_k,$ and let $B$ be a subset of $A$ such that for each $k (1\le k \le h)$ the intersection of $A_k$ and $B$ consists of exactly two different elements $a_k$ and $b_k$. Find all subsets $X$ of the set $A$ with $r$ elements satisfying the condition that for at least one index $k,$ both elements $a_k$ and $b_k$ belong to $X$.</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43" calcext:value-type="float">
            <text:p>43</text:p>
          </table:table-cell>
          <table:table-cell/>
          <table:table-cell office:value-type="string" calcext:value-type="string">
            <text:p>$(MON 4)$ Let $p$ and $q$ be two prime numbers greater than $3.$ Prove that if their difference is $2^n$, then for any two integers $m$ and $n,$ the number $S = p^{2m+1} + q^{2m+1}$ is divisible by $3.$</text:p>
          </table:table-cell>
          <table:table-cell office:value-type="string" calcext:value-type="string">
            <text:p>https://artofproblemsolving.com/community/c3920_1969_imo_shortlist</text:p>
          </table:table-cell>
          <table:table-cell office:value-type="string" calcext:value-type="string">
            <text:p>$(MON 4)$ Let $p$ and $q$ be two prime numbers greater than $3.$ Prove that if their difference is $2^n$, then for any two integers $m$ and $n,$ the number $S = p^{2m+1} + q^{2m+1}$ is divisible by $3.$</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44" calcext:value-type="float">
            <text:p>44</text:p>
          </table:table-cell>
          <table:table-cell/>
          <table:table-cell office:value-type="string" calcext:value-type="string">
            <text:p>$(MON 5)$ Find the radius of the circle circumscribed about the isosceles triangle whose sides are the solutions of the equation $x^2 - ax + b = 0$.</text:p>
          </table:table-cell>
          <table:table-cell office:value-type="string" calcext:value-type="string">
            <text:p>https://artofproblemsolving.com/community/c3920_1969_imo_shortlist</text:p>
          </table:table-cell>
          <table:table-cell office:value-type="string" calcext:value-type="string">
            <text:p>$(MON 5)$ Find the radius of the circle circumscribed about the isosceles triangle whose sides are the solutions of the equation $x^2 - ax + b = 0$.</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45" calcext:value-type="float">
            <text:p>45</text:p>
          </table:table-cell>
          <table:table-cell/>
          <table:table-cell office:value-type="string" calcext:value-type="string">
            <text:p>Given $n&gt;4$ points in the plane, no three collinear. Prove that there are at least $\frac{(n-3)(n-4)}{2}$ convex quadrilaterals with vertices amongst the $n$ points.</text:p>
          </table:table-cell>
          <table:table-cell office:value-type="string" calcext:value-type="string">
            <text:p>https://artofproblemsolving.com/community/c3920_1969_imo_shortlist</text:p>
          </table:table-cell>
          <table:table-cell office:value-type="string" calcext:value-type="string">
            <text:p>Given $n&gt;4$ points in the plane, no three collinear. Prove that there are at least $\frac{(n-3)(n-4)}{2}$ convex quadrilaterals with vertices amongst the $n$ points.</text:p>
          </table:table-cell>
          <table:table-cell/>
        </table:table-row>
        <table:table-row table:style-name="ro13">
          <table:table-cell office:value-type="string" calcext:value-type="string">
            <text:p>1969 IMO Shortlist</text:p>
          </table:table-cell>
          <table:table-cell office:value-type="float" office:value="1969" calcext:value-type="float">
            <text:p>1969</text:p>
          </table:table-cell>
          <table:table-cell office:value-type="float" office:value="46" calcext:value-type="float">
            <text:p>46</text:p>
          </table:table-cell>
          <table:table-cell office:value-type="string" calcext:value-type="string">
            <text:p>b</text:p>
          </table:table-cell>
          <table:table-cell office:value-type="string" calcext:value-type="string">
            <text:p>$(NET 1)$ The vertices of an $(n + 1)-$gon are placed on the edges of a regular $n-$gon so that the perimeter of the $n-$gon is divided into equal parts. How does one choose these $n + 1$ points in order to obtain the $(n + 1)-$gon with</text:p>
            <text:p>$(a)$ maximal area;</text:p>
          </table:table-cell>
          <table:table-cell office:value-type="string" calcext:value-type="string">
            <text:p>https://artofproblemsolving.com/community/c3920_1969_imo_shortlist</text:p>
          </table:table-cell>
          <table:table-cell office:value-type="string" calcext:value-type="string">
            <text:p>$(NET 1)$ The vertices of an $(n + 1)-$gon are placed on the edges of a regular $n-$gon so that the perimeter of the $n-$gon is divided into equal parts. How does one choose these $n + 1$ points in order to obtain the $(n + 1)-$gon with</text:p>
            <text:p>$(a)$ maximal area;</text:p>
            <text:p>$(b)$ minimal area?</text:p>
          </table:table-cell>
          <table:table-cell/>
        </table:table-row>
        <table:table-row table:style-name="ro13">
          <table:table-cell office:value-type="string" calcext:value-type="string">
            <text:p>1969 IMO Shortlist</text:p>
          </table:table-cell>
          <table:table-cell office:value-type="float" office:value="1969" calcext:value-type="float">
            <text:p>1969</text:p>
          </table:table-cell>
          <table:table-cell office:value-type="float" office:value="47" calcext:value-type="float">
            <text:p>47</text:p>
          </table:table-cell>
          <table:table-cell/>
          <table:table-cell office:value-type="string" calcext:value-type="string">
            <text:p>$C$ is a point on the semicircle diameter $AB$, between $A$ and $B$. $D$ is the foot of the perpendicular from $C$ to $AB$. The circle $K_1$ is the incircle of $ABC$, the circle $K_2$ touches $CD,DA$ and the semicircle, the circle $K_3$ touches $CD,DB$ and the semicircle. Prove that $K_1,K_2$ and $K_3$ have another common tangent apart from $AB$.</text:p>
          </table:table-cell>
          <table:table-cell office:value-type="string" calcext:value-type="string">
            <text:p>https://artofproblemsolving.com/community/c3920_1969_imo_shortlist</text:p>
          </table:table-cell>
          <table:table-cell office:value-type="string" calcext:value-type="string">
            <text:p>$C$ is a point on the semicircle diameter $AB$, between $A$ and $B$. $D$ is the foot of the perpendicular from $C$ to $AB$. The circle $K_1$ is the incircle of $ABC$, the circle $K_2$ touches $CD,DA$ and the semicircle, the circle $K_3$ touches $CD,DB$ and the semicircle. Prove that $K_1,K_2$ and $K_3$ have another common tangent apart from $AB$.</text:p>
          </table:table-cell>
          <table:table-cell/>
        </table:table-row>
        <table:table-row table:style-name="ro2">
          <table:table-cell office:value-type="string" calcext:value-type="string">
            <text:p>1969 IMO Shortlist</text:p>
          </table:table-cell>
          <table:table-cell office:value-type="float" office:value="1969" calcext:value-type="float">
            <text:p>1969</text:p>
          </table:table-cell>
          <table:table-cell office:value-type="float" office:value="48" calcext:value-type="float">
            <text:p>48</text:p>
          </table:table-cell>
          <table:table-cell office:value-type="string" calcext:value-type="string">
            <text:p>(b)$ In how many different ways can we choose $x_1, . . . , x_5</text:p>
          </table:table-cell>
          <table:table-cell office:value-type="string" calcext:value-type="string">
            <text:p>$(NET 3)$ Let $x_1, x_2, x_3, x_4,$ and $x_5$ be positive integers satisfying</text:p>
            <text:p>\[x_1 +x_2 +x_3 +x_4 +x_5 = 1000,\]</text:p>
            <text:p>\[x_1 -x_2 +x_3 -x_4 +x_5 &gt; 0,\]</text:p>
            <text:p>\[x_1 +x_2 -x_3 +x_4 -x_5 &gt; 0,\]</text:p>
            <text:p>\[-x_1 +x_2 +x_3 -x_4 +x_5 &gt; 0,\]</text:p>
            <text:p>\[x_1 -x_2 +x_3 +x_4 -x_5 &gt; 0,\]</text:p>
            <text:p>\[-x_1 +x_2 -x_3 +x_4 +x_5 &gt; 0\]</text:p>
            <text:p>$(a)$ Find the maximum of $(x_1 + x_3)^{x_2+x_4}$</text:p>
          </table:table-cell>
          <table:table-cell office:value-type="string" calcext:value-type="string">
            <text:p>https://artofproblemsolving.com/community/c3920_1969_imo_shortlist</text:p>
          </table:table-cell>
          <table:table-cell office:value-type="string" calcext:value-type="string">
            <text:p>$(NET 3)$ Let $x_1, x_2, x_3, x_4,$ and $x_5$ be positive integers satisfying</text:p>
            <text:p>\[x_1 +x_2 +x_3 +x_4 +x_5 = 1000,\]</text:p>
            <text:p>\[x_1 -x_2 +x_3 -x_4 +x_5 &gt; 0,\]</text:p>
            <text:p>\[x_1 +x_2 -x_3 +x_4 -x_5 &gt; 0,\]</text:p>
            <text:p>\[-x_1 +x_2 +x_3 -x_4 +x_5 &gt; 0,\]</text:p>
            <text:p>\[x_1 -x_2 +x_3 +x_4 -x_5 &gt; 0,\]</text:p>
            <text:p>\[-x_1 +x_2 -x_3 +x_4 +x_5 &gt; 0\]</text:p>
            <text:p>$(a)$ Find the maximum of $(x_1 + x_3)^{x_2+x_4}$</text:p>
            <text:p>$(b)$ In how many different ways can we choose $x_1, . . . , x_5$ to obtain the desired maximum?</text:p>
          </table:table-cell>
          <table:table-cell/>
        </table:table-row>
        <table:table-row table:style-name="ro5">
          <table:table-cell office:value-type="string" calcext:value-type="string">
            <text:p>1969 IMO Shortlist</text:p>
          </table:table-cell>
          <table:table-cell office:value-type="float" office:value="1969" calcext:value-type="float">
            <text:p>1969</text:p>
          </table:table-cell>
          <table:table-cell office:value-type="float" office:value="49" calcext:value-type="float">
            <text:p>49</text:p>
          </table:table-cell>
          <table:table-cell/>
          <table:table-cell office:value-type="string" calcext:value-type="string">
            <text:p>$(NET 4)$ A boy has a set of trains and pieces of railroad track. Each piece is a quarter of circle, and by concatenating these pieces, the boy obtained a closed railway. The railway does not intersect itself. In passing through this railway, the train sometimes goes in the clockwise direction, and sometimes in the opposite direction. Prove that the train passes an even number of times through the pieces in the clockwise direction and an even number of times in the counterclockwise direction. Also, prove that the number of pieces is divisible by $4.$</text:p>
          </table:table-cell>
          <table:table-cell office:value-type="string" calcext:value-type="string">
            <text:p>https://artofproblemsolving.com/community/c3920_1969_imo_shortlist</text:p>
          </table:table-cell>
          <table:table-cell office:value-type="string" calcext:value-type="string">
            <text:p>$(NET 4)$ A boy has a set of trains and pieces of railroad track. Each piece is a quarter of circle, and by concatenating these pieces, the boy obtained a closed railway. The railway does not intersect itself. In passing through this railway, the train sometimes goes in the clockwise direction, and sometimes in the opposite direction. Prove that the train passes an even number of times through the pieces in the clockwise direction and an even number of times in the counterclockwise direction. Also, prove that the number of pieces is divisible by $4.$</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50" calcext:value-type="float">
            <text:p>50</text:p>
          </table:table-cell>
          <table:table-cell/>
          <table:table-cell office:value-type="string" calcext:value-type="string">
            <text:p>$(NET 5)$ The bisectors of the exterior angles of a pentagon $B_1B_2B_3B_4B_5$ form another pentagon $A_1A_2A_3A_4A_5.$ Construct $B_1B_2B_3B_4B_5$ from the given pentagon $A_1A_2A_3A_4A_5.$</text:p>
          </table:table-cell>
          <table:table-cell office:value-type="string" calcext:value-type="string">
            <text:p>https://artofproblemsolving.com/community/c3920_1969_imo_shortlist</text:p>
          </table:table-cell>
          <table:table-cell office:value-type="string" calcext:value-type="string">
            <text:p>$(NET 5)$ The bisectors of the exterior angles of a pentagon $B_1B_2B_3B_4B_5$ form another pentagon $A_1A_2A_3A_4A_5.$ Construct $B_1B_2B_3B_4B_5$ from the given pentagon $A_1A_2A_3A_4A_5.$</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51" calcext:value-type="float">
            <text:p>51</text:p>
          </table:table-cell>
          <table:table-cell/>
          <table:table-cell office:value-type="string" calcext:value-type="string">
            <text:p>$(NET 6)$ A curve determined by $y =\sqrt{x^2 - 10x+ 52}, 0\le x \le 100,$ is constructed in a rectangular grid. Determine the number of squares cut by the curve.</text:p>
          </table:table-cell>
          <table:table-cell office:value-type="string" calcext:value-type="string">
            <text:p>https://artofproblemsolving.com/community/c3920_1969_imo_shortlist</text:p>
          </table:table-cell>
          <table:table-cell office:value-type="string" calcext:value-type="string">
            <text:p>$(NET 6)$ A curve determined by $y =\sqrt{x^2 - 10x+ 52}, 0\le x \le 100,$ is constructed in a rectangular grid. Determine the number of squares cut by the curve.</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52" calcext:value-type="float">
            <text:p>52</text:p>
          </table:table-cell>
          <table:table-cell/>
          <table:table-cell office:value-type="string" calcext:value-type="string">
            <text:p>Prove that a regular polygon with an odd number of edges cannot be partitioned into four pieces with equal areas by two lines that pass through the center of polygon.</text:p>
          </table:table-cell>
          <table:table-cell office:value-type="string" calcext:value-type="string">
            <text:p>https://artofproblemsolving.com/community/c3920_1969_imo_shortlist</text:p>
          </table:table-cell>
          <table:table-cell office:value-type="string" calcext:value-type="string">
            <text:p>Prove that a regular polygon with an odd number of edges cannot be partitioned into four pieces with equal areas by two lines that pass through the center of polygon.</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53" calcext:value-type="float">
            <text:p>53</text:p>
          </table:table-cell>
          <table:table-cell/>
          <table:table-cell office:value-type="string" calcext:value-type="string">
            <text:p>$(POL 2)$ Given two segments $AB$ and $CD$ not in the same plane, find the locus of points $M$ such that $MA^2 +MB^2 = MC^2 +MD^2.$</text:p>
          </table:table-cell>
          <table:table-cell office:value-type="string" calcext:value-type="string">
            <text:p>https://artofproblemsolving.com/community/c3920_1969_imo_shortlist</text:p>
          </table:table-cell>
          <table:table-cell office:value-type="string" calcext:value-type="string">
            <text:p>$(POL 2)$ Given two segments $AB$ and $CD$ not in the same plane, find the locus of points $M$ such that $MA^2 +MB^2 = MC^2 +MD^2.$</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54" calcext:value-type="float">
            <text:p>54</text:p>
          </table:table-cell>
          <table:table-cell/>
          <table:table-cell office:value-type="string" calcext:value-type="string">
            <text:p>$(POL 3)$ Given a polynomial $f(x)$ with integer coefficients whose value is divisible by $3$ for three integers $k, k + 1,$ and $k + 2$. Prove that $f(m)$ is divisible by $3$ for all integers $m.$</text:p>
          </table:table-cell>
          <table:table-cell office:value-type="string" calcext:value-type="string">
            <text:p>https://artofproblemsolving.com/community/c3920_1969_imo_shortlist</text:p>
          </table:table-cell>
          <table:table-cell office:value-type="string" calcext:value-type="string">
            <text:p>$(POL 3)$ Given a polynomial $f(x)$ with integer coefficients whose value is divisible by $3$ for three integers $k, k + 1,$ and $k + 2$. Prove that $f(m)$ is divisible by $3$ for all integers $m.$</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55" calcext:value-type="float">
            <text:p>55</text:p>
          </table:table-cell>
          <table:table-cell/>
          <table:table-cell office:value-type="string" calcext:value-type="string">
            <text:p>For each of $k=1,2,3,4,5$ find necessary and sufficient conditions on $a&gt;0$ such that there exists a tetrahedron with $k$ edges length $a$ and the remainder length $1$.</text:p>
          </table:table-cell>
          <table:table-cell office:value-type="string" calcext:value-type="string">
            <text:p>https://artofproblemsolving.com/community/c3920_1969_imo_shortlist</text:p>
          </table:table-cell>
          <table:table-cell office:value-type="string" calcext:value-type="string">
            <text:p>For each of $k=1,2,3,4,5$ find necessary and sufficient conditions on $a&gt;0$ such that there exists a tetrahedron with $k$ edges length $a$ and the remainder length $1$.</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56" calcext:value-type="float">
            <text:p>56</text:p>
          </table:table-cell>
          <table:table-cell/>
          <table:table-cell office:value-type="string" calcext:value-type="string">
            <text:p>Let $a$ and $b$ be two natural numbers that have an equal number $n$ of digits in their decimal expansions. The first $m$ digits (from left to right) of the numbers $a$ and $b$ are equal. Prove that if $m &gt;\frac{n}{2},$ then $a^{\frac{1}{n}} -b^{\frac{1}{n}} &lt;\frac{1}{n}$</text:p>
          </table:table-cell>
          <table:table-cell office:value-type="string" calcext:value-type="string">
            <text:p>https://artofproblemsolving.com/community/c3920_1969_imo_shortlist</text:p>
          </table:table-cell>
          <table:table-cell office:value-type="string" calcext:value-type="string">
            <text:p>Let $a$ and $b$ be two natural numbers that have an equal number $n$ of digits in their decimal expansions. The first $m$ digits (from left to right) of the numbers $a$ and $b$ are equal. Prove that if $m &gt;\frac{n}{2},$ then $a^{\frac{1}{n}} -b^{\frac{1}{n}} &lt;\frac{1}{n}$</text:p>
          </table:table-cell>
          <table:table-cell/>
        </table:table-row>
        <table:table-row table:style-name="ro13">
          <table:table-cell office:value-type="string" calcext:value-type="string">
            <text:p>1969 IMO Shortlist</text:p>
          </table:table-cell>
          <table:table-cell office:value-type="float" office:value="1969" calcext:value-type="float">
            <text:p>1969</text:p>
          </table:table-cell>
          <table:table-cell office:value-type="float" office:value="57" calcext:value-type="float">
            <text:p>57</text:p>
          </table:table-cell>
          <table:table-cell/>
          <table:table-cell office:value-type="string" calcext:value-type="string">
            <text:p>Given triangle $ ABC $ with points $ M $ and $ N $ are in the sides $ AB $  and $ AC $ respectively.</text:p>
            <text:p>If  $ \dfrac{BM}{MA} +\dfrac{CN}{NA} = 1 $ , then prove that the centroid of  $ ABC $ lies on $ MN $ .</text:p>
          </table:table-cell>
          <table:table-cell office:value-type="string" calcext:value-type="string">
            <text:p>https://artofproblemsolving.com/community/c3920_1969_imo_shortlist</text:p>
          </table:table-cell>
          <table:table-cell office:value-type="string" calcext:value-type="string">
            <text:p>Given triangle $ ABC $ with points $ M $ and $ N $ are in the sides $ AB $  and $ AC $ respectively.</text:p>
            <text:p>If  $ \dfrac{BM}{MA} +\dfrac{CN}{NA} = 1 $ , then prove that the centroid of  $ ABC $ lies on $ MN $ .</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58" calcext:value-type="float">
            <text:p>58</text:p>
          </table:table-cell>
          <table:table-cell/>
          <table:table-cell office:value-type="string" calcext:value-type="string">
            <text:p>$(SWE 1)$ Six points $P_1, . . . , P_6$ are given in $3-$dimensional space such that no four of them lie in the same plane. Each of the line segments $P_jP_k$ is colored black or white. Prove that there exists one triangle $P_jP_kP_l$ whose edges are of the same color.</text:p>
          </table:table-cell>
          <table:table-cell office:value-type="string" calcext:value-type="string">
            <text:p>https://artofproblemsolving.com/community/c3920_1969_imo_shortlist</text:p>
          </table:table-cell>
          <table:table-cell office:value-type="string" calcext:value-type="string">
            <text:p>$(SWE 1)$ Six points $P_1, . . . , P_6$ are given in $3-$dimensional space such that no four of them lie in the same plane. Each of the line segments $P_jP_k$ is colored black or white. Prove that there exists one triangle $P_jP_kP_l$ whose edges are of the same color.</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59" calcext:value-type="float">
            <text:p>59</text:p>
          </table:table-cell>
          <table:table-cell/>
          <table:table-cell office:value-type="string" calcext:value-type="string">
            <text:p>$(SWE 2)$ For each $\lambda (0 &lt; \lambda &lt; 1$ and $\lambda = \frac{1}{n}$ for all $n = 1, 2, 3, \cdots)$, construct a continuous function $f$ such that there do not exist $x, y$ with $0 &lt; \lambda &lt; y = x + \lambda \le 1$ for which $f(x) = f(y).$</text:p>
          </table:table-cell>
          <table:table-cell office:value-type="string" calcext:value-type="string">
            <text:p>https://artofproblemsolving.com/community/c3920_1969_imo_shortlist</text:p>
          </table:table-cell>
          <table:table-cell office:value-type="string" calcext:value-type="string">
            <text:p>$(SWE 2)$ For each $\lambda (0 &lt; \lambda &lt; 1$ and $\lambda = \frac{1}{n}$ for all $n = 1, 2, 3, \cdots)$, construct a continuous function $f$ such that there do not exist $x, y$ with $0 &lt; \lambda &lt; y = x + \lambda \le 1$ for which $f(x) = f(y).$</text:p>
          </table:table-cell>
          <table:table-cell/>
        </table:table-row>
        <table:table-row table:style-name="ro7">
          <table:table-cell office:value-type="string" calcext:value-type="string">
            <text:p>1969 IMO Shortlist</text:p>
          </table:table-cell>
          <table:table-cell office:value-type="float" office:value="1969" calcext:value-type="float">
            <text:p>1969</text:p>
          </table:table-cell>
          <table:table-cell office:value-type="float" office:value="60" calcext:value-type="float">
            <text:p>60</text:p>
          </table:table-cell>
          <table:table-cell office:value-type="string" calcext:value-type="string">
            <text:p>(2)$ $n</text:p>
          </table:table-cell>
          <table:table-cell office:value-type="string" calcext:value-type="string">
            <text:p>$(SWE 3)$ Find the natural number $n$ with the following properties:</text:p>
            <text:p>$(1)$ Let $S = \{P_1, P_2, \cdots\}$ be an arbitrary finite set of points in the plane, and $r_j$ the distance from $P_j$ to the origin $O.$ We assign to each $P_j$ the closed disk $D_j$ with center $P_j$ and radius $r_j$. Then some $n$ of these disks contain all points of $S.$</text:p>
          </table:table-cell>
          <table:table-cell office:value-type="string" calcext:value-type="string">
            <text:p>https://artofproblemsolving.com/community/c3920_1969_imo_shortlist</text:p>
          </table:table-cell>
          <table:table-cell office:value-type="string" calcext:value-type="string">
            <text:p>$(SWE 3)$ Find the natural number $n$ with the following properties:</text:p>
            <text:p>$(1)$ Let $S = \{P_1, P_2, \cdots\}$ be an arbitrary finite set of points in the plane, and $r_j$ the distance from $P_j$ to the origin $O.$ We assign to each $P_j$ the closed disk $D_j$ with center $P_j$ and radius $r_j$. Then some $n$ of these disks contain all points of $S.$</text:p>
            <text:p>$(2)$ $n$ is the smallest integer with the above property.</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61" calcext:value-type="float">
            <text:p>61</text:p>
          </table:table-cell>
          <table:table-cell/>
          <table:table-cell office:value-type="string" calcext:value-type="string">
            <text:p>$(SWE 4)$ Let $a_0, a_1, a_2, \cdots$ be determined with $a_0 = 0, a_{n+1} = 2a_n + 2^n$. Prove that if $n$ is power of $2$, then so is $a_n$</text:p>
          </table:table-cell>
          <table:table-cell office:value-type="string" calcext:value-type="string">
            <text:p>https://artofproblemsolving.com/community/c3920_1969_imo_shortlist</text:p>
          </table:table-cell>
          <table:table-cell office:value-type="string" calcext:value-type="string">
            <text:p>$(SWE 4)$ Let $a_0, a_1, a_2, \cdots$ be determined with $a_0 = 0, a_{n+1} = 2a_n + 2^n$. Prove that if $n$ is power of $2$, then so is $a_n$</text:p>
          </table:table-cell>
          <table:table-cell/>
        </table:table-row>
        <table:table-row table:style-name="ro1">
          <table:table-cell office:value-type="string" calcext:value-type="string">
            <text:p>1969 IMO Shortlist</text:p>
          </table:table-cell>
          <table:table-cell office:value-type="float" office:value="1969" calcext:value-type="float">
            <text:p>1969</text:p>
          </table:table-cell>
          <table:table-cell office:value-type="float" office:value="62" calcext:value-type="float">
            <text:p>62</text:p>
          </table:table-cell>
          <table:table-cell/>
          <table:table-cell office:value-type="string" calcext:value-type="string">
            <text:p>Which natural numbers can be expressed as the difference of squares of two integers?</text:p>
          </table:table-cell>
          <table:table-cell office:value-type="string" calcext:value-type="string">
            <text:p>https://artofproblemsolving.com/community/c3920_1969_imo_shortlist</text:p>
          </table:table-cell>
          <table:table-cell office:value-type="string" calcext:value-type="string">
            <text:p>Which natural numbers can be expressed as the difference of squares of two integers?</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63" calcext:value-type="float">
            <text:p>63</text:p>
          </table:table-cell>
          <table:table-cell/>
          <table:table-cell office:value-type="string" calcext:value-type="string">
            <text:p>$(SWE 6)$ Prove that there are infinitely many positive integers that cannot be expressed as the sum of squares of three positive integers.</text:p>
          </table:table-cell>
          <table:table-cell office:value-type="string" calcext:value-type="string">
            <text:p>https://artofproblemsolving.com/community/c3920_1969_imo_shortlist</text:p>
          </table:table-cell>
          <table:table-cell office:value-type="string" calcext:value-type="string">
            <text:p>$(SWE 6)$ Prove that there are infinitely many positive integers that cannot be expressed as the sum of squares of three positive integers.</text:p>
          </table:table-cell>
          <table:table-cell/>
        </table:table-row>
        <table:table-row table:style-name="ro1">
          <table:table-cell office:value-type="string" calcext:value-type="string">
            <text:p>1969 IMO Shortlist</text:p>
          </table:table-cell>
          <table:table-cell office:value-type="float" office:value="1969" calcext:value-type="float">
            <text:p>1969</text:p>
          </table:table-cell>
          <table:table-cell office:value-type="float" office:value="64" calcext:value-type="float">
            <text:p>64</text:p>
          </table:table-cell>
          <table:table-cell/>
          <table:table-cell office:value-type="string" calcext:value-type="string">
            <text:p>$(USS 1)$ Prove that for a natural number $n &gt; 2, (n!)! &gt; n[(n - 1)!]^{n!}.$</text:p>
          </table:table-cell>
          <table:table-cell office:value-type="string" calcext:value-type="string">
            <text:p>https://artofproblemsolving.com/community/c3920_1969_imo_shortlist</text:p>
          </table:table-cell>
          <table:table-cell office:value-type="string" calcext:value-type="string">
            <text:p>$(USS 1)$ Prove that for a natural number $n &gt; 2, (n!)! &gt; n[(n - 1)!]^{n!}.$</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65" calcext:value-type="float">
            <text:p>65</text:p>
          </table:table-cell>
          <table:table-cell/>
          <table:table-cell office:value-type="string" calcext:value-type="string">
            <text:p>$(USS 2)$ Prove that for $a &gt; b^2,$ the identity ${\sqrt{a-b\sqrt{a+b\sqrt{a-b\sqrt{a+\cdots}}}}=\sqrt{a-\frac{3}{4}b^2}-\frac{1}{2}b}$</text:p>
          </table:table-cell>
          <table:table-cell office:value-type="string" calcext:value-type="string">
            <text:p>https://artofproblemsolving.com/community/c3920_1969_imo_shortlist</text:p>
          </table:table-cell>
          <table:table-cell office:value-type="string" calcext:value-type="string">
            <text:p>$(USS 2)$ Prove that for $a &gt; b^2,$ the identity ${\sqrt{a-b\sqrt{a+b\sqrt{a-b\sqrt{a+\cdots}}}}=\sqrt{a-\frac{3}{4}b^2}-\frac{1}{2}b}$</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66" calcext:value-type="float">
            <text:p>66</text:p>
          </table:table-cell>
          <table:table-cell office:value-type="string" calcext:value-type="string">
            <text:p>b</text:p>
          </table:table-cell>
          <table:table-cell office:value-type="string" calcext:value-type="string">
            <text:p>$(USS 3)$ $(a)$ Prove that if $0 \le a_0 \le a_1 \le a_2,$ then $(a_0 + a_1x - a_2x^2)^2 \le (a_0 + a_1 + a_2)^2\left(1 +\frac{1}{2}x+\frac{1}{3}x^2+\frac{1}{2}x^3+x^4\right)$</text:p>
          </table:table-cell>
          <table:table-cell office:value-type="string" calcext:value-type="string">
            <text:p>https://artofproblemsolving.com/community/c3920_1969_imo_shortlist</text:p>
          </table:table-cell>
          <table:table-cell office:value-type="string" calcext:value-type="string">
            <text:p>$(USS 3)$ $(a)$ Prove that if $0 \le a_0 \le a_1 \le a_2,$ then $(a_0 + a_1x - a_2x^2)^2 \le (a_0 + a_1 + a_2)^2\left(1 +\frac{1}{2}x+\frac{1}{3}x^2+\frac{1}{2}x^3+x^4\right)$</text:p>
            <text:p>$(b)$ Formulate and prove the analogous result for polynomials of third degree.</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67" calcext:value-type="float">
            <text:p>67</text:p>
          </table:table-cell>
          <table:table-cell/>
          <table:table-cell office:value-type="string" calcext:value-type="string">
            <text:p>Given real numbers $x_1,x_2,y_1,y_2,z_1,z_2$ satisfying $x_1&gt;0,x_2&gt;0,x_1y_1&gt;z_1^2$, and $x_2y_2&gt;z_2^2$, prove that: \[ {8\over(x_1+x_2)(y_1+y_2)-(z_1+z_2)^2}\le{1\over x_1y_1-z_1^2}+{1\over x_2y_2-z_2^2}. \] Give necessary and sufficient conditions for equality.</text:p>
          </table:table-cell>
          <table:table-cell office:value-type="string" calcext:value-type="string">
            <text:p>https://artofproblemsolving.com/community/c3920_1969_imo_shortlist</text:p>
          </table:table-cell>
          <table:table-cell office:value-type="string" calcext:value-type="string">
            <text:p>Given real numbers $x_1,x_2,y_1,y_2,z_1,z_2$ satisfying $x_1&gt;0,x_2&gt;0,x_1y_1&gt;z_1^2$, and $x_2y_2&gt;z_2^2$, prove that: \[ {8\over(x_1+x_2)(y_1+y_2)-(z_1+z_2)^2}\le{1\over x_1y_1-z_1^2}+{1\over x_2y_2-z_2^2}. \] Give necessary and sufficient conditions for equality.</text:p>
          </table:table-cell>
          <table:table-cell/>
        </table:table-row>
        <table:table-row table:style-name="ro6">
          <table:table-cell office:value-type="string" calcext:value-type="string">
            <text:p>1969 IMO Shortlist</text:p>
          </table:table-cell>
          <table:table-cell office:value-type="float" office:value="1969" calcext:value-type="float">
            <text:p>1969</text:p>
          </table:table-cell>
          <table:table-cell office:value-type="float" office:value="68" calcext:value-type="float">
            <text:p>68</text:p>
          </table:table-cell>
          <table:table-cell/>
          <table:table-cell office:value-type="string" calcext:value-type="string">
            <text:p>$(USS 5)$ Given $5$ points in the plane, no three of which are collinear, prove that we can choose $4$ points among them that form a convex quadrilateral.</text:p>
          </table:table-cell>
          <table:table-cell office:value-type="string" calcext:value-type="string">
            <text:p>https://artofproblemsolving.com/community/c3920_1969_imo_shortlist</text:p>
          </table:table-cell>
          <table:table-cell office:value-type="string" calcext:value-type="string">
            <text:p>$(USS 5)$ Given $5$ points in the plane, no three of which are collinear, prove that we can choose $4$ points among them that form a convex quadrilateral.</text:p>
          </table:table-cell>
          <table:table-cell/>
        </table:table-row>
        <table:table-row table:style-name="ro7">
          <table:table-cell office:value-type="string" calcext:value-type="string">
            <text:p>1969 IMO Shortlist</text:p>
          </table:table-cell>
          <table:table-cell office:value-type="float" office:value="1969" calcext:value-type="float">
            <text:p>1969</text:p>
          </table:table-cell>
          <table:table-cell office:value-type="float" office:value="69" calcext:value-type="float">
            <text:p>69</text:p>
          </table:table-cell>
          <table:table-cell office:value-type="string" calcext:value-type="string">
            <text:p>(b)$ Exactly one of these numbers is less than $1.</text:p>
          </table:table-cell>
          <table:table-cell office:value-type="string" calcext:value-type="string">
            <text:p>$(YUG 1)$ Suppose that positive real numbers $x_1, x_2, x_3$ satisfy</text:p>
            <text:p>$x_1x_2x_3 &gt; 1, x_1 + x_2 + x_3 &lt;\frac{1}{x_1}+\frac{1}{x_2}+\frac{1}{x_3}$</text:p>
            <text:p>Prove that:</text:p>
            <text:p>$(a)$ None of $x_1, x_2, x_3$ equals $1$.</text:p>
          </table:table-cell>
          <table:table-cell office:value-type="string" calcext:value-type="string">
            <text:p>https://artofproblemsolving.com/community/c3920_1969_imo_shortlist</text:p>
          </table:table-cell>
          <table:table-cell office:value-type="string" calcext:value-type="string">
            <text:p>$(YUG 1)$ Suppose that positive real numbers $x_1, x_2, x_3$ satisfy</text:p>
            <text:p>$x_1x_2x_3 &gt; 1, x_1 + x_2 + x_3 &lt;\frac{1}{x_1}+\frac{1}{x_2}+\frac{1}{x_3}$</text:p>
            <text:p>Prove that:</text:p>
            <text:p>$(a)$ None of $x_1, x_2, x_3$ equals $1$.</text:p>
            <text:p>$(b)$ Exactly one of these numbers is less than $1.$</text:p>
          </table:table-cell>
          <table:table-cell/>
        </table:table-row>
        <table:table-row table:style-name="ro13">
          <table:table-cell office:value-type="string" calcext:value-type="string">
            <text:p>1969 IMO Shortlist</text:p>
          </table:table-cell>
          <table:table-cell office:value-type="float" office:value="1969" calcext:value-type="float">
            <text:p>1969</text:p>
          </table:table-cell>
          <table:table-cell office:value-type="float" office:value="70" calcext:value-type="float">
            <text:p>70</text:p>
          </table:table-cell>
          <table:table-cell/>
          <table:table-cell office:value-type="string" calcext:value-type="string">
            <text:p>$(YUG 2)$ A park has the shape of a convex pentagon of area $50000\sqrt{3} m^2$. A man standing at an interior point $O$ of the park notices that he stands at a distance of at most $200 m$ from each vertex of the pentagon. Prove that he stands at a distance of at least $100 m$ from each side of the pentagon.</text:p>
          </table:table-cell>
          <table:table-cell office:value-type="string" calcext:value-type="string">
            <text:p>https://artofproblemsolving.com/community/c3920_1969_imo_shortlist</text:p>
          </table:table-cell>
          <table:table-cell office:value-type="string" calcext:value-type="string">
            <text:p>$(YUG 2)$ A park has the shape of a convex pentagon of area $50000\sqrt{3} m^2$. A man standing at an interior point $O$ of the park notices that he stands at a distance of at most $200 m$ from each vertex of the pentagon. Prove that he stands at a distance of at least $100 m$ from each side of the pentagon.</text:p>
          </table:table-cell>
          <table:table-cell/>
        </table:table-row>
        <table:table-row table:style-name="ro4">
          <table:table-cell office:value-type="string" calcext:value-type="string">
            <text:p>1969 IMO Shortlist</text:p>
          </table:table-cell>
          <table:table-cell office:value-type="float" office:value="1969" calcext:value-type="float">
            <text:p>1969</text:p>
          </table:table-cell>
          <table:table-cell office:value-type="float" office:value="71" calcext:value-type="float">
            <text:p>71</text:p>
          </table:table-cell>
          <table:table-cell/>
          <table:table-cell office:value-type="string" calcext:value-type="string">
            <text:p>$(YUG 3)$ Let four points $A_i (i = 1, 2, 3, 4)$ in the plane determine four triangles. In each of these triangles we choose the smallest angle. The sum of these angles is denoted by $S.$ What is the exact placement of the points $A_i$ if $S = 180^{\circ}$?</text:p>
          </table:table-cell>
          <table:table-cell office:value-type="string" calcext:value-type="string">
            <text:p>https://artofproblemsolving.com/community/c3920_1969_imo_shortlist</text:p>
          </table:table-cell>
          <table:table-cell office:value-type="string" calcext:value-type="string">
            <text:p>$(YUG 3)$ Let four points $A_i (i = 1, 2, 3, 4)$ in the plane determine four triangles. In each of these triangles we choose the smallest angle. The sum of these angles is denoted by $S.$ What is the exact placement of the points $A_i$ if $S = 180^{\circ}$?</text:p>
          </table:table-cell>
          <table:table-cell/>
        </table:table-row>
        <table:table-row table:style-name="ro4">
          <table:table-cell office:value-type="string" calcext:value-type="string">
            <text:p>1968 IMO Shortlist</text:p>
          </table:table-cell>
          <table:table-cell office:value-type="float" office:value="1968" calcext:value-type="float">
            <text:p>1968</text:p>
          </table:table-cell>
          <table:table-cell office:value-type="float" office:value="1" calcext:value-type="float">
            <text:p>1</text:p>
          </table:table-cell>
          <table:table-cell/>
          <table:table-cell office:value-type="string" calcext:value-type="string">
            <text:p>Two ships sail on the sea with constant speeds and fixed directions. It is known that at $9:00$ the distance between them was $20$ miles; at $9:35$, $15$ miles; and at $9:55$, $13$ miles. At what moment were the ships the smallest distance from each other, and what was that distance ?</text:p>
          </table:table-cell>
          <table:table-cell office:value-type="string" calcext:value-type="string">
            <text:p>https://artofproblemsolving.com/community/c3919_1968_imo_shortlist</text:p>
          </table:table-cell>
          <table:table-cell office:value-type="string" calcext:value-type="string">
            <text:p>Two ships sail on the sea with constant speeds and fixed directions. It is known that at $9:00$ the distance between them was $20$ miles; at $9:35$, $15$ miles; and at $9:55$, $13$ miles. At what moment were the ships the smallest distance from each other, and what was that distance ?</text:p>
          </table:table-cell>
          <table:table-cell/>
        </table:table-row>
        <table:table-row table:style-name="ro6">
          <table:table-cell office:value-type="string" calcext:value-type="string">
            <text:p>1968 IMO Shortlist</text:p>
          </table:table-cell>
          <table:table-cell office:value-type="float" office:value="1968" calcext:value-type="float">
            <text:p>1968</text:p>
          </table:table-cell>
          <table:table-cell office:value-type="float" office:value="2" calcext:value-type="float">
            <text:p>2</text:p>
          </table:table-cell>
          <table:table-cell/>
          <table:table-cell office:value-type="string" calcext:value-type="string">
            <text:p>Find all triangles whose side lengths are consecutive integers, and one of whose angles is twice another.</text:p>
          </table:table-cell>
          <table:table-cell office:value-type="string" calcext:value-type="string">
            <text:p>https://artofproblemsolving.com/community/c3919_1968_imo_shortlist</text:p>
          </table:table-cell>
          <table:table-cell office:value-type="string" calcext:value-type="string">
            <text:p>Find all triangles whose side lengths are consecutive integers, and one of whose angles is twice another.</text:p>
          </table:table-cell>
          <table:table-cell/>
        </table:table-row>
        <table:table-row table:style-name="ro6">
          <table:table-cell office:value-type="string" calcext:value-type="string">
            <text:p>1968 IMO Shortlist</text:p>
          </table:table-cell>
          <table:table-cell office:value-type="float" office:value="1968" calcext:value-type="float">
            <text:p>1968</text:p>
          </table:table-cell>
          <table:table-cell office:value-type="float" office:value="3" calcext:value-type="float">
            <text:p>3</text:p>
          </table:table-cell>
          <table:table-cell/>
          <table:table-cell office:value-type="string" calcext:value-type="string">
            <text:p>Prove that every tetrahedron has a vertex whose three edges have the right lengths to form a triangle.</text:p>
          </table:table-cell>
          <table:table-cell office:value-type="string" calcext:value-type="string">
            <text:p>https://artofproblemsolving.com/community/c3919_1968_imo_shortlist</text:p>
          </table:table-cell>
          <table:table-cell office:value-type="string" calcext:value-type="string">
            <text:p>Prove that every tetrahedron has a vertex whose three edges have the right lengths to form a triangle.</text:p>
          </table:table-cell>
          <table:table-cell/>
        </table:table-row>
        <table:table-row table:style-name="ro5">
          <table:table-cell office:value-type="string" calcext:value-type="string">
            <text:p>1968 IMO Shortlist</text:p>
          </table:table-cell>
          <table:table-cell office:value-type="float" office:value="1968" calcext:value-type="float">
            <text:p>1968</text:p>
          </table:table-cell>
          <table:table-cell office:value-type="float" office:value="4" calcext:value-type="float">
            <text:p>4</text:p>
          </table:table-cell>
          <table:table-cell/>
          <table:table-cell office:value-type="string" calcext:value-type="string">
            <text:p>Let $a,b,c$ be real numbers with $a$ non-zero. It is known that the real numbers $x_1,x_2,\ldots,x_n$ satisfy the $n$ equations:</text:p>
            <text:p>\[  ax_1^2+bx_1+c = x_{2} \]\[ ax_2^2+bx_2 +c = x_3\]\[ \ldots \quad \ldots \quad \ldots \quad \ldots\]\[ ax_n^2+bx_n+c = x_1  \] Prove that the system has \textbf{zero}, one or \textit{more than one} real solutions if $(b-1)^2-4ac$ is \textbf{negative}, equal to zero or \textit{positive} respectively.</text:p>
          </table:table-cell>
          <table:table-cell office:value-type="string" calcext:value-type="string">
            <text:p>https://artofproblemsolving.com/community/c3919_1968_imo_shortlist</text:p>
          </table:table-cell>
          <table:table-cell office:value-type="string" calcext:value-type="string">
            <text:p>Let $a,b,c$ be real numbers with $a$ non-zero. It is known that the real numbers $x_1,x_2,\ldots,x_n$ satisfy the $n$ equations:</text:p>
            <text:p>\[  ax_1^2+bx_1+c = x_{2} \]\[ ax_2^2+bx_2 +c = x_3\]\[ \ldots \quad \ldots \quad \ldots \quad \ldots\]\[ ax_n^2+bx_n+c = x_1  \] Prove that the system has \textbf{zero}, one or \textit{more than one} real solutions if $(b-1)^2-4ac$ is \textbf{negative}, equal to zero or \textit{positive} respectively.</text:p>
          </table:table-cell>
          <table:table-cell/>
        </table:table-row>
        <table:table-row table:style-name="ro2">
          <table:table-cell office:value-type="string" calcext:value-type="string">
            <text:p>1968 IMO Shortlist</text:p>
          </table:table-cell>
          <table:table-cell office:value-type="float" office:value="1968" calcext:value-type="float">
            <text:p>1968</text:p>
          </table:table-cell>
          <table:table-cell table:number-columns-repeated="2"/>
          <table:table-cell office:value-type="string" office:string-value="Click for solution&#10;&#10;Consider the function&#10;\[ f(x)=\left(\frac{2ax+b-1+\sqrt{\Delta}}{2ax+b-1-\sqrt{\Delta}}\right)^{\frac{1}{\sqrt{\Delta}}} \]&#10;where $\Delta=(b-1)^2-4ac$.&#10;If $x_i$ is an approximation to a root of this function, then $x_{i+1}$ is next approximation to the root of this function obtained by using the Newton-Raphson method.  So a solution of the system of equations corresponds to a failure of the Newton-Raphson method to find a root of this function, producing instead a cycle of length $n$." calcext:value-type="string">
            <text:p>Click for solution</text:p>
            <text:p/>
            <text:p>Consider the function</text:p>
            <text:p>\[ f(x)=\left(\frac{2ax+b-1+\sqrt{\Delta}}{2ax+b-1-\sqrt{\Delta}}\right)^{\frac{1}{\sqrt{\Delta}}} \]</text:p>
            <text:p>where $\Delta=(b-1)^2-4ac$.</text:p>
            <text:p>If $x_i$ is an approximation to a root of this function, then $x_{i+1}$ is next approximation to the root of this function obtained by using the Newton-Raphson method.  So a solution of the system of equations corresponds to a failure of the Newton-Raphson method to find a root of this function, producing instead a cycle of length $n$.</text:p>
          </table:table-cell>
          <table:table-cell office:value-type="string" calcext:value-type="string">
            <text:p>https://artofproblemsolving.com/community/c3919_1968_imo_shortlist</text:p>
          </table:table-cell>
          <table:table-cell office:value-type="string" office:string-value="Click for solution&#10;&#10;Consider the function&#10;\[ f(x)=\left(\frac{2ax+b-1+\sqrt{\Delta}}{2ax+b-1-\sqrt{\Delta}}\right)^{\frac{1}{\sqrt{\Delta}}} \]&#10;where $\Delta=(b-1)^2-4ac$.&#10;If $x_i$ is an approximation to a root of this function, then $x_{i+1}$ is next approximation to the root of this function obtained by using the Newton-Raphson method.  So a solution of the system of equations corresponds to a failure of the Newton-Raphson method to find a root of this function, producing instead a cycle of length $n$." calcext:value-type="string">
            <text:p>Click for solution</text:p>
            <text:p/>
            <text:p>Consider the function</text:p>
            <text:p>\[ f(x)=\left(\frac{2ax+b-1+\sqrt{\Delta}}{2ax+b-1-\sqrt{\Delta}}\right)^{\frac{1}{\sqrt{\Delta}}} \]</text:p>
            <text:p>where $\Delta=(b-1)^2-4ac$.</text:p>
            <text:p>If $x_i$ is an approximation to a root of this function, then $x_{i+1}$ is next approximation to the root of this function obtained by using the Newton-Raphson method.  So a solution of the system of equations corresponds to a failure of the Newton-Raphson method to find a root of this function, producing instead a cycle of length $n$.</text:p>
          </table:table-cell>
          <table:table-cell/>
        </table:table-row>
        <table:table-row table:style-name="ro7">
          <table:table-cell office:value-type="string" calcext:value-type="string">
            <text:p>1968 IMO Shortlist</text:p>
          </table:table-cell>
          <table:table-cell office:value-type="float" office:value="1968" calcext:value-type="float">
            <text:p>1968</text:p>
          </table:table-cell>
          <table:table-cell office:value-type="float" office:value="5" calcext:value-type="float">
            <text:p>5</text:p>
          </table:table-cell>
          <table:table-cell/>
          <table:table-cell office:value-type="string" calcext:value-type="string">
            <text:p>Let $h_n$ be the apothem (distance from the center to one of the sides) of a regular $n$-gon ($n \geq 3$) inscribed in a circle of radius $r$. Prove the inequality</text:p>
            <text:p>\[(n + 1)h_n+1 - nh_n &gt; r.\]</text:p>
            <text:p>Also prove that if $r$ on the right side is replaced with a greater number, the inequality will not remain true for all $n \geq 3.$</text:p>
          </table:table-cell>
          <table:table-cell office:value-type="string" calcext:value-type="string">
            <text:p>https://artofproblemsolving.com/community/c3919_1968_imo_shortlist</text:p>
          </table:table-cell>
          <table:table-cell office:value-type="string" calcext:value-type="string">
            <text:p>Let $h_n$ be the apothem (distance from the center to one of the sides) of a regular $n$-gon ($n \geq 3$) inscribed in a circle of radius $r$. Prove the inequality</text:p>
            <text:p>\[(n + 1)h_n+1 - nh_n &gt; r.\]</text:p>
            <text:p>Also prove that if $r$ on the right side is replaced with a greater number, the inequality will not remain true for all $n \geq 3.$</text:p>
          </table:table-cell>
          <table:table-cell/>
        </table:table-row>
        <table:table-row table:style-name="ro4">
          <table:table-cell office:value-type="string" calcext:value-type="string">
            <text:p>1968 IMO Shortlist</text:p>
          </table:table-cell>
          <table:table-cell office:value-type="float" office:value="1968" calcext:value-type="float">
            <text:p>1968</text:p>
          </table:table-cell>
          <table:table-cell office:value-type="float" office:value="6" calcext:value-type="float">
            <text:p>6</text:p>
          </table:table-cell>
          <table:table-cell/>
          <table:table-cell office:value-type="string" calcext:value-type="string">
            <text:p>If $a_i  \ (i = 1, 2, \ldots, n)$ are distinct non-zero real numbers, prove that the equation</text:p>
            <text:p>\[\frac{a_1}{a_1-x} + \frac{a_2}{a_2-x}+\cdots+\frac{a_n}{a_n-x} = n\]</text:p>
            <text:p>has at least $n - 1$ real roots.</text:p>
          </table:table-cell>
          <table:table-cell office:value-type="string" calcext:value-type="string">
            <text:p>https://artofproblemsolving.com/community/c3919_1968_imo_shortlist</text:p>
          </table:table-cell>
          <table:table-cell office:value-type="string" calcext:value-type="string">
            <text:p>If $a_i  \ (i = 1, 2, \ldots, n)$ are distinct non-zero real numbers, prove that the equation</text:p>
            <text:p>\[\frac{a_1}{a_1-x} + \frac{a_2}{a_2-x}+\cdots+\frac{a_n}{a_n-x} = n\]</text:p>
            <text:p>has at least $n - 1$ real roots.</text:p>
          </table:table-cell>
          <table:table-cell/>
        </table:table-row>
        <table:table-row table:style-name="ro4">
          <table:table-cell office:value-type="string" calcext:value-type="string">
            <text:p>1968 IMO Shortlist</text:p>
          </table:table-cell>
          <table:table-cell office:value-type="float" office:value="1968" calcext:value-type="float">
            <text:p>1968</text:p>
          </table:table-cell>
          <table:table-cell office:value-type="float" office:value="7" calcext:value-type="float">
            <text:p>7</text:p>
          </table:table-cell>
          <table:table-cell/>
          <table:table-cell office:value-type="string" calcext:value-type="string">
            <text:p>Prove that the product of the radii of three circles exscribed to a given triangle does not exceed $A=\frac{3\sqrt 3}{8}$ times the product of the side lengths of the triangle. When does equality hold?</text:p>
          </table:table-cell>
          <table:table-cell office:value-type="string" calcext:value-type="string">
            <text:p>https://artofproblemsolving.com/community/c3919_1968_imo_shortlist</text:p>
          </table:table-cell>
          <table:table-cell office:value-type="string" calcext:value-type="string">
            <text:p>Prove that the product of the radii of three circles exscribed to a given triangle does not exceed $A=\frac{3\sqrt 3}{8}$ times the product of the side lengths of the triangle. When does equality hold?</text:p>
          </table:table-cell>
          <table:table-cell/>
        </table:table-row>
        <table:table-row table:style-name="ro11">
          <table:table-cell office:value-type="string" calcext:value-type="string">
            <text:p>1968 IMO Shortlist</text:p>
          </table:table-cell>
          <table:table-cell office:value-type="float" office:value="1968" calcext:value-type="float">
            <text:p>1968</text:p>
          </table:table-cell>
          <table:table-cell office:value-type="float" office:value="8" calcext:value-type="float">
            <text:p>8</text:p>
          </table:table-cell>
          <table:table-cell/>
          <table:table-cell office:value-type="string" calcext:value-type="string">
            <text:p>Given an oriented line $\Delta$ and a fixed point $A$ on it, consider all trapezoids $ABCD$ one of whose bases $AB$ lies on $\Delta$, in the positive direction. Let $E,F$ be the midpoints of $AB$ and $CD$ respectively. Find the loci of vertices $B,C,D$ of trapezoids that satisfy the following:</text:p>
            <text:p/>
            <text:p>\textit{(i) } $|AB| \leq a$ ($a$ fixed);</text:p>
            <text:p/>
            <text:p>\textit{(ii) } $|EF| = l$ ($l$ fixed);</text:p>
            <text:p/>
            <text:p>\textit{(iii)} the sum of squares of the nonparallel sides of the trapezoid is constant.</text:p>
            <text:p/>
            <text:p>Remark\textbf{Remark.} The constants are chosen so that such trapezoids exist.</text:p>
          </table:table-cell>
          <table:table-cell office:value-type="string" calcext:value-type="string">
            <text:p>https://artofproblemsolving.com/community/c3919_1968_imo_shortlist</text:p>
          </table:table-cell>
          <table:table-cell office:value-type="string" calcext:value-type="string">
            <text:p>Given an oriented line $\Delta$ and a fixed point $A$ on it, consider all trapezoids $ABCD$ one of whose bases $AB$ lies on $\Delta$, in the positive direction. Let $E,F$ be the midpoints of $AB$ and $CD$ respectively. Find the loci of vertices $B,C,D$ of trapezoids that satisfy the following:</text:p>
            <text:p/>
            <text:p>\textit{(i) } $|AB| \leq a$ ($a$ fixed);</text:p>
            <text:p/>
            <text:p>\textit{(ii) } $|EF| = l$ ($l$ fixed);</text:p>
            <text:p/>
            <text:p>\textit{(iii)} the sum of squares of the nonparallel sides of the trapezoid is constant.</text:p>
            <text:p/>
            <text:p>Remark\textbf{Remark.} The constants are chosen so that such trapezoids exist.</text:p>
          </table:table-cell>
          <table:table-cell/>
        </table:table-row>
        <table:table-row table:style-name="ro7">
          <table:table-cell office:value-type="string" calcext:value-type="string">
            <text:p>1968 IMO Shortlist</text:p>
          </table:table-cell>
          <table:table-cell office:value-type="float" office:value="1968" calcext:value-type="float">
            <text:p>1968</text:p>
          </table:table-cell>
          <table:table-cell office:value-type="float" office:value="9" calcext:value-type="float">
            <text:p>9</text:p>
          </table:table-cell>
          <table:table-cell/>
          <table:table-cell office:value-type="string" calcext:value-type="string">
            <text:p>Let $ABC$ be an arbitrary triangle and $M$ a point inside it. Let $d_a, d_b, d_c$ be the distances from $M$ to sides $BC,CA,AB$; $a, b, c$ the lengths of the sides respectively, and $S$ the area of the triangle $ABC$. Prove the inequality</text:p>
            <text:p>\[abd_ad_b + bcd_bd_c + cad_cd_a \leq \frac{4S^2}{3}.\]</text:p>
            <text:p>Prove that the left-hand side attains its maximum when $M$ is the centroid of the triangle.</text:p>
          </table:table-cell>
          <table:table-cell office:value-type="string" calcext:value-type="string">
            <text:p>https://artofproblemsolving.com/community/c3919_1968_imo_shortlist</text:p>
          </table:table-cell>
          <table:table-cell office:value-type="string" calcext:value-type="string">
            <text:p>Let $ABC$ be an arbitrary triangle and $M$ a point inside it. Let $d_a, d_b, d_c$ be the distances from $M$ to sides $BC,CA,AB$; $a, b, c$ the lengths of the sides respectively, and $S$ the area of the triangle $ABC$. Prove the inequality</text:p>
            <text:p>\[abd_ad_b + bcd_bd_c + cad_cd_a \leq \frac{4S^2}{3}.\]</text:p>
            <text:p>Prove that the left-hand side attains its maximum when $M$ is the centroid of the triangle.</text:p>
          </table:table-cell>
          <table:table-cell/>
        </table:table-row>
        <table:table-row table:style-name="ro7">
          <table:table-cell office:value-type="string" calcext:value-type="string">
            <text:p>1968 IMO Shortlist</text:p>
          </table:table-cell>
          <table:table-cell office:value-type="float" office:value="1968" calcext:value-type="float">
            <text:p>1968</text:p>
          </table:table-cell>
          <table:table-cell office:value-type="float" office:value="10" calcext:value-type="float">
            <text:p>10</text:p>
          </table:table-cell>
          <table:table-cell/>
          <table:table-cell office:value-type="string" calcext:value-type="string">
            <text:p>Consider two segments of length $a, b \ (a &gt; b)$ and a segment of length $c = \sqrt{ab}$.</text:p>
            <text:p/>
            <text:p>\textbf{(a)} For what values of $a/b$ can these segments be sides of a triangle ?</text:p>
            <text:p/>
            <text:p>\textbf{(b)} For what values of $a/b$ is this triangle right-angled, obtuse-angled, or acute-angled ?</text:p>
          </table:table-cell>
          <table:table-cell office:value-type="string" calcext:value-type="string">
            <text:p>https://artofproblemsolving.com/community/c3919_1968_imo_shortlist</text:p>
          </table:table-cell>
          <table:table-cell office:value-type="string" calcext:value-type="string">
            <text:p>Consider two segments of length $a, b \ (a &gt; b)$ and a segment of length $c = \sqrt{ab}$.</text:p>
            <text:p/>
            <text:p>\textbf{(a)} For what values of $a/b$ can these segments be sides of a triangle ?</text:p>
            <text:p/>
            <text:p>\textbf{(b)} For what values of $a/b$ is this triangle right-angled, obtuse-angled, or acute-angled ?</text:p>
          </table:table-cell>
          <table:table-cell/>
        </table:table-row>
        <table:table-row table:style-name="ro4">
          <table:table-cell office:value-type="string" calcext:value-type="string">
            <text:p>1968 IMO Shortlist</text:p>
          </table:table-cell>
          <table:table-cell office:value-type="float" office:value="1968" calcext:value-type="float">
            <text:p>1968</text:p>
          </table:table-cell>
          <table:table-cell office:value-type="float" office:value="11" calcext:value-type="float">
            <text:p>11</text:p>
          </table:table-cell>
          <table:table-cell/>
          <table:table-cell office:value-type="string" calcext:value-type="string">
            <text:p>Find all solutions $(x_1, x_2, . . . , x_n)$ of the equation</text:p>
            <text:p>\[1 +\frac{1}{x_1} + \frac{x_1+1}{x{}_1x{}_2}+\frac{(x_1+1)(x_2+1)}{x{}_1{}_2x{}_3} +\cdots + \frac{(x_1+1)(x_2+1) \cdots (x_{n-1}+1)}{x{}_1x{}_2\cdots x_n} =0\]</text:p>
          </table:table-cell>
          <table:table-cell office:value-type="string" calcext:value-type="string">
            <text:p>https://artofproblemsolving.com/community/c3919_1968_imo_shortlist</text:p>
          </table:table-cell>
          <table:table-cell office:value-type="string" calcext:value-type="string">
            <text:p>Find all solutions $(x_1, x_2, . . . , x_n)$ of the equation</text:p>
            <text:p>\[1 +\frac{1}{x_1} + \frac{x_1+1}{x{}_1x{}_2}+\frac{(x_1+1)(x_2+1)}{x{}_1{}_2x{}_3} +\cdots + \frac{(x_1+1)(x_2+1) \cdots (x_{n-1}+1)}{x{}_1x{}_2\cdots x_n} =0\]</text:p>
          </table:table-cell>
          <table:table-cell/>
        </table:table-row>
        <table:table-row table:style-name="ro6">
          <table:table-cell office:value-type="string" calcext:value-type="string">
            <text:p>1968 IMO Shortlist</text:p>
          </table:table-cell>
          <table:table-cell office:value-type="float" office:value="1968" calcext:value-type="float">
            <text:p>1968</text:p>
          </table:table-cell>
          <table:table-cell office:value-type="float" office:value="12" calcext:value-type="float">
            <text:p>12</text:p>
          </table:table-cell>
          <table:table-cell/>
          <table:table-cell office:value-type="string" calcext:value-type="string">
            <text:p>If $a$ and $b$ are arbitrary positive real numbers and $m$ an integer, prove that</text:p>
            <text:p>\[\Bigr( 1+\frac ab \Bigl)^m +\Bigr( 1+\frac ba \Bigl)^m  \geq 2^{m+1}.\]</text:p>
          </table:table-cell>
          <table:table-cell office:value-type="string" calcext:value-type="string">
            <text:p>https://artofproblemsolving.com/community/c3919_1968_imo_shortlist</text:p>
          </table:table-cell>
          <table:table-cell office:value-type="string" calcext:value-type="string">
            <text:p>If $a$ and $b$ are arbitrary positive real numbers and $m$ an integer, prove that</text:p>
            <text:p>\[\Bigr( 1+\frac ab \Bigl)^m +\Bigr( 1+\frac ba \Bigl)^m  \geq 2^{m+1}.\]</text:p>
          </table:table-cell>
          <table:table-cell/>
        </table:table-row>
        <table:table-row table:style-name="ro4">
          <table:table-cell office:value-type="string" calcext:value-type="string">
            <text:p>1968 IMO Shortlist</text:p>
          </table:table-cell>
          <table:table-cell office:value-type="float" office:value="1968" calcext:value-type="float">
            <text:p>1968</text:p>
          </table:table-cell>
          <table:table-cell office:value-type="float" office:value="13" calcext:value-type="float">
            <text:p>13</text:p>
          </table:table-cell>
          <table:table-cell/>
          <table:table-cell office:value-type="string" calcext:value-type="string">
            <text:p>Given two congruent triangles $A_1A_2A_3$ and $B_1B_2B_3$ ($A_iA_k = B_iB_k$), prove that there exists a plane such that the orthogonal projections of these triangles onto it are congruent and equally oriented.</text:p>
          </table:table-cell>
          <table:table-cell office:value-type="string" calcext:value-type="string">
            <text:p>https://artofproblemsolving.com/community/c3919_1968_imo_shortlist</text:p>
          </table:table-cell>
          <table:table-cell office:value-type="string" calcext:value-type="string">
            <text:p>Given two congruent triangles $A_1A_2A_3$ and $B_1B_2B_3$ ($A_iA_k = B_iB_k$), prove that there exists a plane such that the orthogonal projections of these triangles onto it are congruent and equally oriented.</text:p>
          </table:table-cell>
          <table:table-cell/>
        </table:table-row>
        <table:table-row table:style-name="ro4">
          <table:table-cell office:value-type="string" calcext:value-type="string">
            <text:p>1968 IMO Shortlist</text:p>
          </table:table-cell>
          <table:table-cell office:value-type="float" office:value="1968" calcext:value-type="float">
            <text:p>1968</text:p>
          </table:table-cell>
          <table:table-cell office:value-type="float" office:value="14" calcext:value-type="float">
            <text:p>14</text:p>
          </table:table-cell>
          <table:table-cell/>
          <table:table-cell office:value-type="string" calcext:value-type="string">
            <text:p>A line in the plane of a triangle $ABC$ intersects the sides $AB$ and $AC$ respectively at points $X$ and $Y$ such that $BX = CY$ . Find the locus of the center of the circumcircle of triangle $XAY .$</text:p>
          </table:table-cell>
          <table:table-cell office:value-type="string" calcext:value-type="string">
            <text:p>https://artofproblemsolving.com/community/c3919_1968_imo_shortlist</text:p>
          </table:table-cell>
          <table:table-cell office:value-type="string" calcext:value-type="string">
            <text:p>A line in the plane of a triangle $ABC$ intersects the sides $AB$ and $AC$ respectively at points $X$ and $Y$ such that $BX = CY$ . Find the locus of the center of the circumcircle of triangle $XAY .$</text:p>
          </table:table-cell>
          <table:table-cell/>
        </table:table-row>
        <table:table-row table:style-name="ro13">
          <table:table-cell office:value-type="string" calcext:value-type="string">
            <text:p>1968 IMO Shortlist</text:p>
          </table:table-cell>
          <table:table-cell office:value-type="float" office:value="1968" calcext:value-type="float">
            <text:p>1968</text:p>
          </table:table-cell>
          <table:table-cell office:value-type="float" office:value="15" calcext:value-type="float">
            <text:p>15</text:p>
          </table:table-cell>
          <table:table-cell/>
          <table:table-cell office:value-type="string" calcext:value-type="string">
            <text:p>Let $n$ be a natural number. Prove that \[ \left\lfloor \frac{n+2^0}{2^1} \right\rfloor + \left\lfloor \frac{n+2^1}{2^2} \right\rfloor +\cdots +\left\lfloor \frac{n+2^{n-1}}{2^n}\right\rfloor =n. \]</text:p>
            <text:p>RemarkFor any real number $x$, the number $\lfloor x \rfloor$ represents the largest integer smaller or equal with $x$.</text:p>
          </table:table-cell>
          <table:table-cell office:value-type="string" calcext:value-type="string">
            <text:p>https://artofproblemsolving.com/community/c3919_1968_imo_shortlist</text:p>
          </table:table-cell>
          <table:table-cell office:value-type="string" calcext:value-type="string">
            <text:p>Let $n$ be a natural number. Prove that \[ \left\lfloor \frac{n+2^0}{2^1} \right\rfloor + \left\lfloor \frac{n+2^1}{2^2} \right\rfloor +\cdots +\left\lfloor \frac{n+2^{n-1}}{2^n}\right\rfloor =n. \]</text:p>
            <text:p>RemarkFor any real number $x$, the number $\lfloor x \rfloor$ represents the largest integer smaller or equal with $x$.</text:p>
          </table:table-cell>
          <table:table-cell/>
        </table:table-row>
        <table:table-row table:style-name="ro3">
          <table:table-cell office:value-type="string" calcext:value-type="string">
            <text:p>1968 IMO Shortlist</text:p>
          </table:table-cell>
          <table:table-cell office:value-type="float" office:value="1968" calcext:value-type="float">
            <text:p>1968</text:p>
          </table:table-cell>
          <table:table-cell table:number-columns-repeated="2"/>
          <table:table-cell office:value-type="string" office:string-value="Click for solution&#10;&#10;It immediately comes from base 2 representation.&#10;Indeed, suppose $n=\overline{a_{n}...a_2a_1a_0}$ (actually, we know that it containes at most $n-1$ digit for $n\geq 1$). And we have $\left[\frac{n+2^{k-1}}{2^{k}}\right]=\left[\frac{n}{2^{k}}+\frac{1}{2}\right]=\overline{a_{n-1}...a_{k}}+a_{k-1}$ :!:. Therefore the whole sum is $\sum a_k(2^k-1)+\sum a_{k-1}= \sum a_k2^k=n$." calcext:value-type="string">
            <text:p>Click for solution</text:p>
            <text:p/>
            <text:p>It immediately comes from base 2 representation.</text:p>
            <text:p>Indeed, suppose $n=\overline{a_{n}...a_2a_1a_0}$ (actually, we know that it containes at most $n-1$ digit for $n\geq 1$). And we have $\left[\frac{n+2^{k-1}}{2^{k}}\right]=\left[\frac{n}{2^{k}}+\frac{1}{2}\right]=\overline{a_{n-1}...a_{k}}+a_{k-1}$ :!:. Therefore the whole sum is $\sum a_k(2^k-1)+\sum a_{k-1}= \sum a_k2^k=n$.</text:p>
          </table:table-cell>
          <table:table-cell office:value-type="string" calcext:value-type="string">
            <text:p>https://artofproblemsolving.com/community/c3919_1968_imo_shortlist</text:p>
          </table:table-cell>
          <table:table-cell office:value-type="string" office:string-value="Click for solution&#10;&#10;It immediately comes from base 2 representation.&#10;Indeed, suppose $n=\overline{a_{n}...a_2a_1a_0}$ (actually, we know that it containes at most $n-1$ digit for $n\geq 1$). And we have $\left[\frac{n+2^{k-1}}{2^{k}}\right]=\left[\frac{n}{2^{k}}+\frac{1}{2}\right]=\overline{a_{n-1}...a_{k}}+a_{k-1}$ :!:. Therefore the whole sum is $\sum a_k(2^k-1)+\sum a_{k-1}= \sum a_k2^k=n$." calcext:value-type="string">
            <text:p>Click for solution</text:p>
            <text:p/>
            <text:p>It immediately comes from base 2 representation.</text:p>
            <text:p>Indeed, suppose $n=\overline{a_{n}...a_2a_1a_0}$ (actually, we know that it containes at most $n-1$ digit for $n\geq 1$). And we have $\left[\frac{n+2^{k-1}}{2^{k}}\right]=\left[\frac{n}{2^{k}}+\frac{1}{2}\right]=\overline{a_{n-1}...a_{k}}+a_{k-1}$ :!:. Therefore the whole sum is $\sum a_k(2^k-1)+\sum a_{k-1}= \sum a_k2^k=n$.</text:p>
          </table:table-cell>
          <table:table-cell/>
        </table:table-row>
        <table:table-row table:style-name="ro7">
          <table:table-cell office:value-type="string" calcext:value-type="string">
            <text:p>1968 IMO Shortlist</text:p>
          </table:table-cell>
          <table:table-cell office:value-type="float" office:value="1968" calcext:value-type="float">
            <text:p>1968</text:p>
          </table:table-cell>
          <table:table-cell office:value-type="float" office:value="16" calcext:value-type="float">
            <text:p>16</text:p>
          </table:table-cell>
          <table:table-cell/>
          <table:table-cell office:value-type="string" calcext:value-type="string">
            <text:p>A polynomial $p(x) = a_0x^k + a_1x^{k-1} + \cdots + a_k$ with integer coefficients is said to be divisible by an integer $m$ if $p(x)$ is divisible by m for all integers $x$. Prove that if $p(x)$ is divisible by $m$, then $k!a_0$ is also divisible by $m$. Also prove that if $a_0, k,m$ are non-negative integers for which $k!a_0$ is divisible by $m$, there exists a polynomial $p(x) = a_0x^k+\cdots+ a_k$ divisible by $m.$</text:p>
          </table:table-cell>
          <table:table-cell office:value-type="string" calcext:value-type="string">
            <text:p>https://artofproblemsolving.com/community/c3919_1968_imo_shortlist</text:p>
          </table:table-cell>
          <table:table-cell office:value-type="string" calcext:value-type="string">
            <text:p>A polynomial $p(x) = a_0x^k + a_1x^{k-1} + \cdots + a_k$ with integer coefficients is said to be divisible by an integer $m$ if $p(x)$ is divisible by m for all integers $x$. Prove that if $p(x)$ is divisible by $m$, then $k!a_0$ is also divisible by $m$. Also prove that if $a_0, k,m$ are non-negative integers for which $k!a_0$ is divisible by $m$, there exists a polynomial $p(x) = a_0x^k+\cdots+ a_k$ divisible by $m.$</text:p>
          </table:table-cell>
          <table:table-cell/>
        </table:table-row>
        <table:table-row table:style-name="ro4">
          <table:table-cell office:value-type="string" calcext:value-type="string">
            <text:p>1968 IMO Shortlist</text:p>
          </table:table-cell>
          <table:table-cell office:value-type="float" office:value="1968" calcext:value-type="float">
            <text:p>1968</text:p>
          </table:table-cell>
          <table:table-cell office:value-type="float" office:value="17" calcext:value-type="float">
            <text:p>17</text:p>
          </table:table-cell>
          <table:table-cell/>
          <table:table-cell office:value-type="string" calcext:value-type="string">
            <text:p>Given a point $O$ and lengths $x, y, z$, prove that there exists an equilateral triangle $ABC$ for which $OA = x, OB = y, OC = z$, if and only if $x+y \geq <text:s/>z, y+z \geq x, z+x \geq y$ (the points $O,A,B,C$ are coplanar).</text:p>
          </table:table-cell>
          <table:table-cell office:value-type="string" calcext:value-type="string">
            <text:p>https://artofproblemsolving.com/community/c3919_1968_imo_shortlist</text:p>
          </table:table-cell>
          <table:table-cell office:value-type="string" calcext:value-type="string">
            <text:p>Given a point $O$ and lengths $x, y, z$, prove that there exists an equilateral triangle $ABC$ for which $OA = x, OB = y, OC = z$, if and only if $x+y \geq <text:s/>z, y+z \geq x, z+x \geq y$ (the points $O,A,B,C$ are coplanar).</text:p>
          </table:table-cell>
          <table:table-cell/>
        </table:table-row>
        <table:table-row table:style-name="ro6">
          <table:table-cell office:value-type="string" calcext:value-type="string">
            <text:p>1968 IMO Shortlist</text:p>
          </table:table-cell>
          <table:table-cell office:value-type="float" office:value="1968" calcext:value-type="float">
            <text:p>1968</text:p>
          </table:table-cell>
          <table:table-cell office:value-type="float" office:value="18" calcext:value-type="float">
            <text:p>18</text:p>
          </table:table-cell>
          <table:table-cell/>
          <table:table-cell office:value-type="string" calcext:value-type="string">
            <text:p>If an acute-angled triangle $ABC$ is given, construct an equilateral triangle $A'B'C'$ in space such that lines $AA',BB', CC'$ pass through a given point.</text:p>
          </table:table-cell>
          <table:table-cell office:value-type="string" calcext:value-type="string">
            <text:p>https://artofproblemsolving.com/community/c3919_1968_imo_shortlist</text:p>
          </table:table-cell>
          <table:table-cell office:value-type="string" calcext:value-type="string">
            <text:p>If an acute-angled triangle $ABC$ is given, construct an equilateral triangle $A'B'C'$ in space such that lines $AA',BB', CC'$ pass through a given point.</text:p>
          </table:table-cell>
          <table:table-cell/>
        </table:table-row>
        <table:table-row table:style-name="ro13">
          <table:table-cell office:value-type="string" calcext:value-type="string">
            <text:p>1968 IMO Shortlist</text:p>
          </table:table-cell>
          <table:table-cell office:value-type="float" office:value="1968" calcext:value-type="float">
            <text:p>1968</text:p>
          </table:table-cell>
          <table:table-cell office:value-type="float" office:value="19" calcext:value-type="float">
            <text:p>19</text:p>
          </table:table-cell>
          <table:table-cell/>
          <table:table-cell office:value-type="string" calcext:value-type="string">
            <text:p>We are given a fixed point on the circle of radius $1$, and going from this point along the circumference in the positive direction on curved distances $0, 1, 2, \ldots $ from it we obtain points with abscisas $n = 0, 1, 2, .\ldots$ respectively. How many points among them should we take to ensure that some two of them are less than the distance $\frac 15$ apart ?</text:p>
          </table:table-cell>
          <table:table-cell office:value-type="string" calcext:value-type="string">
            <text:p>https://artofproblemsolving.com/community/c3919_1968_imo_shortlist</text:p>
          </table:table-cell>
          <table:table-cell office:value-type="string" calcext:value-type="string">
            <text:p>We are given a fixed point on the circle of radius $1$, and going from this point along the circumference in the positive direction on curved distances $0, 1, 2, \ldots $ from it we obtain points with abscisas $n = 0, 1, 2, .\ldots$ respectively. How many points among them should we take to ensure that some two of them are less than the distance $\frac 15$ apart ?</text:p>
          </table:table-cell>
          <table:table-cell/>
        </table:table-row>
        <table:table-row table:style-name="ro13">
          <table:table-cell office:value-type="string" calcext:value-type="string">
            <text:p>1968 IMO Shortlist</text:p>
          </table:table-cell>
          <table:table-cell office:value-type="float" office:value="1968" calcext:value-type="float">
            <text:p>1968</text:p>
          </table:table-cell>
          <table:table-cell office:value-type="float" office:value="20" calcext:value-type="float">
            <text:p>20</text:p>
          </table:table-cell>
          <table:table-cell/>
          <table:table-cell office:value-type="string" calcext:value-type="string">
            <text:p>Given $n \ (n \geq 3)$ points in space such that every three of them form a triangle with one angle greater than or equal to $120^\circ$, prove that these points can be denoted by $A_1,A_2, \ldots,A_n$ in such a way that for each $i, j, k, 1 \leq i &lt; j &lt; k \leq n$, angle $A_iA_jA_k$ is greater than or equal to $120^\circ . $</text:p>
          </table:table-cell>
          <table:table-cell office:value-type="string" calcext:value-type="string">
            <text:p>https://artofproblemsolving.com/community/c3919_1968_imo_shortlist</text:p>
          </table:table-cell>
          <table:table-cell office:value-type="string" calcext:value-type="string">
            <text:p>Given $n \ (n \geq 3)$ points in space such that every three of them form a triangle with one angle greater than or equal to $120^\circ$, prove that these points can be denoted by $A_1,A_2, \ldots,A_n$ in such a way that for each $i, j, k, 1 \leq i &lt; j &lt; k \leq n$, angle $A_iA_jA_k$ is greater than or equal to $120^\circ . $</text:p>
          </table:table-cell>
          <table:table-cell/>
        </table:table-row>
        <table:table-row table:style-name="ro4">
          <table:table-cell office:value-type="string" calcext:value-type="string">
            <text:p>1968 IMO Shortlist</text:p>
          </table:table-cell>
          <table:table-cell office:value-type="float" office:value="1968" calcext:value-type="float">
            <text:p>1968</text:p>
          </table:table-cell>
          <table:table-cell office:value-type="float" office:value="21" calcext:value-type="float">
            <text:p>21</text:p>
          </table:table-cell>
          <table:table-cell/>
          <table:table-cell office:value-type="string" calcext:value-type="string">
            <text:p>Let $a_0, a_1, \ldots , a_k \ (k \geq 1)$ be positive integers. Find all positive integers $y$ such that</text:p>
            <text:p>\[a_0 | y,  (a_0 + a_1) | (y + a1), \ldots , (a_0 + a_n) | (y + a_n).\]</text:p>
          </table:table-cell>
          <table:table-cell office:value-type="string" calcext:value-type="string">
            <text:p>https://artofproblemsolving.com/community/c3919_1968_imo_shortlist</text:p>
          </table:table-cell>
          <table:table-cell office:value-type="string" calcext:value-type="string">
            <text:p>Let $a_0, a_1, \ldots , a_k \ (k \geq 1)$ be positive integers. Find all positive integers $y$ such that</text:p>
            <text:p>\[a_0 | y,  (a_0 + a_1) | (y + a1), \ldots , (a_0 + a_n) | (y + a_n).\]</text:p>
          </table:table-cell>
          <table:table-cell/>
        </table:table-row>
        <table:table-row table:style-name="ro1">
          <table:table-cell office:value-type="string" calcext:value-type="string">
            <text:p>1968 IMO Shortlist</text:p>
          </table:table-cell>
          <table:table-cell office:value-type="float" office:value="1968" calcext:value-type="float">
            <text:p>1968</text:p>
          </table:table-cell>
          <table:table-cell office:value-type="float" office:value="22" calcext:value-type="float">
            <text:p>22</text:p>
          </table:table-cell>
          <table:table-cell/>
          <table:table-cell office:value-type="string" calcext:value-type="string">
            <text:p>Find all natural numbers $n$ the product of whose decimal digits is $n^2-10n-22$.</text:p>
          </table:table-cell>
          <table:table-cell office:value-type="string" calcext:value-type="string">
            <text:p>https://artofproblemsolving.com/community/c3919_1968_imo_shortlist</text:p>
          </table:table-cell>
          <table:table-cell office:value-type="string" calcext:value-type="string">
            <text:p>Find all natural numbers $n$ the product of whose decimal digits is $n^2-10n-22$.</text:p>
          </table:table-cell>
          <table:table-cell/>
        </table:table-row>
        <table:table-row table:style-name="ro4">
          <table:table-cell office:value-type="string" calcext:value-type="string">
            <text:p>1968 IMO Shortlist</text:p>
          </table:table-cell>
          <table:table-cell office:value-type="float" office:value="1968" calcext:value-type="float">
            <text:p>1968</text:p>
          </table:table-cell>
          <table:table-cell office:value-type="float" office:value="23" calcext:value-type="float">
            <text:p>23</text:p>
          </table:table-cell>
          <table:table-cell/>
          <table:table-cell office:value-type="string" calcext:value-type="string">
            <text:p>Find all complex numbers $m$ such that polynomial</text:p>
            <text:p>\[x^3 + y^3 + z^3 + mxyz\]</text:p>
            <text:p>can be represented as the product of three linear trinomials.</text:p>
          </table:table-cell>
          <table:table-cell office:value-type="string" calcext:value-type="string">
            <text:p>https://artofproblemsolving.com/community/c3919_1968_imo_shortlist</text:p>
          </table:table-cell>
          <table:table-cell office:value-type="string" calcext:value-type="string">
            <text:p>Find all complex numbers $m$ such that polynomial</text:p>
            <text:p>\[x^3 + y^3 + z^3 + mxyz\]</text:p>
            <text:p>can be represented as the product of three linear trinomials.</text:p>
          </table:table-cell>
          <table:table-cell/>
        </table:table-row>
        <table:table-row table:style-name="ro6">
          <table:table-cell office:value-type="string" calcext:value-type="string">
            <text:p>1968 IMO Shortlist</text:p>
          </table:table-cell>
          <table:table-cell office:value-type="float" office:value="1968" calcext:value-type="float">
            <text:p>1968</text:p>
          </table:table-cell>
          <table:table-cell office:value-type="float" office:value="25" calcext:value-type="float">
            <text:p>25</text:p>
          </table:table-cell>
          <table:table-cell/>
          <table:table-cell office:value-type="string" calcext:value-type="string">
            <text:p>Given $k$ parallel lines $l_1, \ldots, l_k$ and $n_i$ points on the line $l_i, i = 1, 2, \ldots, k$, find the maximum possible number of triangles with vertices at these points.</text:p>
          </table:table-cell>
          <table:table-cell office:value-type="string" calcext:value-type="string">
            <text:p>https://artofproblemsolving.com/community/c3919_1968_imo_shortlist</text:p>
          </table:table-cell>
          <table:table-cell office:value-type="string" calcext:value-type="string">
            <text:p>Given $k$ parallel lines $l_1, \ldots, l_k$ and $n_i$ points on the line $l_i, i = 1, 2, \ldots, k$, find the maximum possible number of triangles with vertices at these points.</text:p>
          </table:table-cell>
          <table:table-cell/>
        </table:table-row>
        <table:table-row table:style-name="ro4">
          <table:table-cell office:value-type="string" calcext:value-type="string">
            <text:p>1968 IMO Shortlist</text:p>
          </table:table-cell>
          <table:table-cell office:value-type="float" office:value="1968" calcext:value-type="float">
            <text:p>1968</text:p>
          </table:table-cell>
          <table:table-cell office:value-type="float" office:value="26" calcext:value-type="float">
            <text:p>26</text:p>
          </table:table-cell>
          <table:table-cell/>
          <table:table-cell office:value-type="string" calcext:value-type="string">
            <text:p>Let $f$ be a real-valued function defined for all real numbers, such that for some $a&gt;0$ we have \[ f(x+a)={1\over2}+\sqrt{f(x)-f(x)^2} \] for all $x$.</text:p>
            <text:p>Prove that $f$ is periodic, and give an example of such a non-constant $f$ for $a=1$.</text:p>
          </table:table-cell>
          <table:table-cell office:value-type="string" calcext:value-type="string">
            <text:p>https://artofproblemsolving.com/community/c3919_1968_imo_shortlist</text:p>
          </table:table-cell>
          <table:table-cell office:value-type="string" calcext:value-type="string">
            <text:p>Let $f$ be a real-valued function defined for all real numbers, such that for some $a&gt;0$ we have \[ f(x+a)={1\over2}+\sqrt{f(x)-f(x)^2} \] for all $x$.</text:p>
            <text:p>Prove that $f$ is periodic, and give an example of such a non-constant $f$ for $a=1$.</text:p>
          </table:table-cell>
          <table:table-cell/>
        </table:table-row>
        <table:table-row table:style-name="ro6">
          <table:table-cell office:value-type="string" calcext:value-type="string">
            <text:p>1967 IMO Shortlist</text:p>
          </table:table-cell>
          <table:table-cell office:value-type="float" office:value="1967" calcext:value-type="float">
            <text:p>1967</text:p>
          </table:table-cell>
          <table:table-cell office:value-type="float" office:value="1" calcext:value-type="float">
            <text:p>1</text:p>
          </table:table-cell>
          <table:table-cell/>
          <table:table-cell office:value-type="string" calcext:value-type="string">
            <text:p>Prove that all numbers of the sequence \[ \frac{107811}{3}, \quad \frac{110778111}{3}, \frac{111077781111}{3}, \quad \ldots \] are exact cubes.</text:p>
          </table:table-cell>
          <table:table-cell office:value-type="string" calcext:value-type="string">
            <text:p>https://artofproblemsolving.com/community/c3918_1967_imo_shortlist</text:p>
          </table:table-cell>
          <table:table-cell office:value-type="string" calcext:value-type="string">
            <text:p>Prove that all numbers of the sequence \[ \frac{107811}{3}, \quad \frac{110778111}{3}, \frac{111077781111}{3}, \quad \ldots \] are exact cubes.</text:p>
          </table:table-cell>
          <table:table-cell/>
        </table:table-row>
        <table:table-row table:style-name="ro4">
          <table:table-cell office:value-type="string" calcext:value-type="string">
            <text:p>1967 IMO Shortlist</text:p>
          </table:table-cell>
          <table:table-cell office:value-type="float" office:value="1967" calcext:value-type="float">
            <text:p>1967</text:p>
          </table:table-cell>
          <table:table-cell office:value-type="float" office:value="2" calcext:value-type="float">
            <text:p>2</text:p>
          </table:table-cell>
          <table:table-cell/>
          <table:table-cell office:value-type="string" calcext:value-type="string">
            <text:p>Prove that</text:p>
            <text:p>\[\frac{1}{3}n^2 + \frac{1}{2}n + \frac{1}{6} \geq (n!)^{\frac{2}{n}},\]</text:p>
            <text:p>and let $n \geq 1$ be an integer. Prove that this inequality is only possible in the case $n = 1.$</text:p>
          </table:table-cell>
          <table:table-cell office:value-type="string" calcext:value-type="string">
            <text:p>https://artofproblemsolving.com/community/c3918_1967_imo_shortlist</text:p>
          </table:table-cell>
          <table:table-cell office:value-type="string" calcext:value-type="string">
            <text:p>Prove that</text:p>
            <text:p>\[\frac{1}{3}n^2 + \frac{1}{2}n + \frac{1}{6} \geq (n!)^{\frac{2}{n}},\]</text:p>
            <text:p>and let $n \geq 1$ be an integer. Prove that this inequality is only possible in the case $n = 1.$</text:p>
          </table:table-cell>
          <table:table-cell/>
        </table:table-row>
        <table:table-row table:style-name="ro6">
          <table:table-cell office:value-type="string" calcext:value-type="string">
            <text:p>1967 IMO Shortlist</text:p>
          </table:table-cell>
          <table:table-cell office:value-type="float" office:value="1967" calcext:value-type="float">
            <text:p>1967</text:p>
          </table:table-cell>
          <table:table-cell office:value-type="float" office:value="3" calcext:value-type="float">
            <text:p>3</text:p>
          </table:table-cell>
          <table:table-cell/>
          <table:table-cell office:value-type="string" calcext:value-type="string">
            <text:p>Prove the trigonometric inequality $\cos x &lt; 1 - \frac{x^2}{2} + \frac{x^4}{16},$ when $x \in \left(0, \frac{\pi}{2} \right).$</text:p>
          </table:table-cell>
          <table:table-cell office:value-type="string" calcext:value-type="string">
            <text:p>https://artofproblemsolving.com/community/c3918_1967_imo_shortlist</text:p>
          </table:table-cell>
          <table:table-cell office:value-type="string" calcext:value-type="string">
            <text:p>Prove the trigonometric inequality $\cos x &lt; 1 - \frac{x^2}{2} + \frac{x^4}{16},$ when $x \in \left(0, \frac{\pi}{2} \right).$</text:p>
          </table:table-cell>
          <table:table-cell/>
        </table:table-row>
        <table:table-row table:style-name="ro5">
          <table:table-cell office:value-type="string" calcext:value-type="string">
            <text:p>1967 IMO Shortlist</text:p>
          </table:table-cell>
          <table:table-cell office:value-type="float" office:value="1967" calcext:value-type="float">
            <text:p>1967</text:p>
          </table:table-cell>
          <table:table-cell office:value-type="float" office:value="4" calcext:value-type="float">
            <text:p>4</text:p>
          </table:table-cell>
          <table:table-cell/>
          <table:table-cell office:value-type="string" calcext:value-type="string">
            <text:p>Suppose medians $m_a$ and $m_b$ of a triangle are orthogonal. Prove that:</text:p>
            <text:p/>
            <text:p>a.) Using medians of that triangle it is possible to construct a rectangular triangle.</text:p>
            <text:p/>
            <text:p>b.) The following inequality: \[5(a^2+b^2-c^2) \geq 8ab,\] is valid, where $a,b$ and $c$ are side length of the given triangle.</text:p>
          </table:table-cell>
          <table:table-cell office:value-type="string" calcext:value-type="string">
            <text:p>https://artofproblemsolving.com/community/c3918_1967_imo_shortlist</text:p>
          </table:table-cell>
          <table:table-cell office:value-type="string" calcext:value-type="string">
            <text:p>Suppose medians $m_a$ and $m_b$ of a triangle are orthogonal. Prove that:</text:p>
            <text:p/>
            <text:p>a.) Using medians of that triangle it is possible to construct a rectangular triangle.</text:p>
            <text:p/>
            <text:p>b.) The following inequality: \[5(a^2+b^2-c^2) \geq 8ab,\] is valid, where $a,b$ and $c$ are side length of the given triangle.</text:p>
          </table:table-cell>
          <table:table-cell/>
        </table:table-row>
        <table:table-row table:style-name="ro2">
          <table:table-cell office:value-type="string" calcext:value-type="string">
            <text:p>1967 IMO Shortlist</text:p>
          </table:table-cell>
          <table:table-cell office:value-type="float" office:value="1967" calcext:value-type="float">
            <text:p>1967</text:p>
          </table:table-cell>
          <table:table-cell office:value-type="float" office:value="5" calcext:value-type="float">
            <text:p>5</text:p>
          </table:table-cell>
          <table:table-cell/>
          <table:table-cell office:value-type="string" calcext:value-type="string">
            <text:p>Solve the system of equations:</text:p>
            <text:p/>
            <text:p>$</text:p>
            <text:p>\begin{matrix} </text:p>
            <text:p>x^2 + x - 1 = y \\ </text:p>
            <text:p>y^2 + y - 1 = z \\ </text:p>
            <text:p>z^2 + z - 1 = x.</text:p>
            <text:p>\end{matrix}</text:p>
            <text:p>$</text:p>
          </table:table-cell>
          <table:table-cell office:value-type="string" calcext:value-type="string">
            <text:p>https://artofproblemsolving.com/community/c3918_1967_imo_shortlist</text:p>
          </table:table-cell>
          <table:table-cell office:value-type="string" calcext:value-type="string">
            <text:p>Solve the system of equations:</text:p>
            <text:p/>
            <text:p>$</text:p>
            <text:p>\begin{matrix} </text:p>
            <text:p>x^2 + x - 1 = y \\ </text:p>
            <text:p>y^2 + y - 1 = z \\ </text:p>
            <text:p>z^2 + z - 1 = x.</text:p>
            <text:p>\end{matrix}</text:p>
            <text:p>$</text:p>
          </table:table-cell>
          <table:table-cell/>
        </table:table-row>
        <table:table-row table:style-name="ro3">
          <table:table-cell office:value-type="string" calcext:value-type="string">
            <text:p>1967 IMO Shortlist</text:p>
          </table:table-cell>
          <table:table-cell office:value-type="float" office:value="1967" calcext:value-type="float">
            <text:p>1967</text:p>
          </table:table-cell>
          <table:table-cell office:value-type="float" office:value="6" calcext:value-type="float">
            <text:p>6</text:p>
          </table:table-cell>
          <table:table-cell/>
          <table:table-cell office:value-type="string" calcext:value-type="string">
            <text:p>Solve the system of equations:</text:p>
            <text:p/>
            <text:p>$</text:p>
            <text:p>\begin{matrix}</text:p>
            <text:p>|x+y| + |1-x| = 6 \\ |x+y+1| + |1-y| = 4.</text:p>
            <text:p>\end{matrix}</text:p>
            <text:p>$</text:p>
          </table:table-cell>
          <table:table-cell office:value-type="string" calcext:value-type="string">
            <text:p>https://artofproblemsolving.com/community/c3918_1967_imo_shortlist</text:p>
          </table:table-cell>
          <table:table-cell office:value-type="string" calcext:value-type="string">
            <text:p>Solve the system of equations:</text:p>
            <text:p/>
            <text:p>$</text:p>
            <text:p>\begin{matrix}</text:p>
            <text:p>|x+y| + |1-x| = 6 \\ |x+y+1| + |1-y| = 4.</text:p>
            <text:p>\end{matrix}</text:p>
            <text:p>$</text:p>
          </table:table-cell>
          <table:table-cell/>
        </table:table-row>
        <table:table-row table:style-name="ro5">
          <table:table-cell office:value-type="string" calcext:value-type="string">
            <text:p>1967 IMO Shortlist</text:p>
          </table:table-cell>
          <table:table-cell office:value-type="float" office:value="1967" calcext:value-type="float">
            <text:p>1967</text:p>
          </table:table-cell>
          <table:table-cell office:value-type="float" office:value="1" calcext:value-type="float">
            <text:p>1</text:p>
          </table:table-cell>
          <table:table-cell/>
          <table:table-cell office:value-type="string" calcext:value-type="string">
            <text:p>Let $k,m,n$ be natural numbers such that $m+k+1$ is a prime greater than $n+1$. Let $c_s=s(s+1)$. Prove that</text:p>
            <text:p/>
            <text:p>\[(c_{m+1}-c_k)(c_{m+2}-c_k)\ldots(c_{m+n}-c_k)\]</text:p>
            <text:p/>
            <text:p>is divisible by the product $c_1c_2\ldots c_n$.</text:p>
          </table:table-cell>
          <table:table-cell office:value-type="string" calcext:value-type="string">
            <text:p>https://artofproblemsolving.com/community/c3918_1967_imo_shortlist</text:p>
          </table:table-cell>
          <table:table-cell office:value-type="string" calcext:value-type="string">
            <text:p>Let $k,m,n$ be natural numbers such that $m+k+1$ is a prime greater than $n+1$. Let $c_s=s(s+1)$. Prove that</text:p>
            <text:p/>
            <text:p>\[(c_{m+1}-c_k)(c_{m+2}-c_k)\ldots(c_{m+n}-c_k)\]</text:p>
            <text:p/>
            <text:p>is divisible by the product $c_1c_2\ldots c_n$.</text:p>
          </table:table-cell>
          <table:table-cell/>
        </table:table-row>
        <table:table-row table:style-name="ro13">
          <table:table-cell office:value-type="string" calcext:value-type="string">
            <text:p>1967 IMO Shortlist</text:p>
          </table:table-cell>
          <table:table-cell office:value-type="float" office:value="1967" calcext:value-type="float">
            <text:p>1967</text:p>
          </table:table-cell>
          <table:table-cell office:value-type="float" office:value="2" calcext:value-type="float">
            <text:p>2</text:p>
          </table:table-cell>
          <table:table-cell/>
          <table:table-cell office:value-type="string" calcext:value-type="string">
            <text:p>If $x$ is a positive rational number show that $x$ can be uniquely expressed in the form $x = \sum^n_{k=1} \frac{a_k}{k!}$ where $a_1, a_2, \ldots$ are integers, $0 \leq a_n \leq n - 1$, for $n &gt; 1,$ and the series terminates. Show that $x$ can be expressed as the sum of reciprocals of different integers, each of which is greater than $10^6.$</text:p>
          </table:table-cell>
          <table:table-cell office:value-type="string" calcext:value-type="string">
            <text:p>https://artofproblemsolving.com/community/c3918_1967_imo_shortlist</text:p>
          </table:table-cell>
          <table:table-cell office:value-type="string" calcext:value-type="string">
            <text:p>If $x$ is a positive rational number show that $x$ can be uniquely expressed in the form $x = \sum^n_{k=1} \frac{a_k}{k!}$ where $a_1, a_2, \ldots$ are integers, $0 \leq a_n \leq n - 1$, for $n &gt; 1,$ and the series terminates. Show that $x$ can be expressed as the sum of reciprocals of different integers, each of which is greater than $10^6.$</text:p>
          </table:table-cell>
          <table:table-cell/>
        </table:table-row>
        <table:table-row table:style-name="ro4">
          <table:table-cell office:value-type="string" calcext:value-type="string">
            <text:p>1967 IMO Shortlist</text:p>
          </table:table-cell>
          <table:table-cell office:value-type="float" office:value="1967" calcext:value-type="float">
            <text:p>1967</text:p>
          </table:table-cell>
          <table:table-cell office:value-type="float" office:value="3" calcext:value-type="float">
            <text:p>3</text:p>
          </table:table-cell>
          <table:table-cell/>
          <table:table-cell office:value-type="string" calcext:value-type="string">
            <text:p>The $n$ points $P_1,P_2, \ldots, P_n$ are placed inside or on the boundary of a disk of radius 1 in such a way that the minimum distance $D_n$ between any two of these points has its largest possible value $D_n.$ Calculate $D_n$ for $n = 2$ to 7. and justify your answer.</text:p>
          </table:table-cell>
          <table:table-cell office:value-type="string" calcext:value-type="string">
            <text:p>https://artofproblemsolving.com/community/c3918_1967_imo_shortlist</text:p>
          </table:table-cell>
          <table:table-cell office:value-type="string" calcext:value-type="string">
            <text:p>The $n$ points $P_1,P_2, \ldots, P_n$ are placed inside or on the boundary of a disk of radius 1 in such a way that the minimum distance $D_n$ between any two of these points has its largest possible value $D_n.$ Calculate $D_n$ for $n = 2$ to 7. and justify your answer.</text:p>
          </table:table-cell>
          <table:table-cell/>
        </table:table-row>
        <table:table-row table:style-name="ro7">
          <table:table-cell office:value-type="string" calcext:value-type="string">
            <text:p>1967 IMO Shortlist</text:p>
          </table:table-cell>
          <table:table-cell office:value-type="float" office:value="1967" calcext:value-type="float">
            <text:p>1967</text:p>
          </table:table-cell>
          <table:table-cell office:value-type="float" office:value="1" calcext:value-type="float">
            <text:p>1</text:p>
          </table:table-cell>
          <table:table-cell/>
          <table:table-cell office:value-type="string" calcext:value-type="string">
            <text:p>In a sports meeting a total of $m$ medals were awarded over $n$ days. On the first day one medal and $\frac{1}{7}$ of the remaining medals were awarded. On the second day two medals and $\frac{1}{7}$ of the remaining medals were awarded, and so on. On the last day, the remaining $n$ medals were awarded. How many medals did the meeting last, and what was the total number of medals ?</text:p>
          </table:table-cell>
          <table:table-cell office:value-type="string" calcext:value-type="string">
            <text:p>https://artofproblemsolving.com/community/c3918_1967_imo_shortlist</text:p>
          </table:table-cell>
          <table:table-cell office:value-type="string" calcext:value-type="string">
            <text:p>In a sports meeting a total of $m$ medals were awarded over $n$ days. On the first day one medal and $\frac{1}{7}$ of the remaining medals were awarded. On the second day two medals and $\frac{1}{7}$ of the remaining medals were awarded, and so on. On the last day, the remaining $n$ medals were awarded. How many medals did the meeting last, and what was the total number of medals ?</text:p>
          </table:table-cell>
          <table:table-cell/>
        </table:table-row>
        <table:table-row table:style-name="ro4">
          <table:table-cell office:value-type="string" calcext:value-type="string">
            <text:p>1967 IMO Shortlist</text:p>
          </table:table-cell>
          <table:table-cell office:value-type="float" office:value="1967" calcext:value-type="float">
            <text:p>1967</text:p>
          </table:table-cell>
          <table:table-cell office:value-type="float" office:value="2" calcext:value-type="float">
            <text:p>2</text:p>
          </table:table-cell>
          <table:table-cell/>
          <table:table-cell office:value-type="string" calcext:value-type="string">
            <text:p>In the space $n \geq 3$ points are given. Every pair of points determines some distance. Suppose all distances are different. Connect every point with the nearest point. Prove that it is impossible to obtain (closed) polygonal line in such a way.</text:p>
          </table:table-cell>
          <table:table-cell office:value-type="string" calcext:value-type="string">
            <text:p>https://artofproblemsolving.com/community/c3918_1967_imo_shortlist</text:p>
          </table:table-cell>
          <table:table-cell office:value-type="string" calcext:value-type="string">
            <text:p>In the space $n \geq 3$ points are given. Every pair of points determines some distance. Suppose all distances are different. Connect every point with the nearest point. Prove that it is impossible to obtain (closed) polygonal line in such a way.</text:p>
          </table:table-cell>
          <table:table-cell/>
        </table:table-row>
        <table:table-row table:style-name="ro6">
          <table:table-cell office:value-type="string" calcext:value-type="string">
            <text:p>1967 IMO Shortlist</text:p>
          </table:table-cell>
          <table:table-cell office:value-type="float" office:value="1967" calcext:value-type="float">
            <text:p>1967</text:p>
          </table:table-cell>
          <table:table-cell office:value-type="float" office:value="3" calcext:value-type="float">
            <text:p>3</text:p>
          </table:table-cell>
          <table:table-cell/>
          <table:table-cell office:value-type="string" calcext:value-type="string">
            <text:p>Without using tables, find the exact value of the product:</text:p>
            <text:p>\[P = \prod^7_{k=1} \cos \left(\frac{k \pi}{15} \right).\]</text:p>
          </table:table-cell>
          <table:table-cell office:value-type="string" calcext:value-type="string">
            <text:p>https://artofproblemsolving.com/community/c3918_1967_imo_shortlist</text:p>
          </table:table-cell>
          <table:table-cell office:value-type="string" calcext:value-type="string">
            <text:p>Without using tables, find the exact value of the product:</text:p>
            <text:p>\[P = \prod^7_{k=1} \cos \left(\frac{k \pi}{15} \right).\]</text:p>
          </table:table-cell>
          <table:table-cell/>
        </table:table-row>
        <table:table-row table:style-name="ro13">
          <table:table-cell office:value-type="string" calcext:value-type="string">
            <text:p>1967 IMO Shortlist</text:p>
          </table:table-cell>
          <table:table-cell office:value-type="float" office:value="1967" calcext:value-type="float">
            <text:p>1967</text:p>
          </table:table-cell>
          <table:table-cell office:value-type="float" office:value="4" calcext:value-type="float">
            <text:p>4</text:p>
          </table:table-cell>
          <table:table-cell/>
          <table:table-cell office:value-type="string" calcext:value-type="string">
            <text:p>Let $k_1$ and $k_2$ be two circles with centers $O_1$ and $O_2$ and equal radius $r$ such that $O_1O_2 = r$. Let $A$ and $B$ be two points lying on the circle $k_1$ and being symmetric to each other with respect to the line $O_1O_2$. Let $P$ be an arbitrary point on $k_2$. Prove that</text:p>
            <text:p>\[PA^2 + PB^2 \geq 2r^2.\]</text:p>
          </table:table-cell>
          <table:table-cell office:value-type="string" calcext:value-type="string">
            <text:p>https://artofproblemsolving.com/community/c3918_1967_imo_shortlist</text:p>
          </table:table-cell>
          <table:table-cell office:value-type="string" calcext:value-type="string">
            <text:p>Let $k_1$ and $k_2$ be two circles with centers $O_1$ and $O_2$ and equal radius $r$ such that $O_1O_2 = r$. Let $A$ and $B$ be two points lying on the circle $k_1$ and being symmetric to each other with respect to the line $O_1O_2$. Let $P$ be an arbitrary point on $k_2$. Prove that</text:p>
            <text:p>\[PA^2 + PB^2 \geq 2r^2.\]</text:p>
          </table:table-cell>
          <table:table-cell/>
        </table:table-row>
        <table:table-row table:style-name="ro13">
          <table:table-cell office:value-type="string" calcext:value-type="string">
            <text:p>1967 IMO Shortlist</text:p>
          </table:table-cell>
          <table:table-cell office:value-type="float" office:value="1967" calcext:value-type="float">
            <text:p>1967</text:p>
          </table:table-cell>
          <table:table-cell office:value-type="float" office:value="5" calcext:value-type="float">
            <text:p>5</text:p>
          </table:table-cell>
          <table:table-cell/>
          <table:table-cell office:value-type="string" calcext:value-type="string">
            <text:p>Prove that for an arbitrary pair of vectors $f$ and $g$ in the space the inequality</text:p>
            <text:p>\[af^2 + bfg +cg^2 \geq 0\]</text:p>
            <text:p>holds if and only if the following conditions are fulfilled:</text:p>
            <text:p>\[a \geq 0, \quad c \geq 0, \quad 4ac \geq b^2.\]</text:p>
          </table:table-cell>
          <table:table-cell office:value-type="string" calcext:value-type="string">
            <text:p>https://artofproblemsolving.com/community/c3918_1967_imo_shortlist</text:p>
          </table:table-cell>
          <table:table-cell office:value-type="string" calcext:value-type="string">
            <text:p>Prove that for an arbitrary pair of vectors $f$ and $g$ in the space the inequality</text:p>
            <text:p>\[af^2 + bfg +cg^2 \geq 0\]</text:p>
            <text:p>holds if and only if the following conditions are fulfilled:</text:p>
            <text:p>\[a \geq 0, \quad c \geq 0, \quad 4ac \geq b^2.\]</text:p>
          </table:table-cell>
          <table:table-cell/>
        </table:table-row>
        <table:table-row table:style-name="ro3">
          <table:table-cell office:value-type="string" calcext:value-type="string">
            <text:p>1967 IMO Shortlist</text:p>
          </table:table-cell>
          <table:table-cell office:value-type="float" office:value="1967" calcext:value-type="float">
            <text:p>1967</text:p>
          </table:table-cell>
          <table:table-cell office:value-type="float" office:value="6" calcext:value-type="float">
            <text:p>6</text:p>
          </table:table-cell>
          <table:table-cell/>
          <table:table-cell office:value-type="string" calcext:value-type="string">
            <text:p>Three disks of diameter $d$ are touching a sphere in their centers. Besides, every disk touches the other two disks. How to choose the radius $R$ of the sphere in order that axis of the whole figure has an angle of $60^\circ$ with the line connecting the center of the sphere with the point of the disks which is at the largest distance from the axis ? (The axis of the figure is the line having the property that rotation of the figure of $120^\circ$ around that line brings the figure in the initial position. Disks are all on one side of the plane, passing through the center of the sphere and orthogonal to the axis).</text:p>
          </table:table-cell>
          <table:table-cell office:value-type="string" calcext:value-type="string">
            <text:p>https://artofproblemsolving.com/community/c3918_1967_imo_shortlist</text:p>
          </table:table-cell>
          <table:table-cell office:value-type="string" calcext:value-type="string">
            <text:p>Three disks of diameter $d$ are touching a sphere in their centers. Besides, every disk touches the other two disks. How to choose the radius $R$ of the sphere in order that axis of the whole figure has an angle of $60^\circ$ with the line connecting the center of the sphere with the point of the disks which is at the largest distance from the axis ? (The axis of the figure is the line having the property that rotation of the figure of $120^\circ$ around that line brings the figure in the initial position. Disks are all on one side of the plane, passing through the center of the sphere and orthogonal to the axis).</text:p>
          </table:table-cell>
          <table:table-cell/>
        </table:table-row>
        <table:table-row table:style-name="ro6">
          <table:table-cell office:value-type="string" calcext:value-type="string">
            <text:p>1967 IMO Shortlist</text:p>
          </table:table-cell>
          <table:table-cell office:value-type="float" office:value="1967" calcext:value-type="float">
            <text:p>1967</text:p>
          </table:table-cell>
          <table:table-cell office:value-type="float" office:value="1" calcext:value-type="float">
            <text:p>1</text:p>
          </table:table-cell>
          <table:table-cell/>
          <table:table-cell office:value-type="string" calcext:value-type="string">
            <text:p>Given $m+n$ numbers: $a_i,$ $i = 1,2, \ldots, m,$ $b_j$, $j = 1,2, \ldots, n,$ determine the number of pairs $(a_i,b_j)$ for which $|i-j| \geq k,$ where $k$ is a non-negative integer.</text:p>
          </table:table-cell>
          <table:table-cell office:value-type="string" calcext:value-type="string">
            <text:p>https://artofproblemsolving.com/community/c3918_1967_imo_shortlist</text:p>
          </table:table-cell>
          <table:table-cell office:value-type="string" calcext:value-type="string">
            <text:p>Given $m+n$ numbers: $a_i,$ $i = 1,2, \ldots, m,$ $b_j$, $j = 1,2, \ldots, n,$ determine the number of pairs $(a_i,b_j)$ for which $|i-j| \geq k,$ where $k$ is a non-negative integer.</text:p>
          </table:table-cell>
          <table:table-cell/>
        </table:table-row>
        <table:table-row table:style-name="ro4">
          <table:table-cell office:value-type="string" calcext:value-type="string">
            <text:p>1967 IMO Shortlist</text:p>
          </table:table-cell>
          <table:table-cell office:value-type="float" office:value="1967" calcext:value-type="float">
            <text:p>1967</text:p>
          </table:table-cell>
          <table:table-cell office:value-type="float" office:value="2" calcext:value-type="float">
            <text:p>2</text:p>
          </table:table-cell>
          <table:table-cell/>
          <table:table-cell office:value-type="string" calcext:value-type="string">
            <text:p>An urn contains balls of $k$ different colors; there are $n_i$ balls of $i-th$ color. Balls are selected at random from the urn, one by one, without replacement, until among the selected balls $m$ balls of the same color appear. Find the greatest number of selections.</text:p>
          </table:table-cell>
          <table:table-cell office:value-type="string" calcext:value-type="string">
            <text:p>https://artofproblemsolving.com/community/c3918_1967_imo_shortlist</text:p>
          </table:table-cell>
          <table:table-cell office:value-type="string" calcext:value-type="string">
            <text:p>An urn contains balls of $k$ different colors; there are $n_i$ balls of $i-th$ color. Balls are selected at random from the urn, one by one, without replacement, until among the selected balls $m$ balls of the same color appear. Find the greatest number of selections.</text:p>
          </table:table-cell>
          <table:table-cell/>
        </table:table-row>
        <table:table-row table:style-name="ro6">
          <table:table-cell office:value-type="string" calcext:value-type="string">
            <text:p>1967 IMO Shortlist</text:p>
          </table:table-cell>
          <table:table-cell office:value-type="float" office:value="1967" calcext:value-type="float">
            <text:p>1967</text:p>
          </table:table-cell>
          <table:table-cell office:value-type="float" office:value="3" calcext:value-type="float">
            <text:p>3</text:p>
          </table:table-cell>
          <table:table-cell/>
          <table:table-cell office:value-type="string" calcext:value-type="string">
            <text:p>Determine the volume of the body obtained by cutting the ball of radius $R$ by the trihedron with vertex in the center of that ball, it its dihedral angles are $\alpha, \beta, \gamma.$</text:p>
          </table:table-cell>
          <table:table-cell office:value-type="string" calcext:value-type="string">
            <text:p>https://artofproblemsolving.com/community/c3918_1967_imo_shortlist</text:p>
          </table:table-cell>
          <table:table-cell office:value-type="string" calcext:value-type="string">
            <text:p>Determine the volume of the body obtained by cutting the ball of radius $R$ by the trihedron with vertex in the center of that ball, it its dihedral angles are $\alpha, \beta, \gamma.$</text:p>
          </table:table-cell>
          <table:table-cell/>
        </table:table-row>
        <table:table-row table:style-name="ro5">
          <table:table-cell office:value-type="string" calcext:value-type="string">
            <text:p>1967 IMO Shortlist</text:p>
          </table:table-cell>
          <table:table-cell office:value-type="float" office:value="1967" calcext:value-type="float">
            <text:p>1967</text:p>
          </table:table-cell>
          <table:table-cell office:value-type="float" office:value="4" calcext:value-type="float">
            <text:p>4</text:p>
          </table:table-cell>
          <table:table-cell/>
          <table:table-cell office:value-type="string" calcext:value-type="string">
            <text:p>In what case does the system of equations</text:p>
            <text:p/>
            <text:p>$\begin{matrix} x + y + mz = a \\ x + my + z = b \\ mx + y + z = c \end{matrix}$</text:p>
            <text:p/>
            <text:p>have a solution? Find conditions under which the unique solution of the above system is an arithmetic progression.</text:p>
          </table:table-cell>
          <table:table-cell office:value-type="string" calcext:value-type="string">
            <text:p>https://artofproblemsolving.com/community/c3918_1967_imo_shortlist</text:p>
          </table:table-cell>
          <table:table-cell office:value-type="string" calcext:value-type="string">
            <text:p>In what case does the system of equations</text:p>
            <text:p/>
            <text:p>$\begin{matrix} x + y + mz = a \\ x + my + z = b \\ mx + y + z = c \end{matrix}$</text:p>
            <text:p/>
            <text:p>have a solution? Find conditions under which the unique solution of the above system is an arithmetic progression.</text:p>
          </table:table-cell>
          <table:table-cell/>
        </table:table-row>
        <table:table-row table:style-name="ro7">
          <table:table-cell office:value-type="string" calcext:value-type="string">
            <text:p>1967 IMO Shortlist</text:p>
          </table:table-cell>
          <table:table-cell office:value-type="float" office:value="1967" calcext:value-type="float">
            <text:p>1967</text:p>
          </table:table-cell>
          <table:table-cell office:value-type="float" office:value="5" calcext:value-type="float">
            <text:p>5</text:p>
          </table:table-cell>
          <table:table-cell/>
          <table:table-cell office:value-type="string" calcext:value-type="string">
            <text:p>Faces of a convex polyhedron are six squares and 8 equilateral triangles and each edge is a common side for one triangle and one square. All dihedral angles obtained from the triangle and square with a common edge, are equal. Prove that it is possible to circumscribe a sphere around the polyhedron, and compute the ratio of the squares of volumes of that polyhedron and of the ball whose boundary is the circumscribed sphere.</text:p>
          </table:table-cell>
          <table:table-cell office:value-type="string" calcext:value-type="string">
            <text:p>https://artofproblemsolving.com/community/c3918_1967_imo_shortlist</text:p>
          </table:table-cell>
          <table:table-cell office:value-type="string" calcext:value-type="string">
            <text:p>Faces of a convex polyhedron are six squares and 8 equilateral triangles and each edge is a common side for one triangle and one square. All dihedral angles obtained from the triangle and square with a common edge, are equal. Prove that it is possible to circumscribe a sphere around the polyhedron, and compute the ratio of the squares of volumes of that polyhedron and of the ball whose boundary is the circumscribed sphere.</text:p>
          </table:table-cell>
          <table:table-cell/>
        </table:table-row>
        <table:table-row table:style-name="ro4">
          <table:table-cell office:value-type="string" calcext:value-type="string">
            <text:p>1967 IMO Shortlist</text:p>
          </table:table-cell>
          <table:table-cell office:value-type="float" office:value="1967" calcext:value-type="float">
            <text:p>1967</text:p>
          </table:table-cell>
          <table:table-cell office:value-type="float" office:value="6" calcext:value-type="float">
            <text:p>6</text:p>
          </table:table-cell>
          <table:table-cell/>
          <table:table-cell office:value-type="string" calcext:value-type="string">
            <text:p>Prove the identity \[\sum\limits_{k=0}^n\binom{n}{k}\left(\tan\frac{x}{2}\right)^{2k}\left(1+\frac{2^k}{\left(1-\tan^2\frac{x}{2}\right)^k}\right)=\sec^{2n}\frac{x}{2}+\sec^n x\]for any natural number $n$ and any angle $x.$</text:p>
          </table:table-cell>
          <table:table-cell office:value-type="string" calcext:value-type="string">
            <text:p>https://artofproblemsolving.com/community/c3918_1967_imo_shortlist</text:p>
          </table:table-cell>
          <table:table-cell office:value-type="string" calcext:value-type="string">
            <text:p>Prove the identity \[\sum\limits_{k=0}^n\binom{n}{k}\left(\tan\frac{x}{2}\right)^{2k}\left(1+\frac{2^k}{\left(1-\tan^2\frac{x}{2}\right)^k}\right)=\sec^{2n}\frac{x}{2}+\sec^n x\]for any natural number $n$ and any angle $x.$</text:p>
          </table:table-cell>
          <table:table-cell/>
        </table:table-row>
        <table:table-row table:style-name="ro13">
          <table:table-cell office:value-type="string" calcext:value-type="string">
            <text:p>1967 IMO Shortlist</text:p>
          </table:table-cell>
          <table:table-cell office:value-type="float" office:value="1967" calcext:value-type="float">
            <text:p>1967</text:p>
          </table:table-cell>
          <table:table-cell office:value-type="float" office:value="1" calcext:value-type="float">
            <text:p>1</text:p>
          </table:table-cell>
          <table:table-cell/>
          <table:table-cell office:value-type="string" calcext:value-type="string">
            <text:p>$A_0B_0C_0$ and $A_1B_1C_1$ are acute-angled triangles. Describe, and prove, how to construct the triangle $ABC$ with the largest possible area which is circumscribed about $A_0B_0C_0$ (so $BC$ contains $B_0, CA$ contains $B_0$, and $AB$ contains $C_0$) and similar to $A_1B_1C_1.$</text:p>
          </table:table-cell>
          <table:table-cell office:value-type="string" calcext:value-type="string">
            <text:p>https://artofproblemsolving.com/community/c3918_1967_imo_shortlist</text:p>
          </table:table-cell>
          <table:table-cell office:value-type="string" calcext:value-type="string">
            <text:p>$A_0B_0C_0$ and $A_1B_1C_1$ are acute-angled triangles. Describe, and prove, how to construct the triangle $ABC$ with the largest possible area which is circumscribed about $A_0B_0C_0$ (so $BC$ contains $B_0, CA$ contains $B_0$, and $AB$ contains $C_0$) and similar to $A_1B_1C_1.$</text:p>
          </table:table-cell>
          <table:table-cell/>
        </table:table-row>
        <table:table-row table:style-name="ro13">
          <table:table-cell office:value-type="string" calcext:value-type="string">
            <text:p>1967 IMO Shortlist</text:p>
          </table:table-cell>
          <table:table-cell office:value-type="float" office:value="1967" calcext:value-type="float">
            <text:p>1967</text:p>
          </table:table-cell>
          <table:table-cell office:value-type="float" office:value="2" calcext:value-type="float">
            <text:p>2</text:p>
          </table:table-cell>
          <table:table-cell/>
          <table:table-cell office:value-type="string" calcext:value-type="string">
            <text:p>Let $ABCD$ be a regular tetrahedron. To an arbitrary point $M$ on one edge, say $CD$, corresponds the point $P = P(M)$ which is the intersection of two lines $AH$ and $BK$, drawn from $A$ orthogonally to $BM$ and from $B$ orthogonally to $AM$. What is the locus of $P$ when $M$ varies ?</text:p>
          </table:table-cell>
          <table:table-cell office:value-type="string" calcext:value-type="string">
            <text:p>https://artofproblemsolving.com/community/c3918_1967_imo_shortlist</text:p>
          </table:table-cell>
          <table:table-cell office:value-type="string" calcext:value-type="string">
            <text:p>Let $ABCD$ be a regular tetrahedron. To an arbitrary point $M$ on one edge, say $CD$, corresponds the point $P = P(M)$ which is the intersection of two lines $AH$ and $BK$, drawn from $A$ orthogonally to $BM$ and from $B$ orthogonally to $AM$. What is the locus of $P$ when $M$ varies ?</text:p>
          </table:table-cell>
          <table:table-cell/>
        </table:table-row>
        <table:table-row table:style-name="ro1">
          <table:table-cell office:value-type="string" calcext:value-type="string">
            <text:p>1967 IMO Shortlist</text:p>
          </table:table-cell>
          <table:table-cell office:value-type="float" office:value="1967" calcext:value-type="float">
            <text:p>1967</text:p>
          </table:table-cell>
          <table:table-cell office:value-type="float" office:value="3" calcext:value-type="float">
            <text:p>3</text:p>
          </table:table-cell>
          <table:table-cell/>
          <table:table-cell office:value-type="string" calcext:value-type="string">
            <text:p>Which regular polygon can be obtained (and how) by cutting a cube with a plane ?</text:p>
          </table:table-cell>
          <table:table-cell office:value-type="string" calcext:value-type="string">
            <text:p>https://artofproblemsolving.com/community/c3918_1967_imo_shortlist</text:p>
          </table:table-cell>
          <table:table-cell office:value-type="string" calcext:value-type="string">
            <text:p>Which regular polygon can be obtained (and how) by cutting a cube with a plane ?</text:p>
          </table:table-cell>
          <table:table-cell/>
        </table:table-row>
        <table:table-row table:style-name="ro4">
          <table:table-cell office:value-type="string" calcext:value-type="string">
            <text:p>1967 IMO Shortlist</text:p>
          </table:table-cell>
          <table:table-cell office:value-type="float" office:value="1967" calcext:value-type="float">
            <text:p>1967</text:p>
          </table:table-cell>
          <table:table-cell office:value-type="float" office:value="4" calcext:value-type="float">
            <text:p>4</text:p>
          </table:table-cell>
          <table:table-cell/>
          <table:table-cell office:value-type="string" calcext:value-type="string">
            <text:p>Find values of the parameter $u$ for which the expression</text:p>
            <text:p>\[y = \frac{ \tan(x-u) + \tan(x) + \tan(x+u)}{ \tan(x-u)\tan(x)\tan(x+u)}\]</text:p>
            <text:p>does not depend on $x.$</text:p>
          </table:table-cell>
          <table:table-cell office:value-type="string" calcext:value-type="string">
            <text:p>https://artofproblemsolving.com/community/c3918_1967_imo_shortlist</text:p>
          </table:table-cell>
          <table:table-cell office:value-type="string" calcext:value-type="string">
            <text:p>Find values of the parameter $u$ for which the expression</text:p>
            <text:p>\[y = \frac{ \tan(x-u) + \tan(x) + \tan(x+u)}{ \tan(x-u)\tan(x)\tan(x+u)}\]</text:p>
            <text:p>does not depend on $x.$</text:p>
          </table:table-cell>
          <table:table-cell/>
        </table:table-row>
        <table:table-row table:style-name="ro8">
          <table:table-cell office:value-type="string" calcext:value-type="string">
            <text:p>1967 IMO Shortlist</text:p>
          </table:table-cell>
          <table:table-cell office:value-type="float" office:value="1967" calcext:value-type="float">
            <text:p>1967</text:p>
          </table:table-cell>
          <table:table-cell table:number-columns-repeated="2"/>
          <table:table-cell office:value-type="string" office:string-value="Click for solution&#10;&#10;Basically what we need to do is to derivate $ y(x,u)$ in terms of $ x$ and find $ u$ for which the derivative cancels. Before we do that, using the addition formula for tangents, we reduce the expression to the form&#10;\[ y = \frac 12 \cdot \frac { \cos { 2u} + 3 \cos {2x} + 2 }{ \sin (x-u) \sin (x+u) } .\]&#10;Now we can derivate easily, and obtain the equation&#10;\begin{align*}&#10;\cos 2 u \cot(u-x)+3 \cos 2x  \cot(u-x)-\cos 2u\cot(u+x) &amp; \\&#10;-3 \cos 2x \cot (u+x)-6 \sin 2x &amp; = 0. &#10;\end{align*}&#10;Via Wolfram, we get that the solutions we need are $ u = \dfrac 14 (4\pi  k \pm \pi)$, where $ k\in \mathbb Z$." calcext:value-type="string">
            <text:p>Click for solution</text:p>
            <text:p/>
            <text:p>Basically what we need to do is to derivate $ y(x,u)$ in terms of $ x$ and find $ u$ for which the derivative cancels. Before we do that, using the addition formula for tangents, we reduce the expression to the form</text:p>
            <text:p>\[ y = \frac 12 \cdot \frac { \cos { 2u} + 3 \cos {2x} + 2 }{ \sin (x-u) \sin (x+u) } .\]</text:p>
            <text:p>Now we can derivate easily, and obtain the equation</text:p>
            <text:p>\begin{align*}</text:p>
            <text:p>\cos 2 u \cot(u-x)+3 \cos 2x  \cot(u-x)-\cos 2u\cot(u+x) &amp; \\</text:p>
            <text:p>-3 \cos 2x \cot (u+x)-6 \sin 2x &amp; = 0. </text:p>
            <text:p>\end{align*}</text:p>
            <text:p>Via Wolfram, we get that the solutions we need are $ u = \dfrac 14 (4\pi  k \pm \pi)$, where $ k\in \mathbb Z$.</text:p>
          </table:table-cell>
          <table:table-cell office:value-type="string" calcext:value-type="string">
            <text:p>https://artofproblemsolving.com/community/c3918_1967_imo_shortlist</text:p>
          </table:table-cell>
          <table:table-cell office:value-type="string" office:string-value="Click for solution&#10;&#10;Basically what we need to do is to derivate $ y(x,u)$ in terms of $ x$ and find $ u$ for which the derivative cancels. Before we do that, using the addition formula for tangents, we reduce the expression to the form&#10;\[ y = \frac 12 \cdot \frac { \cos { 2u} + 3 \cos {2x} + 2 }{ \sin (x-u) \sin (x+u) } .\]&#10;Now we can derivate easily, and obtain the equation&#10;\begin{align*}&#10;\cos 2 u \cot(u-x)+3 \cos 2x  \cot(u-x)-\cos 2u\cot(u+x) &amp; \\&#10;-3 \cos 2x \cot (u+x)-6 \sin 2x &amp; = 0. &#10;\end{align*}&#10;Via Wolfram, we get that the solutions we need are $ u = \dfrac 14 (4\pi  k \pm \pi)$, where $ k\in \mathbb Z$." calcext:value-type="string">
            <text:p>Click for solution</text:p>
            <text:p/>
            <text:p>Basically what we need to do is to derivate $ y(x,u)$ in terms of $ x$ and find $ u$ for which the derivative cancels. Before we do that, using the addition formula for tangents, we reduce the expression to the form</text:p>
            <text:p>\[ y = \frac 12 \cdot \frac { \cos { 2u} + 3 \cos {2x} + 2 }{ \sin (x-u) \sin (x+u) } .\]</text:p>
            <text:p>Now we can derivate easily, and obtain the equation</text:p>
            <text:p>\begin{align*}</text:p>
            <text:p>\cos 2 u \cot(u-x)+3 \cos 2x  \cot(u-x)-\cos 2u\cot(u+x) &amp; \\</text:p>
            <text:p>-3 \cos 2x \cot (u+x)-6 \sin 2x &amp; = 0. </text:p>
            <text:p>\end{align*}</text:p>
            <text:p>Via Wolfram, we get that the solutions we need are $ u = \dfrac 14 (4\pi  k \pm \pi)$, where $ k\in \mathbb Z$.</text:p>
          </table:table-cell>
          <table:table-cell/>
        </table:table-row>
        <table:table-row table:style-name="ro6">
          <table:table-cell office:value-type="string" calcext:value-type="string">
            <text:p>1967 IMO Shortlist</text:p>
          </table:table-cell>
          <table:table-cell office:value-type="float" office:value="1967" calcext:value-type="float">
            <text:p>1967</text:p>
          </table:table-cell>
          <table:table-cell office:value-type="float" office:value="1" calcext:value-type="float">
            <text:p>1</text:p>
          </table:table-cell>
          <table:table-cell/>
          <table:table-cell office:value-type="string" calcext:value-type="string">
            <text:p>Prove that a tetrahedron with just one edge length greater than $1$ has volume at most $ \frac{1}{8}.$</text:p>
          </table:table-cell>
          <table:table-cell office:value-type="string" calcext:value-type="string">
            <text:p>https://artofproblemsolving.com/community/c3918_1967_imo_shortlist</text:p>
          </table:table-cell>
          <table:table-cell office:value-type="string" calcext:value-type="string">
            <text:p>Prove that a tetrahedron with just one edge length greater than $1$ has volume at most $ \frac{1}{8}.$</text:p>
          </table:table-cell>
          <table:table-cell/>
        </table:table-row>
        <table:table-row table:style-name="ro4">
          <table:table-cell office:value-type="string" calcext:value-type="string">
            <text:p>1967 IMO Shortlist</text:p>
          </table:table-cell>
          <table:table-cell office:value-type="float" office:value="1967" calcext:value-type="float">
            <text:p>1967</text:p>
          </table:table-cell>
          <table:table-cell office:value-type="float" office:value="2" calcext:value-type="float">
            <text:p>2</text:p>
          </table:table-cell>
          <table:table-cell/>
          <table:table-cell office:value-type="string" calcext:value-type="string">
            <text:p>Prove this proposition: Center the sphere circumscribed around a tetrahedron which coincides with the center of a sphere inscribed in that tetrahedron if and only if the skew edges of the tetrahedron are equal.</text:p>
          </table:table-cell>
          <table:table-cell office:value-type="string" calcext:value-type="string">
            <text:p>https://artofproblemsolving.com/community/c3918_1967_imo_shortlist</text:p>
          </table:table-cell>
          <table:table-cell office:value-type="string" calcext:value-type="string">
            <text:p>Prove this proposition: Center the sphere circumscribed around a tetrahedron which coincides with the center of a sphere inscribed in that tetrahedron if and only if the skew edges of the tetrahedron are equal.</text:p>
          </table:table-cell>
          <table:table-cell/>
        </table:table-row>
        <table:table-row table:style-name="ro6">
          <table:table-cell office:value-type="string" calcext:value-type="string">
            <text:p>1967 IMO Shortlist</text:p>
          </table:table-cell>
          <table:table-cell office:value-type="float" office:value="1967" calcext:value-type="float">
            <text:p>1967</text:p>
          </table:table-cell>
          <table:table-cell office:value-type="float" office:value="3" calcext:value-type="float">
            <text:p>3</text:p>
          </table:table-cell>
          <table:table-cell/>
          <table:table-cell office:value-type="string" calcext:value-type="string">
            <text:p>Prove that for arbitrary positive numbers the following inequality holds</text:p>
            <text:p>\[\frac{1}{a} + \frac{1}{b} + \frac{1}{c} \leq \frac{a^8 + b^8 + c^8}{a^3b^3c^3}.\]</text:p>
          </table:table-cell>
          <table:table-cell office:value-type="string" calcext:value-type="string">
            <text:p>https://artofproblemsolving.com/community/c3918_1967_imo_shortlist</text:p>
          </table:table-cell>
          <table:table-cell office:value-type="string" calcext:value-type="string">
            <text:p>Prove that for arbitrary positive numbers the following inequality holds</text:p>
            <text:p>\[\frac{1}{a} + \frac{1}{b} + \frac{1}{c} \leq \frac{a^8 + b^8 + c^8}{a^3b^3c^3}.\]</text:p>
          </table:table-cell>
          <table:table-cell/>
        </table:table-row>
        <table:table-row table:style-name="ro6">
          <table:table-cell office:value-type="string" calcext:value-type="string">
            <text:p>1967 IMO Shortlist</text:p>
          </table:table-cell>
          <table:table-cell office:value-type="float" office:value="1967" calcext:value-type="float">
            <text:p>1967</text:p>
          </table:table-cell>
          <table:table-cell office:value-type="float" office:value="4" calcext:value-type="float">
            <text:p>4</text:p>
          </table:table-cell>
          <table:table-cell/>
          <table:table-cell office:value-type="string" calcext:value-type="string">
            <text:p>Does there exist an integer such that its cube is equal to $3n^2 + 3n + 7,$ where $n$ is an integer.</text:p>
          </table:table-cell>
          <table:table-cell office:value-type="string" calcext:value-type="string">
            <text:p>https://artofproblemsolving.com/community/c3918_1967_imo_shortlist</text:p>
          </table:table-cell>
          <table:table-cell office:value-type="string" calcext:value-type="string">
            <text:p>Does there exist an integer such that its cube is equal to $3n^2 + 3n + 7,$ where $n$ is an integer.</text:p>
          </table:table-cell>
          <table:table-cell/>
        </table:table-row>
        <table:table-row table:style-name="ro16">
          <table:table-cell office:value-type="string" calcext:value-type="string">
            <text:p>1967 IMO Shortlist</text:p>
          </table:table-cell>
          <table:table-cell office:value-type="float" office:value="1967" calcext:value-type="float">
            <text:p>1967</text:p>
          </table:table-cell>
          <table:table-cell table:number-columns-repeated="2"/>
          <table:table-cell office:value-type="string" office:string-value="Click for solution&#10;&#10;We have \[ 3n^2 + 3n + 7 \equiv 4\ \textrm{ or }\ 7\ (\textrm{mod}\ 9)  \] while perfect cubes are always congruent to 0, 1 or 8 (mod 9).&#10;&#10;So, there are no solutions.&#10;&#10;\textbf{Solution by} grobber:&#10;&#10;Assume such a number $k$ exists.&#10;&#10;We have $k^3-1=3(n^2+n+2)$, so $k\equiv 1\pmod 3$. Let $k=3a+1$. We then get $27a^3+27a^2+9a=3(n^2+n+2)\iff 9a^3+9a^2+3a=n^2+n+2$, but $n^2+n+2$ cannot be divisible by $3$. We have a contradiction, so no such $k$ exists." calcext:value-type="string">
            <text:p>Click for solution</text:p>
            <text:p/>
            <text:p>We have \[ 3n^2 + 3n + 7 \equiv 4\ \textrm{ or }\ 7\ (\textrm{mod}\ 9)  \] while perfect cubes are always congruent to 0, 1 or 8 (mod 9).</text:p>
            <text:p/>
            <text:p>So, there are no solutions.</text:p>
            <text:p/>
            <text:p>\textbf{Solution by} grobber:</text:p>
            <text:p/>
            <text:p>Assume such a number $k$ exists.</text:p>
            <text:p/>
            <text:p>We have $k^3-1=3(n^2+n+2)$, so $k\equiv 1\pmod 3$. Let $k=3a+1$. We then get $27a^3+27a^2+9a=3(n^2+n+2)\iff 9a^3+9a^2+3a=n^2+n+2$, but $n^2+n+2$ cannot be divisible by $3$. We have a contradiction, so no such $k$ exists.</text:p>
          </table:table-cell>
          <table:table-cell office:value-type="string" calcext:value-type="string">
            <text:p>https://artofproblemsolving.com/community/c3918_1967_imo_shortlist</text:p>
          </table:table-cell>
          <table:table-cell office:value-type="string" office:string-value="Click for solution&#10;&#10;We have \[ 3n^2 + 3n + 7 \equiv 4\ \textrm{ or }\ 7\ (\textrm{mod}\ 9)  \] while perfect cubes are always congruent to 0, 1 or 8 (mod 9).&#10;&#10;So, there are no solutions.&#10;&#10;\textbf{Solution by} grobber:&#10;&#10;Assume such a number $k$ exists.&#10;&#10;We have $k^3-1=3(n^2+n+2)$, so $k\equiv 1\pmod 3$. Let $k=3a+1$. We then get $27a^3+27a^2+9a=3(n^2+n+2)\iff 9a^3+9a^2+3a=n^2+n+2$, but $n^2+n+2$ cannot be divisible by $3$. We have a contradiction, so no such $k$ exists." calcext:value-type="string">
            <text:p>Click for solution</text:p>
            <text:p/>
            <text:p>We have \[ 3n^2 + 3n + 7 \equiv 4\ \textrm{ or }\ 7\ (\textrm{mod}\ 9)  \] while perfect cubes are always congruent to 0, 1 or 8 (mod 9).</text:p>
            <text:p/>
            <text:p>So, there are no solutions.</text:p>
            <text:p/>
            <text:p>\textbf{Solution by} grobber:</text:p>
            <text:p/>
            <text:p>Assume such a number $k$ exists.</text:p>
            <text:p/>
            <text:p>We have $k^3-1=3(n^2+n+2)$, so $k\equiv 1\pmod 3$. Let $k=3a+1$. We then get $27a^3+27a^2+9a=3(n^2+n+2)\iff 9a^3+9a^2+3a=n^2+n+2$, but $n^2+n+2$ cannot be divisible by $3$. We have a contradiction, so no such $k$ exists.</text:p>
          </table:table-cell>
          <table:table-cell/>
        </table:table-row>
        <table:table-row table:style-name="ro4">
          <table:table-cell office:value-type="string" calcext:value-type="string">
            <text:p>1967 IMO Shortlist</text:p>
          </table:table-cell>
          <table:table-cell office:value-type="float" office:value="1967" calcext:value-type="float">
            <text:p>1967</text:p>
          </table:table-cell>
          <table:table-cell office:value-type="float" office:value="5" calcext:value-type="float">
            <text:p>5</text:p>
          </table:table-cell>
          <table:table-cell/>
          <table:table-cell office:value-type="string" calcext:value-type="string">
            <text:p>Show that a triangle whose angles $A$, $B$, $C$ satisfy the equality</text:p>
            <text:p>\[ \frac{\sin^2 A + \sin^2 B + \sin^2 C}{\cos^2 A + \cos^2 B + \cos^2 C} = 2 \]</text:p>
            <text:p>is a rectangular triangle.</text:p>
          </table:table-cell>
          <table:table-cell office:value-type="string" calcext:value-type="string">
            <text:p>https://artofproblemsolving.com/community/c3918_1967_imo_shortlist</text:p>
          </table:table-cell>
          <table:table-cell office:value-type="string" calcext:value-type="string">
            <text:p>Show that a triangle whose angles $A$, $B$, $C$ satisfy the equality</text:p>
            <text:p>\[ \frac{\sin^2 A + \sin^2 B + \sin^2 C}{\cos^2 A + \cos^2 B + \cos^2 C} = 2 \]</text:p>
            <text:p>is a rectangular triangle.</text:p>
          </table:table-cell>
          <table:table-cell/>
        </table:table-row>
        <table:table-row table:style-name="ro4">
          <table:table-cell office:value-type="string" calcext:value-type="string">
            <text:p>1967 IMO Shortlist</text:p>
          </table:table-cell>
          <table:table-cell office:value-type="float" office:value="1967" calcext:value-type="float">
            <text:p>1967</text:p>
          </table:table-cell>
          <table:table-cell office:value-type="float" office:value="6" calcext:value-type="float">
            <text:p>6</text:p>
          </table:table-cell>
          <table:table-cell/>
          <table:table-cell office:value-type="string" calcext:value-type="string">
            <text:p>A line $l$ is drawn through the intersection point $H$ of altitudes of acute-angle triangles. Prove that symmetric images $l_a, l_b, l_c$ of $l$ with respect to the sides $BC,CA,AB$ have one point in common, which lies on the circumcircle of $ABC.$</text:p>
          </table:table-cell>
          <table:table-cell office:value-type="string" calcext:value-type="string">
            <text:p>https://artofproblemsolving.com/community/c3918_1967_imo_shortlist</text:p>
          </table:table-cell>
          <table:table-cell office:value-type="string" calcext:value-type="string">
            <text:p>A line $l$ is drawn through the intersection point $H$ of altitudes of acute-angle triangles. Prove that symmetric images $l_a, l_b, l_c$ of $l$ with respect to the sides $BC,CA,AB$ have one point in common, which lies on the circumcircle of $ABC.$</text:p>
          </table:table-cell>
          <table:table-cell/>
        </table:table-row>
        <table:table-row table:style-name="ro6">
          <table:table-cell office:value-type="string" calcext:value-type="string">
            <text:p>1967 IMO Shortlist</text:p>
          </table:table-cell>
          <table:table-cell office:value-type="float" office:value="1967" calcext:value-type="float">
            <text:p>1967</text:p>
          </table:table-cell>
          <table:table-cell office:value-type="float" office:value="1" calcext:value-type="float">
            <text:p>1</text:p>
          </table:table-cell>
          <table:table-cell/>
          <table:table-cell office:value-type="string" calcext:value-type="string">
            <text:p>Decompose the expression into real factors:</text:p>
            <text:p>\[E = 1 - \sin^5(x) - \cos^5(x).\]</text:p>
          </table:table-cell>
          <table:table-cell office:value-type="string" calcext:value-type="string">
            <text:p>https://artofproblemsolving.com/community/c3918_1967_imo_shortlist</text:p>
          </table:table-cell>
          <table:table-cell office:value-type="string" calcext:value-type="string">
            <text:p>Decompose the expression into real factors:</text:p>
            <text:p>\[E = 1 - \sin^5(x) - \cos^5(x).\]</text:p>
          </table:table-cell>
          <table:table-cell/>
        </table:table-row>
        <table:table-row table:style-name="ro13">
          <table:table-cell office:value-type="string" calcext:value-type="string">
            <text:p>1967 IMO Shortlist</text:p>
          </table:table-cell>
          <table:table-cell office:value-type="float" office:value="1967" calcext:value-type="float">
            <text:p>1967</text:p>
          </table:table-cell>
          <table:table-cell office:value-type="float" office:value="2" calcext:value-type="float">
            <text:p>2</text:p>
          </table:table-cell>
          <table:table-cell/>
          <table:table-cell office:value-type="string" calcext:value-type="string">
            <text:p>The equation</text:p>
            <text:p>\[x^5 + 5 \lambda x^4 - x^3 + (\lambda \alpha - 4)x^2 - (8 \lambda + 3)x + \lambda \alpha - 2 = 0\]</text:p>
            <text:p>is given. Determine $\alpha$ so that the given equation has exactly (i) one root or (ii) two roots, respectively, independent from $\lambda.$</text:p>
          </table:table-cell>
          <table:table-cell office:value-type="string" calcext:value-type="string">
            <text:p>https://artofproblemsolving.com/community/c3918_1967_imo_shortlist</text:p>
          </table:table-cell>
          <table:table-cell office:value-type="string" calcext:value-type="string">
            <text:p>The equation</text:p>
            <text:p>\[x^5 + 5 \lambda x^4 - x^3 + (\lambda \alpha - 4)x^2 - (8 \lambda + 3)x + \lambda \alpha - 2 = 0\]</text:p>
            <text:p>is given. Determine $\alpha$ so that the given equation has exactly (i) one root or (ii) two roots, respectively, independent from $\lambda.$</text:p>
          </table:table-cell>
          <table:table-cell/>
        </table:table-row>
        <table:table-row table:style-name="ro4">
          <table:table-cell office:value-type="string" calcext:value-type="string">
            <text:p>1967 IMO Shortlist</text:p>
          </table:table-cell>
          <table:table-cell office:value-type="float" office:value="1967" calcext:value-type="float">
            <text:p>1967</text:p>
          </table:table-cell>
          <table:table-cell office:value-type="float" office:value="3" calcext:value-type="float">
            <text:p>3</text:p>
          </table:table-cell>
          <table:table-cell/>
          <table:table-cell office:value-type="string" calcext:value-type="string">
            <text:p>Suppose that $p$ and $q$ are two different positive integers and $x$ is a real number. Form the product $(x+p)(x+q).$ Find the sum $S(x,n) = \sum (x+p)(x+q),$ where $p$ and $q$ take values from 1 to $n.$ Does there exist integer values of $x$ for which $S(x,n) = 0.$</text:p>
          </table:table-cell>
          <table:table-cell office:value-type="string" calcext:value-type="string">
            <text:p>https://artofproblemsolving.com/community/c3918_1967_imo_shortlist</text:p>
          </table:table-cell>
          <table:table-cell office:value-type="string" calcext:value-type="string">
            <text:p>Suppose that $p$ and $q$ are two different positive integers and $x$ is a real number. Form the product $(x+p)(x+q).$ Find the sum $S(x,n) = \sum (x+p)(x+q),$ where $p$ and $q$ take values from 1 to $n.$ Does there exist integer values of $x$ for which $S(x,n) = 0.$</text:p>
          </table:table-cell>
          <table:table-cell/>
        </table:table-row>
        <table:table-row table:style-name="ro11">
          <table:table-cell office:value-type="string" calcext:value-type="string">
            <text:p>1967 IMO Shortlist</text:p>
          </table:table-cell>
          <table:table-cell office:value-type="float" office:value="1967" calcext:value-type="float">
            <text:p>1967</text:p>
          </table:table-cell>
          <table:table-cell office:value-type="float" office:value="4" calcext:value-type="float">
            <text:p>4</text:p>
          </table:table-cell>
          <table:table-cell/>
          <table:table-cell office:value-type="string" calcext:value-type="string">
            <text:p>\textbf{(i)} Solve the equation:</text:p>
            <text:p>\[ \sin^3(x) + \sin^3\left( \frac{2 \pi}{3} + x\right) + \sin^3\left( \frac{4 \pi}{3} + x\right) + \frac{3}{4} \cos {2x} = 0.\]</text:p>
            <text:p>\textbf{(ii)} Supposing the solutions are in the form of arcs $AB$ with one end at the point $A$, the beginning of the arcs of the trigonometric circle, and $P$ a regular polygon inscribed in the circle with one vertex in $A$, find:</text:p>
            <text:p/>
            <text:p>1) The subsets of arcs having the other end in $B$ in one of the vertices of the regular dodecagon.</text:p>
            <text:p>2) Prove that no solution can have the end $B$ in one of the vertices of polygon $P$ whose number of sides is prime or having factors other than 2 or 3.</text:p>
          </table:table-cell>
          <table:table-cell office:value-type="string" calcext:value-type="string">
            <text:p>https://artofproblemsolving.com/community/c3918_1967_imo_shortlist</text:p>
          </table:table-cell>
          <table:table-cell office:value-type="string" calcext:value-type="string">
            <text:p>\textbf{(i)} Solve the equation:</text:p>
            <text:p>\[ \sin^3(x) + \sin^3\left( \frac{2 \pi}{3} + x\right) + \sin^3\left( \frac{4 \pi}{3} + x\right) + \frac{3}{4} \cos {2x} = 0.\]</text:p>
            <text:p>\textbf{(ii)} Supposing the solutions are in the form of arcs $AB$ with one end at the point $A$, the beginning of the arcs of the trigonometric circle, and $P$ a regular polygon inscribed in the circle with one vertex in $A$, find:</text:p>
            <text:p/>
            <text:p>1) The subsets of arcs having the other end in $B$ in one of the vertices of the regular dodecagon.</text:p>
            <text:p>2) Prove that no solution can have the end $B$ in one of the vertices of polygon $P$ whose number of sides is prime or having factors other than 2 or 3.</text:p>
          </table:table-cell>
          <table:table-cell/>
        </table:table-row>
        <table:table-row table:style-name="ro4">
          <table:table-cell office:value-type="string" calcext:value-type="string">
            <text:p>1967 IMO Shortlist</text:p>
          </table:table-cell>
          <table:table-cell office:value-type="float" office:value="1967" calcext:value-type="float">
            <text:p>1967</text:p>
          </table:table-cell>
          <table:table-cell office:value-type="float" office:value="5" calcext:value-type="float">
            <text:p>5</text:p>
          </table:table-cell>
          <table:table-cell/>
          <table:table-cell office:value-type="string" calcext:value-type="string">
            <text:p>If $x,y,z$ are real numbers satisfying relations</text:p>
            <text:p>\[x+y+z = 1 \quad \textrm{and} \quad \arctan x + \arctan y + \arctan z = \frac{\pi}{4},\]</text:p>
            <text:p>prove that $x^{2n+1} + y^{2n+1} + z^{2n+1} = 1$ holds for all positive integers $n$.</text:p>
          </table:table-cell>
          <table:table-cell office:value-type="string" calcext:value-type="string">
            <text:p>https://artofproblemsolving.com/community/c3918_1967_imo_shortlist</text:p>
          </table:table-cell>
          <table:table-cell office:value-type="string" calcext:value-type="string">
            <text:p>If $x,y,z$ are real numbers satisfying relations</text:p>
            <text:p>\[x+y+z = 1 \quad \textrm{and} \quad \arctan x + \arctan y + \arctan z = \frac{\pi}{4},\]</text:p>
            <text:p>prove that $x^{2n+1} + y^{2n+1} + z^{2n+1} = 1$ holds for all positive integers $n$.</text:p>
          </table:table-cell>
          <table:table-cell/>
        </table:table-row>
        <table:table-row table:style-name="ro13">
          <table:table-cell office:value-type="string" calcext:value-type="string">
            <text:p>1967 IMO Shortlist</text:p>
          </table:table-cell>
          <table:table-cell office:value-type="float" office:value="1967" calcext:value-type="float">
            <text:p>1967</text:p>
          </table:table-cell>
          <table:table-cell office:value-type="float" office:value="6" calcext:value-type="float">
            <text:p>6</text:p>
          </table:table-cell>
          <table:table-cell/>
          <table:table-cell office:value-type="string" calcext:value-type="string">
            <text:p>Prove the following inequality:</text:p>
            <text:p>\[\prod^k_{i=1} x_i \cdot \sum^k_{i=1} x^{n-1}_i \leq \sum^k_{i=1}</text:p>
            <text:p>x^{n+k-1}_i,\] where $x_i &gt; 0,$ $k \in \mathbb{N}, n \in</text:p>
            <text:p>\mathbb{N}.$</text:p>
          </table:table-cell>
          <table:table-cell office:value-type="string" calcext:value-type="string">
            <text:p>https://artofproblemsolving.com/community/c3918_1967_imo_shortlist</text:p>
          </table:table-cell>
          <table:table-cell office:value-type="string" calcext:value-type="string">
            <text:p>Prove the following inequality:</text:p>
            <text:p>\[\prod^k_{i=1} x_i \cdot \sum^k_{i=1} x^{n-1}_i \leq \sum^k_{i=1}</text:p>
            <text:p>x^{n+k-1}_i,\] where $x_i &gt; 0,$ $k \in \mathbb{N}, n \in</text:p>
            <text:p>\mathbb{N}.$</text:p>
          </table:table-cell>
          <table:table-cell/>
        </table:table-row>
        <table:table-row table:style-name="ro13">
          <table:table-cell office:value-type="string" calcext:value-type="string">
            <text:p>1967 IMO Shortlist</text:p>
          </table:table-cell>
          <table:table-cell office:value-type="float" office:value="1967" calcext:value-type="float">
            <text:p>1967</text:p>
          </table:table-cell>
          <table:table-cell office:value-type="float" office:value="1" calcext:value-type="float">
            <text:p>1</text:p>
          </table:table-cell>
          <table:table-cell/>
          <table:table-cell office:value-type="string" calcext:value-type="string">
            <text:p>The parallelogram $ABCD$ has $AB=a,AD=1,$ $\angle BAD=A$, and the triangle $ABD$ has all angles acute. Prove that circles radius $1$ and center $A,B,C,D$ cover the parallelogram if and only</text:p>
            <text:p>\[a\le\cos A+\sqrt3\sin A.\]</text:p>
          </table:table-cell>
          <table:table-cell office:value-type="string" calcext:value-type="string">
            <text:p>https://artofproblemsolving.com/community/c3918_1967_imo_shortlist</text:p>
          </table:table-cell>
          <table:table-cell office:value-type="string" calcext:value-type="string">
            <text:p>The parallelogram $ABCD$ has $AB=a,AD=1,$ $\angle BAD=A$, and the triangle $ABD$ has all angles acute. Prove that circles radius $1$ and center $A,B,C,D$ cover the parallelogram if and only</text:p>
            <text:p>\[a\le\cos A+\sqrt3\sin A.\]</text:p>
          </table:table-cell>
          <table:table-cell/>
        </table:table-row>
        <table:table-row table:style-name="ro6">
          <table:table-cell office:value-type="string" calcext:value-type="string">
            <text:p>1967 IMO Shortlist</text:p>
          </table:table-cell>
          <table:table-cell office:value-type="float" office:value="1967" calcext:value-type="float">
            <text:p>1967</text:p>
          </table:table-cell>
          <table:table-cell office:value-type="float" office:value="2" calcext:value-type="float">
            <text:p>2</text:p>
          </table:table-cell>
          <table:table-cell/>
          <table:table-cell office:value-type="string" calcext:value-type="string">
            <text:p>Find all real solutions of the system of equations:</text:p>
            <text:p>\[\sum^n_{k=1} x^i_k = a^i\] for $i = 1,2, \ldots, n.$</text:p>
          </table:table-cell>
          <table:table-cell office:value-type="string" calcext:value-type="string">
            <text:p>https://artofproblemsolving.com/community/c3918_1967_imo_shortlist</text:p>
          </table:table-cell>
          <table:table-cell office:value-type="string" calcext:value-type="string">
            <text:p>Find all real solutions of the system of equations:</text:p>
            <text:p>\[\sum^n_{k=1} x^i_k = a^i\] for $i = 1,2, \ldots, n.$</text:p>
          </table:table-cell>
          <table:table-cell/>
        </table:table-row>
        <table:table-row table:style-name="ro6">
          <table:table-cell office:value-type="string" calcext:value-type="string">
            <text:p>1967 IMO Shortlist</text:p>
          </table:table-cell>
          <table:table-cell office:value-type="float" office:value="1967" calcext:value-type="float">
            <text:p>1967</text:p>
          </table:table-cell>
          <table:table-cell office:value-type="float" office:value="3" calcext:value-type="float">
            <text:p>3</text:p>
          </table:table-cell>
          <table:table-cell/>
          <table:table-cell office:value-type="string" calcext:value-type="string">
            <text:p>Circle $k$ and its diameter $AB$ are given. Find the locus of the centers of circles inscribed in the triangles having one vertex on $AB$ and two other vertices on $k.$</text:p>
          </table:table-cell>
          <table:table-cell office:value-type="string" calcext:value-type="string">
            <text:p>https://artofproblemsolving.com/community/c3918_1967_imo_shortlist</text:p>
          </table:table-cell>
          <table:table-cell office:value-type="string" calcext:value-type="string">
            <text:p>Circle $k$ and its diameter $AB$ are given. Find the locus of the centers of circles inscribed in the triangles having one vertex on $AB$ and two other vertices on $k.$</text:p>
          </table:table-cell>
          <table:table-cell/>
        </table:table-row>
        <table:table-row table:style-name="ro7">
          <table:table-cell office:value-type="string" calcext:value-type="string">
            <text:p>1967 IMO Shortlist</text:p>
          </table:table-cell>
          <table:table-cell office:value-type="float" office:value="1967" calcext:value-type="float">
            <text:p>1967</text:p>
          </table:table-cell>
          <table:table-cell office:value-type="float" office:value="4" calcext:value-type="float">
            <text:p>4</text:p>
          </table:table-cell>
          <table:table-cell/>
          <table:table-cell office:value-type="string" calcext:value-type="string">
            <text:p>The square $ABCD$ has to be decomposed into $n$ triangles (which are not overlapping) and which have all angles acute. Find the smallest integer $n$ for which there exist a solution of that problem and for such $n$ construct at least one decomposition. Answer whether it is possible to ask moreover that (at least) one of these triangles has the perimeter less than an arbitrarily given positive number.</text:p>
          </table:table-cell>
          <table:table-cell office:value-type="string" calcext:value-type="string">
            <text:p>https://artofproblemsolving.com/community/c3918_1967_imo_shortlist</text:p>
          </table:table-cell>
          <table:table-cell office:value-type="string" calcext:value-type="string">
            <text:p>The square $ABCD$ has to be decomposed into $n$ triangles (which are not overlapping) and which have all angles acute. Find the smallest integer $n$ for which there exist a solution of that problem and for such $n$ construct at least one decomposition. Answer whether it is possible to ask moreover that (at least) one of these triangles has the perimeter less than an arbitrarily given positive number.</text:p>
          </table:table-cell>
          <table:table-cell/>
        </table:table-row>
        <table:table-row table:style-name="ro6">
          <table:table-cell office:value-type="string" calcext:value-type="string">
            <text:p>1967 IMO Shortlist</text:p>
          </table:table-cell>
          <table:table-cell office:value-type="float" office:value="1967" calcext:value-type="float">
            <text:p>1967</text:p>
          </table:table-cell>
          <table:table-cell office:value-type="float" office:value="5" calcext:value-type="float">
            <text:p>5</text:p>
          </table:table-cell>
          <table:table-cell/>
          <table:table-cell office:value-type="string" calcext:value-type="string">
            <text:p>Let $n$ be a positive integer. Find the maximal number of non-congruent triangles whose sides lengths are integers $\leq n.$</text:p>
          </table:table-cell>
          <table:table-cell office:value-type="string" calcext:value-type="string">
            <text:p>https://artofproblemsolving.com/community/c3918_1967_imo_shortlist</text:p>
          </table:table-cell>
          <table:table-cell office:value-type="string" calcext:value-type="string">
            <text:p>Let $n$ be a positive integer. Find the maximal number of non-congruent triangles whose sides lengths are integers $\leq n.$</text:p>
          </table:table-cell>
          <table:table-cell/>
        </table:table-row>
        <table:table-row table:style-name="ro13">
          <table:table-cell office:value-type="string" calcext:value-type="string">
            <text:p>1967 IMO Shortlist</text:p>
          </table:table-cell>
          <table:table-cell office:value-type="float" office:value="1967" calcext:value-type="float">
            <text:p>1967</text:p>
          </table:table-cell>
          <table:table-cell office:value-type="float" office:value="6" calcext:value-type="float">
            <text:p>6</text:p>
          </table:table-cell>
          <table:table-cell/>
          <table:table-cell office:value-type="string" calcext:value-type="string">
            <text:p>Given a segment $AB$ of the length 1, define the set $M$ of points in the</text:p>
            <text:p>following way: it contains two points $A,B,$ and also all points obtained from $A,B$ by iterating the following rule: With every pair of points $X,Y$ the set $M$ contains also the point $Z$ of the segment $XY$ for which $YZ = 3XZ.$</text:p>
          </table:table-cell>
          <table:table-cell office:value-type="string" calcext:value-type="string">
            <text:p>https://artofproblemsolving.com/community/c3918_1967_imo_shortlist</text:p>
          </table:table-cell>
          <table:table-cell office:value-type="string" calcext:value-type="string">
            <text:p>Given a segment $AB$ of the length 1, define the set $M$ of points in the</text:p>
            <text:p>following way: it contains two points $A,B,$ and also all points obtained from $A,B$ by iterating the following rule: With every pair of points $X,Y$ the set $M$ contains also the point $Z$ of the segment $XY$ for which $YZ = 3XZ.$</text:p>
          </table:table-cell>
          <table:table-cell/>
        </table:table-row>
        <table:table-row table:style-name="ro1">
          <table:table-cell office:value-type="string" calcext:value-type="string">
            <text:p>1967 IMO Shortlist</text:p>
          </table:table-cell>
          <table:table-cell office:value-type="float" office:value="1967" calcext:value-type="float">
            <text:p>1967</text:p>
          </table:table-cell>
          <table:table-cell office:value-type="float" office:value="1" calcext:value-type="float">
            <text:p>1</text:p>
          </table:table-cell>
          <table:table-cell/>
          <table:table-cell office:value-type="string" calcext:value-type="string">
            <text:p>Determine all positive roots of the equation $ x^x = \frac{1}{\sqrt{2}}.$</text:p>
          </table:table-cell>
          <table:table-cell office:value-type="string" calcext:value-type="string">
            <text:p>https://artofproblemsolving.com/community/c3918_1967_imo_shortlist</text:p>
          </table:table-cell>
          <table:table-cell office:value-type="string" calcext:value-type="string">
            <text:p>Determine all positive roots of the equation $ x^x = \frac{1}{\sqrt{2}}.$</text:p>
          </table:table-cell>
          <table:table-cell/>
        </table:table-row>
        <table:table-row table:style-name="ro6">
          <table:table-cell office:value-type="string" calcext:value-type="string">
            <text:p>1967 IMO Shortlist</text:p>
          </table:table-cell>
          <table:table-cell office:value-type="float" office:value="1967" calcext:value-type="float">
            <text:p>1967</text:p>
          </table:table-cell>
          <table:table-cell office:value-type="float" office:value="2" calcext:value-type="float">
            <text:p>2</text:p>
          </table:table-cell>
          <table:table-cell/>
          <table:table-cell office:value-type="string" calcext:value-type="string">
            <text:p>Let $n$ and $k$ be positive integers such that $1 \leq n \leq N+1$, $1 \leq k \leq N+1$. Show that: \[ \min_{n \neq k} |\sin n - \sin k| &lt; \frac{2}{N}. \]</text:p>
          </table:table-cell>
          <table:table-cell office:value-type="string" calcext:value-type="string">
            <text:p>https://artofproblemsolving.com/community/c3918_1967_imo_shortlist</text:p>
          </table:table-cell>
          <table:table-cell office:value-type="string" calcext:value-type="string">
            <text:p>Let $n$ and $k$ be positive integers such that $1 \leq n \leq N+1$, $1 \leq k \leq N+1$. Show that: \[ \min_{n \neq k} |\sin n - \sin k| &lt; \frac{2}{N}. \]</text:p>
          </table:table-cell>
          <table:table-cell/>
        </table:table-row>
        <table:table-row table:style-name="ro3">
          <table:table-cell office:value-type="string" calcext:value-type="string">
            <text:p>1967 IMO Shortlist</text:p>
          </table:table-cell>
          <table:table-cell office:value-type="float" office:value="1967" calcext:value-type="float">
            <text:p>1967</text:p>
          </table:table-cell>
          <table:table-cell office:value-type="float" office:value="3" calcext:value-type="float">
            <text:p>3</text:p>
          </table:table-cell>
          <table:table-cell/>
          <table:table-cell office:value-type="string" calcext:value-type="string">
            <text:p>The function $\varphi(x,y,z)$ defined for all triples $(x,y,z)$ of real numbers, is such that there are two functions $f$ and $g$ defined for all pairs of real numbers, such that</text:p>
            <text:p>\[\varphi(x,y,z) = f(x+y,z) = g(x,y+z)\]</text:p>
            <text:p>for all real numbers $x,y$ and $z.$ Show that there is a function $h$ of one real variable, such that</text:p>
            <text:p>\[\varphi(x,y,z) = h(x+y+z)\]</text:p>
            <text:p>for all real numbers $x,y$ and $z.$</text:p>
          </table:table-cell>
          <table:table-cell office:value-type="string" calcext:value-type="string">
            <text:p>https://artofproblemsolving.com/community/c3918_1967_imo_shortlist</text:p>
          </table:table-cell>
          <table:table-cell office:value-type="string" calcext:value-type="string">
            <text:p>The function $\varphi(x,y,z)$ defined for all triples $(x,y,z)$ of real numbers, is such that there are two functions $f$ and $g$ defined for all pairs of real numbers, such that</text:p>
            <text:p>\[\varphi(x,y,z) = f(x+y,z) = g(x,y+z)\]</text:p>
            <text:p>for all real numbers $x,y$ and $z.$ Show that there is a function $h$ of one real variable, such that</text:p>
            <text:p>\[\varphi(x,y,z) = h(x+y+z)\]</text:p>
            <text:p>for all real numbers $x,y$ and $z.$</text:p>
          </table:table-cell>
          <table:table-cell/>
        </table:table-row>
        <table:table-row table:style-name="ro4">
          <table:table-cell office:value-type="string" calcext:value-type="string">
            <text:p>1967 IMO Shortlist</text:p>
          </table:table-cell>
          <table:table-cell office:value-type="float" office:value="1967" calcext:value-type="float">
            <text:p>1967</text:p>
          </table:table-cell>
          <table:table-cell office:value-type="float" office:value="4" calcext:value-type="float">
            <text:p>4</text:p>
          </table:table-cell>
          <table:table-cell/>
          <table:table-cell office:value-type="string" calcext:value-type="string">
            <text:p>A subset $S$ of the set of integers 0 - 99 is said to have property $A$ if it is impossible to fill a crossword-puzzle with 2 rows and 2 columns with numbers in $S$ (0 is written as 00, 1 as 01, and so on). Determine the maximal number of elements in the set $S$ with the property $A.$</text:p>
          </table:table-cell>
          <table:table-cell office:value-type="string" calcext:value-type="string">
            <text:p>https://artofproblemsolving.com/community/c3918_1967_imo_shortlist</text:p>
          </table:table-cell>
          <table:table-cell office:value-type="string" calcext:value-type="string">
            <text:p>A subset $S$ of the set of integers 0 - 99 is said to have property $A$ if it is impossible to fill a crossword-puzzle with 2 rows and 2 columns with numbers in $S$ (0 is written as 00, 1 as 01, and so on). Determine the maximal number of elements in the set $S$ with the property $A.$</text:p>
          </table:table-cell>
          <table:table-cell/>
        </table:table-row>
        <table:table-row table:style-name="ro5">
          <table:table-cell office:value-type="string" calcext:value-type="string">
            <text:p>1967 IMO Shortlist</text:p>
          </table:table-cell>
          <table:table-cell office:value-type="float" office:value="1967" calcext:value-type="float">
            <text:p>1967</text:p>
          </table:table-cell>
          <table:table-cell office:value-type="float" office:value="5" calcext:value-type="float">
            <text:p>5</text:p>
          </table:table-cell>
          <table:table-cell/>
          <table:table-cell office:value-type="string" calcext:value-type="string">
            <text:p>In the plane a point $O$ is and a sequence of points $P_1, P_2, P_3, \ldots$ are given. The distances $OP_1, OP_2, OP_3, \ldots$ are $r_1, r_2, r_3, \ldots$ Let $\alpha$ satisfies $0 &lt; \alpha &lt; 1.$ Suppose that for every $n$ the distance from the point $P_n$ to any other point of the sequence is $\geq r^{\alpha}_n.$ Determine the exponent $\beta$, as large as possible such that for some $C$ independent of $n$</text:p>
            <text:p>\[r_n \geq Cn^{\beta}, n = 1,2, \ldots\]</text:p>
          </table:table-cell>
          <table:table-cell office:value-type="string" calcext:value-type="string">
            <text:p>https://artofproblemsolving.com/community/c3918_1967_imo_shortlist</text:p>
          </table:table-cell>
          <table:table-cell office:value-type="string" calcext:value-type="string">
            <text:p>In the plane a point $O$ is and a sequence of points $P_1, P_2, P_3, \ldots$ are given. The distances $OP_1, OP_2, OP_3, \ldots$ are $r_1, r_2, r_3, \ldots$ Let $\alpha$ satisfies $0 &lt; \alpha &lt; 1.$ Suppose that for every $n$ the distance from the point $P_n$ to any other point of the sequence is $\geq r^{\alpha}_n.$ Determine the exponent $\beta$, as large as possible such that for some $C$ independent of $n$</text:p>
            <text:p>\[r_n \geq Cn^{\beta}, n = 1,2, \ldots\]</text:p>
          </table:table-cell>
          <table:table-cell/>
        </table:table-row>
        <table:table-row table:style-name="ro9">
          <table:table-cell office:value-type="string" calcext:value-type="string">
            <text:p>1967 IMO Shortlist</text:p>
          </table:table-cell>
          <table:table-cell office:value-type="float" office:value="1967" calcext:value-type="float">
            <text:p>1967</text:p>
          </table:table-cell>
          <table:table-cell office:value-type="float" office:value="6" calcext:value-type="float">
            <text:p>6</text:p>
          </table:table-cell>
          <table:table-cell/>
          <table:table-cell office:value-type="string" calcext:value-type="string">
            <text:p>In making Euclidean constructions in geometry it is permitted to use a ruler and a pair of compasses. In the constructions considered in this question no compasses are permitted, but the ruler is assumed to have two parallel edges, which can be used for constructing two parallel lines through two given points whose distance is at least equal to the breadth of the rule. Then the distance between the parallel lines is equal to the breadth of the ruler. Carry through the following constructions with such a ruler. Construct:</text:p>
            <text:p/>
            <text:p>\textbf{a)} The bisector of a given angle.</text:p>
            <text:p>\textbf{b)} The midpoint of a given rectilinear line segment.</text:p>
            <text:p>\textbf{c)} The center of a circle through three given non-collinear</text:p>
            <text:p>points.</text:p>
            <text:p>\textbf{d)} A line through a given point parallel to a given line.</text:p>
          </table:table-cell>
          <table:table-cell office:value-type="string" calcext:value-type="string">
            <text:p>https://artofproblemsolving.com/community/c3918_1967_imo_shortlist</text:p>
          </table:table-cell>
          <table:table-cell office:value-type="string" calcext:value-type="string">
            <text:p>In making Euclidean constructions in geometry it is permitted to use a ruler and a pair of compasses. In the constructions considered in this question no compasses are permitted, but the ruler is assumed to have two parallel edges, which can be used for constructing two parallel lines through two given points whose distance is at least equal to the breadth of the rule. Then the distance between the parallel lines is equal to the breadth of the ruler. Carry through the following constructions with such a ruler. Construct:</text:p>
            <text:p/>
            <text:p>\textbf{a)} The bisector of a given angle.</text:p>
            <text:p>\textbf{b)} The midpoint of a given rectilinear line segment.</text:p>
            <text:p>\textbf{c)} The center of a circle through three given non-collinear</text:p>
            <text:p>points.</text:p>
            <text:p>\textbf{d)} A line through a given point parallel to a given line.</text:p>
          </table:table-cell>
          <table:table-cell/>
        </table:table-row>
        <table:table-row table:style-name="ro6">
          <table:table-cell office:value-type="string" calcext:value-type="string">
            <text:p>1967 IMO Shortlist</text:p>
          </table:table-cell>
          <table:table-cell office:value-type="float" office:value="1967" calcext:value-type="float">
            <text:p>1967</text:p>
          </table:table-cell>
          <table:table-cell office:value-type="float" office:value="1" calcext:value-type="float">
            <text:p>1</text:p>
          </table:table-cell>
          <table:table-cell/>
          <table:table-cell office:value-type="string" calcext:value-type="string">
            <text:p>Find whether among all quadrilaterals, whose interiors lie inside a semi-circle of radius $r$, there exist one (or more) with maximum area. If so, determine their shape and area.</text:p>
          </table:table-cell>
          <table:table-cell office:value-type="string" calcext:value-type="string">
            <text:p>https://artofproblemsolving.com/community/c3918_1967_imo_shortlist</text:p>
          </table:table-cell>
          <table:table-cell office:value-type="string" calcext:value-type="string">
            <text:p>Find whether among all quadrilaterals, whose interiors lie inside a semi-circle of radius $r$, there exist one (or more) with maximum area. If so, determine their shape and area.</text:p>
          </table:table-cell>
          <table:table-cell/>
        </table:table-row>
        <table:table-row table:style-name="ro4">
          <table:table-cell office:value-type="string" calcext:value-type="string">
            <text:p>1967 IMO Shortlist</text:p>
          </table:table-cell>
          <table:table-cell office:value-type="float" office:value="1967" calcext:value-type="float">
            <text:p>1967</text:p>
          </table:table-cell>
          <table:table-cell office:value-type="float" office:value="2" calcext:value-type="float">
            <text:p>2</text:p>
          </table:table-cell>
          <table:table-cell/>
          <table:table-cell office:value-type="string" calcext:value-type="string">
            <text:p>Which fractions $ \dfrac{p}{q},$ where $p,q$ are positive integers $&lt; 100$, is closest to $\sqrt{2} ?$ Find all digits after the point in decimal representation of that fraction which coincide with digits in decimal representation of $\sqrt{2}$ (without using any table).</text:p>
          </table:table-cell>
          <table:table-cell office:value-type="string" calcext:value-type="string">
            <text:p>https://artofproblemsolving.com/community/c3918_1967_imo_shortlist</text:p>
          </table:table-cell>
          <table:table-cell office:value-type="string" calcext:value-type="string">
            <text:p>Which fractions $ \dfrac{p}{q},$ where $p,q$ are positive integers $&lt; 100$, is closest to $\sqrt{2} ?$ Find all digits after the point in decimal representation of that fraction which coincide with digits in decimal representation of $\sqrt{2}$ (without using any table).</text:p>
          </table:table-cell>
          <table:table-cell/>
        </table:table-row>
        <table:table-row table:style-name="ro4">
          <table:table-cell office:value-type="string" calcext:value-type="string">
            <text:p>1967 IMO Shortlist</text:p>
          </table:table-cell>
          <table:table-cell office:value-type="float" office:value="1967" calcext:value-type="float">
            <text:p>1967</text:p>
          </table:table-cell>
          <table:table-cell office:value-type="float" office:value="3" calcext:value-type="float">
            <text:p>3</text:p>
          </table:table-cell>
          <table:table-cell/>
          <table:table-cell office:value-type="string" calcext:value-type="string">
            <text:p>Suppose $\tan \alpha = \dfrac{p}{q}$, where $p$ and $q$ are integers and $q \neq 0$. Prove that the number $\tan \beta$ for which $\tan {2 \beta} = \tan {3 \alpha}$ is rational only when $p^2 + q^2$ is the square of an integer.</text:p>
          </table:table-cell>
          <table:table-cell office:value-type="string" calcext:value-type="string">
            <text:p>https://artofproblemsolving.com/community/c3918_1967_imo_shortlist</text:p>
          </table:table-cell>
          <table:table-cell office:value-type="string" calcext:value-type="string">
            <text:p>Suppose $\tan \alpha = \dfrac{p}{q}$, where $p$ and $q$ are integers and $q \neq 0$. Prove that the number $\tan \beta$ for which $\tan {2 \beta} = \tan {3 \alpha}$ is rational only when $p^2 + q^2$ is the square of an integer.</text:p>
          </table:table-cell>
          <table:table-cell/>
        </table:table-row>
        <table:table-row table:style-name="ro7">
          <table:table-cell office:value-type="string" calcext:value-type="string">
            <text:p>1967 IMO Shortlist</text:p>
          </table:table-cell>
          <table:table-cell office:value-type="float" office:value="1967" calcext:value-type="float">
            <text:p>1967</text:p>
          </table:table-cell>
          <table:table-cell office:value-type="float" office:value="4" calcext:value-type="float">
            <text:p>4</text:p>
          </table:table-cell>
          <table:table-cell/>
          <table:table-cell office:value-type="string" calcext:value-type="string">
            <text:p>Prove the following statement: If $r_1$ and $r_2$ are real numbers whose quotient is irrational, then any real number $x$ can be approximated arbitrarily well by the numbers of the form $\ z_{k_1,k_2} = k_1r_1 + k_2r_2$ integers, i.e. for every number $x$ and every positive real number $p$ two integers $k_1$ and $k_2$ can be found so that $|x - (k_1r_1 + k_2r_2)| &lt; p$ holds.</text:p>
          </table:table-cell>
          <table:table-cell office:value-type="string" calcext:value-type="string">
            <text:p>https://artofproblemsolving.com/community/c3918_1967_imo_shortlist</text:p>
          </table:table-cell>
          <table:table-cell office:value-type="string" calcext:value-type="string">
            <text:p>Prove the following statement: If $r_1$ and $r_2$ are real numbers whose quotient is irrational, then any real number $x$ can be approximated arbitrarily well by the numbers of the form $\ z_{k_1,k_2} = k_1r_1 + k_2r_2$ integers, i.e. for every number $x$ and every positive real number $p$ two integers $k_1$ and $k_2$ can be found so that $|x - (k_1r_1 + k_2r_2)| &lt; p$ holds.</text:p>
          </table:table-cell>
          <table:table-cell/>
        </table:table-row>
        <table:table-row table:style-name="ro13">
          <table:table-cell office:value-type="string" calcext:value-type="string">
            <text:p>1967 IMO Shortlist</text:p>
          </table:table-cell>
          <table:table-cell office:value-type="float" office:value="1967" calcext:value-type="float">
            <text:p>1967</text:p>
          </table:table-cell>
          <table:table-cell office:value-type="float" office:value="1" calcext:value-type="float">
            <text:p>1</text:p>
          </table:table-cell>
          <table:table-cell/>
          <table:table-cell office:value-type="string" calcext:value-type="string">
            <text:p>Let $a_1,\ldots,a_8$ be reals, not all equal to zero. Let</text:p>
            <text:p>\[ c_n = \sum^8_{k=1} a^n_k\]</text:p>
            <text:p>for $n=1,2,3,\ldots$. Given that among the numbers of the sequence $(c_n)$, there are infinitely many equal to zero, determine all the values of $n$ for which $c_n = 0.$</text:p>
          </table:table-cell>
          <table:table-cell office:value-type="string" calcext:value-type="string">
            <text:p>https://artofproblemsolving.com/community/c3918_1967_imo_shortlist</text:p>
          </table:table-cell>
          <table:table-cell office:value-type="string" calcext:value-type="string">
            <text:p>Let $a_1,\ldots,a_8$ be reals, not all equal to zero. Let</text:p>
            <text:p>\[ c_n = \sum^8_{k=1} a^n_k\]</text:p>
            <text:p>for $n=1,2,3,\ldots$. Given that among the numbers of the sequence $(c_n)$, there are infinitely many equal to zero, determine all the values of $n$ for which $c_n = 0.$</text:p>
          </table:table-cell>
          <table:table-cell/>
        </table:table-row>
        <table:table-row table:style-name="ro6">
          <table:table-cell office:value-type="string" calcext:value-type="string">
            <text:p>1967 IMO Shortlist</text:p>
          </table:table-cell>
          <table:table-cell office:value-type="float" office:value="1967" calcext:value-type="float">
            <text:p>1967</text:p>
          </table:table-cell>
          <table:table-cell office:value-type="float" office:value="2" calcext:value-type="float">
            <text:p>2</text:p>
          </table:table-cell>
          <table:table-cell/>
          <table:table-cell office:value-type="string" calcext:value-type="string">
            <text:p>Is it possible to find a set of $100$ (or $200$) points on the boundary of a cube such that this set remains fixed under all rotations which leave the cube fixed ?</text:p>
          </table:table-cell>
          <table:table-cell office:value-type="string" calcext:value-type="string">
            <text:p>https://artofproblemsolving.com/community/c3918_1967_imo_shortlist</text:p>
          </table:table-cell>
          <table:table-cell office:value-type="string" calcext:value-type="string">
            <text:p>Is it possible to find a set of $100$ (or $200$) points on the boundary of a cube such that this set remains fixed under all rotations which leave the cube fixed ?</text:p>
          </table:table-cell>
          <table:table-cell/>
        </table:table-row>
        <table:table-row table:style-name="ro1">
          <table:table-cell office:value-type="string" calcext:value-type="string">
            <text:p>1967 IMO Shortlist</text:p>
          </table:table-cell>
          <table:table-cell office:value-type="float" office:value="1967" calcext:value-type="float">
            <text:p>1967</text:p>
          </table:table-cell>
          <table:table-cell office:value-type="float" office:value="3" calcext:value-type="float">
            <text:p>3</text:p>
          </table:table-cell>
          <table:table-cell/>
          <table:table-cell office:value-type="string" calcext:value-type="string">
            <text:p>Find all $x$ for which, for all $n,$ \[\sum^n_{k=1} \sin {k x} \leq \frac{\sqrt{3}}{2}.\]</text:p>
          </table:table-cell>
          <table:table-cell office:value-type="string" calcext:value-type="string">
            <text:p>https://artofproblemsolving.com/community/c3918_1967_imo_shortlist</text:p>
          </table:table-cell>
          <table:table-cell office:value-type="string" calcext:value-type="string">
            <text:p>Find all $x$ for which, for all $n,$ \[\sum^n_{k=1} \sin {k x} \leq \frac{\sqrt{3}}{2}.\]</text:p>
          </table:table-cell>
          <table:table-cell/>
        </table:table-row>
        <table:table-row table:style-name="ro4">
          <table:table-cell office:value-type="string" calcext:value-type="string">
            <text:p>1967 IMO Shortlist</text:p>
          </table:table-cell>
          <table:table-cell office:value-type="float" office:value="1967" calcext:value-type="float">
            <text:p>1967</text:p>
          </table:table-cell>
          <table:table-cell office:value-type="float" office:value="4" calcext:value-type="float">
            <text:p>4</text:p>
          </table:table-cell>
          <table:table-cell/>
          <table:table-cell office:value-type="string" calcext:value-type="string">
            <text:p>In a group of interpreters each one speaks one of several foreign languages, 24 of them speak Japanese, 24 Malaysian, 24 Farsi. Prove that it is possible to select a subgroup in which exactly 12 interpreters speak Japanese, exactly 12 speak Malaysian and exactly 12 speak Farsi.</text:p>
          </table:table-cell>
          <table:table-cell office:value-type="string" calcext:value-type="string">
            <text:p>https://artofproblemsolving.com/community/c3918_1967_imo_shortlist</text:p>
          </table:table-cell>
          <table:table-cell office:value-type="string" calcext:value-type="string">
            <text:p>In a group of interpreters each one speaks one of several foreign languages, 24 of them speak Japanese, 24 Malaysian, 24 Farsi. Prove that it is possible to select a subgroup in which exactly 12 interpreters speak Japanese, exactly 12 speak Malaysian and exactly 12 speak Farsi.</text:p>
          </table:table-cell>
          <table:table-cell/>
        </table:table-row>
        <table:table-row table:style-name="ro5">
          <table:table-cell office:value-type="string" calcext:value-type="string">
            <text:p>1967 IMO Shortlist</text:p>
          </table:table-cell>
          <table:table-cell office:value-type="float" office:value="1967" calcext:value-type="float">
            <text:p>1967</text:p>
          </table:table-cell>
          <table:table-cell office:value-type="float" office:value="5" calcext:value-type="float">
            <text:p>5</text:p>
          </table:table-cell>
          <table:table-cell/>
          <table:table-cell office:value-type="string" calcext:value-type="string">
            <text:p>A linear binomial $l(z) = Az + B$ with complex coefficients $A$ and $B$ is given. It is known that the maximal value of $|l(z)|$ on the segment $-1 \leq x \leq 1$ $(y = 0)$ of the real line in the complex plane $z = x + iy$ is equal to $M.$ Prove that for every $z$</text:p>
            <text:p>\[|l(z)| \leq M \rho,\]</text:p>
            <text:p>where $\rho$ is the sum of distances from the point $P=z$ to the points $Q_1: z = 1$ and $Q_3: z = -1.$</text:p>
          </table:table-cell>
          <table:table-cell office:value-type="string" calcext:value-type="string">
            <text:p>https://artofproblemsolving.com/community/c3918_1967_imo_shortlist</text:p>
          </table:table-cell>
          <table:table-cell office:value-type="string" calcext:value-type="string">
            <text:p>A linear binomial $l(z) = Az + B$ with complex coefficients $A$ and $B$ is given. It is known that the maximal value of $|l(z)|$ on the segment $-1 \leq x \leq 1$ $(y = 0)$ of the real line in the complex plane $z = x + iy$ is equal to $M.$ Prove that for every $z$</text:p>
            <text:p>\[|l(z)| \leq M \rho,\]</text:p>
            <text:p>where $\rho$ is the sum of distances from the point $P=z$ to the points $Q_1: z = 1$ and $Q_3: z = -1.$</text:p>
          </table:table-cell>
          <table:table-cell/>
        </table:table-row>
        <table:table-row table:style-name="ro13">
          <table:table-cell office:value-type="string" calcext:value-type="string">
            <text:p>1967 IMO Shortlist</text:p>
          </table:table-cell>
          <table:table-cell office:value-type="float" office:value="1967" calcext:value-type="float">
            <text:p>1967</text:p>
          </table:table-cell>
          <table:table-cell office:value-type="float" office:value="6" calcext:value-type="float">
            <text:p>6</text:p>
          </table:table-cell>
          <table:table-cell/>
          <table:table-cell office:value-type="string" calcext:value-type="string">
            <text:p>On the circle with center 0 and radius 1 the point $A_0$ is fixed and points $A_1, A_2, \ldots, A_{999}, A_{1000}$ are distributed in such a way that the angle $\angle A_00A_k = k$ (in radians). Cut the circle at points $A_0, A_1, \ldots, A_{1000}.$ How many arcs with different lengths are obtained. ?</text:p>
          </table:table-cell>
          <table:table-cell office:value-type="string" calcext:value-type="string">
            <text:p>https://artofproblemsolving.com/community/c3918_1967_imo_shortlist</text:p>
          </table:table-cell>
          <table:table-cell office:value-type="string" calcext:value-type="string">
            <text:p>On the circle with center 0 and radius 1 the point $A_0$ is fixed and points $A_1, A_2, \ldots, A_{999}, A_{1000}$ are distributed in such a way that the angle $\angle A_00A_k = k$ (in radians). Cut the circle at points $A_0, A_1, \ldots, A_{1000}.$ How many arcs with different lengths are obtained. ?</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1" calcext:value-type="float">
            <text:p>1</text:p>
          </table:table-cell>
          <table:table-cell/>
          <table:table-cell office:value-type="string" calcext:value-type="string">
            <text:p>Given $n&gt;3$ points in the plane such that no three of the points are collinear. Does there exist a circle passing through (at least) $3$ of the given points and not containing any other of the $n$ points in its interior ?</text:p>
          </table:table-cell>
          <table:table-cell office:value-type="string" calcext:value-type="string">
            <text:p>https://artofproblemsolving.com/community/c3917_1966_imo_shortlist</text:p>
          </table:table-cell>
          <table:table-cell office:value-type="string" calcext:value-type="string">
            <text:p>Given $n&gt;3$ points in the plane such that no three of the points are collinear. Does there exist a circle passing through (at least) $3$ of the given points and not containing any other of the $n$ points in its interior ?</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2" calcext:value-type="float">
            <text:p>2</text:p>
          </table:table-cell>
          <table:table-cell/>
          <table:table-cell office:value-type="string" calcext:value-type="string">
            <text:p>Given $n$ positive real numbers $a_1, a_2, \ldots , a_n$ such that $a_1a_2 \cdots a_n = 1$, prove that</text:p>
            <text:p>\[(1 + a_1)(1 + a_2) \cdots (1 + a_n) \geq 2^n.\]</text:p>
          </table:table-cell>
          <table:table-cell office:value-type="string" calcext:value-type="string">
            <text:p>https://artofproblemsolving.com/community/c3917_1966_imo_shortlist</text:p>
          </table:table-cell>
          <table:table-cell office:value-type="string" calcext:value-type="string">
            <text:p>Given $n$ positive real numbers $a_1, a_2, \ldots , a_n$ such that $a_1a_2 \cdots a_n = 1$, prove that</text:p>
            <text:p>\[(1 + a_1)(1 + a_2) \cdots (1 + a_n) \geq 2^n.\]</text:p>
          </table:table-cell>
          <table:table-cell/>
        </table:table-row>
        <table:table-row table:style-name="ro3">
          <table:table-cell office:value-type="string" calcext:value-type="string">
            <text:p>1966 IMO Shortlist</text:p>
          </table:table-cell>
          <table:table-cell office:value-type="float" office:value="1966" calcext:value-type="float">
            <text:p>1966</text:p>
          </table:table-cell>
          <table:table-cell office:value-type="float" office:value="3" calcext:value-type="float">
            <text:p>3</text:p>
          </table:table-cell>
          <table:table-cell/>
          <table:table-cell office:value-type="string" calcext:value-type="string">
            <text:p>A regular triangular prism has the altitude $h,$ and the two bases of the prism are equilateral triangles with side length $a.$ Dream-holes are made in the centers of both bases, and the three lateral faces are mirrors. Assume that a ray of light, entering the prism through the dream-hole in the upper base, then being reflected once by any of the three mirrors, quits the prism through the dream-hole in the lower base. Find the angle between the upper base and the light ray at the moment when the light ray entered the prism, and the length of the way of the light ray in the interior of the prism.</text:p>
          </table:table-cell>
          <table:table-cell office:value-type="string" calcext:value-type="string">
            <text:p>https://artofproblemsolving.com/community/c3917_1966_imo_shortlist</text:p>
          </table:table-cell>
          <table:table-cell office:value-type="string" calcext:value-type="string">
            <text:p>A regular triangular prism has the altitude $h,$ and the two bases of the prism are equilateral triangles with side length $a.$ Dream-holes are made in the centers of both bases, and the three lateral faces are mirrors. Assume that a ray of light, entering the prism through the dream-hole in the upper base, then being reflected once by any of the three mirrors, quits the prism through the dream-hole in the lower base. Find the angle between the upper base and the light ray at the moment when the light ray entered the prism, and the length of the way of the light ray in the interior of the prism.</text:p>
          </table:table-cell>
          <table:table-cell/>
        </table:table-row>
        <table:table-row table:style-name="ro6">
          <table:table-cell office:value-type="string" calcext:value-type="string">
            <text:p>1966 IMO Shortlist</text:p>
          </table:table-cell>
          <table:table-cell office:value-type="float" office:value="1966" calcext:value-type="float">
            <text:p>1966</text:p>
          </table:table-cell>
          <table:table-cell office:value-type="float" office:value="4" calcext:value-type="float">
            <text:p>4</text:p>
          </table:table-cell>
          <table:table-cell/>
          <table:table-cell office:value-type="string" calcext:value-type="string">
            <text:p>Given $5$ points in the plane, no three of them being collinear. Show that among these $5$ points, we can always find $4$ points forming a convex quadrilateral.</text:p>
          </table:table-cell>
          <table:table-cell office:value-type="string" calcext:value-type="string">
            <text:p>https://artofproblemsolving.com/community/c3917_1966_imo_shortlist</text:p>
          </table:table-cell>
          <table:table-cell office:value-type="string" calcext:value-type="string">
            <text:p>Given $5$ points in the plane, no three of them being collinear. Show that among these $5$ points, we can always find $4$ points forming a convex quadrilateral.</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5" calcext:value-type="float">
            <text:p>5</text:p>
          </table:table-cell>
          <table:table-cell/>
          <table:table-cell office:value-type="string" calcext:value-type="string">
            <text:p>Prove the inequality</text:p>
            <text:p>\[\tan \frac{\pi \sin x}{4\sin \alpha} + \tan \frac{\pi \cos x}{4\cos \alpha} &gt;1\]</text:p>
            <text:p>for any $x, \alpha$ with $0 \leq x \leq \frac{\pi }{2}$ and $\frac{\pi}{6} &lt; \alpha &lt; \frac{\pi}{3}.$</text:p>
          </table:table-cell>
          <table:table-cell office:value-type="string" calcext:value-type="string">
            <text:p>https://artofproblemsolving.com/community/c3917_1966_imo_shortlist</text:p>
          </table:table-cell>
          <table:table-cell office:value-type="string" calcext:value-type="string">
            <text:p>Prove the inequality</text:p>
            <text:p>\[\tan \frac{\pi \sin x}{4\sin \alpha} + \tan \frac{\pi \cos x}{4\cos \alpha} &gt;1\]</text:p>
            <text:p>for any $x, \alpha$ with $0 \leq x \leq \frac{\pi }{2}$ and $\frac{\pi}{6} &lt; \alpha &lt; \frac{\pi}{3}.$</text:p>
          </table:table-cell>
          <table:table-cell/>
        </table:table-row>
        <table:table-row table:style-name="ro45">
          <table:table-cell office:value-type="string" calcext:value-type="string">
            <text:p>1966 IMO Shortlist</text:p>
          </table:table-cell>
          <table:table-cell office:value-type="float" office:value="1966" calcext:value-type="float">
            <text:p>1966</text:p>
          </table:table-cell>
          <table:table-cell office:value-type="float" office:value="6" calcext:value-type="float">
            <text:p>6</text:p>
          </table:table-cell>
          <table:table-cell/>
          <table:table-cell office:value-type="string" calcext:value-type="string">
            <text:p>Let $m$ be a convex polygon in a plane, $l$ its perimeter and $S$ its area. Let $M\left( R\right) $ be the locus of all points in the space whose distance to $m$ is $\leq R,$ and $V\left(R\right) $ is the volume of the solid $M\left( R\right) .$</text:p>
            <text:p/>
            <text:p/>
            <text:p>\textit{a.)} Prove that \[V (R) = \frac 43 \pi R^3 +\frac{\pi}{2} lR^2 +2SR.\]</text:p>
            <text:p/>
            <text:p>Hereby, we say that the distance of a point $C$ to a figure $m$ is $\leq R$ if there exists a point $D$ of the figure $m$ such that the distance $CD$ is $\leq R.$ (This point $D$ may lie on the boundary of the figure $m$ and inside the figure.)</text:p>
            <text:p/>
            <text:p>additional question:</text:p>
            <text:p/>
            <text:p>\textit{b.)} Find the area of the planar $R$-neighborhood of a convex or non-convex polygon $m.$</text:p>
            <text:p/>
            <text:p>\textit{c.)} Find the volume of the $R$-neighborhood of a convex polyhedron, e. g. of a cube or of a tetrahedron.</text:p>
            <text:p/>
            <text:p>\textbf{Note by Darij:} I guess that the ''$R$-neighborhood'' of a figure is defined as the locus of all points whose distance to the figure is $\leq R.$</text:p>
          </table:table-cell>
          <table:table-cell office:value-type="string" calcext:value-type="string">
            <text:p>https://artofproblemsolving.com/community/c3917_1966_imo_shortlist</text:p>
          </table:table-cell>
          <table:table-cell office:value-type="string" calcext:value-type="string">
            <text:p>Let $m$ be a convex polygon in a plane, $l$ its perimeter and $S$ its area. Let $M\left( R\right) $ be the locus of all points in the space whose distance to $m$ is $\leq R,$ and $V\left(R\right) $ is the volume of the solid $M\left( R\right) .$</text:p>
            <text:p/>
            <text:p/>
            <text:p>\textit{a.)} Prove that \[V (R) = \frac 43 \pi R^3 +\frac{\pi}{2} lR^2 +2SR.\]</text:p>
            <text:p/>
            <text:p>Hereby, we say that the distance of a point $C$ to a figure $m$ is $\leq R$ if there exists a point $D$ of the figure $m$ such that the distance $CD$ is $\leq R.$ (This point $D$ may lie on the boundary of the figure $m$ and inside the figure.)</text:p>
            <text:p/>
            <text:p>additional question:</text:p>
            <text:p/>
            <text:p>\textit{b.)} Find the area of the planar $R$-neighborhood of a convex or non-convex polygon $m.$</text:p>
            <text:p/>
            <text:p>\textit{c.)} Find the volume of the $R$-neighborhood of a convex polyhedron, e. g. of a cube or of a tetrahedron.</text:p>
            <text:p/>
            <text:p>\textbf{Note by Darij:} I guess that the ''$R$-neighborhood'' of a figure is defined as the locus of all points whose distance to the figure is $\leq R.$</text:p>
          </table:table-cell>
          <table:table-cell/>
        </table:table-row>
        <table:table-row table:style-name="ro1">
          <table:table-cell office:value-type="string" calcext:value-type="string">
            <text:p>1966 IMO Shortlist</text:p>
          </table:table-cell>
          <table:table-cell office:value-type="float" office:value="1966" calcext:value-type="float">
            <text:p>1966</text:p>
          </table:table-cell>
          <table:table-cell office:value-type="float" office:value="7" calcext:value-type="float">
            <text:p>7</text:p>
          </table:table-cell>
          <table:table-cell/>
          <table:table-cell office:value-type="string" calcext:value-type="string">
            <text:p>For which arrangements of two infinite circular cylinders does their intersection lie in a plane?</text:p>
          </table:table-cell>
          <table:table-cell office:value-type="string" calcext:value-type="string">
            <text:p>https://artofproblemsolving.com/community/c3917_1966_imo_shortlist</text:p>
          </table:table-cell>
          <table:table-cell office:value-type="string" calcext:value-type="string">
            <text:p>For which arrangements of two infinite circular cylinders does their intersection lie in a plane?</text:p>
          </table:table-cell>
          <table:table-cell/>
        </table:table-row>
        <table:table-row table:style-name="ro6">
          <table:table-cell office:value-type="string" calcext:value-type="string">
            <text:p>1966 IMO Shortlist</text:p>
          </table:table-cell>
          <table:table-cell office:value-type="float" office:value="1966" calcext:value-type="float">
            <text:p>1966</text:p>
          </table:table-cell>
          <table:table-cell office:value-type="float" office:value="8" calcext:value-type="float">
            <text:p>8</text:p>
          </table:table-cell>
          <table:table-cell/>
          <table:table-cell office:value-type="string" calcext:value-type="string">
            <text:p>We are given a bag of sugar, a two-pan balance, and a weight of $1$ gram. How do we obtain $1$ kilogram of sugar in the smallest possible number of weighings?</text:p>
          </table:table-cell>
          <table:table-cell office:value-type="string" calcext:value-type="string">
            <text:p>https://artofproblemsolving.com/community/c3917_1966_imo_shortlist</text:p>
          </table:table-cell>
          <table:table-cell office:value-type="string" calcext:value-type="string">
            <text:p>We are given a bag of sugar, a two-pan balance, and a weight of $1$ gram. How do we obtain $1$ kilogram of sugar in the smallest possible number of weighings?</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9" calcext:value-type="float">
            <text:p>9</text:p>
          </table:table-cell>
          <table:table-cell/>
          <table:table-cell office:value-type="string" calcext:value-type="string">
            <text:p>Find $x$ such that trigonometric</text:p>
            <text:p>\[\frac{\sin 3x \cos (60^\circ -x)+1}{\sin(60^\circ - 7x) - \cos(30^\circ + x) + m}=0\]</text:p>
            <text:p>where $m$ is a fixed real number.</text:p>
          </table:table-cell>
          <table:table-cell office:value-type="string" calcext:value-type="string">
            <text:p>https://artofproblemsolving.com/community/c3917_1966_imo_shortlist</text:p>
          </table:table-cell>
          <table:table-cell office:value-type="string" calcext:value-type="string">
            <text:p>Find $x$ such that trigonometric</text:p>
            <text:p>\[\frac{\sin 3x \cos (60^\circ -x)+1}{\sin(60^\circ - 7x) - \cos(30^\circ + x) + m}=0\]</text:p>
            <text:p>where $m$ is a fixed real number.</text:p>
          </table:table-cell>
          <table:table-cell/>
        </table:table-row>
        <table:table-row table:style-name="ro1">
          <table:table-cell office:value-type="string" calcext:value-type="string">
            <text:p>1966 IMO Shortlist</text:p>
          </table:table-cell>
          <table:table-cell office:value-type="float" office:value="1966" calcext:value-type="float">
            <text:p>1966</text:p>
          </table:table-cell>
          <table:table-cell office:value-type="float" office:value="10" calcext:value-type="float">
            <text:p>10</text:p>
          </table:table-cell>
          <table:table-cell/>
          <table:table-cell office:value-type="string" calcext:value-type="string">
            <text:p>How many real solutions are there to the equation $x = 1964 \sin x - 189$ ?</text:p>
          </table:table-cell>
          <table:table-cell office:value-type="string" calcext:value-type="string">
            <text:p>https://artofproblemsolving.com/community/c3917_1966_imo_shortlist</text:p>
          </table:table-cell>
          <table:table-cell office:value-type="string" calcext:value-type="string">
            <text:p>How many real solutions are there to the equation $x = 1964 \sin x - 189$ ?</text:p>
          </table:table-cell>
          <table:table-cell/>
        </table:table-row>
        <table:table-row table:style-name="ro6">
          <table:table-cell office:value-type="string" calcext:value-type="string">
            <text:p>1966 IMO Shortlist</text:p>
          </table:table-cell>
          <table:table-cell office:value-type="float" office:value="1966" calcext:value-type="float">
            <text:p>1966</text:p>
          </table:table-cell>
          <table:table-cell office:value-type="float" office:value="11" calcext:value-type="float">
            <text:p>11</text:p>
          </table:table-cell>
          <table:table-cell/>
          <table:table-cell office:value-type="string" calcext:value-type="string">
            <text:p>Does there exist an integer $z$ that can be written in two different ways as $z = x! + y!$, where $x, y$ are natural numbers with $x \le y$ ?</text:p>
          </table:table-cell>
          <table:table-cell office:value-type="string" calcext:value-type="string">
            <text:p>https://artofproblemsolving.com/community/c3917_1966_imo_shortlist</text:p>
          </table:table-cell>
          <table:table-cell office:value-type="string" calcext:value-type="string">
            <text:p>Does there exist an integer $z$ that can be written in two different ways as $z = x! + y!$, where $x, y$ are natural numbers with $x \le y$ ?</text:p>
          </table:table-cell>
          <table:table-cell/>
        </table:table-row>
        <table:table-row table:style-name="ro13">
          <table:table-cell office:value-type="string" calcext:value-type="string">
            <text:p>1966 IMO Shortlist</text:p>
          </table:table-cell>
          <table:table-cell office:value-type="float" office:value="1966" calcext:value-type="float">
            <text:p>1966</text:p>
          </table:table-cell>
          <table:table-cell office:value-type="float" office:value="12" calcext:value-type="float">
            <text:p>12</text:p>
          </table:table-cell>
          <table:table-cell/>
          <table:table-cell office:value-type="string" calcext:value-type="string">
            <text:p>Find digits $x, y, z$ such that the equality</text:p>
            <text:p>\[\sqrt{\underbrace{\overline{xx\cdots x}}_{2n \text{ times}}-\underbrace{\overline{yy\cdots y}}_{n \text{ times}}}=\underbrace{\overline{zz\cdots z}}_{n \text{ times}}\]holds for at least two values of $n \in \mathbb N$, and in that case find all $n$ for which this equality is true.</text:p>
          </table:table-cell>
          <table:table-cell office:value-type="string" calcext:value-type="string">
            <text:p>https://artofproblemsolving.com/community/c3917_1966_imo_shortlist</text:p>
          </table:table-cell>
          <table:table-cell office:value-type="string" calcext:value-type="string">
            <text:p>Find digits $x, y, z$ such that the equality</text:p>
            <text:p>\[\sqrt{\underbrace{\overline{xx\cdots x}}_{2n \text{ times}}-\underbrace{\overline{yy\cdots y}}_{n \text{ times}}}=\underbrace{\overline{zz\cdots z}}_{n \text{ times}}\]holds for at least two values of $n \in \mathbb N$, and in that case find all $n$ for which this equality is true.</text:p>
          </table:table-cell>
          <table:table-cell/>
        </table:table-row>
        <table:table-row table:style-name="ro6">
          <table:table-cell office:value-type="string" calcext:value-type="string">
            <text:p>1966 IMO Shortlist</text:p>
          </table:table-cell>
          <table:table-cell office:value-type="float" office:value="1966" calcext:value-type="float">
            <text:p>1966</text:p>
          </table:table-cell>
          <table:table-cell office:value-type="float" office:value="13" calcext:value-type="float">
            <text:p>13</text:p>
          </table:table-cell>
          <table:table-cell/>
          <table:table-cell office:value-type="string" calcext:value-type="string">
            <text:p>Let $a_1, a_2, \ldots, a_n$ be positive real numbers. Prove the inequality</text:p>
            <text:p>\[\binom n2 \sum_{i&lt;j} \frac{1}{a_ia_j} \geq 4 \left( \sum_{i&lt;j} \frac{1}{a_i+a_j} \right)^2\]</text:p>
          </table:table-cell>
          <table:table-cell office:value-type="string" calcext:value-type="string">
            <text:p>https://artofproblemsolving.com/community/c3917_1966_imo_shortlist</text:p>
          </table:table-cell>
          <table:table-cell office:value-type="string" calcext:value-type="string">
            <text:p>Let $a_1, a_2, \ldots, a_n$ be positive real numbers. Prove the inequality</text:p>
            <text:p>\[\binom n2 \sum_{i&lt;j} \frac{1}{a_ia_j} \geq 4 \left( \sum_{i&lt;j} \frac{1}{a_i+a_j} \right)^2\]</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14" calcext:value-type="float">
            <text:p>14</text:p>
          </table:table-cell>
          <table:table-cell office:value-type="string" calcext:value-type="string">
            <text:p>Posted already on the board I think...</text:p>
          </table:table-cell>
          <table:table-cell office:value-type="string" calcext:value-type="string">
            <text:p>What is the maximal number of regions a circle can be divided in by segments joining $n$ points on the boundary of the circle ?</text:p>
          </table:table-cell>
          <table:table-cell office:value-type="string" calcext:value-type="string">
            <text:p>https://artofproblemsolving.com/community/c3917_1966_imo_shortlist</text:p>
          </table:table-cell>
          <table:table-cell office:value-type="string" calcext:value-type="string">
            <text:p>What is the maximal number of regions a circle can be divided in by segments joining $n$ points on the boundary of the circle ?</text:p>
            <text:p/>
            <text:p>\textit{Posted already on the board I think...}</text:p>
          </table:table-cell>
          <table:table-cell/>
        </table:table-row>
        <table:table-row table:style-name="ro13">
          <table:table-cell office:value-type="string" calcext:value-type="string">
            <text:p>1966 IMO Shortlist</text:p>
          </table:table-cell>
          <table:table-cell office:value-type="float" office:value="1966" calcext:value-type="float">
            <text:p>1966</text:p>
          </table:table-cell>
          <table:table-cell office:value-type="float" office:value="15" calcext:value-type="float">
            <text:p>15</text:p>
          </table:table-cell>
          <table:table-cell/>
          <table:table-cell office:value-type="string" calcext:value-type="string">
            <text:p>Given four points $A,$ $B,$ $C,$ $D$ on a circle such that $AB$ is a diameter and $CD$ is not a diameter. Show that the line joining the point of intersection of the tangents to the circle at the points $C$ and $D$ with the point of intersection of the lines $AC$ and $BD$ is perpendicular to the line $AB.$</text:p>
          </table:table-cell>
          <table:table-cell office:value-type="string" calcext:value-type="string">
            <text:p>https://artofproblemsolving.com/community/c3917_1966_imo_shortlist</text:p>
          </table:table-cell>
          <table:table-cell office:value-type="string" calcext:value-type="string">
            <text:p>Given four points $A,$ $B,$ $C,$ $D$ on a circle such that $AB$ is a diameter and $CD$ is not a diameter. Show that the line joining the point of intersection of the tangents to the circle at the points $C$ and $D$ with the point of intersection of the lines $AC$ and $BD$ is perpendicular to the line $AB.$</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16" calcext:value-type="float">
            <text:p>16</text:p>
          </table:table-cell>
          <table:table-cell/>
          <table:table-cell office:value-type="string" calcext:value-type="string">
            <text:p>We are given a circle $K$ with center $S$ and radius $1$ and a square $Q$ with center $M$ and side $2$. Let $XY$ be the hypotenuse of an isosceles right triangle $XY Z$. Describe the locus of points $Z$ as $X$ varies along $K$ and $Y$ varies along the boundary of $Q.$</text:p>
          </table:table-cell>
          <table:table-cell office:value-type="string" calcext:value-type="string">
            <text:p>https://artofproblemsolving.com/community/c3917_1966_imo_shortlist</text:p>
          </table:table-cell>
          <table:table-cell office:value-type="string" calcext:value-type="string">
            <text:p>We are given a circle $K$ with center $S$ and radius $1$ and a square $Q$ with center $M$ and side $2$. Let $XY$ be the hypotenuse of an isosceles right triangle $XY Z$. Describe the locus of points $Z$ as $X$ varies along $K$ and $Y$ varies along the boundary of $Q.$</text:p>
          </table:table-cell>
          <table:table-cell/>
        </table:table-row>
        <table:table-row table:style-name="ro12">
          <table:table-cell office:value-type="string" calcext:value-type="string">
            <text:p>1966 IMO Shortlist</text:p>
          </table:table-cell>
          <table:table-cell office:value-type="float" office:value="1966" calcext:value-type="float">
            <text:p>1966</text:p>
          </table:table-cell>
          <table:table-cell office:value-type="float" office:value="17" calcext:value-type="float">
            <text:p>17</text:p>
          </table:table-cell>
          <table:table-cell/>
          <table:table-cell office:value-type="string" calcext:value-type="string">
            <text:p>Let $ABCD$ and $A^{\prime }B^{\prime}C^{\prime }D^{\prime }$ be two arbitrary parallelograms in the space, and let $M,$ $N,$ $P,$ $Q$ be points dividing the segments $AA^{\prime },$ $BB^{\prime },$ $CC^{\prime },$ $DD^{\prime }$ in equal ratios.</text:p>
            <text:p/>
            <text:p>\textbf{a.)} Prove that the quadrilateral $MNPQ$ is a parallelogram.</text:p>
            <text:p/>
            <text:p>\textbf{b.)} What is the locus of the center of the parallelogram $MNPQ,$ when the point $M$ moves on the segment $AA^{\prime }$ ?</text:p>
            <text:p/>
            <text:p>(Consecutive vertices of the parallelograms are labelled in alphabetical order.</text:p>
          </table:table-cell>
          <table:table-cell office:value-type="string" calcext:value-type="string">
            <text:p>https://artofproblemsolving.com/community/c3917_1966_imo_shortlist</text:p>
          </table:table-cell>
          <table:table-cell office:value-type="string" calcext:value-type="string">
            <text:p>Let $ABCD$ and $A^{\prime }B^{\prime}C^{\prime }D^{\prime }$ be two arbitrary parallelograms in the space, and let $M,$ $N,$ $P,$ $Q$ be points dividing the segments $AA^{\prime },$ $BB^{\prime },$ $CC^{\prime },$ $DD^{\prime }$ in equal ratios.</text:p>
            <text:p/>
            <text:p>\textbf{a.)} Prove that the quadrilateral $MNPQ$ is a parallelogram.</text:p>
            <text:p/>
            <text:p>\textbf{b.)} What is the locus of the center of the parallelogram $MNPQ,$ when the point $M$ moves on the segment $AA^{\prime }$ ?</text:p>
            <text:p/>
            <text:p>(Consecutive vertices of the parallelograms are labelled in alphabetical order.</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18" calcext:value-type="float">
            <text:p>18</text:p>
          </table:table-cell>
          <table:table-cell/>
          <table:table-cell office:value-type="string" calcext:value-type="string">
            <text:p>Solve the equation $\frac{1}{\sin x}+\frac{1}{\cos x}=\frac 1p$ where $p$ is a real parameter.</text:p>
            <text:p>Discuss for which values of $p$ the equation has at least one real solution and determine the number of solutions in $[0, 2\pi)$ for a given $p.$</text:p>
          </table:table-cell>
          <table:table-cell office:value-type="string" calcext:value-type="string">
            <text:p>https://artofproblemsolving.com/community/c3917_1966_imo_shortlist</text:p>
          </table:table-cell>
          <table:table-cell office:value-type="string" calcext:value-type="string">
            <text:p>Solve the equation $\frac{1}{\sin x}+\frac{1}{\cos x}=\frac 1p$ where $p$ is a real parameter.</text:p>
            <text:p>Discuss for which values of $p$ the equation has at least one real solution and determine the number of solutions in $[0, 2\pi)$ for a given $p.$</text:p>
          </table:table-cell>
          <table:table-cell/>
        </table:table-row>
        <table:table-row table:style-name="ro1">
          <table:table-cell office:value-type="string" calcext:value-type="string">
            <text:p>1966 IMO Shortlist</text:p>
          </table:table-cell>
          <table:table-cell office:value-type="float" office:value="1966" calcext:value-type="float">
            <text:p>1966</text:p>
          </table:table-cell>
          <table:table-cell office:value-type="float" office:value="19" calcext:value-type="float">
            <text:p>19</text:p>
          </table:table-cell>
          <table:table-cell/>
          <table:table-cell office:value-type="string" calcext:value-type="string">
            <text:p>Construct a triangle given the radii of the excircles.</text:p>
          </table:table-cell>
          <table:table-cell office:value-type="string" calcext:value-type="string">
            <text:p>https://artofproblemsolving.com/community/c3917_1966_imo_shortlist</text:p>
          </table:table-cell>
          <table:table-cell office:value-type="string" calcext:value-type="string">
            <text:p>Construct a triangle given the radii of the excircles.</text:p>
          </table:table-cell>
          <table:table-cell/>
        </table:table-row>
        <table:table-row table:style-name="ro12">
          <table:table-cell office:value-type="string" calcext:value-type="string">
            <text:p>1966 IMO Shortlist</text:p>
          </table:table-cell>
          <table:table-cell office:value-type="float" office:value="1966" calcext:value-type="float">
            <text:p>1966</text:p>
          </table:table-cell>
          <table:table-cell office:value-type="float" office:value="20" calcext:value-type="float">
            <text:p>20</text:p>
          </table:table-cell>
          <table:table-cell/>
          <table:table-cell office:value-type="string" calcext:value-type="string">
            <text:p>Given three congruent rectangles in the space. Their centers coincide, but the planes they lie in are mutually perpendicular. For any two of the three rectangles, the line of intersection of the planes of these two rectangles contains one midparallel of one rectangle and one midparallel of the other rectangle, and these two midparallels have different lengths. Consider the convex polyhedron whose vertices are the vertices of the rectangles.</text:p>
            <text:p/>
            <text:p>\textbf{a.)} What is the volume of this polyhedron ?</text:p>
            <text:p/>
            <text:p>\textbf{b.)} Can this polyhedron turn out to be a regular polyhedron ? If yes, what is the condition for this polyhedron to be regular ?</text:p>
          </table:table-cell>
          <table:table-cell office:value-type="string" calcext:value-type="string">
            <text:p>https://artofproblemsolving.com/community/c3917_1966_imo_shortlist</text:p>
          </table:table-cell>
          <table:table-cell office:value-type="string" calcext:value-type="string">
            <text:p>Given three congruent rectangles in the space. Their centers coincide, but the planes they lie in are mutually perpendicular. For any two of the three rectangles, the line of intersection of the planes of these two rectangles contains one midparallel of one rectangle and one midparallel of the other rectangle, and these two midparallels have different lengths. Consider the convex polyhedron whose vertices are the vertices of the rectangles.</text:p>
            <text:p/>
            <text:p>\textbf{a.)} What is the volume of this polyhedron ?</text:p>
            <text:p/>
            <text:p>\textbf{b.)} Can this polyhedron turn out to be a regular polyhedron ? If yes, what is the condition for this polyhedron to be regular ?</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21" calcext:value-type="float">
            <text:p>21</text:p>
          </table:table-cell>
          <table:table-cell/>
          <table:table-cell office:value-type="string" calcext:value-type="string">
            <text:p>Prove that the volume $V$ and the lateral area $S$ of a right circular cone satisfy the inequality</text:p>
            <text:p>\[\left( \frac{6V}{\pi}\right)^2 \leq \left( \frac{2S}{\pi \sqrt 3}\right)^3\]</text:p>
            <text:p>When does equality occur?</text:p>
          </table:table-cell>
          <table:table-cell office:value-type="string" calcext:value-type="string">
            <text:p>https://artofproblemsolving.com/community/c3917_1966_imo_shortlist</text:p>
          </table:table-cell>
          <table:table-cell office:value-type="string" calcext:value-type="string">
            <text:p>Prove that the volume $V$ and the lateral area $S$ of a right circular cone satisfy the inequality</text:p>
            <text:p>\[\left( \frac{6V}{\pi}\right)^2 \leq \left( \frac{2S}{\pi \sqrt 3}\right)^3\]</text:p>
            <text:p>When does equality occur?</text:p>
          </table:table-cell>
          <table:table-cell/>
        </table:table-row>
        <table:table-row table:style-name="ro10">
          <table:table-cell office:value-type="string" calcext:value-type="string">
            <text:p>1966 IMO Shortlist</text:p>
          </table:table-cell>
          <table:table-cell office:value-type="float" office:value="1966" calcext:value-type="float">
            <text:p>1966</text:p>
          </table:table-cell>
          <table:table-cell office:value-type="float" office:value="22" calcext:value-type="float">
            <text:p>22</text:p>
          </table:table-cell>
          <table:table-cell/>
          <table:table-cell office:value-type="string" calcext:value-type="string">
            <text:p>Let $P$ and $P^{\prime }$ be two parallelograms with equal area, and let their sidelengths be $a,$ $b$ and $a^{\prime },$ $b^{\prime }.$ Assume that $a^{\prime }\leq a\leq b\leq b^{\prime },$ and moreover, it is possible to place the segment $b^{\prime }$ such that it completely lies in the interior of the parallelogram $P.$</text:p>
            <text:p/>
            <text:p>Show that the parallelogram $P$ can be partitioned into four polygons such that these four polygons can be composed again to form the parallelogram $%</text:p>
            <text:p>P^{\prime }.$</text:p>
          </table:table-cell>
          <table:table-cell office:value-type="string" calcext:value-type="string">
            <text:p>https://artofproblemsolving.com/community/c3917_1966_imo_shortlist</text:p>
          </table:table-cell>
          <table:table-cell office:value-type="string" calcext:value-type="string">
            <text:p>Let $P$ and $P^{\prime }$ be two parallelograms with equal area, and let their sidelengths be $a,$ $b$ and $a^{\prime },$ $b^{\prime }.$ Assume that $a^{\prime }\leq a\leq b\leq b^{\prime },$ and moreover, it is possible to place the segment $b^{\prime }$ such that it completely lies in the interior of the parallelogram $P.$</text:p>
            <text:p/>
            <text:p>Show that the parallelogram $P$ can be partitioned into four polygons such that these four polygons can be composed again to form the parallelogram $%</text:p>
            <text:p>P^{\prime }.$</text:p>
          </table:table-cell>
          <table:table-cell/>
        </table:table-row>
        <table:table-row table:style-name="ro3">
          <table:table-cell office:value-type="string" calcext:value-type="string">
            <text:p>1966 IMO Shortlist</text:p>
          </table:table-cell>
          <table:table-cell office:value-type="float" office:value="1966" calcext:value-type="float">
            <text:p>1966</text:p>
          </table:table-cell>
          <table:table-cell office:value-type="float" office:value="23" calcext:value-type="float">
            <text:p>23</text:p>
          </table:table-cell>
          <table:table-cell/>
          <table:table-cell office:value-type="string" calcext:value-type="string">
            <text:p>Three faces of a tetrahedron are right triangles, while the fourth is not an obtuse triangle.</text:p>
            <text:p/>
            <text:p>\textit{(a) }Prove that a necessary and sufficient condition for the fourth face to be a right triangle is that at some vertex exactly two angles are right.</text:p>
            <text:p/>
            <text:p>\textit{(b)} Prove that if all the faces are right triangles, then the volume of the tetrahedron equals one -sixth the product of the three smallest edges not belonging to the same face.</text:p>
          </table:table-cell>
          <table:table-cell office:value-type="string" calcext:value-type="string">
            <text:p>https://artofproblemsolving.com/community/c3917_1966_imo_shortlist</text:p>
          </table:table-cell>
          <table:table-cell office:value-type="string" calcext:value-type="string">
            <text:p>Three faces of a tetrahedron are right triangles, while the fourth is not an obtuse triangle.</text:p>
            <text:p/>
            <text:p>\textit{(a) }Prove that a necessary and sufficient condition for the fourth face to be a right triangle is that at some vertex exactly two angles are right.</text:p>
            <text:p/>
            <text:p>\textit{(b)} Prove that if all the faces are right triangles, then the volume of the tetrahedron equals one -sixth the product of the three smallest edges not belonging to the same face.</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24" calcext:value-type="float">
            <text:p>24</text:p>
          </table:table-cell>
          <table:table-cell/>
          <table:table-cell office:value-type="string" calcext:value-type="string">
            <text:p>There are $n\geq 2$ people at a meeting. Show that there exist two people at the meeting who have the same number of friends among the persons at the meeting. (It is assumed that if $A$ is a friend of $B,$ then $B$ is a friend of $A;$ moreover, nobody is his own friend.)</text:p>
          </table:table-cell>
          <table:table-cell office:value-type="string" calcext:value-type="string">
            <text:p>https://artofproblemsolving.com/community/c3917_1966_imo_shortlist</text:p>
          </table:table-cell>
          <table:table-cell office:value-type="string" calcext:value-type="string">
            <text:p>There are $n\geq 2$ people at a meeting. Show that there exist two people at the meeting who have the same number of friends among the persons at the meeting. (It is assumed that if $A$ is a friend of $B,$ then $B$ is a friend of $A;$ moreover, nobody is his own friend.)</text:p>
          </table:table-cell>
          <table:table-cell/>
        </table:table-row>
        <table:table-row table:style-name="ro1">
          <table:table-cell office:value-type="string" calcext:value-type="string">
            <text:p>1966 IMO Shortlist</text:p>
          </table:table-cell>
          <table:table-cell office:value-type="float" office:value="1966" calcext:value-type="float">
            <text:p>1966</text:p>
          </table:table-cell>
          <table:table-cell office:value-type="float" office:value="25" calcext:value-type="float">
            <text:p>25</text:p>
          </table:table-cell>
          <table:table-cell/>
          <table:table-cell office:value-type="string" calcext:value-type="string">
            <text:p>Prove that \[\tan 7 30^{\prime }=\sqrt{6}+\sqrt{2}-\sqrt{3}-2.\]</text:p>
          </table:table-cell>
          <table:table-cell office:value-type="string" calcext:value-type="string">
            <text:p>https://artofproblemsolving.com/community/c3917_1966_imo_shortlist</text:p>
          </table:table-cell>
          <table:table-cell office:value-type="string" calcext:value-type="string">
            <text:p>Prove that \[\tan 7 30^{\prime }=\sqrt{6}+\sqrt{2}-\sqrt{3}-2.\]</text:p>
          </table:table-cell>
          <table:table-cell/>
        </table:table-row>
        <table:table-row table:style-name="ro17">
          <table:table-cell office:value-type="string" calcext:value-type="string">
            <text:p>1966 IMO Shortlist</text:p>
          </table:table-cell>
          <table:table-cell office:value-type="float" office:value="1966" calcext:value-type="float">
            <text:p>1966</text:p>
          </table:table-cell>
          <table:table-cell office:value-type="float" office:value="26" calcext:value-type="float">
            <text:p>26</text:p>
          </table:table-cell>
          <table:table-cell/>
          <table:table-cell office:value-type="string" calcext:value-type="string">
            <text:p>Prove the inequality</text:p>
            <text:p/>
            <text:p>\textbf{a.)} $</text:p>
            <text:p>\left( a_{1}+a_{2}+...+a_{k}\right) ^{2}\leq k\left(</text:p>
            <text:p>a_{1}^{2}+a_{2}^{2}+...+a_{k}^{2}\right) ,  $</text:p>
            <text:p/>
            <text:p>where $k\geq 1$ is a natural number and $a_{1},$ $a_{2},$ $...,$ $a_{k}$ are arbitrary real numbers.</text:p>
            <text:p/>
            <text:p>\textbf{b.)} Using the inequality (1), show that if the real numbers $a_{1},$ $a_{2},$ $...,$ $a_{n}$ satisfy the inequality</text:p>
            <text:p/>
            <text:p>\[</text:p>
            <text:p>a_{1}+a_{2}+...+a_{n}\geq \sqrt{\left( n-1\right) \left(</text:p>
            <text:p>a_{1}^{2}+a_{2}^{2}+...+a_{n}^{2}\right) },</text:p>
            <text:p>\]</text:p>
            <text:p/>
            <text:p>then all of these numbers $a_{1},$ $a_{2},$ $\ldots,$ $a_{n}$ are non-negative.</text:p>
          </table:table-cell>
          <table:table-cell office:value-type="string" calcext:value-type="string">
            <text:p>https://artofproblemsolving.com/community/c3917_1966_imo_shortlist</text:p>
          </table:table-cell>
          <table:table-cell office:value-type="string" calcext:value-type="string">
            <text:p>Prove the inequality</text:p>
            <text:p/>
            <text:p>\textbf{a.)} $</text:p>
            <text:p>\left( a_{1}+a_{2}+...+a_{k}\right) ^{2}\leq k\left(</text:p>
            <text:p>a_{1}^{2}+a_{2}^{2}+...+a_{k}^{2}\right) ,  $</text:p>
            <text:p/>
            <text:p>where $k\geq 1$ is a natural number and $a_{1},$ $a_{2},$ $...,$ $a_{k}$ are arbitrary real numbers.</text:p>
            <text:p/>
            <text:p>\textbf{b.)} Using the inequality (1), show that if the real numbers $a_{1},$ $a_{2},$ $...,$ $a_{n}$ satisfy the inequality</text:p>
            <text:p/>
            <text:p>\[</text:p>
            <text:p>a_{1}+a_{2}+...+a_{n}\geq \sqrt{\left( n-1\right) \left(</text:p>
            <text:p>a_{1}^{2}+a_{2}^{2}+...+a_{n}^{2}\right) },</text:p>
            <text:p>\]</text:p>
            <text:p/>
            <text:p>then all of these numbers $a_{1},$ $a_{2},$ $\ldots,$ $a_{n}$ are non-negative.</text:p>
          </table:table-cell>
          <table:table-cell/>
        </table:table-row>
        <table:table-row table:style-name="ro6">
          <table:table-cell office:value-type="string" calcext:value-type="string">
            <text:p>1966 IMO Shortlist</text:p>
          </table:table-cell>
          <table:table-cell office:value-type="float" office:value="1966" calcext:value-type="float">
            <text:p>1966</text:p>
          </table:table-cell>
          <table:table-cell office:value-type="float" office:value="27" calcext:value-type="float">
            <text:p>27</text:p>
          </table:table-cell>
          <table:table-cell/>
          <table:table-cell office:value-type="string" calcext:value-type="string">
            <text:p>Given a point $P$ lying on a line $g,$ and given a circle $K.$ Construct a circle passing through the point $P$ and touching the circle $K$ and the line $g.$</text:p>
          </table:table-cell>
          <table:table-cell office:value-type="string" calcext:value-type="string">
            <text:p>https://artofproblemsolving.com/community/c3917_1966_imo_shortlist</text:p>
          </table:table-cell>
          <table:table-cell office:value-type="string" calcext:value-type="string">
            <text:p>Given a point $P$ lying on a line $g,$ and given a circle $K.$ Construct a circle passing through the point $P$ and touching the circle $K$ and the line $g.$</text:p>
          </table:table-cell>
          <table:table-cell/>
        </table:table-row>
        <table:table-row table:style-name="ro10">
          <table:table-cell office:value-type="string" calcext:value-type="string">
            <text:p>1966 IMO Shortlist</text:p>
          </table:table-cell>
          <table:table-cell office:value-type="float" office:value="1966" calcext:value-type="float">
            <text:p>1966</text:p>
          </table:table-cell>
          <table:table-cell office:value-type="float" office:value="28" calcext:value-type="float">
            <text:p>28</text:p>
          </table:table-cell>
          <table:table-cell/>
          <table:table-cell office:value-type="string" calcext:value-type="string">
            <text:p>In the plane, consider a circle with center $S$ and radius $1.$ Let $ABC$ be an arbitrary triangle having this circle as its incircle, and assume that $SA\leq SB\leq SC.$ Find the locus of</text:p>
            <text:p/>
            <text:p>\textbf{a.)} all vertices $A$ of such triangles;</text:p>
            <text:p/>
            <text:p>\textbf{b.)} all vertices $B$ of such triangles;</text:p>
            <text:p/>
            <text:p>\textbf{c.)} all vertices $C$ of such triangles.</text:p>
          </table:table-cell>
          <table:table-cell office:value-type="string" calcext:value-type="string">
            <text:p>https://artofproblemsolving.com/community/c3917_1966_imo_shortlist</text:p>
          </table:table-cell>
          <table:table-cell office:value-type="string" calcext:value-type="string">
            <text:p>In the plane, consider a circle with center $S$ and radius $1.$ Let $ABC$ be an arbitrary triangle having this circle as its incircle, and assume that $SA\leq SB\leq SC.$ Find the locus of</text:p>
            <text:p/>
            <text:p>\textbf{a.)} all vertices $A$ of such triangles;</text:p>
            <text:p/>
            <text:p>\textbf{b.)} all vertices $B$ of such triangles;</text:p>
            <text:p/>
            <text:p>\textbf{c.)} all vertices $C$ of such triangles.</text:p>
          </table:table-cell>
          <table:table-cell/>
        </table:table-row>
        <table:table-row table:style-name="ro9">
          <table:table-cell office:value-type="string" calcext:value-type="string">
            <text:p>1966 IMO Shortlist</text:p>
          </table:table-cell>
          <table:table-cell office:value-type="float" office:value="1966" calcext:value-type="float">
            <text:p>1966</text:p>
          </table:table-cell>
          <table:table-cell office:value-type="float" office:value="29" calcext:value-type="float">
            <text:p>29</text:p>
          </table:table-cell>
          <table:table-cell/>
          <table:table-cell office:value-type="string" calcext:value-type="string">
            <text:p>A given natural number $N$ is being decomposed in a sum of some consecutive integers.</text:p>
            <text:p/>
            <text:p>\textbf{a.)} Find all such decompositions for $N=500.$</text:p>
            <text:p/>
            <text:p>\textbf{b.)} How many such decompositions does the number $N=2^{\alpha }3^{\beta }5^{\gamma }$ (where $\alpha ,$ $\beta $ and $\gamma $ are natural numbers) have? Which of these decompositions contain natural summands only?</text:p>
            <text:p/>
            <text:p>\textbf{c.)} Determine the number of such decompositions (= decompositions in a sum of consecutive integers; these integers are not necessarily natural) for an arbitrary natural $N.$</text:p>
            <text:p/>
            <text:p>\textbf{Note by Darij:} The $0$ is not considered as a natural number.</text:p>
          </table:table-cell>
          <table:table-cell office:value-type="string" calcext:value-type="string">
            <text:p>https://artofproblemsolving.com/community/c3917_1966_imo_shortlist</text:p>
          </table:table-cell>
          <table:table-cell office:value-type="string" calcext:value-type="string">
            <text:p>A given natural number $N$ is being decomposed in a sum of some consecutive integers.</text:p>
            <text:p/>
            <text:p>\textbf{a.)} Find all such decompositions for $N=500.$</text:p>
            <text:p/>
            <text:p>\textbf{b.)} How many such decompositions does the number $N=2^{\alpha }3^{\beta }5^{\gamma }$ (where $\alpha ,$ $\beta $ and $\gamma $ are natural numbers) have? Which of these decompositions contain natural summands only?</text:p>
            <text:p/>
            <text:p>\textbf{c.)} Determine the number of such decompositions (= decompositions in a sum of consecutive integers; these integers are not necessarily natural) for an arbitrary natural $N.$</text:p>
            <text:p/>
            <text:p>\textbf{Note by Darij:} The $0$ is not considered as a natural number.</text:p>
          </table:table-cell>
          <table:table-cell/>
        </table:table-row>
        <table:table-row table:style-name="ro7">
          <table:table-cell office:value-type="string" calcext:value-type="string">
            <text:p>1966 IMO Shortlist</text:p>
          </table:table-cell>
          <table:table-cell office:value-type="float" office:value="1966" calcext:value-type="float">
            <text:p>1966</text:p>
          </table:table-cell>
          <table:table-cell office:value-type="float" office:value="30" calcext:value-type="float">
            <text:p>30</text:p>
          </table:table-cell>
          <table:table-cell/>
          <table:table-cell office:value-type="string" calcext:value-type="string">
            <text:p>Let $n$ be a positive integer, prove that :</text:p>
            <text:p/>
            <text:p>\textbf{(a)} $\log_{10}(n + 1) &gt; \frac{3}{10n} +\log_{10}n ;$</text:p>
            <text:p/>
            <text:p>\textbf{(b)} $ \log n! &gt; \frac{3n}{10}\left( \frac 12+\frac 13 +\cdots +\frac 1n -1\right).$</text:p>
          </table:table-cell>
          <table:table-cell office:value-type="string" calcext:value-type="string">
            <text:p>https://artofproblemsolving.com/community/c3917_1966_imo_shortlist</text:p>
          </table:table-cell>
          <table:table-cell office:value-type="string" calcext:value-type="string">
            <text:p>Let $n$ be a positive integer, prove that :</text:p>
            <text:p/>
            <text:p>\textbf{(a)} $\log_{10}(n + 1) &gt; \frac{3}{10n} +\log_{10}n ;$</text:p>
            <text:p/>
            <text:p>\textbf{(b)} $ \log n! &gt; \frac{3n}{10}\left( \frac 12+\frac 13 +\cdots +\frac 1n -1\right).$</text:p>
          </table:table-cell>
          <table:table-cell/>
        </table:table-row>
        <table:table-row table:style-name="ro6">
          <table:table-cell office:value-type="string" calcext:value-type="string">
            <text:p>1966 IMO Shortlist</text:p>
          </table:table-cell>
          <table:table-cell office:value-type="float" office:value="1966" calcext:value-type="float">
            <text:p>1966</text:p>
          </table:table-cell>
          <table:table-cell office:value-type="float" office:value="31" calcext:value-type="float">
            <text:p>31</text:p>
          </table:table-cell>
          <table:table-cell/>
          <table:table-cell office:value-type="string" calcext:value-type="string">
            <text:p>Solve the equation $|x^2 -1|+ |x^2 - 4| = mx$ as a function of the parameter $m$. Which pairs $(x,m)$ of integers satisfy this equation?</text:p>
          </table:table-cell>
          <table:table-cell office:value-type="string" calcext:value-type="string">
            <text:p>https://artofproblemsolving.com/community/c3917_1966_imo_shortlist</text:p>
          </table:table-cell>
          <table:table-cell office:value-type="string" calcext:value-type="string">
            <text:p>Solve the equation $|x^2 -1|+ |x^2 - 4| = mx$ as a function of the parameter $m$. Which pairs $(x,m)$ of integers satisfy this equation?</text:p>
          </table:table-cell>
          <table:table-cell/>
        </table:table-row>
        <table:table-row table:style-name="ro3">
          <table:table-cell office:value-type="string" calcext:value-type="string">
            <text:p>1966 IMO Shortlist</text:p>
          </table:table-cell>
          <table:table-cell office:value-type="float" office:value="1966" calcext:value-type="float">
            <text:p>1966</text:p>
          </table:table-cell>
          <table:table-cell office:value-type="float" office:value="32" calcext:value-type="float">
            <text:p>32</text:p>
          </table:table-cell>
          <table:table-cell/>
          <table:table-cell office:value-type="string" calcext:value-type="string">
            <text:p>The side lengths $a,$ $b,$ $c$ of a triangle $ABC$ form an arithmetical progression (such that $b-a=c-b$). The side lengths $a_{1},$ $b_{1},$ $c_{1}$ of a triangle $A_{1}B_{1}C_{1}$ also form an arithmetical progression (with $b_{1}-a_{1}=c_{1}-b_{1}$). [Hereby, $a=BC,$ $b=CA,$ $c=AB, $ $a_{1}=B_{1}C_{1},$ $b_{1}=C_{1}A_{1},$ $c_{1}=A_{1}B_{1}.$] Moreover, we know that $\measuredangle CAB=\measuredangle C_{1}A_{1}B_{1}.$</text:p>
            <text:p/>
            <text:p>Show that triangles $ABC$ and $A_{1}B_{1}C_{1}$ are similar.</text:p>
          </table:table-cell>
          <table:table-cell office:value-type="string" calcext:value-type="string">
            <text:p>https://artofproblemsolving.com/community/c3917_1966_imo_shortlist</text:p>
          </table:table-cell>
          <table:table-cell office:value-type="string" calcext:value-type="string">
            <text:p>The side lengths $a,$ $b,$ $c$ of a triangle $ABC$ form an arithmetical progression (such that $b-a=c-b$). The side lengths $a_{1},$ $b_{1},$ $c_{1}$ of a triangle $A_{1}B_{1}C_{1}$ also form an arithmetical progression (with $b_{1}-a_{1}=c_{1}-b_{1}$). [Hereby, $a=BC,$ $b=CA,$ $c=AB, $ $a_{1}=B_{1}C_{1},$ $b_{1}=C_{1}A_{1},$ $c_{1}=A_{1}B_{1}.$] Moreover, we know that $\measuredangle CAB=\measuredangle C_{1}A_{1}B_{1}.$</text:p>
            <text:p/>
            <text:p>Show that triangles $ABC$ and $A_{1}B_{1}C_{1}$ are similar.</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33" calcext:value-type="float">
            <text:p>33</text:p>
          </table:table-cell>
          <table:table-cell/>
          <table:table-cell office:value-type="string" calcext:value-type="string">
            <text:p>Given two internally tangent circles; in the bigger one we inscribe an equilateral triangle. From each of the vertices of this triangle, we draw a tangent to the smaller circle. Prove that the length of one of these tangents equals the sum of the lengths of the two other tangents.</text:p>
          </table:table-cell>
          <table:table-cell office:value-type="string" calcext:value-type="string">
            <text:p>https://artofproblemsolving.com/community/c3917_1966_imo_shortlist</text:p>
          </table:table-cell>
          <table:table-cell office:value-type="string" calcext:value-type="string">
            <text:p>Given two internally tangent circles; in the bigger one we inscribe an equilateral triangle. From each of the vertices of this triangle, we draw a tangent to the smaller circle. Prove that the length of one of these tangents equals the sum of the lengths of the two other tangents.</text:p>
          </table:table-cell>
          <table:table-cell/>
        </table:table-row>
        <table:table-row table:style-name="ro1">
          <table:table-cell office:value-type="string" calcext:value-type="string">
            <text:p>1966 IMO Shortlist</text:p>
          </table:table-cell>
          <table:table-cell office:value-type="float" office:value="1966" calcext:value-type="float">
            <text:p>1966</text:p>
          </table:table-cell>
          <table:table-cell office:value-type="float" office:value="34" calcext:value-type="float">
            <text:p>34</text:p>
          </table:table-cell>
          <table:table-cell/>
          <table:table-cell office:value-type="string" calcext:value-type="string">
            <text:p>Find all pairs of positive integers $\left( x;\;y\right) $ satisfying the equation $2^{x}=3^{y}+5.$</text:p>
          </table:table-cell>
          <table:table-cell office:value-type="string" calcext:value-type="string">
            <text:p>https://artofproblemsolving.com/community/c3917_1966_imo_shortlist</text:p>
          </table:table-cell>
          <table:table-cell office:value-type="string" calcext:value-type="string">
            <text:p>Find all pairs of positive integers $\left( x;\;y\right) $ satisfying the equation $2^{x}=3^{y}+5.$</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35" calcext:value-type="float">
            <text:p>35</text:p>
          </table:table-cell>
          <table:table-cell/>
          <table:table-cell office:value-type="string" calcext:value-type="string">
            <text:p>Let $ax^{3}+bx^{2}+cx+d$ be a polynomial with integer coefficients $a,$ $b,$ $c,$ $d$ such that $ad$ is an odd number and $bc$ is an even number. Prove that (at least) one root of the polynomial is irrational.</text:p>
          </table:table-cell>
          <table:table-cell office:value-type="string" calcext:value-type="string">
            <text:p>https://artofproblemsolving.com/community/c3917_1966_imo_shortlist</text:p>
          </table:table-cell>
          <table:table-cell office:value-type="string" calcext:value-type="string">
            <text:p>Let $ax^{3}+bx^{2}+cx+d$ be a polynomial with integer coefficients $a,$ $b,$ $c,$ $d$ such that $ad$ is an odd number and $bc$ is an even number. Prove that (at least) one root of the polynomial is irrational.</text:p>
          </table:table-cell>
          <table:table-cell/>
        </table:table-row>
        <table:table-row table:style-name="ro6">
          <table:table-cell office:value-type="string" calcext:value-type="string">
            <text:p>1966 IMO Shortlist</text:p>
          </table:table-cell>
          <table:table-cell office:value-type="float" office:value="1966" calcext:value-type="float">
            <text:p>1966</text:p>
          </table:table-cell>
          <table:table-cell office:value-type="float" office:value="36" calcext:value-type="float">
            <text:p>36</text:p>
          </table:table-cell>
          <table:table-cell/>
          <table:table-cell office:value-type="string" calcext:value-type="string">
            <text:p>Let $ABCD$ be a quadrilateral inscribed in a circle. Show that the centroids of triangles $ABC,$ $CDA,$ $BCD,$ $DAB$ lie on one circle.</text:p>
          </table:table-cell>
          <table:table-cell office:value-type="string" calcext:value-type="string">
            <text:p>https://artofproblemsolving.com/community/c3917_1966_imo_shortlist</text:p>
          </table:table-cell>
          <table:table-cell office:value-type="string" calcext:value-type="string">
            <text:p>Let $ABCD$ be a quadrilateral inscribed in a circle. Show that the centroids of triangles $ABC,$ $CDA,$ $BCD,$ $DAB$ lie on one circle.</text:p>
          </table:table-cell>
          <table:table-cell/>
        </table:table-row>
        <table:table-row table:style-name="ro13">
          <table:table-cell office:value-type="string" calcext:value-type="string">
            <text:p>1966 IMO Shortlist</text:p>
          </table:table-cell>
          <table:table-cell office:value-type="float" office:value="1966" calcext:value-type="float">
            <text:p>1966</text:p>
          </table:table-cell>
          <table:table-cell office:value-type="float" office:value="37" calcext:value-type="float">
            <text:p>37</text:p>
          </table:table-cell>
          <table:table-cell office:value-type="string" calcext:value-type="string">
            <text:p>cyclic quadrilateral</text:p>
          </table:table-cell>
          <table:table-cell office:value-type="string" calcext:value-type="string">
            <text:p>Show that the four perpendiculars dropped from the midpoints of the sides of a cyclic quadrilateral to the respective opposite sides are concurrent.</text:p>
          </table:table-cell>
          <table:table-cell office:value-type="string" calcext:value-type="string">
            <text:p>https://artofproblemsolving.com/community/c3917_1966_imo_shortlist</text:p>
          </table:table-cell>
          <table:table-cell office:value-type="string" calcext:value-type="string">
            <text:p>Show that the four perpendiculars dropped from the midpoints of the sides of a cyclic quadrilateral to the respective opposite sides are concurrent.</text:p>
            <text:p/>
            <text:p>\textbf{Note by Darij:} A \textit{cyclic quadrilateral }is a quadrilateral inscribed in a circle.</text:p>
          </table:table-cell>
          <table:table-cell/>
        </table:table-row>
        <table:table-row table:style-name="ro13">
          <table:table-cell office:value-type="string" calcext:value-type="string">
            <text:p>1966 IMO Shortlist</text:p>
          </table:table-cell>
          <table:table-cell office:value-type="float" office:value="1966" calcext:value-type="float">
            <text:p>1966</text:p>
          </table:table-cell>
          <table:table-cell office:value-type="float" office:value="38" calcext:value-type="float">
            <text:p>38</text:p>
          </table:table-cell>
          <table:table-cell/>
          <table:table-cell office:value-type="string" calcext:value-type="string">
            <text:p>Two concentric circles have radii $R$ and $r$ respectively. Determine the greatest possible number of circles that are tangent to both these circles and mutually nonintersecting. Prove that this number lies between $\frac 32 \cdot \frac{\sqrt R +\sqrt r }{\sqrt R -\sqrt r } -1$ and $\frac{63}{20} \cdot \frac{R+r}{R-r}.$</text:p>
          </table:table-cell>
          <table:table-cell office:value-type="string" calcext:value-type="string">
            <text:p>https://artofproblemsolving.com/community/c3917_1966_imo_shortlist</text:p>
          </table:table-cell>
          <table:table-cell office:value-type="string" calcext:value-type="string">
            <text:p>Two concentric circles have radii $R$ and $r$ respectively. Determine the greatest possible number of circles that are tangent to both these circles and mutually nonintersecting. Prove that this number lies between $\frac 32 \cdot \frac{\sqrt R +\sqrt r }{\sqrt R -\sqrt r } -1$ and $\frac{63}{20} \cdot \frac{R+r}{R-r}.$</text:p>
          </table:table-cell>
          <table:table-cell/>
        </table:table-row>
        <table:table-row table:style-name="ro2">
          <table:table-cell office:value-type="string" calcext:value-type="string">
            <text:p>1966 IMO Shortlist</text:p>
          </table:table-cell>
          <table:table-cell office:value-type="float" office:value="1966" calcext:value-type="float">
            <text:p>1966</text:p>
          </table:table-cell>
          <table:table-cell office:value-type="float" office:value="39" calcext:value-type="float">
            <text:p>39</text:p>
          </table:table-cell>
          <table:table-cell/>
          <table:table-cell office:value-type="string" calcext:value-type="string">
            <text:p>Consider a circle with center $O$ and radius $R,$ and let $A$ and $B$ be two points in the plane of this circle.</text:p>
            <text:p/>
            <text:p>\textbf{a.)} Draw a chord $CD$ of the circle such that $CD$ is parallel to $AB,$ and the point of the intersection $P$ of the lines $AC$ and $BD$ lies on the circle.</text:p>
            <text:p/>
            <text:p>\textbf{b.)} Show that generally, one gets two possible points $P$ ($P_{1}$ and $P_{2}$) satisfying the condition of the above problem, and compute the distance between these two points, if the lengths $OA=a,$ $OB=b$ and $AB=d$ are given.</text:p>
          </table:table-cell>
          <table:table-cell office:value-type="string" calcext:value-type="string">
            <text:p>https://artofproblemsolving.com/community/c3917_1966_imo_shortlist</text:p>
          </table:table-cell>
          <table:table-cell office:value-type="string" calcext:value-type="string">
            <text:p>Consider a circle with center $O$ and radius $R,$ and let $A$ and $B$ be two points in the plane of this circle.</text:p>
            <text:p/>
            <text:p>\textbf{a.)} Draw a chord $CD$ of the circle such that $CD$ is parallel to $AB,$ and the point of the intersection $P$ of the lines $AC$ and $BD$ lies on the circle.</text:p>
            <text:p/>
            <text:p>\textbf{b.)} Show that generally, one gets two possible points $P$ ($P_{1}$ and $P_{2}$) satisfying the condition of the above problem, and compute the distance between these two points, if the lengths $OA=a,$ $OB=b$ and $AB=d$ are given.</text:p>
          </table:table-cell>
          <table:table-cell/>
        </table:table-row>
        <table:table-row table:style-name="ro6">
          <table:table-cell office:value-type="string" calcext:value-type="string">
            <text:p>1966 IMO Shortlist</text:p>
          </table:table-cell>
          <table:table-cell office:value-type="float" office:value="1966" calcext:value-type="float">
            <text:p>1966</text:p>
          </table:table-cell>
          <table:table-cell office:value-type="float" office:value="40" calcext:value-type="float">
            <text:p>40</text:p>
          </table:table-cell>
          <table:table-cell/>
          <table:table-cell office:value-type="string" calcext:value-type="string">
            <text:p>For a positive real number $p$, find all real solutions to the equation</text:p>
            <text:p>\[\sqrt{x^2 + 2px - p^2} -\sqrt{x^2 - 2px - p^2} =1.\]</text:p>
          </table:table-cell>
          <table:table-cell office:value-type="string" calcext:value-type="string">
            <text:p>https://artofproblemsolving.com/community/c3917_1966_imo_shortlist</text:p>
          </table:table-cell>
          <table:table-cell office:value-type="string" calcext:value-type="string">
            <text:p>For a positive real number $p$, find all real solutions to the equation</text:p>
            <text:p>\[\sqrt{x^2 + 2px - p^2} -\sqrt{x^2 - 2px - p^2} =1.\]</text:p>
          </table:table-cell>
          <table:table-cell/>
        </table:table-row>
        <table:table-row table:style-name="ro6">
          <table:table-cell office:value-type="string" calcext:value-type="string">
            <text:p>1966 IMO Shortlist</text:p>
          </table:table-cell>
          <table:table-cell office:value-type="float" office:value="1966" calcext:value-type="float">
            <text:p>1966</text:p>
          </table:table-cell>
          <table:table-cell office:value-type="float" office:value="41" calcext:value-type="float">
            <text:p>41</text:p>
          </table:table-cell>
          <table:table-cell/>
          <table:table-cell office:value-type="string" calcext:value-type="string">
            <text:p>Given a regular $n$-gon $A_{1}A_{2}...A_{n}$ (with $n\geq 3$) in a plane. How many triangles of the kind $A_{i}A_{j}A_{k}$ are obtuse ?</text:p>
          </table:table-cell>
          <table:table-cell office:value-type="string" calcext:value-type="string">
            <text:p>https://artofproblemsolving.com/community/c3917_1966_imo_shortlist</text:p>
          </table:table-cell>
          <table:table-cell office:value-type="string" calcext:value-type="string">
            <text:p>Given a regular $n$-gon $A_{1}A_{2}...A_{n}$ (with $n\geq 3$) in a plane. How many triangles of the kind $A_{i}A_{j}A_{k}$ are obtuse ?</text:p>
          </table:table-cell>
          <table:table-cell/>
        </table:table-row>
        <table:table-row table:style-name="ro12">
          <table:table-cell office:value-type="string" calcext:value-type="string">
            <text:p>1966 IMO Shortlist</text:p>
          </table:table-cell>
          <table:table-cell office:value-type="float" office:value="1966" calcext:value-type="float">
            <text:p>1966</text:p>
          </table:table-cell>
          <table:table-cell office:value-type="float" office:value="42" calcext:value-type="float">
            <text:p>42</text:p>
          </table:table-cell>
          <table:table-cell/>
          <table:table-cell office:value-type="string" calcext:value-type="string">
            <text:p>Given a finite sequence of integers $a_{1},$ $a_{2},$ $...,$ $a_{n}$ for $n\geq 2.$ Show that there exists a subsequence $a_{k_{1}},$ $a_{k_{2}},$ $...,$ $a_{k_{m}},$ where $1\leq k_{1}\leq k_{2}\leq...\leq k_{m}\leq n,$ such that the number $a_{k_{1}}^{2}+a_{k_{2}}^{2}+...+a_{k_{m}}^{2}$ is divisible by</text:p>
            <text:p>$n.$</text:p>
            <text:p/>
            <text:p>\textbf{Note by Darij:} Of course, the $1\leq k_{1}\leq k_{2}\leq ...\leq k_{m}\leq n$ should be understood as $1\leq k_{1}&lt;k_{2}&lt;...&lt;k_{m}\leq n;$ else, we could take $m=n$ and $k_{1}=k_{2}=...=k_{m},$ so that the number $a_{k_{1}}^{2}+a_{k_{2}}^{2}+...+a_{k_{m}}^{2}=n^{2}a_{k_{1}}^{2}$ will surely be divisible by $n.$</text:p>
          </table:table-cell>
          <table:table-cell office:value-type="string" calcext:value-type="string">
            <text:p>https://artofproblemsolving.com/community/c3917_1966_imo_shortlist</text:p>
          </table:table-cell>
          <table:table-cell office:value-type="string" calcext:value-type="string">
            <text:p>Given a finite sequence of integers $a_{1},$ $a_{2},$ $...,$ $a_{n}$ for $n\geq 2.$ Show that there exists a subsequence $a_{k_{1}},$ $a_{k_{2}},$ $...,$ $a_{k_{m}},$ where $1\leq k_{1}\leq k_{2}\leq...\leq k_{m}\leq n,$ such that the number $a_{k_{1}}^{2}+a_{k_{2}}^{2}+...+a_{k_{m}}^{2}$ is divisible by</text:p>
            <text:p>$n.$</text:p>
            <text:p/>
            <text:p>\textbf{Note by Darij:} Of course, the $1\leq k_{1}\leq k_{2}\leq ...\leq k_{m}\leq n$ should be understood as $1\leq k_{1}&lt;k_{2}&lt;...&lt;k_{m}\leq n;$ else, we could take $m=n$ and $k_{1}=k_{2}=...=k_{m},$ so that the number $a_{k_{1}}^{2}+a_{k_{2}}^{2}+...+a_{k_{m}}^{2}=n^{2}a_{k_{1}}^{2}$ will surely be divisible by $n.$</text:p>
          </table:table-cell>
          <table:table-cell/>
        </table:table-row>
        <table:table-row table:style-name="ro16">
          <table:table-cell office:value-type="string" calcext:value-type="string">
            <text:p>1966 IMO Shortlist</text:p>
          </table:table-cell>
          <table:table-cell office:value-type="float" office:value="1966" calcext:value-type="float">
            <text:p>1966</text:p>
          </table:table-cell>
          <table:table-cell office:value-type="float" office:value="43" calcext:value-type="float">
            <text:p>43</text:p>
          </table:table-cell>
          <table:table-cell/>
          <table:table-cell office:value-type="string" calcext:value-type="string">
            <text:p>Given $5$ points in a plane, no three of them being collinear. Each two of these $5$ points are joined with a segment, and every of these segments is painted either red or blue; assume that there is no triangle whose sides are segments of equal color.</text:p>
            <text:p/>
            <text:p>\textbf{a.)} Show that:</text:p>
            <text:p/>
            <text:p>\textit{(1)} Among the four segments originating at any of the $5$ points, two are red and two are blue.</text:p>
            <text:p/>
            <text:p>\textit{(2)} The red segments form a closed way passing through all $5$ given points. (Similarly for the blue segments.)</text:p>
            <text:p/>
            <text:p>\textbf{b.)} Give a plan how to paint the segments either red or blue in order to have the condition (no triangle with equally colored sides) satisfied.</text:p>
          </table:table-cell>
          <table:table-cell office:value-type="string" calcext:value-type="string">
            <text:p>https://artofproblemsolving.com/community/c3917_1966_imo_shortlist</text:p>
          </table:table-cell>
          <table:table-cell office:value-type="string" calcext:value-type="string">
            <text:p>Given $5$ points in a plane, no three of them being collinear. Each two of these $5$ points are joined with a segment, and every of these segments is painted either red or blue; assume that there is no triangle whose sides are segments of equal color.</text:p>
            <text:p/>
            <text:p>\textbf{a.)} Show that:</text:p>
            <text:p/>
            <text:p>\textit{(1)} Among the four segments originating at any of the $5$ points, two are red and two are blue.</text:p>
            <text:p/>
            <text:p>\textit{(2)} The red segments form a closed way passing through all $5$ given points. (Similarly for the blue segments.)</text:p>
            <text:p/>
            <text:p>\textbf{b.)} Give a plan how to paint the segments either red or blue in order to have the condition (no triangle with equally colored sides) satisfied.</text:p>
          </table:table-cell>
          <table:table-cell/>
        </table:table-row>
        <table:table-row table:style-name="ro6">
          <table:table-cell office:value-type="string" calcext:value-type="string">
            <text:p>1966 IMO Shortlist</text:p>
          </table:table-cell>
          <table:table-cell office:value-type="float" office:value="1966" calcext:value-type="float">
            <text:p>1966</text:p>
          </table:table-cell>
          <table:table-cell office:value-type="float" office:value="44" calcext:value-type="float">
            <text:p>44</text:p>
          </table:table-cell>
          <table:table-cell/>
          <table:table-cell office:value-type="string" calcext:value-type="string">
            <text:p>What is the greatest number of balls of radius $1/2$ that can be placed within a rectangular box of size $10 \times 10 \times <text:s/>1 \ ?$</text:p>
          </table:table-cell>
          <table:table-cell office:value-type="string" calcext:value-type="string">
            <text:p>https://artofproblemsolving.com/community/c3917_1966_imo_shortlist</text:p>
          </table:table-cell>
          <table:table-cell office:value-type="string" calcext:value-type="string">
            <text:p>What is the greatest number of balls of radius $1/2$ that can be placed within a rectangular box of size $10 \times 10 \times <text:s/>1 \ ?$</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45" calcext:value-type="float">
            <text:p>45</text:p>
          </table:table-cell>
          <table:table-cell/>
          <table:table-cell office:value-type="string" calcext:value-type="string">
            <text:p>An alphabet consists of $n$ letters. What is the maximal length of a word if we know that any two consecutive letters $a,b$ of the word are different and that the word cannot be reduced to a word of the kind $abab$ with $a\neq b$ by removing letters.</text:p>
          </table:table-cell>
          <table:table-cell office:value-type="string" calcext:value-type="string">
            <text:p>https://artofproblemsolving.com/community/c3917_1966_imo_shortlist</text:p>
          </table:table-cell>
          <table:table-cell office:value-type="string" calcext:value-type="string">
            <text:p>An alphabet consists of $n$ letters. What is the maximal length of a word if we know that any two consecutive letters $a,b$ of the word are different and that the word cannot be reduced to a word of the kind $abab$ with $a\neq b$ by removing letters.</text:p>
          </table:table-cell>
          <table:table-cell/>
        </table:table-row>
        <table:table-row table:style-name="ro13">
          <table:table-cell office:value-type="string" calcext:value-type="string">
            <text:p>1966 IMO Shortlist</text:p>
          </table:table-cell>
          <table:table-cell office:value-type="float" office:value="1966" calcext:value-type="float">
            <text:p>1966</text:p>
          </table:table-cell>
          <table:table-cell office:value-type="float" office:value="46" calcext:value-type="float">
            <text:p>46</text:p>
          </table:table-cell>
          <table:table-cell/>
          <table:table-cell office:value-type="string" calcext:value-type="string">
            <text:p>Let $a,b,c$ be reals and</text:p>
            <text:p>\[f(a, b, c) = \left| \frac{ |b-a|}{|ab|} +\frac{b+a}{ab} -\frac 2c \right| +\frac{ |b-a|}{|ab|} +\frac{b+a}{ab} +\frac 2c\]</text:p>
            <text:p>Prove that $f(a, b, c) = 4 \max \{\frac 1a, \frac 1b,\frac 1c \}.$</text:p>
          </table:table-cell>
          <table:table-cell office:value-type="string" calcext:value-type="string">
            <text:p>https://artofproblemsolving.com/community/c3917_1966_imo_shortlist</text:p>
          </table:table-cell>
          <table:table-cell office:value-type="string" calcext:value-type="string">
            <text:p>Let $a,b,c$ be reals and</text:p>
            <text:p>\[f(a, b, c) = \left| \frac{ |b-a|}{|ab|} +\frac{b+a}{ab} -\frac 2c \right| +\frac{ |b-a|}{|ab|} +\frac{b+a}{ab} +\frac 2c\]</text:p>
            <text:p>Prove that $f(a, b, c) = 4 \max \{\frac 1a, \frac 1b,\frac 1c \}.$</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47" calcext:value-type="float">
            <text:p>47</text:p>
          </table:table-cell>
          <table:table-cell/>
          <table:table-cell office:value-type="string" calcext:value-type="string">
            <text:p>Consider all segments dividing the area of a triangle $ABC$ in two equal parts. Find the length of the shortest segment among them, if the side lengths $a,$ $b,$ $c$ of triangle $ABC$ are given. How many of these shortest segments exist ?</text:p>
          </table:table-cell>
          <table:table-cell office:value-type="string" calcext:value-type="string">
            <text:p>https://artofproblemsolving.com/community/c3917_1966_imo_shortlist</text:p>
          </table:table-cell>
          <table:table-cell office:value-type="string" calcext:value-type="string">
            <text:p>Consider all segments dividing the area of a triangle $ABC$ in two equal parts. Find the length of the shortest segment among them, if the side lengths $a,$ $b,$ $c$ of triangle $ABC$ are given. How many of these shortest segments exist ?</text:p>
          </table:table-cell>
          <table:table-cell/>
        </table:table-row>
        <table:table-row table:style-name="ro1">
          <table:table-cell office:value-type="string" calcext:value-type="string">
            <text:p>1966 IMO Shortlist</text:p>
          </table:table-cell>
          <table:table-cell office:value-type="float" office:value="1966" calcext:value-type="float">
            <text:p>1966</text:p>
          </table:table-cell>
          <table:table-cell office:value-type="float" office:value="48" calcext:value-type="float">
            <text:p>48</text:p>
          </table:table-cell>
          <table:table-cell/>
          <table:table-cell office:value-type="string" calcext:value-type="string">
            <text:p>For which real numbers $p$ does the equation $x^{2}+px+3p=0$ have integer solutions ?</text:p>
          </table:table-cell>
          <table:table-cell office:value-type="string" calcext:value-type="string">
            <text:p>https://artofproblemsolving.com/community/c3917_1966_imo_shortlist</text:p>
          </table:table-cell>
          <table:table-cell office:value-type="string" calcext:value-type="string">
            <text:p>For which real numbers $p$ does the equation $x^{2}+px+3p=0$ have integer solutions ?</text:p>
          </table:table-cell>
          <table:table-cell/>
        </table:table-row>
        <table:table-row table:style-name="ro6">
          <table:table-cell office:value-type="string" calcext:value-type="string">
            <text:p>1966 IMO Shortlist</text:p>
          </table:table-cell>
          <table:table-cell office:value-type="float" office:value="1966" calcext:value-type="float">
            <text:p>1966</text:p>
          </table:table-cell>
          <table:table-cell office:value-type="float" office:value="49" calcext:value-type="float">
            <text:p>49</text:p>
          </table:table-cell>
          <table:table-cell/>
          <table:table-cell office:value-type="string" calcext:value-type="string">
            <text:p>Two mirror walls are placed to form an angle of measure $\alpha$. There is a candle inside the angle. How many reflections of the candle can an observer see?</text:p>
          </table:table-cell>
          <table:table-cell office:value-type="string" calcext:value-type="string">
            <text:p>https://artofproblemsolving.com/community/c3917_1966_imo_shortlist</text:p>
          </table:table-cell>
          <table:table-cell office:value-type="string" calcext:value-type="string">
            <text:p>Two mirror walls are placed to form an angle of measure $\alpha$. There is a candle inside the angle. How many reflections of the candle can an observer see?</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50" calcext:value-type="float">
            <text:p>50</text:p>
          </table:table-cell>
          <table:table-cell/>
          <table:table-cell office:value-type="string" calcext:value-type="string">
            <text:p>Solve the equation $\frac{1}{\sin x}+\frac{1}{\cos x}=\frac 1p$ where $p$ is a real parameter.</text:p>
            <text:p>Discuss for which values of $p$ the equation has at least one real solution and determine the number of solutions in $[0, 2\pi)$ for a given $p.$</text:p>
          </table:table-cell>
          <table:table-cell office:value-type="string" calcext:value-type="string">
            <text:p>https://artofproblemsolving.com/community/c3917_1966_imo_shortlist</text:p>
          </table:table-cell>
          <table:table-cell office:value-type="string" calcext:value-type="string">
            <text:p>Solve the equation $\frac{1}{\sin x}+\frac{1}{\cos x}=\frac 1p$ where $p$ is a real parameter.</text:p>
            <text:p>Discuss for which values of $p$ the equation has at least one real solution and determine the number of solutions in $[0, 2\pi)$ for a given $p.$</text:p>
          </table:table-cell>
          <table:table-cell/>
        </table:table-row>
        <table:table-row table:style-name="ro5">
          <table:table-cell office:value-type="string" calcext:value-type="string">
            <text:p>1966 IMO Shortlist</text:p>
          </table:table-cell>
          <table:table-cell office:value-type="float" office:value="1966" calcext:value-type="float">
            <text:p>1966</text:p>
          </table:table-cell>
          <table:table-cell office:value-type="float" office:value="51" calcext:value-type="float">
            <text:p>51</text:p>
          </table:table-cell>
          <table:table-cell/>
          <table:table-cell office:value-type="string" calcext:value-type="string">
            <text:p>Consider $n$ students with numbers $1, 2, \ldots, n$ standing in the order $1, 2, \ldots, n.$ Upon a command, any of the students either remains on his place or switches his place with another student. (Actually, if student $A$ switches his place with student $B,$ then $B$ cannot switch his place with any other student $C$ any more until the next command comes.)</text:p>
            <text:p/>
            <text:p>Is it possible to arrange the students in the order $n,1, 2, \ldots, n-1$ after two commands ?</text:p>
          </table:table-cell>
          <table:table-cell office:value-type="string" calcext:value-type="string">
            <text:p>https://artofproblemsolving.com/community/c3917_1966_imo_shortlist</text:p>
          </table:table-cell>
          <table:table-cell office:value-type="string" calcext:value-type="string">
            <text:p>Consider $n$ students with numbers $1, 2, \ldots, n$ standing in the order $1, 2, \ldots, n.$ Upon a command, any of the students either remains on his place or switches his place with another student. (Actually, if student $A$ switches his place with student $B,$ then $B$ cannot switch his place with any other student $C$ any more until the next command comes.)</text:p>
            <text:p/>
            <text:p>Is it possible to arrange the students in the order $n,1, 2, \ldots, n-1$ after two commands ?</text:p>
          </table:table-cell>
          <table:table-cell/>
        </table:table-row>
        <table:table-row table:style-name="ro5">
          <table:table-cell office:value-type="string" calcext:value-type="string">
            <text:p>1966 IMO Shortlist</text:p>
          </table:table-cell>
          <table:table-cell office:value-type="float" office:value="1966" calcext:value-type="float">
            <text:p>1966</text:p>
          </table:table-cell>
          <table:table-cell office:value-type="float" office:value="52" calcext:value-type="float">
            <text:p>52</text:p>
          </table:table-cell>
          <table:table-cell/>
          <table:table-cell office:value-type="string" calcext:value-type="string">
            <text:p>A figure with area $1$ is cut out of paper. We divide this figure into $10$ parts and color them in $10$ different colors. Now, we turn around the piece of paper, divide the same figure on the other side of the paper in $10$ parts again (in some different way). Show that we can color these new parts in the same $10$ colors again (hereby, different parts should have different colors) such that the sum of the areas of all parts of the figure colored with the same color on both sides is $\geq \frac{1}{10}.$</text:p>
          </table:table-cell>
          <table:table-cell office:value-type="string" calcext:value-type="string">
            <text:p>https://artofproblemsolving.com/community/c3917_1966_imo_shortlist</text:p>
          </table:table-cell>
          <table:table-cell office:value-type="string" calcext:value-type="string">
            <text:p>A figure with area $1$ is cut out of paper. We divide this figure into $10$ parts and color them in $10$ different colors. Now, we turn around the piece of paper, divide the same figure on the other side of the paper in $10$ parts again (in some different way). Show that we can color these new parts in the same $10$ colors again (hereby, different parts should have different colors) such that the sum of the areas of all parts of the figure colored with the same color on both sides is $\geq \frac{1}{10}.$</text:p>
          </table:table-cell>
          <table:table-cell/>
        </table:table-row>
        <table:table-row table:style-name="ro6">
          <table:table-cell office:value-type="string" calcext:value-type="string">
            <text:p>1966 IMO Shortlist</text:p>
          </table:table-cell>
          <table:table-cell office:value-type="float" office:value="1966" calcext:value-type="float">
            <text:p>1966</text:p>
          </table:table-cell>
          <table:table-cell office:value-type="float" office:value="53" calcext:value-type="float">
            <text:p>53</text:p>
          </table:table-cell>
          <table:table-cell/>
          <table:table-cell office:value-type="string" calcext:value-type="string">
            <text:p>Prove that in every convex hexagon of area $S$ one can draw a diagonal that cuts off a triangle of area not exceeding $\frac{1}{6}S.$</text:p>
          </table:table-cell>
          <table:table-cell office:value-type="string" calcext:value-type="string">
            <text:p>https://artofproblemsolving.com/community/c3917_1966_imo_shortlist</text:p>
          </table:table-cell>
          <table:table-cell office:value-type="string" calcext:value-type="string">
            <text:p>Prove that in every convex hexagon of area $S$ one can draw a diagonal that cuts off a triangle of area not exceeding $\frac{1}{6}S.$</text:p>
          </table:table-cell>
          <table:table-cell/>
        </table:table-row>
        <table:table-row table:style-name="ro6">
          <table:table-cell office:value-type="string" calcext:value-type="string">
            <text:p>1966 IMO Shortlist</text:p>
          </table:table-cell>
          <table:table-cell office:value-type="float" office:value="1966" calcext:value-type="float">
            <text:p>1966</text:p>
          </table:table-cell>
          <table:table-cell office:value-type="float" office:value="54" calcext:value-type="float">
            <text:p>54</text:p>
          </table:table-cell>
          <table:table-cell/>
          <table:table-cell office:value-type="string" calcext:value-type="string">
            <text:p>We take $100$ consecutive natural numbers $a_{1},$ $a_{2},$ $...,$ $a_{100}.$ Determine the last two digits of the number $a_{1}^{8}+a_{2}^{8}+...+a_{100}^{8}.$</text:p>
          </table:table-cell>
          <table:table-cell office:value-type="string" calcext:value-type="string">
            <text:p>https://artofproblemsolving.com/community/c3917_1966_imo_shortlist</text:p>
          </table:table-cell>
          <table:table-cell office:value-type="string" calcext:value-type="string">
            <text:p>We take $100$ consecutive natural numbers $a_{1},$ $a_{2},$ $...,$ $a_{100}.$ Determine the last two digits of the number $a_{1}^{8}+a_{2}^{8}+...+a_{100}^{8}.$</text:p>
          </table:table-cell>
          <table:table-cell/>
        </table:table-row>
        <table:table-row table:style-name="ro6">
          <table:table-cell office:value-type="string" calcext:value-type="string">
            <text:p>1966 IMO Shortlist</text:p>
          </table:table-cell>
          <table:table-cell office:value-type="float" office:value="1966" calcext:value-type="float">
            <text:p>1966</text:p>
          </table:table-cell>
          <table:table-cell office:value-type="float" office:value="55" calcext:value-type="float">
            <text:p>55</text:p>
          </table:table-cell>
          <table:table-cell/>
          <table:table-cell office:value-type="string" calcext:value-type="string">
            <text:p>Given the vertex $A$ and the centroid $M$ of a triangle $ABC$, find the locus of vertices $B$ such that all the angles of the triangle lie in the interval $[40^\circ, 70^\circ].$</text:p>
          </table:table-cell>
          <table:table-cell office:value-type="string" calcext:value-type="string">
            <text:p>https://artofproblemsolving.com/community/c3917_1966_imo_shortlist</text:p>
          </table:table-cell>
          <table:table-cell office:value-type="string" calcext:value-type="string">
            <text:p>Given the vertex $A$ and the centroid $M$ of a triangle $ABC$, find the locus of vertices $B$ such that all the angles of the triangle lie in the interval $[40^\circ, 70^\circ].$</text:p>
          </table:table-cell>
          <table:table-cell/>
        </table:table-row>
        <table:table-row table:style-name="ro6">
          <table:table-cell office:value-type="string" calcext:value-type="string">
            <text:p>1966 IMO Shortlist</text:p>
          </table:table-cell>
          <table:table-cell office:value-type="float" office:value="1966" calcext:value-type="float">
            <text:p>1966</text:p>
          </table:table-cell>
          <table:table-cell office:value-type="float" office:value="56" calcext:value-type="float">
            <text:p>56</text:p>
          </table:table-cell>
          <table:table-cell/>
          <table:table-cell office:value-type="string" calcext:value-type="string">
            <text:p>In a tetrahedron, all three pairs of opposite (skew) edges are mutually perpendicular. Prove that the midpoints of the six edges of the tetrahedron lie on one sphere.</text:p>
          </table:table-cell>
          <table:table-cell office:value-type="string" calcext:value-type="string">
            <text:p>https://artofproblemsolving.com/community/c3917_1966_imo_shortlist</text:p>
          </table:table-cell>
          <table:table-cell office:value-type="string" calcext:value-type="string">
            <text:p>In a tetrahedron, all three pairs of opposite (skew) edges are mutually perpendicular. Prove that the midpoints of the six edges of the tetrahedron lie on one sphere.</text:p>
          </table:table-cell>
          <table:table-cell/>
        </table:table-row>
        <table:table-row table:style-name="ro6">
          <table:table-cell office:value-type="string" calcext:value-type="string">
            <text:p>1966 IMO Shortlist</text:p>
          </table:table-cell>
          <table:table-cell office:value-type="float" office:value="1966" calcext:value-type="float">
            <text:p>1966</text:p>
          </table:table-cell>
          <table:table-cell office:value-type="float" office:value="57" calcext:value-type="float">
            <text:p>57</text:p>
          </table:table-cell>
          <table:table-cell/>
          <table:table-cell office:value-type="string" calcext:value-type="string">
            <text:p>Is it possible to choose a set of $100$ (or $200$) points on the boundary of a cube such that this set is fixed under each isometry of the cube into itself? Justify your answer.</text:p>
          </table:table-cell>
          <table:table-cell office:value-type="string" calcext:value-type="string">
            <text:p>https://artofproblemsolving.com/community/c3917_1966_imo_shortlist</text:p>
          </table:table-cell>
          <table:table-cell office:value-type="string" calcext:value-type="string">
            <text:p>Is it possible to choose a set of $100$ (or $200$) points on the boundary of a cube such that this set is fixed under each isometry of the cube into itself? Justify your answer.</text:p>
          </table:table-cell>
          <table:table-cell/>
        </table:table-row>
        <table:table-row table:style-name="ro5">
          <table:table-cell office:value-type="string" calcext:value-type="string">
            <text:p>1966 IMO Shortlist</text:p>
          </table:table-cell>
          <table:table-cell office:value-type="float" office:value="1966" calcext:value-type="float">
            <text:p>1966</text:p>
          </table:table-cell>
          <table:table-cell office:value-type="float" office:value="58" calcext:value-type="float">
            <text:p>58</text:p>
          </table:table-cell>
          <table:table-cell/>
          <table:table-cell office:value-type="string" calcext:value-type="string">
            <text:p>In a mathematical contest, three problems, $A,B,C$ were posed. Among the participants ther were 25 students who solved at least one problem each. Of all the contestants who did not solve problem $A$, the number who solved $B$ was twice the number who solved $C$. The number of students who solved only problem $A$ was one more than the number of students who solved $A$ and at least one other problem. Of all students who solved just one problem, half did not solve problem $A$. How many students solved only problem $B$?</text:p>
          </table:table-cell>
          <table:table-cell office:value-type="string" calcext:value-type="string">
            <text:p>https://artofproblemsolving.com/community/c3917_1966_imo_shortlist</text:p>
          </table:table-cell>
          <table:table-cell office:value-type="string" calcext:value-type="string">
            <text:p>In a mathematical contest, three problems, $A,B,C$ were posed. Among the participants ther were 25 students who solved at least one problem each. Of all the contestants who did not solve problem $A$, the number who solved $B$ was twice the number who solved $C$. The number of students who solved only problem $A$ was one more than the number of students who solved $A$ and at least one other problem. Of all students who solved just one problem, half did not solve problem $A$. How many students solved only problem $B$?</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59" calcext:value-type="float">
            <text:p>59</text:p>
          </table:table-cell>
          <table:table-cell/>
          <table:table-cell office:value-type="string" calcext:value-type="string">
            <text:p>Let $a,b,c$ be the lengths of the sides of a triangle, and $\alpha, \beta, \gamma$ respectively, the angles opposite these sides. Prove that if \[ a+b=\tan{\frac{\gamma}{2}}(a\tan{\alpha}+b\tan{\beta}) \] the triangle is isosceles.</text:p>
          </table:table-cell>
          <table:table-cell office:value-type="string" calcext:value-type="string">
            <text:p>https://artofproblemsolving.com/community/c3917_1966_imo_shortlist</text:p>
          </table:table-cell>
          <table:table-cell office:value-type="string" calcext:value-type="string">
            <text:p>Let $a,b,c$ be the lengths of the sides of a triangle, and $\alpha, \beta, \gamma$ respectively, the angles opposite these sides. Prove that if \[ a+b=\tan{\frac{\gamma}{2}}(a\tan{\alpha}+b\tan{\beta}) \] the triangle is isosceles.</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60" calcext:value-type="float">
            <text:p>60</text:p>
          </table:table-cell>
          <table:table-cell/>
          <table:table-cell office:value-type="string" calcext:value-type="string">
            <text:p>Prove that the sum of the distances of the vertices of a regular tetrahedron from the center of its circumscribed sphere is less than the sum of the distances of these vertices from any other point in space.</text:p>
          </table:table-cell>
          <table:table-cell office:value-type="string" calcext:value-type="string">
            <text:p>https://artofproblemsolving.com/community/c3917_1966_imo_shortlist</text:p>
          </table:table-cell>
          <table:table-cell office:value-type="string" calcext:value-type="string">
            <text:p>Prove that the sum of the distances of the vertices of a regular tetrahedron from the center of its circumscribed sphere is less than the sum of the distances of these vertices from any other point in space.</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61" calcext:value-type="float">
            <text:p>61</text:p>
          </table:table-cell>
          <table:table-cell/>
          <table:table-cell office:value-type="string" calcext:value-type="string">
            <text:p>Prove that for every natural number $n$, and for every real number $x \neq \frac{k\pi}{2^t}$ ($t=0,1, \dots, n$; $k$ any integer) \[ \frac{1}{\sin{2x}}+\frac{1}{\sin{4x}}+\dots+\frac{1}{\sin{2^nx}}=\cot{x}-\cot{2^nx} <text:s/>\]</text:p>
          </table:table-cell>
          <table:table-cell office:value-type="string" calcext:value-type="string">
            <text:p>https://artofproblemsolving.com/community/c3917_1966_imo_shortlist</text:p>
          </table:table-cell>
          <table:table-cell office:value-type="string" calcext:value-type="string">
            <text:p>Prove that for every natural number $n$, and for every real number $x \neq \frac{k\pi}{2^t}$ ($t=0,1, \dots, n$; $k$ any integer) \[ \frac{1}{\sin{2x}}+\frac{1}{\sin{4x}}+\dots+\frac{1}{\sin{2^nx}}=\cot{x}-\cot{2^nx} <text:s/>\]</text:p>
          </table:table-cell>
          <table:table-cell/>
        </table:table-row>
        <table:table-row table:style-name="ro4">
          <table:table-cell office:value-type="string" calcext:value-type="string">
            <text:p>1966 IMO Shortlist</text:p>
          </table:table-cell>
          <table:table-cell office:value-type="float" office:value="1966" calcext:value-type="float">
            <text:p>1966</text:p>
          </table:table-cell>
          <table:table-cell office:value-type="float" office:value="62" calcext:value-type="float">
            <text:p>62</text:p>
          </table:table-cell>
          <table:table-cell/>
          <table:table-cell office:value-type="string" calcext:value-type="string">
            <text:p>Solve the system of equations \[ |a_1-a_2|x_2+|a_1-a_3|x_3+|a_1-a_4|x_4=1 \] \[ |a_2-a_1|x_1+|a_2-a_3|x_3+|a_2-a_4|x_4=1 \] \[ |a_3-a_1|x_1+|a_3-a_2|x_2+|a_3-a_4|x_4=1 \] \[ |a_4-a_1|x_1+|a_4-a_2|x_2+|a_4-a_3|x_3=1 \] where $a_1, a_2, a_3, a_4$ are four different real numbers.</text:p>
          </table:table-cell>
          <table:table-cell office:value-type="string" calcext:value-type="string">
            <text:p>https://artofproblemsolving.com/community/c3917_1966_imo_shortlist</text:p>
          </table:table-cell>
          <table:table-cell office:value-type="string" calcext:value-type="string">
            <text:p>Solve the system of equations \[ |a_1-a_2|x_2+|a_1-a_3|x_3+|a_1-a_4|x_4=1 \] \[ |a_2-a_1|x_1+|a_2-a_3|x_3+|a_2-a_4|x_4=1 \] \[ |a_3-a_1|x_1+|a_3-a_2|x_2+|a_3-a_4|x_4=1 \] \[ |a_4-a_1|x_1+|a_4-a_2|x_2+|a_4-a_3|x_3=1 \] where $a_1, a_2, a_3, a_4$ are four different real numbers.</text:p>
          </table:table-cell>
          <table:table-cell/>
        </table:table-row>
        <table:table-row table:style-name="ro11">
          <table:table-cell office:value-type="string" calcext:value-type="string">
            <text:p>1966 IMO Shortlist</text:p>
          </table:table-cell>
          <table:table-cell office:value-type="float" office:value="1966" calcext:value-type="float">
            <text:p>1966</text:p>
          </table:table-cell>
          <table:table-cell office:value-type="float" office:value="63" calcext:value-type="float">
            <text:p>63</text:p>
          </table:table-cell>
          <table:table-cell/>
          <table:table-cell office:value-type="string" calcext:value-type="string">
            <text:p>Let $ ABC$ be a triangle, and let $ P$, $ Q$, $ R$ be three points in the interiors of the sides $ BC$, $ CA$, $ AB$ of this triangle. Prove that the area of at least one of the three triangles $ AQR$, $ BRP$, $ CPQ$ is less than or equal to one quarter of the area of triangle $ ABC$.</text:p>
            <text:p/>
            <text:p>\textit{Alternative formulation:} Let $ ABC$ be a triangle, and let $ P$, $ Q$, $ R$ be three points on the segments $ BC$, $ CA$, $ AB$, respectively. Prove that</text:p>
            <text:p/>
            <text:p>$ \min\left\{\left|AQR\right|,\left|BRP\right|,\left|CPQ\right|\right\}\leq\frac14\cdot\left|ABC\right|$,</text:p>
            <text:p/>
            <text:p>where the abbreviation $ \left|P_1P_2P_3\right|$ denotes the (non-directed) area of an arbitrary triangle $ P_1P_2P_3$.</text:p>
          </table:table-cell>
          <table:table-cell office:value-type="string" calcext:value-type="string">
            <text:p>https://artofproblemsolving.com/community/c3917_1966_imo_shortlist</text:p>
          </table:table-cell>
          <table:table-cell office:value-type="string" calcext:value-type="string">
            <text:p>Let $ ABC$ be a triangle, and let $ P$, $ Q$, $ R$ be three points in the interiors of the sides $ BC$, $ CA$, $ AB$ of this triangle. Prove that the area of at least one of the three triangles $ AQR$, $ BRP$, $ CPQ$ is less than or equal to one quarter of the area of triangle $ ABC$.</text:p>
            <text:p/>
            <text:p>\textit{Alternative formulation:} Let $ ABC$ be a triangle, and let $ P$, $ Q$, $ R$ be three points on the segments $ BC$, $ CA$, $ AB$, respectively. Prove that</text:p>
            <text:p/>
            <text:p>$ \min\left\{\left|AQR\right|,\left|BRP\right|,\left|CPQ\right|\right\}\leq\frac14\cdot\left|ABC\right|$,</text:p>
            <text:p/>
            <text:p>where the abbreviation $ \left|P_1P_2P_3\right|$ denotes the (non-directed) area of an arbitrary triangle $ P_1P_2P_3$.</text:p>
          </table:table-cell>
          <table:table-cell/>
        </table:table-row>
        <table:table-row table:style-name="ro6">
          <table:table-cell office:value-type="string" calcext:value-type="string">
            <text:p>1965 IMO Shortlist</text:p>
          </table:table-cell>
          <table:table-cell office:value-type="float" office:value="1965" calcext:value-type="float">
            <text:p>1965</text:p>
          </table:table-cell>
          <table:table-cell office:value-type="float" office:value="1" calcext:value-type="float">
            <text:p>1</text:p>
          </table:table-cell>
          <table:table-cell/>
          <table:table-cell office:value-type="string" calcext:value-type="string">
            <text:p>Determine all values of $x$ in the interval $0 \leq x \leq 2\pi$ which satisfy the inequality \[ 2 \cos{x} \leq \sqrt{1+\sin{2x}}-\sqrt{1-\sin{2x}} \leq \sqrt{2}. <text:s/>\]</text:p>
          </table:table-cell>
          <table:table-cell office:value-type="string" calcext:value-type="string">
            <text:p>https://artofproblemsolving.com/community/c3916_1965_imo_shortlist</text:p>
          </table:table-cell>
          <table:table-cell office:value-type="string" calcext:value-type="string">
            <text:p>Determine all values of $x$ in the interval $0 \leq x \leq 2\pi$ which satisfy the inequality \[ 2 \cos{x} \leq \sqrt{1+\sin{2x}}-\sqrt{1-\sin{2x}} \leq \sqrt{2}. <text:s/>\]</text:p>
          </table:table-cell>
          <table:table-cell/>
        </table:table-row>
        <table:table-row table:style-name="ro9">
          <table:table-cell office:value-type="string" calcext:value-type="string">
            <text:p>1965 IMO Shortlist</text:p>
          </table:table-cell>
          <table:table-cell office:value-type="float" office:value="1965" calcext:value-type="float">
            <text:p>1965</text:p>
          </table:table-cell>
          <table:table-cell office:value-type="float" office:value="2" calcext:value-type="float">
            <text:p>2</text:p>
          </table:table-cell>
          <table:table-cell/>
          <table:table-cell office:value-type="string" calcext:value-type="string">
            <text:p>Consider the sytem of equations</text:p>
            <text:p>\[  a_{11}x_1+a_{12}x_2+a_{13}x_3 = 0 \]\[a_{21}x_1+a_{22}x_2+a_{23}x_3 =0\]\[a_{31}x_1+a_{32}x_2+a_{33}x_3 = 0   \] with unknowns $x_1, x_2, x_3$. The coefficients satisfy the conditions:</text:p>
            <text:p/>
            <text:p>a) $a_{11}, a_{22}, a_{33}$ are positive numbers;</text:p>
            <text:p/>
            <text:p>b) the remaining coefficients are negative numbers;</text:p>
            <text:p/>
            <text:p>c) in each equation, the sum ofthe coefficients is positive.</text:p>
            <text:p/>
            <text:p>Prove that the given system has only the solution $x_1=x_2=x_3=0$.</text:p>
          </table:table-cell>
          <table:table-cell office:value-type="string" calcext:value-type="string">
            <text:p>https://artofproblemsolving.com/community/c3916_1965_imo_shortlist</text:p>
          </table:table-cell>
          <table:table-cell office:value-type="string" calcext:value-type="string">
            <text:p>Consider the sytem of equations</text:p>
            <text:p>\[  a_{11}x_1+a_{12}x_2+a_{13}x_3 = 0 \]\[a_{21}x_1+a_{22}x_2+a_{23}x_3 =0\]\[a_{31}x_1+a_{32}x_2+a_{33}x_3 = 0   \] with unknowns $x_1, x_2, x_3$. The coefficients satisfy the conditions:</text:p>
            <text:p/>
            <text:p>a) $a_{11}, a_{22}, a_{33}$ are positive numbers;</text:p>
            <text:p/>
            <text:p>b) the remaining coefficients are negative numbers;</text:p>
            <text:p/>
            <text:p>c) in each equation, the sum ofthe coefficients is positive.</text:p>
            <text:p/>
            <text:p>Prove that the given system has only the solution $x_1=x_2=x_3=0$.</text:p>
          </table:table-cell>
          <table:table-cell/>
        </table:table-row>
        <table:table-row table:style-name="ro7">
          <table:table-cell office:value-type="string" calcext:value-type="string">
            <text:p>1965 IMO Shortlist</text:p>
          </table:table-cell>
          <table:table-cell office:value-type="float" office:value="1965" calcext:value-type="float">
            <text:p>1965</text:p>
          </table:table-cell>
          <table:table-cell office:value-type="float" office:value="3" calcext:value-type="float">
            <text:p>3</text:p>
          </table:table-cell>
          <table:table-cell/>
          <table:table-cell office:value-type="string" calcext:value-type="string">
            <text:p>Given the tetrahedron $ABCD$ whose edges $AB$ and $CD$ have lengths $a$ and $b$ respectively. The distance between the skew lines $AB$ and $CD$ is $d$, and the angle between them is $\omega$. Tetrahedron $ABCD$ is divided into two solids by plane $\epsilon$, parallel to lines $AB$ and $CD$. The ratio of the distances of $\epsilon$ from $AB$ and $CD$ is equal to $k$. Compute the ratio of the volumes of the two solids obtained.</text:p>
          </table:table-cell>
          <table:table-cell office:value-type="string" calcext:value-type="string">
            <text:p>https://artofproblemsolving.com/community/c3916_1965_imo_shortlist</text:p>
          </table:table-cell>
          <table:table-cell office:value-type="string" calcext:value-type="string">
            <text:p>Given the tetrahedron $ABCD$ whose edges $AB$ and $CD$ have lengths $a$ and $b$ respectively. The distance between the skew lines $AB$ and $CD$ is $d$, and the angle between them is $\omega$. Tetrahedron $ABCD$ is divided into two solids by plane $\epsilon$, parallel to lines $AB$ and $CD$. The ratio of the distances of $\epsilon$ from $AB$ and $CD$ is equal to $k$. Compute the ratio of the volumes of the two solids obtained.</text:p>
          </table:table-cell>
          <table:table-cell/>
        </table:table-row>
        <table:table-row table:style-name="ro6">
          <table:table-cell office:value-type="string" calcext:value-type="string">
            <text:p>1965 IMO Shortlist</text:p>
          </table:table-cell>
          <table:table-cell office:value-type="float" office:value="1965" calcext:value-type="float">
            <text:p>1965</text:p>
          </table:table-cell>
          <table:table-cell office:value-type="float" office:value="4" calcext:value-type="float">
            <text:p>4</text:p>
          </table:table-cell>
          <table:table-cell/>
          <table:table-cell office:value-type="string" calcext:value-type="string">
            <text:p>Find all sets of four real numbers $x_1, x_2, x_3, x_4$ such that the sum of any one and the product of the other three is equal to 2.</text:p>
          </table:table-cell>
          <table:table-cell office:value-type="string" calcext:value-type="string">
            <text:p>https://artofproblemsolving.com/community/c3916_1965_imo_shortlist</text:p>
          </table:table-cell>
          <table:table-cell office:value-type="string" calcext:value-type="string">
            <text:p>Find all sets of four real numbers $x_1, x_2, x_3, x_4$ such that the sum of any one and the product of the other three is equal to 2.</text:p>
          </table:table-cell>
          <table:table-cell/>
        </table:table-row>
        <table:table-row table:style-name="ro10">
          <table:table-cell office:value-type="string" calcext:value-type="string">
            <text:p>1965 IMO Shortlist</text:p>
          </table:table-cell>
          <table:table-cell office:value-type="float" office:value="1965" calcext:value-type="float">
            <text:p>1965</text:p>
          </table:table-cell>
          <table:table-cell office:value-type="float" office:value="5" calcext:value-type="float">
            <text:p>5</text:p>
          </table:table-cell>
          <table:table-cell/>
          <table:table-cell office:value-type="string" calcext:value-type="string">
            <text:p>Consider $\triangle OAB$ with acute angle $AOB$. Thorugh a point $M \neq O$ perpendiculars are drawn to $OA$ and $OB$, the feet of which are $P$ and $Q$ respectively. The point of intersection of the altitudes of $\triangle OPQ$ is $H$. What is the locus of $H$ if $M$ is permitted to range over</text:p>
            <text:p/>
            <text:p>a) the side $AB$;</text:p>
            <text:p/>
            <text:p>b) the interior of $\triangle OAB$.</text:p>
          </table:table-cell>
          <table:table-cell office:value-type="string" calcext:value-type="string">
            <text:p>https://artofproblemsolving.com/community/c3916_1965_imo_shortlist</text:p>
          </table:table-cell>
          <table:table-cell office:value-type="string" calcext:value-type="string">
            <text:p>Consider $\triangle OAB$ with acute angle $AOB$. Thorugh a point $M \neq O$ perpendiculars are drawn to $OA$ and $OB$, the feet of which are $P$ and $Q$ respectively. The point of intersection of the altitudes of $\triangle OPQ$ is $H$. What is the locus of $H$ if $M$ is permitted to range over</text:p>
            <text:p/>
            <text:p>a) the side $AB$;</text:p>
            <text:p/>
            <text:p>b) the interior of $\triangle OAB$.</text:p>
          </table:table-cell>
          <table:table-cell/>
        </table:table-row>
        <table:table-row table:style-name="ro13">
          <table:table-cell office:value-type="string" calcext:value-type="string">
            <text:p>1965 IMO Shortlist</text:p>
          </table:table-cell>
          <table:table-cell office:value-type="float" office:value="1965" calcext:value-type="float">
            <text:p>1965</text:p>
          </table:table-cell>
          <table:table-cell office:value-type="float" office:value="6" calcext:value-type="float">
            <text:p>6</text:p>
          </table:table-cell>
          <table:table-cell/>
          <table:table-cell office:value-type="string" calcext:value-type="string">
            <text:p>In a plane a set of $n\geq 3$ points is given. Each pair of points is connected by a segment. Let $d$ be the length of the longest of these segments. We define a diameter of the set to be any connecting segment of length $d$. Prove that the number of diameters of the given set is at most $n$.</text:p>
          </table:table-cell>
          <table:table-cell office:value-type="string" calcext:value-type="string">
            <text:p>https://artofproblemsolving.com/community/c3916_1965_imo_shortlist</text:p>
          </table:table-cell>
          <table:table-cell office:value-type="string" calcext:value-type="string">
            <text:p>In a plane a set of $n\geq 3$ points is given. Each pair of points is connected by a segment. Let $d$ be the length of the longest of these segments. We define a diameter of the set to be any connecting segment of length $d$. Prove that the number of diameters of the given set is at most $n$.</text:p>
          </table:table-cell>
          <table:table-cell/>
        </table:table-row>
        <table:table-row table:style-name="ro6">
          <table:table-cell office:value-type="string" calcext:value-type="string">
            <text:p>1964 IMO Shortlist</text:p>
          </table:table-cell>
          <table:table-cell office:value-type="float" office:value="1964" calcext:value-type="float">
            <text:p>1964</text:p>
          </table:table-cell>
          <table:table-cell office:value-type="float" office:value="2" calcext:value-type="float">
            <text:p>2</text:p>
          </table:table-cell>
          <table:table-cell/>
          <table:table-cell office:value-type="string" calcext:value-type="string">
            <text:p>Suppose $a,b,c$ are the sides of a triangle. Prove that \[ a^2(b+c-a)+b^2(a+c-b)+c^2(a+b-c) \leq 3abc <text:s/>\]</text:p>
          </table:table-cell>
          <table:table-cell office:value-type="string" calcext:value-type="string">
            <text:p>https://artofproblemsolving.com/community/c3915_1964_imo_shortlist</text:p>
          </table:table-cell>
          <table:table-cell office:value-type="string" calcext:value-type="string">
            <text:p>Suppose $a,b,c$ are the sides of a triangle. Prove that \[ a^2(b+c-a)+b^2(a+c-b)+c^2(a+b-c) \leq 3abc <text:s/>\]</text:p>
          </table:table-cell>
          <table:table-cell/>
        </table:table-row>
        <table:table-row table:style-name="ro13">
          <table:table-cell office:value-type="string" calcext:value-type="string">
            <text:p>1964 IMO Shortlist</text:p>
          </table:table-cell>
          <table:table-cell office:value-type="float" office:value="1964" calcext:value-type="float">
            <text:p>1964</text:p>
          </table:table-cell>
          <table:table-cell office:value-type="float" office:value="3" calcext:value-type="float">
            <text:p>3</text:p>
          </table:table-cell>
          <table:table-cell/>
          <table:table-cell office:value-type="string" calcext:value-type="string">
            <text:p>A circle is inscribed in a triangle $ABC$ with sides $a,b,c$. Tangents to the circle parallel to the sides of the triangle are contructe. Each of these tangents cuts off a triagnle from $\triangle ABC$. In each of these triangles, a circle is inscribed. Find the sum of the areas of all four inscribed circles (in terms of $a,b,c$).</text:p>
          </table:table-cell>
          <table:table-cell office:value-type="string" calcext:value-type="string">
            <text:p>https://artofproblemsolving.com/community/c3915_1964_imo_shortlist</text:p>
          </table:table-cell>
          <table:table-cell office:value-type="string" calcext:value-type="string">
            <text:p>A circle is inscribed in a triangle $ABC$ with sides $a,b,c$. Tangents to the circle parallel to the sides of the triangle are contructe. Each of these tangents cuts off a triagnle from $\triangle ABC$. In each of these triangles, a circle is inscribed. Find the sum of the areas of all four inscribed circles (in terms of $a,b,c$).</text:p>
          </table:table-cell>
          <table:table-cell/>
        </table:table-row>
        <table:table-row table:style-name="ro4">
          <table:table-cell office:value-type="string" calcext:value-type="string">
            <text:p>1964 IMO Shortlist</text:p>
          </table:table-cell>
          <table:table-cell office:value-type="float" office:value="1964" calcext:value-type="float">
            <text:p>1964</text:p>
          </table:table-cell>
          <table:table-cell office:value-type="float" office:value="4" calcext:value-type="float">
            <text:p>4</text:p>
          </table:table-cell>
          <table:table-cell/>
          <table:table-cell office:value-type="string" calcext:value-type="string">
            <text:p>Seventeen people correspond by mail with one another-each one with all the rest. In their letters only three different topics are discussed. each pair of correspondents deals with only one of these topics. Prove that there are at least three people who write to each other about the same topic.</text:p>
          </table:table-cell>
          <table:table-cell office:value-type="string" calcext:value-type="string">
            <text:p>https://artofproblemsolving.com/community/c3915_1964_imo_shortlist</text:p>
          </table:table-cell>
          <table:table-cell office:value-type="string" calcext:value-type="string">
            <text:p>Seventeen people correspond by mail with one another-each one with all the rest. In their letters only three different topics are discussed. each pair of correspondents deals with only one of these topics. Prove that there are at least three people who write to each other about the same topic.</text:p>
          </table:table-cell>
          <table:table-cell/>
        </table:table-row>
        <table:table-row table:style-name="ro13">
          <table:table-cell office:value-type="string" calcext:value-type="string">
            <text:p>1964 IMO Shortlist</text:p>
          </table:table-cell>
          <table:table-cell office:value-type="float" office:value="1964" calcext:value-type="float">
            <text:p>1964</text:p>
          </table:table-cell>
          <table:table-cell office:value-type="float" office:value="5" calcext:value-type="float">
            <text:p>5</text:p>
          </table:table-cell>
          <table:table-cell/>
          <table:table-cell office:value-type="string" calcext:value-type="string">
            <text:p>Supppose five points in a plane are situated so that no two of the straight lines joining them are parallel, perpendicular, or coincident. From each point perpendiculars are drawn to all the lines joining the other four points. Determine the maxium number of intersections that these perpendiculars can have.</text:p>
          </table:table-cell>
          <table:table-cell office:value-type="string" calcext:value-type="string">
            <text:p>https://artofproblemsolving.com/community/c3915_1964_imo_shortlist</text:p>
          </table:table-cell>
          <table:table-cell office:value-type="string" calcext:value-type="string">
            <text:p>Supppose five points in a plane are situated so that no two of the straight lines joining them are parallel, perpendicular, or coincident. From each point perpendiculars are drawn to all the lines joining the other four points. Determine the maxium number of intersections that these perpendiculars can have.</text:p>
          </table:table-cell>
          <table:table-cell/>
        </table:table-row>
        <table:table-row table:style-name="ro7">
          <table:table-cell office:value-type="string" calcext:value-type="string">
            <text:p>1964 IMO Shortlist</text:p>
          </table:table-cell>
          <table:table-cell office:value-type="float" office:value="1964" calcext:value-type="float">
            <text:p>1964</text:p>
          </table:table-cell>
          <table:table-cell office:value-type="float" office:value="6" calcext:value-type="float">
            <text:p>6</text:p>
          </table:table-cell>
          <table:table-cell/>
          <table:table-cell office:value-type="string" calcext:value-type="string">
            <text:p>In tetrahedron $ABCD$, vertex $D$ is connected with $D_0$, the centrod if $\triangle ABC$. Line parallel to $DD_0$ are drawn through $A,B$ and $C$. These lines intersect the planes $BCD, CAD$ and $ABD$ in points $A_2, B_1,$ and $C_1$, respectively. Prove that the volume of $ABCD$ is one third the volume of $A_1B_1C_1D_0$. Is the result if point $D_o$ is selected anywhere within $\triangle ABC$?</text:p>
          </table:table-cell>
          <table:table-cell office:value-type="string" calcext:value-type="string">
            <text:p>https://artofproblemsolving.com/community/c3915_1964_imo_shortlist</text:p>
          </table:table-cell>
          <table:table-cell office:value-type="string" calcext:value-type="string">
            <text:p>In tetrahedron $ABCD$, vertex $D$ is connected with $D_0$, the centrod if $\triangle ABC$. Line parallel to $DD_0$ are drawn through $A,B$ and $C$. These lines intersect the planes $BCD, CAD$ and $ABD$ in points $A_2, B_1,$ and $C_1$, respectively. Prove that the volume of $ABCD$ is one third the volume of $A_1B_1C_1D_0$. Is the result if point $D_o$ is selected anywhere within $\triangle ABC$?</text:p>
          </table:table-cell>
          <table:table-cell/>
        </table:table-row>
        <table:table-row table:style-name="ro1">
          <table:table-cell office:value-type="string" calcext:value-type="string">
            <text:p>1963 IMO Shortlist</text:p>
          </table:table-cell>
          <table:table-cell office:value-type="float" office:value="1963" calcext:value-type="float">
            <text:p>1963</text:p>
          </table:table-cell>
          <table:table-cell office:value-type="float" office:value="1" calcext:value-type="float">
            <text:p>1</text:p>
          </table:table-cell>
          <table:table-cell/>
          <table:table-cell office:value-type="string" calcext:value-type="string">
            <text:p>Find all real roots of the equation \[ \sqrt{x^2-p}+2\sqrt{x^2-1}=x <text:s/>\] where $p$ is a real parameter.</text:p>
          </table:table-cell>
          <table:table-cell office:value-type="string" calcext:value-type="string">
            <text:p>https://artofproblemsolving.com/community/c3914_1963_imo_shortlist</text:p>
          </table:table-cell>
          <table:table-cell office:value-type="string" calcext:value-type="string">
            <text:p>Find all real roots of the equation \[ \sqrt{x^2-p}+2\sqrt{x^2-1}=x <text:s/>\] where $p$ is a real parameter.</text:p>
          </table:table-cell>
          <table:table-cell/>
        </table:table-row>
        <table:table-row table:style-name="ro4">
          <table:table-cell office:value-type="string" calcext:value-type="string">
            <text:p>1963 IMO Shortlist</text:p>
          </table:table-cell>
          <table:table-cell office:value-type="float" office:value="1963" calcext:value-type="float">
            <text:p>1963</text:p>
          </table:table-cell>
          <table:table-cell office:value-type="float" office:value="2" calcext:value-type="float">
            <text:p>2</text:p>
          </table:table-cell>
          <table:table-cell/>
          <table:table-cell office:value-type="string" calcext:value-type="string">
            <text:p>Point $A$ and segment $BC$ are given. Determine the locus of points in space which are vertices of right angles with one side passing through $A$, and the other side intersecting segment $BC$.</text:p>
          </table:table-cell>
          <table:table-cell office:value-type="string" calcext:value-type="string">
            <text:p>https://artofproblemsolving.com/community/c3914_1963_imo_shortlist</text:p>
          </table:table-cell>
          <table:table-cell office:value-type="string" calcext:value-type="string">
            <text:p>Point $A$ and segment $BC$ are given. Determine the locus of points in space which are vertices of right angles with one side passing through $A$, and the other side intersecting segment $BC$.</text:p>
          </table:table-cell>
          <table:table-cell/>
        </table:table-row>
        <table:table-row table:style-name="ro13">
          <table:table-cell office:value-type="string" calcext:value-type="string">
            <text:p>1963 IMO Shortlist</text:p>
          </table:table-cell>
          <table:table-cell office:value-type="float" office:value="1963" calcext:value-type="float">
            <text:p>1963</text:p>
          </table:table-cell>
          <table:table-cell office:value-type="float" office:value="3" calcext:value-type="float">
            <text:p>3</text:p>
          </table:table-cell>
          <table:table-cell/>
          <table:table-cell office:value-type="string" calcext:value-type="string">
            <text:p>In an $n$-gon $A_{1}A_{2}\ldots A_{n}$, all of whose interior angles are equal, the lengths of consecutive sides satisfy the relation</text:p>
            <text:p>\[a_{1}\geq a_{2}\geq \dots \geq a_{n}. \]</text:p>
            <text:p>Prove that $a_{1}=a_{2}= \ldots= a_{n}$.</text:p>
          </table:table-cell>
          <table:table-cell office:value-type="string" calcext:value-type="string">
            <text:p>https://artofproblemsolving.com/community/c3914_1963_imo_shortlist</text:p>
          </table:table-cell>
          <table:table-cell office:value-type="string" calcext:value-type="string">
            <text:p>In an $n$-gon $A_{1}A_{2}\ldots A_{n}$, all of whose interior angles are equal, the lengths of consecutive sides satisfy the relation</text:p>
            <text:p>\[a_{1}\geq a_{2}\geq \dots \geq a_{n}. \]</text:p>
            <text:p>Prove that $a_{1}=a_{2}= \ldots= a_{n}$.</text:p>
          </table:table-cell>
          <table:table-cell/>
        </table:table-row>
        <table:table-row table:style-name="ro4">
          <table:table-cell office:value-type="string" calcext:value-type="string">
            <text:p>1963 IMO Shortlist</text:p>
          </table:table-cell>
          <table:table-cell office:value-type="float" office:value="1963" calcext:value-type="float">
            <text:p>1963</text:p>
          </table:table-cell>
          <table:table-cell office:value-type="float" office:value="4" calcext:value-type="float">
            <text:p>4</text:p>
          </table:table-cell>
          <table:table-cell/>
          <table:table-cell office:value-type="string" calcext:value-type="string">
            <text:p>Find all solutions $x_1, x_2, x_3, x_4, x_5$ of the system \[ x_5+x_2=yx_1 <text:s/>\] \[ x_1+x_3=yx_2 <text:s/>\] \[ x_2+x_4=yx_3 <text:s/>\] \[ x_3+x_5=yx_4 <text:s/>\] \[ x_4+x_1=yx_5 <text:s/>\] where $y$ is a parameter.</text:p>
          </table:table-cell>
          <table:table-cell office:value-type="string" calcext:value-type="string">
            <text:p>https://artofproblemsolving.com/community/c3914_1963_imo_shortlist</text:p>
          </table:table-cell>
          <table:table-cell office:value-type="string" calcext:value-type="string">
            <text:p>Find all solutions $x_1, x_2, x_3, x_4, x_5$ of the system \[ x_5+x_2=yx_1 <text:s/>\] \[ x_1+x_3=yx_2 <text:s/>\] \[ x_2+x_4=yx_3 <text:s/>\] \[ x_3+x_5=yx_4 <text:s/>\] \[ x_4+x_1=yx_5 <text:s/>\] where $y$ is a parameter.</text:p>
          </table:table-cell>
          <table:table-cell/>
        </table:table-row>
        <table:table-row table:style-name="ro1">
          <table:table-cell office:value-type="string" calcext:value-type="string">
            <text:p>1963 IMO Shortlist</text:p>
          </table:table-cell>
          <table:table-cell office:value-type="float" office:value="1963" calcext:value-type="float">
            <text:p>1963</text:p>
          </table:table-cell>
          <table:table-cell office:value-type="float" office:value="5" calcext:value-type="float">
            <text:p>5</text:p>
          </table:table-cell>
          <table:table-cell/>
          <table:table-cell office:value-type="string" calcext:value-type="string">
            <text:p>Prove that $\cos{\frac{\pi}{7}}-\cos{\frac{2\pi}{7}}+\cos{\frac{3\pi}{7}}=\frac{1}{2}$</text:p>
          </table:table-cell>
          <table:table-cell office:value-type="string" calcext:value-type="string">
            <text:p>https://artofproblemsolving.com/community/c3914_1963_imo_shortlist</text:p>
          </table:table-cell>
          <table:table-cell office:value-type="string" calcext:value-type="string">
            <text:p>Prove that $\cos{\frac{\pi}{7}}-\cos{\frac{2\pi}{7}}+\cos{\frac{3\pi}{7}}=\frac{1}{2}$</text:p>
          </table:table-cell>
          <table:table-cell/>
        </table:table-row>
        <table:table-row table:style-name="ro3">
          <table:table-cell office:value-type="string" calcext:value-type="string">
            <text:p>1963 IMO Shortlist</text:p>
          </table:table-cell>
          <table:table-cell office:value-type="float" office:value="1963" calcext:value-type="float">
            <text:p>1963</text:p>
          </table:table-cell>
          <table:table-cell office:value-type="float" office:value="6" calcext:value-type="float">
            <text:p>6</text:p>
          </table:table-cell>
          <table:table-cell/>
          <table:table-cell office:value-type="string" calcext:value-type="string">
            <text:p>Five students $ A, B, C, D, E$ took part in a contest. One prediction was that the contestants would finish in the order $ ABCDE$. This prediction was very poor. In fact, no contestant finished in the position predicted, and no two contestants predicted to finish consecutively actually did so. A second prediction had the contestants finishing in the order $ DAECB$. This prediction was better. Exactly two of the contestants finished in the places predicted, and two disjoint pairs of students predicted to finish consecutively actually did so. Determine the order in which the contestants finished.</text:p>
          </table:table-cell>
          <table:table-cell office:value-type="string" calcext:value-type="string">
            <text:p>https://artofproblemsolving.com/community/c3914_1963_imo_shortlist</text:p>
          </table:table-cell>
          <table:table-cell office:value-type="string" calcext:value-type="string">
            <text:p>Five students $ A, B, C, D, E$ took part in a contest. One prediction was that the contestants would finish in the order $ ABCDE$. This prediction was very poor. In fact, no contestant finished in the position predicted, and no two contestants predicted to finish consecutively actually did so. A second prediction had the contestants finishing in the order $ DAECB$. This prediction was better. Exactly two of the contestants finished in the places predicted, and two disjoint pairs of students predicted to finish consecutively actually did so. Determine the order in which the contestants finished.</text:p>
          </table:table-cell>
          <table:table-cell/>
        </table:table-row>
        <table:table-row table:style-name="ro5">
          <table:table-cell office:value-type="string" calcext:value-type="string">
            <text:p>1962 IMO Shortlist</text:p>
          </table:table-cell>
          <table:table-cell office:value-type="float" office:value="1962" calcext:value-type="float">
            <text:p>1962</text:p>
          </table:table-cell>
          <table:table-cell office:value-type="float" office:value="1" calcext:value-type="float">
            <text:p>1</text:p>
          </table:table-cell>
          <table:table-cell/>
          <table:table-cell office:value-type="string" calcext:value-type="string">
            <text:p>Find the smallest natural number $n$ which has the following properties:</text:p>
            <text:p/>
            <text:p>a) Its decimal representation has a 6 as the last digit.</text:p>
            <text:p/>
            <text:p>b) If the last digit 6 is erased and placed in front of the remaining digits, the resulting number is four times as large as the original number $n$.</text:p>
          </table:table-cell>
          <table:table-cell office:value-type="string" calcext:value-type="string">
            <text:p>https://artofproblemsolving.com/community/c3913_1962_imo_shortlist</text:p>
          </table:table-cell>
          <table:table-cell office:value-type="string" calcext:value-type="string">
            <text:p>Find the smallest natural number $n$ which has the following properties:</text:p>
            <text:p/>
            <text:p>a) Its decimal representation has a 6 as the last digit.</text:p>
            <text:p/>
            <text:p>b) If the last digit 6 is erased and placed in front of the remaining digits, the resulting number is four times as large as the original number $n$.</text:p>
          </table:table-cell>
          <table:table-cell/>
        </table:table-row>
        <table:table-row table:style-name="ro1">
          <table:table-cell office:value-type="string" calcext:value-type="string">
            <text:p>1962 IMO Shortlist</text:p>
          </table:table-cell>
          <table:table-cell office:value-type="float" office:value="1962" calcext:value-type="float">
            <text:p>1962</text:p>
          </table:table-cell>
          <table:table-cell office:value-type="float" office:value="2" calcext:value-type="float">
            <text:p>2</text:p>
          </table:table-cell>
          <table:table-cell/>
          <table:table-cell office:value-type="string" calcext:value-type="string">
            <text:p>Determine all real numbers $x$ which satisfy the inequality: \[ \sqrt{3-x}-\sqrt{x+1}&gt;\dfrac{1}{2} \]</text:p>
          </table:table-cell>
          <table:table-cell office:value-type="string" calcext:value-type="string">
            <text:p>https://artofproblemsolving.com/community/c3913_1962_imo_shortlist</text:p>
          </table:table-cell>
          <table:table-cell office:value-type="string" calcext:value-type="string">
            <text:p>Determine all real numbers $x$ which satisfy the inequality: \[ \sqrt{3-x}-\sqrt{x+1}&gt;\dfrac{1}{2} \]</text:p>
          </table:table-cell>
          <table:table-cell/>
        </table:table-row>
        <table:table-row table:style-name="ro5">
          <table:table-cell office:value-type="string" calcext:value-type="string">
            <text:p>1962 IMO Shortlist</text:p>
          </table:table-cell>
          <table:table-cell office:value-type="float" office:value="1962" calcext:value-type="float">
            <text:p>1962</text:p>
          </table:table-cell>
          <table:table-cell office:value-type="float" office:value="3" calcext:value-type="float">
            <text:p>3</text:p>
          </table:table-cell>
          <table:table-cell/>
          <table:table-cell office:value-type="string" calcext:value-type="string">
            <text:p>Consider the cube $ABCDA'B'C'D'$ ($ABCD$ and $A'B'C'D'$ are the upper and lower bases, repsectively, and edges $AA', BB', CC', DD'$ are parallel). The point $X$ moves at a constant speed along the perimeter of the square $ABCD$ in the direction $ABCDA$, and the point $Y$ moves at the same rate along the perimiter of the square $B'C'CB$ in the direction $B'C'CBB'$. Points $X$ and $Y$ begin their motion at the same instant from the starting positions $A$ and $B'$, respectively. Determine and draw the locus of the midpionts of the segments $XY$.</text:p>
          </table:table-cell>
          <table:table-cell office:value-type="string" calcext:value-type="string">
            <text:p>https://artofproblemsolving.com/community/c3913_1962_imo_shortlist</text:p>
          </table:table-cell>
          <table:table-cell office:value-type="string" calcext:value-type="string">
            <text:p>Consider the cube $ABCDA'B'C'D'$ ($ABCD$ and $A'B'C'D'$ are the upper and lower bases, repsectively, and edges $AA', BB', CC', DD'$ are parallel). The point $X$ moves at a constant speed along the perimeter of the square $ABCD$ in the direction $ABCDA$, and the point $Y$ moves at the same rate along the perimiter of the square $B'C'CB$ in the direction $B'C'CBB'$. Points $X$ and $Y$ begin their motion at the same instant from the starting positions $A$ and $B'$, respectively. Determine and draw the locus of the midpionts of the segments $XY$.</text:p>
          </table:table-cell>
          <table:table-cell/>
        </table:table-row>
        <table:table-row table:style-name="ro1">
          <table:table-cell office:value-type="string" calcext:value-type="string">
            <text:p>1962 IMO Shortlist</text:p>
          </table:table-cell>
          <table:table-cell office:value-type="float" office:value="1962" calcext:value-type="float">
            <text:p>1962</text:p>
          </table:table-cell>
          <table:table-cell office:value-type="float" office:value="4" calcext:value-type="float">
            <text:p>4</text:p>
          </table:table-cell>
          <table:table-cell/>
          <table:table-cell office:value-type="string" calcext:value-type="string">
            <text:p>Solve the equation $\cos^2{x}+\cos^2{2x}+\cos^2{3x}=1$</text:p>
          </table:table-cell>
          <table:table-cell office:value-type="string" calcext:value-type="string">
            <text:p>https://artofproblemsolving.com/community/c3913_1962_imo_shortlist</text:p>
          </table:table-cell>
          <table:table-cell office:value-type="string" calcext:value-type="string">
            <text:p>Solve the equation $\cos^2{x}+\cos^2{2x}+\cos^2{3x}=1$</text:p>
          </table:table-cell>
          <table:table-cell/>
        </table:table-row>
        <table:table-row table:style-name="ro4">
          <table:table-cell office:value-type="string" calcext:value-type="string">
            <text:p>1962 IMO Shortlist</text:p>
          </table:table-cell>
          <table:table-cell office:value-type="float" office:value="1962" calcext:value-type="float">
            <text:p>1962</text:p>
          </table:table-cell>
          <table:table-cell office:value-type="float" office:value="5" calcext:value-type="float">
            <text:p>5</text:p>
          </table:table-cell>
          <table:table-cell/>
          <table:table-cell office:value-type="string" calcext:value-type="string">
            <text:p>On the circle $K$ there are given three distinct points $A,B,C$. Construct (using only a straightedge and a compass) a fourth point $D$ on $K$ such that a circle can be inscribed in the quadrilateral thus obtained.</text:p>
          </table:table-cell>
          <table:table-cell office:value-type="string" calcext:value-type="string">
            <text:p>https://artofproblemsolving.com/community/c3913_1962_imo_shortlist</text:p>
          </table:table-cell>
          <table:table-cell office:value-type="string" calcext:value-type="string">
            <text:p>On the circle $K$ there are given three distinct points $A,B,C$. Construct (using only a straightedge and a compass) a fourth point $D$ on $K$ such that a circle can be inscribed in the quadrilateral thus obtained.</text:p>
          </table:table-cell>
          <table:table-cell/>
        </table:table-row>
        <table:table-row table:style-name="ro4">
          <table:table-cell office:value-type="string" calcext:value-type="string">
            <text:p>1962 IMO Shortlist</text:p>
          </table:table-cell>
          <table:table-cell office:value-type="float" office:value="1962" calcext:value-type="float">
            <text:p>1962</text:p>
          </table:table-cell>
          <table:table-cell office:value-type="float" office:value="6" calcext:value-type="float">
            <text:p>6</text:p>
          </table:table-cell>
          <table:table-cell/>
          <table:table-cell office:value-type="string" calcext:value-type="string">
            <text:p>Consider an isosceles triangle. let $R$ be the radius of its circumscribed circle and $r$ be the radius of its inscribed circle. Prove that the distance $d$ between the centers of these two circle is \[ d=\sqrt{R(R-2r)} \]</text:p>
          </table:table-cell>
          <table:table-cell office:value-type="string" calcext:value-type="string">
            <text:p>https://artofproblemsolving.com/community/c3913_1962_imo_shortlist</text:p>
          </table:table-cell>
          <table:table-cell office:value-type="string" calcext:value-type="string">
            <text:p>Consider an isosceles triangle. let $R$ be the radius of its circumscribed circle and $r$ be the radius of its inscribed circle. Prove that the distance $d$ between the centers of these two circle is \[ d=\sqrt{R(R-2r)} \]</text:p>
          </table:table-cell>
          <table:table-cell/>
        </table:table-row>
        <table:table-row table:style-name="ro5">
          <table:table-cell office:value-type="string" calcext:value-type="string">
            <text:p>1962 IMO Shortlist</text:p>
          </table:table-cell>
          <table:table-cell office:value-type="float" office:value="1962" calcext:value-type="float">
            <text:p>1962</text:p>
          </table:table-cell>
          <table:table-cell office:value-type="float" office:value="7" calcext:value-type="float">
            <text:p>7</text:p>
          </table:table-cell>
          <table:table-cell/>
          <table:table-cell office:value-type="string" calcext:value-type="string">
            <text:p>The tetrahedron $SABC$ has the following property: there exist five spheres, each tangent to the edges $SA, SB, SC, BC, CA, AB,$ or to their extensions.</text:p>
            <text:p/>
            <text:p>a) Prove that the tetrahedron $SABC$ is regular.</text:p>
            <text:p/>
            <text:p>b) Prove conversely that for every regular tetrahedron five such spheres exist.</text:p>
          </table:table-cell>
          <table:table-cell office:value-type="string" calcext:value-type="string">
            <text:p>https://artofproblemsolving.com/community/c3913_1962_imo_shortlist</text:p>
          </table:table-cell>
          <table:table-cell office:value-type="string" calcext:value-type="string">
            <text:p>The tetrahedron $SABC$ has the following property: there exist five spheres, each tangent to the edges $SA, SB, SC, BC, CA, AB,$ or to their extensions.</text:p>
            <text:p/>
            <text:p>a) Prove that the tetrahedron $SABC$ is regular.</text:p>
            <text:p/>
            <text:p>b) Prove conversely that for every regular tetrahedron five such spheres exist.</text:p>
          </table:table-cell>
          <table:table-cell/>
        </table:table-row>
        <table:table-row table:style-name="ro4">
          <table:table-cell office:value-type="string" calcext:value-type="string">
            <text:p>1961 IMO Shortlist</text:p>
          </table:table-cell>
          <table:table-cell office:value-type="float" office:value="1961" calcext:value-type="float">
            <text:p>1961</text:p>
          </table:table-cell>
          <table:table-cell office:value-type="float" office:value="1" calcext:value-type="float">
            <text:p>1</text:p>
          </table:table-cell>
          <table:table-cell/>
          <table:table-cell office:value-type="string" calcext:value-type="string">
            <text:p>Solve the system of equations: \[ x+y+z=a <text:s/>\] \[ x^2+y^2+z^2=b^2 <text:s/>\] \[ xy=z^2 <text:s/>\] where $a$ and $b$ are constants. Give the conditions that $a$ and $b$ must satisfy so that $x,y,z$ are distinct positive numbers.</text:p>
          </table:table-cell>
          <table:table-cell office:value-type="string" calcext:value-type="string">
            <text:p>https://artofproblemsolving.com/community/c3912_1961_imo_shortlist</text:p>
          </table:table-cell>
          <table:table-cell office:value-type="string" calcext:value-type="string">
            <text:p>Solve the system of equations: \[ x+y+z=a <text:s/>\] \[ x^2+y^2+z^2=b^2 <text:s/>\] \[ xy=z^2 <text:s/>\] where $a$ and $b$ are constants. Give the conditions that $a$ and $b$ must satisfy so that $x,y,z$ are distinct positive numbers.</text:p>
          </table:table-cell>
          <table:table-cell/>
        </table:table-row>
        <table:table-row table:style-name="ro13">
          <table:table-cell office:value-type="string" calcext:value-type="string">
            <text:p>1961 IMO Shortlist</text:p>
          </table:table-cell>
          <table:table-cell office:value-type="float" office:value="1961" calcext:value-type="float">
            <text:p>1961</text:p>
          </table:table-cell>
          <table:table-cell office:value-type="float" office:value="2" calcext:value-type="float">
            <text:p>2</text:p>
          </table:table-cell>
          <table:table-cell/>
          <table:table-cell office:value-type="string" calcext:value-type="string">
            <text:p>Let $ a$, $ b$, $ c$ be the sides of a triangle, and $ S$ its area. Prove:</text:p>
            <text:p>\[ a^{2} + b^{2} + c^{2}\geq 4S \sqrt {3}</text:p>
            <text:p>\]</text:p>
            <text:p>In what case does equality hold?</text:p>
          </table:table-cell>
          <table:table-cell office:value-type="string" calcext:value-type="string">
            <text:p>https://artofproblemsolving.com/community/c3912_1961_imo_shortlist</text:p>
          </table:table-cell>
          <table:table-cell office:value-type="string" calcext:value-type="string">
            <text:p>Let $ a$, $ b$, $ c$ be the sides of a triangle, and $ S$ its area. Prove:</text:p>
            <text:p>\[ a^{2} + b^{2} + c^{2}\geq 4S \sqrt {3}</text:p>
            <text:p>\]</text:p>
            <text:p>In what case does equality hold?</text:p>
          </table:table-cell>
          <table:table-cell/>
        </table:table-row>
        <table:table-row table:style-name="ro1">
          <table:table-cell office:value-type="string" calcext:value-type="string">
            <text:p>1961 IMO Shortlist</text:p>
          </table:table-cell>
          <table:table-cell office:value-type="float" office:value="1961" calcext:value-type="float">
            <text:p>1961</text:p>
          </table:table-cell>
          <table:table-cell office:value-type="float" office:value="3" calcext:value-type="float">
            <text:p>3</text:p>
          </table:table-cell>
          <table:table-cell/>
          <table:table-cell office:value-type="string" calcext:value-type="string">
            <text:p>Solve the equation $\cos^n{x}-\sin^n{x}=1$ where $n$ is a natural number.</text:p>
          </table:table-cell>
          <table:table-cell office:value-type="string" calcext:value-type="string">
            <text:p>https://artofproblemsolving.com/community/c3912_1961_imo_shortlist</text:p>
          </table:table-cell>
          <table:table-cell office:value-type="string" calcext:value-type="string">
            <text:p>Solve the equation $\cos^n{x}-\sin^n{x}=1$ where $n$ is a natural number.</text:p>
          </table:table-cell>
          <table:table-cell/>
        </table:table-row>
        <table:table-row table:style-name="ro13">
          <table:table-cell office:value-type="string" calcext:value-type="string">
            <text:p>1961 IMO Shortlist</text:p>
          </table:table-cell>
          <table:table-cell office:value-type="float" office:value="1961" calcext:value-type="float">
            <text:p>1961</text:p>
          </table:table-cell>
          <table:table-cell office:value-type="float" office:value="4" calcext:value-type="float">
            <text:p>4</text:p>
          </table:table-cell>
          <table:table-cell/>
          <table:table-cell office:value-type="string" calcext:value-type="string">
            <text:p>Consider triangle $P_1P_2P_3$ and a point $p$ within the triangle. Lines $P_1P, P_2P, P_3P$ intersect the opposite sides in points $Q_1, Q_2, Q_3$ respectively. Prove that, of the numbers \[ \dfrac{P_1P}{PQ_1}, \dfrac{P_2P}{PQ_2}, \dfrac{P_3P}{PQ_3} \]</text:p>
            <text:p>at least one is $\leq 2$ and at least one is $\geq 2$</text:p>
          </table:table-cell>
          <table:table-cell office:value-type="string" calcext:value-type="string">
            <text:p>https://artofproblemsolving.com/community/c3912_1961_imo_shortlist</text:p>
          </table:table-cell>
          <table:table-cell office:value-type="string" calcext:value-type="string">
            <text:p>Consider triangle $P_1P_2P_3$ and a point $p$ within the triangle. Lines $P_1P, P_2P, P_3P$ intersect the opposite sides in points $Q_1, Q_2, Q_3$ respectively. Prove that, of the numbers \[ \dfrac{P_1P}{PQ_1}, \dfrac{P_2P}{PQ_2}, \dfrac{P_3P}{PQ_3} \]</text:p>
            <text:p>at least one is $\leq 2$ and at least one is $\geq 2$</text:p>
          </table:table-cell>
          <table:table-cell/>
        </table:table-row>
        <table:table-row table:style-name="ro4">
          <table:table-cell office:value-type="string" calcext:value-type="string">
            <text:p>1961 IMO Shortlist</text:p>
          </table:table-cell>
          <table:table-cell office:value-type="float" office:value="1961" calcext:value-type="float">
            <text:p>1961</text:p>
          </table:table-cell>
          <table:table-cell office:value-type="float" office:value="5" calcext:value-type="float">
            <text:p>5</text:p>
          </table:table-cell>
          <table:table-cell/>
          <table:table-cell office:value-type="string" calcext:value-type="string">
            <text:p>Construct a triangle $ABC$ if $AC=b$, $AB=c$ and $\angle AMB=w$, where $M$ is the midpoint of the segment $BC$ and $w&lt;90$. Prove that a solution exists if and only if \[ b \tan{\dfrac{w}{2}} \leq c &lt;b <text:s/>\] In what case does the equality hold?</text:p>
          </table:table-cell>
          <table:table-cell office:value-type="string" calcext:value-type="string">
            <text:p>https://artofproblemsolving.com/community/c3912_1961_imo_shortlist</text:p>
          </table:table-cell>
          <table:table-cell office:value-type="string" calcext:value-type="string">
            <text:p>Construct a triangle $ABC$ if $AC=b$, $AB=c$ and $\angle AMB=w$, where $M$ is the midpoint of the segment $BC$ and $w&lt;90$. Prove that a solution exists if and only if \[ b \tan{\dfrac{w}{2}} \leq c &lt;b <text:s/>\] In what case does the equality hold?</text:p>
          </table:table-cell>
          <table:table-cell/>
        </table:table-row>
        <table:table-row table:style-name="ro5">
          <table:table-cell office:value-type="string" calcext:value-type="string">
            <text:p>1961 IMO Shortlist</text:p>
          </table:table-cell>
          <table:table-cell office:value-type="float" office:value="1961" calcext:value-type="float">
            <text:p>1961</text:p>
          </table:table-cell>
          <table:table-cell office:value-type="float" office:value="6" calcext:value-type="float">
            <text:p>6</text:p>
          </table:table-cell>
          <table:table-cell/>
          <table:table-cell office:value-type="string" calcext:value-type="string">
            <text:p>Consider a plane $\epsilon$ and three non-collinear points $A,B,C$ on the same side of $\epsilon$; suppose the plane determined by these three points is not parallel to $\epsilon$. In plane $\epsilon$ take three arbitrary points $A',B',C'$. Let $L,M,N$ be the midpoints of segments $AA', BB', CC'$; Let $G$ be the centroid of the triangle $LMN$. (We will not consider positions of the points $A', B', C'$ such that the points $L,M,N$ do not form a triangle.) What is the locus of point $G$ as $A', B', C'$ range independently over the plane $\epsilon$?</text:p>
          </table:table-cell>
          <table:table-cell office:value-type="string" calcext:value-type="string">
            <text:p>https://artofproblemsolving.com/community/c3912_1961_imo_shortlist</text:p>
          </table:table-cell>
          <table:table-cell office:value-type="string" calcext:value-type="string">
            <text:p>Consider a plane $\epsilon$ and three non-collinear points $A,B,C$ on the same side of $\epsilon$; suppose the plane determined by these three points is not parallel to $\epsilon$. In plane $\epsilon$ take three arbitrary points $A',B',C'$. Let $L,M,N$ be the midpoints of segments $AA', BB', CC'$; Let $G$ be the centroid of the triangle $LMN$. (We will not consider positions of the points $A', B', C'$ such that the points $L,M,N$ do not form a triangle.) What is the locus of point $G$ as $A', B', C'$ range independently over the plane $\epsilon$?</text:p>
          </table:table-cell>
          <table:table-cell/>
        </table:table-row>
        <table:table-row table:style-name="ro6">
          <table:table-cell office:value-type="string" calcext:value-type="string">
            <text:p>1960 IMO Shortlist</text:p>
          </table:table-cell>
          <table:table-cell office:value-type="float" office:value="1960" calcext:value-type="float">
            <text:p>1960</text:p>
          </table:table-cell>
          <table:table-cell office:value-type="float" office:value="1" calcext:value-type="float">
            <text:p>1</text:p>
          </table:table-cell>
          <table:table-cell/>
          <table:table-cell office:value-type="string" calcext:value-type="string">
            <text:p>Determine all three-digit numbers $N$ having the property that $N$ is divisible by 11, and $\dfrac{N}{11}$ is equal to the sum of the squares of the digits of $N$.</text:p>
          </table:table-cell>
          <table:table-cell office:value-type="string" calcext:value-type="string">
            <text:p>https://artofproblemsolving.com/community/c3911_1960_imo_shortlist</text:p>
          </table:table-cell>
          <table:table-cell office:value-type="string" calcext:value-type="string">
            <text:p>Determine all three-digit numbers $N$ having the property that $N$ is divisible by 11, and $\dfrac{N}{11}$ is equal to the sum of the squares of the digits of $N$.</text:p>
          </table:table-cell>
          <table:table-cell/>
        </table:table-row>
        <table:table-row table:style-name="ro6">
          <table:table-cell office:value-type="string" calcext:value-type="string">
            <text:p>1960 IMO Shortlist</text:p>
          </table:table-cell>
          <table:table-cell office:value-type="float" office:value="1960" calcext:value-type="float">
            <text:p>1960</text:p>
          </table:table-cell>
          <table:table-cell office:value-type="float" office:value="2" calcext:value-type="float">
            <text:p>2</text:p>
          </table:table-cell>
          <table:table-cell/>
          <table:table-cell office:value-type="string" calcext:value-type="string">
            <text:p>For what values of the variable $x$ does the following inequality hold: \[ \dfrac{4x^2}{(1-\sqrt{2x+1})^2}&lt;2x+9 \ ? <text:s/>\]</text:p>
          </table:table-cell>
          <table:table-cell office:value-type="string" calcext:value-type="string">
            <text:p>https://artofproblemsolving.com/community/c3911_1960_imo_shortlist</text:p>
          </table:table-cell>
          <table:table-cell office:value-type="string" calcext:value-type="string">
            <text:p>For what values of the variable $x$ does the following inequality hold: \[ \dfrac{4x^2}{(1-\sqrt{2x+1})^2}&lt;2x+9 \ ? <text:s/>\]</text:p>
          </table:table-cell>
          <table:table-cell/>
        </table:table-row>
        <table:table-row table:style-name="ro13">
          <table:table-cell office:value-type="string" calcext:value-type="string">
            <text:p>1960 IMO Shortlist</text:p>
          </table:table-cell>
          <table:table-cell office:value-type="float" office:value="1960" calcext:value-type="float">
            <text:p>1960</text:p>
          </table:table-cell>
          <table:table-cell office:value-type="float" office:value="3" calcext:value-type="float">
            <text:p>3</text:p>
          </table:table-cell>
          <table:table-cell/>
          <table:table-cell office:value-type="string" calcext:value-type="string">
            <text:p>In a given right triangle $ABC$, the hypotenuse $BC$, of length $a$, is divided into $n$ equal parts ($n$ and odd integer). Let $\alpha$ be the acute angel subtending, from $A$, that segment which contains the mdipoint of the hypotenuse. Let $h$ be the length of the altitude to the hypotenuse fo the triangle. Prove that: \[ \tan{\alpha}=\dfrac{4nh}{(n^2-1)a}. <text:s/>\]</text:p>
          </table:table-cell>
          <table:table-cell office:value-type="string" calcext:value-type="string">
            <text:p>https://artofproblemsolving.com/community/c3911_1960_imo_shortlist</text:p>
          </table:table-cell>
          <table:table-cell office:value-type="string" calcext:value-type="string">
            <text:p>In a given right triangle $ABC$, the hypotenuse $BC$, of length $a$, is divided into $n$ equal parts ($n$ and odd integer). Let $\alpha$ be the acute angel subtending, from $A$, that segment which contains the mdipoint of the hypotenuse. Let $h$ be the length of the altitude to the hypotenuse fo the triangle. Prove that: \[ \tan{\alpha}=\dfrac{4nh}{(n^2-1)a}. <text:s/>\]</text:p>
          </table:table-cell>
          <table:table-cell/>
        </table:table-row>
        <table:table-row table:style-name="ro6">
          <table:table-cell office:value-type="string" calcext:value-type="string">
            <text:p>1960 IMO Shortlist</text:p>
          </table:table-cell>
          <table:table-cell office:value-type="float" office:value="1960" calcext:value-type="float">
            <text:p>1960</text:p>
          </table:table-cell>
          <table:table-cell office:value-type="float" office:value="4" calcext:value-type="float">
            <text:p>4</text:p>
          </table:table-cell>
          <table:table-cell/>
          <table:table-cell office:value-type="string" calcext:value-type="string">
            <text:p>Construct triangle $ABC$, given $h_a$, $h_b$ (the altitudes from $A$ and $B$), and $m_a$, the median from vertex $A$.</text:p>
          </table:table-cell>
          <table:table-cell office:value-type="string" calcext:value-type="string">
            <text:p>https://artofproblemsolving.com/community/c3911_1960_imo_shortlist</text:p>
          </table:table-cell>
          <table:table-cell office:value-type="string" calcext:value-type="string">
            <text:p>Construct triangle $ABC$, given $h_a$, $h_b$ (the altitudes from $A$ and $B$), and $m_a$, the median from vertex $A$.</text:p>
          </table:table-cell>
          <table:table-cell/>
        </table:table-row>
        <table:table-row table:style-name="ro5">
          <table:table-cell office:value-type="string" calcext:value-type="string">
            <text:p>1960 IMO Shortlist</text:p>
          </table:table-cell>
          <table:table-cell office:value-type="float" office:value="1960" calcext:value-type="float">
            <text:p>1960</text:p>
          </table:table-cell>
          <table:table-cell office:value-type="float" office:value="5" calcext:value-type="float">
            <text:p>5</text:p>
          </table:table-cell>
          <table:table-cell/>
          <table:table-cell office:value-type="string" calcext:value-type="string">
            <text:p>Consider the cube $ABCDA'B'C'D'$ (with face $ABCD$ directly above face $A'B'C'D'$).</text:p>
            <text:p/>
            <text:p>a) Find the locus of the midpoints of the segments $XY$, where $X$ is any point of $AC$ and $Y$ is any piont of $B'D'$;</text:p>
            <text:p/>
            <text:p>b) Find the locus of points $Z$ which lie on the segment $XY$ of part a) with $ZY=2XZ$.</text:p>
          </table:table-cell>
          <table:table-cell office:value-type="string" calcext:value-type="string">
            <text:p>https://artofproblemsolving.com/community/c3911_1960_imo_shortlist</text:p>
          </table:table-cell>
          <table:table-cell office:value-type="string" calcext:value-type="string">
            <text:p>Consider the cube $ABCDA'B'C'D'$ (with face $ABCD$ directly above face $A'B'C'D'$).</text:p>
            <text:p/>
            <text:p>a) Find the locus of the midpoints of the segments $XY$, where $X$ is any point of $AC$ and $Y$ is any piont of $B'D'$;</text:p>
            <text:p/>
            <text:p>b) Find the locus of points $Z$ which lie on the segment $XY$ of part a) with $ZY=2XZ$.</text:p>
          </table:table-cell>
          <table:table-cell/>
        </table:table-row>
        <table:table-row table:style-name="ro10">
          <table:table-cell office:value-type="string" calcext:value-type="string">
            <text:p>1960 IMO Shortlist</text:p>
          </table:table-cell>
          <table:table-cell office:value-type="float" office:value="1960" calcext:value-type="float">
            <text:p>1960</text:p>
          </table:table-cell>
          <table:table-cell office:value-type="float" office:value="6" calcext:value-type="float">
            <text:p>6</text:p>
          </table:table-cell>
          <table:table-cell/>
          <table:table-cell office:value-type="string" calcext:value-type="string">
            <text:p>Consider a cone of revolution with an inscribed sphere tangent to the base of the cone. A cylinder is circumscribed about this sphere so that one of its bases lies in the base of the cone. let $V_1$ be the volume of the cone and $V_2$ be the volume of the cylinder.</text:p>
            <text:p/>
            <text:p>a) Prove that $V_1 \neq V_2$;</text:p>
            <text:p/>
            <text:p>b) Find the smallest number $k$ for which $V_1=kV_2$; for this case, construct the angle subtended by a diamter of the base of the cone at the vertex of the cone.</text:p>
          </table:table-cell>
          <table:table-cell office:value-type="string" calcext:value-type="string">
            <text:p>https://artofproblemsolving.com/community/c3911_1960_imo_shortlist</text:p>
          </table:table-cell>
          <table:table-cell office:value-type="string" calcext:value-type="string">
            <text:p>Consider a cone of revolution with an inscribed sphere tangent to the base of the cone. A cylinder is circumscribed about this sphere so that one of its bases lies in the base of the cone. let $V_1$ be the volume of the cone and $V_2$ be the volume of the cylinder.</text:p>
            <text:p/>
            <text:p>a) Prove that $V_1 \neq V_2$;</text:p>
            <text:p/>
            <text:p>b) Find the smallest number $k$ for which $V_1=kV_2$; for this case, construct the angle subtended by a diamter of the base of the cone at the vertex of the cone.</text:p>
          </table:table-cell>
          <table:table-cell/>
        </table:table-row>
        <table:table-row table:style-name="ro2">
          <table:table-cell office:value-type="string" calcext:value-type="string">
            <text:p>1960 IMO Shortlist</text:p>
          </table:table-cell>
          <table:table-cell office:value-type="float" office:value="1960" calcext:value-type="float">
            <text:p>1960</text:p>
          </table:table-cell>
          <table:table-cell office:value-type="float" office:value="7" calcext:value-type="float">
            <text:p>7</text:p>
          </table:table-cell>
          <table:table-cell/>
          <table:table-cell office:value-type="string" calcext:value-type="string">
            <text:p>An isosceles trapezoid with bases $a$ and $c$ and altitude $h$ is given.</text:p>
            <text:p/>
            <text:p>a) On the axis of symmetry of this trapezoid, find all points $P$ such that both legs of the trapezoid subtend right angles at $P$;</text:p>
            <text:p/>
            <text:p>b) Calculate the distance of $p$ from either base;</text:p>
            <text:p/>
            <text:p>c) Determine under what conditions such points $P$ actually exist. Discuss various cases that might arise.</text:p>
          </table:table-cell>
          <table:table-cell office:value-type="string" calcext:value-type="string">
            <text:p>https://artofproblemsolving.com/community/c3911_1960_imo_shortlist</text:p>
          </table:table-cell>
          <table:table-cell office:value-type="string" calcext:value-type="string">
            <text:p>An isosceles trapezoid with bases $a$ and $c$ and altitude $h$ is given.</text:p>
            <text:p/>
            <text:p>a) On the axis of symmetry of this trapezoid, find all points $P$ such that both legs of the trapezoid subtend right angles at $P$;</text:p>
            <text:p/>
            <text:p>b) Calculate the distance of $p$ from either base;</text:p>
            <text:p/>
            <text:p>c) Determine under what conditions such points $P$ actually exist. Discuss various cases that might arise.</text:p>
          </table:table-cell>
          <table:table-cell/>
        </table:table-row>
        <table:table-row table:style-name="ro1">
          <table:table-cell office:value-type="string" calcext:value-type="string">
            <text:p>1959 IMO Shortlist</text:p>
          </table:table-cell>
          <table:table-cell office:value-type="float" office:value="1959" calcext:value-type="float">
            <text:p>1959</text:p>
          </table:table-cell>
          <table:table-cell office:value-type="float" office:value="1" calcext:value-type="float">
            <text:p>1</text:p>
          </table:table-cell>
          <table:table-cell/>
          <table:table-cell office:value-type="string" calcext:value-type="string">
            <text:p>Prove that the fraction $ \dfrac{21n + 4}{14n + 3}$ is irreducible for every natural number $ n$.</text:p>
          </table:table-cell>
          <table:table-cell office:value-type="string" calcext:value-type="string">
            <text:p>https://artofproblemsolving.com/community/c3910_1959_imo_shortlist</text:p>
          </table:table-cell>
          <table:table-cell office:value-type="string" calcext:value-type="string">
            <text:p>Prove that the fraction $ \dfrac{21n + 4}{14n + 3}$ is irreducible for every natural number $ n$.</text:p>
          </table:table-cell>
          <table:table-cell/>
        </table:table-row>
        <table:table-row table:style-name="ro2">
          <table:table-cell office:value-type="string" calcext:value-type="string">
            <text:p>1959 IMO Shortlist</text:p>
          </table:table-cell>
          <table:table-cell office:value-type="float" office:value="1959" calcext:value-type="float">
            <text:p>1959</text:p>
          </table:table-cell>
          <table:table-cell office:value-type="float" office:value="2" calcext:value-type="float">
            <text:p>2</text:p>
          </table:table-cell>
          <table:table-cell/>
          <table:table-cell office:value-type="string" calcext:value-type="string">
            <text:p>For what real values of $x$ is \[ \sqrt{x+\sqrt{2x-1}}+\sqrt{x-\sqrt{2x-1}}=A  \]  given</text:p>
            <text:p/>
            <text:p>a) $A=\sqrt{2}$;</text:p>
            <text:p/>
            <text:p>b) $A=1$;</text:p>
            <text:p/>
            <text:p>c) $A=2$,</text:p>
            <text:p/>
            <text:p>where only non-negative real numbers are admitted for square roots?</text:p>
          </table:table-cell>
          <table:table-cell office:value-type="string" calcext:value-type="string">
            <text:p>https://artofproblemsolving.com/community/c3910_1959_imo_shortlist</text:p>
          </table:table-cell>
          <table:table-cell office:value-type="string" calcext:value-type="string">
            <text:p>For what real values of $x$ is \[ \sqrt{x+\sqrt{2x-1}}+\sqrt{x-\sqrt{2x-1}}=A  \]  given</text:p>
            <text:p/>
            <text:p>a) $A=\sqrt{2}$;</text:p>
            <text:p/>
            <text:p>b) $A=1$;</text:p>
            <text:p/>
            <text:p>c) $A=2$,</text:p>
            <text:p/>
            <text:p>where only non-negative real numbers are admitted for square roots?</text:p>
          </table:table-cell>
          <table:table-cell/>
        </table:table-row>
        <table:table-row table:style-name="ro13">
          <table:table-cell office:value-type="string" calcext:value-type="string">
            <text:p>1959 IMO Shortlist</text:p>
          </table:table-cell>
          <table:table-cell office:value-type="float" office:value="1959" calcext:value-type="float">
            <text:p>1959</text:p>
          </table:table-cell>
          <table:table-cell office:value-type="float" office:value="3" calcext:value-type="float">
            <text:p>3</text:p>
          </table:table-cell>
          <table:table-cell/>
          <table:table-cell office:value-type="string" calcext:value-type="string">
            <text:p>Let $a,b,c$ be real numbers. Consider the quadratic equation in $\cos{x}$ \[ a \cos^2{x}+b \cos{x}+c=0. <text:s/>\]Using the numbers $a,b,c$ form a quadratic equation in $\cos{2x}$ whose roots are the same as those of the original equation. Compare the equation in $\cos{x}$ and $\cos{2x}$ for $a=4$, $b=2$, $c=-1$.</text:p>
          </table:table-cell>
          <table:table-cell office:value-type="string" calcext:value-type="string">
            <text:p>https://artofproblemsolving.com/community/c3910_1959_imo_shortlist</text:p>
          </table:table-cell>
          <table:table-cell office:value-type="string" calcext:value-type="string">
            <text:p>Let $a,b,c$ be real numbers. Consider the quadratic equation in $\cos{x}$ \[ a \cos^2{x}+b \cos{x}+c=0. <text:s/>\]Using the numbers $a,b,c$ form a quadratic equation in $\cos{2x}$ whose roots are the same as those of the original equation. Compare the equation in $\cos{x}$ and $\cos{2x}$ for $a=4$, $b=2$, $c=-1$.</text:p>
          </table:table-cell>
          <table:table-cell/>
        </table:table-row>
        <table:table-row table:style-name="ro6">
          <table:table-cell office:value-type="string" calcext:value-type="string">
            <text:p>1959 IMO Shortlist</text:p>
          </table:table-cell>
          <table:table-cell office:value-type="float" office:value="1959" calcext:value-type="float">
            <text:p>1959</text:p>
          </table:table-cell>
          <table:table-cell office:value-type="float" office:value="4" calcext:value-type="float">
            <text:p>4</text:p>
          </table:table-cell>
          <table:table-cell/>
          <table:table-cell office:value-type="string" calcext:value-type="string">
            <text:p>Construct a right triangle with given hypotenuse $c$ such that the median drawn to the hypotenuse is the geometric mean of the two legs of the triangle.</text:p>
          </table:table-cell>
          <table:table-cell office:value-type="string" calcext:value-type="string">
            <text:p>https://artofproblemsolving.com/community/c3910_1959_imo_shortlist</text:p>
          </table:table-cell>
          <table:table-cell office:value-type="string" calcext:value-type="string">
            <text:p>Construct a right triangle with given hypotenuse $c$ such that the median drawn to the hypotenuse is the geometric mean of the two legs of the triangle.</text:p>
          </table:table-cell>
          <table:table-cell/>
        </table:table-row>
        <table:table-row table:style-name="ro9">
          <table:table-cell office:value-type="string" calcext:value-type="string">
            <text:p>1959 IMO Shortlist</text:p>
          </table:table-cell>
          <table:table-cell office:value-type="float" office:value="1959" calcext:value-type="float">
            <text:p>1959</text:p>
          </table:table-cell>
          <table:table-cell office:value-type="float" office:value="5" calcext:value-type="float">
            <text:p>5</text:p>
          </table:table-cell>
          <table:table-cell/>
          <table:table-cell office:value-type="string" calcext:value-type="string">
            <text:p>An arbitrary point $M$ is selected in the interior of the segment $AB$. The square $AMCD$ and $MBEF$ are constructed on the same side of $AB$, with segments $AM$ and $MB$ as their respective bases. The circles circumscribed about these squares, with centers $P$ and $Q$, intersect at $M$ and also at another point $N$. Let $N'$ denote the point of intersection of the straight lines $AF$ and $BC$.</text:p>
            <text:p/>
            <text:p>a) Prove that $N$ and $N'$ coincide;</text:p>
            <text:p/>
            <text:p>b) Prove that the straight lines $MN$ pass through a fixed point $S$ independent of the choice of $M$;</text:p>
            <text:p/>
            <text:p>c) Find the locus of the midpoints of the segments $PQ$ as $M$ varies between $A$ and $B$.</text:p>
          </table:table-cell>
          <table:table-cell office:value-type="string" calcext:value-type="string">
            <text:p>https://artofproblemsolving.com/community/c3910_1959_imo_shortlist</text:p>
          </table:table-cell>
          <table:table-cell office:value-type="string" calcext:value-type="string">
            <text:p>An arbitrary point $M$ is selected in the interior of the segment $AB$. The square $AMCD$ and $MBEF$ are constructed on the same side of $AB$, with segments $AM$ and $MB$ as their respective bases. The circles circumscribed about these squares, with centers $P$ and $Q$, intersect at $M$ and also at another point $N$. Let $N'$ denote the point of intersection of the straight lines $AF$ and $BC$.</text:p>
            <text:p/>
            <text:p>a) Prove that $N$ and $N'$ coincide;</text:p>
            <text:p/>
            <text:p>b) Prove that the straight lines $MN$ pass through a fixed point $S$ independent of the choice of $M$;</text:p>
            <text:p/>
            <text:p>c) Find the locus of the midpoints of the segments $PQ$ as $M$ varies between $A$ and $B$.</text:p>
          </table:table-cell>
          <table:table-cell/>
        </table:table-row>
        <table:table-row table:style-name="ro13">
          <table:table-cell office:value-type="string" calcext:value-type="string">
            <text:p>1959 IMO Shortlist</text:p>
          </table:table-cell>
          <table:table-cell office:value-type="float" office:value="1959" calcext:value-type="float">
            <text:p>1959</text:p>
          </table:table-cell>
          <table:table-cell office:value-type="float" office:value="6" calcext:value-type="float">
            <text:p>6</text:p>
          </table:table-cell>
          <table:table-cell/>
          <table:table-cell office:value-type="string" calcext:value-type="string">
            <text:p>Two planes, $P$ and $Q$, intersect along the line $p$. The point $A$ is given in the plane $P$, and the point $C$ in the plane $Q$; neither of these points lies on the straight line $p$. Construct an isosceles trapezoid $ABCD$ (with $AB \parallel CD$) in which a circle can be inscribed, and with vertices $B$ and $D$ lying in planes $P$ and $Q$ respectively.</text:p>
          </table:table-cell>
          <table:table-cell office:value-type="string" calcext:value-type="string">
            <text:p>https://artofproblemsolving.com/community/c3910_1959_imo_shortlist</text:p>
          </table:table-cell>
          <table:table-cell office:value-type="string" calcext:value-type="string">
            <text:p>Two planes, $P$ and $Q$, intersect along the line $p$. The point $A$ is given in the plane $P$, and the point $C$ in the plane $Q$; neither of these points lies on the straight line $p$. Construct an isosceles trapezoid $ABCD$ (with $AB \parallel CD$) in which a circle can be inscribed, and with vertices $B$ and $D$ lying in planes $P$ and $Q$ respectively.</text:p>
          </table:table-cell>
          <table:table-cell/>
        </table:table-row>
        <table:table-row table:style-name="ro1" table:number-rows-repeated="1046931">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zxx" fo:country="none" style:font-name-asian="Noto Sans CJK SC"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9-10T00:23:58.031124294</dc:date>
    <meta:editing-duration>PT9M30S</meta:editing-duration>
    <meta:editing-cycles>1</meta:editing-cycles>
    <meta:document-statistic meta:table-count="1" meta:cell-count="10119" meta:object-count="0"/>
    <meta:generator>LibreOffice/6.4.7.2$Linux_X86_64 LibreOffice_project/40$Build-2</meta:generator>
  </office:meta>
</office:document-meta>
</file>